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1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57" table:default-cell-style-name="Default"/>
        <table:table-column table:style-name="co4" table:number-columns-repeated="20" table:default-cell-style-name="Default"/>
        <table:table-column table:style-name="co5" table:default-cell-style-name="ce8"/>
        <table:table-row table:style-name="ro1">
          <table:table-cell table:style-name="Default" office:value-type="string" calcext:value-type="string">
            <text:p>Matrix</text:p>
          </table:table-cell>
          <table:table-cell office:value-type="string" calcext:value-type="string">
            <text:p>Answer</text:p>
          </table:table-cell>
          <table:table-cell table:style-name="ce6" table:formula="of:=MIN([.A164:.A243])" office:value-type="float" office:value="260324" calcext:value-type="float">
            <text:p>260324</text:p>
          </table:table-cell>
          <table:table-cell table:number-columns-repeated="76"/>
          <table:table-cell table:style-name="Default"/>
        </table:table-row>
        <table:table-row table:style-name="ro1">
          <table:table-cell table:style-name="ce1" office:value-type="float" office:value="4445" calcext:value-type="float">
            <text:p>4445</text:p>
          </table:table-cell>
          <table:table-cell table:style-name="ce4" office:value-type="float" office:value="2697" calcext:value-type="float">
            <text:p>2697</text:p>
          </table:table-cell>
          <table:table-cell table:style-name="ce4" office:value-type="float" office:value="5115" calcext:value-type="float">
            <text:p>5115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2209" calcext:value-type="float">
            <text:p>2209</text:p>
          </table:table-cell>
          <table:table-cell table:style-name="ce4" office:value-type="float" office:value="2212" calcext:value-type="float">
            <text:p>2212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4348" calcext:value-type="float">
            <text:p>4348</text:p>
          </table:table-cell>
          <table:table-cell table:style-name="ce4" office:value-type="float" office:value="3079" calcext:value-type="float">
            <text:p>3079</text:p>
          </table:table-cell>
          <table:table-cell table:style-name="ce4" office:value-type="float" office:value="6821" calcext:value-type="float">
            <text:p>6821</text:p>
          </table:table-cell>
          <table:table-cell table:style-name="ce4" office:value-type="float" office:value="7668" calcext:value-type="float">
            <text:p>7668</text:p>
          </table:table-cell>
          <table:table-cell table:style-name="ce4" office:value-type="float" office:value="3276" calcext:value-type="float">
            <text:p>3276</text:p>
          </table:table-cell>
          <table:table-cell table:style-name="ce4" office:value-type="float" office:value="8874" calcext:value-type="float">
            <text:p>8874</text:p>
          </table:table-cell>
          <table:table-cell table:style-name="ce4" office:value-type="float" office:value="4190" calcext:value-type="float">
            <text:p>4190</text:p>
          </table:table-cell>
          <table:table-cell table:style-name="ce4" office:value-type="float" office:value="3785" calcext:value-type="float">
            <text:p>3785</text:p>
          </table:table-cell>
          <table:table-cell table:style-name="ce4" office:value-type="float" office:value="2752" calcext:value-type="float">
            <text:p>2752</text:p>
          </table:table-cell>
          <table:table-cell table:style-name="ce4" office:value-type="float" office:value="9473" calcext:value-type="float">
            <text:p>9473</text:p>
          </table:table-cell>
          <table:table-cell table:style-name="ce4" office:value-type="float" office:value="7817" calcext:value-type="float">
            <text:p>7817</text:p>
          </table:table-cell>
          <table:table-cell table:style-name="ce4" office:value-type="float" office:value="9137" calcext:value-type="float">
            <text:p>9137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float" office:value="7338" calcext:value-type="float">
            <text:p>7338</text:p>
          </table:table-cell>
          <table:table-cell table:style-name="ce4" office:value-type="float" office:value="3434" calcext:value-type="float">
            <text:p>3434</text:p>
          </table:table-cell>
          <table:table-cell table:style-name="ce4" office:value-type="float" office:value="7152" calcext:value-type="float">
            <text:p>7152</text:p>
          </table:table-cell>
          <table:table-cell table:style-name="ce4" office:value-type="float" office:value="4355" calcext:value-type="float">
            <text:p>4355</text:p>
          </table:table-cell>
          <table:table-cell table:style-name="ce4" office:value-type="float" office:value="4552" calcext:value-type="float">
            <text:p>4552</text:p>
          </table:table-cell>
          <table:table-cell table:style-name="ce4" office:value-type="float" office:value="7917" calcext:value-type="float">
            <text:p>7917</text:p>
          </table:table-cell>
          <table:table-cell table:style-name="ce4" office:value-type="float" office:value="7827" calcext:value-type="float">
            <text:p>7827</text:p>
          </table:table-cell>
          <table:table-cell table:style-name="ce4" office:value-type="float" office:value="2460" calcext:value-type="float">
            <text:p>2460</text:p>
          </table:table-cell>
          <table:table-cell table:style-name="ce4" office:value-type="float" office:value="2350" calcext:value-type="float">
            <text:p>2350</text:p>
          </table:table-cell>
          <table:table-cell table:style-name="ce4" office:value-type="float" office:value="691" calcext:value-type="float">
            <text:p>691</text:p>
          </table:table-cell>
          <table:table-cell table:style-name="ce4" office:value-type="float" office:value="3514" calcext:value-type="float">
            <text:p>3514</text:p>
          </table:table-cell>
          <table:table-cell table:style-name="ce4" office:value-type="float" office:value="5880" calcext:value-type="float">
            <text:p>5880</text:p>
          </table:table-cell>
          <table:table-cell table:style-name="ce4" office:value-type="float" office:value="3145" calcext:value-type="float">
            <text:p>3145</text:p>
          </table:table-cell>
          <table:table-cell table:style-name="ce4" office:value-type="float" office:value="7633" calcext:value-type="float">
            <text:p>7633</text:p>
          </table:table-cell>
          <table:table-cell table:style-name="ce4" office:value-type="float" office:value="7199" calcext:value-type="float">
            <text:p>7199</text:p>
          </table:table-cell>
          <table:table-cell table:style-name="ce4" office:value-type="float" office:value="3783" calcext:value-type="float">
            <text:p>3783</text:p>
          </table:table-cell>
          <table:table-cell table:style-name="ce4" office:value-type="float" office:value="5066" calcext:value-type="float">
            <text:p>5066</text:p>
          </table:table-cell>
          <table:table-cell table:style-name="ce4" office:value-type="float" office:value="7487" calcext:value-type="float">
            <text:p>7487</text:p>
          </table:table-cell>
          <table:table-cell table:style-name="ce4" office:value-type="float" office:value="3285" calcext:value-type="float">
            <text:p>3285</text:p>
          </table:table-cell>
          <table:table-cell table:style-name="ce4" office:value-type="float" office:value="1084" calcext:value-type="float">
            <text:p>1084</text:p>
          </table:table-cell>
          <table:table-cell table:style-name="ce4" office:value-type="float" office:value="8985" calcext:value-type="float">
            <text:p>8985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872" calcext:value-type="float">
            <text:p>872</text:p>
          </table:table-cell>
          <table:table-cell table:style-name="ce4" office:value-type="float" office:value="8609" calcext:value-type="float">
            <text:p>8609</text:p>
          </table:table-cell>
          <table:table-cell table:style-name="ce4" office:value-type="float" office:value="8051" calcext:value-type="float">
            <text:p>8051</text:p>
          </table:table-cell>
          <table:table-cell table:style-name="ce4" office:value-type="float" office:value="1134" calcext:value-type="float">
            <text:p>1134</text:p>
          </table:table-cell>
          <table:table-cell table:style-name="ce4" office:value-type="float" office:value="9536" calcext:value-type="float">
            <text:p>9536</text:p>
          </table:table-cell>
          <table:table-cell table:style-name="ce4" office:value-type="float" office:value="5750" calcext:value-type="float">
            <text:p>5750</text:p>
          </table:table-cell>
          <table:table-cell table:style-name="ce4" office:value-type="float" office:value="9716" calcext:value-type="float">
            <text:p>9716</text:p>
          </table:table-cell>
          <table:table-cell table:style-name="ce4" office:value-type="float" office:value="9371" calcext:value-type="float">
            <text:p>9371</text:p>
          </table:table-cell>
          <table:table-cell table:style-name="ce4" office:value-type="float" office:value="7619" calcext:value-type="float">
            <text:p>7619</text:p>
          </table:table-cell>
          <table:table-cell table:style-name="ce4" office:value-type="float" office:value="5617" calcext:value-type="float">
            <text:p>5617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9721" calcext:value-type="float">
            <text:p>9721</text:p>
          </table:table-cell>
          <table:table-cell table:style-name="ce4" office:value-type="float" office:value="2997" calcext:value-type="float">
            <text:p>2997</text:p>
          </table:table-cell>
          <table:table-cell table:style-name="ce4" office:value-type="float" office:value="2698" calcext:value-type="float">
            <text:p>2698</text:p>
          </table:table-cell>
          <table:table-cell table:style-name="ce4" office:value-type="float" office:value="1887" calcext:value-type="float">
            <text:p>1887</text:p>
          </table:table-cell>
          <table:table-cell table:style-name="ce4" office:value-type="float" office:value="8825" calcext:value-type="float">
            <text:p>8825</text:p>
          </table:table-cell>
          <table:table-cell table:style-name="ce4" office:value-type="float" office:value="6372" calcext:value-type="float">
            <text:p>6372</text:p>
          </table:table-cell>
          <table:table-cell table:style-name="ce4" office:value-type="float" office:value="3014" calcext:value-type="float">
            <text:p>3014</text:p>
          </table:table-cell>
          <table:table-cell table:style-name="ce4" office:value-type="float" office:value="2113" calcext:value-type="float">
            <text:p>2113</text:p>
          </table:table-cell>
          <table:table-cell table:style-name="ce4" office:value-type="float" office:value="7122" calcext:value-type="float">
            <text:p>7122</text:p>
          </table:table-cell>
          <table:table-cell table:style-name="ce4" office:value-type="float" office:value="7050" calcext:value-type="float">
            <text:p>7050</text:p>
          </table:table-cell>
          <table:table-cell table:style-name="ce4" office:value-type="float" office:value="6775" calcext:value-type="float">
            <text:p>6775</text:p>
          </table:table-cell>
          <table:table-cell table:style-name="ce4" office:value-type="float" office:value="5948" calcext:value-type="float">
            <text:p>5948</text:p>
          </table:table-cell>
          <table:table-cell table:style-name="ce4" office:value-type="float" office:value="2758" calcext:value-type="float">
            <text:p>2758</text:p>
          </table:table-cell>
          <table:table-cell table:style-name="ce4" office:value-type="float" office:value="1219" calcext:value-type="float">
            <text:p>1219</text:p>
          </table:table-cell>
          <table:table-cell table:style-name="ce4" office:value-type="float" office:value="3539" calcext:value-type="float">
            <text:p>3539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7989" calcext:value-type="float">
            <text:p>7989</text:p>
          </table:table-cell>
          <table:table-cell table:style-name="ce4" office:value-type="float" office:value="2735" calcext:value-type="float">
            <text:p>2735</text:p>
          </table:table-cell>
          <table:table-cell table:style-name="ce4" office:value-type="float" office:value="9862" calcext:value-type="float">
            <text:p>9862</text:p>
          </table:table-cell>
          <table:table-cell table:style-name="ce4" office:value-type="float" office:value="1263" calcext:value-type="float">
            <text:p>1263</text:p>
          </table:table-cell>
          <table:table-cell table:style-name="ce4" office:value-type="float" office:value="8089" calcext:value-type="float">
            <text:p>8089</text:p>
          </table:table-cell>
          <table:table-cell table:style-name="ce4" office:value-type="float" office:value="6401" calcext:value-type="float">
            <text:p>6401</text:p>
          </table:table-cell>
          <table:table-cell table:style-name="ce4" office:value-type="float" office:value="9462" calcext:value-type="float">
            <text:p>9462</text:p>
          </table:table-cell>
          <table:table-cell table:style-name="ce4" office:value-type="float" office:value="3168" calcext:value-type="float">
            <text:p>3168</text:p>
          </table:table-cell>
          <table:table-cell table:style-name="ce4" office:value-type="float" office:value="2758" calcext:value-type="float">
            <text:p>2758</text:p>
          </table:table-cell>
          <table:table-cell table:style-name="ce4" office:value-type="float" office:value="3748" calcext:value-type="float">
            <text:p>3748</text:p>
          </table:table-cell>
          <table:table-cell table:style-name="ce7" office:value-type="float" office:value="5870" calcext:value-type="float">
            <text:p>587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20" calcext:value-type="float">
            <text:p>20</text:p>
          </table:table-cell>
          <table:table-cell office:value-type="float" office:value="1318" calcext:value-type="float">
            <text:p>1318</text:p>
          </table:table-cell>
          <table:table-cell office:value-type="float" office:value="7586" calcext:value-type="float">
            <text:p>7586</text:p>
          </table:table-cell>
          <table:table-cell office:value-type="float" office:value="5167" calcext:value-type="float">
            <text:p>5167</text:p>
          </table:table-cell>
          <table:table-cell office:value-type="float" office:value="2642" calcext:value-type="float">
            <text:p>2642</text:p>
          </table:table-cell>
          <table:table-cell office:value-type="float" office:value="1443" calcext:value-type="float">
            <text:p>1443</text:p>
          </table:table-cell>
          <table:table-cell office:value-type="float" office:value="5741" calcext:value-type="float">
            <text:p>5741</text:p>
          </table:table-cell>
          <table:table-cell office:value-type="float" office:value="7621" calcext:value-type="float">
            <text:p>7621</text:p>
          </table:table-cell>
          <table:table-cell office:value-type="float" office:value="7030" calcext:value-type="float">
            <text:p>7030</text:p>
          </table:table-cell>
          <table:table-cell office:value-type="float" office:value="5526" calcext:value-type="float">
            <text:p>5526</text:p>
          </table:table-cell>
          <table:table-cell office:value-type="float" office:value="4244" calcext:value-type="float">
            <text:p>4244</text:p>
          </table:table-cell>
          <table:table-cell office:value-type="float" office:value="2348" calcext:value-type="float">
            <text:p>2348</text:p>
          </table:table-cell>
          <table:table-cell office:value-type="float" office:value="4641" calcext:value-type="float">
            <text:p>4641</text:p>
          </table:table-cell>
          <table:table-cell office:value-type="float" office:value="9827" calcext:value-type="float">
            <text:p>9827</text:p>
          </table:table-cell>
          <table:table-cell office:value-type="float" office:value="2448" calcext:value-type="float">
            <text:p>2448</text:p>
          </table:table-cell>
          <table:table-cell office:value-type="float" office:value="6918" calcext:value-type="float">
            <text:p>6918</text:p>
          </table:table-cell>
          <table:table-cell office:value-type="float" office:value="5883" calcext:value-type="float">
            <text:p>5883</text:p>
          </table:table-cell>
          <table:table-cell office:value-type="float" office:value="3737" calcext:value-type="float">
            <text:p>3737</text:p>
          </table:table-cell>
          <table:table-cell office:value-type="float" office:value="300" calcext:value-type="float">
            <text:p>300</text:p>
          </table:table-cell>
          <table:table-cell office:value-type="float" office:value="7116" calcext:value-type="float">
            <text:p>7116</text:p>
          </table:table-cell>
          <table:table-cell office:value-type="float" office:value="6531" calcext:value-type="float">
            <text:p>6531</text:p>
          </table:table-cell>
          <table:table-cell office:value-type="float" office:value="567" calcext:value-type="float">
            <text:p>567</text:p>
          </table:table-cell>
          <table:table-cell office:value-type="float" office:value="5997" calcext:value-type="float">
            <text:p>5997</text:p>
          </table:table-cell>
          <table:table-cell office:value-type="float" office:value="3971" calcext:value-type="float">
            <text:p>3971</text:p>
          </table:table-cell>
          <table:table-cell office:value-type="float" office:value="6623" calcext:value-type="float">
            <text:p>6623</text:p>
          </table:table-cell>
          <table:table-cell office:value-type="float" office:value="820" calcext:value-type="float">
            <text:p>820</text:p>
          </table:table-cell>
          <table:table-cell office:value-type="float" office:value="6148" calcext:value-type="float">
            <text:p>6148</text:p>
          </table:table-cell>
          <table:table-cell office:value-type="float" office:value="3287" calcext:value-type="float">
            <text:p>3287</text:p>
          </table:table-cell>
          <table:table-cell office:value-type="float" office:value="1874" calcext:value-type="float">
            <text:p>1874</text:p>
          </table:table-cell>
          <table:table-cell office:value-type="float" office:value="7981" calcext:value-type="float">
            <text:p>7981</text:p>
          </table:table-cell>
          <table:table-cell office:value-type="float" office:value="8424" calcext:value-type="float">
            <text:p>8424</text:p>
          </table:table-cell>
          <table:table-cell office:value-type="float" office:value="7672" calcext:value-type="float">
            <text:p>7672</text:p>
          </table:table-cell>
          <table:table-cell office:value-type="float" office:value="7575" calcext:value-type="float">
            <text:p>7575</text:p>
          </table:table-cell>
          <table:table-cell office:value-type="float" office:value="6797" calcext:value-type="float">
            <text:p>6797</text:p>
          </table:table-cell>
          <table:table-cell office:value-type="float" office:value="6717" calcext:value-type="float">
            <text:p>6717</text:p>
          </table:table-cell>
          <table:table-cell office:value-type="float" office:value="1078" calcext:value-type="float">
            <text:p>1078</text:p>
          </table:table-cell>
          <table:table-cell office:value-type="float" office:value="5008" calcext:value-type="float">
            <text:p>5008</text:p>
          </table:table-cell>
          <table:table-cell office:value-type="float" office:value="4051" calcext:value-type="float">
            <text:p>4051</text:p>
          </table:table-cell>
          <table:table-cell office:value-type="float" office:value="8795" calcext:value-type="float">
            <text:p>8795</text:p>
          </table:table-cell>
          <table:table-cell office:value-type="float" office:value="5820" calcext:value-type="float">
            <text:p>5820</text:p>
          </table:table-cell>
          <table:table-cell office:value-type="float" office:value="346" calcext:value-type="float">
            <text:p>346</text:p>
          </table:table-cell>
          <table:table-cell office:value-type="float" office:value="1851" calcext:value-type="float">
            <text:p>1851</text:p>
          </table:table-cell>
          <table:table-cell office:value-type="float" office:value="6463" calcext:value-type="float">
            <text:p>6463</text:p>
          </table:table-cell>
          <table:table-cell office:value-type="float" office:value="2117" calcext:value-type="float">
            <text:p>2117</text:p>
          </table:table-cell>
          <table:table-cell office:value-type="float" office:value="6058" calcext:value-type="float">
            <text:p>6058</text:p>
          </table:table-cell>
          <table:table-cell office:value-type="float" office:value="3407" calcext:value-type="float">
            <text:p>3407</text:p>
          </table:table-cell>
          <table:table-cell office:value-type="float" office:value="8211" calcext:value-type="float">
            <text:p>8211</text:p>
          </table:table-cell>
          <table:table-cell office:value-type="float" office:value="117" calcext:value-type="float">
            <text:p>117</text:p>
          </table:table-cell>
          <table:table-cell office:value-type="float" office:value="4822" calcext:value-type="float">
            <text:p>4822</text:p>
          </table:table-cell>
          <table:table-cell office:value-type="float" office:value="1317" calcext:value-type="float">
            <text:p>1317</text:p>
          </table:table-cell>
          <table:table-cell office:value-type="float" office:value="4377" calcext:value-type="float">
            <text:p>4377</text:p>
          </table:table-cell>
          <table:table-cell office:value-type="float" office:value="4434" calcext:value-type="float">
            <text:p>4434</text:p>
          </table:table-cell>
          <table:table-cell office:value-type="float" office:value="5925" calcext:value-type="float">
            <text:p>5925</text:p>
          </table:table-cell>
          <table:table-cell office:value-type="float" office:value="8341" calcext:value-type="float">
            <text:p>8341</text:p>
          </table:table-cell>
          <table:table-cell office:value-type="float" office:value="4800" calcext:value-type="float">
            <text:p>4800</text:p>
          </table:table-cell>
          <table:table-cell office:value-type="float" office:value="1175" calcext:value-type="float">
            <text:p>1175</text:p>
          </table:table-cell>
          <table:table-cell office:value-type="float" office:value="4173" calcext:value-type="float">
            <text:p>4173</text:p>
          </table:table-cell>
          <table:table-cell office:value-type="float" office:value="690" calcext:value-type="float">
            <text:p>690</text:p>
          </table:table-cell>
          <table:table-cell office:value-type="float" office:value="8978" calcext:value-type="float">
            <text:p>8978</text:p>
          </table:table-cell>
          <table:table-cell office:value-type="float" office:value="7470" calcext:value-type="float">
            <text:p>7470</text:p>
          </table:table-cell>
          <table:table-cell office:value-type="float" office:value="1295" calcext:value-type="float">
            <text:p>1295</text:p>
          </table:table-cell>
          <table:table-cell office:value-type="float" office:value="3799" calcext:value-type="float">
            <text:p>3799</text:p>
          </table:table-cell>
          <table:table-cell office:value-type="float" office:value="8724" calcext:value-type="float">
            <text:p>8724</text:p>
          </table:table-cell>
          <table:table-cell office:value-type="float" office:value="3509" calcext:value-type="float">
            <text:p>3509</text:p>
          </table:table-cell>
          <table:table-cell office:value-type="float" office:value="9849" calcext:value-type="float">
            <text:p>9849</text:p>
          </table:table-cell>
          <table:table-cell office:value-type="float" office:value="618" calcext:value-type="float">
            <text:p>618</text:p>
          </table:table-cell>
          <table:table-cell office:value-type="float" office:value="3320" calcext:value-type="float">
            <text:p>3320</text:p>
          </table:table-cell>
          <table:table-cell office:value-type="float" office:value="7068" calcext:value-type="float">
            <text:p>7068</text:p>
          </table:table-cell>
          <table:table-cell office:value-type="float" office:value="9633" calcext:value-type="float">
            <text:p>9633</text:p>
          </table:table-cell>
          <table:table-cell office:value-type="float" office:value="2384" calcext:value-type="float">
            <text:p>2384</text:p>
          </table:table-cell>
          <table:table-cell office:value-type="float" office:value="7175" calcext:value-type="float">
            <text:p>7175</text:p>
          </table:table-cell>
          <table:table-cell office:value-type="float" office:value="544" calcext:value-type="float">
            <text:p>544</text:p>
          </table:table-cell>
          <table:table-cell office:value-type="float" office:value="6583" calcext:value-type="float">
            <text:p>6583</text:p>
          </table:table-cell>
          <table:table-cell office:value-type="float" office:value="1908" calcext:value-type="float">
            <text:p>1908</text:p>
          </table:table-cell>
          <table:table-cell office:value-type="float" office:value="9983" calcext:value-type="float">
            <text:p>9983</text:p>
          </table:table-cell>
          <table:table-cell office:value-type="float" office:value="481" calcext:value-type="float">
            <text:p>481</text:p>
          </table:table-cell>
          <table:table-cell office:value-type="float" office:value="4187" calcext:value-type="float">
            <text:p>4187</text:p>
          </table:table-cell>
          <table:table-cell office:value-type="float" office:value="9353" calcext:value-type="float">
            <text:p>9353</text:p>
          </table:table-cell>
          <table:table-cell office:value-type="float" office:value="9377" calcext:value-type="float">
            <text:p>9377</text:p>
          </table:table-cell>
        </table:table-row>
        <table:table-row table:style-name="ro1">
          <table:table-cell office:value-type="float" office:value="9607" calcext:value-type="float">
            <text:p>9607</text:p>
          </table:table-cell>
          <table:table-cell office:value-type="float" office:value="7385" calcext:value-type="float">
            <text:p>7385</text:p>
          </table:table-cell>
          <table:table-cell office:value-type="float" office:value="521" calcext:value-type="float">
            <text:p>521</text:p>
          </table:table-cell>
          <table:table-cell office:value-type="float" office:value="6084" calcext:value-type="float">
            <text:p>6084</text:p>
          </table:table-cell>
          <table:table-cell office:value-type="float" office:value="1364" calcext:value-type="float">
            <text:p>1364</text:p>
          </table:table-cell>
          <table:table-cell office:value-type="float" office:value="8983" calcext:value-type="float">
            <text:p>8983</text:p>
          </table:table-cell>
          <table:table-cell office:value-type="float" office:value="7623" calcext:value-type="float">
            <text:p>7623</text:p>
          </table:table-cell>
          <table:table-cell office:value-type="float" office:value="1585" calcext:value-type="float">
            <text:p>1585</text:p>
          </table:table-cell>
          <table:table-cell office:value-type="float" office:value="6935" calcext:value-type="float">
            <text:p>6935</text:p>
          </table:table-cell>
          <table:table-cell office:value-type="float" office:value="8551" calcext:value-type="float">
            <text:p>8551</text:p>
          </table:table-cell>
          <table:table-cell office:value-type="float" office:value="2574" calcext:value-type="float">
            <text:p>2574</text:p>
          </table:table-cell>
          <table:table-cell office:value-type="float" office:value="8267" calcext:value-type="float">
            <text:p>8267</text:p>
          </table:table-cell>
          <table:table-cell office:value-type="float" office:value="4781" calcext:value-type="float">
            <text:p>4781</text:p>
          </table:table-cell>
          <table:table-cell office:value-type="float" office:value="3834" calcext:value-type="float">
            <text:p>3834</text:p>
          </table:table-cell>
          <table:table-cell office:value-type="float" office:value="2764" calcext:value-type="float">
            <text:p>2764</text:p>
          </table:table-cell>
          <table:table-cell office:value-type="float" office:value="2084" calcext:value-type="float">
            <text:p>2084</text:p>
          </table:table-cell>
          <table:table-cell office:value-type="float" office:value="2669" calcext:value-type="float">
            <text:p>2669</text:p>
          </table:table-cell>
          <table:table-cell office:value-type="float" office:value="4656" calcext:value-type="float">
            <text:p>4656</text:p>
          </table:table-cell>
          <table:table-cell office:value-type="float" office:value="9343" calcext:value-type="float">
            <text:p>9343</text:p>
          </table:table-cell>
          <table:table-cell office:value-type="float" office:value="7709" calcext:value-type="float">
            <text:p>7709</text:p>
          </table:table-cell>
          <table:table-cell office:value-type="float" office:value="2203" calcext:value-type="float">
            <text:p>2203</text:p>
          </table:table-cell>
          <table:table-cell office:value-type="float" office:value="9328" calcext:value-type="float">
            <text:p>9328</text:p>
          </table:table-cell>
          <table:table-cell office:value-type="float" office:value="8004" calcext:value-type="float">
            <text:p>8004</text:p>
          </table:table-cell>
          <table:table-cell office:value-type="float" office:value="6192" calcext:value-type="float">
            <text:p>6192</text:p>
          </table:table-cell>
          <table:table-cell office:value-type="float" office:value="5856" calcext:value-type="float">
            <text:p>5856</text:p>
          </table:table-cell>
          <table:table-cell office:value-type="float" office:value="3555" calcext:value-type="float">
            <text:p>3555</text:p>
          </table:table-cell>
          <table:table-cell office:value-type="float" office:value="2260" calcext:value-type="float">
            <text:p>2260</text:p>
          </table:table-cell>
          <table:table-cell office:value-type="float" office:value="5118" calcext:value-type="float">
            <text:p>5118</text:p>
          </table:table-cell>
          <table:table-cell office:value-type="float" office:value="6504" calcext:value-type="float">
            <text:p>6504</text:p>
          </table:table-cell>
          <table:table-cell office:value-type="float" office:value="1839" calcext:value-type="float">
            <text:p>1839</text:p>
          </table:table-cell>
          <table:table-cell office:value-type="float" office:value="9227" calcext:value-type="float">
            <text:p>9227</text:p>
          </table:table-cell>
          <table:table-cell office:value-type="float" office:value="1259" calcext:value-type="float">
            <text:p>1259</text:p>
          </table:table-cell>
          <table:table-cell office:value-type="float" office:value="9451" calcext:value-type="float">
            <text:p>9451</text:p>
          </table:table-cell>
          <table:table-cell office:value-type="float" office:value="1388" calcext:value-type="float">
            <text:p>1388</text:p>
          </table:table-cell>
          <table:table-cell office:value-type="float" office:value="7909" calcext:value-type="float">
            <text:p>7909</text:p>
          </table:table-cell>
          <table:table-cell office:value-type="float" office:value="5733" calcext:value-type="float">
            <text:p>5733</text:p>
          </table:table-cell>
          <table:table-cell office:value-type="float" office:value="6968" calcext:value-type="float">
            <text:p>6968</text:p>
          </table:table-cell>
          <table:table-cell office:value-type="float" office:value="8519" calcext:value-type="float">
            <text:p>8519</text:p>
          </table:table-cell>
          <table:table-cell office:value-type="float" office:value="9973" calcext:value-type="float">
            <text:p>9973</text:p>
          </table:table-cell>
          <table:table-cell office:value-type="float" office:value="1663" calcext:value-type="float">
            <text:p>1663</text:p>
          </table:table-cell>
          <table:table-cell office:value-type="float" office:value="5315" calcext:value-type="float">
            <text:p>5315</text:p>
          </table:table-cell>
          <table:table-cell office:value-type="float" office:value="7571" calcext:value-type="float">
            <text:p>7571</text:p>
          </table:table-cell>
          <table:table-cell office:value-type="float" office:value="3035" calcext:value-type="float">
            <text:p>3035</text:p>
          </table:table-cell>
          <table:table-cell office:value-type="float" office:value="4325" calcext:value-type="float">
            <text:p>4325</text:p>
          </table:table-cell>
          <table:table-cell office:value-type="float" office:value="4283" calcext:value-type="float">
            <text:p>4283</text:p>
          </table:table-cell>
          <table:table-cell office:value-type="float" office:value="2304" calcext:value-type="float">
            <text:p>2304</text:p>
          </table:table-cell>
          <table:table-cell office:value-type="float" office:value="6438" calcext:value-type="float">
            <text:p>6438</text:p>
          </table:table-cell>
          <table:table-cell office:value-type="float" office:value="3815" calcext:value-type="float">
            <text:p>3815</text:p>
          </table:table-cell>
          <table:table-cell office:value-type="float" office:value="9213" calcext:value-type="float">
            <text:p>9213</text:p>
          </table:table-cell>
          <table:table-cell office:value-type="float" office:value="9806" calcext:value-type="float">
            <text:p>9806</text:p>
          </table:table-cell>
          <table:table-cell office:value-type="float" office:value="9536" calcext:value-type="float">
            <text:p>9536</text:p>
          </table:table-cell>
          <table:table-cell office:value-type="float" office:value="196" calcext:value-type="float">
            <text:p>196</text:p>
          </table:table-cell>
          <table:table-cell office:value-type="float" office:value="5542" calcext:value-type="float">
            <text:p>5542</text:p>
          </table:table-cell>
          <table:table-cell office:value-type="float" office:value="6907" calcext:value-type="float">
            <text:p>6907</text:p>
          </table:table-cell>
          <table:table-cell office:value-type="float" office:value="2475" calcext:value-type="float">
            <text:p>2475</text:p>
          </table:table-cell>
          <table:table-cell office:value-type="float" office:value="1159" calcext:value-type="float">
            <text:p>1159</text:p>
          </table:table-cell>
          <table:table-cell office:value-type="float" office:value="5820" calcext:value-type="float">
            <text:p>5820</text:p>
          </table:table-cell>
          <table:table-cell office:value-type="float" office:value="9075" calcext:value-type="float">
            <text:p>9075</text:p>
          </table:table-cell>
          <table:table-cell office:value-type="float" office:value="9470" calcext:value-type="float">
            <text:p>9470</text:p>
          </table:table-cell>
          <table:table-cell office:value-type="float" office:value="2179" calcext:value-type="float">
            <text:p>2179</text:p>
          </table:table-cell>
          <table:table-cell office:value-type="float" office:value="9248" calcext:value-type="float">
            <text:p>9248</text:p>
          </table:table-cell>
          <table:table-cell office:value-type="float" office:value="1828" calcext:value-type="float">
            <text:p>1828</text:p>
          </table:table-cell>
          <table:table-cell office:value-type="float" office:value="4592" calcext:value-type="float">
            <text:p>4592</text:p>
          </table:table-cell>
          <table:table-cell office:value-type="float" office:value="9167" calcext:value-type="float">
            <text:p>9167</text:p>
          </table:table-cell>
          <table:table-cell office:value-type="float" office:value="3713" calcext:value-type="float">
            <text:p>3713</text:p>
          </table:table-cell>
          <table:table-cell office:value-type="float" office:value="4640" calcext:value-type="float">
            <text:p>4640</text:p>
          </table:table-cell>
          <table:table-cell office:value-type="float" office:value="47" calcext:value-type="float">
            <text:p>47</text:p>
          </table:table-cell>
          <table:table-cell office:value-type="float" office:value="3637" calcext:value-type="float">
            <text:p>3637</text:p>
          </table:table-cell>
          <table:table-cell office:value-type="float" office:value="309" calcext:value-type="float">
            <text:p>309</text:p>
          </table:table-cell>
          <table:table-cell office:value-type="float" office:value="7344" calcext:value-type="float">
            <text:p>7344</text:p>
          </table:table-cell>
          <table:table-cell office:value-type="float" office:value="6955" calcext:value-type="float">
            <text:p>6955</text:p>
          </table:table-cell>
          <table:table-cell office:value-type="float" office:value="346" calcext:value-type="float">
            <text:p>346</text:p>
          </table:table-cell>
          <table:table-cell office:value-type="float" office:value="378" calcext:value-type="float">
            <text:p>378</text:p>
          </table:table-cell>
          <table:table-cell office:value-type="float" office:value="9044" calcext:value-type="float">
            <text:p>9044</text:p>
          </table:table-cell>
          <table:table-cell office:value-type="float" office:value="8635" calcext:value-type="float">
            <text:p>8635</text:p>
          </table:table-cell>
          <table:table-cell office:value-type="float" office:value="7466" calcext:value-type="float">
            <text:p>7466</text:p>
          </table:table-cell>
          <table:table-cell office:value-type="float" office:value="5036" calcext:value-type="float">
            <text:p>5036</text:p>
          </table:table-cell>
          <table:table-cell office:value-type="float" office:value="9515" calcext:value-type="float">
            <text:p>9515</text:p>
          </table:table-cell>
          <table:table-cell office:value-type="float" office:value="6385" calcext:value-type="float">
            <text:p>6385</text:p>
          </table:table-cell>
          <table:table-cell office:value-type="float" office:value="9230" calcext:value-type="float">
            <text:p>9230</text:p>
          </table:table-cell>
        </table:table-row>
        <table:table-row table:style-name="ro1">
          <table:table-cell office:value-type="float" office:value="7206" calcext:value-type="float">
            <text:p>7206</text:p>
          </table:table-cell>
          <table:table-cell office:value-type="float" office:value="3114" calcext:value-type="float">
            <text:p>3114</text:p>
          </table:table-cell>
          <table:table-cell office:value-type="float" office:value="7760" calcext:value-type="float">
            <text:p>7760</text:p>
          </table:table-cell>
          <table:table-cell office:value-type="float" office:value="1094" calcext:value-type="float">
            <text:p>1094</text:p>
          </table:table-cell>
          <table:table-cell office:value-type="float" office:value="6150" calcext:value-type="float">
            <text:p>6150</text:p>
          </table:table-cell>
          <table:table-cell office:value-type="float" office:value="5182" calcext:value-type="float">
            <text:p>5182</text:p>
          </table:table-cell>
          <table:table-cell office:value-type="float" office:value="7358" calcext:value-type="float">
            <text:p>7358</text:p>
          </table:table-cell>
          <table:table-cell office:value-type="float" office:value="7387" calcext:value-type="float">
            <text:p>7387</text:p>
          </table:table-cell>
          <table:table-cell office:value-type="float" office:value="4497" calcext:value-type="float">
            <text:p>4497</text:p>
          </table:table-cell>
          <table:table-cell office:value-type="float" office:value="955" calcext:value-type="float">
            <text:p>955</text:p>
          </table:table-cell>
          <table:table-cell office:value-type="float" office:value="101" calcext:value-type="float">
            <text:p>101</text:p>
          </table:table-cell>
          <table:table-cell office:value-type="float" office:value="1478" calcext:value-type="float">
            <text:p>1478</text:p>
          </table:table-cell>
          <table:table-cell office:value-type="float" office:value="7777" calcext:value-type="float">
            <text:p>7777</text:p>
          </table:table-cell>
          <table:table-cell office:value-type="float" office:value="6966" calcext:value-type="float">
            <text:p>6966</text:p>
          </table:table-cell>
          <table:table-cell office:value-type="float" office:value="7010" calcext:value-type="float">
            <text:p>7010</text:p>
          </table:table-cell>
          <table:table-cell office:value-type="float" office:value="8417" calcext:value-type="float">
            <text:p>8417</text:p>
          </table:table-cell>
          <table:table-cell office:value-type="float" office:value="6453" calcext:value-type="float">
            <text:p>6453</text:p>
          </table:table-cell>
          <table:table-cell office:value-type="float" office:value="4955" calcext:value-type="float">
            <text:p>4955</text:p>
          </table:table-cell>
          <table:table-cell office:value-type="float" office:value="3496" calcext:value-type="float">
            <text:p>3496</text:p>
          </table:table-cell>
          <table:table-cell office:value-type="float" office:value="107" calcext:value-type="float">
            <text:p>107</text:p>
          </table:table-cell>
          <table:table-cell office:value-type="float" office:value="449" calcext:value-type="float">
            <text:p>449</text:p>
          </table:table-cell>
          <table:table-cell office:value-type="float" office:value="8271" calcext:value-type="float">
            <text:p>8271</text:p>
          </table:table-cell>
          <table:table-cell office:value-type="float" office:value="131" calcext:value-type="float">
            <text:p>131</text:p>
          </table:table-cell>
          <table:table-cell office:value-type="float" office:value="2948" calcext:value-type="float">
            <text:p>2948</text:p>
          </table:table-cell>
          <table:table-cell office:value-type="float" office:value="6185" calcext:value-type="float">
            <text:p>6185</text:p>
          </table:table-cell>
          <table:table-cell office:value-type="float" office:value="784" calcext:value-type="float">
            <text:p>784</text:p>
          </table:table-cell>
          <table:table-cell office:value-type="float" office:value="5937" calcext:value-type="float">
            <text:p>5937</text:p>
          </table:table-cell>
          <table:table-cell office:value-type="float" office:value="8001" calcext:value-type="float">
            <text:p>8001</text:p>
          </table:table-cell>
          <table:table-cell office:value-type="float" office:value="6104" calcext:value-type="float">
            <text:p>6104</text:p>
          </table:table-cell>
          <table:table-cell office:value-type="float" office:value="8282" calcext:value-type="float">
            <text:p>8282</text:p>
          </table:table-cell>
          <table:table-cell office:value-type="float" office:value="4165" calcext:value-type="float">
            <text:p>4165</text:p>
          </table:table-cell>
          <table:table-cell office:value-type="float" office:value="3642" calcext:value-type="float">
            <text:p>3642</text:p>
          </table:table-cell>
          <table:table-cell office:value-type="float" office:value="710" calcext:value-type="float">
            <text:p>710</text:p>
          </table:table-cell>
          <table:table-cell office:value-type="float" office:value="2390" calcext:value-type="float">
            <text:p>2390</text:p>
          </table:table-cell>
          <table:table-cell office:value-type="float" office:value="575" calcext:value-type="float">
            <text:p>575</text:p>
          </table:table-cell>
          <table:table-cell office:value-type="float" office:value="715" calcext:value-type="float">
            <text:p>715</text:p>
          </table:table-cell>
          <table:table-cell office:value-type="float" office:value="3089" calcext:value-type="float">
            <text:p>3089</text:p>
          </table:table-cell>
          <table:table-cell office:value-type="float" office:value="6964" calcext:value-type="float">
            <text:p>6964</text:p>
          </table:table-cell>
          <table:table-cell office:value-type="float" office:value="4217" calcext:value-type="float">
            <text:p>4217</text:p>
          </table:table-cell>
          <table:table-cell office:value-type="float" office:value="192" calcext:value-type="float">
            <text:p>192</text:p>
          </table:table-cell>
          <table:table-cell office:value-type="float" office:value="5949" calcext:value-type="float">
            <text:p>5949</text:p>
          </table:table-cell>
          <table:table-cell office:value-type="float" office:value="7006" calcext:value-type="float">
            <text:p>7006</text:p>
          </table:table-cell>
          <table:table-cell office:value-type="float" office:value="715" calcext:value-type="float">
            <text:p>715</text:p>
          </table:table-cell>
          <table:table-cell office:value-type="float" office:value="3328" calcext:value-type="float">
            <text:p>3328</text:p>
          </table:table-cell>
          <table:table-cell office:value-type="float" office:value="1152" calcext:value-type="float">
            <text:p>1152</text:p>
          </table:table-cell>
          <table:table-cell office:value-type="float" office:value="66" calcext:value-type="float">
            <text:p>66</text:p>
          </table:table-cell>
          <table:table-cell office:value-type="float" office:value="8044" calcext:value-type="float">
            <text:p>8044</text:p>
          </table:table-cell>
          <table:table-cell office:value-type="float" office:value="4319" calcext:value-type="float">
            <text:p>4319</text:p>
          </table:table-cell>
          <table:table-cell office:value-type="float" office:value="1735" calcext:value-type="float">
            <text:p>1735</text:p>
          </table:table-cell>
          <table:table-cell office:value-type="float" office:value="146" calcext:value-type="float">
            <text:p>146</text:p>
          </table:table-cell>
          <table:table-cell office:value-type="float" office:value="4818" calcext:value-type="float">
            <text:p>4818</text:p>
          </table:table-cell>
          <table:table-cell office:value-type="float" office:value="5456" calcext:value-type="float">
            <text:p>5456</text:p>
          </table:table-cell>
          <table:table-cell office:value-type="float" office:value="6451" calcext:value-type="float">
            <text:p>6451</text:p>
          </table:table-cell>
          <table:table-cell office:value-type="float" office:value="4113" calcext:value-type="float">
            <text:p>4113</text:p>
          </table:table-cell>
          <table:table-cell office:value-type="float" office:value="1063" calcext:value-type="float">
            <text:p>1063</text:p>
          </table:table-cell>
          <table:table-cell office:value-type="float" office:value="4781" calcext:value-type="float">
            <text:p>4781</text:p>
          </table:table-cell>
          <table:table-cell office:value-type="float" office:value="6799" calcext:value-type="float">
            <text:p>6799</text:p>
          </table:table-cell>
          <table:table-cell office:value-type="float" office:value="602" calcext:value-type="float">
            <text:p>602</text:p>
          </table:table-cell>
          <table:table-cell office:value-type="float" office:value="1504" calcext:value-type="float">
            <text:p>1504</text:p>
          </table:table-cell>
          <table:table-cell office:value-type="float" office:value="6245" calcext:value-type="float">
            <text:p>6245</text:p>
          </table:table-cell>
          <table:table-cell office:value-type="float" office:value="6550" calcext:value-type="float">
            <text:p>6550</text:p>
          </table:table-cell>
          <table:table-cell office:value-type="float" office:value="1417" calcext:value-type="float">
            <text:p>1417</text:p>
          </table:table-cell>
          <table:table-cell office:value-type="float" office:value="1343" calcext:value-type="float">
            <text:p>1343</text:p>
          </table:table-cell>
          <table:table-cell office:value-type="float" office:value="2363" calcext:value-type="float">
            <text:p>2363</text:p>
          </table:table-cell>
          <table:table-cell office:value-type="float" office:value="3785" calcext:value-type="float">
            <text:p>3785</text:p>
          </table:table-cell>
          <table:table-cell office:value-type="float" office:value="5448" calcext:value-type="float">
            <text:p>5448</text:p>
          </table:table-cell>
          <table:table-cell office:value-type="float" office:value="4545" calcext:value-type="float">
            <text:p>4545</text:p>
          </table:table-cell>
          <table:table-cell office:value-type="float" office:value="9371" calcext:value-type="float">
            <text:p>9371</text:p>
          </table:table-cell>
          <table:table-cell office:value-type="float" office:value="5420" calcext:value-type="float">
            <text:p>5420</text:p>
          </table:table-cell>
          <table:table-cell office:value-type="float" office:value="5068" calcext:value-type="float">
            <text:p>5068</text:p>
          </table:table-cell>
          <table:table-cell office:value-type="float" office:value="4613" calcext:value-type="float">
            <text:p>4613</text:p>
          </table:table-cell>
          <table:table-cell office:value-type="float" office:value="4882" calcext:value-type="float">
            <text:p>4882</text:p>
          </table:table-cell>
          <table:table-cell office:value-type="float" office:value="4241" calcext:value-type="float">
            <text:p>4241</text:p>
          </table:table-cell>
          <table:table-cell office:value-type="float" office:value="5043" calcext:value-type="float">
            <text:p>5043</text:p>
          </table:table-cell>
          <table:table-cell office:value-type="float" office:value="7873" calcext:value-type="float">
            <text:p>7873</text:p>
          </table:table-cell>
          <table:table-cell office:value-type="float" office:value="8042" calcext:value-type="float">
            <text:p>8042</text:p>
          </table:table-cell>
          <table:table-cell office:value-type="float" office:value="8434" calcext:value-type="float">
            <text:p>8434</text:p>
          </table:table-cell>
          <table:table-cell office:value-type="float" office:value="3939" calcext:value-type="float">
            <text:p>3939</text:p>
          </table:table-cell>
          <table:table-cell office:value-type="float" office:value="9256" calcext:value-type="float">
            <text:p>9256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8024" calcext:value-type="float">
            <text:p>8024</text:p>
          </table:table-cell>
          <table:table-cell office:value-type="float" office:value="577" calcext:value-type="float">
            <text:p>577</text:p>
          </table:table-cell>
          <table:table-cell office:value-type="float" office:value="9997" calcext:value-type="float">
            <text:p>9997</text:p>
          </table:table-cell>
          <table:table-cell office:value-type="float" office:value="7377" calcext:value-type="float">
            <text:p>7377</text:p>
          </table:table-cell>
          <table:table-cell office:value-type="float" office:value="7682" calcext:value-type="float">
            <text:p>7682</text:p>
          </table:table-cell>
          <table:table-cell office:value-type="float" office:value="1314" calcext:value-type="float">
            <text:p>1314</text:p>
          </table:table-cell>
          <table:table-cell office:value-type="float" office:value="1158" calcext:value-type="float">
            <text:p>1158</text:p>
          </table:table-cell>
          <table:table-cell office:value-type="float" office:value="6282" calcext:value-type="float">
            <text:p>6282</text:p>
          </table:table-cell>
          <table:table-cell office:value-type="float" office:value="6310" calcext:value-type="float">
            <text:p>6310</text:p>
          </table:table-cell>
          <table:table-cell office:value-type="float" office:value="1896" calcext:value-type="float">
            <text:p>1896</text:p>
          </table:table-cell>
          <table:table-cell office:value-type="float" office:value="2509" calcext:value-type="float">
            <text:p>2509</text:p>
          </table:table-cell>
          <table:table-cell office:value-type="float" office:value="5436" calcext:value-type="float">
            <text:p>5436</text:p>
          </table:table-cell>
          <table:table-cell office:value-type="float" office:value="1732" calcext:value-type="float">
            <text:p>1732</text:p>
          </table:table-cell>
          <table:table-cell office:value-type="float" office:value="9480" calcext:value-type="float">
            <text:p>9480</text:p>
          </table:table-cell>
          <table:table-cell office:value-type="float" office:value="706" calcext:value-type="float">
            <text:p>706</text:p>
          </table:table-cell>
          <table:table-cell office:value-type="float" office:value="496" calcext:value-type="float">
            <text:p>496</text:p>
          </table:table-cell>
          <table:table-cell office:value-type="float" office:value="101" calcext:value-type="float">
            <text:p>101</text:p>
          </table:table-cell>
          <table:table-cell office:value-type="float" office:value="6232" calcext:value-type="float">
            <text:p>6232</text:p>
          </table:table-cell>
          <table:table-cell office:value-type="float" office:value="7375" calcext:value-type="float">
            <text:p>7375</text:p>
          </table:table-cell>
          <table:table-cell office:value-type="float" office:value="2207" calcext:value-type="float">
            <text:p>2207</text:p>
          </table:table-cell>
          <table:table-cell office:value-type="float" office:value="2306" calcext:value-type="float">
            <text:p>2306</text:p>
          </table:table-cell>
          <table:table-cell office:value-type="float" office:value="110" calcext:value-type="float">
            <text:p>110</text:p>
          </table:table-cell>
          <table:table-cell office:value-type="float" office:value="6772" calcext:value-type="float">
            <text:p>6772</text:p>
          </table:table-cell>
          <table:table-cell office:value-type="float" office:value="3433" calcext:value-type="float">
            <text:p>3433</text:p>
          </table:table-cell>
          <table:table-cell office:value-type="float" office:value="2878" calcext:value-type="float">
            <text:p>2878</text:p>
          </table:table-cell>
          <table:table-cell office:value-type="float" office:value="8140" calcext:value-type="float">
            <text:p>8140</text:p>
          </table:table-cell>
          <table:table-cell office:value-type="float" office:value="5933" calcext:value-type="float">
            <text:p>5933</text:p>
          </table:table-cell>
          <table:table-cell office:value-type="float" office:value="8688" calcext:value-type="float">
            <text:p>8688</text:p>
          </table:table-cell>
          <table:table-cell office:value-type="float" office:value="1399" calcext:value-type="float">
            <text:p>1399</text:p>
          </table:table-cell>
          <table:table-cell office:value-type="float" office:value="2210" calcext:value-type="float">
            <text:p>2210</text:p>
          </table:table-cell>
          <table:table-cell office:value-type="float" office:value="7332" calcext:value-type="float">
            <text:p>7332</text:p>
          </table:table-cell>
          <table:table-cell office:value-type="float" office:value="6172" calcext:value-type="float">
            <text:p>6172</text:p>
          </table:table-cell>
          <table:table-cell office:value-type="float" office:value="6403" calcext:value-type="float">
            <text:p>6403</text:p>
          </table:table-cell>
          <table:table-cell office:value-type="float" office:value="7333" calcext:value-type="float">
            <text:p>7333</text:p>
          </table:table-cell>
          <table:table-cell office:value-type="float" office:value="4044" calcext:value-type="float">
            <text:p>4044</text:p>
          </table:table-cell>
          <table:table-cell office:value-type="float" office:value="2291" calcext:value-type="float">
            <text:p>2291</text:p>
          </table:table-cell>
          <table:table-cell office:value-type="float" office:value="1790" calcext:value-type="float">
            <text:p>1790</text:p>
          </table:table-cell>
          <table:table-cell office:value-type="float" office:value="2446" calcext:value-type="float">
            <text:p>2446</text:p>
          </table:table-cell>
          <table:table-cell office:value-type="float" office:value="7390" calcext:value-type="float">
            <text:p>7390</text:p>
          </table:table-cell>
          <table:table-cell office:value-type="float" office:value="8698" calcext:value-type="float">
            <text:p>8698</text:p>
          </table:table-cell>
          <table:table-cell office:value-type="float" office:value="5723" calcext:value-type="float">
            <text:p>5723</text:p>
          </table:table-cell>
          <table:table-cell office:value-type="float" office:value="3678" calcext:value-type="float">
            <text:p>3678</text:p>
          </table:table-cell>
          <table:table-cell office:value-type="float" office:value="7104" calcext:value-type="float">
            <text:p>7104</text:p>
          </table:table-cell>
          <table:table-cell office:value-type="float" office:value="1825" calcext:value-type="float">
            <text:p>1825</text:p>
          </table:table-cell>
          <table:table-cell office:value-type="float" office:value="2040" calcext:value-type="float">
            <text:p>2040</text:p>
          </table:table-cell>
          <table:table-cell office:value-type="float" office:value="140" calcext:value-type="float">
            <text:p>140</text:p>
          </table:table-cell>
          <table:table-cell office:value-type="float" office:value="3982" calcext:value-type="float">
            <text:p>3982</text:p>
          </table:table-cell>
          <table:table-cell office:value-type="float" office:value="4905" calcext:value-type="float">
            <text:p>4905</text:p>
          </table:table-cell>
          <table:table-cell office:value-type="float" office:value="4160" calcext:value-type="float">
            <text:p>4160</text:p>
          </table:table-cell>
          <table:table-cell office:value-type="float" office:value="2200" calcext:value-type="float">
            <text:p>2200</text:p>
          </table:table-cell>
          <table:table-cell office:value-type="float" office:value="5041" calcext:value-type="float">
            <text:p>5041</text:p>
          </table:table-cell>
          <table:table-cell office:value-type="float" office:value="2512" calcext:value-type="float">
            <text:p>2512</text:p>
          </table:table-cell>
          <table:table-cell office:value-type="float" office:value="1488" calcext:value-type="float">
            <text:p>1488</text:p>
          </table:table-cell>
          <table:table-cell office:value-type="float" office:value="2268" calcext:value-type="float">
            <text:p>2268</text:p>
          </table:table-cell>
          <table:table-cell office:value-type="float" office:value="1175" calcext:value-type="float">
            <text:p>1175</text:p>
          </table:table-cell>
          <table:table-cell office:value-type="float" office:value="7588" calcext:value-type="float">
            <text:p>7588</text:p>
          </table:table-cell>
          <table:table-cell office:value-type="float" office:value="8321" calcext:value-type="float">
            <text:p>8321</text:p>
          </table:table-cell>
          <table:table-cell office:value-type="float" office:value="8078" calcext:value-type="float">
            <text:p>8078</text:p>
          </table:table-cell>
          <table:table-cell office:value-type="float" office:value="7312" calcext:value-type="float">
            <text:p>7312</text:p>
          </table:table-cell>
          <table:table-cell office:value-type="float" office:value="977" calcext:value-type="float">
            <text:p>977</text:p>
          </table:table-cell>
          <table:table-cell office:value-type="float" office:value="5257" calcext:value-type="float">
            <text:p>5257</text:p>
          </table:table-cell>
          <table:table-cell office:value-type="float" office:value="8465" calcext:value-type="float">
            <text:p>8465</text:p>
          </table:table-cell>
          <table:table-cell office:value-type="float" office:value="5068" calcext:value-type="float">
            <text:p>5068</text:p>
          </table:table-cell>
          <table:table-cell office:value-type="float" office:value="3453" calcext:value-type="float">
            <text:p>3453</text:p>
          </table:table-cell>
          <table:table-cell office:value-type="float" office:value="3096" calcext:value-type="float">
            <text:p>3096</text:p>
          </table:table-cell>
          <table:table-cell office:value-type="float" office:value="1651" calcext:value-type="float">
            <text:p>1651</text:p>
          </table:table-cell>
          <table:table-cell office:value-type="float" office:value="7906" calcext:value-type="float">
            <text:p>7906</text:p>
          </table:table-cell>
          <table:table-cell office:value-type="float" office:value="253" calcext:value-type="float">
            <text:p>253</text:p>
          </table:table-cell>
          <table:table-cell office:value-type="float" office:value="9250" calcext:value-type="float">
            <text:p>9250</text:p>
          </table:table-cell>
          <table:table-cell office:value-type="float" office:value="6021" calcext:value-type="float">
            <text:p>6021</text:p>
          </table:table-cell>
          <table:table-cell office:value-type="float" office:value="8791" calcext:value-type="float">
            <text:p>8791</text:p>
          </table:table-cell>
          <table:table-cell office:value-type="float" office:value="8109" calcext:value-type="float">
            <text:p>8109</text:p>
          </table:table-cell>
          <table:table-cell office:value-type="float" office:value="6651" calcext:value-type="float">
            <text:p>6651</text:p>
          </table:table-cell>
          <table:table-cell office:value-type="float" office:value="3412" calcext:value-type="float">
            <text:p>3412</text:p>
          </table:table-cell>
          <table:table-cell office:value-type="float" office:value="345" calcext:value-type="float">
            <text:p>345</text:p>
          </table:table-cell>
          <table:table-cell office:value-type="float" office:value="4778" calcext:value-type="float">
            <text:p>4778</text:p>
          </table:table-cell>
          <table:table-cell office:value-type="float" office:value="5152" calcext:value-type="float">
            <text:p>5152</text:p>
          </table:table-cell>
          <table:table-cell office:value-type="float" office:value="4883" calcext:value-type="float">
            <text:p>4883</text:p>
          </table:table-cell>
          <table:table-cell office:value-type="float" office:value="7505" calcext:value-type="float">
            <text:p>7505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5438" calcext:value-type="float">
            <text:p>5438</text:p>
          </table:table-cell>
          <table:table-cell office:value-type="float" office:value="9008" calcext:value-type="float">
            <text:p>9008</text:p>
          </table:table-cell>
          <table:table-cell office:value-type="float" office:value="2679" calcext:value-type="float">
            <text:p>2679</text:p>
          </table:table-cell>
          <table:table-cell office:value-type="float" office:value="5397" calcext:value-type="float">
            <text:p>5397</text:p>
          </table:table-cell>
          <table:table-cell office:value-type="float" office:value="5429" calcext:value-type="float">
            <text:p>5429</text:p>
          </table:table-cell>
          <table:table-cell office:value-type="float" office:value="2652" calcext:value-type="float">
            <text:p>2652</text:p>
          </table:table-cell>
          <table:table-cell office:value-type="float" office:value="3403" calcext:value-type="float">
            <text:p>3403</text:p>
          </table:table-cell>
          <table:table-cell office:value-type="float" office:value="770" calcext:value-type="float">
            <text:p>770</text:p>
          </table:table-cell>
          <table:table-cell office:value-type="float" office:value="9188" calcext:value-type="float">
            <text:p>9188</text:p>
          </table:table-cell>
          <table:table-cell office:value-type="float" office:value="4248" calcext:value-type="float">
            <text:p>4248</text:p>
          </table:table-cell>
          <table:table-cell office:value-type="float" office:value="2493" calcext:value-type="float">
            <text:p>2493</text:p>
          </table:table-cell>
          <table:table-cell office:value-type="float" office:value="4361" calcext:value-type="float">
            <text:p>4361</text:p>
          </table:table-cell>
          <table:table-cell office:value-type="float" office:value="8327" calcext:value-type="float">
            <text:p>8327</text:p>
          </table:table-cell>
          <table:table-cell office:value-type="float" office:value="9587" calcext:value-type="float">
            <text:p>9587</text:p>
          </table:table-cell>
          <table:table-cell office:value-type="float" office:value="707" calcext:value-type="float">
            <text:p>707</text:p>
          </table:table-cell>
          <table:table-cell office:value-type="float" office:value="9525" calcext:value-type="float">
            <text:p>9525</text:p>
          </table:table-cell>
          <table:table-cell office:value-type="float" office:value="5913" calcext:value-type="float">
            <text:p>5913</text:p>
          </table:table-cell>
          <table:table-cell office:value-type="float" office:value="93" calcext:value-type="float">
            <text:p>93</text:p>
          </table:table-cell>
          <table:table-cell office:value-type="float" office:value="1899" calcext:value-type="float">
            <text:p>1899</text:p>
          </table:table-cell>
          <table:table-cell office:value-type="float" office:value="328" calcext:value-type="float">
            <text:p>328</text:p>
          </table:table-cell>
          <table:table-cell office:value-type="float" office:value="2876" calcext:value-type="float">
            <text:p>2876</text:p>
          </table:table-cell>
          <table:table-cell office:value-type="float" office:value="3604" calcext:value-type="float">
            <text:p>3604</text:p>
          </table:table-cell>
          <table:table-cell office:value-type="float" office:value="673" calcext:value-type="float">
            <text:p>673</text:p>
          </table:table-cell>
          <table:table-cell office:value-type="float" office:value="8576" calcext:value-type="float">
            <text:p>8576</text:p>
          </table:table-cell>
          <table:table-cell office:value-type="float" office:value="6908" calcext:value-type="float">
            <text:p>6908</text:p>
          </table:table-cell>
          <table:table-cell office:value-type="float" office:value="7659" calcext:value-type="float">
            <text:p>7659</text:p>
          </table:table-cell>
          <table:table-cell office:value-type="float" office:value="2544" calcext:value-type="float">
            <text:p>2544</text:p>
          </table:table-cell>
          <table:table-cell office:value-type="float" office:value="3359" calcext:value-type="float">
            <text:p>3359</text:p>
          </table:table-cell>
          <table:table-cell office:value-type="float" office:value="3883" calcext:value-type="float">
            <text:p>3883</text:p>
          </table:table-cell>
          <table:table-cell office:value-type="float" office:value="5273" calcext:value-type="float">
            <text:p>5273</text:p>
          </table:table-cell>
          <table:table-cell office:value-type="float" office:value="6587" calcext:value-type="float">
            <text:p>6587</text:p>
          </table:table-cell>
          <table:table-cell office:value-type="float" office:value="3065" calcext:value-type="float">
            <text:p>3065</text:p>
          </table:table-cell>
          <table:table-cell office:value-type="float" office:value="1749" calcext:value-type="float">
            <text:p>1749</text:p>
          </table:table-cell>
          <table:table-cell office:value-type="float" office:value="3223" calcext:value-type="float">
            <text:p>3223</text:p>
          </table:table-cell>
          <table:table-cell office:value-type="float" office:value="604" calcext:value-type="float">
            <text:p>604</text:p>
          </table:table-cell>
          <table:table-cell office:value-type="float" office:value="9925" calcext:value-type="float">
            <text:p>9925</text:p>
          </table:table-cell>
          <table:table-cell office:value-type="float" office:value="6941" calcext:value-type="float">
            <text:p>6941</text:p>
          </table:table-cell>
          <table:table-cell office:value-type="float" office:value="2823" calcext:value-type="float">
            <text:p>2823</text:p>
          </table:table-cell>
          <table:table-cell office:value-type="float" office:value="8767" calcext:value-type="float">
            <text:p>8767</text:p>
          </table:table-cell>
          <table:table-cell office:value-type="float" office:value="7039" calcext:value-type="float">
            <text:p>7039</text:p>
          </table:table-cell>
          <table:table-cell office:value-type="float" office:value="3290" calcext:value-type="float">
            <text:p>3290</text:p>
          </table:table-cell>
          <table:table-cell office:value-type="float" office:value="3214" calcext:value-type="float">
            <text:p>3214</text:p>
          </table:table-cell>
          <table:table-cell office:value-type="float" office:value="1787" calcext:value-type="float">
            <text:p>1787</text:p>
          </table:table-cell>
          <table:table-cell office:value-type="float" office:value="7904" calcext:value-type="float">
            <text:p>7904</text:p>
          </table:table-cell>
          <table:table-cell office:value-type="float" office:value="3421" calcext:value-type="float">
            <text:p>3421</text:p>
          </table:table-cell>
          <table:table-cell office:value-type="float" office:value="7137" calcext:value-type="float">
            <text:p>7137</text:p>
          </table:table-cell>
          <table:table-cell office:value-type="float" office:value="9560" calcext:value-type="float">
            <text:p>9560</text:p>
          </table:table-cell>
          <table:table-cell office:value-type="float" office:value="8451" calcext:value-type="float">
            <text:p>8451</text:p>
          </table:table-cell>
          <table:table-cell office:value-type="float" office:value="2669" calcext:value-type="float">
            <text:p>2669</text:p>
          </table:table-cell>
          <table:table-cell office:value-type="float" office:value="9219" calcext:value-type="float">
            <text:p>9219</text:p>
          </table:table-cell>
          <table:table-cell office:value-type="float" office:value="6332" calcext:value-type="float">
            <text:p>6332</text:p>
          </table:table-cell>
          <table:table-cell office:value-type="float" office:value="1576" calcext:value-type="float">
            <text:p>1576</text:p>
          </table:table-cell>
          <table:table-cell office:value-type="float" office:value="5477" calcext:value-type="float">
            <text:p>5477</text:p>
          </table:table-cell>
          <table:table-cell office:value-type="float" office:value="6755" calcext:value-type="float">
            <text:p>6755</text:p>
          </table:table-cell>
          <table:table-cell office:value-type="float" office:value="8348" calcext:value-type="float">
            <text:p>8348</text:p>
          </table:table-cell>
          <table:table-cell office:value-type="float" office:value="4164" calcext:value-type="float">
            <text:p>4164</text:p>
          </table:table-cell>
          <table:table-cell office:value-type="float" office:value="4307" calcext:value-type="float">
            <text:p>4307</text:p>
          </table:table-cell>
          <table:table-cell office:value-type="float" office:value="2984" calcext:value-type="float">
            <text:p>2984</text:p>
          </table:table-cell>
          <table:table-cell office:value-type="float" office:value="4012" calcext:value-type="float">
            <text:p>4012</text:p>
          </table:table-cell>
          <table:table-cell office:value-type="float" office:value="6629" calcext:value-type="float">
            <text:p>6629</text:p>
          </table:table-cell>
          <table:table-cell office:value-type="float" office:value="1044" calcext:value-type="float">
            <text:p>1044</text:p>
          </table:table-cell>
          <table:table-cell office:value-type="float" office:value="2874" calcext:value-type="float">
            <text:p>2874</text:p>
          </table:table-cell>
          <table:table-cell office:value-type="float" office:value="6541" calcext:value-type="float">
            <text:p>6541</text:p>
          </table:table-cell>
          <table:table-cell office:value-type="float" office:value="4942" calcext:value-type="float">
            <text:p>4942</text:p>
          </table:table-cell>
          <table:table-cell office:value-type="float" office:value="903" calcext:value-type="float">
            <text:p>903</text:p>
          </table:table-cell>
          <table:table-cell office:value-type="float" office:value="1404" calcext:value-type="float">
            <text:p>1404</text:p>
          </table:table-cell>
          <table:table-cell office:value-type="float" office:value="9125" calcext:value-type="float">
            <text:p>9125</text:p>
          </table:table-cell>
          <table:table-cell office:value-type="float" office:value="5160" calcext:value-type="float">
            <text:p>5160</text:p>
          </table:table-cell>
          <table:table-cell office:value-type="float" office:value="8836" calcext:value-type="float">
            <text:p>8836</text:p>
          </table:table-cell>
          <table:table-cell office:value-type="float" office:value="4345" calcext:value-type="float">
            <text:p>4345</text:p>
          </table:table-cell>
          <table:table-cell office:value-type="float" office:value="2581" calcext:value-type="float">
            <text:p>2581</text:p>
          </table:table-cell>
          <table:table-cell office:value-type="float" office:value="460" calcext:value-type="float">
            <text:p>460</text:p>
          </table:table-cell>
          <table:table-cell office:value-type="float" office:value="8438" calcext:value-type="float">
            <text:p>8438</text:p>
          </table:table-cell>
          <table:table-cell office:value-type="float" office:value="1538" calcext:value-type="float">
            <text:p>1538</text:p>
          </table:table-cell>
          <table:table-cell office:value-type="float" office:value="5507" calcext:value-type="float">
            <text:p>5507</text:p>
          </table:table-cell>
          <table:table-cell office:value-type="float" office:value="668" calcext:value-type="float">
            <text:p>668</text:p>
          </table:table-cell>
          <table:table-cell office:value-type="float" office:value="3352" calcext:value-type="float">
            <text:p>3352</text:p>
          </table:table-cell>
          <table:table-cell office:value-type="float" office:value="2678" calcext:value-type="float">
            <text:p>2678</text:p>
          </table:table-cell>
          <table:table-cell office:value-type="float" office:value="6942" calcext:value-type="float">
            <text:p>6942</text:p>
          </table:table-cell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1176" calcext:value-type="float">
            <text:p>1176</text:p>
          </table:table-cell>
          <table:table-cell office:value-type="float" office:value="5596" calcext:value-type="float">
            <text:p>5596</text:p>
          </table:table-cell>
          <table:table-cell office:value-type="float" office:value="1521" calcext:value-type="float">
            <text:p>1521</text:p>
          </table:table-cell>
          <table:table-cell office:value-type="float" office:value="3061" calcext:value-type="float">
            <text:p>3061</text:p>
          </table:table-cell>
          <table:table-cell office:value-type="float" office:value="9868" calcext:value-type="float">
            <text:p>9868</text:p>
          </table:table-cell>
          <table:table-cell office:value-type="float" office:value="7037" calcext:value-type="float">
            <text:p>7037</text:p>
          </table:table-cell>
          <table:table-cell office:value-type="float" office:value="7129" calcext:value-type="float">
            <text:p>7129</text:p>
          </table:table-cell>
          <table:table-cell office:value-type="float" office:value="8933" calcext:value-type="float">
            <text:p>8933</text:p>
          </table:table-cell>
          <table:table-cell office:value-type="float" office:value="6659" calcext:value-type="float">
            <text:p>6659</text:p>
          </table:table-cell>
          <table:table-cell office:value-type="float" office:value="5947" calcext:value-type="float">
            <text:p>5947</text:p>
          </table:table-cell>
          <table:table-cell office:value-type="float" office:value="5063" calcext:value-type="float">
            <text:p>5063</text:p>
          </table:table-cell>
          <table:table-cell office:value-type="float" office:value="3653" calcext:value-type="float">
            <text:p>3653</text:p>
          </table:table-cell>
          <table:table-cell office:value-type="float" office:value="9447" calcext:value-type="float">
            <text:p>9447</text:p>
          </table:table-cell>
          <table:table-cell office:value-type="float" office:value="9245" calcext:value-type="float">
            <text:p>9245</text:p>
          </table:table-cell>
          <table:table-cell office:value-type="float" office:value="2679" calcext:value-type="float">
            <text:p>2679</text:p>
          </table:table-cell>
          <table:table-cell office:value-type="float" office:value="767" calcext:value-type="float">
            <text:p>767</text:p>
          </table:table-cell>
          <table:table-cell office:value-type="float" office:value="714" calcext:value-type="float">
            <text:p>714</text:p>
          </table:table-cell>
          <table:table-cell office:value-type="float" office:value="116" calcext:value-type="float">
            <text:p>116</text:p>
          </table:table-cell>
          <table:table-cell office:value-type="float" office:value="8558" calcext:value-type="float">
            <text:p>8558</text:p>
          </table:table-cell>
          <table:table-cell office:value-type="float" office:value="163" calcext:value-type="float">
            <text:p>163</text:p>
          </table:table-cell>
          <table:table-cell office:value-type="float" office:value="3927" calcext:value-type="float">
            <text:p>3927</text:p>
          </table:table-cell>
          <table:table-cell office:value-type="float" office:value="8779" calcext:value-type="float">
            <text:p>8779</text:p>
          </table:table-cell>
          <table:table-cell office:value-type="float" office:value="158" calcext:value-type="float">
            <text:p>158</text:p>
          </table:table-cell>
          <table:table-cell office:value-type="float" office:value="5093" calcext:value-type="float">
            <text:p>5093</text:p>
          </table:table-cell>
          <table:table-cell office:value-type="float" office:value="2447" calcext:value-type="float">
            <text:p>2447</text:p>
          </table:table-cell>
          <table:table-cell office:value-type="float" office:value="5782" calcext:value-type="float">
            <text:p>5782</text:p>
          </table:table-cell>
          <table:table-cell office:value-type="float" office:value="3967" calcext:value-type="float">
            <text:p>3967</text:p>
          </table:table-cell>
          <table:table-cell office:value-type="float" office:value="1716" calcext:value-type="float">
            <text:p>1716</text:p>
          </table:table-cell>
          <table:table-cell office:value-type="float" office:value="931" calcext:value-type="float">
            <text:p>931</text:p>
          </table:table-cell>
          <table:table-cell office:value-type="float" office:value="7772" calcext:value-type="float">
            <text:p>7772</text:p>
          </table:table-cell>
          <table:table-cell office:value-type="float" office:value="8164" calcext:value-type="float">
            <text:p>8164</text:p>
          </table:table-cell>
          <table:table-cell office:value-type="float" office:value="1117" calcext:value-type="float">
            <text:p>1117</text:p>
          </table:table-cell>
          <table:table-cell office:value-type="float" office:value="9244" calcext:value-type="float">
            <text:p>9244</text:p>
          </table:table-cell>
          <table:table-cell office:value-type="float" office:value="5783" calcext:value-type="float">
            <text:p>5783</text:p>
          </table:table-cell>
          <table:table-cell office:value-type="float" office:value="7776" calcext:value-type="float">
            <text:p>7776</text:p>
          </table:table-cell>
          <table:table-cell office:value-type="float" office:value="3846" calcext:value-type="float">
            <text:p>3846</text:p>
          </table:table-cell>
          <table:table-cell office:value-type="float" office:value="8862" calcext:value-type="float">
            <text:p>8862</text:p>
          </table:table-cell>
          <table:table-cell office:value-type="float" office:value="6014" calcext:value-type="float">
            <text:p>6014</text:p>
          </table:table-cell>
          <table:table-cell office:value-type="float" office:value="2330" calcext:value-type="float">
            <text:p>2330</text:p>
          </table:table-cell>
          <table:table-cell office:value-type="float" office:value="6947" calcext:value-type="float">
            <text:p>6947</text:p>
          </table:table-cell>
          <table:table-cell office:value-type="float" office:value="1777" calcext:value-type="float">
            <text:p>1777</text:p>
          </table:table-cell>
          <table:table-cell office:value-type="float" office:value="3112" calcext:value-type="float">
            <text:p>3112</text:p>
          </table:table-cell>
          <table:table-cell office:value-type="float" office:value="6008" calcext:value-type="float">
            <text:p>6008</text:p>
          </table:table-cell>
          <table:table-cell office:value-type="float" office:value="3491" calcext:value-type="float">
            <text:p>3491</text:p>
          </table:table-cell>
          <table:table-cell office:value-type="float" office:value="1906" calcext:value-type="float">
            <text:p>1906</text:p>
          </table:table-cell>
          <table:table-cell office:value-type="float" office:value="5952" calcext:value-type="float">
            <text:p>5952</text:p>
          </table:table-cell>
          <table:table-cell office:value-type="float" office:value="314" calcext:value-type="float">
            <text:p>314</text:p>
          </table:table-cell>
          <table:table-cell office:value-type="float" office:value="4602" calcext:value-type="float">
            <text:p>4602</text:p>
          </table:table-cell>
          <table:table-cell office:value-type="float" office:value="8994" calcext:value-type="float">
            <text:p>8994</text:p>
          </table:table-cell>
          <table:table-cell office:value-type="float" office:value="5919" calcext:value-type="float">
            <text:p>5919</text:p>
          </table:table-cell>
          <table:table-cell office:value-type="float" office:value="9214" calcext:value-type="float">
            <text:p>9214</text:p>
          </table:table-cell>
          <table:table-cell office:value-type="float" office:value="3995" calcext:value-type="float">
            <text:p>3995</text:p>
          </table:table-cell>
          <table:table-cell office:value-type="float" office:value="5026" calcext:value-type="float">
            <text:p>5026</text:p>
          </table:table-cell>
          <table:table-cell office:value-type="float" office:value="7688" calcext:value-type="float">
            <text:p>7688</text:p>
          </table:table-cell>
          <table:table-cell office:value-type="float" office:value="6809" calcext:value-type="float">
            <text:p>6809</text:p>
          </table:table-cell>
          <table:table-cell office:value-type="float" office:value="5003" calcext:value-type="float">
            <text:p>5003</text:p>
          </table:table-cell>
          <table:table-cell office:value-type="float" office:value="3128" calcext:value-type="float">
            <text:p>3128</text:p>
          </table:table-cell>
          <table:table-cell office:value-type="float" office:value="2509" calcext:value-type="float">
            <text:p>2509</text:p>
          </table:table-cell>
          <table:table-cell office:value-type="float" office:value="7477" calcext:value-type="float">
            <text:p>7477</text:p>
          </table:table-cell>
          <table:table-cell office:value-type="float" office:value="110" calcext:value-type="float">
            <text:p>110</text:p>
          </table:table-cell>
          <table:table-cell office:value-type="float" office:value="8971" calcext:value-type="float">
            <text:p>8971</text:p>
          </table:table-cell>
          <table:table-cell office:value-type="float" office:value="3982" calcext:value-type="float">
            <text:p>3982</text:p>
          </table:table-cell>
          <table:table-cell office:value-type="float" office:value="8539" calcext:value-type="float">
            <text:p>8539</text:p>
          </table:table-cell>
          <table:table-cell office:value-type="float" office:value="2980" calcext:value-type="float">
            <text:p>2980</text:p>
          </table:table-cell>
          <table:table-cell office:value-type="float" office:value="4689" calcext:value-type="float">
            <text:p>4689</text:p>
          </table:table-cell>
          <table:table-cell office:value-type="float" office:value="6343" calcext:value-type="float">
            <text:p>6343</text:p>
          </table:table-cell>
          <table:table-cell office:value-type="float" office:value="5411" calcext:value-type="float">
            <text:p>5411</text:p>
          </table:table-cell>
          <table:table-cell office:value-type="float" office:value="2992" calcext:value-type="float">
            <text:p>2992</text:p>
          </table:table-cell>
          <table:table-cell office:value-type="float" office:value="5270" calcext:value-type="float">
            <text:p>5270</text:p>
          </table:table-cell>
          <table:table-cell office:value-type="float" office:value="5247" calcext:value-type="float">
            <text:p>5247</text:p>
          </table:table-cell>
          <table:table-cell office:value-type="float" office:value="9260" calcext:value-type="float">
            <text:p>9260</text:p>
          </table:table-cell>
          <table:table-cell office:value-type="float" office:value="2269" calcext:value-type="float">
            <text:p>2269</text:p>
          </table:table-cell>
          <table:table-cell office:value-type="float" office:value="7474" calcext:value-type="float">
            <text:p>7474</text:p>
          </table:table-cell>
          <table:table-cell office:value-type="float" office:value="1042" calcext:value-type="float">
            <text:p>1042</text:p>
          </table:table-cell>
          <table:table-cell office:value-type="float" office:value="7162" calcext:value-type="float">
            <text:p>7162</text:p>
          </table:table-cell>
          <table:table-cell office:value-type="float" office:value="5206" calcext:value-type="float">
            <text:p>5206</text:p>
          </table:table-cell>
          <table:table-cell office:value-type="float" office:value="1232" calcext:value-type="float">
            <text:p>1232</text:p>
          </table:table-cell>
          <table:table-cell office:value-type="float" office:value="4556" calcext:value-type="float">
            <text:p>4556</text:p>
          </table:table-cell>
          <table:table-cell office:value-type="float" office:value="4757" calcext:value-type="float">
            <text:p>475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556" calcext:value-type="float">
            <text:p>3556</text:p>
          </table:table-cell>
          <table:table-cell office:value-type="float" office:value="5377" calcext:value-type="float">
            <text:p>5377</text:p>
          </table:table-cell>
          <table:table-cell office:value-type="float" office:value="1406" calcext:value-type="float">
            <text:p>1406</text:p>
          </table:table-cell>
          <table:table-cell office:value-type="float" office:value="5721" calcext:value-type="float">
            <text:p>5721</text:p>
          </table:table-cell>
          <table:table-cell office:value-type="float" office:value="4946" calcext:value-type="float">
            <text:p>4946</text:p>
          </table:table-cell>
          <table:table-cell office:value-type="float" office:value="2635" calcext:value-type="float">
            <text:p>2635</text:p>
          </table:table-cell>
          <table:table-cell office:value-type="float" office:value="7847" calcext:value-type="float">
            <text:p>7847</text:p>
          </table:table-cell>
          <table:table-cell office:value-type="float" office:value="4251" calcext:value-type="float">
            <text:p>4251</text:p>
          </table:table-cell>
          <table:table-cell office:value-type="float" office:value="8293" calcext:value-type="float">
            <text:p>8293</text:p>
          </table:table-cell>
          <table:table-cell office:value-type="float" office:value="8281" calcext:value-type="float">
            <text:p>8281</text:p>
          </table:table-cell>
          <table:table-cell office:value-type="float" office:value="6351" calcext:value-type="float">
            <text:p>6351</text:p>
          </table:table-cell>
          <table:table-cell office:value-type="float" office:value="4912" calcext:value-type="float">
            <text:p>4912</text:p>
          </table:table-cell>
          <table:table-cell office:value-type="float" office:value="287" calcext:value-type="float">
            <text:p>287</text:p>
          </table:table-cell>
          <table:table-cell office:value-type="float" office:value="2870" calcext:value-type="float">
            <text:p>2870</text:p>
          </table:table-cell>
          <table:table-cell office:value-type="float" office:value="3380" calcext:value-type="float">
            <text:p>3380</text:p>
          </table:table-cell>
          <table:table-cell office:value-type="float" office:value="3948" calcext:value-type="float">
            <text:p>3948</text:p>
          </table:table-cell>
          <table:table-cell office:value-type="float" office:value="5322" calcext:value-type="float">
            <text:p>5322</text:p>
          </table:table-cell>
          <table:table-cell office:value-type="float" office:value="3840" calcext:value-type="float">
            <text:p>3840</text:p>
          </table:table-cell>
          <table:table-cell office:value-type="float" office:value="4738" calcext:value-type="float">
            <text:p>4738</text:p>
          </table:table-cell>
          <table:table-cell office:value-type="float" office:value="9563" calcext:value-type="float">
            <text:p>9563</text:p>
          </table:table-cell>
          <table:table-cell office:value-type="float" office:value="1906" calcext:value-type="float">
            <text:p>1906</text:p>
          </table:table-cell>
          <table:table-cell office:value-type="float" office:value="6298" calcext:value-type="float">
            <text:p>6298</text:p>
          </table:table-cell>
          <table:table-cell office:value-type="float" office:value="3234" calcext:value-type="float">
            <text:p>3234</text:p>
          </table:table-cell>
          <table:table-cell office:value-type="float" office:value="8959" calcext:value-type="float">
            <text:p>8959</text:p>
          </table:table-cell>
          <table:table-cell office:value-type="float" office:value="1562" calcext:value-type="float">
            <text:p>1562</text:p>
          </table:table-cell>
          <table:table-cell office:value-type="float" office:value="6297" calcext:value-type="float">
            <text:p>6297</text:p>
          </table:table-cell>
          <table:table-cell office:value-type="float" office:value="8835" calcext:value-type="float">
            <text:p>8835</text:p>
          </table:table-cell>
          <table:table-cell office:value-type="float" office:value="7861" calcext:value-type="float">
            <text:p>7861</text:p>
          </table:table-cell>
          <table:table-cell office:value-type="float" office:value="239" calcext:value-type="float">
            <text:p>239</text:p>
          </table:table-cell>
          <table:table-cell office:value-type="float" office:value="6618" calcext:value-type="float">
            <text:p>6618</text:p>
          </table:table-cell>
          <table:table-cell office:value-type="float" office:value="1322" calcext:value-type="float">
            <text:p>1322</text:p>
          </table:table-cell>
          <table:table-cell office:value-type="float" office:value="2553" calcext:value-type="float">
            <text:p>2553</text:p>
          </table:table-cell>
          <table:table-cell office:value-type="float" office:value="2213" calcext:value-type="float">
            <text:p>2213</text:p>
          </table:table-cell>
          <table:table-cell office:value-type="float" office:value="5053" calcext:value-type="float">
            <text:p>5053</text:p>
          </table:table-cell>
          <table:table-cell office:value-type="float" office:value="5446" calcext:value-type="float">
            <text:p>5446</text:p>
          </table:table-cell>
          <table:table-cell office:value-type="float" office:value="4402" calcext:value-type="float">
            <text:p>4402</text:p>
          </table:table-cell>
          <table:table-cell office:value-type="float" office:value="6500" calcext:value-type="float">
            <text:p>6500</text:p>
          </table:table-cell>
          <table:table-cell office:value-type="float" office:value="5182" calcext:value-type="float">
            <text:p>5182</text:p>
          </table:table-cell>
          <table:table-cell office:value-type="float" office:value="8585" calcext:value-type="float">
            <text:p>8585</text:p>
          </table:table-cell>
          <table:table-cell office:value-type="float" office:value="6900" calcext:value-type="float">
            <text:p>6900</text:p>
          </table:table-cell>
          <table:table-cell office:value-type="float" office:value="5756" calcext:value-type="float">
            <text:p>5756</text:p>
          </table:table-cell>
          <table:table-cell office:value-type="float" office:value="9661" calcext:value-type="float">
            <text:p>9661</text:p>
          </table:table-cell>
          <table:table-cell office:value-type="float" office:value="903" calcext:value-type="float">
            <text:p>903</text:p>
          </table:table-cell>
          <table:table-cell office:value-type="float" office:value="5186" calcext:value-type="float">
            <text:p>5186</text:p>
          </table:table-cell>
          <table:table-cell office:value-type="float" office:value="7687" calcext:value-type="float">
            <text:p>7687</text:p>
          </table:table-cell>
          <table:table-cell office:value-type="float" office:value="5998" calcext:value-type="float">
            <text:p>5998</text:p>
          </table:table-cell>
          <table:table-cell office:value-type="float" office:value="7997" calcext:value-type="float">
            <text:p>7997</text:p>
          </table:table-cell>
          <table:table-cell office:value-type="float" office:value="8081" calcext:value-type="float">
            <text:p>8081</text:p>
          </table:table-cell>
          <table:table-cell office:value-type="float" office:value="8955" calcext:value-type="float">
            <text:p>8955</text:p>
          </table:table-cell>
          <table:table-cell office:value-type="float" office:value="4835" calcext:value-type="float">
            <text:p>4835</text:p>
          </table:table-cell>
          <table:table-cell office:value-type="float" office:value="6069" calcext:value-type="float">
            <text:p>6069</text:p>
          </table:table-cell>
          <table:table-cell office:value-type="float" office:value="2621" calcext:value-type="float">
            <text:p>2621</text:p>
          </table:table-cell>
          <table:table-cell office:value-type="float" office:value="1581" calcext:value-type="float">
            <text:p>1581</text:p>
          </table:table-cell>
          <table:table-cell office:value-type="float" office:value="732" calcext:value-type="float">
            <text:p>732</text:p>
          </table:table-cell>
          <table:table-cell office:value-type="float" office:value="9564" calcext:value-type="float">
            <text:p>9564</text:p>
          </table:table-cell>
          <table:table-cell office:value-type="float" office:value="1082" calcext:value-type="float">
            <text:p>1082</text:p>
          </table:table-cell>
          <table:table-cell office:value-type="float" office:value="1853" calcext:value-type="float">
            <text:p>1853</text:p>
          </table:table-cell>
          <table:table-cell office:value-type="float" office:value="5442" calcext:value-type="float">
            <text:p>5442</text:p>
          </table:table-cell>
          <table:table-cell office:value-type="float" office:value="1342" calcext:value-type="float">
            <text:p>1342</text:p>
          </table:table-cell>
          <table:table-cell office:value-type="float" office:value="520" calcext:value-type="float">
            <text:p>520</text:p>
          </table:table-cell>
          <table:table-cell office:value-type="float" office:value="1737" calcext:value-type="float">
            <text:p>1737</text:p>
          </table:table-cell>
          <table:table-cell office:value-type="float" office:value="3703" calcext:value-type="float">
            <text:p>3703</text:p>
          </table:table-cell>
          <table:table-cell office:value-type="float" office:value="5321" calcext:value-type="float">
            <text:p>5321</text:p>
          </table:table-cell>
          <table:table-cell office:value-type="float" office:value="4793" calcext:value-type="float">
            <text:p>4793</text:p>
          </table:table-cell>
          <table:table-cell office:value-type="float" office:value="2776" calcext:value-type="float">
            <text:p>2776</text:p>
          </table:table-cell>
          <table:table-cell office:value-type="float" office:value="1508" calcext:value-type="float">
            <text:p>1508</text:p>
          </table:table-cell>
          <table:table-cell office:value-type="float" office:value="1647" calcext:value-type="float">
            <text:p>1647</text:p>
          </table:table-cell>
          <table:table-cell office:value-type="float" office:value="9101" calcext:value-type="float">
            <text:p>9101</text:p>
          </table:table-cell>
          <table:table-cell office:value-type="float" office:value="2499" calcext:value-type="float">
            <text:p>2499</text:p>
          </table:table-cell>
          <table:table-cell office:value-type="float" office:value="6891" calcext:value-type="float">
            <text:p>6891</text:p>
          </table:table-cell>
          <table:table-cell office:value-type="float" office:value="4336" calcext:value-type="float">
            <text:p>4336</text:p>
          </table:table-cell>
          <table:table-cell office:value-type="float" office:value="7012" calcext:value-type="float">
            <text:p>7012</text:p>
          </table:table-cell>
          <table:table-cell office:value-type="float" office:value="3329" calcext:value-type="float">
            <text:p>3329</text:p>
          </table:table-cell>
          <table:table-cell office:value-type="float" office:value="3212" calcext:value-type="float">
            <text:p>3212</text:p>
          </table:table-cell>
          <table:table-cell office:value-type="float" office:value="1442" calcext:value-type="float">
            <text:p>1442</text:p>
          </table:table-cell>
          <table:table-cell office:value-type="float" office:value="9993" calcext:value-type="float">
            <text:p>9993</text:p>
          </table:table-cell>
          <table:table-cell office:value-type="float" office:value="3988" calcext:value-type="float">
            <text:p>3988</text:p>
          </table:table-cell>
          <table:table-cell office:value-type="float" office:value="4930" calcext:value-type="float">
            <text:p>4930</text:p>
          </table:table-cell>
          <table:table-cell office:value-type="float" office:value="7706" calcext:value-type="float">
            <text:p>7706</text:p>
          </table:table-cell>
        </table:table-row>
        <table:table-row table:style-name="ro1">
          <table:table-cell office:value-type="float" office:value="9444" calcext:value-type="float">
            <text:p>9444</text:p>
          </table:table-cell>
          <table:table-cell office:value-type="float" office:value="3401" calcext:value-type="float">
            <text:p>3401</text:p>
          </table:table-cell>
          <table:table-cell office:value-type="float" office:value="5891" calcext:value-type="float">
            <text:p>5891</text:p>
          </table:table-cell>
          <table:table-cell office:value-type="float" office:value="9716" calcext:value-type="float">
            <text:p>9716</text:p>
          </table:table-cell>
          <table:table-cell office:value-type="float" office:value="1228" calcext:value-type="float">
            <text:p>1228</text:p>
          </table:table-cell>
          <table:table-cell office:value-type="float" office:value="7107" calcext:value-type="float">
            <text:p>7107</text:p>
          </table:table-cell>
          <table:table-cell office:value-type="float" office:value="109" calcext:value-type="float">
            <text:p>109</text:p>
          </table:table-cell>
          <table:table-cell office:value-type="float" office:value="3563" calcext:value-type="float">
            <text:p>3563</text:p>
          </table:table-cell>
          <table:table-cell office:value-type="float" office:value="2700" calcext:value-type="float">
            <text:p>2700</text:p>
          </table:table-cell>
          <table:table-cell office:value-type="float" office:value="6161" calcext:value-type="float">
            <text:p>6161</text:p>
          </table:table-cell>
          <table:table-cell office:value-type="float" office:value="5039" calcext:value-type="float">
            <text:p>5039</text:p>
          </table:table-cell>
          <table:table-cell office:value-type="float" office:value="4992" calcext:value-type="float">
            <text:p>4992</text:p>
          </table:table-cell>
          <table:table-cell office:value-type="float" office:value="2242" calcext:value-type="float">
            <text:p>2242</text:p>
          </table:table-cell>
          <table:table-cell office:value-type="float" office:value="8541" calcext:value-type="float">
            <text:p>8541</text:p>
          </table:table-cell>
          <table:table-cell office:value-type="float" office:value="7372" calcext:value-type="float">
            <text:p>7372</text:p>
          </table:table-cell>
          <table:table-cell office:value-type="float" office:value="2067" calcext:value-type="float">
            <text:p>2067</text:p>
          </table:table-cell>
          <table:table-cell office:value-type="float" office:value="1294" calcext:value-type="float">
            <text:p>1294</text:p>
          </table:table-cell>
          <table:table-cell office:value-type="float" office:value="3058" calcext:value-type="float">
            <text:p>3058</text:p>
          </table:table-cell>
          <table:table-cell office:value-type="float" office:value="1306" calcext:value-type="float">
            <text:p>1306</text:p>
          </table:table-cell>
          <table:table-cell office:value-type="float" office:value="320" calcext:value-type="float">
            <text:p>320</text:p>
          </table:table-cell>
          <table:table-cell office:value-type="float" office:value="8881" calcext:value-type="float">
            <text:p>8881</text:p>
          </table:table-cell>
          <table:table-cell office:value-type="float" office:value="5756" calcext:value-type="float">
            <text:p>5756</text:p>
          </table:table-cell>
          <table:table-cell office:value-type="float" office:value="9326" calcext:value-type="float">
            <text:p>9326</text:p>
          </table:table-cell>
          <table:table-cell office:value-type="float" office:value="411" calcext:value-type="float">
            <text:p>411</text:p>
          </table:table-cell>
          <table:table-cell office:value-type="float" office:value="8650" calcext:value-type="float">
            <text:p>8650</text:p>
          </table:table-cell>
          <table:table-cell office:value-type="float" office:value="8824" calcext:value-type="float">
            <text:p>8824</text:p>
          </table:table-cell>
          <table:table-cell office:value-type="float" office:value="5495" calcext:value-type="float">
            <text:p>5495</text:p>
          </table:table-cell>
          <table:table-cell office:value-type="float" office:value="8282" calcext:value-type="float">
            <text:p>8282</text:p>
          </table:table-cell>
          <table:table-cell office:value-type="float" office:value="8397" calcext:value-type="float">
            <text:p>8397</text:p>
          </table:table-cell>
          <table:table-cell office:value-type="float" office:value="2000" calcext:value-type="float">
            <text:p>2000</text:p>
          </table:table-cell>
          <table:table-cell office:value-type="float" office:value="1228" calcext:value-type="float">
            <text:p>1228</text:p>
          </table:table-cell>
          <table:table-cell office:value-type="float" office:value="7817" calcext:value-type="float">
            <text:p>7817</text:p>
          </table:table-cell>
          <table:table-cell office:value-type="float" office:value="2099" calcext:value-type="float">
            <text:p>2099</text:p>
          </table:table-cell>
          <table:table-cell office:value-type="float" office:value="6473" calcext:value-type="float">
            <text:p>6473</text:p>
          </table:table-cell>
          <table:table-cell office:value-type="float" office:value="3571" calcext:value-type="float">
            <text:p>3571</text:p>
          </table:table-cell>
          <table:table-cell office:value-type="float" office:value="5994" calcext:value-type="float">
            <text:p>5994</text:p>
          </table:table-cell>
          <table:table-cell office:value-type="float" office:value="4447" calcext:value-type="float">
            <text:p>4447</text:p>
          </table:table-cell>
          <table:table-cell office:value-type="float" office:value="1299" calcext:value-type="float">
            <text:p>1299</text:p>
          </table:table-cell>
          <table:table-cell office:value-type="float" office:value="5991" calcext:value-type="float">
            <text:p>5991</text:p>
          </table:table-cell>
          <table:table-cell office:value-type="float" office:value="543" calcext:value-type="float">
            <text:p>543</text:p>
          </table:table-cell>
          <table:table-cell office:value-type="float" office:value="7874" calcext:value-type="float">
            <text:p>7874</text:p>
          </table:table-cell>
          <table:table-cell office:value-type="float" office:value="2297" calcext:value-type="float">
            <text:p>2297</text:p>
          </table:table-cell>
          <table:table-cell office:value-type="float" office:value="1651" calcext:value-type="float">
            <text:p>1651</text:p>
          </table:table-cell>
          <table:table-cell office:value-type="float" office:value="101" calcext:value-type="float">
            <text:p>101</text:p>
          </table:table-cell>
          <table:table-cell office:value-type="float" office:value="2093" calcext:value-type="float">
            <text:p>2093</text:p>
          </table:table-cell>
          <table:table-cell office:value-type="float" office:value="3463" calcext:value-type="float">
            <text:p>3463</text:p>
          </table:table-cell>
          <table:table-cell office:value-type="float" office:value="9189" calcext:value-type="float">
            <text:p>9189</text:p>
          </table:table-cell>
          <table:table-cell office:value-type="float" office:value="6872" calcext:value-type="float">
            <text:p>6872</text:p>
          </table:table-cell>
          <table:table-cell office:value-type="float" office:value="6118" calcext:value-type="float">
            <text:p>6118</text:p>
          </table:table-cell>
          <table:table-cell office:value-type="float" office:value="872" calcext:value-type="float">
            <text:p>872</text:p>
          </table:table-cell>
          <table:table-cell office:value-type="float" office:value="1008" calcext:value-type="float">
            <text:p>1008</text:p>
          </table:table-cell>
          <table:table-cell office:value-type="float" office:value="1779" calcext:value-type="float">
            <text:p>1779</text:p>
          </table:table-cell>
          <table:table-cell office:value-type="float" office:value="2805" calcext:value-type="float">
            <text:p>2805</text:p>
          </table:table-cell>
          <table:table-cell office:value-type="float" office:value="9084" calcext:value-type="float">
            <text:p>9084</text:p>
          </table:table-cell>
          <table:table-cell office:value-type="float" office:value="4048" calcext:value-type="float">
            <text:p>4048</text:p>
          </table:table-cell>
          <table:table-cell office:value-type="float" office:value="2123" calcext:value-type="float">
            <text:p>2123</text:p>
          </table:table-cell>
          <table:table-cell office:value-type="float" office:value="5877" calcext:value-type="float">
            <text:p>5877</text:p>
          </table:table-cell>
          <table:table-cell office:value-type="float" office:value="55" calcext:value-type="float">
            <text:p>55</text:p>
          </table:table-cell>
          <table:table-cell office:value-type="float" office:value="3075" calcext:value-type="float">
            <text:p>3075</text:p>
          </table:table-cell>
          <table:table-cell office:value-type="float" office:value="1737" calcext:value-type="float">
            <text:p>1737</text:p>
          </table:table-cell>
          <table:table-cell office:value-type="float" office:value="9459" calcext:value-type="float">
            <text:p>9459</text:p>
          </table:table-cell>
          <table:table-cell office:value-type="float" office:value="4535" calcext:value-type="float">
            <text:p>4535</text:p>
          </table:table-cell>
          <table:table-cell office:value-type="float" office:value="6453" calcext:value-type="float">
            <text:p>6453</text:p>
          </table:table-cell>
          <table:table-cell office:value-type="float" office:value="3644" calcext:value-type="float">
            <text:p>3644</text:p>
          </table:table-cell>
          <table:table-cell office:value-type="float" office:value="108" calcext:value-type="float">
            <text:p>108</text:p>
          </table:table-cell>
          <table:table-cell office:value-type="float" office:value="5982" calcext:value-type="float">
            <text:p>5982</text:p>
          </table:table-cell>
          <table:table-cell office:value-type="float" office:value="4437" calcext:value-type="float">
            <text:p>4437</text:p>
          </table:table-cell>
          <table:table-cell office:value-type="float" office:value="5213" calcext:value-type="float">
            <text:p>5213</text:p>
          </table:table-cell>
          <table:table-cell office:value-type="float" office:value="1340" calcext:value-type="float">
            <text:p>1340</text:p>
          </table:table-cell>
          <table:table-cell office:value-type="float" office:value="6967" calcext:value-type="float">
            <text:p>6967</text:p>
          </table:table-cell>
          <table:table-cell office:value-type="float" office:value="9943" calcext:value-type="float">
            <text:p>9943</text:p>
          </table:table-cell>
          <table:table-cell office:value-type="float" office:value="5815" calcext:value-type="float">
            <text:p>5815</text:p>
          </table:table-cell>
          <table:table-cell office:value-type="float" office:value="669" calcext:value-type="float">
            <text:p>669</text:p>
          </table:table-cell>
          <table:table-cell office:value-type="float" office:value="8074" calcext:value-type="float">
            <text:p>8074</text:p>
          </table:table-cell>
          <table:table-cell office:value-type="float" office:value="1838" calcext:value-type="float">
            <text:p>1838</text:p>
          </table:table-cell>
          <table:table-cell office:value-type="float" office:value="6979" calcext:value-type="float">
            <text:p>6979</text:p>
          </table:table-cell>
          <table:table-cell office:value-type="float" office:value="9132" calcext:value-type="float">
            <text:p>9132</text:p>
          </table:table-cell>
          <table:table-cell office:value-type="float" office:value="9315" calcext:value-type="float">
            <text:p>9315</text:p>
          </table:table-cell>
          <table:table-cell office:value-type="float" office:value="715" calcext:value-type="float">
            <text:p>715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4030" calcext:value-type="float">
            <text:p>4030</text:p>
          </table:table-cell>
          <table:table-cell office:value-type="float" office:value="7177" calcext:value-type="float">
            <text:p>7177</text:p>
          </table:table-cell>
          <table:table-cell office:value-type="float" office:value="6336" calcext:value-type="float">
            <text:p>6336</text:p>
          </table:table-cell>
          <table:table-cell office:value-type="float" office:value="9933" calcext:value-type="float">
            <text:p>9933</text:p>
          </table:table-cell>
          <table:table-cell office:value-type="float" office:value="5296" calcext:value-type="float">
            <text:p>5296</text:p>
          </table:table-cell>
          <table:table-cell office:value-type="float" office:value="2621" calcext:value-type="float">
            <text:p>2621</text:p>
          </table:table-cell>
          <table:table-cell office:value-type="float" office:value="4785" calcext:value-type="float">
            <text:p>4785</text:p>
          </table:table-cell>
          <table:table-cell office:value-type="float" office:value="2755" calcext:value-type="float">
            <text:p>2755</text:p>
          </table:table-cell>
          <table:table-cell office:value-type="float" office:value="4832" calcext:value-type="float">
            <text:p>4832</text:p>
          </table:table-cell>
          <table:table-cell office:value-type="float" office:value="2512" calcext:value-type="float">
            <text:p>2512</text:p>
          </table:table-cell>
          <table:table-cell office:value-type="float" office:value="2118" calcext:value-type="float">
            <text:p>2118</text:p>
          </table:table-cell>
          <table:table-cell office:value-type="float" office:value="2244" calcext:value-type="float">
            <text:p>2244</text:p>
          </table:table-cell>
          <table:table-cell office:value-type="float" office:value="4407" calcext:value-type="float">
            <text:p>4407</text:p>
          </table:table-cell>
          <table:table-cell office:value-type="float" office:value="2170" calcext:value-type="float">
            <text:p>2170</text:p>
          </table:table-cell>
          <table:table-cell office:value-type="float" office:value="499" calcext:value-type="float">
            <text:p>499</text:p>
          </table:table-cell>
          <table:table-cell office:value-type="float" office:value="7532" calcext:value-type="float">
            <text:p>7532</text:p>
          </table:table-cell>
          <table:table-cell office:value-type="float" office:value="9742" calcext:value-type="float">
            <text:p>9742</text:p>
          </table:table-cell>
          <table:table-cell office:value-type="float" office:value="5051" calcext:value-type="float">
            <text:p>5051</text:p>
          </table:table-cell>
          <table:table-cell office:value-type="float" office:value="7687" calcext:value-type="float">
            <text:p>7687</text:p>
          </table:table-cell>
          <table:table-cell office:value-type="float" office:value="970" calcext:value-type="float">
            <text:p>970</text:p>
          </table:table-cell>
          <table:table-cell office:value-type="float" office:value="6924" calcext:value-type="float">
            <text:p>6924</text:p>
          </table:table-cell>
          <table:table-cell office:value-type="float" office:value="3527" calcext:value-type="float">
            <text:p>3527</text:p>
          </table:table-cell>
          <table:table-cell office:value-type="float" office:value="4694" calcext:value-type="float">
            <text:p>4694</text:p>
          </table:table-cell>
          <table:table-cell office:value-type="float" office:value="5145" calcext:value-type="float">
            <text:p>5145</text:p>
          </table:table-cell>
          <table:table-cell office:value-type="float" office:value="1306" calcext:value-type="float">
            <text:p>1306</text:p>
          </table:table-cell>
          <table:table-cell office:value-type="float" office:value="2165" calcext:value-type="float">
            <text:p>2165</text:p>
          </table:table-cell>
          <table:table-cell office:value-type="float" office:value="5940" calcext:value-type="float">
            <text:p>5940</text:p>
          </table:table-cell>
          <table:table-cell office:value-type="float" office:value="2425" calcext:value-type="float">
            <text:p>2425</text:p>
          </table:table-cell>
          <table:table-cell office:value-type="float" office:value="8910" calcext:value-type="float">
            <text:p>8910</text:p>
          </table:table-cell>
          <table:table-cell office:value-type="float" office:value="3513" calcext:value-type="float">
            <text:p>3513</text:p>
          </table:table-cell>
          <table:table-cell office:value-type="float" office:value="1909" calcext:value-type="float">
            <text:p>1909</text:p>
          </table:table-cell>
          <table:table-cell office:value-type="float" office:value="6983" calcext:value-type="float">
            <text:p>6983</text:p>
          </table:table-cell>
          <table:table-cell office:value-type="float" office:value="346" calcext:value-type="float">
            <text:p>346</text:p>
          </table:table-cell>
          <table:table-cell office:value-type="float" office:value="6377" calcext:value-type="float">
            <text:p>6377</text:p>
          </table:table-cell>
          <table:table-cell office:value-type="float" office:value="4304" calcext:value-type="float">
            <text:p>4304</text:p>
          </table:table-cell>
          <table:table-cell office:value-type="float" office:value="9330" calcext:value-type="float">
            <text:p>9330</text:p>
          </table:table-cell>
          <table:table-cell office:value-type="float" office:value="7203" calcext:value-type="float">
            <text:p>7203</text:p>
          </table:table-cell>
          <table:table-cell office:value-type="float" office:value="6605" calcext:value-type="float">
            <text:p>6605</text:p>
          </table:table-cell>
          <table:table-cell office:value-type="float" office:value="3709" calcext:value-type="float">
            <text:p>3709</text:p>
          </table:table-cell>
          <table:table-cell office:value-type="float" office:value="3346" calcext:value-type="float">
            <text:p>3346</text:p>
          </table:table-cell>
          <table:table-cell office:value-type="float" office:value="970" calcext:value-type="float">
            <text:p>970</text:p>
          </table:table-cell>
          <table:table-cell office:value-type="float" office:value="369" calcext:value-type="float">
            <text:p>369</text:p>
          </table:table-cell>
          <table:table-cell office:value-type="float" office:value="9737" calcext:value-type="float">
            <text:p>9737</text:p>
          </table:table-cell>
          <table:table-cell office:value-type="float" office:value="5811" calcext:value-type="float">
            <text:p>5811</text:p>
          </table:table-cell>
          <table:table-cell office:value-type="float" office:value="4427" calcext:value-type="float">
            <text:p>4427</text:p>
          </table:table-cell>
          <table:table-cell office:value-type="float" office:value="9939" calcext:value-type="float">
            <text:p>9939</text:p>
          </table:table-cell>
          <table:table-cell office:value-type="float" office:value="3693" calcext:value-type="float">
            <text:p>3693</text:p>
          </table:table-cell>
          <table:table-cell office:value-type="float" office:value="8436" calcext:value-type="float">
            <text:p>8436</text:p>
          </table:table-cell>
          <table:table-cell office:value-type="float" office:value="5566" calcext:value-type="float">
            <text:p>5566</text:p>
          </table:table-cell>
          <table:table-cell office:value-type="float" office:value="1977" calcext:value-type="float">
            <text:p>1977</text:p>
          </table:table-cell>
          <table:table-cell office:value-type="float" office:value="3728" calcext:value-type="float">
            <text:p>3728</text:p>
          </table:table-cell>
          <table:table-cell office:value-type="float" office:value="2399" calcext:value-type="float">
            <text:p>2399</text:p>
          </table:table-cell>
          <table:table-cell office:value-type="float" office:value="3985" calcext:value-type="float">
            <text:p>3985</text:p>
          </table:table-cell>
          <table:table-cell office:value-type="float" office:value="8303" calcext:value-type="float">
            <text:p>8303</text:p>
          </table:table-cell>
          <table:table-cell office:value-type="float" office:value="2492" calcext:value-type="float">
            <text:p>2492</text:p>
          </table:table-cell>
          <table:table-cell office:value-type="float" office:value="5366" calcext:value-type="float">
            <text:p>5366</text:p>
          </table:table-cell>
          <table:table-cell office:value-type="float" office:value="9802" calcext:value-type="float">
            <text:p>9802</text:p>
          </table:table-cell>
          <table:table-cell office:value-type="float" office:value="9193" calcext:value-type="float">
            <text:p>9193</text:p>
          </table:table-cell>
          <table:table-cell office:value-type="float" office:value="7296" calcext:value-type="float">
            <text:p>7296</text:p>
          </table:table-cell>
          <table:table-cell office:value-type="float" office:value="1033" calcext:value-type="float">
            <text:p>1033</text:p>
          </table:table-cell>
          <table:table-cell office:value-type="float" office:value="5060" calcext:value-type="float">
            <text:p>5060</text:p>
          </table:table-cell>
          <table:table-cell office:value-type="float" office:value="9144" calcext:value-type="float">
            <text:p>9144</text:p>
          </table:table-cell>
          <table:table-cell office:value-type="float" office:value="2766" calcext:value-type="float">
            <text:p>2766</text:p>
          </table:table-cell>
          <table:table-cell office:value-type="float" office:value="1151" calcext:value-type="float">
            <text:p>1151</text:p>
          </table:table-cell>
          <table:table-cell office:value-type="float" office:value="7629" calcext:value-type="float">
            <text:p>7629</text:p>
          </table:table-cell>
          <table:table-cell office:value-type="float" office:value="5169" calcext:value-type="float">
            <text:p>5169</text:p>
          </table:table-cell>
          <table:table-cell office:value-type="float" office:value="5995" calcext:value-type="float">
            <text:p>5995</text:p>
          </table:table-cell>
          <table:table-cell office:value-type="float" office:value="58" calcext:value-type="float">
            <text:p>58</text:p>
          </table:table-cell>
          <table:table-cell office:value-type="float" office:value="7619" calcext:value-type="float">
            <text:p>7619</text:p>
          </table:table-cell>
          <table:table-cell office:value-type="float" office:value="7565" calcext:value-type="float">
            <text:p>7565</text:p>
          </table:table-cell>
          <table:table-cell office:value-type="float" office:value="4208" calcext:value-type="float">
            <text:p>4208</text:p>
          </table:table-cell>
          <table:table-cell office:value-type="float" office:value="1713" calcext:value-type="float">
            <text:p>1713</text:p>
          </table:table-cell>
          <table:table-cell office:value-type="float" office:value="6279" calcext:value-type="float">
            <text:p>6279</text:p>
          </table:table-cell>
          <table:table-cell office:value-type="float" office:value="3209" calcext:value-type="float">
            <text:p>3209</text:p>
          </table:table-cell>
          <table:table-cell office:value-type="float" office:value="4908" calcext:value-type="float">
            <text:p>4908</text:p>
          </table:table-cell>
          <table:table-cell office:value-type="float" office:value="9224" calcext:value-type="float">
            <text:p>9224</text:p>
          </table:table-cell>
          <table:table-cell office:value-type="float" office:value="7409" calcext:value-type="float">
            <text:p>7409</text:p>
          </table:table-cell>
          <table:table-cell office:value-type="float" office:value="1325" calcext:value-type="float">
            <text:p>1325</text:p>
          </table:table-cell>
          <table:table-cell office:value-type="float" office:value="8540" calcext:value-type="float">
            <text:p>8540</text:p>
          </table:table-cell>
        </table:table-row>
        <table:table-row table:style-name="ro1">
          <table:table-cell office:value-type="float" office:value="6882" calcext:value-type="float">
            <text:p>6882</text:p>
          </table:table-cell>
          <table:table-cell office:value-type="float" office:value="1265" calcext:value-type="float">
            <text:p>1265</text:p>
          </table:table-cell>
          <table:table-cell office:value-type="float" office:value="1775" calcext:value-type="float">
            <text:p>1775</text:p>
          </table:table-cell>
          <table:table-cell office:value-type="float" office:value="3648" calcext:value-type="float">
            <text:p>3648</text:p>
          </table:table-cell>
          <table:table-cell office:value-type="float" office:value="4690" calcext:value-type="float">
            <text:p>4690</text:p>
          </table:table-cell>
          <table:table-cell office:value-type="float" office:value="959" calcext:value-type="float">
            <text:p>959</text:p>
          </table:table-cell>
          <table:table-cell office:value-type="float" office:value="5837" calcext:value-type="float">
            <text:p>5837</text:p>
          </table:table-cell>
          <table:table-cell office:value-type="float" office:value="4520" calcext:value-type="float">
            <text:p>4520</text:p>
          </table:table-cell>
          <table:table-cell office:value-type="float" office:value="5394" calcext:value-type="float">
            <text:p>5394</text:p>
          </table:table-cell>
          <table:table-cell office:value-type="float" office:value="1378" calcext:value-type="float">
            <text:p>1378</text:p>
          </table:table-cell>
          <table:table-cell office:value-type="float" office:value="9485" calcext:value-type="float">
            <text:p>9485</text:p>
          </table:table-cell>
          <table:table-cell office:value-type="float" office:value="1360" calcext:value-type="float">
            <text:p>1360</text:p>
          </table:table-cell>
          <table:table-cell office:value-type="float" office:value="4018" calcext:value-type="float">
            <text:p>4018</text:p>
          </table:table-cell>
          <table:table-cell office:value-type="float" office:value="578" calcext:value-type="float">
            <text:p>578</text:p>
          </table:table-cell>
          <table:table-cell office:value-type="float" office:value="9174" calcext:value-type="float">
            <text:p>9174</text:p>
          </table:table-cell>
          <table:table-cell office:value-type="float" office:value="2932" calcext:value-type="float">
            <text:p>2932</text:p>
          </table:table-cell>
          <table:table-cell office:value-type="float" office:value="9890" calcext:value-type="float">
            <text:p>9890</text:p>
          </table:table-cell>
          <table:table-cell office:value-type="float" office:value="3696" calcext:value-type="float">
            <text:p>3696</text:p>
          </table:table-cell>
          <table:table-cell office:value-type="float" office:value="116" calcext:value-type="float">
            <text:p>116</text:p>
          </table:table-cell>
          <table:table-cell office:value-type="float" office:value="1723" calcext:value-type="float">
            <text:p>1723</text:p>
          </table:table-cell>
          <table:table-cell office:value-type="float" office:value="1178" calcext:value-type="float">
            <text:p>1178</text:p>
          </table:table-cell>
          <table:table-cell office:value-type="float" office:value="9355" calcext:value-type="float">
            <text:p>9355</text:p>
          </table:table-cell>
          <table:table-cell office:value-type="float" office:value="7063" calcext:value-type="float">
            <text:p>7063</text:p>
          </table:table-cell>
          <table:table-cell office:value-type="float" office:value="1594" calcext:value-type="float">
            <text:p>1594</text:p>
          </table:table-cell>
          <table:table-cell office:value-type="float" office:value="1918" calcext:value-type="float">
            <text:p>1918</text:p>
          </table:table-cell>
          <table:table-cell office:value-type="float" office:value="8574" calcext:value-type="float">
            <text:p>8574</text:p>
          </table:table-cell>
          <table:table-cell office:value-type="float" office:value="7594" calcext:value-type="float">
            <text:p>7594</text:p>
          </table:table-cell>
          <table:table-cell office:value-type="float" office:value="7942" calcext:value-type="float">
            <text:p>7942</text:p>
          </table:table-cell>
          <table:table-cell office:value-type="float" office:value="1547" calcext:value-type="float">
            <text:p>1547</text:p>
          </table:table-cell>
          <table:table-cell office:value-type="float" office:value="6166" calcext:value-type="float">
            <text:p>6166</text:p>
          </table:table-cell>
          <table:table-cell office:value-type="float" office:value="7888" calcext:value-type="float">
            <text:p>7888</text:p>
          </table:table-cell>
          <table:table-cell office:value-type="float" office:value="354" calcext:value-type="float">
            <text:p>354</text:p>
          </table:table-cell>
          <table:table-cell office:value-type="float" office:value="6932" calcext:value-type="float">
            <text:p>6932</text:p>
          </table:table-cell>
          <table:table-cell office:value-type="float" office:value="4651" calcext:value-type="float">
            <text:p>4651</text:p>
          </table:table-cell>
          <table:table-cell office:value-type="float" office:value="1010" calcext:value-type="float">
            <text:p>1010</text:p>
          </table:table-cell>
          <table:table-cell office:value-type="float" office:value="7759" calcext:value-type="float">
            <text:p>7759</text:p>
          </table:table-cell>
          <table:table-cell office:value-type="float" office:value="6905" calcext:value-type="float">
            <text:p>6905</text:p>
          </table:table-cell>
          <table:table-cell office:value-type="float" office:value="661" calcext:value-type="float">
            <text:p>661</text:p>
          </table:table-cell>
          <table:table-cell office:value-type="float" office:value="7689" calcext:value-type="float">
            <text:p>7689</text:p>
          </table:table-cell>
          <table:table-cell office:value-type="float" office:value="6092" calcext:value-type="float">
            <text:p>6092</text:p>
          </table:table-cell>
          <table:table-cell office:value-type="float" office:value="9292" calcext:value-type="float">
            <text:p>9292</text:p>
          </table:table-cell>
          <table:table-cell office:value-type="float" office:value="3845" calcext:value-type="float">
            <text:p>3845</text:p>
          </table:table-cell>
          <table:table-cell office:value-type="float" office:value="9605" calcext:value-type="float">
            <text:p>9605</text:p>
          </table:table-cell>
          <table:table-cell office:value-type="float" office:value="8443" calcext:value-type="float">
            <text:p>8443</text:p>
          </table:table-cell>
          <table:table-cell office:value-type="float" office:value="443" calcext:value-type="float">
            <text:p>443</text:p>
          </table:table-cell>
          <table:table-cell office:value-type="float" office:value="8275" calcext:value-type="float">
            <text:p>8275</text:p>
          </table:table-cell>
          <table:table-cell office:value-type="float" office:value="5163" calcext:value-type="float">
            <text:p>5163</text:p>
          </table:table-cell>
          <table:table-cell office:value-type="float" office:value="7720" calcext:value-type="float">
            <text:p>7720</text:p>
          </table:table-cell>
          <table:table-cell office:value-type="float" office:value="7265" calcext:value-type="float">
            <text:p>7265</text:p>
          </table:table-cell>
          <table:table-cell office:value-type="float" office:value="6356" calcext:value-type="float">
            <text:p>6356</text:p>
          </table:table-cell>
          <table:table-cell office:value-type="float" office:value="7779" calcext:value-type="float">
            <text:p>7779</text:p>
          </table:table-cell>
          <table:table-cell office:value-type="float" office:value="1798" calcext:value-type="float">
            <text:p>1798</text:p>
          </table:table-cell>
          <table:table-cell office:value-type="float" office:value="1754" calcext:value-type="float">
            <text:p>1754</text:p>
          </table:table-cell>
          <table:table-cell office:value-type="float" office:value="5225" calcext:value-type="float">
            <text:p>5225</text:p>
          </table:table-cell>
          <table:table-cell office:value-type="float" office:value="6661" calcext:value-type="float">
            <text:p>6661</text:p>
          </table:table-cell>
          <table:table-cell office:value-type="float" office:value="1180" calcext:value-type="float">
            <text:p>1180</text:p>
          </table:table-cell>
          <table:table-cell office:value-type="float" office:value="8024" calcext:value-type="float">
            <text:p>8024</text:p>
          </table:table-cell>
          <table:table-cell office:value-type="float" office:value="5666" calcext:value-type="float">
            <text:p>5666</text:p>
          </table:table-cell>
          <table:table-cell office:value-type="float" office:value="88" calcext:value-type="float">
            <text:p>88</text:p>
          </table:table-cell>
          <table:table-cell office:value-type="float" office:value="9153" calcext:value-type="float">
            <text:p>9153</text:p>
          </table:table-cell>
          <table:table-cell office:value-type="float" office:value="1840" calcext:value-type="float">
            <text:p>1840</text:p>
          </table:table-cell>
          <table:table-cell office:value-type="float" office:value="3508" calcext:value-type="float">
            <text:p>3508</text:p>
          </table:table-cell>
          <table:table-cell office:value-type="float" office:value="1193" calcext:value-type="float">
            <text:p>1193</text:p>
          </table:table-cell>
          <table:table-cell office:value-type="float" office:value="4445" calcext:value-type="float">
            <text:p>4445</text:p>
          </table:table-cell>
          <table:table-cell office:value-type="float" office:value="2648" calcext:value-type="float">
            <text:p>2648</text:p>
          </table:table-cell>
          <table:table-cell office:value-type="float" office:value="3538" calcext:value-type="float">
            <text:p>3538</text:p>
          </table:table-cell>
          <table:table-cell office:value-type="float" office:value="6243" calcext:value-type="float">
            <text:p>6243</text:p>
          </table:table-cell>
          <table:table-cell office:value-type="float" office:value="6375" calcext:value-type="float">
            <text:p>6375</text:p>
          </table:table-cell>
          <table:table-cell office:value-type="float" office:value="8107" calcext:value-type="float">
            <text:p>8107</text:p>
          </table:table-cell>
          <table:table-cell office:value-type="float" office:value="5902" calcext:value-type="float">
            <text:p>5902</text:p>
          </table:table-cell>
          <table:table-cell office:value-type="float" office:value="5423" calcext:value-type="float">
            <text:p>5423</text:p>
          </table:table-cell>
          <table:table-cell office:value-type="float" office:value="2520" calcext:value-type="float">
            <text:p>2520</text:p>
          </table:table-cell>
          <table:table-cell office:value-type="float" office:value="1122" calcext:value-type="float">
            <text:p>1122</text:p>
          </table:table-cell>
          <table:table-cell office:value-type="float" office:value="5015" calcext:value-type="float">
            <text:p>5015</text:p>
          </table:table-cell>
          <table:table-cell office:value-type="float" office:value="6113" calcext:value-type="float">
            <text:p>6113</text:p>
          </table:table-cell>
          <table:table-cell office:value-type="float" office:value="8859" calcext:value-type="float">
            <text:p>8859</text:p>
          </table:table-cell>
          <table:table-cell office:value-type="float" office:value="9370" calcext:value-type="float">
            <text:p>9370</text:p>
          </table:table-cell>
          <table:table-cell office:value-type="float" office:value="966" calcext:value-type="float">
            <text:p>966</text:p>
          </table:table-cell>
          <table:table-cell office:value-type="float" office:value="8673" calcext:value-type="float">
            <text:p>8673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office:value-type="float" office:value="7338" calcext:value-type="float">
            <text:p>7338</text:p>
          </table:table-cell>
          <table:table-cell office:value-type="float" office:value="3423" calcext:value-type="float">
            <text:p>3423</text:p>
          </table:table-cell>
          <table:table-cell office:value-type="float" office:value="4723" calcext:value-type="float">
            <text:p>4723</text:p>
          </table:table-cell>
          <table:table-cell office:value-type="float" office:value="6533" calcext:value-type="float">
            <text:p>6533</text:p>
          </table:table-cell>
          <table:table-cell office:value-type="float" office:value="848" calcext:value-type="float">
            <text:p>848</text:p>
          </table:table-cell>
          <table:table-cell office:value-type="float" office:value="8041" calcext:value-type="float">
            <text:p>8041</text:p>
          </table:table-cell>
          <table:table-cell office:value-type="float" office:value="7921" calcext:value-type="float">
            <text:p>7921</text:p>
          </table:table-cell>
          <table:table-cell office:value-type="float" office:value="8277" calcext:value-type="float">
            <text:p>8277</text:p>
          </table:table-cell>
          <table:table-cell office:value-type="float" office:value="4094" calcext:value-type="float">
            <text:p>4094</text:p>
          </table:table-cell>
          <table:table-cell office:value-type="float" office:value="5368" calcext:value-type="float">
            <text:p>5368</text:p>
          </table:table-cell>
          <table:table-cell office:value-type="float" office:value="7252" calcext:value-type="float">
            <text:p>7252</text:p>
          </table:table-cell>
          <table:table-cell office:value-type="float" office:value="8852" calcext:value-type="float">
            <text:p>8852</text:p>
          </table:table-cell>
          <table:table-cell office:value-type="float" office:value="9166" calcext:value-type="float">
            <text:p>9166</text:p>
          </table:table-cell>
          <table:table-cell office:value-type="float" office:value="2250" calcext:value-type="float">
            <text:p>2250</text:p>
          </table:table-cell>
          <table:table-cell office:value-type="float" office:value="2801" calcext:value-type="float">
            <text:p>2801</text:p>
          </table:table-cell>
          <table:table-cell office:value-type="float" office:value="6125" calcext:value-type="float">
            <text:p>6125</text:p>
          </table:table-cell>
          <table:table-cell office:value-type="float" office:value="8093" calcext:value-type="float">
            <text:p>8093</text:p>
          </table:table-cell>
          <table:table-cell office:value-type="float" office:value="5738" calcext:value-type="float">
            <text:p>5738</text:p>
          </table:table-cell>
          <table:table-cell office:value-type="float" office:value="4038" calcext:value-type="float">
            <text:p>4038</text:p>
          </table:table-cell>
          <table:table-cell office:value-type="float" office:value="9808" calcext:value-type="float">
            <text:p>9808</text:p>
          </table:table-cell>
          <table:table-cell office:value-type="float" office:value="7359" calcext:value-type="float">
            <text:p>7359</text:p>
          </table:table-cell>
          <table:table-cell office:value-type="float" office:value="9494" calcext:value-type="float">
            <text:p>9494</text:p>
          </table:table-cell>
          <table:table-cell office:value-type="float" office:value="601" calcext:value-type="float">
            <text:p>601</text:p>
          </table:table-cell>
          <table:table-cell office:value-type="float" office:value="9116" calcext:value-type="float">
            <text:p>9116</text:p>
          </table:table-cell>
          <table:table-cell office:value-type="float" office:value="4946" calcext:value-type="float">
            <text:p>4946</text:p>
          </table:table-cell>
          <table:table-cell office:value-type="float" office:value="2702" calcext:value-type="float">
            <text:p>2702</text:p>
          </table:table-cell>
          <table:table-cell office:value-type="float" office:value="5573" calcext:value-type="float">
            <text:p>5573</text:p>
          </table:table-cell>
          <table:table-cell office:value-type="float" office:value="2921" calcext:value-type="float">
            <text:p>2921</text:p>
          </table:table-cell>
          <table:table-cell office:value-type="float" office:value="9862" calcext:value-type="float">
            <text:p>9862</text:p>
          </table:table-cell>
          <table:table-cell office:value-type="float" office:value="1462" calcext:value-type="float">
            <text:p>1462</text:p>
          </table:table-cell>
          <table:table-cell office:value-type="float" office:value="1269" calcext:value-type="float">
            <text:p>1269</text:p>
          </table:table-cell>
          <table:table-cell office:value-type="float" office:value="2410" calcext:value-type="float">
            <text:p>2410</text:p>
          </table:table-cell>
          <table:table-cell office:value-type="float" office:value="4171" calcext:value-type="float">
            <text:p>4171</text:p>
          </table:table-cell>
          <table:table-cell office:value-type="float" office:value="2709" calcext:value-type="float">
            <text:p>2709</text:p>
          </table:table-cell>
          <table:table-cell office:value-type="float" office:value="7508" calcext:value-type="float">
            <text:p>7508</text:p>
          </table:table-cell>
          <table:table-cell office:value-type="float" office:value="6241" calcext:value-type="float">
            <text:p>6241</text:p>
          </table:table-cell>
          <table:table-cell office:value-type="float" office:value="7522" calcext:value-type="float">
            <text:p>7522</text:p>
          </table:table-cell>
          <table:table-cell office:value-type="float" office:value="615" calcext:value-type="float">
            <text:p>615</text:p>
          </table:table-cell>
          <table:table-cell office:value-type="float" office:value="2407" calcext:value-type="float">
            <text:p>2407</text:p>
          </table:table-cell>
          <table:table-cell office:value-type="float" office:value="8200" calcext:value-type="float">
            <text:p>8200</text:p>
          </table:table-cell>
          <table:table-cell office:value-type="float" office:value="4189" calcext:value-type="float">
            <text:p>4189</text:p>
          </table:table-cell>
          <table:table-cell office:value-type="float" office:value="5492" calcext:value-type="float">
            <text:p>5492</text:p>
          </table:table-cell>
          <table:table-cell office:value-type="float" office:value="5649" calcext:value-type="float">
            <text:p>5649</text:p>
          </table:table-cell>
          <table:table-cell office:value-type="float" office:value="7353" calcext:value-type="float">
            <text:p>7353</text:p>
          </table:table-cell>
          <table:table-cell office:value-type="float" office:value="2590" calcext:value-type="float">
            <text:p>2590</text:p>
          </table:table-cell>
          <table:table-cell office:value-type="float" office:value="5203" calcext:value-type="float">
            <text:p>5203</text:p>
          </table:table-cell>
          <table:table-cell office:value-type="float" office:value="4274" calcext:value-type="float">
            <text:p>4274</text:p>
          </table:table-cell>
          <table:table-cell office:value-type="float" office:value="710" calcext:value-type="float">
            <text:p>710</text:p>
          </table:table-cell>
          <table:table-cell office:value-type="float" office:value="7329" calcext:value-type="float">
            <text:p>7329</text:p>
          </table:table-cell>
          <table:table-cell office:value-type="float" office:value="9063" calcext:value-type="float">
            <text:p>9063</text:p>
          </table:table-cell>
          <table:table-cell office:value-type="float" office:value="956" calcext:value-type="float">
            <text:p>956</text:p>
          </table:table-cell>
          <table:table-cell office:value-type="float" office:value="8371" calcext:value-type="float">
            <text:p>8371</text:p>
          </table:table-cell>
          <table:table-cell office:value-type="float" office:value="3722" calcext:value-type="float">
            <text:p>3722</text:p>
          </table:table-cell>
          <table:table-cell office:value-type="float" office:value="4253" calcext:value-type="float">
            <text:p>4253</text:p>
          </table:table-cell>
          <table:table-cell office:value-type="float" office:value="4785" calcext:value-type="float">
            <text:p>4785</text:p>
          </table:table-cell>
          <table:table-cell office:value-type="float" office:value="1194" calcext:value-type="float">
            <text:p>1194</text:p>
          </table:table-cell>
          <table:table-cell office:value-type="float" office:value="4828" calcext:value-type="float">
            <text:p>4828</text:p>
          </table:table-cell>
          <table:table-cell office:value-type="float" office:value="4717" calcext:value-type="float">
            <text:p>4717</text:p>
          </table:table-cell>
          <table:table-cell office:value-type="float" office:value="4548" calcext:value-type="float">
            <text:p>4548</text:p>
          </table:table-cell>
          <table:table-cell office:value-type="float" office:value="940" calcext:value-type="float">
            <text:p>940</text:p>
          </table:table-cell>
          <table:table-cell office:value-type="float" office:value="983" calcext:value-type="float">
            <text:p>983</text:p>
          </table:table-cell>
          <table:table-cell office:value-type="float" office:value="2575" calcext:value-type="float">
            <text:p>2575</text:p>
          </table:table-cell>
          <table:table-cell office:value-type="float" office:value="4511" calcext:value-type="float">
            <text:p>4511</text:p>
          </table:table-cell>
          <table:table-cell office:value-type="float" office:value="2938" calcext:value-type="float">
            <text:p>2938</text:p>
          </table:table-cell>
          <table:table-cell office:value-type="float" office:value="1827" calcext:value-type="float">
            <text:p>1827</text:p>
          </table:table-cell>
          <table:table-cell office:value-type="float" office:value="2027" calcext:value-type="float">
            <text:p>2027</text:p>
          </table:table-cell>
          <table:table-cell office:value-type="float" office:value="2700" calcext:value-type="float">
            <text:p>2700</text:p>
          </table:table-cell>
          <table:table-cell office:value-type="float" office:value="1236" calcext:value-type="float">
            <text:p>1236</text:p>
          </table:table-cell>
          <table:table-cell office:value-type="float" office:value="841" calcext:value-type="float">
            <text:p>841</text:p>
          </table:table-cell>
          <table:table-cell office:value-type="float" office:value="5760" calcext:value-type="float">
            <text:p>5760</text:p>
          </table:table-cell>
          <table:table-cell office:value-type="float" office:value="1680" calcext:value-type="float">
            <text:p>1680</text:p>
          </table:table-cell>
          <table:table-cell office:value-type="float" office:value="6260" calcext:value-type="float">
            <text:p>6260</text:p>
          </table:table-cell>
          <table:table-cell office:value-type="float" office:value="2373" calcext:value-type="float">
            <text:p>2373</text:p>
          </table:table-cell>
          <table:table-cell office:value-type="float" office:value="3851" calcext:value-type="float">
            <text:p>3851</text:p>
          </table:table-cell>
          <table:table-cell office:value-type="float" office:value="1841" calcext:value-type="float">
            <text:p>1841</text:p>
          </table:table-cell>
          <table:table-cell office:value-type="float" office:value="4968" calcext:value-type="float">
            <text:p>4968</text:p>
          </table:table-cell>
          <table:table-cell office:value-type="float" office:value="1172" calcext:value-type="float">
            <text:p>1172</text:p>
          </table:table-cell>
          <table:table-cell office:value-type="float" office:value="5179" calcext:value-type="float">
            <text:p>5179</text:p>
          </table:table-cell>
          <table:table-cell office:value-type="float" office:value="7175" calcext:value-type="float">
            <text:p>7175</text:p>
          </table:table-cell>
          <table:table-cell office:value-type="float" office:value="3509" calcext:value-type="float">
            <text:p>3509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1327" calcext:value-type="float">
            <text:p>1327</text:p>
          </table:table-cell>
          <table:table-cell office:value-type="float" office:value="3560" calcext:value-type="float">
            <text:p>3560</text:p>
          </table:table-cell>
          <table:table-cell office:value-type="float" office:value="2376" calcext:value-type="float">
            <text:p>2376</text:p>
          </table:table-cell>
          <table:table-cell office:value-type="float" office:value="6260" calcext:value-type="float">
            <text:p>6260</text:p>
          </table:table-cell>
          <table:table-cell office:value-type="float" office:value="2988" calcext:value-type="float">
            <text:p>2988</text:p>
          </table:table-cell>
          <table:table-cell office:value-type="float" office:value="9537" calcext:value-type="float">
            <text:p>9537</text:p>
          </table:table-cell>
          <table:table-cell office:value-type="float" office:value="4064" calcext:value-type="float">
            <text:p>4064</text:p>
          </table:table-cell>
          <table:table-cell office:value-type="float" office:value="4829" calcext:value-type="float">
            <text:p>4829</text:p>
          </table:table-cell>
          <table:table-cell office:value-type="float" office:value="8872" calcext:value-type="float">
            <text:p>8872</text:p>
          </table:table-cell>
          <table:table-cell office:value-type="float" office:value="9598" calcext:value-type="float">
            <text:p>9598</text:p>
          </table:table-cell>
          <table:table-cell office:value-type="float" office:value="3228" calcext:value-type="float">
            <text:p>3228</text:p>
          </table:table-cell>
          <table:table-cell office:value-type="float" office:value="1792" calcext:value-type="float">
            <text:p>1792</text:p>
          </table:table-cell>
          <table:table-cell office:value-type="float" office:value="7118" calcext:value-type="float">
            <text:p>7118</text:p>
          </table:table-cell>
          <table:table-cell office:value-type="float" office:value="9962" calcext:value-type="float">
            <text:p>9962</text:p>
          </table:table-cell>
          <table:table-cell office:value-type="float" office:value="9336" calcext:value-type="float">
            <text:p>9336</text:p>
          </table:table-cell>
          <table:table-cell office:value-type="float" office:value="4368" calcext:value-type="float">
            <text:p>4368</text:p>
          </table:table-cell>
          <table:table-cell office:value-type="float" office:value="9189" calcext:value-type="float">
            <text:p>9189</text:p>
          </table:table-cell>
          <table:table-cell office:value-type="float" office:value="6857" calcext:value-type="float">
            <text:p>6857</text:p>
          </table:table-cell>
          <table:table-cell office:value-type="float" office:value="1829" calcext:value-type="float">
            <text:p>1829</text:p>
          </table:table-cell>
          <table:table-cell office:value-type="float" office:value="9863" calcext:value-type="float">
            <text:p>9863</text:p>
          </table:table-cell>
          <table:table-cell office:value-type="float" office:value="6287" calcext:value-type="float">
            <text:p>6287</text:p>
          </table:table-cell>
          <table:table-cell office:value-type="float" office:value="7303" calcext:value-type="float">
            <text:p>7303</text:p>
          </table:table-cell>
          <table:table-cell office:value-type="float" office:value="7769" calcext:value-type="float">
            <text:p>7769</text:p>
          </table:table-cell>
          <table:table-cell office:value-type="float" office:value="2707" calcext:value-type="float">
            <text:p>2707</text:p>
          </table:table-cell>
          <table:table-cell office:value-type="float" office:value="8257" calcext:value-type="float">
            <text:p>8257</text:p>
          </table:table-cell>
          <table:table-cell office:value-type="float" office:value="2391" calcext:value-type="float">
            <text:p>2391</text:p>
          </table:table-cell>
          <table:table-cell office:value-type="float" office:value="2009" calcext:value-type="float">
            <text:p>2009</text:p>
          </table:table-cell>
          <table:table-cell office:value-type="float" office:value="3975" calcext:value-type="float">
            <text:p>3975</text:p>
          </table:table-cell>
          <table:table-cell office:value-type="float" office:value="4993" calcext:value-type="float">
            <text:p>4993</text:p>
          </table:table-cell>
          <table:table-cell office:value-type="float" office:value="3068" calcext:value-type="float">
            <text:p>3068</text:p>
          </table:table-cell>
          <table:table-cell office:value-type="float" office:value="9835" calcext:value-type="float">
            <text:p>9835</text:p>
          </table:table-cell>
          <table:table-cell office:value-type="float" office:value="3427" calcext:value-type="float">
            <text:p>3427</text:p>
          </table:table-cell>
          <table:table-cell office:value-type="float" office:value="341" calcext:value-type="float">
            <text:p>341</text:p>
          </table:table-cell>
          <table:table-cell office:value-type="float" office:value="8412" calcext:value-type="float">
            <text:p>8412</text:p>
          </table:table-cell>
          <table:table-cell office:value-type="float" office:value="2134" calcext:value-type="float">
            <text:p>2134</text:p>
          </table:table-cell>
          <table:table-cell office:value-type="float" office:value="4034" calcext:value-type="float">
            <text:p>4034</text:p>
          </table:table-cell>
          <table:table-cell office:value-type="float" office:value="8511" calcext:value-type="float">
            <text:p>8511</text:p>
          </table:table-cell>
          <table:table-cell office:value-type="float" office:value="6421" calcext:value-type="float">
            <text:p>6421</text:p>
          </table:table-cell>
          <table:table-cell office:value-type="float" office:value="3041" calcext:value-type="float">
            <text:p>3041</text:p>
          </table:table-cell>
          <table:table-cell office:value-type="float" office:value="9012" calcext:value-type="float">
            <text:p>9012</text:p>
          </table:table-cell>
          <table:table-cell office:value-type="float" office:value="2983" calcext:value-type="float">
            <text:p>2983</text:p>
          </table:table-cell>
          <table:table-cell office:value-type="float" office:value="7289" calcext:value-type="float">
            <text:p>7289</text:p>
          </table:table-cell>
          <table:table-cell office:value-type="float" office:value="100" calcext:value-type="float">
            <text:p>100</text:p>
          </table:table-cell>
          <table:table-cell office:value-type="float" office:value="1355" calcext:value-type="float">
            <text:p>1355</text:p>
          </table:table-cell>
          <table:table-cell office:value-type="float" office:value="7904" calcext:value-type="float">
            <text:p>7904</text:p>
          </table:table-cell>
          <table:table-cell office:value-type="float" office:value="9186" calcext:value-type="float">
            <text:p>9186</text:p>
          </table:table-cell>
          <table:table-cell office:value-type="float" office:value="6920" calcext:value-type="float">
            <text:p>6920</text:p>
          </table:table-cell>
          <table:table-cell office:value-type="float" office:value="5856" calcext:value-type="float">
            <text:p>5856</text:p>
          </table:table-cell>
          <table:table-cell office:value-type="float" office:value="2008" calcext:value-type="float">
            <text:p>2008</text:p>
          </table:table-cell>
          <table:table-cell office:value-type="float" office:value="6545" calcext:value-type="float">
            <text:p>6545</text:p>
          </table:table-cell>
          <table:table-cell office:value-type="float" office:value="8331" calcext:value-type="float">
            <text:p>8331</text:p>
          </table:table-cell>
          <table:table-cell office:value-type="float" office:value="3655" calcext:value-type="float">
            <text:p>3655</text:p>
          </table:table-cell>
          <table:table-cell office:value-type="float" office:value="5011" calcext:value-type="float">
            <text:p>5011</text:p>
          </table:table-cell>
          <table:table-cell office:value-type="float" office:value="839" calcext:value-type="float">
            <text:p>839</text:p>
          </table:table-cell>
          <table:table-cell office:value-type="float" office:value="8041" calcext:value-type="float">
            <text:p>8041</text:p>
          </table:table-cell>
          <table:table-cell office:value-type="float" office:value="9255" calcext:value-type="float">
            <text:p>9255</text:p>
          </table:table-cell>
          <table:table-cell office:value-type="float" office:value="6524" calcext:value-type="float">
            <text:p>6524</text:p>
          </table:table-cell>
          <table:table-cell office:value-type="float" office:value="3862" calcext:value-type="float">
            <text:p>3862</text:p>
          </table:table-cell>
          <table:table-cell office:value-type="float" office:value="8788" calcext:value-type="float">
            <text:p>8788</text:p>
          </table:table-cell>
          <table:table-cell office:value-type="float" office:value="62" calcext:value-type="float">
            <text:p>62</text:p>
          </table:table-cell>
          <table:table-cell office:value-type="float" office:value="7455" calcext:value-type="float">
            <text:p>7455</text:p>
          </table:table-cell>
          <table:table-cell office:value-type="float" office:value="3513" calcext:value-type="float">
            <text:p>3513</text:p>
          </table:table-cell>
          <table:table-cell office:value-type="float" office:value="5003" calcext:value-type="float">
            <text:p>5003</text:p>
          </table:table-cell>
          <table:table-cell office:value-type="float" office:value="8413" calcext:value-type="float">
            <text:p>8413</text:p>
          </table:table-cell>
          <table:table-cell office:value-type="float" office:value="3918" calcext:value-type="float">
            <text:p>3918</text:p>
          </table:table-cell>
          <table:table-cell office:value-type="float" office:value="2076" calcext:value-type="float">
            <text:p>2076</text:p>
          </table:table-cell>
          <table:table-cell office:value-type="float" office:value="7960" calcext:value-type="float">
            <text:p>7960</text:p>
          </table:table-cell>
          <table:table-cell office:value-type="float" office:value="6108" calcext:value-type="float">
            <text:p>6108</text:p>
          </table:table-cell>
          <table:table-cell office:value-type="float" office:value="3638" calcext:value-type="float">
            <text:p>3638</text:p>
          </table:table-cell>
          <table:table-cell office:value-type="float" office:value="6999" calcext:value-type="float">
            <text:p>6999</text:p>
          </table:table-cell>
          <table:table-cell office:value-type="float" office:value="3436" calcext:value-type="float">
            <text:p>3436</text:p>
          </table:table-cell>
          <table:table-cell office:value-type="float" office:value="1441" calcext:value-type="float">
            <text:p>1441</text:p>
          </table:table-cell>
          <table:table-cell office:value-type="float" office:value="4858" calcext:value-type="float">
            <text:p>4858</text:p>
          </table:table-cell>
          <table:table-cell office:value-type="float" office:value="4181" calcext:value-type="float">
            <text:p>4181</text:p>
          </table:table-cell>
          <table:table-cell office:value-type="float" office:value="1866" calcext:value-type="float">
            <text:p>1866</text:p>
          </table:table-cell>
          <table:table-cell office:value-type="float" office:value="8731" calcext:value-type="float">
            <text:p>8731</text:p>
          </table:table-cell>
          <table:table-cell office:value-type="float" office:value="7745" calcext:value-type="float">
            <text:p>7745</text:p>
          </table:table-cell>
          <table:table-cell office:value-type="float" office:value="3744" calcext:value-type="float">
            <text:p>37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296" calcext:value-type="float">
            <text:p>8296</text:p>
          </table:table-cell>
          <table:table-cell office:value-type="float" office:value="8325" calcext:value-type="float">
            <text:p>8325</text:p>
          </table:table-cell>
          <table:table-cell office:value-type="float" office:value="1058" calcext:value-type="float">
            <text:p>1058</text:p>
          </table:table-cell>
          <table:table-cell office:value-type="float" office:value="1277" calcext:value-type="float">
            <text:p>1277</text:p>
          </table:table-cell>
          <table:table-cell office:value-type="float" office:value="4743" calcext:value-type="float">
            <text:p>4743</text:p>
          </table:table-cell>
          <table:table-cell office:value-type="float" office:value="3850" calcext:value-type="float">
            <text:p>3850</text:p>
          </table:table-cell>
          <table:table-cell office:value-type="float" office:value="2388" calcext:value-type="float">
            <text:p>2388</text:p>
          </table:table-cell>
          <table:table-cell office:value-type="float" office:value="6079" calcext:value-type="float">
            <text:p>6079</text:p>
          </table:table-cell>
          <table:table-cell office:value-type="float" office:value="6462" calcext:value-type="float">
            <text:p>6462</text:p>
          </table:table-cell>
          <table:table-cell office:value-type="float" office:value="2815" calcext:value-type="float">
            <text:p>2815</text:p>
          </table:table-cell>
          <table:table-cell office:value-type="float" office:value="5620" calcext:value-type="float">
            <text:p>5620</text:p>
          </table:table-cell>
          <table:table-cell office:value-type="float" office:value="8495" calcext:value-type="float">
            <text:p>8495</text:p>
          </table:table-cell>
          <table:table-cell office:value-type="float" office:value="5378" calcext:value-type="float">
            <text:p>5378</text:p>
          </table:table-cell>
          <table:table-cell office:value-type="float" office:value="75" calcext:value-type="float">
            <text:p>75</text:p>
          </table:table-cell>
          <table:table-cell office:value-type="float" office:value="4324" calcext:value-type="float">
            <text:p>4324</text:p>
          </table:table-cell>
          <table:table-cell office:value-type="float" office:value="3441" calcext:value-type="float">
            <text:p>3441</text:p>
          </table:table-cell>
          <table:table-cell office:value-type="float" office:value="9870" calcext:value-type="float">
            <text:p>9870</text:p>
          </table:table-cell>
          <table:table-cell office:value-type="float" office:value="1113" calcext:value-type="float">
            <text:p>1113</text:p>
          </table:table-cell>
          <table:table-cell office:value-type="float" office:value="165" calcext:value-type="float">
            <text:p>165</text:p>
          </table:table-cell>
          <table:table-cell office:value-type="float" office:value="1544" calcext:value-type="float">
            <text:p>1544</text:p>
          </table:table-cell>
          <table:table-cell office:value-type="float" office:value="1179" calcext:value-type="float">
            <text:p>1179</text:p>
          </table:table-cell>
          <table:table-cell office:value-type="float" office:value="2834" calcext:value-type="float">
            <text:p>2834</text:p>
          </table:table-cell>
          <table:table-cell office:value-type="float" office:value="562" calcext:value-type="float">
            <text:p>562</text:p>
          </table:table-cell>
          <table:table-cell office:value-type="float" office:value="6176" calcext:value-type="float">
            <text:p>6176</text:p>
          </table:table-cell>
          <table:table-cell office:value-type="float" office:value="2313" calcext:value-type="float">
            <text:p>2313</text:p>
          </table:table-cell>
          <table:table-cell office:value-type="float" office:value="6836" calcext:value-type="float">
            <text:p>6836</text:p>
          </table:table-cell>
          <table:table-cell office:value-type="float" office:value="8839" calcext:value-type="float">
            <text:p>8839</text:p>
          </table:table-cell>
          <table:table-cell office:value-type="float" office:value="2986" calcext:value-type="float">
            <text:p>2986</text:p>
          </table:table-cell>
          <table:table-cell office:value-type="float" office:value="9454" calcext:value-type="float">
            <text:p>9454</text:p>
          </table:table-cell>
          <table:table-cell office:value-type="float" office:value="5199" calcext:value-type="float">
            <text:p>5199</text:p>
          </table:table-cell>
          <table:table-cell office:value-type="float" office:value="6888" calcext:value-type="float">
            <text:p>6888</text:p>
          </table:table-cell>
          <table:table-cell office:value-type="float" office:value="1927" calcext:value-type="float">
            <text:p>1927</text:p>
          </table:table-cell>
          <table:table-cell office:value-type="float" office:value="5866" calcext:value-type="float">
            <text:p>5866</text:p>
          </table:table-cell>
          <table:table-cell office:value-type="float" office:value="8760" calcext:value-type="float">
            <text:p>8760</text:p>
          </table:table-cell>
          <table:table-cell office:value-type="float" office:value="320" calcext:value-type="float">
            <text:p>320</text:p>
          </table:table-cell>
          <table:table-cell office:value-type="float" office:value="1792" calcext:value-type="float">
            <text:p>1792</text:p>
          </table:table-cell>
          <table:table-cell office:value-type="float" office:value="8296" calcext:value-type="float">
            <text:p>8296</text:p>
          </table:table-cell>
          <table:table-cell office:value-type="float" office:value="7898" calcext:value-type="float">
            <text:p>7898</text:p>
          </table:table-cell>
          <table:table-cell office:value-type="float" office:value="6121" calcext:value-type="float">
            <text:p>6121</text:p>
          </table:table-cell>
          <table:table-cell office:value-type="float" office:value="7241" calcext:value-type="float">
            <text:p>7241</text:p>
          </table:table-cell>
          <table:table-cell office:value-type="float" office:value="5886" calcext:value-type="float">
            <text:p>5886</text:p>
          </table:table-cell>
          <table:table-cell office:value-type="float" office:value="5814" calcext:value-type="float">
            <text:p>5814</text:p>
          </table:table-cell>
          <table:table-cell office:value-type="float" office:value="2815" calcext:value-type="float">
            <text:p>2815</text:p>
          </table:table-cell>
          <table:table-cell office:value-type="float" office:value="8336" calcext:value-type="float">
            <text:p>8336</text:p>
          </table:table-cell>
          <table:table-cell office:value-type="float" office:value="1576" calcext:value-type="float">
            <text:p>1576</text:p>
          </table:table-cell>
          <table:table-cell office:value-type="float" office:value="4314" calcext:value-type="float">
            <text:p>4314</text:p>
          </table:table-cell>
          <table:table-cell office:value-type="float" office:value="3109" calcext:value-type="float">
            <text:p>3109</text:p>
          </table:table-cell>
          <table:table-cell office:value-type="float" office:value="2572" calcext:value-type="float">
            <text:p>2572</text:p>
          </table:table-cell>
          <table:table-cell office:value-type="float" office:value="6011" calcext:value-type="float">
            <text:p>6011</text:p>
          </table:table-cell>
          <table:table-cell office:value-type="float" office:value="2086" calcext:value-type="float">
            <text:p>2086</text:p>
          </table:table-cell>
          <table:table-cell office:value-type="float" office:value="9061" calcext:value-type="float">
            <text:p>9061</text:p>
          </table:table-cell>
          <table:table-cell office:value-type="float" office:value="9403" calcext:value-type="float">
            <text:p>9403</text:p>
          </table:table-cell>
          <table:table-cell office:value-type="float" office:value="3947" calcext:value-type="float">
            <text:p>3947</text:p>
          </table:table-cell>
          <table:table-cell office:value-type="float" office:value="5487" calcext:value-type="float">
            <text:p>5487</text:p>
          </table:table-cell>
          <table:table-cell office:value-type="float" office:value="9731" calcext:value-type="float">
            <text:p>9731</text:p>
          </table:table-cell>
          <table:table-cell office:value-type="float" office:value="7281" calcext:value-type="float">
            <text:p>7281</text:p>
          </table:table-cell>
          <table:table-cell office:value-type="float" office:value="3159" calcext:value-type="float">
            <text:p>3159</text:p>
          </table:table-cell>
          <table:table-cell office:value-type="float" office:value="1819" calcext:value-type="float">
            <text:p>1819</text:p>
          </table:table-cell>
          <table:table-cell office:value-type="float" office:value="1334" calcext:value-type="float">
            <text:p>1334</text:p>
          </table:table-cell>
          <table:table-cell office:value-type="float" office:value="3181" calcext:value-type="float">
            <text:p>3181</text:p>
          </table:table-cell>
          <table:table-cell office:value-type="float" office:value="5844" calcext:value-type="float">
            <text:p>5844</text:p>
          </table:table-cell>
          <table:table-cell office:value-type="float" office:value="5114" calcext:value-type="float">
            <text:p>5114</text:p>
          </table:table-cell>
          <table:table-cell office:value-type="float" office:value="9898" calcext:value-type="float">
            <text:p>9898</text:p>
          </table:table-cell>
          <table:table-cell office:value-type="float" office:value="4634" calcext:value-type="float">
            <text:p>4634</text:p>
          </table:table-cell>
          <table:table-cell office:value-type="float" office:value="2531" calcext:value-type="float">
            <text:p>2531</text:p>
          </table:table-cell>
          <table:table-cell office:value-type="float" office:value="4412" calcext:value-type="float">
            <text:p>4412</text:p>
          </table:table-cell>
          <table:table-cell office:value-type="float" office:value="6430" calcext:value-type="float">
            <text:p>6430</text:p>
          </table:table-cell>
          <table:table-cell office:value-type="float" office:value="4262" calcext:value-type="float">
            <text:p>4262</text:p>
          </table:table-cell>
          <table:table-cell office:value-type="float" office:value="8482" calcext:value-type="float">
            <text:p>8482</text:p>
          </table:table-cell>
          <table:table-cell office:value-type="float" office:value="4546" calcext:value-type="float">
            <text:p>4546</text:p>
          </table:table-cell>
          <table:table-cell office:value-type="float" office:value="4555" calcext:value-type="float">
            <text:p>4555</text:p>
          </table:table-cell>
          <table:table-cell office:value-type="float" office:value="6804" calcext:value-type="float">
            <text:p>6804</text:p>
          </table:table-cell>
          <table:table-cell office:value-type="float" office:value="2607" calcext:value-type="float">
            <text:p>2607</text:p>
          </table:table-cell>
          <table:table-cell office:value-type="float" office:value="9421" calcext:value-type="float">
            <text:p>9421</text:p>
          </table:table-cell>
          <table:table-cell office:value-type="float" office:value="686" calcext:value-type="float">
            <text:p>686</text:p>
          </table:table-cell>
          <table:table-cell office:value-type="float" office:value="8649" calcext:value-type="float">
            <text:p>8649</text:p>
          </table:table-cell>
          <table:table-cell office:value-type="float" office:value="8860" calcext:value-type="float">
            <text:p>8860</text:p>
          </table:table-cell>
          <table:table-cell office:value-type="float" office:value="7794" calcext:value-type="float">
            <text:p>7794</text:p>
          </table:table-cell>
          <table:table-cell office:value-type="float" office:value="6672" calcext:value-type="float">
            <text:p>6672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float" office:value="152" calcext:value-type="float">
            <text:p>152</text:p>
          </table:table-cell>
          <table:table-cell office:value-type="float" office:value="1558" calcext:value-type="float">
            <text:p>1558</text:p>
          </table:table-cell>
          <table:table-cell office:value-type="float" office:value="4963" calcext:value-type="float">
            <text:p>4963</text:p>
          </table:table-cell>
          <table:table-cell office:value-type="float" office:value="8750" calcext:value-type="float">
            <text:p>8750</text:p>
          </table:table-cell>
          <table:table-cell office:value-type="float" office:value="4754" calcext:value-type="float">
            <text:p>4754</text:p>
          </table:table-cell>
          <table:table-cell office:value-type="float" office:value="6521" calcext:value-type="float">
            <text:p>6521</text:p>
          </table:table-cell>
          <table:table-cell office:value-type="float" office:value="6256" calcext:value-type="float">
            <text:p>6256</text:p>
          </table:table-cell>
          <table:table-cell office:value-type="float" office:value="8818" calcext:value-type="float">
            <text:p>8818</text:p>
          </table:table-cell>
          <table:table-cell office:value-type="float" office:value="5208" calcext:value-type="float">
            <text:p>5208</text:p>
          </table:table-cell>
          <table:table-cell office:value-type="float" office:value="5691" calcext:value-type="float">
            <text:p>5691</text:p>
          </table:table-cell>
          <table:table-cell office:value-type="float" office:value="9659" calcext:value-type="float">
            <text:p>9659</text:p>
          </table:table-cell>
          <table:table-cell office:value-type="float" office:value="8377" calcext:value-type="float">
            <text:p>8377</text:p>
          </table:table-cell>
          <table:table-cell office:value-type="float" office:value="9725" calcext:value-type="float">
            <text:p>9725</text:p>
          </table:table-cell>
          <table:table-cell office:value-type="float" office:value="5050" calcext:value-type="float">
            <text:p>5050</text:p>
          </table:table-cell>
          <table:table-cell office:value-type="float" office:value="5343" calcext:value-type="float">
            <text:p>5343</text:p>
          </table:table-cell>
          <table:table-cell office:value-type="float" office:value="2539" calcext:value-type="float">
            <text:p>2539</text:p>
          </table:table-cell>
          <table:table-cell office:value-type="float" office:value="6101" calcext:value-type="float">
            <text:p>6101</text:p>
          </table:table-cell>
          <table:table-cell office:value-type="float" office:value="1844" calcext:value-type="float">
            <text:p>1844</text:p>
          </table:table-cell>
          <table:table-cell office:value-type="float" office:value="9700" calcext:value-type="float">
            <text:p>9700</text:p>
          </table:table-cell>
          <table:table-cell office:value-type="float" office:value="7750" calcext:value-type="float">
            <text:p>7750</text:p>
          </table:table-cell>
          <table:table-cell office:value-type="float" office:value="8114" calcext:value-type="float">
            <text:p>8114</text:p>
          </table:table-cell>
          <table:table-cell office:value-type="float" office:value="5357" calcext:value-type="float">
            <text:p>5357</text:p>
          </table:table-cell>
          <table:table-cell office:value-type="float" office:value="3001" calcext:value-type="float">
            <text:p>3001</text:p>
          </table:table-cell>
          <table:table-cell office:value-type="float" office:value="8830" calcext:value-type="float">
            <text:p>8830</text:p>
          </table:table-cell>
          <table:table-cell office:value-type="float" office:value="4438" calcext:value-type="float">
            <text:p>4438</text:p>
          </table:table-cell>
          <table:table-cell office:value-type="float" office:value="199" calcext:value-type="float">
            <text:p>199</text:p>
          </table:table-cell>
          <table:table-cell office:value-type="float" office:value="9545" calcext:value-type="float">
            <text:p>9545</text:p>
          </table:table-cell>
          <table:table-cell office:value-type="float" office:value="8496" calcext:value-type="float">
            <text:p>8496</text:p>
          </table:table-cell>
          <table:table-cell office:value-type="float" office:value="43" calcext:value-type="float">
            <text:p>43</text:p>
          </table:table-cell>
          <table:table-cell office:value-type="float" office:value="2078" calcext:value-type="float">
            <text:p>2078</text:p>
          </table:table-cell>
          <table:table-cell office:value-type="float" office:value="327" calcext:value-type="float">
            <text:p>327</text:p>
          </table:table-cell>
          <table:table-cell office:value-type="float" office:value="9397" calcext:value-type="float">
            <text:p>9397</text:p>
          </table:table-cell>
          <table:table-cell office:value-type="float" office:value="106" calcext:value-type="float">
            <text:p>106</text:p>
          </table:table-cell>
          <table:table-cell office:value-type="float" office:value="6090" calcext:value-type="float">
            <text:p>6090</text:p>
          </table:table-cell>
          <table:table-cell office:value-type="float" office:value="8181" calcext:value-type="float">
            <text:p>8181</text:p>
          </table:table-cell>
          <table:table-cell office:value-type="float" office:value="8646" calcext:value-type="float">
            <text:p>8646</text:p>
          </table:table-cell>
          <table:table-cell office:value-type="float" office:value="6414" calcext:value-type="float">
            <text:p>6414</text:p>
          </table:table-cell>
          <table:table-cell office:value-type="float" office:value="7499" calcext:value-type="float">
            <text:p>7499</text:p>
          </table:table-cell>
          <table:table-cell office:value-type="float" office:value="5450" calcext:value-type="float">
            <text:p>5450</text:p>
          </table:table-cell>
          <table:table-cell office:value-type="float" office:value="4850" calcext:value-type="float">
            <text:p>4850</text:p>
          </table:table-cell>
          <table:table-cell office:value-type="float" office:value="6273" calcext:value-type="float">
            <text:p>6273</text:p>
          </table:table-cell>
          <table:table-cell office:value-type="float" office:value="5014" calcext:value-type="float">
            <text:p>5014</text:p>
          </table:table-cell>
          <table:table-cell office:value-type="float" office:value="4131" calcext:value-type="float">
            <text:p>4131</text:p>
          </table:table-cell>
          <table:table-cell office:value-type="float" office:value="7639" calcext:value-type="float">
            <text:p>7639</text:p>
          </table:table-cell>
          <table:table-cell office:value-type="float" office:value="3913" calcext:value-type="float">
            <text:p>3913</text:p>
          </table:table-cell>
          <table:table-cell office:value-type="float" office:value="6571" calcext:value-type="float">
            <text:p>6571</text:p>
          </table:table-cell>
          <table:table-cell office:value-type="float" office:value="8534" calcext:value-type="float">
            <text:p>8534</text:p>
          </table:table-cell>
          <table:table-cell office:value-type="float" office:value="9703" calcext:value-type="float">
            <text:p>9703</text:p>
          </table:table-cell>
          <table:table-cell office:value-type="float" office:value="4391" calcext:value-type="float">
            <text:p>4391</text:p>
          </table:table-cell>
          <table:table-cell office:value-type="float" office:value="7618" calcext:value-type="float">
            <text:p>7618</text:p>
          </table:table-cell>
          <table:table-cell office:value-type="float" office:value="445" calcext:value-type="float">
            <text:p>445</text:p>
          </table:table-cell>
          <table:table-cell office:value-type="float" office:value="1320" calcext:value-type="float">
            <text:p>1320</text:p>
          </table:table-cell>
          <table:table-cell office:value-type="float" office:value="5" calcext:value-type="float">
            <text:p>5</text:p>
          </table:table-cell>
          <table:table-cell office:value-type="float" office:value="1894" calcext:value-type="float">
            <text:p>1894</text:p>
          </table:table-cell>
          <table:table-cell office:value-type="float" office:value="6771" calcext:value-type="float">
            <text:p>6771</text:p>
          </table:table-cell>
          <table:table-cell office:value-type="float" office:value="7383" calcext:value-type="float">
            <text:p>7383</text:p>
          </table:table-cell>
          <table:table-cell office:value-type="float" office:value="9191" calcext:value-type="float">
            <text:p>9191</text:p>
          </table:table-cell>
          <table:table-cell office:value-type="float" office:value="4708" calcext:value-type="float">
            <text:p>4708</text:p>
          </table:table-cell>
          <table:table-cell office:value-type="float" office:value="9706" calcext:value-type="float">
            <text:p>9706</text:p>
          </table:table-cell>
          <table:table-cell office:value-type="float" office:value="6939" calcext:value-type="float">
            <text:p>6939</text:p>
          </table:table-cell>
          <table:table-cell office:value-type="float" office:value="7937" calcext:value-type="float">
            <text:p>7937</text:p>
          </table:table-cell>
          <table:table-cell office:value-type="float" office:value="8726" calcext:value-type="float">
            <text:p>8726</text:p>
          </table:table-cell>
          <table:table-cell office:value-type="float" office:value="9382" calcext:value-type="float">
            <text:p>9382</text:p>
          </table:table-cell>
          <table:table-cell office:value-type="float" office:value="5216" calcext:value-type="float">
            <text:p>5216</text:p>
          </table:table-cell>
          <table:table-cell office:value-type="float" office:value="3685" calcext:value-type="float">
            <text:p>3685</text:p>
          </table:table-cell>
          <table:table-cell office:value-type="float" office:value="2247" calcext:value-type="float">
            <text:p>2247</text:p>
          </table:table-cell>
          <table:table-cell office:value-type="float" office:value="9029" calcext:value-type="float">
            <text:p>9029</text:p>
          </table:table-cell>
          <table:table-cell office:value-type="float" office:value="8154" calcext:value-type="float">
            <text:p>8154</text:p>
          </table:table-cell>
          <table:table-cell office:value-type="float" office:value="1738" calcext:value-type="float">
            <text:p>1738</text:p>
          </table:table-cell>
          <table:table-cell office:value-type="float" office:value="9984" calcext:value-type="float">
            <text:p>9984</text:p>
          </table:table-cell>
          <table:table-cell office:value-type="float" office:value="2626" calcext:value-type="float">
            <text:p>2626</text:p>
          </table:table-cell>
          <table:table-cell office:value-type="float" office:value="9438" calcext:value-type="float">
            <text:p>9438</text:p>
          </table:table-cell>
          <table:table-cell office:value-type="float" office:value="4167" calcext:value-type="float">
            <text:p>4167</text:p>
          </table:table-cell>
          <table:table-cell office:value-type="float" office:value="6351" calcext:value-type="float">
            <text:p>6351</text:p>
          </table:table-cell>
          <table:table-cell office:value-type="float" office:value="5060" calcext:value-type="float">
            <text:p>5060</text:p>
          </table:table-cell>
          <table:table-cell office:value-type="float" office:value="29" calcext:value-type="float">
            <text:p>29</text:p>
          </table:table-cell>
          <table:table-cell office:value-type="float" office:value="1218" calcext:value-type="float">
            <text:p>1218</text:p>
          </table:table-cell>
          <table:table-cell office:value-type="float" office:value="1239" calcext:value-type="float">
            <text:p>1239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213" calcext:value-type="float">
            <text:p>5213</text:p>
          </table:table-cell>
          <table:table-cell office:value-type="float" office:value="8297" calcext:value-type="float">
            <text:p>8297</text:p>
          </table:table-cell>
          <table:table-cell office:value-type="float" office:value="8974" calcext:value-type="float">
            <text:p>8974</text:p>
          </table:table-cell>
          <table:table-cell office:value-type="float" office:value="4032" calcext:value-type="float">
            <text:p>4032</text:p>
          </table:table-cell>
          <table:table-cell office:value-type="float" office:value="6966" calcext:value-type="float">
            <text:p>6966</text:p>
          </table:table-cell>
          <table:table-cell office:value-type="float" office:value="5717" calcext:value-type="float">
            <text:p>5717</text:p>
          </table:table-cell>
          <table:table-cell office:value-type="float" office:value="1179" calcext:value-type="float">
            <text:p>1179</text:p>
          </table:table-cell>
          <table:table-cell office:value-type="float" office:value="6523" calcext:value-type="float">
            <text:p>6523</text:p>
          </table:table-cell>
          <table:table-cell office:value-type="float" office:value="4679" calcext:value-type="float">
            <text:p>4679</text:p>
          </table:table-cell>
          <table:table-cell office:value-type="float" office:value="9513" calcext:value-type="float">
            <text:p>9513</text:p>
          </table:table-cell>
          <table:table-cell office:value-type="float" office:value="1481" calcext:value-type="float">
            <text:p>1481</text:p>
          </table:table-cell>
          <table:table-cell office:value-type="float" office:value="3041" calcext:value-type="float">
            <text:p>3041</text:p>
          </table:table-cell>
          <table:table-cell office:value-type="float" office:value="5355" calcext:value-type="float">
            <text:p>5355</text:p>
          </table:table-cell>
          <table:table-cell office:value-type="float" office:value="9303" calcext:value-type="float">
            <text:p>9303</text:p>
          </table:table-cell>
          <table:table-cell office:value-type="float" office:value="9154" calcext:value-type="float">
            <text:p>9154</text:p>
          </table:table-cell>
          <table:table-cell office:value-type="float" office:value="1389" calcext:value-type="float">
            <text:p>1389</text:p>
          </table:table-cell>
          <table:table-cell office:value-type="float" office:value="8702" calcext:value-type="float">
            <text:p>8702</text:p>
          </table:table-cell>
          <table:table-cell office:value-type="float" office:value="6589" calcext:value-type="float">
            <text:p>6589</text:p>
          </table:table-cell>
          <table:table-cell office:value-type="float" office:value="7818" calcext:value-type="float">
            <text:p>7818</text:p>
          </table:table-cell>
          <table:table-cell office:value-type="float" office:value="6336" calcext:value-type="float">
            <text:p>6336</text:p>
          </table:table-cell>
          <table:table-cell office:value-type="float" office:value="3539" calcext:value-type="float">
            <text:p>3539</text:p>
          </table:table-cell>
          <table:table-cell office:value-type="float" office:value="5538" calcext:value-type="float">
            <text:p>5538</text:p>
          </table:table-cell>
          <table:table-cell office:value-type="float" office:value="3094" calcext:value-type="float">
            <text:p>3094</text:p>
          </table:table-cell>
          <table:table-cell office:value-type="float" office:value="6646" calcext:value-type="float">
            <text:p>6646</text:p>
          </table:table-cell>
          <table:table-cell office:value-type="float" office:value="6702" calcext:value-type="float">
            <text:p>6702</text:p>
          </table:table-cell>
          <table:table-cell office:value-type="float" office:value="6266" calcext:value-type="float">
            <text:p>6266</text:p>
          </table:table-cell>
          <table:table-cell office:value-type="float" office:value="2759" calcext:value-type="float">
            <text:p>2759</text:p>
          </table:table-cell>
          <table:table-cell office:value-type="float" office:value="4608" calcext:value-type="float">
            <text:p>4608</text:p>
          </table:table-cell>
          <table:table-cell office:value-type="float" office:value="4452" calcext:value-type="float">
            <text:p>4452</text:p>
          </table:table-cell>
          <table:table-cell office:value-type="float" office:value="617" calcext:value-type="float">
            <text:p>617</text:p>
          </table:table-cell>
          <table:table-cell office:value-type="float" office:value="9406" calcext:value-type="float">
            <text:p>9406</text:p>
          </table:table-cell>
          <table:table-cell office:value-type="float" office:value="8064" calcext:value-type="float">
            <text:p>8064</text:p>
          </table:table-cell>
          <table:table-cell office:value-type="float" office:value="6379" calcext:value-type="float">
            <text:p>6379</text:p>
          </table:table-cell>
          <table:table-cell office:value-type="float" office:value="444" calcext:value-type="float">
            <text:p>444</text:p>
          </table:table-cell>
          <table:table-cell office:value-type="float" office:value="5602" calcext:value-type="float">
            <text:p>5602</text:p>
          </table:table-cell>
          <table:table-cell office:value-type="float" office:value="4950" calcext:value-type="float">
            <text:p>4950</text:p>
          </table:table-cell>
          <table:table-cell office:value-type="float" office:value="1810" calcext:value-type="float">
            <text:p>1810</text:p>
          </table:table-cell>
          <table:table-cell office:value-type="float" office:value="8391" calcext:value-type="float">
            <text:p>8391</text:p>
          </table:table-cell>
          <table:table-cell office:value-type="float" office:value="1536" calcext:value-type="float">
            <text:p>1536</text:p>
          </table:table-cell>
          <table:table-cell office:value-type="float" office:value="316" calcext:value-type="float">
            <text:p>316</text:p>
          </table:table-cell>
          <table:table-cell office:value-type="float" office:value="8714" calcext:value-type="float">
            <text:p>8714</text:p>
          </table:table-cell>
          <table:table-cell office:value-type="float" office:value="1178" calcext:value-type="float">
            <text:p>1178</text:p>
          </table:table-cell>
          <table:table-cell office:value-type="float" office:value="5182" calcext:value-type="float">
            <text:p>5182</text:p>
          </table:table-cell>
          <table:table-cell office:value-type="float" office:value="5863" calcext:value-type="float">
            <text:p>5863</text:p>
          </table:table-cell>
          <table:table-cell office:value-type="float" office:value="5110" calcext:value-type="float">
            <text:p>5110</text:p>
          </table:table-cell>
          <table:table-cell office:value-type="float" office:value="5372" calcext:value-type="float">
            <text:p>5372</text:p>
          </table:table-cell>
          <table:table-cell office:value-type="float" office:value="4954" calcext:value-type="float">
            <text:p>4954</text:p>
          </table:table-cell>
          <table:table-cell office:value-type="float" office:value="1978" calcext:value-type="float">
            <text:p>1978</text:p>
          </table:table-cell>
          <table:table-cell office:value-type="float" office:value="2971" calcext:value-type="float">
            <text:p>2971</text:p>
          </table:table-cell>
          <table:table-cell office:value-type="float" office:value="5680" calcext:value-type="float">
            <text:p>5680</text:p>
          </table:table-cell>
          <table:table-cell office:value-type="float" office:value="4863" calcext:value-type="float">
            <text:p>4863</text:p>
          </table:table-cell>
          <table:table-cell office:value-type="float" office:value="2255" calcext:value-type="float">
            <text:p>2255</text:p>
          </table:table-cell>
          <table:table-cell office:value-type="float" office:value="4630" calcext:value-type="float">
            <text:p>4630</text:p>
          </table:table-cell>
          <table:table-cell office:value-type="float" office:value="5723" calcext:value-type="float">
            <text:p>5723</text:p>
          </table:table-cell>
          <table:table-cell office:value-type="float" office:value="2168" calcext:value-type="float">
            <text:p>2168</text:p>
          </table:table-cell>
          <table:table-cell office:value-type="float" office:value="538" calcext:value-type="float">
            <text:p>538</text:p>
          </table:table-cell>
          <table:table-cell office:value-type="float" office:value="1692" calcext:value-type="float">
            <text:p>1692</text:p>
          </table:table-cell>
          <table:table-cell office:value-type="float" office:value="1319" calcext:value-type="float">
            <text:p>1319</text:p>
          </table:table-cell>
          <table:table-cell office:value-type="float" office:value="7540" calcext:value-type="float">
            <text:p>7540</text:p>
          </table:table-cell>
          <table:table-cell office:value-type="float" office:value="440" calcext:value-type="float">
            <text:p>440</text:p>
          </table:table-cell>
          <table:table-cell office:value-type="float" office:value="6430" calcext:value-type="float">
            <text:p>6430</text:p>
          </table:table-cell>
          <table:table-cell office:value-type="float" office:value="6266" calcext:value-type="float">
            <text:p>6266</text:p>
          </table:table-cell>
          <table:table-cell office:value-type="float" office:value="7712" calcext:value-type="float">
            <text:p>7712</text:p>
          </table:table-cell>
          <table:table-cell office:value-type="float" office:value="7385" calcext:value-type="float">
            <text:p>7385</text:p>
          </table:table-cell>
          <table:table-cell office:value-type="float" office:value="5702" calcext:value-type="float">
            <text:p>5702</text:p>
          </table:table-cell>
          <table:table-cell office:value-type="float" office:value="620" calcext:value-type="float">
            <text:p>620</text:p>
          </table:table-cell>
          <table:table-cell office:value-type="float" office:value="641" calcext:value-type="float">
            <text:p>641</text:p>
          </table:table-cell>
          <table:table-cell office:value-type="float" office:value="3136" calcext:value-type="float">
            <text:p>3136</text:p>
          </table:table-cell>
          <table:table-cell office:value-type="float" office:value="7350" calcext:value-type="float">
            <text:p>7350</text:p>
          </table:table-cell>
          <table:table-cell office:value-type="float" office:value="1478" calcext:value-type="float">
            <text:p>1478</text:p>
          </table:table-cell>
          <table:table-cell office:value-type="float" office:value="3155" calcext:value-type="float">
            <text:p>3155</text:p>
          </table:table-cell>
          <table:table-cell office:value-type="float" office:value="2820" calcext:value-type="float">
            <text:p>2820</text:p>
          </table:table-cell>
          <table:table-cell office:value-type="float" office:value="9109" calcext:value-type="float">
            <text:p>9109</text:p>
          </table:table-cell>
          <table:table-cell office:value-type="float" office:value="6261" calcext:value-type="float">
            <text:p>6261</text:p>
          </table:table-cell>
          <table:table-cell office:value-type="float" office:value="1122" calcext:value-type="float">
            <text:p>1122</text:p>
          </table:table-cell>
          <table:table-cell office:value-type="float" office:value="4470" calcext:value-type="float">
            <text:p>4470</text:p>
          </table:table-cell>
          <table:table-cell office:value-type="float" office:value="14" calcext:value-type="float">
            <text:p>14</text:p>
          </table:table-cell>
          <table:table-cell office:value-type="float" office:value="8493" calcext:value-type="float">
            <text:p>8493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301" calcext:value-type="float">
            <text:p>4301</text:p>
          </table:table-cell>
          <table:table-cell office:value-type="float" office:value="6082" calcext:value-type="float">
            <text:p>6082</text:p>
          </table:table-cell>
          <table:table-cell office:value-type="float" office:value="474" calcext:value-type="float">
            <text:p>474</text:p>
          </table:table-cell>
          <table:table-cell office:value-type="float" office:value="4974" calcext:value-type="float">
            <text:p>4974</text:p>
          </table:table-cell>
          <table:table-cell office:value-type="float" office:value="7822" calcext:value-type="float">
            <text:p>7822</text:p>
          </table:table-cell>
          <table:table-cell office:value-type="float" office:value="2102" calcext:value-type="float">
            <text:p>2102</text:p>
          </table:table-cell>
          <table:table-cell office:value-type="float" office:value="5161" calcext:value-type="float">
            <text:p>5161</text:p>
          </table:table-cell>
          <table:table-cell office:value-type="float" office:value="5172" calcext:value-type="float">
            <text:p>5172</text:p>
          </table:table-cell>
          <table:table-cell office:value-type="float" office:value="6946" calcext:value-type="float">
            <text:p>6946</text:p>
          </table:table-cell>
          <table:table-cell office:value-type="float" office:value="8074" calcext:value-type="float">
            <text:p>8074</text:p>
          </table:table-cell>
          <table:table-cell office:value-type="float" office:value="9716" calcext:value-type="float">
            <text:p>9716</text:p>
          </table:table-cell>
          <table:table-cell office:value-type="float" office:value="6586" calcext:value-type="float">
            <text:p>6586</text:p>
          </table:table-cell>
          <table:table-cell office:value-type="float" office:value="9962" calcext:value-type="float">
            <text:p>9962</text:p>
          </table:table-cell>
          <table:table-cell office:value-type="float" office:value="9749" calcext:value-type="float">
            <text:p>9749</text:p>
          </table:table-cell>
          <table:table-cell office:value-type="float" office:value="5015" calcext:value-type="float">
            <text:p>5015</text:p>
          </table:table-cell>
          <table:table-cell office:value-type="float" office:value="2217" calcext:value-type="float">
            <text:p>2217</text:p>
          </table:table-cell>
          <table:table-cell office:value-type="float" office:value="995" calcext:value-type="float">
            <text:p>995</text:p>
          </table:table-cell>
          <table:table-cell office:value-type="float" office:value="5388" calcext:value-type="float">
            <text:p>5388</text:p>
          </table:table-cell>
          <table:table-cell office:value-type="float" office:value="4402" calcext:value-type="float">
            <text:p>4402</text:p>
          </table:table-cell>
          <table:table-cell office:value-type="float" office:value="7652" calcext:value-type="float">
            <text:p>7652</text:p>
          </table:table-cell>
          <table:table-cell office:value-type="float" office:value="6399" calcext:value-type="float">
            <text:p>6399</text:p>
          </table:table-cell>
          <table:table-cell office:value-type="float" office:value="6539" calcext:value-type="float">
            <text:p>6539</text:p>
          </table:table-cell>
          <table:table-cell office:value-type="float" office:value="1349" calcext:value-type="float">
            <text:p>1349</text:p>
          </table:table-cell>
          <table:table-cell office:value-type="float" office:value="8101" calcext:value-type="float">
            <text:p>8101</text:p>
          </table:table-cell>
          <table:table-cell office:value-type="float" office:value="3677" calcext:value-type="float">
            <text:p>3677</text:p>
          </table:table-cell>
          <table:table-cell office:value-type="float" office:value="1328" calcext:value-type="float">
            <text:p>1328</text:p>
          </table:table-cell>
          <table:table-cell office:value-type="float" office:value="9612" calcext:value-type="float">
            <text:p>9612</text:p>
          </table:table-cell>
          <table:table-cell office:value-type="float" office:value="7922" calcext:value-type="float">
            <text:p>7922</text:p>
          </table:table-cell>
          <table:table-cell office:value-type="float" office:value="2879" calcext:value-type="float">
            <text:p>2879</text:p>
          </table:table-cell>
          <table:table-cell office:value-type="float" office:value="231" calcext:value-type="float">
            <text:p>231</text:p>
          </table:table-cell>
          <table:table-cell office:value-type="float" office:value="5887" calcext:value-type="float">
            <text:p>5887</text:p>
          </table:table-cell>
          <table:table-cell office:value-type="float" office:value="2655" calcext:value-type="float">
            <text:p>2655</text:p>
          </table:table-cell>
          <table:table-cell office:value-type="float" office:value="508" calcext:value-type="float">
            <text:p>508</text:p>
          </table:table-cell>
          <table:table-cell office:value-type="float" office:value="4357" calcext:value-type="float">
            <text:p>4357</text:p>
          </table:table-cell>
          <table:table-cell office:value-type="float" office:value="4964" calcext:value-type="float">
            <text:p>4964</text:p>
          </table:table-cell>
          <table:table-cell office:value-type="float" office:value="3554" calcext:value-type="float">
            <text:p>3554</text:p>
          </table:table-cell>
          <table:table-cell office:value-type="float" office:value="5930" calcext:value-type="float">
            <text:p>5930</text:p>
          </table:table-cell>
          <table:table-cell office:value-type="float" office:value="6236" calcext:value-type="float">
            <text:p>6236</text:p>
          </table:table-cell>
          <table:table-cell office:value-type="float" office:value="7384" calcext:value-type="float">
            <text:p>7384</text:p>
          </table:table-cell>
          <table:table-cell office:value-type="float" office:value="4614" calcext:value-type="float">
            <text:p>4614</text:p>
          </table:table-cell>
          <table:table-cell office:value-type="float" office:value="280" calcext:value-type="float">
            <text:p>280</text:p>
          </table:table-cell>
          <table:table-cell office:value-type="float" office:value="3093" calcext:value-type="float">
            <text:p>3093</text:p>
          </table:table-cell>
          <table:table-cell office:value-type="float" office:value="9600" calcext:value-type="float">
            <text:p>9600</text:p>
          </table:table-cell>
          <table:table-cell office:value-type="float" office:value="2110" calcext:value-type="float">
            <text:p>2110</text:p>
          </table:table-cell>
          <table:table-cell office:value-type="float" office:value="7863" calcext:value-type="float">
            <text:p>7863</text:p>
          </table:table-cell>
          <table:table-cell office:value-type="float" office:value="2631" calcext:value-type="float">
            <text:p>2631</text:p>
          </table:table-cell>
          <table:table-cell office:value-type="float" office:value="6626" calcext:value-type="float">
            <text:p>6626</text:p>
          </table:table-cell>
          <table:table-cell office:value-type="float" office:value="6620" calcext:value-type="float">
            <text:p>6620</text:p>
          </table:table-cell>
          <table:table-cell office:value-type="float" office:value="68" calcext:value-type="float">
            <text:p>68</text:p>
          </table:table-cell>
          <table:table-cell office:value-type="float" office:value="1311" calcext:value-type="float">
            <text:p>1311</text:p>
          </table:table-cell>
          <table:table-cell office:value-type="float" office:value="7198" calcext:value-type="float">
            <text:p>7198</text:p>
          </table:table-cell>
          <table:table-cell office:value-type="float" office:value="7561" calcext:value-type="float">
            <text:p>7561</text:p>
          </table:table-cell>
          <table:table-cell office:value-type="float" office:value="1768" calcext:value-type="float">
            <text:p>1768</text:p>
          </table:table-cell>
          <table:table-cell office:value-type="float" office:value="5139" calcext:value-type="float">
            <text:p>5139</text:p>
          </table:table-cell>
          <table:table-cell office:value-type="float" office:value="1431" calcext:value-type="float">
            <text:p>1431</text:p>
          </table:table-cell>
          <table:table-cell office:value-type="float" office:value="221" calcext:value-type="float">
            <text:p>221</text:p>
          </table:table-cell>
          <table:table-cell office:value-type="float" office:value="230" calcext:value-type="float">
            <text:p>230</text:p>
          </table:table-cell>
          <table:table-cell office:value-type="float" office:value="2940" calcext:value-type="float">
            <text:p>2940</text:p>
          </table:table-cell>
          <table:table-cell office:value-type="float" office:value="968" calcext:value-type="float">
            <text:p>968</text:p>
          </table:table-cell>
          <table:table-cell office:value-type="float" office:value="5283" calcext:value-type="float">
            <text:p>5283</text:p>
          </table:table-cell>
          <table:table-cell office:value-type="float" office:value="6517" calcext:value-type="float">
            <text:p>6517</text:p>
          </table:table-cell>
          <table:table-cell office:value-type="float" office:value="2146" calcext:value-type="float">
            <text:p>2146</text:p>
          </table:table-cell>
          <table:table-cell office:value-type="float" office:value="1646" calcext:value-type="float">
            <text:p>1646</text:p>
          </table:table-cell>
          <table:table-cell office:value-type="float" office:value="869" calcext:value-type="float">
            <text:p>869</text:p>
          </table:table-cell>
          <table:table-cell office:value-type="float" office:value="9402" calcext:value-type="float">
            <text:p>9402</text:p>
          </table:table-cell>
          <table:table-cell office:value-type="float" office:value="7068" calcext:value-type="float">
            <text:p>7068</text:p>
          </table:table-cell>
          <table:table-cell office:value-type="float" office:value="8645" calcext:value-type="float">
            <text:p>8645</text:p>
          </table:table-cell>
          <table:table-cell office:value-type="float" office:value="7058" calcext:value-type="float">
            <text:p>7058</text:p>
          </table:table-cell>
          <table:table-cell office:value-type="float" office:value="1765" calcext:value-type="float">
            <text:p>1765</text:p>
          </table:table-cell>
          <table:table-cell office:value-type="float" office:value="9690" calcext:value-type="float">
            <text:p>9690</text:p>
          </table:table-cell>
          <table:table-cell office:value-type="float" office:value="4152" calcext:value-type="float">
            <text:p>4152</text:p>
          </table:table-cell>
          <table:table-cell office:value-type="float" office:value="2926" calcext:value-type="float">
            <text:p>2926</text:p>
          </table:table-cell>
          <table:table-cell office:value-type="float" office:value="9504" calcext:value-type="float">
            <text:p>9504</text:p>
          </table:table-cell>
          <table:table-cell office:value-type="float" office:value="2939" calcext:value-type="float">
            <text:p>2939</text:p>
          </table:table-cell>
          <table:table-cell office:value-type="float" office:value="7504" calcext:value-type="float">
            <text:p>7504</text:p>
          </table:table-cell>
          <table:table-cell office:value-type="float" office:value="6074" calcext:value-type="float">
            <text:p>6074</text:p>
          </table:table-cell>
          <table:table-cell office:value-type="float" office:value="2944" calcext:value-type="float">
            <text:p>2944</text:p>
          </table:table-cell>
          <table:table-cell office:value-type="float" office:value="6470" calcext:value-type="float">
            <text:p>6470</text:p>
          </table:table-cell>
          <table:table-cell office:value-type="float" office:value="7859" calcext:value-type="float">
            <text:p>7859</text:p>
          </table:table-cell>
        </table:table-row>
        <table:table-row table:style-name="ro1">
          <table:table-cell office:value-type="float" office:value="4659" calcext:value-type="float">
            <text:p>4659</text:p>
          </table:table-cell>
          <table:table-cell office:value-type="float" office:value="736" calcext:value-type="float">
            <text:p>736</text:p>
          </table:table-cell>
          <table:table-cell office:value-type="float" office:value="4951" calcext:value-type="float">
            <text:p>4951</text:p>
          </table:table-cell>
          <table:table-cell office:value-type="float" office:value="9344" calcext:value-type="float">
            <text:p>9344</text:p>
          </table:table-cell>
          <table:table-cell office:value-type="float" office:value="1927" calcext:value-type="float">
            <text:p>1927</text:p>
          </table:table-cell>
          <table:table-cell office:value-type="float" office:value="6271" calcext:value-type="float">
            <text:p>6271</text:p>
          </table:table-cell>
          <table:table-cell office:value-type="float" office:value="8837" calcext:value-type="float">
            <text:p>8837</text:p>
          </table:table-cell>
          <table:table-cell office:value-type="float" office:value="8711" calcext:value-type="float">
            <text:p>8711</text:p>
          </table:table-cell>
          <table:table-cell office:value-type="float" office:value="3241" calcext:value-type="float">
            <text:p>3241</text:p>
          </table:table-cell>
          <table:table-cell office:value-type="float" office:value="6579" calcext:value-type="float">
            <text:p>6579</text:p>
          </table:table-cell>
          <table:table-cell office:value-type="float" office:value="7660" calcext:value-type="float">
            <text:p>7660</text:p>
          </table:table-cell>
          <table:table-cell office:value-type="float" office:value="5499" calcext:value-type="float">
            <text:p>5499</text:p>
          </table:table-cell>
          <table:table-cell office:value-type="float" office:value="5616" calcext:value-type="float">
            <text:p>5616</text:p>
          </table:table-cell>
          <table:table-cell office:value-type="float" office:value="3743" calcext:value-type="float">
            <text:p>3743</text:p>
          </table:table-cell>
          <table:table-cell office:value-type="float" office:value="5801" calcext:value-type="float">
            <text:p>5801</text:p>
          </table:table-cell>
          <table:table-cell office:value-type="float" office:value="4682" calcext:value-type="float">
            <text:p>4682</text:p>
          </table:table-cell>
          <table:table-cell office:value-type="float" office:value="9748" calcext:value-type="float">
            <text:p>9748</text:p>
          </table:table-cell>
          <table:table-cell office:value-type="float" office:value="8796" calcext:value-type="float">
            <text:p>8796</text:p>
          </table:table-cell>
          <table:table-cell office:value-type="float" office:value="779" calcext:value-type="float">
            <text:p>779</text:p>
          </table:table-cell>
          <table:table-cell office:value-type="float" office:value="1833" calcext:value-type="float">
            <text:p>1833</text:p>
          </table:table-cell>
          <table:table-cell office:value-type="float" office:value="4549" calcext:value-type="float">
            <text:p>4549</text:p>
          </table:table-cell>
          <table:table-cell office:value-type="float" office:value="8138" calcext:value-type="float">
            <text:p>8138</text:p>
          </table:table-cell>
          <table:table-cell office:value-type="float" office:value="4026" calcext:value-type="float">
            <text:p>4026</text:p>
          </table:table-cell>
          <table:table-cell office:value-type="float" office:value="775" calcext:value-type="float">
            <text:p>775</text:p>
          </table:table-cell>
          <table:table-cell office:value-type="float" office:value="4170" calcext:value-type="float">
            <text:p>4170</text:p>
          </table:table-cell>
          <table:table-cell office:value-type="float" office:value="2432" calcext:value-type="float">
            <text:p>2432</text:p>
          </table:table-cell>
          <table:table-cell office:value-type="float" office:value="4174" calcext:value-type="float">
            <text:p>4174</text:p>
          </table:table-cell>
          <table:table-cell office:value-type="float" office:value="3741" calcext:value-type="float">
            <text:p>3741</text:p>
          </table:table-cell>
          <table:table-cell office:value-type="float" office:value="7540" calcext:value-type="float">
            <text:p>7540</text:p>
          </table:table-cell>
          <table:table-cell office:value-type="float" office:value="8017" calcext:value-type="float">
            <text:p>8017</text:p>
          </table:table-cell>
          <table:table-cell office:value-type="float" office:value="2833" calcext:value-type="float">
            <text:p>2833</text:p>
          </table:table-cell>
          <table:table-cell office:value-type="float" office:value="4027" calcext:value-type="float">
            <text:p>4027</text:p>
          </table:table-cell>
          <table:table-cell office:value-type="float" office:value="396" calcext:value-type="float">
            <text:p>396</text:p>
          </table:table-cell>
          <table:table-cell office:value-type="float" office:value="811" calcext:value-type="float">
            <text:p>811</text:p>
          </table:table-cell>
          <table:table-cell office:value-type="float" office:value="2871" calcext:value-type="float">
            <text:p>2871</text:p>
          </table:table-cell>
          <table:table-cell office:value-type="float" office:value="1150" calcext:value-type="float">
            <text:p>1150</text:p>
          </table:table-cell>
          <table:table-cell office:value-type="float" office:value="9809" calcext:value-type="float">
            <text:p>9809</text:p>
          </table:table-cell>
          <table:table-cell office:value-type="float" office:value="2719" calcext:value-type="float">
            <text:p>2719</text:p>
          </table:table-cell>
          <table:table-cell office:value-type="float" office:value="9199" calcext:value-type="float">
            <text:p>9199</text:p>
          </table:table-cell>
          <table:table-cell office:value-type="float" office:value="8504" calcext:value-type="float">
            <text:p>8504</text:p>
          </table:table-cell>
          <table:table-cell office:value-type="float" office:value="1224" calcext:value-type="float">
            <text:p>1224</text:p>
          </table:table-cell>
          <table:table-cell office:value-type="float" office:value="540" calcext:value-type="float">
            <text:p>540</text:p>
          </table:table-cell>
          <table:table-cell office:value-type="float" office:value="2051" calcext:value-type="float">
            <text:p>2051</text:p>
          </table:table-cell>
          <table:table-cell office:value-type="float" office:value="3519" calcext:value-type="float">
            <text:p>3519</text:p>
          </table:table-cell>
          <table:table-cell office:value-type="float" office:value="7982" calcext:value-type="float">
            <text:p>7982</text:p>
          </table:table-cell>
          <table:table-cell office:value-type="float" office:value="7367" calcext:value-type="float">
            <text:p>7367</text:p>
          </table:table-cell>
          <table:table-cell office:value-type="float" office:value="2761" calcext:value-type="float">
            <text:p>2761</text:p>
          </table:table-cell>
          <table:table-cell office:value-type="float" office:value="308" calcext:value-type="float">
            <text:p>308</text:p>
          </table:table-cell>
          <table:table-cell office:value-type="float" office:value="3358" calcext:value-type="float">
            <text:p>3358</text:p>
          </table:table-cell>
          <table:table-cell office:value-type="float" office:value="6505" calcext:value-type="float">
            <text:p>6505</text:p>
          </table:table-cell>
          <table:table-cell office:value-type="float" office:value="2050" calcext:value-type="float">
            <text:p>2050</text:p>
          </table:table-cell>
          <table:table-cell office:value-type="float" office:value="4836" calcext:value-type="float">
            <text:p>4836</text:p>
          </table:table-cell>
          <table:table-cell office:value-type="float" office:value="5090" calcext:value-type="float">
            <text:p>5090</text:p>
          </table:table-cell>
          <table:table-cell office:value-type="float" office:value="7864" calcext:value-type="float">
            <text:p>7864</text:p>
          </table:table-cell>
          <table:table-cell office:value-type="float" office:value="805" calcext:value-type="float">
            <text:p>805</text:p>
          </table:table-cell>
          <table:table-cell office:value-type="float" office:value="2566" calcext:value-type="float">
            <text:p>2566</text:p>
          </table:table-cell>
          <table:table-cell office:value-type="float" office:value="2409" calcext:value-type="float">
            <text:p>2409</text:p>
          </table:table-cell>
          <table:table-cell office:value-type="float" office:value="6876" calcext:value-type="float">
            <text:p>6876</text:p>
          </table:table-cell>
          <table:table-cell office:value-type="float" office:value="3361" calcext:value-type="float">
            <text:p>3361</text:p>
          </table:table-cell>
          <table:table-cell office:value-type="float" office:value="8622" calcext:value-type="float">
            <text:p>8622</text:p>
          </table:table-cell>
          <table:table-cell office:value-type="float" office:value="5572" calcext:value-type="float">
            <text:p>5572</text:p>
          </table:table-cell>
          <table:table-cell office:value-type="float" office:value="5895" calcext:value-type="float">
            <text:p>5895</text:p>
          </table:table-cell>
          <table:table-cell office:value-type="float" office:value="3280" calcext:value-type="float">
            <text:p>3280</text:p>
          </table:table-cell>
          <table:table-cell office:value-type="float" office:value="441" calcext:value-type="float">
            <text:p>441</text:p>
          </table:table-cell>
          <table:table-cell office:value-type="float" office:value="7893" calcext:value-type="float">
            <text:p>7893</text:p>
          </table:table-cell>
          <table:table-cell office:value-type="float" office:value="8105" calcext:value-type="float">
            <text:p>8105</text:p>
          </table:table-cell>
          <table:table-cell office:value-type="float" office:value="1634" calcext:value-type="float">
            <text:p>1634</text:p>
          </table:table-cell>
          <table:table-cell office:value-type="float" office:value="2929" calcext:value-type="float">
            <text:p>2929</text:p>
          </table:table-cell>
          <table:table-cell office:value-type="float" office:value="274" calcext:value-type="float">
            <text:p>274</text:p>
          </table:table-cell>
          <table:table-cell office:value-type="float" office:value="3926" calcext:value-type="float">
            <text:p>3926</text:p>
          </table:table-cell>
          <table:table-cell office:value-type="float" office:value="7786" calcext:value-type="float">
            <text:p>7786</text:p>
          </table:table-cell>
          <table:table-cell office:value-type="float" office:value="6123" calcext:value-type="float">
            <text:p>6123</text:p>
          </table:table-cell>
          <table:table-cell office:value-type="float" office:value="8233" calcext:value-type="float">
            <text:p>8233</text:p>
          </table:table-cell>
          <table:table-cell office:value-type="float" office:value="9921" calcext:value-type="float">
            <text:p>9921</text:p>
          </table:table-cell>
          <table:table-cell office:value-type="float" office:value="2674" calcext:value-type="float">
            <text:p>2674</text:p>
          </table:table-cell>
          <table:table-cell office:value-type="float" office:value="5340" calcext:value-type="float">
            <text:p>5340</text:p>
          </table:table-cell>
          <table:table-cell office:value-type="float" office:value="1445" calcext:value-type="float">
            <text:p>1445</text:p>
          </table:table-cell>
          <table:table-cell office:value-type="float" office:value="203" calcext:value-type="float">
            <text:p>203</text:p>
          </table:table-cell>
          <table:table-cell office:value-type="float" office:value="4585" calcext:value-type="float">
            <text:p>4585</text:p>
          </table:table-cell>
          <table:table-cell office:value-type="float" office:value="3837" calcext:value-type="float">
            <text:p>3837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float" office:value="338" calcext:value-type="float">
            <text:p>338</text:p>
          </table:table-cell>
          <table:table-cell office:value-type="float" office:value="7444" calcext:value-type="float">
            <text:p>7444</text:p>
          </table:table-cell>
          <table:table-cell office:value-type="float" office:value="7968" calcext:value-type="float">
            <text:p>7968</text:p>
          </table:table-cell>
          <table:table-cell office:value-type="float" office:value="7742" calcext:value-type="float">
            <text:p>7742</text:p>
          </table:table-cell>
          <table:table-cell office:value-type="float" office:value="3755" calcext:value-type="float">
            <text:p>3755</text:p>
          </table:table-cell>
          <table:table-cell office:value-type="float" office:value="1591" calcext:value-type="float">
            <text:p>1591</text:p>
          </table:table-cell>
          <table:table-cell office:value-type="float" office:value="4839" calcext:value-type="float">
            <text:p>4839</text:p>
          </table:table-cell>
          <table:table-cell office:value-type="float" office:value="1705" calcext:value-type="float">
            <text:p>1705</text:p>
          </table:table-cell>
          <table:table-cell office:value-type="float" office:value="650" calcext:value-type="float">
            <text:p>650</text:p>
          </table:table-cell>
          <table:table-cell office:value-type="float" office:value="7061" calcext:value-type="float">
            <text:p>7061</text:p>
          </table:table-cell>
          <table:table-cell office:value-type="float" office:value="2461" calcext:value-type="float">
            <text:p>2461</text:p>
          </table:table-cell>
          <table:table-cell office:value-type="float" office:value="9230" calcext:value-type="float">
            <text:p>9230</text:p>
          </table:table-cell>
          <table:table-cell office:value-type="float" office:value="9391" calcext:value-type="float">
            <text:p>9391</text:p>
          </table:table-cell>
          <table:table-cell office:value-type="float" office:value="9373" calcext:value-type="float">
            <text:p>9373</text:p>
          </table:table-cell>
          <table:table-cell office:value-type="float" office:value="2413" calcext:value-type="float">
            <text:p>2413</text:p>
          </table:table-cell>
          <table:table-cell office:value-type="float" office:value="1213" calcext:value-type="float">
            <text:p>1213</text:p>
          </table:table-cell>
          <table:table-cell office:value-type="float" office:value="431" calcext:value-type="float">
            <text:p>431</text:p>
          </table:table-cell>
          <table:table-cell office:value-type="float" office:value="7801" calcext:value-type="float">
            <text:p>7801</text:p>
          </table:table-cell>
          <table:table-cell office:value-type="float" office:value="4994" calcext:value-type="float">
            <text:p>4994</text:p>
          </table:table-cell>
          <table:table-cell office:value-type="float" office:value="2380" calcext:value-type="float">
            <text:p>2380</text:p>
          </table:table-cell>
          <table:table-cell office:value-type="float" office:value="2703" calcext:value-type="float">
            <text:p>2703</text:p>
          </table:table-cell>
          <table:table-cell office:value-type="float" office:value="6161" calcext:value-type="float">
            <text:p>6161</text:p>
          </table:table-cell>
          <table:table-cell office:value-type="float" office:value="6878" calcext:value-type="float">
            <text:p>6878</text:p>
          </table:table-cell>
          <table:table-cell office:value-type="float" office:value="8331" calcext:value-type="float">
            <text:p>8331</text:p>
          </table:table-cell>
          <table:table-cell office:value-type="float" office:value="2538" calcext:value-type="float">
            <text:p>2538</text:p>
          </table:table-cell>
          <table:table-cell office:value-type="float" office:value="6093" calcext:value-type="float">
            <text:p>6093</text:p>
          </table:table-cell>
          <table:table-cell office:value-type="float" office:value="1275" calcext:value-type="float">
            <text:p>1275</text:p>
          </table:table-cell>
          <table:table-cell office:value-type="float" office:value="5065" calcext:value-type="float">
            <text:p>5065</text:p>
          </table:table-cell>
          <table:table-cell office:value-type="float" office:value="5062" calcext:value-type="float">
            <text:p>5062</text:p>
          </table:table-cell>
          <table:table-cell office:value-type="float" office:value="2839" calcext:value-type="float">
            <text:p>2839</text:p>
          </table:table-cell>
          <table:table-cell office:value-type="float" office:value="582" calcext:value-type="float">
            <text:p>582</text:p>
          </table:table-cell>
          <table:table-cell office:value-type="float" office:value="1014" calcext:value-type="float">
            <text:p>1014</text:p>
          </table:table-cell>
          <table:table-cell office:value-type="float" office:value="8109" calcext:value-type="float">
            <text:p>8109</text:p>
          </table:table-cell>
          <table:table-cell office:value-type="float" office:value="3525" calcext:value-type="float">
            <text:p>3525</text:p>
          </table:table-cell>
          <table:table-cell office:value-type="float" office:value="1544" calcext:value-type="float">
            <text:p>1544</text:p>
          </table:table-cell>
          <table:table-cell office:value-type="float" office:value="1569" calcext:value-type="float">
            <text:p>1569</text:p>
          </table:table-cell>
          <table:table-cell office:value-type="float" office:value="8622" calcext:value-type="float">
            <text:p>8622</text:p>
          </table:table-cell>
          <table:table-cell office:value-type="float" office:value="7944" calcext:value-type="float">
            <text:p>7944</text:p>
          </table:table-cell>
          <table:table-cell office:value-type="float" office:value="2905" calcext:value-type="float">
            <text:p>2905</text:p>
          </table:table-cell>
          <table:table-cell office:value-type="float" office:value="6120" calcext:value-type="float">
            <text:p>6120</text:p>
          </table:table-cell>
          <table:table-cell office:value-type="float" office:value="1564" calcext:value-type="float">
            <text:p>1564</text:p>
          </table:table-cell>
          <table:table-cell office:value-type="float" office:value="1839" calcext:value-type="float">
            <text:p>1839</text:p>
          </table:table-cell>
          <table:table-cell office:value-type="float" office:value="5570" calcext:value-type="float">
            <text:p>5570</text:p>
          </table:table-cell>
          <table:table-cell office:value-type="float" office:value="7579" calcext:value-type="float">
            <text:p>7579</text:p>
          </table:table-cell>
          <table:table-cell office:value-type="float" office:value="1318" calcext:value-type="float">
            <text:p>1318</text:p>
          </table:table-cell>
          <table:table-cell office:value-type="float" office:value="2677" calcext:value-type="float">
            <text:p>2677</text:p>
          </table:table-cell>
          <table:table-cell office:value-type="float" office:value="5257" calcext:value-type="float">
            <text:p>5257</text:p>
          </table:table-cell>
          <table:table-cell office:value-type="float" office:value="4418" calcext:value-type="float">
            <text:p>4418</text:p>
          </table:table-cell>
          <table:table-cell office:value-type="float" office:value="5601" calcext:value-type="float">
            <text:p>5601</text:p>
          </table:table-cell>
          <table:table-cell office:value-type="float" office:value="7935" calcext:value-type="float">
            <text:p>7935</text:p>
          </table:table-cell>
          <table:table-cell office:value-type="float" office:value="7656" calcext:value-type="float">
            <text:p>7656</text:p>
          </table:table-cell>
          <table:table-cell office:value-type="float" office:value="5192" calcext:value-type="float">
            <text:p>5192</text:p>
          </table:table-cell>
          <table:table-cell office:value-type="float" office:value="1864" calcext:value-type="float">
            <text:p>1864</text:p>
          </table:table-cell>
          <table:table-cell office:value-type="float" office:value="5886" calcext:value-type="float">
            <text:p>5886</text:p>
          </table:table-cell>
          <table:table-cell office:value-type="float" office:value="6083" calcext:value-type="float">
            <text:p>6083</text:p>
          </table:table-cell>
          <table:table-cell office:value-type="float" office:value="5580" calcext:value-type="float">
            <text:p>5580</text:p>
          </table:table-cell>
          <table:table-cell office:value-type="float" office:value="6202" calcext:value-type="float">
            <text:p>6202</text:p>
          </table:table-cell>
          <table:table-cell office:value-type="float" office:value="8869" calcext:value-type="float">
            <text:p>8869</text:p>
          </table:table-cell>
          <table:table-cell office:value-type="float" office:value="1636" calcext:value-type="float">
            <text:p>1636</text:p>
          </table:table-cell>
          <table:table-cell office:value-type="float" office:value="7907" calcext:value-type="float">
            <text:p>7907</text:p>
          </table:table-cell>
          <table:table-cell office:value-type="float" office:value="4759" calcext:value-type="float">
            <text:p>4759</text:p>
          </table:table-cell>
          <table:table-cell office:value-type="float" office:value="9082" calcext:value-type="float">
            <text:p>9082</text:p>
          </table:table-cell>
          <table:table-cell office:value-type="float" office:value="5854" calcext:value-type="float">
            <text:p>5854</text:p>
          </table:table-cell>
          <table:table-cell office:value-type="float" office:value="3185" calcext:value-type="float">
            <text:p>3185</text:p>
          </table:table-cell>
          <table:table-cell office:value-type="float" office:value="7631" calcext:value-type="float">
            <text:p>7631</text:p>
          </table:table-cell>
          <table:table-cell office:value-type="float" office:value="6854" calcext:value-type="float">
            <text:p>6854</text:p>
          </table:table-cell>
          <table:table-cell office:value-type="float" office:value="5872" calcext:value-type="float">
            <text:p>5872</text:p>
          </table:table-cell>
          <table:table-cell office:value-type="float" office:value="5632" calcext:value-type="float">
            <text:p>5632</text:p>
          </table:table-cell>
          <table:table-cell office:value-type="float" office:value="5280" calcext:value-type="float">
            <text:p>5280</text:p>
          </table:table-cell>
          <table:table-cell office:value-type="float" office:value="1431" calcext:value-type="float">
            <text:p>1431</text:p>
          </table:table-cell>
          <table:table-cell office:value-type="float" office:value="2077" calcext:value-type="float">
            <text:p>2077</text:p>
          </table:table-cell>
          <table:table-cell office:value-type="float" office:value="9717" calcext:value-type="float">
            <text:p>9717</text:p>
          </table:table-cell>
          <table:table-cell office:value-type="float" office:value="7431" calcext:value-type="float">
            <text:p>7431</text:p>
          </table:table-cell>
          <table:table-cell office:value-type="float" office:value="4256" calcext:value-type="float">
            <text:p>4256</text:p>
          </table:table-cell>
          <table:table-cell office:value-type="float" office:value="8261" calcext:value-type="float">
            <text:p>8261</text:p>
          </table:table-cell>
          <table:table-cell office:value-type="float" office:value="9680" calcext:value-type="float">
            <text:p>9680</text:p>
          </table:table-cell>
          <table:table-cell office:value-type="float" office:value="4487" calcext:value-type="float">
            <text:p>4487</text:p>
          </table:table-cell>
          <table:table-cell office:value-type="float" office:value="4752" calcext:value-type="float">
            <text:p>4752</text:p>
          </table:table-cell>
          <table:table-cell office:value-type="float" office:value="4286" calcext:value-type="float">
            <text:p>4286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428" calcext:value-type="float">
            <text:p>1428</text:p>
          </table:table-cell>
          <table:table-cell office:value-type="float" office:value="8599" calcext:value-type="float">
            <text:p>8599</text:p>
          </table:table-cell>
          <table:table-cell office:value-type="float" office:value="1230" calcext:value-type="float">
            <text:p>1230</text:p>
          </table:table-cell>
          <table:table-cell office:value-type="float" office:value="7772" calcext:value-type="float">
            <text:p>7772</text:p>
          </table:table-cell>
          <table:table-cell office:value-type="float" office:value="4221" calcext:value-type="float">
            <text:p>4221</text:p>
          </table:table-cell>
          <table:table-cell office:value-type="float" office:value="8523" calcext:value-type="float">
            <text:p>8523</text:p>
          </table:table-cell>
          <table:table-cell office:value-type="float" office:value="9049" calcext:value-type="float">
            <text:p>9049</text:p>
          </table:table-cell>
          <table:table-cell office:value-type="float" office:value="4042" calcext:value-type="float">
            <text:p>4042</text:p>
          </table:table-cell>
          <table:table-cell office:value-type="float" office:value="8726" calcext:value-type="float">
            <text:p>8726</text:p>
          </table:table-cell>
          <table:table-cell office:value-type="float" office:value="7567" calcext:value-type="float">
            <text:p>7567</text:p>
          </table:table-cell>
          <table:table-cell office:value-type="float" office:value="6736" calcext:value-type="float">
            <text:p>6736</text:p>
          </table:table-cell>
          <table:table-cell office:value-type="float" office:value="9033" calcext:value-type="float">
            <text:p>9033</text:p>
          </table:table-cell>
          <table:table-cell office:value-type="float" office:value="2104" calcext:value-type="float">
            <text:p>2104</text:p>
          </table:table-cell>
          <table:table-cell office:value-type="float" office:value="4879" calcext:value-type="float">
            <text:p>4879</text:p>
          </table:table-cell>
          <table:table-cell office:value-type="float" office:value="4967" calcext:value-type="float">
            <text:p>4967</text:p>
          </table:table-cell>
          <table:table-cell office:value-type="float" office:value="6334" calcext:value-type="float">
            <text:p>6334</text:p>
          </table:table-cell>
          <table:table-cell office:value-type="float" office:value="6716" calcext:value-type="float">
            <text:p>6716</text:p>
          </table:table-cell>
          <table:table-cell office:value-type="float" office:value="3994" calcext:value-type="float">
            <text:p>3994</text:p>
          </table:table-cell>
          <table:table-cell office:value-type="float" office:value="1269" calcext:value-type="float">
            <text:p>1269</text:p>
          </table:table-cell>
          <table:table-cell office:value-type="float" office:value="8995" calcext:value-type="float">
            <text:p>8995</text:p>
          </table:table-cell>
          <table:table-cell office:value-type="float" office:value="6539" calcext:value-type="float">
            <text:p>6539</text:p>
          </table:table-cell>
          <table:table-cell office:value-type="float" office:value="3610" calcext:value-type="float">
            <text:p>3610</text:p>
          </table:table-cell>
          <table:table-cell office:value-type="float" office:value="7667" calcext:value-type="float">
            <text:p>7667</text:p>
          </table:table-cell>
          <table:table-cell office:value-type="float" office:value="6560" calcext:value-type="float">
            <text:p>6560</text:p>
          </table:table-cell>
          <table:table-cell office:value-type="float" office:value="6065" calcext:value-type="float">
            <text:p>6065</text:p>
          </table:table-cell>
          <table:table-cell office:value-type="float" office:value="874" calcext:value-type="float">
            <text:p>874</text:p>
          </table:table-cell>
          <table:table-cell office:value-type="float" office:value="848" calcext:value-type="float">
            <text:p>848</text:p>
          </table:table-cell>
          <table:table-cell office:value-type="float" office:value="4597" calcext:value-type="float">
            <text:p>4597</text:p>
          </table:table-cell>
          <table:table-cell office:value-type="float" office:value="1711" calcext:value-type="float">
            <text:p>1711</text:p>
          </table:table-cell>
          <table:table-cell office:value-type="float" office:value="7161" calcext:value-type="float">
            <text:p>7161</text:p>
          </table:table-cell>
          <table:table-cell office:value-type="float" office:value="4811" calcext:value-type="float">
            <text:p>4811</text:p>
          </table:table-cell>
          <table:table-cell office:value-type="float" office:value="6734" calcext:value-type="float">
            <text:p>6734</text:p>
          </table:table-cell>
          <table:table-cell office:value-type="float" office:value="5723" calcext:value-type="float">
            <text:p>5723</text:p>
          </table:table-cell>
          <table:table-cell office:value-type="float" office:value="6356" calcext:value-type="float">
            <text:p>6356</text:p>
          </table:table-cell>
          <table:table-cell office:value-type="float" office:value="6026" calcext:value-type="float">
            <text:p>6026</text:p>
          </table:table-cell>
          <table:table-cell office:value-type="float" office:value="9183" calcext:value-type="float">
            <text:p>9183</text:p>
          </table:table-cell>
          <table:table-cell office:value-type="float" office:value="2586" calcext:value-type="float">
            <text:p>2586</text:p>
          </table:table-cell>
          <table:table-cell office:value-type="float" office:value="5636" calcext:value-type="float">
            <text:p>5636</text:p>
          </table:table-cell>
          <table:table-cell office:value-type="float" office:value="1092" calcext:value-type="float">
            <text:p>1092</text:p>
          </table:table-cell>
          <table:table-cell office:value-type="float" office:value="7779" calcext:value-type="float">
            <text:p>7779</text:p>
          </table:table-cell>
          <table:table-cell office:value-type="float" office:value="7923" calcext:value-type="float">
            <text:p>7923</text:p>
          </table:table-cell>
          <table:table-cell office:value-type="float" office:value="8747" calcext:value-type="float">
            <text:p>8747</text:p>
          </table:table-cell>
          <table:table-cell office:value-type="float" office:value="6887" calcext:value-type="float">
            <text:p>6887</text:p>
          </table:table-cell>
          <table:table-cell office:value-type="float" office:value="7505" calcext:value-type="float">
            <text:p>7505</text:p>
          </table:table-cell>
          <table:table-cell office:value-type="float" office:value="9909" calcext:value-type="float">
            <text:p>9909</text:p>
          </table:table-cell>
          <table:table-cell office:value-type="float" office:value="1792" calcext:value-type="float">
            <text:p>1792</text:p>
          </table:table-cell>
          <table:table-cell office:value-type="float" office:value="3233" calcext:value-type="float">
            <text:p>3233</text:p>
          </table:table-cell>
          <table:table-cell office:value-type="float" office:value="4526" calcext:value-type="float">
            <text:p>4526</text:p>
          </table:table-cell>
          <table:table-cell office:value-type="float" office:value="3176" calcext:value-type="float">
            <text:p>3176</text:p>
          </table:table-cell>
          <table:table-cell office:value-type="float" office:value="1508" calcext:value-type="float">
            <text:p>1508</text:p>
          </table:table-cell>
          <table:table-cell office:value-type="float" office:value="8043" calcext:value-type="float">
            <text:p>8043</text:p>
          </table:table-cell>
          <table:table-cell office:value-type="float" office:value="720" calcext:value-type="float">
            <text:p>720</text:p>
          </table:table-cell>
          <table:table-cell office:value-type="float" office:value="5212" calcext:value-type="float">
            <text:p>5212</text:p>
          </table:table-cell>
          <table:table-cell office:value-type="float" office:value="6046" calcext:value-type="float">
            <text:p>6046</text:p>
          </table:table-cell>
          <table:table-cell office:value-type="float" office:value="4988" calcext:value-type="float">
            <text:p>4988</text:p>
          </table:table-cell>
          <table:table-cell office:value-type="float" office:value="709" calcext:value-type="float">
            <text:p>709</text:p>
          </table:table-cell>
          <table:table-cell office:value-type="float" office:value="5277" calcext:value-type="float">
            <text:p>5277</text:p>
          </table:table-cell>
          <table:table-cell office:value-type="float" office:value="8256" calcext:value-type="float">
            <text:p>8256</text:p>
          </table:table-cell>
          <table:table-cell office:value-type="float" office:value="3642" calcext:value-type="float">
            <text:p>3642</text:p>
          </table:table-cell>
          <table:table-cell office:value-type="float" office:value="1391" calcext:value-type="float">
            <text:p>1391</text:p>
          </table:table-cell>
          <table:table-cell office:value-type="float" office:value="5803" calcext:value-type="float">
            <text:p>5803</text:p>
          </table:table-cell>
          <table:table-cell office:value-type="float" office:value="1468" calcext:value-type="float">
            <text:p>1468</text:p>
          </table:table-cell>
          <table:table-cell office:value-type="float" office:value="2145" calcext:value-type="float">
            <text:p>2145</text:p>
          </table:table-cell>
          <table:table-cell office:value-type="float" office:value="3970" calcext:value-type="float">
            <text:p>3970</text:p>
          </table:table-cell>
          <table:table-cell office:value-type="float" office:value="6301" calcext:value-type="float">
            <text:p>6301</text:p>
          </table:table-cell>
          <table:table-cell office:value-type="float" office:value="7767" calcext:value-type="float">
            <text:p>7767</text:p>
          </table:table-cell>
          <table:table-cell office:value-type="float" office:value="2359" calcext:value-type="float">
            <text:p>2359</text:p>
          </table:table-cell>
          <table:table-cell office:value-type="float" office:value="8487" calcext:value-type="float">
            <text:p>8487</text:p>
          </table:table-cell>
          <table:table-cell office:value-type="float" office:value="9771" calcext:value-type="float">
            <text:p>9771</text:p>
          </table:table-cell>
          <table:table-cell office:value-type="float" office:value="8785" calcext:value-type="float">
            <text:p>8785</text:p>
          </table:table-cell>
          <table:table-cell office:value-type="float" office:value="7520" calcext:value-type="float">
            <text:p>7520</text:p>
          </table:table-cell>
          <table:table-cell office:value-type="float" office:value="856" calcext:value-type="float">
            <text:p>856</text:p>
          </table:table-cell>
          <table:table-cell office:value-type="float" office:value="1605" calcext:value-type="float">
            <text:p>1605</text:p>
          </table:table-cell>
          <table:table-cell office:value-type="float" office:value="8972" calcext:value-type="float">
            <text:p>8972</text:p>
          </table:table-cell>
          <table:table-cell office:value-type="float" office:value="2402" calcext:value-type="float">
            <text:p>2402</text:p>
          </table:table-cell>
          <table:table-cell office:value-type="float" office:value="2386" calcext:value-type="float">
            <text:p>2386</text:p>
          </table:table-cell>
          <table:table-cell office:value-type="float" office:value="991" calcext:value-type="float">
            <text:p>991</text:p>
          </table:table-cell>
          <table:table-cell office:value-type="float" office:value="1383" calcext:value-type="float">
            <text:p>1383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4824" calcext:value-type="float">
            <text:p>4824</text:p>
          </table:table-cell>
          <table:table-cell office:value-type="float" office:value="5957" calcext:value-type="float">
            <text:p>5957</text:p>
          </table:table-cell>
          <table:table-cell office:value-type="float" office:value="6511" calcext:value-type="float">
            <text:p>6511</text:p>
          </table:table-cell>
          <table:table-cell office:value-type="float" office:value="9868" calcext:value-type="float">
            <text:p>9868</text:p>
          </table:table-cell>
          <table:table-cell office:value-type="float" office:value="4113" calcext:value-type="float">
            <text:p>4113</text:p>
          </table:table-cell>
          <table:table-cell office:value-type="float" office:value="301" calcext:value-type="float">
            <text:p>301</text:p>
          </table:table-cell>
          <table:table-cell office:value-type="float" office:value="9353" calcext:value-type="float">
            <text:p>9353</text:p>
          </table:table-cell>
          <table:table-cell office:value-type="float" office:value="6228" calcext:value-type="float">
            <text:p>6228</text:p>
          </table:table-cell>
          <table:table-cell office:value-type="float" office:value="2881" calcext:value-type="float">
            <text:p>2881</text:p>
          </table:table-cell>
          <table:table-cell office:value-type="float" office:value="2966" calcext:value-type="float">
            <text:p>2966</text:p>
          </table:table-cell>
          <table:table-cell office:value-type="float" office:value="6956" calcext:value-type="float">
            <text:p>6956</text:p>
          </table:table-cell>
          <table:table-cell office:value-type="float" office:value="9124" calcext:value-type="float">
            <text:p>9124</text:p>
          </table:table-cell>
          <table:table-cell office:value-type="float" office:value="9574" calcext:value-type="float">
            <text:p>9574</text:p>
          </table:table-cell>
          <table:table-cell office:value-type="float" office:value="9233" calcext:value-type="float">
            <text:p>9233</text:p>
          </table:table-cell>
          <table:table-cell office:value-type="float" office:value="1601" calcext:value-type="float">
            <text:p>1601</text:p>
          </table:table-cell>
          <table:table-cell office:value-type="float" office:value="7340" calcext:value-type="float">
            <text:p>7340</text:p>
          </table:table-cell>
          <table:table-cell office:value-type="float" office:value="973" calcext:value-type="float">
            <text:p>973</text:p>
          </table:table-cell>
          <table:table-cell office:value-type="float" office:value="9396" calcext:value-type="float">
            <text:p>9396</text:p>
          </table:table-cell>
          <table:table-cell office:value-type="float" office:value="540" calcext:value-type="float">
            <text:p>540</text:p>
          </table:table-cell>
          <table:table-cell office:value-type="float" office:value="4747" calcext:value-type="float">
            <text:p>4747</text:p>
          </table:table-cell>
          <table:table-cell office:value-type="float" office:value="8590" calcext:value-type="float">
            <text:p>8590</text:p>
          </table:table-cell>
          <table:table-cell office:value-type="float" office:value="9535" calcext:value-type="float">
            <text:p>9535</text:p>
          </table:table-cell>
          <table:table-cell office:value-type="float" office:value="3650" calcext:value-type="float">
            <text:p>3650</text:p>
          </table:table-cell>
          <table:table-cell office:value-type="float" office:value="7333" calcext:value-type="float">
            <text:p>7333</text:p>
          </table:table-cell>
          <table:table-cell office:value-type="float" office:value="7583" calcext:value-type="float">
            <text:p>7583</text:p>
          </table:table-cell>
          <table:table-cell office:value-type="float" office:value="4806" calcext:value-type="float">
            <text:p>4806</text:p>
          </table:table-cell>
          <table:table-cell office:value-type="float" office:value="3593" calcext:value-type="float">
            <text:p>3593</text:p>
          </table:table-cell>
          <table:table-cell office:value-type="float" office:value="2738" calcext:value-type="float">
            <text:p>2738</text:p>
          </table:table-cell>
          <table:table-cell office:value-type="float" office:value="8157" calcext:value-type="float">
            <text:p>8157</text:p>
          </table:table-cell>
          <table:table-cell office:value-type="float" office:value="5215" calcext:value-type="float">
            <text:p>5215</text:p>
          </table:table-cell>
          <table:table-cell office:value-type="float" office:value="8472" calcext:value-type="float">
            <text:p>8472</text:p>
          </table:table-cell>
          <table:table-cell office:value-type="float" office:value="2284" calcext:value-type="float">
            <text:p>2284</text:p>
          </table:table-cell>
          <table:table-cell office:value-type="float" office:value="9473" calcext:value-type="float">
            <text:p>9473</text:p>
          </table:table-cell>
          <table:table-cell office:value-type="float" office:value="3906" calcext:value-type="float">
            <text:p>3906</text:p>
          </table:table-cell>
          <table:table-cell office:value-type="float" office:value="6982" calcext:value-type="float">
            <text:p>6982</text:p>
          </table:table-cell>
          <table:table-cell office:value-type="float" office:value="5505" calcext:value-type="float">
            <text:p>5505</text:p>
          </table:table-cell>
          <table:table-cell office:value-type="float" office:value="6053" calcext:value-type="float">
            <text:p>6053</text:p>
          </table:table-cell>
          <table:table-cell office:value-type="float" office:value="7936" calcext:value-type="float">
            <text:p>7936</text:p>
          </table:table-cell>
          <table:table-cell office:value-type="float" office:value="6074" calcext:value-type="float">
            <text:p>6074</text:p>
          </table:table-cell>
          <table:table-cell office:value-type="float" office:value="7179" calcext:value-type="float">
            <text:p>7179</text:p>
          </table:table-cell>
          <table:table-cell office:value-type="float" office:value="6688" calcext:value-type="float">
            <text:p>6688</text:p>
          </table:table-cell>
          <table:table-cell office:value-type="float" office:value="1564" calcext:value-type="float">
            <text:p>1564</text:p>
          </table:table-cell>
          <table:table-cell office:value-type="float" office:value="1103" calcext:value-type="float">
            <text:p>1103</text:p>
          </table:table-cell>
          <table:table-cell office:value-type="float" office:value="6860" calcext:value-type="float">
            <text:p>6860</text:p>
          </table:table-cell>
          <table:table-cell office:value-type="float" office:value="5839" calcext:value-type="float">
            <text:p>5839</text:p>
          </table:table-cell>
          <table:table-cell office:value-type="float" office:value="2022" calcext:value-type="float">
            <text:p>2022</text:p>
          </table:table-cell>
          <table:table-cell office:value-type="float" office:value="8490" calcext:value-type="float">
            <text:p>8490</text:p>
          </table:table-cell>
          <table:table-cell office:value-type="float" office:value="910" calcext:value-type="float">
            <text:p>910</text:p>
          </table:table-cell>
          <table:table-cell office:value-type="float" office:value="7551" calcext:value-type="float">
            <text:p>7551</text:p>
          </table:table-cell>
          <table:table-cell office:value-type="float" office:value="7805" calcext:value-type="float">
            <text:p>7805</text:p>
          </table:table-cell>
          <table:table-cell office:value-type="float" office:value="881" calcext:value-type="float">
            <text:p>881</text:p>
          </table:table-cell>
          <table:table-cell office:value-type="float" office:value="7024" calcext:value-type="float">
            <text:p>7024</text:p>
          </table:table-cell>
          <table:table-cell office:value-type="float" office:value="1855" calcext:value-type="float">
            <text:p>1855</text:p>
          </table:table-cell>
          <table:table-cell office:value-type="float" office:value="9448" calcext:value-type="float">
            <text:p>9448</text:p>
          </table:table-cell>
          <table:table-cell office:value-type="float" office:value="4790" calcext:value-type="float">
            <text:p>4790</text:p>
          </table:table-cell>
          <table:table-cell office:value-type="float" office:value="1274" calcext:value-type="float">
            <text:p>1274</text:p>
          </table:table-cell>
          <table:table-cell office:value-type="float" office:value="3672" calcext:value-type="float">
            <text:p>3672</text:p>
          </table:table-cell>
          <table:table-cell office:value-type="float" office:value="2810" calcext:value-type="float">
            <text:p>2810</text:p>
          </table:table-cell>
          <table:table-cell office:value-type="float" office:value="774" calcext:value-type="float">
            <text:p>774</text:p>
          </table:table-cell>
          <table:table-cell office:value-type="float" office:value="7623" calcext:value-type="float">
            <text:p>7623</text:p>
          </table:table-cell>
          <table:table-cell office:value-type="float" office:value="4223" calcext:value-type="float">
            <text:p>4223</text:p>
          </table:table-cell>
          <table:table-cell office:value-type="float" office:value="4850" calcext:value-type="float">
            <text:p>4850</text:p>
          </table:table-cell>
          <table:table-cell office:value-type="float" office:value="6071" calcext:value-type="float">
            <text:p>6071</text:p>
          </table:table-cell>
          <table:table-cell office:value-type="float" office:value="9975" calcext:value-type="float">
            <text:p>9975</text:p>
          </table:table-cell>
          <table:table-cell office:value-type="float" office:value="4935" calcext:value-type="float">
            <text:p>4935</text:p>
          </table:table-cell>
          <table:table-cell office:value-type="float" office:value="1915" calcext:value-type="float">
            <text:p>1915</text:p>
          </table:table-cell>
          <table:table-cell office:value-type="float" office:value="9771" calcext:value-type="float">
            <text:p>9771</text:p>
          </table:table-cell>
          <table:table-cell office:value-type="float" office:value="6690" calcext:value-type="float">
            <text:p>6690</text:p>
          </table:table-cell>
          <table:table-cell office:value-type="float" office:value="3846" calcext:value-type="float">
            <text:p>3846</text:p>
          </table:table-cell>
          <table:table-cell office:value-type="float" office:value="517" calcext:value-type="float">
            <text:p>517</text:p>
          </table:table-cell>
          <table:table-cell office:value-type="float" office:value="463" calcext:value-type="float">
            <text:p>463</text:p>
          </table:table-cell>
          <table:table-cell office:value-type="float" office:value="7624" calcext:value-type="float">
            <text:p>7624</text:p>
          </table:table-cell>
          <table:table-cell office:value-type="float" office:value="4511" calcext:value-type="float">
            <text:p>4511</text:p>
          </table:table-cell>
          <table:table-cell office:value-type="float" office:value="614" calcext:value-type="float">
            <text:p>614</text:p>
          </table:table-cell>
          <table:table-cell office:value-type="float" office:value="6394" calcext:value-type="float">
            <text:p>6394</text:p>
          </table:table-cell>
          <table:table-cell office:value-type="float" office:value="3661" calcext:value-type="float">
            <text:p>3661</text:p>
          </table:table-cell>
          <table:table-cell office:value-type="float" office:value="7409" calcext:value-type="float">
            <text:p>7409</text:p>
          </table:table-cell>
          <table:table-cell office:value-type="float" office:value="1395" calcext:value-type="float">
            <text:p>1395</text:p>
          </table:table-cell>
          <table:table-cell office:value-type="float" office:value="8127" calcext:value-type="float">
            <text:p>8127</text:p>
          </table:table-cell>
        </table:table-row>
        <table:table-row table:style-name="ro1">
          <table:table-cell office:value-type="float" office:value="8738" calcext:value-type="float">
            <text:p>8738</text:p>
          </table:table-cell>
          <table:table-cell office:value-type="float" office:value="3850" calcext:value-type="float">
            <text:p>3850</text:p>
          </table:table-cell>
          <table:table-cell office:value-type="float" office:value="9555" calcext:value-type="float">
            <text:p>9555</text:p>
          </table:table-cell>
          <table:table-cell office:value-type="float" office:value="3695" calcext:value-type="float">
            <text:p>3695</text:p>
          </table:table-cell>
          <table:table-cell office:value-type="float" office:value="4383" calcext:value-type="float">
            <text:p>4383</text:p>
          </table:table-cell>
          <table:table-cell office:value-type="float" office:value="2378" calcext:value-type="float">
            <text:p>2378</text:p>
          </table:table-cell>
          <table:table-cell office:value-type="float" office:value="87" calcext:value-type="float">
            <text:p>87</text:p>
          </table:table-cell>
          <table:table-cell office:value-type="float" office:value="6256" calcext:value-type="float">
            <text:p>6256</text:p>
          </table:table-cell>
          <table:table-cell office:value-type="float" office:value="6740" calcext:value-type="float">
            <text:p>6740</text:p>
          </table:table-cell>
          <table:table-cell office:value-type="float" office:value="7682" calcext:value-type="float">
            <text:p>7682</text:p>
          </table:table-cell>
          <table:table-cell office:value-type="float" office:value="9546" calcext:value-type="float">
            <text:p>9546</text:p>
          </table:table-cell>
          <table:table-cell office:value-type="float" office:value="4255" calcext:value-type="float">
            <text:p>4255</text:p>
          </table:table-cell>
          <table:table-cell office:value-type="float" office:value="6105" calcext:value-type="float">
            <text:p>6105</text:p>
          </table:table-cell>
          <table:table-cell office:value-type="float" office:value="2000" calcext:value-type="float">
            <text:p>2000</text:p>
          </table:table-cell>
          <table:table-cell office:value-type="float" office:value="1851" calcext:value-type="float">
            <text:p>1851</text:p>
          </table:table-cell>
          <table:table-cell office:value-type="float" office:value="4073" calcext:value-type="float">
            <text:p>4073</text:p>
          </table:table-cell>
          <table:table-cell office:value-type="float" office:value="8957" calcext:value-type="float">
            <text:p>8957</text:p>
          </table:table-cell>
          <table:table-cell office:value-type="float" office:value="9022" calcext:value-type="float">
            <text:p>9022</text:p>
          </table:table-cell>
          <table:table-cell office:value-type="float" office:value="6547" calcext:value-type="float">
            <text:p>6547</text:p>
          </table:table-cell>
          <table:table-cell office:value-type="float" office:value="5189" calcext:value-type="float">
            <text:p>5189</text:p>
          </table:table-cell>
          <table:table-cell office:value-type="float" office:value="2487" calcext:value-type="float">
            <text:p>2487</text:p>
          </table:table-cell>
          <table:table-cell office:value-type="float" office:value="303" calcext:value-type="float">
            <text:p>303</text:p>
          </table:table-cell>
          <table:table-cell office:value-type="float" office:value="9602" calcext:value-type="float">
            <text:p>9602</text:p>
          </table:table-cell>
          <table:table-cell office:value-type="float" office:value="7833" calcext:value-type="float">
            <text:p>7833</text:p>
          </table:table-cell>
          <table:table-cell office:value-type="float" office:value="1628" calcext:value-type="float">
            <text:p>1628</text:p>
          </table:table-cell>
          <table:table-cell office:value-type="float" office:value="4163" calcext:value-type="float">
            <text:p>4163</text:p>
          </table:table-cell>
          <table:table-cell office:value-type="float" office:value="6678" calcext:value-type="float">
            <text:p>6678</text:p>
          </table:table-cell>
          <table:table-cell office:value-type="float" office:value="3144" calcext:value-type="float">
            <text:p>3144</text:p>
          </table:table-cell>
          <table:table-cell office:value-type="float" office:value="8589" calcext:value-type="float">
            <text:p>8589</text:p>
          </table:table-cell>
          <table:table-cell office:value-type="float" office:value="7096" calcext:value-type="float">
            <text:p>7096</text:p>
          </table:table-cell>
          <table:table-cell office:value-type="float" office:value="8913" calcext:value-type="float">
            <text:p>8913</text:p>
          </table:table-cell>
          <table:table-cell office:value-type="float" office:value="5823" calcext:value-type="float">
            <text:p>5823</text:p>
          </table:table-cell>
          <table:table-cell office:value-type="float" office:value="4890" calcext:value-type="float">
            <text:p>4890</text:p>
          </table:table-cell>
          <table:table-cell office:value-type="float" office:value="7679" calcext:value-type="float">
            <text:p>7679</text:p>
          </table:table-cell>
          <table:table-cell office:value-type="float" office:value="1212" calcext:value-type="float">
            <text:p>1212</text:p>
          </table:table-cell>
          <table:table-cell office:value-type="float" office:value="9294" calcext:value-type="float">
            <text:p>9294</text:p>
          </table:table-cell>
          <table:table-cell office:value-type="float" office:value="5884" calcext:value-type="float">
            <text:p>5884</text:p>
          </table:table-cell>
          <table:table-cell office:value-type="float" office:value="2972" calcext:value-type="float">
            <text:p>2972</text:p>
          </table:table-cell>
          <table:table-cell office:value-type="float" office:value="3012" calcext:value-type="float">
            <text:p>3012</text:p>
          </table:table-cell>
          <table:table-cell office:value-type="float" office:value="3359" calcext:value-type="float">
            <text:p>3359</text:p>
          </table:table-cell>
          <table:table-cell office:value-type="float" office:value="7794" calcext:value-type="float">
            <text:p>7794</text:p>
          </table:table-cell>
          <table:table-cell office:value-type="float" office:value="7428" calcext:value-type="float">
            <text:p>7428</text:p>
          </table:table-cell>
          <table:table-cell office:value-type="float" office:value="1579" calcext:value-type="float">
            <text:p>1579</text:p>
          </table:table-cell>
          <table:table-cell office:value-type="float" office:value="4350" calcext:value-type="float">
            <text:p>4350</text:p>
          </table:table-cell>
          <table:table-cell office:value-type="float" office:value="7246" calcext:value-type="float">
            <text:p>7246</text:p>
          </table:table-cell>
          <table:table-cell office:value-type="float" office:value="4301" calcext:value-type="float">
            <text:p>4301</text:p>
          </table:table-cell>
          <table:table-cell office:value-type="float" office:value="7779" calcext:value-type="float">
            <text:p>7779</text:p>
          </table:table-cell>
          <table:table-cell office:value-type="float" office:value="7790" calcext:value-type="float">
            <text:p>7790</text:p>
          </table:table-cell>
          <table:table-cell office:value-type="float" office:value="3294" calcext:value-type="float">
            <text:p>3294</text:p>
          </table:table-cell>
          <table:table-cell office:value-type="float" office:value="9547" calcext:value-type="float">
            <text:p>9547</text:p>
          </table:table-cell>
          <table:table-cell office:value-type="float" office:value="4367" calcext:value-type="float">
            <text:p>4367</text:p>
          </table:table-cell>
          <table:table-cell office:value-type="float" office:value="3549" calcext:value-type="float">
            <text:p>3549</text:p>
          </table:table-cell>
          <table:table-cell office:value-type="float" office:value="1958" calcext:value-type="float">
            <text:p>1958</text:p>
          </table:table-cell>
          <table:table-cell office:value-type="float" office:value="8237" calcext:value-type="float">
            <text:p>8237</text:p>
          </table:table-cell>
          <table:table-cell office:value-type="float" office:value="6758" calcext:value-type="float">
            <text:p>6758</text:p>
          </table:table-cell>
          <table:table-cell office:value-type="float" office:value="3497" calcext:value-type="float">
            <text:p>3497</text:p>
          </table:table-cell>
          <table:table-cell office:value-type="float" office:value="3250" calcext:value-type="float">
            <text:p>3250</text:p>
          </table:table-cell>
          <table:table-cell office:value-type="float" office:value="3456" calcext:value-type="float">
            <text:p>3456</text:p>
          </table:table-cell>
          <table:table-cell office:value-type="float" office:value="6318" calcext:value-type="float">
            <text:p>6318</text:p>
          </table:table-cell>
          <table:table-cell office:value-type="float" office:value="1663" calcext:value-type="float">
            <text:p>1663</text:p>
          </table:table-cell>
          <table:table-cell office:value-type="float" office:value="708" calcext:value-type="float">
            <text:p>708</text:p>
          </table:table-cell>
          <table:table-cell office:value-type="float" office:value="7714" calcext:value-type="float">
            <text:p>7714</text:p>
          </table:table-cell>
          <table:table-cell office:value-type="float" office:value="6143" calcext:value-type="float">
            <text:p>6143</text:p>
          </table:table-cell>
          <table:table-cell office:value-type="float" office:value="6890" calcext:value-type="float">
            <text:p>6890</text:p>
          </table:table-cell>
          <table:table-cell office:value-type="float" office:value="3428" calcext:value-type="float">
            <text:p>3428</text:p>
          </table:table-cell>
          <table:table-cell office:value-type="float" office:value="6853" calcext:value-type="float">
            <text:p>6853</text:p>
          </table:table-cell>
          <table:table-cell office:value-type="float" office:value="9334" calcext:value-type="float">
            <text:p>9334</text:p>
          </table:table-cell>
          <table:table-cell office:value-type="float" office:value="7992" calcext:value-type="float">
            <text:p>7992</text:p>
          </table:table-cell>
          <table:table-cell office:value-type="float" office:value="591" calcext:value-type="float">
            <text:p>591</text:p>
          </table:table-cell>
          <table:table-cell office:value-type="float" office:value="6449" calcext:value-type="float">
            <text:p>6449</text:p>
          </table:table-cell>
          <table:table-cell office:value-type="float" office:value="9786" calcext:value-type="float">
            <text:p>9786</text:p>
          </table:table-cell>
          <table:table-cell office:value-type="float" office:value="1412" calcext:value-type="float">
            <text:p>1412</text:p>
          </table:table-cell>
          <table:table-cell office:value-type="float" office:value="8500" calcext:value-type="float">
            <text:p>8500</text:p>
          </table:table-cell>
          <table:table-cell office:value-type="float" office:value="722" calcext:value-type="float">
            <text:p>722</text:p>
          </table:table-cell>
          <table:table-cell office:value-type="float" office:value="5468" calcext:value-type="float">
            <text:p>5468</text:p>
          </table:table-cell>
          <table:table-cell office:value-type="float" office:value="1371" calcext:value-type="float">
            <text:p>1371</text:p>
          </table:table-cell>
          <table:table-cell office:value-type="float" office:value="108" calcext:value-type="float">
            <text:p>108</text:p>
          </table:table-cell>
          <table:table-cell office:value-type="float" office:value="3939" calcext:value-type="float">
            <text:p>3939</text:p>
          </table:table-cell>
          <table:table-cell office:value-type="float" office:value="4199" calcext:value-type="float">
            <text:p>4199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7047" calcext:value-type="float">
            <text:p>7047</text:p>
          </table:table-cell>
          <table:table-cell office:value-type="float" office:value="4323" calcext:value-type="float">
            <text:p>4323</text:p>
          </table:table-cell>
          <table:table-cell office:value-type="float" office:value="1934" calcext:value-type="float">
            <text:p>1934</text:p>
          </table:table-cell>
          <table:table-cell office:value-type="float" office:value="5163" calcext:value-type="float">
            <text:p>5163</text:p>
          </table:table-cell>
          <table:table-cell office:value-type="float" office:value="4166" calcext:value-type="float">
            <text:p>4166</text:p>
          </table:table-cell>
          <table:table-cell office:value-type="float" office:value="461" calcext:value-type="float">
            <text:p>461</text:p>
          </table:table-cell>
          <table:table-cell office:value-type="float" office:value="3544" calcext:value-type="float">
            <text:p>3544</text:p>
          </table:table-cell>
          <table:table-cell office:value-type="float" office:value="2767" calcext:value-type="float">
            <text:p>2767</text:p>
          </table:table-cell>
          <table:table-cell office:value-type="float" office:value="6554" calcext:value-type="float">
            <text:p>6554</text:p>
          </table:table-cell>
          <table:table-cell office:value-type="float" office:value="203" calcext:value-type="float">
            <text:p>203</text:p>
          </table:table-cell>
          <table:table-cell office:value-type="float" office:value="6098" calcext:value-type="float">
            <text:p>6098</text:p>
          </table:table-cell>
          <table:table-cell office:value-type="float" office:value="2265" calcext:value-type="float">
            <text:p>2265</text:p>
          </table:table-cell>
          <table:table-cell office:value-type="float" office:value="9078" calcext:value-type="float">
            <text:p>9078</text:p>
          </table:table-cell>
          <table:table-cell office:value-type="float" office:value="2075" calcext:value-type="float">
            <text:p>2075</text:p>
          </table:table-cell>
          <table:table-cell office:value-type="float" office:value="4644" calcext:value-type="float">
            <text:p>4644</text:p>
          </table:table-cell>
          <table:table-cell office:value-type="float" office:value="6641" calcext:value-type="float">
            <text:p>6641</text:p>
          </table:table-cell>
          <table:table-cell office:value-type="float" office:value="8412" calcext:value-type="float">
            <text:p>8412</text:p>
          </table:table-cell>
          <table:table-cell office:value-type="float" office:value="9183" calcext:value-type="float">
            <text:p>9183</text:p>
          </table:table-cell>
          <table:table-cell office:value-type="float" office:value="487" calcext:value-type="float">
            <text:p>487</text:p>
          </table:table-cell>
          <table:table-cell office:value-type="float" office:value="101" calcext:value-type="float">
            <text:p>101</text:p>
          </table:table-cell>
          <table:table-cell office:value-type="float" office:value="7566" calcext:value-type="float">
            <text:p>7566</text:p>
          </table:table-cell>
          <table:table-cell office:value-type="float" office:value="5622" calcext:value-type="float">
            <text:p>5622</text:p>
          </table:table-cell>
          <table:table-cell office:value-type="float" office:value="1975" calcext:value-type="float">
            <text:p>1975</text:p>
          </table:table-cell>
          <table:table-cell office:value-type="float" office:value="5726" calcext:value-type="float">
            <text:p>5726</text:p>
          </table:table-cell>
          <table:table-cell office:value-type="float" office:value="2920" calcext:value-type="float">
            <text:p>2920</text:p>
          </table:table-cell>
          <table:table-cell office:value-type="float" office:value="5374" calcext:value-type="float">
            <text:p>5374</text:p>
          </table:table-cell>
          <table:table-cell office:value-type="float" office:value="7779" calcext:value-type="float">
            <text:p>7779</text:p>
          </table:table-cell>
          <table:table-cell office:value-type="float" office:value="5631" calcext:value-type="float">
            <text:p>5631</text:p>
          </table:table-cell>
          <table:table-cell office:value-type="float" office:value="3753" calcext:value-type="float">
            <text:p>3753</text:p>
          </table:table-cell>
          <table:table-cell office:value-type="float" office:value="3725" calcext:value-type="float">
            <text:p>3725</text:p>
          </table:table-cell>
          <table:table-cell office:value-type="float" office:value="2672" calcext:value-type="float">
            <text:p>2672</text:p>
          </table:table-cell>
          <table:table-cell office:value-type="float" office:value="3621" calcext:value-type="float">
            <text:p>3621</text:p>
          </table:table-cell>
          <table:table-cell office:value-type="float" office:value="4280" calcext:value-type="float">
            <text:p>4280</text:p>
          </table:table-cell>
          <table:table-cell office:value-type="float" office:value="1162" calcext:value-type="float">
            <text:p>1162</text:p>
          </table:table-cell>
          <table:table-cell office:value-type="float" office:value="5812" calcext:value-type="float">
            <text:p>5812</text:p>
          </table:table-cell>
          <table:table-cell office:value-type="float" office:value="345" calcext:value-type="float">
            <text:p>345</text:p>
          </table:table-cell>
          <table:table-cell office:value-type="float" office:value="8173" calcext:value-type="float">
            <text:p>8173</text:p>
          </table:table-cell>
          <table:table-cell office:value-type="float" office:value="9785" calcext:value-type="float">
            <text:p>9785</text:p>
          </table:table-cell>
          <table:table-cell office:value-type="float" office:value="1525" calcext:value-type="float">
            <text:p>1525</text:p>
          </table:table-cell>
          <table:table-cell office:value-type="float" office:value="955" calcext:value-type="float">
            <text:p>955</text:p>
          </table:table-cell>
          <table:table-cell office:value-type="float" office:value="5603" calcext:value-type="float">
            <text:p>5603</text:p>
          </table:table-cell>
          <table:table-cell office:value-type="float" office:value="2215" calcext:value-type="float">
            <text:p>2215</text:p>
          </table:table-cell>
          <table:table-cell office:value-type="float" office:value="2580" calcext:value-type="float">
            <text:p>2580</text:p>
          </table:table-cell>
          <table:table-cell office:value-type="float" office:value="5261" calcext:value-type="float">
            <text:p>5261</text:p>
          </table:table-cell>
          <table:table-cell office:value-type="float" office:value="2765" calcext:value-type="float">
            <text:p>2765</text:p>
          </table:table-cell>
          <table:table-cell office:value-type="float" office:value="2990" calcext:value-type="float">
            <text:p>2990</text:p>
          </table:table-cell>
          <table:table-cell office:value-type="float" office:value="5979" calcext:value-type="float">
            <text:p>5979</text:p>
          </table:table-cell>
          <table:table-cell office:value-type="float" office:value="389" calcext:value-type="float">
            <text:p>389</text:p>
          </table:table-cell>
          <table:table-cell office:value-type="float" office:value="3907" calcext:value-type="float">
            <text:p>3907</text:p>
          </table:table-cell>
          <table:table-cell office:value-type="float" office:value="2484" calcext:value-type="float">
            <text:p>2484</text:p>
          </table:table-cell>
          <table:table-cell office:value-type="float" office:value="1232" calcext:value-type="float">
            <text:p>1232</text:p>
          </table:table-cell>
          <table:table-cell office:value-type="float" office:value="5933" calcext:value-type="float">
            <text:p>5933</text:p>
          </table:table-cell>
          <table:table-cell office:value-type="float" office:value="5871" calcext:value-type="float">
            <text:p>5871</text:p>
          </table:table-cell>
          <table:table-cell office:value-type="float" office:value="3304" calcext:value-type="float">
            <text:p>3304</text:p>
          </table:table-cell>
          <table:table-cell office:value-type="float" office:value="1138" calcext:value-type="float">
            <text:p>1138</text:p>
          </table:table-cell>
          <table:table-cell office:value-type="float" office:value="1616" calcext:value-type="float">
            <text:p>1616</text:p>
          </table:table-cell>
          <table:table-cell office:value-type="float" office:value="5114" calcext:value-type="float">
            <text:p>5114</text:p>
          </table:table-cell>
          <table:table-cell office:value-type="float" office:value="9199" calcext:value-type="float">
            <text:p>9199</text:p>
          </table:table-cell>
          <table:table-cell office:value-type="float" office:value="5072" calcext:value-type="float">
            <text:p>5072</text:p>
          </table:table-cell>
          <table:table-cell office:value-type="float" office:value="7442" calcext:value-type="float">
            <text:p>7442</text:p>
          </table:table-cell>
          <table:table-cell office:value-type="float" office:value="7245" calcext:value-type="float">
            <text:p>7245</text:p>
          </table:table-cell>
          <table:table-cell office:value-type="float" office:value="6472" calcext:value-type="float">
            <text:p>6472</text:p>
          </table:table-cell>
          <table:table-cell office:value-type="float" office:value="4760" calcext:value-type="float">
            <text:p>4760</text:p>
          </table:table-cell>
          <table:table-cell office:value-type="float" office:value="6359" calcext:value-type="float">
            <text:p>6359</text:p>
          </table:table-cell>
          <table:table-cell office:value-type="float" office:value="9053" calcext:value-type="float">
            <text:p>9053</text:p>
          </table:table-cell>
          <table:table-cell office:value-type="float" office:value="7876" calcext:value-type="float">
            <text:p>7876</text:p>
          </table:table-cell>
          <table:table-cell office:value-type="float" office:value="2564" calcext:value-type="float">
            <text:p>2564</text:p>
          </table:table-cell>
          <table:table-cell office:value-type="float" office:value="9404" calcext:value-type="float">
            <text:p>9404</text:p>
          </table:table-cell>
          <table:table-cell office:value-type="float" office:value="3043" calcext:value-type="float">
            <text:p>3043</text:p>
          </table:table-cell>
          <table:table-cell office:value-type="float" office:value="9026" calcext:value-type="float">
            <text:p>9026</text:p>
          </table:table-cell>
          <table:table-cell office:value-type="float" office:value="2261" calcext:value-type="float">
            <text:p>2261</text:p>
          </table:table-cell>
          <table:table-cell office:value-type="float" office:value="3374" calcext:value-type="float">
            <text:p>3374</text:p>
          </table:table-cell>
          <table:table-cell office:value-type="float" office:value="4460" calcext:value-type="float">
            <text:p>4460</text:p>
          </table:table-cell>
          <table:table-cell office:value-type="float" office:value="7306" calcext:value-type="float">
            <text:p>7306</text:p>
          </table:table-cell>
          <table:table-cell office:value-type="float" office:value="2326" calcext:value-type="float">
            <text:p>2326</text:p>
          </table:table-cell>
          <table:table-cell office:value-type="float" office:value="966" calcext:value-type="float">
            <text:p>966</text:p>
          </table:table-cell>
          <table:table-cell office:value-type="float" office:value="828" calcext:value-type="float">
            <text:p>828</text:p>
          </table:table-cell>
          <table:table-cell office:value-type="float" office:value="3274" calcext:value-type="float">
            <text:p>3274</text:p>
          </table:table-cell>
          <table:table-cell office:value-type="float" office:value="1712" calcext:value-type="float">
            <text:p>1712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4565" calcext:value-type="float">
            <text:p>4565</text:p>
          </table:table-cell>
          <table:table-cell office:value-type="float" office:value="8131" calcext:value-type="float">
            <text:p>8131</text:p>
          </table:table-cell>
          <table:table-cell office:value-type="float" office:value="5800" calcext:value-type="float">
            <text:p>5800</text:p>
          </table:table-cell>
          <table:table-cell office:value-type="float" office:value="4570" calcext:value-type="float">
            <text:p>4570</text:p>
          </table:table-cell>
          <table:table-cell office:value-type="float" office:value="2306" calcext:value-type="float">
            <text:p>2306</text:p>
          </table:table-cell>
          <table:table-cell office:value-type="float" office:value="8838" calcext:value-type="float">
            <text:p>8838</text:p>
          </table:table-cell>
          <table:table-cell office:value-type="float" office:value="4392" calcext:value-type="float">
            <text:p>4392</text:p>
          </table:table-cell>
          <table:table-cell office:value-type="float" office:value="9147" calcext:value-type="float">
            <text:p>9147</text:p>
          </table:table-cell>
          <table:table-cell office:value-type="float" office:value="11" calcext:value-type="float">
            <text:p>11</text:p>
          </table:table-cell>
          <table:table-cell office:value-type="float" office:value="3911" calcext:value-type="float">
            <text:p>3911</text:p>
          </table:table-cell>
          <table:table-cell office:value-type="float" office:value="7118" calcext:value-type="float">
            <text:p>7118</text:p>
          </table:table-cell>
          <table:table-cell office:value-type="float" office:value="9645" calcext:value-type="float">
            <text:p>9645</text:p>
          </table:table-cell>
          <table:table-cell office:value-type="float" office:value="4994" calcext:value-type="float">
            <text:p>4994</text:p>
          </table:table-cell>
          <table:table-cell office:value-type="float" office:value="2028" calcext:value-type="float">
            <text:p>2028</text:p>
          </table:table-cell>
          <table:table-cell office:value-type="float" office:value="6062" calcext:value-type="float">
            <text:p>6062</text:p>
          </table:table-cell>
          <table:table-cell office:value-type="float" office:value="5431" calcext:value-type="float">
            <text:p>5431</text:p>
          </table:table-cell>
          <table:table-cell office:value-type="float" office:value="2279" calcext:value-type="float">
            <text:p>2279</text:p>
          </table:table-cell>
          <table:table-cell office:value-type="float" office:value="8752" calcext:value-type="float">
            <text:p>8752</text:p>
          </table:table-cell>
          <table:table-cell office:value-type="float" office:value="2658" calcext:value-type="float">
            <text:p>2658</text:p>
          </table:table-cell>
          <table:table-cell office:value-type="float" office:value="7836" calcext:value-type="float">
            <text:p>7836</text:p>
          </table:table-cell>
          <table:table-cell office:value-type="float" office:value="994" calcext:value-type="float">
            <text:p>994</text:p>
          </table:table-cell>
          <table:table-cell office:value-type="float" office:value="7316" calcext:value-type="float">
            <text:p>7316</text:p>
          </table:table-cell>
          <table:table-cell office:value-type="float" office:value="5336" calcext:value-type="float">
            <text:p>5336</text:p>
          </table:table-cell>
          <table:table-cell office:value-type="float" office:value="7185" calcext:value-type="float">
            <text:p>7185</text:p>
          </table:table-cell>
          <table:table-cell office:value-type="float" office:value="3289" calcext:value-type="float">
            <text:p>3289</text:p>
          </table:table-cell>
          <table:table-cell office:value-type="float" office:value="1898" calcext:value-type="float">
            <text:p>1898</text:p>
          </table:table-cell>
          <table:table-cell office:value-type="float" office:value="9689" calcext:value-type="float">
            <text:p>9689</text:p>
          </table:table-cell>
          <table:table-cell office:value-type="float" office:value="2331" calcext:value-type="float">
            <text:p>2331</text:p>
          </table:table-cell>
          <table:table-cell office:value-type="float" office:value="5737" calcext:value-type="float">
            <text:p>5737</text:p>
          </table:table-cell>
          <table:table-cell office:value-type="float" office:value="3403" calcext:value-type="float">
            <text:p>3403</text:p>
          </table:table-cell>
          <table:table-cell office:value-type="float" office:value="1124" calcext:value-type="float">
            <text:p>1124</text:p>
          </table:table-cell>
          <table:table-cell office:value-type="float" office:value="2679" calcext:value-type="float">
            <text:p>2679</text:p>
          </table:table-cell>
          <table:table-cell office:value-type="float" office:value="3241" calcext:value-type="float">
            <text:p>3241</text:p>
          </table:table-cell>
          <table:table-cell office:value-type="float" office:value="7748" calcext:value-type="float">
            <text:p>7748</text:p>
          </table:table-cell>
          <table:table-cell office:value-type="float" office:value="16" calcext:value-type="float">
            <text:p>16</text:p>
          </table:table-cell>
          <table:table-cell office:value-type="float" office:value="2724" calcext:value-type="float">
            <text:p>2724</text:p>
          </table:table-cell>
          <table:table-cell office:value-type="float" office:value="5441" calcext:value-type="float">
            <text:p>5441</text:p>
          </table:table-cell>
          <table:table-cell office:value-type="float" office:value="6640" calcext:value-type="float">
            <text:p>6640</text:p>
          </table:table-cell>
          <table:table-cell office:value-type="float" office:value="9368" calcext:value-type="float">
            <text:p>9368</text:p>
          </table:table-cell>
          <table:table-cell office:value-type="float" office:value="9081" calcext:value-type="float">
            <text:p>9081</text:p>
          </table:table-cell>
          <table:table-cell office:value-type="float" office:value="5618" calcext:value-type="float">
            <text:p>5618</text:p>
          </table:table-cell>
          <table:table-cell office:value-type="float" office:value="858" calcext:value-type="float">
            <text:p>858</text:p>
          </table:table-cell>
          <table:table-cell office:value-type="float" office:value="4969" calcext:value-type="float">
            <text:p>4969</text:p>
          </table:table-cell>
          <table:table-cell office:value-type="float" office:value="17" calcext:value-type="float">
            <text:p>17</text:p>
          </table:table-cell>
          <table:table-cell office:value-type="float" office:value="2103" calcext:value-type="float">
            <text:p>2103</text:p>
          </table:table-cell>
          <table:table-cell office:value-type="float" office:value="6035" calcext:value-type="float">
            <text:p>6035</text:p>
          </table:table-cell>
          <table:table-cell office:value-type="float" office:value="8043" calcext:value-type="float">
            <text:p>8043</text:p>
          </table:table-cell>
          <table:table-cell office:value-type="float" office:value="7475" calcext:value-type="float">
            <text:p>7475</text:p>
          </table:table-cell>
          <table:table-cell office:value-type="float" office:value="2181" calcext:value-type="float">
            <text:p>2181</text:p>
          </table:table-cell>
          <table:table-cell office:value-type="float" office:value="939" calcext:value-type="float">
            <text:p>939</text:p>
          </table:table-cell>
          <table:table-cell office:value-type="float" office:value="415" calcext:value-type="float">
            <text:p>415</text:p>
          </table:table-cell>
          <table:table-cell office:value-type="float" office:value="1617" calcext:value-type="float">
            <text:p>1617</text:p>
          </table:table-cell>
          <table:table-cell office:value-type="float" office:value="8500" calcext:value-type="float">
            <text:p>8500</text:p>
          </table:table-cell>
          <table:table-cell office:value-type="float" office:value="8253" calcext:value-type="float">
            <text:p>8253</text:p>
          </table:table-cell>
          <table:table-cell office:value-type="float" office:value="2155" calcext:value-type="float">
            <text:p>2155</text:p>
          </table:table-cell>
          <table:table-cell office:value-type="float" office:value="7843" calcext:value-type="float">
            <text:p>7843</text:p>
          </table:table-cell>
          <table:table-cell office:value-type="float" office:value="7974" calcext:value-type="float">
            <text:p>7974</text:p>
          </table:table-cell>
          <table:table-cell office:value-type="float" office:value="7859" calcext:value-type="float">
            <text:p>7859</text:p>
          </table:table-cell>
          <table:table-cell office:value-type="float" office:value="1746" calcext:value-type="float">
            <text:p>1746</text:p>
          </table:table-cell>
          <table:table-cell office:value-type="float" office:value="6336" calcext:value-type="float">
            <text:p>6336</text:p>
          </table:table-cell>
          <table:table-cell office:value-type="float" office:value="3193" calcext:value-type="float">
            <text:p>3193</text:p>
          </table:table-cell>
          <table:table-cell office:value-type="float" office:value="2617" calcext:value-type="float">
            <text:p>2617</text:p>
          </table:table-cell>
          <table:table-cell office:value-type="float" office:value="8736" calcext:value-type="float">
            <text:p>8736</text:p>
          </table:table-cell>
          <table:table-cell office:value-type="float" office:value="4079" calcext:value-type="float">
            <text:p>4079</text:p>
          </table:table-cell>
          <table:table-cell office:value-type="float" office:value="6324" calcext:value-type="float">
            <text:p>6324</text:p>
          </table:table-cell>
          <table:table-cell office:value-type="float" office:value="6645" calcext:value-type="float">
            <text:p>6645</text:p>
          </table:table-cell>
          <table:table-cell office:value-type="float" office:value="8891" calcext:value-type="float">
            <text:p>8891</text:p>
          </table:table-cell>
          <table:table-cell office:value-type="float" office:value="9396" calcext:value-type="float">
            <text:p>9396</text:p>
          </table:table-cell>
          <table:table-cell office:value-type="float" office:value="5522" calcext:value-type="float">
            <text:p>5522</text:p>
          </table:table-cell>
          <table:table-cell office:value-type="float" office:value="6103" calcext:value-type="float">
            <text:p>6103</text:p>
          </table:table-cell>
          <table:table-cell office:value-type="float" office:value="1857" calcext:value-type="float">
            <text:p>1857</text:p>
          </table:table-cell>
          <table:table-cell office:value-type="float" office:value="8979" calcext:value-type="float">
            <text:p>8979</text:p>
          </table:table-cell>
          <table:table-cell office:value-type="float" office:value="3835" calcext:value-type="float">
            <text:p>3835</text:p>
          </table:table-cell>
          <table:table-cell office:value-type="float" office:value="2475" calcext:value-type="float">
            <text:p>2475</text:p>
          </table:table-cell>
          <table:table-cell office:value-type="float" office:value="1310" calcext:value-type="float">
            <text:p>1310</text:p>
          </table:table-cell>
          <table:table-cell office:value-type="float" office:value="7422" calcext:value-type="float">
            <text:p>7422</text:p>
          </table:table-cell>
          <table:table-cell office:value-type="float" office:value="610" calcext:value-type="float">
            <text:p>610</text:p>
          </table:table-cell>
          <table:table-cell office:value-type="float" office:value="8345" calcext:value-type="float">
            <text:p>8345</text:p>
          </table:table-cell>
          <table:table-cell office:value-type="float" office:value="7615" calcext:value-type="float">
            <text:p>7615</text:p>
          </table:table-cell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float" office:value="5397" calcext:value-type="float">
            <text:p>5397</text:p>
          </table:table-cell>
          <table:table-cell office:value-type="float" office:value="5686" calcext:value-type="float">
            <text:p>5686</text:p>
          </table:table-cell>
          <table:table-cell office:value-type="float" office:value="2988" calcext:value-type="float">
            <text:p>2988</text:p>
          </table:table-cell>
          <table:table-cell office:value-type="float" office:value="3446" calcext:value-type="float">
            <text:p>3446</text:p>
          </table:table-cell>
          <table:table-cell office:value-type="float" office:value="4359" calcext:value-type="float">
            <text:p>4359</text:p>
          </table:table-cell>
          <table:table-cell office:value-type="float" office:value="6634" calcext:value-type="float">
            <text:p>6634</text:p>
          </table:table-cell>
          <table:table-cell office:value-type="float" office:value="9141" calcext:value-type="float">
            <text:p>9141</text:p>
          </table:table-cell>
          <table:table-cell office:value-type="float" office:value="497" calcext:value-type="float">
            <text:p>497</text:p>
          </table:table-cell>
          <table:table-cell office:value-type="float" office:value="9176" calcext:value-type="float">
            <text:p>9176</text:p>
          </table:table-cell>
          <table:table-cell office:value-type="float" office:value="6773" calcext:value-type="float">
            <text:p>6773</text:p>
          </table:table-cell>
          <table:table-cell office:value-type="float" office:value="7448" calcext:value-type="float">
            <text:p>7448</text:p>
          </table:table-cell>
          <table:table-cell office:value-type="float" office:value="1907" calcext:value-type="float">
            <text:p>1907</text:p>
          </table:table-cell>
          <table:table-cell office:value-type="float" office:value="8454" calcext:value-type="float">
            <text:p>8454</text:p>
          </table:table-cell>
          <table:table-cell office:value-type="float" office:value="916" calcext:value-type="float">
            <text:p>916</text:p>
          </table:table-cell>
          <table:table-cell office:value-type="float" office:value="1596" calcext:value-type="float">
            <text:p>1596</text:p>
          </table:table-cell>
          <table:table-cell office:value-type="float" office:value="2241" calcext:value-type="float">
            <text:p>2241</text:p>
          </table:table-cell>
          <table:table-cell office:value-type="float" office:value="1626" calcext:value-type="float">
            <text:p>1626</text:p>
          </table:table-cell>
          <table:table-cell office:value-type="float" office:value="1384" calcext:value-type="float">
            <text:p>1384</text:p>
          </table:table-cell>
          <table:table-cell office:value-type="float" office:value="2741" calcext:value-type="float">
            <text:p>2741</text:p>
          </table:table-cell>
          <table:table-cell office:value-type="float" office:value="3649" calcext:value-type="float">
            <text:p>3649</text:p>
          </table:table-cell>
          <table:table-cell office:value-type="float" office:value="5362" calcext:value-type="float">
            <text:p>5362</text:p>
          </table:table-cell>
          <table:table-cell office:value-type="float" office:value="8791" calcext:value-type="float">
            <text:p>8791</text:p>
          </table:table-cell>
          <table:table-cell office:value-type="float" office:value="7170" calcext:value-type="float">
            <text:p>7170</text:p>
          </table:table-cell>
          <table:table-cell office:value-type="float" office:value="2903" calcext:value-type="float">
            <text:p>2903</text:p>
          </table:table-cell>
          <table:table-cell office:value-type="float" office:value="2475" calcext:value-type="float">
            <text:p>2475</text:p>
          </table:table-cell>
          <table:table-cell office:value-type="float" office:value="5325" calcext:value-type="float">
            <text:p>5325</text:p>
          </table:table-cell>
          <table:table-cell office:value-type="float" office:value="6451" calcext:value-type="float">
            <text:p>6451</text:p>
          </table:table-cell>
          <table:table-cell office:value-type="float" office:value="924" calcext:value-type="float">
            <text:p>924</text:p>
          </table:table-cell>
          <table:table-cell office:value-type="float" office:value="3328" calcext:value-type="float">
            <text:p>3328</text:p>
          </table:table-cell>
          <table:table-cell office:value-type="float" office:value="522" calcext:value-type="float">
            <text:p>522</text:p>
          </table:table-cell>
          <table:table-cell office:value-type="float" office:value="90" calcext:value-type="float">
            <text:p>90</text:p>
          </table:table-cell>
          <table:table-cell office:value-type="float" office:value="4813" calcext:value-type="float">
            <text:p>4813</text:p>
          </table:table-cell>
          <table:table-cell office:value-type="float" office:value="9737" calcext:value-type="float">
            <text:p>9737</text:p>
          </table:table-cell>
          <table:table-cell office:value-type="float" office:value="9557" calcext:value-type="float">
            <text:p>9557</text:p>
          </table:table-cell>
          <table:table-cell office:value-type="float" office:value="691" calcext:value-type="float">
            <text:p>691</text:p>
          </table:table-cell>
          <table:table-cell office:value-type="float" office:value="2388" calcext:value-type="float">
            <text:p>2388</text:p>
          </table:table-cell>
          <table:table-cell office:value-type="float" office:value="1383" calcext:value-type="float">
            <text:p>1383</text:p>
          </table:table-cell>
          <table:table-cell office:value-type="float" office:value="4021" calcext:value-type="float">
            <text:p>4021</text:p>
          </table:table-cell>
          <table:table-cell office:value-type="float" office:value="1609" calcext:value-type="float">
            <text:p>1609</text:p>
          </table:table-cell>
          <table:table-cell office:value-type="float" office:value="9206" calcext:value-type="float">
            <text:p>9206</text:p>
          </table:table-cell>
          <table:table-cell office:value-type="float" office:value="4707" calcext:value-type="float">
            <text:p>4707</text:p>
          </table:table-cell>
          <table:table-cell office:value-type="float" office:value="5200" calcext:value-type="float">
            <text:p>5200</text:p>
          </table:table-cell>
          <table:table-cell office:value-type="float" office:value="7107" calcext:value-type="float">
            <text:p>7107</text:p>
          </table:table-cell>
          <table:table-cell office:value-type="float" office:value="8104" calcext:value-type="float">
            <text:p>8104</text:p>
          </table:table-cell>
          <table:table-cell office:value-type="float" office:value="4333" calcext:value-type="float">
            <text:p>4333</text:p>
          </table:table-cell>
          <table:table-cell office:value-type="float" office:value="9860" calcext:value-type="float">
            <text:p>9860</text:p>
          </table:table-cell>
          <table:table-cell office:value-type="float" office:value="5013" calcext:value-type="float">
            <text:p>5013</text:p>
          </table:table-cell>
          <table:table-cell office:value-type="float" office:value="1224" calcext:value-type="float">
            <text:p>1224</text:p>
          </table:table-cell>
          <table:table-cell office:value-type="float" office:value="6959" calcext:value-type="float">
            <text:p>6959</text:p>
          </table:table-cell>
          <table:table-cell office:value-type="float" office:value="8527" calcext:value-type="float">
            <text:p>8527</text:p>
          </table:table-cell>
          <table:table-cell office:value-type="float" office:value="1877" calcext:value-type="float">
            <text:p>1877</text:p>
          </table:table-cell>
          <table:table-cell office:value-type="float" office:value="4545" calcext:value-type="float">
            <text:p>4545</text:p>
          </table:table-cell>
          <table:table-cell office:value-type="float" office:value="7772" calcext:value-type="float">
            <text:p>7772</text:p>
          </table:table-cell>
          <table:table-cell office:value-type="float" office:value="6268" calcext:value-type="float">
            <text:p>6268</text:p>
          </table:table-cell>
          <table:table-cell office:value-type="float" office:value="621" calcext:value-type="float">
            <text:p>621</text:p>
          </table:table-cell>
          <table:table-cell office:value-type="float" office:value="4915" calcext:value-type="float">
            <text:p>4915</text:p>
          </table:table-cell>
          <table:table-cell office:value-type="float" office:value="9349" calcext:value-type="float">
            <text:p>9349</text:p>
          </table:table-cell>
          <table:table-cell office:value-type="float" office:value="5970" calcext:value-type="float">
            <text:p>5970</text:p>
          </table:table-cell>
          <table:table-cell office:value-type="float" office:value="706" calcext:value-type="float">
            <text:p>706</text:p>
          </table:table-cell>
          <table:table-cell office:value-type="float" office:value="9583" calcext:value-type="float">
            <text:p>9583</text:p>
          </table:table-cell>
          <table:table-cell office:value-type="float" office:value="3071" calcext:value-type="float">
            <text:p>3071</text:p>
          </table:table-cell>
          <table:table-cell office:value-type="float" office:value="4127" calcext:value-type="float">
            <text:p>4127</text:p>
          </table:table-cell>
          <table:table-cell office:value-type="float" office:value="780" calcext:value-type="float">
            <text:p>780</text:p>
          </table:table-cell>
          <table:table-cell office:value-type="float" office:value="8231" calcext:value-type="float">
            <text:p>8231</text:p>
          </table:table-cell>
          <table:table-cell office:value-type="float" office:value="3017" calcext:value-type="float">
            <text:p>3017</text:p>
          </table:table-cell>
          <table:table-cell office:value-type="float" office:value="9114" calcext:value-type="float">
            <text:p>9114</text:p>
          </table:table-cell>
          <table:table-cell office:value-type="float" office:value="3836" calcext:value-type="float">
            <text:p>3836</text:p>
          </table:table-cell>
          <table:table-cell office:value-type="float" office:value="7503" calcext:value-type="float">
            <text:p>7503</text:p>
          </table:table-cell>
          <table:table-cell office:value-type="float" office:value="2383" calcext:value-type="float">
            <text:p>2383</text:p>
          </table:table-cell>
          <table:table-cell office:value-type="float" office:value="1977" calcext:value-type="float">
            <text:p>1977</text:p>
          </table:table-cell>
          <table:table-cell office:value-type="float" office:value="4870" calcext:value-type="float">
            <text:p>4870</text:p>
          </table:table-cell>
          <table:table-cell office:value-type="float" office:value="8035" calcext:value-type="float">
            <text:p>8035</text:p>
          </table:table-cell>
          <table:table-cell office:value-type="float" office:value="2379" calcext:value-type="float">
            <text:p>2379</text:p>
          </table:table-cell>
          <table:table-cell office:value-type="float" office:value="9704" calcext:value-type="float">
            <text:p>9704</text:p>
          </table:table-cell>
          <table:table-cell office:value-type="float" office:value="1037" calcext:value-type="float">
            <text:p>1037</text:p>
          </table:table-cell>
          <table:table-cell office:value-type="float" office:value="3992" calcext:value-type="float">
            <text:p>3992</text:p>
          </table:table-cell>
          <table:table-cell office:value-type="float" office:value="3642" calcext:value-type="float">
            <text:p>3642</text:p>
          </table:table-cell>
          <table:table-cell office:value-type="float" office:value="1016" calcext:value-type="float">
            <text:p>1016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office:value-type="float" office:value="5093" calcext:value-type="float">
            <text:p>5093</text:p>
          </table:table-cell>
          <table:table-cell office:value-type="float" office:value="138" calcext:value-type="float">
            <text:p>138</text:p>
          </table:table-cell>
          <table:table-cell office:value-type="float" office:value="4639" calcext:value-type="float">
            <text:p>4639</text:p>
          </table:table-cell>
          <table:table-cell office:value-type="float" office:value="6609" calcext:value-type="float">
            <text:p>6609</text:p>
          </table:table-cell>
          <table:table-cell office:value-type="float" office:value="1146" calcext:value-type="float">
            <text:p>1146</text:p>
          </table:table-cell>
          <table:table-cell office:value-type="float" office:value="5565" calcext:value-type="float">
            <text:p>5565</text:p>
          </table:table-cell>
          <table:table-cell office:value-type="float" office:value="95" calcext:value-type="float">
            <text:p>95</text:p>
          </table:table-cell>
          <table:table-cell office:value-type="float" office:value="7521" calcext:value-type="float">
            <text:p>7521</text:p>
          </table:table-cell>
          <table:table-cell office:value-type="float" office:value="9077" calcext:value-type="float">
            <text:p>9077</text:p>
          </table:table-cell>
          <table:table-cell office:value-type="float" office:value="2272" calcext:value-type="float">
            <text:p>2272</text:p>
          </table:table-cell>
          <table:table-cell office:value-type="float" office:value="974" calcext:value-type="float">
            <text:p>974</text:p>
          </table:table-cell>
          <table:table-cell office:value-type="float" office:value="4388" calcext:value-type="float">
            <text:p>4388</text:p>
          </table:table-cell>
          <table:table-cell office:value-type="float" office:value="2465" calcext:value-type="float">
            <text:p>2465</text:p>
          </table:table-cell>
          <table:table-cell office:value-type="float" office:value="2650" calcext:value-type="float">
            <text:p>2650</text:p>
          </table:table-cell>
          <table:table-cell office:value-type="float" office:value="722" calcext:value-type="float">
            <text:p>722</text:p>
          </table:table-cell>
          <table:table-cell office:value-type="float" office:value="4998" calcext:value-type="float">
            <text:p>4998</text:p>
          </table:table-cell>
          <table:table-cell office:value-type="float" office:value="3567" calcext:value-type="float">
            <text:p>3567</text:p>
          </table:table-cell>
          <table:table-cell office:value-type="float" office:value="3047" calcext:value-type="float">
            <text:p>3047</text:p>
          </table:table-cell>
          <table:table-cell office:value-type="float" office:value="921" calcext:value-type="float">
            <text:p>921</text:p>
          </table:table-cell>
          <table:table-cell office:value-type="float" office:value="2736" calcext:value-type="float">
            <text:p>2736</text:p>
          </table:table-cell>
          <table:table-cell office:value-type="float" office:value="7855" calcext:value-type="float">
            <text:p>7855</text:p>
          </table:table-cell>
          <table:table-cell office:value-type="float" office:value="173" calcext:value-type="float">
            <text:p>173</text:p>
          </table:table-cell>
          <table:table-cell office:value-type="float" office:value="2065" calcext:value-type="float">
            <text:p>2065</text:p>
          </table:table-cell>
          <table:table-cell office:value-type="float" office:value="4238" calcext:value-type="float">
            <text:p>4238</text:p>
          </table:table-cell>
          <table:table-cell office:value-type="float" office:value="1048" calcext:value-type="float">
            <text:p>1048</text:p>
          </table:table-cell>
          <table:table-cell office:value-type="float" office:value="5" calcext:value-type="float">
            <text:p>5</text:p>
          </table:table-cell>
          <table:table-cell office:value-type="float" office:value="6847" calcext:value-type="float">
            <text:p>6847</text:p>
          </table:table-cell>
          <table:table-cell office:value-type="float" office:value="9548" calcext:value-type="float">
            <text:p>9548</text:p>
          </table:table-cell>
          <table:table-cell office:value-type="float" office:value="8632" calcext:value-type="float">
            <text:p>8632</text:p>
          </table:table-cell>
          <table:table-cell office:value-type="float" office:value="9194" calcext:value-type="float">
            <text:p>9194</text:p>
          </table:table-cell>
          <table:table-cell office:value-type="float" office:value="5942" calcext:value-type="float">
            <text:p>5942</text:p>
          </table:table-cell>
          <table:table-cell office:value-type="float" office:value="4777" calcext:value-type="float">
            <text:p>4777</text:p>
          </table:table-cell>
          <table:table-cell office:value-type="float" office:value="7910" calcext:value-type="float">
            <text:p>7910</text:p>
          </table:table-cell>
          <table:table-cell office:value-type="float" office:value="8971" calcext:value-type="float">
            <text:p>8971</text:p>
          </table:table-cell>
          <table:table-cell office:value-type="float" office:value="6279" calcext:value-type="float">
            <text:p>6279</text:p>
          </table:table-cell>
          <table:table-cell office:value-type="float" office:value="7253" calcext:value-type="float">
            <text:p>7253</text:p>
          </table:table-cell>
          <table:table-cell office:value-type="float" office:value="2516" calcext:value-type="float">
            <text:p>2516</text:p>
          </table:table-cell>
          <table:table-cell office:value-type="float" office:value="1555" calcext:value-type="float">
            <text:p>1555</text:p>
          </table:table-cell>
          <table:table-cell office:value-type="float" office:value="1833" calcext:value-type="float">
            <text:p>1833</text:p>
          </table:table-cell>
          <table:table-cell office:value-type="float" office:value="3184" calcext:value-type="float">
            <text:p>3184</text:p>
          </table:table-cell>
          <table:table-cell office:value-type="float" office:value="9453" calcext:value-type="float">
            <text:p>9453</text:p>
          </table:table-cell>
          <table:table-cell office:value-type="float" office:value="9053" calcext:value-type="float">
            <text:p>9053</text:p>
          </table:table-cell>
          <table:table-cell office:value-type="float" office:value="6897" calcext:value-type="float">
            <text:p>6897</text:p>
          </table:table-cell>
          <table:table-cell office:value-type="float" office:value="7808" calcext:value-type="float">
            <text:p>7808</text:p>
          </table:table-cell>
          <table:table-cell office:value-type="float" office:value="8629" calcext:value-type="float">
            <text:p>8629</text:p>
          </table:table-cell>
          <table:table-cell office:value-type="float" office:value="4877" calcext:value-type="float">
            <text:p>4877</text:p>
          </table:table-cell>
          <table:table-cell office:value-type="float" office:value="1871" calcext:value-type="float">
            <text:p>1871</text:p>
          </table:table-cell>
          <table:table-cell office:value-type="float" office:value="8055" calcext:value-type="float">
            <text:p>8055</text:p>
          </table:table-cell>
          <table:table-cell office:value-type="float" office:value="4881" calcext:value-type="float">
            <text:p>4881</text:p>
          </table:table-cell>
          <table:table-cell office:value-type="float" office:value="7639" calcext:value-type="float">
            <text:p>7639</text:p>
          </table:table-cell>
          <table:table-cell office:value-type="float" office:value="1537" calcext:value-type="float">
            <text:p>1537</text:p>
          </table:table-cell>
          <table:table-cell office:value-type="float" office:value="7701" calcext:value-type="float">
            <text:p>7701</text:p>
          </table:table-cell>
          <table:table-cell office:value-type="float" office:value="2508" calcext:value-type="float">
            <text:p>2508</text:p>
          </table:table-cell>
          <table:table-cell office:value-type="float" office:value="7564" calcext:value-type="float">
            <text:p>7564</text:p>
          </table:table-cell>
          <table:table-cell office:value-type="float" office:value="5845" calcext:value-type="float">
            <text:p>5845</text:p>
          </table:table-cell>
          <table:table-cell office:value-type="float" office:value="5023" calcext:value-type="float">
            <text:p>5023</text:p>
          </table:table-cell>
          <table:table-cell office:value-type="float" office:value="2304" calcext:value-type="float">
            <text:p>2304</text:p>
          </table:table-cell>
          <table:table-cell office:value-type="float" office:value="5396" calcext:value-type="float">
            <text:p>5396</text:p>
          </table:table-cell>
          <table:table-cell office:value-type="float" office:value="3193" calcext:value-type="float">
            <text:p>3193</text:p>
          </table:table-cell>
          <table:table-cell office:value-type="float" office:value="2955" calcext:value-type="float">
            <text:p>2955</text:p>
          </table:table-cell>
          <table:table-cell office:value-type="float" office:value="1088" calcext:value-type="float">
            <text:p>1088</text:p>
          </table:table-cell>
          <table:table-cell office:value-type="float" office:value="3801" calcext:value-type="float">
            <text:p>3801</text:p>
          </table:table-cell>
          <table:table-cell office:value-type="float" office:value="6203" calcext:value-type="float">
            <text:p>6203</text:p>
          </table:table-cell>
          <table:table-cell office:value-type="float" office:value="1748" calcext:value-type="float">
            <text:p>1748</text:p>
          </table:table-cell>
          <table:table-cell office:value-type="float" office:value="3737" calcext:value-type="float">
            <text:p>3737</text:p>
          </table:table-cell>
          <table:table-cell office:value-type="float" office:value="1276" calcext:value-type="float">
            <text:p>1276</text:p>
          </table:table-cell>
          <table:table-cell office:value-type="float" office:value="13" calcext:value-type="float">
            <text:p>13</text:p>
          </table:table-cell>
          <table:table-cell office:value-type="float" office:value="4120" calcext:value-type="float">
            <text:p>4120</text:p>
          </table:table-cell>
          <table:table-cell office:value-type="float" office:value="7715" calcext:value-type="float">
            <text:p>7715</text:p>
          </table:table-cell>
          <table:table-cell office:value-type="float" office:value="8552" calcext:value-type="float">
            <text:p>8552</text:p>
          </table:table-cell>
          <table:table-cell office:value-type="float" office:value="3047" calcext:value-type="float">
            <text:p>3047</text:p>
          </table:table-cell>
          <table:table-cell office:value-type="float" office:value="2921" calcext:value-type="float">
            <text:p>2921</text:p>
          </table:table-cell>
          <table:table-cell office:value-type="float" office:value="106" calcext:value-type="float">
            <text:p>106</text:p>
          </table:table-cell>
          <table:table-cell office:value-type="float" office:value="7508" calcext:value-type="float">
            <text:p>7508</text:p>
          </table:table-cell>
          <table:table-cell office:value-type="float" office:value="304" calcext:value-type="float">
            <text:p>304</text:p>
          </table:table-cell>
          <table:table-cell office:value-type="float" office:value="1280" calcext:value-type="float">
            <text:p>1280</text:p>
          </table:table-cell>
          <table:table-cell office:value-type="float" office:value="7140" calcext:value-type="float">
            <text:p>7140</text:p>
          </table:table-cell>
          <table:table-cell office:value-type="float" office:value="2567" calcext:value-type="float">
            <text:p>2567</text:p>
          </table:table-cell>
          <table:table-cell office:value-type="float" office:value="9135" calcext:value-type="float">
            <text:p>9135</text:p>
          </table:table-cell>
          <table:table-cell office:value-type="float" office:value="5266" calcext:value-type="float">
            <text:p>5266</text:p>
          </table:table-cell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float" office:value="4607" calcext:value-type="float">
            <text:p>4607</text:p>
          </table:table-cell>
          <table:table-cell office:value-type="float" office:value="7527" calcext:value-type="float">
            <text:p>7527</text:p>
          </table:table-cell>
          <table:table-cell office:value-type="float" office:value="9047" calcext:value-type="float">
            <text:p>9047</text:p>
          </table:table-cell>
          <table:table-cell office:value-type="float" office:value="522" calcext:value-type="float">
            <text:p>522</text:p>
          </table:table-cell>
          <table:table-cell office:value-type="float" office:value="7371" calcext:value-type="float">
            <text:p>7371</text:p>
          </table:table-cell>
          <table:table-cell office:value-type="float" office:value="4883" calcext:value-type="float">
            <text:p>4883</text:p>
          </table:table-cell>
          <table:table-cell office:value-type="float" office:value="2540" calcext:value-type="float">
            <text:p>2540</text:p>
          </table:table-cell>
          <table:table-cell office:value-type="float" office:value="5867" calcext:value-type="float">
            <text:p>5867</text:p>
          </table:table-cell>
          <table:table-cell office:value-type="float" office:value="6366" calcext:value-type="float">
            <text:p>6366</text:p>
          </table:table-cell>
          <table:table-cell office:value-type="float" office:value="5301" calcext:value-type="float">
            <text:p>5301</text:p>
          </table:table-cell>
          <table:table-cell office:value-type="float" office:value="1570" calcext:value-type="float">
            <text:p>1570</text:p>
          </table:table-cell>
          <table:table-cell office:value-type="float" office:value="421" calcext:value-type="float">
            <text:p>421</text:p>
          </table:table-cell>
          <table:table-cell office:value-type="float" office:value="276" calcext:value-type="float">
            <text:p>276</text:p>
          </table:table-cell>
          <table:table-cell office:value-type="float" office:value="3361" calcext:value-type="float">
            <text:p>3361</text:p>
          </table:table-cell>
          <table:table-cell office:value-type="float" office:value="527" calcext:value-type="float">
            <text:p>527</text:p>
          </table:table-cell>
          <table:table-cell office:value-type="float" office:value="6637" calcext:value-type="float">
            <text:p>6637</text:p>
          </table:table-cell>
          <table:table-cell office:value-type="float" office:value="4861" calcext:value-type="float">
            <text:p>4861</text:p>
          </table:table-cell>
          <table:table-cell office:value-type="float" office:value="2401" calcext:value-type="float">
            <text:p>2401</text:p>
          </table:table-cell>
          <table:table-cell office:value-type="float" office:value="7522" calcext:value-type="float">
            <text:p>7522</text:p>
          </table:table-cell>
          <table:table-cell office:value-type="float" office:value="5808" calcext:value-type="float">
            <text:p>5808</text:p>
          </table:table-cell>
          <table:table-cell office:value-type="float" office:value="9371" calcext:value-type="float">
            <text:p>9371</text:p>
          </table:table-cell>
          <table:table-cell office:value-type="float" office:value="5298" calcext:value-type="float">
            <text:p>5298</text:p>
          </table:table-cell>
          <table:table-cell office:value-type="float" office:value="2045" calcext:value-type="float">
            <text:p>2045</text:p>
          </table:table-cell>
          <table:table-cell office:value-type="float" office:value="5096" calcext:value-type="float">
            <text:p>5096</text:p>
          </table:table-cell>
          <table:table-cell office:value-type="float" office:value="5447" calcext:value-type="float">
            <text:p>5447</text:p>
          </table:table-cell>
          <table:table-cell office:value-type="float" office:value="7755" calcext:value-type="float">
            <text:p>7755</text:p>
          </table:table-cell>
          <table:table-cell office:value-type="float" office:value="5115" calcext:value-type="float">
            <text:p>5115</text:p>
          </table:table-cell>
          <table:table-cell office:value-type="float" office:value="7060" calcext:value-type="float">
            <text:p>7060</text:p>
          </table:table-cell>
          <table:table-cell office:value-type="float" office:value="8529" calcext:value-type="float">
            <text:p>8529</text:p>
          </table:table-cell>
          <table:table-cell office:value-type="float" office:value="4078" calcext:value-type="float">
            <text:p>4078</text:p>
          </table:table-cell>
          <table:table-cell office:value-type="float" office:value="1943" calcext:value-type="float">
            <text:p>1943</text:p>
          </table:table-cell>
          <table:table-cell office:value-type="float" office:value="1697" calcext:value-type="float">
            <text:p>1697</text:p>
          </table:table-cell>
          <table:table-cell office:value-type="float" office:value="1764" calcext:value-type="float">
            <text:p>1764</text:p>
          </table:table-cell>
          <table:table-cell office:value-type="float" office:value="5453" calcext:value-type="float">
            <text:p>5453</text:p>
          </table:table-cell>
          <table:table-cell office:value-type="float" office:value="7085" calcext:value-type="float">
            <text:p>7085</text:p>
          </table:table-cell>
          <table:table-cell office:value-type="float" office:value="960" calcext:value-type="float">
            <text:p>960</text:p>
          </table:table-cell>
          <table:table-cell office:value-type="float" office:value="2405" calcext:value-type="float">
            <text:p>2405</text:p>
          </table:table-cell>
          <table:table-cell office:value-type="float" office:value="739" calcext:value-type="float">
            <text:p>739</text:p>
          </table:table-cell>
          <table:table-cell office:value-type="float" office:value="2100" calcext:value-type="float">
            <text:p>2100</text:p>
          </table:table-cell>
          <table:table-cell office:value-type="float" office:value="5800" calcext:value-type="float">
            <text:p>5800</text:p>
          </table:table-cell>
          <table:table-cell office:value-type="float" office:value="728" calcext:value-type="float">
            <text:p>728</text:p>
          </table:table-cell>
          <table:table-cell office:value-type="float" office:value="9737" calcext:value-type="float">
            <text:p>9737</text:p>
          </table:table-cell>
          <table:table-cell office:value-type="float" office:value="5704" calcext:value-type="float">
            <text:p>5704</text:p>
          </table:table-cell>
          <table:table-cell office:value-type="float" office:value="5693" calcext:value-type="float">
            <text:p>5693</text:p>
          </table:table-cell>
          <table:table-cell office:value-type="float" office:value="1431" calcext:value-type="float">
            <text:p>1431</text:p>
          </table:table-cell>
          <table:table-cell office:value-type="float" office:value="8979" calcext:value-type="float">
            <text:p>8979</text:p>
          </table:table-cell>
          <table:table-cell office:value-type="float" office:value="6428" calcext:value-type="float">
            <text:p>6428</text:p>
          </table:table-cell>
          <table:table-cell office:value-type="float" office:value="673" calcext:value-type="float">
            <text:p>673</text:p>
          </table:table-cell>
          <table:table-cell office:value-type="float" office:value="7540" calcext:value-type="float">
            <text:p>7540</text:p>
          </table:table-cell>
          <table:table-cell office:value-type="float" office:value="6" calcext:value-type="float">
            <text:p>6</text:p>
          </table:table-cell>
          <table:table-cell office:value-type="float" office:value="7773" calcext:value-type="float">
            <text:p>7773</text:p>
          </table:table-cell>
          <table:table-cell office:value-type="float" office:value="5857" calcext:value-type="float">
            <text:p>5857</text:p>
          </table:table-cell>
          <table:table-cell office:value-type="float" office:value="6823" calcext:value-type="float">
            <text:p>6823</text:p>
          </table:table-cell>
          <table:table-cell office:value-type="float" office:value="150" calcext:value-type="float">
            <text:p>150</text:p>
          </table:table-cell>
          <table:table-cell office:value-type="float" office:value="5869" calcext:value-type="float">
            <text:p>5869</text:p>
          </table:table-cell>
          <table:table-cell office:value-type="float" office:value="8486" calcext:value-type="float">
            <text:p>8486</text:p>
          </table:table-cell>
          <table:table-cell office:value-type="float" office:value="684" calcext:value-type="float">
            <text:p>684</text:p>
          </table:table-cell>
          <table:table-cell office:value-type="float" office:value="5816" calcext:value-type="float">
            <text:p>5816</text:p>
          </table:table-cell>
          <table:table-cell office:value-type="float" office:value="9626" calcext:value-type="float">
            <text:p>9626</text:p>
          </table:table-cell>
          <table:table-cell office:value-type="float" office:value="7451" calcext:value-type="float">
            <text:p>7451</text:p>
          </table:table-cell>
          <table:table-cell office:value-type="float" office:value="5579" calcext:value-type="float">
            <text:p>5579</text:p>
          </table:table-cell>
          <table:table-cell office:value-type="float" office:value="8260" calcext:value-type="float">
            <text:p>8260</text:p>
          </table:table-cell>
          <table:table-cell office:value-type="float" office:value="3397" calcext:value-type="float">
            <text:p>3397</text:p>
          </table:table-cell>
          <table:table-cell office:value-type="float" office:value="5322" calcext:value-type="float">
            <text:p>5322</text:p>
          </table:table-cell>
          <table:table-cell office:value-type="float" office:value="6920" calcext:value-type="float">
            <text:p>6920</text:p>
          </table:table-cell>
          <table:table-cell office:value-type="float" office:value="1879" calcext:value-type="float">
            <text:p>1879</text:p>
          </table:table-cell>
          <table:table-cell office:value-type="float" office:value="2127" calcext:value-type="float">
            <text:p>2127</text:p>
          </table:table-cell>
          <table:table-cell office:value-type="float" office:value="2884" calcext:value-type="float">
            <text:p>2884</text:p>
          </table:table-cell>
          <table:table-cell office:value-type="float" office:value="5478" calcext:value-type="float">
            <text:p>5478</text:p>
          </table:table-cell>
          <table:table-cell office:value-type="float" office:value="4977" calcext:value-type="float">
            <text:p>4977</text:p>
          </table:table-cell>
          <table:table-cell office:value-type="float" office:value="9016" calcext:value-type="float">
            <text:p>9016</text:p>
          </table:table-cell>
          <table:table-cell office:value-type="float" office:value="6165" calcext:value-type="float">
            <text:p>6165</text:p>
          </table:table-cell>
          <table:table-cell office:value-type="float" office:value="6292" calcext:value-type="float">
            <text:p>6292</text:p>
          </table:table-cell>
          <table:table-cell office:value-type="float" office:value="3062" calcext:value-type="float">
            <text:p>3062</text:p>
          </table:table-cell>
          <table:table-cell office:value-type="float" office:value="5671" calcext:value-type="float">
            <text:p>5671</text:p>
          </table:table-cell>
          <table:table-cell office:value-type="float" office:value="5968" calcext:value-type="float">
            <text:p>5968</text:p>
          </table:table-cell>
          <table:table-cell office:value-type="float" office:value="78" calcext:value-type="float">
            <text:p>78</text:p>
          </table:table-cell>
          <table:table-cell office:value-type="float" office:value="4619" calcext:value-type="float">
            <text:p>4619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float" office:value="9905" calcext:value-type="float">
            <text:p>9905</text:p>
          </table:table-cell>
          <table:table-cell office:value-type="float" office:value="7127" calcext:value-type="float">
            <text:p>7127</text:p>
          </table:table-cell>
          <table:table-cell office:value-type="float" office:value="9390" calcext:value-type="float">
            <text:p>9390</text:p>
          </table:table-cell>
          <table:table-cell office:value-type="float" office:value="5185" calcext:value-type="float">
            <text:p>5185</text:p>
          </table:table-cell>
          <table:table-cell office:value-type="float" office:value="6923" calcext:value-type="float">
            <text:p>6923</text:p>
          </table:table-cell>
          <table:table-cell office:value-type="float" office:value="3721" calcext:value-type="float">
            <text:p>3721</text:p>
          </table:table-cell>
          <table:table-cell office:value-type="float" office:value="9164" calcext:value-type="float">
            <text:p>9164</text:p>
          </table:table-cell>
          <table:table-cell office:value-type="float" office:value="9705" calcext:value-type="float">
            <text:p>9705</text:p>
          </table:table-cell>
          <table:table-cell office:value-type="float" office:value="4341" calcext:value-type="float">
            <text:p>4341</text:p>
          </table:table-cell>
          <table:table-cell office:value-type="float" office:value="1031" calcext:value-type="float">
            <text:p>1031</text:p>
          </table:table-cell>
          <table:table-cell office:value-type="float" office:value="1046" calcext:value-type="float">
            <text:p>1046</text:p>
          </table:table-cell>
          <table:table-cell office:value-type="float" office:value="5127" calcext:value-type="float">
            <text:p>5127</text:p>
          </table:table-cell>
          <table:table-cell office:value-type="float" office:value="7376" calcext:value-type="float">
            <text:p>7376</text:p>
          </table:table-cell>
          <table:table-cell office:value-type="float" office:value="6528" calcext:value-type="float">
            <text:p>6528</text:p>
          </table:table-cell>
          <table:table-cell office:value-type="float" office:value="3248" calcext:value-type="float">
            <text:p>3248</text:p>
          </table:table-cell>
          <table:table-cell office:value-type="float" office:value="4941" calcext:value-type="float">
            <text:p>4941</text:p>
          </table:table-cell>
          <table:table-cell office:value-type="float" office:value="1178" calcext:value-type="float">
            <text:p>1178</text:p>
          </table:table-cell>
          <table:table-cell office:value-type="float" office:value="7889" calcext:value-type="float">
            <text:p>7889</text:p>
          </table:table-cell>
          <table:table-cell office:value-type="float" office:value="3364" calcext:value-type="float">
            <text:p>3364</text:p>
          </table:table-cell>
          <table:table-cell office:value-type="float" office:value="4486" calcext:value-type="float">
            <text:p>4486</text:p>
          </table:table-cell>
          <table:table-cell office:value-type="float" office:value="5358" calcext:value-type="float">
            <text:p>5358</text:p>
          </table:table-cell>
          <table:table-cell office:value-type="float" office:value="9402" calcext:value-type="float">
            <text:p>9402</text:p>
          </table:table-cell>
          <table:table-cell office:value-type="float" office:value="9158" calcext:value-type="float">
            <text:p>9158</text:p>
          </table:table-cell>
          <table:table-cell office:value-type="float" office:value="8600" calcext:value-type="float">
            <text:p>8600</text:p>
          </table:table-cell>
          <table:table-cell office:value-type="float" office:value="1025" calcext:value-type="float">
            <text:p>1025</text:p>
          </table:table-cell>
          <table:table-cell office:value-type="float" office:value="874" calcext:value-type="float">
            <text:p>874</text:p>
          </table:table-cell>
          <table:table-cell office:value-type="float" office:value="1839" calcext:value-type="float">
            <text:p>1839</text:p>
          </table:table-cell>
          <table:table-cell office:value-type="float" office:value="1783" calcext:value-type="float">
            <text:p>1783</text:p>
          </table:table-cell>
          <table:table-cell office:value-type="float" office:value="309" calcext:value-type="float">
            <text:p>309</text:p>
          </table:table-cell>
          <table:table-cell office:value-type="float" office:value="9030" calcext:value-type="float">
            <text:p>9030</text:p>
          </table:table-cell>
          <table:table-cell office:value-type="float" office:value="1843" calcext:value-type="float">
            <text:p>1843</text:p>
          </table:table-cell>
          <table:table-cell office:value-type="float" office:value="845" calcext:value-type="float">
            <text:p>845</text:p>
          </table:table-cell>
          <table:table-cell office:value-type="float" office:value="8398" calcext:value-type="float">
            <text:p>8398</text:p>
          </table:table-cell>
          <table:table-cell office:value-type="float" office:value="1433" calcext:value-type="float">
            <text:p>1433</text:p>
          </table:table-cell>
          <table:table-cell office:value-type="float" office:value="7118" calcext:value-type="float">
            <text:p>7118</text:p>
          </table:table-cell>
          <table:table-cell office:value-type="float" office:value="70" calcext:value-type="float">
            <text:p>70</text:p>
          </table:table-cell>
          <table:table-cell office:value-type="float" office:value="8071" calcext:value-type="float">
            <text:p>8071</text:p>
          </table:table-cell>
          <table:table-cell office:value-type="float" office:value="2877" calcext:value-type="float">
            <text:p>2877</text:p>
          </table:table-cell>
          <table:table-cell office:value-type="float" office:value="3904" calcext:value-type="float">
            <text:p>3904</text:p>
          </table:table-cell>
          <table:table-cell office:value-type="float" office:value="8866" calcext:value-type="float">
            <text:p>8866</text:p>
          </table:table-cell>
          <table:table-cell office:value-type="float" office:value="6722" calcext:value-type="float">
            <text:p>6722</text:p>
          </table:table-cell>
          <table:table-cell office:value-type="float" office:value="4299" calcext:value-type="float">
            <text:p>4299</text:p>
          </table:table-cell>
          <table:table-cell office:value-type="float" office:value="10" calcext:value-type="float">
            <text:p>10</text:p>
          </table:table-cell>
          <table:table-cell office:value-type="float" office:value="1929" calcext:value-type="float">
            <text:p>1929</text:p>
          </table:table-cell>
          <table:table-cell office:value-type="float" office:value="5897" calcext:value-type="float">
            <text:p>5897</text:p>
          </table:table-cell>
          <table:table-cell office:value-type="float" office:value="4188" calcext:value-type="float">
            <text:p>4188</text:p>
          </table:table-cell>
          <table:table-cell office:value-type="float" office:value="600" calcext:value-type="float">
            <text:p>600</text:p>
          </table:table-cell>
          <table:table-cell office:value-type="float" office:value="1889" calcext:value-type="float">
            <text:p>1889</text:p>
          </table:table-cell>
          <table:table-cell office:value-type="float" office:value="3325" calcext:value-type="float">
            <text:p>3325</text:p>
          </table:table-cell>
          <table:table-cell office:value-type="float" office:value="2485" calcext:value-type="float">
            <text:p>2485</text:p>
          </table:table-cell>
          <table:table-cell office:value-type="float" office:value="6473" calcext:value-type="float">
            <text:p>6473</text:p>
          </table:table-cell>
          <table:table-cell office:value-type="float" office:value="4474" calcext:value-type="float">
            <text:p>4474</text:p>
          </table:table-cell>
          <table:table-cell office:value-type="float" office:value="7444" calcext:value-type="float">
            <text:p>7444</text:p>
          </table:table-cell>
          <table:table-cell office:value-type="float" office:value="6992" calcext:value-type="float">
            <text:p>6992</text:p>
          </table:table-cell>
          <table:table-cell office:value-type="float" office:value="4846" calcext:value-type="float">
            <text:p>4846</text:p>
          </table:table-cell>
          <table:table-cell office:value-type="float" office:value="6166" calcext:value-type="float">
            <text:p>6166</text:p>
          </table:table-cell>
          <table:table-cell office:value-type="float" office:value="4441" calcext:value-type="float">
            <text:p>4441</text:p>
          </table:table-cell>
          <table:table-cell office:value-type="float" office:value="2283" calcext:value-type="float">
            <text:p>2283</text:p>
          </table:table-cell>
          <table:table-cell office:value-type="float" office:value="2629" calcext:value-type="float">
            <text:p>2629</text:p>
          </table:table-cell>
          <table:table-cell office:value-type="float" office:value="4352" calcext:value-type="float">
            <text:p>4352</text:p>
          </table:table-cell>
          <table:table-cell office:value-type="float" office:value="7775" calcext:value-type="float">
            <text:p>7775</text:p>
          </table:table-cell>
          <table:table-cell office:value-type="float" office:value="1101" calcext:value-type="float">
            <text:p>1101</text:p>
          </table:table-cell>
          <table:table-cell office:value-type="float" office:value="2214" calcext:value-type="float">
            <text:p>2214</text:p>
          </table:table-cell>
          <table:table-cell office:value-type="float" office:value="9985" calcext:value-type="float">
            <text:p>9985</text:p>
          </table:table-cell>
          <table:table-cell office:value-type="float" office:value="215" calcext:value-type="float">
            <text:p>215</text:p>
          </table:table-cell>
          <table:table-cell office:value-type="float" office:value="8270" calcext:value-type="float">
            <text:p>8270</text:p>
          </table:table-cell>
          <table:table-cell office:value-type="float" office:value="9750" calcext:value-type="float">
            <text:p>9750</text:p>
          </table:table-cell>
          <table:table-cell office:value-type="float" office:value="2740" calcext:value-type="float">
            <text:p>2740</text:p>
          </table:table-cell>
          <table:table-cell office:value-type="float" office:value="8361" calcext:value-type="float">
            <text:p>8361</text:p>
          </table:table-cell>
          <table:table-cell office:value-type="float" office:value="7103" calcext:value-type="float">
            <text:p>7103</text:p>
          </table:table-cell>
          <table:table-cell office:value-type="float" office:value="5930" calcext:value-type="float">
            <text:p>5930</text:p>
          </table:table-cell>
          <table:table-cell office:value-type="float" office:value="8664" calcext:value-type="float">
            <text:p>8664</text:p>
          </table:table-cell>
          <table:table-cell office:value-type="float" office:value="9690" calcext:value-type="float">
            <text:p>9690</text:p>
          </table:table-cell>
          <table:table-cell office:value-type="float" office:value="8302" calcext:value-type="float">
            <text:p>8302</text:p>
          </table:table-cell>
          <table:table-cell office:value-type="float" office:value="9267" calcext:value-type="float">
            <text:p>9267</text:p>
          </table:table-cell>
          <table:table-cell office:value-type="float" office:value="344" calcext:value-type="float">
            <text:p>344</text:p>
          </table:table-cell>
          <table:table-cell office:value-type="float" office:value="2077" calcext:value-type="float">
            <text:p>2077</text:p>
          </table:table-cell>
          <table:table-cell office:value-type="float" office:value="1372" calcext:value-type="float">
            <text:p>1372</text:p>
          </table:table-cell>
          <table:table-cell office:value-type="float" office:value="1880" calcext:value-type="float">
            <text:p>1880</text:p>
          </table:table-cell>
          <table:table-cell office:value-type="float" office:value="9550" calcext:value-type="float">
            <text:p>9550</text:p>
          </table:table-cell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float" office:value="8517" calcext:value-type="float">
            <text:p>8517</text:p>
          </table:table-cell>
          <table:table-cell office:value-type="float" office:value="7769" calcext:value-type="float">
            <text:p>7769</text:p>
          </table:table-cell>
          <table:table-cell office:value-type="float" office:value="2405" calcext:value-type="float">
            <text:p>2405</text:p>
          </table:table-cell>
          <table:table-cell office:value-type="float" office:value="8204" calcext:value-type="float">
            <text:p>8204</text:p>
          </table:table-cell>
          <table:table-cell office:value-type="float" office:value="1060" calcext:value-type="float">
            <text:p>1060</text:p>
          </table:table-cell>
          <table:table-cell office:value-type="float" office:value="3603" calcext:value-type="float">
            <text:p>3603</text:p>
          </table:table-cell>
          <table:table-cell office:value-type="float" office:value="7025" calcext:value-type="float">
            <text:p>7025</text:p>
          </table:table-cell>
          <table:table-cell office:value-type="float" office:value="478" calcext:value-type="float">
            <text:p>478</text:p>
          </table:table-cell>
          <table:table-cell office:value-type="float" office:value="8334" calcext:value-type="float">
            <text:p>8334</text:p>
          </table:table-cell>
          <table:table-cell office:value-type="float" office:value="1997" calcext:value-type="float">
            <text:p>1997</text:p>
          </table:table-cell>
          <table:table-cell office:value-type="float" office:value="3692" calcext:value-type="float">
            <text:p>3692</text:p>
          </table:table-cell>
          <table:table-cell office:value-type="float" office:value="7433" calcext:value-type="float">
            <text:p>7433</text:p>
          </table:table-cell>
          <table:table-cell office:value-type="float" office:value="9101" calcext:value-type="float">
            <text:p>9101</text:p>
          </table:table-cell>
          <table:table-cell office:value-type="float" office:value="7294" calcext:value-type="float">
            <text:p>7294</text:p>
          </table:table-cell>
          <table:table-cell office:value-type="float" office:value="7498" calcext:value-type="float">
            <text:p>7498</text:p>
          </table:table-cell>
          <table:table-cell office:value-type="float" office:value="9415" calcext:value-type="float">
            <text:p>9415</text:p>
          </table:table-cell>
          <table:table-cell office:value-type="float" office:value="5452" calcext:value-type="float">
            <text:p>5452</text:p>
          </table:table-cell>
          <table:table-cell office:value-type="float" office:value="3850" calcext:value-type="float">
            <text:p>3850</text:p>
          </table:table-cell>
          <table:table-cell office:value-type="float" office:value="3508" calcext:value-type="float">
            <text:p>3508</text:p>
          </table:table-cell>
          <table:table-cell office:value-type="float" office:value="6857" calcext:value-type="float">
            <text:p>6857</text:p>
          </table:table-cell>
          <table:table-cell office:value-type="float" office:value="9213" calcext:value-type="float">
            <text:p>9213</text:p>
          </table:table-cell>
          <table:table-cell office:value-type="float" office:value="6807" calcext:value-type="float">
            <text:p>6807</text:p>
          </table:table-cell>
          <table:table-cell office:value-type="float" office:value="4412" calcext:value-type="float">
            <text:p>4412</text:p>
          </table:table-cell>
          <table:table-cell office:value-type="float" office:value="7310" calcext:value-type="float">
            <text:p>7310</text:p>
          </table:table-cell>
          <table:table-cell office:value-type="float" office:value="854" calcext:value-type="float">
            <text:p>854</text:p>
          </table:table-cell>
          <table:table-cell office:value-type="float" office:value="5384" calcext:value-type="float">
            <text:p>5384</text:p>
          </table:table-cell>
          <table:table-cell office:value-type="float" office:value="686" calcext:value-type="float">
            <text:p>686</text:p>
          </table:table-cell>
          <table:table-cell office:value-type="float" office:value="4978" calcext:value-type="float">
            <text:p>4978</text:p>
          </table:table-cell>
          <table:table-cell office:value-type="float" office:value="892" calcext:value-type="float">
            <text:p>892</text:p>
          </table:table-cell>
          <table:table-cell office:value-type="float" office:value="8651" calcext:value-type="float">
            <text:p>8651</text:p>
          </table:table-cell>
          <table:table-cell office:value-type="float" office:value="3241" calcext:value-type="float">
            <text:p>3241</text:p>
          </table:table-cell>
          <table:table-cell office:value-type="float" office:value="2743" calcext:value-type="float">
            <text:p>2743</text:p>
          </table:table-cell>
          <table:table-cell office:value-type="float" office:value="3801" calcext:value-type="float">
            <text:p>3801</text:p>
          </table:table-cell>
          <table:table-cell office:value-type="float" office:value="3813" calcext:value-type="float">
            <text:p>3813</text:p>
          </table:table-cell>
          <table:table-cell office:value-type="float" office:value="8588" calcext:value-type="float">
            <text:p>8588</text:p>
          </table:table-cell>
          <table:table-cell office:value-type="float" office:value="6701" calcext:value-type="float">
            <text:p>6701</text:p>
          </table:table-cell>
          <table:table-cell office:value-type="float" office:value="4416" calcext:value-type="float">
            <text:p>4416</text:p>
          </table:table-cell>
          <table:table-cell office:value-type="float" office:value="6990" calcext:value-type="float">
            <text:p>6990</text:p>
          </table:table-cell>
          <table:table-cell office:value-type="float" office:value="6490" calcext:value-type="float">
            <text:p>6490</text:p>
          </table:table-cell>
          <table:table-cell office:value-type="float" office:value="3197" calcext:value-type="float">
            <text:p>3197</text:p>
          </table:table-cell>
          <table:table-cell office:value-type="float" office:value="6838" calcext:value-type="float">
            <text:p>6838</text:p>
          </table:table-cell>
          <table:table-cell office:value-type="float" office:value="6503" calcext:value-type="float">
            <text:p>6503</text:p>
          </table:table-cell>
          <table:table-cell office:value-type="float" office:value="114" calcext:value-type="float">
            <text:p>114</text:p>
          </table:table-cell>
          <table:table-cell office:value-type="float" office:value="8343" calcext:value-type="float">
            <text:p>8343</text:p>
          </table:table-cell>
          <table:table-cell office:value-type="float" office:value="5844" calcext:value-type="float">
            <text:p>5844</text:p>
          </table:table-cell>
          <table:table-cell office:value-type="float" office:value="8646" calcext:value-type="float">
            <text:p>8646</text:p>
          </table:table-cell>
          <table:table-cell office:value-type="float" office:value="8694" calcext:value-type="float">
            <text:p>8694</text:p>
          </table:table-cell>
          <table:table-cell office:value-type="float" office:value="65" calcext:value-type="float">
            <text:p>65</text:p>
          </table:table-cell>
          <table:table-cell office:value-type="float" office:value="791" calcext:value-type="float">
            <text:p>791</text:p>
          </table:table-cell>
          <table:table-cell office:value-type="float" office:value="5979" calcext:value-type="float">
            <text:p>5979</text:p>
          </table:table-cell>
          <table:table-cell office:value-type="float" office:value="2687" calcext:value-type="float">
            <text:p>2687</text:p>
          </table:table-cell>
          <table:table-cell office:value-type="float" office:value="2621" calcext:value-type="float">
            <text:p>2621</text:p>
          </table:table-cell>
          <table:table-cell office:value-type="float" office:value="2019" calcext:value-type="float">
            <text:p>2019</text:p>
          </table:table-cell>
          <table:table-cell office:value-type="float" office:value="8097" calcext:value-type="float">
            <text:p>8097</text:p>
          </table:table-cell>
          <table:table-cell office:value-type="float" office:value="1423" calcext:value-type="float">
            <text:p>1423</text:p>
          </table:table-cell>
          <table:table-cell office:value-type="float" office:value="3644" calcext:value-type="float">
            <text:p>3644</text:p>
          </table:table-cell>
          <table:table-cell office:value-type="float" office:value="9764" calcext:value-type="float">
            <text:p>9764</text:p>
          </table:table-cell>
          <table:table-cell office:value-type="float" office:value="4921" calcext:value-type="float">
            <text:p>4921</text:p>
          </table:table-cell>
          <table:table-cell office:value-type="float" office:value="3266" calcext:value-type="float">
            <text:p>3266</text:p>
          </table:table-cell>
          <table:table-cell office:value-type="float" office:value="3662" calcext:value-type="float">
            <text:p>3662</text:p>
          </table:table-cell>
          <table:table-cell office:value-type="float" office:value="5561" calcext:value-type="float">
            <text:p>5561</text:p>
          </table:table-cell>
          <table:table-cell office:value-type="float" office:value="2476" calcext:value-type="float">
            <text:p>2476</text:p>
          </table:table-cell>
          <table:table-cell office:value-type="float" office:value="8271" calcext:value-type="float">
            <text:p>8271</text:p>
          </table:table-cell>
          <table:table-cell office:value-type="float" office:value="8138" calcext:value-type="float">
            <text:p>8138</text:p>
          </table:table-cell>
          <table:table-cell office:value-type="float" office:value="6147" calcext:value-type="float">
            <text:p>6147</text:p>
          </table:table-cell>
          <table:table-cell office:value-type="float" office:value="1168" calcext:value-type="float">
            <text:p>1168</text:p>
          </table:table-cell>
          <table:table-cell office:value-type="float" office:value="3340" calcext:value-type="float">
            <text:p>3340</text:p>
          </table:table-cell>
          <table:table-cell office:value-type="float" office:value="1998" calcext:value-type="float">
            <text:p>1998</text:p>
          </table:table-cell>
          <table:table-cell office:value-type="float" office:value="9874" calcext:value-type="float">
            <text:p>9874</text:p>
          </table:table-cell>
          <table:table-cell office:value-type="float" office:value="6572" calcext:value-type="float">
            <text:p>6572</text:p>
          </table:table-cell>
          <table:table-cell office:value-type="float" office:value="9873" calcext:value-type="float">
            <text:p>9873</text:p>
          </table:table-cell>
          <table:table-cell office:value-type="float" office:value="6659" calcext:value-type="float">
            <text:p>6659</text:p>
          </table:table-cell>
          <table:table-cell office:value-type="float" office:value="5609" calcext:value-type="float">
            <text:p>5609</text:p>
          </table:table-cell>
          <table:table-cell office:value-type="float" office:value="2711" calcext:value-type="float">
            <text:p>2711</text:p>
          </table:table-cell>
          <table:table-cell office:value-type="float" office:value="3931" calcext:value-type="float">
            <text:p>3931</text:p>
          </table:table-cell>
          <table:table-cell office:value-type="float" office:value="9567" calcext:value-type="float">
            <text:p>9567</text:p>
          </table:table-cell>
          <table:table-cell office:value-type="float" office:value="4143" calcext:value-type="float">
            <text:p>4143</text:p>
          </table:table-cell>
          <table:table-cell office:value-type="float" office:value="7833" calcext:value-type="float">
            <text:p>7833</text:p>
          </table:table-cell>
          <table:table-cell office:value-type="float" office:value="8887" calcext:value-type="float">
            <text:p>8887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float" office:value="2099" calcext:value-type="float">
            <text:p>2099</text:p>
          </table:table-cell>
          <table:table-cell office:value-type="float" office:value="2700" calcext:value-type="float">
            <text:p>2700</text:p>
          </table:table-cell>
          <table:table-cell office:value-type="float" office:value="589" calcext:value-type="float">
            <text:p>589</text:p>
          </table:table-cell>
          <table:table-cell office:value-type="float" office:value="4716" calcext:value-type="float">
            <text:p>4716</text:p>
          </table:table-cell>
          <table:table-cell office:value-type="float" office:value="8333" calcext:value-type="float">
            <text:p>8333</text:p>
          </table:table-cell>
          <table:table-cell office:value-type="float" office:value="1362" calcext:value-type="float">
            <text:p>1362</text:p>
          </table:table-cell>
          <table:table-cell office:value-type="float" office:value="5007" calcext:value-type="float">
            <text:p>5007</text:p>
          </table:table-cell>
          <table:table-cell office:value-type="float" office:value="2753" calcext:value-type="float">
            <text:p>2753</text:p>
          </table:table-cell>
          <table:table-cell office:value-type="float" office:value="2848" calcext:value-type="float">
            <text:p>2848</text:p>
          </table:table-cell>
          <table:table-cell office:value-type="float" office:value="4441" calcext:value-type="float">
            <text:p>4441</text:p>
          </table:table-cell>
          <table:table-cell office:value-type="float" office:value="8397" calcext:value-type="float">
            <text:p>8397</text:p>
          </table:table-cell>
          <table:table-cell office:value-type="float" office:value="7192" calcext:value-type="float">
            <text:p>7192</text:p>
          </table:table-cell>
          <table:table-cell office:value-type="float" office:value="8191" calcext:value-type="float">
            <text:p>8191</text:p>
          </table:table-cell>
          <table:table-cell office:value-type="float" office:value="4916" calcext:value-type="float">
            <text:p>4916</text:p>
          </table:table-cell>
          <table:table-cell office:value-type="float" office:value="9955" calcext:value-type="float">
            <text:p>9955</text:p>
          </table:table-cell>
          <table:table-cell office:value-type="float" office:value="6076" calcext:value-type="float">
            <text:p>6076</text:p>
          </table:table-cell>
          <table:table-cell office:value-type="float" office:value="3370" calcext:value-type="float">
            <text:p>3370</text:p>
          </table:table-cell>
          <table:table-cell office:value-type="float" office:value="6396" calcext:value-type="float">
            <text:p>6396</text:p>
          </table:table-cell>
          <table:table-cell office:value-type="float" office:value="6971" calcext:value-type="float">
            <text:p>6971</text:p>
          </table:table-cell>
          <table:table-cell office:value-type="float" office:value="3156" calcext:value-type="float">
            <text:p>3156</text:p>
          </table:table-cell>
          <table:table-cell office:value-type="float" office:value="248" calcext:value-type="float">
            <text:p>248</text:p>
          </table:table-cell>
          <table:table-cell office:value-type="float" office:value="3911" calcext:value-type="float">
            <text:p>3911</text:p>
          </table:table-cell>
          <table:table-cell office:value-type="float" office:value="2488" calcext:value-type="float">
            <text:p>2488</text:p>
          </table:table-cell>
          <table:table-cell office:value-type="float" office:value="4930" calcext:value-type="float">
            <text:p>4930</text:p>
          </table:table-cell>
          <table:table-cell office:value-type="float" office:value="2458" calcext:value-type="float">
            <text:p>2458</text:p>
          </table:table-cell>
          <table:table-cell office:value-type="float" office:value="7183" calcext:value-type="float">
            <text:p>7183</text:p>
          </table:table-cell>
          <table:table-cell office:value-type="float" office:value="5455" calcext:value-type="float">
            <text:p>5455</text:p>
          </table:table-cell>
          <table:table-cell office:value-type="float" office:value="170" calcext:value-type="float">
            <text:p>170</text:p>
          </table:table-cell>
          <table:table-cell office:value-type="float" office:value="6809" calcext:value-type="float">
            <text:p>6809</text:p>
          </table:table-cell>
          <table:table-cell office:value-type="float" office:value="6417" calcext:value-type="float">
            <text:p>6417</text:p>
          </table:table-cell>
          <table:table-cell office:value-type="float" office:value="3390" calcext:value-type="float">
            <text:p>3390</text:p>
          </table:table-cell>
          <table:table-cell office:value-type="float" office:value="1956" calcext:value-type="float">
            <text:p>1956</text:p>
          </table:table-cell>
          <table:table-cell office:value-type="float" office:value="7188" calcext:value-type="float">
            <text:p>7188</text:p>
          </table:table-cell>
          <table:table-cell office:value-type="float" office:value="577" calcext:value-type="float">
            <text:p>577</text:p>
          </table:table-cell>
          <table:table-cell office:value-type="float" office:value="7526" calcext:value-type="float">
            <text:p>7526</text:p>
          </table:table-cell>
          <table:table-cell office:value-type="float" office:value="2203" calcext:value-type="float">
            <text:p>2203</text:p>
          </table:table-cell>
          <table:table-cell office:value-type="float" office:value="968" calcext:value-type="float">
            <text:p>968</text:p>
          </table:table-cell>
          <table:table-cell office:value-type="float" office:value="8164" calcext:value-type="float">
            <text:p>8164</text:p>
          </table:table-cell>
          <table:table-cell office:value-type="float" office:value="479" calcext:value-type="float">
            <text:p>479</text:p>
          </table:table-cell>
          <table:table-cell office:value-type="float" office:value="8699" calcext:value-type="float">
            <text:p>8699</text:p>
          </table:table-cell>
          <table:table-cell office:value-type="float" office:value="7915" calcext:value-type="float">
            <text:p>7915</text:p>
          </table:table-cell>
          <table:table-cell office:value-type="float" office:value="507" calcext:value-type="float">
            <text:p>507</text:p>
          </table:table-cell>
          <table:table-cell office:value-type="float" office:value="6393" calcext:value-type="float">
            <text:p>6393</text:p>
          </table:table-cell>
          <table:table-cell office:value-type="float" office:value="4632" calcext:value-type="float">
            <text:p>4632</text:p>
          </table:table-cell>
          <table:table-cell office:value-type="float" office:value="1597" calcext:value-type="float">
            <text:p>1597</text:p>
          </table:table-cell>
          <table:table-cell office:value-type="float" office:value="7534" calcext:value-type="float">
            <text:p>7534</text:p>
          </table:table-cell>
          <table:table-cell office:value-type="float" office:value="3604" calcext:value-type="float">
            <text:p>3604</text:p>
          </table:table-cell>
          <table:table-cell office:value-type="float" office:value="618" calcext:value-type="float">
            <text:p>618</text:p>
          </table:table-cell>
          <table:table-cell office:value-type="float" office:value="3280" calcext:value-type="float">
            <text:p>3280</text:p>
          </table:table-cell>
          <table:table-cell office:value-type="float" office:value="6061" calcext:value-type="float">
            <text:p>6061</text:p>
          </table:table-cell>
          <table:table-cell office:value-type="float" office:value="9793" calcext:value-type="float">
            <text:p>9793</text:p>
          </table:table-cell>
          <table:table-cell office:value-type="float" office:value="9238" calcext:value-type="float">
            <text:p>9238</text:p>
          </table:table-cell>
          <table:table-cell office:value-type="float" office:value="8347" calcext:value-type="float">
            <text:p>8347</text:p>
          </table:table-cell>
          <table:table-cell office:value-type="float" office:value="568" calcext:value-type="float">
            <text:p>568</text:p>
          </table:table-cell>
          <table:table-cell office:value-type="float" office:value="9645" calcext:value-type="float">
            <text:p>9645</text:p>
          </table:table-cell>
          <table:table-cell office:value-type="float" office:value="2070" calcext:value-type="float">
            <text:p>2070</text:p>
          </table:table-cell>
          <table:table-cell office:value-type="float" office:value="5198" calcext:value-type="float">
            <text:p>5198</text:p>
          </table:table-cell>
          <table:table-cell office:value-type="float" office:value="6482" calcext:value-type="float">
            <text:p>6482</text:p>
          </table:table-cell>
          <table:table-cell office:value-type="float" office:value="5000" calcext:value-type="float">
            <text:p>5000</text:p>
          </table:table-cell>
          <table:table-cell office:value-type="float" office:value="9212" calcext:value-type="float">
            <text:p>9212</text:p>
          </table:table-cell>
          <table:table-cell office:value-type="float" office:value="6655" calcext:value-type="float">
            <text:p>6655</text:p>
          </table:table-cell>
          <table:table-cell office:value-type="float" office:value="5961" calcext:value-type="float">
            <text:p>5961</text:p>
          </table:table-cell>
          <table:table-cell office:value-type="float" office:value="7513" calcext:value-type="float">
            <text:p>7513</text:p>
          </table:table-cell>
          <table:table-cell office:value-type="float" office:value="1323" calcext:value-type="float">
            <text:p>1323</text:p>
          </table:table-cell>
          <table:table-cell office:value-type="float" office:value="3872" calcext:value-type="float">
            <text:p>3872</text:p>
          </table:table-cell>
          <table:table-cell office:value-type="float" office:value="6170" calcext:value-type="float">
            <text:p>6170</text:p>
          </table:table-cell>
          <table:table-cell office:value-type="float" office:value="3812" calcext:value-type="float">
            <text:p>3812</text:p>
          </table:table-cell>
          <table:table-cell office:value-type="float" office:value="4146" calcext:value-type="float">
            <text:p>4146</text:p>
          </table:table-cell>
          <table:table-cell office:value-type="float" office:value="2736" calcext:value-type="float">
            <text:p>2736</text:p>
          </table:table-cell>
          <table:table-cell office:value-type="float" office:value="67" calcext:value-type="float">
            <text:p>67</text:p>
          </table:table-cell>
          <table:table-cell office:value-type="float" office:value="3151" calcext:value-type="float">
            <text:p>3151</text:p>
          </table:table-cell>
          <table:table-cell office:value-type="float" office:value="5548" calcext:value-type="float">
            <text:p>5548</text:p>
          </table:table-cell>
          <table:table-cell office:value-type="float" office:value="2781" calcext:value-type="float">
            <text:p>2781</text:p>
          </table:table-cell>
          <table:table-cell office:value-type="float" office:value="9679" calcext:value-type="float">
            <text:p>9679</text:p>
          </table:table-cell>
          <table:table-cell office:value-type="float" office:value="7564" calcext:value-type="float">
            <text:p>7564</text:p>
          </table:table-cell>
          <table:table-cell office:value-type="float" office:value="5043" calcext:value-type="float">
            <text:p>5043</text:p>
          </table:table-cell>
          <table:table-cell office:value-type="float" office:value="8587" calcext:value-type="float">
            <text:p>8587</text:p>
          </table:table-cell>
          <table:table-cell office:value-type="float" office:value="1893" calcext:value-type="float">
            <text:p>1893</text:p>
          </table:table-cell>
          <table:table-cell office:value-type="float" office:value="4531" calcext:value-type="float">
            <text:p>4531</text:p>
          </table:table-cell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float" office:value="3690" calcext:value-type="float">
            <text:p>3690</text:p>
          </table:table-cell>
          <table:table-cell office:value-type="float" office:value="6724" calcext:value-type="float">
            <text:p>6724</text:p>
          </table:table-cell>
          <table:table-cell office:value-type="float" office:value="2121" calcext:value-type="float">
            <text:p>2121</text:p>
          </table:table-cell>
          <table:table-cell office:value-type="float" office:value="9308" calcext:value-type="float">
            <text:p>9308</text:p>
          </table:table-cell>
          <table:table-cell office:value-type="float" office:value="6986" calcext:value-type="float">
            <text:p>6986</text:p>
          </table:table-cell>
          <table:table-cell office:value-type="float" office:value="8106" calcext:value-type="float">
            <text:p>8106</text:p>
          </table:table-cell>
          <table:table-cell office:value-type="float" office:value="6659" calcext:value-type="float">
            <text:p>6659</text:p>
          </table:table-cell>
          <table:table-cell office:value-type="float" office:value="2142" calcext:value-type="float">
            <text:p>2142</text:p>
          </table:table-cell>
          <table:table-cell office:value-type="float" office:value="1642" calcext:value-type="float">
            <text:p>1642</text:p>
          </table:table-cell>
          <table:table-cell office:value-type="float" office:value="7170" calcext:value-type="float">
            <text:p>7170</text:p>
          </table:table-cell>
          <table:table-cell office:value-type="float" office:value="2877" calcext:value-type="float">
            <text:p>2877</text:p>
          </table:table-cell>
          <table:table-cell office:value-type="float" office:value="5757" calcext:value-type="float">
            <text:p>5757</text:p>
          </table:table-cell>
          <table:table-cell office:value-type="float" office:value="6494" calcext:value-type="float">
            <text:p>6494</text:p>
          </table:table-cell>
          <table:table-cell office:value-type="float" office:value="8026" calcext:value-type="float">
            <text:p>8026</text:p>
          </table:table-cell>
          <table:table-cell office:value-type="float" office:value="6571" calcext:value-type="float">
            <text:p>6571</text:p>
          </table:table-cell>
          <table:table-cell office:value-type="float" office:value="8387" calcext:value-type="float">
            <text:p>8387</text:p>
          </table:table-cell>
          <table:table-cell office:value-type="float" office:value="9961" calcext:value-type="float">
            <text:p>9961</text:p>
          </table:table-cell>
          <table:table-cell office:value-type="float" office:value="6043" calcext:value-type="float">
            <text:p>6043</text:p>
          </table:table-cell>
          <table:table-cell office:value-type="float" office:value="9758" calcext:value-type="float">
            <text:p>9758</text:p>
          </table:table-cell>
          <table:table-cell office:value-type="float" office:value="9607" calcext:value-type="float">
            <text:p>9607</text:p>
          </table:table-cell>
          <table:table-cell office:value-type="float" office:value="6450" calcext:value-type="float">
            <text:p>6450</text:p>
          </table:table-cell>
          <table:table-cell office:value-type="float" office:value="8631" calcext:value-type="float">
            <text:p>8631</text:p>
          </table:table-cell>
          <table:table-cell office:value-type="float" office:value="8334" calcext:value-type="float">
            <text:p>8334</text:p>
          </table:table-cell>
          <table:table-cell office:value-type="float" office:value="7359" calcext:value-type="float">
            <text:p>7359</text:p>
          </table:table-cell>
          <table:table-cell office:value-type="float" office:value="5256" calcext:value-type="float">
            <text:p>5256</text:p>
          </table:table-cell>
          <table:table-cell office:value-type="float" office:value="8523" calcext:value-type="float">
            <text:p>8523</text:p>
          </table:table-cell>
          <table:table-cell office:value-type="float" office:value="2225" calcext:value-type="float">
            <text:p>2225</text:p>
          </table:table-cell>
          <table:table-cell office:value-type="float" office:value="7487" calcext:value-type="float">
            <text:p>7487</text:p>
          </table:table-cell>
          <table:table-cell office:value-type="float" office:value="1977" calcext:value-type="float">
            <text:p>1977</text:p>
          </table:table-cell>
          <table:table-cell office:value-type="float" office:value="9555" calcext:value-type="float">
            <text:p>9555</text:p>
          </table:table-cell>
          <table:table-cell office:value-type="float" office:value="8048" calcext:value-type="float">
            <text:p>8048</text:p>
          </table:table-cell>
          <table:table-cell office:value-type="float" office:value="5763" calcext:value-type="float">
            <text:p>5763</text:p>
          </table:table-cell>
          <table:table-cell office:value-type="float" office:value="2414" calcext:value-type="float">
            <text:p>2414</text:p>
          </table:table-cell>
          <table:table-cell office:value-type="float" office:value="4948" calcext:value-type="float">
            <text:p>4948</text:p>
          </table:table-cell>
          <table:table-cell office:value-type="float" office:value="4265" calcext:value-type="float">
            <text:p>4265</text:p>
          </table:table-cell>
          <table:table-cell office:value-type="float" office:value="2427" calcext:value-type="float">
            <text:p>2427</text:p>
          </table:table-cell>
          <table:table-cell office:value-type="float" office:value="8978" calcext:value-type="float">
            <text:p>8978</text:p>
          </table:table-cell>
          <table:table-cell office:value-type="float" office:value="8088" calcext:value-type="float">
            <text:p>8088</text:p>
          </table:table-cell>
          <table:table-cell office:value-type="float" office:value="8841" calcext:value-type="float">
            <text:p>8841</text:p>
          </table:table-cell>
          <table:table-cell office:value-type="float" office:value="9208" calcext:value-type="float">
            <text:p>9208</text:p>
          </table:table-cell>
          <table:table-cell office:value-type="float" office:value="9601" calcext:value-type="float">
            <text:p>9601</text:p>
          </table:table-cell>
          <table:table-cell office:value-type="float" office:value="5810" calcext:value-type="float">
            <text:p>5810</text:p>
          </table:table-cell>
          <table:table-cell office:value-type="float" office:value="9398" calcext:value-type="float">
            <text:p>9398</text:p>
          </table:table-cell>
          <table:table-cell office:value-type="float" office:value="8866" calcext:value-type="float">
            <text:p>8866</text:p>
          </table:table-cell>
          <table:table-cell office:value-type="float" office:value="9138" calcext:value-type="float">
            <text:p>9138</text:p>
          </table:table-cell>
          <table:table-cell office:value-type="float" office:value="4176" calcext:value-type="float">
            <text:p>4176</text:p>
          </table:table-cell>
          <table:table-cell office:value-type="float" office:value="5875" calcext:value-type="float">
            <text:p>5875</text:p>
          </table:table-cell>
          <table:table-cell office:value-type="float" office:value="7212" calcext:value-type="float">
            <text:p>7212</text:p>
          </table:table-cell>
          <table:table-cell office:value-type="float" office:value="3272" calcext:value-type="float">
            <text:p>3272</text:p>
          </table:table-cell>
          <table:table-cell office:value-type="float" office:value="6759" calcext:value-type="float">
            <text:p>6759</text:p>
          </table:table-cell>
          <table:table-cell office:value-type="float" office:value="5678" calcext:value-type="float">
            <text:p>5678</text:p>
          </table:table-cell>
          <table:table-cell office:value-type="float" office:value="7649" calcext:value-type="float">
            <text:p>7649</text:p>
          </table:table-cell>
          <table:table-cell office:value-type="float" office:value="4922" calcext:value-type="float">
            <text:p>4922</text:p>
          </table:table-cell>
          <table:table-cell office:value-type="float" office:value="5422" calcext:value-type="float">
            <text:p>5422</text:p>
          </table:table-cell>
          <table:table-cell office:value-type="float" office:value="1343" calcext:value-type="float">
            <text:p>1343</text:p>
          </table:table-cell>
          <table:table-cell office:value-type="float" office:value="8197" calcext:value-type="float">
            <text:p>8197</text:p>
          </table:table-cell>
          <table:table-cell office:value-type="float" office:value="3154" calcext:value-type="float">
            <text:p>3154</text:p>
          </table:table-cell>
          <table:table-cell office:value-type="float" office:value="3600" calcext:value-type="float">
            <text:p>3600</text:p>
          </table:table-cell>
          <table:table-cell office:value-type="float" office:value="687" calcext:value-type="float">
            <text:p>687</text:p>
          </table:table-cell>
          <table:table-cell office:value-type="float" office:value="1028" calcext:value-type="float">
            <text:p>1028</text:p>
          </table:table-cell>
          <table:table-cell office:value-type="float" office:value="4579" calcext:value-type="float">
            <text:p>4579</text:p>
          </table:table-cell>
          <table:table-cell office:value-type="float" office:value="2084" calcext:value-type="float">
            <text:p>2084</text:p>
          </table:table-cell>
          <table:table-cell office:value-type="float" office:value="9467" calcext:value-type="float">
            <text:p>9467</text:p>
          </table:table-cell>
          <table:table-cell office:value-type="float" office:value="4492" calcext:value-type="float">
            <text:p>4492</text:p>
          </table:table-cell>
          <table:table-cell office:value-type="float" office:value="7262" calcext:value-type="float">
            <text:p>7262</text:p>
          </table:table-cell>
          <table:table-cell office:value-type="float" office:value="7296" calcext:value-type="float">
            <text:p>7296</text:p>
          </table:table-cell>
          <table:table-cell office:value-type="float" office:value="6538" calcext:value-type="float">
            <text:p>6538</text:p>
          </table:table-cell>
          <table:table-cell office:value-type="float" office:value="7657" calcext:value-type="float">
            <text:p>7657</text:p>
          </table:table-cell>
          <table:table-cell office:value-type="float" office:value="7134" calcext:value-type="float">
            <text:p>7134</text:p>
          </table:table-cell>
          <table:table-cell office:value-type="float" office:value="2077" calcext:value-type="float">
            <text:p>2077</text:p>
          </table:table-cell>
          <table:table-cell office:value-type="float" office:value="1505" calcext:value-type="float">
            <text:p>1505</text:p>
          </table:table-cell>
          <table:table-cell office:value-type="float" office:value="7332" calcext:value-type="float">
            <text:p>7332</text:p>
          </table:table-cell>
          <table:table-cell office:value-type="float" office:value="6890" calcext:value-type="float">
            <text:p>6890</text:p>
          </table:table-cell>
          <table:table-cell office:value-type="float" office:value="8964" calcext:value-type="float">
            <text:p>8964</text:p>
          </table:table-cell>
          <table:table-cell office:value-type="float" office:value="4879" calcext:value-type="float">
            <text:p>4879</text:p>
          </table:table-cell>
          <table:table-cell office:value-type="float" office:value="7603" calcext:value-type="float">
            <text:p>7603</text:p>
          </table:table-cell>
          <table:table-cell office:value-type="float" office:value="7400" calcext:value-type="float">
            <text:p>7400</text:p>
          </table:table-cell>
          <table:table-cell office:value-type="float" office:value="5973" calcext:value-type="float">
            <text:p>5973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613" calcext:value-type="float">
            <text:p>1613</text:p>
          </table:table-cell>
          <table:table-cell office:value-type="float" office:value="4879" calcext:value-type="float">
            <text:p>4879</text:p>
          </table:table-cell>
          <table:table-cell office:value-type="float" office:value="1884" calcext:value-type="float">
            <text:p>1884</text:p>
          </table:table-cell>
          <table:table-cell office:value-type="float" office:value="7334" calcext:value-type="float">
            <text:p>7334</text:p>
          </table:table-cell>
          <table:table-cell office:value-type="float" office:value="966" calcext:value-type="float">
            <text:p>966</text:p>
          </table:table-cell>
          <table:table-cell office:value-type="float" office:value="2000" calcext:value-type="float">
            <text:p>2000</text:p>
          </table:table-cell>
          <table:table-cell office:value-type="float" office:value="7489" calcext:value-type="float">
            <text:p>7489</text:p>
          </table:table-cell>
          <table:table-cell office:value-type="float" office:value="2123" calcext:value-type="float">
            <text:p>2123</text:p>
          </table:table-cell>
          <table:table-cell office:value-type="float" office:value="4287" calcext:value-type="float">
            <text:p>4287</text:p>
          </table:table-cell>
          <table:table-cell office:value-type="float" office:value="1472" calcext:value-type="float">
            <text:p>1472</text:p>
          </table:table-cell>
          <table:table-cell office:value-type="float" office:value="3263" calcext:value-type="float">
            <text:p>3263</text:p>
          </table:table-cell>
          <table:table-cell office:value-type="float" office:value="4726" calcext:value-type="float">
            <text:p>4726</text:p>
          </table:table-cell>
          <table:table-cell office:value-type="float" office:value="9203" calcext:value-type="float">
            <text:p>9203</text:p>
          </table:table-cell>
          <table:table-cell office:value-type="float" office:value="1040" calcext:value-type="float">
            <text:p>1040</text:p>
          </table:table-cell>
          <table:table-cell office:value-type="float" office:value="4103" calcext:value-type="float">
            <text:p>4103</text:p>
          </table:table-cell>
          <table:table-cell office:value-type="float" office:value="6075" calcext:value-type="float">
            <text:p>6075</text:p>
          </table:table-cell>
          <table:table-cell office:value-type="float" office:value="6049" calcext:value-type="float">
            <text:p>6049</text:p>
          </table:table-cell>
          <table:table-cell office:value-type="float" office:value="330" calcext:value-type="float">
            <text:p>330</text:p>
          </table:table-cell>
          <table:table-cell office:value-type="float" office:value="9253" calcext:value-type="float">
            <text:p>9253</text:p>
          </table:table-cell>
          <table:table-cell office:value-type="float" office:value="4062" calcext:value-type="float">
            <text:p>4062</text:p>
          </table:table-cell>
          <table:table-cell office:value-type="float" office:value="4268" calcext:value-type="float">
            <text:p>4268</text:p>
          </table:table-cell>
          <table:table-cell office:value-type="float" office:value="1635" calcext:value-type="float">
            <text:p>1635</text:p>
          </table:table-cell>
          <table:table-cell office:value-type="float" office:value="9960" calcext:value-type="float">
            <text:p>9960</text:p>
          </table:table-cell>
          <table:table-cell office:value-type="float" office:value="577" calcext:value-type="float">
            <text:p>577</text:p>
          </table:table-cell>
          <table:table-cell office:value-type="float" office:value="1320" calcext:value-type="float">
            <text:p>1320</text:p>
          </table:table-cell>
          <table:table-cell office:value-type="float" office:value="3195" calcext:value-type="float">
            <text:p>3195</text:p>
          </table:table-cell>
          <table:table-cell office:value-type="float" office:value="9628" calcext:value-type="float">
            <text:p>9628</text:p>
          </table:table-cell>
          <table:table-cell office:value-type="float" office:value="1030" calcext:value-type="float">
            <text:p>1030</text:p>
          </table:table-cell>
          <table:table-cell office:value-type="float" office:value="4092" calcext:value-type="float">
            <text:p>4092</text:p>
          </table:table-cell>
          <table:table-cell office:value-type="float" office:value="4979" calcext:value-type="float">
            <text:p>4979</text:p>
          </table:table-cell>
          <table:table-cell office:value-type="float" office:value="6474" calcext:value-type="float">
            <text:p>6474</text:p>
          </table:table-cell>
          <table:table-cell office:value-type="float" office:value="6393" calcext:value-type="float">
            <text:p>6393</text:p>
          </table:table-cell>
          <table:table-cell office:value-type="float" office:value="2799" calcext:value-type="float">
            <text:p>2799</text:p>
          </table:table-cell>
          <table:table-cell office:value-type="float" office:value="6967" calcext:value-type="float">
            <text:p>6967</text:p>
          </table:table-cell>
          <table:table-cell office:value-type="float" office:value="8687" calcext:value-type="float">
            <text:p>8687</text:p>
          </table:table-cell>
          <table:table-cell office:value-type="float" office:value="7724" calcext:value-type="float">
            <text:p>7724</text:p>
          </table:table-cell>
          <table:table-cell office:value-type="float" office:value="7392" calcext:value-type="float">
            <text:p>7392</text:p>
          </table:table-cell>
          <table:table-cell office:value-type="float" office:value="9927" calcext:value-type="float">
            <text:p>9927</text:p>
          </table:table-cell>
          <table:table-cell office:value-type="float" office:value="2085" calcext:value-type="float">
            <text:p>2085</text:p>
          </table:table-cell>
          <table:table-cell office:value-type="float" office:value="3200" calcext:value-type="float">
            <text:p>3200</text:p>
          </table:table-cell>
          <table:table-cell office:value-type="float" office:value="6466" calcext:value-type="float">
            <text:p>6466</text:p>
          </table:table-cell>
          <table:table-cell office:value-type="float" office:value="8702" calcext:value-type="float">
            <text:p>8702</text:p>
          </table:table-cell>
          <table:table-cell office:value-type="float" office:value="265" calcext:value-type="float">
            <text:p>265</text:p>
          </table:table-cell>
          <table:table-cell office:value-type="float" office:value="7646" calcext:value-type="float">
            <text:p>7646</text:p>
          </table:table-cell>
          <table:table-cell office:value-type="float" office:value="8665" calcext:value-type="float">
            <text:p>8665</text:p>
          </table:table-cell>
          <table:table-cell office:value-type="float" office:value="7986" calcext:value-type="float">
            <text:p>7986</text:p>
          </table:table-cell>
          <table:table-cell office:value-type="float" office:value="7266" calcext:value-type="float">
            <text:p>7266</text:p>
          </table:table-cell>
          <table:table-cell office:value-type="float" office:value="4574" calcext:value-type="float">
            <text:p>4574</text:p>
          </table:table-cell>
          <table:table-cell office:value-type="float" office:value="6587" calcext:value-type="float">
            <text:p>6587</text:p>
          </table:table-cell>
          <table:table-cell office:value-type="float" office:value="612" calcext:value-type="float">
            <text:p>612</text:p>
          </table:table-cell>
          <table:table-cell office:value-type="float" office:value="2724" calcext:value-type="float">
            <text:p>2724</text:p>
          </table:table-cell>
          <table:table-cell office:value-type="float" office:value="704" calcext:value-type="float">
            <text:p>704</text:p>
          </table:table-cell>
          <table:table-cell office:value-type="float" office:value="3191" calcext:value-type="float">
            <text:p>3191</text:p>
          </table:table-cell>
          <table:table-cell office:value-type="float" office:value="8323" calcext:value-type="float">
            <text:p>8323</text:p>
          </table:table-cell>
          <table:table-cell office:value-type="float" office:value="9523" calcext:value-type="float">
            <text:p>9523</text:p>
          </table:table-cell>
          <table:table-cell office:value-type="float" office:value="3002" calcext:value-type="float">
            <text:p>3002</text:p>
          </table:table-cell>
          <table:table-cell office:value-type="float" office:value="704" calcext:value-type="float">
            <text:p>704</text:p>
          </table:table-cell>
          <table:table-cell office:value-type="float" office:value="5064" calcext:value-type="float">
            <text:p>5064</text:p>
          </table:table-cell>
          <table:table-cell office:value-type="float" office:value="3960" calcext:value-type="float">
            <text:p>3960</text:p>
          </table:table-cell>
          <table:table-cell office:value-type="float" office:value="8209" calcext:value-type="float">
            <text:p>8209</text:p>
          </table:table-cell>
          <table:table-cell office:value-type="float" office:value="2027" calcext:value-type="float">
            <text:p>2027</text:p>
          </table:table-cell>
          <table:table-cell office:value-type="float" office:value="2758" calcext:value-type="float">
            <text:p>2758</text:p>
          </table:table-cell>
          <table:table-cell office:value-type="float" office:value="8393" calcext:value-type="float">
            <text:p>8393</text:p>
          </table:table-cell>
          <table:table-cell office:value-type="float" office:value="4875" calcext:value-type="float">
            <text:p>4875</text:p>
          </table:table-cell>
          <table:table-cell office:value-type="float" office:value="4641" calcext:value-type="float">
            <text:p>4641</text:p>
          </table:table-cell>
          <table:table-cell office:value-type="float" office:value="9584" calcext:value-type="float">
            <text:p>9584</text:p>
          </table:table-cell>
          <table:table-cell office:value-type="float" office:value="6401" calcext:value-type="float">
            <text:p>6401</text:p>
          </table:table-cell>
          <table:table-cell office:value-type="float" office:value="7883" calcext:value-type="float">
            <text:p>7883</text:p>
          </table:table-cell>
          <table:table-cell office:value-type="float" office:value="7014" calcext:value-type="float">
            <text:p>7014</text:p>
          </table:table-cell>
          <table:table-cell office:value-type="float" office:value="768" calcext:value-type="float">
            <text:p>768</text:p>
          </table:table-cell>
          <table:table-cell office:value-type="float" office:value="443" calcext:value-type="float">
            <text:p>443</text:p>
          </table:table-cell>
          <table:table-cell office:value-type="float" office:value="5490" calcext:value-type="float">
            <text:p>5490</text:p>
          </table:table-cell>
          <table:table-cell office:value-type="float" office:value="7506" calcext:value-type="float">
            <text:p>7506</text:p>
          </table:table-cell>
          <table:table-cell office:value-type="float" office:value="1852" calcext:value-type="float">
            <text:p>1852</text:p>
          </table:table-cell>
          <table:table-cell office:value-type="float" office:value="2005" calcext:value-type="float">
            <text:p>2005</text:p>
          </table:table-cell>
          <table:table-cell office:value-type="float" office:value="8850" calcext:value-type="float">
            <text:p>8850</text:p>
          </table:table-cell>
          <table:table-cell office:value-type="float" office:value="5776" calcext:value-type="float">
            <text:p>5776</text:p>
          </table:table-cell>
          <table:table-cell office:value-type="float" office:value="4487" calcext:value-type="float">
            <text:p>4487</text:p>
          </table:table-cell>
          <table:table-cell office:value-type="float" office:value="4269" calcext:value-type="float">
            <text:p>4269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6687" calcext:value-type="float">
            <text:p>6687</text:p>
          </table:table-cell>
          <table:table-cell office:value-type="float" office:value="4705" calcext:value-type="float">
            <text:p>4705</text:p>
          </table:table-cell>
          <table:table-cell office:value-type="float" office:value="7260" calcext:value-type="float">
            <text:p>7260</text:p>
          </table:table-cell>
          <table:table-cell office:value-type="float" office:value="6645" calcext:value-type="float">
            <text:p>6645</text:p>
          </table:table-cell>
          <table:table-cell office:value-type="float" office:value="6715" calcext:value-type="float">
            <text:p>6715</text:p>
          </table:table-cell>
          <table:table-cell office:value-type="float" office:value="3706" calcext:value-type="float">
            <text:p>3706</text:p>
          </table:table-cell>
          <table:table-cell office:value-type="float" office:value="5504" calcext:value-type="float">
            <text:p>5504</text:p>
          </table:table-cell>
          <table:table-cell office:value-type="float" office:value="8672" calcext:value-type="float">
            <text:p>8672</text:p>
          </table:table-cell>
          <table:table-cell office:value-type="float" office:value="2853" calcext:value-type="float">
            <text:p>2853</text:p>
          </table:table-cell>
          <table:table-cell office:value-type="float" office:value="1136" calcext:value-type="float">
            <text:p>1136</text:p>
          </table:table-cell>
          <table:table-cell office:value-type="float" office:value="8187" calcext:value-type="float">
            <text:p>8187</text:p>
          </table:table-cell>
          <table:table-cell office:value-type="float" office:value="8203" calcext:value-type="float">
            <text:p>8203</text:p>
          </table:table-cell>
          <table:table-cell office:value-type="float" office:value="4016" calcext:value-type="float">
            <text:p>4016</text:p>
          </table:table-cell>
          <table:table-cell office:value-type="float" office:value="871" calcext:value-type="float">
            <text:p>871</text:p>
          </table:table-cell>
          <table:table-cell office:value-type="float" office:value="1809" calcext:value-type="float">
            <text:p>1809</text:p>
          </table:table-cell>
          <table:table-cell office:value-type="float" office:value="1366" calcext:value-type="float">
            <text:p>1366</text:p>
          </table:table-cell>
          <table:table-cell office:value-type="float" office:value="4952" calcext:value-type="float">
            <text:p>4952</text:p>
          </table:table-cell>
          <table:table-cell office:value-type="float" office:value="9294" calcext:value-type="float">
            <text:p>9294</text:p>
          </table:table-cell>
          <table:table-cell office:value-type="float" office:value="5339" calcext:value-type="float">
            <text:p>5339</text:p>
          </table:table-cell>
          <table:table-cell office:value-type="float" office:value="6872" calcext:value-type="float">
            <text:p>6872</text:p>
          </table:table-cell>
          <table:table-cell office:value-type="float" office:value="2645" calcext:value-type="float">
            <text:p>2645</text:p>
          </table:table-cell>
          <table:table-cell office:value-type="float" office:value="6083" calcext:value-type="float">
            <text:p>6083</text:p>
          </table:table-cell>
          <table:table-cell office:value-type="float" office:value="7874" calcext:value-type="float">
            <text:p>7874</text:p>
          </table:table-cell>
          <table:table-cell office:value-type="float" office:value="3056" calcext:value-type="float">
            <text:p>3056</text:p>
          </table:table-cell>
          <table:table-cell office:value-type="float" office:value="5218" calcext:value-type="float">
            <text:p>5218</text:p>
          </table:table-cell>
          <table:table-cell office:value-type="float" office:value="7485" calcext:value-type="float">
            <text:p>7485</text:p>
          </table:table-cell>
          <table:table-cell office:value-type="float" office:value="8796" calcext:value-type="float">
            <text:p>8796</text:p>
          </table:table-cell>
          <table:table-cell office:value-type="float" office:value="7401" calcext:value-type="float">
            <text:p>7401</text:p>
          </table:table-cell>
          <table:table-cell office:value-type="float" office:value="3348" calcext:value-type="float">
            <text:p>3348</text:p>
          </table:table-cell>
          <table:table-cell office:value-type="float" office:value="2103" calcext:value-type="float">
            <text:p>2103</text:p>
          </table:table-cell>
          <table:table-cell office:value-type="float" office:value="426" calcext:value-type="float">
            <text:p>426</text:p>
          </table:table-cell>
          <table:table-cell office:value-type="float" office:value="8572" calcext:value-type="float">
            <text:p>8572</text:p>
          </table:table-cell>
          <table:table-cell office:value-type="float" office:value="4163" calcext:value-type="float">
            <text:p>4163</text:p>
          </table:table-cell>
          <table:table-cell office:value-type="float" office:value="9171" calcext:value-type="float">
            <text:p>9171</text:p>
          </table:table-cell>
          <table:table-cell office:value-type="float" office:value="3176" calcext:value-type="float">
            <text:p>3176</text:p>
          </table:table-cell>
          <table:table-cell office:value-type="float" office:value="948" calcext:value-type="float">
            <text:p>948</text:p>
          </table:table-cell>
          <table:table-cell office:value-type="float" office:value="7654" calcext:value-type="float">
            <text:p>7654</text:p>
          </table:table-cell>
          <table:table-cell office:value-type="float" office:value="9344" calcext:value-type="float">
            <text:p>9344</text:p>
          </table:table-cell>
          <table:table-cell office:value-type="float" office:value="3217" calcext:value-type="float">
            <text:p>3217</text:p>
          </table:table-cell>
          <table:table-cell office:value-type="float" office:value="1650" calcext:value-type="float">
            <text:p>1650</text:p>
          </table:table-cell>
          <table:table-cell office:value-type="float" office:value="5580" calcext:value-type="float">
            <text:p>5580</text:p>
          </table:table-cell>
          <table:table-cell office:value-type="float" office:value="7971" calcext:value-type="float">
            <text:p>7971</text:p>
          </table:table-cell>
          <table:table-cell office:value-type="float" office:value="2622" calcext:value-type="float">
            <text:p>2622</text:p>
          </table:table-cell>
          <table:table-cell office:value-type="float" office:value="76" calcext:value-type="float">
            <text:p>76</text:p>
          </table:table-cell>
          <table:table-cell office:value-type="float" office:value="2874" calcext:value-type="float">
            <text:p>2874</text:p>
          </table:table-cell>
          <table:table-cell office:value-type="float" office:value="880" calcext:value-type="float">
            <text:p>880</text:p>
          </table:table-cell>
          <table:table-cell office:value-type="float" office:value="2034" calcext:value-type="float">
            <text:p>2034</text:p>
          </table:table-cell>
          <table:table-cell office:value-type="float" office:value="9929" calcext:value-type="float">
            <text:p>9929</text:p>
          </table:table-cell>
          <table:table-cell office:value-type="float" office:value="1546" calcext:value-type="float">
            <text:p>1546</text:p>
          </table:table-cell>
          <table:table-cell office:value-type="float" office:value="2659" calcext:value-type="float">
            <text:p>2659</text:p>
          </table:table-cell>
          <table:table-cell office:value-type="float" office:value="5811" calcext:value-type="float">
            <text:p>5811</text:p>
          </table:table-cell>
          <table:table-cell office:value-type="float" office:value="3754" calcext:value-type="float">
            <text:p>3754</text:p>
          </table:table-cell>
          <table:table-cell office:value-type="float" office:value="7096" calcext:value-type="float">
            <text:p>7096</text:p>
          </table:table-cell>
          <table:table-cell office:value-type="float" office:value="7436" calcext:value-type="float">
            <text:p>7436</text:p>
          </table:table-cell>
          <table:table-cell office:value-type="float" office:value="9694" calcext:value-type="float">
            <text:p>9694</text:p>
          </table:table-cell>
          <table:table-cell office:value-type="float" office:value="9960" calcext:value-type="float">
            <text:p>9960</text:p>
          </table:table-cell>
          <table:table-cell office:value-type="float" office:value="7415" calcext:value-type="float">
            <text:p>7415</text:p>
          </table:table-cell>
          <table:table-cell office:value-type="float" office:value="2164" calcext:value-type="float">
            <text:p>2164</text:p>
          </table:table-cell>
          <table:table-cell office:value-type="float" office:value="953" calcext:value-type="float">
            <text:p>953</text:p>
          </table:table-cell>
          <table:table-cell office:value-type="float" office:value="2360" calcext:value-type="float">
            <text:p>2360</text:p>
          </table:table-cell>
          <table:table-cell office:value-type="float" office:value="4194" calcext:value-type="float">
            <text:p>4194</text:p>
          </table:table-cell>
          <table:table-cell office:value-type="float" office:value="2397" calcext:value-type="float">
            <text:p>2397</text:p>
          </table:table-cell>
          <table:table-cell office:value-type="float" office:value="1047" calcext:value-type="float">
            <text:p>1047</text:p>
          </table:table-cell>
          <table:table-cell office:value-type="float" office:value="2196" calcext:value-type="float">
            <text:p>2196</text:p>
          </table:table-cell>
          <table:table-cell office:value-type="float" office:value="6827" calcext:value-type="float">
            <text:p>6827</text:p>
          </table:table-cell>
          <table:table-cell office:value-type="float" office:value="575" calcext:value-type="float">
            <text:p>575</text:p>
          </table:table-cell>
          <table:table-cell office:value-type="float" office:value="784" calcext:value-type="float">
            <text:p>784</text:p>
          </table:table-cell>
          <table:table-cell office:value-type="float" office:value="2675" calcext:value-type="float">
            <text:p>2675</text:p>
          </table:table-cell>
          <table:table-cell office:value-type="float" office:value="8821" calcext:value-type="float">
            <text:p>8821</text:p>
          </table:table-cell>
          <table:table-cell office:value-type="float" office:value="6802" calcext:value-type="float">
            <text:p>6802</text:p>
          </table:table-cell>
          <table:table-cell office:value-type="float" office:value="7972" calcext:value-type="float">
            <text:p>7972</text:p>
          </table:table-cell>
          <table:table-cell office:value-type="float" office:value="5996" calcext:value-type="float">
            <text:p>5996</text:p>
          </table:table-cell>
          <table:table-cell office:value-type="float" office:value="6699" calcext:value-type="float">
            <text:p>6699</text:p>
          </table:table-cell>
          <table:table-cell office:value-type="float" office:value="2134" calcext:value-type="float">
            <text:p>2134</text:p>
          </table:table-cell>
          <table:table-cell office:value-type="float" office:value="7577" calcext:value-type="float">
            <text:p>7577</text:p>
          </table:table-cell>
          <table:table-cell office:value-type="float" office:value="2887" calcext:value-type="float">
            <text:p>2887</text:p>
          </table:table-cell>
          <table:table-cell office:value-type="float" office:value="1412" calcext:value-type="float">
            <text:p>1412</text:p>
          </table:table-cell>
          <table:table-cell office:value-type="float" office:value="4349" calcext:value-type="float">
            <text:p>4349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float" office:value="2234" calcext:value-type="float">
            <text:p>2234</text:p>
          </table:table-cell>
          <table:table-cell office:value-type="float" office:value="6240" calcext:value-type="float">
            <text:p>6240</text:p>
          </table:table-cell>
          <table:table-cell office:value-type="float" office:value="8132" calcext:value-type="float">
            <text:p>8132</text:p>
          </table:table-cell>
          <table:table-cell office:value-type="float" office:value="7592" calcext:value-type="float">
            <text:p>7592</text:p>
          </table:table-cell>
          <table:table-cell office:value-type="float" office:value="3181" calcext:value-type="float">
            <text:p>3181</text:p>
          </table:table-cell>
          <table:table-cell office:value-type="float" office:value="6389" calcext:value-type="float">
            <text:p>6389</text:p>
          </table:table-cell>
          <table:table-cell office:value-type="float" office:value="1214" calcext:value-type="float">
            <text:p>1214</text:p>
          </table:table-cell>
          <table:table-cell office:value-type="float" office:value="266" calcext:value-type="float">
            <text:p>266</text:p>
          </table:table-cell>
          <table:table-cell office:value-type="float" office:value="1910" calcext:value-type="float">
            <text:p>1910</text:p>
          </table:table-cell>
          <table:table-cell office:value-type="float" office:value="2451" calcext:value-type="float">
            <text:p>2451</text:p>
          </table:table-cell>
          <table:table-cell office:value-type="float" office:value="8784" calcext:value-type="float">
            <text:p>8784</text:p>
          </table:table-cell>
          <table:table-cell office:value-type="float" office:value="2790" calcext:value-type="float">
            <text:p>2790</text:p>
          </table:table-cell>
          <table:table-cell office:value-type="float" office:value="1127" calcext:value-type="float">
            <text:p>1127</text:p>
          </table:table-cell>
          <table:table-cell office:value-type="float" office:value="6932" calcext:value-type="float">
            <text:p>6932</text:p>
          </table:table-cell>
          <table:table-cell office:value-type="float" office:value="1447" calcext:value-type="float">
            <text:p>1447</text:p>
          </table:table-cell>
          <table:table-cell office:value-type="float" office:value="8986" calcext:value-type="float">
            <text:p>8986</text:p>
          </table:table-cell>
          <table:table-cell office:value-type="float" office:value="2492" calcext:value-type="float">
            <text:p>2492</text:p>
          </table:table-cell>
          <table:table-cell office:value-type="float" office:value="5476" calcext:value-type="float">
            <text:p>5476</text:p>
          </table:table-cell>
          <table:table-cell office:value-type="float" office:value="397" calcext:value-type="float">
            <text:p>397</text:p>
          </table:table-cell>
          <table:table-cell office:value-type="float" office:value="889" calcext:value-type="float">
            <text:p>889</text:p>
          </table:table-cell>
          <table:table-cell office:value-type="float" office:value="3027" calcext:value-type="float">
            <text:p>3027</text:p>
          </table:table-cell>
          <table:table-cell office:value-type="float" office:value="7641" calcext:value-type="float">
            <text:p>7641</text:p>
          </table:table-cell>
          <table:table-cell office:value-type="float" office:value="5083" calcext:value-type="float">
            <text:p>5083</text:p>
          </table:table-cell>
          <table:table-cell office:value-type="float" office:value="5776" calcext:value-type="float">
            <text:p>5776</text:p>
          </table:table-cell>
          <table:table-cell office:value-type="float" office:value="4022" calcext:value-type="float">
            <text:p>4022</text:p>
          </table:table-cell>
          <table:table-cell office:value-type="float" office:value="185" calcext:value-type="float">
            <text:p>185</text:p>
          </table:table-cell>
          <table:table-cell office:value-type="float" office:value="3364" calcext:value-type="float">
            <text:p>3364</text:p>
          </table:table-cell>
          <table:table-cell office:value-type="float" office:value="5701" calcext:value-type="float">
            <text:p>5701</text:p>
          </table:table-cell>
          <table:table-cell office:value-type="float" office:value="2442" calcext:value-type="float">
            <text:p>2442</text:p>
          </table:table-cell>
          <table:table-cell office:value-type="float" office:value="2840" calcext:value-type="float">
            <text:p>2840</text:p>
          </table:table-cell>
          <table:table-cell office:value-type="float" office:value="4160" calcext:value-type="float">
            <text:p>4160</text:p>
          </table:table-cell>
          <table:table-cell office:value-type="float" office:value="9525" calcext:value-type="float">
            <text:p>9525</text:p>
          </table:table-cell>
          <table:table-cell office:value-type="float" office:value="4828" calcext:value-type="float">
            <text:p>4828</text:p>
          </table:table-cell>
          <table:table-cell office:value-type="float" office:value="6602" calcext:value-type="float">
            <text:p>6602</text:p>
          </table:table-cell>
          <table:table-cell office:value-type="float" office:value="2614" calcext:value-type="float">
            <text:p>2614</text:p>
          </table:table-cell>
          <table:table-cell office:value-type="float" office:value="7447" calcext:value-type="float">
            <text:p>7447</text:p>
          </table:table-cell>
          <table:table-cell office:value-type="float" office:value="3711" calcext:value-type="float">
            <text:p>3711</text:p>
          </table:table-cell>
          <table:table-cell office:value-type="float" office:value="4505" calcext:value-type="float">
            <text:p>4505</text:p>
          </table:table-cell>
          <table:table-cell office:value-type="float" office:value="7745" calcext:value-type="float">
            <text:p>7745</text:p>
          </table:table-cell>
          <table:table-cell office:value-type="float" office:value="8034" calcext:value-type="float">
            <text:p>8034</text:p>
          </table:table-cell>
          <table:table-cell office:value-type="float" office:value="6514" calcext:value-type="float">
            <text:p>6514</text:p>
          </table:table-cell>
          <table:table-cell office:value-type="float" office:value="4907" calcext:value-type="float">
            <text:p>4907</text:p>
          </table:table-cell>
          <table:table-cell office:value-type="float" office:value="2605" calcext:value-type="float">
            <text:p>2605</text:p>
          </table:table-cell>
          <table:table-cell office:value-type="float" office:value="7753" calcext:value-type="float">
            <text:p>7753</text:p>
          </table:table-cell>
          <table:table-cell office:value-type="float" office:value="6958" calcext:value-type="float">
            <text:p>6958</text:p>
          </table:table-cell>
          <table:table-cell office:value-type="float" office:value="7270" calcext:value-type="float">
            <text:p>7270</text:p>
          </table:table-cell>
          <table:table-cell office:value-type="float" office:value="6936" calcext:value-type="float">
            <text:p>6936</text:p>
          </table:table-cell>
          <table:table-cell office:value-type="float" office:value="3006" calcext:value-type="float">
            <text:p>3006</text:p>
          </table:table-cell>
          <table:table-cell office:value-type="float" office:value="8968" calcext:value-type="float">
            <text:p>8968</text:p>
          </table:table-cell>
          <table:table-cell office:value-type="float" office:value="439" calcext:value-type="float">
            <text:p>439</text:p>
          </table:table-cell>
          <table:table-cell office:value-type="float" office:value="2326" calcext:value-type="float">
            <text:p>2326</text:p>
          </table:table-cell>
          <table:table-cell office:value-type="float" office:value="4652" calcext:value-type="float">
            <text:p>4652</text:p>
          </table:table-cell>
          <table:table-cell office:value-type="float" office:value="3085" calcext:value-type="float">
            <text:p>3085</text:p>
          </table:table-cell>
          <table:table-cell office:value-type="float" office:value="3425" calcext:value-type="float">
            <text:p>3425</text:p>
          </table:table-cell>
          <table:table-cell office:value-type="float" office:value="9863" calcext:value-type="float">
            <text:p>9863</text:p>
          </table:table-cell>
          <table:table-cell office:value-type="float" office:value="5049" calcext:value-type="float">
            <text:p>5049</text:p>
          </table:table-cell>
          <table:table-cell office:value-type="float" office:value="5361" calcext:value-type="float">
            <text:p>5361</text:p>
          </table:table-cell>
          <table:table-cell office:value-type="float" office:value="8688" calcext:value-type="float">
            <text:p>8688</text:p>
          </table:table-cell>
          <table:table-cell office:value-type="float" office:value="297" calcext:value-type="float">
            <text:p>297</text:p>
          </table:table-cell>
          <table:table-cell office:value-type="float" office:value="7580" calcext:value-type="float">
            <text:p>7580</text:p>
          </table:table-cell>
          <table:table-cell office:value-type="float" office:value="8777" calcext:value-type="float">
            <text:p>8777</text:p>
          </table:table-cell>
          <table:table-cell office:value-type="float" office:value="7916" calcext:value-type="float">
            <text:p>7916</text:p>
          </table:table-cell>
          <table:table-cell office:value-type="float" office:value="6687" calcext:value-type="float">
            <text:p>6687</text:p>
          </table:table-cell>
          <table:table-cell office:value-type="float" office:value="8683" calcext:value-type="float">
            <text:p>8683</text:p>
          </table:table-cell>
          <table:table-cell office:value-type="float" office:value="7141" calcext:value-type="float">
            <text:p>7141</text:p>
          </table:table-cell>
          <table:table-cell office:value-type="float" office:value="306" calcext:value-type="float">
            <text:p>306</text:p>
          </table:table-cell>
          <table:table-cell office:value-type="float" office:value="9569" calcext:value-type="float">
            <text:p>9569</text:p>
          </table:table-cell>
          <table:table-cell office:value-type="float" office:value="2384" calcext:value-type="float">
            <text:p>2384</text:p>
          </table:table-cell>
          <table:table-cell office:value-type="float" office:value="1500" calcext:value-type="float">
            <text:p>1500</text:p>
          </table:table-cell>
          <table:table-cell office:value-type="float" office:value="3346" calcext:value-type="float">
            <text:p>3346</text:p>
          </table:table-cell>
          <table:table-cell office:value-type="float" office:value="4601" calcext:value-type="float">
            <text:p>4601</text:p>
          </table:table-cell>
          <table:table-cell office:value-type="float" office:value="7329" calcext:value-type="float">
            <text:p>7329</text:p>
          </table:table-cell>
          <table:table-cell office:value-type="float" office:value="9040" calcext:value-type="float">
            <text:p>9040</text:p>
          </table:table-cell>
          <table:table-cell office:value-type="float" office:value="6097" calcext:value-type="float">
            <text:p>6097</text:p>
          </table:table-cell>
          <table:table-cell office:value-type="float" office:value="2727" calcext:value-type="float">
            <text:p>2727</text:p>
          </table:table-cell>
          <table:table-cell office:value-type="float" office:value="6314" calcext:value-type="float">
            <text:p>6314</text:p>
          </table:table-cell>
          <table:table-cell office:value-type="float" office:value="4501" calcext:value-type="float">
            <text:p>4501</text:p>
          </table:table-cell>
          <table:table-cell office:value-type="float" office:value="4974" calcext:value-type="float">
            <text:p>4974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8316" calcext:value-type="float">
            <text:p>8316</text:p>
          </table:table-cell>
          <table:table-cell office:value-type="float" office:value="4072" calcext:value-type="float">
            <text:p>4072</text:p>
          </table:table-cell>
          <table:table-cell office:value-type="float" office:value="2025" calcext:value-type="float">
            <text:p>2025</text:p>
          </table:table-cell>
          <table:table-cell office:value-type="float" office:value="6884" calcext:value-type="float">
            <text:p>6884</text:p>
          </table:table-cell>
          <table:table-cell office:value-type="float" office:value="3027" calcext:value-type="float">
            <text:p>3027</text:p>
          </table:table-cell>
          <table:table-cell office:value-type="float" office:value="1808" calcext:value-type="float">
            <text:p>1808</text:p>
          </table:table-cell>
          <table:table-cell office:value-type="float" office:value="5714" calcext:value-type="float">
            <text:p>5714</text:p>
          </table:table-cell>
          <table:table-cell office:value-type="float" office:value="7624" calcext:value-type="float">
            <text:p>7624</text:p>
          </table:table-cell>
          <table:table-cell office:value-type="float" office:value="7880" calcext:value-type="float">
            <text:p>7880</text:p>
          </table:table-cell>
          <table:table-cell office:value-type="float" office:value="8528" calcext:value-type="float">
            <text:p>8528</text:p>
          </table:table-cell>
          <table:table-cell office:value-type="float" office:value="4205" calcext:value-type="float">
            <text:p>4205</text:p>
          </table:table-cell>
          <table:table-cell office:value-type="float" office:value="8686" calcext:value-type="float">
            <text:p>8686</text:p>
          </table:table-cell>
          <table:table-cell office:value-type="float" office:value="7587" calcext:value-type="float">
            <text:p>7587</text:p>
          </table:table-cell>
          <table:table-cell office:value-type="float" office:value="3230" calcext:value-type="float">
            <text:p>3230</text:p>
          </table:table-cell>
          <table:table-cell office:value-type="float" office:value="1139" calcext:value-type="float">
            <text:p>1139</text:p>
          </table:table-cell>
          <table:table-cell office:value-type="float" office:value="7273" calcext:value-type="float">
            <text:p>7273</text:p>
          </table:table-cell>
          <table:table-cell office:value-type="float" office:value="6163" calcext:value-type="float">
            <text:p>6163</text:p>
          </table:table-cell>
          <table:table-cell office:value-type="float" office:value="6986" calcext:value-type="float">
            <text:p>6986</text:p>
          </table:table-cell>
          <table:table-cell office:value-type="float" office:value="3914" calcext:value-type="float">
            <text:p>3914</text:p>
          </table:table-cell>
          <table:table-cell office:value-type="float" office:value="9309" calcext:value-type="float">
            <text:p>9309</text:p>
          </table:table-cell>
          <table:table-cell office:value-type="float" office:value="1464" calcext:value-type="float">
            <text:p>1464</text:p>
          </table:table-cell>
          <table:table-cell office:value-type="float" office:value="9359" calcext:value-type="float">
            <text:p>9359</text:p>
          </table:table-cell>
          <table:table-cell office:value-type="float" office:value="4474" calcext:value-type="float">
            <text:p>4474</text:p>
          </table:table-cell>
          <table:table-cell office:value-type="float" office:value="7095" calcext:value-type="float">
            <text:p>7095</text:p>
          </table:table-cell>
          <table:table-cell office:value-type="float" office:value="2212" calcext:value-type="float">
            <text:p>2212</text:p>
          </table:table-cell>
          <table:table-cell office:value-type="float" office:value="7302" calcext:value-type="float">
            <text:p>7302</text:p>
          </table:table-cell>
          <table:table-cell office:value-type="float" office:value="2583" calcext:value-type="float">
            <text:p>2583</text:p>
          </table:table-cell>
          <table:table-cell office:value-type="float" office:value="9462" calcext:value-type="float">
            <text:p>9462</text:p>
          </table:table-cell>
          <table:table-cell office:value-type="float" office:value="7532" calcext:value-type="float">
            <text:p>7532</text:p>
          </table:table-cell>
          <table:table-cell office:value-type="float" office:value="6567" calcext:value-type="float">
            <text:p>6567</text:p>
          </table:table-cell>
          <table:table-cell office:value-type="float" office:value="1606" calcext:value-type="float">
            <text:p>1606</text:p>
          </table:table-cell>
          <table:table-cell office:value-type="float" office:value="4436" calcext:value-type="float">
            <text:p>4436</text:p>
          </table:table-cell>
          <table:table-cell office:value-type="float" office:value="8981" calcext:value-type="float">
            <text:p>8981</text:p>
          </table:table-cell>
          <table:table-cell office:value-type="float" office:value="5612" calcext:value-type="float">
            <text:p>5612</text:p>
          </table:table-cell>
          <table:table-cell office:value-type="float" office:value="6796" calcext:value-type="float">
            <text:p>6796</text:p>
          </table:table-cell>
          <table:table-cell office:value-type="float" office:value="4385" calcext:value-type="float">
            <text:p>4385</text:p>
          </table:table-cell>
          <table:table-cell office:value-type="float" office:value="5076" calcext:value-type="float">
            <text:p>5076</text:p>
          </table:table-cell>
          <table:table-cell office:value-type="float" office:value="2007" calcext:value-type="float">
            <text:p>2007</text:p>
          </table:table-cell>
          <table:table-cell office:value-type="float" office:value="6072" calcext:value-type="float">
            <text:p>6072</text:p>
          </table:table-cell>
          <table:table-cell office:value-type="float" office:value="3678" calcext:value-type="float">
            <text:p>3678</text:p>
          </table:table-cell>
          <table:table-cell office:value-type="float" office:value="8331" calcext:value-type="float">
            <text:p>8331</text:p>
          </table:table-cell>
          <table:table-cell office:value-type="float" office:value="1338" calcext:value-type="float">
            <text:p>1338</text:p>
          </table:table-cell>
          <table:table-cell office:value-type="float" office:value="3299" calcext:value-type="float">
            <text:p>3299</text:p>
          </table:table-cell>
          <table:table-cell office:value-type="float" office:value="8845" calcext:value-type="float">
            <text:p>8845</text:p>
          </table:table-cell>
          <table:table-cell office:value-type="float" office:value="4783" calcext:value-type="float">
            <text:p>4783</text:p>
          </table:table-cell>
          <table:table-cell office:value-type="float" office:value="8613" calcext:value-type="float">
            <text:p>8613</text:p>
          </table:table-cell>
          <table:table-cell office:value-type="float" office:value="4071" calcext:value-type="float">
            <text:p>4071</text:p>
          </table:table-cell>
          <table:table-cell office:value-type="float" office:value="1232" calcext:value-type="float">
            <text:p>1232</text:p>
          </table:table-cell>
          <table:table-cell office:value-type="float" office:value="6028" calcext:value-type="float">
            <text:p>6028</text:p>
          </table:table-cell>
          <table:table-cell office:value-type="float" office:value="2176" calcext:value-type="float">
            <text:p>2176</text:p>
          </table:table-cell>
          <table:table-cell office:value-type="float" office:value="3990" calcext:value-type="float">
            <text:p>3990</text:p>
          </table:table-cell>
          <table:table-cell office:value-type="float" office:value="2148" calcext:value-type="float">
            <text:p>2148</text:p>
          </table:table-cell>
          <table:table-cell office:value-type="float" office:value="3748" calcext:value-type="float">
            <text:p>3748</text:p>
          </table:table-cell>
          <table:table-cell office:value-type="float" office:value="103" calcext:value-type="float">
            <text:p>103</text:p>
          </table:table-cell>
          <table:table-cell office:value-type="float" office:value="9453" calcext:value-type="float">
            <text:p>9453</text:p>
          </table:table-cell>
          <table:table-cell office:value-type="float" office:value="538" calcext:value-type="float">
            <text:p>538</text:p>
          </table:table-cell>
          <table:table-cell office:value-type="float" office:value="6745" calcext:value-type="float">
            <text:p>6745</text:p>
          </table:table-cell>
          <table:table-cell office:value-type="float" office:value="9110" calcext:value-type="float">
            <text:p>9110</text:p>
          </table:table-cell>
          <table:table-cell office:value-type="float" office:value="926" calcext:value-type="float">
            <text:p>926</text:p>
          </table:table-cell>
          <table:table-cell office:value-type="float" office:value="3125" calcext:value-type="float">
            <text:p>3125</text:p>
          </table:table-cell>
          <table:table-cell office:value-type="float" office:value="473" calcext:value-type="float">
            <text:p>473</text:p>
          </table:table-cell>
          <table:table-cell office:value-type="float" office:value="5970" calcext:value-type="float">
            <text:p>5970</text:p>
          </table:table-cell>
          <table:table-cell office:value-type="float" office:value="8728" calcext:value-type="float">
            <text:p>8728</text:p>
          </table:table-cell>
          <table:table-cell office:value-type="float" office:value="7072" calcext:value-type="float">
            <text:p>7072</text:p>
          </table:table-cell>
          <table:table-cell office:value-type="float" office:value="9062" calcext:value-type="float">
            <text:p>9062</text:p>
          </table:table-cell>
          <table:table-cell office:value-type="float" office:value="1404" calcext:value-type="float">
            <text:p>1404</text:p>
          </table:table-cell>
          <table:table-cell office:value-type="float" office:value="1317" calcext:value-type="float">
            <text:p>1317</text:p>
          </table:table-cell>
          <table:table-cell office:value-type="float" office:value="5139" calcext:value-type="float">
            <text:p>5139</text:p>
          </table:table-cell>
          <table:table-cell office:value-type="float" office:value="9862" calcext:value-type="float">
            <text:p>9862</text:p>
          </table:table-cell>
          <table:table-cell office:value-type="float" office:value="6496" calcext:value-type="float">
            <text:p>6496</text:p>
          </table:table-cell>
          <table:table-cell office:value-type="float" office:value="6062" calcext:value-type="float">
            <text:p>6062</text:p>
          </table:table-cell>
          <table:table-cell office:value-type="float" office:value="3338" calcext:value-type="float">
            <text:p>3338</text:p>
          </table:table-cell>
          <table:table-cell office:value-type="float" office:value="464" calcext:value-type="float">
            <text:p>464</text:p>
          </table:table-cell>
          <table:table-cell office:value-type="float" office:value="1600" calcext:value-type="float">
            <text:p>1600</text:p>
          </table:table-cell>
          <table:table-cell office:value-type="float" office:value="2532" calcext:value-type="float">
            <text:p>2532</text:p>
          </table:table-cell>
          <table:table-cell office:value-type="float" office:value="1088" calcext:value-type="float">
            <text:p>1088</text:p>
          </table:table-cell>
          <table:table-cell office:value-type="float" office:value="8232" calcext:value-type="float">
            <text:p>8232</text:p>
          </table:table-cell>
          <table:table-cell office:value-type="float" office:value="7739" calcext:value-type="float">
            <text:p>7739</text:p>
          </table:table-cell>
          <table:table-cell office:value-type="float" office:value="8274" calcext:value-type="float">
            <text:p>8274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523" calcext:value-type="float">
            <text:p>523</text:p>
          </table:table-cell>
          <table:table-cell office:value-type="float" office:value="7096" calcext:value-type="float">
            <text:p>7096</text:p>
          </table:table-cell>
          <table:table-cell office:value-type="float" office:value="8397" calcext:value-type="float">
            <text:p>8397</text:p>
          </table:table-cell>
          <table:table-cell office:value-type="float" office:value="8301" calcext:value-type="float">
            <text:p>8301</text:p>
          </table:table-cell>
          <table:table-cell office:value-type="float" office:value="6541" calcext:value-type="float">
            <text:p>6541</text:p>
          </table:table-cell>
          <table:table-cell office:value-type="float" office:value="9844" calcext:value-type="float">
            <text:p>9844</text:p>
          </table:table-cell>
          <table:table-cell office:value-type="float" office:value="244" calcext:value-type="float">
            <text:p>244</text:p>
          </table:table-cell>
          <table:table-cell office:value-type="float" office:value="4993" calcext:value-type="float">
            <text:p>4993</text:p>
          </table:table-cell>
          <table:table-cell office:value-type="float" office:value="2280" calcext:value-type="float">
            <text:p>2280</text:p>
          </table:table-cell>
          <table:table-cell office:value-type="float" office:value="7689" calcext:value-type="float">
            <text:p>7689</text:p>
          </table:table-cell>
          <table:table-cell office:value-type="float" office:value="4025" calcext:value-type="float">
            <text:p>4025</text:p>
          </table:table-cell>
          <table:table-cell office:value-type="float" office:value="4196" calcext:value-type="float">
            <text:p>4196</text:p>
          </table:table-cell>
          <table:table-cell office:value-type="float" office:value="5522" calcext:value-type="float">
            <text:p>5522</text:p>
          </table:table-cell>
          <table:table-cell office:value-type="float" office:value="7904" calcext:value-type="float">
            <text:p>7904</text:p>
          </table:table-cell>
          <table:table-cell office:value-type="float" office:value="6048" calcext:value-type="float">
            <text:p>6048</text:p>
          </table:table-cell>
          <table:table-cell office:value-type="float" office:value="2623" calcext:value-type="float">
            <text:p>2623</text:p>
          </table:table-cell>
          <table:table-cell office:value-type="float" office:value="9258" calcext:value-type="float">
            <text:p>9258</text:p>
          </table:table-cell>
          <table:table-cell office:value-type="float" office:value="2149" calcext:value-type="float">
            <text:p>2149</text:p>
          </table:table-cell>
          <table:table-cell office:value-type="float" office:value="9461" calcext:value-type="float">
            <text:p>9461</text:p>
          </table:table-cell>
          <table:table-cell office:value-type="float" office:value="6448" calcext:value-type="float">
            <text:p>6448</text:p>
          </table:table-cell>
          <table:table-cell office:value-type="float" office:value="8087" calcext:value-type="float">
            <text:p>8087</text:p>
          </table:table-cell>
          <table:table-cell office:value-type="float" office:value="7245" calcext:value-type="float">
            <text:p>7245</text:p>
          </table:table-cell>
          <table:table-cell office:value-type="float" office:value="1917" calcext:value-type="float">
            <text:p>1917</text:p>
          </table:table-cell>
          <table:table-cell office:value-type="float" office:value="8340" calcext:value-type="float">
            <text:p>8340</text:p>
          </table:table-cell>
          <table:table-cell office:value-type="float" office:value="7127" calcext:value-type="float">
            <text:p>7127</text:p>
          </table:table-cell>
          <table:table-cell office:value-type="float" office:value="8466" calcext:value-type="float">
            <text:p>8466</text:p>
          </table:table-cell>
          <table:table-cell office:value-type="float" office:value="5725" calcext:value-type="float">
            <text:p>5725</text:p>
          </table:table-cell>
          <table:table-cell office:value-type="float" office:value="6996" calcext:value-type="float">
            <text:p>6996</text:p>
          </table:table-cell>
          <table:table-cell office:value-type="float" office:value="3421" calcext:value-type="float">
            <text:p>3421</text:p>
          </table:table-cell>
          <table:table-cell office:value-type="float" office:value="5313" calcext:value-type="float">
            <text:p>5313</text:p>
          </table:table-cell>
          <table:table-cell office:value-type="float" office:value="512" calcext:value-type="float">
            <text:p>512</text:p>
          </table:table-cell>
          <table:table-cell office:value-type="float" office:value="9164" calcext:value-type="float">
            <text:p>9164</text:p>
          </table:table-cell>
          <table:table-cell office:value-type="float" office:value="9837" calcext:value-type="float">
            <text:p>9837</text:p>
          </table:table-cell>
          <table:table-cell office:value-type="float" office:value="9794" calcext:value-type="float">
            <text:p>9794</text:p>
          </table:table-cell>
          <table:table-cell office:value-type="float" office:value="8369" calcext:value-type="float">
            <text:p>8369</text:p>
          </table:table-cell>
          <table:table-cell office:value-type="float" office:value="4185" calcext:value-type="float">
            <text:p>4185</text:p>
          </table:table-cell>
          <table:table-cell office:value-type="float" office:value="1488" calcext:value-type="float">
            <text:p>1488</text:p>
          </table:table-cell>
          <table:table-cell office:value-type="float" office:value="7210" calcext:value-type="float">
            <text:p>7210</text:p>
          </table:table-cell>
          <table:table-cell office:value-type="float" office:value="1524" calcext:value-type="float">
            <text:p>1524</text:p>
          </table:table-cell>
          <table:table-cell office:value-type="float" office:value="1016" calcext:value-type="float">
            <text:p>1016</text:p>
          </table:table-cell>
          <table:table-cell office:value-type="float" office:value="4620" calcext:value-type="float">
            <text:p>4620</text:p>
          </table:table-cell>
          <table:table-cell office:value-type="float" office:value="9435" calcext:value-type="float">
            <text:p>9435</text:p>
          </table:table-cell>
          <table:table-cell office:value-type="float" office:value="2478" calcext:value-type="float">
            <text:p>2478</text:p>
          </table:table-cell>
          <table:table-cell office:value-type="float" office:value="7765" calcext:value-type="float">
            <text:p>7765</text:p>
          </table:table-cell>
          <table:table-cell office:value-type="float" office:value="8035" calcext:value-type="float">
            <text:p>8035</text:p>
          </table:table-cell>
          <table:table-cell office:value-type="float" office:value="697" calcext:value-type="float">
            <text:p>697</text:p>
          </table:table-cell>
          <table:table-cell office:value-type="float" office:value="6677" calcext:value-type="float">
            <text:p>6677</text:p>
          </table:table-cell>
          <table:table-cell office:value-type="float" office:value="3724" calcext:value-type="float">
            <text:p>3724</text:p>
          </table:table-cell>
          <table:table-cell office:value-type="float" office:value="6988" calcext:value-type="float">
            <text:p>6988</text:p>
          </table:table-cell>
          <table:table-cell office:value-type="float" office:value="5853" calcext:value-type="float">
            <text:p>5853</text:p>
          </table:table-cell>
          <table:table-cell office:value-type="float" office:value="7662" calcext:value-type="float">
            <text:p>7662</text:p>
          </table:table-cell>
          <table:table-cell office:value-type="float" office:value="3895" calcext:value-type="float">
            <text:p>3895</text:p>
          </table:table-cell>
          <table:table-cell office:value-type="float" office:value="9593" calcext:value-type="float">
            <text:p>9593</text:p>
          </table:table-cell>
          <table:table-cell office:value-type="float" office:value="1185" calcext:value-type="float">
            <text:p>1185</text:p>
          </table:table-cell>
          <table:table-cell office:value-type="float" office:value="4727" calcext:value-type="float">
            <text:p>4727</text:p>
          </table:table-cell>
          <table:table-cell office:value-type="float" office:value="6025" calcext:value-type="float">
            <text:p>6025</text:p>
          </table:table-cell>
          <table:table-cell office:value-type="float" office:value="5734" calcext:value-type="float">
            <text:p>5734</text:p>
          </table:table-cell>
          <table:table-cell office:value-type="float" office:value="7665" calcext:value-type="float">
            <text:p>7665</text:p>
          </table:table-cell>
          <table:table-cell office:value-type="float" office:value="3070" calcext:value-type="float">
            <text:p>3070</text:p>
          </table:table-cell>
          <table:table-cell office:value-type="float" office:value="138" calcext:value-type="float">
            <text:p>138</text:p>
          </table:table-cell>
          <table:table-cell office:value-type="float" office:value="8469" calcext:value-type="float">
            <text:p>8469</text:p>
          </table:table-cell>
          <table:table-cell office:value-type="float" office:value="6748" calcext:value-type="float">
            <text:p>6748</text:p>
          </table:table-cell>
          <table:table-cell office:value-type="float" office:value="6459" calcext:value-type="float">
            <text:p>6459</text:p>
          </table:table-cell>
          <table:table-cell office:value-type="float" office:value="561" calcext:value-type="float">
            <text:p>561</text:p>
          </table:table-cell>
          <table:table-cell office:value-type="float" office:value="7935" calcext:value-type="float">
            <text:p>7935</text:p>
          </table:table-cell>
          <table:table-cell office:value-type="float" office:value="8646" calcext:value-type="float">
            <text:p>8646</text:p>
          </table:table-cell>
          <table:table-cell office:value-type="float" office:value="2378" calcext:value-type="float">
            <text:p>2378</text:p>
          </table:table-cell>
          <table:table-cell office:value-type="float" office:value="462" calcext:value-type="float">
            <text:p>462</text:p>
          </table:table-cell>
          <table:table-cell office:value-type="float" office:value="7755" calcext:value-type="float">
            <text:p>7755</text:p>
          </table:table-cell>
          <table:table-cell office:value-type="float" office:value="3115" calcext:value-type="float">
            <text:p>3115</text:p>
          </table:table-cell>
          <table:table-cell office:value-type="float" office:value="9690" calcext:value-type="float">
            <text:p>9690</text:p>
          </table:table-cell>
          <table:table-cell office:value-type="float" office:value="8877" calcext:value-type="float">
            <text:p>8877</text:p>
          </table:table-cell>
          <table:table-cell office:value-type="float" office:value="3946" calcext:value-type="float">
            <text:p>3946</text:p>
          </table:table-cell>
          <table:table-cell office:value-type="float" office:value="2728" calcext:value-type="float">
            <text:p>2728</text:p>
          </table:table-cell>
          <table:table-cell office:value-type="float" office:value="8793" calcext:value-type="float">
            <text:p>8793</text:p>
          </table:table-cell>
          <table:table-cell office:value-type="float" office:value="244" calcext:value-type="float">
            <text:p>244</text:p>
          </table:table-cell>
          <table:table-cell office:value-type="float" office:value="6323" calcext:value-type="float">
            <text:p>6323</text:p>
          </table:table-cell>
          <table:table-cell office:value-type="float" office:value="8666" calcext:value-type="float">
            <text:p>8666</text:p>
          </table:table-cell>
          <table:table-cell office:value-type="float" office:value="4271" calcext:value-type="float">
            <text:p>4271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2406" calcext:value-type="float">
            <text:p>2406</text:p>
          </table:table-cell>
          <table:table-cell office:value-type="float" office:value="8994" calcext:value-type="float">
            <text:p>8994</text:p>
          </table:table-cell>
          <table:table-cell office:value-type="float" office:value="56" calcext:value-type="float">
            <text:p>56</text:p>
          </table:table-cell>
          <table:table-cell office:value-type="float" office:value="1267" calcext:value-type="float">
            <text:p>1267</text:p>
          </table:table-cell>
          <table:table-cell office:value-type="float" office:value="3826" calcext:value-type="float">
            <text:p>3826</text:p>
          </table:table-cell>
          <table:table-cell office:value-type="float" office:value="9443" calcext:value-type="float">
            <text:p>9443</text:p>
          </table:table-cell>
          <table:table-cell office:value-type="float" office:value="7079" calcext:value-type="float">
            <text:p>7079</text:p>
          </table:table-cell>
          <table:table-cell office:value-type="float" office:value="7579" calcext:value-type="float">
            <text:p>7579</text:p>
          </table:table-cell>
          <table:table-cell office:value-type="float" office:value="5232" calcext:value-type="float">
            <text:p>5232</text:p>
          </table:table-cell>
          <table:table-cell office:value-type="float" office:value="6691" calcext:value-type="float">
            <text:p>6691</text:p>
          </table:table-cell>
          <table:table-cell office:value-type="float" office:value="3435" calcext:value-type="float">
            <text:p>3435</text:p>
          </table:table-cell>
          <table:table-cell office:value-type="float" office:value="6718" calcext:value-type="float">
            <text:p>6718</text:p>
          </table:table-cell>
          <table:table-cell office:value-type="float" office:value="5698" calcext:value-type="float">
            <text:p>5698</text:p>
          </table:table-cell>
          <table:table-cell office:value-type="float" office:value="4144" calcext:value-type="float">
            <text:p>4144</text:p>
          </table:table-cell>
          <table:table-cell office:value-type="float" office:value="7028" calcext:value-type="float">
            <text:p>7028</text:p>
          </table:table-cell>
          <table:table-cell office:value-type="float" office:value="592" calcext:value-type="float">
            <text:p>592</text:p>
          </table:table-cell>
          <table:table-cell office:value-type="float" office:value="2627" calcext:value-type="float">
            <text:p>2627</text:p>
          </table:table-cell>
          <table:table-cell office:value-type="float" office:value="217" calcext:value-type="float">
            <text:p>217</text:p>
          </table:table-cell>
          <table:table-cell office:value-type="float" office:value="734" calcext:value-type="float">
            <text:p>734</text:p>
          </table:table-cell>
          <table:table-cell office:value-type="float" office:value="6194" calcext:value-type="float">
            <text:p>6194</text:p>
          </table:table-cell>
          <table:table-cell office:value-type="float" office:value="8156" calcext:value-type="float">
            <text:p>8156</text:p>
          </table:table-cell>
          <table:table-cell office:value-type="float" office:value="9118" calcext:value-type="float">
            <text:p>9118</text:p>
          </table:table-cell>
          <table:table-cell office:value-type="float" office:value="58" calcext:value-type="float">
            <text:p>58</text:p>
          </table:table-cell>
          <table:table-cell office:value-type="float" office:value="2640" calcext:value-type="float">
            <text:p>2640</text:p>
          </table:table-cell>
          <table:table-cell office:value-type="float" office:value="8069" calcext:value-type="float">
            <text:p>8069</text:p>
          </table:table-cell>
          <table:table-cell office:value-type="float" office:value="4127" calcext:value-type="float">
            <text:p>4127</text:p>
          </table:table-cell>
          <table:table-cell office:value-type="float" office:value="3285" calcext:value-type="float">
            <text:p>3285</text:p>
          </table:table-cell>
          <table:table-cell office:value-type="float" office:value="694" calcext:value-type="float">
            <text:p>694</text:p>
          </table:table-cell>
          <table:table-cell office:value-type="float" office:value="3197" calcext:value-type="float">
            <text:p>3197</text:p>
          </table:table-cell>
          <table:table-cell office:value-type="float" office:value="3377" calcext:value-type="float">
            <text:p>3377</text:p>
          </table:table-cell>
          <table:table-cell office:value-type="float" office:value="4143" calcext:value-type="float">
            <text:p>4143</text:p>
          </table:table-cell>
          <table:table-cell office:value-type="float" office:value="4802" calcext:value-type="float">
            <text:p>4802</text:p>
          </table:table-cell>
          <table:table-cell office:value-type="float" office:value="3324" calcext:value-type="float">
            <text:p>3324</text:p>
          </table:table-cell>
          <table:table-cell office:value-type="float" office:value="8134" calcext:value-type="float">
            <text:p>8134</text:p>
          </table:table-cell>
          <table:table-cell office:value-type="float" office:value="6953" calcext:value-type="float">
            <text:p>6953</text:p>
          </table:table-cell>
          <table:table-cell office:value-type="float" office:value="7625" calcext:value-type="float">
            <text:p>7625</text:p>
          </table:table-cell>
          <table:table-cell office:value-type="float" office:value="3598" calcext:value-type="float">
            <text:p>3598</text:p>
          </table:table-cell>
          <table:table-cell office:value-type="float" office:value="3584" calcext:value-type="float">
            <text:p>3584</text:p>
          </table:table-cell>
          <table:table-cell office:value-type="float" office:value="4289" calcext:value-type="float">
            <text:p>4289</text:p>
          </table:table-cell>
          <table:table-cell office:value-type="float" office:value="7065" calcext:value-type="float">
            <text:p>7065</text:p>
          </table:table-cell>
          <table:table-cell office:value-type="float" office:value="3434" calcext:value-type="float">
            <text:p>3434</text:p>
          </table:table-cell>
          <table:table-cell office:value-type="float" office:value="2106" calcext:value-type="float">
            <text:p>2106</text:p>
          </table:table-cell>
          <table:table-cell office:value-type="float" office:value="7132" calcext:value-type="float">
            <text:p>7132</text:p>
          </table:table-cell>
          <table:table-cell office:value-type="float" office:value="5802" calcext:value-type="float">
            <text:p>5802</text:p>
          </table:table-cell>
          <table:table-cell office:value-type="float" office:value="7920" calcext:value-type="float">
            <text:p>7920</text:p>
          </table:table-cell>
          <table:table-cell office:value-type="float" office:value="9060" calcext:value-type="float">
            <text:p>9060</text:p>
          </table:table-cell>
          <table:table-cell office:value-type="float" office:value="7531" calcext:value-type="float">
            <text:p>7531</text:p>
          </table:table-cell>
          <table:table-cell office:value-type="float" office:value="3321" calcext:value-type="float">
            <text:p>3321</text:p>
          </table:table-cell>
          <table:table-cell office:value-type="float" office:value="1725" calcext:value-type="float">
            <text:p>1725</text:p>
          </table:table-cell>
          <table:table-cell office:value-type="float" office:value="1067" calcext:value-type="float">
            <text:p>1067</text:p>
          </table:table-cell>
          <table:table-cell office:value-type="float" office:value="3751" calcext:value-type="float">
            <text:p>3751</text:p>
          </table:table-cell>
          <table:table-cell office:value-type="float" office:value="444" calcext:value-type="float">
            <text:p>444</text:p>
          </table:table-cell>
          <table:table-cell office:value-type="float" office:value="5503" calcext:value-type="float">
            <text:p>5503</text:p>
          </table:table-cell>
          <table:table-cell office:value-type="float" office:value="6785" calcext:value-type="float">
            <text:p>6785</text:p>
          </table:table-cell>
          <table:table-cell office:value-type="float" office:value="7937" calcext:value-type="float">
            <text:p>7937</text:p>
          </table:table-cell>
          <table:table-cell office:value-type="float" office:value="6365" calcext:value-type="float">
            <text:p>6365</text:p>
          </table:table-cell>
          <table:table-cell office:value-type="float" office:value="4803" calcext:value-type="float">
            <text:p>4803</text:p>
          </table:table-cell>
          <table:table-cell office:value-type="float" office:value="198" calcext:value-type="float">
            <text:p>198</text:p>
          </table:table-cell>
          <table:table-cell office:value-type="float" office:value="6266" calcext:value-type="float">
            <text:p>6266</text:p>
          </table:table-cell>
          <table:table-cell office:value-type="float" office:value="8177" calcext:value-type="float">
            <text:p>8177</text:p>
          </table:table-cell>
          <table:table-cell office:value-type="float" office:value="1470" calcext:value-type="float">
            <text:p>1470</text:p>
          </table:table-cell>
          <table:table-cell office:value-type="float" office:value="6390" calcext:value-type="float">
            <text:p>6390</text:p>
          </table:table-cell>
          <table:table-cell office:value-type="float" office:value="1606" calcext:value-type="float">
            <text:p>1606</text:p>
          </table:table-cell>
          <table:table-cell office:value-type="float" office:value="2904" calcext:value-type="float">
            <text:p>2904</text:p>
          </table:table-cell>
          <table:table-cell office:value-type="float" office:value="7555" calcext:value-type="float">
            <text:p>7555</text:p>
          </table:table-cell>
          <table:table-cell office:value-type="float" office:value="9834" calcext:value-type="float">
            <text:p>9834</text:p>
          </table:table-cell>
          <table:table-cell office:value-type="float" office:value="8667" calcext:value-type="float">
            <text:p>8667</text:p>
          </table:table-cell>
          <table:table-cell office:value-type="float" office:value="2033" calcext:value-type="float">
            <text:p>2033</text:p>
          </table:table-cell>
          <table:table-cell office:value-type="float" office:value="1723" calcext:value-type="float">
            <text:p>1723</text:p>
          </table:table-cell>
          <table:table-cell office:value-type="float" office:value="5167" calcext:value-type="float">
            <text:p>5167</text:p>
          </table:table-cell>
          <table:table-cell office:value-type="float" office:value="1666" calcext:value-type="float">
            <text:p>1666</text:p>
          </table:table-cell>
          <table:table-cell office:value-type="float" office:value="8546" calcext:value-type="float">
            <text:p>8546</text:p>
          </table:table-cell>
          <table:table-cell office:value-type="float" office:value="8152" calcext:value-type="float">
            <text:p>8152</text:p>
          </table:table-cell>
          <table:table-cell office:value-type="float" office:value="473" calcext:value-type="float">
            <text:p>473</text:p>
          </table:table-cell>
          <table:table-cell office:value-type="float" office:value="4475" calcext:value-type="float">
            <text:p>4475</text:p>
          </table:table-cell>
          <table:table-cell office:value-type="float" office:value="6451" calcext:value-type="float">
            <text:p>6451</text:p>
          </table:table-cell>
          <table:table-cell office:value-type="float" office:value="7947" calcext:value-type="float">
            <text:p>7947</text:p>
          </table:table-cell>
          <table:table-cell office:value-type="float" office:value="3062" calcext:value-type="float">
            <text:p>3062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3042" calcext:value-type="float">
            <text:p>3042</text:p>
          </table:table-cell>
          <table:table-cell office:value-type="float" office:value="7759" calcext:value-type="float">
            <text:p>7759</text:p>
          </table:table-cell>
          <table:table-cell office:value-type="float" office:value="1741" calcext:value-type="float">
            <text:p>1741</text:p>
          </table:table-cell>
          <table:table-cell office:value-type="float" office:value="2275" calcext:value-type="float">
            <text:p>2275</text:p>
          </table:table-cell>
          <table:table-cell office:value-type="float" office:value="2609" calcext:value-type="float">
            <text:p>2609</text:p>
          </table:table-cell>
          <table:table-cell office:value-type="float" office:value="7676" calcext:value-type="float">
            <text:p>7676</text:p>
          </table:table-cell>
          <table:table-cell office:value-type="float" office:value="8640" calcext:value-type="float">
            <text:p>8640</text:p>
          </table:table-cell>
          <table:table-cell office:value-type="float" office:value="4117" calcext:value-type="float">
            <text:p>4117</text:p>
          </table:table-cell>
          <table:table-cell office:value-type="float" office:value="1958" calcext:value-type="float">
            <text:p>1958</text:p>
          </table:table-cell>
          <table:table-cell office:value-type="float" office:value="7500" calcext:value-type="float">
            <text:p>7500</text:p>
          </table:table-cell>
          <table:table-cell office:value-type="float" office:value="8048" calcext:value-type="float">
            <text:p>8048</text:p>
          </table:table-cell>
          <table:table-cell office:value-type="float" office:value="1757" calcext:value-type="float">
            <text:p>1757</text:p>
          </table:table-cell>
          <table:table-cell office:value-type="float" office:value="3954" calcext:value-type="float">
            <text:p>3954</text:p>
          </table:table-cell>
          <table:table-cell office:value-type="float" office:value="9270" calcext:value-type="float">
            <text:p>9270</text:p>
          </table:table-cell>
          <table:table-cell office:value-type="float" office:value="1971" calcext:value-type="float">
            <text:p>1971</text:p>
          </table:table-cell>
          <table:table-cell office:value-type="float" office:value="4796" calcext:value-type="float">
            <text:p>4796</text:p>
          </table:table-cell>
          <table:table-cell office:value-type="float" office:value="2912" calcext:value-type="float">
            <text:p>2912</text:p>
          </table:table-cell>
          <table:table-cell office:value-type="float" office:value="660" calcext:value-type="float">
            <text:p>660</text:p>
          </table:table-cell>
          <table:table-cell office:value-type="float" office:value="5511" calcext:value-type="float">
            <text:p>5511</text:p>
          </table:table-cell>
          <table:table-cell office:value-type="float" office:value="3553" calcext:value-type="float">
            <text:p>3553</text:p>
          </table:table-cell>
          <table:table-cell office:value-type="float" office:value="1012" calcext:value-type="float">
            <text:p>1012</text:p>
          </table:table-cell>
          <table:table-cell office:value-type="float" office:value="5757" calcext:value-type="float">
            <text:p>5757</text:p>
          </table:table-cell>
          <table:table-cell office:value-type="float" office:value="4525" calcext:value-type="float">
            <text:p>4525</text:p>
          </table:table-cell>
          <table:table-cell office:value-type="float" office:value="6084" calcext:value-type="float">
            <text:p>6084</text:p>
          </table:table-cell>
          <table:table-cell office:value-type="float" office:value="7198" calcext:value-type="float">
            <text:p>7198</text:p>
          </table:table-cell>
          <table:table-cell office:value-type="float" office:value="8352" calcext:value-type="float">
            <text:p>8352</text:p>
          </table:table-cell>
          <table:table-cell office:value-type="float" office:value="5775" calcext:value-type="float">
            <text:p>5775</text:p>
          </table:table-cell>
          <table:table-cell office:value-type="float" office:value="7726" calcext:value-type="float">
            <text:p>7726</text:p>
          </table:table-cell>
          <table:table-cell office:value-type="float" office:value="8591" calcext:value-type="float">
            <text:p>8591</text:p>
          </table:table-cell>
          <table:table-cell office:value-type="float" office:value="7710" calcext:value-type="float">
            <text:p>7710</text:p>
          </table:table-cell>
          <table:table-cell office:value-type="float" office:value="9589" calcext:value-type="float">
            <text:p>9589</text:p>
          </table:table-cell>
          <table:table-cell office:value-type="float" office:value="3122" calcext:value-type="float">
            <text:p>3122</text:p>
          </table:table-cell>
          <table:table-cell office:value-type="float" office:value="4392" calcext:value-type="float">
            <text:p>4392</text:p>
          </table:table-cell>
          <table:table-cell office:value-type="float" office:value="6856" calcext:value-type="float">
            <text:p>6856</text:p>
          </table:table-cell>
          <table:table-cell office:value-type="float" office:value="5016" calcext:value-type="float">
            <text:p>5016</text:p>
          </table:table-cell>
          <table:table-cell office:value-type="float" office:value="749" calcext:value-type="float">
            <text:p>749</text:p>
          </table:table-cell>
          <table:table-cell office:value-type="float" office:value="2285" calcext:value-type="float">
            <text:p>2285</text:p>
          </table:table-cell>
          <table:table-cell office:value-type="float" office:value="3356" calcext:value-type="float">
            <text:p>3356</text:p>
          </table:table-cell>
          <table:table-cell office:value-type="float" office:value="7482" calcext:value-type="float">
            <text:p>7482</text:p>
          </table:table-cell>
          <table:table-cell office:value-type="float" office:value="9956" calcext:value-type="float">
            <text:p>9956</text:p>
          </table:table-cell>
          <table:table-cell office:value-type="float" office:value="7348" calcext:value-type="float">
            <text:p>7348</text:p>
          </table:table-cell>
          <table:table-cell office:value-type="float" office:value="2599" calcext:value-type="float">
            <text:p>2599</text:p>
          </table:table-cell>
          <table:table-cell office:value-type="float" office:value="8944" calcext:value-type="float">
            <text:p>8944</text:p>
          </table:table-cell>
          <table:table-cell office:value-type="float" office:value="495" calcext:value-type="float">
            <text:p>495</text:p>
          </table:table-cell>
          <table:table-cell office:value-type="float" office:value="3462" calcext:value-type="float">
            <text:p>3462</text:p>
          </table:table-cell>
          <table:table-cell office:value-type="float" office:value="3578" calcext:value-type="float">
            <text:p>3578</text:p>
          </table:table-cell>
          <table:table-cell office:value-type="float" office:value="551" calcext:value-type="float">
            <text:p>551</text:p>
          </table:table-cell>
          <table:table-cell office:value-type="float" office:value="4543" calcext:value-type="float">
            <text:p>4543</text:p>
          </table:table-cell>
          <table:table-cell office:value-type="float" office:value="7207" calcext:value-type="float">
            <text:p>7207</text:p>
          </table:table-cell>
          <table:table-cell office:value-type="float" office:value="7169" calcext:value-type="float">
            <text:p>7169</text:p>
          </table:table-cell>
          <table:table-cell office:value-type="float" office:value="7796" calcext:value-type="float">
            <text:p>7796</text:p>
          </table:table-cell>
          <table:table-cell office:value-type="float" office:value="1247" calcext:value-type="float">
            <text:p>1247</text:p>
          </table:table-cell>
          <table:table-cell office:value-type="float" office:value="4278" calcext:value-type="float">
            <text:p>4278</text:p>
          </table:table-cell>
          <table:table-cell office:value-type="float" office:value="6916" calcext:value-type="float">
            <text:p>6916</text:p>
          </table:table-cell>
          <table:table-cell office:value-type="float" office:value="8176" calcext:value-type="float">
            <text:p>8176</text:p>
          </table:table-cell>
          <table:table-cell office:value-type="float" office:value="3742" calcext:value-type="float">
            <text:p>3742</text:p>
          </table:table-cell>
          <table:table-cell office:value-type="float" office:value="8385" calcext:value-type="float">
            <text:p>8385</text:p>
          </table:table-cell>
          <table:table-cell office:value-type="float" office:value="2310" calcext:value-type="float">
            <text:p>2310</text:p>
          </table:table-cell>
          <table:table-cell office:value-type="float" office:value="1345" calcext:value-type="float">
            <text:p>1345</text:p>
          </table:table-cell>
          <table:table-cell office:value-type="float" office:value="8692" calcext:value-type="float">
            <text:p>8692</text:p>
          </table:table-cell>
          <table:table-cell office:value-type="float" office:value="2667" calcext:value-type="float">
            <text:p>2667</text:p>
          </table:table-cell>
          <table:table-cell office:value-type="float" office:value="4568" calcext:value-type="float">
            <text:p>4568</text:p>
          </table:table-cell>
          <table:table-cell office:value-type="float" office:value="1770" calcext:value-type="float">
            <text:p>1770</text:p>
          </table:table-cell>
          <table:table-cell office:value-type="float" office:value="8319" calcext:value-type="float">
            <text:p>8319</text:p>
          </table:table-cell>
          <table:table-cell office:value-type="float" office:value="3585" calcext:value-type="float">
            <text:p>3585</text:p>
          </table:table-cell>
          <table:table-cell office:value-type="float" office:value="4920" calcext:value-type="float">
            <text:p>4920</text:p>
          </table:table-cell>
          <table:table-cell office:value-type="float" office:value="3890" calcext:value-type="float">
            <text:p>3890</text:p>
          </table:table-cell>
          <table:table-cell office:value-type="float" office:value="4928" calcext:value-type="float">
            <text:p>4928</text:p>
          </table:table-cell>
          <table:table-cell office:value-type="float" office:value="7343" calcext:value-type="float">
            <text:p>7343</text:p>
          </table:table-cell>
          <table:table-cell office:value-type="float" office:value="5385" calcext:value-type="float">
            <text:p>5385</text:p>
          </table:table-cell>
          <table:table-cell office:value-type="float" office:value="9772" calcext:value-type="float">
            <text:p>9772</text:p>
          </table:table-cell>
          <table:table-cell office:value-type="float" office:value="7947" calcext:value-type="float">
            <text:p>7947</text:p>
          </table:table-cell>
          <table:table-cell office:value-type="float" office:value="8786" calcext:value-type="float">
            <text:p>8786</text:p>
          </table:table-cell>
          <table:table-cell office:value-type="float" office:value="2056" calcext:value-type="float">
            <text:p>2056</text:p>
          </table:table-cell>
          <table:table-cell office:value-type="float" office:value="9266" calcext:value-type="float">
            <text:p>9266</text:p>
          </table:table-cell>
          <table:table-cell office:value-type="float" office:value="3454" calcext:value-type="float">
            <text:p>3454</text:p>
          </table:table-cell>
          <table:table-cell office:value-type="float" office:value="2807" calcext:value-type="float">
            <text:p>2807</text:p>
          </table:table-cell>
          <table:table-cell office:value-type="float" office:value="877" calcext:value-type="float">
            <text:p>877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float" office:value="8252" calcext:value-type="float">
            <text:p>8252</text:p>
          </table:table-cell>
          <table:table-cell office:value-type="float" office:value="5928" calcext:value-type="float">
            <text:p>5928</text:p>
          </table:table-cell>
          <table:table-cell office:value-type="float" office:value="5837" calcext:value-type="float">
            <text:p>5837</text:p>
          </table:table-cell>
          <table:table-cell office:value-type="float" office:value="4177" calcext:value-type="float">
            <text:p>4177</text:p>
          </table:table-cell>
          <table:table-cell office:value-type="float" office:value="4333" calcext:value-type="float">
            <text:p>4333</text:p>
          </table:table-cell>
          <table:table-cell office:value-type="float" office:value="207" calcext:value-type="float">
            <text:p>207</text:p>
          </table:table-cell>
          <table:table-cell office:value-type="float" office:value="7934" calcext:value-type="float">
            <text:p>7934</text:p>
          </table:table-cell>
          <table:table-cell office:value-type="float" office:value="5581" calcext:value-type="float">
            <text:p>5581</text:p>
          </table:table-cell>
          <table:table-cell office:value-type="float" office:value="9526" calcext:value-type="float">
            <text:p>9526</text:p>
          </table:table-cell>
          <table:table-cell office:value-type="float" office:value="8906" calcext:value-type="float">
            <text:p>8906</text:p>
          </table:table-cell>
          <table:table-cell office:value-type="float" office:value="1498" calcext:value-type="float">
            <text:p>1498</text:p>
          </table:table-cell>
          <table:table-cell office:value-type="float" office:value="8411" calcext:value-type="float">
            <text:p>8411</text:p>
          </table:table-cell>
          <table:table-cell office:value-type="float" office:value="2984" calcext:value-type="float">
            <text:p>2984</text:p>
          </table:table-cell>
          <table:table-cell office:value-type="float" office:value="5198" calcext:value-type="float">
            <text:p>5198</text:p>
          </table:table-cell>
          <table:table-cell office:value-type="float" office:value="5134" calcext:value-type="float">
            <text:p>5134</text:p>
          </table:table-cell>
          <table:table-cell office:value-type="float" office:value="2464" calcext:value-type="float">
            <text:p>2464</text:p>
          </table:table-cell>
          <table:table-cell office:value-type="float" office:value="8435" calcext:value-type="float">
            <text:p>8435</text:p>
          </table:table-cell>
          <table:table-cell office:value-type="float" office:value="8514" calcext:value-type="float">
            <text:p>8514</text:p>
          </table:table-cell>
          <table:table-cell office:value-type="float" office:value="8674" calcext:value-type="float">
            <text:p>8674</text:p>
          </table:table-cell>
          <table:table-cell office:value-type="float" office:value="3876" calcext:value-type="float">
            <text:p>3876</text:p>
          </table:table-cell>
          <table:table-cell office:value-type="float" office:value="599" calcext:value-type="float">
            <text:p>599</text:p>
          </table:table-cell>
          <table:table-cell office:value-type="float" office:value="5327" calcext:value-type="float">
            <text:p>5327</text:p>
          </table:table-cell>
          <table:table-cell office:value-type="float" office:value="826" calcext:value-type="float">
            <text:p>826</text:p>
          </table:table-cell>
          <table:table-cell office:value-type="float" office:value="2152" calcext:value-type="float">
            <text:p>2152</text:p>
          </table:table-cell>
          <table:table-cell office:value-type="float" office:value="4084" calcext:value-type="float">
            <text:p>4084</text:p>
          </table:table-cell>
          <table:table-cell office:value-type="float" office:value="2433" calcext:value-type="float">
            <text:p>2433</text:p>
          </table:table-cell>
          <table:table-cell office:value-type="float" office:value="9327" calcext:value-type="float">
            <text:p>9327</text:p>
          </table:table-cell>
          <table:table-cell office:value-type="float" office:value="9697" calcext:value-type="float">
            <text:p>9697</text:p>
          </table:table-cell>
          <table:table-cell office:value-type="float" office:value="4800" calcext:value-type="float">
            <text:p>4800</text:p>
          </table:table-cell>
          <table:table-cell office:value-type="float" office:value="2728" calcext:value-type="float">
            <text:p>2728</text:p>
          </table:table-cell>
          <table:table-cell office:value-type="float" office:value="3608" calcext:value-type="float">
            <text:p>3608</text:p>
          </table:table-cell>
          <table:table-cell office:value-type="float" office:value="3849" calcext:value-type="float">
            <text:p>3849</text:p>
          </table:table-cell>
          <table:table-cell office:value-type="float" office:value="3861" calcext:value-type="float">
            <text:p>3861</text:p>
          </table:table-cell>
          <table:table-cell office:value-type="float" office:value="3498" calcext:value-type="float">
            <text:p>3498</text:p>
          </table:table-cell>
          <table:table-cell office:value-type="float" office:value="9943" calcext:value-type="float">
            <text:p>9943</text:p>
          </table:table-cell>
          <table:table-cell office:value-type="float" office:value="1407" calcext:value-type="float">
            <text:p>1407</text:p>
          </table:table-cell>
          <table:table-cell office:value-type="float" office:value="3991" calcext:value-type="float">
            <text:p>3991</text:p>
          </table:table-cell>
          <table:table-cell office:value-type="float" office:value="7191" calcext:value-type="float">
            <text:p>7191</text:p>
          </table:table-cell>
          <table:table-cell office:value-type="float" office:value="9110" calcext:value-type="float">
            <text:p>9110</text:p>
          </table:table-cell>
          <table:table-cell office:value-type="float" office:value="5666" calcext:value-type="float">
            <text:p>5666</text:p>
          </table:table-cell>
          <table:table-cell office:value-type="float" office:value="8434" calcext:value-type="float">
            <text:p>8434</text:p>
          </table:table-cell>
          <table:table-cell office:value-type="float" office:value="4704" calcext:value-type="float">
            <text:p>4704</text:p>
          </table:table-cell>
          <table:table-cell office:value-type="float" office:value="6545" calcext:value-type="float">
            <text:p>6545</text:p>
          </table:table-cell>
          <table:table-cell office:value-type="float" office:value="5944" calcext:value-type="float">
            <text:p>5944</text:p>
          </table:table-cell>
          <table:table-cell office:value-type="float" office:value="2357" calcext:value-type="float">
            <text:p>2357</text:p>
          </table:table-cell>
          <table:table-cell office:value-type="float" office:value="1163" calcext:value-type="float">
            <text:p>1163</text:p>
          </table:table-cell>
          <table:table-cell office:value-type="float" office:value="4995" calcext:value-type="float">
            <text:p>4995</text:p>
          </table:table-cell>
          <table:table-cell office:value-type="float" office:value="9619" calcext:value-type="float">
            <text:p>9619</text:p>
          </table:table-cell>
          <table:table-cell office:value-type="float" office:value="6754" calcext:value-type="float">
            <text:p>6754</text:p>
          </table:table-cell>
          <table:table-cell office:value-type="float" office:value="4200" calcext:value-type="float">
            <text:p>4200</text:p>
          </table:table-cell>
          <table:table-cell office:value-type="float" office:value="9682" calcext:value-type="float">
            <text:p>9682</text:p>
          </table:table-cell>
          <table:table-cell office:value-type="float" office:value="6654" calcext:value-type="float">
            <text:p>6654</text:p>
          </table:table-cell>
          <table:table-cell office:value-type="float" office:value="4862" calcext:value-type="float">
            <text:p>4862</text:p>
          </table:table-cell>
          <table:table-cell office:value-type="float" office:value="4744" calcext:value-type="float">
            <text:p>4744</text:p>
          </table:table-cell>
          <table:table-cell office:value-type="float" office:value="5953" calcext:value-type="float">
            <text:p>5953</text:p>
          </table:table-cell>
          <table:table-cell office:value-type="float" office:value="6632" calcext:value-type="float">
            <text:p>6632</text:p>
          </table:table-cell>
          <table:table-cell office:value-type="float" office:value="1054" calcext:value-type="float">
            <text:p>1054</text:p>
          </table:table-cell>
          <table:table-cell office:value-type="float" office:value="293" calcext:value-type="float">
            <text:p>293</text:p>
          </table:table-cell>
          <table:table-cell office:value-type="float" office:value="9439" calcext:value-type="float">
            <text:p>9439</text:p>
          </table:table-cell>
          <table:table-cell office:value-type="float" office:value="8286" calcext:value-type="float">
            <text:p>8286</text:p>
          </table:table-cell>
          <table:table-cell office:value-type="float" office:value="2255" calcext:value-type="float">
            <text:p>2255</text:p>
          </table:table-cell>
          <table:table-cell office:value-type="float" office:value="696" calcext:value-type="float">
            <text:p>696</text:p>
          </table:table-cell>
          <table:table-cell office:value-type="float" office:value="8709" calcext:value-type="float">
            <text:p>8709</text:p>
          </table:table-cell>
          <table:table-cell office:value-type="float" office:value="1533" calcext:value-type="float">
            <text:p>1533</text:p>
          </table:table-cell>
          <table:table-cell office:value-type="float" office:value="1844" calcext:value-type="float">
            <text:p>1844</text:p>
          </table:table-cell>
          <table:table-cell office:value-type="float" office:value="6441" calcext:value-type="float">
            <text:p>6441</text:p>
          </table:table-cell>
          <table:table-cell office:value-type="float" office:value="430" calcext:value-type="float">
            <text:p>430</text:p>
          </table:table-cell>
          <table:table-cell office:value-type="float" office:value="1999" calcext:value-type="float">
            <text:p>1999</text:p>
          </table:table-cell>
          <table:table-cell office:value-type="float" office:value="6063" calcext:value-type="float">
            <text:p>6063</text:p>
          </table:table-cell>
          <table:table-cell office:value-type="float" office:value="9431" calcext:value-type="float">
            <text:p>9431</text:p>
          </table:table-cell>
          <table:table-cell office:value-type="float" office:value="7018" calcext:value-type="float">
            <text:p>7018</text:p>
          </table:table-cell>
          <table:table-cell office:value-type="float" office:value="8057" calcext:value-type="float">
            <text:p>8057</text:p>
          </table:table-cell>
          <table:table-cell office:value-type="float" office:value="2920" calcext:value-type="float">
            <text:p>2920</text:p>
          </table:table-cell>
          <table:table-cell office:value-type="float" office:value="6266" calcext:value-type="float">
            <text:p>6266</text:p>
          </table:table-cell>
          <table:table-cell office:value-type="float" office:value="6799" calcext:value-type="float">
            <text:p>6799</text:p>
          </table:table-cell>
          <table:table-cell office:value-type="float" office:value="356" calcext:value-type="float">
            <text:p>356</text:p>
          </table:table-cell>
          <table:table-cell office:value-type="float" office:value="3597" calcext:value-type="float">
            <text:p>3597</text:p>
          </table:table-cell>
          <table:table-cell office:value-type="float" office:value="4024" calcext:value-type="float">
            <text:p>4024</text:p>
          </table:table-cell>
          <table:table-cell office:value-type="float" office:value="6665" calcext:value-type="float">
            <text:p>6665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6356" calcext:value-type="float">
            <text:p>6356</text:p>
          </table:table-cell>
          <table:table-cell office:value-type="float" office:value="8541" calcext:value-type="float">
            <text:p>8541</text:p>
          </table:table-cell>
          <table:table-cell office:value-type="float" office:value="7225" calcext:value-type="float">
            <text:p>7225</text:p>
          </table:table-cell>
          <table:table-cell office:value-type="float" office:value="2325" calcext:value-type="float">
            <text:p>2325</text:p>
          </table:table-cell>
          <table:table-cell office:value-type="float" office:value="2946" calcext:value-type="float">
            <text:p>2946</text:p>
          </table:table-cell>
          <table:table-cell office:value-type="float" office:value="5199" calcext:value-type="float">
            <text:p>5199</text:p>
          </table:table-cell>
          <table:table-cell office:value-type="float" office:value="469" calcext:value-type="float">
            <text:p>469</text:p>
          </table:table-cell>
          <table:table-cell office:value-type="float" office:value="5450" calcext:value-type="float">
            <text:p>5450</text:p>
          </table:table-cell>
          <table:table-cell office:value-type="float" office:value="7508" calcext:value-type="float">
            <text:p>7508</text:p>
          </table:table-cell>
          <table:table-cell office:value-type="float" office:value="2197" calcext:value-type="float">
            <text:p>2197</text:p>
          </table:table-cell>
          <table:table-cell office:value-type="float" office:value="9915" calcext:value-type="float">
            <text:p>9915</text:p>
          </table:table-cell>
          <table:table-cell office:value-type="float" office:value="8284" calcext:value-type="float">
            <text:p>8284</text:p>
          </table:table-cell>
          <table:table-cell office:value-type="float" office:value="7983" calcext:value-type="float">
            <text:p>7983</text:p>
          </table:table-cell>
          <table:table-cell office:value-type="float" office:value="6341" calcext:value-type="float">
            <text:p>6341</text:p>
          </table:table-cell>
          <table:table-cell office:value-type="float" office:value="3276" calcext:value-type="float">
            <text:p>3276</text:p>
          </table:table-cell>
          <table:table-cell office:value-type="float" office:value="3321" calcext:value-type="float">
            <text:p>3321</text:p>
          </table:table-cell>
          <table:table-cell office:value-type="float" office:value="16" calcext:value-type="float">
            <text:p>16</text:p>
          </table:table-cell>
          <table:table-cell office:value-type="float" office:value="1321" calcext:value-type="float">
            <text:p>1321</text:p>
          </table:table-cell>
          <table:table-cell office:value-type="float" office:value="7608" calcext:value-type="float">
            <text:p>7608</text:p>
          </table:table-cell>
          <table:table-cell office:value-type="float" office:value="5015" calcext:value-type="float">
            <text:p>5015</text:p>
          </table:table-cell>
          <table:table-cell office:value-type="float" office:value="3362" calcext:value-type="float">
            <text:p>3362</text:p>
          </table:table-cell>
          <table:table-cell office:value-type="float" office:value="8491" calcext:value-type="float">
            <text:p>8491</text:p>
          </table:table-cell>
          <table:table-cell office:value-type="float" office:value="6968" calcext:value-type="float">
            <text:p>6968</text:p>
          </table:table-cell>
          <table:table-cell office:value-type="float" office:value="6818" calcext:value-type="float">
            <text:p>6818</text:p>
          </table:table-cell>
          <table:table-cell office:value-type="float" office:value="797" calcext:value-type="float">
            <text:p>797</text:p>
          </table:table-cell>
          <table:table-cell office:value-type="float" office:value="156" calcext:value-type="float">
            <text:p>156</text:p>
          </table:table-cell>
          <table:table-cell office:value-type="float" office:value="2575" calcext:value-type="float">
            <text:p>2575</text:p>
          </table:table-cell>
          <table:table-cell office:value-type="float" office:value="706" calcext:value-type="float">
            <text:p>706</text:p>
          </table:table-cell>
          <table:table-cell office:value-type="float" office:value="9516" calcext:value-type="float">
            <text:p>9516</text:p>
          </table:table-cell>
          <table:table-cell office:value-type="float" office:value="5344" calcext:value-type="float">
            <text:p>5344</text:p>
          </table:table-cell>
          <table:table-cell office:value-type="float" office:value="5457" calcext:value-type="float">
            <text:p>5457</text:p>
          </table:table-cell>
          <table:table-cell office:value-type="float" office:value="9210" calcext:value-type="float">
            <text:p>9210</text:p>
          </table:table-cell>
          <table:table-cell office:value-type="float" office:value="5051" calcext:value-type="float">
            <text:p>5051</text:p>
          </table:table-cell>
          <table:table-cell office:value-type="float" office:value="8099" calcext:value-type="float">
            <text:p>8099</text:p>
          </table:table-cell>
          <table:table-cell office:value-type="float" office:value="1617" calcext:value-type="float">
            <text:p>1617</text:p>
          </table:table-cell>
          <table:table-cell office:value-type="float" office:value="9951" calcext:value-type="float">
            <text:p>9951</text:p>
          </table:table-cell>
          <table:table-cell office:value-type="float" office:value="7663" calcext:value-type="float">
            <text:p>7663</text:p>
          </table:table-cell>
          <table:table-cell office:value-type="float" office:value="8253" calcext:value-type="float">
            <text:p>8253</text:p>
          </table:table-cell>
          <table:table-cell office:value-type="float" office:value="9683" calcext:value-type="float">
            <text:p>9683</text:p>
          </table:table-cell>
          <table:table-cell office:value-type="float" office:value="2670" calcext:value-type="float">
            <text:p>2670</text:p>
          </table:table-cell>
          <table:table-cell office:value-type="float" office:value="1261" calcext:value-type="float">
            <text:p>1261</text:p>
          </table:table-cell>
          <table:table-cell office:value-type="float" office:value="4710" calcext:value-type="float">
            <text:p>4710</text:p>
          </table:table-cell>
          <table:table-cell office:value-type="float" office:value="1068" calcext:value-type="float">
            <text:p>1068</text:p>
          </table:table-cell>
          <table:table-cell office:value-type="float" office:value="8753" calcext:value-type="float">
            <text:p>8753</text:p>
          </table:table-cell>
          <table:table-cell office:value-type="float" office:value="4799" calcext:value-type="float">
            <text:p>4799</text:p>
          </table:table-cell>
          <table:table-cell office:value-type="float" office:value="1228" calcext:value-type="float">
            <text:p>1228</text:p>
          </table:table-cell>
          <table:table-cell office:value-type="float" office:value="2621" calcext:value-type="float">
            <text:p>2621</text:p>
          </table:table-cell>
          <table:table-cell office:value-type="float" office:value="3275" calcext:value-type="float">
            <text:p>3275</text:p>
          </table:table-cell>
          <table:table-cell office:value-type="float" office:value="6188" calcext:value-type="float">
            <text:p>6188</text:p>
          </table:table-cell>
          <table:table-cell office:value-type="float" office:value="4699" calcext:value-type="float">
            <text:p>4699</text:p>
          </table:table-cell>
          <table:table-cell office:value-type="float" office:value="1791" calcext:value-type="float">
            <text:p>1791</text:p>
          </table:table-cell>
          <table:table-cell office:value-type="float" office:value="9518" calcext:value-type="float">
            <text:p>9518</text:p>
          </table:table-cell>
          <table:table-cell office:value-type="float" office:value="8701" calcext:value-type="float">
            <text:p>8701</text:p>
          </table:table-cell>
          <table:table-cell office:value-type="float" office:value="5932" calcext:value-type="float">
            <text:p>5932</text:p>
          </table:table-cell>
          <table:table-cell office:value-type="float" office:value="4275" calcext:value-type="float">
            <text:p>4275</text:p>
          </table:table-cell>
          <table:table-cell office:value-type="float" office:value="6011" calcext:value-type="float">
            <text:p>6011</text:p>
          </table:table-cell>
          <table:table-cell office:value-type="float" office:value="9877" calcext:value-type="float">
            <text:p>9877</text:p>
          </table:table-cell>
          <table:table-cell office:value-type="float" office:value="2933" calcext:value-type="float">
            <text:p>2933</text:p>
          </table:table-cell>
          <table:table-cell office:value-type="float" office:value="4182" calcext:value-type="float">
            <text:p>4182</text:p>
          </table:table-cell>
          <table:table-cell office:value-type="float" office:value="6059" calcext:value-type="float">
            <text:p>6059</text:p>
          </table:table-cell>
          <table:table-cell office:value-type="float" office:value="2930" calcext:value-type="float">
            <text:p>2930</text:p>
          </table:table-cell>
          <table:table-cell office:value-type="float" office:value="6687" calcext:value-type="float">
            <text:p>6687</text:p>
          </table:table-cell>
          <table:table-cell office:value-type="float" office:value="6682" calcext:value-type="float">
            <text:p>6682</text:p>
          </table:table-cell>
          <table:table-cell office:value-type="float" office:value="9771" calcext:value-type="float">
            <text:p>9771</text:p>
          </table:table-cell>
          <table:table-cell office:value-type="float" office:value="654" calcext:value-type="float">
            <text:p>654</text:p>
          </table:table-cell>
          <table:table-cell office:value-type="float" office:value="9437" calcext:value-type="float">
            <text:p>9437</text:p>
          </table:table-cell>
          <table:table-cell office:value-type="float" office:value="3169" calcext:value-type="float">
            <text:p>3169</text:p>
          </table:table-cell>
          <table:table-cell office:value-type="float" office:value="8596" calcext:value-type="float">
            <text:p>8596</text:p>
          </table:table-cell>
          <table:table-cell office:value-type="float" office:value="1827" calcext:value-type="float">
            <text:p>1827</text:p>
          </table:table-cell>
          <table:table-cell office:value-type="float" office:value="5471" calcext:value-type="float">
            <text:p>5471</text:p>
          </table:table-cell>
          <table:table-cell office:value-type="float" office:value="8909" calcext:value-type="float">
            <text:p>8909</text:p>
          </table:table-cell>
          <table:table-cell office:value-type="float" office:value="2352" calcext:value-type="float">
            <text:p>2352</text:p>
          </table:table-cell>
          <table:table-cell office:value-type="float" office:value="123" calcext:value-type="float">
            <text:p>123</text:p>
          </table:table-cell>
          <table:table-cell office:value-type="float" office:value="4394" calcext:value-type="float">
            <text:p>4394</text:p>
          </table:table-cell>
          <table:table-cell office:value-type="float" office:value="3208" calcext:value-type="float">
            <text:p>3208</text:p>
          </table:table-cell>
          <table:table-cell office:value-type="float" office:value="8756" calcext:value-type="float">
            <text:p>8756</text:p>
          </table:table-cell>
          <table:table-cell office:value-type="float" office:value="5513" calcext:value-type="float">
            <text:p>5513</text:p>
          </table:table-cell>
          <table:table-cell office:value-type="float" office:value="6917" calcext:value-type="float">
            <text:p>6917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float" office:value="8173" calcext:value-type="float">
            <text:p>8173</text:p>
          </table:table-cell>
          <table:table-cell office:value-type="float" office:value="3138" calcext:value-type="float">
            <text:p>3138</text:p>
          </table:table-cell>
          <table:table-cell office:value-type="float" office:value="3290" calcext:value-type="float">
            <text:p>3290</text:p>
          </table:table-cell>
          <table:table-cell office:value-type="float" office:value="4570" calcext:value-type="float">
            <text:p>4570</text:p>
          </table:table-cell>
          <table:table-cell office:value-type="float" office:value="4892" calcext:value-type="float">
            <text:p>4892</text:p>
          </table:table-cell>
          <table:table-cell office:value-type="float" office:value="3317" calcext:value-type="float">
            <text:p>3317</text:p>
          </table:table-cell>
          <table:table-cell office:value-type="float" office:value="4251" calcext:value-type="float">
            <text:p>4251</text:p>
          </table:table-cell>
          <table:table-cell office:value-type="float" office:value="9699" calcext:value-type="float">
            <text:p>9699</text:p>
          </table:table-cell>
          <table:table-cell office:value-type="float" office:value="7973" calcext:value-type="float">
            <text:p>7973</text:p>
          </table:table-cell>
          <table:table-cell office:value-type="float" office:value="1163" calcext:value-type="float">
            <text:p>1163</text:p>
          </table:table-cell>
          <table:table-cell office:value-type="float" office:value="1935" calcext:value-type="float">
            <text:p>1935</text:p>
          </table:table-cell>
          <table:table-cell office:value-type="float" office:value="5477" calcext:value-type="float">
            <text:p>5477</text:p>
          </table:table-cell>
          <table:table-cell office:value-type="float" office:value="6648" calcext:value-type="float">
            <text:p>6648</text:p>
          </table:table-cell>
          <table:table-cell office:value-type="float" office:value="9614" calcext:value-type="float">
            <text:p>9614</text:p>
          </table:table-cell>
          <table:table-cell office:value-type="float" office:value="5655" calcext:value-type="float">
            <text:p>5655</text:p>
          </table:table-cell>
          <table:table-cell office:value-type="float" office:value="9592" calcext:value-type="float">
            <text:p>9592</text:p>
          </table:table-cell>
          <table:table-cell office:value-type="float" office:value="975" calcext:value-type="float">
            <text:p>975</text:p>
          </table:table-cell>
          <table:table-cell office:value-type="float" office:value="9118" calcext:value-type="float">
            <text:p>9118</text:p>
          </table:table-cell>
          <table:table-cell office:value-type="float" office:value="2194" calcext:value-type="float">
            <text:p>2194</text:p>
          </table:table-cell>
          <table:table-cell office:value-type="float" office:value="7322" calcext:value-type="float">
            <text:p>7322</text:p>
          </table:table-cell>
          <table:table-cell office:value-type="float" office:value="8248" calcext:value-type="float">
            <text:p>8248</text:p>
          </table:table-cell>
          <table:table-cell office:value-type="float" office:value="8413" calcext:value-type="float">
            <text:p>8413</text:p>
          </table:table-cell>
          <table:table-cell office:value-type="float" office:value="3462" calcext:value-type="float">
            <text:p>3462</text:p>
          </table:table-cell>
          <table:table-cell office:value-type="float" office:value="8560" calcext:value-type="float">
            <text:p>8560</text:p>
          </table:table-cell>
          <table:table-cell office:value-type="float" office:value="1907" calcext:value-type="float">
            <text:p>1907</text:p>
          </table:table-cell>
          <table:table-cell office:value-type="float" office:value="7810" calcext:value-type="float">
            <text:p>7810</text:p>
          </table:table-cell>
          <table:table-cell office:value-type="float" office:value="6650" calcext:value-type="float">
            <text:p>6650</text:p>
          </table:table-cell>
          <table:table-cell office:value-type="float" office:value="7355" calcext:value-type="float">
            <text:p>7355</text:p>
          </table:table-cell>
          <table:table-cell office:value-type="float" office:value="2939" calcext:value-type="float">
            <text:p>2939</text:p>
          </table:table-cell>
          <table:table-cell office:value-type="float" office:value="4973" calcext:value-type="float">
            <text:p>4973</text:p>
          </table:table-cell>
          <table:table-cell office:value-type="float" office:value="6894" calcext:value-type="float">
            <text:p>6894</text:p>
          </table:table-cell>
          <table:table-cell office:value-type="float" office:value="3933" calcext:value-type="float">
            <text:p>3933</text:p>
          </table:table-cell>
          <table:table-cell office:value-type="float" office:value="3784" calcext:value-type="float">
            <text:p>3784</text:p>
          </table:table-cell>
          <table:table-cell office:value-type="float" office:value="3200" calcext:value-type="float">
            <text:p>3200</text:p>
          </table:table-cell>
          <table:table-cell office:value-type="float" office:value="2419" calcext:value-type="float">
            <text:p>2419</text:p>
          </table:table-cell>
          <table:table-cell office:value-type="float" office:value="9234" calcext:value-type="float">
            <text:p>9234</text:p>
          </table:table-cell>
          <table:table-cell office:value-type="float" office:value="4747" calcext:value-type="float">
            <text:p>4747</text:p>
          </table:table-cell>
          <table:table-cell office:value-type="float" office:value="2208" calcext:value-type="float">
            <text:p>2208</text:p>
          </table:table-cell>
          <table:table-cell office:value-type="float" office:value="2207" calcext:value-type="float">
            <text:p>2207</text:p>
          </table:table-cell>
          <table:table-cell office:value-type="float" office:value="1945" calcext:value-type="float">
            <text:p>1945</text:p>
          </table:table-cell>
          <table:table-cell office:value-type="float" office:value="2899" calcext:value-type="float">
            <text:p>2899</text:p>
          </table:table-cell>
          <table:table-cell office:value-type="float" office:value="1407" calcext:value-type="float">
            <text:p>1407</text:p>
          </table:table-cell>
          <table:table-cell office:value-type="float" office:value="6145" calcext:value-type="float">
            <text:p>6145</text:p>
          </table:table-cell>
          <table:table-cell office:value-type="float" office:value="8023" calcext:value-type="float">
            <text:p>8023</text:p>
          </table:table-cell>
          <table:table-cell office:value-type="float" office:value="3484" calcext:value-type="float">
            <text:p>3484</text:p>
          </table:table-cell>
          <table:table-cell office:value-type="float" office:value="5688" calcext:value-type="float">
            <text:p>5688</text:p>
          </table:table-cell>
          <table:table-cell office:value-type="float" office:value="7686" calcext:value-type="float">
            <text:p>7686</text:p>
          </table:table-cell>
          <table:table-cell office:value-type="float" office:value="2737" calcext:value-type="float">
            <text:p>2737</text:p>
          </table:table-cell>
          <table:table-cell office:value-type="float" office:value="3828" calcext:value-type="float">
            <text:p>3828</text:p>
          </table:table-cell>
          <table:table-cell office:value-type="float" office:value="3704" calcext:value-type="float">
            <text:p>3704</text:p>
          </table:table-cell>
          <table:table-cell office:value-type="float" office:value="9004" calcext:value-type="float">
            <text:p>9004</text:p>
          </table:table-cell>
          <table:table-cell office:value-type="float" office:value="5190" calcext:value-type="float">
            <text:p>5190</text:p>
          </table:table-cell>
          <table:table-cell office:value-type="float" office:value="9740" calcext:value-type="float">
            <text:p>9740</text:p>
          </table:table-cell>
          <table:table-cell office:value-type="float" office:value="8643" calcext:value-type="float">
            <text:p>8643</text:p>
          </table:table-cell>
          <table:table-cell office:value-type="float" office:value="8650" calcext:value-type="float">
            <text:p>8650</text:p>
          </table:table-cell>
          <table:table-cell office:value-type="float" office:value="5358" calcext:value-type="float">
            <text:p>5358</text:p>
          </table:table-cell>
          <table:table-cell office:value-type="float" office:value="4426" calcext:value-type="float">
            <text:p>4426</text:p>
          </table:table-cell>
          <table:table-cell office:value-type="float" office:value="1522" calcext:value-type="float">
            <text:p>1522</text:p>
          </table:table-cell>
          <table:table-cell office:value-type="float" office:value="1707" calcext:value-type="float">
            <text:p>1707</text:p>
          </table:table-cell>
          <table:table-cell office:value-type="float" office:value="3613" calcext:value-type="float">
            <text:p>3613</text:p>
          </table:table-cell>
          <table:table-cell office:value-type="float" office:value="9887" calcext:value-type="float">
            <text:p>9887</text:p>
          </table:table-cell>
          <table:table-cell office:value-type="float" office:value="6956" calcext:value-type="float">
            <text:p>6956</text:p>
          </table:table-cell>
          <table:table-cell office:value-type="float" office:value="2447" calcext:value-type="float">
            <text:p>2447</text:p>
          </table:table-cell>
          <table:table-cell office:value-type="float" office:value="2762" calcext:value-type="float">
            <text:p>2762</text:p>
          </table:table-cell>
          <table:table-cell office:value-type="float" office:value="833" calcext:value-type="float">
            <text:p>833</text:p>
          </table:table-cell>
          <table:table-cell office:value-type="float" office:value="1449" calcext:value-type="float">
            <text:p>1449</text:p>
          </table:table-cell>
          <table:table-cell office:value-type="float" office:value="9489" calcext:value-type="float">
            <text:p>9489</text:p>
          </table:table-cell>
          <table:table-cell office:value-type="float" office:value="2573" calcext:value-type="float">
            <text:p>2573</text:p>
          </table:table-cell>
          <table:table-cell office:value-type="float" office:value="1080" calcext:value-type="float">
            <text:p>1080</text:p>
          </table:table-cell>
          <table:table-cell office:value-type="float" office:value="4167" calcext:value-type="float">
            <text:p>4167</text:p>
          </table:table-cell>
          <table:table-cell office:value-type="float" office:value="3456" calcext:value-type="float">
            <text:p>3456</text:p>
          </table:table-cell>
          <table:table-cell office:value-type="float" office:value="6809" calcext:value-type="float">
            <text:p>6809</text:p>
          </table:table-cell>
          <table:table-cell office:value-type="float" office:value="2466" calcext:value-type="float">
            <text:p>2466</text:p>
          </table:table-cell>
          <table:table-cell office:value-type="float" office:value="227" calcext:value-type="float">
            <text:p>227</text:p>
          </table:table-cell>
          <table:table-cell office:value-type="float" office:value="7125" calcext:value-type="float">
            <text:p>7125</text:p>
          </table:table-cell>
          <table:table-cell office:value-type="float" office:value="2759" calcext:value-type="float">
            <text:p>2759</text:p>
          </table:table-cell>
          <table:table-cell office:value-type="float" office:value="6250" calcext:value-type="float">
            <text:p>6250</text:p>
          </table:table-cell>
          <table:table-cell office:value-type="float" office:value="6472" calcext:value-type="float">
            <text:p>6472</text:p>
          </table:table-cell>
          <table:table-cell office:value-type="float" office:value="8089" calcext:value-type="float">
            <text:p>8089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7025" calcext:value-type="float">
            <text:p>7025</text:p>
          </table:table-cell>
          <table:table-cell office:value-type="float" office:value="9756" calcext:value-type="float">
            <text:p>9756</text:p>
          </table:table-cell>
          <table:table-cell office:value-type="float" office:value="3914" calcext:value-type="float">
            <text:p>3914</text:p>
          </table:table-cell>
          <table:table-cell office:value-type="float" office:value="1265" calcext:value-type="float">
            <text:p>1265</text:p>
          </table:table-cell>
          <table:table-cell office:value-type="float" office:value="9116" calcext:value-type="float">
            <text:p>9116</text:p>
          </table:table-cell>
          <table:table-cell office:value-type="float" office:value="7723" calcext:value-type="float">
            <text:p>7723</text:p>
          </table:table-cell>
          <table:table-cell office:value-type="float" office:value="9788" calcext:value-type="float">
            <text:p>9788</text:p>
          </table:table-cell>
          <table:table-cell office:value-type="float" office:value="6805" calcext:value-type="float">
            <text:p>6805</text:p>
          </table:table-cell>
          <table:table-cell office:value-type="float" office:value="5493" calcext:value-type="float">
            <text:p>5493</text:p>
          </table:table-cell>
          <table:table-cell office:value-type="float" office:value="2092" calcext:value-type="float">
            <text:p>2092</text:p>
          </table:table-cell>
          <table:table-cell office:value-type="float" office:value="8688" calcext:value-type="float">
            <text:p>8688</text:p>
          </table:table-cell>
          <table:table-cell office:value-type="float" office:value="6592" calcext:value-type="float">
            <text:p>6592</text:p>
          </table:table-cell>
          <table:table-cell office:value-type="float" office:value="9173" calcext:value-type="float">
            <text:p>9173</text:p>
          </table:table-cell>
          <table:table-cell office:value-type="float" office:value="4431" calcext:value-type="float">
            <text:p>4431</text:p>
          </table:table-cell>
          <table:table-cell office:value-type="float" office:value="4028" calcext:value-type="float">
            <text:p>4028</text:p>
          </table:table-cell>
          <table:table-cell office:value-type="float" office:value="6007" calcext:value-type="float">
            <text:p>6007</text:p>
          </table:table-cell>
          <table:table-cell office:value-type="float" office:value="7131" calcext:value-type="float">
            <text:p>7131</text:p>
          </table:table-cell>
          <table:table-cell office:value-type="float" office:value="4446" calcext:value-type="float">
            <text:p>4446</text:p>
          </table:table-cell>
          <table:table-cell office:value-type="float" office:value="4815" calcext:value-type="float">
            <text:p>4815</text:p>
          </table:table-cell>
          <table:table-cell office:value-type="float" office:value="3648" calcext:value-type="float">
            <text:p>3648</text:p>
          </table:table-cell>
          <table:table-cell office:value-type="float" office:value="6701" calcext:value-type="float">
            <text:p>6701</text:p>
          </table:table-cell>
          <table:table-cell office:value-type="float" office:value="759" calcext:value-type="float">
            <text:p>759</text:p>
          </table:table-cell>
          <table:table-cell office:value-type="float" office:value="3312" calcext:value-type="float">
            <text:p>3312</text:p>
          </table:table-cell>
          <table:table-cell office:value-type="float" office:value="8355" calcext:value-type="float">
            <text:p>8355</text:p>
          </table:table-cell>
          <table:table-cell office:value-type="float" office:value="4485" calcext:value-type="float">
            <text:p>4485</text:p>
          </table:table-cell>
          <table:table-cell office:value-type="float" office:value="4187" calcext:value-type="float">
            <text:p>4187</text:p>
          </table:table-cell>
          <table:table-cell office:value-type="float" office:value="5188" calcext:value-type="float">
            <text:p>5188</text:p>
          </table:table-cell>
          <table:table-cell office:value-type="float" office:value="8746" calcext:value-type="float">
            <text:p>8746</text:p>
          </table:table-cell>
          <table:table-cell office:value-type="float" office:value="7759" calcext:value-type="float">
            <text:p>7759</text:p>
          </table:table-cell>
          <table:table-cell office:value-type="float" office:value="3528" calcext:value-type="float">
            <text:p>3528</text:p>
          </table:table-cell>
          <table:table-cell office:value-type="float" office:value="2177" calcext:value-type="float">
            <text:p>2177</text:p>
          </table:table-cell>
          <table:table-cell office:value-type="float" office:value="5243" calcext:value-type="float">
            <text:p>5243</text:p>
          </table:table-cell>
          <table:table-cell office:value-type="float" office:value="8379" calcext:value-type="float">
            <text:p>8379</text:p>
          </table:table-cell>
          <table:table-cell office:value-type="float" office:value="3838" calcext:value-type="float">
            <text:p>3838</text:p>
          </table:table-cell>
          <table:table-cell office:value-type="float" office:value="7233" calcext:value-type="float">
            <text:p>7233</text:p>
          </table:table-cell>
          <table:table-cell office:value-type="float" office:value="4607" calcext:value-type="float">
            <text:p>4607</text:p>
          </table:table-cell>
          <table:table-cell office:value-type="float" office:value="9187" calcext:value-type="float">
            <text:p>9187</text:p>
          </table:table-cell>
          <table:table-cell office:value-type="float" office:value="7216" calcext:value-type="float">
            <text:p>7216</text:p>
          </table:table-cell>
          <table:table-cell office:value-type="float" office:value="2190" calcext:value-type="float">
            <text:p>2190</text:p>
          </table:table-cell>
          <table:table-cell office:value-type="float" office:value="6967" calcext:value-type="float">
            <text:p>6967</text:p>
          </table:table-cell>
          <table:table-cell office:value-type="float" office:value="2920" calcext:value-type="float">
            <text:p>2920</text:p>
          </table:table-cell>
          <table:table-cell office:value-type="float" office:value="6082" calcext:value-type="float">
            <text:p>6082</text:p>
          </table:table-cell>
          <table:table-cell office:value-type="float" office:value="7910" calcext:value-type="float">
            <text:p>7910</text:p>
          </table:table-cell>
          <table:table-cell office:value-type="float" office:value="5354" calcext:value-type="float">
            <text:p>5354</text:p>
          </table:table-cell>
          <table:table-cell office:value-type="float" office:value="3609" calcext:value-type="float">
            <text:p>3609</text:p>
          </table:table-cell>
          <table:table-cell office:value-type="float" office:value="8958" calcext:value-type="float">
            <text:p>8958</text:p>
          </table:table-cell>
          <table:table-cell office:value-type="float" office:value="6949" calcext:value-type="float">
            <text:p>6949</text:p>
          </table:table-cell>
          <table:table-cell office:value-type="float" office:value="7731" calcext:value-type="float">
            <text:p>7731</text:p>
          </table:table-cell>
          <table:table-cell office:value-type="float" office:value="494" calcext:value-type="float">
            <text:p>494</text:p>
          </table:table-cell>
          <table:table-cell office:value-type="float" office:value="8753" calcext:value-type="float">
            <text:p>8753</text:p>
          </table:table-cell>
          <table:table-cell office:value-type="float" office:value="8707" calcext:value-type="float">
            <text:p>8707</text:p>
          </table:table-cell>
          <table:table-cell office:value-type="float" office:value="1523" calcext:value-type="float">
            <text:p>1523</text:p>
          </table:table-cell>
          <table:table-cell office:value-type="float" office:value="4426" calcext:value-type="float">
            <text:p>4426</text:p>
          </table:table-cell>
          <table:table-cell office:value-type="float" office:value="3543" calcext:value-type="float">
            <text:p>3543</text:p>
          </table:table-cell>
          <table:table-cell office:value-type="float" office:value="7085" calcext:value-type="float">
            <text:p>7085</text:p>
          </table:table-cell>
          <table:table-cell office:value-type="float" office:value="647" calcext:value-type="float">
            <text:p>647</text:p>
          </table:table-cell>
          <table:table-cell office:value-type="float" office:value="6771" calcext:value-type="float">
            <text:p>6771</text:p>
          </table:table-cell>
          <table:table-cell office:value-type="float" office:value="9847" calcext:value-type="float">
            <text:p>9847</text:p>
          </table:table-cell>
          <table:table-cell office:value-type="float" office:value="646" calcext:value-type="float">
            <text:p>646</text:p>
          </table:table-cell>
          <table:table-cell office:value-type="float" office:value="5049" calcext:value-type="float">
            <text:p>5049</text:p>
          </table:table-cell>
          <table:table-cell office:value-type="float" office:value="824" calcext:value-type="float">
            <text:p>824</text:p>
          </table:table-cell>
          <table:table-cell office:value-type="float" office:value="8417" calcext:value-type="float">
            <text:p>8417</text:p>
          </table:table-cell>
          <table:table-cell office:value-type="float" office:value="5260" calcext:value-type="float">
            <text:p>5260</text:p>
          </table:table-cell>
          <table:table-cell office:value-type="float" office:value="2730" calcext:value-type="float">
            <text:p>2730</text:p>
          </table:table-cell>
          <table:table-cell office:value-type="float" office:value="5702" calcext:value-type="float">
            <text:p>5702</text:p>
          </table:table-cell>
          <table:table-cell office:value-type="float" office:value="2513" calcext:value-type="float">
            <text:p>2513</text:p>
          </table:table-cell>
          <table:table-cell office:value-type="float" office:value="9275" calcext:value-type="float">
            <text:p>9275</text:p>
          </table:table-cell>
          <table:table-cell office:value-type="float" office:value="4279" calcext:value-type="float">
            <text:p>4279</text:p>
          </table:table-cell>
          <table:table-cell office:value-type="float" office:value="2767" calcext:value-type="float">
            <text:p>2767</text:p>
          </table:table-cell>
          <table:table-cell office:value-type="float" office:value="8684" calcext:value-type="float">
            <text:p>8684</text:p>
          </table:table-cell>
          <table:table-cell office:value-type="float" office:value="1165" calcext:value-type="float">
            <text:p>1165</text:p>
          </table:table-cell>
          <table:table-cell office:value-type="float" office:value="9903" calcext:value-type="float">
            <text:p>9903</text:p>
          </table:table-cell>
          <table:table-cell office:value-type="float" office:value="4518" calcext:value-type="float">
            <text:p>4518</text:p>
          </table:table-cell>
          <table:table-cell office:value-type="float" office:value="55" calcext:value-type="float">
            <text:p>55</text:p>
          </table:table-cell>
          <table:table-cell office:value-type="float" office:value="9682" calcext:value-type="float">
            <text:p>9682</text:p>
          </table:table-cell>
          <table:table-cell office:value-type="float" office:value="8963" calcext:value-type="float">
            <text:p>8963</text:p>
          </table:table-cell>
          <table:table-cell office:value-type="float" office:value="6005" calcext:value-type="float">
            <text:p>6005</text:p>
          </table:table-cell>
          <table:table-cell office:value-type="float" office:value="2102" calcext:value-type="float">
            <text:p>2102</text:p>
          </table:table-cell>
          <table:table-cell office:value-type="float" office:value="6523" calcext:value-type="float">
            <text:p>652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8731" calcext:value-type="float">
            <text:p>8731</text:p>
          </table:table-cell>
          <table:table-cell office:value-type="float" office:value="936" calcext:value-type="float">
            <text:p>936</text:p>
          </table:table-cell>
          <table:table-cell office:value-type="float" office:value="1479" calcext:value-type="float">
            <text:p>1479</text:p>
          </table:table-cell>
          <table:table-cell office:value-type="float" office:value="5259" calcext:value-type="float">
            <text:p>5259</text:p>
          </table:table-cell>
          <table:table-cell office:value-type="float" office:value="7064" calcext:value-type="float">
            <text:p>7064</text:p>
          </table:table-cell>
          <table:table-cell office:value-type="float" office:value="4085" calcext:value-type="float">
            <text:p>4085</text:p>
          </table:table-cell>
          <table:table-cell office:value-type="float" office:value="91" calcext:value-type="float">
            <text:p>91</text:p>
          </table:table-cell>
          <table:table-cell office:value-type="float" office:value="7745" calcext:value-type="float">
            <text:p>7745</text:p>
          </table:table-cell>
          <table:table-cell office:value-type="float" office:value="7136" calcext:value-type="float">
            <text:p>7136</text:p>
          </table:table-cell>
          <table:table-cell office:value-type="float" office:value="3773" calcext:value-type="float">
            <text:p>3773</text:p>
          </table:table-cell>
          <table:table-cell office:value-type="float" office:value="3810" calcext:value-type="float">
            <text:p>3810</text:p>
          </table:table-cell>
          <table:table-cell office:value-type="float" office:value="730" calcext:value-type="float">
            <text:p>730</text:p>
          </table:table-cell>
          <table:table-cell office:value-type="float" office:value="8255" calcext:value-type="float">
            <text:p>8255</text:p>
          </table:table-cell>
          <table:table-cell office:value-type="float" office:value="2705" calcext:value-type="float">
            <text:p>2705</text:p>
          </table:table-cell>
          <table:table-cell office:value-type="float" office:value="2653" calcext:value-type="float">
            <text:p>2653</text:p>
          </table:table-cell>
          <table:table-cell office:value-type="float" office:value="9790" calcext:value-type="float">
            <text:p>9790</text:p>
          </table:table-cell>
          <table:table-cell office:value-type="float" office:value="6807" calcext:value-type="float">
            <text:p>6807</text:p>
          </table:table-cell>
          <table:table-cell office:value-type="float" office:value="2342" calcext:value-type="float">
            <text:p>2342</text:p>
          </table:table-cell>
          <table:table-cell office:value-type="float" office:value="355" calcext:value-type="float">
            <text:p>355</text:p>
          </table:table-cell>
          <table:table-cell office:value-type="float" office:value="9344" calcext:value-type="float">
            <text:p>9344</text:p>
          </table:table-cell>
          <table:table-cell office:value-type="float" office:value="2668" calcext:value-type="float">
            <text:p>2668</text:p>
          </table:table-cell>
          <table:table-cell office:value-type="float" office:value="3690" calcext:value-type="float">
            <text:p>3690</text:p>
          </table:table-cell>
          <table:table-cell office:value-type="float" office:value="2028" calcext:value-type="float">
            <text:p>2028</text:p>
          </table:table-cell>
          <table:table-cell office:value-type="float" office:value="9679" calcext:value-type="float">
            <text:p>9679</text:p>
          </table:table-cell>
          <table:table-cell office:value-type="float" office:value="8102" calcext:value-type="float">
            <text:p>8102</text:p>
          </table:table-cell>
          <table:table-cell office:value-type="float" office:value="574" calcext:value-type="float">
            <text:p>574</text:p>
          </table:table-cell>
          <table:table-cell office:value-type="float" office:value="4318" calcext:value-type="float">
            <text:p>4318</text:p>
          </table:table-cell>
          <table:table-cell office:value-type="float" office:value="6481" calcext:value-type="float">
            <text:p>6481</text:p>
          </table:table-cell>
          <table:table-cell office:value-type="float" office:value="9175" calcext:value-type="float">
            <text:p>9175</text:p>
          </table:table-cell>
          <table:table-cell office:value-type="float" office:value="5423" calcext:value-type="float">
            <text:p>5423</text:p>
          </table:table-cell>
          <table:table-cell office:value-type="float" office:value="8062" calcext:value-type="float">
            <text:p>8062</text:p>
          </table:table-cell>
          <table:table-cell office:value-type="float" office:value="2867" calcext:value-type="float">
            <text:p>2867</text:p>
          </table:table-cell>
          <table:table-cell office:value-type="float" office:value="9657" calcext:value-type="float">
            <text:p>9657</text:p>
          </table:table-cell>
          <table:table-cell office:value-type="float" office:value="7553" calcext:value-type="float">
            <text:p>7553</text:p>
          </table:table-cell>
          <table:table-cell office:value-type="float" office:value="3442" calcext:value-type="float">
            <text:p>3442</text:p>
          </table:table-cell>
          <table:table-cell office:value-type="float" office:value="3920" calcext:value-type="float">
            <text:p>3920</text:p>
          </table:table-cell>
          <table:table-cell office:value-type="float" office:value="7430" calcext:value-type="float">
            <text:p>7430</text:p>
          </table:table-cell>
          <table:table-cell office:value-type="float" office:value="3945" calcext:value-type="float">
            <text:p>3945</text:p>
          </table:table-cell>
          <table:table-cell office:value-type="float" office:value="7639" calcext:value-type="float">
            <text:p>7639</text:p>
          </table:table-cell>
          <table:table-cell office:value-type="float" office:value="3714" calcext:value-type="float">
            <text:p>3714</text:p>
          </table:table-cell>
          <table:table-cell office:value-type="float" office:value="3392" calcext:value-type="float">
            <text:p>3392</text:p>
          </table:table-cell>
          <table:table-cell office:value-type="float" office:value="2525" calcext:value-type="float">
            <text:p>2525</text:p>
          </table:table-cell>
          <table:table-cell office:value-type="float" office:value="4995" calcext:value-type="float">
            <text:p>4995</text:p>
          </table:table-cell>
          <table:table-cell office:value-type="float" office:value="4850" calcext:value-type="float">
            <text:p>4850</text:p>
          </table:table-cell>
          <table:table-cell office:value-type="float" office:value="2867" calcext:value-type="float">
            <text:p>2867</text:p>
          </table:table-cell>
          <table:table-cell office:value-type="float" office:value="7951" calcext:value-type="float">
            <text:p>7951</text:p>
          </table:table-cell>
          <table:table-cell office:value-type="float" office:value="9667" calcext:value-type="float">
            <text:p>9667</text:p>
          </table:table-cell>
          <table:table-cell office:value-type="float" office:value="486" calcext:value-type="float">
            <text:p>486</text:p>
          </table:table-cell>
          <table:table-cell office:value-type="float" office:value="9506" calcext:value-type="float">
            <text:p>9506</text:p>
          </table:table-cell>
          <table:table-cell office:value-type="float" office:value="9888" calcext:value-type="float">
            <text:p>9888</text:p>
          </table:table-cell>
          <table:table-cell office:value-type="float" office:value="781" calcext:value-type="float">
            <text:p>781</text:p>
          </table:table-cell>
          <table:table-cell office:value-type="float" office:value="8866" calcext:value-type="float">
            <text:p>8866</text:p>
          </table:table-cell>
          <table:table-cell office:value-type="float" office:value="1702" calcext:value-type="float">
            <text:p>1702</text:p>
          </table:table-cell>
          <table:table-cell office:value-type="float" office:value="3795" calcext:value-type="float">
            <text:p>3795</text:p>
          </table:table-cell>
          <table:table-cell office:value-type="float" office:value="90" calcext:value-type="float">
            <text:p>90</text:p>
          </table:table-cell>
          <table:table-cell office:value-type="float" office:value="356" calcext:value-type="float">
            <text:p>356</text:p>
          </table:table-cell>
          <table:table-cell office:value-type="float" office:value="1483" calcext:value-type="float">
            <text:p>1483</text:p>
          </table:table-cell>
          <table:table-cell office:value-type="float" office:value="4200" calcext:value-type="float">
            <text:p>4200</text:p>
          </table:table-cell>
          <table:table-cell office:value-type="float" office:value="2131" calcext:value-type="float">
            <text:p>2131</text:p>
          </table:table-cell>
          <table:table-cell office:value-type="float" office:value="6969" calcext:value-type="float">
            <text:p>6969</text:p>
          </table:table-cell>
          <table:table-cell office:value-type="float" office:value="5931" calcext:value-type="float">
            <text:p>5931</text:p>
          </table:table-cell>
          <table:table-cell office:value-type="float" office:value="486" calcext:value-type="float">
            <text:p>486</text:p>
          </table:table-cell>
          <table:table-cell office:value-type="float" office:value="6880" calcext:value-type="float">
            <text:p>6880</text:p>
          </table:table-cell>
          <table:table-cell office:value-type="float" office:value="4404" calcext:value-type="float">
            <text:p>4404</text:p>
          </table:table-cell>
          <table:table-cell office:value-type="float" office:value="1084" calcext:value-type="float">
            <text:p>1084</text:p>
          </table:table-cell>
          <table:table-cell office:value-type="float" office:value="5169" calcext:value-type="float">
            <text:p>5169</text:p>
          </table:table-cell>
          <table:table-cell office:value-type="float" office:value="4910" calcext:value-type="float">
            <text:p>4910</text:p>
          </table:table-cell>
          <table:table-cell office:value-type="float" office:value="6567" calcext:value-type="float">
            <text:p>6567</text:p>
          </table:table-cell>
          <table:table-cell office:value-type="float" office:value="8335" calcext:value-type="float">
            <text:p>8335</text:p>
          </table:table-cell>
          <table:table-cell office:value-type="float" office:value="4686" calcext:value-type="float">
            <text:p>4686</text:p>
          </table:table-cell>
          <table:table-cell office:value-type="float" office:value="5043" calcext:value-type="float">
            <text:p>5043</text:p>
          </table:table-cell>
          <table:table-cell office:value-type="float" office:value="2614" calcext:value-type="float">
            <text:p>2614</text:p>
          </table:table-cell>
          <table:table-cell office:value-type="float" office:value="3352" calcext:value-type="float">
            <text:p>3352</text:p>
          </table:table-cell>
          <table:table-cell office:value-type="float" office:value="2667" calcext:value-type="float">
            <text:p>2667</text:p>
          </table:table-cell>
          <table:table-cell office:value-type="float" office:value="4513" calcext:value-type="float">
            <text:p>4513</text:p>
          </table:table-cell>
          <table:table-cell office:value-type="float" office:value="6472" calcext:value-type="float">
            <text:p>6472</text:p>
          </table:table-cell>
          <table:table-cell office:value-type="float" office:value="7471" calcext:value-type="float">
            <text:p>7471</text:p>
          </table:table-cell>
          <table:table-cell office:value-type="float" office:value="5720" calcext:value-type="float">
            <text:p>5720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8878" calcext:value-type="float">
            <text:p>8878</text:p>
          </table:table-cell>
          <table:table-cell office:value-type="float" office:value="1613" calcext:value-type="float">
            <text:p>1613</text:p>
          </table:table-cell>
          <table:table-cell office:value-type="float" office:value="1716" calcext:value-type="float">
            <text:p>1716</text:p>
          </table:table-cell>
          <table:table-cell office:value-type="float" office:value="868" calcext:value-type="float">
            <text:p>868</text:p>
          </table:table-cell>
          <table:table-cell office:value-type="float" office:value="1906" calcext:value-type="float">
            <text:p>1906</text:p>
          </table:table-cell>
          <table:table-cell office:value-type="float" office:value="2681" calcext:value-type="float">
            <text:p>2681</text:p>
          </table:table-cell>
          <table:table-cell office:value-type="float" office:value="564" calcext:value-type="float">
            <text:p>564</text:p>
          </table:table-cell>
          <table:table-cell office:value-type="float" office:value="665" calcext:value-type="float">
            <text:p>665</text:p>
          </table:table-cell>
          <table:table-cell office:value-type="float" office:value="5995" calcext:value-type="float">
            <text:p>5995</text:p>
          </table:table-cell>
          <table:table-cell office:value-type="float" office:value="2474" calcext:value-type="float">
            <text:p>2474</text:p>
          </table:table-cell>
          <table:table-cell office:value-type="float" office:value="7496" calcext:value-type="float">
            <text:p>7496</text:p>
          </table:table-cell>
          <table:table-cell office:value-type="float" office:value="3432" calcext:value-type="float">
            <text:p>3432</text:p>
          </table:table-cell>
          <table:table-cell office:value-type="float" office:value="9491" calcext:value-type="float">
            <text:p>9491</text:p>
          </table:table-cell>
          <table:table-cell office:value-type="float" office:value="9087" calcext:value-type="float">
            <text:p>9087</text:p>
          </table:table-cell>
          <table:table-cell office:value-type="float" office:value="8850" calcext:value-type="float">
            <text:p>8850</text:p>
          </table:table-cell>
          <table:table-cell office:value-type="float" office:value="8287" calcext:value-type="float">
            <text:p>8287</text:p>
          </table:table-cell>
          <table:table-cell office:value-type="float" office:value="669" calcext:value-type="float">
            <text:p>669</text:p>
          </table:table-cell>
          <table:table-cell office:value-type="float" office:value="823" calcext:value-type="float">
            <text:p>823</text:p>
          </table:table-cell>
          <table:table-cell office:value-type="float" office:value="347" calcext:value-type="float">
            <text:p>347</text:p>
          </table:table-cell>
          <table:table-cell office:value-type="float" office:value="6194" calcext:value-type="float">
            <text:p>6194</text:p>
          </table:table-cell>
          <table:table-cell office:value-type="float" office:value="2264" calcext:value-type="float">
            <text:p>2264</text:p>
          </table:table-cell>
          <table:table-cell office:value-type="float" office:value="2592" calcext:value-type="float">
            <text:p>2592</text:p>
          </table:table-cell>
          <table:table-cell office:value-type="float" office:value="7871" calcext:value-type="float">
            <text:p>7871</text:p>
          </table:table-cell>
          <table:table-cell office:value-type="float" office:value="7616" calcext:value-type="float">
            <text:p>7616</text:p>
          </table:table-cell>
          <table:table-cell office:value-type="float" office:value="8508" calcext:value-type="float">
            <text:p>8508</text:p>
          </table:table-cell>
          <table:table-cell office:value-type="float" office:value="4827" calcext:value-type="float">
            <text:p>4827</text:p>
          </table:table-cell>
          <table:table-cell office:value-type="float" office:value="760" calcext:value-type="float">
            <text:p>760</text:p>
          </table:table-cell>
          <table:table-cell office:value-type="float" office:value="2676" calcext:value-type="float">
            <text:p>2676</text:p>
          </table:table-cell>
          <table:table-cell office:value-type="float" office:value="4660" calcext:value-type="float">
            <text:p>4660</text:p>
          </table:table-cell>
          <table:table-cell office:value-type="float" office:value="4881" calcext:value-type="float">
            <text:p>4881</text:p>
          </table:table-cell>
          <table:table-cell office:value-type="float" office:value="7572" calcext:value-type="float">
            <text:p>7572</text:p>
          </table:table-cell>
          <table:table-cell office:value-type="float" office:value="3811" calcext:value-type="float">
            <text:p>3811</text:p>
          </table:table-cell>
          <table:table-cell office:value-type="float" office:value="9032" calcext:value-type="float">
            <text:p>9032</text:p>
          </table:table-cell>
          <table:table-cell office:value-type="float" office:value="939" calcext:value-type="float">
            <text:p>939</text:p>
          </table:table-cell>
          <table:table-cell office:value-type="float" office:value="4384" calcext:value-type="float">
            <text:p>4384</text:p>
          </table:table-cell>
          <table:table-cell office:value-type="float" office:value="929" calcext:value-type="float">
            <text:p>929</text:p>
          </table:table-cell>
          <table:table-cell office:value-type="float" office:value="7525" calcext:value-type="float">
            <text:p>7525</text:p>
          </table:table-cell>
          <table:table-cell office:value-type="float" office:value="8419" calcext:value-type="float">
            <text:p>8419</text:p>
          </table:table-cell>
          <table:table-cell office:value-type="float" office:value="5556" calcext:value-type="float">
            <text:p>5556</text:p>
          </table:table-cell>
          <table:table-cell office:value-type="float" office:value="9063" calcext:value-type="float">
            <text:p>9063</text:p>
          </table:table-cell>
          <table:table-cell office:value-type="float" office:value="662" calcext:value-type="float">
            <text:p>662</text:p>
          </table:table-cell>
          <table:table-cell office:value-type="float" office:value="8887" calcext:value-type="float">
            <text:p>8887</text:p>
          </table:table-cell>
          <table:table-cell office:value-type="float" office:value="7026" calcext:value-type="float">
            <text:p>7026</text:p>
          </table:table-cell>
          <table:table-cell office:value-type="float" office:value="8534" calcext:value-type="float">
            <text:p>8534</text:p>
          </table:table-cell>
          <table:table-cell office:value-type="float" office:value="3111" calcext:value-type="float">
            <text:p>3111</text:p>
          </table:table-cell>
          <table:table-cell office:value-type="float" office:value="1454" calcext:value-type="float">
            <text:p>1454</text:p>
          </table:table-cell>
          <table:table-cell office:value-type="float" office:value="2082" calcext:value-type="float">
            <text:p>2082</text:p>
          </table:table-cell>
          <table:table-cell office:value-type="float" office:value="7598" calcext:value-type="float">
            <text:p>7598</text:p>
          </table:table-cell>
          <table:table-cell office:value-type="float" office:value="5726" calcext:value-type="float">
            <text:p>5726</text:p>
          </table:table-cell>
          <table:table-cell office:value-type="float" office:value="6687" calcext:value-type="float">
            <text:p>6687</text:p>
          </table:table-cell>
          <table:table-cell office:value-type="float" office:value="9647" calcext:value-type="float">
            <text:p>9647</text:p>
          </table:table-cell>
          <table:table-cell office:value-type="float" office:value="7608" calcext:value-type="float">
            <text:p>7608</text:p>
          </table:table-cell>
          <table:table-cell office:value-type="float" office:value="73" calcext:value-type="float">
            <text:p>73</text:p>
          </table:table-cell>
          <table:table-cell office:value-type="float" office:value="3014" calcext:value-type="float">
            <text:p>3014</text:p>
          </table:table-cell>
          <table:table-cell office:value-type="float" office:value="5063" calcext:value-type="float">
            <text:p>5063</text:p>
          </table:table-cell>
          <table:table-cell office:value-type="float" office:value="670" calcext:value-type="float">
            <text:p>670</text:p>
          </table:table-cell>
          <table:table-cell office:value-type="float" office:value="5461" calcext:value-type="float">
            <text:p>5461</text:p>
          </table:table-cell>
          <table:table-cell office:value-type="float" office:value="5631" calcext:value-type="float">
            <text:p>5631</text:p>
          </table:table-cell>
          <table:table-cell office:value-type="float" office:value="3367" calcext:value-type="float">
            <text:p>3367</text:p>
          </table:table-cell>
          <table:table-cell office:value-type="float" office:value="9796" calcext:value-type="float">
            <text:p>9796</text:p>
          </table:table-cell>
          <table:table-cell office:value-type="float" office:value="8475" calcext:value-type="float">
            <text:p>8475</text:p>
          </table:table-cell>
          <table:table-cell office:value-type="float" office:value="7908" calcext:value-type="float">
            <text:p>7908</text:p>
          </table:table-cell>
          <table:table-cell office:value-type="float" office:value="5073" calcext:value-type="float">
            <text:p>5073</text:p>
          </table:table-cell>
          <table:table-cell office:value-type="float" office:value="1565" calcext:value-type="float">
            <text:p>1565</text:p>
          </table:table-cell>
          <table:table-cell office:value-type="float" office:value="5008" calcext:value-type="float">
            <text:p>5008</text:p>
          </table:table-cell>
          <table:table-cell office:value-type="float" office:value="5295" calcext:value-type="float">
            <text:p>5295</text:p>
          </table:table-cell>
          <table:table-cell office:value-type="float" office:value="4457" calcext:value-type="float">
            <text:p>4457</text:p>
          </table:table-cell>
          <table:table-cell office:value-type="float" office:value="1274" calcext:value-type="float">
            <text:p>1274</text:p>
          </table:table-cell>
          <table:table-cell office:value-type="float" office:value="4788" calcext:value-type="float">
            <text:p>4788</text:p>
          </table:table-cell>
          <table:table-cell office:value-type="float" office:value="1728" calcext:value-type="float">
            <text:p>1728</text:p>
          </table:table-cell>
          <table:table-cell office:value-type="float" office:value="338" calcext:value-type="float">
            <text:p>338</text:p>
          </table:table-cell>
          <table:table-cell office:value-type="float" office:value="600" calcext:value-type="float">
            <text:p>600</text:p>
          </table:table-cell>
          <table:table-cell office:value-type="float" office:value="8415" calcext:value-type="float">
            <text:p>8415</text:p>
          </table:table-cell>
          <table:table-cell office:value-type="float" office:value="8535" calcext:value-type="float">
            <text:p>8535</text:p>
          </table:table-cell>
          <table:table-cell office:value-type="float" office:value="9351" calcext:value-type="float">
            <text:p>9351</text:p>
          </table:table-cell>
          <table:table-cell office:value-type="float" office:value="7750" calcext:value-type="float">
            <text:p>7750</text:p>
          </table:table-cell>
          <table:table-cell office:value-type="float" office:value="6887" calcext:value-type="float">
            <text:p>6887</text:p>
          </table:table-cell>
          <table:table-cell office:value-type="float" office:value="5845" calcext:value-type="float">
            <text:p>5845</text:p>
          </table:table-cell>
          <table:table-cell office:value-type="float" office:value="1741" calcext:value-type="float">
            <text:p>174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6489" calcext:value-type="float">
            <text:p>6489</text:p>
          </table:table-cell>
          <table:table-cell office:value-type="float" office:value="9634" calcext:value-type="float">
            <text:p>9634</text:p>
          </table:table-cell>
          <table:table-cell office:value-type="float" office:value="9464" calcext:value-type="float">
            <text:p>9464</text:p>
          </table:table-cell>
          <table:table-cell office:value-type="float" office:value="9055" calcext:value-type="float">
            <text:p>9055</text:p>
          </table:table-cell>
          <table:table-cell office:value-type="float" office:value="2413" calcext:value-type="float">
            <text:p>2413</text:p>
          </table:table-cell>
          <table:table-cell office:value-type="float" office:value="7824" calcext:value-type="float">
            <text:p>7824</text:p>
          </table:table-cell>
          <table:table-cell office:value-type="float" office:value="9517" calcext:value-type="float">
            <text:p>9517</text:p>
          </table:table-cell>
          <table:table-cell office:value-type="float" office:value="7532" calcext:value-type="float">
            <text:p>7532</text:p>
          </table:table-cell>
          <table:table-cell office:value-type="float" office:value="3577" calcext:value-type="float">
            <text:p>3577</text:p>
          </table:table-cell>
          <table:table-cell office:value-type="float" office:value="7050" calcext:value-type="float">
            <text:p>7050</text:p>
          </table:table-cell>
          <table:table-cell office:value-type="float" office:value="6186" calcext:value-type="float">
            <text:p>6186</text:p>
          </table:table-cell>
          <table:table-cell office:value-type="float" office:value="6980" calcext:value-type="float">
            <text:p>6980</text:p>
          </table:table-cell>
          <table:table-cell office:value-type="float" office:value="9365" calcext:value-type="float">
            <text:p>9365</text:p>
          </table:table-cell>
          <table:table-cell office:value-type="float" office:value="9782" calcext:value-type="float">
            <text:p>9782</text:p>
          </table:table-cell>
          <table:table-cell office:value-type="float" office:value="191" calcext:value-type="float">
            <text:p>191</text:p>
          </table:table-cell>
          <table:table-cell office:value-type="float" office:value="870" calcext:value-type="float">
            <text:p>870</text:p>
          </table:table-cell>
          <table:table-cell office:value-type="float" office:value="2497" calcext:value-type="float">
            <text:p>2497</text:p>
          </table:table-cell>
          <table:table-cell office:value-type="float" office:value="8498" calcext:value-type="float">
            <text:p>8498</text:p>
          </table:table-cell>
          <table:table-cell office:value-type="float" office:value="2218" calcext:value-type="float">
            <text:p>2218</text:p>
          </table:table-cell>
          <table:table-cell office:value-type="float" office:value="2757" calcext:value-type="float">
            <text:p>2757</text:p>
          </table:table-cell>
          <table:table-cell office:value-type="float" office:value="5420" calcext:value-type="float">
            <text:p>5420</text:p>
          </table:table-cell>
          <table:table-cell office:value-type="float" office:value="6468" calcext:value-type="float">
            <text:p>6468</text:p>
          </table:table-cell>
          <table:table-cell office:value-type="float" office:value="586" calcext:value-type="float">
            <text:p>586</text:p>
          </table:table-cell>
          <table:table-cell office:value-type="float" office:value="3320" calcext:value-type="float">
            <text:p>3320</text:p>
          </table:table-cell>
          <table:table-cell office:value-type="float" office:value="9230" calcext:value-type="float">
            <text:p>9230</text:p>
          </table:table-cell>
          <table:table-cell office:value-type="float" office:value="1034" calcext:value-type="float">
            <text:p>1034</text:p>
          </table:table-cell>
          <table:table-cell office:value-type="float" office:value="1393" calcext:value-type="float">
            <text:p>1393</text:p>
          </table:table-cell>
          <table:table-cell office:value-type="float" office:value="9886" calcext:value-type="float">
            <text:p>9886</text:p>
          </table:table-cell>
          <table:table-cell office:value-type="float" office:value="5072" calcext:value-type="float">
            <text:p>5072</text:p>
          </table:table-cell>
          <table:table-cell office:value-type="float" office:value="9391" calcext:value-type="float">
            <text:p>9391</text:p>
          </table:table-cell>
          <table:table-cell office:value-type="float" office:value="1178" calcext:value-type="float">
            <text:p>1178</text:p>
          </table:table-cell>
          <table:table-cell office:value-type="float" office:value="8464" calcext:value-type="float">
            <text:p>8464</text:p>
          </table:table-cell>
          <table:table-cell office:value-type="float" office:value="8042" calcext:value-type="float">
            <text:p>8042</text:p>
          </table:table-cell>
          <table:table-cell office:value-type="float" office:value="6869" calcext:value-type="float">
            <text:p>6869</text:p>
          </table:table-cell>
          <table:table-cell office:value-type="float" office:value="2075" calcext:value-type="float">
            <text:p>2075</text:p>
          </table:table-cell>
          <table:table-cell office:value-type="float" office:value="8275" calcext:value-type="float">
            <text:p>8275</text:p>
          </table:table-cell>
          <table:table-cell office:value-type="float" office:value="3601" calcext:value-type="float">
            <text:p>3601</text:p>
          </table:table-cell>
          <table:table-cell office:value-type="float" office:value="7715" calcext:value-type="float">
            <text:p>7715</text:p>
          </table:table-cell>
          <table:table-cell office:value-type="float" office:value="9470" calcext:value-type="float">
            <text:p>9470</text:p>
          </table:table-cell>
          <table:table-cell office:value-type="float" office:value="8786" calcext:value-type="float">
            <text:p>8786</text:p>
          </table:table-cell>
          <table:table-cell office:value-type="float" office:value="6475" calcext:value-type="float">
            <text:p>6475</text:p>
          </table:table-cell>
          <table:table-cell office:value-type="float" office:value="8373" calcext:value-type="float">
            <text:p>8373</text:p>
          </table:table-cell>
          <table:table-cell office:value-type="float" office:value="2159" calcext:value-type="float">
            <text:p>2159</text:p>
          </table:table-cell>
          <table:table-cell office:value-type="float" office:value="9237" calcext:value-type="float">
            <text:p>9237</text:p>
          </table:table-cell>
          <table:table-cell office:value-type="float" office:value="2066" calcext:value-type="float">
            <text:p>2066</text:p>
          </table:table-cell>
          <table:table-cell office:value-type="float" office:value="3264" calcext:value-type="float">
            <text:p>3264</text:p>
          </table:table-cell>
          <table:table-cell office:value-type="float" office:value="5000" calcext:value-type="float">
            <text:p>5000</text:p>
          </table:table-cell>
          <table:table-cell office:value-type="float" office:value="679" calcext:value-type="float">
            <text:p>679</text:p>
          </table:table-cell>
          <table:table-cell office:value-type="float" office:value="355" calcext:value-type="float">
            <text:p>355</text:p>
          </table:table-cell>
          <table:table-cell office:value-type="float" office:value="3069" calcext:value-type="float">
            <text:p>3069</text:p>
          </table:table-cell>
          <table:table-cell office:value-type="float" office:value="4073" calcext:value-type="float">
            <text:p>4073</text:p>
          </table:table-cell>
          <table:table-cell office:value-type="float" office:value="494" calcext:value-type="float">
            <text:p>494</text:p>
          </table:table-cell>
          <table:table-cell office:value-type="float" office:value="2308" calcext:value-type="float">
            <text:p>2308</text:p>
          </table:table-cell>
          <table:table-cell office:value-type="float" office:value="5512" calcext:value-type="float">
            <text:p>5512</text:p>
          </table:table-cell>
          <table:table-cell office:value-type="float" office:value="4334" calcext:value-type="float">
            <text:p>4334</text:p>
          </table:table-cell>
          <table:table-cell office:value-type="float" office:value="9438" calcext:value-type="float">
            <text:p>9438</text:p>
          </table:table-cell>
          <table:table-cell office:value-type="float" office:value="8786" calcext:value-type="float">
            <text:p>8786</text:p>
          </table:table-cell>
          <table:table-cell office:value-type="float" office:value="8637" calcext:value-type="float">
            <text:p>8637</text:p>
          </table:table-cell>
          <table:table-cell office:value-type="float" office:value="9774" calcext:value-type="float">
            <text:p>9774</text:p>
          </table:table-cell>
          <table:table-cell office:value-type="float" office:value="1169" calcext:value-type="float">
            <text:p>1169</text:p>
          </table:table-cell>
          <table:table-cell office:value-type="float" office:value="1949" calcext:value-type="float">
            <text:p>1949</text:p>
          </table:table-cell>
          <table:table-cell office:value-type="float" office:value="6594" calcext:value-type="float">
            <text:p>6594</text:p>
          </table:table-cell>
          <table:table-cell office:value-type="float" office:value="6072" calcext:value-type="float">
            <text:p>6072</text:p>
          </table:table-cell>
          <table:table-cell office:value-type="float" office:value="4270" calcext:value-type="float">
            <text:p>4270</text:p>
          </table:table-cell>
          <table:table-cell office:value-type="float" office:value="9158" calcext:value-type="float">
            <text:p>9158</text:p>
          </table:table-cell>
          <table:table-cell office:value-type="float" office:value="7916" calcext:value-type="float">
            <text:p>7916</text:p>
          </table:table-cell>
          <table:table-cell office:value-type="float" office:value="5752" calcext:value-type="float">
            <text:p>5752</text:p>
          </table:table-cell>
          <table:table-cell office:value-type="float" office:value="6794" calcext:value-type="float">
            <text:p>6794</text:p>
          </table:table-cell>
          <table:table-cell office:value-type="float" office:value="9391" calcext:value-type="float">
            <text:p>9391</text:p>
          </table:table-cell>
          <table:table-cell office:value-type="float" office:value="6301" calcext:value-type="float">
            <text:p>6301</text:p>
          </table:table-cell>
          <table:table-cell office:value-type="float" office:value="5842" calcext:value-type="float">
            <text:p>5842</text:p>
          </table:table-cell>
          <table:table-cell office:value-type="float" office:value="3285" calcext:value-type="float">
            <text:p>3285</text:p>
          </table:table-cell>
          <table:table-cell office:value-type="float" office:value="2141" calcext:value-type="float">
            <text:p>2141</text:p>
          </table:table-cell>
          <table:table-cell office:value-type="float" office:value="3898" calcext:value-type="float">
            <text:p>3898</text:p>
          </table:table-cell>
          <table:table-cell office:value-type="float" office:value="8027" calcext:value-type="float">
            <text:p>8027</text:p>
          </table:table-cell>
          <table:table-cell office:value-type="float" office:value="4310" calcext:value-type="float">
            <text:p>4310</text:p>
          </table:table-cell>
          <table:table-cell office:value-type="float" office:value="8821" calcext:value-type="float">
            <text:p>8821</text:p>
          </table:table-cell>
          <table:table-cell office:value-type="float" office:value="7079" calcext:value-type="float">
            <text:p>7079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8497" calcext:value-type="float">
            <text:p>8497</text:p>
          </table:table-cell>
          <table:table-cell office:value-type="float" office:value="6681" calcext:value-type="float">
            <text:p>6681</text:p>
          </table:table-cell>
          <table:table-cell office:value-type="float" office:value="4732" calcext:value-type="float">
            <text:p>4732</text:p>
          </table:table-cell>
          <table:table-cell office:value-type="float" office:value="7151" calcext:value-type="float">
            <text:p>7151</text:p>
          </table:table-cell>
          <table:table-cell office:value-type="float" office:value="7060" calcext:value-type="float">
            <text:p>7060</text:p>
          </table:table-cell>
          <table:table-cell office:value-type="float" office:value="5204" calcext:value-type="float">
            <text:p>5204</text:p>
          </table:table-cell>
          <table:table-cell office:value-type="float" office:value="9030" calcext:value-type="float">
            <text:p>9030</text:p>
          </table:table-cell>
          <table:table-cell office:value-type="float" office:value="7157" calcext:value-type="float">
            <text:p>7157</text:p>
          </table:table-cell>
          <table:table-cell office:value-type="float" office:value="833" calcext:value-type="float">
            <text:p>833</text:p>
          </table:table-cell>
          <table:table-cell office:value-type="float" office:value="5014" calcext:value-type="float">
            <text:p>5014</text:p>
          </table:table-cell>
          <table:table-cell office:value-type="float" office:value="8723" calcext:value-type="float">
            <text:p>8723</text:p>
          </table:table-cell>
          <table:table-cell office:value-type="float" office:value="3207" calcext:value-type="float">
            <text:p>3207</text:p>
          </table:table-cell>
          <table:table-cell office:value-type="float" office:value="9796" calcext:value-type="float">
            <text:p>9796</text:p>
          </table:table-cell>
          <table:table-cell office:value-type="float" office:value="9286" calcext:value-type="float">
            <text:p>9286</text:p>
          </table:table-cell>
          <table:table-cell office:value-type="float" office:value="4913" calcext:value-type="float">
            <text:p>4913</text:p>
          </table:table-cell>
          <table:table-cell office:value-type="float" office:value="119" calcext:value-type="float">
            <text:p>119</text:p>
          </table:table-cell>
          <table:table-cell office:value-type="float" office:value="5118" calcext:value-type="float">
            <text:p>5118</text:p>
          </table:table-cell>
          <table:table-cell office:value-type="float" office:value="7650" calcext:value-type="float">
            <text:p>7650</text:p>
          </table:table-cell>
          <table:table-cell office:value-type="float" office:value="9335" calcext:value-type="float">
            <text:p>9335</text:p>
          </table:table-cell>
          <table:table-cell office:value-type="float" office:value="809" calcext:value-type="float">
            <text:p>809</text:p>
          </table:table-cell>
          <table:table-cell office:value-type="float" office:value="3675" calcext:value-type="float">
            <text:p>3675</text:p>
          </table:table-cell>
          <table:table-cell office:value-type="float" office:value="2597" calcext:value-type="float">
            <text:p>2597</text:p>
          </table:table-cell>
          <table:table-cell office:value-type="float" office:value="5144" calcext:value-type="float">
            <text:p>5144</text:p>
          </table:table-cell>
          <table:table-cell office:value-type="float" office:value="3945" calcext:value-type="float">
            <text:p>3945</text:p>
          </table:table-cell>
          <table:table-cell office:value-type="float" office:value="5090" calcext:value-type="float">
            <text:p>5090</text:p>
          </table:table-cell>
          <table:table-cell office:value-type="float" office:value="8384" calcext:value-type="float">
            <text:p>8384</text:p>
          </table:table-cell>
          <table:table-cell office:value-type="float" office:value="187" calcext:value-type="float">
            <text:p>187</text:p>
          </table:table-cell>
          <table:table-cell office:value-type="float" office:value="4102" calcext:value-type="float">
            <text:p>4102</text:p>
          </table:table-cell>
          <table:table-cell office:value-type="float" office:value="1260" calcext:value-type="float">
            <text:p>1260</text:p>
          </table:table-cell>
          <table:table-cell office:value-type="float" office:value="2445" calcext:value-type="float">
            <text:p>2445</text:p>
          </table:table-cell>
          <table:table-cell office:value-type="float" office:value="2792" calcext:value-type="float">
            <text:p>2792</text:p>
          </table:table-cell>
          <table:table-cell office:value-type="float" office:value="4422" calcext:value-type="float">
            <text:p>4422</text:p>
          </table:table-cell>
          <table:table-cell office:value-type="float" office:value="8389" calcext:value-type="float">
            <text:p>8389</text:p>
          </table:table-cell>
          <table:table-cell office:value-type="float" office:value="9290" calcext:value-type="float">
            <text:p>9290</text:p>
          </table:table-cell>
          <table:table-cell office:value-type="float" office:value="50" calcext:value-type="float">
            <text:p>50</text:p>
          </table:table-cell>
          <table:table-cell office:value-type="float" office:value="1765" calcext:value-type="float">
            <text:p>1765</text:p>
          </table:table-cell>
          <table:table-cell office:value-type="float" office:value="1521" calcext:value-type="float">
            <text:p>1521</text:p>
          </table:table-cell>
          <table:table-cell office:value-type="float" office:value="6921" calcext:value-type="float">
            <text:p>6921</text:p>
          </table:table-cell>
          <table:table-cell office:value-type="float" office:value="8586" calcext:value-type="float">
            <text:p>8586</text:p>
          </table:table-cell>
          <table:table-cell office:value-type="float" office:value="4368" calcext:value-type="float">
            <text:p>4368</text:p>
          </table:table-cell>
          <table:table-cell office:value-type="float" office:value="1565" calcext:value-type="float">
            <text:p>1565</text:p>
          </table:table-cell>
          <table:table-cell office:value-type="float" office:value="5727" calcext:value-type="float">
            <text:p>5727</text:p>
          </table:table-cell>
          <table:table-cell office:value-type="float" office:value="7855" calcext:value-type="float">
            <text:p>7855</text:p>
          </table:table-cell>
          <table:table-cell office:value-type="float" office:value="2003" calcext:value-type="float">
            <text:p>2003</text:p>
          </table:table-cell>
          <table:table-cell office:value-type="float" office:value="4834" calcext:value-type="float">
            <text:p>4834</text:p>
          </table:table-cell>
          <table:table-cell office:value-type="float" office:value="9897" calcext:value-type="float">
            <text:p>9897</text:p>
          </table:table-cell>
          <table:table-cell office:value-type="float" office:value="5911" calcext:value-type="float">
            <text:p>5911</text:p>
          </table:table-cell>
          <table:table-cell office:value-type="float" office:value="8630" calcext:value-type="float">
            <text:p>8630</text:p>
          </table:table-cell>
          <table:table-cell office:value-type="float" office:value="5070" calcext:value-type="float">
            <text:p>5070</text:p>
          </table:table-cell>
          <table:table-cell office:value-type="float" office:value="1330" calcext:value-type="float">
            <text:p>1330</text:p>
          </table:table-cell>
          <table:table-cell office:value-type="float" office:value="7692" calcext:value-type="float">
            <text:p>7692</text:p>
          </table:table-cell>
          <table:table-cell office:value-type="float" office:value="7557" calcext:value-type="float">
            <text:p>7557</text:p>
          </table:table-cell>
          <table:table-cell office:value-type="float" office:value="7980" calcext:value-type="float">
            <text:p>7980</text:p>
          </table:table-cell>
          <table:table-cell office:value-type="float" office:value="6028" calcext:value-type="float">
            <text:p>6028</text:p>
          </table:table-cell>
          <table:table-cell office:value-type="float" office:value="5805" calcext:value-type="float">
            <text:p>5805</text:p>
          </table:table-cell>
          <table:table-cell office:value-type="float" office:value="9090" calcext:value-type="float">
            <text:p>9090</text:p>
          </table:table-cell>
          <table:table-cell office:value-type="float" office:value="8265" calcext:value-type="float">
            <text:p>8265</text:p>
          </table:table-cell>
          <table:table-cell office:value-type="float" office:value="3019" calcext:value-type="float">
            <text:p>3019</text:p>
          </table:table-cell>
          <table:table-cell office:value-type="float" office:value="3802" calcext:value-type="float">
            <text:p>3802</text:p>
          </table:table-cell>
          <table:table-cell office:value-type="float" office:value="698" calcext:value-type="float">
            <text:p>698</text:p>
          </table:table-cell>
          <table:table-cell office:value-type="float" office:value="9149" calcext:value-type="float">
            <text:p>9149</text:p>
          </table:table-cell>
          <table:table-cell office:value-type="float" office:value="5748" calcext:value-type="float">
            <text:p>5748</text:p>
          </table:table-cell>
          <table:table-cell office:value-type="float" office:value="1965" calcext:value-type="float">
            <text:p>1965</text:p>
          </table:table-cell>
          <table:table-cell office:value-type="float" office:value="9658" calcext:value-type="float">
            <text:p>9658</text:p>
          </table:table-cell>
          <table:table-cell office:value-type="float" office:value="4417" calcext:value-type="float">
            <text:p>4417</text:p>
          </table:table-cell>
          <table:table-cell office:value-type="float" office:value="5994" calcext:value-type="float">
            <text:p>5994</text:p>
          </table:table-cell>
          <table:table-cell office:value-type="float" office:value="5584" calcext:value-type="float">
            <text:p>5584</text:p>
          </table:table-cell>
          <table:table-cell office:value-type="float" office:value="8226" calcext:value-type="float">
            <text:p>8226</text:p>
          </table:table-cell>
          <table:table-cell office:value-type="float" office:value="2937" calcext:value-type="float">
            <text:p>2937</text:p>
          </table:table-cell>
          <table:table-cell office:value-type="float" office:value="272" calcext:value-type="float">
            <text:p>272</text:p>
          </table:table-cell>
          <table:table-cell office:value-type="float" office:value="5743" calcext:value-type="float">
            <text:p>5743</text:p>
          </table:table-cell>
          <table:table-cell office:value-type="float" office:value="1278" calcext:value-type="float">
            <text:p>1278</text:p>
          </table:table-cell>
          <table:table-cell office:value-type="float" office:value="5698" calcext:value-type="float">
            <text:p>5698</text:p>
          </table:table-cell>
          <table:table-cell office:value-type="float" office:value="8736" calcext:value-type="float">
            <text:p>8736</text:p>
          </table:table-cell>
          <table:table-cell office:value-type="float" office:value="2595" calcext:value-type="float">
            <text:p>2595</text:p>
          </table:table-cell>
          <table:table-cell office:value-type="float" office:value="6475" calcext:value-type="float">
            <text:p>6475</text:p>
          </table:table-cell>
          <table:table-cell office:value-type="float" office:value="5342" calcext:value-type="float">
            <text:p>5342</text:p>
          </table:table-cell>
          <table:table-cell office:value-type="float" office:value="6596" calcext:value-type="float">
            <text:p>6596</text:p>
          </table:table-cell>
          <table:table-cell office:value-type="float" office:value="1149" calcext:value-type="float">
            <text:p>1149</text:p>
          </table:table-cell>
          <table:table-cell office:value-type="float" office:value="6920" calcext:value-type="float">
            <text:p>6920</text:p>
          </table:table-cell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float" office:value="8009" calcext:value-type="float">
            <text:p>8009</text:p>
          </table:table-cell>
          <table:table-cell office:value-type="float" office:value="9546" calcext:value-type="float">
            <text:p>9546</text:p>
          </table:table-cell>
          <table:table-cell office:value-type="float" office:value="6310" calcext:value-type="float">
            <text:p>6310</text:p>
          </table:table-cell>
          <table:table-cell office:value-type="float" office:value="8772" calcext:value-type="float">
            <text:p>8772</text:p>
          </table:table-cell>
          <table:table-cell office:value-type="float" office:value="2500" calcext:value-type="float">
            <text:p>2500</text:p>
          </table:table-cell>
          <table:table-cell office:value-type="float" office:value="9846" calcext:value-type="float">
            <text:p>9846</text:p>
          </table:table-cell>
          <table:table-cell office:value-type="float" office:value="6592" calcext:value-type="float">
            <text:p>6592</text:p>
          </table:table-cell>
          <table:table-cell office:value-type="float" office:value="6872" calcext:value-type="float">
            <text:p>6872</text:p>
          </table:table-cell>
          <table:table-cell office:value-type="float" office:value="3857" calcext:value-type="float">
            <text:p>3857</text:p>
          </table:table-cell>
          <table:table-cell office:value-type="float" office:value="1307" calcext:value-type="float">
            <text:p>1307</text:p>
          </table:table-cell>
          <table:table-cell office:value-type="float" office:value="8125" calcext:value-type="float">
            <text:p>8125</text:p>
          </table:table-cell>
          <table:table-cell office:value-type="float" office:value="7042" calcext:value-type="float">
            <text:p>7042</text:p>
          </table:table-cell>
          <table:table-cell office:value-type="float" office:value="1544" calcext:value-type="float">
            <text:p>1544</text:p>
          </table:table-cell>
          <table:table-cell office:value-type="float" office:value="6159" calcext:value-type="float">
            <text:p>6159</text:p>
          </table:table-cell>
          <table:table-cell office:value-type="float" office:value="2330" calcext:value-type="float">
            <text:p>2330</text:p>
          </table:table-cell>
          <table:table-cell office:value-type="float" office:value="643" calcext:value-type="float">
            <text:p>643</text:p>
          </table:table-cell>
          <table:table-cell office:value-type="float" office:value="4604" calcext:value-type="float">
            <text:p>4604</text:p>
          </table:table-cell>
          <table:table-cell office:value-type="float" office:value="7899" calcext:value-type="float">
            <text:p>7899</text:p>
          </table:table-cell>
          <table:table-cell office:value-type="float" office:value="6848" calcext:value-type="float">
            <text:p>6848</text:p>
          </table:table-cell>
          <table:table-cell office:value-type="float" office:value="371" calcext:value-type="float">
            <text:p>371</text:p>
          </table:table-cell>
          <table:table-cell office:value-type="float" office:value="8067" calcext:value-type="float">
            <text:p>8067</text:p>
          </table:table-cell>
          <table:table-cell office:value-type="float" office:value="2062" calcext:value-type="float">
            <text:p>2062</text:p>
          </table:table-cell>
          <table:table-cell office:value-type="float" office:value="3200" calcext:value-type="float">
            <text:p>3200</text:p>
          </table:table-cell>
          <table:table-cell office:value-type="float" office:value="7295" calcext:value-type="float">
            <text:p>7295</text:p>
          </table:table-cell>
          <table:table-cell office:value-type="float" office:value="1857" calcext:value-type="float">
            <text:p>1857</text:p>
          </table:table-cell>
          <table:table-cell office:value-type="float" office:value="9505" calcext:value-type="float">
            <text:p>9505</text:p>
          </table:table-cell>
          <table:table-cell office:value-type="float" office:value="6936" calcext:value-type="float">
            <text:p>6936</text:p>
          </table:table-cell>
          <table:table-cell office:value-type="float" office:value="384" calcext:value-type="float">
            <text:p>384</text:p>
          </table:table-cell>
          <table:table-cell office:value-type="float" office:value="2193" calcext:value-type="float">
            <text:p>2193</text:p>
          </table:table-cell>
          <table:table-cell office:value-type="float" office:value="2190" calcext:value-type="float">
            <text:p>2190</text:p>
          </table:table-cell>
          <table:table-cell office:value-type="float" office:value="301" calcext:value-type="float">
            <text:p>301</text:p>
          </table:table-cell>
          <table:table-cell office:value-type="float" office:value="8535" calcext:value-type="float">
            <text:p>8535</text:p>
          </table:table-cell>
          <table:table-cell office:value-type="float" office:value="5503" calcext:value-type="float">
            <text:p>5503</text:p>
          </table:table-cell>
          <table:table-cell office:value-type="float" office:value="1462" calcext:value-type="float">
            <text:p>1462</text:p>
          </table:table-cell>
          <table:table-cell office:value-type="float" office:value="7380" calcext:value-type="float">
            <text:p>7380</text:p>
          </table:table-cell>
          <table:table-cell office:value-type="float" office:value="5114" calcext:value-type="float">
            <text:p>5114</text:p>
          </table:table-cell>
          <table:table-cell office:value-type="float" office:value="4824" calcext:value-type="float">
            <text:p>4824</text:p>
          </table:table-cell>
          <table:table-cell office:value-type="float" office:value="8833" calcext:value-type="float">
            <text:p>8833</text:p>
          </table:table-cell>
          <table:table-cell office:value-type="float" office:value="1763" calcext:value-type="float">
            <text:p>1763</text:p>
          </table:table-cell>
          <table:table-cell office:value-type="float" office:value="4974" calcext:value-type="float">
            <text:p>4974</text:p>
          </table:table-cell>
          <table:table-cell office:value-type="float" office:value="8711" calcext:value-type="float">
            <text:p>8711</text:p>
          </table:table-cell>
          <table:table-cell office:value-type="float" office:value="9262" calcext:value-type="float">
            <text:p>9262</text:p>
          </table:table-cell>
          <table:table-cell office:value-type="float" office:value="6698" calcext:value-type="float">
            <text:p>6698</text:p>
          </table:table-cell>
          <table:table-cell office:value-type="float" office:value="3999" calcext:value-type="float">
            <text:p>3999</text:p>
          </table:table-cell>
          <table:table-cell office:value-type="float" office:value="2645" calcext:value-type="float">
            <text:p>2645</text:p>
          </table:table-cell>
          <table:table-cell office:value-type="float" office:value="6937" calcext:value-type="float">
            <text:p>6937</text:p>
          </table:table-cell>
          <table:table-cell office:value-type="float" office:value="7747" calcext:value-type="float">
            <text:p>7747</text:p>
          </table:table-cell>
          <table:table-cell office:value-type="float" office:value="1128" calcext:value-type="float">
            <text:p>1128</text:p>
          </table:table-cell>
          <table:table-cell office:value-type="float" office:value="2933" calcext:value-type="float">
            <text:p>2933</text:p>
          </table:table-cell>
          <table:table-cell office:value-type="float" office:value="3556" calcext:value-type="float">
            <text:p>3556</text:p>
          </table:table-cell>
          <table:table-cell office:value-type="float" office:value="7943" calcext:value-type="float">
            <text:p>7943</text:p>
          </table:table-cell>
          <table:table-cell office:value-type="float" office:value="2885" calcext:value-type="float">
            <text:p>2885</text:p>
          </table:table-cell>
          <table:table-cell office:value-type="float" office:value="3122" calcext:value-type="float">
            <text:p>3122</text:p>
          </table:table-cell>
          <table:table-cell office:value-type="float" office:value="9105" calcext:value-type="float">
            <text:p>9105</text:p>
          </table:table-cell>
          <table:table-cell office:value-type="float" office:value="5447" calcext:value-type="float">
            <text:p>5447</text:p>
          </table:table-cell>
          <table:table-cell office:value-type="float" office:value="418" calcext:value-type="float">
            <text:p>418</text:p>
          </table:table-cell>
          <table:table-cell office:value-type="float" office:value="2899" calcext:value-type="float">
            <text:p>2899</text:p>
          </table:table-cell>
          <table:table-cell office:value-type="float" office:value="5148" calcext:value-type="float">
            <text:p>5148</text:p>
          </table:table-cell>
          <table:table-cell office:value-type="float" office:value="3699" calcext:value-type="float">
            <text:p>3699</text:p>
          </table:table-cell>
          <table:table-cell office:value-type="float" office:value="9021" calcext:value-type="float">
            <text:p>9021</text:p>
          </table:table-cell>
          <table:table-cell office:value-type="float" office:value="9501" calcext:value-type="float">
            <text:p>9501</text:p>
          </table:table-cell>
          <table:table-cell office:value-type="float" office:value="597" calcext:value-type="float">
            <text:p>597</text:p>
          </table:table-cell>
          <table:table-cell office:value-type="float" office:value="4084" calcext:value-type="float">
            <text:p>4084</text:p>
          </table:table-cell>
          <table:table-cell office:value-type="float" office:value="175" calcext:value-type="float">
            <text:p>175</text:p>
          </table:table-cell>
          <table:table-cell office:value-type="float" office:value="1621" calcext:value-type="float">
            <text:p>1621</text:p>
          </table:table-cell>
          <table:table-cell office:value-type="float" office:value="1" calcext:value-type="float">
            <text:p>1</text:p>
          </table:table-cell>
          <table:table-cell office:value-type="float" office:value="1079" calcext:value-type="float">
            <text:p>1079</text:p>
          </table:table-cell>
          <table:table-cell office:value-type="float" office:value="6067" calcext:value-type="float">
            <text:p>6067</text:p>
          </table:table-cell>
          <table:table-cell office:value-type="float" office:value="5812" calcext:value-type="float">
            <text:p>5812</text:p>
          </table:table-cell>
          <table:table-cell office:value-type="float" office:value="4326" calcext:value-type="float">
            <text:p>4326</text:p>
          </table:table-cell>
          <table:table-cell office:value-type="float" office:value="9914" calcext:value-type="float">
            <text:p>9914</text:p>
          </table:table-cell>
          <table:table-cell office:value-type="float" office:value="6633" calcext:value-type="float">
            <text:p>6633</text:p>
          </table:table-cell>
          <table:table-cell office:value-type="float" office:value="5394" calcext:value-type="float">
            <text:p>5394</text:p>
          </table:table-cell>
          <table:table-cell office:value-type="float" office:value="4233" calcext:value-type="float">
            <text:p>4233</text:p>
          </table:table-cell>
          <table:table-cell office:value-type="float" office:value="6728" calcext:value-type="float">
            <text:p>6728</text:p>
          </table:table-cell>
          <table:table-cell office:value-type="float" office:value="9084" calcext:value-type="float">
            <text:p>9084</text:p>
          </table:table-cell>
          <table:table-cell office:value-type="float" office:value="1864" calcext:value-type="float">
            <text:p>1864</text:p>
          </table:table-cell>
          <table:table-cell office:value-type="float" office:value="5863" calcext:value-type="float">
            <text:p>5863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9935" calcext:value-type="float">
            <text:p>9935</text:p>
          </table:table-cell>
          <table:table-cell office:value-type="float" office:value="8793" calcext:value-type="float">
            <text:p>8793</text:p>
          </table:table-cell>
          <table:table-cell office:value-type="float" office:value="9117" calcext:value-type="float">
            <text:p>9117</text:p>
          </table:table-cell>
          <table:table-cell office:value-type="float" office:value="1825" calcext:value-type="float">
            <text:p>1825</text:p>
          </table:table-cell>
          <table:table-cell office:value-type="float" office:value="9542" calcext:value-type="float">
            <text:p>9542</text:p>
          </table:table-cell>
          <table:table-cell office:value-type="float" office:value="8246" calcext:value-type="float">
            <text:p>8246</text:p>
          </table:table-cell>
          <table:table-cell office:value-type="float" office:value="8437" calcext:value-type="float">
            <text:p>8437</text:p>
          </table:table-cell>
          <table:table-cell office:value-type="float" office:value="3331" calcext:value-type="float">
            <text:p>3331</text:p>
          </table:table-cell>
          <table:table-cell office:value-type="float" office:value="9128" calcext:value-type="float">
            <text:p>9128</text:p>
          </table:table-cell>
          <table:table-cell office:value-type="float" office:value="9675" calcext:value-type="float">
            <text:p>9675</text:p>
          </table:table-cell>
          <table:table-cell office:value-type="float" office:value="6086" calcext:value-type="float">
            <text:p>6086</text:p>
          </table:table-cell>
          <table:table-cell office:value-type="float" office:value="7075" calcext:value-type="float">
            <text:p>7075</text:p>
          </table:table-cell>
          <table:table-cell office:value-type="float" office:value="319" calcext:value-type="float">
            <text:p>319</text:p>
          </table:table-cell>
          <table:table-cell office:value-type="float" office:value="1334" calcext:value-type="float">
            <text:p>1334</text:p>
          </table:table-cell>
          <table:table-cell office:value-type="float" office:value="7932" calcext:value-type="float">
            <text:p>7932</text:p>
          </table:table-cell>
          <table:table-cell office:value-type="float" office:value="3583" calcext:value-type="float">
            <text:p>3583</text:p>
          </table:table-cell>
          <table:table-cell office:value-type="float" office:value="7167" calcext:value-type="float">
            <text:p>7167</text:p>
          </table:table-cell>
          <table:table-cell office:value-type="float" office:value="4178" calcext:value-type="float">
            <text:p>4178</text:p>
          </table:table-cell>
          <table:table-cell office:value-type="float" office:value="1726" calcext:value-type="float">
            <text:p>1726</text:p>
          </table:table-cell>
          <table:table-cell office:value-type="float" office:value="7720" calcext:value-type="float">
            <text:p>7720</text:p>
          </table:table-cell>
          <table:table-cell office:value-type="float" office:value="695" calcext:value-type="float">
            <text:p>695</text:p>
          </table:table-cell>
          <table:table-cell office:value-type="float" office:value="8277" calcext:value-type="float">
            <text:p>8277</text:p>
          </table:table-cell>
          <table:table-cell office:value-type="float" office:value="7887" calcext:value-type="float">
            <text:p>7887</text:p>
          </table:table-cell>
          <table:table-cell office:value-type="float" office:value="6359" calcext:value-type="float">
            <text:p>6359</text:p>
          </table:table-cell>
          <table:table-cell office:value-type="float" office:value="5912" calcext:value-type="float">
            <text:p>5912</text:p>
          </table:table-cell>
          <table:table-cell office:value-type="float" office:value="1719" calcext:value-type="float">
            <text:p>1719</text:p>
          </table:table-cell>
          <table:table-cell office:value-type="float" office:value="2780" calcext:value-type="float">
            <text:p>2780</text:p>
          </table:table-cell>
          <table:table-cell office:value-type="float" office:value="8529" calcext:value-type="float">
            <text:p>8529</text:p>
          </table:table-cell>
          <table:table-cell office:value-type="float" office:value="1359" calcext:value-type="float">
            <text:p>1359</text:p>
          </table:table-cell>
          <table:table-cell office:value-type="float" office:value="2013" calcext:value-type="float">
            <text:p>2013</text:p>
          </table:table-cell>
          <table:table-cell office:value-type="float" office:value="4498" calcext:value-type="float">
            <text:p>4498</text:p>
          </table:table-cell>
          <table:table-cell office:value-type="float" office:value="8072" calcext:value-type="float">
            <text:p>8072</text:p>
          </table:table-cell>
          <table:table-cell office:value-type="float" office:value="1129" calcext:value-type="float">
            <text:p>1129</text:p>
          </table:table-cell>
          <table:table-cell office:value-type="float" office:value="9998" calcext:value-type="float">
            <text:p>9998</text:p>
          </table:table-cell>
          <table:table-cell office:value-type="float" office:value="1147" calcext:value-type="float">
            <text:p>1147</text:p>
          </table:table-cell>
          <table:table-cell office:value-type="float" office:value="8804" calcext:value-type="float">
            <text:p>8804</text:p>
          </table:table-cell>
          <table:table-cell office:value-type="float" office:value="9405" calcext:value-type="float">
            <text:p>9405</text:p>
          </table:table-cell>
          <table:table-cell office:value-type="float" office:value="6255" calcext:value-type="float">
            <text:p>6255</text:p>
          </table:table-cell>
          <table:table-cell office:value-type="float" office:value="1619" calcext:value-type="float">
            <text:p>1619</text:p>
          </table:table-cell>
          <table:table-cell office:value-type="float" office:value="2165" calcext:value-type="float">
            <text:p>2165</text:p>
          </table:table-cell>
          <table:table-cell office:value-type="float" office:value="7491" calcext:value-type="float">
            <text:p>7491</text:p>
          </table:table-cell>
          <table:table-cell office:value-type="float" office:value="1" calcext:value-type="float">
            <text:p>1</text:p>
          </table:table-cell>
          <table:table-cell office:value-type="float" office:value="8882" calcext:value-type="float">
            <text:p>8882</text:p>
          </table:table-cell>
          <table:table-cell office:value-type="float" office:value="7378" calcext:value-type="float">
            <text:p>7378</text:p>
          </table:table-cell>
          <table:table-cell office:value-type="float" office:value="3337" calcext:value-type="float">
            <text:p>3337</text:p>
          </table:table-cell>
          <table:table-cell office:value-type="float" office:value="503" calcext:value-type="float">
            <text:p>503</text:p>
          </table:table-cell>
          <table:table-cell office:value-type="float" office:value="5758" calcext:value-type="float">
            <text:p>5758</text:p>
          </table:table-cell>
          <table:table-cell office:value-type="float" office:value="4109" calcext:value-type="float">
            <text:p>4109</text:p>
          </table:table-cell>
          <table:table-cell office:value-type="float" office:value="3577" calcext:value-type="float">
            <text:p>3577</text:p>
          </table:table-cell>
          <table:table-cell office:value-type="float" office:value="985" calcext:value-type="float">
            <text:p>985</text:p>
          </table:table-cell>
          <table:table-cell office:value-type="float" office:value="3200" calcext:value-type="float">
            <text:p>3200</text:p>
          </table:table-cell>
          <table:table-cell office:value-type="float" office:value="7615" calcext:value-type="float">
            <text:p>7615</text:p>
          </table:table-cell>
          <table:table-cell office:value-type="float" office:value="8058" calcext:value-type="float">
            <text:p>8058</text:p>
          </table:table-cell>
          <table:table-cell office:value-type="float" office:value="5032" calcext:value-type="float">
            <text:p>5032</text:p>
          </table:table-cell>
          <table:table-cell office:value-type="float" office:value="1080" calcext:value-type="float">
            <text:p>1080</text:p>
          </table:table-cell>
          <table:table-cell office:value-type="float" office:value="6410" calcext:value-type="float">
            <text:p>6410</text:p>
          </table:table-cell>
          <table:table-cell office:value-type="float" office:value="6873" calcext:value-type="float">
            <text:p>6873</text:p>
          </table:table-cell>
          <table:table-cell office:value-type="float" office:value="5496" calcext:value-type="float">
            <text:p>5496</text:p>
          </table:table-cell>
          <table:table-cell office:value-type="float" office:value="1466" calcext:value-type="float">
            <text:p>1466</text:p>
          </table:table-cell>
          <table:table-cell office:value-type="float" office:value="2412" calcext:value-type="float">
            <text:p>2412</text:p>
          </table:table-cell>
          <table:table-cell office:value-type="float" office:value="9885" calcext:value-type="float">
            <text:p>9885</text:p>
          </table:table-cell>
          <table:table-cell office:value-type="float" office:value="5904" calcext:value-type="float">
            <text:p>5904</text:p>
          </table:table-cell>
          <table:table-cell office:value-type="float" office:value="4406" calcext:value-type="float">
            <text:p>4406</text:p>
          </table:table-cell>
          <table:table-cell office:value-type="float" office:value="3605" calcext:value-type="float">
            <text:p>3605</text:p>
          </table:table-cell>
          <table:table-cell office:value-type="float" office:value="8770" calcext:value-type="float">
            <text:p>8770</text:p>
          </table:table-cell>
          <table:table-cell office:value-type="float" office:value="4361" calcext:value-type="float">
            <text:p>4361</text:p>
          </table:table-cell>
          <table:table-cell office:value-type="float" office:value="6205" calcext:value-type="float">
            <text:p>6205</text:p>
          </table:table-cell>
          <table:table-cell office:value-type="float" office:value="9193" calcext:value-type="float">
            <text:p>9193</text:p>
          </table:table-cell>
          <table:table-cell office:value-type="float" office:value="1537" calcext:value-type="float">
            <text:p>1537</text:p>
          </table:table-cell>
          <table:table-cell office:value-type="float" office:value="9959" calcext:value-type="float">
            <text:p>9959</text:p>
          </table:table-cell>
          <table:table-cell office:value-type="float" office:value="214" calcext:value-type="float">
            <text:p>214</text:p>
          </table:table-cell>
          <table:table-cell office:value-type="float" office:value="7260" calcext:value-type="float">
            <text:p>7260</text:p>
          </table:table-cell>
          <table:table-cell office:value-type="float" office:value="9566" calcext:value-type="float">
            <text:p>9566</text:p>
          </table:table-cell>
          <table:table-cell office:value-type="float" office:value="1685" calcext:value-type="float">
            <text:p>1685</text:p>
          </table:table-cell>
          <table:table-cell office:value-type="float" office:value="100" calcext:value-type="float">
            <text:p>100</text:p>
          </table:table-cell>
          <table:table-cell office:value-type="float" office:value="4920" calcext:value-type="float">
            <text:p>4920</text:p>
          </table:table-cell>
          <table:table-cell office:value-type="float" office:value="7138" calcext:value-type="float">
            <text:p>7138</text:p>
          </table:table-cell>
          <table:table-cell office:value-type="float" office:value="9819" calcext:value-type="float">
            <text:p>9819</text:p>
          </table:table-cell>
          <table:table-cell office:value-type="float" office:value="5637" calcext:value-type="float">
            <text:p>5637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float" office:value="9854" calcext:value-type="float">
            <text:p>9854</text:p>
          </table:table-cell>
          <table:table-cell office:value-type="float" office:value="985" calcext:value-type="float">
            <text:p>985</text:p>
          </table:table-cell>
          <table:table-cell office:value-type="float" office:value="1078" calcext:value-type="float">
            <text:p>1078</text:p>
          </table:table-cell>
          <table:table-cell office:value-type="float" office:value="7222" calcext:value-type="float">
            <text:p>7222</text:p>
          </table:table-cell>
          <table:table-cell office:value-type="float" office:value="8888" calcext:value-type="float">
            <text:p>8888</text:p>
          </table:table-cell>
          <table:table-cell office:value-type="float" office:value="5466" calcext:value-type="float">
            <text:p>5466</text:p>
          </table:table-cell>
          <table:table-cell office:value-type="float" office:value="5379" calcext:value-type="float">
            <text:p>5379</text:p>
          </table:table-cell>
          <table:table-cell office:value-type="float" office:value="3578" calcext:value-type="float">
            <text:p>3578</text:p>
          </table:table-cell>
          <table:table-cell office:value-type="float" office:value="4540" calcext:value-type="float">
            <text:p>4540</text:p>
          </table:table-cell>
          <table:table-cell office:value-type="float" office:value="6853" calcext:value-type="float">
            <text:p>6853</text:p>
          </table:table-cell>
          <table:table-cell office:value-type="float" office:value="8690" calcext:value-type="float">
            <text:p>8690</text:p>
          </table:table-cell>
          <table:table-cell office:value-type="float" office:value="3728" calcext:value-type="float">
            <text:p>3728</text:p>
          </table:table-cell>
          <table:table-cell office:value-type="float" office:value="6351" calcext:value-type="float">
            <text:p>6351</text:p>
          </table:table-cell>
          <table:table-cell office:value-type="float" office:value="7147" calcext:value-type="float">
            <text:p>7147</text:p>
          </table:table-cell>
          <table:table-cell office:value-type="float" office:value="3134" calcext:value-type="float">
            <text:p>3134</text:p>
          </table:table-cell>
          <table:table-cell office:value-type="float" office:value="6921" calcext:value-type="float">
            <text:p>6921</text:p>
          </table:table-cell>
          <table:table-cell office:value-type="float" office:value="9692" calcext:value-type="float">
            <text:p>9692</text:p>
          </table:table-cell>
          <table:table-cell office:value-type="float" office:value="857" calcext:value-type="float">
            <text:p>857</text:p>
          </table:table-cell>
          <table:table-cell office:value-type="float" office:value="3307" calcext:value-type="float">
            <text:p>3307</text:p>
          </table:table-cell>
          <table:table-cell office:value-type="float" office:value="4998" calcext:value-type="float">
            <text:p>4998</text:p>
          </table:table-cell>
          <table:table-cell office:value-type="float" office:value="2172" calcext:value-type="float">
            <text:p>2172</text:p>
          </table:table-cell>
          <table:table-cell office:value-type="float" office:value="5783" calcext:value-type="float">
            <text:p>5783</text:p>
          </table:table-cell>
          <table:table-cell office:value-type="float" office:value="3931" calcext:value-type="float">
            <text:p>3931</text:p>
          </table:table-cell>
          <table:table-cell office:value-type="float" office:value="9417" calcext:value-type="float">
            <text:p>9417</text:p>
          </table:table-cell>
          <table:table-cell office:value-type="float" office:value="2541" calcext:value-type="float">
            <text:p>2541</text:p>
          </table:table-cell>
          <table:table-cell office:value-type="float" office:value="6299" calcext:value-type="float">
            <text:p>6299</text:p>
          </table:table-cell>
          <table:table-cell office:value-type="float" office:value="13" calcext:value-type="float">
            <text:p>13</text:p>
          </table:table-cell>
          <table:table-cell office:value-type="float" office:value="787" calcext:value-type="float">
            <text:p>787</text:p>
          </table:table-cell>
          <table:table-cell office:value-type="float" office:value="2099" calcext:value-type="float">
            <text:p>2099</text:p>
          </table:table-cell>
          <table:table-cell office:value-type="float" office:value="9131" calcext:value-type="float">
            <text:p>9131</text:p>
          </table:table-cell>
          <table:table-cell office:value-type="float" office:value="9494" calcext:value-type="float">
            <text:p>9494</text:p>
          </table:table-cell>
          <table:table-cell office:value-type="float" office:value="896" calcext:value-type="float">
            <text:p>896</text:p>
          </table:table-cell>
          <table:table-cell office:value-type="float" office:value="8600" calcext:value-type="float">
            <text:p>8600</text:p>
          </table:table-cell>
          <table:table-cell office:value-type="float" office:value="1643" calcext:value-type="float">
            <text:p>1643</text:p>
          </table:table-cell>
          <table:table-cell office:value-type="float" office:value="8419" calcext:value-type="float">
            <text:p>8419</text:p>
          </table:table-cell>
          <table:table-cell office:value-type="float" office:value="7248" calcext:value-type="float">
            <text:p>7248</text:p>
          </table:table-cell>
          <table:table-cell office:value-type="float" office:value="2660" calcext:value-type="float">
            <text:p>2660</text:p>
          </table:table-cell>
          <table:table-cell office:value-type="float" office:value="2609" calcext:value-type="float">
            <text:p>2609</text:p>
          </table:table-cell>
          <table:table-cell office:value-type="float" office:value="8579" calcext:value-type="float">
            <text:p>8579</text:p>
          </table:table-cell>
          <table:table-cell office:value-type="float" office:value="91" calcext:value-type="float">
            <text:p>91</text:p>
          </table:table-cell>
          <table:table-cell office:value-type="float" office:value="6663" calcext:value-type="float">
            <text:p>6663</text:p>
          </table:table-cell>
          <table:table-cell office:value-type="float" office:value="5506" calcext:value-type="float">
            <text:p>5506</text:p>
          </table:table-cell>
          <table:table-cell office:value-type="float" office:value="7675" calcext:value-type="float">
            <text:p>7675</text:p>
          </table:table-cell>
          <table:table-cell office:value-type="float" office:value="1947" calcext:value-type="float">
            <text:p>1947</text:p>
          </table:table-cell>
          <table:table-cell office:value-type="float" office:value="6165" calcext:value-type="float">
            <text:p>6165</text:p>
          </table:table-cell>
          <table:table-cell office:value-type="float" office:value="4286" calcext:value-type="float">
            <text:p>4286</text:p>
          </table:table-cell>
          <table:table-cell office:value-type="float" office:value="1972" calcext:value-type="float">
            <text:p>1972</text:p>
          </table:table-cell>
          <table:table-cell office:value-type="float" office:value="9645" calcext:value-type="float">
            <text:p>9645</text:p>
          </table:table-cell>
          <table:table-cell office:value-type="float" office:value="3805" calcext:value-type="float">
            <text:p>3805</text:p>
          </table:table-cell>
          <table:table-cell office:value-type="float" office:value="1663" calcext:value-type="float">
            <text:p>1663</text:p>
          </table:table-cell>
          <table:table-cell office:value-type="float" office:value="1456" calcext:value-type="float">
            <text:p>1456</text:p>
          </table:table-cell>
          <table:table-cell office:value-type="float" office:value="8853" calcext:value-type="float">
            <text:p>8853</text:p>
          </table:table-cell>
          <table:table-cell office:value-type="float" office:value="5705" calcext:value-type="float">
            <text:p>5705</text:p>
          </table:table-cell>
          <table:table-cell office:value-type="float" office:value="9889" calcext:value-type="float">
            <text:p>9889</text:p>
          </table:table-cell>
          <table:table-cell office:value-type="float" office:value="7489" calcext:value-type="float">
            <text:p>7489</text:p>
          </table:table-cell>
          <table:table-cell office:value-type="float" office:value="1107" calcext:value-type="float">
            <text:p>1107</text:p>
          </table:table-cell>
          <table:table-cell office:value-type="float" office:value="383" calcext:value-type="float">
            <text:p>383</text:p>
          </table:table-cell>
          <table:table-cell office:value-type="float" office:value="4044" calcext:value-type="float">
            <text:p>4044</text:p>
          </table:table-cell>
          <table:table-cell office:value-type="float" office:value="2969" calcext:value-type="float">
            <text:p>2969</text:p>
          </table:table-cell>
          <table:table-cell office:value-type="float" office:value="3343" calcext:value-type="float">
            <text:p>3343</text:p>
          </table:table-cell>
          <table:table-cell office:value-type="float" office:value="152" calcext:value-type="float">
            <text:p>152</text:p>
          </table:table-cell>
          <table:table-cell office:value-type="float" office:value="7805" calcext:value-type="float">
            <text:p>7805</text:p>
          </table:table-cell>
          <table:table-cell office:value-type="float" office:value="4980" calcext:value-type="float">
            <text:p>4980</text:p>
          </table:table-cell>
          <table:table-cell office:value-type="float" office:value="9929" calcext:value-type="float">
            <text:p>9929</text:p>
          </table:table-cell>
          <table:table-cell office:value-type="float" office:value="5033" calcext:value-type="float">
            <text:p>5033</text:p>
          </table:table-cell>
          <table:table-cell office:value-type="float" office:value="1737" calcext:value-type="float">
            <text:p>1737</text:p>
          </table:table-cell>
          <table:table-cell office:value-type="float" office:value="9953" calcext:value-type="float">
            <text:p>9953</text:p>
          </table:table-cell>
          <table:table-cell office:value-type="float" office:value="7197" calcext:value-type="float">
            <text:p>7197</text:p>
          </table:table-cell>
          <table:table-cell office:value-type="float" office:value="9158" calcext:value-type="float">
            <text:p>9158</text:p>
          </table:table-cell>
          <table:table-cell office:value-type="float" office:value="4071" calcext:value-type="float">
            <text:p>4071</text:p>
          </table:table-cell>
          <table:table-cell office:value-type="float" office:value="1324" calcext:value-type="float">
            <text:p>1324</text:p>
          </table:table-cell>
          <table:table-cell office:value-type="float" office:value="473" calcext:value-type="float">
            <text:p>473</text:p>
          </table:table-cell>
          <table:table-cell office:value-type="float" office:value="9676" calcext:value-type="float">
            <text:p>9676</text:p>
          </table:table-cell>
          <table:table-cell office:value-type="float" office:value="3984" calcext:value-type="float">
            <text:p>3984</text:p>
          </table:table-cell>
          <table:table-cell office:value-type="float" office:value="9680" calcext:value-type="float">
            <text:p>9680</text:p>
          </table:table-cell>
          <table:table-cell office:value-type="float" office:value="3606" calcext:value-type="float">
            <text:p>3606</text:p>
          </table:table-cell>
          <table:table-cell office:value-type="float" office:value="8160" calcext:value-type="float">
            <text:p>8160</text:p>
          </table:table-cell>
          <table:table-cell office:value-type="float" office:value="7384" calcext:value-type="float">
            <text:p>7384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512" calcext:value-type="float">
            <text:p>4512</text:p>
          </table:table-cell>
          <table:table-cell office:value-type="float" office:value="5186" calcext:value-type="float">
            <text:p>5186</text:p>
          </table:table-cell>
          <table:table-cell office:value-type="float" office:value="3953" calcext:value-type="float">
            <text:p>3953</text:p>
          </table:table-cell>
          <table:table-cell office:value-type="float" office:value="2164" calcext:value-type="float">
            <text:p>2164</text:p>
          </table:table-cell>
          <table:table-cell office:value-type="float" office:value="3372" calcext:value-type="float">
            <text:p>3372</text:p>
          </table:table-cell>
          <table:table-cell office:value-type="float" office:value="4097" calcext:value-type="float">
            <text:p>4097</text:p>
          </table:table-cell>
          <table:table-cell office:value-type="float" office:value="3247" calcext:value-type="float">
            <text:p>3247</text:p>
          </table:table-cell>
          <table:table-cell office:value-type="float" office:value="8697" calcext:value-type="float">
            <text:p>8697</text:p>
          </table:table-cell>
          <table:table-cell office:value-type="float" office:value="3022" calcext:value-type="float">
            <text:p>3022</text:p>
          </table:table-cell>
          <table:table-cell office:value-type="float" office:value="9896" calcext:value-type="float">
            <text:p>9896</text:p>
          </table:table-cell>
          <table:table-cell office:value-type="float" office:value="4101" calcext:value-type="float">
            <text:p>4101</text:p>
          </table:table-cell>
          <table:table-cell office:value-type="float" office:value="3871" calcext:value-type="float">
            <text:p>3871</text:p>
          </table:table-cell>
          <table:table-cell office:value-type="float" office:value="6791" calcext:value-type="float">
            <text:p>6791</text:p>
          </table:table-cell>
          <table:table-cell office:value-type="float" office:value="3219" calcext:value-type="float">
            <text:p>3219</text:p>
          </table:table-cell>
          <table:table-cell office:value-type="float" office:value="2742" calcext:value-type="float">
            <text:p>2742</text:p>
          </table:table-cell>
          <table:table-cell office:value-type="float" office:value="4630" calcext:value-type="float">
            <text:p>4630</text:p>
          </table:table-cell>
          <table:table-cell office:value-type="float" office:value="6967" calcext:value-type="float">
            <text:p>6967</text:p>
          </table:table-cell>
          <table:table-cell office:value-type="float" office:value="7829" calcext:value-type="float">
            <text:p>7829</text:p>
          </table:table-cell>
          <table:table-cell office:value-type="float" office:value="5991" calcext:value-type="float">
            <text:p>5991</text:p>
          </table:table-cell>
          <table:table-cell office:value-type="float" office:value="6134" calcext:value-type="float">
            <text:p>6134</text:p>
          </table:table-cell>
          <table:table-cell office:value-type="float" office:value="1197" calcext:value-type="float">
            <text:p>1197</text:p>
          </table:table-cell>
          <table:table-cell office:value-type="float" office:value="1414" calcext:value-type="float">
            <text:p>1414</text:p>
          </table:table-cell>
          <table:table-cell office:value-type="float" office:value="8923" calcext:value-type="float">
            <text:p>8923</text:p>
          </table:table-cell>
          <table:table-cell office:value-type="float" office:value="8787" calcext:value-type="float">
            <text:p>8787</text:p>
          </table:table-cell>
          <table:table-cell office:value-type="float" office:value="1394" calcext:value-type="float">
            <text:p>1394</text:p>
          </table:table-cell>
          <table:table-cell office:value-type="float" office:value="8852" calcext:value-type="float">
            <text:p>8852</text:p>
          </table:table-cell>
          <table:table-cell office:value-type="float" office:value="5019" calcext:value-type="float">
            <text:p>5019</text:p>
          </table:table-cell>
          <table:table-cell office:value-type="float" office:value="7768" calcext:value-type="float">
            <text:p>7768</text:p>
          </table:table-cell>
          <table:table-cell office:value-type="float" office:value="5147" calcext:value-type="float">
            <text:p>5147</text:p>
          </table:table-cell>
          <table:table-cell office:value-type="float" office:value="8004" calcext:value-type="float">
            <text:p>8004</text:p>
          </table:table-cell>
          <table:table-cell office:value-type="float" office:value="8825" calcext:value-type="float">
            <text:p>8825</text:p>
          </table:table-cell>
          <table:table-cell office:value-type="float" office:value="5062" calcext:value-type="float">
            <text:p>5062</text:p>
          </table:table-cell>
          <table:table-cell office:value-type="float" office:value="9625" calcext:value-type="float">
            <text:p>9625</text:p>
          </table:table-cell>
          <table:table-cell office:value-type="float" office:value="7988" calcext:value-type="float">
            <text:p>7988</text:p>
          </table:table-cell>
          <table:table-cell office:value-type="float" office:value="1110" calcext:value-type="float">
            <text:p>1110</text:p>
          </table:table-cell>
          <table:table-cell office:value-type="float" office:value="3992" calcext:value-type="float">
            <text:p>3992</text:p>
          </table:table-cell>
          <table:table-cell office:value-type="float" office:value="7984" calcext:value-type="float">
            <text:p>7984</text:p>
          </table:table-cell>
          <table:table-cell office:value-type="float" office:value="9966" calcext:value-type="float">
            <text:p>9966</text:p>
          </table:table-cell>
          <table:table-cell office:value-type="float" office:value="6516" calcext:value-type="float">
            <text:p>6516</text:p>
          </table:table-cell>
          <table:table-cell office:value-type="float" office:value="6251" calcext:value-type="float">
            <text:p>6251</text:p>
          </table:table-cell>
          <table:table-cell office:value-type="float" office:value="8270" calcext:value-type="float">
            <text:p>8270</text:p>
          </table:table-cell>
          <table:table-cell office:value-type="float" office:value="421" calcext:value-type="float">
            <text:p>421</text:p>
          </table:table-cell>
          <table:table-cell office:value-type="float" office:value="3723" calcext:value-type="float">
            <text:p>3723</text:p>
          </table:table-cell>
          <table:table-cell office:value-type="float" office:value="1432" calcext:value-type="float">
            <text:p>1432</text:p>
          </table:table-cell>
          <table:table-cell office:value-type="float" office:value="4830" calcext:value-type="float">
            <text:p>4830</text:p>
          </table:table-cell>
          <table:table-cell office:value-type="float" office:value="6935" calcext:value-type="float">
            <text:p>6935</text:p>
          </table:table-cell>
          <table:table-cell office:value-type="float" office:value="8095" calcext:value-type="float">
            <text:p>8095</text:p>
          </table:table-cell>
          <table:table-cell office:value-type="float" office:value="9059" calcext:value-type="float">
            <text:p>9059</text:p>
          </table:table-cell>
          <table:table-cell office:value-type="float" office:value="2214" calcext:value-type="float">
            <text:p>2214</text:p>
          </table:table-cell>
          <table:table-cell office:value-type="float" office:value="6483" calcext:value-type="float">
            <text:p>6483</text:p>
          </table:table-cell>
          <table:table-cell office:value-type="float" office:value="6846" calcext:value-type="float">
            <text:p>6846</text:p>
          </table:table-cell>
          <table:table-cell office:value-type="float" office:value="3120" calcext:value-type="float">
            <text:p>3120</text:p>
          </table:table-cell>
          <table:table-cell office:value-type="float" office:value="1587" calcext:value-type="float">
            <text:p>1587</text:p>
          </table:table-cell>
          <table:table-cell office:value-type="float" office:value="6201" calcext:value-type="float">
            <text:p>6201</text:p>
          </table:table-cell>
          <table:table-cell office:value-type="float" office:value="6691" calcext:value-type="float">
            <text:p>6691</text:p>
          </table:table-cell>
          <table:table-cell office:value-type="float" office:value="9096" calcext:value-type="float">
            <text:p>9096</text:p>
          </table:table-cell>
          <table:table-cell office:value-type="float" office:value="9627" calcext:value-type="float">
            <text:p>9627</text:p>
          </table:table-cell>
          <table:table-cell office:value-type="float" office:value="6671" calcext:value-type="float">
            <text:p>6671</text:p>
          </table:table-cell>
          <table:table-cell office:value-type="float" office:value="4002" calcext:value-type="float">
            <text:p>4002</text:p>
          </table:table-cell>
          <table:table-cell office:value-type="float" office:value="3495" calcext:value-type="float">
            <text:p>3495</text:p>
          </table:table-cell>
          <table:table-cell office:value-type="float" office:value="9939" calcext:value-type="float">
            <text:p>9939</text:p>
          </table:table-cell>
          <table:table-cell office:value-type="float" office:value="7708" calcext:value-type="float">
            <text:p>7708</text:p>
          </table:table-cell>
          <table:table-cell office:value-type="float" office:value="7465" calcext:value-type="float">
            <text:p>7465</text:p>
          </table:table-cell>
          <table:table-cell office:value-type="float" office:value="5879" calcext:value-type="float">
            <text:p>5879</text:p>
          </table:table-cell>
          <table:table-cell office:value-type="float" office:value="6959" calcext:value-type="float">
            <text:p>6959</text:p>
          </table:table-cell>
          <table:table-cell office:value-type="float" office:value="6634" calcext:value-type="float">
            <text:p>6634</text:p>
          </table:table-cell>
          <table:table-cell office:value-type="float" office:value="3241" calcext:value-type="float">
            <text:p>3241</text:p>
          </table:table-cell>
          <table:table-cell office:value-type="float" office:value="3401" calcext:value-type="float">
            <text:p>3401</text:p>
          </table:table-cell>
          <table:table-cell office:value-type="float" office:value="2355" calcext:value-type="float">
            <text:p>2355</text:p>
          </table:table-cell>
          <table:table-cell office:value-type="float" office:value="9061" calcext:value-type="float">
            <text:p>9061</text:p>
          </table:table-cell>
          <table:table-cell office:value-type="float" office:value="2611" calcext:value-type="float">
            <text:p>2611</text:p>
          </table:table-cell>
          <table:table-cell office:value-type="float" office:value="7830" calcext:value-type="float">
            <text:p>7830</text:p>
          </table:table-cell>
          <table:table-cell office:value-type="float" office:value="3941" calcext:value-type="float">
            <text:p>3941</text:p>
          </table:table-cell>
          <table:table-cell office:value-type="float" office:value="2177" calcext:value-type="float">
            <text:p>2177</text:p>
          </table:table-cell>
          <table:table-cell office:value-type="float" office:value="2146" calcext:value-type="float">
            <text:p>2146</text:p>
          </table:table-cell>
          <table:table-cell office:value-type="float" office:value="5089" calcext:value-type="float">
            <text:p>5089</text:p>
          </table:table-cell>
          <table:table-cell office:value-type="float" office:value="7079" calcext:value-type="float">
            <text:p>7079</text:p>
          </table:table-cell>
          <table:table-cell office:value-type="float" office:value="519" calcext:value-type="float">
            <text:p>519</text:p>
          </table:table-cell>
          <table:table-cell office:value-type="float" office:value="6351" calcext:value-type="float">
            <text:p>6351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8586" calcext:value-type="float">
            <text:p>8586</text:p>
          </table:table-cell>
          <table:table-cell office:value-type="float" office:value="4261" calcext:value-type="float">
            <text:p>4261</text:p>
          </table:table-cell>
          <table:table-cell office:value-type="float" office:value="2831" calcext:value-type="float">
            <text:p>2831</text:p>
          </table:table-cell>
          <table:table-cell office:value-type="float" office:value="7217" calcext:value-type="float">
            <text:p>7217</text:p>
          </table:table-cell>
          <table:table-cell office:value-type="float" office:value="3141" calcext:value-type="float">
            <text:p>3141</text:p>
          </table:table-cell>
          <table:table-cell office:value-type="float" office:value="9994" calcext:value-type="float">
            <text:p>9994</text:p>
          </table:table-cell>
          <table:table-cell office:value-type="float" office:value="9940" calcext:value-type="float">
            <text:p>9940</text:p>
          </table:table-cell>
          <table:table-cell office:value-type="float" office:value="5462" calcext:value-type="float">
            <text:p>5462</text:p>
          </table:table-cell>
          <table:table-cell office:value-type="float" office:value="2189" calcext:value-type="float">
            <text:p>2189</text:p>
          </table:table-cell>
          <table:table-cell office:value-type="float" office:value="4005" calcext:value-type="float">
            <text:p>4005</text:p>
          </table:table-cell>
          <table:table-cell office:value-type="float" office:value="6942" calcext:value-type="float">
            <text:p>6942</text:p>
          </table:table-cell>
          <table:table-cell office:value-type="float" office:value="9848" calcext:value-type="float">
            <text:p>9848</text:p>
          </table:table-cell>
          <table:table-cell office:value-type="float" office:value="5350" calcext:value-type="float">
            <text:p>5350</text:p>
          </table:table-cell>
          <table:table-cell office:value-type="float" office:value="8060" calcext:value-type="float">
            <text:p>8060</text:p>
          </table:table-cell>
          <table:table-cell office:value-type="float" office:value="6665" calcext:value-type="float">
            <text:p>6665</text:p>
          </table:table-cell>
          <table:table-cell office:value-type="float" office:value="7519" calcext:value-type="float">
            <text:p>7519</text:p>
          </table:table-cell>
          <table:table-cell office:value-type="float" office:value="4324" calcext:value-type="float">
            <text:p>4324</text:p>
          </table:table-cell>
          <table:table-cell office:value-type="float" office:value="7684" calcext:value-type="float">
            <text:p>7684</text:p>
          </table:table-cell>
          <table:table-cell office:value-type="float" office:value="657" calcext:value-type="float">
            <text:p>657</text:p>
          </table:table-cell>
          <table:table-cell office:value-type="float" office:value="9453" calcext:value-type="float">
            <text:p>9453</text:p>
          </table:table-cell>
          <table:table-cell office:value-type="float" office:value="9296" calcext:value-type="float">
            <text:p>9296</text:p>
          </table:table-cell>
          <table:table-cell office:value-type="float" office:value="2944" calcext:value-type="float">
            <text:p>2944</text:p>
          </table:table-cell>
          <table:table-cell office:value-type="float" office:value="6843" calcext:value-type="float">
            <text:p>6843</text:p>
          </table:table-cell>
          <table:table-cell office:value-type="float" office:value="7499" calcext:value-type="float">
            <text:p>7499</text:p>
          </table:table-cell>
          <table:table-cell office:value-type="float" office:value="7847" calcext:value-type="float">
            <text:p>7847</text:p>
          </table:table-cell>
          <table:table-cell office:value-type="float" office:value="1728" calcext:value-type="float">
            <text:p>1728</text:p>
          </table:table-cell>
          <table:table-cell office:value-type="float" office:value="9681" calcext:value-type="float">
            <text:p>9681</text:p>
          </table:table-cell>
          <table:table-cell office:value-type="float" office:value="3906" calcext:value-type="float">
            <text:p>3906</text:p>
          </table:table-cell>
          <table:table-cell office:value-type="float" office:value="6353" calcext:value-type="float">
            <text:p>6353</text:p>
          </table:table-cell>
          <table:table-cell office:value-type="float" office:value="5529" calcext:value-type="float">
            <text:p>5529</text:p>
          </table:table-cell>
          <table:table-cell office:value-type="float" office:value="2822" calcext:value-type="float">
            <text:p>2822</text:p>
          </table:table-cell>
          <table:table-cell office:value-type="float" office:value="3355" calcext:value-type="float">
            <text:p>3355</text:p>
          </table:table-cell>
          <table:table-cell office:value-type="float" office:value="3897" calcext:value-type="float">
            <text:p>3897</text:p>
          </table:table-cell>
          <table:table-cell office:value-type="float" office:value="7724" calcext:value-type="float">
            <text:p>7724</text:p>
          </table:table-cell>
          <table:table-cell office:value-type="float" office:value="4257" calcext:value-type="float">
            <text:p>4257</text:p>
          </table:table-cell>
          <table:table-cell office:value-type="float" office:value="7489" calcext:value-type="float">
            <text:p>7489</text:p>
          </table:table-cell>
          <table:table-cell office:value-type="float" office:value="8672" calcext:value-type="float">
            <text:p>8672</text:p>
          </table:table-cell>
          <table:table-cell office:value-type="float" office:value="4356" calcext:value-type="float">
            <text:p>4356</text:p>
          </table:table-cell>
          <table:table-cell office:value-type="float" office:value="3983" calcext:value-type="float">
            <text:p>3983</text:p>
          </table:table-cell>
          <table:table-cell office:value-type="float" office:value="1948" calcext:value-type="float">
            <text:p>1948</text:p>
          </table:table-cell>
          <table:table-cell office:value-type="float" office:value="6892" calcext:value-type="float">
            <text:p>6892</text:p>
          </table:table-cell>
          <table:table-cell office:value-type="float" office:value="7415" calcext:value-type="float">
            <text:p>7415</text:p>
          </table:table-cell>
          <table:table-cell office:value-type="float" office:value="4153" calcext:value-type="float">
            <text:p>4153</text:p>
          </table:table-cell>
          <table:table-cell office:value-type="float" office:value="5893" calcext:value-type="float">
            <text:p>5893</text:p>
          </table:table-cell>
          <table:table-cell office:value-type="float" office:value="4190" calcext:value-type="float">
            <text:p>4190</text:p>
          </table:table-cell>
          <table:table-cell office:value-type="float" office:value="621" calcext:value-type="float">
            <text:p>621</text:p>
          </table:table-cell>
          <table:table-cell office:value-type="float" office:value="1736" calcext:value-type="float">
            <text:p>1736</text:p>
          </table:table-cell>
          <table:table-cell office:value-type="float" office:value="4045" calcext:value-type="float">
            <text:p>4045</text:p>
          </table:table-cell>
          <table:table-cell office:value-type="float" office:value="9532" calcext:value-type="float">
            <text:p>9532</text:p>
          </table:table-cell>
          <table:table-cell office:value-type="float" office:value="7701" calcext:value-type="float">
            <text:p>7701</text:p>
          </table:table-cell>
          <table:table-cell office:value-type="float" office:value="3671" calcext:value-type="float">
            <text:p>3671</text:p>
          </table:table-cell>
          <table:table-cell office:value-type="float" office:value="1211" calcext:value-type="float">
            <text:p>1211</text:p>
          </table:table-cell>
          <table:table-cell office:value-type="float" office:value="1622" calcext:value-type="float">
            <text:p>1622</text:p>
          </table:table-cell>
          <table:table-cell office:value-type="float" office:value="3176" calcext:value-type="float">
            <text:p>3176</text:p>
          </table:table-cell>
          <table:table-cell office:value-type="float" office:value="4524" calcext:value-type="float">
            <text:p>4524</text:p>
          </table:table-cell>
          <table:table-cell office:value-type="float" office:value="9317" calcext:value-type="float">
            <text:p>9317</text:p>
          </table:table-cell>
          <table:table-cell office:value-type="float" office:value="7800" calcext:value-type="float">
            <text:p>7800</text:p>
          </table:table-cell>
          <table:table-cell office:value-type="float" office:value="5638" calcext:value-type="float">
            <text:p>5638</text:p>
          </table:table-cell>
          <table:table-cell office:value-type="float" office:value="6644" calcext:value-type="float">
            <text:p>6644</text:p>
          </table:table-cell>
          <table:table-cell office:value-type="float" office:value="6943" calcext:value-type="float">
            <text:p>6943</text:p>
          </table:table-cell>
          <table:table-cell office:value-type="float" office:value="5463" calcext:value-type="float">
            <text:p>5463</text:p>
          </table:table-cell>
          <table:table-cell office:value-type="float" office:value="3531" calcext:value-type="float">
            <text:p>3531</text:p>
          </table:table-cell>
          <table:table-cell office:value-type="float" office:value="2821" calcext:value-type="float">
            <text:p>2821</text:p>
          </table:table-cell>
          <table:table-cell office:value-type="float" office:value="1347" calcext:value-type="float">
            <text:p>1347</text:p>
          </table:table-cell>
          <table:table-cell office:value-type="float" office:value="5958" calcext:value-type="float">
            <text:p>5958</text:p>
          </table:table-cell>
          <table:table-cell office:value-type="float" office:value="3436" calcext:value-type="float">
            <text:p>3436</text:p>
          </table:table-cell>
          <table:table-cell office:value-type="float" office:value="1438" calcext:value-type="float">
            <text:p>1438</text:p>
          </table:table-cell>
          <table:table-cell office:value-type="float" office:value="2999" calcext:value-type="float">
            <text:p>2999</text:p>
          </table:table-cell>
          <table:table-cell office:value-type="float" office:value="994" calcext:value-type="float">
            <text:p>994</text:p>
          </table:table-cell>
          <table:table-cell office:value-type="float" office:value="850" calcext:value-type="float">
            <text:p>850</text:p>
          </table:table-cell>
          <table:table-cell office:value-type="float" office:value="4131" calcext:value-type="float">
            <text:p>4131</text:p>
          </table:table-cell>
          <table:table-cell office:value-type="float" office:value="2616" calcext:value-type="float">
            <text:p>2616</text:p>
          </table:table-cell>
          <table:table-cell office:value-type="float" office:value="1549" calcext:value-type="float">
            <text:p>1549</text:p>
          </table:table-cell>
          <table:table-cell office:value-type="float" office:value="3465" calcext:value-type="float">
            <text:p>3465</text:p>
          </table:table-cell>
          <table:table-cell office:value-type="float" office:value="5946" calcext:value-type="float">
            <text:p>5946</text:p>
          </table:table-cell>
          <table:table-cell office:value-type="float" office:value="690" calcext:value-type="float">
            <text:p>690</text:p>
          </table:table-cell>
          <table:table-cell office:value-type="float" office:value="9273" calcext:value-type="float">
            <text:p>9273</text:p>
          </table:table-cell>
          <table:table-cell office:value-type="float" office:value="6954" calcext:value-type="float">
            <text:p>6954</text:p>
          </table:table-cell>
          <table:table-cell office:value-type="float" office:value="7991" calcext:value-type="float">
            <text:p>7991</text:p>
          </table:table-cell>
        </table:table-row>
        <table:table-row table:style-name="ro1">
          <table:table-cell office:value-type="float" office:value="9517" calcext:value-type="float">
            <text:p>9517</text:p>
          </table:table-cell>
          <table:table-cell office:value-type="float" office:value="399" calcext:value-type="float">
            <text:p>399</text:p>
          </table:table-cell>
          <table:table-cell office:value-type="float" office:value="3249" calcext:value-type="float">
            <text:p>3249</text:p>
          </table:table-cell>
          <table:table-cell office:value-type="float" office:value="2596" calcext:value-type="float">
            <text:p>2596</text:p>
          </table:table-cell>
          <table:table-cell office:value-type="float" office:value="7736" calcext:value-type="float">
            <text:p>7736</text:p>
          </table:table-cell>
          <table:table-cell office:value-type="float" office:value="2142" calcext:value-type="float">
            <text:p>2142</text:p>
          </table:table-cell>
          <table:table-cell office:value-type="float" office:value="1322" calcext:value-type="float">
            <text:p>1322</text:p>
          </table:table-cell>
          <table:table-cell office:value-type="float" office:value="968" calcext:value-type="float">
            <text:p>968</text:p>
          </table:table-cell>
          <table:table-cell office:value-type="float" office:value="7350" calcext:value-type="float">
            <text:p>7350</text:p>
          </table:table-cell>
          <table:table-cell office:value-type="float" office:value="1614" calcext:value-type="float">
            <text:p>1614</text:p>
          </table:table-cell>
          <table:table-cell office:value-type="float" office:value="468" calcext:value-type="float">
            <text:p>468</text:p>
          </table:table-cell>
          <table:table-cell office:value-type="float" office:value="3346" calcext:value-type="float">
            <text:p>3346</text:p>
          </table:table-cell>
          <table:table-cell office:value-type="float" office:value="3265" calcext:value-type="float">
            <text:p>3265</text:p>
          </table:table-cell>
          <table:table-cell office:value-type="float" office:value="7222" calcext:value-type="float">
            <text:p>7222</text:p>
          </table:table-cell>
          <table:table-cell office:value-type="float" office:value="6086" calcext:value-type="float">
            <text:p>6086</text:p>
          </table:table-cell>
          <table:table-cell office:value-type="float" office:value="1661" calcext:value-type="float">
            <text:p>1661</text:p>
          </table:table-cell>
          <table:table-cell office:value-type="float" office:value="5317" calcext:value-type="float">
            <text:p>5317</text:p>
          </table:table-cell>
          <table:table-cell office:value-type="float" office:value="2582" calcext:value-type="float">
            <text:p>2582</text:p>
          </table:table-cell>
          <table:table-cell office:value-type="float" office:value="7959" calcext:value-type="float">
            <text:p>7959</text:p>
          </table:table-cell>
          <table:table-cell office:value-type="float" office:value="4685" calcext:value-type="float">
            <text:p>4685</text:p>
          </table:table-cell>
          <table:table-cell office:value-type="float" office:value="2807" calcext:value-type="float">
            <text:p>2807</text:p>
          </table:table-cell>
          <table:table-cell office:value-type="float" office:value="2917" calcext:value-type="float">
            <text:p>2917</text:p>
          </table:table-cell>
          <table:table-cell office:value-type="float" office:value="1037" calcext:value-type="float">
            <text:p>1037</text:p>
          </table:table-cell>
          <table:table-cell office:value-type="float" office:value="5698" calcext:value-type="float">
            <text:p>5698</text:p>
          </table:table-cell>
          <table:table-cell office:value-type="float" office:value="1529" calcext:value-type="float">
            <text:p>1529</text:p>
          </table:table-cell>
          <table:table-cell office:value-type="float" office:value="3972" calcext:value-type="float">
            <text:p>3972</text:p>
          </table:table-cell>
          <table:table-cell office:value-type="float" office:value="8716" calcext:value-type="float">
            <text:p>8716</text:p>
          </table:table-cell>
          <table:table-cell office:value-type="float" office:value="2634" calcext:value-type="float">
            <text:p>2634</text:p>
          </table:table-cell>
          <table:table-cell office:value-type="float" office:value="3301" calcext:value-type="float">
            <text:p>3301</text:p>
          </table:table-cell>
          <table:table-cell office:value-type="float" office:value="3412" calcext:value-type="float">
            <text:p>3412</text:p>
          </table:table-cell>
          <table:table-cell office:value-type="float" office:value="8621" calcext:value-type="float">
            <text:p>8621</text:p>
          </table:table-cell>
          <table:table-cell office:value-type="float" office:value="743" calcext:value-type="float">
            <text:p>743</text:p>
          </table:table-cell>
          <table:table-cell office:value-type="float" office:value="8001" calcext:value-type="float">
            <text:p>8001</text:p>
          </table:table-cell>
          <table:table-cell office:value-type="float" office:value="4734" calcext:value-type="float">
            <text:p>4734</text:p>
          </table:table-cell>
          <table:table-cell office:value-type="float" office:value="888" calcext:value-type="float">
            <text:p>888</text:p>
          </table:table-cell>
          <table:table-cell office:value-type="float" office:value="7744" calcext:value-type="float">
            <text:p>7744</text:p>
          </table:table-cell>
          <table:table-cell office:value-type="float" office:value="8092" calcext:value-type="float">
            <text:p>8092</text:p>
          </table:table-cell>
          <table:table-cell office:value-type="float" office:value="3671" calcext:value-type="float">
            <text:p>3671</text:p>
          </table:table-cell>
          <table:table-cell office:value-type="float" office:value="8941" calcext:value-type="float">
            <text:p>8941</text:p>
          </table:table-cell>
          <table:table-cell office:value-type="float" office:value="1487" calcext:value-type="float">
            <text:p>1487</text:p>
          </table:table-cell>
          <table:table-cell office:value-type="float" office:value="5658" calcext:value-type="float">
            <text:p>5658</text:p>
          </table:table-cell>
          <table:table-cell office:value-type="float" office:value="7099" calcext:value-type="float">
            <text:p>7099</text:p>
          </table:table-cell>
          <table:table-cell office:value-type="float" office:value="2781" calcext:value-type="float">
            <text:p>2781</text:p>
          </table:table-cell>
          <table:table-cell office:value-type="float" office:value="99" calcext:value-type="float">
            <text:p>99</text:p>
          </table:table-cell>
          <table:table-cell office:value-type="float" office:value="1932" calcext:value-type="float">
            <text:p>1932</text:p>
          </table:table-cell>
          <table:table-cell office:value-type="float" office:value="4443" calcext:value-type="float">
            <text:p>4443</text:p>
          </table:table-cell>
          <table:table-cell office:value-type="float" office:value="4756" calcext:value-type="float">
            <text:p>4756</text:p>
          </table:table-cell>
          <table:table-cell office:value-type="float" office:value="4652" calcext:value-type="float">
            <text:p>4652</text:p>
          </table:table-cell>
          <table:table-cell office:value-type="float" office:value="9328" calcext:value-type="float">
            <text:p>9328</text:p>
          </table:table-cell>
          <table:table-cell office:value-type="float" office:value="1581" calcext:value-type="float">
            <text:p>1581</text:p>
          </table:table-cell>
          <table:table-cell office:value-type="float" office:value="7855" calcext:value-type="float">
            <text:p>7855</text:p>
          </table:table-cell>
          <table:table-cell office:value-type="float" office:value="4312" calcext:value-type="float">
            <text:p>4312</text:p>
          </table:table-cell>
          <table:table-cell office:value-type="float" office:value="5976" calcext:value-type="float">
            <text:p>5976</text:p>
          </table:table-cell>
          <table:table-cell office:value-type="float" office:value="7255" calcext:value-type="float">
            <text:p>7255</text:p>
          </table:table-cell>
          <table:table-cell office:value-type="float" office:value="6480" calcext:value-type="float">
            <text:p>6480</text:p>
          </table:table-cell>
          <table:table-cell office:value-type="float" office:value="3996" calcext:value-type="float">
            <text:p>3996</text:p>
          </table:table-cell>
          <table:table-cell office:value-type="float" office:value="2748" calcext:value-type="float">
            <text:p>2748</text:p>
          </table:table-cell>
          <table:table-cell office:value-type="float" office:value="1973" calcext:value-type="float">
            <text:p>1973</text:p>
          </table:table-cell>
          <table:table-cell office:value-type="float" office:value="9731" calcext:value-type="float">
            <text:p>9731</text:p>
          </table:table-cell>
          <table:table-cell office:value-type="float" office:value="4530" calcext:value-type="float">
            <text:p>4530</text:p>
          </table:table-cell>
          <table:table-cell office:value-type="float" office:value="2790" calcext:value-type="float">
            <text:p>2790</text:p>
          </table:table-cell>
          <table:table-cell office:value-type="float" office:value="9417" calcext:value-type="float">
            <text:p>9417</text:p>
          </table:table-cell>
          <table:table-cell office:value-type="float" office:value="7186" calcext:value-type="float">
            <text:p>7186</text:p>
          </table:table-cell>
          <table:table-cell office:value-type="float" office:value="5303" calcext:value-type="float">
            <text:p>5303</text:p>
          </table:table-cell>
          <table:table-cell office:value-type="float" office:value="3557" calcext:value-type="float">
            <text:p>3557</text:p>
          </table:table-cell>
          <table:table-cell office:value-type="float" office:value="351" calcext:value-type="float">
            <text:p>351</text:p>
          </table:table-cell>
          <table:table-cell office:value-type="float" office:value="7182" calcext:value-type="float">
            <text:p>7182</text:p>
          </table:table-cell>
          <table:table-cell office:value-type="float" office:value="9428" calcext:value-type="float">
            <text:p>9428</text:p>
          </table:table-cell>
          <table:table-cell office:value-type="float" office:value="1342" calcext:value-type="float">
            <text:p>1342</text:p>
          </table:table-cell>
          <table:table-cell office:value-type="float" office:value="9020" calcext:value-type="float">
            <text:p>9020</text:p>
          </table:table-cell>
          <table:table-cell office:value-type="float" office:value="7599" calcext:value-type="float">
            <text:p>7599</text:p>
          </table:table-cell>
          <table:table-cell office:value-type="float" office:value="1392" calcext:value-type="float">
            <text:p>1392</text:p>
          </table:table-cell>
          <table:table-cell office:value-type="float" office:value="8304" calcext:value-type="float">
            <text:p>8304</text:p>
          </table:table-cell>
          <table:table-cell office:value-type="float" office:value="2070" calcext:value-type="float">
            <text:p>2070</text:p>
          </table:table-cell>
          <table:table-cell office:value-type="float" office:value="9138" calcext:value-type="float">
            <text:p>9138</text:p>
          </table:table-cell>
          <table:table-cell office:value-type="float" office:value="7215" calcext:value-type="float">
            <text:p>7215</text:p>
          </table:table-cell>
          <table:table-cell office:value-type="float" office:value="2008" calcext:value-type="float">
            <text:p>2008</text:p>
          </table:table-cell>
          <table:table-cell office:value-type="float" office:value="9937" calcext:value-type="float">
            <text:p>9937</text:p>
          </table:table-cell>
          <table:table-cell office:value-type="float" office:value="1106" calcext:value-type="float">
            <text:p>1106</text:p>
          </table:table-cell>
          <table:table-cell office:value-type="float" office:value="7110" calcext:value-type="float">
            <text:p>7110</text:p>
          </table:table-cell>
        </table:table-row>
        <table:table-row table:style-name="ro1">
          <table:table-cell office:value-type="float" office:value="7444" calcext:value-type="float">
            <text:p>7444</text:p>
          </table:table-cell>
          <table:table-cell office:value-type="float" office:value="769" calcext:value-type="float">
            <text:p>769</text:p>
          </table:table-cell>
          <table:table-cell office:value-type="float" office:value="9688" calcext:value-type="float">
            <text:p>9688</text:p>
          </table:table-cell>
          <table:table-cell office:value-type="float" office:value="632" calcext:value-type="float">
            <text:p>632</text:p>
          </table:table-cell>
          <table:table-cell office:value-type="float" office:value="1571" calcext:value-type="float">
            <text:p>1571</text:p>
          </table:table-cell>
          <table:table-cell office:value-type="float" office:value="6820" calcext:value-type="float">
            <text:p>6820</text:p>
          </table:table-cell>
          <table:table-cell office:value-type="float" office:value="8743" calcext:value-type="float">
            <text:p>8743</text:p>
          </table:table-cell>
          <table:table-cell office:value-type="float" office:value="4338" calcext:value-type="float">
            <text:p>4338</text:p>
          </table:table-cell>
          <table:table-cell office:value-type="float" office:value="337" calcext:value-type="float">
            <text:p>337</text:p>
          </table:table-cell>
          <table:table-cell office:value-type="float" office:value="3366" calcext:value-type="float">
            <text:p>3366</text:p>
          </table:table-cell>
          <table:table-cell office:value-type="float" office:value="3073" calcext:value-type="float">
            <text:p>3073</text:p>
          </table:table-cell>
          <table:table-cell office:value-type="float" office:value="1946" calcext:value-type="float">
            <text:p>1946</text:p>
          </table:table-cell>
          <table:table-cell office:value-type="float" office:value="8219" calcext:value-type="float">
            <text:p>8219</text:p>
          </table:table-cell>
          <table:table-cell office:value-type="float" office:value="104" calcext:value-type="float">
            <text:p>104</text:p>
          </table:table-cell>
          <table:table-cell office:value-type="float" office:value="4210" calcext:value-type="float">
            <text:p>4210</text:p>
          </table:table-cell>
          <table:table-cell office:value-type="float" office:value="6986" calcext:value-type="float">
            <text:p>6986</text:p>
          </table:table-cell>
          <table:table-cell office:value-type="float" office:value="249" calcext:value-type="float">
            <text:p>249</text:p>
          </table:table-cell>
          <table:table-cell office:value-type="float" office:value="5061" calcext:value-type="float">
            <text:p>5061</text:p>
          </table:table-cell>
          <table:table-cell office:value-type="float" office:value="8693" calcext:value-type="float">
            <text:p>8693</text:p>
          </table:table-cell>
          <table:table-cell office:value-type="float" office:value="7960" calcext:value-type="float">
            <text:p>7960</text:p>
          </table:table-cell>
          <table:table-cell office:value-type="float" office:value="6546" calcext:value-type="float">
            <text:p>6546</text:p>
          </table:table-cell>
          <table:table-cell office:value-type="float" office:value="1004" calcext:value-type="float">
            <text:p>1004</text:p>
          </table:table-cell>
          <table:table-cell office:value-type="float" office:value="8857" calcext:value-type="float">
            <text:p>8857</text:p>
          </table:table-cell>
          <table:table-cell office:value-type="float" office:value="5997" calcext:value-type="float">
            <text:p>5997</text:p>
          </table:table-cell>
          <table:table-cell office:value-type="float" office:value="9352" calcext:value-type="float">
            <text:p>9352</text:p>
          </table:table-cell>
          <table:table-cell office:value-type="float" office:value="4338" calcext:value-type="float">
            <text:p>4338</text:p>
          </table:table-cell>
          <table:table-cell office:value-type="float" office:value="6105" calcext:value-type="float">
            <text:p>6105</text:p>
          </table:table-cell>
          <table:table-cell office:value-type="float" office:value="5008" calcext:value-type="float">
            <text:p>5008</text:p>
          </table:table-cell>
          <table:table-cell office:value-type="float" office:value="2556" calcext:value-type="float">
            <text:p>2556</text:p>
          </table:table-cell>
          <table:table-cell office:value-type="float" office:value="6518" calcext:value-type="float">
            <text:p>6518</text:p>
          </table:table-cell>
          <table:table-cell office:value-type="float" office:value="6694" calcext:value-type="float">
            <text:p>6694</text:p>
          </table:table-cell>
          <table:table-cell office:value-type="float" office:value="4345" calcext:value-type="float">
            <text:p>4345</text:p>
          </table:table-cell>
          <table:table-cell office:value-type="float" office:value="3727" calcext:value-type="float">
            <text:p>3727</text:p>
          </table:table-cell>
          <table:table-cell office:value-type="float" office:value="7956" calcext:value-type="float">
            <text:p>7956</text:p>
          </table:table-cell>
          <table:table-cell office:value-type="float" office:value="20" calcext:value-type="float">
            <text:p>20</text:p>
          </table:table-cell>
          <table:table-cell office:value-type="float" office:value="3954" calcext:value-type="float">
            <text:p>3954</text:p>
          </table:table-cell>
          <table:table-cell office:value-type="float" office:value="8652" calcext:value-type="float">
            <text:p>8652</text:p>
          </table:table-cell>
          <table:table-cell office:value-type="float" office:value="4424" calcext:value-type="float">
            <text:p>4424</text:p>
          </table:table-cell>
          <table:table-cell office:value-type="float" office:value="9387" calcext:value-type="float">
            <text:p>9387</text:p>
          </table:table-cell>
          <table:table-cell office:value-type="float" office:value="2035" calcext:value-type="float">
            <text:p>2035</text:p>
          </table:table-cell>
          <table:table-cell office:value-type="float" office:value="8358" calcext:value-type="float">
            <text:p>8358</text:p>
          </table:table-cell>
          <table:table-cell office:value-type="float" office:value="5962" calcext:value-type="float">
            <text:p>5962</text:p>
          </table:table-cell>
          <table:table-cell office:value-type="float" office:value="5304" calcext:value-type="float">
            <text:p>5304</text:p>
          </table:table-cell>
          <table:table-cell office:value-type="float" office:value="5194" calcext:value-type="float">
            <text:p>5194</text:p>
          </table:table-cell>
          <table:table-cell office:value-type="float" office:value="8650" calcext:value-type="float">
            <text:p>8650</text:p>
          </table:table-cell>
          <table:table-cell office:value-type="float" office:value="8282" calcext:value-type="float">
            <text:p>8282</text:p>
          </table:table-cell>
          <table:table-cell office:value-type="float" office:value="1256" calcext:value-type="float">
            <text:p>1256</text:p>
          </table:table-cell>
          <table:table-cell office:value-type="float" office:value="1103" calcext:value-type="float">
            <text:p>1103</text:p>
          </table:table-cell>
          <table:table-cell office:value-type="float" office:value="2138" calcext:value-type="float">
            <text:p>2138</text:p>
          </table:table-cell>
          <table:table-cell office:value-type="float" office:value="6679" calcext:value-type="float">
            <text:p>6679</text:p>
          </table:table-cell>
          <table:table-cell office:value-type="float" office:value="1985" calcext:value-type="float">
            <text:p>1985</text:p>
          </table:table-cell>
          <table:table-cell office:value-type="float" office:value="3653" calcext:value-type="float">
            <text:p>3653</text:p>
          </table:table-cell>
          <table:table-cell office:value-type="float" office:value="2770" calcext:value-type="float">
            <text:p>2770</text:p>
          </table:table-cell>
          <table:table-cell office:value-type="float" office:value="2433" calcext:value-type="float">
            <text:p>2433</text:p>
          </table:table-cell>
          <table:table-cell office:value-type="float" office:value="4278" calcext:value-type="float">
            <text:p>4278</text:p>
          </table:table-cell>
          <table:table-cell office:value-type="float" office:value="615" calcext:value-type="float">
            <text:p>615</text:p>
          </table:table-cell>
          <table:table-cell office:value-type="float" office:value="2863" calcext:value-type="float">
            <text:p>2863</text:p>
          </table:table-cell>
          <table:table-cell office:value-type="float" office:value="1715" calcext:value-type="float">
            <text:p>1715</text:p>
          </table:table-cell>
          <table:table-cell office:value-type="float" office:value="242" calcext:value-type="float">
            <text:p>242</text:p>
          </table:table-cell>
          <table:table-cell office:value-type="float" office:value="3790" calcext:value-type="float">
            <text:p>3790</text:p>
          </table:table-cell>
          <table:table-cell office:value-type="float" office:value="2636" calcext:value-type="float">
            <text:p>2636</text:p>
          </table:table-cell>
          <table:table-cell office:value-type="float" office:value="6998" calcext:value-type="float">
            <text:p>6998</text:p>
          </table:table-cell>
          <table:table-cell office:value-type="float" office:value="3088" calcext:value-type="float">
            <text:p>3088</text:p>
          </table:table-cell>
          <table:table-cell office:value-type="float" office:value="1671" calcext:value-type="float">
            <text:p>1671</text:p>
          </table:table-cell>
          <table:table-cell office:value-type="float" office:value="2239" calcext:value-type="float">
            <text:p>2239</text:p>
          </table:table-cell>
          <table:table-cell office:value-type="float" office:value="957" calcext:value-type="float">
            <text:p>957</text:p>
          </table:table-cell>
          <table:table-cell office:value-type="float" office:value="5411" calcext:value-type="float">
            <text:p>5411</text:p>
          </table:table-cell>
          <table:table-cell office:value-type="float" office:value="4595" calcext:value-type="float">
            <text:p>4595</text:p>
          </table:table-cell>
          <table:table-cell office:value-type="float" office:value="6282" calcext:value-type="float">
            <text:p>6282</text:p>
          </table:table-cell>
          <table:table-cell office:value-type="float" office:value="2881" calcext:value-type="float">
            <text:p>2881</text:p>
          </table:table-cell>
          <table:table-cell office:value-type="float" office:value="9974" calcext:value-type="float">
            <text:p>9974</text:p>
          </table:table-cell>
          <table:table-cell office:value-type="float" office:value="2401" calcext:value-type="float">
            <text:p>2401</text:p>
          </table:table-cell>
          <table:table-cell office:value-type="float" office:value="875" calcext:value-type="float">
            <text:p>875</text:p>
          </table:table-cell>
          <table:table-cell office:value-type="float" office:value="7574" calcext:value-type="float">
            <text:p>7574</text:p>
          </table:table-cell>
          <table:table-cell office:value-type="float" office:value="2987" calcext:value-type="float">
            <text:p>2987</text:p>
          </table:table-cell>
          <table:table-cell office:value-type="float" office:value="4587" calcext:value-type="float">
            <text:p>4587</text:p>
          </table:table-cell>
          <table:table-cell office:value-type="float" office:value="3147" calcext:value-type="float">
            <text:p>3147</text:p>
          </table:table-cell>
          <table:table-cell office:value-type="float" office:value="6766" calcext:value-type="float">
            <text:p>6766</text:p>
          </table:table-cell>
          <table:table-cell office:value-type="float" office:value="9885" calcext:value-type="float">
            <text:p>9885</text:p>
          </table:table-cell>
          <table:table-cell office:value-type="float" office:value="2965" calcext:value-type="float">
            <text:p>2965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3016" calcext:value-type="float">
            <text:p>3016</text:p>
          </table:table-cell>
          <table:table-cell office:value-type="float" office:value="3619" calcext:value-type="float">
            <text:p>3619</text:p>
          </table:table-cell>
          <table:table-cell office:value-type="float" office:value="6818" calcext:value-type="float">
            <text:p>6818</text:p>
          </table:table-cell>
          <table:table-cell office:value-type="float" office:value="9073" calcext:value-type="float">
            <text:p>9073</text:p>
          </table:table-cell>
          <table:table-cell office:value-type="float" office:value="6120" calcext:value-type="float">
            <text:p>6120</text:p>
          </table:table-cell>
          <table:table-cell office:value-type="float" office:value="5423" calcext:value-type="float">
            <text:p>5423</text:p>
          </table:table-cell>
          <table:table-cell office:value-type="float" office:value="557" calcext:value-type="float">
            <text:p>557</text:p>
          </table:table-cell>
          <table:table-cell office:value-type="float" office:value="2900" calcext:value-type="float">
            <text:p>2900</text:p>
          </table:table-cell>
          <table:table-cell office:value-type="float" office:value="2015" calcext:value-type="float">
            <text:p>2015</text:p>
          </table:table-cell>
          <table:table-cell office:value-type="float" office:value="8111" calcext:value-type="float">
            <text:p>8111</text:p>
          </table:table-cell>
          <table:table-cell office:value-type="float" office:value="3873" calcext:value-type="float">
            <text:p>3873</text:p>
          </table:table-cell>
          <table:table-cell office:value-type="float" office:value="1314" calcext:value-type="float">
            <text:p>1314</text:p>
          </table:table-cell>
          <table:table-cell office:value-type="float" office:value="4189" calcext:value-type="float">
            <text:p>4189</text:p>
          </table:table-cell>
          <table:table-cell office:value-type="float" office:value="1846" calcext:value-type="float">
            <text:p>1846</text:p>
          </table:table-cell>
          <table:table-cell office:value-type="float" office:value="4399" calcext:value-type="float">
            <text:p>4399</text:p>
          </table:table-cell>
          <table:table-cell office:value-type="float" office:value="7041" calcext:value-type="float">
            <text:p>7041</text:p>
          </table:table-cell>
          <table:table-cell office:value-type="float" office:value="7583" calcext:value-type="float">
            <text:p>7583</text:p>
          </table:table-cell>
          <table:table-cell office:value-type="float" office:value="2427" calcext:value-type="float">
            <text:p>2427</text:p>
          </table:table-cell>
          <table:table-cell office:value-type="float" office:value="2864" calcext:value-type="float">
            <text:p>2864</text:p>
          </table:table-cell>
          <table:table-cell office:value-type="float" office:value="3525" calcext:value-type="float">
            <text:p>3525</text:p>
          </table:table-cell>
          <table:table-cell office:value-type="float" office:value="5002" calcext:value-type="float">
            <text:p>5002</text:p>
          </table:table-cell>
          <table:table-cell office:value-type="float" office:value="2069" calcext:value-type="float">
            <text:p>2069</text:p>
          </table:table-cell>
          <table:table-cell office:value-type="float" office:value="748" calcext:value-type="float">
            <text:p>748</text:p>
          </table:table-cell>
          <table:table-cell office:value-type="float" office:value="1948" calcext:value-type="float">
            <text:p>1948</text:p>
          </table:table-cell>
          <table:table-cell office:value-type="float" office:value="6015" calcext:value-type="float">
            <text:p>6015</text:p>
          </table:table-cell>
          <table:table-cell office:value-type="float" office:value="2684" calcext:value-type="float">
            <text:p>2684</text:p>
          </table:table-cell>
          <table:table-cell office:value-type="float" office:value="438" calcext:value-type="float">
            <text:p>438</text:p>
          </table:table-cell>
          <table:table-cell office:value-type="float" office:value="770" calcext:value-type="float">
            <text:p>770</text:p>
          </table:table-cell>
          <table:table-cell office:value-type="float" office:value="8367" calcext:value-type="float">
            <text:p>8367</text:p>
          </table:table-cell>
          <table:table-cell office:value-type="float" office:value="1663" calcext:value-type="float">
            <text:p>1663</text:p>
          </table:table-cell>
          <table:table-cell office:value-type="float" office:value="7887" calcext:value-type="float">
            <text:p>7887</text:p>
          </table:table-cell>
          <table:table-cell office:value-type="float" office:value="7759" calcext:value-type="float">
            <text:p>7759</text:p>
          </table:table-cell>
          <table:table-cell office:value-type="float" office:value="1885" calcext:value-type="float">
            <text:p>1885</text:p>
          </table:table-cell>
          <table:table-cell office:value-type="float" office:value="157" calcext:value-type="float">
            <text:p>157</text:p>
          </table:table-cell>
          <table:table-cell office:value-type="float" office:value="7770" calcext:value-type="float">
            <text:p>7770</text:p>
          </table:table-cell>
          <table:table-cell office:value-type="float" office:value="4520" calcext:value-type="float">
            <text:p>4520</text:p>
          </table:table-cell>
          <table:table-cell office:value-type="float" office:value="4878" calcext:value-type="float">
            <text:p>4878</text:p>
          </table:table-cell>
          <table:table-cell office:value-type="float" office:value="3857" calcext:value-type="float">
            <text:p>3857</text:p>
          </table:table-cell>
          <table:table-cell office:value-type="float" office:value="1137" calcext:value-type="float">
            <text:p>1137</text:p>
          </table:table-cell>
          <table:table-cell office:value-type="float" office:value="3525" calcext:value-type="float">
            <text:p>3525</text:p>
          </table:table-cell>
          <table:table-cell office:value-type="float" office:value="3050" calcext:value-type="float">
            <text:p>3050</text:p>
          </table:table-cell>
          <table:table-cell office:value-type="float" office:value="6276" calcext:value-type="float">
            <text:p>6276</text:p>
          </table:table-cell>
          <table:table-cell office:value-type="float" office:value="5569" calcext:value-type="float">
            <text:p>5569</text:p>
          </table:table-cell>
          <table:table-cell office:value-type="float" office:value="7649" calcext:value-type="float">
            <text:p>7649</text:p>
          </table:table-cell>
          <table:table-cell office:value-type="float" office:value="904" calcext:value-type="float">
            <text:p>904</text:p>
          </table:table-cell>
          <table:table-cell office:value-type="float" office:value="4533" calcext:value-type="float">
            <text:p>4533</text:p>
          </table:table-cell>
          <table:table-cell office:value-type="float" office:value="7843" calcext:value-type="float">
            <text:p>7843</text:p>
          </table:table-cell>
          <table:table-cell office:value-type="float" office:value="2199" calcext:value-type="float">
            <text:p>2199</text:p>
          </table:table-cell>
          <table:table-cell office:value-type="float" office:value="5648" calcext:value-type="float">
            <text:p>5648</text:p>
          </table:table-cell>
          <table:table-cell office:value-type="float" office:value="7628" calcext:value-type="float">
            <text:p>7628</text:p>
          </table:table-cell>
          <table:table-cell office:value-type="float" office:value="9075" calcext:value-type="float">
            <text:p>9075</text:p>
          </table:table-cell>
          <table:table-cell office:value-type="float" office:value="9441" calcext:value-type="float">
            <text:p>9441</text:p>
          </table:table-cell>
          <table:table-cell office:value-type="float" office:value="3600" calcext:value-type="float">
            <text:p>3600</text:p>
          </table:table-cell>
          <table:table-cell office:value-type="float" office:value="7231" calcext:value-type="float">
            <text:p>7231</text:p>
          </table:table-cell>
          <table:table-cell office:value-type="float" office:value="2388" calcext:value-type="float">
            <text:p>2388</text:p>
          </table:table-cell>
          <table:table-cell office:value-type="float" office:value="5640" calcext:value-type="float">
            <text:p>5640</text:p>
          </table:table-cell>
          <table:table-cell office:value-type="float" office:value="9096" calcext:value-type="float">
            <text:p>9096</text:p>
          </table:table-cell>
          <table:table-cell office:value-type="float" office:value="958" calcext:value-type="float">
            <text:p>958</text:p>
          </table:table-cell>
          <table:table-cell office:value-type="float" office:value="3058" calcext:value-type="float">
            <text:p>3058</text:p>
          </table:table-cell>
          <table:table-cell office:value-type="float" office:value="584" calcext:value-type="float">
            <text:p>584</text:p>
          </table:table-cell>
          <table:table-cell office:value-type="float" office:value="5899" calcext:value-type="float">
            <text:p>5899</text:p>
          </table:table-cell>
          <table:table-cell office:value-type="float" office:value="8150" calcext:value-type="float">
            <text:p>8150</text:p>
          </table:table-cell>
          <table:table-cell office:value-type="float" office:value="1181" calcext:value-type="float">
            <text:p>1181</text:p>
          </table:table-cell>
          <table:table-cell office:value-type="float" office:value="9616" calcext:value-type="float">
            <text:p>9616</text:p>
          </table:table-cell>
          <table:table-cell office:value-type="float" office:value="1098" calcext:value-type="float">
            <text:p>1098</text:p>
          </table:table-cell>
          <table:table-cell office:value-type="float" office:value="8162" calcext:value-type="float">
            <text:p>8162</text:p>
          </table:table-cell>
          <table:table-cell office:value-type="float" office:value="6819" calcext:value-type="float">
            <text:p>6819</text:p>
          </table:table-cell>
          <table:table-cell office:value-type="float" office:value="8171" calcext:value-type="float">
            <text:p>8171</text:p>
          </table:table-cell>
          <table:table-cell office:value-type="float" office:value="1519" calcext:value-type="float">
            <text:p>1519</text:p>
          </table:table-cell>
          <table:table-cell office:value-type="float" office:value="1140" calcext:value-type="float">
            <text:p>1140</text:p>
          </table:table-cell>
          <table:table-cell office:value-type="float" office:value="7665" calcext:value-type="float">
            <text:p>7665</text:p>
          </table:table-cell>
          <table:table-cell office:value-type="float" office:value="8801" calcext:value-type="float">
            <text:p>8801</text:p>
          </table:table-cell>
          <table:table-cell office:value-type="float" office:value="2632" calcext:value-type="float">
            <text:p>2632</text:p>
          </table:table-cell>
          <table:table-cell office:value-type="float" office:value="1299" calcext:value-type="float">
            <text:p>1299</text:p>
          </table:table-cell>
          <table:table-cell office:value-type="float" office:value="9192" calcext:value-type="float">
            <text:p>9192</text:p>
          </table:table-cell>
          <table:table-cell office:value-type="float" office:value="707" calcext:value-type="float">
            <text:p>707</text:p>
          </table:table-cell>
          <table:table-cell office:value-type="float" office:value="9955" calcext:value-type="float">
            <text:p>9955</text:p>
          </table:table-cell>
          <table:table-cell office:value-type="float" office:value="2710" calcext:value-type="float">
            <text:p>2710</text:p>
          </table:table-cell>
          <table:table-cell office:value-type="float" office:value="7314" calcext:value-type="float">
            <text:p>7314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963" calcext:value-type="float">
            <text:p>2963</text:p>
          </table:table-cell>
          <table:table-cell office:value-type="float" office:value="7578" calcext:value-type="float">
            <text:p>7578</text:p>
          </table:table-cell>
          <table:table-cell office:value-type="float" office:value="3541" calcext:value-type="float">
            <text:p>3541</text:p>
          </table:table-cell>
          <table:table-cell office:value-type="float" office:value="3095" calcext:value-type="float">
            <text:p>3095</text:p>
          </table:table-cell>
          <table:table-cell office:value-type="float" office:value="1488" calcext:value-type="float">
            <text:p>1488</text:p>
          </table:table-cell>
          <table:table-cell office:value-type="float" office:value="7026" calcext:value-type="float">
            <text:p>7026</text:p>
          </table:table-cell>
          <table:table-cell office:value-type="float" office:value="2634" calcext:value-type="float">
            <text:p>2634</text:p>
          </table:table-cell>
          <table:table-cell office:value-type="float" office:value="6015" calcext:value-type="float">
            <text:p>6015</text:p>
          </table:table-cell>
          <table:table-cell office:value-type="float" office:value="4633" calcext:value-type="float">
            <text:p>4633</text:p>
          </table:table-cell>
          <table:table-cell office:value-type="float" office:value="4370" calcext:value-type="float">
            <text:p>4370</text:p>
          </table:table-cell>
          <table:table-cell office:value-type="float" office:value="2762" calcext:value-type="float">
            <text:p>2762</text:p>
          </table:table-cell>
          <table:table-cell office:value-type="float" office:value="1650" calcext:value-type="float">
            <text:p>1650</text:p>
          </table:table-cell>
          <table:table-cell office:value-type="float" office:value="2174" calcext:value-type="float">
            <text:p>2174</text:p>
          </table:table-cell>
          <table:table-cell office:value-type="float" office:value="909" calcext:value-type="float">
            <text:p>909</text:p>
          </table:table-cell>
          <table:table-cell office:value-type="float" office:value="8158" calcext:value-type="float">
            <text:p>8158</text:p>
          </table:table-cell>
          <table:table-cell office:value-type="float" office:value="2922" calcext:value-type="float">
            <text:p>2922</text:p>
          </table:table-cell>
          <table:table-cell office:value-type="float" office:value="8467" calcext:value-type="float">
            <text:p>8467</text:p>
          </table:table-cell>
          <table:table-cell office:value-type="float" office:value="4198" calcext:value-type="float">
            <text:p>4198</text:p>
          </table:table-cell>
          <table:table-cell office:value-type="float" office:value="4280" calcext:value-type="float">
            <text:p>4280</text:p>
          </table:table-cell>
          <table:table-cell office:value-type="float" office:value="9092" calcext:value-type="float">
            <text:p>9092</text:p>
          </table:table-cell>
          <table:table-cell office:value-type="float" office:value="8856" calcext:value-type="float">
            <text:p>8856</text:p>
          </table:table-cell>
          <table:table-cell office:value-type="float" office:value="8835" calcext:value-type="float">
            <text:p>8835</text:p>
          </table:table-cell>
          <table:table-cell office:value-type="float" office:value="5457" calcext:value-type="float">
            <text:p>5457</text:p>
          </table:table-cell>
          <table:table-cell office:value-type="float" office:value="2790" calcext:value-type="float">
            <text:p>2790</text:p>
          </table:table-cell>
          <table:table-cell office:value-type="float" office:value="8574" calcext:value-type="float">
            <text:p>8574</text:p>
          </table:table-cell>
          <table:table-cell office:value-type="float" office:value="9742" calcext:value-type="float">
            <text:p>9742</text:p>
          </table:table-cell>
          <table:table-cell office:value-type="float" office:value="5054" calcext:value-type="float">
            <text:p>5054</text:p>
          </table:table-cell>
          <table:table-cell office:value-type="float" office:value="9547" calcext:value-type="float">
            <text:p>9547</text:p>
          </table:table-cell>
          <table:table-cell office:value-type="float" office:value="4156" calcext:value-type="float">
            <text:p>4156</text:p>
          </table:table-cell>
          <table:table-cell office:value-type="float" office:value="7940" calcext:value-type="float">
            <text:p>7940</text:p>
          </table:table-cell>
          <table:table-cell office:value-type="float" office:value="8126" calcext:value-type="float">
            <text:p>8126</text:p>
          </table:table-cell>
          <table:table-cell office:value-type="float" office:value="9824" calcext:value-type="float">
            <text:p>9824</text:p>
          </table:table-cell>
          <table:table-cell office:value-type="float" office:value="7340" calcext:value-type="float">
            <text:p>7340</text:p>
          </table:table-cell>
          <table:table-cell office:value-type="float" office:value="8840" calcext:value-type="float">
            <text:p>8840</text:p>
          </table:table-cell>
          <table:table-cell office:value-type="float" office:value="6574" calcext:value-type="float">
            <text:p>6574</text:p>
          </table:table-cell>
          <table:table-cell office:value-type="float" office:value="3547" calcext:value-type="float">
            <text:p>3547</text:p>
          </table:table-cell>
          <table:table-cell office:value-type="float" office:value="1477" calcext:value-type="float">
            <text:p>1477</text:p>
          </table:table-cell>
          <table:table-cell office:value-type="float" office:value="3014" calcext:value-type="float">
            <text:p>3014</text:p>
          </table:table-cell>
          <table:table-cell office:value-type="float" office:value="6798" calcext:value-type="float">
            <text:p>6798</text:p>
          </table:table-cell>
          <table:table-cell office:value-type="float" office:value="7134" calcext:value-type="float">
            <text:p>7134</text:p>
          </table:table-cell>
          <table:table-cell office:value-type="float" office:value="435" calcext:value-type="float">
            <text:p>435</text:p>
          </table:table-cell>
          <table:table-cell office:value-type="float" office:value="9484" calcext:value-type="float">
            <text:p>9484</text:p>
          </table:table-cell>
          <table:table-cell office:value-type="float" office:value="9859" calcext:value-type="float">
            <text:p>9859</text:p>
          </table:table-cell>
          <table:table-cell office:value-type="float" office:value="3031" calcext:value-type="float">
            <text:p>3031</text:p>
          </table:table-cell>
          <table:table-cell office:value-type="float" office:value="4" calcext:value-type="float">
            <text:p>4</text:p>
          </table:table-cell>
          <table:table-cell office:value-type="float" office:value="1502" calcext:value-type="float">
            <text:p>1502</text:p>
          </table:table-cell>
          <table:table-cell office:value-type="float" office:value="4133" calcext:value-type="float">
            <text:p>4133</text:p>
          </table:table-cell>
          <table:table-cell office:value-type="float" office:value="1738" calcext:value-type="float">
            <text:p>1738</text:p>
          </table:table-cell>
          <table:table-cell office:value-type="float" office:value="1807" calcext:value-type="float">
            <text:p>1807</text:p>
          </table:table-cell>
          <table:table-cell office:value-type="float" office:value="4825" calcext:value-type="float">
            <text:p>4825</text:p>
          </table:table-cell>
          <table:table-cell office:value-type="float" office:value="463" calcext:value-type="float">
            <text:p>463</text:p>
          </table:table-cell>
          <table:table-cell office:value-type="float" office:value="6343" calcext:value-type="float">
            <text:p>6343</text:p>
          </table:table-cell>
          <table:table-cell office:value-type="float" office:value="9701" calcext:value-type="float">
            <text:p>9701</text:p>
          </table:table-cell>
          <table:table-cell office:value-type="float" office:value="8506" calcext:value-type="float">
            <text:p>8506</text:p>
          </table:table-cell>
          <table:table-cell office:value-type="float" office:value="9822" calcext:value-type="float">
            <text:p>9822</text:p>
          </table:table-cell>
          <table:table-cell office:value-type="float" office:value="9555" calcext:value-type="float">
            <text:p>9555</text:p>
          </table:table-cell>
          <table:table-cell office:value-type="float" office:value="8688" calcext:value-type="float">
            <text:p>8688</text:p>
          </table:table-cell>
          <table:table-cell office:value-type="float" office:value="8168" calcext:value-type="float">
            <text:p>8168</text:p>
          </table:table-cell>
          <table:table-cell office:value-type="float" office:value="3467" calcext:value-type="float">
            <text:p>3467</text:p>
          </table:table-cell>
          <table:table-cell office:value-type="float" office:value="3234" calcext:value-type="float">
            <text:p>3234</text:p>
          </table:table-cell>
          <table:table-cell office:value-type="float" office:value="6318" calcext:value-type="float">
            <text:p>6318</text:p>
          </table:table-cell>
          <table:table-cell office:value-type="float" office:value="1787" calcext:value-type="float">
            <text:p>1787</text:p>
          </table:table-cell>
          <table:table-cell office:value-type="float" office:value="5591" calcext:value-type="float">
            <text:p>5591</text:p>
          </table:table-cell>
          <table:table-cell office:value-type="float" office:value="419" calcext:value-type="float">
            <text:p>419</text:p>
          </table:table-cell>
          <table:table-cell office:value-type="float" office:value="6593" calcext:value-type="float">
            <text:p>6593</text:p>
          </table:table-cell>
          <table:table-cell office:value-type="float" office:value="7974" calcext:value-type="float">
            <text:p>7974</text:p>
          </table:table-cell>
          <table:table-cell office:value-type="float" office:value="8486" calcext:value-type="float">
            <text:p>8486</text:p>
          </table:table-cell>
          <table:table-cell office:value-type="float" office:value="9861" calcext:value-type="float">
            <text:p>9861</text:p>
          </table:table-cell>
          <table:table-cell office:value-type="float" office:value="6381" calcext:value-type="float">
            <text:p>6381</text:p>
          </table:table-cell>
          <table:table-cell office:value-type="float" office:value="6758" calcext:value-type="float">
            <text:p>6758</text:p>
          </table:table-cell>
          <table:table-cell office:value-type="float" office:value="194" calcext:value-type="float">
            <text:p>194</text:p>
          </table:table-cell>
          <table:table-cell office:value-type="float" office:value="3061" calcext:value-type="float">
            <text:p>3061</text:p>
          </table:table-cell>
          <table:table-cell office:value-type="float" office:value="4315" calcext:value-type="float">
            <text:p>4315</text:p>
          </table:table-cell>
          <table:table-cell office:value-type="float" office:value="2863" calcext:value-type="float">
            <text:p>2863</text:p>
          </table:table-cell>
          <table:table-cell office:value-type="float" office:value="4665" calcext:value-type="float">
            <text:p>4665</text:p>
          </table:table-cell>
          <table:table-cell office:value-type="float" office:value="3789" calcext:value-type="float">
            <text:p>3789</text:p>
          </table:table-cell>
          <table:table-cell office:value-type="float" office:value="2201" calcext:value-type="float">
            <text:p>2201</text:p>
          </table:table-cell>
          <table:table-cell office:value-type="float" office:value="1492" calcext:value-type="float">
            <text:p>1492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927" calcext:value-type="float">
            <text:p>8927</text:p>
          </table:table-cell>
          <table:table-cell office:value-type="float" office:value="6608" calcext:value-type="float">
            <text:p>6608</text:p>
          </table:table-cell>
          <table:table-cell office:value-type="float" office:value="5682" calcext:value-type="float">
            <text:p>5682</text:p>
          </table:table-cell>
          <table:table-cell office:value-type="float" office:value="8986" calcext:value-type="float">
            <text:p>8986</text:p>
          </table:table-cell>
          <table:table-cell office:value-type="float" office:value="6867" calcext:value-type="float">
            <text:p>6867</text:p>
          </table:table-cell>
          <table:table-cell office:value-type="float" office:value="1715" calcext:value-type="float">
            <text:p>1715</text:p>
          </table:table-cell>
          <table:table-cell office:value-type="float" office:value="6076" calcext:value-type="float">
            <text:p>6076</text:p>
          </table:table-cell>
          <table:table-cell office:value-type="float" office:value="3159" calcext:value-type="float">
            <text:p>3159</text:p>
          </table:table-cell>
          <table:table-cell office:value-type="float" office:value="788" calcext:value-type="float">
            <text:p>788</text:p>
          </table:table-cell>
          <table:table-cell office:value-type="float" office:value="3140" calcext:value-type="float">
            <text:p>3140</text:p>
          </table:table-cell>
          <table:table-cell office:value-type="float" office:value="4744" calcext:value-type="float">
            <text:p>4744</text:p>
          </table:table-cell>
          <table:table-cell office:value-type="float" office:value="830" calcext:value-type="float">
            <text:p>830</text:p>
          </table:table-cell>
          <table:table-cell office:value-type="float" office:value="9253" calcext:value-type="float">
            <text:p>9253</text:p>
          </table:table-cell>
          <table:table-cell office:value-type="float" office:value="5812" calcext:value-type="float">
            <text:p>5812</text:p>
          </table:table-cell>
          <table:table-cell office:value-type="float" office:value="5021" calcext:value-type="float">
            <text:p>5021</text:p>
          </table:table-cell>
          <table:table-cell office:value-type="float" office:value="7616" calcext:value-type="float">
            <text:p>7616</text:p>
          </table:table-cell>
          <table:table-cell office:value-type="float" office:value="8534" calcext:value-type="float">
            <text:p>8534</text:p>
          </table:table-cell>
          <table:table-cell office:value-type="float" office:value="1546" calcext:value-type="float">
            <text:p>1546</text:p>
          </table:table-cell>
          <table:table-cell office:value-type="float" office:value="9590" calcext:value-type="float">
            <text:p>9590</text:p>
          </table:table-cell>
          <table:table-cell office:value-type="float" office:value="1101" calcext:value-type="float">
            <text:p>1101</text:p>
          </table:table-cell>
          <table:table-cell office:value-type="float" office:value="9012" calcext:value-type="float">
            <text:p>9012</text:p>
          </table:table-cell>
          <table:table-cell office:value-type="float" office:value="9821" calcext:value-type="float">
            <text:p>9821</text:p>
          </table:table-cell>
          <table:table-cell office:value-type="float" office:value="8132" calcext:value-type="float">
            <text:p>8132</text:p>
          </table:table-cell>
          <table:table-cell office:value-type="float" office:value="7857" calcext:value-type="float">
            <text:p>7857</text:p>
          </table:table-cell>
          <table:table-cell office:value-type="float" office:value="4086" calcext:value-type="float">
            <text:p>4086</text:p>
          </table:table-cell>
          <table:table-cell office:value-type="float" office:value="1069" calcext:value-type="float">
            <text:p>1069</text:p>
          </table:table-cell>
          <table:table-cell office:value-type="float" office:value="7491" calcext:value-type="float">
            <text:p>7491</text:p>
          </table:table-cell>
          <table:table-cell office:value-type="float" office:value="2988" calcext:value-type="float">
            <text:p>2988</text:p>
          </table:table-cell>
          <table:table-cell office:value-type="float" office:value="1579" calcext:value-type="float">
            <text:p>1579</text:p>
          </table:table-cell>
          <table:table-cell office:value-type="float" office:value="2442" calcext:value-type="float">
            <text:p>2442</text:p>
          </table:table-cell>
          <table:table-cell office:value-type="float" office:value="4321" calcext:value-type="float">
            <text:p>4321</text:p>
          </table:table-cell>
          <table:table-cell office:value-type="float" office:value="2149" calcext:value-type="float">
            <text:p>2149</text:p>
          </table:table-cell>
          <table:table-cell office:value-type="float" office:value="7642" calcext:value-type="float">
            <text:p>7642</text:p>
          </table:table-cell>
          <table:table-cell office:value-type="float" office:value="6108" calcext:value-type="float">
            <text:p>6108</text:p>
          </table:table-cell>
          <table:table-cell office:value-type="float" office:value="250" calcext:value-type="float">
            <text:p>250</text:p>
          </table:table-cell>
          <table:table-cell office:value-type="float" office:value="6086" calcext:value-type="float">
            <text:p>6086</text:p>
          </table:table-cell>
          <table:table-cell office:value-type="float" office:value="3167" calcext:value-type="float">
            <text:p>3167</text:p>
          </table:table-cell>
          <table:table-cell office:value-type="float" office:value="24" calcext:value-type="float">
            <text:p>24</text:p>
          </table:table-cell>
          <table:table-cell office:value-type="float" office:value="9528" calcext:value-type="float">
            <text:p>9528</text:p>
          </table:table-cell>
          <table:table-cell office:value-type="float" office:value="7663" calcext:value-type="float">
            <text:p>7663</text:p>
          </table:table-cell>
          <table:table-cell office:value-type="float" office:value="2685" calcext:value-type="float">
            <text:p>2685</text:p>
          </table:table-cell>
          <table:table-cell office:value-type="float" office:value="1220" calcext:value-type="float">
            <text:p>1220</text:p>
          </table:table-cell>
          <table:table-cell office:value-type="float" office:value="9196" calcext:value-type="float">
            <text:p>9196</text:p>
          </table:table-cell>
          <table:table-cell office:value-type="float" office:value="1397" calcext:value-type="float">
            <text:p>1397</text:p>
          </table:table-cell>
          <table:table-cell office:value-type="float" office:value="5776" calcext:value-type="float">
            <text:p>5776</text:p>
          </table:table-cell>
          <table:table-cell office:value-type="float" office:value="1577" calcext:value-type="float">
            <text:p>1577</text:p>
          </table:table-cell>
          <table:table-cell office:value-type="float" office:value="1730" calcext:value-type="float">
            <text:p>1730</text:p>
          </table:table-cell>
          <table:table-cell office:value-type="float" office:value="5481" calcext:value-type="float">
            <text:p>5481</text:p>
          </table:table-cell>
          <table:table-cell office:value-type="float" office:value="977" calcext:value-type="float">
            <text:p>977</text:p>
          </table:table-cell>
          <table:table-cell office:value-type="float" office:value="6115" calcext:value-type="float">
            <text:p>6115</text:p>
          </table:table-cell>
          <table:table-cell office:value-type="float" office:value="199" calcext:value-type="float">
            <text:p>199</text:p>
          </table:table-cell>
          <table:table-cell office:value-type="float" office:value="6326" calcext:value-type="float">
            <text:p>6326</text:p>
          </table:table-cell>
          <table:table-cell office:value-type="float" office:value="2183" calcext:value-type="float">
            <text:p>2183</text:p>
          </table:table-cell>
          <table:table-cell office:value-type="float" office:value="3767" calcext:value-type="float">
            <text:p>3767</text:p>
          </table:table-cell>
          <table:table-cell office:value-type="float" office:value="5928" calcext:value-type="float">
            <text:p>5928</text:p>
          </table:table-cell>
          <table:table-cell office:value-type="float" office:value="5586" calcext:value-type="float">
            <text:p>5586</text:p>
          </table:table-cell>
          <table:table-cell office:value-type="float" office:value="7561" calcext:value-type="float">
            <text:p>7561</text:p>
          </table:table-cell>
          <table:table-cell office:value-type="float" office:value="663" calcext:value-type="float">
            <text:p>663</text:p>
          </table:table-cell>
          <table:table-cell office:value-type="float" office:value="8649" calcext:value-type="float">
            <text:p>8649</text:p>
          </table:table-cell>
          <table:table-cell office:value-type="float" office:value="9688" calcext:value-type="float">
            <text:p>9688</text:p>
          </table:table-cell>
          <table:table-cell office:value-type="float" office:value="949" calcext:value-type="float">
            <text:p>949</text:p>
          </table:table-cell>
          <table:table-cell office:value-type="float" office:value="5913" calcext:value-type="float">
            <text:p>5913</text:p>
          </table:table-cell>
          <table:table-cell office:value-type="float" office:value="9160" calcext:value-type="float">
            <text:p>9160</text:p>
          </table:table-cell>
          <table:table-cell office:value-type="float" office:value="1870" calcext:value-type="float">
            <text:p>1870</text:p>
          </table:table-cell>
          <table:table-cell office:value-type="float" office:value="5764" calcext:value-type="float">
            <text:p>5764</text:p>
          </table:table-cell>
          <table:table-cell office:value-type="float" office:value="9887" calcext:value-type="float">
            <text:p>9887</text:p>
          </table:table-cell>
          <table:table-cell office:value-type="float" office:value="4477" calcext:value-type="float">
            <text:p>4477</text:p>
          </table:table-cell>
          <table:table-cell office:value-type="float" office:value="6703" calcext:value-type="float">
            <text:p>6703</text:p>
          </table:table-cell>
          <table:table-cell office:value-type="float" office:value="1413" calcext:value-type="float">
            <text:p>1413</text:p>
          </table:table-cell>
          <table:table-cell office:value-type="float" office:value="4995" calcext:value-type="float">
            <text:p>4995</text:p>
          </table:table-cell>
          <table:table-cell office:value-type="float" office:value="5494" calcext:value-type="float">
            <text:p>5494</text:p>
          </table:table-cell>
          <table:table-cell office:value-type="float" office:value="7131" calcext:value-type="float">
            <text:p>7131</text:p>
          </table:table-cell>
          <table:table-cell office:value-type="float" office:value="2192" calcext:value-type="float">
            <text:p>2192</text:p>
          </table:table-cell>
          <table:table-cell office:value-type="float" office:value="8969" calcext:value-type="float">
            <text:p>8969</text:p>
          </table:table-cell>
          <table:table-cell office:value-type="float" office:value="7138" calcext:value-type="float">
            <text:p>7138</text:p>
          </table:table-cell>
          <table:table-cell office:value-type="float" office:value="3997" calcext:value-type="float">
            <text:p>3997</text:p>
          </table:table-cell>
          <table:table-cell office:value-type="float" office:value="8697" calcext:value-type="float">
            <text:p>8697</text:p>
          </table:table-cell>
          <table:table-cell office:value-type="float" office:value="646" calcext:value-type="float">
            <text:p>64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8074" calcext:value-type="float">
            <text:p>8074</text:p>
          </table:table-cell>
          <table:table-cell office:value-type="float" office:value="1731" calcext:value-type="float">
            <text:p>1731</text:p>
          </table:table-cell>
          <table:table-cell office:value-type="float" office:value="8245" calcext:value-type="float">
            <text:p>8245</text:p>
          </table:table-cell>
          <table:table-cell office:value-type="float" office:value="624" calcext:value-type="float">
            <text:p>624</text:p>
          </table:table-cell>
          <table:table-cell office:value-type="float" office:value="4601" calcext:value-type="float">
            <text:p>4601</text:p>
          </table:table-cell>
          <table:table-cell office:value-type="float" office:value="8706" calcext:value-type="float">
            <text:p>8706</text:p>
          </table:table-cell>
          <table:table-cell office:value-type="float" office:value="155" calcext:value-type="float">
            <text:p>155</text:p>
          </table:table-cell>
          <table:table-cell office:value-type="float" office:value="8891" calcext:value-type="float">
            <text:p>8891</text:p>
          </table:table-cell>
          <table:table-cell office:value-type="float" office:value="309" calcext:value-type="float">
            <text:p>309</text:p>
          </table:table-cell>
          <table:table-cell office:value-type="float" office:value="2552" calcext:value-type="float">
            <text:p>2552</text:p>
          </table:table-cell>
          <table:table-cell office:value-type="float" office:value="8208" calcext:value-type="float">
            <text:p>8208</text:p>
          </table:table-cell>
          <table:table-cell office:value-type="float" office:value="8452" calcext:value-type="float">
            <text:p>8452</text:p>
          </table:table-cell>
          <table:table-cell office:value-type="float" office:value="2954" calcext:value-type="float">
            <text:p>2954</text:p>
          </table:table-cell>
          <table:table-cell office:value-type="float" office:value="3124" calcext:value-type="float">
            <text:p>3124</text:p>
          </table:table-cell>
          <table:table-cell office:value-type="float" office:value="3469" calcext:value-type="float">
            <text:p>3469</text:p>
          </table:table-cell>
          <table:table-cell office:value-type="float" office:value="4246" calcext:value-type="float">
            <text:p>4246</text:p>
          </table:table-cell>
          <table:table-cell office:value-type="float" office:value="3352" calcext:value-type="float">
            <text:p>3352</text:p>
          </table:table-cell>
          <table:table-cell office:value-type="float" office:value="1105" calcext:value-type="float">
            <text:p>1105</text:p>
          </table:table-cell>
          <table:table-cell office:value-type="float" office:value="4509" calcext:value-type="float">
            <text:p>4509</text:p>
          </table:table-cell>
          <table:table-cell office:value-type="float" office:value="8677" calcext:value-type="float">
            <text:p>8677</text:p>
          </table:table-cell>
          <table:table-cell office:value-type="float" office:value="9901" calcext:value-type="float">
            <text:p>9901</text:p>
          </table:table-cell>
          <table:table-cell office:value-type="float" office:value="4416" calcext:value-type="float">
            <text:p>4416</text:p>
          </table:table-cell>
          <table:table-cell office:value-type="float" office:value="8191" calcext:value-type="float">
            <text:p>8191</text:p>
          </table:table-cell>
          <table:table-cell office:value-type="float" office:value="9283" calcext:value-type="float">
            <text:p>9283</text:p>
          </table:table-cell>
          <table:table-cell office:value-type="float" office:value="5625" calcext:value-type="float">
            <text:p>5625</text:p>
          </table:table-cell>
          <table:table-cell office:value-type="float" office:value="7120" calcext:value-type="float">
            <text:p>7120</text:p>
          </table:table-cell>
          <table:table-cell office:value-type="float" office:value="2952" calcext:value-type="float">
            <text:p>2952</text:p>
          </table:table-cell>
          <table:table-cell office:value-type="float" office:value="8881" calcext:value-type="float">
            <text:p>8881</text:p>
          </table:table-cell>
          <table:table-cell office:value-type="float" office:value="7693" calcext:value-type="float">
            <text:p>7693</text:p>
          </table:table-cell>
          <table:table-cell office:value-type="float" office:value="830" calcext:value-type="float">
            <text:p>830</text:p>
          </table:table-cell>
          <table:table-cell office:value-type="float" office:value="4580" calcext:value-type="float">
            <text:p>4580</text:p>
          </table:table-cell>
          <table:table-cell office:value-type="float" office:value="8228" calcext:value-type="float">
            <text:p>8228</text:p>
          </table:table-cell>
          <table:table-cell office:value-type="float" office:value="9459" calcext:value-type="float">
            <text:p>9459</text:p>
          </table:table-cell>
          <table:table-cell office:value-type="float" office:value="8611" calcext:value-type="float">
            <text:p>8611</text:p>
          </table:table-cell>
          <table:table-cell office:value-type="float" office:value="4499" calcext:value-type="float">
            <text:p>4499</text:p>
          </table:table-cell>
          <table:table-cell office:value-type="float" office:value="1179" calcext:value-type="float">
            <text:p>1179</text:p>
          </table:table-cell>
          <table:table-cell office:value-type="float" office:value="4988" calcext:value-type="float">
            <text:p>4988</text:p>
          </table:table-cell>
          <table:table-cell office:value-type="float" office:value="1394" calcext:value-type="float">
            <text:p>1394</text:p>
          </table:table-cell>
          <table:table-cell office:value-type="float" office:value="550" calcext:value-type="float">
            <text:p>550</text:p>
          </table:table-cell>
          <table:table-cell office:value-type="float" office:value="2336" calcext:value-type="float">
            <text:p>2336</text:p>
          </table:table-cell>
          <table:table-cell office:value-type="float" office:value="6089" calcext:value-type="float">
            <text:p>6089</text:p>
          </table:table-cell>
          <table:table-cell office:value-type="float" office:value="6872" calcext:value-type="float">
            <text:p>6872</text:p>
          </table:table-cell>
          <table:table-cell office:value-type="float" office:value="269" calcext:value-type="float">
            <text:p>269</text:p>
          </table:table-cell>
          <table:table-cell office:value-type="float" office:value="7213" calcext:value-type="float">
            <text:p>7213</text:p>
          </table:table-cell>
          <table:table-cell office:value-type="float" office:value="1848" calcext:value-type="float">
            <text:p>1848</text:p>
          </table:table-cell>
          <table:table-cell office:value-type="float" office:value="917" calcext:value-type="float">
            <text:p>917</text:p>
          </table:table-cell>
          <table:table-cell office:value-type="float" office:value="6672" calcext:value-type="float">
            <text:p>6672</text:p>
          </table:table-cell>
          <table:table-cell office:value-type="float" office:value="4890" calcext:value-type="float">
            <text:p>4890</text:p>
          </table:table-cell>
          <table:table-cell office:value-type="float" office:value="656" calcext:value-type="float">
            <text:p>656</text:p>
          </table:table-cell>
          <table:table-cell office:value-type="float" office:value="1478" calcext:value-type="float">
            <text:p>1478</text:p>
          </table:table-cell>
          <table:table-cell office:value-type="float" office:value="6536" calcext:value-type="float">
            <text:p>6536</text:p>
          </table:table-cell>
          <table:table-cell office:value-type="float" office:value="3165" calcext:value-type="float">
            <text:p>3165</text:p>
          </table:table-cell>
          <table:table-cell office:value-type="float" office:value="4743" calcext:value-type="float">
            <text:p>4743</text:p>
          </table:table-cell>
          <table:table-cell office:value-type="float" office:value="4990" calcext:value-type="float">
            <text:p>4990</text:p>
          </table:table-cell>
          <table:table-cell office:value-type="float" office:value="1176" calcext:value-type="float">
            <text:p>1176</text:p>
          </table:table-cell>
          <table:table-cell office:value-type="float" office:value="6211" calcext:value-type="float">
            <text:p>6211</text:p>
          </table:table-cell>
          <table:table-cell office:value-type="float" office:value="7207" calcext:value-type="float">
            <text:p>7207</text:p>
          </table:table-cell>
          <table:table-cell office:value-type="float" office:value="5284" calcext:value-type="float">
            <text:p>5284</text:p>
          </table:table-cell>
          <table:table-cell office:value-type="float" office:value="9730" calcext:value-type="float">
            <text:p>9730</text:p>
          </table:table-cell>
          <table:table-cell office:value-type="float" office:value="4738" calcext:value-type="float">
            <text:p>4738</text:p>
          </table:table-cell>
          <table:table-cell office:value-type="float" office:value="1549" calcext:value-type="float">
            <text:p>1549</text:p>
          </table:table-cell>
          <table:table-cell office:value-type="float" office:value="4986" calcext:value-type="float">
            <text:p>4986</text:p>
          </table:table-cell>
          <table:table-cell office:value-type="float" office:value="4942" calcext:value-type="float">
            <text:p>4942</text:p>
          </table:table-cell>
          <table:table-cell office:value-type="float" office:value="8645" calcext:value-type="float">
            <text:p>8645</text:p>
          </table:table-cell>
          <table:table-cell office:value-type="float" office:value="3698" calcext:value-type="float">
            <text:p>3698</text:p>
          </table:table-cell>
          <table:table-cell office:value-type="float" office:value="9429" calcext:value-type="float">
            <text:p>9429</text:p>
          </table:table-cell>
          <table:table-cell office:value-type="float" office:value="1439" calcext:value-type="float">
            <text:p>1439</text:p>
          </table:table-cell>
          <table:table-cell office:value-type="float" office:value="2175" calcext:value-type="float">
            <text:p>2175</text:p>
          </table:table-cell>
          <table:table-cell office:value-type="float" office:value="6549" calcext:value-type="float">
            <text:p>6549</text:p>
          </table:table-cell>
          <table:table-cell office:value-type="float" office:value="3058" calcext:value-type="float">
            <text:p>3058</text:p>
          </table:table-cell>
          <table:table-cell office:value-type="float" office:value="6513" calcext:value-type="float">
            <text:p>6513</text:p>
          </table:table-cell>
          <table:table-cell office:value-type="float" office:value="1574" calcext:value-type="float">
            <text:p>1574</text:p>
          </table:table-cell>
          <table:table-cell office:value-type="float" office:value="6988" calcext:value-type="float">
            <text:p>6988</text:p>
          </table:table-cell>
          <table:table-cell office:value-type="float" office:value="8333" calcext:value-type="float">
            <text:p>8333</text:p>
          </table:table-cell>
          <table:table-cell office:value-type="float" office:value="3406" calcext:value-type="float">
            <text:p>3406</text:p>
          </table:table-cell>
          <table:table-cell office:value-type="float" office:value="5245" calcext:value-type="float">
            <text:p>5245</text:p>
          </table:table-cell>
          <table:table-cell office:value-type="float" office:value="5431" calcext:value-type="float">
            <text:p>5431</text:p>
          </table:table-cell>
          <table:table-cell office:value-type="float" office:value="7140" calcext:value-type="float">
            <text:p>7140</text:p>
          </table:table-cell>
          <table:table-cell office:value-type="float" office:value="7085" calcext:value-type="float">
            <text:p>7085</text:p>
          </table:table-cell>
          <table:table-cell office:value-type="float" office:value="6407" calcext:value-type="float">
            <text:p>6407</text:p>
          </table:table-cell>
        </table:table-row>
        <table:table-row table:style-name="ro1">
          <table:table-cell office:value-type="float" office:value="7845" calcext:value-type="float">
            <text:p>7845</text:p>
          </table:table-cell>
          <table:table-cell office:value-type="float" office:value="4694" calcext:value-type="float">
            <text:p>4694</text:p>
          </table:table-cell>
          <table:table-cell office:value-type="float" office:value="2530" calcext:value-type="float">
            <text:p>2530</text:p>
          </table:table-cell>
          <table:table-cell office:value-type="float" office:value="8249" calcext:value-type="float">
            <text:p>8249</text:p>
          </table:table-cell>
          <table:table-cell office:value-type="float" office:value="290" calcext:value-type="float">
            <text:p>290</text:p>
          </table:table-cell>
          <table:table-cell office:value-type="float" office:value="5948" calcext:value-type="float">
            <text:p>5948</text:p>
          </table:table-cell>
          <table:table-cell office:value-type="float" office:value="5509" calcext:value-type="float">
            <text:p>5509</text:p>
          </table:table-cell>
          <table:table-cell office:value-type="float" office:value="1588" calcext:value-type="float">
            <text:p>1588</text:p>
          </table:table-cell>
          <table:table-cell office:value-type="float" office:value="5940" calcext:value-type="float">
            <text:p>5940</text:p>
          </table:table-cell>
          <table:table-cell office:value-type="float" office:value="4495" calcext:value-type="float">
            <text:p>4495</text:p>
          </table:table-cell>
          <table:table-cell office:value-type="float" office:value="5866" calcext:value-type="float">
            <text:p>5866</text:p>
          </table:table-cell>
          <table:table-cell office:value-type="float" office:value="5021" calcext:value-type="float">
            <text:p>5021</text:p>
          </table:table-cell>
          <table:table-cell office:value-type="float" office:value="4626" calcext:value-type="float">
            <text:p>4626</text:p>
          </table:table-cell>
          <table:table-cell office:value-type="float" office:value="3979" calcext:value-type="float">
            <text:p>3979</text:p>
          </table:table-cell>
          <table:table-cell office:value-type="float" office:value="3296" calcext:value-type="float">
            <text:p>3296</text:p>
          </table:table-cell>
          <table:table-cell office:value-type="float" office:value="7589" calcext:value-type="float">
            <text:p>7589</text:p>
          </table:table-cell>
          <table:table-cell office:value-type="float" office:value="4854" calcext:value-type="float">
            <text:p>4854</text:p>
          </table:table-cell>
          <table:table-cell office:value-type="float" office:value="1998" calcext:value-type="float">
            <text:p>1998</text:p>
          </table:table-cell>
          <table:table-cell office:value-type="float" office:value="5627" calcext:value-type="float">
            <text:p>5627</text:p>
          </table:table-cell>
          <table:table-cell office:value-type="float" office:value="3926" calcext:value-type="float">
            <text:p>3926</text:p>
          </table:table-cell>
          <table:table-cell office:value-type="float" office:value="8346" calcext:value-type="float">
            <text:p>8346</text:p>
          </table:table-cell>
          <table:table-cell office:value-type="float" office:value="6512" calcext:value-type="float">
            <text:p>6512</text:p>
          </table:table-cell>
          <table:table-cell office:value-type="float" office:value="9608" calcext:value-type="float">
            <text:p>9608</text:p>
          </table:table-cell>
          <table:table-cell office:value-type="float" office:value="1918" calcext:value-type="float">
            <text:p>1918</text:p>
          </table:table-cell>
          <table:table-cell office:value-type="float" office:value="7070" calcext:value-type="float">
            <text:p>7070</text:p>
          </table:table-cell>
          <table:table-cell office:value-type="float" office:value="4747" calcext:value-type="float">
            <text:p>4747</text:p>
          </table:table-cell>
          <table:table-cell office:value-type="float" office:value="4182" calcext:value-type="float">
            <text:p>4182</text:p>
          </table:table-cell>
          <table:table-cell office:value-type="float" office:value="2858" calcext:value-type="float">
            <text:p>2858</text:p>
          </table:table-cell>
          <table:table-cell office:value-type="float" office:value="2766" calcext:value-type="float">
            <text:p>2766</text:p>
          </table:table-cell>
          <table:table-cell office:value-type="float" office:value="4606" calcext:value-type="float">
            <text:p>4606</text:p>
          </table:table-cell>
          <table:table-cell office:value-type="float" office:value="6269" calcext:value-type="float">
            <text:p>6269</text:p>
          </table:table-cell>
          <table:table-cell office:value-type="float" office:value="4107" calcext:value-type="float">
            <text:p>4107</text:p>
          </table:table-cell>
          <table:table-cell office:value-type="float" office:value="8982" calcext:value-type="float">
            <text:p>8982</text:p>
          </table:table-cell>
          <table:table-cell office:value-type="float" office:value="8568" calcext:value-type="float">
            <text:p>8568</text:p>
          </table:table-cell>
          <table:table-cell office:value-type="float" office:value="9053" calcext:value-type="float">
            <text:p>9053</text:p>
          </table:table-cell>
          <table:table-cell office:value-type="float" office:value="4244" calcext:value-type="float">
            <text:p>4244</text:p>
          </table:table-cell>
          <table:table-cell office:value-type="float" office:value="5604" calcext:value-type="float">
            <text:p>5604</text:p>
          </table:table-cell>
          <table:table-cell office:value-type="float" office:value="102" calcext:value-type="float">
            <text:p>102</text:p>
          </table:table-cell>
          <table:table-cell office:value-type="float" office:value="2756" calcext:value-type="float">
            <text:p>2756</text:p>
          </table:table-cell>
          <table:table-cell office:value-type="float" office:value="727" calcext:value-type="float">
            <text:p>727</text:p>
          </table:table-cell>
          <table:table-cell office:value-type="float" office:value="5887" calcext:value-type="float">
            <text:p>5887</text:p>
          </table:table-cell>
          <table:table-cell office:value-type="float" office:value="2566" calcext:value-type="float">
            <text:p>2566</text:p>
          </table:table-cell>
          <table:table-cell office:value-type="float" office:value="7922" calcext:value-type="float">
            <text:p>7922</text:p>
          </table:table-cell>
          <table:table-cell office:value-type="float" office:value="44" calcext:value-type="float">
            <text:p>44</text:p>
          </table:table-cell>
          <table:table-cell office:value-type="float" office:value="5986" calcext:value-type="float">
            <text:p>5986</text:p>
          </table:table-cell>
          <table:table-cell office:value-type="float" office:value="621" calcext:value-type="float">
            <text:p>621</text:p>
          </table:table-cell>
          <table:table-cell office:value-type="float" office:value="1202" calcext:value-type="float">
            <text:p>1202</text:p>
          </table:table-cell>
          <table:table-cell office:value-type="float" office:value="374" calcext:value-type="float">
            <text:p>374</text:p>
          </table:table-cell>
          <table:table-cell office:value-type="float" office:value="6988" calcext:value-type="float">
            <text:p>6988</text:p>
          </table:table-cell>
          <table:table-cell office:value-type="float" office:value="4130" calcext:value-type="float">
            <text:p>4130</text:p>
          </table:table-cell>
          <table:table-cell office:value-type="float" office:value="3627" calcext:value-type="float">
            <text:p>3627</text:p>
          </table:table-cell>
          <table:table-cell office:value-type="float" office:value="6744" calcext:value-type="float">
            <text:p>6744</text:p>
          </table:table-cell>
          <table:table-cell office:value-type="float" office:value="9443" calcext:value-type="float">
            <text:p>9443</text:p>
          </table:table-cell>
          <table:table-cell office:value-type="float" office:value="4568" calcext:value-type="float">
            <text:p>4568</text:p>
          </table:table-cell>
          <table:table-cell office:value-type="float" office:value="1398" calcext:value-type="float">
            <text:p>1398</text:p>
          </table:table-cell>
          <table:table-cell office:value-type="float" office:value="8679" calcext:value-type="float">
            <text:p>8679</text:p>
          </table:table-cell>
          <table:table-cell office:value-type="float" office:value="397" calcext:value-type="float">
            <text:p>397</text:p>
          </table:table-cell>
          <table:table-cell office:value-type="float" office:value="3928" calcext:value-type="float">
            <text:p>3928</text:p>
          </table:table-cell>
          <table:table-cell office:value-type="float" office:value="9159" calcext:value-type="float">
            <text:p>9159</text:p>
          </table:table-cell>
          <table:table-cell office:value-type="float" office:value="367" calcext:value-type="float">
            <text:p>367</text:p>
          </table:table-cell>
          <table:table-cell office:value-type="float" office:value="2917" calcext:value-type="float">
            <text:p>2917</text:p>
          </table:table-cell>
          <table:table-cell office:value-type="float" office:value="6127" calcext:value-type="float">
            <text:p>6127</text:p>
          </table:table-cell>
          <table:table-cell office:value-type="float" office:value="5788" calcext:value-type="float">
            <text:p>5788</text:p>
          </table:table-cell>
          <table:table-cell office:value-type="float" office:value="3304" calcext:value-type="float">
            <text:p>3304</text:p>
          </table:table-cell>
          <table:table-cell office:value-type="float" office:value="8129" calcext:value-type="float">
            <text:p>8129</text:p>
          </table:table-cell>
          <table:table-cell office:value-type="float" office:value="911" calcext:value-type="float">
            <text:p>911</text:p>
          </table:table-cell>
          <table:table-cell office:value-type="float" office:value="2669" calcext:value-type="float">
            <text:p>2669</text:p>
          </table:table-cell>
          <table:table-cell office:value-type="float" office:value="1463" calcext:value-type="float">
            <text:p>1463</text:p>
          </table:table-cell>
          <table:table-cell office:value-type="float" office:value="9749" calcext:value-type="float">
            <text:p>9749</text:p>
          </table:table-cell>
          <table:table-cell office:value-type="float" office:value="264" calcext:value-type="float">
            <text:p>264</text:p>
          </table:table-cell>
          <table:table-cell office:value-type="float" office:value="4478" calcext:value-type="float">
            <text:p>4478</text:p>
          </table:table-cell>
          <table:table-cell office:value-type="float" office:value="8940" calcext:value-type="float">
            <text:p>8940</text:p>
          </table:table-cell>
          <table:table-cell office:value-type="float" office:value="1109" calcext:value-type="float">
            <text:p>1109</text:p>
          </table:table-cell>
          <table:table-cell office:value-type="float" office:value="7309" calcext:value-type="float">
            <text:p>7309</text:p>
          </table:table-cell>
          <table:table-cell office:value-type="float" office:value="2462" calcext:value-type="float">
            <text:p>2462</text:p>
          </table:table-cell>
          <table:table-cell office:value-type="float" office:value="117" calcext:value-type="float">
            <text:p>117</text:p>
          </table:table-cell>
          <table:table-cell office:value-type="float" office:value="4692" calcext:value-type="float">
            <text:p>4692</text:p>
          </table:table-cell>
          <table:table-cell office:value-type="float" office:value="7724" calcext:value-type="float">
            <text:p>7724</text:p>
          </table:table-cell>
          <table:table-cell office:value-type="float" office:value="225" calcext:value-type="float">
            <text:p>225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3637" calcext:value-type="float">
            <text:p>3637</text:p>
          </table:table-cell>
          <table:table-cell office:value-type="float" office:value="2000" calcext:value-type="float">
            <text:p>2000</text:p>
          </table:table-cell>
          <table:table-cell office:value-type="float" office:value="941" calcext:value-type="float">
            <text:p>941</text:p>
          </table:table-cell>
          <table:table-cell office:value-type="float" office:value="8903" calcext:value-type="float">
            <text:p>8903</text:p>
          </table:table-cell>
          <table:table-cell office:value-type="float" office:value="39" calcext:value-type="float">
            <text:p>39</text:p>
          </table:table-cell>
          <table:table-cell office:value-type="float" office:value="3443" calcext:value-type="float">
            <text:p>3443</text:p>
          </table:table-cell>
          <table:table-cell office:value-type="float" office:value="7172" calcext:value-type="float">
            <text:p>7172</text:p>
          </table:table-cell>
          <table:table-cell office:value-type="float" office:value="1031" calcext:value-type="float">
            <text:p>1031</text:p>
          </table:table-cell>
          <table:table-cell office:value-type="float" office:value="3687" calcext:value-type="float">
            <text:p>3687</text:p>
          </table:table-cell>
          <table:table-cell office:value-type="float" office:value="4901" calcext:value-type="float">
            <text:p>4901</text:p>
          </table:table-cell>
          <table:table-cell office:value-type="float" office:value="8082" calcext:value-type="float">
            <text:p>8082</text:p>
          </table:table-cell>
          <table:table-cell office:value-type="float" office:value="4945" calcext:value-type="float">
            <text:p>4945</text:p>
          </table:table-cell>
          <table:table-cell office:value-type="float" office:value="4515" calcext:value-type="float">
            <text:p>4515</text:p>
          </table:table-cell>
          <table:table-cell office:value-type="float" office:value="7204" calcext:value-type="float">
            <text:p>7204</text:p>
          </table:table-cell>
          <table:table-cell office:value-type="float" office:value="9310" calcext:value-type="float">
            <text:p>9310</text:p>
          </table:table-cell>
          <table:table-cell office:value-type="float" office:value="9349" calcext:value-type="float">
            <text:p>9349</text:p>
          </table:table-cell>
          <table:table-cell office:value-type="float" office:value="9535" calcext:value-type="float">
            <text:p>9535</text:p>
          </table:table-cell>
          <table:table-cell office:value-type="float" office:value="9940" calcext:value-type="float">
            <text:p>9940</text:p>
          </table:table-cell>
          <table:table-cell office:value-type="float" office:value="218" calcext:value-type="float">
            <text:p>218</text:p>
          </table:table-cell>
          <table:table-cell office:value-type="float" office:value="1788" calcext:value-type="float">
            <text:p>1788</text:p>
          </table:table-cell>
          <table:table-cell office:value-type="float" office:value="9245" calcext:value-type="float">
            <text:p>9245</text:p>
          </table:table-cell>
          <table:table-cell office:value-type="float" office:value="2237" calcext:value-type="float">
            <text:p>2237</text:p>
          </table:table-cell>
          <table:table-cell office:value-type="float" office:value="1541" calcext:value-type="float">
            <text:p>1541</text:p>
          </table:table-cell>
          <table:table-cell office:value-type="float" office:value="5670" calcext:value-type="float">
            <text:p>5670</text:p>
          </table:table-cell>
          <table:table-cell office:value-type="float" office:value="6538" calcext:value-type="float">
            <text:p>6538</text:p>
          </table:table-cell>
          <table:table-cell office:value-type="float" office:value="6047" calcext:value-type="float">
            <text:p>6047</text:p>
          </table:table-cell>
          <table:table-cell office:value-type="float" office:value="5553" calcext:value-type="float">
            <text:p>5553</text:p>
          </table:table-cell>
          <table:table-cell office:value-type="float" office:value="9807" calcext:value-type="float">
            <text:p>9807</text:p>
          </table:table-cell>
          <table:table-cell office:value-type="float" office:value="8101" calcext:value-type="float">
            <text:p>8101</text:p>
          </table:table-cell>
          <table:table-cell office:value-type="float" office:value="1925" calcext:value-type="float">
            <text:p>1925</text:p>
          </table:table-cell>
          <table:table-cell office:value-type="float" office:value="8714" calcext:value-type="float">
            <text:p>8714</text:p>
          </table:table-cell>
          <table:table-cell office:value-type="float" office:value="445" calcext:value-type="float">
            <text:p>445</text:p>
          </table:table-cell>
          <table:table-cell office:value-type="float" office:value="8332" calcext:value-type="float">
            <text:p>8332</text:p>
          </table:table-cell>
          <table:table-cell office:value-type="float" office:value="7309" calcext:value-type="float">
            <text:p>7309</text:p>
          </table:table-cell>
          <table:table-cell office:value-type="float" office:value="6830" calcext:value-type="float">
            <text:p>6830</text:p>
          </table:table-cell>
          <table:table-cell office:value-type="float" office:value="5786" calcext:value-type="float">
            <text:p>5786</text:p>
          </table:table-cell>
          <table:table-cell office:value-type="float" office:value="5736" calcext:value-type="float">
            <text:p>5736</text:p>
          </table:table-cell>
          <table:table-cell office:value-type="float" office:value="7306" calcext:value-type="float">
            <text:p>7306</text:p>
          </table:table-cell>
          <table:table-cell office:value-type="float" office:value="2710" calcext:value-type="float">
            <text:p>2710</text:p>
          </table:table-cell>
          <table:table-cell office:value-type="float" office:value="3034" calcext:value-type="float">
            <text:p>3034</text:p>
          </table:table-cell>
          <table:table-cell office:value-type="float" office:value="1838" calcext:value-type="float">
            <text:p>1838</text:p>
          </table:table-cell>
          <table:table-cell office:value-type="float" office:value="7969" calcext:value-type="float">
            <text:p>7969</text:p>
          </table:table-cell>
          <table:table-cell office:value-type="float" office:value="6318" calcext:value-type="float">
            <text:p>6318</text:p>
          </table:table-cell>
          <table:table-cell office:value-type="float" office:value="7912" calcext:value-type="float">
            <text:p>7912</text:p>
          </table:table-cell>
          <table:table-cell office:value-type="float" office:value="2584" calcext:value-type="float">
            <text:p>2584</text:p>
          </table:table-cell>
          <table:table-cell office:value-type="float" office:value="2080" calcext:value-type="float">
            <text:p>2080</text:p>
          </table:table-cell>
          <table:table-cell office:value-type="float" office:value="7437" calcext:value-type="float">
            <text:p>7437</text:p>
          </table:table-cell>
          <table:table-cell office:value-type="float" office:value="6705" calcext:value-type="float">
            <text:p>6705</text:p>
          </table:table-cell>
          <table:table-cell office:value-type="float" office:value="2254" calcext:value-type="float">
            <text:p>2254</text:p>
          </table:table-cell>
          <table:table-cell office:value-type="float" office:value="7428" calcext:value-type="float">
            <text:p>7428</text:p>
          </table:table-cell>
          <table:table-cell office:value-type="float" office:value="820" calcext:value-type="float">
            <text:p>820</text:p>
          </table:table-cell>
          <table:table-cell office:value-type="float" office:value="782" calcext:value-type="float">
            <text:p>782</text:p>
          </table:table-cell>
          <table:table-cell office:value-type="float" office:value="9861" calcext:value-type="float">
            <text:p>9861</text:p>
          </table:table-cell>
          <table:table-cell office:value-type="float" office:value="7596" calcext:value-type="float">
            <text:p>7596</text:p>
          </table:table-cell>
          <table:table-cell office:value-type="float" office:value="3842" calcext:value-type="float">
            <text:p>3842</text:p>
          </table:table-cell>
          <table:table-cell office:value-type="float" office:value="3631" calcext:value-type="float">
            <text:p>3631</text:p>
          </table:table-cell>
          <table:table-cell office:value-type="float" office:value="8063" calcext:value-type="float">
            <text:p>8063</text:p>
          </table:table-cell>
          <table:table-cell office:value-type="float" office:value="5240" calcext:value-type="float">
            <text:p>5240</text:p>
          </table:table-cell>
          <table:table-cell office:value-type="float" office:value="6666" calcext:value-type="float">
            <text:p>6666</text:p>
          </table:table-cell>
          <table:table-cell office:value-type="float" office:value="394" calcext:value-type="float">
            <text:p>394</text:p>
          </table:table-cell>
          <table:table-cell office:value-type="float" office:value="4565" calcext:value-type="float">
            <text:p>4565</text:p>
          </table:table-cell>
          <table:table-cell office:value-type="float" office:value="7865" calcext:value-type="float">
            <text:p>7865</text:p>
          </table:table-cell>
          <table:table-cell office:value-type="float" office:value="4895" calcext:value-type="float">
            <text:p>4895</text:p>
          </table:table-cell>
          <table:table-cell office:value-type="float" office:value="9890" calcext:value-type="float">
            <text:p>9890</text:p>
          </table:table-cell>
          <table:table-cell office:value-type="float" office:value="6028" calcext:value-type="float">
            <text:p>6028</text:p>
          </table:table-cell>
          <table:table-cell office:value-type="float" office:value="6117" calcext:value-type="float">
            <text:p>6117</text:p>
          </table:table-cell>
          <table:table-cell office:value-type="float" office:value="4724" calcext:value-type="float">
            <text:p>4724</text:p>
          </table:table-cell>
          <table:table-cell office:value-type="float" office:value="9156" calcext:value-type="float">
            <text:p>9156</text:p>
          </table:table-cell>
          <table:table-cell office:value-type="float" office:value="4473" calcext:value-type="float">
            <text:p>4473</text:p>
          </table:table-cell>
          <table:table-cell office:value-type="float" office:value="4552" calcext:value-type="float">
            <text:p>4552</text:p>
          </table:table-cell>
          <table:table-cell office:value-type="float" office:value="602" calcext:value-type="float">
            <text:p>602</text:p>
          </table:table-cell>
          <table:table-cell office:value-type="float" office:value="470" calcext:value-type="float">
            <text:p>470</text:p>
          </table:table-cell>
          <table:table-cell office:value-type="float" office:value="6191" calcext:value-type="float">
            <text:p>6191</text:p>
          </table:table-cell>
          <table:table-cell office:value-type="float" office:value="4927" calcext:value-type="float">
            <text:p>4927</text:p>
          </table:table-cell>
          <table:table-cell office:value-type="float" office:value="5387" calcext:value-type="float">
            <text:p>5387</text:p>
          </table:table-cell>
          <table:table-cell office:value-type="float" office:value="884" calcext:value-type="float">
            <text:p>884</text:p>
          </table:table-cell>
          <table:table-cell office:value-type="float" office:value="3146" calcext:value-type="float">
            <text:p>3146</text:p>
          </table:table-cell>
          <table:table-cell office:value-type="float" office:value="1978" calcext:value-type="float">
            <text:p>1978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float" office:value="6880" calcext:value-type="float">
            <text:p>6880</text:p>
          </table:table-cell>
          <table:table-cell office:value-type="float" office:value="1696" calcext:value-type="float">
            <text:p>1696</text:p>
          </table:table-cell>
          <table:table-cell office:value-type="float" office:value="3582" calcext:value-type="float">
            <text:p>3582</text:p>
          </table:table-cell>
          <table:table-cell office:value-type="float" office:value="5793" calcext:value-type="float">
            <text:p>5793</text:p>
          </table:table-cell>
          <table:table-cell office:value-type="float" office:value="4923" calcext:value-type="float">
            <text:p>4923</text:p>
          </table:table-cell>
          <table:table-cell office:value-type="float" office:value="2119" calcext:value-type="float">
            <text:p>2119</text:p>
          </table:table-cell>
          <table:table-cell office:value-type="float" office:value="1155" calcext:value-type="float">
            <text:p>1155</text:p>
          </table:table-cell>
          <table:table-cell office:value-type="float" office:value="9056" calcext:value-type="float">
            <text:p>9056</text:p>
          </table:table-cell>
          <table:table-cell office:value-type="float" office:value="9698" calcext:value-type="float">
            <text:p>9698</text:p>
          </table:table-cell>
          <table:table-cell office:value-type="float" office:value="6603" calcext:value-type="float">
            <text:p>6603</text:p>
          </table:table-cell>
          <table:table-cell office:value-type="float" office:value="3768" calcext:value-type="float">
            <text:p>3768</text:p>
          </table:table-cell>
          <table:table-cell office:value-type="float" office:value="5514" calcext:value-type="float">
            <text:p>5514</text:p>
          </table:table-cell>
          <table:table-cell office:value-type="float" office:value="9927" calcext:value-type="float">
            <text:p>9927</text:p>
          </table:table-cell>
          <table:table-cell office:value-type="float" office:value="9609" calcext:value-type="float">
            <text:p>9609</text:p>
          </table:table-cell>
          <table:table-cell office:value-type="float" office:value="6166" calcext:value-type="float">
            <text:p>6166</text:p>
          </table:table-cell>
          <table:table-cell office:value-type="float" office:value="6566" calcext:value-type="float">
            <text:p>6566</text:p>
          </table:table-cell>
          <table:table-cell office:value-type="float" office:value="4536" calcext:value-type="float">
            <text:p>4536</text:p>
          </table:table-cell>
          <table:table-cell office:value-type="float" office:value="4985" calcext:value-type="float">
            <text:p>4985</text:p>
          </table:table-cell>
          <table:table-cell office:value-type="float" office:value="4934" calcext:value-type="float">
            <text:p>4934</text:p>
          </table:table-cell>
          <table:table-cell office:value-type="float" office:value="8076" calcext:value-type="float">
            <text:p>8076</text:p>
          </table:table-cell>
          <table:table-cell office:value-type="float" office:value="9062" calcext:value-type="float">
            <text:p>9062</text:p>
          </table:table-cell>
          <table:table-cell office:value-type="float" office:value="6741" calcext:value-type="float">
            <text:p>6741</text:p>
          </table:table-cell>
          <table:table-cell office:value-type="float" office:value="6163" calcext:value-type="float">
            <text:p>6163</text:p>
          </table:table-cell>
          <table:table-cell office:value-type="float" office:value="7399" calcext:value-type="float">
            <text:p>7399</text:p>
          </table:table-cell>
          <table:table-cell office:value-type="float" office:value="4562" calcext:value-type="float">
            <text:p>4562</text:p>
          </table:table-cell>
          <table:table-cell office:value-type="float" office:value="2337" calcext:value-type="float">
            <text:p>2337</text:p>
          </table:table-cell>
          <table:table-cell office:value-type="float" office:value="5600" calcext:value-type="float">
            <text:p>5600</text:p>
          </table:table-cell>
          <table:table-cell office:value-type="float" office:value="2919" calcext:value-type="float">
            <text:p>2919</text:p>
          </table:table-cell>
          <table:table-cell office:value-type="float" office:value="9012" calcext:value-type="float">
            <text:p>9012</text:p>
          </table:table-cell>
          <table:table-cell office:value-type="float" office:value="8459" calcext:value-type="float">
            <text:p>8459</text:p>
          </table:table-cell>
          <table:table-cell office:value-type="float" office:value="1308" calcext:value-type="float">
            <text:p>1308</text:p>
          </table:table-cell>
          <table:table-cell office:value-type="float" office:value="6072" calcext:value-type="float">
            <text:p>6072</text:p>
          </table:table-cell>
          <table:table-cell office:value-type="float" office:value="1225" calcext:value-type="float">
            <text:p>1225</text:p>
          </table:table-cell>
          <table:table-cell office:value-type="float" office:value="9306" calcext:value-type="float">
            <text:p>9306</text:p>
          </table:table-cell>
          <table:table-cell office:value-type="float" office:value="8818" calcext:value-type="float">
            <text:p>8818</text:p>
          </table:table-cell>
          <table:table-cell office:value-type="float" office:value="5886" calcext:value-type="float">
            <text:p>5886</text:p>
          </table:table-cell>
          <table:table-cell office:value-type="float" office:value="7243" calcext:value-type="float">
            <text:p>7243</text:p>
          </table:table-cell>
          <table:table-cell office:value-type="float" office:value="7365" calcext:value-type="float">
            <text:p>7365</text:p>
          </table:table-cell>
          <table:table-cell office:value-type="float" office:value="8792" calcext:value-type="float">
            <text:p>8792</text:p>
          </table:table-cell>
          <table:table-cell office:value-type="float" office:value="6007" calcext:value-type="float">
            <text:p>6007</text:p>
          </table:table-cell>
          <table:table-cell office:value-type="float" office:value="9256" calcext:value-type="float">
            <text:p>9256</text:p>
          </table:table-cell>
          <table:table-cell office:value-type="float" office:value="6699" calcext:value-type="float">
            <text:p>6699</text:p>
          </table:table-cell>
          <table:table-cell office:value-type="float" office:value="7171" calcext:value-type="float">
            <text:p>7171</text:p>
          </table:table-cell>
          <table:table-cell office:value-type="float" office:value="4230" calcext:value-type="float">
            <text:p>4230</text:p>
          </table:table-cell>
          <table:table-cell office:value-type="float" office:value="7002" calcext:value-type="float">
            <text:p>7002</text:p>
          </table:table-cell>
          <table:table-cell office:value-type="float" office:value="8720" calcext:value-type="float">
            <text:p>8720</text:p>
          </table:table-cell>
          <table:table-cell office:value-type="float" office:value="7839" calcext:value-type="float">
            <text:p>7839</text:p>
          </table:table-cell>
          <table:table-cell office:value-type="float" office:value="4533" calcext:value-type="float">
            <text:p>4533</text:p>
          </table:table-cell>
          <table:table-cell office:value-type="float" office:value="1671" calcext:value-type="float">
            <text:p>1671</text:p>
          </table:table-cell>
          <table:table-cell office:value-type="float" office:value="478" calcext:value-type="float">
            <text:p>478</text:p>
          </table:table-cell>
          <table:table-cell office:value-type="float" office:value="7774" calcext:value-type="float">
            <text:p>7774</text:p>
          </table:table-cell>
          <table:table-cell office:value-type="float" office:value="1607" calcext:value-type="float">
            <text:p>1607</text:p>
          </table:table-cell>
          <table:table-cell office:value-type="float" office:value="2317" calcext:value-type="float">
            <text:p>2317</text:p>
          </table:table-cell>
          <table:table-cell office:value-type="float" office:value="5437" calcext:value-type="float">
            <text:p>5437</text:p>
          </table:table-cell>
          <table:table-cell office:value-type="float" office:value="4705" calcext:value-type="float">
            <text:p>4705</text:p>
          </table:table-cell>
          <table:table-cell office:value-type="float" office:value="7886" calcext:value-type="float">
            <text:p>7886</text:p>
          </table:table-cell>
          <table:table-cell office:value-type="float" office:value="4760" calcext:value-type="float">
            <text:p>4760</text:p>
          </table:table-cell>
          <table:table-cell office:value-type="float" office:value="6760" calcext:value-type="float">
            <text:p>6760</text:p>
          </table:table-cell>
          <table:table-cell office:value-type="float" office:value="7271" calcext:value-type="float">
            <text:p>7271</text:p>
          </table:table-cell>
          <table:table-cell office:value-type="float" office:value="3081" calcext:value-type="float">
            <text:p>3081</text:p>
          </table:table-cell>
          <table:table-cell office:value-type="float" office:value="2997" calcext:value-type="float">
            <text:p>2997</text:p>
          </table:table-cell>
          <table:table-cell office:value-type="float" office:value="3088" calcext:value-type="float">
            <text:p>3088</text:p>
          </table:table-cell>
          <table:table-cell office:value-type="float" office:value="7675" calcext:value-type="float">
            <text:p>7675</text:p>
          </table:table-cell>
          <table:table-cell office:value-type="float" office:value="6208" calcext:value-type="float">
            <text:p>6208</text:p>
          </table:table-cell>
          <table:table-cell office:value-type="float" office:value="3101" calcext:value-type="float">
            <text:p>3101</text:p>
          </table:table-cell>
          <table:table-cell office:value-type="float" office:value="6821" calcext:value-type="float">
            <text:p>6821</text:p>
          </table:table-cell>
          <table:table-cell office:value-type="float" office:value="6840" calcext:value-type="float">
            <text:p>6840</text:p>
          </table:table-cell>
          <table:table-cell office:value-type="float" office:value="122" calcext:value-type="float">
            <text:p>122</text:p>
          </table:table-cell>
          <table:table-cell office:value-type="float" office:value="9633" calcext:value-type="float">
            <text:p>9633</text:p>
          </table:table-cell>
          <table:table-cell office:value-type="float" office:value="4900" calcext:value-type="float">
            <text:p>4900</text:p>
          </table:table-cell>
          <table:table-cell office:value-type="float" office:value="2067" calcext:value-type="float">
            <text:p>2067</text:p>
          </table:table-cell>
          <table:table-cell office:value-type="float" office:value="8546" calcext:value-type="float">
            <text:p>8546</text:p>
          </table:table-cell>
          <table:table-cell office:value-type="float" office:value="4549" calcext:value-type="float">
            <text:p>4549</text:p>
          </table:table-cell>
          <table:table-cell office:value-type="float" office:value="2091" calcext:value-type="float">
            <text:p>2091</text:p>
          </table:table-cell>
          <table:table-cell office:value-type="float" office:value="7188" calcext:value-type="float">
            <text:p>7188</text:p>
          </table:table-cell>
          <table:table-cell office:value-type="float" office:value="5605" calcext:value-type="float">
            <text:p>5605</text:p>
          </table:table-cell>
          <table:table-cell office:value-type="float" office:value="8599" calcext:value-type="float">
            <text:p>8599</text:p>
          </table:table-cell>
          <table:table-cell office:value-type="float" office:value="6758" calcext:value-type="float">
            <text:p>6758</text:p>
          </table:table-cell>
          <table:table-cell office:value-type="float" office:value="5229" calcext:value-type="float">
            <text:p>5229</text:p>
          </table:table-cell>
        </table:table-row>
        <table:table-row table:style-name="ro1">
          <table:table-cell office:value-type="float" office:value="7854" calcext:value-type="float">
            <text:p>7854</text:p>
          </table:table-cell>
          <table:table-cell office:value-type="float" office:value="5243" calcext:value-type="float">
            <text:p>5243</text:p>
          </table:table-cell>
          <table:table-cell office:value-type="float" office:value="9155" calcext:value-type="float">
            <text:p>9155</text:p>
          </table:table-cell>
          <table:table-cell office:value-type="float" office:value="3556" calcext:value-type="float">
            <text:p>3556</text:p>
          </table:table-cell>
          <table:table-cell office:value-type="float" office:value="8812" calcext:value-type="float">
            <text:p>8812</text:p>
          </table:table-cell>
          <table:table-cell office:value-type="float" office:value="7047" calcext:value-type="float">
            <text:p>7047</text:p>
          </table:table-cell>
          <table:table-cell office:value-type="float" office:value="2202" calcext:value-type="float">
            <text:p>2202</text:p>
          </table:table-cell>
          <table:table-cell office:value-type="float" office:value="1541" calcext:value-type="float">
            <text:p>1541</text:p>
          </table:table-cell>
          <table:table-cell office:value-type="float" office:value="5993" calcext:value-type="float">
            <text:p>5993</text:p>
          </table:table-cell>
          <table:table-cell office:value-type="float" office:value="4600" calcext:value-type="float">
            <text:p>4600</text:p>
          </table:table-cell>
          <table:table-cell office:value-type="float" office:value="4760" calcext:value-type="float">
            <text:p>4760</text:p>
          </table:table-cell>
          <table:table-cell office:value-type="float" office:value="713" calcext:value-type="float">
            <text:p>713</text:p>
          </table:table-cell>
          <table:table-cell office:value-type="float" office:value="434" calcext:value-type="float">
            <text:p>434</text:p>
          </table:table-cell>
          <table:table-cell office:value-type="float" office:value="7911" calcext:value-type="float">
            <text:p>7911</text:p>
          </table:table-cell>
          <table:table-cell office:value-type="float" office:value="7426" calcext:value-type="float">
            <text:p>7426</text:p>
          </table:table-cell>
          <table:table-cell office:value-type="float" office:value="7414" calcext:value-type="float">
            <text:p>7414</text:p>
          </table:table-cell>
          <table:table-cell office:value-type="float" office:value="8729" calcext:value-type="float">
            <text:p>8729</text:p>
          </table:table-cell>
          <table:table-cell office:value-type="float" office:value="322" calcext:value-type="float">
            <text:p>322</text:p>
          </table:table-cell>
          <table:table-cell office:value-type="float" office:value="803" calcext:value-type="float">
            <text:p>803</text:p>
          </table:table-cell>
          <table:table-cell office:value-type="float" office:value="7960" calcext:value-type="float">
            <text:p>7960</text:p>
          </table:table-cell>
          <table:table-cell office:value-type="float" office:value="7563" calcext:value-type="float">
            <text:p>7563</text:p>
          </table:table-cell>
          <table:table-cell office:value-type="float" office:value="4908" calcext:value-type="float">
            <text:p>4908</text:p>
          </table:table-cell>
          <table:table-cell office:value-type="float" office:value="6285" calcext:value-type="float">
            <text:p>6285</text:p>
          </table:table-cell>
          <table:table-cell office:value-type="float" office:value="6291" calcext:value-type="float">
            <text:p>6291</text:p>
          </table:table-cell>
          <table:table-cell office:value-type="float" office:value="736" calcext:value-type="float">
            <text:p>736</text:p>
          </table:table-cell>
          <table:table-cell office:value-type="float" office:value="3389" calcext:value-type="float">
            <text:p>3389</text:p>
          </table:table-cell>
          <table:table-cell office:value-type="float" office:value="9339" calcext:value-type="float">
            <text:p>9339</text:p>
          </table:table-cell>
          <table:table-cell office:value-type="float" office:value="4132" calcext:value-type="float">
            <text:p>4132</text:p>
          </table:table-cell>
          <table:table-cell office:value-type="float" office:value="8701" calcext:value-type="float">
            <text:p>8701</text:p>
          </table:table-cell>
          <table:table-cell office:value-type="float" office:value="7534" calcext:value-type="float">
            <text:p>7534</text:p>
          </table:table-cell>
          <table:table-cell office:value-type="float" office:value="5287" calcext:value-type="float">
            <text:p>5287</text:p>
          </table:table-cell>
          <table:table-cell office:value-type="float" office:value="3646" calcext:value-type="float">
            <text:p>3646</text:p>
          </table:table-cell>
          <table:table-cell office:value-type="float" office:value="592" calcext:value-type="float">
            <text:p>592</text:p>
          </table:table-cell>
          <table:table-cell office:value-type="float" office:value="3065" calcext:value-type="float">
            <text:p>3065</text:p>
          </table:table-cell>
          <table:table-cell office:value-type="float" office:value="7582" calcext:value-type="float">
            <text:p>7582</text:p>
          </table:table-cell>
          <table:table-cell office:value-type="float" office:value="2592" calcext:value-type="float">
            <text:p>2592</text:p>
          </table:table-cell>
          <table:table-cell office:value-type="float" office:value="8755" calcext:value-type="float">
            <text:p>8755</text:p>
          </table:table-cell>
          <table:table-cell office:value-type="float" office:value="6068" calcext:value-type="float">
            <text:p>6068</text:p>
          </table:table-cell>
          <table:table-cell office:value-type="float" office:value="8597" calcext:value-type="float">
            <text:p>8597</text:p>
          </table:table-cell>
          <table:table-cell office:value-type="float" office:value="1982" calcext:value-type="float">
            <text:p>1982</text:p>
          </table:table-cell>
          <table:table-cell office:value-type="float" office:value="5782" calcext:value-type="float">
            <text:p>5782</text:p>
          </table:table-cell>
          <table:table-cell office:value-type="float" office:value="1894" calcext:value-type="float">
            <text:p>1894</text:p>
          </table:table-cell>
          <table:table-cell office:value-type="float" office:value="2900" calcext:value-type="float">
            <text:p>2900</text:p>
          </table:table-cell>
          <table:table-cell office:value-type="float" office:value="6236" calcext:value-type="float">
            <text:p>6236</text:p>
          </table:table-cell>
          <table:table-cell office:value-type="float" office:value="4039" calcext:value-type="float">
            <text:p>4039</text:p>
          </table:table-cell>
          <table:table-cell office:value-type="float" office:value="6569" calcext:value-type="float">
            <text:p>6569</text:p>
          </table:table-cell>
          <table:table-cell office:value-type="float" office:value="3037" calcext:value-type="float">
            <text:p>3037</text:p>
          </table:table-cell>
          <table:table-cell office:value-type="float" office:value="5837" calcext:value-type="float">
            <text:p>5837</text:p>
          </table:table-cell>
          <table:table-cell office:value-type="float" office:value="7698" calcext:value-type="float">
            <text:p>7698</text:p>
          </table:table-cell>
          <table:table-cell office:value-type="float" office:value="700" calcext:value-type="float">
            <text:p>700</text:p>
          </table:table-cell>
          <table:table-cell office:value-type="float" office:value="7815" calcext:value-type="float">
            <text:p>7815</text:p>
          </table:table-cell>
          <table:table-cell office:value-type="float" office:value="2491" calcext:value-type="float">
            <text:p>2491</text:p>
          </table:table-cell>
          <table:table-cell office:value-type="float" office:value="7272" calcext:value-type="float">
            <text:p>7272</text:p>
          </table:table-cell>
          <table:table-cell office:value-type="float" office:value="5878" calcext:value-type="float">
            <text:p>5878</text:p>
          </table:table-cell>
          <table:table-cell office:value-type="float" office:value="3083" calcext:value-type="float">
            <text:p>3083</text:p>
          </table:table-cell>
          <table:table-cell office:value-type="float" office:value="6778" calcext:value-type="float">
            <text:p>6778</text:p>
          </table:table-cell>
          <table:table-cell office:value-type="float" office:value="6639" calcext:value-type="float">
            <text:p>6639</text:p>
          </table:table-cell>
          <table:table-cell office:value-type="float" office:value="3589" calcext:value-type="float">
            <text:p>3589</text:p>
          </table:table-cell>
          <table:table-cell office:value-type="float" office:value="5010" calcext:value-type="float">
            <text:p>5010</text:p>
          </table:table-cell>
          <table:table-cell office:value-type="float" office:value="8313" calcext:value-type="float">
            <text:p>8313</text:p>
          </table:table-cell>
          <table:table-cell office:value-type="float" office:value="2581" calcext:value-type="float">
            <text:p>2581</text:p>
          </table:table-cell>
          <table:table-cell office:value-type="float" office:value="6617" calcext:value-type="float">
            <text:p>6617</text:p>
          </table:table-cell>
          <table:table-cell office:value-type="float" office:value="5869" calcext:value-type="float">
            <text:p>5869</text:p>
          </table:table-cell>
          <table:table-cell office:value-type="float" office:value="8402" calcext:value-type="float">
            <text:p>8402</text:p>
          </table:table-cell>
          <table:table-cell office:value-type="float" office:value="6808" calcext:value-type="float">
            <text:p>6808</text:p>
          </table:table-cell>
          <table:table-cell office:value-type="float" office:value="2951" calcext:value-type="float">
            <text:p>2951</text:p>
          </table:table-cell>
          <table:table-cell office:value-type="float" office:value="2321" calcext:value-type="float">
            <text:p>2321</text:p>
          </table:table-cell>
          <table:table-cell office:value-type="float" office:value="5195" calcext:value-type="float">
            <text:p>5195</text:p>
          </table:table-cell>
          <table:table-cell office:value-type="float" office:value="497" calcext:value-type="float">
            <text:p>497</text:p>
          </table:table-cell>
          <table:table-cell office:value-type="float" office:value="2190" calcext:value-type="float">
            <text:p>2190</text:p>
          </table:table-cell>
          <table:table-cell office:value-type="float" office:value="6187" calcext:value-type="float">
            <text:p>6187</text:p>
          </table:table-cell>
          <table:table-cell office:value-type="float" office:value="1342" calcext:value-type="float">
            <text:p>1342</text:p>
          </table:table-cell>
          <table:table-cell office:value-type="float" office:value="1316" calcext:value-type="float">
            <text:p>1316</text:p>
          </table:table-cell>
          <table:table-cell office:value-type="float" office:value="4453" calcext:value-type="float">
            <text:p>4453</text:p>
          </table:table-cell>
          <table:table-cell office:value-type="float" office:value="7740" calcext:value-type="float">
            <text:p>7740</text:p>
          </table:table-cell>
          <table:table-cell office:value-type="float" office:value="4154" calcext:value-type="float">
            <text:p>4154</text:p>
          </table:table-cell>
          <table:table-cell office:value-type="float" office:value="2959" calcext:value-type="float">
            <text:p>2959</text:p>
          </table:table-cell>
          <table:table-cell office:value-type="float" office:value="1781" calcext:value-type="float">
            <text:p>1781</text:p>
          </table:table-cell>
          <table:table-cell office:value-type="float" office:value="1482" calcext:value-type="float">
            <text:p>1482</text:p>
          </table:table-cell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float" office:value="7178" calcext:value-type="float">
            <text:p>7178</text:p>
          </table:table-cell>
          <table:table-cell office:value-type="float" office:value="2046" calcext:value-type="float">
            <text:p>2046</text:p>
          </table:table-cell>
          <table:table-cell office:value-type="float" office:value="4419" calcext:value-type="float">
            <text:p>4419</text:p>
          </table:table-cell>
          <table:table-cell office:value-type="float" office:value="744" calcext:value-type="float">
            <text:p>744</text:p>
          </table:table-cell>
          <table:table-cell office:value-type="float" office:value="8312" calcext:value-type="float">
            <text:p>8312</text:p>
          </table:table-cell>
          <table:table-cell office:value-type="float" office:value="5356" calcext:value-type="float">
            <text:p>5356</text:p>
          </table:table-cell>
          <table:table-cell office:value-type="float" office:value="6855" calcext:value-type="float">
            <text:p>6855</text:p>
          </table:table-cell>
          <table:table-cell office:value-type="float" office:value="8839" calcext:value-type="float">
            <text:p>8839</text:p>
          </table:table-cell>
          <table:table-cell office:value-type="float" office:value="319" calcext:value-type="float">
            <text:p>319</text:p>
          </table:table-cell>
          <table:table-cell office:value-type="float" office:value="2962" calcext:value-type="float">
            <text:p>2962</text:p>
          </table:table-cell>
          <table:table-cell office:value-type="float" office:value="5662" calcext:value-type="float">
            <text:p>5662</text:p>
          </table:table-cell>
          <table:table-cell office:value-type="float" office:value="47" calcext:value-type="float">
            <text:p>47</text:p>
          </table:table-cell>
          <table:table-cell office:value-type="float" office:value="6307" calcext:value-type="float">
            <text:p>6307</text:p>
          </table:table-cell>
          <table:table-cell office:value-type="float" office:value="8662" calcext:value-type="float">
            <text:p>8662</text:p>
          </table:table-cell>
          <table:table-cell office:value-type="float" office:value="68" calcext:value-type="float">
            <text:p>68</text:p>
          </table:table-cell>
          <table:table-cell office:value-type="float" office:value="4813" calcext:value-type="float">
            <text:p>4813</text:p>
          </table:table-cell>
          <table:table-cell office:value-type="float" office:value="567" calcext:value-type="float">
            <text:p>567</text:p>
          </table:table-cell>
          <table:table-cell office:value-type="float" office:value="2712" calcext:value-type="float">
            <text:p>2712</text:p>
          </table:table-cell>
          <table:table-cell office:value-type="float" office:value="9931" calcext:value-type="float">
            <text:p>9931</text:p>
          </table:table-cell>
          <table:table-cell office:value-type="float" office:value="1678" calcext:value-type="float">
            <text:p>1678</text:p>
          </table:table-cell>
          <table:table-cell office:value-type="float" office:value="3101" calcext:value-type="float">
            <text:p>3101</text:p>
          </table:table-cell>
          <table:table-cell office:value-type="float" office:value="8227" calcext:value-type="float">
            <text:p>8227</text:p>
          </table:table-cell>
          <table:table-cell office:value-type="float" office:value="6533" calcext:value-type="float">
            <text:p>6533</text:p>
          </table:table-cell>
          <table:table-cell office:value-type="float" office:value="4933" calcext:value-type="float">
            <text:p>4933</text:p>
          </table:table-cell>
          <table:table-cell office:value-type="float" office:value="6656" calcext:value-type="float">
            <text:p>6656</text:p>
          </table:table-cell>
          <table:table-cell office:value-type="float" office:value="92" calcext:value-type="float">
            <text:p>92</text:p>
          </table:table-cell>
          <table:table-cell office:value-type="float" office:value="5846" calcext:value-type="float">
            <text:p>5846</text:p>
          </table:table-cell>
          <table:table-cell office:value-type="float" office:value="4780" calcext:value-type="float">
            <text:p>4780</text:p>
          </table:table-cell>
          <table:table-cell office:value-type="float" office:value="6256" calcext:value-type="float">
            <text:p>6256</text:p>
          </table:table-cell>
          <table:table-cell office:value-type="float" office:value="6361" calcext:value-type="float">
            <text:p>6361</text:p>
          </table:table-cell>
          <table:table-cell office:value-type="float" office:value="4323" calcext:value-type="float">
            <text:p>4323</text:p>
          </table:table-cell>
          <table:table-cell office:value-type="float" office:value="9985" calcext:value-type="float">
            <text:p>9985</text:p>
          </table:table-cell>
          <table:table-cell office:value-type="float" office:value="1231" calcext:value-type="float">
            <text:p>1231</text:p>
          </table:table-cell>
          <table:table-cell office:value-type="float" office:value="2175" calcext:value-type="float">
            <text:p>2175</text:p>
          </table:table-cell>
          <table:table-cell office:value-type="float" office:value="7178" calcext:value-type="float">
            <text:p>7178</text:p>
          </table:table-cell>
          <table:table-cell office:value-type="float" office:value="3034" calcext:value-type="float">
            <text:p>3034</text:p>
          </table:table-cell>
          <table:table-cell office:value-type="float" office:value="9744" calcext:value-type="float">
            <text:p>9744</text:p>
          </table:table-cell>
          <table:table-cell office:value-type="float" office:value="6155" calcext:value-type="float">
            <text:p>6155</text:p>
          </table:table-cell>
          <table:table-cell office:value-type="float" office:value="9165" calcext:value-type="float">
            <text:p>9165</text:p>
          </table:table-cell>
          <table:table-cell office:value-type="float" office:value="7787" calcext:value-type="float">
            <text:p>7787</text:p>
          </table:table-cell>
          <table:table-cell office:value-type="float" office:value="5836" calcext:value-type="float">
            <text:p>5836</text:p>
          </table:table-cell>
          <table:table-cell office:value-type="float" office:value="9318" calcext:value-type="float">
            <text:p>9318</text:p>
          </table:table-cell>
          <table:table-cell office:value-type="float" office:value="7860" calcext:value-type="float">
            <text:p>7860</text:p>
          </table:table-cell>
          <table:table-cell office:value-type="float" office:value="9644" calcext:value-type="float">
            <text:p>9644</text:p>
          </table:table-cell>
          <table:table-cell office:value-type="float" office:value="8941" calcext:value-type="float">
            <text:p>8941</text:p>
          </table:table-cell>
          <table:table-cell office:value-type="float" office:value="6480" calcext:value-type="float">
            <text:p>6480</text:p>
          </table:table-cell>
          <table:table-cell office:value-type="float" office:value="9443" calcext:value-type="float">
            <text:p>9443</text:p>
          </table:table-cell>
          <table:table-cell office:value-type="float" office:value="8188" calcext:value-type="float">
            <text:p>8188</text:p>
          </table:table-cell>
          <table:table-cell office:value-type="float" office:value="5928" calcext:value-type="float">
            <text:p>5928</text:p>
          </table:table-cell>
          <table:table-cell office:value-type="float" office:value="161" calcext:value-type="float">
            <text:p>161</text:p>
          </table:table-cell>
          <table:table-cell office:value-type="float" office:value="6979" calcext:value-type="float">
            <text:p>6979</text:p>
          </table:table-cell>
          <table:table-cell office:value-type="float" office:value="2352" calcext:value-type="float">
            <text:p>2352</text:p>
          </table:table-cell>
          <table:table-cell office:value-type="float" office:value="5628" calcext:value-type="float">
            <text:p>5628</text:p>
          </table:table-cell>
          <table:table-cell office:value-type="float" office:value="6991" calcext:value-type="float">
            <text:p>6991</text:p>
          </table:table-cell>
          <table:table-cell office:value-type="float" office:value="1198" calcext:value-type="float">
            <text:p>1198</text:p>
          </table:table-cell>
          <table:table-cell office:value-type="float" office:value="8067" calcext:value-type="float">
            <text:p>8067</text:p>
          </table:table-cell>
          <table:table-cell office:value-type="float" office:value="5867" calcext:value-type="float">
            <text:p>5867</text:p>
          </table:table-cell>
          <table:table-cell office:value-type="float" office:value="6620" calcext:value-type="float">
            <text:p>6620</text:p>
          </table:table-cell>
          <table:table-cell office:value-type="float" office:value="3778" calcext:value-type="float">
            <text:p>3778</text:p>
          </table:table-cell>
          <table:table-cell office:value-type="float" office:value="8426" calcext:value-type="float">
            <text:p>8426</text:p>
          </table:table-cell>
          <table:table-cell office:value-type="float" office:value="2994" calcext:value-type="float">
            <text:p>2994</text:p>
          </table:table-cell>
          <table:table-cell office:value-type="float" office:value="3122" calcext:value-type="float">
            <text:p>3122</text:p>
          </table:table-cell>
          <table:table-cell office:value-type="float" office:value="3124" calcext:value-type="float">
            <text:p>3124</text:p>
          </table:table-cell>
          <table:table-cell office:value-type="float" office:value="6335" calcext:value-type="float">
            <text:p>6335</text:p>
          </table:table-cell>
          <table:table-cell office:value-type="float" office:value="3918" calcext:value-type="float">
            <text:p>3918</text:p>
          </table:table-cell>
          <table:table-cell office:value-type="float" office:value="8897" calcext:value-type="float">
            <text:p>8897</text:p>
          </table:table-cell>
          <table:table-cell office:value-type="float" office:value="2655" calcext:value-type="float">
            <text:p>2655</text:p>
          </table:table-cell>
          <table:table-cell office:value-type="float" office:value="9670" calcext:value-type="float">
            <text:p>9670</text:p>
          </table:table-cell>
          <table:table-cell office:value-type="float" office:value="634" calcext:value-type="float">
            <text:p>634</text:p>
          </table:table-cell>
          <table:table-cell office:value-type="float" office:value="1088" calcext:value-type="float">
            <text:p>1088</text:p>
          </table:table-cell>
          <table:table-cell office:value-type="float" office:value="1576" calcext:value-type="float">
            <text:p>1576</text:p>
          </table:table-cell>
          <table:table-cell office:value-type="float" office:value="8935" calcext:value-type="float">
            <text:p>8935</text:p>
          </table:table-cell>
          <table:table-cell office:value-type="float" office:value="7255" calcext:value-type="float">
            <text:p>7255</text:p>
          </table:table-cell>
          <table:table-cell office:value-type="float" office:value="474" calcext:value-type="float">
            <text:p>474</text:p>
          </table:table-cell>
          <table:table-cell office:value-type="float" office:value="8166" calcext:value-type="float">
            <text:p>8166</text:p>
          </table:table-cell>
          <table:table-cell office:value-type="float" office:value="7417" calcext:value-type="float">
            <text:p>7417</text:p>
          </table:table-cell>
          <table:table-cell office:value-type="float" office:value="9547" calcext:value-type="float">
            <text:p>9547</text:p>
          </table:table-cell>
          <table:table-cell office:value-type="float" office:value="2886" calcext:value-type="float">
            <text:p>2886</text:p>
          </table:table-cell>
          <table:table-cell office:value-type="float" office:value="5560" calcext:value-type="float">
            <text:p>5560</text:p>
          </table:table-cell>
          <table:table-cell office:value-type="float" office:value="3842" calcext:value-type="float">
            <text:p>3842</text:p>
          </table:table-cell>
        </table:table-row>
        <table:table-row table:style-name="ro1">
          <table:table-cell office:value-type="float" office:value="6957" calcext:value-type="float">
            <text:p>6957</text:p>
          </table:table-cell>
          <table:table-cell office:value-type="float" office:value="3111" calcext:value-type="float">
            <text:p>3111</text:p>
          </table:table-cell>
          <table:table-cell office:value-type="float" office:value="26" calcext:value-type="float">
            <text:p>26</text:p>
          </table:table-cell>
          <table:table-cell office:value-type="float" office:value="7530" calcext:value-type="float">
            <text:p>7530</text:p>
          </table:table-cell>
          <table:table-cell office:value-type="float" office:value="7143" calcext:value-type="float">
            <text:p>7143</text:p>
          </table:table-cell>
          <table:table-cell office:value-type="float" office:value="1295" calcext:value-type="float">
            <text:p>1295</text:p>
          </table:table-cell>
          <table:table-cell office:value-type="float" office:value="1744" calcext:value-type="float">
            <text:p>1744</text:p>
          </table:table-cell>
          <table:table-cell office:value-type="float" office:value="6057" calcext:value-type="float">
            <text:p>6057</text:p>
          </table:table-cell>
          <table:table-cell office:value-type="float" office:value="3009" calcext:value-type="float">
            <text:p>3009</text:p>
          </table:table-cell>
          <table:table-cell office:value-type="float" office:value="1854" calcext:value-type="float">
            <text:p>1854</text:p>
          </table:table-cell>
          <table:table-cell office:value-type="float" office:value="8098" calcext:value-type="float">
            <text:p>8098</text:p>
          </table:table-cell>
          <table:table-cell office:value-type="float" office:value="5405" calcext:value-type="float">
            <text:p>5405</text:p>
          </table:table-cell>
          <table:table-cell office:value-type="float" office:value="2234" calcext:value-type="float">
            <text:p>2234</text:p>
          </table:table-cell>
          <table:table-cell office:value-type="float" office:value="4874" calcext:value-type="float">
            <text:p>4874</text:p>
          </table:table-cell>
          <table:table-cell office:value-type="float" office:value="9447" calcext:value-type="float">
            <text:p>9447</text:p>
          </table:table-cell>
          <table:table-cell office:value-type="float" office:value="2620" calcext:value-type="float">
            <text:p>2620</text:p>
          </table:table-cell>
          <table:table-cell office:value-type="float" office:value="9303" calcext:value-type="float">
            <text:p>9303</text:p>
          </table:table-cell>
          <table:table-cell office:value-type="float" office:value="27" calcext:value-type="float">
            <text:p>27</text:p>
          </table:table-cell>
          <table:table-cell office:value-type="float" office:value="7410" calcext:value-type="float">
            <text:p>7410</text:p>
          </table:table-cell>
          <table:table-cell office:value-type="float" office:value="969" calcext:value-type="float">
            <text:p>969</text:p>
          </table:table-cell>
          <table:table-cell office:value-type="float" office:value="40" calcext:value-type="float">
            <text:p>40</text:p>
          </table:table-cell>
          <table:table-cell office:value-type="float" office:value="2966" calcext:value-type="float">
            <text:p>2966</text:p>
          </table:table-cell>
          <table:table-cell office:value-type="float" office:value="5648" calcext:value-type="float">
            <text:p>5648</text:p>
          </table:table-cell>
          <table:table-cell office:value-type="float" office:value="7596" calcext:value-type="float">
            <text:p>7596</text:p>
          </table:table-cell>
          <table:table-cell office:value-type="float" office:value="8637" calcext:value-type="float">
            <text:p>8637</text:p>
          </table:table-cell>
          <table:table-cell office:value-type="float" office:value="4238" calcext:value-type="float">
            <text:p>4238</text:p>
          </table:table-cell>
          <table:table-cell office:value-type="float" office:value="3143" calcext:value-type="float">
            <text:p>3143</text:p>
          </table:table-cell>
          <table:table-cell office:value-type="float" office:value="3679" calcext:value-type="float">
            <text:p>3679</text:p>
          </table:table-cell>
          <table:table-cell office:value-type="float" office:value="7187" calcext:value-type="float">
            <text:p>7187</text:p>
          </table:table-cell>
          <table:table-cell office:value-type="float" office:value="690" calcext:value-type="float">
            <text:p>690</text:p>
          </table:table-cell>
          <table:table-cell office:value-type="float" office:value="9980" calcext:value-type="float">
            <text:p>9980</text:p>
          </table:table-cell>
          <table:table-cell office:value-type="float" office:value="7085" calcext:value-type="float">
            <text:p>7085</text:p>
          </table:table-cell>
          <table:table-cell office:value-type="float" office:value="7714" calcext:value-type="float">
            <text:p>7714</text:p>
          </table:table-cell>
          <table:table-cell office:value-type="float" office:value="9373" calcext:value-type="float">
            <text:p>9373</text:p>
          </table:table-cell>
          <table:table-cell office:value-type="float" office:value="5632" calcext:value-type="float">
            <text:p>5632</text:p>
          </table:table-cell>
          <table:table-cell office:value-type="float" office:value="7526" calcext:value-type="float">
            <text:p>7526</text:p>
          </table:table-cell>
          <table:table-cell office:value-type="float" office:value="6707" calcext:value-type="float">
            <text:p>6707</text:p>
          </table:table-cell>
          <table:table-cell office:value-type="float" office:value="3951" calcext:value-type="float">
            <text:p>3951</text:p>
          </table:table-cell>
          <table:table-cell office:value-type="float" office:value="9734" calcext:value-type="float">
            <text:p>9734</text:p>
          </table:table-cell>
          <table:table-cell office:value-type="float" office:value="4216" calcext:value-type="float">
            <text:p>4216</text:p>
          </table:table-cell>
          <table:table-cell office:value-type="float" office:value="2146" calcext:value-type="float">
            <text:p>2146</text:p>
          </table:table-cell>
          <table:table-cell office:value-type="float" office:value="3602" calcext:value-type="float">
            <text:p>3602</text:p>
          </table:table-cell>
          <table:table-cell office:value-type="float" office:value="5371" calcext:value-type="float">
            <text:p>5371</text:p>
          </table:table-cell>
          <table:table-cell office:value-type="float" office:value="6029" calcext:value-type="float">
            <text:p>6029</text:p>
          </table:table-cell>
          <table:table-cell office:value-type="float" office:value="3039" calcext:value-type="float">
            <text:p>3039</text:p>
          </table:table-cell>
          <table:table-cell office:value-type="float" office:value="4433" calcext:value-type="float">
            <text:p>4433</text:p>
          </table:table-cell>
          <table:table-cell office:value-type="float" office:value="4855" calcext:value-type="float">
            <text:p>4855</text:p>
          </table:table-cell>
          <table:table-cell office:value-type="float" office:value="4151" calcext:value-type="float">
            <text:p>4151</text:p>
          </table:table-cell>
          <table:table-cell office:value-type="float" office:value="1449" calcext:value-type="float">
            <text:p>1449</text:p>
          </table:table-cell>
          <table:table-cell office:value-type="float" office:value="3376" calcext:value-type="float">
            <text:p>3376</text:p>
          </table:table-cell>
          <table:table-cell office:value-type="float" office:value="8009" calcext:value-type="float">
            <text:p>8009</text:p>
          </table:table-cell>
          <table:table-cell office:value-type="float" office:value="7240" calcext:value-type="float">
            <text:p>7240</text:p>
          </table:table-cell>
          <table:table-cell office:value-type="float" office:value="7027" calcext:value-type="float">
            <text:p>7027</text:p>
          </table:table-cell>
          <table:table-cell office:value-type="float" office:value="4602" calcext:value-type="float">
            <text:p>4602</text:p>
          </table:table-cell>
          <table:table-cell office:value-type="float" office:value="2947" calcext:value-type="float">
            <text:p>2947</text:p>
          </table:table-cell>
          <table:table-cell office:value-type="float" office:value="9081" calcext:value-type="float">
            <text:p>9081</text:p>
          </table:table-cell>
          <table:table-cell office:value-type="float" office:value="4045" calcext:value-type="float">
            <text:p>4045</text:p>
          </table:table-cell>
          <table:table-cell office:value-type="float" office:value="8424" calcext:value-type="float">
            <text:p>8424</text:p>
          </table:table-cell>
          <table:table-cell office:value-type="float" office:value="9352" calcext:value-type="float">
            <text:p>9352</text:p>
          </table:table-cell>
          <table:table-cell office:value-type="float" office:value="8742" calcext:value-type="float">
            <text:p>8742</text:p>
          </table:table-cell>
          <table:table-cell office:value-type="float" office:value="923" calcext:value-type="float">
            <text:p>923</text:p>
          </table:table-cell>
          <table:table-cell office:value-type="float" office:value="2705" calcext:value-type="float">
            <text:p>2705</text:p>
          </table:table-cell>
          <table:table-cell office:value-type="float" office:value="4266" calcext:value-type="float">
            <text:p>4266</text:p>
          </table:table-cell>
          <table:table-cell office:value-type="float" office:value="3232" calcext:value-type="float">
            <text:p>3232</text:p>
          </table:table-cell>
          <table:table-cell office:value-type="float" office:value="2264" calcext:value-type="float">
            <text:p>2264</text:p>
          </table:table-cell>
          <table:table-cell office:value-type="float" office:value="6761" calcext:value-type="float">
            <text:p>6761</text:p>
          </table:table-cell>
          <table:table-cell office:value-type="float" office:value="363" calcext:value-type="float">
            <text:p>363</text:p>
          </table:table-cell>
          <table:table-cell office:value-type="float" office:value="2651" calcext:value-type="float">
            <text:p>2651</text:p>
          </table:table-cell>
          <table:table-cell office:value-type="float" office:value="3383" calcext:value-type="float">
            <text:p>3383</text:p>
          </table:table-cell>
          <table:table-cell office:value-type="float" office:value="7770" calcext:value-type="float">
            <text:p>7770</text:p>
          </table:table-cell>
          <table:table-cell office:value-type="float" office:value="6730" calcext:value-type="float">
            <text:p>6730</text:p>
          </table:table-cell>
          <table:table-cell office:value-type="float" office:value="7856" calcext:value-type="float">
            <text:p>7856</text:p>
          </table:table-cell>
          <table:table-cell office:value-type="float" office:value="7340" calcext:value-type="float">
            <text:p>7340</text:p>
          </table:table-cell>
          <table:table-cell office:value-type="float" office:value="9679" calcext:value-type="float">
            <text:p>9679</text:p>
          </table:table-cell>
          <table:table-cell office:value-type="float" office:value="2158" calcext:value-type="float">
            <text:p>2158</text:p>
          </table:table-cell>
          <table:table-cell office:value-type="float" office:value="610" calcext:value-type="float">
            <text:p>610</text:p>
          </table:table-cell>
          <table:table-cell office:value-type="float" office:value="4471" calcext:value-type="float">
            <text:p>4471</text:p>
          </table:table-cell>
          <table:table-cell office:value-type="float" office:value="4608" calcext:value-type="float">
            <text:p>4608</text:p>
          </table:table-cell>
          <table:table-cell office:value-type="float" office:value="910" calcext:value-type="float">
            <text:p>910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float" office:value="6756" calcext:value-type="float">
            <text:p>6756</text:p>
          </table:table-cell>
          <table:table-cell office:value-type="float" office:value="1013" calcext:value-type="float">
            <text:p>1013</text:p>
          </table:table-cell>
          <table:table-cell office:value-type="float" office:value="8797" calcext:value-type="float">
            <text:p>8797</text:p>
          </table:table-cell>
          <table:table-cell office:value-type="float" office:value="658" calcext:value-type="float">
            <text:p>658</text:p>
          </table:table-cell>
          <table:table-cell office:value-type="float" office:value="8809" calcext:value-type="float">
            <text:p>8809</text:p>
          </table:table-cell>
          <table:table-cell office:value-type="float" office:value="5032" calcext:value-type="float">
            <text:p>5032</text:p>
          </table:table-cell>
          <table:table-cell office:value-type="float" office:value="8703" calcext:value-type="float">
            <text:p>8703</text:p>
          </table:table-cell>
          <table:table-cell office:value-type="float" office:value="7541" calcext:value-type="float">
            <text:p>7541</text:p>
          </table:table-cell>
          <table:table-cell office:value-type="float" office:value="846" calcext:value-type="float">
            <text:p>846</text:p>
          </table:table-cell>
          <table:table-cell office:value-type="float" office:value="3357" calcext:value-type="float">
            <text:p>3357</text:p>
          </table:table-cell>
          <table:table-cell office:value-type="float" office:value="2920" calcext:value-type="float">
            <text:p>2920</text:p>
          </table:table-cell>
          <table:table-cell office:value-type="float" office:value="9817" calcext:value-type="float">
            <text:p>9817</text:p>
          </table:table-cell>
          <table:table-cell office:value-type="float" office:value="1745" calcext:value-type="float">
            <text:p>1745</text:p>
          </table:table-cell>
          <table:table-cell office:value-type="float" office:value="9980" calcext:value-type="float">
            <text:p>9980</text:p>
          </table:table-cell>
          <table:table-cell office:value-type="float" office:value="7593" calcext:value-type="float">
            <text:p>7593</text:p>
          </table:table-cell>
          <table:table-cell office:value-type="float" office:value="4667" calcext:value-type="float">
            <text:p>4667</text:p>
          </table:table-cell>
          <table:table-cell office:value-type="float" office:value="3087" calcext:value-type="float">
            <text:p>3087</text:p>
          </table:table-cell>
          <table:table-cell office:value-type="float" office:value="779" calcext:value-type="float">
            <text:p>779</text:p>
          </table:table-cell>
          <table:table-cell office:value-type="float" office:value="3218" calcext:value-type="float">
            <text:p>3218</text:p>
          </table:table-cell>
          <table:table-cell office:value-type="float" office:value="6233" calcext:value-type="float">
            <text:p>6233</text:p>
          </table:table-cell>
          <table:table-cell office:value-type="float" office:value="5568" calcext:value-type="float">
            <text:p>5568</text:p>
          </table:table-cell>
          <table:table-cell office:value-type="float" office:value="4296" calcext:value-type="float">
            <text:p>4296</text:p>
          </table:table-cell>
          <table:table-cell office:value-type="float" office:value="2289" calcext:value-type="float">
            <text:p>2289</text:p>
          </table:table-cell>
          <table:table-cell office:value-type="float" office:value="2654" calcext:value-type="float">
            <text:p>2654</text:p>
          </table:table-cell>
          <table:table-cell office:value-type="float" office:value="7898" calcext:value-type="float">
            <text:p>7898</text:p>
          </table:table-cell>
          <table:table-cell office:value-type="float" office:value="5021" calcext:value-type="float">
            <text:p>5021</text:p>
          </table:table-cell>
          <table:table-cell office:value-type="float" office:value="9461" calcext:value-type="float">
            <text:p>9461</text:p>
          </table:table-cell>
          <table:table-cell office:value-type="float" office:value="5593" calcext:value-type="float">
            <text:p>5593</text:p>
          </table:table-cell>
          <table:table-cell office:value-type="float" office:value="8214" calcext:value-type="float">
            <text:p>8214</text:p>
          </table:table-cell>
          <table:table-cell office:value-type="float" office:value="9173" calcext:value-type="float">
            <text:p>9173</text:p>
          </table:table-cell>
          <table:table-cell office:value-type="float" office:value="4203" calcext:value-type="float">
            <text:p>4203</text:p>
          </table:table-cell>
          <table:table-cell office:value-type="float" office:value="2271" calcext:value-type="float">
            <text:p>2271</text:p>
          </table:table-cell>
          <table:table-cell office:value-type="float" office:value="7980" calcext:value-type="float">
            <text:p>7980</text:p>
          </table:table-cell>
          <table:table-cell office:value-type="float" office:value="2983" calcext:value-type="float">
            <text:p>2983</text:p>
          </table:table-cell>
          <table:table-cell office:value-type="float" office:value="5952" calcext:value-type="float">
            <text:p>5952</text:p>
          </table:table-cell>
          <table:table-cell office:value-type="float" office:value="9992" calcext:value-type="float">
            <text:p>9992</text:p>
          </table:table-cell>
          <table:table-cell office:value-type="float" office:value="8399" calcext:value-type="float">
            <text:p>8399</text:p>
          </table:table-cell>
          <table:table-cell office:value-type="float" office:value="3468" calcext:value-type="float">
            <text:p>3468</text:p>
          </table:table-cell>
          <table:table-cell office:value-type="float" office:value="1776" calcext:value-type="float">
            <text:p>1776</text:p>
          </table:table-cell>
          <table:table-cell office:value-type="float" office:value="3188" calcext:value-type="float">
            <text:p>3188</text:p>
          </table:table-cell>
          <table:table-cell office:value-type="float" office:value="9314" calcext:value-type="float">
            <text:p>9314</text:p>
          </table:table-cell>
          <table:table-cell office:value-type="float" office:value="1720" calcext:value-type="float">
            <text:p>1720</text:p>
          </table:table-cell>
          <table:table-cell office:value-type="float" office:value="6523" calcext:value-type="float">
            <text:p>6523</text:p>
          </table:table-cell>
          <table:table-cell office:value-type="float" office:value="2933" calcext:value-type="float">
            <text:p>2933</text:p>
          </table:table-cell>
          <table:table-cell office:value-type="float" office:value="621" calcext:value-type="float">
            <text:p>621</text:p>
          </table:table-cell>
          <table:table-cell office:value-type="float" office:value="8685" calcext:value-type="float">
            <text:p>8685</text:p>
          </table:table-cell>
          <table:table-cell office:value-type="float" office:value="5483" calcext:value-type="float">
            <text:p>5483</text:p>
          </table:table-cell>
          <table:table-cell office:value-type="float" office:value="8986" calcext:value-type="float">
            <text:p>8986</text:p>
          </table:table-cell>
          <table:table-cell office:value-type="float" office:value="6163" calcext:value-type="float">
            <text:p>6163</text:p>
          </table:table-cell>
          <table:table-cell office:value-type="float" office:value="3444" calcext:value-type="float">
            <text:p>3444</text:p>
          </table:table-cell>
          <table:table-cell office:value-type="float" office:value="9539" calcext:value-type="float">
            <text:p>9539</text:p>
          </table:table-cell>
          <table:table-cell office:value-type="float" office:value="4320" calcext:value-type="float">
            <text:p>4320</text:p>
          </table:table-cell>
          <table:table-cell office:value-type="float" office:value="155" calcext:value-type="float">
            <text:p>155</text:p>
          </table:table-cell>
          <table:table-cell office:value-type="float" office:value="3992" calcext:value-type="float">
            <text:p>3992</text:p>
          </table:table-cell>
          <table:table-cell office:value-type="float" office:value="2828" calcext:value-type="float">
            <text:p>2828</text:p>
          </table:table-cell>
          <table:table-cell office:value-type="float" office:value="2150" calcext:value-type="float">
            <text:p>2150</text:p>
          </table:table-cell>
          <table:table-cell office:value-type="float" office:value="6071" calcext:value-type="float">
            <text:p>6071</text:p>
          </table:table-cell>
          <table:table-cell office:value-type="float" office:value="524" calcext:value-type="float">
            <text:p>524</text:p>
          </table:table-cell>
          <table:table-cell office:value-type="float" office:value="2895" calcext:value-type="float">
            <text:p>2895</text:p>
          </table:table-cell>
          <table:table-cell office:value-type="float" office:value="5468" calcext:value-type="float">
            <text:p>5468</text:p>
          </table:table-cell>
          <table:table-cell office:value-type="float" office:value="8063" calcext:value-type="float">
            <text:p>8063</text:p>
          </table:table-cell>
          <table:table-cell office:value-type="float" office:value="1210" calcext:value-type="float">
            <text:p>1210</text:p>
          </table:table-cell>
          <table:table-cell office:value-type="float" office:value="3348" calcext:value-type="float">
            <text:p>3348</text:p>
          </table:table-cell>
          <table:table-cell office:value-type="float" office:value="9071" calcext:value-type="float">
            <text:p>9071</text:p>
          </table:table-cell>
          <table:table-cell office:value-type="float" office:value="4862" calcext:value-type="float">
            <text:p>4862</text:p>
          </table:table-cell>
          <table:table-cell office:value-type="float" office:value="483" calcext:value-type="float">
            <text:p>483</text:p>
          </table:table-cell>
          <table:table-cell office:value-type="float" office:value="9017" calcext:value-type="float">
            <text:p>9017</text:p>
          </table:table-cell>
          <table:table-cell office:value-type="float" office:value="4097" calcext:value-type="float">
            <text:p>4097</text:p>
          </table:table-cell>
          <table:table-cell office:value-type="float" office:value="6186" calcext:value-type="float">
            <text:p>6186</text:p>
          </table:table-cell>
          <table:table-cell office:value-type="float" office:value="9815" calcext:value-type="float">
            <text:p>9815</text:p>
          </table:table-cell>
          <table:table-cell office:value-type="float" office:value="3610" calcext:value-type="float">
            <text:p>3610</text:p>
          </table:table-cell>
          <table:table-cell office:value-type="float" office:value="5048" calcext:value-type="float">
            <text:p>5048</text:p>
          </table:table-cell>
          <table:table-cell office:value-type="float" office:value="1644" calcext:value-type="float">
            <text:p>1644</text:p>
          </table:table-cell>
          <table:table-cell office:value-type="float" office:value="1003" calcext:value-type="float">
            <text:p>1003</text:p>
          </table:table-cell>
          <table:table-cell office:value-type="float" office:value="9865" calcext:value-type="float">
            <text:p>9865</text:p>
          </table:table-cell>
          <table:table-cell office:value-type="float" office:value="9332" calcext:value-type="float">
            <text:p>9332</text:p>
          </table:table-cell>
          <table:table-cell office:value-type="float" office:value="2145" calcext:value-type="float">
            <text:p>2145</text:p>
          </table:table-cell>
          <table:table-cell office:value-type="float" office:value="1944" calcext:value-type="float">
            <text:p>1944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9284" calcext:value-type="float">
            <text:p>9284</text:p>
          </table:table-cell>
          <table:table-cell office:value-type="float" office:value="3803" calcext:value-type="float">
            <text:p>3803</text:p>
          </table:table-cell>
          <table:table-cell office:value-type="float" office:value="4920" calcext:value-type="float">
            <text:p>4920</text:p>
          </table:table-cell>
          <table:table-cell office:value-type="float" office:value="1927" calcext:value-type="float">
            <text:p>1927</text:p>
          </table:table-cell>
          <table:table-cell office:value-type="float" office:value="6706" calcext:value-type="float">
            <text:p>6706</text:p>
          </table:table-cell>
          <table:table-cell office:value-type="float" office:value="4344" calcext:value-type="float">
            <text:p>4344</text:p>
          </table:table-cell>
          <table:table-cell office:value-type="float" office:value="7383" calcext:value-type="float">
            <text:p>7383</text:p>
          </table:table-cell>
          <table:table-cell office:value-type="float" office:value="4786" calcext:value-type="float">
            <text:p>4786</text:p>
          </table:table-cell>
          <table:table-cell office:value-type="float" office:value="9890" calcext:value-type="float">
            <text:p>9890</text:p>
          </table:table-cell>
          <table:table-cell office:value-type="float" office:value="2010" calcext:value-type="float">
            <text:p>2010</text:p>
          </table:table-cell>
          <table:table-cell office:value-type="float" office:value="5228" calcext:value-type="float">
            <text:p>5228</text:p>
          </table:table-cell>
          <table:table-cell office:value-type="float" office:value="1224" calcext:value-type="float">
            <text:p>1224</text:p>
          </table:table-cell>
          <table:table-cell office:value-type="float" office:value="3158" calcext:value-type="float">
            <text:p>3158</text:p>
          </table:table-cell>
          <table:table-cell office:value-type="float" office:value="6967" calcext:value-type="float">
            <text:p>6967</text:p>
          </table:table-cell>
          <table:table-cell office:value-type="float" office:value="8580" calcext:value-type="float">
            <text:p>8580</text:p>
          </table:table-cell>
          <table:table-cell office:value-type="float" office:value="8990" calcext:value-type="float">
            <text:p>8990</text:p>
          </table:table-cell>
          <table:table-cell office:value-type="float" office:value="8883" calcext:value-type="float">
            <text:p>8883</text:p>
          </table:table-cell>
          <table:table-cell office:value-type="float" office:value="5213" calcext:value-type="float">
            <text:p>5213</text:p>
          </table:table-cell>
          <table:table-cell office:value-type="float" office:value="76" calcext:value-type="float">
            <text:p>76</text:p>
          </table:table-cell>
          <table:table-cell office:value-type="float" office:value="8306" calcext:value-type="float">
            <text:p>8306</text:p>
          </table:table-cell>
          <table:table-cell office:value-type="float" office:value="2031" calcext:value-type="float">
            <text:p>2031</text:p>
          </table:table-cell>
          <table:table-cell office:value-type="float" office:value="4980" calcext:value-type="float">
            <text:p>4980</text:p>
          </table:table-cell>
          <table:table-cell office:value-type="float" office:value="5639" calcext:value-type="float">
            <text:p>5639</text:p>
          </table:table-cell>
          <table:table-cell office:value-type="float" office:value="9519" calcext:value-type="float">
            <text:p>9519</text:p>
          </table:table-cell>
          <table:table-cell office:value-type="float" office:value="7184" calcext:value-type="float">
            <text:p>7184</text:p>
          </table:table-cell>
          <table:table-cell office:value-type="float" office:value="5645" calcext:value-type="float">
            <text:p>5645</text:p>
          </table:table-cell>
          <table:table-cell office:value-type="float" office:value="7769" calcext:value-type="float">
            <text:p>7769</text:p>
          </table:table-cell>
          <table:table-cell office:value-type="float" office:value="3259" calcext:value-type="float">
            <text:p>3259</text:p>
          </table:table-cell>
          <table:table-cell office:value-type="float" office:value="8077" calcext:value-type="float">
            <text:p>8077</text:p>
          </table:table-cell>
          <table:table-cell office:value-type="float" office:value="9130" calcext:value-type="float">
            <text:p>9130</text:p>
          </table:table-cell>
          <table:table-cell office:value-type="float" office:value="1317" calcext:value-type="float">
            <text:p>1317</text:p>
          </table:table-cell>
          <table:table-cell office:value-type="float" office:value="3096" calcext:value-type="float">
            <text:p>3096</text:p>
          </table:table-cell>
          <table:table-cell office:value-type="float" office:value="9624" calcext:value-type="float">
            <text:p>9624</text:p>
          </table:table-cell>
          <table:table-cell office:value-type="float" office:value="3818" calcext:value-type="float">
            <text:p>3818</text:p>
          </table:table-cell>
          <table:table-cell office:value-type="float" office:value="1770" calcext:value-type="float">
            <text:p>1770</text:p>
          </table:table-cell>
          <table:table-cell office:value-type="float" office:value="695" calcext:value-type="float">
            <text:p>695</text:p>
          </table:table-cell>
          <table:table-cell office:value-type="float" office:value="2454" calcext:value-type="float">
            <text:p>2454</text:p>
          </table:table-cell>
          <table:table-cell office:value-type="float" office:value="947" calcext:value-type="float">
            <text:p>947</text:p>
          </table:table-cell>
          <table:table-cell office:value-type="float" office:value="6029" calcext:value-type="float">
            <text:p>6029</text:p>
          </table:table-cell>
          <table:table-cell office:value-type="float" office:value="3474" calcext:value-type="float">
            <text:p>3474</text:p>
          </table:table-cell>
          <table:table-cell office:value-type="float" office:value="9938" calcext:value-type="float">
            <text:p>9938</text:p>
          </table:table-cell>
          <table:table-cell office:value-type="float" office:value="3527" calcext:value-type="float">
            <text:p>3527</text:p>
          </table:table-cell>
          <table:table-cell office:value-type="float" office:value="5696" calcext:value-type="float">
            <text:p>5696</text:p>
          </table:table-cell>
          <table:table-cell office:value-type="float" office:value="4760" calcext:value-type="float">
            <text:p>4760</text:p>
          </table:table-cell>
          <table:table-cell office:value-type="float" office:value="7724" calcext:value-type="float">
            <text:p>7724</text:p>
          </table:table-cell>
          <table:table-cell office:value-type="float" office:value="7738" calcext:value-type="float">
            <text:p>7738</text:p>
          </table:table-cell>
          <table:table-cell office:value-type="float" office:value="2848" calcext:value-type="float">
            <text:p>2848</text:p>
          </table:table-cell>
          <table:table-cell office:value-type="float" office:value="6442" calcext:value-type="float">
            <text:p>6442</text:p>
          </table:table-cell>
          <table:table-cell office:value-type="float" office:value="5767" calcext:value-type="float">
            <text:p>5767</text:p>
          </table:table-cell>
          <table:table-cell office:value-type="float" office:value="6845" calcext:value-type="float">
            <text:p>6845</text:p>
          </table:table-cell>
          <table:table-cell office:value-type="float" office:value="8323" calcext:value-type="float">
            <text:p>8323</text:p>
          </table:table-cell>
          <table:table-cell office:value-type="float" office:value="4131" calcext:value-type="float">
            <text:p>4131</text:p>
          </table:table-cell>
          <table:table-cell office:value-type="float" office:value="2859" calcext:value-type="float">
            <text:p>2859</text:p>
          </table:table-cell>
          <table:table-cell office:value-type="float" office:value="7595" calcext:value-type="float">
            <text:p>7595</text:p>
          </table:table-cell>
          <table:table-cell office:value-type="float" office:value="2500" calcext:value-type="float">
            <text:p>2500</text:p>
          </table:table-cell>
          <table:table-cell office:value-type="float" office:value="4815" calcext:value-type="float">
            <text:p>4815</text:p>
          </table:table-cell>
          <table:table-cell office:value-type="float" office:value="3660" calcext:value-type="float">
            <text:p>3660</text:p>
          </table:table-cell>
          <table:table-cell office:value-type="float" office:value="9130" calcext:value-type="float">
            <text:p>9130</text:p>
          </table:table-cell>
          <table:table-cell office:value-type="float" office:value="8580" calcext:value-type="float">
            <text:p>8580</text:p>
          </table:table-cell>
          <table:table-cell office:value-type="float" office:value="7016" calcext:value-type="float">
            <text:p>7016</text:p>
          </table:table-cell>
          <table:table-cell office:value-type="float" office:value="8231" calcext:value-type="float">
            <text:p>8231</text:p>
          </table:table-cell>
          <table:table-cell office:value-type="float" office:value="4391" calcext:value-type="float">
            <text:p>4391</text:p>
          </table:table-cell>
          <table:table-cell office:value-type="float" office:value="8369" calcext:value-type="float">
            <text:p>8369</text:p>
          </table:table-cell>
          <table:table-cell office:value-type="float" office:value="3444" calcext:value-type="float">
            <text:p>3444</text:p>
          </table:table-cell>
          <table:table-cell office:value-type="float" office:value="4069" calcext:value-type="float">
            <text:p>4069</text:p>
          </table:table-cell>
          <table:table-cell office:value-type="float" office:value="4021" calcext:value-type="float">
            <text:p>4021</text:p>
          </table:table-cell>
          <table:table-cell office:value-type="float" office:value="556" calcext:value-type="float">
            <text:p>556</text:p>
          </table:table-cell>
          <table:table-cell office:value-type="float" office:value="6154" calcext:value-type="float">
            <text:p>6154</text:p>
          </table:table-cell>
          <table:table-cell office:value-type="float" office:value="627" calcext:value-type="float">
            <text:p>627</text:p>
          </table:table-cell>
          <table:table-cell office:value-type="float" office:value="2778" calcext:value-type="float">
            <text:p>2778</text:p>
          </table:table-cell>
          <table:table-cell office:value-type="float" office:value="1496" calcext:value-type="float">
            <text:p>1496</text:p>
          </table:table-cell>
          <table:table-cell office:value-type="float" office:value="4206" calcext:value-type="float">
            <text:p>4206</text:p>
          </table:table-cell>
          <table:table-cell office:value-type="float" office:value="6356" calcext:value-type="float">
            <text:p>6356</text:p>
          </table:table-cell>
          <table:table-cell office:value-type="float" office:value="8434" calcext:value-type="float">
            <text:p>8434</text:p>
          </table:table-cell>
          <table:table-cell office:value-type="float" office:value="8491" calcext:value-type="float">
            <text:p>8491</text:p>
          </table:table-cell>
          <table:table-cell office:value-type="float" office:value="3816" calcext:value-type="float">
            <text:p>3816</text:p>
          </table:table-cell>
          <table:table-cell office:value-type="float" office:value="8231" calcext:value-type="float">
            <text:p>8231</text:p>
          </table:table-cell>
          <table:table-cell office:value-type="float" office:value="3190" calcext:value-type="float">
            <text:p>3190</text:p>
          </table:table-cell>
          <table:table-cell office:value-type="float" office:value="5575" calcext:value-type="float">
            <text:p>5575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float" office:value="7572" calcext:value-type="float">
            <text:p>7572</text:p>
          </table:table-cell>
          <table:table-cell office:value-type="float" office:value="1788" calcext:value-type="float">
            <text:p>1788</text:p>
          </table:table-cell>
          <table:table-cell office:value-type="float" office:value="6803" calcext:value-type="float">
            <text:p>6803</text:p>
          </table:table-cell>
          <table:table-cell office:value-type="float" office:value="5641" calcext:value-type="float">
            <text:p>5641</text:p>
          </table:table-cell>
          <table:table-cell office:value-type="float" office:value="6844" calcext:value-type="float">
            <text:p>6844</text:p>
          </table:table-cell>
          <table:table-cell office:value-type="float" office:value="1961" calcext:value-type="float">
            <text:p>1961</text:p>
          </table:table-cell>
          <table:table-cell office:value-type="float" office:value="4811" calcext:value-type="float">
            <text:p>4811</text:p>
          </table:table-cell>
          <table:table-cell office:value-type="float" office:value="8535" calcext:value-type="float">
            <text:p>8535</text:p>
          </table:table-cell>
          <table:table-cell office:value-type="float" office:value="9914" calcext:value-type="float">
            <text:p>9914</text:p>
          </table:table-cell>
          <table:table-cell office:value-type="float" office:value="9999" calcext:value-type="float">
            <text:p>9999</text:p>
          </table:table-cell>
          <table:table-cell office:value-type="float" office:value="1450" calcext:value-type="float">
            <text:p>1450</text:p>
          </table:table-cell>
          <table:table-cell office:value-type="float" office:value="8857" calcext:value-type="float">
            <text:p>8857</text:p>
          </table:table-cell>
          <table:table-cell office:value-type="float" office:value="738" calcext:value-type="float">
            <text:p>738</text:p>
          </table:table-cell>
          <table:table-cell office:value-type="float" office:value="4662" calcext:value-type="float">
            <text:p>4662</text:p>
          </table:table-cell>
          <table:table-cell office:value-type="float" office:value="8569" calcext:value-type="float">
            <text:p>8569</text:p>
          </table:table-cell>
          <table:table-cell office:value-type="float" office:value="6679" calcext:value-type="float">
            <text:p>6679</text:p>
          </table:table-cell>
          <table:table-cell office:value-type="float" office:value="2225" calcext:value-type="float">
            <text:p>2225</text:p>
          </table:table-cell>
          <table:table-cell office:value-type="float" office:value="7839" calcext:value-type="float">
            <text:p>7839</text:p>
          </table:table-cell>
          <table:table-cell office:value-type="float" office:value="8618" calcext:value-type="float">
            <text:p>8618</text:p>
          </table:table-cell>
          <table:table-cell office:value-type="float" office:value="286" calcext:value-type="float">
            <text:p>286</text:p>
          </table:table-cell>
          <table:table-cell office:value-type="float" office:value="2648" calcext:value-type="float">
            <text:p>2648</text:p>
          </table:table-cell>
          <table:table-cell office:value-type="float" office:value="5342" calcext:value-type="float">
            <text:p>5342</text:p>
          </table:table-cell>
          <table:table-cell office:value-type="float" office:value="2294" calcext:value-type="float">
            <text:p>2294</text:p>
          </table:table-cell>
          <table:table-cell office:value-type="float" office:value="3205" calcext:value-type="float">
            <text:p>3205</text:p>
          </table:table-cell>
          <table:table-cell office:value-type="float" office:value="4546" calcext:value-type="float">
            <text:p>4546</text:p>
          </table:table-cell>
          <table:table-cell office:value-type="float" office:value="176" calcext:value-type="float">
            <text:p>176</text:p>
          </table:table-cell>
          <table:table-cell office:value-type="float" office:value="8705" calcext:value-type="float">
            <text:p>8705</text:p>
          </table:table-cell>
          <table:table-cell office:value-type="float" office:value="3741" calcext:value-type="float">
            <text:p>3741</text:p>
          </table:table-cell>
          <table:table-cell office:value-type="float" office:value="6134" calcext:value-type="float">
            <text:p>6134</text:p>
          </table:table-cell>
          <table:table-cell office:value-type="float" office:value="8324" calcext:value-type="float">
            <text:p>8324</text:p>
          </table:table-cell>
          <table:table-cell office:value-type="float" office:value="8021" calcext:value-type="float">
            <text:p>8021</text:p>
          </table:table-cell>
          <table:table-cell office:value-type="float" office:value="7004" calcext:value-type="float">
            <text:p>7004</text:p>
          </table:table-cell>
          <table:table-cell office:value-type="float" office:value="5205" calcext:value-type="float">
            <text:p>5205</text:p>
          </table:table-cell>
          <table:table-cell office:value-type="float" office:value="7032" calcext:value-type="float">
            <text:p>7032</text:p>
          </table:table-cell>
          <table:table-cell office:value-type="float" office:value="6637" calcext:value-type="float">
            <text:p>6637</text:p>
          </table:table-cell>
          <table:table-cell office:value-type="float" office:value="9442" calcext:value-type="float">
            <text:p>9442</text:p>
          </table:table-cell>
          <table:table-cell office:value-type="float" office:value="5539" calcext:value-type="float">
            <text:p>5539</text:p>
          </table:table-cell>
          <table:table-cell office:value-type="float" office:value="5584" calcext:value-type="float">
            <text:p>5584</text:p>
          </table:table-cell>
          <table:table-cell office:value-type="float" office:value="4819" calcext:value-type="float">
            <text:p>4819</text:p>
          </table:table-cell>
          <table:table-cell office:value-type="float" office:value="5874" calcext:value-type="float">
            <text:p>5874</text:p>
          </table:table-cell>
          <table:table-cell office:value-type="float" office:value="5807" calcext:value-type="float">
            <text:p>5807</text:p>
          </table:table-cell>
          <table:table-cell office:value-type="float" office:value="8589" calcext:value-type="float">
            <text:p>8589</text:p>
          </table:table-cell>
          <table:table-cell office:value-type="float" office:value="6871" calcext:value-type="float">
            <text:p>6871</text:p>
          </table:table-cell>
          <table:table-cell office:value-type="float" office:value="9016" calcext:value-type="float">
            <text:p>9016</text:p>
          </table:table-cell>
          <table:table-cell office:value-type="float" office:value="983" calcext:value-type="float">
            <text:p>983</text:p>
          </table:table-cell>
          <table:table-cell office:value-type="float" office:value="1758" calcext:value-type="float">
            <text:p>1758</text:p>
          </table:table-cell>
          <table:table-cell office:value-type="float" office:value="3786" calcext:value-type="float">
            <text:p>3786</text:p>
          </table:table-cell>
          <table:table-cell office:value-type="float" office:value="1519" calcext:value-type="float">
            <text:p>1519</text:p>
          </table:table-cell>
          <table:table-cell office:value-type="float" office:value="6241" calcext:value-type="float">
            <text:p>6241</text:p>
          </table:table-cell>
          <table:table-cell office:value-type="float" office:value="185" calcext:value-type="float">
            <text:p>185</text:p>
          </table:table-cell>
          <table:table-cell office:value-type="float" office:value="8398" calcext:value-type="float">
            <text:p>8398</text:p>
          </table:table-cell>
          <table:table-cell office:value-type="float" office:value="495" calcext:value-type="float">
            <text:p>495</text:p>
          </table:table-cell>
          <table:table-cell office:value-type="float" office:value="3370" calcext:value-type="float">
            <text:p>3370</text:p>
          </table:table-cell>
          <table:table-cell office:value-type="float" office:value="9133" calcext:value-type="float">
            <text:p>9133</text:p>
          </table:table-cell>
          <table:table-cell office:value-type="float" office:value="3051" calcext:value-type="float">
            <text:p>3051</text:p>
          </table:table-cell>
          <table:table-cell office:value-type="float" office:value="4549" calcext:value-type="float">
            <text:p>4549</text:p>
          </table:table-cell>
          <table:table-cell office:value-type="float" office:value="9674" calcext:value-type="float">
            <text:p>9674</text:p>
          </table:table-cell>
          <table:table-cell office:value-type="float" office:value="7311" calcext:value-type="float">
            <text:p>7311</text:p>
          </table:table-cell>
          <table:table-cell office:value-type="float" office:value="9738" calcext:value-type="float">
            <text:p>9738</text:p>
          </table:table-cell>
          <table:table-cell office:value-type="float" office:value="3316" calcext:value-type="float">
            <text:p>3316</text:p>
          </table:table-cell>
          <table:table-cell office:value-type="float" office:value="9383" calcext:value-type="float">
            <text:p>9383</text:p>
          </table:table-cell>
          <table:table-cell office:value-type="float" office:value="2658" calcext:value-type="float">
            <text:p>2658</text:p>
          </table:table-cell>
          <table:table-cell office:value-type="float" office:value="2776" calcext:value-type="float">
            <text:p>2776</text:p>
          </table:table-cell>
          <table:table-cell office:value-type="float" office:value="9481" calcext:value-type="float">
            <text:p>9481</text:p>
          </table:table-cell>
          <table:table-cell office:value-type="float" office:value="7558" calcext:value-type="float">
            <text:p>7558</text:p>
          </table:table-cell>
          <table:table-cell office:value-type="float" office:value="619" calcext:value-type="float">
            <text:p>619</text:p>
          </table:table-cell>
          <table:table-cell office:value-type="float" office:value="3943" calcext:value-type="float">
            <text:p>3943</text:p>
          </table:table-cell>
          <table:table-cell office:value-type="float" office:value="3324" calcext:value-type="float">
            <text:p>3324</text:p>
          </table:table-cell>
          <table:table-cell office:value-type="float" office:value="6491" calcext:value-type="float">
            <text:p>6491</text:p>
          </table:table-cell>
          <table:table-cell office:value-type="float" office:value="4933" calcext:value-type="float">
            <text:p>4933</text:p>
          </table:table-cell>
          <table:table-cell office:value-type="float" office:value="153" calcext:value-type="float">
            <text:p>153</text:p>
          </table:table-cell>
          <table:table-cell office:value-type="float" office:value="9738" calcext:value-type="float">
            <text:p>9738</text:p>
          </table:table-cell>
          <table:table-cell office:value-type="float" office:value="4623" calcext:value-type="float">
            <text:p>4623</text:p>
          </table:table-cell>
          <table:table-cell office:value-type="float" office:value="912" calcext:value-type="float">
            <text:p>912</text:p>
          </table:table-cell>
          <table:table-cell office:value-type="float" office:value="3595" calcext:value-type="float">
            <text:p>3595</text:p>
          </table:table-cell>
          <table:table-cell office:value-type="float" office:value="7771" calcext:value-type="float">
            <text:p>7771</text:p>
          </table:table-cell>
          <table:table-cell office:value-type="float" office:value="7939" calcext:value-type="float">
            <text:p>7939</text:p>
          </table:table-cell>
          <table:table-cell office:value-type="float" office:value="1219" calcext:value-type="float">
            <text:p>1219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3883" calcext:value-type="float">
            <text:p>3883</text:p>
          </table:table-cell>
          <table:table-cell office:value-type="float" office:value="4154" calcext:value-type="float">
            <text:p>4154</text:p>
          </table:table-cell>
          <table:table-cell office:value-type="float" office:value="5809" calcext:value-type="float">
            <text:p>5809</text:p>
          </table:table-cell>
          <table:table-cell office:value-type="float" office:value="315" calcext:value-type="float">
            <text:p>315</text:p>
          </table:table-cell>
          <table:table-cell office:value-type="float" office:value="7756" calcext:value-type="float">
            <text:p>7756</text:p>
          </table:table-cell>
          <table:table-cell office:value-type="float" office:value="4430" calcext:value-type="float">
            <text:p>4430</text:p>
          </table:table-cell>
          <table:table-cell office:value-type="float" office:value="1788" calcext:value-type="float">
            <text:p>1788</text:p>
          </table:table-cell>
          <table:table-cell office:value-type="float" office:value="4451" calcext:value-type="float">
            <text:p>4451</text:p>
          </table:table-cell>
          <table:table-cell office:value-type="float" office:value="1631" calcext:value-type="float">
            <text:p>1631</text:p>
          </table:table-cell>
          <table:table-cell office:value-type="float" office:value="6461" calcext:value-type="float">
            <text:p>6461</text:p>
          </table:table-cell>
          <table:table-cell office:value-type="float" office:value="7230" calcext:value-type="float">
            <text:p>7230</text:p>
          </table:table-cell>
          <table:table-cell office:value-type="float" office:value="6017" calcext:value-type="float">
            <text:p>6017</text:p>
          </table:table-cell>
          <table:table-cell office:value-type="float" office:value="5751" calcext:value-type="float">
            <text:p>5751</text:p>
          </table:table-cell>
          <table:table-cell office:value-type="float" office:value="138" calcext:value-type="float">
            <text:p>138</text:p>
          </table:table-cell>
          <table:table-cell office:value-type="float" office:value="588" calcext:value-type="float">
            <text:p>588</text:p>
          </table:table-cell>
          <table:table-cell office:value-type="float" office:value="5282" calcext:value-type="float">
            <text:p>5282</text:p>
          </table:table-cell>
          <table:table-cell office:value-type="float" office:value="2442" calcext:value-type="float">
            <text:p>2442</text:p>
          </table:table-cell>
          <table:table-cell office:value-type="float" office:value="9110" calcext:value-type="float">
            <text:p>9110</text:p>
          </table:table-cell>
          <table:table-cell office:value-type="float" office:value="9035" calcext:value-type="float">
            <text:p>9035</text:p>
          </table:table-cell>
          <table:table-cell office:value-type="float" office:value="6349" calcext:value-type="float">
            <text:p>6349</text:p>
          </table:table-cell>
          <table:table-cell office:value-type="float" office:value="2515" calcext:value-type="float">
            <text:p>2515</text:p>
          </table:table-cell>
          <table:table-cell office:value-type="float" office:value="1570" calcext:value-type="float">
            <text:p>1570</text:p>
          </table:table-cell>
          <table:table-cell office:value-type="float" office:value="6122" calcext:value-type="float">
            <text:p>6122</text:p>
          </table:table-cell>
          <table:table-cell office:value-type="float" office:value="4192" calcext:value-type="float">
            <text:p>4192</text:p>
          </table:table-cell>
          <table:table-cell office:value-type="float" office:value="4174" calcext:value-type="float">
            <text:p>4174</text:p>
          </table:table-cell>
          <table:table-cell office:value-type="float" office:value="3530" calcext:value-type="float">
            <text:p>3530</text:p>
          </table:table-cell>
          <table:table-cell office:value-type="float" office:value="1933" calcext:value-type="float">
            <text:p>1933</text:p>
          </table:table-cell>
          <table:table-cell office:value-type="float" office:value="4186" calcext:value-type="float">
            <text:p>4186</text:p>
          </table:table-cell>
          <table:table-cell office:value-type="float" office:value="4420" calcext:value-type="float">
            <text:p>4420</text:p>
          </table:table-cell>
          <table:table-cell office:value-type="float" office:value="4609" calcext:value-type="float">
            <text:p>4609</text:p>
          </table:table-cell>
          <table:table-cell office:value-type="float" office:value="5739" calcext:value-type="float">
            <text:p>5739</text:p>
          </table:table-cell>
          <table:table-cell office:value-type="float" office:value="4135" calcext:value-type="float">
            <text:p>4135</text:p>
          </table:table-cell>
          <table:table-cell office:value-type="float" office:value="2963" calcext:value-type="float">
            <text:p>2963</text:p>
          </table:table-cell>
          <table:table-cell office:value-type="float" office:value="6308" calcext:value-type="float">
            <text:p>6308</text:p>
          </table:table-cell>
          <table:table-cell office:value-type="float" office:value="1161" calcext:value-type="float">
            <text:p>1161</text:p>
          </table:table-cell>
          <table:table-cell office:value-type="float" office:value="8809" calcext:value-type="float">
            <text:p>8809</text:p>
          </table:table-cell>
          <table:table-cell office:value-type="float" office:value="8619" calcext:value-type="float">
            <text:p>8619</text:p>
          </table:table-cell>
          <table:table-cell office:value-type="float" office:value="2796" calcext:value-type="float">
            <text:p>2796</text:p>
          </table:table-cell>
          <table:table-cell office:value-type="float" office:value="3819" calcext:value-type="float">
            <text:p>3819</text:p>
          </table:table-cell>
          <table:table-cell office:value-type="float" office:value="6971" calcext:value-type="float">
            <text:p>6971</text:p>
          </table:table-cell>
          <table:table-cell office:value-type="float" office:value="8228" calcext:value-type="float">
            <text:p>8228</text:p>
          </table:table-cell>
          <table:table-cell office:value-type="float" office:value="4188" calcext:value-type="float">
            <text:p>4188</text:p>
          </table:table-cell>
          <table:table-cell office:value-type="float" office:value="1492" calcext:value-type="float">
            <text:p>1492</text:p>
          </table:table-cell>
          <table:table-cell office:value-type="float" office:value="909" calcext:value-type="float">
            <text:p>909</text:p>
          </table:table-cell>
          <table:table-cell office:value-type="float" office:value="8048" calcext:value-type="float">
            <text:p>8048</text:p>
          </table:table-cell>
          <table:table-cell office:value-type="float" office:value="2328" calcext:value-type="float">
            <text:p>2328</text:p>
          </table:table-cell>
          <table:table-cell office:value-type="float" office:value="6772" calcext:value-type="float">
            <text:p>6772</text:p>
          </table:table-cell>
          <table:table-cell office:value-type="float" office:value="8467" calcext:value-type="float">
            <text:p>8467</text:p>
          </table:table-cell>
          <table:table-cell office:value-type="float" office:value="7671" calcext:value-type="float">
            <text:p>7671</text:p>
          </table:table-cell>
          <table:table-cell office:value-type="float" office:value="9068" calcext:value-type="float">
            <text:p>9068</text:p>
          </table:table-cell>
          <table:table-cell office:value-type="float" office:value="2226" calcext:value-type="float">
            <text:p>2226</text:p>
          </table:table-cell>
          <table:table-cell office:value-type="float" office:value="7579" calcext:value-type="float">
            <text:p>7579</text:p>
          </table:table-cell>
          <table:table-cell office:value-type="float" office:value="6422" calcext:value-type="float">
            <text:p>6422</text:p>
          </table:table-cell>
          <table:table-cell office:value-type="float" office:value="7056" calcext:value-type="float">
            <text:p>7056</text:p>
          </table:table-cell>
          <table:table-cell office:value-type="float" office:value="8042" calcext:value-type="float">
            <text:p>8042</text:p>
          </table:table-cell>
          <table:table-cell office:value-type="float" office:value="3296" calcext:value-type="float">
            <text:p>3296</text:p>
          </table:table-cell>
          <table:table-cell office:value-type="float" office:value="2272" calcext:value-type="float">
            <text:p>2272</text:p>
          </table:table-cell>
          <table:table-cell office:value-type="float" office:value="3006" calcext:value-type="float">
            <text:p>3006</text:p>
          </table:table-cell>
          <table:table-cell office:value-type="float" office:value="2196" calcext:value-type="float">
            <text:p>2196</text:p>
          </table:table-cell>
          <table:table-cell office:value-type="float" office:value="7320" calcext:value-type="float">
            <text:p>7320</text:p>
          </table:table-cell>
          <table:table-cell office:value-type="float" office:value="3238" calcext:value-type="float">
            <text:p>3238</text:p>
          </table:table-cell>
          <table:table-cell office:value-type="float" office:value="3490" calcext:value-type="float">
            <text:p>3490</text:p>
          </table:table-cell>
          <table:table-cell office:value-type="float" office:value="3102" calcext:value-type="float">
            <text:p>3102</text:p>
          </table:table-cell>
          <table:table-cell office:value-type="float" office:value="37" calcext:value-type="float">
            <text:p>37</text:p>
          </table:table-cell>
          <table:table-cell office:value-type="float" office:value="1293" calcext:value-type="float">
            <text:p>1293</text:p>
          </table:table-cell>
          <table:table-cell office:value-type="float" office:value="3212" calcext:value-type="float">
            <text:p>3212</text:p>
          </table:table-cell>
          <table:table-cell office:value-type="float" office:value="4767" calcext:value-type="float">
            <text:p>4767</text:p>
          </table:table-cell>
          <table:table-cell office:value-type="float" office:value="5041" calcext:value-type="float">
            <text:p>5041</text:p>
          </table:table-cell>
          <table:table-cell office:value-type="float" office:value="8773" calcext:value-type="float">
            <text:p>8773</text:p>
          </table:table-cell>
          <table:table-cell office:value-type="float" office:value="5794" calcext:value-type="float">
            <text:p>5794</text:p>
          </table:table-cell>
          <table:table-cell office:value-type="float" office:value="4456" calcext:value-type="float">
            <text:p>4456</text:p>
          </table:table-cell>
          <table:table-cell office:value-type="float" office:value="6174" calcext:value-type="float">
            <text:p>6174</text:p>
          </table:table-cell>
          <table:table-cell office:value-type="float" office:value="7279" calcext:value-type="float">
            <text:p>7279</text:p>
          </table:table-cell>
          <table:table-cell office:value-type="float" office:value="7054" calcext:value-type="float">
            <text:p>7054</text:p>
          </table:table-cell>
          <table:table-cell office:value-type="float" office:value="2835" calcext:value-type="float">
            <text:p>2835</text:p>
          </table:table-cell>
          <table:table-cell office:value-type="float" office:value="7053" calcext:value-type="float">
            <text:p>7053</text:p>
          </table:table-cell>
          <table:table-cell office:value-type="float" office:value="9088" calcext:value-type="float">
            <text:p>9088</text:p>
          </table:table-cell>
          <table:table-cell office:value-type="float" office:value="790" calcext:value-type="float">
            <text:p>790</text:p>
          </table:table-cell>
          <table:table-cell office:value-type="float" office:value="6640" calcext:value-type="float">
            <text:p>6640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1057" calcext:value-type="float">
            <text:p>1057</text:p>
          </table:table-cell>
          <table:table-cell office:value-type="float" office:value="7057" calcext:value-type="float">
            <text:p>7057</text:p>
          </table:table-cell>
          <table:table-cell office:value-type="float" office:value="3826" calcext:value-type="float">
            <text:p>3826</text:p>
          </table:table-cell>
          <table:table-cell office:value-type="float" office:value="6077" calcext:value-type="float">
            <text:p>6077</text:p>
          </table:table-cell>
          <table:table-cell office:value-type="float" office:value="1025" calcext:value-type="float">
            <text:p>1025</text:p>
          </table:table-cell>
          <table:table-cell office:value-type="float" office:value="2955" calcext:value-type="float">
            <text:p>2955</text:p>
          </table:table-cell>
          <table:table-cell office:value-type="float" office:value="1224" calcext:value-type="float">
            <text:p>1224</text:p>
          </table:table-cell>
          <table:table-cell office:value-type="float" office:value="1114" calcext:value-type="float">
            <text:p>1114</text:p>
          </table:table-cell>
          <table:table-cell office:value-type="float" office:value="6729" calcext:value-type="float">
            <text:p>6729</text:p>
          </table:table-cell>
          <table:table-cell office:value-type="float" office:value="5902" calcext:value-type="float">
            <text:p>5902</text:p>
          </table:table-cell>
          <table:table-cell office:value-type="float" office:value="4698" calcext:value-type="float">
            <text:p>4698</text:p>
          </table:table-cell>
          <table:table-cell office:value-type="float" office:value="6239" calcext:value-type="float">
            <text:p>6239</text:p>
          </table:table-cell>
          <table:table-cell office:value-type="float" office:value="7203" calcext:value-type="float">
            <text:p>7203</text:p>
          </table:table-cell>
          <table:table-cell office:value-type="float" office:value="9423" calcext:value-type="float">
            <text:p>9423</text:p>
          </table:table-cell>
          <table:table-cell office:value-type="float" office:value="1804" calcext:value-type="float">
            <text:p>1804</text:p>
          </table:table-cell>
          <table:table-cell office:value-type="float" office:value="4417" calcext:value-type="float">
            <text:p>4417</text:p>
          </table:table-cell>
          <table:table-cell office:value-type="float" office:value="6686" calcext:value-type="float">
            <text:p>6686</text:p>
          </table:table-cell>
          <table:table-cell office:value-type="float" office:value="1426" calcext:value-type="float">
            <text:p>1426</text:p>
          </table:table-cell>
          <table:table-cell office:value-type="float" office:value="6941" calcext:value-type="float">
            <text:p>6941</text:p>
          </table:table-cell>
          <table:table-cell office:value-type="float" office:value="8071" calcext:value-type="float">
            <text:p>8071</text:p>
          </table:table-cell>
          <table:table-cell office:value-type="float" office:value="1029" calcext:value-type="float">
            <text:p>1029</text:p>
          </table:table-cell>
          <table:table-cell office:value-type="float" office:value="4985" calcext:value-type="float">
            <text:p>4985</text:p>
          </table:table-cell>
          <table:table-cell office:value-type="float" office:value="9010" calcext:value-type="float">
            <text:p>9010</text:p>
          </table:table-cell>
          <table:table-cell office:value-type="float" office:value="6122" calcext:value-type="float">
            <text:p>6122</text:p>
          </table:table-cell>
          <table:table-cell office:value-type="float" office:value="6597" calcext:value-type="float">
            <text:p>6597</text:p>
          </table:table-cell>
          <table:table-cell office:value-type="float" office:value="1622" calcext:value-type="float">
            <text:p>1622</text:p>
          </table:table-cell>
          <table:table-cell office:value-type="float" office:value="1574" calcext:value-type="float">
            <text:p>1574</text:p>
          </table:table-cell>
          <table:table-cell office:value-type="float" office:value="3513" calcext:value-type="float">
            <text:p>3513</text:p>
          </table:table-cell>
          <table:table-cell office:value-type="float" office:value="1684" calcext:value-type="float">
            <text:p>1684</text:p>
          </table:table-cell>
          <table:table-cell office:value-type="float" office:value="7086" calcext:value-type="float">
            <text:p>7086</text:p>
          </table:table-cell>
          <table:table-cell office:value-type="float" office:value="5505" calcext:value-type="float">
            <text:p>5505</text:p>
          </table:table-cell>
          <table:table-cell office:value-type="float" office:value="3244" calcext:value-type="float">
            <text:p>3244</text:p>
          </table:table-cell>
          <table:table-cell office:value-type="float" office:value="411" calcext:value-type="float">
            <text:p>411</text:p>
          </table:table-cell>
          <table:table-cell office:value-type="float" office:value="9638" calcext:value-type="float">
            <text:p>9638</text:p>
          </table:table-cell>
          <table:table-cell office:value-type="float" office:value="4150" calcext:value-type="float">
            <text:p>4150</text:p>
          </table:table-cell>
          <table:table-cell office:value-type="float" office:value="907" calcext:value-type="float">
            <text:p>907</text:p>
          </table:table-cell>
          <table:table-cell office:value-type="float" office:value="9135" calcext:value-type="float">
            <text:p>9135</text:p>
          </table:table-cell>
          <table:table-cell office:value-type="float" office:value="829" calcext:value-type="float">
            <text:p>829</text:p>
          </table:table-cell>
          <table:table-cell office:value-type="float" office:value="981" calcext:value-type="float">
            <text:p>981</text:p>
          </table:table-cell>
          <table:table-cell office:value-type="float" office:value="1707" calcext:value-type="float">
            <text:p>1707</text:p>
          </table:table-cell>
          <table:table-cell office:value-type="float" office:value="5359" calcext:value-type="float">
            <text:p>5359</text:p>
          </table:table-cell>
          <table:table-cell office:value-type="float" office:value="8781" calcext:value-type="float">
            <text:p>8781</text:p>
          </table:table-cell>
          <table:table-cell office:value-type="float" office:value="9751" calcext:value-type="float">
            <text:p>9751</text:p>
          </table:table-cell>
          <table:table-cell office:value-type="float" office:value="5" calcext:value-type="float">
            <text:p>5</text:p>
          </table:table-cell>
          <table:table-cell office:value-type="float" office:value="9131" calcext:value-type="float">
            <text:p>9131</text:p>
          </table:table-cell>
          <table:table-cell office:value-type="float" office:value="3973" calcext:value-type="float">
            <text:p>3973</text:p>
          </table:table-cell>
          <table:table-cell office:value-type="float" office:value="7159" calcext:value-type="float">
            <text:p>7159</text:p>
          </table:table-cell>
          <table:table-cell office:value-type="float" office:value="1340" calcext:value-type="float">
            <text:p>1340</text:p>
          </table:table-cell>
          <table:table-cell office:value-type="float" office:value="6955" calcext:value-type="float">
            <text:p>6955</text:p>
          </table:table-cell>
          <table:table-cell office:value-type="float" office:value="7514" calcext:value-type="float">
            <text:p>7514</text:p>
          </table:table-cell>
          <table:table-cell office:value-type="float" office:value="7993" calcext:value-type="float">
            <text:p>7993</text:p>
          </table:table-cell>
          <table:table-cell office:value-type="float" office:value="6964" calcext:value-type="float">
            <text:p>6964</text:p>
          </table:table-cell>
          <table:table-cell office:value-type="float" office:value="8198" calcext:value-type="float">
            <text:p>8198</text:p>
          </table:table-cell>
          <table:table-cell office:value-type="float" office:value="1933" calcext:value-type="float">
            <text:p>1933</text:p>
          </table:table-cell>
          <table:table-cell office:value-type="float" office:value="2797" calcext:value-type="float">
            <text:p>2797</text:p>
          </table:table-cell>
          <table:table-cell office:value-type="float" office:value="877" calcext:value-type="float">
            <text:p>877</text:p>
          </table:table-cell>
          <table:table-cell office:value-type="float" office:value="3993" calcext:value-type="float">
            <text:p>3993</text:p>
          </table:table-cell>
          <table:table-cell office:value-type="float" office:value="4453" calcext:value-type="float">
            <text:p>4453</text:p>
          </table:table-cell>
          <table:table-cell office:value-type="float" office:value="8020" calcext:value-type="float">
            <text:p>8020</text:p>
          </table:table-cell>
          <table:table-cell office:value-type="float" office:value="9349" calcext:value-type="float">
            <text:p>9349</text:p>
          </table:table-cell>
          <table:table-cell office:value-type="float" office:value="8646" calcext:value-type="float">
            <text:p>8646</text:p>
          </table:table-cell>
          <table:table-cell office:value-type="float" office:value="2779" calcext:value-type="float">
            <text:p>2779</text:p>
          </table:table-cell>
          <table:table-cell office:value-type="float" office:value="8679" calcext:value-type="float">
            <text:p>8679</text:p>
          </table:table-cell>
          <table:table-cell office:value-type="float" office:value="2961" calcext:value-type="float">
            <text:p>2961</text:p>
          </table:table-cell>
          <table:table-cell office:value-type="float" office:value="3547" calcext:value-type="float">
            <text:p>3547</text:p>
          </table:table-cell>
          <table:table-cell office:value-type="float" office:value="3374" calcext:value-type="float">
            <text:p>3374</text:p>
          </table:table-cell>
          <table:table-cell office:value-type="float" office:value="3510" calcext:value-type="float">
            <text:p>3510</text:p>
          </table:table-cell>
          <table:table-cell office:value-type="float" office:value="1129" calcext:value-type="float">
            <text:p>1129</text:p>
          </table:table-cell>
          <table:table-cell office:value-type="float" office:value="3568" calcext:value-type="float">
            <text:p>3568</text:p>
          </table:table-cell>
          <table:table-cell office:value-type="float" office:value="2241" calcext:value-type="float">
            <text:p>2241</text:p>
          </table:table-cell>
          <table:table-cell office:value-type="float" office:value="2625" calcext:value-type="float">
            <text:p>2625</text:p>
          </table:table-cell>
          <table:table-cell office:value-type="float" office:value="9138" calcext:value-type="float">
            <text:p>9138</text:p>
          </table:table-cell>
          <table:table-cell office:value-type="float" office:value="5974" calcext:value-type="float">
            <text:p>5974</text:p>
          </table:table-cell>
          <table:table-cell office:value-type="float" office:value="8206" calcext:value-type="float">
            <text:p>8206</text:p>
          </table:table-cell>
          <table:table-cell office:value-type="float" office:value="7669" calcext:value-type="float">
            <text:p>7669</text:p>
          </table:table-cell>
          <table:table-cell office:value-type="float" office:value="7678" calcext:value-type="float">
            <text:p>7678</text:p>
          </table:table-cell>
          <table:table-cell office:value-type="float" office:value="1833" calcext:value-type="float">
            <text:p>1833</text:p>
          </table:table-cell>
          <table:table-cell office:value-type="float" office:value="8700" calcext:value-type="float">
            <text:p>8700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float" office:value="9912" calcext:value-type="float">
            <text:p>9912</text:p>
          </table:table-cell>
          <table:table-cell office:value-type="float" office:value="8038" calcext:value-type="float">
            <text:p>8038</text:p>
          </table:table-cell>
          <table:table-cell office:value-type="float" office:value="8238" calcext:value-type="float">
            <text:p>8238</text:p>
          </table:table-cell>
          <table:table-cell office:value-type="float" office:value="782" calcext:value-type="float">
            <text:p>782</text:p>
          </table:table-cell>
          <table:table-cell office:value-type="float" office:value="3095" calcext:value-type="float">
            <text:p>3095</text:p>
          </table:table-cell>
          <table:table-cell office:value-type="float" office:value="8199" calcext:value-type="float">
            <text:p>8199</text:p>
          </table:table-cell>
          <table:table-cell office:value-type="float" office:value="1127" calcext:value-type="float">
            <text:p>1127</text:p>
          </table:table-cell>
          <table:table-cell office:value-type="float" office:value="4501" calcext:value-type="float">
            <text:p>4501</text:p>
          </table:table-cell>
          <table:table-cell office:value-type="float" office:value="7280" calcext:value-type="float">
            <text:p>7280</text:p>
          </table:table-cell>
          <table:table-cell office:value-type="float" office:value="2112" calcext:value-type="float">
            <text:p>2112</text:p>
          </table:table-cell>
          <table:table-cell office:value-type="float" office:value="2487" calcext:value-type="float">
            <text:p>2487</text:p>
          </table:table-cell>
          <table:table-cell office:value-type="float" office:value="3626" calcext:value-type="float">
            <text:p>3626</text:p>
          </table:table-cell>
          <table:table-cell office:value-type="float" office:value="2790" calcext:value-type="float">
            <text:p>2790</text:p>
          </table:table-cell>
          <table:table-cell office:value-type="float" office:value="9432" calcext:value-type="float">
            <text:p>9432</text:p>
          </table:table-cell>
          <table:table-cell office:value-type="float" office:value="1475" calcext:value-type="float">
            <text:p>1475</text:p>
          </table:table-cell>
          <table:table-cell office:value-type="float" office:value="6312" calcext:value-type="float">
            <text:p>6312</text:p>
          </table:table-cell>
          <table:table-cell office:value-type="float" office:value="8277" calcext:value-type="float">
            <text:p>8277</text:p>
          </table:table-cell>
          <table:table-cell office:value-type="float" office:value="4827" calcext:value-type="float">
            <text:p>4827</text:p>
          </table:table-cell>
          <table:table-cell office:value-type="float" office:value="2218" calcext:value-type="float">
            <text:p>2218</text:p>
          </table:table-cell>
          <table:table-cell office:value-type="float" office:value="5806" calcext:value-type="float">
            <text:p>5806</text:p>
          </table:table-cell>
          <table:table-cell office:value-type="float" office:value="7132" calcext:value-type="float">
            <text:p>7132</text:p>
          </table:table-cell>
          <table:table-cell office:value-type="float" office:value="8752" calcext:value-type="float">
            <text:p>8752</text:p>
          </table:table-cell>
          <table:table-cell office:value-type="float" office:value="1468" calcext:value-type="float">
            <text:p>1468</text:p>
          </table:table-cell>
          <table:table-cell office:value-type="float" office:value="7471" calcext:value-type="float">
            <text:p>7471</text:p>
          </table:table-cell>
          <table:table-cell office:value-type="float" office:value="6386" calcext:value-type="float">
            <text:p>6386</text:p>
          </table:table-cell>
          <table:table-cell office:value-type="float" office:value="739" calcext:value-type="float">
            <text:p>739</text:p>
          </table:table-cell>
          <table:table-cell office:value-type="float" office:value="8762" calcext:value-type="float">
            <text:p>8762</text:p>
          </table:table-cell>
          <table:table-cell office:value-type="float" office:value="8323" calcext:value-type="float">
            <text:p>8323</text:p>
          </table:table-cell>
          <table:table-cell office:value-type="float" office:value="8120" calcext:value-type="float">
            <text:p>8120</text:p>
          </table:table-cell>
          <table:table-cell office:value-type="float" office:value="5169" calcext:value-type="float">
            <text:p>5169</text:p>
          </table:table-cell>
          <table:table-cell office:value-type="float" office:value="9078" calcext:value-type="float">
            <text:p>9078</text:p>
          </table:table-cell>
          <table:table-cell office:value-type="float" office:value="9058" calcext:value-type="float">
            <text:p>9058</text:p>
          </table:table-cell>
          <table:table-cell office:value-type="float" office:value="3370" calcext:value-type="float">
            <text:p>3370</text:p>
          </table:table-cell>
          <table:table-cell office:value-type="float" office:value="9560" calcext:value-type="float">
            <text:p>9560</text:p>
          </table:table-cell>
          <table:table-cell office:value-type="float" office:value="7987" calcext:value-type="float">
            <text:p>7987</text:p>
          </table:table-cell>
          <table:table-cell office:value-type="float" office:value="8585" calcext:value-type="float">
            <text:p>8585</text:p>
          </table:table-cell>
          <table:table-cell office:value-type="float" office:value="8531" calcext:value-type="float">
            <text:p>8531</text:p>
          </table:table-cell>
          <table:table-cell office:value-type="float" office:value="5347" calcext:value-type="float">
            <text:p>5347</text:p>
          </table:table-cell>
          <table:table-cell office:value-type="float" office:value="9312" calcext:value-type="float">
            <text:p>9312</text:p>
          </table:table-cell>
          <table:table-cell office:value-type="float" office:value="1058" calcext:value-type="float">
            <text:p>1058</text:p>
          </table:table-cell>
          <table:table-cell office:value-type="float" office:value="4271" calcext:value-type="float">
            <text:p>4271</text:p>
          </table:table-cell>
          <table:table-cell office:value-type="float" office:value="1159" calcext:value-type="float">
            <text:p>1159</text:p>
          </table:table-cell>
          <table:table-cell office:value-type="float" office:value="5286" calcext:value-type="float">
            <text:p>5286</text:p>
          </table:table-cell>
          <table:table-cell office:value-type="float" office:value="5404" calcext:value-type="float">
            <text:p>5404</text:p>
          </table:table-cell>
          <table:table-cell office:value-type="float" office:value="6925" calcext:value-type="float">
            <text:p>6925</text:p>
          </table:table-cell>
          <table:table-cell office:value-type="float" office:value="8606" calcext:value-type="float">
            <text:p>8606</text:p>
          </table:table-cell>
          <table:table-cell office:value-type="float" office:value="9204" calcext:value-type="float">
            <text:p>9204</text:p>
          </table:table-cell>
          <table:table-cell office:value-type="float" office:value="7361" calcext:value-type="float">
            <text:p>7361</text:p>
          </table:table-cell>
          <table:table-cell office:value-type="float" office:value="2415" calcext:value-type="float">
            <text:p>2415</text:p>
          </table:table-cell>
          <table:table-cell office:value-type="float" office:value="560" calcext:value-type="float">
            <text:p>560</text:p>
          </table:table-cell>
          <table:table-cell office:value-type="float" office:value="586" calcext:value-type="float">
            <text:p>586</text:p>
          </table:table-cell>
          <table:table-cell office:value-type="float" office:value="4002" calcext:value-type="float">
            <text:p>4002</text:p>
          </table:table-cell>
          <table:table-cell office:value-type="float" office:value="2644" calcext:value-type="float">
            <text:p>2644</text:p>
          </table:table-cell>
          <table:table-cell office:value-type="float" office:value="1927" calcext:value-type="float">
            <text:p>1927</text:p>
          </table:table-cell>
          <table:table-cell office:value-type="float" office:value="2824" calcext:value-type="float">
            <text:p>2824</text:p>
          </table:table-cell>
          <table:table-cell office:value-type="float" office:value="768" calcext:value-type="float">
            <text:p>768</text:p>
          </table:table-cell>
          <table:table-cell office:value-type="float" office:value="4409" calcext:value-type="float">
            <text:p>4409</text:p>
          </table:table-cell>
          <table:table-cell office:value-type="float" office:value="2942" calcext:value-type="float">
            <text:p>2942</text:p>
          </table:table-cell>
          <table:table-cell office:value-type="float" office:value="3345" calcext:value-type="float">
            <text:p>3345</text:p>
          </table:table-cell>
          <table:table-cell office:value-type="float" office:value="1002" calcext:value-type="float">
            <text:p>1002</text:p>
          </table:table-cell>
          <table:table-cell office:value-type="float" office:value="808" calcext:value-type="float">
            <text:p>808</text:p>
          </table:table-cell>
          <table:table-cell office:value-type="float" office:value="4941" calcext:value-type="float">
            <text:p>4941</text:p>
          </table:table-cell>
          <table:table-cell office:value-type="float" office:value="6267" calcext:value-type="float">
            <text:p>6267</text:p>
          </table:table-cell>
          <table:table-cell office:value-type="float" office:value="7979" calcext:value-type="float">
            <text:p>7979</text:p>
          </table:table-cell>
          <table:table-cell office:value-type="float" office:value="5140" calcext:value-type="float">
            <text:p>5140</text:p>
          </table:table-cell>
          <table:table-cell office:value-type="float" office:value="8643" calcext:value-type="float">
            <text:p>8643</text:p>
          </table:table-cell>
          <table:table-cell office:value-type="float" office:value="7553" calcext:value-type="float">
            <text:p>7553</text:p>
          </table:table-cell>
          <table:table-cell office:value-type="float" office:value="9438" calcext:value-type="float">
            <text:p>9438</text:p>
          </table:table-cell>
          <table:table-cell office:value-type="float" office:value="7320" calcext:value-type="float">
            <text:p>7320</text:p>
          </table:table-cell>
          <table:table-cell office:value-type="float" office:value="4938" calcext:value-type="float">
            <text:p>4938</text:p>
          </table:table-cell>
          <table:table-cell office:value-type="float" office:value="2666" calcext:value-type="float">
            <text:p>2666</text:p>
          </table:table-cell>
          <table:table-cell office:value-type="float" office:value="4609" calcext:value-type="float">
            <text:p>4609</text:p>
          </table:table-cell>
          <table:table-cell office:value-type="float" office:value="2778" calcext:value-type="float">
            <text:p>2778</text:p>
          </table:table-cell>
          <table:table-cell office:value-type="float" office:value="8158" calcext:value-type="float">
            <text:p>8158</text:p>
          </table:table-cell>
          <table:table-cell office:value-type="float" office:value="6730" calcext:value-type="float">
            <text:p>6730</text:p>
          </table:table-cell>
          <table:table-cell office:value-type="float" office:value="3748" calcext:value-type="float">
            <text:p>3748</text:p>
          </table:table-cell>
          <table:table-cell office:value-type="float" office:value="3867" calcext:value-type="float">
            <text:p>3867</text:p>
          </table:table-cell>
          <table:table-cell office:value-type="float" office:value="1866" calcext:value-type="float">
            <text:p>1866</text:p>
          </table:table-cell>
          <table:table-cell office:value-type="float" office:value="7181" calcext:value-type="float">
            <text:p>718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771" calcext:value-type="float">
            <text:p>3771</text:p>
          </table:table-cell>
          <table:table-cell office:value-type="float" office:value="7134" calcext:value-type="float">
            <text:p>7134</text:p>
          </table:table-cell>
          <table:table-cell office:value-type="float" office:value="8927" calcext:value-type="float">
            <text:p>8927</text:p>
          </table:table-cell>
          <table:table-cell office:value-type="float" office:value="4778" calcext:value-type="float">
            <text:p>4778</text:p>
          </table:table-cell>
          <table:table-cell office:value-type="float" office:value="2913" calcext:value-type="float">
            <text:p>2913</text:p>
          </table:table-cell>
          <table:table-cell office:value-type="float" office:value="3326" calcext:value-type="float">
            <text:p>3326</text:p>
          </table:table-cell>
          <table:table-cell office:value-type="float" office:value="2004" calcext:value-type="float">
            <text:p>2004</text:p>
          </table:table-cell>
          <table:table-cell office:value-type="float" office:value="3089" calcext:value-type="float">
            <text:p>3089</text:p>
          </table:table-cell>
          <table:table-cell office:value-type="float" office:value="7853" calcext:value-type="float">
            <text:p>7853</text:p>
          </table:table-cell>
          <table:table-cell office:value-type="float" office:value="1378" calcext:value-type="float">
            <text:p>1378</text:p>
          </table:table-cell>
          <table:table-cell office:value-type="float" office:value="1729" calcext:value-type="float">
            <text:p>1729</text:p>
          </table:table-cell>
          <table:table-cell office:value-type="float" office:value="4777" calcext:value-type="float">
            <text:p>4777</text:p>
          </table:table-cell>
          <table:table-cell office:value-type="float" office:value="2706" calcext:value-type="float">
            <text:p>2706</text:p>
          </table:table-cell>
          <table:table-cell office:value-type="float" office:value="9578" calcext:value-type="float">
            <text:p>9578</text:p>
          </table:table-cell>
          <table:table-cell office:value-type="float" office:value="1360" calcext:value-type="float">
            <text:p>1360</text:p>
          </table:table-cell>
          <table:table-cell office:value-type="float" office:value="5693" calcext:value-type="float">
            <text:p>5693</text:p>
          </table:table-cell>
          <table:table-cell office:value-type="float" office:value="3036" calcext:value-type="float">
            <text:p>3036</text:p>
          </table:table-cell>
          <table:table-cell office:value-type="float" office:value="1851" calcext:value-type="float">
            <text:p>1851</text:p>
          </table:table-cell>
          <table:table-cell office:value-type="float" office:value="7248" calcext:value-type="float">
            <text:p>7248</text:p>
          </table:table-cell>
          <table:table-cell office:value-type="float" office:value="2403" calcext:value-type="float">
            <text:p>2403</text:p>
          </table:table-cell>
          <table:table-cell office:value-type="float" office:value="2273" calcext:value-type="float">
            <text:p>2273</text:p>
          </table:table-cell>
          <table:table-cell office:value-type="float" office:value="8536" calcext:value-type="float">
            <text:p>8536</text:p>
          </table:table-cell>
          <table:table-cell office:value-type="float" office:value="6501" calcext:value-type="float">
            <text:p>6501</text:p>
          </table:table-cell>
          <table:table-cell office:value-type="float" office:value="9216" calcext:value-type="float">
            <text:p>9216</text:p>
          </table:table-cell>
          <table:table-cell office:value-type="float" office:value="613" calcext:value-type="float">
            <text:p>613</text:p>
          </table:table-cell>
          <table:table-cell office:value-type="float" office:value="9671" calcext:value-type="float">
            <text:p>9671</text:p>
          </table:table-cell>
          <table:table-cell office:value-type="float" office:value="7131" calcext:value-type="float">
            <text:p>7131</text:p>
          </table:table-cell>
          <table:table-cell office:value-type="float" office:value="7719" calcext:value-type="float">
            <text:p>7719</text:p>
          </table:table-cell>
          <table:table-cell office:value-type="float" office:value="6425" calcext:value-type="float">
            <text:p>6425</text:p>
          </table:table-cell>
          <table:table-cell office:value-type="float" office:value="773" calcext:value-type="float">
            <text:p>773</text:p>
          </table:table-cell>
          <table:table-cell office:value-type="float" office:value="717" calcext:value-type="float">
            <text:p>717</text:p>
          </table:table-cell>
          <table:table-cell office:value-type="float" office:value="8803" calcext:value-type="float">
            <text:p>8803</text:p>
          </table:table-cell>
          <table:table-cell office:value-type="float" office:value="160" calcext:value-type="float">
            <text:p>160</text:p>
          </table:table-cell>
          <table:table-cell office:value-type="float" office:value="1114" calcext:value-type="float">
            <text:p>1114</text:p>
          </table:table-cell>
          <table:table-cell office:value-type="float" office:value="7554" calcext:value-type="float">
            <text:p>7554</text:p>
          </table:table-cell>
          <table:table-cell office:value-type="float" office:value="7197" calcext:value-type="float">
            <text:p>7197</text:p>
          </table:table-cell>
          <table:table-cell office:value-type="float" office:value="753" calcext:value-type="float">
            <text:p>753</text:p>
          </table:table-cell>
          <table:table-cell office:value-type="float" office:value="4513" calcext:value-type="float">
            <text:p>4513</text:p>
          </table:table-cell>
          <table:table-cell office:value-type="float" office:value="4322" calcext:value-type="float">
            <text:p>4322</text:p>
          </table:table-cell>
          <table:table-cell office:value-type="float" office:value="8499" calcext:value-type="float">
            <text:p>8499</text:p>
          </table:table-cell>
          <table:table-cell office:value-type="float" office:value="4533" calcext:value-type="float">
            <text:p>4533</text:p>
          </table:table-cell>
          <table:table-cell office:value-type="float" office:value="2609" calcext:value-type="float">
            <text:p>2609</text:p>
          </table:table-cell>
          <table:table-cell office:value-type="float" office:value="4226" calcext:value-type="float">
            <text:p>4226</text:p>
          </table:table-cell>
          <table:table-cell office:value-type="float" office:value="8710" calcext:value-type="float">
            <text:p>8710</text:p>
          </table:table-cell>
          <table:table-cell office:value-type="float" office:value="6627" calcext:value-type="float">
            <text:p>6627</text:p>
          </table:table-cell>
          <table:table-cell office:value-type="float" office:value="644" calcext:value-type="float">
            <text:p>644</text:p>
          </table:table-cell>
          <table:table-cell office:value-type="float" office:value="9666" calcext:value-type="float">
            <text:p>9666</text:p>
          </table:table-cell>
          <table:table-cell office:value-type="float" office:value="6260" calcext:value-type="float">
            <text:p>6260</text:p>
          </table:table-cell>
          <table:table-cell office:value-type="float" office:value="4870" calcext:value-type="float">
            <text:p>4870</text:p>
          </table:table-cell>
          <table:table-cell office:value-type="float" office:value="5744" calcext:value-type="float">
            <text:p>5744</text:p>
          </table:table-cell>
          <table:table-cell office:value-type="float" office:value="7385" calcext:value-type="float">
            <text:p>7385</text:p>
          </table:table-cell>
          <table:table-cell office:value-type="float" office:value="6542" calcext:value-type="float">
            <text:p>6542</text:p>
          </table:table-cell>
          <table:table-cell office:value-type="float" office:value="6203" calcext:value-type="float">
            <text:p>6203</text:p>
          </table:table-cell>
          <table:table-cell office:value-type="float" office:value="7703" calcext:value-type="float">
            <text:p>7703</text:p>
          </table:table-cell>
          <table:table-cell office:value-type="float" office:value="6130" calcext:value-type="float">
            <text:p>6130</text:p>
          </table:table-cell>
          <table:table-cell office:value-type="float" office:value="8944" calcext:value-type="float">
            <text:p>8944</text:p>
          </table:table-cell>
          <table:table-cell office:value-type="float" office:value="5589" calcext:value-type="float">
            <text:p>5589</text:p>
          </table:table-cell>
          <table:table-cell office:value-type="float" office:value="2262" calcext:value-type="float">
            <text:p>2262</text:p>
          </table:table-cell>
          <table:table-cell office:value-type="float" office:value="6803" calcext:value-type="float">
            <text:p>6803</text:p>
          </table:table-cell>
          <table:table-cell office:value-type="float" office:value="6381" calcext:value-type="float">
            <text:p>6381</text:p>
          </table:table-cell>
          <table:table-cell office:value-type="float" office:value="7414" calcext:value-type="float">
            <text:p>7414</text:p>
          </table:table-cell>
          <table:table-cell office:value-type="float" office:value="6888" calcext:value-type="float">
            <text:p>6888</text:p>
          </table:table-cell>
          <table:table-cell office:value-type="float" office:value="5123" calcext:value-type="float">
            <text:p>5123</text:p>
          </table:table-cell>
          <table:table-cell office:value-type="float" office:value="7320" calcext:value-type="float">
            <text:p>7320</text:p>
          </table:table-cell>
          <table:table-cell office:value-type="float" office:value="9392" calcext:value-type="float">
            <text:p>9392</text:p>
          </table:table-cell>
          <table:table-cell office:value-type="float" office:value="9061" calcext:value-type="float">
            <text:p>9061</text:p>
          </table:table-cell>
          <table:table-cell office:value-type="float" office:value="6780" calcext:value-type="float">
            <text:p>6780</text:p>
          </table:table-cell>
          <table:table-cell office:value-type="float" office:value="322" calcext:value-type="float">
            <text:p>322</text:p>
          </table:table-cell>
          <table:table-cell office:value-type="float" office:value="8975" calcext:value-type="float">
            <text:p>8975</text:p>
          </table:table-cell>
          <table:table-cell office:value-type="float" office:value="7050" calcext:value-type="float">
            <text:p>7050</text:p>
          </table:table-cell>
          <table:table-cell office:value-type="float" office:value="5089" calcext:value-type="float">
            <text:p>5089</text:p>
          </table:table-cell>
          <table:table-cell office:value-type="float" office:value="1061" calcext:value-type="float">
            <text:p>1061</text:p>
          </table:table-cell>
          <table:table-cell office:value-type="float" office:value="2260" calcext:value-type="float">
            <text:p>2260</text:p>
          </table:table-cell>
          <table:table-cell office:value-type="float" office:value="3199" calcext:value-type="float">
            <text:p>3199</text:p>
          </table:table-cell>
          <table:table-cell office:value-type="float" office:value="1150" calcext:value-type="float">
            <text:p>1150</text:p>
          </table:table-cell>
          <table:table-cell office:value-type="float" office:value="1865" calcext:value-type="float">
            <text:p>1865</text:p>
          </table:table-cell>
          <table:table-cell office:value-type="float" office:value="5386" calcext:value-type="float">
            <text:p>5386</text:p>
          </table:table-cell>
          <table:table-cell office:value-type="float" office:value="9699" calcext:value-type="float">
            <text:p>9699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8454" calcext:value-type="float">
            <text:p>8454</text:p>
          </table:table-cell>
          <table:table-cell office:value-type="float" office:value="6885" calcext:value-type="float">
            <text:p>6885</text:p>
          </table:table-cell>
          <table:table-cell office:value-type="float" office:value="8277" calcext:value-type="float">
            <text:p>8277</text:p>
          </table:table-cell>
          <table:table-cell office:value-type="float" office:value="919" calcext:value-type="float">
            <text:p>919</text:p>
          </table:table-cell>
          <table:table-cell office:value-type="float" office:value="1923" calcext:value-type="float">
            <text:p>1923</text:p>
          </table:table-cell>
          <table:table-cell office:value-type="float" office:value="4001" calcext:value-type="float">
            <text:p>4001</text:p>
          </table:table-cell>
          <table:table-cell office:value-type="float" office:value="6864" calcext:value-type="float">
            <text:p>6864</text:p>
          </table:table-cell>
          <table:table-cell office:value-type="float" office:value="7854" calcext:value-type="float">
            <text:p>7854</text:p>
          </table:table-cell>
          <table:table-cell office:value-type="float" office:value="5519" calcext:value-type="float">
            <text:p>5519</text:p>
          </table:table-cell>
          <table:table-cell office:value-type="float" office:value="2491" calcext:value-type="float">
            <text:p>2491</text:p>
          </table:table-cell>
          <table:table-cell office:value-type="float" office:value="6057" calcext:value-type="float">
            <text:p>6057</text:p>
          </table:table-cell>
          <table:table-cell office:value-type="float" office:value="8794" calcext:value-type="float">
            <text:p>8794</text:p>
          </table:table-cell>
          <table:table-cell office:value-type="float" office:value="9645" calcext:value-type="float">
            <text:p>9645</text:p>
          </table:table-cell>
          <table:table-cell office:value-type="float" office:value="1776" calcext:value-type="float">
            <text:p>1776</text:p>
          </table:table-cell>
          <table:table-cell office:value-type="float" office:value="5714" calcext:value-type="float">
            <text:p>5714</text:p>
          </table:table-cell>
          <table:table-cell office:value-type="float" office:value="9786" calcext:value-type="float">
            <text:p>9786</text:p>
          </table:table-cell>
          <table:table-cell office:value-type="float" office:value="9281" calcext:value-type="float">
            <text:p>9281</text:p>
          </table:table-cell>
          <table:table-cell office:value-type="float" office:value="7538" calcext:value-type="float">
            <text:p>7538</text:p>
          </table:table-cell>
          <table:table-cell office:value-type="float" office:value="6916" calcext:value-type="float">
            <text:p>6916</text:p>
          </table:table-cell>
          <table:table-cell office:value-type="float" office:value="3215" calcext:value-type="float">
            <text:p>3215</text:p>
          </table:table-cell>
          <table:table-cell office:value-type="float" office:value="395" calcext:value-type="float">
            <text:p>395</text:p>
          </table:table-cell>
          <table:table-cell office:value-type="float" office:value="2501" calcext:value-type="float">
            <text:p>2501</text:p>
          </table:table-cell>
          <table:table-cell office:value-type="float" office:value="9618" calcext:value-type="float">
            <text:p>9618</text:p>
          </table:table-cell>
          <table:table-cell office:value-type="float" office:value="4835" calcext:value-type="float">
            <text:p>4835</text:p>
          </table:table-cell>
          <table:table-cell office:value-type="float" office:value="8846" calcext:value-type="float">
            <text:p>8846</text:p>
          </table:table-cell>
          <table:table-cell office:value-type="float" office:value="9708" calcext:value-type="float">
            <text:p>9708</text:p>
          </table:table-cell>
          <table:table-cell office:value-type="float" office:value="2813" calcext:value-type="float">
            <text:p>2813</text:p>
          </table:table-cell>
          <table:table-cell office:value-type="float" office:value="3303" calcext:value-type="float">
            <text:p>3303</text:p>
          </table:table-cell>
          <table:table-cell office:value-type="float" office:value="1794" calcext:value-type="float">
            <text:p>1794</text:p>
          </table:table-cell>
          <table:table-cell office:value-type="float" office:value="8309" calcext:value-type="float">
            <text:p>8309</text:p>
          </table:table-cell>
          <table:table-cell office:value-type="float" office:value="7176" calcext:value-type="float">
            <text:p>7176</text:p>
          </table:table-cell>
          <table:table-cell office:value-type="float" office:value="2206" calcext:value-type="float">
            <text:p>2206</text:p>
          </table:table-cell>
          <table:table-cell office:value-type="float" office:value="1602" calcext:value-type="float">
            <text:p>1602</text:p>
          </table:table-cell>
          <table:table-cell office:value-type="float" office:value="1838" calcext:value-type="float">
            <text:p>1838</text:p>
          </table:table-cell>
          <table:table-cell office:value-type="float" office:value="236" calcext:value-type="float">
            <text:p>236</text:p>
          </table:table-cell>
          <table:table-cell office:value-type="float" office:value="4593" calcext:value-type="float">
            <text:p>4593</text:p>
          </table:table-cell>
          <table:table-cell office:value-type="float" office:value="2245" calcext:value-type="float">
            <text:p>2245</text:p>
          </table:table-cell>
          <table:table-cell office:value-type="float" office:value="8993" calcext:value-type="float">
            <text:p>8993</text:p>
          </table:table-cell>
          <table:table-cell office:value-type="float" office:value="4017" calcext:value-type="float">
            <text:p>4017</text:p>
          </table:table-cell>
          <table:table-cell office:value-type="float" office:value="10" calcext:value-type="float">
            <text:p>10</text:p>
          </table:table-cell>
          <table:table-cell office:value-type="float" office:value="8215" calcext:value-type="float">
            <text:p>8215</text:p>
          </table:table-cell>
          <table:table-cell office:value-type="float" office:value="6921" calcext:value-type="float">
            <text:p>6921</text:p>
          </table:table-cell>
          <table:table-cell office:value-type="float" office:value="5206" calcext:value-type="float">
            <text:p>5206</text:p>
          </table:table-cell>
          <table:table-cell office:value-type="float" office:value="4023" calcext:value-type="float">
            <text:p>4023</text:p>
          </table:table-cell>
          <table:table-cell office:value-type="float" office:value="5932" calcext:value-type="float">
            <text:p>5932</text:p>
          </table:table-cell>
          <table:table-cell office:value-type="float" office:value="6997" calcext:value-type="float">
            <text:p>6997</text:p>
          </table:table-cell>
          <table:table-cell office:value-type="float" office:value="7801" calcext:value-type="float">
            <text:p>7801</text:p>
          </table:table-cell>
          <table:table-cell office:value-type="float" office:value="262" calcext:value-type="float">
            <text:p>262</text:p>
          </table:table-cell>
          <table:table-cell office:value-type="float" office:value="7640" calcext:value-type="float">
            <text:p>7640</text:p>
          </table:table-cell>
          <table:table-cell office:value-type="float" office:value="3107" calcext:value-type="float">
            <text:p>3107</text:p>
          </table:table-cell>
          <table:table-cell office:value-type="float" office:value="8275" calcext:value-type="float">
            <text:p>8275</text:p>
          </table:table-cell>
          <table:table-cell office:value-type="float" office:value="4938" calcext:value-type="float">
            <text:p>4938</text:p>
          </table:table-cell>
          <table:table-cell office:value-type="float" office:value="7822" calcext:value-type="float">
            <text:p>7822</text:p>
          </table:table-cell>
          <table:table-cell office:value-type="float" office:value="2425" calcext:value-type="float">
            <text:p>2425</text:p>
          </table:table-cell>
          <table:table-cell office:value-type="float" office:value="3223" calcext:value-type="float">
            <text:p>3223</text:p>
          </table:table-cell>
          <table:table-cell office:value-type="float" office:value="3886" calcext:value-type="float">
            <text:p>3886</text:p>
          </table:table-cell>
          <table:table-cell office:value-type="float" office:value="2105" calcext:value-type="float">
            <text:p>2105</text:p>
          </table:table-cell>
          <table:table-cell office:value-type="float" office:value="8700" calcext:value-type="float">
            <text:p>8700</text:p>
          </table:table-cell>
          <table:table-cell office:value-type="float" office:value="9526" calcext:value-type="float">
            <text:p>9526</text:p>
          </table:table-cell>
          <table:table-cell office:value-type="float" office:value="2088" calcext:value-type="float">
            <text:p>2088</text:p>
          </table:table-cell>
          <table:table-cell office:value-type="float" office:value="8662" calcext:value-type="float">
            <text:p>8662</text:p>
          </table:table-cell>
          <table:table-cell office:value-type="float" office:value="8034" calcext:value-type="float">
            <text:p>8034</text:p>
          </table:table-cell>
          <table:table-cell office:value-type="float" office:value="7004" calcext:value-type="float">
            <text:p>7004</text:p>
          </table:table-cell>
          <table:table-cell office:value-type="float" office:value="5710" calcext:value-type="float">
            <text:p>5710</text:p>
          </table:table-cell>
          <table:table-cell office:value-type="float" office:value="2124" calcext:value-type="float">
            <text:p>2124</text:p>
          </table:table-cell>
          <table:table-cell office:value-type="float" office:value="7164" calcext:value-type="float">
            <text:p>7164</text:p>
          </table:table-cell>
          <table:table-cell office:value-type="float" office:value="3574" calcext:value-type="float">
            <text:p>3574</text:p>
          </table:table-cell>
          <table:table-cell office:value-type="float" office:value="6630" calcext:value-type="float">
            <text:p>6630</text:p>
          </table:table-cell>
          <table:table-cell office:value-type="float" office:value="9980" calcext:value-type="float">
            <text:p>9980</text:p>
          </table:table-cell>
          <table:table-cell office:value-type="float" office:value="4242" calcext:value-type="float">
            <text:p>4242</text:p>
          </table:table-cell>
          <table:table-cell office:value-type="float" office:value="2901" calcext:value-type="float">
            <text:p>2901</text:p>
          </table:table-cell>
          <table:table-cell office:value-type="float" office:value="9471" calcext:value-type="float">
            <text:p>9471</text:p>
          </table:table-cell>
          <table:table-cell office:value-type="float" office:value="1491" calcext:value-type="float">
            <text:p>1491</text:p>
          </table:table-cell>
          <table:table-cell office:value-type="float" office:value="2117" calcext:value-type="float">
            <text:p>2117</text:p>
          </table:table-cell>
          <table:table-cell office:value-type="float" office:value="4562" calcext:value-type="float">
            <text:p>4562</text:p>
          </table:table-cell>
          <table:table-cell office:value-type="float" office:value="1130" calcext:value-type="float">
            <text:p>1130</text:p>
          </table:table-cell>
          <table:table-cell office:value-type="float" office:value="9086" calcext:value-type="float">
            <text:p>9086</text:p>
          </table:table-cell>
          <table:table-cell office:value-type="float" office:value="4117" calcext:value-type="float">
            <text:p>4117</text:p>
          </table:table-cell>
          <table:table-cell office:value-type="float" office:value="6698" calcext:value-type="float">
            <text:p>6698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2280" calcext:value-type="float">
            <text:p>2280</text:p>
          </table:table-cell>
          <table:table-cell office:value-type="float" office:value="2331" calcext:value-type="float">
            <text:p>2331</text:p>
          </table:table-cell>
          <table:table-cell office:value-type="float" office:value="1170" calcext:value-type="float">
            <text:p>1170</text:p>
          </table:table-cell>
          <table:table-cell office:value-type="float" office:value="4554" calcext:value-type="float">
            <text:p>4554</text:p>
          </table:table-cell>
          <table:table-cell office:value-type="float" office:value="4071" calcext:value-type="float">
            <text:p>4071</text:p>
          </table:table-cell>
          <table:table-cell office:value-type="float" office:value="8387" calcext:value-type="float">
            <text:p>8387</text:p>
          </table:table-cell>
          <table:table-cell office:value-type="float" office:value="1215" calcext:value-type="float">
            <text:p>1215</text:p>
          </table:table-cell>
          <table:table-cell office:value-type="float" office:value="2274" calcext:value-type="float">
            <text:p>2274</text:p>
          </table:table-cell>
          <table:table-cell office:value-type="float" office:value="9848" calcext:value-type="float">
            <text:p>9848</text:p>
          </table:table-cell>
          <table:table-cell office:value-type="float" office:value="6738" calcext:value-type="float">
            <text:p>6738</text:p>
          </table:table-cell>
          <table:table-cell office:value-type="float" office:value="1604" calcext:value-type="float">
            <text:p>1604</text:p>
          </table:table-cell>
          <table:table-cell office:value-type="float" office:value="7281" calcext:value-type="float">
            <text:p>7281</text:p>
          </table:table-cell>
          <table:table-cell office:value-type="float" office:value="8805" calcext:value-type="float">
            <text:p>8805</text:p>
          </table:table-cell>
          <table:table-cell office:value-type="float" office:value="439" calcext:value-type="float">
            <text:p>439</text:p>
          </table:table-cell>
          <table:table-cell office:value-type="float" office:value="1298" calcext:value-type="float">
            <text:p>1298</text:p>
          </table:table-cell>
          <table:table-cell office:value-type="float" office:value="8318" calcext:value-type="float">
            <text:p>8318</text:p>
          </table:table-cell>
          <table:table-cell office:value-type="float" office:value="7834" calcext:value-type="float">
            <text:p>7834</text:p>
          </table:table-cell>
          <table:table-cell office:value-type="float" office:value="9426" calcext:value-type="float">
            <text:p>9426</text:p>
          </table:table-cell>
          <table:table-cell office:value-type="float" office:value="8603" calcext:value-type="float">
            <text:p>8603</text:p>
          </table:table-cell>
          <table:table-cell office:value-type="float" office:value="6092" calcext:value-type="float">
            <text:p>6092</text:p>
          </table:table-cell>
          <table:table-cell office:value-type="float" office:value="7944" calcext:value-type="float">
            <text:p>7944</text:p>
          </table:table-cell>
          <table:table-cell office:value-type="float" office:value="1309" calcext:value-type="float">
            <text:p>1309</text:p>
          </table:table-cell>
          <table:table-cell office:value-type="float" office:value="8828" calcext:value-type="float">
            <text:p>8828</text:p>
          </table:table-cell>
          <table:table-cell office:value-type="float" office:value="303" calcext:value-type="float">
            <text:p>303</text:p>
          </table:table-cell>
          <table:table-cell office:value-type="float" office:value="3157" calcext:value-type="float">
            <text:p>3157</text:p>
          </table:table-cell>
          <table:table-cell office:value-type="float" office:value="4638" calcext:value-type="float">
            <text:p>4638</text:p>
          </table:table-cell>
          <table:table-cell office:value-type="float" office:value="4439" calcext:value-type="float">
            <text:p>4439</text:p>
          </table:table-cell>
          <table:table-cell office:value-type="float" office:value="9175" calcext:value-type="float">
            <text:p>9175</text:p>
          </table:table-cell>
          <table:table-cell office:value-type="float" office:value="1921" calcext:value-type="float">
            <text:p>1921</text:p>
          </table:table-cell>
          <table:table-cell office:value-type="float" office:value="4695" calcext:value-type="float">
            <text:p>4695</text:p>
          </table:table-cell>
          <table:table-cell office:value-type="float" office:value="7716" calcext:value-type="float">
            <text:p>7716</text:p>
          </table:table-cell>
          <table:table-cell office:value-type="float" office:value="1494" calcext:value-type="float">
            <text:p>1494</text:p>
          </table:table-cell>
          <table:table-cell office:value-type="float" office:value="1015" calcext:value-type="float">
            <text:p>1015</text:p>
          </table:table-cell>
          <table:table-cell office:value-type="float" office:value="1772" calcext:value-type="float">
            <text:p>1772</text:p>
          </table:table-cell>
          <table:table-cell office:value-type="float" office:value="5913" calcext:value-type="float">
            <text:p>5913</text:p>
          </table:table-cell>
          <table:table-cell office:value-type="float" office:value="1127" calcext:value-type="float">
            <text:p>1127</text:p>
          </table:table-cell>
          <table:table-cell office:value-type="float" office:value="1952" calcext:value-type="float">
            <text:p>1952</text:p>
          </table:table-cell>
          <table:table-cell office:value-type="float" office:value="1950" calcext:value-type="float">
            <text:p>1950</text:p>
          </table:table-cell>
          <table:table-cell office:value-type="float" office:value="8905" calcext:value-type="float">
            <text:p>8905</text:p>
          </table:table-cell>
          <table:table-cell office:value-type="float" office:value="4064" calcext:value-type="float">
            <text:p>4064</text:p>
          </table:table-cell>
          <table:table-cell office:value-type="float" office:value="9890" calcext:value-type="float">
            <text:p>9890</text:p>
          </table:table-cell>
          <table:table-cell office:value-type="float" office:value="385" calcext:value-type="float">
            <text:p>385</text:p>
          </table:table-cell>
          <table:table-cell office:value-type="float" office:value="9357" calcext:value-type="float">
            <text:p>9357</text:p>
          </table:table-cell>
          <table:table-cell office:value-type="float" office:value="7945" calcext:value-type="float">
            <text:p>7945</text:p>
          </table:table-cell>
          <table:table-cell office:value-type="float" office:value="5035" calcext:value-type="float">
            <text:p>5035</text:p>
          </table:table-cell>
          <table:table-cell office:value-type="float" office:value="7082" calcext:value-type="float">
            <text:p>7082</text:p>
          </table:table-cell>
          <table:table-cell office:value-type="float" office:value="5369" calcext:value-type="float">
            <text:p>5369</text:p>
          </table:table-cell>
          <table:table-cell office:value-type="float" office:value="4093" calcext:value-type="float">
            <text:p>4093</text:p>
          </table:table-cell>
          <table:table-cell office:value-type="float" office:value="6546" calcext:value-type="float">
            <text:p>6546</text:p>
          </table:table-cell>
          <table:table-cell office:value-type="float" office:value="5187" calcext:value-type="float">
            <text:p>5187</text:p>
          </table:table-cell>
          <table:table-cell office:value-type="float" office:value="5637" calcext:value-type="float">
            <text:p>5637</text:p>
          </table:table-cell>
          <table:table-cell office:value-type="float" office:value="2041" calcext:value-type="float">
            <text:p>2041</text:p>
          </table:table-cell>
          <table:table-cell office:value-type="float" office:value="8946" calcext:value-type="float">
            <text:p>8946</text:p>
          </table:table-cell>
          <table:table-cell office:value-type="float" office:value="1758" calcext:value-type="float">
            <text:p>1758</text:p>
          </table:table-cell>
          <table:table-cell office:value-type="float" office:value="7111" calcext:value-type="float">
            <text:p>7111</text:p>
          </table:table-cell>
          <table:table-cell office:value-type="float" office:value="6566" calcext:value-type="float">
            <text:p>6566</text:p>
          </table:table-cell>
          <table:table-cell office:value-type="float" office:value="1027" calcext:value-type="float">
            <text:p>1027</text:p>
          </table:table-cell>
          <table:table-cell office:value-type="float" office:value="1049" calcext:value-type="float">
            <text:p>1049</text:p>
          </table:table-cell>
          <table:table-cell office:value-type="float" office:value="5148" calcext:value-type="float">
            <text:p>5148</text:p>
          </table:table-cell>
          <table:table-cell office:value-type="float" office:value="7224" calcext:value-type="float">
            <text:p>7224</text:p>
          </table:table-cell>
          <table:table-cell office:value-type="float" office:value="7248" calcext:value-type="float">
            <text:p>7248</text:p>
          </table:table-cell>
          <table:table-cell office:value-type="float" office:value="296" calcext:value-type="float">
            <text:p>296</text:p>
          </table:table-cell>
          <table:table-cell office:value-type="float" office:value="6169" calcext:value-type="float">
            <text:p>6169</text:p>
          </table:table-cell>
          <table:table-cell office:value-type="float" office:value="375" calcext:value-type="float">
            <text:p>375</text:p>
          </table:table-cell>
          <table:table-cell office:value-type="float" office:value="1656" calcext:value-type="float">
            <text:p>1656</text:p>
          </table:table-cell>
          <table:table-cell office:value-type="float" office:value="7993" calcext:value-type="float">
            <text:p>7993</text:p>
          </table:table-cell>
          <table:table-cell office:value-type="float" office:value="2816" calcext:value-type="float">
            <text:p>2816</text:p>
          </table:table-cell>
          <table:table-cell office:value-type="float" office:value="3717" calcext:value-type="float">
            <text:p>3717</text:p>
          </table:table-cell>
          <table:table-cell office:value-type="float" office:value="4279" calcext:value-type="float">
            <text:p>4279</text:p>
          </table:table-cell>
          <table:table-cell office:value-type="float" office:value="4675" calcext:value-type="float">
            <text:p>4675</text:p>
          </table:table-cell>
          <table:table-cell office:value-type="float" office:value="1609" calcext:value-type="float">
            <text:p>1609</text:p>
          </table:table-cell>
          <table:table-cell office:value-type="float" office:value="3317" calcext:value-type="float">
            <text:p>3317</text:p>
          </table:table-cell>
          <table:table-cell office:value-type="float" office:value="42" calcext:value-type="float">
            <text:p>42</text:p>
          </table:table-cell>
          <table:table-cell office:value-type="float" office:value="6201" calcext:value-type="float">
            <text:p>6201</text:p>
          </table:table-cell>
          <table:table-cell office:value-type="float" office:value="3100" calcext:value-type="float">
            <text:p>3100</text:p>
          </table:table-cell>
          <table:table-cell office:value-type="float" office:value="3144" calcext:value-type="float">
            <text:p>3144</text:p>
          </table:table-cell>
          <table:table-cell office:value-type="float" office:value="163" calcext:value-type="float">
            <text:p>163</text:p>
          </table:table-cell>
          <table:table-cell office:value-type="float" office:value="9530" calcext:value-type="float">
            <text:p>9530</text:p>
          </table:table-cell>
          <table:table-cell office:value-type="float" office:value="4531" calcext:value-type="float">
            <text:p>4531</text:p>
          </table:table-cell>
        </table:table-row>
        <table:table-row table:style-name="ro1">
          <table:table-cell office:value-type="float" office:value="7096" calcext:value-type="float">
            <text:p>7096</text:p>
          </table:table-cell>
          <table:table-cell office:value-type="float" office:value="6070" calcext:value-type="float">
            <text:p>6070</text:p>
          </table:table-cell>
          <table:table-cell office:value-type="float" office:value="1009" calcext:value-type="float">
            <text:p>1009</text:p>
          </table:table-cell>
          <table:table-cell office:value-type="float" office:value="4988" calcext:value-type="float">
            <text:p>4988</text:p>
          </table:table-cell>
          <table:table-cell office:value-type="float" office:value="3538" calcext:value-type="float">
            <text:p>3538</text:p>
          </table:table-cell>
          <table:table-cell office:value-type="float" office:value="5801" calcext:value-type="float">
            <text:p>5801</text:p>
          </table:table-cell>
          <table:table-cell office:value-type="float" office:value="7149" calcext:value-type="float">
            <text:p>7149</text:p>
          </table:table-cell>
          <table:table-cell office:value-type="float" office:value="3063" calcext:value-type="float">
            <text:p>3063</text:p>
          </table:table-cell>
          <table:table-cell office:value-type="float" office:value="2324" calcext:value-type="float">
            <text:p>2324</text:p>
          </table:table-cell>
          <table:table-cell office:value-type="float" office:value="2912" calcext:value-type="float">
            <text:p>2912</text:p>
          </table:table-cell>
          <table:table-cell office:value-type="float" office:value="7911" calcext:value-type="float">
            <text:p>7911</text:p>
          </table:table-cell>
          <table:table-cell office:value-type="float" office:value="7002" calcext:value-type="float">
            <text:p>7002</text:p>
          </table:table-cell>
          <table:table-cell office:value-type="float" office:value="4338" calcext:value-type="float">
            <text:p>4338</text:p>
          </table:table-cell>
          <table:table-cell office:value-type="float" office:value="7880" calcext:value-type="float">
            <text:p>7880</text:p>
          </table:table-cell>
          <table:table-cell office:value-type="float" office:value="2481" calcext:value-type="float">
            <text:p>2481</text:p>
          </table:table-cell>
          <table:table-cell office:value-type="float" office:value="7368" calcext:value-type="float">
            <text:p>7368</text:p>
          </table:table-cell>
          <table:table-cell office:value-type="float" office:value="3516" calcext:value-type="float">
            <text:p>3516</text:p>
          </table:table-cell>
          <table:table-cell office:value-type="float" office:value="2016" calcext:value-type="float">
            <text:p>2016</text:p>
          </table:table-cell>
          <table:table-cell office:value-type="float" office:value="7556" calcext:value-type="float">
            <text:p>7556</text:p>
          </table:table-cell>
          <table:table-cell office:value-type="float" office:value="2193" calcext:value-type="float">
            <text:p>2193</text:p>
          </table:table-cell>
          <table:table-cell office:value-type="float" office:value="1388" calcext:value-type="float">
            <text:p>1388</text:p>
          </table:table-cell>
          <table:table-cell office:value-type="float" office:value="3865" calcext:value-type="float">
            <text:p>3865</text:p>
          </table:table-cell>
          <table:table-cell office:value-type="float" office:value="8125" calcext:value-type="float">
            <text:p>8125</text:p>
          </table:table-cell>
          <table:table-cell office:value-type="float" office:value="4637" calcext:value-type="float">
            <text:p>4637</text:p>
          </table:table-cell>
          <table:table-cell office:value-type="float" office:value="4096" calcext:value-type="float">
            <text:p>4096</text:p>
          </table:table-cell>
          <table:table-cell office:value-type="float" office:value="8114" calcext:value-type="float">
            <text:p>8114</text:p>
          </table:table-cell>
          <table:table-cell office:value-type="float" office:value="750" calcext:value-type="float">
            <text:p>750</text:p>
          </table:table-cell>
          <table:table-cell office:value-type="float" office:value="3144" calcext:value-type="float">
            <text:p>3144</text:p>
          </table:table-cell>
          <table:table-cell office:value-type="float" office:value="1938" calcext:value-type="float">
            <text:p>1938</text:p>
          </table:table-cell>
          <table:table-cell office:value-type="float" office:value="7002" calcext:value-type="float">
            <text:p>7002</text:p>
          </table:table-cell>
          <table:table-cell office:value-type="float" office:value="9343" calcext:value-type="float">
            <text:p>9343</text:p>
          </table:table-cell>
          <table:table-cell office:value-type="float" office:value="4095" calcext:value-type="float">
            <text:p>4095</text:p>
          </table:table-cell>
          <table:table-cell office:value-type="float" office:value="1392" calcext:value-type="float">
            <text:p>1392</text:p>
          </table:table-cell>
          <table:table-cell office:value-type="float" office:value="4220" calcext:value-type="float">
            <text:p>4220</text:p>
          </table:table-cell>
          <table:table-cell office:value-type="float" office:value="3455" calcext:value-type="float">
            <text:p>3455</text:p>
          </table:table-cell>
          <table:table-cell office:value-type="float" office:value="6969" calcext:value-type="float">
            <text:p>6969</text:p>
          </table:table-cell>
          <table:table-cell office:value-type="float" office:value="9647" calcext:value-type="float">
            <text:p>9647</text:p>
          </table:table-cell>
          <table:table-cell office:value-type="float" office:value="1321" calcext:value-type="float">
            <text:p>1321</text:p>
          </table:table-cell>
          <table:table-cell office:value-type="float" office:value="9048" calcext:value-type="float">
            <text:p>9048</text:p>
          </table:table-cell>
          <table:table-cell office:value-type="float" office:value="1996" calcext:value-type="float">
            <text:p>1996</text:p>
          </table:table-cell>
          <table:table-cell office:value-type="float" office:value="1640" calcext:value-type="float">
            <text:p>1640</text:p>
          </table:table-cell>
          <table:table-cell office:value-type="float" office:value="6626" calcext:value-type="float">
            <text:p>6626</text:p>
          </table:table-cell>
          <table:table-cell office:value-type="float" office:value="1788" calcext:value-type="float">
            <text:p>1788</text:p>
          </table:table-cell>
          <table:table-cell office:value-type="float" office:value="314" calcext:value-type="float">
            <text:p>314</text:p>
          </table:table-cell>
          <table:table-cell office:value-type="float" office:value="9578" calcext:value-type="float">
            <text:p>9578</text:p>
          </table:table-cell>
          <table:table-cell office:value-type="float" office:value="6630" calcext:value-type="float">
            <text:p>6630</text:p>
          </table:table-cell>
          <table:table-cell office:value-type="float" office:value="2813" calcext:value-type="float">
            <text:p>2813</text:p>
          </table:table-cell>
          <table:table-cell office:value-type="float" office:value="6626" calcext:value-type="float">
            <text:p>6626</text:p>
          </table:table-cell>
          <table:table-cell office:value-type="float" office:value="4981" calcext:value-type="float">
            <text:p>4981</text:p>
          </table:table-cell>
          <table:table-cell office:value-type="float" office:value="9908" calcext:value-type="float">
            <text:p>9908</text:p>
          </table:table-cell>
          <table:table-cell office:value-type="float" office:value="7024" calcext:value-type="float">
            <text:p>7024</text:p>
          </table:table-cell>
          <table:table-cell office:value-type="float" office:value="4355" calcext:value-type="float">
            <text:p>4355</text:p>
          </table:table-cell>
          <table:table-cell office:value-type="float" office:value="3201" calcext:value-type="float">
            <text:p>3201</text:p>
          </table:table-cell>
          <table:table-cell office:value-type="float" office:value="3521" calcext:value-type="float">
            <text:p>3521</text:p>
          </table:table-cell>
          <table:table-cell office:value-type="float" office:value="3864" calcext:value-type="float">
            <text:p>3864</text:p>
          </table:table-cell>
          <table:table-cell office:value-type="float" office:value="3303" calcext:value-type="float">
            <text:p>3303</text:p>
          </table:table-cell>
          <table:table-cell office:value-type="float" office:value="464" calcext:value-type="float">
            <text:p>464</text:p>
          </table:table-cell>
          <table:table-cell office:value-type="float" office:value="1923" calcext:value-type="float">
            <text:p>1923</text:p>
          </table:table-cell>
          <table:table-cell office:value-type="float" office:value="595" calcext:value-type="float">
            <text:p>595</text:p>
          </table:table-cell>
          <table:table-cell office:value-type="float" office:value="9801" calcext:value-type="float">
            <text:p>9801</text:p>
          </table:table-cell>
          <table:table-cell office:value-type="float" office:value="3391" calcext:value-type="float">
            <text:p>3391</text:p>
          </table:table-cell>
          <table:table-cell office:value-type="float" office:value="8366" calcext:value-type="float">
            <text:p>8366</text:p>
          </table:table-cell>
          <table:table-cell office:value-type="float" office:value="8084" calcext:value-type="float">
            <text:p>8084</text:p>
          </table:table-cell>
          <table:table-cell office:value-type="float" office:value="9374" calcext:value-type="float">
            <text:p>9374</text:p>
          </table:table-cell>
          <table:table-cell office:value-type="float" office:value="1041" calcext:value-type="float">
            <text:p>1041</text:p>
          </table:table-cell>
          <table:table-cell office:value-type="float" office:value="8807" calcext:value-type="float">
            <text:p>8807</text:p>
          </table:table-cell>
          <table:table-cell office:value-type="float" office:value="9085" calcext:value-type="float">
            <text:p>9085</text:p>
          </table:table-cell>
          <table:table-cell office:value-type="float" office:value="1892" calcext:value-type="float">
            <text:p>1892</text:p>
          </table:table-cell>
          <table:table-cell office:value-type="float" office:value="9431" calcext:value-type="float">
            <text:p>9431</text:p>
          </table:table-cell>
          <table:table-cell office:value-type="float" office:value="8317" calcext:value-type="float">
            <text:p>8317</text:p>
          </table:table-cell>
          <table:table-cell office:value-type="float" office:value="9016" calcext:value-type="float">
            <text:p>9016</text:p>
          </table:table-cell>
          <table:table-cell office:value-type="float" office:value="9221" calcext:value-type="float">
            <text:p>9221</text:p>
          </table:table-cell>
          <table:table-cell office:value-type="float" office:value="8574" calcext:value-type="float">
            <text:p>8574</text:p>
          </table:table-cell>
          <table:table-cell office:value-type="float" office:value="9981" calcext:value-type="float">
            <text:p>9981</text:p>
          </table:table-cell>
          <table:table-cell office:value-type="float" office:value="9240" calcext:value-type="float">
            <text:p>9240</text:p>
          </table:table-cell>
          <table:table-cell office:value-type="float" office:value="5395" calcext:value-type="float">
            <text:p>5395</text:p>
          </table:table-cell>
          <table:table-cell office:value-type="float" office:value="2009" calcext:value-type="float">
            <text:p>2009</text:p>
          </table:table-cell>
          <table:table-cell office:value-type="float" office:value="6310" calcext:value-type="float">
            <text:p>6310</text:p>
          </table:table-cell>
          <table:table-cell office:value-type="float" office:value="2854" calcext:value-type="float">
            <text:p>2854</text:p>
          </table:table-cell>
          <table:table-cell office:value-type="float" office:value="9255" calcext:value-type="float">
            <text:p>9255</text:p>
          </table:table-cell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3145" calcext:value-type="float">
            <text:p>3145</text:p>
          </table:table-cell>
          <table:table-cell office:value-type="float" office:value="2960" calcext:value-type="float">
            <text:p>2960</text:p>
          </table:table-cell>
          <table:table-cell office:value-type="float" office:value="9615" calcext:value-type="float">
            <text:p>9615</text:p>
          </table:table-cell>
          <table:table-cell office:value-type="float" office:value="8220" calcext:value-type="float">
            <text:p>8220</text:p>
          </table:table-cell>
          <table:table-cell office:value-type="float" office:value="6061" calcext:value-type="float">
            <text:p>6061</text:p>
          </table:table-cell>
          <table:table-cell office:value-type="float" office:value="3452" calcext:value-type="float">
            <text:p>3452</text:p>
          </table:table-cell>
          <table:table-cell office:value-type="float" office:value="2918" calcext:value-type="float">
            <text:p>2918</text:p>
          </table:table-cell>
          <table:table-cell office:value-type="float" office:value="6481" calcext:value-type="float">
            <text:p>6481</text:p>
          </table:table-cell>
          <table:table-cell office:value-type="float" office:value="9278" calcext:value-type="float">
            <text:p>9278</text:p>
          </table:table-cell>
          <table:table-cell office:value-type="float" office:value="2297" calcext:value-type="float">
            <text:p>2297</text:p>
          </table:table-cell>
          <table:table-cell office:value-type="float" office:value="3385" calcext:value-type="float">
            <text:p>3385</text:p>
          </table:table-cell>
          <table:table-cell office:value-type="float" office:value="6565" calcext:value-type="float">
            <text:p>6565</text:p>
          </table:table-cell>
          <table:table-cell office:value-type="float" office:value="7066" calcext:value-type="float">
            <text:p>7066</text:p>
          </table:table-cell>
          <table:table-cell office:value-type="float" office:value="7316" calcext:value-type="float">
            <text:p>7316</text:p>
          </table:table-cell>
          <table:table-cell office:value-type="float" office:value="5682" calcext:value-type="float">
            <text:p>5682</text:p>
          </table:table-cell>
          <table:table-cell office:value-type="float" office:value="107" calcext:value-type="float">
            <text:p>107</text:p>
          </table:table-cell>
          <table:table-cell office:value-type="float" office:value="7646" calcext:value-type="float">
            <text:p>7646</text:p>
          </table:table-cell>
          <table:table-cell office:value-type="float" office:value="4466" calcext:value-type="float">
            <text:p>4466</text:p>
          </table:table-cell>
          <table:table-cell office:value-type="float" office:value="68" calcext:value-type="float">
            <text:p>68</text:p>
          </table:table-cell>
          <table:table-cell office:value-type="float" office:value="1952" calcext:value-type="float">
            <text:p>1952</text:p>
          </table:table-cell>
          <table:table-cell office:value-type="float" office:value="9603" calcext:value-type="float">
            <text:p>9603</text:p>
          </table:table-cell>
          <table:table-cell office:value-type="float" office:value="8615" calcext:value-type="float">
            <text:p>8615</text:p>
          </table:table-cell>
          <table:table-cell office:value-type="float" office:value="54" calcext:value-type="float">
            <text:p>54</text:p>
          </table:table-cell>
          <table:table-cell office:value-type="float" office:value="7191" calcext:value-type="float">
            <text:p>7191</text:p>
          </table:table-cell>
          <table:table-cell office:value-type="float" office:value="791" calcext:value-type="float">
            <text:p>791</text:p>
          </table:table-cell>
          <table:table-cell office:value-type="float" office:value="6833" calcext:value-type="float">
            <text:p>6833</text:p>
          </table:table-cell>
          <table:table-cell office:value-type="float" office:value="2560" calcext:value-type="float">
            <text:p>2560</text:p>
          </table:table-cell>
          <table:table-cell office:value-type="float" office:value="693" calcext:value-type="float">
            <text:p>693</text:p>
          </table:table-cell>
          <table:table-cell office:value-type="float" office:value="9733" calcext:value-type="float">
            <text:p>9733</text:p>
          </table:table-cell>
          <table:table-cell office:value-type="float" office:value="4168" calcext:value-type="float">
            <text:p>4168</text:p>
          </table:table-cell>
          <table:table-cell office:value-type="float" office:value="570" calcext:value-type="float">
            <text:p>570</text:p>
          </table:table-cell>
          <table:table-cell office:value-type="float" office:value="9127" calcext:value-type="float">
            <text:p>9127</text:p>
          </table:table-cell>
          <table:table-cell office:value-type="float" office:value="9537" calcext:value-type="float">
            <text:p>9537</text:p>
          </table:table-cell>
          <table:table-cell office:value-type="float" office:value="1925" calcext:value-type="float">
            <text:p>1925</text:p>
          </table:table-cell>
          <table:table-cell office:value-type="float" office:value="8287" calcext:value-type="float">
            <text:p>8287</text:p>
          </table:table-cell>
          <table:table-cell office:value-type="float" office:value="5508" calcext:value-type="float">
            <text:p>5508</text:p>
          </table:table-cell>
          <table:table-cell office:value-type="float" office:value="4297" calcext:value-type="float">
            <text:p>4297</text:p>
          </table:table-cell>
          <table:table-cell office:value-type="float" office:value="8452" calcext:value-type="float">
            <text:p>8452</text:p>
          </table:table-cell>
          <table:table-cell office:value-type="float" office:value="8795" calcext:value-type="float">
            <text:p>8795</text:p>
          </table:table-cell>
          <table:table-cell office:value-type="float" office:value="6213" calcext:value-type="float">
            <text:p>6213</text:p>
          </table:table-cell>
          <table:table-cell office:value-type="float" office:value="7994" calcext:value-type="float">
            <text:p>7994</text:p>
          </table:table-cell>
          <table:table-cell office:value-type="float" office:value="2420" calcext:value-type="float">
            <text:p>2420</text:p>
          </table:table-cell>
          <table:table-cell office:value-type="float" office:value="4208" calcext:value-type="float">
            <text:p>4208</text:p>
          </table:table-cell>
          <table:table-cell office:value-type="float" office:value="524" calcext:value-type="float">
            <text:p>524</text:p>
          </table:table-cell>
          <table:table-cell office:value-type="float" office:value="5915" calcext:value-type="float">
            <text:p>5915</text:p>
          </table:table-cell>
          <table:table-cell office:value-type="float" office:value="8602" calcext:value-type="float">
            <text:p>8602</text:p>
          </table:table-cell>
          <table:table-cell office:value-type="float" office:value="8330" calcext:value-type="float">
            <text:p>8330</text:p>
          </table:table-cell>
          <table:table-cell office:value-type="float" office:value="2651" calcext:value-type="float">
            <text:p>2651</text:p>
          </table:table-cell>
          <table:table-cell office:value-type="float" office:value="8547" calcext:value-type="float">
            <text:p>8547</text:p>
          </table:table-cell>
          <table:table-cell office:value-type="float" office:value="6156" calcext:value-type="float">
            <text:p>6156</text:p>
          </table:table-cell>
          <table:table-cell office:value-type="float" office:value="1812" calcext:value-type="float">
            <text:p>1812</text:p>
          </table:table-cell>
          <table:table-cell office:value-type="float" office:value="6271" calcext:value-type="float">
            <text:p>6271</text:p>
          </table:table-cell>
          <table:table-cell office:value-type="float" office:value="7991" calcext:value-type="float">
            <text:p>7991</text:p>
          </table:table-cell>
          <table:table-cell office:value-type="float" office:value="9407" calcext:value-type="float">
            <text:p>9407</text:p>
          </table:table-cell>
          <table:table-cell office:value-type="float" office:value="9804" calcext:value-type="float">
            <text:p>9804</text:p>
          </table:table-cell>
          <table:table-cell office:value-type="float" office:value="1553" calcext:value-type="float">
            <text:p>1553</text:p>
          </table:table-cell>
          <table:table-cell office:value-type="float" office:value="6866" calcext:value-type="float">
            <text:p>6866</text:p>
          </table:table-cell>
          <table:table-cell office:value-type="float" office:value="1128" calcext:value-type="float">
            <text:p>1128</text:p>
          </table:table-cell>
          <table:table-cell office:value-type="float" office:value="2119" calcext:value-type="float">
            <text:p>2119</text:p>
          </table:table-cell>
          <table:table-cell office:value-type="float" office:value="4691" calcext:value-type="float">
            <text:p>4691</text:p>
          </table:table-cell>
          <table:table-cell office:value-type="float" office:value="9711" calcext:value-type="float">
            <text:p>9711</text:p>
          </table:table-cell>
          <table:table-cell office:value-type="float" office:value="8315" calcext:value-type="float">
            <text:p>8315</text:p>
          </table:table-cell>
          <table:table-cell office:value-type="float" office:value="5879" calcext:value-type="float">
            <text:p>5879</text:p>
          </table:table-cell>
          <table:table-cell office:value-type="float" office:value="9935" calcext:value-type="float">
            <text:p>9935</text:p>
          </table:table-cell>
          <table:table-cell office:value-type="float" office:value="6900" calcext:value-type="float">
            <text:p>6900</text:p>
          </table:table-cell>
          <table:table-cell office:value-type="float" office:value="482" calcext:value-type="float">
            <text:p>482</text:p>
          </table:table-cell>
          <table:table-cell office:value-type="float" office:value="682" calcext:value-type="float">
            <text:p>682</text:p>
          </table:table-cell>
          <table:table-cell office:value-type="float" office:value="4126" calcext:value-type="float">
            <text:p>4126</text:p>
          </table:table-cell>
          <table:table-cell office:value-type="float" office:value="1041" calcext:value-type="float">
            <text:p>1041</text:p>
          </table:table-cell>
          <table:table-cell office:value-type="float" office:value="428" calcext:value-type="float">
            <text:p>428</text:p>
          </table:table-cell>
          <table:table-cell office:value-type="float" office:value="6247" calcext:value-type="float">
            <text:p>6247</text:p>
          </table:table-cell>
          <table:table-cell office:value-type="float" office:value="3720" calcext:value-type="float">
            <text:p>3720</text:p>
          </table:table-cell>
          <table:table-cell office:value-type="float" office:value="5882" calcext:value-type="float">
            <text:p>5882</text:p>
          </table:table-cell>
          <table:table-cell office:value-type="float" office:value="7526" calcext:value-type="float">
            <text:p>7526</text:p>
          </table:table-cell>
          <table:table-cell office:value-type="float" office:value="2582" calcext:value-type="float">
            <text:p>2582</text:p>
          </table:table-cell>
          <table:table-cell office:value-type="float" office:value="4327" calcext:value-type="float">
            <text:p>4327</text:p>
          </table:table-cell>
          <table:table-cell office:value-type="float" office:value="7725" calcext:value-type="float">
            <text:p>7725</text:p>
          </table:table-cell>
          <table:table-cell office:value-type="float" office:value="3503" calcext:value-type="float">
            <text:p>3503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9323" calcext:value-type="float">
            <text:p>9323</text:p>
          </table:table-cell>
          <table:table-cell office:value-type="float" office:value="721" calcext:value-type="float">
            <text:p>721</text:p>
          </table:table-cell>
          <table:table-cell office:value-type="float" office:value="7434" calcext:value-type="float">
            <text:p>7434</text:p>
          </table:table-cell>
          <table:table-cell office:value-type="float" office:value="1453" calcext:value-type="float">
            <text:p>1453</text:p>
          </table:table-cell>
          <table:table-cell office:value-type="float" office:value="6294" calcext:value-type="float">
            <text:p>6294</text:p>
          </table:table-cell>
          <table:table-cell office:value-type="float" office:value="2957" calcext:value-type="float">
            <text:p>2957</text:p>
          </table:table-cell>
          <table:table-cell office:value-type="float" office:value="3786" calcext:value-type="float">
            <text:p>3786</text:p>
          </table:table-cell>
          <table:table-cell office:value-type="float" office:value="5722" calcext:value-type="float">
            <text:p>5722</text:p>
          </table:table-cell>
          <table:table-cell office:value-type="float" office:value="6019" calcext:value-type="float">
            <text:p>6019</text:p>
          </table:table-cell>
          <table:table-cell office:value-type="float" office:value="8685" calcext:value-type="float">
            <text:p>8685</text:p>
          </table:table-cell>
          <table:table-cell office:value-type="float" office:value="4386" calcext:value-type="float">
            <text:p>4386</text:p>
          </table:table-cell>
          <table:table-cell office:value-type="float" office:value="3066" calcext:value-type="float">
            <text:p>3066</text:p>
          </table:table-cell>
          <table:table-cell office:value-type="float" office:value="9057" calcext:value-type="float">
            <text:p>9057</text:p>
          </table:table-cell>
          <table:table-cell office:value-type="float" office:value="6860" calcext:value-type="float">
            <text:p>6860</text:p>
          </table:table-cell>
          <table:table-cell office:value-type="float" office:value="499" calcext:value-type="float">
            <text:p>499</text:p>
          </table:table-cell>
          <table:table-cell office:value-type="float" office:value="5315" calcext:value-type="float">
            <text:p>5315</text:p>
          </table:table-cell>
          <table:table-cell office:value-type="float" office:value="3045" calcext:value-type="float">
            <text:p>3045</text:p>
          </table:table-cell>
          <table:table-cell office:value-type="float" office:value="5194" calcext:value-type="float">
            <text:p>5194</text:p>
          </table:table-cell>
          <table:table-cell office:value-type="float" office:value="7111" calcext:value-type="float">
            <text:p>7111</text:p>
          </table:table-cell>
          <table:table-cell office:value-type="float" office:value="3137" calcext:value-type="float">
            <text:p>3137</text:p>
          </table:table-cell>
          <table:table-cell office:value-type="float" office:value="9104" calcext:value-type="float">
            <text:p>9104</text:p>
          </table:table-cell>
          <table:table-cell office:value-type="float" office:value="941" calcext:value-type="float">
            <text:p>941</text:p>
          </table:table-cell>
          <table:table-cell office:value-type="float" office:value="586" calcext:value-type="float">
            <text:p>586</text:p>
          </table:table-cell>
          <table:table-cell office:value-type="float" office:value="3066" calcext:value-type="float">
            <text:p>3066</text:p>
          </table:table-cell>
          <table:table-cell office:value-type="float" office:value="755" calcext:value-type="float">
            <text:p>755</text:p>
          </table:table-cell>
          <table:table-cell office:value-type="float" office:value="4177" calcext:value-type="float">
            <text:p>4177</text:p>
          </table:table-cell>
          <table:table-cell office:value-type="float" office:value="8819" calcext:value-type="float">
            <text:p>8819</text:p>
          </table:table-cell>
          <table:table-cell office:value-type="float" office:value="7040" calcext:value-type="float">
            <text:p>7040</text:p>
          </table:table-cell>
          <table:table-cell office:value-type="float" office:value="5309" calcext:value-type="float">
            <text:p>5309</text:p>
          </table:table-cell>
          <table:table-cell office:value-type="float" office:value="3583" calcext:value-type="float">
            <text:p>3583</text:p>
          </table:table-cell>
          <table:table-cell office:value-type="float" office:value="3897" calcext:value-type="float">
            <text:p>3897</text:p>
          </table:table-cell>
          <table:table-cell office:value-type="float" office:value="4428" calcext:value-type="float">
            <text:p>4428</text:p>
          </table:table-cell>
          <table:table-cell office:value-type="float" office:value="7788" calcext:value-type="float">
            <text:p>7788</text:p>
          </table:table-cell>
          <table:table-cell office:value-type="float" office:value="4721" calcext:value-type="float">
            <text:p>4721</text:p>
          </table:table-cell>
          <table:table-cell office:value-type="float" office:value="7249" calcext:value-type="float">
            <text:p>7249</text:p>
          </table:table-cell>
          <table:table-cell office:value-type="float" office:value="6559" calcext:value-type="float">
            <text:p>6559</text:p>
          </table:table-cell>
          <table:table-cell office:value-type="float" office:value="7324" calcext:value-type="float">
            <text:p>7324</text:p>
          </table:table-cell>
          <table:table-cell office:value-type="float" office:value="825" calcext:value-type="float">
            <text:p>825</text:p>
          </table:table-cell>
          <table:table-cell office:value-type="float" office:value="7311" calcext:value-type="float">
            <text:p>7311</text:p>
          </table:table-cell>
          <table:table-cell office:value-type="float" office:value="3760" calcext:value-type="float">
            <text:p>3760</text:p>
          </table:table-cell>
          <table:table-cell office:value-type="float" office:value="6064" calcext:value-type="float">
            <text:p>6064</text:p>
          </table:table-cell>
          <table:table-cell office:value-type="float" office:value="6070" calcext:value-type="float">
            <text:p>6070</text:p>
          </table:table-cell>
          <table:table-cell office:value-type="float" office:value="9672" calcext:value-type="float">
            <text:p>9672</text:p>
          </table:table-cell>
          <table:table-cell office:value-type="float" office:value="4882" calcext:value-type="float">
            <text:p>4882</text:p>
          </table:table-cell>
          <table:table-cell office:value-type="float" office:value="584" calcext:value-type="float">
            <text:p>584</text:p>
          </table:table-cell>
          <table:table-cell office:value-type="float" office:value="1365" calcext:value-type="float">
            <text:p>1365</text:p>
          </table:table-cell>
          <table:table-cell office:value-type="float" office:value="9739" calcext:value-type="float">
            <text:p>9739</text:p>
          </table:table-cell>
          <table:table-cell office:value-type="float" office:value="9331" calcext:value-type="float">
            <text:p>9331</text:p>
          </table:table-cell>
          <table:table-cell office:value-type="float" office:value="5783" calcext:value-type="float">
            <text:p>5783</text:p>
          </table:table-cell>
          <table:table-cell office:value-type="float" office:value="2624" calcext:value-type="float">
            <text:p>2624</text:p>
          </table:table-cell>
          <table:table-cell office:value-type="float" office:value="7889" calcext:value-type="float">
            <text:p>7889</text:p>
          </table:table-cell>
          <table:table-cell office:value-type="float" office:value="1604" calcext:value-type="float">
            <text:p>1604</text:p>
          </table:table-cell>
          <table:table-cell office:value-type="float" office:value="1303" calcext:value-type="float">
            <text:p>1303</text:p>
          </table:table-cell>
          <table:table-cell office:value-type="float" office:value="1555" calcext:value-type="float">
            <text:p>1555</text:p>
          </table:table-cell>
          <table:table-cell office:value-type="float" office:value="7125" calcext:value-type="float">
            <text:p>7125</text:p>
          </table:table-cell>
          <table:table-cell office:value-type="float" office:value="8312" calcext:value-type="float">
            <text:p>8312</text:p>
          </table:table-cell>
          <table:table-cell office:value-type="float" office:value="425" calcext:value-type="float">
            <text:p>425</text:p>
          </table:table-cell>
          <table:table-cell office:value-type="float" office:value="8936" calcext:value-type="float">
            <text:p>8936</text:p>
          </table:table-cell>
          <table:table-cell office:value-type="float" office:value="3233" calcext:value-type="float">
            <text:p>3233</text:p>
          </table:table-cell>
          <table:table-cell office:value-type="float" office:value="7724" calcext:value-type="float">
            <text:p>7724</text:p>
          </table:table-cell>
          <table:table-cell office:value-type="float" office:value="1480" calcext:value-type="float">
            <text:p>1480</text:p>
          </table:table-cell>
          <table:table-cell office:value-type="float" office:value="403" calcext:value-type="float">
            <text:p>403</text:p>
          </table:table-cell>
          <table:table-cell office:value-type="float" office:value="7440" calcext:value-type="float">
            <text:p>7440</text:p>
          </table:table-cell>
          <table:table-cell office:value-type="float" office:value="1784" calcext:value-type="float">
            <text:p>1784</text:p>
          </table:table-cell>
          <table:table-cell office:value-type="float" office:value="1754" calcext:value-type="float">
            <text:p>1754</text:p>
          </table:table-cell>
          <table:table-cell office:value-type="float" office:value="4721" calcext:value-type="float">
            <text:p>4721</text:p>
          </table:table-cell>
          <table:table-cell office:value-type="float" office:value="1569" calcext:value-type="float">
            <text:p>1569</text:p>
          </table:table-cell>
          <table:table-cell office:value-type="float" office:value="652" calcext:value-type="float">
            <text:p>652</text:p>
          </table:table-cell>
          <table:table-cell office:value-type="float" office:value="3893" calcext:value-type="float">
            <text:p>3893</text:p>
          </table:table-cell>
          <table:table-cell office:value-type="float" office:value="4574" calcext:value-type="float">
            <text:p>4574</text:p>
          </table:table-cell>
          <table:table-cell office:value-type="float" office:value="5692" calcext:value-type="float">
            <text:p>5692</text:p>
          </table:table-cell>
          <table:table-cell office:value-type="float" office:value="9730" calcext:value-type="float">
            <text:p>9730</text:p>
          </table:table-cell>
          <table:table-cell office:value-type="float" office:value="4813" calcext:value-type="float">
            <text:p>4813</text:p>
          </table:table-cell>
          <table:table-cell office:value-type="float" office:value="9844" calcext:value-type="float">
            <text:p>9844</text:p>
          </table:table-cell>
          <table:table-cell office:value-type="float" office:value="8291" calcext:value-type="float">
            <text:p>8291</text:p>
          </table:table-cell>
          <table:table-cell office:value-type="float" office:value="9199" calcext:value-type="float">
            <text:p>9199</text:p>
          </table:table-cell>
          <table:table-cell office:value-type="float" office:value="7101" calcext:value-type="float">
            <text:p>7101</text:p>
          </table:table-cell>
          <table:table-cell office:value-type="float" office:value="3391" calcext:value-type="float">
            <text:p>3391</text:p>
          </table:table-cell>
          <table:table-cell office:value-type="float" office:value="8914" calcext:value-type="float">
            <text:p>8914</text:p>
          </table:table-cell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float" office:value="2928" calcext:value-type="float">
            <text:p>2928</text:p>
          </table:table-cell>
          <table:table-cell office:value-type="float" office:value="9332" calcext:value-type="float">
            <text:p>9332</text:p>
          </table:table-cell>
          <table:table-cell office:value-type="float" office:value="3328" calcext:value-type="float">
            <text:p>3328</text:p>
          </table:table-cell>
          <table:table-cell office:value-type="float" office:value="8588" calcext:value-type="float">
            <text:p>8588</text:p>
          </table:table-cell>
          <table:table-cell office:value-type="float" office:value="447" calcext:value-type="float">
            <text:p>447</text:p>
          </table:table-cell>
          <table:table-cell office:value-type="float" office:value="3830" calcext:value-type="float">
            <text:p>3830</text:p>
          </table:table-cell>
          <table:table-cell office:value-type="float" office:value="1176" calcext:value-type="float">
            <text:p>1176</text:p>
          </table:table-cell>
          <table:table-cell office:value-type="float" office:value="3523" calcext:value-type="float">
            <text:p>3523</text:p>
          </table:table-cell>
          <table:table-cell office:value-type="float" office:value="2705" calcext:value-type="float">
            <text:p>2705</text:p>
          </table:table-cell>
          <table:table-cell office:value-type="float" office:value="8365" calcext:value-type="float">
            <text:p>8365</text:p>
          </table:table-cell>
          <table:table-cell office:value-type="float" office:value="6136" calcext:value-type="float">
            <text:p>6136</text:p>
          </table:table-cell>
          <table:table-cell office:value-type="float" office:value="5442" calcext:value-type="float">
            <text:p>5442</text:p>
          </table:table-cell>
          <table:table-cell office:value-type="float" office:value="9049" calcext:value-type="float">
            <text:p>9049</text:p>
          </table:table-cell>
          <table:table-cell office:value-type="float" office:value="5526" calcext:value-type="float">
            <text:p>5526</text:p>
          </table:table-cell>
          <table:table-cell office:value-type="float" office:value="8575" calcext:value-type="float">
            <text:p>8575</text:p>
          </table:table-cell>
          <table:table-cell office:value-type="float" office:value="8869" calcext:value-type="float">
            <text:p>8869</text:p>
          </table:table-cell>
          <table:table-cell office:value-type="float" office:value="9031" calcext:value-type="float">
            <text:p>9031</text:p>
          </table:table-cell>
          <table:table-cell office:value-type="float" office:value="7280" calcext:value-type="float">
            <text:p>7280</text:p>
          </table:table-cell>
          <table:table-cell office:value-type="float" office:value="706" calcext:value-type="float">
            <text:p>706</text:p>
          </table:table-cell>
          <table:table-cell office:value-type="float" office:value="2794" calcext:value-type="float">
            <text:p>2794</text:p>
          </table:table-cell>
          <table:table-cell office:value-type="float" office:value="8814" calcext:value-type="float">
            <text:p>8814</text:p>
          </table:table-cell>
          <table:table-cell office:value-type="float" office:value="5767" calcext:value-type="float">
            <text:p>5767</text:p>
          </table:table-cell>
          <table:table-cell office:value-type="float" office:value="4241" calcext:value-type="float">
            <text:p>4241</text:p>
          </table:table-cell>
          <table:table-cell office:value-type="float" office:value="7696" calcext:value-type="float">
            <text:p>7696</text:p>
          </table:table-cell>
          <table:table-cell office:value-type="float" office:value="78" calcext:value-type="float">
            <text:p>78</text:p>
          </table:table-cell>
          <table:table-cell office:value-type="float" office:value="6570" calcext:value-type="float">
            <text:p>6570</text:p>
          </table:table-cell>
          <table:table-cell office:value-type="float" office:value="556" calcext:value-type="float">
            <text:p>556</text:p>
          </table:table-cell>
          <table:table-cell office:value-type="float" office:value="5083" calcext:value-type="float">
            <text:p>5083</text:p>
          </table:table-cell>
          <table:table-cell office:value-type="float" office:value="1426" calcext:value-type="float">
            <text:p>1426</text:p>
          </table:table-cell>
          <table:table-cell office:value-type="float" office:value="4502" calcext:value-type="float">
            <text:p>4502</text:p>
          </table:table-cell>
          <table:table-cell office:value-type="float" office:value="3336" calcext:value-type="float">
            <text:p>3336</text:p>
          </table:table-cell>
          <table:table-cell office:value-type="float" office:value="9518" calcext:value-type="float">
            <text:p>9518</text:p>
          </table:table-cell>
          <table:table-cell office:value-type="float" office:value="2292" calcext:value-type="float">
            <text:p>2292</text:p>
          </table:table-cell>
          <table:table-cell office:value-type="float" office:value="1885" calcext:value-type="float">
            <text:p>1885</text:p>
          </table:table-cell>
          <table:table-cell office:value-type="float" office:value="3740" calcext:value-type="float">
            <text:p>3740</text:p>
          </table:table-cell>
          <table:table-cell office:value-type="float" office:value="3153" calcext:value-type="float">
            <text:p>3153</text:p>
          </table:table-cell>
          <table:table-cell office:value-type="float" office:value="9348" calcext:value-type="float">
            <text:p>9348</text:p>
          </table:table-cell>
          <table:table-cell office:value-type="float" office:value="9331" calcext:value-type="float">
            <text:p>9331</text:p>
          </table:table-cell>
          <table:table-cell office:value-type="float" office:value="8051" calcext:value-type="float">
            <text:p>8051</text:p>
          </table:table-cell>
          <table:table-cell office:value-type="float" office:value="2759" calcext:value-type="float">
            <text:p>2759</text:p>
          </table:table-cell>
          <table:table-cell office:value-type="float" office:value="5407" calcext:value-type="float">
            <text:p>5407</text:p>
          </table:table-cell>
          <table:table-cell office:value-type="float" office:value="9028" calcext:value-type="float">
            <text:p>9028</text:p>
          </table:table-cell>
          <table:table-cell office:value-type="float" office:value="7840" calcext:value-type="float">
            <text:p>7840</text:p>
          </table:table-cell>
          <table:table-cell office:value-type="float" office:value="9255" calcext:value-type="float">
            <text:p>9255</text:p>
          </table:table-cell>
          <table:table-cell office:value-type="float" office:value="831" calcext:value-type="float">
            <text:p>831</text:p>
          </table:table-cell>
          <table:table-cell office:value-type="float" office:value="515" calcext:value-type="float">
            <text:p>515</text:p>
          </table:table-cell>
          <table:table-cell office:value-type="float" office:value="2612" calcext:value-type="float">
            <text:p>2612</text:p>
          </table:table-cell>
          <table:table-cell office:value-type="float" office:value="9747" calcext:value-type="float">
            <text:p>9747</text:p>
          </table:table-cell>
          <table:table-cell office:value-type="float" office:value="7435" calcext:value-type="float">
            <text:p>7435</text:p>
          </table:table-cell>
          <table:table-cell office:value-type="float" office:value="8964" calcext:value-type="float">
            <text:p>8964</text:p>
          </table:table-cell>
          <table:table-cell office:value-type="float" office:value="4971" calcext:value-type="float">
            <text:p>4971</text:p>
          </table:table-cell>
          <table:table-cell office:value-type="float" office:value="2048" calcext:value-type="float">
            <text:p>2048</text:p>
          </table:table-cell>
          <table:table-cell office:value-type="float" office:value="4900" calcext:value-type="float">
            <text:p>4900</text:p>
          </table:table-cell>
          <table:table-cell office:value-type="float" office:value="5967" calcext:value-type="float">
            <text:p>5967</text:p>
          </table:table-cell>
          <table:table-cell office:value-type="float" office:value="8271" calcext:value-type="float">
            <text:p>8271</text:p>
          </table:table-cell>
          <table:table-cell office:value-type="float" office:value="1719" calcext:value-type="float">
            <text:p>1719</text:p>
          </table:table-cell>
          <table:table-cell office:value-type="float" office:value="9670" calcext:value-type="float">
            <text:p>9670</text:p>
          </table:table-cell>
          <table:table-cell office:value-type="float" office:value="2810" calcext:value-type="float">
            <text:p>2810</text:p>
          </table:table-cell>
          <table:table-cell office:value-type="float" office:value="6777" calcext:value-type="float">
            <text:p>6777</text:p>
          </table:table-cell>
          <table:table-cell office:value-type="float" office:value="1594" calcext:value-type="float">
            <text:p>1594</text:p>
          </table:table-cell>
          <table:table-cell office:value-type="float" office:value="6367" calcext:value-type="float">
            <text:p>6367</text:p>
          </table:table-cell>
          <table:table-cell office:value-type="float" office:value="6259" calcext:value-type="float">
            <text:p>6259</text:p>
          </table:table-cell>
          <table:table-cell office:value-type="float" office:value="8316" calcext:value-type="float">
            <text:p>8316</text:p>
          </table:table-cell>
          <table:table-cell office:value-type="float" office:value="3815" calcext:value-type="float">
            <text:p>3815</text:p>
          </table:table-cell>
          <table:table-cell office:value-type="float" office:value="1689" calcext:value-type="float">
            <text:p>1689</text:p>
          </table:table-cell>
          <table:table-cell office:value-type="float" office:value="6840" calcext:value-type="float">
            <text:p>6840</text:p>
          </table:table-cell>
          <table:table-cell office:value-type="float" office:value="9437" calcext:value-type="float">
            <text:p>9437</text:p>
          </table:table-cell>
          <table:table-cell office:value-type="float" office:value="4361" calcext:value-type="float">
            <text:p>4361</text:p>
          </table:table-cell>
          <table:table-cell office:value-type="float" office:value="822" calcext:value-type="float">
            <text:p>822</text:p>
          </table:table-cell>
          <table:table-cell office:value-type="float" office:value="9619" calcext:value-type="float">
            <text:p>9619</text:p>
          </table:table-cell>
          <table:table-cell office:value-type="float" office:value="3065" calcext:value-type="float">
            <text:p>3065</text:p>
          </table:table-cell>
          <table:table-cell office:value-type="float" office:value="83" calcext:value-type="float">
            <text:p>83</text:p>
          </table:table-cell>
          <table:table-cell office:value-type="float" office:value="6344" calcext:value-type="float">
            <text:p>6344</text:p>
          </table:table-cell>
          <table:table-cell office:value-type="float" office:value="7486" calcext:value-type="float">
            <text:p>7486</text:p>
          </table:table-cell>
          <table:table-cell office:value-type="float" office:value="8657" calcext:value-type="float">
            <text:p>8657</text:p>
          </table:table-cell>
          <table:table-cell office:value-type="float" office:value="8228" calcext:value-type="float">
            <text:p>8228</text:p>
          </table:table-cell>
          <table:table-cell office:value-type="float" office:value="9635" calcext:value-type="float">
            <text:p>9635</text:p>
          </table:table-cell>
          <table:table-cell office:value-type="float" office:value="6932" calcext:value-type="float">
            <text:p>6932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float" office:value="8478" calcext:value-type="float">
            <text:p>8478</text:p>
          </table:table-cell>
          <table:table-cell office:value-type="float" office:value="4777" calcext:value-type="float">
            <text:p>4777</text:p>
          </table:table-cell>
          <table:table-cell office:value-type="float" office:value="6334" calcext:value-type="float">
            <text:p>6334</text:p>
          </table:table-cell>
          <table:table-cell office:value-type="float" office:value="4678" calcext:value-type="float">
            <text:p>4678</text:p>
          </table:table-cell>
          <table:table-cell office:value-type="float" office:value="7476" calcext:value-type="float">
            <text:p>7476</text:p>
          </table:table-cell>
          <table:table-cell office:value-type="float" office:value="4963" calcext:value-type="float">
            <text:p>4963</text:p>
          </table:table-cell>
          <table:table-cell office:value-type="float" office:value="6735" calcext:value-type="float">
            <text:p>6735</text:p>
          </table:table-cell>
          <table:table-cell office:value-type="float" office:value="3096" calcext:value-type="float">
            <text:p>3096</text:p>
          </table:table-cell>
          <table:table-cell office:value-type="float" office:value="5860" calcext:value-type="float">
            <text:p>5860</text:p>
          </table:table-cell>
          <table:table-cell office:value-type="float" office:value="1405" calcext:value-type="float">
            <text:p>1405</text:p>
          </table:table-cell>
          <table:table-cell office:value-type="float" office:value="5127" calcext:value-type="float">
            <text:p>5127</text:p>
          </table:table-cell>
          <table:table-cell office:value-type="float" office:value="7269" calcext:value-type="float">
            <text:p>7269</text:p>
          </table:table-cell>
          <table:table-cell office:value-type="float" office:value="7793" calcext:value-type="float">
            <text:p>7793</text:p>
          </table:table-cell>
          <table:table-cell office:value-type="float" office:value="4738" calcext:value-type="float">
            <text:p>4738</text:p>
          </table:table-cell>
          <table:table-cell office:value-type="float" office:value="227" calcext:value-type="float">
            <text:p>227</text:p>
          </table:table-cell>
          <table:table-cell office:value-type="float" office:value="9168" calcext:value-type="float">
            <text:p>9168</text:p>
          </table:table-cell>
          <table:table-cell office:value-type="float" office:value="2996" calcext:value-type="float">
            <text:p>2996</text:p>
          </table:table-cell>
          <table:table-cell office:value-type="float" office:value="8928" calcext:value-type="float">
            <text:p>8928</text:p>
          </table:table-cell>
          <table:table-cell office:value-type="float" office:value="765" calcext:value-type="float">
            <text:p>765</text:p>
          </table:table-cell>
          <table:table-cell office:value-type="float" office:value="733" calcext:value-type="float">
            <text:p>733</text:p>
          </table:table-cell>
          <table:table-cell office:value-type="float" office:value="1276" calcext:value-type="float">
            <text:p>1276</text:p>
          </table:table-cell>
          <table:table-cell office:value-type="float" office:value="7677" calcext:value-type="float">
            <text:p>7677</text:p>
          </table:table-cell>
          <table:table-cell office:value-type="float" office:value="6258" calcext:value-type="float">
            <text:p>6258</text:p>
          </table:table-cell>
          <table:table-cell office:value-type="float" office:value="1528" calcext:value-type="float">
            <text:p>1528</text:p>
          </table:table-cell>
          <table:table-cell office:value-type="float" office:value="9558" calcext:value-type="float">
            <text:p>9558</text:p>
          </table:table-cell>
          <table:table-cell office:value-type="float" office:value="3329" calcext:value-type="float">
            <text:p>3329</text:p>
          </table:table-cell>
          <table:table-cell office:value-type="float" office:value="302" calcext:value-type="float">
            <text:p>302</text:p>
          </table:table-cell>
          <table:table-cell office:value-type="float" office:value="8901" calcext:value-type="float">
            <text:p>8901</text:p>
          </table:table-cell>
          <table:table-cell office:value-type="float" office:value="1422" calcext:value-type="float">
            <text:p>1422</text:p>
          </table:table-cell>
          <table:table-cell office:value-type="float" office:value="8277" calcext:value-type="float">
            <text:p>8277</text:p>
          </table:table-cell>
          <table:table-cell office:value-type="float" office:value="6340" calcext:value-type="float">
            <text:p>6340</text:p>
          </table:table-cell>
          <table:table-cell office:value-type="float" office:value="645" calcext:value-type="float">
            <text:p>645</text:p>
          </table:table-cell>
          <table:table-cell office:value-type="float" office:value="9125" calcext:value-type="float">
            <text:p>9125</text:p>
          </table:table-cell>
          <table:table-cell office:value-type="float" office:value="8869" calcext:value-type="float">
            <text:p>8869</text:p>
          </table:table-cell>
          <table:table-cell office:value-type="float" office:value="5952" calcext:value-type="float">
            <text:p>5952</text:p>
          </table:table-cell>
          <table:table-cell office:value-type="float" office:value="141" calcext:value-type="float">
            <text:p>141</text:p>
          </table:table-cell>
          <table:table-cell office:value-type="float" office:value="8141" calcext:value-type="float">
            <text:p>8141</text:p>
          </table:table-cell>
          <table:table-cell office:value-type="float" office:value="1816" calcext:value-type="float">
            <text:p>1816</text:p>
          </table:table-cell>
          <table:table-cell office:value-type="float" office:value="9635" calcext:value-type="float">
            <text:p>9635</text:p>
          </table:table-cell>
          <table:table-cell office:value-type="float" office:value="4025" calcext:value-type="float">
            <text:p>4025</text:p>
          </table:table-cell>
          <table:table-cell office:value-type="float" office:value="4184" calcext:value-type="float">
            <text:p>4184</text:p>
          </table:table-cell>
          <table:table-cell office:value-type="float" office:value="3093" calcext:value-type="float">
            <text:p>3093</text:p>
          </table:table-cell>
          <table:table-cell office:value-type="float" office:value="83" calcext:value-type="float">
            <text:p>83</text:p>
          </table:table-cell>
          <table:table-cell office:value-type="float" office:value="2344" calcext:value-type="float">
            <text:p>2344</text:p>
          </table:table-cell>
          <table:table-cell office:value-type="float" office:value="2747" calcext:value-type="float">
            <text:p>2747</text:p>
          </table:table-cell>
          <table:table-cell office:value-type="float" office:value="9352" calcext:value-type="float">
            <text:p>9352</text:p>
          </table:table-cell>
          <table:table-cell office:value-type="float" office:value="7966" calcext:value-type="float">
            <text:p>7966</text:p>
          </table:table-cell>
          <table:table-cell office:value-type="float" office:value="1206" calcext:value-type="float">
            <text:p>1206</text:p>
          </table:table-cell>
          <table:table-cell office:value-type="float" office:value="1126" calcext:value-type="float">
            <text:p>1126</text:p>
          </table:table-cell>
          <table:table-cell office:value-type="float" office:value="1826" calcext:value-type="float">
            <text:p>1826</text:p>
          </table:table-cell>
          <table:table-cell office:value-type="float" office:value="218" calcext:value-type="float">
            <text:p>218</text:p>
          </table:table-cell>
          <table:table-cell office:value-type="float" office:value="7939" calcext:value-type="float">
            <text:p>7939</text:p>
          </table:table-cell>
          <table:table-cell office:value-type="float" office:value="2957" calcext:value-type="float">
            <text:p>2957</text:p>
          </table:table-cell>
          <table:table-cell office:value-type="float" office:value="2729" calcext:value-type="float">
            <text:p>2729</text:p>
          </table:table-cell>
          <table:table-cell office:value-type="float" office:value="810" calcext:value-type="float">
            <text:p>810</text:p>
          </table:table-cell>
          <table:table-cell office:value-type="float" office:value="8752" calcext:value-type="float">
            <text:p>8752</text:p>
          </table:table-cell>
          <table:table-cell office:value-type="float" office:value="5247" calcext:value-type="float">
            <text:p>5247</text:p>
          </table:table-cell>
          <table:table-cell office:value-type="float" office:value="4174" calcext:value-type="float">
            <text:p>4174</text:p>
          </table:table-cell>
          <table:table-cell office:value-type="float" office:value="4038" calcext:value-type="float">
            <text:p>4038</text:p>
          </table:table-cell>
          <table:table-cell office:value-type="float" office:value="8884" calcext:value-type="float">
            <text:p>8884</text:p>
          </table:table-cell>
          <table:table-cell office:value-type="float" office:value="7899" calcext:value-type="float">
            <text:p>7899</text:p>
          </table:table-cell>
          <table:table-cell office:value-type="float" office:value="9567" calcext:value-type="float">
            <text:p>9567</text:p>
          </table:table-cell>
          <table:table-cell office:value-type="float" office:value="301" calcext:value-type="float">
            <text:p>301</text:p>
          </table:table-cell>
          <table:table-cell office:value-type="float" office:value="5265" calcext:value-type="float">
            <text:p>5265</text:p>
          </table:table-cell>
          <table:table-cell office:value-type="float" office:value="5752" calcext:value-type="float">
            <text:p>5752</text:p>
          </table:table-cell>
          <table:table-cell office:value-type="float" office:value="7524" calcext:value-type="float">
            <text:p>7524</text:p>
          </table:table-cell>
          <table:table-cell office:value-type="float" office:value="4381" calcext:value-type="float">
            <text:p>4381</text:p>
          </table:table-cell>
          <table:table-cell office:value-type="float" office:value="1669" calcext:value-type="float">
            <text:p>1669</text:p>
          </table:table-cell>
          <table:table-cell office:value-type="float" office:value="3106" calcext:value-type="float">
            <text:p>3106</text:p>
          </table:table-cell>
          <table:table-cell office:value-type="float" office:value="8270" calcext:value-type="float">
            <text:p>8270</text:p>
          </table:table-cell>
          <table:table-cell office:value-type="float" office:value="6228" calcext:value-type="float">
            <text:p>6228</text:p>
          </table:table-cell>
          <table:table-cell office:value-type="float" office:value="6373" calcext:value-type="float">
            <text:p>6373</text:p>
          </table:table-cell>
          <table:table-cell office:value-type="float" office:value="754" calcext:value-type="float">
            <text:p>754</text:p>
          </table:table-cell>
          <table:table-cell office:value-type="float" office:value="2547" calcext:value-type="float">
            <text:p>2547</text:p>
          </table:table-cell>
          <table:table-cell office:value-type="float" office:value="4240" calcext:value-type="float">
            <text:p>4240</text:p>
          </table:table-cell>
          <table:table-cell office:value-type="float" office:value="2313" calcext:value-type="float">
            <text:p>2313</text:p>
          </table:table-cell>
          <table:table-cell office:value-type="float" office:value="5514" calcext:value-type="float">
            <text:p>5514</text:p>
          </table:table-cell>
          <table:table-cell office:value-type="float" office:value="3022" calcext:value-type="float">
            <text:p>3022</text:p>
          </table:table-cell>
          <table:table-cell office:value-type="float" office:value="1040" calcext:value-type="float">
            <text:p>1040</text:p>
          </table:table-cell>
          <table:table-cell office:value-type="float" office:value="9738" calcext:value-type="float">
            <text:p>9738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8192" calcext:value-type="float">
            <text:p>8192</text:p>
          </table:table-cell>
          <table:table-cell office:value-type="float" office:value="1763" calcext:value-type="float">
            <text:p>1763</text:p>
          </table:table-cell>
          <table:table-cell office:value-type="float" office:value="1369" calcext:value-type="float">
            <text:p>1369</text:p>
          </table:table-cell>
          <table:table-cell office:value-type="float" office:value="8469" calcext:value-type="float">
            <text:p>8469</text:p>
          </table:table-cell>
          <table:table-cell office:value-type="float" office:value="8789" calcext:value-type="float">
            <text:p>8789</text:p>
          </table:table-cell>
          <table:table-cell office:value-type="float" office:value="4836" calcext:value-type="float">
            <text:p>4836</text:p>
          </table:table-cell>
          <table:table-cell office:value-type="float" office:value="52" calcext:value-type="float">
            <text:p>52</text:p>
          </table:table-cell>
          <table:table-cell office:value-type="float" office:value="1212" calcext:value-type="float">
            <text:p>1212</text:p>
          </table:table-cell>
          <table:table-cell office:value-type="float" office:value="6690" calcext:value-type="float">
            <text:p>6690</text:p>
          </table:table-cell>
          <table:table-cell office:value-type="float" office:value="5257" calcext:value-type="float">
            <text:p>5257</text:p>
          </table:table-cell>
          <table:table-cell office:value-type="float" office:value="8918" calcext:value-type="float">
            <text:p>8918</text:p>
          </table:table-cell>
          <table:table-cell office:value-type="float" office:value="6723" calcext:value-type="float">
            <text:p>6723</text:p>
          </table:table-cell>
          <table:table-cell office:value-type="float" office:value="6319" calcext:value-type="float">
            <text:p>6319</text:p>
          </table:table-cell>
          <table:table-cell office:value-type="float" office:value="378" calcext:value-type="float">
            <text:p>378</text:p>
          </table:table-cell>
          <table:table-cell office:value-type="float" office:value="4039" calcext:value-type="float">
            <text:p>4039</text:p>
          </table:table-cell>
          <table:table-cell office:value-type="float" office:value="2421" calcext:value-type="float">
            <text:p>2421</text:p>
          </table:table-cell>
          <table:table-cell office:value-type="float" office:value="8555" calcext:value-type="float">
            <text:p>8555</text:p>
          </table:table-cell>
          <table:table-cell office:value-type="float" office:value="8184" calcext:value-type="float">
            <text:p>8184</text:p>
          </table:table-cell>
          <table:table-cell office:value-type="float" office:value="9577" calcext:value-type="float">
            <text:p>9577</text:p>
          </table:table-cell>
          <table:table-cell office:value-type="float" office:value="1432" calcext:value-type="float">
            <text:p>1432</text:p>
          </table:table-cell>
          <table:table-cell office:value-type="float" office:value="7139" calcext:value-type="float">
            <text:p>7139</text:p>
          </table:table-cell>
          <table:table-cell office:value-type="float" office:value="8078" calcext:value-type="float">
            <text:p>8078</text:p>
          </table:table-cell>
          <table:table-cell office:value-type="float" office:value="5452" calcext:value-type="float">
            <text:p>5452</text:p>
          </table:table-cell>
          <table:table-cell office:value-type="float" office:value="9628" calcext:value-type="float">
            <text:p>9628</text:p>
          </table:table-cell>
          <table:table-cell office:value-type="float" office:value="7579" calcext:value-type="float">
            <text:p>7579</text:p>
          </table:table-cell>
          <table:table-cell office:value-type="float" office:value="4161" calcext:value-type="float">
            <text:p>4161</text:p>
          </table:table-cell>
          <table:table-cell office:value-type="float" office:value="7490" calcext:value-type="float">
            <text:p>7490</text:p>
          </table:table-cell>
          <table:table-cell office:value-type="float" office:value="5159" calcext:value-type="float">
            <text:p>5159</text:p>
          </table:table-cell>
          <table:table-cell office:value-type="float" office:value="8559" calcext:value-type="float">
            <text:p>8559</text:p>
          </table:table-cell>
          <table:table-cell office:value-type="float" office:value="1011" calcext:value-type="float">
            <text:p>1011</text:p>
          </table:table-cell>
          <table:table-cell office:value-type="float" office:value="81" calcext:value-type="float">
            <text:p>81</text:p>
          </table:table-cell>
          <table:table-cell office:value-type="float" office:value="478" calcext:value-type="float">
            <text:p>478</text:p>
          </table:table-cell>
          <table:table-cell office:value-type="float" office:value="5840" calcext:value-type="float">
            <text:p>5840</text:p>
          </table:table-cell>
          <table:table-cell office:value-type="float" office:value="1964" calcext:value-type="float">
            <text:p>1964</text:p>
          </table:table-cell>
          <table:table-cell office:value-type="float" office:value="1334" calcext:value-type="float">
            <text:p>1334</text:p>
          </table:table-cell>
          <table:table-cell office:value-type="float" office:value="6875" calcext:value-type="float">
            <text:p>6875</text:p>
          </table:table-cell>
          <table:table-cell office:value-type="float" office:value="8670" calcext:value-type="float">
            <text:p>8670</text:p>
          </table:table-cell>
          <table:table-cell office:value-type="float" office:value="9900" calcext:value-type="float">
            <text:p>9900</text:p>
          </table:table-cell>
          <table:table-cell office:value-type="float" office:value="739" calcext:value-type="float">
            <text:p>739</text:p>
          </table:table-cell>
          <table:table-cell office:value-type="float" office:value="1514" calcext:value-type="float">
            <text:p>1514</text:p>
          </table:table-cell>
          <table:table-cell office:value-type="float" office:value="8692" calcext:value-type="float">
            <text:p>8692</text:p>
          </table:table-cell>
          <table:table-cell office:value-type="float" office:value="522" calcext:value-type="float">
            <text:p>522</text:p>
          </table:table-cell>
          <table:table-cell office:value-type="float" office:value="9316" calcext:value-type="float">
            <text:p>9316</text:p>
          </table:table-cell>
          <table:table-cell office:value-type="float" office:value="6955" calcext:value-type="float">
            <text:p>6955</text:p>
          </table:table-cell>
          <table:table-cell office:value-type="float" office:value="1345" calcext:value-type="float">
            <text:p>1345</text:p>
          </table:table-cell>
          <table:table-cell office:value-type="float" office:value="8132" calcext:value-type="float">
            <text:p>8132</text:p>
          </table:table-cell>
          <table:table-cell office:value-type="float" office:value="2277" calcext:value-type="float">
            <text:p>2277</text:p>
          </table:table-cell>
          <table:table-cell office:value-type="float" office:value="3193" calcext:value-type="float">
            <text:p>3193</text:p>
          </table:table-cell>
          <table:table-cell office:value-type="float" office:value="9773" calcext:value-type="float">
            <text:p>9773</text:p>
          </table:table-cell>
          <table:table-cell office:value-type="float" office:value="3923" calcext:value-type="float">
            <text:p>3923</text:p>
          </table:table-cell>
          <table:table-cell office:value-type="float" office:value="4177" calcext:value-type="float">
            <text:p>4177</text:p>
          </table:table-cell>
          <table:table-cell office:value-type="float" office:value="2183" calcext:value-type="float">
            <text:p>2183</text:p>
          </table:table-cell>
          <table:table-cell office:value-type="float" office:value="1236" calcext:value-type="float">
            <text:p>1236</text:p>
          </table:table-cell>
          <table:table-cell office:value-type="float" office:value="6747" calcext:value-type="float">
            <text:p>6747</text:p>
          </table:table-cell>
          <table:table-cell office:value-type="float" office:value="6575" calcext:value-type="float">
            <text:p>6575</text:p>
          </table:table-cell>
          <table:table-cell office:value-type="float" office:value="4874" calcext:value-type="float">
            <text:p>4874</text:p>
          </table:table-cell>
          <table:table-cell office:value-type="float" office:value="6003" calcext:value-type="float">
            <text:p>6003</text:p>
          </table:table-cell>
          <table:table-cell office:value-type="float" office:value="6409" calcext:value-type="float">
            <text:p>6409</text:p>
          </table:table-cell>
          <table:table-cell office:value-type="float" office:value="8187" calcext:value-type="float">
            <text:p>8187</text:p>
          </table:table-cell>
          <table:table-cell office:value-type="float" office:value="745" calcext:value-type="float">
            <text:p>745</text:p>
          </table:table-cell>
          <table:table-cell office:value-type="float" office:value="8776" calcext:value-type="float">
            <text:p>8776</text:p>
          </table:table-cell>
          <table:table-cell office:value-type="float" office:value="9440" calcext:value-type="float">
            <text:p>9440</text:p>
          </table:table-cell>
          <table:table-cell office:value-type="float" office:value="7543" calcext:value-type="float">
            <text:p>7543</text:p>
          </table:table-cell>
          <table:table-cell office:value-type="float" office:value="9825" calcext:value-type="float">
            <text:p>9825</text:p>
          </table:table-cell>
          <table:table-cell office:value-type="float" office:value="2582" calcext:value-type="float">
            <text:p>2582</text:p>
          </table:table-cell>
          <table:table-cell office:value-type="float" office:value="7381" calcext:value-type="float">
            <text:p>7381</text:p>
          </table:table-cell>
          <table:table-cell office:value-type="float" office:value="8147" calcext:value-type="float">
            <text:p>8147</text:p>
          </table:table-cell>
          <table:table-cell office:value-type="float" office:value="7236" calcext:value-type="float">
            <text:p>7236</text:p>
          </table:table-cell>
          <table:table-cell office:value-type="float" office:value="5185" calcext:value-type="float">
            <text:p>5185</text:p>
          </table:table-cell>
          <table:table-cell office:value-type="float" office:value="7564" calcext:value-type="float">
            <text:p>7564</text:p>
          </table:table-cell>
          <table:table-cell office:value-type="float" office:value="6125" calcext:value-type="float">
            <text:p>6125</text:p>
          </table:table-cell>
          <table:table-cell office:value-type="float" office:value="218" calcext:value-type="float">
            <text:p>218</text:p>
          </table:table-cell>
          <table:table-cell office:value-type="float" office:value="7991" calcext:value-type="float">
            <text:p>7991</text:p>
          </table:table-cell>
          <table:table-cell office:value-type="float" office:value="6394" calcext:value-type="float">
            <text:p>6394</text:p>
          </table:table-cell>
          <table:table-cell office:value-type="float" office:value="391" calcext:value-type="float">
            <text:p>391</text:p>
          </table:table-cell>
          <table:table-cell office:value-type="float" office:value="7659" calcext:value-type="float">
            <text:p>7659</text:p>
          </table:table-cell>
          <table:table-cell office:value-type="float" office:value="7456" calcext:value-type="float">
            <text:p>7456</text:p>
          </table:table-cell>
          <table:table-cell office:value-type="float" office:value="5128" calcext:value-type="float">
            <text:p>5128</text:p>
          </table:table-cell>
          <table:table-cell office:value-type="float" office:value="5294" calcext:value-type="float">
            <text:p>5294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8992" calcext:value-type="float">
            <text:p>8992</text:p>
          </table:table-cell>
          <table:table-cell office:value-type="float" office:value="8160" calcext:value-type="float">
            <text:p>8160</text:p>
          </table:table-cell>
          <table:table-cell office:value-type="float" office:value="5782" calcext:value-type="float">
            <text:p>5782</text:p>
          </table:table-cell>
          <table:table-cell office:value-type="float" office:value="4420" calcext:value-type="float">
            <text:p>4420</text:p>
          </table:table-cell>
          <table:table-cell office:value-type="float" office:value="3371" calcext:value-type="float">
            <text:p>3371</text:p>
          </table:table-cell>
          <table:table-cell office:value-type="float" office:value="3798" calcext:value-type="float">
            <text:p>3798</text:p>
          </table:table-cell>
          <table:table-cell office:value-type="float" office:value="5054" calcext:value-type="float">
            <text:p>5054</text:p>
          </table:table-cell>
          <table:table-cell office:value-type="float" office:value="552" calcext:value-type="float">
            <text:p>552</text:p>
          </table:table-cell>
          <table:table-cell office:value-type="float" office:value="5631" calcext:value-type="float">
            <text:p>5631</text:p>
          </table:table-cell>
          <table:table-cell office:value-type="float" office:value="7546" calcext:value-type="float">
            <text:p>7546</text:p>
          </table:table-cell>
          <table:table-cell office:value-type="float" office:value="4716" calcext:value-type="float">
            <text:p>4716</text:p>
          </table:table-cell>
          <table:table-cell office:value-type="float" office:value="1332" calcext:value-type="float">
            <text:p>1332</text:p>
          </table:table-cell>
          <table:table-cell office:value-type="float" office:value="6486" calcext:value-type="float">
            <text:p>6486</text:p>
          </table:table-cell>
          <table:table-cell office:value-type="float" office:value="7892" calcext:value-type="float">
            <text:p>7892</text:p>
          </table:table-cell>
          <table:table-cell office:value-type="float" office:value="7441" calcext:value-type="float">
            <text:p>7441</text:p>
          </table:table-cell>
          <table:table-cell office:value-type="float" office:value="4370" calcext:value-type="float">
            <text:p>4370</text:p>
          </table:table-cell>
          <table:table-cell office:value-type="float" office:value="6231" calcext:value-type="float">
            <text:p>6231</text:p>
          </table:table-cell>
          <table:table-cell office:value-type="float" office:value="4579" calcext:value-type="float">
            <text:p>4579</text:p>
          </table:table-cell>
          <table:table-cell office:value-type="float" office:value="2121" calcext:value-type="float">
            <text:p>2121</text:p>
          </table:table-cell>
          <table:table-cell office:value-type="float" office:value="8615" calcext:value-type="float">
            <text:p>8615</text:p>
          </table:table-cell>
          <table:table-cell office:value-type="float" office:value="1145" calcext:value-type="float">
            <text:p>1145</text:p>
          </table:table-cell>
          <table:table-cell office:value-type="float" office:value="9391" calcext:value-type="float">
            <text:p>9391</text:p>
          </table:table-cell>
          <table:table-cell office:value-type="float" office:value="1524" calcext:value-type="float">
            <text:p>1524</text:p>
          </table:table-cell>
          <table:table-cell office:value-type="float" office:value="1385" calcext:value-type="float">
            <text:p>1385</text:p>
          </table:table-cell>
          <table:table-cell office:value-type="float" office:value="2400" calcext:value-type="float">
            <text:p>2400</text:p>
          </table:table-cell>
          <table:table-cell office:value-type="float" office:value="9437" calcext:value-type="float">
            <text:p>9437</text:p>
          </table:table-cell>
          <table:table-cell office:value-type="float" office:value="2454" calcext:value-type="float">
            <text:p>2454</text:p>
          </table:table-cell>
          <table:table-cell office:value-type="float" office:value="7896" calcext:value-type="float">
            <text:p>7896</text:p>
          </table:table-cell>
          <table:table-cell office:value-type="float" office:value="7467" calcext:value-type="float">
            <text:p>7467</text:p>
          </table:table-cell>
          <table:table-cell office:value-type="float" office:value="2928" calcext:value-type="float">
            <text:p>2928</text:p>
          </table:table-cell>
          <table:table-cell office:value-type="float" office:value="8400" calcext:value-type="float">
            <text:p>8400</text:p>
          </table:table-cell>
          <table:table-cell office:value-type="float" office:value="3299" calcext:value-type="float">
            <text:p>3299</text:p>
          </table:table-cell>
          <table:table-cell office:value-type="float" office:value="4025" calcext:value-type="float">
            <text:p>4025</text:p>
          </table:table-cell>
          <table:table-cell office:value-type="float" office:value="7458" calcext:value-type="float">
            <text:p>7458</text:p>
          </table:table-cell>
          <table:table-cell office:value-type="float" office:value="4703" calcext:value-type="float">
            <text:p>4703</text:p>
          </table:table-cell>
          <table:table-cell office:value-type="float" office:value="7206" calcext:value-type="float">
            <text:p>7206</text:p>
          </table:table-cell>
          <table:table-cell office:value-type="float" office:value="6358" calcext:value-type="float">
            <text:p>6358</text:p>
          </table:table-cell>
          <table:table-cell office:value-type="float" office:value="792" calcext:value-type="float">
            <text:p>792</text:p>
          </table:table-cell>
          <table:table-cell office:value-type="float" office:value="6200" calcext:value-type="float">
            <text:p>6200</text:p>
          </table:table-cell>
          <table:table-cell office:value-type="float" office:value="725" calcext:value-type="float">
            <text:p>725</text:p>
          </table:table-cell>
          <table:table-cell office:value-type="float" office:value="4275" calcext:value-type="float">
            <text:p>4275</text:p>
          </table:table-cell>
          <table:table-cell office:value-type="float" office:value="4136" calcext:value-type="float">
            <text:p>4136</text:p>
          </table:table-cell>
          <table:table-cell office:value-type="float" office:value="7390" calcext:value-type="float">
            <text:p>7390</text:p>
          </table:table-cell>
          <table:table-cell office:value-type="float" office:value="5984" calcext:value-type="float">
            <text:p>5984</text:p>
          </table:table-cell>
          <table:table-cell office:value-type="float" office:value="4502" calcext:value-type="float">
            <text:p>4502</text:p>
          </table:table-cell>
          <table:table-cell office:value-type="float" office:value="7929" calcext:value-type="float">
            <text:p>7929</text:p>
          </table:table-cell>
          <table:table-cell office:value-type="float" office:value="5085" calcext:value-type="float">
            <text:p>5085</text:p>
          </table:table-cell>
          <table:table-cell office:value-type="float" office:value="8176" calcext:value-type="float">
            <text:p>8176</text:p>
          </table:table-cell>
          <table:table-cell office:value-type="float" office:value="4600" calcext:value-type="float">
            <text:p>4600</text:p>
          </table:table-cell>
          <table:table-cell office:value-type="float" office:value="119" calcext:value-type="float">
            <text:p>119</text:p>
          </table:table-cell>
          <table:table-cell office:value-type="float" office:value="3568" calcext:value-type="float">
            <text:p>3568</text:p>
          </table:table-cell>
          <table:table-cell office:value-type="float" office:value="76" calcext:value-type="float">
            <text:p>76</text:p>
          </table:table-cell>
          <table:table-cell office:value-type="float" office:value="9363" calcext:value-type="float">
            <text:p>9363</text:p>
          </table:table-cell>
          <table:table-cell office:value-type="float" office:value="6943" calcext:value-type="float">
            <text:p>6943</text:p>
          </table:table-cell>
          <table:table-cell office:value-type="float" office:value="2248" calcext:value-type="float">
            <text:p>2248</text:p>
          </table:table-cell>
          <table:table-cell office:value-type="float" office:value="9077" calcext:value-type="float">
            <text:p>9077</text:p>
          </table:table-cell>
          <table:table-cell office:value-type="float" office:value="9731" calcext:value-type="float">
            <text:p>9731</text:p>
          </table:table-cell>
          <table:table-cell office:value-type="float" office:value="6213" calcext:value-type="float">
            <text:p>6213</text:p>
          </table:table-cell>
          <table:table-cell office:value-type="float" office:value="5817" calcext:value-type="float">
            <text:p>5817</text:p>
          </table:table-cell>
          <table:table-cell office:value-type="float" office:value="6729" calcext:value-type="float">
            <text:p>6729</text:p>
          </table:table-cell>
          <table:table-cell office:value-type="float" office:value="4190" calcext:value-type="float">
            <text:p>4190</text:p>
          </table:table-cell>
          <table:table-cell office:value-type="float" office:value="3092" calcext:value-type="float">
            <text:p>3092</text:p>
          </table:table-cell>
          <table:table-cell office:value-type="float" office:value="6910" calcext:value-type="float">
            <text:p>6910</text:p>
          </table:table-cell>
          <table:table-cell office:value-type="float" office:value="759" calcext:value-type="float">
            <text:p>759</text:p>
          </table:table-cell>
          <table:table-cell office:value-type="float" office:value="2682" calcext:value-type="float">
            <text:p>2682</text:p>
          </table:table-cell>
          <table:table-cell office:value-type="float" office:value="8380" calcext:value-type="float">
            <text:p>8380</text:p>
          </table:table-cell>
          <table:table-cell office:value-type="float" office:value="1254" calcext:value-type="float">
            <text:p>1254</text:p>
          </table:table-cell>
          <table:table-cell office:value-type="float" office:value="9604" calcext:value-type="float">
            <text:p>9604</text:p>
          </table:table-cell>
          <table:table-cell office:value-type="float" office:value="3011" calcext:value-type="float">
            <text:p>3011</text:p>
          </table:table-cell>
          <table:table-cell office:value-type="float" office:value="9291" calcext:value-type="float">
            <text:p>9291</text:p>
          </table:table-cell>
          <table:table-cell office:value-type="float" office:value="5329" calcext:value-type="float">
            <text:p>5329</text:p>
          </table:table-cell>
          <table:table-cell office:value-type="float" office:value="9453" calcext:value-type="float">
            <text:p>9453</text:p>
          </table:table-cell>
          <table:table-cell office:value-type="float" office:value="9746" calcext:value-type="float">
            <text:p>9746</text:p>
          </table:table-cell>
          <table:table-cell office:value-type="float" office:value="2739" calcext:value-type="float">
            <text:p>2739</text:p>
          </table:table-cell>
          <table:table-cell office:value-type="float" office:value="6522" calcext:value-type="float">
            <text:p>6522</text:p>
          </table:table-cell>
          <table:table-cell office:value-type="float" office:value="3765" calcext:value-type="float">
            <text:p>3765</text:p>
          </table:table-cell>
          <table:table-cell office:value-type="float" office:value="5634" calcext:value-type="float">
            <text:p>5634</text:p>
          </table:table-cell>
          <table:table-cell office:value-type="float" office:value="1113" calcext:value-type="float">
            <text:p>1113</text:p>
          </table:table-cell>
          <table:table-cell office:value-type="float" office:value="5789" calcext:value-type="float">
            <text:p>5789</text:p>
          </table:table-cell>
        </table:table-row>
        <table:table-row table:style-name="ro1">
          <table:table-cell table:style-name="ce3" office:value-type="float" office:value="5304" calcext:value-type="float">
            <text:p>5304</text:p>
          </table:table-cell>
          <table:table-cell table:style-name="ce5" office:value-type="float" office:value="5499" calcext:value-type="float">
            <text:p>5499</text:p>
          </table:table-cell>
          <table:table-cell table:style-name="ce5" office:value-type="float" office:value="564" calcext:value-type="float">
            <text:p>564</text:p>
          </table:table-cell>
          <table:table-cell table:style-name="ce5" office:value-type="float" office:value="2801" calcext:value-type="float">
            <text:p>2801</text:p>
          </table:table-cell>
          <table:table-cell table:style-name="ce5" office:value-type="float" office:value="679" calcext:value-type="float">
            <text:p>679</text:p>
          </table:table-cell>
          <table:table-cell table:style-name="ce5" office:value-type="float" office:value="2653" calcext:value-type="float">
            <text:p>2653</text:p>
          </table:table-cell>
          <table:table-cell table:style-name="ce5" office:value-type="float" office:value="1783" calcext:value-type="float">
            <text:p>1783</text:p>
          </table:table-cell>
          <table:table-cell table:style-name="ce5" office:value-type="float" office:value="3608" calcext:value-type="float">
            <text:p>3608</text:p>
          </table:table-cell>
          <table:table-cell table:style-name="ce5" office:value-type="float" office:value="7359" calcext:value-type="float">
            <text:p>7359</text:p>
          </table:table-cell>
          <table:table-cell table:style-name="ce5" office:value-type="float" office:value="7797" calcext:value-type="float">
            <text:p>7797</text:p>
          </table:table-cell>
          <table:table-cell table:style-name="ce5" office:value-type="float" office:value="3284" calcext:value-type="float">
            <text:p>3284</text:p>
          </table:table-cell>
          <table:table-cell table:style-name="ce5" office:value-type="float" office:value="796" calcext:value-type="float">
            <text:p>796</text:p>
          </table:table-cell>
          <table:table-cell table:style-name="ce5" office:value-type="float" office:value="3222" calcext:value-type="float">
            <text:p>3222</text:p>
          </table:table-cell>
          <table:table-cell table:style-name="ce5" office:value-type="float" office:value="437" calcext:value-type="float">
            <text:p>437</text:p>
          </table:table-cell>
          <table:table-cell table:style-name="ce5" office:value-type="float" office:value="7185" calcext:value-type="float">
            <text:p>7185</text:p>
          </table:table-cell>
          <table:table-cell table:style-name="ce5" office:value-type="float" office:value="6135" calcext:value-type="float">
            <text:p>6135</text:p>
          </table:table-cell>
          <table:table-cell table:style-name="ce5" office:value-type="float" office:value="8571" calcext:value-type="float">
            <text:p>8571</text:p>
          </table:table-cell>
          <table:table-cell table:style-name="ce5" office:value-type="float" office:value="2778" calcext:value-type="float">
            <text:p>2778</text:p>
          </table:table-cell>
          <table:table-cell table:style-name="ce5" office:value-type="float" office:value="7488" calcext:value-type="float">
            <text:p>7488</text:p>
          </table:table-cell>
          <table:table-cell table:style-name="ce5" office:value-type="float" office:value="5746" calcext:value-type="float">
            <text:p>5746</text:p>
          </table:table-cell>
          <table:table-cell table:style-name="ce5" office:value-type="float" office:value="678" calcext:value-type="float">
            <text:p>678</text:p>
          </table:table-cell>
          <table:table-cell table:style-name="ce5" office:value-type="float" office:value="6140" calcext:value-type="float">
            <text:p>6140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7750" calcext:value-type="float">
            <text:p>7750</text:p>
          </table:table-cell>
          <table:table-cell table:style-name="ce5" office:value-type="float" office:value="803" calcext:value-type="float">
            <text:p>803</text:p>
          </table:table-cell>
          <table:table-cell table:style-name="ce5" office:value-type="float" office:value="9859" calcext:value-type="float">
            <text:p>9859</text:p>
          </table:table-cell>
          <table:table-cell table:style-name="ce5" office:value-type="float" office:value="9918" calcext:value-type="float">
            <text:p>9918</text:p>
          </table:table-cell>
          <table:table-cell table:style-name="ce5" office:value-type="float" office:value="2425" calcext:value-type="float">
            <text:p>2425</text:p>
          </table:table-cell>
          <table:table-cell table:style-name="ce5" office:value-type="float" office:value="3734" calcext:value-type="float">
            <text:p>3734</text:p>
          </table:table-cell>
          <table:table-cell table:style-name="ce5" office:value-type="float" office:value="2698" calcext:value-type="float">
            <text:p>2698</text:p>
          </table:table-cell>
          <table:table-cell table:style-name="ce5" office:value-type="float" office:value="9005" calcext:value-type="float">
            <text:p>9005</text:p>
          </table:table-cell>
          <table:table-cell table:style-name="ce5" office:value-type="float" office:value="4864" calcext:value-type="float">
            <text:p>4864</text:p>
          </table:table-cell>
          <table:table-cell table:style-name="ce5" office:value-type="float" office:value="9818" calcext:value-type="float">
            <text:p>9818</text:p>
          </table:table-cell>
          <table:table-cell table:style-name="ce5" office:value-type="float" office:value="6743" calcext:value-type="float">
            <text:p>6743</text:p>
          </table:table-cell>
          <table:table-cell table:style-name="ce5" office:value-type="float" office:value="2475" calcext:value-type="float">
            <text:p>2475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9486" calcext:value-type="float">
            <text:p>9486</text:p>
          </table:table-cell>
          <table:table-cell table:style-name="ce5" office:value-type="float" office:value="3825" calcext:value-type="float">
            <text:p>3825</text:p>
          </table:table-cell>
          <table:table-cell table:style-name="ce5" office:value-type="float" office:value="5472" calcext:value-type="float">
            <text:p>5472</text:p>
          </table:table-cell>
          <table:table-cell table:style-name="ce5" office:value-type="float" office:value="919" calcext:value-type="float">
            <text:p>919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4411" calcext:value-type="float">
            <text:p>4411</text:p>
          </table:table-cell>
          <table:table-cell table:style-name="ce5" office:value-type="float" office:value="7213" calcext:value-type="float">
            <text:p>7213</text:p>
          </table:table-cell>
          <table:table-cell table:style-name="ce5" office:value-type="float" office:value="7699" calcext:value-type="float">
            <text:p>7699</text:p>
          </table:table-cell>
          <table:table-cell table:style-name="ce5" office:value-type="float" office:value="6435" calcext:value-type="float">
            <text:p>6435</text:p>
          </table:table-cell>
          <table:table-cell table:style-name="ce5" office:value-type="float" office:value="9019" calcext:value-type="float">
            <text:p>9019</text:p>
          </table:table-cell>
          <table:table-cell table:style-name="ce5" office:value-type="float" office:value="6769" calcext:value-type="float">
            <text:p>6769</text:p>
          </table:table-cell>
          <table:table-cell table:style-name="ce5" office:value-type="float" office:value="1388" calcext:value-type="float">
            <text:p>1388</text:p>
          </table:table-cell>
          <table:table-cell table:style-name="ce5" office:value-type="float" office:value="802" calcext:value-type="float">
            <text:p>802</text:p>
          </table:table-cell>
          <table:table-cell table:style-name="ce5" office:value-type="float" office:value="2124" calcext:value-type="float">
            <text:p>2124</text:p>
          </table:table-cell>
          <table:table-cell table:style-name="ce5" office:value-type="float" office:value="1345" calcext:value-type="float">
            <text:p>1345</text:p>
          </table:table-cell>
          <table:table-cell table:style-name="ce5" office:value-type="float" office:value="8493" calcext:value-type="float">
            <text:p>8493</text:p>
          </table:table-cell>
          <table:table-cell table:style-name="ce5" office:value-type="float" office:value="9487" calcext:value-type="float">
            <text:p>9487</text:p>
          </table:table-cell>
          <table:table-cell table:style-name="ce5" office:value-type="float" office:value="8558" calcext:value-type="float">
            <text:p>8558</text:p>
          </table:table-cell>
          <table:table-cell table:style-name="ce5" office:value-type="float" office:value="7061" calcext:value-type="float">
            <text:p>7061</text:p>
          </table:table-cell>
          <table:table-cell table:style-name="ce5" office:value-type="float" office:value="8777" calcext:value-type="float">
            <text:p>8777</text:p>
          </table:table-cell>
          <table:table-cell table:style-name="ce5" office:value-type="float" office:value="8833" calcext:value-type="float">
            <text:p>8833</text:p>
          </table:table-cell>
          <table:table-cell table:style-name="ce5" office:value-type="float" office:value="2427" calcext:value-type="float">
            <text:p>2427</text:p>
          </table:table-cell>
          <table:table-cell table:style-name="ce5" office:value-type="float" office:value="2238" calcext:value-type="float">
            <text:p>2238</text:p>
          </table:table-cell>
          <table:table-cell table:style-name="ce5" office:value-type="float" office:value="5409" calcext:value-type="float">
            <text:p>5409</text:p>
          </table:table-cell>
          <table:table-cell table:style-name="ce5" office:value-type="float" office:value="4957" calcext:value-type="float">
            <text:p>4957</text:p>
          </table:table-cell>
          <table:table-cell table:style-name="ce5" office:value-type="float" office:value="8503" calcext:value-type="float">
            <text:p>8503</text:p>
          </table:table-cell>
          <table:table-cell table:style-name="ce5" office:value-type="float" office:value="3171" calcext:value-type="float">
            <text:p>3171</text:p>
          </table:table-cell>
          <table:table-cell table:style-name="ce5" office:value-type="float" office:value="7622" calcext:value-type="float">
            <text:p>7622</text:p>
          </table:table-cell>
          <table:table-cell table:style-name="ce5" office:value-type="float" office:value="5779" calcext:value-type="float">
            <text:p>5779</text:p>
          </table:table-cell>
          <table:table-cell table:style-name="ce5" office:value-type="float" office:value="6145" calcext:value-type="float">
            <text:p>6145</text:p>
          </table:table-cell>
          <table:table-cell table:style-name="ce5" office:value-type="float" office:value="2417" calcext:value-type="float">
            <text:p>2417</text:p>
          </table:table-cell>
          <table:table-cell table:style-name="ce5" office:value-type="float" office:value="5873" calcext:value-type="float">
            <text:p>5873</text:p>
          </table:table-cell>
          <table:table-cell table:style-name="ce5" office:value-type="float" office:value="5563" calcext:value-type="float">
            <text:p>5563</text:p>
          </table:table-cell>
          <table:table-cell table:style-name="ce5" office:value-type="float" office:value="5693" calcext:value-type="float">
            <text:p>5693</text:p>
          </table:table-cell>
          <table:table-cell table:style-name="ce5" office:value-type="float" office:value="9574" calcext:value-type="float">
            <text:p>9574</text:p>
          </table:table-cell>
          <table:table-cell table:style-name="ce5" office:value-type="float" office:value="9491" calcext:value-type="float">
            <text:p>9491</text:p>
          </table:table-cell>
          <table:table-cell table:style-name="ce5" office:value-type="float" office:value="1937" calcext:value-type="float">
            <text:p>1937</text:p>
          </table:table-cell>
          <table:table-cell table:style-name="ce5" office:value-type="float" office:value="7384" calcext:value-type="float">
            <text:p>7384</text:p>
          </table:table-cell>
          <table:table-cell table:style-name="ce5" office:value-type="float" office:value="4563" calcext:value-type="float">
            <text:p>4563</text:p>
          </table:table-cell>
          <table:table-cell table:style-name="ce5" office:value-type="float" office:value="6842" calcext:value-type="float">
            <text:p>6842</text:p>
          </table:table-cell>
          <table:table-cell table:style-name="ce5" office:value-type="float" office:value="5432" calcext:value-type="float">
            <text:p>5432</text:p>
          </table:table-cell>
          <table:table-cell table:style-name="ce5" office:value-type="float" office:value="2751" calcext:value-type="float">
            <text:p>2751</text:p>
          </table:table-cell>
          <table:table-cell table:style-name="ce5" office:value-type="float" office:value="3406" calcext:value-type="float">
            <text:p>3406</text:p>
          </table:table-cell>
          <table:table-cell table:style-name="ce9" office:value-type="float" office:value="7981" calcext:value-type="float">
            <text:p>7981</text:p>
          </table:table-cell>
        </table:table-row>
        <table:table-row table:style-name="ro1">
          <table:table-cell table:style-name="Default" office:value-type="string" calcext:value-type="string">
            <text:p>DP down/right first</text:p>
          </table:table-cell>
          <table:table-cell table:number-columns-repeated="78"/>
          <table:table-cell table:style-name="Default"/>
        </table:table-row>
        <table:table-row table:style-name="ro1">
          <table:table-cell table:style-name="ce1" table:formula="of:=[.A2]+MIN([.A84];[.B164])" office:value-type="float" office:value="268887" calcext:value-type="float">
            <text:p>268887</text:p>
          </table:table-cell>
          <table:table-cell table:style-name="ce4" table:formula="of:=[.B2]+MIN([.B84];[.C164])" office:value-type="float" office:value="264705" calcext:value-type="float">
            <text:p>264705</text:p>
          </table:table-cell>
          <table:table-cell table:style-name="ce4" table:formula="of:=[.C2]+MIN([.C84];[.D164])" office:value-type="float" office:value="262008" calcext:value-type="float">
            <text:p>262008</text:p>
          </table:table-cell>
          <table:table-cell table:style-name="ce4" table:formula="of:=[.D2]+MIN([.D84];[.E164])" office:value-type="float" office:value="256893" calcext:value-type="float">
            <text:p>256893</text:p>
          </table:table-cell>
          <table:table-cell table:style-name="ce4" table:formula="of:=[.E2]+MIN([.E84];[.F164])" office:value-type="float" office:value="256175" calcext:value-type="float">
            <text:p>256175</text:p>
          </table:table-cell>
          <table:table-cell table:style-name="ce4" table:formula="of:=[.F2]+MIN([.F84];[.G164])" office:value-type="float" office:value="253966" calcext:value-type="float">
            <text:p>253966</text:p>
          </table:table-cell>
          <table:table-cell table:style-name="ce4" table:formula="of:=[.G2]+MIN([.G84];[.H164])" office:value-type="float" office:value="251754" calcext:value-type="float">
            <text:p>251754</text:p>
          </table:table-cell>
          <table:table-cell table:style-name="ce4" table:formula="of:=[.H2]+MIN([.H84];[.I164])" office:value-type="float" office:value="254005" calcext:value-type="float">
            <text:p>254005</text:p>
          </table:table-cell>
          <table:table-cell table:style-name="ce4" table:formula="of:=[.I2]+MIN([.I84];[.J164])" office:value-type="float" office:value="253031" calcext:value-type="float">
            <text:p>253031</text:p>
          </table:table-cell>
          <table:table-cell table:style-name="ce4" table:formula="of:=[.J2]+MIN([.J84];[.K164])" office:value-type="float" office:value="251895" calcext:value-type="float">
            <text:p>251895</text:p>
          </table:table-cell>
          <table:table-cell table:style-name="ce4" table:formula="of:=[.K2]+MIN([.K84];[.L164])" office:value-type="float" office:value="245712" calcext:value-type="float">
            <text:p>245712</text:p>
          </table:table-cell>
          <table:table-cell table:style-name="ce4" table:formula="of:=[.L2]+MIN([.L84];[.M164])" office:value-type="float" office:value="240816" calcext:value-type="float">
            <text:p>240816</text:p>
          </table:table-cell>
          <table:table-cell table:style-name="ce4" table:formula="of:=[.M2]+MIN([.M84];[.N164])" office:value-type="float" office:value="241758" calcext:value-type="float">
            <text:p>241758</text:p>
          </table:table-cell>
          <table:table-cell table:style-name="ce4" table:formula="of:=[.N2]+MIN([.N84];[.O164])" office:value-type="float" office:value="232884" calcext:value-type="float">
            <text:p>232884</text:p>
          </table:table-cell>
          <table:table-cell table:style-name="ce4" table:formula="of:=[.O2]+MIN([.O84];[.P164])" office:value-type="float" office:value="228694" calcext:value-type="float">
            <text:p>228694</text:p>
          </table:table-cell>
          <table:table-cell table:style-name="ce4" table:formula="of:=[.P2]+MIN([.P84];[.Q164])" office:value-type="float" office:value="224909" calcext:value-type="float">
            <text:p>224909</text:p>
          </table:table-cell>
          <table:table-cell table:style-name="ce4" table:formula="of:=[.Q2]+MIN([.Q84];[.R164])" office:value-type="float" office:value="235542" calcext:value-type="float">
            <text:p>235542</text:p>
          </table:table-cell>
          <table:table-cell table:style-name="ce4" table:formula="of:=[.R2]+MIN([.R84];[.S164])" office:value-type="float" office:value="228948" calcext:value-type="float">
            <text:p>228948</text:p>
          </table:table-cell>
          <table:table-cell table:style-name="ce4" table:formula="of:=[.S2]+MIN([.S84];[.T164])" office:value-type="float" office:value="221144" calcext:value-type="float">
            <text:p>221144</text:p>
          </table:table-cell>
          <table:table-cell table:style-name="ce4" table:formula="of:=[.T2]+MIN([.T84];[.U164])" office:value-type="float" office:value="212007" calcext:value-type="float">
            <text:p>212007</text:p>
          </table:table-cell>
          <table:table-cell table:style-name="ce4" table:formula="of:=[.U2]+MIN([.U84];[.V164])" office:value-type="float" office:value="220052" calcext:value-type="float">
            <text:p>220052</text:p>
          </table:table-cell>
          <table:table-cell table:style-name="ce4" table:formula="of:=[.V2]+MIN([.V84];[.W164])" office:value-type="float" office:value="213872" calcext:value-type="float">
            <text:p>213872</text:p>
          </table:table-cell>
          <table:table-cell table:style-name="ce4" table:formula="of:=[.W2]+MIN([.W84];[.X164])" office:value-type="float" office:value="211059" calcext:value-type="float">
            <text:p>211059</text:p>
          </table:table-cell>
          <table:table-cell table:style-name="ce4" table:formula="of:=[.X2]+MIN([.X84];[.Y164])" office:value-type="float" office:value="206250" calcext:value-type="float">
            <text:p>206250</text:p>
          </table:table-cell>
          <table:table-cell table:style-name="ce4" table:formula="of:=[.Y2]+MIN([.Y84];[.Z164])" office:value-type="float" office:value="201895" calcext:value-type="float">
            <text:p>201895</text:p>
          </table:table-cell>
          <table:table-cell table:style-name="ce4" table:formula="of:=[.Z2]+MIN([.Z84];[.AA164])" office:value-type="float" office:value="197739" calcext:value-type="float">
            <text:p>197739</text:p>
          </table:table-cell>
          <table:table-cell table:style-name="ce4" table:formula="of:=[.AA2]+MIN([.AA84];[.AB164])" office:value-type="float" office:value="189822" calcext:value-type="float">
            <text:p>189822</text:p>
          </table:table-cell>
          <table:table-cell table:style-name="ce4" table:formula="of:=[.AB2]+MIN([.AB84];[.AC164])" office:value-type="float" office:value="181995" calcext:value-type="float">
            <text:p>181995</text:p>
          </table:table-cell>
          <table:table-cell table:style-name="ce4" table:formula="of:=[.AC2]+MIN([.AC84];[.AD164])" office:value-type="float" office:value="179535" calcext:value-type="float">
            <text:p>179535</text:p>
          </table:table-cell>
          <table:table-cell table:style-name="ce4" table:formula="of:=[.AD2]+MIN([.AD84];[.AE164])" office:value-type="float" office:value="177185" calcext:value-type="float">
            <text:p>177185</text:p>
          </table:table-cell>
          <table:table-cell table:style-name="ce4" table:formula="of:=[.AE2]+MIN([.AE84];[.AF164])" office:value-type="float" office:value="181372" calcext:value-type="float">
            <text:p>181372</text:p>
          </table:table-cell>
          <table:table-cell table:style-name="ce4" table:formula="of:=[.AF2]+MIN([.AF84];[.AG164])" office:value-type="float" office:value="177858" calcext:value-type="float">
            <text:p>177858</text:p>
          </table:table-cell>
          <table:table-cell table:style-name="ce4" table:formula="of:=[.AG2]+MIN([.AG84];[.AH164])" office:value-type="float" office:value="177684" calcext:value-type="float">
            <text:p>177684</text:p>
          </table:table-cell>
          <table:table-cell table:style-name="ce4" table:formula="of:=[.AH2]+MIN([.AH84];[.AI164])" office:value-type="float" office:value="174539" calcext:value-type="float">
            <text:p>174539</text:p>
          </table:table-cell>
          <table:table-cell table:style-name="ce4" table:formula="of:=[.AI2]+MIN([.AI84];[.AJ164])" office:value-type="float" office:value="170164" calcext:value-type="float">
            <text:p>170164</text:p>
          </table:table-cell>
          <table:table-cell table:style-name="ce4" table:formula="of:=[.AJ2]+MIN([.AJ84];[.AK164])" office:value-type="float" office:value="162965" calcext:value-type="float">
            <text:p>162965</text:p>
          </table:table-cell>
          <table:table-cell table:style-name="ce4" table:formula="of:=[.AK2]+MIN([.AK84];[.AL164])" office:value-type="float" office:value="159182" calcext:value-type="float">
            <text:p>159182</text:p>
          </table:table-cell>
          <table:table-cell table:style-name="ce4" table:formula="of:=[.AL2]+MIN([.AL84];[.AM164])" office:value-type="float" office:value="154116" calcext:value-type="float">
            <text:p>154116</text:p>
          </table:table-cell>
          <table:table-cell table:style-name="ce4" table:formula="of:=[.AM2]+MIN([.AM84];[.AN164])" office:value-type="float" office:value="146629" calcext:value-type="float">
            <text:p>146629</text:p>
          </table:table-cell>
          <table:table-cell table:style-name="ce4" table:formula="of:=[.AN2]+MIN([.AN84];[.AO164])" office:value-type="float" office:value="143344" calcext:value-type="float">
            <text:p>143344</text:p>
          </table:table-cell>
          <table:table-cell table:style-name="ce4" table:formula="of:=[.AO2]+MIN([.AO84];[.AP164])" office:value-type="float" office:value="142260" calcext:value-type="float">
            <text:p>142260</text:p>
          </table:table-cell>
          <table:table-cell table:style-name="ce4" table:formula="of:=[.AP2]+MIN([.AP84];[.AQ164])" office:value-type="float" office:value="133275" calcext:value-type="float">
            <text:p>133275</text:p>
          </table:table-cell>
          <table:table-cell table:style-name="ce4" table:formula="of:=[.AQ2]+MIN([.AQ84];[.AR164])" office:value-type="float" office:value="133041" calcext:value-type="float">
            <text:p>133041</text:p>
          </table:table-cell>
          <table:table-cell table:style-name="ce4" table:formula="of:=[.AR2]+MIN([.AR84];[.AS164])" office:value-type="float" office:value="144712" calcext:value-type="float">
            <text:p>144712</text:p>
          </table:table-cell>
          <table:table-cell table:style-name="ce4" table:formula="of:=[.AS2]+MIN([.AS84];[.AT164])" office:value-type="float" office:value="137691" calcext:value-type="float">
            <text:p>137691</text:p>
          </table:table-cell>
          <table:table-cell table:style-name="ce4" table:formula="of:=[.AT2]+MIN([.AT84];[.AU164])" office:value-type="float" office:value="131584" calcext:value-type="float">
            <text:p>131584</text:p>
          </table:table-cell>
          <table:table-cell table:style-name="ce4" table:formula="of:=[.AU2]+MIN([.AU84];[.AV164])" office:value-type="float" office:value="140351" calcext:value-type="float">
            <text:p>140351</text:p>
          </table:table-cell>
          <table:table-cell table:style-name="ce4" table:formula="of:=[.AV2]+MIN([.AV84];[.AW164])" office:value-type="float" office:value="134841" calcext:value-type="float">
            <text:p>134841</text:p>
          </table:table-cell>
          <table:table-cell table:style-name="ce4" table:formula="of:=[.AW2]+MIN([.AW84];[.AX164])" office:value-type="float" office:value="130596" calcext:value-type="float">
            <text:p>130596</text:p>
          </table:table-cell>
          <table:table-cell table:style-name="ce4" table:formula="of:=[.AX2]+MIN([.AX84];[.AY164])" office:value-type="float" office:value="130134" calcext:value-type="float">
            <text:p>130134</text:p>
          </table:table-cell>
          <table:table-cell table:style-name="ce4" table:formula="of:=[.AY2]+MIN([.AY84];[.AZ164])" office:value-type="float" office:value="123560" calcext:value-type="float">
            <text:p>123560</text:p>
          </table:table-cell>
          <table:table-cell table:style-name="ce4" table:formula="of:=[.AZ2]+MIN([.AZ84];[.BA164])" office:value-type="float" office:value="120124" calcext:value-type="float">
            <text:p>120124</text:p>
          </table:table-cell>
          <table:table-cell table:style-name="ce4" table:formula="of:=[.BA2]+MIN([.BA84];[.BB164])" office:value-type="float" office:value="114507" calcext:value-type="float">
            <text:p>114507</text:p>
          </table:table-cell>
          <table:table-cell table:style-name="ce4" table:formula="of:=[.BB2]+MIN([.BB84];[.BC164])" office:value-type="float" office:value="114232" calcext:value-type="float">
            <text:p>114232</text:p>
          </table:table-cell>
          <table:table-cell table:style-name="ce4" table:formula="of:=[.BC2]+MIN([.BC84];[.BD164])" office:value-type="float" office:value="104511" calcext:value-type="float">
            <text:p>104511</text:p>
          </table:table-cell>
          <table:table-cell table:style-name="ce4" table:formula="of:=[.BD2]+MIN([.BD84];[.BE164])" office:value-type="float" office:value="101514" calcext:value-type="float">
            <text:p>101514</text:p>
          </table:table-cell>
          <table:table-cell table:style-name="ce4" table:formula="of:=[.BE2]+MIN([.BE84];[.BF164])" office:value-type="float" office:value="98816" calcext:value-type="float">
            <text:p>98816</text:p>
          </table:table-cell>
          <table:table-cell table:style-name="ce4" table:formula="of:=[.BF2]+MIN([.BF84];[.BG164])" office:value-type="float" office:value="101889" calcext:value-type="float">
            <text:p>101889</text:p>
          </table:table-cell>
          <table:table-cell table:style-name="ce4" table:formula="of:=[.BG2]+MIN([.BG84];[.BH164])" office:value-type="float" office:value="93064" calcext:value-type="float">
            <text:p>93064</text:p>
          </table:table-cell>
          <table:table-cell table:style-name="ce4" table:formula="of:=[.BH2]+MIN([.BH84];[.BI164])" office:value-type="float" office:value="86692" calcext:value-type="float">
            <text:p>86692</text:p>
          </table:table-cell>
          <table:table-cell table:style-name="ce4" table:formula="of:=[.BI2]+MIN([.BI84];[.BJ164])" office:value-type="float" office:value="83678" calcext:value-type="float">
            <text:p>83678</text:p>
          </table:table-cell>
          <table:table-cell table:style-name="ce4" table:formula="of:=[.BJ2]+MIN([.BJ84];[.BK164])" office:value-type="float" office:value="81565" calcext:value-type="float">
            <text:p>81565</text:p>
          </table:table-cell>
          <table:table-cell table:style-name="ce4" table:formula="of:=[.BK2]+MIN([.BK84];[.BL164])" office:value-type="float" office:value="78427" calcext:value-type="float">
            <text:p>78427</text:p>
          </table:table-cell>
          <table:table-cell table:style-name="ce4" table:formula="of:=[.BL2]+MIN([.BL84];[.BM164])" office:value-type="float" office:value="71377" calcext:value-type="float">
            <text:p>71377</text:p>
          </table:table-cell>
          <table:table-cell table:style-name="ce4" table:formula="of:=[.BM2]+MIN([.BM84];[.BN164])" office:value-type="float" office:value="64602" calcext:value-type="float">
            <text:p>64602</text:p>
          </table:table-cell>
          <table:table-cell table:style-name="ce4" table:formula="of:=[.BN2]+MIN([.BN84];[.BO164])" office:value-type="float" office:value="58654" calcext:value-type="float">
            <text:p>58654</text:p>
          </table:table-cell>
          <table:table-cell table:style-name="ce4" table:formula="of:=[.BO2]+MIN([.BO84];[.BP164])" office:value-type="float" office:value="55896" calcext:value-type="float">
            <text:p>55896</text:p>
          </table:table-cell>
          <table:table-cell table:style-name="ce4" table:formula="of:=[.BP2]+MIN([.BP84];[.BQ164])" office:value-type="float" office:value="59213" calcext:value-type="float">
            <text:p>59213</text:p>
          </table:table-cell>
          <table:table-cell table:style-name="ce4" table:formula="of:=[.BQ2]+MIN([.BQ84];[.BR164])" office:value-type="float" office:value="55674" calcext:value-type="float">
            <text:p>55674</text:p>
          </table:table-cell>
          <table:table-cell table:style-name="ce4" table:formula="of:=[.BR2]+MIN([.BR84];[.BS164])" office:value-type="float" office:value="55326" calcext:value-type="float">
            <text:p>55326</text:p>
          </table:table-cell>
          <table:table-cell table:style-name="ce4" table:formula="of:=[.BS2]+MIN([.BS84];[.BT164])" office:value-type="float" office:value="47337" calcext:value-type="float">
            <text:p>47337</text:p>
          </table:table-cell>
          <table:table-cell table:style-name="ce4" table:formula="of:=[.BT2]+MIN([.BT84];[.BU164])" office:value-type="float" office:value="46168" calcext:value-type="float">
            <text:p>46168</text:p>
          </table:table-cell>
          <table:table-cell table:style-name="ce4" table:formula="of:=[.BU2]+MIN([.BU84];[.BV164])" office:value-type="float" office:value="36306" calcext:value-type="float">
            <text:p>36306</text:p>
          </table:table-cell>
          <table:table-cell table:style-name="ce4" table:formula="of:=[.BV2]+MIN([.BV84];[.BW164])" office:value-type="float" office:value="39496" calcext:value-type="float">
            <text:p>39496</text:p>
          </table:table-cell>
          <table:table-cell table:style-name="ce4" table:formula="of:=[.BW2]+MIN([.BW84];[.BX164])" office:value-type="float" office:value="31407" calcext:value-type="float">
            <text:p>31407</text:p>
          </table:table-cell>
          <table:table-cell table:style-name="ce4" table:formula="of:=[.BX2]+MIN([.BX84];[.BY164])" office:value-type="float" office:value="25006" calcext:value-type="float">
            <text:p>25006</text:p>
          </table:table-cell>
          <table:table-cell table:style-name="ce4" table:formula="of:=[.BY2]+MIN([.BY84];[.BZ164])" office:value-type="float" office:value="15544" calcext:value-type="float">
            <text:p>15544</text:p>
          </table:table-cell>
          <table:table-cell table:style-name="ce4" table:formula="of:=[.BZ2]+MIN([.BZ84];[.CA164])" office:value-type="float" office:value="12376" calcext:value-type="float">
            <text:p>12376</text:p>
          </table:table-cell>
          <table:table-cell table:style-name="ce4" table:formula="of:=[.CA2]+MIN([.CA84];[.CB164])" office:value-type="float" office:value="9618" calcext:value-type="float">
            <text:p>9618</text:p>
          </table:table-cell>
          <table:table-cell table:style-name="ce7" table:formula="of:=[.CB2]" office:value-type="float" office:value="5870" calcext:value-type="float">
            <text:p>5870</text:p>
          </table:table-cell>
        </table:table-row>
        <table:table-row table:style-name="ro1">
          <table:table-cell table:formula="of:=[.A3]+MIN([.A85];[.B165])" office:value-type="float" office:value="264442" calcext:value-type="float">
            <text:p>264442</text:p>
          </table:table-cell>
          <table:table-cell table:formula="of:=[.B3]+MIN([.B85];[.C165])" office:value-type="float" office:value="263346" calcext:value-type="float">
            <text:p>263346</text:p>
          </table:table-cell>
          <table:table-cell table:formula="of:=[.C3]+MIN([.C85];[.D165])" office:value-type="float" office:value="265797" calcext:value-type="float">
            <text:p>265797</text:p>
          </table:table-cell>
          <table:table-cell table:formula="of:=[.D3]+MIN([.D85];[.E165])" office:value-type="float" office:value="266495" calcext:value-type="float">
            <text:p>266495</text:p>
          </table:table-cell>
          <table:table-cell table:formula="of:=[.E3]+MIN([.E85];[.F165])" office:value-type="float" office:value="258909" calcext:value-type="float">
            <text:p>258909</text:p>
          </table:table-cell>
          <table:table-cell table:formula="of:=[.F3]+MIN([.F85];[.G165])" office:value-type="float" office:value="253742" calcext:value-type="float">
            <text:p>253742</text:p>
          </table:table-cell>
          <table:table-cell table:formula="of:=[.G3]+MIN([.G85];[.H165])" office:value-type="float" office:value="251100" calcext:value-type="float">
            <text:p>251100</text:p>
          </table:table-cell>
          <table:table-cell table:formula="of:=[.H3]+MIN([.H85];[.I165])" office:value-type="float" office:value="249657" calcext:value-type="float">
            <text:p>249657</text:p>
          </table:table-cell>
          <table:table-cell table:formula="of:=[.I3]+MIN([.I85];[.J165])" office:value-type="float" office:value="249952" calcext:value-type="float">
            <text:p>249952</text:p>
          </table:table-cell>
          <table:table-cell table:formula="of:=[.J3]+MIN([.J85];[.K165])" office:value-type="float" office:value="245074" calcext:value-type="float">
            <text:p>245074</text:p>
          </table:table-cell>
          <table:table-cell table:formula="of:=[.K3]+MIN([.K85];[.L165])" office:value-type="float" office:value="238044" calcext:value-type="float">
            <text:p>238044</text:p>
          </table:table-cell>
          <table:table-cell table:formula="of:=[.L3]+MIN([.L85];[.M165])" office:value-type="float" office:value="237540" calcext:value-type="float">
            <text:p>237540</text:p>
          </table:table-cell>
          <table:table-cell table:formula="of:=[.M3]+MIN([.M85];[.N165])" office:value-type="float" office:value="233296" calcext:value-type="float">
            <text:p>233296</text:p>
          </table:table-cell>
          <table:table-cell table:formula="of:=[.N3]+MIN([.N85];[.O165])" office:value-type="float" office:value="230948" calcext:value-type="float">
            <text:p>230948</text:p>
          </table:table-cell>
          <table:table-cell table:formula="of:=[.O3]+MIN([.O85];[.P165])" office:value-type="float" office:value="231984" calcext:value-type="float">
            <text:p>231984</text:p>
          </table:table-cell>
          <table:table-cell table:formula="of:=[.P3]+MIN([.P85];[.Q165])" office:value-type="float" office:value="222157" calcext:value-type="float">
            <text:p>222157</text:p>
          </table:table-cell>
          <table:table-cell table:formula="of:=[.Q3]+MIN([.Q85];[.R165])" office:value-type="float" office:value="226069" calcext:value-type="float">
            <text:p>226069</text:p>
          </table:table-cell>
          <table:table-cell table:formula="of:=[.R3]+MIN([.R85];[.S165])" office:value-type="float" office:value="221131" calcext:value-type="float">
            <text:p>221131</text:p>
          </table:table-cell>
          <table:table-cell table:formula="of:=[.S3]+MIN([.S85];[.T165])" office:value-type="float" office:value="215248" calcext:value-type="float">
            <text:p>215248</text:p>
          </table:table-cell>
          <table:table-cell table:formula="of:=[.T3]+MIN([.T85];[.U165])" office:value-type="float" office:value="211511" calcext:value-type="float">
            <text:p>211511</text:p>
          </table:table-cell>
          <table:table-cell table:formula="of:=[.U3]+MIN([.U85];[.V165])" office:value-type="float" office:value="212714" calcext:value-type="float">
            <text:p>212714</text:p>
          </table:table-cell>
          <table:table-cell table:formula="of:=[.V3]+MIN([.V85];[.W165])" office:value-type="float" office:value="210438" calcext:value-type="float">
            <text:p>210438</text:p>
          </table:table-cell>
          <table:table-cell table:formula="of:=[.W3]+MIN([.W85];[.X165])" office:value-type="float" office:value="203907" calcext:value-type="float">
            <text:p>203907</text:p>
          </table:table-cell>
          <table:table-cell table:formula="of:=[.X3]+MIN([.X85];[.Y165])" office:value-type="float" office:value="203340" calcext:value-type="float">
            <text:p>203340</text:p>
          </table:table-cell>
          <table:table-cell table:formula="of:=[.Y3]+MIN([.Y85];[.Z165])" office:value-type="float" office:value="197343" calcext:value-type="float">
            <text:p>197343</text:p>
          </table:table-cell>
          <table:table-cell table:formula="of:=[.Z3]+MIN([.Z85];[.AA165])" office:value-type="float" office:value="193372" calcext:value-type="float">
            <text:p>193372</text:p>
          </table:table-cell>
          <table:table-cell table:formula="of:=[.AA3]+MIN([.AA85];[.AB165])" office:value-type="float" office:value="186749" calcext:value-type="float">
            <text:p>186749</text:p>
          </table:table-cell>
          <table:table-cell table:formula="of:=[.AB3]+MIN([.AB85];[.AC165])" office:value-type="float" office:value="185929" calcext:value-type="float">
            <text:p>185929</text:p>
          </table:table-cell>
          <table:table-cell table:formula="of:=[.AC3]+MIN([.AC85];[.AD165])" office:value-type="float" office:value="179781" calcext:value-type="float">
            <text:p>179781</text:p>
          </table:table-cell>
          <table:table-cell table:formula="of:=[.AD3]+MIN([.AD85];[.AE165])" office:value-type="float" office:value="176494" calcext:value-type="float">
            <text:p>176494</text:p>
          </table:table-cell>
          <table:table-cell table:formula="of:=[.AE3]+MIN([.AE85];[.AF165])" office:value-type="float" office:value="179959" calcext:value-type="float">
            <text:p>179959</text:p>
          </table:table-cell>
          <table:table-cell table:formula="of:=[.AF3]+MIN([.AF85];[.AG165])" office:value-type="float" office:value="171978" calcext:value-type="float">
            <text:p>171978</text:p>
          </table:table-cell>
          <table:table-cell table:formula="of:=[.AG3]+MIN([.AG85];[.AH165])" office:value-type="float" office:value="174578" calcext:value-type="float">
            <text:p>174578</text:p>
          </table:table-cell>
          <table:table-cell table:formula="of:=[.AH3]+MIN([.AH85];[.AI165])" office:value-type="float" office:value="166906" calcext:value-type="float">
            <text:p>166906</text:p>
          </table:table-cell>
          <table:table-cell table:formula="of:=[.AI3]+MIN([.AI85];[.AJ165])" office:value-type="float" office:value="170259" calcext:value-type="float">
            <text:p>170259</text:p>
          </table:table-cell>
          <table:table-cell table:formula="of:=[.AJ3]+MIN([.AJ85];[.AK165])" office:value-type="float" office:value="163483" calcext:value-type="float">
            <text:p>163483</text:p>
          </table:table-cell>
          <table:table-cell table:formula="of:=[.AK3]+MIN([.AK85];[.AL165])" office:value-type="float" office:value="156766" calcext:value-type="float">
            <text:p>156766</text:p>
          </table:table-cell>
          <table:table-cell table:formula="of:=[.AL3]+MIN([.AL85];[.AM165])" office:value-type="float" office:value="155688" calcext:value-type="float">
            <text:p>155688</text:p>
          </table:table-cell>
          <table:table-cell table:formula="of:=[.AM3]+MIN([.AM85];[.AN165])" office:value-type="float" office:value="151181" calcext:value-type="float">
            <text:p>151181</text:p>
          </table:table-cell>
          <table:table-cell table:formula="of:=[.AN3]+MIN([.AN85];[.AO165])" office:value-type="float" office:value="147130" calcext:value-type="float">
            <text:p>147130</text:p>
          </table:table-cell>
          <table:table-cell table:formula="of:=[.AO3]+MIN([.AO85];[.AP165])" office:value-type="float" office:value="138335" calcext:value-type="float">
            <text:p>138335</text:p>
          </table:table-cell>
          <table:table-cell table:formula="of:=[.AP3]+MIN([.AP85];[.AQ165])" office:value-type="float" office:value="132515" calcext:value-type="float">
            <text:p>132515</text:p>
          </table:table-cell>
          <table:table-cell table:formula="of:=[.AQ3]+MIN([.AQ85];[.AR165])" office:value-type="float" office:value="132169" calcext:value-type="float">
            <text:p>132169</text:p>
          </table:table-cell>
          <table:table-cell table:formula="of:=[.AR3]+MIN([.AR85];[.AS165])" office:value-type="float" office:value="136103" calcext:value-type="float">
            <text:p>136103</text:p>
          </table:table-cell>
          <table:table-cell table:formula="of:=[.AS3]+MIN([.AS85];[.AT165])" office:value-type="float" office:value="129640" calcext:value-type="float">
            <text:p>129640</text:p>
          </table:table-cell>
          <table:table-cell table:formula="of:=[.AT3]+MIN([.AT85];[.AU165])" office:value-type="float" office:value="130450" calcext:value-type="float">
            <text:p>130450</text:p>
          </table:table-cell>
          <table:table-cell table:formula="of:=[.AU3]+MIN([.AU85];[.AV165])" office:value-type="float" office:value="130815" calcext:value-type="float">
            <text:p>130815</text:p>
          </table:table-cell>
          <table:table-cell table:formula="of:=[.AV3]+MIN([.AV85];[.AW165])" office:value-type="float" office:value="129091" calcext:value-type="float">
            <text:p>129091</text:p>
          </table:table-cell>
          <table:table-cell table:formula="of:=[.AW3]+MIN([.AW85];[.AX165])" office:value-type="float" office:value="120880" calcext:value-type="float">
            <text:p>120880</text:p>
          </table:table-cell>
          <table:table-cell table:formula="of:=[.AX3]+MIN([.AX85];[.AY165])" office:value-type="float" office:value="120763" calcext:value-type="float">
            <text:p>120763</text:p>
          </table:table-cell>
          <table:table-cell table:formula="of:=[.AY3]+MIN([.AY85];[.AZ165])" office:value-type="float" office:value="115941" calcext:value-type="float">
            <text:p>115941</text:p>
          </table:table-cell>
          <table:table-cell table:formula="of:=[.AZ3]+MIN([.AZ85];[.BA165])" office:value-type="float" office:value="114624" calcext:value-type="float">
            <text:p>114624</text:p>
          </table:table-cell>
          <table:table-cell table:formula="of:=[.BA3]+MIN([.BA85];[.BB165])" office:value-type="float" office:value="115981" calcext:value-type="float">
            <text:p>115981</text:p>
          </table:table-cell>
          <table:table-cell table:formula="of:=[.BB3]+MIN([.BB85];[.BC165])" office:value-type="float" office:value="114004" calcext:value-type="float">
            <text:p>114004</text:p>
          </table:table-cell>
          <table:table-cell table:formula="of:=[.BC3]+MIN([.BC85];[.BD165])" office:value-type="float" office:value="109513" calcext:value-type="float">
            <text:p>109513</text:p>
          </table:table-cell>
          <table:table-cell table:formula="of:=[.BD3]+MIN([.BD85];[.BE165])" office:value-type="float" office:value="101729" calcext:value-type="float">
            <text:p>101729</text:p>
          </table:table-cell>
          <table:table-cell table:formula="of:=[.BE3]+MIN([.BE85];[.BF165])" office:value-type="float" office:value="96929" calcext:value-type="float">
            <text:p>96929</text:p>
          </table:table-cell>
          <table:table-cell table:formula="of:=[.BF3]+MIN([.BF85];[.BG165])" office:value-type="float" office:value="95754" calcext:value-type="float">
            <text:p>95754</text:p>
          </table:table-cell>
          <table:table-cell table:formula="of:=[.BG3]+MIN([.BG85];[.BH165])" office:value-type="float" office:value="91581" calcext:value-type="float">
            <text:p>91581</text:p>
          </table:table-cell>
          <table:table-cell table:formula="of:=[.BH3]+MIN([.BH85];[.BI165])" office:value-type="float" office:value="90891" calcext:value-type="float">
            <text:p>90891</text:p>
          </table:table-cell>
          <table:table-cell table:formula="of:=[.BI3]+MIN([.BI85];[.BJ165])" office:value-type="float" office:value="81913" calcext:value-type="float">
            <text:p>81913</text:p>
          </table:table-cell>
          <table:table-cell table:formula="of:=[.BJ3]+MIN([.BJ85];[.BK165])" office:value-type="float" office:value="74443" calcext:value-type="float">
            <text:p>74443</text:p>
          </table:table-cell>
          <table:table-cell table:formula="of:=[.BK3]+MIN([.BK85];[.BL165])" office:value-type="float" office:value="78294" calcext:value-type="float">
            <text:p>78294</text:p>
          </table:table-cell>
          <table:table-cell table:formula="of:=[.BL3]+MIN([.BL85];[.BM165])" office:value-type="float" office:value="74645" calcext:value-type="float">
            <text:p>74645</text:p>
          </table:table-cell>
          <table:table-cell table:formula="of:=[.BM3]+MIN([.BM85];[.BN165])" office:value-type="float" office:value="65921" calcext:value-type="float">
            <text:p>65921</text:p>
          </table:table-cell>
          <table:table-cell table:formula="of:=[.BN3]+MIN([.BN85];[.BO165])" office:value-type="float" office:value="64526" calcext:value-type="float">
            <text:p>64526</text:p>
          </table:table-cell>
          <table:table-cell table:formula="of:=[.BO3]+MIN([.BO85];[.BP165])" office:value-type="float" office:value="54677" calcext:value-type="float">
            <text:p>54677</text:p>
          </table:table-cell>
          <table:table-cell table:formula="of:=[.BP3]+MIN([.BP85];[.BQ165])" office:value-type="float" office:value="57332" calcext:value-type="float">
            <text:p>57332</text:p>
          </table:table-cell>
          <table:table-cell table:formula="of:=[.BQ3]+MIN([.BQ85];[.BR165])" office:value-type="float" office:value="57443" calcext:value-type="float">
            <text:p>57443</text:p>
          </table:table-cell>
          <table:table-cell table:formula="of:=[.BR3]+MIN([.BR85];[.BS165])" office:value-type="float" office:value="54235" calcext:value-type="float">
            <text:p>54235</text:p>
          </table:table-cell>
          <table:table-cell table:formula="of:=[.BS3]+MIN([.BS85];[.BT165])" office:value-type="float" office:value="44602" calcext:value-type="float">
            <text:p>44602</text:p>
          </table:table-cell>
          <table:table-cell table:formula="of:=[.BT3]+MIN([.BT85];[.BU165])" office:value-type="float" office:value="42218" calcext:value-type="float">
            <text:p>42218</text:p>
          </table:table-cell>
          <table:table-cell table:formula="of:=[.BU3]+MIN([.BU85];[.BV165])" office:value-type="float" office:value="35043" calcext:value-type="float">
            <text:p>35043</text:p>
          </table:table-cell>
          <table:table-cell table:formula="of:=[.BV3]+MIN([.BV85];[.BW165])" office:value-type="float" office:value="34499" calcext:value-type="float">
            <text:p>34499</text:p>
          </table:table-cell>
          <table:table-cell table:formula="of:=[.BW3]+MIN([.BW85];[.BX165])" office:value-type="float" office:value="27916" calcext:value-type="float">
            <text:p>27916</text:p>
          </table:table-cell>
          <table:table-cell table:formula="of:=[.BX3]+MIN([.BX85];[.BY165])" office:value-type="float" office:value="26008" calcext:value-type="float">
            <text:p>26008</text:p>
          </table:table-cell>
          <table:table-cell table:formula="of:=[.BY3]+MIN([.BY85];[.BZ165])" office:value-type="float" office:value="17044" calcext:value-type="float">
            <text:p>17044</text:p>
          </table:table-cell>
          <table:table-cell table:formula="of:=[.BZ3]+MIN([.BZ85];[.CA165])" office:value-type="float" office:value="22917" calcext:value-type="float">
            <text:p>22917</text:p>
          </table:table-cell>
          <table:table-cell table:formula="of:=[.CA3]+MIN([.CA85];[.CB165])" office:value-type="float" office:value="18730" calcext:value-type="float">
            <text:p>18730</text:p>
          </table:table-cell>
          <table:table-cell table:formula="of:=[.CB3]" office:value-type="float" office:value="9377" calcext:value-type="float">
            <text:p>9377</text:p>
          </table:table-cell>
        </table:table-row>
        <table:table-row table:style-name="ro1">
          <table:table-cell table:formula="of:=[.A4]+MIN([.A86];[.B166])" office:value-type="float" office:value="280338" calcext:value-type="float">
            <text:p>280338</text:p>
          </table:table-cell>
          <table:table-cell table:formula="of:=[.B4]+MIN([.B86];[.C166])" office:value-type="float" office:value="271232" calcext:value-type="float">
            <text:p>271232</text:p>
          </table:table-cell>
          <table:table-cell table:formula="of:=[.C4]+MIN([.C86];[.D166])" office:value-type="float" office:value="266878" calcext:value-type="float">
            <text:p>266878</text:p>
          </table:table-cell>
          <table:table-cell table:formula="of:=[.D4]+MIN([.D86];[.E166])" office:value-type="float" office:value="266357" calcext:value-type="float">
            <text:p>266357</text:p>
          </table:table-cell>
          <table:table-cell table:formula="of:=[.E4]+MIN([.E86];[.F166])" office:value-type="float" office:value="261886" calcext:value-type="float">
            <text:p>261886</text:p>
          </table:table-cell>
          <table:table-cell table:formula="of:=[.F4]+MIN([.F86];[.G166])" office:value-type="float" office:value="260522" calcext:value-type="float">
            <text:p>260522</text:p>
          </table:table-cell>
          <table:table-cell table:formula="of:=[.G4]+MIN([.G86];[.H166])" office:value-type="float" office:value="251539" calcext:value-type="float">
            <text:p>251539</text:p>
          </table:table-cell>
          <table:table-cell table:formula="of:=[.H4]+MIN([.H86];[.I166])" office:value-type="float" office:value="243916" calcext:value-type="float">
            <text:p>243916</text:p>
          </table:table-cell>
          <table:table-cell table:formula="of:=[.I4]+MIN([.I86];[.J166])" office:value-type="float" office:value="242331" calcext:value-type="float">
            <text:p>242331</text:p>
          </table:table-cell>
          <table:table-cell table:formula="of:=[.J4]+MIN([.J86];[.K166])" office:value-type="float" office:value="239450" calcext:value-type="float">
            <text:p>239450</text:p>
          </table:table-cell>
          <table:table-cell table:formula="of:=[.K4]+MIN([.K86];[.L166])" office:value-type="float" office:value="232518" calcext:value-type="float">
            <text:p>232518</text:p>
          </table:table-cell>
          <table:table-cell table:formula="of:=[.L4]+MIN([.L86];[.M166])" office:value-type="float" office:value="238110" calcext:value-type="float">
            <text:p>238110</text:p>
          </table:table-cell>
          <table:table-cell table:formula="of:=[.M4]+MIN([.M86];[.N166])" office:value-type="float" office:value="231088" calcext:value-type="float">
            <text:p>231088</text:p>
          </table:table-cell>
          <table:table-cell table:formula="of:=[.N4]+MIN([.N86];[.O166])" office:value-type="float" office:value="226307" calcext:value-type="float">
            <text:p>226307</text:p>
          </table:table-cell>
          <table:table-cell table:formula="of:=[.O4]+MIN([.O86];[.P166])" office:value-type="float" office:value="222473" calcext:value-type="float">
            <text:p>222473</text:p>
          </table:table-cell>
          <table:table-cell table:formula="of:=[.P4]+MIN([.P86];[.Q166])" office:value-type="float" office:value="219709" calcext:value-type="float">
            <text:p>219709</text:p>
          </table:table-cell>
          <table:table-cell table:formula="of:=[.Q4]+MIN([.Q86];[.R166])" office:value-type="float" office:value="219151" calcext:value-type="float">
            <text:p>219151</text:p>
          </table:table-cell>
          <table:table-cell table:formula="of:=[.R4]+MIN([.R86];[.S166])" office:value-type="float" office:value="216609" calcext:value-type="float">
            <text:p>216609</text:p>
          </table:table-cell>
          <table:table-cell table:formula="of:=[.S4]+MIN([.S86];[.T166])" office:value-type="float" office:value="216341" calcext:value-type="float">
            <text:p>216341</text:p>
          </table:table-cell>
          <table:table-cell table:formula="of:=[.T4]+MIN([.T86];[.U166])" office:value-type="float" office:value="211211" calcext:value-type="float">
            <text:p>211211</text:p>
          </table:table-cell>
          <table:table-cell table:formula="of:=[.U4]+MIN([.U86];[.V166])" office:value-type="float" office:value="205598" calcext:value-type="float">
            <text:p>205598</text:p>
          </table:table-cell>
          <table:table-cell table:formula="of:=[.V4]+MIN([.V86];[.W166])" office:value-type="float" office:value="215896" calcext:value-type="float">
            <text:p>215896</text:p>
          </table:table-cell>
          <table:table-cell table:formula="of:=[.W4]+MIN([.W86];[.X166])" office:value-type="float" office:value="206568" calcext:value-type="float">
            <text:p>206568</text:p>
          </table:table-cell>
          <table:table-cell table:formula="of:=[.X4]+MIN([.X86];[.Y166])" office:value-type="float" office:value="204105" calcext:value-type="float">
            <text:p>204105</text:p>
          </table:table-cell>
          <table:table-cell table:formula="of:=[.Y4]+MIN([.Y86];[.Z166])" office:value-type="float" office:value="197913" calcext:value-type="float">
            <text:p>197913</text:p>
          </table:table-cell>
          <table:table-cell table:formula="of:=[.Z4]+MIN([.Z86];[.AA166])" office:value-type="float" office:value="192057" calcext:value-type="float">
            <text:p>192057</text:p>
          </table:table-cell>
          <table:table-cell table:formula="of:=[.AA4]+MIN([.AA86];[.AB166])" office:value-type="float" office:value="188502" calcext:value-type="float">
            <text:p>188502</text:p>
          </table:table-cell>
          <table:table-cell table:formula="of:=[.AB4]+MIN([.AB86];[.AC166])" office:value-type="float" office:value="186242" calcext:value-type="float">
            <text:p>186242</text:p>
          </table:table-cell>
          <table:table-cell table:formula="of:=[.AC4]+MIN([.AC86];[.AD166])" office:value-type="float" office:value="181124" calcext:value-type="float">
            <text:p>181124</text:p>
          </table:table-cell>
          <table:table-cell table:formula="of:=[.AD4]+MIN([.AD86];[.AE166])" office:value-type="float" office:value="174620" calcext:value-type="float">
            <text:p>174620</text:p>
          </table:table-cell>
          <table:table-cell table:formula="of:=[.AE4]+MIN([.AE86];[.AF166])" office:value-type="float" office:value="172781" calcext:value-type="float">
            <text:p>172781</text:p>
          </table:table-cell>
          <table:table-cell table:formula="of:=[.AF4]+MIN([.AF86];[.AG166])" office:value-type="float" office:value="163554" calcext:value-type="float">
            <text:p>163554</text:p>
          </table:table-cell>
          <table:table-cell table:formula="of:=[.AG4]+MIN([.AG86];[.AH166])" office:value-type="float" office:value="168104" calcext:value-type="float">
            <text:p>168104</text:p>
          </table:table-cell>
          <table:table-cell table:formula="of:=[.AH4]+MIN([.AH86];[.AI166])" office:value-type="float" office:value="159331" calcext:value-type="float">
            <text:p>159331</text:p>
          </table:table-cell>
          <table:table-cell table:formula="of:=[.AI4]+MIN([.AI86];[.AJ166])" office:value-type="float" office:value="163462" calcext:value-type="float">
            <text:p>163462</text:p>
          </table:table-cell>
          <table:table-cell table:formula="of:=[.AJ4]+MIN([.AJ86];[.AK166])" office:value-type="float" office:value="160711" calcext:value-type="float">
            <text:p>160711</text:p>
          </table:table-cell>
          <table:table-cell table:formula="of:=[.AK4]+MIN([.AK86];[.AL166])" office:value-type="float" office:value="161231" calcext:value-type="float">
            <text:p>161231</text:p>
          </table:table-cell>
          <table:table-cell table:formula="of:=[.AL4]+MIN([.AL86];[.AM166])" office:value-type="float" office:value="160130" calcext:value-type="float">
            <text:p>160130</text:p>
          </table:table-cell>
          <table:table-cell table:formula="of:=[.AM4]+MIN([.AM86];[.AN166])" office:value-type="float" office:value="152066" calcext:value-type="float">
            <text:p>152066</text:p>
          </table:table-cell>
          <table:table-cell table:formula="of:=[.AN4]+MIN([.AN86];[.AO166])" office:value-type="float" office:value="142093" calcext:value-type="float">
            <text:p>142093</text:p>
          </table:table-cell>
          <table:table-cell table:formula="of:=[.AO4]+MIN([.AO86];[.AP166])" office:value-type="float" office:value="143204" calcext:value-type="float">
            <text:p>143204</text:p>
          </table:table-cell>
          <table:table-cell table:formula="of:=[.AP4]+MIN([.AP86];[.AQ166])" office:value-type="float" office:value="137889" calcext:value-type="float">
            <text:p>137889</text:p>
          </table:table-cell>
          <table:table-cell table:formula="of:=[.AQ4]+MIN([.AQ86];[.AR166])" office:value-type="float" office:value="130318" calcext:value-type="float">
            <text:p>130318</text:p>
          </table:table-cell>
          <table:table-cell table:formula="of:=[.AR4]+MIN([.AR86];[.AS166])" office:value-type="float" office:value="130893" calcext:value-type="float">
            <text:p>130893</text:p>
          </table:table-cell>
          <table:table-cell table:formula="of:=[.AS4]+MIN([.AS86];[.AT166])" office:value-type="float" office:value="127523" calcext:value-type="float">
            <text:p>127523</text:p>
          </table:table-cell>
          <table:table-cell table:formula="of:=[.AT4]+MIN([.AT86];[.AU166])" office:value-type="float" office:value="124392" calcext:value-type="float">
            <text:p>124392</text:p>
          </table:table-cell>
          <table:table-cell table:formula="of:=[.AU4]+MIN([.AU86];[.AV166])" office:value-type="float" office:value="127408" calcext:value-type="float">
            <text:p>127408</text:p>
          </table:table-cell>
          <table:table-cell table:formula="of:=[.AV4]+MIN([.AV86];[.AW166])" office:value-type="float" office:value="120970" calcext:value-type="float">
            <text:p>120970</text:p>
          </table:table-cell>
          <table:table-cell table:formula="of:=[.AW4]+MIN([.AW86];[.AX166])" office:value-type="float" office:value="122049" calcext:value-type="float">
            <text:p>122049</text:p>
          </table:table-cell>
          <table:table-cell table:formula="of:=[.AX4]+MIN([.AX86];[.AY166])" office:value-type="float" office:value="120907" calcext:value-type="float">
            <text:p>120907</text:p>
          </table:table-cell>
          <table:table-cell table:formula="of:=[.AY4]+MIN([.AY86];[.AZ166])" office:value-type="float" office:value="119783" calcext:value-type="float">
            <text:p>119783</text:p>
          </table:table-cell>
          <table:table-cell table:formula="of:=[.AZ4]+MIN([.AZ86];[.BA166])" office:value-type="float" office:value="110247" calcext:value-type="float">
            <text:p>110247</text:p>
          </table:table-cell>
          <table:table-cell table:formula="of:=[.BA4]+MIN([.BA86];[.BB166])" office:value-type="float" office:value="111547" calcext:value-type="float">
            <text:p>111547</text:p>
          </table:table-cell>
          <table:table-cell table:formula="of:=[.BB4]+MIN([.BB86];[.BC166])" office:value-type="float" office:value="108079" calcext:value-type="float">
            <text:p>108079</text:p>
          </table:table-cell>
          <table:table-cell table:formula="of:=[.BC4]+MIN([.BC86];[.BD166])" office:value-type="float" office:value="101172" calcext:value-type="float">
            <text:p>101172</text:p>
          </table:table-cell>
          <table:table-cell table:formula="of:=[.BD4]+MIN([.BD86];[.BE166])" office:value-type="float" office:value="98960" calcext:value-type="float">
            <text:p>98960</text:p>
          </table:table-cell>
          <table:table-cell table:formula="of:=[.BE4]+MIN([.BE86];[.BF166])" office:value-type="float" office:value="98840" calcext:value-type="float">
            <text:p>98840</text:p>
          </table:table-cell>
          <table:table-cell table:formula="of:=[.BF4]+MIN([.BF86];[.BG166])" office:value-type="float" office:value="95296" calcext:value-type="float">
            <text:p>95296</text:p>
          </table:table-cell>
          <table:table-cell table:formula="of:=[.BG4]+MIN([.BG86];[.BH166])" office:value-type="float" office:value="94045" calcext:value-type="float">
            <text:p>94045</text:p>
          </table:table-cell>
          <table:table-cell table:formula="of:=[.BH4]+MIN([.BH86];[.BI166])" office:value-type="float" office:value="84575" calcext:value-type="float">
            <text:p>84575</text:p>
          </table:table-cell>
          <table:table-cell table:formula="of:=[.BI4]+MIN([.BI86];[.BJ166])" office:value-type="float" office:value="82396" calcext:value-type="float">
            <text:p>82396</text:p>
          </table:table-cell>
          <table:table-cell table:formula="of:=[.BJ4]+MIN([.BJ86];[.BK166])" office:value-type="float" office:value="73148" calcext:value-type="float">
            <text:p>73148</text:p>
          </table:table-cell>
          <table:table-cell table:formula="of:=[.BK4]+MIN([.BK86];[.BL166])" office:value-type="float" office:value="74495" calcext:value-type="float">
            <text:p>74495</text:p>
          </table:table-cell>
          <table:table-cell table:formula="of:=[.BL4]+MIN([.BL86];[.BM166])" office:value-type="float" office:value="71579" calcext:value-type="float">
            <text:p>71579</text:p>
          </table:table-cell>
          <table:table-cell table:formula="of:=[.BM4]+MIN([.BM86];[.BN166])" office:value-type="float" office:value="62412" calcext:value-type="float">
            <text:p>62412</text:p>
          </table:table-cell>
          <table:table-cell table:formula="of:=[.BN4]+MIN([.BN86];[.BO166])" office:value-type="float" office:value="58699" calcext:value-type="float">
            <text:p>58699</text:p>
          </table:table-cell>
          <table:table-cell table:formula="of:=[.BO4]+MIN([.BO86];[.BP166])" office:value-type="float" office:value="54059" calcext:value-type="float">
            <text:p>54059</text:p>
          </table:table-cell>
          <table:table-cell table:formula="of:=[.BP4]+MIN([.BP86];[.BQ166])" office:value-type="float" office:value="54012" calcext:value-type="float">
            <text:p>54012</text:p>
          </table:table-cell>
          <table:table-cell table:formula="of:=[.BQ4]+MIN([.BQ86];[.BR166])" office:value-type="float" office:value="50375" calcext:value-type="float">
            <text:p>50375</text:p>
          </table:table-cell>
          <table:table-cell table:formula="of:=[.BR4]+MIN([.BR86];[.BS166])" office:value-type="float" office:value="50066" calcext:value-type="float">
            <text:p>50066</text:p>
          </table:table-cell>
          <table:table-cell table:formula="of:=[.BS4]+MIN([.BS86];[.BT166])" office:value-type="float" office:value="42722" calcext:value-type="float">
            <text:p>42722</text:p>
          </table:table-cell>
          <table:table-cell table:formula="of:=[.BT4]+MIN([.BT86];[.BU166])" office:value-type="float" office:value="35767" calcext:value-type="float">
            <text:p>35767</text:p>
          </table:table-cell>
          <table:table-cell table:formula="of:=[.BU4]+MIN([.BU86];[.BV166])" office:value-type="float" office:value="38488" calcext:value-type="float">
            <text:p>38488</text:p>
          </table:table-cell>
          <table:table-cell table:formula="of:=[.BV4]+MIN([.BV86];[.BW166])" office:value-type="float" office:value="42913" calcext:value-type="float">
            <text:p>42913</text:p>
          </table:table-cell>
          <table:table-cell table:formula="of:=[.BW4]+MIN([.BW86];[.BX166])" office:value-type="float" office:value="37162" calcext:value-type="float">
            <text:p>37162</text:p>
          </table:table-cell>
          <table:table-cell table:formula="of:=[.BX4]+MIN([.BX86];[.BY166])" office:value-type="float" office:value="28527" calcext:value-type="float">
            <text:p>28527</text:p>
          </table:table-cell>
          <table:table-cell table:formula="of:=[.BY4]+MIN([.BY86];[.BZ166])" office:value-type="float" office:value="28852" calcext:value-type="float">
            <text:p>28852</text:p>
          </table:table-cell>
          <table:table-cell table:formula="of:=[.BZ4]+MIN([.BZ86];[.CA166])" office:value-type="float" office:value="24897" calcext:value-type="float">
            <text:p>24897</text:p>
          </table:table-cell>
          <table:table-cell table:formula="of:=[.CA4]+MIN([.CA86];[.CB166])" office:value-type="float" office:value="15615" calcext:value-type="float">
            <text:p>15615</text:p>
          </table:table-cell>
          <table:table-cell table:formula="of:=[.CB4]" office:value-type="float" office:value="9230" calcext:value-type="float">
            <text:p>9230</text:p>
          </table:table-cell>
        </table:table-row>
        <table:table-row table:style-name="ro1">
          <table:table-cell table:formula="of:=[.A5]+MIN([.A87];[.B167])" office:value-type="float" office:value="279530" calcext:value-type="float">
            <text:p>279530</text:p>
          </table:table-cell>
          <table:table-cell table:formula="of:=[.B5]+MIN([.B87];[.C167])" office:value-type="float" office:value="273441" calcext:value-type="float">
            <text:p>273441</text:p>
          </table:table-cell>
          <table:table-cell table:formula="of:=[.C5]+MIN([.C87];[.D167])" office:value-type="float" office:value="270327" calcext:value-type="float">
            <text:p>270327</text:p>
          </table:table-cell>
          <table:table-cell table:formula="of:=[.D5]+MIN([.D87];[.E167])" office:value-type="float" office:value="262567" calcext:value-type="float">
            <text:p>262567</text:p>
          </table:table-cell>
          <table:table-cell table:formula="of:=[.E5]+MIN([.E87];[.F167])" office:value-type="float" office:value="261473" calcext:value-type="float">
            <text:p>261473</text:p>
          </table:table-cell>
          <table:table-cell table:formula="of:=[.F5]+MIN([.F87];[.G167])" office:value-type="float" office:value="255323" calcext:value-type="float">
            <text:p>255323</text:p>
          </table:table-cell>
          <table:table-cell table:formula="of:=[.G5]+MIN([.G87];[.H167])" office:value-type="float" office:value="250141" calcext:value-type="float">
            <text:p>250141</text:p>
          </table:table-cell>
          <table:table-cell table:formula="of:=[.H5]+MIN([.H87];[.I167])" office:value-type="float" office:value="242783" calcext:value-type="float">
            <text:p>242783</text:p>
          </table:table-cell>
          <table:table-cell table:formula="of:=[.I5]+MIN([.I87];[.J167])" office:value-type="float" office:value="235396" calcext:value-type="float">
            <text:p>235396</text:p>
          </table:table-cell>
          <table:table-cell table:formula="of:=[.J5]+MIN([.J87];[.K167])" office:value-type="float" office:value="230899" calcext:value-type="float">
            <text:p>230899</text:p>
          </table:table-cell>
          <table:table-cell table:formula="of:=[.K5]+MIN([.K87];[.L167])" office:value-type="float" office:value="229944" calcext:value-type="float">
            <text:p>229944</text:p>
          </table:table-cell>
          <table:table-cell table:formula="of:=[.L5]+MIN([.L87];[.M167])" office:value-type="float" office:value="229843" calcext:value-type="float">
            <text:p>229843</text:p>
          </table:table-cell>
          <table:table-cell table:formula="of:=[.M5]+MIN([.M87];[.N167])" office:value-type="float" office:value="233633" calcext:value-type="float">
            <text:p>233633</text:p>
          </table:table-cell>
          <table:table-cell table:formula="of:=[.N5]+MIN([.N87];[.O167])" office:value-type="float" office:value="227386" calcext:value-type="float">
            <text:p>227386</text:p>
          </table:table-cell>
          <table:table-cell table:formula="of:=[.O5]+MIN([.O87];[.P167])" office:value-type="float" office:value="224635" calcext:value-type="float">
            <text:p>224635</text:p>
          </table:table-cell>
          <table:table-cell table:formula="of:=[.P5]+MIN([.P87];[.Q167])" office:value-type="float" office:value="217625" calcext:value-type="float">
            <text:p>217625</text:p>
          </table:table-cell>
          <table:table-cell table:formula="of:=[.Q5]+MIN([.Q87];[.R167])" office:value-type="float" office:value="216482" calcext:value-type="float">
            <text:p>216482</text:p>
          </table:table-cell>
          <table:table-cell table:formula="of:=[.R5]+MIN([.R87];[.S167])" office:value-type="float" office:value="211953" calcext:value-type="float">
            <text:p>211953</text:p>
          </table:table-cell>
          <table:table-cell table:formula="of:=[.S5]+MIN([.S87];[.T167])" office:value-type="float" office:value="206998" calcext:value-type="float">
            <text:p>206998</text:p>
          </table:table-cell>
          <table:table-cell table:formula="of:=[.T5]+MIN([.T87];[.U167])" office:value-type="float" office:value="203502" calcext:value-type="float">
            <text:p>203502</text:p>
          </table:table-cell>
          <table:table-cell table:formula="of:=[.U5]+MIN([.U87];[.V167])" office:value-type="float" office:value="203395" calcext:value-type="float">
            <text:p>203395</text:p>
          </table:table-cell>
          <table:table-cell table:formula="of:=[.V5]+MIN([.V87];[.W167])" office:value-type="float" office:value="206835" calcext:value-type="float">
            <text:p>206835</text:p>
          </table:table-cell>
          <table:table-cell table:formula="of:=[.W5]+MIN([.W87];[.X167])" office:value-type="float" office:value="198564" calcext:value-type="float">
            <text:p>198564</text:p>
          </table:table-cell>
          <table:table-cell table:formula="of:=[.X5]+MIN([.X87];[.Y167])" office:value-type="float" office:value="201974" calcext:value-type="float">
            <text:p>201974</text:p>
          </table:table-cell>
          <table:table-cell table:formula="of:=[.Y5]+MIN([.Y87];[.Z167])" office:value-type="float" office:value="199026" calcext:value-type="float">
            <text:p>199026</text:p>
          </table:table-cell>
          <table:table-cell table:formula="of:=[.Z5]+MIN([.Z87];[.AA167])" office:value-type="float" office:value="195223" calcext:value-type="float">
            <text:p>195223</text:p>
          </table:table-cell>
          <table:table-cell table:formula="of:=[.AA5]+MIN([.AA87];[.AB167])" office:value-type="float" office:value="194784" calcext:value-type="float">
            <text:p>194784</text:p>
          </table:table-cell>
          <table:table-cell table:formula="of:=[.AB5]+MIN([.AB87];[.AC167])" office:value-type="float" office:value="188847" calcext:value-type="float">
            <text:p>188847</text:p>
          </table:table-cell>
          <table:table-cell table:formula="of:=[.AC5]+MIN([.AC87];[.AD167])" office:value-type="float" office:value="180846" calcext:value-type="float">
            <text:p>180846</text:p>
          </table:table-cell>
          <table:table-cell table:formula="of:=[.AD5]+MIN([.AD87];[.AE167])" office:value-type="float" office:value="174742" calcext:value-type="float">
            <text:p>174742</text:p>
          </table:table-cell>
          <table:table-cell table:formula="of:=[.AE5]+MIN([.AE87];[.AF167])" office:value-type="float" office:value="166460" calcext:value-type="float">
            <text:p>166460</text:p>
          </table:table-cell>
          <table:table-cell table:formula="of:=[.AF5]+MIN([.AF87];[.AG167])" office:value-type="float" office:value="162295" calcext:value-type="float">
            <text:p>162295</text:p>
          </table:table-cell>
          <table:table-cell table:formula="of:=[.AG5]+MIN([.AG87];[.AH167])" office:value-type="float" office:value="158653" calcext:value-type="float">
            <text:p>158653</text:p>
          </table:table-cell>
          <table:table-cell table:formula="of:=[.AH5]+MIN([.AH87];[.AI167])" office:value-type="float" office:value="157943" calcext:value-type="float">
            <text:p>157943</text:p>
          </table:table-cell>
          <table:table-cell table:formula="of:=[.AI5]+MIN([.AI87];[.AJ167])" office:value-type="float" office:value="155553" calcext:value-type="float">
            <text:p>155553</text:p>
          </table:table-cell>
          <table:table-cell table:formula="of:=[.AJ5]+MIN([.AJ87];[.AK167])" office:value-type="float" office:value="154978" calcext:value-type="float">
            <text:p>154978</text:p>
          </table:table-cell>
          <table:table-cell table:formula="of:=[.AK5]+MIN([.AK87];[.AL167])" office:value-type="float" office:value="154263" calcext:value-type="float">
            <text:p>154263</text:p>
          </table:table-cell>
          <table:table-cell table:formula="of:=[.AL5]+MIN([.AL87];[.AM167])" office:value-type="float" office:value="151611" calcext:value-type="float">
            <text:p>151611</text:p>
          </table:table-cell>
          <table:table-cell table:formula="of:=[.AM5]+MIN([.AM87];[.AN167])" office:value-type="float" office:value="144647" calcext:value-type="float">
            <text:p>144647</text:p>
          </table:table-cell>
          <table:table-cell table:formula="of:=[.AN5]+MIN([.AN87];[.AO167])" office:value-type="float" office:value="140430" calcext:value-type="float">
            <text:p>140430</text:p>
          </table:table-cell>
          <table:table-cell table:formula="of:=[.AO5]+MIN([.AO87];[.AP167])" office:value-type="float" office:value="140238" calcext:value-type="float">
            <text:p>140238</text:p>
          </table:table-cell>
          <table:table-cell table:formula="of:=[.AP5]+MIN([.AP87];[.AQ167])" office:value-type="float" office:value="134289" calcext:value-type="float">
            <text:p>134289</text:p>
          </table:table-cell>
          <table:table-cell table:formula="of:=[.AQ5]+MIN([.AQ87];[.AR167])" office:value-type="float" office:value="127283" calcext:value-type="float">
            <text:p>127283</text:p>
          </table:table-cell>
          <table:table-cell table:formula="of:=[.AR5]+MIN([.AR87];[.AS167])" office:value-type="float" office:value="126568" calcext:value-type="float">
            <text:p>126568</text:p>
          </table:table-cell>
          <table:table-cell table:formula="of:=[.AS5]+MIN([.AS87];[.AT167])" office:value-type="float" office:value="123240" calcext:value-type="float">
            <text:p>123240</text:p>
          </table:table-cell>
          <table:table-cell table:formula="of:=[.AT5]+MIN([.AT87];[.AU167])" office:value-type="float" office:value="122088" calcext:value-type="float">
            <text:p>122088</text:p>
          </table:table-cell>
          <table:table-cell table:formula="of:=[.AU5]+MIN([.AU87];[.AV167])" office:value-type="float" office:value="125199" calcext:value-type="float">
            <text:p>125199</text:p>
          </table:table-cell>
          <table:table-cell table:formula="of:=[.AV5]+MIN([.AV87];[.AW167])" office:value-type="float" office:value="117155" calcext:value-type="float">
            <text:p>117155</text:p>
          </table:table-cell>
          <table:table-cell table:formula="of:=[.AW5]+MIN([.AW87];[.AX167])" office:value-type="float" office:value="112836" calcext:value-type="float">
            <text:p>112836</text:p>
          </table:table-cell>
          <table:table-cell table:formula="of:=[.AX5]+MIN([.AX87];[.AY167])" office:value-type="float" office:value="111101" calcext:value-type="float">
            <text:p>111101</text:p>
          </table:table-cell>
          <table:table-cell table:formula="of:=[.AY5]+MIN([.AY87];[.AZ167])" office:value-type="float" office:value="111613" calcext:value-type="float">
            <text:p>111613</text:p>
          </table:table-cell>
          <table:table-cell table:formula="of:=[.AZ5]+MIN([.AZ87];[.BA167])" office:value-type="float" office:value="110051" calcext:value-type="float">
            <text:p>110051</text:p>
          </table:table-cell>
          <table:table-cell table:formula="of:=[.BA5]+MIN([.BA87];[.BB167])" office:value-type="float" office:value="106005" calcext:value-type="float">
            <text:p>106005</text:p>
          </table:table-cell>
          <table:table-cell table:formula="of:=[.BB5]+MIN([.BB87];[.BC167])" office:value-type="float" office:value="102810" calcext:value-type="float">
            <text:p>102810</text:p>
          </table:table-cell>
          <table:table-cell table:formula="of:=[.BC5]+MIN([.BC87];[.BD167])" office:value-type="float" office:value="98697" calcext:value-type="float">
            <text:p>98697</text:p>
          </table:table-cell>
          <table:table-cell table:formula="of:=[.BD5]+MIN([.BD87];[.BE167])" office:value-type="float" office:value="97801" calcext:value-type="float">
            <text:p>97801</text:p>
          </table:table-cell>
          <table:table-cell table:formula="of:=[.BE5]+MIN([.BE87];[.BF167])" office:value-type="float" office:value="93020" calcext:value-type="float">
            <text:p>93020</text:p>
          </table:table-cell>
          <table:table-cell table:formula="of:=[.BF5]+MIN([.BF87];[.BG167])" office:value-type="float" office:value="86221" calcext:value-type="float">
            <text:p>86221</text:p>
          </table:table-cell>
          <table:table-cell table:formula="of:=[.BG5]+MIN([.BG87];[.BH167])" office:value-type="float" office:value="85619" calcext:value-type="float">
            <text:p>85619</text:p>
          </table:table-cell>
          <table:table-cell table:formula="of:=[.BH5]+MIN([.BH87];[.BI167])" office:value-type="float" office:value="84115" calcext:value-type="float">
            <text:p>84115</text:p>
          </table:table-cell>
          <table:table-cell table:formula="of:=[.BI5]+MIN([.BI87];[.BJ167])" office:value-type="float" office:value="77870" calcext:value-type="float">
            <text:p>77870</text:p>
          </table:table-cell>
          <table:table-cell table:formula="of:=[.BJ5]+MIN([.BJ87];[.BK167])" office:value-type="float" office:value="71320" calcext:value-type="float">
            <text:p>71320</text:p>
          </table:table-cell>
          <table:table-cell table:formula="of:=[.BK5]+MIN([.BK87];[.BL167])" office:value-type="float" office:value="69903" calcext:value-type="float">
            <text:p>69903</text:p>
          </table:table-cell>
          <table:table-cell table:formula="of:=[.BL5]+MIN([.BL87];[.BM167])" office:value-type="float" office:value="68560" calcext:value-type="float">
            <text:p>68560</text:p>
          </table:table-cell>
          <table:table-cell table:formula="of:=[.BM5]+MIN([.BM87];[.BN167])" office:value-type="float" office:value="67837" calcext:value-type="float">
            <text:p>67837</text:p>
          </table:table-cell>
          <table:table-cell table:formula="of:=[.BN5]+MIN([.BN87];[.BO167])" office:value-type="float" office:value="64052" calcext:value-type="float">
            <text:p>64052</text:p>
          </table:table-cell>
          <table:table-cell table:formula="of:=[.BO5]+MIN([.BO87];[.BP167])" office:value-type="float" office:value="64860" calcext:value-type="float">
            <text:p>64860</text:p>
          </table:table-cell>
          <table:table-cell table:formula="of:=[.BP5]+MIN([.BP87];[.BQ167])" office:value-type="float" office:value="65121" calcext:value-type="float">
            <text:p>65121</text:p>
          </table:table-cell>
          <table:table-cell table:formula="of:=[.BQ5]+MIN([.BQ87];[.BR167])" office:value-type="float" office:value="55750" calcext:value-type="float">
            <text:p>55750</text:p>
          </table:table-cell>
          <table:table-cell table:formula="of:=[.BR5]+MIN([.BR87];[.BS167])" office:value-type="float" office:value="50330" calcext:value-type="float">
            <text:p>50330</text:p>
          </table:table-cell>
          <table:table-cell table:formula="of:=[.BS5]+MIN([.BS87];[.BT167])" office:value-type="float" office:value="45262" calcext:value-type="float">
            <text:p>45262</text:p>
          </table:table-cell>
          <table:table-cell table:formula="of:=[.BT5]+MIN([.BT87];[.BU167])" office:value-type="float" office:value="42992" calcext:value-type="float">
            <text:p>42992</text:p>
          </table:table-cell>
          <table:table-cell table:formula="of:=[.BU5]+MIN([.BU87];[.BV167])" office:value-type="float" office:value="38110" calcext:value-type="float">
            <text:p>38110</text:p>
          </table:table-cell>
          <table:table-cell table:formula="of:=[.BV5]+MIN([.BV87];[.BW167])" office:value-type="float" office:value="33869" calcext:value-type="float">
            <text:p>33869</text:p>
          </table:table-cell>
          <table:table-cell table:formula="of:=[.BW5]+MIN([.BW87];[.BX167])" office:value-type="float" office:value="30048" calcext:value-type="float">
            <text:p>30048</text:p>
          </table:table-cell>
          <table:table-cell table:formula="of:=[.BX5]+MIN([.BX87];[.BY167])" office:value-type="float" office:value="26805" calcext:value-type="float">
            <text:p>26805</text:p>
          </table:table-cell>
          <table:table-cell table:formula="of:=[.BY5]+MIN([.BY87];[.BZ167])" office:value-type="float" office:value="23816" calcext:value-type="float">
            <text:p>23816</text:p>
          </table:table-cell>
          <table:table-cell table:formula="of:=[.BZ5]+MIN([.BZ87];[.CA167])" office:value-type="float" office:value="15382" calcext:value-type="float">
            <text:p>15382</text:p>
          </table:table-cell>
          <table:table-cell table:formula="of:=[.CA5]+MIN([.CA87];[.CB167])" office:value-type="float" office:value="11443" calcext:value-type="float">
            <text:p>11443</text:p>
          </table:table-cell>
          <table:table-cell table:formula="of:=[.CB5]" office:value-type="float" office:value="2187" calcext:value-type="float">
            <text:p>2187</text:p>
          </table:table-cell>
        </table:table-row>
        <table:table-row table:style-name="ro1">
          <table:table-cell table:formula="of:=[.A6]+MIN([.A88];[.B168])" office:value-type="float" office:value="272324" calcext:value-type="float">
            <text:p>272324</text:p>
          </table:table-cell>
          <table:table-cell table:formula="of:=[.B6]+MIN([.B88];[.C168])" office:value-type="float" office:value="276797" calcext:value-type="float">
            <text:p>276797</text:p>
          </table:table-cell>
          <table:table-cell table:formula="of:=[.C6]+MIN([.C88];[.D168])" office:value-type="float" office:value="268827" calcext:value-type="float">
            <text:p>268827</text:p>
          </table:table-cell>
          <table:table-cell table:formula="of:=[.D6]+MIN([.D88];[.E168])" office:value-type="float" office:value="269206" calcext:value-type="float">
            <text:p>269206</text:p>
          </table:table-cell>
          <table:table-cell table:formula="of:=[.E6]+MIN([.E88];[.F168])" office:value-type="float" office:value="259209" calcext:value-type="float">
            <text:p>259209</text:p>
          </table:table-cell>
          <table:table-cell table:formula="of:=[.F6]+MIN([.F88];[.G168])" office:value-type="float" office:value="251832" calcext:value-type="float">
            <text:p>251832</text:p>
          </table:table-cell>
          <table:table-cell table:formula="of:=[.G6]+MIN([.G88];[.H168])" office:value-type="float" office:value="244150" calcext:value-type="float">
            <text:p>244150</text:p>
          </table:table-cell>
          <table:table-cell table:formula="of:=[.H6]+MIN([.H88];[.I168])" office:value-type="float" office:value="242836" calcext:value-type="float">
            <text:p>242836</text:p>
          </table:table-cell>
          <table:table-cell table:formula="of:=[.I6]+MIN([.I88];[.J168])" office:value-type="float" office:value="242853" calcext:value-type="float">
            <text:p>242853</text:p>
          </table:table-cell>
          <table:table-cell table:formula="of:=[.J6]+MIN([.J88];[.K168])" office:value-type="float" office:value="236571" calcext:value-type="float">
            <text:p>236571</text:p>
          </table:table-cell>
          <table:table-cell table:formula="of:=[.K6]+MIN([.K88];[.L168])" office:value-type="float" office:value="230261" calcext:value-type="float">
            <text:p>230261</text:p>
          </table:table-cell>
          <table:table-cell table:formula="of:=[.L6]+MIN([.L88];[.M168])" office:value-type="float" office:value="228365" calcext:value-type="float">
            <text:p>228365</text:p>
          </table:table-cell>
          <table:table-cell table:formula="of:=[.M6]+MIN([.M88];[.N168])" office:value-type="float" office:value="225856" calcext:value-type="float">
            <text:p>225856</text:p>
          </table:table-cell>
          <table:table-cell table:formula="of:=[.N6]+MIN([.N88];[.O168])" office:value-type="float" office:value="220420" calcext:value-type="float">
            <text:p>220420</text:p>
          </table:table-cell>
          <table:table-cell table:formula="of:=[.O6]+MIN([.O88];[.P168])" office:value-type="float" office:value="218688" calcext:value-type="float">
            <text:p>218688</text:p>
          </table:table-cell>
          <table:table-cell table:formula="of:=[.P6]+MIN([.P88];[.Q168])" office:value-type="float" office:value="209208" calcext:value-type="float">
            <text:p>209208</text:p>
          </table:table-cell>
          <table:table-cell table:formula="of:=[.Q6]+MIN([.Q88];[.R168])" office:value-type="float" office:value="210029" calcext:value-type="float">
            <text:p>210029</text:p>
          </table:table-cell>
          <table:table-cell table:formula="of:=[.R6]+MIN([.R88];[.S168])" office:value-type="float" office:value="209533" calcext:value-type="float">
            <text:p>209533</text:p>
          </table:table-cell>
          <table:table-cell table:formula="of:=[.S6]+MIN([.S88];[.T168])" office:value-type="float" office:value="209751" calcext:value-type="float">
            <text:p>209751</text:p>
          </table:table-cell>
          <table:table-cell table:formula="of:=[.T6]+MIN([.T88];[.U168])" office:value-type="float" office:value="210321" calcext:value-type="float">
            <text:p>210321</text:p>
          </table:table-cell>
          <table:table-cell table:formula="of:=[.U6]+MIN([.U88];[.V168])" office:value-type="float" office:value="202946" calcext:value-type="float">
            <text:p>202946</text:p>
          </table:table-cell>
          <table:table-cell table:formula="of:=[.V6]+MIN([.V88];[.W168])" office:value-type="float" office:value="200739" calcext:value-type="float">
            <text:p>200739</text:p>
          </table:table-cell>
          <table:table-cell table:formula="of:=[.W6]+MIN([.W88];[.X168])" office:value-type="float" office:value="198433" calcext:value-type="float">
            <text:p>198433</text:p>
          </table:table-cell>
          <table:table-cell table:formula="of:=[.X6]+MIN([.X88];[.Y168])" office:value-type="float" office:value="201491" calcext:value-type="float">
            <text:p>201491</text:p>
          </table:table-cell>
          <table:table-cell table:formula="of:=[.Y6]+MIN([.Y88];[.Z168])" office:value-type="float" office:value="199141" calcext:value-type="float">
            <text:p>199141</text:p>
          </table:table-cell>
          <table:table-cell table:formula="of:=[.Z6]+MIN([.Z88];[.AA168])" office:value-type="float" office:value="195708" calcext:value-type="float">
            <text:p>195708</text:p>
          </table:table-cell>
          <table:table-cell table:formula="of:=[.AA6]+MIN([.AA88];[.AB168])" office:value-type="float" office:value="192830" calcext:value-type="float">
            <text:p>192830</text:p>
          </table:table-cell>
          <table:table-cell table:formula="of:=[.AB6]+MIN([.AB88];[.AC168])" office:value-type="float" office:value="184690" calcext:value-type="float">
            <text:p>184690</text:p>
          </table:table-cell>
          <table:table-cell table:formula="of:=[.AC6]+MIN([.AC88];[.AD168])" office:value-type="float" office:value="178757" calcext:value-type="float">
            <text:p>178757</text:p>
          </table:table-cell>
          <table:table-cell table:formula="of:=[.AD6]+MIN([.AD88];[.AE168])" office:value-type="float" office:value="170069" calcext:value-type="float">
            <text:p>170069</text:p>
          </table:table-cell>
          <table:table-cell table:formula="of:=[.AE6]+MIN([.AE88];[.AF168])" office:value-type="float" office:value="171837" calcext:value-type="float">
            <text:p>171837</text:p>
          </table:table-cell>
          <table:table-cell table:formula="of:=[.AF6]+MIN([.AF88];[.AG168])" office:value-type="float" office:value="172157" calcext:value-type="float">
            <text:p>172157</text:p>
          </table:table-cell>
          <table:table-cell table:formula="of:=[.AG6]+MIN([.AG88];[.AH168])" office:value-type="float" office:value="170031" calcext:value-type="float">
            <text:p>170031</text:p>
          </table:table-cell>
          <table:table-cell table:formula="of:=[.AH6]+MIN([.AH88];[.AI168])" office:value-type="float" office:value="167197" calcext:value-type="float">
            <text:p>167197</text:p>
          </table:table-cell>
          <table:table-cell table:formula="of:=[.AI6]+MIN([.AI88];[.AJ168])" office:value-type="float" office:value="162551" calcext:value-type="float">
            <text:p>162551</text:p>
          </table:table-cell>
          <table:table-cell table:formula="of:=[.AJ6]+MIN([.AJ88];[.AK168])" office:value-type="float" office:value="155218" calcext:value-type="float">
            <text:p>155218</text:p>
          </table:table-cell>
          <table:table-cell table:formula="of:=[.AK6]+MIN([.AK88];[.AL168])" office:value-type="float" office:value="151174" calcext:value-type="float">
            <text:p>151174</text:p>
          </table:table-cell>
          <table:table-cell table:formula="of:=[.AL6]+MIN([.AL88];[.AM168])" office:value-type="float" office:value="148883" calcext:value-type="float">
            <text:p>148883</text:p>
          </table:table-cell>
          <table:table-cell table:formula="of:=[.AM6]+MIN([.AM88];[.AN168])" office:value-type="float" office:value="150266" calcext:value-type="float">
            <text:p>150266</text:p>
          </table:table-cell>
          <table:table-cell table:formula="of:=[.AN6]+MIN([.AN88];[.AO168])" office:value-type="float" office:value="152772" calcext:value-type="float">
            <text:p>152772</text:p>
          </table:table-cell>
          <table:table-cell table:formula="of:=[.AO6]+MIN([.AO88];[.AP168])" office:value-type="float" office:value="145382" calcext:value-type="float">
            <text:p>145382</text:p>
          </table:table-cell>
          <table:table-cell table:formula="of:=[.AP6]+MIN([.AP88];[.AQ168])" office:value-type="float" office:value="136684" calcext:value-type="float">
            <text:p>136684</text:p>
          </table:table-cell>
          <table:table-cell table:formula="of:=[.AQ6]+MIN([.AQ88];[.AR168])" office:value-type="float" office:value="134629" calcext:value-type="float">
            <text:p>134629</text:p>
          </table:table-cell>
          <table:table-cell table:formula="of:=[.AR6]+MIN([.AR88];[.AS168])" office:value-type="float" office:value="130951" calcext:value-type="float">
            <text:p>130951</text:p>
          </table:table-cell>
          <table:table-cell table:formula="of:=[.AS6]+MIN([.AS88];[.AT168])" office:value-type="float" office:value="123847" calcext:value-type="float">
            <text:p>123847</text:p>
          </table:table-cell>
          <table:table-cell table:formula="of:=[.AT6]+MIN([.AT88];[.AU168])" office:value-type="float" office:value="122022" calcext:value-type="float">
            <text:p>122022</text:p>
          </table:table-cell>
          <table:table-cell table:formula="of:=[.AU6]+MIN([.AU88];[.AV168])" office:value-type="float" office:value="119982" calcext:value-type="float">
            <text:p>119982</text:p>
          </table:table-cell>
          <table:table-cell table:formula="of:=[.AV6]+MIN([.AV88];[.AW168])" office:value-type="float" office:value="119842" calcext:value-type="float">
            <text:p>119842</text:p>
          </table:table-cell>
          <table:table-cell table:formula="of:=[.AW6]+MIN([.AW88];[.AX168])" office:value-type="float" office:value="115860" calcext:value-type="float">
            <text:p>115860</text:p>
          </table:table-cell>
          <table:table-cell table:formula="of:=[.AX6]+MIN([.AX88];[.AY168])" office:value-type="float" office:value="110955" calcext:value-type="float">
            <text:p>110955</text:p>
          </table:table-cell>
          <table:table-cell table:formula="of:=[.AY6]+MIN([.AY88];[.AZ168])" office:value-type="float" office:value="106795" calcext:value-type="float">
            <text:p>106795</text:p>
          </table:table-cell>
          <table:table-cell table:formula="of:=[.AZ6]+MIN([.AZ88];[.BA168])" office:value-type="float" office:value="104595" calcext:value-type="float">
            <text:p>104595</text:p>
          </table:table-cell>
          <table:table-cell table:formula="of:=[.BA6]+MIN([.BA88];[.BB168])" office:value-type="float" office:value="99554" calcext:value-type="float">
            <text:p>99554</text:p>
          </table:table-cell>
          <table:table-cell table:formula="of:=[.BB6]+MIN([.BB88];[.BC168])" office:value-type="float" office:value="99122" calcext:value-type="float">
            <text:p>99122</text:p>
          </table:table-cell>
          <table:table-cell table:formula="of:=[.BC6]+MIN([.BC88];[.BD168])" office:value-type="float" office:value="97634" calcext:value-type="float">
            <text:p>97634</text:p>
          </table:table-cell>
          <table:table-cell table:formula="of:=[.BD6]+MIN([.BD88];[.BE168])" office:value-type="float" office:value="95366" calcext:value-type="float">
            <text:p>95366</text:p>
          </table:table-cell>
          <table:table-cell table:formula="of:=[.BE6]+MIN([.BE88];[.BF168])" office:value-type="float" office:value="94191" calcext:value-type="float">
            <text:p>94191</text:p>
          </table:table-cell>
          <table:table-cell table:formula="of:=[.BF6]+MIN([.BF88];[.BG168])" office:value-type="float" office:value="92110" calcext:value-type="float">
            <text:p>92110</text:p>
          </table:table-cell>
          <table:table-cell table:formula="of:=[.BG6]+MIN([.BG88];[.BH168])" office:value-type="float" office:value="88647" calcext:value-type="float">
            <text:p>88647</text:p>
          </table:table-cell>
          <table:table-cell table:formula="of:=[.BH6]+MIN([.BH88];[.BI168])" office:value-type="float" office:value="83320" calcext:value-type="float">
            <text:p>83320</text:p>
          </table:table-cell>
          <table:table-cell table:formula="of:=[.BI6]+MIN([.BI88];[.BJ168])" office:value-type="float" office:value="76008" calcext:value-type="float">
            <text:p>76008</text:p>
          </table:table-cell>
          <table:table-cell table:formula="of:=[.BJ6]+MIN([.BJ88];[.BK168])" office:value-type="float" office:value="79192" calcext:value-type="float">
            <text:p>79192</text:p>
          </table:table-cell>
          <table:table-cell table:formula="of:=[.BK6]+MIN([.BK88];[.BL168])" office:value-type="float" office:value="80337" calcext:value-type="float">
            <text:p>80337</text:p>
          </table:table-cell>
          <table:table-cell table:formula="of:=[.BL6]+MIN([.BL88];[.BM168])" office:value-type="float" office:value="71872" calcext:value-type="float">
            <text:p>71872</text:p>
          </table:table-cell>
          <table:table-cell table:formula="of:=[.BM6]+MIN([.BM88];[.BN168])" office:value-type="float" office:value="66804" calcext:value-type="float">
            <text:p>66804</text:p>
          </table:table-cell>
          <table:table-cell table:formula="of:=[.BN6]+MIN([.BN88];[.BO168])" office:value-type="float" office:value="63351" calcext:value-type="float">
            <text:p>63351</text:p>
          </table:table-cell>
          <table:table-cell table:formula="of:=[.BO6]+MIN([.BO88];[.BP168])" office:value-type="float" office:value="60315" calcext:value-type="float">
            <text:p>60315</text:p>
          </table:table-cell>
          <table:table-cell table:formula="of:=[.BP6]+MIN([.BP88];[.BQ168])" office:value-type="float" office:value="58664" calcext:value-type="float">
            <text:p>58664</text:p>
          </table:table-cell>
          <table:table-cell table:formula="of:=[.BQ6]+MIN([.BQ88];[.BR168])" office:value-type="float" office:value="50758" calcext:value-type="float">
            <text:p>50758</text:p>
          </table:table-cell>
          <table:table-cell table:formula="of:=[.BR6]+MIN([.BR88];[.BS168])" office:value-type="float" office:value="51780" calcext:value-type="float">
            <text:p>51780</text:p>
          </table:table-cell>
          <table:table-cell table:formula="of:=[.BS6]+MIN([.BS88];[.BT168])" office:value-type="float" office:value="42530" calcext:value-type="float">
            <text:p>42530</text:p>
          </table:table-cell>
          <table:table-cell table:formula="of:=[.BT6]+MIN([.BT88];[.BU168])" office:value-type="float" office:value="40955" calcext:value-type="float">
            <text:p>40955</text:p>
          </table:table-cell>
          <table:table-cell table:formula="of:=[.BU6]+MIN([.BU88];[.BV168])" office:value-type="float" office:value="36935" calcext:value-type="float">
            <text:p>36935</text:p>
          </table:table-cell>
          <table:table-cell table:formula="of:=[.BV6]+MIN([.BV88];[.BW168])" office:value-type="float" office:value="28826" calcext:value-type="float">
            <text:p>28826</text:p>
          </table:table-cell>
          <table:table-cell table:formula="of:=[.BW6]+MIN([.BW88];[.BX168])" office:value-type="float" office:value="22175" calcext:value-type="float">
            <text:p>22175</text:p>
          </table:table-cell>
          <table:table-cell table:formula="of:=[.BX6]+MIN([.BX88];[.BY168])" office:value-type="float" office:value="18763" calcext:value-type="float">
            <text:p>18763</text:p>
          </table:table-cell>
          <table:table-cell table:formula="of:=[.BY6]+MIN([.BY88];[.BZ168])" office:value-type="float" office:value="18418" calcext:value-type="float">
            <text:p>18418</text:p>
          </table:table-cell>
          <table:table-cell table:formula="of:=[.BZ6]+MIN([.BZ88];[.CA168])" office:value-type="float" office:value="17540" calcext:value-type="float">
            <text:p>17540</text:p>
          </table:table-cell>
          <table:table-cell table:formula="of:=[.CA6]+MIN([.CA88];[.CB168])" office:value-type="float" office:value="12388" calcext:value-type="float">
            <text:p>12388</text:p>
          </table:table-cell>
          <table:table-cell table:formula="of:=[.CB6]" office:value-type="float" office:value="7505" calcext:value-type="float">
            <text:p>7505</text:p>
          </table:table-cell>
        </table:table-row>
        <table:table-row table:style-name="ro1">
          <table:table-cell table:formula="of:=[.A7]+MIN([.A89];[.B169])" office:value-type="float" office:value="268704" calcext:value-type="float">
            <text:p>268704</text:p>
          </table:table-cell>
          <table:table-cell table:formula="of:=[.B7]+MIN([.B89];[.C169])" office:value-type="float" office:value="268773" calcext:value-type="float">
            <text:p>268773</text:p>
          </table:table-cell>
          <table:table-cell table:formula="of:=[.C7]+MIN([.C89];[.D169])" office:value-type="float" office:value="268250" calcext:value-type="float">
            <text:p>268250</text:p>
          </table:table-cell>
          <table:table-cell table:formula="of:=[.D7]+MIN([.D89];[.E169])" office:value-type="float" office:value="259242" calcext:value-type="float">
            <text:p>259242</text:p>
          </table:table-cell>
          <table:table-cell table:formula="of:=[.E7]+MIN([.E89];[.F169])" office:value-type="float" office:value="257628" calcext:value-type="float">
            <text:p>257628</text:p>
          </table:table-cell>
          <table:table-cell table:formula="of:=[.F7]+MIN([.F89];[.G169])" office:value-type="float" office:value="252231" calcext:value-type="float">
            <text:p>252231</text:p>
          </table:table-cell>
          <table:table-cell table:formula="of:=[.G7]+MIN([.G89];[.H169])" office:value-type="float" office:value="248503" calcext:value-type="float">
            <text:p>248503</text:p>
          </table:table-cell>
          <table:table-cell table:formula="of:=[.H7]+MIN([.H89];[.I169])" office:value-type="float" office:value="245851" calcext:value-type="float">
            <text:p>245851</text:p>
          </table:table-cell>
          <table:table-cell table:formula="of:=[.I7]+MIN([.I89];[.J169])" office:value-type="float" office:value="243957" calcext:value-type="float">
            <text:p>243957</text:p>
          </table:table-cell>
          <table:table-cell table:formula="of:=[.J7]+MIN([.J89];[.K169])" office:value-type="float" office:value="243187" calcext:value-type="float">
            <text:p>243187</text:p>
          </table:table-cell>
          <table:table-cell table:formula="of:=[.K7]+MIN([.K89];[.L169])" office:value-type="float" office:value="233999" calcext:value-type="float">
            <text:p>233999</text:p>
          </table:table-cell>
          <table:table-cell table:formula="of:=[.L7]+MIN([.L89];[.M169])" office:value-type="float" office:value="229751" calcext:value-type="float">
            <text:p>229751</text:p>
          </table:table-cell>
          <table:table-cell table:formula="of:=[.M7]+MIN([.M89];[.N169])" office:value-type="float" office:value="227258" calcext:value-type="float">
            <text:p>227258</text:p>
          </table:table-cell>
          <table:table-cell table:formula="of:=[.N7]+MIN([.N89];[.O169])" office:value-type="float" office:value="226416" calcext:value-type="float">
            <text:p>226416</text:p>
          </table:table-cell>
          <table:table-cell table:formula="of:=[.O7]+MIN([.O89];[.P169])" office:value-type="float" office:value="218089" calcext:value-type="float">
            <text:p>218089</text:p>
          </table:table-cell>
          <table:table-cell table:formula="of:=[.P7]+MIN([.P89];[.Q169])" office:value-type="float" office:value="208502" calcext:value-type="float">
            <text:p>208502</text:p>
          </table:table-cell>
          <table:table-cell table:formula="of:=[.Q7]+MIN([.Q89];[.R169])" office:value-type="float" office:value="214641" calcext:value-type="float">
            <text:p>214641</text:p>
          </table:table-cell>
          <table:table-cell table:formula="of:=[.R7]+MIN([.R89];[.S169])" office:value-type="float" office:value="209432" calcext:value-type="float">
            <text:p>209432</text:p>
          </table:table-cell>
          <table:table-cell table:formula="of:=[.S7]+MIN([.S89];[.T169])" office:value-type="float" office:value="203519" calcext:value-type="float">
            <text:p>203519</text:p>
          </table:table-cell>
          <table:table-cell table:formula="of:=[.T7]+MIN([.T89];[.U169])" office:value-type="float" office:value="203426" calcext:value-type="float">
            <text:p>203426</text:p>
          </table:table-cell>
          <table:table-cell table:formula="of:=[.U7]+MIN([.U89];[.V169])" office:value-type="float" office:value="201527" calcext:value-type="float">
            <text:p>201527</text:p>
          </table:table-cell>
          <table:table-cell table:formula="of:=[.V7]+MIN([.V89];[.W169])" office:value-type="float" office:value="201199" calcext:value-type="float">
            <text:p>201199</text:p>
          </table:table-cell>
          <table:table-cell table:formula="of:=[.W7]+MIN([.W89];[.X169])" office:value-type="float" office:value="198323" calcext:value-type="float">
            <text:p>198323</text:p>
          </table:table-cell>
          <table:table-cell table:formula="of:=[.X7]+MIN([.X89];[.Y169])" office:value-type="float" office:value="194719" calcext:value-type="float">
            <text:p>194719</text:p>
          </table:table-cell>
          <table:table-cell table:formula="of:=[.Y7]+MIN([.Y89];[.Z169])" office:value-type="float" office:value="202464" calcext:value-type="float">
            <text:p>202464</text:p>
          </table:table-cell>
          <table:table-cell table:formula="of:=[.Z7]+MIN([.Z89];[.AA169])" office:value-type="float" office:value="194422" calcext:value-type="float">
            <text:p>194422</text:p>
          </table:table-cell>
          <table:table-cell table:formula="of:=[.AA7]+MIN([.AA89];[.AB169])" office:value-type="float" office:value="187514" calcext:value-type="float">
            <text:p>187514</text:p>
          </table:table-cell>
          <table:table-cell table:formula="of:=[.AB7]+MIN([.AB89];[.AC169])" office:value-type="float" office:value="179855" calcext:value-type="float">
            <text:p>179855</text:p>
          </table:table-cell>
          <table:table-cell table:formula="of:=[.AC7]+MIN([.AC89];[.AD169])" office:value-type="float" office:value="177311" calcext:value-type="float">
            <text:p>177311</text:p>
          </table:table-cell>
          <table:table-cell table:formula="of:=[.AD7]+MIN([.AD89];[.AE169])" office:value-type="float" office:value="177826" calcext:value-type="float">
            <text:p>177826</text:p>
          </table:table-cell>
          <table:table-cell table:formula="of:=[.AE7]+MIN([.AE89];[.AF169])" office:value-type="float" office:value="175719" calcext:value-type="float">
            <text:p>175719</text:p>
          </table:table-cell>
          <table:table-cell table:formula="of:=[.AF7]+MIN([.AF89];[.AG169])" office:value-type="float" office:value="170446" calcext:value-type="float">
            <text:p>170446</text:p>
          </table:table-cell>
          <table:table-cell table:formula="of:=[.AG7]+MIN([.AG89];[.AH169])" office:value-type="float" office:value="163859" calcext:value-type="float">
            <text:p>163859</text:p>
          </table:table-cell>
          <table:table-cell table:formula="of:=[.AH7]+MIN([.AH89];[.AI169])" office:value-type="float" office:value="160794" calcext:value-type="float">
            <text:p>160794</text:p>
          </table:table-cell>
          <table:table-cell table:formula="of:=[.AI7]+MIN([.AI89];[.AJ169])" office:value-type="float" office:value="159045" calcext:value-type="float">
            <text:p>159045</text:p>
          </table:table-cell>
          <table:table-cell table:formula="of:=[.AJ7]+MIN([.AJ89];[.AK169])" office:value-type="float" office:value="161703" calcext:value-type="float">
            <text:p>161703</text:p>
          </table:table-cell>
          <table:table-cell table:formula="of:=[.AK7]+MIN([.AK89];[.AL169])" office:value-type="float" office:value="165749" calcext:value-type="float">
            <text:p>165749</text:p>
          </table:table-cell>
          <table:table-cell table:formula="of:=[.AL7]+MIN([.AL89];[.AM169])" office:value-type="float" office:value="156857" calcext:value-type="float">
            <text:p>156857</text:p>
          </table:table-cell>
          <table:table-cell table:formula="of:=[.AM7]+MIN([.AM89];[.AN169])" office:value-type="float" office:value="155366" calcext:value-type="float">
            <text:p>155366</text:p>
          </table:table-cell>
          <table:table-cell table:formula="of:=[.AN7]+MIN([.AN89];[.AO169])" office:value-type="float" office:value="153271" calcext:value-type="float">
            <text:p>153271</text:p>
          </table:table-cell>
          <table:table-cell table:formula="of:=[.AO7]+MIN([.AO89];[.AP169])" office:value-type="float" office:value="144504" calcext:value-type="float">
            <text:p>144504</text:p>
          </table:table-cell>
          <table:table-cell table:formula="of:=[.AP7]+MIN([.AP89];[.AQ169])" office:value-type="float" office:value="137465" calcext:value-type="float">
            <text:p>137465</text:p>
          </table:table-cell>
          <table:table-cell table:formula="of:=[.AQ7]+MIN([.AQ89];[.AR169])" office:value-type="float" office:value="135952" calcext:value-type="float">
            <text:p>135952</text:p>
          </table:table-cell>
          <table:table-cell table:formula="of:=[.AR7]+MIN([.AR89];[.AS169])" office:value-type="float" office:value="133538" calcext:value-type="float">
            <text:p>133538</text:p>
          </table:table-cell>
          <table:table-cell table:formula="of:=[.AS7]+MIN([.AS89];[.AT169])" office:value-type="float" office:value="133347" calcext:value-type="float">
            <text:p>133347</text:p>
          </table:table-cell>
          <table:table-cell table:formula="of:=[.AT7]+MIN([.AT89];[.AU169])" office:value-type="float" office:value="128329" calcext:value-type="float">
            <text:p>128329</text:p>
          </table:table-cell>
          <table:table-cell table:formula="of:=[.AU7]+MIN([.AU89];[.AV169])" office:value-type="float" office:value="130139" calcext:value-type="float">
            <text:p>130139</text:p>
          </table:table-cell>
          <table:table-cell table:formula="of:=[.AV7]+MIN([.AV89];[.AW169])" office:value-type="float" office:value="126610" calcext:value-type="float">
            <text:p>126610</text:p>
          </table:table-cell>
          <table:table-cell table:formula="of:=[.AW7]+MIN([.AW89];[.AX169])" office:value-type="float" office:value="122075" calcext:value-type="float">
            <text:p>122075</text:p>
          </table:table-cell>
          <table:table-cell table:formula="of:=[.AX7]+MIN([.AX89];[.AY169])" office:value-type="float" office:value="115262" calcext:value-type="float">
            <text:p>115262</text:p>
          </table:table-cell>
          <table:table-cell table:formula="of:=[.AY7]+MIN([.AY89];[.AZ169])" office:value-type="float" office:value="112593" calcext:value-type="float">
            <text:p>112593</text:p>
          </table:table-cell>
          <table:table-cell table:formula="of:=[.AZ7]+MIN([.AZ89];[.BA169])" office:value-type="float" office:value="103374" calcext:value-type="float">
            <text:p>103374</text:p>
          </table:table-cell>
          <table:table-cell table:formula="of:=[.BA7]+MIN([.BA89];[.BB169])" office:value-type="float" office:value="97042" calcext:value-type="float">
            <text:p>97042</text:p>
          </table:table-cell>
          <table:table-cell table:formula="of:=[.BB7]+MIN([.BB89];[.BC169])" office:value-type="float" office:value="99353" calcext:value-type="float">
            <text:p>99353</text:p>
          </table:table-cell>
          <table:table-cell table:formula="of:=[.BC7]+MIN([.BC89];[.BD169])" office:value-type="float" office:value="101706" calcext:value-type="float">
            <text:p>101706</text:p>
          </table:table-cell>
          <table:table-cell table:formula="of:=[.BD7]+MIN([.BD89];[.BE169])" office:value-type="float" office:value="94951" calcext:value-type="float">
            <text:p>94951</text:p>
          </table:table-cell>
          <table:table-cell table:formula="of:=[.BE7]+MIN([.BE89];[.BF169])" office:value-type="float" office:value="86603" calcext:value-type="float">
            <text:p>86603</text:p>
          </table:table-cell>
          <table:table-cell table:formula="of:=[.BF7]+MIN([.BF89];[.BG169])" office:value-type="float" office:value="83789" calcext:value-type="float">
            <text:p>83789</text:p>
          </table:table-cell>
          <table:table-cell table:formula="of:=[.BG7]+MIN([.BG89];[.BH169])" office:value-type="float" office:value="80569" calcext:value-type="float">
            <text:p>80569</text:p>
          </table:table-cell>
          <table:table-cell table:formula="of:=[.BH7]+MIN([.BH89];[.BI169])" office:value-type="float" office:value="79043" calcext:value-type="float">
            <text:p>79043</text:p>
          </table:table-cell>
          <table:table-cell table:formula="of:=[.BI7]+MIN([.BI89];[.BJ169])" office:value-type="float" office:value="75031" calcext:value-type="float">
            <text:p>75031</text:p>
          </table:table-cell>
          <table:table-cell table:formula="of:=[.BJ7]+MIN([.BJ89];[.BK169])" office:value-type="float" office:value="73935" calcext:value-type="float">
            <text:p>73935</text:p>
          </table:table-cell>
          <table:table-cell table:formula="of:=[.BK7]+MIN([.BK89];[.BL169])" office:value-type="float" office:value="72891" calcext:value-type="float">
            <text:p>72891</text:p>
          </table:table-cell>
          <table:table-cell table:formula="of:=[.BL7]+MIN([.BL89];[.BM169])" office:value-type="float" office:value="72623" calcext:value-type="float">
            <text:p>72623</text:p>
          </table:table-cell>
          <table:table-cell table:formula="of:=[.BM7]+MIN([.BM89];[.BN169])" office:value-type="float" office:value="66082" calcext:value-type="float">
            <text:p>66082</text:p>
          </table:table-cell>
          <table:table-cell table:formula="of:=[.BN7]+MIN([.BN89];[.BO169])" office:value-type="float" office:value="61937" calcext:value-type="float">
            <text:p>61937</text:p>
          </table:table-cell>
          <table:table-cell table:formula="of:=[.BO7]+MIN([.BO89];[.BP169])" office:value-type="float" office:value="61034" calcext:value-type="float">
            <text:p>61034</text:p>
          </table:table-cell>
          <table:table-cell table:formula="of:=[.BP7]+MIN([.BP89];[.BQ169])" office:value-type="float" office:value="59630" calcext:value-type="float">
            <text:p>59630</text:p>
          </table:table-cell>
          <table:table-cell table:formula="of:=[.BQ7]+MIN([.BQ89];[.BR169])" office:value-type="float" office:value="50505" calcext:value-type="float">
            <text:p>50505</text:p>
          </table:table-cell>
          <table:table-cell table:formula="of:=[.BR7]+MIN([.BR89];[.BS169])" office:value-type="float" office:value="45345" calcext:value-type="float">
            <text:p>45345</text:p>
          </table:table-cell>
          <table:table-cell table:formula="of:=[.BS7]+MIN([.BS89];[.BT169])" office:value-type="float" office:value="36509" calcext:value-type="float">
            <text:p>36509</text:p>
          </table:table-cell>
          <table:table-cell table:formula="of:=[.BT7]+MIN([.BT89];[.BU169])" office:value-type="float" office:value="32164" calcext:value-type="float">
            <text:p>32164</text:p>
          </table:table-cell>
          <table:table-cell table:formula="of:=[.BU7]+MIN([.BU89];[.BV169])" office:value-type="float" office:value="29583" calcext:value-type="float">
            <text:p>29583</text:p>
          </table:table-cell>
          <table:table-cell table:formula="of:=[.BV7]+MIN([.BV89];[.BW169])" office:value-type="float" office:value="29123" calcext:value-type="float">
            <text:p>29123</text:p>
          </table:table-cell>
          <table:table-cell table:formula="of:=[.BW7]+MIN([.BW89];[.BX169])" office:value-type="float" office:value="20685" calcext:value-type="float">
            <text:p>20685</text:p>
          </table:table-cell>
          <table:table-cell table:formula="of:=[.BX7]+MIN([.BX89];[.BY169])" office:value-type="float" office:value="19147" calcext:value-type="float">
            <text:p>19147</text:p>
          </table:table-cell>
          <table:table-cell table:formula="of:=[.BY7]+MIN([.BY89];[.BZ169])" office:value-type="float" office:value="13640" calcext:value-type="float">
            <text:p>13640</text:p>
          </table:table-cell>
          <table:table-cell table:formula="of:=[.BZ7]+MIN([.BZ89];[.CA169])" office:value-type="float" office:value="12972" calcext:value-type="float">
            <text:p>12972</text:p>
          </table:table-cell>
          <table:table-cell table:formula="of:=[.CA7]+MIN([.CA89];[.CB169])" office:value-type="float" office:value="9620" calcext:value-type="float">
            <text:p>9620</text:p>
          </table:table-cell>
          <table:table-cell table:formula="of:=[.CB7]" office:value-type="float" office:value="6942" calcext:value-type="float">
            <text:p>6942</text:p>
          </table:table-cell>
        </table:table-row>
        <table:table-row table:style-name="ro1">
          <table:table-cell table:formula="of:=[.A8]+MIN([.A90];[.B170])" office:value-type="float" office:value="267630" calcext:value-type="float">
            <text:p>267630</text:p>
          </table:table-cell>
          <table:table-cell table:formula="of:=[.B8]+MIN([.B90];[.C170])" office:value-type="float" office:value="263335" calcext:value-type="float">
            <text:p>263335</text:p>
          </table:table-cell>
          <table:table-cell table:formula="of:=[.C8]+MIN([.C90];[.D170])" office:value-type="float" office:value="262159" calcext:value-type="float">
            <text:p>262159</text:p>
          </table:table-cell>
          <table:table-cell table:formula="of:=[.D8]+MIN([.D90];[.E170])" office:value-type="float" office:value="256563" calcext:value-type="float">
            <text:p>256563</text:p>
          </table:table-cell>
          <table:table-cell table:formula="of:=[.E8]+MIN([.E90];[.F170])" office:value-type="float" office:value="256697" calcext:value-type="float">
            <text:p>256697</text:p>
          </table:table-cell>
          <table:table-cell table:formula="of:=[.F8]+MIN([.F90];[.G170])" office:value-type="float" office:value="257783" calcext:value-type="float">
            <text:p>257783</text:p>
          </table:table-cell>
          <table:table-cell table:formula="of:=[.G8]+MIN([.G90];[.H170])" office:value-type="float" office:value="250006" calcext:value-type="float">
            <text:p>250006</text:p>
          </table:table-cell>
          <table:table-cell table:formula="of:=[.H8]+MIN([.H90];[.I170])" office:value-type="float" office:value="255201" calcext:value-type="float">
            <text:p>255201</text:p>
          </table:table-cell>
          <table:table-cell table:formula="of:=[.I8]+MIN([.I90];[.J170])" office:value-type="float" office:value="249499" calcext:value-type="float">
            <text:p>249499</text:p>
          </table:table-cell>
          <table:table-cell table:formula="of:=[.J8]+MIN([.J90];[.K170])" office:value-type="float" office:value="240566" calcext:value-type="float">
            <text:p>240566</text:p>
          </table:table-cell>
          <table:table-cell table:formula="of:=[.K8]+MIN([.K90];[.L170])" office:value-type="float" office:value="233907" calcext:value-type="float">
            <text:p>233907</text:p>
          </table:table-cell>
          <table:table-cell table:formula="of:=[.L8]+MIN([.L90];[.M170])" office:value-type="float" office:value="227960" calcext:value-type="float">
            <text:p>227960</text:p>
          </table:table-cell>
          <table:table-cell table:formula="of:=[.M8]+MIN([.M90];[.N170])" office:value-type="float" office:value="222897" calcext:value-type="float">
            <text:p>222897</text:p>
          </table:table-cell>
          <table:table-cell table:formula="of:=[.N8]+MIN([.N90];[.O170])" office:value-type="float" office:value="223779" calcext:value-type="float">
            <text:p>223779</text:p>
          </table:table-cell>
          <table:table-cell table:formula="of:=[.O8]+MIN([.O90];[.P170])" office:value-type="float" office:value="217040" calcext:value-type="float">
            <text:p>217040</text:p>
          </table:table-cell>
          <table:table-cell table:formula="of:=[.P8]+MIN([.P90];[.Q170])" office:value-type="float" office:value="207795" calcext:value-type="float">
            <text:p>207795</text:p>
          </table:table-cell>
          <table:table-cell table:formula="of:=[.Q8]+MIN([.Q90];[.R170])" office:value-type="float" office:value="205116" calcext:value-type="float">
            <text:p>205116</text:p>
          </table:table-cell>
          <table:table-cell table:formula="of:=[.R8]+MIN([.R90];[.S170])" office:value-type="float" office:value="204349" calcext:value-type="float">
            <text:p>204349</text:p>
          </table:table-cell>
          <table:table-cell table:formula="of:=[.S8]+MIN([.S90];[.T170])" office:value-type="float" office:value="210364" calcext:value-type="float">
            <text:p>210364</text:p>
          </table:table-cell>
          <table:table-cell table:formula="of:=[.T8]+MIN([.T90];[.U170])" office:value-type="float" office:value="210248" calcext:value-type="float">
            <text:p>210248</text:p>
          </table:table-cell>
          <table:table-cell table:formula="of:=[.U8]+MIN([.U90];[.V170])" office:value-type="float" office:value="205289" calcext:value-type="float">
            <text:p>205289</text:p>
          </table:table-cell>
          <table:table-cell table:formula="of:=[.V8]+MIN([.V90];[.W170])" office:value-type="float" office:value="206752" calcext:value-type="float">
            <text:p>206752</text:p>
          </table:table-cell>
          <table:table-cell table:formula="of:=[.W8]+MIN([.W90];[.X170])" office:value-type="float" office:value="202825" calcext:value-type="float">
            <text:p>202825</text:p>
          </table:table-cell>
          <table:table-cell table:formula="of:=[.X8]+MIN([.X90];[.Y170])" office:value-type="float" office:value="194046" calcext:value-type="float">
            <text:p>194046</text:p>
          </table:table-cell>
          <table:table-cell table:formula="of:=[.Y8]+MIN([.Y90];[.Z170])" office:value-type="float" office:value="193888" calcext:value-type="float">
            <text:p>193888</text:p>
          </table:table-cell>
          <table:table-cell table:formula="of:=[.Z8]+MIN([.Z90];[.AA170])" office:value-type="float" office:value="188795" calcext:value-type="float">
            <text:p>188795</text:p>
          </table:table-cell>
          <table:table-cell table:formula="of:=[.AA8]+MIN([.AA90];[.AB170])" office:value-type="float" office:value="186348" calcext:value-type="float">
            <text:p>186348</text:p>
          </table:table-cell>
          <table:table-cell table:formula="of:=[.AB8]+MIN([.AB90];[.AC170])" office:value-type="float" office:value="180566" calcext:value-type="float">
            <text:p>180566</text:p>
          </table:table-cell>
          <table:table-cell table:formula="of:=[.AC8]+MIN([.AC90];[.AD170])" office:value-type="float" office:value="176599" calcext:value-type="float">
            <text:p>176599</text:p>
          </table:table-cell>
          <table:table-cell table:formula="of:=[.AD8]+MIN([.AD90];[.AE170])" office:value-type="float" office:value="176590" calcext:value-type="float">
            <text:p>176590</text:p>
          </table:table-cell>
          <table:table-cell table:formula="of:=[.AE8]+MIN([.AE90];[.AF170])" office:value-type="float" office:value="180912" calcext:value-type="float">
            <text:p>180912</text:p>
          </table:table-cell>
          <table:table-cell table:formula="of:=[.AF8]+MIN([.AF90];[.AG170])" office:value-type="float" office:value="173140" calcext:value-type="float">
            <text:p>173140</text:p>
          </table:table-cell>
          <table:table-cell table:formula="of:=[.AG8]+MIN([.AG90];[.AH170])" office:value-type="float" office:value="168597" calcext:value-type="float">
            <text:p>168597</text:p>
          </table:table-cell>
          <table:table-cell table:formula="of:=[.AH8]+MIN([.AH90];[.AI170])" office:value-type="float" office:value="174072" calcext:value-type="float">
            <text:p>174072</text:p>
          </table:table-cell>
          <table:table-cell table:formula="of:=[.AI8]+MIN([.AI90];[.AJ170])" office:value-type="float" office:value="168497" calcext:value-type="float">
            <text:p>168497</text:p>
          </table:table-cell>
          <table:table-cell table:formula="of:=[.AJ8]+MIN([.AJ90];[.AK170])" office:value-type="float" office:value="164120" calcext:value-type="float">
            <text:p>164120</text:p>
          </table:table-cell>
          <table:table-cell table:formula="of:=[.AK8]+MIN([.AK90];[.AL170])" office:value-type="float" office:value="156344" calcext:value-type="float">
            <text:p>156344</text:p>
          </table:table-cell>
          <table:table-cell table:formula="of:=[.AL8]+MIN([.AL90];[.AM170])" office:value-type="float" office:value="159011" calcext:value-type="float">
            <text:p>159011</text:p>
          </table:table-cell>
          <table:table-cell table:formula="of:=[.AM8]+MIN([.AM90];[.AN170])" office:value-type="float" office:value="152543" calcext:value-type="float">
            <text:p>152543</text:p>
          </table:table-cell>
          <table:table-cell table:formula="of:=[.AN8]+MIN([.AN90];[.AO170])" office:value-type="float" office:value="146529" calcext:value-type="float">
            <text:p>146529</text:p>
          </table:table-cell>
          <table:table-cell table:formula="of:=[.AO8]+MIN([.AO90];[.AP170])" office:value-type="float" office:value="144199" calcext:value-type="float">
            <text:p>144199</text:p>
          </table:table-cell>
          <table:table-cell table:formula="of:=[.AP8]+MIN([.AP90];[.AQ170])" office:value-type="float" office:value="137252" calcext:value-type="float">
            <text:p>137252</text:p>
          </table:table-cell>
          <table:table-cell table:formula="of:=[.AQ8]+MIN([.AQ90];[.AR170])" office:value-type="float" office:value="135794" calcext:value-type="float">
            <text:p>135794</text:p>
          </table:table-cell>
          <table:table-cell table:formula="of:=[.AR8]+MIN([.AR90];[.AS170])" office:value-type="float" office:value="132682" calcext:value-type="float">
            <text:p>132682</text:p>
          </table:table-cell>
          <table:table-cell table:formula="of:=[.AS8]+MIN([.AS90];[.AT170])" office:value-type="float" office:value="128399" calcext:value-type="float">
            <text:p>128399</text:p>
          </table:table-cell>
          <table:table-cell table:formula="of:=[.AT8]+MIN([.AT90];[.AU170])" office:value-type="float" office:value="124908" calcext:value-type="float">
            <text:p>124908</text:p>
          </table:table-cell>
          <table:table-cell table:formula="of:=[.AU8]+MIN([.AU90];[.AV170])" office:value-type="float" office:value="123002" calcext:value-type="float">
            <text:p>123002</text:p>
          </table:table-cell>
          <table:table-cell table:formula="of:=[.AV8]+MIN([.AV90];[.AW170])" office:value-type="float" office:value="117050" calcext:value-type="float">
            <text:p>117050</text:p>
          </table:table-cell>
          <table:table-cell table:formula="of:=[.AW8]+MIN([.AW90];[.AX170])" office:value-type="float" office:value="116736" calcext:value-type="float">
            <text:p>116736</text:p>
          </table:table-cell>
          <table:table-cell table:formula="of:=[.AX8]+MIN([.AX90];[.AY170])" office:value-type="float" office:value="115884" calcext:value-type="float">
            <text:p>115884</text:p>
          </table:table-cell>
          <table:table-cell table:formula="of:=[.AY8]+MIN([.AY90];[.AZ170])" office:value-type="float" office:value="107817" calcext:value-type="float">
            <text:p>107817</text:p>
          </table:table-cell>
          <table:table-cell table:formula="of:=[.AZ8]+MIN([.AZ90];[.BA170])" office:value-type="float" office:value="104680" calcext:value-type="float">
            <text:p>104680</text:p>
          </table:table-cell>
          <table:table-cell table:formula="of:=[.BA8]+MIN([.BA90];[.BB170])" office:value-type="float" office:value="95466" calcext:value-type="float">
            <text:p>95466</text:p>
          </table:table-cell>
          <table:table-cell table:formula="of:=[.BB8]+MIN([.BB90];[.BC170])" office:value-type="float" office:value="93876" calcext:value-type="float">
            <text:p>93876</text:p>
          </table:table-cell>
          <table:table-cell table:formula="of:=[.BC8]+MIN([.BC90];[.BD170])" office:value-type="float" office:value="94957" calcext:value-type="float">
            <text:p>94957</text:p>
          </table:table-cell>
          <table:table-cell table:formula="of:=[.BD8]+MIN([.BD90];[.BE170])" office:value-type="float" office:value="89248" calcext:value-type="float">
            <text:p>89248</text:p>
          </table:table-cell>
          <table:table-cell table:formula="of:=[.BE8]+MIN([.BE90];[.BF170])" office:value-type="float" office:value="82439" calcext:value-type="float">
            <text:p>82439</text:p>
          </table:table-cell>
          <table:table-cell table:formula="of:=[.BF8]+MIN([.BF90];[.BG170])" office:value-type="float" office:value="79482" calcext:value-type="float">
            <text:p>79482</text:p>
          </table:table-cell>
          <table:table-cell table:formula="of:=[.BG8]+MIN([.BG90];[.BH170])" office:value-type="float" office:value="77585" calcext:value-type="float">
            <text:p>77585</text:p>
          </table:table-cell>
          <table:table-cell table:formula="of:=[.BH8]+MIN([.BH90];[.BI170])" office:value-type="float" office:value="75879" calcext:value-type="float">
            <text:p>75879</text:p>
          </table:table-cell>
          <table:table-cell table:formula="of:=[.BI8]+MIN([.BI90];[.BJ170])" office:value-type="float" office:value="68402" calcext:value-type="float">
            <text:p>68402</text:p>
          </table:table-cell>
          <table:table-cell table:formula="of:=[.BJ8]+MIN([.BJ90];[.BK170])" office:value-type="float" office:value="76743" calcext:value-type="float">
            <text:p>76743</text:p>
          </table:table-cell>
          <table:table-cell table:formula="of:=[.BK8]+MIN([.BK90];[.BL170])" office:value-type="float" office:value="70017" calcext:value-type="float">
            <text:p>70017</text:p>
          </table:table-cell>
          <table:table-cell table:formula="of:=[.BL8]+MIN([.BL90];[.BM170])" office:value-type="float" office:value="69679" calcext:value-type="float">
            <text:p>69679</text:p>
          </table:table-cell>
          <table:table-cell table:formula="of:=[.BM8]+MIN([.BM90];[.BN170])" office:value-type="float" office:value="61140" calcext:value-type="float">
            <text:p>61140</text:p>
          </table:table-cell>
          <table:table-cell table:formula="of:=[.BN8]+MIN([.BN90];[.BO170])" office:value-type="float" office:value="66049" calcext:value-type="float">
            <text:p>66049</text:p>
          </table:table-cell>
          <table:table-cell table:formula="of:=[.BO8]+MIN([.BO90];[.BP170])" office:value-type="float" office:value="61772" calcext:value-type="float">
            <text:p>61772</text:p>
          </table:table-cell>
          <table:table-cell table:formula="of:=[.BP8]+MIN([.BP90];[.BQ170])" office:value-type="float" office:value="55429" calcext:value-type="float">
            <text:p>55429</text:p>
          </table:table-cell>
          <table:table-cell table:formula="of:=[.BQ8]+MIN([.BQ90];[.BR170])" office:value-type="float" office:value="50018" calcext:value-type="float">
            <text:p>50018</text:p>
          </table:table-cell>
          <table:table-cell table:formula="of:=[.BR8]+MIN([.BR90];[.BS170])" office:value-type="float" office:value="47026" calcext:value-type="float">
            <text:p>47026</text:p>
          </table:table-cell>
          <table:table-cell table:formula="of:=[.BS8]+MIN([.BS90];[.BT170])" office:value-type="float" office:value="45977" calcext:value-type="float">
            <text:p>45977</text:p>
          </table:table-cell>
          <table:table-cell table:formula="of:=[.BT8]+MIN([.BT90];[.BU170])" office:value-type="float" office:value="40730" calcext:value-type="float">
            <text:p>40730</text:p>
          </table:table-cell>
          <table:table-cell table:formula="of:=[.BU8]+MIN([.BU90];[.BV170])" office:value-type="float" office:value="31470" calcext:value-type="float">
            <text:p>31470</text:p>
          </table:table-cell>
          <table:table-cell table:formula="of:=[.BV8]+MIN([.BV90];[.BW170])" office:value-type="float" office:value="29201" calcext:value-type="float">
            <text:p>29201</text:p>
          </table:table-cell>
          <table:table-cell table:formula="of:=[.BW8]+MIN([.BW90];[.BX170])" office:value-type="float" office:value="23955" calcext:value-type="float">
            <text:p>23955</text:p>
          </table:table-cell>
          <table:table-cell table:formula="of:=[.BX8]+MIN([.BX90];[.BY170])" office:value-type="float" office:value="22913" calcext:value-type="float">
            <text:p>22913</text:p>
          </table:table-cell>
          <table:table-cell table:formula="of:=[.BY8]+MIN([.BY90];[.BZ170])" office:value-type="float" office:value="15751" calcext:value-type="float">
            <text:p>15751</text:p>
          </table:table-cell>
          <table:table-cell table:formula="of:=[.BZ8]+MIN([.BZ90];[.CA170])" office:value-type="float" office:value="10545" calcext:value-type="float">
            <text:p>10545</text:p>
          </table:table-cell>
          <table:table-cell table:formula="of:=[.CA8]+MIN([.CA90];[.CB170])" office:value-type="float" office:value="9313" calcext:value-type="float">
            <text:p>9313</text:p>
          </table:table-cell>
          <table:table-cell table:formula="of:=[.CB8]" office:value-type="float" office:value="4757" calcext:value-type="float">
            <text:p>4757</text:p>
          </table:table-cell>
        </table:table-row>
        <table:table-row table:style-name="ro1">
          <table:table-cell table:formula="of:=[.A9]+MIN([.A91];[.B171])" office:value-type="float" office:value="264485" calcext:value-type="float">
            <text:p>264485</text:p>
          </table:table-cell>
          <table:table-cell table:formula="of:=[.B9]+MIN([.B91];[.C171])" office:value-type="float" office:value="263975" calcext:value-type="float">
            <text:p>263975</text:p>
          </table:table-cell>
          <table:table-cell table:formula="of:=[.C9]+MIN([.C91];[.D171])" office:value-type="float" office:value="260419" calcext:value-type="float">
            <text:p>260419</text:p>
          </table:table-cell>
          <table:table-cell table:formula="of:=[.D9]+MIN([.D91];[.E171])" office:value-type="float" office:value="255042" calcext:value-type="float">
            <text:p>255042</text:p>
          </table:table-cell>
          <table:table-cell table:formula="of:=[.E9]+MIN([.E91];[.F171])" office:value-type="float" office:value="253636" calcext:value-type="float">
            <text:p>253636</text:p>
          </table:table-cell>
          <table:table-cell table:formula="of:=[.F9]+MIN([.F91];[.G171])" office:value-type="float" office:value="247915" calcext:value-type="float">
            <text:p>247915</text:p>
          </table:table-cell>
          <table:table-cell table:formula="of:=[.G9]+MIN([.G91];[.H171])" office:value-type="float" office:value="242969" calcext:value-type="float">
            <text:p>242969</text:p>
          </table:table-cell>
          <table:table-cell table:formula="of:=[.H9]+MIN([.H91];[.I171])" office:value-type="float" office:value="248072" calcext:value-type="float">
            <text:p>248072</text:p>
          </table:table-cell>
          <table:table-cell table:formula="of:=[.I9]+MIN([.I91];[.J171])" office:value-type="float" office:value="240913" calcext:value-type="float">
            <text:p>240913</text:p>
          </table:table-cell>
          <table:table-cell table:formula="of:=[.J9]+MIN([.J91];[.K171])" office:value-type="float" office:value="242169" calcext:value-type="float">
            <text:p>242169</text:p>
          </table:table-cell>
          <table:table-cell table:formula="of:=[.K9]+MIN([.K91];[.L171])" office:value-type="float" office:value="233876" calcext:value-type="float">
            <text:p>233876</text:p>
          </table:table-cell>
          <table:table-cell table:formula="of:=[.L9]+MIN([.L91];[.M171])" office:value-type="float" office:value="225595" calcext:value-type="float">
            <text:p>225595</text:p>
          </table:table-cell>
          <table:table-cell table:formula="of:=[.M9]+MIN([.M91];[.N171])" office:value-type="float" office:value="219244" calcext:value-type="float">
            <text:p>219244</text:p>
          </table:table-cell>
          <table:table-cell table:formula="of:=[.N9]+MIN([.N91];[.O171])" office:value-type="float" office:value="214332" calcext:value-type="float">
            <text:p>214332</text:p>
          </table:table-cell>
          <table:table-cell table:formula="of:=[.O9]+MIN([.O91];[.P171])" office:value-type="float" office:value="214045" calcext:value-type="float">
            <text:p>214045</text:p>
          </table:table-cell>
          <table:table-cell table:formula="of:=[.P9]+MIN([.P91];[.Q171])" office:value-type="float" office:value="212444" calcext:value-type="float">
            <text:p>212444</text:p>
          </table:table-cell>
          <table:table-cell table:formula="of:=[.Q9]+MIN([.Q91];[.R171])" office:value-type="float" office:value="213619" calcext:value-type="float">
            <text:p>213619</text:p>
          </table:table-cell>
          <table:table-cell table:formula="of:=[.R9]+MIN([.R91];[.S171])" office:value-type="float" office:value="212797" calcext:value-type="float">
            <text:p>212797</text:p>
          </table:table-cell>
          <table:table-cell table:formula="of:=[.S9]+MIN([.S91];[.T171])" office:value-type="float" office:value="218826" calcext:value-type="float">
            <text:p>218826</text:p>
          </table:table-cell>
          <table:table-cell table:formula="of:=[.T9]+MIN([.T91];[.U171])" office:value-type="float" office:value="215991" calcext:value-type="float">
            <text:p>215991</text:p>
          </table:table-cell>
          <table:table-cell table:formula="of:=[.U9]+MIN([.U91];[.V171])" office:value-type="float" office:value="215047" calcext:value-type="float">
            <text:p>215047</text:p>
          </table:table-cell>
          <table:table-cell table:formula="of:=[.V9]+MIN([.V91];[.W171])" office:value-type="float" office:value="205484" calcext:value-type="float">
            <text:p>205484</text:p>
          </table:table-cell>
          <table:table-cell table:formula="of:=[.W9]+MIN([.W91];[.X171])" office:value-type="float" office:value="203578" calcext:value-type="float">
            <text:p>203578</text:p>
          </table:table-cell>
          <table:table-cell table:formula="of:=[.X9]+MIN([.X91];[.Y171])" office:value-type="float" office:value="202550" calcext:value-type="float">
            <text:p>202550</text:p>
          </table:table-cell>
          <table:table-cell table:formula="of:=[.Y9]+MIN([.Y91];[.Z171])" office:value-type="float" office:value="199316" calcext:value-type="float">
            <text:p>199316</text:p>
          </table:table-cell>
          <table:table-cell table:formula="of:=[.Z9]+MIN([.Z91];[.AA171])" office:value-type="float" office:value="194207" calcext:value-type="float">
            <text:p>194207</text:p>
          </table:table-cell>
          <table:table-cell table:formula="of:=[.AA9]+MIN([.AA91];[.AB171])" office:value-type="float" office:value="195698" calcext:value-type="float">
            <text:p>195698</text:p>
          </table:table-cell>
          <table:table-cell table:formula="of:=[.AB9]+MIN([.AB91];[.AC171])" office:value-type="float" office:value="191818" calcext:value-type="float">
            <text:p>191818</text:p>
          </table:table-cell>
          <table:table-cell table:formula="of:=[.AC9]+MIN([.AC91];[.AD171])" office:value-type="float" office:value="182983" calcext:value-type="float">
            <text:p>182983</text:p>
          </table:table-cell>
          <table:table-cell table:formula="of:=[.AD9]+MIN([.AD91];[.AE171])" office:value-type="float" office:value="175659" calcext:value-type="float">
            <text:p>175659</text:p>
          </table:table-cell>
          <table:table-cell table:formula="of:=[.AE9]+MIN([.AE91];[.AF171])" office:value-type="float" office:value="175420" calcext:value-type="float">
            <text:p>175420</text:p>
          </table:table-cell>
          <table:table-cell table:formula="of:=[.AF9]+MIN([.AF91];[.AG171])" office:value-type="float" office:value="168802" calcext:value-type="float">
            <text:p>168802</text:p>
          </table:table-cell>
          <table:table-cell table:formula="of:=[.AG9]+MIN([.AG91];[.AH171])" office:value-type="float" office:value="167480" calcext:value-type="float">
            <text:p>167480</text:p>
          </table:table-cell>
          <table:table-cell table:formula="of:=[.AH9]+MIN([.AH91];[.AI171])" office:value-type="float" office:value="164927" calcext:value-type="float">
            <text:p>164927</text:p>
          </table:table-cell>
          <table:table-cell table:formula="of:=[.AI9]+MIN([.AI91];[.AJ171])" office:value-type="float" office:value="162714" calcext:value-type="float">
            <text:p>162714</text:p>
          </table:table-cell>
          <table:table-cell table:formula="of:=[.AJ9]+MIN([.AJ91];[.AK171])" office:value-type="float" office:value="157944" calcext:value-type="float">
            <text:p>157944</text:p>
          </table:table-cell>
          <table:table-cell table:formula="of:=[.AK9]+MIN([.AK91];[.AL171])" office:value-type="float" office:value="152498" calcext:value-type="float">
            <text:p>152498</text:p>
          </table:table-cell>
          <table:table-cell table:formula="of:=[.AL9]+MIN([.AL91];[.AM171])" office:value-type="float" office:value="150149" calcext:value-type="float">
            <text:p>150149</text:p>
          </table:table-cell>
          <table:table-cell table:formula="of:=[.AM9]+MIN([.AM91];[.AN171])" office:value-type="float" office:value="147532" calcext:value-type="float">
            <text:p>147532</text:p>
          </table:table-cell>
          <table:table-cell table:formula="of:=[.AN9]+MIN([.AN91];[.AO171])" office:value-type="float" office:value="144944" calcext:value-type="float">
            <text:p>144944</text:p>
          </table:table-cell>
          <table:table-cell table:formula="of:=[.AO9]+MIN([.AO91];[.AP171])" office:value-type="float" office:value="142375" calcext:value-type="float">
            <text:p>142375</text:p>
          </table:table-cell>
          <table:table-cell table:formula="of:=[.AP9]+MIN([.AP91];[.AQ171])" office:value-type="float" office:value="135475" calcext:value-type="float">
            <text:p>135475</text:p>
          </table:table-cell>
          <table:table-cell table:formula="of:=[.AQ9]+MIN([.AQ91];[.AR171])" office:value-type="float" office:value="136335" calcext:value-type="float">
            <text:p>136335</text:p>
          </table:table-cell>
          <table:table-cell table:formula="of:=[.AR9]+MIN([.AR91];[.AS171])" office:value-type="float" office:value="126674" calcext:value-type="float">
            <text:p>126674</text:p>
          </table:table-cell>
          <table:table-cell table:formula="of:=[.AS9]+MIN([.AS91];[.AT171])" office:value-type="float" office:value="130856" calcext:value-type="float">
            <text:p>130856</text:p>
          </table:table-cell>
          <table:table-cell table:formula="of:=[.AT9]+MIN([.AT91];[.AU171])" office:value-type="float" office:value="131264" calcext:value-type="float">
            <text:p>131264</text:p>
          </table:table-cell>
          <table:table-cell table:formula="of:=[.AU9]+MIN([.AU91];[.AV171])" office:value-type="float" office:value="124920" calcext:value-type="float">
            <text:p>124920</text:p>
          </table:table-cell>
          <table:table-cell table:formula="of:=[.AV9]+MIN([.AV91];[.AW171])" office:value-type="float" office:value="118922" calcext:value-type="float">
            <text:p>118922</text:p>
          </table:table-cell>
          <table:table-cell table:formula="of:=[.AW9]+MIN([.AW91];[.AX171])" office:value-type="float" office:value="112134" calcext:value-type="float">
            <text:p>112134</text:p>
          </table:table-cell>
          <table:table-cell table:formula="of:=[.AX9]+MIN([.AX91];[.AY171])" office:value-type="float" office:value="106890" calcext:value-type="float">
            <text:p>106890</text:p>
          </table:table-cell>
          <table:table-cell table:formula="of:=[.AY9]+MIN([.AY91];[.AZ171])" office:value-type="float" office:value="101898" calcext:value-type="float">
            <text:p>101898</text:p>
          </table:table-cell>
          <table:table-cell table:formula="of:=[.AZ9]+MIN([.AZ91];[.BA171])" office:value-type="float" office:value="97540" calcext:value-type="float">
            <text:p>97540</text:p>
          </table:table-cell>
          <table:table-cell table:formula="of:=[.BA9]+MIN([.BA91];[.BB171])" office:value-type="float" office:value="91471" calcext:value-type="float">
            <text:p>91471</text:p>
          </table:table-cell>
          <table:table-cell table:formula="of:=[.BB9]+MIN([.BB91];[.BC171])" office:value-type="float" office:value="88850" calcext:value-type="float">
            <text:p>88850</text:p>
          </table:table-cell>
          <table:table-cell table:formula="of:=[.BC9]+MIN([.BC91];[.BD171])" office:value-type="float" office:value="87269" calcext:value-type="float">
            <text:p>87269</text:p>
          </table:table-cell>
          <table:table-cell table:formula="of:=[.BD9]+MIN([.BD91];[.BE171])" office:value-type="float" office:value="87000" calcext:value-type="float">
            <text:p>87000</text:p>
          </table:table-cell>
          <table:table-cell table:formula="of:=[.BE9]+MIN([.BE91];[.BF171])" office:value-type="float" office:value="77436" calcext:value-type="float">
            <text:p>77436</text:p>
          </table:table-cell>
          <table:table-cell table:formula="of:=[.BF9]+MIN([.BF91];[.BG171])" office:value-type="float" office:value="76354" calcext:value-type="float">
            <text:p>76354</text:p>
          </table:table-cell>
          <table:table-cell table:formula="of:=[.BG9]+MIN([.BG91];[.BH171])" office:value-type="float" office:value="75076" calcext:value-type="float">
            <text:p>75076</text:p>
          </table:table-cell>
          <table:table-cell table:formula="of:=[.BH9]+MIN([.BH91];[.BI171])" office:value-type="float" office:value="69634" calcext:value-type="float">
            <text:p>69634</text:p>
          </table:table-cell>
          <table:table-cell table:formula="of:=[.BI9]+MIN([.BI91];[.BJ171])" office:value-type="float" office:value="68292" calcext:value-type="float">
            <text:p>68292</text:p>
          </table:table-cell>
          <table:table-cell table:formula="of:=[.BJ9]+MIN([.BJ91];[.BK171])" office:value-type="float" office:value="67772" calcext:value-type="float">
            <text:p>67772</text:p>
          </table:table-cell>
          <table:table-cell table:formula="of:=[.BK9]+MIN([.BK91];[.BL171])" office:value-type="float" office:value="66035" calcext:value-type="float">
            <text:p>66035</text:p>
          </table:table-cell>
          <table:table-cell table:formula="of:=[.BL9]+MIN([.BL91];[.BM171])" office:value-type="float" office:value="62332" calcext:value-type="float">
            <text:p>62332</text:p>
          </table:table-cell>
          <table:table-cell table:formula="of:=[.BM9]+MIN([.BM91];[.BN171])" office:value-type="float" office:value="58160" calcext:value-type="float">
            <text:p>58160</text:p>
          </table:table-cell>
          <table:table-cell table:formula="of:=[.BN9]+MIN([.BN91];[.BO171])" office:value-type="float" office:value="61360" calcext:value-type="float">
            <text:p>61360</text:p>
          </table:table-cell>
          <table:table-cell table:formula="of:=[.BO9]+MIN([.BO91];[.BP171])" office:value-type="float" office:value="58584" calcext:value-type="float">
            <text:p>58584</text:p>
          </table:table-cell>
          <table:table-cell table:formula="of:=[.BP9]+MIN([.BP91];[.BQ171])" office:value-type="float" office:value="57614" calcext:value-type="float">
            <text:p>57614</text:p>
          </table:table-cell>
          <table:table-cell table:formula="of:=[.BQ9]+MIN([.BQ91];[.BR171])" office:value-type="float" office:value="58107" calcext:value-type="float">
            <text:p>58107</text:p>
          </table:table-cell>
          <table:table-cell table:formula="of:=[.BR9]+MIN([.BR91];[.BS171])" office:value-type="float" office:value="49006" calcext:value-type="float">
            <text:p>49006</text:p>
          </table:table-cell>
          <table:table-cell table:formula="of:=[.BS9]+MIN([.BS91];[.BT171])" office:value-type="float" office:value="46507" calcext:value-type="float">
            <text:p>46507</text:p>
          </table:table-cell>
          <table:table-cell table:formula="of:=[.BT9]+MIN([.BT91];[.BU171])" office:value-type="float" office:value="39616" calcext:value-type="float">
            <text:p>39616</text:p>
          </table:table-cell>
          <table:table-cell table:formula="of:=[.BU9]+MIN([.BU91];[.BV171])" office:value-type="float" office:value="35280" calcext:value-type="float">
            <text:p>35280</text:p>
          </table:table-cell>
          <table:table-cell table:formula="of:=[.BV9]+MIN([.BV91];[.BW171])" office:value-type="float" office:value="28268" calcext:value-type="float">
            <text:p>28268</text:p>
          </table:table-cell>
          <table:table-cell table:formula="of:=[.BW9]+MIN([.BW91];[.BX171])" office:value-type="float" office:value="27567" calcext:value-type="float">
            <text:p>27567</text:p>
          </table:table-cell>
          <table:table-cell table:formula="of:=[.BX9]+MIN([.BX91];[.BY171])" office:value-type="float" office:value="25968" calcext:value-type="float">
            <text:p>25968</text:p>
          </table:table-cell>
          <table:table-cell table:formula="of:=[.BY9]+MIN([.BY91];[.BZ171])" office:value-type="float" office:value="24526" calcext:value-type="float">
            <text:p>24526</text:p>
          </table:table-cell>
          <table:table-cell table:formula="of:=[.BZ9]+MIN([.BZ91];[.CA171])" office:value-type="float" office:value="14681" calcext:value-type="float">
            <text:p>14681</text:p>
          </table:table-cell>
          <table:table-cell table:formula="of:=[.CA9]+MIN([.CA91];[.CB171])" office:value-type="float" office:value="10693" calcext:value-type="float">
            <text:p>10693</text:p>
          </table:table-cell>
          <table:table-cell table:formula="of:=[.CB9]" office:value-type="float" office:value="7706" calcext:value-type="float">
            <text:p>7706</text:p>
          </table:table-cell>
        </table:table-row>
        <table:table-row table:style-name="ro1">
          <table:table-cell table:formula="of:=[.A10]+MIN([.A92];[.B172])" office:value-type="float" office:value="275802" calcext:value-type="float">
            <text:p>275802</text:p>
          </table:table-cell>
          <table:table-cell table:formula="of:=[.B10]+MIN([.B92];[.C172])" office:value-type="float" office:value="266432" calcext:value-type="float">
            <text:p>266432</text:p>
          </table:table-cell>
          <table:table-cell table:formula="of:=[.C10]+MIN([.C92];[.D172])" office:value-type="float" office:value="264276" calcext:value-type="float">
            <text:p>264276</text:p>
          </table:table-cell>
          <table:table-cell table:formula="of:=[.D10]+MIN([.D92];[.E172])" office:value-type="float" office:value="258385" calcext:value-type="float">
            <text:p>258385</text:p>
          </table:table-cell>
          <table:table-cell table:formula="of:=[.E10]+MIN([.E92];[.F172])" office:value-type="float" office:value="248669" calcext:value-type="float">
            <text:p>248669</text:p>
          </table:table-cell>
          <table:table-cell table:formula="of:=[.F10]+MIN([.F92];[.G172])" office:value-type="float" office:value="247441" calcext:value-type="float">
            <text:p>247441</text:p>
          </table:table-cell>
          <table:table-cell table:formula="of:=[.G10]+MIN([.G92];[.H172])" office:value-type="float" office:value="240334" calcext:value-type="float">
            <text:p>240334</text:p>
          </table:table-cell>
          <table:table-cell table:formula="of:=[.H10]+MIN([.H92];[.I172])" office:value-type="float" office:value="240225" calcext:value-type="float">
            <text:p>240225</text:p>
          </table:table-cell>
          <table:table-cell table:formula="of:=[.I10]+MIN([.I92];[.J172])" office:value-type="float" office:value="236662" calcext:value-type="float">
            <text:p>236662</text:p>
          </table:table-cell>
          <table:table-cell table:formula="of:=[.J10]+MIN([.J92];[.K172])" office:value-type="float" office:value="237368" calcext:value-type="float">
            <text:p>237368</text:p>
          </table:table-cell>
          <table:table-cell table:formula="of:=[.K10]+MIN([.K92];[.L172])" office:value-type="float" office:value="231414" calcext:value-type="float">
            <text:p>231414</text:p>
          </table:table-cell>
          <table:table-cell table:formula="of:=[.L10]+MIN([.L92];[.M172])" office:value-type="float" office:value="226478" calcext:value-type="float">
            <text:p>226478</text:p>
          </table:table-cell>
          <table:table-cell table:formula="of:=[.M10]+MIN([.M92];[.N172])" office:value-type="float" office:value="223987" calcext:value-type="float">
            <text:p>223987</text:p>
          </table:table-cell>
          <table:table-cell table:formula="of:=[.N10]+MIN([.N92];[.O172])" office:value-type="float" office:value="228042" calcext:value-type="float">
            <text:p>228042</text:p>
          </table:table-cell>
          <table:table-cell table:formula="of:=[.O10]+MIN([.O92];[.P172])" office:value-type="float" office:value="219797" calcext:value-type="float">
            <text:p>219797</text:p>
          </table:table-cell>
          <table:table-cell table:formula="of:=[.P10]+MIN([.P92];[.Q172])" office:value-type="float" office:value="212425" calcext:value-type="float">
            <text:p>212425</text:p>
          </table:table-cell>
          <table:table-cell table:formula="of:=[.Q10]+MIN([.Q92];[.R172])" office:value-type="float" office:value="213133" calcext:value-type="float">
            <text:p>213133</text:p>
          </table:table-cell>
          <table:table-cell table:formula="of:=[.R10]+MIN([.R92];[.S172])" office:value-type="float" office:value="211839" calcext:value-type="float">
            <text:p>211839</text:p>
          </table:table-cell>
          <table:table-cell table:formula="of:=[.S10]+MIN([.S92];[.T172])" office:value-type="float" office:value="216612" calcext:value-type="float">
            <text:p>216612</text:p>
          </table:table-cell>
          <table:table-cell table:formula="of:=[.T10]+MIN([.T92];[.U172])" office:value-type="float" office:value="220441" calcext:value-type="float">
            <text:p>220441</text:p>
          </table:table-cell>
          <table:table-cell table:formula="of:=[.U10]+MIN([.U92];[.V172])" office:value-type="float" office:value="220121" calcext:value-type="float">
            <text:p>220121</text:p>
          </table:table-cell>
          <table:table-cell table:formula="of:=[.V10]+MIN([.V92];[.W172])" office:value-type="float" office:value="212773" calcext:value-type="float">
            <text:p>212773</text:p>
          </table:table-cell>
          <table:table-cell table:formula="of:=[.W10]+MIN([.W92];[.X172])" office:value-type="float" office:value="207017" calcext:value-type="float">
            <text:p>207017</text:p>
          </table:table-cell>
          <table:table-cell table:formula="of:=[.X10]+MIN([.X92];[.Y172])" office:value-type="float" office:value="207605" calcext:value-type="float">
            <text:p>207605</text:p>
          </table:table-cell>
          <table:table-cell table:formula="of:=[.Y10]+MIN([.Y92];[.Z172])" office:value-type="float" office:value="207831" calcext:value-type="float">
            <text:p>207831</text:p>
          </table:table-cell>
          <table:table-cell table:formula="of:=[.Z10]+MIN([.Z92];[.AA172])" office:value-type="float" office:value="206179" calcext:value-type="float">
            <text:p>206179</text:p>
          </table:table-cell>
          <table:table-cell table:formula="of:=[.AA10]+MIN([.AA92];[.AB172])" office:value-type="float" office:value="199296" calcext:value-type="float">
            <text:p>199296</text:p>
          </table:table-cell>
          <table:table-cell table:formula="of:=[.AB10]+MIN([.AB92];[.AC172])" office:value-type="float" office:value="193801" calcext:value-type="float">
            <text:p>193801</text:p>
          </table:table-cell>
          <table:table-cell table:formula="of:=[.AC10]+MIN([.AC92];[.AD172])" office:value-type="float" office:value="185519" calcext:value-type="float">
            <text:p>185519</text:p>
          </table:table-cell>
          <table:table-cell table:formula="of:=[.AD10]+MIN([.AD92];[.AE172])" office:value-type="float" office:value="177278" calcext:value-type="float">
            <text:p>177278</text:p>
          </table:table-cell>
          <table:table-cell table:formula="of:=[.AE10]+MIN([.AE92];[.AF172])" office:value-type="float" office:value="175278" calcext:value-type="float">
            <text:p>175278</text:p>
          </table:table-cell>
          <table:table-cell table:formula="of:=[.AF10]+MIN([.AF92];[.AG172])" office:value-type="float" office:value="174050" calcext:value-type="float">
            <text:p>174050</text:p>
          </table:table-cell>
          <table:table-cell table:formula="of:=[.AG10]+MIN([.AG92];[.AH172])" office:value-type="float" office:value="166233" calcext:value-type="float">
            <text:p>166233</text:p>
          </table:table-cell>
          <table:table-cell table:formula="of:=[.AH10]+MIN([.AH92];[.AI172])" office:value-type="float" office:value="164134" calcext:value-type="float">
            <text:p>164134</text:p>
          </table:table-cell>
          <table:table-cell table:formula="of:=[.AI10]+MIN([.AI92];[.AJ172])" office:value-type="float" office:value="157661" calcext:value-type="float">
            <text:p>157661</text:p>
          </table:table-cell>
          <table:table-cell table:formula="of:=[.AJ10]+MIN([.AJ92];[.AK172])" office:value-type="float" office:value="154090" calcext:value-type="float">
            <text:p>154090</text:p>
          </table:table-cell>
          <table:table-cell table:formula="of:=[.AK10]+MIN([.AK92];[.AL172])" office:value-type="float" office:value="148096" calcext:value-type="float">
            <text:p>148096</text:p>
          </table:table-cell>
          <table:table-cell table:formula="of:=[.AL10]+MIN([.AL92];[.AM172])" office:value-type="float" office:value="143649" calcext:value-type="float">
            <text:p>143649</text:p>
          </table:table-cell>
          <table:table-cell table:formula="of:=[.AM10]+MIN([.AM92];[.AN172])" office:value-type="float" office:value="142350" calcext:value-type="float">
            <text:p>142350</text:p>
          </table:table-cell>
          <table:table-cell table:formula="of:=[.AN10]+MIN([.AN92];[.AO172])" office:value-type="float" office:value="136359" calcext:value-type="float">
            <text:p>136359</text:p>
          </table:table-cell>
          <table:table-cell table:formula="of:=[.AO10]+MIN([.AO92];[.AP172])" office:value-type="float" office:value="137593" calcext:value-type="float">
            <text:p>137593</text:p>
          </table:table-cell>
          <table:table-cell table:formula="of:=[.AP10]+MIN([.AP92];[.AQ172])" office:value-type="float" office:value="129719" calcext:value-type="float">
            <text:p>129719</text:p>
          </table:table-cell>
          <table:table-cell table:formula="of:=[.AQ10]+MIN([.AQ92];[.AR172])" office:value-type="float" office:value="127422" calcext:value-type="float">
            <text:p>127422</text:p>
          </table:table-cell>
          <table:table-cell table:formula="of:=[.AR10]+MIN([.AR92];[.AS172])" office:value-type="float" office:value="125771" calcext:value-type="float">
            <text:p>125771</text:p>
          </table:table-cell>
          <table:table-cell table:formula="of:=[.AS10]+MIN([.AS92];[.AT172])" office:value-type="float" office:value="125670" calcext:value-type="float">
            <text:p>125670</text:p>
          </table:table-cell>
          <table:table-cell table:formula="of:=[.AT10]+MIN([.AT92];[.AU172])" office:value-type="float" office:value="123577" calcext:value-type="float">
            <text:p>123577</text:p>
          </table:table-cell>
          <table:table-cell table:formula="of:=[.AU10]+MIN([.AU92];[.AV172])" office:value-type="float" office:value="120114" calcext:value-type="float">
            <text:p>120114</text:p>
          </table:table-cell>
          <table:table-cell table:formula="of:=[.AV10]+MIN([.AV92];[.AW172])" office:value-type="float" office:value="110925" calcext:value-type="float">
            <text:p>110925</text:p>
          </table:table-cell>
          <table:table-cell table:formula="of:=[.AW10]+MIN([.AW92];[.AX172])" office:value-type="float" office:value="104053" calcext:value-type="float">
            <text:p>104053</text:p>
          </table:table-cell>
          <table:table-cell table:formula="of:=[.AX10]+MIN([.AX92];[.AY172])" office:value-type="float" office:value="97935" calcext:value-type="float">
            <text:p>97935</text:p>
          </table:table-cell>
          <table:table-cell table:formula="of:=[.AY10]+MIN([.AY92];[.AZ172])" office:value-type="float" office:value="97063" calcext:value-type="float">
            <text:p>97063</text:p>
          </table:table-cell>
          <table:table-cell table:formula="of:=[.AZ10]+MIN([.AZ92];[.BA172])" office:value-type="float" office:value="96055" calcext:value-type="float">
            <text:p>96055</text:p>
          </table:table-cell>
          <table:table-cell table:formula="of:=[.BA10]+MIN([.BA92];[.BB172])" office:value-type="float" office:value="96412" calcext:value-type="float">
            <text:p>96412</text:p>
          </table:table-cell>
          <table:table-cell table:formula="of:=[.BB10]+MIN([.BB92];[.BC172])" office:value-type="float" office:value="95621" calcext:value-type="float">
            <text:p>95621</text:p>
          </table:table-cell>
          <table:table-cell table:formula="of:=[.BC10]+MIN([.BC92];[.BD172])" office:value-type="float" office:value="86537" calcext:value-type="float">
            <text:p>86537</text:p>
          </table:table-cell>
          <table:table-cell table:formula="of:=[.BD10]+MIN([.BD92];[.BE172])" office:value-type="float" office:value="82489" calcext:value-type="float">
            <text:p>82489</text:p>
          </table:table-cell>
          <table:table-cell table:formula="of:=[.BE10]+MIN([.BE92];[.BF172])" office:value-type="float" office:value="80378" calcext:value-type="float">
            <text:p>80378</text:p>
          </table:table-cell>
          <table:table-cell table:formula="of:=[.BF10]+MIN([.BF92];[.BG172])" office:value-type="float" office:value="74501" calcext:value-type="float">
            <text:p>74501</text:p>
          </table:table-cell>
          <table:table-cell table:formula="of:=[.BG10]+MIN([.BG92];[.BH172])" office:value-type="float" office:value="74446" calcext:value-type="float">
            <text:p>74446</text:p>
          </table:table-cell>
          <table:table-cell table:formula="of:=[.BH10]+MIN([.BH92];[.BI172])" office:value-type="float" office:value="72373" calcext:value-type="float">
            <text:p>72373</text:p>
          </table:table-cell>
          <table:table-cell table:formula="of:=[.BI10]+MIN([.BI92];[.BJ172])" office:value-type="float" office:value="72799" calcext:value-type="float">
            <text:p>72799</text:p>
          </table:table-cell>
          <table:table-cell table:formula="of:=[.BJ10]+MIN([.BJ92];[.BK172])" office:value-type="float" office:value="67999" calcext:value-type="float">
            <text:p>67999</text:p>
          </table:table-cell>
          <table:table-cell table:formula="of:=[.BK10]+MIN([.BK92];[.BL172])" office:value-type="float" office:value="63464" calcext:value-type="float">
            <text:p>63464</text:p>
          </table:table-cell>
          <table:table-cell table:formula="of:=[.BL10]+MIN([.BL92];[.BM172])" office:value-type="float" office:value="57011" calcext:value-type="float">
            <text:p>57011</text:p>
          </table:table-cell>
          <table:table-cell table:formula="of:=[.BM10]+MIN([.BM92];[.BN172])" office:value-type="float" office:value="53367" calcext:value-type="float">
            <text:p>53367</text:p>
          </table:table-cell>
          <table:table-cell table:formula="of:=[.BN10]+MIN([.BN92];[.BO172])" office:value-type="float" office:value="64782" calcext:value-type="float">
            <text:p>64782</text:p>
          </table:table-cell>
          <table:table-cell table:formula="of:=[.BO10]+MIN([.BO92];[.BP172])" office:value-type="float" office:value="60404" calcext:value-type="float">
            <text:p>60404</text:p>
          </table:table-cell>
          <table:table-cell table:formula="of:=[.BP10]+MIN([.BP92];[.BQ172])" office:value-type="float" office:value="55967" calcext:value-type="float">
            <text:p>55967</text:p>
          </table:table-cell>
          <table:table-cell table:formula="of:=[.BQ10]+MIN([.BQ92];[.BR172])" office:value-type="float" office:value="50754" calcext:value-type="float">
            <text:p>50754</text:p>
          </table:table-cell>
          <table:table-cell table:formula="of:=[.BR10]+MIN([.BR92];[.BS172])" office:value-type="float" office:value="53358" calcext:value-type="float">
            <text:p>53358</text:p>
          </table:table-cell>
          <table:table-cell table:formula="of:=[.BS10]+MIN([.BS92];[.BT172])" office:value-type="float" office:value="46391" calcext:value-type="float">
            <text:p>46391</text:p>
          </table:table-cell>
          <table:table-cell table:formula="of:=[.BT10]+MIN([.BT92];[.BU172])" office:value-type="float" office:value="36448" calcext:value-type="float">
            <text:p>36448</text:p>
          </table:table-cell>
          <table:table-cell table:formula="of:=[.BU10]+MIN([.BU92];[.BV172])" office:value-type="float" office:value="30633" calcext:value-type="float">
            <text:p>30633</text:p>
          </table:table-cell>
          <table:table-cell table:formula="of:=[.BV10]+MIN([.BV92];[.BW172])" office:value-type="float" office:value="34851" calcext:value-type="float">
            <text:p>34851</text:p>
          </table:table-cell>
          <table:table-cell table:formula="of:=[.BW10]+MIN([.BW92];[.BX172])" office:value-type="float" office:value="32065" calcext:value-type="float">
            <text:p>32065</text:p>
          </table:table-cell>
          <table:table-cell table:formula="of:=[.BX10]+MIN([.BX92];[.BY172])" office:value-type="float" office:value="31189" calcext:value-type="float">
            <text:p>31189</text:p>
          </table:table-cell>
          <table:table-cell table:formula="of:=[.BY10]+MIN([.BY92];[.BZ172])" office:value-type="float" office:value="24210" calcext:value-type="float">
            <text:p>24210</text:p>
          </table:table-cell>
          <table:table-cell table:formula="of:=[.BZ10]+MIN([.BZ92];[.CA172])" office:value-type="float" office:value="15078" calcext:value-type="float">
            <text:p>15078</text:p>
          </table:table-cell>
          <table:table-cell table:formula="of:=[.CA10]+MIN([.CA92];[.CB172])" office:value-type="float" office:value="5763" calcext:value-type="float">
            <text:p>5763</text:p>
          </table:table-cell>
          <table:table-cell table:formula="of:=[.CB10]" office:value-type="float" office:value="5048" calcext:value-type="float">
            <text:p>5048</text:p>
          </table:table-cell>
        </table:table-row>
        <table:table-row table:style-name="ro1">
          <table:table-cell table:formula="of:=[.A11]+MIN([.A93];[.B173])" office:value-type="float" office:value="266358" calcext:value-type="float">
            <text:p>266358</text:p>
          </table:table-cell>
          <table:table-cell table:formula="of:=[.B11]+MIN([.B93];[.C173])" office:value-type="float" office:value="263031" calcext:value-type="float">
            <text:p>263031</text:p>
          </table:table-cell>
          <table:table-cell table:formula="of:=[.C11]+MIN([.C93];[.D173])" office:value-type="float" office:value="264913" calcext:value-type="float">
            <text:p>264913</text:p>
          </table:table-cell>
          <table:table-cell table:formula="of:=[.D11]+MIN([.D93];[.E173])" office:value-type="float" office:value="262297" calcext:value-type="float">
            <text:p>262297</text:p>
          </table:table-cell>
          <table:table-cell table:formula="of:=[.E11]+MIN([.E93];[.F173])" office:value-type="float" office:value="256597" calcext:value-type="float">
            <text:p>256597</text:p>
          </table:table-cell>
          <table:table-cell table:formula="of:=[.F11]+MIN([.F93];[.G173])" office:value-type="float" office:value="246664" calcext:value-type="float">
            <text:p>246664</text:p>
          </table:table-cell>
          <table:table-cell table:formula="of:=[.G11]+MIN([.G93];[.H173])" office:value-type="float" office:value="241368" calcext:value-type="float">
            <text:p>241368</text:p>
          </table:table-cell>
          <table:table-cell table:formula="of:=[.H11]+MIN([.H93];[.I173])" office:value-type="float" office:value="238747" calcext:value-type="float">
            <text:p>238747</text:p>
          </table:table-cell>
          <table:table-cell table:formula="of:=[.I11]+MIN([.I93];[.J173])" office:value-type="float" office:value="233962" calcext:value-type="float">
            <text:p>233962</text:p>
          </table:table-cell>
          <table:table-cell table:formula="of:=[.J11]+MIN([.J93];[.K173])" office:value-type="float" office:value="231207" calcext:value-type="float">
            <text:p>231207</text:p>
          </table:table-cell>
          <table:table-cell table:formula="of:=[.K11]+MIN([.K93];[.L173])" office:value-type="float" office:value="226375" calcext:value-type="float">
            <text:p>226375</text:p>
          </table:table-cell>
          <table:table-cell table:formula="of:=[.L11]+MIN([.L93];[.M173])" office:value-type="float" office:value="223863" calcext:value-type="float">
            <text:p>223863</text:p>
          </table:table-cell>
          <table:table-cell table:formula="of:=[.M11]+MIN([.M93];[.N173])" office:value-type="float" office:value="221745" calcext:value-type="float">
            <text:p>221745</text:p>
          </table:table-cell>
          <table:table-cell table:formula="of:=[.N11]+MIN([.N93];[.O173])" office:value-type="float" office:value="219501" calcext:value-type="float">
            <text:p>219501</text:p>
          </table:table-cell>
          <table:table-cell table:formula="of:=[.O11]+MIN([.O93];[.P173])" office:value-type="float" office:value="215094" calcext:value-type="float">
            <text:p>215094</text:p>
          </table:table-cell>
          <table:table-cell table:formula="of:=[.P11]+MIN([.P93];[.Q173])" office:value-type="float" office:value="218389" calcext:value-type="float">
            <text:p>218389</text:p>
          </table:table-cell>
          <table:table-cell table:formula="of:=[.Q11]+MIN([.Q93];[.R173])" office:value-type="float" office:value="229113" calcext:value-type="float">
            <text:p>229113</text:p>
          </table:table-cell>
          <table:table-cell table:formula="of:=[.R11]+MIN([.R93];[.S173])" office:value-type="float" office:value="223574" calcext:value-type="float">
            <text:p>223574</text:p>
          </table:table-cell>
          <table:table-cell table:formula="of:=[.S11]+MIN([.S93];[.T173])" office:value-type="float" office:value="221874" calcext:value-type="float">
            <text:p>221874</text:p>
          </table:table-cell>
          <table:table-cell table:formula="of:=[.T11]+MIN([.T93];[.U173])" office:value-type="float" office:value="221493" calcext:value-type="float">
            <text:p>221493</text:p>
          </table:table-cell>
          <table:table-cell table:formula="of:=[.U11]+MIN([.U93];[.V173])" office:value-type="float" office:value="213806" calcext:value-type="float">
            <text:p>213806</text:p>
          </table:table-cell>
          <table:table-cell table:formula="of:=[.V11]+MIN([.V93];[.W173])" office:value-type="float" office:value="212836" calcext:value-type="float">
            <text:p>212836</text:p>
          </table:table-cell>
          <table:table-cell table:formula="of:=[.W11]+MIN([.W93];[.X173])" office:value-type="float" office:value="205912" calcext:value-type="float">
            <text:p>205912</text:p>
          </table:table-cell>
          <table:table-cell table:formula="of:=[.X11]+MIN([.X93];[.Y173])" office:value-type="float" office:value="207194" calcext:value-type="float">
            <text:p>207194</text:p>
          </table:table-cell>
          <table:table-cell table:formula="of:=[.Y11]+MIN([.Y93];[.Z173])" office:value-type="float" office:value="202500" calcext:value-type="float">
            <text:p>202500</text:p>
          </table:table-cell>
          <table:table-cell table:formula="of:=[.Z11]+MIN([.Z93];[.AA173])" office:value-type="float" office:value="197355" calcext:value-type="float">
            <text:p>197355</text:p>
          </table:table-cell>
          <table:table-cell table:formula="of:=[.AA11]+MIN([.AA93];[.AB173])" office:value-type="float" office:value="196049" calcext:value-type="float">
            <text:p>196049</text:p>
          </table:table-cell>
          <table:table-cell table:formula="of:=[.AB11]+MIN([.AB93];[.AC173])" office:value-type="float" office:value="193884" calcext:value-type="float">
            <text:p>193884</text:p>
          </table:table-cell>
          <table:table-cell table:formula="of:=[.AC11]+MIN([.AC93];[.AD173])" office:value-type="float" office:value="188124" calcext:value-type="float">
            <text:p>188124</text:p>
          </table:table-cell>
          <table:table-cell table:formula="of:=[.AD11]+MIN([.AD93];[.AE173])" office:value-type="float" office:value="185699" calcext:value-type="float">
            <text:p>185699</text:p>
          </table:table-cell>
          <table:table-cell table:formula="of:=[.AE11]+MIN([.AE93];[.AF173])" office:value-type="float" office:value="176789" calcext:value-type="float">
            <text:p>176789</text:p>
          </table:table-cell>
          <table:table-cell table:formula="of:=[.AF11]+MIN([.AF93];[.AG173])" office:value-type="float" office:value="173276" calcext:value-type="float">
            <text:p>173276</text:p>
          </table:table-cell>
          <table:table-cell table:formula="of:=[.AG11]+MIN([.AG93];[.AH173])" office:value-type="float" office:value="171367" calcext:value-type="float">
            <text:p>171367</text:p>
          </table:table-cell>
          <table:table-cell table:formula="of:=[.AH11]+MIN([.AH93];[.AI173])" office:value-type="float" office:value="164384" calcext:value-type="float">
            <text:p>164384</text:p>
          </table:table-cell>
          <table:table-cell table:formula="of:=[.AI11]+MIN([.AI93];[.AJ173])" office:value-type="float" office:value="164771" calcext:value-type="float">
            <text:p>164771</text:p>
          </table:table-cell>
          <table:table-cell table:formula="of:=[.AJ11]+MIN([.AJ93];[.AK173])" office:value-type="float" office:value="161730" calcext:value-type="float">
            <text:p>161730</text:p>
          </table:table-cell>
          <table:table-cell table:formula="of:=[.AK11]+MIN([.AK93];[.AL173])" office:value-type="float" office:value="158954" calcext:value-type="float">
            <text:p>158954</text:p>
          </table:table-cell>
          <table:table-cell table:formula="of:=[.AL11]+MIN([.AL93];[.AM173])" office:value-type="float" office:value="149624" calcext:value-type="float">
            <text:p>149624</text:p>
          </table:table-cell>
          <table:table-cell table:formula="of:=[.AM11]+MIN([.AM93];[.AN173])" office:value-type="float" office:value="142421" calcext:value-type="float">
            <text:p>142421</text:p>
          </table:table-cell>
          <table:table-cell table:formula="of:=[.AN11]+MIN([.AN93];[.AO173])" office:value-type="float" office:value="135816" calcext:value-type="float">
            <text:p>135816</text:p>
          </table:table-cell>
          <table:table-cell table:formula="of:=[.AO11]+MIN([.AO93];[.AP173])" office:value-type="float" office:value="132107" calcext:value-type="float">
            <text:p>132107</text:p>
          </table:table-cell>
          <table:table-cell table:formula="of:=[.AP11]+MIN([.AP93];[.AQ173])" office:value-type="float" office:value="128761" calcext:value-type="float">
            <text:p>128761</text:p>
          </table:table-cell>
          <table:table-cell table:formula="of:=[.AQ11]+MIN([.AQ93];[.AR173])" office:value-type="float" office:value="135877" calcext:value-type="float">
            <text:p>135877</text:p>
          </table:table-cell>
          <table:table-cell table:formula="of:=[.AR11]+MIN([.AR93];[.AS173])" office:value-type="float" office:value="141218" calcext:value-type="float">
            <text:p>141218</text:p>
          </table:table-cell>
          <table:table-cell table:formula="of:=[.AS11]+MIN([.AS93];[.AT173])" office:value-type="float" office:value="132064" calcext:value-type="float">
            <text:p>132064</text:p>
          </table:table-cell>
          <table:table-cell table:formula="of:=[.AT11]+MIN([.AT93];[.AU173])" office:value-type="float" office:value="128984" calcext:value-type="float">
            <text:p>128984</text:p>
          </table:table-cell>
          <table:table-cell table:formula="of:=[.AU11]+MIN([.AU93];[.AV173])" office:value-type="float" office:value="124557" calcext:value-type="float">
            <text:p>124557</text:p>
          </table:table-cell>
          <table:table-cell table:formula="of:=[.AV11]+MIN([.AV93];[.AW173])" office:value-type="float" office:value="115630" calcext:value-type="float">
            <text:p>115630</text:p>
          </table:table-cell>
          <table:table-cell table:formula="of:=[.AW11]+MIN([.AW93];[.AX173])" office:value-type="float" office:value="111937" calcext:value-type="float">
            <text:p>111937</text:p>
          </table:table-cell>
          <table:table-cell table:formula="of:=[.AX11]+MIN([.AX93];[.AY173])" office:value-type="float" office:value="104277" calcext:value-type="float">
            <text:p>104277</text:p>
          </table:table-cell>
          <table:table-cell table:formula="of:=[.AY11]+MIN([.AY93];[.AZ173])" office:value-type="float" office:value="98711" calcext:value-type="float">
            <text:p>98711</text:p>
          </table:table-cell>
          <table:table-cell table:formula="of:=[.AZ11]+MIN([.AZ93];[.BA173])" office:value-type="float" office:value="96734" calcext:value-type="float">
            <text:p>96734</text:p>
          </table:table-cell>
          <table:table-cell table:formula="of:=[.BA11]+MIN([.BA93];[.BB173])" office:value-type="float" office:value="93607" calcext:value-type="float">
            <text:p>93607</text:p>
          </table:table-cell>
          <table:table-cell table:formula="of:=[.BB11]+MIN([.BB93];[.BC173])" office:value-type="float" office:value="92654" calcext:value-type="float">
            <text:p>92654</text:p>
          </table:table-cell>
          <table:table-cell table:formula="of:=[.BC11]+MIN([.BC93];[.BD173])" office:value-type="float" office:value="88669" calcext:value-type="float">
            <text:p>88669</text:p>
          </table:table-cell>
          <table:table-cell table:formula="of:=[.BD11]+MIN([.BD93];[.BE173])" office:value-type="float" office:value="80366" calcext:value-type="float">
            <text:p>80366</text:p>
          </table:table-cell>
          <table:table-cell table:formula="of:=[.BE11]+MIN([.BE93];[.BF173])" office:value-type="float" office:value="85099" calcext:value-type="float">
            <text:p>85099</text:p>
          </table:table-cell>
          <table:table-cell table:formula="of:=[.BF11]+MIN([.BF93];[.BG173])" office:value-type="float" office:value="81511" calcext:value-type="float">
            <text:p>81511</text:p>
          </table:table-cell>
          <table:table-cell table:formula="of:=[.BG11]+MIN([.BG93];[.BH173])" office:value-type="float" office:value="75236" calcext:value-type="float">
            <text:p>75236</text:p>
          </table:table-cell>
          <table:table-cell table:formula="of:=[.BH11]+MIN([.BH93];[.BI173])" office:value-type="float" office:value="70636" calcext:value-type="float">
            <text:p>70636</text:p>
          </table:table-cell>
          <table:table-cell table:formula="of:=[.BI11]+MIN([.BI93];[.BJ173])" office:value-type="float" office:value="63340" calcext:value-type="float">
            <text:p>63340</text:p>
          </table:table-cell>
          <table:table-cell table:formula="of:=[.BJ11]+MIN([.BJ93];[.BK173])" office:value-type="float" office:value="66314" calcext:value-type="float">
            <text:p>66314</text:p>
          </table:table-cell>
          <table:table-cell table:formula="of:=[.BK11]+MIN([.BK93];[.BL173])" office:value-type="float" office:value="65169" calcext:value-type="float">
            <text:p>65169</text:p>
          </table:table-cell>
          <table:table-cell table:formula="of:=[.BL11]+MIN([.BL93];[.BM173])" office:value-type="float" office:value="56025" calcext:value-type="float">
            <text:p>56025</text:p>
          </table:table-cell>
          <table:table-cell table:formula="of:=[.BM11]+MIN([.BM93];[.BN173])" office:value-type="float" office:value="53259" calcext:value-type="float">
            <text:p>53259</text:p>
          </table:table-cell>
          <table:table-cell table:formula="of:=[.BN11]+MIN([.BN93];[.BO173])" office:value-type="float" office:value="58800" calcext:value-type="float">
            <text:p>58800</text:p>
          </table:table-cell>
          <table:table-cell table:formula="of:=[.BO11]+MIN([.BO93];[.BP173])" office:value-type="float" office:value="57018" calcext:value-type="float">
            <text:p>57018</text:p>
          </table:table-cell>
          <table:table-cell table:formula="of:=[.BP11]+MIN([.BP93];[.BQ173])" office:value-type="float" office:value="55276" calcext:value-type="float">
            <text:p>55276</text:p>
          </table:table-cell>
          <table:table-cell table:formula="of:=[.BQ11]+MIN([.BQ93];[.BR173])" office:value-type="float" office:value="49414" calcext:value-type="float">
            <text:p>49414</text:p>
          </table:table-cell>
          <table:table-cell table:formula="of:=[.BR11]+MIN([.BR93];[.BS173])" office:value-type="float" office:value="49356" calcext:value-type="float">
            <text:p>49356</text:p>
          </table:table-cell>
          <table:table-cell table:formula="of:=[.BS11]+MIN([.BS93];[.BT173])" office:value-type="float" office:value="41737" calcext:value-type="float">
            <text:p>41737</text:p>
          </table:table-cell>
          <table:table-cell table:formula="of:=[.BT11]+MIN([.BT93];[.BU173])" office:value-type="float" office:value="34172" calcext:value-type="float">
            <text:p>34172</text:p>
          </table:table-cell>
          <table:table-cell table:formula="of:=[.BU11]+MIN([.BU93];[.BV173])" office:value-type="float" office:value="29964" calcext:value-type="float">
            <text:p>29964</text:p>
          </table:table-cell>
          <table:table-cell table:formula="of:=[.BV11]+MIN([.BV93];[.BW173])" office:value-type="float" office:value="36050" calcext:value-type="float">
            <text:p>36050</text:p>
          </table:table-cell>
          <table:table-cell table:formula="of:=[.BW11]+MIN([.BW93];[.BX173])" office:value-type="float" office:value="30227" calcext:value-type="float">
            <text:p>30227</text:p>
          </table:table-cell>
          <table:table-cell table:formula="of:=[.BX11]+MIN([.BX93];[.BY173])" office:value-type="float" office:value="28629" calcext:value-type="float">
            <text:p>28629</text:p>
          </table:table-cell>
          <table:table-cell table:formula="of:=[.BY11]+MIN([.BY93];[.BZ173])" office:value-type="float" office:value="23721" calcext:value-type="float">
            <text:p>23721</text:p>
          </table:table-cell>
          <table:table-cell table:formula="of:=[.BZ11]+MIN([.BZ93];[.CA173])" office:value-type="float" office:value="14497" calcext:value-type="float">
            <text:p>14497</text:p>
          </table:table-cell>
          <table:table-cell table:formula="of:=[.CA11]+MIN([.CA93];[.CB173])" office:value-type="float" office:value="9865" calcext:value-type="float">
            <text:p>9865</text:p>
          </table:table-cell>
          <table:table-cell table:formula="of:=[.CB11]" office:value-type="float" office:value="8540" calcext:value-type="float">
            <text:p>8540</text:p>
          </table:table-cell>
        </table:table-row>
        <table:table-row table:style-name="ro1">
          <table:table-cell table:formula="of:=[.A12]+MIN([.A94];[.B174])" office:value-type="float" office:value="265883" calcext:value-type="float">
            <text:p>265883</text:p>
          </table:table-cell>
          <table:table-cell table:formula="of:=[.B12]+MIN([.B94];[.C174])" office:value-type="float" office:value="259001" calcext:value-type="float">
            <text:p>259001</text:p>
          </table:table-cell>
          <table:table-cell table:formula="of:=[.C12]+MIN([.C94];[.D174])" office:value-type="float" office:value="257736" calcext:value-type="float">
            <text:p>257736</text:p>
          </table:table-cell>
          <table:table-cell table:formula="of:=[.D12]+MIN([.D94];[.E174])" office:value-type="float" office:value="255961" calcext:value-type="float">
            <text:p>255961</text:p>
          </table:table-cell>
          <table:table-cell table:formula="of:=[.E12]+MIN([.E94];[.F174])" office:value-type="float" office:value="252313" calcext:value-type="float">
            <text:p>252313</text:p>
          </table:table-cell>
          <table:table-cell table:formula="of:=[.F12]+MIN([.F94];[.G174])" office:value-type="float" office:value="248164" calcext:value-type="float">
            <text:p>248164</text:p>
          </table:table-cell>
          <table:table-cell table:formula="of:=[.G12]+MIN([.G94];[.H174])" office:value-type="float" office:value="248336" calcext:value-type="float">
            <text:p>248336</text:p>
          </table:table-cell>
          <table:table-cell table:formula="of:=[.H12]+MIN([.H94];[.I174])" office:value-type="float" office:value="242499" calcext:value-type="float">
            <text:p>242499</text:p>
          </table:table-cell>
          <table:table-cell table:formula="of:=[.I12]+MIN([.I94];[.J174])" office:value-type="float" office:value="237979" calcext:value-type="float">
            <text:p>237979</text:p>
          </table:table-cell>
          <table:table-cell table:formula="of:=[.J12]+MIN([.J94];[.K174])" office:value-type="float" office:value="236086" calcext:value-type="float">
            <text:p>236086</text:p>
          </table:table-cell>
          <table:table-cell table:formula="of:=[.K12]+MIN([.K94];[.L174])" office:value-type="float" office:value="234708" calcext:value-type="float">
            <text:p>234708</text:p>
          </table:table-cell>
          <table:table-cell table:formula="of:=[.L12]+MIN([.L94];[.M174])" office:value-type="float" office:value="225457" calcext:value-type="float">
            <text:p>225457</text:p>
          </table:table-cell>
          <table:table-cell table:formula="of:=[.M12]+MIN([.M94];[.N174])" office:value-type="float" office:value="224097" calcext:value-type="float">
            <text:p>224097</text:p>
          </table:table-cell>
          <table:table-cell table:formula="of:=[.N12]+MIN([.N94];[.O174])" office:value-type="float" office:value="224846" calcext:value-type="float">
            <text:p>224846</text:p>
          </table:table-cell>
          <table:table-cell table:formula="of:=[.O12]+MIN([.O94];[.P174])" office:value-type="float" office:value="225030" calcext:value-type="float">
            <text:p>225030</text:p>
          </table:table-cell>
          <table:table-cell table:formula="of:=[.P12]+MIN([.P94];[.Q174])" office:value-type="float" office:value="230466" calcext:value-type="float">
            <text:p>230466</text:p>
          </table:table-cell>
          <table:table-cell table:formula="of:=[.Q12]+MIN([.Q94];[.R174])" office:value-type="float" office:value="227534" calcext:value-type="float">
            <text:p>227534</text:p>
          </table:table-cell>
          <table:table-cell table:formula="of:=[.R12]+MIN([.R94];[.S174])" office:value-type="float" office:value="217644" calcext:value-type="float">
            <text:p>217644</text:p>
          </table:table-cell>
          <table:table-cell table:formula="of:=[.S12]+MIN([.S94];[.T174])" office:value-type="float" office:value="216823" calcext:value-type="float">
            <text:p>216823</text:p>
          </table:table-cell>
          <table:table-cell table:formula="of:=[.T12]+MIN([.T94];[.U174])" office:value-type="float" office:value="216707" calcext:value-type="float">
            <text:p>216707</text:p>
          </table:table-cell>
          <table:table-cell table:formula="of:=[.U12]+MIN([.U94];[.V174])" office:value-type="float" office:value="221575" calcext:value-type="float">
            <text:p>221575</text:p>
          </table:table-cell>
          <table:table-cell table:formula="of:=[.V12]+MIN([.V94];[.W174])" office:value-type="float" office:value="220397" calcext:value-type="float">
            <text:p>220397</text:p>
          </table:table-cell>
          <table:table-cell table:formula="of:=[.W12]+MIN([.W94];[.X174])" office:value-type="float" office:value="211042" calcext:value-type="float">
            <text:p>211042</text:p>
          </table:table-cell>
          <table:table-cell table:formula="of:=[.X12]+MIN([.X94];[.Y174])" office:value-type="float" office:value="206012" calcext:value-type="float">
            <text:p>206012</text:p>
          </table:table-cell>
          <table:table-cell table:formula="of:=[.Y12]+MIN([.Y94];[.Z174])" office:value-type="float" office:value="206693" calcext:value-type="float">
            <text:p>206693</text:p>
          </table:table-cell>
          <table:table-cell table:formula="of:=[.Z12]+MIN([.Z94];[.AA174])" office:value-type="float" office:value="208403" calcext:value-type="float">
            <text:p>208403</text:p>
          </table:table-cell>
          <table:table-cell table:formula="of:=[.AA12]+MIN([.AA94];[.AB174])" office:value-type="float" office:value="202020" calcext:value-type="float">
            <text:p>202020</text:p>
          </table:table-cell>
          <table:table-cell table:formula="of:=[.AB12]+MIN([.AB94];[.AC174])" office:value-type="float" office:value="194426" calcext:value-type="float">
            <text:p>194426</text:p>
          </table:table-cell>
          <table:table-cell table:formula="of:=[.AC12]+MIN([.AC94];[.AD174])" office:value-type="float" office:value="186484" calcext:value-type="float">
            <text:p>186484</text:p>
          </table:table-cell>
          <table:table-cell table:formula="of:=[.AD12]+MIN([.AD94];[.AE174])" office:value-type="float" office:value="184937" calcext:value-type="float">
            <text:p>184937</text:p>
          </table:table-cell>
          <table:table-cell table:formula="of:=[.AE12]+MIN([.AE94];[.AF174])" office:value-type="float" office:value="181518" calcext:value-type="float">
            <text:p>181518</text:p>
          </table:table-cell>
          <table:table-cell table:formula="of:=[.AF12]+MIN([.AF94];[.AG174])" office:value-type="float" office:value="176321" calcext:value-type="float">
            <text:p>176321</text:p>
          </table:table-cell>
          <table:table-cell table:formula="of:=[.AG12]+MIN([.AG94];[.AH174])" office:value-type="float" office:value="175967" calcext:value-type="float">
            <text:p>175967</text:p>
          </table:table-cell>
          <table:table-cell table:formula="of:=[.AH12]+MIN([.AH94];[.AI174])" office:value-type="float" office:value="169699" calcext:value-type="float">
            <text:p>169699</text:p>
          </table:table-cell>
          <table:table-cell table:formula="of:=[.AI12]+MIN([.AI94];[.AJ174])" office:value-type="float" office:value="165932" calcext:value-type="float">
            <text:p>165932</text:p>
          </table:table-cell>
          <table:table-cell table:formula="of:=[.AJ12]+MIN([.AJ94];[.AK174])" office:value-type="float" office:value="164922" calcext:value-type="float">
            <text:p>164922</text:p>
          </table:table-cell>
          <table:table-cell table:formula="of:=[.AK12]+MIN([.AK94];[.AL174])" office:value-type="float" office:value="157163" calcext:value-type="float">
            <text:p>157163</text:p>
          </table:table-cell>
          <table:table-cell table:formula="of:=[.AL12]+MIN([.AL94];[.AM174])" office:value-type="float" office:value="150258" calcext:value-type="float">
            <text:p>150258</text:p>
          </table:table-cell>
          <table:table-cell table:formula="of:=[.AM12]+MIN([.AM94];[.AN174])" office:value-type="float" office:value="149597" calcext:value-type="float">
            <text:p>149597</text:p>
          </table:table-cell>
          <table:table-cell table:formula="of:=[.AN12]+MIN([.AN94];[.AO174])" office:value-type="float" office:value="147491" calcext:value-type="float">
            <text:p>147491</text:p>
          </table:table-cell>
          <table:table-cell table:formula="of:=[.AO12]+MIN([.AO94];[.AP174])" office:value-type="float" office:value="141898" calcext:value-type="float">
            <text:p>141898</text:p>
          </table:table-cell>
          <table:table-cell table:formula="of:=[.AP12]+MIN([.AP94];[.AQ174])" office:value-type="float" office:value="141241" calcext:value-type="float">
            <text:p>141241</text:p>
          </table:table-cell>
          <table:table-cell table:formula="of:=[.AQ12]+MIN([.AQ94];[.AR174])" office:value-type="float" office:value="144301" calcext:value-type="float">
            <text:p>144301</text:p>
          </table:table-cell>
          <table:table-cell table:formula="of:=[.AR12]+MIN([.AR94];[.AS174])" office:value-type="float" office:value="134696" calcext:value-type="float">
            <text:p>134696</text:p>
          </table:table-cell>
          <table:table-cell table:formula="of:=[.AS12]+MIN([.AS94];[.AT174])" office:value-type="float" office:value="126253" calcext:value-type="float">
            <text:p>126253</text:p>
          </table:table-cell>
          <table:table-cell table:formula="of:=[.AT12]+MIN([.AT94];[.AU174])" office:value-type="float" office:value="133413" calcext:value-type="float">
            <text:p>133413</text:p>
          </table:table-cell>
          <table:table-cell table:formula="of:=[.AU12]+MIN([.AU94];[.AV174])" office:value-type="float" office:value="125138" calcext:value-type="float">
            <text:p>125138</text:p>
          </table:table-cell>
          <table:table-cell table:formula="of:=[.AV12]+MIN([.AV94];[.AW174])" office:value-type="float" office:value="122126" calcext:value-type="float">
            <text:p>122126</text:p>
          </table:table-cell>
          <table:table-cell table:formula="of:=[.AW12]+MIN([.AW94];[.AX174])" office:value-type="float" office:value="114406" calcext:value-type="float">
            <text:p>114406</text:p>
          </table:table-cell>
          <table:table-cell table:formula="of:=[.AX12]+MIN([.AX94];[.AY174])" office:value-type="float" office:value="107141" calcext:value-type="float">
            <text:p>107141</text:p>
          </table:table-cell>
          <table:table-cell table:formula="of:=[.AY12]+MIN([.AY94];[.AZ174])" office:value-type="float" office:value="100785" calcext:value-type="float">
            <text:p>100785</text:p>
          </table:table-cell>
          <table:table-cell table:formula="of:=[.AZ12]+MIN([.AZ94];[.BA174])" office:value-type="float" office:value="93006" calcext:value-type="float">
            <text:p>93006</text:p>
          </table:table-cell>
          <table:table-cell table:formula="of:=[.BA12]+MIN([.BA94];[.BB174])" office:value-type="float" office:value="91208" calcext:value-type="float">
            <text:p>91208</text:p>
          </table:table-cell>
          <table:table-cell table:formula="of:=[.BB12]+MIN([.BB94];[.BC174])" office:value-type="float" office:value="89760" calcext:value-type="float">
            <text:p>89760</text:p>
          </table:table-cell>
          <table:table-cell table:formula="of:=[.BC12]+MIN([.BC94];[.BD174])" office:value-type="float" office:value="84535" calcext:value-type="float">
            <text:p>84535</text:p>
          </table:table-cell>
          <table:table-cell table:formula="of:=[.BD12]+MIN([.BD94];[.BE174])" office:value-type="float" office:value="77874" calcext:value-type="float">
            <text:p>77874</text:p>
          </table:table-cell>
          <table:table-cell table:formula="of:=[.BE12]+MIN([.BE94];[.BF174])" office:value-type="float" office:value="79733" calcext:value-type="float">
            <text:p>79733</text:p>
          </table:table-cell>
          <table:table-cell table:formula="of:=[.BF12]+MIN([.BF94];[.BG174])" office:value-type="float" office:value="71709" calcext:value-type="float">
            <text:p>71709</text:p>
          </table:table-cell>
          <table:table-cell table:formula="of:=[.BG12]+MIN([.BG94];[.BH174])" office:value-type="float" office:value="66043" calcext:value-type="float">
            <text:p>66043</text:p>
          </table:table-cell>
          <table:table-cell table:formula="of:=[.BH12]+MIN([.BH94];[.BI174])" office:value-type="float" office:value="70560" calcext:value-type="float">
            <text:p>70560</text:p>
          </table:table-cell>
          <table:table-cell table:formula="of:=[.BI12]+MIN([.BI94];[.BJ174])" office:value-type="float" office:value="62307" calcext:value-type="float">
            <text:p>62307</text:p>
          </table:table-cell>
          <table:table-cell table:formula="of:=[.BJ12]+MIN([.BJ94];[.BK174])" office:value-type="float" office:value="61254" calcext:value-type="float">
            <text:p>61254</text:p>
          </table:table-cell>
          <table:table-cell table:formula="of:=[.BK12]+MIN([.BK94];[.BL174])" office:value-type="float" office:value="57746" calcext:value-type="float">
            <text:p>57746</text:p>
          </table:table-cell>
          <table:table-cell table:formula="of:=[.BL12]+MIN([.BL94];[.BM174])" office:value-type="float" office:value="56553" calcext:value-type="float">
            <text:p>56553</text:p>
          </table:table-cell>
          <table:table-cell table:formula="of:=[.BM12]+MIN([.BM94];[.BN174])" office:value-type="float" office:value="52108" calcext:value-type="float">
            <text:p>52108</text:p>
          </table:table-cell>
          <table:table-cell table:formula="of:=[.BN12]+MIN([.BN94];[.BO174])" office:value-type="float" office:value="51171" calcext:value-type="float">
            <text:p>51171</text:p>
          </table:table-cell>
          <table:table-cell table:formula="of:=[.BO12]+MIN([.BO94];[.BP174])" office:value-type="float" office:value="51849" calcext:value-type="float">
            <text:p>51849</text:p>
          </table:table-cell>
          <table:table-cell table:formula="of:=[.BP12]+MIN([.BP94];[.BQ174])" office:value-type="float" office:value="49281" calcext:value-type="float">
            <text:p>49281</text:p>
          </table:table-cell>
          <table:table-cell table:formula="of:=[.BQ12]+MIN([.BQ94];[.BR174])" office:value-type="float" office:value="49777" calcext:value-type="float">
            <text:p>49777</text:p>
          </table:table-cell>
          <table:table-cell table:formula="of:=[.BR12]+MIN([.BR94];[.BS174])" office:value-type="float" office:value="42096" calcext:value-type="float">
            <text:p>42096</text:p>
          </table:table-cell>
          <table:table-cell table:formula="of:=[.BS12]+MIN([.BS94];[.BT174])" office:value-type="float" office:value="36194" calcext:value-type="float">
            <text:p>36194</text:p>
          </table:table-cell>
          <table:table-cell table:formula="of:=[.BT12]+MIN([.BT94];[.BU174])" office:value-type="float" office:value="30771" calcext:value-type="float">
            <text:p>30771</text:p>
          </table:table-cell>
          <table:table-cell table:formula="of:=[.BU12]+MIN([.BU94];[.BV174])" office:value-type="float" office:value="28251" calcext:value-type="float">
            <text:p>28251</text:p>
          </table:table-cell>
          <table:table-cell table:formula="of:=[.BV12]+MIN([.BV94];[.BW174])" office:value-type="float" office:value="29771" calcext:value-type="float">
            <text:p>29771</text:p>
          </table:table-cell>
          <table:table-cell table:formula="of:=[.BW12]+MIN([.BW94];[.BX174])" office:value-type="float" office:value="27018" calcext:value-type="float">
            <text:p>27018</text:p>
          </table:table-cell>
          <table:table-cell table:formula="of:=[.BX12]+MIN([.BX94];[.BY174])" office:value-type="float" office:value="28710" calcext:value-type="float">
            <text:p>28710</text:p>
          </table:table-cell>
          <table:table-cell table:formula="of:=[.BY12]+MIN([.BY94];[.BZ174])" office:value-type="float" office:value="21451" calcext:value-type="float">
            <text:p>21451</text:p>
          </table:table-cell>
          <table:table-cell table:formula="of:=[.BZ12]+MIN([.BZ94];[.CA174])" office:value-type="float" office:value="12081" calcext:value-type="float">
            <text:p>12081</text:p>
          </table:table-cell>
          <table:table-cell table:formula="of:=[.CA12]+MIN([.CA94];[.CB174])" office:value-type="float" office:value="11115" calcext:value-type="float">
            <text:p>11115</text:p>
          </table:table-cell>
          <table:table-cell table:formula="of:=[.CB12]" office:value-type="float" office:value="2442" calcext:value-type="float">
            <text:p>2442</text:p>
          </table:table-cell>
        </table:table-row>
        <table:table-row table:style-name="ro1">
          <table:table-cell table:formula="of:=[.A13]+MIN([.A95];[.B175])" office:value-type="float" office:value="269762" calcext:value-type="float">
            <text:p>269762</text:p>
          </table:table-cell>
          <table:table-cell table:formula="of:=[.B13]+MIN([.B95];[.C175])" office:value-type="float" office:value="265882" calcext:value-type="float">
            <text:p>265882</text:p>
          </table:table-cell>
          <table:table-cell table:formula="of:=[.C13]+MIN([.C95];[.D175])" office:value-type="float" office:value="264417" calcext:value-type="float">
            <text:p>264417</text:p>
          </table:table-cell>
          <table:table-cell table:formula="of:=[.D13]+MIN([.D95];[.E175])" office:value-type="float" office:value="259694" calcext:value-type="float">
            <text:p>259694</text:p>
          </table:table-cell>
          <table:table-cell table:formula="of:=[.E13]+MIN([.E95];[.F175])" office:value-type="float" office:value="256512" calcext:value-type="float">
            <text:p>256512</text:p>
          </table:table-cell>
          <table:table-cell table:formula="of:=[.F13]+MIN([.F95];[.G175])" office:value-type="float" office:value="263167" calcext:value-type="float">
            <text:p>263167</text:p>
          </table:table-cell>
          <table:table-cell table:formula="of:=[.G13]+MIN([.G95];[.H175])" office:value-type="float" office:value="258245" calcext:value-type="float">
            <text:p>258245</text:p>
          </table:table-cell>
          <table:table-cell table:formula="of:=[.H13]+MIN([.H95];[.I175])" office:value-type="float" office:value="250324" calcext:value-type="float">
            <text:p>250324</text:p>
          </table:table-cell>
          <table:table-cell table:formula="of:=[.I13]+MIN([.I95];[.J175])" office:value-type="float" office:value="242047" calcext:value-type="float">
            <text:p>242047</text:p>
          </table:table-cell>
          <table:table-cell table:formula="of:=[.J13]+MIN([.J95];[.K175])" office:value-type="float" office:value="246695" calcext:value-type="float">
            <text:p>246695</text:p>
          </table:table-cell>
          <table:table-cell table:formula="of:=[.K13]+MIN([.K95];[.L175])" office:value-type="float" office:value="241327" calcext:value-type="float">
            <text:p>241327</text:p>
          </table:table-cell>
          <table:table-cell table:formula="of:=[.L13]+MIN([.L95];[.M175])" office:value-type="float" office:value="240347" calcext:value-type="float">
            <text:p>240347</text:p>
          </table:table-cell>
          <table:table-cell table:formula="of:=[.M13]+MIN([.M95];[.N175])" office:value-type="float" office:value="231495" calcext:value-type="float">
            <text:p>231495</text:p>
          </table:table-cell>
          <table:table-cell table:formula="of:=[.N13]+MIN([.N95];[.O175])" office:value-type="float" office:value="227032" calcext:value-type="float">
            <text:p>227032</text:p>
          </table:table-cell>
          <table:table-cell table:formula="of:=[.O13]+MIN([.O95];[.P175])" office:value-type="float" office:value="224782" calcext:value-type="float">
            <text:p>224782</text:p>
          </table:table-cell>
          <table:table-cell table:formula="of:=[.P13]+MIN([.P95];[.Q175])" office:value-type="float" office:value="237600" calcext:value-type="float">
            <text:p>237600</text:p>
          </table:table-cell>
          <table:table-cell table:formula="of:=[.Q13]+MIN([.Q95];[.R175])" office:value-type="float" office:value="231475" calcext:value-type="float">
            <text:p>231475</text:p>
          </table:table-cell>
          <table:table-cell table:formula="of:=[.R13]+MIN([.R95];[.S175])" office:value-type="float" office:value="223724" calcext:value-type="float">
            <text:p>223724</text:p>
          </table:table-cell>
          <table:table-cell table:formula="of:=[.S13]+MIN([.S95];[.T175])" office:value-type="float" office:value="222873" calcext:value-type="float">
            <text:p>222873</text:p>
          </table:table-cell>
          <table:table-cell table:formula="of:=[.T13]+MIN([.T95];[.U175])" office:value-type="float" office:value="222502" calcext:value-type="float">
            <text:p>222502</text:p>
          </table:table-cell>
          <table:table-cell table:formula="of:=[.U13]+MIN([.U95];[.V175])" office:value-type="float" office:value="227922" calcext:value-type="float">
            <text:p>227922</text:p>
          </table:table-cell>
          <table:table-cell table:formula="of:=[.V13]+MIN([.V95];[.W175])" office:value-type="float" office:value="221137" calcext:value-type="float">
            <text:p>221137</text:p>
          </table:table-cell>
          <table:table-cell table:formula="of:=[.W13]+MIN([.W95];[.X175])" office:value-type="float" office:value="213696" calcext:value-type="float">
            <text:p>213696</text:p>
          </table:table-cell>
          <table:table-cell table:formula="of:=[.X13]+MIN([.X95];[.Y175])" office:value-type="float" office:value="213891" calcext:value-type="float">
            <text:p>213891</text:p>
          </table:table-cell>
          <table:table-cell table:formula="of:=[.Y13]+MIN([.Y95];[.Z175])" office:value-type="float" office:value="204775" calcext:value-type="float">
            <text:p>204775</text:p>
          </table:table-cell>
          <table:table-cell table:formula="of:=[.Z13]+MIN([.Z95];[.AA175])" office:value-type="float" office:value="199829" calcext:value-type="float">
            <text:p>199829</text:p>
          </table:table-cell>
          <table:table-cell table:formula="of:=[.AA13]+MIN([.AA95];[.AB175])" office:value-type="float" office:value="197127" calcext:value-type="float">
            <text:p>197127</text:p>
          </table:table-cell>
          <table:table-cell table:formula="of:=[.AB13]+MIN([.AB95];[.AC175])" office:value-type="float" office:value="191554" calcext:value-type="float">
            <text:p>191554</text:p>
          </table:table-cell>
          <table:table-cell table:formula="of:=[.AC13]+MIN([.AC95];[.AD175])" office:value-type="float" office:value="188633" calcext:value-type="float">
            <text:p>188633</text:p>
          </table:table-cell>
          <table:table-cell table:formula="of:=[.AD13]+MIN([.AD95];[.AE175])" office:value-type="float" office:value="178771" calcext:value-type="float">
            <text:p>178771</text:p>
          </table:table-cell>
          <table:table-cell table:formula="of:=[.AE13]+MIN([.AE95];[.AF175])" office:value-type="float" office:value="177309" calcext:value-type="float">
            <text:p>177309</text:p>
          </table:table-cell>
          <table:table-cell table:formula="of:=[.AF13]+MIN([.AF95];[.AG175])" office:value-type="float" office:value="178325" calcext:value-type="float">
            <text:p>178325</text:p>
          </table:table-cell>
          <table:table-cell table:formula="of:=[.AG13]+MIN([.AG95];[.AH175])" office:value-type="float" office:value="175915" calcext:value-type="float">
            <text:p>175915</text:p>
          </table:table-cell>
          <table:table-cell table:formula="of:=[.AH13]+MIN([.AH95];[.AI175])" office:value-type="float" office:value="174853" calcext:value-type="float">
            <text:p>174853</text:p>
          </table:table-cell>
          <table:table-cell table:formula="of:=[.AI13]+MIN([.AI95];[.AJ175])" office:value-type="float" office:value="172144" calcext:value-type="float">
            <text:p>172144</text:p>
          </table:table-cell>
          <table:table-cell table:formula="of:=[.AJ13]+MIN([.AJ95];[.AK175])" office:value-type="float" office:value="164636" calcext:value-type="float">
            <text:p>164636</text:p>
          </table:table-cell>
          <table:table-cell table:formula="of:=[.AK13]+MIN([.AK95];[.AL175])" office:value-type="float" office:value="158395" calcext:value-type="float">
            <text:p>158395</text:p>
          </table:table-cell>
          <table:table-cell table:formula="of:=[.AL13]+MIN([.AL95];[.AM175])" office:value-type="float" office:value="152619" calcext:value-type="float">
            <text:p>152619</text:p>
          </table:table-cell>
          <table:table-cell table:formula="of:=[.AM13]+MIN([.AM95];[.AN175])" office:value-type="float" office:value="152515" calcext:value-type="float">
            <text:p>152515</text:p>
          </table:table-cell>
          <table:table-cell table:formula="of:=[.AN13]+MIN([.AN95];[.AO175])" office:value-type="float" office:value="150487" calcext:value-type="float">
            <text:p>150487</text:p>
          </table:table-cell>
          <table:table-cell table:formula="of:=[.AO13]+MIN([.AO95];[.AP175])" office:value-type="float" office:value="142287" calcext:value-type="float">
            <text:p>142287</text:p>
          </table:table-cell>
          <table:table-cell table:formula="of:=[.AP13]+MIN([.AP95];[.AQ175])" office:value-type="float" office:value="139084" calcext:value-type="float">
            <text:p>139084</text:p>
          </table:table-cell>
          <table:table-cell table:formula="of:=[.AQ13]+MIN([.AQ95];[.AR175])" office:value-type="float" office:value="136258" calcext:value-type="float">
            <text:p>136258</text:p>
          </table:table-cell>
          <table:table-cell table:formula="of:=[.AR13]+MIN([.AR95];[.AS175])" office:value-type="float" office:value="130673" calcext:value-type="float">
            <text:p>130673</text:p>
          </table:table-cell>
          <table:table-cell table:formula="of:=[.AS13]+MIN([.AS95];[.AT175])" office:value-type="float" office:value="125810" calcext:value-type="float">
            <text:p>125810</text:p>
          </table:table-cell>
          <table:table-cell table:formula="of:=[.AT13]+MIN([.AT95];[.AU175])" office:value-type="float" office:value="125178" calcext:value-type="float">
            <text:p>125178</text:p>
          </table:table-cell>
          <table:table-cell table:formula="of:=[.AU13]+MIN([.AU95];[.AV175])" office:value-type="float" office:value="119975" calcext:value-type="float">
            <text:p>119975</text:p>
          </table:table-cell>
          <table:table-cell table:formula="of:=[.AV13]+MIN([.AV95];[.AW175])" office:value-type="float" office:value="115701" calcext:value-type="float">
            <text:p>115701</text:p>
          </table:table-cell>
          <table:table-cell table:formula="of:=[.AW13]+MIN([.AW95];[.AX175])" office:value-type="float" office:value="115173" calcext:value-type="float">
            <text:p>115173</text:p>
          </table:table-cell>
          <table:table-cell table:formula="of:=[.AX13]+MIN([.AX95];[.AY175])" office:value-type="float" office:value="107844" calcext:value-type="float">
            <text:p>107844</text:p>
          </table:table-cell>
          <table:table-cell table:formula="of:=[.AY13]+MIN([.AY95];[.AZ175])" office:value-type="float" office:value="98781" calcext:value-type="float">
            <text:p>98781</text:p>
          </table:table-cell>
          <table:table-cell table:formula="of:=[.AZ13]+MIN([.AZ95];[.BA175])" office:value-type="float" office:value="97825" calcext:value-type="float">
            <text:p>97825</text:p>
          </table:table-cell>
          <table:table-cell table:formula="of:=[.BA13]+MIN([.BA95];[.BB175])" office:value-type="float" office:value="89454" calcext:value-type="float">
            <text:p>89454</text:p>
          </table:table-cell>
          <table:table-cell table:formula="of:=[.BB13]+MIN([.BB95];[.BC175])" office:value-type="float" office:value="85732" calcext:value-type="float">
            <text:p>85732</text:p>
          </table:table-cell>
          <table:table-cell table:formula="of:=[.BC13]+MIN([.BC95];[.BD175])" office:value-type="float" office:value="81479" calcext:value-type="float">
            <text:p>81479</text:p>
          </table:table-cell>
          <table:table-cell table:formula="of:=[.BD13]+MIN([.BD95];[.BE175])" office:value-type="float" office:value="76694" calcext:value-type="float">
            <text:p>76694</text:p>
          </table:table-cell>
          <table:table-cell table:formula="of:=[.BE13]+MIN([.BE95];[.BF175])" office:value-type="float" office:value="75500" calcext:value-type="float">
            <text:p>75500</text:p>
          </table:table-cell>
          <table:table-cell table:formula="of:=[.BF13]+MIN([.BF95];[.BG175])" office:value-type="float" office:value="70672" calcext:value-type="float">
            <text:p>70672</text:p>
          </table:table-cell>
          <table:table-cell table:formula="of:=[.BG13]+MIN([.BG95];[.BH175])" office:value-type="float" office:value="65955" calcext:value-type="float">
            <text:p>65955</text:p>
          </table:table-cell>
          <table:table-cell table:formula="of:=[.BH13]+MIN([.BH95];[.BI175])" office:value-type="float" office:value="61407" calcext:value-type="float">
            <text:p>61407</text:p>
          </table:table-cell>
          <table:table-cell table:formula="of:=[.BI13]+MIN([.BI95];[.BJ175])" office:value-type="float" office:value="60467" calcext:value-type="float">
            <text:p>60467</text:p>
          </table:table-cell>
          <table:table-cell table:formula="of:=[.BJ13]+MIN([.BJ95];[.BK175])" office:value-type="float" office:value="59484" calcext:value-type="float">
            <text:p>59484</text:p>
          </table:table-cell>
          <table:table-cell table:formula="of:=[.BK13]+MIN([.BK95];[.BL175])" office:value-type="float" office:value="56909" calcext:value-type="float">
            <text:p>56909</text:p>
          </table:table-cell>
          <table:table-cell table:formula="of:=[.BL13]+MIN([.BL95];[.BM175])" office:value-type="float" office:value="52398" calcext:value-type="float">
            <text:p>52398</text:p>
          </table:table-cell>
          <table:table-cell table:formula="of:=[.BM13]+MIN([.BM95];[.BN175])" office:value-type="float" office:value="49460" calcext:value-type="float">
            <text:p>49460</text:p>
          </table:table-cell>
          <table:table-cell table:formula="of:=[.BN13]+MIN([.BN95];[.BO175])" office:value-type="float" office:value="47633" calcext:value-type="float">
            <text:p>47633</text:p>
          </table:table-cell>
          <table:table-cell table:formula="of:=[.BO13]+MIN([.BO95];[.BP175])" office:value-type="float" office:value="45606" calcext:value-type="float">
            <text:p>45606</text:p>
          </table:table-cell>
          <table:table-cell table:formula="of:=[.BP13]+MIN([.BP95];[.BQ175])" office:value-type="float" office:value="42906" calcext:value-type="float">
            <text:p>42906</text:p>
          </table:table-cell>
          <table:table-cell table:formula="of:=[.BQ13]+MIN([.BQ95];[.BR175])" office:value-type="float" office:value="41670" calcext:value-type="float">
            <text:p>41670</text:p>
          </table:table-cell>
          <table:table-cell table:formula="of:=[.BR13]+MIN([.BR95];[.BS175])" office:value-type="float" office:value="40829" calcext:value-type="float">
            <text:p>40829</text:p>
          </table:table-cell>
          <table:table-cell table:formula="of:=[.BS13]+MIN([.BS95];[.BT175])" office:value-type="float" office:value="35069" calcext:value-type="float">
            <text:p>35069</text:p>
          </table:table-cell>
          <table:table-cell table:formula="of:=[.BT13]+MIN([.BT95];[.BU175])" office:value-type="float" office:value="33389" calcext:value-type="float">
            <text:p>33389</text:p>
          </table:table-cell>
          <table:table-cell table:formula="of:=[.BU13]+MIN([.BU95];[.BV175])" office:value-type="float" office:value="27129" calcext:value-type="float">
            <text:p>27129</text:p>
          </table:table-cell>
          <table:table-cell table:formula="of:=[.BV13]+MIN([.BV95];[.BW175])" office:value-type="float" office:value="24756" calcext:value-type="float">
            <text:p>24756</text:p>
          </table:table-cell>
          <table:table-cell table:formula="of:=[.BW13]+MIN([.BW95];[.BX175])" office:value-type="float" office:value="20905" calcext:value-type="float">
            <text:p>20905</text:p>
          </table:table-cell>
          <table:table-cell table:formula="of:=[.BX13]+MIN([.BX95];[.BY175])" office:value-type="float" office:value="19851" calcext:value-type="float">
            <text:p>19851</text:p>
          </table:table-cell>
          <table:table-cell table:formula="of:=[.BY13]+MIN([.BY95];[.BZ175])" office:value-type="float" office:value="17035" calcext:value-type="float">
            <text:p>17035</text:p>
          </table:table-cell>
          <table:table-cell table:formula="of:=[.BZ13]+MIN([.BZ95];[.CA175])" office:value-type="float" office:value="15863" calcext:value-type="float">
            <text:p>15863</text:p>
          </table:table-cell>
          <table:table-cell table:formula="of:=[.CA13]+MIN([.CA95];[.CB175])" office:value-type="float" office:value="10684" calcext:value-type="float">
            <text:p>10684</text:p>
          </table:table-cell>
          <table:table-cell table:formula="of:=[.CB13]" office:value-type="float" office:value="3509" calcext:value-type="float">
            <text:p>3509</text:p>
          </table:table-cell>
        </table:table-row>
        <table:table-row table:style-name="ro1">
          <table:table-cell table:formula="of:=[.A14]+MIN([.A96];[.B176])" office:value-type="float" office:value="268171" calcext:value-type="float">
            <text:p>268171</text:p>
          </table:table-cell>
          <table:table-cell table:formula="of:=[.B14]+MIN([.B96];[.C176])" office:value-type="float" office:value="266684" calcext:value-type="float">
            <text:p>266684</text:p>
          </table:table-cell>
          <table:table-cell table:formula="of:=[.C14]+MIN([.C96];[.D176])" office:value-type="float" office:value="265357" calcext:value-type="float">
            <text:p>265357</text:p>
          </table:table-cell>
          <table:table-cell table:formula="of:=[.D14]+MIN([.D96];[.E176])" office:value-type="float" office:value="261797" calcext:value-type="float">
            <text:p>261797</text:p>
          </table:table-cell>
          <table:table-cell table:formula="of:=[.E14]+MIN([.E96];[.F176])" office:value-type="float" office:value="264912" calcext:value-type="float">
            <text:p>264912</text:p>
          </table:table-cell>
          <table:table-cell table:formula="of:=[.F14]+MIN([.F96];[.G176])" office:value-type="float" office:value="263465" calcext:value-type="float">
            <text:p>263465</text:p>
          </table:table-cell>
          <table:table-cell table:formula="of:=[.G14]+MIN([.G96];[.H176])" office:value-type="float" office:value="260477" calcext:value-type="float">
            <text:p>260477</text:p>
          </table:table-cell>
          <table:table-cell table:formula="of:=[.H14]+MIN([.H96];[.I176])" office:value-type="float" office:value="250940" calcext:value-type="float">
            <text:p>250940</text:p>
          </table:table-cell>
          <table:table-cell table:formula="of:=[.I14]+MIN([.I96];[.J176])" office:value-type="float" office:value="251654" calcext:value-type="float">
            <text:p>251654</text:p>
          </table:table-cell>
          <table:table-cell table:formula="of:=[.J14]+MIN([.J96];[.K176])" office:value-type="float" office:value="252937" calcext:value-type="float">
            <text:p>252937</text:p>
          </table:table-cell>
          <table:table-cell table:formula="of:=[.K14]+MIN([.K96];[.L176])" office:value-type="float" office:value="244065" calcext:value-type="float">
            <text:p>244065</text:p>
          </table:table-cell>
          <table:table-cell table:formula="of:=[.L14]+MIN([.L96];[.M176])" office:value-type="float" office:value="234467" calcext:value-type="float">
            <text:p>234467</text:p>
          </table:table-cell>
          <table:table-cell table:formula="of:=[.M14]+MIN([.M96];[.N176])" office:value-type="float" office:value="231239" calcext:value-type="float">
            <text:p>231239</text:p>
          </table:table-cell>
          <table:table-cell table:formula="of:=[.N14]+MIN([.N96];[.O176])" office:value-type="float" office:value="241862" calcext:value-type="float">
            <text:p>241862</text:p>
          </table:table-cell>
          <table:table-cell table:formula="of:=[.O14]+MIN([.O96];[.P176])" office:value-type="float" office:value="239650" calcext:value-type="float">
            <text:p>239650</text:p>
          </table:table-cell>
          <table:table-cell table:formula="of:=[.P14]+MIN([.P96];[.Q176])" office:value-type="float" office:value="238949" calcext:value-type="float">
            <text:p>238949</text:p>
          </table:table-cell>
          <table:table-cell table:formula="of:=[.Q14]+MIN([.Q96];[.R176])" office:value-type="float" office:value="229657" calcext:value-type="float">
            <text:p>229657</text:p>
          </table:table-cell>
          <table:table-cell table:formula="of:=[.R14]+MIN([.R96];[.S176])" office:value-type="float" office:value="228024" calcext:value-type="float">
            <text:p>228024</text:p>
          </table:table-cell>
          <table:table-cell table:formula="of:=[.S14]+MIN([.S96];[.T176])" office:value-type="float" office:value="218835" calcext:value-type="float">
            <text:p>218835</text:p>
          </table:table-cell>
          <table:table-cell table:formula="of:=[.T14]+MIN([.T96];[.U176])" office:value-type="float" office:value="212694" calcext:value-type="float">
            <text:p>212694</text:p>
          </table:table-cell>
          <table:table-cell table:formula="of:=[.U14]+MIN([.U96];[.V176])" office:value-type="float" office:value="220563" calcext:value-type="float">
            <text:p>220563</text:p>
          </table:table-cell>
          <table:table-cell table:formula="of:=[.V14]+MIN([.V96];[.W176])" office:value-type="float" office:value="215443" calcext:value-type="float">
            <text:p>215443</text:p>
          </table:table-cell>
          <table:table-cell table:formula="of:=[.W14]+MIN([.W96];[.X176])" office:value-type="float" office:value="215280" calcext:value-type="float">
            <text:p>215280</text:p>
          </table:table-cell>
          <table:table-cell table:formula="of:=[.X14]+MIN([.X96];[.Y176])" office:value-type="float" office:value="210872" calcext:value-type="float">
            <text:p>210872</text:p>
          </table:table-cell>
          <table:table-cell table:formula="of:=[.Y14]+MIN([.Y96];[.Z176])" office:value-type="float" office:value="203103" calcext:value-type="float">
            <text:p>203103</text:p>
          </table:table-cell>
          <table:table-cell table:formula="of:=[.Z14]+MIN([.Z96];[.AA176])" office:value-type="float" office:value="200396" calcext:value-type="float">
            <text:p>200396</text:p>
          </table:table-cell>
          <table:table-cell table:formula="of:=[.AA14]+MIN([.AA96];[.AB176])" office:value-type="float" office:value="192139" calcext:value-type="float">
            <text:p>192139</text:p>
          </table:table-cell>
          <table:table-cell table:formula="of:=[.AB14]+MIN([.AB96];[.AC176])" office:value-type="float" office:value="189748" calcext:value-type="float">
            <text:p>189748</text:p>
          </table:table-cell>
          <table:table-cell table:formula="of:=[.AC14]+MIN([.AC96];[.AD176])" office:value-type="float" office:value="187739" calcext:value-type="float">
            <text:p>187739</text:p>
          </table:table-cell>
          <table:table-cell table:formula="of:=[.AD14]+MIN([.AD96];[.AE176])" office:value-type="float" office:value="185370" calcext:value-type="float">
            <text:p>185370</text:p>
          </table:table-cell>
          <table:table-cell table:formula="of:=[.AE14]+MIN([.AE96];[.AF176])" office:value-type="float" office:value="184061" calcext:value-type="float">
            <text:p>184061</text:p>
          </table:table-cell>
          <table:table-cell table:formula="of:=[.AF14]+MIN([.AF96];[.AG176])" office:value-type="float" office:value="185347" calcext:value-type="float">
            <text:p>185347</text:p>
          </table:table-cell>
          <table:table-cell table:formula="of:=[.AG14]+MIN([.AG96];[.AH176])" office:value-type="float" office:value="175512" calcext:value-type="float">
            <text:p>175512</text:p>
          </table:table-cell>
          <table:table-cell table:formula="of:=[.AH14]+MIN([.AH96];[.AI176])" office:value-type="float" office:value="172962" calcext:value-type="float">
            <text:p>172962</text:p>
          </table:table-cell>
          <table:table-cell table:formula="of:=[.AI14]+MIN([.AI96];[.AJ176])" office:value-type="float" office:value="172975" calcext:value-type="float">
            <text:p>172975</text:p>
          </table:table-cell>
          <table:table-cell table:formula="of:=[.AJ14]+MIN([.AJ96];[.AK176])" office:value-type="float" office:value="164563" calcext:value-type="float">
            <text:p>164563</text:p>
          </table:table-cell>
          <table:table-cell table:formula="of:=[.AK14]+MIN([.AK96];[.AL176])" office:value-type="float" office:value="163418" calcext:value-type="float">
            <text:p>163418</text:p>
          </table:table-cell>
          <table:table-cell table:formula="of:=[.AL14]+MIN([.AL96];[.AM176])" office:value-type="float" office:value="160577" calcext:value-type="float">
            <text:p>160577</text:p>
          </table:table-cell>
          <table:table-cell table:formula="of:=[.AM14]+MIN([.AM96];[.AN176])" office:value-type="float" office:value="152066" calcext:value-type="float">
            <text:p>152066</text:p>
          </table:table-cell>
          <table:table-cell table:formula="of:=[.AN14]+MIN([.AN96];[.AO176])" office:value-type="float" office:value="145645" calcext:value-type="float">
            <text:p>145645</text:p>
          </table:table-cell>
          <table:table-cell table:formula="of:=[.AO14]+MIN([.AO96];[.AP176])" office:value-type="float" office:value="142604" calcext:value-type="float">
            <text:p>142604</text:p>
          </table:table-cell>
          <table:table-cell table:formula="of:=[.AP14]+MIN([.AP96];[.AQ176])" office:value-type="float" office:value="133592" calcext:value-type="float">
            <text:p>133592</text:p>
          </table:table-cell>
          <table:table-cell table:formula="of:=[.AQ14]+MIN([.AQ96];[.AR176])" office:value-type="float" office:value="130609" calcext:value-type="float">
            <text:p>130609</text:p>
          </table:table-cell>
          <table:table-cell table:formula="of:=[.AR14]+MIN([.AR96];[.AS176])" office:value-type="float" office:value="123320" calcext:value-type="float">
            <text:p>123320</text:p>
          </table:table-cell>
          <table:table-cell table:formula="of:=[.AS14]+MIN([.AS96];[.AT176])" office:value-type="float" office:value="123220" calcext:value-type="float">
            <text:p>123220</text:p>
          </table:table-cell>
          <table:table-cell table:formula="of:=[.AT14]+MIN([.AT96];[.AU176])" office:value-type="float" office:value="121865" calcext:value-type="float">
            <text:p>121865</text:p>
          </table:table-cell>
          <table:table-cell table:formula="of:=[.AU14]+MIN([.AU96];[.AV176])" office:value-type="float" office:value="121571" calcext:value-type="float">
            <text:p>121571</text:p>
          </table:table-cell>
          <table:table-cell table:formula="of:=[.AV14]+MIN([.AV96];[.AW176])" office:value-type="float" office:value="114991" calcext:value-type="float">
            <text:p>114991</text:p>
          </table:table-cell>
          <table:table-cell table:formula="of:=[.AW14]+MIN([.AW96];[.AX176])" office:value-type="float" office:value="110254" calcext:value-type="float">
            <text:p>110254</text:p>
          </table:table-cell>
          <table:table-cell table:formula="of:=[.AX14]+MIN([.AX96];[.AY176])" office:value-type="float" office:value="104398" calcext:value-type="float">
            <text:p>104398</text:p>
          </table:table-cell>
          <table:table-cell table:formula="of:=[.AY14]+MIN([.AY96];[.AZ176])" office:value-type="float" office:value="102924" calcext:value-type="float">
            <text:p>102924</text:p>
          </table:table-cell>
          <table:table-cell table:formula="of:=[.AZ14]+MIN([.AZ96];[.BA176])" office:value-type="float" office:value="99315" calcext:value-type="float">
            <text:p>99315</text:p>
          </table:table-cell>
          <table:table-cell table:formula="of:=[.BA14]+MIN([.BA96];[.BB176])" office:value-type="float" office:value="90984" calcext:value-type="float">
            <text:p>90984</text:p>
          </table:table-cell>
          <table:table-cell table:formula="of:=[.BB14]+MIN([.BB96];[.BC176])" office:value-type="float" office:value="87329" calcext:value-type="float">
            <text:p>87329</text:p>
          </table:table-cell>
          <table:table-cell table:formula="of:=[.BC14]+MIN([.BC96];[.BD176])" office:value-type="float" office:value="85574" calcext:value-type="float">
            <text:p>85574</text:p>
          </table:table-cell>
          <table:table-cell table:formula="of:=[.BD14]+MIN([.BD96];[.BE176])" office:value-type="float" office:value="92796" calcext:value-type="float">
            <text:p>92796</text:p>
          </table:table-cell>
          <table:table-cell table:formula="of:=[.BE14]+MIN([.BE96];[.BF176])" office:value-type="float" office:value="85596" calcext:value-type="float">
            <text:p>85596</text:p>
          </table:table-cell>
          <table:table-cell table:formula="of:=[.BF14]+MIN([.BF96];[.BG176])" office:value-type="float" office:value="76341" calcext:value-type="float">
            <text:p>76341</text:p>
          </table:table-cell>
          <table:table-cell table:formula="of:=[.BG14]+MIN([.BG96];[.BH176])" office:value-type="float" office:value="70725" calcext:value-type="float">
            <text:p>70725</text:p>
          </table:table-cell>
          <table:table-cell table:formula="of:=[.BH14]+MIN([.BH96];[.BI176])" office:value-type="float" office:value="69317" calcext:value-type="float">
            <text:p>69317</text:p>
          </table:table-cell>
          <table:table-cell table:formula="of:=[.BI14]+MIN([.BI96];[.BJ176])" office:value-type="float" office:value="67001" calcext:value-type="float">
            <text:p>67001</text:p>
          </table:table-cell>
          <table:table-cell table:formula="of:=[.BJ14]+MIN([.BJ96];[.BK176])" office:value-type="float" office:value="67877" calcext:value-type="float">
            <text:p>67877</text:p>
          </table:table-cell>
          <table:table-cell table:formula="of:=[.BK14]+MIN([.BK96];[.BL176])" office:value-type="float" office:value="60914" calcext:value-type="float">
            <text:p>60914</text:p>
          </table:table-cell>
          <table:table-cell table:formula="of:=[.BL14]+MIN([.BL96];[.BM176])" office:value-type="float" office:value="62876" calcext:value-type="float">
            <text:p>62876</text:p>
          </table:table-cell>
          <table:table-cell table:formula="of:=[.BM14]+MIN([.BM96];[.BN176])" office:value-type="float" office:value="59964" calcext:value-type="float">
            <text:p>59964</text:p>
          </table:table-cell>
          <table:table-cell table:formula="of:=[.BN14]+MIN([.BN96];[.BO176])" office:value-type="float" office:value="51600" calcext:value-type="float">
            <text:p>51600</text:p>
          </table:table-cell>
          <table:table-cell table:formula="of:=[.BO14]+MIN([.BO96];[.BP176])" office:value-type="float" office:value="52942" calcext:value-type="float">
            <text:p>52942</text:p>
          </table:table-cell>
          <table:table-cell table:formula="of:=[.BP14]+MIN([.BP96];[.BQ176])" office:value-type="float" office:value="53504" calcext:value-type="float">
            <text:p>53504</text:p>
          </table:table-cell>
          <table:table-cell table:formula="of:=[.BQ14]+MIN([.BQ96];[.BR176])" office:value-type="float" office:value="45544" calcext:value-type="float">
            <text:p>45544</text:p>
          </table:table-cell>
          <table:table-cell table:formula="of:=[.BR14]+MIN([.BR96];[.BS176])" office:value-type="float" office:value="39436" calcext:value-type="float">
            <text:p>39436</text:p>
          </table:table-cell>
          <table:table-cell table:formula="of:=[.BS14]+MIN([.BS96];[.BT176])" office:value-type="float" office:value="35798" calcext:value-type="float">
            <text:p>35798</text:p>
          </table:table-cell>
          <table:table-cell table:formula="of:=[.BT14]+MIN([.BT96];[.BU176])" office:value-type="float" office:value="28799" calcext:value-type="float">
            <text:p>28799</text:p>
          </table:table-cell>
          <table:table-cell table:formula="of:=[.BU14]+MIN([.BU96];[.BV176])" office:value-type="float" office:value="25363" calcext:value-type="float">
            <text:p>25363</text:p>
          </table:table-cell>
          <table:table-cell table:formula="of:=[.BV14]+MIN([.BV96];[.BW176])" office:value-type="float" office:value="23922" calcext:value-type="float">
            <text:p>23922</text:p>
          </table:table-cell>
          <table:table-cell table:formula="of:=[.BW14]+MIN([.BW96];[.BX176])" office:value-type="float" office:value="19064" calcext:value-type="float">
            <text:p>19064</text:p>
          </table:table-cell>
          <table:table-cell table:formula="of:=[.BX14]+MIN([.BX96];[.BY176])" office:value-type="float" office:value="14883" calcext:value-type="float">
            <text:p>14883</text:p>
          </table:table-cell>
          <table:table-cell table:formula="of:=[.BY14]+MIN([.BY96];[.BZ176])" office:value-type="float" office:value="21220" calcext:value-type="float">
            <text:p>21220</text:p>
          </table:table-cell>
          <table:table-cell table:formula="of:=[.BZ14]+MIN([.BZ96];[.CA176])" office:value-type="float" office:value="12489" calcext:value-type="float">
            <text:p>12489</text:p>
          </table:table-cell>
          <table:table-cell table:formula="of:=[.CA14]+MIN([.CA96];[.CB176])" office:value-type="float" office:value="4744" calcext:value-type="float">
            <text:p>4744</text:p>
          </table:table-cell>
          <table:table-cell table:formula="of:=[.CB14]" office:value-type="float" office:value="1000" calcext:value-type="float">
            <text:p>1000</text:p>
          </table:table-cell>
        </table:table-row>
        <table:table-row table:style-name="ro1">
          <table:table-cell table:formula="of:=[.A15]+MIN([.A97];[.B177])" office:value-type="float" office:value="272403" calcext:value-type="float">
            <text:p>272403</text:p>
          </table:table-cell>
          <table:table-cell table:formula="of:=[.B15]+MIN([.B97];[.C177])" office:value-type="float" office:value="276725" calcext:value-type="float">
            <text:p>276725</text:p>
          </table:table-cell>
          <table:table-cell table:formula="of:=[.C15]+MIN([.C97];[.D177])" office:value-type="float" office:value="270081" calcext:value-type="float">
            <text:p>270081</text:p>
          </table:table-cell>
          <table:table-cell table:formula="of:=[.D15]+MIN([.D97];[.E177])" office:value-type="float" office:value="261756" calcext:value-type="float">
            <text:p>261756</text:p>
          </table:table-cell>
          <table:table-cell table:formula="of:=[.E15]+MIN([.E97];[.F177])" office:value-type="float" office:value="263198" calcext:value-type="float">
            <text:p>263198</text:p>
          </table:table-cell>
          <table:table-cell table:formula="of:=[.F15]+MIN([.F97];[.G177])" office:value-type="float" office:value="261921" calcext:value-type="float">
            <text:p>261921</text:p>
          </table:table-cell>
          <table:table-cell table:formula="of:=[.G15]+MIN([.G97];[.H177])" office:value-type="float" office:value="257178" calcext:value-type="float">
            <text:p>257178</text:p>
          </table:table-cell>
          <table:table-cell table:formula="of:=[.H15]+MIN([.H97];[.I177])" office:value-type="float" office:value="255343" calcext:value-type="float">
            <text:p>255343</text:p>
          </table:table-cell>
          <table:table-cell table:formula="of:=[.I15]+MIN([.I97];[.J177])" office:value-type="float" office:value="255443" calcext:value-type="float">
            <text:p>255443</text:p>
          </table:table-cell>
          <table:table-cell table:formula="of:=[.J15]+MIN([.J97];[.K177])" office:value-type="float" office:value="249364" calcext:value-type="float">
            <text:p>249364</text:p>
          </table:table-cell>
          <table:table-cell table:formula="of:=[.K15]+MIN([.K97];[.L177])" office:value-type="float" office:value="242902" calcext:value-type="float">
            <text:p>242902</text:p>
          </table:table-cell>
          <table:table-cell table:formula="of:=[.L15]+MIN([.L97];[.M177])" office:value-type="float" office:value="245354" calcext:value-type="float">
            <text:p>245354</text:p>
          </table:table-cell>
          <table:table-cell table:formula="of:=[.M15]+MIN([.M97];[.N177])" office:value-type="float" office:value="243320" calcext:value-type="float">
            <text:p>243320</text:p>
          </table:table-cell>
          <table:table-cell table:formula="of:=[.N15]+MIN([.N97];[.O177])" office:value-type="float" office:value="235066" calcext:value-type="float">
            <text:p>235066</text:p>
          </table:table-cell>
          <table:table-cell table:formula="of:=[.O15]+MIN([.O97];[.P177])" office:value-type="float" office:value="229688" calcext:value-type="float">
            <text:p>229688</text:p>
          </table:table-cell>
          <table:table-cell table:formula="of:=[.P15]+MIN([.P97];[.Q177])" office:value-type="float" office:value="229613" calcext:value-type="float">
            <text:p>229613</text:p>
          </table:table-cell>
          <table:table-cell table:formula="of:=[.Q15]+MIN([.Q97];[.R177])" office:value-type="float" office:value="225289" calcext:value-type="float">
            <text:p>225289</text:p>
          </table:table-cell>
          <table:table-cell table:formula="of:=[.R15]+MIN([.R97];[.S177])" office:value-type="float" office:value="221848" calcext:value-type="float">
            <text:p>221848</text:p>
          </table:table-cell>
          <table:table-cell table:formula="of:=[.S15]+MIN([.S97];[.T177])" office:value-type="float" office:value="211978" calcext:value-type="float">
            <text:p>211978</text:p>
          </table:table-cell>
          <table:table-cell table:formula="of:=[.T15]+MIN([.T97];[.U177])" office:value-type="float" office:value="210865" calcext:value-type="float">
            <text:p>210865</text:p>
          </table:table-cell>
          <table:table-cell table:formula="of:=[.U15]+MIN([.U97];[.V177])" office:value-type="float" office:value="210700" calcext:value-type="float">
            <text:p>210700</text:p>
          </table:table-cell>
          <table:table-cell table:formula="of:=[.V15]+MIN([.V97];[.W177])" office:value-type="float" office:value="209156" calcext:value-type="float">
            <text:p>209156</text:p>
          </table:table-cell>
          <table:table-cell table:formula="of:=[.W15]+MIN([.W97];[.X177])" office:value-type="float" office:value="207977" calcext:value-type="float">
            <text:p>207977</text:p>
          </table:table-cell>
          <table:table-cell table:formula="of:=[.X15]+MIN([.X97];[.Y177])" office:value-type="float" office:value="205143" calcext:value-type="float">
            <text:p>205143</text:p>
          </table:table-cell>
          <table:table-cell table:formula="of:=[.Y15]+MIN([.Y97];[.Z177])" office:value-type="float" office:value="204927" calcext:value-type="float">
            <text:p>204927</text:p>
          </table:table-cell>
          <table:table-cell table:formula="of:=[.Z15]+MIN([.Z97];[.AA177])" office:value-type="float" office:value="198751" calcext:value-type="float">
            <text:p>198751</text:p>
          </table:table-cell>
          <table:table-cell table:formula="of:=[.AA15]+MIN([.AA97];[.AB177])" office:value-type="float" office:value="198836" calcext:value-type="float">
            <text:p>198836</text:p>
          </table:table-cell>
          <table:table-cell table:formula="of:=[.AB15]+MIN([.AB97];[.AC177])" office:value-type="float" office:value="196158" calcext:value-type="float">
            <text:p>196158</text:p>
          </table:table-cell>
          <table:table-cell table:formula="of:=[.AC15]+MIN([.AC97];[.AD177])" office:value-type="float" office:value="187319" calcext:value-type="float">
            <text:p>187319</text:p>
          </table:table-cell>
          <table:table-cell table:formula="of:=[.AD15]+MIN([.AD97];[.AE177])" office:value-type="float" office:value="185291" calcext:value-type="float">
            <text:p>185291</text:p>
          </table:table-cell>
          <table:table-cell table:formula="of:=[.AE15]+MIN([.AE97];[.AF177])" office:value-type="float" office:value="180993" calcext:value-type="float">
            <text:p>180993</text:p>
          </table:table-cell>
          <table:table-cell table:formula="of:=[.AF15]+MIN([.AF97];[.AG177])" office:value-type="float" office:value="181436" calcext:value-type="float">
            <text:p>181436</text:p>
          </table:table-cell>
          <table:table-cell table:formula="of:=[.AG15]+MIN([.AG97];[.AH177])" office:value-type="float" office:value="174548" calcext:value-type="float">
            <text:p>174548</text:p>
          </table:table-cell>
          <table:table-cell table:formula="of:=[.AH15]+MIN([.AH97];[.AI177])" office:value-type="float" office:value="172621" calcext:value-type="float">
            <text:p>172621</text:p>
          </table:table-cell>
          <table:table-cell table:formula="of:=[.AI15]+MIN([.AI97];[.AJ177])" office:value-type="float" office:value="173301" calcext:value-type="float">
            <text:p>173301</text:p>
          </table:table-cell>
          <table:table-cell table:formula="of:=[.AJ15]+MIN([.AJ97];[.AK177])" office:value-type="float" office:value="164541" calcext:value-type="float">
            <text:p>164541</text:p>
          </table:table-cell>
          <table:table-cell table:formula="of:=[.AK15]+MIN([.AK97];[.AL177])" office:value-type="float" office:value="164951" calcext:value-type="float">
            <text:p>164951</text:p>
          </table:table-cell>
          <table:table-cell table:formula="of:=[.AL15]+MIN([.AL97];[.AM177])" office:value-type="float" office:value="164273" calcext:value-type="float">
            <text:p>164273</text:p>
          </table:table-cell>
          <table:table-cell table:formula="of:=[.AM15]+MIN([.AM97];[.AN177])" office:value-type="float" office:value="158072" calcext:value-type="float">
            <text:p>158072</text:p>
          </table:table-cell>
          <table:table-cell table:formula="of:=[.AN15]+MIN([.AN97];[.AO177])" office:value-type="float" office:value="150174" calcext:value-type="float">
            <text:p>150174</text:p>
          </table:table-cell>
          <table:table-cell table:formula="of:=[.AO15]+MIN([.AO97];[.AP177])" office:value-type="float" office:value="144053" calcext:value-type="float">
            <text:p>144053</text:p>
          </table:table-cell>
          <table:table-cell table:formula="of:=[.AP15]+MIN([.AP97];[.AQ177])" office:value-type="float" office:value="136812" calcext:value-type="float">
            <text:p>136812</text:p>
          </table:table-cell>
          <table:table-cell table:formula="of:=[.AQ15]+MIN([.AQ97];[.AR177])" office:value-type="float" office:value="130926" calcext:value-type="float">
            <text:p>130926</text:p>
          </table:table-cell>
          <table:table-cell table:formula="of:=[.AR15]+MIN([.AR97];[.AS177])" office:value-type="float" office:value="125112" calcext:value-type="float">
            <text:p>125112</text:p>
          </table:table-cell>
          <table:table-cell table:formula="of:=[.AS15]+MIN([.AS97];[.AT177])" office:value-type="float" office:value="122297" calcext:value-type="float">
            <text:p>122297</text:p>
          </table:table-cell>
          <table:table-cell table:formula="of:=[.AT15]+MIN([.AT97];[.AU177])" office:value-type="float" office:value="113961" calcext:value-type="float">
            <text:p>113961</text:p>
          </table:table-cell>
          <table:table-cell table:formula="of:=[.AU15]+MIN([.AU97];[.AV177])" office:value-type="float" office:value="112385" calcext:value-type="float">
            <text:p>112385</text:p>
          </table:table-cell>
          <table:table-cell table:formula="of:=[.AV15]+MIN([.AV97];[.AW177])" office:value-type="float" office:value="108071" calcext:value-type="float">
            <text:p>108071</text:p>
          </table:table-cell>
          <table:table-cell table:formula="of:=[.AW15]+MIN([.AW97];[.AX177])" office:value-type="float" office:value="104962" calcext:value-type="float">
            <text:p>104962</text:p>
          </table:table-cell>
          <table:table-cell table:formula="of:=[.AX15]+MIN([.AX97];[.AY177])" office:value-type="float" office:value="102390" calcext:value-type="float">
            <text:p>102390</text:p>
          </table:table-cell>
          <table:table-cell table:formula="of:=[.AY15]+MIN([.AY97];[.AZ177])" office:value-type="float" office:value="96379" calcext:value-type="float">
            <text:p>96379</text:p>
          </table:table-cell>
          <table:table-cell table:formula="of:=[.AZ15]+MIN([.AZ97];[.BA177])" office:value-type="float" office:value="95736" calcext:value-type="float">
            <text:p>95736</text:p>
          </table:table-cell>
          <table:table-cell table:formula="of:=[.BA15]+MIN([.BA97];[.BB177])" office:value-type="float" office:value="95633" calcext:value-type="float">
            <text:p>95633</text:p>
          </table:table-cell>
          <table:table-cell table:formula="of:=[.BB15]+MIN([.BB97];[.BC177])" office:value-type="float" office:value="88857" calcext:value-type="float">
            <text:p>88857</text:p>
          </table:table-cell>
          <table:table-cell table:formula="of:=[.BC15]+MIN([.BC97];[.BD177])" office:value-type="float" office:value="90392" calcext:value-type="float">
            <text:p>90392</text:p>
          </table:table-cell>
          <table:table-cell table:formula="of:=[.BD15]+MIN([.BD97];[.BE177])" office:value-type="float" office:value="87034" calcext:value-type="float">
            <text:p>87034</text:p>
          </table:table-cell>
          <table:table-cell table:formula="of:=[.BE15]+MIN([.BE97];[.BF177])" office:value-type="float" office:value="77303" calcext:value-type="float">
            <text:p>77303</text:p>
          </table:table-cell>
          <table:table-cell table:formula="of:=[.BF15]+MIN([.BF97];[.BG177])" office:value-type="float" office:value="70022" calcext:value-type="float">
            <text:p>70022</text:p>
          </table:table-cell>
          <table:table-cell table:formula="of:=[.BG15]+MIN([.BG97];[.BH177])" office:value-type="float" office:value="66863" calcext:value-type="float">
            <text:p>66863</text:p>
          </table:table-cell>
          <table:table-cell table:formula="of:=[.BH15]+MIN([.BH97];[.BI177])" office:value-type="float" office:value="65044" calcext:value-type="float">
            <text:p>65044</text:p>
          </table:table-cell>
          <table:table-cell table:formula="of:=[.BI15]+MIN([.BI97];[.BJ177])" office:value-type="float" office:value="74561" calcext:value-type="float">
            <text:p>74561</text:p>
          </table:table-cell>
          <table:table-cell table:formula="of:=[.BJ15]+MIN([.BJ97];[.BK177])" office:value-type="float" office:value="71380" calcext:value-type="float">
            <text:p>71380</text:p>
          </table:table-cell>
          <table:table-cell table:formula="of:=[.BK15]+MIN([.BK97];[.BL177])" office:value-type="float" office:value="72413" calcext:value-type="float">
            <text:p>72413</text:p>
          </table:table-cell>
          <table:table-cell table:formula="of:=[.BL15]+MIN([.BL97];[.BM177])" office:value-type="float" office:value="68614" calcext:value-type="float">
            <text:p>68614</text:p>
          </table:table-cell>
          <table:table-cell table:formula="of:=[.BM15]+MIN([.BM97];[.BN177])" office:value-type="float" office:value="58716" calcext:value-type="float">
            <text:p>58716</text:p>
          </table:table-cell>
          <table:table-cell table:formula="of:=[.BN15]+MIN([.BN97];[.BO177])" office:value-type="float" office:value="54625" calcext:value-type="float">
            <text:p>54625</text:p>
          </table:table-cell>
          <table:table-cell table:formula="of:=[.BO15]+MIN([.BO97];[.BP177])" office:value-type="float" office:value="54077" calcext:value-type="float">
            <text:p>54077</text:p>
          </table:table-cell>
          <table:table-cell table:formula="of:=[.BP15]+MIN([.BP97];[.BQ177])" office:value-type="float" office:value="56236" calcext:value-type="float">
            <text:p>56236</text:p>
          </table:table-cell>
          <table:table-cell table:formula="of:=[.BQ15]+MIN([.BQ97];[.BR177])" office:value-type="float" office:value="50644" calcext:value-type="float">
            <text:p>50644</text:p>
          </table:table-cell>
          <table:table-cell table:formula="of:=[.BR15]+MIN([.BR97];[.BS177])" office:value-type="float" office:value="46382" calcext:value-type="float">
            <text:p>46382</text:p>
          </table:table-cell>
          <table:table-cell table:formula="of:=[.BS15]+MIN([.BS97];[.BT177])" office:value-type="float" office:value="37900" calcext:value-type="float">
            <text:p>37900</text:p>
          </table:table-cell>
          <table:table-cell table:formula="of:=[.BT15]+MIN([.BT97];[.BU177])" office:value-type="float" office:value="36404" calcext:value-type="float">
            <text:p>36404</text:p>
          </table:table-cell>
          <table:table-cell table:formula="of:=[.BU15]+MIN([.BU97];[.BV177])" office:value-type="float" office:value="31849" calcext:value-type="float">
            <text:p>31849</text:p>
          </table:table-cell>
          <table:table-cell table:formula="of:=[.BV15]+MIN([.BV97];[.BW177])" office:value-type="float" office:value="25045" calcext:value-type="float">
            <text:p>25045</text:p>
          </table:table-cell>
          <table:table-cell table:formula="of:=[.BW15]+MIN([.BW97];[.BX177])" office:value-type="float" office:value="22438" calcext:value-type="float">
            <text:p>22438</text:p>
          </table:table-cell>
          <table:table-cell table:formula="of:=[.BX15]+MIN([.BX97];[.BY177])" office:value-type="float" office:value="13017" calcext:value-type="float">
            <text:p>13017</text:p>
          </table:table-cell>
          <table:table-cell table:formula="of:=[.BY15]+MIN([.BY97];[.BZ177])" office:value-type="float" office:value="15920" calcext:value-type="float">
            <text:p>15920</text:p>
          </table:table-cell>
          <table:table-cell table:formula="of:=[.BZ15]+MIN([.BZ97];[.CA177])" office:value-type="float" office:value="16102" calcext:value-type="float">
            <text:p>16102</text:p>
          </table:table-cell>
          <table:table-cell table:formula="of:=[.CA15]+MIN([.CA97];[.CB177])" office:value-type="float" office:value="13818" calcext:value-type="float">
            <text:p>13818</text:p>
          </table:table-cell>
          <table:table-cell table:formula="of:=[.CB15]" office:value-type="float" office:value="6672" calcext:value-type="float">
            <text:p>6672</text:p>
          </table:table-cell>
        </table:table-row>
        <table:table-row table:style-name="ro1">
          <table:table-cell table:formula="of:=[.A16]+MIN([.A98];[.B178])" office:value-type="float" office:value="278299" calcext:value-type="float">
            <text:p>278299</text:p>
          </table:table-cell>
          <table:table-cell table:formula="of:=[.B16]+MIN([.B98];[.C178])" office:value-type="float" office:value="268429" calcext:value-type="float">
            <text:p>268429</text:p>
          </table:table-cell>
          <table:table-cell table:formula="of:=[.C16]+MIN([.C98];[.D178])" office:value-type="float" office:value="268277" calcext:value-type="float">
            <text:p>268277</text:p>
          </table:table-cell>
          <table:table-cell table:formula="of:=[.D16]+MIN([.D98];[.E178])" office:value-type="float" office:value="274411" calcext:value-type="float">
            <text:p>274411</text:p>
          </table:table-cell>
          <table:table-cell table:formula="of:=[.E16]+MIN([.E98];[.F178])" office:value-type="float" office:value="275425" calcext:value-type="float">
            <text:p>275425</text:p>
          </table:table-cell>
          <table:table-cell table:formula="of:=[.F16]+MIN([.F98];[.G178])" office:value-type="float" office:value="268453" calcext:value-type="float">
            <text:p>268453</text:p>
          </table:table-cell>
          <table:table-cell table:formula="of:=[.G16]+MIN([.G98];[.H178])" office:value-type="float" office:value="266105" calcext:value-type="float">
            <text:p>266105</text:p>
          </table:table-cell>
          <table:table-cell table:formula="of:=[.H16]+MIN([.H98];[.I178])" office:value-type="float" office:value="268029" calcext:value-type="float">
            <text:p>268029</text:p>
          </table:table-cell>
          <table:table-cell table:formula="of:=[.I16]+MIN([.I98];[.J178])" office:value-type="float" office:value="262619" calcext:value-type="float">
            <text:p>262619</text:p>
          </table:table-cell>
          <table:table-cell table:formula="of:=[.J16]+MIN([.J98];[.K178])" office:value-type="float" office:value="253801" calcext:value-type="float">
            <text:p>253801</text:p>
          </table:table-cell>
          <table:table-cell table:formula="of:=[.K16]+MIN([.K98];[.L178])" office:value-type="float" office:value="255437" calcext:value-type="float">
            <text:p>255437</text:p>
          </table:table-cell>
          <table:table-cell table:formula="of:=[.L16]+MIN([.L98];[.M178])" office:value-type="float" office:value="257770" calcext:value-type="float">
            <text:p>257770</text:p>
          </table:table-cell>
          <table:table-cell table:formula="of:=[.M16]+MIN([.M98];[.N178])" office:value-type="float" office:value="250957" calcext:value-type="float">
            <text:p>250957</text:p>
          </table:table-cell>
          <table:table-cell table:formula="of:=[.N16]+MIN([.N98];[.O178])" office:value-type="float" office:value="242580" calcext:value-type="float">
            <text:p>242580</text:p>
          </table:table-cell>
          <table:table-cell table:formula="of:=[.O16]+MIN([.O98];[.P178])" office:value-type="float" office:value="232855" calcext:value-type="float">
            <text:p>232855</text:p>
          </table:table-cell>
          <table:table-cell table:formula="of:=[.P16]+MIN([.P98];[.Q178])" office:value-type="float" office:value="227805" calcext:value-type="float">
            <text:p>227805</text:p>
          </table:table-cell>
          <table:table-cell table:formula="of:=[.Q16]+MIN([.Q98];[.R178])" office:value-type="float" office:value="222462" calcext:value-type="float">
            <text:p>222462</text:p>
          </table:table-cell>
          <table:table-cell table:formula="of:=[.R16]+MIN([.R98];[.S178])" office:value-type="float" office:value="219923" calcext:value-type="float">
            <text:p>219923</text:p>
          </table:table-cell>
          <table:table-cell table:formula="of:=[.S16]+MIN([.S98];[.T178])" office:value-type="float" office:value="222409" calcext:value-type="float">
            <text:p>222409</text:p>
          </table:table-cell>
          <table:table-cell table:formula="of:=[.T16]+MIN([.T98];[.U178])" office:value-type="float" office:value="228150" calcext:value-type="float">
            <text:p>228150</text:p>
          </table:table-cell>
          <table:table-cell table:formula="of:=[.U16]+MIN([.U98];[.V178])" office:value-type="float" office:value="224743" calcext:value-type="float">
            <text:p>224743</text:p>
          </table:table-cell>
          <table:table-cell table:formula="of:=[.V16]+MIN([.V98];[.W178])" office:value-type="float" office:value="218052" calcext:value-type="float">
            <text:p>218052</text:p>
          </table:table-cell>
          <table:table-cell table:formula="of:=[.W16]+MIN([.W98];[.X178])" office:value-type="float" office:value="209938" calcext:value-type="float">
            <text:p>209938</text:p>
          </table:table-cell>
          <table:table-cell table:formula="of:=[.X16]+MIN([.X98];[.Y178])" office:value-type="float" office:value="204581" calcext:value-type="float">
            <text:p>204581</text:p>
          </table:table-cell>
          <table:table-cell table:formula="of:=[.Y16]+MIN([.Y98];[.Z178])" office:value-type="float" office:value="205268" calcext:value-type="float">
            <text:p>205268</text:p>
          </table:table-cell>
          <table:table-cell table:formula="of:=[.Z16]+MIN([.Z98];[.AA178])" office:value-type="float" office:value="196438" calcext:value-type="float">
            <text:p>196438</text:p>
          </table:table-cell>
          <table:table-cell table:formula="of:=[.AA16]+MIN([.AA98];[.AB178])" office:value-type="float" office:value="192000" calcext:value-type="float">
            <text:p>192000</text:p>
          </table:table-cell>
          <table:table-cell table:formula="of:=[.AB16]+MIN([.AB98];[.AC178])" office:value-type="float" office:value="193878" calcext:value-type="float">
            <text:p>193878</text:p>
          </table:table-cell>
          <table:table-cell table:formula="of:=[.AC16]+MIN([.AC98];[.AD178])" office:value-type="float" office:value="184333" calcext:value-type="float">
            <text:p>184333</text:p>
          </table:table-cell>
          <table:table-cell table:formula="of:=[.AD16]+MIN([.AD98];[.AE178])" office:value-type="float" office:value="175837" calcext:value-type="float">
            <text:p>175837</text:p>
          </table:table-cell>
          <table:table-cell table:formula="of:=[.AE16]+MIN([.AE98];[.AF178])" office:value-type="float" office:value="175794" calcext:value-type="float">
            <text:p>175794</text:p>
          </table:table-cell>
          <table:table-cell table:formula="of:=[.AF16]+MIN([.AF98];[.AG178])" office:value-type="float" office:value="176479" calcext:value-type="float">
            <text:p>176479</text:p>
          </table:table-cell>
          <table:table-cell table:formula="of:=[.AG16]+MIN([.AG98];[.AH178])" office:value-type="float" office:value="176152" calcext:value-type="float">
            <text:p>176152</text:p>
          </table:table-cell>
          <table:table-cell table:formula="of:=[.AH16]+MIN([.AH98];[.AI178])" office:value-type="float" office:value="166755" calcext:value-type="float">
            <text:p>166755</text:p>
          </table:table-cell>
          <table:table-cell table:formula="of:=[.AI16]+MIN([.AI98];[.AJ178])" office:value-type="float" office:value="166649" calcext:value-type="float">
            <text:p>166649</text:p>
          </table:table-cell>
          <table:table-cell table:formula="of:=[.AJ16]+MIN([.AJ98];[.AK178])" office:value-type="float" office:value="168296" calcext:value-type="float">
            <text:p>168296</text:p>
          </table:table-cell>
          <table:table-cell table:formula="of:=[.AK16]+MIN([.AK98];[.AL178])" office:value-type="float" office:value="163159" calcext:value-type="float">
            <text:p>163159</text:p>
          </table:table-cell>
          <table:table-cell table:formula="of:=[.AL16]+MIN([.AL98];[.AM178])" office:value-type="float" office:value="155977" calcext:value-type="float">
            <text:p>155977</text:p>
          </table:table-cell>
          <table:table-cell table:formula="of:=[.AM16]+MIN([.AM98];[.AN178])" office:value-type="float" office:value="152311" calcext:value-type="float">
            <text:p>152311</text:p>
          </table:table-cell>
          <table:table-cell table:formula="of:=[.AN16]+MIN([.AN98];[.AO178])" office:value-type="float" office:value="144812" calcext:value-type="float">
            <text:p>144812</text:p>
          </table:table-cell>
          <table:table-cell table:formula="of:=[.AO16]+MIN([.AO98];[.AP178])" office:value-type="float" office:value="142676" calcext:value-type="float">
            <text:p>142676</text:p>
          </table:table-cell>
          <table:table-cell table:formula="of:=[.AP16]+MIN([.AP98];[.AQ178])" office:value-type="float" office:value="140530" calcext:value-type="float">
            <text:p>140530</text:p>
          </table:table-cell>
          <table:table-cell table:formula="of:=[.AQ16]+MIN([.AQ98];[.AR178])" office:value-type="float" office:value="134257" calcext:value-type="float">
            <text:p>134257</text:p>
          </table:table-cell>
          <table:table-cell table:formula="of:=[.AR16]+MIN([.AR98];[.AS178])" office:value-type="float" office:value="129644" calcext:value-type="float">
            <text:p>129644</text:p>
          </table:table-cell>
          <table:table-cell table:formula="of:=[.AS16]+MIN([.AS98];[.AT178])" office:value-type="float" office:value="125513" calcext:value-type="float">
            <text:p>125513</text:p>
          </table:table-cell>
          <table:table-cell table:formula="of:=[.AT16]+MIN([.AT98];[.AU178])" office:value-type="float" office:value="121516" calcext:value-type="float">
            <text:p>121516</text:p>
          </table:table-cell>
          <table:table-cell table:formula="of:=[.AU16]+MIN([.AU98];[.AV178])" office:value-type="float" office:value="119064" calcext:value-type="float">
            <text:p>119064</text:p>
          </table:table-cell>
          <table:table-cell table:formula="of:=[.AV16]+MIN([.AV98];[.AW178])" office:value-type="float" office:value="115655" calcext:value-type="float">
            <text:p>115655</text:p>
          </table:table-cell>
          <table:table-cell table:formula="of:=[.AW16]+MIN([.AW98];[.AX178])" office:value-type="float" office:value="108387" calcext:value-type="float">
            <text:p>108387</text:p>
          </table:table-cell>
          <table:table-cell table:formula="of:=[.AX16]+MIN([.AX98];[.AY178])" office:value-type="float" office:value="98684" calcext:value-type="float">
            <text:p>98684</text:p>
          </table:table-cell>
          <table:table-cell table:formula="of:=[.AY16]+MIN([.AY98];[.AZ178])" office:value-type="float" office:value="94293" calcext:value-type="float">
            <text:p>94293</text:p>
          </table:table-cell>
          <table:table-cell table:formula="of:=[.AZ16]+MIN([.AZ98];[.BA178])" office:value-type="float" office:value="86675" calcext:value-type="float">
            <text:p>86675</text:p>
          </table:table-cell>
          <table:table-cell table:formula="of:=[.BA16]+MIN([.BA98];[.BB178])" office:value-type="float" office:value="86230" calcext:value-type="float">
            <text:p>86230</text:p>
          </table:table-cell>
          <table:table-cell table:formula="of:=[.BB16]+MIN([.BB98];[.BC178])" office:value-type="float" office:value="84910" calcext:value-type="float">
            <text:p>84910</text:p>
          </table:table-cell>
          <table:table-cell table:formula="of:=[.BC16]+MIN([.BC98];[.BD178])" office:value-type="float" office:value="84905" calcext:value-type="float">
            <text:p>84905</text:p>
          </table:table-cell>
          <table:table-cell table:formula="of:=[.BD16]+MIN([.BD98];[.BE178])" office:value-type="float" office:value="84059" calcext:value-type="float">
            <text:p>84059</text:p>
          </table:table-cell>
          <table:table-cell table:formula="of:=[.BE16]+MIN([.BE98];[.BF178])" office:value-type="float" office:value="82503" calcext:value-type="float">
            <text:p>82503</text:p>
          </table:table-cell>
          <table:table-cell table:formula="of:=[.BF16]+MIN([.BF98];[.BG178])" office:value-type="float" office:value="80762" calcext:value-type="float">
            <text:p>80762</text:p>
          </table:table-cell>
          <table:table-cell table:formula="of:=[.BG16]+MIN([.BG98];[.BH178])" office:value-type="float" office:value="79458" calcext:value-type="float">
            <text:p>79458</text:p>
          </table:table-cell>
          <table:table-cell table:formula="of:=[.BH16]+MIN([.BH98];[.BI178])" office:value-type="float" office:value="80355" calcext:value-type="float">
            <text:p>80355</text:p>
          </table:table-cell>
          <table:table-cell table:formula="of:=[.BI16]+MIN([.BI98];[.BJ178])" office:value-type="float" office:value="84345" calcext:value-type="float">
            <text:p>84345</text:p>
          </table:table-cell>
          <table:table-cell table:formula="of:=[.BJ16]+MIN([.BJ98];[.BK178])" office:value-type="float" office:value="82199" calcext:value-type="float">
            <text:p>82199</text:p>
          </table:table-cell>
          <table:table-cell table:formula="of:=[.BK16]+MIN([.BK98];[.BL178])" office:value-type="float" office:value="76674" calcext:value-type="float">
            <text:p>76674</text:p>
          </table:table-cell>
          <table:table-cell table:formula="of:=[.BL16]+MIN([.BL98];[.BM178])" office:value-type="float" office:value="67948" calcext:value-type="float">
            <text:p>67948</text:p>
          </table:table-cell>
          <table:table-cell table:formula="of:=[.BM16]+MIN([.BM98];[.BN178])" office:value-type="float" office:value="58566" calcext:value-type="float">
            <text:p>58566</text:p>
          </table:table-cell>
          <table:table-cell table:formula="of:=[.BN16]+MIN([.BN98];[.BO178])" office:value-type="float" office:value="53350" calcext:value-type="float">
            <text:p>53350</text:p>
          </table:table-cell>
          <table:table-cell table:formula="of:=[.BO16]+MIN([.BO98];[.BP178])" office:value-type="float" office:value="49665" calcext:value-type="float">
            <text:p>49665</text:p>
          </table:table-cell>
          <table:table-cell table:formula="of:=[.BP16]+MIN([.BP98];[.BQ178])" office:value-type="float" office:value="55827" calcext:value-type="float">
            <text:p>55827</text:p>
          </table:table-cell>
          <table:table-cell table:formula="of:=[.BQ16]+MIN([.BQ98];[.BR178])" office:value-type="float" office:value="52913" calcext:value-type="float">
            <text:p>52913</text:p>
          </table:table-cell>
          <table:table-cell table:formula="of:=[.BR16]+MIN([.BR98];[.BS178])" office:value-type="float" office:value="44759" calcext:value-type="float">
            <text:p>44759</text:p>
          </table:table-cell>
          <table:table-cell table:formula="of:=[.BS16]+MIN([.BS98];[.BT178])" office:value-type="float" office:value="44897" calcext:value-type="float">
            <text:p>44897</text:p>
          </table:table-cell>
          <table:table-cell table:formula="of:=[.BT16]+MIN([.BT98];[.BU178])" office:value-type="float" office:value="34913" calcext:value-type="float">
            <text:p>34913</text:p>
          </table:table-cell>
          <table:table-cell table:formula="of:=[.BU16]+MIN([.BU98];[.BV178])" office:value-type="float" office:value="32287" calcext:value-type="float">
            <text:p>32287</text:p>
          </table:table-cell>
          <table:table-cell table:formula="of:=[.BV16]+MIN([.BV98];[.BW178])" office:value-type="float" office:value="22849" calcext:value-type="float">
            <text:p>22849</text:p>
          </table:table-cell>
          <table:table-cell table:formula="of:=[.BW16]+MIN([.BW98];[.BX178])" office:value-type="float" office:value="18682" calcext:value-type="float">
            <text:p>18682</text:p>
          </table:table-cell>
          <table:table-cell table:formula="of:=[.BX16]+MIN([.BX98];[.BY178])" office:value-type="float" office:value="12331" calcext:value-type="float">
            <text:p>12331</text:p>
          </table:table-cell>
          <table:table-cell table:formula="of:=[.BY16]+MIN([.BY98];[.BZ178])" office:value-type="float" office:value="7271" calcext:value-type="float">
            <text:p>7271</text:p>
          </table:table-cell>
          <table:table-cell table:formula="of:=[.BZ16]+MIN([.BZ98];[.CA178])" office:value-type="float" office:value="7242" calcext:value-type="float">
            <text:p>7242</text:p>
          </table:table-cell>
          <table:table-cell table:formula="of:=[.CA16]+MIN([.CA98];[.CB178])" office:value-type="float" office:value="6024" calcext:value-type="float">
            <text:p>6024</text:p>
          </table:table-cell>
          <table:table-cell table:formula="of:=[.CB16]" office:value-type="float" office:value="4785" calcext:value-type="float">
            <text:p>4785</text:p>
          </table:table-cell>
        </table:table-row>
        <table:table-row table:style-name="ro1">
          <table:table-cell table:formula="of:=[.A17]+MIN([.A99];[.B179])" office:value-type="float" office:value="273834" calcext:value-type="float">
            <text:p>273834</text:p>
          </table:table-cell>
          <table:table-cell table:formula="of:=[.B17]+MIN([.B99];[.C179])" office:value-type="float" office:value="280381" calcext:value-type="float">
            <text:p>280381</text:p>
          </table:table-cell>
          <table:table-cell table:formula="of:=[.C17]+MIN([.C99];[.D179])" office:value-type="float" office:value="283990" calcext:value-type="float">
            <text:p>283990</text:p>
          </table:table-cell>
          <table:table-cell table:formula="of:=[.D17]+MIN([.D99];[.E179])" office:value-type="float" office:value="278741" calcext:value-type="float">
            <text:p>278741</text:p>
          </table:table-cell>
          <table:table-cell table:formula="of:=[.E17]+MIN([.E99];[.F179])" office:value-type="float" office:value="273325" calcext:value-type="float">
            <text:p>273325</text:p>
          </table:table-cell>
          <table:table-cell table:formula="of:=[.F17]+MIN([.F99];[.G179])" office:value-type="float" office:value="273446" calcext:value-type="float">
            <text:p>273446</text:p>
          </table:table-cell>
          <table:table-cell table:formula="of:=[.G17]+MIN([.G99];[.H179])" office:value-type="float" office:value="266480" calcext:value-type="float">
            <text:p>266480</text:p>
          </table:table-cell>
          <table:table-cell table:formula="of:=[.H17]+MIN([.H99];[.I179])" office:value-type="float" office:value="266182" calcext:value-type="float">
            <text:p>266182</text:p>
          </table:table-cell>
          <table:table-cell table:formula="of:=[.I17]+MIN([.I99];[.J179])" office:value-type="float" office:value="265003" calcext:value-type="float">
            <text:p>265003</text:p>
          </table:table-cell>
          <table:table-cell table:formula="of:=[.J17]+MIN([.J99];[.K179])" office:value-type="float" office:value="262785" calcext:value-type="float">
            <text:p>262785</text:p>
          </table:table-cell>
          <table:table-cell table:formula="of:=[.K17]+MIN([.K99];[.L179])" office:value-type="float" office:value="260740" calcext:value-type="float">
            <text:p>260740</text:p>
          </table:table-cell>
          <table:table-cell table:formula="of:=[.L17]+MIN([.L99];[.M179])" office:value-type="float" office:value="252035" calcext:value-type="float">
            <text:p>252035</text:p>
          </table:table-cell>
          <table:table-cell table:formula="of:=[.M17]+MIN([.M99];[.N179])" office:value-type="float" office:value="250554" calcext:value-type="float">
            <text:p>250554</text:p>
          </table:table-cell>
          <table:table-cell table:formula="of:=[.N17]+MIN([.N99];[.O179])" office:value-type="float" office:value="247513" calcext:value-type="float">
            <text:p>247513</text:p>
          </table:table-cell>
          <table:table-cell table:formula="of:=[.O17]+MIN([.O99];[.P179])" office:value-type="float" office:value="242308" calcext:value-type="float">
            <text:p>242308</text:p>
          </table:table-cell>
          <table:table-cell table:formula="of:=[.P17]+MIN([.P99];[.Q179])" office:value-type="float" office:value="233005" calcext:value-type="float">
            <text:p>233005</text:p>
          </table:table-cell>
          <table:table-cell table:formula="of:=[.Q17]+MIN([.Q99];[.R179])" office:value-type="float" office:value="226451" calcext:value-type="float">
            <text:p>226451</text:p>
          </table:table-cell>
          <table:table-cell table:formula="of:=[.R17]+MIN([.R99];[.S179])" office:value-type="float" office:value="229113" calcext:value-type="float">
            <text:p>229113</text:p>
          </table:table-cell>
          <table:table-cell table:formula="of:=[.S17]+MIN([.S99];[.T179])" office:value-type="float" office:value="228439" calcext:value-type="float">
            <text:p>228439</text:p>
          </table:table-cell>
          <table:table-cell table:formula="of:=[.T17]+MIN([.T99];[.U179])" office:value-type="float" office:value="224811" calcext:value-type="float">
            <text:p>224811</text:p>
          </table:table-cell>
          <table:table-cell table:formula="of:=[.U17]+MIN([.U99];[.V179])" office:value-type="float" office:value="216993" calcext:value-type="float">
            <text:p>216993</text:p>
          </table:table-cell>
          <table:table-cell table:formula="of:=[.V17]+MIN([.V99];[.W179])" office:value-type="float" office:value="210657" calcext:value-type="float">
            <text:p>210657</text:p>
          </table:table-cell>
          <table:table-cell table:formula="of:=[.W17]+MIN([.W99];[.X179])" office:value-type="float" office:value="207118" calcext:value-type="float">
            <text:p>207118</text:p>
          </table:table-cell>
          <table:table-cell table:formula="of:=[.X17]+MIN([.X99];[.Y179])" office:value-type="float" office:value="201580" calcext:value-type="float">
            <text:p>201580</text:p>
          </table:table-cell>
          <table:table-cell table:formula="of:=[.Y17]+MIN([.Y99];[.Z179])" office:value-type="float" office:value="205149" calcext:value-type="float">
            <text:p>205149</text:p>
          </table:table-cell>
          <table:table-cell table:formula="of:=[.Z17]+MIN([.Z99];[.AA179])" office:value-type="float" office:value="198503" calcext:value-type="float">
            <text:p>198503</text:p>
          </table:table-cell>
          <table:table-cell table:formula="of:=[.AA17]+MIN([.AA99];[.AB179])" office:value-type="float" office:value="191801" calcext:value-type="float">
            <text:p>191801</text:p>
          </table:table-cell>
          <table:table-cell table:formula="of:=[.AB17]+MIN([.AB99];[.AC179])" office:value-type="float" office:value="185535" calcext:value-type="float">
            <text:p>185535</text:p>
          </table:table-cell>
          <table:table-cell table:formula="of:=[.AC17]+MIN([.AC99];[.AD179])" office:value-type="float" office:value="182776" calcext:value-type="float">
            <text:p>182776</text:p>
          </table:table-cell>
          <table:table-cell table:formula="of:=[.AD17]+MIN([.AD99];[.AE179])" office:value-type="float" office:value="178168" calcext:value-type="float">
            <text:p>178168</text:p>
          </table:table-cell>
          <table:table-cell table:formula="of:=[.AE17]+MIN([.AE99];[.AF179])" office:value-type="float" office:value="173716" calcext:value-type="float">
            <text:p>173716</text:p>
          </table:table-cell>
          <table:table-cell table:formula="of:=[.AF17]+MIN([.AF99];[.AG179])" office:value-type="float" office:value="183372" calcext:value-type="float">
            <text:p>183372</text:p>
          </table:table-cell>
          <table:table-cell table:formula="of:=[.AG17]+MIN([.AG99];[.AH179])" office:value-type="float" office:value="175002" calcext:value-type="float">
            <text:p>175002</text:p>
          </table:table-cell>
          <table:table-cell table:formula="of:=[.AH17]+MIN([.AH99];[.AI179])" office:value-type="float" office:value="166938" calcext:value-type="float">
            <text:p>166938</text:p>
          </table:table-cell>
          <table:table-cell table:formula="of:=[.AI17]+MIN([.AI99];[.AJ179])" office:value-type="float" office:value="160559" calcext:value-type="float">
            <text:p>160559</text:p>
          </table:table-cell>
          <table:table-cell table:formula="of:=[.AJ17]+MIN([.AJ99];[.AK179])" office:value-type="float" office:value="160115" calcext:value-type="float">
            <text:p>160115</text:p>
          </table:table-cell>
          <table:table-cell table:formula="of:=[.AK17]+MIN([.AK99];[.AL179])" office:value-type="float" office:value="154513" calcext:value-type="float">
            <text:p>154513</text:p>
          </table:table-cell>
          <table:table-cell table:formula="of:=[.AL17]+MIN([.AL99];[.AM179])" office:value-type="float" office:value="149563" calcext:value-type="float">
            <text:p>149563</text:p>
          </table:table-cell>
          <table:table-cell table:formula="of:=[.AM17]+MIN([.AM99];[.AN179])" office:value-type="float" office:value="147753" calcext:value-type="float">
            <text:p>147753</text:p>
          </table:table-cell>
          <table:table-cell table:formula="of:=[.AN17]+MIN([.AN99];[.AO179])" office:value-type="float" office:value="139362" calcext:value-type="float">
            <text:p>139362</text:p>
          </table:table-cell>
          <table:table-cell table:formula="of:=[.AO17]+MIN([.AO99];[.AP179])" office:value-type="float" office:value="137826" calcext:value-type="float">
            <text:p>137826</text:p>
          </table:table-cell>
          <table:table-cell table:formula="of:=[.AP17]+MIN([.AP99];[.AQ179])" office:value-type="float" office:value="138540" calcext:value-type="float">
            <text:p>138540</text:p>
          </table:table-cell>
          <table:table-cell table:formula="of:=[.AQ17]+MIN([.AQ99];[.AR179])" office:value-type="float" office:value="129826" calcext:value-type="float">
            <text:p>129826</text:p>
          </table:table-cell>
          <table:table-cell table:formula="of:=[.AR17]+MIN([.AR99];[.AS179])" office:value-type="float" office:value="128648" calcext:value-type="float">
            <text:p>128648</text:p>
          </table:table-cell>
          <table:table-cell table:formula="of:=[.AS17]+MIN([.AS99];[.AT179])" office:value-type="float" office:value="123466" calcext:value-type="float">
            <text:p>123466</text:p>
          </table:table-cell>
          <table:table-cell table:formula="of:=[.AT17]+MIN([.AT99];[.AU179])" office:value-type="float" office:value="117603" calcext:value-type="float">
            <text:p>117603</text:p>
          </table:table-cell>
          <table:table-cell table:formula="of:=[.AU17]+MIN([.AU99];[.AV179])" office:value-type="float" office:value="112493" calcext:value-type="float">
            <text:p>112493</text:p>
          </table:table-cell>
          <table:table-cell table:formula="of:=[.AV17]+MIN([.AV99];[.AW179])" office:value-type="float" office:value="107121" calcext:value-type="float">
            <text:p>107121</text:p>
          </table:table-cell>
          <table:table-cell table:formula="of:=[.AW17]+MIN([.AW99];[.AX179])" office:value-type="float" office:value="102167" calcext:value-type="float">
            <text:p>102167</text:p>
          </table:table-cell>
          <table:table-cell table:formula="of:=[.AX17]+MIN([.AX99];[.AY179])" office:value-type="float" office:value="100189" calcext:value-type="float">
            <text:p>100189</text:p>
          </table:table-cell>
          <table:table-cell table:formula="of:=[.AY17]+MIN([.AY99];[.AZ179])" office:value-type="float" office:value="97218" calcext:value-type="float">
            <text:p>97218</text:p>
          </table:table-cell>
          <table:table-cell table:formula="of:=[.AZ17]+MIN([.AZ99];[.BA179])" office:value-type="float" office:value="93348" calcext:value-type="float">
            <text:p>93348</text:p>
          </table:table-cell>
          <table:table-cell table:formula="of:=[.BA17]+MIN([.BA99];[.BB179])" office:value-type="float" office:value="89896" calcext:value-type="float">
            <text:p>89896</text:p>
          </table:table-cell>
          <table:table-cell table:formula="of:=[.BB17]+MIN([.BB99];[.BC179])" office:value-type="float" office:value="87641" calcext:value-type="float">
            <text:p>87641</text:p>
          </table:table-cell>
          <table:table-cell table:formula="of:=[.BC17]+MIN([.BC99];[.BD179])" office:value-type="float" office:value="83011" calcext:value-type="float">
            <text:p>83011</text:p>
          </table:table-cell>
          <table:table-cell table:formula="of:=[.BD17]+MIN([.BD99];[.BE179])" office:value-type="float" office:value="77288" calcext:value-type="float">
            <text:p>77288</text:p>
          </table:table-cell>
          <table:table-cell table:formula="of:=[.BE17]+MIN([.BE99];[.BF179])" office:value-type="float" office:value="75120" calcext:value-type="float">
            <text:p>75120</text:p>
          </table:table-cell>
          <table:table-cell table:formula="of:=[.BF17]+MIN([.BF99];[.BG179])" office:value-type="float" office:value="74582" calcext:value-type="float">
            <text:p>74582</text:p>
          </table:table-cell>
          <table:table-cell table:formula="of:=[.BG17]+MIN([.BG99];[.BH179])" office:value-type="float" office:value="79948" calcext:value-type="float">
            <text:p>79948</text:p>
          </table:table-cell>
          <table:table-cell table:formula="of:=[.BH17]+MIN([.BH99];[.BI179])" office:value-type="float" office:value="78629" calcext:value-type="float">
            <text:p>78629</text:p>
          </table:table-cell>
          <table:table-cell table:formula="of:=[.BI17]+MIN([.BI99];[.BJ179])" office:value-type="float" office:value="77406" calcext:value-type="float">
            <text:p>77406</text:p>
          </table:table-cell>
          <table:table-cell table:formula="of:=[.BJ17]+MIN([.BJ99];[.BK179])" office:value-type="float" office:value="77862" calcext:value-type="float">
            <text:p>77862</text:p>
          </table:table-cell>
          <table:table-cell table:formula="of:=[.BK17]+MIN([.BK99];[.BL179])" office:value-type="float" office:value="71432" calcext:value-type="float">
            <text:p>71432</text:p>
          </table:table-cell>
          <table:table-cell table:formula="of:=[.BL17]+MIN([.BL99];[.BM179])" office:value-type="float" office:value="68217" calcext:value-type="float">
            <text:p>68217</text:p>
          </table:table-cell>
          <table:table-cell table:formula="of:=[.BM17]+MIN([.BM99];[.BN179])" office:value-type="float" office:value="60505" calcext:value-type="float">
            <text:p>60505</text:p>
          </table:table-cell>
          <table:table-cell table:formula="of:=[.BN17]+MIN([.BN99];[.BO179])" office:value-type="float" office:value="53120" calcext:value-type="float">
            <text:p>53120</text:p>
          </table:table-cell>
          <table:table-cell table:formula="of:=[.BO17]+MIN([.BO99];[.BP179])" office:value-type="float" office:value="47418" calcext:value-type="float">
            <text:p>47418</text:p>
          </table:table-cell>
          <table:table-cell table:formula="of:=[.BP17]+MIN([.BP99];[.BQ179])" office:value-type="float" office:value="46798" calcext:value-type="float">
            <text:p>46798</text:p>
          </table:table-cell>
          <table:table-cell table:formula="of:=[.BQ17]+MIN([.BQ99];[.BR179])" office:value-type="float" office:value="46157" calcext:value-type="float">
            <text:p>46157</text:p>
          </table:table-cell>
          <table:table-cell table:formula="of:=[.BR17]+MIN([.BR99];[.BS179])" office:value-type="float" office:value="43021" calcext:value-type="float">
            <text:p>43021</text:p>
          </table:table-cell>
          <table:table-cell table:formula="of:=[.BS17]+MIN([.BS99];[.BT179])" office:value-type="float" office:value="35671" calcext:value-type="float">
            <text:p>35671</text:p>
          </table:table-cell>
          <table:table-cell table:formula="of:=[.BT17]+MIN([.BT99];[.BU179])" office:value-type="float" office:value="34193" calcext:value-type="float">
            <text:p>34193</text:p>
          </table:table-cell>
          <table:table-cell table:formula="of:=[.BU17]+MIN([.BU99];[.BV179])" office:value-type="float" office:value="31038" calcext:value-type="float">
            <text:p>31038</text:p>
          </table:table-cell>
          <table:table-cell table:formula="of:=[.BV17]+MIN([.BV99];[.BW179])" office:value-type="float" office:value="28218" calcext:value-type="float">
            <text:p>28218</text:p>
          </table:table-cell>
          <table:table-cell table:formula="of:=[.BW17]+MIN([.BW99];[.BX179])" office:value-type="float" office:value="19109" calcext:value-type="float">
            <text:p>19109</text:p>
          </table:table-cell>
          <table:table-cell table:formula="of:=[.BX17]+MIN([.BX99];[.BY179])" office:value-type="float" office:value="12848" calcext:value-type="float">
            <text:p>12848</text:p>
          </table:table-cell>
          <table:table-cell table:formula="of:=[.BY17]+MIN([.BY99];[.BZ179])" office:value-type="float" office:value="11726" calcext:value-type="float">
            <text:p>11726</text:p>
          </table:table-cell>
          <table:table-cell table:formula="of:=[.BZ17]+MIN([.BZ99];[.CA179])" office:value-type="float" office:value="10602" calcext:value-type="float">
            <text:p>10602</text:p>
          </table:table-cell>
          <table:table-cell table:formula="of:=[.CA17]+MIN([.CA99];[.CB179])" office:value-type="float" office:value="10588" calcext:value-type="float">
            <text:p>10588</text:p>
          </table:table-cell>
          <table:table-cell table:formula="of:=[.CB17]" office:value-type="float" office:value="2095" calcext:value-type="float">
            <text:p>2095</text:p>
          </table:table-cell>
        </table:table-row>
        <table:table-row table:style-name="ro1">
          <table:table-cell table:formula="of:=[.A18]+MIN([.A100];[.B180])" office:value-type="float" office:value="276214" calcext:value-type="float">
            <text:p>276214</text:p>
          </table:table-cell>
          <table:table-cell table:formula="of:=[.B18]+MIN([.B100];[.C180])" office:value-type="float" office:value="275168" calcext:value-type="float">
            <text:p>275168</text:p>
          </table:table-cell>
          <table:table-cell table:formula="of:=[.C18]+MIN([.C100];[.D180])" office:value-type="float" office:value="275849" calcext:value-type="float">
            <text:p>275849</text:p>
          </table:table-cell>
          <table:table-cell table:formula="of:=[.D18]+MIN([.D100];[.E180])" office:value-type="float" office:value="269767" calcext:value-type="float">
            <text:p>269767</text:p>
          </table:table-cell>
          <table:table-cell table:formula="of:=[.E18]+MIN([.E100];[.F180])" office:value-type="float" office:value="269293" calcext:value-type="float">
            <text:p>269293</text:p>
          </table:table-cell>
          <table:table-cell table:formula="of:=[.F18]+MIN([.F100];[.G180])" office:value-type="float" office:value="270214" calcext:value-type="float">
            <text:p>270214</text:p>
          </table:table-cell>
          <table:table-cell table:formula="of:=[.G18]+MIN([.G100];[.H180])" office:value-type="float" office:value="265085" calcext:value-type="float">
            <text:p>265085</text:p>
          </table:table-cell>
          <table:table-cell table:formula="of:=[.H18]+MIN([.H100];[.I180])" office:value-type="float" office:value="265997" calcext:value-type="float">
            <text:p>265997</text:p>
          </table:table-cell>
          <table:table-cell table:formula="of:=[.I18]+MIN([.I100];[.J180])" office:value-type="float" office:value="260836" calcext:value-type="float">
            <text:p>260836</text:p>
          </table:table-cell>
          <table:table-cell table:formula="of:=[.J18]+MIN([.J100];[.K180])" office:value-type="float" office:value="264243" calcext:value-type="float">
            <text:p>264243</text:p>
          </table:table-cell>
          <table:table-cell table:formula="of:=[.K18]+MIN([.K100];[.L180])" office:value-type="float" office:value="266771" calcext:value-type="float">
            <text:p>266771</text:p>
          </table:table-cell>
          <table:table-cell table:formula="of:=[.L18]+MIN([.L100];[.M180])" office:value-type="float" office:value="260753" calcext:value-type="float">
            <text:p>260753</text:p>
          </table:table-cell>
          <table:table-cell table:formula="of:=[.M18]+MIN([.M100];[.N180])" office:value-type="float" office:value="252124" calcext:value-type="float">
            <text:p>252124</text:p>
          </table:table-cell>
          <table:table-cell table:formula="of:=[.N18]+MIN([.N100];[.O180])" office:value-type="float" office:value="249788" calcext:value-type="float">
            <text:p>249788</text:p>
          </table:table-cell>
          <table:table-cell table:formula="of:=[.O18]+MIN([.O100];[.P180])" office:value-type="float" office:value="239826" calcext:value-type="float">
            <text:p>239826</text:p>
          </table:table-cell>
          <table:table-cell table:formula="of:=[.P18]+MIN([.P100];[.Q180])" office:value-type="float" office:value="230077" calcext:value-type="float">
            <text:p>230077</text:p>
          </table:table-cell>
          <table:table-cell table:formula="of:=[.Q18]+MIN([.Q100];[.R180])" office:value-type="float" office:value="225062" calcext:value-type="float">
            <text:p>225062</text:p>
          </table:table-cell>
          <table:table-cell table:formula="of:=[.R18]+MIN([.R100];[.S180])" office:value-type="float" office:value="222845" calcext:value-type="float">
            <text:p>222845</text:p>
          </table:table-cell>
          <table:table-cell table:formula="of:=[.S18]+MIN([.S100];[.T180])" office:value-type="float" office:value="221850" calcext:value-type="float">
            <text:p>221850</text:p>
          </table:table-cell>
          <table:table-cell table:formula="of:=[.T18]+MIN([.T100];[.U180])" office:value-type="float" office:value="220085" calcext:value-type="float">
            <text:p>220085</text:p>
          </table:table-cell>
          <table:table-cell table:formula="of:=[.U18]+MIN([.U100];[.V180])" office:value-type="float" office:value="219076" calcext:value-type="float">
            <text:p>219076</text:p>
          </table:table-cell>
          <table:table-cell table:formula="of:=[.V18]+MIN([.V100];[.W180])" office:value-type="float" office:value="211424" calcext:value-type="float">
            <text:p>211424</text:p>
          </table:table-cell>
          <table:table-cell table:formula="of:=[.W18]+MIN([.W100];[.X180])" office:value-type="float" office:value="205025" calcext:value-type="float">
            <text:p>205025</text:p>
          </table:table-cell>
          <table:table-cell table:formula="of:=[.X18]+MIN([.X100];[.Y180])" office:value-type="float" office:value="198486" calcext:value-type="float">
            <text:p>198486</text:p>
          </table:table-cell>
          <table:table-cell table:formula="of:=[.Y18]+MIN([.Y100];[.Z180])" office:value-type="float" office:value="202866" calcext:value-type="float">
            <text:p>202866</text:p>
          </table:table-cell>
          <table:table-cell table:formula="of:=[.Z18]+MIN([.Z100];[.AA180])" office:value-type="float" office:value="194765" calcext:value-type="float">
            <text:p>194765</text:p>
          </table:table-cell>
          <table:table-cell table:formula="of:=[.AA18]+MIN([.AA100];[.AB180])" office:value-type="float" office:value="191088" calcext:value-type="float">
            <text:p>191088</text:p>
          </table:table-cell>
          <table:table-cell table:formula="of:=[.AB18]+MIN([.AB100];[.AC180])" office:value-type="float" office:value="193512" calcext:value-type="float">
            <text:p>193512</text:p>
          </table:table-cell>
          <table:table-cell table:formula="of:=[.AC18]+MIN([.AC100];[.AD180])" office:value-type="float" office:value="183900" calcext:value-type="float">
            <text:p>183900</text:p>
          </table:table-cell>
          <table:table-cell table:formula="of:=[.AD18]+MIN([.AD100];[.AE180])" office:value-type="float" office:value="175978" calcext:value-type="float">
            <text:p>175978</text:p>
          </table:table-cell>
          <table:table-cell table:formula="of:=[.AE18]+MIN([.AE100];[.AF180])" office:value-type="float" office:value="173099" calcext:value-type="float">
            <text:p>173099</text:p>
          </table:table-cell>
          <table:table-cell table:formula="of:=[.AF18]+MIN([.AF100];[.AG180])" office:value-type="float" office:value="173966" calcext:value-type="float">
            <text:p>173966</text:p>
          </table:table-cell>
          <table:table-cell table:formula="of:=[.AG18]+MIN([.AG100];[.AH180])" office:value-type="float" office:value="168079" calcext:value-type="float">
            <text:p>168079</text:p>
          </table:table-cell>
          <table:table-cell table:formula="of:=[.AH18]+MIN([.AH100];[.AI180])" office:value-type="float" office:value="165424" calcext:value-type="float">
            <text:p>165424</text:p>
          </table:table-cell>
          <table:table-cell table:formula="of:=[.AI18]+MIN([.AI100];[.AJ180])" office:value-type="float" office:value="167388" calcext:value-type="float">
            <text:p>167388</text:p>
          </table:table-cell>
          <table:table-cell table:formula="of:=[.AJ18]+MIN([.AJ100];[.AK180])" office:value-type="float" office:value="163031" calcext:value-type="float">
            <text:p>163031</text:p>
          </table:table-cell>
          <table:table-cell table:formula="of:=[.AK18]+MIN([.AK100];[.AL180])" office:value-type="float" office:value="159047" calcext:value-type="float">
            <text:p>159047</text:p>
          </table:table-cell>
          <table:table-cell table:formula="of:=[.AL18]+MIN([.AL100];[.AM180])" office:value-type="float" office:value="157060" calcext:value-type="float">
            <text:p>157060</text:p>
          </table:table-cell>
          <table:table-cell table:formula="of:=[.AM18]+MIN([.AM100];[.AN180])" office:value-type="float" office:value="151130" calcext:value-type="float">
            <text:p>151130</text:p>
          </table:table-cell>
          <table:table-cell table:formula="of:=[.AN18]+MIN([.AN100];[.AO180])" office:value-type="float" office:value="144894" calcext:value-type="float">
            <text:p>144894</text:p>
          </table:table-cell>
          <table:table-cell table:formula="of:=[.AO18]+MIN([.AO100];[.AP180])" office:value-type="float" office:value="137510" calcext:value-type="float">
            <text:p>137510</text:p>
          </table:table-cell>
          <table:table-cell table:formula="of:=[.AP18]+MIN([.AP100];[.AQ180])" office:value-type="float" office:value="132896" calcext:value-type="float">
            <text:p>132896</text:p>
          </table:table-cell>
          <table:table-cell table:formula="of:=[.AQ18]+MIN([.AQ100];[.AR180])" office:value-type="float" office:value="135541" calcext:value-type="float">
            <text:p>135541</text:p>
          </table:table-cell>
          <table:table-cell table:formula="of:=[.AR18]+MIN([.AR100];[.AS180])" office:value-type="float" office:value="133733" calcext:value-type="float">
            <text:p>133733</text:p>
          </table:table-cell>
          <table:table-cell table:formula="of:=[.AS18]+MIN([.AS100];[.AT180])" office:value-type="float" office:value="124133" calcext:value-type="float">
            <text:p>124133</text:p>
          </table:table-cell>
          <table:table-cell table:formula="of:=[.AT18]+MIN([.AT100];[.AU180])" office:value-type="float" office:value="122023" calcext:value-type="float">
            <text:p>122023</text:p>
          </table:table-cell>
          <table:table-cell table:formula="of:=[.AU18]+MIN([.AU100];[.AV180])" office:value-type="float" office:value="114160" calcext:value-type="float">
            <text:p>114160</text:p>
          </table:table-cell>
          <table:table-cell table:formula="of:=[.AV18]+MIN([.AV100];[.AW180])" office:value-type="float" office:value="111843" calcext:value-type="float">
            <text:p>111843</text:p>
          </table:table-cell>
          <table:table-cell table:formula="of:=[.AW18]+MIN([.AW100];[.AX180])" office:value-type="float" office:value="105217" calcext:value-type="float">
            <text:p>105217</text:p>
          </table:table-cell>
          <table:table-cell table:formula="of:=[.AX18]+MIN([.AX100];[.AY180])" office:value-type="float" office:value="98597" calcext:value-type="float">
            <text:p>98597</text:p>
          </table:table-cell>
          <table:table-cell table:formula="of:=[.AY18]+MIN([.AY100];[.AZ180])" office:value-type="float" office:value="99441" calcext:value-type="float">
            <text:p>99441</text:p>
          </table:table-cell>
          <table:table-cell table:formula="of:=[.AZ18]+MIN([.AZ100];[.BA180])" office:value-type="float" office:value="98130" calcext:value-type="float">
            <text:p>98130</text:p>
          </table:table-cell>
          <table:table-cell table:formula="of:=[.BA18]+MIN([.BA100];[.BB180])" office:value-type="float" office:value="90932" calcext:value-type="float">
            <text:p>90932</text:p>
          </table:table-cell>
          <table:table-cell table:formula="of:=[.BB18]+MIN([.BB100];[.BC180])" office:value-type="float" office:value="83371" calcext:value-type="float">
            <text:p>83371</text:p>
          </table:table-cell>
          <table:table-cell table:formula="of:=[.BC18]+MIN([.BC100];[.BD180])" office:value-type="float" office:value="81603" calcext:value-type="float">
            <text:p>81603</text:p>
          </table:table-cell>
          <table:table-cell table:formula="of:=[.BD18]+MIN([.BD100];[.BE180])" office:value-type="float" office:value="76464" calcext:value-type="float">
            <text:p>76464</text:p>
          </table:table-cell>
          <table:table-cell table:formula="of:=[.BE18]+MIN([.BE100];[.BF180])" office:value-type="float" office:value="75033" calcext:value-type="float">
            <text:p>75033</text:p>
          </table:table-cell>
          <table:table-cell table:formula="of:=[.BF18]+MIN([.BF100];[.BG180])" office:value-type="float" office:value="76060" calcext:value-type="float">
            <text:p>76060</text:p>
          </table:table-cell>
          <table:table-cell table:formula="of:=[.BG18]+MIN([.BG100];[.BH180])" office:value-type="float" office:value="80280" calcext:value-type="float">
            <text:p>80280</text:p>
          </table:table-cell>
          <table:table-cell table:formula="of:=[.BH18]+MIN([.BH100];[.BI180])" office:value-type="float" office:value="77340" calcext:value-type="float">
            <text:p>77340</text:p>
          </table:table-cell>
          <table:table-cell table:formula="of:=[.BI18]+MIN([.BI100];[.BJ180])" office:value-type="float" office:value="76966" calcext:value-type="float">
            <text:p>76966</text:p>
          </table:table-cell>
          <table:table-cell table:formula="of:=[.BJ18]+MIN([.BJ100];[.BK180])" office:value-type="float" office:value="71683" calcext:value-type="float">
            <text:p>71683</text:p>
          </table:table-cell>
          <table:table-cell table:formula="of:=[.BK18]+MIN([.BK100];[.BL180])" office:value-type="float" office:value="65166" calcext:value-type="float">
            <text:p>65166</text:p>
          </table:table-cell>
          <table:table-cell table:formula="of:=[.BL18]+MIN([.BL100];[.BM180])" office:value-type="float" office:value="63020" calcext:value-type="float">
            <text:p>63020</text:p>
          </table:table-cell>
          <table:table-cell table:formula="of:=[.BM18]+MIN([.BM100];[.BN180])" office:value-type="float" office:value="63391" calcext:value-type="float">
            <text:p>63391</text:p>
          </table:table-cell>
          <table:table-cell table:formula="of:=[.BN18]+MIN([.BN100];[.BO180])" office:value-type="float" office:value="63888" calcext:value-type="float">
            <text:p>63888</text:p>
          </table:table-cell>
          <table:table-cell table:formula="of:=[.BO18]+MIN([.BO100];[.BP180])" office:value-type="float" office:value="55932" calcext:value-type="float">
            <text:p>55932</text:p>
          </table:table-cell>
          <table:table-cell table:formula="of:=[.BP18]+MIN([.BP100];[.BQ180])" office:value-type="float" office:value="55875" calcext:value-type="float">
            <text:p>55875</text:p>
          </table:table-cell>
          <table:table-cell table:formula="of:=[.BQ18]+MIN([.BQ100];[.BR180])" office:value-type="float" office:value="51359" calcext:value-type="float">
            <text:p>51359</text:p>
          </table:table-cell>
          <table:table-cell table:formula="of:=[.BR18]+MIN([.BR100];[.BS180])" office:value-type="float" office:value="45792" calcext:value-type="float">
            <text:p>45792</text:p>
          </table:table-cell>
          <table:table-cell table:formula="of:=[.BS18]+MIN([.BS100];[.BT180])" office:value-type="float" office:value="47295" calcext:value-type="float">
            <text:p>47295</text:p>
          </table:table-cell>
          <table:table-cell table:formula="of:=[.BT18]+MIN([.BT100];[.BU180])" office:value-type="float" office:value="37605" calcext:value-type="float">
            <text:p>37605</text:p>
          </table:table-cell>
          <table:table-cell table:formula="of:=[.BU18]+MIN([.BU100];[.BV180])" office:value-type="float" office:value="33453" calcext:value-type="float">
            <text:p>33453</text:p>
          </table:table-cell>
          <table:table-cell table:formula="of:=[.BV18]+MIN([.BV100];[.BW180])" office:value-type="float" office:value="30527" calcext:value-type="float">
            <text:p>30527</text:p>
          </table:table-cell>
          <table:table-cell table:formula="of:=[.BW18]+MIN([.BW100];[.BX180])" office:value-type="float" office:value="21023" calcext:value-type="float">
            <text:p>21023</text:p>
          </table:table-cell>
          <table:table-cell table:formula="of:=[.BX18]+MIN([.BX100];[.BY180])" office:value-type="float" office:value="22914" calcext:value-type="float">
            <text:p>22914</text:p>
          </table:table-cell>
          <table:table-cell table:formula="of:=[.BY18]+MIN([.BY100];[.BZ180])" office:value-type="float" office:value="16144" calcext:value-type="float">
            <text:p>16144</text:p>
          </table:table-cell>
          <table:table-cell table:formula="of:=[.BZ18]+MIN([.BZ100];[.CA180])" office:value-type="float" office:value="11569" calcext:value-type="float">
            <text:p>11569</text:p>
          </table:table-cell>
          <table:table-cell table:formula="of:=[.CA18]+MIN([.CA100];[.CB180])" office:value-type="float" office:value="14329" calcext:value-type="float">
            <text:p>14329</text:p>
          </table:table-cell>
          <table:table-cell table:formula="of:=[.CB18]" office:value-type="float" office:value="7859" calcext:value-type="float">
            <text:p>7859</text:p>
          </table:table-cell>
        </table:table-row>
        <table:table-row table:style-name="ro1">
          <table:table-cell table:formula="of:=[.A19]+MIN([.A101];[.B181])" office:value-type="float" office:value="275526" calcext:value-type="float">
            <text:p>275526</text:p>
          </table:table-cell>
          <table:table-cell table:formula="of:=[.B19]+MIN([.B101];[.C181])" office:value-type="float" office:value="270867" calcext:value-type="float">
            <text:p>270867</text:p>
          </table:table-cell>
          <table:table-cell table:formula="of:=[.C19]+MIN([.C101];[.D181])" office:value-type="float" office:value="278614" calcext:value-type="float">
            <text:p>278614</text:p>
          </table:table-cell>
          <table:table-cell table:formula="of:=[.D19]+MIN([.D101];[.E181])" office:value-type="float" office:value="273663" calcext:value-type="float">
            <text:p>273663</text:p>
          </table:table-cell>
          <table:table-cell table:formula="of:=[.E19]+MIN([.E101];[.F181])" office:value-type="float" office:value="264319" calcext:value-type="float">
            <text:p>264319</text:p>
          </table:table-cell>
          <table:table-cell table:formula="of:=[.F19]+MIN([.F101];[.G181])" office:value-type="float" office:value="262392" calcext:value-type="float">
            <text:p>262392</text:p>
          </table:table-cell>
          <table:table-cell table:formula="of:=[.G19]+MIN([.G101];[.H181])" office:value-type="float" office:value="262983" calcext:value-type="float">
            <text:p>262983</text:p>
          </table:table-cell>
          <table:table-cell table:formula="of:=[.H19]+MIN([.H101];[.I181])" office:value-type="float" office:value="264375" calcext:value-type="float">
            <text:p>264375</text:p>
          </table:table-cell>
          <table:table-cell table:formula="of:=[.I19]+MIN([.I101];[.J181])" office:value-type="float" office:value="255664" calcext:value-type="float">
            <text:p>255664</text:p>
          </table:table-cell>
          <table:table-cell table:formula="of:=[.J19]+MIN([.J101];[.K181])" office:value-type="float" office:value="257297" calcext:value-type="float">
            <text:p>257297</text:p>
          </table:table-cell>
          <table:table-cell table:formula="of:=[.K19]+MIN([.K101];[.L181])" office:value-type="float" office:value="258697" calcext:value-type="float">
            <text:p>258697</text:p>
          </table:table-cell>
          <table:table-cell table:formula="of:=[.L19]+MIN([.L101];[.M181])" office:value-type="float" office:value="251037" calcext:value-type="float">
            <text:p>251037</text:p>
          </table:table-cell>
          <table:table-cell table:formula="of:=[.M19]+MIN([.M101];[.N181])" office:value-type="float" office:value="245538" calcext:value-type="float">
            <text:p>245538</text:p>
          </table:table-cell>
          <table:table-cell table:formula="of:=[.N19]+MIN([.N101];[.O181])" office:value-type="float" office:value="239922" calcext:value-type="float">
            <text:p>239922</text:p>
          </table:table-cell>
          <table:table-cell table:formula="of:=[.O19]+MIN([.O101];[.P181])" office:value-type="float" office:value="236179" calcext:value-type="float">
            <text:p>236179</text:p>
          </table:table-cell>
          <table:table-cell table:formula="of:=[.P19]+MIN([.P101];[.Q181])" office:value-type="float" office:value="230378" calcext:value-type="float">
            <text:p>230378</text:p>
          </table:table-cell>
          <table:table-cell table:formula="of:=[.Q19]+MIN([.Q101];[.R181])" office:value-type="float" office:value="233031" calcext:value-type="float">
            <text:p>233031</text:p>
          </table:table-cell>
          <table:table-cell table:formula="of:=[.R19]+MIN([.R101];[.S181])" office:value-type="float" office:value="225258" calcext:value-type="float">
            <text:p>225258</text:p>
          </table:table-cell>
          <table:table-cell table:formula="of:=[.S19]+MIN([.S101];[.T181])" office:value-type="float" office:value="216462" calcext:value-type="float">
            <text:p>216462</text:p>
          </table:table-cell>
          <table:table-cell table:formula="of:=[.T19]+MIN([.T101];[.U181])" office:value-type="float" office:value="215683" calcext:value-type="float">
            <text:p>215683</text:p>
          </table:table-cell>
          <table:table-cell table:formula="of:=[.U19]+MIN([.U101];[.V181])" office:value-type="float" office:value="213850" calcext:value-type="float">
            <text:p>213850</text:p>
          </table:table-cell>
          <table:table-cell table:formula="of:=[.V19]+MIN([.V101];[.W181])" office:value-type="float" office:value="209301" calcext:value-type="float">
            <text:p>209301</text:p>
          </table:table-cell>
          <table:table-cell table:formula="of:=[.W19]+MIN([.W101];[.X181])" office:value-type="float" office:value="201163" calcext:value-type="float">
            <text:p>201163</text:p>
          </table:table-cell>
          <table:table-cell table:formula="of:=[.X19]+MIN([.X101];[.Y181])" office:value-type="float" office:value="197137" calcext:value-type="float">
            <text:p>197137</text:p>
          </table:table-cell>
          <table:table-cell table:formula="of:=[.Y19]+MIN([.Y101];[.Z181])" office:value-type="float" office:value="196362" calcext:value-type="float">
            <text:p>196362</text:p>
          </table:table-cell>
          <table:table-cell table:formula="of:=[.Z19]+MIN([.Z101];[.AA181])" office:value-type="float" office:value="192192" calcext:value-type="float">
            <text:p>192192</text:p>
          </table:table-cell>
          <table:table-cell table:formula="of:=[.AA19]+MIN([.AA101];[.AB181])" office:value-type="float" office:value="189760" calcext:value-type="float">
            <text:p>189760</text:p>
          </table:table-cell>
          <table:table-cell table:formula="of:=[.AB19]+MIN([.AB101];[.AC181])" office:value-type="float" office:value="185586" calcext:value-type="float">
            <text:p>185586</text:p>
          </table:table-cell>
          <table:table-cell table:formula="of:=[.AC19]+MIN([.AC101];[.AD181])" office:value-type="float" office:value="188110" calcext:value-type="float">
            <text:p>188110</text:p>
          </table:table-cell>
          <table:table-cell table:formula="of:=[.AD19]+MIN([.AD101];[.AE181])" office:value-type="float" office:value="180885" calcext:value-type="float">
            <text:p>180885</text:p>
          </table:table-cell>
          <table:table-cell table:formula="of:=[.AE19]+MIN([.AE101];[.AF181])" office:value-type="float" office:value="172868" calcext:value-type="float">
            <text:p>172868</text:p>
          </table:table-cell>
          <table:table-cell table:formula="of:=[.AF19]+MIN([.AF101];[.AG181])" office:value-type="float" office:value="170035" calcext:value-type="float">
            <text:p>170035</text:p>
          </table:table-cell>
          <table:table-cell table:formula="of:=[.AG19]+MIN([.AG101];[.AH181])" office:value-type="float" office:value="166008" calcext:value-type="float">
            <text:p>166008</text:p>
          </table:table-cell>
          <table:table-cell table:formula="of:=[.AH19]+MIN([.AH101];[.AI181])" office:value-type="float" office:value="165612" calcext:value-type="float">
            <text:p>165612</text:p>
          </table:table-cell>
          <table:table-cell table:formula="of:=[.AI19]+MIN([.AI101];[.AJ181])" office:value-type="float" office:value="164801" calcext:value-type="float">
            <text:p>164801</text:p>
          </table:table-cell>
          <table:table-cell table:formula="of:=[.AJ19]+MIN([.AJ101];[.AK181])" office:value-type="float" office:value="161930" calcext:value-type="float">
            <text:p>161930</text:p>
          </table:table-cell>
          <table:table-cell table:formula="of:=[.AK19]+MIN([.AK101];[.AL181])" office:value-type="float" office:value="164071" calcext:value-type="float">
            <text:p>164071</text:p>
          </table:table-cell>
          <table:table-cell table:formula="of:=[.AL19]+MIN([.AL101];[.AM181])" office:value-type="float" office:value="154262" calcext:value-type="float">
            <text:p>154262</text:p>
          </table:table-cell>
          <table:table-cell table:formula="of:=[.AM19]+MIN([.AM101];[.AN181])" office:value-type="float" office:value="151543" calcext:value-type="float">
            <text:p>151543</text:p>
          </table:table-cell>
          <table:table-cell table:formula="of:=[.AN19]+MIN([.AN101];[.AO181])" office:value-type="float" office:value="142344" calcext:value-type="float">
            <text:p>142344</text:p>
          </table:table-cell>
          <table:table-cell table:formula="of:=[.AO19]+MIN([.AO101];[.AP181])" office:value-type="float" office:value="133840" calcext:value-type="float">
            <text:p>133840</text:p>
          </table:table-cell>
          <table:table-cell table:formula="of:=[.AP19]+MIN([.AP101];[.AQ181])" office:value-type="float" office:value="132616" calcext:value-type="float">
            <text:p>132616</text:p>
          </table:table-cell>
          <table:table-cell table:formula="of:=[.AQ19]+MIN([.AQ101];[.AR181])" office:value-type="float" office:value="132448" calcext:value-type="float">
            <text:p>132448</text:p>
          </table:table-cell>
          <table:table-cell table:formula="of:=[.AR19]+MIN([.AR101];[.AS181])" office:value-type="float" office:value="130397" calcext:value-type="float">
            <text:p>130397</text:p>
          </table:table-cell>
          <table:table-cell table:formula="of:=[.AS19]+MIN([.AS101];[.AT181])" office:value-type="float" office:value="126878" calcext:value-type="float">
            <text:p>126878</text:p>
          </table:table-cell>
          <table:table-cell table:formula="of:=[.AT19]+MIN([.AT101];[.AU181])" office:value-type="float" office:value="118896" calcext:value-type="float">
            <text:p>118896</text:p>
          </table:table-cell>
          <table:table-cell table:formula="of:=[.AU19]+MIN([.AU101];[.AV181])" office:value-type="float" office:value="111529" calcext:value-type="float">
            <text:p>111529</text:p>
          </table:table-cell>
          <table:table-cell table:formula="of:=[.AV19]+MIN([.AV101];[.AW181])" office:value-type="float" office:value="108768" calcext:value-type="float">
            <text:p>108768</text:p>
          </table:table-cell>
          <table:table-cell table:formula="of:=[.AW19]+MIN([.AW101];[.AX181])" office:value-type="float" office:value="108460" calcext:value-type="float">
            <text:p>108460</text:p>
          </table:table-cell>
          <table:table-cell table:formula="of:=[.AX19]+MIN([.AX101];[.AY181])" office:value-type="float" office:value="106180" calcext:value-type="float">
            <text:p>106180</text:p>
          </table:table-cell>
          <table:table-cell table:formula="of:=[.AY19]+MIN([.AY101];[.AZ181])" office:value-type="float" office:value="99675" calcext:value-type="float">
            <text:p>99675</text:p>
          </table:table-cell>
          <table:table-cell table:formula="of:=[.AZ19]+MIN([.AZ101];[.BA181])" office:value-type="float" office:value="97625" calcext:value-type="float">
            <text:p>97625</text:p>
          </table:table-cell>
          <table:table-cell table:formula="of:=[.BA19]+MIN([.BA101];[.BB181])" office:value-type="float" office:value="92789" calcext:value-type="float">
            <text:p>92789</text:p>
          </table:table-cell>
          <table:table-cell table:formula="of:=[.BB19]+MIN([.BB101];[.BC181])" office:value-type="float" office:value="87699" calcext:value-type="float">
            <text:p>87699</text:p>
          </table:table-cell>
          <table:table-cell table:formula="of:=[.BC19]+MIN([.BC101];[.BD181])" office:value-type="float" office:value="79835" calcext:value-type="float">
            <text:p>79835</text:p>
          </table:table-cell>
          <table:table-cell table:formula="of:=[.BD19]+MIN([.BD101];[.BE181])" office:value-type="float" office:value="80008" calcext:value-type="float">
            <text:p>80008</text:p>
          </table:table-cell>
          <table:table-cell table:formula="of:=[.BE19]+MIN([.BE101];[.BF181])" office:value-type="float" office:value="84097" calcext:value-type="float">
            <text:p>84097</text:p>
          </table:table-cell>
          <table:table-cell table:formula="of:=[.BF19]+MIN([.BF101];[.BG181])" office:value-type="float" office:value="86067" calcext:value-type="float">
            <text:p>86067</text:p>
          </table:table-cell>
          <table:table-cell table:formula="of:=[.BG19]+MIN([.BG101];[.BH181])" office:value-type="float" office:value="89323" calcext:value-type="float">
            <text:p>89323</text:p>
          </table:table-cell>
          <table:table-cell table:formula="of:=[.BH19]+MIN([.BH101];[.BI181])" office:value-type="float" office:value="86830" calcext:value-type="float">
            <text:p>86830</text:p>
          </table:table-cell>
          <table:table-cell table:formula="of:=[.BI19]+MIN([.BI101];[.BJ181])" office:value-type="float" office:value="78208" calcext:value-type="float">
            <text:p>78208</text:p>
          </table:table-cell>
          <table:table-cell table:formula="of:=[.BJ19]+MIN([.BJ101];[.BK181])" office:value-type="float" office:value="72636" calcext:value-type="float">
            <text:p>72636</text:p>
          </table:table-cell>
          <table:table-cell table:formula="of:=[.BK19]+MIN([.BK101];[.BL181])" office:value-type="float" office:value="66741" calcext:value-type="float">
            <text:p>66741</text:p>
          </table:table-cell>
          <table:table-cell table:formula="of:=[.BL19]+MIN([.BL101];[.BM181])" office:value-type="float" office:value="65303" calcext:value-type="float">
            <text:p>65303</text:p>
          </table:table-cell>
          <table:table-cell table:formula="of:=[.BM19]+MIN([.BM101];[.BN181])" office:value-type="float" office:value="64862" calcext:value-type="float">
            <text:p>64862</text:p>
          </table:table-cell>
          <table:table-cell table:formula="of:=[.BN19]+MIN([.BN101];[.BO181])" office:value-type="float" office:value="56969" calcext:value-type="float">
            <text:p>56969</text:p>
          </table:table-cell>
          <table:table-cell table:formula="of:=[.BO19]+MIN([.BO101];[.BP181])" office:value-type="float" office:value="48864" calcext:value-type="float">
            <text:p>48864</text:p>
          </table:table-cell>
          <table:table-cell table:formula="of:=[.BP19]+MIN([.BP101];[.BQ181])" office:value-type="float" office:value="47230" calcext:value-type="float">
            <text:p>47230</text:p>
          </table:table-cell>
          <table:table-cell table:formula="of:=[.BQ19]+MIN([.BQ101];[.BR181])" office:value-type="float" office:value="44301" calcext:value-type="float">
            <text:p>44301</text:p>
          </table:table-cell>
          <table:table-cell table:formula="of:=[.BR19]+MIN([.BR101];[.BS181])" office:value-type="float" office:value="44027" calcext:value-type="float">
            <text:p>44027</text:p>
          </table:table-cell>
          <table:table-cell table:formula="of:=[.BS19]+MIN([.BS101];[.BT181])" office:value-type="float" office:value="42607" calcext:value-type="float">
            <text:p>42607</text:p>
          </table:table-cell>
          <table:table-cell table:formula="of:=[.BT19]+MIN([.BT101];[.BU181])" office:value-type="float" office:value="39513" calcext:value-type="float">
            <text:p>39513</text:p>
          </table:table-cell>
          <table:table-cell table:formula="of:=[.BU19]+MIN([.BU101];[.BV181])" office:value-type="float" office:value="36238" calcext:value-type="float">
            <text:p>36238</text:p>
          </table:table-cell>
          <table:table-cell table:formula="of:=[.BV19]+MIN([.BV101];[.BW181])" office:value-type="float" office:value="28005" calcext:value-type="float">
            <text:p>28005</text:p>
          </table:table-cell>
          <table:table-cell table:formula="of:=[.BW19]+MIN([.BW101];[.BX181])" office:value-type="float" office:value="18084" calcext:value-type="float">
            <text:p>18084</text:p>
          </table:table-cell>
          <table:table-cell table:formula="of:=[.BX19]+MIN([.BX101];[.BY181])" office:value-type="float" office:value="15410" calcext:value-type="float">
            <text:p>15410</text:p>
          </table:table-cell>
          <table:table-cell table:formula="of:=[.BY19]+MIN([.BY101];[.BZ181])" office:value-type="float" office:value="10070" calcext:value-type="float">
            <text:p>10070</text:p>
          </table:table-cell>
          <table:table-cell table:formula="of:=[.BZ19]+MIN([.BZ101];[.CA181])" office:value-type="float" office:value="8625" calcext:value-type="float">
            <text:p>8625</text:p>
          </table:table-cell>
          <table:table-cell table:formula="of:=[.CA19]+MIN([.CA101];[.CB181])" office:value-type="float" office:value="8422" calcext:value-type="float">
            <text:p>8422</text:p>
          </table:table-cell>
          <table:table-cell table:formula="of:=[.CB19]" office:value-type="float" office:value="3837" calcext:value-type="float">
            <text:p>3837</text:p>
          </table:table-cell>
        </table:table-row>
        <table:table-row table:style-name="ro1">
          <table:table-cell table:formula="of:=[.A20]+MIN([.A102];[.B182])" office:value-type="float" office:value="275890" calcext:value-type="float">
            <text:p>275890</text:p>
          </table:table-cell>
          <table:table-cell table:formula="of:=[.B20]+MIN([.B102];[.C182])" office:value-type="float" office:value="270131" calcext:value-type="float">
            <text:p>270131</text:p>
          </table:table-cell>
          <table:table-cell table:formula="of:=[.C20]+MIN([.C102];[.D182])" office:value-type="float" office:value="276780" calcext:value-type="float">
            <text:p>276780</text:p>
          </table:table-cell>
          <table:table-cell table:formula="of:=[.D20]+MIN([.D102];[.E182])" office:value-type="float" office:value="269336" calcext:value-type="float">
            <text:p>269336</text:p>
          </table:table-cell>
          <table:table-cell table:formula="of:=[.E20]+MIN([.E102];[.F182])" office:value-type="float" office:value="263863" calcext:value-type="float">
            <text:p>263863</text:p>
          </table:table-cell>
          <table:table-cell table:formula="of:=[.F20]+MIN([.F102];[.G182])" office:value-type="float" office:value="256121" calcext:value-type="float">
            <text:p>256121</text:p>
          </table:table-cell>
          <table:table-cell table:formula="of:=[.G20]+MIN([.G102];[.H182])" office:value-type="float" office:value="254146" calcext:value-type="float">
            <text:p>254146</text:p>
          </table:table-cell>
          <table:table-cell table:formula="of:=[.H20]+MIN([.H102];[.I182])" office:value-type="float" office:value="257262" calcext:value-type="float">
            <text:p>257262</text:p>
          </table:table-cell>
          <table:table-cell table:formula="of:=[.I20]+MIN([.I102];[.J182])" office:value-type="float" office:value="252423" calcext:value-type="float">
            <text:p>252423</text:p>
          </table:table-cell>
          <table:table-cell table:formula="of:=[.J20]+MIN([.J102];[.K182])" office:value-type="float" office:value="250718" calcext:value-type="float">
            <text:p>250718</text:p>
          </table:table-cell>
          <table:table-cell table:formula="of:=[.K20]+MIN([.K102];[.L182])" office:value-type="float" office:value="252977" calcext:value-type="float">
            <text:p>252977</text:p>
          </table:table-cell>
          <table:table-cell table:formula="of:=[.L20]+MIN([.L102];[.M182])" office:value-type="float" office:value="245916" calcext:value-type="float">
            <text:p>245916</text:p>
          </table:table-cell>
          <table:table-cell table:formula="of:=[.M20]+MIN([.M102];[.N182])" office:value-type="float" office:value="249344" calcext:value-type="float">
            <text:p>249344</text:p>
          </table:table-cell>
          <table:table-cell table:formula="of:=[.N20]+MIN([.N102];[.O182])" office:value-type="float" office:value="240472" calcext:value-type="float">
            <text:p>240472</text:p>
          </table:table-cell>
          <table:table-cell table:formula="of:=[.O20]+MIN([.O102];[.P182])" office:value-type="float" office:value="235069" calcext:value-type="float">
            <text:p>235069</text:p>
          </table:table-cell>
          <table:table-cell table:formula="of:=[.P20]+MIN([.P102];[.Q182])" office:value-type="float" office:value="225696" calcext:value-type="float">
            <text:p>225696</text:p>
          </table:table-cell>
          <table:table-cell table:formula="of:=[.Q20]+MIN([.Q102];[.R182])" office:value-type="float" office:value="223283" calcext:value-type="float">
            <text:p>223283</text:p>
          </table:table-cell>
          <table:table-cell table:formula="of:=[.R20]+MIN([.R102];[.S182])" office:value-type="float" office:value="222070" calcext:value-type="float">
            <text:p>222070</text:p>
          </table:table-cell>
          <table:table-cell table:formula="of:=[.S20]+MIN([.S102];[.T182])" office:value-type="float" office:value="222724" calcext:value-type="float">
            <text:p>222724</text:p>
          </table:table-cell>
          <table:table-cell table:formula="of:=[.T20]+MIN([.T102];[.U182])" office:value-type="float" office:value="215923" calcext:value-type="float">
            <text:p>215923</text:p>
          </table:table-cell>
          <table:table-cell table:formula="of:=[.U20]+MIN([.U102];[.V182])" office:value-type="float" office:value="212407" calcext:value-type="float">
            <text:p>212407</text:p>
          </table:table-cell>
          <table:table-cell table:formula="of:=[.V20]+MIN([.V102];[.W182])" office:value-type="float" office:value="210027" calcext:value-type="float">
            <text:p>210027</text:p>
          </table:table-cell>
          <table:table-cell table:formula="of:=[.W20]+MIN([.W102];[.X182])" office:value-type="float" office:value="210176" calcext:value-type="float">
            <text:p>210176</text:p>
          </table:table-cell>
          <table:table-cell table:formula="of:=[.X20]+MIN([.X102];[.Y182])" office:value-type="float" office:value="205685" calcext:value-type="float">
            <text:p>205685</text:p>
          </table:table-cell>
          <table:table-cell table:formula="of:=[.Y20]+MIN([.Y102];[.Z182])" office:value-type="float" office:value="198807" calcext:value-type="float">
            <text:p>198807</text:p>
          </table:table-cell>
          <table:table-cell table:formula="of:=[.Z20]+MIN([.Z102];[.AA182])" office:value-type="float" office:value="190476" calcext:value-type="float">
            <text:p>190476</text:p>
          </table:table-cell>
          <table:table-cell table:formula="of:=[.AA20]+MIN([.AA102];[.AB182])" office:value-type="float" office:value="187938" calcext:value-type="float">
            <text:p>187938</text:p>
          </table:table-cell>
          <table:table-cell table:formula="of:=[.AB20]+MIN([.AB102];[.AC182])" office:value-type="float" office:value="181845" calcext:value-type="float">
            <text:p>181845</text:p>
          </table:table-cell>
          <table:table-cell table:formula="of:=[.AC20]+MIN([.AC102];[.AD182])" office:value-type="float" office:value="180570" calcext:value-type="float">
            <text:p>180570</text:p>
          </table:table-cell>
          <table:table-cell table:formula="of:=[.AD20]+MIN([.AD102];[.AE182])" office:value-type="float" office:value="175505" calcext:value-type="float">
            <text:p>175505</text:p>
          </table:table-cell>
          <table:table-cell table:formula="of:=[.AE20]+MIN([.AE102];[.AF182])" office:value-type="float" office:value="170443" calcext:value-type="float">
            <text:p>170443</text:p>
          </table:table-cell>
          <table:table-cell table:formula="of:=[.AF20]+MIN([.AF102];[.AG182])" office:value-type="float" office:value="167604" calcext:value-type="float">
            <text:p>167604</text:p>
          </table:table-cell>
          <table:table-cell table:formula="of:=[.AG20]+MIN([.AG102];[.AH182])" office:value-type="float" office:value="173428" calcext:value-type="float">
            <text:p>173428</text:p>
          </table:table-cell>
          <table:table-cell table:formula="of:=[.AH20]+MIN([.AH102];[.AI182])" office:value-type="float" office:value="172414" calcext:value-type="float">
            <text:p>172414</text:p>
          </table:table-cell>
          <table:table-cell table:formula="of:=[.AI20]+MIN([.AI102];[.AJ182])" office:value-type="float" office:value="164305" calcext:value-type="float">
            <text:p>164305</text:p>
          </table:table-cell>
          <table:table-cell table:formula="of:=[.AJ20]+MIN([.AJ102];[.AK182])" office:value-type="float" office:value="160780" calcext:value-type="float">
            <text:p>160780</text:p>
          </table:table-cell>
          <table:table-cell table:formula="of:=[.AK20]+MIN([.AK102];[.AL182])" office:value-type="float" office:value="159236" calcext:value-type="float">
            <text:p>159236</text:p>
          </table:table-cell>
          <table:table-cell table:formula="of:=[.AL20]+MIN([.AL102];[.AM182])" office:value-type="float" office:value="157667" calcext:value-type="float">
            <text:p>157667</text:p>
          </table:table-cell>
          <table:table-cell table:formula="of:=[.AM20]+MIN([.AM102];[.AN182])" office:value-type="float" office:value="149045" calcext:value-type="float">
            <text:p>149045</text:p>
          </table:table-cell>
          <table:table-cell table:formula="of:=[.AN20]+MIN([.AN102];[.AO182])" office:value-type="float" office:value="141101" calcext:value-type="float">
            <text:p>141101</text:p>
          </table:table-cell>
          <table:table-cell table:formula="of:=[.AO20]+MIN([.AO102];[.AP182])" office:value-type="float" office:value="138196" calcext:value-type="float">
            <text:p>138196</text:p>
          </table:table-cell>
          <table:table-cell table:formula="of:=[.AP20]+MIN([.AP102];[.AQ182])" office:value-type="float" office:value="132076" calcext:value-type="float">
            <text:p>132076</text:p>
          </table:table-cell>
          <table:table-cell table:formula="of:=[.AQ20]+MIN([.AQ102];[.AR182])" office:value-type="float" office:value="130512" calcext:value-type="float">
            <text:p>130512</text:p>
          </table:table-cell>
          <table:table-cell table:formula="of:=[.AR20]+MIN([.AR102];[.AS182])" office:value-type="float" office:value="128673" calcext:value-type="float">
            <text:p>128673</text:p>
          </table:table-cell>
          <table:table-cell table:formula="of:=[.AS20]+MIN([.AS102];[.AT182])" office:value-type="float" office:value="123103" calcext:value-type="float">
            <text:p>123103</text:p>
          </table:table-cell>
          <table:table-cell table:formula="of:=[.AT20]+MIN([.AT102];[.AU182])" office:value-type="float" office:value="115524" calcext:value-type="float">
            <text:p>115524</text:p>
          </table:table-cell>
          <table:table-cell table:formula="of:=[.AU20]+MIN([.AU102];[.AV182])" office:value-type="float" office:value="116702" calcext:value-type="float">
            <text:p>116702</text:p>
          </table:table-cell>
          <table:table-cell table:formula="of:=[.AV20]+MIN([.AV102];[.AW182])" office:value-type="float" office:value="118135" calcext:value-type="float">
            <text:p>118135</text:p>
          </table:table-cell>
          <table:table-cell table:formula="of:=[.AW20]+MIN([.AW102];[.AX182])" office:value-type="float" office:value="115121" calcext:value-type="float">
            <text:p>115121</text:p>
          </table:table-cell>
          <table:table-cell table:formula="of:=[.AX20]+MIN([.AX102];[.AY182])" office:value-type="float" office:value="111825" calcext:value-type="float">
            <text:p>111825</text:p>
          </table:table-cell>
          <table:table-cell table:formula="of:=[.AY20]+MIN([.AY102];[.AZ182])" office:value-type="float" office:value="108368" calcext:value-type="float">
            <text:p>108368</text:p>
          </table:table-cell>
          <table:table-cell table:formula="of:=[.AZ20]+MIN([.AZ102];[.BA182])" office:value-type="float" office:value="100433" calcext:value-type="float">
            <text:p>100433</text:p>
          </table:table-cell>
          <table:table-cell table:formula="of:=[.BA20]+MIN([.BA102];[.BB182])" office:value-type="float" office:value="92777" calcext:value-type="float">
            <text:p>92777</text:p>
          </table:table-cell>
          <table:table-cell table:formula="of:=[.BB20]+MIN([.BB102];[.BC182])" office:value-type="float" office:value="87585" calcext:value-type="float">
            <text:p>87585</text:p>
          </table:table-cell>
          <table:table-cell table:formula="of:=[.BC20]+MIN([.BC102];[.BD182])" office:value-type="float" office:value="90999" calcext:value-type="float">
            <text:p>90999</text:p>
          </table:table-cell>
          <table:table-cell table:formula="of:=[.BD20]+MIN([.BD102];[.BE182])" office:value-type="float" office:value="89105" calcext:value-type="float">
            <text:p>89105</text:p>
          </table:table-cell>
          <table:table-cell table:formula="of:=[.BE20]+MIN([.BE102];[.BF182])" office:value-type="float" office:value="92281" calcext:value-type="float">
            <text:p>92281</text:p>
          </table:table-cell>
          <table:table-cell table:formula="of:=[.BF20]+MIN([.BF102];[.BG182])" office:value-type="float" office:value="94262" calcext:value-type="float">
            <text:p>94262</text:p>
          </table:table-cell>
          <table:table-cell table:formula="of:=[.BG20]+MIN([.BG102];[.BH182])" office:value-type="float" office:value="90203" calcext:value-type="float">
            <text:p>90203</text:p>
          </table:table-cell>
          <table:table-cell table:formula="of:=[.BH20]+MIN([.BH102];[.BI182])" office:value-type="float" office:value="81334" calcext:value-type="float">
            <text:p>81334</text:p>
          </table:table-cell>
          <table:table-cell table:formula="of:=[.BI20]+MIN([.BI102];[.BJ182])" office:value-type="float" office:value="83963" calcext:value-type="float">
            <text:p>83963</text:p>
          </table:table-cell>
          <table:table-cell table:formula="of:=[.BJ20]+MIN([.BJ102];[.BK182])" office:value-type="float" office:value="79424" calcext:value-type="float">
            <text:p>79424</text:p>
          </table:table-cell>
          <table:table-cell table:formula="of:=[.BK20]+MIN([.BK102];[.BL182])" office:value-type="float" office:value="77944" calcext:value-type="float">
            <text:p>77944</text:p>
          </table:table-cell>
          <table:table-cell table:formula="of:=[.BL20]+MIN([.BL102];[.BM182])" office:value-type="float" office:value="72388" calcext:value-type="float">
            <text:p>72388</text:p>
          </table:table-cell>
          <table:table-cell table:formula="of:=[.BM20]+MIN([.BM102];[.BN182])" office:value-type="float" office:value="66534" calcext:value-type="float">
            <text:p>66534</text:p>
          </table:table-cell>
          <table:table-cell table:formula="of:=[.BN20]+MIN([.BN102];[.BO182])" office:value-type="float" office:value="63349" calcext:value-type="float">
            <text:p>63349</text:p>
          </table:table-cell>
          <table:table-cell table:formula="of:=[.BO20]+MIN([.BO102];[.BP182])" office:value-type="float" office:value="58459" calcext:value-type="float">
            <text:p>58459</text:p>
          </table:table-cell>
          <table:table-cell table:formula="of:=[.BP20]+MIN([.BP102];[.BQ182])" office:value-type="float" office:value="51605" calcext:value-type="float">
            <text:p>51605</text:p>
          </table:table-cell>
          <table:table-cell table:formula="of:=[.BQ20]+MIN([.BQ102];[.BR182])" office:value-type="float" office:value="45733" calcext:value-type="float">
            <text:p>45733</text:p>
          </table:table-cell>
          <table:table-cell table:formula="of:=[.BR20]+MIN([.BR102];[.BS182])" office:value-type="float" office:value="40101" calcext:value-type="float">
            <text:p>40101</text:p>
          </table:table-cell>
          <table:table-cell table:formula="of:=[.BS20]+MIN([.BS102];[.BT182])" office:value-type="float" office:value="34821" calcext:value-type="float">
            <text:p>34821</text:p>
          </table:table-cell>
          <table:table-cell table:formula="of:=[.BT20]+MIN([.BT102];[.BU182])" office:value-type="float" office:value="33390" calcext:value-type="float">
            <text:p>33390</text:p>
          </table:table-cell>
          <table:table-cell table:formula="of:=[.BU20]+MIN([.BU102];[.BV182])" office:value-type="float" office:value="33510" calcext:value-type="float">
            <text:p>33510</text:p>
          </table:table-cell>
          <table:table-cell table:formula="of:=[.BV20]+MIN([.BV102];[.BW182])" office:value-type="float" office:value="29771" calcext:value-type="float">
            <text:p>29771</text:p>
          </table:table-cell>
          <table:table-cell table:formula="of:=[.BW20]+MIN([.BW102];[.BX182])" office:value-type="float" office:value="25642" calcext:value-type="float">
            <text:p>25642</text:p>
          </table:table-cell>
          <table:table-cell table:formula="of:=[.BX20]+MIN([.BX102];[.BY182])" office:value-type="float" office:value="21386" calcext:value-type="float">
            <text:p>21386</text:p>
          </table:table-cell>
          <table:table-cell table:formula="of:=[.BY20]+MIN([.BY102];[.BZ182])" office:value-type="float" office:value="20403" calcext:value-type="float">
            <text:p>20403</text:p>
          </table:table-cell>
          <table:table-cell table:formula="of:=[.BZ20]+MIN([.BZ102];[.CA182])" office:value-type="float" office:value="12824" calcext:value-type="float">
            <text:p>12824</text:p>
          </table:table-cell>
          <table:table-cell table:formula="of:=[.CA20]+MIN([.CA102];[.CB182])" office:value-type="float" office:value="9038" calcext:value-type="float">
            <text:p>9038</text:p>
          </table:table-cell>
          <table:table-cell table:formula="of:=[.CB20]" office:value-type="float" office:value="4286" calcext:value-type="float">
            <text:p>4286</text:p>
          </table:table-cell>
        </table:table-row>
        <table:table-row table:style-name="ro1">
          <table:table-cell table:formula="of:=[.A21]+MIN([.A103];[.B183])" office:value-type="float" office:value="271364" calcext:value-type="float">
            <text:p>271364</text:p>
          </table:table-cell>
          <table:table-cell table:formula="of:=[.B21]+MIN([.B103];[.C183])" office:value-type="float" office:value="269793" calcext:value-type="float">
            <text:p>269793</text:p>
          </table:table-cell>
          <table:table-cell table:formula="of:=[.C21]+MIN([.C103];[.D183])" office:value-type="float" office:value="269967" calcext:value-type="float">
            <text:p>269967</text:p>
          </table:table-cell>
          <table:table-cell table:formula="of:=[.D21]+MIN([.D103];[.E183])" office:value-type="float" office:value="261368" calcext:value-type="float">
            <text:p>261368</text:p>
          </table:table-cell>
          <table:table-cell table:formula="of:=[.E21]+MIN([.E103];[.F183])" office:value-type="float" office:value="260138" calcext:value-type="float">
            <text:p>260138</text:p>
          </table:table-cell>
          <table:table-cell table:formula="of:=[.F21]+MIN([.F103];[.G183])" office:value-type="float" office:value="252366" calcext:value-type="float">
            <text:p>252366</text:p>
          </table:table-cell>
          <table:table-cell table:formula="of:=[.G21]+MIN([.G103];[.H183])" office:value-type="float" office:value="252555" calcext:value-type="float">
            <text:p>252555</text:p>
          </table:table-cell>
          <table:table-cell table:formula="of:=[.H21]+MIN([.H103];[.I183])" office:value-type="float" office:value="260661" calcext:value-type="float">
            <text:p>260661</text:p>
          </table:table-cell>
          <table:table-cell table:formula="of:=[.I21]+MIN([.I103];[.J183])" office:value-type="float" office:value="251612" calcext:value-type="float">
            <text:p>251612</text:p>
          </table:table-cell>
          <table:table-cell table:formula="of:=[.J21]+MIN([.J103];[.K183])" office:value-type="float" office:value="250068" calcext:value-type="float">
            <text:p>250068</text:p>
          </table:table-cell>
          <table:table-cell table:formula="of:=[.K21]+MIN([.K103];[.L183])" office:value-type="float" office:value="247252" calcext:value-type="float">
            <text:p>247252</text:p>
          </table:table-cell>
          <table:table-cell table:formula="of:=[.L21]+MIN([.L103];[.M183])" office:value-type="float" office:value="243455" calcext:value-type="float">
            <text:p>243455</text:p>
          </table:table-cell>
          <table:table-cell table:formula="of:=[.M21]+MIN([.M103];[.N183])" office:value-type="float" office:value="240114" calcext:value-type="float">
            <text:p>240114</text:p>
          </table:table-cell>
          <table:table-cell table:formula="of:=[.N21]+MIN([.N103];[.O183])" office:value-type="float" office:value="231081" calcext:value-type="float">
            <text:p>231081</text:p>
          </table:table-cell>
          <table:table-cell table:formula="of:=[.O21]+MIN([.O103];[.P183])" office:value-type="float" office:value="231515" calcext:value-type="float">
            <text:p>231515</text:p>
          </table:table-cell>
          <table:table-cell table:formula="of:=[.P21]+MIN([.P103];[.Q183])" office:value-type="float" office:value="231308" calcext:value-type="float">
            <text:p>231308</text:p>
          </table:table-cell>
          <table:table-cell table:formula="of:=[.Q21]+MIN([.Q103];[.R183])" office:value-type="float" office:value="227973" calcext:value-type="float">
            <text:p>227973</text:p>
          </table:table-cell>
          <table:table-cell table:formula="of:=[.R21]+MIN([.R103];[.S183])" office:value-type="float" office:value="221639" calcext:value-type="float">
            <text:p>221639</text:p>
          </table:table-cell>
          <table:table-cell table:formula="of:=[.S21]+MIN([.S103];[.T183])" office:value-type="float" office:value="214923" calcext:value-type="float">
            <text:p>214923</text:p>
          </table:table-cell>
          <table:table-cell table:formula="of:=[.T21]+MIN([.T103];[.U183])" office:value-type="float" office:value="210929" calcext:value-type="float">
            <text:p>210929</text:p>
          </table:table-cell>
          <table:table-cell table:formula="of:=[.U21]+MIN([.U103];[.V183])" office:value-type="float" office:value="218115" calcext:value-type="float">
            <text:p>218115</text:p>
          </table:table-cell>
          <table:table-cell table:formula="of:=[.V21]+MIN([.V103];[.W183])" office:value-type="float" office:value="213976" calcext:value-type="float">
            <text:p>213976</text:p>
          </table:table-cell>
          <table:table-cell table:formula="of:=[.W21]+MIN([.W103];[.X183])" office:value-type="float" office:value="207437" calcext:value-type="float">
            <text:p>207437</text:p>
          </table:table-cell>
          <table:table-cell table:formula="of:=[.X21]+MIN([.X103];[.Y183])" office:value-type="float" office:value="203827" calcext:value-type="float">
            <text:p>203827</text:p>
          </table:table-cell>
          <table:table-cell table:formula="of:=[.Y21]+MIN([.Y103];[.Z183])" office:value-type="float" office:value="196160" calcext:value-type="float">
            <text:p>196160</text:p>
          </table:table-cell>
          <table:table-cell table:formula="of:=[.Z21]+MIN([.Z103];[.AA183])" office:value-type="float" office:value="189600" calcext:value-type="float">
            <text:p>189600</text:p>
          </table:table-cell>
          <table:table-cell table:formula="of:=[.AA21]+MIN([.AA103];[.AB183])" office:value-type="float" office:value="183535" calcext:value-type="float">
            <text:p>183535</text:p>
          </table:table-cell>
          <table:table-cell table:formula="of:=[.AB21]+MIN([.AB103];[.AC183])" office:value-type="float" office:value="182661" calcext:value-type="float">
            <text:p>182661</text:p>
          </table:table-cell>
          <table:table-cell table:formula="of:=[.AC21]+MIN([.AC103];[.AD183])" office:value-type="float" office:value="181813" calcext:value-type="float">
            <text:p>181813</text:p>
          </table:table-cell>
          <table:table-cell table:formula="of:=[.AD21]+MIN([.AD103];[.AE183])" office:value-type="float" office:value="179315" calcext:value-type="float">
            <text:p>179315</text:p>
          </table:table-cell>
          <table:table-cell table:formula="of:=[.AE21]+MIN([.AE103];[.AF183])" office:value-type="float" office:value="179576" calcext:value-type="float">
            <text:p>179576</text:p>
          </table:table-cell>
          <table:table-cell table:formula="of:=[.AF21]+MIN([.AF103];[.AG183])" office:value-type="float" office:value="178567" calcext:value-type="float">
            <text:p>178567</text:p>
          </table:table-cell>
          <table:table-cell table:formula="of:=[.AG21]+MIN([.AG103];[.AH183])" office:value-type="float" office:value="174105" calcext:value-type="float">
            <text:p>174105</text:p>
          </table:table-cell>
          <table:table-cell table:formula="of:=[.AH21]+MIN([.AH103];[.AI183])" office:value-type="float" office:value="171952" calcext:value-type="float">
            <text:p>171952</text:p>
          </table:table-cell>
          <table:table-cell table:formula="of:=[.AI21]+MIN([.AI103];[.AJ183])" office:value-type="float" office:value="166229" calcext:value-type="float">
            <text:p>166229</text:p>
          </table:table-cell>
          <table:table-cell table:formula="of:=[.AJ21]+MIN([.AJ103];[.AK183])" office:value-type="float" office:value="165624" calcext:value-type="float">
            <text:p>165624</text:p>
          </table:table-cell>
          <table:table-cell table:formula="of:=[.AK21]+MIN([.AK103];[.AL183])" office:value-type="float" office:value="159598" calcext:value-type="float">
            <text:p>159598</text:p>
          </table:table-cell>
          <table:table-cell table:formula="of:=[.AL21]+MIN([.AL103];[.AM183])" office:value-type="float" office:value="150415" calcext:value-type="float">
            <text:p>150415</text:p>
          </table:table-cell>
          <table:table-cell table:formula="of:=[.AM21]+MIN([.AM103];[.AN183])" office:value-type="float" office:value="147829" calcext:value-type="float">
            <text:p>147829</text:p>
          </table:table-cell>
          <table:table-cell table:formula="of:=[.AN21]+MIN([.AN103];[.AO183])" office:value-type="float" office:value="146195" calcext:value-type="float">
            <text:p>146195</text:p>
          </table:table-cell>
          <table:table-cell table:formula="of:=[.AO21]+MIN([.AO103];[.AP183])" office:value-type="float" office:value="147778" calcext:value-type="float">
            <text:p>147778</text:p>
          </table:table-cell>
          <table:table-cell table:formula="of:=[.AP21]+MIN([.AP103];[.AQ183])" office:value-type="float" office:value="144651" calcext:value-type="float">
            <text:p>144651</text:p>
          </table:table-cell>
          <table:table-cell table:formula="of:=[.AQ21]+MIN([.AQ103];[.AR183])" office:value-type="float" office:value="138787" calcext:value-type="float">
            <text:p>138787</text:p>
          </table:table-cell>
          <table:table-cell table:formula="of:=[.AR21]+MIN([.AR103];[.AS183])" office:value-type="float" office:value="136736" calcext:value-type="float">
            <text:p>136736</text:p>
          </table:table-cell>
          <table:table-cell table:formula="of:=[.AS21]+MIN([.AS103];[.AT183])" office:value-type="float" office:value="132938" calcext:value-type="float">
            <text:p>132938</text:p>
          </table:table-cell>
          <table:table-cell table:formula="of:=[.AT21]+MIN([.AT103];[.AU183])" office:value-type="float" office:value="125684" calcext:value-type="float">
            <text:p>125684</text:p>
          </table:table-cell>
          <table:table-cell table:formula="of:=[.AU21]+MIN([.AU103];[.AV183])" office:value-type="float" office:value="115775" calcext:value-type="float">
            <text:p>115775</text:p>
          </table:table-cell>
          <table:table-cell table:formula="of:=[.AV21]+MIN([.AV103];[.AW183])" office:value-type="float" office:value="113983" calcext:value-type="float">
            <text:p>113983</text:p>
          </table:table-cell>
          <table:table-cell table:formula="of:=[.AW21]+MIN([.AW103];[.AX183])" office:value-type="float" office:value="110750" calcext:value-type="float">
            <text:p>110750</text:p>
          </table:table-cell>
          <table:table-cell table:formula="of:=[.AX21]+MIN([.AX103];[.AY183])" office:value-type="float" office:value="106224" calcext:value-type="float">
            <text:p>106224</text:p>
          </table:table-cell>
          <table:table-cell table:formula="of:=[.AY21]+MIN([.AY103];[.AZ183])" office:value-type="float" office:value="103048" calcext:value-type="float">
            <text:p>103048</text:p>
          </table:table-cell>
          <table:table-cell table:formula="of:=[.AZ21]+MIN([.AZ103];[.BA183])" office:value-type="float" office:value="101540" calcext:value-type="float">
            <text:p>101540</text:p>
          </table:table-cell>
          <table:table-cell table:formula="of:=[.BA21]+MIN([.BA103];[.BB183])" office:value-type="float" office:value="93517" calcext:value-type="float">
            <text:p>93517</text:p>
          </table:table-cell>
          <table:table-cell table:formula="of:=[.BB21]+MIN([.BB103];[.BC183])" office:value-type="float" office:value="96979" calcext:value-type="float">
            <text:p>96979</text:p>
          </table:table-cell>
          <table:table-cell table:formula="of:=[.BC21]+MIN([.BC103];[.BD183])" office:value-type="float" office:value="94765" calcext:value-type="float">
            <text:p>94765</text:p>
          </table:table-cell>
          <table:table-cell table:formula="of:=[.BD21]+MIN([.BD103];[.BE183])" office:value-type="float" office:value="88719" calcext:value-type="float">
            <text:p>88719</text:p>
          </table:table-cell>
          <table:table-cell table:formula="of:=[.BE21]+MIN([.BE103];[.BF183])" office:value-type="float" office:value="86701" calcext:value-type="float">
            <text:p>86701</text:p>
          </table:table-cell>
          <table:table-cell table:formula="of:=[.BF21]+MIN([.BF103];[.BG183])" office:value-type="float" office:value="89995" calcext:value-type="float">
            <text:p>89995</text:p>
          </table:table-cell>
          <table:table-cell table:formula="of:=[.BG21]+MIN([.BG103];[.BH183])" office:value-type="float" office:value="87954" calcext:value-type="float">
            <text:p>87954</text:p>
          </table:table-cell>
          <table:table-cell table:formula="of:=[.BH21]+MIN([.BH103];[.BI183])" office:value-type="float" office:value="79698" calcext:value-type="float">
            <text:p>79698</text:p>
          </table:table-cell>
          <table:table-cell table:formula="of:=[.BI21]+MIN([.BI103];[.BJ183])" office:value-type="float" office:value="76056" calcext:value-type="float">
            <text:p>76056</text:p>
          </table:table-cell>
          <table:table-cell table:formula="of:=[.BJ21]+MIN([.BJ103];[.BK183])" office:value-type="float" office:value="74665" calcext:value-type="float">
            <text:p>74665</text:p>
          </table:table-cell>
          <table:table-cell table:formula="of:=[.BK21]+MIN([.BK103];[.BL183])" office:value-type="float" office:value="68862" calcext:value-type="float">
            <text:p>68862</text:p>
          </table:table-cell>
          <table:table-cell table:formula="of:=[.BL21]+MIN([.BL103];[.BM183])" office:value-type="float" office:value="67394" calcext:value-type="float">
            <text:p>67394</text:p>
          </table:table-cell>
          <table:table-cell table:formula="of:=[.BM21]+MIN([.BM103];[.BN183])" office:value-type="float" office:value="65249" calcext:value-type="float">
            <text:p>65249</text:p>
          </table:table-cell>
          <table:table-cell table:formula="of:=[.BN21]+MIN([.BN103];[.BO183])" office:value-type="float" office:value="61279" calcext:value-type="float">
            <text:p>61279</text:p>
          </table:table-cell>
          <table:table-cell table:formula="of:=[.BO21]+MIN([.BO103];[.BP183])" office:value-type="float" office:value="56970" calcext:value-type="float">
            <text:p>56970</text:p>
          </table:table-cell>
          <table:table-cell table:formula="of:=[.BP21]+MIN([.BP103];[.BQ183])" office:value-type="float" office:value="49203" calcext:value-type="float">
            <text:p>49203</text:p>
          </table:table-cell>
          <table:table-cell table:formula="of:=[.BQ21]+MIN([.BQ103];[.BR183])" office:value-type="float" office:value="46844" calcext:value-type="float">
            <text:p>46844</text:p>
          </table:table-cell>
          <table:table-cell table:formula="of:=[.BR21]+MIN([.BR103];[.BS183])" office:value-type="float" office:value="41438" calcext:value-type="float">
            <text:p>41438</text:p>
          </table:table-cell>
          <table:table-cell table:formula="of:=[.BS21]+MIN([.BS103];[.BT183])" office:value-type="float" office:value="36606" calcext:value-type="float">
            <text:p>36606</text:p>
          </table:table-cell>
          <table:table-cell table:formula="of:=[.BT21]+MIN([.BT103];[.BU183])" office:value-type="float" office:value="31313" calcext:value-type="float">
            <text:p>31313</text:p>
          </table:table-cell>
          <table:table-cell table:formula="of:=[.BU21]+MIN([.BU103];[.BV183])" office:value-type="float" office:value="23793" calcext:value-type="float">
            <text:p>23793</text:p>
          </table:table-cell>
          <table:table-cell table:formula="of:=[.BV21]+MIN([.BV103];[.BW183])" office:value-type="float" office:value="22937" calcext:value-type="float">
            <text:p>22937</text:p>
          </table:table-cell>
          <table:table-cell table:formula="of:=[.BW21]+MIN([.BW103];[.BX183])" office:value-type="float" office:value="22097" calcext:value-type="float">
            <text:p>22097</text:p>
          </table:table-cell>
          <table:table-cell table:formula="of:=[.BX21]+MIN([.BX103];[.BY183])" office:value-type="float" office:value="13125" calcext:value-type="float">
            <text:p>13125</text:p>
          </table:table-cell>
          <table:table-cell table:formula="of:=[.BY21]+MIN([.BY103];[.BZ183])" office:value-type="float" office:value="10723" calcext:value-type="float">
            <text:p>10723</text:p>
          </table:table-cell>
          <table:table-cell table:formula="of:=[.BZ21]+MIN([.BZ103];[.CA183])" office:value-type="float" office:value="8337" calcext:value-type="float">
            <text:p>8337</text:p>
          </table:table-cell>
          <table:table-cell table:formula="of:=[.CA21]+MIN([.CA103];[.CB183])" office:value-type="float" office:value="7346" calcext:value-type="float">
            <text:p>7346</text:p>
          </table:table-cell>
          <table:table-cell table:formula="of:=[.CB21]" office:value-type="float" office:value="5963" calcext:value-type="float">
            <text:p>5963</text:p>
          </table:table-cell>
        </table:table-row>
        <table:table-row table:style-name="ro1">
          <table:table-cell table:formula="of:=[.A22]+MIN([.A104];[.B184])" office:value-type="float" office:value="270187" calcext:value-type="float">
            <text:p>270187</text:p>
          </table:table-cell>
          <table:table-cell table:formula="of:=[.B22]+MIN([.B104];[.C184])" office:value-type="float" office:value="268365" calcext:value-type="float">
            <text:p>268365</text:p>
          </table:table-cell>
          <table:table-cell table:formula="of:=[.C22]+MIN([.C104];[.D184])" office:value-type="float" office:value="266655" calcext:value-type="float">
            <text:p>266655</text:p>
          </table:table-cell>
          <table:table-cell table:formula="of:=[.D22]+MIN([.D104];[.E184])" office:value-type="float" office:value="260698" calcext:value-type="float">
            <text:p>260698</text:p>
          </table:table-cell>
          <table:table-cell table:formula="of:=[.E22]+MIN([.E104];[.F184])" office:value-type="float" office:value="258013" calcext:value-type="float">
            <text:p>258013</text:p>
          </table:table-cell>
          <table:table-cell table:formula="of:=[.F22]+MIN([.F104];[.G184])" office:value-type="float" office:value="248145" calcext:value-type="float">
            <text:p>248145</text:p>
          </table:table-cell>
          <table:table-cell table:formula="of:=[.G22]+MIN([.G104];[.H184])" office:value-type="float" office:value="244032" calcext:value-type="float">
            <text:p>244032</text:p>
          </table:table-cell>
          <table:table-cell table:formula="of:=[.H22]+MIN([.H104];[.I184])" office:value-type="float" office:value="255709" calcext:value-type="float">
            <text:p>255709</text:p>
          </table:table-cell>
          <table:table-cell table:formula="of:=[.I22]+MIN([.I104];[.J184])" office:value-type="float" office:value="247570" calcext:value-type="float">
            <text:p>247570</text:p>
          </table:table-cell>
          <table:table-cell table:formula="of:=[.J22]+MIN([.J104];[.K184])" office:value-type="float" office:value="241342" calcext:value-type="float">
            <text:p>241342</text:p>
          </table:table-cell>
          <table:table-cell table:formula="of:=[.K22]+MIN([.K104];[.L184])" office:value-type="float" office:value="239685" calcext:value-type="float">
            <text:p>239685</text:p>
          </table:table-cell>
          <table:table-cell table:formula="of:=[.L22]+MIN([.L104];[.M184])" office:value-type="float" office:value="236719" calcext:value-type="float">
            <text:p>236719</text:p>
          </table:table-cell>
          <table:table-cell table:formula="of:=[.M22]+MIN([.M104];[.N184])" office:value-type="float" office:value="234632" calcext:value-type="float">
            <text:p>234632</text:p>
          </table:table-cell>
          <table:table-cell table:formula="of:=[.N22]+MIN([.N104];[.O184])" office:value-type="float" office:value="228977" calcext:value-type="float">
            <text:p>228977</text:p>
          </table:table-cell>
          <table:table-cell table:formula="of:=[.O22]+MIN([.O104];[.P184])" office:value-type="float" office:value="226636" calcext:value-type="float">
            <text:p>226636</text:p>
          </table:table-cell>
          <table:table-cell table:formula="of:=[.P22]+MIN([.P104];[.Q184])" office:value-type="float" office:value="226341" calcext:value-type="float">
            <text:p>226341</text:p>
          </table:table-cell>
          <table:table-cell table:formula="of:=[.Q22]+MIN([.Q104];[.R184])" office:value-type="float" office:value="227369" calcext:value-type="float">
            <text:p>227369</text:p>
          </table:table-cell>
          <table:table-cell table:formula="of:=[.R22]+MIN([.R104];[.S184])" office:value-type="float" office:value="220029" calcext:value-type="float">
            <text:p>220029</text:p>
          </table:table-cell>
          <table:table-cell table:formula="of:=[.S22]+MIN([.S104];[.T184])" office:value-type="float" office:value="219056" calcext:value-type="float">
            <text:p>219056</text:p>
          </table:table-cell>
          <table:table-cell table:formula="of:=[.T22]+MIN([.T104];[.U184])" office:value-type="float" office:value="209660" calcext:value-type="float">
            <text:p>209660</text:p>
          </table:table-cell>
          <table:table-cell table:formula="of:=[.U22]+MIN([.U104];[.V184])" office:value-type="float" office:value="209120" calcext:value-type="float">
            <text:p>209120</text:p>
          </table:table-cell>
          <table:table-cell table:formula="of:=[.V22]+MIN([.V104];[.W184])" office:value-type="float" office:value="210476" calcext:value-type="float">
            <text:p>210476</text:p>
          </table:table-cell>
          <table:table-cell table:formula="of:=[.W22]+MIN([.W104];[.X184])" office:value-type="float" office:value="215228" calcext:value-type="float">
            <text:p>215228</text:p>
          </table:table-cell>
          <table:table-cell table:formula="of:=[.X22]+MIN([.X104];[.Y184])" office:value-type="float" office:value="205693" calcext:value-type="float">
            <text:p>205693</text:p>
          </table:table-cell>
          <table:table-cell table:formula="of:=[.Y22]+MIN([.Y104];[.Z184])" office:value-type="float" office:value="202043" calcext:value-type="float">
            <text:p>202043</text:p>
          </table:table-cell>
          <table:table-cell table:formula="of:=[.Z22]+MIN([.Z104];[.AA184])" office:value-type="float" office:value="195924" calcext:value-type="float">
            <text:p>195924</text:p>
          </table:table-cell>
          <table:table-cell table:formula="of:=[.AA22]+MIN([.AA104];[.AB184])" office:value-type="float" office:value="191060" calcext:value-type="float">
            <text:p>191060</text:p>
          </table:table-cell>
          <table:table-cell table:formula="of:=[.AB22]+MIN([.AB104];[.AC184])" office:value-type="float" office:value="186277" calcext:value-type="float">
            <text:p>186277</text:p>
          </table:table-cell>
          <table:table-cell table:formula="of:=[.AC22]+MIN([.AC104];[.AD184])" office:value-type="float" office:value="185236" calcext:value-type="float">
            <text:p>185236</text:p>
          </table:table-cell>
          <table:table-cell table:formula="of:=[.AD22]+MIN([.AD104];[.AE184])" office:value-type="float" office:value="185468" calcext:value-type="float">
            <text:p>185468</text:p>
          </table:table-cell>
          <table:table-cell table:formula="of:=[.AE22]+MIN([.AE104];[.AF184])" office:value-type="float" office:value="180618" calcext:value-type="float">
            <text:p>180618</text:p>
          </table:table-cell>
          <table:table-cell table:formula="of:=[.AF22]+MIN([.AF104];[.AG184])" office:value-type="float" office:value="175843" calcext:value-type="float">
            <text:p>175843</text:p>
          </table:table-cell>
          <table:table-cell table:formula="of:=[.AG22]+MIN([.AG104];[.AH184])" office:value-type="float" office:value="167371" calcext:value-type="float">
            <text:p>167371</text:p>
          </table:table-cell>
          <table:table-cell table:formula="of:=[.AH22]+MIN([.AH104];[.AI184])" office:value-type="float" office:value="169346" calcext:value-type="float">
            <text:p>169346</text:p>
          </table:table-cell>
          <table:table-cell table:formula="of:=[.AI22]+MIN([.AI104];[.AJ184])" office:value-type="float" office:value="159873" calcext:value-type="float">
            <text:p>159873</text:p>
          </table:table-cell>
          <table:table-cell table:formula="of:=[.AJ22]+MIN([.AJ104];[.AK184])" office:value-type="float" office:value="161550" calcext:value-type="float">
            <text:p>161550</text:p>
          </table:table-cell>
          <table:table-cell table:formula="of:=[.AK22]+MIN([.AK104];[.AL184])" office:value-type="float" office:value="154568" calcext:value-type="float">
            <text:p>154568</text:p>
          </table:table-cell>
          <table:table-cell table:formula="of:=[.AL22]+MIN([.AL104];[.AM184])" office:value-type="float" office:value="149232" calcext:value-type="float">
            <text:p>149232</text:p>
          </table:table-cell>
          <table:table-cell table:formula="of:=[.AM22]+MIN([.AM104];[.AN184])" office:value-type="float" office:value="148143" calcext:value-type="float">
            <text:p>148143</text:p>
          </table:table-cell>
          <table:table-cell table:formula="of:=[.AN22]+MIN([.AN104];[.AO184])" office:value-type="float" office:value="145103" calcext:value-type="float">
            <text:p>145103</text:p>
          </table:table-cell>
          <table:table-cell table:formula="of:=[.AO22]+MIN([.AO104];[.AP184])" office:value-type="float" office:value="143907" calcext:value-type="float">
            <text:p>143907</text:p>
          </table:table-cell>
          <table:table-cell table:formula="of:=[.AP22]+MIN([.AP104];[.AQ184])" office:value-type="float" office:value="136728" calcext:value-type="float">
            <text:p>136728</text:p>
          </table:table-cell>
          <table:table-cell table:formula="of:=[.AQ22]+MIN([.AQ104];[.AR184])" office:value-type="float" office:value="130040" calcext:value-type="float">
            <text:p>130040</text:p>
          </table:table-cell>
          <table:table-cell table:formula="of:=[.AR22]+MIN([.AR104];[.AS184])" office:value-type="float" office:value="129849" calcext:value-type="float">
            <text:p>129849</text:p>
          </table:table-cell>
          <table:table-cell table:formula="of:=[.AS22]+MIN([.AS104];[.AT184])" office:value-type="float" office:value="130496" calcext:value-type="float">
            <text:p>130496</text:p>
          </table:table-cell>
          <table:table-cell table:formula="of:=[.AT22]+MIN([.AT104];[.AU184])" office:value-type="float" office:value="123636" calcext:value-type="float">
            <text:p>123636</text:p>
          </table:table-cell>
          <table:table-cell table:formula="of:=[.AU22]+MIN([.AU104];[.AV184])" office:value-type="float" office:value="121728" calcext:value-type="float">
            <text:p>121728</text:p>
          </table:table-cell>
          <table:table-cell table:formula="of:=[.AV22]+MIN([.AV104];[.AW184])" office:value-type="float" office:value="119706" calcext:value-type="float">
            <text:p>119706</text:p>
          </table:table-cell>
          <table:table-cell table:formula="of:=[.AW22]+MIN([.AW104];[.AX184])" office:value-type="float" office:value="111216" calcext:value-type="float">
            <text:p>111216</text:p>
          </table:table-cell>
          <table:table-cell table:formula="of:=[.AX22]+MIN([.AX104];[.AY184])" office:value-type="float" office:value="116758" calcext:value-type="float">
            <text:p>116758</text:p>
          </table:table-cell>
          <table:table-cell table:formula="of:=[.AY22]+MIN([.AY104];[.AZ184])" office:value-type="float" office:value="109207" calcext:value-type="float">
            <text:p>109207</text:p>
          </table:table-cell>
          <table:table-cell table:formula="of:=[.AZ22]+MIN([.AZ104];[.BA184])" office:value-type="float" office:value="101402" calcext:value-type="float">
            <text:p>101402</text:p>
          </table:table-cell>
          <table:table-cell table:formula="of:=[.BA22]+MIN([.BA104];[.BB184])" office:value-type="float" office:value="101676" calcext:value-type="float">
            <text:p>101676</text:p>
          </table:table-cell>
          <table:table-cell table:formula="of:=[.BB22]+MIN([.BB104];[.BC184])" office:value-type="float" office:value="100639" calcext:value-type="float">
            <text:p>100639</text:p>
          </table:table-cell>
          <table:table-cell table:formula="of:=[.BC22]+MIN([.BC104];[.BD184])" office:value-type="float" office:value="99243" calcext:value-type="float">
            <text:p>99243</text:p>
          </table:table-cell>
          <table:table-cell table:formula="of:=[.BD22]+MIN([.BD104];[.BE184])" office:value-type="float" office:value="89795" calcext:value-type="float">
            <text:p>89795</text:p>
          </table:table-cell>
          <table:table-cell table:formula="of:=[.BE22]+MIN([.BE104];[.BF184])" office:value-type="float" office:value="85992" calcext:value-type="float">
            <text:p>85992</text:p>
          </table:table-cell>
          <table:table-cell table:formula="of:=[.BF22]+MIN([.BF104];[.BG184])" office:value-type="float" office:value="84718" calcext:value-type="float">
            <text:p>84718</text:p>
          </table:table-cell>
          <table:table-cell table:formula="of:=[.BG22]+MIN([.BG104];[.BH184])" office:value-type="float" office:value="81046" calcext:value-type="float">
            <text:p>81046</text:p>
          </table:table-cell>
          <table:table-cell table:formula="of:=[.BH22]+MIN([.BH104];[.BI184])" office:value-type="float" office:value="78236" calcext:value-type="float">
            <text:p>78236</text:p>
          </table:table-cell>
          <table:table-cell table:formula="of:=[.BI22]+MIN([.BI104];[.BJ184])" office:value-type="float" office:value="84487" calcext:value-type="float">
            <text:p>84487</text:p>
          </table:table-cell>
          <table:table-cell table:formula="of:=[.BJ22]+MIN([.BJ104];[.BK184])" office:value-type="float" office:value="77935" calcext:value-type="float">
            <text:p>77935</text:p>
          </table:table-cell>
          <table:table-cell table:formula="of:=[.BK22]+MIN([.BK104];[.BL184])" office:value-type="float" office:value="75135" calcext:value-type="float">
            <text:p>75135</text:p>
          </table:table-cell>
          <table:table-cell table:formula="of:=[.BL22]+MIN([.BL104];[.BM184])" office:value-type="float" office:value="71024" calcext:value-type="float">
            <text:p>71024</text:p>
          </table:table-cell>
          <table:table-cell table:formula="of:=[.BM22]+MIN([.BM104];[.BN184])" office:value-type="float" office:value="64953" calcext:value-type="float">
            <text:p>64953</text:p>
          </table:table-cell>
          <table:table-cell table:formula="of:=[.BN22]+MIN([.BN104];[.BO184])" office:value-type="float" office:value="54978" calcext:value-type="float">
            <text:p>54978</text:p>
          </table:table-cell>
          <table:table-cell table:formula="of:=[.BO22]+MIN([.BO104];[.BP184])" office:value-type="float" office:value="50043" calcext:value-type="float">
            <text:p>50043</text:p>
          </table:table-cell>
          <table:table-cell table:formula="of:=[.BP22]+MIN([.BP104];[.BQ184])" office:value-type="float" office:value="48128" calcext:value-type="float">
            <text:p>48128</text:p>
          </table:table-cell>
          <table:table-cell table:formula="of:=[.BQ22]+MIN([.BQ104];[.BR184])" office:value-type="float" office:value="38357" calcext:value-type="float">
            <text:p>38357</text:p>
          </table:table-cell>
          <table:table-cell table:formula="of:=[.BR22]+MIN([.BR104];[.BS184])" office:value-type="float" office:value="31667" calcext:value-type="float">
            <text:p>31667</text:p>
          </table:table-cell>
          <table:table-cell table:formula="of:=[.BS22]+MIN([.BS104];[.BT184])" office:value-type="float" office:value="27821" calcext:value-type="float">
            <text:p>27821</text:p>
          </table:table-cell>
          <table:table-cell table:formula="of:=[.BT22]+MIN([.BT104];[.BU184])" office:value-type="float" office:value="27304" calcext:value-type="float">
            <text:p>27304</text:p>
          </table:table-cell>
          <table:table-cell table:formula="of:=[.BU22]+MIN([.BU104];[.BV184])" office:value-type="float" office:value="28956" calcext:value-type="float">
            <text:p>28956</text:p>
          </table:table-cell>
          <table:table-cell table:formula="of:=[.BV22]+MIN([.BV104];[.BW184])" office:value-type="float" office:value="21332" calcext:value-type="float">
            <text:p>21332</text:p>
          </table:table-cell>
          <table:table-cell table:formula="of:=[.BW22]+MIN([.BW104];[.BX184])" office:value-type="float" office:value="16821" calcext:value-type="float">
            <text:p>16821</text:p>
          </table:table-cell>
          <table:table-cell table:formula="of:=[.BX22]+MIN([.BX104];[.BY184])" office:value-type="float" office:value="17133" calcext:value-type="float">
            <text:p>17133</text:p>
          </table:table-cell>
          <table:table-cell table:formula="of:=[.BY22]+MIN([.BY104];[.BZ184])" office:value-type="float" office:value="13029" calcext:value-type="float">
            <text:p>13029</text:p>
          </table:table-cell>
          <table:table-cell table:formula="of:=[.BZ22]+MIN([.BZ104];[.CA184])" office:value-type="float" office:value="15538" calcext:value-type="float">
            <text:p>15538</text:p>
          </table:table-cell>
          <table:table-cell table:formula="of:=[.CA22]+MIN([.CA104];[.CB184])" office:value-type="float" office:value="8129" calcext:value-type="float">
            <text:p>8129</text:p>
          </table:table-cell>
          <table:table-cell table:formula="of:=[.CB22]" office:value-type="float" office:value="8127" calcext:value-type="float">
            <text:p>8127</text:p>
          </table:table-cell>
        </table:table-row>
        <table:table-row table:style-name="ro1">
          <table:table-cell table:formula="of:=[.A23]+MIN([.A105];[.B185])" office:value-type="float" office:value="272279" calcext:value-type="float">
            <text:p>272279</text:p>
          </table:table-cell>
          <table:table-cell table:formula="of:=[.B23]+MIN([.B105];[.C185])" office:value-type="float" office:value="263541" calcext:value-type="float">
            <text:p>263541</text:p>
          </table:table-cell>
          <table:table-cell table:formula="of:=[.C23]+MIN([.C105];[.D185])" office:value-type="float" office:value="263742" calcext:value-type="float">
            <text:p>263742</text:p>
          </table:table-cell>
          <table:table-cell table:formula="of:=[.D23]+MIN([.D105];[.E185])" office:value-type="float" office:value="254187" calcext:value-type="float">
            <text:p>254187</text:p>
          </table:table-cell>
          <table:table-cell table:formula="of:=[.E23]+MIN([.E105];[.F185])" office:value-type="float" office:value="250492" calcext:value-type="float">
            <text:p>250492</text:p>
          </table:table-cell>
          <table:table-cell table:formula="of:=[.F23]+MIN([.F105];[.G185])" office:value-type="float" office:value="246109" calcext:value-type="float">
            <text:p>246109</text:p>
          </table:table-cell>
          <table:table-cell table:formula="of:=[.G23]+MIN([.G105];[.H185])" office:value-type="float" office:value="243731" calcext:value-type="float">
            <text:p>243731</text:p>
          </table:table-cell>
          <table:table-cell table:formula="of:=[.H23]+MIN([.H105];[.I185])" office:value-type="float" office:value="246356" calcext:value-type="float">
            <text:p>246356</text:p>
          </table:table-cell>
          <table:table-cell table:formula="of:=[.I23]+MIN([.I105];[.J185])" office:value-type="float" office:value="244073" calcext:value-type="float">
            <text:p>244073</text:p>
          </table:table-cell>
          <table:table-cell table:formula="of:=[.J23]+MIN([.J105];[.K185])" office:value-type="float" office:value="238461" calcext:value-type="float">
            <text:p>238461</text:p>
          </table:table-cell>
          <table:table-cell table:formula="of:=[.K23]+MIN([.K105];[.L185])" office:value-type="float" office:value="239309" calcext:value-type="float">
            <text:p>239309</text:p>
          </table:table-cell>
          <table:table-cell table:formula="of:=[.L23]+MIN([.L105];[.M185])" office:value-type="float" office:value="229763" calcext:value-type="float">
            <text:p>229763</text:p>
          </table:table-cell>
          <table:table-cell table:formula="of:=[.M23]+MIN([.M105];[.N185])" office:value-type="float" office:value="225508" calcext:value-type="float">
            <text:p>225508</text:p>
          </table:table-cell>
          <table:table-cell table:formula="of:=[.N23]+MIN([.N105];[.O185])" office:value-type="float" office:value="219403" calcext:value-type="float">
            <text:p>219403</text:p>
          </table:table-cell>
          <table:table-cell table:formula="of:=[.O23]+MIN([.O105];[.P185])" office:value-type="float" office:value="217403" calcext:value-type="float">
            <text:p>217403</text:p>
          </table:table-cell>
          <table:table-cell table:formula="of:=[.P23]+MIN([.P105];[.Q185])" office:value-type="float" office:value="224740" calcext:value-type="float">
            <text:p>224740</text:p>
          </table:table-cell>
          <table:table-cell table:formula="of:=[.Q23]+MIN([.Q105];[.R185])" office:value-type="float" office:value="229129" calcext:value-type="float">
            <text:p>229129</text:p>
          </table:table-cell>
          <table:table-cell table:formula="of:=[.R23]+MIN([.R105];[.S185])" office:value-type="float" office:value="220172" calcext:value-type="float">
            <text:p>220172</text:p>
          </table:table-cell>
          <table:table-cell table:formula="of:=[.S23]+MIN([.S105];[.T185])" office:value-type="float" office:value="211150" calcext:value-type="float">
            <text:p>211150</text:p>
          </table:table-cell>
          <table:table-cell table:formula="of:=[.T23]+MIN([.T105];[.U185])" office:value-type="float" office:value="209305" calcext:value-type="float">
            <text:p>209305</text:p>
          </table:table-cell>
          <table:table-cell table:formula="of:=[.U23]+MIN([.U105];[.V185])" office:value-type="float" office:value="204373" calcext:value-type="float">
            <text:p>204373</text:p>
          </table:table-cell>
          <table:table-cell table:formula="of:=[.V23]+MIN([.V105];[.W185])" office:value-type="float" office:value="201886" calcext:value-type="float">
            <text:p>201886</text:p>
          </table:table-cell>
          <table:table-cell table:formula="of:=[.W23]+MIN([.W105];[.X185])" office:value-type="float" office:value="210385" calcext:value-type="float">
            <text:p>210385</text:p>
          </table:table-cell>
          <table:table-cell table:formula="of:=[.X23]+MIN([.X105];[.Y185])" office:value-type="float" office:value="202543" calcext:value-type="float">
            <text:p>202543</text:p>
          </table:table-cell>
          <table:table-cell table:formula="of:=[.Y23]+MIN([.Y105];[.Z185])" office:value-type="float" office:value="194710" calcext:value-type="float">
            <text:p>194710</text:p>
          </table:table-cell>
          <table:table-cell table:formula="of:=[.Z23]+MIN([.Z105];[.AA185])" office:value-type="float" office:value="193525" calcext:value-type="float">
            <text:p>193525</text:p>
          </table:table-cell>
          <table:table-cell table:formula="of:=[.AA23]+MIN([.AA105];[.AB185])" office:value-type="float" office:value="189362" calcext:value-type="float">
            <text:p>189362</text:p>
          </table:table-cell>
          <table:table-cell table:formula="of:=[.AB23]+MIN([.AB105];[.AC185])" office:value-type="float" office:value="182684" calcext:value-type="float">
            <text:p>182684</text:p>
          </table:table-cell>
          <table:table-cell table:formula="of:=[.AC23]+MIN([.AC105];[.AD185])" office:value-type="float" office:value="182498" calcext:value-type="float">
            <text:p>182498</text:p>
          </table:table-cell>
          <table:table-cell table:formula="of:=[.AD23]+MIN([.AD105];[.AE185])" office:value-type="float" office:value="177311" calcext:value-type="float">
            <text:p>177311</text:p>
          </table:table-cell>
          <table:table-cell table:formula="of:=[.AE23]+MIN([.AE105];[.AF185])" office:value-type="float" office:value="175403" calcext:value-type="float">
            <text:p>175403</text:p>
          </table:table-cell>
          <table:table-cell table:formula="of:=[.AF23]+MIN([.AF105];[.AG185])" office:value-type="float" office:value="169641" calcext:value-type="float">
            <text:p>169641</text:p>
          </table:table-cell>
          <table:table-cell table:formula="of:=[.AG23]+MIN([.AG105];[.AH185])" office:value-type="float" office:value="165087" calcext:value-type="float">
            <text:p>165087</text:p>
          </table:table-cell>
          <table:table-cell table:formula="of:=[.AH23]+MIN([.AH105];[.AI185])" office:value-type="float" office:value="163596" calcext:value-type="float">
            <text:p>163596</text:p>
          </table:table-cell>
          <table:table-cell table:formula="of:=[.AI23]+MIN([.AI105];[.AJ185])" office:value-type="float" office:value="155967" calcext:value-type="float">
            <text:p>155967</text:p>
          </table:table-cell>
          <table:table-cell table:formula="of:=[.AJ23]+MIN([.AJ105];[.AK185])" office:value-type="float" office:value="158237" calcext:value-type="float">
            <text:p>158237</text:p>
          </table:table-cell>
          <table:table-cell table:formula="of:=[.AK23]+MIN([.AK105];[.AL185])" office:value-type="float" office:value="149063" calcext:value-type="float">
            <text:p>149063</text:p>
          </table:table-cell>
          <table:table-cell table:formula="of:=[.AL23]+MIN([.AL105];[.AM185])" office:value-type="float" office:value="143179" calcext:value-type="float">
            <text:p>143179</text:p>
          </table:table-cell>
          <table:table-cell table:formula="of:=[.AM23]+MIN([.AM105];[.AN185])" office:value-type="float" office:value="140207" calcext:value-type="float">
            <text:p>140207</text:p>
          </table:table-cell>
          <table:table-cell table:formula="of:=[.AN23]+MIN([.AN105];[.AO185])" office:value-type="float" office:value="139029" calcext:value-type="float">
            <text:p>139029</text:p>
          </table:table-cell>
          <table:table-cell table:formula="of:=[.AO23]+MIN([.AO105];[.AP185])" office:value-type="float" office:value="142509" calcext:value-type="float">
            <text:p>142509</text:p>
          </table:table-cell>
          <table:table-cell table:formula="of:=[.AP23]+MIN([.AP105];[.AQ185])" office:value-type="float" office:value="135904" calcext:value-type="float">
            <text:p>135904</text:p>
          </table:table-cell>
          <table:table-cell table:formula="of:=[.AQ23]+MIN([.AQ105];[.AR185])" office:value-type="float" office:value="128476" calcext:value-type="float">
            <text:p>128476</text:p>
          </table:table-cell>
          <table:table-cell table:formula="of:=[.AR23]+MIN([.AR105];[.AS185])" office:value-type="float" office:value="128746" calcext:value-type="float">
            <text:p>128746</text:p>
          </table:table-cell>
          <table:table-cell table:formula="of:=[.AS23]+MIN([.AS105];[.AT185])" office:value-type="float" office:value="126381" calcext:value-type="float">
            <text:p>126381</text:p>
          </table:table-cell>
          <table:table-cell table:formula="of:=[.AT23]+MIN([.AT105];[.AU185])" office:value-type="float" office:value="120671" calcext:value-type="float">
            <text:p>120671</text:p>
          </table:table-cell>
          <table:table-cell table:formula="of:=[.AU23]+MIN([.AU105];[.AV185])" office:value-type="float" office:value="121159" calcext:value-type="float">
            <text:p>121159</text:p>
          </table:table-cell>
          <table:table-cell table:formula="of:=[.AV23]+MIN([.AV105];[.AW185])" office:value-type="float" office:value="115191" calcext:value-type="float">
            <text:p>115191</text:p>
          </table:table-cell>
          <table:table-cell table:formula="of:=[.AW23]+MIN([.AW105];[.AX185])" office:value-type="float" office:value="110306" calcext:value-type="float">
            <text:p>110306</text:p>
          </table:table-cell>
          <table:table-cell table:formula="of:=[.AX23]+MIN([.AX105];[.AY185])" office:value-type="float" office:value="112652" calcext:value-type="float">
            <text:p>112652</text:p>
          </table:table-cell>
          <table:table-cell table:formula="of:=[.AY23]+MIN([.AY105];[.AZ185])" office:value-type="float" office:value="104988" calcext:value-type="float">
            <text:p>104988</text:p>
          </table:table-cell>
          <table:table-cell table:formula="of:=[.AZ23]+MIN([.AZ105];[.BA185])" office:value-type="float" office:value="101925" calcext:value-type="float">
            <text:p>101925</text:p>
          </table:table-cell>
          <table:table-cell table:formula="of:=[.BA23]+MIN([.BA105];[.BB185])" office:value-type="float" office:value="98376" calcext:value-type="float">
            <text:p>98376</text:p>
          </table:table-cell>
          <table:table-cell table:formula="of:=[.BB23]+MIN([.BB105];[.BC185])" office:value-type="float" office:value="98784" calcext:value-type="float">
            <text:p>98784</text:p>
          </table:table-cell>
          <table:table-cell table:formula="of:=[.BC23]+MIN([.BC105];[.BD185])" office:value-type="float" office:value="94001" calcext:value-type="float">
            <text:p>94001</text:p>
          </table:table-cell>
          <table:table-cell table:formula="of:=[.BD23]+MIN([.BD105];[.BE185])" office:value-type="float" office:value="89602" calcext:value-type="float">
            <text:p>89602</text:p>
          </table:table-cell>
          <table:table-cell table:formula="of:=[.BE23]+MIN([.BE105];[.BF185])" office:value-type="float" office:value="90486" calcext:value-type="float">
            <text:p>90486</text:p>
          </table:table-cell>
          <table:table-cell table:formula="of:=[.BF23]+MIN([.BF105];[.BG185])" office:value-type="float" office:value="87236" calcext:value-type="float">
            <text:p>87236</text:p>
          </table:table-cell>
          <table:table-cell table:formula="of:=[.BG23]+MIN([.BG105];[.BH185])" office:value-type="float" office:value="83780" calcext:value-type="float">
            <text:p>83780</text:p>
          </table:table-cell>
          <table:table-cell table:formula="of:=[.BH23]+MIN([.BH105];[.BI185])" office:value-type="float" office:value="77462" calcext:value-type="float">
            <text:p>77462</text:p>
          </table:table-cell>
          <table:table-cell table:formula="of:=[.BI23]+MIN([.BI105];[.BJ185])" office:value-type="float" office:value="76864" calcext:value-type="float">
            <text:p>76864</text:p>
          </table:table-cell>
          <table:table-cell table:formula="of:=[.BJ23]+MIN([.BJ105];[.BK185])" office:value-type="float" office:value="76761" calcext:value-type="float">
            <text:p>76761</text:p>
          </table:table-cell>
          <table:table-cell table:formula="of:=[.BK23]+MIN([.BK105];[.BL185])" office:value-type="float" office:value="70285" calcext:value-type="float">
            <text:p>70285</text:p>
          </table:table-cell>
          <table:table-cell table:formula="of:=[.BL23]+MIN([.BL105];[.BM185])" office:value-type="float" office:value="72149" calcext:value-type="float">
            <text:p>72149</text:p>
          </table:table-cell>
          <table:table-cell table:formula="of:=[.BM23]+MIN([.BM105];[.BN185])" office:value-type="float" office:value="65259" calcext:value-type="float">
            <text:p>65259</text:p>
          </table:table-cell>
          <table:table-cell table:formula="of:=[.BN23]+MIN([.BN105];[.BO185])" office:value-type="float" office:value="62886" calcext:value-type="float">
            <text:p>62886</text:p>
          </table:table-cell>
          <table:table-cell table:formula="of:=[.BO23]+MIN([.BO105];[.BP185])" office:value-type="float" office:value="56033" calcext:value-type="float">
            <text:p>56033</text:p>
          </table:table-cell>
          <table:table-cell table:formula="of:=[.BP23]+MIN([.BP105];[.BQ185])" office:value-type="float" office:value="46699" calcext:value-type="float">
            <text:p>46699</text:p>
          </table:table-cell>
          <table:table-cell table:formula="of:=[.BQ23]+MIN([.BQ105];[.BR185])" office:value-type="float" office:value="38707" calcext:value-type="float">
            <text:p>38707</text:p>
          </table:table-cell>
          <table:table-cell table:formula="of:=[.BR23]+MIN([.BR105];[.BS185])" office:value-type="float" office:value="43076" calcext:value-type="float">
            <text:p>43076</text:p>
          </table:table-cell>
          <table:table-cell table:formula="of:=[.BS23]+MIN([.BS105];[.BT185])" office:value-type="float" office:value="36627" calcext:value-type="float">
            <text:p>36627</text:p>
          </table:table-cell>
          <table:table-cell table:formula="of:=[.BT23]+MIN([.BT105];[.BU185])" office:value-type="float" office:value="26841" calcext:value-type="float">
            <text:p>26841</text:p>
          </table:table-cell>
          <table:table-cell table:formula="of:=[.BU23]+MIN([.BU105];[.BV185])" office:value-type="float" office:value="25429" calcext:value-type="float">
            <text:p>25429</text:p>
          </table:table-cell>
          <table:table-cell table:formula="of:=[.BV23]+MIN([.BV105];[.BW185])" office:value-type="float" office:value="16929" calcext:value-type="float">
            <text:p>16929</text:p>
          </table:table-cell>
          <table:table-cell table:formula="of:=[.BW23]+MIN([.BW105];[.BX185])" office:value-type="float" office:value="16207" calcext:value-type="float">
            <text:p>16207</text:p>
          </table:table-cell>
          <table:table-cell table:formula="of:=[.BX23]+MIN([.BX105];[.BY185])" office:value-type="float" office:value="10739" calcext:value-type="float">
            <text:p>10739</text:p>
          </table:table-cell>
          <table:table-cell table:formula="of:=[.BY23]+MIN([.BY105];[.BZ185])" office:value-type="float" office:value="9368" calcext:value-type="float">
            <text:p>9368</text:p>
          </table:table-cell>
          <table:table-cell table:formula="of:=[.BZ23]+MIN([.BZ105];[.CA185])" office:value-type="float" office:value="10673" calcext:value-type="float">
            <text:p>10673</text:p>
          </table:table-cell>
          <table:table-cell table:formula="of:=[.CA23]+MIN([.CA105];[.CB185])" office:value-type="float" office:value="6734" calcext:value-type="float">
            <text:p>6734</text:p>
          </table:table-cell>
          <table:table-cell table:formula="of:=[.CB23]" office:value-type="float" office:value="2535" calcext:value-type="float">
            <text:p>2535</text:p>
          </table:table-cell>
        </table:table-row>
        <table:table-row table:style-name="ro1">
          <table:table-cell table:formula="of:=[.A24]+MIN([.A106];[.B186])" office:value-type="float" office:value="266738" calcext:value-type="float">
            <text:p>266738</text:p>
          </table:table-cell>
          <table:table-cell table:formula="of:=[.B24]+MIN([.B106];[.C186])" office:value-type="float" office:value="259691" calcext:value-type="float">
            <text:p>259691</text:p>
          </table:table-cell>
          <table:table-cell table:formula="of:=[.C24]+MIN([.C106];[.D186])" office:value-type="float" office:value="255368" calcext:value-type="float">
            <text:p>255368</text:p>
          </table:table-cell>
          <table:table-cell table:formula="of:=[.D24]+MIN([.D106];[.E186])" office:value-type="float" office:value="253434" calcext:value-type="float">
            <text:p>253434</text:p>
          </table:table-cell>
          <table:table-cell table:formula="of:=[.E24]+MIN([.E106];[.F186])" office:value-type="float" office:value="248271" calcext:value-type="float">
            <text:p>248271</text:p>
          </table:table-cell>
          <table:table-cell table:formula="of:=[.F24]+MIN([.F106];[.G186])" office:value-type="float" office:value="244105" calcext:value-type="float">
            <text:p>244105</text:p>
          </table:table-cell>
          <table:table-cell table:formula="of:=[.G24]+MIN([.G106];[.H186])" office:value-type="float" office:value="243644" calcext:value-type="float">
            <text:p>243644</text:p>
          </table:table-cell>
          <table:table-cell table:formula="of:=[.H24]+MIN([.H106];[.I186])" office:value-type="float" office:value="240100" calcext:value-type="float">
            <text:p>240100</text:p>
          </table:table-cell>
          <table:table-cell table:formula="of:=[.I24]+MIN([.I106];[.J186])" office:value-type="float" office:value="237333" calcext:value-type="float">
            <text:p>237333</text:p>
          </table:table-cell>
          <table:table-cell table:formula="of:=[.J24]+MIN([.J106];[.K186])" office:value-type="float" office:value="230779" calcext:value-type="float">
            <text:p>230779</text:p>
          </table:table-cell>
          <table:table-cell table:formula="of:=[.K24]+MIN([.K106];[.L186])" office:value-type="float" office:value="235068" calcext:value-type="float">
            <text:p>235068</text:p>
          </table:table-cell>
          <table:table-cell table:formula="of:=[.L24]+MIN([.L106];[.M186])" office:value-type="float" office:value="228970" calcext:value-type="float">
            <text:p>228970</text:p>
          </table:table-cell>
          <table:table-cell table:formula="of:=[.M24]+MIN([.M106];[.N186])" office:value-type="float" office:value="226705" calcext:value-type="float">
            <text:p>226705</text:p>
          </table:table-cell>
          <table:table-cell table:formula="of:=[.N24]+MIN([.N106];[.O186])" office:value-type="float" office:value="217627" calcext:value-type="float">
            <text:p>217627</text:p>
          </table:table-cell>
          <table:table-cell table:formula="of:=[.O24]+MIN([.O106];[.P186])" office:value-type="float" office:value="215552" calcext:value-type="float">
            <text:p>215552</text:p>
          </table:table-cell>
          <table:table-cell table:formula="of:=[.P24]+MIN([.P106];[.Q186])" office:value-type="float" office:value="220667" calcext:value-type="float">
            <text:p>220667</text:p>
          </table:table-cell>
          <table:table-cell table:formula="of:=[.Q24]+MIN([.Q106];[.R186])" office:value-type="float" office:value="220211" calcext:value-type="float">
            <text:p>220211</text:p>
          </table:table-cell>
          <table:table-cell table:formula="of:=[.R24]+MIN([.R106];[.S186])" office:value-type="float" office:value="213786" calcext:value-type="float">
            <text:p>213786</text:p>
          </table:table-cell>
          <table:table-cell table:formula="of:=[.S24]+MIN([.S106];[.T186])" office:value-type="float" office:value="204603" calcext:value-type="float">
            <text:p>204603</text:p>
          </table:table-cell>
          <table:table-cell table:formula="of:=[.T24]+MIN([.T106];[.U186])" office:value-type="float" office:value="204116" calcext:value-type="float">
            <text:p>204116</text:p>
          </table:table-cell>
          <table:table-cell table:formula="of:=[.U24]+MIN([.U106];[.V186])" office:value-type="float" office:value="209149" calcext:value-type="float">
            <text:p>209149</text:p>
          </table:table-cell>
          <table:table-cell table:formula="of:=[.V24]+MIN([.V106];[.W186])" office:value-type="float" office:value="201583" calcext:value-type="float">
            <text:p>201583</text:p>
          </table:table-cell>
          <table:table-cell table:formula="of:=[.W24]+MIN([.W106];[.X186])" office:value-type="float" office:value="200783" calcext:value-type="float">
            <text:p>200783</text:p>
          </table:table-cell>
          <table:table-cell table:formula="of:=[.X24]+MIN([.X106];[.Y186])" office:value-type="float" office:value="198808" calcext:value-type="float">
            <text:p>198808</text:p>
          </table:table-cell>
          <table:table-cell table:formula="of:=[.Y24]+MIN([.Y106];[.Z186])" office:value-type="float" office:value="193082" calcext:value-type="float">
            <text:p>193082</text:p>
          </table:table-cell>
          <table:table-cell table:formula="of:=[.Z24]+MIN([.Z106];[.AA186])" office:value-type="float" office:value="190162" calcext:value-type="float">
            <text:p>190162</text:p>
          </table:table-cell>
          <table:table-cell table:formula="of:=[.AA24]+MIN([.AA106];[.AB186])" office:value-type="float" office:value="187319" calcext:value-type="float">
            <text:p>187319</text:p>
          </table:table-cell>
          <table:table-cell table:formula="of:=[.AB24]+MIN([.AB106];[.AC186])" office:value-type="float" office:value="179540" calcext:value-type="float">
            <text:p>179540</text:p>
          </table:table-cell>
          <table:table-cell table:formula="of:=[.AC24]+MIN([.AC106];[.AD186])" office:value-type="float" office:value="173909" calcext:value-type="float">
            <text:p>173909</text:p>
          </table:table-cell>
          <table:table-cell table:formula="of:=[.AD24]+MIN([.AD106];[.AE186])" office:value-type="float" office:value="170215" calcext:value-type="float">
            <text:p>170215</text:p>
          </table:table-cell>
          <table:table-cell table:formula="of:=[.AE24]+MIN([.AE106];[.AF186])" office:value-type="float" office:value="166490" calcext:value-type="float">
            <text:p>166490</text:p>
          </table:table-cell>
          <table:table-cell table:formula="of:=[.AF24]+MIN([.AF106];[.AG186])" office:value-type="float" office:value="163818" calcext:value-type="float">
            <text:p>163818</text:p>
          </table:table-cell>
          <table:table-cell table:formula="of:=[.AG24]+MIN([.AG106];[.AH186])" office:value-type="float" office:value="160197" calcext:value-type="float">
            <text:p>160197</text:p>
          </table:table-cell>
          <table:table-cell table:formula="of:=[.AH24]+MIN([.AH106];[.AI186])" office:value-type="float" office:value="155917" calcext:value-type="float">
            <text:p>155917</text:p>
          </table:table-cell>
          <table:table-cell table:formula="of:=[.AI24]+MIN([.AI106];[.AJ186])" office:value-type="float" office:value="154755" calcext:value-type="float">
            <text:p>154755</text:p>
          </table:table-cell>
          <table:table-cell table:formula="of:=[.AJ24]+MIN([.AJ106];[.AK186])" office:value-type="float" office:value="148943" calcext:value-type="float">
            <text:p>148943</text:p>
          </table:table-cell>
          <table:table-cell table:formula="of:=[.AK24]+MIN([.AK106];[.AL186])" office:value-type="float" office:value="155153" calcext:value-type="float">
            <text:p>155153</text:p>
          </table:table-cell>
          <table:table-cell table:formula="of:=[.AL24]+MIN([.AL106];[.AM186])" office:value-type="float" office:value="146980" calcext:value-type="float">
            <text:p>146980</text:p>
          </table:table-cell>
          <table:table-cell table:formula="of:=[.AM24]+MIN([.AM106];[.AN186])" office:value-type="float" office:value="137195" calcext:value-type="float">
            <text:p>137195</text:p>
          </table:table-cell>
          <table:table-cell table:formula="of:=[.AN24]+MIN([.AN106];[.AO186])" office:value-type="float" office:value="135670" calcext:value-type="float">
            <text:p>135670</text:p>
          </table:table-cell>
          <table:table-cell table:formula="of:=[.AO24]+MIN([.AO106];[.AP186])" office:value-type="float" office:value="134715" calcext:value-type="float">
            <text:p>134715</text:p>
          </table:table-cell>
          <table:table-cell table:formula="of:=[.AP24]+MIN([.AP106];[.AQ186])" office:value-type="float" office:value="129112" calcext:value-type="float">
            <text:p>129112</text:p>
          </table:table-cell>
          <table:table-cell table:formula="of:=[.AQ24]+MIN([.AQ106];[.AR186])" office:value-type="float" office:value="126897" calcext:value-type="float">
            <text:p>126897</text:p>
          </table:table-cell>
          <table:table-cell table:formula="of:=[.AR24]+MIN([.AR106];[.AS186])" office:value-type="float" office:value="124396" calcext:value-type="float">
            <text:p>124396</text:p>
          </table:table-cell>
          <table:table-cell table:formula="of:=[.AS24]+MIN([.AS106];[.AT186])" office:value-type="float" office:value="119135" calcext:value-type="float">
            <text:p>119135</text:p>
          </table:table-cell>
          <table:table-cell table:formula="of:=[.AT24]+MIN([.AT106];[.AU186])" office:value-type="float" office:value="116370" calcext:value-type="float">
            <text:p>116370</text:p>
          </table:table-cell>
          <table:table-cell table:formula="of:=[.AU24]+MIN([.AU106];[.AV186])" office:value-type="float" office:value="113380" calcext:value-type="float">
            <text:p>113380</text:p>
          </table:table-cell>
          <table:table-cell table:formula="of:=[.AV24]+MIN([.AV106];[.AW186])" office:value-type="float" office:value="107401" calcext:value-type="float">
            <text:p>107401</text:p>
          </table:table-cell>
          <table:table-cell table:formula="of:=[.AW24]+MIN([.AW106];[.AX186])" office:value-type="float" office:value="107012" calcext:value-type="float">
            <text:p>107012</text:p>
          </table:table-cell>
          <table:table-cell table:formula="of:=[.AX24]+MIN([.AX106];[.AY186])" office:value-type="float" office:value="103105" calcext:value-type="float">
            <text:p>103105</text:p>
          </table:table-cell>
          <table:table-cell table:formula="of:=[.AY24]+MIN([.AY106];[.AZ186])" office:value-type="float" office:value="100621" calcext:value-type="float">
            <text:p>100621</text:p>
          </table:table-cell>
          <table:table-cell table:formula="of:=[.AZ24]+MIN([.AZ106];[.BA186])" office:value-type="float" office:value="102351" calcext:value-type="float">
            <text:p>102351</text:p>
          </table:table-cell>
          <table:table-cell table:formula="of:=[.BA24]+MIN([.BA106];[.BB186])" office:value-type="float" office:value="96418" calcext:value-type="float">
            <text:p>96418</text:p>
          </table:table-cell>
          <table:table-cell table:formula="of:=[.BB24]+MIN([.BB106];[.BC186])" office:value-type="float" office:value="90547" calcext:value-type="float">
            <text:p>90547</text:p>
          </table:table-cell>
          <table:table-cell table:formula="of:=[.BC24]+MIN([.BC106];[.BD186])" office:value-type="float" office:value="87243" calcext:value-type="float">
            <text:p>87243</text:p>
          </table:table-cell>
          <table:table-cell table:formula="of:=[.BD24]+MIN([.BD106];[.BE186])" office:value-type="float" office:value="86105" calcext:value-type="float">
            <text:p>86105</text:p>
          </table:table-cell>
          <table:table-cell table:formula="of:=[.BE24]+MIN([.BE106];[.BF186])" office:value-type="float" office:value="94670" calcext:value-type="float">
            <text:p>94670</text:p>
          </table:table-cell>
          <table:table-cell table:formula="of:=[.BF24]+MIN([.BF106];[.BG186])" office:value-type="float" office:value="90070" calcext:value-type="float">
            <text:p>90070</text:p>
          </table:table-cell>
          <table:table-cell table:formula="of:=[.BG24]+MIN([.BG106];[.BH186])" office:value-type="float" office:value="80871" calcext:value-type="float">
            <text:p>80871</text:p>
          </table:table-cell>
          <table:table-cell table:formula="of:=[.BH24]+MIN([.BH106];[.BI186])" office:value-type="float" office:value="75799" calcext:value-type="float">
            <text:p>75799</text:p>
          </table:table-cell>
          <table:table-cell table:formula="of:=[.BI24]+MIN([.BI106];[.BJ186])" office:value-type="float" office:value="76156" calcext:value-type="float">
            <text:p>76156</text:p>
          </table:table-cell>
          <table:table-cell table:formula="of:=[.BJ24]+MIN([.BJ106];[.BK186])" office:value-type="float" office:value="69047" calcext:value-type="float">
            <text:p>69047</text:p>
          </table:table-cell>
          <table:table-cell table:formula="of:=[.BK24]+MIN([.BK106];[.BL186])" office:value-type="float" office:value="64142" calcext:value-type="float">
            <text:p>64142</text:p>
          </table:table-cell>
          <table:table-cell table:formula="of:=[.BL24]+MIN([.BL106];[.BM186])" office:value-type="float" office:value="67733" calcext:value-type="float">
            <text:p>67733</text:p>
          </table:table-cell>
          <table:table-cell table:formula="of:=[.BM24]+MIN([.BM106];[.BN186])" office:value-type="float" office:value="68846" calcext:value-type="float">
            <text:p>68846</text:p>
          </table:table-cell>
          <table:table-cell table:formula="of:=[.BN24]+MIN([.BN106];[.BO186])" office:value-type="float" office:value="61594" calcext:value-type="float">
            <text:p>61594</text:p>
          </table:table-cell>
          <table:table-cell table:formula="of:=[.BO24]+MIN([.BO106];[.BP186])" office:value-type="float" office:value="53718" calcext:value-type="float">
            <text:p>53718</text:p>
          </table:table-cell>
          <table:table-cell table:formula="of:=[.BP24]+MIN([.BP106];[.BQ186])" office:value-type="float" office:value="51154" calcext:value-type="float">
            <text:p>51154</text:p>
          </table:table-cell>
          <table:table-cell table:formula="of:=[.BQ24]+MIN([.BQ106];[.BR186])" office:value-type="float" office:value="42022" calcext:value-type="float">
            <text:p>42022</text:p>
          </table:table-cell>
          <table:table-cell table:formula="of:=[.BR24]+MIN([.BR106];[.BS186])" office:value-type="float" office:value="38979" calcext:value-type="float">
            <text:p>38979</text:p>
          </table:table-cell>
          <table:table-cell table:formula="of:=[.BS24]+MIN([.BS106];[.BT186])" office:value-type="float" office:value="29953" calcext:value-type="float">
            <text:p>29953</text:p>
          </table:table-cell>
          <table:table-cell table:formula="of:=[.BT24]+MIN([.BT106];[.BU186])" office:value-type="float" office:value="27692" calcext:value-type="float">
            <text:p>27692</text:p>
          </table:table-cell>
          <table:table-cell table:formula="of:=[.BU24]+MIN([.BU106];[.BV186])" office:value-type="float" office:value="24318" calcext:value-type="float">
            <text:p>24318</text:p>
          </table:table-cell>
          <table:table-cell table:formula="of:=[.BV24]+MIN([.BV106];[.BW186])" office:value-type="float" office:value="19858" calcext:value-type="float">
            <text:p>19858</text:p>
          </table:table-cell>
          <table:table-cell table:formula="of:=[.BW24]+MIN([.BW106];[.BX186])" office:value-type="float" office:value="12552" calcext:value-type="float">
            <text:p>12552</text:p>
          </table:table-cell>
          <table:table-cell table:formula="of:=[.BX24]+MIN([.BX106];[.BY186])" office:value-type="float" office:value="10226" calcext:value-type="float">
            <text:p>10226</text:p>
          </table:table-cell>
          <table:table-cell table:formula="of:=[.BY24]+MIN([.BY106];[.BZ186])" office:value-type="float" office:value="9260" calcext:value-type="float">
            <text:p>9260</text:p>
          </table:table-cell>
          <table:table-cell table:formula="of:=[.BZ24]+MIN([.BZ106];[.CA186])" office:value-type="float" office:value="8432" calcext:value-type="float">
            <text:p>8432</text:p>
          </table:table-cell>
          <table:table-cell table:formula="of:=[.CA24]+MIN([.CA106];[.CB186])" office:value-type="float" office:value="5158" calcext:value-type="float">
            <text:p>5158</text:p>
          </table:table-cell>
          <table:table-cell table:formula="of:=[.CB24]" office:value-type="float" office:value="3446" calcext:value-type="float">
            <text:p>3446</text:p>
          </table:table-cell>
        </table:table-row>
        <table:table-row table:style-name="ro1">
          <table:table-cell table:formula="of:=[.A25]+MIN([.A107];[.B187])" office:value-type="float" office:value="268231" calcext:value-type="float">
            <text:p>268231</text:p>
          </table:table-cell>
          <table:table-cell table:formula="of:=[.B25]+MIN([.B107];[.C187])" office:value-type="float" office:value="266905" calcext:value-type="float">
            <text:p>266905</text:p>
          </table:table-cell>
          <table:table-cell table:formula="of:=[.C25]+MIN([.C107];[.D187])" office:value-type="float" office:value="264912" calcext:value-type="float">
            <text:p>264912</text:p>
          </table:table-cell>
          <table:table-cell table:formula="of:=[.D25]+MIN([.D107];[.E187])" office:value-type="float" office:value="256781" calcext:value-type="float">
            <text:p>256781</text:p>
          </table:table-cell>
          <table:table-cell table:formula="of:=[.E25]+MIN([.E107];[.F187])" office:value-type="float" office:value="250981" calcext:value-type="float">
            <text:p>250981</text:p>
          </table:table-cell>
          <table:table-cell table:formula="of:=[.F25]+MIN([.F107];[.G187])" office:value-type="float" office:value="251076" calcext:value-type="float">
            <text:p>251076</text:p>
          </table:table-cell>
          <table:table-cell table:formula="of:=[.G25]+MIN([.G107];[.H187])" office:value-type="float" office:value="252953" calcext:value-type="float">
            <text:p>252953</text:p>
          </table:table-cell>
          <table:table-cell table:formula="of:=[.H25]+MIN([.H107];[.I187])" office:value-type="float" office:value="244115" calcext:value-type="float">
            <text:p>244115</text:p>
          </table:table-cell>
          <table:table-cell table:formula="of:=[.I25]+MIN([.I107];[.J187])" office:value-type="float" office:value="239723" calcext:value-type="float">
            <text:p>239723</text:p>
          </table:table-cell>
          <table:table-cell table:formula="of:=[.J25]+MIN([.J107];[.K187])" office:value-type="float" office:value="230576" calcext:value-type="float">
            <text:p>230576</text:p>
          </table:table-cell>
          <table:table-cell table:formula="of:=[.K25]+MIN([.K107];[.L187])" office:value-type="float" office:value="230565" calcext:value-type="float">
            <text:p>230565</text:p>
          </table:table-cell>
          <table:table-cell table:formula="of:=[.L25]+MIN([.L107];[.M187])" office:value-type="float" office:value="231190" calcext:value-type="float">
            <text:p>231190</text:p>
          </table:table-cell>
          <table:table-cell table:formula="of:=[.M25]+MIN([.M107];[.N187])" office:value-type="float" office:value="225547" calcext:value-type="float">
            <text:p>225547</text:p>
          </table:table-cell>
          <table:table-cell table:formula="of:=[.N25]+MIN([.N107];[.O187])" office:value-type="float" office:value="215902" calcext:value-type="float">
            <text:p>215902</text:p>
          </table:table-cell>
          <table:table-cell table:formula="of:=[.O25]+MIN([.O107];[.P187])" office:value-type="float" office:value="210908" calcext:value-type="float">
            <text:p>210908</text:p>
          </table:table-cell>
          <table:table-cell table:formula="of:=[.P25]+MIN([.P107];[.Q187])" office:value-type="float" office:value="214026" calcext:value-type="float">
            <text:p>214026</text:p>
          </table:table-cell>
          <table:table-cell table:formula="of:=[.Q25]+MIN([.Q107];[.R187])" office:value-type="float" office:value="211799" calcext:value-type="float">
            <text:p>211799</text:p>
          </table:table-cell>
          <table:table-cell table:formula="of:=[.R25]+MIN([.R107];[.S187])" office:value-type="float" office:value="206406" calcext:value-type="float">
            <text:p>206406</text:p>
          </table:table-cell>
          <table:table-cell table:formula="of:=[.S25]+MIN([.S107];[.T187])" office:value-type="float" office:value="211253" calcext:value-type="float">
            <text:p>211253</text:p>
          </table:table-cell>
          <table:table-cell table:formula="of:=[.T25]+MIN([.T107];[.U187])" office:value-type="float" office:value="204015" calcext:value-type="float">
            <text:p>204015</text:p>
          </table:table-cell>
          <table:table-cell table:formula="of:=[.U25]+MIN([.U107];[.V187])" office:value-type="float" office:value="203797" calcext:value-type="float">
            <text:p>203797</text:p>
          </table:table-cell>
          <table:table-cell table:formula="of:=[.V25]+MIN([.V107];[.W187])" office:value-type="float" office:value="195961" calcext:value-type="float">
            <text:p>195961</text:p>
          </table:table-cell>
          <table:table-cell table:formula="of:=[.W25]+MIN([.W107];[.X187])" office:value-type="float" office:value="204625" calcext:value-type="float">
            <text:p>204625</text:p>
          </table:table-cell>
          <table:table-cell table:formula="of:=[.X25]+MIN([.X107];[.Y187])" office:value-type="float" office:value="197309" calcext:value-type="float">
            <text:p>197309</text:p>
          </table:table-cell>
          <table:table-cell table:formula="of:=[.Y25]+MIN([.Y107];[.Z187])" office:value-type="float" office:value="191973" calcext:value-type="float">
            <text:p>191973</text:p>
          </table:table-cell>
          <table:table-cell table:formula="of:=[.Z25]+MIN([.Z107];[.AA187])" office:value-type="float" office:value="184788" calcext:value-type="float">
            <text:p>184788</text:p>
          </table:table-cell>
          <table:table-cell table:formula="of:=[.AA25]+MIN([.AA107];[.AB187])" office:value-type="float" office:value="181499" calcext:value-type="float">
            <text:p>181499</text:p>
          </table:table-cell>
          <table:table-cell table:formula="of:=[.AB25]+MIN([.AB107];[.AC187])" office:value-type="float" office:value="179845" calcext:value-type="float">
            <text:p>179845</text:p>
          </table:table-cell>
          <table:table-cell table:formula="of:=[.AC25]+MIN([.AC107];[.AD187])" office:value-type="float" office:value="170156" calcext:value-type="float">
            <text:p>170156</text:p>
          </table:table-cell>
          <table:table-cell table:formula="of:=[.AD25]+MIN([.AD107];[.AE187])" office:value-type="float" office:value="172101" calcext:value-type="float">
            <text:p>172101</text:p>
          </table:table-cell>
          <table:table-cell table:formula="of:=[.AE25]+MIN([.AE107];[.AF187])" office:value-type="float" office:value="166364" calcext:value-type="float">
            <text:p>166364</text:p>
          </table:table-cell>
          <table:table-cell table:formula="of:=[.AF25]+MIN([.AF107];[.AG187])" office:value-type="float" office:value="162961" calcext:value-type="float">
            <text:p>162961</text:p>
          </table:table-cell>
          <table:table-cell table:formula="of:=[.AG25]+MIN([.AG107];[.AH187])" office:value-type="float" office:value="161837" calcext:value-type="float">
            <text:p>161837</text:p>
          </table:table-cell>
          <table:table-cell table:formula="of:=[.AH25]+MIN([.AH107];[.AI187])" office:value-type="float" office:value="159587" calcext:value-type="float">
            <text:p>159587</text:p>
          </table:table-cell>
          <table:table-cell table:formula="of:=[.AI25]+MIN([.AI107];[.AJ187])" office:value-type="float" office:value="156346" calcext:value-type="float">
            <text:p>156346</text:p>
          </table:table-cell>
          <table:table-cell table:formula="of:=[.AJ25]+MIN([.AJ107];[.AK187])" office:value-type="float" office:value="148598" calcext:value-type="float">
            <text:p>148598</text:p>
          </table:table-cell>
          <table:table-cell table:formula="of:=[.AK25]+MIN([.AK107];[.AL187])" office:value-type="float" office:value="150615" calcext:value-type="float">
            <text:p>150615</text:p>
          </table:table-cell>
          <table:table-cell table:formula="of:=[.AL25]+MIN([.AL107];[.AM187])" office:value-type="float" office:value="149276" calcext:value-type="float">
            <text:p>149276</text:p>
          </table:table-cell>
          <table:table-cell table:formula="of:=[.AM25]+MIN([.AM107];[.AN187])" office:value-type="float" office:value="151678" calcext:value-type="float">
            <text:p>151678</text:p>
          </table:table-cell>
          <table:table-cell table:formula="of:=[.AN25]+MIN([.AN107];[.AO187])" office:value-type="float" office:value="148384" calcext:value-type="float">
            <text:p>148384</text:p>
          </table:table-cell>
          <table:table-cell table:formula="of:=[.AO25]+MIN([.AO107];[.AP187])" office:value-type="float" office:value="139016" calcext:value-type="float">
            <text:p>139016</text:p>
          </table:table-cell>
          <table:table-cell table:formula="of:=[.AP25]+MIN([.AP107];[.AQ187])" office:value-type="float" office:value="129935" calcext:value-type="float">
            <text:p>129935</text:p>
          </table:table-cell>
          <table:table-cell table:formula="of:=[.AQ25]+MIN([.AQ107];[.AR187])" office:value-type="float" office:value="124317" calcext:value-type="float">
            <text:p>124317</text:p>
          </table:table-cell>
          <table:table-cell table:formula="of:=[.AR25]+MIN([.AR107];[.AS187])" office:value-type="float" office:value="123459" calcext:value-type="float">
            <text:p>123459</text:p>
          </table:table-cell>
          <table:table-cell table:formula="of:=[.AS25]+MIN([.AS107];[.AT187])" office:value-type="float" office:value="118490" calcext:value-type="float">
            <text:p>118490</text:p>
          </table:table-cell>
          <table:table-cell table:formula="of:=[.AT25]+MIN([.AT107];[.AU187])" office:value-type="float" office:value="121518" calcext:value-type="float">
            <text:p>121518</text:p>
          </table:table-cell>
          <table:table-cell table:formula="of:=[.AU25]+MIN([.AU107];[.AV187])" office:value-type="float" office:value="121479" calcext:value-type="float">
            <text:p>121479</text:p>
          </table:table-cell>
          <table:table-cell table:formula="of:=[.AV25]+MIN([.AV107];[.AW187])" office:value-type="float" office:value="117088" calcext:value-type="float">
            <text:p>117088</text:p>
          </table:table-cell>
          <table:table-cell table:formula="of:=[.AW25]+MIN([.AW107];[.AX187])" office:value-type="float" office:value="109045" calcext:value-type="float">
            <text:p>109045</text:p>
          </table:table-cell>
          <table:table-cell table:formula="of:=[.AX25]+MIN([.AX107];[.AY187])" office:value-type="float" office:value="101570" calcext:value-type="float">
            <text:p>101570</text:p>
          </table:table-cell>
          <table:table-cell table:formula="of:=[.AY25]+MIN([.AY107];[.AZ187])" office:value-type="float" office:value="99389" calcext:value-type="float">
            <text:p>99389</text:p>
          </table:table-cell>
          <table:table-cell table:formula="of:=[.AZ25]+MIN([.AZ107];[.BA187])" office:value-type="float" office:value="98450" calcext:value-type="float">
            <text:p>98450</text:p>
          </table:table-cell>
          <table:table-cell table:formula="of:=[.BA25]+MIN([.BA107];[.BB187])" office:value-type="float" office:value="100664" calcext:value-type="float">
            <text:p>100664</text:p>
          </table:table-cell>
          <table:table-cell table:formula="of:=[.BB25]+MIN([.BB107];[.BC187])" office:value-type="float" office:value="101242" calcext:value-type="float">
            <text:p>101242</text:p>
          </table:table-cell>
          <table:table-cell table:formula="of:=[.BC25]+MIN([.BC107];[.BD187])" office:value-type="float" office:value="92742" calcext:value-type="float">
            <text:p>92742</text:p>
          </table:table-cell>
          <table:table-cell table:formula="of:=[.BD25]+MIN([.BD107];[.BE187])" office:value-type="float" office:value="84489" calcext:value-type="float">
            <text:p>84489</text:p>
          </table:table-cell>
          <table:table-cell table:formula="of:=[.BE25]+MIN([.BE107];[.BF187])" office:value-type="float" office:value="89556" calcext:value-type="float">
            <text:p>89556</text:p>
          </table:table-cell>
          <table:table-cell table:formula="of:=[.BF25]+MIN([.BF107];[.BG187])" office:value-type="float" office:value="84190" calcext:value-type="float">
            <text:p>84190</text:p>
          </table:table-cell>
          <table:table-cell table:formula="of:=[.BG25]+MIN([.BG107];[.BH187])" office:value-type="float" office:value="76216" calcext:value-type="float">
            <text:p>76216</text:p>
          </table:table-cell>
          <table:table-cell table:formula="of:=[.BH25]+MIN([.BH107];[.BI187])" office:value-type="float" office:value="68357" calcext:value-type="float">
            <text:p>68357</text:p>
          </table:table-cell>
          <table:table-cell table:formula="of:=[.BI25]+MIN([.BI107];[.BJ187])" office:value-type="float" office:value="68911" calcext:value-type="float">
            <text:p>68911</text:p>
          </table:table-cell>
          <table:table-cell table:formula="of:=[.BJ25]+MIN([.BJ107];[.BK187])" office:value-type="float" office:value="62575" calcext:value-type="float">
            <text:p>62575</text:p>
          </table:table-cell>
          <table:table-cell table:formula="of:=[.BK25]+MIN([.BK107];[.BL187])" office:value-type="float" office:value="59382" calcext:value-type="float">
            <text:p>59382</text:p>
          </table:table-cell>
          <table:table-cell table:formula="of:=[.BL25]+MIN([.BL107];[.BM187])" office:value-type="float" office:value="61374" calcext:value-type="float">
            <text:p>61374</text:p>
          </table:table-cell>
          <table:table-cell table:formula="of:=[.BM25]+MIN([.BM107];[.BN187])" office:value-type="float" office:value="59793" calcext:value-type="float">
            <text:p>59793</text:p>
          </table:table-cell>
          <table:table-cell table:formula="of:=[.BN25]+MIN([.BN107];[.BO187])" office:value-type="float" office:value="55714" calcext:value-type="float">
            <text:p>55714</text:p>
          </table:table-cell>
          <table:table-cell table:formula="of:=[.BO25]+MIN([.BO107];[.BP187])" office:value-type="float" office:value="58974" calcext:value-type="float">
            <text:p>58974</text:p>
          </table:table-cell>
          <table:table-cell table:formula="of:=[.BP25]+MIN([.BP107];[.BQ187])" office:value-type="float" office:value="52329" calcext:value-type="float">
            <text:p>52329</text:p>
          </table:table-cell>
          <table:table-cell table:formula="of:=[.BQ25]+MIN([.BQ107];[.BR187])" office:value-type="float" office:value="47017" calcext:value-type="float">
            <text:p>47017</text:p>
          </table:table-cell>
          <table:table-cell table:formula="of:=[.BR25]+MIN([.BR107];[.BS187])" office:value-type="float" office:value="37621" calcext:value-type="float">
            <text:p>37621</text:p>
          </table:table-cell>
          <table:table-cell table:formula="of:=[.BS25]+MIN([.BS107];[.BT187])" office:value-type="float" office:value="34785" calcext:value-type="float">
            <text:p>34785</text:p>
          </table:table-cell>
          <table:table-cell table:formula="of:=[.BT25]+MIN([.BT107];[.BU187])" office:value-type="float" office:value="28682" calcext:value-type="float">
            <text:p>28682</text:p>
          </table:table-cell>
          <table:table-cell table:formula="of:=[.BU25]+MIN([.BU107];[.BV187])" office:value-type="float" office:value="26825" calcext:value-type="float">
            <text:p>26825</text:p>
          </table:table-cell>
          <table:table-cell table:formula="of:=[.BV25]+MIN([.BV107];[.BW187])" office:value-type="float" office:value="17846" calcext:value-type="float">
            <text:p>17846</text:p>
          </table:table-cell>
          <table:table-cell table:formula="of:=[.BW25]+MIN([.BW107];[.BX187])" office:value-type="float" office:value="14011" calcext:value-type="float">
            <text:p>14011</text:p>
          </table:table-cell>
          <table:table-cell table:formula="of:=[.BX25]+MIN([.BX107];[.BY187])" office:value-type="float" office:value="15300" calcext:value-type="float">
            <text:p>15300</text:p>
          </table:table-cell>
          <table:table-cell table:formula="of:=[.BY25]+MIN([.BY107];[.BZ187])" office:value-type="float" office:value="16464" calcext:value-type="float">
            <text:p>16464</text:p>
          </table:table-cell>
          <table:table-cell table:formula="of:=[.BZ25]+MIN([.BZ107];[.CA187])" office:value-type="float" office:value="9571" calcext:value-type="float">
            <text:p>9571</text:p>
          </table:table-cell>
          <table:table-cell table:formula="of:=[.CA25]+MIN([.CA107];[.CB187])" office:value-type="float" office:value="13664" calcext:value-type="float">
            <text:p>13664</text:p>
          </table:table-cell>
          <table:table-cell table:formula="of:=[.CB25]" office:value-type="float" office:value="7615" calcext:value-type="float">
            <text:p>7615</text:p>
          </table:table-cell>
        </table:table-row>
        <table:table-row table:style-name="ro1">
          <table:table-cell table:formula="of:=[.A26]+MIN([.A108];[.B188])" office:value-type="float" office:value="271284" calcext:value-type="float">
            <text:p>271284</text:p>
          </table:table-cell>
          <table:table-cell table:formula="of:=[.B26]+MIN([.B108];[.C188])" office:value-type="float" office:value="262340" calcext:value-type="float">
            <text:p>262340</text:p>
          </table:table-cell>
          <table:table-cell table:formula="of:=[.C26]+MIN([.C108];[.D188])" office:value-type="float" office:value="257677" calcext:value-type="float">
            <text:p>257677</text:p>
          </table:table-cell>
          <table:table-cell table:formula="of:=[.D26]+MIN([.D108];[.E188])" office:value-type="float" office:value="251991" calcext:value-type="float">
            <text:p>251991</text:p>
          </table:table-cell>
          <table:table-cell table:formula="of:=[.E26]+MIN([.E108];[.F188])" office:value-type="float" office:value="249003" calcext:value-type="float">
            <text:p>249003</text:p>
          </table:table-cell>
          <table:table-cell table:formula="of:=[.F26]+MIN([.F108];[.G188])" office:value-type="float" office:value="248770" calcext:value-type="float">
            <text:p>248770</text:p>
          </table:table-cell>
          <table:table-cell table:formula="of:=[.G26]+MIN([.G108];[.H188])" office:value-type="float" office:value="245480" calcext:value-type="float">
            <text:p>245480</text:p>
          </table:table-cell>
          <table:table-cell table:formula="of:=[.H26]+MIN([.H108];[.I188])" office:value-type="float" office:value="240868" calcext:value-type="float">
            <text:p>240868</text:p>
          </table:table-cell>
          <table:table-cell table:formula="of:=[.I26]+MIN([.I108];[.J188])" office:value-type="float" office:value="231727" calcext:value-type="float">
            <text:p>231727</text:p>
          </table:table-cell>
          <table:table-cell table:formula="of:=[.J26]+MIN([.J108];[.K188])" office:value-type="float" office:value="231329" calcext:value-type="float">
            <text:p>231329</text:p>
          </table:table-cell>
          <table:table-cell table:formula="of:=[.K26]+MIN([.K108];[.L188])" office:value-type="float" office:value="226654" calcext:value-type="float">
            <text:p>226654</text:p>
          </table:table-cell>
          <table:table-cell table:formula="of:=[.L26]+MIN([.L108];[.M188])" office:value-type="float" office:value="224072" calcext:value-type="float">
            <text:p>224072</text:p>
          </table:table-cell>
          <table:table-cell table:formula="of:=[.M26]+MIN([.M108];[.N188])" office:value-type="float" office:value="216624" calcext:value-type="float">
            <text:p>216624</text:p>
          </table:table-cell>
          <table:table-cell table:formula="of:=[.N26]+MIN([.N108];[.O188])" office:value-type="float" office:value="217334" calcext:value-type="float">
            <text:p>217334</text:p>
          </table:table-cell>
          <table:table-cell table:formula="of:=[.O26]+MIN([.O108];[.P188])" office:value-type="float" office:value="208880" calcext:value-type="float">
            <text:p>208880</text:p>
          </table:table-cell>
          <table:table-cell table:formula="of:=[.P26]+MIN([.P108];[.Q188])" office:value-type="float" office:value="207964" calcext:value-type="float">
            <text:p>207964</text:p>
          </table:table-cell>
          <table:table-cell table:formula="of:=[.Q26]+MIN([.Q108];[.R188])" office:value-type="float" office:value="206368" calcext:value-type="float">
            <text:p>206368</text:p>
          </table:table-cell>
          <table:table-cell table:formula="of:=[.R26]+MIN([.R108];[.S188])" office:value-type="float" office:value="204127" calcext:value-type="float">
            <text:p>204127</text:p>
          </table:table-cell>
          <table:table-cell table:formula="of:=[.S26]+MIN([.S108];[.T188])" office:value-type="float" office:value="202501" calcext:value-type="float">
            <text:p>202501</text:p>
          </table:table-cell>
          <table:table-cell table:formula="of:=[.T26]+MIN([.T108];[.U188])" office:value-type="float" office:value="201357" calcext:value-type="float">
            <text:p>201357</text:p>
          </table:table-cell>
          <table:table-cell table:formula="of:=[.U26]+MIN([.U108];[.V188])" office:value-type="float" office:value="198616" calcext:value-type="float">
            <text:p>198616</text:p>
          </table:table-cell>
          <table:table-cell table:formula="of:=[.V26]+MIN([.V108];[.W188])" office:value-type="float" office:value="194967" calcext:value-type="float">
            <text:p>194967</text:p>
          </table:table-cell>
          <table:table-cell table:formula="of:=[.W26]+MIN([.W108];[.X188])" office:value-type="float" office:value="198223" calcext:value-type="float">
            <text:p>198223</text:p>
          </table:table-cell>
          <table:table-cell table:formula="of:=[.X26]+MIN([.X108];[.Y188])" office:value-type="float" office:value="192149" calcext:value-type="float">
            <text:p>192149</text:p>
          </table:table-cell>
          <table:table-cell table:formula="of:=[.Y26]+MIN([.Y108];[.Z188])" office:value-type="float" office:value="184979" calcext:value-type="float">
            <text:p>184979</text:p>
          </table:table-cell>
          <table:table-cell table:formula="of:=[.Z26]+MIN([.Z108];[.AA188])" office:value-type="float" office:value="182076" calcext:value-type="float">
            <text:p>182076</text:p>
          </table:table-cell>
          <table:table-cell table:formula="of:=[.AA26]+MIN([.AA108];[.AB188])" office:value-type="float" office:value="179601" calcext:value-type="float">
            <text:p>179601</text:p>
          </table:table-cell>
          <table:table-cell table:formula="of:=[.AB26]+MIN([.AB108];[.AC188])" office:value-type="float" office:value="174276" calcext:value-type="float">
            <text:p>174276</text:p>
          </table:table-cell>
          <table:table-cell table:formula="of:=[.AC26]+MIN([.AC108];[.AD188])" office:value-type="float" office:value="167825" calcext:value-type="float">
            <text:p>167825</text:p>
          </table:table-cell>
          <table:table-cell table:formula="of:=[.AD26]+MIN([.AD108];[.AE188])" office:value-type="float" office:value="166901" calcext:value-type="float">
            <text:p>166901</text:p>
          </table:table-cell>
          <table:table-cell table:formula="of:=[.AE26]+MIN([.AE108];[.AF188])" office:value-type="float" office:value="163573" calcext:value-type="float">
            <text:p>163573</text:p>
          </table:table-cell>
          <table:table-cell table:formula="of:=[.AF26]+MIN([.AF108];[.AG188])" office:value-type="float" office:value="166740" calcext:value-type="float">
            <text:p>166740</text:p>
          </table:table-cell>
          <table:table-cell table:formula="of:=[.AG26]+MIN([.AG108];[.AH188])" office:value-type="float" office:value="172689" calcext:value-type="float">
            <text:p>172689</text:p>
          </table:table-cell>
          <table:table-cell table:formula="of:=[.AH26]+MIN([.AH108];[.AI188])" office:value-type="float" office:value="167876" calcext:value-type="float">
            <text:p>167876</text:p>
          </table:table-cell>
          <table:table-cell table:formula="of:=[.AI26]+MIN([.AI108];[.AJ188])" office:value-type="float" office:value="158139" calcext:value-type="float">
            <text:p>158139</text:p>
          </table:table-cell>
          <table:table-cell table:formula="of:=[.AJ26]+MIN([.AJ108];[.AK188])" office:value-type="float" office:value="148582" calcext:value-type="float">
            <text:p>148582</text:p>
          </table:table-cell>
          <table:table-cell table:formula="of:=[.AK26]+MIN([.AK108];[.AL188])" office:value-type="float" office:value="147891" calcext:value-type="float">
            <text:p>147891</text:p>
          </table:table-cell>
          <table:table-cell table:formula="of:=[.AL26]+MIN([.AL108];[.AM188])" office:value-type="float" office:value="145503" calcext:value-type="float">
            <text:p>145503</text:p>
          </table:table-cell>
          <table:table-cell table:formula="of:=[.AM26]+MIN([.AM108];[.AN188])" office:value-type="float" office:value="146586" calcext:value-type="float">
            <text:p>146586</text:p>
          </table:table-cell>
          <table:table-cell table:formula="of:=[.AN26]+MIN([.AN108];[.AO188])" office:value-type="float" office:value="144786" calcext:value-type="float">
            <text:p>144786</text:p>
          </table:table-cell>
          <table:table-cell table:formula="of:=[.AO26]+MIN([.AO108];[.AP188])" office:value-type="float" office:value="143430" calcext:value-type="float">
            <text:p>143430</text:p>
          </table:table-cell>
          <table:table-cell table:formula="of:=[.AP26]+MIN([.AP108];[.AQ188])" office:value-type="float" office:value="134224" calcext:value-type="float">
            <text:p>134224</text:p>
          </table:table-cell>
          <table:table-cell table:formula="of:=[.AQ26]+MIN([.AQ108];[.AR188])" office:value-type="float" office:value="135766" calcext:value-type="float">
            <text:p>135766</text:p>
          </table:table-cell>
          <table:table-cell table:formula="of:=[.AR26]+MIN([.AR108];[.AS188])" office:value-type="float" office:value="133701" calcext:value-type="float">
            <text:p>133701</text:p>
          </table:table-cell>
          <table:table-cell table:formula="of:=[.AS26]+MIN([.AS108];[.AT188])" office:value-type="float" office:value="130910" calcext:value-type="float">
            <text:p>130910</text:p>
          </table:table-cell>
          <table:table-cell table:formula="of:=[.AT26]+MIN([.AT108];[.AU188])" office:value-type="float" office:value="128959" calcext:value-type="float">
            <text:p>128959</text:p>
          </table:table-cell>
          <table:table-cell table:formula="of:=[.AU26]+MIN([.AU108];[.AV188])" office:value-type="float" office:value="124626" calcext:value-type="float">
            <text:p>124626</text:p>
          </table:table-cell>
          <table:table-cell table:formula="of:=[.AV26]+MIN([.AV108];[.AW188])" office:value-type="float" office:value="114766" calcext:value-type="float">
            <text:p>114766</text:p>
          </table:table-cell>
          <table:table-cell table:formula="of:=[.AW26]+MIN([.AW108];[.AX188])" office:value-type="float" office:value="109753" calcext:value-type="float">
            <text:p>109753</text:p>
          </table:table-cell>
          <table:table-cell table:formula="of:=[.AX26]+MIN([.AX108];[.AY188])" office:value-type="float" office:value="114875" calcext:value-type="float">
            <text:p>114875</text:p>
          </table:table-cell>
          <table:table-cell table:formula="of:=[.AY26]+MIN([.AY108];[.AZ188])" office:value-type="float" office:value="108854" calcext:value-type="float">
            <text:p>108854</text:p>
          </table:table-cell>
          <table:table-cell table:formula="of:=[.AZ26]+MIN([.AZ108];[.BA188])" office:value-type="float" office:value="102796" calcext:value-type="float">
            <text:p>102796</text:p>
          </table:table-cell>
          <table:table-cell table:formula="of:=[.BA26]+MIN([.BA108];[.BB188])" office:value-type="float" office:value="100919" calcext:value-type="float">
            <text:p>100919</text:p>
          </table:table-cell>
          <table:table-cell table:formula="of:=[.BB26]+MIN([.BB108];[.BC188])" office:value-type="float" office:value="96374" calcext:value-type="float">
            <text:p>96374</text:p>
          </table:table-cell>
          <table:table-cell table:formula="of:=[.BC26]+MIN([.BC108];[.BD188])" office:value-type="float" office:value="88602" calcext:value-type="float">
            <text:p>88602</text:p>
          </table:table-cell>
          <table:table-cell table:formula="of:=[.BD26]+MIN([.BD108];[.BE188])" office:value-type="float" office:value="82334" calcext:value-type="float">
            <text:p>82334</text:p>
          </table:table-cell>
          <table:table-cell table:formula="of:=[.BE26]+MIN([.BE108];[.BF188])" office:value-type="float" office:value="81713" calcext:value-type="float">
            <text:p>81713</text:p>
          </table:table-cell>
          <table:table-cell table:formula="of:=[.BF26]+MIN([.BF108];[.BG188])" office:value-type="float" office:value="81930" calcext:value-type="float">
            <text:p>81930</text:p>
          </table:table-cell>
          <table:table-cell table:formula="of:=[.BG26]+MIN([.BG108];[.BH188])" office:value-type="float" office:value="72581" calcext:value-type="float">
            <text:p>72581</text:p>
          </table:table-cell>
          <table:table-cell table:formula="of:=[.BH26]+MIN([.BH108];[.BI188])" office:value-type="float" office:value="66611" calcext:value-type="float">
            <text:p>66611</text:p>
          </table:table-cell>
          <table:table-cell table:formula="of:=[.BI26]+MIN([.BI108];[.BJ188])" office:value-type="float" office:value="69419" calcext:value-type="float">
            <text:p>69419</text:p>
          </table:table-cell>
          <table:table-cell table:formula="of:=[.BJ26]+MIN([.BJ108];[.BK188])" office:value-type="float" office:value="59836" calcext:value-type="float">
            <text:p>59836</text:p>
          </table:table-cell>
          <table:table-cell table:formula="of:=[.BK26]+MIN([.BK108];[.BL188])" office:value-type="float" office:value="56765" calcext:value-type="float">
            <text:p>56765</text:p>
          </table:table-cell>
          <table:table-cell table:formula="of:=[.BL26]+MIN([.BL108];[.BM188])" office:value-type="float" office:value="52638" calcext:value-type="float">
            <text:p>52638</text:p>
          </table:table-cell>
          <table:table-cell table:formula="of:=[.BM26]+MIN([.BM108];[.BN188])" office:value-type="float" office:value="57621" calcext:value-type="float">
            <text:p>57621</text:p>
          </table:table-cell>
          <table:table-cell table:formula="of:=[.BN26]+MIN([.BN108];[.BO188])" office:value-type="float" office:value="49390" calcext:value-type="float">
            <text:p>49390</text:p>
          </table:table-cell>
          <table:table-cell table:formula="of:=[.BO26]+MIN([.BO108];[.BP188])" office:value-type="float" office:value="52552" calcext:value-type="float">
            <text:p>52552</text:p>
          </table:table-cell>
          <table:table-cell table:formula="of:=[.BP26]+MIN([.BP108];[.BQ188])" office:value-type="float" office:value="43438" calcext:value-type="float">
            <text:p>43438</text:p>
          </table:table-cell>
          <table:table-cell table:formula="of:=[.BQ26]+MIN([.BQ108];[.BR188])" office:value-type="float" office:value="39602" calcext:value-type="float">
            <text:p>39602</text:p>
          </table:table-cell>
          <table:table-cell table:formula="of:=[.BR26]+MIN([.BR108];[.BS188])" office:value-type="float" office:value="32099" calcext:value-type="float">
            <text:p>32099</text:p>
          </table:table-cell>
          <table:table-cell table:formula="of:=[.BS26]+MIN([.BS108];[.BT188])" office:value-type="float" office:value="29716" calcext:value-type="float">
            <text:p>29716</text:p>
          </table:table-cell>
          <table:table-cell table:formula="of:=[.BT26]+MIN([.BT108];[.BU188])" office:value-type="float" office:value="29562" calcext:value-type="float">
            <text:p>29562</text:p>
          </table:table-cell>
          <table:table-cell table:formula="of:=[.BU26]+MIN([.BU108];[.BV188])" office:value-type="float" office:value="28260" calcext:value-type="float">
            <text:p>28260</text:p>
          </table:table-cell>
          <table:table-cell table:formula="of:=[.BV26]+MIN([.BV108];[.BW188])" office:value-type="float" office:value="24044" calcext:value-type="float">
            <text:p>24044</text:p>
          </table:table-cell>
          <table:table-cell table:formula="of:=[.BW26]+MIN([.BW108];[.BX188])" office:value-type="float" office:value="22277" calcext:value-type="float">
            <text:p>22277</text:p>
          </table:table-cell>
          <table:table-cell table:formula="of:=[.BX26]+MIN([.BX108];[.BY188])" office:value-type="float" office:value="13990" calcext:value-type="float">
            <text:p>13990</text:p>
          </table:table-cell>
          <table:table-cell table:formula="of:=[.BY26]+MIN([.BY108];[.BZ188])" office:value-type="float" office:value="12953" calcext:value-type="float">
            <text:p>12953</text:p>
          </table:table-cell>
          <table:table-cell table:formula="of:=[.BZ26]+MIN([.BZ108];[.CA188])" office:value-type="float" office:value="8961" calcext:value-type="float">
            <text:p>8961</text:p>
          </table:table-cell>
          <table:table-cell table:formula="of:=[.CA26]+MIN([.CA108];[.CB188])" office:value-type="float" office:value="5319" calcext:value-type="float">
            <text:p>5319</text:p>
          </table:table-cell>
          <table:table-cell table:formula="of:=[.CB26]" office:value-type="float" office:value="4303" calcext:value-type="float">
            <text:p>4303</text:p>
          </table:table-cell>
        </table:table-row>
        <table:table-row table:style-name="ro1">
          <table:table-cell table:formula="of:=[.A27]+MIN([.A109];[.B189])" office:value-type="float" office:value="262036" calcext:value-type="float">
            <text:p>262036</text:p>
          </table:table-cell>
          <table:table-cell table:formula="of:=[.B27]+MIN([.B109];[.C189])" office:value-type="float" office:value="256943" calcext:value-type="float">
            <text:p>256943</text:p>
          </table:table-cell>
          <table:table-cell table:formula="of:=[.C27]+MIN([.C109];[.D189])" office:value-type="float" office:value="256805" calcext:value-type="float">
            <text:p>256805</text:p>
          </table:table-cell>
          <table:table-cell table:formula="of:=[.D27]+MIN([.D109];[.E189])" office:value-type="float" office:value="252166" calcext:value-type="float">
            <text:p>252166</text:p>
          </table:table-cell>
          <table:table-cell table:formula="of:=[.E27]+MIN([.E109];[.F189])" office:value-type="float" office:value="245557" calcext:value-type="float">
            <text:p>245557</text:p>
          </table:table-cell>
          <table:table-cell table:formula="of:=[.F27]+MIN([.F109];[.G189])" office:value-type="float" office:value="244411" calcext:value-type="float">
            <text:p>244411</text:p>
          </table:table-cell>
          <table:table-cell table:formula="of:=[.G27]+MIN([.G109];[.H189])" office:value-type="float" office:value="238846" calcext:value-type="float">
            <text:p>238846</text:p>
          </table:table-cell>
          <table:table-cell table:formula="of:=[.H27]+MIN([.H109];[.I189])" office:value-type="float" office:value="238751" calcext:value-type="float">
            <text:p>238751</text:p>
          </table:table-cell>
          <table:table-cell table:formula="of:=[.I27]+MIN([.I109];[.J189])" office:value-type="float" office:value="231230" calcext:value-type="float">
            <text:p>231230</text:p>
          </table:table-cell>
          <table:table-cell table:formula="of:=[.J27]+MIN([.J109];[.K189])" office:value-type="float" office:value="222153" calcext:value-type="float">
            <text:p>222153</text:p>
          </table:table-cell>
          <table:table-cell table:formula="of:=[.K27]+MIN([.K109];[.L189])" office:value-type="float" office:value="219881" calcext:value-type="float">
            <text:p>219881</text:p>
          </table:table-cell>
          <table:table-cell table:formula="of:=[.L27]+MIN([.L109];[.M189])" office:value-type="float" office:value="218907" calcext:value-type="float">
            <text:p>218907</text:p>
          </table:table-cell>
          <table:table-cell table:formula="of:=[.M27]+MIN([.M109];[.N189])" office:value-type="float" office:value="214717" calcext:value-type="float">
            <text:p>214717</text:p>
          </table:table-cell>
          <table:table-cell table:formula="of:=[.N27]+MIN([.N109];[.O189])" office:value-type="float" office:value="212252" calcext:value-type="float">
            <text:p>212252</text:p>
          </table:table-cell>
          <table:table-cell table:formula="of:=[.O27]+MIN([.O109];[.P189])" office:value-type="float" office:value="213451" calcext:value-type="float">
            <text:p>213451</text:p>
          </table:table-cell>
          <table:table-cell table:formula="of:=[.P27]+MIN([.P109];[.Q189])" office:value-type="float" office:value="212729" calcext:value-type="float">
            <text:p>212729</text:p>
          </table:table-cell>
          <table:table-cell table:formula="of:=[.Q27]+MIN([.Q109];[.R189])" office:value-type="float" office:value="207731" calcext:value-type="float">
            <text:p>207731</text:p>
          </table:table-cell>
          <table:table-cell table:formula="of:=[.R27]+MIN([.R109];[.S189])" office:value-type="float" office:value="204164" calcext:value-type="float">
            <text:p>204164</text:p>
          </table:table-cell>
          <table:table-cell table:formula="of:=[.S27]+MIN([.S109];[.T189])" office:value-type="float" office:value="201117" calcext:value-type="float">
            <text:p>201117</text:p>
          </table:table-cell>
          <table:table-cell table:formula="of:=[.T27]+MIN([.T109];[.U189])" office:value-type="float" office:value="200196" calcext:value-type="float">
            <text:p>200196</text:p>
          </table:table-cell>
          <table:table-cell table:formula="of:=[.U27]+MIN([.U109];[.V189])" office:value-type="float" office:value="197460" calcext:value-type="float">
            <text:p>197460</text:p>
          </table:table-cell>
          <table:table-cell table:formula="of:=[.V27]+MIN([.V109];[.W189])" office:value-type="float" office:value="189605" calcext:value-type="float">
            <text:p>189605</text:p>
          </table:table-cell>
          <table:table-cell table:formula="of:=[.W27]+MIN([.W109];[.X189])" office:value-type="float" office:value="189432" calcext:value-type="float">
            <text:p>189432</text:p>
          </table:table-cell>
          <table:table-cell table:formula="of:=[.X27]+MIN([.X109];[.Y189])" office:value-type="float" office:value="187367" calcext:value-type="float">
            <text:p>187367</text:p>
          </table:table-cell>
          <table:table-cell table:formula="of:=[.Y27]+MIN([.Y109];[.Z189])" office:value-type="float" office:value="183129" calcext:value-type="float">
            <text:p>183129</text:p>
          </table:table-cell>
          <table:table-cell table:formula="of:=[.Z27]+MIN([.Z109];[.AA189])" office:value-type="float" office:value="184014" calcext:value-type="float">
            <text:p>184014</text:p>
          </table:table-cell>
          <table:table-cell table:formula="of:=[.AA27]+MIN([.AA109];[.AB189])" office:value-type="float" office:value="190671" calcext:value-type="float">
            <text:p>190671</text:p>
          </table:table-cell>
          <table:table-cell table:formula="of:=[.AB27]+MIN([.AB109];[.AC189])" office:value-type="float" office:value="186005" calcext:value-type="float">
            <text:p>186005</text:p>
          </table:table-cell>
          <table:table-cell table:formula="of:=[.AC27]+MIN([.AC109];[.AD189])" office:value-type="float" office:value="184727" calcext:value-type="float">
            <text:p>184727</text:p>
          </table:table-cell>
          <table:table-cell table:formula="of:=[.AD27]+MIN([.AD109];[.AE189])" office:value-type="float" office:value="178709" calcext:value-type="float">
            <text:p>178709</text:p>
          </table:table-cell>
          <table:table-cell table:formula="of:=[.AE27]+MIN([.AE109];[.AF189])" office:value-type="float" office:value="172059" calcext:value-type="float">
            <text:p>172059</text:p>
          </table:table-cell>
          <table:table-cell table:formula="of:=[.AF27]+MIN([.AF109];[.AG189])" office:value-type="float" office:value="166816" calcext:value-type="float">
            <text:p>166816</text:p>
          </table:table-cell>
          <table:table-cell table:formula="of:=[.AG27]+MIN([.AG109];[.AH189])" office:value-type="float" office:value="168006" calcext:value-type="float">
            <text:p>168006</text:p>
          </table:table-cell>
          <table:table-cell table:formula="of:=[.AH27]+MIN([.AH109];[.AI189])" office:value-type="float" office:value="167370" calcext:value-type="float">
            <text:p>167370</text:p>
          </table:table-cell>
          <table:table-cell table:formula="of:=[.AI27]+MIN([.AI109];[.AJ189])" office:value-type="float" office:value="160145" calcext:value-type="float">
            <text:p>160145</text:p>
          </table:table-cell>
          <table:table-cell table:formula="of:=[.AJ27]+MIN([.AJ109];[.AK189])" office:value-type="float" office:value="153866" calcext:value-type="float">
            <text:p>153866</text:p>
          </table:table-cell>
          <table:table-cell table:formula="of:=[.AK27]+MIN([.AK109];[.AL189])" office:value-type="float" office:value="146613" calcext:value-type="float">
            <text:p>146613</text:p>
          </table:table-cell>
          <table:table-cell table:formula="of:=[.AL27]+MIN([.AL109];[.AM189])" office:value-type="float" office:value="144120" calcext:value-type="float">
            <text:p>144120</text:p>
          </table:table-cell>
          <table:table-cell table:formula="of:=[.AM27]+MIN([.AM109];[.AN189])" office:value-type="float" office:value="142565" calcext:value-type="float">
            <text:p>142565</text:p>
          </table:table-cell>
          <table:table-cell table:formula="of:=[.AN27]+MIN([.AN109];[.AO189])" office:value-type="float" office:value="143177" calcext:value-type="float">
            <text:p>143177</text:p>
          </table:table-cell>
          <table:table-cell table:formula="of:=[.AO27]+MIN([.AO109];[.AP189])" office:value-type="float" office:value="147346" calcext:value-type="float">
            <text:p>147346</text:p>
          </table:table-cell>
          <table:table-cell table:formula="of:=[.AP27]+MIN([.AP109];[.AQ189])" office:value-type="float" office:value="141146" calcext:value-type="float">
            <text:p>141146</text:p>
          </table:table-cell>
          <table:table-cell table:formula="of:=[.AQ27]+MIN([.AQ109];[.AR189])" office:value-type="float" office:value="143700" calcext:value-type="float">
            <text:p>143700</text:p>
          </table:table-cell>
          <table:table-cell table:formula="of:=[.AR27]+MIN([.AR109];[.AS189])" office:value-type="float" office:value="139866" calcext:value-type="float">
            <text:p>139866</text:p>
          </table:table-cell>
          <table:table-cell table:formula="of:=[.AS27]+MIN([.AS109];[.AT189])" office:value-type="float" office:value="134167" calcext:value-type="float">
            <text:p>134167</text:p>
          </table:table-cell>
          <table:table-cell table:formula="of:=[.AT27]+MIN([.AT109];[.AU189])" office:value-type="float" office:value="125538" calcext:value-type="float">
            <text:p>125538</text:p>
          </table:table-cell>
          <table:table-cell table:formula="of:=[.AU27]+MIN([.AU109];[.AV189])" office:value-type="float" office:value="124560" calcext:value-type="float">
            <text:p>124560</text:p>
          </table:table-cell>
          <table:table-cell table:formula="of:=[.AV27]+MIN([.AV109];[.AW189])" office:value-type="float" office:value="122689" calcext:value-type="float">
            <text:p>122689</text:p>
          </table:table-cell>
          <table:table-cell table:formula="of:=[.AW27]+MIN([.AW109];[.AX189])" office:value-type="float" office:value="118107" calcext:value-type="float">
            <text:p>118107</text:p>
          </table:table-cell>
          <table:table-cell table:formula="of:=[.AX27]+MIN([.AX109];[.AY189])" office:value-type="float" office:value="114615" calcext:value-type="float">
            <text:p>114615</text:p>
          </table:table-cell>
          <table:table-cell table:formula="of:=[.AY27]+MIN([.AY109];[.AZ189])" office:value-type="float" office:value="106976" calcext:value-type="float">
            <text:p>106976</text:p>
          </table:table-cell>
          <table:table-cell table:formula="of:=[.AZ27]+MIN([.AZ109];[.BA189])" office:value-type="float" office:value="105439" calcext:value-type="float">
            <text:p>105439</text:p>
          </table:table-cell>
          <table:table-cell table:formula="of:=[.BA27]+MIN([.BA109];[.BB189])" office:value-type="float" office:value="97738" calcext:value-type="float">
            <text:p>97738</text:p>
          </table:table-cell>
          <table:table-cell table:formula="of:=[.BB27]+MIN([.BB109];[.BC189])" office:value-type="float" office:value="95230" calcext:value-type="float">
            <text:p>95230</text:p>
          </table:table-cell>
          <table:table-cell table:formula="of:=[.BC27]+MIN([.BC109];[.BD189])" office:value-type="float" office:value="87666" calcext:value-type="float">
            <text:p>87666</text:p>
          </table:table-cell>
          <table:table-cell table:formula="of:=[.BD27]+MIN([.BD109];[.BE189])" office:value-type="float" office:value="81821" calcext:value-type="float">
            <text:p>81821</text:p>
          </table:table-cell>
          <table:table-cell table:formula="of:=[.BE27]+MIN([.BE109];[.BF189])" office:value-type="float" office:value="76798" calcext:value-type="float">
            <text:p>76798</text:p>
          </table:table-cell>
          <table:table-cell table:formula="of:=[.BF27]+MIN([.BF109];[.BG189])" office:value-type="float" office:value="74494" calcext:value-type="float">
            <text:p>74494</text:p>
          </table:table-cell>
          <table:table-cell table:formula="of:=[.BG27]+MIN([.BG109];[.BH189])" office:value-type="float" office:value="69098" calcext:value-type="float">
            <text:p>69098</text:p>
          </table:table-cell>
          <table:table-cell table:formula="of:=[.BH27]+MIN([.BH109];[.BI189])" office:value-type="float" office:value="65905" calcext:value-type="float">
            <text:p>65905</text:p>
          </table:table-cell>
          <table:table-cell table:formula="of:=[.BI27]+MIN([.BI109];[.BJ189])" office:value-type="float" office:value="62950" calcext:value-type="float">
            <text:p>62950</text:p>
          </table:table-cell>
          <table:table-cell table:formula="of:=[.BJ27]+MIN([.BJ109];[.BK189])" office:value-type="float" office:value="61862" calcext:value-type="float">
            <text:p>61862</text:p>
          </table:table-cell>
          <table:table-cell table:formula="of:=[.BK27]+MIN([.BK109];[.BL189])" office:value-type="float" office:value="58061" calcext:value-type="float">
            <text:p>58061</text:p>
          </table:table-cell>
          <table:table-cell table:formula="of:=[.BL27]+MIN([.BL109];[.BM189])" office:value-type="float" office:value="51858" calcext:value-type="float">
            <text:p>51858</text:p>
          </table:table-cell>
          <table:table-cell table:formula="of:=[.BM27]+MIN([.BM109];[.BN189])" office:value-type="float" office:value="50110" calcext:value-type="float">
            <text:p>50110</text:p>
          </table:table-cell>
          <table:table-cell table:formula="of:=[.BN27]+MIN([.BN109];[.BO189])" office:value-type="float" office:value="46373" calcext:value-type="float">
            <text:p>46373</text:p>
          </table:table-cell>
          <table:table-cell table:formula="of:=[.BO27]+MIN([.BO109];[.BP189])" office:value-type="float" office:value="45097" calcext:value-type="float">
            <text:p>45097</text:p>
          </table:table-cell>
          <table:table-cell table:formula="of:=[.BP27]+MIN([.BP109];[.BQ189])" office:value-type="float" office:value="47325" calcext:value-type="float">
            <text:p>47325</text:p>
          </table:table-cell>
          <table:table-cell table:formula="of:=[.BQ27]+MIN([.BQ109];[.BR189])" office:value-type="float" office:value="44006" calcext:value-type="float">
            <text:p>44006</text:p>
          </table:table-cell>
          <table:table-cell table:formula="of:=[.BR27]+MIN([.BR109];[.BS189])" office:value-type="float" office:value="36291" calcext:value-type="float">
            <text:p>36291</text:p>
          </table:table-cell>
          <table:table-cell table:formula="of:=[.BS27]+MIN([.BS109];[.BT189])" office:value-type="float" office:value="27739" calcext:value-type="float">
            <text:p>27739</text:p>
          </table:table-cell>
          <table:table-cell table:formula="of:=[.BT27]+MIN([.BT109];[.BU189])" office:value-type="float" office:value="24692" calcext:value-type="float">
            <text:p>24692</text:p>
          </table:table-cell>
          <table:table-cell table:formula="of:=[.BU27]+MIN([.BU109];[.BV189])" office:value-type="float" office:value="21771" calcext:value-type="float">
            <text:p>21771</text:p>
          </table:table-cell>
          <table:table-cell table:formula="of:=[.BV27]+MIN([.BV109];[.BW189])" office:value-type="float" office:value="21665" calcext:value-type="float">
            <text:p>21665</text:p>
          </table:table-cell>
          <table:table-cell table:formula="of:=[.BW27]+MIN([.BW109];[.BX189])" office:value-type="float" office:value="14157" calcext:value-type="float">
            <text:p>14157</text:p>
          </table:table-cell>
          <table:table-cell table:formula="of:=[.BX27]+MIN([.BX109];[.BY189])" office:value-type="float" office:value="19948" calcext:value-type="float">
            <text:p>19948</text:p>
          </table:table-cell>
          <table:table-cell table:formula="of:=[.BY27]+MIN([.BY109];[.BZ189])" office:value-type="float" office:value="18668" calcext:value-type="float">
            <text:p>18668</text:p>
          </table:table-cell>
          <table:table-cell table:formula="of:=[.BZ27]+MIN([.BZ109];[.CA189])" office:value-type="float" office:value="12027" calcext:value-type="float">
            <text:p>12027</text:p>
          </table:table-cell>
          <table:table-cell table:formula="of:=[.CA27]+MIN([.CA109];[.CB189])" office:value-type="float" office:value="14401" calcext:value-type="float">
            <text:p>14401</text:p>
          </table:table-cell>
          <table:table-cell table:formula="of:=[.CB27]" office:value-type="float" office:value="5266" calcext:value-type="float">
            <text:p>5266</text:p>
          </table:table-cell>
        </table:table-row>
        <table:table-row table:style-name="ro1">
          <table:table-cell table:formula="of:=[.A28]+MIN([.A110];[.B190])" office:value-type="float" office:value="267787" calcext:value-type="float">
            <text:p>267787</text:p>
          </table:table-cell>
          <table:table-cell table:formula="of:=[.B28]+MIN([.B110];[.C190])" office:value-type="float" office:value="267260" calcext:value-type="float">
            <text:p>267260</text:p>
          </table:table-cell>
          <table:table-cell table:formula="of:=[.C28]+MIN([.C110];[.D190])" office:value-type="float" office:value="262653" calcext:value-type="float">
            <text:p>262653</text:p>
          </table:table-cell>
          <table:table-cell table:formula="of:=[.D28]+MIN([.D110];[.E190])" office:value-type="float" office:value="255126" calcext:value-type="float">
            <text:p>255126</text:p>
          </table:table-cell>
          <table:table-cell table:formula="of:=[.E28]+MIN([.E110];[.F190])" office:value-type="float" office:value="247247" calcext:value-type="float">
            <text:p>247247</text:p>
          </table:table-cell>
          <table:table-cell table:formula="of:=[.F28]+MIN([.F110];[.G190])" office:value-type="float" office:value="246725" calcext:value-type="float">
            <text:p>246725</text:p>
          </table:table-cell>
          <table:table-cell table:formula="of:=[.G28]+MIN([.G110];[.H190])" office:value-type="float" office:value="239354" calcext:value-type="float">
            <text:p>239354</text:p>
          </table:table-cell>
          <table:table-cell table:formula="of:=[.H28]+MIN([.H110];[.I190])" office:value-type="float" office:value="234471" calcext:value-type="float">
            <text:p>234471</text:p>
          </table:table-cell>
          <table:table-cell table:formula="of:=[.I28]+MIN([.I110];[.J190])" office:value-type="float" office:value="231931" calcext:value-type="float">
            <text:p>231931</text:p>
          </table:table-cell>
          <table:table-cell table:formula="of:=[.J28]+MIN([.J110];[.K190])" office:value-type="float" office:value="226186" calcext:value-type="float">
            <text:p>226186</text:p>
          </table:table-cell>
          <table:table-cell table:formula="of:=[.K28]+MIN([.K110];[.L190])" office:value-type="float" office:value="219820" calcext:value-type="float">
            <text:p>219820</text:p>
          </table:table-cell>
          <table:table-cell table:formula="of:=[.L28]+MIN([.L110];[.M190])" office:value-type="float" office:value="214519" calcext:value-type="float">
            <text:p>214519</text:p>
          </table:table-cell>
          <table:table-cell table:formula="of:=[.M28]+MIN([.M110];[.N190])" office:value-type="float" office:value="212949" calcext:value-type="float">
            <text:p>212949</text:p>
          </table:table-cell>
          <table:table-cell table:formula="of:=[.N28]+MIN([.N110];[.O190])" office:value-type="float" office:value="213239" calcext:value-type="float">
            <text:p>213239</text:p>
          </table:table-cell>
          <table:table-cell table:formula="of:=[.O28]+MIN([.O110];[.P190])" office:value-type="float" office:value="216617" calcext:value-type="float">
            <text:p>216617</text:p>
          </table:table-cell>
          <table:table-cell table:formula="of:=[.P28]+MIN([.P110];[.Q190])" office:value-type="float" office:value="214895" calcext:value-type="float">
            <text:p>214895</text:p>
          </table:table-cell>
          <table:table-cell table:formula="of:=[.Q28]+MIN([.Q110];[.R190])" office:value-type="float" office:value="215016" calcext:value-type="float">
            <text:p>215016</text:p>
          </table:table-cell>
          <table:table-cell table:formula="of:=[.R28]+MIN([.R110];[.S190])" office:value-type="float" office:value="208379" calcext:value-type="float">
            <text:p>208379</text:p>
          </table:table-cell>
          <table:table-cell table:formula="of:=[.S28]+MIN([.S110];[.T190])" office:value-type="float" office:value="210119" calcext:value-type="float">
            <text:p>210119</text:p>
          </table:table-cell>
          <table:table-cell table:formula="of:=[.T28]+MIN([.T110];[.U190])" office:value-type="float" office:value="210790" calcext:value-type="float">
            <text:p>210790</text:p>
          </table:table-cell>
          <table:table-cell table:formula="of:=[.U28]+MIN([.U110];[.V190])" office:value-type="float" office:value="204784" calcext:value-type="float">
            <text:p>204784</text:p>
          </table:table-cell>
          <table:table-cell table:formula="of:=[.V28]+MIN([.V110];[.W190])" office:value-type="float" office:value="201397" calcext:value-type="float">
            <text:p>201397</text:p>
          </table:table-cell>
          <table:table-cell table:formula="of:=[.W28]+MIN([.W110];[.X190])" office:value-type="float" office:value="192026" calcext:value-type="float">
            <text:p>192026</text:p>
          </table:table-cell>
          <table:table-cell table:formula="of:=[.X28]+MIN([.X110];[.Y190])" office:value-type="float" office:value="186728" calcext:value-type="float">
            <text:p>186728</text:p>
          </table:table-cell>
          <table:table-cell table:formula="of:=[.Y28]+MIN([.Y110];[.Z190])" office:value-type="float" office:value="184683" calcext:value-type="float">
            <text:p>184683</text:p>
          </table:table-cell>
          <table:table-cell table:formula="of:=[.Z28]+MIN([.Z110];[.AA190])" office:value-type="float" office:value="184009" calcext:value-type="float">
            <text:p>184009</text:p>
          </table:table-cell>
          <table:table-cell table:formula="of:=[.AA28]+MIN([.AA110];[.AB190])" office:value-type="float" office:value="185443" calcext:value-type="float">
            <text:p>185443</text:p>
          </table:table-cell>
          <table:table-cell table:formula="of:=[.AB28]+MIN([.AB110];[.AC190])" office:value-type="float" office:value="180964" calcext:value-type="float">
            <text:p>180964</text:p>
          </table:table-cell>
          <table:table-cell table:formula="of:=[.AC28]+MIN([.AC110];[.AD190])" office:value-type="float" office:value="181126" calcext:value-type="float">
            <text:p>181126</text:p>
          </table:table-cell>
          <table:table-cell table:formula="of:=[.AD28]+MIN([.AD110];[.AE190])" office:value-type="float" office:value="174646" calcext:value-type="float">
            <text:p>174646</text:p>
          </table:table-cell>
          <table:table-cell table:formula="of:=[.AE28]+MIN([.AE110];[.AF190])" office:value-type="float" office:value="166117" calcext:value-type="float">
            <text:p>166117</text:p>
          </table:table-cell>
          <table:table-cell table:formula="of:=[.AF28]+MIN([.AF110];[.AG190])" office:value-type="float" office:value="162039" calcext:value-type="float">
            <text:p>162039</text:p>
          </table:table-cell>
          <table:table-cell table:formula="of:=[.AG28]+MIN([.AG110];[.AH190])" office:value-type="float" office:value="160096" calcext:value-type="float">
            <text:p>160096</text:p>
          </table:table-cell>
          <table:table-cell table:formula="of:=[.AH28]+MIN([.AH110];[.AI190])" office:value-type="float" office:value="158399" calcext:value-type="float">
            <text:p>158399</text:p>
          </table:table-cell>
          <table:table-cell table:formula="of:=[.AI28]+MIN([.AI110];[.AJ190])" office:value-type="float" office:value="156635" calcext:value-type="float">
            <text:p>156635</text:p>
          </table:table-cell>
          <table:table-cell table:formula="of:=[.AJ28]+MIN([.AJ110];[.AK190])" office:value-type="float" office:value="151182" calcext:value-type="float">
            <text:p>151182</text:p>
          </table:table-cell>
          <table:table-cell table:formula="of:=[.AK28]+MIN([.AK110];[.AL190])" office:value-type="float" office:value="144097" calcext:value-type="float">
            <text:p>144097</text:p>
          </table:table-cell>
          <table:table-cell table:formula="of:=[.AL28]+MIN([.AL110];[.AM190])" office:value-type="float" office:value="143137" calcext:value-type="float">
            <text:p>143137</text:p>
          </table:table-cell>
          <table:table-cell table:formula="of:=[.AM28]+MIN([.AM110];[.AN190])" office:value-type="float" office:value="140732" calcext:value-type="float">
            <text:p>140732</text:p>
          </table:table-cell>
          <table:table-cell table:formula="of:=[.AN28]+MIN([.AN110];[.AO190])" office:value-type="float" office:value="139993" calcext:value-type="float">
            <text:p>139993</text:p>
          </table:table-cell>
          <table:table-cell table:formula="of:=[.AO28]+MIN([.AO110];[.AP190])" office:value-type="float" office:value="137893" calcext:value-type="float">
            <text:p>137893</text:p>
          </table:table-cell>
          <table:table-cell table:formula="of:=[.AP28]+MIN([.AP110];[.AQ190])" office:value-type="float" office:value="132093" calcext:value-type="float">
            <text:p>132093</text:p>
          </table:table-cell>
          <table:table-cell table:formula="of:=[.AQ28]+MIN([.AQ110];[.AR190])" office:value-type="float" office:value="136803" calcext:value-type="float">
            <text:p>136803</text:p>
          </table:table-cell>
          <table:table-cell table:formula="of:=[.AR28]+MIN([.AR110];[.AS190])" office:value-type="float" office:value="132058" calcext:value-type="float">
            <text:p>132058</text:p>
          </table:table-cell>
          <table:table-cell table:formula="of:=[.AS28]+MIN([.AS110];[.AT190])" office:value-type="float" office:value="126354" calcext:value-type="float">
            <text:p>126354</text:p>
          </table:table-cell>
          <table:table-cell table:formula="of:=[.AT28]+MIN([.AT110];[.AU190])" office:value-type="float" office:value="120661" calcext:value-type="float">
            <text:p>120661</text:p>
          </table:table-cell>
          <table:table-cell table:formula="of:=[.AU28]+MIN([.AU110];[.AV190])" office:value-type="float" office:value="124021" calcext:value-type="float">
            <text:p>124021</text:p>
          </table:table-cell>
          <table:table-cell table:formula="of:=[.AV28]+MIN([.AV110];[.AW190])" office:value-type="float" office:value="119654" calcext:value-type="float">
            <text:p>119654</text:p>
          </table:table-cell>
          <table:table-cell table:formula="of:=[.AW28]+MIN([.AW110];[.AX190])" office:value-type="float" office:value="113226" calcext:value-type="float">
            <text:p>113226</text:p>
          </table:table-cell>
          <table:table-cell table:formula="of:=[.AX28]+MIN([.AX110];[.AY190])" office:value-type="float" office:value="114522" calcext:value-type="float">
            <text:p>114522</text:p>
          </table:table-cell>
          <table:table-cell table:formula="of:=[.AY28]+MIN([.AY110];[.AZ190])" office:value-type="float" office:value="108275" calcext:value-type="float">
            <text:p>108275</text:p>
          </table:table-cell>
          <table:table-cell table:formula="of:=[.AZ28]+MIN([.AZ110];[.BA190])" office:value-type="float" office:value="108269" calcext:value-type="float">
            <text:p>108269</text:p>
          </table:table-cell>
          <table:table-cell table:formula="of:=[.BA28]+MIN([.BA110];[.BB190])" office:value-type="float" office:value="100496" calcext:value-type="float">
            <text:p>100496</text:p>
          </table:table-cell>
          <table:table-cell table:formula="of:=[.BB28]+MIN([.BB110];[.BC190])" office:value-type="float" office:value="94639" calcext:value-type="float">
            <text:p>94639</text:p>
          </table:table-cell>
          <table:table-cell table:formula="of:=[.BC28]+MIN([.BC110];[.BD190])" office:value-type="float" office:value="87840" calcext:value-type="float">
            <text:p>87840</text:p>
          </table:table-cell>
          <table:table-cell table:formula="of:=[.BD28]+MIN([.BD110];[.BE190])" office:value-type="float" office:value="89533" calcext:value-type="float">
            <text:p>89533</text:p>
          </table:table-cell>
          <table:table-cell table:formula="of:=[.BE28]+MIN([.BE110];[.BF190])" office:value-type="float" office:value="83664" calcext:value-type="float">
            <text:p>83664</text:p>
          </table:table-cell>
          <table:table-cell table:formula="of:=[.BF28]+MIN([.BF110];[.BG190])" office:value-type="float" office:value="75598" calcext:value-type="float">
            <text:p>75598</text:p>
          </table:table-cell>
          <table:table-cell table:formula="of:=[.BG28]+MIN([.BG110];[.BH190])" office:value-type="float" office:value="81347" calcext:value-type="float">
            <text:p>81347</text:p>
          </table:table-cell>
          <table:table-cell table:formula="of:=[.BH28]+MIN([.BH110];[.BI190])" office:value-type="float" office:value="80027" calcext:value-type="float">
            <text:p>80027</text:p>
          </table:table-cell>
          <table:table-cell table:formula="of:=[.BI28]+MIN([.BI110];[.BJ190])" office:value-type="float" office:value="74892" calcext:value-type="float">
            <text:p>74892</text:p>
          </table:table-cell>
          <table:table-cell table:formula="of:=[.BJ28]+MIN([.BJ110];[.BK190])" office:value-type="float" office:value="69094" calcext:value-type="float">
            <text:p>69094</text:p>
          </table:table-cell>
          <table:table-cell table:formula="of:=[.BK28]+MIN([.BK110];[.BL190])" office:value-type="float" office:value="63515" calcext:value-type="float">
            <text:p>63515</text:p>
          </table:table-cell>
          <table:table-cell table:formula="of:=[.BL28]+MIN([.BL110];[.BM190])" office:value-type="float" office:value="58829" calcext:value-type="float">
            <text:p>58829</text:p>
          </table:table-cell>
          <table:table-cell table:formula="of:=[.BM28]+MIN([.BM110];[.BN190])" office:value-type="float" office:value="57326" calcext:value-type="float">
            <text:p>57326</text:p>
          </table:table-cell>
          <table:table-cell table:formula="of:=[.BN28]+MIN([.BN110];[.BO190])" office:value-type="float" office:value="52004" calcext:value-type="float">
            <text:p>52004</text:p>
          </table:table-cell>
          <table:table-cell table:formula="of:=[.BO28]+MIN([.BO110];[.BP190])" office:value-type="float" office:value="45084" calcext:value-type="float">
            <text:p>45084</text:p>
          </table:table-cell>
          <table:table-cell table:formula="of:=[.BP28]+MIN([.BP110];[.BQ190])" office:value-type="float" office:value="43205" calcext:value-type="float">
            <text:p>43205</text:p>
          </table:table-cell>
          <table:table-cell table:formula="of:=[.BQ28]+MIN([.BQ110];[.BR190])" office:value-type="float" office:value="41078" calcext:value-type="float">
            <text:p>41078</text:p>
          </table:table-cell>
          <table:table-cell table:formula="of:=[.BR28]+MIN([.BR110];[.BS190])" office:value-type="float" office:value="38194" calcext:value-type="float">
            <text:p>38194</text:p>
          </table:table-cell>
          <table:table-cell table:formula="of:=[.BS28]+MIN([.BS110];[.BT190])" office:value-type="float" office:value="38685" calcext:value-type="float">
            <text:p>38685</text:p>
          </table:table-cell>
          <table:table-cell table:formula="of:=[.BT28]+MIN([.BT110];[.BU190])" office:value-type="float" office:value="36952" calcext:value-type="float">
            <text:p>36952</text:p>
          </table:table-cell>
          <table:table-cell table:formula="of:=[.BU28]+MIN([.BU110];[.BV190])" office:value-type="float" office:value="29676" calcext:value-type="float">
            <text:p>29676</text:p>
          </table:table-cell>
          <table:table-cell table:formula="of:=[.BV28]+MIN([.BV110];[.BW190])" office:value-type="float" office:value="23511" calcext:value-type="float">
            <text:p>23511</text:p>
          </table:table-cell>
          <table:table-cell table:formula="of:=[.BW28]+MIN([.BW110];[.BX190])" office:value-type="float" office:value="21986" calcext:value-type="float">
            <text:p>21986</text:p>
          </table:table-cell>
          <table:table-cell table:formula="of:=[.BX28]+MIN([.BX110];[.BY190])" office:value-type="float" office:value="18924" calcext:value-type="float">
            <text:p>18924</text:p>
          </table:table-cell>
          <table:table-cell table:formula="of:=[.BY28]+MIN([.BY110];[.BZ190])" office:value-type="float" office:value="15428" calcext:value-type="float">
            <text:p>15428</text:p>
          </table:table-cell>
          <table:table-cell table:formula="of:=[.BZ28]+MIN([.BZ110];[.CA190])" office:value-type="float" office:value="9460" calcext:value-type="float">
            <text:p>9460</text:p>
          </table:table-cell>
          <table:table-cell table:formula="of:=[.CA28]+MIN([.CA110];[.CB190])" office:value-type="float" office:value="9382" calcext:value-type="float">
            <text:p>9382</text:p>
          </table:table-cell>
          <table:table-cell table:formula="of:=[.CB28]" office:value-type="float" office:value="4763" calcext:value-type="float">
            <text:p>4763</text:p>
          </table:table-cell>
        </table:table-row>
        <table:table-row table:style-name="ro1">
          <table:table-cell table:formula="of:=[.A29]+MIN([.A111];[.B191])" office:value-type="float" office:value="276054" calcext:value-type="float">
            <text:p>276054</text:p>
          </table:table-cell>
          <table:table-cell table:formula="of:=[.B29]+MIN([.B111];[.C191])" office:value-type="float" office:value="269745" calcext:value-type="float">
            <text:p>269745</text:p>
          </table:table-cell>
          <table:table-cell table:formula="of:=[.C29]+MIN([.C111];[.D191])" office:value-type="float" office:value="263414" calcext:value-type="float">
            <text:p>263414</text:p>
          </table:table-cell>
          <table:table-cell table:formula="of:=[.D29]+MIN([.D111];[.E191])" office:value-type="float" office:value="254024" calcext:value-type="float">
            <text:p>254024</text:p>
          </table:table-cell>
          <table:table-cell table:formula="of:=[.E29]+MIN([.E111];[.F191])" office:value-type="float" office:value="248874" calcext:value-type="float">
            <text:p>248874</text:p>
          </table:table-cell>
          <table:table-cell table:formula="of:=[.F29]+MIN([.F111];[.G191])" office:value-type="float" office:value="241951" calcext:value-type="float">
            <text:p>241951</text:p>
          </table:table-cell>
          <table:table-cell table:formula="of:=[.G29]+MIN([.G111];[.H191])" office:value-type="float" office:value="244933" calcext:value-type="float">
            <text:p>244933</text:p>
          </table:table-cell>
          <table:table-cell table:formula="of:=[.H29]+MIN([.H111];[.I191])" office:value-type="float" office:value="235769" calcext:value-type="float">
            <text:p>235769</text:p>
          </table:table-cell>
          <table:table-cell table:formula="of:=[.I29]+MIN([.I111];[.J191])" office:value-type="float" office:value="226064" calcext:value-type="float">
            <text:p>226064</text:p>
          </table:table-cell>
          <table:table-cell table:formula="of:=[.J29]+MIN([.J111];[.K191])" office:value-type="float" office:value="221723" calcext:value-type="float">
            <text:p>221723</text:p>
          </table:table-cell>
          <table:table-cell table:formula="of:=[.K29]+MIN([.K111];[.L191])" office:value-type="float" office:value="220692" calcext:value-type="float">
            <text:p>220692</text:p>
          </table:table-cell>
          <table:table-cell table:formula="of:=[.L29]+MIN([.L111];[.M191])" office:value-type="float" office:value="225452" calcext:value-type="float">
            <text:p>225452</text:p>
          </table:table-cell>
          <table:table-cell table:formula="of:=[.M29]+MIN([.M111];[.N191])" office:value-type="float" office:value="226432" calcext:value-type="float">
            <text:p>226432</text:p>
          </table:table-cell>
          <table:table-cell table:formula="of:=[.N29]+MIN([.N111];[.O191])" office:value-type="float" office:value="222739" calcext:value-type="float">
            <text:p>222739</text:p>
          </table:table-cell>
          <table:table-cell table:formula="of:=[.O29]+MIN([.O111];[.P191])" office:value-type="float" office:value="221445" calcext:value-type="float">
            <text:p>221445</text:p>
          </table:table-cell>
          <table:table-cell table:formula="of:=[.P29]+MIN([.P111];[.Q191])" office:value-type="float" office:value="220487" calcext:value-type="float">
            <text:p>220487</text:p>
          </table:table-cell>
          <table:table-cell table:formula="of:=[.Q29]+MIN([.Q111];[.R191])" office:value-type="float" office:value="215949" calcext:value-type="float">
            <text:p>215949</text:p>
          </table:table-cell>
          <table:table-cell table:formula="of:=[.R29]+MIN([.R111];[.S191])" office:value-type="float" office:value="214771" calcext:value-type="float">
            <text:p>214771</text:p>
          </table:table-cell>
          <table:table-cell table:formula="of:=[.S29]+MIN([.S111];[.T191])" office:value-type="float" office:value="214186" calcext:value-type="float">
            <text:p>214186</text:p>
          </table:table-cell>
          <table:table-cell table:formula="of:=[.T29]+MIN([.T111];[.U191])" office:value-type="float" office:value="211458" calcext:value-type="float">
            <text:p>211458</text:p>
          </table:table-cell>
          <table:table-cell table:formula="of:=[.U29]+MIN([.U111];[.V191])" office:value-type="float" office:value="208822" calcext:value-type="float">
            <text:p>208822</text:p>
          </table:table-cell>
          <table:table-cell table:formula="of:=[.V29]+MIN([.V111];[.W191])" office:value-type="float" office:value="206747" calcext:value-type="float">
            <text:p>206747</text:p>
          </table:table-cell>
          <table:table-cell table:formula="of:=[.W29]+MIN([.W111];[.X191])" office:value-type="float" office:value="197345" calcext:value-type="float">
            <text:p>197345</text:p>
          </table:table-cell>
          <table:table-cell table:formula="of:=[.X29]+MIN([.X111];[.Y191])" office:value-type="float" office:value="188187" calcext:value-type="float">
            <text:p>188187</text:p>
          </table:table-cell>
          <table:table-cell table:formula="of:=[.Y29]+MIN([.Y111];[.Z191])" office:value-type="float" office:value="179587" calcext:value-type="float">
            <text:p>179587</text:p>
          </table:table-cell>
          <table:table-cell table:formula="of:=[.Z29]+MIN([.Z111];[.AA191])" office:value-type="float" office:value="178562" calcext:value-type="float">
            <text:p>178562</text:p>
          </table:table-cell>
          <table:table-cell table:formula="of:=[.AA29]+MIN([.AA111];[.AB191])" office:value-type="float" office:value="177688" calcext:value-type="float">
            <text:p>177688</text:p>
          </table:table-cell>
          <table:table-cell table:formula="of:=[.AB29]+MIN([.AB111];[.AC191])" office:value-type="float" office:value="175849" calcext:value-type="float">
            <text:p>175849</text:p>
          </table:table-cell>
          <table:table-cell table:formula="of:=[.AC29]+MIN([.AC111];[.AD191])" office:value-type="float" office:value="174066" calcext:value-type="float">
            <text:p>174066</text:p>
          </table:table-cell>
          <table:table-cell table:formula="of:=[.AD29]+MIN([.AD111];[.AE191])" office:value-type="float" office:value="173757" calcext:value-type="float">
            <text:p>173757</text:p>
          </table:table-cell>
          <table:table-cell table:formula="of:=[.AE29]+MIN([.AE111];[.AF191])" office:value-type="float" office:value="164727" calcext:value-type="float">
            <text:p>164727</text:p>
          </table:table-cell>
          <table:table-cell table:formula="of:=[.AF29]+MIN([.AF111];[.AG191])" office:value-type="float" office:value="169046" calcext:value-type="float">
            <text:p>169046</text:p>
          </table:table-cell>
          <table:table-cell table:formula="of:=[.AG29]+MIN([.AG111];[.AH191])" office:value-type="float" office:value="168201" calcext:value-type="float">
            <text:p>168201</text:p>
          </table:table-cell>
          <table:table-cell table:formula="of:=[.AH29]+MIN([.AH111];[.AI191])" office:value-type="float" office:value="159803" calcext:value-type="float">
            <text:p>159803</text:p>
          </table:table-cell>
          <table:table-cell table:formula="of:=[.AI29]+MIN([.AI111];[.AJ191])" office:value-type="float" office:value="158370" calcext:value-type="float">
            <text:p>158370</text:p>
          </table:table-cell>
          <table:table-cell table:formula="of:=[.AJ29]+MIN([.AJ111];[.AK191])" office:value-type="float" office:value="152238" calcext:value-type="float">
            <text:p>152238</text:p>
          </table:table-cell>
          <table:table-cell table:formula="of:=[.AK29]+MIN([.AK111];[.AL191])" office:value-type="float" office:value="154085" calcext:value-type="float">
            <text:p>154085</text:p>
          </table:table-cell>
          <table:table-cell table:formula="of:=[.AL29]+MIN([.AL111];[.AM191])" office:value-type="float" office:value="147513" calcext:value-type="float">
            <text:p>147513</text:p>
          </table:table-cell>
          <table:table-cell table:formula="of:=[.AM29]+MIN([.AM111];[.AN191])" office:value-type="float" office:value="150857" calcext:value-type="float">
            <text:p>150857</text:p>
          </table:table-cell>
          <table:table-cell table:formula="of:=[.AN29]+MIN([.AN111];[.AO191])" office:value-type="float" office:value="146953" calcext:value-type="float">
            <text:p>146953</text:p>
          </table:table-cell>
          <table:table-cell table:formula="of:=[.AO29]+MIN([.AO111];[.AP191])" office:value-type="float" office:value="138087" calcext:value-type="float">
            <text:p>138087</text:p>
          </table:table-cell>
          <table:table-cell table:formula="of:=[.AP29]+MIN([.AP111];[.AQ191])" office:value-type="float" office:value="131365" calcext:value-type="float">
            <text:p>131365</text:p>
          </table:table-cell>
          <table:table-cell table:formula="of:=[.AQ29]+MIN([.AQ111];[.AR191])" office:value-type="float" office:value="127066" calcext:value-type="float">
            <text:p>127066</text:p>
          </table:table-cell>
          <table:table-cell table:formula="of:=[.AR29]+MIN([.AR111];[.AS191])" office:value-type="float" office:value="127056" calcext:value-type="float">
            <text:p>127056</text:p>
          </table:table-cell>
          <table:table-cell table:formula="of:=[.AS29]+MIN([.AS111];[.AT191])" office:value-type="float" office:value="125127" calcext:value-type="float">
            <text:p>125127</text:p>
          </table:table-cell>
          <table:table-cell table:formula="of:=[.AT29]+MIN([.AT111];[.AU191])" office:value-type="float" office:value="119230" calcext:value-type="float">
            <text:p>119230</text:p>
          </table:table-cell>
          <table:table-cell table:formula="of:=[.AU29]+MIN([.AU111];[.AV191])" office:value-type="float" office:value="115042" calcext:value-type="float">
            <text:p>115042</text:p>
          </table:table-cell>
          <table:table-cell table:formula="of:=[.AV29]+MIN([.AV111];[.AW191])" office:value-type="float" office:value="114442" calcext:value-type="float">
            <text:p>114442</text:p>
          </table:table-cell>
          <table:table-cell table:formula="of:=[.AW29]+MIN([.AW111];[.AX191])" office:value-type="float" office:value="112553" calcext:value-type="float">
            <text:p>112553</text:p>
          </table:table-cell>
          <table:table-cell table:formula="of:=[.AX29]+MIN([.AX111];[.AY191])" office:value-type="float" office:value="111648" calcext:value-type="float">
            <text:p>111648</text:p>
          </table:table-cell>
          <table:table-cell table:formula="of:=[.AY29]+MIN([.AY111];[.AZ191])" office:value-type="float" office:value="113340" calcext:value-type="float">
            <text:p>113340</text:p>
          </table:table-cell>
          <table:table-cell table:formula="of:=[.AZ29]+MIN([.AZ111];[.BA191])" office:value-type="float" office:value="106867" calcext:value-type="float">
            <text:p>106867</text:p>
          </table:table-cell>
          <table:table-cell table:formula="of:=[.BA29]+MIN([.BA111];[.BB191])" office:value-type="float" office:value="107098" calcext:value-type="float">
            <text:p>107098</text:p>
          </table:table-cell>
          <table:table-cell table:formula="of:=[.BB29]+MIN([.BB111];[.BC191])" office:value-type="float" office:value="99654" calcext:value-type="float">
            <text:p>99654</text:p>
          </table:table-cell>
          <table:table-cell table:formula="of:=[.BC29]+MIN([.BC111];[.BD191])" office:value-type="float" office:value="92914" calcext:value-type="float">
            <text:p>92914</text:p>
          </table:table-cell>
          <table:table-cell table:formula="of:=[.BD29]+MIN([.BD111];[.BE191])" office:value-type="float" office:value="88068" calcext:value-type="float">
            <text:p>88068</text:p>
          </table:table-cell>
          <table:table-cell table:formula="of:=[.BE29]+MIN([.BE111];[.BF191])" office:value-type="float" office:value="81902" calcext:value-type="float">
            <text:p>81902</text:p>
          </table:table-cell>
          <table:table-cell table:formula="of:=[.BF29]+MIN([.BF111];[.BG191])" office:value-type="float" office:value="79826" calcext:value-type="float">
            <text:p>79826</text:p>
          </table:table-cell>
          <table:table-cell table:formula="of:=[.BG29]+MIN([.BG111];[.BH191])" office:value-type="float" office:value="81586" calcext:value-type="float">
            <text:p>81586</text:p>
          </table:table-cell>
          <table:table-cell table:formula="of:=[.BH29]+MIN([.BH111];[.BI191])" office:value-type="float" office:value="78957" calcext:value-type="float">
            <text:p>78957</text:p>
          </table:table-cell>
          <table:table-cell table:formula="of:=[.BI29]+MIN([.BI111];[.BJ191])" office:value-type="float" office:value="74605" calcext:value-type="float">
            <text:p>74605</text:p>
          </table:table-cell>
          <table:table-cell table:formula="of:=[.BJ29]+MIN([.BJ111];[.BK191])" office:value-type="float" office:value="66830" calcext:value-type="float">
            <text:p>66830</text:p>
          </table:table-cell>
          <table:table-cell table:formula="of:=[.BK29]+MIN([.BK111];[.BL191])" office:value-type="float" office:value="67454" calcext:value-type="float">
            <text:p>67454</text:p>
          </table:table-cell>
          <table:table-cell table:formula="of:=[.BL29]+MIN([.BL111];[.BM191])" office:value-type="float" office:value="65632" calcext:value-type="float">
            <text:p>65632</text:p>
          </table:table-cell>
          <table:table-cell table:formula="of:=[.BM29]+MIN([.BM111];[.BN191])" office:value-type="float" office:value="60489" calcext:value-type="float">
            <text:p>60489</text:p>
          </table:table-cell>
          <table:table-cell table:formula="of:=[.BN29]+MIN([.BN111];[.BO191])" office:value-type="float" office:value="63104" calcext:value-type="float">
            <text:p>63104</text:p>
          </table:table-cell>
          <table:table-cell table:formula="of:=[.BO29]+MIN([.BO111];[.BP191])" office:value-type="float" office:value="55695" calcext:value-type="float">
            <text:p>55695</text:p>
          </table:table-cell>
          <table:table-cell table:formula="of:=[.BP29]+MIN([.BP111];[.BQ191])" office:value-type="float" office:value="52011" calcext:value-type="float">
            <text:p>52011</text:p>
          </table:table-cell>
          <table:table-cell table:formula="of:=[.BQ29]+MIN([.BQ111];[.BR191])" office:value-type="float" office:value="53658" calcext:value-type="float">
            <text:p>53658</text:p>
          </table:table-cell>
          <table:table-cell table:formula="of:=[.BR29]+MIN([.BR111];[.BS191])" office:value-type="float" office:value="45749" calcext:value-type="float">
            <text:p>45749</text:p>
          </table:table-cell>
          <table:table-cell table:formula="of:=[.BS29]+MIN([.BS111];[.BT191])" office:value-type="float" office:value="48302" calcext:value-type="float">
            <text:p>48302</text:p>
          </table:table-cell>
          <table:table-cell table:formula="of:=[.BT29]+MIN([.BT111];[.BU191])" office:value-type="float" office:value="46290" calcext:value-type="float">
            <text:p>46290</text:p>
          </table:table-cell>
          <table:table-cell table:formula="of:=[.BU29]+MIN([.BU111];[.BV191])" office:value-type="float" office:value="40512" calcext:value-type="float">
            <text:p>40512</text:p>
          </table:table-cell>
          <table:table-cell table:formula="of:=[.BV29]+MIN([.BV111];[.BW191])" office:value-type="float" office:value="30822" calcext:value-type="float">
            <text:p>30822</text:p>
          </table:table-cell>
          <table:table-cell table:formula="of:=[.BW29]+MIN([.BW111];[.BX191])" office:value-type="float" office:value="22520" calcext:value-type="float">
            <text:p>22520</text:p>
          </table:table-cell>
          <table:table-cell table:formula="of:=[.BX29]+MIN([.BX111];[.BY191])" office:value-type="float" office:value="13253" calcext:value-type="float">
            <text:p>13253</text:p>
          </table:table-cell>
          <table:table-cell table:formula="of:=[.BY29]+MIN([.BY111];[.BZ191])" office:value-type="float" office:value="12909" calcext:value-type="float">
            <text:p>12909</text:p>
          </table:table-cell>
          <table:table-cell table:formula="of:=[.BZ29]+MIN([.BZ111];[.CA191])" office:value-type="float" office:value="12634" calcext:value-type="float">
            <text:p>12634</text:p>
          </table:table-cell>
          <table:table-cell table:formula="of:=[.CA29]+MIN([.CA111];[.CB191])" office:value-type="float" office:value="11430" calcext:value-type="float">
            <text:p>11430</text:p>
          </table:table-cell>
          <table:table-cell table:formula="of:=[.CB29]" office:value-type="float" office:value="9550" calcext:value-type="float">
            <text:p>9550</text:p>
          </table:table-cell>
        </table:table-row>
        <table:table-row table:style-name="ro1">
          <table:table-cell table:formula="of:=[.A30]+MIN([.A112];[.B192])" office:value-type="float" office:value="266149" calcext:value-type="float">
            <text:p>266149</text:p>
          </table:table-cell>
          <table:table-cell table:formula="of:=[.B30]+MIN([.B112];[.C192])" office:value-type="float" office:value="262618" calcext:value-type="float">
            <text:p>262618</text:p>
          </table:table-cell>
          <table:table-cell table:formula="of:=[.C30]+MIN([.C112];[.D192])" office:value-type="float" office:value="256608" calcext:value-type="float">
            <text:p>256608</text:p>
          </table:table-cell>
          <table:table-cell table:formula="of:=[.D30]+MIN([.D112];[.E192])" office:value-type="float" office:value="248839" calcext:value-type="float">
            <text:p>248839</text:p>
          </table:table-cell>
          <table:table-cell table:formula="of:=[.E30]+MIN([.E112];[.F192])" office:value-type="float" office:value="246434" calcext:value-type="float">
            <text:p>246434</text:p>
          </table:table-cell>
          <table:table-cell table:formula="of:=[.F30]+MIN([.F112];[.G192])" office:value-type="float" office:value="238230" calcext:value-type="float">
            <text:p>238230</text:p>
          </table:table-cell>
          <table:table-cell table:formula="of:=[.G30]+MIN([.G112];[.H192])" office:value-type="float" office:value="237170" calcext:value-type="float">
            <text:p>237170</text:p>
          </table:table-cell>
          <table:table-cell table:formula="of:=[.H30]+MIN([.H112];[.I192])" office:value-type="float" office:value="233567" calcext:value-type="float">
            <text:p>233567</text:p>
          </table:table-cell>
          <table:table-cell table:formula="of:=[.I30]+MIN([.I112];[.J192])" office:value-type="float" office:value="230535" calcext:value-type="float">
            <text:p>230535</text:p>
          </table:table-cell>
          <table:table-cell table:formula="of:=[.J30]+MIN([.J112];[.K192])" office:value-type="float" office:value="231023" calcext:value-type="float">
            <text:p>231023</text:p>
          </table:table-cell>
          <table:table-cell table:formula="of:=[.K30]+MIN([.K112];[.L192])" office:value-type="float" office:value="225335" calcext:value-type="float">
            <text:p>225335</text:p>
          </table:table-cell>
          <table:table-cell table:formula="of:=[.L30]+MIN([.L112];[.M192])" office:value-type="float" office:value="231450" calcext:value-type="float">
            <text:p>231450</text:p>
          </table:table-cell>
          <table:table-cell table:formula="of:=[.M30]+MIN([.M112];[.N192])" office:value-type="float" office:value="235590" calcext:value-type="float">
            <text:p>235590</text:p>
          </table:table-cell>
          <table:table-cell table:formula="of:=[.N30]+MIN([.N112];[.O192])" office:value-type="float" office:value="232606" calcext:value-type="float">
            <text:p>232606</text:p>
          </table:table-cell>
          <table:table-cell table:formula="of:=[.O30]+MIN([.O112];[.P192])" office:value-type="float" office:value="232989" calcext:value-type="float">
            <text:p>232989</text:p>
          </table:table-cell>
          <table:table-cell table:formula="of:=[.P30]+MIN([.P112];[.Q192])" office:value-type="float" office:value="232459" calcext:value-type="float">
            <text:p>232459</text:p>
          </table:table-cell>
          <table:table-cell table:formula="of:=[.Q30]+MIN([.Q112];[.R192])" office:value-type="float" office:value="225599" calcext:value-type="float">
            <text:p>225599</text:p>
          </table:table-cell>
          <table:table-cell table:formula="of:=[.R30]+MIN([.R112];[.S192])" office:value-type="float" office:value="216184" calcext:value-type="float">
            <text:p>216184</text:p>
          </table:table-cell>
          <table:table-cell table:formula="of:=[.S30]+MIN([.S112];[.T192])" office:value-type="float" office:value="210822" calcext:value-type="float">
            <text:p>210822</text:p>
          </table:table-cell>
          <table:table-cell table:formula="of:=[.T30]+MIN([.T112];[.U192])" office:value-type="float" office:value="206972" calcext:value-type="float">
            <text:p>206972</text:p>
          </table:table-cell>
          <table:table-cell table:formula="of:=[.U30]+MIN([.U112];[.V192])" office:value-type="float" office:value="203464" calcext:value-type="float">
            <text:p>203464</text:p>
          </table:table-cell>
          <table:table-cell table:formula="of:=[.V30]+MIN([.V112];[.W192])" office:value-type="float" office:value="202664" calcext:value-type="float">
            <text:p>202664</text:p>
          </table:table-cell>
          <table:table-cell table:formula="of:=[.W30]+MIN([.W112];[.X192])" office:value-type="float" office:value="197945" calcext:value-type="float">
            <text:p>197945</text:p>
          </table:table-cell>
          <table:table-cell table:formula="of:=[.X30]+MIN([.X112];[.Y192])" office:value-type="float" office:value="191138" calcext:value-type="float">
            <text:p>191138</text:p>
          </table:table-cell>
          <table:table-cell table:formula="of:=[.Y30]+MIN([.Y112];[.Z192])" office:value-type="float" office:value="186726" calcext:value-type="float">
            <text:p>186726</text:p>
          </table:table-cell>
          <table:table-cell table:formula="of:=[.Z30]+MIN([.Z112];[.AA192])" office:value-type="float" office:value="182773" calcext:value-type="float">
            <text:p>182773</text:p>
          </table:table-cell>
          <table:table-cell table:formula="of:=[.AA30]+MIN([.AA112];[.AB192])" office:value-type="float" office:value="181919" calcext:value-type="float">
            <text:p>181919</text:p>
          </table:table-cell>
          <table:table-cell table:formula="of:=[.AB30]+MIN([.AB112];[.AC192])" office:value-type="float" office:value="179730" calcext:value-type="float">
            <text:p>179730</text:p>
          </table:table-cell>
          <table:table-cell table:formula="of:=[.AC30]+MIN([.AC112];[.AD192])" office:value-type="float" office:value="179248" calcext:value-type="float">
            <text:p>179248</text:p>
          </table:table-cell>
          <table:table-cell table:formula="of:=[.AD30]+MIN([.AD112];[.AE192])" office:value-type="float" office:value="174270" calcext:value-type="float">
            <text:p>174270</text:p>
          </table:table-cell>
          <table:table-cell table:formula="of:=[.AE30]+MIN([.AE112];[.AF192])" office:value-type="float" office:value="174776" calcext:value-type="float">
            <text:p>174776</text:p>
          </table:table-cell>
          <table:table-cell table:formula="of:=[.AF30]+MIN([.AF112];[.AG192])" office:value-type="float" office:value="169588" calcext:value-type="float">
            <text:p>169588</text:p>
          </table:table-cell>
          <table:table-cell table:formula="of:=[.AG30]+MIN([.AG112];[.AH192])" office:value-type="float" office:value="166347" calcext:value-type="float">
            <text:p>166347</text:p>
          </table:table-cell>
          <table:table-cell table:formula="of:=[.AH30]+MIN([.AH112];[.AI192])" office:value-type="float" office:value="165984" calcext:value-type="float">
            <text:p>165984</text:p>
          </table:table-cell>
          <table:table-cell table:formula="of:=[.AI30]+MIN([.AI112];[.AJ192])" office:value-type="float" office:value="163653" calcext:value-type="float">
            <text:p>163653</text:p>
          </table:table-cell>
          <table:table-cell table:formula="of:=[.AJ30]+MIN([.AJ112];[.AK192])" office:value-type="float" office:value="165719" calcext:value-type="float">
            <text:p>165719</text:p>
          </table:table-cell>
          <table:table-cell table:formula="of:=[.AK30]+MIN([.AK112];[.AL192])" office:value-type="float" office:value="157131" calcext:value-type="float">
            <text:p>157131</text:p>
          </table:table-cell>
          <table:table-cell table:formula="of:=[.AL30]+MIN([.AL112];[.AM192])" office:value-type="float" office:value="156042" calcext:value-type="float">
            <text:p>156042</text:p>
          </table:table-cell>
          <table:table-cell table:formula="of:=[.AM30]+MIN([.AM112];[.AN192])" office:value-type="float" office:value="154764" calcext:value-type="float">
            <text:p>154764</text:p>
          </table:table-cell>
          <table:table-cell table:formula="of:=[.AN30]+MIN([.AN112];[.AO192])" office:value-type="float" office:value="147774" calcext:value-type="float">
            <text:p>147774</text:p>
          </table:table-cell>
          <table:table-cell table:formula="of:=[.AO30]+MIN([.AO112];[.AP192])" office:value-type="float" office:value="141400" calcext:value-type="float">
            <text:p>141400</text:p>
          </table:table-cell>
          <table:table-cell table:formula="of:=[.AP30]+MIN([.AP112];[.AQ192])" office:value-type="float" office:value="140407" calcext:value-type="float">
            <text:p>140407</text:p>
          </table:table-cell>
          <table:table-cell table:formula="of:=[.AQ30]+MIN([.AQ112];[.AR192])" office:value-type="float" office:value="133673" calcext:value-type="float">
            <text:p>133673</text:p>
          </table:table-cell>
          <table:table-cell table:formula="of:=[.AR30]+MIN([.AR112];[.AS192])" office:value-type="float" office:value="133531" calcext:value-type="float">
            <text:p>133531</text:p>
          </table:table-cell>
          <table:table-cell table:formula="of:=[.AS30]+MIN([.AS112];[.AT192])" office:value-type="float" office:value="133417" calcext:value-type="float">
            <text:p>133417</text:p>
          </table:table-cell>
          <table:table-cell table:formula="of:=[.AT30]+MIN([.AT112];[.AU192])" office:value-type="float" office:value="128425" calcext:value-type="float">
            <text:p>128425</text:p>
          </table:table-cell>
          <table:table-cell table:formula="of:=[.AU30]+MIN([.AU112];[.AV192])" office:value-type="float" office:value="126568" calcext:value-type="float">
            <text:p>126568</text:p>
          </table:table-cell>
          <table:table-cell table:formula="of:=[.AV30]+MIN([.AV112];[.AW192])" office:value-type="float" office:value="117922" calcext:value-type="float">
            <text:p>117922</text:p>
          </table:table-cell>
          <table:table-cell table:formula="of:=[.AW30]+MIN([.AW112];[.AX192])" office:value-type="float" office:value="109228" calcext:value-type="float">
            <text:p>109228</text:p>
          </table:table-cell>
          <table:table-cell table:formula="of:=[.AX30]+MIN([.AX112];[.AY192])" office:value-type="float" office:value="109163" calcext:value-type="float">
            <text:p>109163</text:p>
          </table:table-cell>
          <table:table-cell table:formula="of:=[.AY30]+MIN([.AY112];[.AZ192])" office:value-type="float" office:value="108372" calcext:value-type="float">
            <text:p>108372</text:p>
          </table:table-cell>
          <table:table-cell table:formula="of:=[.AZ30]+MIN([.AZ112];[.BA192])" office:value-type="float" office:value="102393" calcext:value-type="float">
            <text:p>102393</text:p>
          </table:table-cell>
          <table:table-cell table:formula="of:=[.BA30]+MIN([.BA112];[.BB192])" office:value-type="float" office:value="99706" calcext:value-type="float">
            <text:p>99706</text:p>
          </table:table-cell>
          <table:table-cell table:formula="of:=[.BB30]+MIN([.BB112];[.BC192])" office:value-type="float" office:value="97085" calcext:value-type="float">
            <text:p>97085</text:p>
          </table:table-cell>
          <table:table-cell table:formula="of:=[.BC30]+MIN([.BC112];[.BD192])" office:value-type="float" office:value="95066" calcext:value-type="float">
            <text:p>95066</text:p>
          </table:table-cell>
          <table:table-cell table:formula="of:=[.BD30]+MIN([.BD112];[.BE192])" office:value-type="float" office:value="86969" calcext:value-type="float">
            <text:p>86969</text:p>
          </table:table-cell>
          <table:table-cell table:formula="of:=[.BE30]+MIN([.BE112];[.BF192])" office:value-type="float" office:value="87444" calcext:value-type="float">
            <text:p>87444</text:p>
          </table:table-cell>
          <table:table-cell table:formula="of:=[.BF30]+MIN([.BF112];[.BG192])" office:value-type="float" office:value="91494" calcext:value-type="float">
            <text:p>91494</text:p>
          </table:table-cell>
          <table:table-cell table:formula="of:=[.BG30]+MIN([.BG112];[.BH192])" office:value-type="float" office:value="82965" calcext:value-type="float">
            <text:p>82965</text:p>
          </table:table-cell>
          <table:table-cell table:formula="of:=[.BH30]+MIN([.BH112];[.BI192])" office:value-type="float" office:value="78044" calcext:value-type="float">
            <text:p>78044</text:p>
          </table:table-cell>
          <table:table-cell table:formula="of:=[.BI30]+MIN([.BI112];[.BJ192])" office:value-type="float" office:value="76053" calcext:value-type="float">
            <text:p>76053</text:p>
          </table:table-cell>
          <table:table-cell table:formula="of:=[.BJ30]+MIN([.BJ112];[.BK192])" office:value-type="float" office:value="73766" calcext:value-type="float">
            <text:p>73766</text:p>
          </table:table-cell>
          <table:table-cell table:formula="of:=[.BK30]+MIN([.BK112];[.BL192])" office:value-type="float" office:value="71978" calcext:value-type="float">
            <text:p>71978</text:p>
          </table:table-cell>
          <table:table-cell table:formula="of:=[.BL30]+MIN([.BL112];[.BM192])" office:value-type="float" office:value="72056" calcext:value-type="float">
            <text:p>72056</text:p>
          </table:table-cell>
          <table:table-cell table:formula="of:=[.BM30]+MIN([.BM112];[.BN192])" office:value-type="float" office:value="64724" calcext:value-type="float">
            <text:p>64724</text:p>
          </table:table-cell>
          <table:table-cell table:formula="of:=[.BN30]+MIN([.BN112];[.BO192])" office:value-type="float" office:value="56586" calcext:value-type="float">
            <text:p>56586</text:p>
          </table:table-cell>
          <table:table-cell table:formula="of:=[.BO30]+MIN([.BO112];[.BP192])" office:value-type="float" office:value="50439" calcext:value-type="float">
            <text:p>50439</text:p>
          </table:table-cell>
          <table:table-cell table:formula="of:=[.BP30]+MIN([.BP112];[.BQ192])" office:value-type="float" office:value="49271" calcext:value-type="float">
            <text:p>49271</text:p>
          </table:table-cell>
          <table:table-cell table:formula="of:=[.BQ30]+MIN([.BQ112];[.BR192])" office:value-type="float" office:value="45931" calcext:value-type="float">
            <text:p>45931</text:p>
          </table:table-cell>
          <table:table-cell table:formula="of:=[.BR30]+MIN([.BR112];[.BS192])" office:value-type="float" office:value="49661" calcext:value-type="float">
            <text:p>49661</text:p>
          </table:table-cell>
          <table:table-cell table:formula="of:=[.BS30]+MIN([.BS112];[.BT192])" office:value-type="float" office:value="43623" calcext:value-type="float">
            <text:p>43623</text:p>
          </table:table-cell>
          <table:table-cell table:formula="of:=[.BT30]+MIN([.BT112];[.BU192])" office:value-type="float" office:value="42036" calcext:value-type="float">
            <text:p>42036</text:p>
          </table:table-cell>
          <table:table-cell table:formula="of:=[.BU30]+MIN([.BU112];[.BV192])" office:value-type="float" office:value="32163" calcext:value-type="float">
            <text:p>32163</text:p>
          </table:table-cell>
          <table:table-cell table:formula="of:=[.BV30]+MIN([.BV112];[.BW192])" office:value-type="float" office:value="25504" calcext:value-type="float">
            <text:p>25504</text:p>
          </table:table-cell>
          <table:table-cell table:formula="of:=[.BW30]+MIN([.BW112];[.BX192])" office:value-type="float" office:value="19895" calcext:value-type="float">
            <text:p>19895</text:p>
          </table:table-cell>
          <table:table-cell table:formula="of:=[.BX30]+MIN([.BX112];[.BY192])" office:value-type="float" office:value="26407" calcext:value-type="float">
            <text:p>26407</text:p>
          </table:table-cell>
          <table:table-cell table:formula="of:=[.BY30]+MIN([.BY112];[.BZ192])" office:value-type="float" office:value="24542" calcext:value-type="float">
            <text:p>24542</text:p>
          </table:table-cell>
          <table:table-cell table:formula="of:=[.BZ30]+MIN([.BZ112];[.CA192])" office:value-type="float" office:value="18400" calcext:value-type="float">
            <text:p>18400</text:p>
          </table:table-cell>
          <table:table-cell table:formula="of:=[.CA30]+MIN([.CA112];[.CB192])" office:value-type="float" office:value="14257" calcext:value-type="float">
            <text:p>14257</text:p>
          </table:table-cell>
          <table:table-cell table:formula="of:=[.CB30]" office:value-type="float" office:value="8887" calcext:value-type="float">
            <text:p>8887</text:p>
          </table:table-cell>
        </table:table-row>
        <table:table-row table:style-name="ro1">
          <table:table-cell table:formula="of:=[.A31]+MIN([.A113];[.B193])" office:value-type="float" office:value="260324" calcext:value-type="float">
            <text:p>260324</text:p>
          </table:table-cell>
          <table:table-cell table:formula="of:=[.B31]+MIN([.B113];[.C193])" office:value-type="float" office:value="254101" calcext:value-type="float">
            <text:p>254101</text:p>
          </table:table-cell>
          <table:table-cell table:formula="of:=[.C31]+MIN([.C113];[.D193])" office:value-type="float" office:value="252002" calcext:value-type="float">
            <text:p>252002</text:p>
          </table:table-cell>
          <table:table-cell table:formula="of:=[.D31]+MIN([.D113];[.E193])" office:value-type="float" office:value="249302" calcext:value-type="float">
            <text:p>249302</text:p>
          </table:table-cell>
          <table:table-cell table:formula="of:=[.E31]+MIN([.E113];[.F193])" office:value-type="float" office:value="248713" calcext:value-type="float">
            <text:p>248713</text:p>
          </table:table-cell>
          <table:table-cell table:formula="of:=[.F31]+MIN([.F113];[.G193])" office:value-type="float" office:value="243997" calcext:value-type="float">
            <text:p>243997</text:p>
          </table:table-cell>
          <table:table-cell table:formula="of:=[.G31]+MIN([.G113];[.H193])" office:value-type="float" office:value="235664" calcext:value-type="float">
            <text:p>235664</text:p>
          </table:table-cell>
          <table:table-cell table:formula="of:=[.H31]+MIN([.H113];[.I193])" office:value-type="float" office:value="234302" calcext:value-type="float">
            <text:p>234302</text:p>
          </table:table-cell>
          <table:table-cell table:formula="of:=[.I31]+MIN([.I113];[.J193])" office:value-type="float" office:value="232731" calcext:value-type="float">
            <text:p>232731</text:p>
          </table:table-cell>
          <table:table-cell table:formula="of:=[.J31]+MIN([.J113];[.K193])" office:value-type="float" office:value="229978" calcext:value-type="float">
            <text:p>229978</text:p>
          </table:table-cell>
          <table:table-cell table:formula="of:=[.K31]+MIN([.K113];[.L193])" office:value-type="float" office:value="236176" calcext:value-type="float">
            <text:p>236176</text:p>
          </table:table-cell>
          <table:table-cell table:formula="of:=[.L31]+MIN([.L113];[.M193])" office:value-type="float" office:value="243347" calcext:value-type="float">
            <text:p>243347</text:p>
          </table:table-cell>
          <table:table-cell table:formula="of:=[.M31]+MIN([.M113];[.N193])" office:value-type="float" office:value="243540" calcext:value-type="float">
            <text:p>243540</text:p>
          </table:table-cell>
          <table:table-cell table:formula="of:=[.N31]+MIN([.N113];[.O193])" office:value-type="float" office:value="236612" calcext:value-type="float">
            <text:p>236612</text:p>
          </table:table-cell>
          <table:table-cell table:formula="of:=[.O31]+MIN([.O113];[.P193])" office:value-type="float" office:value="234291" calcext:value-type="float">
            <text:p>234291</text:p>
          </table:table-cell>
          <table:table-cell table:formula="of:=[.P31]+MIN([.P113];[.Q193])" office:value-type="float" office:value="229375" calcext:value-type="float">
            <text:p>229375</text:p>
          </table:table-cell>
          <table:table-cell table:formula="of:=[.Q31]+MIN([.Q113];[.R193])" office:value-type="float" office:value="219420" calcext:value-type="float">
            <text:p>219420</text:p>
          </table:table-cell>
          <table:table-cell table:formula="of:=[.R31]+MIN([.R113];[.S193])" office:value-type="float" office:value="213344" calcext:value-type="float">
            <text:p>213344</text:p>
          </table:table-cell>
          <table:table-cell table:formula="of:=[.S31]+MIN([.S113];[.T193])" office:value-type="float" office:value="209974" calcext:value-type="float">
            <text:p>209974</text:p>
          </table:table-cell>
          <table:table-cell table:formula="of:=[.T31]+MIN([.T113];[.U193])" office:value-type="float" office:value="203578" calcext:value-type="float">
            <text:p>203578</text:p>
          </table:table-cell>
          <table:table-cell table:formula="of:=[.U31]+MIN([.U113];[.V193])" office:value-type="float" office:value="196607" calcext:value-type="float">
            <text:p>196607</text:p>
          </table:table-cell>
          <table:table-cell table:formula="of:=[.V31]+MIN([.V113];[.W193])" office:value-type="float" office:value="193451" calcext:value-type="float">
            <text:p>193451</text:p>
          </table:table-cell>
          <table:table-cell table:formula="of:=[.W31]+MIN([.W113];[.X193])" office:value-type="float" office:value="193203" calcext:value-type="float">
            <text:p>193203</text:p>
          </table:table-cell>
          <table:table-cell table:formula="of:=[.X31]+MIN([.X113];[.Y193])" office:value-type="float" office:value="189292" calcext:value-type="float">
            <text:p>189292</text:p>
          </table:table-cell>
          <table:table-cell table:formula="of:=[.Y31]+MIN([.Y113];[.Z193])" office:value-type="float" office:value="186804" calcext:value-type="float">
            <text:p>186804</text:p>
          </table:table-cell>
          <table:table-cell table:formula="of:=[.Z31]+MIN([.Z113];[.AA193])" office:value-type="float" office:value="191560" calcext:value-type="float">
            <text:p>191560</text:p>
          </table:table-cell>
          <table:table-cell table:formula="of:=[.AA31]+MIN([.AA113];[.AB193])" office:value-type="float" office:value="189173" calcext:value-type="float">
            <text:p>189173</text:p>
          </table:table-cell>
          <table:table-cell table:formula="of:=[.AB31]+MIN([.AB113];[.AC193])" office:value-type="float" office:value="184669" calcext:value-type="float">
            <text:p>184669</text:p>
          </table:table-cell>
          <table:table-cell table:formula="of:=[.AC31]+MIN([.AC113];[.AD193])" office:value-type="float" office:value="181249" calcext:value-type="float">
            <text:p>181249</text:p>
          </table:table-cell>
          <table:table-cell table:formula="of:=[.AD31]+MIN([.AD113];[.AE193])" office:value-type="float" office:value="182741" calcext:value-type="float">
            <text:p>182741</text:p>
          </table:table-cell>
          <table:table-cell table:formula="of:=[.AE31]+MIN([.AE113];[.AF193])" office:value-type="float" office:value="175932" calcext:value-type="float">
            <text:p>175932</text:p>
          </table:table-cell>
          <table:table-cell table:formula="of:=[.AF31]+MIN([.AF113];[.AG193])" office:value-type="float" office:value="171693" calcext:value-type="float">
            <text:p>171693</text:p>
          </table:table-cell>
          <table:table-cell table:formula="of:=[.AG31]+MIN([.AG113];[.AH193])" office:value-type="float" office:value="170848" calcext:value-type="float">
            <text:p>170848</text:p>
          </table:table-cell>
          <table:table-cell table:formula="of:=[.AH31]+MIN([.AH113];[.AI193])" office:value-type="float" office:value="168892" calcext:value-type="float">
            <text:p>168892</text:p>
          </table:table-cell>
          <table:table-cell table:formula="of:=[.AI31]+MIN([.AI113];[.AJ193])" office:value-type="float" office:value="161704" calcext:value-type="float">
            <text:p>161704</text:p>
          </table:table-cell>
          <table:table-cell table:formula="of:=[.AJ31]+MIN([.AJ113];[.AK193])" office:value-type="float" office:value="161127" calcext:value-type="float">
            <text:p>161127</text:p>
          </table:table-cell>
          <table:table-cell table:formula="of:=[.AK31]+MIN([.AK113];[.AL193])" office:value-type="float" office:value="153601" calcext:value-type="float">
            <text:p>153601</text:p>
          </table:table-cell>
          <table:table-cell table:formula="of:=[.AL31]+MIN([.AL113];[.AM193])" office:value-type="float" office:value="157385" calcext:value-type="float">
            <text:p>157385</text:p>
          </table:table-cell>
          <table:table-cell table:formula="of:=[.AM31]+MIN([.AM113];[.AN193])" office:value-type="float" office:value="156417" calcext:value-type="float">
            <text:p>156417</text:p>
          </table:table-cell>
          <table:table-cell table:formula="of:=[.AN31]+MIN([.AN113];[.AO193])" office:value-type="float" office:value="150462" calcext:value-type="float">
            <text:p>150462</text:p>
          </table:table-cell>
          <table:table-cell table:formula="of:=[.AO31]+MIN([.AO113];[.AP193])" office:value-type="float" office:value="150684" calcext:value-type="float">
            <text:p>150684</text:p>
          </table:table-cell>
          <table:table-cell table:formula="of:=[.AP31]+MIN([.AP113];[.AQ193])" office:value-type="float" office:value="141985" calcext:value-type="float">
            <text:p>141985</text:p>
          </table:table-cell>
          <table:table-cell table:formula="of:=[.AQ31]+MIN([.AQ113];[.AR193])" office:value-type="float" office:value="134070" calcext:value-type="float">
            <text:p>134070</text:p>
          </table:table-cell>
          <table:table-cell table:formula="of:=[.AR31]+MIN([.AR113];[.AS193])" office:value-type="float" office:value="133606" calcext:value-type="float">
            <text:p>133606</text:p>
          </table:table-cell>
          <table:table-cell table:formula="of:=[.AS31]+MIN([.AS113];[.AT193])" office:value-type="float" office:value="127213" calcext:value-type="float">
            <text:p>127213</text:p>
          </table:table-cell>
          <table:table-cell table:formula="of:=[.AT31]+MIN([.AT113];[.AU193])" office:value-type="float" office:value="122581" calcext:value-type="float">
            <text:p>122581</text:p>
          </table:table-cell>
          <table:table-cell table:formula="of:=[.AU31]+MIN([.AU113];[.AV193])" office:value-type="float" office:value="120984" calcext:value-type="float">
            <text:p>120984</text:p>
          </table:table-cell>
          <table:table-cell table:formula="of:=[.AV31]+MIN([.AV113];[.AW193])" office:value-type="float" office:value="113450" calcext:value-type="float">
            <text:p>113450</text:p>
          </table:table-cell>
          <table:table-cell table:formula="of:=[.AW31]+MIN([.AW113];[.AX193])" office:value-type="float" office:value="113061" calcext:value-type="float">
            <text:p>113061</text:p>
          </table:table-cell>
          <table:table-cell table:formula="of:=[.AX31]+MIN([.AX113];[.AY193])" office:value-type="float" office:value="115356" calcext:value-type="float">
            <text:p>115356</text:p>
          </table:table-cell>
          <table:table-cell table:formula="of:=[.AY31]+MIN([.AY113];[.AZ193])" office:value-type="float" office:value="115037" calcext:value-type="float">
            <text:p>115037</text:p>
          </table:table-cell>
          <table:table-cell table:formula="of:=[.AZ31]+MIN([.AZ113];[.BA193])" office:value-type="float" office:value="117076" calcext:value-type="float">
            <text:p>117076</text:p>
          </table:table-cell>
          <table:table-cell table:formula="of:=[.BA31]+MIN([.BA113];[.BB193])" office:value-type="float" office:value="109647" calcext:value-type="float">
            <text:p>109647</text:p>
          </table:table-cell>
          <table:table-cell table:formula="of:=[.BB31]+MIN([.BB113];[.BC193])" office:value-type="float" office:value="100409" calcext:value-type="float">
            <text:p>100409</text:p>
          </table:table-cell>
          <table:table-cell table:formula="of:=[.BC31]+MIN([.BC113];[.BD193])" office:value-type="float" office:value="92062" calcext:value-type="float">
            <text:p>92062</text:p>
          </table:table-cell>
          <table:table-cell table:formula="of:=[.BD31]+MIN([.BD113];[.BE193])" office:value-type="float" office:value="93445" calcext:value-type="float">
            <text:p>93445</text:p>
          </table:table-cell>
          <table:table-cell table:formula="of:=[.BE31]+MIN([.BE113];[.BF193])" office:value-type="float" office:value="83800" calcext:value-type="float">
            <text:p>83800</text:p>
          </table:table-cell>
          <table:table-cell table:formula="of:=[.BF31]+MIN([.BF113];[.BG193])" office:value-type="float" office:value="81730" calcext:value-type="float">
            <text:p>81730</text:p>
          </table:table-cell>
          <table:table-cell table:formula="of:=[.BG31]+MIN([.BG113];[.BH193])" office:value-type="float" office:value="79860" calcext:value-type="float">
            <text:p>79860</text:p>
          </table:table-cell>
          <table:table-cell table:formula="of:=[.BH31]+MIN([.BH113];[.BI193])" office:value-type="float" office:value="74778" calcext:value-type="float">
            <text:p>74778</text:p>
          </table:table-cell>
          <table:table-cell table:formula="of:=[.BI31]+MIN([.BI113];[.BJ193])" office:value-type="float" office:value="78303" calcext:value-type="float">
            <text:p>78303</text:p>
          </table:table-cell>
          <table:table-cell table:formula="of:=[.BJ31]+MIN([.BJ113];[.BK193])" office:value-type="float" office:value="74718" calcext:value-type="float">
            <text:p>74718</text:p>
          </table:table-cell>
          <table:table-cell table:formula="of:=[.BK31]+MIN([.BK113];[.BL193])" office:value-type="float" office:value="69502" calcext:value-type="float">
            <text:p>69502</text:p>
          </table:table-cell>
          <table:table-cell table:formula="of:=[.BL31]+MIN([.BL113];[.BM193])" office:value-type="float" office:value="66623" calcext:value-type="float">
            <text:p>66623</text:p>
          </table:table-cell>
          <table:table-cell table:formula="of:=[.BM31]+MIN([.BM113];[.BN193])" office:value-type="float" office:value="59110" calcext:value-type="float">
            <text:p>59110</text:p>
          </table:table-cell>
          <table:table-cell table:formula="of:=[.BN31]+MIN([.BN113];[.BO193])" office:value-type="float" office:value="57787" calcext:value-type="float">
            <text:p>57787</text:p>
          </table:table-cell>
          <table:table-cell table:formula="of:=[.BO31]+MIN([.BO113];[.BP193])" office:value-type="float" office:value="53915" calcext:value-type="float">
            <text:p>53915</text:p>
          </table:table-cell>
          <table:table-cell table:formula="of:=[.BP31]+MIN([.BP113];[.BQ193])" office:value-type="float" office:value="47745" calcext:value-type="float">
            <text:p>47745</text:p>
          </table:table-cell>
          <table:table-cell table:formula="of:=[.BQ31]+MIN([.BQ113];[.BR193])" office:value-type="float" office:value="43933" calcext:value-type="float">
            <text:p>43933</text:p>
          </table:table-cell>
          <table:table-cell table:formula="of:=[.BR31]+MIN([.BR113];[.BS193])" office:value-type="float" office:value="39787" calcext:value-type="float">
            <text:p>39787</text:p>
          </table:table-cell>
          <table:table-cell table:formula="of:=[.BS31]+MIN([.BS113];[.BT193])" office:value-type="float" office:value="37051" calcext:value-type="float">
            <text:p>37051</text:p>
          </table:table-cell>
          <table:table-cell table:formula="of:=[.BT31]+MIN([.BT113];[.BU193])" office:value-type="float" office:value="36984" calcext:value-type="float">
            <text:p>36984</text:p>
          </table:table-cell>
          <table:table-cell table:formula="of:=[.BU31]+MIN([.BU113];[.BV193])" office:value-type="float" office:value="33833" calcext:value-type="float">
            <text:p>33833</text:p>
          </table:table-cell>
          <table:table-cell table:formula="of:=[.BV31]+MIN([.BV113];[.BW193])" office:value-type="float" office:value="32355" calcext:value-type="float">
            <text:p>32355</text:p>
          </table:table-cell>
          <table:table-cell table:formula="of:=[.BW31]+MIN([.BW113];[.BX193])" office:value-type="float" office:value="34427" calcext:value-type="float">
            <text:p>34427</text:p>
          </table:table-cell>
          <table:table-cell table:formula="of:=[.BX31]+MIN([.BX113];[.BY193])" office:value-type="float" office:value="27618" calcext:value-type="float">
            <text:p>27618</text:p>
          </table:table-cell>
          <table:table-cell table:formula="of:=[.BY31]+MIN([.BY113];[.BZ193])" office:value-type="float" office:value="20054" calcext:value-type="float">
            <text:p>20054</text:p>
          </table:table-cell>
          <table:table-cell table:formula="of:=[.BZ31]+MIN([.BZ113];[.CA193])" office:value-type="float" office:value="15011" calcext:value-type="float">
            <text:p>15011</text:p>
          </table:table-cell>
          <table:table-cell table:formula="of:=[.CA31]+MIN([.CA113];[.CB193])" office:value-type="float" office:value="6424" calcext:value-type="float">
            <text:p>6424</text:p>
          </table:table-cell>
          <table:table-cell table:formula="of:=[.CB31]" office:value-type="float" office:value="4531" calcext:value-type="float">
            <text:p>4531</text:p>
          </table:table-cell>
        </table:table-row>
        <table:table-row table:style-name="ro1">
          <table:table-cell table:formula="of:=[.A32]+MIN([.A114];[.B194])" office:value-type="float" office:value="263617" calcext:value-type="float">
            <text:p>263617</text:p>
          </table:table-cell>
          <table:table-cell table:formula="of:=[.B32]+MIN([.B114];[.C194])" office:value-type="float" office:value="261837" calcext:value-type="float">
            <text:p>261837</text:p>
          </table:table-cell>
          <table:table-cell table:formula="of:=[.C32]+MIN([.C114];[.D194])" office:value-type="float" office:value="258147" calcext:value-type="float">
            <text:p>258147</text:p>
          </table:table-cell>
          <table:table-cell table:formula="of:=[.D32]+MIN([.D114];[.E194])" office:value-type="float" office:value="255354" calcext:value-type="float">
            <text:p>255354</text:p>
          </table:table-cell>
          <table:table-cell table:formula="of:=[.E32]+MIN([.E114];[.F194])" office:value-type="float" office:value="260064" calcext:value-type="float">
            <text:p>260064</text:p>
          </table:table-cell>
          <table:table-cell table:formula="of:=[.F32]+MIN([.F114];[.G194])" office:value-type="float" office:value="250756" calcext:value-type="float">
            <text:p>250756</text:p>
          </table:table-cell>
          <table:table-cell table:formula="of:=[.G32]+MIN([.G114];[.H194])" office:value-type="float" office:value="246202" calcext:value-type="float">
            <text:p>246202</text:p>
          </table:table-cell>
          <table:table-cell table:formula="of:=[.H32]+MIN([.H114];[.I194])" office:value-type="float" office:value="238096" calcext:value-type="float">
            <text:p>238096</text:p>
          </table:table-cell>
          <table:table-cell table:formula="of:=[.I32]+MIN([.I114];[.J194])" office:value-type="float" office:value="233762" calcext:value-type="float">
            <text:p>233762</text:p>
          </table:table-cell>
          <table:table-cell table:formula="of:=[.J32]+MIN([.J114];[.K194])" office:value-type="float" office:value="235942" calcext:value-type="float">
            <text:p>235942</text:p>
          </table:table-cell>
          <table:table-cell table:formula="of:=[.K32]+MIN([.K114];[.L194])" office:value-type="float" office:value="241782" calcext:value-type="float">
            <text:p>241782</text:p>
          </table:table-cell>
          <table:table-cell table:formula="of:=[.L32]+MIN([.L114];[.M194])" office:value-type="float" office:value="243584" calcext:value-type="float">
            <text:p>243584</text:p>
          </table:table-cell>
          <table:table-cell table:formula="of:=[.M32]+MIN([.M114];[.N194])" office:value-type="float" office:value="248599" calcext:value-type="float">
            <text:p>248599</text:p>
          </table:table-cell>
          <table:table-cell table:formula="of:=[.N32]+MIN([.N114];[.O194])" office:value-type="float" office:value="242941" calcext:value-type="float">
            <text:p>242941</text:p>
          </table:table-cell>
          <table:table-cell table:formula="of:=[.O32]+MIN([.O114];[.P194])" office:value-type="float" office:value="237159" calcext:value-type="float">
            <text:p>237159</text:p>
          </table:table-cell>
          <table:table-cell table:formula="of:=[.P32]+MIN([.P114];[.Q194])" office:value-type="float" office:value="234378" calcext:value-type="float">
            <text:p>234378</text:p>
          </table:table-cell>
          <table:table-cell table:formula="of:=[.Q32]+MIN([.Q114];[.R194])" office:value-type="float" office:value="231692" calcext:value-type="float">
            <text:p>231692</text:p>
          </table:table-cell>
          <table:table-cell table:formula="of:=[.R32]+MIN([.R114];[.S194])" office:value-type="float" office:value="225978" calcext:value-type="float">
            <text:p>225978</text:p>
          </table:table-cell>
          <table:table-cell table:formula="of:=[.S32]+MIN([.S114];[.T194])" office:value-type="float" office:value="219379" calcext:value-type="float">
            <text:p>219379</text:p>
          </table:table-cell>
          <table:table-cell table:formula="of:=[.T32]+MIN([.T114];[.U194])" office:value-type="float" office:value="215972" calcext:value-type="float">
            <text:p>215972</text:p>
          </table:table-cell>
          <table:table-cell table:formula="of:=[.U32]+MIN([.U114];[.V194])" office:value-type="float" office:value="209508" calcext:value-type="float">
            <text:p>209508</text:p>
          </table:table-cell>
          <table:table-cell table:formula="of:=[.V32]+MIN([.V114];[.W194])" office:value-type="float" office:value="208284" calcext:value-type="float">
            <text:p>208284</text:p>
          </table:table-cell>
          <table:table-cell table:formula="of:=[.W32]+MIN([.W114];[.X194])" office:value-type="float" office:value="206257" calcext:value-type="float">
            <text:p>206257</text:p>
          </table:table-cell>
          <table:table-cell table:formula="of:=[.X32]+MIN([.X114];[.Y194])" office:value-type="float" office:value="202497" calcext:value-type="float">
            <text:p>202497</text:p>
          </table:table-cell>
          <table:table-cell table:formula="of:=[.Y32]+MIN([.Y114];[.Z194])" office:value-type="float" office:value="194489" calcext:value-type="float">
            <text:p>194489</text:p>
          </table:table-cell>
          <table:table-cell table:formula="of:=[.Z32]+MIN([.Z114];[.AA194])" office:value-type="float" office:value="197994" calcext:value-type="float">
            <text:p>197994</text:p>
          </table:table-cell>
          <table:table-cell table:formula="of:=[.AA32]+MIN([.AA114];[.AB194])" office:value-type="float" office:value="192738" calcext:value-type="float">
            <text:p>192738</text:p>
          </table:table-cell>
          <table:table-cell table:formula="of:=[.AB32]+MIN([.AB114];[.AC194])" office:value-type="float" office:value="188926" calcext:value-type="float">
            <text:p>188926</text:p>
          </table:table-cell>
          <table:table-cell table:formula="of:=[.AC32]+MIN([.AC114];[.AD194])" office:value-type="float" office:value="190543" calcext:value-type="float">
            <text:p>190543</text:p>
          </table:table-cell>
          <table:table-cell table:formula="of:=[.AD32]+MIN([.AD114];[.AE194])" office:value-type="float" office:value="187464" calcext:value-type="float">
            <text:p>187464</text:p>
          </table:table-cell>
          <table:table-cell table:formula="of:=[.AE32]+MIN([.AE114];[.AF194])" office:value-type="float" office:value="187118" calcext:value-type="float">
            <text:p>187118</text:p>
          </table:table-cell>
          <table:table-cell table:formula="of:=[.AF32]+MIN([.AF114];[.AG194])" office:value-type="float" office:value="181466" calcext:value-type="float">
            <text:p>181466</text:p>
          </table:table-cell>
          <table:table-cell table:formula="of:=[.AG32]+MIN([.AG114];[.AH194])" office:value-type="float" office:value="173418" calcext:value-type="float">
            <text:p>173418</text:p>
          </table:table-cell>
          <table:table-cell table:formula="of:=[.AH32]+MIN([.AH114];[.AI194])" office:value-type="float" office:value="167655" calcext:value-type="float">
            <text:p>167655</text:p>
          </table:table-cell>
          <table:table-cell table:formula="of:=[.AI32]+MIN([.AI114];[.AJ194])" office:value-type="float" office:value="165241" calcext:value-type="float">
            <text:p>165241</text:p>
          </table:table-cell>
          <table:table-cell table:formula="of:=[.AJ32]+MIN([.AJ114];[.AK194])" office:value-type="float" office:value="160293" calcext:value-type="float">
            <text:p>160293</text:p>
          </table:table-cell>
          <table:table-cell table:formula="of:=[.AK32]+MIN([.AK114];[.AL194])" office:value-type="float" office:value="162803" calcext:value-type="float">
            <text:p>162803</text:p>
          </table:table-cell>
          <table:table-cell table:formula="of:=[.AL32]+MIN([.AL114];[.AM194])" office:value-type="float" office:value="171230" calcext:value-type="float">
            <text:p>171230</text:p>
          </table:table-cell>
          <table:table-cell table:formula="of:=[.AM32]+MIN([.AM114];[.AN194])" office:value-type="float" office:value="162252" calcext:value-type="float">
            <text:p>162252</text:p>
          </table:table-cell>
          <table:table-cell table:formula="of:=[.AN32]+MIN([.AN114];[.AO194])" office:value-type="float" office:value="154164" calcext:value-type="float">
            <text:p>154164</text:p>
          </table:table-cell>
          <table:table-cell table:formula="of:=[.AO32]+MIN([.AO114];[.AP194])" office:value-type="float" office:value="152446" calcext:value-type="float">
            <text:p>152446</text:p>
          </table:table-cell>
          <table:table-cell table:formula="of:=[.AP32]+MIN([.AP114];[.AQ194])" office:value-type="float" office:value="149215" calcext:value-type="float">
            <text:p>149215</text:p>
          </table:table-cell>
          <table:table-cell table:formula="of:=[.AQ32]+MIN([.AQ114];[.AR194])" office:value-type="float" office:value="139614" calcext:value-type="float">
            <text:p>139614</text:p>
          </table:table-cell>
          <table:table-cell table:formula="of:=[.AR32]+MIN([.AR114];[.AS194])" office:value-type="float" office:value="134500" calcext:value-type="float">
            <text:p>134500</text:p>
          </table:table-cell>
          <table:table-cell table:formula="of:=[.AS32]+MIN([.AS114];[.AT194])" office:value-type="float" office:value="138727" calcext:value-type="float">
            <text:p>138727</text:p>
          </table:table-cell>
          <table:table-cell table:formula="of:=[.AT32]+MIN([.AT114];[.AU194])" office:value-type="float" office:value="132639" calcext:value-type="float">
            <text:p>132639</text:p>
          </table:table-cell>
          <table:table-cell table:formula="of:=[.AU32]+MIN([.AU114];[.AV194])" office:value-type="float" office:value="123501" calcext:value-type="float">
            <text:p>123501</text:p>
          </table:table-cell>
          <table:table-cell table:formula="of:=[.AV32]+MIN([.AV114];[.AW194])" office:value-type="float" office:value="122933" calcext:value-type="float">
            <text:p>122933</text:p>
          </table:table-cell>
          <table:table-cell table:formula="of:=[.AW32]+MIN([.AW114];[.AX194])" office:value-type="float" office:value="119288" calcext:value-type="float">
            <text:p>119288</text:p>
          </table:table-cell>
          <table:table-cell table:formula="of:=[.AX32]+MIN([.AX114];[.AY194])" office:value-type="float" office:value="112076" calcext:value-type="float">
            <text:p>112076</text:p>
          </table:table-cell>
          <table:table-cell table:formula="of:=[.AY32]+MIN([.AY114];[.AZ194])" office:value-type="float" office:value="108976" calcext:value-type="float">
            <text:p>108976</text:p>
          </table:table-cell>
          <table:table-cell table:formula="of:=[.AZ32]+MIN([.AZ114];[.BA194])" office:value-type="float" office:value="107283" calcext:value-type="float">
            <text:p>107283</text:p>
          </table:table-cell>
          <table:table-cell table:formula="of:=[.BA32]+MIN([.BA114];[.BB194])" office:value-type="float" office:value="104065" calcext:value-type="float">
            <text:p>104065</text:p>
          </table:table-cell>
          <table:table-cell table:formula="of:=[.BB32]+MIN([.BB114];[.BC194])" office:value-type="float" office:value="96416" calcext:value-type="float">
            <text:p>96416</text:p>
          </table:table-cell>
          <table:table-cell table:formula="of:=[.BC32]+MIN([.BC114];[.BD194])" office:value-type="float" office:value="91494" calcext:value-type="float">
            <text:p>91494</text:p>
          </table:table-cell>
          <table:table-cell table:formula="of:=[.BD32]+MIN([.BD114];[.BE194])" office:value-type="float" office:value="86072" calcext:value-type="float">
            <text:p>86072</text:p>
          </table:table-cell>
          <table:table-cell table:formula="of:=[.BE32]+MIN([.BE114];[.BF194])" office:value-type="float" office:value="84729" calcext:value-type="float">
            <text:p>84729</text:p>
          </table:table-cell>
          <table:table-cell table:formula="of:=[.BF32]+MIN([.BF114];[.BG194])" office:value-type="float" office:value="76532" calcext:value-type="float">
            <text:p>76532</text:p>
          </table:table-cell>
          <table:table-cell table:formula="of:=[.BG32]+MIN([.BG114];[.BH194])" office:value-type="float" office:value="73378" calcext:value-type="float">
            <text:p>73378</text:p>
          </table:table-cell>
          <table:table-cell table:formula="of:=[.BH32]+MIN([.BH114];[.BI194])" office:value-type="float" office:value="69778" calcext:value-type="float">
            <text:p>69778</text:p>
          </table:table-cell>
          <table:table-cell table:formula="of:=[.BI32]+MIN([.BI114];[.BJ194])" office:value-type="float" office:value="69091" calcext:value-type="float">
            <text:p>69091</text:p>
          </table:table-cell>
          <table:table-cell table:formula="of:=[.BJ32]+MIN([.BJ114];[.BK194])" office:value-type="float" office:value="68063" calcext:value-type="float">
            <text:p>68063</text:p>
          </table:table-cell>
          <table:table-cell table:formula="of:=[.BK32]+MIN([.BK114];[.BL194])" office:value-type="float" office:value="63541" calcext:value-type="float">
            <text:p>63541</text:p>
          </table:table-cell>
          <table:table-cell table:formula="of:=[.BL32]+MIN([.BL114];[.BM194])" office:value-type="float" office:value="73069" calcext:value-type="float">
            <text:p>73069</text:p>
          </table:table-cell>
          <table:table-cell table:formula="of:=[.BM32]+MIN([.BM114];[.BN194])" office:value-type="float" office:value="64622" calcext:value-type="float">
            <text:p>64622</text:p>
          </table:table-cell>
          <table:table-cell table:formula="of:=[.BN32]+MIN([.BN114];[.BO194])" office:value-type="float" office:value="64962" calcext:value-type="float">
            <text:p>64962</text:p>
          </table:table-cell>
          <table:table-cell table:formula="of:=[.BO32]+MIN([.BO114];[.BP194])" office:value-type="float" office:value="61579" calcext:value-type="float">
            <text:p>61579</text:p>
          </table:table-cell>
          <table:table-cell table:formula="of:=[.BP32]+MIN([.BP114];[.BQ194])" office:value-type="float" office:value="58128" calcext:value-type="float">
            <text:p>58128</text:p>
          </table:table-cell>
          <table:table-cell table:formula="of:=[.BQ32]+MIN([.BQ114];[.BR194])" office:value-type="float" office:value="53919" calcext:value-type="float">
            <text:p>53919</text:p>
          </table:table-cell>
          <table:table-cell table:formula="of:=[.BR32]+MIN([.BR114];[.BS194])" office:value-type="float" office:value="46262" calcext:value-type="float">
            <text:p>46262</text:p>
          </table:table-cell>
          <table:table-cell table:formula="of:=[.BS32]+MIN([.BS114];[.BT194])" office:value-type="float" office:value="40566" calcext:value-type="float">
            <text:p>40566</text:p>
          </table:table-cell>
          <table:table-cell table:formula="of:=[.BT32]+MIN([.BT114];[.BU194])" office:value-type="float" office:value="39406" calcext:value-type="float">
            <text:p>39406</text:p>
          </table:table-cell>
          <table:table-cell table:formula="of:=[.BU32]+MIN([.BU114];[.BV194])" office:value-type="float" office:value="42507" calcext:value-type="float">
            <text:p>42507</text:p>
          </table:table-cell>
          <table:table-cell table:formula="of:=[.BV32]+MIN([.BV114];[.BW194])" office:value-type="float" office:value="38858" calcext:value-type="float">
            <text:p>38858</text:p>
          </table:table-cell>
          <table:table-cell table:formula="of:=[.BW32]+MIN([.BW114];[.BX194])" office:value-type="float" office:value="33426" calcext:value-type="float">
            <text:p>33426</text:p>
          </table:table-cell>
          <table:table-cell table:formula="of:=[.BX32]+MIN([.BX114];[.BY194])" office:value-type="float" office:value="26594" calcext:value-type="float">
            <text:p>26594</text:p>
          </table:table-cell>
          <table:table-cell table:formula="of:=[.BY32]+MIN([.BY114];[.BZ194])" office:value-type="float" office:value="21715" calcext:value-type="float">
            <text:p>21715</text:p>
          </table:table-cell>
          <table:table-cell table:formula="of:=[.BZ32]+MIN([.BZ114];[.CA194])" office:value-type="float" office:value="14112" calcext:value-type="float">
            <text:p>14112</text:p>
          </table:table-cell>
          <table:table-cell table:formula="of:=[.CA32]+MIN([.CA114];[.CB194])" office:value-type="float" office:value="6712" calcext:value-type="float">
            <text:p>6712</text:p>
          </table:table-cell>
          <table:table-cell table:formula="of:=[.CB32]" office:value-type="float" office:value="739" calcext:value-type="float">
            <text:p>739</text:p>
          </table:table-cell>
        </table:table-row>
        <table:table-row table:style-name="ro1">
          <table:table-cell table:formula="of:=[.A33]+MIN([.A115];[.B195])" office:value-type="float" office:value="261265" calcext:value-type="float">
            <text:p>261265</text:p>
          </table:table-cell>
          <table:table-cell table:formula="of:=[.B33]+MIN([.B115];[.C195])" office:value-type="float" office:value="259725" calcext:value-type="float">
            <text:p>259725</text:p>
          </table:table-cell>
          <table:table-cell table:formula="of:=[.C33]+MIN([.C115];[.D195])" office:value-type="float" office:value="258112" calcext:value-type="float">
            <text:p>258112</text:p>
          </table:table-cell>
          <table:table-cell table:formula="of:=[.D33]+MIN([.D115];[.E195])" office:value-type="float" office:value="253233" calcext:value-type="float">
            <text:p>253233</text:p>
          </table:table-cell>
          <table:table-cell table:formula="of:=[.E33]+MIN([.E115];[.F195])" office:value-type="float" office:value="251349" calcext:value-type="float">
            <text:p>251349</text:p>
          </table:table-cell>
          <table:table-cell table:formula="of:=[.F33]+MIN([.F115];[.G195])" office:value-type="float" office:value="244015" calcext:value-type="float">
            <text:p>244015</text:p>
          </table:table-cell>
          <table:table-cell table:formula="of:=[.G33]+MIN([.G115];[.H195])" office:value-type="float" office:value="243049" calcext:value-type="float">
            <text:p>243049</text:p>
          </table:table-cell>
          <table:table-cell table:formula="of:=[.H33]+MIN([.H115];[.I195])" office:value-type="float" office:value="241049" calcext:value-type="float">
            <text:p>241049</text:p>
          </table:table-cell>
          <table:table-cell table:formula="of:=[.I33]+MIN([.I115];[.J195])" office:value-type="float" office:value="238030" calcext:value-type="float">
            <text:p>238030</text:p>
          </table:table-cell>
          <table:table-cell table:formula="of:=[.J33]+MIN([.J115];[.K195])" office:value-type="float" office:value="240059" calcext:value-type="float">
            <text:p>240059</text:p>
          </table:table-cell>
          <table:table-cell table:formula="of:=[.K33]+MIN([.K115];[.L195])" office:value-type="float" office:value="239347" calcext:value-type="float">
            <text:p>239347</text:p>
          </table:table-cell>
          <table:table-cell table:formula="of:=[.L33]+MIN([.L115];[.M195])" office:value-type="float" office:value="246325" calcext:value-type="float">
            <text:p>246325</text:p>
          </table:table-cell>
          <table:table-cell table:formula="of:=[.M33]+MIN([.M115];[.N195])" office:value-type="float" office:value="243062" calcext:value-type="float">
            <text:p>243062</text:p>
          </table:table-cell>
          <table:table-cell table:formula="of:=[.N33]+MIN([.N115];[.O195])" office:value-type="float" office:value="238336" calcext:value-type="float">
            <text:p>238336</text:p>
          </table:table-cell>
          <table:table-cell table:formula="of:=[.O33]+MIN([.O115];[.P195])" office:value-type="float" office:value="229133" calcext:value-type="float">
            <text:p>229133</text:p>
          </table:table-cell>
          <table:table-cell table:formula="of:=[.P33]+MIN([.P115];[.Q195])" office:value-type="float" office:value="231325" calcext:value-type="float">
            <text:p>231325</text:p>
          </table:table-cell>
          <table:table-cell table:formula="of:=[.Q33]+MIN([.Q115];[.R195])" office:value-type="float" office:value="228471" calcext:value-type="float">
            <text:p>228471</text:p>
          </table:table-cell>
          <table:table-cell table:formula="of:=[.R33]+MIN([.R115];[.S195])" office:value-type="float" office:value="222396" calcext:value-type="float">
            <text:p>222396</text:p>
          </table:table-cell>
          <table:table-cell table:formula="of:=[.S33]+MIN([.S115];[.T195])" office:value-type="float" office:value="217814" calcext:value-type="float">
            <text:p>217814</text:p>
          </table:table-cell>
          <table:table-cell table:formula="of:=[.T33]+MIN([.T115];[.U195])" office:value-type="float" office:value="217484" calcext:value-type="float">
            <text:p>217484</text:p>
          </table:table-cell>
          <table:table-cell table:formula="of:=[.U33]+MIN([.U115];[.V195])" office:value-type="float" office:value="208231" calcext:value-type="float">
            <text:p>208231</text:p>
          </table:table-cell>
          <table:table-cell table:formula="of:=[.V33]+MIN([.V115];[.W195])" office:value-type="float" office:value="204890" calcext:value-type="float">
            <text:p>204890</text:p>
          </table:table-cell>
          <table:table-cell table:formula="of:=[.W33]+MIN([.W115];[.X195])" office:value-type="float" office:value="200622" calcext:value-type="float">
            <text:p>200622</text:p>
          </table:table-cell>
          <table:table-cell table:formula="of:=[.X33]+MIN([.X115];[.Y195])" office:value-type="float" office:value="198987" calcext:value-type="float">
            <text:p>198987</text:p>
          </table:table-cell>
          <table:table-cell table:formula="of:=[.Y33]+MIN([.Y115];[.Z195])" office:value-type="float" office:value="189027" calcext:value-type="float">
            <text:p>189027</text:p>
          </table:table-cell>
          <table:table-cell table:formula="of:=[.Z33]+MIN([.Z115];[.AA195])" office:value-type="float" office:value="197253" calcext:value-type="float">
            <text:p>197253</text:p>
          </table:table-cell>
          <table:table-cell table:formula="of:=[.AA33]+MIN([.AA115];[.AB195])" office:value-type="float" office:value="197038" calcext:value-type="float">
            <text:p>197038</text:p>
          </table:table-cell>
          <table:table-cell table:formula="of:=[.AB33]+MIN([.AB115];[.AC195])" office:value-type="float" office:value="197359" calcext:value-type="float">
            <text:p>197359</text:p>
          </table:table-cell>
          <table:table-cell table:formula="of:=[.AC33]+MIN([.AC115];[.AD195])" office:value-type="float" office:value="188178" calcext:value-type="float">
            <text:p>188178</text:p>
          </table:table-cell>
          <table:table-cell table:formula="of:=[.AD33]+MIN([.AD115];[.AE195])" office:value-type="float" office:value="192392" calcext:value-type="float">
            <text:p>192392</text:p>
          </table:table-cell>
          <table:table-cell table:formula="of:=[.AE33]+MIN([.AE115];[.AF195])" office:value-type="float" office:value="188300" calcext:value-type="float">
            <text:p>188300</text:p>
          </table:table-cell>
          <table:table-cell table:formula="of:=[.AF33]+MIN([.AF115];[.AG195])" office:value-type="float" office:value="183321" calcext:value-type="float">
            <text:p>183321</text:p>
          </table:table-cell>
          <table:table-cell table:formula="of:=[.AG33]+MIN([.AG115];[.AH195])" office:value-type="float" office:value="176847" calcext:value-type="float">
            <text:p>176847</text:p>
          </table:table-cell>
          <table:table-cell table:formula="of:=[.AH33]+MIN([.AH115];[.AI195])" office:value-type="float" office:value="175007" calcext:value-type="float">
            <text:p>175007</text:p>
          </table:table-cell>
          <table:table-cell table:formula="of:=[.AI33]+MIN([.AI115];[.AJ195])" office:value-type="float" office:value="175947" calcext:value-type="float">
            <text:p>175947</text:p>
          </table:table-cell>
          <table:table-cell table:formula="of:=[.AJ33]+MIN([.AJ115];[.AK195])" office:value-type="float" office:value="172439" calcext:value-type="float">
            <text:p>172439</text:p>
          </table:table-cell>
          <table:table-cell table:formula="of:=[.AK33]+MIN([.AK115];[.AL195])" office:value-type="float" office:value="168925" calcext:value-type="float">
            <text:p>168925</text:p>
          </table:table-cell>
          <table:table-cell table:formula="of:=[.AL33]+MIN([.AL115];[.AM195])" office:value-type="float" office:value="162642" calcext:value-type="float">
            <text:p>162642</text:p>
          </table:table-cell>
          <table:table-cell table:formula="of:=[.AM33]+MIN([.AM115];[.AN195])" office:value-type="float" office:value="155250" calcext:value-type="float">
            <text:p>155250</text:p>
          </table:table-cell>
          <table:table-cell table:formula="of:=[.AN33]+MIN([.AN115];[.AO195])" office:value-type="float" office:value="145323" calcext:value-type="float">
            <text:p>145323</text:p>
          </table:table-cell>
          <table:table-cell table:formula="of:=[.AO33]+MIN([.AO115];[.AP195])" office:value-type="float" office:value="143238" calcext:value-type="float">
            <text:p>143238</text:p>
          </table:table-cell>
          <table:table-cell table:formula="of:=[.AP33]+MIN([.AP115];[.AQ195])" office:value-type="float" office:value="140270" calcext:value-type="float">
            <text:p>140270</text:p>
          </table:table-cell>
          <table:table-cell table:formula="of:=[.AQ33]+MIN([.AQ115];[.AR195])" office:value-type="float" office:value="133804" calcext:value-type="float">
            <text:p>133804</text:p>
          </table:table-cell>
          <table:table-cell table:formula="of:=[.AR33]+MIN([.AR115];[.AS195])" office:value-type="float" office:value="125102" calcext:value-type="float">
            <text:p>125102</text:p>
          </table:table-cell>
          <table:table-cell table:formula="of:=[.AS33]+MIN([.AS115];[.AT195])" office:value-type="float" office:value="129861" calcext:value-type="float">
            <text:p>129861</text:p>
          </table:table-cell>
          <table:table-cell table:formula="of:=[.AT33]+MIN([.AT115];[.AU195])" office:value-type="float" office:value="130804" calcext:value-type="float">
            <text:p>130804</text:p>
          </table:table-cell>
          <table:table-cell table:formula="of:=[.AU33]+MIN([.AU115];[.AV195])" office:value-type="float" office:value="127251" calcext:value-type="float">
            <text:p>127251</text:p>
          </table:table-cell>
          <table:table-cell table:formula="of:=[.AV33]+MIN([.AV115];[.AW195])" office:value-type="float" office:value="120644" calcext:value-type="float">
            <text:p>120644</text:p>
          </table:table-cell>
          <table:table-cell table:formula="of:=[.AW33]+MIN([.AW115];[.AX195])" office:value-type="float" office:value="113378" calcext:value-type="float">
            <text:p>113378</text:p>
          </table:table-cell>
          <table:table-cell table:formula="of:=[.AX33]+MIN([.AX115];[.AY195])" office:value-type="float" office:value="108804" calcext:value-type="float">
            <text:p>108804</text:p>
          </table:table-cell>
          <table:table-cell table:formula="of:=[.AY33]+MIN([.AY115];[.AZ195])" office:value-type="float" office:value="102217" calcext:value-type="float">
            <text:p>102217</text:p>
          </table:table-cell>
          <table:table-cell table:formula="of:=[.AZ33]+MIN([.AZ115];[.BA195])" office:value-type="float" office:value="101605" calcext:value-type="float">
            <text:p>101605</text:p>
          </table:table-cell>
          <table:table-cell table:formula="of:=[.BA33]+MIN([.BA115];[.BB195])" office:value-type="float" office:value="98881" calcext:value-type="float">
            <text:p>98881</text:p>
          </table:table-cell>
          <table:table-cell table:formula="of:=[.BB33]+MIN([.BB115];[.BC195])" office:value-type="float" office:value="98177" calcext:value-type="float">
            <text:p>98177</text:p>
          </table:table-cell>
          <table:table-cell table:formula="of:=[.BC33]+MIN([.BC115];[.BD195])" office:value-type="float" office:value="94986" calcext:value-type="float">
            <text:p>94986</text:p>
          </table:table-cell>
          <table:table-cell table:formula="of:=[.BD33]+MIN([.BD115];[.BE195])" office:value-type="float" office:value="86663" calcext:value-type="float">
            <text:p>86663</text:p>
          </table:table-cell>
          <table:table-cell table:formula="of:=[.BE33]+MIN([.BE115];[.BF195])" office:value-type="float" office:value="77140" calcext:value-type="float">
            <text:p>77140</text:p>
          </table:table-cell>
          <table:table-cell table:formula="of:=[.BF33]+MIN([.BF115];[.BG195])" office:value-type="float" office:value="74138" calcext:value-type="float">
            <text:p>74138</text:p>
          </table:table-cell>
          <table:table-cell table:formula="of:=[.BG33]+MIN([.BG115];[.BH195])" office:value-type="float" office:value="73434" calcext:value-type="float">
            <text:p>73434</text:p>
          </table:table-cell>
          <table:table-cell table:formula="of:=[.BH33]+MIN([.BH115];[.BI195])" office:value-type="float" office:value="70166" calcext:value-type="float">
            <text:p>70166</text:p>
          </table:table-cell>
          <table:table-cell table:formula="of:=[.BI33]+MIN([.BI115];[.BJ195])" office:value-type="float" office:value="71693" calcext:value-type="float">
            <text:p>71693</text:p>
          </table:table-cell>
          <table:table-cell table:formula="of:=[.BJ33]+MIN([.BJ115];[.BK195])" office:value-type="float" office:value="63484" calcext:value-type="float">
            <text:p>63484</text:p>
          </table:table-cell>
          <table:table-cell table:formula="of:=[.BK33]+MIN([.BK115];[.BL195])" office:value-type="float" office:value="61457" calcext:value-type="float">
            <text:p>61457</text:p>
          </table:table-cell>
          <table:table-cell table:formula="of:=[.BL33]+MIN([.BL115];[.BM195])" office:value-type="float" office:value="64695" calcext:value-type="float">
            <text:p>64695</text:p>
          </table:table-cell>
          <table:table-cell table:formula="of:=[.BM33]+MIN([.BM115];[.BN195])" office:value-type="float" office:value="60130" calcext:value-type="float">
            <text:p>60130</text:p>
          </table:table-cell>
          <table:table-cell table:formula="of:=[.BN33]+MIN([.BN115];[.BO195])" office:value-type="float" office:value="57700" calcext:value-type="float">
            <text:p>57700</text:p>
          </table:table-cell>
          <table:table-cell table:formula="of:=[.BO33]+MIN([.BO115];[.BP195])" office:value-type="float" office:value="55816" calcext:value-type="float">
            <text:p>55816</text:p>
          </table:table-cell>
          <table:table-cell table:formula="of:=[.BP33]+MIN([.BP115];[.BQ195])" office:value-type="float" office:value="52058" calcext:value-type="float">
            <text:p>52058</text:p>
          </table:table-cell>
          <table:table-cell table:formula="of:=[.BQ33]+MIN([.BQ115];[.BR195])" office:value-type="float" office:value="52756" calcext:value-type="float">
            <text:p>52756</text:p>
          </table:table-cell>
          <table:table-cell table:formula="of:=[.BR33]+MIN([.BR115];[.BS195])" office:value-type="float" office:value="45683" calcext:value-type="float">
            <text:p>45683</text:p>
          </table:table-cell>
          <table:table-cell table:formula="of:=[.BS33]+MIN([.BS115];[.BT195])" office:value-type="float" office:value="38669" calcext:value-type="float">
            <text:p>38669</text:p>
          </table:table-cell>
          <table:table-cell table:formula="of:=[.BT33]+MIN([.BT115];[.BU195])" office:value-type="float" office:value="37901" calcext:value-type="float">
            <text:p>37901</text:p>
          </table:table-cell>
          <table:table-cell table:formula="of:=[.BU33]+MIN([.BU115];[.BV195])" office:value-type="float" office:value="37458" calcext:value-type="float">
            <text:p>37458</text:p>
          </table:table-cell>
          <table:table-cell table:formula="of:=[.BV33]+MIN([.BV115];[.BW195])" office:value-type="float" office:value="31968" calcext:value-type="float">
            <text:p>31968</text:p>
          </table:table-cell>
          <table:table-cell table:formula="of:=[.BW33]+MIN([.BW115];[.BX195])" office:value-type="float" office:value="24462" calcext:value-type="float">
            <text:p>24462</text:p>
          </table:table-cell>
          <table:table-cell table:formula="of:=[.BX33]+MIN([.BX115];[.BY195])" office:value-type="float" office:value="22610" calcext:value-type="float">
            <text:p>22610</text:p>
          </table:table-cell>
          <table:table-cell table:formula="of:=[.BY33]+MIN([.BY115];[.BZ195])" office:value-type="float" office:value="21878" calcext:value-type="float">
            <text:p>21878</text:p>
          </table:table-cell>
          <table:table-cell table:formula="of:=[.BZ33]+MIN([.BZ115];[.CA195])" office:value-type="float" office:value="14532" calcext:value-type="float">
            <text:p>14532</text:p>
          </table:table-cell>
          <table:table-cell table:formula="of:=[.CA33]+MIN([.CA115];[.CB195])" office:value-type="float" office:value="8756" calcext:value-type="float">
            <text:p>8756</text:p>
          </table:table-cell>
          <table:table-cell table:formula="of:=[.CB33]" office:value-type="float" office:value="4269" calcext:value-type="float">
            <text:p>4269</text:p>
          </table:table-cell>
        </table:table-row>
        <table:table-row table:style-name="ro1">
          <table:table-cell table:formula="of:=[.A34]+MIN([.A116];[.B196])" office:value-type="float" office:value="270143" calcext:value-type="float">
            <text:p>270143</text:p>
          </table:table-cell>
          <table:table-cell table:formula="of:=[.B34]+MIN([.B116];[.C196])" office:value-type="float" office:value="269504" calcext:value-type="float">
            <text:p>269504</text:p>
          </table:table-cell>
          <table:table-cell table:formula="of:=[.C34]+MIN([.C116];[.D196])" office:value-type="float" office:value="265198" calcext:value-type="float">
            <text:p>265198</text:p>
          </table:table-cell>
          <table:table-cell table:formula="of:=[.D34]+MIN([.D116];[.E196])" office:value-type="float" office:value="264635" calcext:value-type="float">
            <text:p>264635</text:p>
          </table:table-cell>
          <table:table-cell table:formula="of:=[.E34]+MIN([.E116];[.F196])" office:value-type="float" office:value="257375" calcext:value-type="float">
            <text:p>257375</text:p>
          </table:table-cell>
          <table:table-cell table:formula="of:=[.F34]+MIN([.F116];[.G196])" office:value-type="float" office:value="253470" calcext:value-type="float">
            <text:p>253470</text:p>
          </table:table-cell>
          <table:table-cell table:formula="of:=[.G34]+MIN([.G116];[.H196])" office:value-type="float" office:value="250259" calcext:value-type="float">
            <text:p>250259</text:p>
          </table:table-cell>
          <table:table-cell table:formula="of:=[.H34]+MIN([.H116];[.I196])" office:value-type="float" office:value="247654" calcext:value-type="float">
            <text:p>247654</text:p>
          </table:table-cell>
          <table:table-cell table:formula="of:=[.I34]+MIN([.I116];[.J196])" office:value-type="float" office:value="247432" calcext:value-type="float">
            <text:p>247432</text:p>
          </table:table-cell>
          <table:table-cell table:formula="of:=[.J34]+MIN([.J116];[.K196])" office:value-type="float" office:value="239761" calcext:value-type="float">
            <text:p>239761</text:p>
          </table:table-cell>
          <table:table-cell table:formula="of:=[.K34]+MIN([.K116];[.L196])" office:value-type="float" office:value="247198" calcext:value-type="float">
            <text:p>247198</text:p>
          </table:table-cell>
          <table:table-cell table:formula="of:=[.L34]+MIN([.L116];[.M196])" office:value-type="float" office:value="248499" calcext:value-type="float">
            <text:p>248499</text:p>
          </table:table-cell>
          <table:table-cell table:formula="of:=[.M34]+MIN([.M116];[.N196])" office:value-type="float" office:value="240312" calcext:value-type="float">
            <text:p>240312</text:p>
          </table:table-cell>
          <table:table-cell table:formula="of:=[.N34]+MIN([.N116];[.O196])" office:value-type="float" office:value="232109" calcext:value-type="float">
            <text:p>232109</text:p>
          </table:table-cell>
          <table:table-cell table:formula="of:=[.O34]+MIN([.O116];[.P196])" office:value-type="float" office:value="228093" calcext:value-type="float">
            <text:p>228093</text:p>
          </table:table-cell>
          <table:table-cell table:formula="of:=[.P34]+MIN([.P116];[.Q196])" office:value-type="float" office:value="227222" calcext:value-type="float">
            <text:p>227222</text:p>
          </table:table-cell>
          <table:table-cell table:formula="of:=[.Q34]+MIN([.Q116];[.R196])" office:value-type="float" office:value="225413" calcext:value-type="float">
            <text:p>225413</text:p>
          </table:table-cell>
          <table:table-cell table:formula="of:=[.R34]+MIN([.R116];[.S196])" office:value-type="float" office:value="224047" calcext:value-type="float">
            <text:p>224047</text:p>
          </table:table-cell>
          <table:table-cell table:formula="of:=[.S34]+MIN([.S116];[.T196])" office:value-type="float" office:value="225760" calcext:value-type="float">
            <text:p>225760</text:p>
          </table:table-cell>
          <table:table-cell table:formula="of:=[.T34]+MIN([.T116];[.U196])" office:value-type="float" office:value="216466" calcext:value-type="float">
            <text:p>216466</text:p>
          </table:table-cell>
          <table:table-cell table:formula="of:=[.U34]+MIN([.U116];[.V196])" office:value-type="float" office:value="213686" calcext:value-type="float">
            <text:p>213686</text:p>
          </table:table-cell>
          <table:table-cell table:formula="of:=[.V34]+MIN([.V116];[.W196])" office:value-type="float" office:value="208685" calcext:value-type="float">
            <text:p>208685</text:p>
          </table:table-cell>
          <table:table-cell table:formula="of:=[.W34]+MIN([.W116];[.X196])" office:value-type="float" office:value="206040" calcext:value-type="float">
            <text:p>206040</text:p>
          </table:table-cell>
          <table:table-cell table:formula="of:=[.X34]+MIN([.X116];[.Y196])" office:value-type="float" office:value="199957" calcext:value-type="float">
            <text:p>199957</text:p>
          </table:table-cell>
          <table:table-cell table:formula="of:=[.Y34]+MIN([.Y116];[.Z196])" office:value-type="float" office:value="196724" calcext:value-type="float">
            <text:p>196724</text:p>
          </table:table-cell>
          <table:table-cell table:formula="of:=[.Z34]+MIN([.Z116];[.AA196])" office:value-type="float" office:value="208636" calcext:value-type="float">
            <text:p>208636</text:p>
          </table:table-cell>
          <table:table-cell table:formula="of:=[.AA34]+MIN([.AA116];[.AB196])" office:value-type="float" office:value="207735" calcext:value-type="float">
            <text:p>207735</text:p>
          </table:table-cell>
          <table:table-cell table:formula="of:=[.AB34]+MIN([.AB116];[.AC196])" office:value-type="float" office:value="203928" calcext:value-type="float">
            <text:p>203928</text:p>
          </table:table-cell>
          <table:table-cell table:formula="of:=[.AC34]+MIN([.AC116];[.AD196])" office:value-type="float" office:value="196467" calcext:value-type="float">
            <text:p>196467</text:p>
          </table:table-cell>
          <table:table-cell table:formula="of:=[.AD34]+MIN([.AD116];[.AE196])" office:value-type="float" office:value="189066" calcext:value-type="float">
            <text:p>189066</text:p>
          </table:table-cell>
          <table:table-cell table:formula="of:=[.AE34]+MIN([.AE116];[.AF196])" office:value-type="float" office:value="185718" calcext:value-type="float">
            <text:p>185718</text:p>
          </table:table-cell>
          <table:table-cell table:formula="of:=[.AF34]+MIN([.AF116];[.AG196])" office:value-type="float" office:value="183615" calcext:value-type="float">
            <text:p>183615</text:p>
          </table:table-cell>
          <table:table-cell table:formula="of:=[.AG34]+MIN([.AG116];[.AH196])" office:value-type="float" office:value="183189" calcext:value-type="float">
            <text:p>183189</text:p>
          </table:table-cell>
          <table:table-cell table:formula="of:=[.AH34]+MIN([.AH116];[.AI196])" office:value-type="float" office:value="177711" calcext:value-type="float">
            <text:p>177711</text:p>
          </table:table-cell>
          <table:table-cell table:formula="of:=[.AI34]+MIN([.AI116];[.AJ196])" office:value-type="float" office:value="173548" calcext:value-type="float">
            <text:p>173548</text:p>
          </table:table-cell>
          <table:table-cell table:formula="of:=[.AJ34]+MIN([.AJ116];[.AK196])" office:value-type="float" office:value="164377" calcext:value-type="float">
            <text:p>164377</text:p>
          </table:table-cell>
          <table:table-cell table:formula="of:=[.AK34]+MIN([.AK116];[.AL196])" office:value-type="float" office:value="161201" calcext:value-type="float">
            <text:p>161201</text:p>
          </table:table-cell>
          <table:table-cell table:formula="of:=[.AL34]+MIN([.AL116];[.AM196])" office:value-type="float" office:value="160253" calcext:value-type="float">
            <text:p>160253</text:p>
          </table:table-cell>
          <table:table-cell table:formula="of:=[.AM34]+MIN([.AM116];[.AN196])" office:value-type="float" office:value="152599" calcext:value-type="float">
            <text:p>152599</text:p>
          </table:table-cell>
          <table:table-cell table:formula="of:=[.AN34]+MIN([.AN116];[.AO196])" office:value-type="float" office:value="143255" calcext:value-type="float">
            <text:p>143255</text:p>
          </table:table-cell>
          <table:table-cell table:formula="of:=[.AO34]+MIN([.AO116];[.AP196])" office:value-type="float" office:value="140038" calcext:value-type="float">
            <text:p>140038</text:p>
          </table:table-cell>
          <table:table-cell table:formula="of:=[.AP34]+MIN([.AP116];[.AQ196])" office:value-type="float" office:value="138388" calcext:value-type="float">
            <text:p>138388</text:p>
          </table:table-cell>
          <table:table-cell table:formula="of:=[.AQ34]+MIN([.AQ116];[.AR196])" office:value-type="float" office:value="132808" calcext:value-type="float">
            <text:p>132808</text:p>
          </table:table-cell>
          <table:table-cell table:formula="of:=[.AR34]+MIN([.AR116];[.AS196])" office:value-type="float" office:value="124837" calcext:value-type="float">
            <text:p>124837</text:p>
          </table:table-cell>
          <table:table-cell table:formula="of:=[.AS34]+MIN([.AS116];[.AT196])" office:value-type="float" office:value="122215" calcext:value-type="float">
            <text:p>122215</text:p>
          </table:table-cell>
          <table:table-cell table:formula="of:=[.AT34]+MIN([.AT116];[.AU196])" office:value-type="float" office:value="122139" calcext:value-type="float">
            <text:p>122139</text:p>
          </table:table-cell>
          <table:table-cell table:formula="of:=[.AU34]+MIN([.AU116];[.AV196])" office:value-type="float" office:value="119265" calcext:value-type="float">
            <text:p>119265</text:p>
          </table:table-cell>
          <table:table-cell table:formula="of:=[.AV34]+MIN([.AV116];[.AW196])" office:value-type="float" office:value="118385" calcext:value-type="float">
            <text:p>118385</text:p>
          </table:table-cell>
          <table:table-cell table:formula="of:=[.AW34]+MIN([.AW116];[.AX196])" office:value-type="float" office:value="116351" calcext:value-type="float">
            <text:p>116351</text:p>
          </table:table-cell>
          <table:table-cell table:formula="of:=[.AX34]+MIN([.AX116];[.AY196])" office:value-type="float" office:value="106422" calcext:value-type="float">
            <text:p>106422</text:p>
          </table:table-cell>
          <table:table-cell table:formula="of:=[.AY34]+MIN([.AY116];[.AZ196])" office:value-type="float" office:value="107823" calcext:value-type="float">
            <text:p>107823</text:p>
          </table:table-cell>
          <table:table-cell table:formula="of:=[.AZ34]+MIN([.AZ116];[.BA196])" office:value-type="float" office:value="108446" calcext:value-type="float">
            <text:p>108446</text:p>
          </table:table-cell>
          <table:table-cell table:formula="of:=[.BA34]+MIN([.BA116];[.BB196])" office:value-type="float" office:value="107994" calcext:value-type="float">
            <text:p>107994</text:p>
          </table:table-cell>
          <table:table-cell table:formula="of:=[.BB34]+MIN([.BB116];[.BC196])" office:value-type="float" office:value="106684" calcext:value-type="float">
            <text:p>106684</text:p>
          </table:table-cell>
          <table:table-cell table:formula="of:=[.BC34]+MIN([.BC116];[.BD196])" office:value-type="float" office:value="102875" calcext:value-type="float">
            <text:p>102875</text:p>
          </table:table-cell>
          <table:table-cell table:formula="of:=[.BD34]+MIN([.BD116];[.BE196])" office:value-type="float" office:value="95439" calcext:value-type="float">
            <text:p>95439</text:p>
          </table:table-cell>
          <table:table-cell table:formula="of:=[.BE34]+MIN([.BE116];[.BF196])" office:value-type="float" office:value="85745" calcext:value-type="float">
            <text:p>85745</text:p>
          </table:table-cell>
          <table:table-cell table:formula="of:=[.BF34]+MIN([.BF116];[.BG196])" office:value-type="float" office:value="75785" calcext:value-type="float">
            <text:p>75785</text:p>
          </table:table-cell>
          <table:table-cell table:formula="of:=[.BG34]+MIN([.BG116];[.BH196])" office:value-type="float" office:value="68370" calcext:value-type="float">
            <text:p>68370</text:p>
          </table:table-cell>
          <table:table-cell table:formula="of:=[.BH34]+MIN([.BH116];[.BI196])" office:value-type="float" office:value="66206" calcext:value-type="float">
            <text:p>66206</text:p>
          </table:table-cell>
          <table:table-cell table:formula="of:=[.BI34]+MIN([.BI116];[.BJ196])" office:value-type="float" office:value="65253" calcext:value-type="float">
            <text:p>65253</text:p>
          </table:table-cell>
          <table:table-cell table:formula="of:=[.BJ34]+MIN([.BJ116];[.BK196])" office:value-type="float" office:value="62893" calcext:value-type="float">
            <text:p>62893</text:p>
          </table:table-cell>
          <table:table-cell table:formula="of:=[.BK34]+MIN([.BK116];[.BL196])" office:value-type="float" office:value="58699" calcext:value-type="float">
            <text:p>58699</text:p>
          </table:table-cell>
          <table:table-cell table:formula="of:=[.BL34]+MIN([.BL116];[.BM196])" office:value-type="float" office:value="56302" calcext:value-type="float">
            <text:p>56302</text:p>
          </table:table-cell>
          <table:table-cell table:formula="of:=[.BM34]+MIN([.BM116];[.BN196])" office:value-type="float" office:value="55255" calcext:value-type="float">
            <text:p>55255</text:p>
          </table:table-cell>
          <table:table-cell table:formula="of:=[.BN34]+MIN([.BN116];[.BO196])" office:value-type="float" office:value="53059" calcext:value-type="float">
            <text:p>53059</text:p>
          </table:table-cell>
          <table:table-cell table:formula="of:=[.BO34]+MIN([.BO116];[.BP196])" office:value-type="float" office:value="46232" calcext:value-type="float">
            <text:p>46232</text:p>
          </table:table-cell>
          <table:table-cell table:formula="of:=[.BP34]+MIN([.BP116];[.BQ196])" office:value-type="float" office:value="45657" calcext:value-type="float">
            <text:p>45657</text:p>
          </table:table-cell>
          <table:table-cell table:formula="of:=[.BQ34]+MIN([.BQ116];[.BR196])" office:value-type="float" office:value="44873" calcext:value-type="float">
            <text:p>44873</text:p>
          </table:table-cell>
          <table:table-cell table:formula="of:=[.BR34]+MIN([.BR116];[.BS196])" office:value-type="float" office:value="48635" calcext:value-type="float">
            <text:p>48635</text:p>
          </table:table-cell>
          <table:table-cell table:formula="of:=[.BS34]+MIN([.BS116];[.BT196])" office:value-type="float" office:value="45116" calcext:value-type="float">
            <text:p>45116</text:p>
          </table:table-cell>
          <table:table-cell table:formula="of:=[.BT34]+MIN([.BT116];[.BU196])" office:value-type="float" office:value="42940" calcext:value-type="float">
            <text:p>42940</text:p>
          </table:table-cell>
          <table:table-cell table:formula="of:=[.BU34]+MIN([.BU116];[.BV196])" office:value-type="float" office:value="35434" calcext:value-type="float">
            <text:p>35434</text:p>
          </table:table-cell>
          <table:table-cell table:formula="of:=[.BV34]+MIN([.BV116];[.BW196])" office:value-type="float" office:value="29438" calcext:value-type="float">
            <text:p>29438</text:p>
          </table:table-cell>
          <table:table-cell table:formula="of:=[.BW34]+MIN([.BW116];[.BX196])" office:value-type="float" office:value="22739" calcext:value-type="float">
            <text:p>22739</text:p>
          </table:table-cell>
          <table:table-cell table:formula="of:=[.BX34]+MIN([.BX116];[.BY196])" office:value-type="float" office:value="20605" calcext:value-type="float">
            <text:p>20605</text:p>
          </table:table-cell>
          <table:table-cell table:formula="of:=[.BY34]+MIN([.BY116];[.BZ196])" office:value-type="float" office:value="13028" calcext:value-type="float">
            <text:p>13028</text:p>
          </table:table-cell>
          <table:table-cell table:formula="of:=[.BZ34]+MIN([.BZ116];[.CA196])" office:value-type="float" office:value="10141" calcext:value-type="float">
            <text:p>10141</text:p>
          </table:table-cell>
          <table:table-cell table:formula="of:=[.CA34]+MIN([.CA116];[.CB196])" office:value-type="float" office:value="8729" calcext:value-type="float">
            <text:p>8729</text:p>
          </table:table-cell>
          <table:table-cell table:formula="of:=[.CB34]" office:value-type="float" office:value="4380" calcext:value-type="float">
            <text:p>4380</text:p>
          </table:table-cell>
        </table:table-row>
        <table:table-row table:style-name="ro1">
          <table:table-cell table:formula="of:=[.A35]+MIN([.A117];[.B197])" office:value-type="float" office:value="272954" calcext:value-type="float">
            <text:p>272954</text:p>
          </table:table-cell>
          <table:table-cell table:formula="of:=[.B35]+MIN([.B117];[.C197])" office:value-type="float" office:value="271291" calcext:value-type="float">
            <text:p>271291</text:p>
          </table:table-cell>
          <table:table-cell table:formula="of:=[.C35]+MIN([.C117];[.D197])" office:value-type="float" office:value="271704" calcext:value-type="float">
            <text:p>271704</text:p>
          </table:table-cell>
          <table:table-cell table:formula="of:=[.D35]+MIN([.D117];[.E197])" office:value-type="float" office:value="267444" calcext:value-type="float">
            <text:p>267444</text:p>
          </table:table-cell>
          <table:table-cell table:formula="of:=[.E35]+MIN([.E117];[.F197])" office:value-type="float" office:value="259312" calcext:value-type="float">
            <text:p>259312</text:p>
          </table:table-cell>
          <table:table-cell table:formula="of:=[.F35]+MIN([.F117];[.G197])" office:value-type="float" office:value="251720" calcext:value-type="float">
            <text:p>251720</text:p>
          </table:table-cell>
          <table:table-cell table:formula="of:=[.G35]+MIN([.G117];[.H197])" office:value-type="float" office:value="248539" calcext:value-type="float">
            <text:p>248539</text:p>
          </table:table-cell>
          <table:table-cell table:formula="of:=[.H35]+MIN([.H117];[.I197])" office:value-type="float" office:value="242150" calcext:value-type="float">
            <text:p>242150</text:p>
          </table:table-cell>
          <table:table-cell table:formula="of:=[.I35]+MIN([.I117];[.J197])" office:value-type="float" office:value="240936" calcext:value-type="float">
            <text:p>240936</text:p>
          </table:table-cell>
          <table:table-cell table:formula="of:=[.J35]+MIN([.J117];[.K197])" office:value-type="float" office:value="241269" calcext:value-type="float">
            <text:p>241269</text:p>
          </table:table-cell>
          <table:table-cell table:formula="of:=[.K35]+MIN([.K117];[.L197])" office:value-type="float" office:value="247261" calcext:value-type="float">
            <text:p>247261</text:p>
          </table:table-cell>
          <table:table-cell table:formula="of:=[.L35]+MIN([.L117];[.M197])" office:value-type="float" office:value="244810" calcext:value-type="float">
            <text:p>244810</text:p>
          </table:table-cell>
          <table:table-cell table:formula="of:=[.M35]+MIN([.M117];[.N197])" office:value-type="float" office:value="236026" calcext:value-type="float">
            <text:p>236026</text:p>
          </table:table-cell>
          <table:table-cell table:formula="of:=[.N35]+MIN([.N117];[.O197])" office:value-type="float" office:value="236152" calcext:value-type="float">
            <text:p>236152</text:p>
          </table:table-cell>
          <table:table-cell table:formula="of:=[.O35]+MIN([.O117];[.P197])" office:value-type="float" office:value="235601" calcext:value-type="float">
            <text:p>235601</text:p>
          </table:table-cell>
          <table:table-cell table:formula="of:=[.P35]+MIN([.P117];[.Q197])" office:value-type="float" office:value="229528" calcext:value-type="float">
            <text:p>229528</text:p>
          </table:table-cell>
          <table:table-cell table:formula="of:=[.Q35]+MIN([.Q117];[.R197])" office:value-type="float" office:value="228081" calcext:value-type="float">
            <text:p>228081</text:p>
          </table:table-cell>
          <table:table-cell table:formula="of:=[.R35]+MIN([.R117];[.S197])" office:value-type="float" office:value="219095" calcext:value-type="float">
            <text:p>219095</text:p>
          </table:table-cell>
          <table:table-cell table:formula="of:=[.S35]+MIN([.S117];[.T197])" office:value-type="float" office:value="216603" calcext:value-type="float">
            <text:p>216603</text:p>
          </table:table-cell>
          <table:table-cell table:formula="of:=[.T35]+MIN([.T117];[.U197])" office:value-type="float" office:value="211127" calcext:value-type="float">
            <text:p>211127</text:p>
          </table:table-cell>
          <table:table-cell table:formula="of:=[.U35]+MIN([.U117];[.V197])" office:value-type="float" office:value="210730" calcext:value-type="float">
            <text:p>210730</text:p>
          </table:table-cell>
          <table:table-cell table:formula="of:=[.V35]+MIN([.V117];[.W197])" office:value-type="float" office:value="213610" calcext:value-type="float">
            <text:p>213610</text:p>
          </table:table-cell>
          <table:table-cell table:formula="of:=[.W35]+MIN([.W117];[.X197])" office:value-type="float" office:value="210583" calcext:value-type="float">
            <text:p>210583</text:p>
          </table:table-cell>
          <table:table-cell table:formula="of:=[.X35]+MIN([.X117];[.Y197])" office:value-type="float" office:value="202942" calcext:value-type="float">
            <text:p>202942</text:p>
          </table:table-cell>
          <table:table-cell table:formula="of:=[.Y35]+MIN([.Y117];[.Z197])" office:value-type="float" office:value="203466" calcext:value-type="float">
            <text:p>203466</text:p>
          </table:table-cell>
          <table:table-cell table:formula="of:=[.Z35]+MIN([.Z117];[.AA197])" office:value-type="float" office:value="204272" calcext:value-type="float">
            <text:p>204272</text:p>
          </table:table-cell>
          <table:table-cell table:formula="of:=[.AA35]+MIN([.AA117];[.AB197])" office:value-type="float" office:value="200250" calcext:value-type="float">
            <text:p>200250</text:p>
          </table:table-cell>
          <table:table-cell table:formula="of:=[.AB35]+MIN([.AB117];[.AC197])" office:value-type="float" office:value="200065" calcext:value-type="float">
            <text:p>200065</text:p>
          </table:table-cell>
          <table:table-cell table:formula="of:=[.AC35]+MIN([.AC117];[.AD197])" office:value-type="float" office:value="196701" calcext:value-type="float">
            <text:p>196701</text:p>
          </table:table-cell>
          <table:table-cell table:formula="of:=[.AD35]+MIN([.AD117];[.AE197])" office:value-type="float" office:value="191000" calcext:value-type="float">
            <text:p>191000</text:p>
          </table:table-cell>
          <table:table-cell table:formula="of:=[.AE35]+MIN([.AE117];[.AF197])" office:value-type="float" office:value="190615" calcext:value-type="float">
            <text:p>190615</text:p>
          </table:table-cell>
          <table:table-cell table:formula="of:=[.AF35]+MIN([.AF117];[.AG197])" office:value-type="float" office:value="192041" calcext:value-type="float">
            <text:p>192041</text:p>
          </table:table-cell>
          <table:table-cell table:formula="of:=[.AG35]+MIN([.AG117];[.AH197])" office:value-type="float" office:value="187881" calcext:value-type="float">
            <text:p>187881</text:p>
          </table:table-cell>
          <table:table-cell table:formula="of:=[.AH35]+MIN([.AH117];[.AI197])" office:value-type="float" office:value="178356" calcext:value-type="float">
            <text:p>178356</text:p>
          </table:table-cell>
          <table:table-cell table:formula="of:=[.AI35]+MIN([.AI117];[.AJ197])" office:value-type="float" office:value="173528" calcext:value-type="float">
            <text:p>173528</text:p>
          </table:table-cell>
          <table:table-cell table:formula="of:=[.AJ35]+MIN([.AJ117];[.AK197])" office:value-type="float" office:value="166926" calcext:value-type="float">
            <text:p>166926</text:p>
          </table:table-cell>
          <table:table-cell table:formula="of:=[.AK35]+MIN([.AK117];[.AL197])" office:value-type="float" office:value="166009" calcext:value-type="float">
            <text:p>166009</text:p>
          </table:table-cell>
          <table:table-cell table:formula="of:=[.AL35]+MIN([.AL117];[.AM197])" office:value-type="float" office:value="158562" calcext:value-type="float">
            <text:p>158562</text:p>
          </table:table-cell>
          <table:table-cell table:formula="of:=[.AM35]+MIN([.AM117];[.AN197])" office:value-type="float" office:value="155505" calcext:value-type="float">
            <text:p>155505</text:p>
          </table:table-cell>
          <table:table-cell table:formula="of:=[.AN35]+MIN([.AN117];[.AO197])" office:value-type="float" office:value="154642" calcext:value-type="float">
            <text:p>154642</text:p>
          </table:table-cell>
          <table:table-cell table:formula="of:=[.AO35]+MIN([.AO117];[.AP197])" office:value-type="float" office:value="146897" calcext:value-type="float">
            <text:p>146897</text:p>
          </table:table-cell>
          <table:table-cell table:formula="of:=[.AP35]+MIN([.AP117];[.AQ197])" office:value-type="float" office:value="138863" calcext:value-type="float">
            <text:p>138863</text:p>
          </table:table-cell>
          <table:table-cell table:formula="of:=[.AQ35]+MIN([.AQ117];[.AR197])" office:value-type="float" office:value="132349" calcext:value-type="float">
            <text:p>132349</text:p>
          </table:table-cell>
          <table:table-cell table:formula="of:=[.AR35]+MIN([.AR117];[.AS197])" office:value-type="float" office:value="132573" calcext:value-type="float">
            <text:p>132573</text:p>
          </table:table-cell>
          <table:table-cell table:formula="of:=[.AS35]+MIN([.AS117];[.AT197])" office:value-type="float" office:value="136850" calcext:value-type="float">
            <text:p>136850</text:p>
          </table:table-cell>
          <table:table-cell table:formula="of:=[.AT35]+MIN([.AT117];[.AU197])" office:value-type="float" office:value="133493" calcext:value-type="float">
            <text:p>133493</text:p>
          </table:table-cell>
          <table:table-cell table:formula="of:=[.AU35]+MIN([.AU117];[.AV197])" office:value-type="float" office:value="127166" calcext:value-type="float">
            <text:p>127166</text:p>
          </table:table-cell>
          <table:table-cell table:formula="of:=[.AV35]+MIN([.AV117];[.AW197])" office:value-type="float" office:value="122761" calcext:value-type="float">
            <text:p>122761</text:p>
          </table:table-cell>
          <table:table-cell table:formula="of:=[.AW35]+MIN([.AW117];[.AX197])" office:value-type="float" office:value="117138" calcext:value-type="float">
            <text:p>117138</text:p>
          </table:table-cell>
          <table:table-cell table:formula="of:=[.AX35]+MIN([.AX117];[.AY197])" office:value-type="float" office:value="114132" calcext:value-type="float">
            <text:p>114132</text:p>
          </table:table-cell>
          <table:table-cell table:formula="of:=[.AY35]+MIN([.AY117];[.AZ197])" office:value-type="float" office:value="105164" calcext:value-type="float">
            <text:p>105164</text:p>
          </table:table-cell>
          <table:table-cell table:formula="of:=[.AZ35]+MIN([.AZ117];[.BA197])" office:value-type="float" office:value="104725" calcext:value-type="float">
            <text:p>104725</text:p>
          </table:table-cell>
          <table:table-cell table:formula="of:=[.BA35]+MIN([.BA117];[.BB197])" office:value-type="float" office:value="104240" calcext:value-type="float">
            <text:p>104240</text:p>
          </table:table-cell>
          <table:table-cell table:formula="of:=[.BB35]+MIN([.BB117];[.BC197])" office:value-type="float" office:value="99588" calcext:value-type="float">
            <text:p>99588</text:p>
          </table:table-cell>
          <table:table-cell table:formula="of:=[.BC35]+MIN([.BC117];[.BD197])" office:value-type="float" office:value="98889" calcext:value-type="float">
            <text:p>98889</text:p>
          </table:table-cell>
          <table:table-cell table:formula="of:=[.BD35]+MIN([.BD117];[.BE197])" office:value-type="float" office:value="95464" calcext:value-type="float">
            <text:p>95464</text:p>
          </table:table-cell>
          <table:table-cell table:formula="of:=[.BE35]+MIN([.BE117];[.BF197])" office:value-type="float" office:value="85601" calcext:value-type="float">
            <text:p>85601</text:p>
          </table:table-cell>
          <table:table-cell table:formula="of:=[.BF35]+MIN([.BF117];[.BG197])" office:value-type="float" office:value="80552" calcext:value-type="float">
            <text:p>80552</text:p>
          </table:table-cell>
          <table:table-cell table:formula="of:=[.BG35]+MIN([.BG117];[.BH197])" office:value-type="float" office:value="75191" calcext:value-type="float">
            <text:p>75191</text:p>
          </table:table-cell>
          <table:table-cell table:formula="of:=[.BH35]+MIN([.BH117];[.BI197])" office:value-type="float" office:value="73130" calcext:value-type="float">
            <text:p>73130</text:p>
          </table:table-cell>
          <table:table-cell table:formula="of:=[.BI35]+MIN([.BI117];[.BJ197])" office:value-type="float" office:value="79250" calcext:value-type="float">
            <text:p>79250</text:p>
          </table:table-cell>
          <table:table-cell table:formula="of:=[.BJ35]+MIN([.BJ117];[.BK197])" office:value-type="float" office:value="75392" calcext:value-type="float">
            <text:p>75392</text:p>
          </table:table-cell>
          <table:table-cell table:formula="of:=[.BK35]+MIN([.BK117];[.BL197])" office:value-type="float" office:value="70905" calcext:value-type="float">
            <text:p>70905</text:p>
          </table:table-cell>
          <table:table-cell table:formula="of:=[.BL35]+MIN([.BL117];[.BM197])" office:value-type="float" office:value="69049" calcext:value-type="float">
            <text:p>69049</text:p>
          </table:table-cell>
          <table:table-cell table:formula="of:=[.BM35]+MIN([.BM117];[.BN197])" office:value-type="float" office:value="62362" calcext:value-type="float">
            <text:p>62362</text:p>
          </table:table-cell>
          <table:table-cell table:formula="of:=[.BN35]+MIN([.BN117];[.BO197])" office:value-type="float" office:value="53679" calcext:value-type="float">
            <text:p>53679</text:p>
          </table:table-cell>
          <table:table-cell table:formula="of:=[.BO35]+MIN([.BO117];[.BP197])" office:value-type="float" office:value="52073" calcext:value-type="float">
            <text:p>52073</text:p>
          </table:table-cell>
          <table:table-cell table:formula="of:=[.BP35]+MIN([.BP117];[.BQ197])" office:value-type="float" office:value="51767" calcext:value-type="float">
            <text:p>51767</text:p>
          </table:table-cell>
          <table:table-cell table:formula="of:=[.BQ35]+MIN([.BQ117];[.BR197])" office:value-type="float" office:value="42198" calcext:value-type="float">
            <text:p>42198</text:p>
          </table:table-cell>
          <table:table-cell table:formula="of:=[.BR35]+MIN([.BR117];[.BS197])" office:value-type="float" office:value="39814" calcext:value-type="float">
            <text:p>39814</text:p>
          </table:table-cell>
          <table:table-cell table:formula="of:=[.BS35]+MIN([.BS117];[.BT197])" office:value-type="float" office:value="38314" calcext:value-type="float">
            <text:p>38314</text:p>
          </table:table-cell>
          <table:table-cell table:formula="of:=[.BT35]+MIN([.BT117];[.BU197])" office:value-type="float" office:value="34968" calcext:value-type="float">
            <text:p>34968</text:p>
          </table:table-cell>
          <table:table-cell table:formula="of:=[.BU35]+MIN([.BU117];[.BV197])" office:value-type="float" office:value="34358" calcext:value-type="float">
            <text:p>34358</text:p>
          </table:table-cell>
          <table:table-cell table:formula="of:=[.BV35]+MIN([.BV117];[.BW197])" office:value-type="float" office:value="35605" calcext:value-type="float">
            <text:p>35605</text:p>
          </table:table-cell>
          <table:table-cell table:formula="of:=[.BW35]+MIN([.BW117];[.BX197])" office:value-type="float" office:value="27442" calcext:value-type="float">
            <text:p>27442</text:p>
          </table:table-cell>
          <table:table-cell table:formula="of:=[.BX35]+MIN([.BX117];[.BY197])" office:value-type="float" office:value="21345" calcext:value-type="float">
            <text:p>21345</text:p>
          </table:table-cell>
          <table:table-cell table:formula="of:=[.BY35]+MIN([.BY117];[.BZ197])" office:value-type="float" office:value="18618" calcext:value-type="float">
            <text:p>18618</text:p>
          </table:table-cell>
          <table:table-cell table:formula="of:=[.BZ35]+MIN([.BZ117];[.CA197])" office:value-type="float" office:value="12304" calcext:value-type="float">
            <text:p>12304</text:p>
          </table:table-cell>
          <table:table-cell table:formula="of:=[.CA35]+MIN([.CA117];[.CB197])" office:value-type="float" office:value="7803" calcext:value-type="float">
            <text:p>7803</text:p>
          </table:table-cell>
          <table:table-cell table:formula="of:=[.CB35]" office:value-type="float" office:value="2829" calcext:value-type="float">
            <text:p>2829</text:p>
          </table:table-cell>
        </table:table-row>
        <table:table-row table:style-name="ro1">
          <table:table-cell table:formula="of:=[.A36]+MIN([.A118];[.B198])" office:value-type="float" office:value="277852" calcext:value-type="float">
            <text:p>277852</text:p>
          </table:table-cell>
          <table:table-cell table:formula="of:=[.B36]+MIN([.B118];[.C198])" office:value-type="float" office:value="269536" calcext:value-type="float">
            <text:p>269536</text:p>
          </table:table-cell>
          <table:table-cell table:formula="of:=[.C36]+MIN([.C118];[.D198])" office:value-type="float" office:value="265464" calcext:value-type="float">
            <text:p>265464</text:p>
          </table:table-cell>
          <table:table-cell table:formula="of:=[.D36]+MIN([.D118];[.E198])" office:value-type="float" office:value="263439" calcext:value-type="float">
            <text:p>263439</text:p>
          </table:table-cell>
          <table:table-cell table:formula="of:=[.E36]+MIN([.E118];[.F198])" office:value-type="float" office:value="256555" calcext:value-type="float">
            <text:p>256555</text:p>
          </table:table-cell>
          <table:table-cell table:formula="of:=[.F36]+MIN([.F118];[.G198])" office:value-type="float" office:value="256061" calcext:value-type="float">
            <text:p>256061</text:p>
          </table:table-cell>
          <table:table-cell table:formula="of:=[.G36]+MIN([.G118];[.H198])" office:value-type="float" office:value="255488" calcext:value-type="float">
            <text:p>255488</text:p>
          </table:table-cell>
          <table:table-cell table:formula="of:=[.H36]+MIN([.H118];[.I198])" office:value-type="float" office:value="256440" calcext:value-type="float">
            <text:p>256440</text:p>
          </table:table-cell>
          <table:table-cell table:formula="of:=[.I36]+MIN([.I118];[.J198])" office:value-type="float" office:value="257078" calcext:value-type="float">
            <text:p>257078</text:p>
          </table:table-cell>
          <table:table-cell table:formula="of:=[.J36]+MIN([.J118];[.K198])" office:value-type="float" office:value="252092" calcext:value-type="float">
            <text:p>252092</text:p>
          </table:table-cell>
          <table:table-cell table:formula="of:=[.K36]+MIN([.K118];[.L198])" office:value-type="float" office:value="256504" calcext:value-type="float">
            <text:p>256504</text:p>
          </table:table-cell>
          <table:table-cell table:formula="of:=[.L36]+MIN([.L118];[.M198])" office:value-type="float" office:value="252299" calcext:value-type="float">
            <text:p>252299</text:p>
          </table:table-cell>
          <table:table-cell table:formula="of:=[.M36]+MIN([.M118];[.N198])" office:value-type="float" office:value="244053" calcext:value-type="float">
            <text:p>244053</text:p>
          </table:table-cell>
          <table:table-cell table:formula="of:=[.N36]+MIN([.N118];[.O198])" office:value-type="float" office:value="239394" calcext:value-type="float">
            <text:p>239394</text:p>
          </table:table-cell>
          <table:table-cell table:formula="of:=[.O36]+MIN([.O118];[.P198])" office:value-type="float" office:value="237081" calcext:value-type="float">
            <text:p>237081</text:p>
          </table:table-cell>
          <table:table-cell table:formula="of:=[.P36]+MIN([.P118];[.Q198])" office:value-type="float" office:value="239517" calcext:value-type="float">
            <text:p>239517</text:p>
          </table:table-cell>
          <table:table-cell table:formula="of:=[.Q36]+MIN([.Q118];[.R198])" office:value-type="float" office:value="232244" calcext:value-type="float">
            <text:p>232244</text:p>
          </table:table-cell>
          <table:table-cell table:formula="of:=[.R36]+MIN([.R118];[.S198])" office:value-type="float" office:value="227503" calcext:value-type="float">
            <text:p>227503</text:p>
          </table:table-cell>
          <table:table-cell table:formula="of:=[.S36]+MIN([.S118];[.T198])" office:value-type="float" office:value="224350" calcext:value-type="float">
            <text:p>224350</text:p>
          </table:table-cell>
          <table:table-cell table:formula="of:=[.T36]+MIN([.T118];[.U198])" office:value-type="float" office:value="221503" calcext:value-type="float">
            <text:p>221503</text:p>
          </table:table-cell>
          <table:table-cell table:formula="of:=[.U36]+MIN([.U118];[.V198])" office:value-type="float" office:value="220664" calcext:value-type="float">
            <text:p>220664</text:p>
          </table:table-cell>
          <table:table-cell table:formula="of:=[.V36]+MIN([.V118];[.W198])" office:value-type="float" office:value="220999" calcext:value-type="float">
            <text:p>220999</text:p>
          </table:table-cell>
          <table:table-cell table:formula="of:=[.W36]+MIN([.W118];[.X198])" office:value-type="float" office:value="211640" calcext:value-type="float">
            <text:p>211640</text:p>
          </table:table-cell>
          <table:table-cell table:formula="of:=[.X36]+MIN([.X118];[.Y198])" office:value-type="float" office:value="207166" calcext:value-type="float">
            <text:p>207166</text:p>
          </table:table-cell>
          <table:table-cell table:formula="of:=[.Y36]+MIN([.Y118];[.Z198])" office:value-type="float" office:value="207204" calcext:value-type="float">
            <text:p>207204</text:p>
          </table:table-cell>
          <table:table-cell table:formula="of:=[.Z36]+MIN([.Z118];[.AA198])" office:value-type="float" office:value="210135" calcext:value-type="float">
            <text:p>210135</text:p>
          </table:table-cell>
          <table:table-cell table:formula="of:=[.AA36]+MIN([.AA118];[.AB198])" office:value-type="float" office:value="212110" calcext:value-type="float">
            <text:p>212110</text:p>
          </table:table-cell>
          <table:table-cell table:formula="of:=[.AB36]+MIN([.AB118];[.AC198])" office:value-type="float" office:value="212480" calcext:value-type="float">
            <text:p>212480</text:p>
          </table:table-cell>
          <table:table-cell table:formula="of:=[.AC36]+MIN([.AC118];[.AD198])" office:value-type="float" office:value="204263" calcext:value-type="float">
            <text:p>204263</text:p>
          </table:table-cell>
          <table:table-cell table:formula="of:=[.AD36]+MIN([.AD118];[.AE198])" office:value-type="float" office:value="196731" calcext:value-type="float">
            <text:p>196731</text:p>
          </table:table-cell>
          <table:table-cell table:formula="of:=[.AE36]+MIN([.AE118];[.AF198])" office:value-type="float" office:value="191743" calcext:value-type="float">
            <text:p>191743</text:p>
          </table:table-cell>
          <table:table-cell table:formula="of:=[.AF36]+MIN([.AF118];[.AG198])" office:value-type="float" office:value="190137" calcext:value-type="float">
            <text:p>190137</text:p>
          </table:table-cell>
          <table:table-cell table:formula="of:=[.AG36]+MIN([.AG118];[.AH198])" office:value-type="float" office:value="185701" calcext:value-type="float">
            <text:p>185701</text:p>
          </table:table-cell>
          <table:table-cell table:formula="of:=[.AH36]+MIN([.AH118];[.AI198])" office:value-type="float" office:value="176720" calcext:value-type="float">
            <text:p>176720</text:p>
          </table:table-cell>
          <table:table-cell table:formula="of:=[.AI36]+MIN([.AI118];[.AJ198])" office:value-type="float" office:value="171108" calcext:value-type="float">
            <text:p>171108</text:p>
          </table:table-cell>
          <table:table-cell table:formula="of:=[.AJ36]+MIN([.AJ118];[.AK198])" office:value-type="float" office:value="164312" calcext:value-type="float">
            <text:p>164312</text:p>
          </table:table-cell>
          <table:table-cell table:formula="of:=[.AK36]+MIN([.AK118];[.AL198])" office:value-type="float" office:value="159927" calcext:value-type="float">
            <text:p>159927</text:p>
          </table:table-cell>
          <table:table-cell table:formula="of:=[.AL36]+MIN([.AL118];[.AM198])" office:value-type="float" office:value="154851" calcext:value-type="float">
            <text:p>154851</text:p>
          </table:table-cell>
          <table:table-cell table:formula="of:=[.AM36]+MIN([.AM118];[.AN198])" office:value-type="float" office:value="153896" calcext:value-type="float">
            <text:p>153896</text:p>
          </table:table-cell>
          <table:table-cell table:formula="of:=[.AN36]+MIN([.AN118];[.AO198])" office:value-type="float" office:value="147824" calcext:value-type="float">
            <text:p>147824</text:p>
          </table:table-cell>
          <table:table-cell table:formula="of:=[.AO36]+MIN([.AO118];[.AP198])" office:value-type="float" office:value="145317" calcext:value-type="float">
            <text:p>145317</text:p>
          </table:table-cell>
          <table:table-cell table:formula="of:=[.AP36]+MIN([.AP118];[.AQ198])" office:value-type="float" office:value="136986" calcext:value-type="float">
            <text:p>136986</text:p>
          </table:table-cell>
          <table:table-cell table:formula="of:=[.AQ36]+MIN([.AQ118];[.AR198])" office:value-type="float" office:value="139586" calcext:value-type="float">
            <text:p>139586</text:p>
          </table:table-cell>
          <table:table-cell table:formula="of:=[.AR36]+MIN([.AR118];[.AS198])" office:value-type="float" office:value="142137" calcext:value-type="float">
            <text:p>142137</text:p>
          </table:table-cell>
          <table:table-cell table:formula="of:=[.AS36]+MIN([.AS118];[.AT198])" office:value-type="float" office:value="133292" calcext:value-type="float">
            <text:p>133292</text:p>
          </table:table-cell>
          <table:table-cell table:formula="of:=[.AT36]+MIN([.AT118];[.AU198])" office:value-type="float" office:value="128509" calcext:value-type="float">
            <text:p>128509</text:p>
          </table:table-cell>
          <table:table-cell table:formula="of:=[.AU36]+MIN([.AU118];[.AV198])" office:value-type="float" office:value="119896" calcext:value-type="float">
            <text:p>119896</text:p>
          </table:table-cell>
          <table:table-cell table:formula="of:=[.AV36]+MIN([.AV118];[.AW198])" office:value-type="float" office:value="115825" calcext:value-type="float">
            <text:p>115825</text:p>
          </table:table-cell>
          <table:table-cell table:formula="of:=[.AW36]+MIN([.AW118];[.AX198])" office:value-type="float" office:value="114593" calcext:value-type="float">
            <text:p>114593</text:p>
          </table:table-cell>
          <table:table-cell table:formula="of:=[.AX36]+MIN([.AX118];[.AY198])" office:value-type="float" office:value="108565" calcext:value-type="float">
            <text:p>108565</text:p>
          </table:table-cell>
          <table:table-cell table:formula="of:=[.AY36]+MIN([.AY118];[.AZ198])" office:value-type="float" office:value="106389" calcext:value-type="float">
            <text:p>106389</text:p>
          </table:table-cell>
          <table:table-cell table:formula="of:=[.AZ36]+MIN([.AZ118];[.BA198])" office:value-type="float" office:value="102399" calcext:value-type="float">
            <text:p>102399</text:p>
          </table:table-cell>
          <table:table-cell table:formula="of:=[.BA36]+MIN([.BA118];[.BB198])" office:value-type="float" office:value="100251" calcext:value-type="float">
            <text:p>100251</text:p>
          </table:table-cell>
          <table:table-cell table:formula="of:=[.BB36]+MIN([.BB118];[.BC198])" office:value-type="float" office:value="96503" calcext:value-type="float">
            <text:p>96503</text:p>
          </table:table-cell>
          <table:table-cell table:formula="of:=[.BC36]+MIN([.BC118];[.BD198])" office:value-type="float" office:value="96400" calcext:value-type="float">
            <text:p>96400</text:p>
          </table:table-cell>
          <table:table-cell table:formula="of:=[.BD36]+MIN([.BD118];[.BE198])" office:value-type="float" office:value="86947" calcext:value-type="float">
            <text:p>86947</text:p>
          </table:table-cell>
          <table:table-cell table:formula="of:=[.BE36]+MIN([.BE118];[.BF198])" office:value-type="float" office:value="86409" calcext:value-type="float">
            <text:p>86409</text:p>
          </table:table-cell>
          <table:table-cell table:formula="of:=[.BF36]+MIN([.BF118];[.BG198])" office:value-type="float" office:value="79664" calcext:value-type="float">
            <text:p>79664</text:p>
          </table:table-cell>
          <table:table-cell table:formula="of:=[.BG36]+MIN([.BG118];[.BH198])" office:value-type="float" office:value="70554" calcext:value-type="float">
            <text:p>70554</text:p>
          </table:table-cell>
          <table:table-cell table:formula="of:=[.BH36]+MIN([.BH118];[.BI198])" office:value-type="float" office:value="76431" calcext:value-type="float">
            <text:p>76431</text:p>
          </table:table-cell>
          <table:table-cell table:formula="of:=[.BI36]+MIN([.BI118];[.BJ198])" office:value-type="float" office:value="78113" calcext:value-type="float">
            <text:p>78113</text:p>
          </table:table-cell>
          <table:table-cell table:formula="of:=[.BJ36]+MIN([.BJ118];[.BK198])" office:value-type="float" office:value="80091" calcext:value-type="float">
            <text:p>80091</text:p>
          </table:table-cell>
          <table:table-cell table:formula="of:=[.BK36]+MIN([.BK118];[.BL198])" office:value-type="float" office:value="74121" calcext:value-type="float">
            <text:p>74121</text:p>
          </table:table-cell>
          <table:table-cell table:formula="of:=[.BL36]+MIN([.BL118];[.BM198])" office:value-type="float" office:value="65393" calcext:value-type="float">
            <text:p>65393</text:p>
          </table:table-cell>
          <table:table-cell table:formula="of:=[.BM36]+MIN([.BM118];[.BN198])" office:value-type="float" office:value="58321" calcext:value-type="float">
            <text:p>58321</text:p>
          </table:table-cell>
          <table:table-cell table:formula="of:=[.BN36]+MIN([.BN118];[.BO198])" office:value-type="float" office:value="49259" calcext:value-type="float">
            <text:p>49259</text:p>
          </table:table-cell>
          <table:table-cell table:formula="of:=[.BO36]+MIN([.BO118];[.BP198])" office:value-type="float" office:value="56595" calcext:value-type="float">
            <text:p>56595</text:p>
          </table:table-cell>
          <table:table-cell table:formula="of:=[.BP36]+MIN([.BP118];[.BQ198])" office:value-type="float" office:value="55278" calcext:value-type="float">
            <text:p>55278</text:p>
          </table:table-cell>
          <table:table-cell table:formula="of:=[.BQ36]+MIN([.BQ118];[.BR198])" office:value-type="float" office:value="52787" calcext:value-type="float">
            <text:p>52787</text:p>
          </table:table-cell>
          <table:table-cell table:formula="of:=[.BR36]+MIN([.BR118];[.BS198])" office:value-type="float" office:value="42925" calcext:value-type="float">
            <text:p>42925</text:p>
          </table:table-cell>
          <table:table-cell table:formula="of:=[.BS36]+MIN([.BS118];[.BT198])" office:value-type="float" office:value="36429" calcext:value-type="float">
            <text:p>36429</text:p>
          </table:table-cell>
          <table:table-cell table:formula="of:=[.BT36]+MIN([.BT118];[.BU198])" office:value-type="float" office:value="30367" calcext:value-type="float">
            <text:p>30367</text:p>
          </table:table-cell>
          <table:table-cell table:formula="of:=[.BU36]+MIN([.BU118];[.BV198])" office:value-type="float" office:value="27029" calcext:value-type="float">
            <text:p>27029</text:p>
          </table:table-cell>
          <table:table-cell table:formula="of:=[.BV36]+MIN([.BV118];[.BW198])" office:value-type="float" office:value="26565" calcext:value-type="float">
            <text:p>26565</text:p>
          </table:table-cell>
          <table:table-cell table:formula="of:=[.BW36]+MIN([.BW118];[.BX198])" office:value-type="float" office:value="24965" calcext:value-type="float">
            <text:p>24965</text:p>
          </table:table-cell>
          <table:table-cell table:formula="of:=[.BX36]+MIN([.BX118];[.BY198])" office:value-type="float" office:value="25813" calcext:value-type="float">
            <text:p>25813</text:p>
          </table:table-cell>
          <table:table-cell table:formula="of:=[.BY36]+MIN([.BY118];[.BZ198])" office:value-type="float" office:value="24725" calcext:value-type="float">
            <text:p>24725</text:p>
          </table:table-cell>
          <table:table-cell table:formula="of:=[.BZ36]+MIN([.BZ118];[.CA198])" office:value-type="float" office:value="19886" calcext:value-type="float">
            <text:p>19886</text:p>
          </table:table-cell>
          <table:table-cell table:formula="of:=[.CA36]+MIN([.CA118];[.CB198])" office:value-type="float" office:value="12147" calcext:value-type="float">
            <text:p>12147</text:p>
          </table:table-cell>
          <table:table-cell table:formula="of:=[.CB36]" office:value-type="float" office:value="3873" calcext:value-type="float">
            <text:p>3873</text:p>
          </table:table-cell>
        </table:table-row>
        <table:table-row table:style-name="ro1">
          <table:table-cell table:formula="of:=[.A37]+MIN([.A119];[.B199])" office:value-type="float" office:value="272400" calcext:value-type="float">
            <text:p>272400</text:p>
          </table:table-cell>
          <table:table-cell table:formula="of:=[.B37]+MIN([.B119];[.C199])" office:value-type="float" office:value="273083" calcext:value-type="float">
            <text:p>273083</text:p>
          </table:table-cell>
          <table:table-cell table:formula="of:=[.C37]+MIN([.C119];[.D199])" office:value-type="float" office:value="278932" calcext:value-type="float">
            <text:p>278932</text:p>
          </table:table-cell>
          <table:table-cell table:formula="of:=[.D37]+MIN([.D119];[.E199])" office:value-type="float" office:value="273253" calcext:value-type="float">
            <text:p>273253</text:p>
          </table:table-cell>
          <table:table-cell table:formula="of:=[.E37]+MIN([.E119];[.F199])" office:value-type="float" office:value="268370" calcext:value-type="float">
            <text:p>268370</text:p>
          </table:table-cell>
          <table:table-cell table:formula="of:=[.F37]+MIN([.F119];[.G199])" office:value-type="float" office:value="266403" calcext:value-type="float">
            <text:p>266403</text:p>
          </table:table-cell>
          <table:table-cell table:formula="of:=[.G37]+MIN([.G119];[.H199])" office:value-type="float" office:value="259862" calcext:value-type="float">
            <text:p>259862</text:p>
          </table:table-cell>
          <table:table-cell table:formula="of:=[.H37]+MIN([.H119];[.I199])" office:value-type="float" office:value="254053" calcext:value-type="float">
            <text:p>254053</text:p>
          </table:table-cell>
          <table:table-cell table:formula="of:=[.I37]+MIN([.I119];[.J199])" office:value-type="float" office:value="256471" calcext:value-type="float">
            <text:p>256471</text:p>
          </table:table-cell>
          <table:table-cell table:formula="of:=[.J37]+MIN([.J119];[.K199])" office:value-type="float" office:value="253533" calcext:value-type="float">
            <text:p>253533</text:p>
          </table:table-cell>
          <table:table-cell table:formula="of:=[.K37]+MIN([.K119];[.L199])" office:value-type="float" office:value="257898" calcext:value-type="float">
            <text:p>257898</text:p>
          </table:table-cell>
          <table:table-cell table:formula="of:=[.L37]+MIN([.L119];[.M199])" office:value-type="float" office:value="250209" calcext:value-type="float">
            <text:p>250209</text:p>
          </table:table-cell>
          <table:table-cell table:formula="of:=[.M37]+MIN([.M119];[.N199])" office:value-type="float" office:value="246184" calcext:value-type="float">
            <text:p>246184</text:p>
          </table:table-cell>
          <table:table-cell table:formula="of:=[.N37]+MIN([.N119];[.O199])" office:value-type="float" office:value="248199" calcext:value-type="float">
            <text:p>248199</text:p>
          </table:table-cell>
          <table:table-cell table:formula="of:=[.O37]+MIN([.O119];[.P199])" office:value-type="float" office:value="242677" calcext:value-type="float">
            <text:p>242677</text:p>
          </table:table-cell>
          <table:table-cell table:formula="of:=[.P37]+MIN([.P119];[.Q199])" office:value-type="float" office:value="234773" calcext:value-type="float">
            <text:p>234773</text:p>
          </table:table-cell>
          <table:table-cell table:formula="of:=[.Q37]+MIN([.Q119];[.R199])" office:value-type="float" office:value="228725" calcext:value-type="float">
            <text:p>228725</text:p>
          </table:table-cell>
          <table:table-cell table:formula="of:=[.R37]+MIN([.R119];[.S199])" office:value-type="float" office:value="231924" calcext:value-type="float">
            <text:p>231924</text:p>
          </table:table-cell>
          <table:table-cell table:formula="of:=[.S37]+MIN([.S119];[.T199])" office:value-type="float" office:value="227936" calcext:value-type="float">
            <text:p>227936</text:p>
          </table:table-cell>
          <table:table-cell table:formula="of:=[.T37]+MIN([.T119];[.U199])" office:value-type="float" office:value="228103" calcext:value-type="float">
            <text:p>228103</text:p>
          </table:table-cell>
          <table:table-cell table:formula="of:=[.U37]+MIN([.U119];[.V199])" office:value-type="float" office:value="230863" calcext:value-type="float">
            <text:p>230863</text:p>
          </table:table-cell>
          <table:table-cell table:formula="of:=[.V37]+MIN([.V119];[.W199])" office:value-type="float" office:value="224415" calcext:value-type="float">
            <text:p>224415</text:p>
          </table:table-cell>
          <table:table-cell table:formula="of:=[.W37]+MIN([.W119];[.X199])" office:value-type="float" office:value="216328" calcext:value-type="float">
            <text:p>216328</text:p>
          </table:table-cell>
          <table:table-cell table:formula="of:=[.X37]+MIN([.X119];[.Y199])" office:value-type="float" office:value="210328" calcext:value-type="float">
            <text:p>210328</text:p>
          </table:table-cell>
          <table:table-cell table:formula="of:=[.Y37]+MIN([.Y119];[.Z199])" office:value-type="float" office:value="220459" calcext:value-type="float">
            <text:p>220459</text:p>
          </table:table-cell>
          <table:table-cell table:formula="of:=[.Z37]+MIN([.Z119];[.AA199])" office:value-type="float" office:value="216616" calcext:value-type="float">
            <text:p>216616</text:p>
          </table:table-cell>
          <table:table-cell table:formula="of:=[.AA37]+MIN([.AA119];[.AB199])" office:value-type="float" office:value="209886" calcext:value-type="float">
            <text:p>209886</text:p>
          </table:table-cell>
          <table:table-cell table:formula="of:=[.AB37]+MIN([.AB119];[.AC199])" office:value-type="float" office:value="203018" calcext:value-type="float">
            <text:p>203018</text:p>
          </table:table-cell>
          <table:table-cell table:formula="of:=[.AC37]+MIN([.AC119];[.AD199])" office:value-type="float" office:value="201004" calcext:value-type="float">
            <text:p>201004</text:p>
          </table:table-cell>
          <table:table-cell table:formula="of:=[.AD37]+MIN([.AD119];[.AE199])" office:value-type="float" office:value="195986" calcext:value-type="float">
            <text:p>195986</text:p>
          </table:table-cell>
          <table:table-cell table:formula="of:=[.AE37]+MIN([.AE119];[.AF199])" office:value-type="float" office:value="192565" calcext:value-type="float">
            <text:p>192565</text:p>
          </table:table-cell>
          <table:table-cell table:formula="of:=[.AF37]+MIN([.AF119];[.AG199])" office:value-type="float" office:value="187252" calcext:value-type="float">
            <text:p>187252</text:p>
          </table:table-cell>
          <table:table-cell table:formula="of:=[.AG37]+MIN([.AG119];[.AH199])" office:value-type="float" office:value="191761" calcext:value-type="float">
            <text:p>191761</text:p>
          </table:table-cell>
          <table:table-cell table:formula="of:=[.AH37]+MIN([.AH119];[.AI199])" office:value-type="float" office:value="185029" calcext:value-type="float">
            <text:p>185029</text:p>
          </table:table-cell>
          <table:table-cell table:formula="of:=[.AI37]+MIN([.AI119];[.AJ199])" office:value-type="float" office:value="175192" calcext:value-type="float">
            <text:p>175192</text:p>
          </table:table-cell>
          <table:table-cell table:formula="of:=[.AJ37]+MIN([.AJ119];[.AK199])" office:value-type="float" office:value="165398" calcext:value-type="float">
            <text:p>165398</text:p>
          </table:table-cell>
          <table:table-cell table:formula="of:=[.AK37]+MIN([.AK119];[.AL199])" office:value-type="float" office:value="157029" calcext:value-type="float">
            <text:p>157029</text:p>
          </table:table-cell>
          <table:table-cell table:formula="of:=[.AL37]+MIN([.AL119];[.AM199])" office:value-type="float" office:value="152844" calcext:value-type="float">
            <text:p>152844</text:p>
          </table:table-cell>
          <table:table-cell table:formula="of:=[.AM37]+MIN([.AM119];[.AN199])" office:value-type="float" office:value="151356" calcext:value-type="float">
            <text:p>151356</text:p>
          </table:table-cell>
          <table:table-cell table:formula="of:=[.AN37]+MIN([.AN119];[.AO199])" office:value-type="float" office:value="144146" calcext:value-type="float">
            <text:p>144146</text:p>
          </table:table-cell>
          <table:table-cell table:formula="of:=[.AO37]+MIN([.AO119];[.AP199])" office:value-type="float" office:value="142622" calcext:value-type="float">
            <text:p>142622</text:p>
          </table:table-cell>
          <table:table-cell table:formula="of:=[.AP37]+MIN([.AP119];[.AQ199])" office:value-type="float" office:value="148786" calcext:value-type="float">
            <text:p>148786</text:p>
          </table:table-cell>
          <table:table-cell table:formula="of:=[.AQ37]+MIN([.AQ119];[.AR199])" office:value-type="float" office:value="148200" calcext:value-type="float">
            <text:p>148200</text:p>
          </table:table-cell>
          <table:table-cell table:formula="of:=[.AR37]+MIN([.AR119];[.AS199])" office:value-type="float" office:value="138871" calcext:value-type="float">
            <text:p>138871</text:p>
          </table:table-cell>
          <table:table-cell table:formula="of:=[.AS37]+MIN([.AS119];[.AT199])" office:value-type="float" office:value="136393" calcext:value-type="float">
            <text:p>136393</text:p>
          </table:table-cell>
          <table:table-cell table:formula="of:=[.AT37]+MIN([.AT119];[.AU199])" office:value-type="float" office:value="128628" calcext:value-type="float">
            <text:p>128628</text:p>
          </table:table-cell>
          <table:table-cell table:formula="of:=[.AU37]+MIN([.AU119];[.AV199])" office:value-type="float" office:value="123199" calcext:value-type="float">
            <text:p>123199</text:p>
          </table:table-cell>
          <table:table-cell table:formula="of:=[.AV37]+MIN([.AV119];[.AW199])" office:value-type="float" office:value="124855" calcext:value-type="float">
            <text:p>124855</text:p>
          </table:table-cell>
          <table:table-cell table:formula="of:=[.AW37]+MIN([.AW119];[.AX199])" office:value-type="float" office:value="118178" calcext:value-type="float">
            <text:p>118178</text:p>
          </table:table-cell>
          <table:table-cell table:formula="of:=[.AX37]+MIN([.AX119];[.AY199])" office:value-type="float" office:value="118121" calcext:value-type="float">
            <text:p>118121</text:p>
          </table:table-cell>
          <table:table-cell table:formula="of:=[.AY37]+MIN([.AY119];[.AZ199])" office:value-type="float" office:value="115261" calcext:value-type="float">
            <text:p>115261</text:p>
          </table:table-cell>
          <table:table-cell table:formula="of:=[.AZ37]+MIN([.AZ119];[.BA199])" office:value-type="float" office:value="111808" calcext:value-type="float">
            <text:p>111808</text:p>
          </table:table-cell>
          <table:table-cell table:formula="of:=[.BA37]+MIN([.BA119];[.BB199])" office:value-type="float" office:value="106347" calcext:value-type="float">
            <text:p>106347</text:p>
          </table:table-cell>
          <table:table-cell table:formula="of:=[.BB37]+MIN([.BB119];[.BC199])" office:value-type="float" office:value="102452" calcext:value-type="float">
            <text:p>102452</text:p>
          </table:table-cell>
          <table:table-cell table:formula="of:=[.BC37]+MIN([.BC119];[.BD199])" office:value-type="float" office:value="92859" calcext:value-type="float">
            <text:p>92859</text:p>
          </table:table-cell>
          <table:table-cell table:formula="of:=[.BD37]+MIN([.BD119];[.BE199])" office:value-type="float" office:value="94705" calcext:value-type="float">
            <text:p>94705</text:p>
          </table:table-cell>
          <table:table-cell table:formula="of:=[.BE37]+MIN([.BE119];[.BF199])" office:value-type="float" office:value="89978" calcext:value-type="float">
            <text:p>89978</text:p>
          </table:table-cell>
          <table:table-cell table:formula="of:=[.BF37]+MIN([.BF119];[.BG199])" office:value-type="float" office:value="83953" calcext:value-type="float">
            <text:p>83953</text:p>
          </table:table-cell>
          <table:table-cell table:formula="of:=[.BG37]+MIN([.BG119];[.BH199])" office:value-type="float" office:value="80363" calcext:value-type="float">
            <text:p>80363</text:p>
          </table:table-cell>
          <table:table-cell table:formula="of:=[.BH37]+MIN([.BH119];[.BI199])" office:value-type="float" office:value="76514" calcext:value-type="float">
            <text:p>76514</text:p>
          </table:table-cell>
          <table:table-cell table:formula="of:=[.BI37]+MIN([.BI119];[.BJ199])" office:value-type="float" office:value="78440" calcext:value-type="float">
            <text:p>78440</text:p>
          </table:table-cell>
          <table:table-cell table:formula="of:=[.BJ37]+MIN([.BJ119];[.BK199])" office:value-type="float" office:value="78594" calcext:value-type="float">
            <text:p>78594</text:p>
          </table:table-cell>
          <table:table-cell table:formula="of:=[.BK37]+MIN([.BK119];[.BL199])" office:value-type="float" office:value="70962" calcext:value-type="float">
            <text:p>70962</text:p>
          </table:table-cell>
          <table:table-cell table:formula="of:=[.BL37]+MIN([.BL119];[.BM199])" office:value-type="float" office:value="64214" calcext:value-type="float">
            <text:p>64214</text:p>
          </table:table-cell>
          <table:table-cell table:formula="of:=[.BM37]+MIN([.BM119];[.BN199])" office:value-type="float" office:value="57755" calcext:value-type="float">
            <text:p>57755</text:p>
          </table:table-cell>
          <table:table-cell table:formula="of:=[.BN37]+MIN([.BN119];[.BO199])" office:value-type="float" office:value="64436" calcext:value-type="float">
            <text:p>64436</text:p>
          </table:table-cell>
          <table:table-cell table:formula="of:=[.BO37]+MIN([.BO119];[.BP199])" office:value-type="float" office:value="58785" calcext:value-type="float">
            <text:p>58785</text:p>
          </table:table-cell>
          <table:table-cell table:formula="of:=[.BP37]+MIN([.BP119];[.BQ199])" office:value-type="float" office:value="50139" calcext:value-type="float">
            <text:p>50139</text:p>
          </table:table-cell>
          <table:table-cell table:formula="of:=[.BQ37]+MIN([.BQ119];[.BR199])" office:value-type="float" office:value="47761" calcext:value-type="float">
            <text:p>47761</text:p>
          </table:table-cell>
          <table:table-cell table:formula="of:=[.BR37]+MIN([.BR119];[.BS199])" office:value-type="float" office:value="47299" calcext:value-type="float">
            <text:p>47299</text:p>
          </table:table-cell>
          <table:table-cell table:formula="of:=[.BS37]+MIN([.BS119];[.BT199])" office:value-type="float" office:value="43172" calcext:value-type="float">
            <text:p>43172</text:p>
          </table:table-cell>
          <table:table-cell table:formula="of:=[.BT37]+MIN([.BT119];[.BU199])" office:value-type="float" office:value="45596" calcext:value-type="float">
            <text:p>45596</text:p>
          </table:table-cell>
          <table:table-cell table:formula="of:=[.BU37]+MIN([.BU119];[.BV199])" office:value-type="float" office:value="36748" calcext:value-type="float">
            <text:p>36748</text:p>
          </table:table-cell>
          <table:table-cell table:formula="of:=[.BV37]+MIN([.BV119];[.BW199])" office:value-type="float" office:value="27871" calcext:value-type="float">
            <text:p>27871</text:p>
          </table:table-cell>
          <table:table-cell table:formula="of:=[.BW37]+MIN([.BW119];[.BX199])" office:value-type="float" office:value="23925" calcext:value-type="float">
            <text:p>23925</text:p>
          </table:table-cell>
          <table:table-cell table:formula="of:=[.BX37]+MIN([.BX119];[.BY199])" office:value-type="float" office:value="25286" calcext:value-type="float">
            <text:p>25286</text:p>
          </table:table-cell>
          <table:table-cell table:formula="of:=[.BY37]+MIN([.BY119];[.BZ199])" office:value-type="float" office:value="16493" calcext:value-type="float">
            <text:p>16493</text:p>
          </table:table-cell>
          <table:table-cell table:formula="of:=[.BZ37]+MIN([.BZ119];[.CA199])" office:value-type="float" office:value="19260" calcext:value-type="float">
            <text:p>19260</text:p>
          </table:table-cell>
          <table:table-cell table:formula="of:=[.CA37]+MIN([.CA119];[.CB199])" office:value-type="float" office:value="12937" calcext:value-type="float">
            <text:p>12937</text:p>
          </table:table-cell>
          <table:table-cell table:formula="of:=[.CB37]" office:value-type="float" office:value="4271" calcext:value-type="float">
            <text:p>4271</text:p>
          </table:table-cell>
        </table:table-row>
        <table:table-row table:style-name="ro1">
          <table:table-cell table:formula="of:=[.A38]+MIN([.A120];[.B200])" office:value-type="float" office:value="278895" calcext:value-type="float">
            <text:p>278895</text:p>
          </table:table-cell>
          <table:table-cell table:formula="of:=[.B38]+MIN([.B120];[.C200])" office:value-type="float" office:value="276618" calcext:value-type="float">
            <text:p>276618</text:p>
          </table:table-cell>
          <table:table-cell table:formula="of:=[.C38]+MIN([.C120];[.D200])" office:value-type="float" office:value="274212" calcext:value-type="float">
            <text:p>274212</text:p>
          </table:table-cell>
          <table:table-cell table:formula="of:=[.D38]+MIN([.D120];[.E200])" office:value-type="float" office:value="265218" calcext:value-type="float">
            <text:p>265218</text:p>
          </table:table-cell>
          <table:table-cell table:formula="of:=[.E38]+MIN([.E120];[.F200])" office:value-type="float" office:value="265162" calcext:value-type="float">
            <text:p>265162</text:p>
          </table:table-cell>
          <table:table-cell table:formula="of:=[.F38]+MIN([.F120];[.G200])" office:value-type="float" office:value="270366" calcext:value-type="float">
            <text:p>270366</text:p>
          </table:table-cell>
          <table:table-cell table:formula="of:=[.G38]+MIN([.G120];[.H200])" office:value-type="float" office:value="266540" calcext:value-type="float">
            <text:p>266540</text:p>
          </table:table-cell>
          <table:table-cell table:formula="of:=[.H38]+MIN([.H120];[.I200])" office:value-type="float" office:value="268467" calcext:value-type="float">
            <text:p>268467</text:p>
          </table:table-cell>
          <table:table-cell table:formula="of:=[.I38]+MIN([.I120];[.J200])" office:value-type="float" office:value="264289" calcext:value-type="float">
            <text:p>264289</text:p>
          </table:table-cell>
          <table:table-cell table:formula="of:=[.J38]+MIN([.J120];[.K200])" office:value-type="float" office:value="263176" calcext:value-type="float">
            <text:p>263176</text:p>
          </table:table-cell>
          <table:table-cell table:formula="of:=[.K38]+MIN([.K120];[.L200])" office:value-type="float" office:value="259816" calcext:value-type="float">
            <text:p>259816</text:p>
          </table:table-cell>
          <table:table-cell table:formula="of:=[.L38]+MIN([.L120];[.M200])" office:value-type="float" office:value="253125" calcext:value-type="float">
            <text:p>253125</text:p>
          </table:table-cell>
          <table:table-cell table:formula="of:=[.M38]+MIN([.M120];[.N200])" office:value-type="float" office:value="249690" calcext:value-type="float">
            <text:p>249690</text:p>
          </table:table-cell>
          <table:table-cell table:formula="of:=[.N38]+MIN([.N120];[.O200])" office:value-type="float" office:value="242972" calcext:value-type="float">
            <text:p>242972</text:p>
          </table:table-cell>
          <table:table-cell table:formula="of:=[.O38]+MIN([.O120];[.P200])" office:value-type="float" office:value="237274" calcext:value-type="float">
            <text:p>237274</text:p>
          </table:table-cell>
          <table:table-cell table:formula="of:=[.P38]+MIN([.P120];[.Q200])" office:value-type="float" office:value="233130" calcext:value-type="float">
            <text:p>233130</text:p>
          </table:table-cell>
          <table:table-cell table:formula="of:=[.Q38]+MIN([.Q120];[.R200])" office:value-type="float" office:value="226102" calcext:value-type="float">
            <text:p>226102</text:p>
          </table:table-cell>
          <table:table-cell table:formula="of:=[.R38]+MIN([.R120];[.S200])" office:value-type="float" office:value="225510" calcext:value-type="float">
            <text:p>225510</text:p>
          </table:table-cell>
          <table:table-cell table:formula="of:=[.S38]+MIN([.S120];[.T200])" office:value-type="float" office:value="225787" calcext:value-type="float">
            <text:p>225787</text:p>
          </table:table-cell>
          <table:table-cell table:formula="of:=[.T38]+MIN([.T120];[.U200])" office:value-type="float" office:value="225570" calcext:value-type="float">
            <text:p>225570</text:p>
          </table:table-cell>
          <table:table-cell table:formula="of:=[.U38]+MIN([.U120];[.V200])" office:value-type="float" office:value="227140" calcext:value-type="float">
            <text:p>227140</text:p>
          </table:table-cell>
          <table:table-cell table:formula="of:=[.V38]+MIN([.V120];[.W200])" office:value-type="float" office:value="225549" calcext:value-type="float">
            <text:p>225549</text:p>
          </table:table-cell>
          <table:table-cell table:formula="of:=[.W38]+MIN([.W120];[.X200])" office:value-type="float" office:value="218259" calcext:value-type="float">
            <text:p>218259</text:p>
          </table:table-cell>
          <table:table-cell table:formula="of:=[.X38]+MIN([.X120];[.Y200])" office:value-type="float" office:value="211109" calcext:value-type="float">
            <text:p>211109</text:p>
          </table:table-cell>
          <table:table-cell table:formula="of:=[.Y38]+MIN([.Y120];[.Z200])" office:value-type="float" office:value="212129" calcext:value-type="float">
            <text:p>212129</text:p>
          </table:table-cell>
          <table:table-cell table:formula="of:=[.Z38]+MIN([.Z120];[.AA200])" office:value-type="float" office:value="209489" calcext:value-type="float">
            <text:p>209489</text:p>
          </table:table-cell>
          <table:table-cell table:formula="of:=[.AA38]+MIN([.AA120];[.AB200])" office:value-type="float" office:value="201420" calcext:value-type="float">
            <text:p>201420</text:p>
          </table:table-cell>
          <table:table-cell table:formula="of:=[.AB38]+MIN([.AB120];[.AC200])" office:value-type="float" office:value="197293" calcext:value-type="float">
            <text:p>197293</text:p>
          </table:table-cell>
          <table:table-cell table:formula="of:=[.AC38]+MIN([.AC120];[.AD200])" office:value-type="float" office:value="194008" calcext:value-type="float">
            <text:p>194008</text:p>
          </table:table-cell>
          <table:table-cell table:formula="of:=[.AD38]+MIN([.AD120];[.AE200])" office:value-type="float" office:value="193314" calcext:value-type="float">
            <text:p>193314</text:p>
          </table:table-cell>
          <table:table-cell table:formula="of:=[.AE38]+MIN([.AE120];[.AF200])" office:value-type="float" office:value="190117" calcext:value-type="float">
            <text:p>190117</text:p>
          </table:table-cell>
          <table:table-cell table:formula="of:=[.AF38]+MIN([.AF120];[.AG200])" office:value-type="float" office:value="186740" calcext:value-type="float">
            <text:p>186740</text:p>
          </table:table-cell>
          <table:table-cell table:formula="of:=[.AG38]+MIN([.AG120];[.AH200])" office:value-type="float" office:value="182597" calcext:value-type="float">
            <text:p>182597</text:p>
          </table:table-cell>
          <table:table-cell table:formula="of:=[.AH38]+MIN([.AH120];[.AI200])" office:value-type="float" office:value="177997" calcext:value-type="float">
            <text:p>177997</text:p>
          </table:table-cell>
          <table:table-cell table:formula="of:=[.AI38]+MIN([.AI120];[.AJ200])" office:value-type="float" office:value="178329" calcext:value-type="float">
            <text:p>178329</text:p>
          </table:table-cell>
          <table:table-cell table:formula="of:=[.AJ38]+MIN([.AJ120];[.AK200])" office:value-type="float" office:value="170195" calcext:value-type="float">
            <text:p>170195</text:p>
          </table:table-cell>
          <table:table-cell table:formula="of:=[.AK38]+MIN([.AK120];[.AL200])" office:value-type="float" office:value="163242" calcext:value-type="float">
            <text:p>163242</text:p>
          </table:table-cell>
          <table:table-cell table:formula="of:=[.AL38]+MIN([.AL120];[.AM200])" office:value-type="float" office:value="155617" calcext:value-type="float">
            <text:p>155617</text:p>
          </table:table-cell>
          <table:table-cell table:formula="of:=[.AM38]+MIN([.AM120];[.AN200])" office:value-type="float" office:value="152019" calcext:value-type="float">
            <text:p>152019</text:p>
          </table:table-cell>
          <table:table-cell table:formula="of:=[.AN38]+MIN([.AN120];[.AO200])" office:value-type="float" office:value="153976" calcext:value-type="float">
            <text:p>153976</text:p>
          </table:table-cell>
          <table:table-cell table:formula="of:=[.AO38]+MIN([.AO120];[.AP200])" office:value-type="float" office:value="151231" calcext:value-type="float">
            <text:p>151231</text:p>
          </table:table-cell>
          <table:table-cell table:formula="of:=[.AP38]+MIN([.AP120];[.AQ200])" office:value-type="float" office:value="144166" calcext:value-type="float">
            <text:p>144166</text:p>
          </table:table-cell>
          <table:table-cell table:formula="of:=[.AQ38]+MIN([.AQ120];[.AR200])" office:value-type="float" office:value="140732" calcext:value-type="float">
            <text:p>140732</text:p>
          </table:table-cell>
          <table:table-cell table:formula="of:=[.AR38]+MIN([.AR120];[.AS200])" office:value-type="float" office:value="140017" calcext:value-type="float">
            <text:p>140017</text:p>
          </table:table-cell>
          <table:table-cell table:formula="of:=[.AS38]+MIN([.AS120];[.AT200])" office:value-type="float" office:value="132885" calcext:value-type="float">
            <text:p>132885</text:p>
          </table:table-cell>
          <table:table-cell table:formula="of:=[.AT38]+MIN([.AT120];[.AU200])" office:value-type="float" office:value="134508" calcext:value-type="float">
            <text:p>134508</text:p>
          </table:table-cell>
          <table:table-cell table:formula="of:=[.AU38]+MIN([.AU120];[.AV200])" office:value-type="float" office:value="131045" calcext:value-type="float">
            <text:p>131045</text:p>
          </table:table-cell>
          <table:table-cell table:formula="of:=[.AV38]+MIN([.AV120];[.AW200])" office:value-type="float" office:value="121985" calcext:value-type="float">
            <text:p>121985</text:p>
          </table:table-cell>
          <table:table-cell table:formula="of:=[.AW38]+MIN([.AW120];[.AX200])" office:value-type="float" office:value="114454" calcext:value-type="float">
            <text:p>114454</text:p>
          </table:table-cell>
          <table:table-cell table:formula="of:=[.AX38]+MIN([.AX120];[.AY200])" office:value-type="float" office:value="111133" calcext:value-type="float">
            <text:p>111133</text:p>
          </table:table-cell>
          <table:table-cell table:formula="of:=[.AY38]+MIN([.AY120];[.AZ200])" office:value-type="float" office:value="109408" calcext:value-type="float">
            <text:p>109408</text:p>
          </table:table-cell>
          <table:table-cell table:formula="of:=[.AZ38]+MIN([.AZ120];[.BA200])" office:value-type="float" office:value="108341" calcext:value-type="float">
            <text:p>108341</text:p>
          </table:table-cell>
          <table:table-cell table:formula="of:=[.BA38]+MIN([.BA120];[.BB200])" office:value-type="float" office:value="105591" calcext:value-type="float">
            <text:p>105591</text:p>
          </table:table-cell>
          <table:table-cell table:formula="of:=[.BB38]+MIN([.BB120];[.BC200])" office:value-type="float" office:value="105147" calcext:value-type="float">
            <text:p>105147</text:p>
          </table:table-cell>
          <table:table-cell table:formula="of:=[.BC38]+MIN([.BC120];[.BD200])" office:value-type="float" office:value="104307" calcext:value-type="float">
            <text:p>104307</text:p>
          </table:table-cell>
          <table:table-cell table:formula="of:=[.BD38]+MIN([.BD120];[.BE200])" office:value-type="float" office:value="97522" calcext:value-type="float">
            <text:p>97522</text:p>
          </table:table-cell>
          <table:table-cell table:formula="of:=[.BE38]+MIN([.BE120];[.BF200])" office:value-type="float" office:value="89585" calcext:value-type="float">
            <text:p>89585</text:p>
          </table:table-cell>
          <table:table-cell table:formula="of:=[.BF38]+MIN([.BF120];[.BG200])" office:value-type="float" office:value="83220" calcext:value-type="float">
            <text:p>83220</text:p>
          </table:table-cell>
          <table:table-cell table:formula="of:=[.BG38]+MIN([.BG120];[.BH200])" office:value-type="float" office:value="79162" calcext:value-type="float">
            <text:p>79162</text:p>
          </table:table-cell>
          <table:table-cell table:formula="of:=[.BH38]+MIN([.BH120];[.BI200])" office:value-type="float" office:value="84568" calcext:value-type="float">
            <text:p>84568</text:p>
          </table:table-cell>
          <table:table-cell table:formula="of:=[.BI38]+MIN([.BI120];[.BJ200])" office:value-type="float" office:value="78302" calcext:value-type="float">
            <text:p>78302</text:p>
          </table:table-cell>
          <table:table-cell table:formula="of:=[.BJ38]+MIN([.BJ120];[.BK200])" office:value-type="float" office:value="70125" calcext:value-type="float">
            <text:p>70125</text:p>
          </table:table-cell>
          <table:table-cell table:formula="of:=[.BK38]+MIN([.BK120];[.BL200])" office:value-type="float" office:value="68655" calcext:value-type="float">
            <text:p>68655</text:p>
          </table:table-cell>
          <table:table-cell table:formula="of:=[.BL38]+MIN([.BL120];[.BM200])" office:value-type="float" office:value="62265" calcext:value-type="float">
            <text:p>62265</text:p>
          </table:table-cell>
          <table:table-cell table:formula="of:=[.BM38]+MIN([.BM120];[.BN200])" office:value-type="float" office:value="67653" calcext:value-type="float">
            <text:p>67653</text:p>
          </table:table-cell>
          <table:table-cell table:formula="of:=[.BN38]+MIN([.BN120];[.BO200])" office:value-type="float" office:value="70524" calcext:value-type="float">
            <text:p>70524</text:p>
          </table:table-cell>
          <table:table-cell table:formula="of:=[.BO38]+MIN([.BO120];[.BP200])" office:value-type="float" office:value="66968" calcext:value-type="float">
            <text:p>66968</text:p>
          </table:table-cell>
          <table:table-cell table:formula="of:=[.BP38]+MIN([.BP120];[.BQ200])" office:value-type="float" office:value="57134" calcext:value-type="float">
            <text:p>57134</text:p>
          </table:table-cell>
          <table:table-cell table:formula="of:=[.BQ38]+MIN([.BQ120];[.BR200])" office:value-type="float" office:value="48467" calcext:value-type="float">
            <text:p>48467</text:p>
          </table:table-cell>
          <table:table-cell table:formula="of:=[.BR38]+MIN([.BR120];[.BS200])" office:value-type="float" office:value="46434" calcext:value-type="float">
            <text:p>46434</text:p>
          </table:table-cell>
          <table:table-cell table:formula="of:=[.BS38]+MIN([.BS120];[.BT200])" office:value-type="float" office:value="44728" calcext:value-type="float">
            <text:p>44728</text:p>
          </table:table-cell>
          <table:table-cell table:formula="of:=[.BT38]+MIN([.BT120];[.BU200])" office:value-type="float" office:value="39561" calcext:value-type="float">
            <text:p>39561</text:p>
          </table:table-cell>
          <table:table-cell table:formula="of:=[.BU38]+MIN([.BU120];[.BV200])" office:value-type="float" office:value="37895" calcext:value-type="float">
            <text:p>37895</text:p>
          </table:table-cell>
          <table:table-cell table:formula="of:=[.BV38]+MIN([.BV120];[.BW200])" office:value-type="float" office:value="29349" calcext:value-type="float">
            <text:p>29349</text:p>
          </table:table-cell>
          <table:table-cell table:formula="of:=[.BW38]+MIN([.BW120];[.BX200])" office:value-type="float" office:value="21197" calcext:value-type="float">
            <text:p>21197</text:p>
          </table:table-cell>
          <table:table-cell table:formula="of:=[.BX38]+MIN([.BX120];[.BY200])" office:value-type="float" office:value="20724" calcext:value-type="float">
            <text:p>20724</text:p>
          </table:table-cell>
          <table:table-cell table:formula="of:=[.BY38]+MIN([.BY120];[.BZ200])" office:value-type="float" office:value="16249" calcext:value-type="float">
            <text:p>16249</text:p>
          </table:table-cell>
          <table:table-cell table:formula="of:=[.BZ38]+MIN([.BZ120];[.CA200])" office:value-type="float" office:value="14290" calcext:value-type="float">
            <text:p>14290</text:p>
          </table:table-cell>
          <table:table-cell table:formula="of:=[.CA38]+MIN([.CA120];[.CB200])" office:value-type="float" office:value="6343" calcext:value-type="float">
            <text:p>6343</text:p>
          </table:table-cell>
          <table:table-cell table:formula="of:=[.CB38]" office:value-type="float" office:value="3281" calcext:value-type="float">
            <text:p>3281</text:p>
          </table:table-cell>
        </table:table-row>
        <table:table-row table:style-name="ro1">
          <table:table-cell table:formula="of:=[.A39]+MIN([.A121];[.B201])" office:value-type="float" office:value="278317" calcext:value-type="float">
            <text:p>278317</text:p>
          </table:table-cell>
          <table:table-cell table:formula="of:=[.B39]+MIN([.B121];[.C201])" office:value-type="float" office:value="277760" calcext:value-type="float">
            <text:p>277760</text:p>
          </table:table-cell>
          <table:table-cell table:formula="of:=[.C39]+MIN([.C121];[.D201])" office:value-type="float" office:value="274718" calcext:value-type="float">
            <text:p>274718</text:p>
          </table:table-cell>
          <table:table-cell table:formula="of:=[.D39]+MIN([.D121];[.E201])" office:value-type="float" office:value="269178" calcext:value-type="float">
            <text:p>269178</text:p>
          </table:table-cell>
          <table:table-cell table:formula="of:=[.E39]+MIN([.E121];[.F201])" office:value-type="float" office:value="268779" calcext:value-type="float">
            <text:p>268779</text:p>
          </table:table-cell>
          <table:table-cell table:formula="of:=[.F39]+MIN([.F121];[.G201])" office:value-type="float" office:value="276022" calcext:value-type="float">
            <text:p>276022</text:p>
          </table:table-cell>
          <table:table-cell table:formula="of:=[.G39]+MIN([.G121];[.H201])" office:value-type="float" office:value="273413" calcext:value-type="float">
            <text:p>273413</text:p>
          </table:table-cell>
          <table:table-cell table:formula="of:=[.H39]+MIN([.H121];[.I201])" office:value-type="float" office:value="271425" calcext:value-type="float">
            <text:p>271425</text:p>
          </table:table-cell>
          <table:table-cell table:formula="of:=[.I39]+MIN([.I121];[.J201])" office:value-type="float" office:value="262785" calcext:value-type="float">
            <text:p>262785</text:p>
          </table:table-cell>
          <table:table-cell table:formula="of:=[.J39]+MIN([.J121];[.K201])" office:value-type="float" office:value="265356" calcext:value-type="float">
            <text:p>265356</text:p>
          </table:table-cell>
          <table:table-cell table:formula="of:=[.K39]+MIN([.K121];[.L201])" office:value-type="float" office:value="263398" calcext:value-type="float">
            <text:p>263398</text:p>
          </table:table-cell>
          <table:table-cell table:formula="of:=[.L39]+MIN([.L121];[.M201])" office:value-type="float" office:value="255898" calcext:value-type="float">
            <text:p>255898</text:p>
          </table:table-cell>
          <table:table-cell table:formula="of:=[.M39]+MIN([.M121];[.N201])" office:value-type="float" office:value="247850" calcext:value-type="float">
            <text:p>247850</text:p>
          </table:table-cell>
          <table:table-cell table:formula="of:=[.N39]+MIN([.N121];[.O201])" office:value-type="float" office:value="246093" calcext:value-type="float">
            <text:p>246093</text:p>
          </table:table-cell>
          <table:table-cell table:formula="of:=[.O39]+MIN([.O121];[.P201])" office:value-type="float" office:value="242139" calcext:value-type="float">
            <text:p>242139</text:p>
          </table:table-cell>
          <table:table-cell table:formula="of:=[.P39]+MIN([.P121];[.Q201])" office:value-type="float" office:value="232869" calcext:value-type="float">
            <text:p>232869</text:p>
          </table:table-cell>
          <table:table-cell table:formula="of:=[.Q39]+MIN([.Q121];[.R201])" office:value-type="float" office:value="231251" calcext:value-type="float">
            <text:p>231251</text:p>
          </table:table-cell>
          <table:table-cell table:formula="of:=[.R39]+MIN([.R121];[.S201])" office:value-type="float" office:value="226455" calcext:value-type="float">
            <text:p>226455</text:p>
          </table:table-cell>
          <table:table-cell table:formula="of:=[.S39]+MIN([.S121];[.T201])" office:value-type="float" office:value="227117" calcext:value-type="float">
            <text:p>227117</text:p>
          </table:table-cell>
          <table:table-cell table:formula="of:=[.T39]+MIN([.T121];[.U201])" office:value-type="float" office:value="226457" calcext:value-type="float">
            <text:p>226457</text:p>
          </table:table-cell>
          <table:table-cell table:formula="of:=[.U39]+MIN([.U121];[.V201])" office:value-type="float" office:value="220946" calcext:value-type="float">
            <text:p>220946</text:p>
          </table:table-cell>
          <table:table-cell table:formula="of:=[.V39]+MIN([.V121];[.W201])" office:value-type="float" office:value="217393" calcext:value-type="float">
            <text:p>217393</text:p>
          </table:table-cell>
          <table:table-cell table:formula="of:=[.W39]+MIN([.W121];[.X201])" office:value-type="float" office:value="219423" calcext:value-type="float">
            <text:p>219423</text:p>
          </table:table-cell>
          <table:table-cell table:formula="of:=[.X39]+MIN([.X121];[.Y201])" office:value-type="float" office:value="214980" calcext:value-type="float">
            <text:p>214980</text:p>
          </table:table-cell>
          <table:table-cell table:formula="of:=[.Y39]+MIN([.Y121];[.Z201])" office:value-type="float" office:value="215713" calcext:value-type="float">
            <text:p>215713</text:p>
          </table:table-cell>
          <table:table-cell table:formula="of:=[.Z39]+MIN([.Z121];[.AA201])" office:value-type="float" office:value="214675" calcext:value-type="float">
            <text:p>214675</text:p>
          </table:table-cell>
          <table:table-cell table:formula="of:=[.AA39]+MIN([.AA121];[.AB201])" office:value-type="float" office:value="211420" calcext:value-type="float">
            <text:p>211420</text:p>
          </table:table-cell>
          <table:table-cell table:formula="of:=[.AB39]+MIN([.AB121];[.AC201])" office:value-type="float" office:value="207509" calcext:value-type="float">
            <text:p>207509</text:p>
          </table:table-cell>
          <table:table-cell table:formula="of:=[.AC39]+MIN([.AC121];[.AD201])" office:value-type="float" office:value="208420" calcext:value-type="float">
            <text:p>208420</text:p>
          </table:table-cell>
          <table:table-cell table:formula="of:=[.AD39]+MIN([.AD121];[.AE201])" office:value-type="float" office:value="200694" calcext:value-type="float">
            <text:p>200694</text:p>
          </table:table-cell>
          <table:table-cell table:formula="of:=[.AE39]+MIN([.AE121];[.AF201])" office:value-type="float" office:value="195013" calcext:value-type="float">
            <text:p>195013</text:p>
          </table:table-cell>
          <table:table-cell table:formula="of:=[.AF39]+MIN([.AF121];[.AG201])" office:value-type="float" office:value="187384" calcext:value-type="float">
            <text:p>187384</text:p>
          </table:table-cell>
          <table:table-cell table:formula="of:=[.AG39]+MIN([.AG121];[.AH201])" office:value-type="float" office:value="177795" calcext:value-type="float">
            <text:p>177795</text:p>
          </table:table-cell>
          <table:table-cell table:formula="of:=[.AH39]+MIN([.AH121];[.AI201])" office:value-type="float" office:value="174673" calcext:value-type="float">
            <text:p>174673</text:p>
          </table:table-cell>
          <table:table-cell table:formula="of:=[.AI39]+MIN([.AI121];[.AJ201])" office:value-type="float" office:value="170281" calcext:value-type="float">
            <text:p>170281</text:p>
          </table:table-cell>
          <table:table-cell table:formula="of:=[.AJ39]+MIN([.AJ121];[.AK201])" office:value-type="float" office:value="163425" calcext:value-type="float">
            <text:p>163425</text:p>
          </table:table-cell>
          <table:table-cell table:formula="of:=[.AK39]+MIN([.AK121];[.AL201])" office:value-type="float" office:value="158409" calcext:value-type="float">
            <text:p>158409</text:p>
          </table:table-cell>
          <table:table-cell table:formula="of:=[.AL39]+MIN([.AL121];[.AM201])" office:value-type="float" office:value="157660" calcext:value-type="float">
            <text:p>157660</text:p>
          </table:table-cell>
          <table:table-cell table:formula="of:=[.AM39]+MIN([.AM121];[.AN201])" office:value-type="float" office:value="159273" calcext:value-type="float">
            <text:p>159273</text:p>
          </table:table-cell>
          <table:table-cell table:formula="of:=[.AN39]+MIN([.AN121];[.AO201])" office:value-type="float" office:value="163412" calcext:value-type="float">
            <text:p>163412</text:p>
          </table:table-cell>
          <table:table-cell table:formula="of:=[.AO39]+MIN([.AO121];[.AP201])" office:value-type="float" office:value="155930" calcext:value-type="float">
            <text:p>155930</text:p>
          </table:table-cell>
          <table:table-cell table:formula="of:=[.AP39]+MIN([.AP121];[.AQ201])" office:value-type="float" office:value="145974" calcext:value-type="float">
            <text:p>145974</text:p>
          </table:table-cell>
          <table:table-cell table:formula="of:=[.AQ39]+MIN([.AQ121];[.AR201])" office:value-type="float" office:value="138626" calcext:value-type="float">
            <text:p>138626</text:p>
          </table:table-cell>
          <table:table-cell table:formula="of:=[.AR39]+MIN([.AR121];[.AS201])" office:value-type="float" office:value="136027" calcext:value-type="float">
            <text:p>136027</text:p>
          </table:table-cell>
          <table:table-cell table:formula="of:=[.AS39]+MIN([.AS121];[.AT201])" office:value-type="float" office:value="127083" calcext:value-type="float">
            <text:p>127083</text:p>
          </table:table-cell>
          <table:table-cell table:formula="of:=[.AT39]+MIN([.AT121];[.AU201])" office:value-type="float" office:value="126588" calcext:value-type="float">
            <text:p>126588</text:p>
          </table:table-cell>
          <table:table-cell table:formula="of:=[.AU39]+MIN([.AU121];[.AV201])" office:value-type="float" office:value="123126" calcext:value-type="float">
            <text:p>123126</text:p>
          </table:table-cell>
          <table:table-cell table:formula="of:=[.AV39]+MIN([.AV121];[.AW201])" office:value-type="float" office:value="119548" calcext:value-type="float">
            <text:p>119548</text:p>
          </table:table-cell>
          <table:table-cell table:formula="of:=[.AW39]+MIN([.AW121];[.AX201])" office:value-type="float" office:value="122883" calcext:value-type="float">
            <text:p>122883</text:p>
          </table:table-cell>
          <table:table-cell table:formula="of:=[.AX39]+MIN([.AX121];[.AY201])" office:value-type="float" office:value="123784" calcext:value-type="float">
            <text:p>123784</text:p>
          </table:table-cell>
          <table:table-cell table:formula="of:=[.AY39]+MIN([.AY121];[.AZ201])" office:value-type="float" office:value="120802" calcext:value-type="float">
            <text:p>120802</text:p>
          </table:table-cell>
          <table:table-cell table:formula="of:=[.AZ39]+MIN([.AZ121];[.BA201])" office:value-type="float" office:value="113633" calcext:value-type="float">
            <text:p>113633</text:p>
          </table:table-cell>
          <table:table-cell table:formula="of:=[.BA39]+MIN([.BA121];[.BB201])" office:value-type="float" office:value="109790" calcext:value-type="float">
            <text:p>109790</text:p>
          </table:table-cell>
          <table:table-cell table:formula="of:=[.BB39]+MIN([.BB121];[.BC201])" office:value-type="float" office:value="108543" calcext:value-type="float">
            <text:p>108543</text:p>
          </table:table-cell>
          <table:table-cell table:formula="of:=[.BC39]+MIN([.BC121];[.BD201])" office:value-type="float" office:value="106319" calcext:value-type="float">
            <text:p>106319</text:p>
          </table:table-cell>
          <table:table-cell table:formula="of:=[.BD39]+MIN([.BD121];[.BE201])" office:value-type="float" office:value="100624" calcext:value-type="float">
            <text:p>100624</text:p>
          </table:table-cell>
          <table:table-cell table:formula="of:=[.BE39]+MIN([.BE121];[.BF201])" office:value-type="float" office:value="92448" calcext:value-type="float">
            <text:p>92448</text:p>
          </table:table-cell>
          <table:table-cell table:formula="of:=[.BF39]+MIN([.BF121];[.BG201])" office:value-type="float" office:value="89112" calcext:value-type="float">
            <text:p>89112</text:p>
          </table:table-cell>
          <table:table-cell table:formula="of:=[.BG39]+MIN([.BG121];[.BH201])" office:value-type="float" office:value="82619" calcext:value-type="float">
            <text:p>82619</text:p>
          </table:table-cell>
          <table:table-cell table:formula="of:=[.BH39]+MIN([.BH121];[.BI201])" office:value-type="float" office:value="81307" calcext:value-type="float">
            <text:p>81307</text:p>
          </table:table-cell>
          <table:table-cell table:formula="of:=[.BI39]+MIN([.BI121];[.BJ201])" office:value-type="float" office:value="79962" calcext:value-type="float">
            <text:p>79962</text:p>
          </table:table-cell>
          <table:table-cell table:formula="of:=[.BJ39]+MIN([.BJ121];[.BK201])" office:value-type="float" office:value="71270" calcext:value-type="float">
            <text:p>71270</text:p>
          </table:table-cell>
          <table:table-cell table:formula="of:=[.BK39]+MIN([.BK121];[.BL201])" office:value-type="float" office:value="68603" calcext:value-type="float">
            <text:p>68603</text:p>
          </table:table-cell>
          <table:table-cell table:formula="of:=[.BL39]+MIN([.BL121];[.BM201])" office:value-type="float" office:value="70748" calcext:value-type="float">
            <text:p>70748</text:p>
          </table:table-cell>
          <table:table-cell table:formula="of:=[.BM39]+MIN([.BM121];[.BN201])" office:value-type="float" office:value="69236" calcext:value-type="float">
            <text:p>69236</text:p>
          </table:table-cell>
          <table:table-cell table:formula="of:=[.BN39]+MIN([.BN121];[.BO201])" office:value-type="float" office:value="62969" calcext:value-type="float">
            <text:p>62969</text:p>
          </table:table-cell>
          <table:table-cell table:formula="of:=[.BO39]+MIN([.BO121];[.BP201])" office:value-type="float" office:value="60539" calcext:value-type="float">
            <text:p>60539</text:p>
          </table:table-cell>
          <table:table-cell table:formula="of:=[.BP39]+MIN([.BP121];[.BQ201])" office:value-type="float" office:value="55619" calcext:value-type="float">
            <text:p>55619</text:p>
          </table:table-cell>
          <table:table-cell table:formula="of:=[.BQ39]+MIN([.BQ121];[.BR201])" office:value-type="float" office:value="56227" calcext:value-type="float">
            <text:p>56227</text:p>
          </table:table-cell>
          <table:table-cell table:formula="of:=[.BR39]+MIN([.BR121];[.BS201])" office:value-type="float" office:value="56643" calcext:value-type="float">
            <text:p>56643</text:p>
          </table:table-cell>
          <table:table-cell table:formula="of:=[.BS39]+MIN([.BS121];[.BT201])" office:value-type="float" office:value="53010" calcext:value-type="float">
            <text:p>53010</text:p>
          </table:table-cell>
          <table:table-cell table:formula="of:=[.BT39]+MIN([.BT121];[.BU201])" office:value-type="float" office:value="47625" calcext:value-type="float">
            <text:p>47625</text:p>
          </table:table-cell>
          <table:table-cell table:formula="of:=[.BU39]+MIN([.BU121];[.BV201])" office:value-type="float" office:value="37853" calcext:value-type="float">
            <text:p>37853</text:p>
          </table:table-cell>
          <table:table-cell table:formula="of:=[.BV39]+MIN([.BV121];[.BW201])" office:value-type="float" office:value="29906" calcext:value-type="float">
            <text:p>29906</text:p>
          </table:table-cell>
          <table:table-cell table:formula="of:=[.BW39]+MIN([.BW121];[.BX201])" office:value-type="float" office:value="21120" calcext:value-type="float">
            <text:p>21120</text:p>
          </table:table-cell>
          <table:table-cell table:formula="of:=[.BX39]+MIN([.BX121];[.BY201])" office:value-type="float" office:value="19064" calcext:value-type="float">
            <text:p>19064</text:p>
          </table:table-cell>
          <table:table-cell table:formula="of:=[.BY39]+MIN([.BY121];[.BZ201])" office:value-type="float" office:value="9798" calcext:value-type="float">
            <text:p>9798</text:p>
          </table:table-cell>
          <table:table-cell table:formula="of:=[.BZ39]+MIN([.BZ121];[.CA201])" office:value-type="float" office:value="6344" calcext:value-type="float">
            <text:p>6344</text:p>
          </table:table-cell>
          <table:table-cell table:formula="of:=[.CA39]+MIN([.CA121];[.CB201])" office:value-type="float" office:value="3537" calcext:value-type="float">
            <text:p>3537</text:p>
          </table:table-cell>
          <table:table-cell table:formula="of:=[.CB39]" office:value-type="float" office:value="2660" calcext:value-type="float">
            <text:p>2660</text:p>
          </table:table-cell>
        </table:table-row>
        <table:table-row table:style-name="ro1">
          <table:table-cell table:formula="of:=[.A40]+MIN([.A122];[.B202])" office:value-type="float" office:value="289965" calcext:value-type="float">
            <text:p>289965</text:p>
          </table:table-cell>
          <table:table-cell table:formula="of:=[.B40]+MIN([.B122];[.C202])" office:value-type="float" office:value="286976" calcext:value-type="float">
            <text:p>286976</text:p>
          </table:table-cell>
          <table:table-cell table:formula="of:=[.C40]+MIN([.C122];[.D202])" office:value-type="float" office:value="278724" calcext:value-type="float">
            <text:p>278724</text:p>
          </table:table-cell>
          <table:table-cell table:formula="of:=[.D40]+MIN([.D122];[.E202])" office:value-type="float" office:value="277451" calcext:value-type="float">
            <text:p>277451</text:p>
          </table:table-cell>
          <table:table-cell table:formula="of:=[.E40]+MIN([.E122];[.F202])" office:value-type="float" office:value="275014" calcext:value-type="float">
            <text:p>275014</text:p>
          </table:table-cell>
          <table:table-cell table:formula="of:=[.F40]+MIN([.F122];[.G202])" office:value-type="float" office:value="277953" calcext:value-type="float">
            <text:p>277953</text:p>
          </table:table-cell>
          <table:table-cell table:formula="of:=[.G40]+MIN([.G122];[.H202])" office:value-type="float" office:value="273878" calcext:value-type="float">
            <text:p>273878</text:p>
          </table:table-cell>
          <table:table-cell table:formula="of:=[.H40]+MIN([.H122];[.I202])" office:value-type="float" office:value="276300" calcext:value-type="float">
            <text:p>276300</text:p>
          </table:table-cell>
          <table:table-cell table:formula="of:=[.I40]+MIN([.I122];[.J202])" office:value-type="float" office:value="273775" calcext:value-type="float">
            <text:p>273775</text:p>
          </table:table-cell>
          <table:table-cell table:formula="of:=[.J40]+MIN([.J122];[.K202])" office:value-type="float" office:value="274526" calcext:value-type="float">
            <text:p>274526</text:p>
          </table:table-cell>
          <table:table-cell table:formula="of:=[.K40]+MIN([.K122];[.L202])" office:value-type="float" office:value="265000" calcext:value-type="float">
            <text:p>265000</text:p>
          </table:table-cell>
          <table:table-cell table:formula="of:=[.L40]+MIN([.L122];[.M202])" office:value-type="float" office:value="256094" calcext:value-type="float">
            <text:p>256094</text:p>
          </table:table-cell>
          <table:table-cell table:formula="of:=[.M40]+MIN([.M122];[.N202])" office:value-type="float" office:value="254596" calcext:value-type="float">
            <text:p>254596</text:p>
          </table:table-cell>
          <table:table-cell table:formula="of:=[.N40]+MIN([.N122];[.O202])" office:value-type="float" office:value="246185" calcext:value-type="float">
            <text:p>246185</text:p>
          </table:table-cell>
          <table:table-cell table:formula="of:=[.O40]+MIN([.O122];[.P202])" office:value-type="float" office:value="243201" calcext:value-type="float">
            <text:p>243201</text:p>
          </table:table-cell>
          <table:table-cell table:formula="of:=[.P40]+MIN([.P122];[.Q202])" office:value-type="float" office:value="238496" calcext:value-type="float">
            <text:p>238496</text:p>
          </table:table-cell>
          <table:table-cell table:formula="of:=[.Q40]+MIN([.Q122];[.R202])" office:value-type="float" office:value="237354" calcext:value-type="float">
            <text:p>237354</text:p>
          </table:table-cell>
          <table:table-cell table:formula="of:=[.R40]+MIN([.R122];[.S202])" office:value-type="float" office:value="240492" calcext:value-type="float">
            <text:p>240492</text:p>
          </table:table-cell>
          <table:table-cell table:formula="of:=[.S40]+MIN([.S122];[.T202])" office:value-type="float" office:value="237445" calcext:value-type="float">
            <text:p>237445</text:p>
          </table:table-cell>
          <table:table-cell table:formula="of:=[.T40]+MIN([.T122];[.U202])" office:value-type="float" office:value="228931" calcext:value-type="float">
            <text:p>228931</text:p>
          </table:table-cell>
          <table:table-cell table:formula="of:=[.U40]+MIN([.U122];[.V202])" office:value-type="float" office:value="220257" calcext:value-type="float">
            <text:p>220257</text:p>
          </table:table-cell>
          <table:table-cell table:formula="of:=[.V40]+MIN([.V122];[.W202])" office:value-type="float" office:value="216381" calcext:value-type="float">
            <text:p>216381</text:p>
          </table:table-cell>
          <table:table-cell table:formula="of:=[.W40]+MIN([.W122];[.X202])" office:value-type="float" office:value="215782" calcext:value-type="float">
            <text:p>215782</text:p>
          </table:table-cell>
          <table:table-cell table:formula="of:=[.X40]+MIN([.X122];[.Y202])" office:value-type="float" office:value="210455" calcext:value-type="float">
            <text:p>210455</text:p>
          </table:table-cell>
          <table:table-cell table:formula="of:=[.Y40]+MIN([.Y122];[.Z202])" office:value-type="float" office:value="209629" calcext:value-type="float">
            <text:p>209629</text:p>
          </table:table-cell>
          <table:table-cell table:formula="of:=[.Z40]+MIN([.Z122];[.AA202])" office:value-type="float" office:value="207477" calcext:value-type="float">
            <text:p>207477</text:p>
          </table:table-cell>
          <table:table-cell table:formula="of:=[.AA40]+MIN([.AA122];[.AB202])" office:value-type="float" office:value="205029" calcext:value-type="float">
            <text:p>205029</text:p>
          </table:table-cell>
          <table:table-cell table:formula="of:=[.AB40]+MIN([.AB122];[.AC202])" office:value-type="float" office:value="211127" calcext:value-type="float">
            <text:p>211127</text:p>
          </table:table-cell>
          <table:table-cell table:formula="of:=[.AC40]+MIN([.AC122];[.AD202])" office:value-type="float" office:value="201800" calcext:value-type="float">
            <text:p>201800</text:p>
          </table:table-cell>
          <table:table-cell table:formula="of:=[.AD40]+MIN([.AD122];[.AE202])" office:value-type="float" office:value="192103" calcext:value-type="float">
            <text:p>192103</text:p>
          </table:table-cell>
          <table:table-cell table:formula="of:=[.AE40]+MIN([.AE122];[.AF202])" office:value-type="float" office:value="187303" calcext:value-type="float">
            <text:p>187303</text:p>
          </table:table-cell>
          <table:table-cell table:formula="of:=[.AF40]+MIN([.AF122];[.AG202])" office:value-type="float" office:value="184575" calcext:value-type="float">
            <text:p>184575</text:p>
          </table:table-cell>
          <table:table-cell table:formula="of:=[.AG40]+MIN([.AG122];[.AH202])" office:value-type="float" office:value="180967" calcext:value-type="float">
            <text:p>180967</text:p>
          </table:table-cell>
          <table:table-cell table:formula="of:=[.AH40]+MIN([.AH122];[.AI202])" office:value-type="float" office:value="177118" calcext:value-type="float">
            <text:p>177118</text:p>
          </table:table-cell>
          <table:table-cell table:formula="of:=[.AI40]+MIN([.AI122];[.AJ202])" office:value-type="float" office:value="173257" calcext:value-type="float">
            <text:p>173257</text:p>
          </table:table-cell>
          <table:table-cell table:formula="of:=[.AJ40]+MIN([.AJ122];[.AK202])" office:value-type="float" office:value="169759" calcext:value-type="float">
            <text:p>169759</text:p>
          </table:table-cell>
          <table:table-cell table:formula="of:=[.AK40]+MIN([.AK122];[.AL202])" office:value-type="float" office:value="163058" calcext:value-type="float">
            <text:p>163058</text:p>
          </table:table-cell>
          <table:table-cell table:formula="of:=[.AL40]+MIN([.AL122];[.AM202])" office:value-type="float" office:value="166082" calcext:value-type="float">
            <text:p>166082</text:p>
          </table:table-cell>
          <table:table-cell table:formula="of:=[.AM40]+MIN([.AM122];[.AN202])" office:value-type="float" office:value="165125" calcext:value-type="float">
            <text:p>165125</text:p>
          </table:table-cell>
          <table:table-cell table:formula="of:=[.AN40]+MIN([.AN122];[.AO202])" office:value-type="float" office:value="162028" calcext:value-type="float">
            <text:p>162028</text:p>
          </table:table-cell>
          <table:table-cell table:formula="of:=[.AO40]+MIN([.AO122];[.AP202])" office:value-type="float" office:value="152918" calcext:value-type="float">
            <text:p>152918</text:p>
          </table:table-cell>
          <table:table-cell table:formula="of:=[.AP40]+MIN([.AP122];[.AQ202])" office:value-type="float" office:value="151764" calcext:value-type="float">
            <text:p>151764</text:p>
          </table:table-cell>
          <table:table-cell table:formula="of:=[.AQ40]+MIN([.AQ122];[.AR202])" office:value-type="float" office:value="143839" calcext:value-type="float">
            <text:p>143839</text:p>
          </table:table-cell>
          <table:table-cell table:formula="of:=[.AR40]+MIN([.AR122];[.AS202])" office:value-type="float" office:value="139135" calcext:value-type="float">
            <text:p>139135</text:p>
          </table:table-cell>
          <table:table-cell table:formula="of:=[.AS40]+MIN([.AS122];[.AT202])" office:value-type="float" office:value="132590" calcext:value-type="float">
            <text:p>132590</text:p>
          </table:table-cell>
          <table:table-cell table:formula="of:=[.AT40]+MIN([.AT122];[.AU202])" office:value-type="float" office:value="126646" calcext:value-type="float">
            <text:p>126646</text:p>
          </table:table-cell>
          <table:table-cell table:formula="of:=[.AU40]+MIN([.AU122];[.AV202])" office:value-type="float" office:value="125706" calcext:value-type="float">
            <text:p>125706</text:p>
          </table:table-cell>
          <table:table-cell table:formula="of:=[.AV40]+MIN([.AV122];[.AW202])" office:value-type="float" office:value="133611" calcext:value-type="float">
            <text:p>133611</text:p>
          </table:table-cell>
          <table:table-cell table:formula="of:=[.AW40]+MIN([.AW122];[.AX202])" office:value-type="float" office:value="134713" calcext:value-type="float">
            <text:p>134713</text:p>
          </table:table-cell>
          <table:table-cell table:formula="of:=[.AX40]+MIN([.AX122];[.AY202])" office:value-type="float" office:value="127531" calcext:value-type="float">
            <text:p>127531</text:p>
          </table:table-cell>
          <table:table-cell table:formula="of:=[.AY40]+MIN([.AY122];[.AZ202])" office:value-type="float" office:value="124801" calcext:value-type="float">
            <text:p>124801</text:p>
          </table:table-cell>
          <table:table-cell table:formula="of:=[.AZ40]+MIN([.AZ122];[.BA202])" office:value-type="float" office:value="120601" calcext:value-type="float">
            <text:p>120601</text:p>
          </table:table-cell>
          <table:table-cell table:formula="of:=[.BA40]+MIN([.BA122];[.BB202])" office:value-type="float" office:value="110919" calcext:value-type="float">
            <text:p>110919</text:p>
          </table:table-cell>
          <table:table-cell table:formula="of:=[.BB40]+MIN([.BB122];[.BC202])" office:value-type="float" office:value="104265" calcext:value-type="float">
            <text:p>104265</text:p>
          </table:table-cell>
          <table:table-cell table:formula="of:=[.BC40]+MIN([.BC122];[.BD202])" office:value-type="float" office:value="99403" calcext:value-type="float">
            <text:p>99403</text:p>
          </table:table-cell>
          <table:table-cell table:formula="of:=[.BD40]+MIN([.BD122];[.BE202])" office:value-type="float" office:value="94659" calcext:value-type="float">
            <text:p>94659</text:p>
          </table:table-cell>
          <table:table-cell table:formula="of:=[.BE40]+MIN([.BE122];[.BF202])" office:value-type="float" office:value="88706" calcext:value-type="float">
            <text:p>88706</text:p>
          </table:table-cell>
          <table:table-cell table:formula="of:=[.BF40]+MIN([.BF122];[.BG202])" office:value-type="float" office:value="82074" calcext:value-type="float">
            <text:p>82074</text:p>
          </table:table-cell>
          <table:table-cell table:formula="of:=[.BG40]+MIN([.BG122];[.BH202])" office:value-type="float" office:value="87951" calcext:value-type="float">
            <text:p>87951</text:p>
          </table:table-cell>
          <table:table-cell table:formula="of:=[.BH40]+MIN([.BH122];[.BI202])" office:value-type="float" office:value="89279" calcext:value-type="float">
            <text:p>89279</text:p>
          </table:table-cell>
          <table:table-cell table:formula="of:=[.BI40]+MIN([.BI122];[.BJ202])" office:value-type="float" office:value="79840" calcext:value-type="float">
            <text:p>79840</text:p>
          </table:table-cell>
          <table:table-cell table:formula="of:=[.BJ40]+MIN([.BJ122];[.BK202])" office:value-type="float" office:value="71554" calcext:value-type="float">
            <text:p>71554</text:p>
          </table:table-cell>
          <table:table-cell table:formula="of:=[.BK40]+MIN([.BK122];[.BL202])" office:value-type="float" office:value="70322" calcext:value-type="float">
            <text:p>70322</text:p>
          </table:table-cell>
          <table:table-cell table:formula="of:=[.BL40]+MIN([.BL122];[.BM202])" office:value-type="float" office:value="69626" calcext:value-type="float">
            <text:p>69626</text:p>
          </table:table-cell>
          <table:table-cell table:formula="of:=[.BM40]+MIN([.BM122];[.BN202])" office:value-type="float" office:value="60917" calcext:value-type="float">
            <text:p>60917</text:p>
          </table:table-cell>
          <table:table-cell table:formula="of:=[.BN40]+MIN([.BN122];[.BO202])" office:value-type="float" office:value="59384" calcext:value-type="float">
            <text:p>59384</text:p>
          </table:table-cell>
          <table:table-cell table:formula="of:=[.BO40]+MIN([.BO122];[.BP202])" office:value-type="float" office:value="58170" calcext:value-type="float">
            <text:p>58170</text:p>
          </table:table-cell>
          <table:table-cell table:formula="of:=[.BP40]+MIN([.BP122];[.BQ202])" office:value-type="float" office:value="51729" calcext:value-type="float">
            <text:p>51729</text:p>
          </table:table-cell>
          <table:table-cell table:formula="of:=[.BQ40]+MIN([.BQ122];[.BR202])" office:value-type="float" office:value="51299" calcext:value-type="float">
            <text:p>51299</text:p>
          </table:table-cell>
          <table:table-cell table:formula="of:=[.BR40]+MIN([.BR122];[.BS202])" office:value-type="float" office:value="49300" calcext:value-type="float">
            <text:p>49300</text:p>
          </table:table-cell>
          <table:table-cell table:formula="of:=[.BS40]+MIN([.BS122];[.BT202])" office:value-type="float" office:value="50645" calcext:value-type="float">
            <text:p>50645</text:p>
          </table:table-cell>
          <table:table-cell table:formula="of:=[.BT40]+MIN([.BT122];[.BU202])" office:value-type="float" office:value="41214" calcext:value-type="float">
            <text:p>41214</text:p>
          </table:table-cell>
          <table:table-cell table:formula="of:=[.BU40]+MIN([.BU122];[.BV202])" office:value-type="float" office:value="34196" calcext:value-type="float">
            <text:p>34196</text:p>
          </table:table-cell>
          <table:table-cell table:formula="of:=[.BV40]+MIN([.BV122];[.BW202])" office:value-type="float" office:value="26139" calcext:value-type="float">
            <text:p>26139</text:p>
          </table:table-cell>
          <table:table-cell table:formula="of:=[.BW40]+MIN([.BW122];[.BX202])" office:value-type="float" office:value="23219" calcext:value-type="float">
            <text:p>23219</text:p>
          </table:table-cell>
          <table:table-cell table:formula="of:=[.BX40]+MIN([.BX122];[.BY202])" office:value-type="float" office:value="16953" calcext:value-type="float">
            <text:p>16953</text:p>
          </table:table-cell>
          <table:table-cell table:formula="of:=[.BY40]+MIN([.BY122];[.BZ202])" office:value-type="float" office:value="10297" calcext:value-type="float">
            <text:p>10297</text:p>
          </table:table-cell>
          <table:table-cell table:formula="of:=[.BZ40]+MIN([.BZ122];[.CA202])" office:value-type="float" office:value="11158" calcext:value-type="float">
            <text:p>11158</text:p>
          </table:table-cell>
          <table:table-cell table:formula="of:=[.CA40]+MIN([.CA122];[.CB202])" office:value-type="float" office:value="10689" calcext:value-type="float">
            <text:p>10689</text:p>
          </table:table-cell>
          <table:table-cell table:formula="of:=[.CB40]" office:value-type="float" office:value="6665" calcext:value-type="float">
            <text:p>6665</text:p>
          </table:table-cell>
        </table:table-row>
        <table:table-row table:style-name="ro1">
          <table:table-cell table:formula="of:=[.A41]+MIN([.A123];[.B203])" office:value-type="float" office:value="293962" calcext:value-type="float">
            <text:p>293962</text:p>
          </table:table-cell>
          <table:table-cell table:formula="of:=[.B41]+MIN([.B123];[.C203])" office:value-type="float" office:value="293621" calcext:value-type="float">
            <text:p>293621</text:p>
          </table:table-cell>
          <table:table-cell table:formula="of:=[.C41]+MIN([.C123];[.D203])" office:value-type="float" office:value="288562" calcext:value-type="float">
            <text:p>288562</text:p>
          </table:table-cell>
          <table:table-cell table:formula="of:=[.D41]+MIN([.D123];[.E203])" office:value-type="float" office:value="281164" calcext:value-type="float">
            <text:p>281164</text:p>
          </table:table-cell>
          <table:table-cell table:formula="of:=[.E41]+MIN([.E123];[.F203])" office:value-type="float" office:value="276108" calcext:value-type="float">
            <text:p>276108</text:p>
          </table:table-cell>
          <table:table-cell table:formula="of:=[.F41]+MIN([.F123];[.G203])" office:value-type="float" office:value="281765" calcext:value-type="float">
            <text:p>281765</text:p>
          </table:table-cell>
          <table:table-cell table:formula="of:=[.G41]+MIN([.G123];[.H203])" office:value-type="float" office:value="279339" calcext:value-type="float">
            <text:p>279339</text:p>
          </table:table-cell>
          <table:table-cell table:formula="of:=[.H41]+MIN([.H123];[.I203])" office:value-type="float" office:value="274285" calcext:value-type="float">
            <text:p>274285</text:p>
          </table:table-cell>
          <table:table-cell table:formula="of:=[.I41]+MIN([.I123];[.J203])" office:value-type="float" office:value="278738" calcext:value-type="float">
            <text:p>278738</text:p>
          </table:table-cell>
          <table:table-cell table:formula="of:=[.J41]+MIN([.J123];[.K203])" office:value-type="float" office:value="273288" calcext:value-type="float">
            <text:p>273288</text:p>
          </table:table-cell>
          <table:table-cell table:formula="of:=[.K41]+MIN([.K123];[.L203])" office:value-type="float" office:value="265780" calcext:value-type="float">
            <text:p>265780</text:p>
          </table:table-cell>
          <table:table-cell table:formula="of:=[.L41]+MIN([.L123];[.M203])" office:value-type="float" office:value="272367" calcext:value-type="float">
            <text:p>272367</text:p>
          </table:table-cell>
          <table:table-cell table:formula="of:=[.M41]+MIN([.M123];[.N203])" office:value-type="float" office:value="262452" calcext:value-type="float">
            <text:p>262452</text:p>
          </table:table-cell>
          <table:table-cell table:formula="of:=[.N41]+MIN([.N123];[.O203])" office:value-type="float" office:value="254283" calcext:value-type="float">
            <text:p>254283</text:p>
          </table:table-cell>
          <table:table-cell table:formula="of:=[.O41]+MIN([.O123];[.P203])" office:value-type="float" office:value="246300" calcext:value-type="float">
            <text:p>246300</text:p>
          </table:table-cell>
          <table:table-cell table:formula="of:=[.P41]+MIN([.P123];[.Q203])" office:value-type="float" office:value="239959" calcext:value-type="float">
            <text:p>239959</text:p>
          </table:table-cell>
          <table:table-cell table:formula="of:=[.Q41]+MIN([.Q123];[.R203])" office:value-type="float" office:value="236715" calcext:value-type="float">
            <text:p>236715</text:p>
          </table:table-cell>
          <table:table-cell table:formula="of:=[.R41]+MIN([.R123];[.S203])" office:value-type="float" office:value="233394" calcext:value-type="float">
            <text:p>233394</text:p>
          </table:table-cell>
          <table:table-cell table:formula="of:=[.S41]+MIN([.S123];[.T203])" office:value-type="float" office:value="233687" calcext:value-type="float">
            <text:p>233687</text:p>
          </table:table-cell>
          <table:table-cell table:formula="of:=[.T41]+MIN([.T123];[.U203])" office:value-type="float" office:value="232366" calcext:value-type="float">
            <text:p>232366</text:p>
          </table:table-cell>
          <table:table-cell table:formula="of:=[.U41]+MIN([.U123];[.V203])" office:value-type="float" office:value="224758" calcext:value-type="float">
            <text:p>224758</text:p>
          </table:table-cell>
          <table:table-cell table:formula="of:=[.V41]+MIN([.V123];[.W203])" office:value-type="float" office:value="227635" calcext:value-type="float">
            <text:p>227635</text:p>
          </table:table-cell>
          <table:table-cell table:formula="of:=[.W41]+MIN([.W123];[.X203])" office:value-type="float" office:value="225670" calcext:value-type="float">
            <text:p>225670</text:p>
          </table:table-cell>
          <table:table-cell table:formula="of:=[.X41]+MIN([.X123];[.Y203])" office:value-type="float" office:value="217179" calcext:value-type="float">
            <text:p>217179</text:p>
          </table:table-cell>
          <table:table-cell table:formula="of:=[.Y41]+MIN([.Y123];[.Z203])" office:value-type="float" office:value="210211" calcext:value-type="float">
            <text:p>210211</text:p>
          </table:table-cell>
          <table:table-cell table:formula="of:=[.Z41]+MIN([.Z123];[.AA203])" office:value-type="float" office:value="203393" calcext:value-type="float">
            <text:p>203393</text:p>
          </table:table-cell>
          <table:table-cell table:formula="of:=[.AA41]+MIN([.AA123];[.AB203])" office:value-type="float" office:value="202596" calcext:value-type="float">
            <text:p>202596</text:p>
          </table:table-cell>
          <table:table-cell table:formula="of:=[.AB41]+MIN([.AB123];[.AC203])" office:value-type="float" office:value="202440" calcext:value-type="float">
            <text:p>202440</text:p>
          </table:table-cell>
          <table:table-cell table:formula="of:=[.AC41]+MIN([.AC123];[.AD203])" office:value-type="float" office:value="199865" calcext:value-type="float">
            <text:p>199865</text:p>
          </table:table-cell>
          <table:table-cell table:formula="of:=[.AD41]+MIN([.AD123];[.AE203])" office:value-type="float" office:value="201320" calcext:value-type="float">
            <text:p>201320</text:p>
          </table:table-cell>
          <table:table-cell table:formula="of:=[.AE41]+MIN([.AE123];[.AF203])" office:value-type="float" office:value="194209" calcext:value-type="float">
            <text:p>194209</text:p>
          </table:table-cell>
          <table:table-cell table:formula="of:=[.AF41]+MIN([.AF123];[.AG203])" office:value-type="float" office:value="189349" calcext:value-type="float">
            <text:p>189349</text:p>
          </table:table-cell>
          <table:table-cell table:formula="of:=[.AG41]+MIN([.AG123];[.AH203])" office:value-type="float" office:value="186208" calcext:value-type="float">
            <text:p>186208</text:p>
          </table:table-cell>
          <table:table-cell table:formula="of:=[.AH41]+MIN([.AH123];[.AI203])" office:value-type="float" office:value="178116" calcext:value-type="float">
            <text:p>178116</text:p>
          </table:table-cell>
          <table:table-cell table:formula="of:=[.AI41]+MIN([.AI123];[.AJ203])" office:value-type="float" office:value="175797" calcext:value-type="float">
            <text:p>175797</text:p>
          </table:table-cell>
          <table:table-cell table:formula="of:=[.AJ41]+MIN([.AJ123];[.AK203])" office:value-type="float" office:value="167698" calcext:value-type="float">
            <text:p>167698</text:p>
          </table:table-cell>
          <table:table-cell table:formula="of:=[.AK41]+MIN([.AK123];[.AL203])" office:value-type="float" office:value="172042" calcext:value-type="float">
            <text:p>172042</text:p>
          </table:table-cell>
          <table:table-cell table:formula="of:=[.AL41]+MIN([.AL123];[.AM203])" office:value-type="float" office:value="162091" calcext:value-type="float">
            <text:p>162091</text:p>
          </table:table-cell>
          <table:table-cell table:formula="of:=[.AM41]+MIN([.AM123];[.AN203])" office:value-type="float" office:value="157934" calcext:value-type="float">
            <text:p>157934</text:p>
          </table:table-cell>
          <table:table-cell table:formula="of:=[.AN41]+MIN([.AN123];[.AO203])" office:value-type="float" office:value="156935" calcext:value-type="float">
            <text:p>156935</text:p>
          </table:table-cell>
          <table:table-cell table:formula="of:=[.AO41]+MIN([.AO123];[.AP203])" office:value-type="float" office:value="147252" calcext:value-type="float">
            <text:p>147252</text:p>
          </table:table-cell>
          <table:table-cell table:formula="of:=[.AP41]+MIN([.AP123];[.AQ203])" office:value-type="float" office:value="144582" calcext:value-type="float">
            <text:p>144582</text:p>
          </table:table-cell>
          <table:table-cell table:formula="of:=[.AQ41]+MIN([.AQ123];[.AR203])" office:value-type="float" office:value="144847" calcext:value-type="float">
            <text:p>144847</text:p>
          </table:table-cell>
          <table:table-cell table:formula="of:=[.AR41]+MIN([.AR123];[.AS203])" office:value-type="float" office:value="140137" calcext:value-type="float">
            <text:p>140137</text:p>
          </table:table-cell>
          <table:table-cell table:formula="of:=[.AS41]+MIN([.AS123];[.AT203])" office:value-type="float" office:value="139069" calcext:value-type="float">
            <text:p>139069</text:p>
          </table:table-cell>
          <table:table-cell table:formula="of:=[.AT41]+MIN([.AT123];[.AU203])" office:value-type="float" office:value="130316" calcext:value-type="float">
            <text:p>130316</text:p>
          </table:table-cell>
          <table:table-cell table:formula="of:=[.AU41]+MIN([.AU123];[.AV203])" office:value-type="float" office:value="128392" calcext:value-type="float">
            <text:p>128392</text:p>
          </table:table-cell>
          <table:table-cell table:formula="of:=[.AV41]+MIN([.AV123];[.AW203])" office:value-type="float" office:value="129665" calcext:value-type="float">
            <text:p>129665</text:p>
          </table:table-cell>
          <table:table-cell table:formula="of:=[.AW41]+MIN([.AW123];[.AX203])" office:value-type="float" office:value="127044" calcext:value-type="float">
            <text:p>127044</text:p>
          </table:table-cell>
          <table:table-cell table:formula="of:=[.AX41]+MIN([.AX123];[.AY203])" office:value-type="float" office:value="128153" calcext:value-type="float">
            <text:p>128153</text:p>
          </table:table-cell>
          <table:table-cell table:formula="of:=[.AY41]+MIN([.AY123];[.AZ203])" office:value-type="float" office:value="121965" calcext:value-type="float">
            <text:p>121965</text:p>
          </table:table-cell>
          <table:table-cell table:formula="of:=[.AZ41]+MIN([.AZ123];[.BA203])" office:value-type="float" office:value="117266" calcext:value-type="float">
            <text:p>117266</text:p>
          </table:table-cell>
          <table:table-cell table:formula="of:=[.BA41]+MIN([.BA123];[.BB203])" office:value-type="float" office:value="115989" calcext:value-type="float">
            <text:p>115989</text:p>
          </table:table-cell>
          <table:table-cell table:formula="of:=[.BB41]+MIN([.BB123];[.BC203])" office:value-type="float" office:value="113567" calcext:value-type="float">
            <text:p>113567</text:p>
          </table:table-cell>
          <table:table-cell table:formula="of:=[.BC41]+MIN([.BC123];[.BD203])" office:value-type="float" office:value="104866" calcext:value-type="float">
            <text:p>104866</text:p>
          </table:table-cell>
          <table:table-cell table:formula="of:=[.BD41]+MIN([.BD123];[.BE203])" office:value-type="float" office:value="98992" calcext:value-type="float">
            <text:p>98992</text:p>
          </table:table-cell>
          <table:table-cell table:formula="of:=[.BE41]+MIN([.BE123];[.BF203])" office:value-type="float" office:value="97962" calcext:value-type="float">
            <text:p>97962</text:p>
          </table:table-cell>
          <table:table-cell table:formula="of:=[.BF41]+MIN([.BF123];[.BG203])" office:value-type="float" office:value="93830" calcext:value-type="float">
            <text:p>93830</text:p>
          </table:table-cell>
          <table:table-cell table:formula="of:=[.BG41]+MIN([.BG123];[.BH203])" office:value-type="float" office:value="87658" calcext:value-type="float">
            <text:p>87658</text:p>
          </table:table-cell>
          <table:table-cell table:formula="of:=[.BH41]+MIN([.BH123];[.BI203])" office:value-type="float" office:value="84725" calcext:value-type="float">
            <text:p>84725</text:p>
          </table:table-cell>
          <table:table-cell table:formula="of:=[.BI41]+MIN([.BI123];[.BJ203])" office:value-type="float" office:value="80543" calcext:value-type="float">
            <text:p>80543</text:p>
          </table:table-cell>
          <table:table-cell table:formula="of:=[.BJ41]+MIN([.BJ123];[.BK203])" office:value-type="float" office:value="78394" calcext:value-type="float">
            <text:p>78394</text:p>
          </table:table-cell>
          <table:table-cell table:formula="of:=[.BK41]+MIN([.BK123];[.BL203])" office:value-type="float" office:value="75464" calcext:value-type="float">
            <text:p>75464</text:p>
          </table:table-cell>
          <table:table-cell table:formula="of:=[.BL41]+MIN([.BL123];[.BM203])" office:value-type="float" office:value="68777" calcext:value-type="float">
            <text:p>68777</text:p>
          </table:table-cell>
          <table:table-cell table:formula="of:=[.BM41]+MIN([.BM123];[.BN203])" office:value-type="float" office:value="67311" calcext:value-type="float">
            <text:p>67311</text:p>
          </table:table-cell>
          <table:table-cell table:formula="of:=[.BN41]+MIN([.BN123];[.BO203])" office:value-type="float" office:value="57540" calcext:value-type="float">
            <text:p>57540</text:p>
          </table:table-cell>
          <table:table-cell table:formula="of:=[.BO41]+MIN([.BO123];[.BP203])" office:value-type="float" office:value="64335" calcext:value-type="float">
            <text:p>64335</text:p>
          </table:table-cell>
          <table:table-cell table:formula="of:=[.BP41]+MIN([.BP123];[.BQ203])" office:value-type="float" office:value="55002" calcext:value-type="float">
            <text:p>55002</text:p>
          </table:table-cell>
          <table:table-cell table:formula="of:=[.BQ41]+MIN([.BQ123];[.BR203])" office:value-type="float" office:value="51833" calcext:value-type="float">
            <text:p>51833</text:p>
          </table:table-cell>
          <table:table-cell table:formula="of:=[.BR41]+MIN([.BR123];[.BS203])" office:value-type="float" office:value="43237" calcext:value-type="float">
            <text:p>43237</text:p>
          </table:table-cell>
          <table:table-cell table:formula="of:=[.BS41]+MIN([.BS123];[.BT203])" office:value-type="float" office:value="41410" calcext:value-type="float">
            <text:p>41410</text:p>
          </table:table-cell>
          <table:table-cell table:formula="of:=[.BT41]+MIN([.BT123];[.BU203])" office:value-type="float" office:value="35939" calcext:value-type="float">
            <text:p>35939</text:p>
          </table:table-cell>
          <table:table-cell table:formula="of:=[.BU41]+MIN([.BU123];[.BV203])" office:value-type="float" office:value="27030" calcext:value-type="float">
            <text:p>27030</text:p>
          </table:table-cell>
          <table:table-cell table:formula="of:=[.BV41]+MIN([.BV123];[.BW203])" office:value-type="float" office:value="24678" calcext:value-type="float">
            <text:p>24678</text:p>
          </table:table-cell>
          <table:table-cell table:formula="of:=[.BW41]+MIN([.BW123];[.BX203])" office:value-type="float" office:value="24555" calcext:value-type="float">
            <text:p>24555</text:p>
          </table:table-cell>
          <table:table-cell table:formula="of:=[.BX41]+MIN([.BX123];[.BY203])" office:value-type="float" office:value="22118" calcext:value-type="float">
            <text:p>22118</text:p>
          </table:table-cell>
          <table:table-cell table:formula="of:=[.BY41]+MIN([.BY123];[.BZ203])" office:value-type="float" office:value="23242" calcext:value-type="float">
            <text:p>23242</text:p>
          </table:table-cell>
          <table:table-cell table:formula="of:=[.BZ41]+MIN([.BZ123];[.CA203])" office:value-type="float" office:value="14486" calcext:value-type="float">
            <text:p>14486</text:p>
          </table:table-cell>
          <table:table-cell table:formula="of:=[.CA41]+MIN([.CA123];[.CB203])" office:value-type="float" office:value="8973" calcext:value-type="float">
            <text:p>8973</text:p>
          </table:table-cell>
          <table:table-cell table:formula="of:=[.CB41]" office:value-type="float" office:value="2056" calcext:value-type="float">
            <text:p>2056</text:p>
          </table:table-cell>
        </table:table-row>
        <table:table-row table:style-name="ro1">
          <table:table-cell table:formula="of:=[.A42]+MIN([.A124];[.B204])" office:value-type="float" office:value="298568" calcext:value-type="float">
            <text:p>298568</text:p>
          </table:table-cell>
          <table:table-cell table:formula="of:=[.B42]+MIN([.B124];[.C204])" office:value-type="float" office:value="293110" calcext:value-type="float">
            <text:p>293110</text:p>
          </table:table-cell>
          <table:table-cell table:formula="of:=[.C42]+MIN([.C124];[.D204])" office:value-type="float" office:value="284937" calcext:value-type="float">
            <text:p>284937</text:p>
          </table:table-cell>
          <table:table-cell table:formula="of:=[.D42]+MIN([.D124];[.E204])" office:value-type="float" office:value="281799" calcext:value-type="float">
            <text:p>281799</text:p>
          </table:table-cell>
          <table:table-cell table:formula="of:=[.E42]+MIN([.E124];[.F204])" office:value-type="float" office:value="283245" calcext:value-type="float">
            <text:p>283245</text:p>
          </table:table-cell>
          <table:table-cell table:formula="of:=[.F42]+MIN([.F124];[.G204])" office:value-type="float" office:value="286600" calcext:value-type="float">
            <text:p>286600</text:p>
          </table:table-cell>
          <table:table-cell table:formula="of:=[.G42]+MIN([.G124];[.H204])" office:value-type="float" office:value="281708" calcext:value-type="float">
            <text:p>281708</text:p>
          </table:table-cell>
          <table:table-cell table:formula="of:=[.H42]+MIN([.H124];[.I204])" office:value-type="float" office:value="285506" calcext:value-type="float">
            <text:p>285506</text:p>
          </table:table-cell>
          <table:table-cell table:formula="of:=[.I42]+MIN([.I124];[.J204])" office:value-type="float" office:value="281255" calcext:value-type="float">
            <text:p>281255</text:p>
          </table:table-cell>
          <table:table-cell table:formula="of:=[.J42]+MIN([.J124];[.K204])" office:value-type="float" office:value="271556" calcext:value-type="float">
            <text:p>271556</text:p>
          </table:table-cell>
          <table:table-cell table:formula="of:=[.K42]+MIN([.K124];[.L204])" office:value-type="float" office:value="263583" calcext:value-type="float">
            <text:p>263583</text:p>
          </table:table-cell>
          <table:table-cell table:formula="of:=[.L42]+MIN([.L124];[.M204])" office:value-type="float" office:value="266749" calcext:value-type="float">
            <text:p>266749</text:p>
          </table:table-cell>
          <table:table-cell table:formula="of:=[.M42]+MIN([.M124];[.N204])" office:value-type="float" office:value="264814" calcext:value-type="float">
            <text:p>264814</text:p>
          </table:table-cell>
          <table:table-cell table:formula="of:=[.N42]+MIN([.N124];[.O204])" office:value-type="float" office:value="261876" calcext:value-type="float">
            <text:p>261876</text:p>
          </table:table-cell>
          <table:table-cell table:formula="of:=[.O42]+MIN([.O124];[.P204])" office:value-type="float" office:value="255228" calcext:value-type="float">
            <text:p>255228</text:p>
          </table:table-cell>
          <table:table-cell table:formula="of:=[.P42]+MIN([.P124];[.Q204])" office:value-type="float" office:value="249616" calcext:value-type="float">
            <text:p>249616</text:p>
          </table:table-cell>
          <table:table-cell table:formula="of:=[.Q42]+MIN([.Q124];[.R204])" office:value-type="float" office:value="243961" calcext:value-type="float">
            <text:p>243961</text:p>
          </table:table-cell>
          <table:table-cell table:formula="of:=[.R42]+MIN([.R124];[.S204])" office:value-type="float" office:value="242085" calcext:value-type="float">
            <text:p>242085</text:p>
          </table:table-cell>
          <table:table-cell table:formula="of:=[.S42]+MIN([.S124];[.T204])" office:value-type="float" office:value="241110" calcext:value-type="float">
            <text:p>241110</text:p>
          </table:table-cell>
          <table:table-cell table:formula="of:=[.T42]+MIN([.T124];[.U204])" office:value-type="float" office:value="231992" calcext:value-type="float">
            <text:p>231992</text:p>
          </table:table-cell>
          <table:table-cell table:formula="of:=[.U42]+MIN([.U124];[.V204])" office:value-type="float" office:value="232305" calcext:value-type="float">
            <text:p>232305</text:p>
          </table:table-cell>
          <table:table-cell table:formula="of:=[.V42]+MIN([.V124];[.W204])" office:value-type="float" office:value="229583" calcext:value-type="float">
            <text:p>229583</text:p>
          </table:table-cell>
          <table:table-cell table:formula="of:=[.W42]+MIN([.W124];[.X204])" office:value-type="float" office:value="223047" calcext:value-type="float">
            <text:p>223047</text:p>
          </table:table-cell>
          <table:table-cell table:formula="of:=[.X42]+MIN([.X124];[.Y204])" office:value-type="float" office:value="216137" calcext:value-type="float">
            <text:p>216137</text:p>
          </table:table-cell>
          <table:table-cell table:formula="of:=[.Y42]+MIN([.Y124];[.Z204])" office:value-type="float" office:value="212675" calcext:value-type="float">
            <text:p>212675</text:p>
          </table:table-cell>
          <table:table-cell table:formula="of:=[.Z42]+MIN([.Z124];[.AA204])" office:value-type="float" office:value="204115" calcext:value-type="float">
            <text:p>204115</text:p>
          </table:table-cell>
          <table:table-cell table:formula="of:=[.AA42]+MIN([.AA124];[.AB204])" office:value-type="float" office:value="205533" calcext:value-type="float">
            <text:p>205533</text:p>
          </table:table-cell>
          <table:table-cell table:formula="of:=[.AB42]+MIN([.AB124];[.AC204])" office:value-type="float" office:value="205809" calcext:value-type="float">
            <text:p>205809</text:p>
          </table:table-cell>
          <table:table-cell table:formula="of:=[.AC42]+MIN([.AC124];[.AD204])" office:value-type="float" office:value="199159" calcext:value-type="float">
            <text:p>199159</text:p>
          </table:table-cell>
          <table:table-cell table:formula="of:=[.AD42]+MIN([.AD124];[.AE204])" office:value-type="float" office:value="191804" calcext:value-type="float">
            <text:p>191804</text:p>
          </table:table-cell>
          <table:table-cell table:formula="of:=[.AE42]+MIN([.AE124];[.AF204])" office:value-type="float" office:value="188865" calcext:value-type="float">
            <text:p>188865</text:p>
          </table:table-cell>
          <table:table-cell table:formula="of:=[.AF42]+MIN([.AF124];[.AG204])" office:value-type="float" office:value="183892" calcext:value-type="float">
            <text:p>183892</text:p>
          </table:table-cell>
          <table:table-cell table:formula="of:=[.AG42]+MIN([.AG124];[.AH204])" office:value-type="float" office:value="176998" calcext:value-type="float">
            <text:p>176998</text:p>
          </table:table-cell>
          <table:table-cell table:formula="of:=[.AH42]+MIN([.AH124];[.AI204])" office:value-type="float" office:value="173065" calcext:value-type="float">
            <text:p>173065</text:p>
          </table:table-cell>
          <table:table-cell table:formula="of:=[.AI42]+MIN([.AI124];[.AJ204])" office:value-type="float" office:value="169281" calcext:value-type="float">
            <text:p>169281</text:p>
          </table:table-cell>
          <table:table-cell table:formula="of:=[.AJ42]+MIN([.AJ124];[.AK204])" office:value-type="float" office:value="166081" calcext:value-type="float">
            <text:p>166081</text:p>
          </table:table-cell>
          <table:table-cell table:formula="of:=[.AK42]+MIN([.AK124];[.AL204])" office:value-type="float" office:value="163662" calcext:value-type="float">
            <text:p>163662</text:p>
          </table:table-cell>
          <table:table-cell table:formula="of:=[.AL42]+MIN([.AL124];[.AM204])" office:value-type="float" office:value="154428" calcext:value-type="float">
            <text:p>154428</text:p>
          </table:table-cell>
          <table:table-cell table:formula="of:=[.AM42]+MIN([.AM124];[.AN204])" office:value-type="float" office:value="149681" calcext:value-type="float">
            <text:p>149681</text:p>
          </table:table-cell>
          <table:table-cell table:formula="of:=[.AN42]+MIN([.AN124];[.AO204])" office:value-type="float" office:value="147473" calcext:value-type="float">
            <text:p>147473</text:p>
          </table:table-cell>
          <table:table-cell table:formula="of:=[.AO42]+MIN([.AO124];[.AP204])" office:value-type="float" office:value="145266" calcext:value-type="float">
            <text:p>145266</text:p>
          </table:table-cell>
          <table:table-cell table:formula="of:=[.AP42]+MIN([.AP124];[.AQ204])" office:value-type="float" office:value="143321" calcext:value-type="float">
            <text:p>143321</text:p>
          </table:table-cell>
          <table:table-cell table:formula="of:=[.AQ42]+MIN([.AQ124];[.AR204])" office:value-type="float" office:value="141599" calcext:value-type="float">
            <text:p>141599</text:p>
          </table:table-cell>
          <table:table-cell table:formula="of:=[.AR42]+MIN([.AR124];[.AS204])" office:value-type="float" office:value="143001" calcext:value-type="float">
            <text:p>143001</text:p>
          </table:table-cell>
          <table:table-cell table:formula="of:=[.AS42]+MIN([.AS124];[.AT204])" office:value-type="float" office:value="136856" calcext:value-type="float">
            <text:p>136856</text:p>
          </table:table-cell>
          <table:table-cell table:formula="of:=[.AT42]+MIN([.AT124];[.AU204])" office:value-type="float" office:value="128833" calcext:value-type="float">
            <text:p>128833</text:p>
          </table:table-cell>
          <table:table-cell table:formula="of:=[.AU42]+MIN([.AU124];[.AV204])" office:value-type="float" office:value="137143" calcext:value-type="float">
            <text:p>137143</text:p>
          </table:table-cell>
          <table:table-cell table:formula="of:=[.AV42]+MIN([.AV124];[.AW204])" office:value-type="float" office:value="131455" calcext:value-type="float">
            <text:p>131455</text:p>
          </table:table-cell>
          <table:table-cell table:formula="of:=[.AW42]+MIN([.AW124];[.AX204])" office:value-type="float" office:value="123769" calcext:value-type="float">
            <text:p>123769</text:p>
          </table:table-cell>
          <table:table-cell table:formula="of:=[.AX42]+MIN([.AX124];[.AY204])" office:value-type="float" office:value="123007" calcext:value-type="float">
            <text:p>123007</text:p>
          </table:table-cell>
          <table:table-cell table:formula="of:=[.AY42]+MIN([.AY124];[.AZ204])" office:value-type="float" office:value="119179" calcext:value-type="float">
            <text:p>119179</text:p>
          </table:table-cell>
          <table:table-cell table:formula="of:=[.AZ42]+MIN([.AZ124];[.BA204])" office:value-type="float" office:value="115475" calcext:value-type="float">
            <text:p>115475</text:p>
          </table:table-cell>
          <table:table-cell table:formula="of:=[.BA42]+MIN([.BA124];[.BB204])" office:value-type="float" office:value="106471" calcext:value-type="float">
            <text:p>106471</text:p>
          </table:table-cell>
          <table:table-cell table:formula="of:=[.BB42]+MIN([.BB124];[.BC204])" office:value-type="float" office:value="109498" calcext:value-type="float">
            <text:p>109498</text:p>
          </table:table-cell>
          <table:table-cell table:formula="of:=[.BC42]+MIN([.BC124];[.BD204])" office:value-type="float" office:value="105816" calcext:value-type="float">
            <text:p>105816</text:p>
          </table:table-cell>
          <table:table-cell table:formula="of:=[.BD42]+MIN([.BD124];[.BE204])" office:value-type="float" office:value="103238" calcext:value-type="float">
            <text:p>103238</text:p>
          </table:table-cell>
          <table:table-cell table:formula="of:=[.BE42]+MIN([.BE124];[.BF204])" office:value-type="float" office:value="94588" calcext:value-type="float">
            <text:p>94588</text:p>
          </table:table-cell>
          <table:table-cell table:formula="of:=[.BF42]+MIN([.BF124];[.BG204])" office:value-type="float" office:value="89230" calcext:value-type="float">
            <text:p>89230</text:p>
          </table:table-cell>
          <table:table-cell table:formula="of:=[.BG42]+MIN([.BG124];[.BH204])" office:value-type="float" office:value="84804" calcext:value-type="float">
            <text:p>84804</text:p>
          </table:table-cell>
          <table:table-cell table:formula="of:=[.BH42]+MIN([.BH124];[.BI204])" office:value-type="float" office:value="83282" calcext:value-type="float">
            <text:p>83282</text:p>
          </table:table-cell>
          <table:table-cell table:formula="of:=[.BI42]+MIN([.BI124];[.BJ204])" office:value-type="float" office:value="82551" calcext:value-type="float">
            <text:p>82551</text:p>
          </table:table-cell>
          <table:table-cell table:formula="of:=[.BJ42]+MIN([.BJ124];[.BK204])" office:value-type="float" office:value="78938" calcext:value-type="float">
            <text:p>78938</text:p>
          </table:table-cell>
          <table:table-cell table:formula="of:=[.BK42]+MIN([.BK124];[.BL204])" office:value-type="float" office:value="69051" calcext:value-type="float">
            <text:p>69051</text:p>
          </table:table-cell>
          <table:table-cell table:formula="of:=[.BL42]+MIN([.BL124];[.BM204])" office:value-type="float" office:value="62095" calcext:value-type="float">
            <text:p>62095</text:p>
          </table:table-cell>
          <table:table-cell table:formula="of:=[.BM42]+MIN([.BM124];[.BN204])" office:value-type="float" office:value="59648" calcext:value-type="float">
            <text:p>59648</text:p>
          </table:table-cell>
          <table:table-cell table:formula="of:=[.BN42]+MIN([.BN124];[.BO204])" office:value-type="float" office:value="56886" calcext:value-type="float">
            <text:p>56886</text:p>
          </table:table-cell>
          <table:table-cell table:formula="of:=[.BO42]+MIN([.BO124];[.BP204])" office:value-type="float" office:value="56053" calcext:value-type="float">
            <text:p>56053</text:p>
          </table:table-cell>
          <table:table-cell table:formula="of:=[.BP42]+MIN([.BP124];[.BQ204])" office:value-type="float" office:value="54604" calcext:value-type="float">
            <text:p>54604</text:p>
          </table:table-cell>
          <table:table-cell table:formula="of:=[.BQ42]+MIN([.BQ124];[.BR204])" office:value-type="float" office:value="45115" calcext:value-type="float">
            <text:p>45115</text:p>
          </table:table-cell>
          <table:table-cell table:formula="of:=[.BR42]+MIN([.BR124];[.BS204])" office:value-type="float" office:value="42542" calcext:value-type="float">
            <text:p>42542</text:p>
          </table:table-cell>
          <table:table-cell table:formula="of:=[.BS42]+MIN([.BS124];[.BT204])" office:value-type="float" office:value="41462" calcext:value-type="float">
            <text:p>41462</text:p>
          </table:table-cell>
          <table:table-cell table:formula="of:=[.BT42]+MIN([.BT124];[.BU204])" office:value-type="float" office:value="37295" calcext:value-type="float">
            <text:p>37295</text:p>
          </table:table-cell>
          <table:table-cell table:formula="of:=[.BU42]+MIN([.BU124];[.BV204])" office:value-type="float" office:value="33953" calcext:value-type="float">
            <text:p>33953</text:p>
          </table:table-cell>
          <table:table-cell table:formula="of:=[.BV42]+MIN([.BV124];[.BW204])" office:value-type="float" office:value="27248" calcext:value-type="float">
            <text:p>27248</text:p>
          </table:table-cell>
          <table:table-cell table:formula="of:=[.BW42]+MIN([.BW124];[.BX204])" office:value-type="float" office:value="27513" calcext:value-type="float">
            <text:p>27513</text:p>
          </table:table-cell>
          <table:table-cell table:formula="of:=[.BX42]+MIN([.BX124];[.BY204])" office:value-type="float" office:value="28794" calcext:value-type="float">
            <text:p>28794</text:p>
          </table:table-cell>
          <table:table-cell table:formula="of:=[.BY42]+MIN([.BY124];[.BZ204])" office:value-type="float" office:value="23495" calcext:value-type="float">
            <text:p>23495</text:p>
          </table:table-cell>
          <table:table-cell table:formula="of:=[.BZ42]+MIN([.BZ124];[.CA204])" office:value-type="float" office:value="20811" calcext:value-type="float">
            <text:p>20811</text:p>
          </table:table-cell>
          <table:table-cell table:formula="of:=[.CA42]+MIN([.CA124];[.CB204])" office:value-type="float" office:value="14561" calcext:value-type="float">
            <text:p>14561</text:p>
          </table:table-cell>
          <table:table-cell table:formula="of:=[.CB42]" office:value-type="float" office:value="8089" calcext:value-type="float">
            <text:p>8089</text:p>
          </table:table-cell>
        </table:table-row>
        <table:table-row table:style-name="ro1">
          <table:table-cell table:formula="of:=[.A43]+MIN([.A125];[.B205])" office:value-type="float" office:value="298394" calcext:value-type="float">
            <text:p>298394</text:p>
          </table:table-cell>
          <table:table-cell table:formula="of:=[.B43]+MIN([.B125];[.C205])" office:value-type="float" office:value="300155" calcext:value-type="float">
            <text:p>300155</text:p>
          </table:table-cell>
          <table:table-cell table:formula="of:=[.C43]+MIN([.C125];[.D205])" office:value-type="float" office:value="293444" calcext:value-type="float">
            <text:p>293444</text:p>
          </table:table-cell>
          <table:table-cell table:formula="of:=[.D43]+MIN([.D125];[.E205])" office:value-type="float" office:value="283688" calcext:value-type="float">
            <text:p>283688</text:p>
          </table:table-cell>
          <table:table-cell table:formula="of:=[.E43]+MIN([.E125];[.F205])" office:value-type="float" office:value="287640" calcext:value-type="float">
            <text:p>287640</text:p>
          </table:table-cell>
          <table:table-cell table:formula="of:=[.F43]+MIN([.F125];[.G205])" office:value-type="float" office:value="295390" calcext:value-type="float">
            <text:p>295390</text:p>
          </table:table-cell>
          <table:table-cell table:formula="of:=[.G43]+MIN([.G125];[.H205])" office:value-type="float" office:value="287108" calcext:value-type="float">
            <text:p>287108</text:p>
          </table:table-cell>
          <table:table-cell table:formula="of:=[.H43]+MIN([.H125];[.I205])" office:value-type="float" office:value="284506" calcext:value-type="float">
            <text:p>284506</text:p>
          </table:table-cell>
          <table:table-cell table:formula="of:=[.I43]+MIN([.I125];[.J205])" office:value-type="float" office:value="274718" calcext:value-type="float">
            <text:p>274718</text:p>
          </table:table-cell>
          <table:table-cell table:formula="of:=[.J43]+MIN([.J125];[.K205])" office:value-type="float" office:value="267913" calcext:value-type="float">
            <text:p>267913</text:p>
          </table:table-cell>
          <table:table-cell table:formula="of:=[.K43]+MIN([.K125];[.L205])" office:value-type="float" office:value="262420" calcext:value-type="float">
            <text:p>262420</text:p>
          </table:table-cell>
          <table:table-cell table:formula="of:=[.L43]+MIN([.L125];[.M205])" office:value-type="float" office:value="265243" calcext:value-type="float">
            <text:p>265243</text:p>
          </table:table-cell>
          <table:table-cell table:formula="of:=[.M43]+MIN([.M125];[.N205])" office:value-type="float" office:value="259337" calcext:value-type="float">
            <text:p>259337</text:p>
          </table:table-cell>
          <table:table-cell table:formula="of:=[.N43]+MIN([.N125];[.O205])" office:value-type="float" office:value="257364" calcext:value-type="float">
            <text:p>257364</text:p>
          </table:table-cell>
          <table:table-cell table:formula="of:=[.O43]+MIN([.O125];[.P205])" office:value-type="float" office:value="248191" calcext:value-type="float">
            <text:p>248191</text:p>
          </table:table-cell>
          <table:table-cell table:formula="of:=[.P43]+MIN([.P125];[.Q205])" office:value-type="float" office:value="245083" calcext:value-type="float">
            <text:p>245083</text:p>
          </table:table-cell>
          <table:table-cell table:formula="of:=[.Q43]+MIN([.Q125];[.R205])" office:value-type="float" office:value="245912" calcext:value-type="float">
            <text:p>245912</text:p>
          </table:table-cell>
          <table:table-cell table:formula="of:=[.R43]+MIN([.R125];[.S205])" office:value-type="float" office:value="241375" calcext:value-type="float">
            <text:p>241375</text:p>
          </table:table-cell>
          <table:table-cell table:formula="of:=[.S43]+MIN([.S125];[.T205])" office:value-type="float" office:value="234244" calcext:value-type="float">
            <text:p>234244</text:p>
          </table:table-cell>
          <table:table-cell table:formula="of:=[.T43]+MIN([.T125];[.U205])" office:value-type="float" office:value="229798" calcext:value-type="float">
            <text:p>229798</text:p>
          </table:table-cell>
          <table:table-cell table:formula="of:=[.U43]+MIN([.U125];[.V205])" office:value-type="float" office:value="224983" calcext:value-type="float">
            <text:p>224983</text:p>
          </table:table-cell>
          <table:table-cell table:formula="of:=[.V43]+MIN([.V125];[.W205])" office:value-type="float" office:value="221335" calcext:value-type="float">
            <text:p>221335</text:p>
          </table:table-cell>
          <table:table-cell table:formula="of:=[.W43]+MIN([.W125];[.X205])" office:value-type="float" office:value="214634" calcext:value-type="float">
            <text:p>214634</text:p>
          </table:table-cell>
          <table:table-cell table:formula="of:=[.X43]+MIN([.X125];[.Y205])" office:value-type="float" office:value="213875" calcext:value-type="float">
            <text:p>213875</text:p>
          </table:table-cell>
          <table:table-cell table:formula="of:=[.Y43]+MIN([.Y125];[.Z205])" office:value-type="float" office:value="210563" calcext:value-type="float">
            <text:p>210563</text:p>
          </table:table-cell>
          <table:table-cell table:formula="of:=[.Z43]+MIN([.Z125];[.AA205])" office:value-type="float" office:value="202208" calcext:value-type="float">
            <text:p>202208</text:p>
          </table:table-cell>
          <table:table-cell table:formula="of:=[.AA43]+MIN([.AA125];[.AB205])" office:value-type="float" office:value="197723" calcext:value-type="float">
            <text:p>197723</text:p>
          </table:table-cell>
          <table:table-cell table:formula="of:=[.AB43]+MIN([.AB125];[.AC205])" office:value-type="float" office:value="204556" calcext:value-type="float">
            <text:p>204556</text:p>
          </table:table-cell>
          <table:table-cell table:formula="of:=[.AC43]+MIN([.AC125];[.AD205])" office:value-type="float" office:value="204451" calcext:value-type="float">
            <text:p>204451</text:p>
          </table:table-cell>
          <table:table-cell table:formula="of:=[.AD43]+MIN([.AD125];[.AE205])" office:value-type="float" office:value="195705" calcext:value-type="float">
            <text:p>195705</text:p>
          </table:table-cell>
          <table:table-cell table:formula="of:=[.AE43]+MIN([.AE125];[.AF205])" office:value-type="float" office:value="187946" calcext:value-type="float">
            <text:p>187946</text:p>
          </table:table-cell>
          <table:table-cell table:formula="of:=[.AF43]+MIN([.AF125];[.AG205])" office:value-type="float" office:value="184418" calcext:value-type="float">
            <text:p>184418</text:p>
          </table:table-cell>
          <table:table-cell table:formula="of:=[.AG43]+MIN([.AG125];[.AH205])" office:value-type="float" office:value="186687" calcext:value-type="float">
            <text:p>186687</text:p>
          </table:table-cell>
          <table:table-cell table:formula="of:=[.AH43]+MIN([.AH125];[.AI205])" office:value-type="float" office:value="181498" calcext:value-type="float">
            <text:p>181498</text:p>
          </table:table-cell>
          <table:table-cell table:formula="of:=[.AI43]+MIN([.AI125];[.AJ205])" office:value-type="float" office:value="177152" calcext:value-type="float">
            <text:p>177152</text:p>
          </table:table-cell>
          <table:table-cell table:formula="of:=[.AJ43]+MIN([.AJ125];[.AK205])" office:value-type="float" office:value="174825" calcext:value-type="float">
            <text:p>174825</text:p>
          </table:table-cell>
          <table:table-cell table:formula="of:=[.AK43]+MIN([.AK125];[.AL205])" office:value-type="float" office:value="168222" calcext:value-type="float">
            <text:p>168222</text:p>
          </table:table-cell>
          <table:table-cell table:formula="of:=[.AL43]+MIN([.AL125];[.AM205])" office:value-type="float" office:value="165982" calcext:value-type="float">
            <text:p>165982</text:p>
          </table:table-cell>
          <table:table-cell table:formula="of:=[.AM43]+MIN([.AM125];[.AN205])" office:value-type="float" office:value="156795" calcext:value-type="float">
            <text:p>156795</text:p>
          </table:table-cell>
          <table:table-cell table:formula="of:=[.AN43]+MIN([.AN125];[.AO205])" office:value-type="float" office:value="149579" calcext:value-type="float">
            <text:p>149579</text:p>
          </table:table-cell>
          <table:table-cell table:formula="of:=[.AO43]+MIN([.AO125];[.AP205])" office:value-type="float" office:value="147389" calcext:value-type="float">
            <text:p>147389</text:p>
          </table:table-cell>
          <table:table-cell table:formula="of:=[.AP43]+MIN([.AP125];[.AQ205])" office:value-type="float" office:value="140422" calcext:value-type="float">
            <text:p>140422</text:p>
          </table:table-cell>
          <table:table-cell table:formula="of:=[.AQ43]+MIN([.AQ125];[.AR205])" office:value-type="float" office:value="140192" calcext:value-type="float">
            <text:p>140192</text:p>
          </table:table-cell>
          <table:table-cell table:formula="of:=[.AR43]+MIN([.AR125];[.AS205])" office:value-type="float" office:value="138613" calcext:value-type="float">
            <text:p>138613</text:p>
          </table:table-cell>
          <table:table-cell table:formula="of:=[.AS43]+MIN([.AS125];[.AT205])" office:value-type="float" office:value="130703" calcext:value-type="float">
            <text:p>130703</text:p>
          </table:table-cell>
          <table:table-cell table:formula="of:=[.AT43]+MIN([.AT125];[.AU205])" office:value-type="float" office:value="125349" calcext:value-type="float">
            <text:p>125349</text:p>
          </table:table-cell>
          <table:table-cell table:formula="of:=[.AU43]+MIN([.AU125];[.AV205])" office:value-type="float" office:value="134344" calcext:value-type="float">
            <text:p>134344</text:p>
          </table:table-cell>
          <table:table-cell table:formula="of:=[.AV43]+MIN([.AV125];[.AW205])" office:value-type="float" office:value="127981" calcext:value-type="float">
            <text:p>127981</text:p>
          </table:table-cell>
          <table:table-cell table:formula="of:=[.AW43]+MIN([.AW125];[.AX205])" office:value-type="float" office:value="121032" calcext:value-type="float">
            <text:p>121032</text:p>
          </table:table-cell>
          <table:table-cell table:formula="of:=[.AX43]+MIN([.AX125];[.AY205])" office:value-type="float" office:value="119235" calcext:value-type="float">
            <text:p>119235</text:p>
          </table:table-cell>
          <table:table-cell table:formula="of:=[.AY43]+MIN([.AY125];[.AZ205])" office:value-type="float" office:value="118741" calcext:value-type="float">
            <text:p>118741</text:p>
          </table:table-cell>
          <table:table-cell table:formula="of:=[.AZ43]+MIN([.AZ125];[.BA205])" office:value-type="float" office:value="109988" calcext:value-type="float">
            <text:p>109988</text:p>
          </table:table-cell>
          <table:table-cell table:formula="of:=[.BA43]+MIN([.BA125];[.BB205])" office:value-type="float" office:value="101281" calcext:value-type="float">
            <text:p>101281</text:p>
          </table:table-cell>
          <table:table-cell table:formula="of:=[.BB43]+MIN([.BB125];[.BC205])" office:value-type="float" office:value="99758" calcext:value-type="float">
            <text:p>99758</text:p>
          </table:table-cell>
          <table:table-cell table:formula="of:=[.BC43]+MIN([.BC125];[.BD205])" office:value-type="float" office:value="97173" calcext:value-type="float">
            <text:p>97173</text:p>
          </table:table-cell>
          <table:table-cell table:formula="of:=[.BD43]+MIN([.BD125];[.BE205])" office:value-type="float" office:value="96920" calcext:value-type="float">
            <text:p>96920</text:p>
          </table:table-cell>
          <table:table-cell table:formula="of:=[.BE43]+MIN([.BE125];[.BF205])" office:value-type="float" office:value="90392" calcext:value-type="float">
            <text:p>90392</text:p>
          </table:table-cell>
          <table:table-cell table:formula="of:=[.BF43]+MIN([.BF125];[.BG205])" office:value-type="float" office:value="96160" calcext:value-type="float">
            <text:p>96160</text:p>
          </table:table-cell>
          <table:table-cell table:formula="of:=[.BG43]+MIN([.BG125];[.BH205])" office:value-type="float" office:value="91422" calcext:value-type="float">
            <text:p>91422</text:p>
          </table:table-cell>
          <table:table-cell table:formula="of:=[.BH43]+MIN([.BH125];[.BI205])" office:value-type="float" office:value="81575" calcext:value-type="float">
            <text:p>81575</text:p>
          </table:table-cell>
          <table:table-cell table:formula="of:=[.BI43]+MIN([.BI125];[.BJ205])" office:value-type="float" office:value="80929" calcext:value-type="float">
            <text:p>80929</text:p>
          </table:table-cell>
          <table:table-cell table:formula="of:=[.BJ43]+MIN([.BJ125];[.BK205])" office:value-type="float" office:value="75880" calcext:value-type="float">
            <text:p>75880</text:p>
          </table:table-cell>
          <table:table-cell table:formula="of:=[.BK43]+MIN([.BK125];[.BL205])" office:value-type="float" office:value="75772" calcext:value-type="float">
            <text:p>75772</text:p>
          </table:table-cell>
          <table:table-cell table:formula="of:=[.BL43]+MIN([.BL125];[.BM205])" office:value-type="float" office:value="67638" calcext:value-type="float">
            <text:p>67638</text:p>
          </table:table-cell>
          <table:table-cell table:formula="of:=[.BM43]+MIN([.BM125];[.BN205])" office:value-type="float" office:value="65085" calcext:value-type="float">
            <text:p>65085</text:p>
          </table:table-cell>
          <table:table-cell table:formula="of:=[.BN43]+MIN([.BN125];[.BO205])" office:value-type="float" office:value="63653" calcext:value-type="float">
            <text:p>63653</text:p>
          </table:table-cell>
          <table:table-cell table:formula="of:=[.BO43]+MIN([.BO125];[.BP205])" office:value-type="float" office:value="59380" calcext:value-type="float">
            <text:p>59380</text:p>
          </table:table-cell>
          <table:table-cell table:formula="of:=[.BP43]+MIN([.BP125];[.BQ205])" office:value-type="float" office:value="58669" calcext:value-type="float">
            <text:p>58669</text:p>
          </table:table-cell>
          <table:table-cell table:formula="of:=[.BQ43]+MIN([.BQ125];[.BR205])" office:value-type="float" office:value="49588" calcext:value-type="float">
            <text:p>49588</text:p>
          </table:table-cell>
          <table:table-cell table:formula="of:=[.BR43]+MIN([.BR125];[.BS205])" office:value-type="float" office:value="49911" calcext:value-type="float">
            <text:p>49911</text:p>
          </table:table-cell>
          <table:table-cell table:formula="of:=[.BS43]+MIN([.BS125];[.BT205])" office:value-type="float" office:value="47144" calcext:value-type="float">
            <text:p>47144</text:p>
          </table:table-cell>
          <table:table-cell table:formula="of:=[.BT43]+MIN([.BT125];[.BU205])" office:value-type="float" office:value="39678" calcext:value-type="float">
            <text:p>39678</text:p>
          </table:table-cell>
          <table:table-cell table:formula="of:=[.BU43]+MIN([.BU125];[.BV205])" office:value-type="float" office:value="39258" calcext:value-type="float">
            <text:p>39258</text:p>
          </table:table-cell>
          <table:table-cell table:formula="of:=[.BV43]+MIN([.BV125];[.BW205])" office:value-type="float" office:value="29355" calcext:value-type="float">
            <text:p>29355</text:p>
          </table:table-cell>
          <table:table-cell table:formula="of:=[.BW43]+MIN([.BW125];[.BX205])" office:value-type="float" office:value="28305" calcext:value-type="float">
            <text:p>28305</text:p>
          </table:table-cell>
          <table:table-cell table:formula="of:=[.BX43]+MIN([.BX125];[.BY205])" office:value-type="float" office:value="33275" calcext:value-type="float">
            <text:p>33275</text:p>
          </table:table-cell>
          <table:table-cell table:formula="of:=[.BY43]+MIN([.BY125];[.BZ205])" office:value-type="float" office:value="23593" calcext:value-type="float">
            <text:p>23593</text:p>
          </table:table-cell>
          <table:table-cell table:formula="of:=[.BZ43]+MIN([.BZ125];[.CA205])" office:value-type="float" office:value="14630" calcext:value-type="float">
            <text:p>14630</text:p>
          </table:table-cell>
          <table:table-cell table:formula="of:=[.CA43]+MIN([.CA125];[.CB205])" office:value-type="float" office:value="8625" calcext:value-type="float">
            <text:p>8625</text:p>
          </table:table-cell>
          <table:table-cell table:formula="of:=[.CB43]" office:value-type="float" office:value="6523" calcext:value-type="float">
            <text:p>6523</text:p>
          </table:table-cell>
        </table:table-row>
        <table:table-row table:style-name="ro1">
          <table:table-cell table:formula="of:=[.A44]+MIN([.A126];[.B206])" office:value-type="float" office:value="295128" calcext:value-type="float">
            <text:p>295128</text:p>
          </table:table-cell>
          <table:table-cell table:formula="of:=[.B44]+MIN([.B126];[.C206])" office:value-type="float" office:value="293130" calcext:value-type="float">
            <text:p>293130</text:p>
          </table:table-cell>
          <table:table-cell table:formula="of:=[.C44]+MIN([.C126];[.D206])" office:value-type="float" office:value="284399" calcext:value-type="float">
            <text:p>284399</text:p>
          </table:table-cell>
          <table:table-cell table:formula="of:=[.D44]+MIN([.D126];[.E206])" office:value-type="float" office:value="283463" calcext:value-type="float">
            <text:p>283463</text:p>
          </table:table-cell>
          <table:table-cell table:formula="of:=[.E44]+MIN([.E126];[.F206])" office:value-type="float" office:value="286375" calcext:value-type="float">
            <text:p>286375</text:p>
          </table:table-cell>
          <table:table-cell table:formula="of:=[.F44]+MIN([.F126];[.G206])" office:value-type="float" office:value="286274" calcext:value-type="float">
            <text:p>286274</text:p>
          </table:table-cell>
          <table:table-cell table:formula="of:=[.G44]+MIN([.G126];[.H206])" office:value-type="float" office:value="279385" calcext:value-type="float">
            <text:p>279385</text:p>
          </table:table-cell>
          <table:table-cell table:formula="of:=[.H44]+MIN([.H126];[.I206])" office:value-type="float" office:value="275300" calcext:value-type="float">
            <text:p>275300</text:p>
          </table:table-cell>
          <table:table-cell table:formula="of:=[.I44]+MIN([.I126];[.J206])" office:value-type="float" office:value="275209" calcext:value-type="float">
            <text:p>275209</text:p>
          </table:table-cell>
          <table:table-cell table:formula="of:=[.J44]+MIN([.J126];[.K206])" office:value-type="float" office:value="267464" calcext:value-type="float">
            <text:p>267464</text:p>
          </table:table-cell>
          <table:table-cell table:formula="of:=[.K44]+MIN([.K126];[.L206])" office:value-type="float" office:value="260328" calcext:value-type="float">
            <text:p>260328</text:p>
          </table:table-cell>
          <table:table-cell table:formula="of:=[.L44]+MIN([.L126];[.M206])" office:value-type="float" office:value="256555" calcext:value-type="float">
            <text:p>256555</text:p>
          </table:table-cell>
          <table:table-cell table:formula="of:=[.M44]+MIN([.M126];[.N206])" office:value-type="float" office:value="252745" calcext:value-type="float">
            <text:p>252745</text:p>
          </table:table-cell>
          <table:table-cell table:formula="of:=[.N44]+MIN([.N126];[.O206])" office:value-type="float" office:value="252015" calcext:value-type="float">
            <text:p>252015</text:p>
          </table:table-cell>
          <table:table-cell table:formula="of:=[.O44]+MIN([.O126];[.P206])" office:value-type="float" office:value="243760" calcext:value-type="float">
            <text:p>243760</text:p>
          </table:table-cell>
          <table:table-cell table:formula="of:=[.P44]+MIN([.P126];[.Q206])" office:value-type="float" office:value="241055" calcext:value-type="float">
            <text:p>241055</text:p>
          </table:table-cell>
          <table:table-cell table:formula="of:=[.Q44]+MIN([.Q126];[.R206])" office:value-type="float" office:value="239905" calcext:value-type="float">
            <text:p>239905</text:p>
          </table:table-cell>
          <table:table-cell table:formula="of:=[.R44]+MIN([.R126];[.S206])" office:value-type="float" office:value="236253" calcext:value-type="float">
            <text:p>236253</text:p>
          </table:table-cell>
          <table:table-cell table:formula="of:=[.S44]+MIN([.S126];[.T206])" office:value-type="float" office:value="230965" calcext:value-type="float">
            <text:p>230965</text:p>
          </table:table-cell>
          <table:table-cell table:formula="of:=[.T44]+MIN([.T126];[.U206])" office:value-type="float" office:value="228631" calcext:value-type="float">
            <text:p>228631</text:p>
          </table:table-cell>
          <table:table-cell table:formula="of:=[.U44]+MIN([.U126];[.V206])" office:value-type="float" office:value="229047" calcext:value-type="float">
            <text:p>229047</text:p>
          </table:table-cell>
          <table:table-cell table:formula="of:=[.V44]+MIN([.V126];[.W206])" office:value-type="float" office:value="219703" calcext:value-type="float">
            <text:p>219703</text:p>
          </table:table-cell>
          <table:table-cell table:formula="of:=[.W44]+MIN([.W126];[.X206])" office:value-type="float" office:value="217035" calcext:value-type="float">
            <text:p>217035</text:p>
          </table:table-cell>
          <table:table-cell table:formula="of:=[.X44]+MIN([.X126];[.Y206])" office:value-type="float" office:value="213345" calcext:value-type="float">
            <text:p>213345</text:p>
          </table:table-cell>
          <table:table-cell table:formula="of:=[.Y44]+MIN([.Y126];[.Z206])" office:value-type="float" office:value="211317" calcext:value-type="float">
            <text:p>211317</text:p>
          </table:table-cell>
          <table:table-cell table:formula="of:=[.Z44]+MIN([.Z126];[.AA206])" office:value-type="float" office:value="201638" calcext:value-type="float">
            <text:p>201638</text:p>
          </table:table-cell>
          <table:table-cell table:formula="of:=[.AA44]+MIN([.AA126];[.AB206])" office:value-type="float" office:value="193536" calcext:value-type="float">
            <text:p>193536</text:p>
          </table:table-cell>
          <table:table-cell table:formula="of:=[.AB44]+MIN([.AB126];[.AC206])" office:value-type="float" office:value="199368" calcext:value-type="float">
            <text:p>199368</text:p>
          </table:table-cell>
          <table:table-cell table:formula="of:=[.AC44]+MIN([.AC126];[.AD206])" office:value-type="float" office:value="207906" calcext:value-type="float">
            <text:p>207906</text:p>
          </table:table-cell>
          <table:table-cell table:formula="of:=[.AD44]+MIN([.AD126];[.AE206])" office:value-type="float" office:value="202544" calcext:value-type="float">
            <text:p>202544</text:p>
          </table:table-cell>
          <table:table-cell table:formula="of:=[.AE44]+MIN([.AE126];[.AF206])" office:value-type="float" office:value="197903" calcext:value-type="float">
            <text:p>197903</text:p>
          </table:table-cell>
          <table:table-cell table:formula="of:=[.AF44]+MIN([.AF126];[.AG206])" office:value-type="float" office:value="193170" calcext:value-type="float">
            <text:p>193170</text:p>
          </table:table-cell>
          <table:table-cell table:formula="of:=[.AG44]+MIN([.AG126];[.AH206])" office:value-type="float" office:value="185227" calcext:value-type="float">
            <text:p>185227</text:p>
          </table:table-cell>
          <table:table-cell table:formula="of:=[.AH44]+MIN([.AH126];[.AI206])" office:value-type="float" office:value="182985" calcext:value-type="float">
            <text:p>182985</text:p>
          </table:table-cell>
          <table:table-cell table:formula="of:=[.AI44]+MIN([.AI126];[.AJ206])" office:value-type="float" office:value="175145" calcext:value-type="float">
            <text:p>175145</text:p>
          </table:table-cell>
          <table:table-cell table:formula="of:=[.AJ44]+MIN([.AJ126];[.AK206])" office:value-type="float" office:value="167592" calcext:value-type="float">
            <text:p>167592</text:p>
          </table:table-cell>
          <table:table-cell table:formula="of:=[.AK44]+MIN([.AK126];[.AL206])" office:value-type="float" office:value="164150" calcext:value-type="float">
            <text:p>164150</text:p>
          </table:table-cell>
          <table:table-cell table:formula="of:=[.AL44]+MIN([.AL126];[.AM206])" office:value-type="float" office:value="160230" calcext:value-type="float">
            <text:p>160230</text:p>
          </table:table-cell>
          <table:table-cell table:formula="of:=[.AM44]+MIN([.AM126];[.AN206])" office:value-type="float" office:value="152800" calcext:value-type="float">
            <text:p>152800</text:p>
          </table:table-cell>
          <table:table-cell table:formula="of:=[.AN44]+MIN([.AN126];[.AO206])" office:value-type="float" office:value="148855" calcext:value-type="float">
            <text:p>148855</text:p>
          </table:table-cell>
          <table:table-cell table:formula="of:=[.AO44]+MIN([.AO126];[.AP206])" office:value-type="float" office:value="141216" calcext:value-type="float">
            <text:p>141216</text:p>
          </table:table-cell>
          <table:table-cell table:formula="of:=[.AP44]+MIN([.AP126];[.AQ206])" office:value-type="float" office:value="137502" calcext:value-type="float">
            <text:p>137502</text:p>
          </table:table-cell>
          <table:table-cell table:formula="of:=[.AQ44]+MIN([.AQ126];[.AR206])" office:value-type="float" office:value="134110" calcext:value-type="float">
            <text:p>134110</text:p>
          </table:table-cell>
          <table:table-cell table:formula="of:=[.AR44]+MIN([.AR126];[.AS206])" office:value-type="float" office:value="131585" calcext:value-type="float">
            <text:p>131585</text:p>
          </table:table-cell>
          <table:table-cell table:formula="of:=[.AS44]+MIN([.AS126];[.AT206])" office:value-type="float" office:value="126590" calcext:value-type="float">
            <text:p>126590</text:p>
          </table:table-cell>
          <table:table-cell table:formula="of:=[.AT44]+MIN([.AT126];[.AU206])" office:value-type="float" office:value="121740" calcext:value-type="float">
            <text:p>121740</text:p>
          </table:table-cell>
          <table:table-cell table:formula="of:=[.AU44]+MIN([.AU126];[.AV206])" office:value-type="float" office:value="125386" calcext:value-type="float">
            <text:p>125386</text:p>
          </table:table-cell>
          <table:table-cell table:formula="of:=[.AV44]+MIN([.AV126];[.AW206])" office:value-type="float" office:value="122968" calcext:value-type="float">
            <text:p>122968</text:p>
          </table:table-cell>
          <table:table-cell table:formula="of:=[.AW44]+MIN([.AW126];[.AX206])" office:value-type="float" office:value="113301" calcext:value-type="float">
            <text:p>113301</text:p>
          </table:table-cell>
          <table:table-cell table:formula="of:=[.AX44]+MIN([.AX126];[.AY206])" office:value-type="float" office:value="122603" calcext:value-type="float">
            <text:p>122603</text:p>
          </table:table-cell>
          <table:table-cell table:formula="of:=[.AY44]+MIN([.AY126];[.AZ206])" office:value-type="float" office:value="114867" calcext:value-type="float">
            <text:p>114867</text:p>
          </table:table-cell>
          <table:table-cell table:formula="of:=[.AZ44]+MIN([.AZ126];[.BA206])" office:value-type="float" office:value="104979" calcext:value-type="float">
            <text:p>104979</text:p>
          </table:table-cell>
          <table:table-cell table:formula="of:=[.BA44]+MIN([.BA126];[.BB206])" office:value-type="float" office:value="104198" calcext:value-type="float">
            <text:p>104198</text:p>
          </table:table-cell>
          <table:table-cell table:formula="of:=[.BB44]+MIN([.BB126];[.BC206])" office:value-type="float" office:value="95332" calcext:value-type="float">
            <text:p>95332</text:p>
          </table:table-cell>
          <table:table-cell table:formula="of:=[.BC44]+MIN([.BC126];[.BD206])" office:value-type="float" office:value="93630" calcext:value-type="float">
            <text:p>93630</text:p>
          </table:table-cell>
          <table:table-cell table:formula="of:=[.BD44]+MIN([.BD126];[.BE206])" office:value-type="float" office:value="89835" calcext:value-type="float">
            <text:p>89835</text:p>
          </table:table-cell>
          <table:table-cell table:formula="of:=[.BE44]+MIN([.BE126];[.BF206])" office:value-type="float" office:value="89745" calcext:value-type="float">
            <text:p>89745</text:p>
          </table:table-cell>
          <table:table-cell table:formula="of:=[.BF44]+MIN([.BF126];[.BG206])" office:value-type="float" office:value="89389" calcext:value-type="float">
            <text:p>89389</text:p>
          </table:table-cell>
          <table:table-cell table:formula="of:=[.BG44]+MIN([.BG126];[.BH206])" office:value-type="float" office:value="87906" calcext:value-type="float">
            <text:p>87906</text:p>
          </table:table-cell>
          <table:table-cell table:formula="of:=[.BH44]+MIN([.BH126];[.BI206])" office:value-type="float" office:value="84156" calcext:value-type="float">
            <text:p>84156</text:p>
          </table:table-cell>
          <table:table-cell table:formula="of:=[.BI44]+MIN([.BI126];[.BJ206])" office:value-type="float" office:value="82025" calcext:value-type="float">
            <text:p>82025</text:p>
          </table:table-cell>
          <table:table-cell table:formula="of:=[.BJ44]+MIN([.BJ126];[.BK206])" office:value-type="float" office:value="75056" calcext:value-type="float">
            <text:p>75056</text:p>
          </table:table-cell>
          <table:table-cell table:formula="of:=[.BK44]+MIN([.BK126];[.BL206])" office:value-type="float" office:value="69125" calcext:value-type="float">
            <text:p>69125</text:p>
          </table:table-cell>
          <table:table-cell table:formula="of:=[.BL44]+MIN([.BL126];[.BM206])" office:value-type="float" office:value="69235" calcext:value-type="float">
            <text:p>69235</text:p>
          </table:table-cell>
          <table:table-cell table:formula="of:=[.BM44]+MIN([.BM126];[.BN206])" office:value-type="float" office:value="62355" calcext:value-type="float">
            <text:p>62355</text:p>
          </table:table-cell>
          <table:table-cell table:formula="of:=[.BN44]+MIN([.BN126];[.BO206])" office:value-type="float" office:value="57951" calcext:value-type="float">
            <text:p>57951</text:p>
          </table:table-cell>
          <table:table-cell table:formula="of:=[.BO44]+MIN([.BO126];[.BP206])" office:value-type="float" office:value="56867" calcext:value-type="float">
            <text:p>56867</text:p>
          </table:table-cell>
          <table:table-cell table:formula="of:=[.BP44]+MIN([.BP126];[.BQ206])" office:value-type="float" office:value="52151" calcext:value-type="float">
            <text:p>52151</text:p>
          </table:table-cell>
          <table:table-cell table:formula="of:=[.BQ44]+MIN([.BQ126];[.BR206])" office:value-type="float" office:value="52534" calcext:value-type="float">
            <text:p>52534</text:p>
          </table:table-cell>
          <table:table-cell table:formula="of:=[.BR44]+MIN([.BR126];[.BS206])" office:value-type="float" office:value="49514" calcext:value-type="float">
            <text:p>49514</text:p>
          </table:table-cell>
          <table:table-cell table:formula="of:=[.BS44]+MIN([.BS126];[.BT206])" office:value-type="float" office:value="43199" calcext:value-type="float">
            <text:p>43199</text:p>
          </table:table-cell>
          <table:table-cell table:formula="of:=[.BT44]+MIN([.BT126];[.BU206])" office:value-type="float" office:value="38513" calcext:value-type="float">
            <text:p>38513</text:p>
          </table:table-cell>
          <table:table-cell table:formula="of:=[.BU44]+MIN([.BU126];[.BV206])" office:value-type="float" office:value="33470" calcext:value-type="float">
            <text:p>33470</text:p>
          </table:table-cell>
          <table:table-cell table:formula="of:=[.BV44]+MIN([.BV126];[.BW206])" office:value-type="float" office:value="30856" calcext:value-type="float">
            <text:p>30856</text:p>
          </table:table-cell>
          <table:table-cell table:formula="of:=[.BW44]+MIN([.BW126];[.BX206])" office:value-type="float" office:value="28250" calcext:value-type="float">
            <text:p>28250</text:p>
          </table:table-cell>
          <table:table-cell table:formula="of:=[.BX44]+MIN([.BX126];[.BY206])" office:value-type="float" office:value="25583" calcext:value-type="float">
            <text:p>25583</text:p>
          </table:table-cell>
          <table:table-cell table:formula="of:=[.BY44]+MIN([.BY126];[.BZ206])" office:value-type="float" office:value="21070" calcext:value-type="float">
            <text:p>21070</text:p>
          </table:table-cell>
          <table:table-cell table:formula="of:=[.BZ44]+MIN([.BZ126];[.CA206])" office:value-type="float" office:value="14807" calcext:value-type="float">
            <text:p>14807</text:p>
          </table:table-cell>
          <table:table-cell table:formula="of:=[.CA44]+MIN([.CA126];[.CB206])" office:value-type="float" office:value="7336" calcext:value-type="float">
            <text:p>7336</text:p>
          </table:table-cell>
          <table:table-cell table:formula="of:=[.CB44]" office:value-type="float" office:value="1616" calcext:value-type="float">
            <text:p>1616</text:p>
          </table:table-cell>
        </table:table-row>
        <table:table-row table:style-name="ro1">
          <table:table-cell table:formula="of:=[.A45]+MIN([.A127];[.B207])" office:value-type="float" office:value="294191" calcext:value-type="float">
            <text:p>294191</text:p>
          </table:table-cell>
          <table:table-cell table:formula="of:=[.B45]+MIN([.B127];[.C207])" office:value-type="float" office:value="285313" calcext:value-type="float">
            <text:p>285313</text:p>
          </table:table-cell>
          <table:table-cell table:formula="of:=[.C45]+MIN([.C127];[.D207])" office:value-type="float" office:value="283700" calcext:value-type="float">
            <text:p>283700</text:p>
          </table:table-cell>
          <table:table-cell table:formula="of:=[.D45]+MIN([.D127];[.E207])" office:value-type="float" office:value="281984" calcext:value-type="float">
            <text:p>281984</text:p>
          </table:table-cell>
          <table:table-cell table:formula="of:=[.E45]+MIN([.E127];[.F207])" office:value-type="float" office:value="281116" calcext:value-type="float">
            <text:p>281116</text:p>
          </table:table-cell>
          <table:table-cell table:formula="of:=[.F45]+MIN([.F127];[.G207])" office:value-type="float" office:value="279210" calcext:value-type="float">
            <text:p>279210</text:p>
          </table:table-cell>
          <table:table-cell table:formula="of:=[.G45]+MIN([.G127];[.H207])" office:value-type="float" office:value="276529" calcext:value-type="float">
            <text:p>276529</text:p>
          </table:table-cell>
          <table:table-cell table:formula="of:=[.H45]+MIN([.H127];[.I207])" office:value-type="float" office:value="276598" calcext:value-type="float">
            <text:p>276598</text:p>
          </table:table-cell>
          <table:table-cell table:formula="of:=[.I45]+MIN([.I127];[.J207])" office:value-type="float" office:value="275933" calcext:value-type="float">
            <text:p>275933</text:p>
          </table:table-cell>
          <table:table-cell table:formula="of:=[.J45]+MIN([.J127];[.K207])" office:value-type="float" office:value="269957" calcext:value-type="float">
            <text:p>269957</text:p>
          </table:table-cell>
          <table:table-cell table:formula="of:=[.K45]+MIN([.K127];[.L207])" office:value-type="float" office:value="267483" calcext:value-type="float">
            <text:p>267483</text:p>
          </table:table-cell>
          <table:table-cell table:formula="of:=[.L45]+MIN([.L127];[.M207])" office:value-type="float" office:value="265668" calcext:value-type="float">
            <text:p>265668</text:p>
          </table:table-cell>
          <table:table-cell table:formula="of:=[.M45]+MIN([.M127];[.N207])" office:value-type="float" office:value="265830" calcext:value-type="float">
            <text:p>265830</text:p>
          </table:table-cell>
          <table:table-cell table:formula="of:=[.N45]+MIN([.N127];[.O207])" office:value-type="float" office:value="256339" calcext:value-type="float">
            <text:p>256339</text:p>
          </table:table-cell>
          <table:table-cell table:formula="of:=[.O45]+MIN([.O127];[.P207])" office:value-type="float" office:value="247252" calcext:value-type="float">
            <text:p>247252</text:p>
          </table:table-cell>
          <table:table-cell table:formula="of:=[.P45]+MIN([.P127];[.Q207])" office:value-type="float" office:value="238402" calcext:value-type="float">
            <text:p>238402</text:p>
          </table:table-cell>
          <table:table-cell table:formula="of:=[.Q45]+MIN([.Q127];[.R207])" office:value-type="float" office:value="230115" calcext:value-type="float">
            <text:p>230115</text:p>
          </table:table-cell>
          <table:table-cell table:formula="of:=[.R45]+MIN([.R127];[.S207])" office:value-type="float" office:value="229446" calcext:value-type="float">
            <text:p>229446</text:p>
          </table:table-cell>
          <table:table-cell table:formula="of:=[.S45]+MIN([.S127];[.T207])" office:value-type="float" office:value="228623" calcext:value-type="float">
            <text:p>228623</text:p>
          </table:table-cell>
          <table:table-cell table:formula="of:=[.T45]+MIN([.T127];[.U207])" office:value-type="float" office:value="228276" calcext:value-type="float">
            <text:p>228276</text:p>
          </table:table-cell>
          <table:table-cell table:formula="of:=[.U45]+MIN([.U127];[.V207])" office:value-type="float" office:value="222082" calcext:value-type="float">
            <text:p>222082</text:p>
          </table:table-cell>
          <table:table-cell table:formula="of:=[.V45]+MIN([.V127];[.W207])" office:value-type="float" office:value="219818" calcext:value-type="float">
            <text:p>219818</text:p>
          </table:table-cell>
          <table:table-cell table:formula="of:=[.W45]+MIN([.W127];[.X207])" office:value-type="float" office:value="219677" calcext:value-type="float">
            <text:p>219677</text:p>
          </table:table-cell>
          <table:table-cell table:formula="of:=[.X45]+MIN([.X127];[.Y207])" office:value-type="float" office:value="212954" calcext:value-type="float">
            <text:p>212954</text:p>
          </table:table-cell>
          <table:table-cell table:formula="of:=[.Y45]+MIN([.Y127];[.Z207])" office:value-type="float" office:value="206297" calcext:value-type="float">
            <text:p>206297</text:p>
          </table:table-cell>
          <table:table-cell table:formula="of:=[.Z45]+MIN([.Z127];[.AA207])" office:value-type="float" office:value="197789" calcext:value-type="float">
            <text:p>197789</text:p>
          </table:table-cell>
          <table:table-cell table:formula="of:=[.AA45]+MIN([.AA127];[.AB207])" office:value-type="float" office:value="192962" calcext:value-type="float">
            <text:p>192962</text:p>
          </table:table-cell>
          <table:table-cell table:formula="of:=[.AB45]+MIN([.AB127];[.AC207])" office:value-type="float" office:value="195050" calcext:value-type="float">
            <text:p>195050</text:p>
          </table:table-cell>
          <table:table-cell table:formula="of:=[.AC45]+MIN([.AC127];[.AD207])" office:value-type="float" office:value="201425" calcext:value-type="float">
            <text:p>201425</text:p>
          </table:table-cell>
          <table:table-cell table:formula="of:=[.AD45]+MIN([.AD127];[.AE207])" office:value-type="float" office:value="197633" calcext:value-type="float">
            <text:p>197633</text:p>
          </table:table-cell>
          <table:table-cell table:formula="of:=[.AE45]+MIN([.AE127];[.AF207])" office:value-type="float" office:value="193743" calcext:value-type="float">
            <text:p>193743</text:p>
          </table:table-cell>
          <table:table-cell table:formula="of:=[.AF45]+MIN([.AF127];[.AG207])" office:value-type="float" office:value="186171" calcext:value-type="float">
            <text:p>186171</text:p>
          </table:table-cell>
          <table:table-cell table:formula="of:=[.AG45]+MIN([.AG127];[.AH207])" office:value-type="float" office:value="182360" calcext:value-type="float">
            <text:p>182360</text:p>
          </table:table-cell>
          <table:table-cell table:formula="of:=[.AH45]+MIN([.AH127];[.AI207])" office:value-type="float" office:value="173328" calcext:value-type="float">
            <text:p>173328</text:p>
          </table:table-cell>
          <table:table-cell table:formula="of:=[.AI45]+MIN([.AI127];[.AJ207])" office:value-type="float" office:value="172389" calcext:value-type="float">
            <text:p>172389</text:p>
          </table:table-cell>
          <table:table-cell table:formula="of:=[.AJ45]+MIN([.AJ127];[.AK207])" office:value-type="float" office:value="168005" calcext:value-type="float">
            <text:p>168005</text:p>
          </table:table-cell>
          <table:table-cell table:formula="of:=[.AK45]+MIN([.AK127];[.AL207])" office:value-type="float" office:value="172441" calcext:value-type="float">
            <text:p>172441</text:p>
          </table:table-cell>
          <table:table-cell table:formula="of:=[.AL45]+MIN([.AL127];[.AM207])" office:value-type="float" office:value="164916" calcext:value-type="float">
            <text:p>164916</text:p>
          </table:table-cell>
          <table:table-cell table:formula="of:=[.AM45]+MIN([.AM127];[.AN207])" office:value-type="float" office:value="156497" calcext:value-type="float">
            <text:p>156497</text:p>
          </table:table-cell>
          <table:table-cell table:formula="of:=[.AN45]+MIN([.AN127];[.AO207])" office:value-type="float" office:value="150941" calcext:value-type="float">
            <text:p>150941</text:p>
          </table:table-cell>
          <table:table-cell table:formula="of:=[.AO45]+MIN([.AO127];[.AP207])" office:value-type="float" office:value="147051" calcext:value-type="float">
            <text:p>147051</text:p>
          </table:table-cell>
          <table:table-cell table:formula="of:=[.AP45]+MIN([.AP127];[.AQ207])" office:value-type="float" office:value="146431" calcext:value-type="float">
            <text:p>146431</text:p>
          </table:table-cell>
          <table:table-cell table:formula="of:=[.AQ45]+MIN([.AQ127];[.AR207])" office:value-type="float" office:value="137544" calcext:value-type="float">
            <text:p>137544</text:p>
          </table:table-cell>
          <table:table-cell table:formula="of:=[.AR45]+MIN([.AR127];[.AS207])" office:value-type="float" office:value="130518" calcext:value-type="float">
            <text:p>130518</text:p>
          </table:table-cell>
          <table:table-cell table:formula="of:=[.AS45]+MIN([.AS127];[.AT207])" office:value-type="float" office:value="121984" calcext:value-type="float">
            <text:p>121984</text:p>
          </table:table-cell>
          <table:table-cell table:formula="of:=[.AT45]+MIN([.AT127];[.AU207])" office:value-type="float" office:value="118873" calcext:value-type="float">
            <text:p>118873</text:p>
          </table:table-cell>
          <table:table-cell table:formula="of:=[.AU45]+MIN([.AU127];[.AV207])" office:value-type="float" office:value="117435" calcext:value-type="float">
            <text:p>117435</text:p>
          </table:table-cell>
          <table:table-cell table:formula="of:=[.AV45]+MIN([.AV127];[.AW207])" office:value-type="float" office:value="119687" calcext:value-type="float">
            <text:p>119687</text:p>
          </table:table-cell>
          <table:table-cell table:formula="of:=[.AW45]+MIN([.AW127];[.AX207])" office:value-type="float" office:value="112815" calcext:value-type="float">
            <text:p>112815</text:p>
          </table:table-cell>
          <table:table-cell table:formula="of:=[.AX45]+MIN([.AX127];[.AY207])" office:value-type="float" office:value="113097" calcext:value-type="float">
            <text:p>113097</text:p>
          </table:table-cell>
          <table:table-cell table:formula="of:=[.AY45]+MIN([.AY127];[.AZ207])" office:value-type="float" office:value="115674" calcext:value-type="float">
            <text:p>115674</text:p>
          </table:table-cell>
          <table:table-cell table:formula="of:=[.AZ45]+MIN([.AZ127];[.BA207])" office:value-type="float" office:value="106027" calcext:value-type="float">
            <text:p>106027</text:p>
          </table:table-cell>
          <table:table-cell table:formula="of:=[.BA45]+MIN([.BA127];[.BB207])" office:value-type="float" office:value="98419" calcext:value-type="float">
            <text:p>98419</text:p>
          </table:table-cell>
          <table:table-cell table:formula="of:=[.BB45]+MIN([.BB127];[.BC207])" office:value-type="float" office:value="98582" calcext:value-type="float">
            <text:p>98582</text:p>
          </table:table-cell>
          <table:table-cell table:formula="of:=[.BC45]+MIN([.BC127];[.BD207])" office:value-type="float" office:value="95568" calcext:value-type="float">
            <text:p>95568</text:p>
          </table:table-cell>
          <table:table-cell table:formula="of:=[.BD45]+MIN([.BD127];[.BE207])" office:value-type="float" office:value="95876" calcext:value-type="float">
            <text:p>95876</text:p>
          </table:table-cell>
          <table:table-cell table:formula="of:=[.BE45]+MIN([.BE127];[.BF207])" office:value-type="float" office:value="100481" calcext:value-type="float">
            <text:p>100481</text:p>
          </table:table-cell>
          <table:table-cell table:formula="of:=[.BF45]+MIN([.BF127];[.BG207])" office:value-type="float" office:value="96904" calcext:value-type="float">
            <text:p>96904</text:p>
          </table:table-cell>
          <table:table-cell table:formula="of:=[.BG45]+MIN([.BG127];[.BH207])" office:value-type="float" office:value="95842" calcext:value-type="float">
            <text:p>95842</text:p>
          </table:table-cell>
          <table:table-cell table:formula="of:=[.BH45]+MIN([.BH127];[.BI207])" office:value-type="float" office:value="92475" calcext:value-type="float">
            <text:p>92475</text:p>
          </table:table-cell>
          <table:table-cell table:formula="of:=[.BI45]+MIN([.BI127];[.BJ207])" office:value-type="float" office:value="82679" calcext:value-type="float">
            <text:p>82679</text:p>
          </table:table-cell>
          <table:table-cell table:formula="of:=[.BJ45]+MIN([.BJ127];[.BK207])" office:value-type="float" office:value="76547" calcext:value-type="float">
            <text:p>76547</text:p>
          </table:table-cell>
          <table:table-cell table:formula="of:=[.BK45]+MIN([.BK127];[.BL207])" office:value-type="float" office:value="68639" calcext:value-type="float">
            <text:p>68639</text:p>
          </table:table-cell>
          <table:table-cell table:formula="of:=[.BL45]+MIN([.BL127];[.BM207])" office:value-type="float" office:value="63566" calcext:value-type="float">
            <text:p>63566</text:p>
          </table:table-cell>
          <table:table-cell table:formula="of:=[.BM45]+MIN([.BM127];[.BN207])" office:value-type="float" office:value="62001" calcext:value-type="float">
            <text:p>62001</text:p>
          </table:table-cell>
          <table:table-cell table:formula="of:=[.BN45]+MIN([.BN127];[.BO207])" office:value-type="float" office:value="56993" calcext:value-type="float">
            <text:p>56993</text:p>
          </table:table-cell>
          <table:table-cell table:formula="of:=[.BO45]+MIN([.BO127];[.BP207])" office:value-type="float" office:value="51698" calcext:value-type="float">
            <text:p>51698</text:p>
          </table:table-cell>
          <table:table-cell table:formula="of:=[.BP45]+MIN([.BP127];[.BQ207])" office:value-type="float" office:value="47241" calcext:value-type="float">
            <text:p>47241</text:p>
          </table:table-cell>
          <table:table-cell table:formula="of:=[.BQ45]+MIN([.BQ127];[.BR207])" office:value-type="float" office:value="45967" calcext:value-type="float">
            <text:p>45967</text:p>
          </table:table-cell>
          <table:table-cell table:formula="of:=[.BR45]+MIN([.BR127];[.BS207])" office:value-type="float" office:value="41179" calcext:value-type="float">
            <text:p>41179</text:p>
          </table:table-cell>
          <table:table-cell table:formula="of:=[.BS45]+MIN([.BS127];[.BT207])" office:value-type="float" office:value="39451" calcext:value-type="float">
            <text:p>39451</text:p>
          </table:table-cell>
          <table:table-cell table:formula="of:=[.BT45]+MIN([.BT127];[.BU207])" office:value-type="float" office:value="42485" calcext:value-type="float">
            <text:p>42485</text:p>
          </table:table-cell>
          <table:table-cell table:formula="of:=[.BU45]+MIN([.BU127];[.BV207])" office:value-type="float" office:value="44674" calcext:value-type="float">
            <text:p>44674</text:p>
          </table:table-cell>
          <table:table-cell table:formula="of:=[.BV45]+MIN([.BV127];[.BW207])" office:value-type="float" office:value="40234" calcext:value-type="float">
            <text:p>40234</text:p>
          </table:table-cell>
          <table:table-cell table:formula="of:=[.BW45]+MIN([.BW127];[.BX207])" office:value-type="float" office:value="31699" calcext:value-type="float">
            <text:p>31699</text:p>
          </table:table-cell>
          <table:table-cell table:formula="of:=[.BX45]+MIN([.BX127];[.BY207])" office:value-type="float" office:value="22348" calcext:value-type="float">
            <text:p>22348</text:p>
          </table:table-cell>
          <table:table-cell table:formula="of:=[.BY45]+MIN([.BY127];[.BZ207])" office:value-type="float" office:value="14598" calcext:value-type="float">
            <text:p>14598</text:p>
          </table:table-cell>
          <table:table-cell table:formula="of:=[.BZ45]+MIN([.BZ127];[.CA207])" office:value-type="float" office:value="7711" calcext:value-type="float">
            <text:p>7711</text:p>
          </table:table-cell>
          <table:table-cell table:formula="of:=[.CA45]+MIN([.CA127];[.CB207])" office:value-type="float" office:value="1866" calcext:value-type="float">
            <text:p>1866</text:p>
          </table:table-cell>
          <table:table-cell table:formula="of:=[.CB45]" office:value-type="float" office:value="125" calcext:value-type="float">
            <text:p>125</text:p>
          </table:table-cell>
        </table:table-row>
        <table:table-row table:style-name="ro1">
          <table:table-cell table:formula="of:=[.A46]+MIN([.A128];[.B208])" office:value-type="float" office:value="295439" calcext:value-type="float">
            <text:p>295439</text:p>
          </table:table-cell>
          <table:table-cell table:formula="of:=[.B46]+MIN([.B128];[.C208])" office:value-type="float" office:value="299823" calcext:value-type="float">
            <text:p>299823</text:p>
          </table:table-cell>
          <table:table-cell table:formula="of:=[.C46]+MIN([.C128];[.D208])" office:value-type="float" office:value="301082" calcext:value-type="float">
            <text:p>301082</text:p>
          </table:table-cell>
          <table:table-cell table:formula="of:=[.D46]+MIN([.D128];[.E208])" office:value-type="float" office:value="296856" calcext:value-type="float">
            <text:p>296856</text:p>
          </table:table-cell>
          <table:table-cell table:formula="of:=[.E46]+MIN([.E128];[.F208])" office:value-type="float" office:value="290678" calcext:value-type="float">
            <text:p>290678</text:p>
          </table:table-cell>
          <table:table-cell table:formula="of:=[.F46]+MIN([.F128];[.G208])" office:value-type="float" office:value="286766" calcext:value-type="float">
            <text:p>286766</text:p>
          </table:table-cell>
          <table:table-cell table:formula="of:=[.G46]+MIN([.G128];[.H208])" office:value-type="float" office:value="291164" calcext:value-type="float">
            <text:p>291164</text:p>
          </table:table-cell>
          <table:table-cell table:formula="of:=[.H46]+MIN([.H128];[.I208])" office:value-type="float" office:value="283827" calcext:value-type="float">
            <text:p>283827</text:p>
          </table:table-cell>
          <table:table-cell table:formula="of:=[.I46]+MIN([.I128];[.J208])" office:value-type="float" office:value="274685" calcext:value-type="float">
            <text:p>274685</text:p>
          </table:table-cell>
          <table:table-cell table:formula="of:=[.J46]+MIN([.J128];[.K208])" office:value-type="float" office:value="269897" calcext:value-type="float">
            <text:p>269897</text:p>
          </table:table-cell>
          <table:table-cell table:formula="of:=[.K46]+MIN([.K128];[.L208])" office:value-type="float" office:value="270539" calcext:value-type="float">
            <text:p>270539</text:p>
          </table:table-cell>
          <table:table-cell table:formula="of:=[.L46]+MIN([.L128];[.M208])" office:value-type="float" office:value="263489" calcext:value-type="float">
            <text:p>263489</text:p>
          </table:table-cell>
          <table:table-cell table:formula="of:=[.M46]+MIN([.M128];[.N208])" office:value-type="float" office:value="257303" calcext:value-type="float">
            <text:p>257303</text:p>
          </table:table-cell>
          <table:table-cell table:formula="of:=[.N46]+MIN([.N128];[.O208])" office:value-type="float" office:value="250323" calcext:value-type="float">
            <text:p>250323</text:p>
          </table:table-cell>
          <table:table-cell table:formula="of:=[.O46]+MIN([.O128];[.P208])" office:value-type="float" office:value="240958" calcext:value-type="float">
            <text:p>240958</text:p>
          </table:table-cell>
          <table:table-cell table:formula="of:=[.P46]+MIN([.P128];[.Q208])" office:value-type="float" office:value="231176" calcext:value-type="float">
            <text:p>231176</text:p>
          </table:table-cell>
          <table:table-cell table:formula="of:=[.Q46]+MIN([.Q128];[.R208])" office:value-type="float" office:value="232813" calcext:value-type="float">
            <text:p>232813</text:p>
          </table:table-cell>
          <table:table-cell table:formula="of:=[.R46]+MIN([.R128];[.S208])" office:value-type="float" office:value="233196" calcext:value-type="float">
            <text:p>233196</text:p>
          </table:table-cell>
          <table:table-cell table:formula="of:=[.S46]+MIN([.S128];[.T208])" office:value-type="float" office:value="230699" calcext:value-type="float">
            <text:p>230699</text:p>
          </table:table-cell>
          <table:table-cell table:formula="of:=[.T46]+MIN([.T128];[.U208])" office:value-type="float" office:value="222201" calcext:value-type="float">
            <text:p>222201</text:p>
          </table:table-cell>
          <table:table-cell table:formula="of:=[.U46]+MIN([.U128];[.V208])" office:value-type="float" office:value="219983" calcext:value-type="float">
            <text:p>219983</text:p>
          </table:table-cell>
          <table:table-cell table:formula="of:=[.V46]+MIN([.V128];[.W208])" office:value-type="float" office:value="217226" calcext:value-type="float">
            <text:p>217226</text:p>
          </table:table-cell>
          <table:table-cell table:formula="of:=[.W46]+MIN([.W128];[.X208])" office:value-type="float" office:value="211806" calcext:value-type="float">
            <text:p>211806</text:p>
          </table:table-cell>
          <table:table-cell table:formula="of:=[.X46]+MIN([.X128];[.Y208])" office:value-type="float" office:value="205338" calcext:value-type="float">
            <text:p>205338</text:p>
          </table:table-cell>
          <table:table-cell table:formula="of:=[.Y46]+MIN([.Y128];[.Z208])" office:value-type="float" office:value="204752" calcext:value-type="float">
            <text:p>204752</text:p>
          </table:table-cell>
          <table:table-cell table:formula="of:=[.Z46]+MIN([.Z128];[.AA208])" office:value-type="float" office:value="201432" calcext:value-type="float">
            <text:p>201432</text:p>
          </table:table-cell>
          <table:table-cell table:formula="of:=[.AA46]+MIN([.AA128];[.AB208])" office:value-type="float" office:value="192202" calcext:value-type="float">
            <text:p>192202</text:p>
          </table:table-cell>
          <table:table-cell table:formula="of:=[.AB46]+MIN([.AB128];[.AC208])" office:value-type="float" office:value="192374" calcext:value-type="float">
            <text:p>192374</text:p>
          </table:table-cell>
          <table:table-cell table:formula="of:=[.AC46]+MIN([.AC128];[.AD208])" office:value-type="float" office:value="196765" calcext:value-type="float">
            <text:p>196765</text:p>
          </table:table-cell>
          <table:table-cell table:formula="of:=[.AD46]+MIN([.AD128];[.AE208])" office:value-type="float" office:value="192752" calcext:value-type="float">
            <text:p>192752</text:p>
          </table:table-cell>
          <table:table-cell table:formula="of:=[.AE46]+MIN([.AE128];[.AF208])" office:value-type="float" office:value="195225" calcext:value-type="float">
            <text:p>195225</text:p>
          </table:table-cell>
          <table:table-cell table:formula="of:=[.AF46]+MIN([.AF128];[.AG208])" office:value-type="float" office:value="186452" calcext:value-type="float">
            <text:p>186452</text:p>
          </table:table-cell>
          <table:table-cell table:formula="of:=[.AG46]+MIN([.AG128];[.AH208])" office:value-type="float" office:value="188426" calcext:value-type="float">
            <text:p>188426</text:p>
          </table:table-cell>
          <table:table-cell table:formula="of:=[.AH46]+MIN([.AH128];[.AI208])" office:value-type="float" office:value="179962" calcext:value-type="float">
            <text:p>179962</text:p>
          </table:table-cell>
          <table:table-cell table:formula="of:=[.AI46]+MIN([.AI128];[.AJ208])" office:value-type="float" office:value="171920" calcext:value-type="float">
            <text:p>171920</text:p>
          </table:table-cell>
          <table:table-cell table:formula="of:=[.AJ46]+MIN([.AJ128];[.AK208])" office:value-type="float" office:value="167076" calcext:value-type="float">
            <text:p>167076</text:p>
          </table:table-cell>
          <table:table-cell table:formula="of:=[.AK46]+MIN([.AK128];[.AL208])" office:value-type="float" office:value="171511" calcext:value-type="float">
            <text:p>171511</text:p>
          </table:table-cell>
          <table:table-cell table:formula="of:=[.AL46]+MIN([.AL128];[.AM208])" office:value-type="float" office:value="167123" calcext:value-type="float">
            <text:p>167123</text:p>
          </table:table-cell>
          <table:table-cell table:formula="of:=[.AM46]+MIN([.AM128];[.AN208])" office:value-type="float" office:value="166335" calcext:value-type="float">
            <text:p>166335</text:p>
          </table:table-cell>
          <table:table-cell table:formula="of:=[.AN46]+MIN([.AN128];[.AO208])" office:value-type="float" office:value="159504" calcext:value-type="float">
            <text:p>159504</text:p>
          </table:table-cell>
          <table:table-cell table:formula="of:=[.AO46]+MIN([.AO128];[.AP208])" office:value-type="float" office:value="152449" calcext:value-type="float">
            <text:p>152449</text:p>
          </table:table-cell>
          <table:table-cell table:formula="of:=[.AP46]+MIN([.AP128];[.AQ208])" office:value-type="float" office:value="143663" calcext:value-type="float">
            <text:p>143663</text:p>
          </table:table-cell>
          <table:table-cell table:formula="of:=[.AQ46]+MIN([.AQ128];[.AR208])" office:value-type="float" office:value="137188" calcext:value-type="float">
            <text:p>137188</text:p>
          </table:table-cell>
          <table:table-cell table:formula="of:=[.AR46]+MIN([.AR128];[.AS208])" office:value-type="float" office:value="128815" calcext:value-type="float">
            <text:p>128815</text:p>
          </table:table-cell>
          <table:table-cell table:formula="of:=[.AS46]+MIN([.AS128];[.AT208])" office:value-type="float" office:value="126656" calcext:value-type="float">
            <text:p>126656</text:p>
          </table:table-cell>
          <table:table-cell table:formula="of:=[.AT46]+MIN([.AT128];[.AU208])" office:value-type="float" office:value="117419" calcext:value-type="float">
            <text:p>117419</text:p>
          </table:table-cell>
          <table:table-cell table:formula="of:=[.AU46]+MIN([.AU128];[.AV208])" office:value-type="float" office:value="115353" calcext:value-type="float">
            <text:p>115353</text:p>
          </table:table-cell>
          <table:table-cell table:formula="of:=[.AV46]+MIN([.AV128];[.AW208])" office:value-type="float" office:value="112089" calcext:value-type="float">
            <text:p>112089</text:p>
          </table:table-cell>
          <table:table-cell table:formula="of:=[.AW46]+MIN([.AW128];[.AX208])" office:value-type="float" office:value="107089" calcext:value-type="float">
            <text:p>107089</text:p>
          </table:table-cell>
          <table:table-cell table:formula="of:=[.AX46]+MIN([.AX128];[.AY208])" office:value-type="float" office:value="106410" calcext:value-type="float">
            <text:p>106410</text:p>
          </table:table-cell>
          <table:table-cell table:formula="of:=[.AY46]+MIN([.AY128];[.AZ208])" office:value-type="float" office:value="106055" calcext:value-type="float">
            <text:p>106055</text:p>
          </table:table-cell>
          <table:table-cell table:formula="of:=[.AZ46]+MIN([.AZ128];[.BA208])" office:value-type="float" office:value="102986" calcext:value-type="float">
            <text:p>102986</text:p>
          </table:table-cell>
          <table:table-cell table:formula="of:=[.BA46]+MIN([.BA128];[.BB208])" office:value-type="float" office:value="101148" calcext:value-type="float">
            <text:p>101148</text:p>
          </table:table-cell>
          <table:table-cell table:formula="of:=[.BB46]+MIN([.BB128];[.BC208])" office:value-type="float" office:value="102659" calcext:value-type="float">
            <text:p>102659</text:p>
          </table:table-cell>
          <table:table-cell table:formula="of:=[.BC46]+MIN([.BC128];[.BD208])" office:value-type="float" office:value="100351" calcext:value-type="float">
            <text:p>100351</text:p>
          </table:table-cell>
          <table:table-cell table:formula="of:=[.BD46]+MIN([.BD128];[.BE208])" office:value-type="float" office:value="108978" calcext:value-type="float">
            <text:p>108978</text:p>
          </table:table-cell>
          <table:table-cell table:formula="of:=[.BE46]+MIN([.BE128];[.BF208])" office:value-type="float" office:value="105457" calcext:value-type="float">
            <text:p>105457</text:p>
          </table:table-cell>
          <table:table-cell table:formula="of:=[.BF46]+MIN([.BF128];[.BG208])" office:value-type="float" office:value="96540" calcext:value-type="float">
            <text:p>96540</text:p>
          </table:table-cell>
          <table:table-cell table:formula="of:=[.BG46]+MIN([.BG128];[.BH208])" office:value-type="float" office:value="92615" calcext:value-type="float">
            <text:p>92615</text:p>
          </table:table-cell>
          <table:table-cell table:formula="of:=[.BH46]+MIN([.BH128];[.BI208])" office:value-type="float" office:value="83978" calcext:value-type="float">
            <text:p>83978</text:p>
          </table:table-cell>
          <table:table-cell table:formula="of:=[.BI46]+MIN([.BI128];[.BJ208])" office:value-type="float" office:value="74204" calcext:value-type="float">
            <text:p>74204</text:p>
          </table:table-cell>
          <table:table-cell table:formula="of:=[.BJ46]+MIN([.BJ128];[.BK208])" office:value-type="float" office:value="73035" calcext:value-type="float">
            <text:p>73035</text:p>
          </table:table-cell>
          <table:table-cell table:formula="of:=[.BK46]+MIN([.BK128];[.BL208])" office:value-type="float" office:value="71932" calcext:value-type="float">
            <text:p>71932</text:p>
          </table:table-cell>
          <table:table-cell table:formula="of:=[.BL46]+MIN([.BL128];[.BM208])" office:value-type="float" office:value="72343" calcext:value-type="float">
            <text:p>72343</text:p>
          </table:table-cell>
          <table:table-cell table:formula="of:=[.BM46]+MIN([.BM128];[.BN208])" office:value-type="float" office:value="67379" calcext:value-type="float">
            <text:p>67379</text:p>
          </table:table-cell>
          <table:table-cell table:formula="of:=[.BN46]+MIN([.BN128];[.BO208])" office:value-type="float" office:value="68772" calcext:value-type="float">
            <text:p>68772</text:p>
          </table:table-cell>
          <table:table-cell table:formula="of:=[.BO46]+MIN([.BO128];[.BP208])" office:value-type="float" office:value="60909" calcext:value-type="float">
            <text:p>60909</text:p>
          </table:table-cell>
          <table:table-cell table:formula="of:=[.BP46]+MIN([.BP128];[.BQ208])" office:value-type="float" office:value="58513" calcext:value-type="float">
            <text:p>58513</text:p>
          </table:table-cell>
          <table:table-cell table:formula="of:=[.BQ46]+MIN([.BQ128];[.BR208])" office:value-type="float" office:value="57364" calcext:value-type="float">
            <text:p>57364</text:p>
          </table:table-cell>
          <table:table-cell table:formula="of:=[.BR46]+MIN([.BR128];[.BS208])" office:value-type="float" office:value="55143" calcext:value-type="float">
            <text:p>55143</text:p>
          </table:table-cell>
          <table:table-cell table:formula="of:=[.BS46]+MIN([.BS128];[.BT208])" office:value-type="float" office:value="48402" calcext:value-type="float">
            <text:p>48402</text:p>
          </table:table-cell>
          <table:table-cell table:formula="of:=[.BT46]+MIN([.BT128];[.BU208])" office:value-type="float" office:value="42101" calcext:value-type="float">
            <text:p>42101</text:p>
          </table:table-cell>
          <table:table-cell table:formula="of:=[.BU46]+MIN([.BU128];[.BV208])" office:value-type="float" office:value="36259" calcext:value-type="float">
            <text:p>36259</text:p>
          </table:table-cell>
          <table:table-cell table:formula="of:=[.BV46]+MIN([.BV128];[.BW208])" office:value-type="float" office:value="32974" calcext:value-type="float">
            <text:p>32974</text:p>
          </table:table-cell>
          <table:table-cell table:formula="of:=[.BW46]+MIN([.BW128];[.BX208])" office:value-type="float" office:value="30833" calcext:value-type="float">
            <text:p>30833</text:p>
          </table:table-cell>
          <table:table-cell table:formula="of:=[.BX46]+MIN([.BX128];[.BY208])" office:value-type="float" office:value="26935" calcext:value-type="float">
            <text:p>26935</text:p>
          </table:table-cell>
          <table:table-cell table:formula="of:=[.BY46]+MIN([.BY128];[.BZ208])" office:value-type="float" office:value="20842" calcext:value-type="float">
            <text:p>20842</text:p>
          </table:table-cell>
          <table:table-cell table:formula="of:=[.BZ46]+MIN([.BZ128];[.CA208])" office:value-type="float" office:value="17207" calcext:value-type="float">
            <text:p>17207</text:p>
          </table:table-cell>
          <table:table-cell table:formula="of:=[.CA46]+MIN([.CA128];[.CB208])" office:value-type="float" office:value="8386" calcext:value-type="float">
            <text:p>8386</text:p>
          </table:table-cell>
          <table:table-cell table:formula="of:=[.CB46]" office:value-type="float" office:value="1307" calcext:value-type="float">
            <text:p>1307</text:p>
          </table:table-cell>
        </table:table-row>
        <table:table-row table:style-name="ro1">
          <table:table-cell table:formula="of:=[.A47]+MIN([.A129];[.B209])" office:value-type="float" office:value="306980" calcext:value-type="float">
            <text:p>306980</text:p>
          </table:table-cell>
          <table:table-cell table:formula="of:=[.B47]+MIN([.B129];[.C209])" office:value-type="float" office:value="298805" calcext:value-type="float">
            <text:p>298805</text:p>
          </table:table-cell>
          <table:table-cell table:formula="of:=[.C47]+MIN([.C129];[.D209])" office:value-type="float" office:value="292124" calcext:value-type="float">
            <text:p>292124</text:p>
          </table:table-cell>
          <table:table-cell table:formula="of:=[.D47]+MIN([.D129];[.E209])" office:value-type="float" office:value="287392" calcext:value-type="float">
            <text:p>287392</text:p>
          </table:table-cell>
          <table:table-cell table:formula="of:=[.E47]+MIN([.E129];[.F209])" office:value-type="float" office:value="293887" calcext:value-type="float">
            <text:p>293887</text:p>
          </table:table-cell>
          <table:table-cell table:formula="of:=[.F47]+MIN([.F129];[.G209])" office:value-type="float" office:value="288544" calcext:value-type="float">
            <text:p>288544</text:p>
          </table:table-cell>
          <table:table-cell table:formula="of:=[.G47]+MIN([.G129];[.H209])" office:value-type="float" office:value="283340" calcext:value-type="float">
            <text:p>283340</text:p>
          </table:table-cell>
          <table:table-cell table:formula="of:=[.H47]+MIN([.H129];[.I209])" office:value-type="float" office:value="274310" calcext:value-type="float">
            <text:p>274310</text:p>
          </table:table-cell>
          <table:table-cell table:formula="of:=[.I47]+MIN([.I129];[.J209])" office:value-type="float" office:value="267153" calcext:value-type="float">
            <text:p>267153</text:p>
          </table:table-cell>
          <table:table-cell table:formula="of:=[.J47]+MIN([.J129];[.K209])" office:value-type="float" office:value="266320" calcext:value-type="float">
            <text:p>266320</text:p>
          </table:table-cell>
          <table:table-cell table:formula="of:=[.K47]+MIN([.K129];[.L209])" office:value-type="float" office:value="266172" calcext:value-type="float">
            <text:p>266172</text:p>
          </table:table-cell>
          <table:table-cell table:formula="of:=[.L47]+MIN([.L129];[.M209])" office:value-type="float" office:value="258497" calcext:value-type="float">
            <text:p>258497</text:p>
          </table:table-cell>
          <table:table-cell table:formula="of:=[.M47]+MIN([.M129];[.N209])" office:value-type="float" office:value="255290" calcext:value-type="float">
            <text:p>255290</text:p>
          </table:table-cell>
          <table:table-cell table:formula="of:=[.N47]+MIN([.N129];[.O209])" office:value-type="float" office:value="245494" calcext:value-type="float">
            <text:p>245494</text:p>
          </table:table-cell>
          <table:table-cell table:formula="of:=[.O47]+MIN([.O129];[.P209])" office:value-type="float" office:value="236208" calcext:value-type="float">
            <text:p>236208</text:p>
          </table:table-cell>
          <table:table-cell table:formula="of:=[.P47]+MIN([.P129];[.Q209])" office:value-type="float" office:value="236222" calcext:value-type="float">
            <text:p>236222</text:p>
          </table:table-cell>
          <table:table-cell table:formula="of:=[.Q47]+MIN([.Q129];[.R209])" office:value-type="float" office:value="239895" calcext:value-type="float">
            <text:p>239895</text:p>
          </table:table-cell>
          <table:table-cell table:formula="of:=[.R47]+MIN([.R129];[.S209])" office:value-type="float" office:value="237797" calcext:value-type="float">
            <text:p>237797</text:p>
          </table:table-cell>
          <table:table-cell table:formula="of:=[.S47]+MIN([.S129];[.T209])" office:value-type="float" office:value="230147" calcext:value-type="float">
            <text:p>230147</text:p>
          </table:table-cell>
          <table:table-cell table:formula="of:=[.T47]+MIN([.T129];[.U209])" office:value-type="float" office:value="220812" calcext:value-type="float">
            <text:p>220812</text:p>
          </table:table-cell>
          <table:table-cell table:formula="of:=[.U47]+MIN([.U129];[.V209])" office:value-type="float" office:value="220003" calcext:value-type="float">
            <text:p>220003</text:p>
          </table:table-cell>
          <table:table-cell table:formula="of:=[.V47]+MIN([.V129];[.W209])" office:value-type="float" office:value="216328" calcext:value-type="float">
            <text:p>216328</text:p>
          </table:table-cell>
          <table:table-cell table:formula="of:=[.W47]+MIN([.W129];[.X209])" office:value-type="float" office:value="213731" calcext:value-type="float">
            <text:p>213731</text:p>
          </table:table-cell>
          <table:table-cell table:formula="of:=[.X47]+MIN([.X129];[.Y209])" office:value-type="float" office:value="208587" calcext:value-type="float">
            <text:p>208587</text:p>
          </table:table-cell>
          <table:table-cell table:formula="of:=[.Y47]+MIN([.Y129];[.Z209])" office:value-type="float" office:value="204642" calcext:value-type="float">
            <text:p>204642</text:p>
          </table:table-cell>
          <table:table-cell table:formula="of:=[.Z47]+MIN([.Z129];[.AA209])" office:value-type="float" office:value="199552" calcext:value-type="float">
            <text:p>199552</text:p>
          </table:table-cell>
          <table:table-cell table:formula="of:=[.AA47]+MIN([.AA129];[.AB209])" office:value-type="float" office:value="191168" calcext:value-type="float">
            <text:p>191168</text:p>
          </table:table-cell>
          <table:table-cell table:formula="of:=[.AB47]+MIN([.AB129];[.AC209])" office:value-type="float" office:value="190981" calcext:value-type="float">
            <text:p>190981</text:p>
          </table:table-cell>
          <table:table-cell table:formula="of:=[.AC47]+MIN([.AC129];[.AD209])" office:value-type="float" office:value="186879" calcext:value-type="float">
            <text:p>186879</text:p>
          </table:table-cell>
          <table:table-cell table:formula="of:=[.AD47]+MIN([.AD129];[.AE209])" office:value-type="float" office:value="187680" calcext:value-type="float">
            <text:p>187680</text:p>
          </table:table-cell>
          <table:table-cell table:formula="of:=[.AE47]+MIN([.AE129];[.AF209])" office:value-type="float" office:value="185834" calcext:value-type="float">
            <text:p>185834</text:p>
          </table:table-cell>
          <table:table-cell table:formula="of:=[.AF47]+MIN([.AF129];[.AG209])" office:value-type="float" office:value="185274" calcext:value-type="float">
            <text:p>185274</text:p>
          </table:table-cell>
          <table:table-cell table:formula="of:=[.AG47]+MIN([.AG129];[.AH209])" office:value-type="float" office:value="182730" calcext:value-type="float">
            <text:p>182730</text:p>
          </table:table-cell>
          <table:table-cell table:formula="of:=[.AH47]+MIN([.AH129];[.AI209])" office:value-type="float" office:value="174341" calcext:value-type="float">
            <text:p>174341</text:p>
          </table:table-cell>
          <table:table-cell table:formula="of:=[.AI47]+MIN([.AI129];[.AJ209])" office:value-type="float" office:value="165051" calcext:value-type="float">
            <text:p>165051</text:p>
          </table:table-cell>
          <table:table-cell table:formula="of:=[.AJ47]+MIN([.AJ129];[.AK209])" office:value-type="float" office:value="165001" calcext:value-type="float">
            <text:p>165001</text:p>
          </table:table-cell>
          <table:table-cell table:formula="of:=[.AK47]+MIN([.AK129];[.AL209])" office:value-type="float" office:value="163236" calcext:value-type="float">
            <text:p>163236</text:p>
          </table:table-cell>
          <table:table-cell table:formula="of:=[.AL47]+MIN([.AL129];[.AM209])" office:value-type="float" office:value="163522" calcext:value-type="float">
            <text:p>163522</text:p>
          </table:table-cell>
          <table:table-cell table:formula="of:=[.AM47]+MIN([.AM129];[.AN209])" office:value-type="float" office:value="158620" calcext:value-type="float">
            <text:p>158620</text:p>
          </table:table-cell>
          <table:table-cell table:formula="of:=[.AN47]+MIN([.AN129];[.AO209])" office:value-type="float" office:value="150034" calcext:value-type="float">
            <text:p>150034</text:p>
          </table:table-cell>
          <table:table-cell table:formula="of:=[.AO47]+MIN([.AO129];[.AP209])" office:value-type="float" office:value="145965" calcext:value-type="float">
            <text:p>145965</text:p>
          </table:table-cell>
          <table:table-cell table:formula="of:=[.AP47]+MIN([.AP129];[.AQ209])" office:value-type="float" office:value="144400" calcext:value-type="float">
            <text:p>144400</text:p>
          </table:table-cell>
          <table:table-cell table:formula="of:=[.AQ47]+MIN([.AQ129];[.AR209])" office:value-type="float" office:value="138673" calcext:value-type="float">
            <text:p>138673</text:p>
          </table:table-cell>
          <table:table-cell table:formula="of:=[.AR47]+MIN([.AR129];[.AS209])" office:value-type="float" office:value="133493" calcext:value-type="float">
            <text:p>133493</text:p>
          </table:table-cell>
          <table:table-cell table:formula="of:=[.AS47]+MIN([.AS129];[.AT209])" office:value-type="float" office:value="132150" calcext:value-type="float">
            <text:p>132150</text:p>
          </table:table-cell>
          <table:table-cell table:formula="of:=[.AT47]+MIN([.AT129];[.AU209])" office:value-type="float" office:value="131161" calcext:value-type="float">
            <text:p>131161</text:p>
          </table:table-cell>
          <table:table-cell table:formula="of:=[.AU47]+MIN([.AU129];[.AV209])" office:value-type="float" office:value="126630" calcext:value-type="float">
            <text:p>126630</text:p>
          </table:table-cell>
          <table:table-cell table:formula="of:=[.AV47]+MIN([.AV129];[.AW209])" office:value-type="float" office:value="120789" calcext:value-type="float">
            <text:p>120789</text:p>
          </table:table-cell>
          <table:table-cell table:formula="of:=[.AW47]+MIN([.AW129];[.AX209])" office:value-type="float" office:value="112810" calcext:value-type="float">
            <text:p>112810</text:p>
          </table:table-cell>
          <table:table-cell table:formula="of:=[.AX47]+MIN([.AX129];[.AY209])" office:value-type="float" office:value="112317" calcext:value-type="float">
            <text:p>112317</text:p>
          </table:table-cell>
          <table:table-cell table:formula="of:=[.AY47]+MIN([.AY129];[.AZ209])" office:value-type="float" office:value="118235" calcext:value-type="float">
            <text:p>118235</text:p>
          </table:table-cell>
          <table:table-cell table:formula="of:=[.AZ47]+MIN([.AZ129];[.BA209])" office:value-type="float" office:value="114450" calcext:value-type="float">
            <text:p>114450</text:p>
          </table:table-cell>
          <table:table-cell table:formula="of:=[.BA47]+MIN([.BA129];[.BB209])" office:value-type="float" office:value="114662" calcext:value-type="float">
            <text:p>114662</text:p>
          </table:table-cell>
          <table:table-cell table:formula="of:=[.BB47]+MIN([.BB129];[.BC209])" office:value-type="float" office:value="111047" calcext:value-type="float">
            <text:p>111047</text:p>
          </table:table-cell>
          <table:table-cell table:formula="of:=[.BC47]+MIN([.BC129];[.BD209])" office:value-type="float" office:value="109734" calcext:value-type="float">
            <text:p>109734</text:p>
          </table:table-cell>
          <table:table-cell table:formula="of:=[.BD47]+MIN([.BD129];[.BE209])" office:value-type="float" office:value="105109" calcext:value-type="float">
            <text:p>105109</text:p>
          </table:table-cell>
          <table:table-cell table:formula="of:=[.BE47]+MIN([.BE129];[.BF209])" office:value-type="float" office:value="96019" calcext:value-type="float">
            <text:p>96019</text:p>
          </table:table-cell>
          <table:table-cell table:formula="of:=[.BF47]+MIN([.BF129];[.BG209])" office:value-type="float" office:value="87754" calcext:value-type="float">
            <text:p>87754</text:p>
          </table:table-cell>
          <table:table-cell table:formula="of:=[.BG47]+MIN([.BG129];[.BH209])" office:value-type="float" office:value="84735" calcext:value-type="float">
            <text:p>84735</text:p>
          </table:table-cell>
          <table:table-cell table:formula="of:=[.BH47]+MIN([.BH129];[.BI209])" office:value-type="float" office:value="80933" calcext:value-type="float">
            <text:p>80933</text:p>
          </table:table-cell>
          <table:table-cell table:formula="of:=[.BI47]+MIN([.BI129];[.BJ209])" office:value-type="float" office:value="80235" calcext:value-type="float">
            <text:p>80235</text:p>
          </table:table-cell>
          <table:table-cell table:formula="of:=[.BJ47]+MIN([.BJ129];[.BK209])" office:value-type="float" office:value="71086" calcext:value-type="float">
            <text:p>71086</text:p>
          </table:table-cell>
          <table:table-cell table:formula="of:=[.BK47]+MIN([.BK129];[.BL209])" office:value-type="float" office:value="65338" calcext:value-type="float">
            <text:p>65338</text:p>
          </table:table-cell>
          <table:table-cell table:formula="of:=[.BL47]+MIN([.BL129];[.BM209])" office:value-type="float" office:value="72434" calcext:value-type="float">
            <text:p>72434</text:p>
          </table:table-cell>
          <table:table-cell table:formula="of:=[.BM47]+MIN([.BM129];[.BN209])" office:value-type="float" office:value="63109" calcext:value-type="float">
            <text:p>63109</text:p>
          </table:table-cell>
          <table:table-cell table:formula="of:=[.BN47]+MIN([.BN129];[.BO209])" office:value-type="float" office:value="64511" calcext:value-type="float">
            <text:p>64511</text:p>
          </table:table-cell>
          <table:table-cell table:formula="of:=[.BO47]+MIN([.BO129];[.BP209])" office:value-type="float" office:value="62480" calcext:value-type="float">
            <text:p>62480</text:p>
          </table:table-cell>
          <table:table-cell table:formula="of:=[.BP47]+MIN([.BP129];[.BQ209])" office:value-type="float" office:value="60413" calcext:value-type="float">
            <text:p>60413</text:p>
          </table:table-cell>
          <table:table-cell table:formula="of:=[.BQ47]+MIN([.BQ129];[.BR209])" office:value-type="float" office:value="52187" calcext:value-type="float">
            <text:p>52187</text:p>
          </table:table-cell>
          <table:table-cell table:formula="of:=[.BR47]+MIN([.BR129];[.BS209])" office:value-type="float" office:value="49250" calcext:value-type="float">
            <text:p>49250</text:p>
          </table:table-cell>
          <table:table-cell table:formula="of:=[.BS47]+MIN([.BS129];[.BT209])" office:value-type="float" office:value="48978" calcext:value-type="float">
            <text:p>48978</text:p>
          </table:table-cell>
          <table:table-cell table:formula="of:=[.BT47]+MIN([.BT129];[.BU209])" office:value-type="float" office:value="43235" calcext:value-type="float">
            <text:p>43235</text:p>
          </table:table-cell>
          <table:table-cell table:formula="of:=[.BU47]+MIN([.BU129];[.BV209])" office:value-type="float" office:value="43511" calcext:value-type="float">
            <text:p>43511</text:p>
          </table:table-cell>
          <table:table-cell table:formula="of:=[.BV47]+MIN([.BV129];[.BW209])" office:value-type="float" office:value="37813" calcext:value-type="float">
            <text:p>37813</text:p>
          </table:table-cell>
          <table:table-cell table:formula="of:=[.BW47]+MIN([.BW129];[.BX209])" office:value-type="float" office:value="29077" calcext:value-type="float">
            <text:p>29077</text:p>
          </table:table-cell>
          <table:table-cell table:formula="of:=[.BX47]+MIN([.BX129];[.BY209])" office:value-type="float" office:value="26482" calcext:value-type="float">
            <text:p>26482</text:p>
          </table:table-cell>
          <table:table-cell table:formula="of:=[.BY47]+MIN([.BY129];[.BZ209])" office:value-type="float" office:value="20007" calcext:value-type="float">
            <text:p>20007</text:p>
          </table:table-cell>
          <table:table-cell table:formula="of:=[.BZ47]+MIN([.BZ129];[.CA209])" office:value-type="float" office:value="14665" calcext:value-type="float">
            <text:p>14665</text:p>
          </table:table-cell>
          <table:table-cell table:formula="of:=[.CA47]+MIN([.CA129];[.CB209])" office:value-type="float" office:value="8069" calcext:value-type="float">
            <text:p>8069</text:p>
          </table:table-cell>
          <table:table-cell table:formula="of:=[.CB47]" office:value-type="float" office:value="6920" calcext:value-type="float">
            <text:p>6920</text:p>
          </table:table-cell>
        </table:table-row>
        <table:table-row table:style-name="ro1">
          <table:table-cell table:formula="of:=[.A48]+MIN([.A130];[.B210])" office:value-type="float" office:value="303320" calcext:value-type="float">
            <text:p>303320</text:p>
          </table:table-cell>
          <table:table-cell table:formula="of:=[.B48]+MIN([.B130];[.C210])" office:value-type="float" office:value="297796" calcext:value-type="float">
            <text:p>297796</text:p>
          </table:table-cell>
          <table:table-cell table:formula="of:=[.C48]+MIN([.C130];[.D210])" office:value-type="float" office:value="289787" calcext:value-type="float">
            <text:p>289787</text:p>
          </table:table-cell>
          <table:table-cell table:formula="of:=[.D48]+MIN([.D130];[.E210])" office:value-type="float" office:value="280241" calcext:value-type="float">
            <text:p>280241</text:p>
          </table:table-cell>
          <table:table-cell table:formula="of:=[.E48]+MIN([.E130];[.F210])" office:value-type="float" office:value="292611" calcext:value-type="float">
            <text:p>292611</text:p>
          </table:table-cell>
          <table:table-cell table:formula="of:=[.F48]+MIN([.F130];[.G210])" office:value-type="float" office:value="284545" calcext:value-type="float">
            <text:p>284545</text:p>
          </table:table-cell>
          <table:table-cell table:formula="of:=[.G48]+MIN([.G130];[.H210])" office:value-type="float" office:value="284616" calcext:value-type="float">
            <text:p>284616</text:p>
          </table:table-cell>
          <table:table-cell table:formula="of:=[.H48]+MIN([.H130];[.I210])" office:value-type="float" office:value="274770" calcext:value-type="float">
            <text:p>274770</text:p>
          </table:table-cell>
          <table:table-cell table:formula="of:=[.I48]+MIN([.I130];[.J210])" office:value-type="float" office:value="268178" calcext:value-type="float">
            <text:p>268178</text:p>
          </table:table-cell>
          <table:table-cell table:formula="of:=[.J48]+MIN([.J130];[.K210])" office:value-type="float" office:value="261306" calcext:value-type="float">
            <text:p>261306</text:p>
          </table:table-cell>
          <table:table-cell table:formula="of:=[.K48]+MIN([.K130];[.L210])" office:value-type="float" office:value="257449" calcext:value-type="float">
            <text:p>257449</text:p>
          </table:table-cell>
          <table:table-cell table:formula="of:=[.L48]+MIN([.L130];[.M210])" office:value-type="float" office:value="256495" calcext:value-type="float">
            <text:p>256495</text:p>
          </table:table-cell>
          <table:table-cell table:formula="of:=[.M48]+MIN([.M130];[.N210])" office:value-type="float" office:value="248370" calcext:value-type="float">
            <text:p>248370</text:p>
          </table:table-cell>
          <table:table-cell table:formula="of:=[.N48]+MIN([.N130];[.O210])" office:value-type="float" office:value="241328" calcext:value-type="float">
            <text:p>241328</text:p>
          </table:table-cell>
          <table:table-cell table:formula="of:=[.O48]+MIN([.O130];[.P210])" office:value-type="float" office:value="239784" calcext:value-type="float">
            <text:p>239784</text:p>
          </table:table-cell>
          <table:table-cell table:formula="of:=[.P48]+MIN([.P130];[.Q210])" office:value-type="float" office:value="237107" calcext:value-type="float">
            <text:p>237107</text:p>
          </table:table-cell>
          <table:table-cell table:formula="of:=[.Q48]+MIN([.Q130];[.R210])" office:value-type="float" office:value="234777" calcext:value-type="float">
            <text:p>234777</text:p>
          </table:table-cell>
          <table:table-cell table:formula="of:=[.R48]+MIN([.R130];[.S210])" office:value-type="float" office:value="234134" calcext:value-type="float">
            <text:p>234134</text:p>
          </table:table-cell>
          <table:table-cell table:formula="of:=[.S48]+MIN([.S130];[.T210])" office:value-type="float" office:value="233251" calcext:value-type="float">
            <text:p>233251</text:p>
          </table:table-cell>
          <table:table-cell table:formula="of:=[.T48]+MIN([.T130];[.U210])" office:value-type="float" office:value="227222" calcext:value-type="float">
            <text:p>227222</text:p>
          </table:table-cell>
          <table:table-cell table:formula="of:=[.U48]+MIN([.U130];[.V210])" office:value-type="float" office:value="220528" calcext:value-type="float">
            <text:p>220528</text:p>
          </table:table-cell>
          <table:table-cell table:formula="of:=[.V48]+MIN([.V130];[.W210])" office:value-type="float" office:value="220818" calcext:value-type="float">
            <text:p>220818</text:p>
          </table:table-cell>
          <table:table-cell table:formula="of:=[.W48]+MIN([.W130];[.X210])" office:value-type="float" office:value="212751" calcext:value-type="float">
            <text:p>212751</text:p>
          </table:table-cell>
          <table:table-cell table:formula="of:=[.X48]+MIN([.X130];[.Y210])" office:value-type="float" office:value="210689" calcext:value-type="float">
            <text:p>210689</text:p>
          </table:table-cell>
          <table:table-cell table:formula="of:=[.Y48]+MIN([.Y130];[.Z210])" office:value-type="float" office:value="207489" calcext:value-type="float">
            <text:p>207489</text:p>
          </table:table-cell>
          <table:table-cell table:formula="of:=[.Z48]+MIN([.Z130];[.AA210])" office:value-type="float" office:value="200194" calcext:value-type="float">
            <text:p>200194</text:p>
          </table:table-cell>
          <table:table-cell table:formula="of:=[.AA48]+MIN([.AA130];[.AB210])" office:value-type="float" office:value="202060" calcext:value-type="float">
            <text:p>202060</text:p>
          </table:table-cell>
          <table:table-cell table:formula="of:=[.AB48]+MIN([.AB130];[.AC210])" office:value-type="float" office:value="192555" calcext:value-type="float">
            <text:p>192555</text:p>
          </table:table-cell>
          <table:table-cell table:formula="of:=[.AC48]+MIN([.AC130];[.AD210])" office:value-type="float" office:value="185619" calcext:value-type="float">
            <text:p>185619</text:p>
          </table:table-cell>
          <table:table-cell table:formula="of:=[.AD48]+MIN([.AD130];[.AE210])" office:value-type="float" office:value="185235" calcext:value-type="float">
            <text:p>185235</text:p>
          </table:table-cell>
          <table:table-cell table:formula="of:=[.AE48]+MIN([.AE130];[.AF210])" office:value-type="float" office:value="183042" calcext:value-type="float">
            <text:p>183042</text:p>
          </table:table-cell>
          <table:table-cell table:formula="of:=[.AF48]+MIN([.AF130];[.AG210])" office:value-type="float" office:value="180852" calcext:value-type="float">
            <text:p>180852</text:p>
          </table:table-cell>
          <table:table-cell table:formula="of:=[.AG48]+MIN([.AG130];[.AH210])" office:value-type="float" office:value="180551" calcext:value-type="float">
            <text:p>180551</text:p>
          </table:table-cell>
          <table:table-cell table:formula="of:=[.AH48]+MIN([.AH130];[.AI210])" office:value-type="float" office:value="172016" calcext:value-type="float">
            <text:p>172016</text:p>
          </table:table-cell>
          <table:table-cell table:formula="of:=[.AI48]+MIN([.AI130];[.AJ210])" office:value-type="float" office:value="168104" calcext:value-type="float">
            <text:p>168104</text:p>
          </table:table-cell>
          <table:table-cell table:formula="of:=[.AJ48]+MIN([.AJ130];[.AK210])" office:value-type="float" office:value="169095" calcext:value-type="float">
            <text:p>169095</text:p>
          </table:table-cell>
          <table:table-cell table:formula="of:=[.AK48]+MIN([.AK130];[.AL210])" office:value-type="float" office:value="161715" calcext:value-type="float">
            <text:p>161715</text:p>
          </table:table-cell>
          <table:table-cell table:formula="of:=[.AL48]+MIN([.AL130];[.AM210])" office:value-type="float" office:value="156601" calcext:value-type="float">
            <text:p>156601</text:p>
          </table:table-cell>
          <table:table-cell table:formula="of:=[.AM48]+MIN([.AM130];[.AN210])" office:value-type="float" office:value="154355" calcext:value-type="float">
            <text:p>154355</text:p>
          </table:table-cell>
          <table:table-cell table:formula="of:=[.AN48]+MIN([.AN130];[.AO210])" office:value-type="float" office:value="145666" calcext:value-type="float">
            <text:p>145666</text:p>
          </table:table-cell>
          <table:table-cell table:formula="of:=[.AO48]+MIN([.AO130];[.AP210])" office:value-type="float" office:value="146712" calcext:value-type="float">
            <text:p>146712</text:p>
          </table:table-cell>
          <table:table-cell table:formula="of:=[.AP48]+MIN([.AP130];[.AQ210])" office:value-type="float" office:value="142958" calcext:value-type="float">
            <text:p>142958</text:p>
          </table:table-cell>
          <table:table-cell table:formula="of:=[.AQ48]+MIN([.AQ130];[.AR210])" office:value-type="float" office:value="143622" calcext:value-type="float">
            <text:p>143622</text:p>
          </table:table-cell>
          <table:table-cell table:formula="of:=[.AR48]+MIN([.AR130];[.AS210])" office:value-type="float" office:value="134360" calcext:value-type="float">
            <text:p>134360</text:p>
          </table:table-cell>
          <table:table-cell table:formula="of:=[.AS48]+MIN([.AS130];[.AT210])" office:value-type="float" office:value="127662" calcext:value-type="float">
            <text:p>127662</text:p>
          </table:table-cell>
          <table:table-cell table:formula="of:=[.AT48]+MIN([.AT130];[.AU210])" office:value-type="float" office:value="124646" calcext:value-type="float">
            <text:p>124646</text:p>
          </table:table-cell>
          <table:table-cell table:formula="of:=[.AU48]+MIN([.AU130];[.AV210])" office:value-type="float" office:value="126485" calcext:value-type="float">
            <text:p>126485</text:p>
          </table:table-cell>
          <table:table-cell table:formula="of:=[.AV48]+MIN([.AV130];[.AW210])" office:value-type="float" office:value="119548" calcext:value-type="float">
            <text:p>119548</text:p>
          </table:table-cell>
          <table:table-cell table:formula="of:=[.AW48]+MIN([.AW130];[.AX210])" office:value-type="float" office:value="111801" calcext:value-type="float">
            <text:p>111801</text:p>
          </table:table-cell>
          <table:table-cell table:formula="of:=[.AX48]+MIN([.AX130];[.AY210])" office:value-type="float" office:value="110987" calcext:value-type="float">
            <text:p>110987</text:p>
          </table:table-cell>
          <table:table-cell table:formula="of:=[.AY48]+MIN([.AY130];[.AZ210])" office:value-type="float" office:value="110625" calcext:value-type="float">
            <text:p>110625</text:p>
          </table:table-cell>
          <table:table-cell table:formula="of:=[.AZ48]+MIN([.AZ130];[.BA210])" office:value-type="float" office:value="115847" calcext:value-type="float">
            <text:p>115847</text:p>
          </table:table-cell>
          <table:table-cell table:formula="of:=[.BA48]+MIN([.BA130];[.BB210])" office:value-type="float" office:value="107904" calcext:value-type="float">
            <text:p>107904</text:p>
          </table:table-cell>
          <table:table-cell table:formula="of:=[.BB48]+MIN([.BB130];[.BC210])" office:value-type="float" office:value="105019" calcext:value-type="float">
            <text:p>105019</text:p>
          </table:table-cell>
          <table:table-cell table:formula="of:=[.BC48]+MIN([.BC130];[.BD210])" office:value-type="float" office:value="105550" calcext:value-type="float">
            <text:p>105550</text:p>
          </table:table-cell>
          <table:table-cell table:formula="of:=[.BD48]+MIN([.BD130];[.BE210])" office:value-type="float" office:value="96445" calcext:value-type="float">
            <text:p>96445</text:p>
          </table:table-cell>
          <table:table-cell table:formula="of:=[.BE48]+MIN([.BE130];[.BF210])" office:value-type="float" office:value="90998" calcext:value-type="float">
            <text:p>90998</text:p>
          </table:table-cell>
          <table:table-cell table:formula="of:=[.BF48]+MIN([.BF130];[.BG210])" office:value-type="float" office:value="90580" calcext:value-type="float">
            <text:p>90580</text:p>
          </table:table-cell>
          <table:table-cell table:formula="of:=[.BG48]+MIN([.BG130];[.BH210])" office:value-type="float" office:value="87681" calcext:value-type="float">
            <text:p>87681</text:p>
          </table:table-cell>
          <table:table-cell table:formula="of:=[.BH48]+MIN([.BH130];[.BI210])" office:value-type="float" office:value="84766" calcext:value-type="float">
            <text:p>84766</text:p>
          </table:table-cell>
          <table:table-cell table:formula="of:=[.BI48]+MIN([.BI130];[.BJ210])" office:value-type="float" office:value="81895" calcext:value-type="float">
            <text:p>81895</text:p>
          </table:table-cell>
          <table:table-cell table:formula="of:=[.BJ48]+MIN([.BJ130];[.BK210])" office:value-type="float" office:value="72874" calcext:value-type="float">
            <text:p>72874</text:p>
          </table:table-cell>
          <table:table-cell table:formula="of:=[.BK48]+MIN([.BK130];[.BL210])" office:value-type="float" office:value="63373" calcext:value-type="float">
            <text:p>63373</text:p>
          </table:table-cell>
          <table:table-cell table:formula="of:=[.BL48]+MIN([.BL130];[.BM210])" office:value-type="float" office:value="62776" calcext:value-type="float">
            <text:p>62776</text:p>
          </table:table-cell>
          <table:table-cell table:formula="of:=[.BM48]+MIN([.BM130];[.BN210])" office:value-type="float" office:value="58692" calcext:value-type="float">
            <text:p>58692</text:p>
          </table:table-cell>
          <table:table-cell table:formula="of:=[.BN48]+MIN([.BN130];[.BO210])" office:value-type="float" office:value="58517" calcext:value-type="float">
            <text:p>58517</text:p>
          </table:table-cell>
          <table:table-cell table:formula="of:=[.BO48]+MIN([.BO130];[.BP210])" office:value-type="float" office:value="56896" calcext:value-type="float">
            <text:p>56896</text:p>
          </table:table-cell>
          <table:table-cell table:formula="of:=[.BP48]+MIN([.BP130];[.BQ210])" office:value-type="float" office:value="56895" calcext:value-type="float">
            <text:p>56895</text:p>
          </table:table-cell>
          <table:table-cell table:formula="of:=[.BQ48]+MIN([.BQ130];[.BR210])" office:value-type="float" office:value="55816" calcext:value-type="float">
            <text:p>55816</text:p>
          </table:table-cell>
          <table:table-cell table:formula="of:=[.BR48]+MIN([.BR130];[.BS210])" office:value-type="float" office:value="51352" calcext:value-type="float">
            <text:p>51352</text:p>
          </table:table-cell>
          <table:table-cell table:formula="of:=[.BS48]+MIN([.BS130];[.BT210])" office:value-type="float" office:value="45540" calcext:value-type="float">
            <text:p>45540</text:p>
          </table:table-cell>
          <table:table-cell table:formula="of:=[.BT48]+MIN([.BT130];[.BU210])" office:value-type="float" office:value="50938" calcext:value-type="float">
            <text:p>50938</text:p>
          </table:table-cell>
          <table:table-cell table:formula="of:=[.BU48]+MIN([.BU130];[.BV210])" office:value-type="float" office:value="41024" calcext:value-type="float">
            <text:p>41024</text:p>
          </table:table-cell>
          <table:table-cell table:formula="of:=[.BV48]+MIN([.BV130];[.BW210])" office:value-type="float" office:value="34391" calcext:value-type="float">
            <text:p>34391</text:p>
          </table:table-cell>
          <table:table-cell table:formula="of:=[.BW48]+MIN([.BW130];[.BX210])" office:value-type="float" office:value="28997" calcext:value-type="float">
            <text:p>28997</text:p>
          </table:table-cell>
          <table:table-cell table:formula="of:=[.BX48]+MIN([.BX130];[.BY210])" office:value-type="float" office:value="24764" calcext:value-type="float">
            <text:p>24764</text:p>
          </table:table-cell>
          <table:table-cell table:formula="of:=[.BY48]+MIN([.BY130];[.BZ210])" office:value-type="float" office:value="18036" calcext:value-type="float">
            <text:p>18036</text:p>
          </table:table-cell>
          <table:table-cell table:formula="of:=[.BZ48]+MIN([.BZ130];[.CA210])" office:value-type="float" office:value="8952" calcext:value-type="float">
            <text:p>8952</text:p>
          </table:table-cell>
          <table:table-cell table:formula="of:=[.CA48]+MIN([.CA130];[.CB210])" office:value-type="float" office:value="7088" calcext:value-type="float">
            <text:p>7088</text:p>
          </table:table-cell>
          <table:table-cell table:formula="of:=[.CB48]" office:value-type="float" office:value="1225" calcext:value-type="float">
            <text:p>1225</text:p>
          </table:table-cell>
        </table:table-row>
        <table:table-row table:style-name="ro1">
          <table:table-cell table:formula="of:=[.A49]+MIN([.A131];[.B211])" office:value-type="float" office:value="295132" calcext:value-type="float">
            <text:p>295132</text:p>
          </table:table-cell>
          <table:table-cell table:formula="of:=[.B49]+MIN([.B131];[.C211])" office:value-type="float" office:value="291001" calcext:value-type="float">
            <text:p>291001</text:p>
          </table:table-cell>
          <table:table-cell table:formula="of:=[.C49]+MIN([.C131];[.D211])" office:value-type="float" office:value="282208" calcext:value-type="float">
            <text:p>282208</text:p>
          </table:table-cell>
          <table:table-cell table:formula="of:=[.D49]+MIN([.D131];[.E211])" office:value-type="float" office:value="273931" calcext:value-type="float">
            <text:p>273931</text:p>
          </table:table-cell>
          <table:table-cell table:formula="of:=[.E49]+MIN([.E131];[.F211])" office:value-type="float" office:value="283839" calcext:value-type="float">
            <text:p>283839</text:p>
          </table:table-cell>
          <table:table-cell table:formula="of:=[.F49]+MIN([.F131];[.G211])" office:value-type="float" office:value="282045" calcext:value-type="float">
            <text:p>282045</text:p>
          </table:table-cell>
          <table:table-cell table:formula="of:=[.G49]+MIN([.G131];[.H211])" office:value-type="float" office:value="278483" calcext:value-type="float">
            <text:p>278483</text:p>
          </table:table-cell>
          <table:table-cell table:formula="of:=[.H49]+MIN([.H131];[.I211])" office:value-type="float" office:value="270046" calcext:value-type="float">
            <text:p>270046</text:p>
          </table:table-cell>
          <table:table-cell table:formula="of:=[.I49]+MIN([.I131];[.J211])" office:value-type="float" office:value="270464" calcext:value-type="float">
            <text:p>270464</text:p>
          </table:table-cell>
          <table:table-cell table:formula="of:=[.J49]+MIN([.J131];[.K211])" office:value-type="float" office:value="265817" calcext:value-type="float">
            <text:p>265817</text:p>
          </table:table-cell>
          <table:table-cell table:formula="of:=[.K49]+MIN([.K131];[.L211])" office:value-type="float" office:value="256142" calcext:value-type="float">
            <text:p>256142</text:p>
          </table:table-cell>
          <table:table-cell table:formula="of:=[.L49]+MIN([.L131];[.M211])" office:value-type="float" office:value="250056" calcext:value-type="float">
            <text:p>250056</text:p>
          </table:table-cell>
          <table:table-cell table:formula="of:=[.M49]+MIN([.M131];[.N211])" office:value-type="float" office:value="242981" calcext:value-type="float">
            <text:p>242981</text:p>
          </table:table-cell>
          <table:table-cell table:formula="of:=[.N49]+MIN([.N131];[.O211])" office:value-type="float" office:value="246474" calcext:value-type="float">
            <text:p>246474</text:p>
          </table:table-cell>
          <table:table-cell table:formula="of:=[.O49]+MIN([.O131];[.P211])" office:value-type="float" office:value="245140" calcext:value-type="float">
            <text:p>245140</text:p>
          </table:table-cell>
          <table:table-cell table:formula="of:=[.P49]+MIN([.P131];[.Q211])" office:value-type="float" office:value="240280" calcext:value-type="float">
            <text:p>240280</text:p>
          </table:table-cell>
          <table:table-cell table:formula="of:=[.Q49]+MIN([.Q131];[.R211])" office:value-type="float" office:value="236697" calcext:value-type="float">
            <text:p>236697</text:p>
          </table:table-cell>
          <table:table-cell table:formula="of:=[.R49]+MIN([.R131];[.S211])" office:value-type="float" office:value="229530" calcext:value-type="float">
            <text:p>229530</text:p>
          </table:table-cell>
          <table:table-cell table:formula="of:=[.S49]+MIN([.S131];[.T211])" office:value-type="float" office:value="225352" calcext:value-type="float">
            <text:p>225352</text:p>
          </table:table-cell>
          <table:table-cell table:formula="of:=[.T49]+MIN([.T131];[.U211])" office:value-type="float" office:value="227877" calcext:value-type="float">
            <text:p>227877</text:p>
          </table:table-cell>
          <table:table-cell table:formula="of:=[.U49]+MIN([.U131];[.V211])" office:value-type="float" office:value="220157" calcext:value-type="float">
            <text:p>220157</text:p>
          </table:table-cell>
          <table:table-cell table:formula="of:=[.V49]+MIN([.V131];[.W211])" office:value-type="float" office:value="222741" calcext:value-type="float">
            <text:p>222741</text:p>
          </table:table-cell>
          <table:table-cell table:formula="of:=[.W49]+MIN([.W131];[.X211])" office:value-type="float" office:value="218495" calcext:value-type="float">
            <text:p>218495</text:p>
          </table:table-cell>
          <table:table-cell table:formula="of:=[.X49]+MIN([.X131];[.Y211])" office:value-type="float" office:value="210608" calcext:value-type="float">
            <text:p>210608</text:p>
          </table:table-cell>
          <table:table-cell table:formula="of:=[.Y49]+MIN([.Y131];[.Z211])" office:value-type="float" office:value="204249" calcext:value-type="float">
            <text:p>204249</text:p>
          </table:table-cell>
          <table:table-cell table:formula="of:=[.Z49]+MIN([.Z131];[.AA211])" office:value-type="float" office:value="198337" calcext:value-type="float">
            <text:p>198337</text:p>
          </table:table-cell>
          <table:table-cell table:formula="of:=[.AA49]+MIN([.AA131];[.AB211])" office:value-type="float" office:value="196857" calcext:value-type="float">
            <text:p>196857</text:p>
          </table:table-cell>
          <table:table-cell table:formula="of:=[.AB49]+MIN([.AB131];[.AC211])" office:value-type="float" office:value="195507" calcext:value-type="float">
            <text:p>195507</text:p>
          </table:table-cell>
          <table:table-cell table:formula="of:=[.AC49]+MIN([.AC131];[.AD211])" office:value-type="float" office:value="188607" calcext:value-type="float">
            <text:p>188607</text:p>
          </table:table-cell>
          <table:table-cell table:formula="of:=[.AD49]+MIN([.AD131];[.AE211])" office:value-type="float" office:value="189413" calcext:value-type="float">
            <text:p>189413</text:p>
          </table:table-cell>
          <table:table-cell table:formula="of:=[.AE49]+MIN([.AE131];[.AF211])" office:value-type="float" office:value="187400" calcext:value-type="float">
            <text:p>187400</text:p>
          </table:table-cell>
          <table:table-cell table:formula="of:=[.AF49]+MIN([.AF131];[.AG211])" office:value-type="float" office:value="182902" calcext:value-type="float">
            <text:p>182902</text:p>
          </table:table-cell>
          <table:table-cell table:formula="of:=[.AG49]+MIN([.AG131];[.AH211])" office:value-type="float" office:value="174830" calcext:value-type="float">
            <text:p>174830</text:p>
          </table:table-cell>
          <table:table-cell table:formula="of:=[.AH49]+MIN([.AH131];[.AI211])" office:value-type="float" office:value="176640" calcext:value-type="float">
            <text:p>176640</text:p>
          </table:table-cell>
          <table:table-cell table:formula="of:=[.AI49]+MIN([.AI131];[.AJ211])" office:value-type="float" office:value="166642" calcext:value-type="float">
            <text:p>166642</text:p>
          </table:table-cell>
          <table:table-cell table:formula="of:=[.AJ49]+MIN([.AJ131];[.AK211])" office:value-type="float" office:value="169986" calcext:value-type="float">
            <text:p>169986</text:p>
          </table:table-cell>
          <table:table-cell table:formula="of:=[.AK49]+MIN([.AK131];[.AL211])" office:value-type="float" office:value="161182" calcext:value-type="float">
            <text:p>161182</text:p>
          </table:table-cell>
          <table:table-cell table:formula="of:=[.AL49]+MIN([.AL131];[.AM211])" office:value-type="float" office:value="151777" calcext:value-type="float">
            <text:p>151777</text:p>
          </table:table-cell>
          <table:table-cell table:formula="of:=[.AM49]+MIN([.AM131];[.AN211])" office:value-type="float" office:value="145522" calcext:value-type="float">
            <text:p>145522</text:p>
          </table:table-cell>
          <table:table-cell table:formula="of:=[.AN49]+MIN([.AN131];[.AO211])" office:value-type="float" office:value="143903" calcext:value-type="float">
            <text:p>143903</text:p>
          </table:table-cell>
          <table:table-cell table:formula="of:=[.AO49]+MIN([.AO131];[.AP211])" office:value-type="float" office:value="141738" calcext:value-type="float">
            <text:p>141738</text:p>
          </table:table-cell>
          <table:table-cell table:formula="of:=[.AP49]+MIN([.AP131];[.AQ211])" office:value-type="float" office:value="134247" calcext:value-type="float">
            <text:p>134247</text:p>
          </table:table-cell>
          <table:table-cell table:formula="of:=[.AQ49]+MIN([.AQ131];[.AR211])" office:value-type="float" office:value="136465" calcext:value-type="float">
            <text:p>136465</text:p>
          </table:table-cell>
          <table:table-cell table:formula="of:=[.AR49]+MIN([.AR131];[.AS211])" office:value-type="float" office:value="131041" calcext:value-type="float">
            <text:p>131041</text:p>
          </table:table-cell>
          <table:table-cell table:formula="of:=[.AS49]+MIN([.AS131];[.AT211])" office:value-type="float" office:value="123663" calcext:value-type="float">
            <text:p>123663</text:p>
          </table:table-cell>
          <table:table-cell table:formula="of:=[.AT49]+MIN([.AT131];[.AU211])" office:value-type="float" office:value="122001" calcext:value-type="float">
            <text:p>122001</text:p>
          </table:table-cell>
          <table:table-cell table:formula="of:=[.AU49]+MIN([.AU131];[.AV211])" office:value-type="float" office:value="121498" calcext:value-type="float">
            <text:p>121498</text:p>
          </table:table-cell>
          <table:table-cell table:formula="of:=[.AV49]+MIN([.AV131];[.AW211])" office:value-type="float" office:value="115740" calcext:value-type="float">
            <text:p>115740</text:p>
          </table:table-cell>
          <table:table-cell table:formula="of:=[.AW49]+MIN([.AW131];[.AX211])" office:value-type="float" office:value="111631" calcext:value-type="float">
            <text:p>111631</text:p>
          </table:table-cell>
          <table:table-cell table:formula="of:=[.AX49]+MIN([.AX131];[.AY211])" office:value-type="float" office:value="108054" calcext:value-type="float">
            <text:p>108054</text:p>
          </table:table-cell>
          <table:table-cell table:formula="of:=[.AY49]+MIN([.AY131];[.AZ211])" office:value-type="float" office:value="107069" calcext:value-type="float">
            <text:p>107069</text:p>
          </table:table-cell>
          <table:table-cell table:formula="of:=[.AZ49]+MIN([.AZ131];[.BA211])" office:value-type="float" office:value="109821" calcext:value-type="float">
            <text:p>109821</text:p>
          </table:table-cell>
          <table:table-cell table:formula="of:=[.BA49]+MIN([.BA131];[.BB211])" office:value-type="float" office:value="109955" calcext:value-type="float">
            <text:p>109955</text:p>
          </table:table-cell>
          <table:table-cell table:formula="of:=[.BB49]+MIN([.BB131];[.BC211])" office:value-type="float" office:value="101897" calcext:value-type="float">
            <text:p>101897</text:p>
          </table:table-cell>
          <table:table-cell table:formula="of:=[.BC49]+MIN([.BC131];[.BD211])" office:value-type="float" office:value="98552" calcext:value-type="float">
            <text:p>98552</text:p>
          </table:table-cell>
          <table:table-cell table:formula="of:=[.BD49]+MIN([.BD131];[.BE211])" office:value-type="float" office:value="97472" calcext:value-type="float">
            <text:p>97472</text:p>
          </table:table-cell>
          <table:table-cell table:formula="of:=[.BE49]+MIN([.BE131];[.BF211])" office:value-type="float" office:value="91062" calcext:value-type="float">
            <text:p>91062</text:p>
          </table:table-cell>
          <table:table-cell table:formula="of:=[.BF49]+MIN([.BF131];[.BG211])" office:value-type="float" office:value="88029" calcext:value-type="float">
            <text:p>88029</text:p>
          </table:table-cell>
          <table:table-cell table:formula="of:=[.BG49]+MIN([.BG131];[.BH211])" office:value-type="float" office:value="82533" calcext:value-type="float">
            <text:p>82533</text:p>
          </table:table-cell>
          <table:table-cell table:formula="of:=[.BH49]+MIN([.BH131];[.BI211])" office:value-type="float" office:value="81067" calcext:value-type="float">
            <text:p>81067</text:p>
          </table:table-cell>
          <table:table-cell table:formula="of:=[.BI49]+MIN([.BI131];[.BJ211])" office:value-type="float" office:value="83568" calcext:value-type="float">
            <text:p>83568</text:p>
          </table:table-cell>
          <table:table-cell table:formula="of:=[.BJ49]+MIN([.BJ131];[.BK211])" office:value-type="float" office:value="73683" calcext:value-type="float">
            <text:p>73683</text:p>
          </table:table-cell>
          <table:table-cell table:formula="of:=[.BK49]+MIN([.BK131];[.BL211])" office:value-type="float" office:value="70787" calcext:value-type="float">
            <text:p>70787</text:p>
          </table:table-cell>
          <table:table-cell table:formula="of:=[.BL49]+MIN([.BL131];[.BM211])" office:value-type="float" office:value="69308" calcext:value-type="float">
            <text:p>69308</text:p>
          </table:table-cell>
          <table:table-cell table:formula="of:=[.BM49]+MIN([.BM131];[.BN211])" office:value-type="float" office:value="69472" calcext:value-type="float">
            <text:p>69472</text:p>
          </table:table-cell>
          <table:table-cell table:formula="of:=[.BN49]+MIN([.BN131];[.BO211])" office:value-type="float" office:value="60702" calcext:value-type="float">
            <text:p>60702</text:p>
          </table:table-cell>
          <table:table-cell table:formula="of:=[.BO49]+MIN([.BO131];[.BP211])" office:value-type="float" office:value="57513" calcext:value-type="float">
            <text:p>57513</text:p>
          </table:table-cell>
          <table:table-cell table:formula="of:=[.BP49]+MIN([.BP131];[.BQ211])" office:value-type="float" office:value="58942" calcext:value-type="float">
            <text:p>58942</text:p>
          </table:table-cell>
          <table:table-cell table:formula="of:=[.BQ49]+MIN([.BQ131];[.BR211])" office:value-type="float" office:value="49749" calcext:value-type="float">
            <text:p>49749</text:p>
          </table:table-cell>
          <table:table-cell table:formula="of:=[.BR49]+MIN([.BR131];[.BS211])" office:value-type="float" office:value="51173" calcext:value-type="float">
            <text:p>51173</text:p>
          </table:table-cell>
          <table:table-cell table:formula="of:=[.BS49]+MIN([.BS131];[.BT211])" office:value-type="float" office:value="41214" calcext:value-type="float">
            <text:p>41214</text:p>
          </table:table-cell>
          <table:table-cell table:formula="of:=[.BT49]+MIN([.BT131];[.BU211])" office:value-type="float" office:value="44189" calcext:value-type="float">
            <text:p>44189</text:p>
          </table:table-cell>
          <table:table-cell table:formula="of:=[.BU49]+MIN([.BU131];[.BV211])" office:value-type="float" office:value="38696" calcext:value-type="float">
            <text:p>38696</text:p>
          </table:table-cell>
          <table:table-cell table:formula="of:=[.BV49]+MIN([.BV131];[.BW211])" office:value-type="float" office:value="29130" calcext:value-type="float">
            <text:p>29130</text:p>
          </table:table-cell>
          <table:table-cell table:formula="of:=[.BW49]+MIN([.BW131];[.BX211])" office:value-type="float" office:value="27445" calcext:value-type="float">
            <text:p>27445</text:p>
          </table:table-cell>
          <table:table-cell table:formula="of:=[.BX49]+MIN([.BX131];[.BY211])" office:value-type="float" office:value="28490" calcext:value-type="float">
            <text:p>28490</text:p>
          </table:table-cell>
          <table:table-cell table:formula="of:=[.BY49]+MIN([.BY131];[.BZ211])" office:value-type="float" office:value="23570" calcext:value-type="float">
            <text:p>23570</text:p>
          </table:table-cell>
          <table:table-cell table:formula="of:=[.BZ49]+MIN([.BZ131];[.CA211])" office:value-type="float" office:value="16432" calcext:value-type="float">
            <text:p>16432</text:p>
          </table:table-cell>
          <table:table-cell table:formula="of:=[.CA49]+MIN([.CA131];[.CB211])" office:value-type="float" office:value="6613" calcext:value-type="float">
            <text:p>6613</text:p>
          </table:table-cell>
          <table:table-cell table:formula="of:=[.CB49]" office:value-type="float" office:value="976" calcext:value-type="float">
            <text:p>976</text:p>
          </table:table-cell>
        </table:table-row>
        <table:table-row table:style-name="ro1">
          <table:table-cell table:formula="of:=[.A50]+MIN([.A132];[.B212])" office:value-type="float" office:value="285197" calcext:value-type="float">
            <text:p>285197</text:p>
          </table:table-cell>
          <table:table-cell table:formula="of:=[.B50]+MIN([.B132];[.C212])" office:value-type="float" office:value="282945" calcext:value-type="float">
            <text:p>282945</text:p>
          </table:table-cell>
          <table:table-cell table:formula="of:=[.C50]+MIN([.C132];[.D212])" office:value-type="float" office:value="273091" calcext:value-type="float">
            <text:p>273091</text:p>
          </table:table-cell>
          <table:table-cell table:formula="of:=[.D50]+MIN([.D132];[.E212])" office:value-type="float" office:value="272106" calcext:value-type="float">
            <text:p>272106</text:p>
          </table:table-cell>
          <table:table-cell table:formula="of:=[.E50]+MIN([.E132];[.F212])" office:value-type="float" office:value="274297" calcext:value-type="float">
            <text:p>274297</text:p>
          </table:table-cell>
          <table:table-cell table:formula="of:=[.F50]+MIN([.F132];[.G212])" office:value-type="float" office:value="273799" calcext:value-type="float">
            <text:p>273799</text:p>
          </table:table-cell>
          <table:table-cell table:formula="of:=[.G50]+MIN([.G132];[.H212])" office:value-type="float" office:value="272181" calcext:value-type="float">
            <text:p>272181</text:p>
          </table:table-cell>
          <table:table-cell table:formula="of:=[.H50]+MIN([.H132];[.I212])" office:value-type="float" office:value="266715" calcext:value-type="float">
            <text:p>266715</text:p>
          </table:table-cell>
          <table:table-cell table:formula="of:=[.I50]+MIN([.I132];[.J212])" office:value-type="float" office:value="261336" calcext:value-type="float">
            <text:p>261336</text:p>
          </table:table-cell>
          <table:table-cell table:formula="of:=[.J50]+MIN([.J132];[.K212])" office:value-type="float" office:value="257758" calcext:value-type="float">
            <text:p>257758</text:p>
          </table:table-cell>
          <table:table-cell table:formula="of:=[.K50]+MIN([.K132];[.L212])" office:value-type="float" office:value="262252" calcext:value-type="float">
            <text:p>262252</text:p>
          </table:table-cell>
          <table:table-cell table:formula="of:=[.L50]+MIN([.L132];[.M212])" office:value-type="float" office:value="255399" calcext:value-type="float">
            <text:p>255399</text:p>
          </table:table-cell>
          <table:table-cell table:formula="of:=[.M50]+MIN([.M132];[.N212])" office:value-type="float" office:value="252741" calcext:value-type="float">
            <text:p>252741</text:p>
          </table:table-cell>
          <table:table-cell table:formula="of:=[.N50]+MIN([.N132];[.O212])" office:value-type="float" office:value="253840" calcext:value-type="float">
            <text:p>253840</text:p>
          </table:table-cell>
          <table:table-cell table:formula="of:=[.O50]+MIN([.O132];[.P212])" office:value-type="float" office:value="247489" calcext:value-type="float">
            <text:p>247489</text:p>
          </table:table-cell>
          <table:table-cell table:formula="of:=[.P50]+MIN([.P132];[.Q212])" office:value-type="float" office:value="243073" calcext:value-type="float">
            <text:p>243073</text:p>
          </table:table-cell>
          <table:table-cell table:formula="of:=[.Q50]+MIN([.Q132];[.R212])" office:value-type="float" office:value="240239" calcext:value-type="float">
            <text:p>240239</text:p>
          </table:table-cell>
          <table:table-cell table:formula="of:=[.R50]+MIN([.R132];[.S212])" office:value-type="float" office:value="233318" calcext:value-type="float">
            <text:p>233318</text:p>
          </table:table-cell>
          <table:table-cell table:formula="of:=[.S50]+MIN([.S132];[.T212])" office:value-type="float" office:value="223626" calcext:value-type="float">
            <text:p>223626</text:p>
          </table:table-cell>
          <table:table-cell table:formula="of:=[.T50]+MIN([.T132];[.U212])" office:value-type="float" office:value="222769" calcext:value-type="float">
            <text:p>222769</text:p>
          </table:table-cell>
          <table:table-cell table:formula="of:=[.U50]+MIN([.U132];[.V212])" office:value-type="float" office:value="219462" calcext:value-type="float">
            <text:p>219462</text:p>
          </table:table-cell>
          <table:table-cell table:formula="of:=[.V50]+MIN([.V132];[.W212])" office:value-type="float" office:value="214464" calcext:value-type="float">
            <text:p>214464</text:p>
          </table:table-cell>
          <table:table-cell table:formula="of:=[.W50]+MIN([.W132];[.X212])" office:value-type="float" office:value="215749" calcext:value-type="float">
            <text:p>215749</text:p>
          </table:table-cell>
          <table:table-cell table:formula="of:=[.X50]+MIN([.X132];[.Y212])" office:value-type="float" office:value="209966" calcext:value-type="float">
            <text:p>209966</text:p>
          </table:table-cell>
          <table:table-cell table:formula="of:=[.Y50]+MIN([.Y132];[.Z212])" office:value-type="float" office:value="206035" calcext:value-type="float">
            <text:p>206035</text:p>
          </table:table-cell>
          <table:table-cell table:formula="of:=[.Z50]+MIN([.Z132];[.AA212])" office:value-type="float" office:value="196618" calcext:value-type="float">
            <text:p>196618</text:p>
          </table:table-cell>
          <table:table-cell table:formula="of:=[.AA50]+MIN([.AA132];[.AB212])" office:value-type="float" office:value="194077" calcext:value-type="float">
            <text:p>194077</text:p>
          </table:table-cell>
          <table:table-cell table:formula="of:=[.AB50]+MIN([.AB132];[.AC212])" office:value-type="float" office:value="187778" calcext:value-type="float">
            <text:p>187778</text:p>
          </table:table-cell>
          <table:table-cell table:formula="of:=[.AC50]+MIN([.AC132];[.AD212])" office:value-type="float" office:value="190134" calcext:value-type="float">
            <text:p>190134</text:p>
          </table:table-cell>
          <table:table-cell table:formula="of:=[.AD50]+MIN([.AD132];[.AE212])" office:value-type="float" office:value="189693" calcext:value-type="float">
            <text:p>189693</text:p>
          </table:table-cell>
          <table:table-cell table:formula="of:=[.AE50]+MIN([.AE132];[.AF212])" office:value-type="float" office:value="192326" calcext:value-type="float">
            <text:p>192326</text:p>
          </table:table-cell>
          <table:table-cell table:formula="of:=[.AF50]+MIN([.AF132];[.AG212])" office:value-type="float" office:value="183195" calcext:value-type="float">
            <text:p>183195</text:p>
          </table:table-cell>
          <table:table-cell table:formula="of:=[.AG50]+MIN([.AG132];[.AH212])" office:value-type="float" office:value="173701" calcext:value-type="float">
            <text:p>173701</text:p>
          </table:table-cell>
          <table:table-cell table:formula="of:=[.AH50]+MIN([.AH132];[.AI212])" office:value-type="float" office:value="174095" calcext:value-type="float">
            <text:p>174095</text:p>
          </table:table-cell>
          <table:table-cell table:formula="of:=[.AI50]+MIN([.AI132];[.AJ212])" office:value-type="float" office:value="165495" calcext:value-type="float">
            <text:p>165495</text:p>
          </table:table-cell>
          <table:table-cell table:formula="of:=[.AJ50]+MIN([.AJ132];[.AK212])" office:value-type="float" office:value="163852" calcext:value-type="float">
            <text:p>163852</text:p>
          </table:table-cell>
          <table:table-cell table:formula="of:=[.AK50]+MIN([.AK132];[.AL212])" office:value-type="float" office:value="155433" calcext:value-type="float">
            <text:p>155433</text:p>
          </table:table-cell>
          <table:table-cell table:formula="of:=[.AL50]+MIN([.AL132];[.AM212])" office:value-type="float" office:value="148185" calcext:value-type="float">
            <text:p>148185</text:p>
          </table:table-cell>
          <table:table-cell table:formula="of:=[.AM50]+MIN([.AM132];[.AN212])" office:value-type="float" office:value="145525" calcext:value-type="float">
            <text:p>145525</text:p>
          </table:table-cell>
          <table:table-cell table:formula="of:=[.AN50]+MIN([.AN132];[.AO212])" office:value-type="float" office:value="142916" calcext:value-type="float">
            <text:p>142916</text:p>
          </table:table-cell>
          <table:table-cell table:formula="of:=[.AO50]+MIN([.AO132];[.AP212])" office:value-type="float" office:value="134337" calcext:value-type="float">
            <text:p>134337</text:p>
          </table:table-cell>
          <table:table-cell table:formula="of:=[.AP50]+MIN([.AP132];[.AQ212])" office:value-type="float" office:value="134246" calcext:value-type="float">
            <text:p>134246</text:p>
          </table:table-cell>
          <table:table-cell table:formula="of:=[.AQ50]+MIN([.AQ132];[.AR212])" office:value-type="float" office:value="127583" calcext:value-type="float">
            <text:p>127583</text:p>
          </table:table-cell>
          <table:table-cell table:formula="of:=[.AR50]+MIN([.AR132];[.AS212])" office:value-type="float" office:value="128001" calcext:value-type="float">
            <text:p>128001</text:p>
          </table:table-cell>
          <table:table-cell table:formula="of:=[.AS50]+MIN([.AS132];[.AT212])" office:value-type="float" office:value="120326" calcext:value-type="float">
            <text:p>120326</text:p>
          </table:table-cell>
          <table:table-cell table:formula="of:=[.AT50]+MIN([.AT132];[.AU212])" office:value-type="float" office:value="123112" calcext:value-type="float">
            <text:p>123112</text:p>
          </table:table-cell>
          <table:table-cell table:formula="of:=[.AU50]+MIN([.AU132];[.AV212])" office:value-type="float" office:value="119148" calcext:value-type="float">
            <text:p>119148</text:p>
          </table:table-cell>
          <table:table-cell table:formula="of:=[.AV50]+MIN([.AV132];[.AW212])" office:value-type="float" office:value="117749" calcext:value-type="float">
            <text:p>117749</text:p>
          </table:table-cell>
          <table:table-cell table:formula="of:=[.AW50]+MIN([.AW132];[.AX212])" office:value-type="float" office:value="117319" calcext:value-type="float">
            <text:p>117319</text:p>
          </table:table-cell>
          <table:table-cell table:formula="of:=[.AX50]+MIN([.AX132];[.AY212])" office:value-type="float" office:value="107674" calcext:value-type="float">
            <text:p>107674</text:p>
          </table:table-cell>
          <table:table-cell table:formula="of:=[.AY50]+MIN([.AY132];[.AZ212])" office:value-type="float" office:value="103869" calcext:value-type="float">
            <text:p>103869</text:p>
          </table:table-cell>
          <table:table-cell table:formula="of:=[.AZ50]+MIN([.AZ132];[.BA212])" office:value-type="float" office:value="102206" calcext:value-type="float">
            <text:p>102206</text:p>
          </table:table-cell>
          <table:table-cell table:formula="of:=[.BA50]+MIN([.BA132];[.BB212])" office:value-type="float" office:value="102757" calcext:value-type="float">
            <text:p>102757</text:p>
          </table:table-cell>
          <table:table-cell table:formula="of:=[.BB50]+MIN([.BB132];[.BC212])" office:value-type="float" office:value="96865" calcext:value-type="float">
            <text:p>96865</text:p>
          </table:table-cell>
          <table:table-cell table:formula="of:=[.BC50]+MIN([.BC132];[.BD212])" office:value-type="float" office:value="101567" calcext:value-type="float">
            <text:p>101567</text:p>
          </table:table-cell>
          <table:table-cell table:formula="of:=[.BD50]+MIN([.BD132];[.BE212])" office:value-type="float" office:value="91678" calcext:value-type="float">
            <text:p>91678</text:p>
          </table:table-cell>
          <table:table-cell table:formula="of:=[.BE50]+MIN([.BE132];[.BF212])" office:value-type="float" office:value="84189" calcext:value-type="float">
            <text:p>84189</text:p>
          </table:table-cell>
          <table:table-cell table:formula="of:=[.BF50]+MIN([.BF132];[.BG212])" office:value-type="float" office:value="83082" calcext:value-type="float">
            <text:p>83082</text:p>
          </table:table-cell>
          <table:table-cell table:formula="of:=[.BG50]+MIN([.BG132];[.BH212])" office:value-type="float" office:value="82699" calcext:value-type="float">
            <text:p>82699</text:p>
          </table:table-cell>
          <table:table-cell table:formula="of:=[.BH50]+MIN([.BH132];[.BI212])" office:value-type="float" office:value="78655" calcext:value-type="float">
            <text:p>78655</text:p>
          </table:table-cell>
          <table:table-cell table:formula="of:=[.BI50]+MIN([.BI132];[.BJ212])" office:value-type="float" office:value="75686" calcext:value-type="float">
            <text:p>75686</text:p>
          </table:table-cell>
          <table:table-cell table:formula="of:=[.BJ50]+MIN([.BJ132];[.BK212])" office:value-type="float" office:value="72343" calcext:value-type="float">
            <text:p>72343</text:p>
          </table:table-cell>
          <table:table-cell table:formula="of:=[.BK50]+MIN([.BK132];[.BL212])" office:value-type="float" office:value="72302" calcext:value-type="float">
            <text:p>72302</text:p>
          </table:table-cell>
          <table:table-cell table:formula="of:=[.BL50]+MIN([.BL132];[.BM212])" office:value-type="float" office:value="65703" calcext:value-type="float">
            <text:p>65703</text:p>
          </table:table-cell>
          <table:table-cell table:formula="of:=[.BM50]+MIN([.BM132];[.BN212])" office:value-type="float" office:value="66245" calcext:value-type="float">
            <text:p>66245</text:p>
          </table:table-cell>
          <table:table-cell table:formula="of:=[.BN50]+MIN([.BN132];[.BO212])" office:value-type="float" office:value="56341" calcext:value-type="float">
            <text:p>56341</text:p>
          </table:table-cell>
          <table:table-cell table:formula="of:=[.BO50]+MIN([.BO132];[.BP212])" office:value-type="float" office:value="51308" calcext:value-type="float">
            <text:p>51308</text:p>
          </table:table-cell>
          <table:table-cell table:formula="of:=[.BP50]+MIN([.BP132];[.BQ212])" office:value-type="float" office:value="52890" calcext:value-type="float">
            <text:p>52890</text:p>
          </table:table-cell>
          <table:table-cell table:formula="of:=[.BQ50]+MIN([.BQ132];[.BR212])" office:value-type="float" office:value="48212" calcext:value-type="float">
            <text:p>48212</text:p>
          </table:table-cell>
          <table:table-cell table:formula="of:=[.BR50]+MIN([.BR132];[.BS212])" office:value-type="float" office:value="46772" calcext:value-type="float">
            <text:p>46772</text:p>
          </table:table-cell>
          <table:table-cell table:formula="of:=[.BS50]+MIN([.BS132];[.BT212])" office:value-type="float" office:value="41000" calcext:value-type="float">
            <text:p>41000</text:p>
          </table:table-cell>
          <table:table-cell table:formula="of:=[.BT50]+MIN([.BT132];[.BU212])" office:value-type="float" office:value="36929" calcext:value-type="float">
            <text:p>36929</text:p>
          </table:table-cell>
          <table:table-cell table:formula="of:=[.BU50]+MIN([.BU132];[.BV212])" office:value-type="float" office:value="35605" calcext:value-type="float">
            <text:p>35605</text:p>
          </table:table-cell>
          <table:table-cell table:formula="of:=[.BV50]+MIN([.BV132];[.BW212])" office:value-type="float" office:value="36978" calcext:value-type="float">
            <text:p>36978</text:p>
          </table:table-cell>
          <table:table-cell table:formula="of:=[.BW50]+MIN([.BW132];[.BX212])" office:value-type="float" office:value="27345" calcext:value-type="float">
            <text:p>27345</text:p>
          </table:table-cell>
          <table:table-cell table:formula="of:=[.BX50]+MIN([.BX132];[.BY212])" office:value-type="float" office:value="30864" calcext:value-type="float">
            <text:p>30864</text:p>
          </table:table-cell>
          <table:table-cell table:formula="of:=[.BY50]+MIN([.BY132];[.BZ212])" office:value-type="float" office:value="22644" calcext:value-type="float">
            <text:p>22644</text:p>
          </table:table-cell>
          <table:table-cell table:formula="of:=[.BZ50]+MIN([.BZ132];[.CA212])" office:value-type="float" office:value="20976" calcext:value-type="float">
            <text:p>20976</text:p>
          </table:table-cell>
          <table:table-cell table:formula="of:=[.CA50]+MIN([.CA132];[.CB212])" office:value-type="float" office:value="12816" calcext:value-type="float">
            <text:p>12816</text:p>
          </table:table-cell>
          <table:table-cell table:formula="of:=[.CB50]" office:value-type="float" office:value="5432" calcext:value-type="float">
            <text:p>5432</text:p>
          </table:table-cell>
        </table:table-row>
        <table:table-row table:style-name="ro1">
          <table:table-cell table:formula="of:=[.A51]+MIN([.A133];[.B213])" office:value-type="float" office:value="281731" calcext:value-type="float">
            <text:p>281731</text:p>
          </table:table-cell>
          <table:table-cell table:formula="of:=[.B51]+MIN([.B133];[.C213])" office:value-type="float" office:value="280726" calcext:value-type="float">
            <text:p>280726</text:p>
          </table:table-cell>
          <table:table-cell table:formula="of:=[.C51]+MIN([.C133];[.D213])" office:value-type="float" office:value="276214" calcext:value-type="float">
            <text:p>276214</text:p>
          </table:table-cell>
          <table:table-cell table:formula="of:=[.D51]+MIN([.D133];[.E213])" office:value-type="float" office:value="271028" calcext:value-type="float">
            <text:p>271028</text:p>
          </table:table-cell>
          <table:table-cell table:formula="of:=[.E51]+MIN([.E133];[.F213])" office:value-type="float" office:value="267075" calcext:value-type="float">
            <text:p>267075</text:p>
          </table:table-cell>
          <table:table-cell table:formula="of:=[.F51]+MIN([.F133];[.G213])" office:value-type="float" office:value="264911" calcext:value-type="float">
            <text:p>264911</text:p>
          </table:table-cell>
          <table:table-cell table:formula="of:=[.G51]+MIN([.G133];[.H213])" office:value-type="float" office:value="269259" calcext:value-type="float">
            <text:p>269259</text:p>
          </table:table-cell>
          <table:table-cell table:formula="of:=[.H51]+MIN([.H133];[.I213])" office:value-type="float" office:value="265162" calcext:value-type="float">
            <text:p>265162</text:p>
          </table:table-cell>
          <table:table-cell table:formula="of:=[.I51]+MIN([.I133];[.J213])" office:value-type="float" office:value="261915" calcext:value-type="float">
            <text:p>261915</text:p>
          </table:table-cell>
          <table:table-cell table:formula="of:=[.J51]+MIN([.J133];[.K213])" office:value-type="float" office:value="253218" calcext:value-type="float">
            <text:p>253218</text:p>
          </table:table-cell>
          <table:table-cell table:formula="of:=[.K51]+MIN([.K133];[.L213])" office:value-type="float" office:value="260294" calcext:value-type="float">
            <text:p>260294</text:p>
          </table:table-cell>
          <table:table-cell table:formula="of:=[.L51]+MIN([.L133];[.M213])" office:value-type="float" office:value="254681" calcext:value-type="float">
            <text:p>254681</text:p>
          </table:table-cell>
          <table:table-cell table:formula="of:=[.M51]+MIN([.M133];[.N213])" office:value-type="float" office:value="253820" calcext:value-type="float">
            <text:p>253820</text:p>
          </table:table-cell>
          <table:table-cell table:formula="of:=[.N51]+MIN([.N133];[.O213])" office:value-type="float" office:value="249949" calcext:value-type="float">
            <text:p>249949</text:p>
          </table:table-cell>
          <table:table-cell table:formula="of:=[.O51]+MIN([.O133];[.P213])" office:value-type="float" office:value="243158" calcext:value-type="float">
            <text:p>243158</text:p>
          </table:table-cell>
          <table:table-cell table:formula="of:=[.P51]+MIN([.P133];[.Q213])" office:value-type="float" office:value="239939" calcext:value-type="float">
            <text:p>239939</text:p>
          </table:table-cell>
          <table:table-cell table:formula="of:=[.Q51]+MIN([.Q133];[.R213])" office:value-type="float" office:value="237520" calcext:value-type="float">
            <text:p>237520</text:p>
          </table:table-cell>
          <table:table-cell table:formula="of:=[.R51]+MIN([.R133];[.S213])" office:value-type="float" office:value="232890" calcext:value-type="float">
            <text:p>232890</text:p>
          </table:table-cell>
          <table:table-cell table:formula="of:=[.S51]+MIN([.S133];[.T213])" office:value-type="float" office:value="227735" calcext:value-type="float">
            <text:p>227735</text:p>
          </table:table-cell>
          <table:table-cell table:formula="of:=[.T51]+MIN([.T133];[.U213])" office:value-type="float" office:value="219906" calcext:value-type="float">
            <text:p>219906</text:p>
          </table:table-cell>
          <table:table-cell table:formula="of:=[.U51]+MIN([.U133];[.V213])" office:value-type="float" office:value="218426" calcext:value-type="float">
            <text:p>218426</text:p>
          </table:table-cell>
          <table:table-cell table:formula="of:=[.V51]+MIN([.V133];[.W213])" office:value-type="float" office:value="212292" calcext:value-type="float">
            <text:p>212292</text:p>
          </table:table-cell>
          <table:table-cell table:formula="of:=[.W51]+MIN([.W133];[.X213])" office:value-type="float" office:value="211095" calcext:value-type="float">
            <text:p>211095</text:p>
          </table:table-cell>
          <table:table-cell table:formula="of:=[.X51]+MIN([.X133];[.Y213])" office:value-type="float" office:value="215722" calcext:value-type="float">
            <text:p>215722</text:p>
          </table:table-cell>
          <table:table-cell table:formula="of:=[.Y51]+MIN([.Y133];[.Z213])" office:value-type="float" office:value="206799" calcext:value-type="float">
            <text:p>206799</text:p>
          </table:table-cell>
          <table:table-cell table:formula="of:=[.Z51]+MIN([.Z133];[.AA213])" office:value-type="float" office:value="203043" calcext:value-type="float">
            <text:p>203043</text:p>
          </table:table-cell>
          <table:table-cell table:formula="of:=[.AA51]+MIN([.AA133];[.AB213])" office:value-type="float" office:value="201649" calcext:value-type="float">
            <text:p>201649</text:p>
          </table:table-cell>
          <table:table-cell table:formula="of:=[.AB51]+MIN([.AB133];[.AC213])" office:value-type="float" office:value="199140" calcext:value-type="float">
            <text:p>199140</text:p>
          </table:table-cell>
          <table:table-cell table:formula="of:=[.AC51]+MIN([.AC133];[.AD213])" office:value-type="float" office:value="194121" calcext:value-type="float">
            <text:p>194121</text:p>
          </table:table-cell>
          <table:table-cell table:formula="of:=[.AD51]+MIN([.AD133];[.AE213])" office:value-type="float" office:value="187594" calcext:value-type="float">
            <text:p>187594</text:p>
          </table:table-cell>
          <table:table-cell table:formula="of:=[.AE51]+MIN([.AE133];[.AF213])" office:value-type="float" office:value="184098" calcext:value-type="float">
            <text:p>184098</text:p>
          </table:table-cell>
          <table:table-cell table:formula="of:=[.AF51]+MIN([.AF133];[.AG213])" office:value-type="float" office:value="179390" calcext:value-type="float">
            <text:p>179390</text:p>
          </table:table-cell>
          <table:table-cell table:formula="of:=[.AG51]+MIN([.AG133];[.AH213])" office:value-type="float" office:value="172805" calcext:value-type="float">
            <text:p>172805</text:p>
          </table:table-cell>
          <table:table-cell table:formula="of:=[.AH51]+MIN([.AH133];[.AI213])" office:value-type="float" office:value="174013" calcext:value-type="float">
            <text:p>174013</text:p>
          </table:table-cell>
          <table:table-cell table:formula="of:=[.AI51]+MIN([.AI133];[.AJ213])" office:value-type="float" office:value="168395" calcext:value-type="float">
            <text:p>168395</text:p>
          </table:table-cell>
          <table:table-cell table:formula="of:=[.AJ51]+MIN([.AJ133];[.AK213])" office:value-type="float" office:value="160407" calcext:value-type="float">
            <text:p>160407</text:p>
          </table:table-cell>
          <table:table-cell table:formula="of:=[.AK51]+MIN([.AK133];[.AL213])" office:value-type="float" office:value="159297" calcext:value-type="float">
            <text:p>159297</text:p>
          </table:table-cell>
          <table:table-cell table:formula="of:=[.AL51]+MIN([.AL133];[.AM213])" office:value-type="float" office:value="155800" calcext:value-type="float">
            <text:p>155800</text:p>
          </table:table-cell>
          <table:table-cell table:formula="of:=[.AM51]+MIN([.AM133];[.AN213])" office:value-type="float" office:value="149110" calcext:value-type="float">
            <text:p>149110</text:p>
          </table:table-cell>
          <table:table-cell table:formula="of:=[.AN51]+MIN([.AN133];[.AO213])" office:value-type="float" office:value="141304" calcext:value-type="float">
            <text:p>141304</text:p>
          </table:table-cell>
          <table:table-cell table:formula="of:=[.AO51]+MIN([.AO133];[.AP213])" office:value-type="float" office:value="136598" calcext:value-type="float">
            <text:p>136598</text:p>
          </table:table-cell>
          <table:table-cell table:formula="of:=[.AP51]+MIN([.AP133];[.AQ213])" office:value-type="float" office:value="130347" calcext:value-type="float">
            <text:p>130347</text:p>
          </table:table-cell>
          <table:table-cell table:formula="of:=[.AQ51]+MIN([.AQ133];[.AR213])" office:value-type="float" office:value="122077" calcext:value-type="float">
            <text:p>122077</text:p>
          </table:table-cell>
          <table:table-cell table:formula="of:=[.AR51]+MIN([.AR133];[.AS213])" office:value-type="float" office:value="121656" calcext:value-type="float">
            <text:p>121656</text:p>
          </table:table-cell>
          <table:table-cell table:formula="of:=[.AS51]+MIN([.AS133];[.AT213])" office:value-type="float" office:value="118379" calcext:value-type="float">
            <text:p>118379</text:p>
          </table:table-cell>
          <table:table-cell table:formula="of:=[.AT51]+MIN([.AT133];[.AU213])" office:value-type="float" office:value="116947" calcext:value-type="float">
            <text:p>116947</text:p>
          </table:table-cell>
          <table:table-cell table:formula="of:=[.AU51]+MIN([.AU133];[.AV213])" office:value-type="float" office:value="114862" calcext:value-type="float">
            <text:p>114862</text:p>
          </table:table-cell>
          <table:table-cell table:formula="of:=[.AV51]+MIN([.AV133];[.AW213])" office:value-type="float" office:value="115777" calcext:value-type="float">
            <text:p>115777</text:p>
          </table:table-cell>
          <table:table-cell table:formula="of:=[.AW51]+MIN([.AW133];[.AX213])" office:value-type="float" office:value="118506" calcext:value-type="float">
            <text:p>118506</text:p>
          </table:table-cell>
          <table:table-cell table:formula="of:=[.AX51]+MIN([.AX133];[.AY213])" office:value-type="float" office:value="109447" calcext:value-type="float">
            <text:p>109447</text:p>
          </table:table-cell>
          <table:table-cell table:formula="of:=[.AY51]+MIN([.AY133];[.AZ213])" office:value-type="float" office:value="107233" calcext:value-type="float">
            <text:p>107233</text:p>
          </table:table-cell>
          <table:table-cell table:formula="of:=[.AZ51]+MIN([.AZ133];[.BA213])" office:value-type="float" office:value="100750" calcext:value-type="float">
            <text:p>100750</text:p>
          </table:table-cell>
          <table:table-cell table:formula="of:=[.BA51]+MIN([.BA133];[.BB213])" office:value-type="float" office:value="93904" calcext:value-type="float">
            <text:p>93904</text:p>
          </table:table-cell>
          <table:table-cell table:formula="of:=[.BB51]+MIN([.BB133];[.BC213])" office:value-type="float" office:value="91160" calcext:value-type="float">
            <text:p>91160</text:p>
          </table:table-cell>
          <table:table-cell table:formula="of:=[.BC51]+MIN([.BC133];[.BD213])" office:value-type="float" office:value="94152" calcext:value-type="float">
            <text:p>94152</text:p>
          </table:table-cell>
          <table:table-cell table:formula="of:=[.BD51]+MIN([.BD133];[.BE213])" office:value-type="float" office:value="91466" calcext:value-type="float">
            <text:p>91466</text:p>
          </table:table-cell>
          <table:table-cell table:formula="of:=[.BE51]+MIN([.BE133];[.BF213])" office:value-type="float" office:value="95911" calcext:value-type="float">
            <text:p>95911</text:p>
          </table:table-cell>
          <table:table-cell table:formula="of:=[.BF51]+MIN([.BF133];[.BG213])" office:value-type="float" office:value="92177" calcext:value-type="float">
            <text:p>92177</text:p>
          </table:table-cell>
          <table:table-cell table:formula="of:=[.BG51]+MIN([.BG133];[.BH213])" office:value-type="float" office:value="83363" calcext:value-type="float">
            <text:p>83363</text:p>
          </table:table-cell>
          <table:table-cell table:formula="of:=[.BH51]+MIN([.BH133];[.BI213])" office:value-type="float" office:value="76692" calcext:value-type="float">
            <text:p>76692</text:p>
          </table:table-cell>
          <table:table-cell table:formula="of:=[.BI51]+MIN([.BI133];[.BJ213])" office:value-type="float" office:value="72690" calcext:value-type="float">
            <text:p>72690</text:p>
          </table:table-cell>
          <table:table-cell table:formula="of:=[.BJ51]+MIN([.BJ133];[.BK213])" office:value-type="float" office:value="72191" calcext:value-type="float">
            <text:p>72191</text:p>
          </table:table-cell>
          <table:table-cell table:formula="of:=[.BK51]+MIN([.BK133];[.BL213])" office:value-type="float" office:value="64497" calcext:value-type="float">
            <text:p>64497</text:p>
          </table:table-cell>
          <table:table-cell table:formula="of:=[.BL51]+MIN([.BL133];[.BM213])" office:value-type="float" office:value="60723" calcext:value-type="float">
            <text:p>60723</text:p>
          </table:table-cell>
          <table:table-cell table:formula="of:=[.BM51]+MIN([.BM133];[.BN213])" office:value-type="float" office:value="56316" calcext:value-type="float">
            <text:p>56316</text:p>
          </table:table-cell>
          <table:table-cell table:formula="of:=[.BN51]+MIN([.BN133];[.BO213])" office:value-type="float" office:value="56049" calcext:value-type="float">
            <text:p>56049</text:p>
          </table:table-cell>
          <table:table-cell table:formula="of:=[.BO51]+MIN([.BO133];[.BP213])" office:value-type="float" office:value="49571" calcext:value-type="float">
            <text:p>49571</text:p>
          </table:table-cell>
          <table:table-cell table:formula="of:=[.BP51]+MIN([.BP133];[.BQ213])" office:value-type="float" office:value="42937" calcext:value-type="float">
            <text:p>42937</text:p>
          </table:table-cell>
          <table:table-cell table:formula="of:=[.BQ51]+MIN([.BQ133];[.BR213])" office:value-type="float" office:value="41015" calcext:value-type="float">
            <text:p>41015</text:p>
          </table:table-cell>
          <table:table-cell table:formula="of:=[.BR51]+MIN([.BR133];[.BS213])" office:value-type="float" office:value="37614" calcext:value-type="float">
            <text:p>37614</text:p>
          </table:table-cell>
          <table:table-cell table:formula="of:=[.BS51]+MIN([.BS133];[.BT213])" office:value-type="float" office:value="43326" calcext:value-type="float">
            <text:p>43326</text:p>
          </table:table-cell>
          <table:table-cell table:formula="of:=[.BT51]+MIN([.BT133];[.BU213])" office:value-type="float" office:value="36026" calcext:value-type="float">
            <text:p>36026</text:p>
          </table:table-cell>
          <table:table-cell table:formula="of:=[.BU51]+MIN([.BU133];[.BV213])" office:value-type="float" office:value="35132" calcext:value-type="float">
            <text:p>35132</text:p>
          </table:table-cell>
          <table:table-cell table:formula="of:=[.BV51]+MIN([.BV133];[.BW213])" office:value-type="float" office:value="27302" calcext:value-type="float">
            <text:p>27302</text:p>
          </table:table-cell>
          <table:table-cell table:formula="of:=[.BW51]+MIN([.BW133];[.BX213])" office:value-type="float" office:value="23361" calcext:value-type="float">
            <text:p>23361</text:p>
          </table:table-cell>
          <table:table-cell table:formula="of:=[.BX51]+MIN([.BX133];[.BY213])" office:value-type="float" office:value="21184" calcext:value-type="float">
            <text:p>21184</text:p>
          </table:table-cell>
          <table:table-cell table:formula="of:=[.BY51]+MIN([.BY133];[.BZ213])" office:value-type="float" office:value="19038" calcext:value-type="float">
            <text:p>19038</text:p>
          </table:table-cell>
          <table:table-cell table:formula="of:=[.BZ51]+MIN([.BZ133];[.CA213])" office:value-type="float" office:value="13949" calcext:value-type="float">
            <text:p>13949</text:p>
          </table:table-cell>
          <table:table-cell table:formula="of:=[.CA51]+MIN([.CA133];[.CB213])" office:value-type="float" office:value="6870" calcext:value-type="float">
            <text:p>6870</text:p>
          </table:table-cell>
          <table:table-cell table:formula="of:=[.CB51]" office:value-type="float" office:value="6351" calcext:value-type="float">
            <text:p>6351</text:p>
          </table:table-cell>
        </table:table-row>
        <table:table-row table:style-name="ro1">
          <table:table-cell table:formula="of:=[.A52]+MIN([.A134];[.B214])" office:value-type="float" office:value="288244" calcext:value-type="float">
            <text:p>288244</text:p>
          </table:table-cell>
          <table:table-cell table:formula="of:=[.B52]+MIN([.B134];[.C214])" office:value-type="float" office:value="280964" calcext:value-type="float">
            <text:p>280964</text:p>
          </table:table-cell>
          <table:table-cell table:formula="of:=[.C52]+MIN([.C134];[.D214])" office:value-type="float" office:value="275822" calcext:value-type="float">
            <text:p>275822</text:p>
          </table:table-cell>
          <table:table-cell table:formula="of:=[.D52]+MIN([.D134];[.E214])" office:value-type="float" office:value="271561" calcext:value-type="float">
            <text:p>271561</text:p>
          </table:table-cell>
          <table:table-cell table:formula="of:=[.E52]+MIN([.E134];[.F214])" office:value-type="float" office:value="268756" calcext:value-type="float">
            <text:p>268756</text:p>
          </table:table-cell>
          <table:table-cell table:formula="of:=[.F52]+MIN([.F134];[.G214])" office:value-type="float" office:value="261539" calcext:value-type="float">
            <text:p>261539</text:p>
          </table:table-cell>
          <table:table-cell table:formula="of:=[.G52]+MIN([.G134];[.H214])" office:value-type="float" office:value="266250" calcext:value-type="float">
            <text:p>266250</text:p>
          </table:table-cell>
          <table:table-cell table:formula="of:=[.H52]+MIN([.H134];[.I214])" office:value-type="float" office:value="264874" calcext:value-type="float">
            <text:p>264874</text:p>
          </table:table-cell>
          <table:table-cell table:formula="of:=[.I52]+MIN([.I134];[.J214])" office:value-type="float" office:value="255658" calcext:value-type="float">
            <text:p>255658</text:p>
          </table:table-cell>
          <table:table-cell table:formula="of:=[.J52]+MIN([.J134];[.K214])" office:value-type="float" office:value="250196" calcext:value-type="float">
            <text:p>250196</text:p>
          </table:table-cell>
          <table:table-cell table:formula="of:=[.K52]+MIN([.K134];[.L214])" office:value-type="float" office:value="250398" calcext:value-type="float">
            <text:p>250398</text:p>
          </table:table-cell>
          <table:table-cell table:formula="of:=[.L52]+MIN([.L134];[.M214])" office:value-type="float" office:value="253140" calcext:value-type="float">
            <text:p>253140</text:p>
          </table:table-cell>
          <table:table-cell table:formula="of:=[.M52]+MIN([.M134];[.N214])" office:value-type="float" office:value="255189" calcext:value-type="float">
            <text:p>255189</text:p>
          </table:table-cell>
          <table:table-cell table:formula="of:=[.N52]+MIN([.N134];[.O214])" office:value-type="float" office:value="247426" calcext:value-type="float">
            <text:p>247426</text:p>
          </table:table-cell>
          <table:table-cell table:formula="of:=[.O52]+MIN([.O134];[.P214])" office:value-type="float" office:value="244678" calcext:value-type="float">
            <text:p>244678</text:p>
          </table:table-cell>
          <table:table-cell table:formula="of:=[.P52]+MIN([.P134];[.Q214])" office:value-type="float" office:value="237197" calcext:value-type="float">
            <text:p>237197</text:p>
          </table:table-cell>
          <table:table-cell table:formula="of:=[.Q52]+MIN([.Q134];[.R214])" office:value-type="float" office:value="233442" calcext:value-type="float">
            <text:p>233442</text:p>
          </table:table-cell>
          <table:table-cell table:formula="of:=[.R52]+MIN([.R134];[.S214])" office:value-type="float" office:value="225923" calcext:value-type="float">
            <text:p>225923</text:p>
          </table:table-cell>
          <table:table-cell table:formula="of:=[.S52]+MIN([.S134];[.T214])" office:value-type="float" office:value="221599" calcext:value-type="float">
            <text:p>221599</text:p>
          </table:table-cell>
          <table:table-cell table:formula="of:=[.T52]+MIN([.T134];[.U214])" office:value-type="float" office:value="213915" calcext:value-type="float">
            <text:p>213915</text:p>
          </table:table-cell>
          <table:table-cell table:formula="of:=[.U52]+MIN([.U134];[.V214])" office:value-type="float" office:value="218026" calcext:value-type="float">
            <text:p>218026</text:p>
          </table:table-cell>
          <table:table-cell table:formula="of:=[.V52]+MIN([.V134];[.W214])" office:value-type="float" office:value="215062" calcext:value-type="float">
            <text:p>215062</text:p>
          </table:table-cell>
          <table:table-cell table:formula="of:=[.W52]+MIN([.W134];[.X214])" office:value-type="float" office:value="209681" calcext:value-type="float">
            <text:p>209681</text:p>
          </table:table-cell>
          <table:table-cell table:formula="of:=[.X52]+MIN([.X134];[.Y214])" office:value-type="float" office:value="213312" calcext:value-type="float">
            <text:p>213312</text:p>
          </table:table-cell>
          <table:table-cell table:formula="of:=[.Y52]+MIN([.Y134];[.Z214])" office:value-type="float" office:value="208919" calcext:value-type="float">
            <text:p>208919</text:p>
          </table:table-cell>
          <table:table-cell table:formula="of:=[.Z52]+MIN([.Z134];[.AA214])" office:value-type="float" office:value="205494" calcext:value-type="float">
            <text:p>205494</text:p>
          </table:table-cell>
          <table:table-cell table:formula="of:=[.AA52]+MIN([.AA134];[.AB214])" office:value-type="float" office:value="197647" calcext:value-type="float">
            <text:p>197647</text:p>
          </table:table-cell>
          <table:table-cell table:formula="of:=[.AB52]+MIN([.AB134];[.AC214])" office:value-type="float" office:value="196034" calcext:value-type="float">
            <text:p>196034</text:p>
          </table:table-cell>
          <table:table-cell table:formula="of:=[.AC52]+MIN([.AC134];[.AD214])" office:value-type="float" office:value="186353" calcext:value-type="float">
            <text:p>186353</text:p>
          </table:table-cell>
          <table:table-cell table:formula="of:=[.AD52]+MIN([.AD134];[.AE214])" office:value-type="float" office:value="182447" calcext:value-type="float">
            <text:p>182447</text:p>
          </table:table-cell>
          <table:table-cell table:formula="of:=[.AE52]+MIN([.AE134];[.AF214])" office:value-type="float" office:value="176094" calcext:value-type="float">
            <text:p>176094</text:p>
          </table:table-cell>
          <table:table-cell table:formula="of:=[.AF52]+MIN([.AF134];[.AG214])" office:value-type="float" office:value="170565" calcext:value-type="float">
            <text:p>170565</text:p>
          </table:table-cell>
          <table:table-cell table:formula="of:=[.AG52]+MIN([.AG134];[.AH214])" office:value-type="float" office:value="167743" calcext:value-type="float">
            <text:p>167743</text:p>
          </table:table-cell>
          <table:table-cell table:formula="of:=[.AH52]+MIN([.AH134];[.AI214])" office:value-type="float" office:value="164388" calcext:value-type="float">
            <text:p>164388</text:p>
          </table:table-cell>
          <table:table-cell table:formula="of:=[.AI52]+MIN([.AI134];[.AJ214])" office:value-type="float" office:value="163481" calcext:value-type="float">
            <text:p>163481</text:p>
          </table:table-cell>
          <table:table-cell table:formula="of:=[.AJ52]+MIN([.AJ134];[.AK214])" office:value-type="float" office:value="159562" calcext:value-type="float">
            <text:p>159562</text:p>
          </table:table-cell>
          <table:table-cell table:formula="of:=[.AK52]+MIN([.AK134];[.AL214])" office:value-type="float" office:value="155305" calcext:value-type="float">
            <text:p>155305</text:p>
          </table:table-cell>
          <table:table-cell table:formula="of:=[.AL52]+MIN([.AL134];[.AM214])" office:value-type="float" office:value="147816" calcext:value-type="float">
            <text:p>147816</text:p>
          </table:table-cell>
          <table:table-cell table:formula="of:=[.AM52]+MIN([.AM134];[.AN214])" office:value-type="float" office:value="139144" calcext:value-type="float">
            <text:p>139144</text:p>
          </table:table-cell>
          <table:table-cell table:formula="of:=[.AN52]+MIN([.AN134];[.AO214])" office:value-type="float" office:value="134788" calcext:value-type="float">
            <text:p>134788</text:p>
          </table:table-cell>
          <table:table-cell table:formula="of:=[.AO52]+MIN([.AO134];[.AP214])" office:value-type="float" office:value="131266" calcext:value-type="float">
            <text:p>131266</text:p>
          </table:table-cell>
          <table:table-cell table:formula="of:=[.AP52]+MIN([.AP134];[.AQ214])" office:value-type="float" office:value="130552" calcext:value-type="float">
            <text:p>130552</text:p>
          </table:table-cell>
          <table:table-cell table:formula="of:=[.AQ52]+MIN([.AQ134];[.AR214])" office:value-type="float" office:value="123976" calcext:value-type="float">
            <text:p>123976</text:p>
          </table:table-cell>
          <table:table-cell table:formula="of:=[.AR52]+MIN([.AR134];[.AS214])" office:value-type="float" office:value="117933" calcext:value-type="float">
            <text:p>117933</text:p>
          </table:table-cell>
          <table:table-cell table:formula="of:=[.AS52]+MIN([.AS134];[.AT214])" office:value-type="float" office:value="118010" calcext:value-type="float">
            <text:p>118010</text:p>
          </table:table-cell>
          <table:table-cell table:formula="of:=[.AT52]+MIN([.AT134];[.AU214])" office:value-type="float" office:value="112117" calcext:value-type="float">
            <text:p>112117</text:p>
          </table:table-cell>
          <table:table-cell table:formula="of:=[.AU52]+MIN([.AU134];[.AV214])" office:value-type="float" office:value="107927" calcext:value-type="float">
            <text:p>107927</text:p>
          </table:table-cell>
          <table:table-cell table:formula="of:=[.AV52]+MIN([.AV134];[.AW214])" office:value-type="float" office:value="107682" calcext:value-type="float">
            <text:p>107682</text:p>
          </table:table-cell>
          <table:table-cell table:formula="of:=[.AW52]+MIN([.AW134];[.AX214])" office:value-type="float" office:value="113007" calcext:value-type="float">
            <text:p>113007</text:p>
          </table:table-cell>
          <table:table-cell table:formula="of:=[.AX52]+MIN([.AX134];[.AY214])" office:value-type="float" office:value="109166" calcext:value-type="float">
            <text:p>109166</text:p>
          </table:table-cell>
          <table:table-cell table:formula="of:=[.AY52]+MIN([.AY134];[.AZ214])" office:value-type="float" office:value="102156" calcext:value-type="float">
            <text:p>102156</text:p>
          </table:table-cell>
          <table:table-cell table:formula="of:=[.AZ52]+MIN([.AZ134];[.BA214])" office:value-type="float" office:value="94455" calcext:value-type="float">
            <text:p>94455</text:p>
          </table:table-cell>
          <table:table-cell table:formula="of:=[.BA52]+MIN([.BA134];[.BB214])" office:value-type="float" office:value="90784" calcext:value-type="float">
            <text:p>90784</text:p>
          </table:table-cell>
          <table:table-cell table:formula="of:=[.BB52]+MIN([.BB134];[.BC214])" office:value-type="float" office:value="89573" calcext:value-type="float">
            <text:p>89573</text:p>
          </table:table-cell>
          <table:table-cell table:formula="of:=[.BC52]+MIN([.BC134];[.BD214])" office:value-type="float" office:value="87951" calcext:value-type="float">
            <text:p>87951</text:p>
          </table:table-cell>
          <table:table-cell table:formula="of:=[.BD52]+MIN([.BD134];[.BE214])" office:value-type="float" office:value="84775" calcext:value-type="float">
            <text:p>84775</text:p>
          </table:table-cell>
          <table:table-cell table:formula="of:=[.BE52]+MIN([.BE134];[.BF214])" office:value-type="float" office:value="86815" calcext:value-type="float">
            <text:p>86815</text:p>
          </table:table-cell>
          <table:table-cell table:formula="of:=[.BF52]+MIN([.BF134];[.BG214])" office:value-type="float" office:value="82550" calcext:value-type="float">
            <text:p>82550</text:p>
          </table:table-cell>
          <table:table-cell table:formula="of:=[.BG52]+MIN([.BG134];[.BH214])" office:value-type="float" office:value="81477" calcext:value-type="float">
            <text:p>81477</text:p>
          </table:table-cell>
          <table:table-cell table:formula="of:=[.BH52]+MIN([.BH134];[.BI214])" office:value-type="float" office:value="75839" calcext:value-type="float">
            <text:p>75839</text:p>
          </table:table-cell>
          <table:table-cell table:formula="of:=[.BI52]+MIN([.BI134];[.BJ214])" office:value-type="float" office:value="69195" calcext:value-type="float">
            <text:p>69195</text:p>
          </table:table-cell>
          <table:table-cell table:formula="of:=[.BJ52]+MIN([.BJ134];[.BK214])" office:value-type="float" office:value="62252" calcext:value-type="float">
            <text:p>62252</text:p>
          </table:table-cell>
          <table:table-cell table:formula="of:=[.BK52]+MIN([.BK134];[.BL214])" office:value-type="float" office:value="56789" calcext:value-type="float">
            <text:p>56789</text:p>
          </table:table-cell>
          <table:table-cell table:formula="of:=[.BL52]+MIN([.BL134];[.BM214])" office:value-type="float" office:value="53258" calcext:value-type="float">
            <text:p>53258</text:p>
          </table:table-cell>
          <table:table-cell table:formula="of:=[.BM52]+MIN([.BM134];[.BN214])" office:value-type="float" office:value="50437" calcext:value-type="float">
            <text:p>50437</text:p>
          </table:table-cell>
          <table:table-cell table:formula="of:=[.BN52]+MIN([.BN134];[.BO214])" office:value-type="float" office:value="49090" calcext:value-type="float">
            <text:p>49090</text:p>
          </table:table-cell>
          <table:table-cell table:formula="of:=[.BO52]+MIN([.BO134];[.BP214])" office:value-type="float" office:value="43132" calcext:value-type="float">
            <text:p>43132</text:p>
          </table:table-cell>
          <table:table-cell table:formula="of:=[.BP52]+MIN([.BP134];[.BQ214])" office:value-type="float" office:value="39696" calcext:value-type="float">
            <text:p>39696</text:p>
          </table:table-cell>
          <table:table-cell table:formula="of:=[.BQ52]+MIN([.BQ134];[.BR214])" office:value-type="float" office:value="38258" calcext:value-type="float">
            <text:p>38258</text:p>
          </table:table-cell>
          <table:table-cell table:formula="of:=[.BR52]+MIN([.BR134];[.BS214])" office:value-type="float" office:value="35259" calcext:value-type="float">
            <text:p>35259</text:p>
          </table:table-cell>
          <table:table-cell table:formula="of:=[.BS52]+MIN([.BS134];[.BT214])" office:value-type="float" office:value="34265" calcext:value-type="float">
            <text:p>34265</text:p>
          </table:table-cell>
          <table:table-cell table:formula="of:=[.BT52]+MIN([.BT134];[.BU214])" office:value-type="float" office:value="33415" calcext:value-type="float">
            <text:p>33415</text:p>
          </table:table-cell>
          <table:table-cell table:formula="of:=[.BU52]+MIN([.BU134];[.BV214])" office:value-type="float" office:value="29284" calcext:value-type="float">
            <text:p>29284</text:p>
          </table:table-cell>
          <table:table-cell table:formula="of:=[.BV52]+MIN([.BV134];[.BW214])" office:value-type="float" office:value="26668" calcext:value-type="float">
            <text:p>26668</text:p>
          </table:table-cell>
          <table:table-cell table:formula="of:=[.BW52]+MIN([.BW134];[.BX214])" office:value-type="float" office:value="25119" calcext:value-type="float">
            <text:p>25119</text:p>
          </table:table-cell>
          <table:table-cell table:formula="of:=[.BX52]+MIN([.BX134];[.BY214])" office:value-type="float" office:value="21654" calcext:value-type="float">
            <text:p>21654</text:p>
          </table:table-cell>
          <table:table-cell table:formula="of:=[.BY52]+MIN([.BY134];[.BZ214])" office:value-type="float" office:value="15708" calcext:value-type="float">
            <text:p>15708</text:p>
          </table:table-cell>
          <table:table-cell table:formula="of:=[.BZ52]+MIN([.BZ134];[.CA214])" office:value-type="float" office:value="23097" calcext:value-type="float">
            <text:p>23097</text:p>
          </table:table-cell>
          <table:table-cell table:formula="of:=[.CA52]+MIN([.CA134];[.CB214])" office:value-type="float" office:value="14945" calcext:value-type="float">
            <text:p>14945</text:p>
          </table:table-cell>
          <table:table-cell table:formula="of:=[.CB52]" office:value-type="float" office:value="7991" calcext:value-type="float">
            <text:p>7991</text:p>
          </table:table-cell>
        </table:table-row>
        <table:table-row table:style-name="ro1">
          <table:table-cell table:formula="of:=[.A53]+MIN([.A135];[.B215])" office:value-type="float" office:value="281895" calcext:value-type="float">
            <text:p>281895</text:p>
          </table:table-cell>
          <table:table-cell table:formula="of:=[.B53]+MIN([.B135];[.C215])" office:value-type="float" office:value="272378" calcext:value-type="float">
            <text:p>272378</text:p>
          </table:table-cell>
          <table:table-cell table:formula="of:=[.C53]+MIN([.C135];[.D215])" office:value-type="float" office:value="271979" calcext:value-type="float">
            <text:p>271979</text:p>
          </table:table-cell>
          <table:table-cell table:formula="of:=[.D53]+MIN([.D135];[.E215])" office:value-type="float" office:value="268730" calcext:value-type="float">
            <text:p>268730</text:p>
          </table:table-cell>
          <table:table-cell table:formula="of:=[.E53]+MIN([.E135];[.F215])" office:value-type="float" office:value="266134" calcext:value-type="float">
            <text:p>266134</text:p>
          </table:table-cell>
          <table:table-cell table:formula="of:=[.F53]+MIN([.F135];[.G215])" office:value-type="float" office:value="258398" calcext:value-type="float">
            <text:p>258398</text:p>
          </table:table-cell>
          <table:table-cell table:formula="of:=[.G53]+MIN([.G135];[.H215])" office:value-type="float" office:value="256256" calcext:value-type="float">
            <text:p>256256</text:p>
          </table:table-cell>
          <table:table-cell table:formula="of:=[.H53]+MIN([.H135];[.I215])" office:value-type="float" office:value="254934" calcext:value-type="float">
            <text:p>254934</text:p>
          </table:table-cell>
          <table:table-cell table:formula="of:=[.I53]+MIN([.I135];[.J215])" office:value-type="float" office:value="255357" calcext:value-type="float">
            <text:p>255357</text:p>
          </table:table-cell>
          <table:table-cell table:formula="of:=[.J53]+MIN([.J135];[.K215])" office:value-type="float" office:value="248007" calcext:value-type="float">
            <text:p>248007</text:p>
          </table:table-cell>
          <table:table-cell table:formula="of:=[.K53]+MIN([.K135];[.L215])" office:value-type="float" office:value="246393" calcext:value-type="float">
            <text:p>246393</text:p>
          </table:table-cell>
          <table:table-cell table:formula="of:=[.L53]+MIN([.L135];[.M215])" office:value-type="float" office:value="246198" calcext:value-type="float">
            <text:p>246198</text:p>
          </table:table-cell>
          <table:table-cell table:formula="of:=[.M53]+MIN([.M135];[.N215])" office:value-type="float" office:value="245341" calcext:value-type="float">
            <text:p>245341</text:p>
          </table:table-cell>
          <table:table-cell table:formula="of:=[.N53]+MIN([.N135];[.O215])" office:value-type="float" office:value="242076" calcext:value-type="float">
            <text:p>242076</text:p>
          </table:table-cell>
          <table:table-cell table:formula="of:=[.O53]+MIN([.O135];[.P215])" office:value-type="float" office:value="236618" calcext:value-type="float">
            <text:p>236618</text:p>
          </table:table-cell>
          <table:table-cell table:formula="of:=[.P53]+MIN([.P135];[.Q215])" office:value-type="float" office:value="230532" calcext:value-type="float">
            <text:p>230532</text:p>
          </table:table-cell>
          <table:table-cell table:formula="of:=[.Q53]+MIN([.Q135];[.R215])" office:value-type="float" office:value="228871" calcext:value-type="float">
            <text:p>228871</text:p>
          </table:table-cell>
          <table:table-cell table:formula="of:=[.R53]+MIN([.R135];[.S215])" office:value-type="float" office:value="223799" calcext:value-type="float">
            <text:p>223799</text:p>
          </table:table-cell>
          <table:table-cell table:formula="of:=[.S53]+MIN([.S135];[.T215])" office:value-type="float" office:value="221217" calcext:value-type="float">
            <text:p>221217</text:p>
          </table:table-cell>
          <table:table-cell table:formula="of:=[.T53]+MIN([.T135];[.U215])" office:value-type="float" office:value="213258" calcext:value-type="float">
            <text:p>213258</text:p>
          </table:table-cell>
          <table:table-cell table:formula="of:=[.U53]+MIN([.U135];[.V215])" office:value-type="float" office:value="208573" calcext:value-type="float">
            <text:p>208573</text:p>
          </table:table-cell>
          <table:table-cell table:formula="of:=[.V53]+MIN([.V135];[.W215])" office:value-type="float" office:value="205766" calcext:value-type="float">
            <text:p>205766</text:p>
          </table:table-cell>
          <table:table-cell table:formula="of:=[.W53]+MIN([.W135];[.X215])" office:value-type="float" office:value="206737" calcext:value-type="float">
            <text:p>206737</text:p>
          </table:table-cell>
          <table:table-cell table:formula="of:=[.X53]+MIN([.X135];[.Y215])" office:value-type="float" office:value="206469" calcext:value-type="float">
            <text:p>206469</text:p>
          </table:table-cell>
          <table:table-cell table:formula="of:=[.Y53]+MIN([.Y135];[.Z215])" office:value-type="float" office:value="201420" calcext:value-type="float">
            <text:p>201420</text:p>
          </table:table-cell>
          <table:table-cell table:formula="of:=[.Z53]+MIN([.Z135];[.AA215])" office:value-type="float" office:value="199891" calcext:value-type="float">
            <text:p>199891</text:p>
          </table:table-cell>
          <table:table-cell table:formula="of:=[.AA53]+MIN([.AA135];[.AB215])" office:value-type="float" office:value="195919" calcext:value-type="float">
            <text:p>195919</text:p>
          </table:table-cell>
          <table:table-cell table:formula="of:=[.AB53]+MIN([.AB135];[.AC215])" office:value-type="float" office:value="187203" calcext:value-type="float">
            <text:p>187203</text:p>
          </table:table-cell>
          <table:table-cell table:formula="of:=[.AC53]+MIN([.AC135];[.AD215])" office:value-type="float" office:value="184569" calcext:value-type="float">
            <text:p>184569</text:p>
          </table:table-cell>
          <table:table-cell table:formula="of:=[.AD53]+MIN([.AD135];[.AE215])" office:value-type="float" office:value="181268" calcext:value-type="float">
            <text:p>181268</text:p>
          </table:table-cell>
          <table:table-cell table:formula="of:=[.AE53]+MIN([.AE135];[.AF215])" office:value-type="float" office:value="177856" calcext:value-type="float">
            <text:p>177856</text:p>
          </table:table-cell>
          <table:table-cell table:formula="of:=[.AF53]+MIN([.AF135];[.AG215])" office:value-type="float" office:value="169235" calcext:value-type="float">
            <text:p>169235</text:p>
          </table:table-cell>
          <table:table-cell table:formula="of:=[.AG53]+MIN([.AG135];[.AH215])" office:value-type="float" office:value="168492" calcext:value-type="float">
            <text:p>168492</text:p>
          </table:table-cell>
          <table:table-cell table:formula="of:=[.AH53]+MIN([.AH135];[.AI215])" office:value-type="float" office:value="160491" calcext:value-type="float">
            <text:p>160491</text:p>
          </table:table-cell>
          <table:table-cell table:formula="of:=[.AI53]+MIN([.AI135];[.AJ215])" office:value-type="float" office:value="155757" calcext:value-type="float">
            <text:p>155757</text:p>
          </table:table-cell>
          <table:table-cell table:formula="of:=[.AJ53]+MIN([.AJ135];[.AK215])" office:value-type="float" office:value="159253" calcext:value-type="float">
            <text:p>159253</text:p>
          </table:table-cell>
          <table:table-cell table:formula="of:=[.AK53]+MIN([.AK135];[.AL215])" office:value-type="float" office:value="151509" calcext:value-type="float">
            <text:p>151509</text:p>
          </table:table-cell>
          <table:table-cell table:formula="of:=[.AL53]+MIN([.AL135];[.AM215])" office:value-type="float" office:value="143417" calcext:value-type="float">
            <text:p>143417</text:p>
          </table:table-cell>
          <table:table-cell table:formula="of:=[.AM53]+MIN([.AM135];[.AN215])" office:value-type="float" office:value="139746" calcext:value-type="float">
            <text:p>139746</text:p>
          </table:table-cell>
          <table:table-cell table:formula="of:=[.AN53]+MIN([.AN135];[.AO215])" office:value-type="float" office:value="130805" calcext:value-type="float">
            <text:p>130805</text:p>
          </table:table-cell>
          <table:table-cell table:formula="of:=[.AO53]+MIN([.AO135];[.AP215])" office:value-type="float" office:value="129318" calcext:value-type="float">
            <text:p>129318</text:p>
          </table:table-cell>
          <table:table-cell table:formula="of:=[.AP53]+MIN([.AP135];[.AQ215])" office:value-type="float" office:value="123660" calcext:value-type="float">
            <text:p>123660</text:p>
          </table:table-cell>
          <table:table-cell table:formula="of:=[.AQ53]+MIN([.AQ135];[.AR215])" office:value-type="float" office:value="116561" calcext:value-type="float">
            <text:p>116561</text:p>
          </table:table-cell>
          <table:table-cell table:formula="of:=[.AR53]+MIN([.AR135];[.AS215])" office:value-type="float" office:value="113780" calcext:value-type="float">
            <text:p>113780</text:p>
          </table:table-cell>
          <table:table-cell table:formula="of:=[.AS53]+MIN([.AS135];[.AT215])" office:value-type="float" office:value="113681" calcext:value-type="float">
            <text:p>113681</text:p>
          </table:table-cell>
          <table:table-cell table:formula="of:=[.AT53]+MIN([.AT135];[.AU215])" office:value-type="float" office:value="111749" calcext:value-type="float">
            <text:p>111749</text:p>
          </table:table-cell>
          <table:table-cell table:formula="of:=[.AU53]+MIN([.AU135];[.AV215])" office:value-type="float" office:value="107306" calcext:value-type="float">
            <text:p>107306</text:p>
          </table:table-cell>
          <table:table-cell table:formula="of:=[.AV53]+MIN([.AV135];[.AW215])" office:value-type="float" office:value="105946" calcext:value-type="float">
            <text:p>105946</text:p>
          </table:table-cell>
          <table:table-cell table:formula="of:=[.AW53]+MIN([.AW135];[.AX215])" office:value-type="float" office:value="108962" calcext:value-type="float">
            <text:p>108962</text:p>
          </table:table-cell>
          <table:table-cell table:formula="of:=[.AX53]+MIN([.AX135];[.AY215])" office:value-type="float" office:value="99634" calcext:value-type="float">
            <text:p>99634</text:p>
          </table:table-cell>
          <table:table-cell table:formula="of:=[.AY53]+MIN([.AY135];[.AZ215])" office:value-type="float" office:value="99229" calcext:value-type="float">
            <text:p>99229</text:p>
          </table:table-cell>
          <table:table-cell table:formula="of:=[.AZ53]+MIN([.AZ135];[.BA215])" office:value-type="float" office:value="93701" calcext:value-type="float">
            <text:p>93701</text:p>
          </table:table-cell>
          <table:table-cell table:formula="of:=[.BA53]+MIN([.BA135];[.BB215])" office:value-type="float" office:value="91712" calcext:value-type="float">
            <text:p>91712</text:p>
          </table:table-cell>
          <table:table-cell table:formula="of:=[.BB53]+MIN([.BB135];[.BC215])" office:value-type="float" office:value="90221" calcext:value-type="float">
            <text:p>90221</text:p>
          </table:table-cell>
          <table:table-cell table:formula="of:=[.BC53]+MIN([.BC135];[.BD215])" office:value-type="float" office:value="86731" calcext:value-type="float">
            <text:p>86731</text:p>
          </table:table-cell>
          <table:table-cell table:formula="of:=[.BD53]+MIN([.BD135];[.BE215])" office:value-type="float" office:value="80251" calcext:value-type="float">
            <text:p>80251</text:p>
          </table:table-cell>
          <table:table-cell table:formula="of:=[.BE53]+MIN([.BE135];[.BF215])" office:value-type="float" office:value="77498" calcext:value-type="float">
            <text:p>77498</text:p>
          </table:table-cell>
          <table:table-cell table:formula="of:=[.BF53]+MIN([.BF135];[.BG215])" office:value-type="float" office:value="74750" calcext:value-type="float">
            <text:p>74750</text:p>
          </table:table-cell>
          <table:table-cell table:formula="of:=[.BG53]+MIN([.BG135];[.BH215])" office:value-type="float" office:value="80793" calcext:value-type="float">
            <text:p>80793</text:p>
          </table:table-cell>
          <table:table-cell table:formula="of:=[.BH53]+MIN([.BH135];[.BI215])" office:value-type="float" office:value="74350" calcext:value-type="float">
            <text:p>74350</text:p>
          </table:table-cell>
          <table:table-cell table:formula="of:=[.BI53]+MIN([.BI135];[.BJ215])" office:value-type="float" office:value="69820" calcext:value-type="float">
            <text:p>69820</text:p>
          </table:table-cell>
          <table:table-cell table:formula="of:=[.BJ53]+MIN([.BJ135];[.BK215])" office:value-type="float" office:value="73392" calcext:value-type="float">
            <text:p>73392</text:p>
          </table:table-cell>
          <table:table-cell table:formula="of:=[.BK53]+MIN([.BK135];[.BL215])" office:value-type="float" office:value="64582" calcext:value-type="float">
            <text:p>64582</text:p>
          </table:table-cell>
          <table:table-cell table:formula="of:=[.BL53]+MIN([.BL135];[.BM215])" office:value-type="float" office:value="58301" calcext:value-type="float">
            <text:p>58301</text:p>
          </table:table-cell>
          <table:table-cell table:formula="of:=[.BM53]+MIN([.BM135];[.BN215])" office:value-type="float" office:value="52998" calcext:value-type="float">
            <text:p>52998</text:p>
          </table:table-cell>
          <table:table-cell table:formula="of:=[.BN53]+MIN([.BN135];[.BO215])" office:value-type="float" office:value="50665" calcext:value-type="float">
            <text:p>50665</text:p>
          </table:table-cell>
          <table:table-cell table:formula="of:=[.BO53]+MIN([.BO135];[.BP215])" office:value-type="float" office:value="56210" calcext:value-type="float">
            <text:p>56210</text:p>
          </table:table-cell>
          <table:table-cell table:formula="of:=[.BP53]+MIN([.BP135];[.BQ215])" office:value-type="float" office:value="49028" calcext:value-type="float">
            <text:p>49028</text:p>
          </table:table-cell>
          <table:table-cell table:formula="of:=[.BQ53]+MIN([.BQ135];[.BR215])" office:value-type="float" office:value="44176" calcext:value-type="float">
            <text:p>44176</text:p>
          </table:table-cell>
          <table:table-cell table:formula="of:=[.BR53]+MIN([.BR135];[.BS215])" office:value-type="float" office:value="45572" calcext:value-type="float">
            <text:p>45572</text:p>
          </table:table-cell>
          <table:table-cell table:formula="of:=[.BS53]+MIN([.BS135];[.BT215])" office:value-type="float" office:value="40425" calcext:value-type="float">
            <text:p>40425</text:p>
          </table:table-cell>
          <table:table-cell table:formula="of:=[.BT53]+MIN([.BT135];[.BU215])" office:value-type="float" office:value="32826" calcext:value-type="float">
            <text:p>32826</text:p>
          </table:table-cell>
          <table:table-cell table:formula="of:=[.BU53]+MIN([.BU135];[.BV215])" office:value-type="float" office:value="37042" calcext:value-type="float">
            <text:p>37042</text:p>
          </table:table-cell>
          <table:table-cell table:formula="of:=[.BV53]+MIN([.BV135];[.BW215])" office:value-type="float" office:value="30228" calcext:value-type="float">
            <text:p>30228</text:p>
          </table:table-cell>
          <table:table-cell table:formula="of:=[.BW53]+MIN([.BW135];[.BX215])" office:value-type="float" office:value="29722" calcext:value-type="float">
            <text:p>29722</text:p>
          </table:table-cell>
          <table:table-cell table:formula="of:=[.BX53]+MIN([.BX135];[.BY215])" office:value-type="float" office:value="22233" calcext:value-type="float">
            <text:p>22233</text:p>
          </table:table-cell>
          <table:table-cell table:formula="of:=[.BY53]+MIN([.BY135];[.BZ215])" office:value-type="float" office:value="15018" calcext:value-type="float">
            <text:p>15018</text:p>
          </table:table-cell>
          <table:table-cell table:formula="of:=[.BZ53]+MIN([.BZ135];[.CA215])" office:value-type="float" office:value="18153" calcext:value-type="float">
            <text:p>18153</text:p>
          </table:table-cell>
          <table:table-cell table:formula="of:=[.CA53]+MIN([.CA135];[.CB215])" office:value-type="float" office:value="8216" calcext:value-type="float">
            <text:p>8216</text:p>
          </table:table-cell>
          <table:table-cell table:formula="of:=[.CB53]" office:value-type="float" office:value="7110" calcext:value-type="float">
            <text:p>7110</text:p>
          </table:table-cell>
        </table:table-row>
        <table:table-row table:style-name="ro1">
          <table:table-cell table:formula="of:=[.A54]+MIN([.A136];[.B216])" office:value-type="float" office:value="280591" calcext:value-type="float">
            <text:p>280591</text:p>
          </table:table-cell>
          <table:table-cell table:formula="of:=[.B54]+MIN([.B136];[.C216])" office:value-type="float" office:value="277878" calcext:value-type="float">
            <text:p>277878</text:p>
          </table:table-cell>
          <table:table-cell table:formula="of:=[.C54]+MIN([.C136];[.D216])" office:value-type="float" office:value="277109" calcext:value-type="float">
            <text:p>277109</text:p>
          </table:table-cell>
          <table:table-cell table:formula="of:=[.D54]+MIN([.D136];[.E216])" office:value-type="float" office:value="267421" calcext:value-type="float">
            <text:p>267421</text:p>
          </table:table-cell>
          <table:table-cell table:formula="of:=[.E54]+MIN([.E136];[.F216])" office:value-type="float" office:value="266789" calcext:value-type="float">
            <text:p>266789</text:p>
          </table:table-cell>
          <table:table-cell table:formula="of:=[.F54]+MIN([.F136];[.G216])" office:value-type="float" office:value="269529" calcext:value-type="float">
            <text:p>269529</text:p>
          </table:table-cell>
          <table:table-cell table:formula="of:=[.G54]+MIN([.G136];[.H216])" office:value-type="float" office:value="262709" calcext:value-type="float">
            <text:p>262709</text:p>
          </table:table-cell>
          <table:table-cell table:formula="of:=[.H54]+MIN([.H136];[.I216])" office:value-type="float" office:value="253966" calcext:value-type="float">
            <text:p>253966</text:p>
          </table:table-cell>
          <table:table-cell table:formula="of:=[.I54]+MIN([.I136];[.J216])" office:value-type="float" office:value="249628" calcext:value-type="float">
            <text:p>249628</text:p>
          </table:table-cell>
          <table:table-cell table:formula="of:=[.J54]+MIN([.J136];[.K216])" office:value-type="float" office:value="249291" calcext:value-type="float">
            <text:p>249291</text:p>
          </table:table-cell>
          <table:table-cell table:formula="of:=[.K54]+MIN([.K136];[.L216])" office:value-type="float" office:value="245925" calcext:value-type="float">
            <text:p>245925</text:p>
          </table:table-cell>
          <table:table-cell table:formula="of:=[.L54]+MIN([.L136];[.M216])" office:value-type="float" office:value="242852" calcext:value-type="float">
            <text:p>242852</text:p>
          </table:table-cell>
          <table:table-cell table:formula="of:=[.M54]+MIN([.M136];[.N216])" office:value-type="float" office:value="243073" calcext:value-type="float">
            <text:p>243073</text:p>
          </table:table-cell>
          <table:table-cell table:formula="of:=[.N54]+MIN([.N136];[.O216])" office:value-type="float" office:value="234854" calcext:value-type="float">
            <text:p>234854</text:p>
          </table:table-cell>
          <table:table-cell table:formula="of:=[.O54]+MIN([.O136];[.P216])" office:value-type="float" office:value="234750" calcext:value-type="float">
            <text:p>234750</text:p>
          </table:table-cell>
          <table:table-cell table:formula="of:=[.P54]+MIN([.P136];[.Q216])" office:value-type="float" office:value="230540" calcext:value-type="float">
            <text:p>230540</text:p>
          </table:table-cell>
          <table:table-cell table:formula="of:=[.Q54]+MIN([.Q136];[.R216])" office:value-type="float" office:value="223554" calcext:value-type="float">
            <text:p>223554</text:p>
          </table:table-cell>
          <table:table-cell table:formula="of:=[.R54]+MIN([.R136];[.S216])" office:value-type="float" office:value="223305" calcext:value-type="float">
            <text:p>223305</text:p>
          </table:table-cell>
          <table:table-cell table:formula="of:=[.S54]+MIN([.S136];[.T216])" office:value-type="float" office:value="219354" calcext:value-type="float">
            <text:p>219354</text:p>
          </table:table-cell>
          <table:table-cell table:formula="of:=[.T54]+MIN([.T136];[.U216])" office:value-type="float" office:value="216194" calcext:value-type="float">
            <text:p>216194</text:p>
          </table:table-cell>
          <table:table-cell table:formula="of:=[.U54]+MIN([.U136];[.V216])" office:value-type="float" office:value="209395" calcext:value-type="float">
            <text:p>209395</text:p>
          </table:table-cell>
          <table:table-cell table:formula="of:=[.V54]+MIN([.V136];[.W216])" office:value-type="float" office:value="202849" calcext:value-type="float">
            <text:p>202849</text:p>
          </table:table-cell>
          <table:table-cell table:formula="of:=[.W54]+MIN([.W136];[.X216])" office:value-type="float" office:value="205700" calcext:value-type="float">
            <text:p>205700</text:p>
          </table:table-cell>
          <table:table-cell table:formula="of:=[.X54]+MIN([.X136];[.Y216])" office:value-type="float" office:value="200771" calcext:value-type="float">
            <text:p>200771</text:p>
          </table:table-cell>
          <table:table-cell table:formula="of:=[.Y54]+MIN([.Y136];[.Z216])" office:value-type="float" office:value="203378" calcext:value-type="float">
            <text:p>203378</text:p>
          </table:table-cell>
          <table:table-cell table:formula="of:=[.Z54]+MIN([.Z136];[.AA216])" office:value-type="float" office:value="196416" calcext:value-type="float">
            <text:p>196416</text:p>
          </table:table-cell>
          <table:table-cell table:formula="of:=[.AA54]+MIN([.AA136];[.AB216])" office:value-type="float" office:value="192168" calcext:value-type="float">
            <text:p>192168</text:p>
          </table:table-cell>
          <table:table-cell table:formula="of:=[.AB54]+MIN([.AB136];[.AC216])" office:value-type="float" office:value="188387" calcext:value-type="float">
            <text:p>188387</text:p>
          </table:table-cell>
          <table:table-cell table:formula="of:=[.AC54]+MIN([.AC136];[.AD216])" office:value-type="float" office:value="185497" calcext:value-type="float">
            <text:p>185497</text:p>
          </table:table-cell>
          <table:table-cell table:formula="of:=[.AD54]+MIN([.AD136];[.AE216])" office:value-type="float" office:value="184109" calcext:value-type="float">
            <text:p>184109</text:p>
          </table:table-cell>
          <table:table-cell table:formula="of:=[.AE54]+MIN([.AE136];[.AF216])" office:value-type="float" office:value="177591" calcext:value-type="float">
            <text:p>177591</text:p>
          </table:table-cell>
          <table:table-cell table:formula="of:=[.AF54]+MIN([.AF136];[.AG216])" office:value-type="float" office:value="170897" calcext:value-type="float">
            <text:p>170897</text:p>
          </table:table-cell>
          <table:table-cell table:formula="of:=[.AG54]+MIN([.AG136];[.AH216])" office:value-type="float" office:value="166552" calcext:value-type="float">
            <text:p>166552</text:p>
          </table:table-cell>
          <table:table-cell table:formula="of:=[.AH54]+MIN([.AH136];[.AI216])" office:value-type="float" office:value="162825" calcext:value-type="float">
            <text:p>162825</text:p>
          </table:table-cell>
          <table:table-cell table:formula="of:=[.AI54]+MIN([.AI136];[.AJ216])" office:value-type="float" office:value="154869" calcext:value-type="float">
            <text:p>154869</text:p>
          </table:table-cell>
          <table:table-cell table:formula="of:=[.AJ54]+MIN([.AJ136];[.AK216])" office:value-type="float" office:value="158646" calcext:value-type="float">
            <text:p>158646</text:p>
          </table:table-cell>
          <table:table-cell table:formula="of:=[.AK54]+MIN([.AK136];[.AL216])" office:value-type="float" office:value="155303" calcext:value-type="float">
            <text:p>155303</text:p>
          </table:table-cell>
          <table:table-cell table:formula="of:=[.AL54]+MIN([.AL136];[.AM216])" office:value-type="float" office:value="146651" calcext:value-type="float">
            <text:p>146651</text:p>
          </table:table-cell>
          <table:table-cell table:formula="of:=[.AM54]+MIN([.AM136];[.AN216])" office:value-type="float" office:value="142227" calcext:value-type="float">
            <text:p>142227</text:p>
          </table:table-cell>
          <table:table-cell table:formula="of:=[.AN54]+MIN([.AN136];[.AO216])" office:value-type="float" office:value="135702" calcext:value-type="float">
            <text:p>135702</text:p>
          </table:table-cell>
          <table:table-cell table:formula="of:=[.AO54]+MIN([.AO136];[.AP216])" office:value-type="float" office:value="136185" calcext:value-type="float">
            <text:p>136185</text:p>
          </table:table-cell>
          <table:table-cell table:formula="of:=[.AP54]+MIN([.AP136];[.AQ216])" office:value-type="float" office:value="127827" calcext:value-type="float">
            <text:p>127827</text:p>
          </table:table-cell>
          <table:table-cell table:formula="of:=[.AQ54]+MIN([.AQ136];[.AR216])" office:value-type="float" office:value="124278" calcext:value-type="float">
            <text:p>124278</text:p>
          </table:table-cell>
          <table:table-cell table:formula="of:=[.AR54]+MIN([.AR136];[.AS216])" office:value-type="float" office:value="124676" calcext:value-type="float">
            <text:p>124676</text:p>
          </table:table-cell>
          <table:table-cell table:formula="of:=[.AS54]+MIN([.AS136];[.AT216])" office:value-type="float" office:value="119482" calcext:value-type="float">
            <text:p>119482</text:p>
          </table:table-cell>
          <table:table-cell table:formula="of:=[.AT54]+MIN([.AT136];[.AU216])" office:value-type="float" office:value="110832" calcext:value-type="float">
            <text:p>110832</text:p>
          </table:table-cell>
          <table:table-cell table:formula="of:=[.AU54]+MIN([.AU136];[.AV216])" office:value-type="float" office:value="102550" calcext:value-type="float">
            <text:p>102550</text:p>
          </table:table-cell>
          <table:table-cell table:formula="of:=[.AV54]+MIN([.AV136];[.AW216])" office:value-type="float" office:value="101294" calcext:value-type="float">
            <text:p>101294</text:p>
          </table:table-cell>
          <table:table-cell table:formula="of:=[.AW54]+MIN([.AW136];[.AX216])" office:value-type="float" office:value="100191" calcext:value-type="float">
            <text:p>100191</text:p>
          </table:table-cell>
          <table:table-cell table:formula="of:=[.AX54]+MIN([.AX136];[.AY216])" office:value-type="float" office:value="98053" calcext:value-type="float">
            <text:p>98053</text:p>
          </table:table-cell>
          <table:table-cell table:formula="of:=[.AY54]+MIN([.AY136];[.AZ216])" office:value-type="float" office:value="91374" calcext:value-type="float">
            <text:p>91374</text:p>
          </table:table-cell>
          <table:table-cell table:formula="of:=[.AZ54]+MIN([.AZ136];[.BA216])" office:value-type="float" office:value="89389" calcext:value-type="float">
            <text:p>89389</text:p>
          </table:table-cell>
          <table:table-cell table:formula="of:=[.BA54]+MIN([.BA136];[.BB216])" office:value-type="float" office:value="85736" calcext:value-type="float">
            <text:p>85736</text:p>
          </table:table-cell>
          <table:table-cell table:formula="of:=[.BB54]+MIN([.BB136];[.BC216])" office:value-type="float" office:value="82966" calcext:value-type="float">
            <text:p>82966</text:p>
          </table:table-cell>
          <table:table-cell table:formula="of:=[.BC54]+MIN([.BC136];[.BD216])" office:value-type="float" office:value="80533" calcext:value-type="float">
            <text:p>80533</text:p>
          </table:table-cell>
          <table:table-cell table:formula="of:=[.BD54]+MIN([.BD136];[.BE216])" office:value-type="float" office:value="76255" calcext:value-type="float">
            <text:p>76255</text:p>
          </table:table-cell>
          <table:table-cell table:formula="of:=[.BE54]+MIN([.BE136];[.BF216])" office:value-type="float" office:value="75640" calcext:value-type="float">
            <text:p>75640</text:p>
          </table:table-cell>
          <table:table-cell table:formula="of:=[.BF54]+MIN([.BF136];[.BG216])" office:value-type="float" office:value="72777" calcext:value-type="float">
            <text:p>72777</text:p>
          </table:table-cell>
          <table:table-cell table:formula="of:=[.BG54]+MIN([.BG136];[.BH216])" office:value-type="float" office:value="71062" calcext:value-type="float">
            <text:p>71062</text:p>
          </table:table-cell>
          <table:table-cell table:formula="of:=[.BH54]+MIN([.BH136];[.BI216])" office:value-type="float" office:value="70820" calcext:value-type="float">
            <text:p>70820</text:p>
          </table:table-cell>
          <table:table-cell table:formula="of:=[.BI54]+MIN([.BI136];[.BJ216])" office:value-type="float" office:value="67030" calcext:value-type="float">
            <text:p>67030</text:p>
          </table:table-cell>
          <table:table-cell table:formula="of:=[.BJ54]+MIN([.BJ136];[.BK216])" office:value-type="float" office:value="64394" calcext:value-type="float">
            <text:p>64394</text:p>
          </table:table-cell>
          <table:table-cell table:formula="of:=[.BK54]+MIN([.BK136];[.BL216])" office:value-type="float" office:value="57396" calcext:value-type="float">
            <text:p>57396</text:p>
          </table:table-cell>
          <table:table-cell table:formula="of:=[.BL54]+MIN([.BL136];[.BM216])" office:value-type="float" office:value="54308" calcext:value-type="float">
            <text:p>54308</text:p>
          </table:table-cell>
          <table:table-cell table:formula="of:=[.BM54]+MIN([.BM136];[.BN216])" office:value-type="float" office:value="52637" calcext:value-type="float">
            <text:p>52637</text:p>
          </table:table-cell>
          <table:table-cell table:formula="of:=[.BN54]+MIN([.BN136];[.BO216])" office:value-type="float" office:value="53797" calcext:value-type="float">
            <text:p>53797</text:p>
          </table:table-cell>
          <table:table-cell table:formula="of:=[.BO54]+MIN([.BO136];[.BP216])" office:value-type="float" office:value="52840" calcext:value-type="float">
            <text:p>52840</text:p>
          </table:table-cell>
          <table:table-cell table:formula="of:=[.BP54]+MIN([.BP136];[.BQ216])" office:value-type="float" office:value="47429" calcext:value-type="float">
            <text:p>47429</text:p>
          </table:table-cell>
          <table:table-cell table:formula="of:=[.BQ54]+MIN([.BQ136];[.BR216])" office:value-type="float" office:value="42834" calcext:value-type="float">
            <text:p>42834</text:p>
          </table:table-cell>
          <table:table-cell table:formula="of:=[.BR54]+MIN([.BR136];[.BS216])" office:value-type="float" office:value="36552" calcext:value-type="float">
            <text:p>36552</text:p>
          </table:table-cell>
          <table:table-cell table:formula="of:=[.BS54]+MIN([.BS136];[.BT216])" office:value-type="float" office:value="41408" calcext:value-type="float">
            <text:p>41408</text:p>
          </table:table-cell>
          <table:table-cell table:formula="of:=[.BT54]+MIN([.BT136];[.BU216])" office:value-type="float" office:value="31434" calcext:value-type="float">
            <text:p>31434</text:p>
          </table:table-cell>
          <table:table-cell table:formula="of:=[.BU54]+MIN([.BU136];[.BV216])" office:value-type="float" office:value="29033" calcext:value-type="float">
            <text:p>29033</text:p>
          </table:table-cell>
          <table:table-cell table:formula="of:=[.BV54]+MIN([.BV136];[.BW216])" office:value-type="float" office:value="28158" calcext:value-type="float">
            <text:p>28158</text:p>
          </table:table-cell>
          <table:table-cell table:formula="of:=[.BW54]+MIN([.BW136];[.BX216])" office:value-type="float" office:value="20584" calcext:value-type="float">
            <text:p>20584</text:p>
          </table:table-cell>
          <table:table-cell table:formula="of:=[.BX54]+MIN([.BX136];[.BY216])" office:value-type="float" office:value="17597" calcext:value-type="float">
            <text:p>17597</text:p>
          </table:table-cell>
          <table:table-cell table:formula="of:=[.BY54]+MIN([.BY136];[.BZ216])" office:value-type="float" office:value="13010" calcext:value-type="float">
            <text:p>13010</text:p>
          </table:table-cell>
          <table:table-cell table:formula="of:=[.BZ54]+MIN([.BZ136];[.CA216])" office:value-type="float" office:value="19616" calcext:value-type="float">
            <text:p>19616</text:p>
          </table:table-cell>
          <table:table-cell table:formula="of:=[.CA54]+MIN([.CA136];[.CB216])" office:value-type="float" office:value="12850" calcext:value-type="float">
            <text:p>12850</text:p>
          </table:table-cell>
          <table:table-cell table:formula="of:=[.CB54]" office:value-type="float" office:value="2965" calcext:value-type="float">
            <text:p>2965</text:p>
          </table:table-cell>
        </table:table-row>
        <table:table-row table:style-name="ro1">
          <table:table-cell table:formula="of:=[.A55]+MIN([.A137];[.B217])" office:value-type="float" office:value="279450" calcext:value-type="float">
            <text:p>279450</text:p>
          </table:table-cell>
          <table:table-cell table:formula="of:=[.B55]+MIN([.B137];[.C217])" office:value-type="float" office:value="280874" calcext:value-type="float">
            <text:p>280874</text:p>
          </table:table-cell>
          <table:table-cell table:formula="of:=[.C55]+MIN([.C137];[.D217])" office:value-type="float" office:value="277858" calcext:value-type="float">
            <text:p>277858</text:p>
          </table:table-cell>
          <table:table-cell table:formula="of:=[.D55]+MIN([.D137];[.E217])" office:value-type="float" office:value="277687" calcext:value-type="float">
            <text:p>277687</text:p>
          </table:table-cell>
          <table:table-cell table:formula="of:=[.E55]+MIN([.E137];[.F217])" office:value-type="float" office:value="273701" calcext:value-type="float">
            <text:p>273701</text:p>
          </table:table-cell>
          <table:table-cell table:formula="of:=[.F55]+MIN([.F137];[.G217])" office:value-type="float" office:value="264628" calcext:value-type="float">
            <text:p>264628</text:p>
          </table:table-cell>
          <table:table-cell table:formula="of:=[.G55]+MIN([.G137];[.H217])" office:value-type="float" office:value="258508" calcext:value-type="float">
            <text:p>258508</text:p>
          </table:table-cell>
          <table:table-cell table:formula="of:=[.H55]+MIN([.H137];[.I217])" office:value-type="float" office:value="253085" calcext:value-type="float">
            <text:p>253085</text:p>
          </table:table-cell>
          <table:table-cell table:formula="of:=[.I55]+MIN([.I137];[.J217])" office:value-type="float" office:value="252943" calcext:value-type="float">
            <text:p>252943</text:p>
          </table:table-cell>
          <table:table-cell table:formula="of:=[.J55]+MIN([.J137];[.K217])" office:value-type="float" office:value="250043" calcext:value-type="float">
            <text:p>250043</text:p>
          </table:table-cell>
          <table:table-cell table:formula="of:=[.K55]+MIN([.K137];[.L217])" office:value-type="float" office:value="249017" calcext:value-type="float">
            <text:p>249017</text:p>
          </table:table-cell>
          <table:table-cell table:formula="of:=[.L55]+MIN([.L137];[.M217])" office:value-type="float" office:value="240906" calcext:value-type="float">
            <text:p>240906</text:p>
          </table:table-cell>
          <table:table-cell table:formula="of:=[.M55]+MIN([.M137];[.N217])" office:value-type="float" office:value="237033" calcext:value-type="float">
            <text:p>237033</text:p>
          </table:table-cell>
          <table:table-cell table:formula="of:=[.N55]+MIN([.N137];[.O217])" office:value-type="float" office:value="235719" calcext:value-type="float">
            <text:p>235719</text:p>
          </table:table-cell>
          <table:table-cell table:formula="of:=[.O55]+MIN([.O137];[.P217])" office:value-type="float" office:value="231530" calcext:value-type="float">
            <text:p>231530</text:p>
          </table:table-cell>
          <table:table-cell table:formula="of:=[.P55]+MIN([.P137];[.Q217])" office:value-type="float" office:value="229684" calcext:value-type="float">
            <text:p>229684</text:p>
          </table:table-cell>
          <table:table-cell table:formula="of:=[.Q55]+MIN([.Q137];[.R217])" office:value-type="float" office:value="225285" calcext:value-type="float">
            <text:p>225285</text:p>
          </table:table-cell>
          <table:table-cell table:formula="of:=[.R55]+MIN([.R137];[.S217])" office:value-type="float" office:value="218244" calcext:value-type="float">
            <text:p>218244</text:p>
          </table:table-cell>
          <table:table-cell table:formula="of:=[.S55]+MIN([.S137];[.T217])" office:value-type="float" office:value="210661" calcext:value-type="float">
            <text:p>210661</text:p>
          </table:table-cell>
          <table:table-cell table:formula="of:=[.T55]+MIN([.T137];[.U217])" office:value-type="float" office:value="208234" calcext:value-type="float">
            <text:p>208234</text:p>
          </table:table-cell>
          <table:table-cell table:formula="of:=[.U55]+MIN([.U137];[.V217])" office:value-type="float" office:value="205370" calcext:value-type="float">
            <text:p>205370</text:p>
          </table:table-cell>
          <table:table-cell table:formula="of:=[.V55]+MIN([.V137];[.W217])" office:value-type="float" office:value="201845" calcext:value-type="float">
            <text:p>201845</text:p>
          </table:table-cell>
          <table:table-cell table:formula="of:=[.W55]+MIN([.W137];[.X217])" office:value-type="float" office:value="196843" calcext:value-type="float">
            <text:p>196843</text:p>
          </table:table-cell>
          <table:table-cell table:formula="of:=[.X55]+MIN([.X137];[.Y217])" office:value-type="float" office:value="194774" calcext:value-type="float">
            <text:p>194774</text:p>
          </table:table-cell>
          <table:table-cell table:formula="of:=[.Y55]+MIN([.Y137];[.Z217])" office:value-type="float" office:value="194026" calcext:value-type="float">
            <text:p>194026</text:p>
          </table:table-cell>
          <table:table-cell table:formula="of:=[.Z55]+MIN([.Z137];[.AA217])" office:value-type="float" office:value="192078" calcext:value-type="float">
            <text:p>192078</text:p>
          </table:table-cell>
          <table:table-cell table:formula="of:=[.AA55]+MIN([.AA137];[.AB217])" office:value-type="float" office:value="186063" calcext:value-type="float">
            <text:p>186063</text:p>
          </table:table-cell>
          <table:table-cell table:formula="of:=[.AB55]+MIN([.AB137];[.AC217])" office:value-type="float" office:value="183379" calcext:value-type="float">
            <text:p>183379</text:p>
          </table:table-cell>
          <table:table-cell table:formula="of:=[.AC55]+MIN([.AC137];[.AD217])" office:value-type="float" office:value="182941" calcext:value-type="float">
            <text:p>182941</text:p>
          </table:table-cell>
          <table:table-cell table:formula="of:=[.AD55]+MIN([.AD137];[.AE217])" office:value-type="float" office:value="182171" calcext:value-type="float">
            <text:p>182171</text:p>
          </table:table-cell>
          <table:table-cell table:formula="of:=[.AE55]+MIN([.AE137];[.AF217])" office:value-type="float" office:value="174043" calcext:value-type="float">
            <text:p>174043</text:p>
          </table:table-cell>
          <table:table-cell table:formula="of:=[.AF55]+MIN([.AF137];[.AG217])" office:value-type="float" office:value="172380" calcext:value-type="float">
            <text:p>172380</text:p>
          </table:table-cell>
          <table:table-cell table:formula="of:=[.AG55]+MIN([.AG137];[.AH217])" office:value-type="float" office:value="164493" calcext:value-type="float">
            <text:p>164493</text:p>
          </table:table-cell>
          <table:table-cell table:formula="of:=[.AH55]+MIN([.AH137];[.AI217])" office:value-type="float" office:value="156734" calcext:value-type="float">
            <text:p>156734</text:p>
          </table:table-cell>
          <table:table-cell table:formula="of:=[.AI55]+MIN([.AI137];[.AJ217])" office:value-type="float" office:value="154849" calcext:value-type="float">
            <text:p>154849</text:p>
          </table:table-cell>
          <table:table-cell table:formula="of:=[.AJ55]+MIN([.AJ137];[.AK217])" office:value-type="float" office:value="154692" calcext:value-type="float">
            <text:p>154692</text:p>
          </table:table-cell>
          <table:table-cell table:formula="of:=[.AK55]+MIN([.AK137];[.AL217])" office:value-type="float" office:value="146922" calcext:value-type="float">
            <text:p>146922</text:p>
          </table:table-cell>
          <table:table-cell table:formula="of:=[.AL55]+MIN([.AL137];[.AM217])" office:value-type="float" office:value="142402" calcext:value-type="float">
            <text:p>142402</text:p>
          </table:table-cell>
          <table:table-cell table:formula="of:=[.AM55]+MIN([.AM137];[.AN217])" office:value-type="float" office:value="137524" calcext:value-type="float">
            <text:p>137524</text:p>
          </table:table-cell>
          <table:table-cell table:formula="of:=[.AN55]+MIN([.AN137];[.AO217])" office:value-type="float" office:value="133667" calcext:value-type="float">
            <text:p>133667</text:p>
          </table:table-cell>
          <table:table-cell table:formula="of:=[.AO55]+MIN([.AO137];[.AP217])" office:value-type="float" office:value="132530" calcext:value-type="float">
            <text:p>132530</text:p>
          </table:table-cell>
          <table:table-cell table:formula="of:=[.AP55]+MIN([.AP137];[.AQ217])" office:value-type="float" office:value="129005" calcext:value-type="float">
            <text:p>129005</text:p>
          </table:table-cell>
          <table:table-cell table:formula="of:=[.AQ55]+MIN([.AQ137];[.AR217])" office:value-type="float" office:value="127481" calcext:value-type="float">
            <text:p>127481</text:p>
          </table:table-cell>
          <table:table-cell table:formula="of:=[.AR55]+MIN([.AR137];[.AS217])" office:value-type="float" office:value="121205" calcext:value-type="float">
            <text:p>121205</text:p>
          </table:table-cell>
          <table:table-cell table:formula="of:=[.AS55]+MIN([.AS137];[.AT217])" office:value-type="float" office:value="115636" calcext:value-type="float">
            <text:p>115636</text:p>
          </table:table-cell>
          <table:table-cell table:formula="of:=[.AT55]+MIN([.AT137];[.AU217])" office:value-type="float" office:value="107987" calcext:value-type="float">
            <text:p>107987</text:p>
          </table:table-cell>
          <table:table-cell table:formula="of:=[.AU55]+MIN([.AU137];[.AV217])" office:value-type="float" office:value="113670" calcext:value-type="float">
            <text:p>113670</text:p>
          </table:table-cell>
          <table:table-cell table:formula="of:=[.AV55]+MIN([.AV137];[.AW217])" office:value-type="float" office:value="110233" calcext:value-type="float">
            <text:p>110233</text:p>
          </table:table-cell>
          <table:table-cell table:formula="of:=[.AW55]+MIN([.AW137];[.AX217])" office:value-type="float" office:value="105900" calcext:value-type="float">
            <text:p>105900</text:p>
          </table:table-cell>
          <table:table-cell table:formula="of:=[.AX55]+MIN([.AX137];[.AY217])" office:value-type="float" office:value="104650" calcext:value-type="float">
            <text:p>104650</text:p>
          </table:table-cell>
          <table:table-cell table:formula="of:=[.AY55]+MIN([.AY137];[.AZ217])" office:value-type="float" office:value="106092" calcext:value-type="float">
            <text:p>106092</text:p>
          </table:table-cell>
          <table:table-cell table:formula="of:=[.AZ55]+MIN([.AZ137];[.BA217])" office:value-type="float" office:value="104252" calcext:value-type="float">
            <text:p>104252</text:p>
          </table:table-cell>
          <table:table-cell table:formula="of:=[.BA55]+MIN([.BA137];[.BB217])" office:value-type="float" office:value="96007" calcext:value-type="float">
            <text:p>96007</text:p>
          </table:table-cell>
          <table:table-cell table:formula="of:=[.BB55]+MIN([.BB137];[.BC217])" office:value-type="float" office:value="89474" calcext:value-type="float">
            <text:p>89474</text:p>
          </table:table-cell>
          <table:table-cell table:formula="of:=[.BC55]+MIN([.BC137];[.BD217])" office:value-type="float" office:value="85874" calcext:value-type="float">
            <text:p>85874</text:p>
          </table:table-cell>
          <table:table-cell table:formula="of:=[.BD55]+MIN([.BD137];[.BE217])" office:value-type="float" office:value="83668" calcext:value-type="float">
            <text:p>83668</text:p>
          </table:table-cell>
          <table:table-cell table:formula="of:=[.BE55]+MIN([.BE137];[.BF217])" office:value-type="float" office:value="86366" calcext:value-type="float">
            <text:p>86366</text:p>
          </table:table-cell>
          <table:table-cell table:formula="of:=[.BF55]+MIN([.BF137];[.BG217])" office:value-type="float" office:value="80726" calcext:value-type="float">
            <text:p>80726</text:p>
          </table:table-cell>
          <table:table-cell table:formula="of:=[.BG55]+MIN([.BG137];[.BH217])" office:value-type="float" office:value="71630" calcext:value-type="float">
            <text:p>71630</text:p>
          </table:table-cell>
          <table:table-cell table:formula="of:=[.BH55]+MIN([.BH137];[.BI217])" office:value-type="float" office:value="70672" calcext:value-type="float">
            <text:p>70672</text:p>
          </table:table-cell>
          <table:table-cell table:formula="of:=[.BI55]+MIN([.BI137];[.BJ217])" office:value-type="float" office:value="70122" calcext:value-type="float">
            <text:p>70122</text:p>
          </table:table-cell>
          <table:table-cell table:formula="of:=[.BJ55]+MIN([.BJ137];[.BK217])" office:value-type="float" office:value="69538" calcext:value-type="float">
            <text:p>69538</text:p>
          </table:table-cell>
          <table:table-cell table:formula="of:=[.BK55]+MIN([.BK137];[.BL217])" office:value-type="float" office:value="63639" calcext:value-type="float">
            <text:p>63639</text:p>
          </table:table-cell>
          <table:table-cell table:formula="of:=[.BL55]+MIN([.BL137];[.BM217])" office:value-type="float" office:value="62293" calcext:value-type="float">
            <text:p>62293</text:p>
          </table:table-cell>
          <table:table-cell table:formula="of:=[.BM55]+MIN([.BM137];[.BN217])" office:value-type="float" office:value="61112" calcext:value-type="float">
            <text:p>61112</text:p>
          </table:table-cell>
          <table:table-cell table:formula="of:=[.BN55]+MIN([.BN137];[.BO217])" office:value-type="float" office:value="57921" calcext:value-type="float">
            <text:p>57921</text:p>
          </table:table-cell>
          <table:table-cell table:formula="of:=[.BO55]+MIN([.BO137];[.BP217])" office:value-type="float" office:value="56823" calcext:value-type="float">
            <text:p>56823</text:p>
          </table:table-cell>
          <table:table-cell table:formula="of:=[.BP55]+MIN([.BP137];[.BQ217])" office:value-type="float" office:value="48661" calcext:value-type="float">
            <text:p>48661</text:p>
          </table:table-cell>
          <table:table-cell table:formula="of:=[.BQ55]+MIN([.BQ137];[.BR217])" office:value-type="float" office:value="41842" calcext:value-type="float">
            <text:p>41842</text:p>
          </table:table-cell>
          <table:table-cell table:formula="of:=[.BR55]+MIN([.BR137];[.BS217])" office:value-type="float" office:value="33671" calcext:value-type="float">
            <text:p>33671</text:p>
          </table:table-cell>
          <table:table-cell table:formula="of:=[.BS55]+MIN([.BS137];[.BT217])" office:value-type="float" office:value="32152" calcext:value-type="float">
            <text:p>32152</text:p>
          </table:table-cell>
          <table:table-cell table:formula="of:=[.BT55]+MIN([.BT137];[.BU217])" office:value-type="float" office:value="31919" calcext:value-type="float">
            <text:p>31919</text:p>
          </table:table-cell>
          <table:table-cell table:formula="of:=[.BU55]+MIN([.BU137];[.BV217])" office:value-type="float" office:value="29416" calcext:value-type="float">
            <text:p>29416</text:p>
          </table:table-cell>
          <table:table-cell table:formula="of:=[.BV55]+MIN([.BV137];[.BW217])" office:value-type="float" office:value="20615" calcext:value-type="float">
            <text:p>20615</text:p>
          </table:table-cell>
          <table:table-cell table:formula="of:=[.BW55]+MIN([.BW137];[.BX217])" office:value-type="float" office:value="17983" calcext:value-type="float">
            <text:p>17983</text:p>
          </table:table-cell>
          <table:table-cell table:formula="of:=[.BX55]+MIN([.BX137];[.BY217])" office:value-type="float" office:value="19055" calcext:value-type="float">
            <text:p>19055</text:p>
          </table:table-cell>
          <table:table-cell table:formula="of:=[.BY55]+MIN([.BY137];[.BZ217])" office:value-type="float" office:value="9863" calcext:value-type="float">
            <text:p>9863</text:p>
          </table:table-cell>
          <table:table-cell table:formula="of:=[.BZ55]+MIN([.BZ137];[.CA217])" office:value-type="float" office:value="15322" calcext:value-type="float">
            <text:p>15322</text:p>
          </table:table-cell>
          <table:table-cell table:formula="of:=[.CA55]+MIN([.CA137];[.CB217])" office:value-type="float" office:value="5876" calcext:value-type="float">
            <text:p>5876</text:p>
          </table:table-cell>
          <table:table-cell table:formula="of:=[.CB55]" office:value-type="float" office:value="7314" calcext:value-type="float">
            <text:p>7314</text:p>
          </table:table-cell>
        </table:table-row>
        <table:table-row table:style-name="ro1">
          <table:table-cell table:formula="of:=[.A56]+MIN([.A138];[.B218])" office:value-type="float" office:value="280898" calcext:value-type="float">
            <text:p>280898</text:p>
          </table:table-cell>
          <table:table-cell table:formula="of:=[.B56]+MIN([.B138];[.C218])" office:value-type="float" office:value="281410" calcext:value-type="float">
            <text:p>281410</text:p>
          </table:table-cell>
          <table:table-cell table:formula="of:=[.C56]+MIN([.C138];[.D218])" office:value-type="float" office:value="278447" calcext:value-type="float">
            <text:p>278447</text:p>
          </table:table-cell>
          <table:table-cell table:formula="of:=[.D56]+MIN([.D138];[.E218])" office:value-type="float" office:value="270869" calcext:value-type="float">
            <text:p>270869</text:p>
          </table:table-cell>
          <table:table-cell table:formula="of:=[.E56]+MIN([.E138];[.F218])" office:value-type="float" office:value="267328" calcext:value-type="float">
            <text:p>267328</text:p>
          </table:table-cell>
          <table:table-cell table:formula="of:=[.F56]+MIN([.F138];[.G218])" office:value-type="float" office:value="264233" calcext:value-type="float">
            <text:p>264233</text:p>
          </table:table-cell>
          <table:table-cell table:formula="of:=[.G56]+MIN([.G138];[.H218])" office:value-type="float" office:value="262745" calcext:value-type="float">
            <text:p>262745</text:p>
          </table:table-cell>
          <table:table-cell table:formula="of:=[.H56]+MIN([.H138];[.I218])" office:value-type="float" office:value="256677" calcext:value-type="float">
            <text:p>256677</text:p>
          </table:table-cell>
          <table:table-cell table:formula="of:=[.I56]+MIN([.I138];[.J218])" office:value-type="float" office:value="254043" calcext:value-type="float">
            <text:p>254043</text:p>
          </table:table-cell>
          <table:table-cell table:formula="of:=[.J56]+MIN([.J138];[.K218])" office:value-type="float" office:value="248028" calcext:value-type="float">
            <text:p>248028</text:p>
          </table:table-cell>
          <table:table-cell table:formula="of:=[.K56]+MIN([.K138];[.L218])" office:value-type="float" office:value="243395" calcext:value-type="float">
            <text:p>243395</text:p>
          </table:table-cell>
          <table:table-cell table:formula="of:=[.L56]+MIN([.L138];[.M218])" office:value-type="float" office:value="239025" calcext:value-type="float">
            <text:p>239025</text:p>
          </table:table-cell>
          <table:table-cell table:formula="of:=[.M56]+MIN([.M138];[.N218])" office:value-type="float" office:value="236263" calcext:value-type="float">
            <text:p>236263</text:p>
          </table:table-cell>
          <table:table-cell table:formula="of:=[.N56]+MIN([.N138];[.O218])" office:value-type="float" office:value="234613" calcext:value-type="float">
            <text:p>234613</text:p>
          </table:table-cell>
          <table:table-cell table:formula="of:=[.O56]+MIN([.O138];[.P218])" office:value-type="float" office:value="235315" calcext:value-type="float">
            <text:p>235315</text:p>
          </table:table-cell>
          <table:table-cell table:formula="of:=[.P56]+MIN([.P138];[.Q218])" office:value-type="float" office:value="234406" calcext:value-type="float">
            <text:p>234406</text:p>
          </table:table-cell>
          <table:table-cell table:formula="of:=[.Q56]+MIN([.Q138];[.R218])" office:value-type="float" office:value="226248" calcext:value-type="float">
            <text:p>226248</text:p>
          </table:table-cell>
          <table:table-cell table:formula="of:=[.R56]+MIN([.R138];[.S218])" office:value-type="float" office:value="223326" calcext:value-type="float">
            <text:p>223326</text:p>
          </table:table-cell>
          <table:table-cell table:formula="of:=[.S56]+MIN([.S138];[.T218])" office:value-type="float" office:value="216712" calcext:value-type="float">
            <text:p>216712</text:p>
          </table:table-cell>
          <table:table-cell table:formula="of:=[.T56]+MIN([.T138];[.U218])" office:value-type="float" office:value="218742" calcext:value-type="float">
            <text:p>218742</text:p>
          </table:table-cell>
          <table:table-cell table:formula="of:=[.U56]+MIN([.U138];[.V218])" office:value-type="float" office:value="219793" calcext:value-type="float">
            <text:p>219793</text:p>
          </table:table-cell>
          <table:table-cell table:formula="of:=[.V56]+MIN([.V138];[.W218])" office:value-type="float" office:value="214534" calcext:value-type="float">
            <text:p>214534</text:p>
          </table:table-cell>
          <table:table-cell table:formula="of:=[.W56]+MIN([.W138];[.X218])" office:value-type="float" office:value="209066" calcext:value-type="float">
            <text:p>209066</text:p>
          </table:table-cell>
          <table:table-cell table:formula="of:=[.X56]+MIN([.X138];[.Y218])" office:value-type="float" office:value="201386" calcext:value-type="float">
            <text:p>201386</text:p>
          </table:table-cell>
          <table:table-cell table:formula="of:=[.Y56]+MIN([.Y138];[.Z218])" office:value-type="float" office:value="195929" calcext:value-type="float">
            <text:p>195929</text:p>
          </table:table-cell>
          <table:table-cell table:formula="of:=[.Z56]+MIN([.Z138];[.AA218])" office:value-type="float" office:value="193856" calcext:value-type="float">
            <text:p>193856</text:p>
          </table:table-cell>
          <table:table-cell table:formula="of:=[.AA56]+MIN([.AA138];[.AB218])" office:value-type="float" office:value="190938" calcext:value-type="float">
            <text:p>190938</text:p>
          </table:table-cell>
          <table:table-cell table:formula="of:=[.AB56]+MIN([.AB138];[.AC218])" office:value-type="float" office:value="185181" calcext:value-type="float">
            <text:p>185181</text:p>
          </table:table-cell>
          <table:table-cell table:formula="of:=[.AC56]+MIN([.AC138];[.AD218])" office:value-type="float" office:value="182183" calcext:value-type="float">
            <text:p>182183</text:p>
          </table:table-cell>
          <table:table-cell table:formula="of:=[.AD56]+MIN([.AD138];[.AE218])" office:value-type="float" office:value="173804" calcext:value-type="float">
            <text:p>173804</text:p>
          </table:table-cell>
          <table:table-cell table:formula="of:=[.AE56]+MIN([.AE138];[.AF218])" office:value-type="float" office:value="176009" calcext:value-type="float">
            <text:p>176009</text:p>
          </table:table-cell>
          <table:table-cell table:formula="of:=[.AF56]+MIN([.AF138];[.AG218])" office:value-type="float" office:value="173753" calcext:value-type="float">
            <text:p>173753</text:p>
          </table:table-cell>
          <table:table-cell table:formula="of:=[.AG56]+MIN([.AG138];[.AH218])" office:value-type="float" office:value="171130" calcext:value-type="float">
            <text:p>171130</text:p>
          </table:table-cell>
          <table:table-cell table:formula="of:=[.AH56]+MIN([.AH138];[.AI218])" office:value-type="float" office:value="166497" calcext:value-type="float">
            <text:p>166497</text:p>
          </table:table-cell>
          <table:table-cell table:formula="of:=[.AI56]+MIN([.AI138];[.AJ218])" office:value-type="float" office:value="160355" calcext:value-type="float">
            <text:p>160355</text:p>
          </table:table-cell>
          <table:table-cell table:formula="of:=[.AJ56]+MIN([.AJ138];[.AK218])" office:value-type="float" office:value="151981" calcext:value-type="float">
            <text:p>151981</text:p>
          </table:table-cell>
          <table:table-cell table:formula="of:=[.AK56]+MIN([.AK138];[.AL218])" office:value-type="float" office:value="145562" calcext:value-type="float">
            <text:p>145562</text:p>
          </table:table-cell>
          <table:table-cell table:formula="of:=[.AL56]+MIN([.AL138];[.AM218])" office:value-type="float" office:value="142015" calcext:value-type="float">
            <text:p>142015</text:p>
          </table:table-cell>
          <table:table-cell table:formula="of:=[.AM56]+MIN([.AM138];[.AN218])" office:value-type="float" office:value="140634" calcext:value-type="float">
            <text:p>140634</text:p>
          </table:table-cell>
          <table:table-cell table:formula="of:=[.AN56]+MIN([.AN138];[.AO218])" office:value-type="float" office:value="139887" calcext:value-type="float">
            <text:p>139887</text:p>
          </table:table-cell>
          <table:table-cell table:formula="of:=[.AO56]+MIN([.AO138];[.AP218])" office:value-type="float" office:value="133089" calcext:value-type="float">
            <text:p>133089</text:p>
          </table:table-cell>
          <table:table-cell table:formula="of:=[.AP56]+MIN([.AP138];[.AQ218])" office:value-type="float" office:value="125955" calcext:value-type="float">
            <text:p>125955</text:p>
          </table:table-cell>
          <table:table-cell table:formula="of:=[.AQ56]+MIN([.AQ138];[.AR218])" office:value-type="float" office:value="130365" calcext:value-type="float">
            <text:p>130365</text:p>
          </table:table-cell>
          <table:table-cell table:formula="of:=[.AR56]+MIN([.AR138];[.AS218])" office:value-type="float" office:value="120881" calcext:value-type="float">
            <text:p>120881</text:p>
          </table:table-cell>
          <table:table-cell table:formula="of:=[.AS56]+MIN([.AS138];[.AT218])" office:value-type="float" office:value="111022" calcext:value-type="float">
            <text:p>111022</text:p>
          </table:table-cell>
          <table:table-cell table:formula="of:=[.AT56]+MIN([.AT138];[.AU218])" office:value-type="float" office:value="108589" calcext:value-type="float">
            <text:p>108589</text:p>
          </table:table-cell>
          <table:table-cell table:formula="of:=[.AU56]+MIN([.AU138];[.AV218])" office:value-type="float" office:value="109763" calcext:value-type="float">
            <text:p>109763</text:p>
          </table:table-cell>
          <table:table-cell table:formula="of:=[.AV56]+MIN([.AV138];[.AW218])" office:value-type="float" office:value="108261" calcext:value-type="float">
            <text:p>108261</text:p>
          </table:table-cell>
          <table:table-cell table:formula="of:=[.AW56]+MIN([.AW138];[.AX218])" office:value-type="float" office:value="107246" calcext:value-type="float">
            <text:p>107246</text:p>
          </table:table-cell>
          <table:table-cell table:formula="of:=[.AX56]+MIN([.AX138];[.AY218])" office:value-type="float" office:value="105559" calcext:value-type="float">
            <text:p>105559</text:p>
          </table:table-cell>
          <table:table-cell table:formula="of:=[.AY56]+MIN([.AY138];[.AZ218])" office:value-type="float" office:value="103752" calcext:value-type="float">
            <text:p>103752</text:p>
          </table:table-cell>
          <table:table-cell table:formula="of:=[.AZ56]+MIN([.AZ138];[.BA218])" office:value-type="float" office:value="101983" calcext:value-type="float">
            <text:p>101983</text:p>
          </table:table-cell>
          <table:table-cell table:formula="of:=[.BA56]+MIN([.BA138];[.BB218])" office:value-type="float" office:value="102610" calcext:value-type="float">
            <text:p>102610</text:p>
          </table:table-cell>
          <table:table-cell table:formula="of:=[.BB56]+MIN([.BB138];[.BC218])" office:value-type="float" office:value="104081" calcext:value-type="float">
            <text:p>104081</text:p>
          </table:table-cell>
          <table:table-cell table:formula="of:=[.BC56]+MIN([.BC138];[.BD218])" office:value-type="float" office:value="96971" calcext:value-type="float">
            <text:p>96971</text:p>
          </table:table-cell>
          <table:table-cell table:formula="of:=[.BD56]+MIN([.BD138];[.BE218])" office:value-type="float" office:value="100657" calcext:value-type="float">
            <text:p>100657</text:p>
          </table:table-cell>
          <table:table-cell table:formula="of:=[.BE56]+MIN([.BE138];[.BF218])" office:value-type="float" office:value="98041" calcext:value-type="float">
            <text:p>98041</text:p>
          </table:table-cell>
          <table:table-cell table:formula="of:=[.BF56]+MIN([.BF138];[.BG218])" office:value-type="float" office:value="88486" calcext:value-type="float">
            <text:p>88486</text:p>
          </table:table-cell>
          <table:table-cell table:formula="of:=[.BG56]+MIN([.BG138];[.BH218])" office:value-type="float" office:value="82307" calcext:value-type="float">
            <text:p>82307</text:p>
          </table:table-cell>
          <table:table-cell table:formula="of:=[.BH56]+MIN([.BH138];[.BI218])" office:value-type="float" office:value="74315" calcext:value-type="float">
            <text:p>74315</text:p>
          </table:table-cell>
          <table:table-cell table:formula="of:=[.BI56]+MIN([.BI138];[.BJ218])" office:value-type="float" office:value="72419" calcext:value-type="float">
            <text:p>72419</text:p>
          </table:table-cell>
          <table:table-cell table:formula="of:=[.BJ56]+MIN([.BJ138];[.BK218])" office:value-type="float" office:value="69185" calcext:value-type="float">
            <text:p>69185</text:p>
          </table:table-cell>
          <table:table-cell table:formula="of:=[.BK56]+MIN([.BK138];[.BL218])" office:value-type="float" office:value="62867" calcext:value-type="float">
            <text:p>62867</text:p>
          </table:table-cell>
          <table:table-cell table:formula="of:=[.BL56]+MIN([.BL138];[.BM218])" office:value-type="float" office:value="64099" calcext:value-type="float">
            <text:p>64099</text:p>
          </table:table-cell>
          <table:table-cell table:formula="of:=[.BM56]+MIN([.BM138];[.BN218])" office:value-type="float" office:value="58508" calcext:value-type="float">
            <text:p>58508</text:p>
          </table:table-cell>
          <table:table-cell table:formula="of:=[.BN56]+MIN([.BN138];[.BO218])" office:value-type="float" office:value="69580" calcext:value-type="float">
            <text:p>69580</text:p>
          </table:table-cell>
          <table:table-cell table:formula="of:=[.BO56]+MIN([.BO138];[.BP218])" office:value-type="float" office:value="63714" calcext:value-type="float">
            <text:p>63714</text:p>
          </table:table-cell>
          <table:table-cell table:formula="of:=[.BP56]+MIN([.BP138];[.BQ218])" office:value-type="float" office:value="55740" calcext:value-type="float">
            <text:p>55740</text:p>
          </table:table-cell>
          <table:table-cell table:formula="of:=[.BQ56]+MIN([.BQ138];[.BR218])" office:value-type="float" office:value="47254" calcext:value-type="float">
            <text:p>47254</text:p>
          </table:table-cell>
          <table:table-cell table:formula="of:=[.BR56]+MIN([.BR138];[.BS218])" office:value-type="float" office:value="37393" calcext:value-type="float">
            <text:p>37393</text:p>
          </table:table-cell>
          <table:table-cell table:formula="of:=[.BS56]+MIN([.BS138];[.BT218])" office:value-type="float" office:value="31012" calcext:value-type="float">
            <text:p>31012</text:p>
          </table:table-cell>
          <table:table-cell table:formula="of:=[.BT56]+MIN([.BT138];[.BU218])" office:value-type="float" office:value="24254" calcext:value-type="float">
            <text:p>24254</text:p>
          </table:table-cell>
          <table:table-cell table:formula="of:=[.BU56]+MIN([.BU138];[.BV218])" office:value-type="float" office:value="24060" calcext:value-type="float">
            <text:p>24060</text:p>
          </table:table-cell>
          <table:table-cell table:formula="of:=[.BV56]+MIN([.BV138];[.BW218])" office:value-type="float" office:value="20999" calcext:value-type="float">
            <text:p>20999</text:p>
          </table:table-cell>
          <table:table-cell table:formula="of:=[.BW56]+MIN([.BW138];[.BX218])" office:value-type="float" office:value="16684" calcext:value-type="float">
            <text:p>16684</text:p>
          </table:table-cell>
          <table:table-cell table:formula="of:=[.BX56]+MIN([.BX138];[.BY218])" office:value-type="float" office:value="13821" calcext:value-type="float">
            <text:p>13821</text:p>
          </table:table-cell>
          <table:table-cell table:formula="of:=[.BY56]+MIN([.BY138];[.BZ218])" office:value-type="float" office:value="9156" calcext:value-type="float">
            <text:p>9156</text:p>
          </table:table-cell>
          <table:table-cell table:formula="of:=[.BZ56]+MIN([.BZ138];[.CA218])" office:value-type="float" office:value="5367" calcext:value-type="float">
            <text:p>5367</text:p>
          </table:table-cell>
          <table:table-cell table:formula="of:=[.CA56]+MIN([.CA138];[.CB218])" office:value-type="float" office:value="3166" calcext:value-type="float">
            <text:p>3166</text:p>
          </table:table-cell>
          <table:table-cell table:formula="of:=[.CB56]" office:value-type="float" office:value="4416" calcext:value-type="float">
            <text:p>4416</text:p>
          </table:table-cell>
        </table:table-row>
        <table:table-row table:style-name="ro1">
          <table:table-cell table:formula="of:=[.A57]+MIN([.A139];[.B219])" office:value-type="float" office:value="288179" calcext:value-type="float">
            <text:p>288179</text:p>
          </table:table-cell>
          <table:table-cell table:formula="of:=[.B57]+MIN([.B139];[.C219])" office:value-type="float" office:value="289704" calcext:value-type="float">
            <text:p>289704</text:p>
          </table:table-cell>
          <table:table-cell table:formula="of:=[.C57]+MIN([.C139];[.D219])" office:value-type="float" office:value="283091" calcext:value-type="float">
            <text:p>283091</text:p>
          </table:table-cell>
          <table:table-cell table:formula="of:=[.D57]+MIN([.D139];[.E219])" office:value-type="float" office:value="276483" calcext:value-type="float">
            <text:p>276483</text:p>
          </table:table-cell>
          <table:table-cell table:formula="of:=[.E57]+MIN([.E139];[.F219])" office:value-type="float" office:value="272568" calcext:value-type="float">
            <text:p>272568</text:p>
          </table:table-cell>
          <table:table-cell table:formula="of:=[.F57]+MIN([.F139];[.G219])" office:value-type="float" office:value="263582" calcext:value-type="float">
            <text:p>263582</text:p>
          </table:table-cell>
          <table:table-cell table:formula="of:=[.G57]+MIN([.G139];[.H219])" office:value-type="float" office:value="256715" calcext:value-type="float">
            <text:p>256715</text:p>
          </table:table-cell>
          <table:table-cell table:formula="of:=[.H57]+MIN([.H139];[.I219])" office:value-type="float" office:value="255000" calcext:value-type="float">
            <text:p>255000</text:p>
          </table:table-cell>
          <table:table-cell table:formula="of:=[.I57]+MIN([.I139];[.J219])" office:value-type="float" office:value="248924" calcext:value-type="float">
            <text:p>248924</text:p>
          </table:table-cell>
          <table:table-cell table:formula="of:=[.J57]+MIN([.J139];[.K219])" office:value-type="float" office:value="245765" calcext:value-type="float">
            <text:p>245765</text:p>
          </table:table-cell>
          <table:table-cell table:formula="of:=[.K57]+MIN([.K139];[.L219])" office:value-type="float" office:value="244977" calcext:value-type="float">
            <text:p>244977</text:p>
          </table:table-cell>
          <table:table-cell table:formula="of:=[.L57]+MIN([.L139];[.M219])" office:value-type="float" office:value="241837" calcext:value-type="float">
            <text:p>241837</text:p>
          </table:table-cell>
          <table:table-cell table:formula="of:=[.M57]+MIN([.M139];[.N219])" office:value-type="float" office:value="239994" calcext:value-type="float">
            <text:p>239994</text:p>
          </table:table-cell>
          <table:table-cell table:formula="of:=[.N57]+MIN([.N139];[.O219])" office:value-type="float" office:value="245463" calcext:value-type="float">
            <text:p>245463</text:p>
          </table:table-cell>
          <table:table-cell table:formula="of:=[.O57]+MIN([.O139];[.P219])" office:value-type="float" office:value="238898" calcext:value-type="float">
            <text:p>238898</text:p>
          </table:table-cell>
          <table:table-cell table:formula="of:=[.P57]+MIN([.P139];[.Q219])" office:value-type="float" office:value="234638" calcext:value-type="float">
            <text:p>234638</text:p>
          </table:table-cell>
          <table:table-cell table:formula="of:=[.Q57]+MIN([.Q139];[.R219])" office:value-type="float" office:value="232555" calcext:value-type="float">
            <text:p>232555</text:p>
          </table:table-cell>
          <table:table-cell table:formula="of:=[.R57]+MIN([.R139];[.S219])" office:value-type="float" office:value="224939" calcext:value-type="float">
            <text:p>224939</text:p>
          </table:table-cell>
          <table:table-cell table:formula="of:=[.S57]+MIN([.S139];[.T219])" office:value-type="float" office:value="223650" calcext:value-type="float">
            <text:p>223650</text:p>
          </table:table-cell>
          <table:table-cell table:formula="of:=[.T57]+MIN([.T139];[.U219])" office:value-type="float" office:value="225153" calcext:value-type="float">
            <text:p>225153</text:p>
          </table:table-cell>
          <table:table-cell table:formula="of:=[.U57]+MIN([.U139];[.V219])" office:value-type="float" office:value="220814" calcext:value-type="float">
            <text:p>220814</text:p>
          </table:table-cell>
          <table:table-cell table:formula="of:=[.V57]+MIN([.V139];[.W219])" office:value-type="float" office:value="220104" calcext:value-type="float">
            <text:p>220104</text:p>
          </table:table-cell>
          <table:table-cell table:formula="of:=[.W57]+MIN([.W139];[.X219])" office:value-type="float" office:value="211092" calcext:value-type="float">
            <text:p>211092</text:p>
          </table:table-cell>
          <table:table-cell table:formula="of:=[.X57]+MIN([.X139];[.Y219])" office:value-type="float" office:value="201271" calcext:value-type="float">
            <text:p>201271</text:p>
          </table:table-cell>
          <table:table-cell table:formula="of:=[.Y57]+MIN([.Y139];[.Z219])" office:value-type="float" office:value="193139" calcext:value-type="float">
            <text:p>193139</text:p>
          </table:table-cell>
          <table:table-cell table:formula="of:=[.Z57]+MIN([.Z139];[.AA219])" office:value-type="float" office:value="185282" calcext:value-type="float">
            <text:p>185282</text:p>
          </table:table-cell>
          <table:table-cell table:formula="of:=[.AA57]+MIN([.AA139];[.AB219])" office:value-type="float" office:value="181196" calcext:value-type="float">
            <text:p>181196</text:p>
          </table:table-cell>
          <table:table-cell table:formula="of:=[.AB57]+MIN([.AB139];[.AC219])" office:value-type="float" office:value="180127" calcext:value-type="float">
            <text:p>180127</text:p>
          </table:table-cell>
          <table:table-cell table:formula="of:=[.AC57]+MIN([.AC139];[.AD219])" office:value-type="float" office:value="172636" calcext:value-type="float">
            <text:p>172636</text:p>
          </table:table-cell>
          <table:table-cell table:formula="of:=[.AD57]+MIN([.AD139];[.AE219])" office:value-type="float" office:value="169648" calcext:value-type="float">
            <text:p>169648</text:p>
          </table:table-cell>
          <table:table-cell table:formula="of:=[.AE57]+MIN([.AE139];[.AF219])" office:value-type="float" office:value="168069" calcext:value-type="float">
            <text:p>168069</text:p>
          </table:table-cell>
          <table:table-cell table:formula="of:=[.AF57]+MIN([.AF139];[.AG219])" office:value-type="float" office:value="165627" calcext:value-type="float">
            <text:p>165627</text:p>
          </table:table-cell>
          <table:table-cell table:formula="of:=[.AG57]+MIN([.AG139];[.AH219])" office:value-type="float" office:value="161306" calcext:value-type="float">
            <text:p>161306</text:p>
          </table:table-cell>
          <table:table-cell table:formula="of:=[.AH57]+MIN([.AH139];[.AI219])" office:value-type="float" office:value="159157" calcext:value-type="float">
            <text:p>159157</text:p>
          </table:table-cell>
          <table:table-cell table:formula="of:=[.AI57]+MIN([.AI139];[.AJ219])" office:value-type="float" office:value="151515" calcext:value-type="float">
            <text:p>151515</text:p>
          </table:table-cell>
          <table:table-cell table:formula="of:=[.AJ57]+MIN([.AJ139];[.AK219])" office:value-type="float" office:value="145407" calcext:value-type="float">
            <text:p>145407</text:p>
          </table:table-cell>
          <table:table-cell table:formula="of:=[.AK57]+MIN([.AK139];[.AL219])" office:value-type="float" office:value="146873" calcext:value-type="float">
            <text:p>146873</text:p>
          </table:table-cell>
          <table:table-cell table:formula="of:=[.AL57]+MIN([.AL139];[.AM219])" office:value-type="float" office:value="140787" calcext:value-type="float">
            <text:p>140787</text:p>
          </table:table-cell>
          <table:table-cell table:formula="of:=[.AM57]+MIN([.AM139];[.AN219])" office:value-type="float" office:value="137620" calcext:value-type="float">
            <text:p>137620</text:p>
          </table:table-cell>
          <table:table-cell table:formula="of:=[.AN57]+MIN([.AN139];[.AO219])" office:value-type="float" office:value="142711" calcext:value-type="float">
            <text:p>142711</text:p>
          </table:table-cell>
          <table:table-cell table:formula="of:=[.AO57]+MIN([.AO139];[.AP219])" office:value-type="float" office:value="133183" calcext:value-type="float">
            <text:p>133183</text:p>
          </table:table-cell>
          <table:table-cell table:formula="of:=[.AP57]+MIN([.AP139];[.AQ219])" office:value-type="float" office:value="125520" calcext:value-type="float">
            <text:p>125520</text:p>
          </table:table-cell>
          <table:table-cell table:formula="of:=[.AQ57]+MIN([.AQ139];[.AR219])" office:value-type="float" office:value="122835" calcext:value-type="float">
            <text:p>122835</text:p>
          </table:table-cell>
          <table:table-cell table:formula="of:=[.AR57]+MIN([.AR139];[.AS219])" office:value-type="float" office:value="121615" calcext:value-type="float">
            <text:p>121615</text:p>
          </table:table-cell>
          <table:table-cell table:formula="of:=[.AS57]+MIN([.AS139];[.AT219])" office:value-type="float" office:value="115164" calcext:value-type="float">
            <text:p>115164</text:p>
          </table:table-cell>
          <table:table-cell table:formula="of:=[.AT57]+MIN([.AT139];[.AU219])" office:value-type="float" office:value="115938" calcext:value-type="float">
            <text:p>115938</text:p>
          </table:table-cell>
          <table:table-cell table:formula="of:=[.AU57]+MIN([.AU139];[.AV219])" office:value-type="float" office:value="111568" calcext:value-type="float">
            <text:p>111568</text:p>
          </table:table-cell>
          <table:table-cell table:formula="of:=[.AV57]+MIN([.AV139];[.AW219])" office:value-type="float" office:value="111339" calcext:value-type="float">
            <text:p>111339</text:p>
          </table:table-cell>
          <table:table-cell table:formula="of:=[.AW57]+MIN([.AW139];[.AX219])" office:value-type="float" office:value="111699" calcext:value-type="float">
            <text:p>111699</text:p>
          </table:table-cell>
          <table:table-cell table:formula="of:=[.AX57]+MIN([.AX139];[.AY219])" office:value-type="float" office:value="106218" calcext:value-type="float">
            <text:p>106218</text:p>
          </table:table-cell>
          <table:table-cell table:formula="of:=[.AY57]+MIN([.AY139];[.AZ219])" office:value-type="float" office:value="105241" calcext:value-type="float">
            <text:p>105241</text:p>
          </table:table-cell>
          <table:table-cell table:formula="of:=[.AZ57]+MIN([.AZ139];[.BA219])" office:value-type="float" office:value="104975" calcext:value-type="float">
            <text:p>104975</text:p>
          </table:table-cell>
          <table:table-cell table:formula="of:=[.BA57]+MIN([.BA139];[.BB219])" office:value-type="float" office:value="104776" calcext:value-type="float">
            <text:p>104776</text:p>
          </table:table-cell>
          <table:table-cell table:formula="of:=[.BB57]+MIN([.BB139];[.BC219])" office:value-type="float" office:value="100330" calcext:value-type="float">
            <text:p>100330</text:p>
          </table:table-cell>
          <table:table-cell table:formula="of:=[.BC57]+MIN([.BC139];[.BD219])" office:value-type="float" office:value="98160" calcext:value-type="float">
            <text:p>98160</text:p>
          </table:table-cell>
          <table:table-cell table:formula="of:=[.BD57]+MIN([.BD139];[.BE219])" office:value-type="float" office:value="99536" calcext:value-type="float">
            <text:p>99536</text:p>
          </table:table-cell>
          <table:table-cell table:formula="of:=[.BE57]+MIN([.BE139];[.BF219])" office:value-type="float" office:value="93608" calcext:value-type="float">
            <text:p>93608</text:p>
          </table:table-cell>
          <table:table-cell table:formula="of:=[.BF57]+MIN([.BF139];[.BG219])" office:value-type="float" office:value="88022" calcext:value-type="float">
            <text:p>88022</text:p>
          </table:table-cell>
          <table:table-cell table:formula="of:=[.BG57]+MIN([.BG139];[.BH219])" office:value-type="float" office:value="83451" calcext:value-type="float">
            <text:p>83451</text:p>
          </table:table-cell>
          <table:table-cell table:formula="of:=[.BH57]+MIN([.BH139];[.BI219])" office:value-type="float" office:value="88066" calcext:value-type="float">
            <text:p>88066</text:p>
          </table:table-cell>
          <table:table-cell table:formula="of:=[.BI57]+MIN([.BI139];[.BJ219])" office:value-type="float" office:value="79417" calcext:value-type="float">
            <text:p>79417</text:p>
          </table:table-cell>
          <table:table-cell table:formula="of:=[.BJ57]+MIN([.BJ139];[.BK219])" office:value-type="float" office:value="69729" calcext:value-type="float">
            <text:p>69729</text:p>
          </table:table-cell>
          <table:table-cell table:formula="of:=[.BK57]+MIN([.BK139];[.BL219])" office:value-type="float" office:value="75451" calcext:value-type="float">
            <text:p>75451</text:p>
          </table:table-cell>
          <table:table-cell table:formula="of:=[.BL57]+MIN([.BL139];[.BM219])" office:value-type="float" office:value="69538" calcext:value-type="float">
            <text:p>69538</text:p>
          </table:table-cell>
          <table:table-cell table:formula="of:=[.BM57]+MIN([.BM139];[.BN219])" office:value-type="float" office:value="62813" calcext:value-type="float">
            <text:p>62813</text:p>
          </table:table-cell>
          <table:table-cell table:formula="of:=[.BN57]+MIN([.BN139];[.BO219])" office:value-type="float" office:value="62987" calcext:value-type="float">
            <text:p>62987</text:p>
          </table:table-cell>
          <table:table-cell table:formula="of:=[.BO57]+MIN([.BO139];[.BP219])" office:value-type="float" office:value="57223" calcext:value-type="float">
            <text:p>57223</text:p>
          </table:table-cell>
          <table:table-cell table:formula="of:=[.BP57]+MIN([.BP139];[.BQ219])" office:value-type="float" office:value="47336" calcext:value-type="float">
            <text:p>47336</text:p>
          </table:table-cell>
          <table:table-cell table:formula="of:=[.BQ57]+MIN([.BQ139];[.BR219])" office:value-type="float" office:value="42859" calcext:value-type="float">
            <text:p>42859</text:p>
          </table:table-cell>
          <table:table-cell table:formula="of:=[.BR57]+MIN([.BR139];[.BS219])" office:value-type="float" office:value="36156" calcext:value-type="float">
            <text:p>36156</text:p>
          </table:table-cell>
          <table:table-cell table:formula="of:=[.BS57]+MIN([.BS139];[.BT219])" office:value-type="float" office:value="34743" calcext:value-type="float">
            <text:p>34743</text:p>
          </table:table-cell>
          <table:table-cell table:formula="of:=[.BT57]+MIN([.BT139];[.BU219])" office:value-type="float" office:value="35816" calcext:value-type="float">
            <text:p>35816</text:p>
          </table:table-cell>
          <table:table-cell table:formula="of:=[.BU57]+MIN([.BU139];[.BV219])" office:value-type="float" office:value="30322" calcext:value-type="float">
            <text:p>30322</text:p>
          </table:table-cell>
          <table:table-cell table:formula="of:=[.BV57]+MIN([.BV139];[.BW219])" office:value-type="float" office:value="27845" calcext:value-type="float">
            <text:p>27845</text:p>
          </table:table-cell>
          <table:table-cell table:formula="of:=[.BW57]+MIN([.BW139];[.BX219])" office:value-type="float" office:value="28191" calcext:value-type="float">
            <text:p>28191</text:p>
          </table:table-cell>
          <table:table-cell table:formula="of:=[.BX57]+MIN([.BX139];[.BY219])" office:value-type="float" office:value="20291" calcext:value-type="float">
            <text:p>20291</text:p>
          </table:table-cell>
          <table:table-cell table:formula="of:=[.BY57]+MIN([.BY139];[.BZ219])" office:value-type="float" office:value="14368" calcext:value-type="float">
            <text:p>14368</text:p>
          </table:table-cell>
          <table:table-cell table:formula="of:=[.BZ57]+MIN([.BZ139];[.CA219])" office:value-type="float" office:value="10371" calcext:value-type="float">
            <text:p>10371</text:p>
          </table:table-cell>
          <table:table-cell table:formula="of:=[.CA57]+MIN([.CA139];[.CB219])" office:value-type="float" office:value="1674" calcext:value-type="float">
            <text:p>1674</text:p>
          </table:table-cell>
          <table:table-cell table:formula="of:=[.CB57]" office:value-type="float" office:value="1028" calcext:value-type="float">
            <text:p>1028</text:p>
          </table:table-cell>
        </table:table-row>
        <table:table-row table:style-name="ro1">
          <table:table-cell table:formula="of:=[.A58]+MIN([.A140];[.B220])" office:value-type="float" office:value="288851" calcext:value-type="float">
            <text:p>288851</text:p>
          </table:table-cell>
          <table:table-cell table:formula="of:=[.B58]+MIN([.B140];[.C220])" office:value-type="float" office:value="280777" calcext:value-type="float">
            <text:p>280777</text:p>
          </table:table-cell>
          <table:table-cell table:formula="of:=[.C58]+MIN([.C140];[.D220])" office:value-type="float" office:value="279046" calcext:value-type="float">
            <text:p>279046</text:p>
          </table:table-cell>
          <table:table-cell table:formula="of:=[.D58]+MIN([.D140];[.E220])" office:value-type="float" office:value="270801" calcext:value-type="float">
            <text:p>270801</text:p>
          </table:table-cell>
          <table:table-cell table:formula="of:=[.E58]+MIN([.E140];[.F220])" office:value-type="float" office:value="270177" calcext:value-type="float">
            <text:p>270177</text:p>
          </table:table-cell>
          <table:table-cell table:formula="of:=[.F58]+MIN([.F140];[.G220])" office:value-type="float" office:value="265576" calcext:value-type="float">
            <text:p>265576</text:p>
          </table:table-cell>
          <table:table-cell table:formula="of:=[.G58]+MIN([.G140];[.H220])" office:value-type="float" office:value="257672" calcext:value-type="float">
            <text:p>257672</text:p>
          </table:table-cell>
          <table:table-cell table:formula="of:=[.H58]+MIN([.H140];[.I220])" office:value-type="float" office:value="257517" calcext:value-type="float">
            <text:p>257517</text:p>
          </table:table-cell>
          <table:table-cell table:formula="of:=[.I58]+MIN([.I140];[.J220])" office:value-type="float" office:value="248626" calcext:value-type="float">
            <text:p>248626</text:p>
          </table:table-cell>
          <table:table-cell table:formula="of:=[.J58]+MIN([.J140];[.K220])" office:value-type="float" office:value="255737" calcext:value-type="float">
            <text:p>255737</text:p>
          </table:table-cell>
          <table:table-cell table:formula="of:=[.K58]+MIN([.K140];[.L220])" office:value-type="float" office:value="255824" calcext:value-type="float">
            <text:p>255824</text:p>
          </table:table-cell>
          <table:table-cell table:formula="of:=[.L58]+MIN([.L140];[.M220])" office:value-type="float" office:value="247616" calcext:value-type="float">
            <text:p>247616</text:p>
          </table:table-cell>
          <table:table-cell table:formula="of:=[.M58]+MIN([.M140];[.N220])" office:value-type="float" office:value="239164" calcext:value-type="float">
            <text:p>239164</text:p>
          </table:table-cell>
          <table:table-cell table:formula="of:=[.N58]+MIN([.N140];[.O220])" office:value-type="float" office:value="236210" calcext:value-type="float">
            <text:p>236210</text:p>
          </table:table-cell>
          <table:table-cell table:formula="of:=[.O58]+MIN([.O140];[.P220])" office:value-type="float" office:value="233086" calcext:value-type="float">
            <text:p>233086</text:p>
          </table:table-cell>
          <table:table-cell table:formula="of:=[.P58]+MIN([.P140];[.Q220])" office:value-type="float" office:value="229617" calcext:value-type="float">
            <text:p>229617</text:p>
          </table:table-cell>
          <table:table-cell table:formula="of:=[.Q58]+MIN([.Q140];[.R220])" office:value-type="float" office:value="225371" calcext:value-type="float">
            <text:p>225371</text:p>
          </table:table-cell>
          <table:table-cell table:formula="of:=[.R58]+MIN([.R140];[.S220])" office:value-type="float" office:value="222019" calcext:value-type="float">
            <text:p>222019</text:p>
          </table:table-cell>
          <table:table-cell table:formula="of:=[.S58]+MIN([.S140];[.T220])" office:value-type="float" office:value="227716" calcext:value-type="float">
            <text:p>227716</text:p>
          </table:table-cell>
          <table:table-cell table:formula="of:=[.T58]+MIN([.T140];[.U220])" office:value-type="float" office:value="226257" calcext:value-type="float">
            <text:p>226257</text:p>
          </table:table-cell>
          <table:table-cell table:formula="of:=[.U58]+MIN([.U140];[.V220])" office:value-type="float" office:value="228684" calcext:value-type="float">
            <text:p>228684</text:p>
          </table:table-cell>
          <table:table-cell table:formula="of:=[.V58]+MIN([.V140];[.W220])" office:value-type="float" office:value="218783" calcext:value-type="float">
            <text:p>218783</text:p>
          </table:table-cell>
          <table:table-cell table:formula="of:=[.W58]+MIN([.W140];[.X220])" office:value-type="float" office:value="214367" calcext:value-type="float">
            <text:p>214367</text:p>
          </table:table-cell>
          <table:table-cell table:formula="of:=[.X58]+MIN([.X140];[.Y220])" office:value-type="float" office:value="206176" calcext:value-type="float">
            <text:p>206176</text:p>
          </table:table-cell>
          <table:table-cell table:formula="of:=[.Y58]+MIN([.Y140];[.Z220])" office:value-type="float" office:value="196893" calcext:value-type="float">
            <text:p>196893</text:p>
          </table:table-cell>
          <table:table-cell table:formula="of:=[.Z58]+MIN([.Z140];[.AA220])" office:value-type="float" office:value="191268" calcext:value-type="float">
            <text:p>191268</text:p>
          </table:table-cell>
          <table:table-cell table:formula="of:=[.AA58]+MIN([.AA140];[.AB220])" office:value-type="float" office:value="187842" calcext:value-type="float">
            <text:p>187842</text:p>
          </table:table-cell>
          <table:table-cell table:formula="of:=[.AB58]+MIN([.AB140];[.AC220])" office:value-type="float" office:value="187052" calcext:value-type="float">
            <text:p>187052</text:p>
          </table:table-cell>
          <table:table-cell table:formula="of:=[.AC58]+MIN([.AC140];[.AD220])" office:value-type="float" office:value="178171" calcext:value-type="float">
            <text:p>178171</text:p>
          </table:table-cell>
          <table:table-cell table:formula="of:=[.AD58]+MIN([.AD140];[.AE220])" office:value-type="float" office:value="173479" calcext:value-type="float">
            <text:p>173479</text:p>
          </table:table-cell>
          <table:table-cell table:formula="of:=[.AE58]+MIN([.AE140];[.AF220])" office:value-type="float" office:value="178435" calcext:value-type="float">
            <text:p>178435</text:p>
          </table:table-cell>
          <table:table-cell table:formula="of:=[.AF58]+MIN([.AF140];[.AG220])" office:value-type="float" office:value="175954" calcext:value-type="float">
            <text:p>175954</text:p>
          </table:table-cell>
          <table:table-cell table:formula="of:=[.AG58]+MIN([.AG140];[.AH220])" office:value-type="float" office:value="167726" calcext:value-type="float">
            <text:p>167726</text:p>
          </table:table-cell>
          <table:table-cell table:formula="of:=[.AH58]+MIN([.AH140];[.AI220])" office:value-type="float" office:value="158267" calcext:value-type="float">
            <text:p>158267</text:p>
          </table:table-cell>
          <table:table-cell table:formula="of:=[.AI58]+MIN([.AI140];[.AJ220])" office:value-type="float" office:value="149656" calcext:value-type="float">
            <text:p>149656</text:p>
          </table:table-cell>
          <table:table-cell table:formula="of:=[.AJ58]+MIN([.AJ140];[.AK220])" office:value-type="float" office:value="145157" calcext:value-type="float">
            <text:p>145157</text:p>
          </table:table-cell>
          <table:table-cell table:formula="of:=[.AK58]+MIN([.AK140];[.AL220])" office:value-type="float" office:value="143978" calcext:value-type="float">
            <text:p>143978</text:p>
          </table:table-cell>
          <table:table-cell table:formula="of:=[.AL58]+MIN([.AL140];[.AM220])" office:value-type="float" office:value="138990" calcext:value-type="float">
            <text:p>138990</text:p>
          </table:table-cell>
          <table:table-cell table:formula="of:=[.AM58]+MIN([.AM140];[.AN220])" office:value-type="float" office:value="137596" calcext:value-type="float">
            <text:p>137596</text:p>
          </table:table-cell>
          <table:table-cell table:formula="of:=[.AN58]+MIN([.AN140];[.AO220])" office:value-type="float" office:value="137046" calcext:value-type="float">
            <text:p>137046</text:p>
          </table:table-cell>
          <table:table-cell table:formula="of:=[.AO58]+MIN([.AO140];[.AP220])" office:value-type="float" office:value="134710" calcext:value-type="float">
            <text:p>134710</text:p>
          </table:table-cell>
          <table:table-cell table:formula="of:=[.AP58]+MIN([.AP140];[.AQ220])" office:value-type="float" office:value="128621" calcext:value-type="float">
            <text:p>128621</text:p>
          </table:table-cell>
          <table:table-cell table:formula="of:=[.AQ58]+MIN([.AQ140];[.AR220])" office:value-type="float" office:value="121749" calcext:value-type="float">
            <text:p>121749</text:p>
          </table:table-cell>
          <table:table-cell table:formula="of:=[.AR58]+MIN([.AR140];[.AS220])" office:value-type="float" office:value="121480" calcext:value-type="float">
            <text:p>121480</text:p>
          </table:table-cell>
          <table:table-cell table:formula="of:=[.AS58]+MIN([.AS140];[.AT220])" office:value-type="float" office:value="116532" calcext:value-type="float">
            <text:p>116532</text:p>
          </table:table-cell>
          <table:table-cell table:formula="of:=[.AT58]+MIN([.AT140];[.AU220])" office:value-type="float" office:value="116356" calcext:value-type="float">
            <text:p>116356</text:p>
          </table:table-cell>
          <table:table-cell table:formula="of:=[.AU58]+MIN([.AU140];[.AV220])" office:value-type="float" office:value="119914" calcext:value-type="float">
            <text:p>119914</text:p>
          </table:table-cell>
          <table:table-cell table:formula="of:=[.AV58]+MIN([.AV140];[.AW220])" office:value-type="float" office:value="113242" calcext:value-type="float">
            <text:p>113242</text:p>
          </table:table-cell>
          <table:table-cell table:formula="of:=[.AW58]+MIN([.AW140];[.AX220])" office:value-type="float" office:value="108352" calcext:value-type="float">
            <text:p>108352</text:p>
          </table:table-cell>
          <table:table-cell table:formula="of:=[.AX58]+MIN([.AX140];[.AY220])" office:value-type="float" office:value="110305" calcext:value-type="float">
            <text:p>110305</text:p>
          </table:table-cell>
          <table:table-cell table:formula="of:=[.AY58]+MIN([.AY140];[.AZ220])" office:value-type="float" office:value="108827" calcext:value-type="float">
            <text:p>108827</text:p>
          </table:table-cell>
          <table:table-cell table:formula="of:=[.AZ58]+MIN([.AZ140];[.BA220])" office:value-type="float" office:value="111348" calcext:value-type="float">
            <text:p>111348</text:p>
          </table:table-cell>
          <table:table-cell table:formula="of:=[.BA58]+MIN([.BA140];[.BB220])" office:value-type="float" office:value="108183" calcext:value-type="float">
            <text:p>108183</text:p>
          </table:table-cell>
          <table:table-cell table:formula="of:=[.BB58]+MIN([.BB140];[.BC220])" office:value-type="float" office:value="104313" calcext:value-type="float">
            <text:p>104313</text:p>
          </table:table-cell>
          <table:table-cell table:formula="of:=[.BC58]+MIN([.BC140];[.BD220])" office:value-type="float" office:value="100756" calcext:value-type="float">
            <text:p>100756</text:p>
          </table:table-cell>
          <table:table-cell table:formula="of:=[.BD58]+MIN([.BD140];[.BE220])" office:value-type="float" office:value="102921" calcext:value-type="float">
            <text:p>102921</text:p>
          </table:table-cell>
          <table:table-cell table:formula="of:=[.BE58]+MIN([.BE140];[.BF220])" office:value-type="float" office:value="96710" calcext:value-type="float">
            <text:p>96710</text:p>
          </table:table-cell>
          <table:table-cell table:formula="of:=[.BF58]+MIN([.BF140];[.BG220])" office:value-type="float" office:value="94390" calcext:value-type="float">
            <text:p>94390</text:p>
          </table:table-cell>
          <table:table-cell table:formula="of:=[.BG58]+MIN([.BG140];[.BH220])" office:value-type="float" office:value="90487" calcext:value-type="float">
            <text:p>90487</text:p>
          </table:table-cell>
          <table:table-cell table:formula="of:=[.BH58]+MIN([.BH140];[.BI220])" office:value-type="float" office:value="80757" calcext:value-type="float">
            <text:p>80757</text:p>
          </table:table-cell>
          <table:table-cell table:formula="of:=[.BI58]+MIN([.BI140];[.BJ220])" office:value-type="float" office:value="76264" calcext:value-type="float">
            <text:p>76264</text:p>
          </table:table-cell>
          <table:table-cell table:formula="of:=[.BJ58]+MIN([.BJ140];[.BK220])" office:value-type="float" office:value="76536" calcext:value-type="float">
            <text:p>76536</text:p>
          </table:table-cell>
          <table:table-cell table:formula="of:=[.BK58]+MIN([.BK140];[.BL220])" office:value-type="float" office:value="71550" calcext:value-type="float">
            <text:p>71550</text:p>
          </table:table-cell>
          <table:table-cell table:formula="of:=[.BL58]+MIN([.BL140];[.BM220])" office:value-type="float" office:value="69465" calcext:value-type="float">
            <text:p>69465</text:p>
          </table:table-cell>
          <table:table-cell table:formula="of:=[.BM58]+MIN([.BM140];[.BN220])" office:value-type="float" office:value="60943" calcext:value-type="float">
            <text:p>60943</text:p>
          </table:table-cell>
          <table:table-cell table:formula="of:=[.BN58]+MIN([.BN140];[.BO220])" office:value-type="float" office:value="57245" calcext:value-type="float">
            <text:p>57245</text:p>
          </table:table-cell>
          <table:table-cell table:formula="of:=[.BO58]+MIN([.BO140];[.BP220])" office:value-type="float" office:value="47816" calcext:value-type="float">
            <text:p>47816</text:p>
          </table:table-cell>
          <table:table-cell table:formula="of:=[.BP58]+MIN([.BP140];[.BQ220])" office:value-type="float" office:value="46377" calcext:value-type="float">
            <text:p>46377</text:p>
          </table:table-cell>
          <table:table-cell table:formula="of:=[.BQ58]+MIN([.BQ140];[.BR220])" office:value-type="float" office:value="44202" calcext:value-type="float">
            <text:p>44202</text:p>
          </table:table-cell>
          <table:table-cell table:formula="of:=[.BR58]+MIN([.BR140];[.BS220])" office:value-type="float" office:value="37653" calcext:value-type="float">
            <text:p>37653</text:p>
          </table:table-cell>
          <table:table-cell table:formula="of:=[.BS58]+MIN([.BS140];[.BT220])" office:value-type="float" office:value="37835" calcext:value-type="float">
            <text:p>37835</text:p>
          </table:table-cell>
          <table:table-cell table:formula="of:=[.BT58]+MIN([.BT140];[.BU220])" office:value-type="float" office:value="32796" calcext:value-type="float">
            <text:p>32796</text:p>
          </table:table-cell>
          <table:table-cell table:formula="of:=[.BU58]+MIN([.BU140];[.BV220])" office:value-type="float" office:value="31222" calcext:value-type="float">
            <text:p>31222</text:p>
          </table:table-cell>
          <table:table-cell table:formula="of:=[.BV58]+MIN([.BV140];[.BW220])" office:value-type="float" office:value="27555" calcext:value-type="float">
            <text:p>27555</text:p>
          </table:table-cell>
          <table:table-cell table:formula="of:=[.BW58]+MIN([.BW140];[.BX220])" office:value-type="float" office:value="19222" calcext:value-type="float">
            <text:p>19222</text:p>
          </table:table-cell>
          <table:table-cell table:formula="of:=[.BX58]+MIN([.BX140];[.BY220])" office:value-type="float" office:value="18599" calcext:value-type="float">
            <text:p>18599</text:p>
          </table:table-cell>
          <table:table-cell table:formula="of:=[.BY58]+MIN([.BY140];[.BZ220])" office:value-type="float" office:value="18668" calcext:value-type="float">
            <text:p>18668</text:p>
          </table:table-cell>
          <table:table-cell table:formula="of:=[.BZ58]+MIN([.BZ140];[.CA220])" office:value-type="float" office:value="15899" calcext:value-type="float">
            <text:p>15899</text:p>
          </table:table-cell>
          <table:table-cell table:formula="of:=[.CA58]+MIN([.CA140];[.CB220])" office:value-type="float" office:value="9622" calcext:value-type="float">
            <text:p>9622</text:p>
          </table:table-cell>
          <table:table-cell table:formula="of:=[.CB58]" office:value-type="float" office:value="6407" calcext:value-type="float">
            <text:p>6407</text:p>
          </table:table-cell>
        </table:table-row>
        <table:table-row table:style-name="ro1">
          <table:table-cell table:formula="of:=[.A59]+MIN([.A141];[.B221])" office:value-type="float" office:value="291219" calcext:value-type="float">
            <text:p>291219</text:p>
          </table:table-cell>
          <table:table-cell table:formula="of:=[.B59]+MIN([.B141];[.C221])" office:value-type="float" office:value="283374" calcext:value-type="float">
            <text:p>283374</text:p>
          </table:table-cell>
          <table:table-cell table:formula="of:=[.C59]+MIN([.C141];[.D221])" office:value-type="float" office:value="278680" calcext:value-type="float">
            <text:p>278680</text:p>
          </table:table-cell>
          <table:table-cell table:formula="of:=[.D59]+MIN([.D141];[.E221])" office:value-type="float" office:value="276150" calcext:value-type="float">
            <text:p>276150</text:p>
          </table:table-cell>
          <table:table-cell table:formula="of:=[.E59]+MIN([.E141];[.F221])" office:value-type="float" office:value="267901" calcext:value-type="float">
            <text:p>267901</text:p>
          </table:table-cell>
          <table:table-cell table:formula="of:=[.F59]+MIN([.F141];[.G221])" office:value-type="float" office:value="267611" calcext:value-type="float">
            <text:p>267611</text:p>
          </table:table-cell>
          <table:table-cell table:formula="of:=[.G59]+MIN([.G141];[.H221])" office:value-type="float" office:value="261663" calcext:value-type="float">
            <text:p>261663</text:p>
          </table:table-cell>
          <table:table-cell table:formula="of:=[.H59]+MIN([.H141];[.I221])" office:value-type="float" office:value="256154" calcext:value-type="float">
            <text:p>256154</text:p>
          </table:table-cell>
          <table:table-cell table:formula="of:=[.I59]+MIN([.I141];[.J221])" office:value-type="float" office:value="258752" calcext:value-type="float">
            <text:p>258752</text:p>
          </table:table-cell>
          <table:table-cell table:formula="of:=[.J59]+MIN([.J141];[.K221])" office:value-type="float" office:value="259172" calcext:value-type="float">
            <text:p>259172</text:p>
          </table:table-cell>
          <table:table-cell table:formula="of:=[.K59]+MIN([.K141];[.L221])" office:value-type="float" office:value="254677" calcext:value-type="float">
            <text:p>254677</text:p>
          </table:table-cell>
          <table:table-cell table:formula="of:=[.L59]+MIN([.L141];[.M221])" office:value-type="float" office:value="248811" calcext:value-type="float">
            <text:p>248811</text:p>
          </table:table-cell>
          <table:table-cell table:formula="of:=[.M59]+MIN([.M141];[.N221])" office:value-type="float" office:value="244815" calcext:value-type="float">
            <text:p>244815</text:p>
          </table:table-cell>
          <table:table-cell table:formula="of:=[.N59]+MIN([.N141];[.O221])" office:value-type="float" office:value="240361" calcext:value-type="float">
            <text:p>240361</text:p>
          </table:table-cell>
          <table:table-cell table:formula="of:=[.O59]+MIN([.O141];[.P221])" office:value-type="float" office:value="239756" calcext:value-type="float">
            <text:p>239756</text:p>
          </table:table-cell>
          <table:table-cell table:formula="of:=[.P59]+MIN([.P141];[.Q221])" office:value-type="float" office:value="236460" calcext:value-type="float">
            <text:p>236460</text:p>
          </table:table-cell>
          <table:table-cell table:formula="of:=[.Q59]+MIN([.Q141];[.R221])" office:value-type="float" office:value="228871" calcext:value-type="float">
            <text:p>228871</text:p>
          </table:table-cell>
          <table:table-cell table:formula="of:=[.R59]+MIN([.R141];[.S221])" office:value-type="float" office:value="225205" calcext:value-type="float">
            <text:p>225205</text:p>
          </table:table-cell>
          <table:table-cell table:formula="of:=[.S59]+MIN([.S141];[.T221])" office:value-type="float" office:value="223207" calcext:value-type="float">
            <text:p>223207</text:p>
          </table:table-cell>
          <table:table-cell table:formula="of:=[.T59]+MIN([.T141];[.U221])" office:value-type="float" office:value="217580" calcext:value-type="float">
            <text:p>217580</text:p>
          </table:table-cell>
          <table:table-cell table:formula="of:=[.U59]+MIN([.U141];[.V221])" office:value-type="float" office:value="221782" calcext:value-type="float">
            <text:p>221782</text:p>
          </table:table-cell>
          <table:table-cell table:formula="of:=[.V59]+MIN([.V141];[.W221])" office:value-type="float" office:value="214745" calcext:value-type="float">
            <text:p>214745</text:p>
          </table:table-cell>
          <table:table-cell table:formula="of:=[.W59]+MIN([.W141];[.X221])" office:value-type="float" office:value="208233" calcext:value-type="float">
            <text:p>208233</text:p>
          </table:table-cell>
          <table:table-cell table:formula="of:=[.X59]+MIN([.X141];[.Y221])" office:value-type="float" office:value="198625" calcext:value-type="float">
            <text:p>198625</text:p>
          </table:table-cell>
          <table:table-cell table:formula="of:=[.Y59]+MIN([.Y141];[.Z221])" office:value-type="float" office:value="196707" calcext:value-type="float">
            <text:p>196707</text:p>
          </table:table-cell>
          <table:table-cell table:formula="of:=[.Z59]+MIN([.Z141];[.AA221])" office:value-type="float" office:value="189637" calcext:value-type="float">
            <text:p>189637</text:p>
          </table:table-cell>
          <table:table-cell table:formula="of:=[.AA59]+MIN([.AA141];[.AB221])" office:value-type="float" office:value="184890" calcext:value-type="float">
            <text:p>184890</text:p>
          </table:table-cell>
          <table:table-cell table:formula="of:=[.AB59]+MIN([.AB141];[.AC221])" office:value-type="float" office:value="180708" calcext:value-type="float">
            <text:p>180708</text:p>
          </table:table-cell>
          <table:table-cell table:formula="of:=[.AC59]+MIN([.AC141];[.AD221])" office:value-type="float" office:value="177850" calcext:value-type="float">
            <text:p>177850</text:p>
          </table:table-cell>
          <table:table-cell table:formula="of:=[.AD59]+MIN([.AD141];[.AE221])" office:value-type="float" office:value="183524" calcext:value-type="float">
            <text:p>183524</text:p>
          </table:table-cell>
          <table:table-cell table:formula="of:=[.AE59]+MIN([.AE141];[.AF221])" office:value-type="float" office:value="184231" calcext:value-type="float">
            <text:p>184231</text:p>
          </table:table-cell>
          <table:table-cell table:formula="of:=[.AF59]+MIN([.AF141];[.AG221])" office:value-type="float" office:value="179650" calcext:value-type="float">
            <text:p>179650</text:p>
          </table:table-cell>
          <table:table-cell table:formula="of:=[.AG59]+MIN([.AG141];[.AH221])" office:value-type="float" office:value="175543" calcext:value-type="float">
            <text:p>175543</text:p>
          </table:table-cell>
          <table:table-cell table:formula="of:=[.AH59]+MIN([.AH141];[.AI221])" office:value-type="float" office:value="166561" calcext:value-type="float">
            <text:p>166561</text:p>
          </table:table-cell>
          <table:table-cell table:formula="of:=[.AI59]+MIN([.AI141];[.AJ221])" office:value-type="float" office:value="157993" calcext:value-type="float">
            <text:p>157993</text:p>
          </table:table-cell>
          <table:table-cell table:formula="of:=[.AJ59]+MIN([.AJ141];[.AK221])" office:value-type="float" office:value="148940" calcext:value-type="float">
            <text:p>148940</text:p>
          </table:table-cell>
          <table:table-cell table:formula="of:=[.AK59]+MIN([.AK141];[.AL221])" office:value-type="float" office:value="144696" calcext:value-type="float">
            <text:p>144696</text:p>
          </table:table-cell>
          <table:table-cell table:formula="of:=[.AL59]+MIN([.AL141];[.AM221])" office:value-type="float" office:value="140257" calcext:value-type="float">
            <text:p>140257</text:p>
          </table:table-cell>
          <table:table-cell table:formula="of:=[.AM59]+MIN([.AM141];[.AN221])" office:value-type="float" office:value="140155" calcext:value-type="float">
            <text:p>140155</text:p>
          </table:table-cell>
          <table:table-cell table:formula="of:=[.AN59]+MIN([.AN141];[.AO221])" office:value-type="float" office:value="137399" calcext:value-type="float">
            <text:p>137399</text:p>
          </table:table-cell>
          <table:table-cell table:formula="of:=[.AO59]+MIN([.AO141];[.AP221])" office:value-type="float" office:value="136672" calcext:value-type="float">
            <text:p>136672</text:p>
          </table:table-cell>
          <table:table-cell table:formula="of:=[.AP59]+MIN([.AP141];[.AQ221])" office:value-type="float" office:value="130785" calcext:value-type="float">
            <text:p>130785</text:p>
          </table:table-cell>
          <table:table-cell table:formula="of:=[.AQ59]+MIN([.AQ141];[.AR221])" office:value-type="float" office:value="128219" calcext:value-type="float">
            <text:p>128219</text:p>
          </table:table-cell>
          <table:table-cell table:formula="of:=[.AR59]+MIN([.AR141];[.AS221])" office:value-type="float" office:value="120297" calcext:value-type="float">
            <text:p>120297</text:p>
          </table:table-cell>
          <table:table-cell table:formula="of:=[.AS59]+MIN([.AS141];[.AT221])" office:value-type="float" office:value="121291" calcext:value-type="float">
            <text:p>121291</text:p>
          </table:table-cell>
          <table:table-cell table:formula="of:=[.AT59]+MIN([.AT141];[.AU221])" office:value-type="float" office:value="115439" calcext:value-type="float">
            <text:p>115439</text:p>
          </table:table-cell>
          <table:table-cell table:formula="of:=[.AU59]+MIN([.AU141];[.AV221])" office:value-type="float" office:value="114818" calcext:value-type="float">
            <text:p>114818</text:p>
          </table:table-cell>
          <table:table-cell table:formula="of:=[.AV59]+MIN([.AV141];[.AW221])" office:value-type="float" office:value="115714" calcext:value-type="float">
            <text:p>115714</text:p>
          </table:table-cell>
          <table:table-cell table:formula="of:=[.AW59]+MIN([.AW141];[.AX221])" office:value-type="float" office:value="118814" calcext:value-type="float">
            <text:p>118814</text:p>
          </table:table-cell>
          <table:table-cell table:formula="of:=[.AX59]+MIN([.AX141];[.AY221])" office:value-type="float" office:value="116584" calcext:value-type="float">
            <text:p>116584</text:p>
          </table:table-cell>
          <table:table-cell table:formula="of:=[.AY59]+MIN([.AY141];[.AZ221])" office:value-type="float" office:value="112662" calcext:value-type="float">
            <text:p>112662</text:p>
          </table:table-cell>
          <table:table-cell table:formula="of:=[.AZ59]+MIN([.AZ141];[.BA221])" office:value-type="float" office:value="113611" calcext:value-type="float">
            <text:p>113611</text:p>
          </table:table-cell>
          <table:table-cell table:formula="of:=[.BA59]+MIN([.BA141];[.BB221])" office:value-type="float" office:value="113591" calcext:value-type="float">
            <text:p>113591</text:p>
          </table:table-cell>
          <table:table-cell table:formula="of:=[.BB59]+MIN([.BB141];[.BC221])" office:value-type="float" office:value="104148" calcext:value-type="float">
            <text:p>104148</text:p>
          </table:table-cell>
          <table:table-cell table:formula="of:=[.BC59]+MIN([.BC141];[.BD221])" office:value-type="float" office:value="99580" calcext:value-type="float">
            <text:p>99580</text:p>
          </table:table-cell>
          <table:table-cell table:formula="of:=[.BD59]+MIN([.BD141];[.BE221])" office:value-type="float" office:value="98182" calcext:value-type="float">
            <text:p>98182</text:p>
          </table:table-cell>
          <table:table-cell table:formula="of:=[.BE59]+MIN([.BE141];[.BF221])" office:value-type="float" office:value="89503" calcext:value-type="float">
            <text:p>89503</text:p>
          </table:table-cell>
          <table:table-cell table:formula="of:=[.BF59]+MIN([.BF141];[.BG221])" office:value-type="float" office:value="89106" calcext:value-type="float">
            <text:p>89106</text:p>
          </table:table-cell>
          <table:table-cell table:formula="of:=[.BG59]+MIN([.BG141];[.BH221])" office:value-type="float" office:value="85178" calcext:value-type="float">
            <text:p>85178</text:p>
          </table:table-cell>
          <table:table-cell table:formula="of:=[.BH59]+MIN([.BH141];[.BI221])" office:value-type="float" office:value="76019" calcext:value-type="float">
            <text:p>76019</text:p>
          </table:table-cell>
          <table:table-cell table:formula="of:=[.BI59]+MIN([.BI141];[.BJ221])" office:value-type="float" office:value="75652" calcext:value-type="float">
            <text:p>75652</text:p>
          </table:table-cell>
          <table:table-cell table:formula="of:=[.BJ59]+MIN([.BJ141];[.BK221])" office:value-type="float" office:value="72735" calcext:value-type="float">
            <text:p>72735</text:p>
          </table:table-cell>
          <table:table-cell table:formula="of:=[.BK59]+MIN([.BK141];[.BL221])" office:value-type="float" office:value="66608" calcext:value-type="float">
            <text:p>66608</text:p>
          </table:table-cell>
          <table:table-cell table:formula="of:=[.BL59]+MIN([.BL141];[.BM221])" office:value-type="float" office:value="60820" calcext:value-type="float">
            <text:p>60820</text:p>
          </table:table-cell>
          <table:table-cell table:formula="of:=[.BM59]+MIN([.BM141];[.BN221])" office:value-type="float" office:value="57516" calcext:value-type="float">
            <text:p>57516</text:p>
          </table:table-cell>
          <table:table-cell table:formula="of:=[.BN59]+MIN([.BN141];[.BO221])" office:value-type="float" office:value="49387" calcext:value-type="float">
            <text:p>49387</text:p>
          </table:table-cell>
          <table:table-cell table:formula="of:=[.BO59]+MIN([.BO141];[.BP221])" office:value-type="float" office:value="48476" calcext:value-type="float">
            <text:p>48476</text:p>
          </table:table-cell>
          <table:table-cell table:formula="of:=[.BP59]+MIN([.BP141];[.BQ221])" office:value-type="float" office:value="45807" calcext:value-type="float">
            <text:p>45807</text:p>
          </table:table-cell>
          <table:table-cell table:formula="of:=[.BQ59]+MIN([.BQ141];[.BR221])" office:value-type="float" office:value="44344" calcext:value-type="float">
            <text:p>44344</text:p>
          </table:table-cell>
          <table:table-cell table:formula="of:=[.BR59]+MIN([.BR141];[.BS221])" office:value-type="float" office:value="34595" calcext:value-type="float">
            <text:p>34595</text:p>
          </table:table-cell>
          <table:table-cell table:formula="of:=[.BS59]+MIN([.BS141];[.BT221])" office:value-type="float" office:value="34336" calcext:value-type="float">
            <text:p>34336</text:p>
          </table:table-cell>
          <table:table-cell table:formula="of:=[.BT59]+MIN([.BT141];[.BU221])" office:value-type="float" office:value="33174" calcext:value-type="float">
            <text:p>33174</text:p>
          </table:table-cell>
          <table:table-cell table:formula="of:=[.BU59]+MIN([.BU141];[.BV221])" office:value-type="float" office:value="24234" calcext:value-type="float">
            <text:p>24234</text:p>
          </table:table-cell>
          <table:table-cell table:formula="of:=[.BV59]+MIN([.BV141];[.BW221])" office:value-type="float" office:value="23125" calcext:value-type="float">
            <text:p>23125</text:p>
          </table:table-cell>
          <table:table-cell table:formula="of:=[.BW59]+MIN([.BW141];[.BX221])" office:value-type="float" office:value="15816" calcext:value-type="float">
            <text:p>15816</text:p>
          </table:table-cell>
          <table:table-cell table:formula="of:=[.BX59]+MIN([.BX141];[.BY221])" office:value-type="float" office:value="13354" calcext:value-type="float">
            <text:p>13354</text:p>
          </table:table-cell>
          <table:table-cell table:formula="of:=[.BY59]+MIN([.BY141];[.BZ221])" office:value-type="float" office:value="13237" calcext:value-type="float">
            <text:p>13237</text:p>
          </table:table-cell>
          <table:table-cell table:formula="of:=[.BZ59]+MIN([.BZ141];[.CA221])" office:value-type="float" office:value="10261" calcext:value-type="float">
            <text:p>10261</text:p>
          </table:table-cell>
          <table:table-cell table:formula="of:=[.CA59]+MIN([.CA141];[.CB221])" office:value-type="float" office:value="2537" calcext:value-type="float">
            <text:p>2537</text:p>
          </table:table-cell>
          <table:table-cell table:formula="of:=[.CB59]" office:value-type="float" office:value="2312" calcext:value-type="float">
            <text:p>2312</text:p>
          </table:table-cell>
        </table:table-row>
        <table:table-row table:style-name="ro1">
          <table:table-cell table:formula="of:=[.A60]+MIN([.A142];[.B222])" office:value-type="float" office:value="284790" calcext:value-type="float">
            <text:p>284790</text:p>
          </table:table-cell>
          <table:table-cell table:formula="of:=[.B60]+MIN([.B142];[.C222])" office:value-type="float" office:value="280626" calcext:value-type="float">
            <text:p>280626</text:p>
          </table:table-cell>
          <table:table-cell table:formula="of:=[.C60]+MIN([.C142];[.D222])" office:value-type="float" office:value="276989" calcext:value-type="float">
            <text:p>276989</text:p>
          </table:table-cell>
          <table:table-cell table:formula="of:=[.D60]+MIN([.D142];[.E222])" office:value-type="float" office:value="274989" calcext:value-type="float">
            <text:p>274989</text:p>
          </table:table-cell>
          <table:table-cell table:formula="of:=[.E60]+MIN([.E142];[.F222])" office:value-type="float" office:value="274048" calcext:value-type="float">
            <text:p>274048</text:p>
          </table:table-cell>
          <table:table-cell table:formula="of:=[.F60]+MIN([.F142];[.G222])" office:value-type="float" office:value="265145" calcext:value-type="float">
            <text:p>265145</text:p>
          </table:table-cell>
          <table:table-cell table:formula="of:=[.G60]+MIN([.G142];[.H222])" office:value-type="float" office:value="266212" calcext:value-type="float">
            <text:p>266212</text:p>
          </table:table-cell>
          <table:table-cell table:formula="of:=[.H60]+MIN([.H142];[.I222])" office:value-type="float" office:value="262769" calcext:value-type="float">
            <text:p>262769</text:p>
          </table:table-cell>
          <table:table-cell table:formula="of:=[.I60]+MIN([.I142];[.J222])" office:value-type="float" office:value="257530" calcext:value-type="float">
            <text:p>257530</text:p>
          </table:table-cell>
          <table:table-cell table:formula="of:=[.J60]+MIN([.J142];[.K222])" office:value-type="float" office:value="263265" calcext:value-type="float">
            <text:p>263265</text:p>
          </table:table-cell>
          <table:table-cell table:formula="of:=[.K60]+MIN([.K142];[.L222])" office:value-type="float" office:value="261718" calcext:value-type="float">
            <text:p>261718</text:p>
          </table:table-cell>
          <table:table-cell table:formula="of:=[.L60]+MIN([.L142];[.M222])" office:value-type="float" office:value="256817" calcext:value-type="float">
            <text:p>256817</text:p>
          </table:table-cell>
          <table:table-cell table:formula="of:=[.M60]+MIN([.M142];[.N222])" office:value-type="float" office:value="249649" calcext:value-type="float">
            <text:p>249649</text:p>
          </table:table-cell>
          <table:table-cell table:formula="of:=[.N60]+MIN([.N142];[.O222])" office:value-type="float" office:value="248101" calcext:value-type="float">
            <text:p>248101</text:p>
          </table:table-cell>
          <table:table-cell table:formula="of:=[.O60]+MIN([.O142];[.P222])" office:value-type="float" office:value="252974" calcext:value-type="float">
            <text:p>252974</text:p>
          </table:table-cell>
          <table:table-cell table:formula="of:=[.P60]+MIN([.P142];[.Q222])" office:value-type="float" office:value="247530" calcext:value-type="float">
            <text:p>247530</text:p>
          </table:table-cell>
          <table:table-cell table:formula="of:=[.Q60]+MIN([.Q142];[.R222])" office:value-type="float" office:value="242478" calcext:value-type="float">
            <text:p>242478</text:p>
          </table:table-cell>
          <table:table-cell table:formula="of:=[.R60]+MIN([.R142];[.S222])" office:value-type="float" office:value="233129" calcext:value-type="float">
            <text:p>233129</text:p>
          </table:table-cell>
          <table:table-cell table:formula="of:=[.S60]+MIN([.S142];[.T222])" office:value-type="float" office:value="223594" calcext:value-type="float">
            <text:p>223594</text:p>
          </table:table-cell>
          <table:table-cell table:formula="of:=[.T60]+MIN([.T142];[.U222])" office:value-type="float" office:value="213654" calcext:value-type="float">
            <text:p>213654</text:p>
          </table:table-cell>
          <table:table-cell table:formula="of:=[.U60]+MIN([.U142];[.V222])" office:value-type="float" office:value="213436" calcext:value-type="float">
            <text:p>213436</text:p>
          </table:table-cell>
          <table:table-cell table:formula="of:=[.V60]+MIN([.V142];[.W222])" office:value-type="float" office:value="211648" calcext:value-type="float">
            <text:p>211648</text:p>
          </table:table-cell>
          <table:table-cell table:formula="of:=[.W60]+MIN([.W142];[.X222])" office:value-type="float" office:value="202403" calcext:value-type="float">
            <text:p>202403</text:p>
          </table:table-cell>
          <table:table-cell table:formula="of:=[.X60]+MIN([.X142];[.Y222])" office:value-type="float" office:value="203386" calcext:value-type="float">
            <text:p>203386</text:p>
          </table:table-cell>
          <table:table-cell table:formula="of:=[.Y60]+MIN([.Y142];[.Z222])" office:value-type="float" office:value="201845" calcext:value-type="float">
            <text:p>201845</text:p>
          </table:table-cell>
          <table:table-cell table:formula="of:=[.Z60]+MIN([.Z142];[.AA222])" office:value-type="float" office:value="197475" calcext:value-type="float">
            <text:p>197475</text:p>
          </table:table-cell>
          <table:table-cell table:formula="of:=[.AA60]+MIN([.AA142];[.AB222])" office:value-type="float" office:value="192308" calcext:value-type="float">
            <text:p>192308</text:p>
          </table:table-cell>
          <table:table-cell table:formula="of:=[.AB60]+MIN([.AB142];[.AC222])" office:value-type="float" office:value="193210" calcext:value-type="float">
            <text:p>193210</text:p>
          </table:table-cell>
          <table:table-cell table:formula="of:=[.AC60]+MIN([.AC142];[.AD222])" office:value-type="float" office:value="192992" calcext:value-type="float">
            <text:p>192992</text:p>
          </table:table-cell>
          <table:table-cell table:formula="of:=[.AD60]+MIN([.AD142];[.AE222])" office:value-type="float" office:value="188944" calcext:value-type="float">
            <text:p>188944</text:p>
          </table:table-cell>
          <table:table-cell table:formula="of:=[.AE60]+MIN([.AE142];[.AF222])" office:value-type="float" office:value="182495" calcext:value-type="float">
            <text:p>182495</text:p>
          </table:table-cell>
          <table:table-cell table:formula="of:=[.AF60]+MIN([.AF142];[.AG222])" office:value-type="float" office:value="180570" calcext:value-type="float">
            <text:p>180570</text:p>
          </table:table-cell>
          <table:table-cell table:formula="of:=[.AG60]+MIN([.AG142];[.AH222])" office:value-type="float" office:value="171856" calcext:value-type="float">
            <text:p>171856</text:p>
          </table:table-cell>
          <table:table-cell table:formula="of:=[.AH60]+MIN([.AH142];[.AI222])" office:value-type="float" office:value="171411" calcext:value-type="float">
            <text:p>171411</text:p>
          </table:table-cell>
          <table:table-cell table:formula="of:=[.AI60]+MIN([.AI142];[.AJ222])" office:value-type="float" office:value="163079" calcext:value-type="float">
            <text:p>163079</text:p>
          </table:table-cell>
          <table:table-cell table:formula="of:=[.AJ60]+MIN([.AJ142];[.AK222])" office:value-type="float" office:value="157312" calcext:value-type="float">
            <text:p>157312</text:p>
          </table:table-cell>
          <table:table-cell table:formula="of:=[.AK60]+MIN([.AK142];[.AL222])" office:value-type="float" office:value="150614" calcext:value-type="float">
            <text:p>150614</text:p>
          </table:table-cell>
          <table:table-cell table:formula="of:=[.AL60]+MIN([.AL142];[.AM222])" office:value-type="float" office:value="151409" calcext:value-type="float">
            <text:p>151409</text:p>
          </table:table-cell>
          <table:table-cell table:formula="of:=[.AM60]+MIN([.AM142];[.AN222])" office:value-type="float" office:value="145673" calcext:value-type="float">
            <text:p>145673</text:p>
          </table:table-cell>
          <table:table-cell table:formula="of:=[.AN60]+MIN([.AN142];[.AO222])" office:value-type="float" office:value="138367" calcext:value-type="float">
            <text:p>138367</text:p>
          </table:table-cell>
          <table:table-cell table:formula="of:=[.AO60]+MIN([.AO142];[.AP222])" office:value-type="float" office:value="135657" calcext:value-type="float">
            <text:p>135657</text:p>
          </table:table-cell>
          <table:table-cell table:formula="of:=[.AP60]+MIN([.AP142];[.AQ222])" office:value-type="float" office:value="136422" calcext:value-type="float">
            <text:p>136422</text:p>
          </table:table-cell>
          <table:table-cell table:formula="of:=[.AQ60]+MIN([.AQ142];[.AR222])" office:value-type="float" office:value="134584" calcext:value-type="float">
            <text:p>134584</text:p>
          </table:table-cell>
          <table:table-cell table:formula="of:=[.AR60]+MIN([.AR142];[.AS222])" office:value-type="float" office:value="132119" calcext:value-type="float">
            <text:p>132119</text:p>
          </table:table-cell>
          <table:table-cell table:formula="of:=[.AS60]+MIN([.AS142];[.AT222])" office:value-type="float" office:value="125801" calcext:value-type="float">
            <text:p>125801</text:p>
          </table:table-cell>
          <table:table-cell table:formula="of:=[.AT60]+MIN([.AT142];[.AU222])" office:value-type="float" office:value="119482" calcext:value-type="float">
            <text:p>119482</text:p>
          </table:table-cell>
          <table:table-cell table:formula="of:=[.AU60]+MIN([.AU142];[.AV222])" office:value-type="float" office:value="123133" calcext:value-type="float">
            <text:p>123133</text:p>
          </table:table-cell>
          <table:table-cell table:formula="of:=[.AV60]+MIN([.AV142];[.AW222])" office:value-type="float" office:value="128222" calcext:value-type="float">
            <text:p>128222</text:p>
          </table:table-cell>
          <table:table-cell table:formula="of:=[.AW60]+MIN([.AW142];[.AX222])" office:value-type="float" office:value="120785" calcext:value-type="float">
            <text:p>120785</text:p>
          </table:table-cell>
          <table:table-cell table:formula="of:=[.AX60]+MIN([.AX142];[.AY222])" office:value-type="float" office:value="116549" calcext:value-type="float">
            <text:p>116549</text:p>
          </table:table-cell>
          <table:table-cell table:formula="of:=[.AY60]+MIN([.AY142];[.AZ222])" office:value-type="float" office:value="114295" calcext:value-type="float">
            <text:p>114295</text:p>
          </table:table-cell>
          <table:table-cell table:formula="of:=[.AZ60]+MIN([.AZ142];[.BA222])" office:value-type="float" office:value="106867" calcext:value-type="float">
            <text:p>106867</text:p>
          </table:table-cell>
          <table:table-cell table:formula="of:=[.BA60]+MIN([.BA142];[.BB222])" office:value-type="float" office:value="106047" calcext:value-type="float">
            <text:p>106047</text:p>
          </table:table-cell>
          <table:table-cell table:formula="of:=[.BB60]+MIN([.BB142];[.BC222])" office:value-type="float" office:value="113519" calcext:value-type="float">
            <text:p>113519</text:p>
          </table:table-cell>
          <table:table-cell table:formula="of:=[.BC60]+MIN([.BC142];[.BD222])" office:value-type="float" office:value="104572" calcext:value-type="float">
            <text:p>104572</text:p>
          </table:table-cell>
          <table:table-cell table:formula="of:=[.BD60]+MIN([.BD142];[.BE222])" office:value-type="float" office:value="96976" calcext:value-type="float">
            <text:p>96976</text:p>
          </table:table-cell>
          <table:table-cell table:formula="of:=[.BE60]+MIN([.BE142];[.BF222])" office:value-type="float" office:value="97398" calcext:value-type="float">
            <text:p>97398</text:p>
          </table:table-cell>
          <table:table-cell table:formula="of:=[.BF60]+MIN([.BF142];[.BG222])" office:value-type="float" office:value="93767" calcext:value-type="float">
            <text:p>93767</text:p>
          </table:table-cell>
          <table:table-cell table:formula="of:=[.BG60]+MIN([.BG142];[.BH222])" office:value-type="float" office:value="85704" calcext:value-type="float">
            <text:p>85704</text:p>
          </table:table-cell>
          <table:table-cell table:formula="of:=[.BH60]+MIN([.BH142];[.BI222])" office:value-type="float" office:value="80464" calcext:value-type="float">
            <text:p>80464</text:p>
          </table:table-cell>
          <table:table-cell table:formula="of:=[.BI60]+MIN([.BI142];[.BJ222])" office:value-type="float" office:value="73798" calcext:value-type="float">
            <text:p>73798</text:p>
          </table:table-cell>
          <table:table-cell table:formula="of:=[.BJ60]+MIN([.BJ142];[.BK222])" office:value-type="float" office:value="75690" calcext:value-type="float">
            <text:p>75690</text:p>
          </table:table-cell>
          <table:table-cell table:formula="of:=[.BK60]+MIN([.BK142];[.BL222])" office:value-type="float" office:value="73580" calcext:value-type="float">
            <text:p>73580</text:p>
          </table:table-cell>
          <table:table-cell table:formula="of:=[.BL60]+MIN([.BL142];[.BM222])" office:value-type="float" office:value="69935" calcext:value-type="float">
            <text:p>69935</text:p>
          </table:table-cell>
          <table:table-cell table:formula="of:=[.BM60]+MIN([.BM142];[.BN222])" office:value-type="float" office:value="65305" calcext:value-type="float">
            <text:p>65305</text:p>
          </table:table-cell>
          <table:table-cell table:formula="of:=[.BN60]+MIN([.BN142];[.BO222])" office:value-type="float" office:value="57185" calcext:value-type="float">
            <text:p>57185</text:p>
          </table:table-cell>
          <table:table-cell table:formula="of:=[.BO60]+MIN([.BO142];[.BP222])" office:value-type="float" office:value="54328" calcext:value-type="float">
            <text:p>54328</text:p>
          </table:table-cell>
          <table:table-cell table:formula="of:=[.BP60]+MIN([.BP142];[.BQ222])" office:value-type="float" office:value="48211" calcext:value-type="float">
            <text:p>48211</text:p>
          </table:table-cell>
          <table:table-cell table:formula="of:=[.BQ60]+MIN([.BQ142];[.BR222])" office:value-type="float" office:value="43487" calcext:value-type="float">
            <text:p>43487</text:p>
          </table:table-cell>
          <table:table-cell table:formula="of:=[.BR60]+MIN([.BR142];[.BS222])" office:value-type="float" office:value="34331" calcext:value-type="float">
            <text:p>34331</text:p>
          </table:table-cell>
          <table:table-cell table:formula="of:=[.BS60]+MIN([.BS142];[.BT222])" office:value-type="float" office:value="29858" calcext:value-type="float">
            <text:p>29858</text:p>
          </table:table-cell>
          <table:table-cell table:formula="of:=[.BT60]+MIN([.BT142];[.BU222])" office:value-type="float" office:value="25306" calcext:value-type="float">
            <text:p>25306</text:p>
          </table:table-cell>
          <table:table-cell table:formula="of:=[.BU60]+MIN([.BU142];[.BV222])" office:value-type="float" office:value="25520" calcext:value-type="float">
            <text:p>25520</text:p>
          </table:table-cell>
          <table:table-cell table:formula="of:=[.BV60]+MIN([.BV142];[.BW222])" office:value-type="float" office:value="25050" calcext:value-type="float">
            <text:p>25050</text:p>
          </table:table-cell>
          <table:table-cell table:formula="of:=[.BW60]+MIN([.BW142];[.BX222])" office:value-type="float" office:value="18859" calcext:value-type="float">
            <text:p>18859</text:p>
          </table:table-cell>
          <table:table-cell table:formula="of:=[.BX60]+MIN([.BX142];[.BY222])" office:value-type="float" office:value="13932" calcext:value-type="float">
            <text:p>13932</text:p>
          </table:table-cell>
          <table:table-cell table:formula="of:=[.BY60]+MIN([.BY142];[.BZ222])" office:value-type="float" office:value="8545" calcext:value-type="float">
            <text:p>8545</text:p>
          </table:table-cell>
          <table:table-cell table:formula="of:=[.BZ60]+MIN([.BZ142];[.CA222])" office:value-type="float" office:value="7661" calcext:value-type="float">
            <text:p>7661</text:p>
          </table:table-cell>
          <table:table-cell table:formula="of:=[.CA60]+MIN([.CA142];[.CB222])" office:value-type="float" office:value="4978" calcext:value-type="float">
            <text:p>4978</text:p>
          </table:table-cell>
          <table:table-cell table:formula="of:=[.CB60]" office:value-type="float" office:value="3000" calcext:value-type="float">
            <text:p>3000</text:p>
          </table:table-cell>
        </table:table-row>
        <table:table-row table:style-name="ro1">
          <table:table-cell table:formula="of:=[.A61]+MIN([.A143];[.B223])" office:value-type="float" office:value="289823" calcext:value-type="float">
            <text:p>289823</text:p>
          </table:table-cell>
          <table:table-cell table:formula="of:=[.B61]+MIN([.B143];[.C223])" office:value-type="float" office:value="285565" calcext:value-type="float">
            <text:p>285565</text:p>
          </table:table-cell>
          <table:table-cell table:formula="of:=[.C61]+MIN([.C143];[.D223])" office:value-type="float" office:value="280267" calcext:value-type="float">
            <text:p>280267</text:p>
          </table:table-cell>
          <table:table-cell table:formula="of:=[.D61]+MIN([.D143];[.E223])" office:value-type="float" office:value="279443" calcext:value-type="float">
            <text:p>279443</text:p>
          </table:table-cell>
          <table:table-cell table:formula="of:=[.E61]+MIN([.E143];[.F223])" office:value-type="float" office:value="275861" calcext:value-type="float">
            <text:p>275861</text:p>
          </table:table-cell>
          <table:table-cell table:formula="of:=[.F61]+MIN([.F143];[.G223])" office:value-type="float" office:value="270966" calcext:value-type="float">
            <text:p>270966</text:p>
          </table:table-cell>
          <table:table-cell table:formula="of:=[.G61]+MIN([.G143];[.H223])" office:value-type="float" office:value="266043" calcext:value-type="float">
            <text:p>266043</text:p>
          </table:table-cell>
          <table:table-cell table:formula="of:=[.H61]+MIN([.H143];[.I223])" office:value-type="float" office:value="265506" calcext:value-type="float">
            <text:p>265506</text:p>
          </table:table-cell>
          <table:table-cell table:formula="of:=[.I61]+MIN([.I143];[.J223])" office:value-type="float" office:value="271866" calcext:value-type="float">
            <text:p>271866</text:p>
          </table:table-cell>
          <table:table-cell table:formula="of:=[.J61]+MIN([.J143];[.K223])" office:value-type="float" office:value="267645" calcext:value-type="float">
            <text:p>267645</text:p>
          </table:table-cell>
          <table:table-cell table:formula="of:=[.K61]+MIN([.K143];[.L223])" office:value-type="float" office:value="258958" calcext:value-type="float">
            <text:p>258958</text:p>
          </table:table-cell>
          <table:table-cell table:formula="of:=[.L61]+MIN([.L143];[.M223])" office:value-type="float" office:value="252355" calcext:value-type="float">
            <text:p>252355</text:p>
          </table:table-cell>
          <table:table-cell table:formula="of:=[.M61]+MIN([.M143];[.N223])" office:value-type="float" office:value="253775" calcext:value-type="float">
            <text:p>253775</text:p>
          </table:table-cell>
          <table:table-cell table:formula="of:=[.N61]+MIN([.N143];[.O223])" office:value-type="float" office:value="258122" calcext:value-type="float">
            <text:p>258122</text:p>
          </table:table-cell>
          <table:table-cell table:formula="of:=[.O61]+MIN([.O143];[.P223])" office:value-type="float" office:value="249893" calcext:value-type="float">
            <text:p>249893</text:p>
          </table:table-cell>
          <table:table-cell table:formula="of:=[.P61]+MIN([.P143];[.Q223])" office:value-type="float" office:value="240841" calcext:value-type="float">
            <text:p>240841</text:p>
          </table:table-cell>
          <table:table-cell table:formula="of:=[.Q61]+MIN([.Q143];[.R223])" office:value-type="float" office:value="234675" calcext:value-type="float">
            <text:p>234675</text:p>
          </table:table-cell>
          <table:table-cell table:formula="of:=[.R61]+MIN([.R143];[.S223])" office:value-type="float" office:value="228109" calcext:value-type="float">
            <text:p>228109</text:p>
          </table:table-cell>
          <table:table-cell table:formula="of:=[.S61]+MIN([.S143];[.T223])" office:value-type="float" office:value="223573" calcext:value-type="float">
            <text:p>223573</text:p>
          </table:table-cell>
          <table:table-cell table:formula="of:=[.T61]+MIN([.T143];[.U223])" office:value-type="float" office:value="226446" calcext:value-type="float">
            <text:p>226446</text:p>
          </table:table-cell>
          <table:table-cell table:formula="of:=[.U61]+MIN([.U143];[.V223])" office:value-type="float" office:value="226282" calcext:value-type="float">
            <text:p>226282</text:p>
          </table:table-cell>
          <table:table-cell table:formula="of:=[.V61]+MIN([.V143];[.W223])" office:value-type="float" office:value="218206" calcext:value-type="float">
            <text:p>218206</text:p>
          </table:table-cell>
          <table:table-cell table:formula="of:=[.W61]+MIN([.W143];[.X223])" office:value-type="float" office:value="213070" calcext:value-type="float">
            <text:p>213070</text:p>
          </table:table-cell>
          <table:table-cell table:formula="of:=[.X61]+MIN([.X143];[.Y223])" office:value-type="float" office:value="211398" calcext:value-type="float">
            <text:p>211398</text:p>
          </table:table-cell>
          <table:table-cell table:formula="of:=[.Y61]+MIN([.Y143];[.Z223])" office:value-type="float" office:value="205235" calcext:value-type="float">
            <text:p>205235</text:p>
          </table:table-cell>
          <table:table-cell table:formula="of:=[.Z61]+MIN([.Z143];[.AA223])" office:value-type="float" office:value="197836" calcext:value-type="float">
            <text:p>197836</text:p>
          </table:table-cell>
          <table:table-cell table:formula="of:=[.AA61]+MIN([.AA143];[.AB223])" office:value-type="float" office:value="194198" calcext:value-type="float">
            <text:p>194198</text:p>
          </table:table-cell>
          <table:table-cell table:formula="of:=[.AB61]+MIN([.AB143];[.AC223])" office:value-type="float" office:value="196176" calcext:value-type="float">
            <text:p>196176</text:p>
          </table:table-cell>
          <table:table-cell table:formula="of:=[.AC61]+MIN([.AC143];[.AD223])" office:value-type="float" office:value="195116" calcext:value-type="float">
            <text:p>195116</text:p>
          </table:table-cell>
          <table:table-cell table:formula="of:=[.AD61]+MIN([.AD143];[.AE223])" office:value-type="float" office:value="196707" calcext:value-type="float">
            <text:p>196707</text:p>
          </table:table-cell>
          <table:table-cell table:formula="of:=[.AE61]+MIN([.AE143];[.AF223])" office:value-type="float" office:value="187695" calcext:value-type="float">
            <text:p>187695</text:p>
          </table:table-cell>
          <table:table-cell table:formula="of:=[.AF61]+MIN([.AF143];[.AG223])" office:value-type="float" office:value="179236" calcext:value-type="float">
            <text:p>179236</text:p>
          </table:table-cell>
          <table:table-cell table:formula="of:=[.AG61]+MIN([.AG143];[.AH223])" office:value-type="float" office:value="178708" calcext:value-type="float">
            <text:p>178708</text:p>
          </table:table-cell>
          <table:table-cell table:formula="of:=[.AH61]+MIN([.AH143];[.AI223])" office:value-type="float" office:value="173610" calcext:value-type="float">
            <text:p>173610</text:p>
          </table:table-cell>
          <table:table-cell table:formula="of:=[.AI61]+MIN([.AI143];[.AJ223])" office:value-type="float" office:value="173894" calcext:value-type="float">
            <text:p>173894</text:p>
          </table:table-cell>
          <table:table-cell table:formula="of:=[.AJ61]+MIN([.AJ143];[.AK223])" office:value-type="float" office:value="165186" calcext:value-type="float">
            <text:p>165186</text:p>
          </table:table-cell>
          <table:table-cell table:formula="of:=[.AK61]+MIN([.AK143];[.AL223])" office:value-type="float" office:value="157957" calcext:value-type="float">
            <text:p>157957</text:p>
          </table:table-cell>
          <table:table-cell table:formula="of:=[.AL61]+MIN([.AL143];[.AM223])" office:value-type="float" office:value="160281" calcext:value-type="float">
            <text:p>160281</text:p>
          </table:table-cell>
          <table:table-cell table:formula="of:=[.AM61]+MIN([.AM143];[.AN223])" office:value-type="float" office:value="154524" calcext:value-type="float">
            <text:p>154524</text:p>
          </table:table-cell>
          <table:table-cell table:formula="of:=[.AN61]+MIN([.AN143];[.AO223])" office:value-type="float" office:value="150456" calcext:value-type="float">
            <text:p>150456</text:p>
          </table:table-cell>
          <table:table-cell table:formula="of:=[.AO61]+MIN([.AO143];[.AP223])" office:value-type="float" office:value="147886" calcext:value-type="float">
            <text:p>147886</text:p>
          </table:table-cell>
          <table:table-cell table:formula="of:=[.AP61]+MIN([.AP143];[.AQ223])" office:value-type="float" office:value="149741" calcext:value-type="float">
            <text:p>149741</text:p>
          </table:table-cell>
          <table:table-cell table:formula="of:=[.AQ61]+MIN([.AQ143];[.AR223])" office:value-type="float" office:value="140485" calcext:value-type="float">
            <text:p>140485</text:p>
          </table:table-cell>
          <table:table-cell table:formula="of:=[.AR61]+MIN([.AR143];[.AS223])" office:value-type="float" office:value="136292" calcext:value-type="float">
            <text:p>136292</text:p>
          </table:table-cell>
          <table:table-cell table:formula="of:=[.AS61]+MIN([.AS143];[.AT223])" office:value-type="float" office:value="129121" calcext:value-type="float">
            <text:p>129121</text:p>
          </table:table-cell>
          <table:table-cell table:formula="of:=[.AT61]+MIN([.AT143];[.AU223])" office:value-type="float" office:value="132620" calcext:value-type="float">
            <text:p>132620</text:p>
          </table:table-cell>
          <table:table-cell table:formula="of:=[.AU61]+MIN([.AU143];[.AV223])" office:value-type="float" office:value="136280" calcext:value-type="float">
            <text:p>136280</text:p>
          </table:table-cell>
          <table:table-cell table:formula="of:=[.AV61]+MIN([.AV143];[.AW223])" office:value-type="float" office:value="127560" calcext:value-type="float">
            <text:p>127560</text:p>
          </table:table-cell>
          <table:table-cell table:formula="of:=[.AW61]+MIN([.AW143];[.AX223])" office:value-type="float" office:value="119721" calcext:value-type="float">
            <text:p>119721</text:p>
          </table:table-cell>
          <table:table-cell table:formula="of:=[.AX61]+MIN([.AX143];[.AY223])" office:value-type="float" office:value="115188" calcext:value-type="float">
            <text:p>115188</text:p>
          </table:table-cell>
          <table:table-cell table:formula="of:=[.AY61]+MIN([.AY143];[.AZ223])" office:value-type="float" office:value="113517" calcext:value-type="float">
            <text:p>113517</text:p>
          </table:table-cell>
          <table:table-cell table:formula="of:=[.AZ61]+MIN([.AZ143];[.BA223])" office:value-type="float" office:value="113039" calcext:value-type="float">
            <text:p>113039</text:p>
          </table:table-cell>
          <table:table-cell table:formula="of:=[.BA61]+MIN([.BA143];[.BB223])" office:value-type="float" office:value="105265" calcext:value-type="float">
            <text:p>105265</text:p>
          </table:table-cell>
          <table:table-cell table:formula="of:=[.BB61]+MIN([.BB143];[.BC223])" office:value-type="float" office:value="103658" calcext:value-type="float">
            <text:p>103658</text:p>
          </table:table-cell>
          <table:table-cell table:formula="of:=[.BC61]+MIN([.BC143];[.BD223])" office:value-type="float" office:value="101341" calcext:value-type="float">
            <text:p>101341</text:p>
          </table:table-cell>
          <table:table-cell table:formula="of:=[.BD61]+MIN([.BD143];[.BE223])" office:value-type="float" office:value="104586" calcext:value-type="float">
            <text:p>104586</text:p>
          </table:table-cell>
          <table:table-cell table:formula="of:=[.BE61]+MIN([.BE143];[.BF223])" office:value-type="float" office:value="99881" calcext:value-type="float">
            <text:p>99881</text:p>
          </table:table-cell>
          <table:table-cell table:formula="of:=[.BF61]+MIN([.BF143];[.BG223])" office:value-type="float" office:value="91995" calcext:value-type="float">
            <text:p>91995</text:p>
          </table:table-cell>
          <table:table-cell table:formula="of:=[.BG61]+MIN([.BG143];[.BH223])" office:value-type="float" office:value="87435" calcext:value-type="float">
            <text:p>87435</text:p>
          </table:table-cell>
          <table:table-cell table:formula="of:=[.BH61]+MIN([.BH143];[.BI223])" office:value-type="float" office:value="80675" calcext:value-type="float">
            <text:p>80675</text:p>
          </table:table-cell>
          <table:table-cell table:formula="of:=[.BI61]+MIN([.BI143];[.BJ223])" office:value-type="float" office:value="73404" calcext:value-type="float">
            <text:p>73404</text:p>
          </table:table-cell>
          <table:table-cell table:formula="of:=[.BJ61]+MIN([.BJ143];[.BK223])" office:value-type="float" office:value="71125" calcext:value-type="float">
            <text:p>71125</text:p>
          </table:table-cell>
          <table:table-cell table:formula="of:=[.BK61]+MIN([.BK143];[.BL223])" office:value-type="float" office:value="68128" calcext:value-type="float">
            <text:p>68128</text:p>
          </table:table-cell>
          <table:table-cell table:formula="of:=[.BL61]+MIN([.BL143];[.BM223])" office:value-type="float" office:value="65040" calcext:value-type="float">
            <text:p>65040</text:p>
          </table:table-cell>
          <table:table-cell table:formula="of:=[.BM61]+MIN([.BM143];[.BN223])" office:value-type="float" office:value="57365" calcext:value-type="float">
            <text:p>57365</text:p>
          </table:table-cell>
          <table:table-cell table:formula="of:=[.BN61]+MIN([.BN143];[.BO223])" office:value-type="float" office:value="51157" calcext:value-type="float">
            <text:p>51157</text:p>
          </table:table-cell>
          <table:table-cell table:formula="of:=[.BO61]+MIN([.BO143];[.BP223])" office:value-type="float" office:value="51372" calcext:value-type="float">
            <text:p>51372</text:p>
          </table:table-cell>
          <table:table-cell table:formula="of:=[.BP61]+MIN([.BP143];[.BQ223])" office:value-type="float" office:value="44551" calcext:value-type="float">
            <text:p>44551</text:p>
          </table:table-cell>
          <table:table-cell table:formula="of:=[.BQ61]+MIN([.BQ143];[.BR223])" office:value-type="float" office:value="37711" calcext:value-type="float">
            <text:p>37711</text:p>
          </table:table-cell>
          <table:table-cell table:formula="of:=[.BR61]+MIN([.BR143];[.BS223])" office:value-type="float" office:value="41906" calcext:value-type="float">
            <text:p>41906</text:p>
          </table:table-cell>
          <table:table-cell table:formula="of:=[.BS61]+MIN([.BS143];[.BT223])" office:value-type="float" office:value="32273" calcext:value-type="float">
            <text:p>32273</text:p>
          </table:table-cell>
          <table:table-cell table:formula="of:=[.BT61]+MIN([.BT143];[.BU223])" office:value-type="float" office:value="34677" calcext:value-type="float">
            <text:p>34677</text:p>
          </table:table-cell>
          <table:table-cell table:formula="of:=[.BU61]+MIN([.BU143];[.BV223])" office:value-type="float" office:value="34045" calcext:value-type="float">
            <text:p>34045</text:p>
          </table:table-cell>
          <table:table-cell table:formula="of:=[.BV61]+MIN([.BV143];[.BW223])" office:value-type="float" office:value="25499" calcext:value-type="float">
            <text:p>25499</text:p>
          </table:table-cell>
          <table:table-cell table:formula="of:=[.BW61]+MIN([.BW143];[.BX223])" office:value-type="float" office:value="23211" calcext:value-type="float">
            <text:p>23211</text:p>
          </table:table-cell>
          <table:table-cell table:formula="of:=[.BX61]+MIN([.BX143];[.BY223])" office:value-type="float" office:value="21338" calcext:value-type="float">
            <text:p>21338</text:p>
          </table:table-cell>
          <table:table-cell table:formula="of:=[.BY61]+MIN([.BY143];[.BZ223])" office:value-type="float" office:value="20083" calcext:value-type="float">
            <text:p>20083</text:p>
          </table:table-cell>
          <table:table-cell table:formula="of:=[.BZ61]+MIN([.BZ143];[.CA223])" office:value-type="float" office:value="19872" calcext:value-type="float">
            <text:p>19872</text:p>
          </table:table-cell>
          <table:table-cell table:formula="of:=[.CA61]+MIN([.CA143];[.CB223])" office:value-type="float" office:value="11987" calcext:value-type="float">
            <text:p>11987</text:p>
          </table:table-cell>
          <table:table-cell table:formula="of:=[.CB61]" office:value-type="float" office:value="5229" calcext:value-type="float">
            <text:p>5229</text:p>
          </table:table-cell>
        </table:table-row>
        <table:table-row table:style-name="ro1">
          <table:table-cell table:formula="of:=[.A62]+MIN([.A144];[.B224])" office:value-type="float" office:value="298662" calcext:value-type="float">
            <text:p>298662</text:p>
          </table:table-cell>
          <table:table-cell table:formula="of:=[.B62]+MIN([.B144];[.C224])" office:value-type="float" office:value="293083" calcext:value-type="float">
            <text:p>293083</text:p>
          </table:table-cell>
          <table:table-cell table:formula="of:=[.C62]+MIN([.C144];[.D224])" office:value-type="float" office:value="291282" calcext:value-type="float">
            <text:p>291282</text:p>
          </table:table-cell>
          <table:table-cell table:formula="of:=[.D62]+MIN([.D144];[.E224])" office:value-type="float" office:value="285968" calcext:value-type="float">
            <text:p>285968</text:p>
          </table:table-cell>
          <table:table-cell table:formula="of:=[.E62]+MIN([.E144];[.F224])" office:value-type="float" office:value="282412" calcext:value-type="float">
            <text:p>282412</text:p>
          </table:table-cell>
          <table:table-cell table:formula="of:=[.F62]+MIN([.F144];[.G224])" office:value-type="float" office:value="273600" calcext:value-type="float">
            <text:p>273600</text:p>
          </table:table-cell>
          <table:table-cell table:formula="of:=[.G62]+MIN([.G144];[.H224])" office:value-type="float" office:value="266553" calcext:value-type="float">
            <text:p>266553</text:p>
          </table:table-cell>
          <table:table-cell table:formula="of:=[.H62]+MIN([.H144];[.I224])" office:value-type="float" office:value="264351" calcext:value-type="float">
            <text:p>264351</text:p>
          </table:table-cell>
          <table:table-cell table:formula="of:=[.I62]+MIN([.I144];[.J224])" office:value-type="float" office:value="262810" calcext:value-type="float">
            <text:p>262810</text:p>
          </table:table-cell>
          <table:table-cell table:formula="of:=[.J62]+MIN([.J144];[.K224])" office:value-type="float" office:value="257947" calcext:value-type="float">
            <text:p>257947</text:p>
          </table:table-cell>
          <table:table-cell table:formula="of:=[.K62]+MIN([.K144];[.L224])" office:value-type="float" office:value="253347" calcext:value-type="float">
            <text:p>253347</text:p>
          </table:table-cell>
          <table:table-cell table:formula="of:=[.L62]+MIN([.L144];[.M224])" office:value-type="float" office:value="248587" calcext:value-type="float">
            <text:p>248587</text:p>
          </table:table-cell>
          <table:table-cell table:formula="of:=[.M62]+MIN([.M144];[.N224])" office:value-type="float" office:value="248261" calcext:value-type="float">
            <text:p>248261</text:p>
          </table:table-cell>
          <table:table-cell table:formula="of:=[.N62]+MIN([.N144];[.O224])" office:value-type="float" office:value="248195" calcext:value-type="float">
            <text:p>248195</text:p>
          </table:table-cell>
          <table:table-cell table:formula="of:=[.O62]+MIN([.O144];[.P224])" office:value-type="float" office:value="240284" calcext:value-type="float">
            <text:p>240284</text:p>
          </table:table-cell>
          <table:table-cell table:formula="of:=[.P62]+MIN([.P144];[.Q224])" office:value-type="float" office:value="240204" calcext:value-type="float">
            <text:p>240204</text:p>
          </table:table-cell>
          <table:table-cell table:formula="of:=[.Q62]+MIN([.Q144];[.R224])" office:value-type="float" office:value="233427" calcext:value-type="float">
            <text:p>233427</text:p>
          </table:table-cell>
          <table:table-cell table:formula="of:=[.R62]+MIN([.R144];[.S224])" office:value-type="float" office:value="224698" calcext:value-type="float">
            <text:p>224698</text:p>
          </table:table-cell>
          <table:table-cell table:formula="of:=[.S62]+MIN([.S144];[.T224])" office:value-type="float" office:value="227351" calcext:value-type="float">
            <text:p>227351</text:p>
          </table:table-cell>
          <table:table-cell table:formula="of:=[.T62]+MIN([.T144];[.U224])" office:value-type="float" office:value="230406" calcext:value-type="float">
            <text:p>230406</text:p>
          </table:table-cell>
          <table:table-cell table:formula="of:=[.U62]+MIN([.U144];[.V224])" office:value-type="float" office:value="227008" calcext:value-type="float">
            <text:p>227008</text:p>
          </table:table-cell>
          <table:table-cell table:formula="of:=[.V62]+MIN([.V144];[.W224])" office:value-type="float" office:value="219445" calcext:value-type="float">
            <text:p>219445</text:p>
          </table:table-cell>
          <table:table-cell table:formula="of:=[.W62]+MIN([.W144];[.X224])" office:value-type="float" office:value="214537" calcext:value-type="float">
            <text:p>214537</text:p>
          </table:table-cell>
          <table:table-cell table:formula="of:=[.X62]+MIN([.X144];[.Y224])" office:value-type="float" office:value="208252" calcext:value-type="float">
            <text:p>208252</text:p>
          </table:table-cell>
          <table:table-cell table:formula="of:=[.Y62]+MIN([.Y144];[.Z224])" office:value-type="float" office:value="201961" calcext:value-type="float">
            <text:p>201961</text:p>
          </table:table-cell>
          <table:table-cell table:formula="of:=[.Z62]+MIN([.Z144];[.AA224])" office:value-type="float" office:value="206002" calcext:value-type="float">
            <text:p>206002</text:p>
          </table:table-cell>
          <table:table-cell table:formula="of:=[.AA62]+MIN([.AA144];[.AB224])" office:value-type="float" office:value="205332" calcext:value-type="float">
            <text:p>205332</text:p>
          </table:table-cell>
          <table:table-cell table:formula="of:=[.AB62]+MIN([.AB144];[.AC224])" office:value-type="float" office:value="203409" calcext:value-type="float">
            <text:p>203409</text:p>
          </table:table-cell>
          <table:table-cell table:formula="of:=[.AC62]+MIN([.AC144];[.AD224])" office:value-type="float" office:value="201461" calcext:value-type="float">
            <text:p>201461</text:p>
          </table:table-cell>
          <table:table-cell table:formula="of:=[.AD62]+MIN([.AD144];[.AE224])" office:value-type="float" office:value="192760" calcext:value-type="float">
            <text:p>192760</text:p>
          </table:table-cell>
          <table:table-cell table:formula="of:=[.AE62]+MIN([.AE144];[.AF224])" office:value-type="float" office:value="185226" calcext:value-type="float">
            <text:p>185226</text:p>
          </table:table-cell>
          <table:table-cell table:formula="of:=[.AF62]+MIN([.AF144];[.AG224])" office:value-type="float" office:value="179939" calcext:value-type="float">
            <text:p>179939</text:p>
          </table:table-cell>
          <table:table-cell table:formula="of:=[.AG62]+MIN([.AG144];[.AH224])" office:value-type="float" office:value="176293" calcext:value-type="float">
            <text:p>176293</text:p>
          </table:table-cell>
          <table:table-cell table:formula="of:=[.AH62]+MIN([.AH144];[.AI224])" office:value-type="float" office:value="177827" calcext:value-type="float">
            <text:p>177827</text:p>
          </table:table-cell>
          <table:table-cell table:formula="of:=[.AI62]+MIN([.AI144];[.AJ224])" office:value-type="float" office:value="174762" calcext:value-type="float">
            <text:p>174762</text:p>
          </table:table-cell>
          <table:table-cell table:formula="of:=[.AJ62]+MIN([.AJ144];[.AK224])" office:value-type="float" office:value="167715" calcext:value-type="float">
            <text:p>167715</text:p>
          </table:table-cell>
          <table:table-cell table:formula="of:=[.AK62]+MIN([.AK144];[.AL224])" office:value-type="float" office:value="166894" calcext:value-type="float">
            <text:p>166894</text:p>
          </table:table-cell>
          <table:table-cell table:formula="of:=[.AL62]+MIN([.AL144];[.AM224])" office:value-type="float" office:value="163806" calcext:value-type="float">
            <text:p>163806</text:p>
          </table:table-cell>
          <table:table-cell table:formula="of:=[.AM62]+MIN([.AM144];[.AN224])" office:value-type="float" office:value="157738" calcext:value-type="float">
            <text:p>157738</text:p>
          </table:table-cell>
          <table:table-cell table:formula="of:=[.AN62]+MIN([.AN144];[.AO224])" office:value-type="float" office:value="149428" calcext:value-type="float">
            <text:p>149428</text:p>
          </table:table-cell>
          <table:table-cell table:formula="of:=[.AO62]+MIN([.AO144];[.AP224])" office:value-type="float" office:value="149555" calcext:value-type="float">
            <text:p>149555</text:p>
          </table:table-cell>
          <table:table-cell table:formula="of:=[.AP62]+MIN([.AP144];[.AQ224])" office:value-type="float" office:value="144190" calcext:value-type="float">
            <text:p>144190</text:p>
          </table:table-cell>
          <table:table-cell table:formula="of:=[.AQ62]+MIN([.AQ144];[.AR224])" office:value-type="float" office:value="142296" calcext:value-type="float">
            <text:p>142296</text:p>
          </table:table-cell>
          <table:table-cell table:formula="of:=[.AR62]+MIN([.AR144];[.AS224])" office:value-type="float" office:value="139396" calcext:value-type="float">
            <text:p>139396</text:p>
          </table:table-cell>
          <table:table-cell table:formula="of:=[.AS62]+MIN([.AS144];[.AT224])" office:value-type="float" office:value="135499" calcext:value-type="float">
            <text:p>135499</text:p>
          </table:table-cell>
          <table:table-cell table:formula="of:=[.AT62]+MIN([.AT144];[.AU224])" office:value-type="float" office:value="135224" calcext:value-type="float">
            <text:p>135224</text:p>
          </table:table-cell>
          <table:table-cell table:formula="of:=[.AU62]+MIN([.AU144];[.AV224])" office:value-type="float" office:value="132204" calcext:value-type="float">
            <text:p>132204</text:p>
          </table:table-cell>
          <table:table-cell table:formula="of:=[.AV62]+MIN([.AV144];[.AW224])" office:value-type="float" office:value="129167" calcext:value-type="float">
            <text:p>129167</text:p>
          </table:table-cell>
          <table:table-cell table:formula="of:=[.AW62]+MIN([.AW144];[.AX224])" office:value-type="float" office:value="123330" calcext:value-type="float">
            <text:p>123330</text:p>
          </table:table-cell>
          <table:table-cell table:formula="of:=[.AX62]+MIN([.AX144];[.AY224])" office:value-type="float" office:value="115632" calcext:value-type="float">
            <text:p>115632</text:p>
          </table:table-cell>
          <table:table-cell table:formula="of:=[.AY62]+MIN([.AY144];[.AZ224])" office:value-type="float" office:value="118098" calcext:value-type="float">
            <text:p>118098</text:p>
          </table:table-cell>
          <table:table-cell table:formula="of:=[.AZ62]+MIN([.AZ144];[.BA224])" office:value-type="float" office:value="110283" calcext:value-type="float">
            <text:p>110283</text:p>
          </table:table-cell>
          <table:table-cell table:formula="of:=[.BA62]+MIN([.BA144];[.BB224])" office:value-type="float" office:value="109054" calcext:value-type="float">
            <text:p>109054</text:p>
          </table:table-cell>
          <table:table-cell table:formula="of:=[.BB62]+MIN([.BB144];[.BC224])" office:value-type="float" office:value="101782" calcext:value-type="float">
            <text:p>101782</text:p>
          </table:table-cell>
          <table:table-cell table:formula="of:=[.BC62]+MIN([.BC144];[.BD224])" office:value-type="float" office:value="95904" calcext:value-type="float">
            <text:p>95904</text:p>
          </table:table-cell>
          <table:table-cell table:formula="of:=[.BD62]+MIN([.BD144];[.BE224])" office:value-type="float" office:value="100652" calcext:value-type="float">
            <text:p>100652</text:p>
          </table:table-cell>
          <table:table-cell table:formula="of:=[.BE62]+MIN([.BE144];[.BF224])" office:value-type="float" office:value="93874" calcext:value-type="float">
            <text:p>93874</text:p>
          </table:table-cell>
          <table:table-cell table:formula="of:=[.BF62]+MIN([.BF144];[.BG224])" office:value-type="float" office:value="87235" calcext:value-type="float">
            <text:p>87235</text:p>
          </table:table-cell>
          <table:table-cell table:formula="of:=[.BG62]+MIN([.BG144];[.BH224])" office:value-type="float" office:value="83646" calcext:value-type="float">
            <text:p>83646</text:p>
          </table:table-cell>
          <table:table-cell table:formula="of:=[.BH62]+MIN([.BH144];[.BI224])" office:value-type="float" office:value="78636" calcext:value-type="float">
            <text:p>78636</text:p>
          </table:table-cell>
          <table:table-cell table:formula="of:=[.BI62]+MIN([.BI144];[.BJ224])" office:value-type="float" office:value="70323" calcext:value-type="float">
            <text:p>70323</text:p>
          </table:table-cell>
          <table:table-cell table:formula="of:=[.BJ62]+MIN([.BJ144];[.BK224])" office:value-type="float" office:value="73564" calcext:value-type="float">
            <text:p>73564</text:p>
          </table:table-cell>
          <table:table-cell table:formula="of:=[.BK62]+MIN([.BK144];[.BL224])" office:value-type="float" office:value="69135" calcext:value-type="float">
            <text:p>69135</text:p>
          </table:table-cell>
          <table:table-cell table:formula="of:=[.BL62]+MIN([.BL144];[.BM224])" office:value-type="float" office:value="63266" calcext:value-type="float">
            <text:p>63266</text:p>
          </table:table-cell>
          <table:table-cell table:formula="of:=[.BM62]+MIN([.BM144];[.BN224])" office:value-type="float" office:value="54864" calcext:value-type="float">
            <text:p>54864</text:p>
          </table:table-cell>
          <table:table-cell table:formula="of:=[.BN62]+MIN([.BN144];[.BO224])" office:value-type="float" office:value="48056" calcext:value-type="float">
            <text:p>48056</text:p>
          </table:table-cell>
          <table:table-cell table:formula="of:=[.BO62]+MIN([.BO144];[.BP224])" office:value-type="float" office:value="45105" calcext:value-type="float">
            <text:p>45105</text:p>
          </table:table-cell>
          <table:table-cell table:formula="of:=[.BP62]+MIN([.BP144];[.BQ224])" office:value-type="float" office:value="42784" calcext:value-type="float">
            <text:p>42784</text:p>
          </table:table-cell>
          <table:table-cell table:formula="of:=[.BQ62]+MIN([.BQ144];[.BR224])" office:value-type="float" office:value="37589" calcext:value-type="float">
            <text:p>37589</text:p>
          </table:table-cell>
          <table:table-cell table:formula="of:=[.BR62]+MIN([.BR144];[.BS224])" office:value-type="float" office:value="37092" calcext:value-type="float">
            <text:p>37092</text:p>
          </table:table-cell>
          <table:table-cell table:formula="of:=[.BS62]+MIN([.BS144];[.BT224])" office:value-type="float" office:value="34902" calcext:value-type="float">
            <text:p>34902</text:p>
          </table:table-cell>
          <table:table-cell table:formula="of:=[.BT62]+MIN([.BT144];[.BU224])" office:value-type="float" office:value="32610" calcext:value-type="float">
            <text:p>32610</text:p>
          </table:table-cell>
          <table:table-cell table:formula="of:=[.BU62]+MIN([.BU144];[.BV224])" office:value-type="float" office:value="31268" calcext:value-type="float">
            <text:p>31268</text:p>
          </table:table-cell>
          <table:table-cell table:formula="of:=[.BV62]+MIN([.BV144];[.BW224])" office:value-type="float" office:value="30007" calcext:value-type="float">
            <text:p>30007</text:p>
          </table:table-cell>
          <table:table-cell table:formula="of:=[.BW62]+MIN([.BW144];[.BX224])" office:value-type="float" office:value="26372" calcext:value-type="float">
            <text:p>26372</text:p>
          </table:table-cell>
          <table:table-cell table:formula="of:=[.BX62]+MIN([.BX144];[.BY224])" office:value-type="float" office:value="18632" calcext:value-type="float">
            <text:p>18632</text:p>
          </table:table-cell>
          <table:table-cell table:formula="of:=[.BY62]+MIN([.BY144];[.BZ224])" office:value-type="float" office:value="14478" calcext:value-type="float">
            <text:p>14478</text:p>
          </table:table-cell>
          <table:table-cell table:formula="of:=[.BZ62]+MIN([.BZ144];[.CA224])" office:value-type="float" office:value="11519" calcext:value-type="float">
            <text:p>11519</text:p>
          </table:table-cell>
          <table:table-cell table:formula="of:=[.CA62]+MIN([.CA144];[.CB224])" office:value-type="float" office:value="9738" calcext:value-type="float">
            <text:p>9738</text:p>
          </table:table-cell>
          <table:table-cell table:formula="of:=[.CB62]" office:value-type="float" office:value="8256" calcext:value-type="float">
            <text:p>8256</text:p>
          </table:table-cell>
        </table:table-row>
        <table:table-row table:style-name="ro1">
          <table:table-cell table:formula="of:=[.A63]+MIN([.A145];[.B225])" office:value-type="float" office:value="295956" calcext:value-type="float">
            <text:p>295956</text:p>
          </table:table-cell>
          <table:table-cell table:formula="of:=[.B63]+MIN([.B145];[.C225])" office:value-type="float" office:value="288778" calcext:value-type="float">
            <text:p>288778</text:p>
          </table:table-cell>
          <table:table-cell table:formula="of:=[.C63]+MIN([.C145];[.D225])" office:value-type="float" office:value="287290" calcext:value-type="float">
            <text:p>287290</text:p>
          </table:table-cell>
          <table:table-cell table:formula="of:=[.D63]+MIN([.D145];[.E225])" office:value-type="float" office:value="283334" calcext:value-type="float">
            <text:p>283334</text:p>
          </table:table-cell>
          <table:table-cell table:formula="of:=[.E63]+MIN([.E145];[.F225])" office:value-type="float" office:value="282590" calcext:value-type="float">
            <text:p>282590</text:p>
          </table:table-cell>
          <table:table-cell table:formula="of:=[.F63]+MIN([.F145];[.G225])" office:value-type="float" office:value="274278" calcext:value-type="float">
            <text:p>274278</text:p>
          </table:table-cell>
          <table:table-cell table:formula="of:=[.G63]+MIN([.G145];[.H225])" office:value-type="float" office:value="272511" calcext:value-type="float">
            <text:p>272511</text:p>
          </table:table-cell>
          <table:table-cell table:formula="of:=[.H63]+MIN([.H145];[.I225])" office:value-type="float" office:value="265656" calcext:value-type="float">
            <text:p>265656</text:p>
          </table:table-cell>
          <table:table-cell table:formula="of:=[.I63]+MIN([.I145];[.J225])" office:value-type="float" office:value="256817" calcext:value-type="float">
            <text:p>256817</text:p>
          </table:table-cell>
          <table:table-cell table:formula="of:=[.J63]+MIN([.J145];[.K225])" office:value-type="float" office:value="256498" calcext:value-type="float">
            <text:p>256498</text:p>
          </table:table-cell>
          <table:table-cell table:formula="of:=[.K63]+MIN([.K145];[.L225])" office:value-type="float" office:value="253536" calcext:value-type="float">
            <text:p>253536</text:p>
          </table:table-cell>
          <table:table-cell table:formula="of:=[.L63]+MIN([.L145];[.M225])" office:value-type="float" office:value="247874" calcext:value-type="float">
            <text:p>247874</text:p>
          </table:table-cell>
          <table:table-cell table:formula="of:=[.M63]+MIN([.M145];[.N225])" office:value-type="float" office:value="247827" calcext:value-type="float">
            <text:p>247827</text:p>
          </table:table-cell>
          <table:table-cell table:formula="of:=[.N63]+MIN([.N145];[.O225])" office:value-type="float" office:value="241520" calcext:value-type="float">
            <text:p>241520</text:p>
          </table:table-cell>
          <table:table-cell table:formula="of:=[.O63]+MIN([.O145];[.P225])" office:value-type="float" office:value="232858" calcext:value-type="float">
            <text:p>232858</text:p>
          </table:table-cell>
          <table:table-cell table:formula="of:=[.P63]+MIN([.P145];[.Q225])" office:value-type="float" office:value="232790" calcext:value-type="float">
            <text:p>232790</text:p>
          </table:table-cell>
          <table:table-cell table:formula="of:=[.Q63]+MIN([.Q145];[.R225])" office:value-type="float" office:value="227977" calcext:value-type="float">
            <text:p>227977</text:p>
          </table:table-cell>
          <table:table-cell table:formula="of:=[.R63]+MIN([.R145];[.S225])" office:value-type="float" office:value="228513" calcext:value-type="float">
            <text:p>228513</text:p>
          </table:table-cell>
          <table:table-cell table:formula="of:=[.S63]+MIN([.S145];[.T225])" office:value-type="float" office:value="232377" calcext:value-type="float">
            <text:p>232377</text:p>
          </table:table-cell>
          <table:table-cell table:formula="of:=[.T63]+MIN([.T145];[.U225])" office:value-type="float" office:value="222446" calcext:value-type="float">
            <text:p>222446</text:p>
          </table:table-cell>
          <table:table-cell table:formula="of:=[.U63]+MIN([.U145];[.V225])" office:value-type="float" office:value="222900" calcext:value-type="float">
            <text:p>222900</text:p>
          </table:table-cell>
          <table:table-cell table:formula="of:=[.V63]+MIN([.V145];[.W225])" office:value-type="float" office:value="227666" calcext:value-type="float">
            <text:p>227666</text:p>
          </table:table-cell>
          <table:table-cell table:formula="of:=[.W63]+MIN([.W145];[.X225])" office:value-type="float" office:value="219439" calcext:value-type="float">
            <text:p>219439</text:p>
          </table:table-cell>
          <table:table-cell table:formula="of:=[.X63]+MIN([.X145];[.Y225])" office:value-type="float" office:value="212906" calcext:value-type="float">
            <text:p>212906</text:p>
          </table:table-cell>
          <table:table-cell table:formula="of:=[.Y63]+MIN([.Y145];[.Z225])" office:value-type="float" office:value="207973" calcext:value-type="float">
            <text:p>207973</text:p>
          </table:table-cell>
          <table:table-cell table:formula="of:=[.Z63]+MIN([.Z145];[.AA225])" office:value-type="float" office:value="206711" calcext:value-type="float">
            <text:p>206711</text:p>
          </table:table-cell>
          <table:table-cell table:formula="of:=[.AA63]+MIN([.AA145];[.AB225])" office:value-type="float" office:value="206619" calcext:value-type="float">
            <text:p>206619</text:p>
          </table:table-cell>
          <table:table-cell table:formula="of:=[.AB63]+MIN([.AB145];[.AC225])" office:value-type="float" office:value="206946" calcext:value-type="float">
            <text:p>206946</text:p>
          </table:table-cell>
          <table:table-cell table:formula="of:=[.AC63]+MIN([.AC145];[.AD225])" office:value-type="float" office:value="202166" calcext:value-type="float">
            <text:p>202166</text:p>
          </table:table-cell>
          <table:table-cell table:formula="of:=[.AD63]+MIN([.AD145];[.AE225])" office:value-type="float" office:value="195910" calcext:value-type="float">
            <text:p>195910</text:p>
          </table:table-cell>
          <table:table-cell table:formula="of:=[.AE63]+MIN([.AE145];[.AF225])" office:value-type="float" office:value="191832" calcext:value-type="float">
            <text:p>191832</text:p>
          </table:table-cell>
          <table:table-cell table:formula="of:=[.AF63]+MIN([.AF145];[.AG225])" office:value-type="float" office:value="187509" calcext:value-type="float">
            <text:p>187509</text:p>
          </table:table-cell>
          <table:table-cell table:formula="of:=[.AG63]+MIN([.AG145];[.AH225])" office:value-type="float" office:value="179107" calcext:value-type="float">
            <text:p>179107</text:p>
          </table:table-cell>
          <table:table-cell table:formula="of:=[.AH63]+MIN([.AH145];[.AI225])" office:value-type="float" office:value="178752" calcext:value-type="float">
            <text:p>178752</text:p>
          </table:table-cell>
          <table:table-cell table:formula="of:=[.AI63]+MIN([.AI145];[.AJ225])" office:value-type="float" office:value="176577" calcext:value-type="float">
            <text:p>176577</text:p>
          </table:table-cell>
          <table:table-cell table:formula="of:=[.AJ63]+MIN([.AJ145];[.AK225])" office:value-type="float" office:value="175526" calcext:value-type="float">
            <text:p>175526</text:p>
          </table:table-cell>
          <table:table-cell table:formula="of:=[.AK63]+MIN([.AK145];[.AL225])" office:value-type="float" office:value="174038" calcext:value-type="float">
            <text:p>174038</text:p>
          </table:table-cell>
          <table:table-cell table:formula="of:=[.AL63]+MIN([.AL145];[.AM225])" office:value-type="float" office:value="170947" calcext:value-type="float">
            <text:p>170947</text:p>
          </table:table-cell>
          <table:table-cell table:formula="of:=[.AM63]+MIN([.AM145];[.AN225])" office:value-type="float" office:value="166093" calcext:value-type="float">
            <text:p>166093</text:p>
          </table:table-cell>
          <table:table-cell table:formula="of:=[.AN63]+MIN([.AN145];[.AO225])" office:value-type="float" office:value="158894" calcext:value-type="float">
            <text:p>158894</text:p>
          </table:table-cell>
          <table:table-cell table:formula="of:=[.AO63]+MIN([.AO145];[.AP225])" office:value-type="float" office:value="152727" calcext:value-type="float">
            <text:p>152727</text:p>
          </table:table-cell>
          <table:table-cell table:formula="of:=[.AP63]+MIN([.AP145];[.AQ225])" office:value-type="float" office:value="154063" calcext:value-type="float">
            <text:p>154063</text:p>
          </table:table-cell>
          <table:table-cell table:formula="of:=[.AQ63]+MIN([.AQ145];[.AR225])" office:value-type="float" office:value="149003" calcext:value-type="float">
            <text:p>149003</text:p>
          </table:table-cell>
          <table:table-cell table:formula="of:=[.AR63]+MIN([.AR145];[.AS225])" office:value-type="float" office:value="146241" calcext:value-type="float">
            <text:p>146241</text:p>
          </table:table-cell>
          <table:table-cell table:formula="of:=[.AS63]+MIN([.AS145];[.AT225])" office:value-type="float" office:value="139509" calcext:value-type="float">
            <text:p>139509</text:p>
          </table:table-cell>
          <table:table-cell table:formula="of:=[.AT63]+MIN([.AT145];[.AU225])" office:value-type="float" office:value="135509" calcext:value-type="float">
            <text:p>135509</text:p>
          </table:table-cell>
          <table:table-cell table:formula="of:=[.AU63]+MIN([.AU145];[.AV225])" office:value-type="float" office:value="135571" calcext:value-type="float">
            <text:p>135571</text:p>
          </table:table-cell>
          <table:table-cell table:formula="of:=[.AV63]+MIN([.AV145];[.AW225])" office:value-type="float" office:value="129048" calcext:value-type="float">
            <text:p>129048</text:p>
          </table:table-cell>
          <table:table-cell table:formula="of:=[.AW63]+MIN([.AW145];[.AX225])" office:value-type="float" office:value="120860" calcext:value-type="float">
            <text:p>120860</text:p>
          </table:table-cell>
          <table:table-cell table:formula="of:=[.AX63]+MIN([.AX145];[.AY225])" office:value-type="float" office:value="114932" calcext:value-type="float">
            <text:p>114932</text:p>
          </table:table-cell>
          <table:table-cell table:formula="of:=[.AY63]+MIN([.AY145];[.AZ225])" office:value-type="float" office:value="114771" calcext:value-type="float">
            <text:p>114771</text:p>
          </table:table-cell>
          <table:table-cell table:formula="of:=[.AZ63]+MIN([.AZ145];[.BA225])" office:value-type="float" office:value="107792" calcext:value-type="float">
            <text:p>107792</text:p>
          </table:table-cell>
          <table:table-cell table:formula="of:=[.BA63]+MIN([.BA145];[.BB225])" office:value-type="float" office:value="105440" calcext:value-type="float">
            <text:p>105440</text:p>
          </table:table-cell>
          <table:table-cell table:formula="of:=[.BB63]+MIN([.BB145];[.BC225])" office:value-type="float" office:value="99812" calcext:value-type="float">
            <text:p>99812</text:p>
          </table:table-cell>
          <table:table-cell table:formula="of:=[.BC63]+MIN([.BC145];[.BD225])" office:value-type="float" office:value="92821" calcext:value-type="float">
            <text:p>92821</text:p>
          </table:table-cell>
          <table:table-cell table:formula="of:=[.BD63]+MIN([.BD145];[.BE225])" office:value-type="float" office:value="99835" calcext:value-type="float">
            <text:p>99835</text:p>
          </table:table-cell>
          <table:table-cell table:formula="of:=[.BE63]+MIN([.BE145];[.BF225])" office:value-type="float" office:value="91768" calcext:value-type="float">
            <text:p>91768</text:p>
          </table:table-cell>
          <table:table-cell table:formula="of:=[.BF63]+MIN([.BF145];[.BG225])" office:value-type="float" office:value="86566" calcext:value-type="float">
            <text:p>86566</text:p>
          </table:table-cell>
          <table:table-cell table:formula="of:=[.BG63]+MIN([.BG145];[.BH225])" office:value-type="float" office:value="79946" calcext:value-type="float">
            <text:p>79946</text:p>
          </table:table-cell>
          <table:table-cell table:formula="of:=[.BH63]+MIN([.BH145];[.BI225])" office:value-type="float" office:value="76168" calcext:value-type="float">
            <text:p>76168</text:p>
          </table:table-cell>
          <table:table-cell table:formula="of:=[.BI63]+MIN([.BI145];[.BJ225])" office:value-type="float" office:value="67742" calcext:value-type="float">
            <text:p>67742</text:p>
          </table:table-cell>
          <table:table-cell table:formula="of:=[.BJ63]+MIN([.BJ145];[.BK225])" office:value-type="float" office:value="66947" calcext:value-type="float">
            <text:p>66947</text:p>
          </table:table-cell>
          <table:table-cell table:formula="of:=[.BK63]+MIN([.BK145];[.BL225])" office:value-type="float" office:value="64244" calcext:value-type="float">
            <text:p>64244</text:p>
          </table:table-cell>
          <table:table-cell table:formula="of:=[.BL63]+MIN([.BL145];[.BM225])" office:value-type="float" office:value="63189" calcext:value-type="float">
            <text:p>63189</text:p>
          </table:table-cell>
          <table:table-cell table:formula="of:=[.BM63]+MIN([.BM145];[.BN225])" office:value-type="float" office:value="57540" calcext:value-type="float">
            <text:p>57540</text:p>
          </table:table-cell>
          <table:table-cell table:formula="of:=[.BN63]+MIN([.BN145];[.BO225])" office:value-type="float" office:value="56149" calcext:value-type="float">
            <text:p>56149</text:p>
          </table:table-cell>
          <table:table-cell table:formula="of:=[.BO63]+MIN([.BO145];[.BP225])" office:value-type="float" office:value="47252" calcext:value-type="float">
            <text:p>47252</text:p>
          </table:table-cell>
          <table:table-cell table:formula="of:=[.BP63]+MIN([.BP145];[.BQ225])" office:value-type="float" office:value="47870" calcext:value-type="float">
            <text:p>47870</text:p>
          </table:table-cell>
          <table:table-cell table:formula="of:=[.BQ63]+MIN([.BQ145];[.BR225])" office:value-type="float" office:value="38200" calcext:value-type="float">
            <text:p>38200</text:p>
          </table:table-cell>
          <table:table-cell table:formula="of:=[.BR63]+MIN([.BR145];[.BS225])" office:value-type="float" office:value="37566" calcext:value-type="float">
            <text:p>37566</text:p>
          </table:table-cell>
          <table:table-cell table:formula="of:=[.BS63]+MIN([.BS145];[.BT225])" office:value-type="float" office:value="39226" calcext:value-type="float">
            <text:p>39226</text:p>
          </table:table-cell>
          <table:table-cell table:formula="of:=[.BT63]+MIN([.BT145];[.BU225])" office:value-type="float" office:value="41744" calcext:value-type="float">
            <text:p>41744</text:p>
          </table:table-cell>
          <table:table-cell table:formula="of:=[.BU63]+MIN([.BU145];[.BV225])" office:value-type="float" office:value="32809" calcext:value-type="float">
            <text:p>32809</text:p>
          </table:table-cell>
          <table:table-cell table:formula="of:=[.BV63]+MIN([.BV145];[.BW225])" office:value-type="float" office:value="25554" calcext:value-type="float">
            <text:p>25554</text:p>
          </table:table-cell>
          <table:table-cell table:formula="of:=[.BW63]+MIN([.BW145];[.BX225])" office:value-type="float" office:value="25080" calcext:value-type="float">
            <text:p>25080</text:p>
          </table:table-cell>
          <table:table-cell table:formula="of:=[.BX63]+MIN([.BX145];[.BY225])" office:value-type="float" office:value="22173" calcext:value-type="float">
            <text:p>22173</text:p>
          </table:table-cell>
          <table:table-cell table:formula="of:=[.BY63]+MIN([.BY145];[.BZ225])" office:value-type="float" office:value="21835" calcext:value-type="float">
            <text:p>21835</text:p>
          </table:table-cell>
          <table:table-cell table:formula="of:=[.BZ63]+MIN([.BZ145];[.CA225])" office:value-type="float" office:value="12288" calcext:value-type="float">
            <text:p>12288</text:p>
          </table:table-cell>
          <table:table-cell table:formula="of:=[.CA63]+MIN([.CA145];[.CB225])" office:value-type="float" office:value="9402" calcext:value-type="float">
            <text:p>9402</text:p>
          </table:table-cell>
          <table:table-cell table:formula="of:=[.CB63]" office:value-type="float" office:value="3842" calcext:value-type="float">
            <text:p>3842</text:p>
          </table:table-cell>
        </table:table-row>
        <table:table-row table:style-name="ro1">
          <table:table-cell table:formula="of:=[.A64]+MIN([.A146];[.B226])" office:value-type="float" office:value="293689" calcext:value-type="float">
            <text:p>293689</text:p>
          </table:table-cell>
          <table:table-cell table:formula="of:=[.B64]+MIN([.B146];[.C226])" office:value-type="float" office:value="286732" calcext:value-type="float">
            <text:p>286732</text:p>
          </table:table-cell>
          <table:table-cell table:formula="of:=[.C64]+MIN([.C146];[.D226])" office:value-type="float" office:value="283621" calcext:value-type="float">
            <text:p>283621</text:p>
          </table:table-cell>
          <table:table-cell table:formula="of:=[.D64]+MIN([.D146];[.E226])" office:value-type="float" office:value="283595" calcext:value-type="float">
            <text:p>283595</text:p>
          </table:table-cell>
          <table:table-cell table:formula="of:=[.E64]+MIN([.E146];[.F226])" office:value-type="float" office:value="276065" calcext:value-type="float">
            <text:p>276065</text:p>
          </table:table-cell>
          <table:table-cell table:formula="of:=[.F64]+MIN([.F146];[.G226])" office:value-type="float" office:value="268922" calcext:value-type="float">
            <text:p>268922</text:p>
          </table:table-cell>
          <table:table-cell table:formula="of:=[.G64]+MIN([.G146];[.H226])" office:value-type="float" office:value="267627" calcext:value-type="float">
            <text:p>267627</text:p>
          </table:table-cell>
          <table:table-cell table:formula="of:=[.H64]+MIN([.H146];[.I226])" office:value-type="float" office:value="265883" calcext:value-type="float">
            <text:p>265883</text:p>
          </table:table-cell>
          <table:table-cell table:formula="of:=[.I64]+MIN([.I146];[.J226])" office:value-type="float" office:value="261361" calcext:value-type="float">
            <text:p>261361</text:p>
          </table:table-cell>
          <table:table-cell table:formula="of:=[.J64]+MIN([.J146];[.K226])" office:value-type="float" office:value="262256" calcext:value-type="float">
            <text:p>262256</text:p>
          </table:table-cell>
          <table:table-cell table:formula="of:=[.K64]+MIN([.K146];[.L226])" office:value-type="float" office:value="261377" calcext:value-type="float">
            <text:p>261377</text:p>
          </table:table-cell>
          <table:table-cell table:formula="of:=[.L64]+MIN([.L146];[.M226])" office:value-type="float" office:value="254033" calcext:value-type="float">
            <text:p>254033</text:p>
          </table:table-cell>
          <table:table-cell table:formula="of:=[.M64]+MIN([.M146];[.N226])" office:value-type="float" office:value="248628" calcext:value-type="float">
            <text:p>248628</text:p>
          </table:table-cell>
          <table:table-cell table:formula="of:=[.N64]+MIN([.N146];[.O226])" office:value-type="float" office:value="247179" calcext:value-type="float">
            <text:p>247179</text:p>
          </table:table-cell>
          <table:table-cell table:formula="of:=[.O64]+MIN([.O146];[.P226])" office:value-type="float" office:value="244857" calcext:value-type="float">
            <text:p>244857</text:p>
          </table:table-cell>
          <table:table-cell table:formula="of:=[.P64]+MIN([.P146];[.Q226])" office:value-type="float" office:value="237724" calcext:value-type="float">
            <text:p>237724</text:p>
          </table:table-cell>
          <table:table-cell table:formula="of:=[.Q64]+MIN([.Q146];[.R226])" office:value-type="float" office:value="235104" calcext:value-type="float">
            <text:p>235104</text:p>
          </table:table-cell>
          <table:table-cell table:formula="of:=[.R64]+MIN([.R146];[.S226])" office:value-type="float" office:value="225801" calcext:value-type="float">
            <text:p>225801</text:p>
          </table:table-cell>
          <table:table-cell table:formula="of:=[.S64]+MIN([.S146];[.T226])" office:value-type="float" office:value="228178" calcext:value-type="float">
            <text:p>228178</text:p>
          </table:table-cell>
          <table:table-cell table:formula="of:=[.T64]+MIN([.T146];[.U226])" office:value-type="float" office:value="220768" calcext:value-type="float">
            <text:p>220768</text:p>
          </table:table-cell>
          <table:table-cell table:formula="of:=[.U64]+MIN([.U146];[.V226])" office:value-type="float" office:value="219799" calcext:value-type="float">
            <text:p>219799</text:p>
          </table:table-cell>
          <table:table-cell table:formula="of:=[.V64]+MIN([.V146];[.W226])" office:value-type="float" office:value="224723" calcext:value-type="float">
            <text:p>224723</text:p>
          </table:table-cell>
          <table:table-cell table:formula="of:=[.W64]+MIN([.W146];[.X226])" office:value-type="float" office:value="222996" calcext:value-type="float">
            <text:p>222996</text:p>
          </table:table-cell>
          <table:table-cell table:formula="of:=[.X64]+MIN([.X146];[.Y226])" office:value-type="float" office:value="220648" calcext:value-type="float">
            <text:p>220648</text:p>
          </table:table-cell>
          <table:table-cell table:formula="of:=[.Y64]+MIN([.Y146];[.Z226])" office:value-type="float" office:value="214192" calcext:value-type="float">
            <text:p>214192</text:p>
          </table:table-cell>
          <table:table-cell table:formula="of:=[.Z64]+MIN([.Z146];[.AA226])" office:value-type="float" office:value="211833" calcext:value-type="float">
            <text:p>211833</text:p>
          </table:table-cell>
          <table:table-cell table:formula="of:=[.AA64]+MIN([.AA146];[.AB226])" office:value-type="float" office:value="207595" calcext:value-type="float">
            <text:p>207595</text:p>
          </table:table-cell>
          <table:table-cell table:formula="of:=[.AB64]+MIN([.AB146];[.AC226])" office:value-type="float" office:value="206842" calcext:value-type="float">
            <text:p>206842</text:p>
          </table:table-cell>
          <table:table-cell table:formula="of:=[.AC64]+MIN([.AC146];[.AD226])" office:value-type="float" office:value="203163" calcext:value-type="float">
            <text:p>203163</text:p>
          </table:table-cell>
          <table:table-cell table:formula="of:=[.AD64]+MIN([.AD146];[.AE226])" office:value-type="float" office:value="195976" calcext:value-type="float">
            <text:p>195976</text:p>
          </table:table-cell>
          <table:table-cell table:formula="of:=[.AE64]+MIN([.AE146];[.AF226])" office:value-type="float" office:value="195286" calcext:value-type="float">
            <text:p>195286</text:p>
          </table:table-cell>
          <table:table-cell table:formula="of:=[.AF64]+MIN([.AF146];[.AG226])" office:value-type="float" office:value="185306" calcext:value-type="float">
            <text:p>185306</text:p>
          </table:table-cell>
          <table:table-cell table:formula="of:=[.AG64]+MIN([.AG146];[.AH226])" office:value-type="float" office:value="181732" calcext:value-type="float">
            <text:p>181732</text:p>
          </table:table-cell>
          <table:table-cell table:formula="of:=[.AH64]+MIN([.AH146];[.AI226])" office:value-type="float" office:value="178772" calcext:value-type="float">
            <text:p>178772</text:p>
          </table:table-cell>
          <table:table-cell table:formula="of:=[.AI64]+MIN([.AI146];[.AJ226])" office:value-type="float" office:value="169399" calcext:value-type="float">
            <text:p>169399</text:p>
          </table:table-cell>
          <table:table-cell table:formula="of:=[.AJ64]+MIN([.AJ146];[.AK226])" office:value-type="float" office:value="172492" calcext:value-type="float">
            <text:p>172492</text:p>
          </table:table-cell>
          <table:table-cell table:formula="of:=[.AK64]+MIN([.AK146];[.AL226])" office:value-type="float" office:value="171499" calcext:value-type="float">
            <text:p>171499</text:p>
          </table:table-cell>
          <table:table-cell table:formula="of:=[.AL64]+MIN([.AL146];[.AM226])" office:value-type="float" office:value="164792" calcext:value-type="float">
            <text:p>164792</text:p>
          </table:table-cell>
          <table:table-cell table:formula="of:=[.AM64]+MIN([.AM146];[.AN226])" office:value-type="float" office:value="160841" calcext:value-type="float">
            <text:p>160841</text:p>
          </table:table-cell>
          <table:table-cell table:formula="of:=[.AN64]+MIN([.AN146];[.AO226])" office:value-type="float" office:value="151107" calcext:value-type="float">
            <text:p>151107</text:p>
          </table:table-cell>
          <table:table-cell table:formula="of:=[.AO64]+MIN([.AO146];[.AP226])" office:value-type="float" office:value="146891" calcext:value-type="float">
            <text:p>146891</text:p>
          </table:table-cell>
          <table:table-cell table:formula="of:=[.AP64]+MIN([.AP146];[.AQ226])" office:value-type="float" office:value="144745" calcext:value-type="float">
            <text:p>144745</text:p>
          </table:table-cell>
          <table:table-cell table:formula="of:=[.AQ64]+MIN([.AQ146];[.AR226])" office:value-type="float" office:value="141143" calcext:value-type="float">
            <text:p>141143</text:p>
          </table:table-cell>
          <table:table-cell table:formula="of:=[.AR64]+MIN([.AR146];[.AS226])" office:value-type="float" office:value="136597" calcext:value-type="float">
            <text:p>136597</text:p>
          </table:table-cell>
          <table:table-cell table:formula="of:=[.AS64]+MIN([.AS146];[.AT226])" office:value-type="float" office:value="130568" calcext:value-type="float">
            <text:p>130568</text:p>
          </table:table-cell>
          <table:table-cell table:formula="of:=[.AT64]+MIN([.AT146];[.AU226])" office:value-type="float" office:value="129029" calcext:value-type="float">
            <text:p>129029</text:p>
          </table:table-cell>
          <table:table-cell table:formula="of:=[.AU64]+MIN([.AU146];[.AV226])" office:value-type="float" office:value="126128" calcext:value-type="float">
            <text:p>126128</text:p>
          </table:table-cell>
          <table:table-cell table:formula="of:=[.AV64]+MIN([.AV146];[.AW226])" office:value-type="float" office:value="121273" calcext:value-type="float">
            <text:p>121273</text:p>
          </table:table-cell>
          <table:table-cell table:formula="of:=[.AW64]+MIN([.AW146];[.AX226])" office:value-type="float" office:value="117122" calcext:value-type="float">
            <text:p>117122</text:p>
          </table:table-cell>
          <table:table-cell table:formula="of:=[.AX64]+MIN([.AX146];[.AY226])" office:value-type="float" office:value="115673" calcext:value-type="float">
            <text:p>115673</text:p>
          </table:table-cell>
          <table:table-cell table:formula="of:=[.AY64]+MIN([.AY146];[.AZ226])" office:value-type="float" office:value="114143" calcext:value-type="float">
            <text:p>114143</text:p>
          </table:table-cell>
          <table:table-cell table:formula="of:=[.AZ64]+MIN([.AZ146];[.BA226])" office:value-type="float" office:value="107418" calcext:value-type="float">
            <text:p>107418</text:p>
          </table:table-cell>
          <table:table-cell table:formula="of:=[.BA64]+MIN([.BA146];[.BB226])" office:value-type="float" office:value="100178" calcext:value-type="float">
            <text:p>100178</text:p>
          </table:table-cell>
          <table:table-cell table:formula="of:=[.BB64]+MIN([.BB146];[.BC226])" office:value-type="float" office:value="93433" calcext:value-type="float">
            <text:p>93433</text:p>
          </table:table-cell>
          <table:table-cell table:formula="of:=[.BC64]+MIN([.BC146];[.BD226])" office:value-type="float" office:value="91623" calcext:value-type="float">
            <text:p>91623</text:p>
          </table:table-cell>
          <table:table-cell table:formula="of:=[.BD64]+MIN([.BD146];[.BE226])" office:value-type="float" office:value="93765" calcext:value-type="float">
            <text:p>93765</text:p>
          </table:table-cell>
          <table:table-cell table:formula="of:=[.BE64]+MIN([.BE146];[.BF226])" office:value-type="float" office:value="85901" calcext:value-type="float">
            <text:p>85901</text:p>
          </table:table-cell>
          <table:table-cell table:formula="of:=[.BF64]+MIN([.BF146];[.BG226])" office:value-type="float" office:value="88130" calcext:value-type="float">
            <text:p>88130</text:p>
          </table:table-cell>
          <table:table-cell table:formula="of:=[.BG64]+MIN([.BG146];[.BH226])" office:value-type="float" office:value="82842" calcext:value-type="float">
            <text:p>82842</text:p>
          </table:table-cell>
          <table:table-cell table:formula="of:=[.BH64]+MIN([.BH146];[.BI226])" office:value-type="float" office:value="73490" calcext:value-type="float">
            <text:p>73490</text:p>
          </table:table-cell>
          <table:table-cell table:formula="of:=[.BI64]+MIN([.BI146];[.BJ226])" office:value-type="float" office:value="64748" calcext:value-type="float">
            <text:p>64748</text:p>
          </table:table-cell>
          <table:table-cell table:formula="of:=[.BJ64]+MIN([.BJ146];[.BK226])" office:value-type="float" office:value="63825" calcext:value-type="float">
            <text:p>63825</text:p>
          </table:table-cell>
          <table:table-cell table:formula="of:=[.BK64]+MIN([.BK146];[.BL226])" office:value-type="float" office:value="61120" calcext:value-type="float">
            <text:p>61120</text:p>
          </table:table-cell>
          <table:table-cell table:formula="of:=[.BL64]+MIN([.BL146];[.BM226])" office:value-type="float" office:value="56854" calcext:value-type="float">
            <text:p>56854</text:p>
          </table:table-cell>
          <table:table-cell table:formula="of:=[.BM64]+MIN([.BM146];[.BN226])" office:value-type="float" office:value="53622" calcext:value-type="float">
            <text:p>53622</text:p>
          </table:table-cell>
          <table:table-cell table:formula="of:=[.BN64]+MIN([.BN146];[.BO226])" office:value-type="float" office:value="51358" calcext:value-type="float">
            <text:p>51358</text:p>
          </table:table-cell>
          <table:table-cell table:formula="of:=[.BO64]+MIN([.BO146];[.BP226])" office:value-type="float" office:value="44597" calcext:value-type="float">
            <text:p>44597</text:p>
          </table:table-cell>
          <table:table-cell table:formula="of:=[.BP64]+MIN([.BP146];[.BQ226])" office:value-type="float" office:value="44234" calcext:value-type="float">
            <text:p>44234</text:p>
          </table:table-cell>
          <table:table-cell table:formula="of:=[.BQ64]+MIN([.BQ146];[.BR226])" office:value-type="float" office:value="44806" calcext:value-type="float">
            <text:p>44806</text:p>
          </table:table-cell>
          <table:table-cell table:formula="of:=[.BR64]+MIN([.BR146];[.BS226])" office:value-type="float" office:value="50575" calcext:value-type="float">
            <text:p>50575</text:p>
          </table:table-cell>
          <table:table-cell table:formula="of:=[.BS64]+MIN([.BS146];[.BT226])" office:value-type="float" office:value="42805" calcext:value-type="float">
            <text:p>42805</text:p>
          </table:table-cell>
          <table:table-cell table:formula="of:=[.BT64]+MIN([.BT146];[.BU226])" office:value-type="float" office:value="36075" calcext:value-type="float">
            <text:p>36075</text:p>
          </table:table-cell>
          <table:table-cell table:formula="of:=[.BU64]+MIN([.BU146];[.BV226])" office:value-type="float" office:value="31949" calcext:value-type="float">
            <text:p>31949</text:p>
          </table:table-cell>
          <table:table-cell table:formula="of:=[.BV64]+MIN([.BV146];[.BW226])" office:value-type="float" office:value="26593" calcext:value-type="float">
            <text:p>26593</text:p>
          </table:table-cell>
          <table:table-cell table:formula="of:=[.BW64]+MIN([.BW146];[.BX226])" office:value-type="float" office:value="16914" calcext:value-type="float">
            <text:p>16914</text:p>
          </table:table-cell>
          <table:table-cell table:formula="of:=[.BX64]+MIN([.BX146];[.BY226])" office:value-type="float" office:value="14756" calcext:value-type="float">
            <text:p>14756</text:p>
          </table:table-cell>
          <table:table-cell table:formula="of:=[.BY64]+MIN([.BY146];[.BZ226])" office:value-type="float" office:value="14146" calcext:value-type="float">
            <text:p>14146</text:p>
          </table:table-cell>
          <table:table-cell table:formula="of:=[.BZ64]+MIN([.BZ146];[.CA226])" office:value-type="float" office:value="9675" calcext:value-type="float">
            <text:p>9675</text:p>
          </table:table-cell>
          <table:table-cell table:formula="of:=[.CA64]+MIN([.CA146];[.CB226])" office:value-type="float" office:value="5067" calcext:value-type="float">
            <text:p>5067</text:p>
          </table:table-cell>
          <table:table-cell table:formula="of:=[.CB64]" office:value-type="float" office:value="6241" calcext:value-type="float">
            <text:p>6241</text:p>
          </table:table-cell>
        </table:table-row>
        <table:table-row table:style-name="ro1">
          <table:table-cell table:formula="of:=[.A65]+MIN([.A147];[.B227])" office:value-type="float" office:value="295807" calcext:value-type="float">
            <text:p>295807</text:p>
          </table:table-cell>
          <table:table-cell table:formula="of:=[.B65]+MIN([.B147];[.C227])" office:value-type="float" office:value="291390" calcext:value-type="float">
            <text:p>291390</text:p>
          </table:table-cell>
          <table:table-cell table:formula="of:=[.C65]+MIN([.C147];[.D227])" office:value-type="float" office:value="286533" calcext:value-type="float">
            <text:p>286533</text:p>
          </table:table-cell>
          <table:table-cell table:formula="of:=[.D65]+MIN([.D147];[.E227])" office:value-type="float" office:value="285520" calcext:value-type="float">
            <text:p>285520</text:p>
          </table:table-cell>
          <table:table-cell table:formula="of:=[.E65]+MIN([.E147];[.F227])" office:value-type="float" office:value="278389" calcext:value-type="float">
            <text:p>278389</text:p>
          </table:table-cell>
          <table:table-cell table:formula="of:=[.F65]+MIN([.F147];[.G227])" office:value-type="float" office:value="281468" calcext:value-type="float">
            <text:p>281468</text:p>
          </table:table-cell>
          <table:table-cell table:formula="of:=[.G65]+MIN([.G147];[.H227])" office:value-type="float" office:value="279618" calcext:value-type="float">
            <text:p>279618</text:p>
          </table:table-cell>
          <table:table-cell table:formula="of:=[.H65]+MIN([.H147];[.I227])" office:value-type="float" office:value="275442" calcext:value-type="float">
            <text:p>275442</text:p>
          </table:table-cell>
          <table:table-cell table:formula="of:=[.I65]+MIN([.I147];[.J227])" office:value-type="float" office:value="266739" calcext:value-type="float">
            <text:p>266739</text:p>
          </table:table-cell>
          <table:table-cell table:formula="of:=[.J65]+MIN([.J147];[.K227])" office:value-type="float" office:value="260402" calcext:value-type="float">
            <text:p>260402</text:p>
          </table:table-cell>
          <table:table-cell table:formula="of:=[.K65]+MIN([.K147];[.L227])" office:value-type="float" office:value="259556" calcext:value-type="float">
            <text:p>259556</text:p>
          </table:table-cell>
          <table:table-cell table:formula="of:=[.L65]+MIN([.L147];[.M227])" office:value-type="float" office:value="257465" calcext:value-type="float">
            <text:p>257465</text:p>
          </table:table-cell>
          <table:table-cell table:formula="of:=[.M65]+MIN([.M147];[.N227])" office:value-type="float" office:value="257956" calcext:value-type="float">
            <text:p>257956</text:p>
          </table:table-cell>
          <table:table-cell table:formula="of:=[.N65]+MIN([.N147];[.O227])" office:value-type="float" office:value="249759" calcext:value-type="float">
            <text:p>249759</text:p>
          </table:table-cell>
          <table:table-cell table:formula="of:=[.O65]+MIN([.O147];[.P227])" office:value-type="float" office:value="248014" calcext:value-type="float">
            <text:p>248014</text:p>
          </table:table-cell>
          <table:table-cell table:formula="of:=[.P65]+MIN([.P147];[.Q227])" office:value-type="float" office:value="238034" calcext:value-type="float">
            <text:p>238034</text:p>
          </table:table-cell>
          <table:table-cell table:formula="of:=[.Q65]+MIN([.Q147];[.R227])" office:value-type="float" office:value="230441" calcext:value-type="float">
            <text:p>230441</text:p>
          </table:table-cell>
          <table:table-cell table:formula="of:=[.R65]+MIN([.R147];[.S227])" office:value-type="float" office:value="225774" calcext:value-type="float">
            <text:p>225774</text:p>
          </table:table-cell>
          <table:table-cell table:formula="of:=[.S65]+MIN([.S147];[.T227])" office:value-type="float" office:value="222687" calcext:value-type="float">
            <text:p>222687</text:p>
          </table:table-cell>
          <table:table-cell table:formula="of:=[.T65]+MIN([.T147];[.U227])" office:value-type="float" office:value="222977" calcext:value-type="float">
            <text:p>222977</text:p>
          </table:table-cell>
          <table:table-cell table:formula="of:=[.U65]+MIN([.U147];[.V227])" office:value-type="float" office:value="219759" calcext:value-type="float">
            <text:p>219759</text:p>
          </table:table-cell>
          <table:table-cell table:formula="of:=[.V65]+MIN([.V147];[.W227])" office:value-type="float" office:value="221757" calcext:value-type="float">
            <text:p>221757</text:p>
          </table:table-cell>
          <table:table-cell table:formula="of:=[.W65]+MIN([.W147];[.X227])" office:value-type="float" office:value="217348" calcext:value-type="float">
            <text:p>217348</text:p>
          </table:table-cell>
          <table:table-cell table:formula="of:=[.X65]+MIN([.X147];[.Y227])" office:value-type="float" office:value="213052" calcext:value-type="float">
            <text:p>213052</text:p>
          </table:table-cell>
          <table:table-cell table:formula="of:=[.Y65]+MIN([.Y147];[.Z227])" office:value-type="float" office:value="210763" calcext:value-type="float">
            <text:p>210763</text:p>
          </table:table-cell>
          <table:table-cell table:formula="of:=[.Z65]+MIN([.Z147];[.AA227])" office:value-type="float" office:value="211263" calcext:value-type="float">
            <text:p>211263</text:p>
          </table:table-cell>
          <table:table-cell table:formula="of:=[.AA65]+MIN([.AA147];[.AB227])" office:value-type="float" office:value="205964" calcext:value-type="float">
            <text:p>205964</text:p>
          </table:table-cell>
          <table:table-cell table:formula="of:=[.AB65]+MIN([.AB147];[.AC227])" office:value-type="float" office:value="208566" calcext:value-type="float">
            <text:p>208566</text:p>
          </table:table-cell>
          <table:table-cell table:formula="of:=[.AC65]+MIN([.AC147];[.AD227])" office:value-type="float" office:value="201201" calcext:value-type="float">
            <text:p>201201</text:p>
          </table:table-cell>
          <table:table-cell table:formula="of:=[.AD65]+MIN([.AD147];[.AE227])" office:value-type="float" office:value="195608" calcext:value-type="float">
            <text:p>195608</text:p>
          </table:table-cell>
          <table:table-cell table:formula="of:=[.AE65]+MIN([.AE147];[.AF227])" office:value-type="float" office:value="187394" calcext:value-type="float">
            <text:p>187394</text:p>
          </table:table-cell>
          <table:table-cell table:formula="of:=[.AF65]+MIN([.AF147];[.AG227])" office:value-type="float" office:value="178221" calcext:value-type="float">
            <text:p>178221</text:p>
          </table:table-cell>
          <table:table-cell table:formula="of:=[.AG65]+MIN([.AG147];[.AH227])" office:value-type="float" office:value="174018" calcext:value-type="float">
            <text:p>174018</text:p>
          </table:table-cell>
          <table:table-cell table:formula="of:=[.AH65]+MIN([.AH147];[.AI227])" office:value-type="float" office:value="171747" calcext:value-type="float">
            <text:p>171747</text:p>
          </table:table-cell>
          <table:table-cell table:formula="of:=[.AI65]+MIN([.AI147];[.AJ227])" office:value-type="float" office:value="163767" calcext:value-type="float">
            <text:p>163767</text:p>
          </table:table-cell>
          <table:table-cell table:formula="of:=[.AJ65]+MIN([.AJ147];[.AK227])" office:value-type="float" office:value="164966" calcext:value-type="float">
            <text:p>164966</text:p>
          </table:table-cell>
          <table:table-cell table:formula="of:=[.AK65]+MIN([.AK147];[.AL227])" office:value-type="float" office:value="168311" calcext:value-type="float">
            <text:p>168311</text:p>
          </table:table-cell>
          <table:table-cell table:formula="of:=[.AL65]+MIN([.AL147];[.AM227])" office:value-type="float" office:value="161917" calcext:value-type="float">
            <text:p>161917</text:p>
          </table:table-cell>
          <table:table-cell table:formula="of:=[.AM65]+MIN([.AM147];[.AN227])" office:value-type="float" office:value="153518" calcext:value-type="float">
            <text:p>153518</text:p>
          </table:table-cell>
          <table:table-cell table:formula="of:=[.AN65]+MIN([.AN147];[.AO227])" office:value-type="float" office:value="150050" calcext:value-type="float">
            <text:p>150050</text:p>
          </table:table-cell>
          <table:table-cell table:formula="of:=[.AO65]+MIN([.AO147];[.AP227])" office:value-type="float" office:value="148274" calcext:value-type="float">
            <text:p>148274</text:p>
          </table:table-cell>
          <table:table-cell table:formula="of:=[.AP65]+MIN([.AP147];[.AQ227])" office:value-type="float" office:value="145086" calcext:value-type="float">
            <text:p>145086</text:p>
          </table:table-cell>
          <table:table-cell table:formula="of:=[.AQ65]+MIN([.AQ147];[.AR227])" office:value-type="float" office:value="135772" calcext:value-type="float">
            <text:p>135772</text:p>
          </table:table-cell>
          <table:table-cell table:formula="of:=[.AR65]+MIN([.AR147];[.AS227])" office:value-type="float" office:value="134052" calcext:value-type="float">
            <text:p>134052</text:p>
          </table:table-cell>
          <table:table-cell table:formula="of:=[.AS65]+MIN([.AS147];[.AT227])" office:value-type="float" office:value="127529" calcext:value-type="float">
            <text:p>127529</text:p>
          </table:table-cell>
          <table:table-cell table:formula="of:=[.AT65]+MIN([.AT147];[.AU227])" office:value-type="float" office:value="124596" calcext:value-type="float">
            <text:p>124596</text:p>
          </table:table-cell>
          <table:table-cell table:formula="of:=[.AU65]+MIN([.AU147];[.AV227])" office:value-type="float" office:value="126787" calcext:value-type="float">
            <text:p>126787</text:p>
          </table:table-cell>
          <table:table-cell table:formula="of:=[.AV65]+MIN([.AV147];[.AW227])" office:value-type="float" office:value="125733" calcext:value-type="float">
            <text:p>125733</text:p>
          </table:table-cell>
          <table:table-cell table:formula="of:=[.AW65]+MIN([.AW147];[.AX227])" office:value-type="float" office:value="121283" calcext:value-type="float">
            <text:p>121283</text:p>
          </table:table-cell>
          <table:table-cell table:formula="of:=[.AX65]+MIN([.AX147];[.AY227])" office:value-type="float" office:value="112297" calcext:value-type="float">
            <text:p>112297</text:p>
          </table:table-cell>
          <table:table-cell table:formula="of:=[.AY65]+MIN([.AY147];[.AZ227])" office:value-type="float" office:value="106134" calcext:value-type="float">
            <text:p>106134</text:p>
          </table:table-cell>
          <table:table-cell table:formula="of:=[.AZ65]+MIN([.AZ147];[.BA227])" office:value-type="float" office:value="102690" calcext:value-type="float">
            <text:p>102690</text:p>
          </table:table-cell>
          <table:table-cell table:formula="of:=[.BA65]+MIN([.BA147];[.BB227])" office:value-type="float" office:value="93151" calcext:value-type="float">
            <text:p>93151</text:p>
          </table:table-cell>
          <table:table-cell table:formula="of:=[.BB65]+MIN([.BB147];[.BC227])" office:value-type="float" office:value="88831" calcext:value-type="float">
            <text:p>88831</text:p>
          </table:table-cell>
          <table:table-cell table:formula="of:=[.BC65]+MIN([.BC147];[.BD227])" office:value-type="float" office:value="88676" calcext:value-type="float">
            <text:p>88676</text:p>
          </table:table-cell>
          <table:table-cell table:formula="of:=[.BD65]+MIN([.BD147];[.BE227])" office:value-type="float" office:value="84684" calcext:value-type="float">
            <text:p>84684</text:p>
          </table:table-cell>
          <table:table-cell table:formula="of:=[.BE65]+MIN([.BE147];[.BF227])" office:value-type="float" office:value="81856" calcext:value-type="float">
            <text:p>81856</text:p>
          </table:table-cell>
          <table:table-cell table:formula="of:=[.BF65]+MIN([.BF147];[.BG227])" office:value-type="float" office:value="79706" calcext:value-type="float">
            <text:p>79706</text:p>
          </table:table-cell>
          <table:table-cell table:formula="of:=[.BG65]+MIN([.BG147];[.BH227])" office:value-type="float" office:value="73635" calcext:value-type="float">
            <text:p>73635</text:p>
          </table:table-cell>
          <table:table-cell table:formula="of:=[.BH65]+MIN([.BH147];[.BI227])" office:value-type="float" office:value="73111" calcext:value-type="float">
            <text:p>73111</text:p>
          </table:table-cell>
          <table:table-cell table:formula="of:=[.BI65]+MIN([.BI147];[.BJ227])" office:value-type="float" office:value="73659" calcext:value-type="float">
            <text:p>73659</text:p>
          </table:table-cell>
          <table:table-cell table:formula="of:=[.BJ65]+MIN([.BJ147];[.BK227])" office:value-type="float" office:value="68191" calcext:value-type="float">
            <text:p>68191</text:p>
          </table:table-cell>
          <table:table-cell table:formula="of:=[.BK65]+MIN([.BK147];[.BL227])" office:value-type="float" office:value="60128" calcext:value-type="float">
            <text:p>60128</text:p>
          </table:table-cell>
          <table:table-cell table:formula="of:=[.BL65]+MIN([.BL147];[.BM227])" office:value-type="float" office:value="58918" calcext:value-type="float">
            <text:p>58918</text:p>
          </table:table-cell>
          <table:table-cell table:formula="of:=[.BM65]+MIN([.BM147];[.BN227])" office:value-type="float" office:value="58452" calcext:value-type="float">
            <text:p>58452</text:p>
          </table:table-cell>
          <table:table-cell table:formula="of:=[.BN65]+MIN([.BN147];[.BO227])" office:value-type="float" office:value="49381" calcext:value-type="float">
            <text:p>49381</text:p>
          </table:table-cell>
          <table:table-cell table:formula="of:=[.BO65]+MIN([.BO147];[.BP227])" office:value-type="float" office:value="44519" calcext:value-type="float">
            <text:p>44519</text:p>
          </table:table-cell>
          <table:table-cell table:formula="of:=[.BP65]+MIN([.BP147];[.BQ227])" office:value-type="float" office:value="50440" calcext:value-type="float">
            <text:p>50440</text:p>
          </table:table-cell>
          <table:table-cell table:formula="of:=[.BQ65]+MIN([.BQ147];[.BR227])" office:value-type="float" office:value="41423" calcext:value-type="float">
            <text:p>41423</text:p>
          </table:table-cell>
          <table:table-cell table:formula="of:=[.BR65]+MIN([.BR147];[.BS227])" office:value-type="float" office:value="42885" calcext:value-type="float">
            <text:p>42885</text:p>
          </table:table-cell>
          <table:table-cell table:formula="of:=[.BS65]+MIN([.BS147];[.BT227])" office:value-type="float" office:value="38034" calcext:value-type="float">
            <text:p>38034</text:p>
          </table:table-cell>
          <table:table-cell table:formula="of:=[.BT65]+MIN([.BT147];[.BU227])" office:value-type="float" office:value="28219" calcext:value-type="float">
            <text:p>28219</text:p>
          </table:table-cell>
          <table:table-cell table:formula="of:=[.BU65]+MIN([.BU147];[.BV227])" office:value-type="float" office:value="24609" calcext:value-type="float">
            <text:p>24609</text:p>
          </table:table-cell>
          <table:table-cell table:formula="of:=[.BV65]+MIN([.BV147];[.BW227])" office:value-type="float" office:value="19561" calcext:value-type="float">
            <text:p>19561</text:p>
          </table:table-cell>
          <table:table-cell table:formula="of:=[.BW65]+MIN([.BW147];[.BX227])" office:value-type="float" office:value="25624" calcext:value-type="float">
            <text:p>25624</text:p>
          </table:table-cell>
          <table:table-cell table:formula="of:=[.BX65]+MIN([.BX147];[.BY227])" office:value-type="float" office:value="25499" calcext:value-type="float">
            <text:p>25499</text:p>
          </table:table-cell>
          <table:table-cell table:formula="of:=[.BY65]+MIN([.BY147];[.BZ227])" office:value-type="float" office:value="15634" calcext:value-type="float">
            <text:p>15634</text:p>
          </table:table-cell>
          <table:table-cell table:formula="of:=[.BZ65]+MIN([.BZ147];[.CA227])" office:value-type="float" office:value="6302" calcext:value-type="float">
            <text:p>6302</text:p>
          </table:table-cell>
          <table:table-cell table:formula="of:=[.CA65]+MIN([.CA147];[.CB227])" office:value-type="float" office:value="4157" calcext:value-type="float">
            <text:p>4157</text:p>
          </table:table-cell>
          <table:table-cell table:formula="of:=[.CB65]" office:value-type="float" office:value="2213" calcext:value-type="float">
            <text:p>2213</text:p>
          </table:table-cell>
        </table:table-row>
        <table:table-row table:style-name="ro1">
          <table:table-cell table:formula="of:=[.A66]+MIN([.A148];[.B228])" office:value-type="float" office:value="302641" calcext:value-type="float">
            <text:p>302641</text:p>
          </table:table-cell>
          <table:table-cell table:formula="of:=[.B66]+MIN([.B148];[.C228])" office:value-type="float" office:value="293357" calcext:value-type="float">
            <text:p>293357</text:p>
          </table:table-cell>
          <table:table-cell table:formula="of:=[.C66]+MIN([.C148];[.D228])" office:value-type="float" office:value="290276" calcext:value-type="float">
            <text:p>290276</text:p>
          </table:table-cell>
          <table:table-cell table:formula="of:=[.D66]+MIN([.D148];[.E228])" office:value-type="float" office:value="285356" calcext:value-type="float">
            <text:p>285356</text:p>
          </table:table-cell>
          <table:table-cell table:formula="of:=[.E66]+MIN([.E148];[.F228])" office:value-type="float" office:value="288781" calcext:value-type="float">
            <text:p>288781</text:p>
          </table:table-cell>
          <table:table-cell table:formula="of:=[.F66]+MIN([.F148];[.G228])" office:value-type="float" office:value="284386" calcext:value-type="float">
            <text:p>284386</text:p>
          </table:table-cell>
          <table:table-cell table:formula="of:=[.G66]+MIN([.G148];[.H228])" office:value-type="float" office:value="283267" calcext:value-type="float">
            <text:p>283267</text:p>
          </table:table-cell>
          <table:table-cell table:formula="of:=[.H66]+MIN([.H148];[.I228])" office:value-type="float" office:value="275884" calcext:value-type="float">
            <text:p>275884</text:p>
          </table:table-cell>
          <table:table-cell table:formula="of:=[.I66]+MIN([.I148];[.J228])" office:value-type="float" office:value="271098" calcext:value-type="float">
            <text:p>271098</text:p>
          </table:table-cell>
          <table:table-cell table:formula="of:=[.J66]+MIN([.J148];[.K228])" office:value-type="float" office:value="261783" calcext:value-type="float">
            <text:p>261783</text:p>
          </table:table-cell>
          <table:table-cell table:formula="of:=[.K66]+MIN([.K148];[.L228])" office:value-type="float" office:value="259773" calcext:value-type="float">
            <text:p>259773</text:p>
          </table:table-cell>
          <table:table-cell table:formula="of:=[.L66]+MIN([.L148];[.M228])" office:value-type="float" office:value="254545" calcext:value-type="float">
            <text:p>254545</text:p>
          </table:table-cell>
          <table:table-cell table:formula="of:=[.M66]+MIN([.M148];[.N228])" office:value-type="float" office:value="253321" calcext:value-type="float">
            <text:p>253321</text:p>
          </table:table-cell>
          <table:table-cell table:formula="of:=[.N66]+MIN([.N148];[.O228])" office:value-type="float" office:value="250163" calcext:value-type="float">
            <text:p>250163</text:p>
          </table:table-cell>
          <table:table-cell table:formula="of:=[.O66]+MIN([.O148];[.P228])" office:value-type="float" office:value="251038" calcext:value-type="float">
            <text:p>251038</text:p>
          </table:table-cell>
          <table:table-cell table:formula="of:=[.P66]+MIN([.P148];[.Q228])" office:value-type="float" office:value="244994" calcext:value-type="float">
            <text:p>244994</text:p>
          </table:table-cell>
          <table:table-cell table:formula="of:=[.Q66]+MIN([.Q148];[.R228])" office:value-type="float" office:value="236004" calcext:value-type="float">
            <text:p>236004</text:p>
          </table:table-cell>
          <table:table-cell table:formula="of:=[.R66]+MIN([.R148];[.S228])" office:value-type="float" office:value="227121" calcext:value-type="float">
            <text:p>227121</text:p>
          </table:table-cell>
          <table:table-cell table:formula="of:=[.S66]+MIN([.S148];[.T228])" office:value-type="float" office:value="221908" calcext:value-type="float">
            <text:p>221908</text:p>
          </table:table-cell>
          <table:table-cell table:formula="of:=[.T66]+MIN([.T148];[.U228])" office:value-type="float" office:value="221832" calcext:value-type="float">
            <text:p>221832</text:p>
          </table:table-cell>
          <table:table-cell table:formula="of:=[.U66]+MIN([.U148];[.V228])" office:value-type="float" office:value="213526" calcext:value-type="float">
            <text:p>213526</text:p>
          </table:table-cell>
          <table:table-cell table:formula="of:=[.V66]+MIN([.V148];[.W228])" office:value-type="float" office:value="216189" calcext:value-type="float">
            <text:p>216189</text:p>
          </table:table-cell>
          <table:table-cell table:formula="of:=[.W66]+MIN([.W148];[.X228])" office:value-type="float" office:value="214200" calcext:value-type="float">
            <text:p>214200</text:p>
          </table:table-cell>
          <table:table-cell table:formula="of:=[.X66]+MIN([.X148];[.Y228])" office:value-type="float" office:value="212738" calcext:value-type="float">
            <text:p>212738</text:p>
          </table:table-cell>
          <table:table-cell table:formula="of:=[.Y66]+MIN([.Y148];[.Z228])" office:value-type="float" office:value="208109" calcext:value-type="float">
            <text:p>208109</text:p>
          </table:table-cell>
          <table:table-cell table:formula="of:=[.Z66]+MIN([.Z148];[.AA228])" office:value-type="float" office:value="203365" calcext:value-type="float">
            <text:p>203365</text:p>
          </table:table-cell>
          <table:table-cell table:formula="of:=[.AA66]+MIN([.AA148];[.AB228])" office:value-type="float" office:value="200943" calcext:value-type="float">
            <text:p>200943</text:p>
          </table:table-cell>
          <table:table-cell table:formula="of:=[.AB66]+MIN([.AB148];[.AC228])" office:value-type="float" office:value="199105" calcext:value-type="float">
            <text:p>199105</text:p>
          </table:table-cell>
          <table:table-cell table:formula="of:=[.AC66]+MIN([.AC148];[.AD228])" office:value-type="float" office:value="195846" calcext:value-type="float">
            <text:p>195846</text:p>
          </table:table-cell>
          <table:table-cell table:formula="of:=[.AD66]+MIN([.AD148];[.AE228])" office:value-type="float" office:value="187769" calcext:value-type="float">
            <text:p>187769</text:p>
          </table:table-cell>
          <table:table-cell table:formula="of:=[.AE66]+MIN([.AE148];[.AF228])" office:value-type="float" office:value="178639" calcext:value-type="float">
            <text:p>178639</text:p>
          </table:table-cell>
          <table:table-cell table:formula="of:=[.AF66]+MIN([.AF148];[.AG228])" office:value-type="float" office:value="177322" calcext:value-type="float">
            <text:p>177322</text:p>
          </table:table-cell>
          <table:table-cell table:formula="of:=[.AG66]+MIN([.AG148];[.AH228])" office:value-type="float" office:value="174226" calcext:value-type="float">
            <text:p>174226</text:p>
          </table:table-cell>
          <table:table-cell table:formula="of:=[.AH66]+MIN([.AH148];[.AI228])" office:value-type="float" office:value="164602" calcext:value-type="float">
            <text:p>164602</text:p>
          </table:table-cell>
          <table:table-cell table:formula="of:=[.AI66]+MIN([.AI148];[.AJ228])" office:value-type="float" office:value="160784" calcext:value-type="float">
            <text:p>160784</text:p>
          </table:table-cell>
          <table:table-cell table:formula="of:=[.AJ66]+MIN([.AJ148];[.AK228])" office:value-type="float" office:value="159014" calcext:value-type="float">
            <text:p>159014</text:p>
          </table:table-cell>
          <table:table-cell table:formula="of:=[.AK66]+MIN([.AK148];[.AL228])" office:value-type="float" office:value="158319" calcext:value-type="float">
            <text:p>158319</text:p>
          </table:table-cell>
          <table:table-cell table:formula="of:=[.AL66]+MIN([.AL148];[.AM228])" office:value-type="float" office:value="155865" calcext:value-type="float">
            <text:p>155865</text:p>
          </table:table-cell>
          <table:table-cell table:formula="of:=[.AM66]+MIN([.AM148];[.AN228])" office:value-type="float" office:value="155408" calcext:value-type="float">
            <text:p>155408</text:p>
          </table:table-cell>
          <table:table-cell table:formula="of:=[.AN66]+MIN([.AN148];[.AO228])" office:value-type="float" office:value="152282" calcext:value-type="float">
            <text:p>152282</text:p>
          </table:table-cell>
          <table:table-cell table:formula="of:=[.AO66]+MIN([.AO148];[.AP228])" office:value-type="float" office:value="153497" calcext:value-type="float">
            <text:p>153497</text:p>
          </table:table-cell>
          <table:table-cell table:formula="of:=[.AP66]+MIN([.AP148];[.AQ228])" office:value-type="float" office:value="143559" calcext:value-type="float">
            <text:p>143559</text:p>
          </table:table-cell>
          <table:table-cell table:formula="of:=[.AQ66]+MIN([.AQ148];[.AR228])" office:value-type="float" office:value="140032" calcext:value-type="float">
            <text:p>140032</text:p>
          </table:table-cell>
          <table:table-cell table:formula="of:=[.AR66]+MIN([.AR148];[.AS228])" office:value-type="float" office:value="134336" calcext:value-type="float">
            <text:p>134336</text:p>
          </table:table-cell>
          <table:table-cell table:formula="of:=[.AS66]+MIN([.AS148];[.AT228])" office:value-type="float" office:value="131699" calcext:value-type="float">
            <text:p>131699</text:p>
          </table:table-cell>
          <table:table-cell table:formula="of:=[.AT66]+MIN([.AT148];[.AU228])" office:value-type="float" office:value="123975" calcext:value-type="float">
            <text:p>123975</text:p>
          </table:table-cell>
          <table:table-cell table:formula="of:=[.AU66]+MIN([.AU148];[.AV228])" office:value-type="float" office:value="118102" calcext:value-type="float">
            <text:p>118102</text:p>
          </table:table-cell>
          <table:table-cell table:formula="of:=[.AV66]+MIN([.AV148];[.AW228])" office:value-type="float" office:value="120250" calcext:value-type="float">
            <text:p>120250</text:p>
          </table:table-cell>
          <table:table-cell table:formula="of:=[.AW66]+MIN([.AW148];[.AX228])" office:value-type="float" office:value="115789" calcext:value-type="float">
            <text:p>115789</text:p>
          </table:table-cell>
          <table:table-cell table:formula="of:=[.AX66]+MIN([.AX148];[.AY228])" office:value-type="float" office:value="115309" calcext:value-type="float">
            <text:p>115309</text:p>
          </table:table-cell>
          <table:table-cell table:formula="of:=[.AY66]+MIN([.AY148];[.AZ228])" office:value-type="float" office:value="108464" calcext:value-type="float">
            <text:p>108464</text:p>
          </table:table-cell>
          <table:table-cell table:formula="of:=[.AZ66]+MIN([.AZ148];[.BA228])" office:value-type="float" office:value="100141" calcext:value-type="float">
            <text:p>100141</text:p>
          </table:table-cell>
          <table:table-cell table:formula="of:=[.BA66]+MIN([.BA148];[.BB228])" office:value-type="float" office:value="99285" calcext:value-type="float">
            <text:p>99285</text:p>
          </table:table-cell>
          <table:table-cell table:formula="of:=[.BB66]+MIN([.BB148];[.BC228])" office:value-type="float" office:value="98771" calcext:value-type="float">
            <text:p>98771</text:p>
          </table:table-cell>
          <table:table-cell table:formula="of:=[.BC66]+MIN([.BC148];[.BD228])" office:value-type="float" office:value="91999" calcext:value-type="float">
            <text:p>91999</text:p>
          </table:table-cell>
          <table:table-cell table:formula="of:=[.BD66]+MIN([.BD148];[.BE228])" office:value-type="float" office:value="89532" calcext:value-type="float">
            <text:p>89532</text:p>
          </table:table-cell>
          <table:table-cell table:formula="of:=[.BE66]+MIN([.BE148];[.BF228])" office:value-type="float" office:value="85326" calcext:value-type="float">
            <text:p>85326</text:p>
          </table:table-cell>
          <table:table-cell table:formula="of:=[.BF66]+MIN([.BF148];[.BG228])" office:value-type="float" office:value="91345" calcext:value-type="float">
            <text:p>91345</text:p>
          </table:table-cell>
          <table:table-cell table:formula="of:=[.BG66]+MIN([.BG148];[.BH228])" office:value-type="float" office:value="87440" calcext:value-type="float">
            <text:p>87440</text:p>
          </table:table-cell>
          <table:table-cell table:formula="of:=[.BH66]+MIN([.BH148];[.BI228])" office:value-type="float" office:value="83577" calcext:value-type="float">
            <text:p>83577</text:p>
          </table:table-cell>
          <table:table-cell table:formula="of:=[.BI66]+MIN([.BI148];[.BJ228])" office:value-type="float" office:value="76561" calcext:value-type="float">
            <text:p>76561</text:p>
          </table:table-cell>
          <table:table-cell table:formula="of:=[.BJ66]+MIN([.BJ148];[.BK228])" office:value-type="float" office:value="68330" calcext:value-type="float">
            <text:p>68330</text:p>
          </table:table-cell>
          <table:table-cell table:formula="of:=[.BK66]+MIN([.BK148];[.BL228])" office:value-type="float" office:value="63939" calcext:value-type="float">
            <text:p>63939</text:p>
          </table:table-cell>
          <table:table-cell table:formula="of:=[.BL66]+MIN([.BL148];[.BM228])" office:value-type="float" office:value="55570" calcext:value-type="float">
            <text:p>55570</text:p>
          </table:table-cell>
          <table:table-cell table:formula="of:=[.BM66]+MIN([.BM148];[.BN228])" office:value-type="float" office:value="52126" calcext:value-type="float">
            <text:p>52126</text:p>
          </table:table-cell>
          <table:table-cell table:formula="of:=[.BN66]+MIN([.BN148];[.BO228])" office:value-type="float" office:value="48057" calcext:value-type="float">
            <text:p>48057</text:p>
          </table:table-cell>
          <table:table-cell table:formula="of:=[.BO66]+MIN([.BO148];[.BP228])" office:value-type="float" office:value="44036" calcext:value-type="float">
            <text:p>44036</text:p>
          </table:table-cell>
          <table:table-cell table:formula="of:=[.BP66]+MIN([.BP148];[.BQ228])" office:value-type="float" office:value="43480" calcext:value-type="float">
            <text:p>43480</text:p>
          </table:table-cell>
          <table:table-cell table:formula="of:=[.BQ66]+MIN([.BQ148];[.BR228])" office:value-type="float" office:value="37326" calcext:value-type="float">
            <text:p>37326</text:p>
          </table:table-cell>
          <table:table-cell table:formula="of:=[.BR66]+MIN([.BR148];[.BS228])" office:value-type="float" office:value="36699" calcext:value-type="float">
            <text:p>36699</text:p>
          </table:table-cell>
          <table:table-cell table:formula="of:=[.BS66]+MIN([.BS148];[.BT228])" office:value-type="float" office:value="33921" calcext:value-type="float">
            <text:p>33921</text:p>
          </table:table-cell>
          <table:table-cell table:formula="of:=[.BT66]+MIN([.BT148];[.BU228])" office:value-type="float" office:value="35171" calcext:value-type="float">
            <text:p>35171</text:p>
          </table:table-cell>
          <table:table-cell table:formula="of:=[.BU66]+MIN([.BU148];[.BV228])" office:value-type="float" office:value="34351" calcext:value-type="float">
            <text:p>34351</text:p>
          </table:table-cell>
          <table:table-cell table:formula="of:=[.BV66]+MIN([.BV148];[.BW228])" office:value-type="float" office:value="34842" calcext:value-type="float">
            <text:p>34842</text:p>
          </table:table-cell>
          <table:table-cell table:formula="of:=[.BW66]+MIN([.BW148];[.BX228])" office:value-type="float" office:value="30030" calcext:value-type="float">
            <text:p>30030</text:p>
          </table:table-cell>
          <table:table-cell table:formula="of:=[.BX66]+MIN([.BX148];[.BY228])" office:value-type="float" office:value="21539" calcext:value-type="float">
            <text:p>21539</text:p>
          </table:table-cell>
          <table:table-cell table:formula="of:=[.BY66]+MIN([.BY148];[.BZ228])" office:value-type="float" office:value="17723" calcext:value-type="float">
            <text:p>17723</text:p>
          </table:table-cell>
          <table:table-cell table:formula="of:=[.BZ66]+MIN([.BZ148];[.CA228])" office:value-type="float" office:value="9780" calcext:value-type="float">
            <text:p>9780</text:p>
          </table:table-cell>
          <table:table-cell table:formula="of:=[.CA66]+MIN([.CA148];[.CB228])" office:value-type="float" office:value="6590" calcext:value-type="float">
            <text:p>6590</text:p>
          </table:table-cell>
          <table:table-cell table:formula="of:=[.CB66]" office:value-type="float" office:value="1015" calcext:value-type="float">
            <text:p>1015</text:p>
          </table:table-cell>
        </table:table-row>
        <table:table-row table:style-name="ro1">
          <table:table-cell table:formula="of:=[.A67]+MIN([.A149];[.B229])" office:value-type="float" office:value="301980" calcext:value-type="float">
            <text:p>301980</text:p>
          </table:table-cell>
          <table:table-cell table:formula="of:=[.B67]+MIN([.B149];[.C229])" office:value-type="float" office:value="298914" calcext:value-type="float">
            <text:p>298914</text:p>
          </table:table-cell>
          <table:table-cell table:formula="of:=[.C67]+MIN([.C149];[.D229])" office:value-type="float" office:value="293448" calcext:value-type="float">
            <text:p>293448</text:p>
          </table:table-cell>
          <table:table-cell table:formula="of:=[.D67]+MIN([.D149];[.E229])" office:value-type="float" office:value="294141" calcext:value-type="float">
            <text:p>294141</text:p>
          </table:table-cell>
          <table:table-cell table:formula="of:=[.E67]+MIN([.E149];[.F229])" office:value-type="float" office:value="287338" calcext:value-type="float">
            <text:p>287338</text:p>
          </table:table-cell>
          <table:table-cell table:formula="of:=[.F67]+MIN([.F149];[.G229])" office:value-type="float" office:value="284360" calcext:value-type="float">
            <text:p>284360</text:p>
          </table:table-cell>
          <table:table-cell table:formula="of:=[.G67]+MIN([.G149];[.H229])" office:value-type="float" office:value="277516" calcext:value-type="float">
            <text:p>277516</text:p>
          </table:table-cell>
          <table:table-cell table:formula="of:=[.H67]+MIN([.H149];[.I229])" office:value-type="float" office:value="275936" calcext:value-type="float">
            <text:p>275936</text:p>
          </table:table-cell>
          <table:table-cell table:formula="of:=[.I67]+MIN([.I149];[.J229])" office:value-type="float" office:value="277872" calcext:value-type="float">
            <text:p>277872</text:p>
          </table:table-cell>
          <table:table-cell table:formula="of:=[.J67]+MIN([.J149];[.K229])" office:value-type="float" office:value="273416" calcext:value-type="float">
            <text:p>273416</text:p>
          </table:table-cell>
          <table:table-cell table:formula="of:=[.K67]+MIN([.K149];[.L229])" office:value-type="float" office:value="263502" calcext:value-type="float">
            <text:p>263502</text:p>
          </table:table-cell>
          <table:table-cell table:formula="of:=[.L67]+MIN([.L149];[.M229])" office:value-type="float" office:value="253503" calcext:value-type="float">
            <text:p>253503</text:p>
          </table:table-cell>
          <table:table-cell table:formula="of:=[.M67]+MIN([.M149];[.N229])" office:value-type="float" office:value="252053" calcext:value-type="float">
            <text:p>252053</text:p>
          </table:table-cell>
          <table:table-cell table:formula="of:=[.N67]+MIN([.N149];[.O229])" office:value-type="float" office:value="243196" calcext:value-type="float">
            <text:p>243196</text:p>
          </table:table-cell>
          <table:table-cell table:formula="of:=[.O67]+MIN([.O149];[.P229])" office:value-type="float" office:value="242458" calcext:value-type="float">
            <text:p>242458</text:p>
          </table:table-cell>
          <table:table-cell table:formula="of:=[.P67]+MIN([.P149];[.Q229])" office:value-type="float" office:value="244594" calcext:value-type="float">
            <text:p>244594</text:p>
          </table:table-cell>
          <table:table-cell table:formula="of:=[.Q67]+MIN([.Q149];[.R229])" office:value-type="float" office:value="236025" calcext:value-type="float">
            <text:p>236025</text:p>
          </table:table-cell>
          <table:table-cell table:formula="of:=[.R67]+MIN([.R149];[.S229])" office:value-type="float" office:value="230177" calcext:value-type="float">
            <text:p>230177</text:p>
          </table:table-cell>
          <table:table-cell table:formula="of:=[.S67]+MIN([.S149];[.T229])" office:value-type="float" office:value="227952" calcext:value-type="float">
            <text:p>227952</text:p>
          </table:table-cell>
          <table:table-cell table:formula="of:=[.T67]+MIN([.T149];[.U229])" office:value-type="float" office:value="220113" calcext:value-type="float">
            <text:p>220113</text:p>
          </table:table-cell>
          <table:table-cell table:formula="of:=[.U67]+MIN([.U149];[.V229])" office:value-type="float" office:value="211495" calcext:value-type="float">
            <text:p>211495</text:p>
          </table:table-cell>
          <table:table-cell table:formula="of:=[.V67]+MIN([.V149];[.W229])" office:value-type="float" office:value="211209" calcext:value-type="float">
            <text:p>211209</text:p>
          </table:table-cell>
          <table:table-cell table:formula="of:=[.W67]+MIN([.W149];[.X229])" office:value-type="float" office:value="208561" calcext:value-type="float">
            <text:p>208561</text:p>
          </table:table-cell>
          <table:table-cell table:formula="of:=[.X67]+MIN([.X149];[.Y229])" office:value-type="float" office:value="203219" calcext:value-type="float">
            <text:p>203219</text:p>
          </table:table-cell>
          <table:table-cell table:formula="of:=[.Y67]+MIN([.Y149];[.Z229])" office:value-type="float" office:value="200925" calcext:value-type="float">
            <text:p>200925</text:p>
          </table:table-cell>
          <table:table-cell table:formula="of:=[.Z67]+MIN([.Z149];[.AA229])" office:value-type="float" office:value="197720" calcext:value-type="float">
            <text:p>197720</text:p>
          </table:table-cell>
          <table:table-cell table:formula="of:=[.AA67]+MIN([.AA149];[.AB229])" office:value-type="float" office:value="193174" calcext:value-type="float">
            <text:p>193174</text:p>
          </table:table-cell>
          <table:table-cell table:formula="of:=[.AB67]+MIN([.AB149];[.AC229])" office:value-type="float" office:value="198484" calcext:value-type="float">
            <text:p>198484</text:p>
          </table:table-cell>
          <table:table-cell table:formula="of:=[.AC67]+MIN([.AC149];[.AD229])" office:value-type="float" office:value="192453" calcext:value-type="float">
            <text:p>192453</text:p>
          </table:table-cell>
          <table:table-cell table:formula="of:=[.AD67]+MIN([.AD149];[.AE229])" office:value-type="float" office:value="190660" calcext:value-type="float">
            <text:p>190660</text:p>
          </table:table-cell>
          <table:table-cell table:formula="of:=[.AE67]+MIN([.AE149];[.AF229])" office:value-type="float" office:value="188430" calcext:value-type="float">
            <text:p>188430</text:p>
          </table:table-cell>
          <table:table-cell table:formula="of:=[.AF67]+MIN([.AF149];[.AG229])" office:value-type="float" office:value="183518" calcext:value-type="float">
            <text:p>183518</text:p>
          </table:table-cell>
          <table:table-cell table:formula="of:=[.AG67]+MIN([.AG149];[.AH229])" office:value-type="float" office:value="176762" calcext:value-type="float">
            <text:p>176762</text:p>
          </table:table-cell>
          <table:table-cell table:formula="of:=[.AH67]+MIN([.AH149];[.AI229])" office:value-type="float" office:value="170828" calcext:value-type="float">
            <text:p>170828</text:p>
          </table:table-cell>
          <table:table-cell table:formula="of:=[.AI67]+MIN([.AI149];[.AJ229])" office:value-type="float" office:value="169692" calcext:value-type="float">
            <text:p>169692</text:p>
          </table:table-cell>
          <table:table-cell table:formula="of:=[.AJ67]+MIN([.AJ149];[.AK229])" office:value-type="float" office:value="162989" calcext:value-type="float">
            <text:p>162989</text:p>
          </table:table-cell>
          <table:table-cell table:formula="of:=[.AK67]+MIN([.AK149];[.AL229])" office:value-type="float" office:value="164360" calcext:value-type="float">
            <text:p>164360</text:p>
          </table:table-cell>
          <table:table-cell table:formula="of:=[.AL67]+MIN([.AL149];[.AM229])" office:value-type="float" office:value="154918" calcext:value-type="float">
            <text:p>154918</text:p>
          </table:table-cell>
          <table:table-cell table:formula="of:=[.AM67]+MIN([.AM149];[.AN229])" office:value-type="float" office:value="149379" calcext:value-type="float">
            <text:p>149379</text:p>
          </table:table-cell>
          <table:table-cell table:formula="of:=[.AN67]+MIN([.AN149];[.AO229])" office:value-type="float" office:value="148808" calcext:value-type="float">
            <text:p>148808</text:p>
          </table:table-cell>
          <table:table-cell table:formula="of:=[.AO67]+MIN([.AO149];[.AP229])" office:value-type="float" office:value="146802" calcext:value-type="float">
            <text:p>146802</text:p>
          </table:table-cell>
          <table:table-cell table:formula="of:=[.AP67]+MIN([.AP149];[.AQ229])" office:value-type="float" office:value="140928" calcext:value-type="float">
            <text:p>140928</text:p>
          </table:table-cell>
          <table:table-cell table:formula="of:=[.AQ67]+MIN([.AQ149];[.AR229])" office:value-type="float" office:value="135482" calcext:value-type="float">
            <text:p>135482</text:p>
          </table:table-cell>
          <table:table-cell table:formula="of:=[.AR67]+MIN([.AR149];[.AS229])" office:value-type="float" office:value="129576" calcext:value-type="float">
            <text:p>129576</text:p>
          </table:table-cell>
          <table:table-cell table:formula="of:=[.AS67]+MIN([.AS149];[.AT229])" office:value-type="float" office:value="125253" calcext:value-type="float">
            <text:p>125253</text:p>
          </table:table-cell>
          <table:table-cell table:formula="of:=[.AT67]+MIN([.AT149];[.AU229])" office:value-type="float" office:value="116237" calcext:value-type="float">
            <text:p>116237</text:p>
          </table:table-cell>
          <table:table-cell table:formula="of:=[.AU67]+MIN([.AU149];[.AV229])" office:value-type="float" office:value="115254" calcext:value-type="float">
            <text:p>115254</text:p>
          </table:table-cell>
          <table:table-cell table:formula="of:=[.AV67]+MIN([.AV149];[.AW229])" office:value-type="float" office:value="113808" calcext:value-type="float">
            <text:p>113808</text:p>
          </table:table-cell>
          <table:table-cell table:formula="of:=[.AW67]+MIN([.AW149];[.AX229])" office:value-type="float" office:value="110022" calcext:value-type="float">
            <text:p>110022</text:p>
          </table:table-cell>
          <table:table-cell table:formula="of:=[.AX67]+MIN([.AX149];[.AY229])" office:value-type="float" office:value="111329" calcext:value-type="float">
            <text:p>111329</text:p>
          </table:table-cell>
          <table:table-cell table:formula="of:=[.AY67]+MIN([.AY149];[.AZ229])" office:value-type="float" office:value="105088" calcext:value-type="float">
            <text:p>105088</text:p>
          </table:table-cell>
          <table:table-cell table:formula="of:=[.AZ67]+MIN([.AZ149];[.BA229])" office:value-type="float" office:value="104903" calcext:value-type="float">
            <text:p>104903</text:p>
          </table:table-cell>
          <table:table-cell table:formula="of:=[.BA67]+MIN([.BA149];[.BB229])" office:value-type="float" office:value="97715" calcext:value-type="float">
            <text:p>97715</text:p>
          </table:table-cell>
          <table:table-cell table:formula="of:=[.BB67]+MIN([.BB149];[.BC229])" office:value-type="float" office:value="97220" calcext:value-type="float">
            <text:p>97220</text:p>
          </table:table-cell>
          <table:table-cell table:formula="of:=[.BC67]+MIN([.BC149];[.BD229])" office:value-type="float" office:value="93850" calcext:value-type="float">
            <text:p>93850</text:p>
          </table:table-cell>
          <table:table-cell table:formula="of:=[.BD67]+MIN([.BD149];[.BE229])" office:value-type="float" office:value="84717" calcext:value-type="float">
            <text:p>84717</text:p>
          </table:table-cell>
          <table:table-cell table:formula="of:=[.BE67]+MIN([.BE149];[.BF229])" office:value-type="float" office:value="81666" calcext:value-type="float">
            <text:p>81666</text:p>
          </table:table-cell>
          <table:table-cell table:formula="of:=[.BF67]+MIN([.BF149];[.BG229])" office:value-type="float" office:value="83495" calcext:value-type="float">
            <text:p>83495</text:p>
          </table:table-cell>
          <table:table-cell table:formula="of:=[.BG67]+MIN([.BG149];[.BH229])" office:value-type="float" office:value="78860" calcext:value-type="float">
            <text:p>78860</text:p>
          </table:table-cell>
          <table:table-cell table:formula="of:=[.BH67]+MIN([.BH149];[.BI229])" office:value-type="float" office:value="78281" calcext:value-type="float">
            <text:p>78281</text:p>
          </table:table-cell>
          <table:table-cell table:formula="of:=[.BI67]+MIN([.BI149];[.BJ229])" office:value-type="float" office:value="69663" calcext:value-type="float">
            <text:p>69663</text:p>
          </table:table-cell>
          <table:table-cell table:formula="of:=[.BJ67]+MIN([.BJ149];[.BK229])" office:value-type="float" office:value="67116" calcext:value-type="float">
            <text:p>67116</text:p>
          </table:table-cell>
          <table:table-cell table:formula="of:=[.BK67]+MIN([.BK149];[.BL229])" office:value-type="float" office:value="57733" calcext:value-type="float">
            <text:p>57733</text:p>
          </table:table-cell>
          <table:table-cell table:formula="of:=[.BL67]+MIN([.BL149];[.BM229])" office:value-type="float" office:value="55075" calcext:value-type="float">
            <text:p>55075</text:p>
          </table:table-cell>
          <table:table-cell table:formula="of:=[.BM67]+MIN([.BM149];[.BN229])" office:value-type="float" office:value="58678" calcext:value-type="float">
            <text:p>58678</text:p>
          </table:table-cell>
          <table:table-cell table:formula="of:=[.BN67]+MIN([.BN149];[.BO229])" office:value-type="float" office:value="52213" calcext:value-type="float">
            <text:p>52213</text:p>
          </table:table-cell>
          <table:table-cell table:formula="of:=[.BO67]+MIN([.BO149];[.BP229])" office:value-type="float" office:value="45212" calcext:value-type="float">
            <text:p>45212</text:p>
          </table:table-cell>
          <table:table-cell table:formula="of:=[.BP67]+MIN([.BP149];[.BQ229])" office:value-type="float" office:value="44593" calcext:value-type="float">
            <text:p>44593</text:p>
          </table:table-cell>
          <table:table-cell table:formula="of:=[.BQ67]+MIN([.BQ149];[.BR229])" office:value-type="float" office:value="46514" calcext:value-type="float">
            <text:p>46514</text:p>
          </table:table-cell>
          <table:table-cell table:formula="of:=[.BR67]+MIN([.BR149];[.BS229])" office:value-type="float" office:value="44002" calcext:value-type="float">
            <text:p>44002</text:p>
          </table:table-cell>
          <table:table-cell table:formula="of:=[.BS67]+MIN([.BS149];[.BT229])" office:value-type="float" office:value="37511" calcext:value-type="float">
            <text:p>37511</text:p>
          </table:table-cell>
          <table:table-cell table:formula="of:=[.BT67]+MIN([.BT149];[.BU229])" office:value-type="float" office:value="40355" calcext:value-type="float">
            <text:p>40355</text:p>
          </table:table-cell>
          <table:table-cell table:formula="of:=[.BU67]+MIN([.BU149];[.BV229])" office:value-type="float" office:value="40202" calcext:value-type="float">
            <text:p>40202</text:p>
          </table:table-cell>
          <table:table-cell table:formula="of:=[.BV67]+MIN([.BV149];[.BW229])" office:value-type="float" office:value="30464" calcext:value-type="float">
            <text:p>30464</text:p>
          </table:table-cell>
          <table:table-cell table:formula="of:=[.BW67]+MIN([.BW149];[.BX229])" office:value-type="float" office:value="25841" calcext:value-type="float">
            <text:p>25841</text:p>
          </table:table-cell>
          <table:table-cell table:formula="of:=[.BX67]+MIN([.BX149];[.BY229])" office:value-type="float" office:value="24929" calcext:value-type="float">
            <text:p>24929</text:p>
          </table:table-cell>
          <table:table-cell table:formula="of:=[.BY67]+MIN([.BY149];[.BZ229])" office:value-type="float" office:value="21334" calcext:value-type="float">
            <text:p>21334</text:p>
          </table:table-cell>
          <table:table-cell table:formula="of:=[.BZ67]+MIN([.BZ149];[.CA229])" office:value-type="float" office:value="13563" calcext:value-type="float">
            <text:p>13563</text:p>
          </table:table-cell>
          <table:table-cell table:formula="of:=[.CA67]+MIN([.CA149];[.CB229])" office:value-type="float" office:value="5624" calcext:value-type="float">
            <text:p>5624</text:p>
          </table:table-cell>
          <table:table-cell table:formula="of:=[.CB67]" office:value-type="float" office:value="4405" calcext:value-type="float">
            <text:p>4405</text:p>
          </table:table-cell>
        </table:table-row>
        <table:table-row table:style-name="ro1">
          <table:table-cell table:formula="of:=[.A68]+MIN([.A150];[.B230])" office:value-type="float" office:value="298193" calcext:value-type="float">
            <text:p>298193</text:p>
          </table:table-cell>
          <table:table-cell table:formula="of:=[.B68]+MIN([.B150];[.C230])" office:value-type="float" office:value="295543" calcext:value-type="float">
            <text:p>295543</text:p>
          </table:table-cell>
          <table:table-cell table:formula="of:=[.C68]+MIN([.C150];[.D230])" office:value-type="float" office:value="291660" calcext:value-type="float">
            <text:p>291660</text:p>
          </table:table-cell>
          <table:table-cell table:formula="of:=[.D68]+MIN([.D150];[.E230])" office:value-type="float" office:value="287506" calcext:value-type="float">
            <text:p>287506</text:p>
          </table:table-cell>
          <table:table-cell table:formula="of:=[.E68]+MIN([.E150];[.F230])" office:value-type="float" office:value="281697" calcext:value-type="float">
            <text:p>281697</text:p>
          </table:table-cell>
          <table:table-cell table:formula="of:=[.F68]+MIN([.F150];[.G230])" office:value-type="float" office:value="283061" calcext:value-type="float">
            <text:p>283061</text:p>
          </table:table-cell>
          <table:table-cell table:formula="of:=[.G68]+MIN([.G150];[.H230])" office:value-type="float" office:value="275555" calcext:value-type="float">
            <text:p>275555</text:p>
          </table:table-cell>
          <table:table-cell table:formula="of:=[.H68]+MIN([.H150];[.I230])" office:value-type="float" office:value="271125" calcext:value-type="float">
            <text:p>271125</text:p>
          </table:table-cell>
          <table:table-cell table:formula="of:=[.I68]+MIN([.I150];[.J230])" office:value-type="float" office:value="269337" calcext:value-type="float">
            <text:p>269337</text:p>
          </table:table-cell>
          <table:table-cell table:formula="of:=[.J68]+MIN([.J150];[.K230])" office:value-type="float" office:value="264886" calcext:value-type="float">
            <text:p>264886</text:p>
          </table:table-cell>
          <table:table-cell table:formula="of:=[.K68]+MIN([.K150];[.L230])" office:value-type="float" office:value="263255" calcext:value-type="float">
            <text:p>263255</text:p>
          </table:table-cell>
          <table:table-cell table:formula="of:=[.L68]+MIN([.L150];[.M230])" office:value-type="float" office:value="256794" calcext:value-type="float">
            <text:p>256794</text:p>
          </table:table-cell>
          <table:table-cell table:formula="of:=[.M68]+MIN([.M150];[.N230])" office:value-type="float" office:value="249564" calcext:value-type="float">
            <text:p>249564</text:p>
          </table:table-cell>
          <table:table-cell table:formula="of:=[.N68]+MIN([.N150];[.O230])" office:value-type="float" office:value="243547" calcext:value-type="float">
            <text:p>243547</text:p>
          </table:table-cell>
          <table:table-cell table:formula="of:=[.O68]+MIN([.O150];[.P230])" office:value-type="float" office:value="237796" calcext:value-type="float">
            <text:p>237796</text:p>
          </table:table-cell>
          <table:table-cell table:formula="of:=[.P68]+MIN([.P150];[.Q230])" office:value-type="float" office:value="237658" calcext:value-type="float">
            <text:p>237658</text:p>
          </table:table-cell>
          <table:table-cell table:formula="of:=[.Q68]+MIN([.Q150];[.R230])" office:value-type="float" office:value="237070" calcext:value-type="float">
            <text:p>237070</text:p>
          </table:table-cell>
          <table:table-cell table:formula="of:=[.R68]+MIN([.R150];[.S230])" office:value-type="float" office:value="238166" calcext:value-type="float">
            <text:p>238166</text:p>
          </table:table-cell>
          <table:table-cell table:formula="of:=[.S68]+MIN([.S150];[.T230])" office:value-type="float" office:value="235989" calcext:value-type="float">
            <text:p>235989</text:p>
          </table:table-cell>
          <table:table-cell table:formula="of:=[.T68]+MIN([.T150];[.U230])" office:value-type="float" office:value="226879" calcext:value-type="float">
            <text:p>226879</text:p>
          </table:table-cell>
          <table:table-cell table:formula="of:=[.U68]+MIN([.U150];[.V230])" office:value-type="float" office:value="217920" calcext:value-type="float">
            <text:p>217920</text:p>
          </table:table-cell>
          <table:table-cell table:formula="of:=[.V68]+MIN([.V150];[.W230])" office:value-type="float" office:value="211571" calcext:value-type="float">
            <text:p>211571</text:p>
          </table:table-cell>
          <table:table-cell table:formula="of:=[.W68]+MIN([.W150];[.X230])" office:value-type="float" office:value="209056" calcext:value-type="float">
            <text:p>209056</text:p>
          </table:table-cell>
          <table:table-cell table:formula="of:=[.X68]+MIN([.X150];[.Y230])" office:value-type="float" office:value="207486" calcext:value-type="float">
            <text:p>207486</text:p>
          </table:table-cell>
          <table:table-cell table:formula="of:=[.Y68]+MIN([.Y150];[.Z230])" office:value-type="float" office:value="201364" calcext:value-type="float">
            <text:p>201364</text:p>
          </table:table-cell>
          <table:table-cell table:formula="of:=[.Z68]+MIN([.Z150];[.AA230])" office:value-type="float" office:value="197172" calcext:value-type="float">
            <text:p>197172</text:p>
          </table:table-cell>
          <table:table-cell table:formula="of:=[.AA68]+MIN([.AA150];[.AB230])" office:value-type="float" office:value="192998" calcext:value-type="float">
            <text:p>192998</text:p>
          </table:table-cell>
          <table:table-cell table:formula="of:=[.AB68]+MIN([.AB150];[.AC230])" office:value-type="float" office:value="189779" calcext:value-type="float">
            <text:p>189779</text:p>
          </table:table-cell>
          <table:table-cell table:formula="of:=[.AC68]+MIN([.AC150];[.AD230])" office:value-type="float" office:value="188712" calcext:value-type="float">
            <text:p>188712</text:p>
          </table:table-cell>
          <table:table-cell table:formula="of:=[.AD68]+MIN([.AD150];[.AE230])" office:value-type="float" office:value="184526" calcext:value-type="float">
            <text:p>184526</text:p>
          </table:table-cell>
          <table:table-cell table:formula="of:=[.AE68]+MIN([.AE150];[.AF230])" office:value-type="float" office:value="180106" calcext:value-type="float">
            <text:p>180106</text:p>
          </table:table-cell>
          <table:table-cell table:formula="of:=[.AF68]+MIN([.AF150];[.AG230])" office:value-type="float" office:value="175497" calcext:value-type="float">
            <text:p>175497</text:p>
          </table:table-cell>
          <table:table-cell table:formula="of:=[.AG68]+MIN([.AG150];[.AH230])" office:value-type="float" office:value="169758" calcext:value-type="float">
            <text:p>169758</text:p>
          </table:table-cell>
          <table:table-cell table:formula="of:=[.AH68]+MIN([.AH150];[.AI230])" office:value-type="float" office:value="165623" calcext:value-type="float">
            <text:p>165623</text:p>
          </table:table-cell>
          <table:table-cell table:formula="of:=[.AI68]+MIN([.AI150];[.AJ230])" office:value-type="float" office:value="162660" calcext:value-type="float">
            <text:p>162660</text:p>
          </table:table-cell>
          <table:table-cell table:formula="of:=[.AJ68]+MIN([.AJ150];[.AK230])" office:value-type="float" office:value="156352" calcext:value-type="float">
            <text:p>156352</text:p>
          </table:table-cell>
          <table:table-cell table:formula="of:=[.AK68]+MIN([.AK150];[.AL230])" office:value-type="float" office:value="159850" calcext:value-type="float">
            <text:p>159850</text:p>
          </table:table-cell>
          <table:table-cell table:formula="of:=[.AL68]+MIN([.AL150];[.AM230])" office:value-type="float" office:value="152414" calcext:value-type="float">
            <text:p>152414</text:p>
          </table:table-cell>
          <table:table-cell table:formula="of:=[.AM68]+MIN([.AM150];[.AN230])" office:value-type="float" office:value="143795" calcext:value-type="float">
            <text:p>143795</text:p>
          </table:table-cell>
          <table:table-cell table:formula="of:=[.AN68]+MIN([.AN150];[.AO230])" office:value-type="float" office:value="143989" calcext:value-type="float">
            <text:p>143989</text:p>
          </table:table-cell>
          <table:table-cell table:formula="of:=[.AO68]+MIN([.AO150];[.AP230])" office:value-type="float" office:value="142092" calcext:value-type="float">
            <text:p>142092</text:p>
          </table:table-cell>
          <table:table-cell table:formula="of:=[.AP68]+MIN([.AP150];[.AQ230])" office:value-type="float" office:value="135121" calcext:value-type="float">
            <text:p>135121</text:p>
          </table:table-cell>
          <table:table-cell table:formula="of:=[.AQ68]+MIN([.AQ150];[.AR230])" office:value-type="float" office:value="126893" calcext:value-type="float">
            <text:p>126893</text:p>
          </table:table-cell>
          <table:table-cell table:formula="of:=[.AR68]+MIN([.AR150];[.AS230])" office:value-type="float" office:value="122705" calcext:value-type="float">
            <text:p>122705</text:p>
          </table:table-cell>
          <table:table-cell table:formula="of:=[.AS68]+MIN([.AS150];[.AT230])" office:value-type="float" office:value="121213" calcext:value-type="float">
            <text:p>121213</text:p>
          </table:table-cell>
          <table:table-cell table:formula="of:=[.AT68]+MIN([.AT150];[.AU230])" office:value-type="float" office:value="121544" calcext:value-type="float">
            <text:p>121544</text:p>
          </table:table-cell>
          <table:table-cell table:formula="of:=[.AU68]+MIN([.AU150];[.AV230])" office:value-type="float" office:value="113496" calcext:value-type="float">
            <text:p>113496</text:p>
          </table:table-cell>
          <table:table-cell table:formula="of:=[.AV68]+MIN([.AV150];[.AW230])" office:value-type="float" office:value="113967" calcext:value-type="float">
            <text:p>113967</text:p>
          </table:table-cell>
          <table:table-cell table:formula="of:=[.AW68]+MIN([.AW150];[.AX230])" office:value-type="float" office:value="108503" calcext:value-type="float">
            <text:p>108503</text:p>
          </table:table-cell>
          <table:table-cell table:formula="of:=[.AX68]+MIN([.AX150];[.AY230])" office:value-type="float" office:value="106367" calcext:value-type="float">
            <text:p>106367</text:p>
          </table:table-cell>
          <table:table-cell table:formula="of:=[.AY68]+MIN([.AY150];[.AZ230])" office:value-type="float" office:value="105908" calcext:value-type="float">
            <text:p>105908</text:p>
          </table:table-cell>
          <table:table-cell table:formula="of:=[.AZ68]+MIN([.AZ150];[.BA230])" office:value-type="float" office:value="98985" calcext:value-type="float">
            <text:p>98985</text:p>
          </table:table-cell>
          <table:table-cell table:formula="of:=[.BA68]+MIN([.BA150];[.BB230])" office:value-type="float" office:value="102723" calcext:value-type="float">
            <text:p>102723</text:p>
          </table:table-cell>
          <table:table-cell table:formula="of:=[.BB68]+MIN([.BB150];[.BC230])" office:value-type="float" office:value="95868" calcext:value-type="float">
            <text:p>95868</text:p>
          </table:table-cell>
          <table:table-cell table:formula="of:=[.BC68]+MIN([.BC150];[.BD230])" office:value-type="float" office:value="89446" calcext:value-type="float">
            <text:p>89446</text:p>
          </table:table-cell>
          <table:table-cell table:formula="of:=[.BD68]+MIN([.BD150];[.BE230])" office:value-type="float" office:value="85159" calcext:value-type="float">
            <text:p>85159</text:p>
          </table:table-cell>
          <table:table-cell table:formula="of:=[.BE68]+MIN([.BE150];[.BF230])" office:value-type="float" office:value="77117" calcext:value-type="float">
            <text:p>77117</text:p>
          </table:table-cell>
          <table:table-cell table:formula="of:=[.BF68]+MIN([.BF150];[.BG230])" office:value-type="float" office:value="73821" calcext:value-type="float">
            <text:p>73821</text:p>
          </table:table-cell>
          <table:table-cell table:formula="of:=[.BG68]+MIN([.BG150];[.BH230])" office:value-type="float" office:value="71549" calcext:value-type="float">
            <text:p>71549</text:p>
          </table:table-cell>
          <table:table-cell table:formula="of:=[.BH68]+MIN([.BH150];[.BI230])" office:value-type="float" office:value="68543" calcext:value-type="float">
            <text:p>68543</text:p>
          </table:table-cell>
          <table:table-cell table:formula="of:=[.BI68]+MIN([.BI150];[.BJ230])" office:value-type="float" office:value="66347" calcext:value-type="float">
            <text:p>66347</text:p>
          </table:table-cell>
          <table:table-cell table:formula="of:=[.BJ68]+MIN([.BJ150];[.BK230])" office:value-type="float" office:value="59027" calcext:value-type="float">
            <text:p>59027</text:p>
          </table:table-cell>
          <table:table-cell table:formula="of:=[.BK68]+MIN([.BK150];[.BL230])" office:value-type="float" office:value="55789" calcext:value-type="float">
            <text:p>55789</text:p>
          </table:table-cell>
          <table:table-cell table:formula="of:=[.BL68]+MIN([.BL150];[.BM230])" office:value-type="float" office:value="52299" calcext:value-type="float">
            <text:p>52299</text:p>
          </table:table-cell>
          <table:table-cell table:formula="of:=[.BM68]+MIN([.BM150];[.BN230])" office:value-type="float" office:value="49197" calcext:value-type="float">
            <text:p>49197</text:p>
          </table:table-cell>
          <table:table-cell table:formula="of:=[.BN68]+MIN([.BN150];[.BO230])" office:value-type="float" office:value="49160" calcext:value-type="float">
            <text:p>49160</text:p>
          </table:table-cell>
          <table:table-cell table:formula="of:=[.BO68]+MIN([.BO150];[.BP230])" office:value-type="float" office:value="52572" calcext:value-type="float">
            <text:p>52572</text:p>
          </table:table-cell>
          <table:table-cell table:formula="of:=[.BP68]+MIN([.BP150];[.BQ230])" office:value-type="float" office:value="50458" calcext:value-type="float">
            <text:p>50458</text:p>
          </table:table-cell>
          <table:table-cell table:formula="of:=[.BQ68]+MIN([.BQ150];[.BR230])" office:value-type="float" office:value="48076" calcext:value-type="float">
            <text:p>48076</text:p>
          </table:table-cell>
          <table:table-cell table:formula="of:=[.BR68]+MIN([.BR150];[.BS230])" office:value-type="float" office:value="50679" calcext:value-type="float">
            <text:p>50679</text:p>
          </table:table-cell>
          <table:table-cell table:formula="of:=[.BS68]+MIN([.BS150];[.BT230])" office:value-type="float" office:value="42828" calcext:value-type="float">
            <text:p>42828</text:p>
          </table:table-cell>
          <table:table-cell table:formula="of:=[.BT68]+MIN([.BT150];[.BU230])" office:value-type="float" office:value="40553" calcext:value-type="float">
            <text:p>40553</text:p>
          </table:table-cell>
          <table:table-cell table:formula="of:=[.BU68]+MIN([.BU150];[.BV230])" office:value-type="float" office:value="43917" calcext:value-type="float">
            <text:p>43917</text:p>
          </table:table-cell>
          <table:table-cell table:formula="of:=[.BV68]+MIN([.BV150];[.BW230])" office:value-type="float" office:value="39723" calcext:value-type="float">
            <text:p>39723</text:p>
          </table:table-cell>
          <table:table-cell table:formula="of:=[.BW68]+MIN([.BW150];[.BX230])" office:value-type="float" office:value="32444" calcext:value-type="float">
            <text:p>32444</text:p>
          </table:table-cell>
          <table:table-cell table:formula="of:=[.BX68]+MIN([.BX150];[.BY230])" office:value-type="float" office:value="25390" calcext:value-type="float">
            <text:p>25390</text:p>
          </table:table-cell>
          <table:table-cell table:formula="of:=[.BY68]+MIN([.BY150];[.BZ230])" office:value-type="float" office:value="22555" calcext:value-type="float">
            <text:p>22555</text:p>
          </table:table-cell>
          <table:table-cell table:formula="of:=[.BZ68]+MIN([.BZ150];[.CA230])" office:value-type="float" office:value="15502" calcext:value-type="float">
            <text:p>15502</text:p>
          </table:table-cell>
          <table:table-cell table:formula="of:=[.CA68]+MIN([.CA150];[.CB230])" office:value-type="float" office:value="7430" calcext:value-type="float">
            <text:p>7430</text:p>
          </table:table-cell>
          <table:table-cell table:formula="of:=[.CB68]" office:value-type="float" office:value="6640" calcext:value-type="float">
            <text:p>6640</text:p>
          </table:table-cell>
        </table:table-row>
        <table:table-row table:style-name="ro1">
          <table:table-cell table:formula="of:=[.A69]+MIN([.A151];[.B231])" office:value-type="float" office:value="296423" calcext:value-type="float">
            <text:p>296423</text:p>
          </table:table-cell>
          <table:table-cell table:formula="of:=[.B69]+MIN([.B151];[.C231])" office:value-type="float" office:value="293322" calcext:value-type="float">
            <text:p>293322</text:p>
          </table:table-cell>
          <table:table-cell table:formula="of:=[.C69]+MIN([.C151];[.D231])" office:value-type="float" office:value="292265" calcext:value-type="float">
            <text:p>292265</text:p>
          </table:table-cell>
          <table:table-cell table:formula="of:=[.D69]+MIN([.D151];[.E231])" office:value-type="float" office:value="285208" calcext:value-type="float">
            <text:p>285208</text:p>
          </table:table-cell>
          <table:table-cell table:formula="of:=[.E69]+MIN([.E151];[.F231])" office:value-type="float" office:value="281382" calcext:value-type="float">
            <text:p>281382</text:p>
          </table:table-cell>
          <table:table-cell table:formula="of:=[.F69]+MIN([.F151];[.G231])" office:value-type="float" office:value="275305" calcext:value-type="float">
            <text:p>275305</text:p>
          </table:table-cell>
          <table:table-cell table:formula="of:=[.G69]+MIN([.G151];[.H231])" office:value-type="float" office:value="274280" calcext:value-type="float">
            <text:p>274280</text:p>
          </table:table-cell>
          <table:table-cell table:formula="of:=[.H69]+MIN([.H151];[.I231])" office:value-type="float" office:value="271325" calcext:value-type="float">
            <text:p>271325</text:p>
          </table:table-cell>
          <table:table-cell table:formula="of:=[.I69]+MIN([.I151];[.J231])" office:value-type="float" office:value="270677" calcext:value-type="float">
            <text:p>270677</text:p>
          </table:table-cell>
          <table:table-cell table:formula="of:=[.J69]+MIN([.J151];[.K231])" office:value-type="float" office:value="270413" calcext:value-type="float">
            <text:p>270413</text:p>
          </table:table-cell>
          <table:table-cell table:formula="of:=[.K69]+MIN([.K151];[.L231])" office:value-type="float" office:value="263684" calcext:value-type="float">
            <text:p>263684</text:p>
          </table:table-cell>
          <table:table-cell table:formula="of:=[.L69]+MIN([.L151];[.M231])" office:value-type="float" office:value="260368" calcext:value-type="float">
            <text:p>260368</text:p>
          </table:table-cell>
          <table:table-cell table:formula="of:=[.M69]+MIN([.M151];[.N231])" office:value-type="float" office:value="256989" calcext:value-type="float">
            <text:p>256989</text:p>
          </table:table-cell>
          <table:table-cell table:formula="of:=[.N69]+MIN([.N151];[.O231])" office:value-type="float" office:value="254422" calcext:value-type="float">
            <text:p>254422</text:p>
          </table:table-cell>
          <table:table-cell table:formula="of:=[.O69]+MIN([.O151];[.P231])" office:value-type="float" office:value="248562" calcext:value-type="float">
            <text:p>248562</text:p>
          </table:table-cell>
          <table:table-cell table:formula="of:=[.P69]+MIN([.P151];[.Q231])" office:value-type="float" office:value="239139" calcext:value-type="float">
            <text:p>239139</text:p>
          </table:table-cell>
          <table:table-cell table:formula="of:=[.Q69]+MIN([.Q151];[.R231])" office:value-type="float" office:value="240141" calcext:value-type="float">
            <text:p>240141</text:p>
          </table:table-cell>
          <table:table-cell table:formula="of:=[.R69]+MIN([.R151];[.S231])" office:value-type="float" office:value="235724" calcext:value-type="float">
            <text:p>235724</text:p>
          </table:table-cell>
          <table:table-cell table:formula="of:=[.S69]+MIN([.S151];[.T231])" office:value-type="float" office:value="229038" calcext:value-type="float">
            <text:p>229038</text:p>
          </table:table-cell>
          <table:table-cell table:formula="of:=[.T69]+MIN([.T151];[.U231])" office:value-type="float" office:value="227612" calcext:value-type="float">
            <text:p>227612</text:p>
          </table:table-cell>
          <table:table-cell table:formula="of:=[.U69]+MIN([.U151];[.V231])" office:value-type="float" office:value="220671" calcext:value-type="float">
            <text:p>220671</text:p>
          </table:table-cell>
          <table:table-cell table:formula="of:=[.V69]+MIN([.V151];[.W231])" office:value-type="float" office:value="215070" calcext:value-type="float">
            <text:p>215070</text:p>
          </table:table-cell>
          <table:table-cell table:formula="of:=[.W69]+MIN([.W151];[.X231])" office:value-type="float" office:value="216182" calcext:value-type="float">
            <text:p>216182</text:p>
          </table:table-cell>
          <table:table-cell table:formula="of:=[.X69]+MIN([.X151];[.Y231])" office:value-type="float" office:value="211197" calcext:value-type="float">
            <text:p>211197</text:p>
          </table:table-cell>
          <table:table-cell table:formula="of:=[.Y69]+MIN([.Y151];[.Z231])" office:value-type="float" office:value="202187" calcext:value-type="float">
            <text:p>202187</text:p>
          </table:table-cell>
          <table:table-cell table:formula="of:=[.Z69]+MIN([.Z151];[.AA231])" office:value-type="float" office:value="196065" calcext:value-type="float">
            <text:p>196065</text:p>
          </table:table-cell>
          <table:table-cell table:formula="of:=[.AA69]+MIN([.AA151];[.AB231])" office:value-type="float" office:value="189468" calcext:value-type="float">
            <text:p>189468</text:p>
          </table:table-cell>
          <table:table-cell table:formula="of:=[.AB69]+MIN([.AB151];[.AC231])" office:value-type="float" office:value="187846" calcext:value-type="float">
            <text:p>187846</text:p>
          </table:table-cell>
          <table:table-cell table:formula="of:=[.AC69]+MIN([.AC151];[.AD231])" office:value-type="float" office:value="186272" calcext:value-type="float">
            <text:p>186272</text:p>
          </table:table-cell>
          <table:table-cell table:formula="of:=[.AD69]+MIN([.AD151];[.AE231])" office:value-type="float" office:value="182759" calcext:value-type="float">
            <text:p>182759</text:p>
          </table:table-cell>
          <table:table-cell table:formula="of:=[.AE69]+MIN([.AE151];[.AF231])" office:value-type="float" office:value="181075" calcext:value-type="float">
            <text:p>181075</text:p>
          </table:table-cell>
          <table:table-cell table:formula="of:=[.AF69]+MIN([.AF151];[.AG231])" office:value-type="float" office:value="173989" calcext:value-type="float">
            <text:p>173989</text:p>
          </table:table-cell>
          <table:table-cell table:formula="of:=[.AG69]+MIN([.AG151];[.AH231])" office:value-type="float" office:value="168484" calcext:value-type="float">
            <text:p>168484</text:p>
          </table:table-cell>
          <table:table-cell table:formula="of:=[.AH69]+MIN([.AH151];[.AI231])" office:value-type="float" office:value="165240" calcext:value-type="float">
            <text:p>165240</text:p>
          </table:table-cell>
          <table:table-cell table:formula="of:=[.AI69]+MIN([.AI151];[.AJ231])" office:value-type="float" office:value="164829" calcext:value-type="float">
            <text:p>164829</text:p>
          </table:table-cell>
          <table:table-cell table:formula="of:=[.AJ69]+MIN([.AJ151];[.AK231])" office:value-type="float" office:value="155191" calcext:value-type="float">
            <text:p>155191</text:p>
          </table:table-cell>
          <table:table-cell table:formula="of:=[.AK69]+MIN([.AK151];[.AL231])" office:value-type="float" office:value="151041" calcext:value-type="float">
            <text:p>151041</text:p>
          </table:table-cell>
          <table:table-cell table:formula="of:=[.AL69]+MIN([.AL151];[.AM231])" office:value-type="float" office:value="150134" calcext:value-type="float">
            <text:p>150134</text:p>
          </table:table-cell>
          <table:table-cell table:formula="of:=[.AM69]+MIN([.AM151];[.AN231])" office:value-type="float" office:value="140999" calcext:value-type="float">
            <text:p>140999</text:p>
          </table:table-cell>
          <table:table-cell table:formula="of:=[.AN69]+MIN([.AN151];[.AO231])" office:value-type="float" office:value="140170" calcext:value-type="float">
            <text:p>140170</text:p>
          </table:table-cell>
          <table:table-cell table:formula="of:=[.AO69]+MIN([.AO151];[.AP231])" office:value-type="float" office:value="139189" calcext:value-type="float">
            <text:p>139189</text:p>
          </table:table-cell>
          <table:table-cell table:formula="of:=[.AP69]+MIN([.AP151];[.AQ231])" office:value-type="float" office:value="141033" calcext:value-type="float">
            <text:p>141033</text:p>
          </table:table-cell>
          <table:table-cell table:formula="of:=[.AQ69]+MIN([.AQ151];[.AR231])" office:value-type="float" office:value="138836" calcext:value-type="float">
            <text:p>138836</text:p>
          </table:table-cell>
          <table:table-cell table:formula="of:=[.AR69]+MIN([.AR151];[.AS231])" office:value-type="float" office:value="130055" calcext:value-type="float">
            <text:p>130055</text:p>
          </table:table-cell>
          <table:table-cell table:formula="of:=[.AS69]+MIN([.AS151];[.AT231])" office:value-type="float" office:value="120304" calcext:value-type="float">
            <text:p>120304</text:p>
          </table:table-cell>
          <table:table-cell table:formula="of:=[.AT69]+MIN([.AT151];[.AU231])" office:value-type="float" office:value="120299" calcext:value-type="float">
            <text:p>120299</text:p>
          </table:table-cell>
          <table:table-cell table:formula="of:=[.AU69]+MIN([.AU151];[.AV231])" office:value-type="float" office:value="111168" calcext:value-type="float">
            <text:p>111168</text:p>
          </table:table-cell>
          <table:table-cell table:formula="of:=[.AV69]+MIN([.AV151];[.AW231])" office:value-type="float" office:value="107195" calcext:value-type="float">
            <text:p>107195</text:p>
          </table:table-cell>
          <table:table-cell table:formula="of:=[.AW69]+MIN([.AW151];[.AX231])" office:value-type="float" office:value="100036" calcext:value-type="float">
            <text:p>100036</text:p>
          </table:table-cell>
          <table:table-cell table:formula="of:=[.AX69]+MIN([.AX151];[.AY231])" office:value-type="float" office:value="98696" calcext:value-type="float">
            <text:p>98696</text:p>
          </table:table-cell>
          <table:table-cell table:formula="of:=[.AY69]+MIN([.AY151];[.AZ231])" office:value-type="float" office:value="96840" calcext:value-type="float">
            <text:p>96840</text:p>
          </table:table-cell>
          <table:table-cell table:formula="of:=[.AZ69]+MIN([.AZ151];[.BA231])" office:value-type="float" office:value="96759" calcext:value-type="float">
            <text:p>96759</text:p>
          </table:table-cell>
          <table:table-cell table:formula="of:=[.BA69]+MIN([.BA151];[.BB231])" office:value-type="float" office:value="95144" calcext:value-type="float">
            <text:p>95144</text:p>
          </table:table-cell>
          <table:table-cell table:formula="of:=[.BB69]+MIN([.BB151];[.BC231])" office:value-type="float" office:value="90588" calcext:value-type="float">
            <text:p>90588</text:p>
          </table:table-cell>
          <table:table-cell table:formula="of:=[.BC69]+MIN([.BC151];[.BD231])" office:value-type="float" office:value="82390" calcext:value-type="float">
            <text:p>82390</text:p>
          </table:table-cell>
          <table:table-cell table:formula="of:=[.BD69]+MIN([.BD151];[.BE231])" office:value-type="float" office:value="80457" calcext:value-type="float">
            <text:p>80457</text:p>
          </table:table-cell>
          <table:table-cell table:formula="of:=[.BE69]+MIN([.BE151];[.BF231])" office:value-type="float" office:value="77660" calcext:value-type="float">
            <text:p>77660</text:p>
          </table:table-cell>
          <table:table-cell table:formula="of:=[.BF69]+MIN([.BF151];[.BG231])" office:value-type="float" office:value="79995" calcext:value-type="float">
            <text:p>79995</text:p>
          </table:table-cell>
          <table:table-cell table:formula="of:=[.BG69]+MIN([.BG151];[.BH231])" office:value-type="float" office:value="76059" calcext:value-type="float">
            <text:p>76059</text:p>
          </table:table-cell>
          <table:table-cell table:formula="of:=[.BH69]+MIN([.BH151];[.BI231])" office:value-type="float" office:value="76684" calcext:value-type="float">
            <text:p>76684</text:p>
          </table:table-cell>
          <table:table-cell table:formula="of:=[.BI69]+MIN([.BI151];[.BJ231])" office:value-type="float" office:value="74668" calcext:value-type="float">
            <text:p>74668</text:p>
          </table:table-cell>
          <table:table-cell table:formula="of:=[.BJ69]+MIN([.BJ151];[.BK231])" office:value-type="float" office:value="67214" calcext:value-type="float">
            <text:p>67214</text:p>
          </table:table-cell>
          <table:table-cell table:formula="of:=[.BK69]+MIN([.BK151];[.BL231])" office:value-type="float" office:value="63616" calcext:value-type="float">
            <text:p>63616</text:p>
          </table:table-cell>
          <table:table-cell table:formula="of:=[.BL69]+MIN([.BL151];[.BM231])" office:value-type="float" office:value="60837" calcext:value-type="float">
            <text:p>60837</text:p>
          </table:table-cell>
          <table:table-cell table:formula="of:=[.BM69]+MIN([.BM151];[.BN231])" office:value-type="float" office:value="55668" calcext:value-type="float">
            <text:p>55668</text:p>
          </table:table-cell>
          <table:table-cell table:formula="of:=[.BN69]+MIN([.BN151];[.BO231])" office:value-type="float" office:value="53466" calcext:value-type="float">
            <text:p>53466</text:p>
          </table:table-cell>
          <table:table-cell table:formula="of:=[.BO69]+MIN([.BO151];[.BP231])" office:value-type="float" office:value="49919" calcext:value-type="float">
            <text:p>49919</text:p>
          </table:table-cell>
          <table:table-cell table:formula="of:=[.BP69]+MIN([.BP151];[.BQ231])" office:value-type="float" office:value="46545" calcext:value-type="float">
            <text:p>46545</text:p>
          </table:table-cell>
          <table:table-cell table:formula="of:=[.BQ69]+MIN([.BQ151];[.BR231])" office:value-type="float" office:value="43035" calcext:value-type="float">
            <text:p>43035</text:p>
          </table:table-cell>
          <table:table-cell table:formula="of:=[.BR69]+MIN([.BR151];[.BS231])" office:value-type="float" office:value="41906" calcext:value-type="float">
            <text:p>41906</text:p>
          </table:table-cell>
          <table:table-cell table:formula="of:=[.BS69]+MIN([.BS151];[.BT231])" office:value-type="float" office:value="38338" calcext:value-type="float">
            <text:p>38338</text:p>
          </table:table-cell>
          <table:table-cell table:formula="of:=[.BT69]+MIN([.BT151];[.BU231])" office:value-type="float" office:value="36097" calcext:value-type="float">
            <text:p>36097</text:p>
          </table:table-cell>
          <table:table-cell table:formula="of:=[.BU69]+MIN([.BU151];[.BV231])" office:value-type="float" office:value="39944" calcext:value-type="float">
            <text:p>39944</text:p>
          </table:table-cell>
          <table:table-cell table:formula="of:=[.BV69]+MIN([.BV151];[.BW231])" office:value-type="float" office:value="33888" calcext:value-type="float">
            <text:p>33888</text:p>
          </table:table-cell>
          <table:table-cell table:formula="of:=[.BW69]+MIN([.BW151];[.BX231])" office:value-type="float" office:value="38300" calcext:value-type="float">
            <text:p>38300</text:p>
          </table:table-cell>
          <table:table-cell table:formula="of:=[.BX69]+MIN([.BX151];[.BY231])" office:value-type="float" office:value="30094" calcext:value-type="float">
            <text:p>30094</text:p>
          </table:table-cell>
          <table:table-cell table:formula="of:=[.BY69]+MIN([.BY151];[.BZ231])" office:value-type="float" office:value="22425" calcext:value-type="float">
            <text:p>22425</text:p>
          </table:table-cell>
          <table:table-cell table:formula="of:=[.BZ69]+MIN([.BZ151];[.CA231])" office:value-type="float" office:value="14747" calcext:value-type="float">
            <text:p>14747</text:p>
          </table:table-cell>
          <table:table-cell table:formula="of:=[.CA69]+MIN([.CA151];[.CB231])" office:value-type="float" office:value="13180" calcext:value-type="float">
            <text:p>13180</text:p>
          </table:table-cell>
          <table:table-cell table:formula="of:=[.CB69]" office:value-type="float" office:value="4480" calcext:value-type="float">
            <text:p>4480</text:p>
          </table:table-cell>
        </table:table-row>
        <table:table-row table:style-name="ro1">
          <table:table-cell table:formula="of:=[.A70]+MIN([.A152];[.B232])" office:value-type="float" office:value="299980" calcext:value-type="float">
            <text:p>299980</text:p>
          </table:table-cell>
          <table:table-cell table:formula="of:=[.B70]+MIN([.B152];[.C232])" office:value-type="float" office:value="305278" calcext:value-type="float">
            <text:p>305278</text:p>
          </table:table-cell>
          <table:table-cell table:formula="of:=[.C70]+MIN([.C152];[.D232])" office:value-type="float" office:value="295366" calcext:value-type="float">
            <text:p>295366</text:p>
          </table:table-cell>
          <table:table-cell table:formula="of:=[.D70]+MIN([.D152];[.E232])" office:value-type="float" office:value="287328" calcext:value-type="float">
            <text:p>287328</text:p>
          </table:table-cell>
          <table:table-cell table:formula="of:=[.E70]+MIN([.E152];[.F232])" office:value-type="float" office:value="279090" calcext:value-type="float">
            <text:p>279090</text:p>
          </table:table-cell>
          <table:table-cell table:formula="of:=[.F70]+MIN([.F152];[.G232])" office:value-type="float" office:value="278308" calcext:value-type="float">
            <text:p>278308</text:p>
          </table:table-cell>
          <table:table-cell table:formula="of:=[.G70]+MIN([.G152];[.H232])" office:value-type="float" office:value="278300" calcext:value-type="float">
            <text:p>278300</text:p>
          </table:table-cell>
          <table:table-cell table:formula="of:=[.H70]+MIN([.H152];[.I232])" office:value-type="float" office:value="270101" calcext:value-type="float">
            <text:p>270101</text:p>
          </table:table-cell>
          <table:table-cell table:formula="of:=[.I70]+MIN([.I152];[.J232])" office:value-type="float" office:value="269563" calcext:value-type="float">
            <text:p>269563</text:p>
          </table:table-cell>
          <table:table-cell table:formula="of:=[.J70]+MIN([.J152];[.K232])" office:value-type="float" office:value="265062" calcext:value-type="float">
            <text:p>265062</text:p>
          </table:table-cell>
          <table:table-cell table:formula="of:=[.K70]+MIN([.K152];[.L232])" office:value-type="float" office:value="257782" calcext:value-type="float">
            <text:p>257782</text:p>
          </table:table-cell>
          <table:table-cell table:formula="of:=[.L70]+MIN([.L152];[.M232])" office:value-type="float" office:value="255670" calcext:value-type="float">
            <text:p>255670</text:p>
          </table:table-cell>
          <table:table-cell table:formula="of:=[.M70]+MIN([.M152];[.N232])" office:value-type="float" office:value="253183" calcext:value-type="float">
            <text:p>253183</text:p>
          </table:table-cell>
          <table:table-cell table:formula="of:=[.N70]+MIN([.N152];[.O232])" office:value-type="float" office:value="249557" calcext:value-type="float">
            <text:p>249557</text:p>
          </table:table-cell>
          <table:table-cell table:formula="of:=[.O70]+MIN([.O152];[.P232])" office:value-type="float" office:value="246767" calcext:value-type="float">
            <text:p>246767</text:p>
          </table:table-cell>
          <table:table-cell table:formula="of:=[.P70]+MIN([.P152];[.Q232])" office:value-type="float" office:value="237335" calcext:value-type="float">
            <text:p>237335</text:p>
          </table:table-cell>
          <table:table-cell table:formula="of:=[.Q70]+MIN([.Q152];[.R232])" office:value-type="float" office:value="240812" calcext:value-type="float">
            <text:p>240812</text:p>
          </table:table-cell>
          <table:table-cell table:formula="of:=[.R70]+MIN([.R152];[.S232])" office:value-type="float" office:value="237084" calcext:value-type="float">
            <text:p>237084</text:p>
          </table:table-cell>
          <table:table-cell table:formula="of:=[.S70]+MIN([.S152];[.T232])" office:value-type="float" office:value="229523" calcext:value-type="float">
            <text:p>229523</text:p>
          </table:table-cell>
          <table:table-cell table:formula="of:=[.T70]+MIN([.T152];[.U232])" office:value-type="float" office:value="224696" calcext:value-type="float">
            <text:p>224696</text:p>
          </table:table-cell>
          <table:table-cell table:formula="of:=[.U70]+MIN([.U152];[.V232])" office:value-type="float" office:value="222478" calcext:value-type="float">
            <text:p>222478</text:p>
          </table:table-cell>
          <table:table-cell table:formula="of:=[.V70]+MIN([.V152];[.W232])" office:value-type="float" office:value="221401" calcext:value-type="float">
            <text:p>221401</text:p>
          </table:table-cell>
          <table:table-cell table:formula="of:=[.W70]+MIN([.W152];[.X232])" office:value-type="float" office:value="214284" calcext:value-type="float">
            <text:p>214284</text:p>
          </table:table-cell>
          <table:table-cell table:formula="of:=[.X70]+MIN([.X152];[.Y232])" office:value-type="float" office:value="205532" calcext:value-type="float">
            <text:p>205532</text:p>
          </table:table-cell>
          <table:table-cell table:formula="of:=[.Y70]+MIN([.Y152];[.Z232])" office:value-type="float" office:value="204064" calcext:value-type="float">
            <text:p>204064</text:p>
          </table:table-cell>
          <table:table-cell table:formula="of:=[.Z70]+MIN([.Z152];[.AA232])" office:value-type="float" office:value="196593" calcext:value-type="float">
            <text:p>196593</text:p>
          </table:table-cell>
          <table:table-cell table:formula="of:=[.AA70]+MIN([.AA152];[.AB232])" office:value-type="float" office:value="197347" calcext:value-type="float">
            <text:p>197347</text:p>
          </table:table-cell>
          <table:table-cell table:formula="of:=[.AB70]+MIN([.AB152];[.AC232])" office:value-type="float" office:value="202128" calcext:value-type="float">
            <text:p>202128</text:p>
          </table:table-cell>
          <table:table-cell table:formula="of:=[.AC70]+MIN([.AC152];[.AD232])" office:value-type="float" office:value="193703" calcext:value-type="float">
            <text:p>193703</text:p>
          </table:table-cell>
          <table:table-cell table:formula="of:=[.AD70]+MIN([.AD152];[.AE232])" office:value-type="float" office:value="185380" calcext:value-type="float">
            <text:p>185380</text:p>
          </table:table-cell>
          <table:table-cell table:formula="of:=[.AE70]+MIN([.AE152];[.AF232])" office:value-type="float" office:value="177260" calcext:value-type="float">
            <text:p>177260</text:p>
          </table:table-cell>
          <table:table-cell table:formula="of:=[.AF70]+MIN([.AF152];[.AG232])" office:value-type="float" office:value="180396" calcext:value-type="float">
            <text:p>180396</text:p>
          </table:table-cell>
          <table:table-cell table:formula="of:=[.AG70]+MIN([.AG152];[.AH232])" office:value-type="float" office:value="174226" calcext:value-type="float">
            <text:p>174226</text:p>
          </table:table-cell>
          <table:table-cell table:formula="of:=[.AH70]+MIN([.AH152];[.AI232])" office:value-type="float" office:value="165168" calcext:value-type="float">
            <text:p>165168</text:p>
          </table:table-cell>
          <table:table-cell table:formula="of:=[.AI70]+MIN([.AI152];[.AJ232])" office:value-type="float" office:value="171198" calcext:value-type="float">
            <text:p>171198</text:p>
          </table:table-cell>
          <table:table-cell table:formula="of:=[.AJ70]+MIN([.AJ152];[.AK232])" office:value-type="float" office:value="167613" calcext:value-type="float">
            <text:p>167613</text:p>
          </table:table-cell>
          <table:table-cell table:formula="of:=[.AK70]+MIN([.AK152];[.AL232])" office:value-type="float" office:value="163462" calcext:value-type="float">
            <text:p>163462</text:p>
          </table:table-cell>
          <table:table-cell table:formula="of:=[.AL70]+MIN([.AL152];[.AM232])" office:value-type="float" office:value="154877" calcext:value-type="float">
            <text:p>154877</text:p>
          </table:table-cell>
          <table:table-cell table:formula="of:=[.AM70]+MIN([.AM152];[.AN232])" office:value-type="float" office:value="152141" calcext:value-type="float">
            <text:p>152141</text:p>
          </table:table-cell>
          <table:table-cell table:formula="of:=[.AN70]+MIN([.AN152];[.AO232])" office:value-type="float" office:value="146794" calcext:value-type="float">
            <text:p>146794</text:p>
          </table:table-cell>
          <table:table-cell table:formula="of:=[.AO70]+MIN([.AO152];[.AP232])" office:value-type="float" office:value="137482" calcext:value-type="float">
            <text:p>137482</text:p>
          </table:table-cell>
          <table:table-cell table:formula="of:=[.AP70]+MIN([.AP152];[.AQ232])" office:value-type="float" office:value="136424" calcext:value-type="float">
            <text:p>136424</text:p>
          </table:table-cell>
          <table:table-cell table:formula="of:=[.AQ70]+MIN([.AQ152];[.AR232])" office:value-type="float" office:value="132153" calcext:value-type="float">
            <text:p>132153</text:p>
          </table:table-cell>
          <table:table-cell table:formula="of:=[.AR70]+MIN([.AR152];[.AS232])" office:value-type="float" office:value="130994" calcext:value-type="float">
            <text:p>130994</text:p>
          </table:table-cell>
          <table:table-cell table:formula="of:=[.AS70]+MIN([.AS152];[.AT232])" office:value-type="float" office:value="129241" calcext:value-type="float">
            <text:p>129241</text:p>
          </table:table-cell>
          <table:table-cell table:formula="of:=[.AT70]+MIN([.AT152];[.AU232])" office:value-type="float" office:value="123837" calcext:value-type="float">
            <text:p>123837</text:p>
          </table:table-cell>
          <table:table-cell table:formula="of:=[.AU70]+MIN([.AU152];[.AV232])" office:value-type="float" office:value="116912" calcext:value-type="float">
            <text:p>116912</text:p>
          </table:table-cell>
          <table:table-cell table:formula="of:=[.AV70]+MIN([.AV152];[.AW232])" office:value-type="float" office:value="108306" calcext:value-type="float">
            <text:p>108306</text:p>
          </table:table-cell>
          <table:table-cell table:formula="of:=[.AW70]+MIN([.AW152];[.AX232])" office:value-type="float" office:value="99102" calcext:value-type="float">
            <text:p>99102</text:p>
          </table:table-cell>
          <table:table-cell table:formula="of:=[.AX70]+MIN([.AX152];[.AY232])" office:value-type="float" office:value="91741" calcext:value-type="float">
            <text:p>91741</text:p>
          </table:table-cell>
          <table:table-cell table:formula="of:=[.AY70]+MIN([.AY152];[.AZ232])" office:value-type="float" office:value="89326" calcext:value-type="float">
            <text:p>89326</text:p>
          </table:table-cell>
          <table:table-cell table:formula="of:=[.AZ70]+MIN([.AZ152];[.BA232])" office:value-type="float" office:value="88766" calcext:value-type="float">
            <text:p>88766</text:p>
          </table:table-cell>
          <table:table-cell table:formula="of:=[.BA70]+MIN([.BA152];[.BB232])" office:value-type="float" office:value="88180" calcext:value-type="float">
            <text:p>88180</text:p>
          </table:table-cell>
          <table:table-cell table:formula="of:=[.BB70]+MIN([.BB152];[.BC232])" office:value-type="float" office:value="84178" calcext:value-type="float">
            <text:p>84178</text:p>
          </table:table-cell>
          <table:table-cell table:formula="of:=[.BC70]+MIN([.BC152];[.BD232])" office:value-type="float" office:value="81534" calcext:value-type="float">
            <text:p>81534</text:p>
          </table:table-cell>
          <table:table-cell table:formula="of:=[.BD70]+MIN([.BD152];[.BE232])" office:value-type="float" office:value="79607" calcext:value-type="float">
            <text:p>79607</text:p>
          </table:table-cell>
          <table:table-cell table:formula="of:=[.BE70]+MIN([.BE152];[.BF232])" office:value-type="float" office:value="76783" calcext:value-type="float">
            <text:p>76783</text:p>
          </table:table-cell>
          <table:table-cell table:formula="of:=[.BF70]+MIN([.BF152];[.BG232])" office:value-type="float" office:value="76015" calcext:value-type="float">
            <text:p>76015</text:p>
          </table:table-cell>
          <table:table-cell table:formula="of:=[.BG70]+MIN([.BG152];[.BH232])" office:value-type="float" office:value="71606" calcext:value-type="float">
            <text:p>71606</text:p>
          </table:table-cell>
          <table:table-cell table:formula="of:=[.BH70]+MIN([.BH152];[.BI232])" office:value-type="float" office:value="68664" calcext:value-type="float">
            <text:p>68664</text:p>
          </table:table-cell>
          <table:table-cell table:formula="of:=[.BI70]+MIN([.BI152];[.BJ232])" office:value-type="float" office:value="65319" calcext:value-type="float">
            <text:p>65319</text:p>
          </table:table-cell>
          <table:table-cell table:formula="of:=[.BJ70]+MIN([.BJ152];[.BK232])" office:value-type="float" office:value="64317" calcext:value-type="float">
            <text:p>64317</text:p>
          </table:table-cell>
          <table:table-cell table:formula="of:=[.BK70]+MIN([.BK152];[.BL232])" office:value-type="float" office:value="71345" calcext:value-type="float">
            <text:p>71345</text:p>
          </table:table-cell>
          <table:table-cell table:formula="of:=[.BL70]+MIN([.BL152];[.BM232])" office:value-type="float" office:value="66404" calcext:value-type="float">
            <text:p>66404</text:p>
          </table:table-cell>
          <table:table-cell table:formula="of:=[.BM70]+MIN([.BM152];[.BN232])" office:value-type="float" office:value="65826" calcext:value-type="float">
            <text:p>65826</text:p>
          </table:table-cell>
          <table:table-cell table:formula="of:=[.BN70]+MIN([.BN152];[.BO232])" office:value-type="float" office:value="63702" calcext:value-type="float">
            <text:p>63702</text:p>
          </table:table-cell>
          <table:table-cell table:formula="of:=[.BO70]+MIN([.BO152];[.BP232])" office:value-type="float" office:value="62741" calcext:value-type="float">
            <text:p>62741</text:p>
          </table:table-cell>
          <table:table-cell table:formula="of:=[.BP70]+MIN([.BP152];[.BQ232])" office:value-type="float" office:value="60026" calcext:value-type="float">
            <text:p>60026</text:p>
          </table:table-cell>
          <table:table-cell table:formula="of:=[.BQ70]+MIN([.BQ152];[.BR232])" office:value-type="float" office:value="55168" calcext:value-type="float">
            <text:p>55168</text:p>
          </table:table-cell>
          <table:table-cell table:formula="of:=[.BR70]+MIN([.BR152];[.BS232])" office:value-type="float" office:value="45730" calcext:value-type="float">
            <text:p>45730</text:p>
          </table:table-cell>
          <table:table-cell table:formula="of:=[.BS70]+MIN([.BS152];[.BT232])" office:value-type="float" office:value="38410" calcext:value-type="float">
            <text:p>38410</text:p>
          </table:table-cell>
          <table:table-cell table:formula="of:=[.BT70]+MIN([.BT152];[.BU232])" office:value-type="float" office:value="33472" calcext:value-type="float">
            <text:p>33472</text:p>
          </table:table-cell>
          <table:table-cell table:formula="of:=[.BU70]+MIN([.BU152];[.BV232])" office:value-type="float" office:value="30806" calcext:value-type="float">
            <text:p>30806</text:p>
          </table:table-cell>
          <table:table-cell table:formula="of:=[.BV70]+MIN([.BV152];[.BW232])" office:value-type="float" office:value="27914" calcext:value-type="float">
            <text:p>27914</text:p>
          </table:table-cell>
          <table:table-cell table:formula="of:=[.BW70]+MIN([.BW152];[.BX232])" office:value-type="float" office:value="31034" calcext:value-type="float">
            <text:p>31034</text:p>
          </table:table-cell>
          <table:table-cell table:formula="of:=[.BX70]+MIN([.BX152];[.BY232])" office:value-type="float" office:value="23392" calcext:value-type="float">
            <text:p>23392</text:p>
          </table:table-cell>
          <table:table-cell table:formula="of:=[.BY70]+MIN([.BY152];[.BZ232])" office:value-type="float" office:value="16662" calcext:value-type="float">
            <text:p>16662</text:p>
          </table:table-cell>
          <table:table-cell table:formula="of:=[.BZ70]+MIN([.BZ152];[.CA232])" office:value-type="float" office:value="12914" calcext:value-type="float">
            <text:p>12914</text:p>
          </table:table-cell>
          <table:table-cell table:formula="of:=[.CA70]+MIN([.CA152];[.CB232])" office:value-type="float" office:value="9047" calcext:value-type="float">
            <text:p>9047</text:p>
          </table:table-cell>
          <table:table-cell table:formula="of:=[.CB70]" office:value-type="float" office:value="7181" calcext:value-type="float">
            <text:p>7181</text:p>
          </table:table-cell>
        </table:table-row>
        <table:table-row table:style-name="ro1">
          <table:table-cell table:formula="of:=[.A71]+MIN([.A153];[.B233])" office:value-type="float" office:value="295115" calcext:value-type="float">
            <text:p>295115</text:p>
          </table:table-cell>
          <table:table-cell table:formula="of:=[.B71]+MIN([.B153];[.C233])" office:value-type="float" office:value="299823" calcext:value-type="float">
            <text:p>299823</text:p>
          </table:table-cell>
          <table:table-cell table:formula="of:=[.C71]+MIN([.C153];[.D233])" office:value-type="float" office:value="296052" calcext:value-type="float">
            <text:p>296052</text:p>
          </table:table-cell>
          <table:table-cell table:formula="of:=[.D71]+MIN([.D153];[.E233])" office:value-type="float" office:value="288918" calcext:value-type="float">
            <text:p>288918</text:p>
          </table:table-cell>
          <table:table-cell table:formula="of:=[.E71]+MIN([.E153];[.F233])" office:value-type="float" office:value="279991" calcext:value-type="float">
            <text:p>279991</text:p>
          </table:table-cell>
          <table:table-cell table:formula="of:=[.F71]+MIN([.F153];[.G233])" office:value-type="float" office:value="275213" calcext:value-type="float">
            <text:p>275213</text:p>
          </table:table-cell>
          <table:table-cell table:formula="of:=[.G71]+MIN([.G153];[.H233])" office:value-type="float" office:value="272300" calcext:value-type="float">
            <text:p>272300</text:p>
          </table:table-cell>
          <table:table-cell table:formula="of:=[.H71]+MIN([.H153];[.I233])" office:value-type="float" office:value="268974" calcext:value-type="float">
            <text:p>268974</text:p>
          </table:table-cell>
          <table:table-cell table:formula="of:=[.I71]+MIN([.I153];[.J233])" office:value-type="float" office:value="266970" calcext:value-type="float">
            <text:p>266970</text:p>
          </table:table-cell>
          <table:table-cell table:formula="of:=[.J71]+MIN([.J153];[.K233])" office:value-type="float" office:value="263881" calcext:value-type="float">
            <text:p>263881</text:p>
          </table:table-cell>
          <table:table-cell table:formula="of:=[.K71]+MIN([.K153];[.L233])" office:value-type="float" office:value="256028" calcext:value-type="float">
            <text:p>256028</text:p>
          </table:table-cell>
          <table:table-cell table:formula="of:=[.L71]+MIN([.L153];[.M233])" office:value-type="float" office:value="254650" calcext:value-type="float">
            <text:p>254650</text:p>
          </table:table-cell>
          <table:table-cell table:formula="of:=[.M71]+MIN([.M153];[.N233])" office:value-type="float" office:value="252921" calcext:value-type="float">
            <text:p>252921</text:p>
          </table:table-cell>
          <table:table-cell table:formula="of:=[.N71]+MIN([.N153];[.O233])" office:value-type="float" office:value="248144" calcext:value-type="float">
            <text:p>248144</text:p>
          </table:table-cell>
          <table:table-cell table:formula="of:=[.O71]+MIN([.O153];[.P233])" office:value-type="float" office:value="245438" calcext:value-type="float">
            <text:p>245438</text:p>
          </table:table-cell>
          <table:table-cell table:formula="of:=[.P71]+MIN([.P153];[.Q233])" office:value-type="float" office:value="235860" calcext:value-type="float">
            <text:p>235860</text:p>
          </table:table-cell>
          <table:table-cell table:formula="of:=[.Q71]+MIN([.Q153];[.R233])" office:value-type="float" office:value="234500" calcext:value-type="float">
            <text:p>234500</text:p>
          </table:table-cell>
          <table:table-cell table:formula="of:=[.R71]+MIN([.R153];[.S233])" office:value-type="float" office:value="228807" calcext:value-type="float">
            <text:p>228807</text:p>
          </table:table-cell>
          <table:table-cell table:formula="of:=[.S71]+MIN([.S153];[.T233])" office:value-type="float" office:value="225771" calcext:value-type="float">
            <text:p>225771</text:p>
          </table:table-cell>
          <table:table-cell table:formula="of:=[.T71]+MIN([.T153];[.U233])" office:value-type="float" office:value="223920" calcext:value-type="float">
            <text:p>223920</text:p>
          </table:table-cell>
          <table:table-cell table:formula="of:=[.U71]+MIN([.U153];[.V233])" office:value-type="float" office:value="216672" calcext:value-type="float">
            <text:p>216672</text:p>
          </table:table-cell>
          <table:table-cell table:formula="of:=[.V71]+MIN([.V153];[.W233])" office:value-type="float" office:value="214269" calcext:value-type="float">
            <text:p>214269</text:p>
          </table:table-cell>
          <table:table-cell table:formula="of:=[.W71]+MIN([.W153];[.X233])" office:value-type="float" office:value="220137" calcext:value-type="float">
            <text:p>220137</text:p>
          </table:table-cell>
          <table:table-cell table:formula="of:=[.X71]+MIN([.X153];[.Y233])" office:value-type="float" office:value="212923" calcext:value-type="float">
            <text:p>212923</text:p>
          </table:table-cell>
          <table:table-cell table:formula="of:=[.Y71]+MIN([.Y153];[.Z233])" office:value-type="float" office:value="206422" calcext:value-type="float">
            <text:p>206422</text:p>
          </table:table-cell>
          <table:table-cell table:formula="of:=[.Z71]+MIN([.Z153];[.AA233])" office:value-type="float" office:value="200491" calcext:value-type="float">
            <text:p>200491</text:p>
          </table:table-cell>
          <table:table-cell table:formula="of:=[.AA71]+MIN([.AA153];[.AB233])" office:value-type="float" office:value="203037" calcext:value-type="float">
            <text:p>203037</text:p>
          </table:table-cell>
          <table:table-cell table:formula="of:=[.AB71]+MIN([.AB153];[.AC233])" office:value-type="float" office:value="193366" calcext:value-type="float">
            <text:p>193366</text:p>
          </table:table-cell>
          <table:table-cell table:formula="of:=[.AC71]+MIN([.AC153];[.AD233])" office:value-type="float" office:value="186235" calcext:value-type="float">
            <text:p>186235</text:p>
          </table:table-cell>
          <table:table-cell table:formula="of:=[.AD71]+MIN([.AD153];[.AE233])" office:value-type="float" office:value="178516" calcext:value-type="float">
            <text:p>178516</text:p>
          </table:table-cell>
          <table:table-cell table:formula="of:=[.AE71]+MIN([.AE153];[.AF233])" office:value-type="float" office:value="172091" calcext:value-type="float">
            <text:p>172091</text:p>
          </table:table-cell>
          <table:table-cell table:formula="of:=[.AF71]+MIN([.AF153];[.AG233])" office:value-type="float" office:value="171318" calcext:value-type="float">
            <text:p>171318</text:p>
          </table:table-cell>
          <table:table-cell table:formula="of:=[.AG71]+MIN([.AG153];[.AH233])" office:value-type="float" office:value="170601" calcext:value-type="float">
            <text:p>170601</text:p>
          </table:table-cell>
          <table:table-cell table:formula="of:=[.AH71]+MIN([.AH153];[.AI233])" office:value-type="float" office:value="161798" calcext:value-type="float">
            <text:p>161798</text:p>
          </table:table-cell>
          <table:table-cell table:formula="of:=[.AI71]+MIN([.AI153];[.AJ233])" office:value-type="float" office:value="161638" calcext:value-type="float">
            <text:p>161638</text:p>
          </table:table-cell>
          <table:table-cell table:formula="of:=[.AJ71]+MIN([.AJ153];[.AK233])" office:value-type="float" office:value="166240" calcext:value-type="float">
            <text:p>166240</text:p>
          </table:table-cell>
          <table:table-cell table:formula="of:=[.AK71]+MIN([.AK153];[.AL233])" office:value-type="float" office:value="158809" calcext:value-type="float">
            <text:p>158809</text:p>
          </table:table-cell>
          <table:table-cell table:formula="of:=[.AL71]+MIN([.AL153];[.AM233])" office:value-type="float" office:value="151612" calcext:value-type="float">
            <text:p>151612</text:p>
          </table:table-cell>
          <table:table-cell table:formula="of:=[.AM71]+MIN([.AM153];[.AN233])" office:value-type="float" office:value="154816" calcext:value-type="float">
            <text:p>154816</text:p>
          </table:table-cell>
          <table:table-cell table:formula="of:=[.AN71]+MIN([.AN153];[.AO233])" office:value-type="float" office:value="150303" calcext:value-type="float">
            <text:p>150303</text:p>
          </table:table-cell>
          <table:table-cell table:formula="of:=[.AO71]+MIN([.AO153];[.AP233])" office:value-type="float" office:value="147794" calcext:value-type="float">
            <text:p>147794</text:p>
          </table:table-cell>
          <table:table-cell table:formula="of:=[.AP71]+MIN([.AP153];[.AQ233])" office:value-type="float" office:value="139295" calcext:value-type="float">
            <text:p>139295</text:p>
          </table:table-cell>
          <table:table-cell table:formula="of:=[.AQ71]+MIN([.AQ153];[.AR233])" office:value-type="float" office:value="135353" calcext:value-type="float">
            <text:p>135353</text:p>
          </table:table-cell>
          <table:table-cell table:formula="of:=[.AR71]+MIN([.AR153];[.AS233])" office:value-type="float" office:value="132744" calcext:value-type="float">
            <text:p>132744</text:p>
          </table:table-cell>
          <table:table-cell table:formula="of:=[.AS71]+MIN([.AS153];[.AT233])" office:value-type="float" office:value="128518" calcext:value-type="float">
            <text:p>128518</text:p>
          </table:table-cell>
          <table:table-cell table:formula="of:=[.AT71]+MIN([.AT153];[.AU233])" office:value-type="float" office:value="119808" calcext:value-type="float">
            <text:p>119808</text:p>
          </table:table-cell>
          <table:table-cell table:formula="of:=[.AU71]+MIN([.AU153];[.AV233])" office:value-type="float" office:value="113181" calcext:value-type="float">
            <text:p>113181</text:p>
          </table:table-cell>
          <table:table-cell table:formula="of:=[.AV71]+MIN([.AV153];[.AW233])" office:value-type="float" office:value="112537" calcext:value-type="float">
            <text:p>112537</text:p>
          </table:table-cell>
          <table:table-cell table:formula="of:=[.AW71]+MIN([.AW153];[.AX233])" office:value-type="float" office:value="102871" calcext:value-type="float">
            <text:p>102871</text:p>
          </table:table-cell>
          <table:table-cell table:formula="of:=[.AX71]+MIN([.AX153];[.AY233])" office:value-type="float" office:value="99940" calcext:value-type="float">
            <text:p>99940</text:p>
          </table:table-cell>
          <table:table-cell table:formula="of:=[.AY71]+MIN([.AY153];[.AZ233])" office:value-type="float" office:value="101895" calcext:value-type="float">
            <text:p>101895</text:p>
          </table:table-cell>
          <table:table-cell table:formula="of:=[.AZ71]+MIN([.AZ153];[.BA233])" office:value-type="float" office:value="102107" calcext:value-type="float">
            <text:p>102107</text:p>
          </table:table-cell>
          <table:table-cell table:formula="of:=[.BA71]+MIN([.BA153];[.BB233])" office:value-type="float" office:value="96923" calcext:value-type="float">
            <text:p>96923</text:p>
          </table:table-cell>
          <table:table-cell table:formula="of:=[.BB71]+MIN([.BB153];[.BC233])" office:value-type="float" office:value="95440" calcext:value-type="float">
            <text:p>95440</text:p>
          </table:table-cell>
          <table:table-cell table:formula="of:=[.BC71]+MIN([.BC153];[.BD233])" office:value-type="float" office:value="93440" calcext:value-type="float">
            <text:p>93440</text:p>
          </table:table-cell>
          <table:table-cell table:formula="of:=[.BD71]+MIN([.BD153];[.BE233])" office:value-type="float" office:value="91857" calcext:value-type="float">
            <text:p>91857</text:p>
          </table:table-cell>
          <table:table-cell table:formula="of:=[.BE71]+MIN([.BE153];[.BF233])" office:value-type="float" office:value="88401" calcext:value-type="float">
            <text:p>88401</text:p>
          </table:table-cell>
          <table:table-cell table:formula="of:=[.BF71]+MIN([.BF153];[.BG233])" office:value-type="float" office:value="79457" calcext:value-type="float">
            <text:p>79457</text:p>
          </table:table-cell>
          <table:table-cell table:formula="of:=[.BG71]+MIN([.BG153];[.BH233])" office:value-type="float" office:value="77729" calcext:value-type="float">
            <text:p>77729</text:p>
          </table:table-cell>
          <table:table-cell table:formula="of:=[.BH71]+MIN([.BH153];[.BI233])" office:value-type="float" office:value="78503" calcext:value-type="float">
            <text:p>78503</text:p>
          </table:table-cell>
          <table:table-cell table:formula="of:=[.BI71]+MIN([.BI153];[.BJ233])" office:value-type="float" office:value="78112" calcext:value-type="float">
            <text:p>78112</text:p>
          </table:table-cell>
          <table:table-cell table:formula="of:=[.BJ71]+MIN([.BJ153];[.BK233])" office:value-type="float" office:value="77811" calcext:value-type="float">
            <text:p>77811</text:p>
          </table:table-cell>
          <table:table-cell table:formula="of:=[.BK71]+MIN([.BK153];[.BL233])" office:value-type="float" office:value="78350" calcext:value-type="float">
            <text:p>78350</text:p>
          </table:table-cell>
          <table:table-cell table:formula="of:=[.BL71]+MIN([.BL153];[.BM233])" office:value-type="float" office:value="72580" calcext:value-type="float">
            <text:p>72580</text:p>
          </table:table-cell>
          <table:table-cell table:formula="of:=[.BM71]+MIN([.BM153];[.BN233])" office:value-type="float" office:value="69993" calcext:value-type="float">
            <text:p>69993</text:p>
          </table:table-cell>
          <table:table-cell table:formula="of:=[.BN71]+MIN([.BN153];[.BO233])" office:value-type="float" office:value="68104" calcext:value-type="float">
            <text:p>68104</text:p>
          </table:table-cell>
          <table:table-cell table:formula="of:=[.BO71]+MIN([.BO153];[.BP233])" office:value-type="float" office:value="63474" calcext:value-type="float">
            <text:p>63474</text:p>
          </table:table-cell>
          <table:table-cell table:formula="of:=[.BP71]+MIN([.BP153];[.BQ233])" office:value-type="float" office:value="54413" calcext:value-type="float">
            <text:p>54413</text:p>
          </table:table-cell>
          <table:table-cell table:formula="of:=[.BQ71]+MIN([.BQ153];[.BR233])" office:value-type="float" office:value="47633" calcext:value-type="float">
            <text:p>47633</text:p>
          </table:table-cell>
          <table:table-cell table:formula="of:=[.BR71]+MIN([.BR153];[.BS233])" office:value-type="float" office:value="47311" calcext:value-type="float">
            <text:p>47311</text:p>
          </table:table-cell>
          <table:table-cell table:formula="of:=[.BS71]+MIN([.BS153];[.BT233])" office:value-type="float" office:value="38336" calcext:value-type="float">
            <text:p>38336</text:p>
          </table:table-cell>
          <table:table-cell table:formula="of:=[.BT71]+MIN([.BT153];[.BU233])" office:value-type="float" office:value="31286" calcext:value-type="float">
            <text:p>31286</text:p>
          </table:table-cell>
          <table:table-cell table:formula="of:=[.BU71]+MIN([.BU153];[.BV233])" office:value-type="float" office:value="26197" calcext:value-type="float">
            <text:p>26197</text:p>
          </table:table-cell>
          <table:table-cell table:formula="of:=[.BV71]+MIN([.BV153];[.BW233])" office:value-type="float" office:value="25136" calcext:value-type="float">
            <text:p>25136</text:p>
          </table:table-cell>
          <table:table-cell table:formula="of:=[.BW71]+MIN([.BW153];[.BX233])" office:value-type="float" office:value="22876" calcext:value-type="float">
            <text:p>22876</text:p>
          </table:table-cell>
          <table:table-cell table:formula="of:=[.BX71]+MIN([.BX153];[.BY233])" office:value-type="float" office:value="19677" calcext:value-type="float">
            <text:p>19677</text:p>
          </table:table-cell>
          <table:table-cell table:formula="of:=[.BY71]+MIN([.BY153];[.BZ233])" office:value-type="float" office:value="20165" calcext:value-type="float">
            <text:p>20165</text:p>
          </table:table-cell>
          <table:table-cell table:formula="of:=[.BZ71]+MIN([.BZ153];[.CA233])" office:value-type="float" office:value="21586" calcext:value-type="float">
            <text:p>21586</text:p>
          </table:table-cell>
          <table:table-cell table:formula="of:=[.CA71]+MIN([.CA153];[.CB233])" office:value-type="float" office:value="16200" calcext:value-type="float">
            <text:p>16200</text:p>
          </table:table-cell>
          <table:table-cell table:formula="of:=[.CB71]" office:value-type="float" office:value="6501" calcext:value-type="float">
            <text:p>6501</text:p>
          </table:table-cell>
        </table:table-row>
        <table:table-row table:style-name="ro1">
          <table:table-cell table:formula="of:=[.A72]+MIN([.A154];[.B234])" office:value-type="float" office:value="294944" calcext:value-type="float">
            <text:p>294944</text:p>
          </table:table-cell>
          <table:table-cell table:formula="of:=[.B72]+MIN([.B154];[.C234])" office:value-type="float" office:value="296844" calcext:value-type="float">
            <text:p>296844</text:p>
          </table:table-cell>
          <table:table-cell table:formula="of:=[.C72]+MIN([.C154];[.D234])" office:value-type="float" office:value="292995" calcext:value-type="float">
            <text:p>292995</text:p>
          </table:table-cell>
          <table:table-cell table:formula="of:=[.D72]+MIN([.D154];[.E234])" office:value-type="float" office:value="286332" calcext:value-type="float">
            <text:p>286332</text:p>
          </table:table-cell>
          <table:table-cell table:formula="of:=[.E72]+MIN([.E154];[.F234])" office:value-type="float" office:value="278055" calcext:value-type="float">
            <text:p>278055</text:p>
          </table:table-cell>
          <table:table-cell table:formula="of:=[.F72]+MIN([.F154];[.G234])" office:value-type="float" office:value="278224" calcext:value-type="float">
            <text:p>278224</text:p>
          </table:table-cell>
          <table:table-cell table:formula="of:=[.G72]+MIN([.G154];[.H234])" office:value-type="float" office:value="279839" calcext:value-type="float">
            <text:p>279839</text:p>
          </table:table-cell>
          <table:table-cell table:formula="of:=[.H72]+MIN([.H154];[.I234])" office:value-type="float" office:value="278756" calcext:value-type="float">
            <text:p>278756</text:p>
          </table:table-cell>
          <table:table-cell table:formula="of:=[.I72]+MIN([.I154];[.J234])" office:value-type="float" office:value="271892" calcext:value-type="float">
            <text:p>271892</text:p>
          </table:table-cell>
          <table:table-cell table:formula="of:=[.J72]+MIN([.J154];[.K234])" office:value-type="float" office:value="264038" calcext:value-type="float">
            <text:p>264038</text:p>
          </table:table-cell>
          <table:table-cell table:formula="of:=[.K72]+MIN([.K154];[.L234])" office:value-type="float" office:value="263198" calcext:value-type="float">
            <text:p>263198</text:p>
          </table:table-cell>
          <table:table-cell table:formula="of:=[.L72]+MIN([.L154];[.M234])" office:value-type="float" office:value="263212" calcext:value-type="float">
            <text:p>263212</text:p>
          </table:table-cell>
          <table:table-cell table:formula="of:=[.M72]+MIN([.M154];[.N234])" office:value-type="float" office:value="259680" calcext:value-type="float">
            <text:p>259680</text:p>
          </table:table-cell>
          <table:table-cell table:formula="of:=[.N72]+MIN([.N154];[.O234])" office:value-type="float" office:value="250886" calcext:value-type="float">
            <text:p>250886</text:p>
          </table:table-cell>
          <table:table-cell table:formula="of:=[.O72]+MIN([.O154];[.P234])" office:value-type="float" office:value="241241" calcext:value-type="float">
            <text:p>241241</text:p>
          </table:table-cell>
          <table:table-cell table:formula="of:=[.P72]+MIN([.P154];[.Q234])" office:value-type="float" office:value="244740" calcext:value-type="float">
            <text:p>244740</text:p>
          </table:table-cell>
          <table:table-cell table:formula="of:=[.Q72]+MIN([.Q154];[.R234])" office:value-type="float" office:value="247874" calcext:value-type="float">
            <text:p>247874</text:p>
          </table:table-cell>
          <table:table-cell table:formula="of:=[.R72]+MIN([.R154];[.S234])" office:value-type="float" office:value="238946" calcext:value-type="float">
            <text:p>238946</text:p>
          </table:table-cell>
          <table:table-cell table:formula="of:=[.S72]+MIN([.S154];[.T234])" office:value-type="float" office:value="229665" calcext:value-type="float">
            <text:p>229665</text:p>
          </table:table-cell>
          <table:table-cell table:formula="of:=[.T72]+MIN([.T154];[.U234])" office:value-type="float" office:value="222127" calcext:value-type="float">
            <text:p>222127</text:p>
          </table:table-cell>
          <table:table-cell table:formula="of:=[.U72]+MIN([.U154];[.V234])" office:value-type="float" office:value="215211" calcext:value-type="float">
            <text:p>215211</text:p>
          </table:table-cell>
          <table:table-cell table:formula="of:=[.V72]+MIN([.V154];[.W234])" office:value-type="float" office:value="211996" calcext:value-type="float">
            <text:p>211996</text:p>
          </table:table-cell>
          <table:table-cell table:formula="of:=[.W72]+MIN([.W154];[.X234])" office:value-type="float" office:value="211601" calcext:value-type="float">
            <text:p>211601</text:p>
          </table:table-cell>
          <table:table-cell table:formula="of:=[.X72]+MIN([.X154];[.Y234])" office:value-type="float" office:value="213416" calcext:value-type="float">
            <text:p>213416</text:p>
          </table:table-cell>
          <table:table-cell table:formula="of:=[.Y72]+MIN([.Y154];[.Z234])" office:value-type="float" office:value="203798" calcext:value-type="float">
            <text:p>203798</text:p>
          </table:table-cell>
          <table:table-cell table:formula="of:=[.Z72]+MIN([.Z154];[.AA234])" office:value-type="float" office:value="204980" calcext:value-type="float">
            <text:p>204980</text:p>
          </table:table-cell>
          <table:table-cell table:formula="of:=[.AA72]+MIN([.AA154];[.AB234])" office:value-type="float" office:value="196134" calcext:value-type="float">
            <text:p>196134</text:p>
          </table:table-cell>
          <table:table-cell table:formula="of:=[.AB72]+MIN([.AB154];[.AC234])" office:value-type="float" office:value="186426" calcext:value-type="float">
            <text:p>186426</text:p>
          </table:table-cell>
          <table:table-cell table:formula="of:=[.AC72]+MIN([.AC154];[.AD234])" office:value-type="float" office:value="183613" calcext:value-type="float">
            <text:p>183613</text:p>
          </table:table-cell>
          <table:table-cell table:formula="of:=[.AD72]+MIN([.AD154];[.AE234])" office:value-type="float" office:value="180761" calcext:value-type="float">
            <text:p>180761</text:p>
          </table:table-cell>
          <table:table-cell table:formula="of:=[.AE72]+MIN([.AE154];[.AF234])" office:value-type="float" office:value="179817" calcext:value-type="float">
            <text:p>179817</text:p>
          </table:table-cell>
          <table:table-cell table:formula="of:=[.AF72]+MIN([.AF154];[.AG234])" office:value-type="float" office:value="171508" calcext:value-type="float">
            <text:p>171508</text:p>
          </table:table-cell>
          <table:table-cell table:formula="of:=[.AG72]+MIN([.AG154];[.AH234])" office:value-type="float" office:value="164332" calcext:value-type="float">
            <text:p>164332</text:p>
          </table:table-cell>
          <table:table-cell table:formula="of:=[.AH72]+MIN([.AH154];[.AI234])" office:value-type="float" office:value="162126" calcext:value-type="float">
            <text:p>162126</text:p>
          </table:table-cell>
          <table:table-cell table:formula="of:=[.AI72]+MIN([.AI154];[.AJ234])" office:value-type="float" office:value="160524" calcext:value-type="float">
            <text:p>160524</text:p>
          </table:table-cell>
          <table:table-cell table:formula="of:=[.AJ72]+MIN([.AJ154];[.AK234])" office:value-type="float" office:value="158686" calcext:value-type="float">
            <text:p>158686</text:p>
          </table:table-cell>
          <table:table-cell table:formula="of:=[.AK72]+MIN([.AK154];[.AL234])" office:value-type="float" office:value="158450" calcext:value-type="float">
            <text:p>158450</text:p>
          </table:table-cell>
          <table:table-cell table:formula="of:=[.AL72]+MIN([.AL154];[.AM234])" office:value-type="float" office:value="161246" calcext:value-type="float">
            <text:p>161246</text:p>
          </table:table-cell>
          <table:table-cell table:formula="of:=[.AM72]+MIN([.AM154];[.AN234])" office:value-type="float" office:value="159001" calcext:value-type="float">
            <text:p>159001</text:p>
          </table:table-cell>
          <table:table-cell table:formula="of:=[.AN72]+MIN([.AN154];[.AO234])" office:value-type="float" office:value="150008" calcext:value-type="float">
            <text:p>150008</text:p>
          </table:table-cell>
          <table:table-cell table:formula="of:=[.AO72]+MIN([.AO154];[.AP234])" office:value-type="float" office:value="147520" calcext:value-type="float">
            <text:p>147520</text:p>
          </table:table-cell>
          <table:table-cell table:formula="of:=[.AP72]+MIN([.AP154];[.AQ234])" office:value-type="float" office:value="148228" calcext:value-type="float">
            <text:p>148228</text:p>
          </table:table-cell>
          <table:table-cell table:formula="of:=[.AQ72]+MIN([.AQ154];[.AR234])" office:value-type="float" office:value="140013" calcext:value-type="float">
            <text:p>140013</text:p>
          </table:table-cell>
          <table:table-cell table:formula="of:=[.AR72]+MIN([.AR154];[.AS234])" office:value-type="float" office:value="133092" calcext:value-type="float">
            <text:p>133092</text:p>
          </table:table-cell>
          <table:table-cell table:formula="of:=[.AS72]+MIN([.AS154];[.AT234])" office:value-type="float" office:value="127886" calcext:value-type="float">
            <text:p>127886</text:p>
          </table:table-cell>
          <table:table-cell table:formula="of:=[.AT72]+MIN([.AT154];[.AU234])" office:value-type="float" office:value="123863" calcext:value-type="float">
            <text:p>123863</text:p>
          </table:table-cell>
          <table:table-cell table:formula="of:=[.AU72]+MIN([.AU154];[.AV234])" office:value-type="float" office:value="117931" calcext:value-type="float">
            <text:p>117931</text:p>
          </table:table-cell>
          <table:table-cell table:formula="of:=[.AV72]+MIN([.AV154];[.AW234])" office:value-type="float" office:value="110934" calcext:value-type="float">
            <text:p>110934</text:p>
          </table:table-cell>
          <table:table-cell table:formula="of:=[.AW72]+MIN([.AW154];[.AX234])" office:value-type="float" office:value="104513" calcext:value-type="float">
            <text:p>104513</text:p>
          </table:table-cell>
          <table:table-cell table:formula="of:=[.AX72]+MIN([.AX154];[.AY234])" office:value-type="float" office:value="105817" calcext:value-type="float">
            <text:p>105817</text:p>
          </table:table-cell>
          <table:table-cell table:formula="of:=[.AY72]+MIN([.AY154];[.AZ234])" office:value-type="float" office:value="107533" calcext:value-type="float">
            <text:p>107533</text:p>
          </table:table-cell>
          <table:table-cell table:formula="of:=[.AZ72]+MIN([.AZ154];[.BA234])" office:value-type="float" office:value="107935" calcext:value-type="float">
            <text:p>107935</text:p>
          </table:table-cell>
          <table:table-cell table:formula="of:=[.BA72]+MIN([.BA154];[.BB234])" office:value-type="float" office:value="103141" calcext:value-type="float">
            <text:p>103141</text:p>
          </table:table-cell>
          <table:table-cell table:formula="of:=[.BB72]+MIN([.BB154];[.BC234])" office:value-type="float" office:value="98918" calcext:value-type="float">
            <text:p>98918</text:p>
          </table:table-cell>
          <table:table-cell table:formula="of:=[.BC72]+MIN([.BC154];[.BD234])" office:value-type="float" office:value="91096" calcext:value-type="float">
            <text:p>91096</text:p>
          </table:table-cell>
          <table:table-cell table:formula="of:=[.BD72]+MIN([.BD154];[.BE234])" office:value-type="float" office:value="88671" calcext:value-type="float">
            <text:p>88671</text:p>
          </table:table-cell>
          <table:table-cell table:formula="of:=[.BE72]+MIN([.BE154];[.BF234])" office:value-type="float" office:value="85448" calcext:value-type="float">
            <text:p>85448</text:p>
          </table:table-cell>
          <table:table-cell table:formula="of:=[.BF72]+MIN([.BF154];[.BG234])" office:value-type="float" office:value="84673" calcext:value-type="float">
            <text:p>84673</text:p>
          </table:table-cell>
          <table:table-cell table:formula="of:=[.BG72]+MIN([.BG154];[.BH234])" office:value-type="float" office:value="90826" calcext:value-type="float">
            <text:p>90826</text:p>
          </table:table-cell>
          <table:table-cell table:formula="of:=[.BH72]+MIN([.BH154];[.BI234])" office:value-type="float" office:value="83314" calcext:value-type="float">
            <text:p>83314</text:p>
          </table:table-cell>
          <table:table-cell table:formula="of:=[.BI72]+MIN([.BI154];[.BJ234])" office:value-type="float" office:value="79988" calcext:value-type="float">
            <text:p>79988</text:p>
          </table:table-cell>
          <table:table-cell table:formula="of:=[.BJ72]+MIN([.BJ154];[.BK234])" office:value-type="float" office:value="79338" calcext:value-type="float">
            <text:p>79338</text:p>
          </table:table-cell>
          <table:table-cell table:formula="of:=[.BK72]+MIN([.BK154];[.BL234])" office:value-type="float" office:value="71462" calcext:value-type="float">
            <text:p>71462</text:p>
          </table:table-cell>
          <table:table-cell table:formula="of:=[.BL72]+MIN([.BL154];[.BM234])" office:value-type="float" office:value="69677" calcext:value-type="float">
            <text:p>69677</text:p>
          </table:table-cell>
          <table:table-cell table:formula="of:=[.BM72]+MIN([.BM154];[.BN234])" office:value-type="float" office:value="62673" calcext:value-type="float">
            <text:p>62673</text:p>
          </table:table-cell>
          <table:table-cell table:formula="of:=[.BN72]+MIN([.BN154];[.BO234])" office:value-type="float" office:value="58712" calcext:value-type="float">
            <text:p>58712</text:p>
          </table:table-cell>
          <table:table-cell table:formula="of:=[.BO72]+MIN([.BO154];[.BP234])" office:value-type="float" office:value="57677" calcext:value-type="float">
            <text:p>57677</text:p>
          </table:table-cell>
          <table:table-cell table:formula="of:=[.BP72]+MIN([.BP154];[.BQ234])" office:value-type="float" office:value="50513" calcext:value-type="float">
            <text:p>50513</text:p>
          </table:table-cell>
          <table:table-cell table:formula="of:=[.BQ72]+MIN([.BQ154];[.BR234])" office:value-type="float" office:value="50753" calcext:value-type="float">
            <text:p>50753</text:p>
          </table:table-cell>
          <table:table-cell table:formula="of:=[.BR72]+MIN([.BR154];[.BS234])" office:value-type="float" office:value="48409" calcext:value-type="float">
            <text:p>48409</text:p>
          </table:table-cell>
          <table:table-cell table:formula="of:=[.BS72]+MIN([.BS154];[.BT234])" office:value-type="float" office:value="38429" calcext:value-type="float">
            <text:p>38429</text:p>
          </table:table-cell>
          <table:table-cell table:formula="of:=[.BT72]+MIN([.BT154];[.BU234])" office:value-type="float" office:value="34353" calcext:value-type="float">
            <text:p>34353</text:p>
          </table:table-cell>
          <table:table-cell table:formula="of:=[.BU72]+MIN([.BU154];[.BV234])" office:value-type="float" office:value="35955" calcext:value-type="float">
            <text:p>35955</text:p>
          </table:table-cell>
          <table:table-cell table:formula="of:=[.BV72]+MIN([.BV154];[.BW234])" office:value-type="float" office:value="26484" calcext:value-type="float">
            <text:p>26484</text:p>
          </table:table-cell>
          <table:table-cell table:formula="of:=[.BW72]+MIN([.BW154];[.BX234])" office:value-type="float" office:value="25177" calcext:value-type="float">
            <text:p>25177</text:p>
          </table:table-cell>
          <table:table-cell table:formula="of:=[.BX72]+MIN([.BX154];[.BY234])" office:value-type="float" office:value="23060" calcext:value-type="float">
            <text:p>23060</text:p>
          </table:table-cell>
          <table:table-cell table:formula="of:=[.BY72]+MIN([.BY154];[.BZ234])" office:value-type="float" office:value="18498" calcext:value-type="float">
            <text:p>18498</text:p>
          </table:table-cell>
          <table:table-cell table:formula="of:=[.BZ72]+MIN([.BZ154];[.CA234])" office:value-type="float" office:value="19901" calcext:value-type="float">
            <text:p>19901</text:p>
          </table:table-cell>
          <table:table-cell table:formula="of:=[.CA72]+MIN([.CA154];[.CB234])" office:value-type="float" office:value="10815" calcext:value-type="float">
            <text:p>10815</text:p>
          </table:table-cell>
          <table:table-cell table:formula="of:=[.CB72]" office:value-type="float" office:value="6698" calcext:value-type="float">
            <text:p>6698</text:p>
          </table:table-cell>
        </table:table-row>
        <table:table-row table:style-name="ro1">
          <table:table-cell table:formula="of:=[.A73]+MIN([.A155];[.B235])" office:value-type="float" office:value="291200" calcext:value-type="float">
            <text:p>291200</text:p>
          </table:table-cell>
          <table:table-cell table:formula="of:=[.B73]+MIN([.B155];[.C235])" office:value-type="float" office:value="288390" calcext:value-type="float">
            <text:p>288390</text:p>
          </table:table-cell>
          <table:table-cell table:formula="of:=[.C73]+MIN([.C155];[.D235])" office:value-type="float" office:value="286110" calcext:value-type="float">
            <text:p>286110</text:p>
          </table:table-cell>
          <table:table-cell table:formula="of:=[.D73]+MIN([.D155];[.E235])" office:value-type="float" office:value="283779" calcext:value-type="float">
            <text:p>283779</text:p>
          </table:table-cell>
          <table:table-cell table:formula="of:=[.E73]+MIN([.E155];[.F235])" office:value-type="float" office:value="285761" calcext:value-type="float">
            <text:p>285761</text:p>
          </table:table-cell>
          <table:table-cell table:formula="of:=[.F73]+MIN([.F155];[.G235])" office:value-type="float" office:value="287839" calcext:value-type="float">
            <text:p>287839</text:p>
          </table:table-cell>
          <table:table-cell table:formula="of:=[.G73]+MIN([.G155];[.H235])" office:value-type="float" office:value="283768" calcext:value-type="float">
            <text:p>283768</text:p>
          </table:table-cell>
          <table:table-cell table:formula="of:=[.H73]+MIN([.H155];[.I235])" office:value-type="float" office:value="275381" calcext:value-type="float">
            <text:p>275381</text:p>
          </table:table-cell>
          <table:table-cell table:formula="of:=[.I73]+MIN([.I155];[.J235])" office:value-type="float" office:value="274850" calcext:value-type="float">
            <text:p>274850</text:p>
          </table:table-cell>
          <table:table-cell table:formula="of:=[.J73]+MIN([.J155];[.K235])" office:value-type="float" office:value="273741" calcext:value-type="float">
            <text:p>273741</text:p>
          </table:table-cell>
          <table:table-cell table:formula="of:=[.K73]+MIN([.K155];[.L235])" office:value-type="float" office:value="263893" calcext:value-type="float">
            <text:p>263893</text:p>
          </table:table-cell>
          <table:table-cell table:formula="of:=[.L73]+MIN([.L155];[.M235])" office:value-type="float" office:value="257155" calcext:value-type="float">
            <text:p>257155</text:p>
          </table:table-cell>
          <table:table-cell table:formula="of:=[.M73]+MIN([.M155];[.N235])" office:value-type="float" office:value="255551" calcext:value-type="float">
            <text:p>255551</text:p>
          </table:table-cell>
          <table:table-cell table:formula="of:=[.N73]+MIN([.N155];[.O235])" office:value-type="float" office:value="248270" calcext:value-type="float">
            <text:p>248270</text:p>
          </table:table-cell>
          <table:table-cell table:formula="of:=[.O73]+MIN([.O155];[.P235])" office:value-type="float" office:value="239465" calcext:value-type="float">
            <text:p>239465</text:p>
          </table:table-cell>
          <table:table-cell table:formula="of:=[.P73]+MIN([.P155];[.Q235])" office:value-type="float" office:value="239026" calcext:value-type="float">
            <text:p>239026</text:p>
          </table:table-cell>
          <table:table-cell table:formula="of:=[.Q73]+MIN([.Q155];[.R235])" office:value-type="float" office:value="238678" calcext:value-type="float">
            <text:p>238678</text:p>
          </table:table-cell>
          <table:table-cell table:formula="of:=[.R73]+MIN([.R155];[.S235])" office:value-type="float" office:value="234678" calcext:value-type="float">
            <text:p>234678</text:p>
          </table:table-cell>
          <table:table-cell table:formula="of:=[.S73]+MIN([.S155];[.T235])" office:value-type="float" office:value="234254" calcext:value-type="float">
            <text:p>234254</text:p>
          </table:table-cell>
          <table:table-cell table:formula="of:=[.T73]+MIN([.T155];[.U235])" office:value-type="float" office:value="225875" calcext:value-type="float">
            <text:p>225875</text:p>
          </table:table-cell>
          <table:table-cell table:formula="of:=[.U73]+MIN([.U155];[.V235])" office:value-type="float" office:value="222491" calcext:value-type="float">
            <text:p>222491</text:p>
          </table:table-cell>
          <table:table-cell table:formula="of:=[.V73]+MIN([.V155];[.W235])" office:value-type="float" office:value="217044" calcext:value-type="float">
            <text:p>217044</text:p>
          </table:table-cell>
          <table:table-cell table:formula="of:=[.W73]+MIN([.W155];[.X235])" office:value-type="float" office:value="209100" calcext:value-type="float">
            <text:p>209100</text:p>
          </table:table-cell>
          <table:table-cell table:formula="of:=[.X73]+MIN([.X155];[.Y235])" office:value-type="float" office:value="207791" calcext:value-type="float">
            <text:p>207791</text:p>
          </table:table-cell>
          <table:table-cell table:formula="of:=[.Y73]+MIN([.Y155];[.Z235])" office:value-type="float" office:value="198963" calcext:value-type="float">
            <text:p>198963</text:p>
          </table:table-cell>
          <table:table-cell table:formula="of:=[.Z73]+MIN([.Z155];[.AA235])" office:value-type="float" office:value="198660" calcext:value-type="float">
            <text:p>198660</text:p>
          </table:table-cell>
          <table:table-cell table:formula="of:=[.AA73]+MIN([.AA155];[.AB235])" office:value-type="float" office:value="195503" calcext:value-type="float">
            <text:p>195503</text:p>
          </table:table-cell>
          <table:table-cell table:formula="of:=[.AB73]+MIN([.AB155];[.AC235])" office:value-type="float" office:value="192581" calcext:value-type="float">
            <text:p>192581</text:p>
          </table:table-cell>
          <table:table-cell table:formula="of:=[.AC73]+MIN([.AC155];[.AD235])" office:value-type="float" office:value="188142" calcext:value-type="float">
            <text:p>188142</text:p>
          </table:table-cell>
          <table:table-cell table:formula="of:=[.AD73]+MIN([.AD155];[.AE235])" office:value-type="float" office:value="178967" calcext:value-type="float">
            <text:p>178967</text:p>
          </table:table-cell>
          <table:table-cell table:formula="of:=[.AE73]+MIN([.AE155];[.AF235])" office:value-type="float" office:value="177046" calcext:value-type="float">
            <text:p>177046</text:p>
          </table:table-cell>
          <table:table-cell table:formula="of:=[.AF73]+MIN([.AF155];[.AG235])" office:value-type="float" office:value="172351" calcext:value-type="float">
            <text:p>172351</text:p>
          </table:table-cell>
          <table:table-cell table:formula="of:=[.AG73]+MIN([.AG155];[.AH235])" office:value-type="float" office:value="164635" calcext:value-type="float">
            <text:p>164635</text:p>
          </table:table-cell>
          <table:table-cell table:formula="of:=[.AH73]+MIN([.AH155];[.AI235])" office:value-type="float" office:value="163311" calcext:value-type="float">
            <text:p>163311</text:p>
          </table:table-cell>
          <table:table-cell table:formula="of:=[.AI73]+MIN([.AI155];[.AJ235])" office:value-type="float" office:value="164621" calcext:value-type="float">
            <text:p>164621</text:p>
          </table:table-cell>
          <table:table-cell table:formula="of:=[.AJ73]+MIN([.AJ155];[.AK235])" office:value-type="float" office:value="162849" calcext:value-type="float">
            <text:p>162849</text:p>
          </table:table-cell>
          <table:table-cell table:formula="of:=[.AK73]+MIN([.AK155];[.AL235])" office:value-type="float" office:value="156936" calcext:value-type="float">
            <text:p>156936</text:p>
          </table:table-cell>
          <table:table-cell table:formula="of:=[.AL73]+MIN([.AL155];[.AM235])" office:value-type="float" office:value="160661" calcext:value-type="float">
            <text:p>160661</text:p>
          </table:table-cell>
          <table:table-cell table:formula="of:=[.AM73]+MIN([.AM155];[.AN235])" office:value-type="float" office:value="159195" calcext:value-type="float">
            <text:p>159195</text:p>
          </table:table-cell>
          <table:table-cell table:formula="of:=[.AN73]+MIN([.AN155];[.AO235])" office:value-type="float" office:value="157245" calcext:value-type="float">
            <text:p>157245</text:p>
          </table:table-cell>
          <table:table-cell table:formula="of:=[.AO73]+MIN([.AO155];[.AP235])" office:value-type="float" office:value="150408" calcext:value-type="float">
            <text:p>150408</text:p>
          </table:table-cell>
          <table:table-cell table:formula="of:=[.AP73]+MIN([.AP155];[.AQ235])" office:value-type="float" office:value="148353" calcext:value-type="float">
            <text:p>148353</text:p>
          </table:table-cell>
          <table:table-cell table:formula="of:=[.AQ73]+MIN([.AQ155];[.AR235])" office:value-type="float" office:value="138463" calcext:value-type="float">
            <text:p>138463</text:p>
          </table:table-cell>
          <table:table-cell table:formula="of:=[.AR73]+MIN([.AR155];[.AS235])" office:value-type="float" office:value="142014" calcext:value-type="float">
            <text:p>142014</text:p>
          </table:table-cell>
          <table:table-cell table:formula="of:=[.AS73]+MIN([.AS155];[.AT235])" office:value-type="float" office:value="132657" calcext:value-type="float">
            <text:p>132657</text:p>
          </table:table-cell>
          <table:table-cell table:formula="of:=[.AT73]+MIN([.AT155];[.AU235])" office:value-type="float" office:value="124712" calcext:value-type="float">
            <text:p>124712</text:p>
          </table:table-cell>
          <table:table-cell table:formula="of:=[.AU73]+MIN([.AU155];[.AV235])" office:value-type="float" office:value="119677" calcext:value-type="float">
            <text:p>119677</text:p>
          </table:table-cell>
          <table:table-cell table:formula="of:=[.AV73]+MIN([.AV155];[.AW235])" office:value-type="float" office:value="112595" calcext:value-type="float">
            <text:p>112595</text:p>
          </table:table-cell>
          <table:table-cell table:formula="of:=[.AW73]+MIN([.AW155];[.AX235])" office:value-type="float" office:value="114003" calcext:value-type="float">
            <text:p>114003</text:p>
          </table:table-cell>
          <table:table-cell table:formula="of:=[.AX73]+MIN([.AX155];[.AY235])" office:value-type="float" office:value="109910" calcext:value-type="float">
            <text:p>109910</text:p>
          </table:table-cell>
          <table:table-cell table:formula="of:=[.AY73]+MIN([.AY155];[.AZ235])" office:value-type="float" office:value="110218" calcext:value-type="float">
            <text:p>110218</text:p>
          </table:table-cell>
          <table:table-cell table:formula="of:=[.AZ73]+MIN([.AZ155];[.BA235])" office:value-type="float" office:value="105031" calcext:value-type="float">
            <text:p>105031</text:p>
          </table:table-cell>
          <table:table-cell table:formula="of:=[.BA73]+MIN([.BA155];[.BB235])" office:value-type="float" office:value="99394" calcext:value-type="float">
            <text:p>99394</text:p>
          </table:table-cell>
          <table:table-cell table:formula="of:=[.BB73]+MIN([.BB155];[.BC235])" office:value-type="float" office:value="101335" calcext:value-type="float">
            <text:p>101335</text:p>
          </table:table-cell>
          <table:table-cell table:formula="of:=[.BC73]+MIN([.BC155];[.BD235])" office:value-type="float" office:value="92389" calcext:value-type="float">
            <text:p>92389</text:p>
          </table:table-cell>
          <table:table-cell table:formula="of:=[.BD73]+MIN([.BD155];[.BE235])" office:value-type="float" office:value="93878" calcext:value-type="float">
            <text:p>93878</text:p>
          </table:table-cell>
          <table:table-cell table:formula="of:=[.BE73]+MIN([.BE155];[.BF235])" office:value-type="float" office:value="89155" calcext:value-type="float">
            <text:p>89155</text:p>
          </table:table-cell>
          <table:table-cell table:formula="of:=[.BF73]+MIN([.BF155];[.BG235])" office:value-type="float" office:value="83153" calcext:value-type="float">
            <text:p>83153</text:p>
          </table:table-cell>
          <table:table-cell table:formula="of:=[.BG73]+MIN([.BG155];[.BH235])" office:value-type="float" office:value="82126" calcext:value-type="float">
            <text:p>82126</text:p>
          </table:table-cell>
          <table:table-cell table:formula="of:=[.BH73]+MIN([.BH155];[.BI235])" office:value-type="float" office:value="83048" calcext:value-type="float">
            <text:p>83048</text:p>
          </table:table-cell>
          <table:table-cell table:formula="of:=[.BI73]+MIN([.BI155];[.BJ235])" office:value-type="float" office:value="77900" calcext:value-type="float">
            <text:p>77900</text:p>
          </table:table-cell>
          <table:table-cell table:formula="of:=[.BJ73]+MIN([.BJ155];[.BK235])" office:value-type="float" office:value="70676" calcext:value-type="float">
            <text:p>70676</text:p>
          </table:table-cell>
          <table:table-cell table:formula="of:=[.BK73]+MIN([.BK155];[.BL235])" office:value-type="float" office:value="63428" calcext:value-type="float">
            <text:p>63428</text:p>
          </table:table-cell>
          <table:table-cell table:formula="of:=[.BL73]+MIN([.BL155];[.BM235])" office:value-type="float" office:value="63132" calcext:value-type="float">
            <text:p>63132</text:p>
          </table:table-cell>
          <table:table-cell table:formula="of:=[.BM73]+MIN([.BM155];[.BN235])" office:value-type="float" office:value="56963" calcext:value-type="float">
            <text:p>56963</text:p>
          </table:table-cell>
          <table:table-cell table:formula="of:=[.BN73]+MIN([.BN155];[.BO235])" office:value-type="float" office:value="56588" calcext:value-type="float">
            <text:p>56588</text:p>
          </table:table-cell>
          <table:table-cell table:formula="of:=[.BO73]+MIN([.BO155];[.BP235])" office:value-type="float" office:value="54932" calcext:value-type="float">
            <text:p>54932</text:p>
          </table:table-cell>
          <table:table-cell table:formula="of:=[.BP73]+MIN([.BP155];[.BQ235])" office:value-type="float" office:value="46939" calcext:value-type="float">
            <text:p>46939</text:p>
          </table:table-cell>
          <table:table-cell table:formula="of:=[.BQ73]+MIN([.BQ155];[.BR235])" office:value-type="float" office:value="44123" calcext:value-type="float">
            <text:p>44123</text:p>
          </table:table-cell>
          <table:table-cell table:formula="of:=[.BR73]+MIN([.BR155];[.BS235])" office:value-type="float" office:value="40406" calcext:value-type="float">
            <text:p>40406</text:p>
          </table:table-cell>
          <table:table-cell table:formula="of:=[.BS73]+MIN([.BS155];[.BT235])" office:value-type="float" office:value="36127" calcext:value-type="float">
            <text:p>36127</text:p>
          </table:table-cell>
          <table:table-cell table:formula="of:=[.BT73]+MIN([.BT155];[.BU235])" office:value-type="float" office:value="31452" calcext:value-type="float">
            <text:p>31452</text:p>
          </table:table-cell>
          <table:table-cell table:formula="of:=[.BU73]+MIN([.BU155];[.BV235])" office:value-type="float" office:value="29843" calcext:value-type="float">
            <text:p>29843</text:p>
          </table:table-cell>
          <table:table-cell table:formula="of:=[.BV73]+MIN([.BV155];[.BW235])" office:value-type="float" office:value="26711" calcext:value-type="float">
            <text:p>26711</text:p>
          </table:table-cell>
          <table:table-cell table:formula="of:=[.BW73]+MIN([.BW155];[.BX235])" office:value-type="float" office:value="26669" calcext:value-type="float">
            <text:p>26669</text:p>
          </table:table-cell>
          <table:table-cell table:formula="of:=[.BX73]+MIN([.BX155];[.BY235])" office:value-type="float" office:value="20468" calcext:value-type="float">
            <text:p>20468</text:p>
          </table:table-cell>
          <table:table-cell table:formula="of:=[.BY73]+MIN([.BY155];[.BZ235])" office:value-type="float" office:value="17368" calcext:value-type="float">
            <text:p>17368</text:p>
          </table:table-cell>
          <table:table-cell table:formula="of:=[.BZ73]+MIN([.BZ155];[.CA235])" office:value-type="float" office:value="14224" calcext:value-type="float">
            <text:p>14224</text:p>
          </table:table-cell>
          <table:table-cell table:formula="of:=[.CA73]+MIN([.CA155];[.CB235])" office:value-type="float" office:value="14061" calcext:value-type="float">
            <text:p>14061</text:p>
          </table:table-cell>
          <table:table-cell table:formula="of:=[.CB73]" office:value-type="float" office:value="4531" calcext:value-type="float">
            <text:p>4531</text:p>
          </table:table-cell>
        </table:table-row>
        <table:table-row table:style-name="ro1">
          <table:table-cell table:formula="of:=[.A74]+MIN([.A156];[.B236])" office:value-type="float" office:value="300285" calcext:value-type="float">
            <text:p>300285</text:p>
          </table:table-cell>
          <table:table-cell table:formula="of:=[.B74]+MIN([.B156];[.C236])" office:value-type="float" office:value="293189" calcext:value-type="float">
            <text:p>293189</text:p>
          </table:table-cell>
          <table:table-cell table:formula="of:=[.C74]+MIN([.C156];[.D236])" office:value-type="float" office:value="289776" calcext:value-type="float">
            <text:p>289776</text:p>
          </table:table-cell>
          <table:table-cell table:formula="of:=[.D74]+MIN([.D156];[.E236])" office:value-type="float" office:value="291135" calcext:value-type="float">
            <text:p>291135</text:p>
          </table:table-cell>
          <table:table-cell table:formula="of:=[.E74]+MIN([.E156];[.F236])" office:value-type="float" office:value="290546" calcext:value-type="float">
            <text:p>290546</text:p>
          </table:table-cell>
          <table:table-cell table:formula="of:=[.F74]+MIN([.F156];[.G236])" office:value-type="float" office:value="288589" calcext:value-type="float">
            <text:p>288589</text:p>
          </table:table-cell>
          <table:table-cell table:formula="of:=[.G74]+MIN([.G156];[.H236])" office:value-type="float" office:value="282788" calcext:value-type="float">
            <text:p>282788</text:p>
          </table:table-cell>
          <table:table-cell table:formula="of:=[.H74]+MIN([.H156];[.I236])" office:value-type="float" office:value="275639" calcext:value-type="float">
            <text:p>275639</text:p>
          </table:table-cell>
          <table:table-cell table:formula="of:=[.I74]+MIN([.I156];[.J236])" office:value-type="float" office:value="272576" calcext:value-type="float">
            <text:p>272576</text:p>
          </table:table-cell>
          <table:table-cell table:formula="of:=[.J74]+MIN([.J156];[.K236])" office:value-type="float" office:value="270252" calcext:value-type="float">
            <text:p>270252</text:p>
          </table:table-cell>
          <table:table-cell table:formula="of:=[.K74]+MIN([.K156];[.L236])" office:value-type="float" office:value="267340" calcext:value-type="float">
            <text:p>267340</text:p>
          </table:table-cell>
          <table:table-cell table:formula="of:=[.L74]+MIN([.L156];[.M236])" office:value-type="float" office:value="259429" calcext:value-type="float">
            <text:p>259429</text:p>
          </table:table-cell>
          <table:table-cell table:formula="of:=[.M74]+MIN([.M156];[.N236])" office:value-type="float" office:value="252427" calcext:value-type="float">
            <text:p>252427</text:p>
          </table:table-cell>
          <table:table-cell table:formula="of:=[.N74]+MIN([.N156];[.O236])" office:value-type="float" office:value="248089" calcext:value-type="float">
            <text:p>248089</text:p>
          </table:table-cell>
          <table:table-cell table:formula="of:=[.O74]+MIN([.O156];[.P236])" office:value-type="float" office:value="240209" calcext:value-type="float">
            <text:p>240209</text:p>
          </table:table-cell>
          <table:table-cell table:formula="of:=[.P74]+MIN([.P156];[.Q236])" office:value-type="float" office:value="237728" calcext:value-type="float">
            <text:p>237728</text:p>
          </table:table-cell>
          <table:table-cell table:formula="of:=[.Q74]+MIN([.Q156];[.R236])" office:value-type="float" office:value="230360" calcext:value-type="float">
            <text:p>230360</text:p>
          </table:table-cell>
          <table:table-cell table:formula="of:=[.R74]+MIN([.R156];[.S236])" office:value-type="float" office:value="226844" calcext:value-type="float">
            <text:p>226844</text:p>
          </table:table-cell>
          <table:table-cell table:formula="of:=[.S74]+MIN([.S156];[.T236])" office:value-type="float" office:value="224828" calcext:value-type="float">
            <text:p>224828</text:p>
          </table:table-cell>
          <table:table-cell table:formula="of:=[.T74]+MIN([.T156];[.U236])" office:value-type="float" office:value="217272" calcext:value-type="float">
            <text:p>217272</text:p>
          </table:table-cell>
          <table:table-cell table:formula="of:=[.U74]+MIN([.U156];[.V236])" office:value-type="float" office:value="216399" calcext:value-type="float">
            <text:p>216399</text:p>
          </table:table-cell>
          <table:table-cell table:formula="of:=[.V74]+MIN([.V156];[.W236])" office:value-type="float" office:value="216558" calcext:value-type="float">
            <text:p>216558</text:p>
          </table:table-cell>
          <table:table-cell table:formula="of:=[.W74]+MIN([.W156];[.X236])" office:value-type="float" office:value="212693" calcext:value-type="float">
            <text:p>212693</text:p>
          </table:table-cell>
          <table:table-cell table:formula="of:=[.X74]+MIN([.X156];[.Y236])" office:value-type="float" office:value="204568" calcext:value-type="float">
            <text:p>204568</text:p>
          </table:table-cell>
          <table:table-cell table:formula="of:=[.Y74]+MIN([.Y156];[.Z236])" office:value-type="float" office:value="203328" calcext:value-type="float">
            <text:p>203328</text:p>
          </table:table-cell>
          <table:table-cell table:formula="of:=[.Z74]+MIN([.Z156];[.AA236])" office:value-type="float" office:value="199232" calcext:value-type="float">
            <text:p>199232</text:p>
          </table:table-cell>
          <table:table-cell table:formula="of:=[.AA74]+MIN([.AA156];[.AB236])" office:value-type="float" office:value="191118" calcext:value-type="float">
            <text:p>191118</text:p>
          </table:table-cell>
          <table:table-cell table:formula="of:=[.AB74]+MIN([.AB156];[.AC236])" office:value-type="float" office:value="190368" calcext:value-type="float">
            <text:p>190368</text:p>
          </table:table-cell>
          <table:table-cell table:formula="of:=[.AC74]+MIN([.AC156];[.AD236])" office:value-type="float" office:value="187224" calcext:value-type="float">
            <text:p>187224</text:p>
          </table:table-cell>
          <table:table-cell table:formula="of:=[.AD74]+MIN([.AD156];[.AE236])" office:value-type="float" office:value="186467" calcext:value-type="float">
            <text:p>186467</text:p>
          </table:table-cell>
          <table:table-cell table:formula="of:=[.AE74]+MIN([.AE156];[.AF236])" office:value-type="float" office:value="179465" calcext:value-type="float">
            <text:p>179465</text:p>
          </table:table-cell>
          <table:table-cell table:formula="of:=[.AF74]+MIN([.AF156];[.AG236])" office:value-type="float" office:value="170122" calcext:value-type="float">
            <text:p>170122</text:p>
          </table:table-cell>
          <table:table-cell table:formula="of:=[.AG74]+MIN([.AG156];[.AH236])" office:value-type="float" office:value="168753" calcext:value-type="float">
            <text:p>168753</text:p>
          </table:table-cell>
          <table:table-cell table:formula="of:=[.AH74]+MIN([.AH156];[.AI236])" office:value-type="float" office:value="169971" calcext:value-type="float">
            <text:p>169971</text:p>
          </table:table-cell>
          <table:table-cell table:formula="of:=[.AI74]+MIN([.AI156];[.AJ236])" office:value-type="float" office:value="173273" calcext:value-type="float">
            <text:p>173273</text:p>
          </table:table-cell>
          <table:table-cell table:formula="of:=[.AJ74]+MIN([.AJ156];[.AK236])" office:value-type="float" office:value="173552" calcext:value-type="float">
            <text:p>173552</text:p>
          </table:table-cell>
          <table:table-cell table:formula="of:=[.AK74]+MIN([.AK156];[.AL236])" office:value-type="float" office:value="166777" calcext:value-type="float">
            <text:p>166777</text:p>
          </table:table-cell>
          <table:table-cell table:formula="of:=[.AL74]+MIN([.AL156];[.AM236])" office:value-type="float" office:value="158709" calcext:value-type="float">
            <text:p>158709</text:p>
          </table:table-cell>
          <table:table-cell table:formula="of:=[.AM74]+MIN([.AM156];[.AN236])" office:value-type="float" office:value="157388" calcext:value-type="float">
            <text:p>157388</text:p>
          </table:table-cell>
          <table:table-cell table:formula="of:=[.AN74]+MIN([.AN156];[.AO236])" office:value-type="float" office:value="148340" calcext:value-type="float">
            <text:p>148340</text:p>
          </table:table-cell>
          <table:table-cell table:formula="of:=[.AO74]+MIN([.AO156];[.AP236])" office:value-type="float" office:value="146344" calcext:value-type="float">
            <text:p>146344</text:p>
          </table:table-cell>
          <table:table-cell table:formula="of:=[.AP74]+MIN([.AP156];[.AQ236])" office:value-type="float" office:value="144704" calcext:value-type="float">
            <text:p>144704</text:p>
          </table:table-cell>
          <table:table-cell table:formula="of:=[.AQ74]+MIN([.AQ156];[.AR236])" office:value-type="float" office:value="138078" calcext:value-type="float">
            <text:p>138078</text:p>
          </table:table-cell>
          <table:table-cell table:formula="of:=[.AR74]+MIN([.AR156];[.AS236])" office:value-type="float" office:value="136290" calcext:value-type="float">
            <text:p>136290</text:p>
          </table:table-cell>
          <table:table-cell table:formula="of:=[.AS74]+MIN([.AS156];[.AT236])" office:value-type="float" office:value="137854" calcext:value-type="float">
            <text:p>137854</text:p>
          </table:table-cell>
          <table:table-cell table:formula="of:=[.AT74]+MIN([.AT156];[.AU236])" office:value-type="float" office:value="128276" calcext:value-type="float">
            <text:p>128276</text:p>
          </table:table-cell>
          <table:table-cell table:formula="of:=[.AU74]+MIN([.AU156];[.AV236])" office:value-type="float" office:value="121646" calcext:value-type="float">
            <text:p>121646</text:p>
          </table:table-cell>
          <table:table-cell table:formula="of:=[.AV74]+MIN([.AV156];[.AW236])" office:value-type="float" office:value="118833" calcext:value-type="float">
            <text:p>118833</text:p>
          </table:table-cell>
          <table:table-cell table:formula="of:=[.AW74]+MIN([.AW156];[.AX236])" office:value-type="float" office:value="123621" calcext:value-type="float">
            <text:p>123621</text:p>
          </table:table-cell>
          <table:table-cell table:formula="of:=[.AX74]+MIN([.AX156];[.AY236])" office:value-type="float" office:value="118640" calcext:value-type="float">
            <text:p>118640</text:p>
          </table:table-cell>
          <table:table-cell table:formula="of:=[.AY74]+MIN([.AY156];[.AZ236])" office:value-type="float" office:value="108732" calcext:value-type="float">
            <text:p>108732</text:p>
          </table:table-cell>
          <table:table-cell table:formula="of:=[.AZ74]+MIN([.AZ156];[.BA236])" office:value-type="float" office:value="101708" calcext:value-type="float">
            <text:p>101708</text:p>
          </table:table-cell>
          <table:table-cell table:formula="of:=[.BA74]+MIN([.BA156];[.BB236])" office:value-type="float" office:value="97353" calcext:value-type="float">
            <text:p>97353</text:p>
          </table:table-cell>
          <table:table-cell table:formula="of:=[.BB74]+MIN([.BB156];[.BC236])" office:value-type="float" office:value="94152" calcext:value-type="float">
            <text:p>94152</text:p>
          </table:table-cell>
          <table:table-cell table:formula="of:=[.BC74]+MIN([.BC156];[.BD236])" office:value-type="float" office:value="90631" calcext:value-type="float">
            <text:p>90631</text:p>
          </table:table-cell>
          <table:table-cell table:formula="of:=[.BD74]+MIN([.BD156];[.BE236])" office:value-type="float" office:value="86767" calcext:value-type="float">
            <text:p>86767</text:p>
          </table:table-cell>
          <table:table-cell table:formula="of:=[.BE74]+MIN([.BE156];[.BF236])" office:value-type="float" office:value="83464" calcext:value-type="float">
            <text:p>83464</text:p>
          </table:table-cell>
          <table:table-cell table:formula="of:=[.BF74]+MIN([.BF156];[.BG236])" office:value-type="float" office:value="83000" calcext:value-type="float">
            <text:p>83000</text:p>
          </table:table-cell>
          <table:table-cell table:formula="of:=[.BG74]+MIN([.BG156];[.BH236])" office:value-type="float" office:value="81077" calcext:value-type="float">
            <text:p>81077</text:p>
          </table:table-cell>
          <table:table-cell table:formula="of:=[.BH74]+MIN([.BH156];[.BI236])" office:value-type="float" office:value="89155" calcext:value-type="float">
            <text:p>89155</text:p>
          </table:table-cell>
          <table:table-cell table:formula="of:=[.BI74]+MIN([.BI156];[.BJ236])" office:value-type="float" office:value="82084" calcext:value-type="float">
            <text:p>82084</text:p>
          </table:table-cell>
          <table:table-cell table:formula="of:=[.BJ74]+MIN([.BJ156];[.BK236])" office:value-type="float" office:value="79878" calcext:value-type="float">
            <text:p>79878</text:p>
          </table:table-cell>
          <table:table-cell table:formula="of:=[.BK74]+MIN([.BK156];[.BL236])" office:value-type="float" office:value="75462" calcext:value-type="float">
            <text:p>75462</text:p>
          </table:table-cell>
          <table:table-cell table:formula="of:=[.BL74]+MIN([.BL156];[.BM236])" office:value-type="float" office:value="67378" calcext:value-type="float">
            <text:p>67378</text:p>
          </table:table-cell>
          <table:table-cell table:formula="of:=[.BM74]+MIN([.BM156];[.BN236])" office:value-type="float" office:value="66089" calcext:value-type="float">
            <text:p>66089</text:p>
          </table:table-cell>
          <table:table-cell table:formula="of:=[.BN74]+MIN([.BN156];[.BO236])" office:value-type="float" office:value="65048" calcext:value-type="float">
            <text:p>65048</text:p>
          </table:table-cell>
          <table:table-cell table:formula="of:=[.BO74]+MIN([.BO156];[.BP236])" office:value-type="float" office:value="57916" calcext:value-type="float">
            <text:p>57916</text:p>
          </table:table-cell>
          <table:table-cell table:formula="of:=[.BP74]+MIN([.BP156];[.BQ236])" office:value-type="float" office:value="50751" calcext:value-type="float">
            <text:p>50751</text:p>
          </table:table-cell>
          <table:table-cell table:formula="of:=[.BQ74]+MIN([.BQ156];[.BR236])" office:value-type="float" office:value="57608" calcext:value-type="float">
            <text:p>57608</text:p>
          </table:table-cell>
          <table:table-cell table:formula="of:=[.BR74]+MIN([.BR156];[.BS236])" office:value-type="float" office:value="52368" calcext:value-type="float">
            <text:p>52368</text:p>
          </table:table-cell>
          <table:table-cell table:formula="of:=[.BS74]+MIN([.BS156];[.BT236])" office:value-type="float" office:value="49689" calcext:value-type="float">
            <text:p>49689</text:p>
          </table:table-cell>
          <table:table-cell table:formula="of:=[.BT74]+MIN([.BT156];[.BU236])" office:value-type="float" office:value="47638" calcext:value-type="float">
            <text:p>47638</text:p>
          </table:table-cell>
          <table:table-cell table:formula="of:=[.BU74]+MIN([.BU156];[.BV236])" office:value-type="float" office:value="45081" calcext:value-type="float">
            <text:p>45081</text:p>
          </table:table-cell>
          <table:table-cell table:formula="of:=[.BV74]+MIN([.BV156];[.BW236])" office:value-type="float" office:value="41923" calcext:value-type="float">
            <text:p>41923</text:p>
          </table:table-cell>
          <table:table-cell table:formula="of:=[.BW74]+MIN([.BW156];[.BX236])" office:value-type="float" office:value="31942" calcext:value-type="float">
            <text:p>31942</text:p>
          </table:table-cell>
          <table:table-cell table:formula="of:=[.BX74]+MIN([.BX156];[.BY236])" office:value-type="float" office:value="22702" calcext:value-type="float">
            <text:p>22702</text:p>
          </table:table-cell>
          <table:table-cell table:formula="of:=[.BY74]+MIN([.BY156];[.BZ236])" office:value-type="float" office:value="17307" calcext:value-type="float">
            <text:p>17307</text:p>
          </table:table-cell>
          <table:table-cell table:formula="of:=[.BZ74]+MIN([.BZ156];[.CA236])" office:value-type="float" office:value="15298" calcext:value-type="float">
            <text:p>15298</text:p>
          </table:table-cell>
          <table:table-cell table:formula="of:=[.CA74]+MIN([.CA156];[.CB236])" office:value-type="float" office:value="8988" calcext:value-type="float">
            <text:p>8988</text:p>
          </table:table-cell>
          <table:table-cell table:formula="of:=[.CB74]" office:value-type="float" office:value="9255" calcext:value-type="float">
            <text:p>9255</text:p>
          </table:table-cell>
        </table:table-row>
        <table:table-row table:style-name="ro1">
          <table:table-cell table:formula="of:=[.A75]+MIN([.A157];[.B237])" office:value-type="float" office:value="302054" calcext:value-type="float">
            <text:p>302054</text:p>
          </table:table-cell>
          <table:table-cell table:formula="of:=[.B75]+MIN([.B157];[.C237])" office:value-type="float" office:value="293224" calcext:value-type="float">
            <text:p>293224</text:p>
          </table:table-cell>
          <table:table-cell table:formula="of:=[.C75]+MIN([.C157];[.D237])" office:value-type="float" office:value="293921" calcext:value-type="float">
            <text:p>293921</text:p>
          </table:table-cell>
          <table:table-cell table:formula="of:=[.D75]+MIN([.D157];[.E237])" office:value-type="float" office:value="299855" calcext:value-type="float">
            <text:p>299855</text:p>
          </table:table-cell>
          <table:table-cell table:formula="of:=[.E75]+MIN([.E157];[.F237])" office:value-type="float" office:value="291026" calcext:value-type="float">
            <text:p>291026</text:p>
          </table:table-cell>
          <table:table-cell table:formula="of:=[.F75]+MIN([.F157];[.G237])" office:value-type="float" office:value="286999" calcext:value-type="float">
            <text:p>286999</text:p>
          </table:table-cell>
          <table:table-cell table:formula="of:=[.G75]+MIN([.G157];[.H237])" office:value-type="float" office:value="280938" calcext:value-type="float">
            <text:p>280938</text:p>
          </table:table-cell>
          <table:table-cell table:formula="of:=[.H75]+MIN([.H157];[.I237])" office:value-type="float" office:value="277486" calcext:value-type="float">
            <text:p>277486</text:p>
          </table:table-cell>
          <table:table-cell table:formula="of:=[.I75]+MIN([.I157];[.J237])" office:value-type="float" office:value="275368" calcext:value-type="float">
            <text:p>275368</text:p>
          </table:table-cell>
          <table:table-cell table:formula="of:=[.J75]+MIN([.J157];[.K237])" office:value-type="float" office:value="268887" calcext:value-type="float">
            <text:p>268887</text:p>
          </table:table-cell>
          <table:table-cell table:formula="of:=[.K75]+MIN([.K157];[.L237])" office:value-type="float" office:value="259609" calcext:value-type="float">
            <text:p>259609</text:p>
          </table:table-cell>
          <table:table-cell table:formula="of:=[.L75]+MIN([.L157];[.M237])" office:value-type="float" office:value="257312" calcext:value-type="float">
            <text:p>257312</text:p>
          </table:table-cell>
          <table:table-cell table:formula="of:=[.M75]+MIN([.M157];[.N237])" office:value-type="float" office:value="253927" calcext:value-type="float">
            <text:p>253927</text:p>
          </table:table-cell>
          <table:table-cell table:formula="of:=[.N75]+MIN([.N157];[.O237])" office:value-type="float" office:value="247362" calcext:value-type="float">
            <text:p>247362</text:p>
          </table:table-cell>
          <table:table-cell table:formula="of:=[.O75]+MIN([.O157];[.P237])" office:value-type="float" office:value="240296" calcext:value-type="float">
            <text:p>240296</text:p>
          </table:table-cell>
          <table:table-cell table:formula="of:=[.P75]+MIN([.P157];[.Q237])" office:value-type="float" office:value="232980" calcext:value-type="float">
            <text:p>232980</text:p>
          </table:table-cell>
          <table:table-cell table:formula="of:=[.Q75]+MIN([.Q157];[.R237])" office:value-type="float" office:value="227298" calcext:value-type="float">
            <text:p>227298</text:p>
          </table:table-cell>
          <table:table-cell table:formula="of:=[.R75]+MIN([.R157];[.S237])" office:value-type="float" office:value="227191" calcext:value-type="float">
            <text:p>227191</text:p>
          </table:table-cell>
          <table:table-cell table:formula="of:=[.S75]+MIN([.S157];[.T237])" office:value-type="float" office:value="219545" calcext:value-type="float">
            <text:p>219545</text:p>
          </table:table-cell>
          <table:table-cell table:formula="of:=[.T75]+MIN([.T157];[.U237])" office:value-type="float" office:value="215079" calcext:value-type="float">
            <text:p>215079</text:p>
          </table:table-cell>
          <table:table-cell table:formula="of:=[.U75]+MIN([.U157];[.V237])" office:value-type="float" office:value="215011" calcext:value-type="float">
            <text:p>215011</text:p>
          </table:table-cell>
          <table:table-cell table:formula="of:=[.V75]+MIN([.V157];[.W237])" office:value-type="float" office:value="218149" calcext:value-type="float">
            <text:p>218149</text:p>
          </table:table-cell>
          <table:table-cell table:formula="of:=[.W75]+MIN([.W157];[.X237])" office:value-type="float" office:value="208546" calcext:value-type="float">
            <text:p>208546</text:p>
          </table:table-cell>
          <table:table-cell table:formula="of:=[.X75]+MIN([.X157];[.Y237])" office:value-type="float" office:value="199931" calcext:value-type="float">
            <text:p>199931</text:p>
          </table:table-cell>
          <table:table-cell table:formula="of:=[.Y75]+MIN([.Y157];[.Z237])" office:value-type="float" office:value="202661" calcext:value-type="float">
            <text:p>202661</text:p>
          </table:table-cell>
          <table:table-cell table:formula="of:=[.Z75]+MIN([.Z157];[.AA237])" office:value-type="float" office:value="195470" calcext:value-type="float">
            <text:p>195470</text:p>
          </table:table-cell>
          <table:table-cell table:formula="of:=[.AA75]+MIN([.AA157];[.AB237])" office:value-type="float" office:value="194679" calcext:value-type="float">
            <text:p>194679</text:p>
          </table:table-cell>
          <table:table-cell table:formula="of:=[.AB75]+MIN([.AB157];[.AC237])" office:value-type="float" office:value="187846" calcext:value-type="float">
            <text:p>187846</text:p>
          </table:table-cell>
          <table:table-cell table:formula="of:=[.AC75]+MIN([.AC157];[.AD237])" office:value-type="float" office:value="185286" calcext:value-type="float">
            <text:p>185286</text:p>
          </table:table-cell>
          <table:table-cell table:formula="of:=[.AD75]+MIN([.AD157];[.AE237])" office:value-type="float" office:value="184593" calcext:value-type="float">
            <text:p>184593</text:p>
          </table:table-cell>
          <table:table-cell table:formula="of:=[.AE75]+MIN([.AE157];[.AF237])" office:value-type="float" office:value="174860" calcext:value-type="float">
            <text:p>174860</text:p>
          </table:table-cell>
          <table:table-cell table:formula="of:=[.AF75]+MIN([.AF157];[.AG237])" office:value-type="float" office:value="175724" calcext:value-type="float">
            <text:p>175724</text:p>
          </table:table-cell>
          <table:table-cell table:formula="of:=[.AG75]+MIN([.AG157];[.AH237])" office:value-type="float" office:value="186025" calcext:value-type="float">
            <text:p>186025</text:p>
          </table:table-cell>
          <table:table-cell table:formula="of:=[.AH75]+MIN([.AH157];[.AI237])" office:value-type="float" office:value="177213" calcext:value-type="float">
            <text:p>177213</text:p>
          </table:table-cell>
          <table:table-cell table:formula="of:=[.AI75]+MIN([.AI157];[.AJ237])" office:value-type="float" office:value="177147" calcext:value-type="float">
            <text:p>177147</text:p>
          </table:table-cell>
          <table:table-cell table:formula="of:=[.AJ75]+MIN([.AJ157];[.AK237])" office:value-type="float" office:value="175222" calcext:value-type="float">
            <text:p>175222</text:p>
          </table:table-cell>
          <table:table-cell table:formula="of:=[.AK75]+MIN([.AK157];[.AL237])" office:value-type="float" office:value="166935" calcext:value-type="float">
            <text:p>166935</text:p>
          </table:table-cell>
          <table:table-cell table:formula="of:=[.AL75]+MIN([.AL157];[.AM237])" office:value-type="float" office:value="169884" calcext:value-type="float">
            <text:p>169884</text:p>
          </table:table-cell>
          <table:table-cell table:formula="of:=[.AM75]+MIN([.AM157];[.AN237])" office:value-type="float" office:value="165587" calcext:value-type="float">
            <text:p>165587</text:p>
          </table:table-cell>
          <table:table-cell table:formula="of:=[.AN75]+MIN([.AN157];[.AO237])" office:value-type="float" office:value="161352" calcext:value-type="float">
            <text:p>161352</text:p>
          </table:table-cell>
          <table:table-cell table:formula="of:=[.AO75]+MIN([.AO157];[.AP237])" office:value-type="float" office:value="152603" calcext:value-type="float">
            <text:p>152603</text:p>
          </table:table-cell>
          <table:table-cell table:formula="of:=[.AP75]+MIN([.AP157];[.AQ237])" office:value-type="float" office:value="146390" calcext:value-type="float">
            <text:p>146390</text:p>
          </table:table-cell>
          <table:table-cell table:formula="of:=[.AQ75]+MIN([.AQ157];[.AR237])" office:value-type="float" office:value="138396" calcext:value-type="float">
            <text:p>138396</text:p>
          </table:table-cell>
          <table:table-cell table:formula="of:=[.AR75]+MIN([.AR157];[.AS237])" office:value-type="float" office:value="135976" calcext:value-type="float">
            <text:p>135976</text:p>
          </table:table-cell>
          <table:table-cell table:formula="of:=[.AS75]+MIN([.AS157];[.AT237])" office:value-type="float" office:value="131768" calcext:value-type="float">
            <text:p>131768</text:p>
          </table:table-cell>
          <table:table-cell table:formula="of:=[.AT75]+MIN([.AT157];[.AU237])" office:value-type="float" office:value="132277" calcext:value-type="float">
            <text:p>132277</text:p>
          </table:table-cell>
          <table:table-cell table:formula="of:=[.AU75]+MIN([.AU157];[.AV237])" office:value-type="float" office:value="131790" calcext:value-type="float">
            <text:p>131790</text:p>
          </table:table-cell>
          <table:table-cell table:formula="of:=[.AV75]+MIN([.AV157];[.AW237])" office:value-type="float" office:value="123188" calcext:value-type="float">
            <text:p>123188</text:p>
          </table:table-cell>
          <table:table-cell table:formula="of:=[.AW75]+MIN([.AW157];[.AX237])" office:value-type="float" office:value="120874" calcext:value-type="float">
            <text:p>120874</text:p>
          </table:table-cell>
          <table:table-cell table:formula="of:=[.AX75]+MIN([.AX157];[.AY237])" office:value-type="float" office:value="118223" calcext:value-type="float">
            <text:p>118223</text:p>
          </table:table-cell>
          <table:table-cell table:formula="of:=[.AY75]+MIN([.AY157];[.AZ237])" office:value-type="float" office:value="109676" calcext:value-type="float">
            <text:p>109676</text:p>
          </table:table-cell>
          <table:table-cell table:formula="of:=[.AZ75]+MIN([.AZ157];[.BA237])" office:value-type="float" office:value="105436" calcext:value-type="float">
            <text:p>105436</text:p>
          </table:table-cell>
          <table:table-cell table:formula="of:=[.BA75]+MIN([.BA157];[.BB237])" office:value-type="float" office:value="108414" calcext:value-type="float">
            <text:p>108414</text:p>
          </table:table-cell>
          <table:table-cell table:formula="of:=[.BB75]+MIN([.BB157];[.BC237])" office:value-type="float" office:value="108029" calcext:value-type="float">
            <text:p>108029</text:p>
          </table:table-cell>
          <table:table-cell table:formula="of:=[.BC75]+MIN([.BC157];[.BD237])" office:value-type="float" office:value="104228" calcext:value-type="float">
            <text:p>104228</text:p>
          </table:table-cell>
          <table:table-cell table:formula="of:=[.BD75]+MIN([.BD157];[.BE237])" office:value-type="float" office:value="94821" calcext:value-type="float">
            <text:p>94821</text:p>
          </table:table-cell>
          <table:table-cell table:formula="of:=[.BE75]+MIN([.BE157];[.BF237])" office:value-type="float" office:value="88901" calcext:value-type="float">
            <text:p>88901</text:p>
          </table:table-cell>
          <table:table-cell table:formula="of:=[.BF75]+MIN([.BF157];[.BG237])" office:value-type="float" office:value="87348" calcext:value-type="float">
            <text:p>87348</text:p>
          </table:table-cell>
          <table:table-cell table:formula="of:=[.BG75]+MIN([.BG157];[.BH237])" office:value-type="float" office:value="80482" calcext:value-type="float">
            <text:p>80482</text:p>
          </table:table-cell>
          <table:table-cell table:formula="of:=[.BH75]+MIN([.BH157];[.BI237])" office:value-type="float" office:value="79354" calcext:value-type="float">
            <text:p>79354</text:p>
          </table:table-cell>
          <table:table-cell table:formula="of:=[.BI75]+MIN([.BI157];[.BJ237])" office:value-type="float" office:value="78693" calcext:value-type="float">
            <text:p>78693</text:p>
          </table:table-cell>
          <table:table-cell table:formula="of:=[.BJ75]+MIN([.BJ157];[.BK237])" office:value-type="float" office:value="75989" calcext:value-type="float">
            <text:p>75989</text:p>
          </table:table-cell>
          <table:table-cell table:formula="of:=[.BK75]+MIN([.BK157];[.BL237])" office:value-type="float" office:value="73113" calcext:value-type="float">
            <text:p>73113</text:p>
          </table:table-cell>
          <table:table-cell table:formula="of:=[.BL75]+MIN([.BL157];[.BM237])" office:value-type="float" office:value="70274" calcext:value-type="float">
            <text:p>70274</text:p>
          </table:table-cell>
          <table:table-cell table:formula="of:=[.BM75]+MIN([.BM157];[.BN237])" office:value-type="float" office:value="66176" calcext:value-type="float">
            <text:p>66176</text:p>
          </table:table-cell>
          <table:table-cell table:formula="of:=[.BN75]+MIN([.BN157];[.BO237])" office:value-type="float" office:value="56241" calcext:value-type="float">
            <text:p>56241</text:p>
          </table:table-cell>
          <table:table-cell table:formula="of:=[.BO75]+MIN([.BO157];[.BP237])" office:value-type="float" office:value="49341" calcext:value-type="float">
            <text:p>49341</text:p>
          </table:table-cell>
          <table:table-cell table:formula="of:=[.BP75]+MIN([.BP157];[.BQ237])" office:value-type="float" office:value="48859" calcext:value-type="float">
            <text:p>48859</text:p>
          </table:table-cell>
          <table:table-cell table:formula="of:=[.BQ75]+MIN([.BQ157];[.BR237])" office:value-type="float" office:value="48177" calcext:value-type="float">
            <text:p>48177</text:p>
          </table:table-cell>
          <table:table-cell table:formula="of:=[.BR75]+MIN([.BR157];[.BS237])" office:value-type="float" office:value="44051" calcext:value-type="float">
            <text:p>44051</text:p>
          </table:table-cell>
          <table:table-cell table:formula="of:=[.BS75]+MIN([.BS157];[.BT237])" office:value-type="float" office:value="43010" calcext:value-type="float">
            <text:p>43010</text:p>
          </table:table-cell>
          <table:table-cell table:formula="of:=[.BT75]+MIN([.BT157];[.BU237])" office:value-type="float" office:value="44143" calcext:value-type="float">
            <text:p>44143</text:p>
          </table:table-cell>
          <table:table-cell table:formula="of:=[.BU75]+MIN([.BU157];[.BV237])" office:value-type="float" office:value="37896" calcext:value-type="float">
            <text:p>37896</text:p>
          </table:table-cell>
          <table:table-cell table:formula="of:=[.BV75]+MIN([.BV157];[.BW237])" office:value-type="float" office:value="34176" calcext:value-type="float">
            <text:p>34176</text:p>
          </table:table-cell>
          <table:table-cell table:formula="of:=[.BW75]+MIN([.BW157];[.BX237])" office:value-type="float" office:value="28294" calcext:value-type="float">
            <text:p>28294</text:p>
          </table:table-cell>
          <table:table-cell table:formula="of:=[.BX75]+MIN([.BX157];[.BY237])" office:value-type="float" office:value="20768" calcext:value-type="float">
            <text:p>20768</text:p>
          </table:table-cell>
          <table:table-cell table:formula="of:=[.BY75]+MIN([.BY157];[.BZ237])" office:value-type="float" office:value="18186" calcext:value-type="float">
            <text:p>18186</text:p>
          </table:table-cell>
          <table:table-cell table:formula="of:=[.BZ75]+MIN([.BZ157];[.CA237])" office:value-type="float" office:value="13859" calcext:value-type="float">
            <text:p>13859</text:p>
          </table:table-cell>
          <table:table-cell table:formula="of:=[.CA75]+MIN([.CA157];[.CB237])" office:value-type="float" office:value="6134" calcext:value-type="float">
            <text:p>6134</text:p>
          </table:table-cell>
          <table:table-cell table:formula="of:=[.CB75]" office:value-type="float" office:value="2631" calcext:value-type="float">
            <text:p>2631</text:p>
          </table:table-cell>
        </table:table-row>
        <table:table-row table:style-name="ro1">
          <table:table-cell table:formula="of:=[.A76]+MIN([.A158];[.B238])" office:value-type="float" office:value="302861" calcext:value-type="float">
            <text:p>302861</text:p>
          </table:table-cell>
          <table:table-cell table:formula="of:=[.B76]+MIN([.B158];[.C238])" office:value-type="float" office:value="300123" calcext:value-type="float">
            <text:p>300123</text:p>
          </table:table-cell>
          <table:table-cell table:formula="of:=[.C76]+MIN([.C158];[.D238])" office:value-type="float" office:value="290961" calcext:value-type="float">
            <text:p>290961</text:p>
          </table:table-cell>
          <table:table-cell table:formula="of:=[.D76]+MIN([.D158];[.E238])" office:value-type="float" office:value="290240" calcext:value-type="float">
            <text:p>290240</text:p>
          </table:table-cell>
          <table:table-cell table:formula="of:=[.E76]+MIN([.E158];[.F238])" office:value-type="float" office:value="282806" calcext:value-type="float">
            <text:p>282806</text:p>
          </table:table-cell>
          <table:table-cell table:formula="of:=[.F76]+MIN([.F158];[.G238])" office:value-type="float" office:value="281353" calcext:value-type="float">
            <text:p>281353</text:p>
          </table:table-cell>
          <table:table-cell table:formula="of:=[.G76]+MIN([.G158];[.H238])" office:value-type="float" office:value="277525" calcext:value-type="float">
            <text:p>277525</text:p>
          </table:table-cell>
          <table:table-cell table:formula="of:=[.H76]+MIN([.H158];[.I238])" office:value-type="float" office:value="274568" calcext:value-type="float">
            <text:p>274568</text:p>
          </table:table-cell>
          <table:table-cell table:formula="of:=[.I76]+MIN([.I158];[.J238])" office:value-type="float" office:value="275328" calcext:value-type="float">
            <text:p>275328</text:p>
          </table:table-cell>
          <table:table-cell table:formula="of:=[.J76]+MIN([.J158];[.K238])" office:value-type="float" office:value="271185" calcext:value-type="float">
            <text:p>271185</text:p>
          </table:table-cell>
          <table:table-cell table:formula="of:=[.K76]+MIN([.K158];[.L238])" office:value-type="float" office:value="265166" calcext:value-type="float">
            <text:p>265166</text:p>
          </table:table-cell>
          <table:table-cell table:formula="of:=[.L76]+MIN([.L158];[.M238])" office:value-type="float" office:value="256481" calcext:value-type="float">
            <text:p>256481</text:p>
          </table:table-cell>
          <table:table-cell table:formula="of:=[.M76]+MIN([.M158];[.N238])" office:value-type="float" office:value="252095" calcext:value-type="float">
            <text:p>252095</text:p>
          </table:table-cell>
          <table:table-cell table:formula="of:=[.N76]+MIN([.N158];[.O238])" office:value-type="float" office:value="249029" calcext:value-type="float">
            <text:p>249029</text:p>
          </table:table-cell>
          <table:table-cell table:formula="of:=[.O76]+MIN([.O158];[.P238])" office:value-type="float" office:value="239972" calcext:value-type="float">
            <text:p>239972</text:p>
          </table:table-cell>
          <table:table-cell table:formula="of:=[.P76]+MIN([.P158];[.Q238])" office:value-type="float" office:value="233112" calcext:value-type="float">
            <text:p>233112</text:p>
          </table:table-cell>
          <table:table-cell table:formula="of:=[.Q76]+MIN([.Q158];[.R238])" office:value-type="float" office:value="233099" calcext:value-type="float">
            <text:p>233099</text:p>
          </table:table-cell>
          <table:table-cell table:formula="of:=[.R76]+MIN([.R158];[.S238])" office:value-type="float" office:value="227784" calcext:value-type="float">
            <text:p>227784</text:p>
          </table:table-cell>
          <table:table-cell table:formula="of:=[.S76]+MIN([.S158];[.T238])" office:value-type="float" office:value="225364" calcext:value-type="float">
            <text:p>225364</text:p>
          </table:table-cell>
          <table:table-cell table:formula="of:=[.T76]+MIN([.T158];[.U238])" office:value-type="float" office:value="220170" calcext:value-type="float">
            <text:p>220170</text:p>
          </table:table-cell>
          <table:table-cell table:formula="of:=[.U76]+MIN([.U158];[.V238])" office:value-type="float" office:value="213059" calcext:value-type="float">
            <text:p>213059</text:p>
          </table:table-cell>
          <table:table-cell table:formula="of:=[.V76]+MIN([.V158];[.W238])" office:value-type="float" office:value="209922" calcext:value-type="float">
            <text:p>209922</text:p>
          </table:table-cell>
          <table:table-cell table:formula="of:=[.W76]+MIN([.W158];[.X238])" office:value-type="float" office:value="200818" calcext:value-type="float">
            <text:p>200818</text:p>
          </table:table-cell>
          <table:table-cell table:formula="of:=[.X76]+MIN([.X158];[.Y238])" office:value-type="float" office:value="199877" calcext:value-type="float">
            <text:p>199877</text:p>
          </table:table-cell>
          <table:table-cell table:formula="of:=[.Y76]+MIN([.Y158];[.Z238])" office:value-type="float" office:value="199291" calcext:value-type="float">
            <text:p>199291</text:p>
          </table:table-cell>
          <table:table-cell table:formula="of:=[.Z76]+MIN([.Z158];[.AA238])" office:value-type="float" office:value="196895" calcext:value-type="float">
            <text:p>196895</text:p>
          </table:table-cell>
          <table:table-cell table:formula="of:=[.AA76]+MIN([.AA158];[.AB238])" office:value-type="float" office:value="200239" calcext:value-type="float">
            <text:p>200239</text:p>
          </table:table-cell>
          <table:table-cell table:formula="of:=[.AB76]+MIN([.AB158];[.AC238])" office:value-type="float" office:value="198311" calcext:value-type="float">
            <text:p>198311</text:p>
          </table:table-cell>
          <table:table-cell table:formula="of:=[.AC76]+MIN([.AC158];[.AD238])" office:value-type="float" office:value="190521" calcext:value-type="float">
            <text:p>190521</text:p>
          </table:table-cell>
          <table:table-cell table:formula="of:=[.AD76]+MIN([.AD158];[.AE238])" office:value-type="float" office:value="183481" calcext:value-type="float">
            <text:p>183481</text:p>
          </table:table-cell>
          <table:table-cell table:formula="of:=[.AE76]+MIN([.AE158];[.AF238])" office:value-type="float" office:value="178172" calcext:value-type="float">
            <text:p>178172</text:p>
          </table:table-cell>
          <table:table-cell table:formula="of:=[.AF76]+MIN([.AF158];[.AG238])" office:value-type="float" office:value="183479" calcext:value-type="float">
            <text:p>183479</text:p>
          </table:table-cell>
          <table:table-cell table:formula="of:=[.AG76]+MIN([.AG158];[.AH238])" office:value-type="float" office:value="184613" calcext:value-type="float">
            <text:p>184613</text:p>
          </table:table-cell>
          <table:table-cell table:formula="of:=[.AH76]+MIN([.AH158];[.AI238])" office:value-type="float" office:value="180185" calcext:value-type="float">
            <text:p>180185</text:p>
          </table:table-cell>
          <table:table-cell table:formula="of:=[.AI76]+MIN([.AI158];[.AJ238])" office:value-type="float" office:value="181588" calcext:value-type="float">
            <text:p>181588</text:p>
          </table:table-cell>
          <table:table-cell table:formula="of:=[.AJ76]+MIN([.AJ158];[.AK238])" office:value-type="float" office:value="180743" calcext:value-type="float">
            <text:p>180743</text:p>
          </table:table-cell>
          <table:table-cell table:formula="of:=[.AK76]+MIN([.AK158];[.AL238])" office:value-type="float" office:value="175310" calcext:value-type="float">
            <text:p>175310</text:p>
          </table:table-cell>
          <table:table-cell table:formula="of:=[.AL76]+MIN([.AL158];[.AM238])" office:value-type="float" office:value="169463" calcext:value-type="float">
            <text:p>169463</text:p>
          </table:table-cell>
          <table:table-cell table:formula="of:=[.AM76]+MIN([.AM158];[.AN238])" office:value-type="float" office:value="162139" calcext:value-type="float">
            <text:p>162139</text:p>
          </table:table-cell>
          <table:table-cell table:formula="of:=[.AN76]+MIN([.AN158];[.AO238])" office:value-type="float" office:value="161314" calcext:value-type="float">
            <text:p>161314</text:p>
          </table:table-cell>
          <table:table-cell table:formula="of:=[.AO76]+MIN([.AO158];[.AP238])" office:value-type="float" office:value="154003" calcext:value-type="float">
            <text:p>154003</text:p>
          </table:table-cell>
          <table:table-cell table:formula="of:=[.AP76]+MIN([.AP158];[.AQ238])" office:value-type="float" office:value="150530" calcext:value-type="float">
            <text:p>150530</text:p>
          </table:table-cell>
          <table:table-cell table:formula="of:=[.AQ76]+MIN([.AQ158];[.AR238])" office:value-type="float" office:value="146986" calcext:value-type="float">
            <text:p>146986</text:p>
          </table:table-cell>
          <table:table-cell table:formula="of:=[.AR76]+MIN([.AR158];[.AS238])" office:value-type="float" office:value="140916" calcext:value-type="float">
            <text:p>140916</text:p>
          </table:table-cell>
          <table:table-cell table:formula="of:=[.AS76]+MIN([.AS158];[.AT238])" office:value-type="float" office:value="131244" calcext:value-type="float">
            <text:p>131244</text:p>
          </table:table-cell>
          <table:table-cell table:formula="of:=[.AT76]+MIN([.AT158];[.AU238])" office:value-type="float" office:value="126362" calcext:value-type="float">
            <text:p>126362</text:p>
          </table:table-cell>
          <table:table-cell table:formula="of:=[.AU76]+MIN([.AU158];[.AV238])" office:value-type="float" office:value="126312" calcext:value-type="float">
            <text:p>126312</text:p>
          </table:table-cell>
          <table:table-cell table:formula="of:=[.AV76]+MIN([.AV158];[.AW238])" office:value-type="float" office:value="133928" calcext:value-type="float">
            <text:p>133928</text:p>
          </table:table-cell>
          <table:table-cell table:formula="of:=[.AW76]+MIN([.AW158];[.AX238])" office:value-type="float" office:value="127414" calcext:value-type="float">
            <text:p>127414</text:p>
          </table:table-cell>
          <table:table-cell table:formula="of:=[.AX76]+MIN([.AX158];[.AY238])" office:value-type="float" office:value="118083" calcext:value-type="float">
            <text:p>118083</text:p>
          </table:table-cell>
          <table:table-cell table:formula="of:=[.AY76]+MIN([.AY158];[.AZ238])" office:value-type="float" office:value="114033" calcext:value-type="float">
            <text:p>114033</text:p>
          </table:table-cell>
          <table:table-cell table:formula="of:=[.AZ76]+MIN([.AZ158];[.BA238])" office:value-type="float" office:value="112389" calcext:value-type="float">
            <text:p>112389</text:p>
          </table:table-cell>
          <table:table-cell table:formula="of:=[.BA76]+MIN([.BA158];[.BB238])" office:value-type="float" office:value="104500" calcext:value-type="float">
            <text:p>104500</text:p>
          </table:table-cell>
          <table:table-cell table:formula="of:=[.BB76]+MIN([.BB158];[.BC238])" office:value-type="float" office:value="102896" calcext:value-type="float">
            <text:p>102896</text:p>
          </table:table-cell>
          <table:table-cell table:formula="of:=[.BC76]+MIN([.BC158];[.BD238])" office:value-type="float" office:value="102009" calcext:value-type="float">
            <text:p>102009</text:p>
          </table:table-cell>
          <table:table-cell table:formula="of:=[.BD76]+MIN([.BD158];[.BE238])" office:value-type="float" office:value="100454" calcext:value-type="float">
            <text:p>100454</text:p>
          </table:table-cell>
          <table:table-cell table:formula="of:=[.BE76]+MIN([.BE158];[.BF238])" office:value-type="float" office:value="94908" calcext:value-type="float">
            <text:p>94908</text:p>
          </table:table-cell>
          <table:table-cell table:formula="of:=[.BF76]+MIN([.BF158];[.BG238])" office:value-type="float" office:value="86596" calcext:value-type="float">
            <text:p>86596</text:p>
          </table:table-cell>
          <table:table-cell table:formula="of:=[.BG76]+MIN([.BG158];[.BH238])" office:value-type="float" office:value="86171" calcext:value-type="float">
            <text:p>86171</text:p>
          </table:table-cell>
          <table:table-cell table:formula="of:=[.BH76]+MIN([.BH158];[.BI238])" office:value-type="float" office:value="77235" calcext:value-type="float">
            <text:p>77235</text:p>
          </table:table-cell>
          <table:table-cell table:formula="of:=[.BI76]+MIN([.BI158];[.BJ238])" office:value-type="float" office:value="74002" calcext:value-type="float">
            <text:p>74002</text:p>
          </table:table-cell>
          <table:table-cell table:formula="of:=[.BJ76]+MIN([.BJ158];[.BK238])" office:value-type="float" office:value="66278" calcext:value-type="float">
            <text:p>66278</text:p>
          </table:table-cell>
          <table:table-cell table:formula="of:=[.BK76]+MIN([.BK158];[.BL238])" office:value-type="float" office:value="64798" calcext:value-type="float">
            <text:p>64798</text:p>
          </table:table-cell>
          <table:table-cell table:formula="of:=[.BL76]+MIN([.BL158];[.BM238])" office:value-type="float" office:value="64395" calcext:value-type="float">
            <text:p>64395</text:p>
          </table:table-cell>
          <table:table-cell table:formula="of:=[.BM76]+MIN([.BM158];[.BN238])" office:value-type="float" office:value="56955" calcext:value-type="float">
            <text:p>56955</text:p>
          </table:table-cell>
          <table:table-cell table:formula="of:=[.BN76]+MIN([.BN158];[.BO238])" office:value-type="float" office:value="55171" calcext:value-type="float">
            <text:p>55171</text:p>
          </table:table-cell>
          <table:table-cell table:formula="of:=[.BO76]+MIN([.BO158];[.BP238])" office:value-type="float" office:value="53417" calcext:value-type="float">
            <text:p>53417</text:p>
          </table:table-cell>
          <table:table-cell table:formula="of:=[.BP76]+MIN([.BP158];[.BQ238])" office:value-type="float" office:value="48696" calcext:value-type="float">
            <text:p>48696</text:p>
          </table:table-cell>
          <table:table-cell table:formula="of:=[.BQ76]+MIN([.BQ158];[.BR238])" office:value-type="float" office:value="47127" calcext:value-type="float">
            <text:p>47127</text:p>
          </table:table-cell>
          <table:table-cell table:formula="of:=[.BR76]+MIN([.BR158];[.BS238])" office:value-type="float" office:value="46475" calcext:value-type="float">
            <text:p>46475</text:p>
          </table:table-cell>
          <table:table-cell table:formula="of:=[.BS76]+MIN([.BS158];[.BT238])" office:value-type="float" office:value="42582" calcext:value-type="float">
            <text:p>42582</text:p>
          </table:table-cell>
          <table:table-cell table:formula="of:=[.BT76]+MIN([.BT158];[.BU238])" office:value-type="float" office:value="38008" calcext:value-type="float">
            <text:p>38008</text:p>
          </table:table-cell>
          <table:table-cell table:formula="of:=[.BU76]+MIN([.BU158];[.BV238])" office:value-type="float" office:value="38981" calcext:value-type="float">
            <text:p>38981</text:p>
          </table:table-cell>
          <table:table-cell table:formula="of:=[.BV76]+MIN([.BV158];[.BW238])" office:value-type="float" office:value="39571" calcext:value-type="float">
            <text:p>39571</text:p>
          </table:table-cell>
          <table:table-cell table:formula="of:=[.BW76]+MIN([.BW158];[.BX238])" office:value-type="float" office:value="38903" calcext:value-type="float">
            <text:p>38903</text:p>
          </table:table-cell>
          <table:table-cell table:formula="of:=[.BX76]+MIN([.BX158];[.BY238])" office:value-type="float" office:value="34116" calcext:value-type="float">
            <text:p>34116</text:p>
          </table:table-cell>
          <table:table-cell table:formula="of:=[.BY76]+MIN([.BY158];[.BZ238])" office:value-type="float" office:value="25825" calcext:value-type="float">
            <text:p>25825</text:p>
          </table:table-cell>
          <table:table-cell table:formula="of:=[.BZ76]+MIN([.BZ158];[.CA238])" office:value-type="float" office:value="16626" calcext:value-type="float">
            <text:p>16626</text:p>
          </table:table-cell>
          <table:table-cell table:formula="of:=[.CA76]+MIN([.CA158];[.CB238])" office:value-type="float" office:value="12305" calcext:value-type="float">
            <text:p>12305</text:p>
          </table:table-cell>
          <table:table-cell table:formula="of:=[.CB76]" office:value-type="float" office:value="8914" calcext:value-type="float">
            <text:p>8914</text:p>
          </table:table-cell>
        </table:table-row>
        <table:table-row table:style-name="ro1">
          <table:table-cell table:formula="of:=[.A77]+MIN([.A159];[.B239])" office:value-type="float" office:value="305279" calcext:value-type="float">
            <text:p>305279</text:p>
          </table:table-cell>
          <table:table-cell table:formula="of:=[.B77]+MIN([.B159];[.C239])" office:value-type="float" office:value="299235" calcext:value-type="float">
            <text:p>299235</text:p>
          </table:table-cell>
          <table:table-cell table:formula="of:=[.C77]+MIN([.C159];[.D239])" office:value-type="float" office:value="296307" calcext:value-type="float">
            <text:p>296307</text:p>
          </table:table-cell>
          <table:table-cell table:formula="of:=[.D77]+MIN([.D159];[.E239])" office:value-type="float" office:value="286975" calcext:value-type="float">
            <text:p>286975</text:p>
          </table:table-cell>
          <table:table-cell table:formula="of:=[.E77]+MIN([.E159];[.F239])" office:value-type="float" office:value="283647" calcext:value-type="float">
            <text:p>283647</text:p>
          </table:table-cell>
          <table:table-cell table:formula="of:=[.F77]+MIN([.F159];[.G239])" office:value-type="float" office:value="275059" calcext:value-type="float">
            <text:p>275059</text:p>
          </table:table-cell>
          <table:table-cell table:formula="of:=[.G77]+MIN([.G159];[.H239])" office:value-type="float" office:value="274612" calcext:value-type="float">
            <text:p>274612</text:p>
          </table:table-cell>
          <table:table-cell table:formula="of:=[.H77]+MIN([.H159];[.I239])" office:value-type="float" office:value="270782" calcext:value-type="float">
            <text:p>270782</text:p>
          </table:table-cell>
          <table:table-cell table:formula="of:=[.I77]+MIN([.I159];[.J239])" office:value-type="float" office:value="269606" calcext:value-type="float">
            <text:p>269606</text:p>
          </table:table-cell>
          <table:table-cell table:formula="of:=[.J77]+MIN([.J159];[.K239])" office:value-type="float" office:value="266083" calcext:value-type="float">
            <text:p>266083</text:p>
          </table:table-cell>
          <table:table-cell table:formula="of:=[.K77]+MIN([.K159];[.L239])" office:value-type="float" office:value="269520" calcext:value-type="float">
            <text:p>269520</text:p>
          </table:table-cell>
          <table:table-cell table:formula="of:=[.L77]+MIN([.L159];[.M239])" office:value-type="float" office:value="261155" calcext:value-type="float">
            <text:p>261155</text:p>
          </table:table-cell>
          <table:table-cell table:formula="of:=[.M77]+MIN([.M159];[.N239])" office:value-type="float" office:value="255019" calcext:value-type="float">
            <text:p>255019</text:p>
          </table:table-cell>
          <table:table-cell table:formula="of:=[.N77]+MIN([.N159];[.O239])" office:value-type="float" office:value="250833" calcext:value-type="float">
            <text:p>250833</text:p>
          </table:table-cell>
          <table:table-cell table:formula="of:=[.O77]+MIN([.O159];[.P239])" office:value-type="float" office:value="242572" calcext:value-type="float">
            <text:p>242572</text:p>
          </table:table-cell>
          <table:table-cell table:formula="of:=[.P77]+MIN([.P159];[.Q239])" office:value-type="float" office:value="247425" calcext:value-type="float">
            <text:p>247425</text:p>
          </table:table-cell>
          <table:table-cell table:formula="of:=[.Q77]+MIN([.Q159];[.R239])" office:value-type="float" office:value="238850" calcext:value-type="float">
            <text:p>238850</text:p>
          </table:table-cell>
          <table:table-cell table:formula="of:=[.R77]+MIN([.R159];[.S239])" office:value-type="float" office:value="232870" calcext:value-type="float">
            <text:p>232870</text:p>
          </table:table-cell>
          <table:table-cell table:formula="of:=[.S77]+MIN([.S159];[.T239])" office:value-type="float" office:value="223839" calcext:value-type="float">
            <text:p>223839</text:p>
          </table:table-cell>
          <table:table-cell table:formula="of:=[.T77]+MIN([.T159];[.U239])" office:value-type="float" office:value="216559" calcext:value-type="float">
            <text:p>216559</text:p>
          </table:table-cell>
          <table:table-cell table:formula="of:=[.U77]+MIN([.U159];[.V239])" office:value-type="float" office:value="218193" calcext:value-type="float">
            <text:p>218193</text:p>
          </table:table-cell>
          <table:table-cell table:formula="of:=[.V77]+MIN([.V159];[.W239])" office:value-type="float" office:value="215399" calcext:value-type="float">
            <text:p>215399</text:p>
          </table:table-cell>
          <table:table-cell table:formula="of:=[.W77]+MIN([.W159];[.X239])" office:value-type="float" office:value="209885" calcext:value-type="float">
            <text:p>209885</text:p>
          </table:table-cell>
          <table:table-cell table:formula="of:=[.X77]+MIN([.X159];[.Y239])" office:value-type="float" office:value="208077" calcext:value-type="float">
            <text:p>208077</text:p>
          </table:table-cell>
          <table:table-cell table:formula="of:=[.Y77]+MIN([.Y159];[.Z239])" office:value-type="float" office:value="203836" calcext:value-type="float">
            <text:p>203836</text:p>
          </table:table-cell>
          <table:table-cell table:formula="of:=[.Z77]+MIN([.Z159];[.AA239])" office:value-type="float" office:value="196140" calcext:value-type="float">
            <text:p>196140</text:p>
          </table:table-cell>
          <table:table-cell table:formula="of:=[.AA77]+MIN([.AA159];[.AB239])" office:value-type="float" office:value="196062" calcext:value-type="float">
            <text:p>196062</text:p>
          </table:table-cell>
          <table:table-cell table:formula="of:=[.AB77]+MIN([.AB159];[.AC239])" office:value-type="float" office:value="189492" calcext:value-type="float">
            <text:p>189492</text:p>
          </table:table-cell>
          <table:table-cell table:formula="of:=[.AC77]+MIN([.AC159];[.AD239])" office:value-type="float" office:value="188936" calcext:value-type="float">
            <text:p>188936</text:p>
          </table:table-cell>
          <table:table-cell table:formula="of:=[.AD77]+MIN([.AD159];[.AE239])" office:value-type="float" office:value="183853" calcext:value-type="float">
            <text:p>183853</text:p>
          </table:table-cell>
          <table:table-cell table:formula="of:=[.AE77]+MIN([.AE159];[.AF239])" office:value-type="float" office:value="182427" calcext:value-type="float">
            <text:p>182427</text:p>
          </table:table-cell>
          <table:table-cell table:formula="of:=[.AF77]+MIN([.AF159];[.AG239])" office:value-type="float" office:value="184920" calcext:value-type="float">
            <text:p>184920</text:p>
          </table:table-cell>
          <table:table-cell table:formula="of:=[.AG77]+MIN([.AG159];[.AH239])" office:value-type="float" office:value="186092" calcext:value-type="float">
            <text:p>186092</text:p>
          </table:table-cell>
          <table:table-cell table:formula="of:=[.AH77]+MIN([.AH159];[.AI239])" office:value-type="float" office:value="176574" calcext:value-type="float">
            <text:p>176574</text:p>
          </table:table-cell>
          <table:table-cell table:formula="of:=[.AI77]+MIN([.AI159];[.AJ239])" office:value-type="float" office:value="176867" calcext:value-type="float">
            <text:p>176867</text:p>
          </table:table-cell>
          <table:table-cell table:formula="of:=[.AJ77]+MIN([.AJ159];[.AK239])" office:value-type="float" office:value="174982" calcext:value-type="float">
            <text:p>174982</text:p>
          </table:table-cell>
          <table:table-cell table:formula="of:=[.AK77]+MIN([.AK159];[.AL239])" office:value-type="float" office:value="174254" calcext:value-type="float">
            <text:p>174254</text:p>
          </table:table-cell>
          <table:table-cell table:formula="of:=[.AL77]+MIN([.AL159];[.AM239])" office:value-type="float" office:value="172308" calcext:value-type="float">
            <text:p>172308</text:p>
          </table:table-cell>
          <table:table-cell table:formula="of:=[.AM77]+MIN([.AM159];[.AN239])" office:value-type="float" office:value="167625" calcext:value-type="float">
            <text:p>167625</text:p>
          </table:table-cell>
          <table:table-cell table:formula="of:=[.AN77]+MIN([.AN159];[.AO239])" office:value-type="float" office:value="158294" calcext:value-type="float">
            <text:p>158294</text:p>
          </table:table-cell>
          <table:table-cell table:formula="of:=[.AO77]+MIN([.AO159];[.AP239])" office:value-type="float" office:value="150243" calcext:value-type="float">
            <text:p>150243</text:p>
          </table:table-cell>
          <table:table-cell table:formula="of:=[.AP77]+MIN([.AP159];[.AQ239])" office:value-type="float" office:value="148707" calcext:value-type="float">
            <text:p>148707</text:p>
          </table:table-cell>
          <table:table-cell table:formula="of:=[.AQ77]+MIN([.AQ159];[.AR239])" office:value-type="float" office:value="149235" calcext:value-type="float">
            <text:p>149235</text:p>
          </table:table-cell>
          <table:table-cell table:formula="of:=[.AR77]+MIN([.AR159];[.AS239])" office:value-type="float" office:value="142873" calcext:value-type="float">
            <text:p>142873</text:p>
          </table:table-cell>
          <table:table-cell table:formula="of:=[.AS77]+MIN([.AS159];[.AT239])" office:value-type="float" office:value="135033" calcext:value-type="float">
            <text:p>135033</text:p>
          </table:table-cell>
          <table:table-cell table:formula="of:=[.AT77]+MIN([.AT159];[.AU239])" office:value-type="float" office:value="125778" calcext:value-type="float">
            <text:p>125778</text:p>
          </table:table-cell>
          <table:table-cell table:formula="of:=[.AU77]+MIN([.AU159];[.AV239])" office:value-type="float" office:value="124947" calcext:value-type="float">
            <text:p>124947</text:p>
          </table:table-cell>
          <table:table-cell table:formula="of:=[.AV77]+MIN([.AV159];[.AW239])" office:value-type="float" office:value="124432" calcext:value-type="float">
            <text:p>124432</text:p>
          </table:table-cell>
          <table:table-cell table:formula="of:=[.AW77]+MIN([.AW159];[.AX239])" office:value-type="float" office:value="130361" calcext:value-type="float">
            <text:p>130361</text:p>
          </table:table-cell>
          <table:table-cell table:formula="of:=[.AX77]+MIN([.AX159];[.AY239])" office:value-type="float" office:value="126923" calcext:value-type="float">
            <text:p>126923</text:p>
          </table:table-cell>
          <table:table-cell table:formula="of:=[.AY77]+MIN([.AY159];[.AZ239])" office:value-type="float" office:value="120483" calcext:value-type="float">
            <text:p>120483</text:p>
          </table:table-cell>
          <table:table-cell table:formula="of:=[.AZ77]+MIN([.AZ159];[.BA239])" office:value-type="float" office:value="111519" calcext:value-type="float">
            <text:p>111519</text:p>
          </table:table-cell>
          <table:table-cell table:formula="of:=[.BA77]+MIN([.BA159];[.BB239])" office:value-type="float" office:value="109844" calcext:value-type="float">
            <text:p>109844</text:p>
          </table:table-cell>
          <table:table-cell table:formula="of:=[.BB77]+MIN([.BB159];[.BC239])" office:value-type="float" office:value="112460" calcext:value-type="float">
            <text:p>112460</text:p>
          </table:table-cell>
          <table:table-cell table:formula="of:=[.BC77]+MIN([.BC159];[.BD239])" office:value-type="float" office:value="109286" calcext:value-type="float">
            <text:p>109286</text:p>
          </table:table-cell>
          <table:table-cell table:formula="of:=[.BD77]+MIN([.BD159];[.BE239])" office:value-type="float" office:value="103319" calcext:value-type="float">
            <text:p>103319</text:p>
          </table:table-cell>
          <table:table-cell table:formula="of:=[.BE77]+MIN([.BE159];[.BF239])" office:value-type="float" office:value="95215" calcext:value-type="float">
            <text:p>95215</text:p>
          </table:table-cell>
          <table:table-cell table:formula="of:=[.BF77]+MIN([.BF159];[.BG239])" office:value-type="float" office:value="93496" calcext:value-type="float">
            <text:p>93496</text:p>
          </table:table-cell>
          <table:table-cell table:formula="of:=[.BG77]+MIN([.BG159];[.BH239])" office:value-type="float" office:value="83826" calcext:value-type="float">
            <text:p>83826</text:p>
          </table:table-cell>
          <table:table-cell table:formula="of:=[.BH77]+MIN([.BH159];[.BI239])" office:value-type="float" office:value="81016" calcext:value-type="float">
            <text:p>81016</text:p>
          </table:table-cell>
          <table:table-cell table:formula="of:=[.BI77]+MIN([.BI159];[.BJ239])" office:value-type="float" office:value="74239" calcext:value-type="float">
            <text:p>74239</text:p>
          </table:table-cell>
          <table:table-cell table:formula="of:=[.BJ77]+MIN([.BJ159];[.BK239])" office:value-type="float" office:value="77424" calcext:value-type="float">
            <text:p>77424</text:p>
          </table:table-cell>
          <table:table-cell table:formula="of:=[.BK77]+MIN([.BK159];[.BL239])" office:value-type="float" office:value="75250" calcext:value-type="float">
            <text:p>75250</text:p>
          </table:table-cell>
          <table:table-cell table:formula="of:=[.BL77]+MIN([.BL159];[.BM239])" office:value-type="float" office:value="68991" calcext:value-type="float">
            <text:p>68991</text:p>
          </table:table-cell>
          <table:table-cell table:formula="of:=[.BM77]+MIN([.BM159];[.BN239])" office:value-type="float" office:value="60675" calcext:value-type="float">
            <text:p>60675</text:p>
          </table:table-cell>
          <table:table-cell table:formula="of:=[.BN77]+MIN([.BN159];[.BO239])" office:value-type="float" office:value="61946" calcext:value-type="float">
            <text:p>61946</text:p>
          </table:table-cell>
          <table:table-cell table:formula="of:=[.BO77]+MIN([.BO159];[.BP239])" office:value-type="float" office:value="63114" calcext:value-type="float">
            <text:p>63114</text:p>
          </table:table-cell>
          <table:table-cell table:formula="of:=[.BP77]+MIN([.BP159];[.BQ239])" office:value-type="float" office:value="56555" calcext:value-type="float">
            <text:p>56555</text:p>
          </table:table-cell>
          <table:table-cell table:formula="of:=[.BQ77]+MIN([.BQ159];[.BR239])" office:value-type="float" office:value="47118" calcext:value-type="float">
            <text:p>47118</text:p>
          </table:table-cell>
          <table:table-cell table:formula="of:=[.BR77]+MIN([.BR159];[.BS239])" office:value-type="float" office:value="42757" calcext:value-type="float">
            <text:p>42757</text:p>
          </table:table-cell>
          <table:table-cell table:formula="of:=[.BS77]+MIN([.BS159];[.BT239])" office:value-type="float" office:value="41935" calcext:value-type="float">
            <text:p>41935</text:p>
          </table:table-cell>
          <table:table-cell table:formula="of:=[.BT77]+MIN([.BT159];[.BU239])" office:value-type="float" office:value="32316" calcext:value-type="float">
            <text:p>32316</text:p>
          </table:table-cell>
          <table:table-cell table:formula="of:=[.BU77]+MIN([.BU159];[.BV239])" office:value-type="float" office:value="29251" calcext:value-type="float">
            <text:p>29251</text:p>
          </table:table-cell>
          <table:table-cell table:formula="of:=[.BV77]+MIN([.BV159];[.BW239])" office:value-type="float" office:value="34758" calcext:value-type="float">
            <text:p>34758</text:p>
          </table:table-cell>
          <table:table-cell table:formula="of:=[.BW77]+MIN([.BW159];[.BX239])" office:value-type="float" office:value="33353" calcext:value-type="float">
            <text:p>33353</text:p>
          </table:table-cell>
          <table:table-cell table:formula="of:=[.BX77]+MIN([.BX159];[.BY239])" office:value-type="float" office:value="30284" calcext:value-type="float">
            <text:p>30284</text:p>
          </table:table-cell>
          <table:table-cell table:formula="of:=[.BY77]+MIN([.BY159];[.BZ239])" office:value-type="float" office:value="27542" calcext:value-type="float">
            <text:p>27542</text:p>
          </table:table-cell>
          <table:table-cell table:formula="of:=[.BZ77]+MIN([.BZ159];[.CA239])" office:value-type="float" office:value="21431" calcext:value-type="float">
            <text:p>21431</text:p>
          </table:table-cell>
          <table:table-cell table:formula="of:=[.CA77]+MIN([.CA159];[.CB239])" office:value-type="float" office:value="11796" calcext:value-type="float">
            <text:p>11796</text:p>
          </table:table-cell>
          <table:table-cell table:formula="of:=[.CB77]" office:value-type="float" office:value="4864" calcext:value-type="float">
            <text:p>4864</text:p>
          </table:table-cell>
        </table:table-row>
        <table:table-row table:style-name="ro1">
          <table:table-cell table:formula="of:=[.A78]+MIN([.A160];[.B240])" office:value-type="float" office:value="308285" calcext:value-type="float">
            <text:p>308285</text:p>
          </table:table-cell>
          <table:table-cell table:formula="of:=[.B78]+MIN([.B160];[.C240])" office:value-type="float" office:value="302764" calcext:value-type="float">
            <text:p>302764</text:p>
          </table:table-cell>
          <table:table-cell table:formula="of:=[.C78]+MIN([.C160];[.D240])" office:value-type="float" office:value="297987" calcext:value-type="float">
            <text:p>297987</text:p>
          </table:table-cell>
          <table:table-cell table:formula="of:=[.D78]+MIN([.D160];[.E240])" office:value-type="float" office:value="292176" calcext:value-type="float">
            <text:p>292176</text:p>
          </table:table-cell>
          <table:table-cell table:formula="of:=[.E78]+MIN([.E160];[.F240])" office:value-type="float" office:value="287498" calcext:value-type="float">
            <text:p>287498</text:p>
          </table:table-cell>
          <table:table-cell table:formula="of:=[.F78]+MIN([.F160];[.G240])" office:value-type="float" office:value="284032" calcext:value-type="float">
            <text:p>284032</text:p>
          </table:table-cell>
          <table:table-cell table:formula="of:=[.G78]+MIN([.G160];[.H240])" office:value-type="float" office:value="279069" calcext:value-type="float">
            <text:p>279069</text:p>
          </table:table-cell>
          <table:table-cell table:formula="of:=[.H78]+MIN([.H160];[.I240])" office:value-type="float" office:value="272334" calcext:value-type="float">
            <text:p>272334</text:p>
          </table:table-cell>
          <table:table-cell table:formula="of:=[.I78]+MIN([.I160];[.J240])" office:value-type="float" office:value="269238" calcext:value-type="float">
            <text:p>269238</text:p>
          </table:table-cell>
          <table:table-cell table:formula="of:=[.J78]+MIN([.J160];[.K240])" office:value-type="float" office:value="263378" calcext:value-type="float">
            <text:p>263378</text:p>
          </table:table-cell>
          <table:table-cell table:formula="of:=[.K78]+MIN([.K160];[.L240])" office:value-type="float" office:value="261973" calcext:value-type="float">
            <text:p>261973</text:p>
          </table:table-cell>
          <table:table-cell table:formula="of:=[.L78]+MIN([.L160];[.M240])" office:value-type="float" office:value="256846" calcext:value-type="float">
            <text:p>256846</text:p>
          </table:table-cell>
          <table:table-cell table:formula="of:=[.M78]+MIN([.M160];[.N240])" office:value-type="float" office:value="249577" calcext:value-type="float">
            <text:p>249577</text:p>
          </table:table-cell>
          <table:table-cell table:formula="of:=[.N78]+MIN([.N160];[.O240])" office:value-type="float" office:value="241784" calcext:value-type="float">
            <text:p>241784</text:p>
          </table:table-cell>
          <table:table-cell table:formula="of:=[.O78]+MIN([.O160];[.P240])" office:value-type="float" office:value="237046" calcext:value-type="float">
            <text:p>237046</text:p>
          </table:table-cell>
          <table:table-cell table:formula="of:=[.P78]+MIN([.P160];[.Q240])" office:value-type="float" office:value="239149" calcext:value-type="float">
            <text:p>239149</text:p>
          </table:table-cell>
          <table:table-cell table:formula="of:=[.Q78]+MIN([.Q160];[.R240])" office:value-type="float" office:value="229981" calcext:value-type="float">
            <text:p>229981</text:p>
          </table:table-cell>
          <table:table-cell table:formula="of:=[.R78]+MIN([.R160];[.S240])" office:value-type="float" office:value="226985" calcext:value-type="float">
            <text:p>226985</text:p>
          </table:table-cell>
          <table:table-cell table:formula="of:=[.S78]+MIN([.S160];[.T240])" office:value-type="float" office:value="218057" calcext:value-type="float">
            <text:p>218057</text:p>
          </table:table-cell>
          <table:table-cell table:formula="of:=[.T78]+MIN([.T160];[.U240])" office:value-type="float" office:value="217862" calcext:value-type="float">
            <text:p>217862</text:p>
          </table:table-cell>
          <table:table-cell table:formula="of:=[.U78]+MIN([.U160];[.V240])" office:value-type="float" office:value="220857" calcext:value-type="float">
            <text:p>220857</text:p>
          </table:table-cell>
          <table:table-cell table:formula="of:=[.V78]+MIN([.V160];[.W240])" office:value-type="float" office:value="219581" calcext:value-type="float">
            <text:p>219581</text:p>
          </table:table-cell>
          <table:table-cell table:formula="of:=[.W78]+MIN([.W160];[.X240])" office:value-type="float" office:value="211904" calcext:value-type="float">
            <text:p>211904</text:p>
          </table:table-cell>
          <table:table-cell table:formula="of:=[.X78]+MIN([.X160];[.Y240])" office:value-type="float" office:value="210555" calcext:value-type="float">
            <text:p>210555</text:p>
          </table:table-cell>
          <table:table-cell table:formula="of:=[.Y78]+MIN([.Y160];[.Z240])" office:value-type="float" office:value="209027" calcext:value-type="float">
            <text:p>209027</text:p>
          </table:table-cell>
          <table:table-cell table:formula="of:=[.Z78]+MIN([.Z160];[.AA240])" office:value-type="float" office:value="199693" calcext:value-type="float">
            <text:p>199693</text:p>
          </table:table-cell>
          <table:table-cell table:formula="of:=[.AA78]+MIN([.AA160];[.AB240])" office:value-type="float" office:value="198695" calcext:value-type="float">
            <text:p>198695</text:p>
          </table:table-cell>
          <table:table-cell table:formula="of:=[.AB78]+MIN([.AB160];[.AC240])" office:value-type="float" office:value="199259" calcext:value-type="float">
            <text:p>199259</text:p>
          </table:table-cell>
          <table:table-cell table:formula="of:=[.AC78]+MIN([.AC160];[.AD240])" office:value-type="float" office:value="193552" calcext:value-type="float">
            <text:p>193552</text:p>
          </table:table-cell>
          <table:table-cell table:formula="of:=[.AD78]+MIN([.AD160];[.AE240])" office:value-type="float" office:value="193187" calcext:value-type="float">
            <text:p>193187</text:p>
          </table:table-cell>
          <table:table-cell table:formula="of:=[.AE78]+MIN([.AE160];[.AF240])" office:value-type="float" office:value="184910" calcext:value-type="float">
            <text:p>184910</text:p>
          </table:table-cell>
          <table:table-cell table:formula="of:=[.AF78]+MIN([.AF160];[.AG240])" office:value-type="float" office:value="181584" calcext:value-type="float">
            <text:p>181584</text:p>
          </table:table-cell>
          <table:table-cell table:formula="of:=[.AG78]+MIN([.AG160];[.AH240])" office:value-type="float" office:value="189983" calcext:value-type="float">
            <text:p>189983</text:p>
          </table:table-cell>
          <table:table-cell table:formula="of:=[.AH78]+MIN([.AH160];[.AI240])" office:value-type="float" office:value="186063" calcext:value-type="float">
            <text:p>186063</text:p>
          </table:table-cell>
          <table:table-cell table:formula="of:=[.AI78]+MIN([.AI160];[.AJ240])" office:value-type="float" office:value="177194" calcext:value-type="float">
            <text:p>177194</text:p>
          </table:table-cell>
          <table:table-cell table:formula="of:=[.AJ78]+MIN([.AJ160];[.AK240])" office:value-type="float" office:value="171242" calcext:value-type="float">
            <text:p>171242</text:p>
          </table:table-cell>
          <table:table-cell table:formula="of:=[.AK78]+MIN([.AK160];[.AL240])" office:value-type="float" office:value="171101" calcext:value-type="float">
            <text:p>171101</text:p>
          </table:table-cell>
          <table:table-cell table:formula="of:=[.AL78]+MIN([.AL160];[.AM240])" office:value-type="float" office:value="162960" calcext:value-type="float">
            <text:p>162960</text:p>
          </table:table-cell>
          <table:table-cell table:formula="of:=[.AM78]+MIN([.AM160];[.AN240])" office:value-type="float" office:value="161144" calcext:value-type="float">
            <text:p>161144</text:p>
          </table:table-cell>
          <table:table-cell table:formula="of:=[.AN78]+MIN([.AN160];[.AO240])" office:value-type="float" office:value="151509" calcext:value-type="float">
            <text:p>151509</text:p>
          </table:table-cell>
          <table:table-cell table:formula="of:=[.AO78]+MIN([.AO160];[.AP240])" office:value-type="float" office:value="147484" calcext:value-type="float">
            <text:p>147484</text:p>
          </table:table-cell>
          <table:table-cell table:formula="of:=[.AP78]+MIN([.AP160];[.AQ240])" office:value-type="float" office:value="143300" calcext:value-type="float">
            <text:p>143300</text:p>
          </table:table-cell>
          <table:table-cell table:formula="of:=[.AQ78]+MIN([.AQ160];[.AR240])" office:value-type="float" office:value="140207" calcext:value-type="float">
            <text:p>140207</text:p>
          </table:table-cell>
          <table:table-cell table:formula="of:=[.AR78]+MIN([.AR160];[.AS240])" office:value-type="float" office:value="140124" calcext:value-type="float">
            <text:p>140124</text:p>
          </table:table-cell>
          <table:table-cell table:formula="of:=[.AS78]+MIN([.AS160];[.AT240])" office:value-type="float" office:value="137877" calcext:value-type="float">
            <text:p>137877</text:p>
          </table:table-cell>
          <table:table-cell table:formula="of:=[.AT78]+MIN([.AT160];[.AU240])" office:value-type="float" office:value="139138" calcext:value-type="float">
            <text:p>139138</text:p>
          </table:table-cell>
          <table:table-cell table:formula="of:=[.AU78]+MIN([.AU160];[.AV240])" office:value-type="float" office:value="129786" calcext:value-type="float">
            <text:p>129786</text:p>
          </table:table-cell>
          <table:table-cell table:formula="of:=[.AV78]+MIN([.AV160];[.AW240])" office:value-type="float" office:value="121820" calcext:value-type="float">
            <text:p>121820</text:p>
          </table:table-cell>
          <table:table-cell table:formula="of:=[.AW78]+MIN([.AW160];[.AX240])" office:value-type="float" office:value="120614" calcext:value-type="float">
            <text:p>120614</text:p>
          </table:table-cell>
          <table:table-cell table:formula="of:=[.AX78]+MIN([.AX160];[.AY240])" office:value-type="float" office:value="119488" calcext:value-type="float">
            <text:p>119488</text:p>
          </table:table-cell>
          <table:table-cell table:formula="of:=[.AY78]+MIN([.AY160];[.AZ240])" office:value-type="float" office:value="117662" calcext:value-type="float">
            <text:p>117662</text:p>
          </table:table-cell>
          <table:table-cell table:formula="of:=[.AZ78]+MIN([.AZ160];[.BA240])" office:value-type="float" office:value="117444" calcext:value-type="float">
            <text:p>117444</text:p>
          </table:table-cell>
          <table:table-cell table:formula="of:=[.BA78]+MIN([.BA160];[.BB240])" office:value-type="float" office:value="112533" calcext:value-type="float">
            <text:p>112533</text:p>
          </table:table-cell>
          <table:table-cell table:formula="of:=[.BB78]+MIN([.BB160];[.BC240])" office:value-type="float" office:value="109576" calcext:value-type="float">
            <text:p>109576</text:p>
          </table:table-cell>
          <table:table-cell table:formula="of:=[.BC78]+MIN([.BC160];[.BD240])" office:value-type="float" office:value="106847" calcext:value-type="float">
            <text:p>106847</text:p>
          </table:table-cell>
          <table:table-cell table:formula="of:=[.BD78]+MIN([.BD160];[.BE240])" office:value-type="float" office:value="106037" calcext:value-type="float">
            <text:p>106037</text:p>
          </table:table-cell>
          <table:table-cell table:formula="of:=[.BE78]+MIN([.BE160];[.BF240])" office:value-type="float" office:value="97285" calcext:value-type="float">
            <text:p>97285</text:p>
          </table:table-cell>
          <table:table-cell table:formula="of:=[.BF78]+MIN([.BF160];[.BG240])" office:value-type="float" office:value="92038" calcext:value-type="float">
            <text:p>92038</text:p>
          </table:table-cell>
          <table:table-cell table:formula="of:=[.BG78]+MIN([.BG160];[.BH240])" office:value-type="float" office:value="93938" calcext:value-type="float">
            <text:p>93938</text:p>
          </table:table-cell>
          <table:table-cell table:formula="of:=[.BH78]+MIN([.BH160];[.BI240])" office:value-type="float" office:value="91022" calcext:value-type="float">
            <text:p>91022</text:p>
          </table:table-cell>
          <table:table-cell table:formula="of:=[.BI78]+MIN([.BI160];[.BJ240])" office:value-type="float" office:value="88824" calcext:value-type="float">
            <text:p>88824</text:p>
          </table:table-cell>
          <table:table-cell table:formula="of:=[.BJ78]+MIN([.BJ160];[.BK240])" office:value-type="float" office:value="80925" calcext:value-type="float">
            <text:p>80925</text:p>
          </table:table-cell>
          <table:table-cell table:formula="of:=[.BK78]+MIN([.BK160];[.BL240])" office:value-type="float" office:value="71993" calcext:value-type="float">
            <text:p>71993</text:p>
          </table:table-cell>
          <table:table-cell table:formula="of:=[.BL78]+MIN([.BL160];[.BM240])" office:value-type="float" office:value="71692" calcext:value-type="float">
            <text:p>71692</text:p>
          </table:table-cell>
          <table:table-cell table:formula="of:=[.BM78]+MIN([.BM160];[.BN240])" office:value-type="float" office:value="69550" calcext:value-type="float">
            <text:p>69550</text:p>
          </table:table-cell>
          <table:table-cell table:formula="of:=[.BN78]+MIN([.BN160];[.BO240])" office:value-type="float" office:value="63798" calcext:value-type="float">
            <text:p>63798</text:p>
          </table:table-cell>
          <table:table-cell table:formula="of:=[.BO78]+MIN([.BO160];[.BP240])" office:value-type="float" office:value="56274" calcext:value-type="float">
            <text:p>56274</text:p>
          </table:table-cell>
          <table:table-cell table:formula="of:=[.BP78]+MIN([.BP160];[.BQ240])" office:value-type="float" office:value="51893" calcext:value-type="float">
            <text:p>51893</text:p>
          </table:table-cell>
          <table:table-cell table:formula="of:=[.BQ78]+MIN([.BQ160];[.BR240])" office:value-type="float" office:value="53145" calcext:value-type="float">
            <text:p>53145</text:p>
          </table:table-cell>
          <table:table-cell table:formula="of:=[.BR78]+MIN([.BR160];[.BS240])" office:value-type="float" office:value="50039" calcext:value-type="float">
            <text:p>50039</text:p>
          </table:table-cell>
          <table:table-cell table:formula="of:=[.BS78]+MIN([.BS160];[.BT240])" office:value-type="float" office:value="41769" calcext:value-type="float">
            <text:p>41769</text:p>
          </table:table-cell>
          <table:table-cell table:formula="of:=[.BT78]+MIN([.BT160];[.BU240])" office:value-type="float" office:value="35541" calcext:value-type="float">
            <text:p>35541</text:p>
          </table:table-cell>
          <table:table-cell table:formula="of:=[.BU78]+MIN([.BU160];[.BV240])" office:value-type="float" office:value="29168" calcext:value-type="float">
            <text:p>29168</text:p>
          </table:table-cell>
          <table:table-cell table:formula="of:=[.BV78]+MIN([.BV160];[.BW240])" office:value-type="float" office:value="28414" calcext:value-type="float">
            <text:p>28414</text:p>
          </table:table-cell>
          <table:table-cell table:formula="of:=[.BW78]+MIN([.BW160];[.BX240])" office:value-type="float" office:value="25867" calcext:value-type="float">
            <text:p>25867</text:p>
          </table:table-cell>
          <table:table-cell table:formula="of:=[.BX78]+MIN([.BX160];[.BY240])" office:value-type="float" office:value="21627" calcext:value-type="float">
            <text:p>21627</text:p>
          </table:table-cell>
          <table:table-cell table:formula="of:=[.BY78]+MIN([.BY160];[.BZ240])" office:value-type="float" office:value="19314" calcext:value-type="float">
            <text:p>19314</text:p>
          </table:table-cell>
          <table:table-cell table:formula="of:=[.BZ78]+MIN([.BZ160];[.CA240])" office:value-type="float" office:value="13800" calcext:value-type="float">
            <text:p>13800</text:p>
          </table:table-cell>
          <table:table-cell table:formula="of:=[.CA78]+MIN([.CA160];[.CB240])" office:value-type="float" office:value="10778" calcext:value-type="float">
            <text:p>10778</text:p>
          </table:table-cell>
          <table:table-cell table:formula="of:=[.CB78]" office:value-type="float" office:value="9738" calcext:value-type="float">
            <text:p>9738</text:p>
          </table:table-cell>
        </table:table-row>
        <table:table-row table:style-name="ro1">
          <table:table-cell table:formula="of:=[.A79]+MIN([.A161];[.B241])" office:value-type="float" office:value="299807" calcext:value-type="float">
            <text:p>299807</text:p>
          </table:table-cell>
          <table:table-cell table:formula="of:=[.B79]+MIN([.B161];[.C241])" office:value-type="float" office:value="301149" calcext:value-type="float">
            <text:p>301149</text:p>
          </table:table-cell>
          <table:table-cell table:formula="of:=[.C79]+MIN([.C161];[.D241])" office:value-type="float" office:value="292957" calcext:value-type="float">
            <text:p>292957</text:p>
          </table:table-cell>
          <table:table-cell table:formula="of:=[.D79]+MIN([.D161];[.E241])" office:value-type="float" office:value="291194" calcext:value-type="float">
            <text:p>291194</text:p>
          </table:table-cell>
          <table:table-cell table:formula="of:=[.E79]+MIN([.E161];[.F241])" office:value-type="float" office:value="292596" calcext:value-type="float">
            <text:p>292596</text:p>
          </table:table-cell>
          <table:table-cell table:formula="of:=[.F79]+MIN([.F161];[.G241])" office:value-type="float" office:value="284127" calcext:value-type="float">
            <text:p>284127</text:p>
          </table:table-cell>
          <table:table-cell table:formula="of:=[.G79]+MIN([.G161];[.H241])" office:value-type="float" office:value="275338" calcext:value-type="float">
            <text:p>275338</text:p>
          </table:table-cell>
          <table:table-cell table:formula="of:=[.H79]+MIN([.H161];[.I241])" office:value-type="float" office:value="270502" calcext:value-type="float">
            <text:p>270502</text:p>
          </table:table-cell>
          <table:table-cell table:formula="of:=[.I79]+MIN([.I161];[.J241])" office:value-type="float" office:value="270613" calcext:value-type="float">
            <text:p>270613</text:p>
          </table:table-cell>
          <table:table-cell table:formula="of:=[.J79]+MIN([.J161];[.K241])" office:value-type="float" office:value="270726" calcext:value-type="float">
            <text:p>270726</text:p>
          </table:table-cell>
          <table:table-cell table:formula="of:=[.K79]+MIN([.K161];[.L241])" office:value-type="float" office:value="264036" calcext:value-type="float">
            <text:p>264036</text:p>
          </table:table-cell>
          <table:table-cell table:formula="of:=[.L79]+MIN([.L161];[.M241])" office:value-type="float" office:value="258779" calcext:value-type="float">
            <text:p>258779</text:p>
          </table:table-cell>
          <table:table-cell table:formula="of:=[.M79]+MIN([.M161];[.N241])" office:value-type="float" office:value="249861" calcext:value-type="float">
            <text:p>249861</text:p>
          </table:table-cell>
          <table:table-cell table:formula="of:=[.N79]+MIN([.N161];[.O241])" office:value-type="float" office:value="243138" calcext:value-type="float">
            <text:p>243138</text:p>
          </table:table-cell>
          <table:table-cell table:formula="of:=[.O79]+MIN([.O161];[.P241])" office:value-type="float" office:value="236819" calcext:value-type="float">
            <text:p>236819</text:p>
          </table:table-cell>
          <table:table-cell table:formula="of:=[.P79]+MIN([.P161];[.Q241])" office:value-type="float" office:value="236441" calcext:value-type="float">
            <text:p>236441</text:p>
          </table:table-cell>
          <table:table-cell table:formula="of:=[.Q79]+MIN([.Q161];[.R241])" office:value-type="float" office:value="237217" calcext:value-type="float">
            <text:p>237217</text:p>
          </table:table-cell>
          <table:table-cell table:formula="of:=[.R79]+MIN([.R161];[.S241])" office:value-type="float" office:value="234796" calcext:value-type="float">
            <text:p>234796</text:p>
          </table:table-cell>
          <table:table-cell table:formula="of:=[.S79]+MIN([.S161];[.T241])" office:value-type="float" office:value="235053" calcext:value-type="float">
            <text:p>235053</text:p>
          </table:table-cell>
          <table:table-cell table:formula="of:=[.T79]+MIN([.T161];[.U241])" office:value-type="float" office:value="228138" calcext:value-type="float">
            <text:p>228138</text:p>
          </table:table-cell>
          <table:table-cell table:formula="of:=[.U79]+MIN([.U161];[.V241])" office:value-type="float" office:value="227747" calcext:value-type="float">
            <text:p>227747</text:p>
          </table:table-cell>
          <table:table-cell table:formula="of:=[.V79]+MIN([.V161];[.W241])" office:value-type="float" office:value="226315" calcext:value-type="float">
            <text:p>226315</text:p>
          </table:table-cell>
          <table:table-cell table:formula="of:=[.W79]+MIN([.W161];[.X241])" office:value-type="float" office:value="219176" calcext:value-type="float">
            <text:p>219176</text:p>
          </table:table-cell>
          <table:table-cell table:formula="of:=[.X79]+MIN([.X161];[.Y241])" office:value-type="float" office:value="217809" calcext:value-type="float">
            <text:p>217809</text:p>
          </table:table-cell>
          <table:table-cell table:formula="of:=[.Y79]+MIN([.Y161];[.Z241])" office:value-type="float" office:value="216676" calcext:value-type="float">
            <text:p>216676</text:p>
          </table:table-cell>
          <table:table-cell table:formula="of:=[.Z79]+MIN([.Z161];[.AA241])" office:value-type="float" office:value="208104" calcext:value-type="float">
            <text:p>208104</text:p>
          </table:table-cell>
          <table:table-cell table:formula="of:=[.AA79]+MIN([.AA161];[.AB241])" office:value-type="float" office:value="205031" calcext:value-type="float">
            <text:p>205031</text:p>
          </table:table-cell>
          <table:table-cell table:formula="of:=[.AB79]+MIN([.AB161];[.AC241])" office:value-type="float" office:value="200870" calcext:value-type="float">
            <text:p>200870</text:p>
          </table:table-cell>
          <table:table-cell table:formula="of:=[.AC79]+MIN([.AC161];[.AD241])" office:value-type="float" office:value="193380" calcext:value-type="float">
            <text:p>193380</text:p>
          </table:table-cell>
          <table:table-cell table:formula="of:=[.AD79]+MIN([.AD161];[.AE241])" office:value-type="float" office:value="188221" calcext:value-type="float">
            <text:p>188221</text:p>
          </table:table-cell>
          <table:table-cell table:formula="of:=[.AE79]+MIN([.AE161];[.AF241])" office:value-type="float" office:value="179662" calcext:value-type="float">
            <text:p>179662</text:p>
          </table:table-cell>
          <table:table-cell table:formula="of:=[.AF79]+MIN([.AF161];[.AG241])" office:value-type="float" office:value="180939" calcext:value-type="float">
            <text:p>180939</text:p>
          </table:table-cell>
          <table:table-cell table:formula="of:=[.AG79]+MIN([.AG161];[.AH241])" office:value-type="float" office:value="180858" calcext:value-type="float">
            <text:p>180858</text:p>
          </table:table-cell>
          <table:table-cell table:formula="of:=[.AH79]+MIN([.AH161];[.AI241])" office:value-type="float" office:value="180380" calcext:value-type="float">
            <text:p>180380</text:p>
          </table:table-cell>
          <table:table-cell table:formula="of:=[.AI79]+MIN([.AI161];[.AJ241])" office:value-type="float" office:value="174540" calcext:value-type="float">
            <text:p>174540</text:p>
          </table:table-cell>
          <table:table-cell table:formula="of:=[.AJ79]+MIN([.AJ161];[.AK241])" office:value-type="float" office:value="175886" calcext:value-type="float">
            <text:p>175886</text:p>
          </table:table-cell>
          <table:table-cell table:formula="of:=[.AK79]+MIN([.AK161];[.AL241])" office:value-type="float" office:value="175182" calcext:value-type="float">
            <text:p>175182</text:p>
          </table:table-cell>
          <table:table-cell table:formula="of:=[.AL79]+MIN([.AL161];[.AM241])" office:value-type="float" office:value="168307" calcext:value-type="float">
            <text:p>168307</text:p>
          </table:table-cell>
          <table:table-cell table:formula="of:=[.AM79]+MIN([.AM161];[.AN241])" office:value-type="float" office:value="159637" calcext:value-type="float">
            <text:p>159637</text:p>
          </table:table-cell>
          <table:table-cell table:formula="of:=[.AN79]+MIN([.AN161];[.AO241])" office:value-type="float" office:value="149737" calcext:value-type="float">
            <text:p>149737</text:p>
          </table:table-cell>
          <table:table-cell table:formula="of:=[.AO79]+MIN([.AO161];[.AP241])" office:value-type="float" office:value="150935" calcext:value-type="float">
            <text:p>150935</text:p>
          </table:table-cell>
          <table:table-cell table:formula="of:=[.AP79]+MIN([.AP161];[.AQ241])" office:value-type="float" office:value="149421" calcext:value-type="float">
            <text:p>149421</text:p>
          </table:table-cell>
          <table:table-cell table:formula="of:=[.AQ79]+MIN([.AQ161];[.AR241])" office:value-type="float" office:value="149962" calcext:value-type="float">
            <text:p>149962</text:p>
          </table:table-cell>
          <table:table-cell table:formula="of:=[.AR79]+MIN([.AR161];[.AS241])" office:value-type="float" office:value="149845" calcext:value-type="float">
            <text:p>149845</text:p>
          </table:table-cell>
          <table:table-cell table:formula="of:=[.AS79]+MIN([.AS161];[.AT241])" office:value-type="float" office:value="140529" calcext:value-type="float">
            <text:p>140529</text:p>
          </table:table-cell>
          <table:table-cell table:formula="of:=[.AT79]+MIN([.AT161];[.AU241])" office:value-type="float" office:value="133574" calcext:value-type="float">
            <text:p>133574</text:p>
          </table:table-cell>
          <table:table-cell table:formula="of:=[.AU79]+MIN([.AU161];[.AV241])" office:value-type="float" office:value="132229" calcext:value-type="float">
            <text:p>132229</text:p>
          </table:table-cell>
          <table:table-cell table:formula="of:=[.AV79]+MIN([.AV161];[.AW241])" office:value-type="float" office:value="126084" calcext:value-type="float">
            <text:p>126084</text:p>
          </table:table-cell>
          <table:table-cell table:formula="of:=[.AW79]+MIN([.AW161];[.AX241])" office:value-type="float" office:value="131091" calcext:value-type="float">
            <text:p>131091</text:p>
          </table:table-cell>
          <table:table-cell table:formula="of:=[.AX79]+MIN([.AX161];[.AY241])" office:value-type="float" office:value="129147" calcext:value-type="float">
            <text:p>129147</text:p>
          </table:table-cell>
          <table:table-cell table:formula="of:=[.AY79]+MIN([.AY161];[.AZ241])" office:value-type="float" office:value="119374" calcext:value-type="float">
            <text:p>119374</text:p>
          </table:table-cell>
          <table:table-cell table:formula="of:=[.AZ79]+MIN([.AZ161];[.BA241])" office:value-type="float" office:value="115865" calcext:value-type="float">
            <text:p>115865</text:p>
          </table:table-cell>
          <table:table-cell table:formula="of:=[.BA79]+MIN([.BA161];[.BB241])" office:value-type="float" office:value="112995" calcext:value-type="float">
            <text:p>112995</text:p>
          </table:table-cell>
          <table:table-cell table:formula="of:=[.BB79]+MIN([.BB161];[.BC241])" office:value-type="float" office:value="114830" calcext:value-type="float">
            <text:p>114830</text:p>
          </table:table-cell>
          <table:table-cell table:formula="of:=[.BC79]+MIN([.BC161];[.BD241])" office:value-type="float" office:value="115481" calcext:value-type="float">
            <text:p>115481</text:p>
          </table:table-cell>
          <table:table-cell table:formula="of:=[.BD79]+MIN([.BD161];[.BE241])" office:value-type="float" office:value="108734" calcext:value-type="float">
            <text:p>108734</text:p>
          </table:table-cell>
          <table:table-cell table:formula="of:=[.BE79]+MIN([.BE161];[.BF241])" office:value-type="float" office:value="102915" calcext:value-type="float">
            <text:p>102915</text:p>
          </table:table-cell>
          <table:table-cell table:formula="of:=[.BF79]+MIN([.BF161];[.BG241])" office:value-type="float" office:value="100276" calcext:value-type="float">
            <text:p>100276</text:p>
          </table:table-cell>
          <table:table-cell table:formula="of:=[.BG79]+MIN([.BG161];[.BH241])" office:value-type="float" office:value="97479" calcext:value-type="float">
            <text:p>97479</text:p>
          </table:table-cell>
          <table:table-cell table:formula="of:=[.BH79]+MIN([.BH161];[.BI241])" office:value-type="float" office:value="91070" calcext:value-type="float">
            <text:p>91070</text:p>
          </table:table-cell>
          <table:table-cell table:formula="of:=[.BI79]+MIN([.BI161];[.BJ241])" office:value-type="float" office:value="90319" calcext:value-type="float">
            <text:p>90319</text:p>
          </table:table-cell>
          <table:table-cell table:formula="of:=[.BJ79]+MIN([.BJ161];[.BK241])" office:value-type="float" office:value="89574" calcext:value-type="float">
            <text:p>89574</text:p>
          </table:table-cell>
          <table:table-cell table:formula="of:=[.BK79]+MIN([.BK161];[.BL241])" office:value-type="float" office:value="88675" calcext:value-type="float">
            <text:p>88675</text:p>
          </table:table-cell>
          <table:table-cell table:formula="of:=[.BL79]+MIN([.BL161];[.BM241])" office:value-type="float" office:value="83605" calcext:value-type="float">
            <text:p>83605</text:p>
          </table:table-cell>
          <table:table-cell table:formula="of:=[.BM79]+MIN([.BM161];[.BN241])" office:value-type="float" office:value="76062" calcext:value-type="float">
            <text:p>76062</text:p>
          </table:table-cell>
          <table:table-cell table:formula="of:=[.BN79]+MIN([.BN161];[.BO241])" office:value-type="float" office:value="66237" calcext:value-type="float">
            <text:p>66237</text:p>
          </table:table-cell>
          <table:table-cell table:formula="of:=[.BO79]+MIN([.BO161];[.BP241])" office:value-type="float" office:value="67421" calcext:value-type="float">
            <text:p>67421</text:p>
          </table:table-cell>
          <table:table-cell table:formula="of:=[.BP79]+MIN([.BP161];[.BQ241])" office:value-type="float" office:value="63643" calcext:value-type="float">
            <text:p>63643</text:p>
          </table:table-cell>
          <table:table-cell table:formula="of:=[.BQ79]+MIN([.BQ161];[.BR241])" office:value-type="float" office:value="55496" calcext:value-type="float">
            <text:p>55496</text:p>
          </table:table-cell>
          <table:table-cell table:formula="of:=[.BR79]+MIN([.BR161];[.BS241])" office:value-type="float" office:value="48260" calcext:value-type="float">
            <text:p>48260</text:p>
          </table:table-cell>
          <table:table-cell table:formula="of:=[.BS79]+MIN([.BS161];[.BT241])" office:value-type="float" office:value="43075" calcext:value-type="float">
            <text:p>43075</text:p>
          </table:table-cell>
          <table:table-cell table:formula="of:=[.BT79]+MIN([.BT161];[.BU241])" office:value-type="float" office:value="35511" calcext:value-type="float">
            <text:p>35511</text:p>
          </table:table-cell>
          <table:table-cell table:formula="of:=[.BU79]+MIN([.BU161];[.BV241])" office:value-type="float" office:value="36621" calcext:value-type="float">
            <text:p>36621</text:p>
          </table:table-cell>
          <table:table-cell table:formula="of:=[.BV79]+MIN([.BV161];[.BW241])" office:value-type="float" office:value="36403" calcext:value-type="float">
            <text:p>36403</text:p>
          </table:table-cell>
          <table:table-cell table:formula="of:=[.BW79]+MIN([.BW161];[.BX241])" office:value-type="float" office:value="28412" calcext:value-type="float">
            <text:p>28412</text:p>
          </table:table-cell>
          <table:table-cell table:formula="of:=[.BX79]+MIN([.BX161];[.BY241])" office:value-type="float" office:value="23214" calcext:value-type="float">
            <text:p>23214</text:p>
          </table:table-cell>
          <table:table-cell table:formula="of:=[.BY79]+MIN([.BY161];[.BZ241])" office:value-type="float" office:value="23960" calcext:value-type="float">
            <text:p>23960</text:p>
          </table:table-cell>
          <table:table-cell table:formula="of:=[.BZ79]+MIN([.BZ161];[.CA241])" office:value-type="float" office:value="17878" calcext:value-type="float">
            <text:p>17878</text:p>
          </table:table-cell>
          <table:table-cell table:formula="of:=[.CA79]+MIN([.CA161];[.CB241])" office:value-type="float" office:value="10422" calcext:value-type="float">
            <text:p>10422</text:p>
          </table:table-cell>
          <table:table-cell table:formula="of:=[.CB79]" office:value-type="float" office:value="5294" calcext:value-type="float">
            <text:p>5294</text:p>
          </table:table-cell>
        </table:table-row>
        <table:table-row table:style-name="ro1">
          <table:table-cell table:formula="of:=[.A80]+MIN([.A162];[.B242])" office:value-type="float" office:value="297542" calcext:value-type="float">
            <text:p>297542</text:p>
          </table:table-cell>
          <table:table-cell table:formula="of:=[.B80]+MIN([.B162];[.C242])" office:value-type="float" office:value="299098" calcext:value-type="float">
            <text:p>299098</text:p>
          </table:table-cell>
          <table:table-cell table:formula="of:=[.C80]+MIN([.C162];[.D242])" office:value-type="float" office:value="292767" calcext:value-type="float">
            <text:p>292767</text:p>
          </table:table-cell>
          <table:table-cell table:formula="of:=[.D80]+MIN([.D162];[.E242])" office:value-type="float" office:value="289825" calcext:value-type="float">
            <text:p>289825</text:p>
          </table:table-cell>
          <table:table-cell table:formula="of:=[.E80]+MIN([.E162];[.F242])" office:value-type="float" office:value="285662" calcext:value-type="float">
            <text:p>285662</text:p>
          </table:table-cell>
          <table:table-cell table:formula="of:=[.F80]+MIN([.F162];[.G242])" office:value-type="float" office:value="281624" calcext:value-type="float">
            <text:p>281624</text:p>
          </table:table-cell>
          <table:table-cell table:formula="of:=[.G80]+MIN([.G162];[.H242])" office:value-type="float" office:value="278253" calcext:value-type="float">
            <text:p>278253</text:p>
          </table:table-cell>
          <table:table-cell table:formula="of:=[.H80]+MIN([.H162];[.I242])" office:value-type="float" office:value="274455" calcext:value-type="float">
            <text:p>274455</text:p>
          </table:table-cell>
          <table:table-cell table:formula="of:=[.I80]+MIN([.I162];[.J242])" office:value-type="float" office:value="269401" calcext:value-type="float">
            <text:p>269401</text:p>
          </table:table-cell>
          <table:table-cell table:formula="of:=[.J80]+MIN([.J162];[.K242])" office:value-type="float" office:value="268849" calcext:value-type="float">
            <text:p>268849</text:p>
          </table:table-cell>
          <table:table-cell table:formula="of:=[.K80]+MIN([.K162];[.L242])" office:value-type="float" office:value="263218" calcext:value-type="float">
            <text:p>263218</text:p>
          </table:table-cell>
          <table:table-cell table:formula="of:=[.L80]+MIN([.L162];[.M242])" office:value-type="float" office:value="255672" calcext:value-type="float">
            <text:p>255672</text:p>
          </table:table-cell>
          <table:table-cell table:formula="of:=[.M80]+MIN([.M162];[.N242])" office:value-type="float" office:value="250956" calcext:value-type="float">
            <text:p>250956</text:p>
          </table:table-cell>
          <table:table-cell table:formula="of:=[.N80]+MIN([.N162];[.O242])" office:value-type="float" office:value="251197" calcext:value-type="float">
            <text:p>251197</text:p>
          </table:table-cell>
          <table:table-cell table:formula="of:=[.O80]+MIN([.O162];[.P242])" office:value-type="float" office:value="251774" calcext:value-type="float">
            <text:p>251774</text:p>
          </table:table-cell>
          <table:table-cell table:formula="of:=[.P80]+MIN([.P162];[.Q242])" office:value-type="float" office:value="244213" calcext:value-type="float">
            <text:p>244213</text:p>
          </table:table-cell>
          <table:table-cell table:formula="of:=[.Q80]+MIN([.Q162];[.R242])" office:value-type="float" office:value="241421" calcext:value-type="float">
            <text:p>241421</text:p>
          </table:table-cell>
          <table:table-cell table:formula="of:=[.R80]+MIN([.R162];[.S242])" office:value-type="float" office:value="237051" calcext:value-type="float">
            <text:p>237051</text:p>
          </table:table-cell>
          <table:table-cell table:formula="of:=[.S80]+MIN([.S162];[.T242])" office:value-type="float" office:value="233569" calcext:value-type="float">
            <text:p>233569</text:p>
          </table:table-cell>
          <table:table-cell table:formula="of:=[.T80]+MIN([.T162];[.U242])" office:value-type="float" office:value="229297" calcext:value-type="float">
            <text:p>229297</text:p>
          </table:table-cell>
          <table:table-cell table:formula="of:=[.U80]+MIN([.U162];[.V242])" office:value-type="float" office:value="231508" calcext:value-type="float">
            <text:p>231508</text:p>
          </table:table-cell>
          <table:table-cell table:formula="of:=[.V80]+MIN([.V162];[.W242])" office:value-type="float" office:value="222893" calcext:value-type="float">
            <text:p>222893</text:p>
          </table:table-cell>
          <table:table-cell table:formula="of:=[.W80]+MIN([.W162];[.X242])" office:value-type="float" office:value="221748" calcext:value-type="float">
            <text:p>221748</text:p>
          </table:table-cell>
          <table:table-cell table:formula="of:=[.X80]+MIN([.X162];[.Y242])" office:value-type="float" office:value="212357" calcext:value-type="float">
            <text:p>212357</text:p>
          </table:table-cell>
          <table:table-cell table:formula="of:=[.Y80]+MIN([.Y162];[.Z242])" office:value-type="float" office:value="210833" calcext:value-type="float">
            <text:p>210833</text:p>
          </table:table-cell>
          <table:table-cell table:formula="of:=[.Z80]+MIN([.Z162];[.AA242])" office:value-type="float" office:value="212244" calcext:value-type="float">
            <text:p>212244</text:p>
          </table:table-cell>
          <table:table-cell table:formula="of:=[.AA80]+MIN([.AA162];[.AB242])" office:value-type="float" office:value="209844" calcext:value-type="float">
            <text:p>209844</text:p>
          </table:table-cell>
          <table:table-cell table:formula="of:=[.AB80]+MIN([.AB162];[.AC242])" office:value-type="float" office:value="200407" calcext:value-type="float">
            <text:p>200407</text:p>
          </table:table-cell>
          <table:table-cell table:formula="of:=[.AC80]+MIN([.AC162];[.AD242])" office:value-type="float" office:value="197953" calcext:value-type="float">
            <text:p>197953</text:p>
          </table:table-cell>
          <table:table-cell table:formula="of:=[.AD80]+MIN([.AD162];[.AE242])" office:value-type="float" office:value="190057" calcext:value-type="float">
            <text:p>190057</text:p>
          </table:table-cell>
          <table:table-cell table:formula="of:=[.AE80]+MIN([.AE162];[.AF242])" office:value-type="float" office:value="189979" calcext:value-type="float">
            <text:p>189979</text:p>
          </table:table-cell>
          <table:table-cell table:formula="of:=[.AF80]+MIN([.AF162];[.AG242])" office:value-type="float" office:value="192557" calcext:value-type="float">
            <text:p>192557</text:p>
          </table:table-cell>
          <table:table-cell table:formula="of:=[.AG80]+MIN([.AG162];[.AH242])" office:value-type="float" office:value="186391" calcext:value-type="float">
            <text:p>186391</text:p>
          </table:table-cell>
          <table:table-cell table:formula="of:=[.AH80]+MIN([.AH162];[.AI242])" office:value-type="float" office:value="183092" calcext:value-type="float">
            <text:p>183092</text:p>
          </table:table-cell>
          <table:table-cell table:formula="of:=[.AI80]+MIN([.AI162];[.AJ242])" office:value-type="float" office:value="179782" calcext:value-type="float">
            <text:p>179782</text:p>
          </table:table-cell>
          <table:table-cell table:formula="of:=[.AJ80]+MIN([.AJ162];[.AK242])" office:value-type="float" office:value="174552" calcext:value-type="float">
            <text:p>174552</text:p>
          </table:table-cell>
          <table:table-cell table:formula="of:=[.AK80]+MIN([.AK162];[.AL242])" office:value-type="float" office:value="170279" calcext:value-type="float">
            <text:p>170279</text:p>
          </table:table-cell>
          <table:table-cell table:formula="of:=[.AL80]+MIN([.AL162];[.AM242])" office:value-type="float" office:value="163073" calcext:value-type="float">
            <text:p>163073</text:p>
          </table:table-cell>
          <table:table-cell table:formula="of:=[.AM80]+MIN([.AM162];[.AN242])" office:value-type="float" office:value="156715" calcext:value-type="float">
            <text:p>156715</text:p>
          </table:table-cell>
          <table:table-cell table:formula="of:=[.AN80]+MIN([.AN162];[.AO242])" office:value-type="float" office:value="155923" calcext:value-type="float">
            <text:p>155923</text:p>
          </table:table-cell>
          <table:table-cell table:formula="of:=[.AO80]+MIN([.AO162];[.AP242])" office:value-type="float" office:value="149865" calcext:value-type="float">
            <text:p>149865</text:p>
          </table:table-cell>
          <table:table-cell table:formula="of:=[.AP80]+MIN([.AP162];[.AQ242])" office:value-type="float" office:value="149140" calcext:value-type="float">
            <text:p>149140</text:p>
          </table:table-cell>
          <table:table-cell table:formula="of:=[.AQ80]+MIN([.AQ162];[.AR242])" office:value-type="float" office:value="155586" calcext:value-type="float">
            <text:p>155586</text:p>
          </table:table-cell>
          <table:table-cell table:formula="of:=[.AR80]+MIN([.AR162];[.AS242])" office:value-type="float" office:value="151450" calcext:value-type="float">
            <text:p>151450</text:p>
          </table:table-cell>
          <table:table-cell table:formula="of:=[.AS80]+MIN([.AS162];[.AT242])" office:value-type="float" office:value="144060" calcext:value-type="float">
            <text:p>144060</text:p>
          </table:table-cell>
          <table:table-cell table:formula="of:=[.AT80]+MIN([.AT162];[.AU242])" office:value-type="float" office:value="138626" calcext:value-type="float">
            <text:p>138626</text:p>
          </table:table-cell>
          <table:table-cell table:formula="of:=[.AU80]+MIN([.AU162];[.AV242])" office:value-type="float" office:value="134124" calcext:value-type="float">
            <text:p>134124</text:p>
          </table:table-cell>
          <table:table-cell table:formula="of:=[.AV80]+MIN([.AV162];[.AW242])" office:value-type="float" office:value="126195" calcext:value-type="float">
            <text:p>126195</text:p>
          </table:table-cell>
          <table:table-cell table:formula="of:=[.AW80]+MIN([.AW162];[.AX242])" office:value-type="float" office:value="127898" calcext:value-type="float">
            <text:p>127898</text:p>
          </table:table-cell>
          <table:table-cell table:formula="of:=[.AX80]+MIN([.AX162];[.AY242])" office:value-type="float" office:value="120051" calcext:value-type="float">
            <text:p>120051</text:p>
          </table:table-cell>
          <table:table-cell table:formula="of:=[.AY80]+MIN([.AY162];[.AZ242])" office:value-type="float" office:value="115451" calcext:value-type="float">
            <text:p>115451</text:p>
          </table:table-cell>
          <table:table-cell table:formula="of:=[.AZ80]+MIN([.AZ162];[.BA242])" office:value-type="float" office:value="115332" calcext:value-type="float">
            <text:p>115332</text:p>
          </table:table-cell>
          <table:table-cell table:formula="of:=[.BA80]+MIN([.BA162];[.BB242])" office:value-type="float" office:value="120251" calcext:value-type="float">
            <text:p>120251</text:p>
          </table:table-cell>
          <table:table-cell table:formula="of:=[.BB80]+MIN([.BB162];[.BC242])" office:value-type="float" office:value="127288" calcext:value-type="float">
            <text:p>127288</text:p>
          </table:table-cell>
          <table:table-cell table:formula="of:=[.BC80]+MIN([.BC162];[.BD242])" office:value-type="float" office:value="117925" calcext:value-type="float">
            <text:p>117925</text:p>
          </table:table-cell>
          <table:table-cell table:formula="of:=[.BD80]+MIN([.BD162];[.BE242])" office:value-type="float" office:value="113484" calcext:value-type="float">
            <text:p>113484</text:p>
          </table:table-cell>
          <table:table-cell table:formula="of:=[.BE80]+MIN([.BE162];[.BF242])" office:value-type="float" office:value="116849" calcext:value-type="float">
            <text:p>116849</text:p>
          </table:table-cell>
          <table:table-cell table:formula="of:=[.BF80]+MIN([.BF162];[.BG242])" office:value-type="float" office:value="110217" calcext:value-type="float">
            <text:p>110217</text:p>
          </table:table-cell>
          <table:table-cell table:formula="of:=[.BG80]+MIN([.BG162];[.BH242])" office:value-type="float" office:value="101642" calcext:value-type="float">
            <text:p>101642</text:p>
          </table:table-cell>
          <table:table-cell table:formula="of:=[.BH80]+MIN([.BH162];[.BI242])" office:value-type="float" office:value="95429" calcext:value-type="float">
            <text:p>95429</text:p>
          </table:table-cell>
          <table:table-cell table:formula="of:=[.BI80]+MIN([.BI162];[.BJ242])" office:value-type="float" office:value="90599" calcext:value-type="float">
            <text:p>90599</text:p>
          </table:table-cell>
          <table:table-cell table:formula="of:=[.BJ80]+MIN([.BJ162];[.BK242])" office:value-type="float" office:value="83870" calcext:value-type="float">
            <text:p>83870</text:p>
          </table:table-cell>
          <table:table-cell table:formula="of:=[.BK80]+MIN([.BK162];[.BL242])" office:value-type="float" office:value="79680" calcext:value-type="float">
            <text:p>79680</text:p>
          </table:table-cell>
          <table:table-cell table:formula="of:=[.BL80]+MIN([.BL162];[.BM242])" office:value-type="float" office:value="76588" calcext:value-type="float">
            <text:p>76588</text:p>
          </table:table-cell>
          <table:table-cell table:formula="of:=[.BM80]+MIN([.BM162];[.BN242])" office:value-type="float" office:value="69678" calcext:value-type="float">
            <text:p>69678</text:p>
          </table:table-cell>
          <table:table-cell table:formula="of:=[.BN80]+MIN([.BN162];[.BO242])" office:value-type="float" office:value="72356" calcext:value-type="float">
            <text:p>72356</text:p>
          </table:table-cell>
          <table:table-cell table:formula="of:=[.BO80]+MIN([.BO162];[.BP242])" office:value-type="float" office:value="69674" calcext:value-type="float">
            <text:p>69674</text:p>
          </table:table-cell>
          <table:table-cell table:formula="of:=[.BP80]+MIN([.BP162];[.BQ242])" office:value-type="float" office:value="62129" calcext:value-type="float">
            <text:p>62129</text:p>
          </table:table-cell>
          <table:table-cell table:formula="of:=[.BQ80]+MIN([.BQ162];[.BR242])" office:value-type="float" office:value="60875" calcext:value-type="float">
            <text:p>60875</text:p>
          </table:table-cell>
          <table:table-cell table:formula="of:=[.BR80]+MIN([.BR162];[.BS242])" office:value-type="float" office:value="53142" calcext:value-type="float">
            <text:p>53142</text:p>
          </table:table-cell>
          <table:table-cell table:formula="of:=[.BS80]+MIN([.BS162];[.BT242])" office:value-type="float" office:value="50131" calcext:value-type="float">
            <text:p>50131</text:p>
          </table:table-cell>
          <table:table-cell table:formula="of:=[.BT80]+MIN([.BT162];[.BU242])" office:value-type="float" office:value="44168" calcext:value-type="float">
            <text:p>44168</text:p>
          </table:table-cell>
          <table:table-cell table:formula="of:=[.BU80]+MIN([.BU162];[.BV242])" office:value-type="float" office:value="44761" calcext:value-type="float">
            <text:p>44761</text:p>
          </table:table-cell>
          <table:table-cell table:formula="of:=[.BV80]+MIN([.BV162];[.BW242])" office:value-type="float" office:value="35308" calcext:value-type="float">
            <text:p>35308</text:p>
          </table:table-cell>
          <table:table-cell table:formula="of:=[.BW80]+MIN([.BW162];[.BX242])" office:value-type="float" office:value="25562" calcext:value-type="float">
            <text:p>25562</text:p>
          </table:table-cell>
          <table:table-cell table:formula="of:=[.BX80]+MIN([.BX162];[.BY242])" office:value-type="float" office:value="22823" calcext:value-type="float">
            <text:p>22823</text:p>
          </table:table-cell>
          <table:table-cell table:formula="of:=[.BY80]+MIN([.BY162];[.BZ242])" office:value-type="float" office:value="16301" calcext:value-type="float">
            <text:p>16301</text:p>
          </table:table-cell>
          <table:table-cell table:formula="of:=[.BZ80]+MIN([.BZ162];[.CA242])" office:value-type="float" office:value="12536" calcext:value-type="float">
            <text:p>12536</text:p>
          </table:table-cell>
          <table:table-cell table:formula="of:=[.CA80]+MIN([.CA162];[.CB242])" office:value-type="float" office:value="6902" calcext:value-type="float">
            <text:p>6902</text:p>
          </table:table-cell>
          <table:table-cell table:formula="of:=[.CB80]" office:value-type="float" office:value="5789" calcext:value-type="float">
            <text:p>5789</text:p>
          </table:table-cell>
        </table:table-row>
        <table:table-row table:style-name="ro1">
          <table:table-cell table:style-name="ce3" table:formula="of:=[.A81]+[.B243]" office:value-type="float" office:value="295410" calcext:value-type="float">
            <text:p>295410</text:p>
          </table:table-cell>
          <table:table-cell table:style-name="ce5" table:formula="of:=[.B81]+[.C243]" office:value-type="float" office:value="290106" calcext:value-type="float">
            <text:p>290106</text:p>
          </table:table-cell>
          <table:table-cell table:style-name="ce5" table:formula="of:=[.C81]+[.D243]" office:value-type="float" office:value="284607" calcext:value-type="float">
            <text:p>284607</text:p>
          </table:table-cell>
          <table:table-cell table:style-name="ce5" table:formula="of:=[.D81]+[.E243]" office:value-type="float" office:value="284043" calcext:value-type="float">
            <text:p>284043</text:p>
          </table:table-cell>
          <table:table-cell table:style-name="ce5" table:formula="of:=[.E81]+[.F243]" office:value-type="float" office:value="281242" calcext:value-type="float">
            <text:p>281242</text:p>
          </table:table-cell>
          <table:table-cell table:style-name="ce5" table:formula="of:=[.F81]+[.G243]" office:value-type="float" office:value="280563" calcext:value-type="float">
            <text:p>280563</text:p>
          </table:table-cell>
          <table:table-cell table:style-name="ce5" table:formula="of:=[.G81]+[.H243]" office:value-type="float" office:value="277910" calcext:value-type="float">
            <text:p>277910</text:p>
          </table:table-cell>
          <table:table-cell table:style-name="ce5" table:formula="of:=[.H81]+[.I243]" office:value-type="float" office:value="276127" calcext:value-type="float">
            <text:p>276127</text:p>
          </table:table-cell>
          <table:table-cell table:style-name="ce5" table:formula="of:=[.I81]+[.J243]" office:value-type="float" office:value="272519" calcext:value-type="float">
            <text:p>272519</text:p>
          </table:table-cell>
          <table:table-cell table:style-name="ce5" table:formula="of:=[.J81]+[.K243]" office:value-type="float" office:value="265160" calcext:value-type="float">
            <text:p>265160</text:p>
          </table:table-cell>
          <table:table-cell table:style-name="ce5" table:formula="of:=[.K81]+[.L243]" office:value-type="float" office:value="257363" calcext:value-type="float">
            <text:p>257363</text:p>
          </table:table-cell>
          <table:table-cell table:style-name="ce5" table:formula="of:=[.L81]+[.M243]" office:value-type="float" office:value="254079" calcext:value-type="float">
            <text:p>254079</text:p>
          </table:table-cell>
          <table:table-cell table:style-name="ce5" table:formula="of:=[.M81]+[.N243]" office:value-type="float" office:value="253283" calcext:value-type="float">
            <text:p>253283</text:p>
          </table:table-cell>
          <table:table-cell table:style-name="ce5" table:formula="of:=[.N81]+[.O243]" office:value-type="float" office:value="252333" calcext:value-type="float">
            <text:p>252333</text:p>
          </table:table-cell>
          <table:table-cell table:style-name="ce5" table:formula="of:=[.O81]+[.P243]" office:value-type="float" office:value="257202" calcext:value-type="float">
            <text:p>257202</text:p>
          </table:table-cell>
          <table:table-cell table:style-name="ce5" table:formula="of:=[.P81]+[.Q243]" office:value-type="float" office:value="251478" calcext:value-type="float">
            <text:p>251478</text:p>
          </table:table-cell>
          <table:table-cell table:style-name="ce5" table:formula="of:=[.Q81]+[.R243]" office:value-type="float" office:value="248400" calcext:value-type="float">
            <text:p>248400</text:p>
          </table:table-cell>
          <table:table-cell table:style-name="ce5" table:formula="of:=[.R81]+[.S243]" office:value-type="float" office:value="241086" calcext:value-type="float">
            <text:p>241086</text:p>
          </table:table-cell>
          <table:table-cell table:style-name="ce5" table:formula="of:=[.S81]+[.T243]" office:value-type="float" office:value="240299" calcext:value-type="float">
            <text:p>240299</text:p>
          </table:table-cell>
          <table:table-cell table:style-name="ce5" table:formula="of:=[.T81]+[.U243]" office:value-type="float" office:value="232811" calcext:value-type="float">
            <text:p>232811</text:p>
          </table:table-cell>
          <table:table-cell table:style-name="ce5" table:formula="of:=[.U81]+[.V243]" office:value-type="float" office:value="227065" calcext:value-type="float">
            <text:p>227065</text:p>
          </table:table-cell>
          <table:table-cell table:style-name="ce5" table:formula="of:=[.V81]+[.W243]" office:value-type="float" office:value="226387" calcext:value-type="float">
            <text:p>226387</text:p>
          </table:table-cell>
          <table:table-cell table:style-name="ce5" table:formula="of:=[.W81]+[.X243]" office:value-type="float" office:value="220247" calcext:value-type="float">
            <text:p>220247</text:p>
          </table:table-cell>
          <table:table-cell table:style-name="ce5" table:formula="of:=[.X81]+[.Y243]" office:value-type="float" office:value="219386" calcext:value-type="float">
            <text:p>219386</text:p>
          </table:table-cell>
          <table:table-cell table:style-name="ce5" table:formula="of:=[.Y81]+[.Z243]" office:value-type="float" office:value="219494" calcext:value-type="float">
            <text:p>219494</text:p>
          </table:table-cell>
          <table:table-cell table:style-name="ce5" table:formula="of:=[.Z81]+[.AA243]" office:value-type="float" office:value="218691" calcext:value-type="float">
            <text:p>218691</text:p>
          </table:table-cell>
          <table:table-cell table:style-name="ce5" table:formula="of:=[.AA81]+[.AB243]" office:value-type="float" office:value="208832" calcext:value-type="float">
            <text:p>208832</text:p>
          </table:table-cell>
          <table:table-cell table:style-name="ce5" table:formula="of:=[.AB81]+[.AC243]" office:value-type="float" office:value="198914" calcext:value-type="float">
            <text:p>198914</text:p>
          </table:table-cell>
          <table:table-cell table:style-name="ce5" table:formula="of:=[.AC81]+[.AD243]" office:value-type="float" office:value="196489" calcext:value-type="float">
            <text:p>196489</text:p>
          </table:table-cell>
          <table:table-cell table:style-name="ce5" table:formula="of:=[.AD81]+[.AE243]" office:value-type="float" office:value="194293" calcext:value-type="float">
            <text:p>194293</text:p>
          </table:table-cell>
          <table:table-cell table:style-name="ce5" table:formula="of:=[.AE81]+[.AF243]" office:value-type="float" office:value="200920" calcext:value-type="float">
            <text:p>200920</text:p>
          </table:table-cell>
          <table:table-cell table:style-name="ce5" table:formula="of:=[.AF81]+[.AG243]" office:value-type="float" office:value="193749" calcext:value-type="float">
            <text:p>193749</text:p>
          </table:table-cell>
          <table:table-cell table:style-name="ce5" table:formula="of:=[.AG81]+[.AH243]" office:value-type="float" office:value="188885" calcext:value-type="float">
            <text:p>188885</text:p>
          </table:table-cell>
          <table:table-cell table:style-name="ce5" table:formula="of:=[.AH81]+[.AI243]" office:value-type="float" office:value="179067" calcext:value-type="float">
            <text:p>179067</text:p>
          </table:table-cell>
          <table:table-cell table:style-name="ce5" table:formula="of:=[.AI81]+[.AJ243]" office:value-type="float" office:value="172324" calcext:value-type="float">
            <text:p>172324</text:p>
          </table:table-cell>
          <table:table-cell table:style-name="ce5" table:formula="of:=[.AJ81]+[.AK243]" office:value-type="float" office:value="169849" calcext:value-type="float">
            <text:p>169849</text:p>
          </table:table-cell>
          <table:table-cell table:style-name="ce5" table:formula="of:=[.AK81]+[.AL243]" office:value-type="float" office:value="169717" calcext:value-type="float">
            <text:p>169717</text:p>
          </table:table-cell>
          <table:table-cell table:style-name="ce5" table:formula="of:=[.AL81]+[.AM243]" office:value-type="float" office:value="160231" calcext:value-type="float">
            <text:p>160231</text:p>
          </table:table-cell>
          <table:table-cell table:style-name="ce5" table:formula="of:=[.AM81]+[.AN243]" office:value-type="float" office:value="156406" calcext:value-type="float">
            <text:p>156406</text:p>
          </table:table-cell>
          <table:table-cell table:style-name="ce5" table:formula="of:=[.AN81]+[.AO243]" office:value-type="float" office:value="150934" calcext:value-type="float">
            <text:p>150934</text:p>
          </table:table-cell>
          <table:table-cell table:style-name="ce5" table:formula="of:=[.AO81]+[.AP243]" office:value-type="float" office:value="153843" calcext:value-type="float">
            <text:p>153843</text:p>
          </table:table-cell>
          <table:table-cell table:style-name="ce5" table:formula="of:=[.AP81]+[.AQ243]" office:value-type="float" office:value="156489" calcext:value-type="float">
            <text:p>156489</text:p>
          </table:table-cell>
          <table:table-cell table:style-name="ce5" table:formula="of:=[.AQ81]+[.AR243]" office:value-type="float" office:value="158245" calcext:value-type="float">
            <text:p>158245</text:p>
          </table:table-cell>
          <table:table-cell table:style-name="ce5" table:formula="of:=[.AR81]+[.AS243]" office:value-type="float" office:value="151032" calcext:value-type="float">
            <text:p>151032</text:p>
          </table:table-cell>
          <table:table-cell table:style-name="ce5" table:formula="of:=[.AS81]+[.AT243]" office:value-type="float" office:value="143333" calcext:value-type="float">
            <text:p>143333</text:p>
          </table:table-cell>
          <table:table-cell table:style-name="ce5" table:formula="of:=[.AT81]+[.AU243]" office:value-type="float" office:value="136898" calcext:value-type="float">
            <text:p>136898</text:p>
          </table:table-cell>
          <table:table-cell table:style-name="ce5" table:formula="of:=[.AU81]+[.AV243]" office:value-type="float" office:value="127879" calcext:value-type="float">
            <text:p>127879</text:p>
          </table:table-cell>
          <table:table-cell table:style-name="ce5" table:formula="of:=[.AV81]+[.AW243]" office:value-type="float" office:value="121110" calcext:value-type="float">
            <text:p>121110</text:p>
          </table:table-cell>
          <table:table-cell table:style-name="ce5" table:formula="of:=[.AW81]+[.AX243]" office:value-type="float" office:value="119722" calcext:value-type="float">
            <text:p>119722</text:p>
          </table:table-cell>
          <table:table-cell table:style-name="ce5" table:formula="of:=[.AX81]+[.AY243]" office:value-type="float" office:value="118920" calcext:value-type="float">
            <text:p>118920</text:p>
          </table:table-cell>
          <table:table-cell table:style-name="ce5" table:formula="of:=[.AY81]+[.AZ243]" office:value-type="float" office:value="125170" calcext:value-type="float">
            <text:p>125170</text:p>
          </table:table-cell>
          <table:table-cell table:style-name="ce5" table:formula="of:=[.AZ81]+[.BA243]" office:value-type="float" office:value="129744" calcext:value-type="float">
            <text:p>129744</text:p>
          </table:table-cell>
          <table:table-cell table:style-name="ce5" table:formula="of:=[.BA81]+[.BB243]" office:value-type="float" office:value="138220" calcext:value-type="float">
            <text:p>138220</text:p>
          </table:table-cell>
          <table:table-cell table:style-name="ce5" table:formula="of:=[.BB81]+[.BC243]" office:value-type="float" office:value="133544" calcext:value-type="float">
            <text:p>133544</text:p>
          </table:table-cell>
          <table:table-cell table:style-name="ce5" table:formula="of:=[.BC81]+[.BD243]" office:value-type="float" office:value="126820" calcext:value-type="float">
            <text:p>126820</text:p>
          </table:table-cell>
          <table:table-cell table:style-name="ce5" table:formula="of:=[.BD81]+[.BE243]" office:value-type="float" office:value="122253" calcext:value-type="float">
            <text:p>122253</text:p>
          </table:table-cell>
          <table:table-cell table:style-name="ce5" table:formula="of:=[.BE81]+[.BF243]" office:value-type="float" office:value="113476" calcext:value-type="float">
            <text:p>113476</text:p>
          </table:table-cell>
          <table:table-cell table:style-name="ce5" table:formula="of:=[.BF81]+[.BG243]" office:value-type="float" office:value="104643" calcext:value-type="float">
            <text:p>104643</text:p>
          </table:table-cell>
          <table:table-cell table:style-name="ce5" table:formula="of:=[.BG81]+[.BH243]" office:value-type="float" office:value="102216" calcext:value-type="float">
            <text:p>102216</text:p>
          </table:table-cell>
          <table:table-cell table:style-name="ce5" table:formula="of:=[.BH81]+[.BI243]" office:value-type="float" office:value="99978" calcext:value-type="float">
            <text:p>99978</text:p>
          </table:table-cell>
          <table:table-cell table:style-name="ce5" table:formula="of:=[.BI81]+[.BJ243]" office:value-type="float" office:value="96311" calcext:value-type="float">
            <text:p>96311</text:p>
          </table:table-cell>
          <table:table-cell table:style-name="ce5" table:formula="of:=[.BJ81]+[.BK243]" office:value-type="float" office:value="91354" calcext:value-type="float">
            <text:p>91354</text:p>
          </table:table-cell>
          <table:table-cell table:style-name="ce5" table:formula="of:=[.BK81]+[.BL243]" office:value-type="float" office:value="86250" calcext:value-type="float">
            <text:p>86250</text:p>
          </table:table-cell>
          <table:table-cell table:style-name="ce5" table:formula="of:=[.BL81]+[.BM243]" office:value-type="float" office:value="83079" calcext:value-type="float">
            <text:p>83079</text:p>
          </table:table-cell>
          <table:table-cell table:style-name="ce5" table:formula="of:=[.BM81]+[.BN243]" office:value-type="float" office:value="80843" calcext:value-type="float">
            <text:p>80843</text:p>
          </table:table-cell>
          <table:table-cell table:style-name="ce5" table:formula="of:=[.BN81]+[.BO243]" office:value-type="float" office:value="75729" calcext:value-type="float">
            <text:p>75729</text:p>
          </table:table-cell>
          <table:table-cell table:style-name="ce5" table:formula="of:=[.BO81]+[.BP243]" office:value-type="float" office:value="69584" calcext:value-type="float">
            <text:p>69584</text:p>
          </table:table-cell>
          <table:table-cell table:style-name="ce5" table:formula="of:=[.BP81]+[.BQ243]" office:value-type="float" office:value="68400" calcext:value-type="float">
            <text:p>68400</text:p>
          </table:table-cell>
          <table:table-cell table:style-name="ce5" table:formula="of:=[.BQ81]+[.BR243]" office:value-type="float" office:value="62527" calcext:value-type="float">
            <text:p>62527</text:p>
          </table:table-cell>
          <table:table-cell table:style-name="ce5" table:formula="of:=[.BR81]+[.BS243]" office:value-type="float" office:value="63975" calcext:value-type="float">
            <text:p>63975</text:p>
          </table:table-cell>
          <table:table-cell table:style-name="ce5" table:formula="of:=[.BS81]+[.BT243]" office:value-type="float" office:value="58282" calcext:value-type="float">
            <text:p>58282</text:p>
          </table:table-cell>
          <table:table-cell table:style-name="ce5" table:formula="of:=[.BT81]+[.BU243]" office:value-type="float" office:value="48708" calcext:value-type="float">
            <text:p>48708</text:p>
          </table:table-cell>
          <table:table-cell table:style-name="ce5" table:formula="of:=[.BU81]+[.BV243]" office:value-type="float" office:value="39217" calcext:value-type="float">
            <text:p>39217</text:p>
          </table:table-cell>
          <table:table-cell table:style-name="ce5" table:formula="of:=[.BV81]+[.BW243]" office:value-type="float" office:value="37280" calcext:value-type="float">
            <text:p>37280</text:p>
          </table:table-cell>
          <table:table-cell table:style-name="ce5" table:formula="of:=[.BW81]+[.BX243]" office:value-type="float" office:value="29896" calcext:value-type="float">
            <text:p>29896</text:p>
          </table:table-cell>
          <table:table-cell table:style-name="ce5" table:formula="of:=[.BX81]+[.BY243]" office:value-type="float" office:value="25333" calcext:value-type="float">
            <text:p>25333</text:p>
          </table:table-cell>
          <table:table-cell table:style-name="ce5" table:formula="of:=[.BY81]+[.BZ243]" office:value-type="float" office:value="18491" calcext:value-type="float">
            <text:p>18491</text:p>
          </table:table-cell>
          <table:table-cell table:style-name="ce5" table:formula="of:=[.BZ81]+[.CA243]" office:value-type="float" office:value="13059" calcext:value-type="float">
            <text:p>13059</text:p>
          </table:table-cell>
          <table:table-cell table:style-name="ce5" table:formula="of:=[.CA81]+[.CB243]" office:value-type="float" office:value="11387" calcext:value-type="float">
            <text:p>11387</text:p>
          </table:table-cell>
          <table:table-cell table:style-name="ce9" table:formula="of:=[.CB81]" office:value-type="float" office:value="7981" calcext:value-type="float">
            <text:p>7981</text:p>
          </table:table-cell>
        </table:table-row>
        <table:table-row table:style-name="ro1">
          <table:table-cell table:style-name="Default" office:value-type="string" calcext:value-type="string">
            <text:p>DP checking if up is better</text:p>
          </table:table-cell>
          <table:table-cell table:number-columns-repeated="78"/>
          <table:table-cell table:style-name="Default"/>
        </table:table-row>
        <table:table-row table:style-name="ro1">
          <table:table-cell table:style-name="ce1" table:formula="of:=[.A83]" office:value-type="float" office:value="268887" calcext:value-type="float">
            <text:p>268887</text:p>
          </table:table-cell>
          <table:table-cell table:style-name="ce4" table:formula="of:=[.B83]" office:value-type="float" office:value="264705" calcext:value-type="float">
            <text:p>264705</text:p>
          </table:table-cell>
          <table:table-cell table:style-name="ce4" table:formula="of:=[.C83]" office:value-type="float" office:value="262008" calcext:value-type="float">
            <text:p>262008</text:p>
          </table:table-cell>
          <table:table-cell table:style-name="ce4" table:formula="of:=[.D83]" office:value-type="float" office:value="256893" calcext:value-type="float">
            <text:p>256893</text:p>
          </table:table-cell>
          <table:table-cell table:style-name="ce4" table:formula="of:=[.E83]" office:value-type="float" office:value="256175" calcext:value-type="float">
            <text:p>256175</text:p>
          </table:table-cell>
          <table:table-cell table:style-name="ce4" table:formula="of:=[.F83]" office:value-type="float" office:value="253966" calcext:value-type="float">
            <text:p>253966</text:p>
          </table:table-cell>
          <table:table-cell table:style-name="ce4" table:formula="of:=[.G83]" office:value-type="float" office:value="251754" calcext:value-type="float">
            <text:p>251754</text:p>
          </table:table-cell>
          <table:table-cell table:style-name="ce4" table:formula="of:=[.H83]" office:value-type="float" office:value="254005" calcext:value-type="float">
            <text:p>254005</text:p>
          </table:table-cell>
          <table:table-cell table:style-name="ce4" table:formula="of:=[.I83]" office:value-type="float" office:value="253031" calcext:value-type="float">
            <text:p>253031</text:p>
          </table:table-cell>
          <table:table-cell table:style-name="ce4" table:formula="of:=[.J83]" office:value-type="float" office:value="251895" calcext:value-type="float">
            <text:p>251895</text:p>
          </table:table-cell>
          <table:table-cell table:style-name="ce4" table:formula="of:=[.K83]" office:value-type="float" office:value="245712" calcext:value-type="float">
            <text:p>245712</text:p>
          </table:table-cell>
          <table:table-cell table:style-name="ce4" table:formula="of:=[.L83]" office:value-type="float" office:value="240816" calcext:value-type="float">
            <text:p>240816</text:p>
          </table:table-cell>
          <table:table-cell table:style-name="ce4" table:formula="of:=[.M83]" office:value-type="float" office:value="241758" calcext:value-type="float">
            <text:p>241758</text:p>
          </table:table-cell>
          <table:table-cell table:style-name="ce4" table:formula="of:=[.N83]" office:value-type="float" office:value="232884" calcext:value-type="float">
            <text:p>232884</text:p>
          </table:table-cell>
          <table:table-cell table:style-name="ce4" table:formula="of:=[.O83]" office:value-type="float" office:value="228694" calcext:value-type="float">
            <text:p>228694</text:p>
          </table:table-cell>
          <table:table-cell table:style-name="ce4" table:formula="of:=[.P83]" office:value-type="float" office:value="224909" calcext:value-type="float">
            <text:p>224909</text:p>
          </table:table-cell>
          <table:table-cell table:style-name="ce4" table:formula="of:=[.Q83]" office:value-type="float" office:value="235542" calcext:value-type="float">
            <text:p>235542</text:p>
          </table:table-cell>
          <table:table-cell table:style-name="ce4" table:formula="of:=[.R83]" office:value-type="float" office:value="228948" calcext:value-type="float">
            <text:p>228948</text:p>
          </table:table-cell>
          <table:table-cell table:style-name="ce4" table:formula="of:=[.S83]" office:value-type="float" office:value="221144" calcext:value-type="float">
            <text:p>221144</text:p>
          </table:table-cell>
          <table:table-cell table:style-name="ce4" table:formula="of:=[.T83]" office:value-type="float" office:value="212007" calcext:value-type="float">
            <text:p>212007</text:p>
          </table:table-cell>
          <table:table-cell table:style-name="ce4" table:formula="of:=[.U83]" office:value-type="float" office:value="220052" calcext:value-type="float">
            <text:p>220052</text:p>
          </table:table-cell>
          <table:table-cell table:style-name="ce4" table:formula="of:=[.V83]" office:value-type="float" office:value="213872" calcext:value-type="float">
            <text:p>213872</text:p>
          </table:table-cell>
          <table:table-cell table:style-name="ce4" table:formula="of:=[.W83]" office:value-type="float" office:value="211059" calcext:value-type="float">
            <text:p>211059</text:p>
          </table:table-cell>
          <table:table-cell table:style-name="ce4" table:formula="of:=[.X83]" office:value-type="float" office:value="206250" calcext:value-type="float">
            <text:p>206250</text:p>
          </table:table-cell>
          <table:table-cell table:style-name="ce4" table:formula="of:=[.Y83]" office:value-type="float" office:value="201895" calcext:value-type="float">
            <text:p>201895</text:p>
          </table:table-cell>
          <table:table-cell table:style-name="ce4" table:formula="of:=[.Z83]" office:value-type="float" office:value="197739" calcext:value-type="float">
            <text:p>197739</text:p>
          </table:table-cell>
          <table:table-cell table:style-name="ce4" table:formula="of:=[.AA83]" office:value-type="float" office:value="189822" calcext:value-type="float">
            <text:p>189822</text:p>
          </table:table-cell>
          <table:table-cell table:style-name="ce4" table:formula="of:=[.AB83]" office:value-type="float" office:value="181995" calcext:value-type="float">
            <text:p>181995</text:p>
          </table:table-cell>
          <table:table-cell table:style-name="ce4" table:formula="of:=[.AC83]" office:value-type="float" office:value="179535" calcext:value-type="float">
            <text:p>179535</text:p>
          </table:table-cell>
          <table:table-cell table:style-name="ce4" table:formula="of:=[.AD83]" office:value-type="float" office:value="177185" calcext:value-type="float">
            <text:p>177185</text:p>
          </table:table-cell>
          <table:table-cell table:style-name="ce4" table:formula="of:=[.AE83]" office:value-type="float" office:value="181372" calcext:value-type="float">
            <text:p>181372</text:p>
          </table:table-cell>
          <table:table-cell table:style-name="ce4" table:formula="of:=[.AF83]" office:value-type="float" office:value="177858" calcext:value-type="float">
            <text:p>177858</text:p>
          </table:table-cell>
          <table:table-cell table:style-name="ce4" table:formula="of:=[.AG83]" office:value-type="float" office:value="177684" calcext:value-type="float">
            <text:p>177684</text:p>
          </table:table-cell>
          <table:table-cell table:style-name="ce4" table:formula="of:=[.AH83]" office:value-type="float" office:value="174539" calcext:value-type="float">
            <text:p>174539</text:p>
          </table:table-cell>
          <table:table-cell table:style-name="ce4" table:formula="of:=[.AI83]" office:value-type="float" office:value="170164" calcext:value-type="float">
            <text:p>170164</text:p>
          </table:table-cell>
          <table:table-cell table:style-name="ce4" table:formula="of:=[.AJ83]" office:value-type="float" office:value="162965" calcext:value-type="float">
            <text:p>162965</text:p>
          </table:table-cell>
          <table:table-cell table:style-name="ce4" table:formula="of:=[.AK83]" office:value-type="float" office:value="159182" calcext:value-type="float">
            <text:p>159182</text:p>
          </table:table-cell>
          <table:table-cell table:style-name="ce4" table:formula="of:=[.AL83]" office:value-type="float" office:value="154116" calcext:value-type="float">
            <text:p>154116</text:p>
          </table:table-cell>
          <table:table-cell table:style-name="ce4" table:formula="of:=[.AM83]" office:value-type="float" office:value="146629" calcext:value-type="float">
            <text:p>146629</text:p>
          </table:table-cell>
          <table:table-cell table:style-name="ce4" table:formula="of:=[.AN83]" office:value-type="float" office:value="143344" calcext:value-type="float">
            <text:p>143344</text:p>
          </table:table-cell>
          <table:table-cell table:style-name="ce4" table:formula="of:=[.AO83]" office:value-type="float" office:value="142260" calcext:value-type="float">
            <text:p>142260</text:p>
          </table:table-cell>
          <table:table-cell table:style-name="ce4" table:formula="of:=[.AP83]" office:value-type="float" office:value="133275" calcext:value-type="float">
            <text:p>133275</text:p>
          </table:table-cell>
          <table:table-cell table:style-name="ce4" table:formula="of:=[.AQ83]" office:value-type="float" office:value="133041" calcext:value-type="float">
            <text:p>133041</text:p>
          </table:table-cell>
          <table:table-cell table:style-name="ce4" table:formula="of:=[.AR83]" office:value-type="float" office:value="144712" calcext:value-type="float">
            <text:p>144712</text:p>
          </table:table-cell>
          <table:table-cell table:style-name="ce4" table:formula="of:=[.AS83]" office:value-type="float" office:value="137691" calcext:value-type="float">
            <text:p>137691</text:p>
          </table:table-cell>
          <table:table-cell table:style-name="ce4" table:formula="of:=[.AT83]" office:value-type="float" office:value="131584" calcext:value-type="float">
            <text:p>131584</text:p>
          </table:table-cell>
          <table:table-cell table:style-name="ce4" table:formula="of:=[.AU83]" office:value-type="float" office:value="140351" calcext:value-type="float">
            <text:p>140351</text:p>
          </table:table-cell>
          <table:table-cell table:style-name="ce4" table:formula="of:=[.AV83]" office:value-type="float" office:value="134841" calcext:value-type="float">
            <text:p>134841</text:p>
          </table:table-cell>
          <table:table-cell table:style-name="ce4" table:formula="of:=[.AW83]" office:value-type="float" office:value="130596" calcext:value-type="float">
            <text:p>130596</text:p>
          </table:table-cell>
          <table:table-cell table:style-name="ce4" table:formula="of:=[.AX83]" office:value-type="float" office:value="130134" calcext:value-type="float">
            <text:p>130134</text:p>
          </table:table-cell>
          <table:table-cell table:style-name="ce4" table:formula="of:=[.AY83]" office:value-type="float" office:value="123560" calcext:value-type="float">
            <text:p>123560</text:p>
          </table:table-cell>
          <table:table-cell table:style-name="ce4" table:formula="of:=[.AZ83]" office:value-type="float" office:value="120124" calcext:value-type="float">
            <text:p>120124</text:p>
          </table:table-cell>
          <table:table-cell table:style-name="ce4" table:formula="of:=[.BA83]" office:value-type="float" office:value="114507" calcext:value-type="float">
            <text:p>114507</text:p>
          </table:table-cell>
          <table:table-cell table:style-name="ce4" table:formula="of:=[.BB83]" office:value-type="float" office:value="114232" calcext:value-type="float">
            <text:p>114232</text:p>
          </table:table-cell>
          <table:table-cell table:style-name="ce4" table:formula="of:=[.BC83]" office:value-type="float" office:value="104511" calcext:value-type="float">
            <text:p>104511</text:p>
          </table:table-cell>
          <table:table-cell table:style-name="ce4" table:formula="of:=[.BD83]" office:value-type="float" office:value="101514" calcext:value-type="float">
            <text:p>101514</text:p>
          </table:table-cell>
          <table:table-cell table:style-name="ce4" table:formula="of:=[.BE83]" office:value-type="float" office:value="98816" calcext:value-type="float">
            <text:p>98816</text:p>
          </table:table-cell>
          <table:table-cell table:style-name="ce4" table:formula="of:=[.BF83]" office:value-type="float" office:value="101889" calcext:value-type="float">
            <text:p>101889</text:p>
          </table:table-cell>
          <table:table-cell table:style-name="ce4" table:formula="of:=[.BG83]" office:value-type="float" office:value="93064" calcext:value-type="float">
            <text:p>93064</text:p>
          </table:table-cell>
          <table:table-cell table:style-name="ce4" table:formula="of:=[.BH83]" office:value-type="float" office:value="86692" calcext:value-type="float">
            <text:p>86692</text:p>
          </table:table-cell>
          <table:table-cell table:style-name="ce4" table:formula="of:=[.BI83]" office:value-type="float" office:value="83678" calcext:value-type="float">
            <text:p>83678</text:p>
          </table:table-cell>
          <table:table-cell table:style-name="ce4" table:formula="of:=[.BJ83]" office:value-type="float" office:value="81565" calcext:value-type="float">
            <text:p>81565</text:p>
          </table:table-cell>
          <table:table-cell table:style-name="ce4" table:formula="of:=[.BK83]" office:value-type="float" office:value="78427" calcext:value-type="float">
            <text:p>78427</text:p>
          </table:table-cell>
          <table:table-cell table:style-name="ce4" table:formula="of:=[.BL83]" office:value-type="float" office:value="71377" calcext:value-type="float">
            <text:p>71377</text:p>
          </table:table-cell>
          <table:table-cell table:style-name="ce4" table:formula="of:=[.BM83]" office:value-type="float" office:value="64602" calcext:value-type="float">
            <text:p>64602</text:p>
          </table:table-cell>
          <table:table-cell table:style-name="ce4" table:formula="of:=[.BN83]" office:value-type="float" office:value="58654" calcext:value-type="float">
            <text:p>58654</text:p>
          </table:table-cell>
          <table:table-cell table:style-name="ce4" table:formula="of:=[.BO83]" office:value-type="float" office:value="55896" calcext:value-type="float">
            <text:p>55896</text:p>
          </table:table-cell>
          <table:table-cell table:style-name="ce4" table:formula="of:=[.BP83]" office:value-type="float" office:value="59213" calcext:value-type="float">
            <text:p>59213</text:p>
          </table:table-cell>
          <table:table-cell table:style-name="ce4" table:formula="of:=[.BQ83]" office:value-type="float" office:value="55674" calcext:value-type="float">
            <text:p>55674</text:p>
          </table:table-cell>
          <table:table-cell table:style-name="ce4" table:formula="of:=[.BR83]" office:value-type="float" office:value="55326" calcext:value-type="float">
            <text:p>55326</text:p>
          </table:table-cell>
          <table:table-cell table:style-name="ce4" table:formula="of:=[.BS83]" office:value-type="float" office:value="47337" calcext:value-type="float">
            <text:p>47337</text:p>
          </table:table-cell>
          <table:table-cell table:style-name="ce4" table:formula="of:=[.BT83]" office:value-type="float" office:value="46168" calcext:value-type="float">
            <text:p>46168</text:p>
          </table:table-cell>
          <table:table-cell table:style-name="ce4" table:formula="of:=[.BU83]" office:value-type="float" office:value="36306" calcext:value-type="float">
            <text:p>36306</text:p>
          </table:table-cell>
          <table:table-cell table:style-name="ce4" table:formula="of:=[.BV83]" office:value-type="float" office:value="39496" calcext:value-type="float">
            <text:p>39496</text:p>
          </table:table-cell>
          <table:table-cell table:style-name="ce4" table:formula="of:=[.BW83]" office:value-type="float" office:value="31407" calcext:value-type="float">
            <text:p>31407</text:p>
          </table:table-cell>
          <table:table-cell table:style-name="ce4" table:formula="of:=[.BX83]" office:value-type="float" office:value="25006" calcext:value-type="float">
            <text:p>25006</text:p>
          </table:table-cell>
          <table:table-cell table:style-name="ce4" table:formula="of:=[.BY83]" office:value-type="float" office:value="15544" calcext:value-type="float">
            <text:p>15544</text:p>
          </table:table-cell>
          <table:table-cell table:style-name="ce4" table:formula="of:=[.BZ83]" office:value-type="float" office:value="12376" calcext:value-type="float">
            <text:p>12376</text:p>
          </table:table-cell>
          <table:table-cell table:style-name="ce4" table:formula="of:=[.CA83]" office:value-type="float" office:value="9618" calcext:value-type="float">
            <text:p>9618</text:p>
          </table:table-cell>
          <table:table-cell table:style-name="ce7" table:formula="of:=[.CB83]" office:value-type="float" office:value="5870" calcext:value-type="float">
            <text:p>5870</text:p>
          </table:table-cell>
        </table:table-row>
        <table:table-row table:style-name="ro1">
          <table:table-cell table:formula="of:=MIN([.A3]+[.A164];[.A84])" office:value-type="float" office:value="264442" calcext:value-type="float">
            <text:p>264442</text:p>
          </table:table-cell>
          <table:table-cell table:formula="of:=MIN([.B3]+[.B164];[.B84])" office:value-type="float" office:value="263346" calcext:value-type="float">
            <text:p>263346</text:p>
          </table:table-cell>
          <table:table-cell table:formula="of:=MIN([.C3]+[.C164];[.C84])" office:value-type="float" office:value="263326" calcext:value-type="float">
            <text:p>263326</text:p>
          </table:table-cell>
          <table:table-cell table:formula="of:=MIN([.D3]+[.D164];[.D84])" office:value-type="float" office:value="264479" calcext:value-type="float">
            <text:p>264479</text:p>
          </table:table-cell>
          <table:table-cell table:formula="of:=MIN([.E3]+[.E164];[.E84])" office:value-type="float" office:value="258909" calcext:value-type="float">
            <text:p>258909</text:p>
          </table:table-cell>
          <table:table-cell table:formula="of:=MIN([.F3]+[.F164];[.F84])" office:value-type="float" office:value="253742" calcext:value-type="float">
            <text:p>253742</text:p>
          </table:table-cell>
          <table:table-cell table:formula="of:=MIN([.G3]+[.G164];[.G84])" office:value-type="float" office:value="251100" calcext:value-type="float">
            <text:p>251100</text:p>
          </table:table-cell>
          <table:table-cell table:formula="of:=MIN([.H3]+[.H164];[.H84])" office:value-type="float" office:value="249657" calcext:value-type="float">
            <text:p>249657</text:p>
          </table:table-cell>
          <table:table-cell table:formula="of:=MIN([.I3]+[.I164];[.I84])" office:value-type="float" office:value="249952" calcext:value-type="float">
            <text:p>249952</text:p>
          </table:table-cell>
          <table:table-cell table:formula="of:=MIN([.J3]+[.J164];[.J84])" office:value-type="float" office:value="245074" calcext:value-type="float">
            <text:p>245074</text:p>
          </table:table-cell>
          <table:table-cell table:formula="of:=MIN([.K3]+[.K164];[.K84])" office:value-type="float" office:value="238044" calcext:value-type="float">
            <text:p>238044</text:p>
          </table:table-cell>
          <table:table-cell table:formula="of:=MIN([.L3]+[.L164];[.L84])" office:value-type="float" office:value="237540" calcext:value-type="float">
            <text:p>237540</text:p>
          </table:table-cell>
          <table:table-cell table:formula="of:=MIN([.M3]+[.M164];[.M84])" office:value-type="float" office:value="233296" calcext:value-type="float">
            <text:p>233296</text:p>
          </table:table-cell>
          <table:table-cell table:formula="of:=MIN([.N3]+[.N164];[.N84])" office:value-type="float" office:value="230948" calcext:value-type="float">
            <text:p>230948</text:p>
          </table:table-cell>
          <table:table-cell table:formula="of:=MIN([.O3]+[.O164];[.O84])" office:value-type="float" office:value="231984" calcext:value-type="float">
            <text:p>231984</text:p>
          </table:table-cell>
          <table:table-cell table:formula="of:=MIN([.P3]+[.P164];[.P84])" office:value-type="float" office:value="222157" calcext:value-type="float">
            <text:p>222157</text:p>
          </table:table-cell>
          <table:table-cell table:formula="of:=MIN([.Q3]+[.Q164];[.Q84])" office:value-type="float" office:value="226069" calcext:value-type="float">
            <text:p>226069</text:p>
          </table:table-cell>
          <table:table-cell table:formula="of:=MIN([.R3]+[.R164];[.R84])" office:value-type="float" office:value="221131" calcext:value-type="float">
            <text:p>221131</text:p>
          </table:table-cell>
          <table:table-cell table:formula="of:=MIN([.S3]+[.S164];[.S84])" office:value-type="float" office:value="215248" calcext:value-type="float">
            <text:p>215248</text:p>
          </table:table-cell>
          <table:table-cell table:formula="of:=MIN([.T3]+[.T164];[.T84])" office:value-type="float" office:value="211511" calcext:value-type="float">
            <text:p>211511</text:p>
          </table:table-cell>
          <table:table-cell table:formula="of:=MIN([.U3]+[.U164];[.U84])" office:value-type="float" office:value="212714" calcext:value-type="float">
            <text:p>212714</text:p>
          </table:table-cell>
          <table:table-cell table:formula="of:=MIN([.V3]+[.V164];[.V84])" office:value-type="float" office:value="210438" calcext:value-type="float">
            <text:p>210438</text:p>
          </table:table-cell>
          <table:table-cell table:formula="of:=MIN([.W3]+[.W164];[.W84])" office:value-type="float" office:value="203907" calcext:value-type="float">
            <text:p>203907</text:p>
          </table:table-cell>
          <table:table-cell table:formula="of:=MIN([.X3]+[.X164];[.X84])" office:value-type="float" office:value="203340" calcext:value-type="float">
            <text:p>203340</text:p>
          </table:table-cell>
          <table:table-cell table:formula="of:=MIN([.Y3]+[.Y164];[.Y84])" office:value-type="float" office:value="197343" calcext:value-type="float">
            <text:p>197343</text:p>
          </table:table-cell>
          <table:table-cell table:formula="of:=MIN([.Z3]+[.Z164];[.Z84])" office:value-type="float" office:value="193372" calcext:value-type="float">
            <text:p>193372</text:p>
          </table:table-cell>
          <table:table-cell table:formula="of:=MIN([.AA3]+[.AA164];[.AA84])" office:value-type="float" office:value="186749" calcext:value-type="float">
            <text:p>186749</text:p>
          </table:table-cell>
          <table:table-cell table:formula="of:=MIN([.AB3]+[.AB164];[.AB84])" office:value-type="float" office:value="185929" calcext:value-type="float">
            <text:p>185929</text:p>
          </table:table-cell>
          <table:table-cell table:formula="of:=MIN([.AC3]+[.AC164];[.AC84])" office:value-type="float" office:value="179781" calcext:value-type="float">
            <text:p>179781</text:p>
          </table:table-cell>
          <table:table-cell table:formula="of:=MIN([.AD3]+[.AD164];[.AD84])" office:value-type="float" office:value="176494" calcext:value-type="float">
            <text:p>176494</text:p>
          </table:table-cell>
          <table:table-cell table:formula="of:=MIN([.AE3]+[.AE164];[.AE84])" office:value-type="float" office:value="179959" calcext:value-type="float">
            <text:p>179959</text:p>
          </table:table-cell>
          <table:table-cell table:formula="of:=MIN([.AF3]+[.AF164];[.AF84])" office:value-type="float" office:value="171978" calcext:value-type="float">
            <text:p>171978</text:p>
          </table:table-cell>
          <table:table-cell table:formula="of:=MIN([.AG3]+[.AG164];[.AG84])" office:value-type="float" office:value="174578" calcext:value-type="float">
            <text:p>174578</text:p>
          </table:table-cell>
          <table:table-cell table:formula="of:=MIN([.AH3]+[.AH164];[.AH84])" office:value-type="float" office:value="166906" calcext:value-type="float">
            <text:p>166906</text:p>
          </table:table-cell>
          <table:table-cell table:formula="of:=MIN([.AI3]+[.AI164];[.AI84])" office:value-type="float" office:value="170259" calcext:value-type="float">
            <text:p>170259</text:p>
          </table:table-cell>
          <table:table-cell table:formula="of:=MIN([.AJ3]+[.AJ164];[.AJ84])" office:value-type="float" office:value="163483" calcext:value-type="float">
            <text:p>163483</text:p>
          </table:table-cell>
          <table:table-cell table:formula="of:=MIN([.AK3]+[.AK164];[.AK84])" office:value-type="float" office:value="156766" calcext:value-type="float">
            <text:p>156766</text:p>
          </table:table-cell>
          <table:table-cell table:formula="of:=MIN([.AL3]+[.AL164];[.AL84])" office:value-type="float" office:value="155688" calcext:value-type="float">
            <text:p>155688</text:p>
          </table:table-cell>
          <table:table-cell table:formula="of:=MIN([.AM3]+[.AM164];[.AM84])" office:value-type="float" office:value="150680" calcext:value-type="float">
            <text:p>150680</text:p>
          </table:table-cell>
          <table:table-cell table:formula="of:=MIN([.AN3]+[.AN164];[.AN84])" office:value-type="float" office:value="147130" calcext:value-type="float">
            <text:p>147130</text:p>
          </table:table-cell>
          <table:table-cell table:formula="of:=MIN([.AO3]+[.AO164];[.AO84])" office:value-type="float" office:value="138335" calcext:value-type="float">
            <text:p>138335</text:p>
          </table:table-cell>
          <table:table-cell table:formula="of:=MIN([.AP3]+[.AP164];[.AP84])" office:value-type="float" office:value="132515" calcext:value-type="float">
            <text:p>132515</text:p>
          </table:table-cell>
          <table:table-cell table:formula="of:=MIN([.AQ3]+[.AQ164];[.AQ84])" office:value-type="float" office:value="132169" calcext:value-type="float">
            <text:p>132169</text:p>
          </table:table-cell>
          <table:table-cell table:formula="of:=MIN([.AR3]+[.AR164];[.AR84])" office:value-type="float" office:value="136103" calcext:value-type="float">
            <text:p>136103</text:p>
          </table:table-cell>
          <table:table-cell table:formula="of:=MIN([.AS3]+[.AS164];[.AS84])" office:value-type="float" office:value="129640" calcext:value-type="float">
            <text:p>129640</text:p>
          </table:table-cell>
          <table:table-cell table:formula="of:=MIN([.AT3]+[.AT164];[.AT84])" office:value-type="float" office:value="130450" calcext:value-type="float">
            <text:p>130450</text:p>
          </table:table-cell>
          <table:table-cell table:formula="of:=MIN([.AU3]+[.AU164];[.AU84])" office:value-type="float" office:value="130815" calcext:value-type="float">
            <text:p>130815</text:p>
          </table:table-cell>
          <table:table-cell table:formula="of:=MIN([.AV3]+[.AV164];[.AV84])" office:value-type="float" office:value="129091" calcext:value-type="float">
            <text:p>129091</text:p>
          </table:table-cell>
          <table:table-cell table:formula="of:=MIN([.AW3]+[.AW164];[.AW84])" office:value-type="float" office:value="120880" calcext:value-type="float">
            <text:p>120880</text:p>
          </table:table-cell>
          <table:table-cell table:formula="of:=MIN([.AX3]+[.AX164];[.AX84])" office:value-type="float" office:value="120763" calcext:value-type="float">
            <text:p>120763</text:p>
          </table:table-cell>
          <table:table-cell table:formula="of:=MIN([.AY3]+[.AY164];[.AY84])" office:value-type="float" office:value="115941" calcext:value-type="float">
            <text:p>115941</text:p>
          </table:table-cell>
          <table:table-cell table:formula="of:=MIN([.AZ3]+[.AZ164];[.AZ84])" office:value-type="float" office:value="114624" calcext:value-type="float">
            <text:p>114624</text:p>
          </table:table-cell>
          <table:table-cell table:formula="of:=MIN([.BA3]+[.BA164];[.BA84])" office:value-type="float" office:value="115981" calcext:value-type="float">
            <text:p>115981</text:p>
          </table:table-cell>
          <table:table-cell table:formula="of:=MIN([.BB3]+[.BB164];[.BB84])" office:value-type="float" office:value="114004" calcext:value-type="float">
            <text:p>114004</text:p>
          </table:table-cell>
          <table:table-cell table:formula="of:=MIN([.BC3]+[.BC164];[.BC84])" office:value-type="float" office:value="109513" calcext:value-type="float">
            <text:p>109513</text:p>
          </table:table-cell>
          <table:table-cell table:formula="of:=MIN([.BD3]+[.BD164];[.BD84])" office:value-type="float" office:value="101729" calcext:value-type="float">
            <text:p>101729</text:p>
          </table:table-cell>
          <table:table-cell table:formula="of:=MIN([.BE3]+[.BE164];[.BE84])" office:value-type="float" office:value="96929" calcext:value-type="float">
            <text:p>96929</text:p>
          </table:table-cell>
          <table:table-cell table:formula="of:=MIN([.BF3]+[.BF164];[.BF84])" office:value-type="float" office:value="95754" calcext:value-type="float">
            <text:p>95754</text:p>
          </table:table-cell>
          <table:table-cell table:formula="of:=MIN([.BG3]+[.BG164];[.BG84])" office:value-type="float" office:value="91581" calcext:value-type="float">
            <text:p>91581</text:p>
          </table:table-cell>
          <table:table-cell table:formula="of:=MIN([.BH3]+[.BH164];[.BH84])" office:value-type="float" office:value="90891" calcext:value-type="float">
            <text:p>90891</text:p>
          </table:table-cell>
          <table:table-cell table:formula="of:=MIN([.BI3]+[.BI164];[.BI84])" office:value-type="float" office:value="81913" calcext:value-type="float">
            <text:p>81913</text:p>
          </table:table-cell>
          <table:table-cell table:formula="of:=MIN([.BJ3]+[.BJ164];[.BJ84])" office:value-type="float" office:value="74443" calcext:value-type="float">
            <text:p>74443</text:p>
          </table:table-cell>
          <table:table-cell table:formula="of:=MIN([.BK3]+[.BK164];[.BK84])" office:value-type="float" office:value="78294" calcext:value-type="float">
            <text:p>78294</text:p>
          </table:table-cell>
          <table:table-cell table:formula="of:=MIN([.BL3]+[.BL164];[.BL84])" office:value-type="float" office:value="74645" calcext:value-type="float">
            <text:p>74645</text:p>
          </table:table-cell>
          <table:table-cell table:formula="of:=MIN([.BM3]+[.BM164];[.BM84])" office:value-type="float" office:value="65921" calcext:value-type="float">
            <text:p>65921</text:p>
          </table:table-cell>
          <table:table-cell table:formula="of:=MIN([.BN3]+[.BN164];[.BN84])" office:value-type="float" office:value="64526" calcext:value-type="float">
            <text:p>64526</text:p>
          </table:table-cell>
          <table:table-cell table:formula="of:=MIN([.BO3]+[.BO164];[.BO84])" office:value-type="float" office:value="54677" calcext:value-type="float">
            <text:p>54677</text:p>
          </table:table-cell>
          <table:table-cell table:formula="of:=MIN([.BP3]+[.BP164];[.BP84])" office:value-type="float" office:value="57332" calcext:value-type="float">
            <text:p>57332</text:p>
          </table:table-cell>
          <table:table-cell table:formula="of:=MIN([.BQ3]+[.BQ164];[.BQ84])" office:value-type="float" office:value="57443" calcext:value-type="float">
            <text:p>57443</text:p>
          </table:table-cell>
          <table:table-cell table:formula="of:=MIN([.BR3]+[.BR164];[.BR84])" office:value-type="float" office:value="54235" calcext:value-type="float">
            <text:p>54235</text:p>
          </table:table-cell>
          <table:table-cell table:formula="of:=MIN([.BS3]+[.BS164];[.BS84])" office:value-type="float" office:value="44602" calcext:value-type="float">
            <text:p>44602</text:p>
          </table:table-cell>
          <table:table-cell table:formula="of:=MIN([.BT3]+[.BT164];[.BT84])" office:value-type="float" office:value="42218" calcext:value-type="float">
            <text:p>42218</text:p>
          </table:table-cell>
          <table:table-cell table:formula="of:=MIN([.BU3]+[.BU164];[.BU84])" office:value-type="float" office:value="35043" calcext:value-type="float">
            <text:p>35043</text:p>
          </table:table-cell>
          <table:table-cell table:formula="of:=MIN([.BV3]+[.BV164];[.BV84])" office:value-type="float" office:value="34499" calcext:value-type="float">
            <text:p>34499</text:p>
          </table:table-cell>
          <table:table-cell table:formula="of:=MIN([.BW3]+[.BW164];[.BW84])" office:value-type="float" office:value="27916" calcext:value-type="float">
            <text:p>27916</text:p>
          </table:table-cell>
          <table:table-cell table:formula="of:=MIN([.BX3]+[.BX164];[.BX84])" office:value-type="float" office:value="26008" calcext:value-type="float">
            <text:p>26008</text:p>
          </table:table-cell>
          <table:table-cell table:formula="of:=MIN([.BY3]+[.BY164];[.BY84])" office:value-type="float" office:value="16025" calcext:value-type="float">
            <text:p>16025</text:p>
          </table:table-cell>
          <table:table-cell table:formula="of:=MIN([.BZ3]+[.BZ164];[.BZ84])" office:value-type="float" office:value="16563" calcext:value-type="float">
            <text:p>16563</text:p>
          </table:table-cell>
          <table:table-cell table:formula="of:=MIN([.CA3]+[.CA164];[.CA84])" office:value-type="float" office:value="18730" calcext:value-type="float">
            <text:p>18730</text:p>
          </table:table-cell>
          <table:table-cell table:formula="of:=[.CB84]" office:value-type="float" office:value="9377" calcext:value-type="float">
            <text:p>9377</text:p>
          </table:table-cell>
        </table:table-row>
        <table:table-row table:style-name="ro1">
          <table:table-cell table:formula="of:=MIN([.A4]+[.A165];[.A85])" office:value-type="float" office:value="274049" calcext:value-type="float">
            <text:p>274049</text:p>
          </table:table-cell>
          <table:table-cell table:formula="of:=MIN([.B4]+[.B165];[.B85])" office:value-type="float" office:value="270731" calcext:value-type="float">
            <text:p>270731</text:p>
          </table:table-cell>
          <table:table-cell table:formula="of:=MIN([.C4]+[.C165];[.C85])" office:value-type="float" office:value="263847" calcext:value-type="float">
            <text:p>263847</text:p>
          </table:table-cell>
          <table:table-cell table:formula="of:=MIN([.D4]+[.D165];[.D85])" office:value-type="float" office:value="266357" calcext:value-type="float">
            <text:p>266357</text:p>
          </table:table-cell>
          <table:table-cell table:formula="of:=MIN([.E4]+[.E165];[.E85])" office:value-type="float" office:value="260273" calcext:value-type="float">
            <text:p>260273</text:p>
          </table:table-cell>
          <table:table-cell table:formula="of:=MIN([.F4]+[.F165];[.F85])" office:value-type="float" office:value="260522" calcext:value-type="float">
            <text:p>260522</text:p>
          </table:table-cell>
          <table:table-cell table:formula="of:=MIN([.G4]+[.G165];[.G85])" office:value-type="float" office:value="251539" calcext:value-type="float">
            <text:p>251539</text:p>
          </table:table-cell>
          <table:table-cell table:formula="of:=MIN([.H4]+[.H165];[.H85])" office:value-type="float" office:value="243916" calcext:value-type="float">
            <text:p>243916</text:p>
          </table:table-cell>
          <table:table-cell table:formula="of:=MIN([.I4]+[.I165];[.I85])" office:value-type="float" office:value="242331" calcext:value-type="float">
            <text:p>242331</text:p>
          </table:table-cell>
          <table:table-cell table:formula="of:=MIN([.J4]+[.J165];[.J85])" office:value-type="float" office:value="239450" calcext:value-type="float">
            <text:p>239450</text:p>
          </table:table-cell>
          <table:table-cell table:formula="of:=MIN([.K4]+[.K165];[.K85])" office:value-type="float" office:value="232518" calcext:value-type="float">
            <text:p>232518</text:p>
          </table:table-cell>
          <table:table-cell table:formula="of:=MIN([.L4]+[.L165];[.L85])" office:value-type="float" office:value="238110" calcext:value-type="float">
            <text:p>238110</text:p>
          </table:table-cell>
          <table:table-cell table:formula="of:=MIN([.M4]+[.M165];[.M85])" office:value-type="float" office:value="231088" calcext:value-type="float">
            <text:p>231088</text:p>
          </table:table-cell>
          <table:table-cell table:formula="of:=MIN([.N4]+[.N165];[.N85])" office:value-type="float" office:value="226307" calcext:value-type="float">
            <text:p>226307</text:p>
          </table:table-cell>
          <table:table-cell table:formula="of:=MIN([.O4]+[.O165];[.O85])" office:value-type="float" office:value="222473" calcext:value-type="float">
            <text:p>222473</text:p>
          </table:table-cell>
          <table:table-cell table:formula="of:=MIN([.P4]+[.P165];[.P85])" office:value-type="float" office:value="219709" calcext:value-type="float">
            <text:p>219709</text:p>
          </table:table-cell>
          <table:table-cell table:formula="of:=MIN([.Q4]+[.Q165];[.Q85])" office:value-type="float" office:value="219151" calcext:value-type="float">
            <text:p>219151</text:p>
          </table:table-cell>
          <table:table-cell table:formula="of:=MIN([.R4]+[.R165];[.R85])" office:value-type="float" office:value="216609" calcext:value-type="float">
            <text:p>216609</text:p>
          </table:table-cell>
          <table:table-cell table:formula="of:=MIN([.S4]+[.S165];[.S85])" office:value-type="float" office:value="216341" calcext:value-type="float">
            <text:p>216341</text:p>
          </table:table-cell>
          <table:table-cell table:formula="of:=MIN([.T4]+[.T165];[.T85])" office:value-type="float" office:value="211211" calcext:value-type="float">
            <text:p>211211</text:p>
          </table:table-cell>
          <table:table-cell table:formula="of:=MIN([.U4]+[.U165];[.U85])" office:value-type="float" office:value="205598" calcext:value-type="float">
            <text:p>205598</text:p>
          </table:table-cell>
          <table:table-cell table:formula="of:=MIN([.V4]+[.V165];[.V85])" office:value-type="float" office:value="215896" calcext:value-type="float">
            <text:p>215896</text:p>
          </table:table-cell>
          <table:table-cell table:formula="of:=MIN([.W4]+[.W165];[.W85])" office:value-type="float" office:value="206568" calcext:value-type="float">
            <text:p>206568</text:p>
          </table:table-cell>
          <table:table-cell table:formula="of:=MIN([.X4]+[.X165];[.X85])" office:value-type="float" office:value="204105" calcext:value-type="float">
            <text:p>204105</text:p>
          </table:table-cell>
          <table:table-cell table:formula="of:=MIN([.Y4]+[.Y165];[.Y85])" office:value-type="float" office:value="197913" calcext:value-type="float">
            <text:p>197913</text:p>
          </table:table-cell>
          <table:table-cell table:formula="of:=MIN([.Z4]+[.Z165];[.Z85])" office:value-type="float" office:value="192057" calcext:value-type="float">
            <text:p>192057</text:p>
          </table:table-cell>
          <table:table-cell table:formula="of:=MIN([.AA4]+[.AA165];[.AA85])" office:value-type="float" office:value="188502" calcext:value-type="float">
            <text:p>188502</text:p>
          </table:table-cell>
          <table:table-cell table:formula="of:=MIN([.AB4]+[.AB165];[.AB85])" office:value-type="float" office:value="186242" calcext:value-type="float">
            <text:p>186242</text:p>
          </table:table-cell>
          <table:table-cell table:formula="of:=MIN([.AC4]+[.AC165];[.AC85])" office:value-type="float" office:value="181124" calcext:value-type="float">
            <text:p>181124</text:p>
          </table:table-cell>
          <table:table-cell table:formula="of:=MIN([.AD4]+[.AD165];[.AD85])" office:value-type="float" office:value="174620" calcext:value-type="float">
            <text:p>174620</text:p>
          </table:table-cell>
          <table:table-cell table:formula="of:=MIN([.AE4]+[.AE165];[.AE85])" office:value-type="float" office:value="172781" calcext:value-type="float">
            <text:p>172781</text:p>
          </table:table-cell>
          <table:table-cell table:formula="of:=MIN([.AF4]+[.AF165];[.AF85])" office:value-type="float" office:value="163554" calcext:value-type="float">
            <text:p>163554</text:p>
          </table:table-cell>
          <table:table-cell table:formula="of:=MIN([.AG4]+[.AG165];[.AG85])" office:value-type="float" office:value="168104" calcext:value-type="float">
            <text:p>168104</text:p>
          </table:table-cell>
          <table:table-cell table:formula="of:=MIN([.AH4]+[.AH165];[.AH85])" office:value-type="float" office:value="159331" calcext:value-type="float">
            <text:p>159331</text:p>
          </table:table-cell>
          <table:table-cell table:formula="of:=MIN([.AI4]+[.AI165];[.AI85])" office:value-type="float" office:value="163462" calcext:value-type="float">
            <text:p>163462</text:p>
          </table:table-cell>
          <table:table-cell table:formula="of:=MIN([.AJ4]+[.AJ165];[.AJ85])" office:value-type="float" office:value="160711" calcext:value-type="float">
            <text:p>160711</text:p>
          </table:table-cell>
          <table:table-cell table:formula="of:=MIN([.AK4]+[.AK165];[.AK85])" office:value-type="float" office:value="161231" calcext:value-type="float">
            <text:p>161231</text:p>
          </table:table-cell>
          <table:table-cell table:formula="of:=MIN([.AL4]+[.AL165];[.AL85])" office:value-type="float" office:value="160130" calcext:value-type="float">
            <text:p>160130</text:p>
          </table:table-cell>
          <table:table-cell table:formula="of:=MIN([.AM4]+[.AM165];[.AM85])" office:value-type="float" office:value="152066" calcext:value-type="float">
            <text:p>152066</text:p>
          </table:table-cell>
          <table:table-cell table:formula="of:=MIN([.AN4]+[.AN165];[.AN85])" office:value-type="float" office:value="142093" calcext:value-type="float">
            <text:p>142093</text:p>
          </table:table-cell>
          <table:table-cell table:formula="of:=MIN([.AO4]+[.AO165];[.AO85])" office:value-type="float" office:value="143204" calcext:value-type="float">
            <text:p>143204</text:p>
          </table:table-cell>
          <table:table-cell table:formula="of:=MIN([.AP4]+[.AP165];[.AP85])" office:value-type="float" office:value="137889" calcext:value-type="float">
            <text:p>137889</text:p>
          </table:table-cell>
          <table:table-cell table:formula="of:=MIN([.AQ4]+[.AQ165];[.AQ85])" office:value-type="float" office:value="130318" calcext:value-type="float">
            <text:p>130318</text:p>
          </table:table-cell>
          <table:table-cell table:formula="of:=MIN([.AR4]+[.AR165];[.AR85])" office:value-type="float" office:value="130893" calcext:value-type="float">
            <text:p>130893</text:p>
          </table:table-cell>
          <table:table-cell table:formula="of:=MIN([.AS4]+[.AS165];[.AS85])" office:value-type="float" office:value="127523" calcext:value-type="float">
            <text:p>127523</text:p>
          </table:table-cell>
          <table:table-cell table:formula="of:=MIN([.AT4]+[.AT165];[.AT85])" office:value-type="float" office:value="124392" calcext:value-type="float">
            <text:p>124392</text:p>
          </table:table-cell>
          <table:table-cell table:formula="of:=MIN([.AU4]+[.AU165];[.AU85])" office:value-type="float" office:value="127408" calcext:value-type="float">
            <text:p>127408</text:p>
          </table:table-cell>
          <table:table-cell table:formula="of:=MIN([.AV4]+[.AV165];[.AV85])" office:value-type="float" office:value="120970" calcext:value-type="float">
            <text:p>120970</text:p>
          </table:table-cell>
          <table:table-cell table:formula="of:=MIN([.AW4]+[.AW165];[.AW85])" office:value-type="float" office:value="122049" calcext:value-type="float">
            <text:p>122049</text:p>
          </table:table-cell>
          <table:table-cell table:formula="of:=MIN([.AX4]+[.AX165];[.AX85])" office:value-type="float" office:value="120907" calcext:value-type="float">
            <text:p>120907</text:p>
          </table:table-cell>
          <table:table-cell table:formula="of:=MIN([.AY4]+[.AY165];[.AY85])" office:value-type="float" office:value="119783" calcext:value-type="float">
            <text:p>119783</text:p>
          </table:table-cell>
          <table:table-cell table:formula="of:=MIN([.AZ4]+[.AZ165];[.AZ85])" office:value-type="float" office:value="110247" calcext:value-type="float">
            <text:p>110247</text:p>
          </table:table-cell>
          <table:table-cell table:formula="of:=MIN([.BA4]+[.BA165];[.BA85])" office:value-type="float" office:value="111547" calcext:value-type="float">
            <text:p>111547</text:p>
          </table:table-cell>
          <table:table-cell table:formula="of:=MIN([.BB4]+[.BB165];[.BB85])" office:value-type="float" office:value="108079" calcext:value-type="float">
            <text:p>108079</text:p>
          </table:table-cell>
          <table:table-cell table:formula="of:=MIN([.BC4]+[.BC165];[.BC85])" office:value-type="float" office:value="101172" calcext:value-type="float">
            <text:p>101172</text:p>
          </table:table-cell>
          <table:table-cell table:formula="of:=MIN([.BD4]+[.BD165];[.BD85])" office:value-type="float" office:value="98960" calcext:value-type="float">
            <text:p>98960</text:p>
          </table:table-cell>
          <table:table-cell table:formula="of:=MIN([.BE4]+[.BE165];[.BE85])" office:value-type="float" office:value="98840" calcext:value-type="float">
            <text:p>98840</text:p>
          </table:table-cell>
          <table:table-cell table:formula="of:=MIN([.BF4]+[.BF165];[.BF85])" office:value-type="float" office:value="95296" calcext:value-type="float">
            <text:p>95296</text:p>
          </table:table-cell>
          <table:table-cell table:formula="of:=MIN([.BG4]+[.BG165];[.BG85])" office:value-type="float" office:value="94045" calcext:value-type="float">
            <text:p>94045</text:p>
          </table:table-cell>
          <table:table-cell table:formula="of:=MIN([.BH4]+[.BH165];[.BH85])" office:value-type="float" office:value="84575" calcext:value-type="float">
            <text:p>84575</text:p>
          </table:table-cell>
          <table:table-cell table:formula="of:=MIN([.BI4]+[.BI165];[.BI85])" office:value-type="float" office:value="82396" calcext:value-type="float">
            <text:p>82396</text:p>
          </table:table-cell>
          <table:table-cell table:formula="of:=MIN([.BJ4]+[.BJ165];[.BJ85])" office:value-type="float" office:value="73148" calcext:value-type="float">
            <text:p>73148</text:p>
          </table:table-cell>
          <table:table-cell table:formula="of:=MIN([.BK4]+[.BK165];[.BK85])" office:value-type="float" office:value="74495" calcext:value-type="float">
            <text:p>74495</text:p>
          </table:table-cell>
          <table:table-cell table:formula="of:=MIN([.BL4]+[.BL165];[.BL85])" office:value-type="float" office:value="71579" calcext:value-type="float">
            <text:p>71579</text:p>
          </table:table-cell>
          <table:table-cell table:formula="of:=MIN([.BM4]+[.BM165];[.BM85])" office:value-type="float" office:value="62412" calcext:value-type="float">
            <text:p>62412</text:p>
          </table:table-cell>
          <table:table-cell table:formula="of:=MIN([.BN4]+[.BN165];[.BN85])" office:value-type="float" office:value="58699" calcext:value-type="float">
            <text:p>58699</text:p>
          </table:table-cell>
          <table:table-cell table:formula="of:=MIN([.BO4]+[.BO165];[.BO85])" office:value-type="float" office:value="54059" calcext:value-type="float">
            <text:p>54059</text:p>
          </table:table-cell>
          <table:table-cell table:formula="of:=MIN([.BP4]+[.BP165];[.BP85])" office:value-type="float" office:value="54012" calcext:value-type="float">
            <text:p>54012</text:p>
          </table:table-cell>
          <table:table-cell table:formula="of:=MIN([.BQ4]+[.BQ165];[.BQ85])" office:value-type="float" office:value="50375" calcext:value-type="float">
            <text:p>50375</text:p>
          </table:table-cell>
          <table:table-cell table:formula="of:=MIN([.BR4]+[.BR165];[.BR85])" office:value-type="float" office:value="50066" calcext:value-type="float">
            <text:p>50066</text:p>
          </table:table-cell>
          <table:table-cell table:formula="of:=MIN([.BS4]+[.BS165];[.BS85])" office:value-type="float" office:value="42722" calcext:value-type="float">
            <text:p>42722</text:p>
          </table:table-cell>
          <table:table-cell table:formula="of:=MIN([.BT4]+[.BT165];[.BT85])" office:value-type="float" office:value="35767" calcext:value-type="float">
            <text:p>35767</text:p>
          </table:table-cell>
          <table:table-cell table:formula="of:=MIN([.BU4]+[.BU165];[.BU85])" office:value-type="float" office:value="35421" calcext:value-type="float">
            <text:p>35421</text:p>
          </table:table-cell>
          <table:table-cell table:formula="of:=MIN([.BV4]+[.BV165];[.BV85])" office:value-type="float" office:value="42913" calcext:value-type="float">
            <text:p>42913</text:p>
          </table:table-cell>
          <table:table-cell table:formula="of:=MIN([.BW4]+[.BW165];[.BW85])" office:value-type="float" office:value="36551" calcext:value-type="float">
            <text:p>36551</text:p>
          </table:table-cell>
          <table:table-cell table:formula="of:=MIN([.BX4]+[.BX165];[.BX85])" office:value-type="float" office:value="28527" calcext:value-type="float">
            <text:p>28527</text:p>
          </table:table-cell>
          <table:table-cell table:formula="of:=MIN([.BY4]+[.BY165];[.BY85])" office:value-type="float" office:value="21061" calcext:value-type="float">
            <text:p>21061</text:p>
          </table:table-cell>
          <table:table-cell table:formula="of:=MIN([.BZ4]+[.BZ165];[.BZ85])" office:value-type="float" office:value="24897" calcext:value-type="float">
            <text:p>24897</text:p>
          </table:table-cell>
          <table:table-cell table:formula="of:=MIN([.CA4]+[.CA165];[.CA85])" office:value-type="float" office:value="15615" calcext:value-type="float">
            <text:p>15615</text:p>
          </table:table-cell>
          <table:table-cell table:formula="of:=[.CB85]" office:value-type="float" office:value="9230" calcext:value-type="float">
            <text:p>9230</text:p>
          </table:table-cell>
        </table:table-row>
        <table:table-row table:style-name="ro1">
          <table:table-cell table:formula="of:=MIN([.A5]+[.A166];[.A86])" office:value-type="float" office:value="279530" calcext:value-type="float">
            <text:p>279530</text:p>
          </table:table-cell>
          <table:table-cell table:formula="of:=MIN([.B5]+[.B166];[.B86])" office:value-type="float" office:value="273441" calcext:value-type="float">
            <text:p>273441</text:p>
          </table:table-cell>
          <table:table-cell table:formula="of:=MIN([.C5]+[.C166];[.C86])" office:value-type="float" office:value="270327" calcext:value-type="float">
            <text:p>270327</text:p>
          </table:table-cell>
          <table:table-cell table:formula="of:=MIN([.D5]+[.D166];[.D86])" office:value-type="float" office:value="262567" calcext:value-type="float">
            <text:p>262567</text:p>
          </table:table-cell>
          <table:table-cell table:formula="of:=MIN([.E5]+[.E166];[.E86])" office:value-type="float" office:value="261473" calcext:value-type="float">
            <text:p>261473</text:p>
          </table:table-cell>
          <table:table-cell table:formula="of:=MIN([.F5]+[.F166];[.F86])" office:value-type="float" office:value="255323" calcext:value-type="float">
            <text:p>255323</text:p>
          </table:table-cell>
          <table:table-cell table:formula="of:=MIN([.G5]+[.G166];[.G86])" office:value-type="float" office:value="250141" calcext:value-type="float">
            <text:p>250141</text:p>
          </table:table-cell>
          <table:table-cell table:formula="of:=MIN([.H5]+[.H166];[.H86])" office:value-type="float" office:value="242783" calcext:value-type="float">
            <text:p>242783</text:p>
          </table:table-cell>
          <table:table-cell table:formula="of:=MIN([.I5]+[.I166];[.I86])" office:value-type="float" office:value="235396" calcext:value-type="float">
            <text:p>235396</text:p>
          </table:table-cell>
          <table:table-cell table:formula="of:=MIN([.J5]+[.J166];[.J86])" office:value-type="float" office:value="230899" calcext:value-type="float">
            <text:p>230899</text:p>
          </table:table-cell>
          <table:table-cell table:formula="of:=MIN([.K5]+[.K166];[.K86])" office:value-type="float" office:value="229944" calcext:value-type="float">
            <text:p>229944</text:p>
          </table:table-cell>
          <table:table-cell table:formula="of:=MIN([.L5]+[.L166];[.L86])" office:value-type="float" office:value="229843" calcext:value-type="float">
            <text:p>229843</text:p>
          </table:table-cell>
          <table:table-cell table:formula="of:=MIN([.M5]+[.M166];[.M86])" office:value-type="float" office:value="233633" calcext:value-type="float">
            <text:p>233633</text:p>
          </table:table-cell>
          <table:table-cell table:formula="of:=MIN([.N5]+[.N166];[.N86])" office:value-type="float" office:value="227386" calcext:value-type="float">
            <text:p>227386</text:p>
          </table:table-cell>
          <table:table-cell table:formula="of:=MIN([.O5]+[.O166];[.O86])" office:value-type="float" office:value="224635" calcext:value-type="float">
            <text:p>224635</text:p>
          </table:table-cell>
          <table:table-cell table:formula="of:=MIN([.P5]+[.P166];[.P86])" office:value-type="float" office:value="217625" calcext:value-type="float">
            <text:p>217625</text:p>
          </table:table-cell>
          <table:table-cell table:formula="of:=MIN([.Q5]+[.Q166];[.Q86])" office:value-type="float" office:value="216482" calcext:value-type="float">
            <text:p>216482</text:p>
          </table:table-cell>
          <table:table-cell table:formula="of:=MIN([.R5]+[.R166];[.R86])" office:value-type="float" office:value="211953" calcext:value-type="float">
            <text:p>211953</text:p>
          </table:table-cell>
          <table:table-cell table:formula="of:=MIN([.S5]+[.S166];[.S86])" office:value-type="float" office:value="206998" calcext:value-type="float">
            <text:p>206998</text:p>
          </table:table-cell>
          <table:table-cell table:formula="of:=MIN([.T5]+[.T166];[.T86])" office:value-type="float" office:value="203502" calcext:value-type="float">
            <text:p>203502</text:p>
          </table:table-cell>
          <table:table-cell table:formula="of:=MIN([.U5]+[.U166];[.U86])" office:value-type="float" office:value="203395" calcext:value-type="float">
            <text:p>203395</text:p>
          </table:table-cell>
          <table:table-cell table:formula="of:=MIN([.V5]+[.V166];[.V86])" office:value-type="float" office:value="206835" calcext:value-type="float">
            <text:p>206835</text:p>
          </table:table-cell>
          <table:table-cell table:formula="of:=MIN([.W5]+[.W166];[.W86])" office:value-type="float" office:value="198564" calcext:value-type="float">
            <text:p>198564</text:p>
          </table:table-cell>
          <table:table-cell table:formula="of:=MIN([.X5]+[.X166];[.X86])" office:value-type="float" office:value="201974" calcext:value-type="float">
            <text:p>201974</text:p>
          </table:table-cell>
          <table:table-cell table:formula="of:=MIN([.Y5]+[.Y166];[.Y86])" office:value-type="float" office:value="199026" calcext:value-type="float">
            <text:p>199026</text:p>
          </table:table-cell>
          <table:table-cell table:formula="of:=MIN([.Z5]+[.Z166];[.Z86])" office:value-type="float" office:value="192841" calcext:value-type="float">
            <text:p>192841</text:p>
          </table:table-cell>
          <table:table-cell table:formula="of:=MIN([.AA5]+[.AA166];[.AA86])" office:value-type="float" office:value="194439" calcext:value-type="float">
            <text:p>194439</text:p>
          </table:table-cell>
          <table:table-cell table:formula="of:=MIN([.AB5]+[.AB166];[.AB86])" office:value-type="float" office:value="188847" calcext:value-type="float">
            <text:p>188847</text:p>
          </table:table-cell>
          <table:table-cell table:formula="of:=MIN([.AC5]+[.AC166];[.AC86])" office:value-type="float" office:value="180846" calcext:value-type="float">
            <text:p>180846</text:p>
          </table:table-cell>
          <table:table-cell table:formula="of:=MIN([.AD5]+[.AD166];[.AD86])" office:value-type="float" office:value="174742" calcext:value-type="float">
            <text:p>174742</text:p>
          </table:table-cell>
          <table:table-cell table:formula="of:=MIN([.AE5]+[.AE166];[.AE86])" office:value-type="float" office:value="166460" calcext:value-type="float">
            <text:p>166460</text:p>
          </table:table-cell>
          <table:table-cell table:formula="of:=MIN([.AF5]+[.AF166];[.AF86])" office:value-type="float" office:value="162295" calcext:value-type="float">
            <text:p>162295</text:p>
          </table:table-cell>
          <table:table-cell table:formula="of:=MIN([.AG5]+[.AG166];[.AG86])" office:value-type="float" office:value="158653" calcext:value-type="float">
            <text:p>158653</text:p>
          </table:table-cell>
          <table:table-cell table:formula="of:=MIN([.AH5]+[.AH166];[.AH86])" office:value-type="float" office:value="157943" calcext:value-type="float">
            <text:p>157943</text:p>
          </table:table-cell>
          <table:table-cell table:formula="of:=MIN([.AI5]+[.AI166];[.AI86])" office:value-type="float" office:value="155553" calcext:value-type="float">
            <text:p>155553</text:p>
          </table:table-cell>
          <table:table-cell table:formula="of:=MIN([.AJ5]+[.AJ166];[.AJ86])" office:value-type="float" office:value="154978" calcext:value-type="float">
            <text:p>154978</text:p>
          </table:table-cell>
          <table:table-cell table:formula="of:=MIN([.AK5]+[.AK166];[.AK86])" office:value-type="float" office:value="154263" calcext:value-type="float">
            <text:p>154263</text:p>
          </table:table-cell>
          <table:table-cell table:formula="of:=MIN([.AL5]+[.AL166];[.AL86])" office:value-type="float" office:value="151611" calcext:value-type="float">
            <text:p>151611</text:p>
          </table:table-cell>
          <table:table-cell table:formula="of:=MIN([.AM5]+[.AM166];[.AM86])" office:value-type="float" office:value="144647" calcext:value-type="float">
            <text:p>144647</text:p>
          </table:table-cell>
          <table:table-cell table:formula="of:=MIN([.AN5]+[.AN166];[.AN86])" office:value-type="float" office:value="140430" calcext:value-type="float">
            <text:p>140430</text:p>
          </table:table-cell>
          <table:table-cell table:formula="of:=MIN([.AO5]+[.AO166];[.AO86])" office:value-type="float" office:value="140238" calcext:value-type="float">
            <text:p>140238</text:p>
          </table:table-cell>
          <table:table-cell table:formula="of:=MIN([.AP5]+[.AP166];[.AP86])" office:value-type="float" office:value="134289" calcext:value-type="float">
            <text:p>134289</text:p>
          </table:table-cell>
          <table:table-cell table:formula="of:=MIN([.AQ5]+[.AQ166];[.AQ86])" office:value-type="float" office:value="127283" calcext:value-type="float">
            <text:p>127283</text:p>
          </table:table-cell>
          <table:table-cell table:formula="of:=MIN([.AR5]+[.AR166];[.AR86])" office:value-type="float" office:value="126568" calcext:value-type="float">
            <text:p>126568</text:p>
          </table:table-cell>
          <table:table-cell table:formula="of:=MIN([.AS5]+[.AS166];[.AS86])" office:value-type="float" office:value="123240" calcext:value-type="float">
            <text:p>123240</text:p>
          </table:table-cell>
          <table:table-cell table:formula="of:=MIN([.AT5]+[.AT166];[.AT86])" office:value-type="float" office:value="122088" calcext:value-type="float">
            <text:p>122088</text:p>
          </table:table-cell>
          <table:table-cell table:formula="of:=MIN([.AU5]+[.AU166];[.AU86])" office:value-type="float" office:value="125199" calcext:value-type="float">
            <text:p>125199</text:p>
          </table:table-cell>
          <table:table-cell table:formula="of:=MIN([.AV5]+[.AV166];[.AV86])" office:value-type="float" office:value="117155" calcext:value-type="float">
            <text:p>117155</text:p>
          </table:table-cell>
          <table:table-cell table:formula="of:=MIN([.AW5]+[.AW166];[.AW86])" office:value-type="float" office:value="112836" calcext:value-type="float">
            <text:p>112836</text:p>
          </table:table-cell>
          <table:table-cell table:formula="of:=MIN([.AX5]+[.AX166];[.AX86])" office:value-type="float" office:value="111101" calcext:value-type="float">
            <text:p>111101</text:p>
          </table:table-cell>
          <table:table-cell table:formula="of:=MIN([.AY5]+[.AY166];[.AY86])" office:value-type="float" office:value="111613" calcext:value-type="float">
            <text:p>111613</text:p>
          </table:table-cell>
          <table:table-cell table:formula="of:=MIN([.AZ5]+[.AZ166];[.AZ86])" office:value-type="float" office:value="110051" calcext:value-type="float">
            <text:p>110051</text:p>
          </table:table-cell>
          <table:table-cell table:formula="of:=MIN([.BA5]+[.BA166];[.BA86])" office:value-type="float" office:value="106005" calcext:value-type="float">
            <text:p>106005</text:p>
          </table:table-cell>
          <table:table-cell table:formula="of:=MIN([.BB5]+[.BB166];[.BB86])" office:value-type="float" office:value="102810" calcext:value-type="float">
            <text:p>102810</text:p>
          </table:table-cell>
          <table:table-cell table:formula="of:=MIN([.BC5]+[.BC166];[.BC86])" office:value-type="float" office:value="98697" calcext:value-type="float">
            <text:p>98697</text:p>
          </table:table-cell>
          <table:table-cell table:formula="of:=MIN([.BD5]+[.BD166];[.BD86])" office:value-type="float" office:value="97801" calcext:value-type="float">
            <text:p>97801</text:p>
          </table:table-cell>
          <table:table-cell table:formula="of:=MIN([.BE5]+[.BE166];[.BE86])" office:value-type="float" office:value="93020" calcext:value-type="float">
            <text:p>93020</text:p>
          </table:table-cell>
          <table:table-cell table:formula="of:=MIN([.BF5]+[.BF166];[.BF86])" office:value-type="float" office:value="86221" calcext:value-type="float">
            <text:p>86221</text:p>
          </table:table-cell>
          <table:table-cell table:formula="of:=MIN([.BG5]+[.BG166];[.BG86])" office:value-type="float" office:value="85619" calcext:value-type="float">
            <text:p>85619</text:p>
          </table:table-cell>
          <table:table-cell table:formula="of:=MIN([.BH5]+[.BH166];[.BH86])" office:value-type="float" office:value="84115" calcext:value-type="float">
            <text:p>84115</text:p>
          </table:table-cell>
          <table:table-cell table:formula="of:=MIN([.BI5]+[.BI166];[.BI86])" office:value-type="float" office:value="77870" calcext:value-type="float">
            <text:p>77870</text:p>
          </table:table-cell>
          <table:table-cell table:formula="of:=MIN([.BJ5]+[.BJ166];[.BJ86])" office:value-type="float" office:value="71320" calcext:value-type="float">
            <text:p>71320</text:p>
          </table:table-cell>
          <table:table-cell table:formula="of:=MIN([.BK5]+[.BK166];[.BK86])" office:value-type="float" office:value="69903" calcext:value-type="float">
            <text:p>69903</text:p>
          </table:table-cell>
          <table:table-cell table:formula="of:=MIN([.BL5]+[.BL166];[.BL86])" office:value-type="float" office:value="68560" calcext:value-type="float">
            <text:p>68560</text:p>
          </table:table-cell>
          <table:table-cell table:formula="of:=MIN([.BM5]+[.BM166];[.BM86])" office:value-type="float" office:value="66197" calcext:value-type="float">
            <text:p>66197</text:p>
          </table:table-cell>
          <table:table-cell table:formula="of:=MIN([.BN5]+[.BN166];[.BN86])" office:value-type="float" office:value="64052" calcext:value-type="float">
            <text:p>64052</text:p>
          </table:table-cell>
          <table:table-cell table:formula="of:=MIN([.BO5]+[.BO166];[.BO86])" office:value-type="float" office:value="58604" calcext:value-type="float">
            <text:p>58604</text:p>
          </table:table-cell>
          <table:table-cell table:formula="of:=MIN([.BP5]+[.BP166];[.BP86])" office:value-type="float" office:value="63383" calcext:value-type="float">
            <text:p>63383</text:p>
          </table:table-cell>
          <table:table-cell table:formula="of:=MIN([.BQ5]+[.BQ166];[.BQ86])" office:value-type="float" office:value="55750" calcext:value-type="float">
            <text:p>55750</text:p>
          </table:table-cell>
          <table:table-cell table:formula="of:=MIN([.BR5]+[.BR166];[.BR86])" office:value-type="float" office:value="50330" calcext:value-type="float">
            <text:p>50330</text:p>
          </table:table-cell>
          <table:table-cell table:formula="of:=MIN([.BS5]+[.BS166];[.BS86])" office:value-type="float" office:value="45262" calcext:value-type="float">
            <text:p>45262</text:p>
          </table:table-cell>
          <table:table-cell table:formula="of:=MIN([.BT5]+[.BT166];[.BT86])" office:value-type="float" office:value="40649" calcext:value-type="float">
            <text:p>40649</text:p>
          </table:table-cell>
          <table:table-cell table:formula="of:=MIN([.BU5]+[.BU166];[.BU86])" office:value-type="float" office:value="38110" calcext:value-type="float">
            <text:p>38110</text:p>
          </table:table-cell>
          <table:table-cell table:formula="of:=MIN([.BV5]+[.BV166];[.BV86])" office:value-type="float" office:value="33869" calcext:value-type="float">
            <text:p>33869</text:p>
          </table:table-cell>
          <table:table-cell table:formula="of:=MIN([.BW5]+[.BW166];[.BW86])" office:value-type="float" office:value="30048" calcext:value-type="float">
            <text:p>30048</text:p>
          </table:table-cell>
          <table:table-cell table:formula="of:=MIN([.BX5]+[.BX166];[.BX86])" office:value-type="float" office:value="26805" calcext:value-type="float">
            <text:p>26805</text:p>
          </table:table-cell>
          <table:table-cell table:formula="of:=MIN([.BY5]+[.BY166];[.BY86])" office:value-type="float" office:value="23816" calcext:value-type="float">
            <text:p>23816</text:p>
          </table:table-cell>
          <table:table-cell table:formula="of:=MIN([.BZ5]+[.BZ166];[.BZ86])" office:value-type="float" office:value="15382" calcext:value-type="float">
            <text:p>15382</text:p>
          </table:table-cell>
          <table:table-cell table:formula="of:=MIN([.CA5]+[.CA166];[.CA86])" office:value-type="float" office:value="11443" calcext:value-type="float">
            <text:p>11443</text:p>
          </table:table-cell>
          <table:table-cell table:formula="of:=[.CB86]" office:value-type="float" office:value="2187" calcext:value-type="float">
            <text:p>2187</text:p>
          </table:table-cell>
        </table:table-row>
        <table:table-row table:style-name="ro1">
          <table:table-cell table:formula="of:=MIN([.A6]+[.A167];[.A87])" office:value-type="float" office:value="272324" calcext:value-type="float">
            <text:p>272324</text:p>
          </table:table-cell>
          <table:table-cell table:formula="of:=MIN([.B6]+[.B167];[.B87])" office:value-type="float" office:value="276797" calcext:value-type="float">
            <text:p>276797</text:p>
          </table:table-cell>
          <table:table-cell table:formula="of:=MIN([.C6]+[.C167];[.C87])" office:value-type="float" office:value="268827" calcext:value-type="float">
            <text:p>268827</text:p>
          </table:table-cell>
          <table:table-cell table:formula="of:=MIN([.D6]+[.D167];[.D87])" office:value-type="float" office:value="269206" calcext:value-type="float">
            <text:p>269206</text:p>
          </table:table-cell>
          <table:table-cell table:formula="of:=MIN([.E6]+[.E167];[.E87])" office:value-type="float" office:value="259209" calcext:value-type="float">
            <text:p>259209</text:p>
          </table:table-cell>
          <table:table-cell table:formula="of:=MIN([.F6]+[.F167];[.F87])" office:value-type="float" office:value="251832" calcext:value-type="float">
            <text:p>251832</text:p>
          </table:table-cell>
          <table:table-cell table:formula="of:=MIN([.G6]+[.G167];[.G87])" office:value-type="float" office:value="244150" calcext:value-type="float">
            <text:p>244150</text:p>
          </table:table-cell>
          <table:table-cell table:formula="of:=MIN([.H6]+[.H167];[.H87])" office:value-type="float" office:value="242836" calcext:value-type="float">
            <text:p>242836</text:p>
          </table:table-cell>
          <table:table-cell table:formula="of:=MIN([.I6]+[.I167];[.I87])" office:value-type="float" office:value="241678" calcext:value-type="float">
            <text:p>241678</text:p>
          </table:table-cell>
          <table:table-cell table:formula="of:=MIN([.J6]+[.J167];[.J87])" office:value-type="float" office:value="236571" calcext:value-type="float">
            <text:p>236571</text:p>
          </table:table-cell>
          <table:table-cell table:formula="of:=MIN([.K6]+[.K167];[.K87])" office:value-type="float" office:value="230261" calcext:value-type="float">
            <text:p>230261</text:p>
          </table:table-cell>
          <table:table-cell table:formula="of:=MIN([.L6]+[.L167];[.L87])" office:value-type="float" office:value="228365" calcext:value-type="float">
            <text:p>228365</text:p>
          </table:table-cell>
          <table:table-cell table:formula="of:=MIN([.M6]+[.M167];[.M87])" office:value-type="float" office:value="225856" calcext:value-type="float">
            <text:p>225856</text:p>
          </table:table-cell>
          <table:table-cell table:formula="of:=MIN([.N6]+[.N167];[.N87])" office:value-type="float" office:value="220420" calcext:value-type="float">
            <text:p>220420</text:p>
          </table:table-cell>
          <table:table-cell table:formula="of:=MIN([.O6]+[.O167];[.O87])" office:value-type="float" office:value="218688" calcext:value-type="float">
            <text:p>218688</text:p>
          </table:table-cell>
          <table:table-cell table:formula="of:=MIN([.P6]+[.P167];[.P87])" office:value-type="float" office:value="209208" calcext:value-type="float">
            <text:p>209208</text:p>
          </table:table-cell>
          <table:table-cell table:formula="of:=MIN([.Q6]+[.Q167];[.Q87])" office:value-type="float" office:value="210029" calcext:value-type="float">
            <text:p>210029</text:p>
          </table:table-cell>
          <table:table-cell table:formula="of:=MIN([.R6]+[.R167];[.R87])" office:value-type="float" office:value="209533" calcext:value-type="float">
            <text:p>209533</text:p>
          </table:table-cell>
          <table:table-cell table:formula="of:=MIN([.S6]+[.S167];[.S87])" office:value-type="float" office:value="209751" calcext:value-type="float">
            <text:p>209751</text:p>
          </table:table-cell>
          <table:table-cell table:formula="of:=MIN([.T6]+[.T167];[.T87])" office:value-type="float" office:value="210321" calcext:value-type="float">
            <text:p>210321</text:p>
          </table:table-cell>
          <table:table-cell table:formula="of:=MIN([.U6]+[.U167];[.U87])" office:value-type="float" office:value="202946" calcext:value-type="float">
            <text:p>202946</text:p>
          </table:table-cell>
          <table:table-cell table:formula="of:=MIN([.V6]+[.V167];[.V87])" office:value-type="float" office:value="200739" calcext:value-type="float">
            <text:p>200739</text:p>
          </table:table-cell>
          <table:table-cell table:formula="of:=MIN([.W6]+[.W167];[.W87])" office:value-type="float" office:value="198433" calcext:value-type="float">
            <text:p>198433</text:p>
          </table:table-cell>
          <table:table-cell table:formula="of:=MIN([.X6]+[.X167];[.X87])" office:value-type="float" office:value="201491" calcext:value-type="float">
            <text:p>201491</text:p>
          </table:table-cell>
          <table:table-cell table:formula="of:=MIN([.Y6]+[.Y167];[.Y87])" office:value-type="float" office:value="199141" calcext:value-type="float">
            <text:p>199141</text:p>
          </table:table-cell>
          <table:table-cell table:formula="of:=MIN([.Z6]+[.Z167];[.Z87])" office:value-type="float" office:value="195708" calcext:value-type="float">
            <text:p>195708</text:p>
          </table:table-cell>
          <table:table-cell table:formula="of:=MIN([.AA6]+[.AA167];[.AA87])" office:value-type="float" office:value="192830" calcext:value-type="float">
            <text:p>192830</text:p>
          </table:table-cell>
          <table:table-cell table:formula="of:=MIN([.AB6]+[.AB167];[.AB87])" office:value-type="float" office:value="184690" calcext:value-type="float">
            <text:p>184690</text:p>
          </table:table-cell>
          <table:table-cell table:formula="of:=MIN([.AC6]+[.AC167];[.AC87])" office:value-type="float" office:value="178757" calcext:value-type="float">
            <text:p>178757</text:p>
          </table:table-cell>
          <table:table-cell table:formula="of:=MIN([.AD6]+[.AD167];[.AD87])" office:value-type="float" office:value="170069" calcext:value-type="float">
            <text:p>170069</text:p>
          </table:table-cell>
          <table:table-cell table:formula="of:=MIN([.AE6]+[.AE167];[.AE87])" office:value-type="float" office:value="168670" calcext:value-type="float">
            <text:p>168670</text:p>
          </table:table-cell>
          <table:table-cell table:formula="of:=MIN([.AF6]+[.AF167];[.AF87])" office:value-type="float" office:value="169627" calcext:value-type="float">
            <text:p>169627</text:p>
          </table:table-cell>
          <table:table-cell table:formula="of:=MIN([.AG6]+[.AG167];[.AG87])" office:value-type="float" office:value="164825" calcext:value-type="float">
            <text:p>164825</text:p>
          </table:table-cell>
          <table:table-cell table:formula="of:=MIN([.AH6]+[.AH167];[.AH87])" office:value-type="float" office:value="164346" calcext:value-type="float">
            <text:p>164346</text:p>
          </table:table-cell>
          <table:table-cell table:formula="of:=MIN([.AI6]+[.AI167];[.AI87])" office:value-type="float" office:value="162551" calcext:value-type="float">
            <text:p>162551</text:p>
          </table:table-cell>
          <table:table-cell table:formula="of:=MIN([.AJ6]+[.AJ167];[.AJ87])" office:value-type="float" office:value="155218" calcext:value-type="float">
            <text:p>155218</text:p>
          </table:table-cell>
          <table:table-cell table:formula="of:=MIN([.AK6]+[.AK167];[.AK87])" office:value-type="float" office:value="151174" calcext:value-type="float">
            <text:p>151174</text:p>
          </table:table-cell>
          <table:table-cell table:formula="of:=MIN([.AL6]+[.AL167];[.AL87])" office:value-type="float" office:value="148883" calcext:value-type="float">
            <text:p>148883</text:p>
          </table:table-cell>
          <table:table-cell table:formula="of:=MIN([.AM6]+[.AM167];[.AM87])" office:value-type="float" office:value="147093" calcext:value-type="float">
            <text:p>147093</text:p>
          </table:table-cell>
          <table:table-cell table:formula="of:=MIN([.AN6]+[.AN167];[.AN87])" office:value-type="float" office:value="147820" calcext:value-type="float">
            <text:p>147820</text:p>
          </table:table-cell>
          <table:table-cell table:formula="of:=MIN([.AO6]+[.AO167];[.AO87])" office:value-type="float" office:value="145382" calcext:value-type="float">
            <text:p>145382</text:p>
          </table:table-cell>
          <table:table-cell table:formula="of:=MIN([.AP6]+[.AP167];[.AP87])" office:value-type="float" office:value="136684" calcext:value-type="float">
            <text:p>136684</text:p>
          </table:table-cell>
          <table:table-cell table:formula="of:=MIN([.AQ6]+[.AQ167];[.AQ87])" office:value-type="float" office:value="130961" calcext:value-type="float">
            <text:p>130961</text:p>
          </table:table-cell>
          <table:table-cell table:formula="of:=MIN([.AR6]+[.AR167];[.AR87])" office:value-type="float" office:value="130951" calcext:value-type="float">
            <text:p>130951</text:p>
          </table:table-cell>
          <table:table-cell table:formula="of:=MIN([.AS6]+[.AS167];[.AS87])" office:value-type="float" office:value="123847" calcext:value-type="float">
            <text:p>123847</text:p>
          </table:table-cell>
          <table:table-cell table:formula="of:=MIN([.AT6]+[.AT167];[.AT87])" office:value-type="float" office:value="122022" calcext:value-type="float">
            <text:p>122022</text:p>
          </table:table-cell>
          <table:table-cell table:formula="of:=MIN([.AU6]+[.AU167];[.AU87])" office:value-type="float" office:value="119982" calcext:value-type="float">
            <text:p>119982</text:p>
          </table:table-cell>
          <table:table-cell table:formula="of:=MIN([.AV6]+[.AV167];[.AV87])" office:value-type="float" office:value="119842" calcext:value-type="float">
            <text:p>119842</text:p>
          </table:table-cell>
          <table:table-cell table:formula="of:=MIN([.AW6]+[.AW167];[.AW87])" office:value-type="float" office:value="115860" calcext:value-type="float">
            <text:p>115860</text:p>
          </table:table-cell>
          <table:table-cell table:formula="of:=MIN([.AX6]+[.AX167];[.AX87])" office:value-type="float" office:value="110955" calcext:value-type="float">
            <text:p>110955</text:p>
          </table:table-cell>
          <table:table-cell table:formula="of:=MIN([.AY6]+[.AY167];[.AY87])" office:value-type="float" office:value="106795" calcext:value-type="float">
            <text:p>106795</text:p>
          </table:table-cell>
          <table:table-cell table:formula="of:=MIN([.AZ6]+[.AZ167];[.AZ87])" office:value-type="float" office:value="104595" calcext:value-type="float">
            <text:p>104595</text:p>
          </table:table-cell>
          <table:table-cell table:formula="of:=MIN([.BA6]+[.BA167];[.BA87])" office:value-type="float" office:value="99554" calcext:value-type="float">
            <text:p>99554</text:p>
          </table:table-cell>
          <table:table-cell table:formula="of:=MIN([.BB6]+[.BB167];[.BB87])" office:value-type="float" office:value="99122" calcext:value-type="float">
            <text:p>99122</text:p>
          </table:table-cell>
          <table:table-cell table:formula="of:=MIN([.BC6]+[.BC167];[.BC87])" office:value-type="float" office:value="97634" calcext:value-type="float">
            <text:p>97634</text:p>
          </table:table-cell>
          <table:table-cell table:formula="of:=MIN([.BD6]+[.BD167];[.BD87])" office:value-type="float" office:value="95366" calcext:value-type="float">
            <text:p>95366</text:p>
          </table:table-cell>
          <table:table-cell table:formula="of:=MIN([.BE6]+[.BE167];[.BE87])" office:value-type="float" office:value="94191" calcext:value-type="float">
            <text:p>94191</text:p>
          </table:table-cell>
          <table:table-cell table:formula="of:=MIN([.BF6]+[.BF167];[.BF87])" office:value-type="float" office:value="92110" calcext:value-type="float">
            <text:p>92110</text:p>
          </table:table-cell>
          <table:table-cell table:formula="of:=MIN([.BG6]+[.BG167];[.BG87])" office:value-type="float" office:value="88647" calcext:value-type="float">
            <text:p>88647</text:p>
          </table:table-cell>
          <table:table-cell table:formula="of:=MIN([.BH6]+[.BH167];[.BH87])" office:value-type="float" office:value="83320" calcext:value-type="float">
            <text:p>83320</text:p>
          </table:table-cell>
          <table:table-cell table:formula="of:=MIN([.BI6]+[.BI167];[.BI87])" office:value-type="float" office:value="76008" calcext:value-type="float">
            <text:p>76008</text:p>
          </table:table-cell>
          <table:table-cell table:formula="of:=MIN([.BJ6]+[.BJ167];[.BJ87])" office:value-type="float" office:value="76577" calcext:value-type="float">
            <text:p>76577</text:p>
          </table:table-cell>
          <table:table-cell table:formula="of:=MIN([.BK6]+[.BK167];[.BK87])" office:value-type="float" office:value="78368" calcext:value-type="float">
            <text:p>78368</text:p>
          </table:table-cell>
          <table:table-cell table:formula="of:=MIN([.BL6]+[.BL167];[.BL87])" office:value-type="float" office:value="71872" calcext:value-type="float">
            <text:p>71872</text:p>
          </table:table-cell>
          <table:table-cell table:formula="of:=MIN([.BM6]+[.BM167];[.BM87])" office:value-type="float" office:value="66804" calcext:value-type="float">
            <text:p>66804</text:p>
          </table:table-cell>
          <table:table-cell table:formula="of:=MIN([.BN6]+[.BN167];[.BN87])" office:value-type="float" office:value="63351" calcext:value-type="float">
            <text:p>63351</text:p>
          </table:table-cell>
          <table:table-cell table:formula="of:=MIN([.BO6]+[.BO167];[.BO87])" office:value-type="float" office:value="60255" calcext:value-type="float">
            <text:p>60255</text:p>
          </table:table-cell>
          <table:table-cell table:formula="of:=MIN([.BP6]+[.BP167];[.BP87])" office:value-type="float" office:value="58664" calcext:value-type="float">
            <text:p>58664</text:p>
          </table:table-cell>
          <table:table-cell table:formula="of:=MIN([.BQ6]+[.BQ167];[.BQ87])" office:value-type="float" office:value="50758" calcext:value-type="float">
            <text:p>50758</text:p>
          </table:table-cell>
          <table:table-cell table:formula="of:=MIN([.BR6]+[.BR167];[.BR87])" office:value-type="float" office:value="51780" calcext:value-type="float">
            <text:p>51780</text:p>
          </table:table-cell>
          <table:table-cell table:formula="of:=MIN([.BS6]+[.BS167];[.BS87])" office:value-type="float" office:value="42530" calcext:value-type="float">
            <text:p>42530</text:p>
          </table:table-cell>
          <table:table-cell table:formula="of:=MIN([.BT6]+[.BT167];[.BT87])" office:value-type="float" office:value="40955" calcext:value-type="float">
            <text:p>40955</text:p>
          </table:table-cell>
          <table:table-cell table:formula="of:=MIN([.BU6]+[.BU167];[.BU87])" office:value-type="float" office:value="36935" calcext:value-type="float">
            <text:p>36935</text:p>
          </table:table-cell>
          <table:table-cell table:formula="of:=MIN([.BV6]+[.BV167];[.BV87])" office:value-type="float" office:value="28826" calcext:value-type="float">
            <text:p>28826</text:p>
          </table:table-cell>
          <table:table-cell table:formula="of:=MIN([.BW6]+[.BW167];[.BW87])" office:value-type="float" office:value="22175" calcext:value-type="float">
            <text:p>22175</text:p>
          </table:table-cell>
          <table:table-cell table:formula="of:=MIN([.BX6]+[.BX167];[.BX87])" office:value-type="float" office:value="18763" calcext:value-type="float">
            <text:p>18763</text:p>
          </table:table-cell>
          <table:table-cell table:formula="of:=MIN([.BY6]+[.BY167];[.BY87])" office:value-type="float" office:value="18418" calcext:value-type="float">
            <text:p>18418</text:p>
          </table:table-cell>
          <table:table-cell table:formula="of:=MIN([.BZ6]+[.BZ167];[.BZ87])" office:value-type="float" office:value="17540" calcext:value-type="float">
            <text:p>17540</text:p>
          </table:table-cell>
          <table:table-cell table:formula="of:=MIN([.CA6]+[.CA167];[.CA87])" office:value-type="float" office:value="12388" calcext:value-type="float">
            <text:p>12388</text:p>
          </table:table-cell>
          <table:table-cell table:formula="of:=[.CB87]" office:value-type="float" office:value="7505" calcext:value-type="float">
            <text:p>7505</text:p>
          </table:table-cell>
        </table:table-row>
        <table:table-row table:style-name="ro1">
          <table:table-cell table:formula="of:=MIN([.A7]+[.A168];[.A88])" office:value-type="float" office:value="268704" calcext:value-type="float">
            <text:p>268704</text:p>
          </table:table-cell>
          <table:table-cell table:formula="of:=MIN([.B7]+[.B168];[.B88])" office:value-type="float" office:value="268773" calcext:value-type="float">
            <text:p>268773</text:p>
          </table:table-cell>
          <table:table-cell table:formula="of:=MIN([.C7]+[.C168];[.C88])" office:value-type="float" office:value="268250" calcext:value-type="float">
            <text:p>268250</text:p>
          </table:table-cell>
          <table:table-cell table:formula="of:=MIN([.D7]+[.D168];[.D88])" office:value-type="float" office:value="259242" calcext:value-type="float">
            <text:p>259242</text:p>
          </table:table-cell>
          <table:table-cell table:formula="of:=MIN([.E7]+[.E168];[.E88])" office:value-type="float" office:value="257628" calcext:value-type="float">
            <text:p>257628</text:p>
          </table:table-cell>
          <table:table-cell table:formula="of:=MIN([.F7]+[.F168];[.F88])" office:value-type="float" office:value="252231" calcext:value-type="float">
            <text:p>252231</text:p>
          </table:table-cell>
          <table:table-cell table:formula="of:=MIN([.G7]+[.G168];[.G88])" office:value-type="float" office:value="246802" calcext:value-type="float">
            <text:p>246802</text:p>
          </table:table-cell>
          <table:table-cell table:formula="of:=MIN([.H7]+[.H168];[.H88])" office:value-type="float" office:value="245851" calcext:value-type="float">
            <text:p>245851</text:p>
          </table:table-cell>
          <table:table-cell table:formula="of:=MIN([.I7]+[.I168];[.I88])" office:value-type="float" office:value="242448" calcext:value-type="float">
            <text:p>242448</text:p>
          </table:table-cell>
          <table:table-cell table:formula="of:=MIN([.J7]+[.J168];[.J88])" office:value-type="float" office:value="243187" calcext:value-type="float">
            <text:p>243187</text:p>
          </table:table-cell>
          <table:table-cell table:formula="of:=MIN([.K7]+[.K168];[.K88])" office:value-type="float" office:value="233999" calcext:value-type="float">
            <text:p>233999</text:p>
          </table:table-cell>
          <table:table-cell table:formula="of:=MIN([.L7]+[.L168];[.L88])" office:value-type="float" office:value="229751" calcext:value-type="float">
            <text:p>229751</text:p>
          </table:table-cell>
          <table:table-cell table:formula="of:=MIN([.M7]+[.M168];[.M88])" office:value-type="float" office:value="227258" calcext:value-type="float">
            <text:p>227258</text:p>
          </table:table-cell>
          <table:table-cell table:formula="of:=MIN([.N7]+[.N168];[.N88])" office:value-type="float" office:value="226416" calcext:value-type="float">
            <text:p>226416</text:p>
          </table:table-cell>
          <table:table-cell table:formula="of:=MIN([.O7]+[.O168];[.O88])" office:value-type="float" office:value="218089" calcext:value-type="float">
            <text:p>218089</text:p>
          </table:table-cell>
          <table:table-cell table:formula="of:=MIN([.P7]+[.P168];[.P88])" office:value-type="float" office:value="208502" calcext:value-type="float">
            <text:p>208502</text:p>
          </table:table-cell>
          <table:table-cell table:formula="of:=MIN([.Q7]+[.Q168];[.Q88])" office:value-type="float" office:value="214641" calcext:value-type="float">
            <text:p>214641</text:p>
          </table:table-cell>
          <table:table-cell table:formula="of:=MIN([.R7]+[.R168];[.R88])" office:value-type="float" office:value="209432" calcext:value-type="float">
            <text:p>209432</text:p>
          </table:table-cell>
          <table:table-cell table:formula="of:=MIN([.S7]+[.S168];[.S88])" office:value-type="float" office:value="203519" calcext:value-type="float">
            <text:p>203519</text:p>
          </table:table-cell>
          <table:table-cell table:formula="of:=MIN([.T7]+[.T168];[.T88])" office:value-type="float" office:value="203426" calcext:value-type="float">
            <text:p>203426</text:p>
          </table:table-cell>
          <table:table-cell table:formula="of:=MIN([.U7]+[.U168];[.U88])" office:value-type="float" office:value="201527" calcext:value-type="float">
            <text:p>201527</text:p>
          </table:table-cell>
          <table:table-cell table:formula="of:=MIN([.V7]+[.V168];[.V88])" office:value-type="float" office:value="201199" calcext:value-type="float">
            <text:p>201199</text:p>
          </table:table-cell>
          <table:table-cell table:formula="of:=MIN([.W7]+[.W168];[.W88])" office:value-type="float" office:value="198323" calcext:value-type="float">
            <text:p>198323</text:p>
          </table:table-cell>
          <table:table-cell table:formula="of:=MIN([.X7]+[.X168];[.X88])" office:value-type="float" office:value="194719" calcext:value-type="float">
            <text:p>194719</text:p>
          </table:table-cell>
          <table:table-cell table:formula="of:=MIN([.Y7]+[.Y168];[.Y88])" office:value-type="float" office:value="202464" calcext:value-type="float">
            <text:p>202464</text:p>
          </table:table-cell>
          <table:table-cell table:formula="of:=MIN([.Z7]+[.Z168];[.Z88])" office:value-type="float" office:value="194422" calcext:value-type="float">
            <text:p>194422</text:p>
          </table:table-cell>
          <table:table-cell table:formula="of:=MIN([.AA7]+[.AA168];[.AA88])" office:value-type="float" office:value="187514" calcext:value-type="float">
            <text:p>187514</text:p>
          </table:table-cell>
          <table:table-cell table:formula="of:=MIN([.AB7]+[.AB168];[.AB88])" office:value-type="float" office:value="179855" calcext:value-type="float">
            <text:p>179855</text:p>
          </table:table-cell>
          <table:table-cell table:formula="of:=MIN([.AC7]+[.AC168];[.AC88])" office:value-type="float" office:value="177311" calcext:value-type="float">
            <text:p>177311</text:p>
          </table:table-cell>
          <table:table-cell table:formula="of:=MIN([.AD7]+[.AD168];[.AD88])" office:value-type="float" office:value="173952" calcext:value-type="float">
            <text:p>173952</text:p>
          </table:table-cell>
          <table:table-cell table:formula="of:=MIN([.AE7]+[.AE168];[.AE88])" office:value-type="float" office:value="173943" calcext:value-type="float">
            <text:p>173943</text:p>
          </table:table-cell>
          <table:table-cell table:formula="of:=MIN([.AF7]+[.AF168];[.AF88])" office:value-type="float" office:value="170446" calcext:value-type="float">
            <text:p>170446</text:p>
          </table:table-cell>
          <table:table-cell table:formula="of:=MIN([.AG7]+[.AG168];[.AG88])" office:value-type="float" office:value="163859" calcext:value-type="float">
            <text:p>163859</text:p>
          </table:table-cell>
          <table:table-cell table:formula="of:=MIN([.AH7]+[.AH168];[.AH88])" office:value-type="float" office:value="160794" calcext:value-type="float">
            <text:p>160794</text:p>
          </table:table-cell>
          <table:table-cell table:formula="of:=MIN([.AI7]+[.AI168];[.AI88])" office:value-type="float" office:value="159045" calcext:value-type="float">
            <text:p>159045</text:p>
          </table:table-cell>
          <table:table-cell table:formula="of:=MIN([.AJ7]+[.AJ168];[.AJ88])" office:value-type="float" office:value="155822" calcext:value-type="float">
            <text:p>155822</text:p>
          </table:table-cell>
          <table:table-cell table:formula="of:=MIN([.AK7]+[.AK168];[.AK88])" office:value-type="float" office:value="161099" calcext:value-type="float">
            <text:p>161099</text:p>
          </table:table-cell>
          <table:table-cell table:formula="of:=MIN([.AL7]+[.AL168];[.AL88])" office:value-type="float" office:value="155824" calcext:value-type="float">
            <text:p>155824</text:p>
          </table:table-cell>
          <table:table-cell table:formula="of:=MIN([.AM7]+[.AM168];[.AM88])" office:value-type="float" office:value="149916" calcext:value-type="float">
            <text:p>149916</text:p>
          </table:table-cell>
          <table:table-cell table:formula="of:=MIN([.AN7]+[.AN168];[.AN88])" office:value-type="float" office:value="153271" calcext:value-type="float">
            <text:p>153271</text:p>
          </table:table-cell>
          <table:table-cell table:formula="of:=MIN([.AO7]+[.AO168];[.AO88])" office:value-type="float" office:value="144504" calcext:value-type="float">
            <text:p>144504</text:p>
          </table:table-cell>
          <table:table-cell table:formula="of:=MIN([.AP7]+[.AP168];[.AP88])" office:value-type="float" office:value="137465" calcext:value-type="float">
            <text:p>137465</text:p>
          </table:table-cell>
          <table:table-cell table:formula="of:=MIN([.AQ7]+[.AQ168];[.AQ88])" office:value-type="float" office:value="134175" calcext:value-type="float">
            <text:p>134175</text:p>
          </table:table-cell>
          <table:table-cell table:formula="of:=MIN([.AR7]+[.AR168];[.AR88])" office:value-type="float" office:value="132738" calcext:value-type="float">
            <text:p>132738</text:p>
          </table:table-cell>
          <table:table-cell table:formula="of:=MIN([.AS7]+[.AS168];[.AS88])" office:value-type="float" office:value="131751" calcext:value-type="float">
            <text:p>131751</text:p>
          </table:table-cell>
          <table:table-cell table:formula="of:=MIN([.AT7]+[.AT168];[.AT88])" office:value-type="float" office:value="125443" calcext:value-type="float">
            <text:p>125443</text:p>
          </table:table-cell>
          <table:table-cell table:formula="of:=MIN([.AU7]+[.AU168];[.AU88])" office:value-type="float" office:value="127119" calcext:value-type="float">
            <text:p>127119</text:p>
          </table:table-cell>
          <table:table-cell table:formula="of:=MIN([.AV7]+[.AV168];[.AV88])" office:value-type="float" office:value="126610" calcext:value-type="float">
            <text:p>126610</text:p>
          </table:table-cell>
          <table:table-cell table:formula="of:=MIN([.AW7]+[.AW168];[.AW88])" office:value-type="float" office:value="122075" calcext:value-type="float">
            <text:p>122075</text:p>
          </table:table-cell>
          <table:table-cell table:formula="of:=MIN([.AX7]+[.AX168];[.AX88])" office:value-type="float" office:value="113624" calcext:value-type="float">
            <text:p>113624</text:p>
          </table:table-cell>
          <table:table-cell table:formula="of:=MIN([.AY7]+[.AY168];[.AY88])" office:value-type="float" office:value="112593" calcext:value-type="float">
            <text:p>112593</text:p>
          </table:table-cell>
          <table:table-cell table:formula="of:=MIN([.AZ7]+[.AZ168];[.AZ88])" office:value-type="float" office:value="103374" calcext:value-type="float">
            <text:p>103374</text:p>
          </table:table-cell>
          <table:table-cell table:formula="of:=MIN([.BA7]+[.BA168];[.BA88])" office:value-type="float" office:value="97042" calcext:value-type="float">
            <text:p>97042</text:p>
          </table:table-cell>
          <table:table-cell table:formula="of:=MIN([.BB7]+[.BB168];[.BB88])" office:value-type="float" office:value="99353" calcext:value-type="float">
            <text:p>99353</text:p>
          </table:table-cell>
          <table:table-cell table:formula="of:=MIN([.BC7]+[.BC168];[.BC88])" office:value-type="float" office:value="101706" calcext:value-type="float">
            <text:p>101706</text:p>
          </table:table-cell>
          <table:table-cell table:formula="of:=MIN([.BD7]+[.BD168];[.BD88])" office:value-type="float" office:value="94951" calcext:value-type="float">
            <text:p>94951</text:p>
          </table:table-cell>
          <table:table-cell table:formula="of:=MIN([.BE7]+[.BE168];[.BE88])" office:value-type="float" office:value="86603" calcext:value-type="float">
            <text:p>86603</text:p>
          </table:table-cell>
          <table:table-cell table:formula="of:=MIN([.BF7]+[.BF168];[.BF88])" office:value-type="float" office:value="83789" calcext:value-type="float">
            <text:p>83789</text:p>
          </table:table-cell>
          <table:table-cell table:formula="of:=MIN([.BG7]+[.BG168];[.BG88])" office:value-type="float" office:value="80569" calcext:value-type="float">
            <text:p>80569</text:p>
          </table:table-cell>
          <table:table-cell table:formula="of:=MIN([.BH7]+[.BH168];[.BH88])" office:value-type="float" office:value="79043" calcext:value-type="float">
            <text:p>79043</text:p>
          </table:table-cell>
          <table:table-cell table:formula="of:=MIN([.BI7]+[.BI168];[.BI88])" office:value-type="float" office:value="75031" calcext:value-type="float">
            <text:p>75031</text:p>
          </table:table-cell>
          <table:table-cell table:formula="of:=MIN([.BJ7]+[.BJ168];[.BJ88])" office:value-type="float" office:value="73935" calcext:value-type="float">
            <text:p>73935</text:p>
          </table:table-cell>
          <table:table-cell table:formula="of:=MIN([.BK7]+[.BK168];[.BK88])" office:value-type="float" office:value="72891" calcext:value-type="float">
            <text:p>72891</text:p>
          </table:table-cell>
          <table:table-cell table:formula="of:=MIN([.BL7]+[.BL168];[.BL88])" office:value-type="float" office:value="72623" calcext:value-type="float">
            <text:p>72623</text:p>
          </table:table-cell>
          <table:table-cell table:formula="of:=MIN([.BM7]+[.BM168];[.BM88])" office:value-type="float" office:value="66082" calcext:value-type="float">
            <text:p>66082</text:p>
          </table:table-cell>
          <table:table-cell table:formula="of:=MIN([.BN7]+[.BN168];[.BN88])" office:value-type="float" office:value="61937" calcext:value-type="float">
            <text:p>61937</text:p>
          </table:table-cell>
          <table:table-cell table:formula="of:=MIN([.BO7]+[.BO168];[.BO88])" office:value-type="float" office:value="61034" calcext:value-type="float">
            <text:p>61034</text:p>
          </table:table-cell>
          <table:table-cell table:formula="of:=MIN([.BP7]+[.BP168];[.BP88])" office:value-type="float" office:value="59630" calcext:value-type="float">
            <text:p>59630</text:p>
          </table:table-cell>
          <table:table-cell table:formula="of:=MIN([.BQ7]+[.BQ168];[.BQ88])" office:value-type="float" office:value="50505" calcext:value-type="float">
            <text:p>50505</text:p>
          </table:table-cell>
          <table:table-cell table:formula="of:=MIN([.BR7]+[.BR168];[.BR88])" office:value-type="float" office:value="45345" calcext:value-type="float">
            <text:p>45345</text:p>
          </table:table-cell>
          <table:table-cell table:formula="of:=MIN([.BS7]+[.BS168];[.BS88])" office:value-type="float" office:value="36509" calcext:value-type="float">
            <text:p>36509</text:p>
          </table:table-cell>
          <table:table-cell table:formula="of:=MIN([.BT7]+[.BT168];[.BT88])" office:value-type="float" office:value="32164" calcext:value-type="float">
            <text:p>32164</text:p>
          </table:table-cell>
          <table:table-cell table:formula="of:=MIN([.BU7]+[.BU168];[.BU88])" office:value-type="float" office:value="29583" calcext:value-type="float">
            <text:p>29583</text:p>
          </table:table-cell>
          <table:table-cell table:formula="of:=MIN([.BV7]+[.BV168];[.BV88])" office:value-type="float" office:value="29123" calcext:value-type="float">
            <text:p>29123</text:p>
          </table:table-cell>
          <table:table-cell table:formula="of:=MIN([.BW7]+[.BW168];[.BW88])" office:value-type="float" office:value="20685" calcext:value-type="float">
            <text:p>20685</text:p>
          </table:table-cell>
          <table:table-cell table:formula="of:=MIN([.BX7]+[.BX168];[.BX88])" office:value-type="float" office:value="19147" calcext:value-type="float">
            <text:p>19147</text:p>
          </table:table-cell>
          <table:table-cell table:formula="of:=MIN([.BY7]+[.BY168];[.BY88])" office:value-type="float" office:value="13640" calcext:value-type="float">
            <text:p>13640</text:p>
          </table:table-cell>
          <table:table-cell table:formula="of:=MIN([.BZ7]+[.BZ168];[.BZ88])" office:value-type="float" office:value="12972" calcext:value-type="float">
            <text:p>12972</text:p>
          </table:table-cell>
          <table:table-cell table:formula="of:=MIN([.CA7]+[.CA168];[.CA88])" office:value-type="float" office:value="9620" calcext:value-type="float">
            <text:p>9620</text:p>
          </table:table-cell>
          <table:table-cell table:formula="of:=[.CB88]" office:value-type="float" office:value="6942" calcext:value-type="float">
            <text:p>6942</text:p>
          </table:table-cell>
        </table:table-row>
        <table:table-row table:style-name="ro1">
          <table:table-cell table:formula="of:=MIN([.A8]+[.A169];[.A89])" office:value-type="float" office:value="267630" calcext:value-type="float">
            <text:p>267630</text:p>
          </table:table-cell>
          <table:table-cell table:formula="of:=MIN([.B8]+[.B169];[.B89])" office:value-type="float" office:value="263335" calcext:value-type="float">
            <text:p>263335</text:p>
          </table:table-cell>
          <table:table-cell table:formula="of:=MIN([.C8]+[.C169];[.C89])" office:value-type="float" office:value="262159" calcext:value-type="float">
            <text:p>262159</text:p>
          </table:table-cell>
          <table:table-cell table:formula="of:=MIN([.D8]+[.D169];[.D89])" office:value-type="float" office:value="256563" calcext:value-type="float">
            <text:p>256563</text:p>
          </table:table-cell>
          <table:table-cell table:formula="of:=MIN([.E8]+[.E169];[.E89])" office:value-type="float" office:value="256697" calcext:value-type="float">
            <text:p>256697</text:p>
          </table:table-cell>
          <table:table-cell table:formula="of:=MIN([.F8]+[.F169];[.F89])" office:value-type="float" office:value="257783" calcext:value-type="float">
            <text:p>257783</text:p>
          </table:table-cell>
          <table:table-cell table:formula="of:=MIN([.G8]+[.G169];[.G89])" office:value-type="float" office:value="250006" calcext:value-type="float">
            <text:p>250006</text:p>
          </table:table-cell>
          <table:table-cell table:formula="of:=MIN([.H8]+[.H169];[.H89])" office:value-type="float" office:value="252980" calcext:value-type="float">
            <text:p>252980</text:p>
          </table:table-cell>
          <table:table-cell table:formula="of:=MIN([.I8]+[.I169];[.I89])" office:value-type="float" office:value="249499" calcext:value-type="float">
            <text:p>249499</text:p>
          </table:table-cell>
          <table:table-cell table:formula="of:=MIN([.J8]+[.J169];[.J89])" office:value-type="float" office:value="240566" calcext:value-type="float">
            <text:p>240566</text:p>
          </table:table-cell>
          <table:table-cell table:formula="of:=MIN([.K8]+[.K169];[.K89])" office:value-type="float" office:value="233907" calcext:value-type="float">
            <text:p>233907</text:p>
          </table:table-cell>
          <table:table-cell table:formula="of:=MIN([.L8]+[.L169];[.L89])" office:value-type="float" office:value="227960" calcext:value-type="float">
            <text:p>227960</text:p>
          </table:table-cell>
          <table:table-cell table:formula="of:=MIN([.M8]+[.M169];[.M89])" office:value-type="float" office:value="222897" calcext:value-type="float">
            <text:p>222897</text:p>
          </table:table-cell>
          <table:table-cell table:formula="of:=MIN([.N8]+[.N169];[.N89])" office:value-type="float" office:value="223779" calcext:value-type="float">
            <text:p>223779</text:p>
          </table:table-cell>
          <table:table-cell table:formula="of:=MIN([.O8]+[.O169];[.O89])" office:value-type="float" office:value="217040" calcext:value-type="float">
            <text:p>217040</text:p>
          </table:table-cell>
          <table:table-cell table:formula="of:=MIN([.P8]+[.P169];[.P89])" office:value-type="float" office:value="207795" calcext:value-type="float">
            <text:p>207795</text:p>
          </table:table-cell>
          <table:table-cell table:formula="of:=MIN([.Q8]+[.Q169];[.Q89])" office:value-type="float" office:value="205116" calcext:value-type="float">
            <text:p>205116</text:p>
          </table:table-cell>
          <table:table-cell table:formula="of:=MIN([.R8]+[.R169];[.R89])" office:value-type="float" office:value="204349" calcext:value-type="float">
            <text:p>204349</text:p>
          </table:table-cell>
          <table:table-cell table:formula="of:=MIN([.S8]+[.S169];[.S89])" office:value-type="float" office:value="203635" calcext:value-type="float">
            <text:p>203635</text:p>
          </table:table-cell>
          <table:table-cell table:formula="of:=MIN([.T8]+[.T169];[.T89])" office:value-type="float" office:value="210248" calcext:value-type="float">
            <text:p>210248</text:p>
          </table:table-cell>
          <table:table-cell table:formula="of:=MIN([.U8]+[.U169];[.U89])" office:value-type="float" office:value="201690" calcext:value-type="float">
            <text:p>201690</text:p>
          </table:table-cell>
          <table:table-cell table:formula="of:=MIN([.V8]+[.V169];[.V89])" office:value-type="float" office:value="205126" calcext:value-type="float">
            <text:p>205126</text:p>
          </table:table-cell>
          <table:table-cell table:formula="of:=MIN([.W8]+[.W169];[.W89])" office:value-type="float" office:value="202825" calcext:value-type="float">
            <text:p>202825</text:p>
          </table:table-cell>
          <table:table-cell table:formula="of:=MIN([.X8]+[.X169];[.X89])" office:value-type="float" office:value="194046" calcext:value-type="float">
            <text:p>194046</text:p>
          </table:table-cell>
          <table:table-cell table:formula="of:=MIN([.Y8]+[.Y169];[.Y89])" office:value-type="float" office:value="193888" calcext:value-type="float">
            <text:p>193888</text:p>
          </table:table-cell>
          <table:table-cell table:formula="of:=MIN([.Z8]+[.Z169];[.Z89])" office:value-type="float" office:value="188795" calcext:value-type="float">
            <text:p>188795</text:p>
          </table:table-cell>
          <table:table-cell table:formula="of:=MIN([.AA8]+[.AA169];[.AA89])" office:value-type="float" office:value="186348" calcext:value-type="float">
            <text:p>186348</text:p>
          </table:table-cell>
          <table:table-cell table:formula="of:=MIN([.AB8]+[.AB169];[.AB89])" office:value-type="float" office:value="180566" calcext:value-type="float">
            <text:p>180566</text:p>
          </table:table-cell>
          <table:table-cell table:formula="of:=MIN([.AC8]+[.AC169];[.AC89])" office:value-type="float" office:value="176599" calcext:value-type="float">
            <text:p>176599</text:p>
          </table:table-cell>
          <table:table-cell table:formula="of:=MIN([.AD8]+[.AD169];[.AD89])" office:value-type="float" office:value="174883" calcext:value-type="float">
            <text:p>174883</text:p>
          </table:table-cell>
          <table:table-cell table:formula="of:=MIN([.AE8]+[.AE169];[.AE89])" office:value-type="float" office:value="180912" calcext:value-type="float">
            <text:p>180912</text:p>
          </table:table-cell>
          <table:table-cell table:formula="of:=MIN([.AF8]+[.AF169];[.AF89])" office:value-type="float" office:value="173140" calcext:value-type="float">
            <text:p>173140</text:p>
          </table:table-cell>
          <table:table-cell table:formula="of:=MIN([.AG8]+[.AG169];[.AG89])" office:value-type="float" office:value="164976" calcext:value-type="float">
            <text:p>164976</text:p>
          </table:table-cell>
          <table:table-cell table:formula="of:=MIN([.AH8]+[.AH169];[.AH89])" office:value-type="float" office:value="170038" calcext:value-type="float">
            <text:p>170038</text:p>
          </table:table-cell>
          <table:table-cell table:formula="of:=MIN([.AI8]+[.AI169];[.AI89])" office:value-type="float" office:value="164828" calcext:value-type="float">
            <text:p>164828</text:p>
          </table:table-cell>
          <table:table-cell table:formula="of:=MIN([.AJ8]+[.AJ169];[.AJ89])" office:value-type="float" office:value="163598" calcext:value-type="float">
            <text:p>163598</text:p>
          </table:table-cell>
          <table:table-cell table:formula="of:=MIN([.AK8]+[.AK169];[.AK89])" office:value-type="float" office:value="156344" calcext:value-type="float">
            <text:p>156344</text:p>
          </table:table-cell>
          <table:table-cell table:formula="of:=MIN([.AL8]+[.AL169];[.AL89])" office:value-type="float" office:value="159011" calcext:value-type="float">
            <text:p>159011</text:p>
          </table:table-cell>
          <table:table-cell table:formula="of:=MIN([.AM8]+[.AM169];[.AM89])" office:value-type="float" office:value="152543" calcext:value-type="float">
            <text:p>152543</text:p>
          </table:table-cell>
          <table:table-cell table:formula="of:=MIN([.AN8]+[.AN169];[.AN89])" office:value-type="float" office:value="146529" calcext:value-type="float">
            <text:p>146529</text:p>
          </table:table-cell>
          <table:table-cell table:formula="of:=MIN([.AO8]+[.AO169];[.AO89])" office:value-type="float" office:value="144199" calcext:value-type="float">
            <text:p>144199</text:p>
          </table:table-cell>
          <table:table-cell table:formula="of:=MIN([.AP8]+[.AP169];[.AP89])" office:value-type="float" office:value="137252" calcext:value-type="float">
            <text:p>137252</text:p>
          </table:table-cell>
          <table:table-cell table:formula="of:=MIN([.AQ8]+[.AQ169];[.AQ89])" office:value-type="float" office:value="135794" calcext:value-type="float">
            <text:p>135794</text:p>
          </table:table-cell>
          <table:table-cell table:formula="of:=MIN([.AR8]+[.AR169];[.AR89])" office:value-type="float" office:value="132682" calcext:value-type="float">
            <text:p>132682</text:p>
          </table:table-cell>
          <table:table-cell table:formula="of:=MIN([.AS8]+[.AS169];[.AS89])" office:value-type="float" office:value="128399" calcext:value-type="float">
            <text:p>128399</text:p>
          </table:table-cell>
          <table:table-cell table:formula="of:=MIN([.AT8]+[.AT169];[.AT89])" office:value-type="float" office:value="124908" calcext:value-type="float">
            <text:p>124908</text:p>
          </table:table-cell>
          <table:table-cell table:formula="of:=MIN([.AU8]+[.AU169];[.AU89])" office:value-type="float" office:value="123002" calcext:value-type="float">
            <text:p>123002</text:p>
          </table:table-cell>
          <table:table-cell table:formula="of:=MIN([.AV8]+[.AV169];[.AV89])" office:value-type="float" office:value="117050" calcext:value-type="float">
            <text:p>117050</text:p>
          </table:table-cell>
          <table:table-cell table:formula="of:=MIN([.AW8]+[.AW169];[.AW89])" office:value-type="float" office:value="116736" calcext:value-type="float">
            <text:p>116736</text:p>
          </table:table-cell>
          <table:table-cell table:formula="of:=MIN([.AX8]+[.AX169];[.AX89])" office:value-type="float" office:value="115884" calcext:value-type="float">
            <text:p>115884</text:p>
          </table:table-cell>
          <table:table-cell table:formula="of:=MIN([.AY8]+[.AY169];[.AY89])" office:value-type="float" office:value="107817" calcext:value-type="float">
            <text:p>107817</text:p>
          </table:table-cell>
          <table:table-cell table:formula="of:=MIN([.AZ8]+[.AZ169];[.AZ89])" office:value-type="float" office:value="104680" calcext:value-type="float">
            <text:p>104680</text:p>
          </table:table-cell>
          <table:table-cell table:formula="of:=MIN([.BA8]+[.BA169];[.BA89])" office:value-type="float" office:value="95466" calcext:value-type="float">
            <text:p>95466</text:p>
          </table:table-cell>
          <table:table-cell table:formula="of:=MIN([.BB8]+[.BB169];[.BB89])" office:value-type="float" office:value="93876" calcext:value-type="float">
            <text:p>93876</text:p>
          </table:table-cell>
          <table:table-cell table:formula="of:=MIN([.BC8]+[.BC169];[.BC89])" office:value-type="float" office:value="94957" calcext:value-type="float">
            <text:p>94957</text:p>
          </table:table-cell>
          <table:table-cell table:formula="of:=MIN([.BD8]+[.BD169];[.BD89])" office:value-type="float" office:value="89248" calcext:value-type="float">
            <text:p>89248</text:p>
          </table:table-cell>
          <table:table-cell table:formula="of:=MIN([.BE8]+[.BE169];[.BE89])" office:value-type="float" office:value="82439" calcext:value-type="float">
            <text:p>82439</text:p>
          </table:table-cell>
          <table:table-cell table:formula="of:=MIN([.BF8]+[.BF169];[.BF89])" office:value-type="float" office:value="79482" calcext:value-type="float">
            <text:p>79482</text:p>
          </table:table-cell>
          <table:table-cell table:formula="of:=MIN([.BG8]+[.BG169];[.BG89])" office:value-type="float" office:value="77585" calcext:value-type="float">
            <text:p>77585</text:p>
          </table:table-cell>
          <table:table-cell table:formula="of:=MIN([.BH8]+[.BH169];[.BH89])" office:value-type="float" office:value="75879" calcext:value-type="float">
            <text:p>75879</text:p>
          </table:table-cell>
          <table:table-cell table:formula="of:=MIN([.BI8]+[.BI169];[.BI89])" office:value-type="float" office:value="68402" calcext:value-type="float">
            <text:p>68402</text:p>
          </table:table-cell>
          <table:table-cell table:formula="of:=MIN([.BJ8]+[.BJ169];[.BJ89])" office:value-type="float" office:value="76743" calcext:value-type="float">
            <text:p>76743</text:p>
          </table:table-cell>
          <table:table-cell table:formula="of:=MIN([.BK8]+[.BK169];[.BK89])" office:value-type="float" office:value="70017" calcext:value-type="float">
            <text:p>70017</text:p>
          </table:table-cell>
          <table:table-cell table:formula="of:=MIN([.BL8]+[.BL169];[.BL89])" office:value-type="float" office:value="69679" calcext:value-type="float">
            <text:p>69679</text:p>
          </table:table-cell>
          <table:table-cell table:formula="of:=MIN([.BM8]+[.BM169];[.BM89])" office:value-type="float" office:value="61140" calcext:value-type="float">
            <text:p>61140</text:p>
          </table:table-cell>
          <table:table-cell table:formula="of:=MIN([.BN8]+[.BN169];[.BN89])" office:value-type="float" office:value="66049" calcext:value-type="float">
            <text:p>66049</text:p>
          </table:table-cell>
          <table:table-cell table:formula="of:=MIN([.BO8]+[.BO169];[.BO89])" office:value-type="float" office:value="61772" calcext:value-type="float">
            <text:p>61772</text:p>
          </table:table-cell>
          <table:table-cell table:formula="of:=MIN([.BP8]+[.BP169];[.BP89])" office:value-type="float" office:value="55429" calcext:value-type="float">
            <text:p>55429</text:p>
          </table:table-cell>
          <table:table-cell table:formula="of:=MIN([.BQ8]+[.BQ169];[.BQ89])" office:value-type="float" office:value="50018" calcext:value-type="float">
            <text:p>50018</text:p>
          </table:table-cell>
          <table:table-cell table:formula="of:=MIN([.BR8]+[.BR169];[.BR89])" office:value-type="float" office:value="47026" calcext:value-type="float">
            <text:p>47026</text:p>
          </table:table-cell>
          <table:table-cell table:formula="of:=MIN([.BS8]+[.BS169];[.BS89])" office:value-type="float" office:value="41756" calcext:value-type="float">
            <text:p>41756</text:p>
          </table:table-cell>
          <table:table-cell table:formula="of:=MIN([.BT8]+[.BT169];[.BT89])" office:value-type="float" office:value="40730" calcext:value-type="float">
            <text:p>40730</text:p>
          </table:table-cell>
          <table:table-cell table:formula="of:=MIN([.BU8]+[.BU169];[.BU89])" office:value-type="float" office:value="31470" calcext:value-type="float">
            <text:p>31470</text:p>
          </table:table-cell>
          <table:table-cell table:formula="of:=MIN([.BV8]+[.BV169];[.BV89])" office:value-type="float" office:value="29201" calcext:value-type="float">
            <text:p>29201</text:p>
          </table:table-cell>
          <table:table-cell table:formula="of:=MIN([.BW8]+[.BW169];[.BW89])" office:value-type="float" office:value="21727" calcext:value-type="float">
            <text:p>21727</text:p>
          </table:table-cell>
          <table:table-cell table:formula="of:=MIN([.BX8]+[.BX169];[.BX89])" office:value-type="float" office:value="22913" calcext:value-type="float">
            <text:p>22913</text:p>
          </table:table-cell>
          <table:table-cell table:formula="of:=MIN([.BY8]+[.BY169];[.BY89])" office:value-type="float" office:value="15751" calcext:value-type="float">
            <text:p>15751</text:p>
          </table:table-cell>
          <table:table-cell table:formula="of:=MIN([.BZ8]+[.BZ169];[.BZ89])" office:value-type="float" office:value="10545" calcext:value-type="float">
            <text:p>10545</text:p>
          </table:table-cell>
          <table:table-cell table:formula="of:=MIN([.CA8]+[.CA169];[.CA89])" office:value-type="float" office:value="9313" calcext:value-type="float">
            <text:p>9313</text:p>
          </table:table-cell>
          <table:table-cell table:formula="of:=[.CB89]" office:value-type="float" office:value="4757" calcext:value-type="float">
            <text:p>4757</text:p>
          </table:table-cell>
        </table:table-row>
        <table:table-row table:style-name="ro1">
          <table:table-cell table:formula="of:=MIN([.A9]+[.A170];[.A90])" office:value-type="float" office:value="264485" calcext:value-type="float">
            <text:p>264485</text:p>
          </table:table-cell>
          <table:table-cell table:formula="of:=MIN([.B9]+[.B170];[.B90])" office:value-type="float" office:value="263975" calcext:value-type="float">
            <text:p>263975</text:p>
          </table:table-cell>
          <table:table-cell table:formula="of:=MIN([.C9]+[.C170];[.C90])" office:value-type="float" office:value="260419" calcext:value-type="float">
            <text:p>260419</text:p>
          </table:table-cell>
          <table:table-cell table:formula="of:=MIN([.D9]+[.D170];[.D90])" office:value-type="float" office:value="255042" calcext:value-type="float">
            <text:p>255042</text:p>
          </table:table-cell>
          <table:table-cell table:formula="of:=MIN([.E9]+[.E170];[.E90])" office:value-type="float" office:value="253636" calcext:value-type="float">
            <text:p>253636</text:p>
          </table:table-cell>
          <table:table-cell table:formula="of:=MIN([.F9]+[.F170];[.F90])" office:value-type="float" office:value="247915" calcext:value-type="float">
            <text:p>247915</text:p>
          </table:table-cell>
          <table:table-cell table:formula="of:=MIN([.G9]+[.G170];[.G90])" office:value-type="float" office:value="242969" calcext:value-type="float">
            <text:p>242969</text:p>
          </table:table-cell>
          <table:table-cell table:formula="of:=MIN([.H9]+[.H170];[.H90])" office:value-type="float" office:value="248072" calcext:value-type="float">
            <text:p>248072</text:p>
          </table:table-cell>
          <table:table-cell table:formula="of:=MIN([.I9]+[.I170];[.I90])" office:value-type="float" office:value="240913" calcext:value-type="float">
            <text:p>240913</text:p>
          </table:table-cell>
          <table:table-cell table:formula="of:=MIN([.J9]+[.J170];[.J90])" office:value-type="float" office:value="242169" calcext:value-type="float">
            <text:p>242169</text:p>
          </table:table-cell>
          <table:table-cell table:formula="of:=MIN([.K9]+[.K170];[.K90])" office:value-type="float" office:value="233876" calcext:value-type="float">
            <text:p>233876</text:p>
          </table:table-cell>
          <table:table-cell table:formula="of:=MIN([.L9]+[.L170];[.L90])" office:value-type="float" office:value="225595" calcext:value-type="float">
            <text:p>225595</text:p>
          </table:table-cell>
          <table:table-cell table:formula="of:=MIN([.M9]+[.M170];[.M90])" office:value-type="float" office:value="219244" calcext:value-type="float">
            <text:p>219244</text:p>
          </table:table-cell>
          <table:table-cell table:formula="of:=MIN([.N9]+[.N170];[.N90])" office:value-type="float" office:value="214332" calcext:value-type="float">
            <text:p>214332</text:p>
          </table:table-cell>
          <table:table-cell table:formula="of:=MIN([.O9]+[.O170];[.O90])" office:value-type="float" office:value="214045" calcext:value-type="float">
            <text:p>214045</text:p>
          </table:table-cell>
          <table:table-cell table:formula="of:=MIN([.P9]+[.P170];[.P90])" office:value-type="float" office:value="211175" calcext:value-type="float">
            <text:p>211175</text:p>
          </table:table-cell>
          <table:table-cell table:formula="of:=MIN([.Q9]+[.Q170];[.Q90])" office:value-type="float" office:value="209064" calcext:value-type="float">
            <text:p>209064</text:p>
          </table:table-cell>
          <table:table-cell table:formula="of:=MIN([.R9]+[.R170];[.R90])" office:value-type="float" office:value="209671" calcext:value-type="float">
            <text:p>209671</text:p>
          </table:table-cell>
          <table:table-cell table:formula="of:=MIN([.S9]+[.S170];[.S90])" office:value-type="float" office:value="207475" calcext:value-type="float">
            <text:p>207475</text:p>
          </table:table-cell>
          <table:table-cell table:formula="of:=MIN([.T9]+[.T170];[.T90])" office:value-type="float" office:value="214986" calcext:value-type="float">
            <text:p>214986</text:p>
          </table:table-cell>
          <table:table-cell table:formula="of:=MIN([.U9]+[.U170];[.U90])" office:value-type="float" office:value="211253" calcext:value-type="float">
            <text:p>211253</text:p>
          </table:table-cell>
          <table:table-cell table:formula="of:=MIN([.V9]+[.V170];[.V90])" office:value-type="float" office:value="205484" calcext:value-type="float">
            <text:p>205484</text:p>
          </table:table-cell>
          <table:table-cell table:formula="of:=MIN([.W9]+[.W170];[.W90])" office:value-type="float" office:value="203578" calcext:value-type="float">
            <text:p>203578</text:p>
          </table:table-cell>
          <table:table-cell table:formula="of:=MIN([.X9]+[.X170];[.X90])" office:value-type="float" office:value="197280" calcext:value-type="float">
            <text:p>197280</text:p>
          </table:table-cell>
          <table:table-cell table:formula="of:=MIN([.Y9]+[.Y170];[.Y90])" office:value-type="float" office:value="199316" calcext:value-type="float">
            <text:p>199316</text:p>
          </table:table-cell>
          <table:table-cell table:formula="of:=MIN([.Z9]+[.Z170];[.Z90])" office:value-type="float" office:value="190357" calcext:value-type="float">
            <text:p>190357</text:p>
          </table:table-cell>
          <table:table-cell table:formula="of:=MIN([.AA9]+[.AA170];[.AA90])" office:value-type="float" office:value="192645" calcext:value-type="float">
            <text:p>192645</text:p>
          </table:table-cell>
          <table:table-cell table:formula="of:=MIN([.AB9]+[.AB170];[.AB90])" office:value-type="float" office:value="189401" calcext:value-type="float">
            <text:p>189401</text:p>
          </table:table-cell>
          <table:table-cell table:formula="of:=MIN([.AC9]+[.AC170];[.AC90])" office:value-type="float" office:value="182983" calcext:value-type="float">
            <text:p>182983</text:p>
          </table:table-cell>
          <table:table-cell table:formula="of:=MIN([.AD9]+[.AD170];[.AD90])" office:value-type="float" office:value="175122" calcext:value-type="float">
            <text:p>175122</text:p>
          </table:table-cell>
          <table:table-cell table:formula="of:=MIN([.AE9]+[.AE170];[.AE90])" office:value-type="float" office:value="175420" calcext:value-type="float">
            <text:p>175420</text:p>
          </table:table-cell>
          <table:table-cell table:formula="of:=MIN([.AF9]+[.AF170];[.AF90])" office:value-type="float" office:value="168802" calcext:value-type="float">
            <text:p>168802</text:p>
          </table:table-cell>
          <table:table-cell table:formula="of:=MIN([.AG9]+[.AG170];[.AG90])" office:value-type="float" office:value="167480" calcext:value-type="float">
            <text:p>167480</text:p>
          </table:table-cell>
          <table:table-cell table:formula="of:=MIN([.AH9]+[.AH170];[.AH90])" office:value-type="float" office:value="164927" calcext:value-type="float">
            <text:p>164927</text:p>
          </table:table-cell>
          <table:table-cell table:formula="of:=MIN([.AI9]+[.AI170];[.AI90])" office:value-type="float" office:value="162714" calcext:value-type="float">
            <text:p>162714</text:p>
          </table:table-cell>
          <table:table-cell table:formula="of:=MIN([.AJ9]+[.AJ170];[.AJ90])" office:value-type="float" office:value="157944" calcext:value-type="float">
            <text:p>157944</text:p>
          </table:table-cell>
          <table:table-cell table:formula="of:=MIN([.AK9]+[.AK170];[.AK90])" office:value-type="float" office:value="152498" calcext:value-type="float">
            <text:p>152498</text:p>
          </table:table-cell>
          <table:table-cell table:formula="of:=MIN([.AL9]+[.AL170];[.AL90])" office:value-type="float" office:value="150149" calcext:value-type="float">
            <text:p>150149</text:p>
          </table:table-cell>
          <table:table-cell table:formula="of:=MIN([.AM9]+[.AM170];[.AM90])" office:value-type="float" office:value="147532" calcext:value-type="float">
            <text:p>147532</text:p>
          </table:table-cell>
          <table:table-cell table:formula="of:=MIN([.AN9]+[.AN170];[.AN90])" office:value-type="float" office:value="144944" calcext:value-type="float">
            <text:p>144944</text:p>
          </table:table-cell>
          <table:table-cell table:formula="of:=MIN([.AO9]+[.AO170];[.AO90])" office:value-type="float" office:value="142375" calcext:value-type="float">
            <text:p>142375</text:p>
          </table:table-cell>
          <table:table-cell table:formula="of:=MIN([.AP9]+[.AP170];[.AP90])" office:value-type="float" office:value="135475" calcext:value-type="float">
            <text:p>135475</text:p>
          </table:table-cell>
          <table:table-cell table:formula="of:=MIN([.AQ9]+[.AQ170];[.AQ90])" office:value-type="float" office:value="136335" calcext:value-type="float">
            <text:p>136335</text:p>
          </table:table-cell>
          <table:table-cell table:formula="of:=MIN([.AR9]+[.AR170];[.AR90])" office:value-type="float" office:value="126674" calcext:value-type="float">
            <text:p>126674</text:p>
          </table:table-cell>
          <table:table-cell table:formula="of:=MIN([.AS9]+[.AS170];[.AS90])" office:value-type="float" office:value="130856" calcext:value-type="float">
            <text:p>130856</text:p>
          </table:table-cell>
          <table:table-cell table:formula="of:=MIN([.AT9]+[.AT170];[.AT90])" office:value-type="float" office:value="131264" calcext:value-type="float">
            <text:p>131264</text:p>
          </table:table-cell>
          <table:table-cell table:formula="of:=MIN([.AU9]+[.AU170];[.AU90])" office:value-type="float" office:value="124920" calcext:value-type="float">
            <text:p>124920</text:p>
          </table:table-cell>
          <table:table-cell table:formula="of:=MIN([.AV9]+[.AV170];[.AV90])" office:value-type="float" office:value="118922" calcext:value-type="float">
            <text:p>118922</text:p>
          </table:table-cell>
          <table:table-cell table:formula="of:=MIN([.AW9]+[.AW170];[.AW90])" office:value-type="float" office:value="112134" calcext:value-type="float">
            <text:p>112134</text:p>
          </table:table-cell>
          <table:table-cell table:formula="of:=MIN([.AX9]+[.AX170];[.AX90])" office:value-type="float" office:value="106890" calcext:value-type="float">
            <text:p>106890</text:p>
          </table:table-cell>
          <table:table-cell table:formula="of:=MIN([.AY9]+[.AY170];[.AY90])" office:value-type="float" office:value="101898" calcext:value-type="float">
            <text:p>101898</text:p>
          </table:table-cell>
          <table:table-cell table:formula="of:=MIN([.AZ9]+[.AZ170];[.AZ90])" office:value-type="float" office:value="97540" calcext:value-type="float">
            <text:p>97540</text:p>
          </table:table-cell>
          <table:table-cell table:formula="of:=MIN([.BA9]+[.BA170];[.BA90])" office:value-type="float" office:value="91471" calcext:value-type="float">
            <text:p>91471</text:p>
          </table:table-cell>
          <table:table-cell table:formula="of:=MIN([.BB9]+[.BB170];[.BB90])" office:value-type="float" office:value="88850" calcext:value-type="float">
            <text:p>88850</text:p>
          </table:table-cell>
          <table:table-cell table:formula="of:=MIN([.BC9]+[.BC170];[.BC90])" office:value-type="float" office:value="87269" calcext:value-type="float">
            <text:p>87269</text:p>
          </table:table-cell>
          <table:table-cell table:formula="of:=MIN([.BD9]+[.BD170];[.BD90])" office:value-type="float" office:value="87000" calcext:value-type="float">
            <text:p>87000</text:p>
          </table:table-cell>
          <table:table-cell table:formula="of:=MIN([.BE9]+[.BE170];[.BE90])" office:value-type="float" office:value="77436" calcext:value-type="float">
            <text:p>77436</text:p>
          </table:table-cell>
          <table:table-cell table:formula="of:=MIN([.BF9]+[.BF170];[.BF90])" office:value-type="float" office:value="76354" calcext:value-type="float">
            <text:p>76354</text:p>
          </table:table-cell>
          <table:table-cell table:formula="of:=MIN([.BG9]+[.BG170];[.BG90])" office:value-type="float" office:value="75076" calcext:value-type="float">
            <text:p>75076</text:p>
          </table:table-cell>
          <table:table-cell table:formula="of:=MIN([.BH9]+[.BH170];[.BH90])" office:value-type="float" office:value="69634" calcext:value-type="float">
            <text:p>69634</text:p>
          </table:table-cell>
          <table:table-cell table:formula="of:=MIN([.BI9]+[.BI170];[.BI90])" office:value-type="float" office:value="68292" calcext:value-type="float">
            <text:p>68292</text:p>
          </table:table-cell>
          <table:table-cell table:formula="of:=MIN([.BJ9]+[.BJ170];[.BJ90])" office:value-type="float" office:value="67772" calcext:value-type="float">
            <text:p>67772</text:p>
          </table:table-cell>
          <table:table-cell table:formula="of:=MIN([.BK9]+[.BK170];[.BK90])" office:value-type="float" office:value="66035" calcext:value-type="float">
            <text:p>66035</text:p>
          </table:table-cell>
          <table:table-cell table:formula="of:=MIN([.BL9]+[.BL170];[.BL90])" office:value-type="float" office:value="62332" calcext:value-type="float">
            <text:p>62332</text:p>
          </table:table-cell>
          <table:table-cell table:formula="of:=MIN([.BM9]+[.BM170];[.BM90])" office:value-type="float" office:value="58160" calcext:value-type="float">
            <text:p>58160</text:p>
          </table:table-cell>
          <table:table-cell table:formula="of:=MIN([.BN9]+[.BN170];[.BN90])" office:value-type="float" office:value="61360" calcext:value-type="float">
            <text:p>61360</text:p>
          </table:table-cell>
          <table:table-cell table:formula="of:=MIN([.BO9]+[.BO170];[.BO90])" office:value-type="float" office:value="58584" calcext:value-type="float">
            <text:p>58584</text:p>
          </table:table-cell>
          <table:table-cell table:formula="of:=MIN([.BP9]+[.BP170];[.BP90])" office:value-type="float" office:value="57076" calcext:value-type="float">
            <text:p>57076</text:p>
          </table:table-cell>
          <table:table-cell table:formula="of:=MIN([.BQ9]+[.BQ170];[.BQ90])" office:value-type="float" office:value="58107" calcext:value-type="float">
            <text:p>58107</text:p>
          </table:table-cell>
          <table:table-cell table:formula="of:=MIN([.BR9]+[.BR170];[.BR90])" office:value-type="float" office:value="49006" calcext:value-type="float">
            <text:p>49006</text:p>
          </table:table-cell>
          <table:table-cell table:formula="of:=MIN([.BS9]+[.BS170];[.BS90])" office:value-type="float" office:value="46507" calcext:value-type="float">
            <text:p>46507</text:p>
          </table:table-cell>
          <table:table-cell table:formula="of:=MIN([.BT9]+[.BT170];[.BT90])" office:value-type="float" office:value="39616" calcext:value-type="float">
            <text:p>39616</text:p>
          </table:table-cell>
          <table:table-cell table:formula="of:=MIN([.BU9]+[.BU170];[.BU90])" office:value-type="float" office:value="35280" calcext:value-type="float">
            <text:p>35280</text:p>
          </table:table-cell>
          <table:table-cell table:formula="of:=MIN([.BV9]+[.BV170];[.BV90])" office:value-type="float" office:value="28268" calcext:value-type="float">
            <text:p>28268</text:p>
          </table:table-cell>
          <table:table-cell table:formula="of:=MIN([.BW9]+[.BW170];[.BW90])" office:value-type="float" office:value="24939" calcext:value-type="float">
            <text:p>24939</text:p>
          </table:table-cell>
          <table:table-cell table:formula="of:=MIN([.BX9]+[.BX170];[.BX90])" office:value-type="float" office:value="24355" calcext:value-type="float">
            <text:p>24355</text:p>
          </table:table-cell>
          <table:table-cell table:formula="of:=MIN([.BY9]+[.BY170];[.BY90])" office:value-type="float" office:value="24526" calcext:value-type="float">
            <text:p>24526</text:p>
          </table:table-cell>
          <table:table-cell table:formula="of:=MIN([.BZ9]+[.BZ170];[.BZ90])" office:value-type="float" office:value="14533" calcext:value-type="float">
            <text:p>14533</text:p>
          </table:table-cell>
          <table:table-cell table:formula="of:=MIN([.CA9]+[.CA170];[.CA90])" office:value-type="float" office:value="10693" calcext:value-type="float">
            <text:p>10693</text:p>
          </table:table-cell>
          <table:table-cell table:formula="of:=[.CB90]" office:value-type="float" office:value="7706" calcext:value-type="float">
            <text:p>7706</text:p>
          </table:table-cell>
        </table:table-row>
        <table:table-row table:style-name="ro1">
          <table:table-cell table:formula="of:=MIN([.A10]+[.A171];[.A91])" office:value-type="float" office:value="273929" calcext:value-type="float">
            <text:p>273929</text:p>
          </table:table-cell>
          <table:table-cell table:formula="of:=MIN([.B10]+[.B171];[.B91])" office:value-type="float" office:value="266432" calcext:value-type="float">
            <text:p>266432</text:p>
          </table:table-cell>
          <table:table-cell table:formula="of:=MIN([.C10]+[.C171];[.C91])" office:value-type="float" office:value="264276" calcext:value-type="float">
            <text:p>264276</text:p>
          </table:table-cell>
          <table:table-cell table:formula="of:=MIN([.D10]+[.D171];[.D91])" office:value-type="float" office:value="258385" calcext:value-type="float">
            <text:p>258385</text:p>
          </table:table-cell>
          <table:table-cell table:formula="of:=MIN([.E10]+[.E171];[.E91])" office:value-type="float" office:value="248669" calcext:value-type="float">
            <text:p>248669</text:p>
          </table:table-cell>
          <table:table-cell table:formula="of:=MIN([.F10]+[.F171];[.F91])" office:value-type="float" office:value="247441" calcext:value-type="float">
            <text:p>247441</text:p>
          </table:table-cell>
          <table:table-cell table:formula="of:=MIN([.G10]+[.G171];[.G91])" office:value-type="float" office:value="240334" calcext:value-type="float">
            <text:p>240334</text:p>
          </table:table-cell>
          <table:table-cell table:formula="of:=MIN([.H10]+[.H171];[.H91])" office:value-type="float" office:value="240225" calcext:value-type="float">
            <text:p>240225</text:p>
          </table:table-cell>
          <table:table-cell table:formula="of:=MIN([.I10]+[.I171];[.I91])" office:value-type="float" office:value="236662" calcext:value-type="float">
            <text:p>236662</text:p>
          </table:table-cell>
          <table:table-cell table:formula="of:=MIN([.J10]+[.J171];[.J91])" office:value-type="float" office:value="237368" calcext:value-type="float">
            <text:p>237368</text:p>
          </table:table-cell>
          <table:table-cell table:formula="of:=MIN([.K10]+[.K171];[.K91])" office:value-type="float" office:value="231414" calcext:value-type="float">
            <text:p>231414</text:p>
          </table:table-cell>
          <table:table-cell table:formula="of:=MIN([.L10]+[.L171];[.L91])" office:value-type="float" office:value="226478" calcext:value-type="float">
            <text:p>226478</text:p>
          </table:table-cell>
          <table:table-cell table:formula="of:=MIN([.M10]+[.M171];[.M91])" office:value-type="float" office:value="221486" calcext:value-type="float">
            <text:p>221486</text:p>
          </table:table-cell>
          <table:table-cell table:formula="of:=MIN([.N10]+[.N171];[.N91])" office:value-type="float" office:value="222873" calcext:value-type="float">
            <text:p>222873</text:p>
          </table:table-cell>
          <table:table-cell table:formula="of:=MIN([.O10]+[.O171];[.O91])" office:value-type="float" office:value="219797" calcext:value-type="float">
            <text:p>219797</text:p>
          </table:table-cell>
          <table:table-cell table:formula="of:=MIN([.P10]+[.P171];[.P91])" office:value-type="float" office:value="212425" calcext:value-type="float">
            <text:p>212425</text:p>
          </table:table-cell>
          <table:table-cell table:formula="of:=MIN([.Q10]+[.Q171];[.Q91])" office:value-type="float" office:value="210358" calcext:value-type="float">
            <text:p>210358</text:p>
          </table:table-cell>
          <table:table-cell table:formula="of:=MIN([.R10]+[.R171];[.R91])" office:value-type="float" office:value="211839" calcext:value-type="float">
            <text:p>211839</text:p>
          </table:table-cell>
          <table:table-cell table:formula="of:=MIN([.S10]+[.S171];[.S91])" office:value-type="float" office:value="208781" calcext:value-type="float">
            <text:p>208781</text:p>
          </table:table-cell>
          <table:table-cell table:formula="of:=MIN([.T10]+[.T171];[.T91])" office:value-type="float" office:value="215306" calcext:value-type="float">
            <text:p>215306</text:p>
          </table:table-cell>
          <table:table-cell table:formula="of:=MIN([.U10]+[.U171];[.U91])" office:value-type="float" office:value="220121" calcext:value-type="float">
            <text:p>220121</text:p>
          </table:table-cell>
          <table:table-cell table:formula="of:=MIN([.V10]+[.V171];[.V91])" office:value-type="float" office:value="211240" calcext:value-type="float">
            <text:p>211240</text:p>
          </table:table-cell>
          <table:table-cell table:formula="of:=MIN([.W10]+[.W171];[.W91])" office:value-type="float" office:value="207017" calcext:value-type="float">
            <text:p>207017</text:p>
          </table:table-cell>
          <table:table-cell table:formula="of:=MIN([.X10]+[.X171];[.X91])" office:value-type="float" office:value="197691" calcext:value-type="float">
            <text:p>197691</text:p>
          </table:table-cell>
          <table:table-cell table:formula="of:=MIN([.Y10]+[.Y171];[.Y91])" office:value-type="float" office:value="207831" calcext:value-type="float">
            <text:p>207831</text:p>
          </table:table-cell>
          <table:table-cell table:formula="of:=MIN([.Z10]+[.Z171];[.Z91])" office:value-type="float" office:value="199181" calcext:value-type="float">
            <text:p>199181</text:p>
          </table:table-cell>
          <table:table-cell table:formula="of:=MIN([.AA10]+[.AA171];[.AA91])" office:value-type="float" office:value="198140" calcext:value-type="float">
            <text:p>198140</text:p>
          </table:table-cell>
          <table:table-cell table:formula="of:=MIN([.AB10]+[.AB171];[.AB91])" office:value-type="float" office:value="193801" calcext:value-type="float">
            <text:p>193801</text:p>
          </table:table-cell>
          <table:table-cell table:formula="of:=MIN([.AC10]+[.AC171];[.AC91])" office:value-type="float" office:value="185519" calcext:value-type="float">
            <text:p>185519</text:p>
          </table:table-cell>
          <table:table-cell table:formula="of:=MIN([.AD10]+[.AD171];[.AD91])" office:value-type="float" office:value="177122" calcext:value-type="float">
            <text:p>177122</text:p>
          </table:table-cell>
          <table:table-cell table:formula="of:=MIN([.AE10]+[.AE171];[.AE91])" office:value-type="float" office:value="175278" calcext:value-type="float">
            <text:p>175278</text:p>
          </table:table-cell>
          <table:table-cell table:formula="of:=MIN([.AF10]+[.AF171];[.AF91])" office:value-type="float" office:value="174050" calcext:value-type="float">
            <text:p>174050</text:p>
          </table:table-cell>
          <table:table-cell table:formula="of:=MIN([.AG10]+[.AG171];[.AG91])" office:value-type="float" office:value="166233" calcext:value-type="float">
            <text:p>166233</text:p>
          </table:table-cell>
          <table:table-cell table:formula="of:=MIN([.AH10]+[.AH171];[.AH91])" office:value-type="float" office:value="164134" calcext:value-type="float">
            <text:p>164134</text:p>
          </table:table-cell>
          <table:table-cell table:formula="of:=MIN([.AI10]+[.AI171];[.AI91])" office:value-type="float" office:value="157661" calcext:value-type="float">
            <text:p>157661</text:p>
          </table:table-cell>
          <table:table-cell table:formula="of:=MIN([.AJ10]+[.AJ171];[.AJ91])" office:value-type="float" office:value="154090" calcext:value-type="float">
            <text:p>154090</text:p>
          </table:table-cell>
          <table:table-cell table:formula="of:=MIN([.AK10]+[.AK171];[.AK91])" office:value-type="float" office:value="148096" calcext:value-type="float">
            <text:p>148096</text:p>
          </table:table-cell>
          <table:table-cell table:formula="of:=MIN([.AL10]+[.AL171];[.AL91])" office:value-type="float" office:value="143649" calcext:value-type="float">
            <text:p>143649</text:p>
          </table:table-cell>
          <table:table-cell table:formula="of:=MIN([.AM10]+[.AM171];[.AM91])" office:value-type="float" office:value="142350" calcext:value-type="float">
            <text:p>142350</text:p>
          </table:table-cell>
          <table:table-cell table:formula="of:=MIN([.AN10]+[.AN171];[.AN91])" office:value-type="float" office:value="136359" calcext:value-type="float">
            <text:p>136359</text:p>
          </table:table-cell>
          <table:table-cell table:formula="of:=MIN([.AO10]+[.AO171];[.AO91])" office:value-type="float" office:value="137593" calcext:value-type="float">
            <text:p>137593</text:p>
          </table:table-cell>
          <table:table-cell table:formula="of:=MIN([.AP10]+[.AP171];[.AP91])" office:value-type="float" office:value="129719" calcext:value-type="float">
            <text:p>129719</text:p>
          </table:table-cell>
          <table:table-cell table:formula="of:=MIN([.AQ10]+[.AQ171];[.AQ91])" office:value-type="float" office:value="127422" calcext:value-type="float">
            <text:p>127422</text:p>
          </table:table-cell>
          <table:table-cell table:formula="of:=MIN([.AR10]+[.AR171];[.AR91])" office:value-type="float" office:value="125771" calcext:value-type="float">
            <text:p>125771</text:p>
          </table:table-cell>
          <table:table-cell table:formula="of:=MIN([.AS10]+[.AS171];[.AS91])" office:value-type="float" office:value="125670" calcext:value-type="float">
            <text:p>125670</text:p>
          </table:table-cell>
          <table:table-cell table:formula="of:=MIN([.AT10]+[.AT171];[.AT91])" office:value-type="float" office:value="123577" calcext:value-type="float">
            <text:p>123577</text:p>
          </table:table-cell>
          <table:table-cell table:formula="of:=MIN([.AU10]+[.AU171];[.AU91])" office:value-type="float" office:value="120114" calcext:value-type="float">
            <text:p>120114</text:p>
          </table:table-cell>
          <table:table-cell table:formula="of:=MIN([.AV10]+[.AV171];[.AV91])" office:value-type="float" office:value="110925" calcext:value-type="float">
            <text:p>110925</text:p>
          </table:table-cell>
          <table:table-cell table:formula="of:=MIN([.AW10]+[.AW171];[.AW91])" office:value-type="float" office:value="104053" calcext:value-type="float">
            <text:p>104053</text:p>
          </table:table-cell>
          <table:table-cell table:formula="of:=MIN([.AX10]+[.AX171];[.AX91])" office:value-type="float" office:value="97935" calcext:value-type="float">
            <text:p>97935</text:p>
          </table:table-cell>
          <table:table-cell table:formula="of:=MIN([.AY10]+[.AY171];[.AY91])" office:value-type="float" office:value="97063" calcext:value-type="float">
            <text:p>97063</text:p>
          </table:table-cell>
          <table:table-cell table:formula="of:=MIN([.AZ10]+[.AZ171];[.AZ91])" office:value-type="float" office:value="96055" calcext:value-type="float">
            <text:p>96055</text:p>
          </table:table-cell>
          <table:table-cell table:formula="of:=MIN([.BA10]+[.BA171];[.BA91])" office:value-type="float" office:value="94276" calcext:value-type="float">
            <text:p>94276</text:p>
          </table:table-cell>
          <table:table-cell table:formula="of:=MIN([.BB10]+[.BB171];[.BB91])" office:value-type="float" office:value="95621" calcext:value-type="float">
            <text:p>95621</text:p>
          </table:table-cell>
          <table:table-cell table:formula="of:=MIN([.BC10]+[.BC171];[.BC91])" office:value-type="float" office:value="86537" calcext:value-type="float">
            <text:p>86537</text:p>
          </table:table-cell>
          <table:table-cell table:formula="of:=MIN([.BD10]+[.BD171];[.BD91])" office:value-type="float" office:value="82489" calcext:value-type="float">
            <text:p>82489</text:p>
          </table:table-cell>
          <table:table-cell table:formula="of:=MIN([.BE10]+[.BE171];[.BE91])" office:value-type="float" office:value="80378" calcext:value-type="float">
            <text:p>80378</text:p>
          </table:table-cell>
          <table:table-cell table:formula="of:=MIN([.BF10]+[.BF171];[.BF91])" office:value-type="float" office:value="74501" calcext:value-type="float">
            <text:p>74501</text:p>
          </table:table-cell>
          <table:table-cell table:formula="of:=MIN([.BG10]+[.BG171];[.BG91])" office:value-type="float" office:value="74446" calcext:value-type="float">
            <text:p>74446</text:p>
          </table:table-cell>
          <table:table-cell table:formula="of:=MIN([.BH10]+[.BH171];[.BH91])" office:value-type="float" office:value="71371" calcext:value-type="float">
            <text:p>71371</text:p>
          </table:table-cell>
          <table:table-cell table:formula="of:=MIN([.BI10]+[.BI171];[.BI91])" office:value-type="float" office:value="72799" calcext:value-type="float">
            <text:p>72799</text:p>
          </table:table-cell>
          <table:table-cell table:formula="of:=MIN([.BJ10]+[.BJ171];[.BJ91])" office:value-type="float" office:value="67999" calcext:value-type="float">
            <text:p>67999</text:p>
          </table:table-cell>
          <table:table-cell table:formula="of:=MIN([.BK10]+[.BK171];[.BK91])" office:value-type="float" office:value="63464" calcext:value-type="float">
            <text:p>63464</text:p>
          </table:table-cell>
          <table:table-cell table:formula="of:=MIN([.BL10]+[.BL171];[.BL91])" office:value-type="float" office:value="57011" calcext:value-type="float">
            <text:p>57011</text:p>
          </table:table-cell>
          <table:table-cell table:formula="of:=MIN([.BM10]+[.BM171];[.BM91])" office:value-type="float" office:value="53367" calcext:value-type="float">
            <text:p>53367</text:p>
          </table:table-cell>
          <table:table-cell table:formula="of:=MIN([.BN10]+[.BN171];[.BN91])" office:value-type="float" office:value="64782" calcext:value-type="float">
            <text:p>64782</text:p>
          </table:table-cell>
          <table:table-cell table:formula="of:=MIN([.BO10]+[.BO171];[.BO91])" office:value-type="float" office:value="60404" calcext:value-type="float">
            <text:p>60404</text:p>
          </table:table-cell>
          <table:table-cell table:formula="of:=MIN([.BP10]+[.BP171];[.BP91])" office:value-type="float" office:value="55967" calcext:value-type="float">
            <text:p>55967</text:p>
          </table:table-cell>
          <table:table-cell table:formula="of:=MIN([.BQ10]+[.BQ171];[.BQ91])" office:value-type="float" office:value="50754" calcext:value-type="float">
            <text:p>50754</text:p>
          </table:table-cell>
          <table:table-cell table:formula="of:=MIN([.BR10]+[.BR171];[.BR91])" office:value-type="float" office:value="53358" calcext:value-type="float">
            <text:p>53358</text:p>
          </table:table-cell>
          <table:table-cell table:formula="of:=MIN([.BS10]+[.BS171];[.BS91])" office:value-type="float" office:value="46391" calcext:value-type="float">
            <text:p>46391</text:p>
          </table:table-cell>
          <table:table-cell table:formula="of:=MIN([.BT10]+[.BT171];[.BT91])" office:value-type="float" office:value="36448" calcext:value-type="float">
            <text:p>36448</text:p>
          </table:table-cell>
          <table:table-cell table:formula="of:=MIN([.BU10]+[.BU171];[.BU91])" office:value-type="float" office:value="30633" calcext:value-type="float">
            <text:p>30633</text:p>
          </table:table-cell>
          <table:table-cell table:formula="of:=MIN([.BV10]+[.BV171];[.BV91])" office:value-type="float" office:value="34851" calcext:value-type="float">
            <text:p>34851</text:p>
          </table:table-cell>
          <table:table-cell table:formula="of:=MIN([.BW10]+[.BW171];[.BW91])" office:value-type="float" office:value="26777" calcext:value-type="float">
            <text:p>26777</text:p>
          </table:table-cell>
          <table:table-cell table:formula="of:=MIN([.BX10]+[.BX171];[.BX91])" office:value-type="float" office:value="31189" calcext:value-type="float">
            <text:p>31189</text:p>
          </table:table-cell>
          <table:table-cell table:formula="of:=MIN([.BY10]+[.BY171];[.BY91])" office:value-type="float" office:value="24210" calcext:value-type="float">
            <text:p>24210</text:p>
          </table:table-cell>
          <table:table-cell table:formula="of:=MIN([.BZ10]+[.BZ171];[.BZ91])" office:value-type="float" office:value="15078" calcext:value-type="float">
            <text:p>15078</text:p>
          </table:table-cell>
          <table:table-cell table:formula="of:=MIN([.CA10]+[.CA171];[.CA91])" office:value-type="float" office:value="5763" calcext:value-type="float">
            <text:p>5763</text:p>
          </table:table-cell>
          <table:table-cell table:formula="of:=[.CB91]" office:value-type="float" office:value="5048" calcext:value-type="float">
            <text:p>5048</text:p>
          </table:table-cell>
        </table:table-row>
        <table:table-row table:style-name="ro1">
          <table:table-cell table:formula="of:=MIN([.A11]+[.A172];[.A92])" office:value-type="float" office:value="266358" calcext:value-type="float">
            <text:p>266358</text:p>
          </table:table-cell>
          <table:table-cell table:formula="of:=MIN([.B11]+[.B172];[.B92])" office:value-type="float" office:value="263031" calcext:value-type="float">
            <text:p>263031</text:p>
          </table:table-cell>
          <table:table-cell table:formula="of:=MIN([.C11]+[.C172];[.C92])" office:value-type="float" office:value="264913" calcext:value-type="float">
            <text:p>264913</text:p>
          </table:table-cell>
          <table:table-cell table:formula="of:=MIN([.D11]+[.D172];[.D92])" office:value-type="float" office:value="262297" calcext:value-type="float">
            <text:p>262297</text:p>
          </table:table-cell>
          <table:table-cell table:formula="of:=MIN([.E11]+[.E172];[.E92])" office:value-type="float" office:value="256597" calcext:value-type="float">
            <text:p>256597</text:p>
          </table:table-cell>
          <table:table-cell table:formula="of:=MIN([.F11]+[.F172];[.F92])" office:value-type="float" office:value="246664" calcext:value-type="float">
            <text:p>246664</text:p>
          </table:table-cell>
          <table:table-cell table:formula="of:=MIN([.G11]+[.G172];[.G92])" office:value-type="float" office:value="241368" calcext:value-type="float">
            <text:p>241368</text:p>
          </table:table-cell>
          <table:table-cell table:formula="of:=MIN([.H11]+[.H172];[.H92])" office:value-type="float" office:value="238747" calcext:value-type="float">
            <text:p>238747</text:p>
          </table:table-cell>
          <table:table-cell table:formula="of:=MIN([.I11]+[.I172];[.I92])" office:value-type="float" office:value="233962" calcext:value-type="float">
            <text:p>233962</text:p>
          </table:table-cell>
          <table:table-cell table:formula="of:=MIN([.J11]+[.J172];[.J92])" office:value-type="float" office:value="231207" calcext:value-type="float">
            <text:p>231207</text:p>
          </table:table-cell>
          <table:table-cell table:formula="of:=MIN([.K11]+[.K172];[.K92])" office:value-type="float" office:value="226375" calcext:value-type="float">
            <text:p>226375</text:p>
          </table:table-cell>
          <table:table-cell table:formula="of:=MIN([.L11]+[.L172];[.L92])" office:value-type="float" office:value="223863" calcext:value-type="float">
            <text:p>223863</text:p>
          </table:table-cell>
          <table:table-cell table:formula="of:=MIN([.M11]+[.M172];[.M92])" office:value-type="float" office:value="221745" calcext:value-type="float">
            <text:p>221745</text:p>
          </table:table-cell>
          <table:table-cell table:formula="of:=MIN([.N11]+[.N172];[.N92])" office:value-type="float" office:value="219501" calcext:value-type="float">
            <text:p>219501</text:p>
          </table:table-cell>
          <table:table-cell table:formula="of:=MIN([.O11]+[.O172];[.O92])" office:value-type="float" office:value="215094" calcext:value-type="float">
            <text:p>215094</text:p>
          </table:table-cell>
          <table:table-cell table:formula="of:=MIN([.P11]+[.P172];[.P92])" office:value-type="float" office:value="212924" calcext:value-type="float">
            <text:p>212924</text:p>
          </table:table-cell>
          <table:table-cell table:formula="of:=MIN([.Q11]+[.Q172];[.Q92])" office:value-type="float" office:value="217890" calcext:value-type="float">
            <text:p>217890</text:p>
          </table:table-cell>
          <table:table-cell table:formula="of:=MIN([.R11]+[.R172];[.R92])" office:value-type="float" office:value="221581" calcext:value-type="float">
            <text:p>221581</text:p>
          </table:table-cell>
          <table:table-cell table:formula="of:=MIN([.S11]+[.S172];[.S92])" office:value-type="float" office:value="213832" calcext:value-type="float">
            <text:p>213832</text:p>
          </table:table-cell>
          <table:table-cell table:formula="of:=MIN([.T11]+[.T172];[.T92])" office:value-type="float" office:value="221493" calcext:value-type="float">
            <text:p>221493</text:p>
          </table:table-cell>
          <table:table-cell table:formula="of:=MIN([.U11]+[.U172];[.U92])" office:value-type="float" office:value="213806" calcext:value-type="float">
            <text:p>213806</text:p>
          </table:table-cell>
          <table:table-cell table:formula="of:=MIN([.V11]+[.V172];[.V92])" office:value-type="float" office:value="212836" calcext:value-type="float">
            <text:p>212836</text:p>
          </table:table-cell>
          <table:table-cell table:formula="of:=MIN([.W11]+[.W172];[.W92])" office:value-type="float" office:value="205912" calcext:value-type="float">
            <text:p>205912</text:p>
          </table:table-cell>
          <table:table-cell table:formula="of:=MIN([.X11]+[.X172];[.X92])" office:value-type="float" office:value="202385" calcext:value-type="float">
            <text:p>202385</text:p>
          </table:table-cell>
          <table:table-cell table:formula="of:=MIN([.Y11]+[.Y172];[.Y92])" office:value-type="float" office:value="202500" calcext:value-type="float">
            <text:p>202500</text:p>
          </table:table-cell>
          <table:table-cell table:formula="of:=MIN([.Z11]+[.Z172];[.Z92])" office:value-type="float" office:value="197355" calcext:value-type="float">
            <text:p>197355</text:p>
          </table:table-cell>
          <table:table-cell table:formula="of:=MIN([.AA11]+[.AA172];[.AA92])" office:value-type="float" office:value="196049" calcext:value-type="float">
            <text:p>196049</text:p>
          </table:table-cell>
          <table:table-cell table:formula="of:=MIN([.AB11]+[.AB172];[.AB92])" office:value-type="float" office:value="193884" calcext:value-type="float">
            <text:p>193884</text:p>
          </table:table-cell>
          <table:table-cell table:formula="of:=MIN([.AC11]+[.AC172];[.AC92])" office:value-type="float" office:value="187944" calcext:value-type="float">
            <text:p>187944</text:p>
          </table:table-cell>
          <table:table-cell table:formula="of:=MIN([.AD11]+[.AD172];[.AD92])" office:value-type="float" office:value="185699" calcext:value-type="float">
            <text:p>185699</text:p>
          </table:table-cell>
          <table:table-cell table:formula="of:=MIN([.AE11]+[.AE172];[.AE92])" office:value-type="float" office:value="176789" calcext:value-type="float">
            <text:p>176789</text:p>
          </table:table-cell>
          <table:table-cell table:formula="of:=MIN([.AF11]+[.AF172];[.AF92])" office:value-type="float" office:value="173276" calcext:value-type="float">
            <text:p>173276</text:p>
          </table:table-cell>
          <table:table-cell table:formula="of:=MIN([.AG11]+[.AG172];[.AG92])" office:value-type="float" office:value="171367" calcext:value-type="float">
            <text:p>171367</text:p>
          </table:table-cell>
          <table:table-cell table:formula="of:=MIN([.AH11]+[.AH172];[.AH92])" office:value-type="float" office:value="164384" calcext:value-type="float">
            <text:p>164384</text:p>
          </table:table-cell>
          <table:table-cell table:formula="of:=MIN([.AI11]+[.AI172];[.AI92])" office:value-type="float" office:value="164038" calcext:value-type="float">
            <text:p>164038</text:p>
          </table:table-cell>
          <table:table-cell table:formula="of:=MIN([.AJ11]+[.AJ172];[.AJ92])" office:value-type="float" office:value="158394" calcext:value-type="float">
            <text:p>158394</text:p>
          </table:table-cell>
          <table:table-cell table:formula="of:=MIN([.AK11]+[.AK172];[.AK92])" office:value-type="float" office:value="157426" calcext:value-type="float">
            <text:p>157426</text:p>
          </table:table-cell>
          <table:table-cell table:formula="of:=MIN([.AL11]+[.AL172];[.AL92])" office:value-type="float" office:value="149624" calcext:value-type="float">
            <text:p>149624</text:p>
          </table:table-cell>
          <table:table-cell table:formula="of:=MIN([.AM11]+[.AM172];[.AM92])" office:value-type="float" office:value="142421" calcext:value-type="float">
            <text:p>142421</text:p>
          </table:table-cell>
          <table:table-cell table:formula="of:=MIN([.AN11]+[.AN172];[.AN92])" office:value-type="float" office:value="135816" calcext:value-type="float">
            <text:p>135816</text:p>
          </table:table-cell>
          <table:table-cell table:formula="of:=MIN([.AO11]+[.AO172];[.AO92])" office:value-type="float" office:value="132107" calcext:value-type="float">
            <text:p>132107</text:p>
          </table:table-cell>
          <table:table-cell table:formula="of:=MIN([.AP11]+[.AP172];[.AP92])" office:value-type="float" office:value="128761" calcext:value-type="float">
            <text:p>128761</text:p>
          </table:table-cell>
          <table:table-cell table:formula="of:=MIN([.AQ11]+[.AQ172];[.AQ92])" office:value-type="float" office:value="127791" calcext:value-type="float">
            <text:p>127791</text:p>
          </table:table-cell>
          <table:table-cell table:formula="of:=MIN([.AR11]+[.AR172];[.AR92])" office:value-type="float" office:value="135508" calcext:value-type="float">
            <text:p>135508</text:p>
          </table:table-cell>
          <table:table-cell table:formula="of:=MIN([.AS11]+[.AS172];[.AS92])" office:value-type="float" office:value="131481" calcext:value-type="float">
            <text:p>131481</text:p>
          </table:table-cell>
          <table:table-cell table:formula="of:=MIN([.AT11]+[.AT172];[.AT92])" office:value-type="float" office:value="128004" calcext:value-type="float">
            <text:p>128004</text:p>
          </table:table-cell>
          <table:table-cell table:formula="of:=MIN([.AU11]+[.AU172];[.AU92])" office:value-type="float" office:value="124557" calcext:value-type="float">
            <text:p>124557</text:p>
          </table:table-cell>
          <table:table-cell table:formula="of:=MIN([.AV11]+[.AV172];[.AV92])" office:value-type="float" office:value="114618" calcext:value-type="float">
            <text:p>114618</text:p>
          </table:table-cell>
          <table:table-cell table:formula="of:=MIN([.AW11]+[.AW172];[.AW92])" office:value-type="float" office:value="111937" calcext:value-type="float">
            <text:p>111937</text:p>
          </table:table-cell>
          <table:table-cell table:formula="of:=MIN([.AX11]+[.AX172];[.AX92])" office:value-type="float" office:value="103501" calcext:value-type="float">
            <text:p>103501</text:p>
          </table:table-cell>
          <table:table-cell table:formula="of:=MIN([.AY11]+[.AY172];[.AY92])" office:value-type="float" office:value="98711" calcext:value-type="float">
            <text:p>98711</text:p>
          </table:table-cell>
          <table:table-cell table:formula="of:=MIN([.AZ11]+[.AZ172];[.AZ92])" office:value-type="float" office:value="96734" calcext:value-type="float">
            <text:p>96734</text:p>
          </table:table-cell>
          <table:table-cell table:formula="of:=MIN([.BA11]+[.BA172];[.BA92])" office:value-type="float" office:value="93607" calcext:value-type="float">
            <text:p>93607</text:p>
          </table:table-cell>
          <table:table-cell table:formula="of:=MIN([.BB11]+[.BB172];[.BB92])" office:value-type="float" office:value="92654" calcext:value-type="float">
            <text:p>92654</text:p>
          </table:table-cell>
          <table:table-cell table:formula="of:=MIN([.BC11]+[.BC172];[.BC92])" office:value-type="float" office:value="88669" calcext:value-type="float">
            <text:p>88669</text:p>
          </table:table-cell>
          <table:table-cell table:formula="of:=MIN([.BD11]+[.BD172];[.BD92])" office:value-type="float" office:value="80366" calcext:value-type="float">
            <text:p>80366</text:p>
          </table:table-cell>
          <table:table-cell table:formula="of:=MIN([.BE11]+[.BE172];[.BE92])" office:value-type="float" office:value="85099" calcext:value-type="float">
            <text:p>85099</text:p>
          </table:table-cell>
          <table:table-cell table:formula="of:=MIN([.BF11]+[.BF172];[.BF92])" office:value-type="float" office:value="81511" calcext:value-type="float">
            <text:p>81511</text:p>
          </table:table-cell>
          <table:table-cell table:formula="of:=MIN([.BG11]+[.BG172];[.BG92])" office:value-type="float" office:value="75236" calcext:value-type="float">
            <text:p>75236</text:p>
          </table:table-cell>
          <table:table-cell table:formula="of:=MIN([.BH11]+[.BH172];[.BH92])" office:value-type="float" office:value="70636" calcext:value-type="float">
            <text:p>70636</text:p>
          </table:table-cell>
          <table:table-cell table:formula="of:=MIN([.BI11]+[.BI172];[.BI92])" office:value-type="float" office:value="63340" calcext:value-type="float">
            <text:p>63340</text:p>
          </table:table-cell>
          <table:table-cell table:formula="of:=MIN([.BJ11]+[.BJ172];[.BJ92])" office:value-type="float" office:value="66314" calcext:value-type="float">
            <text:p>66314</text:p>
          </table:table-cell>
          <table:table-cell table:formula="of:=MIN([.BK11]+[.BK172];[.BK92])" office:value-type="float" office:value="65169" calcext:value-type="float">
            <text:p>65169</text:p>
          </table:table-cell>
          <table:table-cell table:formula="of:=MIN([.BL11]+[.BL172];[.BL92])" office:value-type="float" office:value="56025" calcext:value-type="float">
            <text:p>56025</text:p>
          </table:table-cell>
          <table:table-cell table:formula="of:=MIN([.BM11]+[.BM172];[.BM92])" office:value-type="float" office:value="53259" calcext:value-type="float">
            <text:p>53259</text:p>
          </table:table-cell>
          <table:table-cell table:formula="of:=MIN([.BN11]+[.BN172];[.BN92])" office:value-type="float" office:value="58800" calcext:value-type="float">
            <text:p>58800</text:p>
          </table:table-cell>
          <table:table-cell table:formula="of:=MIN([.BO11]+[.BO172];[.BO92])" office:value-type="float" office:value="57018" calcext:value-type="float">
            <text:p>57018</text:p>
          </table:table-cell>
          <table:table-cell table:formula="of:=MIN([.BP11]+[.BP172];[.BP92])" office:value-type="float" office:value="55276" calcext:value-type="float">
            <text:p>55276</text:p>
          </table:table-cell>
          <table:table-cell table:formula="of:=MIN([.BQ11]+[.BQ172];[.BQ92])" office:value-type="float" office:value="49414" calcext:value-type="float">
            <text:p>49414</text:p>
          </table:table-cell>
          <table:table-cell table:formula="of:=MIN([.BR11]+[.BR172];[.BR92])" office:value-type="float" office:value="49356" calcext:value-type="float">
            <text:p>49356</text:p>
          </table:table-cell>
          <table:table-cell table:formula="of:=MIN([.BS11]+[.BS172];[.BS92])" office:value-type="float" office:value="41737" calcext:value-type="float">
            <text:p>41737</text:p>
          </table:table-cell>
          <table:table-cell table:formula="of:=MIN([.BT11]+[.BT172];[.BT92])" office:value-type="float" office:value="34172" calcext:value-type="float">
            <text:p>34172</text:p>
          </table:table-cell>
          <table:table-cell table:formula="of:=MIN([.BU11]+[.BU172];[.BU92])" office:value-type="float" office:value="29964" calcext:value-type="float">
            <text:p>29964</text:p>
          </table:table-cell>
          <table:table-cell table:formula="of:=MIN([.BV11]+[.BV172];[.BV92])" office:value-type="float" office:value="36050" calcext:value-type="float">
            <text:p>36050</text:p>
          </table:table-cell>
          <table:table-cell table:formula="of:=MIN([.BW11]+[.BW172];[.BW92])" office:value-type="float" office:value="29986" calcext:value-type="float">
            <text:p>29986</text:p>
          </table:table-cell>
          <table:table-cell table:formula="of:=MIN([.BX11]+[.BX172];[.BX92])" office:value-type="float" office:value="28629" calcext:value-type="float">
            <text:p>28629</text:p>
          </table:table-cell>
          <table:table-cell table:formula="of:=MIN([.BY11]+[.BY172];[.BY92])" office:value-type="float" office:value="23721" calcext:value-type="float">
            <text:p>23721</text:p>
          </table:table-cell>
          <table:table-cell table:formula="of:=MIN([.BZ11]+[.BZ172];[.BZ92])" office:value-type="float" office:value="14497" calcext:value-type="float">
            <text:p>14497</text:p>
          </table:table-cell>
          <table:table-cell table:formula="of:=MIN([.CA11]+[.CA172];[.CA92])" office:value-type="float" office:value="7088" calcext:value-type="float">
            <text:p>7088</text:p>
          </table:table-cell>
          <table:table-cell table:formula="of:=[.CB92]" office:value-type="float" office:value="8540" calcext:value-type="float">
            <text:p>8540</text:p>
          </table:table-cell>
        </table:table-row>
        <table:table-row table:style-name="ro1">
          <table:table-cell table:formula="of:=MIN([.A12]+[.A173];[.A93])" office:value-type="float" office:value="265883" calcext:value-type="float">
            <text:p>265883</text:p>
          </table:table-cell>
          <table:table-cell table:formula="of:=MIN([.B12]+[.B173];[.B93])" office:value-type="float" office:value="259001" calcext:value-type="float">
            <text:p>259001</text:p>
          </table:table-cell>
          <table:table-cell table:formula="of:=MIN([.C12]+[.C173];[.C93])" office:value-type="float" office:value="257736" calcext:value-type="float">
            <text:p>257736</text:p>
          </table:table-cell>
          <table:table-cell table:formula="of:=MIN([.D12]+[.D173];[.D93])" office:value-type="float" office:value="255961" calcext:value-type="float">
            <text:p>255961</text:p>
          </table:table-cell>
          <table:table-cell table:formula="of:=MIN([.E12]+[.E173];[.E93])" office:value-type="float" office:value="252313" calcext:value-type="float">
            <text:p>252313</text:p>
          </table:table-cell>
          <table:table-cell table:formula="of:=MIN([.F12]+[.F173];[.F93])" office:value-type="float" office:value="247623" calcext:value-type="float">
            <text:p>247623</text:p>
          </table:table-cell>
          <table:table-cell table:formula="of:=MIN([.G12]+[.G173];[.G93])" office:value-type="float" office:value="247205" calcext:value-type="float">
            <text:p>247205</text:p>
          </table:table-cell>
          <table:table-cell table:formula="of:=MIN([.H12]+[.H173];[.H93])" office:value-type="float" office:value="242499" calcext:value-type="float">
            <text:p>242499</text:p>
          </table:table-cell>
          <table:table-cell table:formula="of:=MIN([.I12]+[.I173];[.I93])" office:value-type="float" office:value="237979" calcext:value-type="float">
            <text:p>237979</text:p>
          </table:table-cell>
          <table:table-cell table:formula="of:=MIN([.J12]+[.J173];[.J93])" office:value-type="float" office:value="232585" calcext:value-type="float">
            <text:p>232585</text:p>
          </table:table-cell>
          <table:table-cell table:formula="of:=MIN([.K12]+[.K173];[.K93])" office:value-type="float" office:value="234708" calcext:value-type="float">
            <text:p>234708</text:p>
          </table:table-cell>
          <table:table-cell table:formula="of:=MIN([.L12]+[.L173];[.L93])" office:value-type="float" office:value="225223" calcext:value-type="float">
            <text:p>225223</text:p>
          </table:table-cell>
          <table:table-cell table:formula="of:=MIN([.M12]+[.M173];[.M93])" office:value-type="float" office:value="224097" calcext:value-type="float">
            <text:p>224097</text:p>
          </table:table-cell>
          <table:table-cell table:formula="of:=MIN([.N12]+[.N173];[.N93])" office:value-type="float" office:value="220079" calcext:value-type="float">
            <text:p>220079</text:p>
          </table:table-cell>
          <table:table-cell table:formula="of:=MIN([.O12]+[.O173];[.O93])" office:value-type="float" office:value="224268" calcext:value-type="float">
            <text:p>224268</text:p>
          </table:table-cell>
          <table:table-cell table:formula="of:=MIN([.P12]+[.P173];[.P93])" office:value-type="float" office:value="215856" calcext:value-type="float">
            <text:p>215856</text:p>
          </table:table-cell>
          <table:table-cell table:formula="of:=MIN([.Q12]+[.Q173];[.Q93])" office:value-type="float" office:value="227534" calcext:value-type="float">
            <text:p>227534</text:p>
          </table:table-cell>
          <table:table-cell table:formula="of:=MIN([.R12]+[.R173];[.R93])" office:value-type="float" office:value="217644" calcext:value-type="float">
            <text:p>217644</text:p>
          </table:table-cell>
          <table:table-cell table:formula="of:=MIN([.S12]+[.S173];[.S93])" office:value-type="float" office:value="213948" calcext:value-type="float">
            <text:p>213948</text:p>
          </table:table-cell>
          <table:table-cell table:formula="of:=MIN([.T12]+[.T173];[.T93])" office:value-type="float" office:value="216707" calcext:value-type="float">
            <text:p>216707</text:p>
          </table:table-cell>
          <table:table-cell table:formula="of:=MIN([.U12]+[.U173];[.U93])" office:value-type="float" office:value="214984" calcext:value-type="float">
            <text:p>214984</text:p>
          </table:table-cell>
          <table:table-cell table:formula="of:=MIN([.V12]+[.V173];[.V93])" office:value-type="float" office:value="220397" calcext:value-type="float">
            <text:p>220397</text:p>
          </table:table-cell>
          <table:table-cell table:formula="of:=MIN([.W12]+[.W173];[.W93])" office:value-type="float" office:value="211042" calcext:value-type="float">
            <text:p>211042</text:p>
          </table:table-cell>
          <table:table-cell table:formula="of:=MIN([.X12]+[.X173];[.X93])" office:value-type="float" office:value="203979" calcext:value-type="float">
            <text:p>203979</text:p>
          </table:table-cell>
          <table:table-cell table:formula="of:=MIN([.Y12]+[.Y173];[.Y93])" office:value-type="float" office:value="204418" calcext:value-type="float">
            <text:p>204418</text:p>
          </table:table-cell>
          <table:table-cell table:formula="of:=MIN([.Z12]+[.Z173];[.Z93])" office:value-type="float" office:value="205929" calcext:value-type="float">
            <text:p>205929</text:p>
          </table:table-cell>
          <table:table-cell table:formula="of:=MIN([.AA12]+[.AA173];[.AA93])" office:value-type="float" office:value="202020" calcext:value-type="float">
            <text:p>202020</text:p>
          </table:table-cell>
          <table:table-cell table:formula="of:=MIN([.AB12]+[.AB173];[.AB93])" office:value-type="float" office:value="194426" calcext:value-type="float">
            <text:p>194426</text:p>
          </table:table-cell>
          <table:table-cell table:formula="of:=MIN([.AC12]+[.AC173];[.AC93])" office:value-type="float" office:value="186484" calcext:value-type="float">
            <text:p>186484</text:p>
          </table:table-cell>
          <table:table-cell table:formula="of:=MIN([.AD12]+[.AD173];[.AD93])" office:value-type="float" office:value="184937" calcext:value-type="float">
            <text:p>184937</text:p>
          </table:table-cell>
          <table:table-cell table:formula="of:=MIN([.AE12]+[.AE173];[.AE93])" office:value-type="float" office:value="181518" calcext:value-type="float">
            <text:p>181518</text:p>
          </table:table-cell>
          <table:table-cell table:formula="of:=MIN([.AF12]+[.AF173];[.AF93])" office:value-type="float" office:value="173630" calcext:value-type="float">
            <text:p>173630</text:p>
          </table:table-cell>
          <table:table-cell table:formula="of:=MIN([.AG12]+[.AG173];[.AG93])" office:value-type="float" office:value="175967" calcext:value-type="float">
            <text:p>175967</text:p>
          </table:table-cell>
          <table:table-cell table:formula="of:=MIN([.AH12]+[.AH173];[.AH93])" office:value-type="float" office:value="169035" calcext:value-type="float">
            <text:p>169035</text:p>
          </table:table-cell>
          <table:table-cell table:formula="of:=MIN([.AI12]+[.AI173];[.AI93])" office:value-type="float" office:value="165048" calcext:value-type="float">
            <text:p>165048</text:p>
          </table:table-cell>
          <table:table-cell table:formula="of:=MIN([.AJ12]+[.AJ173];[.AJ93])" office:value-type="float" office:value="164922" calcext:value-type="float">
            <text:p>164922</text:p>
          </table:table-cell>
          <table:table-cell table:formula="of:=MIN([.AK12]+[.AK173];[.AK93])" office:value-type="float" office:value="157163" calcext:value-type="float">
            <text:p>157163</text:p>
          </table:table-cell>
          <table:table-cell table:formula="of:=MIN([.AL12]+[.AL173];[.AL93])" office:value-type="float" office:value="150258" calcext:value-type="float">
            <text:p>150258</text:p>
          </table:table-cell>
          <table:table-cell table:formula="of:=MIN([.AM12]+[.AM173];[.AM93])" office:value-type="float" office:value="149597" calcext:value-type="float">
            <text:p>149597</text:p>
          </table:table-cell>
          <table:table-cell table:formula="of:=MIN([.AN12]+[.AN173];[.AN93])" office:value-type="float" office:value="141908" calcext:value-type="float">
            <text:p>141908</text:p>
          </table:table-cell>
          <table:table-cell table:formula="of:=MIN([.AO12]+[.AO173];[.AO93])" office:value-type="float" office:value="141399" calcext:value-type="float">
            <text:p>141399</text:p>
          </table:table-cell>
          <table:table-cell table:formula="of:=MIN([.AP12]+[.AP173];[.AP93])" office:value-type="float" office:value="132606" calcext:value-type="float">
            <text:p>132606</text:p>
          </table:table-cell>
          <table:table-cell table:formula="of:=MIN([.AQ12]+[.AQ173];[.AQ93])" office:value-type="float" office:value="137396" calcext:value-type="float">
            <text:p>137396</text:p>
          </table:table-cell>
          <table:table-cell table:formula="of:=MIN([.AR12]+[.AR173];[.AR93])" office:value-type="float" office:value="134696" calcext:value-type="float">
            <text:p>134696</text:p>
          </table:table-cell>
          <table:table-cell table:formula="of:=MIN([.AS12]+[.AS173];[.AS93])" office:value-type="float" office:value="126253" calcext:value-type="float">
            <text:p>126253</text:p>
          </table:table-cell>
          <table:table-cell table:formula="of:=MIN([.AT12]+[.AT173];[.AT93])" office:value-type="float" office:value="133413" calcext:value-type="float">
            <text:p>133413</text:p>
          </table:table-cell>
          <table:table-cell table:formula="of:=MIN([.AU12]+[.AU173];[.AU93])" office:value-type="float" office:value="125138" calcext:value-type="float">
            <text:p>125138</text:p>
          </table:table-cell>
          <table:table-cell table:formula="of:=MIN([.AV12]+[.AV173];[.AV93])" office:value-type="float" office:value="122126" calcext:value-type="float">
            <text:p>122126</text:p>
          </table:table-cell>
          <table:table-cell table:formula="of:=MIN([.AW12]+[.AW173];[.AW93])" office:value-type="float" office:value="114406" calcext:value-type="float">
            <text:p>114406</text:p>
          </table:table-cell>
          <table:table-cell table:formula="of:=MIN([.AX12]+[.AX173];[.AX93])" office:value-type="float" office:value="107141" calcext:value-type="float">
            <text:p>107141</text:p>
          </table:table-cell>
          <table:table-cell table:formula="of:=MIN([.AY12]+[.AY173];[.AY93])" office:value-type="float" office:value="100785" calcext:value-type="float">
            <text:p>100785</text:p>
          </table:table-cell>
          <table:table-cell table:formula="of:=MIN([.AZ12]+[.AZ173];[.AZ93])" office:value-type="float" office:value="93006" calcext:value-type="float">
            <text:p>93006</text:p>
          </table:table-cell>
          <table:table-cell table:formula="of:=MIN([.BA12]+[.BA173];[.BA93])" office:value-type="float" office:value="91208" calcext:value-type="float">
            <text:p>91208</text:p>
          </table:table-cell>
          <table:table-cell table:formula="of:=MIN([.BB12]+[.BB173];[.BB93])" office:value-type="float" office:value="89760" calcext:value-type="float">
            <text:p>89760</text:p>
          </table:table-cell>
          <table:table-cell table:formula="of:=MIN([.BC12]+[.BC173];[.BC93])" office:value-type="float" office:value="84535" calcext:value-type="float">
            <text:p>84535</text:p>
          </table:table-cell>
          <table:table-cell table:formula="of:=MIN([.BD12]+[.BD173];[.BD93])" office:value-type="float" office:value="77874" calcext:value-type="float">
            <text:p>77874</text:p>
          </table:table-cell>
          <table:table-cell table:formula="of:=MIN([.BE12]+[.BE173];[.BE93])" office:value-type="float" office:value="79733" calcext:value-type="float">
            <text:p>79733</text:p>
          </table:table-cell>
          <table:table-cell table:formula="of:=MIN([.BF12]+[.BF173];[.BF93])" office:value-type="float" office:value="71709" calcext:value-type="float">
            <text:p>71709</text:p>
          </table:table-cell>
          <table:table-cell table:formula="of:=MIN([.BG12]+[.BG173];[.BG93])" office:value-type="float" office:value="66043" calcext:value-type="float">
            <text:p>66043</text:p>
          </table:table-cell>
          <table:table-cell table:formula="of:=MIN([.BH12]+[.BH173];[.BH93])" office:value-type="float" office:value="70560" calcext:value-type="float">
            <text:p>70560</text:p>
          </table:table-cell>
          <table:table-cell table:formula="of:=MIN([.BI12]+[.BI173];[.BI93])" office:value-type="float" office:value="62307" calcext:value-type="float">
            <text:p>62307</text:p>
          </table:table-cell>
          <table:table-cell table:formula="of:=MIN([.BJ12]+[.BJ173];[.BJ93])" office:value-type="float" office:value="61254" calcext:value-type="float">
            <text:p>61254</text:p>
          </table:table-cell>
          <table:table-cell table:formula="of:=MIN([.BK12]+[.BK173];[.BK93])" office:value-type="float" office:value="57746" calcext:value-type="float">
            <text:p>57746</text:p>
          </table:table-cell>
          <table:table-cell table:formula="of:=MIN([.BL12]+[.BL173];[.BL93])" office:value-type="float" office:value="56553" calcext:value-type="float">
            <text:p>56553</text:p>
          </table:table-cell>
          <table:table-cell table:formula="of:=MIN([.BM12]+[.BM173];[.BM93])" office:value-type="float" office:value="52108" calcext:value-type="float">
            <text:p>52108</text:p>
          </table:table-cell>
          <table:table-cell table:formula="of:=MIN([.BN12]+[.BN173];[.BN93])" office:value-type="float" office:value="51171" calcext:value-type="float">
            <text:p>51171</text:p>
          </table:table-cell>
          <table:table-cell table:formula="of:=MIN([.BO12]+[.BO173];[.BO93])" office:value-type="float" office:value="51849" calcext:value-type="float">
            <text:p>51849</text:p>
          </table:table-cell>
          <table:table-cell table:formula="of:=MIN([.BP12]+[.BP173];[.BP93])" office:value-type="float" office:value="49281" calcext:value-type="float">
            <text:p>49281</text:p>
          </table:table-cell>
          <table:table-cell table:formula="of:=MIN([.BQ12]+[.BQ173];[.BQ93])" office:value-type="float" office:value="49777" calcext:value-type="float">
            <text:p>49777</text:p>
          </table:table-cell>
          <table:table-cell table:formula="of:=MIN([.BR12]+[.BR173];[.BR93])" office:value-type="float" office:value="42096" calcext:value-type="float">
            <text:p>42096</text:p>
          </table:table-cell>
          <table:table-cell table:formula="of:=MIN([.BS12]+[.BS173];[.BS93])" office:value-type="float" office:value="36194" calcext:value-type="float">
            <text:p>36194</text:p>
          </table:table-cell>
          <table:table-cell table:formula="of:=MIN([.BT12]+[.BT173];[.BT93])" office:value-type="float" office:value="30771" calcext:value-type="float">
            <text:p>30771</text:p>
          </table:table-cell>
          <table:table-cell table:formula="of:=MIN([.BU12]+[.BU173];[.BU93])" office:value-type="float" office:value="28251" calcext:value-type="float">
            <text:p>28251</text:p>
          </table:table-cell>
          <table:table-cell table:formula="of:=MIN([.BV12]+[.BV173];[.BV93])" office:value-type="float" office:value="29771" calcext:value-type="float">
            <text:p>29771</text:p>
          </table:table-cell>
          <table:table-cell table:formula="of:=MIN([.BW12]+[.BW173];[.BW93])" office:value-type="float" office:value="27018" calcext:value-type="float">
            <text:p>27018</text:p>
          </table:table-cell>
          <table:table-cell table:formula="of:=MIN([.BX12]+[.BX173];[.BX93])" office:value-type="float" office:value="28710" calcext:value-type="float">
            <text:p>28710</text:p>
          </table:table-cell>
          <table:table-cell table:formula="of:=MIN([.BY12]+[.BY173];[.BY93])" office:value-type="float" office:value="21451" calcext:value-type="float">
            <text:p>21451</text:p>
          </table:table-cell>
          <table:table-cell table:formula="of:=MIN([.BZ12]+[.BZ173];[.BZ93])" office:value-type="float" office:value="12081" calcext:value-type="float">
            <text:p>12081</text:p>
          </table:table-cell>
          <table:table-cell table:formula="of:=MIN([.CA12]+[.CA173];[.CA93])" office:value-type="float" office:value="11115" calcext:value-type="float">
            <text:p>11115</text:p>
          </table:table-cell>
          <table:table-cell table:formula="of:=[.CB93]" office:value-type="float" office:value="2442" calcext:value-type="float">
            <text:p>2442</text:p>
          </table:table-cell>
        </table:table-row>
        <table:table-row table:style-name="ro1">
          <table:table-cell table:formula="of:=MIN([.A13]+[.A174];[.A94])" office:value-type="float" office:value="269762" calcext:value-type="float">
            <text:p>269762</text:p>
          </table:table-cell>
          <table:table-cell table:formula="of:=MIN([.B13]+[.B174];[.B94])" office:value-type="float" office:value="262424" calcext:value-type="float">
            <text:p>262424</text:p>
          </table:table-cell>
          <table:table-cell table:formula="of:=MIN([.C13]+[.C174];[.C94])" office:value-type="float" office:value="262459" calcext:value-type="float">
            <text:p>262459</text:p>
          </table:table-cell>
          <table:table-cell table:formula="of:=MIN([.D13]+[.D174];[.D94])" office:value-type="float" office:value="259694" calcext:value-type="float">
            <text:p>259694</text:p>
          </table:table-cell>
          <table:table-cell table:formula="of:=MIN([.E13]+[.E174];[.E94])" office:value-type="float" office:value="253161" calcext:value-type="float">
            <text:p>253161</text:p>
          </table:table-cell>
          <table:table-cell table:formula="of:=MIN([.F13]+[.F174];[.F94])" office:value-type="float" office:value="255664" calcext:value-type="float">
            <text:p>255664</text:p>
          </table:table-cell>
          <table:table-cell table:formula="of:=MIN([.G13]+[.G174];[.G94])" office:value-type="float" office:value="255126" calcext:value-type="float">
            <text:p>255126</text:p>
          </table:table-cell>
          <table:table-cell table:formula="of:=MIN([.H13]+[.H174];[.H94])" office:value-type="float" office:value="250324" calcext:value-type="float">
            <text:p>250324</text:p>
          </table:table-cell>
          <table:table-cell table:formula="of:=MIN([.I13]+[.I174];[.I94])" office:value-type="float" office:value="242047" calcext:value-type="float">
            <text:p>242047</text:p>
          </table:table-cell>
          <table:table-cell table:formula="of:=MIN([.J13]+[.J174];[.J94])" office:value-type="float" office:value="237953" calcext:value-type="float">
            <text:p>237953</text:p>
          </table:table-cell>
          <table:table-cell table:formula="of:=MIN([.K13]+[.K174];[.K94])" office:value-type="float" office:value="241327" calcext:value-type="float">
            <text:p>241327</text:p>
          </table:table-cell>
          <table:table-cell table:formula="of:=MIN([.L13]+[.L174];[.L94])" office:value-type="float" office:value="234075" calcext:value-type="float">
            <text:p>234075</text:p>
          </table:table-cell>
          <table:table-cell table:formula="of:=MIN([.M13]+[.M174];[.M94])" office:value-type="float" office:value="231495" calcext:value-type="float">
            <text:p>231495</text:p>
          </table:table-cell>
          <table:table-cell table:formula="of:=MIN([.N13]+[.N174];[.N94])" office:value-type="float" office:value="222329" calcext:value-type="float">
            <text:p>222329</text:p>
          </table:table-cell>
          <table:table-cell table:formula="of:=MIN([.O13]+[.O174];[.O94])" office:value-type="float" office:value="224782" calcext:value-type="float">
            <text:p>224782</text:p>
          </table:table-cell>
          <table:table-cell table:formula="of:=MIN([.P13]+[.P174];[.P94])" office:value-type="float" office:value="221981" calcext:value-type="float">
            <text:p>221981</text:p>
          </table:table-cell>
          <table:table-cell table:formula="of:=MIN([.Q13]+[.Q174];[.Q94])" office:value-type="float" office:value="231475" calcext:value-type="float">
            <text:p>231475</text:p>
          </table:table-cell>
          <table:table-cell table:formula="of:=MIN([.R13]+[.R174];[.R94])" office:value-type="float" office:value="223382" calcext:value-type="float">
            <text:p>223382</text:p>
          </table:table-cell>
          <table:table-cell table:formula="of:=MIN([.S13]+[.S174];[.S94])" office:value-type="float" office:value="217986" calcext:value-type="float">
            <text:p>217986</text:p>
          </table:table-cell>
          <table:table-cell table:formula="of:=MIN([.T13]+[.T174];[.T94])" office:value-type="float" office:value="222502" calcext:value-type="float">
            <text:p>222502</text:p>
          </table:table-cell>
          <table:table-cell table:formula="of:=MIN([.U13]+[.U174];[.U94])" office:value-type="float" office:value="222343" calcext:value-type="float">
            <text:p>222343</text:p>
          </table:table-cell>
          <table:table-cell table:formula="of:=MIN([.V13]+[.V174];[.V94])" office:value-type="float" office:value="221137" calcext:value-type="float">
            <text:p>221137</text:p>
          </table:table-cell>
          <table:table-cell table:formula="of:=MIN([.W13]+[.W174];[.W94])" office:value-type="float" office:value="211643" calcext:value-type="float">
            <text:p>211643</text:p>
          </table:table-cell>
          <table:table-cell table:formula="of:=MIN([.X13]+[.X174];[.X94])" office:value-type="float" office:value="213095" calcext:value-type="float">
            <text:p>213095</text:p>
          </table:table-cell>
          <table:table-cell table:formula="of:=MIN([.Y13]+[.Y174];[.Y94])" office:value-type="float" office:value="204775" calcext:value-type="float">
            <text:p>204775</text:p>
          </table:table-cell>
          <table:table-cell table:formula="of:=MIN([.Z13]+[.Z174];[.Z94])" office:value-type="float" office:value="199829" calcext:value-type="float">
            <text:p>199829</text:p>
          </table:table-cell>
          <table:table-cell table:formula="of:=MIN([.AA13]+[.AA174];[.AA94])" office:value-type="float" office:value="197127" calcext:value-type="float">
            <text:p>197127</text:p>
          </table:table-cell>
          <table:table-cell table:formula="of:=MIN([.AB13]+[.AB174];[.AB94])" office:value-type="float" office:value="191554" calcext:value-type="float">
            <text:p>191554</text:p>
          </table:table-cell>
          <table:table-cell table:formula="of:=MIN([.AC13]+[.AC174];[.AC94])" office:value-type="float" office:value="188633" calcext:value-type="float">
            <text:p>188633</text:p>
          </table:table-cell>
          <table:table-cell table:formula="of:=MIN([.AD13]+[.AD174];[.AD94])" office:value-type="float" office:value="178771" calcext:value-type="float">
            <text:p>178771</text:p>
          </table:table-cell>
          <table:table-cell table:formula="of:=MIN([.AE13]+[.AE174];[.AE94])" office:value-type="float" office:value="177309" calcext:value-type="float">
            <text:p>177309</text:p>
          </table:table-cell>
          <table:table-cell table:formula="of:=MIN([.AF13]+[.AF174];[.AF94])" office:value-type="float" office:value="176040" calcext:value-type="float">
            <text:p>176040</text:p>
          </table:table-cell>
          <table:table-cell table:formula="of:=MIN([.AG13]+[.AG174];[.AG94])" office:value-type="float" office:value="175915" calcext:value-type="float">
            <text:p>175915</text:p>
          </table:table-cell>
          <table:table-cell table:formula="of:=MIN([.AH13]+[.AH174];[.AH94])" office:value-type="float" office:value="171744" calcext:value-type="float">
            <text:p>171744</text:p>
          </table:table-cell>
          <table:table-cell table:formula="of:=MIN([.AI13]+[.AI174];[.AI94])" office:value-type="float" office:value="172144" calcext:value-type="float">
            <text:p>172144</text:p>
          </table:table-cell>
          <table:table-cell table:formula="of:=MIN([.AJ13]+[.AJ174];[.AJ94])" office:value-type="float" office:value="164636" calcext:value-type="float">
            <text:p>164636</text:p>
          </table:table-cell>
          <table:table-cell table:formula="of:=MIN([.AK13]+[.AK174];[.AK94])" office:value-type="float" office:value="158395" calcext:value-type="float">
            <text:p>158395</text:p>
          </table:table-cell>
          <table:table-cell table:formula="of:=MIN([.AL13]+[.AL174];[.AL94])" office:value-type="float" office:value="150873" calcext:value-type="float">
            <text:p>150873</text:p>
          </table:table-cell>
          <table:table-cell table:formula="of:=MIN([.AM13]+[.AM174];[.AM94])" office:value-type="float" office:value="152004" calcext:value-type="float">
            <text:p>152004</text:p>
          </table:table-cell>
          <table:table-cell table:formula="of:=MIN([.AN13]+[.AN174];[.AN94])" office:value-type="float" office:value="150108" calcext:value-type="float">
            <text:p>150108</text:p>
          </table:table-cell>
          <table:table-cell table:formula="of:=MIN([.AO13]+[.AO174];[.AO94])" office:value-type="float" office:value="142287" calcext:value-type="float">
            <text:p>142287</text:p>
          </table:table-cell>
          <table:table-cell table:formula="of:=MIN([.AP13]+[.AP174];[.AP94])" office:value-type="float" office:value="138098" calcext:value-type="float">
            <text:p>138098</text:p>
          </table:table-cell>
          <table:table-cell table:formula="of:=MIN([.AQ13]+[.AQ174];[.AQ94])" office:value-type="float" office:value="136258" calcext:value-type="float">
            <text:p>136258</text:p>
          </table:table-cell>
          <table:table-cell table:formula="of:=MIN([.AR13]+[.AR174];[.AR94])" office:value-type="float" office:value="130673" calcext:value-type="float">
            <text:p>130673</text:p>
          </table:table-cell>
          <table:table-cell table:formula="of:=MIN([.AS13]+[.AS174];[.AS94])" office:value-type="float" office:value="125810" calcext:value-type="float">
            <text:p>125810</text:p>
          </table:table-cell>
          <table:table-cell table:formula="of:=MIN([.AT13]+[.AT174];[.AT94])" office:value-type="float" office:value="125178" calcext:value-type="float">
            <text:p>125178</text:p>
          </table:table-cell>
          <table:table-cell table:formula="of:=MIN([.AU13]+[.AU174];[.AU94])" office:value-type="float" office:value="119975" calcext:value-type="float">
            <text:p>119975</text:p>
          </table:table-cell>
          <table:table-cell table:formula="of:=MIN([.AV13]+[.AV174];[.AV94])" office:value-type="float" office:value="115701" calcext:value-type="float">
            <text:p>115701</text:p>
          </table:table-cell>
          <table:table-cell table:formula="of:=MIN([.AW13]+[.AW174];[.AW94])" office:value-type="float" office:value="115173" calcext:value-type="float">
            <text:p>115173</text:p>
          </table:table-cell>
          <table:table-cell table:formula="of:=MIN([.AX13]+[.AX174];[.AX94])" office:value-type="float" office:value="107844" calcext:value-type="float">
            <text:p>107844</text:p>
          </table:table-cell>
          <table:table-cell table:formula="of:=MIN([.AY13]+[.AY174];[.AY94])" office:value-type="float" office:value="98781" calcext:value-type="float">
            <text:p>98781</text:p>
          </table:table-cell>
          <table:table-cell table:formula="of:=MIN([.AZ13]+[.AZ174];[.AZ94])" office:value-type="float" office:value="97825" calcext:value-type="float">
            <text:p>97825</text:p>
          </table:table-cell>
          <table:table-cell table:formula="of:=MIN([.BA13]+[.BA174];[.BA94])" office:value-type="float" office:value="89454" calcext:value-type="float">
            <text:p>89454</text:p>
          </table:table-cell>
          <table:table-cell table:formula="of:=MIN([.BB13]+[.BB174];[.BB94])" office:value-type="float" office:value="85732" calcext:value-type="float">
            <text:p>85732</text:p>
          </table:table-cell>
          <table:table-cell table:formula="of:=MIN([.BC13]+[.BC174];[.BC94])" office:value-type="float" office:value="81479" calcext:value-type="float">
            <text:p>81479</text:p>
          </table:table-cell>
          <table:table-cell table:formula="of:=MIN([.BD13]+[.BD174];[.BD94])" office:value-type="float" office:value="76694" calcext:value-type="float">
            <text:p>76694</text:p>
          </table:table-cell>
          <table:table-cell table:formula="of:=MIN([.BE13]+[.BE174];[.BE94])" office:value-type="float" office:value="75500" calcext:value-type="float">
            <text:p>75500</text:p>
          </table:table-cell>
          <table:table-cell table:formula="of:=MIN([.BF13]+[.BF174];[.BF94])" office:value-type="float" office:value="70672" calcext:value-type="float">
            <text:p>70672</text:p>
          </table:table-cell>
          <table:table-cell table:formula="of:=MIN([.BG13]+[.BG174];[.BG94])" office:value-type="float" office:value="65955" calcext:value-type="float">
            <text:p>65955</text:p>
          </table:table-cell>
          <table:table-cell table:formula="of:=MIN([.BH13]+[.BH174];[.BH94])" office:value-type="float" office:value="61407" calcext:value-type="float">
            <text:p>61407</text:p>
          </table:table-cell>
          <table:table-cell table:formula="of:=MIN([.BI13]+[.BI174];[.BI94])" office:value-type="float" office:value="60467" calcext:value-type="float">
            <text:p>60467</text:p>
          </table:table-cell>
          <table:table-cell table:formula="of:=MIN([.BJ13]+[.BJ174];[.BJ94])" office:value-type="float" office:value="59484" calcext:value-type="float">
            <text:p>59484</text:p>
          </table:table-cell>
          <table:table-cell table:formula="of:=MIN([.BK13]+[.BK174];[.BK94])" office:value-type="float" office:value="56909" calcext:value-type="float">
            <text:p>56909</text:p>
          </table:table-cell>
          <table:table-cell table:formula="of:=MIN([.BL13]+[.BL174];[.BL94])" office:value-type="float" office:value="52398" calcext:value-type="float">
            <text:p>52398</text:p>
          </table:table-cell>
          <table:table-cell table:formula="of:=MIN([.BM13]+[.BM174];[.BM94])" office:value-type="float" office:value="49460" calcext:value-type="float">
            <text:p>49460</text:p>
          </table:table-cell>
          <table:table-cell table:formula="of:=MIN([.BN13]+[.BN174];[.BN94])" office:value-type="float" office:value="47633" calcext:value-type="float">
            <text:p>47633</text:p>
          </table:table-cell>
          <table:table-cell table:formula="of:=MIN([.BO13]+[.BO174];[.BO94])" office:value-type="float" office:value="45606" calcext:value-type="float">
            <text:p>45606</text:p>
          </table:table-cell>
          <table:table-cell table:formula="of:=MIN([.BP13]+[.BP174];[.BP94])" office:value-type="float" office:value="42906" calcext:value-type="float">
            <text:p>42906</text:p>
          </table:table-cell>
          <table:table-cell table:formula="of:=MIN([.BQ13]+[.BQ174];[.BQ94])" office:value-type="float" office:value="41670" calcext:value-type="float">
            <text:p>41670</text:p>
          </table:table-cell>
          <table:table-cell table:formula="of:=MIN([.BR13]+[.BR174];[.BR94])" office:value-type="float" office:value="40829" calcext:value-type="float">
            <text:p>40829</text:p>
          </table:table-cell>
          <table:table-cell table:formula="of:=MIN([.BS13]+[.BS174];[.BS94])" office:value-type="float" office:value="35069" calcext:value-type="float">
            <text:p>35069</text:p>
          </table:table-cell>
          <table:table-cell table:formula="of:=MIN([.BT13]+[.BT174];[.BT94])" office:value-type="float" office:value="33389" calcext:value-type="float">
            <text:p>33389</text:p>
          </table:table-cell>
          <table:table-cell table:formula="of:=MIN([.BU13]+[.BU174];[.BU94])" office:value-type="float" office:value="27129" calcext:value-type="float">
            <text:p>27129</text:p>
          </table:table-cell>
          <table:table-cell table:formula="of:=MIN([.BV13]+[.BV174];[.BV94])" office:value-type="float" office:value="24756" calcext:value-type="float">
            <text:p>24756</text:p>
          </table:table-cell>
          <table:table-cell table:formula="of:=MIN([.BW13]+[.BW174];[.BW94])" office:value-type="float" office:value="20905" calcext:value-type="float">
            <text:p>20905</text:p>
          </table:table-cell>
          <table:table-cell table:formula="of:=MIN([.BX13]+[.BX174];[.BX94])" office:value-type="float" office:value="19851" calcext:value-type="float">
            <text:p>19851</text:p>
          </table:table-cell>
          <table:table-cell table:formula="of:=MIN([.BY13]+[.BY174];[.BY94])" office:value-type="float" office:value="17035" calcext:value-type="float">
            <text:p>17035</text:p>
          </table:table-cell>
          <table:table-cell table:formula="of:=MIN([.BZ13]+[.BZ174];[.BZ94])" office:value-type="float" office:value="15863" calcext:value-type="float">
            <text:p>15863</text:p>
          </table:table-cell>
          <table:table-cell table:formula="of:=MIN([.CA13]+[.CA174];[.CA94])" office:value-type="float" office:value="10684" calcext:value-type="float">
            <text:p>10684</text:p>
          </table:table-cell>
          <table:table-cell table:formula="of:=[.CB94]" office:value-type="float" office:value="3509" calcext:value-type="float">
            <text:p>3509</text:p>
          </table:table-cell>
        </table:table-row>
        <table:table-row table:style-name="ro1">
          <table:table-cell table:formula="of:=MIN([.A14]+[.A175];[.A95])" office:value-type="float" office:value="268171" calcext:value-type="float">
            <text:p>268171</text:p>
          </table:table-cell>
          <table:table-cell table:formula="of:=MIN([.B14]+[.B175];[.B95])" office:value-type="float" office:value="263751" calcext:value-type="float">
            <text:p>263751</text:p>
          </table:table-cell>
          <table:table-cell table:formula="of:=MIN([.C14]+[.C175];[.C95])" office:value-type="float" office:value="265357" calcext:value-type="float">
            <text:p>265357</text:p>
          </table:table-cell>
          <table:table-cell table:formula="of:=MIN([.D14]+[.D175];[.D95])" office:value-type="float" office:value="261797" calcext:value-type="float">
            <text:p>261797</text:p>
          </table:table-cell>
          <table:table-cell table:formula="of:=MIN([.E14]+[.E175];[.E95])" office:value-type="float" office:value="259421" calcext:value-type="float">
            <text:p>259421</text:p>
          </table:table-cell>
          <table:table-cell table:formula="of:=MIN([.F14]+[.F175];[.F95])" office:value-type="float" office:value="258652" calcext:value-type="float">
            <text:p>258652</text:p>
          </table:table-cell>
          <table:table-cell table:formula="of:=MIN([.G14]+[.G175];[.G95])" office:value-type="float" office:value="260477" calcext:value-type="float">
            <text:p>260477</text:p>
          </table:table-cell>
          <table:table-cell table:formula="of:=MIN([.H14]+[.H175];[.H95])" office:value-type="float" office:value="250940" calcext:value-type="float">
            <text:p>250940</text:p>
          </table:table-cell>
          <table:table-cell table:formula="of:=MIN([.I14]+[.I175];[.I95])" office:value-type="float" office:value="246876" calcext:value-type="float">
            <text:p>246876</text:p>
          </table:table-cell>
          <table:table-cell table:formula="of:=MIN([.J14]+[.J175];[.J95])" office:value-type="float" office:value="246825" calcext:value-type="float">
            <text:p>246825</text:p>
          </table:table-cell>
          <table:table-cell table:formula="of:=MIN([.K14]+[.K175];[.K95])" office:value-type="float" office:value="244065" calcext:value-type="float">
            <text:p>244065</text:p>
          </table:table-cell>
          <table:table-cell table:formula="of:=MIN([.L14]+[.L175];[.L95])" office:value-type="float" office:value="234467" calcext:value-type="float">
            <text:p>234467</text:p>
          </table:table-cell>
          <table:table-cell table:formula="of:=MIN([.M14]+[.M175];[.M95])" office:value-type="float" office:value="231239" calcext:value-type="float">
            <text:p>231239</text:p>
          </table:table-cell>
          <table:table-cell table:formula="of:=MIN([.N14]+[.N175];[.N95])" office:value-type="float" office:value="229447" calcext:value-type="float">
            <text:p>229447</text:p>
          </table:table-cell>
          <table:table-cell table:formula="of:=MIN([.O14]+[.O175];[.O95])" office:value-type="float" office:value="234744" calcext:value-type="float">
            <text:p>234744</text:p>
          </table:table-cell>
          <table:table-cell table:formula="of:=MIN([.P14]+[.P175];[.P95])" office:value-type="float" office:value="231317" calcext:value-type="float">
            <text:p>231317</text:p>
          </table:table-cell>
          <table:table-cell table:formula="of:=MIN([.Q14]+[.Q175];[.Q95])" office:value-type="float" office:value="229657" calcext:value-type="float">
            <text:p>229657</text:p>
          </table:table-cell>
          <table:table-cell table:formula="of:=MIN([.R14]+[.R175];[.R95])" office:value-type="float" office:value="228024" calcext:value-type="float">
            <text:p>228024</text:p>
          </table:table-cell>
          <table:table-cell table:formula="of:=MIN([.S14]+[.S175];[.S95])" office:value-type="float" office:value="218835" calcext:value-type="float">
            <text:p>218835</text:p>
          </table:table-cell>
          <table:table-cell table:formula="of:=MIN([.T14]+[.T175];[.T95])" office:value-type="float" office:value="212694" calcext:value-type="float">
            <text:p>212694</text:p>
          </table:table-cell>
          <table:table-cell table:formula="of:=MIN([.U14]+[.U175];[.U95])" office:value-type="float" office:value="220563" calcext:value-type="float">
            <text:p>220563</text:p>
          </table:table-cell>
          <table:table-cell table:formula="of:=MIN([.V14]+[.V175];[.V95])" office:value-type="float" office:value="215443" calcext:value-type="float">
            <text:p>215443</text:p>
          </table:table-cell>
          <table:table-cell table:formula="of:=MIN([.W14]+[.W175];[.W95])" office:value-type="float" office:value="215280" calcext:value-type="float">
            <text:p>215280</text:p>
          </table:table-cell>
          <table:table-cell table:formula="of:=MIN([.X14]+[.X175];[.X95])" office:value-type="float" office:value="210872" calcext:value-type="float">
            <text:p>210872</text:p>
          </table:table-cell>
          <table:table-cell table:formula="of:=MIN([.Y14]+[.Y175];[.Y95])" office:value-type="float" office:value="203103" calcext:value-type="float">
            <text:p>203103</text:p>
          </table:table-cell>
          <table:table-cell table:formula="of:=MIN([.Z14]+[.Z175];[.Z95])" office:value-type="float" office:value="200396" calcext:value-type="float">
            <text:p>200396</text:p>
          </table:table-cell>
          <table:table-cell table:formula="of:=MIN([.AA14]+[.AA175];[.AA95])" office:value-type="float" office:value="192139" calcext:value-type="float">
            <text:p>192139</text:p>
          </table:table-cell>
          <table:table-cell table:formula="of:=MIN([.AB14]+[.AB175];[.AB95])" office:value-type="float" office:value="189748" calcext:value-type="float">
            <text:p>189748</text:p>
          </table:table-cell>
          <table:table-cell table:formula="of:=MIN([.AC14]+[.AC175];[.AC95])" office:value-type="float" office:value="187739" calcext:value-type="float">
            <text:p>187739</text:p>
          </table:table-cell>
          <table:table-cell table:formula="of:=MIN([.AD14]+[.AD175];[.AD95])" office:value-type="float" office:value="183764" calcext:value-type="float">
            <text:p>183764</text:p>
          </table:table-cell>
          <table:table-cell table:formula="of:=MIN([.AE14]+[.AE175];[.AE95])" office:value-type="float" office:value="180377" calcext:value-type="float">
            <text:p>180377</text:p>
          </table:table-cell>
          <table:table-cell table:formula="of:=MIN([.AF14]+[.AF175];[.AF95])" office:value-type="float" office:value="185347" calcext:value-type="float">
            <text:p>185347</text:p>
          </table:table-cell>
          <table:table-cell table:formula="of:=MIN([.AG14]+[.AG175];[.AG95])" office:value-type="float" office:value="175512" calcext:value-type="float">
            <text:p>175512</text:p>
          </table:table-cell>
          <table:table-cell table:formula="of:=MIN([.AH14]+[.AH175];[.AH95])" office:value-type="float" office:value="172085" calcext:value-type="float">
            <text:p>172085</text:p>
          </table:table-cell>
          <table:table-cell table:formula="of:=MIN([.AI14]+[.AI175];[.AI95])" office:value-type="float" office:value="172975" calcext:value-type="float">
            <text:p>172975</text:p>
          </table:table-cell>
          <table:table-cell table:formula="of:=MIN([.AJ14]+[.AJ175];[.AJ95])" office:value-type="float" office:value="164563" calcext:value-type="float">
            <text:p>164563</text:p>
          </table:table-cell>
          <table:table-cell table:formula="of:=MIN([.AK14]+[.AK175];[.AK95])" office:value-type="float" office:value="162429" calcext:value-type="float">
            <text:p>162429</text:p>
          </table:table-cell>
          <table:table-cell table:formula="of:=MIN([.AL14]+[.AL175];[.AL95])" office:value-type="float" office:value="159384" calcext:value-type="float">
            <text:p>159384</text:p>
          </table:table-cell>
          <table:table-cell table:formula="of:=MIN([.AM14]+[.AM175];[.AM95])" office:value-type="float" office:value="152066" calcext:value-type="float">
            <text:p>152066</text:p>
          </table:table-cell>
          <table:table-cell table:formula="of:=MIN([.AN14]+[.AN175];[.AN95])" office:value-type="float" office:value="145645" calcext:value-type="float">
            <text:p>145645</text:p>
          </table:table-cell>
          <table:table-cell table:formula="of:=MIN([.AO14]+[.AO175];[.AO95])" office:value-type="float" office:value="142604" calcext:value-type="float">
            <text:p>142604</text:p>
          </table:table-cell>
          <table:table-cell table:formula="of:=MIN([.AP14]+[.AP175];[.AP95])" office:value-type="float" office:value="133592" calcext:value-type="float">
            <text:p>133592</text:p>
          </table:table-cell>
          <table:table-cell table:formula="of:=MIN([.AQ14]+[.AQ175];[.AQ95])" office:value-type="float" office:value="130609" calcext:value-type="float">
            <text:p>130609</text:p>
          </table:table-cell>
          <table:table-cell table:formula="of:=MIN([.AR14]+[.AR175];[.AR95])" office:value-type="float" office:value="123320" calcext:value-type="float">
            <text:p>123320</text:p>
          </table:table-cell>
          <table:table-cell table:formula="of:=MIN([.AS14]+[.AS175];[.AS95])" office:value-type="float" office:value="123220" calcext:value-type="float">
            <text:p>123220</text:p>
          </table:table-cell>
          <table:table-cell table:formula="of:=MIN([.AT14]+[.AT175];[.AT95])" office:value-type="float" office:value="121865" calcext:value-type="float">
            <text:p>121865</text:p>
          </table:table-cell>
          <table:table-cell table:formula="of:=MIN([.AU14]+[.AU175];[.AU95])" office:value-type="float" office:value="121571" calcext:value-type="float">
            <text:p>121571</text:p>
          </table:table-cell>
          <table:table-cell table:formula="of:=MIN([.AV14]+[.AV175];[.AV95])" office:value-type="float" office:value="114991" calcext:value-type="float">
            <text:p>114991</text:p>
          </table:table-cell>
          <table:table-cell table:formula="of:=MIN([.AW14]+[.AW175];[.AW95])" office:value-type="float" office:value="110254" calcext:value-type="float">
            <text:p>110254</text:p>
          </table:table-cell>
          <table:table-cell table:formula="of:=MIN([.AX14]+[.AX175];[.AX95])" office:value-type="float" office:value="104398" calcext:value-type="float">
            <text:p>104398</text:p>
          </table:table-cell>
          <table:table-cell table:formula="of:=MIN([.AY14]+[.AY175];[.AY95])" office:value-type="float" office:value="102924" calcext:value-type="float">
            <text:p>102924</text:p>
          </table:table-cell>
          <table:table-cell table:formula="of:=MIN([.AZ14]+[.AZ175];[.AZ95])" office:value-type="float" office:value="99315" calcext:value-type="float">
            <text:p>99315</text:p>
          </table:table-cell>
          <table:table-cell table:formula="of:=MIN([.BA14]+[.BA175];[.BA95])" office:value-type="float" office:value="90984" calcext:value-type="float">
            <text:p>90984</text:p>
          </table:table-cell>
          <table:table-cell table:formula="of:=MIN([.BB14]+[.BB175];[.BB95])" office:value-type="float" office:value="87329" calcext:value-type="float">
            <text:p>87329</text:p>
          </table:table-cell>
          <table:table-cell table:formula="of:=MIN([.BC14]+[.BC175];[.BC95])" office:value-type="float" office:value="82318" calcext:value-type="float">
            <text:p>82318</text:p>
          </table:table-cell>
          <table:table-cell table:formula="of:=MIN([.BD14]+[.BD175];[.BD95])" office:value-type="float" office:value="84735" calcext:value-type="float">
            <text:p>84735</text:p>
          </table:table-cell>
          <table:table-cell table:formula="of:=MIN([.BE14]+[.BE175];[.BE95])" office:value-type="float" office:value="84755" calcext:value-type="float">
            <text:p>84755</text:p>
          </table:table-cell>
          <table:table-cell table:formula="of:=MIN([.BF14]+[.BF175];[.BF95])" office:value-type="float" office:value="76341" calcext:value-type="float">
            <text:p>76341</text:p>
          </table:table-cell>
          <table:table-cell table:formula="of:=MIN([.BG14]+[.BG175];[.BG95])" office:value-type="float" office:value="69817" calcext:value-type="float">
            <text:p>69817</text:p>
          </table:table-cell>
          <table:table-cell table:formula="of:=MIN([.BH14]+[.BH175];[.BH95])" office:value-type="float" office:value="69317" calcext:value-type="float">
            <text:p>69317</text:p>
          </table:table-cell>
          <table:table-cell table:formula="of:=MIN([.BI14]+[.BI175];[.BI95])" office:value-type="float" office:value="60529" calcext:value-type="float">
            <text:p>60529</text:p>
          </table:table-cell>
          <table:table-cell table:formula="of:=MIN([.BJ14]+[.BJ175];[.BJ95])" office:value-type="float" office:value="66939" calcext:value-type="float">
            <text:p>66939</text:p>
          </table:table-cell>
          <table:table-cell table:formula="of:=MIN([.BK14]+[.BK175];[.BK95])" office:value-type="float" office:value="60422" calcext:value-type="float">
            <text:p>60422</text:p>
          </table:table-cell>
          <table:table-cell table:formula="of:=MIN([.BL14]+[.BL175];[.BL95])" office:value-type="float" office:value="57401" calcext:value-type="float">
            <text:p>57401</text:p>
          </table:table-cell>
          <table:table-cell table:formula="of:=MIN([.BM14]+[.BM175];[.BM95])" office:value-type="float" office:value="57873" calcext:value-type="float">
            <text:p>57873</text:p>
          </table:table-cell>
          <table:table-cell table:formula="of:=MIN([.BN14]+[.BN175];[.BN95])" office:value-type="float" office:value="51551" calcext:value-type="float">
            <text:p>51551</text:p>
          </table:table-cell>
          <table:table-cell table:formula="of:=MIN([.BO14]+[.BO175];[.BO95])" office:value-type="float" office:value="47682" calcext:value-type="float">
            <text:p>47682</text:p>
          </table:table-cell>
          <table:table-cell table:formula="of:=MIN([.BP14]+[.BP175];[.BP95])" office:value-type="float" office:value="50866" calcext:value-type="float">
            <text:p>50866</text:p>
          </table:table-cell>
          <table:table-cell table:formula="of:=MIN([.BQ14]+[.BQ175];[.BQ95])" office:value-type="float" office:value="45544" calcext:value-type="float">
            <text:p>45544</text:p>
          </table:table-cell>
          <table:table-cell table:formula="of:=MIN([.BR14]+[.BR175];[.BR95])" office:value-type="float" office:value="39436" calcext:value-type="float">
            <text:p>39436</text:p>
          </table:table-cell>
          <table:table-cell table:formula="of:=MIN([.BS14]+[.BS175];[.BS95])" office:value-type="float" office:value="35798" calcext:value-type="float">
            <text:p>35798</text:p>
          </table:table-cell>
          <table:table-cell table:formula="of:=MIN([.BT14]+[.BT175];[.BT95])" office:value-type="float" office:value="28799" calcext:value-type="float">
            <text:p>28799</text:p>
          </table:table-cell>
          <table:table-cell table:formula="of:=MIN([.BU14]+[.BU175];[.BU95])" office:value-type="float" office:value="25363" calcext:value-type="float">
            <text:p>25363</text:p>
          </table:table-cell>
          <table:table-cell table:formula="of:=MIN([.BV14]+[.BV175];[.BV95])" office:value-type="float" office:value="23922" calcext:value-type="float">
            <text:p>23922</text:p>
          </table:table-cell>
          <table:table-cell table:formula="of:=MIN([.BW14]+[.BW175];[.BW95])" office:value-type="float" office:value="19064" calcext:value-type="float">
            <text:p>19064</text:p>
          </table:table-cell>
          <table:table-cell table:formula="of:=MIN([.BX14]+[.BX175];[.BX95])" office:value-type="float" office:value="14883" calcext:value-type="float">
            <text:p>14883</text:p>
          </table:table-cell>
          <table:table-cell table:formula="of:=MIN([.BY14]+[.BY175];[.BY95])" office:value-type="float" office:value="21220" calcext:value-type="float">
            <text:p>21220</text:p>
          </table:table-cell>
          <table:table-cell table:formula="of:=MIN([.BZ14]+[.BZ175];[.BZ95])" office:value-type="float" office:value="12489" calcext:value-type="float">
            <text:p>12489</text:p>
          </table:table-cell>
          <table:table-cell table:formula="of:=MIN([.CA14]+[.CA175];[.CA95])" office:value-type="float" office:value="4744" calcext:value-type="float">
            <text:p>4744</text:p>
          </table:table-cell>
          <table:table-cell table:formula="of:=[.CB95]" office:value-type="float" office:value="1000" calcext:value-type="float">
            <text:p>1000</text:p>
          </table:table-cell>
        </table:table-row>
        <table:table-row table:style-name="ro1">
          <table:table-cell table:formula="of:=MIN([.A15]+[.A176];[.A96])" office:value-type="float" office:value="268527" calcext:value-type="float">
            <text:p>268527</text:p>
          </table:table-cell>
          <table:table-cell table:formula="of:=MIN([.B15]+[.B176];[.B96])" office:value-type="float" office:value="272047" calcext:value-type="float">
            <text:p>272047</text:p>
          </table:table-cell>
          <table:table-cell table:formula="of:=MIN([.C15]+[.C176];[.C96])" office:value-type="float" office:value="270081" calcext:value-type="float">
            <text:p>270081</text:p>
          </table:table-cell>
          <table:table-cell table:formula="of:=MIN([.D15]+[.D176];[.D96])" office:value-type="float" office:value="261756" calcext:value-type="float">
            <text:p>261756</text:p>
          </table:table-cell>
          <table:table-cell table:formula="of:=MIN([.E15]+[.E176];[.E96])" office:value-type="float" office:value="260698" calcext:value-type="float">
            <text:p>260698</text:p>
          </table:table-cell>
          <table:table-cell table:formula="of:=MIN([.F15]+[.F176];[.F96])" office:value-type="float" office:value="261921" calcext:value-type="float">
            <text:p>261921</text:p>
          </table:table-cell>
          <table:table-cell table:formula="of:=MIN([.G15]+[.G176];[.G96])" office:value-type="float" office:value="257178" calcext:value-type="float">
            <text:p>257178</text:p>
          </table:table-cell>
          <table:table-cell table:formula="of:=MIN([.H15]+[.H176];[.H96])" office:value-type="float" office:value="253328" calcext:value-type="float">
            <text:p>253328</text:p>
          </table:table-cell>
          <table:table-cell table:formula="of:=MIN([.I15]+[.I176];[.I96])" office:value-type="float" office:value="252955" calcext:value-type="float">
            <text:p>252955</text:p>
          </table:table-cell>
          <table:table-cell table:formula="of:=MIN([.J15]+[.J176];[.J96])" office:value-type="float" office:value="249364" calcext:value-type="float">
            <text:p>249364</text:p>
          </table:table-cell>
          <table:table-cell table:formula="of:=MIN([.K15]+[.K176];[.K96])" office:value-type="float" office:value="242902" calcext:value-type="float">
            <text:p>242902</text:p>
          </table:table-cell>
          <table:table-cell table:formula="of:=MIN([.L15]+[.L176];[.L96])" office:value-type="float" office:value="240087" calcext:value-type="float">
            <text:p>240087</text:p>
          </table:table-cell>
          <table:table-cell table:formula="of:=MIN([.M15]+[.M176];[.M96])" office:value-type="float" office:value="239734" calcext:value-type="float">
            <text:p>239734</text:p>
          </table:table-cell>
          <table:table-cell table:formula="of:=MIN([.N15]+[.N176];[.N96])" office:value-type="float" office:value="234825" calcext:value-type="float">
            <text:p>234825</text:p>
          </table:table-cell>
          <table:table-cell table:formula="of:=MIN([.O15]+[.O176];[.O96])" office:value-type="float" office:value="229688" calcext:value-type="float">
            <text:p>229688</text:p>
          </table:table-cell>
          <table:table-cell table:formula="of:=MIN([.P15]+[.P176];[.P96])" office:value-type="float" office:value="229613" calcext:value-type="float">
            <text:p>229613</text:p>
          </table:table-cell>
          <table:table-cell table:formula="of:=MIN([.Q15]+[.Q176];[.Q96])" office:value-type="float" office:value="225289" calcext:value-type="float">
            <text:p>225289</text:p>
          </table:table-cell>
          <table:table-cell table:formula="of:=MIN([.R15]+[.R176];[.R96])" office:value-type="float" office:value="221848" calcext:value-type="float">
            <text:p>221848</text:p>
          </table:table-cell>
          <table:table-cell table:formula="of:=MIN([.S15]+[.S176];[.S96])" office:value-type="float" office:value="211978" calcext:value-type="float">
            <text:p>211978</text:p>
          </table:table-cell>
          <table:table-cell table:formula="of:=MIN([.T15]+[.T176];[.T96])" office:value-type="float" office:value="210865" calcext:value-type="float">
            <text:p>210865</text:p>
          </table:table-cell>
          <table:table-cell table:formula="of:=MIN([.U15]+[.U176];[.U96])" office:value-type="float" office:value="210700" calcext:value-type="float">
            <text:p>210700</text:p>
          </table:table-cell>
          <table:table-cell table:formula="of:=MIN([.V15]+[.V176];[.V96])" office:value-type="float" office:value="209156" calcext:value-type="float">
            <text:p>209156</text:p>
          </table:table-cell>
          <table:table-cell table:formula="of:=MIN([.W15]+[.W176];[.W96])" office:value-type="float" office:value="207977" calcext:value-type="float">
            <text:p>207977</text:p>
          </table:table-cell>
          <table:table-cell table:formula="of:=MIN([.X15]+[.X176];[.X96])" office:value-type="float" office:value="205143" calcext:value-type="float">
            <text:p>205143</text:p>
          </table:table-cell>
          <table:table-cell table:formula="of:=MIN([.Y15]+[.Y176];[.Y96])" office:value-type="float" office:value="204927" calcext:value-type="float">
            <text:p>204927</text:p>
          </table:table-cell>
          <table:table-cell table:formula="of:=MIN([.Z15]+[.Z176];[.Z96])" office:value-type="float" office:value="198751" calcext:value-type="float">
            <text:p>198751</text:p>
          </table:table-cell>
          <table:table-cell table:formula="of:=MIN([.AA15]+[.AA176];[.AA96])" office:value-type="float" office:value="198836" calcext:value-type="float">
            <text:p>198836</text:p>
          </table:table-cell>
          <table:table-cell table:formula="of:=MIN([.AB15]+[.AB176];[.AB96])" office:value-type="float" office:value="196158" calcext:value-type="float">
            <text:p>196158</text:p>
          </table:table-cell>
          <table:table-cell table:formula="of:=MIN([.AC15]+[.AC176];[.AC96])" office:value-type="float" office:value="187319" calcext:value-type="float">
            <text:p>187319</text:p>
          </table:table-cell>
          <table:table-cell table:formula="of:=MIN([.AD15]+[.AD176];[.AD96])" office:value-type="float" office:value="185291" calcext:value-type="float">
            <text:p>185291</text:p>
          </table:table-cell>
          <table:table-cell table:formula="of:=MIN([.AE15]+[.AE176];[.AE96])" office:value-type="float" office:value="180993" calcext:value-type="float">
            <text:p>180993</text:p>
          </table:table-cell>
          <table:table-cell table:formula="of:=MIN([.AF15]+[.AF176];[.AF96])" office:value-type="float" office:value="181436" calcext:value-type="float">
            <text:p>181436</text:p>
          </table:table-cell>
          <table:table-cell table:formula="of:=MIN([.AG15]+[.AG176];[.AG96])" office:value-type="float" office:value="174548" calcext:value-type="float">
            <text:p>174548</text:p>
          </table:table-cell>
          <table:table-cell table:formula="of:=MIN([.AH15]+[.AH176];[.AH96])" office:value-type="float" office:value="172621" calcext:value-type="float">
            <text:p>172621</text:p>
          </table:table-cell>
          <table:table-cell table:formula="of:=MIN([.AI15]+[.AI176];[.AI96])" office:value-type="float" office:value="173301" calcext:value-type="float">
            <text:p>173301</text:p>
          </table:table-cell>
          <table:table-cell table:formula="of:=MIN([.AJ15]+[.AJ176];[.AJ96])" office:value-type="float" office:value="164541" calcext:value-type="float">
            <text:p>164541</text:p>
          </table:table-cell>
          <table:table-cell table:formula="of:=MIN([.AK15]+[.AK176];[.AK96])" office:value-type="float" office:value="164221" calcext:value-type="float">
            <text:p>164221</text:p>
          </table:table-cell>
          <table:table-cell table:formula="of:=MIN([.AL15]+[.AL176];[.AL96])" office:value-type="float" office:value="164273" calcext:value-type="float">
            <text:p>164273</text:p>
          </table:table-cell>
          <table:table-cell table:formula="of:=MIN([.AM15]+[.AM176];[.AM96])" office:value-type="float" office:value="158072" calcext:value-type="float">
            <text:p>158072</text:p>
          </table:table-cell>
          <table:table-cell table:formula="of:=MIN([.AN15]+[.AN176];[.AN96])" office:value-type="float" office:value="150174" calcext:value-type="float">
            <text:p>150174</text:p>
          </table:table-cell>
          <table:table-cell table:formula="of:=MIN([.AO15]+[.AO176];[.AO96])" office:value-type="float" office:value="144053" calcext:value-type="float">
            <text:p>144053</text:p>
          </table:table-cell>
          <table:table-cell table:formula="of:=MIN([.AP15]+[.AP176];[.AP96])" office:value-type="float" office:value="136812" calcext:value-type="float">
            <text:p>136812</text:p>
          </table:table-cell>
          <table:table-cell table:formula="of:=MIN([.AQ15]+[.AQ176];[.AQ96])" office:value-type="float" office:value="130926" calcext:value-type="float">
            <text:p>130926</text:p>
          </table:table-cell>
          <table:table-cell table:formula="of:=MIN([.AR15]+[.AR176];[.AR96])" office:value-type="float" office:value="125112" calcext:value-type="float">
            <text:p>125112</text:p>
          </table:table-cell>
          <table:table-cell table:formula="of:=MIN([.AS15]+[.AS176];[.AS96])" office:value-type="float" office:value="122297" calcext:value-type="float">
            <text:p>122297</text:p>
          </table:table-cell>
          <table:table-cell table:formula="of:=MIN([.AT15]+[.AT176];[.AT96])" office:value-type="float" office:value="113961" calcext:value-type="float">
            <text:p>113961</text:p>
          </table:table-cell>
          <table:table-cell table:formula="of:=MIN([.AU15]+[.AU176];[.AU96])" office:value-type="float" office:value="112385" calcext:value-type="float">
            <text:p>112385</text:p>
          </table:table-cell>
          <table:table-cell table:formula="of:=MIN([.AV15]+[.AV176];[.AV96])" office:value-type="float" office:value="108071" calcext:value-type="float">
            <text:p>108071</text:p>
          </table:table-cell>
          <table:table-cell table:formula="of:=MIN([.AW15]+[.AW176];[.AW96])" office:value-type="float" office:value="104962" calcext:value-type="float">
            <text:p>104962</text:p>
          </table:table-cell>
          <table:table-cell table:formula="of:=MIN([.AX15]+[.AX176];[.AX96])" office:value-type="float" office:value="102390" calcext:value-type="float">
            <text:p>102390</text:p>
          </table:table-cell>
          <table:table-cell table:formula="of:=MIN([.AY15]+[.AY176];[.AY96])" office:value-type="float" office:value="96379" calcext:value-type="float">
            <text:p>96379</text:p>
          </table:table-cell>
          <table:table-cell table:formula="of:=MIN([.AZ15]+[.AZ176];[.AZ96])" office:value-type="float" office:value="95736" calcext:value-type="float">
            <text:p>95736</text:p>
          </table:table-cell>
          <table:table-cell table:formula="of:=MIN([.BA15]+[.BA176];[.BA96])" office:value-type="float" office:value="95633" calcext:value-type="float">
            <text:p>95633</text:p>
          </table:table-cell>
          <table:table-cell table:formula="of:=MIN([.BB15]+[.BB176];[.BB96])" office:value-type="float" office:value="88857" calcext:value-type="float">
            <text:p>88857</text:p>
          </table:table-cell>
          <table:table-cell table:formula="of:=MIN([.BC15]+[.BC176];[.BC96])" office:value-type="float" office:value="87805" calcext:value-type="float">
            <text:p>87805</text:p>
          </table:table-cell>
          <table:table-cell table:formula="of:=MIN([.BD15]+[.BD176];[.BD96])" office:value-type="float" office:value="87034" calcext:value-type="float">
            <text:p>87034</text:p>
          </table:table-cell>
          <table:table-cell table:formula="of:=MIN([.BE15]+[.BE176];[.BE96])" office:value-type="float" office:value="77303" calcext:value-type="float">
            <text:p>77303</text:p>
          </table:table-cell>
          <table:table-cell table:formula="of:=MIN([.BF15]+[.BF176];[.BF96])" office:value-type="float" office:value="70022" calcext:value-type="float">
            <text:p>70022</text:p>
          </table:table-cell>
          <table:table-cell table:formula="of:=MIN([.BG15]+[.BG176];[.BG96])" office:value-type="float" office:value="66863" calcext:value-type="float">
            <text:p>66863</text:p>
          </table:table-cell>
          <table:table-cell table:formula="of:=MIN([.BH15]+[.BH176];[.BH96])" office:value-type="float" office:value="65044" calcext:value-type="float">
            <text:p>65044</text:p>
          </table:table-cell>
          <table:table-cell table:formula="of:=MIN([.BI15]+[.BI176];[.BI96])" office:value-type="float" office:value="63710" calcext:value-type="float">
            <text:p>63710</text:p>
          </table:table-cell>
          <table:table-cell table:formula="of:=MIN([.BJ15]+[.BJ176];[.BJ96])" office:value-type="float" office:value="71380" calcext:value-type="float">
            <text:p>71380</text:p>
          </table:table-cell>
          <table:table-cell table:formula="of:=MIN([.BK15]+[.BK176];[.BK96])" office:value-type="float" office:value="65536" calcext:value-type="float">
            <text:p>65536</text:p>
          </table:table-cell>
          <table:table-cell table:formula="of:=MIN([.BL15]+[.BL176];[.BL96])" office:value-type="float" office:value="67299" calcext:value-type="float">
            <text:p>67299</text:p>
          </table:table-cell>
          <table:table-cell table:formula="of:=MIN([.BM15]+[.BM176];[.BM96])" office:value-type="float" office:value="58716" calcext:value-type="float">
            <text:p>58716</text:p>
          </table:table-cell>
          <table:table-cell table:formula="of:=MIN([.BN15]+[.BN176];[.BN96])" office:value-type="float" office:value="54082" calcext:value-type="float">
            <text:p>54082</text:p>
          </table:table-cell>
          <table:table-cell table:formula="of:=MIN([.BO15]+[.BO176];[.BO96])" office:value-type="float" office:value="52094" calcext:value-type="float">
            <text:p>52094</text:p>
          </table:table-cell>
          <table:table-cell table:formula="of:=MIN([.BP15]+[.BP176];[.BP96])" office:value-type="float" office:value="56236" calcext:value-type="float">
            <text:p>56236</text:p>
          </table:table-cell>
          <table:table-cell table:formula="of:=MIN([.BQ15]+[.BQ176];[.BQ96])" office:value-type="float" office:value="49806" calcext:value-type="float">
            <text:p>49806</text:p>
          </table:table-cell>
          <table:table-cell table:formula="of:=MIN([.BR15]+[.BR176];[.BR96])" office:value-type="float" office:value="46382" calcext:value-type="float">
            <text:p>46382</text:p>
          </table:table-cell>
          <table:table-cell table:formula="of:=MIN([.BS15]+[.BS176];[.BS96])" office:value-type="float" office:value="37900" calcext:value-type="float">
            <text:p>37900</text:p>
          </table:table-cell>
          <table:table-cell table:formula="of:=MIN([.BT15]+[.BT176];[.BT96])" office:value-type="float" office:value="33354" calcext:value-type="float">
            <text:p>33354</text:p>
          </table:table-cell>
          <table:table-cell table:formula="of:=MIN([.BU15]+[.BU176];[.BU96])" office:value-type="float" office:value="31849" calcext:value-type="float">
            <text:p>31849</text:p>
          </table:table-cell>
          <table:table-cell table:formula="of:=MIN([.BV15]+[.BV176];[.BV96])" office:value-type="float" office:value="25045" calcext:value-type="float">
            <text:p>25045</text:p>
          </table:table-cell>
          <table:table-cell table:formula="of:=MIN([.BW15]+[.BW176];[.BW96])" office:value-type="float" office:value="22438" calcext:value-type="float">
            <text:p>22438</text:p>
          </table:table-cell>
          <table:table-cell table:formula="of:=MIN([.BX15]+[.BX176];[.BX96])" office:value-type="float" office:value="13017" calcext:value-type="float">
            <text:p>13017</text:p>
          </table:table-cell>
          <table:table-cell table:formula="of:=MIN([.BY15]+[.BY176];[.BY96])" office:value-type="float" office:value="15920" calcext:value-type="float">
            <text:p>15920</text:p>
          </table:table-cell>
          <table:table-cell table:formula="of:=MIN([.BZ15]+[.BZ176];[.BZ96])" office:value-type="float" office:value="16102" calcext:value-type="float">
            <text:p>16102</text:p>
          </table:table-cell>
          <table:table-cell table:formula="of:=MIN([.CA15]+[.CA176];[.CA96])" office:value-type="float" office:value="12538" calcext:value-type="float">
            <text:p>12538</text:p>
          </table:table-cell>
          <table:table-cell table:formula="of:=[.CB96]" office:value-type="float" office:value="6672" calcext:value-type="float">
            <text:p>6672</text:p>
          </table:table-cell>
        </table:table-row>
        <table:table-row table:style-name="ro1">
          <table:table-cell table:formula="of:=MIN([.A16]+[.A177];[.A97])" office:value-type="float" office:value="278299" calcext:value-type="float">
            <text:p>278299</text:p>
          </table:table-cell>
          <table:table-cell table:formula="of:=MIN([.B16]+[.B177];[.B97])" office:value-type="float" office:value="268429" calcext:value-type="float">
            <text:p>268429</text:p>
          </table:table-cell>
          <table:table-cell table:formula="of:=MIN([.C16]+[.C177];[.C97])" office:value-type="float" office:value="268277" calcext:value-type="float">
            <text:p>268277</text:p>
          </table:table-cell>
          <table:table-cell table:formula="of:=MIN([.D16]+[.D177];[.D97])" office:value-type="float" office:value="266719" calcext:value-type="float">
            <text:p>266719</text:p>
          </table:table-cell>
          <table:table-cell table:formula="of:=MIN([.E16]+[.E177];[.E97])" office:value-type="float" office:value="269448" calcext:value-type="float">
            <text:p>269448</text:p>
          </table:table-cell>
          <table:table-cell table:formula="of:=MIN([.F16]+[.F177];[.F97])" office:value-type="float" office:value="266675" calcext:value-type="float">
            <text:p>266675</text:p>
          </table:table-cell>
          <table:table-cell table:formula="of:=MIN([.G16]+[.G177];[.G97])" office:value-type="float" office:value="263699" calcext:value-type="float">
            <text:p>263699</text:p>
          </table:table-cell>
          <table:table-cell table:formula="of:=MIN([.H16]+[.H177];[.H97])" office:value-type="float" office:value="259584" calcext:value-type="float">
            <text:p>259584</text:p>
          </table:table-cell>
          <table:table-cell table:formula="of:=MIN([.I16]+[.I177];[.I97])" office:value-type="float" office:value="261773" calcext:value-type="float">
            <text:p>261773</text:p>
          </table:table-cell>
          <table:table-cell table:formula="of:=MIN([.J16]+[.J177];[.J97])" office:value-type="float" office:value="253801" calcext:value-type="float">
            <text:p>253801</text:p>
          </table:table-cell>
          <table:table-cell table:formula="of:=MIN([.K16]+[.K177];[.K97])" office:value-type="float" office:value="248593" calcext:value-type="float">
            <text:p>248593</text:p>
          </table:table-cell>
          <table:table-cell table:formula="of:=MIN([.L16]+[.L177];[.L97])" office:value-type="float" office:value="249746" calcext:value-type="float">
            <text:p>249746</text:p>
          </table:table-cell>
          <table:table-cell table:formula="of:=MIN([.M16]+[.M177];[.M97])" office:value-type="float" office:value="248111" calcext:value-type="float">
            <text:p>248111</text:p>
          </table:table-cell>
          <table:table-cell table:formula="of:=MIN([.N16]+[.N177];[.N97])" office:value-type="float" office:value="242580" calcext:value-type="float">
            <text:p>242580</text:p>
          </table:table-cell>
          <table:table-cell table:formula="of:=MIN([.O16]+[.O177];[.O97])" office:value-type="float" office:value="232855" calcext:value-type="float">
            <text:p>232855</text:p>
          </table:table-cell>
          <table:table-cell table:formula="of:=MIN([.P16]+[.P177];[.P97])" office:value-type="float" office:value="227805" calcext:value-type="float">
            <text:p>227805</text:p>
          </table:table-cell>
          <table:table-cell table:formula="of:=MIN([.Q16]+[.Q177];[.Q97])" office:value-type="float" office:value="222462" calcext:value-type="float">
            <text:p>222462</text:p>
          </table:table-cell>
          <table:table-cell table:formula="of:=MIN([.R16]+[.R177];[.R97])" office:value-type="float" office:value="219923" calcext:value-type="float">
            <text:p>219923</text:p>
          </table:table-cell>
          <table:table-cell table:formula="of:=MIN([.S16]+[.S177];[.S97])" office:value-type="float" office:value="213822" calcext:value-type="float">
            <text:p>213822</text:p>
          </table:table-cell>
          <table:table-cell table:formula="of:=MIN([.T16]+[.T177];[.T97])" office:value-type="float" office:value="220565" calcext:value-type="float">
            <text:p>220565</text:p>
          </table:table-cell>
          <table:table-cell table:formula="of:=MIN([.U16]+[.U177];[.U97])" office:value-type="float" office:value="218450" calcext:value-type="float">
            <text:p>218450</text:p>
          </table:table-cell>
          <table:table-cell table:formula="of:=MIN([.V16]+[.V177];[.V97])" office:value-type="float" office:value="217270" calcext:value-type="float">
            <text:p>217270</text:p>
          </table:table-cell>
          <table:table-cell table:formula="of:=MIN([.W16]+[.W177];[.W97])" office:value-type="float" office:value="209938" calcext:value-type="float">
            <text:p>209938</text:p>
          </table:table-cell>
          <table:table-cell table:formula="of:=MIN([.X16]+[.X177];[.X97])" office:value-type="float" office:value="204581" calcext:value-type="float">
            <text:p>204581</text:p>
          </table:table-cell>
          <table:table-cell table:formula="of:=MIN([.Y16]+[.Y177];[.Y97])" office:value-type="float" office:value="205268" calcext:value-type="float">
            <text:p>205268</text:p>
          </table:table-cell>
          <table:table-cell table:formula="of:=MIN([.Z16]+[.Z177];[.Z97])" office:value-type="float" office:value="196438" calcext:value-type="float">
            <text:p>196438</text:p>
          </table:table-cell>
          <table:table-cell table:formula="of:=MIN([.AA16]+[.AA177];[.AA97])" office:value-type="float" office:value="192000" calcext:value-type="float">
            <text:p>192000</text:p>
          </table:table-cell>
          <table:table-cell table:formula="of:=MIN([.AB16]+[.AB177];[.AB97])" office:value-type="float" office:value="193878" calcext:value-type="float">
            <text:p>193878</text:p>
          </table:table-cell>
          <table:table-cell table:formula="of:=MIN([.AC16]+[.AC177];[.AC97])" office:value-type="float" office:value="184333" calcext:value-type="float">
            <text:p>184333</text:p>
          </table:table-cell>
          <table:table-cell table:formula="of:=MIN([.AD16]+[.AD177];[.AD97])" office:value-type="float" office:value="175837" calcext:value-type="float">
            <text:p>175837</text:p>
          </table:table-cell>
          <table:table-cell table:formula="of:=MIN([.AE16]+[.AE177];[.AE97])" office:value-type="float" office:value="175794" calcext:value-type="float">
            <text:p>175794</text:p>
          </table:table-cell>
          <table:table-cell table:formula="of:=MIN([.AF16]+[.AF177];[.AF97])" office:value-type="float" office:value="176479" calcext:value-type="float">
            <text:p>176479</text:p>
          </table:table-cell>
          <table:table-cell table:formula="of:=MIN([.AG16]+[.AG177];[.AG97])" office:value-type="float" office:value="176152" calcext:value-type="float">
            <text:p>176152</text:p>
          </table:table-cell>
          <table:table-cell table:formula="of:=MIN([.AH16]+[.AH177];[.AH97])" office:value-type="float" office:value="166755" calcext:value-type="float">
            <text:p>166755</text:p>
          </table:table-cell>
          <table:table-cell table:formula="of:=MIN([.AI16]+[.AI177];[.AI97])" office:value-type="float" office:value="166649" calcext:value-type="float">
            <text:p>166649</text:p>
          </table:table-cell>
          <table:table-cell table:formula="of:=MIN([.AJ16]+[.AJ177];[.AJ97])" office:value-type="float" office:value="168296" calcext:value-type="float">
            <text:p>168296</text:p>
          </table:table-cell>
          <table:table-cell table:formula="of:=MIN([.AK16]+[.AK177];[.AK97])" office:value-type="float" office:value="163159" calcext:value-type="float">
            <text:p>163159</text:p>
          </table:table-cell>
          <table:table-cell table:formula="of:=MIN([.AL16]+[.AL177];[.AL97])" office:value-type="float" office:value="155977" calcext:value-type="float">
            <text:p>155977</text:p>
          </table:table-cell>
          <table:table-cell table:formula="of:=MIN([.AM16]+[.AM177];[.AM97])" office:value-type="float" office:value="152311" calcext:value-type="float">
            <text:p>152311</text:p>
          </table:table-cell>
          <table:table-cell table:formula="of:=MIN([.AN16]+[.AN177];[.AN97])" office:value-type="float" office:value="144812" calcext:value-type="float">
            <text:p>144812</text:p>
          </table:table-cell>
          <table:table-cell table:formula="of:=MIN([.AO16]+[.AO177];[.AO97])" office:value-type="float" office:value="142676" calcext:value-type="float">
            <text:p>142676</text:p>
          </table:table-cell>
          <table:table-cell table:formula="of:=MIN([.AP16]+[.AP177];[.AP97])" office:value-type="float" office:value="140530" calcext:value-type="float">
            <text:p>140530</text:p>
          </table:table-cell>
          <table:table-cell table:formula="of:=MIN([.AQ16]+[.AQ177];[.AQ97])" office:value-type="float" office:value="134257" calcext:value-type="float">
            <text:p>134257</text:p>
          </table:table-cell>
          <table:table-cell table:formula="of:=MIN([.AR16]+[.AR177];[.AR97])" office:value-type="float" office:value="129243" calcext:value-type="float">
            <text:p>129243</text:p>
          </table:table-cell>
          <table:table-cell table:formula="of:=MIN([.AS16]+[.AS177];[.AS97])" office:value-type="float" office:value="125513" calcext:value-type="float">
            <text:p>125513</text:p>
          </table:table-cell>
          <table:table-cell table:formula="of:=MIN([.AT16]+[.AT177];[.AT97])" office:value-type="float" office:value="117874" calcext:value-type="float">
            <text:p>117874</text:p>
          </table:table-cell>
          <table:table-cell table:formula="of:=MIN([.AU16]+[.AU177];[.AU97])" office:value-type="float" office:value="118956" calcext:value-type="float">
            <text:p>118956</text:p>
          </table:table-cell>
          <table:table-cell table:formula="of:=MIN([.AV16]+[.AV177];[.AV97])" office:value-type="float" office:value="115655" calcext:value-type="float">
            <text:p>115655</text:p>
          </table:table-cell>
          <table:table-cell table:formula="of:=MIN([.AW16]+[.AW177];[.AW97])" office:value-type="float" office:value="108387" calcext:value-type="float">
            <text:p>108387</text:p>
          </table:table-cell>
          <table:table-cell table:formula="of:=MIN([.AX16]+[.AX177];[.AX97])" office:value-type="float" office:value="98684" calcext:value-type="float">
            <text:p>98684</text:p>
          </table:table-cell>
          <table:table-cell table:formula="of:=MIN([.AY16]+[.AY177];[.AY97])" office:value-type="float" office:value="94293" calcext:value-type="float">
            <text:p>94293</text:p>
          </table:table-cell>
          <table:table-cell table:formula="of:=MIN([.AZ16]+[.AZ177];[.AZ97])" office:value-type="float" office:value="86675" calcext:value-type="float">
            <text:p>86675</text:p>
          </table:table-cell>
          <table:table-cell table:formula="of:=MIN([.BA16]+[.BA177];[.BA97])" office:value-type="float" office:value="86230" calcext:value-type="float">
            <text:p>86230</text:p>
          </table:table-cell>
          <table:table-cell table:formula="of:=MIN([.BB16]+[.BB177];[.BB97])" office:value-type="float" office:value="84910" calcext:value-type="float">
            <text:p>84910</text:p>
          </table:table-cell>
          <table:table-cell table:formula="of:=MIN([.BC16]+[.BC177];[.BC97])" office:value-type="float" office:value="84905" calcext:value-type="float">
            <text:p>84905</text:p>
          </table:table-cell>
          <table:table-cell table:formula="of:=MIN([.BD16]+[.BD177];[.BD97])" office:value-type="float" office:value="84059" calcext:value-type="float">
            <text:p>84059</text:p>
          </table:table-cell>
          <table:table-cell table:formula="of:=MIN([.BE16]+[.BE177];[.BE97])" office:value-type="float" office:value="82503" calcext:value-type="float">
            <text:p>82503</text:p>
          </table:table-cell>
          <table:table-cell table:formula="of:=MIN([.BF16]+[.BF177];[.BF97])" office:value-type="float" office:value="79213" calcext:value-type="float">
            <text:p>79213</text:p>
          </table:table-cell>
          <table:table-cell table:formula="of:=MIN([.BG16]+[.BG177];[.BG97])" office:value-type="float" office:value="71571" calcext:value-type="float">
            <text:p>71571</text:p>
          </table:table-cell>
          <table:table-cell table:formula="of:=MIN([.BH16]+[.BH177];[.BH97])" office:value-type="float" office:value="74750" calcext:value-type="float">
            <text:p>74750</text:p>
          </table:table-cell>
          <table:table-cell table:formula="of:=MIN([.BI16]+[.BI177];[.BI97])" office:value-type="float" office:value="70649" calcext:value-type="float">
            <text:p>70649</text:p>
          </table:table-cell>
          <table:table-cell table:formula="of:=MIN([.BJ16]+[.BJ177];[.BJ97])" office:value-type="float" office:value="79317" calcext:value-type="float">
            <text:p>79317</text:p>
          </table:table-cell>
          <table:table-cell table:formula="of:=MIN([.BK16]+[.BK177];[.BK97])" office:value-type="float" office:value="74262" calcext:value-type="float">
            <text:p>74262</text:p>
          </table:table-cell>
          <table:table-cell table:formula="of:=MIN([.BL16]+[.BL177];[.BL97])" office:value-type="float" office:value="67948" calcext:value-type="float">
            <text:p>67948</text:p>
          </table:table-cell>
          <table:table-cell table:formula="of:=MIN([.BM16]+[.BM177];[.BM97])" office:value-type="float" office:value="58566" calcext:value-type="float">
            <text:p>58566</text:p>
          </table:table-cell>
          <table:table-cell table:formula="of:=MIN([.BN16]+[.BN177];[.BN97])" office:value-type="float" office:value="53350" calcext:value-type="float">
            <text:p>53350</text:p>
          </table:table-cell>
          <table:table-cell table:formula="of:=MIN([.BO16]+[.BO177];[.BO97])" office:value-type="float" office:value="49665" calcext:value-type="float">
            <text:p>49665</text:p>
          </table:table-cell>
          <table:table-cell table:formula="of:=MIN([.BP16]+[.BP177];[.BP97])" office:value-type="float" office:value="55827" calcext:value-type="float">
            <text:p>55827</text:p>
          </table:table-cell>
          <table:table-cell table:formula="of:=MIN([.BQ16]+[.BQ177];[.BQ97])" office:value-type="float" office:value="52913" calcext:value-type="float">
            <text:p>52913</text:p>
          </table:table-cell>
          <table:table-cell table:formula="of:=MIN([.BR16]+[.BR177];[.BR97])" office:value-type="float" office:value="44759" calcext:value-type="float">
            <text:p>44759</text:p>
          </table:table-cell>
          <table:table-cell table:formula="of:=MIN([.BS16]+[.BS177];[.BS97])" office:value-type="float" office:value="44897" calcext:value-type="float">
            <text:p>44897</text:p>
          </table:table-cell>
          <table:table-cell table:formula="of:=MIN([.BT16]+[.BT177];[.BT97])" office:value-type="float" office:value="34913" calcext:value-type="float">
            <text:p>34913</text:p>
          </table:table-cell>
          <table:table-cell table:formula="of:=MIN([.BU16]+[.BU177];[.BU97])" office:value-type="float" office:value="32287" calcext:value-type="float">
            <text:p>32287</text:p>
          </table:table-cell>
          <table:table-cell table:formula="of:=MIN([.BV16]+[.BV177];[.BV97])" office:value-type="float" office:value="22849" calcext:value-type="float">
            <text:p>22849</text:p>
          </table:table-cell>
          <table:table-cell table:formula="of:=MIN([.BW16]+[.BW177];[.BW97])" office:value-type="float" office:value="18682" calcext:value-type="float">
            <text:p>18682</text:p>
          </table:table-cell>
          <table:table-cell table:formula="of:=MIN([.BX16]+[.BX177];[.BX97])" office:value-type="float" office:value="12331" calcext:value-type="float">
            <text:p>12331</text:p>
          </table:table-cell>
          <table:table-cell table:formula="of:=MIN([.BY16]+[.BY177];[.BY97])" office:value-type="float" office:value="7271" calcext:value-type="float">
            <text:p>7271</text:p>
          </table:table-cell>
          <table:table-cell table:formula="of:=MIN([.BZ16]+[.BZ177];[.BZ97])" office:value-type="float" office:value="7242" calcext:value-type="float">
            <text:p>7242</text:p>
          </table:table-cell>
          <table:table-cell table:formula="of:=MIN([.CA16]+[.CA177];[.CA97])" office:value-type="float" office:value="6024" calcext:value-type="float">
            <text:p>6024</text:p>
          </table:table-cell>
          <table:table-cell table:formula="of:=[.CB97]" office:value-type="float" office:value="4785" calcext:value-type="float">
            <text:p>4785</text:p>
          </table:table-cell>
        </table:table-row>
        <table:table-row table:style-name="ro1">
          <table:table-cell table:formula="of:=MIN([.A17]+[.A178];[.A98])" office:value-type="float" office:value="273834" calcext:value-type="float">
            <text:p>273834</text:p>
          </table:table-cell>
          <table:table-cell table:formula="of:=MIN([.B17]+[.B178];[.B98])" office:value-type="float" office:value="273642" calcext:value-type="float">
            <text:p>273642</text:p>
          </table:table-cell>
          <table:table-cell table:formula="of:=MIN([.C17]+[.C178];[.C98])" office:value-type="float" office:value="276574" calcext:value-type="float">
            <text:p>276574</text:p>
          </table:table-cell>
          <table:table-cell table:formula="of:=MIN([.D17]+[.D178];[.D98])" office:value-type="float" office:value="275693" calcext:value-type="float">
            <text:p>275693</text:p>
          </table:table-cell>
          <table:table-cell table:formula="of:=MIN([.E17]+[.E178];[.E98])" office:value-type="float" office:value="273325" calcext:value-type="float">
            <text:p>273325</text:p>
          </table:table-cell>
          <table:table-cell table:formula="of:=MIN([.F17]+[.F178];[.F98])" office:value-type="float" office:value="273446" calcext:value-type="float">
            <text:p>273446</text:p>
          </table:table-cell>
          <table:table-cell table:formula="of:=MIN([.G17]+[.G178];[.G98])" office:value-type="float" office:value="266480" calcext:value-type="float">
            <text:p>266480</text:p>
          </table:table-cell>
          <table:table-cell table:formula="of:=MIN([.H17]+[.H178];[.H98])" office:value-type="float" office:value="260763" calcext:value-type="float">
            <text:p>260763</text:p>
          </table:table-cell>
          <table:table-cell table:formula="of:=MIN([.I17]+[.I178];[.I98])" office:value-type="float" office:value="265003" calcext:value-type="float">
            <text:p>265003</text:p>
          </table:table-cell>
          <table:table-cell table:formula="of:=MIN([.J17]+[.J178];[.J98])" office:value-type="float" office:value="258480" calcext:value-type="float">
            <text:p>258480</text:p>
          </table:table-cell>
          <table:table-cell table:formula="of:=MIN([.K17]+[.K178];[.K98])" office:value-type="float" office:value="258106" calcext:value-type="float">
            <text:p>258106</text:p>
          </table:table-cell>
          <table:table-cell table:formula="of:=MIN([.L17]+[.L178];[.L98])" office:value-type="float" office:value="251227" calcext:value-type="float">
            <text:p>251227</text:p>
          </table:table-cell>
          <table:table-cell table:formula="of:=MIN([.M17]+[.M178];[.M98])" office:value-type="float" office:value="250554" calcext:value-type="float">
            <text:p>250554</text:p>
          </table:table-cell>
          <table:table-cell table:formula="of:=MIN([.N17]+[.N178];[.N98])" office:value-type="float" office:value="247513" calcext:value-type="float">
            <text:p>247513</text:p>
          </table:table-cell>
          <table:table-cell table:formula="of:=MIN([.O17]+[.O178];[.O98])" office:value-type="float" office:value="242158" calcext:value-type="float">
            <text:p>242158</text:p>
          </table:table-cell>
          <table:table-cell table:formula="of:=MIN([.P17]+[.P178];[.P98])" office:value-type="float" office:value="233005" calcext:value-type="float">
            <text:p>233005</text:p>
          </table:table-cell>
          <table:table-cell table:formula="of:=MIN([.Q17]+[.Q178];[.Q98])" office:value-type="float" office:value="223851" calcext:value-type="float">
            <text:p>223851</text:p>
          </table:table-cell>
          <table:table-cell table:formula="of:=MIN([.R17]+[.R178];[.R98])" office:value-type="float" office:value="228625" calcext:value-type="float">
            <text:p>228625</text:p>
          </table:table-cell>
          <table:table-cell table:formula="of:=MIN([.S17]+[.S178];[.S98])" office:value-type="float" office:value="220411" calcext:value-type="float">
            <text:p>220411</text:p>
          </table:table-cell>
          <table:table-cell table:formula="of:=MIN([.T17]+[.T178];[.T98])" office:value-type="float" office:value="224811" calcext:value-type="float">
            <text:p>224811</text:p>
          </table:table-cell>
          <table:table-cell table:formula="of:=MIN([.U17]+[.U178];[.U98])" office:value-type="float" office:value="216993" calcext:value-type="float">
            <text:p>216993</text:p>
          </table:table-cell>
          <table:table-cell table:formula="of:=MIN([.V17]+[.V178];[.V98])" office:value-type="float" office:value="210657" calcext:value-type="float">
            <text:p>210657</text:p>
          </table:table-cell>
          <table:table-cell table:formula="of:=MIN([.W17]+[.W178];[.W98])" office:value-type="float" office:value="207118" calcext:value-type="float">
            <text:p>207118</text:p>
          </table:table-cell>
          <table:table-cell table:formula="of:=MIN([.X17]+[.X178];[.X98])" office:value-type="float" office:value="201580" calcext:value-type="float">
            <text:p>201580</text:p>
          </table:table-cell>
          <table:table-cell table:formula="of:=MIN([.Y17]+[.Y178];[.Y98])" office:value-type="float" office:value="205149" calcext:value-type="float">
            <text:p>205149</text:p>
          </table:table-cell>
          <table:table-cell table:formula="of:=MIN([.Z17]+[.Z178];[.Z98])" office:value-type="float" office:value="198503" calcext:value-type="float">
            <text:p>198503</text:p>
          </table:table-cell>
          <table:table-cell table:formula="of:=MIN([.AA17]+[.AA178];[.AA98])" office:value-type="float" office:value="191801" calcext:value-type="float">
            <text:p>191801</text:p>
          </table:table-cell>
          <table:table-cell table:formula="of:=MIN([.AB17]+[.AB178];[.AB98])" office:value-type="float" office:value="185535" calcext:value-type="float">
            <text:p>185535</text:p>
          </table:table-cell>
          <table:table-cell table:formula="of:=MIN([.AC17]+[.AC178];[.AC98])" office:value-type="float" office:value="182776" calcext:value-type="float">
            <text:p>182776</text:p>
          </table:table-cell>
          <table:table-cell table:formula="of:=MIN([.AD17]+[.AD178];[.AD98])" office:value-type="float" office:value="178168" calcext:value-type="float">
            <text:p>178168</text:p>
          </table:table-cell>
          <table:table-cell table:formula="of:=MIN([.AE17]+[.AE178];[.AE98])" office:value-type="float" office:value="173716" calcext:value-type="float">
            <text:p>173716</text:p>
          </table:table-cell>
          <table:table-cell table:formula="of:=MIN([.AF17]+[.AF178];[.AF98])" office:value-type="float" office:value="183372" calcext:value-type="float">
            <text:p>183372</text:p>
          </table:table-cell>
          <table:table-cell table:formula="of:=MIN([.AG17]+[.AG178];[.AG98])" office:value-type="float" office:value="175002" calcext:value-type="float">
            <text:p>175002</text:p>
          </table:table-cell>
          <table:table-cell table:formula="of:=MIN([.AH17]+[.AH178];[.AH98])" office:value-type="float" office:value="166938" calcext:value-type="float">
            <text:p>166938</text:p>
          </table:table-cell>
          <table:table-cell table:formula="of:=MIN([.AI17]+[.AI178];[.AI98])" office:value-type="float" office:value="160559" calcext:value-type="float">
            <text:p>160559</text:p>
          </table:table-cell>
          <table:table-cell table:formula="of:=MIN([.AJ17]+[.AJ178];[.AJ98])" office:value-type="float" office:value="160115" calcext:value-type="float">
            <text:p>160115</text:p>
          </table:table-cell>
          <table:table-cell table:formula="of:=MIN([.AK17]+[.AK178];[.AK98])" office:value-type="float" office:value="154513" calcext:value-type="float">
            <text:p>154513</text:p>
          </table:table-cell>
          <table:table-cell table:formula="of:=MIN([.AL17]+[.AL178];[.AL98])" office:value-type="float" office:value="149563" calcext:value-type="float">
            <text:p>149563</text:p>
          </table:table-cell>
          <table:table-cell table:formula="of:=MIN([.AM17]+[.AM178];[.AM98])" office:value-type="float" office:value="147753" calcext:value-type="float">
            <text:p>147753</text:p>
          </table:table-cell>
          <table:table-cell table:formula="of:=MIN([.AN17]+[.AN178];[.AN98])" office:value-type="float" office:value="139362" calcext:value-type="float">
            <text:p>139362</text:p>
          </table:table-cell>
          <table:table-cell table:formula="of:=MIN([.AO17]+[.AO178];[.AO98])" office:value-type="float" office:value="137826" calcext:value-type="float">
            <text:p>137826</text:p>
          </table:table-cell>
          <table:table-cell table:formula="of:=MIN([.AP17]+[.AP178];[.AP98])" office:value-type="float" office:value="138540" calcext:value-type="float">
            <text:p>138540</text:p>
          </table:table-cell>
          <table:table-cell table:formula="of:=MIN([.AQ17]+[.AQ178];[.AQ98])" office:value-type="float" office:value="129826" calcext:value-type="float">
            <text:p>129826</text:p>
          </table:table-cell>
          <table:table-cell table:formula="of:=MIN([.AR17]+[.AR178];[.AR98])" office:value-type="float" office:value="128648" calcext:value-type="float">
            <text:p>128648</text:p>
          </table:table-cell>
          <table:table-cell table:formula="of:=MIN([.AS17]+[.AS178];[.AS98])" office:value-type="float" office:value="123466" calcext:value-type="float">
            <text:p>123466</text:p>
          </table:table-cell>
          <table:table-cell table:formula="of:=MIN([.AT17]+[.AT178];[.AT98])" office:value-type="float" office:value="117603" calcext:value-type="float">
            <text:p>117603</text:p>
          </table:table-cell>
          <table:table-cell table:formula="of:=MIN([.AU17]+[.AU178];[.AU98])" office:value-type="float" office:value="112493" calcext:value-type="float">
            <text:p>112493</text:p>
          </table:table-cell>
          <table:table-cell table:formula="of:=MIN([.AV17]+[.AV178];[.AV98])" office:value-type="float" office:value="107121" calcext:value-type="float">
            <text:p>107121</text:p>
          </table:table-cell>
          <table:table-cell table:formula="of:=MIN([.AW17]+[.AW178];[.AW98])" office:value-type="float" office:value="102167" calcext:value-type="float">
            <text:p>102167</text:p>
          </table:table-cell>
          <table:table-cell table:formula="of:=MIN([.AX17]+[.AX178];[.AX98])" office:value-type="float" office:value="100189" calcext:value-type="float">
            <text:p>100189</text:p>
          </table:table-cell>
          <table:table-cell table:formula="of:=MIN([.AY17]+[.AY178];[.AY98])" office:value-type="float" office:value="97218" calcext:value-type="float">
            <text:p>97218</text:p>
          </table:table-cell>
          <table:table-cell table:formula="of:=MIN([.AZ17]+[.AZ178];[.AZ98])" office:value-type="float" office:value="91538" calcext:value-type="float">
            <text:p>91538</text:p>
          </table:table-cell>
          <table:table-cell table:formula="of:=MIN([.BA17]+[.BA178];[.BA98])" office:value-type="float" office:value="88485" calcext:value-type="float">
            <text:p>88485</text:p>
          </table:table-cell>
          <table:table-cell table:formula="of:=MIN([.BB17]+[.BB178];[.BB98])" office:value-type="float" office:value="87641" calcext:value-type="float">
            <text:p>87641</text:p>
          </table:table-cell>
          <table:table-cell table:formula="of:=MIN([.BC17]+[.BC178];[.BC98])" office:value-type="float" office:value="83011" calcext:value-type="float">
            <text:p>83011</text:p>
          </table:table-cell>
          <table:table-cell table:formula="of:=MIN([.BD17]+[.BD178];[.BD98])" office:value-type="float" office:value="77288" calcext:value-type="float">
            <text:p>77288</text:p>
          </table:table-cell>
          <table:table-cell table:formula="of:=MIN([.BE17]+[.BE178];[.BE98])" office:value-type="float" office:value="75120" calcext:value-type="float">
            <text:p>75120</text:p>
          </table:table-cell>
          <table:table-cell table:formula="of:=MIN([.BF17]+[.BF178];[.BF98])" office:value-type="float" office:value="74582" calcext:value-type="float">
            <text:p>74582</text:p>
          </table:table-cell>
          <table:table-cell table:formula="of:=MIN([.BG17]+[.BG178];[.BG98])" office:value-type="float" office:value="72890" calcext:value-type="float">
            <text:p>72890</text:p>
          </table:table-cell>
          <table:table-cell table:formula="of:=MIN([.BH17]+[.BH178];[.BH98])" office:value-type="float" office:value="78629" calcext:value-type="float">
            <text:p>78629</text:p>
          </table:table-cell>
          <table:table-cell table:formula="of:=MIN([.BI17]+[.BI178];[.BI98])" office:value-type="float" office:value="71089" calcext:value-type="float">
            <text:p>71089</text:p>
          </table:table-cell>
          <table:table-cell table:formula="of:=MIN([.BJ17]+[.BJ178];[.BJ98])" office:value-type="float" office:value="77862" calcext:value-type="float">
            <text:p>77862</text:p>
          </table:table-cell>
          <table:table-cell table:formula="of:=MIN([.BK17]+[.BK178];[.BK98])" office:value-type="float" office:value="71432" calcext:value-type="float">
            <text:p>71432</text:p>
          </table:table-cell>
          <table:table-cell table:formula="of:=MIN([.BL17]+[.BL178];[.BL98])" office:value-type="float" office:value="68217" calcext:value-type="float">
            <text:p>68217</text:p>
          </table:table-cell>
          <table:table-cell table:formula="of:=MIN([.BM17]+[.BM178];[.BM98])" office:value-type="float" office:value="60505" calcext:value-type="float">
            <text:p>60505</text:p>
          </table:table-cell>
          <table:table-cell table:formula="of:=MIN([.BN17]+[.BN178];[.BN98])" office:value-type="float" office:value="53120" calcext:value-type="float">
            <text:p>53120</text:p>
          </table:table-cell>
          <table:table-cell table:formula="of:=MIN([.BO17]+[.BO178];[.BO98])" office:value-type="float" office:value="47418" calcext:value-type="float">
            <text:p>47418</text:p>
          </table:table-cell>
          <table:table-cell table:formula="of:=MIN([.BP17]+[.BP178];[.BP98])" office:value-type="float" office:value="46798" calcext:value-type="float">
            <text:p>46798</text:p>
          </table:table-cell>
          <table:table-cell table:formula="of:=MIN([.BQ17]+[.BQ178];[.BQ98])" office:value-type="float" office:value="46157" calcext:value-type="float">
            <text:p>46157</text:p>
          </table:table-cell>
          <table:table-cell table:formula="of:=MIN([.BR17]+[.BR178];[.BR98])" office:value-type="float" office:value="43021" calcext:value-type="float">
            <text:p>43021</text:p>
          </table:table-cell>
          <table:table-cell table:formula="of:=MIN([.BS17]+[.BS178];[.BS98])" office:value-type="float" office:value="35671" calcext:value-type="float">
            <text:p>35671</text:p>
          </table:table-cell>
          <table:table-cell table:formula="of:=MIN([.BT17]+[.BT178];[.BT98])" office:value-type="float" office:value="34193" calcext:value-type="float">
            <text:p>34193</text:p>
          </table:table-cell>
          <table:table-cell table:formula="of:=MIN([.BU17]+[.BU178];[.BU98])" office:value-type="float" office:value="31038" calcext:value-type="float">
            <text:p>31038</text:p>
          </table:table-cell>
          <table:table-cell table:formula="of:=MIN([.BV17]+[.BV178];[.BV98])" office:value-type="float" office:value="28218" calcext:value-type="float">
            <text:p>28218</text:p>
          </table:table-cell>
          <table:table-cell table:formula="of:=MIN([.BW17]+[.BW178];[.BW98])" office:value-type="float" office:value="19109" calcext:value-type="float">
            <text:p>19109</text:p>
          </table:table-cell>
          <table:table-cell table:formula="of:=MIN([.BX17]+[.BX178];[.BX98])" office:value-type="float" office:value="12848" calcext:value-type="float">
            <text:p>12848</text:p>
          </table:table-cell>
          <table:table-cell table:formula="of:=MIN([.BY17]+[.BY178];[.BY98])" office:value-type="float" office:value="11726" calcext:value-type="float">
            <text:p>11726</text:p>
          </table:table-cell>
          <table:table-cell table:formula="of:=MIN([.BZ17]+[.BZ178];[.BZ98])" office:value-type="float" office:value="7256" calcext:value-type="float">
            <text:p>7256</text:p>
          </table:table-cell>
          <table:table-cell table:formula="of:=MIN([.CA17]+[.CA178];[.CA98])" office:value-type="float" office:value="10588" calcext:value-type="float">
            <text:p>10588</text:p>
          </table:table-cell>
          <table:table-cell table:formula="of:=[.CB98]" office:value-type="float" office:value="2095" calcext:value-type="float">
            <text:p>2095</text:p>
          </table:table-cell>
        </table:table-row>
        <table:table-row table:style-name="ro1">
          <table:table-cell table:formula="of:=MIN([.A18]+[.A179];[.A99])" office:value-type="float" office:value="274880" calcext:value-type="float">
            <text:p>274880</text:p>
          </table:table-cell>
          <table:table-cell table:formula="of:=MIN([.B18]+[.B179];[.B99])" office:value-type="float" office:value="275168" calcext:value-type="float">
            <text:p>275168</text:p>
          </table:table-cell>
          <table:table-cell table:formula="of:=MIN([.C18]+[.C179];[.C99])" office:value-type="float" office:value="275849" calcext:value-type="float">
            <text:p>275849</text:p>
          </table:table-cell>
          <table:table-cell table:formula="of:=MIN([.D18]+[.D179];[.D99])" office:value-type="float" office:value="269767" calcext:value-type="float">
            <text:p>269767</text:p>
          </table:table-cell>
          <table:table-cell table:formula="of:=MIN([.E18]+[.E179];[.E99])" office:value-type="float" office:value="269293" calcext:value-type="float">
            <text:p>269293</text:p>
          </table:table-cell>
          <table:table-cell table:formula="of:=MIN([.F18]+[.F179];[.F99])" office:value-type="float" office:value="270214" calcext:value-type="float">
            <text:p>270214</text:p>
          </table:table-cell>
          <table:table-cell table:formula="of:=MIN([.G18]+[.G179];[.G99])" office:value-type="float" office:value="265085" calcext:value-type="float">
            <text:p>265085</text:p>
          </table:table-cell>
          <table:table-cell table:formula="of:=MIN([.H18]+[.H179];[.H99])" office:value-type="float" office:value="265924" calcext:value-type="float">
            <text:p>265924</text:p>
          </table:table-cell>
          <table:table-cell table:formula="of:=MIN([.I18]+[.I179];[.I99])" office:value-type="float" office:value="260836" calcext:value-type="float">
            <text:p>260836</text:p>
          </table:table-cell>
          <table:table-cell table:formula="of:=MIN([.J18]+[.J179];[.J99])" office:value-type="float" office:value="264243" calcext:value-type="float">
            <text:p>264243</text:p>
          </table:table-cell>
          <table:table-cell table:formula="of:=MIN([.K18]+[.K179];[.K99])" office:value-type="float" office:value="266180" calcext:value-type="float">
            <text:p>266180</text:p>
          </table:table-cell>
          <table:table-cell table:formula="of:=MIN([.L18]+[.L179];[.L99])" office:value-type="float" office:value="260753" calcext:value-type="float">
            <text:p>260753</text:p>
          </table:table-cell>
          <table:table-cell table:formula="of:=MIN([.M18]+[.M179];[.M99])" office:value-type="float" office:value="252124" calcext:value-type="float">
            <text:p>252124</text:p>
          </table:table-cell>
          <table:table-cell table:formula="of:=MIN([.N18]+[.N179];[.N99])" office:value-type="float" office:value="249788" calcext:value-type="float">
            <text:p>249788</text:p>
          </table:table-cell>
          <table:table-cell table:formula="of:=MIN([.O18]+[.O179];[.O99])" office:value-type="float" office:value="239826" calcext:value-type="float">
            <text:p>239826</text:p>
          </table:table-cell>
          <table:table-cell table:formula="of:=MIN([.P18]+[.P179];[.P99])" office:value-type="float" office:value="230077" calcext:value-type="float">
            <text:p>230077</text:p>
          </table:table-cell>
          <table:table-cell table:formula="of:=MIN([.Q18]+[.Q179];[.Q99])" office:value-type="float" office:value="225062" calcext:value-type="float">
            <text:p>225062</text:p>
          </table:table-cell>
          <table:table-cell table:formula="of:=MIN([.R18]+[.R179];[.R99])" office:value-type="float" office:value="222845" calcext:value-type="float">
            <text:p>222845</text:p>
          </table:table-cell>
          <table:table-cell table:formula="of:=MIN([.S18]+[.S179];[.S99])" office:value-type="float" office:value="221850" calcext:value-type="float">
            <text:p>221850</text:p>
          </table:table-cell>
          <table:table-cell table:formula="of:=MIN([.T18]+[.T179];[.T99])" office:value-type="float" office:value="220085" calcext:value-type="float">
            <text:p>220085</text:p>
          </table:table-cell>
          <table:table-cell table:formula="of:=MIN([.U18]+[.U179];[.U99])" office:value-type="float" office:value="219076" calcext:value-type="float">
            <text:p>219076</text:p>
          </table:table-cell>
          <table:table-cell table:formula="of:=MIN([.V18]+[.V179];[.V99])" office:value-type="float" office:value="211424" calcext:value-type="float">
            <text:p>211424</text:p>
          </table:table-cell>
          <table:table-cell table:formula="of:=MIN([.W18]+[.W179];[.W99])" office:value-type="float" office:value="205025" calcext:value-type="float">
            <text:p>205025</text:p>
          </table:table-cell>
          <table:table-cell table:formula="of:=MIN([.X18]+[.X179];[.X99])" office:value-type="float" office:value="198486" calcext:value-type="float">
            <text:p>198486</text:p>
          </table:table-cell>
          <table:table-cell table:formula="of:=MIN([.Y18]+[.Y179];[.Y99])" office:value-type="float" office:value="202866" calcext:value-type="float">
            <text:p>202866</text:p>
          </table:table-cell>
          <table:table-cell table:formula="of:=MIN([.Z18]+[.Z179];[.Z99])" office:value-type="float" office:value="194765" calcext:value-type="float">
            <text:p>194765</text:p>
          </table:table-cell>
          <table:table-cell table:formula="of:=MIN([.AA18]+[.AA179];[.AA99])" office:value-type="float" office:value="191088" calcext:value-type="float">
            <text:p>191088</text:p>
          </table:table-cell>
          <table:table-cell table:formula="of:=MIN([.AB18]+[.AB179];[.AB99])" office:value-type="float" office:value="193512" calcext:value-type="float">
            <text:p>193512</text:p>
          </table:table-cell>
          <table:table-cell table:formula="of:=MIN([.AC18]+[.AC179];[.AC99])" office:value-type="float" office:value="183900" calcext:value-type="float">
            <text:p>183900</text:p>
          </table:table-cell>
          <table:table-cell table:formula="of:=MIN([.AD18]+[.AD179];[.AD99])" office:value-type="float" office:value="175978" calcext:value-type="float">
            <text:p>175978</text:p>
          </table:table-cell>
          <table:table-cell table:formula="of:=MIN([.AE18]+[.AE179];[.AE99])" office:value-type="float" office:value="173099" calcext:value-type="float">
            <text:p>173099</text:p>
          </table:table-cell>
          <table:table-cell table:formula="of:=MIN([.AF18]+[.AF179];[.AF99])" office:value-type="float" office:value="173966" calcext:value-type="float">
            <text:p>173966</text:p>
          </table:table-cell>
          <table:table-cell table:formula="of:=MIN([.AG18]+[.AG179];[.AG99])" office:value-type="float" office:value="168079" calcext:value-type="float">
            <text:p>168079</text:p>
          </table:table-cell>
          <table:table-cell table:formula="of:=MIN([.AH18]+[.AH179];[.AH99])" office:value-type="float" office:value="165424" calcext:value-type="float">
            <text:p>165424</text:p>
          </table:table-cell>
          <table:table-cell table:formula="of:=MIN([.AI18]+[.AI179];[.AI99])" office:value-type="float" office:value="164916" calcext:value-type="float">
            <text:p>164916</text:p>
          </table:table-cell>
          <table:table-cell table:formula="of:=MIN([.AJ18]+[.AJ179];[.AJ99])" office:value-type="float" office:value="163031" calcext:value-type="float">
            <text:p>163031</text:p>
          </table:table-cell>
          <table:table-cell table:formula="of:=MIN([.AK18]+[.AK179];[.AK99])" office:value-type="float" office:value="158067" calcext:value-type="float">
            <text:p>158067</text:p>
          </table:table-cell>
          <table:table-cell table:formula="of:=MIN([.AL18]+[.AL179];[.AL99])" office:value-type="float" office:value="155493" calcext:value-type="float">
            <text:p>155493</text:p>
          </table:table-cell>
          <table:table-cell table:formula="of:=MIN([.AM18]+[.AM179];[.AM99])" office:value-type="float" office:value="151130" calcext:value-type="float">
            <text:p>151130</text:p>
          </table:table-cell>
          <table:table-cell table:formula="of:=MIN([.AN18]+[.AN179];[.AN99])" office:value-type="float" office:value="144894" calcext:value-type="float">
            <text:p>144894</text:p>
          </table:table-cell>
          <table:table-cell table:formula="of:=MIN([.AO18]+[.AO179];[.AO99])" office:value-type="float" office:value="137510" calcext:value-type="float">
            <text:p>137510</text:p>
          </table:table-cell>
          <table:table-cell table:formula="of:=MIN([.AP18]+[.AP179];[.AP99])" office:value-type="float" office:value="132896" calcext:value-type="float">
            <text:p>132896</text:p>
          </table:table-cell>
          <table:table-cell table:formula="of:=MIN([.AQ18]+[.AQ179];[.AQ99])" office:value-type="float" office:value="132919" calcext:value-type="float">
            <text:p>132919</text:p>
          </table:table-cell>
          <table:table-cell table:formula="of:=MIN([.AR18]+[.AR179];[.AR99])" office:value-type="float" office:value="133733" calcext:value-type="float">
            <text:p>133733</text:p>
          </table:table-cell>
          <table:table-cell table:formula="of:=MIN([.AS18]+[.AS179];[.AS99])" office:value-type="float" office:value="124133" calcext:value-type="float">
            <text:p>124133</text:p>
          </table:table-cell>
          <table:table-cell table:formula="of:=MIN([.AT18]+[.AT179];[.AT99])" office:value-type="float" office:value="122023" calcext:value-type="float">
            <text:p>122023</text:p>
          </table:table-cell>
          <table:table-cell table:formula="of:=MIN([.AU18]+[.AU179];[.AU99])" office:value-type="float" office:value="114160" calcext:value-type="float">
            <text:p>114160</text:p>
          </table:table-cell>
          <table:table-cell table:formula="of:=MIN([.AV18]+[.AV179];[.AV99])" office:value-type="float" office:value="111843" calcext:value-type="float">
            <text:p>111843</text:p>
          </table:table-cell>
          <table:table-cell table:formula="of:=MIN([.AW18]+[.AW179];[.AW99])" office:value-type="float" office:value="105217" calcext:value-type="float">
            <text:p>105217</text:p>
          </table:table-cell>
          <table:table-cell table:formula="of:=MIN([.AX18]+[.AX179];[.AX99])" office:value-type="float" office:value="98597" calcext:value-type="float">
            <text:p>98597</text:p>
          </table:table-cell>
          <table:table-cell table:formula="of:=MIN([.AY18]+[.AY179];[.AY99])" office:value-type="float" office:value="98529" calcext:value-type="float">
            <text:p>98529</text:p>
          </table:table-cell>
          <table:table-cell table:formula="of:=MIN([.AZ18]+[.AZ179];[.AZ99])" office:value-type="float" office:value="98130" calcext:value-type="float">
            <text:p>98130</text:p>
          </table:table-cell>
          <table:table-cell table:formula="of:=MIN([.BA18]+[.BA179];[.BA99])" office:value-type="float" office:value="90932" calcext:value-type="float">
            <text:p>90932</text:p>
          </table:table-cell>
          <table:table-cell table:formula="of:=MIN([.BB18]+[.BB179];[.BB99])" office:value-type="float" office:value="83371" calcext:value-type="float">
            <text:p>83371</text:p>
          </table:table-cell>
          <table:table-cell table:formula="of:=MIN([.BC18]+[.BC179];[.BC99])" office:value-type="float" office:value="81603" calcext:value-type="float">
            <text:p>81603</text:p>
          </table:table-cell>
          <table:table-cell table:formula="of:=MIN([.BD18]+[.BD179];[.BD99])" office:value-type="float" office:value="76464" calcext:value-type="float">
            <text:p>76464</text:p>
          </table:table-cell>
          <table:table-cell table:formula="of:=MIN([.BE18]+[.BE179];[.BE99])" office:value-type="float" office:value="75033" calcext:value-type="float">
            <text:p>75033</text:p>
          </table:table-cell>
          <table:table-cell table:formula="of:=MIN([.BF18]+[.BF179];[.BF99])" office:value-type="float" office:value="74812" calcext:value-type="float">
            <text:p>74812</text:p>
          </table:table-cell>
          <table:table-cell table:formula="of:=MIN([.BG18]+[.BG179];[.BG99])" office:value-type="float" office:value="75830" calcext:value-type="float">
            <text:p>75830</text:p>
          </table:table-cell>
          <table:table-cell table:formula="of:=MIN([.BH18]+[.BH179];[.BH99])" office:value-type="float" office:value="77340" calcext:value-type="float">
            <text:p>77340</text:p>
          </table:table-cell>
          <table:table-cell table:formula="of:=MIN([.BI18]+[.BI179];[.BI99])" office:value-type="float" office:value="76372" calcext:value-type="float">
            <text:p>76372</text:p>
          </table:table-cell>
          <table:table-cell table:formula="of:=MIN([.BJ18]+[.BJ179];[.BJ99])" office:value-type="float" office:value="71683" calcext:value-type="float">
            <text:p>71683</text:p>
          </table:table-cell>
          <table:table-cell table:formula="of:=MIN([.BK18]+[.BK179];[.BK99])" office:value-type="float" office:value="65166" calcext:value-type="float">
            <text:p>65166</text:p>
          </table:table-cell>
          <table:table-cell table:formula="of:=MIN([.BL18]+[.BL179];[.BL99])" office:value-type="float" office:value="63020" calcext:value-type="float">
            <text:p>63020</text:p>
          </table:table-cell>
          <table:table-cell table:formula="of:=MIN([.BM18]+[.BM179];[.BM99])" office:value-type="float" office:value="61374" calcext:value-type="float">
            <text:p>61374</text:p>
          </table:table-cell>
          <table:table-cell table:formula="of:=MIN([.BN18]+[.BN179];[.BN99])" office:value-type="float" office:value="62522" calcext:value-type="float">
            <text:p>62522</text:p>
          </table:table-cell>
          <table:table-cell table:formula="of:=MIN([.BO18]+[.BO179];[.BO99])" office:value-type="float" office:value="54486" calcext:value-type="float">
            <text:p>54486</text:p>
          </table:table-cell>
          <table:table-cell table:formula="of:=MIN([.BP18]+[.BP179];[.BP99])" office:value-type="float" office:value="55443" calcext:value-type="float">
            <text:p>55443</text:p>
          </table:table-cell>
          <table:table-cell table:formula="of:=MIN([.BQ18]+[.BQ179];[.BQ99])" office:value-type="float" office:value="51359" calcext:value-type="float">
            <text:p>51359</text:p>
          </table:table-cell>
          <table:table-cell table:formula="of:=MIN([.BR18]+[.BR179];[.BR99])" office:value-type="float" office:value="44786" calcext:value-type="float">
            <text:p>44786</text:p>
          </table:table-cell>
          <table:table-cell table:formula="of:=MIN([.BS18]+[.BS179];[.BS99])" office:value-type="float" office:value="45361" calcext:value-type="float">
            <text:p>45361</text:p>
          </table:table-cell>
          <table:table-cell table:formula="of:=MIN([.BT18]+[.BT179];[.BT99])" office:value-type="float" office:value="37605" calcext:value-type="float">
            <text:p>37605</text:p>
          </table:table-cell>
          <table:table-cell table:formula="of:=MIN([.BU18]+[.BU179];[.BU99])" office:value-type="float" office:value="33453" calcext:value-type="float">
            <text:p>33453</text:p>
          </table:table-cell>
          <table:table-cell table:formula="of:=MIN([.BV18]+[.BV179];[.BV99])" office:value-type="float" office:value="30527" calcext:value-type="float">
            <text:p>30527</text:p>
          </table:table-cell>
          <table:table-cell table:formula="of:=MIN([.BW18]+[.BW179];[.BW99])" office:value-type="float" office:value="21023" calcext:value-type="float">
            <text:p>21023</text:p>
          </table:table-cell>
          <table:table-cell table:formula="of:=MIN([.BX18]+[.BX179];[.BX99])" office:value-type="float" office:value="20352" calcext:value-type="float">
            <text:p>20352</text:p>
          </table:table-cell>
          <table:table-cell table:formula="of:=MIN([.BY18]+[.BY179];[.BY99])" office:value-type="float" office:value="16144" calcext:value-type="float">
            <text:p>16144</text:p>
          </table:table-cell>
          <table:table-cell table:formula="of:=MIN([.BZ18]+[.BZ179];[.BZ99])" office:value-type="float" office:value="10200" calcext:value-type="float">
            <text:p>10200</text:p>
          </table:table-cell>
          <table:table-cell table:formula="of:=MIN([.CA18]+[.CA179];[.CA99])" office:value-type="float" office:value="14329" calcext:value-type="float">
            <text:p>14329</text:p>
          </table:table-cell>
          <table:table-cell table:formula="of:=[.CB99]" office:value-type="float" office:value="7859" calcext:value-type="float">
            <text:p>7859</text:p>
          </table:table-cell>
        </table:table-row>
        <table:table-row table:style-name="ro1">
          <table:table-cell table:formula="of:=MIN([.A19]+[.A180];[.A100])" office:value-type="float" office:value="275526" calcext:value-type="float">
            <text:p>275526</text:p>
          </table:table-cell>
          <table:table-cell table:formula="of:=MIN([.B19]+[.B180];[.B100])" office:value-type="float" office:value="270867" calcext:value-type="float">
            <text:p>270867</text:p>
          </table:table-cell>
          <table:table-cell table:formula="of:=MIN([.C19]+[.C180];[.C100])" office:value-type="float" office:value="278614" calcext:value-type="float">
            <text:p>278614</text:p>
          </table:table-cell>
          <table:table-cell table:formula="of:=MIN([.D19]+[.D180];[.D100])" office:value-type="float" office:value="273663" calcext:value-type="float">
            <text:p>273663</text:p>
          </table:table-cell>
          <table:table-cell table:formula="of:=MIN([.E19]+[.E180];[.E100])" office:value-type="float" office:value="264319" calcext:value-type="float">
            <text:p>264319</text:p>
          </table:table-cell>
          <table:table-cell table:formula="of:=MIN([.F19]+[.F180];[.F100])" office:value-type="float" office:value="262392" calcext:value-type="float">
            <text:p>262392</text:p>
          </table:table-cell>
          <table:table-cell table:formula="of:=MIN([.G19]+[.G180];[.G100])" office:value-type="float" office:value="262983" calcext:value-type="float">
            <text:p>262983</text:p>
          </table:table-cell>
          <table:table-cell table:formula="of:=MIN([.H19]+[.H180];[.H100])" office:value-type="float" office:value="264375" calcext:value-type="float">
            <text:p>264375</text:p>
          </table:table-cell>
          <table:table-cell table:formula="of:=MIN([.I19]+[.I180];[.I100])" office:value-type="float" office:value="255664" calcext:value-type="float">
            <text:p>255664</text:p>
          </table:table-cell>
          <table:table-cell table:formula="of:=MIN([.J19]+[.J180];[.J100])" office:value-type="float" office:value="257297" calcext:value-type="float">
            <text:p>257297</text:p>
          </table:table-cell>
          <table:table-cell table:formula="of:=MIN([.K19]+[.K180];[.K100])" office:value-type="float" office:value="258697" calcext:value-type="float">
            <text:p>258697</text:p>
          </table:table-cell>
          <table:table-cell table:formula="of:=MIN([.L19]+[.L180];[.L100])" office:value-type="float" office:value="251037" calcext:value-type="float">
            <text:p>251037</text:p>
          </table:table-cell>
          <table:table-cell table:formula="of:=MIN([.M19]+[.M180];[.M100])" office:value-type="float" office:value="245538" calcext:value-type="float">
            <text:p>245538</text:p>
          </table:table-cell>
          <table:table-cell table:formula="of:=MIN([.N19]+[.N180];[.N100])" office:value-type="float" office:value="239922" calcext:value-type="float">
            <text:p>239922</text:p>
          </table:table-cell>
          <table:table-cell table:formula="of:=MIN([.O19]+[.O180];[.O100])" office:value-type="float" office:value="236179" calcext:value-type="float">
            <text:p>236179</text:p>
          </table:table-cell>
          <table:table-cell table:formula="of:=MIN([.P19]+[.P180];[.P100])" office:value-type="float" office:value="230378" calcext:value-type="float">
            <text:p>230378</text:p>
          </table:table-cell>
          <table:table-cell table:formula="of:=MIN([.Q19]+[.Q180];[.Q100])" office:value-type="float" office:value="233031" calcext:value-type="float">
            <text:p>233031</text:p>
          </table:table-cell>
          <table:table-cell table:formula="of:=MIN([.R19]+[.R180];[.R100])" office:value-type="float" office:value="225258" calcext:value-type="float">
            <text:p>225258</text:p>
          </table:table-cell>
          <table:table-cell table:formula="of:=MIN([.S19]+[.S180];[.S100])" office:value-type="float" office:value="216462" calcext:value-type="float">
            <text:p>216462</text:p>
          </table:table-cell>
          <table:table-cell table:formula="of:=MIN([.T19]+[.T180];[.T100])" office:value-type="float" office:value="215683" calcext:value-type="float">
            <text:p>215683</text:p>
          </table:table-cell>
          <table:table-cell table:formula="of:=MIN([.U19]+[.U180];[.U100])" office:value-type="float" office:value="213850" calcext:value-type="float">
            <text:p>213850</text:p>
          </table:table-cell>
          <table:table-cell table:formula="of:=MIN([.V19]+[.V180];[.V100])" office:value-type="float" office:value="209301" calcext:value-type="float">
            <text:p>209301</text:p>
          </table:table-cell>
          <table:table-cell table:formula="of:=MIN([.W19]+[.W180];[.W100])" office:value-type="float" office:value="201163" calcext:value-type="float">
            <text:p>201163</text:p>
          </table:table-cell>
          <table:table-cell table:formula="of:=MIN([.X19]+[.X180];[.X100])" office:value-type="float" office:value="197137" calcext:value-type="float">
            <text:p>197137</text:p>
          </table:table-cell>
          <table:table-cell table:formula="of:=MIN([.Y19]+[.Y180];[.Y100])" office:value-type="float" office:value="196362" calcext:value-type="float">
            <text:p>196362</text:p>
          </table:table-cell>
          <table:table-cell table:formula="of:=MIN([.Z19]+[.Z180];[.Z100])" office:value-type="float" office:value="192192" calcext:value-type="float">
            <text:p>192192</text:p>
          </table:table-cell>
          <table:table-cell table:formula="of:=MIN([.AA19]+[.AA180];[.AA100])" office:value-type="float" office:value="189760" calcext:value-type="float">
            <text:p>189760</text:p>
          </table:table-cell>
          <table:table-cell table:formula="of:=MIN([.AB19]+[.AB180];[.AB100])" office:value-type="float" office:value="185586" calcext:value-type="float">
            <text:p>185586</text:p>
          </table:table-cell>
          <table:table-cell table:formula="of:=MIN([.AC19]+[.AC180];[.AC100])" office:value-type="float" office:value="188110" calcext:value-type="float">
            <text:p>188110</text:p>
          </table:table-cell>
          <table:table-cell table:formula="of:=MIN([.AD19]+[.AD180];[.AD100])" office:value-type="float" office:value="180885" calcext:value-type="float">
            <text:p>180885</text:p>
          </table:table-cell>
          <table:table-cell table:formula="of:=MIN([.AE19]+[.AE180];[.AE100])" office:value-type="float" office:value="172868" calcext:value-type="float">
            <text:p>172868</text:p>
          </table:table-cell>
          <table:table-cell table:formula="of:=MIN([.AF19]+[.AF180];[.AF100])" office:value-type="float" office:value="170035" calcext:value-type="float">
            <text:p>170035</text:p>
          </table:table-cell>
          <table:table-cell table:formula="of:=MIN([.AG19]+[.AG180];[.AG100])" office:value-type="float" office:value="166008" calcext:value-type="float">
            <text:p>166008</text:p>
          </table:table-cell>
          <table:table-cell table:formula="of:=MIN([.AH19]+[.AH180];[.AH100])" office:value-type="float" office:value="165612" calcext:value-type="float">
            <text:p>165612</text:p>
          </table:table-cell>
          <table:table-cell table:formula="of:=MIN([.AI19]+[.AI180];[.AI100])" office:value-type="float" office:value="164801" calcext:value-type="float">
            <text:p>164801</text:p>
          </table:table-cell>
          <table:table-cell table:formula="of:=MIN([.AJ19]+[.AJ180];[.AJ100])" office:value-type="float" office:value="161930" calcext:value-type="float">
            <text:p>161930</text:p>
          </table:table-cell>
          <table:table-cell table:formula="of:=MIN([.AK19]+[.AK180];[.AK100])" office:value-type="float" office:value="164071" calcext:value-type="float">
            <text:p>164071</text:p>
          </table:table-cell>
          <table:table-cell table:formula="of:=MIN([.AL19]+[.AL180];[.AL100])" office:value-type="float" office:value="154262" calcext:value-type="float">
            <text:p>154262</text:p>
          </table:table-cell>
          <table:table-cell table:formula="of:=MIN([.AM19]+[.AM180];[.AM100])" office:value-type="float" office:value="151543" calcext:value-type="float">
            <text:p>151543</text:p>
          </table:table-cell>
          <table:table-cell table:formula="of:=MIN([.AN19]+[.AN180];[.AN100])" office:value-type="float" office:value="142344" calcext:value-type="float">
            <text:p>142344</text:p>
          </table:table-cell>
          <table:table-cell table:formula="of:=MIN([.AO19]+[.AO180];[.AO100])" office:value-type="float" office:value="133840" calcext:value-type="float">
            <text:p>133840</text:p>
          </table:table-cell>
          <table:table-cell table:formula="of:=MIN([.AP19]+[.AP180];[.AP100])" office:value-type="float" office:value="132616" calcext:value-type="float">
            <text:p>132616</text:p>
          </table:table-cell>
          <table:table-cell table:formula="of:=MIN([.AQ19]+[.AQ180];[.AQ100])" office:value-type="float" office:value="132448" calcext:value-type="float">
            <text:p>132448</text:p>
          </table:table-cell>
          <table:table-cell table:formula="of:=MIN([.AR19]+[.AR180];[.AR100])" office:value-type="float" office:value="130397" calcext:value-type="float">
            <text:p>130397</text:p>
          </table:table-cell>
          <table:table-cell table:formula="of:=MIN([.AS19]+[.AS180];[.AS100])" office:value-type="float" office:value="126878" calcext:value-type="float">
            <text:p>126878</text:p>
          </table:table-cell>
          <table:table-cell table:formula="of:=MIN([.AT19]+[.AT180];[.AT100])" office:value-type="float" office:value="118896" calcext:value-type="float">
            <text:p>118896</text:p>
          </table:table-cell>
          <table:table-cell table:formula="of:=MIN([.AU19]+[.AU180];[.AU100])" office:value-type="float" office:value="111529" calcext:value-type="float">
            <text:p>111529</text:p>
          </table:table-cell>
          <table:table-cell table:formula="of:=MIN([.AV19]+[.AV180];[.AV100])" office:value-type="float" office:value="108768" calcext:value-type="float">
            <text:p>108768</text:p>
          </table:table-cell>
          <table:table-cell table:formula="of:=MIN([.AW19]+[.AW180];[.AW100])" office:value-type="float" office:value="108460" calcext:value-type="float">
            <text:p>108460</text:p>
          </table:table-cell>
          <table:table-cell table:formula="of:=MIN([.AX19]+[.AX180];[.AX100])" office:value-type="float" office:value="105102" calcext:value-type="float">
            <text:p>105102</text:p>
          </table:table-cell>
          <table:table-cell table:formula="of:=MIN([.AY19]+[.AY180];[.AY100])" office:value-type="float" office:value="99675" calcext:value-type="float">
            <text:p>99675</text:p>
          </table:table-cell>
          <table:table-cell table:formula="of:=MIN([.AZ19]+[.AZ180];[.AZ100])" office:value-type="float" office:value="97625" calcext:value-type="float">
            <text:p>97625</text:p>
          </table:table-cell>
          <table:table-cell table:formula="of:=MIN([.BA19]+[.BA180];[.BA100])" office:value-type="float" office:value="92789" calcext:value-type="float">
            <text:p>92789</text:p>
          </table:table-cell>
          <table:table-cell table:formula="of:=MIN([.BB19]+[.BB180];[.BB100])" office:value-type="float" office:value="87699" calcext:value-type="float">
            <text:p>87699</text:p>
          </table:table-cell>
          <table:table-cell table:formula="of:=MIN([.BC19]+[.BC180];[.BC100])" office:value-type="float" office:value="79835" calcext:value-type="float">
            <text:p>79835</text:p>
          </table:table-cell>
          <table:table-cell table:formula="of:=MIN([.BD19]+[.BD180];[.BD100])" office:value-type="float" office:value="79030" calcext:value-type="float">
            <text:p>79030</text:p>
          </table:table-cell>
          <table:table-cell table:formula="of:=MIN([.BE19]+[.BE180];[.BE100])" office:value-type="float" office:value="77442" calcext:value-type="float">
            <text:p>77442</text:p>
          </table:table-cell>
          <table:table-cell table:formula="of:=MIN([.BF19]+[.BF180];[.BF100])" office:value-type="float" office:value="81688" calcext:value-type="float">
            <text:p>81688</text:p>
          </table:table-cell>
          <table:table-cell table:formula="of:=MIN([.BG19]+[.BG180];[.BG100])" office:value-type="float" office:value="79191" calcext:value-type="float">
            <text:p>79191</text:p>
          </table:table-cell>
          <table:table-cell table:formula="of:=MIN([.BH19]+[.BH180];[.BH100])" office:value-type="float" office:value="85962" calcext:value-type="float">
            <text:p>85962</text:p>
          </table:table-cell>
          <table:table-cell table:formula="of:=MIN([.BI19]+[.BI180];[.BI100])" office:value-type="float" office:value="78208" calcext:value-type="float">
            <text:p>78208</text:p>
          </table:table-cell>
          <table:table-cell table:formula="of:=MIN([.BJ19]+[.BJ180];[.BJ100])" office:value-type="float" office:value="72636" calcext:value-type="float">
            <text:p>72636</text:p>
          </table:table-cell>
          <table:table-cell table:formula="of:=MIN([.BK19]+[.BK180];[.BK100])" office:value-type="float" office:value="66741" calcext:value-type="float">
            <text:p>66741</text:p>
          </table:table-cell>
          <table:table-cell table:formula="of:=MIN([.BL19]+[.BL180];[.BL100])" office:value-type="float" office:value="63461" calcext:value-type="float">
            <text:p>63461</text:p>
          </table:table-cell>
          <table:table-cell table:formula="of:=MIN([.BM19]+[.BM180];[.BM100])" office:value-type="float" office:value="64862" calcext:value-type="float">
            <text:p>64862</text:p>
          </table:table-cell>
          <table:table-cell table:formula="of:=MIN([.BN19]+[.BN180];[.BN100])" office:value-type="float" office:value="56969" calcext:value-type="float">
            <text:p>56969</text:p>
          </table:table-cell>
          <table:table-cell table:formula="of:=MIN([.BO19]+[.BO180];[.BO100])" office:value-type="float" office:value="48864" calcext:value-type="float">
            <text:p>48864</text:p>
          </table:table-cell>
          <table:table-cell table:formula="of:=MIN([.BP19]+[.BP180];[.BP100])" office:value-type="float" office:value="47230" calcext:value-type="float">
            <text:p>47230</text:p>
          </table:table-cell>
          <table:table-cell table:formula="of:=MIN([.BQ19]+[.BQ180];[.BQ100])" office:value-type="float" office:value="44301" calcext:value-type="float">
            <text:p>44301</text:p>
          </table:table-cell>
          <table:table-cell table:formula="of:=MIN([.BR19]+[.BR180];[.BR100])" office:value-type="float" office:value="44027" calcext:value-type="float">
            <text:p>44027</text:p>
          </table:table-cell>
          <table:table-cell table:formula="of:=MIN([.BS19]+[.BS180];[.BS100])" office:value-type="float" office:value="42607" calcext:value-type="float">
            <text:p>42607</text:p>
          </table:table-cell>
          <table:table-cell table:formula="of:=MIN([.BT19]+[.BT180];[.BT100])" office:value-type="float" office:value="39513" calcext:value-type="float">
            <text:p>39513</text:p>
          </table:table-cell>
          <table:table-cell table:formula="of:=MIN([.BU19]+[.BU180];[.BU100])" office:value-type="float" office:value="36238" calcext:value-type="float">
            <text:p>36238</text:p>
          </table:table-cell>
          <table:table-cell table:formula="of:=MIN([.BV19]+[.BV180];[.BV100])" office:value-type="float" office:value="28005" calcext:value-type="float">
            <text:p>28005</text:p>
          </table:table-cell>
          <table:table-cell table:formula="of:=MIN([.BW19]+[.BW180];[.BW100])" office:value-type="float" office:value="18084" calcext:value-type="float">
            <text:p>18084</text:p>
          </table:table-cell>
          <table:table-cell table:formula="of:=MIN([.BX19]+[.BX180];[.BX100])" office:value-type="float" office:value="15410" calcext:value-type="float">
            <text:p>15410</text:p>
          </table:table-cell>
          <table:table-cell table:formula="of:=MIN([.BY19]+[.BY180];[.BY100])" office:value-type="float" office:value="10070" calcext:value-type="float">
            <text:p>10070</text:p>
          </table:table-cell>
          <table:table-cell table:formula="of:=MIN([.BZ19]+[.BZ180];[.BZ100])" office:value-type="float" office:value="8625" calcext:value-type="float">
            <text:p>8625</text:p>
          </table:table-cell>
          <table:table-cell table:formula="of:=MIN([.CA19]+[.CA180];[.CA100])" office:value-type="float" office:value="8422" calcext:value-type="float">
            <text:p>8422</text:p>
          </table:table-cell>
          <table:table-cell table:formula="of:=[.CB100]" office:value-type="float" office:value="3837" calcext:value-type="float">
            <text:p>3837</text:p>
          </table:table-cell>
        </table:table-row>
        <table:table-row table:style-name="ro1">
          <table:table-cell table:formula="of:=MIN([.A20]+[.A181];[.A101])" office:value-type="float" office:value="275890" calcext:value-type="float">
            <text:p>275890</text:p>
          </table:table-cell>
          <table:table-cell table:formula="of:=MIN([.B20]+[.B181];[.B101])" office:value-type="float" office:value="270131" calcext:value-type="float">
            <text:p>270131</text:p>
          </table:table-cell>
          <table:table-cell table:formula="of:=MIN([.C20]+[.C181];[.C101])" office:value-type="float" office:value="276780" calcext:value-type="float">
            <text:p>276780</text:p>
          </table:table-cell>
          <table:table-cell table:formula="of:=MIN([.D20]+[.D181];[.D101])" office:value-type="float" office:value="269336" calcext:value-type="float">
            <text:p>269336</text:p>
          </table:table-cell>
          <table:table-cell table:formula="of:=MIN([.E20]+[.E181];[.E101])" office:value-type="float" office:value="263863" calcext:value-type="float">
            <text:p>263863</text:p>
          </table:table-cell>
          <table:table-cell table:formula="of:=MIN([.F20]+[.F181];[.F101])" office:value-type="float" office:value="256121" calcext:value-type="float">
            <text:p>256121</text:p>
          </table:table-cell>
          <table:table-cell table:formula="of:=MIN([.G20]+[.G181];[.G101])" office:value-type="float" office:value="254146" calcext:value-type="float">
            <text:p>254146</text:p>
          </table:table-cell>
          <table:table-cell table:formula="of:=MIN([.H20]+[.H181];[.H101])" office:value-type="float" office:value="257262" calcext:value-type="float">
            <text:p>257262</text:p>
          </table:table-cell>
          <table:table-cell table:formula="of:=MIN([.I20]+[.I181];[.I101])" office:value-type="float" office:value="252423" calcext:value-type="float">
            <text:p>252423</text:p>
          </table:table-cell>
          <table:table-cell table:formula="of:=MIN([.J20]+[.J181];[.J101])" office:value-type="float" office:value="250718" calcext:value-type="float">
            <text:p>250718</text:p>
          </table:table-cell>
          <table:table-cell table:formula="of:=MIN([.K20]+[.K181];[.K101])" office:value-type="float" office:value="252977" calcext:value-type="float">
            <text:p>252977</text:p>
          </table:table-cell>
          <table:table-cell table:formula="of:=MIN([.L20]+[.L181];[.L101])" office:value-type="float" office:value="245916" calcext:value-type="float">
            <text:p>245916</text:p>
          </table:table-cell>
          <table:table-cell table:formula="of:=MIN([.M20]+[.M181];[.M101])" office:value-type="float" office:value="249344" calcext:value-type="float">
            <text:p>249344</text:p>
          </table:table-cell>
          <table:table-cell table:formula="of:=MIN([.N20]+[.N181];[.N101])" office:value-type="float" office:value="240472" calcext:value-type="float">
            <text:p>240472</text:p>
          </table:table-cell>
          <table:table-cell table:formula="of:=MIN([.O20]+[.O181];[.O101])" office:value-type="float" office:value="235069" calcext:value-type="float">
            <text:p>235069</text:p>
          </table:table-cell>
          <table:table-cell table:formula="of:=MIN([.P20]+[.P181];[.P101])" office:value-type="float" office:value="225696" calcext:value-type="float">
            <text:p>225696</text:p>
          </table:table-cell>
          <table:table-cell table:formula="of:=MIN([.Q20]+[.Q181];[.Q101])" office:value-type="float" office:value="223283" calcext:value-type="float">
            <text:p>223283</text:p>
          </table:table-cell>
          <table:table-cell table:formula="of:=MIN([.R20]+[.R181];[.R101])" office:value-type="float" office:value="222070" calcext:value-type="float">
            <text:p>222070</text:p>
          </table:table-cell>
          <table:table-cell table:formula="of:=MIN([.S20]+[.S181];[.S101])" office:value-type="float" office:value="222724" calcext:value-type="float">
            <text:p>222724</text:p>
          </table:table-cell>
          <table:table-cell table:formula="of:=MIN([.T20]+[.T181];[.T101])" office:value-type="float" office:value="215923" calcext:value-type="float">
            <text:p>215923</text:p>
          </table:table-cell>
          <table:table-cell table:formula="of:=MIN([.U20]+[.U181];[.U101])" office:value-type="float" office:value="212407" calcext:value-type="float">
            <text:p>212407</text:p>
          </table:table-cell>
          <table:table-cell table:formula="of:=MIN([.V20]+[.V181];[.V101])" office:value-type="float" office:value="210027" calcext:value-type="float">
            <text:p>210027</text:p>
          </table:table-cell>
          <table:table-cell table:formula="of:=MIN([.W20]+[.W181];[.W101])" office:value-type="float" office:value="207324" calcext:value-type="float">
            <text:p>207324</text:p>
          </table:table-cell>
          <table:table-cell table:formula="of:=MIN([.X20]+[.X181];[.X101])" office:value-type="float" office:value="204015" calcext:value-type="float">
            <text:p>204015</text:p>
          </table:table-cell>
          <table:table-cell table:formula="of:=MIN([.Y20]+[.Y181];[.Y101])" office:value-type="float" office:value="198807" calcext:value-type="float">
            <text:p>198807</text:p>
          </table:table-cell>
          <table:table-cell table:formula="of:=MIN([.Z20]+[.Z181];[.Z101])" office:value-type="float" office:value="190476" calcext:value-type="float">
            <text:p>190476</text:p>
          </table:table-cell>
          <table:table-cell table:formula="of:=MIN([.AA20]+[.AA181];[.AA101])" office:value-type="float" office:value="187938" calcext:value-type="float">
            <text:p>187938</text:p>
          </table:table-cell>
          <table:table-cell table:formula="of:=MIN([.AB20]+[.AB181];[.AB101])" office:value-type="float" office:value="181845" calcext:value-type="float">
            <text:p>181845</text:p>
          </table:table-cell>
          <table:table-cell table:formula="of:=MIN([.AC20]+[.AC181];[.AC101])" office:value-type="float" office:value="180570" calcext:value-type="float">
            <text:p>180570</text:p>
          </table:table-cell>
          <table:table-cell table:formula="of:=MIN([.AD20]+[.AD181];[.AD101])" office:value-type="float" office:value="175505" calcext:value-type="float">
            <text:p>175505</text:p>
          </table:table-cell>
          <table:table-cell table:formula="of:=MIN([.AE20]+[.AE181];[.AE101])" office:value-type="float" office:value="170443" calcext:value-type="float">
            <text:p>170443</text:p>
          </table:table-cell>
          <table:table-cell table:formula="of:=MIN([.AF20]+[.AF181];[.AF101])" office:value-type="float" office:value="167604" calcext:value-type="float">
            <text:p>167604</text:p>
          </table:table-cell>
          <table:table-cell table:formula="of:=MIN([.AG20]+[.AG181];[.AG101])" office:value-type="float" office:value="167022" calcext:value-type="float">
            <text:p>167022</text:p>
          </table:table-cell>
          <table:table-cell table:formula="of:=MIN([.AH20]+[.AH181];[.AH101])" office:value-type="float" office:value="172414" calcext:value-type="float">
            <text:p>172414</text:p>
          </table:table-cell>
          <table:table-cell table:formula="of:=MIN([.AI20]+[.AI181];[.AI101])" office:value-type="float" office:value="164305" calcext:value-type="float">
            <text:p>164305</text:p>
          </table:table-cell>
          <table:table-cell table:formula="of:=MIN([.AJ20]+[.AJ181];[.AJ101])" office:value-type="float" office:value="160780" calcext:value-type="float">
            <text:p>160780</text:p>
          </table:table-cell>
          <table:table-cell table:formula="of:=MIN([.AK20]+[.AK181];[.AK101])" office:value-type="float" office:value="159236" calcext:value-type="float">
            <text:p>159236</text:p>
          </table:table-cell>
          <table:table-cell table:formula="of:=MIN([.AL20]+[.AL181];[.AL101])" office:value-type="float" office:value="157667" calcext:value-type="float">
            <text:p>157667</text:p>
          </table:table-cell>
          <table:table-cell table:formula="of:=MIN([.AM20]+[.AM181];[.AM101])" office:value-type="float" office:value="149045" calcext:value-type="float">
            <text:p>149045</text:p>
          </table:table-cell>
          <table:table-cell table:formula="of:=MIN([.AN20]+[.AN181];[.AN101])" office:value-type="float" office:value="141101" calcext:value-type="float">
            <text:p>141101</text:p>
          </table:table-cell>
          <table:table-cell table:formula="of:=MIN([.AO20]+[.AO181];[.AO101])" office:value-type="float" office:value="138196" calcext:value-type="float">
            <text:p>138196</text:p>
          </table:table-cell>
          <table:table-cell table:formula="of:=MIN([.AP20]+[.AP181];[.AP101])" office:value-type="float" office:value="132076" calcext:value-type="float">
            <text:p>132076</text:p>
          </table:table-cell>
          <table:table-cell table:formula="of:=MIN([.AQ20]+[.AQ181];[.AQ101])" office:value-type="float" office:value="130512" calcext:value-type="float">
            <text:p>130512</text:p>
          </table:table-cell>
          <table:table-cell table:formula="of:=MIN([.AR20]+[.AR181];[.AR101])" office:value-type="float" office:value="128673" calcext:value-type="float">
            <text:p>128673</text:p>
          </table:table-cell>
          <table:table-cell table:formula="of:=MIN([.AS20]+[.AS181];[.AS101])" office:value-type="float" office:value="123103" calcext:value-type="float">
            <text:p>123103</text:p>
          </table:table-cell>
          <table:table-cell table:formula="of:=MIN([.AT20]+[.AT181];[.AT101])" office:value-type="float" office:value="115524" calcext:value-type="float">
            <text:p>115524</text:p>
          </table:table-cell>
          <table:table-cell table:formula="of:=MIN([.AU20]+[.AU181];[.AU101])" office:value-type="float" office:value="114206" calcext:value-type="float">
            <text:p>114206</text:p>
          </table:table-cell>
          <table:table-cell table:formula="of:=MIN([.AV20]+[.AV181];[.AV101])" office:value-type="float" office:value="114025" calcext:value-type="float">
            <text:p>114025</text:p>
          </table:table-cell>
          <table:table-cell table:formula="of:=MIN([.AW20]+[.AW181];[.AW101])" office:value-type="float" office:value="112878" calcext:value-type="float">
            <text:p>112878</text:p>
          </table:table-cell>
          <table:table-cell table:formula="of:=MIN([.AX20]+[.AX181];[.AX101])" office:value-type="float" office:value="110703" calcext:value-type="float">
            <text:p>110703</text:p>
          </table:table-cell>
          <table:table-cell table:formula="of:=MIN([.AY20]+[.AY181];[.AY101])" office:value-type="float" office:value="107610" calcext:value-type="float">
            <text:p>107610</text:p>
          </table:table-cell>
          <table:table-cell table:formula="of:=MIN([.AZ20]+[.AZ181];[.AZ101])" office:value-type="float" office:value="100433" calcext:value-type="float">
            <text:p>100433</text:p>
          </table:table-cell>
          <table:table-cell table:formula="of:=MIN([.BA20]+[.BA181];[.BA101])" office:value-type="float" office:value="92777" calcext:value-type="float">
            <text:p>92777</text:p>
          </table:table-cell>
          <table:table-cell table:formula="of:=MIN([.BB20]+[.BB181];[.BB101])" office:value-type="float" office:value="87585" calcext:value-type="float">
            <text:p>87585</text:p>
          </table:table-cell>
          <table:table-cell table:formula="of:=MIN([.BC20]+[.BC181];[.BC101])" office:value-type="float" office:value="85721" calcext:value-type="float">
            <text:p>85721</text:p>
          </table:table-cell>
          <table:table-cell table:formula="of:=MIN([.BD20]+[.BD181];[.BD101])" office:value-type="float" office:value="85113" calcext:value-type="float">
            <text:p>85113</text:p>
          </table:table-cell>
          <table:table-cell table:formula="of:=MIN([.BE20]+[.BE181];[.BE101])" office:value-type="float" office:value="83022" calcext:value-type="float">
            <text:p>83022</text:p>
          </table:table-cell>
          <table:table-cell table:formula="of:=MIN([.BF20]+[.BF181];[.BF101])" office:value-type="float" office:value="87890" calcext:value-type="float">
            <text:p>87890</text:p>
          </table:table-cell>
          <table:table-cell table:formula="of:=MIN([.BG20]+[.BG181];[.BG101])" office:value-type="float" office:value="88060" calcext:value-type="float">
            <text:p>88060</text:p>
          </table:table-cell>
          <table:table-cell table:formula="of:=MIN([.BH20]+[.BH181];[.BH101])" office:value-type="float" office:value="81334" calcext:value-type="float">
            <text:p>81334</text:p>
          </table:table-cell>
          <table:table-cell table:formula="of:=MIN([.BI20]+[.BI181];[.BI101])" office:value-type="float" office:value="83963" calcext:value-type="float">
            <text:p>83963</text:p>
          </table:table-cell>
          <table:table-cell table:formula="of:=MIN([.BJ20]+[.BJ181];[.BJ101])" office:value-type="float" office:value="77395" calcext:value-type="float">
            <text:p>77395</text:p>
          </table:table-cell>
          <table:table-cell table:formula="of:=MIN([.BK20]+[.BK181];[.BK101])" office:value-type="float" office:value="75823" calcext:value-type="float">
            <text:p>75823</text:p>
          </table:table-cell>
          <table:table-cell table:formula="of:=MIN([.BL20]+[.BL181];[.BL101])" office:value-type="float" office:value="69315" calcext:value-type="float">
            <text:p>69315</text:p>
          </table:table-cell>
          <table:table-cell table:formula="of:=MIN([.BM20]+[.BM181];[.BM101])" office:value-type="float" office:value="66534" calcext:value-type="float">
            <text:p>66534</text:p>
          </table:table-cell>
          <table:table-cell table:formula="of:=MIN([.BN20]+[.BN181];[.BN101])" office:value-type="float" office:value="63349" calcext:value-type="float">
            <text:p>63349</text:p>
          </table:table-cell>
          <table:table-cell table:formula="of:=MIN([.BO20]+[.BO181];[.BO101])" office:value-type="float" office:value="55718" calcext:value-type="float">
            <text:p>55718</text:p>
          </table:table-cell>
          <table:table-cell table:formula="of:=MIN([.BP20]+[.BP181];[.BP101])" office:value-type="float" office:value="51605" calcext:value-type="float">
            <text:p>51605</text:p>
          </table:table-cell>
          <table:table-cell table:formula="of:=MIN([.BQ20]+[.BQ181];[.BQ101])" office:value-type="float" office:value="45733" calcext:value-type="float">
            <text:p>45733</text:p>
          </table:table-cell>
          <table:table-cell table:formula="of:=MIN([.BR20]+[.BR181];[.BR101])" office:value-type="float" office:value="40101" calcext:value-type="float">
            <text:p>40101</text:p>
          </table:table-cell>
          <table:table-cell table:formula="of:=MIN([.BS20]+[.BS181];[.BS101])" office:value-type="float" office:value="34821" calcext:value-type="float">
            <text:p>34821</text:p>
          </table:table-cell>
          <table:table-cell table:formula="of:=MIN([.BT20]+[.BT181];[.BT101])" office:value-type="float" office:value="33390" calcext:value-type="float">
            <text:p>33390</text:p>
          </table:table-cell>
          <table:table-cell table:formula="of:=MIN([.BU20]+[.BU181];[.BU101])" office:value-type="float" office:value="33510" calcext:value-type="float">
            <text:p>33510</text:p>
          </table:table-cell>
          <table:table-cell table:formula="of:=MIN([.BV20]+[.BV181];[.BV101])" office:value-type="float" office:value="29771" calcext:value-type="float">
            <text:p>29771</text:p>
          </table:table-cell>
          <table:table-cell table:formula="of:=MIN([.BW20]+[.BW181];[.BW101])" office:value-type="float" office:value="22340" calcext:value-type="float">
            <text:p>22340</text:p>
          </table:table-cell>
          <table:table-cell table:formula="of:=MIN([.BX20]+[.BX181];[.BX101])" office:value-type="float" office:value="21386" calcext:value-type="float">
            <text:p>21386</text:p>
          </table:table-cell>
          <table:table-cell table:formula="of:=MIN([.BY20]+[.BY181];[.BY101])" office:value-type="float" office:value="19750" calcext:value-type="float">
            <text:p>19750</text:p>
          </table:table-cell>
          <table:table-cell table:formula="of:=MIN([.BZ20]+[.BZ181];[.BZ101])" office:value-type="float" office:value="12824" calcext:value-type="float">
            <text:p>12824</text:p>
          </table:table-cell>
          <table:table-cell table:formula="of:=MIN([.CA20]+[.CA181];[.CA101])" office:value-type="float" office:value="9038" calcext:value-type="float">
            <text:p>9038</text:p>
          </table:table-cell>
          <table:table-cell table:formula="of:=[.CB101]" office:value-type="float" office:value="4286" calcext:value-type="float">
            <text:p>4286</text:p>
          </table:table-cell>
        </table:table-row>
        <table:table-row table:style-name="ro1">
          <table:table-cell table:formula="of:=MIN([.A21]+[.A182];[.A102])" office:value-type="float" office:value="271364" calcext:value-type="float">
            <text:p>271364</text:p>
          </table:table-cell>
          <table:table-cell table:formula="of:=MIN([.B21]+[.B182];[.B102])" office:value-type="float" office:value="269793" calcext:value-type="float">
            <text:p>269793</text:p>
          </table:table-cell>
          <table:table-cell table:formula="of:=MIN([.C21]+[.C182];[.C102])" office:value-type="float" office:value="269967" calcext:value-type="float">
            <text:p>269967</text:p>
          </table:table-cell>
          <table:table-cell table:formula="of:=MIN([.D21]+[.D182];[.D102])" office:value-type="float" office:value="261368" calcext:value-type="float">
            <text:p>261368</text:p>
          </table:table-cell>
          <table:table-cell table:formula="of:=MIN([.E21]+[.E182];[.E102])" office:value-type="float" office:value="260138" calcext:value-type="float">
            <text:p>260138</text:p>
          </table:table-cell>
          <table:table-cell table:formula="of:=MIN([.F21]+[.F182];[.F102])" office:value-type="float" office:value="252366" calcext:value-type="float">
            <text:p>252366</text:p>
          </table:table-cell>
          <table:table-cell table:formula="of:=MIN([.G21]+[.G182];[.G102])" office:value-type="float" office:value="252555" calcext:value-type="float">
            <text:p>252555</text:p>
          </table:table-cell>
          <table:table-cell table:formula="of:=MIN([.H21]+[.H182];[.H102])" office:value-type="float" office:value="260661" calcext:value-type="float">
            <text:p>260661</text:p>
          </table:table-cell>
          <table:table-cell table:formula="of:=MIN([.I21]+[.I182];[.I102])" office:value-type="float" office:value="251612" calcext:value-type="float">
            <text:p>251612</text:p>
          </table:table-cell>
          <table:table-cell table:formula="of:=MIN([.J21]+[.J182];[.J102])" office:value-type="float" office:value="250068" calcext:value-type="float">
            <text:p>250068</text:p>
          </table:table-cell>
          <table:table-cell table:formula="of:=MIN([.K21]+[.K182];[.K102])" office:value-type="float" office:value="247252" calcext:value-type="float">
            <text:p>247252</text:p>
          </table:table-cell>
          <table:table-cell table:formula="of:=MIN([.L21]+[.L182];[.L102])" office:value-type="float" office:value="243455" calcext:value-type="float">
            <text:p>243455</text:p>
          </table:table-cell>
          <table:table-cell table:formula="of:=MIN([.M21]+[.M182];[.M102])" office:value-type="float" office:value="240114" calcext:value-type="float">
            <text:p>240114</text:p>
          </table:table-cell>
          <table:table-cell table:formula="of:=MIN([.N21]+[.N182];[.N102])" office:value-type="float" office:value="231081" calcext:value-type="float">
            <text:p>231081</text:p>
          </table:table-cell>
          <table:table-cell table:formula="of:=MIN([.O21]+[.O182];[.O102])" office:value-type="float" office:value="231515" calcext:value-type="float">
            <text:p>231515</text:p>
          </table:table-cell>
          <table:table-cell table:formula="of:=MIN([.P21]+[.P182];[.P102])" office:value-type="float" office:value="230663" calcext:value-type="float">
            <text:p>230663</text:p>
          </table:table-cell>
          <table:table-cell table:formula="of:=MIN([.Q21]+[.Q182];[.Q102])" office:value-type="float" office:value="227973" calcext:value-type="float">
            <text:p>227973</text:p>
          </table:table-cell>
          <table:table-cell table:formula="of:=MIN([.R21]+[.R182];[.R102])" office:value-type="float" office:value="221639" calcext:value-type="float">
            <text:p>221639</text:p>
          </table:table-cell>
          <table:table-cell table:formula="of:=MIN([.S21]+[.S182];[.S102])" office:value-type="float" office:value="214923" calcext:value-type="float">
            <text:p>214923</text:p>
          </table:table-cell>
          <table:table-cell table:formula="of:=MIN([.T21]+[.T182];[.T102])" office:value-type="float" office:value="210929" calcext:value-type="float">
            <text:p>210929</text:p>
          </table:table-cell>
          <table:table-cell table:formula="of:=MIN([.U21]+[.U182];[.U102])" office:value-type="float" office:value="218115" calcext:value-type="float">
            <text:p>218115</text:p>
          </table:table-cell>
          <table:table-cell table:formula="of:=MIN([.V21]+[.V182];[.V102])" office:value-type="float" office:value="213976" calcext:value-type="float">
            <text:p>213976</text:p>
          </table:table-cell>
          <table:table-cell table:formula="of:=MIN([.W21]+[.W182];[.W102])" office:value-type="float" office:value="207437" calcext:value-type="float">
            <text:p>207437</text:p>
          </table:table-cell>
          <table:table-cell table:formula="of:=MIN([.X21]+[.X182];[.X102])" office:value-type="float" office:value="203827" calcext:value-type="float">
            <text:p>203827</text:p>
          </table:table-cell>
          <table:table-cell table:formula="of:=MIN([.Y21]+[.Y182];[.Y102])" office:value-type="float" office:value="196160" calcext:value-type="float">
            <text:p>196160</text:p>
          </table:table-cell>
          <table:table-cell table:formula="of:=MIN([.Z21]+[.Z182];[.Z102])" office:value-type="float" office:value="189600" calcext:value-type="float">
            <text:p>189600</text:p>
          </table:table-cell>
          <table:table-cell table:formula="of:=MIN([.AA21]+[.AA182];[.AA102])" office:value-type="float" office:value="183535" calcext:value-type="float">
            <text:p>183535</text:p>
          </table:table-cell>
          <table:table-cell table:formula="of:=MIN([.AB21]+[.AB182];[.AB102])" office:value-type="float" office:value="182661" calcext:value-type="float">
            <text:p>182661</text:p>
          </table:table-cell>
          <table:table-cell table:formula="of:=MIN([.AC21]+[.AC182];[.AC102])" office:value-type="float" office:value="181813" calcext:value-type="float">
            <text:p>181813</text:p>
          </table:table-cell>
          <table:table-cell table:formula="of:=MIN([.AD21]+[.AD182];[.AD102])" office:value-type="float" office:value="177216" calcext:value-type="float">
            <text:p>177216</text:p>
          </table:table-cell>
          <table:table-cell table:formula="of:=MIN([.AE21]+[.AE182];[.AE102])" office:value-type="float" office:value="177604" calcext:value-type="float">
            <text:p>177604</text:p>
          </table:table-cell>
          <table:table-cell table:formula="of:=MIN([.AF21]+[.AF182];[.AF102])" office:value-type="float" office:value="172415" calcext:value-type="float">
            <text:p>172415</text:p>
          </table:table-cell>
          <table:table-cell table:formula="of:=MIN([.AG21]+[.AG182];[.AG102])" office:value-type="float" office:value="173756" calcext:value-type="float">
            <text:p>173756</text:p>
          </table:table-cell>
          <table:table-cell table:formula="of:=MIN([.AH21]+[.AH182];[.AH102])" office:value-type="float" office:value="171952" calcext:value-type="float">
            <text:p>171952</text:p>
          </table:table-cell>
          <table:table-cell table:formula="of:=MIN([.AI21]+[.AI182];[.AI102])" office:value-type="float" office:value="166229" calcext:value-type="float">
            <text:p>166229</text:p>
          </table:table-cell>
          <table:table-cell table:formula="of:=MIN([.AJ21]+[.AJ182];[.AJ102])" office:value-type="float" office:value="165624" calcext:value-type="float">
            <text:p>165624</text:p>
          </table:table-cell>
          <table:table-cell table:formula="of:=MIN([.AK21]+[.AK182];[.AK102])" office:value-type="float" office:value="159598" calcext:value-type="float">
            <text:p>159598</text:p>
          </table:table-cell>
          <table:table-cell table:formula="of:=MIN([.AL21]+[.AL182];[.AL102])" office:value-type="float" office:value="150415" calcext:value-type="float">
            <text:p>150415</text:p>
          </table:table-cell>
          <table:table-cell table:formula="of:=MIN([.AM21]+[.AM182];[.AM102])" office:value-type="float" office:value="147829" calcext:value-type="float">
            <text:p>147829</text:p>
          </table:table-cell>
          <table:table-cell table:formula="of:=MIN([.AN21]+[.AN182];[.AN102])" office:value-type="float" office:value="142193" calcext:value-type="float">
            <text:p>142193</text:p>
          </table:table-cell>
          <table:table-cell table:formula="of:=MIN([.AO21]+[.AO182];[.AO102])" office:value-type="float" office:value="145975" calcext:value-type="float">
            <text:p>145975</text:p>
          </table:table-cell>
          <table:table-cell table:formula="of:=MIN([.AP21]+[.AP182];[.AP102])" office:value-type="float" office:value="139999" calcext:value-type="float">
            <text:p>139999</text:p>
          </table:table-cell>
          <table:table-cell table:formula="of:=MIN([.AQ21]+[.AQ182];[.AQ102])" office:value-type="float" office:value="138787" calcext:value-type="float">
            <text:p>138787</text:p>
          </table:table-cell>
          <table:table-cell table:formula="of:=MIN([.AR21]+[.AR182];[.AR102])" office:value-type="float" office:value="135560" calcext:value-type="float">
            <text:p>135560</text:p>
          </table:table-cell>
          <table:table-cell table:formula="of:=MIN([.AS21]+[.AS182];[.AS102])" office:value-type="float" office:value="130608" calcext:value-type="float">
            <text:p>130608</text:p>
          </table:table-cell>
          <table:table-cell table:formula="of:=MIN([.AT21]+[.AT182];[.AT102])" office:value-type="float" office:value="125433" calcext:value-type="float">
            <text:p>125433</text:p>
          </table:table-cell>
          <table:table-cell table:formula="of:=MIN([.AU21]+[.AU182];[.AU102])" office:value-type="float" office:value="115775" calcext:value-type="float">
            <text:p>115775</text:p>
          </table:table-cell>
          <table:table-cell table:formula="of:=MIN([.AV21]+[.AV182];[.AV102])" office:value-type="float" office:value="113983" calcext:value-type="float">
            <text:p>113983</text:p>
          </table:table-cell>
          <table:table-cell table:formula="of:=MIN([.AW21]+[.AW182];[.AW102])" office:value-type="float" office:value="110750" calcext:value-type="float">
            <text:p>110750</text:p>
          </table:table-cell>
          <table:table-cell table:formula="of:=MIN([.AX21]+[.AX182];[.AX102])" office:value-type="float" office:value="106224" calcext:value-type="float">
            <text:p>106224</text:p>
          </table:table-cell>
          <table:table-cell table:formula="of:=MIN([.AY21]+[.AY182];[.AY102])" office:value-type="float" office:value="103048" calcext:value-type="float">
            <text:p>103048</text:p>
          </table:table-cell>
          <table:table-cell table:formula="of:=MIN([.AZ21]+[.AZ182];[.AZ102])" office:value-type="float" office:value="101540" calcext:value-type="float">
            <text:p>101540</text:p>
          </table:table-cell>
          <table:table-cell table:formula="of:=MIN([.BA21]+[.BA182];[.BA102])" office:value-type="float" office:value="93497" calcext:value-type="float">
            <text:p>93497</text:p>
          </table:table-cell>
          <table:table-cell table:formula="of:=MIN([.BB21]+[.BB182];[.BB102])" office:value-type="float" office:value="92797" calcext:value-type="float">
            <text:p>92797</text:p>
          </table:table-cell>
          <table:table-cell table:formula="of:=MIN([.BC21]+[.BC182];[.BC102])" office:value-type="float" office:value="91767" calcext:value-type="float">
            <text:p>91767</text:p>
          </table:table-cell>
          <table:table-cell table:formula="of:=MIN([.BD21]+[.BD182];[.BD102])" office:value-type="float" office:value="88719" calcext:value-type="float">
            <text:p>88719</text:p>
          </table:table-cell>
          <table:table-cell table:formula="of:=MIN([.BE21]+[.BE182];[.BE102])" office:value-type="float" office:value="83731" calcext:value-type="float">
            <text:p>83731</text:p>
          </table:table-cell>
          <table:table-cell table:formula="of:=MIN([.BF21]+[.BF182];[.BF102])" office:value-type="float" office:value="89995" calcext:value-type="float">
            <text:p>89995</text:p>
          </table:table-cell>
          <table:table-cell table:formula="of:=MIN([.BG21]+[.BG182];[.BG102])" office:value-type="float" office:value="87954" calcext:value-type="float">
            <text:p>87954</text:p>
          </table:table-cell>
          <table:table-cell table:formula="of:=MIN([.BH21]+[.BH182];[.BH102])" office:value-type="float" office:value="79698" calcext:value-type="float">
            <text:p>79698</text:p>
          </table:table-cell>
          <table:table-cell table:formula="of:=MIN([.BI21]+[.BI182];[.BI102])" office:value-type="float" office:value="76056" calcext:value-type="float">
            <text:p>76056</text:p>
          </table:table-cell>
          <table:table-cell table:formula="of:=MIN([.BJ21]+[.BJ182];[.BJ102])" office:value-type="float" office:value="74665" calcext:value-type="float">
            <text:p>74665</text:p>
          </table:table-cell>
          <table:table-cell table:formula="of:=MIN([.BK21]+[.BK182];[.BK102])" office:value-type="float" office:value="68862" calcext:value-type="float">
            <text:p>68862</text:p>
          </table:table-cell>
          <table:table-cell table:formula="of:=MIN([.BL21]+[.BL182];[.BL102])" office:value-type="float" office:value="67394" calcext:value-type="float">
            <text:p>67394</text:p>
          </table:table-cell>
          <table:table-cell table:formula="of:=MIN([.BM21]+[.BM182];[.BM102])" office:value-type="float" office:value="65249" calcext:value-type="float">
            <text:p>65249</text:p>
          </table:table-cell>
          <table:table-cell table:formula="of:=MIN([.BN21]+[.BN182];[.BN102])" office:value-type="float" office:value="61279" calcext:value-type="float">
            <text:p>61279</text:p>
          </table:table-cell>
          <table:table-cell table:formula="of:=MIN([.BO21]+[.BO182];[.BO102])" office:value-type="float" office:value="56970" calcext:value-type="float">
            <text:p>56970</text:p>
          </table:table-cell>
          <table:table-cell table:formula="of:=MIN([.BP21]+[.BP182];[.BP102])" office:value-type="float" office:value="49203" calcext:value-type="float">
            <text:p>49203</text:p>
          </table:table-cell>
          <table:table-cell table:formula="of:=MIN([.BQ21]+[.BQ182];[.BQ102])" office:value-type="float" office:value="46844" calcext:value-type="float">
            <text:p>46844</text:p>
          </table:table-cell>
          <table:table-cell table:formula="of:=MIN([.BR21]+[.BR182];[.BR102])" office:value-type="float" office:value="41438" calcext:value-type="float">
            <text:p>41438</text:p>
          </table:table-cell>
          <table:table-cell table:formula="of:=MIN([.BS21]+[.BS182];[.BS102])" office:value-type="float" office:value="36606" calcext:value-type="float">
            <text:p>36606</text:p>
          </table:table-cell>
          <table:table-cell table:formula="of:=MIN([.BT21]+[.BT182];[.BT102])" office:value-type="float" office:value="31313" calcext:value-type="float">
            <text:p>31313</text:p>
          </table:table-cell>
          <table:table-cell table:formula="of:=MIN([.BU21]+[.BU182];[.BU102])" office:value-type="float" office:value="23793" calcext:value-type="float">
            <text:p>23793</text:p>
          </table:table-cell>
          <table:table-cell table:formula="of:=MIN([.BV21]+[.BV182];[.BV102])" office:value-type="float" office:value="22937" calcext:value-type="float">
            <text:p>22937</text:p>
          </table:table-cell>
          <table:table-cell table:formula="of:=MIN([.BW21]+[.BW182];[.BW102])" office:value-type="float" office:value="22097" calcext:value-type="float">
            <text:p>22097</text:p>
          </table:table-cell>
          <table:table-cell table:formula="of:=MIN([.BX21]+[.BX182];[.BX102])" office:value-type="float" office:value="13125" calcext:value-type="float">
            <text:p>13125</text:p>
          </table:table-cell>
          <table:table-cell table:formula="of:=MIN([.BY21]+[.BY182];[.BY102])" office:value-type="float" office:value="10723" calcext:value-type="float">
            <text:p>10723</text:p>
          </table:table-cell>
          <table:table-cell table:formula="of:=MIN([.BZ21]+[.BZ182];[.BZ102])" office:value-type="float" office:value="8337" calcext:value-type="float">
            <text:p>8337</text:p>
          </table:table-cell>
          <table:table-cell table:formula="of:=MIN([.CA21]+[.CA182];[.CA102])" office:value-type="float" office:value="7346" calcext:value-type="float">
            <text:p>7346</text:p>
          </table:table-cell>
          <table:table-cell table:formula="of:=[.CB102]" office:value-type="float" office:value="5963" calcext:value-type="float">
            <text:p>5963</text:p>
          </table:table-cell>
        </table:table-row>
        <table:table-row table:style-name="ro1">
          <table:table-cell table:formula="of:=MIN([.A22]+[.A183];[.A103])" office:value-type="float" office:value="270187" calcext:value-type="float">
            <text:p>270187</text:p>
          </table:table-cell>
          <table:table-cell table:formula="of:=MIN([.B22]+[.B183];[.B103])" office:value-type="float" office:value="268365" calcext:value-type="float">
            <text:p>268365</text:p>
          </table:table-cell>
          <table:table-cell table:formula="of:=MIN([.C22]+[.C183];[.C103])" office:value-type="float" office:value="266655" calcext:value-type="float">
            <text:p>266655</text:p>
          </table:table-cell>
          <table:table-cell table:formula="of:=MIN([.D22]+[.D183];[.D103])" office:value-type="float" office:value="260698" calcext:value-type="float">
            <text:p>260698</text:p>
          </table:table-cell>
          <table:table-cell table:formula="of:=MIN([.E22]+[.E183];[.E103])" office:value-type="float" office:value="258013" calcext:value-type="float">
            <text:p>258013</text:p>
          </table:table-cell>
          <table:table-cell table:formula="of:=MIN([.F22]+[.F183];[.F103])" office:value-type="float" office:value="248145" calcext:value-type="float">
            <text:p>248145</text:p>
          </table:table-cell>
          <table:table-cell table:formula="of:=MIN([.G22]+[.G183];[.G103])" office:value-type="float" office:value="244032" calcext:value-type="float">
            <text:p>244032</text:p>
          </table:table-cell>
          <table:table-cell table:formula="of:=MIN([.H22]+[.H183];[.H103])" office:value-type="float" office:value="255709" calcext:value-type="float">
            <text:p>255709</text:p>
          </table:table-cell>
          <table:table-cell table:formula="of:=MIN([.I22]+[.I183];[.I103])" office:value-type="float" office:value="247570" calcext:value-type="float">
            <text:p>247570</text:p>
          </table:table-cell>
          <table:table-cell table:formula="of:=MIN([.J22]+[.J183];[.J103])" office:value-type="float" office:value="241342" calcext:value-type="float">
            <text:p>241342</text:p>
          </table:table-cell>
          <table:table-cell table:formula="of:=MIN([.K22]+[.K183];[.K103])" office:value-type="float" office:value="239685" calcext:value-type="float">
            <text:p>239685</text:p>
          </table:table-cell>
          <table:table-cell table:formula="of:=MIN([.L22]+[.L183];[.L103])" office:value-type="float" office:value="236719" calcext:value-type="float">
            <text:p>236719</text:p>
          </table:table-cell>
          <table:table-cell table:formula="of:=MIN([.M22]+[.M183];[.M103])" office:value-type="float" office:value="234632" calcext:value-type="float">
            <text:p>234632</text:p>
          </table:table-cell>
          <table:table-cell table:formula="of:=MIN([.N22]+[.N183];[.N103])" office:value-type="float" office:value="228977" calcext:value-type="float">
            <text:p>228977</text:p>
          </table:table-cell>
          <table:table-cell table:formula="of:=MIN([.O22]+[.O183];[.O103])" office:value-type="float" office:value="226636" calcext:value-type="float">
            <text:p>226636</text:p>
          </table:table-cell>
          <table:table-cell table:formula="of:=MIN([.P22]+[.P183];[.P103])" office:value-type="float" office:value="226341" calcext:value-type="float">
            <text:p>226341</text:p>
          </table:table-cell>
          <table:table-cell table:formula="of:=MIN([.Q22]+[.Q183];[.Q103])" office:value-type="float" office:value="227369" calcext:value-type="float">
            <text:p>227369</text:p>
          </table:table-cell>
          <table:table-cell table:formula="of:=MIN([.R22]+[.R183];[.R103])" office:value-type="float" office:value="220029" calcext:value-type="float">
            <text:p>220029</text:p>
          </table:table-cell>
          <table:table-cell table:formula="of:=MIN([.S22]+[.S183];[.S103])" office:value-type="float" office:value="219056" calcext:value-type="float">
            <text:p>219056</text:p>
          </table:table-cell>
          <table:table-cell table:formula="of:=MIN([.T22]+[.T183];[.T103])" office:value-type="float" office:value="209660" calcext:value-type="float">
            <text:p>209660</text:p>
          </table:table-cell>
          <table:table-cell table:formula="of:=MIN([.U22]+[.U183];[.U103])" office:value-type="float" office:value="209120" calcext:value-type="float">
            <text:p>209120</text:p>
          </table:table-cell>
          <table:table-cell table:formula="of:=MIN([.V22]+[.V183];[.V103])" office:value-type="float" office:value="210476" calcext:value-type="float">
            <text:p>210476</text:p>
          </table:table-cell>
          <table:table-cell table:formula="of:=MIN([.W22]+[.W183];[.W103])" office:value-type="float" office:value="215228" calcext:value-type="float">
            <text:p>215228</text:p>
          </table:table-cell>
          <table:table-cell table:formula="of:=MIN([.X22]+[.X183];[.X103])" office:value-type="float" office:value="205693" calcext:value-type="float">
            <text:p>205693</text:p>
          </table:table-cell>
          <table:table-cell table:formula="of:=MIN([.Y22]+[.Y183];[.Y103])" office:value-type="float" office:value="202043" calcext:value-type="float">
            <text:p>202043</text:p>
          </table:table-cell>
          <table:table-cell table:formula="of:=MIN([.Z22]+[.Z183];[.Z103])" office:value-type="float" office:value="195924" calcext:value-type="float">
            <text:p>195924</text:p>
          </table:table-cell>
          <table:table-cell table:formula="of:=MIN([.AA22]+[.AA183];[.AA103])" office:value-type="float" office:value="188341" calcext:value-type="float">
            <text:p>188341</text:p>
          </table:table-cell>
          <table:table-cell table:formula="of:=MIN([.AB22]+[.AB183];[.AB103])" office:value-type="float" office:value="186254" calcext:value-type="float">
            <text:p>186254</text:p>
          </table:table-cell>
          <table:table-cell table:formula="of:=MIN([.AC22]+[.AC183];[.AC103])" office:value-type="float" office:value="184551" calcext:value-type="float">
            <text:p>184551</text:p>
          </table:table-cell>
          <table:table-cell table:formula="of:=MIN([.AD22]+[.AD183];[.AD103])" office:value-type="float" office:value="185373" calcext:value-type="float">
            <text:p>185373</text:p>
          </table:table-cell>
          <table:table-cell table:formula="of:=MIN([.AE22]+[.AE183];[.AE103])" office:value-type="float" office:value="180618" calcext:value-type="float">
            <text:p>180618</text:p>
          </table:table-cell>
          <table:table-cell table:formula="of:=MIN([.AF22]+[.AF183];[.AF103])" office:value-type="float" office:value="175843" calcext:value-type="float">
            <text:p>175843</text:p>
          </table:table-cell>
          <table:table-cell table:formula="of:=MIN([.AG22]+[.AG183];[.AG103])" office:value-type="float" office:value="167371" calcext:value-type="float">
            <text:p>167371</text:p>
          </table:table-cell>
          <table:table-cell table:formula="of:=MIN([.AH22]+[.AH183];[.AH103])" office:value-type="float" office:value="169346" calcext:value-type="float">
            <text:p>169346</text:p>
          </table:table-cell>
          <table:table-cell table:formula="of:=MIN([.AI22]+[.AI183];[.AI103])" office:value-type="float" office:value="159873" calcext:value-type="float">
            <text:p>159873</text:p>
          </table:table-cell>
          <table:table-cell table:formula="of:=MIN([.AJ22]+[.AJ183];[.AJ103])" office:value-type="float" office:value="161550" calcext:value-type="float">
            <text:p>161550</text:p>
          </table:table-cell>
          <table:table-cell table:formula="of:=MIN([.AK22]+[.AK183];[.AK103])" office:value-type="float" office:value="154568" calcext:value-type="float">
            <text:p>154568</text:p>
          </table:table-cell>
          <table:table-cell table:formula="of:=MIN([.AL22]+[.AL183];[.AL103])" office:value-type="float" office:value="149232" calcext:value-type="float">
            <text:p>149232</text:p>
          </table:table-cell>
          <table:table-cell table:formula="of:=MIN([.AM22]+[.AM183];[.AM103])" office:value-type="float" office:value="148143" calcext:value-type="float">
            <text:p>148143</text:p>
          </table:table-cell>
          <table:table-cell table:formula="of:=MIN([.AN22]+[.AN183];[.AN103])" office:value-type="float" office:value="145103" calcext:value-type="float">
            <text:p>145103</text:p>
          </table:table-cell>
          <table:table-cell table:formula="of:=MIN([.AO22]+[.AO183];[.AO103])" office:value-type="float" office:value="143907" calcext:value-type="float">
            <text:p>143907</text:p>
          </table:table-cell>
          <table:table-cell table:formula="of:=MIN([.AP22]+[.AP183];[.AP103])" office:value-type="float" office:value="136728" calcext:value-type="float">
            <text:p>136728</text:p>
          </table:table-cell>
          <table:table-cell table:formula="of:=MIN([.AQ22]+[.AQ183];[.AQ103])" office:value-type="float" office:value="130040" calcext:value-type="float">
            <text:p>130040</text:p>
          </table:table-cell>
          <table:table-cell table:formula="of:=MIN([.AR22]+[.AR183];[.AR103])" office:value-type="float" office:value="129849" calcext:value-type="float">
            <text:p>129849</text:p>
          </table:table-cell>
          <table:table-cell table:formula="of:=MIN([.AS22]+[.AS183];[.AS103])" office:value-type="float" office:value="130496" calcext:value-type="float">
            <text:p>130496</text:p>
          </table:table-cell>
          <table:table-cell table:formula="of:=MIN([.AT22]+[.AT183];[.AT103])" office:value-type="float" office:value="123636" calcext:value-type="float">
            <text:p>123636</text:p>
          </table:table-cell>
          <table:table-cell table:formula="of:=MIN([.AU22]+[.AU183];[.AU103])" office:value-type="float" office:value="117797" calcext:value-type="float">
            <text:p>117797</text:p>
          </table:table-cell>
          <table:table-cell table:formula="of:=MIN([.AV22]+[.AV183];[.AV103])" office:value-type="float" office:value="119706" calcext:value-type="float">
            <text:p>119706</text:p>
          </table:table-cell>
          <table:table-cell table:formula="of:=MIN([.AW22]+[.AW183];[.AW103])" office:value-type="float" office:value="111216" calcext:value-type="float">
            <text:p>111216</text:p>
          </table:table-cell>
          <table:table-cell table:formula="of:=MIN([.AX22]+[.AX183];[.AX103])" office:value-type="float" office:value="113775" calcext:value-type="float">
            <text:p>113775</text:p>
          </table:table-cell>
          <table:table-cell table:formula="of:=MIN([.AY22]+[.AY183];[.AY103])" office:value-type="float" office:value="109207" calcext:value-type="float">
            <text:p>109207</text:p>
          </table:table-cell>
          <table:table-cell table:formula="of:=MIN([.AZ22]+[.AZ183];[.AZ103])" office:value-type="float" office:value="101402" calcext:value-type="float">
            <text:p>101402</text:p>
          </table:table-cell>
          <table:table-cell table:formula="of:=MIN([.BA22]+[.BA183];[.BA103])" office:value-type="float" office:value="100521" calcext:value-type="float">
            <text:p>100521</text:p>
          </table:table-cell>
          <table:table-cell table:formula="of:=MIN([.BB22]+[.BB183];[.BB103])" office:value-type="float" office:value="94652" calcext:value-type="float">
            <text:p>94652</text:p>
          </table:table-cell>
          <table:table-cell table:formula="of:=MIN([.BC22]+[.BC183];[.BC103])" office:value-type="float" office:value="99243" calcext:value-type="float">
            <text:p>99243</text:p>
          </table:table-cell>
          <table:table-cell table:formula="of:=MIN([.BD22]+[.BD183];[.BD103])" office:value-type="float" office:value="89795" calcext:value-type="float">
            <text:p>89795</text:p>
          </table:table-cell>
          <table:table-cell table:formula="of:=MIN([.BE22]+[.BE183];[.BE103])" office:value-type="float" office:value="85005" calcext:value-type="float">
            <text:p>85005</text:p>
          </table:table-cell>
          <table:table-cell table:formula="of:=MIN([.BF22]+[.BF183];[.BF103])" office:value-type="float" office:value="84718" calcext:value-type="float">
            <text:p>84718</text:p>
          </table:table-cell>
          <table:table-cell table:formula="of:=MIN([.BG22]+[.BG183];[.BG103])" office:value-type="float" office:value="81046" calcext:value-type="float">
            <text:p>81046</text:p>
          </table:table-cell>
          <table:table-cell table:formula="of:=MIN([.BH22]+[.BH183];[.BH103])" office:value-type="float" office:value="78236" calcext:value-type="float">
            <text:p>78236</text:p>
          </table:table-cell>
          <table:table-cell table:formula="of:=MIN([.BI22]+[.BI183];[.BI103])" office:value-type="float" office:value="83679" calcext:value-type="float">
            <text:p>83679</text:p>
          </table:table-cell>
          <table:table-cell table:formula="of:=MIN([.BJ22]+[.BJ183];[.BJ103])" office:value-type="float" office:value="77935" calcext:value-type="float">
            <text:p>77935</text:p>
          </table:table-cell>
          <table:table-cell table:formula="of:=MIN([.BK22]+[.BK183];[.BK103])" office:value-type="float" office:value="73712" calcext:value-type="float">
            <text:p>73712</text:p>
          </table:table-cell>
          <table:table-cell table:formula="of:=MIN([.BL22]+[.BL183];[.BL103])" office:value-type="float" office:value="71024" calcext:value-type="float">
            <text:p>71024</text:p>
          </table:table-cell>
          <table:table-cell table:formula="of:=MIN([.BM22]+[.BM183];[.BM103])" office:value-type="float" office:value="64953" calcext:value-type="float">
            <text:p>64953</text:p>
          </table:table-cell>
          <table:table-cell table:formula="of:=MIN([.BN22]+[.BN183];[.BN103])" office:value-type="float" office:value="54978" calcext:value-type="float">
            <text:p>54978</text:p>
          </table:table-cell>
          <table:table-cell table:formula="of:=MIN([.BO22]+[.BO183];[.BO103])" office:value-type="float" office:value="50043" calcext:value-type="float">
            <text:p>50043</text:p>
          </table:table-cell>
          <table:table-cell table:formula="of:=MIN([.BP22]+[.BP183];[.BP103])" office:value-type="float" office:value="48128" calcext:value-type="float">
            <text:p>48128</text:p>
          </table:table-cell>
          <table:table-cell table:formula="of:=MIN([.BQ22]+[.BQ183];[.BQ103])" office:value-type="float" office:value="38357" calcext:value-type="float">
            <text:p>38357</text:p>
          </table:table-cell>
          <table:table-cell table:formula="of:=MIN([.BR22]+[.BR183];[.BR103])" office:value-type="float" office:value="31667" calcext:value-type="float">
            <text:p>31667</text:p>
          </table:table-cell>
          <table:table-cell table:formula="of:=MIN([.BS22]+[.BS183];[.BS103])" office:value-type="float" office:value="27821" calcext:value-type="float">
            <text:p>27821</text:p>
          </table:table-cell>
          <table:table-cell table:formula="of:=MIN([.BT22]+[.BT183];[.BT103])" office:value-type="float" office:value="27304" calcext:value-type="float">
            <text:p>27304</text:p>
          </table:table-cell>
          <table:table-cell table:formula="of:=MIN([.BU22]+[.BU183];[.BU103])" office:value-type="float" office:value="28956" calcext:value-type="float">
            <text:p>28956</text:p>
          </table:table-cell>
          <table:table-cell table:formula="of:=MIN([.BV22]+[.BV183];[.BV103])" office:value-type="float" office:value="21332" calcext:value-type="float">
            <text:p>21332</text:p>
          </table:table-cell>
          <table:table-cell table:formula="of:=MIN([.BW22]+[.BW183];[.BW103])" office:value-type="float" office:value="16821" calcext:value-type="float">
            <text:p>16821</text:p>
          </table:table-cell>
          <table:table-cell table:formula="of:=MIN([.BX22]+[.BX183];[.BX103])" office:value-type="float" office:value="17133" calcext:value-type="float">
            <text:p>17133</text:p>
          </table:table-cell>
          <table:table-cell table:formula="of:=MIN([.BY22]+[.BY183];[.BY103])" office:value-type="float" office:value="13029" calcext:value-type="float">
            <text:p>13029</text:p>
          </table:table-cell>
          <table:table-cell table:formula="of:=MIN([.BZ22]+[.BZ183];[.BZ103])" office:value-type="float" office:value="15538" calcext:value-type="float">
            <text:p>15538</text:p>
          </table:table-cell>
          <table:table-cell table:formula="of:=MIN([.CA22]+[.CA183];[.CA103])" office:value-type="float" office:value="8129" calcext:value-type="float">
            <text:p>8129</text:p>
          </table:table-cell>
          <table:table-cell table:formula="of:=[.CB103]" office:value-type="float" office:value="8127" calcext:value-type="float">
            <text:p>8127</text:p>
          </table:table-cell>
        </table:table-row>
        <table:table-row table:style-name="ro1">
          <table:table-cell table:formula="of:=MIN([.A23]+[.A184];[.A104])" office:value-type="float" office:value="272279" calcext:value-type="float">
            <text:p>272279</text:p>
          </table:table-cell>
          <table:table-cell table:formula="of:=MIN([.B23]+[.B184];[.B104])" office:value-type="float" office:value="263541" calcext:value-type="float">
            <text:p>263541</text:p>
          </table:table-cell>
          <table:table-cell table:formula="of:=MIN([.C23]+[.C184];[.C104])" office:value-type="float" office:value="263742" calcext:value-type="float">
            <text:p>263742</text:p>
          </table:table-cell>
          <table:table-cell table:formula="of:=MIN([.D23]+[.D184];[.D104])" office:value-type="float" office:value="254187" calcext:value-type="float">
            <text:p>254187</text:p>
          </table:table-cell>
          <table:table-cell table:formula="of:=MIN([.E23]+[.E184];[.E104])" office:value-type="float" office:value="250492" calcext:value-type="float">
            <text:p>250492</text:p>
          </table:table-cell>
          <table:table-cell table:formula="of:=MIN([.F23]+[.F184];[.F104])" office:value-type="float" office:value="246109" calcext:value-type="float">
            <text:p>246109</text:p>
          </table:table-cell>
          <table:table-cell table:formula="of:=MIN([.G23]+[.G184];[.G104])" office:value-type="float" office:value="243731" calcext:value-type="float">
            <text:p>243731</text:p>
          </table:table-cell>
          <table:table-cell table:formula="of:=MIN([.H23]+[.H184];[.H104])" office:value-type="float" office:value="246356" calcext:value-type="float">
            <text:p>246356</text:p>
          </table:table-cell>
          <table:table-cell table:formula="of:=MIN([.I23]+[.I184];[.I104])" office:value-type="float" office:value="244073" calcext:value-type="float">
            <text:p>244073</text:p>
          </table:table-cell>
          <table:table-cell table:formula="of:=MIN([.J23]+[.J184];[.J104])" office:value-type="float" office:value="238461" calcext:value-type="float">
            <text:p>238461</text:p>
          </table:table-cell>
          <table:table-cell table:formula="of:=MIN([.K23]+[.K184];[.K104])" office:value-type="float" office:value="239309" calcext:value-type="float">
            <text:p>239309</text:p>
          </table:table-cell>
          <table:table-cell table:formula="of:=MIN([.L23]+[.L184];[.L104])" office:value-type="float" office:value="229763" calcext:value-type="float">
            <text:p>229763</text:p>
          </table:table-cell>
          <table:table-cell table:formula="of:=MIN([.M23]+[.M184];[.M104])" office:value-type="float" office:value="225508" calcext:value-type="float">
            <text:p>225508</text:p>
          </table:table-cell>
          <table:table-cell table:formula="of:=MIN([.N23]+[.N184];[.N104])" office:value-type="float" office:value="219403" calcext:value-type="float">
            <text:p>219403</text:p>
          </table:table-cell>
          <table:table-cell table:formula="of:=MIN([.O23]+[.O184];[.O104])" office:value-type="float" office:value="217403" calcext:value-type="float">
            <text:p>217403</text:p>
          </table:table-cell>
          <table:table-cell table:formula="of:=MIN([.P23]+[.P184];[.P104])" office:value-type="float" office:value="224740" calcext:value-type="float">
            <text:p>224740</text:p>
          </table:table-cell>
          <table:table-cell table:formula="of:=MIN([.Q23]+[.Q184];[.Q104])" office:value-type="float" office:value="229129" calcext:value-type="float">
            <text:p>229129</text:p>
          </table:table-cell>
          <table:table-cell table:formula="of:=MIN([.R23]+[.R184];[.R104])" office:value-type="float" office:value="220172" calcext:value-type="float">
            <text:p>220172</text:p>
          </table:table-cell>
          <table:table-cell table:formula="of:=MIN([.S23]+[.S184];[.S104])" office:value-type="float" office:value="211150" calcext:value-type="float">
            <text:p>211150</text:p>
          </table:table-cell>
          <table:table-cell table:formula="of:=MIN([.T23]+[.T184];[.T104])" office:value-type="float" office:value="209305" calcext:value-type="float">
            <text:p>209305</text:p>
          </table:table-cell>
          <table:table-cell table:formula="of:=MIN([.U23]+[.U184];[.U104])" office:value-type="float" office:value="204373" calcext:value-type="float">
            <text:p>204373</text:p>
          </table:table-cell>
          <table:table-cell table:formula="of:=MIN([.V23]+[.V184];[.V104])" office:value-type="float" office:value="201886" calcext:value-type="float">
            <text:p>201886</text:p>
          </table:table-cell>
          <table:table-cell table:formula="of:=MIN([.W23]+[.W184];[.W104])" office:value-type="float" office:value="210385" calcext:value-type="float">
            <text:p>210385</text:p>
          </table:table-cell>
          <table:table-cell table:formula="of:=MIN([.X23]+[.X184];[.X104])" office:value-type="float" office:value="202543" calcext:value-type="float">
            <text:p>202543</text:p>
          </table:table-cell>
          <table:table-cell table:formula="of:=MIN([.Y23]+[.Y184];[.Y104])" office:value-type="float" office:value="194710" calcext:value-type="float">
            <text:p>194710</text:p>
          </table:table-cell>
          <table:table-cell table:formula="of:=MIN([.Z23]+[.Z184];[.Z104])" office:value-type="float" office:value="193525" calcext:value-type="float">
            <text:p>193525</text:p>
          </table:table-cell>
          <table:table-cell table:formula="of:=MIN([.AA23]+[.AA184];[.AA104])" office:value-type="float" office:value="189362" calcext:value-type="float">
            <text:p>189362</text:p>
          </table:table-cell>
          <table:table-cell table:formula="of:=MIN([.AB23]+[.AB184];[.AB104])" office:value-type="float" office:value="182684" calcext:value-type="float">
            <text:p>182684</text:p>
          </table:table-cell>
          <table:table-cell table:formula="of:=MIN([.AC23]+[.AC184];[.AC104])" office:value-type="float" office:value="182498" calcext:value-type="float">
            <text:p>182498</text:p>
          </table:table-cell>
          <table:table-cell table:formula="of:=MIN([.AD23]+[.AD184];[.AD104])" office:value-type="float" office:value="177311" calcext:value-type="float">
            <text:p>177311</text:p>
          </table:table-cell>
          <table:table-cell table:formula="of:=MIN([.AE23]+[.AE184];[.AE104])" office:value-type="float" office:value="175403" calcext:value-type="float">
            <text:p>175403</text:p>
          </table:table-cell>
          <table:table-cell table:formula="of:=MIN([.AF23]+[.AF184];[.AF104])" office:value-type="float" office:value="169641" calcext:value-type="float">
            <text:p>169641</text:p>
          </table:table-cell>
          <table:table-cell table:formula="of:=MIN([.AG23]+[.AG184];[.AG104])" office:value-type="float" office:value="165087" calcext:value-type="float">
            <text:p>165087</text:p>
          </table:table-cell>
          <table:table-cell table:formula="of:=MIN([.AH23]+[.AH184];[.AH104])" office:value-type="float" office:value="163596" calcext:value-type="float">
            <text:p>163596</text:p>
          </table:table-cell>
          <table:table-cell table:formula="of:=MIN([.AI23]+[.AI184];[.AI104])" office:value-type="float" office:value="155967" calcext:value-type="float">
            <text:p>155967</text:p>
          </table:table-cell>
          <table:table-cell table:formula="of:=MIN([.AJ23]+[.AJ184];[.AJ104])" office:value-type="float" office:value="158237" calcext:value-type="float">
            <text:p>158237</text:p>
          </table:table-cell>
          <table:table-cell table:formula="of:=MIN([.AK23]+[.AK184];[.AK104])" office:value-type="float" office:value="149063" calcext:value-type="float">
            <text:p>149063</text:p>
          </table:table-cell>
          <table:table-cell table:formula="of:=MIN([.AL23]+[.AL184];[.AL104])" office:value-type="float" office:value="143179" calcext:value-type="float">
            <text:p>143179</text:p>
          </table:table-cell>
          <table:table-cell table:formula="of:=MIN([.AM23]+[.AM184];[.AM104])" office:value-type="float" office:value="140207" calcext:value-type="float">
            <text:p>140207</text:p>
          </table:table-cell>
          <table:table-cell table:formula="of:=MIN([.AN23]+[.AN184];[.AN104])" office:value-type="float" office:value="139029" calcext:value-type="float">
            <text:p>139029</text:p>
          </table:table-cell>
          <table:table-cell table:formula="of:=MIN([.AO23]+[.AO184];[.AO104])" office:value-type="float" office:value="142509" calcext:value-type="float">
            <text:p>142509</text:p>
          </table:table-cell>
          <table:table-cell table:formula="of:=MIN([.AP23]+[.AP184];[.AP104])" office:value-type="float" office:value="135904" calcext:value-type="float">
            <text:p>135904</text:p>
          </table:table-cell>
          <table:table-cell table:formula="of:=MIN([.AQ23]+[.AQ184];[.AQ104])" office:value-type="float" office:value="128476" calcext:value-type="float">
            <text:p>128476</text:p>
          </table:table-cell>
          <table:table-cell table:formula="of:=MIN([.AR23]+[.AR184];[.AR104])" office:value-type="float" office:value="128746" calcext:value-type="float">
            <text:p>128746</text:p>
          </table:table-cell>
          <table:table-cell table:formula="of:=MIN([.AS23]+[.AS184];[.AS104])" office:value-type="float" office:value="126381" calcext:value-type="float">
            <text:p>126381</text:p>
          </table:table-cell>
          <table:table-cell table:formula="of:=MIN([.AT23]+[.AT184];[.AT104])" office:value-type="float" office:value="120671" calcext:value-type="float">
            <text:p>120671</text:p>
          </table:table-cell>
          <table:table-cell table:formula="of:=MIN([.AU23]+[.AU184];[.AU104])" office:value-type="float" office:value="121159" calcext:value-type="float">
            <text:p>121159</text:p>
          </table:table-cell>
          <table:table-cell table:formula="of:=MIN([.AV23]+[.AV184];[.AV104])" office:value-type="float" office:value="115191" calcext:value-type="float">
            <text:p>115191</text:p>
          </table:table-cell>
          <table:table-cell table:formula="of:=MIN([.AW23]+[.AW184];[.AW104])" office:value-type="float" office:value="110306" calcext:value-type="float">
            <text:p>110306</text:p>
          </table:table-cell>
          <table:table-cell table:formula="of:=MIN([.AX23]+[.AX184];[.AX104])" office:value-type="float" office:value="112652" calcext:value-type="float">
            <text:p>112652</text:p>
          </table:table-cell>
          <table:table-cell table:formula="of:=MIN([.AY23]+[.AY184];[.AY104])" office:value-type="float" office:value="104988" calcext:value-type="float">
            <text:p>104988</text:p>
          </table:table-cell>
          <table:table-cell table:formula="of:=MIN([.AZ23]+[.AZ184];[.AZ104])" office:value-type="float" office:value="101925" calcext:value-type="float">
            <text:p>101925</text:p>
          </table:table-cell>
          <table:table-cell table:formula="of:=MIN([.BA23]+[.BA184];[.BA104])" office:value-type="float" office:value="98376" calcext:value-type="float">
            <text:p>98376</text:p>
          </table:table-cell>
          <table:table-cell table:formula="of:=MIN([.BB23]+[.BB184];[.BB104])" office:value-type="float" office:value="98784" calcext:value-type="float">
            <text:p>98784</text:p>
          </table:table-cell>
          <table:table-cell table:formula="of:=MIN([.BC23]+[.BC184];[.BC104])" office:value-type="float" office:value="94001" calcext:value-type="float">
            <text:p>94001</text:p>
          </table:table-cell>
          <table:table-cell table:formula="of:=MIN([.BD23]+[.BD184];[.BD104])" office:value-type="float" office:value="89602" calcext:value-type="float">
            <text:p>89602</text:p>
          </table:table-cell>
          <table:table-cell table:formula="of:=MIN([.BE23]+[.BE184];[.BE104])" office:value-type="float" office:value="88255" calcext:value-type="float">
            <text:p>88255</text:p>
          </table:table-cell>
          <table:table-cell table:formula="of:=MIN([.BF23]+[.BF184];[.BF104])" office:value-type="float" office:value="87236" calcext:value-type="float">
            <text:p>87236</text:p>
          </table:table-cell>
          <table:table-cell table:formula="of:=MIN([.BG23]+[.BG184];[.BG104])" office:value-type="float" office:value="83780" calcext:value-type="float">
            <text:p>83780</text:p>
          </table:table-cell>
          <table:table-cell table:formula="of:=MIN([.BH23]+[.BH184];[.BH104])" office:value-type="float" office:value="77462" calcext:value-type="float">
            <text:p>77462</text:p>
          </table:table-cell>
          <table:table-cell table:formula="of:=MIN([.BI23]+[.BI184];[.BI104])" office:value-type="float" office:value="76864" calcext:value-type="float">
            <text:p>76864</text:p>
          </table:table-cell>
          <table:table-cell table:formula="of:=MIN([.BJ23]+[.BJ184];[.BJ104])" office:value-type="float" office:value="76761" calcext:value-type="float">
            <text:p>76761</text:p>
          </table:table-cell>
          <table:table-cell table:formula="of:=MIN([.BK23]+[.BK184];[.BK104])" office:value-type="float" office:value="70285" calcext:value-type="float">
            <text:p>70285</text:p>
          </table:table-cell>
          <table:table-cell table:formula="of:=MIN([.BL23]+[.BL184];[.BL104])" office:value-type="float" office:value="72149" calcext:value-type="float">
            <text:p>72149</text:p>
          </table:table-cell>
          <table:table-cell table:formula="of:=MIN([.BM23]+[.BM184];[.BM104])" office:value-type="float" office:value="65259" calcext:value-type="float">
            <text:p>65259</text:p>
          </table:table-cell>
          <table:table-cell table:formula="of:=MIN([.BN23]+[.BN184];[.BN104])" office:value-type="float" office:value="61831" calcext:value-type="float">
            <text:p>61831</text:p>
          </table:table-cell>
          <table:table-cell table:formula="of:=MIN([.BO23]+[.BO184];[.BO104])" office:value-type="float" office:value="56033" calcext:value-type="float">
            <text:p>56033</text:p>
          </table:table-cell>
          <table:table-cell table:formula="of:=MIN([.BP23]+[.BP184];[.BP104])" office:value-type="float" office:value="46699" calcext:value-type="float">
            <text:p>46699</text:p>
          </table:table-cell>
          <table:table-cell table:formula="of:=MIN([.BQ23]+[.BQ184];[.BQ104])" office:value-type="float" office:value="38707" calcext:value-type="float">
            <text:p>38707</text:p>
          </table:table-cell>
          <table:table-cell table:formula="of:=MIN([.BR23]+[.BR184];[.BR104])" office:value-type="float" office:value="38116" calcext:value-type="float">
            <text:p>38116</text:p>
          </table:table-cell>
          <table:table-cell table:formula="of:=MIN([.BS23]+[.BS184];[.BS104])" office:value-type="float" office:value="36627" calcext:value-type="float">
            <text:p>36627</text:p>
          </table:table-cell>
          <table:table-cell table:formula="of:=MIN([.BT23]+[.BT184];[.BT104])" office:value-type="float" office:value="26841" calcext:value-type="float">
            <text:p>26841</text:p>
          </table:table-cell>
          <table:table-cell table:formula="of:=MIN([.BU23]+[.BU184];[.BU104])" office:value-type="float" office:value="25429" calcext:value-type="float">
            <text:p>25429</text:p>
          </table:table-cell>
          <table:table-cell table:formula="of:=MIN([.BV23]+[.BV184];[.BV104])" office:value-type="float" office:value="16929" calcext:value-type="float">
            <text:p>16929</text:p>
          </table:table-cell>
          <table:table-cell table:formula="of:=MIN([.BW23]+[.BW184];[.BW104])" office:value-type="float" office:value="16207" calcext:value-type="float">
            <text:p>16207</text:p>
          </table:table-cell>
          <table:table-cell table:formula="of:=MIN([.BX23]+[.BX184];[.BX104])" office:value-type="float" office:value="10739" calcext:value-type="float">
            <text:p>10739</text:p>
          </table:table-cell>
          <table:table-cell table:formula="of:=MIN([.BY23]+[.BY184];[.BY104])" office:value-type="float" office:value="9368" calcext:value-type="float">
            <text:p>9368</text:p>
          </table:table-cell>
          <table:table-cell table:formula="of:=MIN([.BZ23]+[.BZ184];[.BZ104])" office:value-type="float" office:value="10673" calcext:value-type="float">
            <text:p>10673</text:p>
          </table:table-cell>
          <table:table-cell table:formula="of:=MIN([.CA23]+[.CA184];[.CA104])" office:value-type="float" office:value="6734" calcext:value-type="float">
            <text:p>6734</text:p>
          </table:table-cell>
          <table:table-cell table:formula="of:=[.CB104]" office:value-type="float" office:value="2535" calcext:value-type="float">
            <text:p>2535</text:p>
          </table:table-cell>
        </table:table-row>
        <table:table-row table:style-name="ro1">
          <table:table-cell table:formula="of:=MIN([.A24]+[.A185];[.A105])" office:value-type="float" office:value="266738" calcext:value-type="float">
            <text:p>266738</text:p>
          </table:table-cell>
          <table:table-cell table:formula="of:=MIN([.B24]+[.B185];[.B105])" office:value-type="float" office:value="259691" calcext:value-type="float">
            <text:p>259691</text:p>
          </table:table-cell>
          <table:table-cell table:formula="of:=MIN([.C24]+[.C185];[.C105])" office:value-type="float" office:value="255368" calcext:value-type="float">
            <text:p>255368</text:p>
          </table:table-cell>
          <table:table-cell table:formula="of:=MIN([.D24]+[.D185];[.D105])" office:value-type="float" office:value="253434" calcext:value-type="float">
            <text:p>253434</text:p>
          </table:table-cell>
          <table:table-cell table:formula="of:=MIN([.E24]+[.E185];[.E105])" office:value-type="float" office:value="248271" calcext:value-type="float">
            <text:p>248271</text:p>
          </table:table-cell>
          <table:table-cell table:formula="of:=MIN([.F24]+[.F185];[.F105])" office:value-type="float" office:value="244105" calcext:value-type="float">
            <text:p>244105</text:p>
          </table:table-cell>
          <table:table-cell table:formula="of:=MIN([.G24]+[.G185];[.G105])" office:value-type="float" office:value="243644" calcext:value-type="float">
            <text:p>243644</text:p>
          </table:table-cell>
          <table:table-cell table:formula="of:=MIN([.H24]+[.H185];[.H105])" office:value-type="float" office:value="240100" calcext:value-type="float">
            <text:p>240100</text:p>
          </table:table-cell>
          <table:table-cell table:formula="of:=MIN([.I24]+[.I185];[.I105])" office:value-type="float" office:value="237333" calcext:value-type="float">
            <text:p>237333</text:p>
          </table:table-cell>
          <table:table-cell table:formula="of:=MIN([.J24]+[.J185];[.J105])" office:value-type="float" office:value="230779" calcext:value-type="float">
            <text:p>230779</text:p>
          </table:table-cell>
          <table:table-cell table:formula="of:=MIN([.K24]+[.K185];[.K105])" office:value-type="float" office:value="235068" calcext:value-type="float">
            <text:p>235068</text:p>
          </table:table-cell>
          <table:table-cell table:formula="of:=MIN([.L24]+[.L185];[.L105])" office:value-type="float" office:value="228970" calcext:value-type="float">
            <text:p>228970</text:p>
          </table:table-cell>
          <table:table-cell table:formula="of:=MIN([.M24]+[.M185];[.M105])" office:value-type="float" office:value="226705" calcext:value-type="float">
            <text:p>226705</text:p>
          </table:table-cell>
          <table:table-cell table:formula="of:=MIN([.N24]+[.N185];[.N105])" office:value-type="float" office:value="217627" calcext:value-type="float">
            <text:p>217627</text:p>
          </table:table-cell>
          <table:table-cell table:formula="of:=MIN([.O24]+[.O185];[.O105])" office:value-type="float" office:value="215552" calcext:value-type="float">
            <text:p>215552</text:p>
          </table:table-cell>
          <table:table-cell table:formula="of:=MIN([.P24]+[.P185];[.P105])" office:value-type="float" office:value="220667" calcext:value-type="float">
            <text:p>220667</text:p>
          </table:table-cell>
          <table:table-cell table:formula="of:=MIN([.Q24]+[.Q185];[.Q105])" office:value-type="float" office:value="220211" calcext:value-type="float">
            <text:p>220211</text:p>
          </table:table-cell>
          <table:table-cell table:formula="of:=MIN([.R24]+[.R185];[.R105])" office:value-type="float" office:value="213786" calcext:value-type="float">
            <text:p>213786</text:p>
          </table:table-cell>
          <table:table-cell table:formula="of:=MIN([.S24]+[.S185];[.S105])" office:value-type="float" office:value="204603" calcext:value-type="float">
            <text:p>204603</text:p>
          </table:table-cell>
          <table:table-cell table:formula="of:=MIN([.T24]+[.T185];[.T105])" office:value-type="float" office:value="204116" calcext:value-type="float">
            <text:p>204116</text:p>
          </table:table-cell>
          <table:table-cell table:formula="of:=MIN([.U24]+[.U185];[.U105])" office:value-type="float" office:value="209149" calcext:value-type="float">
            <text:p>209149</text:p>
          </table:table-cell>
          <table:table-cell table:formula="of:=MIN([.V24]+[.V185];[.V105])" office:value-type="float" office:value="201583" calcext:value-type="float">
            <text:p>201583</text:p>
          </table:table-cell>
          <table:table-cell table:formula="of:=MIN([.W24]+[.W185];[.W105])" office:value-type="float" office:value="200783" calcext:value-type="float">
            <text:p>200783</text:p>
          </table:table-cell>
          <table:table-cell table:formula="of:=MIN([.X24]+[.X185];[.X105])" office:value-type="float" office:value="198808" calcext:value-type="float">
            <text:p>198808</text:p>
          </table:table-cell>
          <table:table-cell table:formula="of:=MIN([.Y24]+[.Y185];[.Y105])" office:value-type="float" office:value="193082" calcext:value-type="float">
            <text:p>193082</text:p>
          </table:table-cell>
          <table:table-cell table:formula="of:=MIN([.Z24]+[.Z185];[.Z105])" office:value-type="float" office:value="190162" calcext:value-type="float">
            <text:p>190162</text:p>
          </table:table-cell>
          <table:table-cell table:formula="of:=MIN([.AA24]+[.AA185];[.AA105])" office:value-type="float" office:value="187319" calcext:value-type="float">
            <text:p>187319</text:p>
          </table:table-cell>
          <table:table-cell table:formula="of:=MIN([.AB24]+[.AB185];[.AB105])" office:value-type="float" office:value="179540" calcext:value-type="float">
            <text:p>179540</text:p>
          </table:table-cell>
          <table:table-cell table:formula="of:=MIN([.AC24]+[.AC185];[.AC105])" office:value-type="float" office:value="173909" calcext:value-type="float">
            <text:p>173909</text:p>
          </table:table-cell>
          <table:table-cell table:formula="of:=MIN([.AD24]+[.AD185];[.AD105])" office:value-type="float" office:value="170215" calcext:value-type="float">
            <text:p>170215</text:p>
          </table:table-cell>
          <table:table-cell table:formula="of:=MIN([.AE24]+[.AE185];[.AE105])" office:value-type="float" office:value="166490" calcext:value-type="float">
            <text:p>166490</text:p>
          </table:table-cell>
          <table:table-cell table:formula="of:=MIN([.AF24]+[.AF185];[.AF105])" office:value-type="float" office:value="163818" calcext:value-type="float">
            <text:p>163818</text:p>
          </table:table-cell>
          <table:table-cell table:formula="of:=MIN([.AG24]+[.AG185];[.AG105])" office:value-type="float" office:value="160197" calcext:value-type="float">
            <text:p>160197</text:p>
          </table:table-cell>
          <table:table-cell table:formula="of:=MIN([.AH24]+[.AH185];[.AH105])" office:value-type="float" office:value="155917" calcext:value-type="float">
            <text:p>155917</text:p>
          </table:table-cell>
          <table:table-cell table:formula="of:=MIN([.AI24]+[.AI185];[.AI105])" office:value-type="float" office:value="154755" calcext:value-type="float">
            <text:p>154755</text:p>
          </table:table-cell>
          <table:table-cell table:formula="of:=MIN([.AJ24]+[.AJ185];[.AJ105])" office:value-type="float" office:value="148943" calcext:value-type="float">
            <text:p>148943</text:p>
          </table:table-cell>
          <table:table-cell table:formula="of:=MIN([.AK24]+[.AK185];[.AK105])" office:value-type="float" office:value="155153" calcext:value-type="float">
            <text:p>155153</text:p>
          </table:table-cell>
          <table:table-cell table:formula="of:=MIN([.AL24]+[.AL185];[.AL105])" office:value-type="float" office:value="146980" calcext:value-type="float">
            <text:p>146980</text:p>
          </table:table-cell>
          <table:table-cell table:formula="of:=MIN([.AM24]+[.AM185];[.AM105])" office:value-type="float" office:value="137195" calcext:value-type="float">
            <text:p>137195</text:p>
          </table:table-cell>
          <table:table-cell table:formula="of:=MIN([.AN24]+[.AN185];[.AN105])" office:value-type="float" office:value="135670" calcext:value-type="float">
            <text:p>135670</text:p>
          </table:table-cell>
          <table:table-cell table:formula="of:=MIN([.AO24]+[.AO185];[.AO105])" office:value-type="float" office:value="134715" calcext:value-type="float">
            <text:p>134715</text:p>
          </table:table-cell>
          <table:table-cell table:formula="of:=MIN([.AP24]+[.AP185];[.AP105])" office:value-type="float" office:value="129112" calcext:value-type="float">
            <text:p>129112</text:p>
          </table:table-cell>
          <table:table-cell table:formula="of:=MIN([.AQ24]+[.AQ185];[.AQ105])" office:value-type="float" office:value="126897" calcext:value-type="float">
            <text:p>126897</text:p>
          </table:table-cell>
          <table:table-cell table:formula="of:=MIN([.AR24]+[.AR185];[.AR105])" office:value-type="float" office:value="124396" calcext:value-type="float">
            <text:p>124396</text:p>
          </table:table-cell>
          <table:table-cell table:formula="of:=MIN([.AS24]+[.AS185];[.AS105])" office:value-type="float" office:value="119135" calcext:value-type="float">
            <text:p>119135</text:p>
          </table:table-cell>
          <table:table-cell table:formula="of:=MIN([.AT24]+[.AT185];[.AT105])" office:value-type="float" office:value="116370" calcext:value-type="float">
            <text:p>116370</text:p>
          </table:table-cell>
          <table:table-cell table:formula="of:=MIN([.AU24]+[.AU185];[.AU105])" office:value-type="float" office:value="113380" calcext:value-type="float">
            <text:p>113380</text:p>
          </table:table-cell>
          <table:table-cell table:formula="of:=MIN([.AV24]+[.AV185];[.AV105])" office:value-type="float" office:value="107401" calcext:value-type="float">
            <text:p>107401</text:p>
          </table:table-cell>
          <table:table-cell table:formula="of:=MIN([.AW24]+[.AW185];[.AW105])" office:value-type="float" office:value="107012" calcext:value-type="float">
            <text:p>107012</text:p>
          </table:table-cell>
          <table:table-cell table:formula="of:=MIN([.AX24]+[.AX185];[.AX105])" office:value-type="float" office:value="103105" calcext:value-type="float">
            <text:p>103105</text:p>
          </table:table-cell>
          <table:table-cell table:formula="of:=MIN([.AY24]+[.AY185];[.AY105])" office:value-type="float" office:value="100621" calcext:value-type="float">
            <text:p>100621</text:p>
          </table:table-cell>
          <table:table-cell table:formula="of:=MIN([.AZ24]+[.AZ185];[.AZ105])" office:value-type="float" office:value="102351" calcext:value-type="float">
            <text:p>102351</text:p>
          </table:table-cell>
          <table:table-cell table:formula="of:=MIN([.BA24]+[.BA185];[.BA105])" office:value-type="float" office:value="96418" calcext:value-type="float">
            <text:p>96418</text:p>
          </table:table-cell>
          <table:table-cell table:formula="of:=MIN([.BB24]+[.BB185];[.BB105])" office:value-type="float" office:value="90547" calcext:value-type="float">
            <text:p>90547</text:p>
          </table:table-cell>
          <table:table-cell table:formula="of:=MIN([.BC24]+[.BC185];[.BC105])" office:value-type="float" office:value="87243" calcext:value-type="float">
            <text:p>87243</text:p>
          </table:table-cell>
          <table:table-cell table:formula="of:=MIN([.BD24]+[.BD185];[.BD105])" office:value-type="float" office:value="86105" calcext:value-type="float">
            <text:p>86105</text:p>
          </table:table-cell>
          <table:table-cell table:formula="of:=MIN([.BE24]+[.BE185];[.BE105])" office:value-type="float" office:value="93369" calcext:value-type="float">
            <text:p>93369</text:p>
          </table:table-cell>
          <table:table-cell table:formula="of:=MIN([.BF24]+[.BF185];[.BF105])" office:value-type="float" office:value="90070" calcext:value-type="float">
            <text:p>90070</text:p>
          </table:table-cell>
          <table:table-cell table:formula="of:=MIN([.BG24]+[.BG185];[.BG105])" office:value-type="float" office:value="80871" calcext:value-type="float">
            <text:p>80871</text:p>
          </table:table-cell>
          <table:table-cell table:formula="of:=MIN([.BH24]+[.BH185];[.BH105])" office:value-type="float" office:value="75799" calcext:value-type="float">
            <text:p>75799</text:p>
          </table:table-cell>
          <table:table-cell table:formula="of:=MIN([.BI24]+[.BI185];[.BI105])" office:value-type="float" office:value="76156" calcext:value-type="float">
            <text:p>76156</text:p>
          </table:table-cell>
          <table:table-cell table:formula="of:=MIN([.BJ24]+[.BJ185];[.BJ105])" office:value-type="float" office:value="69047" calcext:value-type="float">
            <text:p>69047</text:p>
          </table:table-cell>
          <table:table-cell table:formula="of:=MIN([.BK24]+[.BK185];[.BK105])" office:value-type="float" office:value="64142" calcext:value-type="float">
            <text:p>64142</text:p>
          </table:table-cell>
          <table:table-cell table:formula="of:=MIN([.BL24]+[.BL185];[.BL105])" office:value-type="float" office:value="67733" calcext:value-type="float">
            <text:p>67733</text:p>
          </table:table-cell>
          <table:table-cell table:formula="of:=MIN([.BM24]+[.BM185];[.BM105])" office:value-type="float" office:value="68846" calcext:value-type="float">
            <text:p>68846</text:p>
          </table:table-cell>
          <table:table-cell table:formula="of:=MIN([.BN24]+[.BN185];[.BN105])" office:value-type="float" office:value="61594" calcext:value-type="float">
            <text:p>61594</text:p>
          </table:table-cell>
          <table:table-cell table:formula="of:=MIN([.BO24]+[.BO185];[.BO105])" office:value-type="float" office:value="53718" calcext:value-type="float">
            <text:p>53718</text:p>
          </table:table-cell>
          <table:table-cell table:formula="of:=MIN([.BP24]+[.BP185];[.BP105])" office:value-type="float" office:value="51154" calcext:value-type="float">
            <text:p>51154</text:p>
          </table:table-cell>
          <table:table-cell table:formula="of:=MIN([.BQ24]+[.BQ185];[.BQ105])" office:value-type="float" office:value="41750" calcext:value-type="float">
            <text:p>41750</text:p>
          </table:table-cell>
          <table:table-cell table:formula="of:=MIN([.BR24]+[.BR185];[.BR105])" office:value-type="float" office:value="38979" calcext:value-type="float">
            <text:p>38979</text:p>
          </table:table-cell>
          <table:table-cell table:formula="of:=MIN([.BS24]+[.BS185];[.BS105])" office:value-type="float" office:value="29953" calcext:value-type="float">
            <text:p>29953</text:p>
          </table:table-cell>
          <table:table-cell table:formula="of:=MIN([.BT24]+[.BT185];[.BT105])" office:value-type="float" office:value="27692" calcext:value-type="float">
            <text:p>27692</text:p>
          </table:table-cell>
          <table:table-cell table:formula="of:=MIN([.BU24]+[.BU185];[.BU105])" office:value-type="float" office:value="24318" calcext:value-type="float">
            <text:p>24318</text:p>
          </table:table-cell>
          <table:table-cell table:formula="of:=MIN([.BV24]+[.BV185];[.BV105])" office:value-type="float" office:value="19858" calcext:value-type="float">
            <text:p>19858</text:p>
          </table:table-cell>
          <table:table-cell table:formula="of:=MIN([.BW24]+[.BW185];[.BW105])" office:value-type="float" office:value="12552" calcext:value-type="float">
            <text:p>12552</text:p>
          </table:table-cell>
          <table:table-cell table:formula="of:=MIN([.BX24]+[.BX185];[.BX105])" office:value-type="float" office:value="10226" calcext:value-type="float">
            <text:p>10226</text:p>
          </table:table-cell>
          <table:table-cell table:formula="of:=MIN([.BY24]+[.BY185];[.BY105])" office:value-type="float" office:value="9260" calcext:value-type="float">
            <text:p>9260</text:p>
          </table:table-cell>
          <table:table-cell table:formula="of:=MIN([.BZ24]+[.BZ185];[.BZ105])" office:value-type="float" office:value="8432" calcext:value-type="float">
            <text:p>8432</text:p>
          </table:table-cell>
          <table:table-cell table:formula="of:=MIN([.CA24]+[.CA185];[.CA105])" office:value-type="float" office:value="5158" calcext:value-type="float">
            <text:p>5158</text:p>
          </table:table-cell>
          <table:table-cell table:formula="of:=[.CB105]" office:value-type="float" office:value="3446" calcext:value-type="float">
            <text:p>3446</text:p>
          </table:table-cell>
        </table:table-row>
        <table:table-row table:style-name="ro1">
          <table:table-cell table:formula="of:=MIN([.A25]+[.A186];[.A106])" office:value-type="float" office:value="268231" calcext:value-type="float">
            <text:p>268231</text:p>
          </table:table-cell>
          <table:table-cell table:formula="of:=MIN([.B25]+[.B186];[.B106])" office:value-type="float" office:value="264256" calcext:value-type="float">
            <text:p>264256</text:p>
          </table:table-cell>
          <table:table-cell table:formula="of:=MIN([.C25]+[.C186];[.C106])" office:value-type="float" office:value="263499" calcext:value-type="float">
            <text:p>263499</text:p>
          </table:table-cell>
          <table:table-cell table:formula="of:=MIN([.D25]+[.D186];[.D106])" office:value-type="float" office:value="256781" calcext:value-type="float">
            <text:p>256781</text:p>
          </table:table-cell>
          <table:table-cell table:formula="of:=MIN([.E25]+[.E186];[.E106])" office:value-type="float" office:value="250981" calcext:value-type="float">
            <text:p>250981</text:p>
          </table:table-cell>
          <table:table-cell table:formula="of:=MIN([.F25]+[.F186];[.F106])" office:value-type="float" office:value="246411" calcext:value-type="float">
            <text:p>246411</text:p>
          </table:table-cell>
          <table:table-cell table:formula="of:=MIN([.G25]+[.G186];[.G106])" office:value-type="float" office:value="252482" calcext:value-type="float">
            <text:p>252482</text:p>
          </table:table-cell>
          <table:table-cell table:formula="of:=MIN([.H25]+[.H186];[.H106])" office:value-type="float" office:value="244115" calcext:value-type="float">
            <text:p>244115</text:p>
          </table:table-cell>
          <table:table-cell table:formula="of:=MIN([.I25]+[.I186];[.I106])" office:value-type="float" office:value="239723" calcext:value-type="float">
            <text:p>239723</text:p>
          </table:table-cell>
          <table:table-cell table:formula="of:=MIN([.J25]+[.J186];[.J106])" office:value-type="float" office:value="230576" calcext:value-type="float">
            <text:p>230576</text:p>
          </table:table-cell>
          <table:table-cell table:formula="of:=MIN([.K25]+[.K186];[.K106])" office:value-type="float" office:value="230565" calcext:value-type="float">
            <text:p>230565</text:p>
          </table:table-cell>
          <table:table-cell table:formula="of:=MIN([.L25]+[.L186];[.L106])" office:value-type="float" office:value="231190" calcext:value-type="float">
            <text:p>231190</text:p>
          </table:table-cell>
          <table:table-cell table:formula="of:=MIN([.M25]+[.M186];[.M106])" office:value-type="float" office:value="225547" calcext:value-type="float">
            <text:p>225547</text:p>
          </table:table-cell>
          <table:table-cell table:formula="of:=MIN([.N25]+[.N186];[.N106])" office:value-type="float" office:value="215902" calcext:value-type="float">
            <text:p>215902</text:p>
          </table:table-cell>
          <table:table-cell table:formula="of:=MIN([.O25]+[.O186];[.O106])" office:value-type="float" office:value="210908" calcext:value-type="float">
            <text:p>210908</text:p>
          </table:table-cell>
          <table:table-cell table:formula="of:=MIN([.P25]+[.P186];[.P106])" office:value-type="float" office:value="214026" calcext:value-type="float">
            <text:p>214026</text:p>
          </table:table-cell>
          <table:table-cell table:formula="of:=MIN([.Q25]+[.Q186];[.Q106])" office:value-type="float" office:value="211799" calcext:value-type="float">
            <text:p>211799</text:p>
          </table:table-cell>
          <table:table-cell table:formula="of:=MIN([.R25]+[.R186];[.R106])" office:value-type="float" office:value="206406" calcext:value-type="float">
            <text:p>206406</text:p>
          </table:table-cell>
          <table:table-cell table:formula="of:=MIN([.S25]+[.S186];[.S106])" office:value-type="float" office:value="211253" calcext:value-type="float">
            <text:p>211253</text:p>
          </table:table-cell>
          <table:table-cell table:formula="of:=MIN([.T25]+[.T186];[.T106])" office:value-type="float" office:value="204015" calcext:value-type="float">
            <text:p>204015</text:p>
          </table:table-cell>
          <table:table-cell table:formula="of:=MIN([.U25]+[.U186];[.U106])" office:value-type="float" office:value="203797" calcext:value-type="float">
            <text:p>203797</text:p>
          </table:table-cell>
          <table:table-cell table:formula="of:=MIN([.V25]+[.V186];[.V106])" office:value-type="float" office:value="195961" calcext:value-type="float">
            <text:p>195961</text:p>
          </table:table-cell>
          <table:table-cell table:formula="of:=MIN([.W25]+[.W186];[.W106])" office:value-type="float" office:value="204625" calcext:value-type="float">
            <text:p>204625</text:p>
          </table:table-cell>
          <table:table-cell table:formula="of:=MIN([.X25]+[.X186];[.X106])" office:value-type="float" office:value="197309" calcext:value-type="float">
            <text:p>197309</text:p>
          </table:table-cell>
          <table:table-cell table:formula="of:=MIN([.Y25]+[.Y186];[.Y106])" office:value-type="float" office:value="191973" calcext:value-type="float">
            <text:p>191973</text:p>
          </table:table-cell>
          <table:table-cell table:formula="of:=MIN([.Z25]+[.Z186];[.Z106])" office:value-type="float" office:value="184788" calcext:value-type="float">
            <text:p>184788</text:p>
          </table:table-cell>
          <table:table-cell table:formula="of:=MIN([.AA25]+[.AA186];[.AA106])" office:value-type="float" office:value="181499" calcext:value-type="float">
            <text:p>181499</text:p>
          </table:table-cell>
          <table:table-cell table:formula="of:=MIN([.AB25]+[.AB186];[.AB106])" office:value-type="float" office:value="179845" calcext:value-type="float">
            <text:p>179845</text:p>
          </table:table-cell>
          <table:table-cell table:formula="of:=MIN([.AC25]+[.AC186];[.AC106])" office:value-type="float" office:value="170156" calcext:value-type="float">
            <text:p>170156</text:p>
          </table:table-cell>
          <table:table-cell table:formula="of:=MIN([.AD25]+[.AD186];[.AD106])" office:value-type="float" office:value="172101" calcext:value-type="float">
            <text:p>172101</text:p>
          </table:table-cell>
          <table:table-cell table:formula="of:=MIN([.AE25]+[.AE186];[.AE106])" office:value-type="float" office:value="166364" calcext:value-type="float">
            <text:p>166364</text:p>
          </table:table-cell>
          <table:table-cell table:formula="of:=MIN([.AF25]+[.AF186];[.AF106])" office:value-type="float" office:value="162961" calcext:value-type="float">
            <text:p>162961</text:p>
          </table:table-cell>
          <table:table-cell table:formula="of:=MIN([.AG25]+[.AG186];[.AG106])" office:value-type="float" office:value="161837" calcext:value-type="float">
            <text:p>161837</text:p>
          </table:table-cell>
          <table:table-cell table:formula="of:=MIN([.AH25]+[.AH186];[.AH106])" office:value-type="float" office:value="159158" calcext:value-type="float">
            <text:p>159158</text:p>
          </table:table-cell>
          <table:table-cell table:formula="of:=MIN([.AI25]+[.AI186];[.AI106])" office:value-type="float" office:value="156346" calcext:value-type="float">
            <text:p>156346</text:p>
          </table:table-cell>
          <table:table-cell table:formula="of:=MIN([.AJ25]+[.AJ186];[.AJ106])" office:value-type="float" office:value="148598" calcext:value-type="float">
            <text:p>148598</text:p>
          </table:table-cell>
          <table:table-cell table:formula="of:=MIN([.AK25]+[.AK186];[.AK106])" office:value-type="float" office:value="150615" calcext:value-type="float">
            <text:p>150615</text:p>
          </table:table-cell>
          <table:table-cell table:formula="of:=MIN([.AL25]+[.AL186];[.AL106])" office:value-type="float" office:value="149276" calcext:value-type="float">
            <text:p>149276</text:p>
          </table:table-cell>
          <table:table-cell table:formula="of:=MIN([.AM25]+[.AM186];[.AM106])" office:value-type="float" office:value="143835" calcext:value-type="float">
            <text:p>143835</text:p>
          </table:table-cell>
          <table:table-cell table:formula="of:=MIN([.AN25]+[.AN186];[.AN106])" office:value-type="float" office:value="145038" calcext:value-type="float">
            <text:p>145038</text:p>
          </table:table-cell>
          <table:table-cell table:formula="of:=MIN([.AO25]+[.AO186];[.AO106])" office:value-type="float" office:value="139016" calcext:value-type="float">
            <text:p>139016</text:p>
          </table:table-cell>
          <table:table-cell table:formula="of:=MIN([.AP25]+[.AP186];[.AP106])" office:value-type="float" office:value="129935" calcext:value-type="float">
            <text:p>129935</text:p>
          </table:table-cell>
          <table:table-cell table:formula="of:=MIN([.AQ25]+[.AQ186];[.AQ106])" office:value-type="float" office:value="124317" calcext:value-type="float">
            <text:p>124317</text:p>
          </table:table-cell>
          <table:table-cell table:formula="of:=MIN([.AR25]+[.AR186];[.AR106])" office:value-type="float" office:value="123459" calcext:value-type="float">
            <text:p>123459</text:p>
          </table:table-cell>
          <table:table-cell table:formula="of:=MIN([.AS25]+[.AS186];[.AS106])" office:value-type="float" office:value="118490" calcext:value-type="float">
            <text:p>118490</text:p>
          </table:table-cell>
          <table:table-cell table:formula="of:=MIN([.AT25]+[.AT186];[.AT106])" office:value-type="float" office:value="118473" calcext:value-type="float">
            <text:p>118473</text:p>
          </table:table-cell>
          <table:table-cell table:formula="of:=MIN([.AU25]+[.AU186];[.AU106])" office:value-type="float" office:value="119415" calcext:value-type="float">
            <text:p>119415</text:p>
          </table:table-cell>
          <table:table-cell table:formula="of:=MIN([.AV25]+[.AV186];[.AV106])" office:value-type="float" office:value="115444" calcext:value-type="float">
            <text:p>115444</text:p>
          </table:table-cell>
          <table:table-cell table:formula="of:=MIN([.AW25]+[.AW186];[.AW106])" office:value-type="float" office:value="109045" calcext:value-type="float">
            <text:p>109045</text:p>
          </table:table-cell>
          <table:table-cell table:formula="of:=MIN([.AX25]+[.AX186];[.AX106])" office:value-type="float" office:value="101570" calcext:value-type="float">
            <text:p>101570</text:p>
          </table:table-cell>
          <table:table-cell table:formula="of:=MIN([.AY25]+[.AY186];[.AY106])" office:value-type="float" office:value="99389" calcext:value-type="float">
            <text:p>99389</text:p>
          </table:table-cell>
          <table:table-cell table:formula="of:=MIN([.AZ25]+[.AZ186];[.AZ106])" office:value-type="float" office:value="98450" calcext:value-type="float">
            <text:p>98450</text:p>
          </table:table-cell>
          <table:table-cell table:formula="of:=MIN([.BA25]+[.BA186];[.BA106])" office:value-type="float" office:value="98035" calcext:value-type="float">
            <text:p>98035</text:p>
          </table:table-cell>
          <table:table-cell table:formula="of:=MIN([.BB25]+[.BB186];[.BB106])" office:value-type="float" office:value="99047" calcext:value-type="float">
            <text:p>99047</text:p>
          </table:table-cell>
          <table:table-cell table:formula="of:=MIN([.BC25]+[.BC186];[.BC106])" office:value-type="float" office:value="92742" calcext:value-type="float">
            <text:p>92742</text:p>
          </table:table-cell>
          <table:table-cell table:formula="of:=MIN([.BD25]+[.BD186];[.BD106])" office:value-type="float" office:value="84489" calcext:value-type="float">
            <text:p>84489</text:p>
          </table:table-cell>
          <table:table-cell table:formula="of:=MIN([.BE25]+[.BE186];[.BE106])" office:value-type="float" office:value="89556" calcext:value-type="float">
            <text:p>89556</text:p>
          </table:table-cell>
          <table:table-cell table:formula="of:=MIN([.BF25]+[.BF186];[.BF106])" office:value-type="float" office:value="84190" calcext:value-type="float">
            <text:p>84190</text:p>
          </table:table-cell>
          <table:table-cell table:formula="of:=MIN([.BG25]+[.BG186];[.BG106])" office:value-type="float" office:value="76216" calcext:value-type="float">
            <text:p>76216</text:p>
          </table:table-cell>
          <table:table-cell table:formula="of:=MIN([.BH25]+[.BH186];[.BH106])" office:value-type="float" office:value="68357" calcext:value-type="float">
            <text:p>68357</text:p>
          </table:table-cell>
          <table:table-cell table:formula="of:=MIN([.BI25]+[.BI186];[.BI106])" office:value-type="float" office:value="68911" calcext:value-type="float">
            <text:p>68911</text:p>
          </table:table-cell>
          <table:table-cell table:formula="of:=MIN([.BJ25]+[.BJ186];[.BJ106])" office:value-type="float" office:value="62575" calcext:value-type="float">
            <text:p>62575</text:p>
          </table:table-cell>
          <table:table-cell table:formula="of:=MIN([.BK25]+[.BK186];[.BK106])" office:value-type="float" office:value="59382" calcext:value-type="float">
            <text:p>59382</text:p>
          </table:table-cell>
          <table:table-cell table:formula="of:=MIN([.BL25]+[.BL186];[.BL106])" office:value-type="float" office:value="61374" calcext:value-type="float">
            <text:p>61374</text:p>
          </table:table-cell>
          <table:table-cell table:formula="of:=MIN([.BM25]+[.BM186];[.BM106])" office:value-type="float" office:value="59793" calcext:value-type="float">
            <text:p>59793</text:p>
          </table:table-cell>
          <table:table-cell table:formula="of:=MIN([.BN25]+[.BN186];[.BN106])" office:value-type="float" office:value="55714" calcext:value-type="float">
            <text:p>55714</text:p>
          </table:table-cell>
          <table:table-cell table:formula="of:=MIN([.BO25]+[.BO186];[.BO106])" office:value-type="float" office:value="58974" calcext:value-type="float">
            <text:p>58974</text:p>
          </table:table-cell>
          <table:table-cell table:formula="of:=MIN([.BP25]+[.BP186];[.BP106])" office:value-type="float" office:value="52329" calcext:value-type="float">
            <text:p>52329</text:p>
          </table:table-cell>
          <table:table-cell table:formula="of:=MIN([.BQ25]+[.BQ186];[.BQ106])" office:value-type="float" office:value="47017" calcext:value-type="float">
            <text:p>47017</text:p>
          </table:table-cell>
          <table:table-cell table:formula="of:=MIN([.BR25]+[.BR186];[.BR106])" office:value-type="float" office:value="37621" calcext:value-type="float">
            <text:p>37621</text:p>
          </table:table-cell>
          <table:table-cell table:formula="of:=MIN([.BS25]+[.BS186];[.BS106])" office:value-type="float" office:value="34785" calcext:value-type="float">
            <text:p>34785</text:p>
          </table:table-cell>
          <table:table-cell table:formula="of:=MIN([.BT25]+[.BT186];[.BT106])" office:value-type="float" office:value="28682" calcext:value-type="float">
            <text:p>28682</text:p>
          </table:table-cell>
          <table:table-cell table:formula="of:=MIN([.BU25]+[.BU186];[.BU106])" office:value-type="float" office:value="26825" calcext:value-type="float">
            <text:p>26825</text:p>
          </table:table-cell>
          <table:table-cell table:formula="of:=MIN([.BV25]+[.BV186];[.BV106])" office:value-type="float" office:value="17846" calcext:value-type="float">
            <text:p>17846</text:p>
          </table:table-cell>
          <table:table-cell table:formula="of:=MIN([.BW25]+[.BW186];[.BW106])" office:value-type="float" office:value="14011" calcext:value-type="float">
            <text:p>14011</text:p>
          </table:table-cell>
          <table:table-cell table:formula="of:=MIN([.BX25]+[.BX186];[.BX106])" office:value-type="float" office:value="11536" calcext:value-type="float">
            <text:p>11536</text:p>
          </table:table-cell>
          <table:table-cell table:formula="of:=MIN([.BY25]+[.BY186];[.BY106])" office:value-type="float" office:value="16464" calcext:value-type="float">
            <text:p>16464</text:p>
          </table:table-cell>
          <table:table-cell table:formula="of:=MIN([.BZ25]+[.BZ186];[.BZ106])" office:value-type="float" office:value="9042" calcext:value-type="float">
            <text:p>9042</text:p>
          </table:table-cell>
          <table:table-cell table:formula="of:=MIN([.CA25]+[.CA186];[.CA106])" office:value-type="float" office:value="13503" calcext:value-type="float">
            <text:p>13503</text:p>
          </table:table-cell>
          <table:table-cell table:formula="of:=[.CB106]" office:value-type="float" office:value="7615" calcext:value-type="float">
            <text:p>7615</text:p>
          </table:table-cell>
        </table:table-row>
        <table:table-row table:style-name="ro1">
          <table:table-cell table:formula="of:=MIN([.A26]+[.A187];[.A107])" office:value-type="float" office:value="271284" calcext:value-type="float">
            <text:p>271284</text:p>
          </table:table-cell>
          <table:table-cell table:formula="of:=MIN([.B26]+[.B187];[.B107])" office:value-type="float" office:value="262340" calcext:value-type="float">
            <text:p>262340</text:p>
          </table:table-cell>
          <table:table-cell table:formula="of:=MIN([.C26]+[.C187];[.C107])" office:value-type="float" office:value="257677" calcext:value-type="float">
            <text:p>257677</text:p>
          </table:table-cell>
          <table:table-cell table:formula="of:=MIN([.D26]+[.D187];[.D107])" office:value-type="float" office:value="251991" calcext:value-type="float">
            <text:p>251991</text:p>
          </table:table-cell>
          <table:table-cell table:formula="of:=MIN([.E26]+[.E187];[.E107])" office:value-type="float" office:value="249003" calcext:value-type="float">
            <text:p>249003</text:p>
          </table:table-cell>
          <table:table-cell table:formula="of:=MIN([.F26]+[.F187];[.F107])" office:value-type="float" office:value="248770" calcext:value-type="float">
            <text:p>248770</text:p>
          </table:table-cell>
          <table:table-cell table:formula="of:=MIN([.G26]+[.G187];[.G107])" office:value-type="float" office:value="245480" calcext:value-type="float">
            <text:p>245480</text:p>
          </table:table-cell>
          <table:table-cell table:formula="of:=MIN([.H26]+[.H187];[.H107])" office:value-type="float" office:value="240868" calcext:value-type="float">
            <text:p>240868</text:p>
          </table:table-cell>
          <table:table-cell table:formula="of:=MIN([.I26]+[.I187];[.I107])" office:value-type="float" office:value="231727" calcext:value-type="float">
            <text:p>231727</text:p>
          </table:table-cell>
          <table:table-cell table:formula="of:=MIN([.J26]+[.J187];[.J107])" office:value-type="float" office:value="231329" calcext:value-type="float">
            <text:p>231329</text:p>
          </table:table-cell>
          <table:table-cell table:formula="of:=MIN([.K26]+[.K187];[.K107])" office:value-type="float" office:value="226654" calcext:value-type="float">
            <text:p>226654</text:p>
          </table:table-cell>
          <table:table-cell table:formula="of:=MIN([.L26]+[.L187];[.L107])" office:value-type="float" office:value="224072" calcext:value-type="float">
            <text:p>224072</text:p>
          </table:table-cell>
          <table:table-cell table:formula="of:=MIN([.M26]+[.M187];[.M107])" office:value-type="float" office:value="216624" calcext:value-type="float">
            <text:p>216624</text:p>
          </table:table-cell>
          <table:table-cell table:formula="of:=MIN([.N26]+[.N187];[.N107])" office:value-type="float" office:value="217334" calcext:value-type="float">
            <text:p>217334</text:p>
          </table:table-cell>
          <table:table-cell table:formula="of:=MIN([.O26]+[.O187];[.O107])" office:value-type="float" office:value="208880" calcext:value-type="float">
            <text:p>208880</text:p>
          </table:table-cell>
          <table:table-cell table:formula="of:=MIN([.P26]+[.P187];[.P107])" office:value-type="float" office:value="207964" calcext:value-type="float">
            <text:p>207964</text:p>
          </table:table-cell>
          <table:table-cell table:formula="of:=MIN([.Q26]+[.Q187];[.Q107])" office:value-type="float" office:value="206368" calcext:value-type="float">
            <text:p>206368</text:p>
          </table:table-cell>
          <table:table-cell table:formula="of:=MIN([.R26]+[.R187];[.R107])" office:value-type="float" office:value="204127" calcext:value-type="float">
            <text:p>204127</text:p>
          </table:table-cell>
          <table:table-cell table:formula="of:=MIN([.S26]+[.S187];[.S107])" office:value-type="float" office:value="202501" calcext:value-type="float">
            <text:p>202501</text:p>
          </table:table-cell>
          <table:table-cell table:formula="of:=MIN([.T26]+[.T187];[.T107])" office:value-type="float" office:value="201357" calcext:value-type="float">
            <text:p>201357</text:p>
          </table:table-cell>
          <table:table-cell table:formula="of:=MIN([.U26]+[.U187];[.U107])" office:value-type="float" office:value="198616" calcext:value-type="float">
            <text:p>198616</text:p>
          </table:table-cell>
          <table:table-cell table:formula="of:=MIN([.V26]+[.V187];[.V107])" office:value-type="float" office:value="194967" calcext:value-type="float">
            <text:p>194967</text:p>
          </table:table-cell>
          <table:table-cell table:formula="of:=MIN([.W26]+[.W187];[.W107])" office:value-type="float" office:value="198223" calcext:value-type="float">
            <text:p>198223</text:p>
          </table:table-cell>
          <table:table-cell table:formula="of:=MIN([.X26]+[.X187];[.X107])" office:value-type="float" office:value="192149" calcext:value-type="float">
            <text:p>192149</text:p>
          </table:table-cell>
          <table:table-cell table:formula="of:=MIN([.Y26]+[.Y187];[.Y107])" office:value-type="float" office:value="184979" calcext:value-type="float">
            <text:p>184979</text:p>
          </table:table-cell>
          <table:table-cell table:formula="of:=MIN([.Z26]+[.Z187];[.Z107])" office:value-type="float" office:value="182076" calcext:value-type="float">
            <text:p>182076</text:p>
          </table:table-cell>
          <table:table-cell table:formula="of:=MIN([.AA26]+[.AA187];[.AA107])" office:value-type="float" office:value="179601" calcext:value-type="float">
            <text:p>179601</text:p>
          </table:table-cell>
          <table:table-cell table:formula="of:=MIN([.AB26]+[.AB187];[.AB107])" office:value-type="float" office:value="174276" calcext:value-type="float">
            <text:p>174276</text:p>
          </table:table-cell>
          <table:table-cell table:formula="of:=MIN([.AC26]+[.AC187];[.AC107])" office:value-type="float" office:value="167825" calcext:value-type="float">
            <text:p>167825</text:p>
          </table:table-cell>
          <table:table-cell table:formula="of:=MIN([.AD26]+[.AD187];[.AD107])" office:value-type="float" office:value="166901" calcext:value-type="float">
            <text:p>166901</text:p>
          </table:table-cell>
          <table:table-cell table:formula="of:=MIN([.AE26]+[.AE187];[.AE107])" office:value-type="float" office:value="163573" calcext:value-type="float">
            <text:p>163573</text:p>
          </table:table-cell>
          <table:table-cell table:formula="of:=MIN([.AF26]+[.AF187];[.AF107])" office:value-type="float" office:value="163051" calcext:value-type="float">
            <text:p>163051</text:p>
          </table:table-cell>
          <table:table-cell table:formula="of:=MIN([.AG26]+[.AG187];[.AG107])" office:value-type="float" office:value="166650" calcext:value-type="float">
            <text:p>166650</text:p>
          </table:table-cell>
          <table:table-cell table:formula="of:=MIN([.AH26]+[.AH187];[.AH107])" office:value-type="float" office:value="167876" calcext:value-type="float">
            <text:p>167876</text:p>
          </table:table-cell>
          <table:table-cell table:formula="of:=MIN([.AI26]+[.AI187];[.AI107])" office:value-type="float" office:value="158139" calcext:value-type="float">
            <text:p>158139</text:p>
          </table:table-cell>
          <table:table-cell table:formula="of:=MIN([.AJ26]+[.AJ187];[.AJ107])" office:value-type="float" office:value="148582" calcext:value-type="float">
            <text:p>148582</text:p>
          </table:table-cell>
          <table:table-cell table:formula="of:=MIN([.AK26]+[.AK187];[.AK107])" office:value-type="float" office:value="147891" calcext:value-type="float">
            <text:p>147891</text:p>
          </table:table-cell>
          <table:table-cell table:formula="of:=MIN([.AL26]+[.AL187];[.AL107])" office:value-type="float" office:value="145503" calcext:value-type="float">
            <text:p>145503</text:p>
          </table:table-cell>
          <table:table-cell table:formula="of:=MIN([.AM26]+[.AM187];[.AM107])" office:value-type="float" office:value="146586" calcext:value-type="float">
            <text:p>146586</text:p>
          </table:table-cell>
          <table:table-cell table:formula="of:=MIN([.AN26]+[.AN187];[.AN107])" office:value-type="float" office:value="144786" calcext:value-type="float">
            <text:p>144786</text:p>
          </table:table-cell>
          <table:table-cell table:formula="of:=MIN([.AO26]+[.AO187];[.AO107])" office:value-type="float" office:value="143430" calcext:value-type="float">
            <text:p>143430</text:p>
          </table:table-cell>
          <table:table-cell table:formula="of:=MIN([.AP26]+[.AP187];[.AP107])" office:value-type="float" office:value="134224" calcext:value-type="float">
            <text:p>134224</text:p>
          </table:table-cell>
          <table:table-cell table:formula="of:=MIN([.AQ26]+[.AQ187];[.AQ107])" office:value-type="float" office:value="129517" calcext:value-type="float">
            <text:p>129517</text:p>
          </table:table-cell>
          <table:table-cell table:formula="of:=MIN([.AR26]+[.AR187];[.AR107])" office:value-type="float" office:value="130566" calcext:value-type="float">
            <text:p>130566</text:p>
          </table:table-cell>
          <table:table-cell table:formula="of:=MIN([.AS26]+[.AS187];[.AS107])" office:value-type="float" office:value="126594" calcext:value-type="float">
            <text:p>126594</text:p>
          </table:table-cell>
          <table:table-cell table:formula="of:=MIN([.AT26]+[.AT187];[.AT107])" office:value-type="float" office:value="122806" calcext:value-type="float">
            <text:p>122806</text:p>
          </table:table-cell>
          <table:table-cell table:formula="of:=MIN([.AU26]+[.AU187];[.AU107])" office:value-type="float" office:value="124626" calcext:value-type="float">
            <text:p>124626</text:p>
          </table:table-cell>
          <table:table-cell table:formula="of:=MIN([.AV26]+[.AV187];[.AV107])" office:value-type="float" office:value="114766" calcext:value-type="float">
            <text:p>114766</text:p>
          </table:table-cell>
          <table:table-cell table:formula="of:=MIN([.AW26]+[.AW187];[.AW107])" office:value-type="float" office:value="109753" calcext:value-type="float">
            <text:p>109753</text:p>
          </table:table-cell>
          <table:table-cell table:formula="of:=MIN([.AX26]+[.AX187];[.AX107])" office:value-type="float" office:value="108529" calcext:value-type="float">
            <text:p>108529</text:p>
          </table:table-cell>
          <table:table-cell table:formula="of:=MIN([.AY26]+[.AY187];[.AY107])" office:value-type="float" office:value="107916" calcext:value-type="float">
            <text:p>107916</text:p>
          </table:table-cell>
          <table:table-cell table:formula="of:=MIN([.AZ26]+[.AZ187];[.AZ107])" office:value-type="float" office:value="100327" calcext:value-type="float">
            <text:p>100327</text:p>
          </table:table-cell>
          <table:table-cell table:formula="of:=MIN([.BA26]+[.BA187];[.BA107])" office:value-type="float" office:value="100919" calcext:value-type="float">
            <text:p>100919</text:p>
          </table:table-cell>
          <table:table-cell table:formula="of:=MIN([.BB26]+[.BB187];[.BB107])" office:value-type="float" office:value="96374" calcext:value-type="float">
            <text:p>96374</text:p>
          </table:table-cell>
          <table:table-cell table:formula="of:=MIN([.BC26]+[.BC187];[.BC107])" office:value-type="float" office:value="88602" calcext:value-type="float">
            <text:p>88602</text:p>
          </table:table-cell>
          <table:table-cell table:formula="of:=MIN([.BD26]+[.BD187];[.BD107])" office:value-type="float" office:value="82334" calcext:value-type="float">
            <text:p>82334</text:p>
          </table:table-cell>
          <table:table-cell table:formula="of:=MIN([.BE26]+[.BE187];[.BE107])" office:value-type="float" office:value="81713" calcext:value-type="float">
            <text:p>81713</text:p>
          </table:table-cell>
          <table:table-cell table:formula="of:=MIN([.BF26]+[.BF187];[.BF107])" office:value-type="float" office:value="81930" calcext:value-type="float">
            <text:p>81930</text:p>
          </table:table-cell>
          <table:table-cell table:formula="of:=MIN([.BG26]+[.BG187];[.BG107])" office:value-type="float" office:value="72581" calcext:value-type="float">
            <text:p>72581</text:p>
          </table:table-cell>
          <table:table-cell table:formula="of:=MIN([.BH26]+[.BH187];[.BH107])" office:value-type="float" office:value="66611" calcext:value-type="float">
            <text:p>66611</text:p>
          </table:table-cell>
          <table:table-cell table:formula="of:=MIN([.BI26]+[.BI187];[.BI107])" office:value-type="float" office:value="69419" calcext:value-type="float">
            <text:p>69419</text:p>
          </table:table-cell>
          <table:table-cell table:formula="of:=MIN([.BJ26]+[.BJ187];[.BJ107])" office:value-type="float" office:value="59836" calcext:value-type="float">
            <text:p>59836</text:p>
          </table:table-cell>
          <table:table-cell table:formula="of:=MIN([.BK26]+[.BK187];[.BK107])" office:value-type="float" office:value="56765" calcext:value-type="float">
            <text:p>56765</text:p>
          </table:table-cell>
          <table:table-cell table:formula="of:=MIN([.BL26]+[.BL187];[.BL107])" office:value-type="float" office:value="52638" calcext:value-type="float">
            <text:p>52638</text:p>
          </table:table-cell>
          <table:table-cell table:formula="of:=MIN([.BM26]+[.BM187];[.BM107])" office:value-type="float" office:value="57621" calcext:value-type="float">
            <text:p>57621</text:p>
          </table:table-cell>
          <table:table-cell table:formula="of:=MIN([.BN26]+[.BN187];[.BN107])" office:value-type="float" office:value="49390" calcext:value-type="float">
            <text:p>49390</text:p>
          </table:table-cell>
          <table:table-cell table:formula="of:=MIN([.BO26]+[.BO187];[.BO107])" office:value-type="float" office:value="52552" calcext:value-type="float">
            <text:p>52552</text:p>
          </table:table-cell>
          <table:table-cell table:formula="of:=MIN([.BP26]+[.BP187];[.BP107])" office:value-type="float" office:value="43438" calcext:value-type="float">
            <text:p>43438</text:p>
          </table:table-cell>
          <table:table-cell table:formula="of:=MIN([.BQ26]+[.BQ187];[.BQ107])" office:value-type="float" office:value="39602" calcext:value-type="float">
            <text:p>39602</text:p>
          </table:table-cell>
          <table:table-cell table:formula="of:=MIN([.BR26]+[.BR187];[.BR107])" office:value-type="float" office:value="32099" calcext:value-type="float">
            <text:p>32099</text:p>
          </table:table-cell>
          <table:table-cell table:formula="of:=MIN([.BS26]+[.BS187];[.BS107])" office:value-type="float" office:value="29716" calcext:value-type="float">
            <text:p>29716</text:p>
          </table:table-cell>
          <table:table-cell table:formula="of:=MIN([.BT26]+[.BT187];[.BT107])" office:value-type="float" office:value="29562" calcext:value-type="float">
            <text:p>29562</text:p>
          </table:table-cell>
          <table:table-cell table:formula="of:=MIN([.BU26]+[.BU187];[.BU107])" office:value-type="float" office:value="28260" calcext:value-type="float">
            <text:p>28260</text:p>
          </table:table-cell>
          <table:table-cell table:formula="of:=MIN([.BV26]+[.BV187];[.BV107])" office:value-type="float" office:value="20225" calcext:value-type="float">
            <text:p>20225</text:p>
          </table:table-cell>
          <table:table-cell table:formula="of:=MIN([.BW26]+[.BW187];[.BW107])" office:value-type="float" office:value="22277" calcext:value-type="float">
            <text:p>22277</text:p>
          </table:table-cell>
          <table:table-cell table:formula="of:=MIN([.BX26]+[.BX187];[.BX107])" office:value-type="float" office:value="12573" calcext:value-type="float">
            <text:p>12573</text:p>
          </table:table-cell>
          <table:table-cell table:formula="of:=MIN([.BY26]+[.BY187];[.BY107])" office:value-type="float" office:value="12953" calcext:value-type="float">
            <text:p>12953</text:p>
          </table:table-cell>
          <table:table-cell table:formula="of:=MIN([.BZ26]+[.BZ187];[.BZ107])" office:value-type="float" office:value="8961" calcext:value-type="float">
            <text:p>8961</text:p>
          </table:table-cell>
          <table:table-cell table:formula="of:=MIN([.CA26]+[.CA187];[.CA107])" office:value-type="float" office:value="5319" calcext:value-type="float">
            <text:p>5319</text:p>
          </table:table-cell>
          <table:table-cell table:formula="of:=[.CB107]" office:value-type="float" office:value="4303" calcext:value-type="float">
            <text:p>4303</text:p>
          </table:table-cell>
        </table:table-row>
        <table:table-row table:style-name="ro1">
          <table:table-cell table:formula="of:=MIN([.A27]+[.A188];[.A108])" office:value-type="float" office:value="262036" calcext:value-type="float">
            <text:p>262036</text:p>
          </table:table-cell>
          <table:table-cell table:formula="of:=MIN([.B27]+[.B188];[.B108])" office:value-type="float" office:value="256943" calcext:value-type="float">
            <text:p>256943</text:p>
          </table:table-cell>
          <table:table-cell table:formula="of:=MIN([.C27]+[.C188];[.C108])" office:value-type="float" office:value="256805" calcext:value-type="float">
            <text:p>256805</text:p>
          </table:table-cell>
          <table:table-cell table:formula="of:=MIN([.D27]+[.D188];[.D108])" office:value-type="float" office:value="252166" calcext:value-type="float">
            <text:p>252166</text:p>
          </table:table-cell>
          <table:table-cell table:formula="of:=MIN([.E27]+[.E188];[.E108])" office:value-type="float" office:value="245557" calcext:value-type="float">
            <text:p>245557</text:p>
          </table:table-cell>
          <table:table-cell table:formula="of:=MIN([.F27]+[.F188];[.F108])" office:value-type="float" office:value="244411" calcext:value-type="float">
            <text:p>244411</text:p>
          </table:table-cell>
          <table:table-cell table:formula="of:=MIN([.G27]+[.G188];[.G108])" office:value-type="float" office:value="238846" calcext:value-type="float">
            <text:p>238846</text:p>
          </table:table-cell>
          <table:table-cell table:formula="of:=MIN([.H27]+[.H188];[.H108])" office:value-type="float" office:value="238751" calcext:value-type="float">
            <text:p>238751</text:p>
          </table:table-cell>
          <table:table-cell table:formula="of:=MIN([.I27]+[.I188];[.I108])" office:value-type="float" office:value="231230" calcext:value-type="float">
            <text:p>231230</text:p>
          </table:table-cell>
          <table:table-cell table:formula="of:=MIN([.J27]+[.J188];[.J108])" office:value-type="float" office:value="222153" calcext:value-type="float">
            <text:p>222153</text:p>
          </table:table-cell>
          <table:table-cell table:formula="of:=MIN([.K27]+[.K188];[.K108])" office:value-type="float" office:value="219881" calcext:value-type="float">
            <text:p>219881</text:p>
          </table:table-cell>
          <table:table-cell table:formula="of:=MIN([.L27]+[.L188];[.L108])" office:value-type="float" office:value="218907" calcext:value-type="float">
            <text:p>218907</text:p>
          </table:table-cell>
          <table:table-cell table:formula="of:=MIN([.M27]+[.M188];[.M108])" office:value-type="float" office:value="214717" calcext:value-type="float">
            <text:p>214717</text:p>
          </table:table-cell>
          <table:table-cell table:formula="of:=MIN([.N27]+[.N188];[.N108])" office:value-type="float" office:value="212252" calcext:value-type="float">
            <text:p>212252</text:p>
          </table:table-cell>
          <table:table-cell table:formula="of:=MIN([.O27]+[.O188];[.O108])" office:value-type="float" office:value="209602" calcext:value-type="float">
            <text:p>209602</text:p>
          </table:table-cell>
          <table:table-cell table:formula="of:=MIN([.P27]+[.P188];[.P108])" office:value-type="float" office:value="212729" calcext:value-type="float">
            <text:p>212729</text:p>
          </table:table-cell>
          <table:table-cell table:formula="of:=MIN([.Q27]+[.Q188];[.Q108])" office:value-type="float" office:value="207731" calcext:value-type="float">
            <text:p>207731</text:p>
          </table:table-cell>
          <table:table-cell table:formula="of:=MIN([.R27]+[.R188];[.R108])" office:value-type="float" office:value="204164" calcext:value-type="float">
            <text:p>204164</text:p>
          </table:table-cell>
          <table:table-cell table:formula="of:=MIN([.S27]+[.S188];[.S108])" office:value-type="float" office:value="201117" calcext:value-type="float">
            <text:p>201117</text:p>
          </table:table-cell>
          <table:table-cell table:formula="of:=MIN([.T27]+[.T188];[.T108])" office:value-type="float" office:value="200196" calcext:value-type="float">
            <text:p>200196</text:p>
          </table:table-cell>
          <table:table-cell table:formula="of:=MIN([.U27]+[.U188];[.U108])" office:value-type="float" office:value="197460" calcext:value-type="float">
            <text:p>197460</text:p>
          </table:table-cell>
          <table:table-cell table:formula="of:=MIN([.V27]+[.V188];[.V108])" office:value-type="float" office:value="189605" calcext:value-type="float">
            <text:p>189605</text:p>
          </table:table-cell>
          <table:table-cell table:formula="of:=MIN([.W27]+[.W188];[.W108])" office:value-type="float" office:value="189432" calcext:value-type="float">
            <text:p>189432</text:p>
          </table:table-cell>
          <table:table-cell table:formula="of:=MIN([.X27]+[.X188];[.X108])" office:value-type="float" office:value="187367" calcext:value-type="float">
            <text:p>187367</text:p>
          </table:table-cell>
          <table:table-cell table:formula="of:=MIN([.Y27]+[.Y188];[.Y108])" office:value-type="float" office:value="183129" calcext:value-type="float">
            <text:p>183129</text:p>
          </table:table-cell>
          <table:table-cell table:formula="of:=MIN([.Z27]+[.Z188];[.Z108])" office:value-type="float" office:value="182081" calcext:value-type="float">
            <text:p>182081</text:p>
          </table:table-cell>
          <table:table-cell table:formula="of:=MIN([.AA27]+[.AA188];[.AA108])" office:value-type="float" office:value="186448" calcext:value-type="float">
            <text:p>186448</text:p>
          </table:table-cell>
          <table:table-cell table:formula="of:=MIN([.AB27]+[.AB188];[.AB108])" office:value-type="float" office:value="183824" calcext:value-type="float">
            <text:p>183824</text:p>
          </table:table-cell>
          <table:table-cell table:formula="of:=MIN([.AC27]+[.AC188];[.AC108])" office:value-type="float" office:value="176457" calcext:value-type="float">
            <text:p>176457</text:p>
          </table:table-cell>
          <table:table-cell table:formula="of:=MIN([.AD27]+[.AD188];[.AD108])" office:value-type="float" office:value="176095" calcext:value-type="float">
            <text:p>176095</text:p>
          </table:table-cell>
          <table:table-cell table:formula="of:=MIN([.AE27]+[.AE188];[.AE108])" office:value-type="float" office:value="169515" calcext:value-type="float">
            <text:p>169515</text:p>
          </table:table-cell>
          <table:table-cell table:formula="of:=MIN([.AF27]+[.AF188];[.AF108])" office:value-type="float" office:value="166816" calcext:value-type="float">
            <text:p>166816</text:p>
          </table:table-cell>
          <table:table-cell table:formula="of:=MIN([.AG27]+[.AG188];[.AG108])" office:value-type="float" office:value="168006" calcext:value-type="float">
            <text:p>168006</text:p>
          </table:table-cell>
          <table:table-cell table:formula="of:=MIN([.AH27]+[.AH188];[.AH108])" office:value-type="float" office:value="167370" calcext:value-type="float">
            <text:p>167370</text:p>
          </table:table-cell>
          <table:table-cell table:formula="of:=MIN([.AI27]+[.AI188];[.AI108])" office:value-type="float" office:value="160145" calcext:value-type="float">
            <text:p>160145</text:p>
          </table:table-cell>
          <table:table-cell table:formula="of:=MIN([.AJ27]+[.AJ188];[.AJ108])" office:value-type="float" office:value="153866" calcext:value-type="float">
            <text:p>153866</text:p>
          </table:table-cell>
          <table:table-cell table:formula="of:=MIN([.AK27]+[.AK188];[.AK108])" office:value-type="float" office:value="146613" calcext:value-type="float">
            <text:p>146613</text:p>
          </table:table-cell>
          <table:table-cell table:formula="of:=MIN([.AL27]+[.AL188];[.AL108])" office:value-type="float" office:value="144120" calcext:value-type="float">
            <text:p>144120</text:p>
          </table:table-cell>
          <table:table-cell table:formula="of:=MIN([.AM27]+[.AM188];[.AM108])" office:value-type="float" office:value="142565" calcext:value-type="float">
            <text:p>142565</text:p>
          </table:table-cell>
          <table:table-cell table:formula="of:=MIN([.AN27]+[.AN188];[.AN108])" office:value-type="float" office:value="143177" calcext:value-type="float">
            <text:p>143177</text:p>
          </table:table-cell>
          <table:table-cell table:formula="of:=MIN([.AO27]+[.AO188];[.AO108])" office:value-type="float" office:value="147346" calcext:value-type="float">
            <text:p>147346</text:p>
          </table:table-cell>
          <table:table-cell table:formula="of:=MIN([.AP27]+[.AP188];[.AP108])" office:value-type="float" office:value="141146" calcext:value-type="float">
            <text:p>141146</text:p>
          </table:table-cell>
          <table:table-cell table:formula="of:=MIN([.AQ27]+[.AQ188];[.AQ108])" office:value-type="float" office:value="136414" calcext:value-type="float">
            <text:p>136414</text:p>
          </table:table-cell>
          <table:table-cell table:formula="of:=MIN([.AR27]+[.AR188];[.AR108])" office:value-type="float" office:value="138374" calcext:value-type="float">
            <text:p>138374</text:p>
          </table:table-cell>
          <table:table-cell table:formula="of:=MIN([.AS27]+[.AS188];[.AS108])" office:value-type="float" office:value="134167" calcext:value-type="float">
            <text:p>134167</text:p>
          </table:table-cell>
          <table:table-cell table:formula="of:=MIN([.AT27]+[.AT188];[.AT108])" office:value-type="float" office:value="125538" calcext:value-type="float">
            <text:p>125538</text:p>
          </table:table-cell>
          <table:table-cell table:formula="of:=MIN([.AU27]+[.AU188];[.AU108])" office:value-type="float" office:value="124560" calcext:value-type="float">
            <text:p>124560</text:p>
          </table:table-cell>
          <table:table-cell table:formula="of:=MIN([.AV27]+[.AV188];[.AV108])" office:value-type="float" office:value="122689" calcext:value-type="float">
            <text:p>122689</text:p>
          </table:table-cell>
          <table:table-cell table:formula="of:=MIN([.AW27]+[.AW188];[.AW108])" office:value-type="float" office:value="114634" calcext:value-type="float">
            <text:p>114634</text:p>
          </table:table-cell>
          <table:table-cell table:formula="of:=MIN([.AX27]+[.AX188];[.AX108])" office:value-type="float" office:value="114615" calcext:value-type="float">
            <text:p>114615</text:p>
          </table:table-cell>
          <table:table-cell table:formula="of:=MIN([.AY27]+[.AY188];[.AY108])" office:value-type="float" office:value="106976" calcext:value-type="float">
            <text:p>106976</text:p>
          </table:table-cell>
          <table:table-cell table:formula="of:=MIN([.AZ27]+[.AZ188];[.AZ108])" office:value-type="float" office:value="105439" calcext:value-type="float">
            <text:p>105439</text:p>
          </table:table-cell>
          <table:table-cell table:formula="of:=MIN([.BA27]+[.BA188];[.BA108])" office:value-type="float" office:value="97738" calcext:value-type="float">
            <text:p>97738</text:p>
          </table:table-cell>
          <table:table-cell table:formula="of:=MIN([.BB27]+[.BB188];[.BB108])" office:value-type="float" office:value="95230" calcext:value-type="float">
            <text:p>95230</text:p>
          </table:table-cell>
          <table:table-cell table:formula="of:=MIN([.BC27]+[.BC188];[.BC108])" office:value-type="float" office:value="87666" calcext:value-type="float">
            <text:p>87666</text:p>
          </table:table-cell>
          <table:table-cell table:formula="of:=MIN([.BD27]+[.BD188];[.BD108])" office:value-type="float" office:value="81821" calcext:value-type="float">
            <text:p>81821</text:p>
          </table:table-cell>
          <table:table-cell table:formula="of:=MIN([.BE27]+[.BE188];[.BE108])" office:value-type="float" office:value="76798" calcext:value-type="float">
            <text:p>76798</text:p>
          </table:table-cell>
          <table:table-cell table:formula="of:=MIN([.BF27]+[.BF188];[.BF108])" office:value-type="float" office:value="74494" calcext:value-type="float">
            <text:p>74494</text:p>
          </table:table-cell>
          <table:table-cell table:formula="of:=MIN([.BG27]+[.BG188];[.BG108])" office:value-type="float" office:value="69098" calcext:value-type="float">
            <text:p>69098</text:p>
          </table:table-cell>
          <table:table-cell table:formula="of:=MIN([.BH27]+[.BH188];[.BH108])" office:value-type="float" office:value="65905" calcext:value-type="float">
            <text:p>65905</text:p>
          </table:table-cell>
          <table:table-cell table:formula="of:=MIN([.BI27]+[.BI188];[.BI108])" office:value-type="float" office:value="62950" calcext:value-type="float">
            <text:p>62950</text:p>
          </table:table-cell>
          <table:table-cell table:formula="of:=MIN([.BJ27]+[.BJ188];[.BJ108])" office:value-type="float" office:value="61862" calcext:value-type="float">
            <text:p>61862</text:p>
          </table:table-cell>
          <table:table-cell table:formula="of:=MIN([.BK27]+[.BK188];[.BK108])" office:value-type="float" office:value="58061" calcext:value-type="float">
            <text:p>58061</text:p>
          </table:table-cell>
          <table:table-cell table:formula="of:=MIN([.BL27]+[.BL188];[.BL108])" office:value-type="float" office:value="51858" calcext:value-type="float">
            <text:p>51858</text:p>
          </table:table-cell>
          <table:table-cell table:formula="of:=MIN([.BM27]+[.BM188];[.BM108])" office:value-type="float" office:value="50110" calcext:value-type="float">
            <text:p>50110</text:p>
          </table:table-cell>
          <table:table-cell table:formula="of:=MIN([.BN27]+[.BN188];[.BN108])" office:value-type="float" office:value="46373" calcext:value-type="float">
            <text:p>46373</text:p>
          </table:table-cell>
          <table:table-cell table:formula="of:=MIN([.BO27]+[.BO188];[.BO108])" office:value-type="float" office:value="45097" calcext:value-type="float">
            <text:p>45097</text:p>
          </table:table-cell>
          <table:table-cell table:formula="of:=MIN([.BP27]+[.BP188];[.BP108])" office:value-type="float" office:value="47325" calcext:value-type="float">
            <text:p>47325</text:p>
          </table:table-cell>
          <table:table-cell table:formula="of:=MIN([.BQ27]+[.BQ188];[.BQ108])" office:value-type="float" office:value="44006" calcext:value-type="float">
            <text:p>44006</text:p>
          </table:table-cell>
          <table:table-cell table:formula="of:=MIN([.BR27]+[.BR188];[.BR108])" office:value-type="float" office:value="36291" calcext:value-type="float">
            <text:p>36291</text:p>
          </table:table-cell>
          <table:table-cell table:formula="of:=MIN([.BS27]+[.BS188];[.BS108])" office:value-type="float" office:value="27739" calcext:value-type="float">
            <text:p>27739</text:p>
          </table:table-cell>
          <table:table-cell table:formula="of:=MIN([.BT27]+[.BT188];[.BT108])" office:value-type="float" office:value="24692" calcext:value-type="float">
            <text:p>24692</text:p>
          </table:table-cell>
          <table:table-cell table:formula="of:=MIN([.BU27]+[.BU188];[.BU108])" office:value-type="float" office:value="21771" calcext:value-type="float">
            <text:p>21771</text:p>
          </table:table-cell>
          <table:table-cell table:formula="of:=MIN([.BV27]+[.BV188];[.BV108])" office:value-type="float" office:value="21665" calcext:value-type="float">
            <text:p>21665</text:p>
          </table:table-cell>
          <table:table-cell table:formula="of:=MIN([.BW27]+[.BW188];[.BW108])" office:value-type="float" office:value="14157" calcext:value-type="float">
            <text:p>14157</text:p>
          </table:table-cell>
          <table:table-cell table:formula="of:=MIN([.BX27]+[.BX188];[.BX108])" office:value-type="float" office:value="13853" calcext:value-type="float">
            <text:p>13853</text:p>
          </table:table-cell>
          <table:table-cell table:formula="of:=MIN([.BY27]+[.BY188];[.BY108])" office:value-type="float" office:value="18668" calcext:value-type="float">
            <text:p>18668</text:p>
          </table:table-cell>
          <table:table-cell table:formula="of:=MIN([.BZ27]+[.BZ188];[.BZ108])" office:value-type="float" office:value="11528" calcext:value-type="float">
            <text:p>11528</text:p>
          </table:table-cell>
          <table:table-cell table:formula="of:=MIN([.CA27]+[.CA188];[.CA108])" office:value-type="float" office:value="14401" calcext:value-type="float">
            <text:p>14401</text:p>
          </table:table-cell>
          <table:table-cell table:formula="of:=[.CB108]" office:value-type="float" office:value="5266" calcext:value-type="float">
            <text:p>5266</text:p>
          </table:table-cell>
        </table:table-row>
        <table:table-row table:style-name="ro1">
          <table:table-cell table:formula="of:=MIN([.A28]+[.A189];[.A109])" office:value-type="float" office:value="267787" calcext:value-type="float">
            <text:p>267787</text:p>
          </table:table-cell>
          <table:table-cell table:formula="of:=MIN([.B28]+[.B189];[.B109])" office:value-type="float" office:value="261550" calcext:value-type="float">
            <text:p>261550</text:p>
          </table:table-cell>
          <table:table-cell table:formula="of:=MIN([.C28]+[.C189];[.C109])" office:value-type="float" office:value="262653" calcext:value-type="float">
            <text:p>262653</text:p>
          </table:table-cell>
          <table:table-cell table:formula="of:=MIN([.D28]+[.D189];[.D109])" office:value-type="float" office:value="255126" calcext:value-type="float">
            <text:p>255126</text:p>
          </table:table-cell>
          <table:table-cell table:formula="of:=MIN([.E28]+[.E189];[.E109])" office:value-type="float" office:value="246079" calcext:value-type="float">
            <text:p>246079</text:p>
          </table:table-cell>
          <table:table-cell table:formula="of:=MIN([.F28]+[.F189];[.F109])" office:value-type="float" office:value="246725" calcext:value-type="float">
            <text:p>246725</text:p>
          </table:table-cell>
          <table:table-cell table:formula="of:=MIN([.G28]+[.G189];[.G109])" office:value-type="float" office:value="239354" calcext:value-type="float">
            <text:p>239354</text:p>
          </table:table-cell>
          <table:table-cell table:formula="of:=MIN([.H28]+[.H189];[.H109])" office:value-type="float" office:value="234471" calcext:value-type="float">
            <text:p>234471</text:p>
          </table:table-cell>
          <table:table-cell table:formula="of:=MIN([.I28]+[.I189];[.I109])" office:value-type="float" office:value="231931" calcext:value-type="float">
            <text:p>231931</text:p>
          </table:table-cell>
          <table:table-cell table:formula="of:=MIN([.J28]+[.J189];[.J109])" office:value-type="float" office:value="226186" calcext:value-type="float">
            <text:p>226186</text:p>
          </table:table-cell>
          <table:table-cell table:formula="of:=MIN([.K28]+[.K189];[.K109])" office:value-type="float" office:value="219820" calcext:value-type="float">
            <text:p>219820</text:p>
          </table:table-cell>
          <table:table-cell table:formula="of:=MIN([.L28]+[.L189];[.L109])" office:value-type="float" office:value="214519" calcext:value-type="float">
            <text:p>214519</text:p>
          </table:table-cell>
          <table:table-cell table:formula="of:=MIN([.M28]+[.M189];[.M109])" office:value-type="float" office:value="212949" calcext:value-type="float">
            <text:p>212949</text:p>
          </table:table-cell>
          <table:table-cell table:formula="of:=MIN([.N28]+[.N189];[.N109])" office:value-type="float" office:value="212528" calcext:value-type="float">
            <text:p>212528</text:p>
          </table:table-cell>
          <table:table-cell table:formula="of:=MIN([.O28]+[.O189];[.O109])" office:value-type="float" office:value="212963" calcext:value-type="float">
            <text:p>212963</text:p>
          </table:table-cell>
          <table:table-cell table:formula="of:=MIN([.P28]+[.P189];[.P109])" office:value-type="float" office:value="213256" calcext:value-type="float">
            <text:p>213256</text:p>
          </table:table-cell>
          <table:table-cell table:formula="of:=MIN([.Q28]+[.Q189];[.Q109])" office:value-type="float" office:value="214368" calcext:value-type="float">
            <text:p>214368</text:p>
          </table:table-cell>
          <table:table-cell table:formula="of:=MIN([.R28]+[.R189];[.R109])" office:value-type="float" office:value="208379" calcext:value-type="float">
            <text:p>208379</text:p>
          </table:table-cell>
          <table:table-cell table:formula="of:=MIN([.S28]+[.S189];[.S109])" office:value-type="float" office:value="203518" calcext:value-type="float">
            <text:p>203518</text:p>
          </table:table-cell>
          <table:table-cell table:formula="of:=MIN([.T28]+[.T189];[.T109])" office:value-type="float" office:value="207718" calcext:value-type="float">
            <text:p>207718</text:p>
          </table:table-cell>
          <table:table-cell table:formula="of:=MIN([.U28]+[.U189];[.U109])" office:value-type="float" office:value="203268" calcext:value-type="float">
            <text:p>203268</text:p>
          </table:table-cell>
          <table:table-cell table:formula="of:=MIN([.V28]+[.V189];[.V109])" office:value-type="float" office:value="198976" calcext:value-type="float">
            <text:p>198976</text:p>
          </table:table-cell>
          <table:table-cell table:formula="of:=MIN([.W28]+[.W189];[.W109])" office:value-type="float" office:value="192026" calcext:value-type="float">
            <text:p>192026</text:p>
          </table:table-cell>
          <table:table-cell table:formula="of:=MIN([.X28]+[.X189];[.X109])" office:value-type="float" office:value="186728" calcext:value-type="float">
            <text:p>186728</text:p>
          </table:table-cell>
          <table:table-cell table:formula="of:=MIN([.Y28]+[.Y189];[.Y109])" office:value-type="float" office:value="184683" calcext:value-type="float">
            <text:p>184683</text:p>
          </table:table-cell>
          <table:table-cell table:formula="of:=MIN([.Z28]+[.Z189];[.Z109])" office:value-type="float" office:value="184009" calcext:value-type="float">
            <text:p>184009</text:p>
          </table:table-cell>
          <table:table-cell table:formula="of:=MIN([.AA28]+[.AA189];[.AA109])" office:value-type="float" office:value="185443" calcext:value-type="float">
            <text:p>185443</text:p>
          </table:table-cell>
          <table:table-cell table:formula="of:=MIN([.AB28]+[.AB189];[.AB109])" office:value-type="float" office:value="180964" calcext:value-type="float">
            <text:p>180964</text:p>
          </table:table-cell>
          <table:table-cell table:formula="of:=MIN([.AC28]+[.AC189];[.AC109])" office:value-type="float" office:value="181126" calcext:value-type="float">
            <text:p>181126</text:p>
          </table:table-cell>
          <table:table-cell table:formula="of:=MIN([.AD28]+[.AD189];[.AD109])" office:value-type="float" office:value="174646" calcext:value-type="float">
            <text:p>174646</text:p>
          </table:table-cell>
          <table:table-cell table:formula="of:=MIN([.AE28]+[.AE189];[.AE109])" office:value-type="float" office:value="166117" calcext:value-type="float">
            <text:p>166117</text:p>
          </table:table-cell>
          <table:table-cell table:formula="of:=MIN([.AF28]+[.AF189];[.AF109])" office:value-type="float" office:value="162039" calcext:value-type="float">
            <text:p>162039</text:p>
          </table:table-cell>
          <table:table-cell table:formula="of:=MIN([.AG28]+[.AG189];[.AG109])" office:value-type="float" office:value="160096" calcext:value-type="float">
            <text:p>160096</text:p>
          </table:table-cell>
          <table:table-cell table:formula="of:=MIN([.AH28]+[.AH189];[.AH109])" office:value-type="float" office:value="158399" calcext:value-type="float">
            <text:p>158399</text:p>
          </table:table-cell>
          <table:table-cell table:formula="of:=MIN([.AI28]+[.AI189];[.AI109])" office:value-type="float" office:value="156635" calcext:value-type="float">
            <text:p>156635</text:p>
          </table:table-cell>
          <table:table-cell table:formula="of:=MIN([.AJ28]+[.AJ189];[.AJ109])" office:value-type="float" office:value="151182" calcext:value-type="float">
            <text:p>151182</text:p>
          </table:table-cell>
          <table:table-cell table:formula="of:=MIN([.AK28]+[.AK189];[.AK109])" office:value-type="float" office:value="144097" calcext:value-type="float">
            <text:p>144097</text:p>
          </table:table-cell>
          <table:table-cell table:formula="of:=MIN([.AL28]+[.AL189];[.AL109])" office:value-type="float" office:value="143137" calcext:value-type="float">
            <text:p>143137</text:p>
          </table:table-cell>
          <table:table-cell table:formula="of:=MIN([.AM28]+[.AM189];[.AM109])" office:value-type="float" office:value="140732" calcext:value-type="float">
            <text:p>140732</text:p>
          </table:table-cell>
          <table:table-cell table:formula="of:=MIN([.AN28]+[.AN189];[.AN109])" office:value-type="float" office:value="139993" calcext:value-type="float">
            <text:p>139993</text:p>
          </table:table-cell>
          <table:table-cell table:formula="of:=MIN([.AO28]+[.AO189];[.AO109])" office:value-type="float" office:value="137893" calcext:value-type="float">
            <text:p>137893</text:p>
          </table:table-cell>
          <table:table-cell table:formula="of:=MIN([.AP28]+[.AP189];[.AP109])" office:value-type="float" office:value="132093" calcext:value-type="float">
            <text:p>132093</text:p>
          </table:table-cell>
          <table:table-cell table:formula="of:=MIN([.AQ28]+[.AQ189];[.AQ109])" office:value-type="float" office:value="136803" calcext:value-type="float">
            <text:p>136803</text:p>
          </table:table-cell>
          <table:table-cell table:formula="of:=MIN([.AR28]+[.AR189];[.AR109])" office:value-type="float" office:value="132058" calcext:value-type="float">
            <text:p>132058</text:p>
          </table:table-cell>
          <table:table-cell table:formula="of:=MIN([.AS28]+[.AS189];[.AS109])" office:value-type="float" office:value="126354" calcext:value-type="float">
            <text:p>126354</text:p>
          </table:table-cell>
          <table:table-cell table:formula="of:=MIN([.AT28]+[.AT189];[.AT109])" office:value-type="float" office:value="120661" calcext:value-type="float">
            <text:p>120661</text:p>
          </table:table-cell>
          <table:table-cell table:formula="of:=MIN([.AU28]+[.AU189];[.AU109])" office:value-type="float" office:value="124021" calcext:value-type="float">
            <text:p>124021</text:p>
          </table:table-cell>
          <table:table-cell table:formula="of:=MIN([.AV28]+[.AV189];[.AV109])" office:value-type="float" office:value="119654" calcext:value-type="float">
            <text:p>119654</text:p>
          </table:table-cell>
          <table:table-cell table:formula="of:=MIN([.AW28]+[.AW189];[.AW109])" office:value-type="float" office:value="113226" calcext:value-type="float">
            <text:p>113226</text:p>
          </table:table-cell>
          <table:table-cell table:formula="of:=MIN([.AX28]+[.AX189];[.AX109])" office:value-type="float" office:value="114522" calcext:value-type="float">
            <text:p>114522</text:p>
          </table:table-cell>
          <table:table-cell table:formula="of:=MIN([.AY28]+[.AY189];[.AY109])" office:value-type="float" office:value="106982" calcext:value-type="float">
            <text:p>106982</text:p>
          </table:table-cell>
          <table:table-cell table:formula="of:=MIN([.AZ28]+[.AZ189];[.AZ109])" office:value-type="float" office:value="108269" calcext:value-type="float">
            <text:p>108269</text:p>
          </table:table-cell>
          <table:table-cell table:formula="of:=MIN([.BA28]+[.BA189];[.BA109])" office:value-type="float" office:value="100496" calcext:value-type="float">
            <text:p>100496</text:p>
          </table:table-cell>
          <table:table-cell table:formula="of:=MIN([.BB28]+[.BB189];[.BB109])" office:value-type="float" office:value="94639" calcext:value-type="float">
            <text:p>94639</text:p>
          </table:table-cell>
          <table:table-cell table:formula="of:=MIN([.BC28]+[.BC189];[.BC109])" office:value-type="float" office:value="87816" calcext:value-type="float">
            <text:p>87816</text:p>
          </table:table-cell>
          <table:table-cell table:formula="of:=MIN([.BD28]+[.BD189];[.BD109])" office:value-type="float" office:value="87690" calcext:value-type="float">
            <text:p>87690</text:p>
          </table:table-cell>
          <table:table-cell table:formula="of:=MIN([.BE28]+[.BE189];[.BE109])" office:value-type="float" office:value="83664" calcext:value-type="float">
            <text:p>83664</text:p>
          </table:table-cell>
          <table:table-cell table:formula="of:=MIN([.BF28]+[.BF189];[.BF109])" office:value-type="float" office:value="75178" calcext:value-type="float">
            <text:p>75178</text:p>
          </table:table-cell>
          <table:table-cell table:formula="of:=MIN([.BG28]+[.BG189];[.BG109])" office:value-type="float" office:value="74914" calcext:value-type="float">
            <text:p>74914</text:p>
          </table:table-cell>
          <table:table-cell table:formula="of:=MIN([.BH28]+[.BH189];[.BH109])" office:value-type="float" office:value="75531" calcext:value-type="float">
            <text:p>75531</text:p>
          </table:table-cell>
          <table:table-cell table:formula="of:=MIN([.BI28]+[.BI189];[.BI109])" office:value-type="float" office:value="70401" calcext:value-type="float">
            <text:p>70401</text:p>
          </table:table-cell>
          <table:table-cell table:formula="of:=MIN([.BJ28]+[.BJ189];[.BJ109])" office:value-type="float" office:value="67441" calcext:value-type="float">
            <text:p>67441</text:p>
          </table:table-cell>
          <table:table-cell table:formula="of:=MIN([.BK28]+[.BK189];[.BK109])" office:value-type="float" office:value="63515" calcext:value-type="float">
            <text:p>63515</text:p>
          </table:table-cell>
          <table:table-cell table:formula="of:=MIN([.BL28]+[.BL189];[.BL109])" office:value-type="float" office:value="55255" calcext:value-type="float">
            <text:p>55255</text:p>
          </table:table-cell>
          <table:table-cell table:formula="of:=MIN([.BM28]+[.BM189];[.BM109])" office:value-type="float" office:value="55432" calcext:value-type="float">
            <text:p>55432</text:p>
          </table:table-cell>
          <table:table-cell table:formula="of:=MIN([.BN28]+[.BN189];[.BN109])" office:value-type="float" office:value="52004" calcext:value-type="float">
            <text:p>52004</text:p>
          </table:table-cell>
          <table:table-cell table:formula="of:=MIN([.BO28]+[.BO189];[.BO109])" office:value-type="float" office:value="45084" calcext:value-type="float">
            <text:p>45084</text:p>
          </table:table-cell>
          <table:table-cell table:formula="of:=MIN([.BP28]+[.BP189];[.BP109])" office:value-type="float" office:value="43205" calcext:value-type="float">
            <text:p>43205</text:p>
          </table:table-cell>
          <table:table-cell table:formula="of:=MIN([.BQ28]+[.BQ189];[.BQ109])" office:value-type="float" office:value="41078" calcext:value-type="float">
            <text:p>41078</text:p>
          </table:table-cell>
          <table:table-cell table:formula="of:=MIN([.BR28]+[.BR189];[.BR109])" office:value-type="float" office:value="38194" calcext:value-type="float">
            <text:p>38194</text:p>
          </table:table-cell>
          <table:table-cell table:formula="of:=MIN([.BS28]+[.BS189];[.BS109])" office:value-type="float" office:value="32716" calcext:value-type="float">
            <text:p>32716</text:p>
          </table:table-cell>
          <table:table-cell table:formula="of:=MIN([.BT28]+[.BT189];[.BT109])" office:value-type="float" office:value="33708" calcext:value-type="float">
            <text:p>33708</text:p>
          </table:table-cell>
          <table:table-cell table:formula="of:=MIN([.BU28]+[.BU189];[.BU109])" office:value-type="float" office:value="27936" calcext:value-type="float">
            <text:p>27936</text:p>
          </table:table-cell>
          <table:table-cell table:formula="of:=MIN([.BV28]+[.BV189];[.BV109])" office:value-type="float" office:value="23511" calcext:value-type="float">
            <text:p>23511</text:p>
          </table:table-cell>
          <table:table-cell table:formula="of:=MIN([.BW28]+[.BW189];[.BW109])" office:value-type="float" office:value="17219" calcext:value-type="float">
            <text:p>17219</text:p>
          </table:table-cell>
          <table:table-cell table:formula="of:=MIN([.BX28]+[.BX189];[.BX109])" office:value-type="float" office:value="18924" calcext:value-type="float">
            <text:p>18924</text:p>
          </table:table-cell>
          <table:table-cell table:formula="of:=MIN([.BY28]+[.BY189];[.BY109])" office:value-type="float" office:value="15428" calcext:value-type="float">
            <text:p>15428</text:p>
          </table:table-cell>
          <table:table-cell table:formula="of:=MIN([.BZ28]+[.BZ189];[.BZ109])" office:value-type="float" office:value="9460" calcext:value-type="float">
            <text:p>9460</text:p>
          </table:table-cell>
          <table:table-cell table:formula="of:=MIN([.CA28]+[.CA189];[.CA109])" office:value-type="float" office:value="9382" calcext:value-type="float">
            <text:p>9382</text:p>
          </table:table-cell>
          <table:table-cell table:formula="of:=[.CB109]" office:value-type="float" office:value="4763" calcext:value-type="float">
            <text:p>4763</text:p>
          </table:table-cell>
        </table:table-row>
        <table:table-row table:style-name="ro1">
          <table:table-cell table:formula="of:=MIN([.A29]+[.A190];[.A110])" office:value-type="float" office:value="276054" calcext:value-type="float">
            <text:p>276054</text:p>
          </table:table-cell>
          <table:table-cell table:formula="of:=MIN([.B29]+[.B190];[.B110])" office:value-type="float" office:value="268677" calcext:value-type="float">
            <text:p>268677</text:p>
          </table:table-cell>
          <table:table-cell table:formula="of:=MIN([.C29]+[.C190];[.C110])" office:value-type="float" office:value="263414" calcext:value-type="float">
            <text:p>263414</text:p>
          </table:table-cell>
          <table:table-cell table:formula="of:=MIN([.D29]+[.D190];[.D110])" office:value-type="float" office:value="254024" calcext:value-type="float">
            <text:p>254024</text:p>
          </table:table-cell>
          <table:table-cell table:formula="of:=MIN([.E29]+[.E190];[.E110])" office:value-type="float" office:value="248874" calcext:value-type="float">
            <text:p>248874</text:p>
          </table:table-cell>
          <table:table-cell table:formula="of:=MIN([.F29]+[.F190];[.F110])" office:value-type="float" office:value="241951" calcext:value-type="float">
            <text:p>241951</text:p>
          </table:table-cell>
          <table:table-cell table:formula="of:=MIN([.G29]+[.G190];[.G110])" office:value-type="float" office:value="244933" calcext:value-type="float">
            <text:p>244933</text:p>
          </table:table-cell>
          <table:table-cell table:formula="of:=MIN([.H29]+[.H190];[.H110])" office:value-type="float" office:value="235769" calcext:value-type="float">
            <text:p>235769</text:p>
          </table:table-cell>
          <table:table-cell table:formula="of:=MIN([.I29]+[.I190];[.I110])" office:value-type="float" office:value="226064" calcext:value-type="float">
            <text:p>226064</text:p>
          </table:table-cell>
          <table:table-cell table:formula="of:=MIN([.J29]+[.J190];[.J110])" office:value-type="float" office:value="221723" calcext:value-type="float">
            <text:p>221723</text:p>
          </table:table-cell>
          <table:table-cell table:formula="of:=MIN([.K29]+[.K190];[.K110])" office:value-type="float" office:value="220692" calcext:value-type="float">
            <text:p>220692</text:p>
          </table:table-cell>
          <table:table-cell table:formula="of:=MIN([.L29]+[.L190];[.L110])" office:value-type="float" office:value="219646" calcext:value-type="float">
            <text:p>219646</text:p>
          </table:table-cell>
          <table:table-cell table:formula="of:=MIN([.M29]+[.M190];[.M110])" office:value-type="float" office:value="220325" calcext:value-type="float">
            <text:p>220325</text:p>
          </table:table-cell>
          <table:table-cell table:formula="of:=MIN([.N29]+[.N190];[.N110])" office:value-type="float" office:value="219056" calcext:value-type="float">
            <text:p>219056</text:p>
          </table:table-cell>
          <table:table-cell table:formula="of:=MIN([.O29]+[.O190];[.O110])" office:value-type="float" office:value="216211" calcext:value-type="float">
            <text:p>216211</text:p>
          </table:table-cell>
          <table:table-cell table:formula="of:=MIN([.P29]+[.P190];[.P110])" office:value-type="float" office:value="218197" calcext:value-type="float">
            <text:p>218197</text:p>
          </table:table-cell>
          <table:table-cell table:formula="of:=MIN([.Q29]+[.Q190];[.Q110])" office:value-type="float" office:value="215546" calcext:value-type="float">
            <text:p>215546</text:p>
          </table:table-cell>
          <table:table-cell table:formula="of:=MIN([.R29]+[.R190];[.R110])" office:value-type="float" office:value="214771" calcext:value-type="float">
            <text:p>214771</text:p>
          </table:table-cell>
          <table:table-cell table:formula="of:=MIN([.S29]+[.S190];[.S110])" office:value-type="float" office:value="206882" calcext:value-type="float">
            <text:p>206882</text:p>
          </table:table-cell>
          <table:table-cell table:formula="of:=MIN([.T29]+[.T190];[.T110])" office:value-type="float" office:value="211458" calcext:value-type="float">
            <text:p>211458</text:p>
          </table:table-cell>
          <table:table-cell table:formula="of:=MIN([.U29]+[.U190];[.U110])" office:value-type="float" office:value="208626" calcext:value-type="float">
            <text:p>208626</text:p>
          </table:table-cell>
          <table:table-cell table:formula="of:=MIN([.V29]+[.V190];[.V110])" office:value-type="float" office:value="206747" calcext:value-type="float">
            <text:p>206747</text:p>
          </table:table-cell>
          <table:table-cell table:formula="of:=MIN([.W29]+[.W190];[.W110])" office:value-type="float" office:value="197345" calcext:value-type="float">
            <text:p>197345</text:p>
          </table:table-cell>
          <table:table-cell table:formula="of:=MIN([.X29]+[.X190];[.X110])" office:value-type="float" office:value="188187" calcext:value-type="float">
            <text:p>188187</text:p>
          </table:table-cell>
          <table:table-cell table:formula="of:=MIN([.Y29]+[.Y190];[.Y110])" office:value-type="float" office:value="179587" calcext:value-type="float">
            <text:p>179587</text:p>
          </table:table-cell>
          <table:table-cell table:formula="of:=MIN([.Z29]+[.Z190];[.Z110])" office:value-type="float" office:value="178562" calcext:value-type="float">
            <text:p>178562</text:p>
          </table:table-cell>
          <table:table-cell table:formula="of:=MIN([.AA29]+[.AA190];[.AA110])" office:value-type="float" office:value="177688" calcext:value-type="float">
            <text:p>177688</text:p>
          </table:table-cell>
          <table:table-cell table:formula="of:=MIN([.AB29]+[.AB190];[.AB110])" office:value-type="float" office:value="175849" calcext:value-type="float">
            <text:p>175849</text:p>
          </table:table-cell>
          <table:table-cell table:formula="of:=MIN([.AC29]+[.AC190];[.AC110])" office:value-type="float" office:value="174066" calcext:value-type="float">
            <text:p>174066</text:p>
          </table:table-cell>
          <table:table-cell table:formula="of:=MIN([.AD29]+[.AD190];[.AD110])" office:value-type="float" office:value="173757" calcext:value-type="float">
            <text:p>173757</text:p>
          </table:table-cell>
          <table:table-cell table:formula="of:=MIN([.AE29]+[.AE190];[.AE110])" office:value-type="float" office:value="164727" calcext:value-type="float">
            <text:p>164727</text:p>
          </table:table-cell>
          <table:table-cell table:formula="of:=MIN([.AF29]+[.AF190];[.AF110])" office:value-type="float" office:value="162884" calcext:value-type="float">
            <text:p>162884</text:p>
          </table:table-cell>
          <table:table-cell table:formula="of:=MIN([.AG29]+[.AG190];[.AG110])" office:value-type="float" office:value="168201" calcext:value-type="float">
            <text:p>168201</text:p>
          </table:table-cell>
          <table:table-cell table:formula="of:=MIN([.AH29]+[.AH190];[.AH110])" office:value-type="float" office:value="159803" calcext:value-type="float">
            <text:p>159803</text:p>
          </table:table-cell>
          <table:table-cell table:formula="of:=MIN([.AI29]+[.AI190];[.AI110])" office:value-type="float" office:value="158370" calcext:value-type="float">
            <text:p>158370</text:p>
          </table:table-cell>
          <table:table-cell table:formula="of:=MIN([.AJ29]+[.AJ190];[.AJ110])" office:value-type="float" office:value="151252" calcext:value-type="float">
            <text:p>151252</text:p>
          </table:table-cell>
          <table:table-cell table:formula="of:=MIN([.AK29]+[.AK190];[.AK110])" office:value-type="float" office:value="152168" calcext:value-type="float">
            <text:p>152168</text:p>
          </table:table-cell>
          <table:table-cell table:formula="of:=MIN([.AL29]+[.AL190];[.AL110])" office:value-type="float" office:value="146014" calcext:value-type="float">
            <text:p>146014</text:p>
          </table:table-cell>
          <table:table-cell table:formula="of:=MIN([.AM29]+[.AM190];[.AM110])" office:value-type="float" office:value="144636" calcext:value-type="float">
            <text:p>144636</text:p>
          </table:table-cell>
          <table:table-cell table:formula="of:=MIN([.AN29]+[.AN190];[.AN110])" office:value-type="float" office:value="146953" calcext:value-type="float">
            <text:p>146953</text:p>
          </table:table-cell>
          <table:table-cell table:formula="of:=MIN([.AO29]+[.AO190];[.AO110])" office:value-type="float" office:value="138087" calcext:value-type="float">
            <text:p>138087</text:p>
          </table:table-cell>
          <table:table-cell table:formula="of:=MIN([.AP29]+[.AP190];[.AP110])" office:value-type="float" office:value="131365" calcext:value-type="float">
            <text:p>131365</text:p>
          </table:table-cell>
          <table:table-cell table:formula="of:=MIN([.AQ29]+[.AQ190];[.AQ110])" office:value-type="float" office:value="127066" calcext:value-type="float">
            <text:p>127066</text:p>
          </table:table-cell>
          <table:table-cell table:formula="of:=MIN([.AR29]+[.AR190];[.AR110])" office:value-type="float" office:value="127056" calcext:value-type="float">
            <text:p>127056</text:p>
          </table:table-cell>
          <table:table-cell table:formula="of:=MIN([.AS29]+[.AS190];[.AS110])" office:value-type="float" office:value="125127" calcext:value-type="float">
            <text:p>125127</text:p>
          </table:table-cell>
          <table:table-cell table:formula="of:=MIN([.AT29]+[.AT190];[.AT110])" office:value-type="float" office:value="119230" calcext:value-type="float">
            <text:p>119230</text:p>
          </table:table-cell>
          <table:table-cell table:formula="of:=MIN([.AU29]+[.AU190];[.AU110])" office:value-type="float" office:value="115042" calcext:value-type="float">
            <text:p>115042</text:p>
          </table:table-cell>
          <table:table-cell table:formula="of:=MIN([.AV29]+[.AV190];[.AV110])" office:value-type="float" office:value="114442" calcext:value-type="float">
            <text:p>114442</text:p>
          </table:table-cell>
          <table:table-cell table:formula="of:=MIN([.AW29]+[.AW190];[.AW110])" office:value-type="float" office:value="112553" calcext:value-type="float">
            <text:p>112553</text:p>
          </table:table-cell>
          <table:table-cell table:formula="of:=MIN([.AX29]+[.AX190];[.AX110])" office:value-type="float" office:value="111648" calcext:value-type="float">
            <text:p>111648</text:p>
          </table:table-cell>
          <table:table-cell table:formula="of:=MIN([.AY29]+[.AY190];[.AY110])" office:value-type="float" office:value="113340" calcext:value-type="float">
            <text:p>113340</text:p>
          </table:table-cell>
          <table:table-cell table:formula="of:=MIN([.AZ29]+[.AZ190];[.AZ110])" office:value-type="float" office:value="106867" calcext:value-type="float">
            <text:p>106867</text:p>
          </table:table-cell>
          <table:table-cell table:formula="of:=MIN([.BA29]+[.BA190];[.BA110])" office:value-type="float" office:value="107098" calcext:value-type="float">
            <text:p>107098</text:p>
          </table:table-cell>
          <table:table-cell table:formula="of:=MIN([.BB29]+[.BB190];[.BB110])" office:value-type="float" office:value="99654" calcext:value-type="float">
            <text:p>99654</text:p>
          </table:table-cell>
          <table:table-cell table:formula="of:=MIN([.BC29]+[.BC190];[.BC110])" office:value-type="float" office:value="92662" calcext:value-type="float">
            <text:p>92662</text:p>
          </table:table-cell>
          <table:table-cell table:formula="of:=MIN([.BD29]+[.BD190];[.BD110])" office:value-type="float" office:value="88068" calcext:value-type="float">
            <text:p>88068</text:p>
          </table:table-cell>
          <table:table-cell table:formula="of:=MIN([.BE29]+[.BE190];[.BE110])" office:value-type="float" office:value="81902" calcext:value-type="float">
            <text:p>81902</text:p>
          </table:table-cell>
          <table:table-cell table:formula="of:=MIN([.BF29]+[.BF190];[.BF110])" office:value-type="float" office:value="77461" calcext:value-type="float">
            <text:p>77461</text:p>
          </table:table-cell>
          <table:table-cell table:formula="of:=MIN([.BG29]+[.BG190];[.BG110])" office:value-type="float" office:value="77543" calcext:value-type="float">
            <text:p>77543</text:p>
          </table:table-cell>
          <table:table-cell table:formula="of:=MIN([.BH29]+[.BH190];[.BH110])" office:value-type="float" office:value="78957" calcext:value-type="float">
            <text:p>78957</text:p>
          </table:table-cell>
          <table:table-cell table:formula="of:=MIN([.BI29]+[.BI190];[.BI110])" office:value-type="float" office:value="74605" calcext:value-type="float">
            <text:p>74605</text:p>
          </table:table-cell>
          <table:table-cell table:formula="of:=MIN([.BJ29]+[.BJ190];[.BJ110])" office:value-type="float" office:value="66830" calcext:value-type="float">
            <text:p>66830</text:p>
          </table:table-cell>
          <table:table-cell table:formula="of:=MIN([.BK29]+[.BK190];[.BK110])" office:value-type="float" office:value="65729" calcext:value-type="float">
            <text:p>65729</text:p>
          </table:table-cell>
          <table:table-cell table:formula="of:=MIN([.BL29]+[.BL190];[.BL110])" office:value-type="float" office:value="65240" calcext:value-type="float">
            <text:p>65240</text:p>
          </table:table-cell>
          <table:table-cell table:formula="of:=MIN([.BM29]+[.BM190];[.BM110])" office:value-type="float" office:value="55647" calcext:value-type="float">
            <text:p>55647</text:p>
          </table:table-cell>
          <table:table-cell table:formula="of:=MIN([.BN29]+[.BN190];[.BN110])" office:value-type="float" office:value="60274" calcext:value-type="float">
            <text:p>60274</text:p>
          </table:table-cell>
          <table:table-cell table:formula="of:=MIN([.BO29]+[.BO190];[.BO110])" office:value-type="float" office:value="54834" calcext:value-type="float">
            <text:p>54834</text:p>
          </table:table-cell>
          <table:table-cell table:formula="of:=MIN([.BP29]+[.BP190];[.BP110])" office:value-type="float" office:value="45945" calcext:value-type="float">
            <text:p>45945</text:p>
          </table:table-cell>
          <table:table-cell table:formula="of:=MIN([.BQ29]+[.BQ190];[.BQ110])" office:value-type="float" office:value="49439" calcext:value-type="float">
            <text:p>49439</text:p>
          </table:table-cell>
          <table:table-cell table:formula="of:=MIN([.BR29]+[.BR190];[.BR110])" office:value-type="float" office:value="45297" calcext:value-type="float">
            <text:p>45297</text:p>
          </table:table-cell>
          <table:table-cell table:formula="of:=MIN([.BS29]+[.BS190];[.BS110])" office:value-type="float" office:value="38646" calcext:value-type="float">
            <text:p>38646</text:p>
          </table:table-cell>
          <table:table-cell table:formula="of:=MIN([.BT29]+[.BT190];[.BT110])" office:value-type="float" office:value="42372" calcext:value-type="float">
            <text:p>42372</text:p>
          </table:table-cell>
          <table:table-cell table:formula="of:=MIN([.BU29]+[.BU190];[.BU110])" office:value-type="float" office:value="37626" calcext:value-type="float">
            <text:p>37626</text:p>
          </table:table-cell>
          <table:table-cell table:formula="of:=MIN([.BV29]+[.BV190];[.BV110])" office:value-type="float" office:value="30822" calcext:value-type="float">
            <text:p>30822</text:p>
          </table:table-cell>
          <table:table-cell table:formula="of:=MIN([.BW29]+[.BW190];[.BW110])" office:value-type="float" office:value="22520" calcext:value-type="float">
            <text:p>22520</text:p>
          </table:table-cell>
          <table:table-cell table:formula="of:=MIN([.BX29]+[.BX190];[.BX110])" office:value-type="float" office:value="13253" calcext:value-type="float">
            <text:p>13253</text:p>
          </table:table-cell>
          <table:table-cell table:formula="of:=MIN([.BY29]+[.BY190];[.BY110])" office:value-type="float" office:value="12909" calcext:value-type="float">
            <text:p>12909</text:p>
          </table:table-cell>
          <table:table-cell table:formula="of:=MIN([.BZ29]+[.BZ190];[.BZ110])" office:value-type="float" office:value="10832" calcext:value-type="float">
            <text:p>10832</text:p>
          </table:table-cell>
          <table:table-cell table:formula="of:=MIN([.CA29]+[.CA190];[.CA110])" office:value-type="float" office:value="11262" calcext:value-type="float">
            <text:p>11262</text:p>
          </table:table-cell>
          <table:table-cell table:formula="of:=[.CB110]" office:value-type="float" office:value="9550" calcext:value-type="float">
            <text:p>9550</text:p>
          </table:table-cell>
        </table:table-row>
        <table:table-row table:style-name="ro1">
          <table:table-cell table:formula="of:=MIN([.A30]+[.A191];[.A111])" office:value-type="float" office:value="266149" calcext:value-type="float">
            <text:p>266149</text:p>
          </table:table-cell>
          <table:table-cell table:formula="of:=MIN([.B30]+[.B191];[.B111])" office:value-type="float" office:value="262618" calcext:value-type="float">
            <text:p>262618</text:p>
          </table:table-cell>
          <table:table-cell table:formula="of:=MIN([.C30]+[.C191];[.C111])" office:value-type="float" office:value="256608" calcext:value-type="float">
            <text:p>256608</text:p>
          </table:table-cell>
          <table:table-cell table:formula="of:=MIN([.D30]+[.D191];[.D111])" office:value-type="float" office:value="248839" calcext:value-type="float">
            <text:p>248839</text:p>
          </table:table-cell>
          <table:table-cell table:formula="of:=MIN([.E30]+[.E191];[.E111])" office:value-type="float" office:value="246434" calcext:value-type="float">
            <text:p>246434</text:p>
          </table:table-cell>
          <table:table-cell table:formula="of:=MIN([.F30]+[.F191];[.F111])" office:value-type="float" office:value="238230" calcext:value-type="float">
            <text:p>238230</text:p>
          </table:table-cell>
          <table:table-cell table:formula="of:=MIN([.G30]+[.G191];[.G111])" office:value-type="float" office:value="237170" calcext:value-type="float">
            <text:p>237170</text:p>
          </table:table-cell>
          <table:table-cell table:formula="of:=MIN([.H30]+[.H191];[.H111])" office:value-type="float" office:value="233567" calcext:value-type="float">
            <text:p>233567</text:p>
          </table:table-cell>
          <table:table-cell table:formula="of:=MIN([.I30]+[.I191];[.I111])" office:value-type="float" office:value="226542" calcext:value-type="float">
            <text:p>226542</text:p>
          </table:table-cell>
          <table:table-cell table:formula="of:=MIN([.J30]+[.J191];[.J111])" office:value-type="float" office:value="230057" calcext:value-type="float">
            <text:p>230057</text:p>
          </table:table-cell>
          <table:table-cell table:formula="of:=MIN([.K30]+[.K191];[.K111])" office:value-type="float" office:value="222689" calcext:value-type="float">
            <text:p>222689</text:p>
          </table:table-cell>
          <table:table-cell table:formula="of:=MIN([.L30]+[.L191];[.L111])" office:value-type="float" office:value="223338" calcext:value-type="float">
            <text:p>223338</text:p>
          </table:table-cell>
          <table:table-cell table:formula="of:=MIN([.M30]+[.M191];[.M111])" office:value-type="float" office:value="227758" calcext:value-type="float">
            <text:p>227758</text:p>
          </table:table-cell>
          <table:table-cell table:formula="of:=MIN([.N30]+[.N191];[.N111])" office:value-type="float" office:value="228157" calcext:value-type="float">
            <text:p>228157</text:p>
          </table:table-cell>
          <table:table-cell table:formula="of:=MIN([.O30]+[.O191];[.O111])" office:value-type="float" office:value="223505" calcext:value-type="float">
            <text:p>223505</text:p>
          </table:table-cell>
          <table:table-cell table:formula="of:=MIN([.P30]+[.P191];[.P111])" office:value-type="float" office:value="225695" calcext:value-type="float">
            <text:p>225695</text:p>
          </table:table-cell>
          <table:table-cell table:formula="of:=MIN([.Q30]+[.Q191];[.Q111])" office:value-type="float" office:value="224961" calcext:value-type="float">
            <text:p>224961</text:p>
          </table:table-cell>
          <table:table-cell table:formula="of:=MIN([.R30]+[.R191];[.R111])" office:value-type="float" office:value="216184" calcext:value-type="float">
            <text:p>216184</text:p>
          </table:table-cell>
          <table:table-cell table:formula="of:=MIN([.S30]+[.S191];[.S111])" office:value-type="float" office:value="210732" calcext:value-type="float">
            <text:p>210732</text:p>
          </table:table-cell>
          <table:table-cell table:formula="of:=MIN([.T30]+[.T191];[.T111])" office:value-type="float" office:value="206972" calcext:value-type="float">
            <text:p>206972</text:p>
          </table:table-cell>
          <table:table-cell table:formula="of:=MIN([.U30]+[.U191];[.U111])" office:value-type="float" office:value="203464" calcext:value-type="float">
            <text:p>203464</text:p>
          </table:table-cell>
          <table:table-cell table:formula="of:=MIN([.V30]+[.V191];[.V111])" office:value-type="float" office:value="202664" calcext:value-type="float">
            <text:p>202664</text:p>
          </table:table-cell>
          <table:table-cell table:formula="of:=MIN([.W30]+[.W191];[.W111])" office:value-type="float" office:value="197945" calcext:value-type="float">
            <text:p>197945</text:p>
          </table:table-cell>
          <table:table-cell table:formula="of:=MIN([.X30]+[.X191];[.X111])" office:value-type="float" office:value="191138" calcext:value-type="float">
            <text:p>191138</text:p>
          </table:table-cell>
          <table:table-cell table:formula="of:=MIN([.Y30]+[.Y191];[.Y111])" office:value-type="float" office:value="186726" calcext:value-type="float">
            <text:p>186726</text:p>
          </table:table-cell>
          <table:table-cell table:formula="of:=MIN([.Z30]+[.Z191];[.Z111])" office:value-type="float" office:value="179416" calcext:value-type="float">
            <text:p>179416</text:p>
          </table:table-cell>
          <table:table-cell table:formula="of:=MIN([.AA30]+[.AA191];[.AA111])" office:value-type="float" office:value="181919" calcext:value-type="float">
            <text:p>181919</text:p>
          </table:table-cell>
          <table:table-cell table:formula="of:=MIN([.AB30]+[.AB191];[.AB111])" office:value-type="float" office:value="176535" calcext:value-type="float">
            <text:p>176535</text:p>
          </table:table-cell>
          <table:table-cell table:formula="of:=MIN([.AC30]+[.AC191];[.AC111])" office:value-type="float" office:value="179044" calcext:value-type="float">
            <text:p>179044</text:p>
          </table:table-cell>
          <table:table-cell table:formula="of:=MIN([.AD30]+[.AD191];[.AD111])" office:value-type="float" office:value="174270" calcext:value-type="float">
            <text:p>174270</text:p>
          </table:table-cell>
          <table:table-cell table:formula="of:=MIN([.AE30]+[.AE191];[.AE111])" office:value-type="float" office:value="173378" calcext:value-type="float">
            <text:p>173378</text:p>
          </table:table-cell>
          <table:table-cell table:formula="of:=MIN([.AF30]+[.AF191];[.AF111])" office:value-type="float" office:value="166125" calcext:value-type="float">
            <text:p>166125</text:p>
          </table:table-cell>
          <table:table-cell table:formula="of:=MIN([.AG30]+[.AG191];[.AG111])" office:value-type="float" office:value="166347" calcext:value-type="float">
            <text:p>166347</text:p>
          </table:table-cell>
          <table:table-cell table:formula="of:=MIN([.AH30]+[.AH191];[.AH111])" office:value-type="float" office:value="163604" calcext:value-type="float">
            <text:p>163604</text:p>
          </table:table-cell>
          <table:table-cell table:formula="of:=MIN([.AI30]+[.AI191];[.AI111])" office:value-type="float" office:value="162183" calcext:value-type="float">
            <text:p>162183</text:p>
          </table:table-cell>
          <table:table-cell table:formula="of:=MIN([.AJ30]+[.AJ191];[.AJ111])" office:value-type="float" office:value="159840" calcext:value-type="float">
            <text:p>159840</text:p>
          </table:table-cell>
          <table:table-cell table:formula="of:=MIN([.AK30]+[.AK191];[.AK111])" office:value-type="float" office:value="157131" calcext:value-type="float">
            <text:p>157131</text:p>
          </table:table-cell>
          <table:table-cell table:formula="of:=MIN([.AL30]+[.AL191];[.AL111])" office:value-type="float" office:value="150430" calcext:value-type="float">
            <text:p>150430</text:p>
          </table:table-cell>
          <table:table-cell table:formula="of:=MIN([.AM30]+[.AM191];[.AM111])" office:value-type="float" office:value="151626" calcext:value-type="float">
            <text:p>151626</text:p>
          </table:table-cell>
          <table:table-cell table:formula="of:=MIN([.AN30]+[.AN191];[.AN111])" office:value-type="float" office:value="147774" calcext:value-type="float">
            <text:p>147774</text:p>
          </table:table-cell>
          <table:table-cell table:formula="of:=MIN([.AO30]+[.AO191];[.AO111])" office:value-type="float" office:value="141284" calcext:value-type="float">
            <text:p>141284</text:p>
          </table:table-cell>
          <table:table-cell table:formula="of:=MIN([.AP30]+[.AP191];[.AP111])" office:value-type="float" office:value="138203" calcext:value-type="float">
            <text:p>138203</text:p>
          </table:table-cell>
          <table:table-cell table:formula="of:=MIN([.AQ30]+[.AQ191];[.AQ111])" office:value-type="float" office:value="133569" calcext:value-type="float">
            <text:p>133569</text:p>
          </table:table-cell>
          <table:table-cell table:formula="of:=MIN([.AR30]+[.AR191];[.AR111])" office:value-type="float" office:value="127170" calcext:value-type="float">
            <text:p>127170</text:p>
          </table:table-cell>
          <table:table-cell table:formula="of:=MIN([.AS30]+[.AS191];[.AS111])" office:value-type="float" office:value="133417" calcext:value-type="float">
            <text:p>133417</text:p>
          </table:table-cell>
          <table:table-cell table:formula="of:=MIN([.AT30]+[.AT191];[.AT111])" office:value-type="float" office:value="125074" calcext:value-type="float">
            <text:p>125074</text:p>
          </table:table-cell>
          <table:table-cell table:formula="of:=MIN([.AU30]+[.AU191];[.AU111])" office:value-type="float" office:value="123688" calcext:value-type="float">
            <text:p>123688</text:p>
          </table:table-cell>
          <table:table-cell table:formula="of:=MIN([.AV30]+[.AV191];[.AV111])" office:value-type="float" office:value="117922" calcext:value-type="float">
            <text:p>117922</text:p>
          </table:table-cell>
          <table:table-cell table:formula="of:=MIN([.AW30]+[.AW191];[.AW111])" office:value-type="float" office:value="109228" calcext:value-type="float">
            <text:p>109228</text:p>
          </table:table-cell>
          <table:table-cell table:formula="of:=MIN([.AX30]+[.AX191];[.AX111])" office:value-type="float" office:value="109163" calcext:value-type="float">
            <text:p>109163</text:p>
          </table:table-cell>
          <table:table-cell table:formula="of:=MIN([.AY30]+[.AY191];[.AY111])" office:value-type="float" office:value="108372" calcext:value-type="float">
            <text:p>108372</text:p>
          </table:table-cell>
          <table:table-cell table:formula="of:=MIN([.AZ30]+[.AZ191];[.AZ111])" office:value-type="float" office:value="102393" calcext:value-type="float">
            <text:p>102393</text:p>
          </table:table-cell>
          <table:table-cell table:formula="of:=MIN([.BA30]+[.BA191];[.BA111])" office:value-type="float" office:value="99706" calcext:value-type="float">
            <text:p>99706</text:p>
          </table:table-cell>
          <table:table-cell table:formula="of:=MIN([.BB30]+[.BB191];[.BB111])" office:value-type="float" office:value="97085" calcext:value-type="float">
            <text:p>97085</text:p>
          </table:table-cell>
          <table:table-cell table:formula="of:=MIN([.BC30]+[.BC191];[.BC111])" office:value-type="float" office:value="95066" calcext:value-type="float">
            <text:p>95066</text:p>
          </table:table-cell>
          <table:table-cell table:formula="of:=MIN([.BD30]+[.BD191];[.BD111])" office:value-type="float" office:value="86969" calcext:value-type="float">
            <text:p>86969</text:p>
          </table:table-cell>
          <table:table-cell table:formula="of:=MIN([.BE30]+[.BE191];[.BE111])" office:value-type="float" office:value="85546" calcext:value-type="float">
            <text:p>85546</text:p>
          </table:table-cell>
          <table:table-cell table:formula="of:=MIN([.BF30]+[.BF191];[.BF111])" office:value-type="float" office:value="87225" calcext:value-type="float">
            <text:p>87225</text:p>
          </table:table-cell>
          <table:table-cell table:formula="of:=MIN([.BG30]+[.BG191];[.BG111])" office:value-type="float" office:value="82464" calcext:value-type="float">
            <text:p>82464</text:p>
          </table:table-cell>
          <table:table-cell table:formula="of:=MIN([.BH30]+[.BH191];[.BH111])" office:value-type="float" office:value="78044" calcext:value-type="float">
            <text:p>78044</text:p>
          </table:table-cell>
          <table:table-cell table:formula="of:=MIN([.BI30]+[.BI191];[.BI111])" office:value-type="float" office:value="76053" calcext:value-type="float">
            <text:p>76053</text:p>
          </table:table-cell>
          <table:table-cell table:formula="of:=MIN([.BJ30]+[.BJ191];[.BJ111])" office:value-type="float" office:value="72391" calcext:value-type="float">
            <text:p>72391</text:p>
          </table:table-cell>
          <table:table-cell table:formula="of:=MIN([.BK30]+[.BK191];[.BK111])" office:value-type="float" office:value="68205" calcext:value-type="float">
            <text:p>68205</text:p>
          </table:table-cell>
          <table:table-cell table:formula="of:=MIN([.BL30]+[.BL191];[.BL111])" office:value-type="float" office:value="72056" calcext:value-type="float">
            <text:p>72056</text:p>
          </table:table-cell>
          <table:table-cell table:formula="of:=MIN([.BM30]+[.BM191];[.BM111])" office:value-type="float" office:value="63785" calcext:value-type="float">
            <text:p>63785</text:p>
          </table:table-cell>
          <table:table-cell table:formula="of:=MIN([.BN30]+[.BN191];[.BN111])" office:value-type="float" office:value="56586" calcext:value-type="float">
            <text:p>56586</text:p>
          </table:table-cell>
          <table:table-cell table:formula="of:=MIN([.BO30]+[.BO191];[.BO111])" office:value-type="float" office:value="50439" calcext:value-type="float">
            <text:p>50439</text:p>
          </table:table-cell>
          <table:table-cell table:formula="of:=MIN([.BP30]+[.BP191];[.BP111])" office:value-type="float" office:value="49271" calcext:value-type="float">
            <text:p>49271</text:p>
          </table:table-cell>
          <table:table-cell table:formula="of:=MIN([.BQ30]+[.BQ191];[.BQ111])" office:value-type="float" office:value="45931" calcext:value-type="float">
            <text:p>45931</text:p>
          </table:table-cell>
          <table:table-cell table:formula="of:=MIN([.BR30]+[.BR191];[.BR111])" office:value-type="float" office:value="49661" calcext:value-type="float">
            <text:p>49661</text:p>
          </table:table-cell>
          <table:table-cell table:formula="of:=MIN([.BS30]+[.BS191];[.BS111])" office:value-type="float" office:value="43623" calcext:value-type="float">
            <text:p>43623</text:p>
          </table:table-cell>
          <table:table-cell table:formula="of:=MIN([.BT30]+[.BT191];[.BT111])" office:value-type="float" office:value="42036" calcext:value-type="float">
            <text:p>42036</text:p>
          </table:table-cell>
          <table:table-cell table:formula="of:=MIN([.BU30]+[.BU191];[.BU111])" office:value-type="float" office:value="32163" calcext:value-type="float">
            <text:p>32163</text:p>
          </table:table-cell>
          <table:table-cell table:formula="of:=MIN([.BV30]+[.BV191];[.BV111])" office:value-type="float" office:value="25504" calcext:value-type="float">
            <text:p>25504</text:p>
          </table:table-cell>
          <table:table-cell table:formula="of:=MIN([.BW30]+[.BW191];[.BW111])" office:value-type="float" office:value="19895" calcext:value-type="float">
            <text:p>19895</text:p>
          </table:table-cell>
          <table:table-cell table:formula="of:=MIN([.BX30]+[.BX191];[.BX111])" office:value-type="float" office:value="17184" calcext:value-type="float">
            <text:p>17184</text:p>
          </table:table-cell>
          <table:table-cell table:formula="of:=MIN([.BY30]+[.BY191];[.BY111])" office:value-type="float" office:value="22476" calcext:value-type="float">
            <text:p>22476</text:p>
          </table:table-cell>
          <table:table-cell table:formula="of:=MIN([.BZ30]+[.BZ191];[.BZ111])" office:value-type="float" office:value="14975" calcext:value-type="float">
            <text:p>14975</text:p>
          </table:table-cell>
          <table:table-cell table:formula="of:=MIN([.CA30]+[.CA191];[.CA111])" office:value-type="float" office:value="14257" calcext:value-type="float">
            <text:p>14257</text:p>
          </table:table-cell>
          <table:table-cell table:formula="of:=[.CB111]" office:value-type="float" office:value="8887" calcext:value-type="float">
            <text:p>8887</text:p>
          </table:table-cell>
        </table:table-row>
        <table:table-row table:style-name="ro1">
          <table:table-cell table:formula="of:=MIN([.A31]+[.A192];[.A112])" office:value-type="float" office:value="260324" calcext:value-type="float">
            <text:p>260324</text:p>
          </table:table-cell>
          <table:table-cell table:formula="of:=MIN([.B31]+[.B192];[.B112])" office:value-type="float" office:value="254101" calcext:value-type="float">
            <text:p>254101</text:p>
          </table:table-cell>
          <table:table-cell table:formula="of:=MIN([.C31]+[.C192];[.C112])" office:value-type="float" office:value="252002" calcext:value-type="float">
            <text:p>252002</text:p>
          </table:table-cell>
          <table:table-cell table:formula="of:=MIN([.D31]+[.D192];[.D112])" office:value-type="float" office:value="249302" calcext:value-type="float">
            <text:p>249302</text:p>
          </table:table-cell>
          <table:table-cell table:formula="of:=MIN([.E31]+[.E192];[.E112])" office:value-type="float" office:value="248713" calcext:value-type="float">
            <text:p>248713</text:p>
          </table:table-cell>
          <table:table-cell table:formula="of:=MIN([.F31]+[.F192];[.F112])" office:value-type="float" office:value="243997" calcext:value-type="float">
            <text:p>243997</text:p>
          </table:table-cell>
          <table:table-cell table:formula="of:=MIN([.G31]+[.G192];[.G112])" office:value-type="float" office:value="235664" calcext:value-type="float">
            <text:p>235664</text:p>
          </table:table-cell>
          <table:table-cell table:formula="of:=MIN([.H31]+[.H192];[.H112])" office:value-type="float" office:value="234302" calcext:value-type="float">
            <text:p>234302</text:p>
          </table:table-cell>
          <table:table-cell table:formula="of:=MIN([.I31]+[.I192];[.I112])" office:value-type="float" office:value="229295" calcext:value-type="float">
            <text:p>229295</text:p>
          </table:table-cell>
          <table:table-cell table:formula="of:=MIN([.J31]+[.J192];[.J112])" office:value-type="float" office:value="229978" calcext:value-type="float">
            <text:p>229978</text:p>
          </table:table-cell>
          <table:table-cell table:formula="of:=MIN([.K31]+[.K192];[.K112])" office:value-type="float" office:value="227130" calcext:value-type="float">
            <text:p>227130</text:p>
          </table:table-cell>
          <table:table-cell table:formula="of:=MIN([.L31]+[.L192];[.L112])" office:value-type="float" office:value="231735" calcext:value-type="float">
            <text:p>231735</text:p>
          </table:table-cell>
          <table:table-cell table:formula="of:=MIN([.M31]+[.M192];[.M112])" office:value-type="float" office:value="234950" calcext:value-type="float">
            <text:p>234950</text:p>
          </table:table-cell>
          <table:table-cell table:formula="of:=MIN([.N31]+[.N192];[.N112])" office:value-type="float" office:value="236348" calcext:value-type="float">
            <text:p>236348</text:p>
          </table:table-cell>
          <table:table-cell table:formula="of:=MIN([.O31]+[.O192];[.O112])" office:value-type="float" office:value="228421" calcext:value-type="float">
            <text:p>228421</text:p>
          </table:table-cell>
          <table:table-cell table:formula="of:=MIN([.P31]+[.P192];[.P112])" office:value-type="float" office:value="229375" calcext:value-type="float">
            <text:p>229375</text:p>
          </table:table-cell>
          <table:table-cell table:formula="of:=MIN([.Q31]+[.Q192];[.Q112])" office:value-type="float" office:value="219420" calcext:value-type="float">
            <text:p>219420</text:p>
          </table:table-cell>
          <table:table-cell table:formula="of:=MIN([.R31]+[.R192];[.R112])" office:value-type="float" office:value="213344" calcext:value-type="float">
            <text:p>213344</text:p>
          </table:table-cell>
          <table:table-cell table:formula="of:=MIN([.S31]+[.S192];[.S112])" office:value-type="float" office:value="209974" calcext:value-type="float">
            <text:p>209974</text:p>
          </table:table-cell>
          <table:table-cell table:formula="of:=MIN([.T31]+[.T192];[.T112])" office:value-type="float" office:value="203578" calcext:value-type="float">
            <text:p>203578</text:p>
          </table:table-cell>
          <table:table-cell table:formula="of:=MIN([.U31]+[.U192];[.U112])" office:value-type="float" office:value="196607" calcext:value-type="float">
            <text:p>196607</text:p>
          </table:table-cell>
          <table:table-cell table:formula="of:=MIN([.V31]+[.V192];[.V112])" office:value-type="float" office:value="193451" calcext:value-type="float">
            <text:p>193451</text:p>
          </table:table-cell>
          <table:table-cell table:formula="of:=MIN([.W31]+[.W192];[.W112])" office:value-type="float" office:value="193203" calcext:value-type="float">
            <text:p>193203</text:p>
          </table:table-cell>
          <table:table-cell table:formula="of:=MIN([.X31]+[.X192];[.X112])" office:value-type="float" office:value="189292" calcext:value-type="float">
            <text:p>189292</text:p>
          </table:table-cell>
          <table:table-cell table:formula="of:=MIN([.Y31]+[.Y192];[.Y112])" office:value-type="float" office:value="186804" calcext:value-type="float">
            <text:p>186804</text:p>
          </table:table-cell>
          <table:table-cell table:formula="of:=MIN([.Z31]+[.Z192];[.Z112])" office:value-type="float" office:value="181874" calcext:value-type="float">
            <text:p>181874</text:p>
          </table:table-cell>
          <table:table-cell table:formula="of:=MIN([.AA31]+[.AA192];[.AA112])" office:value-type="float" office:value="189102" calcext:value-type="float">
            <text:p>189102</text:p>
          </table:table-cell>
          <table:table-cell table:formula="of:=MIN([.AB31]+[.AB192];[.AB112])" office:value-type="float" office:value="181990" calcext:value-type="float">
            <text:p>181990</text:p>
          </table:table-cell>
          <table:table-cell table:formula="of:=MIN([.AC31]+[.AC192];[.AC112])" office:value-type="float" office:value="179214" calcext:value-type="float">
            <text:p>179214</text:p>
          </table:table-cell>
          <table:table-cell table:formula="of:=MIN([.AD31]+[.AD192];[.AD112])" office:value-type="float" office:value="181079" calcext:value-type="float">
            <text:p>181079</text:p>
          </table:table-cell>
          <table:table-cell table:formula="of:=MIN([.AE31]+[.AE192];[.AE112])" office:value-type="float" office:value="175932" calcext:value-type="float">
            <text:p>175932</text:p>
          </table:table-cell>
          <table:table-cell table:formula="of:=MIN([.AF31]+[.AF192];[.AF112])" office:value-type="float" office:value="169515" calcext:value-type="float">
            <text:p>169515</text:p>
          </table:table-cell>
          <table:table-cell table:formula="of:=MIN([.AG31]+[.AG192];[.AG112])" office:value-type="float" office:value="168303" calcext:value-type="float">
            <text:p>168303</text:p>
          </table:table-cell>
          <table:table-cell table:formula="of:=MIN([.AH31]+[.AH192];[.AH112])" office:value-type="float" office:value="168892" calcext:value-type="float">
            <text:p>168892</text:p>
          </table:table-cell>
          <table:table-cell table:formula="of:=MIN([.AI31]+[.AI192];[.AI112])" office:value-type="float" office:value="161704" calcext:value-type="float">
            <text:p>161704</text:p>
          </table:table-cell>
          <table:table-cell table:formula="of:=MIN([.AJ31]+[.AJ192];[.AJ112])" office:value-type="float" office:value="161127" calcext:value-type="float">
            <text:p>161127</text:p>
          </table:table-cell>
          <table:table-cell table:formula="of:=MIN([.AK31]+[.AK192];[.AK112])" office:value-type="float" office:value="153601" calcext:value-type="float">
            <text:p>153601</text:p>
          </table:table-cell>
          <table:table-cell table:formula="of:=MIN([.AL31]+[.AL192];[.AL112])" office:value-type="float" office:value="151398" calcext:value-type="float">
            <text:p>151398</text:p>
          </table:table-cell>
          <table:table-cell table:formula="of:=MIN([.AM31]+[.AM192];[.AM112])" office:value-type="float" office:value="156417" calcext:value-type="float">
            <text:p>156417</text:p>
          </table:table-cell>
          <table:table-cell table:formula="of:=MIN([.AN31]+[.AN192];[.AN112])" office:value-type="float" office:value="148253" calcext:value-type="float">
            <text:p>148253</text:p>
          </table:table-cell>
          <table:table-cell table:formula="of:=MIN([.AO31]+[.AO192];[.AO112])" office:value-type="float" office:value="149983" calcext:value-type="float">
            <text:p>149983</text:p>
          </table:table-cell>
          <table:table-cell table:formula="of:=MIN([.AP31]+[.AP192];[.AP112])" office:value-type="float" office:value="141985" calcext:value-type="float">
            <text:p>141985</text:p>
          </table:table-cell>
          <table:table-cell table:formula="of:=MIN([.AQ31]+[.AQ192];[.AQ112])" office:value-type="float" office:value="134070" calcext:value-type="float">
            <text:p>134070</text:p>
          </table:table-cell>
          <table:table-cell table:formula="of:=MIN([.AR31]+[.AR192];[.AR112])" office:value-type="float" office:value="133563" calcext:value-type="float">
            <text:p>133563</text:p>
          </table:table-cell>
          <table:table-cell table:formula="of:=MIN([.AS31]+[.AS192];[.AS112])" office:value-type="float" office:value="127213" calcext:value-type="float">
            <text:p>127213</text:p>
          </table:table-cell>
          <table:table-cell table:formula="of:=MIN([.AT31]+[.AT192];[.AT112])" office:value-type="float" office:value="122581" calcext:value-type="float">
            <text:p>122581</text:p>
          </table:table-cell>
          <table:table-cell table:formula="of:=MIN([.AU31]+[.AU192];[.AU112])" office:value-type="float" office:value="120984" calcext:value-type="float">
            <text:p>120984</text:p>
          </table:table-cell>
          <table:table-cell table:formula="of:=MIN([.AV31]+[.AV192];[.AV112])" office:value-type="float" office:value="113450" calcext:value-type="float">
            <text:p>113450</text:p>
          </table:table-cell>
          <table:table-cell table:formula="of:=MIN([.AW31]+[.AW192];[.AW112])" office:value-type="float" office:value="109846" calcext:value-type="float">
            <text:p>109846</text:p>
          </table:table-cell>
          <table:table-cell table:formula="of:=MIN([.AX31]+[.AX192];[.AX112])" office:value-type="float" office:value="112443" calcext:value-type="float">
            <text:p>112443</text:p>
          </table:table-cell>
          <table:table-cell table:formula="of:=MIN([.AY31]+[.AY192];[.AY112])" office:value-type="float" office:value="114433" calcext:value-type="float">
            <text:p>114433</text:p>
          </table:table-cell>
          <table:table-cell table:formula="of:=MIN([.AZ31]+[.AZ192];[.AZ112])" office:value-type="float" office:value="112186" calcext:value-type="float">
            <text:p>112186</text:p>
          </table:table-cell>
          <table:table-cell table:formula="of:=MIN([.BA31]+[.BA192];[.BA112])" office:value-type="float" office:value="108944" calcext:value-type="float">
            <text:p>108944</text:p>
          </table:table-cell>
          <table:table-cell table:formula="of:=MIN([.BB31]+[.BB192];[.BB112])" office:value-type="float" office:value="100409" calcext:value-type="float">
            <text:p>100409</text:p>
          </table:table-cell>
          <table:table-cell table:formula="of:=MIN([.BC31]+[.BC192];[.BC112])" office:value-type="float" office:value="92062" calcext:value-type="float">
            <text:p>92062</text:p>
          </table:table-cell>
          <table:table-cell table:formula="of:=MIN([.BD31]+[.BD192];[.BD112])" office:value-type="float" office:value="93445" calcext:value-type="float">
            <text:p>93445</text:p>
          </table:table-cell>
          <table:table-cell table:formula="of:=MIN([.BE31]+[.BE192];[.BE112])" office:value-type="float" office:value="83800" calcext:value-type="float">
            <text:p>83800</text:p>
          </table:table-cell>
          <table:table-cell table:formula="of:=MIN([.BF31]+[.BF192];[.BF112])" office:value-type="float" office:value="81730" calcext:value-type="float">
            <text:p>81730</text:p>
          </table:table-cell>
          <table:table-cell table:formula="of:=MIN([.BG31]+[.BG192];[.BG112])" office:value-type="float" office:value="79860" calcext:value-type="float">
            <text:p>79860</text:p>
          </table:table-cell>
          <table:table-cell table:formula="of:=MIN([.BH31]+[.BH192];[.BH112])" office:value-type="float" office:value="74778" calcext:value-type="float">
            <text:p>74778</text:p>
          </table:table-cell>
          <table:table-cell table:formula="of:=MIN([.BI31]+[.BI192];[.BI112])" office:value-type="float" office:value="78303" calcext:value-type="float">
            <text:p>78303</text:p>
          </table:table-cell>
          <table:table-cell table:formula="of:=MIN([.BJ31]+[.BJ192];[.BJ112])" office:value-type="float" office:value="74718" calcext:value-type="float">
            <text:p>74718</text:p>
          </table:table-cell>
          <table:table-cell table:formula="of:=MIN([.BK31]+[.BK192];[.BK112])" office:value-type="float" office:value="69502" calcext:value-type="float">
            <text:p>69502</text:p>
          </table:table-cell>
          <table:table-cell table:formula="of:=MIN([.BL31]+[.BL192];[.BL112])" office:value-type="float" office:value="66623" calcext:value-type="float">
            <text:p>66623</text:p>
          </table:table-cell>
          <table:table-cell table:formula="of:=MIN([.BM31]+[.BM192];[.BM112])" office:value-type="float" office:value="59110" calcext:value-type="float">
            <text:p>59110</text:p>
          </table:table-cell>
          <table:table-cell table:formula="of:=MIN([.BN31]+[.BN192];[.BN112])" office:value-type="float" office:value="57787" calcext:value-type="float">
            <text:p>57787</text:p>
          </table:table-cell>
          <table:table-cell table:formula="of:=MIN([.BO31]+[.BO192];[.BO112])" office:value-type="float" office:value="53915" calcext:value-type="float">
            <text:p>53915</text:p>
          </table:table-cell>
          <table:table-cell table:formula="of:=MIN([.BP31]+[.BP192];[.BP112])" office:value-type="float" office:value="47745" calcext:value-type="float">
            <text:p>47745</text:p>
          </table:table-cell>
          <table:table-cell table:formula="of:=MIN([.BQ31]+[.BQ192];[.BQ112])" office:value-type="float" office:value="43933" calcext:value-type="float">
            <text:p>43933</text:p>
          </table:table-cell>
          <table:table-cell table:formula="of:=MIN([.BR31]+[.BR192];[.BR112])" office:value-type="float" office:value="39787" calcext:value-type="float">
            <text:p>39787</text:p>
          </table:table-cell>
          <table:table-cell table:formula="of:=MIN([.BS31]+[.BS192];[.BS112])" office:value-type="float" office:value="37051" calcext:value-type="float">
            <text:p>37051</text:p>
          </table:table-cell>
          <table:table-cell table:formula="of:=MIN([.BT31]+[.BT192];[.BT112])" office:value-type="float" office:value="36984" calcext:value-type="float">
            <text:p>36984</text:p>
          </table:table-cell>
          <table:table-cell table:formula="of:=MIN([.BU31]+[.BU192];[.BU112])" office:value-type="float" office:value="33833" calcext:value-type="float">
            <text:p>33833</text:p>
          </table:table-cell>
          <table:table-cell table:formula="of:=MIN([.BV31]+[.BV192];[.BV112])" office:value-type="float" office:value="28285" calcext:value-type="float">
            <text:p>28285</text:p>
          </table:table-cell>
          <table:table-cell table:formula="of:=MIN([.BW31]+[.BW192];[.BW112])" office:value-type="float" office:value="29574" calcext:value-type="float">
            <text:p>29574</text:p>
          </table:table-cell>
          <table:table-cell table:formula="of:=MIN([.BX31]+[.BX192];[.BX112])" office:value-type="float" office:value="24748" calcext:value-type="float">
            <text:p>24748</text:p>
          </table:table-cell>
          <table:table-cell table:formula="of:=MIN([.BY31]+[.BY192];[.BY112])" office:value-type="float" office:value="20054" calcext:value-type="float">
            <text:p>20054</text:p>
          </table:table-cell>
          <table:table-cell table:formula="of:=MIN([.BZ31]+[.BZ192];[.BZ112])" office:value-type="float" office:value="15011" calcext:value-type="float">
            <text:p>15011</text:p>
          </table:table-cell>
          <table:table-cell table:formula="of:=MIN([.CA31]+[.CA192];[.CA112])" office:value-type="float" office:value="6424" calcext:value-type="float">
            <text:p>6424</text:p>
          </table:table-cell>
          <table:table-cell table:formula="of:=[.CB112]" office:value-type="float" office:value="4531" calcext:value-type="float">
            <text:p>4531</text:p>
          </table:table-cell>
        </table:table-row>
        <table:table-row table:style-name="ro1">
          <table:table-cell table:formula="of:=MIN([.A32]+[.A193];[.A113])" office:value-type="float" office:value="263617" calcext:value-type="float">
            <text:p>263617</text:p>
          </table:table-cell>
          <table:table-cell table:formula="of:=MIN([.B32]+[.B193];[.B113])" office:value-type="float" office:value="257791" calcext:value-type="float">
            <text:p>257791</text:p>
          </table:table-cell>
          <table:table-cell table:formula="of:=MIN([.C32]+[.C193];[.C113])" office:value-type="float" office:value="258147" calcext:value-type="float">
            <text:p>258147</text:p>
          </table:table-cell>
          <table:table-cell table:formula="of:=MIN([.D32]+[.D193];[.D113])" office:value-type="float" office:value="251423" calcext:value-type="float">
            <text:p>251423</text:p>
          </table:table-cell>
          <table:table-cell table:formula="of:=MIN([.E32]+[.E193];[.E113])" office:value-type="float" office:value="258021" calcext:value-type="float">
            <text:p>258021</text:p>
          </table:table-cell>
          <table:table-cell table:formula="of:=MIN([.F32]+[.F193];[.F113])" office:value-type="float" office:value="250756" calcext:value-type="float">
            <text:p>250756</text:p>
          </table:table-cell>
          <table:table-cell table:formula="of:=MIN([.G32]+[.G193];[.G113])" office:value-type="float" office:value="243770" calcext:value-type="float">
            <text:p>243770</text:p>
          </table:table-cell>
          <table:table-cell table:formula="of:=MIN([.H32]+[.H193];[.H113])" office:value-type="float" office:value="238096" calcext:value-type="float">
            <text:p>238096</text:p>
          </table:table-cell>
          <table:table-cell table:formula="of:=MIN([.I32]+[.I193];[.I113])" office:value-type="float" office:value="231437" calcext:value-type="float">
            <text:p>231437</text:p>
          </table:table-cell>
          <table:table-cell table:formula="of:=MIN([.J32]+[.J193];[.J113])" office:value-type="float" office:value="231620" calcext:value-type="float">
            <text:p>231620</text:p>
          </table:table-cell>
          <table:table-cell table:formula="of:=MIN([.K32]+[.K193];[.K113])" office:value-type="float" office:value="234300" calcext:value-type="float">
            <text:p>234300</text:p>
          </table:table-cell>
          <table:table-cell table:formula="of:=MIN([.L32]+[.L193];[.L113])" office:value-type="float" office:value="234612" calcext:value-type="float">
            <text:p>234612</text:p>
          </table:table-cell>
          <table:table-cell table:formula="of:=MIN([.M32]+[.M193];[.M113])" office:value-type="float" office:value="240707" calcext:value-type="float">
            <text:p>240707</text:p>
          </table:table-cell>
          <table:table-cell table:formula="of:=MIN([.N32]+[.N193];[.N113])" office:value-type="float" office:value="242842" calcext:value-type="float">
            <text:p>242842</text:p>
          </table:table-cell>
          <table:table-cell table:formula="of:=MIN([.O32]+[.O193];[.O113])" office:value-type="float" office:value="236447" calcext:value-type="float">
            <text:p>236447</text:p>
          </table:table-cell>
          <table:table-cell table:formula="of:=MIN([.P32]+[.P193];[.P113])" office:value-type="float" office:value="234378" calcext:value-type="float">
            <text:p>234378</text:p>
          </table:table-cell>
          <table:table-cell table:formula="of:=MIN([.Q32]+[.Q193];[.Q113])" office:value-type="float" office:value="227807" calcext:value-type="float">
            <text:p>227807</text:p>
          </table:table-cell>
          <table:table-cell table:formula="of:=MIN([.R32]+[.R193];[.R113])" office:value-type="float" office:value="223305" calcext:value-type="float">
            <text:p>223305</text:p>
          </table:table-cell>
          <table:table-cell table:formula="of:=MIN([.S32]+[.S193];[.S113])" office:value-type="float" office:value="216017" calcext:value-type="float">
            <text:p>216017</text:p>
          </table:table-cell>
          <table:table-cell table:formula="of:=MIN([.T32]+[.T193];[.T113])" office:value-type="float" office:value="213336" calcext:value-type="float">
            <text:p>213336</text:p>
          </table:table-cell>
          <table:table-cell table:formula="of:=MIN([.U32]+[.U193];[.U113])" office:value-type="float" office:value="206214" calcext:value-type="float">
            <text:p>206214</text:p>
          </table:table-cell>
          <table:table-cell table:formula="of:=MIN([.V32]+[.V193];[.V113])" office:value-type="float" office:value="199901" calcext:value-type="float">
            <text:p>199901</text:p>
          </table:table-cell>
          <table:table-cell table:formula="of:=MIN([.W32]+[.W193];[.W113])" office:value-type="float" office:value="201834" calcext:value-type="float">
            <text:p>201834</text:p>
          </table:table-cell>
          <table:table-cell table:formula="of:=MIN([.X32]+[.X193];[.X113])" office:value-type="float" office:value="197626" calcext:value-type="float">
            <text:p>197626</text:p>
          </table:table-cell>
          <table:table-cell table:formula="of:=MIN([.Y32]+[.Y193];[.Y113])" office:value-type="float" office:value="194163" calcext:value-type="float">
            <text:p>194163</text:p>
          </table:table-cell>
          <table:table-cell table:formula="of:=MIN([.Z32]+[.Z193];[.Z113])" office:value-type="float" office:value="187130" calcext:value-type="float">
            <text:p>187130</text:p>
          </table:table-cell>
          <table:table-cell table:formula="of:=MIN([.AA32]+[.AA193];[.AA113])" office:value-type="float" office:value="192738" calcext:value-type="float">
            <text:p>192738</text:p>
          </table:table-cell>
          <table:table-cell table:formula="of:=MIN([.AB32]+[.AB193];[.AB113])" office:value-type="float" office:value="184215" calcext:value-type="float">
            <text:p>184215</text:p>
          </table:table-cell>
          <table:table-cell table:formula="of:=MIN([.AC32]+[.AC193];[.AC113])" office:value-type="float" office:value="186701" calcext:value-type="float">
            <text:p>186701</text:p>
          </table:table-cell>
          <table:table-cell table:formula="of:=MIN([.AD32]+[.AD193];[.AD113])" office:value-type="float" office:value="183056" calcext:value-type="float">
            <text:p>183056</text:p>
          </table:table-cell>
          <table:table-cell table:formula="of:=MIN([.AE32]+[.AE193];[.AE113])" office:value-type="float" office:value="185487" calcext:value-type="float">
            <text:p>185487</text:p>
          </table:table-cell>
          <table:table-cell table:formula="of:=MIN([.AF32]+[.AF193];[.AF113])" office:value-type="float" office:value="177563" calcext:value-type="float">
            <text:p>177563</text:p>
          </table:table-cell>
          <table:table-cell table:formula="of:=MIN([.AG32]+[.AG193];[.AG113])" office:value-type="float" office:value="173418" calcext:value-type="float">
            <text:p>173418</text:p>
          </table:table-cell>
          <table:table-cell table:formula="of:=MIN([.AH32]+[.AH193];[.AH113])" office:value-type="float" office:value="167655" calcext:value-type="float">
            <text:p>167655</text:p>
          </table:table-cell>
          <table:table-cell table:formula="of:=MIN([.AI32]+[.AI193];[.AI113])" office:value-type="float" office:value="165241" calcext:value-type="float">
            <text:p>165241</text:p>
          </table:table-cell>
          <table:table-cell table:formula="of:=MIN([.AJ32]+[.AJ193];[.AJ113])" office:value-type="float" office:value="160293" calcext:value-type="float">
            <text:p>160293</text:p>
          </table:table-cell>
          <table:table-cell table:formula="of:=MIN([.AK32]+[.AK193];[.AK113])" office:value-type="float" office:value="156028" calcext:value-type="float">
            <text:p>156028</text:p>
          </table:table-cell>
          <table:table-cell table:formula="of:=MIN([.AL32]+[.AL193];[.AL113])" office:value-type="float" office:value="160376" calcext:value-type="float">
            <text:p>160376</text:p>
          </table:table-cell>
          <table:table-cell table:formula="of:=MIN([.AM32]+[.AM193];[.AM113])" office:value-type="float" office:value="162252" calcext:value-type="float">
            <text:p>162252</text:p>
          </table:table-cell>
          <table:table-cell table:formula="of:=MIN([.AN32]+[.AN193];[.AN113])" office:value-type="float" office:value="154164" calcext:value-type="float">
            <text:p>154164</text:p>
          </table:table-cell>
          <table:table-cell table:formula="of:=MIN([.AO32]+[.AO193];[.AO113])" office:value-type="float" office:value="152446" calcext:value-type="float">
            <text:p>152446</text:p>
          </table:table-cell>
          <table:table-cell table:formula="of:=MIN([.AP32]+[.AP193];[.AP113])" office:value-type="float" office:value="149215" calcext:value-type="float">
            <text:p>149215</text:p>
          </table:table-cell>
          <table:table-cell table:formula="of:=MIN([.AQ32]+[.AQ193];[.AQ113])" office:value-type="float" office:value="139614" calcext:value-type="float">
            <text:p>139614</text:p>
          </table:table-cell>
          <table:table-cell table:formula="of:=MIN([.AR32]+[.AR193];[.AR113])" office:value-type="float" office:value="134500" calcext:value-type="float">
            <text:p>134500</text:p>
          </table:table-cell>
          <table:table-cell table:formula="of:=MIN([.AS32]+[.AS193];[.AS113])" office:value-type="float" office:value="136079" calcext:value-type="float">
            <text:p>136079</text:p>
          </table:table-cell>
          <table:table-cell table:formula="of:=MIN([.AT32]+[.AT193];[.AT113])" office:value-type="float" office:value="131719" calcext:value-type="float">
            <text:p>131719</text:p>
          </table:table-cell>
          <table:table-cell table:formula="of:=MIN([.AU32]+[.AU193];[.AU113])" office:value-type="float" office:value="123501" calcext:value-type="float">
            <text:p>123501</text:p>
          </table:table-cell>
          <table:table-cell table:formula="of:=MIN([.AV32]+[.AV193];[.AV113])" office:value-type="float" office:value="119325" calcext:value-type="float">
            <text:p>119325</text:p>
          </table:table-cell>
          <table:table-cell table:formula="of:=MIN([.AW32]+[.AW193];[.AW113])" office:value-type="float" office:value="117058" calcext:value-type="float">
            <text:p>117058</text:p>
          </table:table-cell>
          <table:table-cell table:formula="of:=MIN([.AX32]+[.AX193];[.AX113])" office:value-type="float" office:value="112076" calcext:value-type="float">
            <text:p>112076</text:p>
          </table:table-cell>
          <table:table-cell table:formula="of:=MIN([.AY32]+[.AY193];[.AY113])" office:value-type="float" office:value="108976" calcext:value-type="float">
            <text:p>108976</text:p>
          </table:table-cell>
          <table:table-cell table:formula="of:=MIN([.AZ32]+[.AZ193];[.AZ113])" office:value-type="float" office:value="107283" calcext:value-type="float">
            <text:p>107283</text:p>
          </table:table-cell>
          <table:table-cell table:formula="of:=MIN([.BA32]+[.BA193];[.BA113])" office:value-type="float" office:value="104065" calcext:value-type="float">
            <text:p>104065</text:p>
          </table:table-cell>
          <table:table-cell table:formula="of:=MIN([.BB32]+[.BB193];[.BB113])" office:value-type="float" office:value="96416" calcext:value-type="float">
            <text:p>96416</text:p>
          </table:table-cell>
          <table:table-cell table:formula="of:=MIN([.BC32]+[.BC193];[.BC113])" office:value-type="float" office:value="91494" calcext:value-type="float">
            <text:p>91494</text:p>
          </table:table-cell>
          <table:table-cell table:formula="of:=MIN([.BD32]+[.BD193];[.BD113])" office:value-type="float" office:value="86072" calcext:value-type="float">
            <text:p>86072</text:p>
          </table:table-cell>
          <table:table-cell table:formula="of:=MIN([.BE32]+[.BE193];[.BE113])" office:value-type="float" office:value="84729" calcext:value-type="float">
            <text:p>84729</text:p>
          </table:table-cell>
          <table:table-cell table:formula="of:=MIN([.BF32]+[.BF193];[.BF113])" office:value-type="float" office:value="76532" calcext:value-type="float">
            <text:p>76532</text:p>
          </table:table-cell>
          <table:table-cell table:formula="of:=MIN([.BG32]+[.BG193];[.BG113])" office:value-type="float" office:value="73378" calcext:value-type="float">
            <text:p>73378</text:p>
          </table:table-cell>
          <table:table-cell table:formula="of:=MIN([.BH32]+[.BH193];[.BH113])" office:value-type="float" office:value="69778" calcext:value-type="float">
            <text:p>69778</text:p>
          </table:table-cell>
          <table:table-cell table:formula="of:=MIN([.BI32]+[.BI193];[.BI113])" office:value-type="float" office:value="69091" calcext:value-type="float">
            <text:p>69091</text:p>
          </table:table-cell>
          <table:table-cell table:formula="of:=MIN([.BJ32]+[.BJ193];[.BJ113])" office:value-type="float" office:value="68063" calcext:value-type="float">
            <text:p>68063</text:p>
          </table:table-cell>
          <table:table-cell table:formula="of:=MIN([.BK32]+[.BK193];[.BK113])" office:value-type="float" office:value="63541" calcext:value-type="float">
            <text:p>63541</text:p>
          </table:table-cell>
          <table:table-cell table:formula="of:=MIN([.BL32]+[.BL193];[.BL113])" office:value-type="float" office:value="73069" calcext:value-type="float">
            <text:p>73069</text:p>
          </table:table-cell>
          <table:table-cell table:formula="of:=MIN([.BM32]+[.BM193];[.BM113])" office:value-type="float" office:value="63602" calcext:value-type="float">
            <text:p>63602</text:p>
          </table:table-cell>
          <table:table-cell table:formula="of:=MIN([.BN32]+[.BN193];[.BN113])" office:value-type="float" office:value="64962" calcext:value-type="float">
            <text:p>64962</text:p>
          </table:table-cell>
          <table:table-cell table:formula="of:=MIN([.BO32]+[.BO193];[.BO113])" office:value-type="float" office:value="61211" calcext:value-type="float">
            <text:p>61211</text:p>
          </table:table-cell>
          <table:table-cell table:formula="of:=MIN([.BP32]+[.BP193];[.BP113])" office:value-type="float" office:value="54283" calcext:value-type="float">
            <text:p>54283</text:p>
          </table:table-cell>
          <table:table-cell table:formula="of:=MIN([.BQ32]+[.BQ193];[.BQ113])" office:value-type="float" office:value="51590" calcext:value-type="float">
            <text:p>51590</text:p>
          </table:table-cell>
          <table:table-cell table:formula="of:=MIN([.BR32]+[.BR193];[.BR113])" office:value-type="float" office:value="46262" calcext:value-type="float">
            <text:p>46262</text:p>
          </table:table-cell>
          <table:table-cell table:formula="of:=MIN([.BS32]+[.BS193];[.BS113])" office:value-type="float" office:value="39128" calcext:value-type="float">
            <text:p>39128</text:p>
          </table:table-cell>
          <table:table-cell table:formula="of:=MIN([.BT32]+[.BT193];[.BT113])" office:value-type="float" office:value="38489" calcext:value-type="float">
            <text:p>38489</text:p>
          </table:table-cell>
          <table:table-cell table:formula="of:=MIN([.BU32]+[.BU193];[.BU113])" office:value-type="float" office:value="41165" calcext:value-type="float">
            <text:p>41165</text:p>
          </table:table-cell>
          <table:table-cell table:formula="of:=MIN([.BV32]+[.BV193];[.BV113])" office:value-type="float" office:value="35175" calcext:value-type="float">
            <text:p>35175</text:p>
          </table:table-cell>
          <table:table-cell table:formula="of:=MIN([.BW32]+[.BW193];[.BW113])" office:value-type="float" office:value="33426" calcext:value-type="float">
            <text:p>33426</text:p>
          </table:table-cell>
          <table:table-cell table:formula="of:=MIN([.BX32]+[.BX193];[.BX113])" office:value-type="float" office:value="26594" calcext:value-type="float">
            <text:p>26594</text:p>
          </table:table-cell>
          <table:table-cell table:formula="of:=MIN([.BY32]+[.BY193];[.BY113])" office:value-type="float" office:value="21715" calcext:value-type="float">
            <text:p>21715</text:p>
          </table:table-cell>
          <table:table-cell table:formula="of:=MIN([.BZ32]+[.BZ193];[.BZ113])" office:value-type="float" office:value="14112" calcext:value-type="float">
            <text:p>14112</text:p>
          </table:table-cell>
          <table:table-cell table:formula="of:=MIN([.CA32]+[.CA193];[.CA113])" office:value-type="float" office:value="6712" calcext:value-type="float">
            <text:p>6712</text:p>
          </table:table-cell>
          <table:table-cell table:formula="of:=[.CB113]" office:value-type="float" office:value="739" calcext:value-type="float">
            <text:p>739</text:p>
          </table:table-cell>
        </table:table-row>
        <table:table-row table:style-name="ro1">
          <table:table-cell table:formula="of:=MIN([.A33]+[.A194];[.A114])" office:value-type="float" office:value="261265" calcext:value-type="float">
            <text:p>261265</text:p>
          </table:table-cell>
          <table:table-cell table:formula="of:=MIN([.B33]+[.B194];[.B114])" office:value-type="float" office:value="259404" calcext:value-type="float">
            <text:p>259404</text:p>
          </table:table-cell>
          <table:table-cell table:formula="of:=MIN([.C33]+[.C194];[.C114])" office:value-type="float" office:value="258112" calcext:value-type="float">
            <text:p>258112</text:p>
          </table:table-cell>
          <table:table-cell table:formula="of:=MIN([.D33]+[.D194];[.D114])" office:value-type="float" office:value="253233" calcext:value-type="float">
            <text:p>253233</text:p>
          </table:table-cell>
          <table:table-cell table:formula="of:=MIN([.E33]+[.E194];[.E114])" office:value-type="float" office:value="251349" calcext:value-type="float">
            <text:p>251349</text:p>
          </table:table-cell>
          <table:table-cell table:formula="of:=MIN([.F33]+[.F194];[.F114])" office:value-type="float" office:value="244015" calcext:value-type="float">
            <text:p>244015</text:p>
          </table:table-cell>
          <table:table-cell table:formula="of:=MIN([.G33]+[.G194];[.G114])" office:value-type="float" office:value="243049" calcext:value-type="float">
            <text:p>243049</text:p>
          </table:table-cell>
          <table:table-cell table:formula="of:=MIN([.H33]+[.H194];[.H114])" office:value-type="float" office:value="241049" calcext:value-type="float">
            <text:p>241049</text:p>
          </table:table-cell>
          <table:table-cell table:formula="of:=MIN([.I33]+[.I194];[.I114])" office:value-type="float" office:value="233560" calcext:value-type="float">
            <text:p>233560</text:p>
          </table:table-cell>
          <table:table-cell table:formula="of:=MIN([.J33]+[.J194];[.J114])" office:value-type="float" office:value="235907" calcext:value-type="float">
            <text:p>235907</text:p>
          </table:table-cell>
          <table:table-cell table:formula="of:=MIN([.K33]+[.K194];[.K114])" office:value-type="float" office:value="235772" calcext:value-type="float">
            <text:p>235772</text:p>
          </table:table-cell>
          <table:table-cell table:formula="of:=MIN([.L33]+[.L194];[.L114])" office:value-type="float" office:value="237875" calcext:value-type="float">
            <text:p>237875</text:p>
          </table:table-cell>
          <table:table-cell table:formula="of:=MIN([.M33]+[.M194];[.M114])" office:value-type="float" office:value="243062" calcext:value-type="float">
            <text:p>243062</text:p>
          </table:table-cell>
          <table:table-cell table:formula="of:=MIN([.N33]+[.N194];[.N114])" office:value-type="float" office:value="238336" calcext:value-type="float">
            <text:p>238336</text:p>
          </table:table-cell>
          <table:table-cell table:formula="of:=MIN([.O33]+[.O194];[.O114])" office:value-type="float" office:value="229133" calcext:value-type="float">
            <text:p>229133</text:p>
          </table:table-cell>
          <table:table-cell table:formula="of:=MIN([.P33]+[.P194];[.P114])" office:value-type="float" office:value="231325" calcext:value-type="float">
            <text:p>231325</text:p>
          </table:table-cell>
          <table:table-cell table:formula="of:=MIN([.Q33]+[.Q194];[.Q114])" office:value-type="float" office:value="228471" calcext:value-type="float">
            <text:p>228471</text:p>
          </table:table-cell>
          <table:table-cell table:formula="of:=MIN([.R33]+[.R194];[.R114])" office:value-type="float" office:value="222396" calcext:value-type="float">
            <text:p>222396</text:p>
          </table:table-cell>
          <table:table-cell table:formula="of:=MIN([.S33]+[.S194];[.S114])" office:value-type="float" office:value="216347" calcext:value-type="float">
            <text:p>216347</text:p>
          </table:table-cell>
          <table:table-cell table:formula="of:=MIN([.T33]+[.T194];[.T114])" office:value-type="float" office:value="217484" calcext:value-type="float">
            <text:p>217484</text:p>
          </table:table-cell>
          <table:table-cell table:formula="of:=MIN([.U33]+[.U194];[.U114])" office:value-type="float" office:value="208231" calcext:value-type="float">
            <text:p>208231</text:p>
          </table:table-cell>
          <table:table-cell table:formula="of:=MIN([.V33]+[.V194];[.V114])" office:value-type="float" office:value="204169" calcext:value-type="float">
            <text:p>204169</text:p>
          </table:table-cell>
          <table:table-cell table:formula="of:=MIN([.W33]+[.W194];[.W114])" office:value-type="float" office:value="200622" calcext:value-type="float">
            <text:p>200622</text:p>
          </table:table-cell>
          <table:table-cell table:formula="of:=MIN([.X33]+[.X194];[.X114])" office:value-type="float" office:value="198987" calcext:value-type="float">
            <text:p>198987</text:p>
          </table:table-cell>
          <table:table-cell table:formula="of:=MIN([.Y33]+[.Y194];[.Y114])" office:value-type="float" office:value="189027" calcext:value-type="float">
            <text:p>189027</text:p>
          </table:table-cell>
          <table:table-cell table:formula="of:=MIN([.Z33]+[.Z194];[.Z114])" office:value-type="float" office:value="188450" calcext:value-type="float">
            <text:p>188450</text:p>
          </table:table-cell>
          <table:table-cell table:formula="of:=MIN([.AA33]+[.AA194];[.AA114])" office:value-type="float" office:value="195933" calcext:value-type="float">
            <text:p>195933</text:p>
          </table:table-cell>
          <table:table-cell table:formula="of:=MIN([.AB33]+[.AB194];[.AB114])" office:value-type="float" office:value="193843" calcext:value-type="float">
            <text:p>193843</text:p>
          </table:table-cell>
          <table:table-cell table:formula="of:=MIN([.AC33]+[.AC194];[.AC114])" office:value-type="float" office:value="187731" calcext:value-type="float">
            <text:p>187731</text:p>
          </table:table-cell>
          <table:table-cell table:formula="of:=MIN([.AD33]+[.AD194];[.AD114])" office:value-type="float" office:value="187148" calcext:value-type="float">
            <text:p>187148</text:p>
          </table:table-cell>
          <table:table-cell table:formula="of:=MIN([.AE33]+[.AE194];[.AE114])" office:value-type="float" office:value="188300" calcext:value-type="float">
            <text:p>188300</text:p>
          </table:table-cell>
          <table:table-cell table:formula="of:=MIN([.AF33]+[.AF194];[.AF114])" office:value-type="float" office:value="183321" calcext:value-type="float">
            <text:p>183321</text:p>
          </table:table-cell>
          <table:table-cell table:formula="of:=MIN([.AG33]+[.AG194];[.AG114])" office:value-type="float" office:value="176847" calcext:value-type="float">
            <text:p>176847</text:p>
          </table:table-cell>
          <table:table-cell table:formula="of:=MIN([.AH33]+[.AH194];[.AH114])" office:value-type="float" office:value="170454" calcext:value-type="float">
            <text:p>170454</text:p>
          </table:table-cell>
          <table:table-cell table:formula="of:=MIN([.AI33]+[.AI194];[.AI114])" office:value-type="float" office:value="172208" calcext:value-type="float">
            <text:p>172208</text:p>
          </table:table-cell>
          <table:table-cell table:formula="of:=MIN([.AJ33]+[.AJ194];[.AJ114])" office:value-type="float" office:value="168980" calcext:value-type="float">
            <text:p>168980</text:p>
          </table:table-cell>
          <table:table-cell table:formula="of:=MIN([.AK33]+[.AK194];[.AK114])" office:value-type="float" office:value="163752" calcext:value-type="float">
            <text:p>163752</text:p>
          </table:table-cell>
          <table:table-cell table:formula="of:=MIN([.AL33]+[.AL194];[.AL114])" office:value-type="float" office:value="162642" calcext:value-type="float">
            <text:p>162642</text:p>
          </table:table-cell>
          <table:table-cell table:formula="of:=MIN([.AM33]+[.AM194];[.AM114])" office:value-type="float" office:value="155250" calcext:value-type="float">
            <text:p>155250</text:p>
          </table:table-cell>
          <table:table-cell table:formula="of:=MIN([.AN33]+[.AN194];[.AN114])" office:value-type="float" office:value="145323" calcext:value-type="float">
            <text:p>145323</text:p>
          </table:table-cell>
          <table:table-cell table:formula="of:=MIN([.AO33]+[.AO194];[.AO114])" office:value-type="float" office:value="143238" calcext:value-type="float">
            <text:p>143238</text:p>
          </table:table-cell>
          <table:table-cell table:formula="of:=MIN([.AP33]+[.AP194];[.AP114])" office:value-type="float" office:value="140270" calcext:value-type="float">
            <text:p>140270</text:p>
          </table:table-cell>
          <table:table-cell table:formula="of:=MIN([.AQ33]+[.AQ194];[.AQ114])" office:value-type="float" office:value="133804" calcext:value-type="float">
            <text:p>133804</text:p>
          </table:table-cell>
          <table:table-cell table:formula="of:=MIN([.AR33]+[.AR194];[.AR114])" office:value-type="float" office:value="125102" calcext:value-type="float">
            <text:p>125102</text:p>
          </table:table-cell>
          <table:table-cell table:formula="of:=MIN([.AS33]+[.AS194];[.AS114])" office:value-type="float" office:value="129861" calcext:value-type="float">
            <text:p>129861</text:p>
          </table:table-cell>
          <table:table-cell table:formula="of:=MIN([.AT33]+[.AT194];[.AT114])" office:value-type="float" office:value="130804" calcext:value-type="float">
            <text:p>130804</text:p>
          </table:table-cell>
          <table:table-cell table:formula="of:=MIN([.AU33]+[.AU194];[.AU114])" office:value-type="float" office:value="127251" calcext:value-type="float">
            <text:p>127251</text:p>
          </table:table-cell>
          <table:table-cell table:formula="of:=MIN([.AV33]+[.AV194];[.AV114])" office:value-type="float" office:value="120644" calcext:value-type="float">
            <text:p>120644</text:p>
          </table:table-cell>
          <table:table-cell table:formula="of:=MIN([.AW33]+[.AW194];[.AW114])" office:value-type="float" office:value="113378" calcext:value-type="float">
            <text:p>113378</text:p>
          </table:table-cell>
          <table:table-cell table:formula="of:=MIN([.AX33]+[.AX194];[.AX114])" office:value-type="float" office:value="108804" calcext:value-type="float">
            <text:p>108804</text:p>
          </table:table-cell>
          <table:table-cell table:formula="of:=MIN([.AY33]+[.AY194];[.AY114])" office:value-type="float" office:value="102217" calcext:value-type="float">
            <text:p>102217</text:p>
          </table:table-cell>
          <table:table-cell table:formula="of:=MIN([.AZ33]+[.AZ194];[.AZ114])" office:value-type="float" office:value="101605" calcext:value-type="float">
            <text:p>101605</text:p>
          </table:table-cell>
          <table:table-cell table:formula="of:=MIN([.BA33]+[.BA194];[.BA114])" office:value-type="float" office:value="98881" calcext:value-type="float">
            <text:p>98881</text:p>
          </table:table-cell>
          <table:table-cell table:formula="of:=MIN([.BB33]+[.BB194];[.BB114])" office:value-type="float" office:value="98177" calcext:value-type="float">
            <text:p>98177</text:p>
          </table:table-cell>
          <table:table-cell table:formula="of:=MIN([.BC33]+[.BC194];[.BC114])" office:value-type="float" office:value="94986" calcext:value-type="float">
            <text:p>94986</text:p>
          </table:table-cell>
          <table:table-cell table:formula="of:=MIN([.BD33]+[.BD194];[.BD114])" office:value-type="float" office:value="86663" calcext:value-type="float">
            <text:p>86663</text:p>
          </table:table-cell>
          <table:table-cell table:formula="of:=MIN([.BE33]+[.BE194];[.BE114])" office:value-type="float" office:value="77140" calcext:value-type="float">
            <text:p>77140</text:p>
          </table:table-cell>
          <table:table-cell table:formula="of:=MIN([.BF33]+[.BF194];[.BF114])" office:value-type="float" office:value="74138" calcext:value-type="float">
            <text:p>74138</text:p>
          </table:table-cell>
          <table:table-cell table:formula="of:=MIN([.BG33]+[.BG194];[.BG114])" office:value-type="float" office:value="73434" calcext:value-type="float">
            <text:p>73434</text:p>
          </table:table-cell>
          <table:table-cell table:formula="of:=MIN([.BH33]+[.BH194];[.BH114])" office:value-type="float" office:value="70166" calcext:value-type="float">
            <text:p>70166</text:p>
          </table:table-cell>
          <table:table-cell table:formula="of:=MIN([.BI33]+[.BI194];[.BI114])" office:value-type="float" office:value="71693" calcext:value-type="float">
            <text:p>71693</text:p>
          </table:table-cell>
          <table:table-cell table:formula="of:=MIN([.BJ33]+[.BJ194];[.BJ114])" office:value-type="float" office:value="63484" calcext:value-type="float">
            <text:p>63484</text:p>
          </table:table-cell>
          <table:table-cell table:formula="of:=MIN([.BK33]+[.BK194];[.BK114])" office:value-type="float" office:value="61457" calcext:value-type="float">
            <text:p>61457</text:p>
          </table:table-cell>
          <table:table-cell table:formula="of:=MIN([.BL33]+[.BL194];[.BL114])" office:value-type="float" office:value="64695" calcext:value-type="float">
            <text:p>64695</text:p>
          </table:table-cell>
          <table:table-cell table:formula="of:=MIN([.BM33]+[.BM194];[.BM114])" office:value-type="float" office:value="60130" calcext:value-type="float">
            <text:p>60130</text:p>
          </table:table-cell>
          <table:table-cell table:formula="of:=MIN([.BN33]+[.BN194];[.BN114])" office:value-type="float" office:value="57700" calcext:value-type="float">
            <text:p>57700</text:p>
          </table:table-cell>
          <table:table-cell table:formula="of:=MIN([.BO33]+[.BO194];[.BO114])" office:value-type="float" office:value="55816" calcext:value-type="float">
            <text:p>55816</text:p>
          </table:table-cell>
          <table:table-cell table:formula="of:=MIN([.BP33]+[.BP194];[.BP114])" office:value-type="float" office:value="52058" calcext:value-type="float">
            <text:p>52058</text:p>
          </table:table-cell>
          <table:table-cell table:formula="of:=MIN([.BQ33]+[.BQ194];[.BQ114])" office:value-type="float" office:value="52756" calcext:value-type="float">
            <text:p>52756</text:p>
          </table:table-cell>
          <table:table-cell table:formula="of:=MIN([.BR33]+[.BR194];[.BR114])" office:value-type="float" office:value="45683" calcext:value-type="float">
            <text:p>45683</text:p>
          </table:table-cell>
          <table:table-cell table:formula="of:=MIN([.BS33]+[.BS194];[.BS114])" office:value-type="float" office:value="38669" calcext:value-type="float">
            <text:p>38669</text:p>
          </table:table-cell>
          <table:table-cell table:formula="of:=MIN([.BT33]+[.BT194];[.BT114])" office:value-type="float" office:value="37901" calcext:value-type="float">
            <text:p>37901</text:p>
          </table:table-cell>
          <table:table-cell table:formula="of:=MIN([.BU33]+[.BU194];[.BU114])" office:value-type="float" office:value="37458" calcext:value-type="float">
            <text:p>37458</text:p>
          </table:table-cell>
          <table:table-cell table:formula="of:=MIN([.BV33]+[.BV194];[.BV114])" office:value-type="float" office:value="31968" calcext:value-type="float">
            <text:p>31968</text:p>
          </table:table-cell>
          <table:table-cell table:formula="of:=MIN([.BW33]+[.BW194];[.BW114])" office:value-type="float" office:value="24462" calcext:value-type="float">
            <text:p>24462</text:p>
          </table:table-cell>
          <table:table-cell table:formula="of:=MIN([.BX33]+[.BX194];[.BX114])" office:value-type="float" office:value="22610" calcext:value-type="float">
            <text:p>22610</text:p>
          </table:table-cell>
          <table:table-cell table:formula="of:=MIN([.BY33]+[.BY194];[.BY114])" office:value-type="float" office:value="21878" calcext:value-type="float">
            <text:p>21878</text:p>
          </table:table-cell>
          <table:table-cell table:formula="of:=MIN([.BZ33]+[.BZ194];[.BZ114])" office:value-type="float" office:value="14532" calcext:value-type="float">
            <text:p>14532</text:p>
          </table:table-cell>
          <table:table-cell table:formula="of:=MIN([.CA33]+[.CA194];[.CA114])" office:value-type="float" office:value="8756" calcext:value-type="float">
            <text:p>8756</text:p>
          </table:table-cell>
          <table:table-cell table:formula="of:=[.CB114]" office:value-type="float" office:value="4269" calcext:value-type="float">
            <text:p>4269</text:p>
          </table:table-cell>
        </table:table-row>
        <table:table-row table:style-name="ro1">
          <table:table-cell table:formula="of:=MIN([.A34]+[.A195];[.A115])" office:value-type="float" office:value="265317" calcext:value-type="float">
            <text:p>265317</text:p>
          </table:table-cell>
          <table:table-cell table:formula="of:=MIN([.B34]+[.B195];[.B115])" office:value-type="float" office:value="266091" calcext:value-type="float">
            <text:p>266091</text:p>
          </table:table-cell>
          <table:table-cell table:formula="of:=MIN([.C34]+[.C195];[.C115])" office:value-type="float" office:value="262817" calcext:value-type="float">
            <text:p>262817</text:p>
          </table:table-cell>
          <table:table-cell table:formula="of:=MIN([.D34]+[.D195];[.D115])" office:value-type="float" office:value="260493" calcext:value-type="float">
            <text:p>260493</text:p>
          </table:table-cell>
          <table:table-cell table:formula="of:=MIN([.E34]+[.E195];[.E115])" office:value-type="float" office:value="257375" calcext:value-type="float">
            <text:p>257375</text:p>
          </table:table-cell>
          <table:table-cell table:formula="of:=MIN([.F34]+[.F195];[.F115])" office:value-type="float" office:value="250730" calcext:value-type="float">
            <text:p>250730</text:p>
          </table:table-cell>
          <table:table-cell table:formula="of:=MIN([.G34]+[.G195];[.G115])" office:value-type="float" office:value="246755" calcext:value-type="float">
            <text:p>246755</text:p>
          </table:table-cell>
          <table:table-cell table:formula="of:=MIN([.H34]+[.H195];[.H115])" office:value-type="float" office:value="246553" calcext:value-type="float">
            <text:p>246553</text:p>
          </table:table-cell>
          <table:table-cell table:formula="of:=MIN([.I34]+[.I195];[.I115])" office:value-type="float" office:value="242232" calcext:value-type="float">
            <text:p>242232</text:p>
          </table:table-cell>
          <table:table-cell table:formula="of:=MIN([.J34]+[.J195];[.J115])" office:value-type="float" office:value="238760" calcext:value-type="float">
            <text:p>238760</text:p>
          </table:table-cell>
          <table:table-cell table:formula="of:=MIN([.K34]+[.K195];[.K115])" office:value-type="float" office:value="236908" calcext:value-type="float">
            <text:p>236908</text:p>
          </table:table-cell>
          <table:table-cell table:formula="of:=MIN([.L34]+[.L195];[.L115])" office:value-type="float" office:value="246062" calcext:value-type="float">
            <text:p>246062</text:p>
          </table:table-cell>
          <table:table-cell table:formula="of:=MIN([.M34]+[.M195];[.M115])" office:value-type="float" office:value="240312" calcext:value-type="float">
            <text:p>240312</text:p>
          </table:table-cell>
          <table:table-cell table:formula="of:=MIN([.N34]+[.N195];[.N115])" office:value-type="float" office:value="232109" calcext:value-type="float">
            <text:p>232109</text:p>
          </table:table-cell>
          <table:table-cell table:formula="of:=MIN([.O34]+[.O195];[.O115])" office:value-type="float" office:value="228093" calcext:value-type="float">
            <text:p>228093</text:p>
          </table:table-cell>
          <table:table-cell table:formula="of:=MIN([.P34]+[.P195];[.P115])" office:value-type="float" office:value="227222" calcext:value-type="float">
            <text:p>227222</text:p>
          </table:table-cell>
          <table:table-cell table:formula="of:=MIN([.Q34]+[.Q195];[.Q115])" office:value-type="float" office:value="225413" calcext:value-type="float">
            <text:p>225413</text:p>
          </table:table-cell>
          <table:table-cell table:formula="of:=MIN([.R34]+[.R195];[.R115])" office:value-type="float" office:value="224047" calcext:value-type="float">
            <text:p>224047</text:p>
          </table:table-cell>
          <table:table-cell table:formula="of:=MIN([.S34]+[.S195];[.S115])" office:value-type="float" office:value="225641" calcext:value-type="float">
            <text:p>225641</text:p>
          </table:table-cell>
          <table:table-cell table:formula="of:=MIN([.T34]+[.T195];[.T115])" office:value-type="float" office:value="216466" calcext:value-type="float">
            <text:p>216466</text:p>
          </table:table-cell>
          <table:table-cell table:formula="of:=MIN([.U34]+[.U195];[.U115])" office:value-type="float" office:value="213686" calcext:value-type="float">
            <text:p>213686</text:p>
          </table:table-cell>
          <table:table-cell table:formula="of:=MIN([.V34]+[.V195];[.V115])" office:value-type="float" office:value="206814" calcext:value-type="float">
            <text:p>206814</text:p>
          </table:table-cell>
          <table:table-cell table:formula="of:=MIN([.W34]+[.W195];[.W115])" office:value-type="float" office:value="206040" calcext:value-type="float">
            <text:p>206040</text:p>
          </table:table-cell>
          <table:table-cell table:formula="of:=MIN([.X34]+[.X195];[.X115])" office:value-type="float" office:value="199957" calcext:value-type="float">
            <text:p>199957</text:p>
          </table:table-cell>
          <table:table-cell table:formula="of:=MIN([.Y34]+[.Y195];[.Y115])" office:value-type="float" office:value="192083" calcext:value-type="float">
            <text:p>192083</text:p>
          </table:table-cell>
          <table:table-cell table:formula="of:=MIN([.Z34]+[.Z195];[.Z115])" office:value-type="float" office:value="193668" calcext:value-type="float">
            <text:p>193668</text:p>
          </table:table-cell>
          <table:table-cell table:formula="of:=MIN([.AA34]+[.AA195];[.AA115])" office:value-type="float" office:value="203418" calcext:value-type="float">
            <text:p>203418</text:p>
          </table:table-cell>
          <table:table-cell table:formula="of:=MIN([.AB34]+[.AB195];[.AB115])" office:value-type="float" office:value="202639" calcext:value-type="float">
            <text:p>202639</text:p>
          </table:table-cell>
          <table:table-cell table:formula="of:=MIN([.AC34]+[.AC195];[.AC115])" office:value-type="float" office:value="195132" calcext:value-type="float">
            <text:p>195132</text:p>
          </table:table-cell>
          <table:table-cell table:formula="of:=MIN([.AD34]+[.AD195];[.AD115])" office:value-type="float" office:value="189066" calcext:value-type="float">
            <text:p>189066</text:p>
          </table:table-cell>
          <table:table-cell table:formula="of:=MIN([.AE34]+[.AE195];[.AE115])" office:value-type="float" office:value="185718" calcext:value-type="float">
            <text:p>185718</text:p>
          </table:table-cell>
          <table:table-cell table:formula="of:=MIN([.AF34]+[.AF195];[.AF115])" office:value-type="float" office:value="183615" calcext:value-type="float">
            <text:p>183615</text:p>
          </table:table-cell>
          <table:table-cell table:formula="of:=MIN([.AG34]+[.AG195];[.AG115])" office:value-type="float" office:value="183189" calcext:value-type="float">
            <text:p>183189</text:p>
          </table:table-cell>
          <table:table-cell table:formula="of:=MIN([.AH34]+[.AH195];[.AH115])" office:value-type="float" office:value="174617" calcext:value-type="float">
            <text:p>174617</text:p>
          </table:table-cell>
          <table:table-cell table:formula="of:=MIN([.AI34]+[.AI195];[.AI115])" office:value-type="float" office:value="173548" calcext:value-type="float">
            <text:p>173548</text:p>
          </table:table-cell>
          <table:table-cell table:formula="of:=MIN([.AJ34]+[.AJ195];[.AJ115])" office:value-type="float" office:value="164377" calcext:value-type="float">
            <text:p>164377</text:p>
          </table:table-cell>
          <table:table-cell table:formula="of:=MIN([.AK34]+[.AK195];[.AK115])" office:value-type="float" office:value="161201" calcext:value-type="float">
            <text:p>161201</text:p>
          </table:table-cell>
          <table:table-cell table:formula="of:=MIN([.AL34]+[.AL195];[.AL115])" office:value-type="float" office:value="160253" calcext:value-type="float">
            <text:p>160253</text:p>
          </table:table-cell>
          <table:table-cell table:formula="of:=MIN([.AM34]+[.AM195];[.AM115])" office:value-type="float" office:value="152599" calcext:value-type="float">
            <text:p>152599</text:p>
          </table:table-cell>
          <table:table-cell table:formula="of:=MIN([.AN34]+[.AN195];[.AN115])" office:value-type="float" office:value="143255" calcext:value-type="float">
            <text:p>143255</text:p>
          </table:table-cell>
          <table:table-cell table:formula="of:=MIN([.AO34]+[.AO195];[.AO115])" office:value-type="float" office:value="140038" calcext:value-type="float">
            <text:p>140038</text:p>
          </table:table-cell>
          <table:table-cell table:formula="of:=MIN([.AP34]+[.AP195];[.AP115])" office:value-type="float" office:value="138388" calcext:value-type="float">
            <text:p>138388</text:p>
          </table:table-cell>
          <table:table-cell table:formula="of:=MIN([.AQ34]+[.AQ195];[.AQ115])" office:value-type="float" office:value="132808" calcext:value-type="float">
            <text:p>132808</text:p>
          </table:table-cell>
          <table:table-cell table:formula="of:=MIN([.AR34]+[.AR195];[.AR115])" office:value-type="float" office:value="124837" calcext:value-type="float">
            <text:p>124837</text:p>
          </table:table-cell>
          <table:table-cell table:formula="of:=MIN([.AS34]+[.AS195];[.AS115])" office:value-type="float" office:value="122215" calcext:value-type="float">
            <text:p>122215</text:p>
          </table:table-cell>
          <table:table-cell table:formula="of:=MIN([.AT34]+[.AT195];[.AT115])" office:value-type="float" office:value="122139" calcext:value-type="float">
            <text:p>122139</text:p>
          </table:table-cell>
          <table:table-cell table:formula="of:=MIN([.AU34]+[.AU195];[.AU115])" office:value-type="float" office:value="119265" calcext:value-type="float">
            <text:p>119265</text:p>
          </table:table-cell>
          <table:table-cell table:formula="of:=MIN([.AV34]+[.AV195];[.AV115])" office:value-type="float" office:value="118385" calcext:value-type="float">
            <text:p>118385</text:p>
          </table:table-cell>
          <table:table-cell table:formula="of:=MIN([.AW34]+[.AW195];[.AW115])" office:value-type="float" office:value="116351" calcext:value-type="float">
            <text:p>116351</text:p>
          </table:table-cell>
          <table:table-cell table:formula="of:=MIN([.AX34]+[.AX195];[.AX115])" office:value-type="float" office:value="106422" calcext:value-type="float">
            <text:p>106422</text:p>
          </table:table-cell>
          <table:table-cell table:formula="of:=MIN([.AY34]+[.AY195];[.AY115])" office:value-type="float" office:value="104876" calcext:value-type="float">
            <text:p>104876</text:p>
          </table:table-cell>
          <table:table-cell table:formula="of:=MIN([.AZ34]+[.AZ195];[.AZ115])" office:value-type="float" office:value="107416" calcext:value-type="float">
            <text:p>107416</text:p>
          </table:table-cell>
          <table:table-cell table:formula="of:=MIN([.BA34]+[.BA195];[.BA115])" office:value-type="float" office:value="102635" calcext:value-type="float">
            <text:p>102635</text:p>
          </table:table-cell>
          <table:table-cell table:formula="of:=MIN([.BB34]+[.BB195];[.BB115])" office:value-type="float" office:value="105273" calcext:value-type="float">
            <text:p>105273</text:p>
          </table:table-cell>
          <table:table-cell table:formula="of:=MIN([.BC34]+[.BC195];[.BC115])" office:value-type="float" office:value="102422" calcext:value-type="float">
            <text:p>102422</text:p>
          </table:table-cell>
          <table:table-cell table:formula="of:=MIN([.BD34]+[.BD195];[.BD115])" office:value-type="float" office:value="95439" calcext:value-type="float">
            <text:p>95439</text:p>
          </table:table-cell>
          <table:table-cell table:formula="of:=MIN([.BE34]+[.BE195];[.BE115])" office:value-type="float" office:value="85745" calcext:value-type="float">
            <text:p>85745</text:p>
          </table:table-cell>
          <table:table-cell table:formula="of:=MIN([.BF34]+[.BF195];[.BF115])" office:value-type="float" office:value="75785" calcext:value-type="float">
            <text:p>75785</text:p>
          </table:table-cell>
          <table:table-cell table:formula="of:=MIN([.BG34]+[.BG195];[.BG115])" office:value-type="float" office:value="68370" calcext:value-type="float">
            <text:p>68370</text:p>
          </table:table-cell>
          <table:table-cell table:formula="of:=MIN([.BH34]+[.BH195];[.BH115])" office:value-type="float" office:value="66206" calcext:value-type="float">
            <text:p>66206</text:p>
          </table:table-cell>
          <table:table-cell table:formula="of:=MIN([.BI34]+[.BI195];[.BI115])" office:value-type="float" office:value="65253" calcext:value-type="float">
            <text:p>65253</text:p>
          </table:table-cell>
          <table:table-cell table:formula="of:=MIN([.BJ34]+[.BJ195];[.BJ115])" office:value-type="float" office:value="62893" calcext:value-type="float">
            <text:p>62893</text:p>
          </table:table-cell>
          <table:table-cell table:formula="of:=MIN([.BK34]+[.BK195];[.BK115])" office:value-type="float" office:value="58699" calcext:value-type="float">
            <text:p>58699</text:p>
          </table:table-cell>
          <table:table-cell table:formula="of:=MIN([.BL34]+[.BL195];[.BL115])" office:value-type="float" office:value="56302" calcext:value-type="float">
            <text:p>56302</text:p>
          </table:table-cell>
          <table:table-cell table:formula="of:=MIN([.BM34]+[.BM195];[.BM115])" office:value-type="float" office:value="55255" calcext:value-type="float">
            <text:p>55255</text:p>
          </table:table-cell>
          <table:table-cell table:formula="of:=MIN([.BN34]+[.BN195];[.BN115])" office:value-type="float" office:value="53059" calcext:value-type="float">
            <text:p>53059</text:p>
          </table:table-cell>
          <table:table-cell table:formula="of:=MIN([.BO34]+[.BO195];[.BO115])" office:value-type="float" office:value="46232" calcext:value-type="float">
            <text:p>46232</text:p>
          </table:table-cell>
          <table:table-cell table:formula="of:=MIN([.BP34]+[.BP195];[.BP115])" office:value-type="float" office:value="45657" calcext:value-type="float">
            <text:p>45657</text:p>
          </table:table-cell>
          <table:table-cell table:formula="of:=MIN([.BQ34]+[.BQ195];[.BQ115])" office:value-type="float" office:value="44873" calcext:value-type="float">
            <text:p>44873</text:p>
          </table:table-cell>
          <table:table-cell table:formula="of:=MIN([.BR34]+[.BR195];[.BR115])" office:value-type="float" office:value="48635" calcext:value-type="float">
            <text:p>48635</text:p>
          </table:table-cell>
          <table:table-cell table:formula="of:=MIN([.BS34]+[.BS195];[.BS115])" office:value-type="float" office:value="45116" calcext:value-type="float">
            <text:p>45116</text:p>
          </table:table-cell>
          <table:table-cell table:formula="of:=MIN([.BT34]+[.BT195];[.BT115])" office:value-type="float" office:value="42940" calcext:value-type="float">
            <text:p>42940</text:p>
          </table:table-cell>
          <table:table-cell table:formula="of:=MIN([.BU34]+[.BU195];[.BU115])" office:value-type="float" office:value="35434" calcext:value-type="float">
            <text:p>35434</text:p>
          </table:table-cell>
          <table:table-cell table:formula="of:=MIN([.BV34]+[.BV195];[.BV115])" office:value-type="float" office:value="29438" calcext:value-type="float">
            <text:p>29438</text:p>
          </table:table-cell>
          <table:table-cell table:formula="of:=MIN([.BW34]+[.BW195];[.BW115])" office:value-type="float" office:value="22739" calcext:value-type="float">
            <text:p>22739</text:p>
          </table:table-cell>
          <table:table-cell table:formula="of:=MIN([.BX34]+[.BX195];[.BX115])" office:value-type="float" office:value="20605" calcext:value-type="float">
            <text:p>20605</text:p>
          </table:table-cell>
          <table:table-cell table:formula="of:=MIN([.BY34]+[.BY195];[.BY115])" office:value-type="float" office:value="13028" calcext:value-type="float">
            <text:p>13028</text:p>
          </table:table-cell>
          <table:table-cell table:formula="of:=MIN([.BZ34]+[.BZ195];[.BZ115])" office:value-type="float" office:value="10141" calcext:value-type="float">
            <text:p>10141</text:p>
          </table:table-cell>
          <table:table-cell table:formula="of:=MIN([.CA34]+[.CA195];[.CA115])" office:value-type="float" office:value="8729" calcext:value-type="float">
            <text:p>8729</text:p>
          </table:table-cell>
          <table:table-cell table:formula="of:=[.CB115]" office:value-type="float" office:value="4380" calcext:value-type="float">
            <text:p>4380</text:p>
          </table:table-cell>
        </table:table-row>
        <table:table-row table:style-name="ro1">
          <table:table-cell table:formula="of:=MIN([.A35]+[.A196];[.A116])" office:value-type="float" office:value="269946" calcext:value-type="float">
            <text:p>269946</text:p>
          </table:table-cell>
          <table:table-cell table:formula="of:=MIN([.B35]+[.B196];[.B116])" office:value-type="float" office:value="268325" calcext:value-type="float">
            <text:p>268325</text:p>
          </table:table-cell>
          <table:table-cell table:formula="of:=MIN([.C35]+[.C196];[.C116])" office:value-type="float" office:value="269057" calcext:value-type="float">
            <text:p>269057</text:p>
          </table:table-cell>
          <table:table-cell table:formula="of:=MIN([.D35]+[.D196];[.D116])" office:value-type="float" office:value="267444" calcext:value-type="float">
            <text:p>267444</text:p>
          </table:table-cell>
          <table:table-cell table:formula="of:=MIN([.E35]+[.E196];[.E116])" office:value-type="float" office:value="259312" calcext:value-type="float">
            <text:p>259312</text:p>
          </table:table-cell>
          <table:table-cell table:formula="of:=MIN([.F35]+[.F196];[.F116])" office:value-type="float" office:value="251720" calcext:value-type="float">
            <text:p>251720</text:p>
          </table:table-cell>
          <table:table-cell table:formula="of:=MIN([.G35]+[.G196];[.G116])" office:value-type="float" office:value="248539" calcext:value-type="float">
            <text:p>248539</text:p>
          </table:table-cell>
          <table:table-cell table:formula="of:=MIN([.H35]+[.H196];[.H116])" office:value-type="float" office:value="242150" calcext:value-type="float">
            <text:p>242150</text:p>
          </table:table-cell>
          <table:table-cell table:formula="of:=MIN([.I35]+[.I196];[.I116])" office:value-type="float" office:value="240936" calcext:value-type="float">
            <text:p>240936</text:p>
          </table:table-cell>
          <table:table-cell table:formula="of:=MIN([.J35]+[.J196];[.J116])" office:value-type="float" office:value="240670" calcext:value-type="float">
            <text:p>240670</text:p>
          </table:table-cell>
          <table:table-cell table:formula="of:=MIN([.K35]+[.K196];[.K116])" office:value-type="float" office:value="239359" calcext:value-type="float">
            <text:p>239359</text:p>
          </table:table-cell>
          <table:table-cell table:formula="of:=MIN([.L35]+[.L196];[.L116])" office:value-type="float" office:value="244810" calcext:value-type="float">
            <text:p>244810</text:p>
          </table:table-cell>
          <table:table-cell table:formula="of:=MIN([.M35]+[.M196];[.M116])" office:value-type="float" office:value="236026" calcext:value-type="float">
            <text:p>236026</text:p>
          </table:table-cell>
          <table:table-cell table:formula="of:=MIN([.N35]+[.N196];[.N116])" office:value-type="float" office:value="233236" calcext:value-type="float">
            <text:p>233236</text:p>
          </table:table-cell>
          <table:table-cell table:formula="of:=MIN([.O35]+[.O196];[.O116])" office:value-type="float" office:value="235025" calcext:value-type="float">
            <text:p>235025</text:p>
          </table:table-cell>
          <table:table-cell table:formula="of:=MIN([.P35]+[.P196];[.P116])" office:value-type="float" office:value="228669" calcext:value-type="float">
            <text:p>228669</text:p>
          </table:table-cell>
          <table:table-cell table:formula="of:=MIN([.Q35]+[.Q196];[.Q116])" office:value-type="float" office:value="228081" calcext:value-type="float">
            <text:p>228081</text:p>
          </table:table-cell>
          <table:table-cell table:formula="of:=MIN([.R35]+[.R196];[.R116])" office:value-type="float" office:value="219095" calcext:value-type="float">
            <text:p>219095</text:p>
          </table:table-cell>
          <table:table-cell table:formula="of:=MIN([.S35]+[.S196];[.S116])" office:value-type="float" office:value="216603" calcext:value-type="float">
            <text:p>216603</text:p>
          </table:table-cell>
          <table:table-cell table:formula="of:=MIN([.T35]+[.T196];[.T116])" office:value-type="float" office:value="211127" calcext:value-type="float">
            <text:p>211127</text:p>
          </table:table-cell>
          <table:table-cell table:formula="of:=MIN([.U35]+[.U196];[.U116])" office:value-type="float" office:value="210730" calcext:value-type="float">
            <text:p>210730</text:p>
          </table:table-cell>
          <table:table-cell table:formula="of:=MIN([.V35]+[.V196];[.V116])" office:value-type="float" office:value="209841" calcext:value-type="float">
            <text:p>209841</text:p>
          </table:table-cell>
          <table:table-cell table:formula="of:=MIN([.W35]+[.W196];[.W116])" office:value-type="float" office:value="210583" calcext:value-type="float">
            <text:p>210583</text:p>
          </table:table-cell>
          <table:table-cell table:formula="of:=MIN([.X35]+[.X196];[.X116])" office:value-type="float" office:value="202942" calcext:value-type="float">
            <text:p>202942</text:p>
          </table:table-cell>
          <table:table-cell table:formula="of:=MIN([.Y35]+[.Y196];[.Y116])" office:value-type="float" office:value="197859" calcext:value-type="float">
            <text:p>197859</text:p>
          </table:table-cell>
          <table:table-cell table:formula="of:=MIN([.Z35]+[.Z196];[.Z116])" office:value-type="float" office:value="197690" calcext:value-type="float">
            <text:p>197690</text:p>
          </table:table-cell>
          <table:table-cell table:formula="of:=MIN([.AA35]+[.AA196];[.AA116])" office:value-type="float" office:value="200250" calcext:value-type="float">
            <text:p>200250</text:p>
          </table:table-cell>
          <table:table-cell table:formula="of:=MIN([.AB35]+[.AB196];[.AB116])" office:value-type="float" office:value="200065" calcext:value-type="float">
            <text:p>200065</text:p>
          </table:table-cell>
          <table:table-cell table:formula="of:=MIN([.AC35]+[.AC196];[.AC116])" office:value-type="float" office:value="196701" calcext:value-type="float">
            <text:p>196701</text:p>
          </table:table-cell>
          <table:table-cell table:formula="of:=MIN([.AD35]+[.AD196];[.AD116])" office:value-type="float" office:value="191000" calcext:value-type="float">
            <text:p>191000</text:p>
          </table:table-cell>
          <table:table-cell table:formula="of:=MIN([.AE35]+[.AE196];[.AE116])" office:value-type="float" office:value="188558" calcext:value-type="float">
            <text:p>188558</text:p>
          </table:table-cell>
          <table:table-cell table:formula="of:=MIN([.AF35]+[.AF196];[.AF116])" office:value-type="float" office:value="187775" calcext:value-type="float">
            <text:p>187775</text:p>
          </table:table-cell>
          <table:table-cell table:formula="of:=MIN([.AG35]+[.AG196];[.AG116])" office:value-type="float" office:value="187881" calcext:value-type="float">
            <text:p>187881</text:p>
          </table:table-cell>
          <table:table-cell table:formula="of:=MIN([.AH35]+[.AH196];[.AH116])" office:value-type="float" office:value="178356" calcext:value-type="float">
            <text:p>178356</text:p>
          </table:table-cell>
          <table:table-cell table:formula="of:=MIN([.AI35]+[.AI196];[.AI116])" office:value-type="float" office:value="173528" calcext:value-type="float">
            <text:p>173528</text:p>
          </table:table-cell>
          <table:table-cell table:formula="of:=MIN([.AJ35]+[.AJ196];[.AJ116])" office:value-type="float" office:value="166926" calcext:value-type="float">
            <text:p>166926</text:p>
          </table:table-cell>
          <table:table-cell table:formula="of:=MIN([.AK35]+[.AK196];[.AK116])" office:value-type="float" office:value="166009" calcext:value-type="float">
            <text:p>166009</text:p>
          </table:table-cell>
          <table:table-cell table:formula="of:=MIN([.AL35]+[.AL196];[.AL116])" office:value-type="float" office:value="158562" calcext:value-type="float">
            <text:p>158562</text:p>
          </table:table-cell>
          <table:table-cell table:formula="of:=MIN([.AM35]+[.AM196];[.AM116])" office:value-type="float" office:value="155505" calcext:value-type="float">
            <text:p>155505</text:p>
          </table:table-cell>
          <table:table-cell table:formula="of:=MIN([.AN35]+[.AN196];[.AN116])" office:value-type="float" office:value="151000" calcext:value-type="float">
            <text:p>151000</text:p>
          </table:table-cell>
          <table:table-cell table:formula="of:=MIN([.AO35]+[.AO196];[.AO116])" office:value-type="float" office:value="146897" calcext:value-type="float">
            <text:p>146897</text:p>
          </table:table-cell>
          <table:table-cell table:formula="of:=MIN([.AP35]+[.AP196];[.AP116])" office:value-type="float" office:value="138863" calcext:value-type="float">
            <text:p>138863</text:p>
          </table:table-cell>
          <table:table-cell table:formula="of:=MIN([.AQ35]+[.AQ196];[.AQ116])" office:value-type="float" office:value="132349" calcext:value-type="float">
            <text:p>132349</text:p>
          </table:table-cell>
          <table:table-cell table:formula="of:=MIN([.AR35]+[.AR196];[.AR116])" office:value-type="float" office:value="127442" calcext:value-type="float">
            <text:p>127442</text:p>
          </table:table-cell>
          <table:table-cell table:formula="of:=MIN([.AS35]+[.AS196];[.AS116])" office:value-type="float" office:value="129968" calcext:value-type="float">
            <text:p>129968</text:p>
          </table:table-cell>
          <table:table-cell table:formula="of:=MIN([.AT35]+[.AT196];[.AT116])" office:value-type="float" office:value="129097" calcext:value-type="float">
            <text:p>129097</text:p>
          </table:table-cell>
          <table:table-cell table:formula="of:=MIN([.AU35]+[.AU196];[.AU116])" office:value-type="float" office:value="126535" calcext:value-type="float">
            <text:p>126535</text:p>
          </table:table-cell>
          <table:table-cell table:formula="of:=MIN([.AV35]+[.AV196];[.AV116])" office:value-type="float" office:value="122761" calcext:value-type="float">
            <text:p>122761</text:p>
          </table:table-cell>
          <table:table-cell table:formula="of:=MIN([.AW35]+[.AW196];[.AW116])" office:value-type="float" office:value="117138" calcext:value-type="float">
            <text:p>117138</text:p>
          </table:table-cell>
          <table:table-cell table:formula="of:=MIN([.AX35]+[.AX196];[.AX116])" office:value-type="float" office:value="114132" calcext:value-type="float">
            <text:p>114132</text:p>
          </table:table-cell>
          <table:table-cell table:formula="of:=MIN([.AY35]+[.AY196];[.AY116])" office:value-type="float" office:value="105164" calcext:value-type="float">
            <text:p>105164</text:p>
          </table:table-cell>
          <table:table-cell table:formula="of:=MIN([.AZ35]+[.AZ196];[.AZ116])" office:value-type="float" office:value="104725" calcext:value-type="float">
            <text:p>104725</text:p>
          </table:table-cell>
          <table:table-cell table:formula="of:=MIN([.BA35]+[.BA196];[.BA116])" office:value-type="float" office:value="104240" calcext:value-type="float">
            <text:p>104240</text:p>
          </table:table-cell>
          <table:table-cell table:formula="of:=MIN([.BB35]+[.BB196];[.BB116])" office:value-type="float" office:value="99588" calcext:value-type="float">
            <text:p>99588</text:p>
          </table:table-cell>
          <table:table-cell table:formula="of:=MIN([.BC35]+[.BC196];[.BC116])" office:value-type="float" office:value="98889" calcext:value-type="float">
            <text:p>98889</text:p>
          </table:table-cell>
          <table:table-cell table:formula="of:=MIN([.BD35]+[.BD196];[.BD116])" office:value-type="float" office:value="95464" calcext:value-type="float">
            <text:p>95464</text:p>
          </table:table-cell>
          <table:table-cell table:formula="of:=MIN([.BE35]+[.BE196];[.BE116])" office:value-type="float" office:value="85601" calcext:value-type="float">
            <text:p>85601</text:p>
          </table:table-cell>
          <table:table-cell table:formula="of:=MIN([.BF35]+[.BF196];[.BF116])" office:value-type="float" office:value="80552" calcext:value-type="float">
            <text:p>80552</text:p>
          </table:table-cell>
          <table:table-cell table:formula="of:=MIN([.BG35]+[.BG196];[.BG116])" office:value-type="float" office:value="75191" calcext:value-type="float">
            <text:p>75191</text:p>
          </table:table-cell>
          <table:table-cell table:formula="of:=MIN([.BH35]+[.BH196];[.BH116])" office:value-type="float" office:value="66503" calcext:value-type="float">
            <text:p>66503</text:p>
          </table:table-cell>
          <table:table-cell table:formula="of:=MIN([.BI35]+[.BI196];[.BI116])" office:value-type="float" office:value="72833" calcext:value-type="float">
            <text:p>72833</text:p>
          </table:table-cell>
          <table:table-cell table:formula="of:=MIN([.BJ35]+[.BJ196];[.BJ116])" office:value-type="float" office:value="71670" calcext:value-type="float">
            <text:p>71670</text:p>
          </table:table-cell>
          <table:table-cell table:formula="of:=MIN([.BK35]+[.BK196];[.BK116])" office:value-type="float" office:value="66615" calcext:value-type="float">
            <text:p>66615</text:p>
          </table:table-cell>
          <table:table-cell table:formula="of:=MIN([.BL35]+[.BL196];[.BL116])" office:value-type="float" office:value="62989" calcext:value-type="float">
            <text:p>62989</text:p>
          </table:table-cell>
          <table:table-cell table:formula="of:=MIN([.BM35]+[.BM196];[.BM116])" office:value-type="float" office:value="62362" calcext:value-type="float">
            <text:p>62362</text:p>
          </table:table-cell>
          <table:table-cell table:formula="of:=MIN([.BN35]+[.BN196];[.BN116])" office:value-type="float" office:value="53679" calcext:value-type="float">
            <text:p>53679</text:p>
          </table:table-cell>
          <table:table-cell table:formula="of:=MIN([.BO35]+[.BO196];[.BO116])" office:value-type="float" office:value="46538" calcext:value-type="float">
            <text:p>46538</text:p>
          </table:table-cell>
          <table:table-cell table:formula="of:=MIN([.BP35]+[.BP196];[.BP116])" office:value-type="float" office:value="51767" calcext:value-type="float">
            <text:p>51767</text:p>
          </table:table-cell>
          <table:table-cell table:formula="of:=MIN([.BQ35]+[.BQ196];[.BQ116])" office:value-type="float" office:value="42198" calcext:value-type="float">
            <text:p>42198</text:p>
          </table:table-cell>
          <table:table-cell table:formula="of:=MIN([.BR35]+[.BR196];[.BR116])" office:value-type="float" office:value="39814" calcext:value-type="float">
            <text:p>39814</text:p>
          </table:table-cell>
          <table:table-cell table:formula="of:=MIN([.BS35]+[.BS196];[.BS116])" office:value-type="float" office:value="38314" calcext:value-type="float">
            <text:p>38314</text:p>
          </table:table-cell>
          <table:table-cell table:formula="of:=MIN([.BT35]+[.BT196];[.BT116])" office:value-type="float" office:value="34968" calcext:value-type="float">
            <text:p>34968</text:p>
          </table:table-cell>
          <table:table-cell table:formula="of:=MIN([.BU35]+[.BU196];[.BU116])" office:value-type="float" office:value="34358" calcext:value-type="float">
            <text:p>34358</text:p>
          </table:table-cell>
          <table:table-cell table:formula="of:=MIN([.BV35]+[.BV196];[.BV116])" office:value-type="float" office:value="35605" calcext:value-type="float">
            <text:p>35605</text:p>
          </table:table-cell>
          <table:table-cell table:formula="of:=MIN([.BW35]+[.BW196];[.BW116])" office:value-type="float" office:value="27442" calcext:value-type="float">
            <text:p>27442</text:p>
          </table:table-cell>
          <table:table-cell table:formula="of:=MIN([.BX35]+[.BX196];[.BX116])" office:value-type="float" office:value="21345" calcext:value-type="float">
            <text:p>21345</text:p>
          </table:table-cell>
          <table:table-cell table:formula="of:=MIN([.BY35]+[.BY196];[.BY116])" office:value-type="float" office:value="18618" calcext:value-type="float">
            <text:p>18618</text:p>
          </table:table-cell>
          <table:table-cell table:formula="of:=MIN([.BZ35]+[.BZ196];[.BZ116])" office:value-type="float" office:value="12304" calcext:value-type="float">
            <text:p>12304</text:p>
          </table:table-cell>
          <table:table-cell table:formula="of:=MIN([.CA35]+[.CA196];[.CA116])" office:value-type="float" office:value="7803" calcext:value-type="float">
            <text:p>7803</text:p>
          </table:table-cell>
          <table:table-cell table:formula="of:=[.CB116]" office:value-type="float" office:value="2829" calcext:value-type="float">
            <text:p>2829</text:p>
          </table:table-cell>
        </table:table-row>
        <table:table-row table:style-name="ro1">
          <table:table-cell table:formula="of:=MIN([.A36]+[.A197];[.A117])" office:value-type="float" office:value="277852" calcext:value-type="float">
            <text:p>277852</text:p>
          </table:table-cell>
          <table:table-cell table:formula="of:=MIN([.B36]+[.B197];[.B117])" office:value-type="float" office:value="269536" calcext:value-type="float">
            <text:p>269536</text:p>
          </table:table-cell>
          <table:table-cell table:formula="of:=MIN([.C36]+[.C197];[.C117])" office:value-type="float" office:value="265464" calcext:value-type="float">
            <text:p>265464</text:p>
          </table:table-cell>
          <table:table-cell table:formula="of:=MIN([.D36]+[.D197];[.D117])" office:value-type="float" office:value="263439" calcext:value-type="float">
            <text:p>263439</text:p>
          </table:table-cell>
          <table:table-cell table:formula="of:=MIN([.E36]+[.E197];[.E117])" office:value-type="float" office:value="256555" calcext:value-type="float">
            <text:p>256555</text:p>
          </table:table-cell>
          <table:table-cell table:formula="of:=MIN([.F36]+[.F197];[.F117])" office:value-type="float" office:value="253528" calcext:value-type="float">
            <text:p>253528</text:p>
          </table:table-cell>
          <table:table-cell table:formula="of:=MIN([.G36]+[.G197];[.G117])" office:value-type="float" office:value="254253" calcext:value-type="float">
            <text:p>254253</text:p>
          </table:table-cell>
          <table:table-cell table:formula="of:=MIN([.H36]+[.H197];[.H117])" office:value-type="float" office:value="249774" calcext:value-type="float">
            <text:p>249774</text:p>
          </table:table-cell>
          <table:table-cell table:formula="of:=MIN([.I36]+[.I197];[.I117])" office:value-type="float" office:value="248816" calcext:value-type="float">
            <text:p>248816</text:p>
          </table:table-cell>
          <table:table-cell table:formula="of:=MIN([.J36]+[.J197];[.J117])" office:value-type="float" office:value="249198" calcext:value-type="float">
            <text:p>249198</text:p>
          </table:table-cell>
          <table:table-cell table:formula="of:=MIN([.K36]+[.K197];[.K117])" office:value-type="float" office:value="243564" calcext:value-type="float">
            <text:p>243564</text:p>
          </table:table-cell>
          <table:table-cell table:formula="of:=MIN([.L36]+[.L197];[.L117])" office:value-type="float" office:value="252299" calcext:value-type="float">
            <text:p>252299</text:p>
          </table:table-cell>
          <table:table-cell table:formula="of:=MIN([.M36]+[.M197];[.M117])" office:value-type="float" office:value="243613" calcext:value-type="float">
            <text:p>243613</text:p>
          </table:table-cell>
          <table:table-cell table:formula="of:=MIN([.N36]+[.N197];[.N117])" office:value-type="float" office:value="236466" calcext:value-type="float">
            <text:p>236466</text:p>
          </table:table-cell>
          <table:table-cell table:formula="of:=MIN([.O36]+[.O197];[.O117])" office:value-type="float" office:value="236164" calcext:value-type="float">
            <text:p>236164</text:p>
          </table:table-cell>
          <table:table-cell table:formula="of:=MIN([.P36]+[.P197];[.P117])" office:value-type="float" office:value="235942" calcext:value-type="float">
            <text:p>235942</text:p>
          </table:table-cell>
          <table:table-cell table:formula="of:=MIN([.Q36]+[.Q197];[.Q117])" office:value-type="float" office:value="232244" calcext:value-type="float">
            <text:p>232244</text:p>
          </table:table-cell>
          <table:table-cell table:formula="of:=MIN([.R36]+[.R197];[.R117])" office:value-type="float" office:value="226081" calcext:value-type="float">
            <text:p>226081</text:p>
          </table:table-cell>
          <table:table-cell table:formula="of:=MIN([.S36]+[.S197];[.S117])" office:value-type="float" office:value="220517" calcext:value-type="float">
            <text:p>220517</text:p>
          </table:table-cell>
          <table:table-cell table:formula="of:=MIN([.T36]+[.T197];[.T117])" office:value-type="float" office:value="220436" calcext:value-type="float">
            <text:p>220436</text:p>
          </table:table-cell>
          <table:table-cell table:formula="of:=MIN([.U36]+[.U197];[.U117])" office:value-type="float" office:value="212194" calcext:value-type="float">
            <text:p>212194</text:p>
          </table:table-cell>
          <table:table-cell table:formula="of:=MIN([.V36]+[.V197];[.V117])" office:value-type="float" office:value="219200" calcext:value-type="float">
            <text:p>219200</text:p>
          </table:table-cell>
          <table:table-cell table:formula="of:=MIN([.W36]+[.W197];[.W117])" office:value-type="float" office:value="211640" calcext:value-type="float">
            <text:p>211640</text:p>
          </table:table-cell>
          <table:table-cell table:formula="of:=MIN([.X36]+[.X197];[.X117])" office:value-type="float" office:value="207166" calcext:value-type="float">
            <text:p>207166</text:p>
          </table:table-cell>
          <table:table-cell table:formula="of:=MIN([.Y36]+[.Y197];[.Y117])" office:value-type="float" office:value="200071" calcext:value-type="float">
            <text:p>200071</text:p>
          </table:table-cell>
          <table:table-cell table:formula="of:=MIN([.Z36]+[.Z197];[.Z117])" office:value-type="float" office:value="204992" calcext:value-type="float">
            <text:p>204992</text:p>
          </table:table-cell>
          <table:table-cell table:formula="of:=MIN([.AA36]+[.AA197];[.AA117])" office:value-type="float" office:value="202833" calcext:value-type="float">
            <text:p>202833</text:p>
          </table:table-cell>
          <table:table-cell table:formula="of:=MIN([.AB36]+[.AB197];[.AB117])" office:value-type="float" office:value="209527" calcext:value-type="float">
            <text:p>209527</text:p>
          </table:table-cell>
          <table:table-cell table:formula="of:=MIN([.AC36]+[.AC197];[.AC117])" office:value-type="float" office:value="204233" calcext:value-type="float">
            <text:p>204233</text:p>
          </table:table-cell>
          <table:table-cell table:formula="of:=MIN([.AD36]+[.AD197];[.AD117])" office:value-type="float" office:value="196731" calcext:value-type="float">
            <text:p>196731</text:p>
          </table:table-cell>
          <table:table-cell table:formula="of:=MIN([.AE36]+[.AE197];[.AE117])" office:value-type="float" office:value="190164" calcext:value-type="float">
            <text:p>190164</text:p>
          </table:table-cell>
          <table:table-cell table:formula="of:=MIN([.AF36]+[.AF197];[.AF117])" office:value-type="float" office:value="190137" calcext:value-type="float">
            <text:p>190137</text:p>
          </table:table-cell>
          <table:table-cell table:formula="of:=MIN([.AG36]+[.AG197];[.AG117])" office:value-type="float" office:value="185701" calcext:value-type="float">
            <text:p>185701</text:p>
          </table:table-cell>
          <table:table-cell table:formula="of:=MIN([.AH36]+[.AH197];[.AH117])" office:value-type="float" office:value="176720" calcext:value-type="float">
            <text:p>176720</text:p>
          </table:table-cell>
          <table:table-cell table:formula="of:=MIN([.AI36]+[.AI197];[.AI117])" office:value-type="float" office:value="171108" calcext:value-type="float">
            <text:p>171108</text:p>
          </table:table-cell>
          <table:table-cell table:formula="of:=MIN([.AJ36]+[.AJ197];[.AJ117])" office:value-type="float" office:value="164312" calcext:value-type="float">
            <text:p>164312</text:p>
          </table:table-cell>
          <table:table-cell table:formula="of:=MIN([.AK36]+[.AK197];[.AK117])" office:value-type="float" office:value="159927" calcext:value-type="float">
            <text:p>159927</text:p>
          </table:table-cell>
          <table:table-cell table:formula="of:=MIN([.AL36]+[.AL197];[.AL117])" office:value-type="float" office:value="154851" calcext:value-type="float">
            <text:p>154851</text:p>
          </table:table-cell>
          <table:table-cell table:formula="of:=MIN([.AM36]+[.AM197];[.AM117])" office:value-type="float" office:value="153896" calcext:value-type="float">
            <text:p>153896</text:p>
          </table:table-cell>
          <table:table-cell table:formula="of:=MIN([.AN36]+[.AN197];[.AN117])" office:value-type="float" office:value="147824" calcext:value-type="float">
            <text:p>147824</text:p>
          </table:table-cell>
          <table:table-cell table:formula="of:=MIN([.AO36]+[.AO197];[.AO117])" office:value-type="float" office:value="145317" calcext:value-type="float">
            <text:p>145317</text:p>
          </table:table-cell>
          <table:table-cell table:formula="of:=MIN([.AP36]+[.AP197];[.AP117])" office:value-type="float" office:value="136986" calcext:value-type="float">
            <text:p>136986</text:p>
          </table:table-cell>
          <table:table-cell table:formula="of:=MIN([.AQ36]+[.AQ197];[.AQ117])" office:value-type="float" office:value="135648" calcext:value-type="float">
            <text:p>135648</text:p>
          </table:table-cell>
          <table:table-cell table:formula="of:=MIN([.AR36]+[.AR197];[.AR117])" office:value-type="float" office:value="136287" calcext:value-type="float">
            <text:p>136287</text:p>
          </table:table-cell>
          <table:table-cell table:formula="of:=MIN([.AS36]+[.AS197];[.AS117])" office:value-type="float" office:value="133292" calcext:value-type="float">
            <text:p>133292</text:p>
          </table:table-cell>
          <table:table-cell table:formula="of:=MIN([.AT36]+[.AT197];[.AT117])" office:value-type="float" office:value="128509" calcext:value-type="float">
            <text:p>128509</text:p>
          </table:table-cell>
          <table:table-cell table:formula="of:=MIN([.AU36]+[.AU197];[.AU117])" office:value-type="float" office:value="119896" calcext:value-type="float">
            <text:p>119896</text:p>
          </table:table-cell>
          <table:table-cell table:formula="of:=MIN([.AV36]+[.AV197];[.AV117])" office:value-type="float" office:value="115825" calcext:value-type="float">
            <text:p>115825</text:p>
          </table:table-cell>
          <table:table-cell table:formula="of:=MIN([.AW36]+[.AW197];[.AW117])" office:value-type="float" office:value="114593" calcext:value-type="float">
            <text:p>114593</text:p>
          </table:table-cell>
          <table:table-cell table:formula="of:=MIN([.AX36]+[.AX197];[.AX117])" office:value-type="float" office:value="108565" calcext:value-type="float">
            <text:p>108565</text:p>
          </table:table-cell>
          <table:table-cell table:formula="of:=MIN([.AY36]+[.AY197];[.AY117])" office:value-type="float" office:value="106389" calcext:value-type="float">
            <text:p>106389</text:p>
          </table:table-cell>
          <table:table-cell table:formula="of:=MIN([.AZ36]+[.AZ197];[.AZ117])" office:value-type="float" office:value="102399" calcext:value-type="float">
            <text:p>102399</text:p>
          </table:table-cell>
          <table:table-cell table:formula="of:=MIN([.BA36]+[.BA197];[.BA117])" office:value-type="float" office:value="100251" calcext:value-type="float">
            <text:p>100251</text:p>
          </table:table-cell>
          <table:table-cell table:formula="of:=MIN([.BB36]+[.BB197];[.BB117])" office:value-type="float" office:value="96503" calcext:value-type="float">
            <text:p>96503</text:p>
          </table:table-cell>
          <table:table-cell table:formula="of:=MIN([.BC36]+[.BC197];[.BC117])" office:value-type="float" office:value="96400" calcext:value-type="float">
            <text:p>96400</text:p>
          </table:table-cell>
          <table:table-cell table:formula="of:=MIN([.BD36]+[.BD197];[.BD117])" office:value-type="float" office:value="86947" calcext:value-type="float">
            <text:p>86947</text:p>
          </table:table-cell>
          <table:table-cell table:formula="of:=MIN([.BE36]+[.BE197];[.BE117])" office:value-type="float" office:value="86409" calcext:value-type="float">
            <text:p>86409</text:p>
          </table:table-cell>
          <table:table-cell table:formula="of:=MIN([.BF36]+[.BF197];[.BF117])" office:value-type="float" office:value="79664" calcext:value-type="float">
            <text:p>79664</text:p>
          </table:table-cell>
          <table:table-cell table:formula="of:=MIN([.BG36]+[.BG197];[.BG117])" office:value-type="float" office:value="70554" calcext:value-type="float">
            <text:p>70554</text:p>
          </table:table-cell>
          <table:table-cell table:formula="of:=MIN([.BH36]+[.BH197];[.BH117])" office:value-type="float" office:value="69628" calcext:value-type="float">
            <text:p>69628</text:p>
          </table:table-cell>
          <table:table-cell table:formula="of:=MIN([.BI36]+[.BI197];[.BI117])" office:value-type="float" office:value="73306" calcext:value-type="float">
            <text:p>73306</text:p>
          </table:table-cell>
          <table:table-cell table:formula="of:=MIN([.BJ36]+[.BJ197];[.BJ117])" office:value-type="float" office:value="77640" calcext:value-type="float">
            <text:p>77640</text:p>
          </table:table-cell>
          <table:table-cell table:formula="of:=MIN([.BK36]+[.BK197];[.BK117])" office:value-type="float" office:value="74121" calcext:value-type="float">
            <text:p>74121</text:p>
          </table:table-cell>
          <table:table-cell table:formula="of:=MIN([.BL36]+[.BL197];[.BL117])" office:value-type="float" office:value="65393" calcext:value-type="float">
            <text:p>65393</text:p>
          </table:table-cell>
          <table:table-cell table:formula="of:=MIN([.BM36]+[.BM197];[.BM117])" office:value-type="float" office:value="58321" calcext:value-type="float">
            <text:p>58321</text:p>
          </table:table-cell>
          <table:table-cell table:formula="of:=MIN([.BN36]+[.BN197];[.BN117])" office:value-type="float" office:value="49259" calcext:value-type="float">
            <text:p>49259</text:p>
          </table:table-cell>
          <table:table-cell table:formula="of:=MIN([.BO36]+[.BO197];[.BO117])" office:value-type="float" office:value="47855" calcext:value-type="float">
            <text:p>47855</text:p>
          </table:table-cell>
          <table:table-cell table:formula="of:=MIN([.BP36]+[.BP197];[.BP117])" office:value-type="float" office:value="55278" calcext:value-type="float">
            <text:p>55278</text:p>
          </table:table-cell>
          <table:table-cell table:formula="of:=MIN([.BQ36]+[.BQ197];[.BQ117])" office:value-type="float" office:value="52060" calcext:value-type="float">
            <text:p>52060</text:p>
          </table:table-cell>
          <table:table-cell table:formula="of:=MIN([.BR36]+[.BR197];[.BR117])" office:value-type="float" office:value="42925" calcext:value-type="float">
            <text:p>42925</text:p>
          </table:table-cell>
          <table:table-cell table:formula="of:=MIN([.BS36]+[.BS197];[.BS117])" office:value-type="float" office:value="36429" calcext:value-type="float">
            <text:p>36429</text:p>
          </table:table-cell>
          <table:table-cell table:formula="of:=MIN([.BT36]+[.BT197];[.BT117])" office:value-type="float" office:value="30367" calcext:value-type="float">
            <text:p>30367</text:p>
          </table:table-cell>
          <table:table-cell table:formula="of:=MIN([.BU36]+[.BU197];[.BU117])" office:value-type="float" office:value="27029" calcext:value-type="float">
            <text:p>27029</text:p>
          </table:table-cell>
          <table:table-cell table:formula="of:=MIN([.BV36]+[.BV197];[.BV117])" office:value-type="float" office:value="26565" calcext:value-type="float">
            <text:p>26565</text:p>
          </table:table-cell>
          <table:table-cell table:formula="of:=MIN([.BW36]+[.BW197];[.BW117])" office:value-type="float" office:value="24965" calcext:value-type="float">
            <text:p>24965</text:p>
          </table:table-cell>
          <table:table-cell table:formula="of:=MIN([.BX36]+[.BX197];[.BX117])" office:value-type="float" office:value="22433" calcext:value-type="float">
            <text:p>22433</text:p>
          </table:table-cell>
          <table:table-cell table:formula="of:=MIN([.BY36]+[.BY197];[.BY117])" office:value-type="float" office:value="24725" calcext:value-type="float">
            <text:p>24725</text:p>
          </table:table-cell>
          <table:table-cell table:formula="of:=MIN([.BZ36]+[.BZ197];[.BZ117])" office:value-type="float" office:value="19886" calcext:value-type="float">
            <text:p>19886</text:p>
          </table:table-cell>
          <table:table-cell table:formula="of:=MIN([.CA36]+[.CA197];[.CA117])" office:value-type="float" office:value="12147" calcext:value-type="float">
            <text:p>12147</text:p>
          </table:table-cell>
          <table:table-cell table:formula="of:=[.CB117]" office:value-type="float" office:value="3873" calcext:value-type="float">
            <text:p>3873</text:p>
          </table:table-cell>
        </table:table-row>
        <table:table-row table:style-name="ro1">
          <table:table-cell table:formula="of:=MIN([.A37]+[.A198];[.A118])" office:value-type="float" office:value="272400" calcext:value-type="float">
            <text:p>272400</text:p>
          </table:table-cell>
          <table:table-cell table:formula="of:=MIN([.B37]+[.B198];[.B118])" office:value-type="float" office:value="270059" calcext:value-type="float">
            <text:p>270059</text:p>
          </table:table-cell>
          <table:table-cell table:formula="of:=MIN([.C37]+[.C198];[.C118])" office:value-type="float" office:value="272560" calcext:value-type="float">
            <text:p>272560</text:p>
          </table:table-cell>
          <table:table-cell table:formula="of:=MIN([.D37]+[.D198];[.D118])" office:value-type="float" office:value="271836" calcext:value-type="float">
            <text:p>271836</text:p>
          </table:table-cell>
          <table:table-cell table:formula="of:=MIN([.E37]+[.E198];[.E118])" office:value-type="float" office:value="264856" calcext:value-type="float">
            <text:p>264856</text:p>
          </table:table-cell>
          <table:table-cell table:formula="of:=MIN([.F37]+[.F198];[.F118])" office:value-type="float" office:value="260069" calcext:value-type="float">
            <text:p>260069</text:p>
          </table:table-cell>
          <table:table-cell table:formula="of:=MIN([.G37]+[.G198];[.G118])" office:value-type="float" office:value="259862" calcext:value-type="float">
            <text:p>259862</text:p>
          </table:table-cell>
          <table:table-cell table:formula="of:=MIN([.H37]+[.H198];[.H118])" office:value-type="float" office:value="250018" calcext:value-type="float">
            <text:p>250018</text:p>
          </table:table-cell>
          <table:table-cell table:formula="of:=MIN([.I37]+[.I198];[.I118])" office:value-type="float" office:value="253809" calcext:value-type="float">
            <text:p>253809</text:p>
          </table:table-cell>
          <table:table-cell table:formula="of:=MIN([.J37]+[.J198];[.J118])" office:value-type="float" office:value="251478" calcext:value-type="float">
            <text:p>251478</text:p>
          </table:table-cell>
          <table:table-cell table:formula="of:=MIN([.K37]+[.K198];[.K118])" office:value-type="float" office:value="251253" calcext:value-type="float">
            <text:p>251253</text:p>
          </table:table-cell>
          <table:table-cell table:formula="of:=MIN([.L37]+[.L198];[.L118])" office:value-type="float" office:value="250209" calcext:value-type="float">
            <text:p>250209</text:p>
          </table:table-cell>
          <table:table-cell table:formula="of:=MIN([.M37]+[.M198];[.M118])" office:value-type="float" office:value="246184" calcext:value-type="float">
            <text:p>246184</text:p>
          </table:table-cell>
          <table:table-cell table:formula="of:=MIN([.N37]+[.N198];[.N118])" office:value-type="float" office:value="241988" calcext:value-type="float">
            <text:p>241988</text:p>
          </table:table-cell>
          <table:table-cell table:formula="of:=MIN([.O37]+[.O198];[.O118])" office:value-type="float" office:value="242677" calcext:value-type="float">
            <text:p>242677</text:p>
          </table:table-cell>
          <table:table-cell table:formula="of:=MIN([.P37]+[.P198];[.P118])" office:value-type="float" office:value="234773" calcext:value-type="float">
            <text:p>234773</text:p>
          </table:table-cell>
          <table:table-cell table:formula="of:=MIN([.Q37]+[.Q198];[.Q118])" office:value-type="float" office:value="228725" calcext:value-type="float">
            <text:p>228725</text:p>
          </table:table-cell>
          <table:table-cell table:formula="of:=MIN([.R37]+[.R198];[.R118])" office:value-type="float" office:value="231924" calcext:value-type="float">
            <text:p>231924</text:p>
          </table:table-cell>
          <table:table-cell table:formula="of:=MIN([.S37]+[.S198];[.S118])" office:value-type="float" office:value="222666" calcext:value-type="float">
            <text:p>222666</text:p>
          </table:table-cell>
          <table:table-cell table:formula="of:=MIN([.T37]+[.T198];[.T118])" office:value-type="float" office:value="228103" calcext:value-type="float">
            <text:p>228103</text:p>
          </table:table-cell>
          <table:table-cell table:formula="of:=MIN([.U37]+[.U198];[.U118])" office:value-type="float" office:value="218642" calcext:value-type="float">
            <text:p>218642</text:p>
          </table:table-cell>
          <table:table-cell table:formula="of:=MIN([.V37]+[.V198];[.V118])" office:value-type="float" office:value="224415" calcext:value-type="float">
            <text:p>224415</text:p>
          </table:table-cell>
          <table:table-cell table:formula="of:=MIN([.W37]+[.W198];[.W118])" office:value-type="float" office:value="216328" calcext:value-type="float">
            <text:p>216328</text:p>
          </table:table-cell>
          <table:table-cell table:formula="of:=MIN([.X37]+[.X198];[.X118])" office:value-type="float" office:value="209083" calcext:value-type="float">
            <text:p>209083</text:p>
          </table:table-cell>
          <table:table-cell table:formula="of:=MIN([.Y37]+[.Y198];[.Y118])" office:value-type="float" office:value="208411" calcext:value-type="float">
            <text:p>208411</text:p>
          </table:table-cell>
          <table:table-cell table:formula="of:=MIN([.Z37]+[.Z198];[.Z118])" office:value-type="float" office:value="212119" calcext:value-type="float">
            <text:p>212119</text:p>
          </table:table-cell>
          <table:table-cell table:formula="of:=MIN([.AA37]+[.AA198];[.AA118])" office:value-type="float" office:value="209886" calcext:value-type="float">
            <text:p>209886</text:p>
          </table:table-cell>
          <table:table-cell table:formula="of:=MIN([.AB37]+[.AB198];[.AB118])" office:value-type="float" office:value="203018" calcext:value-type="float">
            <text:p>203018</text:p>
          </table:table-cell>
          <table:table-cell table:formula="of:=MIN([.AC37]+[.AC198];[.AC118])" office:value-type="float" office:value="201004" calcext:value-type="float">
            <text:p>201004</text:p>
          </table:table-cell>
          <table:table-cell table:formula="of:=MIN([.AD37]+[.AD198];[.AD118])" office:value-type="float" office:value="195986" calcext:value-type="float">
            <text:p>195986</text:p>
          </table:table-cell>
          <table:table-cell table:formula="of:=MIN([.AE37]+[.AE198];[.AE118])" office:value-type="float" office:value="192565" calcext:value-type="float">
            <text:p>192565</text:p>
          </table:table-cell>
          <table:table-cell table:formula="of:=MIN([.AF37]+[.AF198];[.AF118])" office:value-type="float" office:value="187252" calcext:value-type="float">
            <text:p>187252</text:p>
          </table:table-cell>
          <table:table-cell table:formula="of:=MIN([.AG37]+[.AG198];[.AG118])" office:value-type="float" office:value="191761" calcext:value-type="float">
            <text:p>191761</text:p>
          </table:table-cell>
          <table:table-cell table:formula="of:=MIN([.AH37]+[.AH198];[.AH118])" office:value-type="float" office:value="185029" calcext:value-type="float">
            <text:p>185029</text:p>
          </table:table-cell>
          <table:table-cell table:formula="of:=MIN([.AI37]+[.AI198];[.AI118])" office:value-type="float" office:value="175192" calcext:value-type="float">
            <text:p>175192</text:p>
          </table:table-cell>
          <table:table-cell table:formula="of:=MIN([.AJ37]+[.AJ198];[.AJ118])" office:value-type="float" office:value="165398" calcext:value-type="float">
            <text:p>165398</text:p>
          </table:table-cell>
          <table:table-cell table:formula="of:=MIN([.AK37]+[.AK198];[.AK118])" office:value-type="float" office:value="157029" calcext:value-type="float">
            <text:p>157029</text:p>
          </table:table-cell>
          <table:table-cell table:formula="of:=MIN([.AL37]+[.AL198];[.AL118])" office:value-type="float" office:value="152844" calcext:value-type="float">
            <text:p>152844</text:p>
          </table:table-cell>
          <table:table-cell table:formula="of:=MIN([.AM37]+[.AM198];[.AM118])" office:value-type="float" office:value="151356" calcext:value-type="float">
            <text:p>151356</text:p>
          </table:table-cell>
          <table:table-cell table:formula="of:=MIN([.AN37]+[.AN198];[.AN118])" office:value-type="float" office:value="144146" calcext:value-type="float">
            <text:p>144146</text:p>
          </table:table-cell>
          <table:table-cell table:formula="of:=MIN([.AO37]+[.AO198];[.AO118])" office:value-type="float" office:value="142622" calcext:value-type="float">
            <text:p>142622</text:p>
          </table:table-cell>
          <table:table-cell table:formula="of:=MIN([.AP37]+[.AP198];[.AP118])" office:value-type="float" office:value="141606" calcext:value-type="float">
            <text:p>141606</text:p>
          </table:table-cell>
          <table:table-cell table:formula="of:=MIN([.AQ37]+[.AQ198];[.AQ118])" office:value-type="float" office:value="145083" calcext:value-type="float">
            <text:p>145083</text:p>
          </table:table-cell>
          <table:table-cell table:formula="of:=MIN([.AR37]+[.AR198];[.AR118])" office:value-type="float" office:value="138765" calcext:value-type="float">
            <text:p>138765</text:p>
          </table:table-cell>
          <table:table-cell table:formula="of:=MIN([.AS37]+[.AS198];[.AS118])" office:value-type="float" office:value="136393" calcext:value-type="float">
            <text:p>136393</text:p>
          </table:table-cell>
          <table:table-cell table:formula="of:=MIN([.AT37]+[.AT198];[.AT118])" office:value-type="float" office:value="128628" calcext:value-type="float">
            <text:p>128628</text:p>
          </table:table-cell>
          <table:table-cell table:formula="of:=MIN([.AU37]+[.AU198];[.AU118])" office:value-type="float" office:value="120593" calcext:value-type="float">
            <text:p>120593</text:p>
          </table:table-cell>
          <table:table-cell table:formula="of:=MIN([.AV37]+[.AV198];[.AV118])" office:value-type="float" office:value="122502" calcext:value-type="float">
            <text:p>122502</text:p>
          </table:table-cell>
          <table:table-cell table:formula="of:=MIN([.AW37]+[.AW198];[.AW118])" office:value-type="float" office:value="118178" calcext:value-type="float">
            <text:p>118178</text:p>
          </table:table-cell>
          <table:table-cell table:formula="of:=MIN([.AX37]+[.AX198];[.AX118])" office:value-type="float" office:value="115553" calcext:value-type="float">
            <text:p>115553</text:p>
          </table:table-cell>
          <table:table-cell table:formula="of:=MIN([.AY37]+[.AY198];[.AY118])" office:value-type="float" office:value="112242" calcext:value-type="float">
            <text:p>112242</text:p>
          </table:table-cell>
          <table:table-cell table:formula="of:=MIN([.AZ37]+[.AZ198];[.AZ118])" office:value-type="float" office:value="110061" calcext:value-type="float">
            <text:p>110061</text:p>
          </table:table-cell>
          <table:table-cell table:formula="of:=MIN([.BA37]+[.BA198];[.BA118])" office:value-type="float" office:value="104146" calcext:value-type="float">
            <text:p>104146</text:p>
          </table:table-cell>
          <table:table-cell table:formula="of:=MIN([.BB37]+[.BB198];[.BB118])" office:value-type="float" office:value="102452" calcext:value-type="float">
            <text:p>102452</text:p>
          </table:table-cell>
          <table:table-cell table:formula="of:=MIN([.BC37]+[.BC198];[.BC118])" office:value-type="float" office:value="92859" calcext:value-type="float">
            <text:p>92859</text:p>
          </table:table-cell>
          <table:table-cell table:formula="of:=MIN([.BD37]+[.BD198];[.BD118])" office:value-type="float" office:value="91674" calcext:value-type="float">
            <text:p>91674</text:p>
          </table:table-cell>
          <table:table-cell table:formula="of:=MIN([.BE37]+[.BE198];[.BE118])" office:value-type="float" office:value="89978" calcext:value-type="float">
            <text:p>89978</text:p>
          </table:table-cell>
          <table:table-cell table:formula="of:=MIN([.BF37]+[.BF198];[.BF118])" office:value-type="float" office:value="83953" calcext:value-type="float">
            <text:p>83953</text:p>
          </table:table-cell>
          <table:table-cell table:formula="of:=MIN([.BG37]+[.BG198];[.BG118])" office:value-type="float" office:value="78219" calcext:value-type="float">
            <text:p>78219</text:p>
          </table:table-cell>
          <table:table-cell table:formula="of:=MIN([.BH37]+[.BH198];[.BH118])" office:value-type="float" office:value="72698" calcext:value-type="float">
            <text:p>72698</text:p>
          </table:table-cell>
          <table:table-cell table:formula="of:=MIN([.BI37]+[.BI198];[.BI118])" office:value-type="float" office:value="73444" calcext:value-type="float">
            <text:p>73444</text:p>
          </table:table-cell>
          <table:table-cell table:formula="of:=MIN([.BJ37]+[.BJ198];[.BJ118])" office:value-type="float" office:value="78594" calcext:value-type="float">
            <text:p>78594</text:p>
          </table:table-cell>
          <table:table-cell table:formula="of:=MIN([.BK37]+[.BK198];[.BK118])" office:value-type="float" office:value="70962" calcext:value-type="float">
            <text:p>70962</text:p>
          </table:table-cell>
          <table:table-cell table:formula="of:=MIN([.BL37]+[.BL198];[.BL118])" office:value-type="float" office:value="64214" calcext:value-type="float">
            <text:p>64214</text:p>
          </table:table-cell>
          <table:table-cell table:formula="of:=MIN([.BM37]+[.BM198];[.BM118])" office:value-type="float" office:value="57755" calcext:value-type="float">
            <text:p>57755</text:p>
          </table:table-cell>
          <table:table-cell table:formula="of:=MIN([.BN37]+[.BN198];[.BN118])" office:value-type="float" office:value="57194" calcext:value-type="float">
            <text:p>57194</text:p>
          </table:table-cell>
          <table:table-cell table:formula="of:=MIN([.BO37]+[.BO198];[.BO118])" office:value-type="float" office:value="56501" calcext:value-type="float">
            <text:p>56501</text:p>
          </table:table-cell>
          <table:table-cell table:formula="of:=MIN([.BP37]+[.BP198];[.BP118])" office:value-type="float" office:value="50139" calcext:value-type="float">
            <text:p>50139</text:p>
          </table:table-cell>
          <table:table-cell table:formula="of:=MIN([.BQ37]+[.BQ198];[.BQ118])" office:value-type="float" office:value="47761" calcext:value-type="float">
            <text:p>47761</text:p>
          </table:table-cell>
          <table:table-cell table:formula="of:=MIN([.BR37]+[.BR198];[.BR118])" office:value-type="float" office:value="47299" calcext:value-type="float">
            <text:p>47299</text:p>
          </table:table-cell>
          <table:table-cell table:formula="of:=MIN([.BS37]+[.BS198];[.BS118])" office:value-type="float" office:value="39544" calcext:value-type="float">
            <text:p>39544</text:p>
          </table:table-cell>
          <table:table-cell table:formula="of:=MIN([.BT37]+[.BT198];[.BT118])" office:value-type="float" office:value="40057" calcext:value-type="float">
            <text:p>40057</text:p>
          </table:table-cell>
          <table:table-cell table:formula="of:=MIN([.BU37]+[.BU198];[.BU118])" office:value-type="float" office:value="35906" calcext:value-type="float">
            <text:p>35906</text:p>
          </table:table-cell>
          <table:table-cell table:formula="of:=MIN([.BV37]+[.BV198];[.BV118])" office:value-type="float" office:value="27871" calcext:value-type="float">
            <text:p>27871</text:p>
          </table:table-cell>
          <table:table-cell table:formula="of:=MIN([.BW37]+[.BW198];[.BW118])" office:value-type="float" office:value="23925" calcext:value-type="float">
            <text:p>23925</text:p>
          </table:table-cell>
          <table:table-cell table:formula="of:=MIN([.BX37]+[.BX198];[.BX118])" office:value-type="float" office:value="25286" calcext:value-type="float">
            <text:p>25286</text:p>
          </table:table-cell>
          <table:table-cell table:formula="of:=MIN([.BY37]+[.BY198];[.BY118])" office:value-type="float" office:value="16493" calcext:value-type="float">
            <text:p>16493</text:p>
          </table:table-cell>
          <table:table-cell table:formula="of:=MIN([.BZ37]+[.BZ198];[.BZ118])" office:value-type="float" office:value="19260" calcext:value-type="float">
            <text:p>19260</text:p>
          </table:table-cell>
          <table:table-cell table:formula="of:=MIN([.CA37]+[.CA198];[.CA118])" office:value-type="float" office:value="12937" calcext:value-type="float">
            <text:p>12937</text:p>
          </table:table-cell>
          <table:table-cell table:formula="of:=[.CB118]" office:value-type="float" office:value="4271" calcext:value-type="float">
            <text:p>4271</text:p>
          </table:table-cell>
        </table:table-row>
        <table:table-row table:style-name="ro1">
          <table:table-cell table:formula="of:=MIN([.A38]+[.A199];[.A119])" office:value-type="float" office:value="278830" calcext:value-type="float">
            <text:p>278830</text:p>
          </table:table-cell>
          <table:table-cell table:formula="of:=MIN([.B38]+[.B199];[.B119])" office:value-type="float" office:value="272465" calcext:value-type="float">
            <text:p>272465</text:p>
          </table:table-cell>
          <table:table-cell table:formula="of:=MIN([.C38]+[.C199];[.C119])" office:value-type="float" office:value="274212" calcext:value-type="float">
            <text:p>274212</text:p>
          </table:table-cell>
          <table:table-cell table:formula="of:=MIN([.D38]+[.D199];[.D119])" office:value-type="float" office:value="265218" calcext:value-type="float">
            <text:p>265218</text:p>
          </table:table-cell>
          <table:table-cell table:formula="of:=MIN([.E38]+[.E199];[.E119])" office:value-type="float" office:value="265162" calcext:value-type="float">
            <text:p>265162</text:p>
          </table:table-cell>
          <table:table-cell table:formula="of:=MIN([.F38]+[.F199];[.F119])" office:value-type="float" office:value="263895" calcext:value-type="float">
            <text:p>263895</text:p>
          </table:table-cell>
          <table:table-cell table:formula="of:=MIN([.G38]+[.G199];[.G119])" office:value-type="float" office:value="266540" calcext:value-type="float">
            <text:p>266540</text:p>
          </table:table-cell>
          <table:table-cell table:formula="of:=MIN([.H38]+[.H199];[.H119])" office:value-type="float" office:value="257097" calcext:value-type="float">
            <text:p>257097</text:p>
          </table:table-cell>
          <table:table-cell table:formula="of:=MIN([.I38]+[.I199];[.I119])" office:value-type="float" office:value="261388" calcext:value-type="float">
            <text:p>261388</text:p>
          </table:table-cell>
          <table:table-cell table:formula="of:=MIN([.J38]+[.J199];[.J119])" office:value-type="float" office:value="256710" calcext:value-type="float">
            <text:p>256710</text:p>
          </table:table-cell>
          <table:table-cell table:formula="of:=MIN([.K38]+[.K199];[.K119])" office:value-type="float" office:value="257944" calcext:value-type="float">
            <text:p>257944</text:p>
          </table:table-cell>
          <table:table-cell table:formula="of:=MIN([.L38]+[.L199];[.L119])" office:value-type="float" office:value="253125" calcext:value-type="float">
            <text:p>253125</text:p>
          </table:table-cell>
          <table:table-cell table:formula="of:=MIN([.M38]+[.M199];[.M119])" office:value-type="float" office:value="249690" calcext:value-type="float">
            <text:p>249690</text:p>
          </table:table-cell>
          <table:table-cell table:formula="of:=MIN([.N38]+[.N199];[.N119])" office:value-type="float" office:value="242972" calcext:value-type="float">
            <text:p>242972</text:p>
          </table:table-cell>
          <table:table-cell table:formula="of:=MIN([.O38]+[.O199];[.O119])" office:value-type="float" office:value="237274" calcext:value-type="float">
            <text:p>237274</text:p>
          </table:table-cell>
          <table:table-cell table:formula="of:=MIN([.P38]+[.P199];[.P119])" office:value-type="float" office:value="233130" calcext:value-type="float">
            <text:p>233130</text:p>
          </table:table-cell>
          <table:table-cell table:formula="of:=MIN([.Q38]+[.Q199];[.Q119])" office:value-type="float" office:value="226102" calcext:value-type="float">
            <text:p>226102</text:p>
          </table:table-cell>
          <table:table-cell table:formula="of:=MIN([.R38]+[.R199];[.R119])" office:value-type="float" office:value="225510" calcext:value-type="float">
            <text:p>225510</text:p>
          </table:table-cell>
          <table:table-cell table:formula="of:=MIN([.S38]+[.S199];[.S119])" office:value-type="float" office:value="222883" calcext:value-type="float">
            <text:p>222883</text:p>
          </table:table-cell>
          <table:table-cell table:formula="of:=MIN([.T38]+[.T199];[.T119])" office:value-type="float" office:value="225570" calcext:value-type="float">
            <text:p>225570</text:p>
          </table:table-cell>
          <table:table-cell table:formula="of:=MIN([.U38]+[.U199];[.U119])" office:value-type="float" office:value="224836" calcext:value-type="float">
            <text:p>224836</text:p>
          </table:table-cell>
          <table:table-cell table:formula="of:=MIN([.V38]+[.V199];[.V119])" office:value-type="float" office:value="225549" calcext:value-type="float">
            <text:p>225549</text:p>
          </table:table-cell>
          <table:table-cell table:formula="of:=MIN([.W38]+[.W199];[.W119])" office:value-type="float" office:value="218259" calcext:value-type="float">
            <text:p>218259</text:p>
          </table:table-cell>
          <table:table-cell table:formula="of:=MIN([.X38]+[.X199];[.X119])" office:value-type="float" office:value="209141" calcext:value-type="float">
            <text:p>209141</text:p>
          </table:table-cell>
          <table:table-cell table:formula="of:=MIN([.Y38]+[.Y199];[.Y119])" office:value-type="float" office:value="211051" calcext:value-type="float">
            <text:p>211051</text:p>
          </table:table-cell>
          <table:table-cell table:formula="of:=MIN([.Z38]+[.Z199];[.Z119])" office:value-type="float" office:value="209489" calcext:value-type="float">
            <text:p>209489</text:p>
          </table:table-cell>
          <table:table-cell table:formula="of:=MIN([.AA38]+[.AA199];[.AA119])" office:value-type="float" office:value="201420" calcext:value-type="float">
            <text:p>201420</text:p>
          </table:table-cell>
          <table:table-cell table:formula="of:=MIN([.AB38]+[.AB199];[.AB119])" office:value-type="float" office:value="197293" calcext:value-type="float">
            <text:p>197293</text:p>
          </table:table-cell>
          <table:table-cell table:formula="of:=MIN([.AC38]+[.AC199];[.AC119])" office:value-type="float" office:value="194008" calcext:value-type="float">
            <text:p>194008</text:p>
          </table:table-cell>
          <table:table-cell table:formula="of:=MIN([.AD38]+[.AD199];[.AD119])" office:value-type="float" office:value="193314" calcext:value-type="float">
            <text:p>193314</text:p>
          </table:table-cell>
          <table:table-cell table:formula="of:=MIN([.AE38]+[.AE199];[.AE119])" office:value-type="float" office:value="190117" calcext:value-type="float">
            <text:p>190117</text:p>
          </table:table-cell>
          <table:table-cell table:formula="of:=MIN([.AF38]+[.AF199];[.AF119])" office:value-type="float" office:value="186740" calcext:value-type="float">
            <text:p>186740</text:p>
          </table:table-cell>
          <table:table-cell table:formula="of:=MIN([.AG38]+[.AG199];[.AG119])" office:value-type="float" office:value="182597" calcext:value-type="float">
            <text:p>182597</text:p>
          </table:table-cell>
          <table:table-cell table:formula="of:=MIN([.AH38]+[.AH199];[.AH119])" office:value-type="float" office:value="177997" calcext:value-type="float">
            <text:p>177997</text:p>
          </table:table-cell>
          <table:table-cell table:formula="of:=MIN([.AI38]+[.AI199];[.AI119])" office:value-type="float" office:value="178329" calcext:value-type="float">
            <text:p>178329</text:p>
          </table:table-cell>
          <table:table-cell table:formula="of:=MIN([.AJ38]+[.AJ199];[.AJ119])" office:value-type="float" office:value="170195" calcext:value-type="float">
            <text:p>170195</text:p>
          </table:table-cell>
          <table:table-cell table:formula="of:=MIN([.AK38]+[.AK199];[.AK119])" office:value-type="float" office:value="163242" calcext:value-type="float">
            <text:p>163242</text:p>
          </table:table-cell>
          <table:table-cell table:formula="of:=MIN([.AL38]+[.AL199];[.AL119])" office:value-type="float" office:value="155617" calcext:value-type="float">
            <text:p>155617</text:p>
          </table:table-cell>
          <table:table-cell table:formula="of:=MIN([.AM38]+[.AM199];[.AM119])" office:value-type="float" office:value="152019" calcext:value-type="float">
            <text:p>152019</text:p>
          </table:table-cell>
          <table:table-cell table:formula="of:=MIN([.AN38]+[.AN199];[.AN119])" office:value-type="float" office:value="148435" calcext:value-type="float">
            <text:p>148435</text:p>
          </table:table-cell>
          <table:table-cell table:formula="of:=MIN([.AO38]+[.AO199];[.AO119])" office:value-type="float" office:value="149687" calcext:value-type="float">
            <text:p>149687</text:p>
          </table:table-cell>
          <table:table-cell table:formula="of:=MIN([.AP38]+[.AP199];[.AP119])" office:value-type="float" office:value="144166" calcext:value-type="float">
            <text:p>144166</text:p>
          </table:table-cell>
          <table:table-cell table:formula="of:=MIN([.AQ38]+[.AQ199];[.AQ119])" office:value-type="float" office:value="140732" calcext:value-type="float">
            <text:p>140732</text:p>
          </table:table-cell>
          <table:table-cell table:formula="of:=MIN([.AR38]+[.AR199];[.AR119])" office:value-type="float" office:value="140017" calcext:value-type="float">
            <text:p>140017</text:p>
          </table:table-cell>
          <table:table-cell table:formula="of:=MIN([.AS38]+[.AS199];[.AS119])" office:value-type="float" office:value="132885" calcext:value-type="float">
            <text:p>132885</text:p>
          </table:table-cell>
          <table:table-cell table:formula="of:=MIN([.AT38]+[.AT199];[.AT119])" office:value-type="float" office:value="134508" calcext:value-type="float">
            <text:p>134508</text:p>
          </table:table-cell>
          <table:table-cell table:formula="of:=MIN([.AU38]+[.AU199];[.AU119])" office:value-type="float" office:value="129653" calcext:value-type="float">
            <text:p>129653</text:p>
          </table:table-cell>
          <table:table-cell table:formula="of:=MIN([.AV38]+[.AV199];[.AV119])" office:value-type="float" office:value="121985" calcext:value-type="float">
            <text:p>121985</text:p>
          </table:table-cell>
          <table:table-cell table:formula="of:=MIN([.AW38]+[.AW199];[.AW119])" office:value-type="float" office:value="114454" calcext:value-type="float">
            <text:p>114454</text:p>
          </table:table-cell>
          <table:table-cell table:formula="of:=MIN([.AX38]+[.AX199];[.AX119])" office:value-type="float" office:value="111133" calcext:value-type="float">
            <text:p>111133</text:p>
          </table:table-cell>
          <table:table-cell table:formula="of:=MIN([.AY38]+[.AY199];[.AY119])" office:value-type="float" office:value="109408" calcext:value-type="float">
            <text:p>109408</text:p>
          </table:table-cell>
          <table:table-cell table:formula="of:=MIN([.AZ38]+[.AZ199];[.AZ119])" office:value-type="float" office:value="108341" calcext:value-type="float">
            <text:p>108341</text:p>
          </table:table-cell>
          <table:table-cell table:formula="of:=MIN([.BA38]+[.BA199];[.BA119])" office:value-type="float" office:value="104590" calcext:value-type="float">
            <text:p>104590</text:p>
          </table:table-cell>
          <table:table-cell table:formula="of:=MIN([.BB38]+[.BB199];[.BB119])" office:value-type="float" office:value="105147" calcext:value-type="float">
            <text:p>105147</text:p>
          </table:table-cell>
          <table:table-cell table:formula="of:=MIN([.BC38]+[.BC199];[.BC119])" office:value-type="float" office:value="99644" calcext:value-type="float">
            <text:p>99644</text:p>
          </table:table-cell>
          <table:table-cell table:formula="of:=MIN([.BD38]+[.BD199];[.BD119])" office:value-type="float" office:value="97522" calcext:value-type="float">
            <text:p>97522</text:p>
          </table:table-cell>
          <table:table-cell table:formula="of:=MIN([.BE38]+[.BE199];[.BE119])" office:value-type="float" office:value="89585" calcext:value-type="float">
            <text:p>89585</text:p>
          </table:table-cell>
          <table:table-cell table:formula="of:=MIN([.BF38]+[.BF199];[.BF119])" office:value-type="float" office:value="83220" calcext:value-type="float">
            <text:p>83220</text:p>
          </table:table-cell>
          <table:table-cell table:formula="of:=MIN([.BG38]+[.BG199];[.BG119])" office:value-type="float" office:value="78417" calcext:value-type="float">
            <text:p>78417</text:p>
          </table:table-cell>
          <table:table-cell table:formula="of:=MIN([.BH38]+[.BH199];[.BH119])" office:value-type="float" office:value="78964" calcext:value-type="float">
            <text:p>78964</text:p>
          </table:table-cell>
          <table:table-cell table:formula="of:=MIN([.BI38]+[.BI199];[.BI119])" office:value-type="float" office:value="78302" calcext:value-type="float">
            <text:p>78302</text:p>
          </table:table-cell>
          <table:table-cell table:formula="of:=MIN([.BJ38]+[.BJ199];[.BJ119])" office:value-type="float" office:value="70125" calcext:value-type="float">
            <text:p>70125</text:p>
          </table:table-cell>
          <table:table-cell table:formula="of:=MIN([.BK38]+[.BK199];[.BK119])" office:value-type="float" office:value="68655" calcext:value-type="float">
            <text:p>68655</text:p>
          </table:table-cell>
          <table:table-cell table:formula="of:=MIN([.BL38]+[.BL199];[.BL119])" office:value-type="float" office:value="62265" calcext:value-type="float">
            <text:p>62265</text:p>
          </table:table-cell>
          <table:table-cell table:formula="of:=MIN([.BM38]+[.BM199];[.BM119])" office:value-type="float" office:value="60659" calcext:value-type="float">
            <text:p>60659</text:p>
          </table:table-cell>
          <table:table-cell table:formula="of:=MIN([.BN38]+[.BN199];[.BN119])" office:value-type="float" office:value="64749" calcext:value-type="float">
            <text:p>64749</text:p>
          </table:table-cell>
          <table:table-cell table:formula="of:=MIN([.BO38]+[.BO199];[.BO119])" office:value-type="float" office:value="66335" calcext:value-type="float">
            <text:p>66335</text:p>
          </table:table-cell>
          <table:table-cell table:formula="of:=MIN([.BP38]+[.BP199];[.BP119])" office:value-type="float" office:value="57134" calcext:value-type="float">
            <text:p>57134</text:p>
          </table:table-cell>
          <table:table-cell table:formula="of:=MIN([.BQ38]+[.BQ199];[.BQ119])" office:value-type="float" office:value="48467" calcext:value-type="float">
            <text:p>48467</text:p>
          </table:table-cell>
          <table:table-cell table:formula="of:=MIN([.BR38]+[.BR199];[.BR119])" office:value-type="float" office:value="46434" calcext:value-type="float">
            <text:p>46434</text:p>
          </table:table-cell>
          <table:table-cell table:formula="of:=MIN([.BS38]+[.BS199];[.BS119])" office:value-type="float" office:value="44711" calcext:value-type="float">
            <text:p>44711</text:p>
          </table:table-cell>
          <table:table-cell table:formula="of:=MIN([.BT38]+[.BT199];[.BT119])" office:value-type="float" office:value="39561" calcext:value-type="float">
            <text:p>39561</text:p>
          </table:table-cell>
          <table:table-cell table:formula="of:=MIN([.BU38]+[.BU199];[.BU119])" office:value-type="float" office:value="37895" calcext:value-type="float">
            <text:p>37895</text:p>
          </table:table-cell>
          <table:table-cell table:formula="of:=MIN([.BV38]+[.BV199];[.BV119])" office:value-type="float" office:value="29349" calcext:value-type="float">
            <text:p>29349</text:p>
          </table:table-cell>
          <table:table-cell table:formula="of:=MIN([.BW38]+[.BW199];[.BW119])" office:value-type="float" office:value="21197" calcext:value-type="float">
            <text:p>21197</text:p>
          </table:table-cell>
          <table:table-cell table:formula="of:=MIN([.BX38]+[.BX199];[.BX119])" office:value-type="float" office:value="20724" calcext:value-type="float">
            <text:p>20724</text:p>
          </table:table-cell>
          <table:table-cell table:formula="of:=MIN([.BY38]+[.BY199];[.BY119])" office:value-type="float" office:value="16249" calcext:value-type="float">
            <text:p>16249</text:p>
          </table:table-cell>
          <table:table-cell table:formula="of:=MIN([.BZ38]+[.BZ199];[.BZ119])" office:value-type="float" office:value="14290" calcext:value-type="float">
            <text:p>14290</text:p>
          </table:table-cell>
          <table:table-cell table:formula="of:=MIN([.CA38]+[.CA199];[.CA119])" office:value-type="float" office:value="6343" calcext:value-type="float">
            <text:p>6343</text:p>
          </table:table-cell>
          <table:table-cell table:formula="of:=[.CB119]" office:value-type="float" office:value="3281" calcext:value-type="float">
            <text:p>3281</text:p>
          </table:table-cell>
        </table:table-row>
        <table:table-row table:style-name="ro1">
          <table:table-cell table:formula="of:=MIN([.A39]+[.A200];[.A120])" office:value-type="float" office:value="278317" calcext:value-type="float">
            <text:p>278317</text:p>
          </table:table-cell>
          <table:table-cell table:formula="of:=MIN([.B39]+[.B200];[.B120])" office:value-type="float" office:value="275507" calcext:value-type="float">
            <text:p>275507</text:p>
          </table:table-cell>
          <table:table-cell table:formula="of:=MIN([.C39]+[.C200];[.C120])" office:value-type="float" office:value="274718" calcext:value-type="float">
            <text:p>274718</text:p>
          </table:table-cell>
          <table:table-cell table:formula="of:=MIN([.D39]+[.D200];[.D120])" office:value-type="float" office:value="266959" calcext:value-type="float">
            <text:p>266959</text:p>
          </table:table-cell>
          <table:table-cell table:formula="of:=MIN([.E39]+[.E200];[.E120])" office:value-type="float" office:value="267437" calcext:value-type="float">
            <text:p>267437</text:p>
          </table:table-cell>
          <table:table-cell table:formula="of:=MIN([.F39]+[.F200];[.F120])" office:value-type="float" office:value="266504" calcext:value-type="float">
            <text:p>266504</text:p>
          </table:table-cell>
          <table:table-cell table:formula="of:=MIN([.G39]+[.G200];[.G120])" office:value-type="float" office:value="273413" calcext:value-type="float">
            <text:p>273413</text:p>
          </table:table-cell>
          <table:table-cell table:formula="of:=MIN([.H39]+[.H200];[.H120])" office:value-type="float" office:value="265737" calcext:value-type="float">
            <text:p>265737</text:p>
          </table:table-cell>
          <table:table-cell table:formula="of:=MIN([.I39]+[.I200];[.I120])" office:value-type="float" office:value="262785" calcext:value-type="float">
            <text:p>262785</text:p>
          </table:table-cell>
          <table:table-cell table:formula="of:=MIN([.J39]+[.J200];[.J120])" office:value-type="float" office:value="258668" calcext:value-type="float">
            <text:p>258668</text:p>
          </table:table-cell>
          <table:table-cell table:formula="of:=MIN([.K39]+[.K200];[.K120])" office:value-type="float" office:value="263398" calcext:value-type="float">
            <text:p>263398</text:p>
          </table:table-cell>
          <table:table-cell table:formula="of:=MIN([.L39]+[.L200];[.L120])" office:value-type="float" office:value="255898" calcext:value-type="float">
            <text:p>255898</text:p>
          </table:table-cell>
          <table:table-cell table:formula="of:=MIN([.M39]+[.M200];[.M120])" office:value-type="float" office:value="247850" calcext:value-type="float">
            <text:p>247850</text:p>
          </table:table-cell>
          <table:table-cell table:formula="of:=MIN([.N39]+[.N200];[.N120])" office:value-type="float" office:value="246093" calcext:value-type="float">
            <text:p>246093</text:p>
          </table:table-cell>
          <table:table-cell table:formula="of:=MIN([.O39]+[.O200];[.O120])" office:value-type="float" office:value="242139" calcext:value-type="float">
            <text:p>242139</text:p>
          </table:table-cell>
          <table:table-cell table:formula="of:=MIN([.P39]+[.P200];[.P120])" office:value-type="float" office:value="232869" calcext:value-type="float">
            <text:p>232869</text:p>
          </table:table-cell>
          <table:table-cell table:formula="of:=MIN([.Q39]+[.Q200];[.Q120])" office:value-type="float" office:value="230898" calcext:value-type="float">
            <text:p>230898</text:p>
          </table:table-cell>
          <table:table-cell table:formula="of:=MIN([.R39]+[.R200];[.R120])" office:value-type="float" office:value="226455" calcext:value-type="float">
            <text:p>226455</text:p>
          </table:table-cell>
          <table:table-cell table:formula="of:=MIN([.S39]+[.S200];[.S120])" office:value-type="float" office:value="223543" calcext:value-type="float">
            <text:p>223543</text:p>
          </table:table-cell>
          <table:table-cell table:formula="of:=MIN([.T39]+[.T200];[.T120])" office:value-type="float" office:value="226457" calcext:value-type="float">
            <text:p>226457</text:p>
          </table:table-cell>
          <table:table-cell table:formula="of:=MIN([.U39]+[.U200];[.U120])" office:value-type="float" office:value="220946" calcext:value-type="float">
            <text:p>220946</text:p>
          </table:table-cell>
          <table:table-cell table:formula="of:=MIN([.V39]+[.V200];[.V120])" office:value-type="float" office:value="217393" calcext:value-type="float">
            <text:p>217393</text:p>
          </table:table-cell>
          <table:table-cell table:formula="of:=MIN([.W39]+[.W200];[.W120])" office:value-type="float" office:value="219423" calcext:value-type="float">
            <text:p>219423</text:p>
          </table:table-cell>
          <table:table-cell table:formula="of:=MIN([.X39]+[.X200];[.X120])" office:value-type="float" office:value="213666" calcext:value-type="float">
            <text:p>213666</text:p>
          </table:table-cell>
          <table:table-cell table:formula="of:=MIN([.Y39]+[.Y200];[.Y120])" office:value-type="float" office:value="215713" calcext:value-type="float">
            <text:p>215713</text:p>
          </table:table-cell>
          <table:table-cell table:formula="of:=MIN([.Z39]+[.Z200];[.Z120])" office:value-type="float" office:value="214675" calcext:value-type="float">
            <text:p>214675</text:p>
          </table:table-cell>
          <table:table-cell table:formula="of:=MIN([.AA39]+[.AA200];[.AA120])" office:value-type="float" office:value="209772" calcext:value-type="float">
            <text:p>209772</text:p>
          </table:table-cell>
          <table:table-cell table:formula="of:=MIN([.AB39]+[.AB200];[.AB120])" office:value-type="float" office:value="203068" calcext:value-type="float">
            <text:p>203068</text:p>
          </table:table-cell>
          <table:table-cell table:formula="of:=MIN([.AC39]+[.AC200];[.AC120])" office:value-type="float" office:value="201734" calcext:value-type="float">
            <text:p>201734</text:p>
          </table:table-cell>
          <table:table-cell table:formula="of:=MIN([.AD39]+[.AD200];[.AD120])" office:value-type="float" office:value="200694" calcext:value-type="float">
            <text:p>200694</text:p>
          </table:table-cell>
          <table:table-cell table:formula="of:=MIN([.AE39]+[.AE200];[.AE120])" office:value-type="float" office:value="195013" calcext:value-type="float">
            <text:p>195013</text:p>
          </table:table-cell>
          <table:table-cell table:formula="of:=MIN([.AF39]+[.AF200];[.AF120])" office:value-type="float" office:value="187384" calcext:value-type="float">
            <text:p>187384</text:p>
          </table:table-cell>
          <table:table-cell table:formula="of:=MIN([.AG39]+[.AG200];[.AG120])" office:value-type="float" office:value="177795" calcext:value-type="float">
            <text:p>177795</text:p>
          </table:table-cell>
          <table:table-cell table:formula="of:=MIN([.AH39]+[.AH200];[.AH120])" office:value-type="float" office:value="174673" calcext:value-type="float">
            <text:p>174673</text:p>
          </table:table-cell>
          <table:table-cell table:formula="of:=MIN([.AI39]+[.AI200];[.AI120])" office:value-type="float" office:value="170281" calcext:value-type="float">
            <text:p>170281</text:p>
          </table:table-cell>
          <table:table-cell table:formula="of:=MIN([.AJ39]+[.AJ200];[.AJ120])" office:value-type="float" office:value="163425" calcext:value-type="float">
            <text:p>163425</text:p>
          </table:table-cell>
          <table:table-cell table:formula="of:=MIN([.AK39]+[.AK200];[.AK120])" office:value-type="float" office:value="158409" calcext:value-type="float">
            <text:p>158409</text:p>
          </table:table-cell>
          <table:table-cell table:formula="of:=MIN([.AL39]+[.AL200];[.AL120])" office:value-type="float" office:value="157660" calcext:value-type="float">
            <text:p>157660</text:p>
          </table:table-cell>
          <table:table-cell table:formula="of:=MIN([.AM39]+[.AM200];[.AM120])" office:value-type="float" office:value="155375" calcext:value-type="float">
            <text:p>155375</text:p>
          </table:table-cell>
          <table:table-cell table:formula="of:=MIN([.AN39]+[.AN200];[.AN120])" office:value-type="float" office:value="155917" calcext:value-type="float">
            <text:p>155917</text:p>
          </table:table-cell>
          <table:table-cell table:formula="of:=MIN([.AO39]+[.AO200];[.AO120])" office:value-type="float" office:value="155930" calcext:value-type="float">
            <text:p>155930</text:p>
          </table:table-cell>
          <table:table-cell table:formula="of:=MIN([.AP39]+[.AP200];[.AP120])" office:value-type="float" office:value="145974" calcext:value-type="float">
            <text:p>145974</text:p>
          </table:table-cell>
          <table:table-cell table:formula="of:=MIN([.AQ39]+[.AQ200];[.AQ120])" office:value-type="float" office:value="138626" calcext:value-type="float">
            <text:p>138626</text:p>
          </table:table-cell>
          <table:table-cell table:formula="of:=MIN([.AR39]+[.AR200];[.AR120])" office:value-type="float" office:value="136027" calcext:value-type="float">
            <text:p>136027</text:p>
          </table:table-cell>
          <table:table-cell table:formula="of:=MIN([.AS39]+[.AS200];[.AS120])" office:value-type="float" office:value="127083" calcext:value-type="float">
            <text:p>127083</text:p>
          </table:table-cell>
          <table:table-cell table:formula="of:=MIN([.AT39]+[.AT200];[.AT120])" office:value-type="float" office:value="126588" calcext:value-type="float">
            <text:p>126588</text:p>
          </table:table-cell>
          <table:table-cell table:formula="of:=MIN([.AU39]+[.AU200];[.AU120])" office:value-type="float" office:value="123126" calcext:value-type="float">
            <text:p>123126</text:p>
          </table:table-cell>
          <table:table-cell table:formula="of:=MIN([.AV39]+[.AV200];[.AV120])" office:value-type="float" office:value="119548" calcext:value-type="float">
            <text:p>119548</text:p>
          </table:table-cell>
          <table:table-cell table:formula="of:=MIN([.AW39]+[.AW200];[.AW120])" office:value-type="float" office:value="118997" calcext:value-type="float">
            <text:p>118997</text:p>
          </table:table-cell>
          <table:table-cell table:formula="of:=MIN([.AX39]+[.AX200];[.AX120])" office:value-type="float" office:value="118340" calcext:value-type="float">
            <text:p>118340</text:p>
          </table:table-cell>
          <table:table-cell table:formula="of:=MIN([.AY39]+[.AY200];[.AY120])" office:value-type="float" office:value="116577" calcext:value-type="float">
            <text:p>116577</text:p>
          </table:table-cell>
          <table:table-cell table:formula="of:=MIN([.AZ39]+[.AZ200];[.AZ120])" office:value-type="float" office:value="113633" calcext:value-type="float">
            <text:p>113633</text:p>
          </table:table-cell>
          <table:table-cell table:formula="of:=MIN([.BA39]+[.BA200];[.BA120])" office:value-type="float" office:value="105837" calcext:value-type="float">
            <text:p>105837</text:p>
          </table:table-cell>
          <table:table-cell table:formula="of:=MIN([.BB39]+[.BB200];[.BB120])" office:value-type="float" office:value="108543" calcext:value-type="float">
            <text:p>108543</text:p>
          </table:table-cell>
          <table:table-cell table:formula="of:=MIN([.BC39]+[.BC200];[.BC120])" office:value-type="float" office:value="106319" calcext:value-type="float">
            <text:p>106319</text:p>
          </table:table-cell>
          <table:table-cell table:formula="of:=MIN([.BD39]+[.BD200];[.BD120])" office:value-type="float" office:value="100624" calcext:value-type="float">
            <text:p>100624</text:p>
          </table:table-cell>
          <table:table-cell table:formula="of:=MIN([.BE39]+[.BE200];[.BE120])" office:value-type="float" office:value="92448" calcext:value-type="float">
            <text:p>92448</text:p>
          </table:table-cell>
          <table:table-cell table:formula="of:=MIN([.BF39]+[.BF200];[.BF120])" office:value-type="float" office:value="89112" calcext:value-type="float">
            <text:p>89112</text:p>
          </table:table-cell>
          <table:table-cell table:formula="of:=MIN([.BG39]+[.BG200];[.BG120])" office:value-type="float" office:value="80727" calcext:value-type="float">
            <text:p>80727</text:p>
          </table:table-cell>
          <table:table-cell table:formula="of:=MIN([.BH39]+[.BH200];[.BH120])" office:value-type="float" office:value="80309" calcext:value-type="float">
            <text:p>80309</text:p>
          </table:table-cell>
          <table:table-cell table:formula="of:=MIN([.BI39]+[.BI200];[.BI120])" office:value-type="float" office:value="79962" calcext:value-type="float">
            <text:p>79962</text:p>
          </table:table-cell>
          <table:table-cell table:formula="of:=MIN([.BJ39]+[.BJ200];[.BJ120])" office:value-type="float" office:value="71270" calcext:value-type="float">
            <text:p>71270</text:p>
          </table:table-cell>
          <table:table-cell table:formula="of:=MIN([.BK39]+[.BK200];[.BK120])" office:value-type="float" office:value="68603" calcext:value-type="float">
            <text:p>68603</text:p>
          </table:table-cell>
          <table:table-cell table:formula="of:=MIN([.BL39]+[.BL200];[.BL120])" office:value-type="float" office:value="64035" calcext:value-type="float">
            <text:p>64035</text:p>
          </table:table-cell>
          <table:table-cell table:formula="of:=MIN([.BM39]+[.BM200];[.BM120])" office:value-type="float" office:value="68978" calcext:value-type="float">
            <text:p>68978</text:p>
          </table:table-cell>
          <table:table-cell table:formula="of:=MIN([.BN39]+[.BN200];[.BN120])" office:value-type="float" office:value="62969" calcext:value-type="float">
            <text:p>62969</text:p>
          </table:table-cell>
          <table:table-cell table:formula="of:=MIN([.BO39]+[.BO200];[.BO120])" office:value-type="float" office:value="60539" calcext:value-type="float">
            <text:p>60539</text:p>
          </table:table-cell>
          <table:table-cell table:formula="of:=MIN([.BP39]+[.BP200];[.BP120])" office:value-type="float" office:value="55619" calcext:value-type="float">
            <text:p>55619</text:p>
          </table:table-cell>
          <table:table-cell table:formula="of:=MIN([.BQ39]+[.BQ200];[.BQ120])" office:value-type="float" office:value="53395" calcext:value-type="float">
            <text:p>53395</text:p>
          </table:table-cell>
          <table:table-cell table:formula="of:=MIN([.BR39]+[.BR200];[.BR120])" office:value-type="float" office:value="53777" calcext:value-type="float">
            <text:p>53777</text:p>
          </table:table-cell>
          <table:table-cell table:formula="of:=MIN([.BS39]+[.BS200];[.BS120])" office:value-type="float" office:value="50096" calcext:value-type="float">
            <text:p>50096</text:p>
          </table:table-cell>
          <table:table-cell table:formula="of:=MIN([.BT39]+[.BT200];[.BT120])" office:value-type="float" office:value="47625" calcext:value-type="float">
            <text:p>47625</text:p>
          </table:table-cell>
          <table:table-cell table:formula="of:=MIN([.BU39]+[.BU200];[.BU120])" office:value-type="float" office:value="37853" calcext:value-type="float">
            <text:p>37853</text:p>
          </table:table-cell>
          <table:table-cell table:formula="of:=MIN([.BV39]+[.BV200];[.BV120])" office:value-type="float" office:value="29906" calcext:value-type="float">
            <text:p>29906</text:p>
          </table:table-cell>
          <table:table-cell table:formula="of:=MIN([.BW39]+[.BW200];[.BW120])" office:value-type="float" office:value="21120" calcext:value-type="float">
            <text:p>21120</text:p>
          </table:table-cell>
          <table:table-cell table:formula="of:=MIN([.BX39]+[.BX200];[.BX120])" office:value-type="float" office:value="19064" calcext:value-type="float">
            <text:p>19064</text:p>
          </table:table-cell>
          <table:table-cell table:formula="of:=MIN([.BY39]+[.BY200];[.BY120])" office:value-type="float" office:value="9798" calcext:value-type="float">
            <text:p>9798</text:p>
          </table:table-cell>
          <table:table-cell table:formula="of:=MIN([.BZ39]+[.BZ200];[.BZ120])" office:value-type="float" office:value="6344" calcext:value-type="float">
            <text:p>6344</text:p>
          </table:table-cell>
          <table:table-cell table:formula="of:=MIN([.CA39]+[.CA200];[.CA120])" office:value-type="float" office:value="3537" calcext:value-type="float">
            <text:p>3537</text:p>
          </table:table-cell>
          <table:table-cell table:formula="of:=[.CB120]" office:value-type="float" office:value="2660" calcext:value-type="float">
            <text:p>2660</text:p>
          </table:table-cell>
        </table:table-row>
        <table:table-row table:style-name="ro1">
          <table:table-cell table:formula="of:=MIN([.A40]+[.A201];[.A121])" office:value-type="float" office:value="284523" calcext:value-type="float">
            <text:p>284523</text:p>
          </table:table-cell>
          <table:table-cell table:formula="of:=MIN([.B40]+[.B201];[.B121])" office:value-type="float" office:value="283759" calcext:value-type="float">
            <text:p>283759</text:p>
          </table:table-cell>
          <table:table-cell table:formula="of:=MIN([.C40]+[.C201];[.C121])" office:value-type="float" office:value="278724" calcext:value-type="float">
            <text:p>278724</text:p>
          </table:table-cell>
          <table:table-cell table:formula="of:=MIN([.D40]+[.D201];[.D121])" office:value-type="float" office:value="272796" calcext:value-type="float">
            <text:p>272796</text:p>
          </table:table-cell>
          <table:table-cell table:formula="of:=MIN([.E40]+[.E201];[.E121])" office:value-type="float" office:value="271614" calcext:value-type="float">
            <text:p>271614</text:p>
          </table:table-cell>
          <table:table-cell table:formula="of:=MIN([.F40]+[.F201];[.F121])" office:value-type="float" office:value="270837" calcext:value-type="float">
            <text:p>270837</text:p>
          </table:table-cell>
          <table:table-cell table:formula="of:=MIN([.G40]+[.G201];[.G121])" office:value-type="float" office:value="273620" calcext:value-type="float">
            <text:p>273620</text:p>
          </table:table-cell>
          <table:table-cell table:formula="of:=MIN([.H40]+[.H201];[.H121])" office:value-type="float" office:value="273671" calcext:value-type="float">
            <text:p>273671</text:p>
          </table:table-cell>
          <table:table-cell table:formula="of:=MIN([.I40]+[.I201];[.I121])" office:value-type="float" office:value="268366" calcext:value-type="float">
            <text:p>268366</text:p>
          </table:table-cell>
          <table:table-cell table:formula="of:=MIN([.J40]+[.J201];[.J121])" office:value-type="float" office:value="268194" calcext:value-type="float">
            <text:p>268194</text:p>
          </table:table-cell>
          <table:table-cell table:formula="of:=MIN([.K40]+[.K201];[.K121])" office:value-type="float" office:value="265000" calcext:value-type="float">
            <text:p>265000</text:p>
          </table:table-cell>
          <table:table-cell table:formula="of:=MIN([.L40]+[.L201];[.L121])" office:value-type="float" office:value="256094" calcext:value-type="float">
            <text:p>256094</text:p>
          </table:table-cell>
          <table:table-cell table:formula="of:=MIN([.M40]+[.M201];[.M121])" office:value-type="float" office:value="254596" calcext:value-type="float">
            <text:p>254596</text:p>
          </table:table-cell>
          <table:table-cell table:formula="of:=MIN([.N40]+[.N201];[.N121])" office:value-type="float" office:value="246185" calcext:value-type="float">
            <text:p>246185</text:p>
          </table:table-cell>
          <table:table-cell table:formula="of:=MIN([.O40]+[.O201];[.O121])" office:value-type="float" office:value="243201" calcext:value-type="float">
            <text:p>243201</text:p>
          </table:table-cell>
          <table:table-cell table:formula="of:=MIN([.P40]+[.P201];[.P121])" office:value-type="float" office:value="238003" calcext:value-type="float">
            <text:p>238003</text:p>
          </table:table-cell>
          <table:table-cell table:formula="of:=MIN([.Q40]+[.Q201];[.Q121])" office:value-type="float" office:value="233362" calcext:value-type="float">
            <text:p>233362</text:p>
          </table:table-cell>
          <table:table-cell table:formula="of:=MIN([.R40]+[.R201];[.R121])" office:value-type="float" office:value="234890" calcext:value-type="float">
            <text:p>234890</text:p>
          </table:table-cell>
          <table:table-cell table:formula="of:=MIN([.S40]+[.S201];[.S121])" office:value-type="float" office:value="232057" calcext:value-type="float">
            <text:p>232057</text:p>
          </table:table-cell>
          <table:table-cell table:formula="of:=MIN([.T40]+[.T201];[.T121])" office:value-type="float" office:value="228931" calcext:value-type="float">
            <text:p>228931</text:p>
          </table:table-cell>
          <table:table-cell table:formula="of:=MIN([.U40]+[.U201];[.U121])" office:value-type="float" office:value="220257" calcext:value-type="float">
            <text:p>220257</text:p>
          </table:table-cell>
          <table:table-cell table:formula="of:=MIN([.V40]+[.V201];[.V121])" office:value-type="float" office:value="216381" calcext:value-type="float">
            <text:p>216381</text:p>
          </table:table-cell>
          <table:table-cell table:formula="of:=MIN([.W40]+[.W201];[.W121])" office:value-type="float" office:value="215782" calcext:value-type="float">
            <text:p>215782</text:p>
          </table:table-cell>
          <table:table-cell table:formula="of:=MIN([.X40]+[.X201];[.X121])" office:value-type="float" office:value="210455" calcext:value-type="float">
            <text:p>210455</text:p>
          </table:table-cell>
          <table:table-cell table:formula="of:=MIN([.Y40]+[.Y201];[.Y121])" office:value-type="float" office:value="209629" calcext:value-type="float">
            <text:p>209629</text:p>
          </table:table-cell>
          <table:table-cell table:formula="of:=MIN([.Z40]+[.Z201];[.Z121])" office:value-type="float" office:value="207477" calcext:value-type="float">
            <text:p>207477</text:p>
          </table:table-cell>
          <table:table-cell table:formula="of:=MIN([.AA40]+[.AA201];[.AA121])" office:value-type="float" office:value="205029" calcext:value-type="float">
            <text:p>205029</text:p>
          </table:table-cell>
          <table:table-cell table:formula="of:=MIN([.AB40]+[.AB201];[.AB121])" office:value-type="float" office:value="211127" calcext:value-type="float">
            <text:p>211127</text:p>
          </table:table-cell>
          <table:table-cell table:formula="of:=MIN([.AC40]+[.AC201];[.AC121])" office:value-type="float" office:value="201800" calcext:value-type="float">
            <text:p>201800</text:p>
          </table:table-cell>
          <table:table-cell table:formula="of:=MIN([.AD40]+[.AD201];[.AD121])" office:value-type="float" office:value="192103" calcext:value-type="float">
            <text:p>192103</text:p>
          </table:table-cell>
          <table:table-cell table:formula="of:=MIN([.AE40]+[.AE201];[.AE121])" office:value-type="float" office:value="187303" calcext:value-type="float">
            <text:p>187303</text:p>
          </table:table-cell>
          <table:table-cell table:formula="of:=MIN([.AF40]+[.AF201];[.AF121])" office:value-type="float" office:value="184575" calcext:value-type="float">
            <text:p>184575</text:p>
          </table:table-cell>
          <table:table-cell table:formula="of:=MIN([.AG40]+[.AG201];[.AG121])" office:value-type="float" office:value="180967" calcext:value-type="float">
            <text:p>180967</text:p>
          </table:table-cell>
          <table:table-cell table:formula="of:=MIN([.AH40]+[.AH201];[.AH121])" office:value-type="float" office:value="177118" calcext:value-type="float">
            <text:p>177118</text:p>
          </table:table-cell>
          <table:table-cell table:formula="of:=MIN([.AI40]+[.AI201];[.AI121])" office:value-type="float" office:value="173257" calcext:value-type="float">
            <text:p>173257</text:p>
          </table:table-cell>
          <table:table-cell table:formula="of:=MIN([.AJ40]+[.AJ201];[.AJ121])" office:value-type="float" office:value="169759" calcext:value-type="float">
            <text:p>169759</text:p>
          </table:table-cell>
          <table:table-cell table:formula="of:=MIN([.AK40]+[.AK201];[.AK121])" office:value-type="float" office:value="159816" calcext:value-type="float">
            <text:p>159816</text:p>
          </table:table-cell>
          <table:table-cell table:formula="of:=MIN([.AL40]+[.AL201];[.AL121])" office:value-type="float" office:value="161651" calcext:value-type="float">
            <text:p>161651</text:p>
          </table:table-cell>
          <table:table-cell table:formula="of:=MIN([.AM40]+[.AM201];[.AM121])" office:value-type="float" office:value="162566" calcext:value-type="float">
            <text:p>162566</text:p>
          </table:table-cell>
          <table:table-cell table:formula="of:=MIN([.AN40]+[.AN201];[.AN121])" office:value-type="float" office:value="162028" calcext:value-type="float">
            <text:p>162028</text:p>
          </table:table-cell>
          <table:table-cell table:formula="of:=MIN([.AO40]+[.AO201];[.AO121])" office:value-type="float" office:value="152918" calcext:value-type="float">
            <text:p>152918</text:p>
          </table:table-cell>
          <table:table-cell table:formula="of:=MIN([.AP40]+[.AP201];[.AP121])" office:value-type="float" office:value="151764" calcext:value-type="float">
            <text:p>151764</text:p>
          </table:table-cell>
          <table:table-cell table:formula="of:=MIN([.AQ40]+[.AQ201];[.AQ121])" office:value-type="float" office:value="143330" calcext:value-type="float">
            <text:p>143330</text:p>
          </table:table-cell>
          <table:table-cell table:formula="of:=MIN([.AR40]+[.AR201];[.AR121])" office:value-type="float" office:value="139135" calcext:value-type="float">
            <text:p>139135</text:p>
          </table:table-cell>
          <table:table-cell table:formula="of:=MIN([.AS40]+[.AS201];[.AS121])" office:value-type="float" office:value="132590" calcext:value-type="float">
            <text:p>132590</text:p>
          </table:table-cell>
          <table:table-cell table:formula="of:=MIN([.AT40]+[.AT201];[.AT121])" office:value-type="float" office:value="126646" calcext:value-type="float">
            <text:p>126646</text:p>
          </table:table-cell>
          <table:table-cell table:formula="of:=MIN([.AU40]+[.AU201];[.AU121])" office:value-type="float" office:value="124289" calcext:value-type="float">
            <text:p>124289</text:p>
          </table:table-cell>
          <table:table-cell table:formula="of:=MIN([.AV40]+[.AV201];[.AV121])" office:value-type="float" office:value="124543" calcext:value-type="float">
            <text:p>124543</text:p>
          </table:table-cell>
          <table:table-cell table:formula="of:=MIN([.AW40]+[.AW201];[.AW121])" office:value-type="float" office:value="128616" calcext:value-type="float">
            <text:p>128616</text:p>
          </table:table-cell>
          <table:table-cell table:formula="of:=MIN([.AX40]+[.AX201];[.AX121])" office:value-type="float" office:value="125094" calcext:value-type="float">
            <text:p>125094</text:p>
          </table:table-cell>
          <table:table-cell table:formula="of:=MIN([.AY40]+[.AY201];[.AY121])" office:value-type="float" office:value="120777" calcext:value-type="float">
            <text:p>120777</text:p>
          </table:table-cell>
          <table:table-cell table:formula="of:=MIN([.AZ40]+[.AZ201];[.AZ121])" office:value-type="float" office:value="120601" calcext:value-type="float">
            <text:p>120601</text:p>
          </table:table-cell>
          <table:table-cell table:formula="of:=MIN([.BA40]+[.BA201];[.BA121])" office:value-type="float" office:value="110919" calcext:value-type="float">
            <text:p>110919</text:p>
          </table:table-cell>
          <table:table-cell table:formula="of:=MIN([.BB40]+[.BB201];[.BB121])" office:value-type="float" office:value="104265" calcext:value-type="float">
            <text:p>104265</text:p>
          </table:table-cell>
          <table:table-cell table:formula="of:=MIN([.BC40]+[.BC201];[.BC121])" office:value-type="float" office:value="99403" calcext:value-type="float">
            <text:p>99403</text:p>
          </table:table-cell>
          <table:table-cell table:formula="of:=MIN([.BD40]+[.BD201];[.BD121])" office:value-type="float" office:value="94659" calcext:value-type="float">
            <text:p>94659</text:p>
          </table:table-cell>
          <table:table-cell table:formula="of:=MIN([.BE40]+[.BE201];[.BE121])" office:value-type="float" office:value="88706" calcext:value-type="float">
            <text:p>88706</text:p>
          </table:table-cell>
          <table:table-cell table:formula="of:=MIN([.BF40]+[.BF201];[.BF121])" office:value-type="float" office:value="82074" calcext:value-type="float">
            <text:p>82074</text:p>
          </table:table-cell>
          <table:table-cell table:formula="of:=MIN([.BG40]+[.BG201];[.BG121])" office:value-type="float" office:value="81020" calcext:value-type="float">
            <text:p>81020</text:p>
          </table:table-cell>
          <table:table-cell table:formula="of:=MIN([.BH40]+[.BH201];[.BH121])" office:value-type="float" office:value="89279" calcext:value-type="float">
            <text:p>89279</text:p>
          </table:table-cell>
          <table:table-cell table:formula="of:=MIN([.BI40]+[.BI201];[.BI121])" office:value-type="float" office:value="79840" calcext:value-type="float">
            <text:p>79840</text:p>
          </table:table-cell>
          <table:table-cell table:formula="of:=MIN([.BJ40]+[.BJ201];[.BJ121])" office:value-type="float" office:value="71554" calcext:value-type="float">
            <text:p>71554</text:p>
          </table:table-cell>
          <table:table-cell table:formula="of:=MIN([.BK40]+[.BK201];[.BK121])" office:value-type="float" office:value="69299" calcext:value-type="float">
            <text:p>69299</text:p>
          </table:table-cell>
          <table:table-cell table:formula="of:=MIN([.BL40]+[.BL201];[.BL121])" office:value-type="float" office:value="69626" calcext:value-type="float">
            <text:p>69626</text:p>
          </table:table-cell>
          <table:table-cell table:formula="of:=MIN([.BM40]+[.BM201];[.BM121])" office:value-type="float" office:value="60917" calcext:value-type="float">
            <text:p>60917</text:p>
          </table:table-cell>
          <table:table-cell table:formula="of:=MIN([.BN40]+[.BN201];[.BN121])" office:value-type="float" office:value="59384" calcext:value-type="float">
            <text:p>59384</text:p>
          </table:table-cell>
          <table:table-cell table:formula="of:=MIN([.BO40]+[.BO201];[.BO121])" office:value-type="float" office:value="58170" calcext:value-type="float">
            <text:p>58170</text:p>
          </table:table-cell>
          <table:table-cell table:formula="of:=MIN([.BP40]+[.BP201];[.BP121])" office:value-type="float" office:value="51729" calcext:value-type="float">
            <text:p>51729</text:p>
          </table:table-cell>
          <table:table-cell table:formula="of:=MIN([.BQ40]+[.BQ201];[.BQ121])" office:value-type="float" office:value="51299" calcext:value-type="float">
            <text:p>51299</text:p>
          </table:table-cell>
          <table:table-cell table:formula="of:=MIN([.BR40]+[.BR201];[.BR121])" office:value-type="float" office:value="49300" calcext:value-type="float">
            <text:p>49300</text:p>
          </table:table-cell>
          <table:table-cell table:formula="of:=MIN([.BS40]+[.BS201];[.BS121])" office:value-type="float" office:value="50645" calcext:value-type="float">
            <text:p>50645</text:p>
          </table:table-cell>
          <table:table-cell table:formula="of:=MIN([.BT40]+[.BT201];[.BT121])" office:value-type="float" office:value="41214" calcext:value-type="float">
            <text:p>41214</text:p>
          </table:table-cell>
          <table:table-cell table:formula="of:=MIN([.BU40]+[.BU201];[.BU121])" office:value-type="float" office:value="34196" calcext:value-type="float">
            <text:p>34196</text:p>
          </table:table-cell>
          <table:table-cell table:formula="of:=MIN([.BV40]+[.BV201];[.BV121])" office:value-type="float" office:value="26139" calcext:value-type="float">
            <text:p>26139</text:p>
          </table:table-cell>
          <table:table-cell table:formula="of:=MIN([.BW40]+[.BW201];[.BW121])" office:value-type="float" office:value="23219" calcext:value-type="float">
            <text:p>23219</text:p>
          </table:table-cell>
          <table:table-cell table:formula="of:=MIN([.BX40]+[.BX201];[.BX121])" office:value-type="float" office:value="16953" calcext:value-type="float">
            <text:p>16953</text:p>
          </table:table-cell>
          <table:table-cell table:formula="of:=MIN([.BY40]+[.BY201];[.BY121])" office:value-type="float" office:value="10154" calcext:value-type="float">
            <text:p>10154</text:p>
          </table:table-cell>
          <table:table-cell table:formula="of:=MIN([.BZ40]+[.BZ201];[.BZ121])" office:value-type="float" office:value="9941" calcext:value-type="float">
            <text:p>9941</text:p>
          </table:table-cell>
          <table:table-cell table:formula="of:=MIN([.CA40]+[.CA201];[.CA121])" office:value-type="float" office:value="7561" calcext:value-type="float">
            <text:p>7561</text:p>
          </table:table-cell>
          <table:table-cell table:formula="of:=[.CB121]" office:value-type="float" office:value="6665" calcext:value-type="float">
            <text:p>6665</text:p>
          </table:table-cell>
        </table:table-row>
        <table:table-row table:style-name="ro1">
          <table:table-cell table:formula="of:=MIN([.A41]+[.A202];[.A122])" office:value-type="float" office:value="288370" calcext:value-type="float">
            <text:p>288370</text:p>
          </table:table-cell>
          <table:table-cell table:formula="of:=MIN([.B41]+[.B202];[.B122])" office:value-type="float" office:value="290115" calcext:value-type="float">
            <text:p>290115</text:p>
          </table:table-cell>
          <table:table-cell table:formula="of:=MIN([.C41]+[.C202];[.C122])" office:value-type="float" office:value="287265" calcext:value-type="float">
            <text:p>287265</text:p>
          </table:table-cell>
          <table:table-cell table:formula="of:=MIN([.D41]+[.D202];[.D122])" office:value-type="float" office:value="280021" calcext:value-type="float">
            <text:p>280021</text:p>
          </table:table-cell>
          <table:table-cell table:formula="of:=MIN([.E41]+[.E202];[.E122])" office:value-type="float" office:value="273939" calcext:value-type="float">
            <text:p>273939</text:p>
          </table:table-cell>
          <table:table-cell table:formula="of:=MIN([.F41]+[.F202];[.F122])" office:value-type="float" office:value="273783" calcext:value-type="float">
            <text:p>273783</text:p>
          </table:table-cell>
          <table:table-cell table:formula="of:=MIN([.G41]+[.G202];[.G122])" office:value-type="float" office:value="278819" calcext:value-type="float">
            <text:p>278819</text:p>
          </table:table-cell>
          <table:table-cell table:formula="of:=MIN([.H41]+[.H202];[.H122])" office:value-type="float" office:value="274140" calcext:value-type="float">
            <text:p>274140</text:p>
          </table:table-cell>
          <table:table-cell table:formula="of:=MIN([.I41]+[.I202];[.I122])" office:value-type="float" office:value="273816" calcext:value-type="float">
            <text:p>273816</text:p>
          </table:table-cell>
          <table:table-cell table:formula="of:=MIN([.J41]+[.J202];[.J122])" office:value-type="float" office:value="273288" calcext:value-type="float">
            <text:p>273288</text:p>
          </table:table-cell>
          <table:table-cell table:formula="of:=MIN([.K41]+[.K202];[.K122])" office:value-type="float" office:value="265780" calcext:value-type="float">
            <text:p>265780</text:p>
          </table:table-cell>
          <table:table-cell table:formula="of:=MIN([.L41]+[.L202];[.L122])" office:value-type="float" office:value="266009" calcext:value-type="float">
            <text:p>266009</text:p>
          </table:table-cell>
          <table:table-cell table:formula="of:=MIN([.M41]+[.M202];[.M122])" office:value-type="float" office:value="262452" calcext:value-type="float">
            <text:p>262452</text:p>
          </table:table-cell>
          <table:table-cell table:formula="of:=MIN([.N41]+[.N202];[.N122])" office:value-type="float" office:value="254168" calcext:value-type="float">
            <text:p>254168</text:p>
          </table:table-cell>
          <table:table-cell table:formula="of:=MIN([.O41]+[.O202];[.O122])" office:value-type="float" office:value="246300" calcext:value-type="float">
            <text:p>246300</text:p>
          </table:table-cell>
          <table:table-cell table:formula="of:=MIN([.P41]+[.P202];[.P122])" office:value-type="float" office:value="239959" calcext:value-type="float">
            <text:p>239959</text:p>
          </table:table-cell>
          <table:table-cell table:formula="of:=MIN([.Q41]+[.Q202];[.Q122])" office:value-type="float" office:value="236683" calcext:value-type="float">
            <text:p>236683</text:p>
          </table:table-cell>
          <table:table-cell table:formula="of:=MIN([.R41]+[.R202];[.R122])" office:value-type="float" office:value="233394" calcext:value-type="float">
            <text:p>233394</text:p>
          </table:table-cell>
          <table:table-cell table:formula="of:=MIN([.S41]+[.S202];[.S122])" office:value-type="float" office:value="233378" calcext:value-type="float">
            <text:p>233378</text:p>
          </table:table-cell>
          <table:table-cell table:formula="of:=MIN([.T41]+[.T202];[.T122])" office:value-type="float" office:value="232366" calcext:value-type="float">
            <text:p>232366</text:p>
          </table:table-cell>
          <table:table-cell table:formula="of:=MIN([.U41]+[.U202];[.U122])" office:value-type="float" office:value="224758" calcext:value-type="float">
            <text:p>224758</text:p>
          </table:table-cell>
          <table:table-cell table:formula="of:=MIN([.V41]+[.V202];[.V122])" office:value-type="float" office:value="219743" calcext:value-type="float">
            <text:p>219743</text:p>
          </table:table-cell>
          <table:table-cell table:formula="of:=MIN([.W41]+[.W202];[.W122])" office:value-type="float" office:value="224273" calcext:value-type="float">
            <text:p>224273</text:p>
          </table:table-cell>
          <table:table-cell table:formula="of:=MIN([.X41]+[.X202];[.X122])" office:value-type="float" office:value="217179" calcext:value-type="float">
            <text:p>217179</text:p>
          </table:table-cell>
          <table:table-cell table:formula="of:=MIN([.Y41]+[.Y202];[.Y122])" office:value-type="float" office:value="210211" calcext:value-type="float">
            <text:p>210211</text:p>
          </table:table-cell>
          <table:table-cell table:formula="of:=MIN([.Z41]+[.Z202];[.Z122])" office:value-type="float" office:value="203393" calcext:value-type="float">
            <text:p>203393</text:p>
          </table:table-cell>
          <table:table-cell table:formula="of:=MIN([.AA41]+[.AA202];[.AA122])" office:value-type="float" office:value="202596" calcext:value-type="float">
            <text:p>202596</text:p>
          </table:table-cell>
          <table:table-cell table:formula="of:=MIN([.AB41]+[.AB202];[.AB122])" office:value-type="float" office:value="202440" calcext:value-type="float">
            <text:p>202440</text:p>
          </table:table-cell>
          <table:table-cell table:formula="of:=MIN([.AC41]+[.AC202];[.AC122])" office:value-type="float" office:value="199865" calcext:value-type="float">
            <text:p>199865</text:p>
          </table:table-cell>
          <table:table-cell table:formula="of:=MIN([.AD41]+[.AD202];[.AD122])" office:value-type="float" office:value="201320" calcext:value-type="float">
            <text:p>201320</text:p>
          </table:table-cell>
          <table:table-cell table:formula="of:=MIN([.AE41]+[.AE202];[.AE122])" office:value-type="float" office:value="192647" calcext:value-type="float">
            <text:p>192647</text:p>
          </table:table-cell>
          <table:table-cell table:formula="of:=MIN([.AF41]+[.AF202];[.AF122])" office:value-type="float" office:value="189349" calcext:value-type="float">
            <text:p>189349</text:p>
          </table:table-cell>
          <table:table-cell table:formula="of:=MIN([.AG41]+[.AG202];[.AG122])" office:value-type="float" office:value="186208" calcext:value-type="float">
            <text:p>186208</text:p>
          </table:table-cell>
          <table:table-cell table:formula="of:=MIN([.AH41]+[.AH202];[.AH122])" office:value-type="float" office:value="178116" calcext:value-type="float">
            <text:p>178116</text:p>
          </table:table-cell>
          <table:table-cell table:formula="of:=MIN([.AI41]+[.AI202];[.AI122])" office:value-type="float" office:value="175797" calcext:value-type="float">
            <text:p>175797</text:p>
          </table:table-cell>
          <table:table-cell table:formula="of:=MIN([.AJ41]+[.AJ202];[.AJ122])" office:value-type="float" office:value="167698" calcext:value-type="float">
            <text:p>167698</text:p>
          </table:table-cell>
          <table:table-cell table:formula="of:=MIN([.AK41]+[.AK202];[.AK122])" office:value-type="float" office:value="169767" calcext:value-type="float">
            <text:p>169767</text:p>
          </table:table-cell>
          <table:table-cell table:formula="of:=MIN([.AL41]+[.AL202];[.AL122])" office:value-type="float" office:value="162091" calcext:value-type="float">
            <text:p>162091</text:p>
          </table:table-cell>
          <table:table-cell table:formula="of:=MIN([.AM41]+[.AM202];[.AM122])" office:value-type="float" office:value="157934" calcext:value-type="float">
            <text:p>157934</text:p>
          </table:table-cell>
          <table:table-cell table:formula="of:=MIN([.AN41]+[.AN202];[.AN122])" office:value-type="float" office:value="156935" calcext:value-type="float">
            <text:p>156935</text:p>
          </table:table-cell>
          <table:table-cell table:formula="of:=MIN([.AO41]+[.AO202];[.AO122])" office:value-type="float" office:value="147252" calcext:value-type="float">
            <text:p>147252</text:p>
          </table:table-cell>
          <table:table-cell table:formula="of:=MIN([.AP41]+[.AP202];[.AP122])" office:value-type="float" office:value="144582" calcext:value-type="float">
            <text:p>144582</text:p>
          </table:table-cell>
          <table:table-cell table:formula="of:=MIN([.AQ41]+[.AQ202];[.AQ122])" office:value-type="float" office:value="144847" calcext:value-type="float">
            <text:p>144847</text:p>
          </table:table-cell>
          <table:table-cell table:formula="of:=MIN([.AR41]+[.AR202];[.AR122])" office:value-type="float" office:value="140137" calcext:value-type="float">
            <text:p>140137</text:p>
          </table:table-cell>
          <table:table-cell table:formula="of:=MIN([.AS41]+[.AS202];[.AS122])" office:value-type="float" office:value="139069" calcext:value-type="float">
            <text:p>139069</text:p>
          </table:table-cell>
          <table:table-cell table:formula="of:=MIN([.AT41]+[.AT202];[.AT122])" office:value-type="float" office:value="130316" calcext:value-type="float">
            <text:p>130316</text:p>
          </table:table-cell>
          <table:table-cell table:formula="of:=MIN([.AU41]+[.AU202];[.AU122])" office:value-type="float" office:value="125517" calcext:value-type="float">
            <text:p>125517</text:p>
          </table:table-cell>
          <table:table-cell table:formula="of:=MIN([.AV41]+[.AV202];[.AV122])" office:value-type="float" office:value="127164" calcext:value-type="float">
            <text:p>127164</text:p>
          </table:table-cell>
          <table:table-cell table:formula="of:=MIN([.AW41]+[.AW202];[.AW122])" office:value-type="float" office:value="127044" calcext:value-type="float">
            <text:p>127044</text:p>
          </table:table-cell>
          <table:table-cell table:formula="of:=MIN([.AX41]+[.AX202];[.AX122])" office:value-type="float" office:value="128153" calcext:value-type="float">
            <text:p>128153</text:p>
          </table:table-cell>
          <table:table-cell table:formula="of:=MIN([.AY41]+[.AY202];[.AY122])" office:value-type="float" office:value="121965" calcext:value-type="float">
            <text:p>121965</text:p>
          </table:table-cell>
          <table:table-cell table:formula="of:=MIN([.AZ41]+[.AZ202];[.AZ122])" office:value-type="float" office:value="117266" calcext:value-type="float">
            <text:p>117266</text:p>
          </table:table-cell>
          <table:table-cell table:formula="of:=MIN([.BA41]+[.BA202];[.BA122])" office:value-type="float" office:value="115989" calcext:value-type="float">
            <text:p>115989</text:p>
          </table:table-cell>
          <table:table-cell table:formula="of:=MIN([.BB41]+[.BB202];[.BB122])" office:value-type="float" office:value="112966" calcext:value-type="float">
            <text:p>112966</text:p>
          </table:table-cell>
          <table:table-cell table:formula="of:=MIN([.BC41]+[.BC202];[.BC122])" office:value-type="float" office:value="104866" calcext:value-type="float">
            <text:p>104866</text:p>
          </table:table-cell>
          <table:table-cell table:formula="of:=MIN([.BD41]+[.BD202];[.BD122])" office:value-type="float" office:value="98934" calcext:value-type="float">
            <text:p>98934</text:p>
          </table:table-cell>
          <table:table-cell table:formula="of:=MIN([.BE41]+[.BE202];[.BE122])" office:value-type="float" office:value="94717" calcext:value-type="float">
            <text:p>94717</text:p>
          </table:table-cell>
          <table:table-cell table:formula="of:=MIN([.BF41]+[.BF202];[.BF122])" office:value-type="float" office:value="91951" calcext:value-type="float">
            <text:p>91951</text:p>
          </table:table-cell>
          <table:table-cell table:formula="of:=MIN([.BG41]+[.BG202];[.BG122])" office:value-type="float" office:value="83953" calcext:value-type="float">
            <text:p>83953</text:p>
          </table:table-cell>
          <table:table-cell table:formula="of:=MIN([.BH41]+[.BH202];[.BH122])" office:value-type="float" office:value="84725" calcext:value-type="float">
            <text:p>84725</text:p>
          </table:table-cell>
          <table:table-cell table:formula="of:=MIN([.BI41]+[.BI202];[.BI122])" office:value-type="float" office:value="80543" calcext:value-type="float">
            <text:p>80543</text:p>
          </table:table-cell>
          <table:table-cell table:formula="of:=MIN([.BJ41]+[.BJ202];[.BJ122])" office:value-type="float" office:value="74484" calcext:value-type="float">
            <text:p>74484</text:p>
          </table:table-cell>
          <table:table-cell table:formula="of:=MIN([.BK41]+[.BK202];[.BK122])" office:value-type="float" office:value="75464" calcext:value-type="float">
            <text:p>75464</text:p>
          </table:table-cell>
          <table:table-cell table:formula="of:=MIN([.BL41]+[.BL202];[.BL122])" office:value-type="float" office:value="68777" calcext:value-type="float">
            <text:p>68777</text:p>
          </table:table-cell>
          <table:table-cell table:formula="of:=MIN([.BM41]+[.BM202];[.BM122])" office:value-type="float" office:value="67311" calcext:value-type="float">
            <text:p>67311</text:p>
          </table:table-cell>
          <table:table-cell table:formula="of:=MIN([.BN41]+[.BN202];[.BN122])" office:value-type="float" office:value="57540" calcext:value-type="float">
            <text:p>57540</text:p>
          </table:table-cell>
          <table:table-cell table:formula="of:=MIN([.BO41]+[.BO202];[.BO122])" office:value-type="float" office:value="64335" calcext:value-type="float">
            <text:p>64335</text:p>
          </table:table-cell>
          <table:table-cell table:formula="of:=MIN([.BP41]+[.BP202];[.BP122])" office:value-type="float" office:value="54898" calcext:value-type="float">
            <text:p>54898</text:p>
          </table:table-cell>
          <table:table-cell table:formula="of:=MIN([.BQ41]+[.BQ202];[.BQ122])" office:value-type="float" office:value="51833" calcext:value-type="float">
            <text:p>51833</text:p>
          </table:table-cell>
          <table:table-cell table:formula="of:=MIN([.BR41]+[.BR202];[.BR122])" office:value-type="float" office:value="43237" calcext:value-type="float">
            <text:p>43237</text:p>
          </table:table-cell>
          <table:table-cell table:formula="of:=MIN([.BS41]+[.BS202];[.BS122])" office:value-type="float" office:value="41410" calcext:value-type="float">
            <text:p>41410</text:p>
          </table:table-cell>
          <table:table-cell table:formula="of:=MIN([.BT41]+[.BT202];[.BT122])" office:value-type="float" office:value="35939" calcext:value-type="float">
            <text:p>35939</text:p>
          </table:table-cell>
          <table:table-cell table:formula="of:=MIN([.BU41]+[.BU202];[.BU122])" office:value-type="float" office:value="27030" calcext:value-type="float">
            <text:p>27030</text:p>
          </table:table-cell>
          <table:table-cell table:formula="of:=MIN([.BV41]+[.BV202];[.BV122])" office:value-type="float" office:value="24678" calcext:value-type="float">
            <text:p>24678</text:p>
          </table:table-cell>
          <table:table-cell table:formula="of:=MIN([.BW41]+[.BW202];[.BW122])" office:value-type="float" office:value="24555" calcext:value-type="float">
            <text:p>24555</text:p>
          </table:table-cell>
          <table:table-cell table:formula="of:=MIN([.BX41]+[.BX202];[.BX122])" office:value-type="float" office:value="20161" calcext:value-type="float">
            <text:p>20161</text:p>
          </table:table-cell>
          <table:table-cell table:formula="of:=MIN([.BY41]+[.BY202];[.BY122])" office:value-type="float" office:value="18910" calcext:value-type="float">
            <text:p>18910</text:p>
          </table:table-cell>
          <table:table-cell table:formula="of:=MIN([.BZ41]+[.BZ202];[.BZ122])" office:value-type="float" office:value="14486" calcext:value-type="float">
            <text:p>14486</text:p>
          </table:table-cell>
          <table:table-cell table:formula="of:=MIN([.CA41]+[.CA202];[.CA122])" office:value-type="float" office:value="8973" calcext:value-type="float">
            <text:p>8973</text:p>
          </table:table-cell>
          <table:table-cell table:formula="of:=[.CB122]" office:value-type="float" office:value="2056" calcext:value-type="float">
            <text:p>2056</text:p>
          </table:table-cell>
        </table:table-row>
        <table:table-row table:style-name="ro1">
          <table:table-cell table:formula="of:=MIN([.A42]+[.A203];[.A123])" office:value-type="float" office:value="293828" calcext:value-type="float">
            <text:p>293828</text:p>
          </table:table-cell>
          <table:table-cell table:formula="of:=MIN([.B42]+[.B203];[.B123])" office:value-type="float" office:value="293110" calcext:value-type="float">
            <text:p>293110</text:p>
          </table:table-cell>
          <table:table-cell table:formula="of:=MIN([.C42]+[.C203];[.C123])" office:value-type="float" office:value="284937" calcext:value-type="float">
            <text:p>284937</text:p>
          </table:table-cell>
          <table:table-cell table:formula="of:=MIN([.D42]+[.D203];[.D123])" office:value-type="float" office:value="281799" calcext:value-type="float">
            <text:p>281799</text:p>
          </table:table-cell>
          <table:table-cell table:formula="of:=MIN([.E42]+[.E203];[.E123])" office:value-type="float" office:value="278509" calcext:value-type="float">
            <text:p>278509</text:p>
          </table:table-cell>
          <table:table-cell table:formula="of:=MIN([.F42]+[.F203];[.F123])" office:value-type="float" office:value="278675" calcext:value-type="float">
            <text:p>278675</text:p>
          </table:table-cell>
          <table:table-cell table:formula="of:=MIN([.G42]+[.G203];[.G123])" office:value-type="float" office:value="281708" calcext:value-type="float">
            <text:p>281708</text:p>
          </table:table-cell>
          <table:table-cell table:formula="of:=MIN([.H42]+[.H203];[.H123])" office:value-type="float" office:value="278391" calcext:value-type="float">
            <text:p>278391</text:p>
          </table:table-cell>
          <table:table-cell table:formula="of:=MIN([.I42]+[.I203];[.I123])" office:value-type="float" office:value="281255" calcext:value-type="float">
            <text:p>281255</text:p>
          </table:table-cell>
          <table:table-cell table:formula="of:=MIN([.J42]+[.J203];[.J123])" office:value-type="float" office:value="271556" calcext:value-type="float">
            <text:p>271556</text:p>
          </table:table-cell>
          <table:table-cell table:formula="of:=MIN([.K42]+[.K203];[.K123])" office:value-type="float" office:value="263583" calcext:value-type="float">
            <text:p>263583</text:p>
          </table:table-cell>
          <table:table-cell table:formula="of:=MIN([.L42]+[.L203];[.L123])" office:value-type="float" office:value="266749" calcext:value-type="float">
            <text:p>266749</text:p>
          </table:table-cell>
          <table:table-cell table:formula="of:=MIN([.M42]+[.M203];[.M123])" office:value-type="float" office:value="264814" calcext:value-type="float">
            <text:p>264814</text:p>
          </table:table-cell>
          <table:table-cell table:formula="of:=MIN([.N42]+[.N203];[.N123])" office:value-type="float" office:value="260816" calcext:value-type="float">
            <text:p>260816</text:p>
          </table:table-cell>
          <table:table-cell table:formula="of:=MIN([.O42]+[.O203];[.O123])" office:value-type="float" office:value="255228" calcext:value-type="float">
            <text:p>255228</text:p>
          </table:table-cell>
          <table:table-cell table:formula="of:=MIN([.P42]+[.P203];[.P123])" office:value-type="float" office:value="245614" calcext:value-type="float">
            <text:p>245614</text:p>
          </table:table-cell>
          <table:table-cell table:formula="of:=MIN([.Q42]+[.Q203];[.Q123])" office:value-type="float" office:value="243961" calcext:value-type="float">
            <text:p>243961</text:p>
          </table:table-cell>
          <table:table-cell table:formula="of:=MIN([.R42]+[.R203];[.R123])" office:value-type="float" office:value="234369" calcext:value-type="float">
            <text:p>234369</text:p>
          </table:table-cell>
          <table:table-cell table:formula="of:=MIN([.S42]+[.S203];[.S123])" office:value-type="float" office:value="241110" calcext:value-type="float">
            <text:p>241110</text:p>
          </table:table-cell>
          <table:table-cell table:formula="of:=MIN([.T42]+[.T203];[.T123])" office:value-type="float" office:value="231992" calcext:value-type="float">
            <text:p>231992</text:p>
          </table:table-cell>
          <table:table-cell table:formula="of:=MIN([.U42]+[.U203];[.U123])" office:value-type="float" office:value="232080" calcext:value-type="float">
            <text:p>232080</text:p>
          </table:table-cell>
          <table:table-cell table:formula="of:=MIN([.V42]+[.V203];[.V123])" office:value-type="float" office:value="227991" calcext:value-type="float">
            <text:p>227991</text:p>
          </table:table-cell>
          <table:table-cell table:formula="of:=MIN([.W42]+[.W203];[.W123])" office:value-type="float" office:value="223047" calcext:value-type="float">
            <text:p>223047</text:p>
          </table:table-cell>
          <table:table-cell table:formula="of:=MIN([.X42]+[.X203];[.X123])" office:value-type="float" office:value="216137" calcext:value-type="float">
            <text:p>216137</text:p>
          </table:table-cell>
          <table:table-cell table:formula="of:=MIN([.Y42]+[.Y203];[.Y123])" office:value-type="float" office:value="212675" calcext:value-type="float">
            <text:p>212675</text:p>
          </table:table-cell>
          <table:table-cell table:formula="of:=MIN([.Z42]+[.Z203];[.Z123])" office:value-type="float" office:value="204115" calcext:value-type="float">
            <text:p>204115</text:p>
          </table:table-cell>
          <table:table-cell table:formula="of:=MIN([.AA42]+[.AA203];[.AA123])" office:value-type="float" office:value="205533" calcext:value-type="float">
            <text:p>205533</text:p>
          </table:table-cell>
          <table:table-cell table:formula="of:=MIN([.AB42]+[.AB203];[.AB123])" office:value-type="float" office:value="205809" calcext:value-type="float">
            <text:p>205809</text:p>
          </table:table-cell>
          <table:table-cell table:formula="of:=MIN([.AC42]+[.AC203];[.AC123])" office:value-type="float" office:value="199159" calcext:value-type="float">
            <text:p>199159</text:p>
          </table:table-cell>
          <table:table-cell table:formula="of:=MIN([.AD42]+[.AD203];[.AD123])" office:value-type="float" office:value="191804" calcext:value-type="float">
            <text:p>191804</text:p>
          </table:table-cell>
          <table:table-cell table:formula="of:=MIN([.AE42]+[.AE203];[.AE123])" office:value-type="float" office:value="188865" calcext:value-type="float">
            <text:p>188865</text:p>
          </table:table-cell>
          <table:table-cell table:formula="of:=MIN([.AF42]+[.AF203];[.AF123])" office:value-type="float" office:value="183892" calcext:value-type="float">
            <text:p>183892</text:p>
          </table:table-cell>
          <table:table-cell table:formula="of:=MIN([.AG42]+[.AG203];[.AG123])" office:value-type="float" office:value="176998" calcext:value-type="float">
            <text:p>176998</text:p>
          </table:table-cell>
          <table:table-cell table:formula="of:=MIN([.AH42]+[.AH203];[.AH123])" office:value-type="float" office:value="173065" calcext:value-type="float">
            <text:p>173065</text:p>
          </table:table-cell>
          <table:table-cell table:formula="of:=MIN([.AI42]+[.AI203];[.AI123])" office:value-type="float" office:value="169281" calcext:value-type="float">
            <text:p>169281</text:p>
          </table:table-cell>
          <table:table-cell table:formula="of:=MIN([.AJ42]+[.AJ203];[.AJ123])" office:value-type="float" office:value="166081" calcext:value-type="float">
            <text:p>166081</text:p>
          </table:table-cell>
          <table:table-cell table:formula="of:=MIN([.AK42]+[.AK203];[.AK123])" office:value-type="float" office:value="163662" calcext:value-type="float">
            <text:p>163662</text:p>
          </table:table-cell>
          <table:table-cell table:formula="of:=MIN([.AL42]+[.AL203];[.AL123])" office:value-type="float" office:value="154428" calcext:value-type="float">
            <text:p>154428</text:p>
          </table:table-cell>
          <table:table-cell table:formula="of:=MIN([.AM42]+[.AM203];[.AM123])" office:value-type="float" office:value="149681" calcext:value-type="float">
            <text:p>149681</text:p>
          </table:table-cell>
          <table:table-cell table:formula="of:=MIN([.AN42]+[.AN203];[.AN123])" office:value-type="float" office:value="147473" calcext:value-type="float">
            <text:p>147473</text:p>
          </table:table-cell>
          <table:table-cell table:formula="of:=MIN([.AO42]+[.AO203];[.AO123])" office:value-type="float" office:value="145266" calcext:value-type="float">
            <text:p>145266</text:p>
          </table:table-cell>
          <table:table-cell table:formula="of:=MIN([.AP42]+[.AP203];[.AP123])" office:value-type="float" office:value="143321" calcext:value-type="float">
            <text:p>143321</text:p>
          </table:table-cell>
          <table:table-cell table:formula="of:=MIN([.AQ42]+[.AQ203];[.AQ123])" office:value-type="float" office:value="141599" calcext:value-type="float">
            <text:p>141599</text:p>
          </table:table-cell>
          <table:table-cell table:formula="of:=MIN([.AR42]+[.AR203];[.AR123])" office:value-type="float" office:value="143001" calcext:value-type="float">
            <text:p>143001</text:p>
          </table:table-cell>
          <table:table-cell table:formula="of:=MIN([.AS42]+[.AS203];[.AS123])" office:value-type="float" office:value="136856" calcext:value-type="float">
            <text:p>136856</text:p>
          </table:table-cell>
          <table:table-cell table:formula="of:=MIN([.AT42]+[.AT203];[.AT123])" office:value-type="float" office:value="128833" calcext:value-type="float">
            <text:p>128833</text:p>
          </table:table-cell>
          <table:table-cell table:formula="of:=MIN([.AU42]+[.AU203];[.AU123])" office:value-type="float" office:value="131205" calcext:value-type="float">
            <text:p>131205</text:p>
          </table:table-cell>
          <table:table-cell table:formula="of:=MIN([.AV42]+[.AV203];[.AV123])" office:value-type="float" office:value="131455" calcext:value-type="float">
            <text:p>131455</text:p>
          </table:table-cell>
          <table:table-cell table:formula="of:=MIN([.AW42]+[.AW203];[.AW123])" office:value-type="float" office:value="123769" calcext:value-type="float">
            <text:p>123769</text:p>
          </table:table-cell>
          <table:table-cell table:formula="of:=MIN([.AX42]+[.AX203];[.AX123])" office:value-type="float" office:value="123007" calcext:value-type="float">
            <text:p>123007</text:p>
          </table:table-cell>
          <table:table-cell table:formula="of:=MIN([.AY42]+[.AY203];[.AY123])" office:value-type="float" office:value="119179" calcext:value-type="float">
            <text:p>119179</text:p>
          </table:table-cell>
          <table:table-cell table:formula="of:=MIN([.AZ42]+[.AZ203];[.AZ123])" office:value-type="float" office:value="115475" calcext:value-type="float">
            <text:p>115475</text:p>
          </table:table-cell>
          <table:table-cell table:formula="of:=MIN([.BA42]+[.BA203];[.BA123])" office:value-type="float" office:value="106471" calcext:value-type="float">
            <text:p>106471</text:p>
          </table:table-cell>
          <table:table-cell table:formula="of:=MIN([.BB42]+[.BB203];[.BB123])" office:value-type="float" office:value="109498" calcext:value-type="float">
            <text:p>109498</text:p>
          </table:table-cell>
          <table:table-cell table:formula="of:=MIN([.BC42]+[.BC203];[.BC123])" office:value-type="float" office:value="105816" calcext:value-type="float">
            <text:p>105816</text:p>
          </table:table-cell>
          <table:table-cell table:formula="of:=MIN([.BD42]+[.BD203];[.BD123])" office:value-type="float" office:value="103238" calcext:value-type="float">
            <text:p>103238</text:p>
          </table:table-cell>
          <table:table-cell table:formula="of:=MIN([.BE42]+[.BE203];[.BE123])" office:value-type="float" office:value="94588" calcext:value-type="float">
            <text:p>94588</text:p>
          </table:table-cell>
          <table:table-cell table:formula="of:=MIN([.BF42]+[.BF203];[.BF123])" office:value-type="float" office:value="89230" calcext:value-type="float">
            <text:p>89230</text:p>
          </table:table-cell>
          <table:table-cell table:formula="of:=MIN([.BG42]+[.BG203];[.BG123])" office:value-type="float" office:value="84804" calcext:value-type="float">
            <text:p>84804</text:p>
          </table:table-cell>
          <table:table-cell table:formula="of:=MIN([.BH42]+[.BH203];[.BH123])" office:value-type="float" office:value="83282" calcext:value-type="float">
            <text:p>83282</text:p>
          </table:table-cell>
          <table:table-cell table:formula="of:=MIN([.BI42]+[.BI203];[.BI123])" office:value-type="float" office:value="82551" calcext:value-type="float">
            <text:p>82551</text:p>
          </table:table-cell>
          <table:table-cell table:formula="of:=MIN([.BJ42]+[.BJ203];[.BJ123])" office:value-type="float" office:value="78938" calcext:value-type="float">
            <text:p>78938</text:p>
          </table:table-cell>
          <table:table-cell table:formula="of:=MIN([.BK42]+[.BK203];[.BK123])" office:value-type="float" office:value="69051" calcext:value-type="float">
            <text:p>69051</text:p>
          </table:table-cell>
          <table:table-cell table:formula="of:=MIN([.BL42]+[.BL203];[.BL123])" office:value-type="float" office:value="62095" calcext:value-type="float">
            <text:p>62095</text:p>
          </table:table-cell>
          <table:table-cell table:formula="of:=MIN([.BM42]+[.BM203];[.BM123])" office:value-type="float" office:value="59648" calcext:value-type="float">
            <text:p>59648</text:p>
          </table:table-cell>
          <table:table-cell table:formula="of:=MIN([.BN42]+[.BN203];[.BN123])" office:value-type="float" office:value="56886" calcext:value-type="float">
            <text:p>56886</text:p>
          </table:table-cell>
          <table:table-cell table:formula="of:=MIN([.BO42]+[.BO203];[.BO123])" office:value-type="float" office:value="56053" calcext:value-type="float">
            <text:p>56053</text:p>
          </table:table-cell>
          <table:table-cell table:formula="of:=MIN([.BP42]+[.BP203];[.BP123])" office:value-type="float" office:value="54604" calcext:value-type="float">
            <text:p>54604</text:p>
          </table:table-cell>
          <table:table-cell table:formula="of:=MIN([.BQ42]+[.BQ203];[.BQ123])" office:value-type="float" office:value="45115" calcext:value-type="float">
            <text:p>45115</text:p>
          </table:table-cell>
          <table:table-cell table:formula="of:=MIN([.BR42]+[.BR203];[.BR123])" office:value-type="float" office:value="42542" calcext:value-type="float">
            <text:p>42542</text:p>
          </table:table-cell>
          <table:table-cell table:formula="of:=MIN([.BS42]+[.BS203];[.BS123])" office:value-type="float" office:value="41462" calcext:value-type="float">
            <text:p>41462</text:p>
          </table:table-cell>
          <table:table-cell table:formula="of:=MIN([.BT42]+[.BT203];[.BT123])" office:value-type="float" office:value="37295" calcext:value-type="float">
            <text:p>37295</text:p>
          </table:table-cell>
          <table:table-cell table:formula="of:=MIN([.BU42]+[.BU203];[.BU123])" office:value-type="float" office:value="33839" calcext:value-type="float">
            <text:p>33839</text:p>
          </table:table-cell>
          <table:table-cell table:formula="of:=MIN([.BV42]+[.BV203];[.BV123])" office:value-type="float" office:value="27144" calcext:value-type="float">
            <text:p>27144</text:p>
          </table:table-cell>
          <table:table-cell table:formula="of:=MIN([.BW42]+[.BW203];[.BW123])" office:value-type="float" office:value="24782" calcext:value-type="float">
            <text:p>24782</text:p>
          </table:table-cell>
          <table:table-cell table:formula="of:=MIN([.BX42]+[.BX203];[.BX123])" office:value-type="float" office:value="27286" calcext:value-type="float">
            <text:p>27286</text:p>
          </table:table-cell>
          <table:table-cell table:formula="of:=MIN([.BY42]+[.BY203];[.BY123])" office:value-type="float" office:value="21669" calcext:value-type="float">
            <text:p>21669</text:p>
          </table:table-cell>
          <table:table-cell table:formula="of:=MIN([.BZ42]+[.BZ203];[.BZ123])" office:value-type="float" office:value="20736" calcext:value-type="float">
            <text:p>20736</text:p>
          </table:table-cell>
          <table:table-cell table:formula="of:=MIN([.CA42]+[.CA203];[.CA123])" office:value-type="float" office:value="14561" calcext:value-type="float">
            <text:p>14561</text:p>
          </table:table-cell>
          <table:table-cell table:formula="of:=[.CB123]" office:value-type="float" office:value="8089" calcext:value-type="float">
            <text:p>8089</text:p>
          </table:table-cell>
        </table:table-row>
        <table:table-row table:style-name="ro1">
          <table:table-cell table:formula="of:=MIN([.A43]+[.A204];[.A124])" office:value-type="float" office:value="297094" calcext:value-type="float">
            <text:p>297094</text:p>
          </table:table-cell>
          <table:table-cell table:formula="of:=MIN([.B43]+[.B204];[.B124])" office:value-type="float" office:value="300135" calcext:value-type="float">
            <text:p>300135</text:p>
          </table:table-cell>
          <table:table-cell table:formula="of:=MIN([.C43]+[.C204];[.C124])" office:value-type="float" office:value="293444" calcext:value-type="float">
            <text:p>293444</text:p>
          </table:table-cell>
          <table:table-cell table:formula="of:=MIN([.D43]+[.D204];[.D124])" office:value-type="float" office:value="283688" calcext:value-type="float">
            <text:p>283688</text:p>
          </table:table-cell>
          <table:table-cell table:formula="of:=MIN([.E43]+[.E204];[.E124])" office:value-type="float" office:value="279774" calcext:value-type="float">
            <text:p>279774</text:p>
          </table:table-cell>
          <table:table-cell table:formula="of:=MIN([.F43]+[.F204];[.F124])" office:value-type="float" office:value="287791" calcext:value-type="float">
            <text:p>287791</text:p>
          </table:table-cell>
          <table:table-cell table:formula="of:=MIN([.G43]+[.G204];[.G124])" office:value-type="float" office:value="287108" calcext:value-type="float">
            <text:p>287108</text:p>
          </table:table-cell>
          <table:table-cell table:formula="of:=MIN([.H43]+[.H204];[.H124])" office:value-type="float" office:value="284506" calcext:value-type="float">
            <text:p>284506</text:p>
          </table:table-cell>
          <table:table-cell table:formula="of:=MIN([.I43]+[.I204];[.I124])" office:value-type="float" office:value="274718" calcext:value-type="float">
            <text:p>274718</text:p>
          </table:table-cell>
          <table:table-cell table:formula="of:=MIN([.J43]+[.J204];[.J124])" office:value-type="float" office:value="267913" calcext:value-type="float">
            <text:p>267913</text:p>
          </table:table-cell>
          <table:table-cell table:formula="of:=MIN([.K43]+[.K204];[.K124])" office:value-type="float" office:value="262420" calcext:value-type="float">
            <text:p>262420</text:p>
          </table:table-cell>
          <table:table-cell table:formula="of:=MIN([.L43]+[.L204];[.L124])" office:value-type="float" office:value="265243" calcext:value-type="float">
            <text:p>265243</text:p>
          </table:table-cell>
          <table:table-cell table:formula="of:=MIN([.M43]+[.M204];[.M124])" office:value-type="float" office:value="259337" calcext:value-type="float">
            <text:p>259337</text:p>
          </table:table-cell>
          <table:table-cell table:formula="of:=MIN([.N43]+[.N204];[.N124])" office:value-type="float" office:value="257364" calcext:value-type="float">
            <text:p>257364</text:p>
          </table:table-cell>
          <table:table-cell table:formula="of:=MIN([.O43]+[.O204];[.O124])" office:value-type="float" office:value="248191" calcext:value-type="float">
            <text:p>248191</text:p>
          </table:table-cell>
          <table:table-cell table:formula="of:=MIN([.P43]+[.P204];[.P124])" office:value-type="float" office:value="245083" calcext:value-type="float">
            <text:p>245083</text:p>
          </table:table-cell>
          <table:table-cell table:formula="of:=MIN([.Q43]+[.Q204];[.Q124])" office:value-type="float" office:value="245912" calcext:value-type="float">
            <text:p>245912</text:p>
          </table:table-cell>
          <table:table-cell table:formula="of:=MIN([.R43]+[.R204];[.R124])" office:value-type="float" office:value="241375" calcext:value-type="float">
            <text:p>241375</text:p>
          </table:table-cell>
          <table:table-cell table:formula="of:=MIN([.S43]+[.S204];[.S124])" office:value-type="float" office:value="234244" calcext:value-type="float">
            <text:p>234244</text:p>
          </table:table-cell>
          <table:table-cell table:formula="of:=MIN([.T43]+[.T204];[.T124])" office:value-type="float" office:value="229798" calcext:value-type="float">
            <text:p>229798</text:p>
          </table:table-cell>
          <table:table-cell table:formula="of:=MIN([.U43]+[.U204];[.U124])" office:value-type="float" office:value="224983" calcext:value-type="float">
            <text:p>224983</text:p>
          </table:table-cell>
          <table:table-cell table:formula="of:=MIN([.V43]+[.V204];[.V124])" office:value-type="float" office:value="221335" calcext:value-type="float">
            <text:p>221335</text:p>
          </table:table-cell>
          <table:table-cell table:formula="of:=MIN([.W43]+[.W204];[.W124])" office:value-type="float" office:value="214634" calcext:value-type="float">
            <text:p>214634</text:p>
          </table:table-cell>
          <table:table-cell table:formula="of:=MIN([.X43]+[.X204];[.X124])" office:value-type="float" office:value="213875" calcext:value-type="float">
            <text:p>213875</text:p>
          </table:table-cell>
          <table:table-cell table:formula="of:=MIN([.Y43]+[.Y204];[.Y124])" office:value-type="float" office:value="210563" calcext:value-type="float">
            <text:p>210563</text:p>
          </table:table-cell>
          <table:table-cell table:formula="of:=MIN([.Z43]+[.Z204];[.Z124])" office:value-type="float" office:value="202208" calcext:value-type="float">
            <text:p>202208</text:p>
          </table:table-cell>
          <table:table-cell table:formula="of:=MIN([.AA43]+[.AA204];[.AA124])" office:value-type="float" office:value="197723" calcext:value-type="float">
            <text:p>197723</text:p>
          </table:table-cell>
          <table:table-cell table:formula="of:=MIN([.AB43]+[.AB204];[.AB124])" office:value-type="float" office:value="204556" calcext:value-type="float">
            <text:p>204556</text:p>
          </table:table-cell>
          <table:table-cell table:formula="of:=MIN([.AC43]+[.AC204];[.AC124])" office:value-type="float" office:value="204451" calcext:value-type="float">
            <text:p>204451</text:p>
          </table:table-cell>
          <table:table-cell table:formula="of:=MIN([.AD43]+[.AD204];[.AD124])" office:value-type="float" office:value="195705" calcext:value-type="float">
            <text:p>195705</text:p>
          </table:table-cell>
          <table:table-cell table:formula="of:=MIN([.AE43]+[.AE204];[.AE124])" office:value-type="float" office:value="187946" calcext:value-type="float">
            <text:p>187946</text:p>
          </table:table-cell>
          <table:table-cell table:formula="of:=MIN([.AF43]+[.AF204];[.AF124])" office:value-type="float" office:value="184418" calcext:value-type="float">
            <text:p>184418</text:p>
          </table:table-cell>
          <table:table-cell table:formula="of:=MIN([.AG43]+[.AG204];[.AG124])" office:value-type="float" office:value="182241" calcext:value-type="float">
            <text:p>182241</text:p>
          </table:table-cell>
          <table:table-cell table:formula="of:=MIN([.AH43]+[.AH204];[.AH124])" office:value-type="float" office:value="181444" calcext:value-type="float">
            <text:p>181444</text:p>
          </table:table-cell>
          <table:table-cell table:formula="of:=MIN([.AI43]+[.AI204];[.AI124])" office:value-type="float" office:value="173119" calcext:value-type="float">
            <text:p>173119</text:p>
          </table:table-cell>
          <table:table-cell table:formula="of:=MIN([.AJ43]+[.AJ204];[.AJ124])" office:value-type="float" office:value="173314" calcext:value-type="float">
            <text:p>173314</text:p>
          </table:table-cell>
          <table:table-cell table:formula="of:=MIN([.AK43]+[.AK204];[.AK124])" office:value-type="float" office:value="168222" calcext:value-type="float">
            <text:p>168222</text:p>
          </table:table-cell>
          <table:table-cell table:formula="of:=MIN([.AL43]+[.AL204];[.AL124])" office:value-type="float" office:value="163615" calcext:value-type="float">
            <text:p>163615</text:p>
          </table:table-cell>
          <table:table-cell table:formula="of:=MIN([.AM43]+[.AM204];[.AM124])" office:value-type="float" office:value="156795" calcext:value-type="float">
            <text:p>156795</text:p>
          </table:table-cell>
          <table:table-cell table:formula="of:=MIN([.AN43]+[.AN204];[.AN124])" office:value-type="float" office:value="149579" calcext:value-type="float">
            <text:p>149579</text:p>
          </table:table-cell>
          <table:table-cell table:formula="of:=MIN([.AO43]+[.AO204];[.AO124])" office:value-type="float" office:value="147389" calcext:value-type="float">
            <text:p>147389</text:p>
          </table:table-cell>
          <table:table-cell table:formula="of:=MIN([.AP43]+[.AP204];[.AP124])" office:value-type="float" office:value="140422" calcext:value-type="float">
            <text:p>140422</text:p>
          </table:table-cell>
          <table:table-cell table:formula="of:=MIN([.AQ43]+[.AQ204];[.AQ124])" office:value-type="float" office:value="140192" calcext:value-type="float">
            <text:p>140192</text:p>
          </table:table-cell>
          <table:table-cell table:formula="of:=MIN([.AR43]+[.AR204];[.AR124])" office:value-type="float" office:value="138613" calcext:value-type="float">
            <text:p>138613</text:p>
          </table:table-cell>
          <table:table-cell table:formula="of:=MIN([.AS43]+[.AS204];[.AS124])" office:value-type="float" office:value="130703" calcext:value-type="float">
            <text:p>130703</text:p>
          </table:table-cell>
          <table:table-cell table:formula="of:=MIN([.AT43]+[.AT204];[.AT124])" office:value-type="float" office:value="125349" calcext:value-type="float">
            <text:p>125349</text:p>
          </table:table-cell>
          <table:table-cell table:formula="of:=MIN([.AU43]+[.AU204];[.AU124])" office:value-type="float" office:value="134344" calcext:value-type="float">
            <text:p>134344</text:p>
          </table:table-cell>
          <table:table-cell table:formula="of:=MIN([.AV43]+[.AV204];[.AV124])" office:value-type="float" office:value="127981" calcext:value-type="float">
            <text:p>127981</text:p>
          </table:table-cell>
          <table:table-cell table:formula="of:=MIN([.AW43]+[.AW204];[.AW124])" office:value-type="float" office:value="121032" calcext:value-type="float">
            <text:p>121032</text:p>
          </table:table-cell>
          <table:table-cell table:formula="of:=MIN([.AX43]+[.AX204];[.AX124])" office:value-type="float" office:value="119235" calcext:value-type="float">
            <text:p>119235</text:p>
          </table:table-cell>
          <table:table-cell table:formula="of:=MIN([.AY43]+[.AY204];[.AY124])" office:value-type="float" office:value="118741" calcext:value-type="float">
            <text:p>118741</text:p>
          </table:table-cell>
          <table:table-cell table:formula="of:=MIN([.AZ43]+[.AZ204];[.AZ124])" office:value-type="float" office:value="109988" calcext:value-type="float">
            <text:p>109988</text:p>
          </table:table-cell>
          <table:table-cell table:formula="of:=MIN([.BA43]+[.BA204];[.BA124])" office:value-type="float" office:value="101281" calcext:value-type="float">
            <text:p>101281</text:p>
          </table:table-cell>
          <table:table-cell table:formula="of:=MIN([.BB43]+[.BB204];[.BB124])" office:value-type="float" office:value="99758" calcext:value-type="float">
            <text:p>99758</text:p>
          </table:table-cell>
          <table:table-cell table:formula="of:=MIN([.BC43]+[.BC204];[.BC124])" office:value-type="float" office:value="97173" calcext:value-type="float">
            <text:p>97173</text:p>
          </table:table-cell>
          <table:table-cell table:formula="of:=MIN([.BD43]+[.BD204];[.BD124])" office:value-type="float" office:value="96920" calcext:value-type="float">
            <text:p>96920</text:p>
          </table:table-cell>
          <table:table-cell table:formula="of:=MIN([.BE43]+[.BE204];[.BE124])" office:value-type="float" office:value="90392" calcext:value-type="float">
            <text:p>90392</text:p>
          </table:table-cell>
          <table:table-cell table:formula="of:=MIN([.BF43]+[.BF204];[.BF124])" office:value-type="float" office:value="96001" calcext:value-type="float">
            <text:p>96001</text:p>
          </table:table-cell>
          <table:table-cell table:formula="of:=MIN([.BG43]+[.BG204];[.BG124])" office:value-type="float" office:value="91422" calcext:value-type="float">
            <text:p>91422</text:p>
          </table:table-cell>
          <table:table-cell table:formula="of:=MIN([.BH43]+[.BH204];[.BH124])" office:value-type="float" office:value="81575" calcext:value-type="float">
            <text:p>81575</text:p>
          </table:table-cell>
          <table:table-cell table:formula="of:=MIN([.BI43]+[.BI204];[.BI124])" office:value-type="float" office:value="80929" calcext:value-type="float">
            <text:p>80929</text:p>
          </table:table-cell>
          <table:table-cell table:formula="of:=MIN([.BJ43]+[.BJ204];[.BJ124])" office:value-type="float" office:value="75880" calcext:value-type="float">
            <text:p>75880</text:p>
          </table:table-cell>
          <table:table-cell table:formula="of:=MIN([.BK43]+[.BK204];[.BK124])" office:value-type="float" office:value="75772" calcext:value-type="float">
            <text:p>75772</text:p>
          </table:table-cell>
          <table:table-cell table:formula="of:=MIN([.BL43]+[.BL204];[.BL124])" office:value-type="float" office:value="67355" calcext:value-type="float">
            <text:p>67355</text:p>
          </table:table-cell>
          <table:table-cell table:formula="of:=MIN([.BM43]+[.BM204];[.BM124])" office:value-type="float" office:value="62378" calcext:value-type="float">
            <text:p>62378</text:p>
          </table:table-cell>
          <table:table-cell table:formula="of:=MIN([.BN43]+[.BN204];[.BN124])" office:value-type="float" office:value="62588" calcext:value-type="float">
            <text:p>62588</text:p>
          </table:table-cell>
          <table:table-cell table:formula="of:=MIN([.BO43]+[.BO204];[.BO124])" office:value-type="float" office:value="58566" calcext:value-type="float">
            <text:p>58566</text:p>
          </table:table-cell>
          <table:table-cell table:formula="of:=MIN([.BP43]+[.BP204];[.BP124])" office:value-type="float" office:value="58669" calcext:value-type="float">
            <text:p>58669</text:p>
          </table:table-cell>
          <table:table-cell table:formula="of:=MIN([.BQ43]+[.BQ204];[.BQ124])" office:value-type="float" office:value="49394" calcext:value-type="float">
            <text:p>49394</text:p>
          </table:table-cell>
          <table:table-cell table:formula="of:=MIN([.BR43]+[.BR204];[.BR124])" office:value-type="float" office:value="45309" calcext:value-type="float">
            <text:p>45309</text:p>
          </table:table-cell>
          <table:table-cell table:formula="of:=MIN([.BS43]+[.BS204];[.BS124])" office:value-type="float" office:value="47144" calcext:value-type="float">
            <text:p>47144</text:p>
          </table:table-cell>
          <table:table-cell table:formula="of:=MIN([.BT43]+[.BT204];[.BT124])" office:value-type="float" office:value="38460" calcext:value-type="float">
            <text:p>38460</text:p>
          </table:table-cell>
          <table:table-cell table:formula="of:=MIN([.BU43]+[.BU204];[.BU124])" office:value-type="float" office:value="39258" calcext:value-type="float">
            <text:p>39258</text:p>
          </table:table-cell>
          <table:table-cell table:formula="of:=MIN([.BV43]+[.BV204];[.BV124])" office:value-type="float" office:value="29355" calcext:value-type="float">
            <text:p>29355</text:p>
          </table:table-cell>
          <table:table-cell table:formula="of:=MIN([.BW43]+[.BW204];[.BW124])" office:value-type="float" office:value="24837" calcext:value-type="float">
            <text:p>24837</text:p>
          </table:table-cell>
          <table:table-cell table:formula="of:=MIN([.BX43]+[.BX204];[.BX124])" office:value-type="float" office:value="33275" calcext:value-type="float">
            <text:p>33275</text:p>
          </table:table-cell>
          <table:table-cell table:formula="of:=MIN([.BY43]+[.BY204];[.BY124])" office:value-type="float" office:value="23593" calcext:value-type="float">
            <text:p>23593</text:p>
          </table:table-cell>
          <table:table-cell table:formula="of:=MIN([.BZ43]+[.BZ204];[.BZ124])" office:value-type="float" office:value="14630" calcext:value-type="float">
            <text:p>14630</text:p>
          </table:table-cell>
          <table:table-cell table:formula="of:=MIN([.CA43]+[.CA204];[.CA124])" office:value-type="float" office:value="8625" calcext:value-type="float">
            <text:p>8625</text:p>
          </table:table-cell>
          <table:table-cell table:formula="of:=[.CB124]" office:value-type="float" office:value="6523" calcext:value-type="float">
            <text:p>6523</text:p>
          </table:table-cell>
        </table:table-row>
        <table:table-row table:style-name="ro1">
          <table:table-cell table:formula="of:=MIN([.A44]+[.A205];[.A125])" office:value-type="float" office:value="295128" calcext:value-type="float">
            <text:p>295128</text:p>
          </table:table-cell>
          <table:table-cell table:formula="of:=MIN([.B44]+[.B205];[.B125])" office:value-type="float" office:value="293130" calcext:value-type="float">
            <text:p>293130</text:p>
          </table:table-cell>
          <table:table-cell table:formula="of:=MIN([.C44]+[.C205];[.C125])" office:value-type="float" office:value="284399" calcext:value-type="float">
            <text:p>284399</text:p>
          </table:table-cell>
          <table:table-cell table:formula="of:=MIN([.D44]+[.D205];[.D125])" office:value-type="float" office:value="283463" calcext:value-type="float">
            <text:p>283463</text:p>
          </table:table-cell>
          <table:table-cell table:formula="of:=MIN([.E44]+[.E205];[.E125])" office:value-type="float" office:value="285033" calcext:value-type="float">
            <text:p>285033</text:p>
          </table:table-cell>
          <table:table-cell table:formula="of:=MIN([.F44]+[.F205];[.F125])" office:value-type="float" office:value="286274" calcext:value-type="float">
            <text:p>286274</text:p>
          </table:table-cell>
          <table:table-cell table:formula="of:=MIN([.G44]+[.G205];[.G125])" office:value-type="float" office:value="279385" calcext:value-type="float">
            <text:p>279385</text:p>
          </table:table-cell>
          <table:table-cell table:formula="of:=MIN([.H44]+[.H205];[.H125])" office:value-type="float" office:value="275300" calcext:value-type="float">
            <text:p>275300</text:p>
          </table:table-cell>
          <table:table-cell table:formula="of:=MIN([.I44]+[.I205];[.I125])" office:value-type="float" office:value="275209" calcext:value-type="float">
            <text:p>275209</text:p>
          </table:table-cell>
          <table:table-cell table:formula="of:=MIN([.J44]+[.J205];[.J125])" office:value-type="float" office:value="267464" calcext:value-type="float">
            <text:p>267464</text:p>
          </table:table-cell>
          <table:table-cell table:formula="of:=MIN([.K44]+[.K205];[.K125])" office:value-type="float" office:value="260328" calcext:value-type="float">
            <text:p>260328</text:p>
          </table:table-cell>
          <table:table-cell table:formula="of:=MIN([.L44]+[.L205];[.L125])" office:value-type="float" office:value="256555" calcext:value-type="float">
            <text:p>256555</text:p>
          </table:table-cell>
          <table:table-cell table:formula="of:=MIN([.M44]+[.M205];[.M125])" office:value-type="float" office:value="252745" calcext:value-type="float">
            <text:p>252745</text:p>
          </table:table-cell>
          <table:table-cell table:formula="of:=MIN([.N44]+[.N205];[.N125])" office:value-type="float" office:value="252015" calcext:value-type="float">
            <text:p>252015</text:p>
          </table:table-cell>
          <table:table-cell table:formula="of:=MIN([.O44]+[.O205];[.O125])" office:value-type="float" office:value="243760" calcext:value-type="float">
            <text:p>243760</text:p>
          </table:table-cell>
          <table:table-cell table:formula="of:=MIN([.P44]+[.P205];[.P125])" office:value-type="float" office:value="241055" calcext:value-type="float">
            <text:p>241055</text:p>
          </table:table-cell>
          <table:table-cell table:formula="of:=MIN([.Q44]+[.Q205];[.Q125])" office:value-type="float" office:value="239905" calcext:value-type="float">
            <text:p>239905</text:p>
          </table:table-cell>
          <table:table-cell table:formula="of:=MIN([.R44]+[.R205];[.R125])" office:value-type="float" office:value="236253" calcext:value-type="float">
            <text:p>236253</text:p>
          </table:table-cell>
          <table:table-cell table:formula="of:=MIN([.S44]+[.S205];[.S125])" office:value-type="float" office:value="230965" calcext:value-type="float">
            <text:p>230965</text:p>
          </table:table-cell>
          <table:table-cell table:formula="of:=MIN([.T44]+[.T205];[.T125])" office:value-type="float" office:value="228631" calcext:value-type="float">
            <text:p>228631</text:p>
          </table:table-cell>
          <table:table-cell table:formula="of:=MIN([.U44]+[.U205];[.U125])" office:value-type="float" office:value="229047" calcext:value-type="float">
            <text:p>229047</text:p>
          </table:table-cell>
          <table:table-cell table:formula="of:=MIN([.V44]+[.V205];[.V125])" office:value-type="float" office:value="219703" calcext:value-type="float">
            <text:p>219703</text:p>
          </table:table-cell>
          <table:table-cell table:formula="of:=MIN([.W44]+[.W205];[.W125])" office:value-type="float" office:value="217035" calcext:value-type="float">
            <text:p>217035</text:p>
          </table:table-cell>
          <table:table-cell table:formula="of:=MIN([.X44]+[.X205];[.X125])" office:value-type="float" office:value="213345" calcext:value-type="float">
            <text:p>213345</text:p>
          </table:table-cell>
          <table:table-cell table:formula="of:=MIN([.Y44]+[.Y205];[.Y125])" office:value-type="float" office:value="211317" calcext:value-type="float">
            <text:p>211317</text:p>
          </table:table-cell>
          <table:table-cell table:formula="of:=MIN([.Z44]+[.Z205];[.Z125])" office:value-type="float" office:value="201638" calcext:value-type="float">
            <text:p>201638</text:p>
          </table:table-cell>
          <table:table-cell table:formula="of:=MIN([.AA44]+[.AA205];[.AA125])" office:value-type="float" office:value="193536" calcext:value-type="float">
            <text:p>193536</text:p>
          </table:table-cell>
          <table:table-cell table:formula="of:=MIN([.AB44]+[.AB205];[.AB125])" office:value-type="float" office:value="199368" calcext:value-type="float">
            <text:p>199368</text:p>
          </table:table-cell>
          <table:table-cell table:formula="of:=MIN([.AC44]+[.AC205];[.AC125])" office:value-type="float" office:value="207906" calcext:value-type="float">
            <text:p>207906</text:p>
          </table:table-cell>
          <table:table-cell table:formula="of:=MIN([.AD44]+[.AD205];[.AD125])" office:value-type="float" office:value="202544" calcext:value-type="float">
            <text:p>202544</text:p>
          </table:table-cell>
          <table:table-cell table:formula="of:=MIN([.AE44]+[.AE205];[.AE125])" office:value-type="float" office:value="193369" calcext:value-type="float">
            <text:p>193369</text:p>
          </table:table-cell>
          <table:table-cell table:formula="of:=MIN([.AF44]+[.AF205];[.AF125])" office:value-type="float" office:value="192480" calcext:value-type="float">
            <text:p>192480</text:p>
          </table:table-cell>
          <table:table-cell table:formula="of:=MIN([.AG44]+[.AG205];[.AG125])" office:value-type="float" office:value="185108" calcext:value-type="float">
            <text:p>185108</text:p>
          </table:table-cell>
          <table:table-cell table:formula="of:=MIN([.AH44]+[.AH205];[.AH125])" office:value-type="float" office:value="182985" calcext:value-type="float">
            <text:p>182985</text:p>
          </table:table-cell>
          <table:table-cell table:formula="of:=MIN([.AI44]+[.AI205];[.AI125])" office:value-type="float" office:value="175145" calcext:value-type="float">
            <text:p>175145</text:p>
          </table:table-cell>
          <table:table-cell table:formula="of:=MIN([.AJ44]+[.AJ205];[.AJ125])" office:value-type="float" office:value="167592" calcext:value-type="float">
            <text:p>167592</text:p>
          </table:table-cell>
          <table:table-cell table:formula="of:=MIN([.AK44]+[.AK205];[.AK125])" office:value-type="float" office:value="164150" calcext:value-type="float">
            <text:p>164150</text:p>
          </table:table-cell>
          <table:table-cell table:formula="of:=MIN([.AL44]+[.AL205];[.AL125])" office:value-type="float" office:value="160230" calcext:value-type="float">
            <text:p>160230</text:p>
          </table:table-cell>
          <table:table-cell table:formula="of:=MIN([.AM44]+[.AM205];[.AM125])" office:value-type="float" office:value="152800" calcext:value-type="float">
            <text:p>152800</text:p>
          </table:table-cell>
          <table:table-cell table:formula="of:=MIN([.AN44]+[.AN205];[.AN125])" office:value-type="float" office:value="148855" calcext:value-type="float">
            <text:p>148855</text:p>
          </table:table-cell>
          <table:table-cell table:formula="of:=MIN([.AO44]+[.AO205];[.AO125])" office:value-type="float" office:value="141216" calcext:value-type="float">
            <text:p>141216</text:p>
          </table:table-cell>
          <table:table-cell table:formula="of:=MIN([.AP44]+[.AP205];[.AP125])" office:value-type="float" office:value="137502" calcext:value-type="float">
            <text:p>137502</text:p>
          </table:table-cell>
          <table:table-cell table:formula="of:=MIN([.AQ44]+[.AQ205];[.AQ125])" office:value-type="float" office:value="134110" calcext:value-type="float">
            <text:p>134110</text:p>
          </table:table-cell>
          <table:table-cell table:formula="of:=MIN([.AR44]+[.AR205];[.AR125])" office:value-type="float" office:value="131585" calcext:value-type="float">
            <text:p>131585</text:p>
          </table:table-cell>
          <table:table-cell table:formula="of:=MIN([.AS44]+[.AS205];[.AS125])" office:value-type="float" office:value="126590" calcext:value-type="float">
            <text:p>126590</text:p>
          </table:table-cell>
          <table:table-cell table:formula="of:=MIN([.AT44]+[.AT205];[.AT125])" office:value-type="float" office:value="121740" calcext:value-type="float">
            <text:p>121740</text:p>
          </table:table-cell>
          <table:table-cell table:formula="of:=MIN([.AU44]+[.AU205];[.AU125])" office:value-type="float" office:value="125386" calcext:value-type="float">
            <text:p>125386</text:p>
          </table:table-cell>
          <table:table-cell table:formula="of:=MIN([.AV44]+[.AV205];[.AV125])" office:value-type="float" office:value="122968" calcext:value-type="float">
            <text:p>122968</text:p>
          </table:table-cell>
          <table:table-cell table:formula="of:=MIN([.AW44]+[.AW205];[.AW125])" office:value-type="float" office:value="113301" calcext:value-type="float">
            <text:p>113301</text:p>
          </table:table-cell>
          <table:table-cell table:formula="of:=MIN([.AX44]+[.AX205];[.AX125])" office:value-type="float" office:value="122603" calcext:value-type="float">
            <text:p>122603</text:p>
          </table:table-cell>
          <table:table-cell table:formula="of:=MIN([.AY44]+[.AY205];[.AY125])" office:value-type="float" office:value="114867" calcext:value-type="float">
            <text:p>114867</text:p>
          </table:table-cell>
          <table:table-cell table:formula="of:=MIN([.AZ44]+[.AZ205];[.AZ125])" office:value-type="float" office:value="104979" calcext:value-type="float">
            <text:p>104979</text:p>
          </table:table-cell>
          <table:table-cell table:formula="of:=MIN([.BA44]+[.BA205];[.BA125])" office:value-type="float" office:value="104198" calcext:value-type="float">
            <text:p>104198</text:p>
          </table:table-cell>
          <table:table-cell table:formula="of:=MIN([.BB44]+[.BB205];[.BB125])" office:value-type="float" office:value="95332" calcext:value-type="float">
            <text:p>95332</text:p>
          </table:table-cell>
          <table:table-cell table:formula="of:=MIN([.BC44]+[.BC205];[.BC125])" office:value-type="float" office:value="93630" calcext:value-type="float">
            <text:p>93630</text:p>
          </table:table-cell>
          <table:table-cell table:formula="of:=MIN([.BD44]+[.BD205];[.BD125])" office:value-type="float" office:value="89835" calcext:value-type="float">
            <text:p>89835</text:p>
          </table:table-cell>
          <table:table-cell table:formula="of:=MIN([.BE44]+[.BE205];[.BE125])" office:value-type="float" office:value="89745" calcext:value-type="float">
            <text:p>89745</text:p>
          </table:table-cell>
          <table:table-cell table:formula="of:=MIN([.BF44]+[.BF205];[.BF125])" office:value-type="float" office:value="89389" calcext:value-type="float">
            <text:p>89389</text:p>
          </table:table-cell>
          <table:table-cell table:formula="of:=MIN([.BG44]+[.BG205];[.BG125])" office:value-type="float" office:value="87906" calcext:value-type="float">
            <text:p>87906</text:p>
          </table:table-cell>
          <table:table-cell table:formula="of:=MIN([.BH44]+[.BH205];[.BH125])" office:value-type="float" office:value="83706" calcext:value-type="float">
            <text:p>83706</text:p>
          </table:table-cell>
          <table:table-cell table:formula="of:=MIN([.BI44]+[.BI205];[.BI125])" office:value-type="float" office:value="82025" calcext:value-type="float">
            <text:p>82025</text:p>
          </table:table-cell>
          <table:table-cell table:formula="of:=MIN([.BJ44]+[.BJ205];[.BJ125])" office:value-type="float" office:value="75056" calcext:value-type="float">
            <text:p>75056</text:p>
          </table:table-cell>
          <table:table-cell table:formula="of:=MIN([.BK44]+[.BK205];[.BK125])" office:value-type="float" office:value="69125" calcext:value-type="float">
            <text:p>69125</text:p>
          </table:table-cell>
          <table:table-cell table:formula="of:=MIN([.BL44]+[.BL205];[.BL125])" office:value-type="float" office:value="69235" calcext:value-type="float">
            <text:p>69235</text:p>
          </table:table-cell>
          <table:table-cell table:formula="of:=MIN([.BM44]+[.BM205];[.BM125])" office:value-type="float" office:value="62355" calcext:value-type="float">
            <text:p>62355</text:p>
          </table:table-cell>
          <table:table-cell table:formula="of:=MIN([.BN44]+[.BN205];[.BN125])" office:value-type="float" office:value="57951" calcext:value-type="float">
            <text:p>57951</text:p>
          </table:table-cell>
          <table:table-cell table:formula="of:=MIN([.BO44]+[.BO205];[.BO125])" office:value-type="float" office:value="56867" calcext:value-type="float">
            <text:p>56867</text:p>
          </table:table-cell>
          <table:table-cell table:formula="of:=MIN([.BP44]+[.BP205];[.BP125])" office:value-type="float" office:value="52151" calcext:value-type="float">
            <text:p>52151</text:p>
          </table:table-cell>
          <table:table-cell table:formula="of:=MIN([.BQ44]+[.BQ205];[.BQ125])" office:value-type="float" office:value="52534" calcext:value-type="float">
            <text:p>52534</text:p>
          </table:table-cell>
          <table:table-cell table:formula="of:=MIN([.BR44]+[.BR205];[.BR125])" office:value-type="float" office:value="49514" calcext:value-type="float">
            <text:p>49514</text:p>
          </table:table-cell>
          <table:table-cell table:formula="of:=MIN([.BS44]+[.BS205];[.BS125])" office:value-type="float" office:value="43199" calcext:value-type="float">
            <text:p>43199</text:p>
          </table:table-cell>
          <table:table-cell table:formula="of:=MIN([.BT44]+[.BT205];[.BT125])" office:value-type="float" office:value="38513" calcext:value-type="float">
            <text:p>38513</text:p>
          </table:table-cell>
          <table:table-cell table:formula="of:=MIN([.BU44]+[.BU205];[.BU125])" office:value-type="float" office:value="33470" calcext:value-type="float">
            <text:p>33470</text:p>
          </table:table-cell>
          <table:table-cell table:formula="of:=MIN([.BV44]+[.BV205];[.BV125])" office:value-type="float" office:value="30856" calcext:value-type="float">
            <text:p>30856</text:p>
          </table:table-cell>
          <table:table-cell table:formula="of:=MIN([.BW44]+[.BW205];[.BW125])" office:value-type="float" office:value="27504" calcext:value-type="float">
            <text:p>27504</text:p>
          </table:table-cell>
          <table:table-cell table:formula="of:=MIN([.BX44]+[.BX205];[.BX125])" office:value-type="float" office:value="25583" calcext:value-type="float">
            <text:p>25583</text:p>
          </table:table-cell>
          <table:table-cell table:formula="of:=MIN([.BY44]+[.BY205];[.BY125])" office:value-type="float" office:value="21070" calcext:value-type="float">
            <text:p>21070</text:p>
          </table:table-cell>
          <table:table-cell table:formula="of:=MIN([.BZ44]+[.BZ205];[.BZ125])" office:value-type="float" office:value="14807" calcext:value-type="float">
            <text:p>14807</text:p>
          </table:table-cell>
          <table:table-cell table:formula="of:=MIN([.CA44]+[.CA205];[.CA125])" office:value-type="float" office:value="7336" calcext:value-type="float">
            <text:p>7336</text:p>
          </table:table-cell>
          <table:table-cell table:formula="of:=[.CB125]" office:value-type="float" office:value="1616" calcext:value-type="float">
            <text:p>1616</text:p>
          </table:table-cell>
        </table:table-row>
        <table:table-row table:style-name="ro1">
          <table:table-cell table:formula="of:=MIN([.A45]+[.A206];[.A126])" office:value-type="float" office:value="294191" calcext:value-type="float">
            <text:p>294191</text:p>
          </table:table-cell>
          <table:table-cell table:formula="of:=MIN([.B45]+[.B206];[.B126])" office:value-type="float" office:value="285313" calcext:value-type="float">
            <text:p>285313</text:p>
          </table:table-cell>
          <table:table-cell table:formula="of:=MIN([.C45]+[.C206];[.C126])" office:value-type="float" office:value="283700" calcext:value-type="float">
            <text:p>283700</text:p>
          </table:table-cell>
          <table:table-cell table:formula="of:=MIN([.D45]+[.D206];[.D126])" office:value-type="float" office:value="281984" calcext:value-type="float">
            <text:p>281984</text:p>
          </table:table-cell>
          <table:table-cell table:formula="of:=MIN([.E45]+[.E206];[.E126])" office:value-type="float" office:value="281116" calcext:value-type="float">
            <text:p>281116</text:p>
          </table:table-cell>
          <table:table-cell table:formula="of:=MIN([.F45]+[.F206];[.F126])" office:value-type="float" office:value="279210" calcext:value-type="float">
            <text:p>279210</text:p>
          </table:table-cell>
          <table:table-cell table:formula="of:=MIN([.G45]+[.G206];[.G126])" office:value-type="float" office:value="276529" calcext:value-type="float">
            <text:p>276529</text:p>
          </table:table-cell>
          <table:table-cell table:formula="of:=MIN([.H45]+[.H206];[.H126])" office:value-type="float" office:value="275965" calcext:value-type="float">
            <text:p>275965</text:p>
          </table:table-cell>
          <table:table-cell table:formula="of:=MIN([.I45]+[.I206];[.I126])" office:value-type="float" office:value="275933" calcext:value-type="float">
            <text:p>275933</text:p>
          </table:table-cell>
          <table:table-cell table:formula="of:=MIN([.J45]+[.J206];[.J126])" office:value-type="float" office:value="269938" calcext:value-type="float">
            <text:p>269938</text:p>
          </table:table-cell>
          <table:table-cell table:formula="of:=MIN([.K45]+[.K206];[.K126])" office:value-type="float" office:value="267483" calcext:value-type="float">
            <text:p>267483</text:p>
          </table:table-cell>
          <table:table-cell table:formula="of:=MIN([.L45]+[.L206];[.L126])" office:value-type="float" office:value="259987" calcext:value-type="float">
            <text:p>259987</text:p>
          </table:table-cell>
          <table:table-cell table:formula="of:=MIN([.M45]+[.M206];[.M126])" office:value-type="float" office:value="262236" calcext:value-type="float">
            <text:p>262236</text:p>
          </table:table-cell>
          <table:table-cell table:formula="of:=MIN([.N45]+[.N206];[.N126])" office:value-type="float" office:value="256339" calcext:value-type="float">
            <text:p>256339</text:p>
          </table:table-cell>
          <table:table-cell table:formula="of:=MIN([.O45]+[.O206];[.O126])" office:value-type="float" office:value="247252" calcext:value-type="float">
            <text:p>247252</text:p>
          </table:table-cell>
          <table:table-cell table:formula="of:=MIN([.P45]+[.P206];[.P126])" office:value-type="float" office:value="238402" calcext:value-type="float">
            <text:p>238402</text:p>
          </table:table-cell>
          <table:table-cell table:formula="of:=MIN([.Q45]+[.Q206];[.Q126])" office:value-type="float" office:value="230115" calcext:value-type="float">
            <text:p>230115</text:p>
          </table:table-cell>
          <table:table-cell table:formula="of:=MIN([.R45]+[.R206];[.R126])" office:value-type="float" office:value="229446" calcext:value-type="float">
            <text:p>229446</text:p>
          </table:table-cell>
          <table:table-cell table:formula="of:=MIN([.S45]+[.S206];[.S126])" office:value-type="float" office:value="228623" calcext:value-type="float">
            <text:p>228623</text:p>
          </table:table-cell>
          <table:table-cell table:formula="of:=MIN([.T45]+[.T206];[.T126])" office:value-type="float" office:value="228276" calcext:value-type="float">
            <text:p>228276</text:p>
          </table:table-cell>
          <table:table-cell table:formula="of:=MIN([.U45]+[.U206];[.U126])" office:value-type="float" office:value="222082" calcext:value-type="float">
            <text:p>222082</text:p>
          </table:table-cell>
          <table:table-cell table:formula="of:=MIN([.V45]+[.V206];[.V126])" office:value-type="float" office:value="219818" calcext:value-type="float">
            <text:p>219818</text:p>
          </table:table-cell>
          <table:table-cell table:formula="of:=MIN([.W45]+[.W206];[.W126])" office:value-type="float" office:value="219677" calcext:value-type="float">
            <text:p>219677</text:p>
          </table:table-cell>
          <table:table-cell table:formula="of:=MIN([.X45]+[.X206];[.X126])" office:value-type="float" office:value="212954" calcext:value-type="float">
            <text:p>212954</text:p>
          </table:table-cell>
          <table:table-cell table:formula="of:=MIN([.Y45]+[.Y206];[.Y126])" office:value-type="float" office:value="206297" calcext:value-type="float">
            <text:p>206297</text:p>
          </table:table-cell>
          <table:table-cell table:formula="of:=MIN([.Z45]+[.Z206];[.Z126])" office:value-type="float" office:value="197789" calcext:value-type="float">
            <text:p>197789</text:p>
          </table:table-cell>
          <table:table-cell table:formula="of:=MIN([.AA45]+[.AA206];[.AA126])" office:value-type="float" office:value="192962" calcext:value-type="float">
            <text:p>192962</text:p>
          </table:table-cell>
          <table:table-cell table:formula="of:=MIN([.AB45]+[.AB206];[.AB126])" office:value-type="float" office:value="195050" calcext:value-type="float">
            <text:p>195050</text:p>
          </table:table-cell>
          <table:table-cell table:formula="of:=MIN([.AC45]+[.AC206];[.AC126])" office:value-type="float" office:value="201425" calcext:value-type="float">
            <text:p>201425</text:p>
          </table:table-cell>
          <table:table-cell table:formula="of:=MIN([.AD45]+[.AD206];[.AD126])" office:value-type="float" office:value="197633" calcext:value-type="float">
            <text:p>197633</text:p>
          </table:table-cell>
          <table:table-cell table:formula="of:=MIN([.AE45]+[.AE206];[.AE126])" office:value-type="float" office:value="193743" calcext:value-type="float">
            <text:p>193743</text:p>
          </table:table-cell>
          <table:table-cell table:formula="of:=MIN([.AF45]+[.AF206];[.AF126])" office:value-type="float" office:value="186171" calcext:value-type="float">
            <text:p>186171</text:p>
          </table:table-cell>
          <table:table-cell table:formula="of:=MIN([.AG45]+[.AG206];[.AG126])" office:value-type="float" office:value="182360" calcext:value-type="float">
            <text:p>182360</text:p>
          </table:table-cell>
          <table:table-cell table:formula="of:=MIN([.AH45]+[.AH206];[.AH126])" office:value-type="float" office:value="173328" calcext:value-type="float">
            <text:p>173328</text:p>
          </table:table-cell>
          <table:table-cell table:formula="of:=MIN([.AI45]+[.AI206];[.AI126])" office:value-type="float" office:value="172389" calcext:value-type="float">
            <text:p>172389</text:p>
          </table:table-cell>
          <table:table-cell table:formula="of:=MIN([.AJ45]+[.AJ206];[.AJ126])" office:value-type="float" office:value="168005" calcext:value-type="float">
            <text:p>168005</text:p>
          </table:table-cell>
          <table:table-cell table:formula="of:=MIN([.AK45]+[.AK206];[.AK126])" office:value-type="float" office:value="171675" calcext:value-type="float">
            <text:p>171675</text:p>
          </table:table-cell>
          <table:table-cell table:formula="of:=MIN([.AL45]+[.AL206];[.AL126])" office:value-type="float" office:value="164916" calcext:value-type="float">
            <text:p>164916</text:p>
          </table:table-cell>
          <table:table-cell table:formula="of:=MIN([.AM45]+[.AM206];[.AM126])" office:value-type="float" office:value="156497" calcext:value-type="float">
            <text:p>156497</text:p>
          </table:table-cell>
          <table:table-cell table:formula="of:=MIN([.AN45]+[.AN206];[.AN126])" office:value-type="float" office:value="150941" calcext:value-type="float">
            <text:p>150941</text:p>
          </table:table-cell>
          <table:table-cell table:formula="of:=MIN([.AO45]+[.AO206];[.AO126])" office:value-type="float" office:value="141878" calcext:value-type="float">
            <text:p>141878</text:p>
          </table:table-cell>
          <table:table-cell table:formula="of:=MIN([.AP45]+[.AP206];[.AP126])" office:value-type="float" office:value="146389" calcext:value-type="float">
            <text:p>146389</text:p>
          </table:table-cell>
          <table:table-cell table:formula="of:=MIN([.AQ45]+[.AQ206];[.AQ126])" office:value-type="float" office:value="137544" calcext:value-type="float">
            <text:p>137544</text:p>
          </table:table-cell>
          <table:table-cell table:formula="of:=MIN([.AR45]+[.AR206];[.AR126])" office:value-type="float" office:value="130518" calcext:value-type="float">
            <text:p>130518</text:p>
          </table:table-cell>
          <table:table-cell table:formula="of:=MIN([.AS45]+[.AS206];[.AS126])" office:value-type="float" office:value="121984" calcext:value-type="float">
            <text:p>121984</text:p>
          </table:table-cell>
          <table:table-cell table:formula="of:=MIN([.AT45]+[.AT206];[.AT126])" office:value-type="float" office:value="118873" calcext:value-type="float">
            <text:p>118873</text:p>
          </table:table-cell>
          <table:table-cell table:formula="of:=MIN([.AU45]+[.AU206];[.AU126])" office:value-type="float" office:value="117435" calcext:value-type="float">
            <text:p>117435</text:p>
          </table:table-cell>
          <table:table-cell table:formula="of:=MIN([.AV45]+[.AV206];[.AV126])" office:value-type="float" office:value="119687" calcext:value-type="float">
            <text:p>119687</text:p>
          </table:table-cell>
          <table:table-cell table:formula="of:=MIN([.AW45]+[.AW206];[.AW126])" office:value-type="float" office:value="112815" calcext:value-type="float">
            <text:p>112815</text:p>
          </table:table-cell>
          <table:table-cell table:formula="of:=MIN([.AX45]+[.AX206];[.AX126])" office:value-type="float" office:value="113097" calcext:value-type="float">
            <text:p>113097</text:p>
          </table:table-cell>
          <table:table-cell table:formula="of:=MIN([.AY45]+[.AY206];[.AY126])" office:value-type="float" office:value="115674" calcext:value-type="float">
            <text:p>115674</text:p>
          </table:table-cell>
          <table:table-cell table:formula="of:=MIN([.AZ45]+[.AZ206];[.AZ126])" office:value-type="float" office:value="106027" calcext:value-type="float">
            <text:p>106027</text:p>
          </table:table-cell>
          <table:table-cell table:formula="of:=MIN([.BA45]+[.BA206];[.BA126])" office:value-type="float" office:value="98419" calcext:value-type="float">
            <text:p>98419</text:p>
          </table:table-cell>
          <table:table-cell table:formula="of:=MIN([.BB45]+[.BB206];[.BB126])" office:value-type="float" office:value="98346" calcext:value-type="float">
            <text:p>98346</text:p>
          </table:table-cell>
          <table:table-cell table:formula="of:=MIN([.BC45]+[.BC206];[.BC126])" office:value-type="float" office:value="95568" calcext:value-type="float">
            <text:p>95568</text:p>
          </table:table-cell>
          <table:table-cell table:formula="of:=MIN([.BD45]+[.BD206];[.BD126])" office:value-type="float" office:value="90505" calcext:value-type="float">
            <text:p>90505</text:p>
          </table:table-cell>
          <table:table-cell table:formula="of:=MIN([.BE45]+[.BE206];[.BE126])" office:value-type="float" office:value="95206" calcext:value-type="float">
            <text:p>95206</text:p>
          </table:table-cell>
          <table:table-cell table:formula="of:=MIN([.BF45]+[.BF206];[.BF126])" office:value-type="float" office:value="95020" calcext:value-type="float">
            <text:p>95020</text:p>
          </table:table-cell>
          <table:table-cell table:formula="of:=MIN([.BG45]+[.BG206];[.BG126])" office:value-type="float" office:value="91273" calcext:value-type="float">
            <text:p>91273</text:p>
          </table:table-cell>
          <table:table-cell table:formula="of:=MIN([.BH45]+[.BH206];[.BH126])" office:value-type="float" office:value="92475" calcext:value-type="float">
            <text:p>92475</text:p>
          </table:table-cell>
          <table:table-cell table:formula="of:=MIN([.BI45]+[.BI206];[.BI126])" office:value-type="float" office:value="82679" calcext:value-type="float">
            <text:p>82679</text:p>
          </table:table-cell>
          <table:table-cell table:formula="of:=MIN([.BJ45]+[.BJ206];[.BJ126])" office:value-type="float" office:value="76547" calcext:value-type="float">
            <text:p>76547</text:p>
          </table:table-cell>
          <table:table-cell table:formula="of:=MIN([.BK45]+[.BK206];[.BK126])" office:value-type="float" office:value="68639" calcext:value-type="float">
            <text:p>68639</text:p>
          </table:table-cell>
          <table:table-cell table:formula="of:=MIN([.BL45]+[.BL206];[.BL126])" office:value-type="float" office:value="63566" calcext:value-type="float">
            <text:p>63566</text:p>
          </table:table-cell>
          <table:table-cell table:formula="of:=MIN([.BM45]+[.BM206];[.BM126])" office:value-type="float" office:value="62001" calcext:value-type="float">
            <text:p>62001</text:p>
          </table:table-cell>
          <table:table-cell table:formula="of:=MIN([.BN45]+[.BN206];[.BN126])" office:value-type="float" office:value="56993" calcext:value-type="float">
            <text:p>56993</text:p>
          </table:table-cell>
          <table:table-cell table:formula="of:=MIN([.BO45]+[.BO206];[.BO126])" office:value-type="float" office:value="51698" calcext:value-type="float">
            <text:p>51698</text:p>
          </table:table-cell>
          <table:table-cell table:formula="of:=MIN([.BP45]+[.BP206];[.BP126])" office:value-type="float" office:value="47241" calcext:value-type="float">
            <text:p>47241</text:p>
          </table:table-cell>
          <table:table-cell table:formula="of:=MIN([.BQ45]+[.BQ206];[.BQ126])" office:value-type="float" office:value="45967" calcext:value-type="float">
            <text:p>45967</text:p>
          </table:table-cell>
          <table:table-cell table:formula="of:=MIN([.BR45]+[.BR206];[.BR126])" office:value-type="float" office:value="41179" calcext:value-type="float">
            <text:p>41179</text:p>
          </table:table-cell>
          <table:table-cell table:formula="of:=MIN([.BS45]+[.BS206];[.BS126])" office:value-type="float" office:value="39451" calcext:value-type="float">
            <text:p>39451</text:p>
          </table:table-cell>
          <table:table-cell table:formula="of:=MIN([.BT45]+[.BT206];[.BT126])" office:value-type="float" office:value="39113" calcext:value-type="float">
            <text:p>39113</text:p>
          </table:table-cell>
          <table:table-cell table:formula="of:=MIN([.BU45]+[.BU206];[.BU126])" office:value-type="float" office:value="41885" calcext:value-type="float">
            <text:p>41885</text:p>
          </table:table-cell>
          <table:table-cell table:formula="of:=MIN([.BV45]+[.BV206];[.BV126])" office:value-type="float" office:value="39391" calcext:value-type="float">
            <text:p>39391</text:p>
          </table:table-cell>
          <table:table-cell table:formula="of:=MIN([.BW45]+[.BW206];[.BW126])" office:value-type="float" office:value="31699" calcext:value-type="float">
            <text:p>31699</text:p>
          </table:table-cell>
          <table:table-cell table:formula="of:=MIN([.BX45]+[.BX206];[.BX126])" office:value-type="float" office:value="22348" calcext:value-type="float">
            <text:p>22348</text:p>
          </table:table-cell>
          <table:table-cell table:formula="of:=MIN([.BY45]+[.BY206];[.BY126])" office:value-type="float" office:value="14598" calcext:value-type="float">
            <text:p>14598</text:p>
          </table:table-cell>
          <table:table-cell table:formula="of:=MIN([.BZ45]+[.BZ206];[.BZ126])" office:value-type="float" office:value="7711" calcext:value-type="float">
            <text:p>7711</text:p>
          </table:table-cell>
          <table:table-cell table:formula="of:=MIN([.CA45]+[.CA206];[.CA126])" office:value-type="float" office:value="1866" calcext:value-type="float">
            <text:p>1866</text:p>
          </table:table-cell>
          <table:table-cell table:formula="of:=[.CB126]" office:value-type="float" office:value="125" calcext:value-type="float">
            <text:p>125</text:p>
          </table:table-cell>
        </table:table-row>
        <table:table-row table:style-name="ro1">
          <table:table-cell table:formula="of:=MIN([.A46]+[.A207];[.A127])" office:value-type="float" office:value="295439" calcext:value-type="float">
            <text:p>295439</text:p>
          </table:table-cell>
          <table:table-cell table:formula="of:=MIN([.B46]+[.B207];[.B127])" office:value-type="float" office:value="291802" calcext:value-type="float">
            <text:p>291802</text:p>
          </table:table-cell>
          <table:table-cell table:formula="of:=MIN([.C46]+[.C207];[.C127])" office:value-type="float" office:value="293334" calcext:value-type="float">
            <text:p>293334</text:p>
          </table:table-cell>
          <table:table-cell table:formula="of:=MIN([.D46]+[.D207];[.D127])" office:value-type="float" office:value="291448" calcext:value-type="float">
            <text:p>291448</text:p>
          </table:table-cell>
          <table:table-cell table:formula="of:=MIN([.E46]+[.E207];[.E127])" office:value-type="float" office:value="290171" calcext:value-type="float">
            <text:p>290171</text:p>
          </table:table-cell>
          <table:table-cell table:formula="of:=MIN([.F46]+[.F207];[.F127])" office:value-type="float" office:value="281623" calcext:value-type="float">
            <text:p>281623</text:p>
          </table:table-cell>
          <table:table-cell table:formula="of:=MIN([.G46]+[.G207];[.G127])" office:value-type="float" office:value="284353" calcext:value-type="float">
            <text:p>284353</text:p>
          </table:table-cell>
          <table:table-cell table:formula="of:=MIN([.H46]+[.H207];[.H127])" office:value-type="float" office:value="283827" calcext:value-type="float">
            <text:p>283827</text:p>
          </table:table-cell>
          <table:table-cell table:formula="of:=MIN([.I46]+[.I207];[.I127])" office:value-type="float" office:value="274685" calcext:value-type="float">
            <text:p>274685</text:p>
          </table:table-cell>
          <table:table-cell table:formula="of:=MIN([.J46]+[.J207];[.J127])" office:value-type="float" office:value="269897" calcext:value-type="float">
            <text:p>269897</text:p>
          </table:table-cell>
          <table:table-cell table:formula="of:=MIN([.K46]+[.K207];[.K127])" office:value-type="float" office:value="270539" calcext:value-type="float">
            <text:p>270539</text:p>
          </table:table-cell>
          <table:table-cell table:formula="of:=MIN([.L46]+[.L207];[.L127])" office:value-type="float" office:value="263489" calcext:value-type="float">
            <text:p>263489</text:p>
          </table:table-cell>
          <table:table-cell table:formula="of:=MIN([.M46]+[.M207];[.M127])" office:value-type="float" office:value="257303" calcext:value-type="float">
            <text:p>257303</text:p>
          </table:table-cell>
          <table:table-cell table:formula="of:=MIN([.N46]+[.N207];[.N127])" office:value-type="float" office:value="250323" calcext:value-type="float">
            <text:p>250323</text:p>
          </table:table-cell>
          <table:table-cell table:formula="of:=MIN([.O46]+[.O207];[.O127])" office:value-type="float" office:value="240958" calcext:value-type="float">
            <text:p>240958</text:p>
          </table:table-cell>
          <table:table-cell table:formula="of:=MIN([.P46]+[.P207];[.P127])" office:value-type="float" office:value="231176" calcext:value-type="float">
            <text:p>231176</text:p>
          </table:table-cell>
          <table:table-cell table:formula="of:=MIN([.Q46]+[.Q207];[.Q127])" office:value-type="float" office:value="230985" calcext:value-type="float">
            <text:p>230985</text:p>
          </table:table-cell>
          <table:table-cell table:formula="of:=MIN([.R46]+[.R207];[.R127])" office:value-type="float" office:value="231943" calcext:value-type="float">
            <text:p>231943</text:p>
          </table:table-cell>
          <table:table-cell table:formula="of:=MIN([.S46]+[.S207];[.S127])" office:value-type="float" office:value="230699" calcext:value-type="float">
            <text:p>230699</text:p>
          </table:table-cell>
          <table:table-cell table:formula="of:=MIN([.T46]+[.T207];[.T127])" office:value-type="float" office:value="222201" calcext:value-type="float">
            <text:p>222201</text:p>
          </table:table-cell>
          <table:table-cell table:formula="of:=MIN([.U46]+[.U207];[.U127])" office:value-type="float" office:value="219983" calcext:value-type="float">
            <text:p>219983</text:p>
          </table:table-cell>
          <table:table-cell table:formula="of:=MIN([.V46]+[.V207];[.V127])" office:value-type="float" office:value="217226" calcext:value-type="float">
            <text:p>217226</text:p>
          </table:table-cell>
          <table:table-cell table:formula="of:=MIN([.W46]+[.W207];[.W127])" office:value-type="float" office:value="211806" calcext:value-type="float">
            <text:p>211806</text:p>
          </table:table-cell>
          <table:table-cell table:formula="of:=MIN([.X46]+[.X207];[.X127])" office:value-type="float" office:value="205338" calcext:value-type="float">
            <text:p>205338</text:p>
          </table:table-cell>
          <table:table-cell table:formula="of:=MIN([.Y46]+[.Y207];[.Y127])" office:value-type="float" office:value="204752" calcext:value-type="float">
            <text:p>204752</text:p>
          </table:table-cell>
          <table:table-cell table:formula="of:=MIN([.Z46]+[.Z207];[.Z127])" office:value-type="float" office:value="201432" calcext:value-type="float">
            <text:p>201432</text:p>
          </table:table-cell>
          <table:table-cell table:formula="of:=MIN([.AA46]+[.AA207];[.AA127])" office:value-type="float" office:value="192202" calcext:value-type="float">
            <text:p>192202</text:p>
          </table:table-cell>
          <table:table-cell table:formula="of:=MIN([.AB46]+[.AB207];[.AB127])" office:value-type="float" office:value="192374" calcext:value-type="float">
            <text:p>192374</text:p>
          </table:table-cell>
          <table:table-cell table:formula="of:=MIN([.AC46]+[.AC207];[.AC127])" office:value-type="float" office:value="196765" calcext:value-type="float">
            <text:p>196765</text:p>
          </table:table-cell>
          <table:table-cell table:formula="of:=MIN([.AD46]+[.AD207];[.AD127])" office:value-type="float" office:value="192752" calcext:value-type="float">
            <text:p>192752</text:p>
          </table:table-cell>
          <table:table-cell table:formula="of:=MIN([.AE46]+[.AE207];[.AE127])" office:value-type="float" office:value="195225" calcext:value-type="float">
            <text:p>195225</text:p>
          </table:table-cell>
          <table:table-cell table:formula="of:=MIN([.AF46]+[.AF207];[.AF127])" office:value-type="float" office:value="186452" calcext:value-type="float">
            <text:p>186452</text:p>
          </table:table-cell>
          <table:table-cell table:formula="of:=MIN([.AG46]+[.AG207];[.AG127])" office:value-type="float" office:value="188426" calcext:value-type="float">
            <text:p>188426</text:p>
          </table:table-cell>
          <table:table-cell table:formula="of:=MIN([.AH46]+[.AH207];[.AH127])" office:value-type="float" office:value="179962" calcext:value-type="float">
            <text:p>179962</text:p>
          </table:table-cell>
          <table:table-cell table:formula="of:=MIN([.AI46]+[.AI207];[.AI127])" office:value-type="float" office:value="171920" calcext:value-type="float">
            <text:p>171920</text:p>
          </table:table-cell>
          <table:table-cell table:formula="of:=MIN([.AJ46]+[.AJ207];[.AJ127])" office:value-type="float" office:value="167076" calcext:value-type="float">
            <text:p>167076</text:p>
          </table:table-cell>
          <table:table-cell table:formula="of:=MIN([.AK46]+[.AK207];[.AK127])" office:value-type="float" office:value="171511" calcext:value-type="float">
            <text:p>171511</text:p>
          </table:table-cell>
          <table:table-cell table:formula="of:=MIN([.AL46]+[.AL207];[.AL127])" office:value-type="float" office:value="167123" calcext:value-type="float">
            <text:p>167123</text:p>
          </table:table-cell>
          <table:table-cell table:formula="of:=MIN([.AM46]+[.AM207];[.AM127])" office:value-type="float" office:value="164212" calcext:value-type="float">
            <text:p>164212</text:p>
          </table:table-cell>
          <table:table-cell table:formula="of:=MIN([.AN46]+[.AN207];[.AN127])" office:value-type="float" office:value="159504" calcext:value-type="float">
            <text:p>159504</text:p>
          </table:table-cell>
          <table:table-cell table:formula="of:=MIN([.AO46]+[.AO207];[.AO127])" office:value-type="float" office:value="150664" calcext:value-type="float">
            <text:p>150664</text:p>
          </table:table-cell>
          <table:table-cell table:formula="of:=MIN([.AP46]+[.AP207];[.AP127])" office:value-type="float" office:value="143663" calcext:value-type="float">
            <text:p>143663</text:p>
          </table:table-cell>
          <table:table-cell table:formula="of:=MIN([.AQ46]+[.AQ207];[.AQ127])" office:value-type="float" office:value="137188" calcext:value-type="float">
            <text:p>137188</text:p>
          </table:table-cell>
          <table:table-cell table:formula="of:=MIN([.AR46]+[.AR207];[.AR127])" office:value-type="float" office:value="128815" calcext:value-type="float">
            <text:p>128815</text:p>
          </table:table-cell>
          <table:table-cell table:formula="of:=MIN([.AS46]+[.AS207];[.AS127])" office:value-type="float" office:value="126656" calcext:value-type="float">
            <text:p>126656</text:p>
          </table:table-cell>
          <table:table-cell table:formula="of:=MIN([.AT46]+[.AT207];[.AT127])" office:value-type="float" office:value="117419" calcext:value-type="float">
            <text:p>117419</text:p>
          </table:table-cell>
          <table:table-cell table:formula="of:=MIN([.AU46]+[.AU207];[.AU127])" office:value-type="float" office:value="115353" calcext:value-type="float">
            <text:p>115353</text:p>
          </table:table-cell>
          <table:table-cell table:formula="of:=MIN([.AV46]+[.AV207];[.AV127])" office:value-type="float" office:value="112089" calcext:value-type="float">
            <text:p>112089</text:p>
          </table:table-cell>
          <table:table-cell table:formula="of:=MIN([.AW46]+[.AW207];[.AW127])" office:value-type="float" office:value="107089" calcext:value-type="float">
            <text:p>107089</text:p>
          </table:table-cell>
          <table:table-cell table:formula="of:=MIN([.AX46]+[.AX207];[.AX127])" office:value-type="float" office:value="106410" calcext:value-type="float">
            <text:p>106410</text:p>
          </table:table-cell>
          <table:table-cell table:formula="of:=MIN([.AY46]+[.AY207];[.AY127])" office:value-type="float" office:value="106055" calcext:value-type="float">
            <text:p>106055</text:p>
          </table:table-cell>
          <table:table-cell table:formula="of:=MIN([.AZ46]+[.AZ207];[.AZ127])" office:value-type="float" office:value="102986" calcext:value-type="float">
            <text:p>102986</text:p>
          </table:table-cell>
          <table:table-cell table:formula="of:=MIN([.BA46]+[.BA207];[.BA127])" office:value-type="float" office:value="98913" calcext:value-type="float">
            <text:p>98913</text:p>
          </table:table-cell>
          <table:table-cell table:formula="of:=MIN([.BB46]+[.BB207];[.BB127])" office:value-type="float" office:value="100654" calcext:value-type="float">
            <text:p>100654</text:p>
          </table:table-cell>
          <table:table-cell table:formula="of:=MIN([.BC46]+[.BC207];[.BC127])" office:value-type="float" office:value="100351" calcext:value-type="float">
            <text:p>100351</text:p>
          </table:table-cell>
          <table:table-cell table:formula="of:=MIN([.BD46]+[.BD207];[.BD127])" office:value-type="float" office:value="94839" calcext:value-type="float">
            <text:p>94839</text:p>
          </table:table-cell>
          <table:table-cell table:formula="of:=MIN([.BE46]+[.BE207];[.BE127])" office:value-type="float" office:value="104644" calcext:value-type="float">
            <text:p>104644</text:p>
          </table:table-cell>
          <table:table-cell table:formula="of:=MIN([.BF46]+[.BF207];[.BF127])" office:value-type="float" office:value="96540" calcext:value-type="float">
            <text:p>96540</text:p>
          </table:table-cell>
          <table:table-cell table:formula="of:=MIN([.BG46]+[.BG207];[.BG127])" office:value-type="float" office:value="92615" calcext:value-type="float">
            <text:p>92615</text:p>
          </table:table-cell>
          <table:table-cell table:formula="of:=MIN([.BH46]+[.BH207];[.BH127])" office:value-type="float" office:value="83978" calcext:value-type="float">
            <text:p>83978</text:p>
          </table:table-cell>
          <table:table-cell table:formula="of:=MIN([.BI46]+[.BI207];[.BI127])" office:value-type="float" office:value="74204" calcext:value-type="float">
            <text:p>74204</text:p>
          </table:table-cell>
          <table:table-cell table:formula="of:=MIN([.BJ46]+[.BJ207];[.BJ127])" office:value-type="float" office:value="73035" calcext:value-type="float">
            <text:p>73035</text:p>
          </table:table-cell>
          <table:table-cell table:formula="of:=MIN([.BK46]+[.BK207];[.BK127])" office:value-type="float" office:value="71932" calcext:value-type="float">
            <text:p>71932</text:p>
          </table:table-cell>
          <table:table-cell table:formula="of:=MIN([.BL46]+[.BL207];[.BL127])" office:value-type="float" office:value="69638" calcext:value-type="float">
            <text:p>69638</text:p>
          </table:table-cell>
          <table:table-cell table:formula="of:=MIN([.BM46]+[.BM207];[.BM127])" office:value-type="float" office:value="66271" calcext:value-type="float">
            <text:p>66271</text:p>
          </table:table-cell>
          <table:table-cell table:formula="of:=MIN([.BN46]+[.BN207];[.BN127])" office:value-type="float" office:value="66151" calcext:value-type="float">
            <text:p>66151</text:p>
          </table:table-cell>
          <table:table-cell table:formula="of:=MIN([.BO46]+[.BO207];[.BO127])" office:value-type="float" office:value="59614" calcext:value-type="float">
            <text:p>59614</text:p>
          </table:table-cell>
          <table:table-cell table:formula="of:=MIN([.BP46]+[.BP207];[.BP127])" office:value-type="float" office:value="52993" calcext:value-type="float">
            <text:p>52993</text:p>
          </table:table-cell>
          <table:table-cell table:formula="of:=MIN([.BQ46]+[.BQ207];[.BQ127])" office:value-type="float" office:value="52761" calcext:value-type="float">
            <text:p>52761</text:p>
          </table:table-cell>
          <table:table-cell table:formula="of:=MIN([.BR46]+[.BR207];[.BR127])" office:value-type="float" office:value="50570" calcext:value-type="float">
            <text:p>50570</text:p>
          </table:table-cell>
          <table:table-cell table:formula="of:=MIN([.BS46]+[.BS207];[.BS127])" office:value-type="float" office:value="45752" calcext:value-type="float">
            <text:p>45752</text:p>
          </table:table-cell>
          <table:table-cell table:formula="of:=MIN([.BT46]+[.BT207];[.BT127])" office:value-type="float" office:value="42101" calcext:value-type="float">
            <text:p>42101</text:p>
          </table:table-cell>
          <table:table-cell table:formula="of:=MIN([.BU46]+[.BU207];[.BU127])" office:value-type="float" office:value="36259" calcext:value-type="float">
            <text:p>36259</text:p>
          </table:table-cell>
          <table:table-cell table:formula="of:=MIN([.BV46]+[.BV207];[.BV127])" office:value-type="float" office:value="32974" calcext:value-type="float">
            <text:p>32974</text:p>
          </table:table-cell>
          <table:table-cell table:formula="of:=MIN([.BW46]+[.BW207];[.BW127])" office:value-type="float" office:value="30833" calcext:value-type="float">
            <text:p>30833</text:p>
          </table:table-cell>
          <table:table-cell table:formula="of:=MIN([.BX46]+[.BX207];[.BX127])" office:value-type="float" office:value="26935" calcext:value-type="float">
            <text:p>26935</text:p>
          </table:table-cell>
          <table:table-cell table:formula="of:=MIN([.BY46]+[.BY207];[.BY127])" office:value-type="float" office:value="18908" calcext:value-type="float">
            <text:p>18908</text:p>
          </table:table-cell>
          <table:table-cell table:formula="of:=MIN([.BZ46]+[.BZ207];[.BZ127])" office:value-type="float" office:value="16532" calcext:value-type="float">
            <text:p>16532</text:p>
          </table:table-cell>
          <table:table-cell table:formula="of:=MIN([.CA46]+[.CA207];[.CA127])" office:value-type="float" office:value="8386" calcext:value-type="float">
            <text:p>8386</text:p>
          </table:table-cell>
          <table:table-cell table:formula="of:=[.CB127]" office:value-type="float" office:value="1307" calcext:value-type="float">
            <text:p>1307</text:p>
          </table:table-cell>
        </table:table-row>
        <table:table-row table:style-name="ro1">
          <table:table-cell table:formula="of:=MIN([.A47]+[.A208];[.A128])" office:value-type="float" office:value="303936" calcext:value-type="float">
            <text:p>303936</text:p>
          </table:table-cell>
          <table:table-cell table:formula="of:=MIN([.B47]+[.B208];[.B128])" office:value-type="float" office:value="298483" calcext:value-type="float">
            <text:p>298483</text:p>
          </table:table-cell>
          <table:table-cell table:formula="of:=MIN([.C47]+[.C208];[.C128])" office:value-type="float" office:value="292124" calcext:value-type="float">
            <text:p>292124</text:p>
          </table:table-cell>
          <table:table-cell table:formula="of:=MIN([.D47]+[.D208];[.D128])" office:value-type="float" office:value="287392" calcext:value-type="float">
            <text:p>287392</text:p>
          </table:table-cell>
          <table:table-cell table:formula="of:=MIN([.E47]+[.E208];[.E128])" office:value-type="float" office:value="293887" calcext:value-type="float">
            <text:p>293887</text:p>
          </table:table-cell>
          <table:table-cell table:formula="of:=MIN([.F47]+[.F208];[.F128])" office:value-type="float" office:value="286827" calcext:value-type="float">
            <text:p>286827</text:p>
          </table:table-cell>
          <table:table-cell table:formula="of:=MIN([.G47]+[.G208];[.G128])" office:value-type="float" office:value="283340" calcext:value-type="float">
            <text:p>283340</text:p>
          </table:table-cell>
          <table:table-cell table:formula="of:=MIN([.H47]+[.H208];[.H128])" office:value-type="float" office:value="274310" calcext:value-type="float">
            <text:p>274310</text:p>
          </table:table-cell>
          <table:table-cell table:formula="of:=MIN([.I47]+[.I208];[.I128])" office:value-type="float" office:value="267153" calcext:value-type="float">
            <text:p>267153</text:p>
          </table:table-cell>
          <table:table-cell table:formula="of:=MIN([.J47]+[.J208];[.J128])" office:value-type="float" office:value="266320" calcext:value-type="float">
            <text:p>266320</text:p>
          </table:table-cell>
          <table:table-cell table:formula="of:=MIN([.K47]+[.K208];[.K128])" office:value-type="float" office:value="266172" calcext:value-type="float">
            <text:p>266172</text:p>
          </table:table-cell>
          <table:table-cell table:formula="of:=MIN([.L47]+[.L208];[.L128])" office:value-type="float" office:value="258497" calcext:value-type="float">
            <text:p>258497</text:p>
          </table:table-cell>
          <table:table-cell table:formula="of:=MIN([.M47]+[.M208];[.M128])" office:value-type="float" office:value="255290" calcext:value-type="float">
            <text:p>255290</text:p>
          </table:table-cell>
          <table:table-cell table:formula="of:=MIN([.N47]+[.N208];[.N128])" office:value-type="float" office:value="245494" calcext:value-type="float">
            <text:p>245494</text:p>
          </table:table-cell>
          <table:table-cell table:formula="of:=MIN([.O47]+[.O208];[.O128])" office:value-type="float" office:value="236208" calcext:value-type="float">
            <text:p>236208</text:p>
          </table:table-cell>
          <table:table-cell table:formula="of:=MIN([.P47]+[.P208];[.P128])" office:value-type="float" office:value="231295" calcext:value-type="float">
            <text:p>231295</text:p>
          </table:table-cell>
          <table:table-cell table:formula="of:=MIN([.Q47]+[.Q208];[.Q128])" office:value-type="float" office:value="236103" calcext:value-type="float">
            <text:p>236103</text:p>
          </table:table-cell>
          <table:table-cell table:formula="of:=MIN([.R47]+[.R208];[.R128])" office:value-type="float" office:value="237797" calcext:value-type="float">
            <text:p>237797</text:p>
          </table:table-cell>
          <table:table-cell table:formula="of:=MIN([.S47]+[.S208];[.S128])" office:value-type="float" office:value="230147" calcext:value-type="float">
            <text:p>230147</text:p>
          </table:table-cell>
          <table:table-cell table:formula="of:=MIN([.T47]+[.T208];[.T128])" office:value-type="float" office:value="220812" calcext:value-type="float">
            <text:p>220812</text:p>
          </table:table-cell>
          <table:table-cell table:formula="of:=MIN([.U47]+[.U208];[.U128])" office:value-type="float" office:value="220003" calcext:value-type="float">
            <text:p>220003</text:p>
          </table:table-cell>
          <table:table-cell table:formula="of:=MIN([.V47]+[.V208];[.V128])" office:value-type="float" office:value="216328" calcext:value-type="float">
            <text:p>216328</text:p>
          </table:table-cell>
          <table:table-cell table:formula="of:=MIN([.W47]+[.W208];[.W128])" office:value-type="float" office:value="213731" calcext:value-type="float">
            <text:p>213731</text:p>
          </table:table-cell>
          <table:table-cell table:formula="of:=MIN([.X47]+[.X208];[.X128])" office:value-type="float" office:value="208587" calcext:value-type="float">
            <text:p>208587</text:p>
          </table:table-cell>
          <table:table-cell table:formula="of:=MIN([.Y47]+[.Y208];[.Y128])" office:value-type="float" office:value="204642" calcext:value-type="float">
            <text:p>204642</text:p>
          </table:table-cell>
          <table:table-cell table:formula="of:=MIN([.Z47]+[.Z208];[.Z128])" office:value-type="float" office:value="199552" calcext:value-type="float">
            <text:p>199552</text:p>
          </table:table-cell>
          <table:table-cell table:formula="of:=MIN([.AA47]+[.AA208];[.AA128])" office:value-type="float" office:value="191168" calcext:value-type="float">
            <text:p>191168</text:p>
          </table:table-cell>
          <table:table-cell table:formula="of:=MIN([.AB47]+[.AB208];[.AB128])" office:value-type="float" office:value="190981" calcext:value-type="float">
            <text:p>190981</text:p>
          </table:table-cell>
          <table:table-cell table:formula="of:=MIN([.AC47]+[.AC208];[.AC128])" office:value-type="float" office:value="186879" calcext:value-type="float">
            <text:p>186879</text:p>
          </table:table-cell>
          <table:table-cell table:formula="of:=MIN([.AD47]+[.AD208];[.AD128])" office:value-type="float" office:value="187680" calcext:value-type="float">
            <text:p>187680</text:p>
          </table:table-cell>
          <table:table-cell table:formula="of:=MIN([.AE47]+[.AE208];[.AE128])" office:value-type="float" office:value="185834" calcext:value-type="float">
            <text:p>185834</text:p>
          </table:table-cell>
          <table:table-cell table:formula="of:=MIN([.AF47]+[.AF208];[.AF128])" office:value-type="float" office:value="185274" calcext:value-type="float">
            <text:p>185274</text:p>
          </table:table-cell>
          <table:table-cell table:formula="of:=MIN([.AG47]+[.AG208];[.AG128])" office:value-type="float" office:value="182730" calcext:value-type="float">
            <text:p>182730</text:p>
          </table:table-cell>
          <table:table-cell table:formula="of:=MIN([.AH47]+[.AH208];[.AH128])" office:value-type="float" office:value="174341" calcext:value-type="float">
            <text:p>174341</text:p>
          </table:table-cell>
          <table:table-cell table:formula="of:=MIN([.AI47]+[.AI208];[.AI128])" office:value-type="float" office:value="165051" calcext:value-type="float">
            <text:p>165051</text:p>
          </table:table-cell>
          <table:table-cell table:formula="of:=MIN([.AJ47]+[.AJ208];[.AJ128])" office:value-type="float" office:value="165001" calcext:value-type="float">
            <text:p>165001</text:p>
          </table:table-cell>
          <table:table-cell table:formula="of:=MIN([.AK47]+[.AK208];[.AK128])" office:value-type="float" office:value="163236" calcext:value-type="float">
            <text:p>163236</text:p>
          </table:table-cell>
          <table:table-cell table:formula="of:=MIN([.AL47]+[.AL208];[.AL128])" office:value-type="float" office:value="163522" calcext:value-type="float">
            <text:p>163522</text:p>
          </table:table-cell>
          <table:table-cell table:formula="of:=MIN([.AM47]+[.AM208];[.AM128])" office:value-type="float" office:value="158620" calcext:value-type="float">
            <text:p>158620</text:p>
          </table:table-cell>
          <table:table-cell table:formula="of:=MIN([.AN47]+[.AN208];[.AN128])" office:value-type="float" office:value="150034" calcext:value-type="float">
            <text:p>150034</text:p>
          </table:table-cell>
          <table:table-cell table:formula="of:=MIN([.AO47]+[.AO208];[.AO128])" office:value-type="float" office:value="145965" calcext:value-type="float">
            <text:p>145965</text:p>
          </table:table-cell>
          <table:table-cell table:formula="of:=MIN([.AP47]+[.AP208];[.AP128])" office:value-type="float" office:value="144400" calcext:value-type="float">
            <text:p>144400</text:p>
          </table:table-cell>
          <table:table-cell table:formula="of:=MIN([.AQ47]+[.AQ208];[.AQ128])" office:value-type="float" office:value="138673" calcext:value-type="float">
            <text:p>138673</text:p>
          </table:table-cell>
          <table:table-cell table:formula="of:=MIN([.AR47]+[.AR208];[.AR128])" office:value-type="float" office:value="130818" calcext:value-type="float">
            <text:p>130818</text:p>
          </table:table-cell>
          <table:table-cell table:formula="of:=MIN([.AS47]+[.AS208];[.AS128])" office:value-type="float" office:value="131490" calcext:value-type="float">
            <text:p>131490</text:p>
          </table:table-cell>
          <table:table-cell table:formula="of:=MIN([.AT47]+[.AT208];[.AT128])" office:value-type="float" office:value="127316" calcext:value-type="float">
            <text:p>127316</text:p>
          </table:table-cell>
          <table:table-cell table:formula="of:=MIN([.AU47]+[.AU208];[.AU128])" office:value-type="float" office:value="121264" calcext:value-type="float">
            <text:p>121264</text:p>
          </table:table-cell>
          <table:table-cell table:formula="of:=MIN([.AV47]+[.AV208];[.AV128])" office:value-type="float" office:value="120719" calcext:value-type="float">
            <text:p>120719</text:p>
          </table:table-cell>
          <table:table-cell table:formula="of:=MIN([.AW47]+[.AW208];[.AW128])" office:value-type="float" office:value="112159" calcext:value-type="float">
            <text:p>112159</text:p>
          </table:table-cell>
          <table:table-cell table:formula="of:=MIN([.AX47]+[.AX208];[.AX128])" office:value-type="float" office:value="107740" calcext:value-type="float">
            <text:p>107740</text:p>
          </table:table-cell>
          <table:table-cell table:formula="of:=MIN([.AY47]+[.AY208];[.AY128])" office:value-type="float" office:value="113747" calcext:value-type="float">
            <text:p>113747</text:p>
          </table:table-cell>
          <table:table-cell table:formula="of:=MIN([.AZ47]+[.AZ208];[.AZ128])" office:value-type="float" office:value="110543" calcext:value-type="float">
            <text:p>110543</text:p>
          </table:table-cell>
          <table:table-cell table:formula="of:=MIN([.BA47]+[.BA208];[.BA128])" office:value-type="float" office:value="106893" calcext:value-type="float">
            <text:p>106893</text:p>
          </table:table-cell>
          <table:table-cell table:formula="of:=MIN([.BB47]+[.BB208];[.BB128])" office:value-type="float" office:value="106682" calcext:value-type="float">
            <text:p>106682</text:p>
          </table:table-cell>
          <table:table-cell table:formula="of:=MIN([.BC47]+[.BC208];[.BC128])" office:value-type="float" office:value="106156" calcext:value-type="float">
            <text:p>106156</text:p>
          </table:table-cell>
          <table:table-cell table:formula="of:=MIN([.BD47]+[.BD208];[.BD128])" office:value-type="float" office:value="103929" calcext:value-type="float">
            <text:p>103929</text:p>
          </table:table-cell>
          <table:table-cell table:formula="of:=MIN([.BE47]+[.BE208];[.BE128])" office:value-type="float" office:value="96019" calcext:value-type="float">
            <text:p>96019</text:p>
          </table:table-cell>
          <table:table-cell table:formula="of:=MIN([.BF47]+[.BF208];[.BF128])" office:value-type="float" office:value="87754" calcext:value-type="float">
            <text:p>87754</text:p>
          </table:table-cell>
          <table:table-cell table:formula="of:=MIN([.BG47]+[.BG208];[.BG128])" office:value-type="float" office:value="84735" calcext:value-type="float">
            <text:p>84735</text:p>
          </table:table-cell>
          <table:table-cell table:formula="of:=MIN([.BH47]+[.BH208];[.BH128])" office:value-type="float" office:value="80933" calcext:value-type="float">
            <text:p>80933</text:p>
          </table:table-cell>
          <table:table-cell table:formula="of:=MIN([.BI47]+[.BI208];[.BI128])" office:value-type="float" office:value="80235" calcext:value-type="float">
            <text:p>80235</text:p>
          </table:table-cell>
          <table:table-cell table:formula="of:=MIN([.BJ47]+[.BJ208];[.BJ128])" office:value-type="float" office:value="71086" calcext:value-type="float">
            <text:p>71086</text:p>
          </table:table-cell>
          <table:table-cell table:formula="of:=MIN([.BK47]+[.BK208];[.BK128])" office:value-type="float" office:value="65338" calcext:value-type="float">
            <text:p>65338</text:p>
          </table:table-cell>
          <table:table-cell table:formula="of:=MIN([.BL47]+[.BL208];[.BL128])" office:value-type="float" office:value="72434" calcext:value-type="float">
            <text:p>72434</text:p>
          </table:table-cell>
          <table:table-cell table:formula="of:=MIN([.BM47]+[.BM208];[.BM128])" office:value-type="float" office:value="63109" calcext:value-type="float">
            <text:p>63109</text:p>
          </table:table-cell>
          <table:table-cell table:formula="of:=MIN([.BN47]+[.BN208];[.BN128])" office:value-type="float" office:value="64511" calcext:value-type="float">
            <text:p>64511</text:p>
          </table:table-cell>
          <table:table-cell table:formula="of:=MIN([.BO47]+[.BO208];[.BO128])" office:value-type="float" office:value="62480" calcext:value-type="float">
            <text:p>62480</text:p>
          </table:table-cell>
          <table:table-cell table:formula="of:=MIN([.BP47]+[.BP208];[.BP128])" office:value-type="float" office:value="60413" calcext:value-type="float">
            <text:p>60413</text:p>
          </table:table-cell>
          <table:table-cell table:formula="of:=MIN([.BQ47]+[.BQ208];[.BQ128])" office:value-type="float" office:value="52187" calcext:value-type="float">
            <text:p>52187</text:p>
          </table:table-cell>
          <table:table-cell table:formula="of:=MIN([.BR47]+[.BR208];[.BR128])" office:value-type="float" office:value="49250" calcext:value-type="float">
            <text:p>49250</text:p>
          </table:table-cell>
          <table:table-cell table:formula="of:=MIN([.BS47]+[.BS208];[.BS128])" office:value-type="float" office:value="48978" calcext:value-type="float">
            <text:p>48978</text:p>
          </table:table-cell>
          <table:table-cell table:formula="of:=MIN([.BT47]+[.BT208];[.BT128])" office:value-type="float" office:value="43235" calcext:value-type="float">
            <text:p>43235</text:p>
          </table:table-cell>
          <table:table-cell table:formula="of:=MIN([.BU47]+[.BU208];[.BU128])" office:value-type="float" office:value="41957" calcext:value-type="float">
            <text:p>41957</text:p>
          </table:table-cell>
          <table:table-cell table:formula="of:=MIN([.BV47]+[.BV208];[.BV128])" office:value-type="float" office:value="37813" calcext:value-type="float">
            <text:p>37813</text:p>
          </table:table-cell>
          <table:table-cell table:formula="of:=MIN([.BW47]+[.BW208];[.BW128])" office:value-type="float" office:value="29077" calcext:value-type="float">
            <text:p>29077</text:p>
          </table:table-cell>
          <table:table-cell table:formula="of:=MIN([.BX47]+[.BX208];[.BX128])" office:value-type="float" office:value="26482" calcext:value-type="float">
            <text:p>26482</text:p>
          </table:table-cell>
          <table:table-cell table:formula="of:=MIN([.BY47]+[.BY208];[.BY128])" office:value-type="float" office:value="20007" calcext:value-type="float">
            <text:p>20007</text:p>
          </table:table-cell>
          <table:table-cell table:formula="of:=MIN([.BZ47]+[.BZ208];[.BZ128])" office:value-type="float" office:value="14665" calcext:value-type="float">
            <text:p>14665</text:p>
          </table:table-cell>
          <table:table-cell table:formula="of:=MIN([.CA47]+[.CA208];[.CA128])" office:value-type="float" office:value="8069" calcext:value-type="float">
            <text:p>8069</text:p>
          </table:table-cell>
          <table:table-cell table:formula="of:=[.CB128]" office:value-type="float" office:value="6920" calcext:value-type="float">
            <text:p>6920</text:p>
          </table:table-cell>
        </table:table-row>
        <table:table-row table:style-name="ro1">
          <table:table-cell table:formula="of:=MIN([.A48]+[.A209];[.A129])" office:value-type="float" office:value="303320" calcext:value-type="float">
            <text:p>303320</text:p>
          </table:table-cell>
          <table:table-cell table:formula="of:=MIN([.B48]+[.B209];[.B129])" office:value-type="float" office:value="297796" calcext:value-type="float">
            <text:p>297796</text:p>
          </table:table-cell>
          <table:table-cell table:formula="of:=MIN([.C48]+[.C209];[.C129])" office:value-type="float" office:value="289787" calcext:value-type="float">
            <text:p>289787</text:p>
          </table:table-cell>
          <table:table-cell table:formula="of:=MIN([.D48]+[.D209];[.D129])" office:value-type="float" office:value="280241" calcext:value-type="float">
            <text:p>280241</text:p>
          </table:table-cell>
          <table:table-cell table:formula="of:=MIN([.E48]+[.E209];[.E129])" office:value-type="float" office:value="292611" calcext:value-type="float">
            <text:p>292611</text:p>
          </table:table-cell>
          <table:table-cell table:formula="of:=MIN([.F48]+[.F209];[.F129])" office:value-type="float" office:value="284545" calcext:value-type="float">
            <text:p>284545</text:p>
          </table:table-cell>
          <table:table-cell table:formula="of:=MIN([.G48]+[.G209];[.G129])" office:value-type="float" office:value="284616" calcext:value-type="float">
            <text:p>284616</text:p>
          </table:table-cell>
          <table:table-cell table:formula="of:=MIN([.H48]+[.H209];[.H129])" office:value-type="float" office:value="274770" calcext:value-type="float">
            <text:p>274770</text:p>
          </table:table-cell>
          <table:table-cell table:formula="of:=MIN([.I48]+[.I209];[.I129])" office:value-type="float" office:value="268178" calcext:value-type="float">
            <text:p>268178</text:p>
          </table:table-cell>
          <table:table-cell table:formula="of:=MIN([.J48]+[.J209];[.J129])" office:value-type="float" office:value="261306" calcext:value-type="float">
            <text:p>261306</text:p>
          </table:table-cell>
          <table:table-cell table:formula="of:=MIN([.K48]+[.K209];[.K129])" office:value-type="float" office:value="257449" calcext:value-type="float">
            <text:p>257449</text:p>
          </table:table-cell>
          <table:table-cell table:formula="of:=MIN([.L48]+[.L209];[.L129])" office:value-type="float" office:value="256495" calcext:value-type="float">
            <text:p>256495</text:p>
          </table:table-cell>
          <table:table-cell table:formula="of:=MIN([.M48]+[.M209];[.M129])" office:value-type="float" office:value="248370" calcext:value-type="float">
            <text:p>248370</text:p>
          </table:table-cell>
          <table:table-cell table:formula="of:=MIN([.N48]+[.N209];[.N129])" office:value-type="float" office:value="241328" calcext:value-type="float">
            <text:p>241328</text:p>
          </table:table-cell>
          <table:table-cell table:formula="of:=MIN([.O48]+[.O209];[.O129])" office:value-type="float" office:value="239784" calcext:value-type="float">
            <text:p>239784</text:p>
          </table:table-cell>
          <table:table-cell table:formula="of:=MIN([.P48]+[.P209];[.P129])" office:value-type="float" office:value="233625" calcext:value-type="float">
            <text:p>233625</text:p>
          </table:table-cell>
          <table:table-cell table:formula="of:=MIN([.Q48]+[.Q209];[.Q129])" office:value-type="float" office:value="234777" calcext:value-type="float">
            <text:p>234777</text:p>
          </table:table-cell>
          <table:table-cell table:formula="of:=MIN([.R48]+[.R209];[.R129])" office:value-type="float" office:value="234134" calcext:value-type="float">
            <text:p>234134</text:p>
          </table:table-cell>
          <table:table-cell table:formula="of:=MIN([.S48]+[.S209];[.S129])" office:value-type="float" office:value="233251" calcext:value-type="float">
            <text:p>233251</text:p>
          </table:table-cell>
          <table:table-cell table:formula="of:=MIN([.T48]+[.T209];[.T129])" office:value-type="float" office:value="227222" calcext:value-type="float">
            <text:p>227222</text:p>
          </table:table-cell>
          <table:table-cell table:formula="of:=MIN([.U48]+[.U209];[.U129])" office:value-type="float" office:value="220374" calcext:value-type="float">
            <text:p>220374</text:p>
          </table:table-cell>
          <table:table-cell table:formula="of:=MIN([.V48]+[.V209];[.V129])" office:value-type="float" office:value="220818" calcext:value-type="float">
            <text:p>220818</text:p>
          </table:table-cell>
          <table:table-cell table:formula="of:=MIN([.W48]+[.W209];[.W129])" office:value-type="float" office:value="212751" calcext:value-type="float">
            <text:p>212751</text:p>
          </table:table-cell>
          <table:table-cell table:formula="of:=MIN([.X48]+[.X209];[.X129])" office:value-type="float" office:value="210689" calcext:value-type="float">
            <text:p>210689</text:p>
          </table:table-cell>
          <table:table-cell table:formula="of:=MIN([.Y48]+[.Y209];[.Y129])" office:value-type="float" office:value="207489" calcext:value-type="float">
            <text:p>207489</text:p>
          </table:table-cell>
          <table:table-cell table:formula="of:=MIN([.Z48]+[.Z209];[.Z129])" office:value-type="float" office:value="200194" calcext:value-type="float">
            <text:p>200194</text:p>
          </table:table-cell>
          <table:table-cell table:formula="of:=MIN([.AA48]+[.AA209];[.AA129])" office:value-type="float" office:value="200673" calcext:value-type="float">
            <text:p>200673</text:p>
          </table:table-cell>
          <table:table-cell table:formula="of:=MIN([.AB48]+[.AB209];[.AB129])" office:value-type="float" office:value="192555" calcext:value-type="float">
            <text:p>192555</text:p>
          </table:table-cell>
          <table:table-cell table:formula="of:=MIN([.AC48]+[.AC209];[.AC129])" office:value-type="float" office:value="185619" calcext:value-type="float">
            <text:p>185619</text:p>
          </table:table-cell>
          <table:table-cell table:formula="of:=MIN([.AD48]+[.AD209];[.AD129])" office:value-type="float" office:value="185235" calcext:value-type="float">
            <text:p>185235</text:p>
          </table:table-cell>
          <table:table-cell table:formula="of:=MIN([.AE48]+[.AE209];[.AE129])" office:value-type="float" office:value="183042" calcext:value-type="float">
            <text:p>183042</text:p>
          </table:table-cell>
          <table:table-cell table:formula="of:=MIN([.AF48]+[.AF209];[.AF129])" office:value-type="float" office:value="180852" calcext:value-type="float">
            <text:p>180852</text:p>
          </table:table-cell>
          <table:table-cell table:formula="of:=MIN([.AG48]+[.AG209];[.AG129])" office:value-type="float" office:value="180551" calcext:value-type="float">
            <text:p>180551</text:p>
          </table:table-cell>
          <table:table-cell table:formula="of:=MIN([.AH48]+[.AH209];[.AH129])" office:value-type="float" office:value="172016" calcext:value-type="float">
            <text:p>172016</text:p>
          </table:table-cell>
          <table:table-cell table:formula="of:=MIN([.AI48]+[.AI209];[.AI129])" office:value-type="float" office:value="166513" calcext:value-type="float">
            <text:p>166513</text:p>
          </table:table-cell>
          <table:table-cell table:formula="of:=MIN([.AJ48]+[.AJ209];[.AJ129])" office:value-type="float" office:value="169095" calcext:value-type="float">
            <text:p>169095</text:p>
          </table:table-cell>
          <table:table-cell table:formula="of:=MIN([.AK48]+[.AK209];[.AK129])" office:value-type="float" office:value="161715" calcext:value-type="float">
            <text:p>161715</text:p>
          </table:table-cell>
          <table:table-cell table:formula="of:=MIN([.AL48]+[.AL209];[.AL129])" office:value-type="float" office:value="156601" calcext:value-type="float">
            <text:p>156601</text:p>
          </table:table-cell>
          <table:table-cell table:formula="of:=MIN([.AM48]+[.AM209];[.AM129])" office:value-type="float" office:value="154355" calcext:value-type="float">
            <text:p>154355</text:p>
          </table:table-cell>
          <table:table-cell table:formula="of:=MIN([.AN48]+[.AN209];[.AN129])" office:value-type="float" office:value="145666" calcext:value-type="float">
            <text:p>145666</text:p>
          </table:table-cell>
          <table:table-cell table:formula="of:=MIN([.AO48]+[.AO209];[.AO129])" office:value-type="float" office:value="146712" calcext:value-type="float">
            <text:p>146712</text:p>
          </table:table-cell>
          <table:table-cell table:formula="of:=MIN([.AP48]+[.AP209];[.AP129])" office:value-type="float" office:value="142958" calcext:value-type="float">
            <text:p>142958</text:p>
          </table:table-cell>
          <table:table-cell table:formula="of:=MIN([.AQ48]+[.AQ209];[.AQ129])" office:value-type="float" office:value="143622" calcext:value-type="float">
            <text:p>143622</text:p>
          </table:table-cell>
          <table:table-cell table:formula="of:=MIN([.AR48]+[.AR209];[.AR129])" office:value-type="float" office:value="134360" calcext:value-type="float">
            <text:p>134360</text:p>
          </table:table-cell>
          <table:table-cell table:formula="of:=MIN([.AS48]+[.AS209];[.AS129])" office:value-type="float" office:value="127662" calcext:value-type="float">
            <text:p>127662</text:p>
          </table:table-cell>
          <table:table-cell table:formula="of:=MIN([.AT48]+[.AT209];[.AT129])" office:value-type="float" office:value="124646" calcext:value-type="float">
            <text:p>124646</text:p>
          </table:table-cell>
          <table:table-cell table:formula="of:=MIN([.AU48]+[.AU209];[.AU129])" office:value-type="float" office:value="126485" calcext:value-type="float">
            <text:p>126485</text:p>
          </table:table-cell>
          <table:table-cell table:formula="of:=MIN([.AV48]+[.AV209];[.AV129])" office:value-type="float" office:value="119548" calcext:value-type="float">
            <text:p>119548</text:p>
          </table:table-cell>
          <table:table-cell table:formula="of:=MIN([.AW48]+[.AW209];[.AW129])" office:value-type="float" office:value="111801" calcext:value-type="float">
            <text:p>111801</text:p>
          </table:table-cell>
          <table:table-cell table:formula="of:=MIN([.AX48]+[.AX209];[.AX129])" office:value-type="float" office:value="110673" calcext:value-type="float">
            <text:p>110673</text:p>
          </table:table-cell>
          <table:table-cell table:formula="of:=MIN([.AY48]+[.AY209];[.AY129])" office:value-type="float" office:value="110625" calcext:value-type="float">
            <text:p>110625</text:p>
          </table:table-cell>
          <table:table-cell table:formula="of:=MIN([.AZ48]+[.AZ209];[.AZ129])" office:value-type="float" office:value="115847" calcext:value-type="float">
            <text:p>115847</text:p>
          </table:table-cell>
          <table:table-cell table:formula="of:=MIN([.BA48]+[.BA209];[.BA129])" office:value-type="float" office:value="107904" calcext:value-type="float">
            <text:p>107904</text:p>
          </table:table-cell>
          <table:table-cell table:formula="of:=MIN([.BB48]+[.BB209];[.BB129])" office:value-type="float" office:value="105019" calcext:value-type="float">
            <text:p>105019</text:p>
          </table:table-cell>
          <table:table-cell table:formula="of:=MIN([.BC48]+[.BC209];[.BC129])" office:value-type="float" office:value="105550" calcext:value-type="float">
            <text:p>105550</text:p>
          </table:table-cell>
          <table:table-cell table:formula="of:=MIN([.BD48]+[.BD209];[.BD129])" office:value-type="float" office:value="96445" calcext:value-type="float">
            <text:p>96445</text:p>
          </table:table-cell>
          <table:table-cell table:formula="of:=MIN([.BE48]+[.BE209];[.BE129])" office:value-type="float" office:value="90998" calcext:value-type="float">
            <text:p>90998</text:p>
          </table:table-cell>
          <table:table-cell table:formula="of:=MIN([.BF48]+[.BF209];[.BF129])" office:value-type="float" office:value="90580" calcext:value-type="float">
            <text:p>90580</text:p>
          </table:table-cell>
          <table:table-cell table:formula="of:=MIN([.BG48]+[.BG209];[.BG129])" office:value-type="float" office:value="87681" calcext:value-type="float">
            <text:p>87681</text:p>
          </table:table-cell>
          <table:table-cell table:formula="of:=MIN([.BH48]+[.BH209];[.BH129])" office:value-type="float" office:value="84632" calcext:value-type="float">
            <text:p>84632</text:p>
          </table:table-cell>
          <table:table-cell table:formula="of:=MIN([.BI48]+[.BI209];[.BI129])" office:value-type="float" office:value="81895" calcext:value-type="float">
            <text:p>81895</text:p>
          </table:table-cell>
          <table:table-cell table:formula="of:=MIN([.BJ48]+[.BJ209];[.BJ129])" office:value-type="float" office:value="72874" calcext:value-type="float">
            <text:p>72874</text:p>
          </table:table-cell>
          <table:table-cell table:formula="of:=MIN([.BK48]+[.BK209];[.BK129])" office:value-type="float" office:value="63373" calcext:value-type="float">
            <text:p>63373</text:p>
          </table:table-cell>
          <table:table-cell table:formula="of:=MIN([.BL48]+[.BL209];[.BL129])" office:value-type="float" office:value="62776" calcext:value-type="float">
            <text:p>62776</text:p>
          </table:table-cell>
          <table:table-cell table:formula="of:=MIN([.BM48]+[.BM209];[.BM129])" office:value-type="float" office:value="58692" calcext:value-type="float">
            <text:p>58692</text:p>
          </table:table-cell>
          <table:table-cell table:formula="of:=MIN([.BN48]+[.BN209];[.BN129])" office:value-type="float" office:value="58517" calcext:value-type="float">
            <text:p>58517</text:p>
          </table:table-cell>
          <table:table-cell table:formula="of:=MIN([.BO48]+[.BO209];[.BO129])" office:value-type="float" office:value="56896" calcext:value-type="float">
            <text:p>56896</text:p>
          </table:table-cell>
          <table:table-cell table:formula="of:=MIN([.BP48]+[.BP209];[.BP129])" office:value-type="float" office:value="56895" calcext:value-type="float">
            <text:p>56895</text:p>
          </table:table-cell>
          <table:table-cell table:formula="of:=MIN([.BQ48]+[.BQ209];[.BQ129])" office:value-type="float" office:value="55816" calcext:value-type="float">
            <text:p>55816</text:p>
          </table:table-cell>
          <table:table-cell table:formula="of:=MIN([.BR48]+[.BR209];[.BR129])" office:value-type="float" office:value="51352" calcext:value-type="float">
            <text:p>51352</text:p>
          </table:table-cell>
          <table:table-cell table:formula="of:=MIN([.BS48]+[.BS209];[.BS129])" office:value-type="float" office:value="45540" calcext:value-type="float">
            <text:p>45540</text:p>
          </table:table-cell>
          <table:table-cell table:formula="of:=MIN([.BT48]+[.BT209];[.BT129])" office:value-type="float" office:value="50938" calcext:value-type="float">
            <text:p>50938</text:p>
          </table:table-cell>
          <table:table-cell table:formula="of:=MIN([.BU48]+[.BU209];[.BU129])" office:value-type="float" office:value="41024" calcext:value-type="float">
            <text:p>41024</text:p>
          </table:table-cell>
          <table:table-cell table:formula="of:=MIN([.BV48]+[.BV209];[.BV129])" office:value-type="float" office:value="34391" calcext:value-type="float">
            <text:p>34391</text:p>
          </table:table-cell>
          <table:table-cell table:formula="of:=MIN([.BW48]+[.BW209];[.BW129])" office:value-type="float" office:value="28997" calcext:value-type="float">
            <text:p>28997</text:p>
          </table:table-cell>
          <table:table-cell table:formula="of:=MIN([.BX48]+[.BX209];[.BX129])" office:value-type="float" office:value="24764" calcext:value-type="float">
            <text:p>24764</text:p>
          </table:table-cell>
          <table:table-cell table:formula="of:=MIN([.BY48]+[.BY209];[.BY129])" office:value-type="float" office:value="18036" calcext:value-type="float">
            <text:p>18036</text:p>
          </table:table-cell>
          <table:table-cell table:formula="of:=MIN([.BZ48]+[.BZ209];[.BZ129])" office:value-type="float" office:value="8952" calcext:value-type="float">
            <text:p>8952</text:p>
          </table:table-cell>
          <table:table-cell table:formula="of:=MIN([.CA48]+[.CA209];[.CA129])" office:value-type="float" office:value="7088" calcext:value-type="float">
            <text:p>7088</text:p>
          </table:table-cell>
          <table:table-cell table:formula="of:=[.CB129]" office:value-type="float" office:value="1225" calcext:value-type="float">
            <text:p>1225</text:p>
          </table:table-cell>
        </table:table-row>
        <table:table-row table:style-name="ro1">
          <table:table-cell table:formula="of:=MIN([.A49]+[.A210];[.A130])" office:value-type="float" office:value="295132" calcext:value-type="float">
            <text:p>295132</text:p>
          </table:table-cell>
          <table:table-cell table:formula="of:=MIN([.B49]+[.B210];[.B130])" office:value-type="float" office:value="291001" calcext:value-type="float">
            <text:p>291001</text:p>
          </table:table-cell>
          <table:table-cell table:formula="of:=MIN([.C49]+[.C210];[.C130])" office:value-type="float" office:value="282208" calcext:value-type="float">
            <text:p>282208</text:p>
          </table:table-cell>
          <table:table-cell table:formula="of:=MIN([.D49]+[.D210];[.D130])" office:value-type="float" office:value="273931" calcext:value-type="float">
            <text:p>273931</text:p>
          </table:table-cell>
          <table:table-cell table:formula="of:=MIN([.E49]+[.E210];[.E130])" office:value-type="float" office:value="283839" calcext:value-type="float">
            <text:p>283839</text:p>
          </table:table-cell>
          <table:table-cell table:formula="of:=MIN([.F49]+[.F210];[.F130])" office:value-type="float" office:value="282045" calcext:value-type="float">
            <text:p>282045</text:p>
          </table:table-cell>
          <table:table-cell table:formula="of:=MIN([.G49]+[.G210];[.G130])" office:value-type="float" office:value="278483" calcext:value-type="float">
            <text:p>278483</text:p>
          </table:table-cell>
          <table:table-cell table:formula="of:=MIN([.H49]+[.H210];[.H130])" office:value-type="float" office:value="270046" calcext:value-type="float">
            <text:p>270046</text:p>
          </table:table-cell>
          <table:table-cell table:formula="of:=MIN([.I49]+[.I210];[.I130])" office:value-type="float" office:value="270464" calcext:value-type="float">
            <text:p>270464</text:p>
          </table:table-cell>
          <table:table-cell table:formula="of:=MIN([.J49]+[.J210];[.J130])" office:value-type="float" office:value="265817" calcext:value-type="float">
            <text:p>265817</text:p>
          </table:table-cell>
          <table:table-cell table:formula="of:=MIN([.K49]+[.K210];[.K130])" office:value-type="float" office:value="256142" calcext:value-type="float">
            <text:p>256142</text:p>
          </table:table-cell>
          <table:table-cell table:formula="of:=MIN([.L49]+[.L210];[.L130])" office:value-type="float" office:value="250056" calcext:value-type="float">
            <text:p>250056</text:p>
          </table:table-cell>
          <table:table-cell table:formula="of:=MIN([.M49]+[.M210];[.M130])" office:value-type="float" office:value="242981" calcext:value-type="float">
            <text:p>242981</text:p>
          </table:table-cell>
          <table:table-cell table:formula="of:=MIN([.N49]+[.N210];[.N130])" office:value-type="float" office:value="242662" calcext:value-type="float">
            <text:p>242662</text:p>
          </table:table-cell>
          <table:table-cell table:formula="of:=MIN([.O49]+[.O210];[.O130])" office:value-type="float" office:value="245140" calcext:value-type="float">
            <text:p>245140</text:p>
          </table:table-cell>
          <table:table-cell table:formula="of:=MIN([.P49]+[.P210];[.P130])" office:value-type="float" office:value="237208" calcext:value-type="float">
            <text:p>237208</text:p>
          </table:table-cell>
          <table:table-cell table:formula="of:=MIN([.Q49]+[.Q210];[.Q130])" office:value-type="float" office:value="236697" calcext:value-type="float">
            <text:p>236697</text:p>
          </table:table-cell>
          <table:table-cell table:formula="of:=MIN([.R49]+[.R210];[.R130])" office:value-type="float" office:value="229530" calcext:value-type="float">
            <text:p>229530</text:p>
          </table:table-cell>
          <table:table-cell table:formula="of:=MIN([.S49]+[.S210];[.S130])" office:value-type="float" office:value="225352" calcext:value-type="float">
            <text:p>225352</text:p>
          </table:table-cell>
          <table:table-cell table:formula="of:=MIN([.T49]+[.T210];[.T130])" office:value-type="float" office:value="227877" calcext:value-type="float">
            <text:p>227877</text:p>
          </table:table-cell>
          <table:table-cell table:formula="of:=MIN([.U49]+[.U210];[.U130])" office:value-type="float" office:value="220157" calcext:value-type="float">
            <text:p>220157</text:p>
          </table:table-cell>
          <table:table-cell table:formula="of:=MIN([.V49]+[.V210];[.V130])" office:value-type="float" office:value="222741" calcext:value-type="float">
            <text:p>222741</text:p>
          </table:table-cell>
          <table:table-cell table:formula="of:=MIN([.W49]+[.W210];[.W130])" office:value-type="float" office:value="218495" calcext:value-type="float">
            <text:p>218495</text:p>
          </table:table-cell>
          <table:table-cell table:formula="of:=MIN([.X49]+[.X210];[.X130])" office:value-type="float" office:value="210608" calcext:value-type="float">
            <text:p>210608</text:p>
          </table:table-cell>
          <table:table-cell table:formula="of:=MIN([.Y49]+[.Y210];[.Y130])" office:value-type="float" office:value="204249" calcext:value-type="float">
            <text:p>204249</text:p>
          </table:table-cell>
          <table:table-cell table:formula="of:=MIN([.Z49]+[.Z210];[.Z130])" office:value-type="float" office:value="198337" calcext:value-type="float">
            <text:p>198337</text:p>
          </table:table-cell>
          <table:table-cell table:formula="of:=MIN([.AA49]+[.AA210];[.AA130])" office:value-type="float" office:value="196857" calcext:value-type="float">
            <text:p>196857</text:p>
          </table:table-cell>
          <table:table-cell table:formula="of:=MIN([.AB49]+[.AB210];[.AB130])" office:value-type="float" office:value="195507" calcext:value-type="float">
            <text:p>195507</text:p>
          </table:table-cell>
          <table:table-cell table:formula="of:=MIN([.AC49]+[.AC210];[.AC130])" office:value-type="float" office:value="186978" calcext:value-type="float">
            <text:p>186978</text:p>
          </table:table-cell>
          <table:table-cell table:formula="of:=MIN([.AD49]+[.AD210];[.AD130])" office:value-type="float" office:value="187248" calcext:value-type="float">
            <text:p>187248</text:p>
          </table:table-cell>
          <table:table-cell table:formula="of:=MIN([.AE49]+[.AE210];[.AE130])" office:value-type="float" office:value="187400" calcext:value-type="float">
            <text:p>187400</text:p>
          </table:table-cell>
          <table:table-cell table:formula="of:=MIN([.AF49]+[.AF210];[.AF130])" office:value-type="float" office:value="182902" calcext:value-type="float">
            <text:p>182902</text:p>
          </table:table-cell>
          <table:table-cell table:formula="of:=MIN([.AG49]+[.AG210];[.AG130])" office:value-type="float" office:value="174830" calcext:value-type="float">
            <text:p>174830</text:p>
          </table:table-cell>
          <table:table-cell table:formula="of:=MIN([.AH49]+[.AH210];[.AH130])" office:value-type="float" office:value="176640" calcext:value-type="float">
            <text:p>176640</text:p>
          </table:table-cell>
          <table:table-cell table:formula="of:=MIN([.AI49]+[.AI210];[.AI130])" office:value-type="float" office:value="166642" calcext:value-type="float">
            <text:p>166642</text:p>
          </table:table-cell>
          <table:table-cell table:formula="of:=MIN([.AJ49]+[.AJ210];[.AJ130])" office:value-type="float" office:value="169986" calcext:value-type="float">
            <text:p>169986</text:p>
          </table:table-cell>
          <table:table-cell table:formula="of:=MIN([.AK49]+[.AK210];[.AK130])" office:value-type="float" office:value="161182" calcext:value-type="float">
            <text:p>161182</text:p>
          </table:table-cell>
          <table:table-cell table:formula="of:=MIN([.AL49]+[.AL210];[.AL130])" office:value-type="float" office:value="151777" calcext:value-type="float">
            <text:p>151777</text:p>
          </table:table-cell>
          <table:table-cell table:formula="of:=MIN([.AM49]+[.AM210];[.AM130])" office:value-type="float" office:value="145522" calcext:value-type="float">
            <text:p>145522</text:p>
          </table:table-cell>
          <table:table-cell table:formula="of:=MIN([.AN49]+[.AN210];[.AN130])" office:value-type="float" office:value="143903" calcext:value-type="float">
            <text:p>143903</text:p>
          </table:table-cell>
          <table:table-cell table:formula="of:=MIN([.AO49]+[.AO210];[.AO130])" office:value-type="float" office:value="141738" calcext:value-type="float">
            <text:p>141738</text:p>
          </table:table-cell>
          <table:table-cell table:formula="of:=MIN([.AP49]+[.AP210];[.AP130])" office:value-type="float" office:value="134247" calcext:value-type="float">
            <text:p>134247</text:p>
          </table:table-cell>
          <table:table-cell table:formula="of:=MIN([.AQ49]+[.AQ210];[.AQ130])" office:value-type="float" office:value="136465" calcext:value-type="float">
            <text:p>136465</text:p>
          </table:table-cell>
          <table:table-cell table:formula="of:=MIN([.AR49]+[.AR210];[.AR130])" office:value-type="float" office:value="131041" calcext:value-type="float">
            <text:p>131041</text:p>
          </table:table-cell>
          <table:table-cell table:formula="of:=MIN([.AS49]+[.AS210];[.AS130])" office:value-type="float" office:value="123663" calcext:value-type="float">
            <text:p>123663</text:p>
          </table:table-cell>
          <table:table-cell table:formula="of:=MIN([.AT49]+[.AT210];[.AT130])" office:value-type="float" office:value="122001" calcext:value-type="float">
            <text:p>122001</text:p>
          </table:table-cell>
          <table:table-cell table:formula="of:=MIN([.AU49]+[.AU210];[.AU130])" office:value-type="float" office:value="121498" calcext:value-type="float">
            <text:p>121498</text:p>
          </table:table-cell>
          <table:table-cell table:formula="of:=MIN([.AV49]+[.AV210];[.AV130])" office:value-type="float" office:value="115740" calcext:value-type="float">
            <text:p>115740</text:p>
          </table:table-cell>
          <table:table-cell table:formula="of:=MIN([.AW49]+[.AW210];[.AW130])" office:value-type="float" office:value="111631" calcext:value-type="float">
            <text:p>111631</text:p>
          </table:table-cell>
          <table:table-cell table:formula="of:=MIN([.AX49]+[.AX210];[.AX130])" office:value-type="float" office:value="108054" calcext:value-type="float">
            <text:p>108054</text:p>
          </table:table-cell>
          <table:table-cell table:formula="of:=MIN([.AY49]+[.AY210];[.AY130])" office:value-type="float" office:value="107069" calcext:value-type="float">
            <text:p>107069</text:p>
          </table:table-cell>
          <table:table-cell table:formula="of:=MIN([.AZ49]+[.AZ210];[.AZ130])" office:value-type="float" office:value="109821" calcext:value-type="float">
            <text:p>109821</text:p>
          </table:table-cell>
          <table:table-cell table:formula="of:=MIN([.BA49]+[.BA210];[.BA130])" office:value-type="float" office:value="109955" calcext:value-type="float">
            <text:p>109955</text:p>
          </table:table-cell>
          <table:table-cell table:formula="of:=MIN([.BB49]+[.BB210];[.BB130])" office:value-type="float" office:value="101897" calcext:value-type="float">
            <text:p>101897</text:p>
          </table:table-cell>
          <table:table-cell table:formula="of:=MIN([.BC49]+[.BC210];[.BC130])" office:value-type="float" office:value="98552" calcext:value-type="float">
            <text:p>98552</text:p>
          </table:table-cell>
          <table:table-cell table:formula="of:=MIN([.BD49]+[.BD210];[.BD130])" office:value-type="float" office:value="97472" calcext:value-type="float">
            <text:p>97472</text:p>
          </table:table-cell>
          <table:table-cell table:formula="of:=MIN([.BE49]+[.BE210];[.BE130])" office:value-type="float" office:value="91062" calcext:value-type="float">
            <text:p>91062</text:p>
          </table:table-cell>
          <table:table-cell table:formula="of:=MIN([.BF49]+[.BF210];[.BF130])" office:value-type="float" office:value="88029" calcext:value-type="float">
            <text:p>88029</text:p>
          </table:table-cell>
          <table:table-cell table:formula="of:=MIN([.BG49]+[.BG210];[.BG130])" office:value-type="float" office:value="82533" calcext:value-type="float">
            <text:p>82533</text:p>
          </table:table-cell>
          <table:table-cell table:formula="of:=MIN([.BH49]+[.BH210];[.BH130])" office:value-type="float" office:value="81067" calcext:value-type="float">
            <text:p>81067</text:p>
          </table:table-cell>
          <table:table-cell table:formula="of:=MIN([.BI49]+[.BI210];[.BI130])" office:value-type="float" office:value="83568" calcext:value-type="float">
            <text:p>83568</text:p>
          </table:table-cell>
          <table:table-cell table:formula="of:=MIN([.BJ49]+[.BJ210];[.BJ130])" office:value-type="float" office:value="73683" calcext:value-type="float">
            <text:p>73683</text:p>
          </table:table-cell>
          <table:table-cell table:formula="of:=MIN([.BK49]+[.BK210];[.BK130])" office:value-type="float" office:value="67779" calcext:value-type="float">
            <text:p>67779</text:p>
          </table:table-cell>
          <table:table-cell table:formula="of:=MIN([.BL49]+[.BL210];[.BL130])" office:value-type="float" office:value="66381" calcext:value-type="float">
            <text:p>66381</text:p>
          </table:table-cell>
          <table:table-cell table:formula="of:=MIN([.BM49]+[.BM210];[.BM130])" office:value-type="float" office:value="67462" calcext:value-type="float">
            <text:p>67462</text:p>
          </table:table-cell>
          <table:table-cell table:formula="of:=MIN([.BN49]+[.BN210];[.BN130])" office:value-type="float" office:value="60702" calcext:value-type="float">
            <text:p>60702</text:p>
          </table:table-cell>
          <table:table-cell table:formula="of:=MIN([.BO49]+[.BO210];[.BO130])" office:value-type="float" office:value="57513" calcext:value-type="float">
            <text:p>57513</text:p>
          </table:table-cell>
          <table:table-cell table:formula="of:=MIN([.BP49]+[.BP210];[.BP130])" office:value-type="float" office:value="58942" calcext:value-type="float">
            <text:p>58942</text:p>
          </table:table-cell>
          <table:table-cell table:formula="of:=MIN([.BQ49]+[.BQ210];[.BQ130])" office:value-type="float" office:value="49749" calcext:value-type="float">
            <text:p>49749</text:p>
          </table:table-cell>
          <table:table-cell table:formula="of:=MIN([.BR49]+[.BR210];[.BR130])" office:value-type="float" office:value="51173" calcext:value-type="float">
            <text:p>51173</text:p>
          </table:table-cell>
          <table:table-cell table:formula="of:=MIN([.BS49]+[.BS210];[.BS130])" office:value-type="float" office:value="41214" calcext:value-type="float">
            <text:p>41214</text:p>
          </table:table-cell>
          <table:table-cell table:formula="of:=MIN([.BT49]+[.BT210];[.BT130])" office:value-type="float" office:value="44189" calcext:value-type="float">
            <text:p>44189</text:p>
          </table:table-cell>
          <table:table-cell table:formula="of:=MIN([.BU49]+[.BU210];[.BU130])" office:value-type="float" office:value="38696" calcext:value-type="float">
            <text:p>38696</text:p>
          </table:table-cell>
          <table:table-cell table:formula="of:=MIN([.BV49]+[.BV210];[.BV130])" office:value-type="float" office:value="29130" calcext:value-type="float">
            <text:p>29130</text:p>
          </table:table-cell>
          <table:table-cell table:formula="of:=MIN([.BW49]+[.BW210];[.BW130])" office:value-type="float" office:value="27445" calcext:value-type="float">
            <text:p>27445</text:p>
          </table:table-cell>
          <table:table-cell table:formula="of:=MIN([.BX49]+[.BX210];[.BX130])" office:value-type="float" office:value="28490" calcext:value-type="float">
            <text:p>28490</text:p>
          </table:table-cell>
          <table:table-cell table:formula="of:=MIN([.BY49]+[.BY210];[.BY130])" office:value-type="float" office:value="23570" calcext:value-type="float">
            <text:p>23570</text:p>
          </table:table-cell>
          <table:table-cell table:formula="of:=MIN([.BZ49]+[.BZ210];[.BZ130])" office:value-type="float" office:value="16432" calcext:value-type="float">
            <text:p>16432</text:p>
          </table:table-cell>
          <table:table-cell table:formula="of:=MIN([.CA49]+[.CA210];[.CA130])" office:value-type="float" office:value="6613" calcext:value-type="float">
            <text:p>6613</text:p>
          </table:table-cell>
          <table:table-cell table:formula="of:=[.CB130]" office:value-type="float" office:value="976" calcext:value-type="float">
            <text:p>976</text:p>
          </table:table-cell>
        </table:table-row>
        <table:table-row table:style-name="ro1">
          <table:table-cell table:formula="of:=MIN([.A50]+[.A211];[.A131])" office:value-type="float" office:value="285197" calcext:value-type="float">
            <text:p>285197</text:p>
          </table:table-cell>
          <table:table-cell table:formula="of:=MIN([.B50]+[.B211];[.B131])" office:value-type="float" office:value="282945" calcext:value-type="float">
            <text:p>282945</text:p>
          </table:table-cell>
          <table:table-cell table:formula="of:=MIN([.C50]+[.C211];[.C131])" office:value-type="float" office:value="273091" calcext:value-type="float">
            <text:p>273091</text:p>
          </table:table-cell>
          <table:table-cell table:formula="of:=MIN([.D50]+[.D211];[.D131])" office:value-type="float" office:value="272106" calcext:value-type="float">
            <text:p>272106</text:p>
          </table:table-cell>
          <table:table-cell table:formula="of:=MIN([.E50]+[.E211];[.E131])" office:value-type="float" office:value="274297" calcext:value-type="float">
            <text:p>274297</text:p>
          </table:table-cell>
          <table:table-cell table:formula="of:=MIN([.F50]+[.F211];[.F131])" office:value-type="float" office:value="273799" calcext:value-type="float">
            <text:p>273799</text:p>
          </table:table-cell>
          <table:table-cell table:formula="of:=MIN([.G50]+[.G211];[.G131])" office:value-type="float" office:value="272181" calcext:value-type="float">
            <text:p>272181</text:p>
          </table:table-cell>
          <table:table-cell table:formula="of:=MIN([.H50]+[.H211];[.H131])" office:value-type="float" office:value="266715" calcext:value-type="float">
            <text:p>266715</text:p>
          </table:table-cell>
          <table:table-cell table:formula="of:=MIN([.I50]+[.I211];[.I131])" office:value-type="float" office:value="261336" calcext:value-type="float">
            <text:p>261336</text:p>
          </table:table-cell>
          <table:table-cell table:formula="of:=MIN([.J50]+[.J211];[.J131])" office:value-type="float" office:value="257758" calcext:value-type="float">
            <text:p>257758</text:p>
          </table:table-cell>
          <table:table-cell table:formula="of:=MIN([.K50]+[.K211];[.K131])" office:value-type="float" office:value="262252" calcext:value-type="float">
            <text:p>262252</text:p>
          </table:table-cell>
          <table:table-cell table:formula="of:=MIN([.L50]+[.L211];[.L131])" office:value-type="float" office:value="255399" calcext:value-type="float">
            <text:p>255399</text:p>
          </table:table-cell>
          <table:table-cell table:formula="of:=MIN([.M50]+[.M211];[.M131])" office:value-type="float" office:value="246709" calcext:value-type="float">
            <text:p>246709</text:p>
          </table:table-cell>
          <table:table-cell table:formula="of:=MIN([.N50]+[.N211];[.N131])" office:value-type="float" office:value="249013" calcext:value-type="float">
            <text:p>249013</text:p>
          </table:table-cell>
          <table:table-cell table:formula="of:=MIN([.O50]+[.O211];[.O131])" office:value-type="float" office:value="247489" calcext:value-type="float">
            <text:p>247489</text:p>
          </table:table-cell>
          <table:table-cell table:formula="of:=MIN([.P50]+[.P211];[.P131])" office:value-type="float" office:value="240342" calcext:value-type="float">
            <text:p>240342</text:p>
          </table:table-cell>
          <table:table-cell table:formula="of:=MIN([.Q50]+[.Q211];[.Q131])" office:value-type="float" office:value="240239" calcext:value-type="float">
            <text:p>240239</text:p>
          </table:table-cell>
          <table:table-cell table:formula="of:=MIN([.R50]+[.R211];[.R131])" office:value-type="float" office:value="233318" calcext:value-type="float">
            <text:p>233318</text:p>
          </table:table-cell>
          <table:table-cell table:formula="of:=MIN([.S50]+[.S211];[.S131])" office:value-type="float" office:value="223626" calcext:value-type="float">
            <text:p>223626</text:p>
          </table:table-cell>
          <table:table-cell table:formula="of:=MIN([.T50]+[.T211];[.T131])" office:value-type="float" office:value="222769" calcext:value-type="float">
            <text:p>222769</text:p>
          </table:table-cell>
          <table:table-cell table:formula="of:=MIN([.U50]+[.U211];[.U131])" office:value-type="float" office:value="219462" calcext:value-type="float">
            <text:p>219462</text:p>
          </table:table-cell>
          <table:table-cell table:formula="of:=MIN([.V50]+[.V211];[.V131])" office:value-type="float" office:value="214464" calcext:value-type="float">
            <text:p>214464</text:p>
          </table:table-cell>
          <table:table-cell table:formula="of:=MIN([.W50]+[.W211];[.W131])" office:value-type="float" office:value="215749" calcext:value-type="float">
            <text:p>215749</text:p>
          </table:table-cell>
          <table:table-cell table:formula="of:=MIN([.X50]+[.X211];[.X131])" office:value-type="float" office:value="209966" calcext:value-type="float">
            <text:p>209966</text:p>
          </table:table-cell>
          <table:table-cell table:formula="of:=MIN([.Y50]+[.Y211];[.Y131])" office:value-type="float" office:value="206035" calcext:value-type="float">
            <text:p>206035</text:p>
          </table:table-cell>
          <table:table-cell table:formula="of:=MIN([.Z50]+[.Z211];[.Z131])" office:value-type="float" office:value="196618" calcext:value-type="float">
            <text:p>196618</text:p>
          </table:table-cell>
          <table:table-cell table:formula="of:=MIN([.AA50]+[.AA211];[.AA131])" office:value-type="float" office:value="194077" calcext:value-type="float">
            <text:p>194077</text:p>
          </table:table-cell>
          <table:table-cell table:formula="of:=MIN([.AB50]+[.AB211];[.AB131])" office:value-type="float" office:value="187778" calcext:value-type="float">
            <text:p>187778</text:p>
          </table:table-cell>
          <table:table-cell table:formula="of:=MIN([.AC50]+[.AC211];[.AC131])" office:value-type="float" office:value="187765" calcext:value-type="float">
            <text:p>187765</text:p>
          </table:table-cell>
          <table:table-cell table:formula="of:=MIN([.AD50]+[.AD211];[.AD131])" office:value-type="float" office:value="189347" calcext:value-type="float">
            <text:p>189347</text:p>
          </table:table-cell>
          <table:table-cell table:formula="of:=MIN([.AE50]+[.AE211];[.AE131])" office:value-type="float" office:value="192326" calcext:value-type="float">
            <text:p>192326</text:p>
          </table:table-cell>
          <table:table-cell table:formula="of:=MIN([.AF50]+[.AF211];[.AF131])" office:value-type="float" office:value="183195" calcext:value-type="float">
            <text:p>183195</text:p>
          </table:table-cell>
          <table:table-cell table:formula="of:=MIN([.AG50]+[.AG211];[.AG131])" office:value-type="float" office:value="173701" calcext:value-type="float">
            <text:p>173701</text:p>
          </table:table-cell>
          <table:table-cell table:formula="of:=MIN([.AH50]+[.AH211];[.AH131])" office:value-type="float" office:value="174095" calcext:value-type="float">
            <text:p>174095</text:p>
          </table:table-cell>
          <table:table-cell table:formula="of:=MIN([.AI50]+[.AI211];[.AI131])" office:value-type="float" office:value="165495" calcext:value-type="float">
            <text:p>165495</text:p>
          </table:table-cell>
          <table:table-cell table:formula="of:=MIN([.AJ50]+[.AJ211];[.AJ131])" office:value-type="float" office:value="163852" calcext:value-type="float">
            <text:p>163852</text:p>
          </table:table-cell>
          <table:table-cell table:formula="of:=MIN([.AK50]+[.AK211];[.AK131])" office:value-type="float" office:value="155433" calcext:value-type="float">
            <text:p>155433</text:p>
          </table:table-cell>
          <table:table-cell table:formula="of:=MIN([.AL50]+[.AL211];[.AL131])" office:value-type="float" office:value="148185" calcext:value-type="float">
            <text:p>148185</text:p>
          </table:table-cell>
          <table:table-cell table:formula="of:=MIN([.AM50]+[.AM211];[.AM131])" office:value-type="float" office:value="145525" calcext:value-type="float">
            <text:p>145525</text:p>
          </table:table-cell>
          <table:table-cell table:formula="of:=MIN([.AN50]+[.AN211];[.AN131])" office:value-type="float" office:value="142916" calcext:value-type="float">
            <text:p>142916</text:p>
          </table:table-cell>
          <table:table-cell table:formula="of:=MIN([.AO50]+[.AO211];[.AO131])" office:value-type="float" office:value="134337" calcext:value-type="float">
            <text:p>134337</text:p>
          </table:table-cell>
          <table:table-cell table:formula="of:=MIN([.AP50]+[.AP211];[.AP131])" office:value-type="float" office:value="134246" calcext:value-type="float">
            <text:p>134246</text:p>
          </table:table-cell>
          <table:table-cell table:formula="of:=MIN([.AQ50]+[.AQ211];[.AQ131])" office:value-type="float" office:value="127583" calcext:value-type="float">
            <text:p>127583</text:p>
          </table:table-cell>
          <table:table-cell table:formula="of:=MIN([.AR50]+[.AR211];[.AR131])" office:value-type="float" office:value="128001" calcext:value-type="float">
            <text:p>128001</text:p>
          </table:table-cell>
          <table:table-cell table:formula="of:=MIN([.AS50]+[.AS211];[.AS131])" office:value-type="float" office:value="120326" calcext:value-type="float">
            <text:p>120326</text:p>
          </table:table-cell>
          <table:table-cell table:formula="of:=MIN([.AT50]+[.AT211];[.AT131])" office:value-type="float" office:value="123112" calcext:value-type="float">
            <text:p>123112</text:p>
          </table:table-cell>
          <table:table-cell table:formula="of:=MIN([.AU50]+[.AU211];[.AU131])" office:value-type="float" office:value="119148" calcext:value-type="float">
            <text:p>119148</text:p>
          </table:table-cell>
          <table:table-cell table:formula="of:=MIN([.AV50]+[.AV211];[.AV131])" office:value-type="float" office:value="117712" calcext:value-type="float">
            <text:p>117712</text:p>
          </table:table-cell>
          <table:table-cell table:formula="of:=MIN([.AW50]+[.AW211];[.AW131])" office:value-type="float" office:value="117319" calcext:value-type="float">
            <text:p>117319</text:p>
          </table:table-cell>
          <table:table-cell table:formula="of:=MIN([.AX50]+[.AX211];[.AX131])" office:value-type="float" office:value="107674" calcext:value-type="float">
            <text:p>107674</text:p>
          </table:table-cell>
          <table:table-cell table:formula="of:=MIN([.AY50]+[.AY211];[.AY131])" office:value-type="float" office:value="103869" calcext:value-type="float">
            <text:p>103869</text:p>
          </table:table-cell>
          <table:table-cell table:formula="of:=MIN([.AZ50]+[.AZ211];[.AZ131])" office:value-type="float" office:value="102206" calcext:value-type="float">
            <text:p>102206</text:p>
          </table:table-cell>
          <table:table-cell table:formula="of:=MIN([.BA50]+[.BA211];[.BA131])" office:value-type="float" office:value="102757" calcext:value-type="float">
            <text:p>102757</text:p>
          </table:table-cell>
          <table:table-cell table:formula="of:=MIN([.BB50]+[.BB211];[.BB131])" office:value-type="float" office:value="96865" calcext:value-type="float">
            <text:p>96865</text:p>
          </table:table-cell>
          <table:table-cell table:formula="of:=MIN([.BC50]+[.BC211];[.BC131])" office:value-type="float" office:value="101567" calcext:value-type="float">
            <text:p>101567</text:p>
          </table:table-cell>
          <table:table-cell table:formula="of:=MIN([.BD50]+[.BD211];[.BD131])" office:value-type="float" office:value="91678" calcext:value-type="float">
            <text:p>91678</text:p>
          </table:table-cell>
          <table:table-cell table:formula="of:=MIN([.BE50]+[.BE211];[.BE131])" office:value-type="float" office:value="84189" calcext:value-type="float">
            <text:p>84189</text:p>
          </table:table-cell>
          <table:table-cell table:formula="of:=MIN([.BF50]+[.BF211];[.BF131])" office:value-type="float" office:value="83082" calcext:value-type="float">
            <text:p>83082</text:p>
          </table:table-cell>
          <table:table-cell table:formula="of:=MIN([.BG50]+[.BG211];[.BG131])" office:value-type="float" office:value="82699" calcext:value-type="float">
            <text:p>82699</text:p>
          </table:table-cell>
          <table:table-cell table:formula="of:=MIN([.BH50]+[.BH211];[.BH131])" office:value-type="float" office:value="78655" calcext:value-type="float">
            <text:p>78655</text:p>
          </table:table-cell>
          <table:table-cell table:formula="of:=MIN([.BI50]+[.BI211];[.BI131])" office:value-type="float" office:value="75686" calcext:value-type="float">
            <text:p>75686</text:p>
          </table:table-cell>
          <table:table-cell table:formula="of:=MIN([.BJ50]+[.BJ211];[.BJ131])" office:value-type="float" office:value="72343" calcext:value-type="float">
            <text:p>72343</text:p>
          </table:table-cell>
          <table:table-cell table:formula="of:=MIN([.BK50]+[.BK211];[.BK131])" office:value-type="float" office:value="72302" calcext:value-type="float">
            <text:p>72302</text:p>
          </table:table-cell>
          <table:table-cell table:formula="of:=MIN([.BL50]+[.BL211];[.BL131])" office:value-type="float" office:value="65703" calcext:value-type="float">
            <text:p>65703</text:p>
          </table:table-cell>
          <table:table-cell table:formula="of:=MIN([.BM50]+[.BM211];[.BM131])" office:value-type="float" office:value="66245" calcext:value-type="float">
            <text:p>66245</text:p>
          </table:table-cell>
          <table:table-cell table:formula="of:=MIN([.BN50]+[.BN211];[.BN131])" office:value-type="float" office:value="56341" calcext:value-type="float">
            <text:p>56341</text:p>
          </table:table-cell>
          <table:table-cell table:formula="of:=MIN([.BO50]+[.BO211];[.BO131])" office:value-type="float" office:value="51308" calcext:value-type="float">
            <text:p>51308</text:p>
          </table:table-cell>
          <table:table-cell table:formula="of:=MIN([.BP50]+[.BP211];[.BP131])" office:value-type="float" office:value="52890" calcext:value-type="float">
            <text:p>52890</text:p>
          </table:table-cell>
          <table:table-cell table:formula="of:=MIN([.BQ50]+[.BQ211];[.BQ131])" office:value-type="float" office:value="48212" calcext:value-type="float">
            <text:p>48212</text:p>
          </table:table-cell>
          <table:table-cell table:formula="of:=MIN([.BR50]+[.BR211];[.BR131])" office:value-type="float" office:value="46772" calcext:value-type="float">
            <text:p>46772</text:p>
          </table:table-cell>
          <table:table-cell table:formula="of:=MIN([.BS50]+[.BS211];[.BS131])" office:value-type="float" office:value="41000" calcext:value-type="float">
            <text:p>41000</text:p>
          </table:table-cell>
          <table:table-cell table:formula="of:=MIN([.BT50]+[.BT211];[.BT131])" office:value-type="float" office:value="36929" calcext:value-type="float">
            <text:p>36929</text:p>
          </table:table-cell>
          <table:table-cell table:formula="of:=MIN([.BU50]+[.BU211];[.BU131])" office:value-type="float" office:value="35605" calcext:value-type="float">
            <text:p>35605</text:p>
          </table:table-cell>
          <table:table-cell table:formula="of:=MIN([.BV50]+[.BV211];[.BV131])" office:value-type="float" office:value="36978" calcext:value-type="float">
            <text:p>36978</text:p>
          </table:table-cell>
          <table:table-cell table:formula="of:=MIN([.BW50]+[.BW211];[.BW131])" office:value-type="float" office:value="27345" calcext:value-type="float">
            <text:p>27345</text:p>
          </table:table-cell>
          <table:table-cell table:formula="of:=MIN([.BX50]+[.BX211];[.BX131])" office:value-type="float" office:value="30864" calcext:value-type="float">
            <text:p>30864</text:p>
          </table:table-cell>
          <table:table-cell table:formula="of:=MIN([.BY50]+[.BY211];[.BY131])" office:value-type="float" office:value="22644" calcext:value-type="float">
            <text:p>22644</text:p>
          </table:table-cell>
          <table:table-cell table:formula="of:=MIN([.BZ50]+[.BZ211];[.BZ131])" office:value-type="float" office:value="20976" calcext:value-type="float">
            <text:p>20976</text:p>
          </table:table-cell>
          <table:table-cell table:formula="of:=MIN([.CA50]+[.CA211];[.CA131])" office:value-type="float" office:value="12816" calcext:value-type="float">
            <text:p>12816</text:p>
          </table:table-cell>
          <table:table-cell table:formula="of:=[.CB131]" office:value-type="float" office:value="5432" calcext:value-type="float">
            <text:p>5432</text:p>
          </table:table-cell>
        </table:table-row>
        <table:table-row table:style-name="ro1">
          <table:table-cell table:formula="of:=MIN([.A51]+[.A212];[.A132])" office:value-type="float" office:value="281731" calcext:value-type="float">
            <text:p>281731</text:p>
          </table:table-cell>
          <table:table-cell table:formula="of:=MIN([.B51]+[.B212];[.B132])" office:value-type="float" office:value="280726" calcext:value-type="float">
            <text:p>280726</text:p>
          </table:table-cell>
          <table:table-cell table:formula="of:=MIN([.C51]+[.C212];[.C132])" office:value-type="float" office:value="276214" calcext:value-type="float">
            <text:p>276214</text:p>
          </table:table-cell>
          <table:table-cell table:formula="of:=MIN([.D51]+[.D212];[.D132])" office:value-type="float" office:value="271028" calcext:value-type="float">
            <text:p>271028</text:p>
          </table:table-cell>
          <table:table-cell table:formula="of:=MIN([.E51]+[.E212];[.E132])" office:value-type="float" office:value="267075" calcext:value-type="float">
            <text:p>267075</text:p>
          </table:table-cell>
          <table:table-cell table:formula="of:=MIN([.F51]+[.F212];[.F132])" office:value-type="float" office:value="264911" calcext:value-type="float">
            <text:p>264911</text:p>
          </table:table-cell>
          <table:table-cell table:formula="of:=MIN([.G51]+[.G212];[.G132])" office:value-type="float" office:value="269259" calcext:value-type="float">
            <text:p>269259</text:p>
          </table:table-cell>
          <table:table-cell table:formula="of:=MIN([.H51]+[.H212];[.H132])" office:value-type="float" office:value="265162" calcext:value-type="float">
            <text:p>265162</text:p>
          </table:table-cell>
          <table:table-cell table:formula="of:=MIN([.I51]+[.I212];[.I132])" office:value-type="float" office:value="261915" calcext:value-type="float">
            <text:p>261915</text:p>
          </table:table-cell>
          <table:table-cell table:formula="of:=MIN([.J51]+[.J212];[.J132])" office:value-type="float" office:value="253218" calcext:value-type="float">
            <text:p>253218</text:p>
          </table:table-cell>
          <table:table-cell table:formula="of:=MIN([.K51]+[.K212];[.K132])" office:value-type="float" office:value="260294" calcext:value-type="float">
            <text:p>260294</text:p>
          </table:table-cell>
          <table:table-cell table:formula="of:=MIN([.L51]+[.L212];[.L132])" office:value-type="float" office:value="254681" calcext:value-type="float">
            <text:p>254681</text:p>
          </table:table-cell>
          <table:table-cell table:formula="of:=MIN([.M51]+[.M212];[.M132])" office:value-type="float" office:value="250580" calcext:value-type="float">
            <text:p>250580</text:p>
          </table:table-cell>
          <table:table-cell table:formula="of:=MIN([.N51]+[.N212];[.N132])" office:value-type="float" office:value="249949" calcext:value-type="float">
            <text:p>249949</text:p>
          </table:table-cell>
          <table:table-cell table:formula="of:=MIN([.O51]+[.O212];[.O132])" office:value-type="float" office:value="243158" calcext:value-type="float">
            <text:p>243158</text:p>
          </table:table-cell>
          <table:table-cell table:formula="of:=MIN([.P51]+[.P212];[.P132])" office:value-type="float" office:value="239939" calcext:value-type="float">
            <text:p>239939</text:p>
          </table:table-cell>
          <table:table-cell table:formula="of:=MIN([.Q51]+[.Q212];[.Q132])" office:value-type="float" office:value="237520" calcext:value-type="float">
            <text:p>237520</text:p>
          </table:table-cell>
          <table:table-cell table:formula="of:=MIN([.R51]+[.R212];[.R132])" office:value-type="float" office:value="232890" calcext:value-type="float">
            <text:p>232890</text:p>
          </table:table-cell>
          <table:table-cell table:formula="of:=MIN([.S51]+[.S212];[.S132])" office:value-type="float" office:value="227735" calcext:value-type="float">
            <text:p>227735</text:p>
          </table:table-cell>
          <table:table-cell table:formula="of:=MIN([.T51]+[.T212];[.T132])" office:value-type="float" office:value="219906" calcext:value-type="float">
            <text:p>219906</text:p>
          </table:table-cell>
          <table:table-cell table:formula="of:=MIN([.U51]+[.U212];[.U132])" office:value-type="float" office:value="218426" calcext:value-type="float">
            <text:p>218426</text:p>
          </table:table-cell>
          <table:table-cell table:formula="of:=MIN([.V51]+[.V212];[.V132])" office:value-type="float" office:value="212292" calcext:value-type="float">
            <text:p>212292</text:p>
          </table:table-cell>
          <table:table-cell table:formula="of:=MIN([.W51]+[.W212];[.W132])" office:value-type="float" office:value="211095" calcext:value-type="float">
            <text:p>211095</text:p>
          </table:table-cell>
          <table:table-cell table:formula="of:=MIN([.X51]+[.X212];[.X132])" office:value-type="float" office:value="215722" calcext:value-type="float">
            <text:p>215722</text:p>
          </table:table-cell>
          <table:table-cell table:formula="of:=MIN([.Y51]+[.Y212];[.Y132])" office:value-type="float" office:value="206799" calcext:value-type="float">
            <text:p>206799</text:p>
          </table:table-cell>
          <table:table-cell table:formula="of:=MIN([.Z51]+[.Z212];[.Z132])" office:value-type="float" office:value="198012" calcext:value-type="float">
            <text:p>198012</text:p>
          </table:table-cell>
          <table:table-cell table:formula="of:=MIN([.AA51]+[.AA212];[.AA132])" office:value-type="float" office:value="201649" calcext:value-type="float">
            <text:p>201649</text:p>
          </table:table-cell>
          <table:table-cell table:formula="of:=MIN([.AB51]+[.AB212];[.AB132])" office:value-type="float" office:value="192797" calcext:value-type="float">
            <text:p>192797</text:p>
          </table:table-cell>
          <table:table-cell table:formula="of:=MIN([.AC51]+[.AC212];[.AC132])" office:value-type="float" office:value="194121" calcext:value-type="float">
            <text:p>194121</text:p>
          </table:table-cell>
          <table:table-cell table:formula="of:=MIN([.AD51]+[.AD212];[.AD132])" office:value-type="float" office:value="187594" calcext:value-type="float">
            <text:p>187594</text:p>
          </table:table-cell>
          <table:table-cell table:formula="of:=MIN([.AE51]+[.AE212];[.AE132])" office:value-type="float" office:value="184098" calcext:value-type="float">
            <text:p>184098</text:p>
          </table:table-cell>
          <table:table-cell table:formula="of:=MIN([.AF51]+[.AF212];[.AF132])" office:value-type="float" office:value="179390" calcext:value-type="float">
            <text:p>179390</text:p>
          </table:table-cell>
          <table:table-cell table:formula="of:=MIN([.AG51]+[.AG212];[.AG132])" office:value-type="float" office:value="172805" calcext:value-type="float">
            <text:p>172805</text:p>
          </table:table-cell>
          <table:table-cell table:formula="of:=MIN([.AH51]+[.AH212];[.AH132])" office:value-type="float" office:value="174013" calcext:value-type="float">
            <text:p>174013</text:p>
          </table:table-cell>
          <table:table-cell table:formula="of:=MIN([.AI51]+[.AI212];[.AI132])" office:value-type="float" office:value="168395" calcext:value-type="float">
            <text:p>168395</text:p>
          </table:table-cell>
          <table:table-cell table:formula="of:=MIN([.AJ51]+[.AJ212];[.AJ132])" office:value-type="float" office:value="160407" calcext:value-type="float">
            <text:p>160407</text:p>
          </table:table-cell>
          <table:table-cell table:formula="of:=MIN([.AK51]+[.AK212];[.AK132])" office:value-type="float" office:value="159297" calcext:value-type="float">
            <text:p>159297</text:p>
          </table:table-cell>
          <table:table-cell table:formula="of:=MIN([.AL51]+[.AL212];[.AL132])" office:value-type="float" office:value="155800" calcext:value-type="float">
            <text:p>155800</text:p>
          </table:table-cell>
          <table:table-cell table:formula="of:=MIN([.AM51]+[.AM212];[.AM132])" office:value-type="float" office:value="149110" calcext:value-type="float">
            <text:p>149110</text:p>
          </table:table-cell>
          <table:table-cell table:formula="of:=MIN([.AN51]+[.AN212];[.AN132])" office:value-type="float" office:value="141304" calcext:value-type="float">
            <text:p>141304</text:p>
          </table:table-cell>
          <table:table-cell table:formula="of:=MIN([.AO51]+[.AO212];[.AO132])" office:value-type="float" office:value="136598" calcext:value-type="float">
            <text:p>136598</text:p>
          </table:table-cell>
          <table:table-cell table:formula="of:=MIN([.AP51]+[.AP212];[.AP132])" office:value-type="float" office:value="130347" calcext:value-type="float">
            <text:p>130347</text:p>
          </table:table-cell>
          <table:table-cell table:formula="of:=MIN([.AQ51]+[.AQ212];[.AQ132])" office:value-type="float" office:value="122077" calcext:value-type="float">
            <text:p>122077</text:p>
          </table:table-cell>
          <table:table-cell table:formula="of:=MIN([.AR51]+[.AR212];[.AR132])" office:value-type="float" office:value="121656" calcext:value-type="float">
            <text:p>121656</text:p>
          </table:table-cell>
          <table:table-cell table:formula="of:=MIN([.AS51]+[.AS212];[.AS132])" office:value-type="float" office:value="118379" calcext:value-type="float">
            <text:p>118379</text:p>
          </table:table-cell>
          <table:table-cell table:formula="of:=MIN([.AT51]+[.AT212];[.AT132])" office:value-type="float" office:value="116947" calcext:value-type="float">
            <text:p>116947</text:p>
          </table:table-cell>
          <table:table-cell table:formula="of:=MIN([.AU51]+[.AU212];[.AU132])" office:value-type="float" office:value="114862" calcext:value-type="float">
            <text:p>114862</text:p>
          </table:table-cell>
          <table:table-cell table:formula="of:=MIN([.AV51]+[.AV212];[.AV132])" office:value-type="float" office:value="115777" calcext:value-type="float">
            <text:p>115777</text:p>
          </table:table-cell>
          <table:table-cell table:formula="of:=MIN([.AW51]+[.AW212];[.AW132])" office:value-type="float" office:value="118506" calcext:value-type="float">
            <text:p>118506</text:p>
          </table:table-cell>
          <table:table-cell table:formula="of:=MIN([.AX51]+[.AX212];[.AX132])" office:value-type="float" office:value="109447" calcext:value-type="float">
            <text:p>109447</text:p>
          </table:table-cell>
          <table:table-cell table:formula="of:=MIN([.AY51]+[.AY212];[.AY132])" office:value-type="float" office:value="107233" calcext:value-type="float">
            <text:p>107233</text:p>
          </table:table-cell>
          <table:table-cell table:formula="of:=MIN([.AZ51]+[.AZ212];[.AZ132])" office:value-type="float" office:value="100750" calcext:value-type="float">
            <text:p>100750</text:p>
          </table:table-cell>
          <table:table-cell table:formula="of:=MIN([.BA51]+[.BA212];[.BA132])" office:value-type="float" office:value="93904" calcext:value-type="float">
            <text:p>93904</text:p>
          </table:table-cell>
          <table:table-cell table:formula="of:=MIN([.BB51]+[.BB212];[.BB132])" office:value-type="float" office:value="91160" calcext:value-type="float">
            <text:p>91160</text:p>
          </table:table-cell>
          <table:table-cell table:formula="of:=MIN([.BC51]+[.BC212];[.BC132])" office:value-type="float" office:value="94152" calcext:value-type="float">
            <text:p>94152</text:p>
          </table:table-cell>
          <table:table-cell table:formula="of:=MIN([.BD51]+[.BD212];[.BD132])" office:value-type="float" office:value="91466" calcext:value-type="float">
            <text:p>91466</text:p>
          </table:table-cell>
          <table:table-cell table:formula="of:=MIN([.BE51]+[.BE212];[.BE132])" office:value-type="float" office:value="93285" calcext:value-type="float">
            <text:p>93285</text:p>
          </table:table-cell>
          <table:table-cell table:formula="of:=MIN([.BF51]+[.BF212];[.BF132])" office:value-type="float" office:value="92177" calcext:value-type="float">
            <text:p>92177</text:p>
          </table:table-cell>
          <table:table-cell table:formula="of:=MIN([.BG51]+[.BG212];[.BG132])" office:value-type="float" office:value="83363" calcext:value-type="float">
            <text:p>83363</text:p>
          </table:table-cell>
          <table:table-cell table:formula="of:=MIN([.BH51]+[.BH212];[.BH132])" office:value-type="float" office:value="76692" calcext:value-type="float">
            <text:p>76692</text:p>
          </table:table-cell>
          <table:table-cell table:formula="of:=MIN([.BI51]+[.BI212];[.BI132])" office:value-type="float" office:value="72690" calcext:value-type="float">
            <text:p>72690</text:p>
          </table:table-cell>
          <table:table-cell table:formula="of:=MIN([.BJ51]+[.BJ212];[.BJ132])" office:value-type="float" office:value="72191" calcext:value-type="float">
            <text:p>72191</text:p>
          </table:table-cell>
          <table:table-cell table:formula="of:=MIN([.BK51]+[.BK212];[.BK132])" office:value-type="float" office:value="64497" calcext:value-type="float">
            <text:p>64497</text:p>
          </table:table-cell>
          <table:table-cell table:formula="of:=MIN([.BL51]+[.BL212];[.BL132])" office:value-type="float" office:value="60723" calcext:value-type="float">
            <text:p>60723</text:p>
          </table:table-cell>
          <table:table-cell table:formula="of:=MIN([.BM51]+[.BM212];[.BM132])" office:value-type="float" office:value="56316" calcext:value-type="float">
            <text:p>56316</text:p>
          </table:table-cell>
          <table:table-cell table:formula="of:=MIN([.BN51]+[.BN212];[.BN132])" office:value-type="float" office:value="56049" calcext:value-type="float">
            <text:p>56049</text:p>
          </table:table-cell>
          <table:table-cell table:formula="of:=MIN([.BO51]+[.BO212];[.BO132])" office:value-type="float" office:value="49571" calcext:value-type="float">
            <text:p>49571</text:p>
          </table:table-cell>
          <table:table-cell table:formula="of:=MIN([.BP51]+[.BP212];[.BP132])" office:value-type="float" office:value="42937" calcext:value-type="float">
            <text:p>42937</text:p>
          </table:table-cell>
          <table:table-cell table:formula="of:=MIN([.BQ51]+[.BQ212];[.BQ132])" office:value-type="float" office:value="41015" calcext:value-type="float">
            <text:p>41015</text:p>
          </table:table-cell>
          <table:table-cell table:formula="of:=MIN([.BR51]+[.BR212];[.BR132])" office:value-type="float" office:value="37614" calcext:value-type="float">
            <text:p>37614</text:p>
          </table:table-cell>
          <table:table-cell table:formula="of:=MIN([.BS51]+[.BS212];[.BS132])" office:value-type="float" office:value="43326" calcext:value-type="float">
            <text:p>43326</text:p>
          </table:table-cell>
          <table:table-cell table:formula="of:=MIN([.BT51]+[.BT212];[.BT132])" office:value-type="float" office:value="36026" calcext:value-type="float">
            <text:p>36026</text:p>
          </table:table-cell>
          <table:table-cell table:formula="of:=MIN([.BU51]+[.BU212];[.BU132])" office:value-type="float" office:value="35132" calcext:value-type="float">
            <text:p>35132</text:p>
          </table:table-cell>
          <table:table-cell table:formula="of:=MIN([.BV51]+[.BV212];[.BV132])" office:value-type="float" office:value="27302" calcext:value-type="float">
            <text:p>27302</text:p>
          </table:table-cell>
          <table:table-cell table:formula="of:=MIN([.BW51]+[.BW212];[.BW132])" office:value-type="float" office:value="23361" calcext:value-type="float">
            <text:p>23361</text:p>
          </table:table-cell>
          <table:table-cell table:formula="of:=MIN([.BX51]+[.BX212];[.BX132])" office:value-type="float" office:value="21184" calcext:value-type="float">
            <text:p>21184</text:p>
          </table:table-cell>
          <table:table-cell table:formula="of:=MIN([.BY51]+[.BY212];[.BY132])" office:value-type="float" office:value="19038" calcext:value-type="float">
            <text:p>19038</text:p>
          </table:table-cell>
          <table:table-cell table:formula="of:=MIN([.BZ51]+[.BZ212];[.BZ132])" office:value-type="float" office:value="13949" calcext:value-type="float">
            <text:p>13949</text:p>
          </table:table-cell>
          <table:table-cell table:formula="of:=MIN([.CA51]+[.CA212];[.CA132])" office:value-type="float" office:value="6870" calcext:value-type="float">
            <text:p>6870</text:p>
          </table:table-cell>
          <table:table-cell table:formula="of:=[.CB132]" office:value-type="float" office:value="6351" calcext:value-type="float">
            <text:p>6351</text:p>
          </table:table-cell>
        </table:table-row>
        <table:table-row table:style-name="ro1">
          <table:table-cell table:formula="of:=MIN([.A52]+[.A213];[.A133])" office:value-type="float" office:value="288244" calcext:value-type="float">
            <text:p>288244</text:p>
          </table:table-cell>
          <table:table-cell table:formula="of:=MIN([.B52]+[.B213];[.B133])" office:value-type="float" office:value="280964" calcext:value-type="float">
            <text:p>280964</text:p>
          </table:table-cell>
          <table:table-cell table:formula="of:=MIN([.C52]+[.C213];[.C133])" office:value-type="float" office:value="275822" calcext:value-type="float">
            <text:p>275822</text:p>
          </table:table-cell>
          <table:table-cell table:formula="of:=MIN([.D52]+[.D213];[.D133])" office:value-type="float" office:value="271561" calcext:value-type="float">
            <text:p>271561</text:p>
          </table:table-cell>
          <table:table-cell table:formula="of:=MIN([.E52]+[.E213];[.E133])" office:value-type="float" office:value="268756" calcext:value-type="float">
            <text:p>268756</text:p>
          </table:table-cell>
          <table:table-cell table:formula="of:=MIN([.F52]+[.F213];[.F133])" office:value-type="float" office:value="261539" calcext:value-type="float">
            <text:p>261539</text:p>
          </table:table-cell>
          <table:table-cell table:formula="of:=MIN([.G52]+[.G213];[.G133])" office:value-type="float" office:value="266250" calcext:value-type="float">
            <text:p>266250</text:p>
          </table:table-cell>
          <table:table-cell table:formula="of:=MIN([.H52]+[.H213];[.H133])" office:value-type="float" office:value="264874" calcext:value-type="float">
            <text:p>264874</text:p>
          </table:table-cell>
          <table:table-cell table:formula="of:=MIN([.I52]+[.I213];[.I133])" office:value-type="float" office:value="255658" calcext:value-type="float">
            <text:p>255658</text:p>
          </table:table-cell>
          <table:table-cell table:formula="of:=MIN([.J52]+[.J213];[.J133])" office:value-type="float" office:value="250196" calcext:value-type="float">
            <text:p>250196</text:p>
          </table:table-cell>
          <table:table-cell table:formula="of:=MIN([.K52]+[.K213];[.K133])" office:value-type="float" office:value="250398" calcext:value-type="float">
            <text:p>250398</text:p>
          </table:table-cell>
          <table:table-cell table:formula="of:=MIN([.L52]+[.L213];[.L133])" office:value-type="float" office:value="253140" calcext:value-type="float">
            <text:p>253140</text:p>
          </table:table-cell>
          <table:table-cell table:formula="of:=MIN([.M52]+[.M213];[.M133])" office:value-type="float" office:value="255189" calcext:value-type="float">
            <text:p>255189</text:p>
          </table:table-cell>
          <table:table-cell table:formula="of:=MIN([.N52]+[.N213];[.N133])" office:value-type="float" office:value="247426" calcext:value-type="float">
            <text:p>247426</text:p>
          </table:table-cell>
          <table:table-cell table:formula="of:=MIN([.O52]+[.O213];[.O133])" office:value-type="float" office:value="244678" calcext:value-type="float">
            <text:p>244678</text:p>
          </table:table-cell>
          <table:table-cell table:formula="of:=MIN([.P52]+[.P213];[.P133])" office:value-type="float" office:value="237197" calcext:value-type="float">
            <text:p>237197</text:p>
          </table:table-cell>
          <table:table-cell table:formula="of:=MIN([.Q52]+[.Q213];[.Q133])" office:value-type="float" office:value="233442" calcext:value-type="float">
            <text:p>233442</text:p>
          </table:table-cell>
          <table:table-cell table:formula="of:=MIN([.R52]+[.R213];[.R133])" office:value-type="float" office:value="225923" calcext:value-type="float">
            <text:p>225923</text:p>
          </table:table-cell>
          <table:table-cell table:formula="of:=MIN([.S52]+[.S213];[.S133])" office:value-type="float" office:value="221599" calcext:value-type="float">
            <text:p>221599</text:p>
          </table:table-cell>
          <table:table-cell table:formula="of:=MIN([.T52]+[.T213];[.T133])" office:value-type="float" office:value="213915" calcext:value-type="float">
            <text:p>213915</text:p>
          </table:table-cell>
          <table:table-cell table:formula="of:=MIN([.U52]+[.U213];[.U133])" office:value-type="float" office:value="218026" calcext:value-type="float">
            <text:p>218026</text:p>
          </table:table-cell>
          <table:table-cell table:formula="of:=MIN([.V52]+[.V213];[.V133])" office:value-type="float" office:value="215062" calcext:value-type="float">
            <text:p>215062</text:p>
          </table:table-cell>
          <table:table-cell table:formula="of:=MIN([.W52]+[.W213];[.W133])" office:value-type="float" office:value="209681" calcext:value-type="float">
            <text:p>209681</text:p>
          </table:table-cell>
          <table:table-cell table:formula="of:=MIN([.X52]+[.X213];[.X133])" office:value-type="float" office:value="213312" calcext:value-type="float">
            <text:p>213312</text:p>
          </table:table-cell>
          <table:table-cell table:formula="of:=MIN([.Y52]+[.Y213];[.Y133])" office:value-type="float" office:value="208919" calcext:value-type="float">
            <text:p>208919</text:p>
          </table:table-cell>
          <table:table-cell table:formula="of:=MIN([.Z52]+[.Z213];[.Z133])" office:value-type="float" office:value="205494" calcext:value-type="float">
            <text:p>205494</text:p>
          </table:table-cell>
          <table:table-cell table:formula="of:=MIN([.AA52]+[.AA213];[.AA133])" office:value-type="float" office:value="197647" calcext:value-type="float">
            <text:p>197647</text:p>
          </table:table-cell>
          <table:table-cell table:formula="of:=MIN([.AB52]+[.AB213];[.AB133])" office:value-type="float" office:value="196034" calcext:value-type="float">
            <text:p>196034</text:p>
          </table:table-cell>
          <table:table-cell table:formula="of:=MIN([.AC52]+[.AC213];[.AC133])" office:value-type="float" office:value="186353" calcext:value-type="float">
            <text:p>186353</text:p>
          </table:table-cell>
          <table:table-cell table:formula="of:=MIN([.AD52]+[.AD213];[.AD133])" office:value-type="float" office:value="182447" calcext:value-type="float">
            <text:p>182447</text:p>
          </table:table-cell>
          <table:table-cell table:formula="of:=MIN([.AE52]+[.AE213];[.AE133])" office:value-type="float" office:value="176094" calcext:value-type="float">
            <text:p>176094</text:p>
          </table:table-cell>
          <table:table-cell table:formula="of:=MIN([.AF52]+[.AF213];[.AF133])" office:value-type="float" office:value="170565" calcext:value-type="float">
            <text:p>170565</text:p>
          </table:table-cell>
          <table:table-cell table:formula="of:=MIN([.AG52]+[.AG213];[.AG133])" office:value-type="float" office:value="167743" calcext:value-type="float">
            <text:p>167743</text:p>
          </table:table-cell>
          <table:table-cell table:formula="of:=MIN([.AH52]+[.AH213];[.AH133])" office:value-type="float" office:value="164388" calcext:value-type="float">
            <text:p>164388</text:p>
          </table:table-cell>
          <table:table-cell table:formula="of:=MIN([.AI52]+[.AI213];[.AI133])" office:value-type="float" office:value="163481" calcext:value-type="float">
            <text:p>163481</text:p>
          </table:table-cell>
          <table:table-cell table:formula="of:=MIN([.AJ52]+[.AJ213];[.AJ133])" office:value-type="float" office:value="159562" calcext:value-type="float">
            <text:p>159562</text:p>
          </table:table-cell>
          <table:table-cell table:formula="of:=MIN([.AK52]+[.AK213];[.AK133])" office:value-type="float" office:value="155305" calcext:value-type="float">
            <text:p>155305</text:p>
          </table:table-cell>
          <table:table-cell table:formula="of:=MIN([.AL52]+[.AL213];[.AL133])" office:value-type="float" office:value="147816" calcext:value-type="float">
            <text:p>147816</text:p>
          </table:table-cell>
          <table:table-cell table:formula="of:=MIN([.AM52]+[.AM213];[.AM133])" office:value-type="float" office:value="139144" calcext:value-type="float">
            <text:p>139144</text:p>
          </table:table-cell>
          <table:table-cell table:formula="of:=MIN([.AN52]+[.AN213];[.AN133])" office:value-type="float" office:value="134788" calcext:value-type="float">
            <text:p>134788</text:p>
          </table:table-cell>
          <table:table-cell table:formula="of:=MIN([.AO52]+[.AO213];[.AO133])" office:value-type="float" office:value="131266" calcext:value-type="float">
            <text:p>131266</text:p>
          </table:table-cell>
          <table:table-cell table:formula="of:=MIN([.AP52]+[.AP213];[.AP133])" office:value-type="float" office:value="130552" calcext:value-type="float">
            <text:p>130552</text:p>
          </table:table-cell>
          <table:table-cell table:formula="of:=MIN([.AQ52]+[.AQ213];[.AQ133])" office:value-type="float" office:value="123976" calcext:value-type="float">
            <text:p>123976</text:p>
          </table:table-cell>
          <table:table-cell table:formula="of:=MIN([.AR52]+[.AR213];[.AR133])" office:value-type="float" office:value="117933" calcext:value-type="float">
            <text:p>117933</text:p>
          </table:table-cell>
          <table:table-cell table:formula="of:=MIN([.AS52]+[.AS213];[.AS133])" office:value-type="float" office:value="118010" calcext:value-type="float">
            <text:p>118010</text:p>
          </table:table-cell>
          <table:table-cell table:formula="of:=MIN([.AT52]+[.AT213];[.AT133])" office:value-type="float" office:value="112117" calcext:value-type="float">
            <text:p>112117</text:p>
          </table:table-cell>
          <table:table-cell table:formula="of:=MIN([.AU52]+[.AU213];[.AU133])" office:value-type="float" office:value="107927" calcext:value-type="float">
            <text:p>107927</text:p>
          </table:table-cell>
          <table:table-cell table:formula="of:=MIN([.AV52]+[.AV213];[.AV133])" office:value-type="float" office:value="107682" calcext:value-type="float">
            <text:p>107682</text:p>
          </table:table-cell>
          <table:table-cell table:formula="of:=MIN([.AW52]+[.AW213];[.AW133])" office:value-type="float" office:value="113007" calcext:value-type="float">
            <text:p>113007</text:p>
          </table:table-cell>
          <table:table-cell table:formula="of:=MIN([.AX52]+[.AX213];[.AX133])" office:value-type="float" office:value="109166" calcext:value-type="float">
            <text:p>109166</text:p>
          </table:table-cell>
          <table:table-cell table:formula="of:=MIN([.AY52]+[.AY213];[.AY133])" office:value-type="float" office:value="102156" calcext:value-type="float">
            <text:p>102156</text:p>
          </table:table-cell>
          <table:table-cell table:formula="of:=MIN([.AZ52]+[.AZ213];[.AZ133])" office:value-type="float" office:value="94455" calcext:value-type="float">
            <text:p>94455</text:p>
          </table:table-cell>
          <table:table-cell table:formula="of:=MIN([.BA52]+[.BA213];[.BA133])" office:value-type="float" office:value="90784" calcext:value-type="float">
            <text:p>90784</text:p>
          </table:table-cell>
          <table:table-cell table:formula="of:=MIN([.BB52]+[.BB213];[.BB133])" office:value-type="float" office:value="89573" calcext:value-type="float">
            <text:p>89573</text:p>
          </table:table-cell>
          <table:table-cell table:formula="of:=MIN([.BC52]+[.BC213];[.BC133])" office:value-type="float" office:value="87951" calcext:value-type="float">
            <text:p>87951</text:p>
          </table:table-cell>
          <table:table-cell table:formula="of:=MIN([.BD52]+[.BD213];[.BD133])" office:value-type="float" office:value="84775" calcext:value-type="float">
            <text:p>84775</text:p>
          </table:table-cell>
          <table:table-cell table:formula="of:=MIN([.BE52]+[.BE213];[.BE133])" office:value-type="float" office:value="86815" calcext:value-type="float">
            <text:p>86815</text:p>
          </table:table-cell>
          <table:table-cell table:formula="of:=MIN([.BF52]+[.BF213];[.BF133])" office:value-type="float" office:value="82550" calcext:value-type="float">
            <text:p>82550</text:p>
          </table:table-cell>
          <table:table-cell table:formula="of:=MIN([.BG52]+[.BG213];[.BG133])" office:value-type="float" office:value="81477" calcext:value-type="float">
            <text:p>81477</text:p>
          </table:table-cell>
          <table:table-cell table:formula="of:=MIN([.BH52]+[.BH213];[.BH133])" office:value-type="float" office:value="75839" calcext:value-type="float">
            <text:p>75839</text:p>
          </table:table-cell>
          <table:table-cell table:formula="of:=MIN([.BI52]+[.BI213];[.BI133])" office:value-type="float" office:value="69195" calcext:value-type="float">
            <text:p>69195</text:p>
          </table:table-cell>
          <table:table-cell table:formula="of:=MIN([.BJ52]+[.BJ213];[.BJ133])" office:value-type="float" office:value="62252" calcext:value-type="float">
            <text:p>62252</text:p>
          </table:table-cell>
          <table:table-cell table:formula="of:=MIN([.BK52]+[.BK213];[.BK133])" office:value-type="float" office:value="56789" calcext:value-type="float">
            <text:p>56789</text:p>
          </table:table-cell>
          <table:table-cell table:formula="of:=MIN([.BL52]+[.BL213];[.BL133])" office:value-type="float" office:value="53258" calcext:value-type="float">
            <text:p>53258</text:p>
          </table:table-cell>
          <table:table-cell table:formula="of:=MIN([.BM52]+[.BM213];[.BM133])" office:value-type="float" office:value="50437" calcext:value-type="float">
            <text:p>50437</text:p>
          </table:table-cell>
          <table:table-cell table:formula="of:=MIN([.BN52]+[.BN213];[.BN133])" office:value-type="float" office:value="49090" calcext:value-type="float">
            <text:p>49090</text:p>
          </table:table-cell>
          <table:table-cell table:formula="of:=MIN([.BO52]+[.BO213];[.BO133])" office:value-type="float" office:value="43132" calcext:value-type="float">
            <text:p>43132</text:p>
          </table:table-cell>
          <table:table-cell table:formula="of:=MIN([.BP52]+[.BP213];[.BP133])" office:value-type="float" office:value="39696" calcext:value-type="float">
            <text:p>39696</text:p>
          </table:table-cell>
          <table:table-cell table:formula="of:=MIN([.BQ52]+[.BQ213];[.BQ133])" office:value-type="float" office:value="38258" calcext:value-type="float">
            <text:p>38258</text:p>
          </table:table-cell>
          <table:table-cell table:formula="of:=MIN([.BR52]+[.BR213];[.BR133])" office:value-type="float" office:value="35259" calcext:value-type="float">
            <text:p>35259</text:p>
          </table:table-cell>
          <table:table-cell table:formula="of:=MIN([.BS52]+[.BS213];[.BS133])" office:value-type="float" office:value="34265" calcext:value-type="float">
            <text:p>34265</text:p>
          </table:table-cell>
          <table:table-cell table:formula="of:=MIN([.BT52]+[.BT213];[.BT133])" office:value-type="float" office:value="33415" calcext:value-type="float">
            <text:p>33415</text:p>
          </table:table-cell>
          <table:table-cell table:formula="of:=MIN([.BU52]+[.BU213];[.BU133])" office:value-type="float" office:value="29284" calcext:value-type="float">
            <text:p>29284</text:p>
          </table:table-cell>
          <table:table-cell table:formula="of:=MIN([.BV52]+[.BV213];[.BV133])" office:value-type="float" office:value="26668" calcext:value-type="float">
            <text:p>26668</text:p>
          </table:table-cell>
          <table:table-cell table:formula="of:=MIN([.BW52]+[.BW213];[.BW133])" office:value-type="float" office:value="25119" calcext:value-type="float">
            <text:p>25119</text:p>
          </table:table-cell>
          <table:table-cell table:formula="of:=MIN([.BX52]+[.BX213];[.BX133])" office:value-type="float" office:value="21654" calcext:value-type="float">
            <text:p>21654</text:p>
          </table:table-cell>
          <table:table-cell table:formula="of:=MIN([.BY52]+[.BY213];[.BY133])" office:value-type="float" office:value="15708" calcext:value-type="float">
            <text:p>15708</text:p>
          </table:table-cell>
          <table:table-cell table:formula="of:=MIN([.BZ52]+[.BZ213];[.BZ133])" office:value-type="float" office:value="23097" calcext:value-type="float">
            <text:p>23097</text:p>
          </table:table-cell>
          <table:table-cell table:formula="of:=MIN([.CA52]+[.CA213];[.CA133])" office:value-type="float" office:value="13824" calcext:value-type="float">
            <text:p>13824</text:p>
          </table:table-cell>
          <table:table-cell table:formula="of:=[.CB133]" office:value-type="float" office:value="7991" calcext:value-type="float">
            <text:p>7991</text:p>
          </table:table-cell>
        </table:table-row>
        <table:table-row table:style-name="ro1">
          <table:table-cell table:formula="of:=MIN([.A53]+[.A214];[.A134])" office:value-type="float" office:value="281895" calcext:value-type="float">
            <text:p>281895</text:p>
          </table:table-cell>
          <table:table-cell table:formula="of:=MIN([.B53]+[.B214];[.B134])" office:value-type="float" office:value="272378" calcext:value-type="float">
            <text:p>272378</text:p>
          </table:table-cell>
          <table:table-cell table:formula="of:=MIN([.C53]+[.C214];[.C134])" office:value-type="float" office:value="271979" calcext:value-type="float">
            <text:p>271979</text:p>
          </table:table-cell>
          <table:table-cell table:formula="of:=MIN([.D53]+[.D214];[.D134])" office:value-type="float" office:value="268730" calcext:value-type="float">
            <text:p>268730</text:p>
          </table:table-cell>
          <table:table-cell table:formula="of:=MIN([.E53]+[.E214];[.E134])" office:value-type="float" office:value="266134" calcext:value-type="float">
            <text:p>266134</text:p>
          </table:table-cell>
          <table:table-cell table:formula="of:=MIN([.F53]+[.F214];[.F134])" office:value-type="float" office:value="258398" calcext:value-type="float">
            <text:p>258398</text:p>
          </table:table-cell>
          <table:table-cell table:formula="of:=MIN([.G53]+[.G214];[.G134])" office:value-type="float" office:value="256256" calcext:value-type="float">
            <text:p>256256</text:p>
          </table:table-cell>
          <table:table-cell table:formula="of:=MIN([.H53]+[.H214];[.H134])" office:value-type="float" office:value="254934" calcext:value-type="float">
            <text:p>254934</text:p>
          </table:table-cell>
          <table:table-cell table:formula="of:=MIN([.I53]+[.I214];[.I134])" office:value-type="float" office:value="255357" calcext:value-type="float">
            <text:p>255357</text:p>
          </table:table-cell>
          <table:table-cell table:formula="of:=MIN([.J53]+[.J214];[.J134])" office:value-type="float" office:value="248007" calcext:value-type="float">
            <text:p>248007</text:p>
          </table:table-cell>
          <table:table-cell table:formula="of:=MIN([.K53]+[.K214];[.K134])" office:value-type="float" office:value="246393" calcext:value-type="float">
            <text:p>246393</text:p>
          </table:table-cell>
          <table:table-cell table:formula="of:=MIN([.L53]+[.L214];[.L134])" office:value-type="float" office:value="246198" calcext:value-type="float">
            <text:p>246198</text:p>
          </table:table-cell>
          <table:table-cell table:formula="of:=MIN([.M53]+[.M214];[.M134])" office:value-type="float" office:value="245341" calcext:value-type="float">
            <text:p>245341</text:p>
          </table:table-cell>
          <table:table-cell table:formula="of:=MIN([.N53]+[.N214];[.N134])" office:value-type="float" office:value="242076" calcext:value-type="float">
            <text:p>242076</text:p>
          </table:table-cell>
          <table:table-cell table:formula="of:=MIN([.O53]+[.O214];[.O134])" office:value-type="float" office:value="236618" calcext:value-type="float">
            <text:p>236618</text:p>
          </table:table-cell>
          <table:table-cell table:formula="of:=MIN([.P53]+[.P214];[.P134])" office:value-type="float" office:value="230532" calcext:value-type="float">
            <text:p>230532</text:p>
          </table:table-cell>
          <table:table-cell table:formula="of:=MIN([.Q53]+[.Q214];[.Q134])" office:value-type="float" office:value="228871" calcext:value-type="float">
            <text:p>228871</text:p>
          </table:table-cell>
          <table:table-cell table:formula="of:=MIN([.R53]+[.R214];[.R134])" office:value-type="float" office:value="223799" calcext:value-type="float">
            <text:p>223799</text:p>
          </table:table-cell>
          <table:table-cell table:formula="of:=MIN([.S53]+[.S214];[.S134])" office:value-type="float" office:value="221217" calcext:value-type="float">
            <text:p>221217</text:p>
          </table:table-cell>
          <table:table-cell table:formula="of:=MIN([.T53]+[.T214];[.T134])" office:value-type="float" office:value="213258" calcext:value-type="float">
            <text:p>213258</text:p>
          </table:table-cell>
          <table:table-cell table:formula="of:=MIN([.U53]+[.U214];[.U134])" office:value-type="float" office:value="208573" calcext:value-type="float">
            <text:p>208573</text:p>
          </table:table-cell>
          <table:table-cell table:formula="of:=MIN([.V53]+[.V214];[.V134])" office:value-type="float" office:value="205766" calcext:value-type="float">
            <text:p>205766</text:p>
          </table:table-cell>
          <table:table-cell table:formula="of:=MIN([.W53]+[.W214];[.W134])" office:value-type="float" office:value="206737" calcext:value-type="float">
            <text:p>206737</text:p>
          </table:table-cell>
          <table:table-cell table:formula="of:=MIN([.X53]+[.X214];[.X134])" office:value-type="float" office:value="206469" calcext:value-type="float">
            <text:p>206469</text:p>
          </table:table-cell>
          <table:table-cell table:formula="of:=MIN([.Y53]+[.Y214];[.Y134])" office:value-type="float" office:value="201420" calcext:value-type="float">
            <text:p>201420</text:p>
          </table:table-cell>
          <table:table-cell table:formula="of:=MIN([.Z53]+[.Z214];[.Z134])" office:value-type="float" office:value="199891" calcext:value-type="float">
            <text:p>199891</text:p>
          </table:table-cell>
          <table:table-cell table:formula="of:=MIN([.AA53]+[.AA214];[.AA134])" office:value-type="float" office:value="195919" calcext:value-type="float">
            <text:p>195919</text:p>
          </table:table-cell>
          <table:table-cell table:formula="of:=MIN([.AB53]+[.AB214];[.AB134])" office:value-type="float" office:value="187203" calcext:value-type="float">
            <text:p>187203</text:p>
          </table:table-cell>
          <table:table-cell table:formula="of:=MIN([.AC53]+[.AC214];[.AC134])" office:value-type="float" office:value="184569" calcext:value-type="float">
            <text:p>184569</text:p>
          </table:table-cell>
          <table:table-cell table:formula="of:=MIN([.AD53]+[.AD214];[.AD134])" office:value-type="float" office:value="181268" calcext:value-type="float">
            <text:p>181268</text:p>
          </table:table-cell>
          <table:table-cell table:formula="of:=MIN([.AE53]+[.AE214];[.AE134])" office:value-type="float" office:value="177856" calcext:value-type="float">
            <text:p>177856</text:p>
          </table:table-cell>
          <table:table-cell table:formula="of:=MIN([.AF53]+[.AF214];[.AF134])" office:value-type="float" office:value="169235" calcext:value-type="float">
            <text:p>169235</text:p>
          </table:table-cell>
          <table:table-cell table:formula="of:=MIN([.AG53]+[.AG214];[.AG134])" office:value-type="float" office:value="168492" calcext:value-type="float">
            <text:p>168492</text:p>
          </table:table-cell>
          <table:table-cell table:formula="of:=MIN([.AH53]+[.AH214];[.AH134])" office:value-type="float" office:value="160491" calcext:value-type="float">
            <text:p>160491</text:p>
          </table:table-cell>
          <table:table-cell table:formula="of:=MIN([.AI53]+[.AI214];[.AI134])" office:value-type="float" office:value="155757" calcext:value-type="float">
            <text:p>155757</text:p>
          </table:table-cell>
          <table:table-cell table:formula="of:=MIN([.AJ53]+[.AJ214];[.AJ134])" office:value-type="float" office:value="159253" calcext:value-type="float">
            <text:p>159253</text:p>
          </table:table-cell>
          <table:table-cell table:formula="of:=MIN([.AK53]+[.AK214];[.AK134])" office:value-type="float" office:value="151509" calcext:value-type="float">
            <text:p>151509</text:p>
          </table:table-cell>
          <table:table-cell table:formula="of:=MIN([.AL53]+[.AL214];[.AL134])" office:value-type="float" office:value="143417" calcext:value-type="float">
            <text:p>143417</text:p>
          </table:table-cell>
          <table:table-cell table:formula="of:=MIN([.AM53]+[.AM214];[.AM134])" office:value-type="float" office:value="139746" calcext:value-type="float">
            <text:p>139746</text:p>
          </table:table-cell>
          <table:table-cell table:formula="of:=MIN([.AN53]+[.AN214];[.AN134])" office:value-type="float" office:value="130805" calcext:value-type="float">
            <text:p>130805</text:p>
          </table:table-cell>
          <table:table-cell table:formula="of:=MIN([.AO53]+[.AO214];[.AO134])" office:value-type="float" office:value="129318" calcext:value-type="float">
            <text:p>129318</text:p>
          </table:table-cell>
          <table:table-cell table:formula="of:=MIN([.AP53]+[.AP214];[.AP134])" office:value-type="float" office:value="123660" calcext:value-type="float">
            <text:p>123660</text:p>
          </table:table-cell>
          <table:table-cell table:formula="of:=MIN([.AQ53]+[.AQ214];[.AQ134])" office:value-type="float" office:value="116561" calcext:value-type="float">
            <text:p>116561</text:p>
          </table:table-cell>
          <table:table-cell table:formula="of:=MIN([.AR53]+[.AR214];[.AR134])" office:value-type="float" office:value="113780" calcext:value-type="float">
            <text:p>113780</text:p>
          </table:table-cell>
          <table:table-cell table:formula="of:=MIN([.AS53]+[.AS214];[.AS134])" office:value-type="float" office:value="113681" calcext:value-type="float">
            <text:p>113681</text:p>
          </table:table-cell>
          <table:table-cell table:formula="of:=MIN([.AT53]+[.AT214];[.AT134])" office:value-type="float" office:value="111749" calcext:value-type="float">
            <text:p>111749</text:p>
          </table:table-cell>
          <table:table-cell table:formula="of:=MIN([.AU53]+[.AU214];[.AU134])" office:value-type="float" office:value="107306" calcext:value-type="float">
            <text:p>107306</text:p>
          </table:table-cell>
          <table:table-cell table:formula="of:=MIN([.AV53]+[.AV214];[.AV134])" office:value-type="float" office:value="105946" calcext:value-type="float">
            <text:p>105946</text:p>
          </table:table-cell>
          <table:table-cell table:formula="of:=MIN([.AW53]+[.AW214];[.AW134])" office:value-type="float" office:value="108962" calcext:value-type="float">
            <text:p>108962</text:p>
          </table:table-cell>
          <table:table-cell table:formula="of:=MIN([.AX53]+[.AX214];[.AX134])" office:value-type="float" office:value="99634" calcext:value-type="float">
            <text:p>99634</text:p>
          </table:table-cell>
          <table:table-cell table:formula="of:=MIN([.AY53]+[.AY214];[.AY134])" office:value-type="float" office:value="99229" calcext:value-type="float">
            <text:p>99229</text:p>
          </table:table-cell>
          <table:table-cell table:formula="of:=MIN([.AZ53]+[.AZ214];[.AZ134])" office:value-type="float" office:value="93701" calcext:value-type="float">
            <text:p>93701</text:p>
          </table:table-cell>
          <table:table-cell table:formula="of:=MIN([.BA53]+[.BA214];[.BA134])" office:value-type="float" office:value="91712" calcext:value-type="float">
            <text:p>91712</text:p>
          </table:table-cell>
          <table:table-cell table:formula="of:=MIN([.BB53]+[.BB214];[.BB134])" office:value-type="float" office:value="90221" calcext:value-type="float">
            <text:p>90221</text:p>
          </table:table-cell>
          <table:table-cell table:formula="of:=MIN([.BC53]+[.BC214];[.BC134])" office:value-type="float" office:value="86731" calcext:value-type="float">
            <text:p>86731</text:p>
          </table:table-cell>
          <table:table-cell table:formula="of:=MIN([.BD53]+[.BD214];[.BD134])" office:value-type="float" office:value="80251" calcext:value-type="float">
            <text:p>80251</text:p>
          </table:table-cell>
          <table:table-cell table:formula="of:=MIN([.BE53]+[.BE214];[.BE134])" office:value-type="float" office:value="77498" calcext:value-type="float">
            <text:p>77498</text:p>
          </table:table-cell>
          <table:table-cell table:formula="of:=MIN([.BF53]+[.BF214];[.BF134])" office:value-type="float" office:value="74750" calcext:value-type="float">
            <text:p>74750</text:p>
          </table:table-cell>
          <table:table-cell table:formula="of:=MIN([.BG53]+[.BG214];[.BG134])" office:value-type="float" office:value="80793" calcext:value-type="float">
            <text:p>80793</text:p>
          </table:table-cell>
          <table:table-cell table:formula="of:=MIN([.BH53]+[.BH214];[.BH134])" office:value-type="float" office:value="74350" calcext:value-type="float">
            <text:p>74350</text:p>
          </table:table-cell>
          <table:table-cell table:formula="of:=MIN([.BI53]+[.BI214];[.BI134])" office:value-type="float" office:value="69820" calcext:value-type="float">
            <text:p>69820</text:p>
          </table:table-cell>
          <table:table-cell table:formula="of:=MIN([.BJ53]+[.BJ214];[.BJ134])" office:value-type="float" office:value="71669" calcext:value-type="float">
            <text:p>71669</text:p>
          </table:table-cell>
          <table:table-cell table:formula="of:=MIN([.BK53]+[.BK214];[.BK134])" office:value-type="float" office:value="63975" calcext:value-type="float">
            <text:p>63975</text:p>
          </table:table-cell>
          <table:table-cell table:formula="of:=MIN([.BL53]+[.BL214];[.BL134])" office:value-type="float" office:value="58301" calcext:value-type="float">
            <text:p>58301</text:p>
          </table:table-cell>
          <table:table-cell table:formula="of:=MIN([.BM53]+[.BM214];[.BM134])" office:value-type="float" office:value="52998" calcext:value-type="float">
            <text:p>52998</text:p>
          </table:table-cell>
          <table:table-cell table:formula="of:=MIN([.BN53]+[.BN214];[.BN134])" office:value-type="float" office:value="49441" calcext:value-type="float">
            <text:p>49441</text:p>
          </table:table-cell>
          <table:table-cell table:formula="of:=MIN([.BO53]+[.BO214];[.BO134])" office:value-type="float" office:value="50314" calcext:value-type="float">
            <text:p>50314</text:p>
          </table:table-cell>
          <table:table-cell table:formula="of:=MIN([.BP53]+[.BP214];[.BP134])" office:value-type="float" office:value="49028" calcext:value-type="float">
            <text:p>49028</text:p>
          </table:table-cell>
          <table:table-cell table:formula="of:=MIN([.BQ53]+[.BQ214];[.BQ134])" office:value-type="float" office:value="39600" calcext:value-type="float">
            <text:p>39600</text:p>
          </table:table-cell>
          <table:table-cell table:formula="of:=MIN([.BR53]+[.BR214];[.BR134])" office:value-type="float" office:value="44279" calcext:value-type="float">
            <text:p>44279</text:p>
          </table:table-cell>
          <table:table-cell table:formula="of:=MIN([.BS53]+[.BS214];[.BS134])" office:value-type="float" office:value="40425" calcext:value-type="float">
            <text:p>40425</text:p>
          </table:table-cell>
          <table:table-cell table:formula="of:=MIN([.BT53]+[.BT214];[.BT134])" office:value-type="float" office:value="32826" calcext:value-type="float">
            <text:p>32826</text:p>
          </table:table-cell>
          <table:table-cell table:formula="of:=MIN([.BU53]+[.BU214];[.BU134])" office:value-type="float" office:value="37042" calcext:value-type="float">
            <text:p>37042</text:p>
          </table:table-cell>
          <table:table-cell table:formula="of:=MIN([.BV53]+[.BV214];[.BV134])" office:value-type="float" office:value="28738" calcext:value-type="float">
            <text:p>28738</text:p>
          </table:table-cell>
          <table:table-cell table:formula="of:=MIN([.BW53]+[.BW214];[.BW134])" office:value-type="float" office:value="29722" calcext:value-type="float">
            <text:p>29722</text:p>
          </table:table-cell>
          <table:table-cell table:formula="of:=MIN([.BX53]+[.BX214];[.BX134])" office:value-type="float" office:value="22233" calcext:value-type="float">
            <text:p>22233</text:p>
          </table:table-cell>
          <table:table-cell table:formula="of:=MIN([.BY53]+[.BY214];[.BY134])" office:value-type="float" office:value="15018" calcext:value-type="float">
            <text:p>15018</text:p>
          </table:table-cell>
          <table:table-cell table:formula="of:=MIN([.BZ53]+[.BZ214];[.BZ134])" office:value-type="float" office:value="18153" calcext:value-type="float">
            <text:p>18153</text:p>
          </table:table-cell>
          <table:table-cell table:formula="of:=MIN([.CA53]+[.CA214];[.CA134])" office:value-type="float" office:value="8216" calcext:value-type="float">
            <text:p>8216</text:p>
          </table:table-cell>
          <table:table-cell table:formula="of:=[.CB134]" office:value-type="float" office:value="7110" calcext:value-type="float">
            <text:p>7110</text:p>
          </table:table-cell>
        </table:table-row>
        <table:table-row table:style-name="ro1">
          <table:table-cell table:formula="of:=MIN([.A54]+[.A215];[.A135])" office:value-type="float" office:value="280591" calcext:value-type="float">
            <text:p>280591</text:p>
          </table:table-cell>
          <table:table-cell table:formula="of:=MIN([.B54]+[.B215];[.B135])" office:value-type="float" office:value="273147" calcext:value-type="float">
            <text:p>273147</text:p>
          </table:table-cell>
          <table:table-cell table:formula="of:=MIN([.C54]+[.C215];[.C135])" office:value-type="float" office:value="277109" calcext:value-type="float">
            <text:p>277109</text:p>
          </table:table-cell>
          <table:table-cell table:formula="of:=MIN([.D54]+[.D215];[.D135])" office:value-type="float" office:value="267421" calcext:value-type="float">
            <text:p>267421</text:p>
          </table:table-cell>
          <table:table-cell table:formula="of:=MIN([.E54]+[.E215];[.E135])" office:value-type="float" office:value="266789" calcext:value-type="float">
            <text:p>266789</text:p>
          </table:table-cell>
          <table:table-cell table:formula="of:=MIN([.F54]+[.F215];[.F135])" office:value-type="float" office:value="265218" calcext:value-type="float">
            <text:p>265218</text:p>
          </table:table-cell>
          <table:table-cell table:formula="of:=MIN([.G54]+[.G215];[.G135])" office:value-type="float" office:value="262709" calcext:value-type="float">
            <text:p>262709</text:p>
          </table:table-cell>
          <table:table-cell table:formula="of:=MIN([.H54]+[.H215];[.H135])" office:value-type="float" office:value="253966" calcext:value-type="float">
            <text:p>253966</text:p>
          </table:table-cell>
          <table:table-cell table:formula="of:=MIN([.I54]+[.I215];[.I135])" office:value-type="float" office:value="249628" calcext:value-type="float">
            <text:p>249628</text:p>
          </table:table-cell>
          <table:table-cell table:formula="of:=MIN([.J54]+[.J215];[.J135])" office:value-type="float" office:value="249291" calcext:value-type="float">
            <text:p>249291</text:p>
          </table:table-cell>
          <table:table-cell table:formula="of:=MIN([.K54]+[.K215];[.K135])" office:value-type="float" office:value="245925" calcext:value-type="float">
            <text:p>245925</text:p>
          </table:table-cell>
          <table:table-cell table:formula="of:=MIN([.L54]+[.L215];[.L135])" office:value-type="float" office:value="242852" calcext:value-type="float">
            <text:p>242852</text:p>
          </table:table-cell>
          <table:table-cell table:formula="of:=MIN([.M54]+[.M215];[.M135])" office:value-type="float" office:value="243073" calcext:value-type="float">
            <text:p>243073</text:p>
          </table:table-cell>
          <table:table-cell table:formula="of:=MIN([.N54]+[.N215];[.N135])" office:value-type="float" office:value="234854" calcext:value-type="float">
            <text:p>234854</text:p>
          </table:table-cell>
          <table:table-cell table:formula="of:=MIN([.O54]+[.O215];[.O135])" office:value-type="float" office:value="234750" calcext:value-type="float">
            <text:p>234750</text:p>
          </table:table-cell>
          <table:table-cell table:formula="of:=MIN([.P54]+[.P215];[.P135])" office:value-type="float" office:value="230540" calcext:value-type="float">
            <text:p>230540</text:p>
          </table:table-cell>
          <table:table-cell table:formula="of:=MIN([.Q54]+[.Q215];[.Q135])" office:value-type="float" office:value="223554" calcext:value-type="float">
            <text:p>223554</text:p>
          </table:table-cell>
          <table:table-cell table:formula="of:=MIN([.R54]+[.R215];[.R135])" office:value-type="float" office:value="223305" calcext:value-type="float">
            <text:p>223305</text:p>
          </table:table-cell>
          <table:table-cell table:formula="of:=MIN([.S54]+[.S215];[.S135])" office:value-type="float" office:value="219354" calcext:value-type="float">
            <text:p>219354</text:p>
          </table:table-cell>
          <table:table-cell table:formula="of:=MIN([.T54]+[.T215];[.T135])" office:value-type="float" office:value="216194" calcext:value-type="float">
            <text:p>216194</text:p>
          </table:table-cell>
          <table:table-cell table:formula="of:=MIN([.U54]+[.U215];[.U135])" office:value-type="float" office:value="209395" calcext:value-type="float">
            <text:p>209395</text:p>
          </table:table-cell>
          <table:table-cell table:formula="of:=MIN([.V54]+[.V215];[.V135])" office:value-type="float" office:value="202849" calcext:value-type="float">
            <text:p>202849</text:p>
          </table:table-cell>
          <table:table-cell table:formula="of:=MIN([.W54]+[.W215];[.W135])" office:value-type="float" office:value="205700" calcext:value-type="float">
            <text:p>205700</text:p>
          </table:table-cell>
          <table:table-cell table:formula="of:=MIN([.X54]+[.X215];[.X135])" office:value-type="float" office:value="200771" calcext:value-type="float">
            <text:p>200771</text:p>
          </table:table-cell>
          <table:table-cell table:formula="of:=MIN([.Y54]+[.Y215];[.Y135])" office:value-type="float" office:value="203378" calcext:value-type="float">
            <text:p>203378</text:p>
          </table:table-cell>
          <table:table-cell table:formula="of:=MIN([.Z54]+[.Z215];[.Z135])" office:value-type="float" office:value="196416" calcext:value-type="float">
            <text:p>196416</text:p>
          </table:table-cell>
          <table:table-cell table:formula="of:=MIN([.AA54]+[.AA215];[.AA135])" office:value-type="float" office:value="192168" calcext:value-type="float">
            <text:p>192168</text:p>
          </table:table-cell>
          <table:table-cell table:formula="of:=MIN([.AB54]+[.AB215];[.AB135])" office:value-type="float" office:value="188387" calcext:value-type="float">
            <text:p>188387</text:p>
          </table:table-cell>
          <table:table-cell table:formula="of:=MIN([.AC54]+[.AC215];[.AC135])" office:value-type="float" office:value="185497" calcext:value-type="float">
            <text:p>185497</text:p>
          </table:table-cell>
          <table:table-cell table:formula="of:=MIN([.AD54]+[.AD215];[.AD135])" office:value-type="float" office:value="184109" calcext:value-type="float">
            <text:p>184109</text:p>
          </table:table-cell>
          <table:table-cell table:formula="of:=MIN([.AE54]+[.AE215];[.AE135])" office:value-type="float" office:value="177591" calcext:value-type="float">
            <text:p>177591</text:p>
          </table:table-cell>
          <table:table-cell table:formula="of:=MIN([.AF54]+[.AF215];[.AF135])" office:value-type="float" office:value="170897" calcext:value-type="float">
            <text:p>170897</text:p>
          </table:table-cell>
          <table:table-cell table:formula="of:=MIN([.AG54]+[.AG215];[.AG135])" office:value-type="float" office:value="166552" calcext:value-type="float">
            <text:p>166552</text:p>
          </table:table-cell>
          <table:table-cell table:formula="of:=MIN([.AH54]+[.AH215];[.AH135])" office:value-type="float" office:value="162825" calcext:value-type="float">
            <text:p>162825</text:p>
          </table:table-cell>
          <table:table-cell table:formula="of:=MIN([.AI54]+[.AI215];[.AI135])" office:value-type="float" office:value="154869" calcext:value-type="float">
            <text:p>154869</text:p>
          </table:table-cell>
          <table:table-cell table:formula="of:=MIN([.AJ54]+[.AJ215];[.AJ135])" office:value-type="float" office:value="158646" calcext:value-type="float">
            <text:p>158646</text:p>
          </table:table-cell>
          <table:table-cell table:formula="of:=MIN([.AK54]+[.AK215];[.AK135])" office:value-type="float" office:value="155303" calcext:value-type="float">
            <text:p>155303</text:p>
          </table:table-cell>
          <table:table-cell table:formula="of:=MIN([.AL54]+[.AL215];[.AL135])" office:value-type="float" office:value="146651" calcext:value-type="float">
            <text:p>146651</text:p>
          </table:table-cell>
          <table:table-cell table:formula="of:=MIN([.AM54]+[.AM215];[.AM135])" office:value-type="float" office:value="142227" calcext:value-type="float">
            <text:p>142227</text:p>
          </table:table-cell>
          <table:table-cell table:formula="of:=MIN([.AN54]+[.AN215];[.AN135])" office:value-type="float" office:value="132840" calcext:value-type="float">
            <text:p>132840</text:p>
          </table:table-cell>
          <table:table-cell table:formula="of:=MIN([.AO54]+[.AO215];[.AO135])" office:value-type="float" office:value="136185" calcext:value-type="float">
            <text:p>136185</text:p>
          </table:table-cell>
          <table:table-cell table:formula="of:=MIN([.AP54]+[.AP215];[.AP135])" office:value-type="float" office:value="127827" calcext:value-type="float">
            <text:p>127827</text:p>
          </table:table-cell>
          <table:table-cell table:formula="of:=MIN([.AQ54]+[.AQ215];[.AQ135])" office:value-type="float" office:value="121865" calcext:value-type="float">
            <text:p>121865</text:p>
          </table:table-cell>
          <table:table-cell table:formula="of:=MIN([.AR54]+[.AR215];[.AR135])" office:value-type="float" office:value="118974" calcext:value-type="float">
            <text:p>118974</text:p>
          </table:table-cell>
          <table:table-cell table:formula="of:=MIN([.AS54]+[.AS215];[.AS135])" office:value-type="float" office:value="119482" calcext:value-type="float">
            <text:p>119482</text:p>
          </table:table-cell>
          <table:table-cell table:formula="of:=MIN([.AT54]+[.AT215];[.AT135])" office:value-type="float" office:value="110832" calcext:value-type="float">
            <text:p>110832</text:p>
          </table:table-cell>
          <table:table-cell table:formula="of:=MIN([.AU54]+[.AU215];[.AU135])" office:value-type="float" office:value="102550" calcext:value-type="float">
            <text:p>102550</text:p>
          </table:table-cell>
          <table:table-cell table:formula="of:=MIN([.AV54]+[.AV215];[.AV135])" office:value-type="float" office:value="101294" calcext:value-type="float">
            <text:p>101294</text:p>
          </table:table-cell>
          <table:table-cell table:formula="of:=MIN([.AW54]+[.AW215];[.AW135])" office:value-type="float" office:value="100191" calcext:value-type="float">
            <text:p>100191</text:p>
          </table:table-cell>
          <table:table-cell table:formula="of:=MIN([.AX54]+[.AX215];[.AX135])" office:value-type="float" office:value="98053" calcext:value-type="float">
            <text:p>98053</text:p>
          </table:table-cell>
          <table:table-cell table:formula="of:=MIN([.AY54]+[.AY215];[.AY135])" office:value-type="float" office:value="91374" calcext:value-type="float">
            <text:p>91374</text:p>
          </table:table-cell>
          <table:table-cell table:formula="of:=MIN([.AZ54]+[.AZ215];[.AZ135])" office:value-type="float" office:value="89389" calcext:value-type="float">
            <text:p>89389</text:p>
          </table:table-cell>
          <table:table-cell table:formula="of:=MIN([.BA54]+[.BA215];[.BA135])" office:value-type="float" office:value="85736" calcext:value-type="float">
            <text:p>85736</text:p>
          </table:table-cell>
          <table:table-cell table:formula="of:=MIN([.BB54]+[.BB215];[.BB135])" office:value-type="float" office:value="82966" calcext:value-type="float">
            <text:p>82966</text:p>
          </table:table-cell>
          <table:table-cell table:formula="of:=MIN([.BC54]+[.BC215];[.BC135])" office:value-type="float" office:value="80533" calcext:value-type="float">
            <text:p>80533</text:p>
          </table:table-cell>
          <table:table-cell table:formula="of:=MIN([.BD54]+[.BD215];[.BD135])" office:value-type="float" office:value="76255" calcext:value-type="float">
            <text:p>76255</text:p>
          </table:table-cell>
          <table:table-cell table:formula="of:=MIN([.BE54]+[.BE215];[.BE135])" office:value-type="float" office:value="75640" calcext:value-type="float">
            <text:p>75640</text:p>
          </table:table-cell>
          <table:table-cell table:formula="of:=MIN([.BF54]+[.BF215];[.BF135])" office:value-type="float" office:value="72777" calcext:value-type="float">
            <text:p>72777</text:p>
          </table:table-cell>
          <table:table-cell table:formula="of:=MIN([.BG54]+[.BG215];[.BG135])" office:value-type="float" office:value="71062" calcext:value-type="float">
            <text:p>71062</text:p>
          </table:table-cell>
          <table:table-cell table:formula="of:=MIN([.BH54]+[.BH215];[.BH135])" office:value-type="float" office:value="70820" calcext:value-type="float">
            <text:p>70820</text:p>
          </table:table-cell>
          <table:table-cell table:formula="of:=MIN([.BI54]+[.BI215];[.BI135])" office:value-type="float" office:value="67030" calcext:value-type="float">
            <text:p>67030</text:p>
          </table:table-cell>
          <table:table-cell table:formula="of:=MIN([.BJ54]+[.BJ215];[.BJ135])" office:value-type="float" office:value="64394" calcext:value-type="float">
            <text:p>64394</text:p>
          </table:table-cell>
          <table:table-cell table:formula="of:=MIN([.BK54]+[.BK215];[.BK135])" office:value-type="float" office:value="57396" calcext:value-type="float">
            <text:p>57396</text:p>
          </table:table-cell>
          <table:table-cell table:formula="of:=MIN([.BL54]+[.BL215];[.BL135])" office:value-type="float" office:value="54308" calcext:value-type="float">
            <text:p>54308</text:p>
          </table:table-cell>
          <table:table-cell table:formula="of:=MIN([.BM54]+[.BM215];[.BM135])" office:value-type="float" office:value="52637" calcext:value-type="float">
            <text:p>52637</text:p>
          </table:table-cell>
          <table:table-cell table:formula="of:=MIN([.BN54]+[.BN215];[.BN135])" office:value-type="float" office:value="50398" calcext:value-type="float">
            <text:p>50398</text:p>
          </table:table-cell>
          <table:table-cell table:formula="of:=MIN([.BO54]+[.BO215];[.BO135])" office:value-type="float" office:value="52840" calcext:value-type="float">
            <text:p>52840</text:p>
          </table:table-cell>
          <table:table-cell table:formula="of:=MIN([.BP54]+[.BP215];[.BP135])" office:value-type="float" office:value="47429" calcext:value-type="float">
            <text:p>47429</text:p>
          </table:table-cell>
          <table:table-cell table:formula="of:=MIN([.BQ54]+[.BQ215];[.BQ135])" office:value-type="float" office:value="42834" calcext:value-type="float">
            <text:p>42834</text:p>
          </table:table-cell>
          <table:table-cell table:formula="of:=MIN([.BR54]+[.BR215];[.BR135])" office:value-type="float" office:value="36552" calcext:value-type="float">
            <text:p>36552</text:p>
          </table:table-cell>
          <table:table-cell table:formula="of:=MIN([.BS54]+[.BS215];[.BS135])" office:value-type="float" office:value="41408" calcext:value-type="float">
            <text:p>41408</text:p>
          </table:table-cell>
          <table:table-cell table:formula="of:=MIN([.BT54]+[.BT215];[.BT135])" office:value-type="float" office:value="31434" calcext:value-type="float">
            <text:p>31434</text:p>
          </table:table-cell>
          <table:table-cell table:formula="of:=MIN([.BU54]+[.BU215];[.BU135])" office:value-type="float" office:value="29033" calcext:value-type="float">
            <text:p>29033</text:p>
          </table:table-cell>
          <table:table-cell table:formula="of:=MIN([.BV54]+[.BV215];[.BV135])" office:value-type="float" office:value="28158" calcext:value-type="float">
            <text:p>28158</text:p>
          </table:table-cell>
          <table:table-cell table:formula="of:=MIN([.BW54]+[.BW215];[.BW135])" office:value-type="float" office:value="20584" calcext:value-type="float">
            <text:p>20584</text:p>
          </table:table-cell>
          <table:table-cell table:formula="of:=MIN([.BX54]+[.BX215];[.BX135])" office:value-type="float" office:value="17597" calcext:value-type="float">
            <text:p>17597</text:p>
          </table:table-cell>
          <table:table-cell table:formula="of:=MIN([.BY54]+[.BY215];[.BY135])" office:value-type="float" office:value="13010" calcext:value-type="float">
            <text:p>13010</text:p>
          </table:table-cell>
          <table:table-cell table:formula="of:=MIN([.BZ54]+[.BZ215];[.BZ135])" office:value-type="float" office:value="19616" calcext:value-type="float">
            <text:p>19616</text:p>
          </table:table-cell>
          <table:table-cell table:formula="of:=MIN([.CA54]+[.CA215];[.CA135])" office:value-type="float" office:value="12850" calcext:value-type="float">
            <text:p>12850</text:p>
          </table:table-cell>
          <table:table-cell table:formula="of:=[.CB135]" office:value-type="float" office:value="2965" calcext:value-type="float">
            <text:p>2965</text:p>
          </table:table-cell>
        </table:table-row>
        <table:table-row table:style-name="ro1">
          <table:table-cell table:formula="of:=MIN([.A55]+[.A216];[.A136])" office:value-type="float" office:value="279450" calcext:value-type="float">
            <text:p>279450</text:p>
          </table:table-cell>
          <table:table-cell table:formula="of:=MIN([.B55]+[.B216];[.B136])" office:value-type="float" office:value="276163" calcext:value-type="float">
            <text:p>276163</text:p>
          </table:table-cell>
          <table:table-cell table:formula="of:=MIN([.C55]+[.C216];[.C136])" office:value-type="float" office:value="277858" calcext:value-type="float">
            <text:p>277858</text:p>
          </table:table-cell>
          <table:table-cell table:formula="of:=MIN([.D55]+[.D216];[.D136])" office:value-type="float" office:value="274239" calcext:value-type="float">
            <text:p>274239</text:p>
          </table:table-cell>
          <table:table-cell table:formula="of:=MIN([.E55]+[.E216];[.E136])" office:value-type="float" office:value="273701" calcext:value-type="float">
            <text:p>273701</text:p>
          </table:table-cell>
          <table:table-cell table:formula="of:=MIN([.F55]+[.F216];[.F136])" office:value-type="float" office:value="264628" calcext:value-type="float">
            <text:p>264628</text:p>
          </table:table-cell>
          <table:table-cell table:formula="of:=MIN([.G55]+[.G216];[.G136])" office:value-type="float" office:value="258508" calcext:value-type="float">
            <text:p>258508</text:p>
          </table:table-cell>
          <table:table-cell table:formula="of:=MIN([.H55]+[.H216];[.H136])" office:value-type="float" office:value="253085" calcext:value-type="float">
            <text:p>253085</text:p>
          </table:table-cell>
          <table:table-cell table:formula="of:=MIN([.I55]+[.I216];[.I136])" office:value-type="float" office:value="252528" calcext:value-type="float">
            <text:p>252528</text:p>
          </table:table-cell>
          <table:table-cell table:formula="of:=MIN([.J55]+[.J216];[.J136])" office:value-type="float" office:value="250043" calcext:value-type="float">
            <text:p>250043</text:p>
          </table:table-cell>
          <table:table-cell table:formula="of:=MIN([.K55]+[.K216];[.K136])" office:value-type="float" office:value="249017" calcext:value-type="float">
            <text:p>249017</text:p>
          </table:table-cell>
          <table:table-cell table:formula="of:=MIN([.L55]+[.L216];[.L136])" office:value-type="float" office:value="240906" calcext:value-type="float">
            <text:p>240906</text:p>
          </table:table-cell>
          <table:table-cell table:formula="of:=MIN([.M55]+[.M216];[.M136])" office:value-type="float" office:value="237033" calcext:value-type="float">
            <text:p>237033</text:p>
          </table:table-cell>
          <table:table-cell table:formula="of:=MIN([.N55]+[.N216];[.N136])" office:value-type="float" office:value="235719" calcext:value-type="float">
            <text:p>235719</text:p>
          </table:table-cell>
          <table:table-cell table:formula="of:=MIN([.O55]+[.O216];[.O136])" office:value-type="float" office:value="231530" calcext:value-type="float">
            <text:p>231530</text:p>
          </table:table-cell>
          <table:table-cell table:formula="of:=MIN([.P55]+[.P216];[.P136])" office:value-type="float" office:value="229684" calcext:value-type="float">
            <text:p>229684</text:p>
          </table:table-cell>
          <table:table-cell table:formula="of:=MIN([.Q55]+[.Q216];[.Q136])" office:value-type="float" office:value="225285" calcext:value-type="float">
            <text:p>225285</text:p>
          </table:table-cell>
          <table:table-cell table:formula="of:=MIN([.R55]+[.R216];[.R136])" office:value-type="float" office:value="218244" calcext:value-type="float">
            <text:p>218244</text:p>
          </table:table-cell>
          <table:table-cell table:formula="of:=MIN([.S55]+[.S216];[.S136])" office:value-type="float" office:value="210661" calcext:value-type="float">
            <text:p>210661</text:p>
          </table:table-cell>
          <table:table-cell table:formula="of:=MIN([.T55]+[.T216];[.T136])" office:value-type="float" office:value="208234" calcext:value-type="float">
            <text:p>208234</text:p>
          </table:table-cell>
          <table:table-cell table:formula="of:=MIN([.U55]+[.U216];[.U136])" office:value-type="float" office:value="205370" calcext:value-type="float">
            <text:p>205370</text:p>
          </table:table-cell>
          <table:table-cell table:formula="of:=MIN([.V55]+[.V216];[.V136])" office:value-type="float" office:value="201845" calcext:value-type="float">
            <text:p>201845</text:p>
          </table:table-cell>
          <table:table-cell table:formula="of:=MIN([.W55]+[.W216];[.W136])" office:value-type="float" office:value="196843" calcext:value-type="float">
            <text:p>196843</text:p>
          </table:table-cell>
          <table:table-cell table:formula="of:=MIN([.X55]+[.X216];[.X136])" office:value-type="float" office:value="194774" calcext:value-type="float">
            <text:p>194774</text:p>
          </table:table-cell>
          <table:table-cell table:formula="of:=MIN([.Y55]+[.Y216];[.Y136])" office:value-type="float" office:value="194026" calcext:value-type="float">
            <text:p>194026</text:p>
          </table:table-cell>
          <table:table-cell table:formula="of:=MIN([.Z55]+[.Z216];[.Z136])" office:value-type="float" office:value="192078" calcext:value-type="float">
            <text:p>192078</text:p>
          </table:table-cell>
          <table:table-cell table:formula="of:=MIN([.AA55]+[.AA216];[.AA136])" office:value-type="float" office:value="186063" calcext:value-type="float">
            <text:p>186063</text:p>
          </table:table-cell>
          <table:table-cell table:formula="of:=MIN([.AB55]+[.AB216];[.AB136])" office:value-type="float" office:value="183379" calcext:value-type="float">
            <text:p>183379</text:p>
          </table:table-cell>
          <table:table-cell table:formula="of:=MIN([.AC55]+[.AC216];[.AC136])" office:value-type="float" office:value="182941" calcext:value-type="float">
            <text:p>182941</text:p>
          </table:table-cell>
          <table:table-cell table:formula="of:=MIN([.AD55]+[.AD216];[.AD136])" office:value-type="float" office:value="182171" calcext:value-type="float">
            <text:p>182171</text:p>
          </table:table-cell>
          <table:table-cell table:formula="of:=MIN([.AE55]+[.AE216];[.AE136])" office:value-type="float" office:value="174043" calcext:value-type="float">
            <text:p>174043</text:p>
          </table:table-cell>
          <table:table-cell table:formula="of:=MIN([.AF55]+[.AF216];[.AF136])" office:value-type="float" office:value="172380" calcext:value-type="float">
            <text:p>172380</text:p>
          </table:table-cell>
          <table:table-cell table:formula="of:=MIN([.AG55]+[.AG216];[.AG136])" office:value-type="float" office:value="164493" calcext:value-type="float">
            <text:p>164493</text:p>
          </table:table-cell>
          <table:table-cell table:formula="of:=MIN([.AH55]+[.AH216];[.AH136])" office:value-type="float" office:value="156734" calcext:value-type="float">
            <text:p>156734</text:p>
          </table:table-cell>
          <table:table-cell table:formula="of:=MIN([.AI55]+[.AI216];[.AI136])" office:value-type="float" office:value="154849" calcext:value-type="float">
            <text:p>154849</text:p>
          </table:table-cell>
          <table:table-cell table:formula="of:=MIN([.AJ55]+[.AJ216];[.AJ136])" office:value-type="float" office:value="154692" calcext:value-type="float">
            <text:p>154692</text:p>
          </table:table-cell>
          <table:table-cell table:formula="of:=MIN([.AK55]+[.AK216];[.AK136])" office:value-type="float" office:value="146922" calcext:value-type="float">
            <text:p>146922</text:p>
          </table:table-cell>
          <table:table-cell table:formula="of:=MIN([.AL55]+[.AL216];[.AL136])" office:value-type="float" office:value="142402" calcext:value-type="float">
            <text:p>142402</text:p>
          </table:table-cell>
          <table:table-cell table:formula="of:=MIN([.AM55]+[.AM216];[.AM136])" office:value-type="float" office:value="137524" calcext:value-type="float">
            <text:p>137524</text:p>
          </table:table-cell>
          <table:table-cell table:formula="of:=MIN([.AN55]+[.AN216];[.AN136])" office:value-type="float" office:value="133667" calcext:value-type="float">
            <text:p>133667</text:p>
          </table:table-cell>
          <table:table-cell table:formula="of:=MIN([.AO55]+[.AO216];[.AO136])" office:value-type="float" office:value="132530" calcext:value-type="float">
            <text:p>132530</text:p>
          </table:table-cell>
          <table:table-cell table:formula="of:=MIN([.AP55]+[.AP216];[.AP136])" office:value-type="float" office:value="129005" calcext:value-type="float">
            <text:p>129005</text:p>
          </table:table-cell>
          <table:table-cell table:formula="of:=MIN([.AQ55]+[.AQ216];[.AQ136])" office:value-type="float" office:value="127481" calcext:value-type="float">
            <text:p>127481</text:p>
          </table:table-cell>
          <table:table-cell table:formula="of:=MIN([.AR55]+[.AR216];[.AR136])" office:value-type="float" office:value="121205" calcext:value-type="float">
            <text:p>121205</text:p>
          </table:table-cell>
          <table:table-cell table:formula="of:=MIN([.AS55]+[.AS216];[.AS136])" office:value-type="float" office:value="115636" calcext:value-type="float">
            <text:p>115636</text:p>
          </table:table-cell>
          <table:table-cell table:formula="of:=MIN([.AT55]+[.AT216];[.AT136])" office:value-type="float" office:value="107987" calcext:value-type="float">
            <text:p>107987</text:p>
          </table:table-cell>
          <table:table-cell table:formula="of:=MIN([.AU55]+[.AU216];[.AU136])" office:value-type="float" office:value="107083" calcext:value-type="float">
            <text:p>107083</text:p>
          </table:table-cell>
          <table:table-cell table:formula="of:=MIN([.AV55]+[.AV216];[.AV136])" office:value-type="float" office:value="109137" calcext:value-type="float">
            <text:p>109137</text:p>
          </table:table-cell>
          <table:table-cell table:formula="of:=MIN([.AW55]+[.AW216];[.AW136])" office:value-type="float" office:value="102390" calcext:value-type="float">
            <text:p>102390</text:p>
          </table:table-cell>
          <table:table-cell table:formula="of:=MIN([.AX55]+[.AX216];[.AX136])" office:value-type="float" office:value="103701" calcext:value-type="float">
            <text:p>103701</text:p>
          </table:table-cell>
          <table:table-cell table:formula="of:=MIN([.AY55]+[.AY216];[.AY136])" office:value-type="float" office:value="99002" calcext:value-type="float">
            <text:p>99002</text:p>
          </table:table-cell>
          <table:table-cell table:formula="of:=MIN([.AZ55]+[.AZ216];[.AZ136])" office:value-type="float" office:value="98464" calcext:value-type="float">
            <text:p>98464</text:p>
          </table:table-cell>
          <table:table-cell table:formula="of:=MIN([.BA55]+[.BA216];[.BA136])" office:value-type="float" office:value="95177" calcext:value-type="float">
            <text:p>95177</text:p>
          </table:table-cell>
          <table:table-cell table:formula="of:=MIN([.BB55]+[.BB216];[.BB136])" office:value-type="float" office:value="86566" calcext:value-type="float">
            <text:p>86566</text:p>
          </table:table-cell>
          <table:table-cell table:formula="of:=MIN([.BC55]+[.BC216];[.BC136])" office:value-type="float" office:value="85874" calcext:value-type="float">
            <text:p>85874</text:p>
          </table:table-cell>
          <table:table-cell table:formula="of:=MIN([.BD55]+[.BD216];[.BD136])" office:value-type="float" office:value="78643" calcext:value-type="float">
            <text:p>78643</text:p>
          </table:table-cell>
          <table:table-cell table:formula="of:=MIN([.BE55]+[.BE216];[.BE136])" office:value-type="float" office:value="81280" calcext:value-type="float">
            <text:p>81280</text:p>
          </table:table-cell>
          <table:table-cell table:formula="of:=MIN([.BF55]+[.BF216];[.BF136])" office:value-type="float" office:value="80726" calcext:value-type="float">
            <text:p>80726</text:p>
          </table:table-cell>
          <table:table-cell table:formula="of:=MIN([.BG55]+[.BG216];[.BG136])" office:value-type="float" office:value="71630" calcext:value-type="float">
            <text:p>71630</text:p>
          </table:table-cell>
          <table:table-cell table:formula="of:=MIN([.BH55]+[.BH216];[.BH136])" office:value-type="float" office:value="70672" calcext:value-type="float">
            <text:p>70672</text:p>
          </table:table-cell>
          <table:table-cell table:formula="of:=MIN([.BI55]+[.BI216];[.BI136])" office:value-type="float" office:value="67614" calcext:value-type="float">
            <text:p>67614</text:p>
          </table:table-cell>
          <table:table-cell table:formula="of:=MIN([.BJ55]+[.BJ216];[.BJ136])" office:value-type="float" office:value="69538" calcext:value-type="float">
            <text:p>69538</text:p>
          </table:table-cell>
          <table:table-cell table:formula="of:=MIN([.BK55]+[.BK216];[.BK136])" office:value-type="float" office:value="63639" calcext:value-type="float">
            <text:p>63639</text:p>
          </table:table-cell>
          <table:table-cell table:formula="of:=MIN([.BL55]+[.BL216];[.BL136])" office:value-type="float" office:value="55489" calcext:value-type="float">
            <text:p>55489</text:p>
          </table:table-cell>
          <table:table-cell table:formula="of:=MIN([.BM55]+[.BM216];[.BM136])" office:value-type="float" office:value="61112" calcext:value-type="float">
            <text:p>61112</text:p>
          </table:table-cell>
          <table:table-cell table:formula="of:=MIN([.BN55]+[.BN216];[.BN136])" office:value-type="float" office:value="51496" calcext:value-type="float">
            <text:p>51496</text:p>
          </table:table-cell>
          <table:table-cell table:formula="of:=MIN([.BO55]+[.BO216];[.BO136])" office:value-type="float" office:value="56823" calcext:value-type="float">
            <text:p>56823</text:p>
          </table:table-cell>
          <table:table-cell table:formula="of:=MIN([.BP55]+[.BP216];[.BP136])" office:value-type="float" office:value="48661" calcext:value-type="float">
            <text:p>48661</text:p>
          </table:table-cell>
          <table:table-cell table:formula="of:=MIN([.BQ55]+[.BQ216];[.BQ136])" office:value-type="float" office:value="41842" calcext:value-type="float">
            <text:p>41842</text:p>
          </table:table-cell>
          <table:table-cell table:formula="of:=MIN([.BR55]+[.BR216];[.BR136])" office:value-type="float" office:value="33671" calcext:value-type="float">
            <text:p>33671</text:p>
          </table:table-cell>
          <table:table-cell table:formula="of:=MIN([.BS55]+[.BS216];[.BS136])" office:value-type="float" office:value="32152" calcext:value-type="float">
            <text:p>32152</text:p>
          </table:table-cell>
          <table:table-cell table:formula="of:=MIN([.BT55]+[.BT216];[.BT136])" office:value-type="float" office:value="31919" calcext:value-type="float">
            <text:p>31919</text:p>
          </table:table-cell>
          <table:table-cell table:formula="of:=MIN([.BU55]+[.BU216];[.BU136])" office:value-type="float" office:value="29416" calcext:value-type="float">
            <text:p>29416</text:p>
          </table:table-cell>
          <table:table-cell table:formula="of:=MIN([.BV55]+[.BV216];[.BV136])" office:value-type="float" office:value="20615" calcext:value-type="float">
            <text:p>20615</text:p>
          </table:table-cell>
          <table:table-cell table:formula="of:=MIN([.BW55]+[.BW216];[.BW136])" office:value-type="float" office:value="17983" calcext:value-type="float">
            <text:p>17983</text:p>
          </table:table-cell>
          <table:table-cell table:formula="of:=MIN([.BX55]+[.BX216];[.BX136])" office:value-type="float" office:value="19055" calcext:value-type="float">
            <text:p>19055</text:p>
          </table:table-cell>
          <table:table-cell table:formula="of:=MIN([.BY55]+[.BY216];[.BY136])" office:value-type="float" office:value="9863" calcext:value-type="float">
            <text:p>9863</text:p>
          </table:table-cell>
          <table:table-cell table:formula="of:=MIN([.BZ55]+[.BZ216];[.BZ136])" office:value-type="float" office:value="15322" calcext:value-type="float">
            <text:p>15322</text:p>
          </table:table-cell>
          <table:table-cell table:formula="of:=MIN([.CA55]+[.CA216];[.CA136])" office:value-type="float" office:value="5876" calcext:value-type="float">
            <text:p>5876</text:p>
          </table:table-cell>
          <table:table-cell table:formula="of:=[.CB136]" office:value-type="float" office:value="7314" calcext:value-type="float">
            <text:p>7314</text:p>
          </table:table-cell>
        </table:table-row>
        <table:table-row table:style-name="ro1">
          <table:table-cell table:formula="of:=MIN([.A56]+[.A217];[.A137])" office:value-type="float" office:value="280898" calcext:value-type="float">
            <text:p>280898</text:p>
          </table:table-cell>
          <table:table-cell table:formula="of:=MIN([.B56]+[.B217];[.B137])" office:value-type="float" office:value="279126" calcext:value-type="float">
            <text:p>279126</text:p>
          </table:table-cell>
          <table:table-cell table:formula="of:=MIN([.C56]+[.C217];[.C137])" office:value-type="float" office:value="278447" calcext:value-type="float">
            <text:p>278447</text:p>
          </table:table-cell>
          <table:table-cell table:formula="of:=MIN([.D56]+[.D217];[.D137])" office:value-type="float" office:value="270869" calcext:value-type="float">
            <text:p>270869</text:p>
          </table:table-cell>
          <table:table-cell table:formula="of:=MIN([.E56]+[.E217];[.E137])" office:value-type="float" office:value="267328" calcext:value-type="float">
            <text:p>267328</text:p>
          </table:table-cell>
          <table:table-cell table:formula="of:=MIN([.F56]+[.F217];[.F137])" office:value-type="float" office:value="264233" calcext:value-type="float">
            <text:p>264233</text:p>
          </table:table-cell>
          <table:table-cell table:formula="of:=MIN([.G56]+[.G217];[.G137])" office:value-type="float" office:value="262745" calcext:value-type="float">
            <text:p>262745</text:p>
          </table:table-cell>
          <table:table-cell table:formula="of:=MIN([.H56]+[.H217];[.H137])" office:value-type="float" office:value="255719" calcext:value-type="float">
            <text:p>255719</text:p>
          </table:table-cell>
          <table:table-cell table:formula="of:=MIN([.I56]+[.I217];[.I137])" office:value-type="float" office:value="254043" calcext:value-type="float">
            <text:p>254043</text:p>
          </table:table-cell>
          <table:table-cell table:formula="of:=MIN([.J56]+[.J217];[.J137])" office:value-type="float" office:value="248028" calcext:value-type="float">
            <text:p>248028</text:p>
          </table:table-cell>
          <table:table-cell table:formula="of:=MIN([.K56]+[.K217];[.K137])" office:value-type="float" office:value="243395" calcext:value-type="float">
            <text:p>243395</text:p>
          </table:table-cell>
          <table:table-cell table:formula="of:=MIN([.L56]+[.L217];[.L137])" office:value-type="float" office:value="239025" calcext:value-type="float">
            <text:p>239025</text:p>
          </table:table-cell>
          <table:table-cell table:formula="of:=MIN([.M56]+[.M217];[.M137])" office:value-type="float" office:value="236263" calcext:value-type="float">
            <text:p>236263</text:p>
          </table:table-cell>
          <table:table-cell table:formula="of:=MIN([.N56]+[.N217];[.N137])" office:value-type="float" office:value="234613" calcext:value-type="float">
            <text:p>234613</text:p>
          </table:table-cell>
          <table:table-cell table:formula="of:=MIN([.O56]+[.O217];[.O137])" office:value-type="float" office:value="232439" calcext:value-type="float">
            <text:p>232439</text:p>
          </table:table-cell>
          <table:table-cell table:formula="of:=MIN([.P56]+[.P217];[.P137])" office:value-type="float" office:value="234406" calcext:value-type="float">
            <text:p>234406</text:p>
          </table:table-cell>
          <table:table-cell table:formula="of:=MIN([.Q56]+[.Q217];[.Q137])" office:value-type="float" office:value="226248" calcext:value-type="float">
            <text:p>226248</text:p>
          </table:table-cell>
          <table:table-cell table:formula="of:=MIN([.R56]+[.R217];[.R137])" office:value-type="float" office:value="223326" calcext:value-type="float">
            <text:p>223326</text:p>
          </table:table-cell>
          <table:table-cell table:formula="of:=MIN([.S56]+[.S217];[.S137])" office:value-type="float" office:value="214859" calcext:value-type="float">
            <text:p>214859</text:p>
          </table:table-cell>
          <table:table-cell table:formula="of:=MIN([.T56]+[.T217];[.T137])" office:value-type="float" office:value="212514" calcext:value-type="float">
            <text:p>212514</text:p>
          </table:table-cell>
          <table:table-cell table:formula="of:=MIN([.U56]+[.U217];[.U137])" office:value-type="float" office:value="214462" calcext:value-type="float">
            <text:p>214462</text:p>
          </table:table-cell>
          <table:table-cell table:formula="of:=MIN([.V56]+[.V217];[.V137])" office:value-type="float" office:value="210701" calcext:value-type="float">
            <text:p>210701</text:p>
          </table:table-cell>
          <table:table-cell table:formula="of:=MIN([.W56]+[.W217];[.W137])" office:value-type="float" office:value="205678" calcext:value-type="float">
            <text:p>205678</text:p>
          </table:table-cell>
          <table:table-cell table:formula="of:=MIN([.X56]+[.X217];[.X137])" office:value-type="float" office:value="200231" calcext:value-type="float">
            <text:p>200231</text:p>
          </table:table-cell>
          <table:table-cell table:formula="of:=MIN([.Y56]+[.Y217];[.Y137])" office:value-type="float" office:value="195929" calcext:value-type="float">
            <text:p>195929</text:p>
          </table:table-cell>
          <table:table-cell table:formula="of:=MIN([.Z56]+[.Z217];[.Z137])" office:value-type="float" office:value="193856" calcext:value-type="float">
            <text:p>193856</text:p>
          </table:table-cell>
          <table:table-cell table:formula="of:=MIN([.AA56]+[.AA217];[.AA137])" office:value-type="float" office:value="190938" calcext:value-type="float">
            <text:p>190938</text:p>
          </table:table-cell>
          <table:table-cell table:formula="of:=MIN([.AB56]+[.AB217];[.AB137])" office:value-type="float" office:value="185181" calcext:value-type="float">
            <text:p>185181</text:p>
          </table:table-cell>
          <table:table-cell table:formula="of:=MIN([.AC56]+[.AC217];[.AC137])" office:value-type="float" office:value="182183" calcext:value-type="float">
            <text:p>182183</text:p>
          </table:table-cell>
          <table:table-cell table:formula="of:=MIN([.AD56]+[.AD217];[.AD137])" office:value-type="float" office:value="173804" calcext:value-type="float">
            <text:p>173804</text:p>
          </table:table-cell>
          <table:table-cell table:formula="of:=MIN([.AE56]+[.AE217];[.AE137])" office:value-type="float" office:value="176009" calcext:value-type="float">
            <text:p>176009</text:p>
          </table:table-cell>
          <table:table-cell table:formula="of:=MIN([.AF56]+[.AF217];[.AF137])" office:value-type="float" office:value="173753" calcext:value-type="float">
            <text:p>173753</text:p>
          </table:table-cell>
          <table:table-cell table:formula="of:=MIN([.AG56]+[.AG217];[.AG137])" office:value-type="float" office:value="171130" calcext:value-type="float">
            <text:p>171130</text:p>
          </table:table-cell>
          <table:table-cell table:formula="of:=MIN([.AH56]+[.AH217];[.AH137])" office:value-type="float" office:value="164074" calcext:value-type="float">
            <text:p>164074</text:p>
          </table:table-cell>
          <table:table-cell table:formula="of:=MIN([.AI56]+[.AI217];[.AI137])" office:value-type="float" office:value="160355" calcext:value-type="float">
            <text:p>160355</text:p>
          </table:table-cell>
          <table:table-cell table:formula="of:=MIN([.AJ56]+[.AJ217];[.AJ137])" office:value-type="float" office:value="151981" calcext:value-type="float">
            <text:p>151981</text:p>
          </table:table-cell>
          <table:table-cell table:formula="of:=MIN([.AK56]+[.AK217];[.AK137])" office:value-type="float" office:value="145562" calcext:value-type="float">
            <text:p>145562</text:p>
          </table:table-cell>
          <table:table-cell table:formula="of:=MIN([.AL56]+[.AL217];[.AL137])" office:value-type="float" office:value="142015" calcext:value-type="float">
            <text:p>142015</text:p>
          </table:table-cell>
          <table:table-cell table:formula="of:=MIN([.AM56]+[.AM217];[.AM137])" office:value-type="float" office:value="140538" calcext:value-type="float">
            <text:p>140538</text:p>
          </table:table-cell>
          <table:table-cell table:formula="of:=MIN([.AN56]+[.AN217];[.AN137])" office:value-type="float" office:value="139887" calcext:value-type="float">
            <text:p>139887</text:p>
          </table:table-cell>
          <table:table-cell table:formula="of:=MIN([.AO56]+[.AO217];[.AO137])" office:value-type="float" office:value="133089" calcext:value-type="float">
            <text:p>133089</text:p>
          </table:table-cell>
          <table:table-cell table:formula="of:=MIN([.AP56]+[.AP217];[.AP137])" office:value-type="float" office:value="125955" calcext:value-type="float">
            <text:p>125955</text:p>
          </table:table-cell>
          <table:table-cell table:formula="of:=MIN([.AQ56]+[.AQ217];[.AQ137])" office:value-type="float" office:value="130365" calcext:value-type="float">
            <text:p>130365</text:p>
          </table:table-cell>
          <table:table-cell table:formula="of:=MIN([.AR56]+[.AR217];[.AR137])" office:value-type="float" office:value="120881" calcext:value-type="float">
            <text:p>120881</text:p>
          </table:table-cell>
          <table:table-cell table:formula="of:=MIN([.AS56]+[.AS217];[.AS137])" office:value-type="float" office:value="111022" calcext:value-type="float">
            <text:p>111022</text:p>
          </table:table-cell>
          <table:table-cell table:formula="of:=MIN([.AT56]+[.AT217];[.AT137])" office:value-type="float" office:value="107991" calcext:value-type="float">
            <text:p>107991</text:p>
          </table:table-cell>
          <table:table-cell table:formula="of:=MIN([.AU56]+[.AU217];[.AU137])" office:value-type="float" office:value="108585" calcext:value-type="float">
            <text:p>108585</text:p>
          </table:table-cell>
          <table:table-cell table:formula="of:=MIN([.AV56]+[.AV217];[.AV137])" office:value-type="float" office:value="108261" calcext:value-type="float">
            <text:p>108261</text:p>
          </table:table-cell>
          <table:table-cell table:formula="of:=MIN([.AW56]+[.AW217];[.AW137])" office:value-type="float" office:value="104128" calcext:value-type="float">
            <text:p>104128</text:p>
          </table:table-cell>
          <table:table-cell table:formula="of:=MIN([.AX56]+[.AX217];[.AX137])" office:value-type="float" office:value="105508" calcext:value-type="float">
            <text:p>105508</text:p>
          </table:table-cell>
          <table:table-cell table:formula="of:=MIN([.AY56]+[.AY217];[.AY137])" office:value-type="float" office:value="103752" calcext:value-type="float">
            <text:p>103752</text:p>
          </table:table-cell>
          <table:table-cell table:formula="of:=MIN([.AZ56]+[.AZ217];[.AZ137])" office:value-type="float" office:value="98927" calcext:value-type="float">
            <text:p>98927</text:p>
          </table:table-cell>
          <table:table-cell table:formula="of:=MIN([.BA56]+[.BA217];[.BA137])" office:value-type="float" office:value="101520" calcext:value-type="float">
            <text:p>101520</text:p>
          </table:table-cell>
          <table:table-cell table:formula="of:=MIN([.BB56]+[.BB217];[.BB137])" office:value-type="float" office:value="96267" calcext:value-type="float">
            <text:p>96267</text:p>
          </table:table-cell>
          <table:table-cell table:formula="of:=MIN([.BC56]+[.BC217];[.BC137])" office:value-type="float" office:value="94380" calcext:value-type="float">
            <text:p>94380</text:p>
          </table:table-cell>
          <table:table-cell table:formula="of:=MIN([.BD56]+[.BD217];[.BD137])" office:value-type="float" office:value="88465" calcext:value-type="float">
            <text:p>88465</text:p>
          </table:table-cell>
          <table:table-cell table:formula="of:=MIN([.BE56]+[.BE217];[.BE137])" office:value-type="float" office:value="90835" calcext:value-type="float">
            <text:p>90835</text:p>
          </table:table-cell>
          <table:table-cell table:formula="of:=MIN([.BF56]+[.BF217];[.BF137])" office:value-type="float" office:value="88486" calcext:value-type="float">
            <text:p>88486</text:p>
          </table:table-cell>
          <table:table-cell table:formula="of:=MIN([.BG56]+[.BG217];[.BG137])" office:value-type="float" office:value="79798" calcext:value-type="float">
            <text:p>79798</text:p>
          </table:table-cell>
          <table:table-cell table:formula="of:=MIN([.BH56]+[.BH217];[.BH137])" office:value-type="float" office:value="74139" calcext:value-type="float">
            <text:p>74139</text:p>
          </table:table-cell>
          <table:table-cell table:formula="of:=MIN([.BI56]+[.BI217];[.BI137])" office:value-type="float" office:value="70848" calcext:value-type="float">
            <text:p>70848</text:p>
          </table:table-cell>
          <table:table-cell table:formula="of:=MIN([.BJ56]+[.BJ217];[.BJ137])" office:value-type="float" office:value="69185" calcext:value-type="float">
            <text:p>69185</text:p>
          </table:table-cell>
          <table:table-cell table:formula="of:=MIN([.BK56]+[.BK217];[.BK137])" office:value-type="float" office:value="62867" calcext:value-type="float">
            <text:p>62867</text:p>
          </table:table-cell>
          <table:table-cell table:formula="of:=MIN([.BL56]+[.BL217];[.BL137])" office:value-type="float" office:value="61080" calcext:value-type="float">
            <text:p>61080</text:p>
          </table:table-cell>
          <table:table-cell table:formula="of:=MIN([.BM56]+[.BM217];[.BM137])" office:value-type="float" office:value="58508" calcext:value-type="float">
            <text:p>58508</text:p>
          </table:table-cell>
          <table:table-cell table:formula="of:=MIN([.BN56]+[.BN217];[.BN137])" office:value-type="float" office:value="58089" calcext:value-type="float">
            <text:p>58089</text:p>
          </table:table-cell>
          <table:table-cell table:formula="of:=MIN([.BO56]+[.BO217];[.BO137])" office:value-type="float" office:value="63714" calcext:value-type="float">
            <text:p>63714</text:p>
          </table:table-cell>
          <table:table-cell table:formula="of:=MIN([.BP56]+[.BP217];[.BP137])" office:value-type="float" office:value="55740" calcext:value-type="float">
            <text:p>55740</text:p>
          </table:table-cell>
          <table:table-cell table:formula="of:=MIN([.BQ56]+[.BQ217];[.BQ137])" office:value-type="float" office:value="47254" calcext:value-type="float">
            <text:p>47254</text:p>
          </table:table-cell>
          <table:table-cell table:formula="of:=MIN([.BR56]+[.BR217];[.BR137])" office:value-type="float" office:value="37393" calcext:value-type="float">
            <text:p>37393</text:p>
          </table:table-cell>
          <table:table-cell table:formula="of:=MIN([.BS56]+[.BS217];[.BS137])" office:value-type="float" office:value="31012" calcext:value-type="float">
            <text:p>31012</text:p>
          </table:table-cell>
          <table:table-cell table:formula="of:=MIN([.BT56]+[.BT217];[.BT137])" office:value-type="float" office:value="24254" calcext:value-type="float">
            <text:p>24254</text:p>
          </table:table-cell>
          <table:table-cell table:formula="of:=MIN([.BU56]+[.BU217];[.BU137])" office:value-type="float" office:value="24060" calcext:value-type="float">
            <text:p>24060</text:p>
          </table:table-cell>
          <table:table-cell table:formula="of:=MIN([.BV56]+[.BV217];[.BV137])" office:value-type="float" office:value="20999" calcext:value-type="float">
            <text:p>20999</text:p>
          </table:table-cell>
          <table:table-cell table:formula="of:=MIN([.BW56]+[.BW217];[.BW137])" office:value-type="float" office:value="16684" calcext:value-type="float">
            <text:p>16684</text:p>
          </table:table-cell>
          <table:table-cell table:formula="of:=MIN([.BX56]+[.BX217];[.BX137])" office:value-type="float" office:value="13821" calcext:value-type="float">
            <text:p>13821</text:p>
          </table:table-cell>
          <table:table-cell table:formula="of:=MIN([.BY56]+[.BY217];[.BY137])" office:value-type="float" office:value="9156" calcext:value-type="float">
            <text:p>9156</text:p>
          </table:table-cell>
          <table:table-cell table:formula="of:=MIN([.BZ56]+[.BZ217];[.BZ137])" office:value-type="float" office:value="5367" calcext:value-type="float">
            <text:p>5367</text:p>
          </table:table-cell>
          <table:table-cell table:formula="of:=MIN([.CA56]+[.CA217];[.CA137])" office:value-type="float" office:value="3166" calcext:value-type="float">
            <text:p>3166</text:p>
          </table:table-cell>
          <table:table-cell table:formula="of:=[.CB137]" office:value-type="float" office:value="4416" calcext:value-type="float">
            <text:p>4416</text:p>
          </table:table-cell>
        </table:table-row>
        <table:table-row table:style-name="ro1">
          <table:table-cell table:formula="of:=MIN([.A57]+[.A218];[.A138])" office:value-type="float" office:value="281024" calcext:value-type="float">
            <text:p>281024</text:p>
          </table:table-cell>
          <table:table-cell table:formula="of:=MIN([.B57]+[.B218];[.B138])" office:value-type="float" office:value="288053" calcext:value-type="float">
            <text:p>288053</text:p>
          </table:table-cell>
          <table:table-cell table:formula="of:=MIN([.C57]+[.C218];[.C138])" office:value-type="float" office:value="283091" calcext:value-type="float">
            <text:p>283091</text:p>
          </table:table-cell>
          <table:table-cell table:formula="of:=MIN([.D57]+[.D218];[.D138])" office:value-type="float" office:value="276483" calcext:value-type="float">
            <text:p>276483</text:p>
          </table:table-cell>
          <table:table-cell table:formula="of:=MIN([.E57]+[.E218];[.E138])" office:value-type="float" office:value="272568" calcext:value-type="float">
            <text:p>272568</text:p>
          </table:table-cell>
          <table:table-cell table:formula="of:=MIN([.F57]+[.F218];[.F138])" office:value-type="float" office:value="263582" calcext:value-type="float">
            <text:p>263582</text:p>
          </table:table-cell>
          <table:table-cell table:formula="of:=MIN([.G57]+[.G218];[.G138])" office:value-type="float" office:value="256715" calcext:value-type="float">
            <text:p>256715</text:p>
          </table:table-cell>
          <table:table-cell table:formula="of:=MIN([.H57]+[.H218];[.H138])" office:value-type="float" office:value="255000" calcext:value-type="float">
            <text:p>255000</text:p>
          </table:table-cell>
          <table:table-cell table:formula="of:=MIN([.I57]+[.I218];[.I138])" office:value-type="float" office:value="248924" calcext:value-type="float">
            <text:p>248924</text:p>
          </table:table-cell>
          <table:table-cell table:formula="of:=MIN([.J57]+[.J218];[.J138])" office:value-type="float" office:value="245765" calcext:value-type="float">
            <text:p>245765</text:p>
          </table:table-cell>
          <table:table-cell table:formula="of:=MIN([.K57]+[.K218];[.K138])" office:value-type="float" office:value="244977" calcext:value-type="float">
            <text:p>244977</text:p>
          </table:table-cell>
          <table:table-cell table:formula="of:=MIN([.L57]+[.L218];[.L138])" office:value-type="float" office:value="241837" calcext:value-type="float">
            <text:p>241837</text:p>
          </table:table-cell>
          <table:table-cell table:formula="of:=MIN([.M57]+[.M218];[.M138])" office:value-type="float" office:value="237093" calcext:value-type="float">
            <text:p>237093</text:p>
          </table:table-cell>
          <table:table-cell table:formula="of:=MIN([.N57]+[.N218];[.N138])" office:value-type="float" office:value="243866" calcext:value-type="float">
            <text:p>243866</text:p>
          </table:table-cell>
          <table:table-cell table:formula="of:=MIN([.O57]+[.O218];[.O138])" office:value-type="float" office:value="238251" calcext:value-type="float">
            <text:p>238251</text:p>
          </table:table-cell>
          <table:table-cell table:formula="of:=MIN([.P57]+[.P218];[.P138])" office:value-type="float" office:value="234638" calcext:value-type="float">
            <text:p>234638</text:p>
          </table:table-cell>
          <table:table-cell table:formula="of:=MIN([.Q57]+[.Q218];[.Q138])" office:value-type="float" office:value="232555" calcext:value-type="float">
            <text:p>232555</text:p>
          </table:table-cell>
          <table:table-cell table:formula="of:=MIN([.R57]+[.R218];[.R138])" office:value-type="float" office:value="224939" calcext:value-type="float">
            <text:p>224939</text:p>
          </table:table-cell>
          <table:table-cell table:formula="of:=MIN([.S57]+[.S218];[.S138])" office:value-type="float" office:value="216405" calcext:value-type="float">
            <text:p>216405</text:p>
          </table:table-cell>
          <table:table-cell table:formula="of:=MIN([.T57]+[.T218];[.T138])" office:value-type="float" office:value="222104" calcext:value-type="float">
            <text:p>222104</text:p>
          </table:table-cell>
          <table:table-cell table:formula="of:=MIN([.U57]+[.U218];[.U138])" office:value-type="float" office:value="215563" calcext:value-type="float">
            <text:p>215563</text:p>
          </table:table-cell>
          <table:table-cell table:formula="of:=MIN([.V57]+[.V218];[.V138])" office:value-type="float" office:value="219713" calcext:value-type="float">
            <text:p>219713</text:p>
          </table:table-cell>
          <table:table-cell table:formula="of:=MIN([.W57]+[.W218];[.W138])" office:value-type="float" office:value="211092" calcext:value-type="float">
            <text:p>211092</text:p>
          </table:table-cell>
          <table:table-cell table:formula="of:=MIN([.X57]+[.X218];[.X138])" office:value-type="float" office:value="201271" calcext:value-type="float">
            <text:p>201271</text:p>
          </table:table-cell>
          <table:table-cell table:formula="of:=MIN([.Y57]+[.Y218];[.Y138])" office:value-type="float" office:value="193139" calcext:value-type="float">
            <text:p>193139</text:p>
          </table:table-cell>
          <table:table-cell table:formula="of:=MIN([.Z57]+[.Z218];[.Z138])" office:value-type="float" office:value="185282" calcext:value-type="float">
            <text:p>185282</text:p>
          </table:table-cell>
          <table:table-cell table:formula="of:=MIN([.AA57]+[.AA218];[.AA138])" office:value-type="float" office:value="181196" calcext:value-type="float">
            <text:p>181196</text:p>
          </table:table-cell>
          <table:table-cell table:formula="of:=MIN([.AB57]+[.AB218];[.AB138])" office:value-type="float" office:value="180127" calcext:value-type="float">
            <text:p>180127</text:p>
          </table:table-cell>
          <table:table-cell table:formula="of:=MIN([.AC57]+[.AC218];[.AC138])" office:value-type="float" office:value="172636" calcext:value-type="float">
            <text:p>172636</text:p>
          </table:table-cell>
          <table:table-cell table:formula="of:=MIN([.AD57]+[.AD218];[.AD138])" office:value-type="float" office:value="169648" calcext:value-type="float">
            <text:p>169648</text:p>
          </table:table-cell>
          <table:table-cell table:formula="of:=MIN([.AE57]+[.AE218];[.AE138])" office:value-type="float" office:value="168069" calcext:value-type="float">
            <text:p>168069</text:p>
          </table:table-cell>
          <table:table-cell table:formula="of:=MIN([.AF57]+[.AF218];[.AF138])" office:value-type="float" office:value="165627" calcext:value-type="float">
            <text:p>165627</text:p>
          </table:table-cell>
          <table:table-cell table:formula="of:=MIN([.AG57]+[.AG218];[.AG138])" office:value-type="float" office:value="161306" calcext:value-type="float">
            <text:p>161306</text:p>
          </table:table-cell>
          <table:table-cell table:formula="of:=MIN([.AH57]+[.AH218];[.AH138])" office:value-type="float" office:value="159157" calcext:value-type="float">
            <text:p>159157</text:p>
          </table:table-cell>
          <table:table-cell table:formula="of:=MIN([.AI57]+[.AI218];[.AI138])" office:value-type="float" office:value="151515" calcext:value-type="float">
            <text:p>151515</text:p>
          </table:table-cell>
          <table:table-cell table:formula="of:=MIN([.AJ57]+[.AJ218];[.AJ138])" office:value-type="float" office:value="145407" calcext:value-type="float">
            <text:p>145407</text:p>
          </table:table-cell>
          <table:table-cell table:formula="of:=MIN([.AK57]+[.AK218];[.AK138])" office:value-type="float" office:value="146873" calcext:value-type="float">
            <text:p>146873</text:p>
          </table:table-cell>
          <table:table-cell table:formula="of:=MIN([.AL57]+[.AL218];[.AL138])" office:value-type="float" office:value="140787" calcext:value-type="float">
            <text:p>140787</text:p>
          </table:table-cell>
          <table:table-cell table:formula="of:=MIN([.AM57]+[.AM218];[.AM138])" office:value-type="float" office:value="137620" calcext:value-type="float">
            <text:p>137620</text:p>
          </table:table-cell>
          <table:table-cell table:formula="of:=MIN([.AN57]+[.AN218];[.AN138])" office:value-type="float" office:value="142711" calcext:value-type="float">
            <text:p>142711</text:p>
          </table:table-cell>
          <table:table-cell table:formula="of:=MIN([.AO57]+[.AO218];[.AO138])" office:value-type="float" office:value="133183" calcext:value-type="float">
            <text:p>133183</text:p>
          </table:table-cell>
          <table:table-cell table:formula="of:=MIN([.AP57]+[.AP218];[.AP138])" office:value-type="float" office:value="125520" calcext:value-type="float">
            <text:p>125520</text:p>
          </table:table-cell>
          <table:table-cell table:formula="of:=MIN([.AQ57]+[.AQ218];[.AQ138])" office:value-type="float" office:value="122835" calcext:value-type="float">
            <text:p>122835</text:p>
          </table:table-cell>
          <table:table-cell table:formula="of:=MIN([.AR57]+[.AR218];[.AR138])" office:value-type="float" office:value="121615" calcext:value-type="float">
            <text:p>121615</text:p>
          </table:table-cell>
          <table:table-cell table:formula="of:=MIN([.AS57]+[.AS218];[.AS138])" office:value-type="float" office:value="112419" calcext:value-type="float">
            <text:p>112419</text:p>
          </table:table-cell>
          <table:table-cell table:formula="of:=MIN([.AT57]+[.AT218];[.AT138])" office:value-type="float" office:value="113767" calcext:value-type="float">
            <text:p>113767</text:p>
          </table:table-cell>
          <table:table-cell table:formula="of:=MIN([.AU57]+[.AU218];[.AU138])" office:value-type="float" office:value="110162" calcext:value-type="float">
            <text:p>110162</text:p>
          </table:table-cell>
          <table:table-cell table:formula="of:=MIN([.AV57]+[.AV218];[.AV138])" office:value-type="float" office:value="109991" calcext:value-type="float">
            <text:p>109991</text:p>
          </table:table-cell>
          <table:table-cell table:formula="of:=MIN([.AW57]+[.AW218];[.AW138])" office:value-type="float" office:value="109609" calcext:value-type="float">
            <text:p>109609</text:p>
          </table:table-cell>
          <table:table-cell table:formula="of:=MIN([.AX57]+[.AX218];[.AX138])" office:value-type="float" office:value="106218" calcext:value-type="float">
            <text:p>106218</text:p>
          </table:table-cell>
          <table:table-cell table:formula="of:=MIN([.AY57]+[.AY218];[.AY138])" office:value-type="float" office:value="105241" calcext:value-type="float">
            <text:p>105241</text:p>
          </table:table-cell>
          <table:table-cell table:formula="of:=MIN([.AZ57]+[.AZ218];[.AZ138])" office:value-type="float" office:value="99126" calcext:value-type="float">
            <text:p>99126</text:p>
          </table:table-cell>
          <table:table-cell table:formula="of:=MIN([.BA57]+[.BA218];[.BA138])" office:value-type="float" office:value="104776" calcext:value-type="float">
            <text:p>104776</text:p>
          </table:table-cell>
          <table:table-cell table:formula="of:=MIN([.BB57]+[.BB218];[.BB138])" office:value-type="float" office:value="98450" calcext:value-type="float">
            <text:p>98450</text:p>
          </table:table-cell>
          <table:table-cell table:formula="of:=MIN([.BC57]+[.BC218];[.BC138])" office:value-type="float" office:value="98147" calcext:value-type="float">
            <text:p>98147</text:p>
          </table:table-cell>
          <table:table-cell table:formula="of:=MIN([.BD57]+[.BD218];[.BD138])" office:value-type="float" office:value="94393" calcext:value-type="float">
            <text:p>94393</text:p>
          </table:table-cell>
          <table:table-cell table:formula="of:=MIN([.BE57]+[.BE218];[.BE138])" office:value-type="float" office:value="93608" calcext:value-type="float">
            <text:p>93608</text:p>
          </table:table-cell>
          <table:table-cell table:formula="of:=MIN([.BF57]+[.BF218];[.BF138])" office:value-type="float" office:value="88022" calcext:value-type="float">
            <text:p>88022</text:p>
          </table:table-cell>
          <table:table-cell table:formula="of:=MIN([.BG57]+[.BG218];[.BG138])" office:value-type="float" office:value="80461" calcext:value-type="float">
            <text:p>80461</text:p>
          </table:table-cell>
          <table:table-cell table:formula="of:=MIN([.BH57]+[.BH218];[.BH138])" office:value-type="float" office:value="82788" calcext:value-type="float">
            <text:p>82788</text:p>
          </table:table-cell>
          <table:table-cell table:formula="of:=MIN([.BI57]+[.BI218];[.BI138])" office:value-type="float" office:value="79417" calcext:value-type="float">
            <text:p>79417</text:p>
          </table:table-cell>
          <table:table-cell table:formula="of:=MIN([.BJ57]+[.BJ218];[.BJ138])" office:value-type="float" office:value="69729" calcext:value-type="float">
            <text:p>69729</text:p>
          </table:table-cell>
          <table:table-cell table:formula="of:=MIN([.BK57]+[.BK218];[.BK138])" office:value-type="float" office:value="68780" calcext:value-type="float">
            <text:p>68780</text:p>
          </table:table-cell>
          <table:table-cell table:formula="of:=MIN([.BL57]+[.BL218];[.BL138])" office:value-type="float" office:value="69538" calcext:value-type="float">
            <text:p>69538</text:p>
          </table:table-cell>
          <table:table-cell table:formula="of:=MIN([.BM57]+[.BM218];[.BM138])" office:value-type="float" office:value="60378" calcext:value-type="float">
            <text:p>60378</text:p>
          </table:table-cell>
          <table:table-cell table:formula="of:=MIN([.BN57]+[.BN218];[.BN138])" office:value-type="float" office:value="62987" calcext:value-type="float">
            <text:p>62987</text:p>
          </table:table-cell>
          <table:table-cell table:formula="of:=MIN([.BO57]+[.BO218];[.BO138])" office:value-type="float" office:value="57223" calcext:value-type="float">
            <text:p>57223</text:p>
          </table:table-cell>
          <table:table-cell table:formula="of:=MIN([.BP57]+[.BP218];[.BP138])" office:value-type="float" office:value="47336" calcext:value-type="float">
            <text:p>47336</text:p>
          </table:table-cell>
          <table:table-cell table:formula="of:=MIN([.BQ57]+[.BQ218];[.BQ138])" office:value-type="float" office:value="42859" calcext:value-type="float">
            <text:p>42859</text:p>
          </table:table-cell>
          <table:table-cell table:formula="of:=MIN([.BR57]+[.BR218];[.BR138])" office:value-type="float" office:value="36156" calcext:value-type="float">
            <text:p>36156</text:p>
          </table:table-cell>
          <table:table-cell table:formula="of:=MIN([.BS57]+[.BS218];[.BS138])" office:value-type="float" office:value="34743" calcext:value-type="float">
            <text:p>34743</text:p>
          </table:table-cell>
          <table:table-cell table:formula="of:=MIN([.BT57]+[.BT218];[.BT138])" office:value-type="float" office:value="29748" calcext:value-type="float">
            <text:p>29748</text:p>
          </table:table-cell>
          <table:table-cell table:formula="of:=MIN([.BU57]+[.BU218];[.BU138])" office:value-type="float" office:value="30322" calcext:value-type="float">
            <text:p>30322</text:p>
          </table:table-cell>
          <table:table-cell table:formula="of:=MIN([.BV57]+[.BV218];[.BV138])" office:value-type="float" office:value="23191" calcext:value-type="float">
            <text:p>23191</text:p>
          </table:table-cell>
          <table:table-cell table:formula="of:=MIN([.BW57]+[.BW218];[.BW138])" office:value-type="float" office:value="25653" calcext:value-type="float">
            <text:p>25653</text:p>
          </table:table-cell>
          <table:table-cell table:formula="of:=MIN([.BX57]+[.BX218];[.BX138])" office:value-type="float" office:value="20291" calcext:value-type="float">
            <text:p>20291</text:p>
          </table:table-cell>
          <table:table-cell table:formula="of:=MIN([.BY57]+[.BY218];[.BY138])" office:value-type="float" office:value="13153" calcext:value-type="float">
            <text:p>13153</text:p>
          </table:table-cell>
          <table:table-cell table:formula="of:=MIN([.BZ57]+[.BZ218];[.BZ138])" office:value-type="float" office:value="10371" calcext:value-type="float">
            <text:p>10371</text:p>
          </table:table-cell>
          <table:table-cell table:formula="of:=MIN([.CA57]+[.CA218];[.CA138])" office:value-type="float" office:value="1674" calcext:value-type="float">
            <text:p>1674</text:p>
          </table:table-cell>
          <table:table-cell table:formula="of:=[.CB138]" office:value-type="float" office:value="1028" calcext:value-type="float">
            <text:p>1028</text:p>
          </table:table-cell>
        </table:table-row>
        <table:table-row table:style-name="ro1">
          <table:table-cell table:formula="of:=MIN([.A58]+[.A219];[.A139])" office:value-type="float" office:value="288851" calcext:value-type="float">
            <text:p>288851</text:p>
          </table:table-cell>
          <table:table-cell table:formula="of:=MIN([.B58]+[.B219];[.B139])" office:value-type="float" office:value="280777" calcext:value-type="float">
            <text:p>280777</text:p>
          </table:table-cell>
          <table:table-cell table:formula="of:=MIN([.C58]+[.C219];[.C139])" office:value-type="float" office:value="279046" calcext:value-type="float">
            <text:p>279046</text:p>
          </table:table-cell>
          <table:table-cell table:formula="of:=MIN([.D58]+[.D219];[.D139])" office:value-type="float" office:value="270801" calcext:value-type="float">
            <text:p>270801</text:p>
          </table:table-cell>
          <table:table-cell table:formula="of:=MIN([.E58]+[.E219];[.E139])" office:value-type="float" office:value="270177" calcext:value-type="float">
            <text:p>270177</text:p>
          </table:table-cell>
          <table:table-cell table:formula="of:=MIN([.F58]+[.F219];[.F139])" office:value-type="float" office:value="265576" calcext:value-type="float">
            <text:p>265576</text:p>
          </table:table-cell>
          <table:table-cell table:formula="of:=MIN([.G58]+[.G219];[.G139])" office:value-type="float" office:value="256870" calcext:value-type="float">
            <text:p>256870</text:p>
          </table:table-cell>
          <table:table-cell table:formula="of:=MIN([.H58]+[.H219];[.H139])" office:value-type="float" office:value="257517" calcext:value-type="float">
            <text:p>257517</text:p>
          </table:table-cell>
          <table:table-cell table:formula="of:=MIN([.I58]+[.I219];[.I139])" office:value-type="float" office:value="248626" calcext:value-type="float">
            <text:p>248626</text:p>
          </table:table-cell>
          <table:table-cell table:formula="of:=MIN([.J58]+[.J219];[.J139])" office:value-type="float" office:value="248317" calcext:value-type="float">
            <text:p>248317</text:p>
          </table:table-cell>
          <table:table-cell table:formula="of:=MIN([.K58]+[.K219];[.K139])" office:value-type="float" office:value="253185" calcext:value-type="float">
            <text:p>253185</text:p>
          </table:table-cell>
          <table:table-cell table:formula="of:=MIN([.L58]+[.L219];[.L139])" office:value-type="float" office:value="247616" calcext:value-type="float">
            <text:p>247616</text:p>
          </table:table-cell>
          <table:table-cell table:formula="of:=MIN([.M58]+[.M219];[.M139])" office:value-type="float" office:value="239164" calcext:value-type="float">
            <text:p>239164</text:p>
          </table:table-cell>
          <table:table-cell table:formula="of:=MIN([.N58]+[.N219];[.N139])" office:value-type="float" office:value="236210" calcext:value-type="float">
            <text:p>236210</text:p>
          </table:table-cell>
          <table:table-cell table:formula="of:=MIN([.O58]+[.O219];[.O139])" office:value-type="float" office:value="233086" calcext:value-type="float">
            <text:p>233086</text:p>
          </table:table-cell>
          <table:table-cell table:formula="of:=MIN([.P58]+[.P219];[.P139])" office:value-type="float" office:value="229617" calcext:value-type="float">
            <text:p>229617</text:p>
          </table:table-cell>
          <table:table-cell table:formula="of:=MIN([.Q58]+[.Q219];[.Q139])" office:value-type="float" office:value="225371" calcext:value-type="float">
            <text:p>225371</text:p>
          </table:table-cell>
          <table:table-cell table:formula="of:=MIN([.R58]+[.R219];[.R139])" office:value-type="float" office:value="222019" calcext:value-type="float">
            <text:p>222019</text:p>
          </table:table-cell>
          <table:table-cell table:formula="of:=MIN([.S58]+[.S219];[.S139])" office:value-type="float" office:value="220914" calcext:value-type="float">
            <text:p>220914</text:p>
          </table:table-cell>
          <table:table-cell table:formula="of:=MIN([.T58]+[.T219];[.T139])" office:value-type="float" office:value="226257" calcext:value-type="float">
            <text:p>226257</text:p>
          </table:table-cell>
          <table:table-cell table:formula="of:=MIN([.U58]+[.U219];[.U139])" office:value-type="float" office:value="225464" calcext:value-type="float">
            <text:p>225464</text:p>
          </table:table-cell>
          <table:table-cell table:formula="of:=MIN([.V58]+[.V219];[.V139])" office:value-type="float" office:value="218783" calcext:value-type="float">
            <text:p>218783</text:p>
          </table:table-cell>
          <table:table-cell table:formula="of:=MIN([.W58]+[.W219];[.W139])" office:value-type="float" office:value="214367" calcext:value-type="float">
            <text:p>214367</text:p>
          </table:table-cell>
          <table:table-cell table:formula="of:=MIN([.X58]+[.X219];[.X139])" office:value-type="float" office:value="206176" calcext:value-type="float">
            <text:p>206176</text:p>
          </table:table-cell>
          <table:table-cell table:formula="of:=MIN([.Y58]+[.Y219];[.Y139])" office:value-type="float" office:value="196893" calcext:value-type="float">
            <text:p>196893</text:p>
          </table:table-cell>
          <table:table-cell table:formula="of:=MIN([.Z58]+[.Z219];[.Z139])" office:value-type="float" office:value="191268" calcext:value-type="float">
            <text:p>191268</text:p>
          </table:table-cell>
          <table:table-cell table:formula="of:=MIN([.AA58]+[.AA219];[.AA139])" office:value-type="float" office:value="184148" calcext:value-type="float">
            <text:p>184148</text:p>
          </table:table-cell>
          <table:table-cell table:formula="of:=MIN([.AB58]+[.AB219];[.AB139])" office:value-type="float" office:value="187052" calcext:value-type="float">
            <text:p>187052</text:p>
          </table:table-cell>
          <table:table-cell table:formula="of:=MIN([.AC58]+[.AC219];[.AC139])" office:value-type="float" office:value="178171" calcext:value-type="float">
            <text:p>178171</text:p>
          </table:table-cell>
          <table:table-cell table:formula="of:=MIN([.AD58]+[.AD219];[.AD139])" office:value-type="float" office:value="170478" calcext:value-type="float">
            <text:p>170478</text:p>
          </table:table-cell>
          <table:table-cell table:formula="of:=MIN([.AE58]+[.AE219];[.AE139])" office:value-type="float" office:value="172649" calcext:value-type="float">
            <text:p>172649</text:p>
          </table:table-cell>
          <table:table-cell table:formula="of:=MIN([.AF58]+[.AF219];[.AF139])" office:value-type="float" office:value="173855" calcext:value-type="float">
            <text:p>173855</text:p>
          </table:table-cell>
          <table:table-cell table:formula="of:=MIN([.AG58]+[.AG219];[.AG139])" office:value-type="float" office:value="167726" calcext:value-type="float">
            <text:p>167726</text:p>
          </table:table-cell>
          <table:table-cell table:formula="of:=MIN([.AH58]+[.AH219];[.AH139])" office:value-type="float" office:value="158267" calcext:value-type="float">
            <text:p>158267</text:p>
          </table:table-cell>
          <table:table-cell table:formula="of:=MIN([.AI58]+[.AI219];[.AI139])" office:value-type="float" office:value="149656" calcext:value-type="float">
            <text:p>149656</text:p>
          </table:table-cell>
          <table:table-cell table:formula="of:=MIN([.AJ58]+[.AJ219];[.AJ139])" office:value-type="float" office:value="145157" calcext:value-type="float">
            <text:p>145157</text:p>
          </table:table-cell>
          <table:table-cell table:formula="of:=MIN([.AK58]+[.AK219];[.AK139])" office:value-type="float" office:value="143978" calcext:value-type="float">
            <text:p>143978</text:p>
          </table:table-cell>
          <table:table-cell table:formula="of:=MIN([.AL58]+[.AL219];[.AL139])" office:value-type="float" office:value="138990" calcext:value-type="float">
            <text:p>138990</text:p>
          </table:table-cell>
          <table:table-cell table:formula="of:=MIN([.AM58]+[.AM219];[.AM139])" office:value-type="float" office:value="137596" calcext:value-type="float">
            <text:p>137596</text:p>
          </table:table-cell>
          <table:table-cell table:formula="of:=MIN([.AN58]+[.AN219];[.AN139])" office:value-type="float" office:value="137046" calcext:value-type="float">
            <text:p>137046</text:p>
          </table:table-cell>
          <table:table-cell table:formula="of:=MIN([.AO58]+[.AO219];[.AO139])" office:value-type="float" office:value="134710" calcext:value-type="float">
            <text:p>134710</text:p>
          </table:table-cell>
          <table:table-cell table:formula="of:=MIN([.AP58]+[.AP219];[.AP139])" office:value-type="float" office:value="128621" calcext:value-type="float">
            <text:p>128621</text:p>
          </table:table-cell>
          <table:table-cell table:formula="of:=MIN([.AQ58]+[.AQ219];[.AQ139])" office:value-type="float" office:value="121749" calcext:value-type="float">
            <text:p>121749</text:p>
          </table:table-cell>
          <table:table-cell table:formula="of:=MIN([.AR58]+[.AR219];[.AR139])" office:value-type="float" office:value="121480" calcext:value-type="float">
            <text:p>121480</text:p>
          </table:table-cell>
          <table:table-cell table:formula="of:=MIN([.AS58]+[.AS219];[.AS139])" office:value-type="float" office:value="114267" calcext:value-type="float">
            <text:p>114267</text:p>
          </table:table-cell>
          <table:table-cell table:formula="of:=MIN([.AT58]+[.AT219];[.AT139])" office:value-type="float" office:value="114684" calcext:value-type="float">
            <text:p>114684</text:p>
          </table:table-cell>
          <table:table-cell table:formula="of:=MIN([.AU58]+[.AU219];[.AU139])" office:value-type="float" office:value="116834" calcext:value-type="float">
            <text:p>116834</text:p>
          </table:table-cell>
          <table:table-cell table:formula="of:=MIN([.AV58]+[.AV219];[.AV139])" office:value-type="float" office:value="113242" calcext:value-type="float">
            <text:p>113242</text:p>
          </table:table-cell>
          <table:table-cell table:formula="of:=MIN([.AW58]+[.AW219];[.AW139])" office:value-type="float" office:value="108352" calcext:value-type="float">
            <text:p>108352</text:p>
          </table:table-cell>
          <table:table-cell table:formula="of:=MIN([.AX58]+[.AX219];[.AX139])" office:value-type="float" office:value="107696" calcext:value-type="float">
            <text:p>107696</text:p>
          </table:table-cell>
          <table:table-cell table:formula="of:=MIN([.AY58]+[.AY219];[.AY139])" office:value-type="float" office:value="108827" calcext:value-type="float">
            <text:p>108827</text:p>
          </table:table-cell>
          <table:table-cell table:formula="of:=MIN([.AZ58]+[.AZ219];[.AZ139])" office:value-type="float" office:value="102291" calcext:value-type="float">
            <text:p>102291</text:p>
          </table:table-cell>
          <table:table-cell table:formula="of:=MIN([.BA58]+[.BA219];[.BA139])" office:value-type="float" office:value="108183" calcext:value-type="float">
            <text:p>108183</text:p>
          </table:table-cell>
          <table:table-cell table:formula="of:=MIN([.BB58]+[.BB219];[.BB139])" office:value-type="float" office:value="103440" calcext:value-type="float">
            <text:p>103440</text:p>
          </table:table-cell>
          <table:table-cell table:formula="of:=MIN([.BC58]+[.BC219];[.BC139])" office:value-type="float" office:value="99323" calcext:value-type="float">
            <text:p>99323</text:p>
          </table:table-cell>
          <table:table-cell table:formula="of:=MIN([.BD58]+[.BD219];[.BD139])" office:value-type="float" office:value="100604" calcext:value-type="float">
            <text:p>100604</text:p>
          </table:table-cell>
          <table:table-cell table:formula="of:=MIN([.BE58]+[.BE219];[.BE139])" office:value-type="float" office:value="96710" calcext:value-type="float">
            <text:p>96710</text:p>
          </table:table-cell>
          <table:table-cell table:formula="of:=MIN([.BF58]+[.BF219];[.BF139])" office:value-type="float" office:value="93306" calcext:value-type="float">
            <text:p>93306</text:p>
          </table:table-cell>
          <table:table-cell table:formula="of:=MIN([.BG58]+[.BG219];[.BG139])" office:value-type="float" office:value="90191" calcext:value-type="float">
            <text:p>90191</text:p>
          </table:table-cell>
          <table:table-cell table:formula="of:=MIN([.BH58]+[.BH219];[.BH139])" office:value-type="float" office:value="80757" calcext:value-type="float">
            <text:p>80757</text:p>
          </table:table-cell>
          <table:table-cell table:formula="of:=MIN([.BI58]+[.BI219];[.BI139])" office:value-type="float" office:value="76264" calcext:value-type="float">
            <text:p>76264</text:p>
          </table:table-cell>
          <table:table-cell table:formula="of:=MIN([.BJ58]+[.BJ219];[.BJ139])" office:value-type="float" office:value="74715" calcext:value-type="float">
            <text:p>74715</text:p>
          </table:table-cell>
          <table:table-cell table:formula="of:=MIN([.BK58]+[.BK219];[.BK139])" office:value-type="float" office:value="71550" calcext:value-type="float">
            <text:p>71550</text:p>
          </table:table-cell>
          <table:table-cell table:formula="of:=MIN([.BL58]+[.BL219];[.BL139])" office:value-type="float" office:value="69465" calcext:value-type="float">
            <text:p>69465</text:p>
          </table:table-cell>
          <table:table-cell table:formula="of:=MIN([.BM58]+[.BM219];[.BM139])" office:value-type="float" office:value="60943" calcext:value-type="float">
            <text:p>60943</text:p>
          </table:table-cell>
          <table:table-cell table:formula="of:=MIN([.BN58]+[.BN219];[.BN139])" office:value-type="float" office:value="57245" calcext:value-type="float">
            <text:p>57245</text:p>
          </table:table-cell>
          <table:table-cell table:formula="of:=MIN([.BO58]+[.BO219];[.BO139])" office:value-type="float" office:value="47816" calcext:value-type="float">
            <text:p>47816</text:p>
          </table:table-cell>
          <table:table-cell table:formula="of:=MIN([.BP58]+[.BP219];[.BP139])" office:value-type="float" office:value="46377" calcext:value-type="float">
            <text:p>46377</text:p>
          </table:table-cell>
          <table:table-cell table:formula="of:=MIN([.BQ58]+[.BQ219];[.BQ139])" office:value-type="float" office:value="44202" calcext:value-type="float">
            <text:p>44202</text:p>
          </table:table-cell>
          <table:table-cell table:formula="of:=MIN([.BR58]+[.BR219];[.BR139])" office:value-type="float" office:value="37653" calcext:value-type="float">
            <text:p>37653</text:p>
          </table:table-cell>
          <table:table-cell table:formula="of:=MIN([.BS58]+[.BS219];[.BS139])" office:value-type="float" office:value="37835" calcext:value-type="float">
            <text:p>37835</text:p>
          </table:table-cell>
          <table:table-cell table:formula="of:=MIN([.BT58]+[.BT219];[.BT139])" office:value-type="float" office:value="31322" calcext:value-type="float">
            <text:p>31322</text:p>
          </table:table-cell>
          <table:table-cell table:formula="of:=MIN([.BU58]+[.BU219];[.BU139])" office:value-type="float" office:value="31222" calcext:value-type="float">
            <text:p>31222</text:p>
          </table:table-cell>
          <table:table-cell table:formula="of:=MIN([.BV58]+[.BV219];[.BV139])" office:value-type="float" office:value="27555" calcext:value-type="float">
            <text:p>27555</text:p>
          </table:table-cell>
          <table:table-cell table:formula="of:=MIN([.BW58]+[.BW219];[.BW139])" office:value-type="float" office:value="19222" calcext:value-type="float">
            <text:p>19222</text:p>
          </table:table-cell>
          <table:table-cell table:formula="of:=MIN([.BX58]+[.BX219];[.BX139])" office:value-type="float" office:value="18599" calcext:value-type="float">
            <text:p>18599</text:p>
          </table:table-cell>
          <table:table-cell table:formula="of:=MIN([.BY58]+[.BY219];[.BY139])" office:value-type="float" office:value="18584" calcext:value-type="float">
            <text:p>18584</text:p>
          </table:table-cell>
          <table:table-cell table:formula="of:=MIN([.BZ58]+[.BZ219];[.BZ139])" office:value-type="float" office:value="15899" calcext:value-type="float">
            <text:p>15899</text:p>
          </table:table-cell>
          <table:table-cell table:formula="of:=MIN([.CA58]+[.CA219];[.CA139])" office:value-type="float" office:value="8759" calcext:value-type="float">
            <text:p>8759</text:p>
          </table:table-cell>
          <table:table-cell table:formula="of:=[.CB139]" office:value-type="float" office:value="6407" calcext:value-type="float">
            <text:p>6407</text:p>
          </table:table-cell>
        </table:table-row>
        <table:table-row table:style-name="ro1">
          <table:table-cell table:formula="of:=MIN([.A59]+[.A220];[.A140])" office:value-type="float" office:value="291219" calcext:value-type="float">
            <text:p>291219</text:p>
          </table:table-cell>
          <table:table-cell table:formula="of:=MIN([.B59]+[.B220];[.B140])" office:value-type="float" office:value="283374" calcext:value-type="float">
            <text:p>283374</text:p>
          </table:table-cell>
          <table:table-cell table:formula="of:=MIN([.C59]+[.C220];[.C140])" office:value-type="float" office:value="278680" calcext:value-type="float">
            <text:p>278680</text:p>
          </table:table-cell>
          <table:table-cell table:formula="of:=MIN([.D59]+[.D220];[.D140])" office:value-type="float" office:value="276150" calcext:value-type="float">
            <text:p>276150</text:p>
          </table:table-cell>
          <table:table-cell table:formula="of:=MIN([.E59]+[.E220];[.E140])" office:value-type="float" office:value="267901" calcext:value-type="float">
            <text:p>267901</text:p>
          </table:table-cell>
          <table:table-cell table:formula="of:=MIN([.F59]+[.F220];[.F140])" office:value-type="float" office:value="267611" calcext:value-type="float">
            <text:p>267611</text:p>
          </table:table-cell>
          <table:table-cell table:formula="of:=MIN([.G59]+[.G220];[.G140])" office:value-type="float" office:value="261663" calcext:value-type="float">
            <text:p>261663</text:p>
          </table:table-cell>
          <table:table-cell table:formula="of:=MIN([.H59]+[.H220];[.H140])" office:value-type="float" office:value="256154" calcext:value-type="float">
            <text:p>256154</text:p>
          </table:table-cell>
          <table:table-cell table:formula="of:=MIN([.I59]+[.I220];[.I140])" office:value-type="float" office:value="254566" calcext:value-type="float">
            <text:p>254566</text:p>
          </table:table-cell>
          <table:table-cell table:formula="of:=MIN([.J59]+[.J220];[.J140])" office:value-type="float" office:value="252812" calcext:value-type="float">
            <text:p>252812</text:p>
          </table:table-cell>
          <table:table-cell table:formula="of:=MIN([.K59]+[.K220];[.K140])" office:value-type="float" office:value="254677" calcext:value-type="float">
            <text:p>254677</text:p>
          </table:table-cell>
          <table:table-cell table:formula="of:=MIN([.L59]+[.L220];[.L140])" office:value-type="float" office:value="248811" calcext:value-type="float">
            <text:p>248811</text:p>
          </table:table-cell>
          <table:table-cell table:formula="of:=MIN([.M59]+[.M220];[.M140])" office:value-type="float" office:value="243790" calcext:value-type="float">
            <text:p>243790</text:p>
          </table:table-cell>
          <table:table-cell table:formula="of:=MIN([.N59]+[.N220];[.N140])" office:value-type="float" office:value="240189" calcext:value-type="float">
            <text:p>240189</text:p>
          </table:table-cell>
          <table:table-cell table:formula="of:=MIN([.O59]+[.O220];[.O140])" office:value-type="float" office:value="236382" calcext:value-type="float">
            <text:p>236382</text:p>
          </table:table-cell>
          <table:table-cell table:formula="of:=MIN([.P59]+[.P220];[.P140])" office:value-type="float" office:value="236460" calcext:value-type="float">
            <text:p>236460</text:p>
          </table:table-cell>
          <table:table-cell table:formula="of:=MIN([.Q59]+[.Q220];[.Q140])" office:value-type="float" office:value="228871" calcext:value-type="float">
            <text:p>228871</text:p>
          </table:table-cell>
          <table:table-cell table:formula="of:=MIN([.R59]+[.R220];[.R140])" office:value-type="float" office:value="224017" calcext:value-type="float">
            <text:p>224017</text:p>
          </table:table-cell>
          <table:table-cell table:formula="of:=MIN([.S59]+[.S220];[.S140])" office:value-type="float" office:value="223207" calcext:value-type="float">
            <text:p>223207</text:p>
          </table:table-cell>
          <table:table-cell table:formula="of:=MIN([.T59]+[.T220];[.T140])" office:value-type="float" office:value="217580" calcext:value-type="float">
            <text:p>217580</text:p>
          </table:table-cell>
          <table:table-cell table:formula="of:=MIN([.U59]+[.U220];[.U140])" office:value-type="float" office:value="221782" calcext:value-type="float">
            <text:p>221782</text:p>
          </table:table-cell>
          <table:table-cell table:formula="of:=MIN([.V59]+[.V220];[.V140])" office:value-type="float" office:value="214745" calcext:value-type="float">
            <text:p>214745</text:p>
          </table:table-cell>
          <table:table-cell table:formula="of:=MIN([.W59]+[.W220];[.W140])" office:value-type="float" office:value="208233" calcext:value-type="float">
            <text:p>208233</text:p>
          </table:table-cell>
          <table:table-cell table:formula="of:=MIN([.X59]+[.X220];[.X140])" office:value-type="float" office:value="198625" calcext:value-type="float">
            <text:p>198625</text:p>
          </table:table-cell>
          <table:table-cell table:formula="of:=MIN([.Y59]+[.Y220];[.Y140])" office:value-type="float" office:value="196707" calcext:value-type="float">
            <text:p>196707</text:p>
          </table:table-cell>
          <table:table-cell table:formula="of:=MIN([.Z59]+[.Z220];[.Z140])" office:value-type="float" office:value="189637" calcext:value-type="float">
            <text:p>189637</text:p>
          </table:table-cell>
          <table:table-cell table:formula="of:=MIN([.AA59]+[.AA220];[.AA140])" office:value-type="float" office:value="184890" calcext:value-type="float">
            <text:p>184890</text:p>
          </table:table-cell>
          <table:table-cell table:formula="of:=MIN([.AB59]+[.AB220];[.AB140])" office:value-type="float" office:value="180708" calcext:value-type="float">
            <text:p>180708</text:p>
          </table:table-cell>
          <table:table-cell table:formula="of:=MIN([.AC59]+[.AC220];[.AC140])" office:value-type="float" office:value="177850" calcext:value-type="float">
            <text:p>177850</text:p>
          </table:table-cell>
          <table:table-cell table:formula="of:=MIN([.AD59]+[.AD220];[.AD140])" office:value-type="float" office:value="175084" calcext:value-type="float">
            <text:p>175084</text:p>
          </table:table-cell>
          <table:table-cell table:formula="of:=MIN([.AE59]+[.AE220];[.AE140])" office:value-type="float" office:value="178918" calcext:value-type="float">
            <text:p>178918</text:p>
          </table:table-cell>
          <table:table-cell table:formula="of:=MIN([.AF59]+[.AF220];[.AF140])" office:value-type="float" office:value="177962" calcext:value-type="float">
            <text:p>177962</text:p>
          </table:table-cell>
          <table:table-cell table:formula="of:=MIN([.AG59]+[.AG220];[.AG140])" office:value-type="float" office:value="175543" calcext:value-type="float">
            <text:p>175543</text:p>
          </table:table-cell>
          <table:table-cell table:formula="of:=MIN([.AH59]+[.AH220];[.AH140])" office:value-type="float" office:value="166561" calcext:value-type="float">
            <text:p>166561</text:p>
          </table:table-cell>
          <table:table-cell table:formula="of:=MIN([.AI59]+[.AI220];[.AI140])" office:value-type="float" office:value="157993" calcext:value-type="float">
            <text:p>157993</text:p>
          </table:table-cell>
          <table:table-cell table:formula="of:=MIN([.AJ59]+[.AJ220];[.AJ140])" office:value-type="float" office:value="148940" calcext:value-type="float">
            <text:p>148940</text:p>
          </table:table-cell>
          <table:table-cell table:formula="of:=MIN([.AK59]+[.AK220];[.AK140])" office:value-type="float" office:value="144696" calcext:value-type="float">
            <text:p>144696</text:p>
          </table:table-cell>
          <table:table-cell table:formula="of:=MIN([.AL59]+[.AL220];[.AL140])" office:value-type="float" office:value="139092" calcext:value-type="float">
            <text:p>139092</text:p>
          </table:table-cell>
          <table:table-cell table:formula="of:=MIN([.AM59]+[.AM220];[.AM140])" office:value-type="float" office:value="140155" calcext:value-type="float">
            <text:p>140155</text:p>
          </table:table-cell>
          <table:table-cell table:formula="of:=MIN([.AN59]+[.AN220];[.AN140])" office:value-type="float" office:value="137399" calcext:value-type="float">
            <text:p>137399</text:p>
          </table:table-cell>
          <table:table-cell table:formula="of:=MIN([.AO59]+[.AO220];[.AO140])" office:value-type="float" office:value="136672" calcext:value-type="float">
            <text:p>136672</text:p>
          </table:table-cell>
          <table:table-cell table:formula="of:=MIN([.AP59]+[.AP220];[.AP140])" office:value-type="float" office:value="130785" calcext:value-type="float">
            <text:p>130785</text:p>
          </table:table-cell>
          <table:table-cell table:formula="of:=MIN([.AQ59]+[.AQ220];[.AQ140])" office:value-type="float" office:value="128219" calcext:value-type="float">
            <text:p>128219</text:p>
          </table:table-cell>
          <table:table-cell table:formula="of:=MIN([.AR59]+[.AR220];[.AR140])" office:value-type="float" office:value="120297" calcext:value-type="float">
            <text:p>120297</text:p>
          </table:table-cell>
          <table:table-cell table:formula="of:=MIN([.AS59]+[.AS220];[.AS140])" office:value-type="float" office:value="120253" calcext:value-type="float">
            <text:p>120253</text:p>
          </table:table-cell>
          <table:table-cell table:formula="of:=MIN([.AT59]+[.AT220];[.AT140])" office:value-type="float" office:value="115305" calcext:value-type="float">
            <text:p>115305</text:p>
          </table:table-cell>
          <table:table-cell table:formula="of:=MIN([.AU59]+[.AU220];[.AU140])" office:value-type="float" office:value="114818" calcext:value-type="float">
            <text:p>114818</text:p>
          </table:table-cell>
          <table:table-cell table:formula="of:=MIN([.AV59]+[.AV220];[.AV140])" office:value-type="float" office:value="113616" calcext:value-type="float">
            <text:p>113616</text:p>
          </table:table-cell>
          <table:table-cell table:formula="of:=MIN([.AW59]+[.AW220];[.AW140])" office:value-type="float" office:value="115340" calcext:value-type="float">
            <text:p>115340</text:p>
          </table:table-cell>
          <table:table-cell table:formula="of:=MIN([.AX59]+[.AX220];[.AX140])" office:value-type="float" office:value="111826" calcext:value-type="float">
            <text:p>111826</text:p>
          </table:table-cell>
          <table:table-cell table:formula="of:=MIN([.AY59]+[.AY220];[.AY140])" office:value-type="float" office:value="112454" calcext:value-type="float">
            <text:p>112454</text:p>
          </table:table-cell>
          <table:table-cell table:formula="of:=MIN([.AZ59]+[.AZ220];[.AZ140])" office:value-type="float" office:value="109035" calcext:value-type="float">
            <text:p>109035</text:p>
          </table:table-cell>
          <table:table-cell table:formula="of:=MIN([.BA59]+[.BA220];[.BA140])" office:value-type="float" office:value="113591" calcext:value-type="float">
            <text:p>113591</text:p>
          </table:table-cell>
          <table:table-cell table:formula="of:=MIN([.BB59]+[.BB220];[.BB140])" office:value-type="float" office:value="104148" calcext:value-type="float">
            <text:p>104148</text:p>
          </table:table-cell>
          <table:table-cell table:formula="of:=MIN([.BC59]+[.BC220];[.BC140])" office:value-type="float" office:value="99580" calcext:value-type="float">
            <text:p>99580</text:p>
          </table:table-cell>
          <table:table-cell table:formula="of:=MIN([.BD59]+[.BD220];[.BD140])" office:value-type="float" office:value="98182" calcext:value-type="float">
            <text:p>98182</text:p>
          </table:table-cell>
          <table:table-cell table:formula="of:=MIN([.BE59]+[.BE220];[.BE140])" office:value-type="float" office:value="89503" calcext:value-type="float">
            <text:p>89503</text:p>
          </table:table-cell>
          <table:table-cell table:formula="of:=MIN([.BF59]+[.BF220];[.BF140])" office:value-type="float" office:value="89106" calcext:value-type="float">
            <text:p>89106</text:p>
          </table:table-cell>
          <table:table-cell table:formula="of:=MIN([.BG59]+[.BG220];[.BG140])" office:value-type="float" office:value="85178" calcext:value-type="float">
            <text:p>85178</text:p>
          </table:table-cell>
          <table:table-cell table:formula="of:=MIN([.BH59]+[.BH220];[.BH140])" office:value-type="float" office:value="76019" calcext:value-type="float">
            <text:p>76019</text:p>
          </table:table-cell>
          <table:table-cell table:formula="of:=MIN([.BI59]+[.BI220];[.BI140])" office:value-type="float" office:value="75652" calcext:value-type="float">
            <text:p>75652</text:p>
          </table:table-cell>
          <table:table-cell table:formula="of:=MIN([.BJ59]+[.BJ220];[.BJ140])" office:value-type="float" office:value="72735" calcext:value-type="float">
            <text:p>72735</text:p>
          </table:table-cell>
          <table:table-cell table:formula="of:=MIN([.BK59]+[.BK220];[.BK140])" office:value-type="float" office:value="66608" calcext:value-type="float">
            <text:p>66608</text:p>
          </table:table-cell>
          <table:table-cell table:formula="of:=MIN([.BL59]+[.BL220];[.BL140])" office:value-type="float" office:value="60820" calcext:value-type="float">
            <text:p>60820</text:p>
          </table:table-cell>
          <table:table-cell table:formula="of:=MIN([.BM59]+[.BM220];[.BM140])" office:value-type="float" office:value="57516" calcext:value-type="float">
            <text:p>57516</text:p>
          </table:table-cell>
          <table:table-cell table:formula="of:=MIN([.BN59]+[.BN220];[.BN140])" office:value-type="float" office:value="49387" calcext:value-type="float">
            <text:p>49387</text:p>
          </table:table-cell>
          <table:table-cell table:formula="of:=MIN([.BO59]+[.BO220];[.BO140])" office:value-type="float" office:value="48476" calcext:value-type="float">
            <text:p>48476</text:p>
          </table:table-cell>
          <table:table-cell table:formula="of:=MIN([.BP59]+[.BP220];[.BP140])" office:value-type="float" office:value="45807" calcext:value-type="float">
            <text:p>45807</text:p>
          </table:table-cell>
          <table:table-cell table:formula="of:=MIN([.BQ59]+[.BQ220];[.BQ140])" office:value-type="float" office:value="44344" calcext:value-type="float">
            <text:p>44344</text:p>
          </table:table-cell>
          <table:table-cell table:formula="of:=MIN([.BR59]+[.BR220];[.BR140])" office:value-type="float" office:value="34595" calcext:value-type="float">
            <text:p>34595</text:p>
          </table:table-cell>
          <table:table-cell table:formula="of:=MIN([.BS59]+[.BS220];[.BS140])" office:value-type="float" office:value="34336" calcext:value-type="float">
            <text:p>34336</text:p>
          </table:table-cell>
          <table:table-cell table:formula="of:=MIN([.BT59]+[.BT220];[.BT140])" office:value-type="float" office:value="33174" calcext:value-type="float">
            <text:p>33174</text:p>
          </table:table-cell>
          <table:table-cell table:formula="of:=MIN([.BU59]+[.BU220];[.BU140])" office:value-type="float" office:value="24234" calcext:value-type="float">
            <text:p>24234</text:p>
          </table:table-cell>
          <table:table-cell table:formula="of:=MIN([.BV59]+[.BV220];[.BV140])" office:value-type="float" office:value="23125" calcext:value-type="float">
            <text:p>23125</text:p>
          </table:table-cell>
          <table:table-cell table:formula="of:=MIN([.BW59]+[.BW220];[.BW140])" office:value-type="float" office:value="15816" calcext:value-type="float">
            <text:p>15816</text:p>
          </table:table-cell>
          <table:table-cell table:formula="of:=MIN([.BX59]+[.BX220];[.BX140])" office:value-type="float" office:value="13354" calcext:value-type="float">
            <text:p>13354</text:p>
          </table:table-cell>
          <table:table-cell table:formula="of:=MIN([.BY59]+[.BY220];[.BY140])" office:value-type="float" office:value="13237" calcext:value-type="float">
            <text:p>13237</text:p>
          </table:table-cell>
          <table:table-cell table:formula="of:=MIN([.BZ59]+[.BZ220];[.BZ140])" office:value-type="float" office:value="10261" calcext:value-type="float">
            <text:p>10261</text:p>
          </table:table-cell>
          <table:table-cell table:formula="of:=MIN([.CA59]+[.CA220];[.CA140])" office:value-type="float" office:value="2537" calcext:value-type="float">
            <text:p>2537</text:p>
          </table:table-cell>
          <table:table-cell table:formula="of:=[.CB140]" office:value-type="float" office:value="2312" calcext:value-type="float">
            <text:p>2312</text:p>
          </table:table-cell>
        </table:table-row>
        <table:table-row table:style-name="ro1">
          <table:table-cell table:formula="of:=MIN([.A60]+[.A221];[.A141])" office:value-type="float" office:value="284790" calcext:value-type="float">
            <text:p>284790</text:p>
          </table:table-cell>
          <table:table-cell table:formula="of:=MIN([.B60]+[.B221];[.B141])" office:value-type="float" office:value="280626" calcext:value-type="float">
            <text:p>280626</text:p>
          </table:table-cell>
          <table:table-cell table:formula="of:=MIN([.C60]+[.C221];[.C141])" office:value-type="float" office:value="276989" calcext:value-type="float">
            <text:p>276989</text:p>
          </table:table-cell>
          <table:table-cell table:formula="of:=MIN([.D60]+[.D221];[.D141])" office:value-type="float" office:value="274989" calcext:value-type="float">
            <text:p>274989</text:p>
          </table:table-cell>
          <table:table-cell table:formula="of:=MIN([.E60]+[.E221];[.E141])" office:value-type="float" office:value="274048" calcext:value-type="float">
            <text:p>274048</text:p>
          </table:table-cell>
          <table:table-cell table:formula="of:=MIN([.F60]+[.F221];[.F141])" office:value-type="float" office:value="265145" calcext:value-type="float">
            <text:p>265145</text:p>
          </table:table-cell>
          <table:table-cell table:formula="of:=MIN([.G60]+[.G221];[.G141])" office:value-type="float" office:value="265106" calcext:value-type="float">
            <text:p>265106</text:p>
          </table:table-cell>
          <table:table-cell table:formula="of:=MIN([.H60]+[.H221];[.H141])" office:value-type="float" office:value="262769" calcext:value-type="float">
            <text:p>262769</text:p>
          </table:table-cell>
          <table:table-cell table:formula="of:=MIN([.I60]+[.I221];[.I141])" office:value-type="float" office:value="255597" calcext:value-type="float">
            <text:p>255597</text:p>
          </table:table-cell>
          <table:table-cell table:formula="of:=MIN([.J60]+[.J221];[.J141])" office:value-type="float" office:value="256499" calcext:value-type="float">
            <text:p>256499</text:p>
          </table:table-cell>
          <table:table-cell table:formula="of:=MIN([.K60]+[.K221];[.K141])" office:value-type="float" office:value="259578" calcext:value-type="float">
            <text:p>259578</text:p>
          </table:table-cell>
          <table:table-cell table:formula="of:=MIN([.L60]+[.L221];[.L141])" office:value-type="float" office:value="256817" calcext:value-type="float">
            <text:p>256817</text:p>
          </table:table-cell>
          <table:table-cell table:formula="of:=MIN([.M60]+[.M221];[.M141])" office:value-type="float" office:value="248735" calcext:value-type="float">
            <text:p>248735</text:p>
          </table:table-cell>
          <table:table-cell table:formula="of:=MIN([.N60]+[.N221];[.N141])" office:value-type="float" office:value="244704" calcext:value-type="float">
            <text:p>244704</text:p>
          </table:table-cell>
          <table:table-cell table:formula="of:=MIN([.O60]+[.O221];[.O141])" office:value-type="float" office:value="243586" calcext:value-type="float">
            <text:p>243586</text:p>
          </table:table-cell>
          <table:table-cell table:formula="of:=MIN([.P60]+[.P221];[.P141])" office:value-type="float" office:value="245770" calcext:value-type="float">
            <text:p>245770</text:p>
          </table:table-cell>
          <table:table-cell table:formula="of:=MIN([.Q60]+[.Q221];[.Q141])" office:value-type="float" office:value="238220" calcext:value-type="float">
            <text:p>238220</text:p>
          </table:table-cell>
          <table:table-cell table:formula="of:=MIN([.R60]+[.R221];[.R141])" office:value-type="float" office:value="233129" calcext:value-type="float">
            <text:p>233129</text:p>
          </table:table-cell>
          <table:table-cell table:formula="of:=MIN([.S60]+[.S221];[.S141])" office:value-type="float" office:value="223594" calcext:value-type="float">
            <text:p>223594</text:p>
          </table:table-cell>
          <table:table-cell table:formula="of:=MIN([.T60]+[.T221];[.T141])" office:value-type="float" office:value="213654" calcext:value-type="float">
            <text:p>213654</text:p>
          </table:table-cell>
          <table:table-cell table:formula="of:=MIN([.U60]+[.U221];[.U141])" office:value-type="float" office:value="213436" calcext:value-type="float">
            <text:p>213436</text:p>
          </table:table-cell>
          <table:table-cell table:formula="of:=MIN([.V60]+[.V221];[.V141])" office:value-type="float" office:value="211648" calcext:value-type="float">
            <text:p>211648</text:p>
          </table:table-cell>
          <table:table-cell table:formula="of:=MIN([.W60]+[.W221];[.W141])" office:value-type="float" office:value="202403" calcext:value-type="float">
            <text:p>202403</text:p>
          </table:table-cell>
          <table:table-cell table:formula="of:=MIN([.X60]+[.X221];[.X141])" office:value-type="float" office:value="200166" calcext:value-type="float">
            <text:p>200166</text:p>
          </table:table-cell>
          <table:table-cell table:formula="of:=MIN([.Y60]+[.Y221];[.Y141])" office:value-type="float" office:value="201845" calcext:value-type="float">
            <text:p>201845</text:p>
          </table:table-cell>
          <table:table-cell table:formula="of:=MIN([.Z60]+[.Z221];[.Z141])" office:value-type="float" office:value="196175" calcext:value-type="float">
            <text:p>196175</text:p>
          </table:table-cell>
          <table:table-cell table:formula="of:=MIN([.AA60]+[.AA221];[.AA141])" office:value-type="float" office:value="190937" calcext:value-type="float">
            <text:p>190937</text:p>
          </table:table-cell>
          <table:table-cell table:formula="of:=MIN([.AB60]+[.AB221];[.AB141])" office:value-type="float" office:value="186261" calcext:value-type="float">
            <text:p>186261</text:p>
          </table:table-cell>
          <table:table-cell table:formula="of:=MIN([.AC60]+[.AC221];[.AC141])" office:value-type="float" office:value="187657" calcext:value-type="float">
            <text:p>187657</text:p>
          </table:table-cell>
          <table:table-cell table:formula="of:=MIN([.AD60]+[.AD221];[.AD141])" office:value-type="float" office:value="183185" calcext:value-type="float">
            <text:p>183185</text:p>
          </table:table-cell>
          <table:table-cell table:formula="of:=MIN([.AE60]+[.AE221];[.AE141])" office:value-type="float" office:value="180843" calcext:value-type="float">
            <text:p>180843</text:p>
          </table:table-cell>
          <table:table-cell table:formula="of:=MIN([.AF60]+[.AF221];[.AF141])" office:value-type="float" office:value="180570" calcext:value-type="float">
            <text:p>180570</text:p>
          </table:table-cell>
          <table:table-cell table:formula="of:=MIN([.AG60]+[.AG221];[.AG141])" office:value-type="float" office:value="171856" calcext:value-type="float">
            <text:p>171856</text:p>
          </table:table-cell>
          <table:table-cell table:formula="of:=MIN([.AH60]+[.AH221];[.AH141])" office:value-type="float" office:value="171411" calcext:value-type="float">
            <text:p>171411</text:p>
          </table:table-cell>
          <table:table-cell table:formula="of:=MIN([.AI60]+[.AI221];[.AI141])" office:value-type="float" office:value="163079" calcext:value-type="float">
            <text:p>163079</text:p>
          </table:table-cell>
          <table:table-cell table:formula="of:=MIN([.AJ60]+[.AJ221];[.AJ141])" office:value-type="float" office:value="155770" calcext:value-type="float">
            <text:p>155770</text:p>
          </table:table-cell>
          <table:table-cell table:formula="of:=MIN([.AK60]+[.AK221];[.AK141])" office:value-type="float" office:value="150482" calcext:value-type="float">
            <text:p>150482</text:p>
          </table:table-cell>
          <table:table-cell table:formula="of:=MIN([.AL60]+[.AL221];[.AL141])" office:value-type="float" office:value="144828" calcext:value-type="float">
            <text:p>144828</text:p>
          </table:table-cell>
          <table:table-cell table:formula="of:=MIN([.AM60]+[.AM221];[.AM141])" office:value-type="float" office:value="145673" calcext:value-type="float">
            <text:p>145673</text:p>
          </table:table-cell>
          <table:table-cell table:formula="of:=MIN([.AN60]+[.AN221];[.AN141])" office:value-type="float" office:value="138367" calcext:value-type="float">
            <text:p>138367</text:p>
          </table:table-cell>
          <table:table-cell table:formula="of:=MIN([.AO60]+[.AO221];[.AO141])" office:value-type="float" office:value="135657" calcext:value-type="float">
            <text:p>135657</text:p>
          </table:table-cell>
          <table:table-cell table:formula="of:=MIN([.AP60]+[.AP221];[.AP141])" office:value-type="float" office:value="132623" calcext:value-type="float">
            <text:p>132623</text:p>
          </table:table-cell>
          <table:table-cell table:formula="of:=MIN([.AQ60]+[.AQ221];[.AQ141])" office:value-type="float" office:value="134584" calcext:value-type="float">
            <text:p>134584</text:p>
          </table:table-cell>
          <table:table-cell table:formula="of:=MIN([.AR60]+[.AR221];[.AR141])" office:value-type="float" office:value="126615" calcext:value-type="float">
            <text:p>126615</text:p>
          </table:table-cell>
          <table:table-cell table:formula="of:=MIN([.AS60]+[.AS221];[.AS141])" office:value-type="float" office:value="125801" calcext:value-type="float">
            <text:p>125801</text:p>
          </table:table-cell>
          <table:table-cell table:formula="of:=MIN([.AT60]+[.AT221];[.AT141])" office:value-type="float" office:value="117889" calcext:value-type="float">
            <text:p>117889</text:p>
          </table:table-cell>
          <table:table-cell table:formula="of:=MIN([.AU60]+[.AU221];[.AU141])" office:value-type="float" office:value="116898" calcext:value-type="float">
            <text:p>116898</text:p>
          </table:table-cell>
          <table:table-cell table:formula="of:=MIN([.AV60]+[.AV221];[.AV141])" office:value-type="float" office:value="121053" calcext:value-type="float">
            <text:p>121053</text:p>
          </table:table-cell>
          <table:table-cell table:formula="of:=MIN([.AW60]+[.AW221];[.AW141])" office:value-type="float" office:value="120785" calcext:value-type="float">
            <text:p>120785</text:p>
          </table:table-cell>
          <table:table-cell table:formula="of:=MIN([.AX60]+[.AX221];[.AX141])" office:value-type="float" office:value="114080" calcext:value-type="float">
            <text:p>114080</text:p>
          </table:table-cell>
          <table:table-cell table:formula="of:=MIN([.AY60]+[.AY221];[.AY141])" office:value-type="float" office:value="114295" calcext:value-type="float">
            <text:p>114295</text:p>
          </table:table-cell>
          <table:table-cell table:formula="of:=MIN([.AZ60]+[.AZ221];[.AZ141])" office:value-type="float" office:value="106867" calcext:value-type="float">
            <text:p>106867</text:p>
          </table:table-cell>
          <table:table-cell table:formula="of:=MIN([.BA60]+[.BA221];[.BA141])" office:value-type="float" office:value="106047" calcext:value-type="float">
            <text:p>106047</text:p>
          </table:table-cell>
          <table:table-cell table:formula="of:=MIN([.BB60]+[.BB221];[.BB141])" office:value-type="float" office:value="113519" calcext:value-type="float">
            <text:p>113519</text:p>
          </table:table-cell>
          <table:table-cell table:formula="of:=MIN([.BC60]+[.BC221];[.BC141])" office:value-type="float" office:value="104572" calcext:value-type="float">
            <text:p>104572</text:p>
          </table:table-cell>
          <table:table-cell table:formula="of:=MIN([.BD60]+[.BD221];[.BD141])" office:value-type="float" office:value="96976" calcext:value-type="float">
            <text:p>96976</text:p>
          </table:table-cell>
          <table:table-cell table:formula="of:=MIN([.BE60]+[.BE221];[.BE141])" office:value-type="float" office:value="93134" calcext:value-type="float">
            <text:p>93134</text:p>
          </table:table-cell>
          <table:table-cell table:formula="of:=MIN([.BF60]+[.BF221];[.BF141])" office:value-type="float" office:value="93767" calcext:value-type="float">
            <text:p>93767</text:p>
          </table:table-cell>
          <table:table-cell table:formula="of:=MIN([.BG60]+[.BG221];[.BG141])" office:value-type="float" office:value="85704" calcext:value-type="float">
            <text:p>85704</text:p>
          </table:table-cell>
          <table:table-cell table:formula="of:=MIN([.BH60]+[.BH221];[.BH141])" office:value-type="float" office:value="80464" calcext:value-type="float">
            <text:p>80464</text:p>
          </table:table-cell>
          <table:table-cell table:formula="of:=MIN([.BI60]+[.BI221];[.BI141])" office:value-type="float" office:value="73798" calcext:value-type="float">
            <text:p>73798</text:p>
          </table:table-cell>
          <table:table-cell table:formula="of:=MIN([.BJ60]+[.BJ221];[.BJ141])" office:value-type="float" office:value="75690" calcext:value-type="float">
            <text:p>75690</text:p>
          </table:table-cell>
          <table:table-cell table:formula="of:=MIN([.BK60]+[.BK221];[.BK141])" office:value-type="float" office:value="73580" calcext:value-type="float">
            <text:p>73580</text:p>
          </table:table-cell>
          <table:table-cell table:formula="of:=MIN([.BL60]+[.BL221];[.BL141])" office:value-type="float" office:value="65715" calcext:value-type="float">
            <text:p>65715</text:p>
          </table:table-cell>
          <table:table-cell table:formula="of:=MIN([.BM60]+[.BM221];[.BM141])" office:value-type="float" office:value="65305" calcext:value-type="float">
            <text:p>65305</text:p>
          </table:table-cell>
          <table:table-cell table:formula="of:=MIN([.BN60]+[.BN221];[.BN141])" office:value-type="float" office:value="55415" calcext:value-type="float">
            <text:p>55415</text:p>
          </table:table-cell>
          <table:table-cell table:formula="of:=MIN([.BO60]+[.BO221];[.BO141])" office:value-type="float" office:value="54328" calcext:value-type="float">
            <text:p>54328</text:p>
          </table:table-cell>
          <table:table-cell table:formula="of:=MIN([.BP60]+[.BP221];[.BP141])" office:value-type="float" office:value="48211" calcext:value-type="float">
            <text:p>48211</text:p>
          </table:table-cell>
          <table:table-cell table:formula="of:=MIN([.BQ60]+[.BQ221];[.BQ141])" office:value-type="float" office:value="43487" calcext:value-type="float">
            <text:p>43487</text:p>
          </table:table-cell>
          <table:table-cell table:formula="of:=MIN([.BR60]+[.BR221];[.BR141])" office:value-type="float" office:value="34331" calcext:value-type="float">
            <text:p>34331</text:p>
          </table:table-cell>
          <table:table-cell table:formula="of:=MIN([.BS60]+[.BS221];[.BS141])" office:value-type="float" office:value="29858" calcext:value-type="float">
            <text:p>29858</text:p>
          </table:table-cell>
          <table:table-cell table:formula="of:=MIN([.BT60]+[.BT221];[.BT141])" office:value-type="float" office:value="25306" calcext:value-type="float">
            <text:p>25306</text:p>
          </table:table-cell>
          <table:table-cell table:formula="of:=MIN([.BU60]+[.BU221];[.BU141])" office:value-type="float" office:value="24704" calcext:value-type="float">
            <text:p>24704</text:p>
          </table:table-cell>
          <table:table-cell table:formula="of:=MIN([.BV60]+[.BV221];[.BV141])" office:value-type="float" office:value="25050" calcext:value-type="float">
            <text:p>25050</text:p>
          </table:table-cell>
          <table:table-cell table:formula="of:=MIN([.BW60]+[.BW221];[.BW141])" office:value-type="float" office:value="18859" calcext:value-type="float">
            <text:p>18859</text:p>
          </table:table-cell>
          <table:table-cell table:formula="of:=MIN([.BX60]+[.BX221];[.BX141])" office:value-type="float" office:value="13932" calcext:value-type="float">
            <text:p>13932</text:p>
          </table:table-cell>
          <table:table-cell table:formula="of:=MIN([.BY60]+[.BY221];[.BY141])" office:value-type="float" office:value="8545" calcext:value-type="float">
            <text:p>8545</text:p>
          </table:table-cell>
          <table:table-cell table:formula="of:=MIN([.BZ60]+[.BZ221];[.BZ141])" office:value-type="float" office:value="7661" calcext:value-type="float">
            <text:p>7661</text:p>
          </table:table-cell>
          <table:table-cell table:formula="of:=MIN([.CA60]+[.CA221];[.CA141])" office:value-type="float" office:value="4515" calcext:value-type="float">
            <text:p>4515</text:p>
          </table:table-cell>
          <table:table-cell table:formula="of:=[.CB141]" office:value-type="float" office:value="3000" calcext:value-type="float">
            <text:p>3000</text:p>
          </table:table-cell>
        </table:table-row>
        <table:table-row table:style-name="ro1">
          <table:table-cell table:formula="of:=MIN([.A61]+[.A222];[.A142])" office:value-type="float" office:value="289048" calcext:value-type="float">
            <text:p>289048</text:p>
          </table:table-cell>
          <table:table-cell table:formula="of:=MIN([.B61]+[.B222];[.B142])" office:value-type="float" office:value="285565" calcext:value-type="float">
            <text:p>285565</text:p>
          </table:table-cell>
          <table:table-cell table:formula="of:=MIN([.C61]+[.C222];[.C142])" office:value-type="float" office:value="278685" calcext:value-type="float">
            <text:p>278685</text:p>
          </table:table-cell>
          <table:table-cell table:formula="of:=MIN([.D61]+[.D222];[.D142])" office:value-type="float" office:value="278571" calcext:value-type="float">
            <text:p>278571</text:p>
          </table:table-cell>
          <table:table-cell table:formula="of:=MIN([.E61]+[.E222];[.E142])" office:value-type="float" office:value="275861" calcext:value-type="float">
            <text:p>275861</text:p>
          </table:table-cell>
          <table:table-cell table:formula="of:=MIN([.F61]+[.F222];[.F142])" office:value-type="float" office:value="270068" calcext:value-type="float">
            <text:p>270068</text:p>
          </table:table-cell>
          <table:table-cell table:formula="of:=MIN([.G61]+[.G222];[.G142])" office:value-type="float" office:value="266043" calcext:value-type="float">
            <text:p>266043</text:p>
          </table:table-cell>
          <table:table-cell table:formula="of:=MIN([.H61]+[.H222];[.H142])" office:value-type="float" office:value="263924" calcext:value-type="float">
            <text:p>263924</text:p>
          </table:table-cell>
          <table:table-cell table:formula="of:=MIN([.I61]+[.I222];[.I142])" office:value-type="float" office:value="264653" calcext:value-type="float">
            <text:p>264653</text:p>
          </table:table-cell>
          <table:table-cell table:formula="of:=MIN([.J61]+[.J222];[.J142])" office:value-type="float" office:value="266197" calcext:value-type="float">
            <text:p>266197</text:p>
          </table:table-cell>
          <table:table-cell table:formula="of:=MIN([.K61]+[.K222];[.K142])" office:value-type="float" office:value="258958" calcext:value-type="float">
            <text:p>258958</text:p>
          </table:table-cell>
          <table:table-cell table:formula="of:=MIN([.L61]+[.L222];[.L142])" office:value-type="float" office:value="252355" calcext:value-type="float">
            <text:p>252355</text:p>
          </table:table-cell>
          <table:table-cell table:formula="of:=MIN([.M61]+[.M222];[.M142])" office:value-type="float" office:value="253775" calcext:value-type="float">
            <text:p>253775</text:p>
          </table:table-cell>
          <table:table-cell table:formula="of:=MIN([.N61]+[.N222];[.N142])" office:value-type="float" office:value="254631" calcext:value-type="float">
            <text:p>254631</text:p>
          </table:table-cell>
          <table:table-cell table:formula="of:=MIN([.O61]+[.O222];[.O142])" office:value-type="float" office:value="249893" calcext:value-type="float">
            <text:p>249893</text:p>
          </table:table-cell>
          <table:table-cell table:formula="of:=MIN([.P61]+[.P222];[.P142])" office:value-type="float" office:value="240841" calcext:value-type="float">
            <text:p>240841</text:p>
          </table:table-cell>
          <table:table-cell table:formula="of:=MIN([.Q61]+[.Q222];[.Q142])" office:value-type="float" office:value="234675" calcext:value-type="float">
            <text:p>234675</text:p>
          </table:table-cell>
          <table:table-cell table:formula="of:=MIN([.R61]+[.R222];[.R142])" office:value-type="float" office:value="228109" calcext:value-type="float">
            <text:p>228109</text:p>
          </table:table-cell>
          <table:table-cell table:formula="of:=MIN([.S61]+[.S222];[.S142])" office:value-type="float" office:value="223573" calcext:value-type="float">
            <text:p>223573</text:p>
          </table:table-cell>
          <table:table-cell table:formula="of:=MIN([.T61]+[.T222];[.T142])" office:value-type="float" office:value="218588" calcext:value-type="float">
            <text:p>218588</text:p>
          </table:table-cell>
          <table:table-cell table:formula="of:=MIN([.U61]+[.U222];[.U142])" office:value-type="float" office:value="221512" calcext:value-type="float">
            <text:p>221512</text:p>
          </table:table-cell>
          <table:table-cell table:formula="of:=MIN([.V61]+[.V222];[.V142])" office:value-type="float" office:value="218206" calcext:value-type="float">
            <text:p>218206</text:p>
          </table:table-cell>
          <table:table-cell table:formula="of:=MIN([.W61]+[.W222];[.W142])" office:value-type="float" office:value="209144" calcext:value-type="float">
            <text:p>209144</text:p>
          </table:table-cell>
          <table:table-cell table:formula="of:=MIN([.X61]+[.X222];[.X142])" office:value-type="float" office:value="206329" calcext:value-type="float">
            <text:p>206329</text:p>
          </table:table-cell>
          <table:table-cell table:formula="of:=MIN([.Y61]+[.Y222];[.Y142])" office:value-type="float" office:value="205235" calcext:value-type="float">
            <text:p>205235</text:p>
          </table:table-cell>
          <table:table-cell table:formula="of:=MIN([.Z61]+[.Z222];[.Z142])" office:value-type="float" office:value="197836" calcext:value-type="float">
            <text:p>197836</text:p>
          </table:table-cell>
          <table:table-cell table:formula="of:=MIN([.AA61]+[.AA222];[.AA142])" office:value-type="float" office:value="193274" calcext:value-type="float">
            <text:p>193274</text:p>
          </table:table-cell>
          <table:table-cell table:formula="of:=MIN([.AB61]+[.AB222];[.AB142])" office:value-type="float" office:value="191861" calcext:value-type="float">
            <text:p>191861</text:p>
          </table:table-cell>
          <table:table-cell table:formula="of:=MIN([.AC61]+[.AC222];[.AC142])" office:value-type="float" office:value="190576" calcext:value-type="float">
            <text:p>190576</text:p>
          </table:table-cell>
          <table:table-cell table:formula="of:=MIN([.AD61]+[.AD222];[.AD142])" office:value-type="float" office:value="192197" calcext:value-type="float">
            <text:p>192197</text:p>
          </table:table-cell>
          <table:table-cell table:formula="of:=MIN([.AE61]+[.AE222];[.AE142])" office:value-type="float" office:value="187695" calcext:value-type="float">
            <text:p>187695</text:p>
          </table:table-cell>
          <table:table-cell table:formula="of:=MIN([.AF61]+[.AF222];[.AF142])" office:value-type="float" office:value="179236" calcext:value-type="float">
            <text:p>179236</text:p>
          </table:table-cell>
          <table:table-cell table:formula="of:=MIN([.AG61]+[.AG222];[.AG142])" office:value-type="float" office:value="177928" calcext:value-type="float">
            <text:p>177928</text:p>
          </table:table-cell>
          <table:table-cell table:formula="of:=MIN([.AH61]+[.AH222];[.AH142])" office:value-type="float" office:value="172636" calcext:value-type="float">
            <text:p>172636</text:p>
          </table:table-cell>
          <table:table-cell table:formula="of:=MIN([.AI61]+[.AI222];[.AI142])" office:value-type="float" office:value="172385" calcext:value-type="float">
            <text:p>172385</text:p>
          </table:table-cell>
          <table:table-cell table:formula="of:=MIN([.AJ61]+[.AJ222];[.AJ142])" office:value-type="float" office:value="164588" calcext:value-type="float">
            <text:p>164588</text:p>
          </table:table-cell>
          <table:table-cell table:formula="of:=MIN([.AK61]+[.AK222];[.AK142])" office:value-type="float" office:value="156368" calcext:value-type="float">
            <text:p>156368</text:p>
          </table:table-cell>
          <table:table-cell table:formula="of:=MIN([.AL61]+[.AL222];[.AL142])" office:value-type="float" office:value="152071" calcext:value-type="float">
            <text:p>152071</text:p>
          </table:table-cell>
          <table:table-cell table:formula="of:=MIN([.AM61]+[.AM222];[.AM142])" office:value-type="float" office:value="153038" calcext:value-type="float">
            <text:p>153038</text:p>
          </table:table-cell>
          <table:table-cell table:formula="of:=MIN([.AN61]+[.AN222];[.AN142])" office:value-type="float" office:value="147159" calcext:value-type="float">
            <text:p>147159</text:p>
          </table:table-cell>
          <table:table-cell table:formula="of:=MIN([.AO61]+[.AO222];[.AO142])" office:value-type="float" office:value="141664" calcext:value-type="float">
            <text:p>141664</text:p>
          </table:table-cell>
          <table:table-cell table:formula="of:=MIN([.AP61]+[.AP222];[.AP142])" office:value-type="float" office:value="141879" calcext:value-type="float">
            <text:p>141879</text:p>
          </table:table-cell>
          <table:table-cell table:formula="of:=MIN([.AQ61]+[.AQ222];[.AQ142])" office:value-type="float" office:value="140485" calcext:value-type="float">
            <text:p>140485</text:p>
          </table:table-cell>
          <table:table-cell table:formula="of:=MIN([.AR61]+[.AR222];[.AR142])" office:value-type="float" office:value="133786" calcext:value-type="float">
            <text:p>133786</text:p>
          </table:table-cell>
          <table:table-cell table:formula="of:=MIN([.AS61]+[.AS222];[.AS142])" office:value-type="float" office:value="129121" calcext:value-type="float">
            <text:p>129121</text:p>
          </table:table-cell>
          <table:table-cell table:formula="of:=MIN([.AT61]+[.AT222];[.AT142])" office:value-type="float" office:value="124891" calcext:value-type="float">
            <text:p>124891</text:p>
          </table:table-cell>
          <table:table-cell table:formula="of:=MIN([.AU61]+[.AU222];[.AU142])" office:value-type="float" office:value="125618" calcext:value-type="float">
            <text:p>125618</text:p>
          </table:table-cell>
          <table:table-cell table:formula="of:=MIN([.AV61]+[.AV222];[.AV142])" office:value-type="float" office:value="127560" calcext:value-type="float">
            <text:p>127560</text:p>
          </table:table-cell>
          <table:table-cell table:formula="of:=MIN([.AW61]+[.AW222];[.AW142])" office:value-type="float" office:value="119721" calcext:value-type="float">
            <text:p>119721</text:p>
          </table:table-cell>
          <table:table-cell table:formula="of:=MIN([.AX61]+[.AX222];[.AX142])" office:value-type="float" office:value="115188" calcext:value-type="float">
            <text:p>115188</text:p>
          </table:table-cell>
          <table:table-cell table:formula="of:=MIN([.AY61]+[.AY222];[.AY142])" office:value-type="float" office:value="113517" calcext:value-type="float">
            <text:p>113517</text:p>
          </table:table-cell>
          <table:table-cell table:formula="of:=MIN([.AZ61]+[.AZ222];[.AZ142])" office:value-type="float" office:value="113039" calcext:value-type="float">
            <text:p>113039</text:p>
          </table:table-cell>
          <table:table-cell table:formula="of:=MIN([.BA61]+[.BA222];[.BA142])" office:value-type="float" office:value="105265" calcext:value-type="float">
            <text:p>105265</text:p>
          </table:table-cell>
          <table:table-cell table:formula="of:=MIN([.BB61]+[.BB222];[.BB142])" office:value-type="float" office:value="103658" calcext:value-type="float">
            <text:p>103658</text:p>
          </table:table-cell>
          <table:table-cell table:formula="of:=MIN([.BC61]+[.BC222];[.BC142])" office:value-type="float" office:value="101341" calcext:value-type="float">
            <text:p>101341</text:p>
          </table:table-cell>
          <table:table-cell table:formula="of:=MIN([.BD61]+[.BD222];[.BD142])" office:value-type="float" office:value="101681" calcext:value-type="float">
            <text:p>101681</text:p>
          </table:table-cell>
          <table:table-cell table:formula="of:=MIN([.BE61]+[.BE222];[.BE142])" office:value-type="float" office:value="99881" calcext:value-type="float">
            <text:p>99881</text:p>
          </table:table-cell>
          <table:table-cell table:formula="of:=MIN([.BF61]+[.BF222];[.BF142])" office:value-type="float" office:value="91995" calcext:value-type="float">
            <text:p>91995</text:p>
          </table:table-cell>
          <table:table-cell table:formula="of:=MIN([.BG61]+[.BG222];[.BG142])" office:value-type="float" office:value="87435" calcext:value-type="float">
            <text:p>87435</text:p>
          </table:table-cell>
          <table:table-cell table:formula="of:=MIN([.BH61]+[.BH222];[.BH142])" office:value-type="float" office:value="80675" calcext:value-type="float">
            <text:p>80675</text:p>
          </table:table-cell>
          <table:table-cell table:formula="of:=MIN([.BI61]+[.BI222];[.BI142])" office:value-type="float" office:value="73404" calcext:value-type="float">
            <text:p>73404</text:p>
          </table:table-cell>
          <table:table-cell table:formula="of:=MIN([.BJ61]+[.BJ222];[.BJ142])" office:value-type="float" office:value="71125" calcext:value-type="float">
            <text:p>71125</text:p>
          </table:table-cell>
          <table:table-cell table:formula="of:=MIN([.BK61]+[.BK222];[.BK142])" office:value-type="float" office:value="68128" calcext:value-type="float">
            <text:p>68128</text:p>
          </table:table-cell>
          <table:table-cell table:formula="of:=MIN([.BL61]+[.BL222];[.BL142])" office:value-type="float" office:value="65040" calcext:value-type="float">
            <text:p>65040</text:p>
          </table:table-cell>
          <table:table-cell table:formula="of:=MIN([.BM61]+[.BM222];[.BM142])" office:value-type="float" office:value="57365" calcext:value-type="float">
            <text:p>57365</text:p>
          </table:table-cell>
          <table:table-cell table:formula="of:=MIN([.BN61]+[.BN222];[.BN142])" office:value-type="float" office:value="51157" calcext:value-type="float">
            <text:p>51157</text:p>
          </table:table-cell>
          <table:table-cell table:formula="of:=MIN([.BO61]+[.BO222];[.BO142])" office:value-type="float" office:value="51372" calcext:value-type="float">
            <text:p>51372</text:p>
          </table:table-cell>
          <table:table-cell table:formula="of:=MIN([.BP61]+[.BP222];[.BP142])" office:value-type="float" office:value="44551" calcext:value-type="float">
            <text:p>44551</text:p>
          </table:table-cell>
          <table:table-cell table:formula="of:=MIN([.BQ61]+[.BQ222];[.BQ142])" office:value-type="float" office:value="37711" calcext:value-type="float">
            <text:p>37711</text:p>
          </table:table-cell>
          <table:table-cell table:formula="of:=MIN([.BR61]+[.BR222];[.BR142])" office:value-type="float" office:value="41906" calcext:value-type="float">
            <text:p>41906</text:p>
          </table:table-cell>
          <table:table-cell table:formula="of:=MIN([.BS61]+[.BS222];[.BS142])" office:value-type="float" office:value="32273" calcext:value-type="float">
            <text:p>32273</text:p>
          </table:table-cell>
          <table:table-cell table:formula="of:=MIN([.BT61]+[.BT222];[.BT142])" office:value-type="float" office:value="27373" calcext:value-type="float">
            <text:p>27373</text:p>
          </table:table-cell>
          <table:table-cell table:formula="of:=MIN([.BU61]+[.BU222];[.BU142])" office:value-type="float" office:value="33250" calcext:value-type="float">
            <text:p>33250</text:p>
          </table:table-cell>
          <table:table-cell table:formula="of:=MIN([.BV61]+[.BV222];[.BV142])" office:value-type="float" office:value="25499" calcext:value-type="float">
            <text:p>25499</text:p>
          </table:table-cell>
          <table:table-cell table:formula="of:=MIN([.BW61]+[.BW222];[.BW142])" office:value-type="float" office:value="20950" calcext:value-type="float">
            <text:p>20950</text:p>
          </table:table-cell>
          <table:table-cell table:formula="of:=MIN([.BX61]+[.BX222];[.BX142])" office:value-type="float" office:value="21120" calcext:value-type="float">
            <text:p>21120</text:p>
          </table:table-cell>
          <table:table-cell table:formula="of:=MIN([.BY61]+[.BY222];[.BY142])" office:value-type="float" office:value="14150" calcext:value-type="float">
            <text:p>14150</text:p>
          </table:table-cell>
          <table:table-cell table:formula="of:=MIN([.BZ61]+[.BZ222];[.BZ142])" office:value-type="float" office:value="16260" calcext:value-type="float">
            <text:p>16260</text:p>
          </table:table-cell>
          <table:table-cell table:formula="of:=MIN([.CA61]+[.CA222];[.CA142])" office:value-type="float" office:value="11273" calcext:value-type="float">
            <text:p>11273</text:p>
          </table:table-cell>
          <table:table-cell table:formula="of:=[.CB142]" office:value-type="float" office:value="5229" calcext:value-type="float">
            <text:p>5229</text:p>
          </table:table-cell>
        </table:table-row>
        <table:table-row table:style-name="ro1">
          <table:table-cell table:formula="of:=MIN([.A62]+[.A223];[.A143])" office:value-type="float" office:value="296902" calcext:value-type="float">
            <text:p>296902</text:p>
          </table:table-cell>
          <table:table-cell table:formula="of:=MIN([.B62]+[.B223];[.B143])" office:value-type="float" office:value="290808" calcext:value-type="float">
            <text:p>290808</text:p>
          </table:table-cell>
          <table:table-cell table:formula="of:=MIN([.C62]+[.C223];[.C143])" office:value-type="float" office:value="287840" calcext:value-type="float">
            <text:p>287840</text:p>
          </table:table-cell>
          <table:table-cell table:formula="of:=MIN([.D62]+[.D223];[.D143])" office:value-type="float" office:value="282127" calcext:value-type="float">
            <text:p>282127</text:p>
          </table:table-cell>
          <table:table-cell table:formula="of:=MIN([.E62]+[.E223];[.E143])" office:value-type="float" office:value="282412" calcext:value-type="float">
            <text:p>282412</text:p>
          </table:table-cell>
          <table:table-cell table:formula="of:=MIN([.F62]+[.F223];[.F143])" office:value-type="float" office:value="273600" calcext:value-type="float">
            <text:p>273600</text:p>
          </table:table-cell>
          <table:table-cell table:formula="of:=MIN([.G62]+[.G223];[.G143])" office:value-type="float" office:value="266553" calcext:value-type="float">
            <text:p>266553</text:p>
          </table:table-cell>
          <table:table-cell table:formula="of:=MIN([.H62]+[.H223];[.H143])" office:value-type="float" office:value="264351" calcext:value-type="float">
            <text:p>264351</text:p>
          </table:table-cell>
          <table:table-cell table:formula="of:=MIN([.I62]+[.I223];[.I143])" office:value-type="float" office:value="262810" calcext:value-type="float">
            <text:p>262810</text:p>
          </table:table-cell>
          <table:table-cell table:formula="of:=MIN([.J62]+[.J223];[.J143])" office:value-type="float" office:value="257947" calcext:value-type="float">
            <text:p>257947</text:p>
          </table:table-cell>
          <table:table-cell table:formula="of:=MIN([.K62]+[.K223];[.K143])" office:value-type="float" office:value="253347" calcext:value-type="float">
            <text:p>253347</text:p>
          </table:table-cell>
          <table:table-cell table:formula="of:=MIN([.L62]+[.L223];[.L143])" office:value-type="float" office:value="248587" calcext:value-type="float">
            <text:p>248587</text:p>
          </table:table-cell>
          <table:table-cell table:formula="of:=MIN([.M62]+[.M223];[.M143])" office:value-type="float" office:value="248261" calcext:value-type="float">
            <text:p>248261</text:p>
          </table:table-cell>
          <table:table-cell table:formula="of:=MIN([.N62]+[.N223];[.N143])" office:value-type="float" office:value="248195" calcext:value-type="float">
            <text:p>248195</text:p>
          </table:table-cell>
          <table:table-cell table:formula="of:=MIN([.O62]+[.O223];[.O143])" office:value-type="float" office:value="240284" calcext:value-type="float">
            <text:p>240284</text:p>
          </table:table-cell>
          <table:table-cell table:formula="of:=MIN([.P62]+[.P223];[.P143])" office:value-type="float" office:value="240204" calcext:value-type="float">
            <text:p>240204</text:p>
          </table:table-cell>
          <table:table-cell table:formula="of:=MIN([.Q62]+[.Q223];[.Q143])" office:value-type="float" office:value="233427" calcext:value-type="float">
            <text:p>233427</text:p>
          </table:table-cell>
          <table:table-cell table:formula="of:=MIN([.R62]+[.R223];[.R143])" office:value-type="float" office:value="224698" calcext:value-type="float">
            <text:p>224698</text:p>
          </table:table-cell>
          <table:table-cell table:formula="of:=MIN([.S62]+[.S223];[.S143])" office:value-type="float" office:value="224376" calcext:value-type="float">
            <text:p>224376</text:p>
          </table:table-cell>
          <table:table-cell table:formula="of:=MIN([.T62]+[.T223];[.T143])" office:value-type="float" office:value="226548" calcext:value-type="float">
            <text:p>226548</text:p>
          </table:table-cell>
          <table:table-cell table:formula="of:=MIN([.U62]+[.U223];[.U143])" office:value-type="float" office:value="227008" calcext:value-type="float">
            <text:p>227008</text:p>
          </table:table-cell>
          <table:table-cell table:formula="of:=MIN([.V62]+[.V223];[.V143])" office:value-type="float" office:value="219445" calcext:value-type="float">
            <text:p>219445</text:p>
          </table:table-cell>
          <table:table-cell table:formula="of:=MIN([.W62]+[.W223];[.W143])" office:value-type="float" office:value="214537" calcext:value-type="float">
            <text:p>214537</text:p>
          </table:table-cell>
          <table:table-cell table:formula="of:=MIN([.X62]+[.X223];[.X143])" office:value-type="float" office:value="208252" calcext:value-type="float">
            <text:p>208252</text:p>
          </table:table-cell>
          <table:table-cell table:formula="of:=MIN([.Y62]+[.Y223];[.Y143])" office:value-type="float" office:value="201961" calcext:value-type="float">
            <text:p>201961</text:p>
          </table:table-cell>
          <table:table-cell table:formula="of:=MIN([.Z62]+[.Z223];[.Z143])" office:value-type="float" office:value="201225" calcext:value-type="float">
            <text:p>201225</text:p>
          </table:table-cell>
          <table:table-cell table:formula="of:=MIN([.AA62]+[.AA223];[.AA143])" office:value-type="float" office:value="202613" calcext:value-type="float">
            <text:p>202613</text:p>
          </table:table-cell>
          <table:table-cell table:formula="of:=MIN([.AB62]+[.AB223];[.AB143])" office:value-type="float" office:value="195993" calcext:value-type="float">
            <text:p>195993</text:p>
          </table:table-cell>
          <table:table-cell table:formula="of:=MIN([.AC62]+[.AC223];[.AC143])" office:value-type="float" office:value="199277" calcext:value-type="float">
            <text:p>199277</text:p>
          </table:table-cell>
          <table:table-cell table:formula="of:=MIN([.AD62]+[.AD223];[.AD143])" office:value-type="float" office:value="192760" calcext:value-type="float">
            <text:p>192760</text:p>
          </table:table-cell>
          <table:table-cell table:formula="of:=MIN([.AE62]+[.AE223];[.AE143])" office:value-type="float" office:value="185226" calcext:value-type="float">
            <text:p>185226</text:p>
          </table:table-cell>
          <table:table-cell table:formula="of:=MIN([.AF62]+[.AF223];[.AF143])" office:value-type="float" office:value="179939" calcext:value-type="float">
            <text:p>179939</text:p>
          </table:table-cell>
          <table:table-cell table:formula="of:=MIN([.AG62]+[.AG223];[.AG143])" office:value-type="float" office:value="176293" calcext:value-type="float">
            <text:p>176293</text:p>
          </table:table-cell>
          <table:table-cell table:formula="of:=MIN([.AH62]+[.AH223];[.AH143])" office:value-type="float" office:value="175701" calcext:value-type="float">
            <text:p>175701</text:p>
          </table:table-cell>
          <table:table-cell table:formula="of:=MIN([.AI62]+[.AI223];[.AI143])" office:value-type="float" office:value="174762" calcext:value-type="float">
            <text:p>174762</text:p>
          </table:table-cell>
          <table:table-cell table:formula="of:=MIN([.AJ62]+[.AJ223];[.AJ143])" office:value-type="float" office:value="167180" calcext:value-type="float">
            <text:p>167180</text:p>
          </table:table-cell>
          <table:table-cell table:formula="of:=MIN([.AK62]+[.AK223];[.AK143])" office:value-type="float" office:value="165123" calcext:value-type="float">
            <text:p>165123</text:p>
          </table:table-cell>
          <table:table-cell table:formula="of:=MIN([.AL62]+[.AL223];[.AL143])" office:value-type="float" office:value="158139" calcext:value-type="float">
            <text:p>158139</text:p>
          </table:table-cell>
          <table:table-cell table:formula="of:=MIN([.AM62]+[.AM223];[.AM143])" office:value-type="float" office:value="157738" calcext:value-type="float">
            <text:p>157738</text:p>
          </table:table-cell>
          <table:table-cell table:formula="of:=MIN([.AN62]+[.AN223];[.AN143])" office:value-type="float" office:value="149141" calcext:value-type="float">
            <text:p>149141</text:p>
          </table:table-cell>
          <table:table-cell table:formula="of:=MIN([.AO62]+[.AO223];[.AO143])" office:value-type="float" office:value="147446" calcext:value-type="float">
            <text:p>147446</text:p>
          </table:table-cell>
          <table:table-cell table:formula="of:=MIN([.AP62]+[.AP223];[.AP143])" office:value-type="float" office:value="143773" calcext:value-type="float">
            <text:p>143773</text:p>
          </table:table-cell>
          <table:table-cell table:formula="of:=MIN([.AQ62]+[.AQ223];[.AQ143])" office:value-type="float" office:value="142296" calcext:value-type="float">
            <text:p>142296</text:p>
          </table:table-cell>
          <table:table-cell table:formula="of:=MIN([.AR62]+[.AR223];[.AR143])" office:value-type="float" office:value="139396" calcext:value-type="float">
            <text:p>139396</text:p>
          </table:table-cell>
          <table:table-cell table:formula="of:=MIN([.AS62]+[.AS223];[.AS143])" office:value-type="float" office:value="133160" calcext:value-type="float">
            <text:p>133160</text:p>
          </table:table-cell>
          <table:table-cell table:formula="of:=MIN([.AT62]+[.AT223];[.AT143])" office:value-type="float" office:value="131460" calcext:value-type="float">
            <text:p>131460</text:p>
          </table:table-cell>
          <table:table-cell table:formula="of:=MIN([.AU62]+[.AU223];[.AU143])" office:value-type="float" office:value="128655" calcext:value-type="float">
            <text:p>128655</text:p>
          </table:table-cell>
          <table:table-cell table:formula="of:=MIN([.AV62]+[.AV223];[.AV143])" office:value-type="float" office:value="129167" calcext:value-type="float">
            <text:p>129167</text:p>
          </table:table-cell>
          <table:table-cell table:formula="of:=MIN([.AW62]+[.AW223];[.AW143])" office:value-type="float" office:value="123330" calcext:value-type="float">
            <text:p>123330</text:p>
          </table:table-cell>
          <table:table-cell table:formula="of:=MIN([.AX62]+[.AX223];[.AX143])" office:value-type="float" office:value="115632" calcext:value-type="float">
            <text:p>115632</text:p>
          </table:table-cell>
          <table:table-cell table:formula="of:=MIN([.AY62]+[.AY223];[.AY143])" office:value-type="float" office:value="118098" calcext:value-type="float">
            <text:p>118098</text:p>
          </table:table-cell>
          <table:table-cell table:formula="of:=MIN([.AZ62]+[.AZ223];[.AZ143])" office:value-type="float" office:value="110283" calcext:value-type="float">
            <text:p>110283</text:p>
          </table:table-cell>
          <table:table-cell table:formula="of:=MIN([.BA62]+[.BA223];[.BA143])" office:value-type="float" office:value="109054" calcext:value-type="float">
            <text:p>109054</text:p>
          </table:table-cell>
          <table:table-cell table:formula="of:=MIN([.BB62]+[.BB223];[.BB143])" office:value-type="float" office:value="101782" calcext:value-type="float">
            <text:p>101782</text:p>
          </table:table-cell>
          <table:table-cell table:formula="of:=MIN([.BC62]+[.BC223];[.BC143])" office:value-type="float" office:value="95904" calcext:value-type="float">
            <text:p>95904</text:p>
          </table:table-cell>
          <table:table-cell table:formula="of:=MIN([.BD62]+[.BD223];[.BD143])" office:value-type="float" office:value="100652" calcext:value-type="float">
            <text:p>100652</text:p>
          </table:table-cell>
          <table:table-cell table:formula="of:=MIN([.BE62]+[.BE223];[.BE143])" office:value-type="float" office:value="93874" calcext:value-type="float">
            <text:p>93874</text:p>
          </table:table-cell>
          <table:table-cell table:formula="of:=MIN([.BF62]+[.BF223];[.BF143])" office:value-type="float" office:value="87235" calcext:value-type="float">
            <text:p>87235</text:p>
          </table:table-cell>
          <table:table-cell table:formula="of:=MIN([.BG62]+[.BG223];[.BG143])" office:value-type="float" office:value="83646" calcext:value-type="float">
            <text:p>83646</text:p>
          </table:table-cell>
          <table:table-cell table:formula="of:=MIN([.BH62]+[.BH223];[.BH143])" office:value-type="float" office:value="78636" calcext:value-type="float">
            <text:p>78636</text:p>
          </table:table-cell>
          <table:table-cell table:formula="of:=MIN([.BI62]+[.BI223];[.BI143])" office:value-type="float" office:value="70323" calcext:value-type="float">
            <text:p>70323</text:p>
          </table:table-cell>
          <table:table-cell table:formula="of:=MIN([.BJ62]+[.BJ223];[.BJ143])" office:value-type="float" office:value="73564" calcext:value-type="float">
            <text:p>73564</text:p>
          </table:table-cell>
          <table:table-cell table:formula="of:=MIN([.BK62]+[.BK223];[.BK143])" office:value-type="float" office:value="69135" calcext:value-type="float">
            <text:p>69135</text:p>
          </table:table-cell>
          <table:table-cell table:formula="of:=MIN([.BL62]+[.BL223];[.BL143])" office:value-type="float" office:value="63266" calcext:value-type="float">
            <text:p>63266</text:p>
          </table:table-cell>
          <table:table-cell table:formula="of:=MIN([.BM62]+[.BM223];[.BM143])" office:value-type="float" office:value="54864" calcext:value-type="float">
            <text:p>54864</text:p>
          </table:table-cell>
          <table:table-cell table:formula="of:=MIN([.BN62]+[.BN223];[.BN143])" office:value-type="float" office:value="48056" calcext:value-type="float">
            <text:p>48056</text:p>
          </table:table-cell>
          <table:table-cell table:formula="of:=MIN([.BO62]+[.BO223];[.BO143])" office:value-type="float" office:value="45105" calcext:value-type="float">
            <text:p>45105</text:p>
          </table:table-cell>
          <table:table-cell table:formula="of:=MIN([.BP62]+[.BP223];[.BP143])" office:value-type="float" office:value="42784" calcext:value-type="float">
            <text:p>42784</text:p>
          </table:table-cell>
          <table:table-cell table:formula="of:=MIN([.BQ62]+[.BQ223];[.BQ143])" office:value-type="float" office:value="37589" calcext:value-type="float">
            <text:p>37589</text:p>
          </table:table-cell>
          <table:table-cell table:formula="of:=MIN([.BR62]+[.BR223];[.BR143])" office:value-type="float" office:value="37092" calcext:value-type="float">
            <text:p>37092</text:p>
          </table:table-cell>
          <table:table-cell table:formula="of:=MIN([.BS62]+[.BS223];[.BS143])" office:value-type="float" office:value="34902" calcext:value-type="float">
            <text:p>34902</text:p>
          </table:table-cell>
          <table:table-cell table:formula="of:=MIN([.BT62]+[.BT223];[.BT143])" office:value-type="float" office:value="28715" calcext:value-type="float">
            <text:p>28715</text:p>
          </table:table-cell>
          <table:table-cell table:formula="of:=MIN([.BU62]+[.BU223];[.BU143])" office:value-type="float" office:value="31268" calcext:value-type="float">
            <text:p>31268</text:p>
          </table:table-cell>
          <table:table-cell table:formula="of:=MIN([.BV62]+[.BV223];[.BV143])" office:value-type="float" office:value="29952" calcext:value-type="float">
            <text:p>29952</text:p>
          </table:table-cell>
          <table:table-cell table:formula="of:=MIN([.BW62]+[.BW223];[.BW143])" office:value-type="float" office:value="26372" calcext:value-type="float">
            <text:p>26372</text:p>
          </table:table-cell>
          <table:table-cell table:formula="of:=MIN([.BX62]+[.BX223];[.BX143])" office:value-type="float" office:value="18632" calcext:value-type="float">
            <text:p>18632</text:p>
          </table:table-cell>
          <table:table-cell table:formula="of:=MIN([.BY62]+[.BY223];[.BY143])" office:value-type="float" office:value="14478" calcext:value-type="float">
            <text:p>14478</text:p>
          </table:table-cell>
          <table:table-cell table:formula="of:=MIN([.BZ62]+[.BZ223];[.BZ143])" office:value-type="float" office:value="11519" calcext:value-type="float">
            <text:p>11519</text:p>
          </table:table-cell>
          <table:table-cell table:formula="of:=MIN([.CA62]+[.CA223];[.CA143])" office:value-type="float" office:value="9738" calcext:value-type="float">
            <text:p>9738</text:p>
          </table:table-cell>
          <table:table-cell table:formula="of:=[.CB143]" office:value-type="float" office:value="8256" calcext:value-type="float">
            <text:p>8256</text:p>
          </table:table-cell>
        </table:table-row>
        <table:table-row table:style-name="ro1">
          <table:table-cell table:formula="of:=MIN([.A63]+[.A224];[.A144])" office:value-type="float" office:value="295956" calcext:value-type="float">
            <text:p>295956</text:p>
          </table:table-cell>
          <table:table-cell table:formula="of:=MIN([.B63]+[.B224];[.B144])" office:value-type="float" office:value="288778" calcext:value-type="float">
            <text:p>288778</text:p>
          </table:table-cell>
          <table:table-cell table:formula="of:=MIN([.C63]+[.C224];[.C144])" office:value-type="float" office:value="287290" calcext:value-type="float">
            <text:p>287290</text:p>
          </table:table-cell>
          <table:table-cell table:formula="of:=MIN([.D63]+[.D224];[.D144])" office:value-type="float" office:value="282871" calcext:value-type="float">
            <text:p>282871</text:p>
          </table:table-cell>
          <table:table-cell table:formula="of:=MIN([.E63]+[.E224];[.E144])" office:value-type="float" office:value="282590" calcext:value-type="float">
            <text:p>282590</text:p>
          </table:table-cell>
          <table:table-cell table:formula="of:=MIN([.F63]+[.F224];[.F144])" office:value-type="float" office:value="274278" calcext:value-type="float">
            <text:p>274278</text:p>
          </table:table-cell>
          <table:table-cell table:formula="of:=MIN([.G63]+[.G224];[.G144])" office:value-type="float" office:value="272511" calcext:value-type="float">
            <text:p>272511</text:p>
          </table:table-cell>
          <table:table-cell table:formula="of:=MIN([.H63]+[.H224];[.H144])" office:value-type="float" office:value="265656" calcext:value-type="float">
            <text:p>265656</text:p>
          </table:table-cell>
          <table:table-cell table:formula="of:=MIN([.I63]+[.I224];[.I144])" office:value-type="float" office:value="256817" calcext:value-type="float">
            <text:p>256817</text:p>
          </table:table-cell>
          <table:table-cell table:formula="of:=MIN([.J63]+[.J224];[.J144])" office:value-type="float" office:value="256498" calcext:value-type="float">
            <text:p>256498</text:p>
          </table:table-cell>
          <table:table-cell table:formula="of:=MIN([.K63]+[.K224];[.K144])" office:value-type="float" office:value="253536" calcext:value-type="float">
            <text:p>253536</text:p>
          </table:table-cell>
          <table:table-cell table:formula="of:=MIN([.L63]+[.L224];[.L144])" office:value-type="float" office:value="247874" calcext:value-type="float">
            <text:p>247874</text:p>
          </table:table-cell>
          <table:table-cell table:formula="of:=MIN([.M63]+[.M224];[.M144])" office:value-type="float" office:value="247827" calcext:value-type="float">
            <text:p>247827</text:p>
          </table:table-cell>
          <table:table-cell table:formula="of:=MIN([.N63]+[.N224];[.N144])" office:value-type="float" office:value="241520" calcext:value-type="float">
            <text:p>241520</text:p>
          </table:table-cell>
          <table:table-cell table:formula="of:=MIN([.O63]+[.O224];[.O144])" office:value-type="float" office:value="232858" calcext:value-type="float">
            <text:p>232858</text:p>
          </table:table-cell>
          <table:table-cell table:formula="of:=MIN([.P63]+[.P224];[.P144])" office:value-type="float" office:value="232790" calcext:value-type="float">
            <text:p>232790</text:p>
          </table:table-cell>
          <table:table-cell table:formula="of:=MIN([.Q63]+[.Q224];[.Q144])" office:value-type="float" office:value="227977" calcext:value-type="float">
            <text:p>227977</text:p>
          </table:table-cell>
          <table:table-cell table:formula="of:=MIN([.R63]+[.R224];[.R144])" office:value-type="float" office:value="227410" calcext:value-type="float">
            <text:p>227410</text:p>
          </table:table-cell>
          <table:table-cell table:formula="of:=MIN([.S63]+[.S224];[.S144])" office:value-type="float" office:value="232377" calcext:value-type="float">
            <text:p>232377</text:p>
          </table:table-cell>
          <table:table-cell table:formula="of:=MIN([.T63]+[.T224];[.T144])" office:value-type="float" office:value="222446" calcext:value-type="float">
            <text:p>222446</text:p>
          </table:table-cell>
          <table:table-cell table:formula="of:=MIN([.U63]+[.U224];[.U144])" office:value-type="float" office:value="222900" calcext:value-type="float">
            <text:p>222900</text:p>
          </table:table-cell>
          <table:table-cell table:formula="of:=MIN([.V63]+[.V224];[.V144])" office:value-type="float" office:value="227666" calcext:value-type="float">
            <text:p>227666</text:p>
          </table:table-cell>
          <table:table-cell table:formula="of:=MIN([.W63]+[.W224];[.W144])" office:value-type="float" office:value="219439" calcext:value-type="float">
            <text:p>219439</text:p>
          </table:table-cell>
          <table:table-cell table:formula="of:=MIN([.X63]+[.X224];[.X144])" office:value-type="float" office:value="212906" calcext:value-type="float">
            <text:p>212906</text:p>
          </table:table-cell>
          <table:table-cell table:formula="of:=MIN([.Y63]+[.Y224];[.Y144])" office:value-type="float" office:value="207973" calcext:value-type="float">
            <text:p>207973</text:p>
          </table:table-cell>
          <table:table-cell table:formula="of:=MIN([.Z63]+[.Z224];[.Z144])" office:value-type="float" office:value="201317" calcext:value-type="float">
            <text:p>201317</text:p>
          </table:table-cell>
          <table:table-cell table:formula="of:=MIN([.AA63]+[.AA224];[.AA144])" office:value-type="float" office:value="206619" calcext:value-type="float">
            <text:p>206619</text:p>
          </table:table-cell>
          <table:table-cell table:formula="of:=MIN([.AB63]+[.AB224];[.AB144])" office:value-type="float" office:value="200773" calcext:value-type="float">
            <text:p>200773</text:p>
          </table:table-cell>
          <table:table-cell table:formula="of:=MIN([.AC63]+[.AC224];[.AC144])" office:value-type="float" office:value="202166" calcext:value-type="float">
            <text:p>202166</text:p>
          </table:table-cell>
          <table:table-cell table:formula="of:=MIN([.AD63]+[.AD224];[.AD144])" office:value-type="float" office:value="195910" calcext:value-type="float">
            <text:p>195910</text:p>
          </table:table-cell>
          <table:table-cell table:formula="of:=MIN([.AE63]+[.AE224];[.AE144])" office:value-type="float" office:value="189549" calcext:value-type="float">
            <text:p>189549</text:p>
          </table:table-cell>
          <table:table-cell table:formula="of:=MIN([.AF63]+[.AF224];[.AF144])" office:value-type="float" office:value="187509" calcext:value-type="float">
            <text:p>187509</text:p>
          </table:table-cell>
          <table:table-cell table:formula="of:=MIN([.AG63]+[.AG224];[.AG144])" office:value-type="float" office:value="177524" calcext:value-type="float">
            <text:p>177524</text:p>
          </table:table-cell>
          <table:table-cell table:formula="of:=MIN([.AH63]+[.AH224];[.AH144])" office:value-type="float" office:value="177876" calcext:value-type="float">
            <text:p>177876</text:p>
          </table:table-cell>
          <table:table-cell table:formula="of:=MIN([.AI63]+[.AI224];[.AI144])" office:value-type="float" office:value="176577" calcext:value-type="float">
            <text:p>176577</text:p>
          </table:table-cell>
          <table:table-cell table:formula="of:=MIN([.AJ63]+[.AJ224];[.AJ144])" office:value-type="float" office:value="170214" calcext:value-type="float">
            <text:p>170214</text:p>
          </table:table-cell>
          <table:table-cell table:formula="of:=MIN([.AK63]+[.AK224];[.AK144])" office:value-type="float" office:value="174038" calcext:value-type="float">
            <text:p>174038</text:p>
          </table:table-cell>
          <table:table-cell table:formula="of:=MIN([.AL63]+[.AL224];[.AL144])" office:value-type="float" office:value="164294" calcext:value-type="float">
            <text:p>164294</text:p>
          </table:table-cell>
          <table:table-cell table:formula="of:=MIN([.AM63]+[.AM224];[.AM144])" office:value-type="float" office:value="166093" calcext:value-type="float">
            <text:p>166093</text:p>
          </table:table-cell>
          <table:table-cell table:formula="of:=MIN([.AN63]+[.AN224];[.AN144])" office:value-type="float" office:value="156928" calcext:value-type="float">
            <text:p>156928</text:p>
          </table:table-cell>
          <table:table-cell table:formula="of:=MIN([.AO63]+[.AO224];[.AO144])" office:value-type="float" office:value="152727" calcext:value-type="float">
            <text:p>152727</text:p>
          </table:table-cell>
          <table:table-cell table:formula="of:=MIN([.AP63]+[.AP224];[.AP144])" office:value-type="float" office:value="153091" calcext:value-type="float">
            <text:p>153091</text:p>
          </table:table-cell>
          <table:table-cell table:formula="of:=MIN([.AQ63]+[.AQ224];[.AQ144])" office:value-type="float" office:value="149003" calcext:value-type="float">
            <text:p>149003</text:p>
          </table:table-cell>
          <table:table-cell table:formula="of:=MIN([.AR63]+[.AR224];[.AR144])" office:value-type="float" office:value="146241" calcext:value-type="float">
            <text:p>146241</text:p>
          </table:table-cell>
          <table:table-cell table:formula="of:=MIN([.AS63]+[.AS224];[.AS144])" office:value-type="float" office:value="139509" calcext:value-type="float">
            <text:p>139509</text:p>
          </table:table-cell>
          <table:table-cell table:formula="of:=MIN([.AT63]+[.AT224];[.AT144])" office:value-type="float" office:value="135509" calcext:value-type="float">
            <text:p>135509</text:p>
          </table:table-cell>
          <table:table-cell table:formula="of:=MIN([.AU63]+[.AU224];[.AU144])" office:value-type="float" office:value="135571" calcext:value-type="float">
            <text:p>135571</text:p>
          </table:table-cell>
          <table:table-cell table:formula="of:=MIN([.AV63]+[.AV224];[.AV144])" office:value-type="float" office:value="129048" calcext:value-type="float">
            <text:p>129048</text:p>
          </table:table-cell>
          <table:table-cell table:formula="of:=MIN([.AW63]+[.AW224];[.AW144])" office:value-type="float" office:value="120860" calcext:value-type="float">
            <text:p>120860</text:p>
          </table:table-cell>
          <table:table-cell table:formula="of:=MIN([.AX63]+[.AX224];[.AX144])" office:value-type="float" office:value="114932" calcext:value-type="float">
            <text:p>114932</text:p>
          </table:table-cell>
          <table:table-cell table:formula="of:=MIN([.AY63]+[.AY224];[.AY144])" office:value-type="float" office:value="114771" calcext:value-type="float">
            <text:p>114771</text:p>
          </table:table-cell>
          <table:table-cell table:formula="of:=MIN([.AZ63]+[.AZ224];[.AZ144])" office:value-type="float" office:value="107792" calcext:value-type="float">
            <text:p>107792</text:p>
          </table:table-cell>
          <table:table-cell table:formula="of:=MIN([.BA63]+[.BA224];[.BA144])" office:value-type="float" office:value="105440" calcext:value-type="float">
            <text:p>105440</text:p>
          </table:table-cell>
          <table:table-cell table:formula="of:=MIN([.BB63]+[.BB224];[.BB144])" office:value-type="float" office:value="99812" calcext:value-type="float">
            <text:p>99812</text:p>
          </table:table-cell>
          <table:table-cell table:formula="of:=MIN([.BC63]+[.BC224];[.BC144])" office:value-type="float" office:value="92821" calcext:value-type="float">
            <text:p>92821</text:p>
          </table:table-cell>
          <table:table-cell table:formula="of:=MIN([.BD63]+[.BD224];[.BD144])" office:value-type="float" office:value="99835" calcext:value-type="float">
            <text:p>99835</text:p>
          </table:table-cell>
          <table:table-cell table:formula="of:=MIN([.BE63]+[.BE224];[.BE144])" office:value-type="float" office:value="91768" calcext:value-type="float">
            <text:p>91768</text:p>
          </table:table-cell>
          <table:table-cell table:formula="of:=MIN([.BF63]+[.BF224];[.BF144])" office:value-type="float" office:value="86566" calcext:value-type="float">
            <text:p>86566</text:p>
          </table:table-cell>
          <table:table-cell table:formula="of:=MIN([.BG63]+[.BG224];[.BG144])" office:value-type="float" office:value="79946" calcext:value-type="float">
            <text:p>79946</text:p>
          </table:table-cell>
          <table:table-cell table:formula="of:=MIN([.BH63]+[.BH224];[.BH144])" office:value-type="float" office:value="76168" calcext:value-type="float">
            <text:p>76168</text:p>
          </table:table-cell>
          <table:table-cell table:formula="of:=MIN([.BI63]+[.BI224];[.BI144])" office:value-type="float" office:value="67742" calcext:value-type="float">
            <text:p>67742</text:p>
          </table:table-cell>
          <table:table-cell table:formula="of:=MIN([.BJ63]+[.BJ224];[.BJ144])" office:value-type="float" office:value="66947" calcext:value-type="float">
            <text:p>66947</text:p>
          </table:table-cell>
          <table:table-cell table:formula="of:=MIN([.BK63]+[.BK224];[.BK144])" office:value-type="float" office:value="64244" calcext:value-type="float">
            <text:p>64244</text:p>
          </table:table-cell>
          <table:table-cell table:formula="of:=MIN([.BL63]+[.BL224];[.BL144])" office:value-type="float" office:value="63189" calcext:value-type="float">
            <text:p>63189</text:p>
          </table:table-cell>
          <table:table-cell table:formula="of:=MIN([.BM63]+[.BM224];[.BM144])" office:value-type="float" office:value="57540" calcext:value-type="float">
            <text:p>57540</text:p>
          </table:table-cell>
          <table:table-cell table:formula="of:=MIN([.BN63]+[.BN224];[.BN144])" office:value-type="float" office:value="56149" calcext:value-type="float">
            <text:p>56149</text:p>
          </table:table-cell>
          <table:table-cell table:formula="of:=MIN([.BO63]+[.BO224];[.BO144])" office:value-type="float" office:value="47252" calcext:value-type="float">
            <text:p>47252</text:p>
          </table:table-cell>
          <table:table-cell table:formula="of:=MIN([.BP63]+[.BP224];[.BP144])" office:value-type="float" office:value="47870" calcext:value-type="float">
            <text:p>47870</text:p>
          </table:table-cell>
          <table:table-cell table:formula="of:=MIN([.BQ63]+[.BQ224];[.BQ144])" office:value-type="float" office:value="38200" calcext:value-type="float">
            <text:p>38200</text:p>
          </table:table-cell>
          <table:table-cell table:formula="of:=MIN([.BR63]+[.BR224];[.BR144])" office:value-type="float" office:value="37566" calcext:value-type="float">
            <text:p>37566</text:p>
          </table:table-cell>
          <table:table-cell table:formula="of:=MIN([.BS63]+[.BS224];[.BS144])" office:value-type="float" office:value="36478" calcext:value-type="float">
            <text:p>36478</text:p>
          </table:table-cell>
          <table:table-cell table:formula="of:=MIN([.BT63]+[.BT224];[.BT144])" office:value-type="float" office:value="37650" calcext:value-type="float">
            <text:p>37650</text:p>
          </table:table-cell>
          <table:table-cell table:formula="of:=MIN([.BU63]+[.BU224];[.BU144])" office:value-type="float" office:value="32809" calcext:value-type="float">
            <text:p>32809</text:p>
          </table:table-cell>
          <table:table-cell table:formula="of:=MIN([.BV63]+[.BV224];[.BV144])" office:value-type="float" office:value="25554" calcext:value-type="float">
            <text:p>25554</text:p>
          </table:table-cell>
          <table:table-cell table:formula="of:=MIN([.BW63]+[.BW224];[.BW144])" office:value-type="float" office:value="25080" calcext:value-type="float">
            <text:p>25080</text:p>
          </table:table-cell>
          <table:table-cell table:formula="of:=MIN([.BX63]+[.BX224];[.BX144])" office:value-type="float" office:value="22173" calcext:value-type="float">
            <text:p>22173</text:p>
          </table:table-cell>
          <table:table-cell table:formula="of:=MIN([.BY63]+[.BY224];[.BY144])" office:value-type="float" office:value="21835" calcext:value-type="float">
            <text:p>21835</text:p>
          </table:table-cell>
          <table:table-cell table:formula="of:=MIN([.BZ63]+[.BZ224];[.BZ144])" office:value-type="float" office:value="12288" calcext:value-type="float">
            <text:p>12288</text:p>
          </table:table-cell>
          <table:table-cell table:formula="of:=MIN([.CA63]+[.CA224];[.CA144])" office:value-type="float" office:value="9402" calcext:value-type="float">
            <text:p>9402</text:p>
          </table:table-cell>
          <table:table-cell table:formula="of:=[.CB144]" office:value-type="float" office:value="3842" calcext:value-type="float">
            <text:p>3842</text:p>
          </table:table-cell>
        </table:table-row>
        <table:table-row table:style-name="ro1">
          <table:table-cell table:formula="of:=MIN([.A64]+[.A225];[.A145])" office:value-type="float" office:value="293689" calcext:value-type="float">
            <text:p>293689</text:p>
          </table:table-cell>
          <table:table-cell table:formula="of:=MIN([.B64]+[.B225];[.B145])" office:value-type="float" office:value="286732" calcext:value-type="float">
            <text:p>286732</text:p>
          </table:table-cell>
          <table:table-cell table:formula="of:=MIN([.C64]+[.C225];[.C145])" office:value-type="float" office:value="283621" calcext:value-type="float">
            <text:p>283621</text:p>
          </table:table-cell>
          <table:table-cell table:formula="of:=MIN([.D64]+[.D225];[.D145])" office:value-type="float" office:value="283595" calcext:value-type="float">
            <text:p>283595</text:p>
          </table:table-cell>
          <table:table-cell table:formula="of:=MIN([.E64]+[.E225];[.E145])" office:value-type="float" office:value="276065" calcext:value-type="float">
            <text:p>276065</text:p>
          </table:table-cell>
          <table:table-cell table:formula="of:=MIN([.F64]+[.F225];[.F145])" office:value-type="float" office:value="268922" calcext:value-type="float">
            <text:p>268922</text:p>
          </table:table-cell>
          <table:table-cell table:formula="of:=MIN([.G64]+[.G225];[.G145])" office:value-type="float" office:value="267627" calcext:value-type="float">
            <text:p>267627</text:p>
          </table:table-cell>
          <table:table-cell table:formula="of:=MIN([.H64]+[.H225];[.H145])" office:value-type="float" office:value="265883" calcext:value-type="float">
            <text:p>265883</text:p>
          </table:table-cell>
          <table:table-cell table:formula="of:=MIN([.I64]+[.I225];[.I145])" office:value-type="float" office:value="259826" calcext:value-type="float">
            <text:p>259826</text:p>
          </table:table-cell>
          <table:table-cell table:formula="of:=MIN([.J64]+[.J225];[.J145])" office:value-type="float" office:value="258352" calcext:value-type="float">
            <text:p>258352</text:p>
          </table:table-cell>
          <table:table-cell table:formula="of:=MIN([.K64]+[.K225];[.K145])" office:value-type="float" office:value="261377" calcext:value-type="float">
            <text:p>261377</text:p>
          </table:table-cell>
          <table:table-cell table:formula="of:=MIN([.L64]+[.L225];[.L145])" office:value-type="float" office:value="253279" calcext:value-type="float">
            <text:p>253279</text:p>
          </table:table-cell>
          <table:table-cell table:formula="of:=MIN([.M64]+[.M225];[.M145])" office:value-type="float" office:value="248628" calcext:value-type="float">
            <text:p>248628</text:p>
          </table:table-cell>
          <table:table-cell table:formula="of:=MIN([.N64]+[.N225];[.N145])" office:value-type="float" office:value="246394" calcext:value-type="float">
            <text:p>246394</text:p>
          </table:table-cell>
          <table:table-cell table:formula="of:=MIN([.O64]+[.O225];[.O145])" office:value-type="float" office:value="242305" calcext:value-type="float">
            <text:p>242305</text:p>
          </table:table-cell>
          <table:table-cell table:formula="of:=MIN([.P64]+[.P225];[.P145])" office:value-type="float" office:value="235410" calcext:value-type="float">
            <text:p>235410</text:p>
          </table:table-cell>
          <table:table-cell table:formula="of:=MIN([.Q64]+[.Q225];[.Q145])" office:value-type="float" office:value="235104" calcext:value-type="float">
            <text:p>235104</text:p>
          </table:table-cell>
          <table:table-cell table:formula="of:=MIN([.R64]+[.R225];[.R145])" office:value-type="float" office:value="225801" calcext:value-type="float">
            <text:p>225801</text:p>
          </table:table-cell>
          <table:table-cell table:formula="of:=MIN([.S64]+[.S225];[.S145])" office:value-type="float" office:value="228178" calcext:value-type="float">
            <text:p>228178</text:p>
          </table:table-cell>
          <table:table-cell table:formula="of:=MIN([.T64]+[.T225];[.T145])" office:value-type="float" office:value="220768" calcext:value-type="float">
            <text:p>220768</text:p>
          </table:table-cell>
          <table:table-cell table:formula="of:=MIN([.U64]+[.U225];[.U145])" office:value-type="float" office:value="219799" calcext:value-type="float">
            <text:p>219799</text:p>
          </table:table-cell>
          <table:table-cell table:formula="of:=MIN([.V64]+[.V225];[.V145])" office:value-type="float" office:value="224723" calcext:value-type="float">
            <text:p>224723</text:p>
          </table:table-cell>
          <table:table-cell table:formula="of:=MIN([.W64]+[.W225];[.W145])" office:value-type="float" office:value="222996" calcext:value-type="float">
            <text:p>222996</text:p>
          </table:table-cell>
          <table:table-cell table:formula="of:=MIN([.X64]+[.X225];[.X145])" office:value-type="float" office:value="220502" calcext:value-type="float">
            <text:p>220502</text:p>
          </table:table-cell>
          <table:table-cell table:formula="of:=MIN([.Y64]+[.Y225];[.Y145])" office:value-type="float" office:value="214192" calcext:value-type="float">
            <text:p>214192</text:p>
          </table:table-cell>
          <table:table-cell table:formula="of:=MIN([.Z64]+[.Z225];[.Z145])" office:value-type="float" office:value="205555" calcext:value-type="float">
            <text:p>205555</text:p>
          </table:table-cell>
          <table:table-cell table:formula="of:=MIN([.AA64]+[.AA225];[.AA145])" office:value-type="float" office:value="207595" calcext:value-type="float">
            <text:p>207595</text:p>
          </table:table-cell>
          <table:table-cell table:formula="of:=MIN([.AB64]+[.AB225];[.AB145])" office:value-type="float" office:value="204452" calcext:value-type="float">
            <text:p>204452</text:p>
          </table:table-cell>
          <table:table-cell table:formula="of:=MIN([.AC64]+[.AC225];[.AC145])" office:value-type="float" office:value="203163" calcext:value-type="float">
            <text:p>203163</text:p>
          </table:table-cell>
          <table:table-cell table:formula="of:=MIN([.AD64]+[.AD225];[.AD145])" office:value-type="float" office:value="195976" calcext:value-type="float">
            <text:p>195976</text:p>
          </table:table-cell>
          <table:table-cell table:formula="of:=MIN([.AE64]+[.AE225];[.AE145])" office:value-type="float" office:value="195286" calcext:value-type="float">
            <text:p>195286</text:p>
          </table:table-cell>
          <table:table-cell table:formula="of:=MIN([.AF64]+[.AF225];[.AF145])" office:value-type="float" office:value="185306" calcext:value-type="float">
            <text:p>185306</text:p>
          </table:table-cell>
          <table:table-cell table:formula="of:=MIN([.AG64]+[.AG225];[.AG145])" office:value-type="float" office:value="181732" calcext:value-type="float">
            <text:p>181732</text:p>
          </table:table-cell>
          <table:table-cell table:formula="of:=MIN([.AH64]+[.AH225];[.AH145])" office:value-type="float" office:value="178772" calcext:value-type="float">
            <text:p>178772</text:p>
          </table:table-cell>
          <table:table-cell table:formula="of:=MIN([.AI64]+[.AI225];[.AI145])" office:value-type="float" office:value="169399" calcext:value-type="float">
            <text:p>169399</text:p>
          </table:table-cell>
          <table:table-cell table:formula="of:=MIN([.AJ64]+[.AJ225];[.AJ145])" office:value-type="float" office:value="172492" calcext:value-type="float">
            <text:p>172492</text:p>
          </table:table-cell>
          <table:table-cell table:formula="of:=MIN([.AK64]+[.AK225];[.AK145])" office:value-type="float" office:value="171499" calcext:value-type="float">
            <text:p>171499</text:p>
          </table:table-cell>
          <table:table-cell table:formula="of:=MIN([.AL64]+[.AL225];[.AL145])" office:value-type="float" office:value="164792" calcext:value-type="float">
            <text:p>164792</text:p>
          </table:table-cell>
          <table:table-cell table:formula="of:=MIN([.AM64]+[.AM225];[.AM145])" office:value-type="float" office:value="160841" calcext:value-type="float">
            <text:p>160841</text:p>
          </table:table-cell>
          <table:table-cell table:formula="of:=MIN([.AN64]+[.AN225];[.AN145])" office:value-type="float" office:value="151107" calcext:value-type="float">
            <text:p>151107</text:p>
          </table:table-cell>
          <table:table-cell table:formula="of:=MIN([.AO64]+[.AO225];[.AO145])" office:value-type="float" office:value="146891" calcext:value-type="float">
            <text:p>146891</text:p>
          </table:table-cell>
          <table:table-cell table:formula="of:=MIN([.AP64]+[.AP225];[.AP145])" office:value-type="float" office:value="144745" calcext:value-type="float">
            <text:p>144745</text:p>
          </table:table-cell>
          <table:table-cell table:formula="of:=MIN([.AQ64]+[.AQ225];[.AQ145])" office:value-type="float" office:value="141143" calcext:value-type="float">
            <text:p>141143</text:p>
          </table:table-cell>
          <table:table-cell table:formula="of:=MIN([.AR64]+[.AR225];[.AR145])" office:value-type="float" office:value="136597" calcext:value-type="float">
            <text:p>136597</text:p>
          </table:table-cell>
          <table:table-cell table:formula="of:=MIN([.AS64]+[.AS225];[.AS145])" office:value-type="float" office:value="130568" calcext:value-type="float">
            <text:p>130568</text:p>
          </table:table-cell>
          <table:table-cell table:formula="of:=MIN([.AT64]+[.AT225];[.AT145])" office:value-type="float" office:value="129029" calcext:value-type="float">
            <text:p>129029</text:p>
          </table:table-cell>
          <table:table-cell table:formula="of:=MIN([.AU64]+[.AU225];[.AU145])" office:value-type="float" office:value="126128" calcext:value-type="float">
            <text:p>126128</text:p>
          </table:table-cell>
          <table:table-cell table:formula="of:=MIN([.AV64]+[.AV225];[.AV145])" office:value-type="float" office:value="121273" calcext:value-type="float">
            <text:p>121273</text:p>
          </table:table-cell>
          <table:table-cell table:formula="of:=MIN([.AW64]+[.AW225];[.AW145])" office:value-type="float" office:value="117122" calcext:value-type="float">
            <text:p>117122</text:p>
          </table:table-cell>
          <table:table-cell table:formula="of:=MIN([.AX64]+[.AX225];[.AX145])" office:value-type="float" office:value="115673" calcext:value-type="float">
            <text:p>115673</text:p>
          </table:table-cell>
          <table:table-cell table:formula="of:=MIN([.AY64]+[.AY225];[.AY145])" office:value-type="float" office:value="114143" calcext:value-type="float">
            <text:p>114143</text:p>
          </table:table-cell>
          <table:table-cell table:formula="of:=MIN([.AZ64]+[.AZ225];[.AZ145])" office:value-type="float" office:value="107418" calcext:value-type="float">
            <text:p>107418</text:p>
          </table:table-cell>
          <table:table-cell table:formula="of:=MIN([.BA64]+[.BA225];[.BA145])" office:value-type="float" office:value="100178" calcext:value-type="float">
            <text:p>100178</text:p>
          </table:table-cell>
          <table:table-cell table:formula="of:=MIN([.BB64]+[.BB225];[.BB145])" office:value-type="float" office:value="93433" calcext:value-type="float">
            <text:p>93433</text:p>
          </table:table-cell>
          <table:table-cell table:formula="of:=MIN([.BC64]+[.BC225];[.BC145])" office:value-type="float" office:value="91623" calcext:value-type="float">
            <text:p>91623</text:p>
          </table:table-cell>
          <table:table-cell table:formula="of:=MIN([.BD64]+[.BD225];[.BD145])" office:value-type="float" office:value="93765" calcext:value-type="float">
            <text:p>93765</text:p>
          </table:table-cell>
          <table:table-cell table:formula="of:=MIN([.BE64]+[.BE225];[.BE145])" office:value-type="float" office:value="85901" calcext:value-type="float">
            <text:p>85901</text:p>
          </table:table-cell>
          <table:table-cell table:formula="of:=MIN([.BF64]+[.BF225];[.BF145])" office:value-type="float" office:value="88130" calcext:value-type="float">
            <text:p>88130</text:p>
          </table:table-cell>
          <table:table-cell table:formula="of:=MIN([.BG64]+[.BG225];[.BG145])" office:value-type="float" office:value="82842" calcext:value-type="float">
            <text:p>82842</text:p>
          </table:table-cell>
          <table:table-cell table:formula="of:=MIN([.BH64]+[.BH225];[.BH145])" office:value-type="float" office:value="73490" calcext:value-type="float">
            <text:p>73490</text:p>
          </table:table-cell>
          <table:table-cell table:formula="of:=MIN([.BI64]+[.BI225];[.BI145])" office:value-type="float" office:value="64748" calcext:value-type="float">
            <text:p>64748</text:p>
          </table:table-cell>
          <table:table-cell table:formula="of:=MIN([.BJ64]+[.BJ225];[.BJ145])" office:value-type="float" office:value="63825" calcext:value-type="float">
            <text:p>63825</text:p>
          </table:table-cell>
          <table:table-cell table:formula="of:=MIN([.BK64]+[.BK225];[.BK145])" office:value-type="float" office:value="61120" calcext:value-type="float">
            <text:p>61120</text:p>
          </table:table-cell>
          <table:table-cell table:formula="of:=MIN([.BL64]+[.BL225];[.BL145])" office:value-type="float" office:value="56854" calcext:value-type="float">
            <text:p>56854</text:p>
          </table:table-cell>
          <table:table-cell table:formula="of:=MIN([.BM64]+[.BM225];[.BM145])" office:value-type="float" office:value="53622" calcext:value-type="float">
            <text:p>53622</text:p>
          </table:table-cell>
          <table:table-cell table:formula="of:=MIN([.BN64]+[.BN225];[.BN145])" office:value-type="float" office:value="51358" calcext:value-type="float">
            <text:p>51358</text:p>
          </table:table-cell>
          <table:table-cell table:formula="of:=MIN([.BO64]+[.BO225];[.BO145])" office:value-type="float" office:value="44597" calcext:value-type="float">
            <text:p>44597</text:p>
          </table:table-cell>
          <table:table-cell table:formula="of:=MIN([.BP64]+[.BP225];[.BP145])" office:value-type="float" office:value="44234" calcext:value-type="float">
            <text:p>44234</text:p>
          </table:table-cell>
          <table:table-cell table:formula="of:=MIN([.BQ64]+[.BQ225];[.BQ145])" office:value-type="float" office:value="41583" calcext:value-type="float">
            <text:p>41583</text:p>
          </table:table-cell>
          <table:table-cell table:formula="of:=MIN([.BR64]+[.BR225];[.BR145])" office:value-type="float" office:value="45336" calcext:value-type="float">
            <text:p>45336</text:p>
          </table:table-cell>
          <table:table-cell table:formula="of:=MIN([.BS64]+[.BS225];[.BS145])" office:value-type="float" office:value="42805" calcext:value-type="float">
            <text:p>42805</text:p>
          </table:table-cell>
          <table:table-cell table:formula="of:=MIN([.BT64]+[.BT225];[.BT145])" office:value-type="float" office:value="36075" calcext:value-type="float">
            <text:p>36075</text:p>
          </table:table-cell>
          <table:table-cell table:formula="of:=MIN([.BU64]+[.BU225];[.BU145])" office:value-type="float" office:value="31949" calcext:value-type="float">
            <text:p>31949</text:p>
          </table:table-cell>
          <table:table-cell table:formula="of:=MIN([.BV64]+[.BV225];[.BV145])" office:value-type="float" office:value="26593" calcext:value-type="float">
            <text:p>26593</text:p>
          </table:table-cell>
          <table:table-cell table:formula="of:=MIN([.BW64]+[.BW225];[.BW145])" office:value-type="float" office:value="16914" calcext:value-type="float">
            <text:p>16914</text:p>
          </table:table-cell>
          <table:table-cell table:formula="of:=MIN([.BX64]+[.BX225];[.BX145])" office:value-type="float" office:value="14756" calcext:value-type="float">
            <text:p>14756</text:p>
          </table:table-cell>
          <table:table-cell table:formula="of:=MIN([.BY64]+[.BY225];[.BY145])" office:value-type="float" office:value="14146" calcext:value-type="float">
            <text:p>14146</text:p>
          </table:table-cell>
          <table:table-cell table:formula="of:=MIN([.BZ64]+[.BZ225];[.BZ145])" office:value-type="float" office:value="9675" calcext:value-type="float">
            <text:p>9675</text:p>
          </table:table-cell>
          <table:table-cell table:formula="of:=MIN([.CA64]+[.CA225];[.CA145])" office:value-type="float" office:value="5067" calcext:value-type="float">
            <text:p>5067</text:p>
          </table:table-cell>
          <table:table-cell table:formula="of:=[.CB145]" office:value-type="float" office:value="6241" calcext:value-type="float">
            <text:p>6241</text:p>
          </table:table-cell>
        </table:table-row>
        <table:table-row table:style-name="ro1">
          <table:table-cell table:formula="of:=MIN([.A65]+[.A226];[.A146])" office:value-type="float" office:value="295807" calcext:value-type="float">
            <text:p>295807</text:p>
          </table:table-cell>
          <table:table-cell table:formula="of:=MIN([.B65]+[.B226];[.B146])" office:value-type="float" office:value="291390" calcext:value-type="float">
            <text:p>291390</text:p>
          </table:table-cell>
          <table:table-cell table:formula="of:=MIN([.C65]+[.C226];[.C146])" office:value-type="float" office:value="284634" calcext:value-type="float">
            <text:p>284634</text:p>
          </table:table-cell>
          <table:table-cell table:formula="of:=MIN([.D65]+[.D226];[.D146])" office:value-type="float" office:value="285520" calcext:value-type="float">
            <text:p>285520</text:p>
          </table:table-cell>
          <table:table-cell table:formula="of:=MIN([.E65]+[.E226];[.E146])" office:value-type="float" office:value="276723" calcext:value-type="float">
            <text:p>276723</text:p>
          </table:table-cell>
          <table:table-cell table:formula="of:=MIN([.F65]+[.F226];[.F146])" office:value-type="float" office:value="277731" calcext:value-type="float">
            <text:p>277731</text:p>
          </table:table-cell>
          <table:table-cell table:formula="of:=MIN([.G65]+[.G226];[.G146])" office:value-type="float" office:value="272659" calcext:value-type="float">
            <text:p>272659</text:p>
          </table:table-cell>
          <table:table-cell table:formula="of:=MIN([.H65]+[.H226];[.H146])" office:value-type="float" office:value="274586" calcext:value-type="float">
            <text:p>274586</text:p>
          </table:table-cell>
          <table:table-cell table:formula="of:=MIN([.I65]+[.I226];[.I146])" office:value-type="float" office:value="266739" calcext:value-type="float">
            <text:p>266739</text:p>
          </table:table-cell>
          <table:table-cell table:formula="of:=MIN([.J65]+[.J226];[.J146])" office:value-type="float" office:value="259198" calcext:value-type="float">
            <text:p>259198</text:p>
          </table:table-cell>
          <table:table-cell table:formula="of:=MIN([.K65]+[.K226];[.K146])" office:value-type="float" office:value="259556" calcext:value-type="float">
            <text:p>259556</text:p>
          </table:table-cell>
          <table:table-cell table:formula="of:=MIN([.L65]+[.L226];[.L146])" office:value-type="float" office:value="256199" calcext:value-type="float">
            <text:p>256199</text:p>
          </table:table-cell>
          <table:table-cell table:formula="of:=MIN([.M65]+[.M226];[.M146])" office:value-type="float" office:value="257956" calcext:value-type="float">
            <text:p>257956</text:p>
          </table:table-cell>
          <table:table-cell table:formula="of:=MIN([.N65]+[.N226];[.N146])" office:value-type="float" office:value="248139" calcext:value-type="float">
            <text:p>248139</text:p>
          </table:table-cell>
          <table:table-cell table:formula="of:=MIN([.O65]+[.O226];[.O146])" office:value-type="float" office:value="248014" calcext:value-type="float">
            <text:p>248014</text:p>
          </table:table-cell>
          <table:table-cell table:formula="of:=MIN([.P65]+[.P226];[.P146])" office:value-type="float" office:value="238034" calcext:value-type="float">
            <text:p>238034</text:p>
          </table:table-cell>
          <table:table-cell table:formula="of:=MIN([.Q65]+[.Q226];[.Q146])" office:value-type="float" office:value="230441" calcext:value-type="float">
            <text:p>230441</text:p>
          </table:table-cell>
          <table:table-cell table:formula="of:=MIN([.R65]+[.R226];[.R146])" office:value-type="float" office:value="225774" calcext:value-type="float">
            <text:p>225774</text:p>
          </table:table-cell>
          <table:table-cell table:formula="of:=MIN([.S65]+[.S226];[.S146])" office:value-type="float" office:value="222687" calcext:value-type="float">
            <text:p>222687</text:p>
          </table:table-cell>
          <table:table-cell table:formula="of:=MIN([.T65]+[.T226];[.T146])" office:value-type="float" office:value="222977" calcext:value-type="float">
            <text:p>222977</text:p>
          </table:table-cell>
          <table:table-cell table:formula="of:=MIN([.U65]+[.U226];[.U146])" office:value-type="float" office:value="219759" calcext:value-type="float">
            <text:p>219759</text:p>
          </table:table-cell>
          <table:table-cell table:formula="of:=MIN([.V65]+[.V226];[.V146])" office:value-type="float" office:value="221757" calcext:value-type="float">
            <text:p>221757</text:p>
          </table:table-cell>
          <table:table-cell table:formula="of:=MIN([.W65]+[.W226];[.W146])" office:value-type="float" office:value="217348" calcext:value-type="float">
            <text:p>217348</text:p>
          </table:table-cell>
          <table:table-cell table:formula="of:=MIN([.X65]+[.X226];[.X146])" office:value-type="float" office:value="213052" calcext:value-type="float">
            <text:p>213052</text:p>
          </table:table-cell>
          <table:table-cell table:formula="of:=MIN([.Y65]+[.Y226];[.Y146])" office:value-type="float" office:value="210763" calcext:value-type="float">
            <text:p>210763</text:p>
          </table:table-cell>
          <table:table-cell table:formula="of:=MIN([.Z65]+[.Z226];[.Z146])" office:value-type="float" office:value="211263" calcext:value-type="float">
            <text:p>211263</text:p>
          </table:table-cell>
          <table:table-cell table:formula="of:=MIN([.AA65]+[.AA226];[.AA146])" office:value-type="float" office:value="205964" calcext:value-type="float">
            <text:p>205964</text:p>
          </table:table-cell>
          <table:table-cell table:formula="of:=MIN([.AB65]+[.AB226];[.AB146])" office:value-type="float" office:value="208566" calcext:value-type="float">
            <text:p>208566</text:p>
          </table:table-cell>
          <table:table-cell table:formula="of:=MIN([.AC65]+[.AC226];[.AC146])" office:value-type="float" office:value="201201" calcext:value-type="float">
            <text:p>201201</text:p>
          </table:table-cell>
          <table:table-cell table:formula="of:=MIN([.AD65]+[.AD226];[.AD146])" office:value-type="float" office:value="195608" calcext:value-type="float">
            <text:p>195608</text:p>
          </table:table-cell>
          <table:table-cell table:formula="of:=MIN([.AE65]+[.AE226];[.AE146])" office:value-type="float" office:value="187394" calcext:value-type="float">
            <text:p>187394</text:p>
          </table:table-cell>
          <table:table-cell table:formula="of:=MIN([.AF65]+[.AF226];[.AF146])" office:value-type="float" office:value="178221" calcext:value-type="float">
            <text:p>178221</text:p>
          </table:table-cell>
          <table:table-cell table:formula="of:=MIN([.AG65]+[.AG226];[.AG146])" office:value-type="float" office:value="174018" calcext:value-type="float">
            <text:p>174018</text:p>
          </table:table-cell>
          <table:table-cell table:formula="of:=MIN([.AH65]+[.AH226];[.AH146])" office:value-type="float" office:value="171747" calcext:value-type="float">
            <text:p>171747</text:p>
          </table:table-cell>
          <table:table-cell table:formula="of:=MIN([.AI65]+[.AI226];[.AI146])" office:value-type="float" office:value="163767" calcext:value-type="float">
            <text:p>163767</text:p>
          </table:table-cell>
          <table:table-cell table:formula="of:=MIN([.AJ65]+[.AJ226];[.AJ146])" office:value-type="float" office:value="164966" calcext:value-type="float">
            <text:p>164966</text:p>
          </table:table-cell>
          <table:table-cell table:formula="of:=MIN([.AK65]+[.AK226];[.AK146])" office:value-type="float" office:value="168311" calcext:value-type="float">
            <text:p>168311</text:p>
          </table:table-cell>
          <table:table-cell table:formula="of:=MIN([.AL65]+[.AL226];[.AL146])" office:value-type="float" office:value="161917" calcext:value-type="float">
            <text:p>161917</text:p>
          </table:table-cell>
          <table:table-cell table:formula="of:=MIN([.AM65]+[.AM226];[.AM146])" office:value-type="float" office:value="153518" calcext:value-type="float">
            <text:p>153518</text:p>
          </table:table-cell>
          <table:table-cell table:formula="of:=MIN([.AN65]+[.AN226];[.AN146])" office:value-type="float" office:value="150050" calcext:value-type="float">
            <text:p>150050</text:p>
          </table:table-cell>
          <table:table-cell table:formula="of:=MIN([.AO65]+[.AO226];[.AO146])" office:value-type="float" office:value="148274" calcext:value-type="float">
            <text:p>148274</text:p>
          </table:table-cell>
          <table:table-cell table:formula="of:=MIN([.AP65]+[.AP226];[.AP146])" office:value-type="float" office:value="145086" calcext:value-type="float">
            <text:p>145086</text:p>
          </table:table-cell>
          <table:table-cell table:formula="of:=MIN([.AQ65]+[.AQ226];[.AQ146])" office:value-type="float" office:value="135772" calcext:value-type="float">
            <text:p>135772</text:p>
          </table:table-cell>
          <table:table-cell table:formula="of:=MIN([.AR65]+[.AR226];[.AR146])" office:value-type="float" office:value="134052" calcext:value-type="float">
            <text:p>134052</text:p>
          </table:table-cell>
          <table:table-cell table:formula="of:=MIN([.AS65]+[.AS226];[.AS146])" office:value-type="float" office:value="127529" calcext:value-type="float">
            <text:p>127529</text:p>
          </table:table-cell>
          <table:table-cell table:formula="of:=MIN([.AT65]+[.AT226];[.AT146])" office:value-type="float" office:value="124596" calcext:value-type="float">
            <text:p>124596</text:p>
          </table:table-cell>
          <table:table-cell table:formula="of:=MIN([.AU65]+[.AU226];[.AU146])" office:value-type="float" office:value="126787" calcext:value-type="float">
            <text:p>126787</text:p>
          </table:table-cell>
          <table:table-cell table:formula="of:=MIN([.AV65]+[.AV226];[.AV146])" office:value-type="float" office:value="125733" calcext:value-type="float">
            <text:p>125733</text:p>
          </table:table-cell>
          <table:table-cell table:formula="of:=MIN([.AW65]+[.AW226];[.AW146])" office:value-type="float" office:value="121283" calcext:value-type="float">
            <text:p>121283</text:p>
          </table:table-cell>
          <table:table-cell table:formula="of:=MIN([.AX65]+[.AX226];[.AX146])" office:value-type="float" office:value="112297" calcext:value-type="float">
            <text:p>112297</text:p>
          </table:table-cell>
          <table:table-cell table:formula="of:=MIN([.AY65]+[.AY226];[.AY146])" office:value-type="float" office:value="106134" calcext:value-type="float">
            <text:p>106134</text:p>
          </table:table-cell>
          <table:table-cell table:formula="of:=MIN([.AZ65]+[.AZ226];[.AZ146])" office:value-type="float" office:value="102690" calcext:value-type="float">
            <text:p>102690</text:p>
          </table:table-cell>
          <table:table-cell table:formula="of:=MIN([.BA65]+[.BA226];[.BA146])" office:value-type="float" office:value="93151" calcext:value-type="float">
            <text:p>93151</text:p>
          </table:table-cell>
          <table:table-cell table:formula="of:=MIN([.BB65]+[.BB226];[.BB146])" office:value-type="float" office:value="88831" calcext:value-type="float">
            <text:p>88831</text:p>
          </table:table-cell>
          <table:table-cell table:formula="of:=MIN([.BC65]+[.BC226];[.BC146])" office:value-type="float" office:value="88676" calcext:value-type="float">
            <text:p>88676</text:p>
          </table:table-cell>
          <table:table-cell table:formula="of:=MIN([.BD65]+[.BD226];[.BD146])" office:value-type="float" office:value="84684" calcext:value-type="float">
            <text:p>84684</text:p>
          </table:table-cell>
          <table:table-cell table:formula="of:=MIN([.BE65]+[.BE226];[.BE146])" office:value-type="float" office:value="81856" calcext:value-type="float">
            <text:p>81856</text:p>
          </table:table-cell>
          <table:table-cell table:formula="of:=MIN([.BF65]+[.BF226];[.BF146])" office:value-type="float" office:value="79706" calcext:value-type="float">
            <text:p>79706</text:p>
          </table:table-cell>
          <table:table-cell table:formula="of:=MIN([.BG65]+[.BG226];[.BG146])" office:value-type="float" office:value="73635" calcext:value-type="float">
            <text:p>73635</text:p>
          </table:table-cell>
          <table:table-cell table:formula="of:=MIN([.BH65]+[.BH226];[.BH146])" office:value-type="float" office:value="73111" calcext:value-type="float">
            <text:p>73111</text:p>
          </table:table-cell>
          <table:table-cell table:formula="of:=MIN([.BI65]+[.BI226];[.BI146])" office:value-type="float" office:value="70216" calcext:value-type="float">
            <text:p>70216</text:p>
          </table:table-cell>
          <table:table-cell table:formula="of:=MIN([.BJ65]+[.BJ226];[.BJ146])" office:value-type="float" office:value="68191" calcext:value-type="float">
            <text:p>68191</text:p>
          </table:table-cell>
          <table:table-cell table:formula="of:=MIN([.BK65]+[.BK226];[.BK146])" office:value-type="float" office:value="60128" calcext:value-type="float">
            <text:p>60128</text:p>
          </table:table-cell>
          <table:table-cell table:formula="of:=MIN([.BL65]+[.BL226];[.BL146])" office:value-type="float" office:value="58918" calcext:value-type="float">
            <text:p>58918</text:p>
          </table:table-cell>
          <table:table-cell table:formula="of:=MIN([.BM65]+[.BM226];[.BM146])" office:value-type="float" office:value="58452" calcext:value-type="float">
            <text:p>58452</text:p>
          </table:table-cell>
          <table:table-cell table:formula="of:=MIN([.BN65]+[.BN226];[.BN146])" office:value-type="float" office:value="49381" calcext:value-type="float">
            <text:p>49381</text:p>
          </table:table-cell>
          <table:table-cell table:formula="of:=MIN([.BO65]+[.BO226];[.BO146])" office:value-type="float" office:value="44519" calcext:value-type="float">
            <text:p>44519</text:p>
          </table:table-cell>
          <table:table-cell table:formula="of:=MIN([.BP65]+[.BP226];[.BP146])" office:value-type="float" office:value="50440" calcext:value-type="float">
            <text:p>50440</text:p>
          </table:table-cell>
          <table:table-cell table:formula="of:=MIN([.BQ65]+[.BQ226];[.BQ146])" office:value-type="float" office:value="41423" calcext:value-type="float">
            <text:p>41423</text:p>
          </table:table-cell>
          <table:table-cell table:formula="of:=MIN([.BR65]+[.BR226];[.BR146])" office:value-type="float" office:value="42885" calcext:value-type="float">
            <text:p>42885</text:p>
          </table:table-cell>
          <table:table-cell table:formula="of:=MIN([.BS65]+[.BS226];[.BS146])" office:value-type="float" office:value="38034" calcext:value-type="float">
            <text:p>38034</text:p>
          </table:table-cell>
          <table:table-cell table:formula="of:=MIN([.BT65]+[.BT226];[.BT146])" office:value-type="float" office:value="28219" calcext:value-type="float">
            <text:p>28219</text:p>
          </table:table-cell>
          <table:table-cell table:formula="of:=MIN([.BU65]+[.BU226];[.BU146])" office:value-type="float" office:value="24609" calcext:value-type="float">
            <text:p>24609</text:p>
          </table:table-cell>
          <table:table-cell table:formula="of:=MIN([.BV65]+[.BV226];[.BV146])" office:value-type="float" office:value="19561" calcext:value-type="float">
            <text:p>19561</text:p>
          </table:table-cell>
          <table:table-cell table:formula="of:=MIN([.BW65]+[.BW226];[.BW146])" office:value-type="float" office:value="17917" calcext:value-type="float">
            <text:p>17917</text:p>
          </table:table-cell>
          <table:table-cell table:formula="of:=MIN([.BX65]+[.BX226];[.BX146])" office:value-type="float" office:value="24621" calcext:value-type="float">
            <text:p>24621</text:p>
          </table:table-cell>
          <table:table-cell table:formula="of:=MIN([.BY65]+[.BY226];[.BY146])" office:value-type="float" office:value="15634" calcext:value-type="float">
            <text:p>15634</text:p>
          </table:table-cell>
          <table:table-cell table:formula="of:=MIN([.BZ65]+[.BZ226];[.BZ146])" office:value-type="float" office:value="6302" calcext:value-type="float">
            <text:p>6302</text:p>
          </table:table-cell>
          <table:table-cell table:formula="of:=MIN([.CA65]+[.CA226];[.CA146])" office:value-type="float" office:value="4157" calcext:value-type="float">
            <text:p>4157</text:p>
          </table:table-cell>
          <table:table-cell table:formula="of:=[.CB146]" office:value-type="float" office:value="2213" calcext:value-type="float">
            <text:p>2213</text:p>
          </table:table-cell>
        </table:table-row>
        <table:table-row table:style-name="ro1">
          <table:table-cell table:formula="of:=MIN([.A66]+[.A227];[.A147])" office:value-type="float" office:value="302641" calcext:value-type="float">
            <text:p>302641</text:p>
          </table:table-cell>
          <table:table-cell table:formula="of:=MIN([.B66]+[.B227];[.B147])" office:value-type="float" office:value="293357" calcext:value-type="float">
            <text:p>293357</text:p>
          </table:table-cell>
          <table:table-cell table:formula="of:=MIN([.C66]+[.C227];[.C147])" office:value-type="float" office:value="289554" calcext:value-type="float">
            <text:p>289554</text:p>
          </table:table-cell>
          <table:table-cell table:formula="of:=MIN([.D66]+[.D227];[.D147])" office:value-type="float" office:value="285356" calcext:value-type="float">
            <text:p>285356</text:p>
          </table:table-cell>
          <table:table-cell table:formula="of:=MIN([.E66]+[.E227];[.E147])" office:value-type="float" office:value="283429" calcext:value-type="float">
            <text:p>283429</text:p>
          </table:table-cell>
          <table:table-cell table:formula="of:=MIN([.F66]+[.F227];[.F147])" office:value-type="float" office:value="282075" calcext:value-type="float">
            <text:p>282075</text:p>
          </table:table-cell>
          <table:table-cell table:formula="of:=MIN([.G66]+[.G227];[.G147])" office:value-type="float" office:value="280042" calcext:value-type="float">
            <text:p>280042</text:p>
          </table:table-cell>
          <table:table-cell table:formula="of:=MIN([.H66]+[.H227];[.H147])" office:value-type="float" office:value="275884" calcext:value-type="float">
            <text:p>275884</text:p>
          </table:table-cell>
          <table:table-cell table:formula="of:=MIN([.I66]+[.I227];[.I147])" office:value-type="float" office:value="271098" calcext:value-type="float">
            <text:p>271098</text:p>
          </table:table-cell>
          <table:table-cell table:formula="of:=MIN([.J66]+[.J227];[.J147])" office:value-type="float" office:value="261208" calcext:value-type="float">
            <text:p>261208</text:p>
          </table:table-cell>
          <table:table-cell table:formula="of:=MIN([.K66]+[.K227];[.K147])" office:value-type="float" office:value="259773" calcext:value-type="float">
            <text:p>259773</text:p>
          </table:table-cell>
          <table:table-cell table:formula="of:=MIN([.L66]+[.L227];[.L147])" office:value-type="float" office:value="254545" calcext:value-type="float">
            <text:p>254545</text:p>
          </table:table-cell>
          <table:table-cell table:formula="of:=MIN([.M66]+[.M227];[.M147])" office:value-type="float" office:value="253321" calcext:value-type="float">
            <text:p>253321</text:p>
          </table:table-cell>
          <table:table-cell table:formula="of:=MIN([.N66]+[.N227];[.N147])" office:value-type="float" office:value="250163" calcext:value-type="float">
            <text:p>250163</text:p>
          </table:table-cell>
          <table:table-cell table:formula="of:=MIN([.O66]+[.O227];[.O147])" office:value-type="float" office:value="251038" calcext:value-type="float">
            <text:p>251038</text:p>
          </table:table-cell>
          <table:table-cell table:formula="of:=MIN([.P66]+[.P227];[.P147])" office:value-type="float" office:value="244994" calcext:value-type="float">
            <text:p>244994</text:p>
          </table:table-cell>
          <table:table-cell table:formula="of:=MIN([.Q66]+[.Q227];[.Q147])" office:value-type="float" office:value="236004" calcext:value-type="float">
            <text:p>236004</text:p>
          </table:table-cell>
          <table:table-cell table:formula="of:=MIN([.R66]+[.R227];[.R147])" office:value-type="float" office:value="227121" calcext:value-type="float">
            <text:p>227121</text:p>
          </table:table-cell>
          <table:table-cell table:formula="of:=MIN([.S66]+[.S227];[.S147])" office:value-type="float" office:value="221908" calcext:value-type="float">
            <text:p>221908</text:p>
          </table:table-cell>
          <table:table-cell table:formula="of:=MIN([.T66]+[.T227];[.T147])" office:value-type="float" office:value="221832" calcext:value-type="float">
            <text:p>221832</text:p>
          </table:table-cell>
          <table:table-cell table:formula="of:=MIN([.U66]+[.U227];[.U147])" office:value-type="float" office:value="213526" calcext:value-type="float">
            <text:p>213526</text:p>
          </table:table-cell>
          <table:table-cell table:formula="of:=MIN([.V66]+[.V227];[.V147])" office:value-type="float" office:value="216189" calcext:value-type="float">
            <text:p>216189</text:p>
          </table:table-cell>
          <table:table-cell table:formula="of:=MIN([.W66]+[.W227];[.W147])" office:value-type="float" office:value="214200" calcext:value-type="float">
            <text:p>214200</text:p>
          </table:table-cell>
          <table:table-cell table:formula="of:=MIN([.X66]+[.X227];[.X147])" office:value-type="float" office:value="212738" calcext:value-type="float">
            <text:p>212738</text:p>
          </table:table-cell>
          <table:table-cell table:formula="of:=MIN([.Y66]+[.Y227];[.Y147])" office:value-type="float" office:value="208109" calcext:value-type="float">
            <text:p>208109</text:p>
          </table:table-cell>
          <table:table-cell table:formula="of:=MIN([.Z66]+[.Z227];[.Z147])" office:value-type="float" office:value="203365" calcext:value-type="float">
            <text:p>203365</text:p>
          </table:table-cell>
          <table:table-cell table:formula="of:=MIN([.AA66]+[.AA227];[.AA147])" office:value-type="float" office:value="200943" calcext:value-type="float">
            <text:p>200943</text:p>
          </table:table-cell>
          <table:table-cell table:formula="of:=MIN([.AB66]+[.AB227];[.AB147])" office:value-type="float" office:value="199105" calcext:value-type="float">
            <text:p>199105</text:p>
          </table:table-cell>
          <table:table-cell table:formula="of:=MIN([.AC66]+[.AC227];[.AC147])" office:value-type="float" office:value="195846" calcext:value-type="float">
            <text:p>195846</text:p>
          </table:table-cell>
          <table:table-cell table:formula="of:=MIN([.AD66]+[.AD227];[.AD147])" office:value-type="float" office:value="187769" calcext:value-type="float">
            <text:p>187769</text:p>
          </table:table-cell>
          <table:table-cell table:formula="of:=MIN([.AE66]+[.AE227];[.AE147])" office:value-type="float" office:value="178639" calcext:value-type="float">
            <text:p>178639</text:p>
          </table:table-cell>
          <table:table-cell table:formula="of:=MIN([.AF66]+[.AF227];[.AF147])" office:value-type="float" office:value="177322" calcext:value-type="float">
            <text:p>177322</text:p>
          </table:table-cell>
          <table:table-cell table:formula="of:=MIN([.AG66]+[.AG227];[.AG147])" office:value-type="float" office:value="174226" calcext:value-type="float">
            <text:p>174226</text:p>
          </table:table-cell>
          <table:table-cell table:formula="of:=MIN([.AH66]+[.AH227];[.AH147])" office:value-type="float" office:value="164602" calcext:value-type="float">
            <text:p>164602</text:p>
          </table:table-cell>
          <table:table-cell table:formula="of:=MIN([.AI66]+[.AI227];[.AI147])" office:value-type="float" office:value="160784" calcext:value-type="float">
            <text:p>160784</text:p>
          </table:table-cell>
          <table:table-cell table:formula="of:=MIN([.AJ66]+[.AJ227];[.AJ147])" office:value-type="float" office:value="159014" calcext:value-type="float">
            <text:p>159014</text:p>
          </table:table-cell>
          <table:table-cell table:formula="of:=MIN([.AK66]+[.AK227];[.AK147])" office:value-type="float" office:value="158319" calcext:value-type="float">
            <text:p>158319</text:p>
          </table:table-cell>
          <table:table-cell table:formula="of:=MIN([.AL66]+[.AL227];[.AL147])" office:value-type="float" office:value="155865" calcext:value-type="float">
            <text:p>155865</text:p>
          </table:table-cell>
          <table:table-cell table:formula="of:=MIN([.AM66]+[.AM227];[.AM147])" office:value-type="float" office:value="155408" calcext:value-type="float">
            <text:p>155408</text:p>
          </table:table-cell>
          <table:table-cell table:formula="of:=MIN([.AN66]+[.AN227];[.AN147])" office:value-type="float" office:value="152282" calcext:value-type="float">
            <text:p>152282</text:p>
          </table:table-cell>
          <table:table-cell table:formula="of:=MIN([.AO66]+[.AO227];[.AO147])" office:value-type="float" office:value="153497" calcext:value-type="float">
            <text:p>153497</text:p>
          </table:table-cell>
          <table:table-cell table:formula="of:=MIN([.AP66]+[.AP227];[.AP147])" office:value-type="float" office:value="143559" calcext:value-type="float">
            <text:p>143559</text:p>
          </table:table-cell>
          <table:table-cell table:formula="of:=MIN([.AQ66]+[.AQ227];[.AQ147])" office:value-type="float" office:value="140032" calcext:value-type="float">
            <text:p>140032</text:p>
          </table:table-cell>
          <table:table-cell table:formula="of:=MIN([.AR66]+[.AR227];[.AR147])" office:value-type="float" office:value="134336" calcext:value-type="float">
            <text:p>134336</text:p>
          </table:table-cell>
          <table:table-cell table:formula="of:=MIN([.AS66]+[.AS227];[.AS147])" office:value-type="float" office:value="131699" calcext:value-type="float">
            <text:p>131699</text:p>
          </table:table-cell>
          <table:table-cell table:formula="of:=MIN([.AT66]+[.AT227];[.AT147])" office:value-type="float" office:value="123975" calcext:value-type="float">
            <text:p>123975</text:p>
          </table:table-cell>
          <table:table-cell table:formula="of:=MIN([.AU66]+[.AU227];[.AU147])" office:value-type="float" office:value="118102" calcext:value-type="float">
            <text:p>118102</text:p>
          </table:table-cell>
          <table:table-cell table:formula="of:=MIN([.AV66]+[.AV227];[.AV147])" office:value-type="float" office:value="120250" calcext:value-type="float">
            <text:p>120250</text:p>
          </table:table-cell>
          <table:table-cell table:formula="of:=MIN([.AW66]+[.AW227];[.AW147])" office:value-type="float" office:value="115789" calcext:value-type="float">
            <text:p>115789</text:p>
          </table:table-cell>
          <table:table-cell table:formula="of:=MIN([.AX66]+[.AX227];[.AX147])" office:value-type="float" office:value="115309" calcext:value-type="float">
            <text:p>115309</text:p>
          </table:table-cell>
          <table:table-cell table:formula="of:=MIN([.AY66]+[.AY227];[.AY147])" office:value-type="float" office:value="108464" calcext:value-type="float">
            <text:p>108464</text:p>
          </table:table-cell>
          <table:table-cell table:formula="of:=MIN([.AZ66]+[.AZ227];[.AZ147])" office:value-type="float" office:value="100141" calcext:value-type="float">
            <text:p>100141</text:p>
          </table:table-cell>
          <table:table-cell table:formula="of:=MIN([.BA66]+[.BA227];[.BA147])" office:value-type="float" office:value="96010" calcext:value-type="float">
            <text:p>96010</text:p>
          </table:table-cell>
          <table:table-cell table:formula="of:=MIN([.BB66]+[.BB227];[.BB147])" office:value-type="float" office:value="96426" calcext:value-type="float">
            <text:p>96426</text:p>
          </table:table-cell>
          <table:table-cell table:formula="of:=MIN([.BC66]+[.BC227];[.BC147])" office:value-type="float" office:value="91176" calcext:value-type="float">
            <text:p>91176</text:p>
          </table:table-cell>
          <table:table-cell table:formula="of:=MIN([.BD66]+[.BD227];[.BD147])" office:value-type="float" office:value="89499" calcext:value-type="float">
            <text:p>89499</text:p>
          </table:table-cell>
          <table:table-cell table:formula="of:=MIN([.BE66]+[.BE227];[.BE147])" office:value-type="float" office:value="85326" calcext:value-type="float">
            <text:p>85326</text:p>
          </table:table-cell>
          <table:table-cell table:formula="of:=MIN([.BF66]+[.BF227];[.BF147])" office:value-type="float" office:value="88836" calcext:value-type="float">
            <text:p>88836</text:p>
          </table:table-cell>
          <table:table-cell table:formula="of:=MIN([.BG66]+[.BG227];[.BG147])" office:value-type="float" office:value="82215" calcext:value-type="float">
            <text:p>82215</text:p>
          </table:table-cell>
          <table:table-cell table:formula="of:=MIN([.BH66]+[.BH227];[.BH147])" office:value-type="float" office:value="80127" calcext:value-type="float">
            <text:p>80127</text:p>
          </table:table-cell>
          <table:table-cell table:formula="of:=MIN([.BI66]+[.BI227];[.BI147])" office:value-type="float" office:value="76561" calcext:value-type="float">
            <text:p>76561</text:p>
          </table:table-cell>
          <table:table-cell table:formula="of:=MIN([.BJ66]+[.BJ227];[.BJ147])" office:value-type="float" office:value="68330" calcext:value-type="float">
            <text:p>68330</text:p>
          </table:table-cell>
          <table:table-cell table:formula="of:=MIN([.BK66]+[.BK227];[.BK147])" office:value-type="float" office:value="63939" calcext:value-type="float">
            <text:p>63939</text:p>
          </table:table-cell>
          <table:table-cell table:formula="of:=MIN([.BL66]+[.BL227];[.BL147])" office:value-type="float" office:value="55570" calcext:value-type="float">
            <text:p>55570</text:p>
          </table:table-cell>
          <table:table-cell table:formula="of:=MIN([.BM66]+[.BM227];[.BM147])" office:value-type="float" office:value="52126" calcext:value-type="float">
            <text:p>52126</text:p>
          </table:table-cell>
          <table:table-cell table:formula="of:=MIN([.BN66]+[.BN227];[.BN147])" office:value-type="float" office:value="48057" calcext:value-type="float">
            <text:p>48057</text:p>
          </table:table-cell>
          <table:table-cell table:formula="of:=MIN([.BO66]+[.BO227];[.BO147])" office:value-type="float" office:value="44036" calcext:value-type="float">
            <text:p>44036</text:p>
          </table:table-cell>
          <table:table-cell table:formula="of:=MIN([.BP66]+[.BP227];[.BP147])" office:value-type="float" office:value="43480" calcext:value-type="float">
            <text:p>43480</text:p>
          </table:table-cell>
          <table:table-cell table:formula="of:=MIN([.BQ66]+[.BQ227];[.BQ147])" office:value-type="float" office:value="37326" calcext:value-type="float">
            <text:p>37326</text:p>
          </table:table-cell>
          <table:table-cell table:formula="of:=MIN([.BR66]+[.BR227];[.BR147])" office:value-type="float" office:value="36699" calcext:value-type="float">
            <text:p>36699</text:p>
          </table:table-cell>
          <table:table-cell table:formula="of:=MIN([.BS66]+[.BS227];[.BS147])" office:value-type="float" office:value="33921" calcext:value-type="float">
            <text:p>33921</text:p>
          </table:table-cell>
          <table:table-cell table:formula="of:=MIN([.BT66]+[.BT227];[.BT147])" office:value-type="float" office:value="32425" calcext:value-type="float">
            <text:p>32425</text:p>
          </table:table-cell>
          <table:table-cell table:formula="of:=MIN([.BU66]+[.BU227];[.BU147])" office:value-type="float" office:value="30965" calcext:value-type="float">
            <text:p>30965</text:p>
          </table:table-cell>
          <table:table-cell table:formula="of:=MIN([.BV66]+[.BV227];[.BV147])" office:value-type="float" office:value="27995" calcext:value-type="float">
            <text:p>27995</text:p>
          </table:table-cell>
          <table:table-cell table:formula="of:=MIN([.BW66]+[.BW227];[.BW147])" office:value-type="float" office:value="26408" calcext:value-type="float">
            <text:p>26408</text:p>
          </table:table-cell>
          <table:table-cell table:formula="of:=MIN([.BX66]+[.BX227];[.BX147])" office:value-type="float" office:value="21539" calcext:value-type="float">
            <text:p>21539</text:p>
          </table:table-cell>
          <table:table-cell table:formula="of:=MIN([.BY66]+[.BY227];[.BY147])" office:value-type="float" office:value="17723" calcext:value-type="float">
            <text:p>17723</text:p>
          </table:table-cell>
          <table:table-cell table:formula="of:=MIN([.BZ66]+[.BZ227];[.BZ147])" office:value-type="float" office:value="9492" calcext:value-type="float">
            <text:p>9492</text:p>
          </table:table-cell>
          <table:table-cell table:formula="of:=MIN([.CA66]+[.CA227];[.CA147])" office:value-type="float" office:value="6590" calcext:value-type="float">
            <text:p>6590</text:p>
          </table:table-cell>
          <table:table-cell table:formula="of:=[.CB147]" office:value-type="float" office:value="1015" calcext:value-type="float">
            <text:p>1015</text:p>
          </table:table-cell>
        </table:table-row>
        <table:table-row table:style-name="ro1">
          <table:table-cell table:formula="of:=MIN([.A67]+[.A228];[.A148])" office:value-type="float" office:value="301980" calcext:value-type="float">
            <text:p>301980</text:p>
          </table:table-cell>
          <table:table-cell table:formula="of:=MIN([.B67]+[.B228];[.B148])" office:value-type="float" office:value="298914" calcext:value-type="float">
            <text:p>298914</text:p>
          </table:table-cell>
          <table:table-cell table:formula="of:=MIN([.C67]+[.C228];[.C148])" office:value-type="float" office:value="291342" calcext:value-type="float">
            <text:p>291342</text:p>
          </table:table-cell>
          <table:table-cell table:formula="of:=MIN([.D67]+[.D228];[.D148])" office:value-type="float" office:value="292159" calcext:value-type="float">
            <text:p>292159</text:p>
          </table:table-cell>
          <table:table-cell table:formula="of:=MIN([.E67]+[.E228];[.E148])" office:value-type="float" office:value="287338" calcext:value-type="float">
            <text:p>287338</text:p>
          </table:table-cell>
          <table:table-cell table:formula="of:=MIN([.F67]+[.F228];[.F148])" office:value-type="float" office:value="284360" calcext:value-type="float">
            <text:p>284360</text:p>
          </table:table-cell>
          <table:table-cell table:formula="of:=MIN([.G67]+[.G228];[.G148])" office:value-type="float" office:value="277516" calcext:value-type="float">
            <text:p>277516</text:p>
          </table:table-cell>
          <table:table-cell table:formula="of:=MIN([.H67]+[.H228];[.H148])" office:value-type="float" office:value="275936" calcext:value-type="float">
            <text:p>275936</text:p>
          </table:table-cell>
          <table:table-cell table:formula="of:=MIN([.I67]+[.I228];[.I148])" office:value-type="float" office:value="277872" calcext:value-type="float">
            <text:p>277872</text:p>
          </table:table-cell>
          <table:table-cell table:formula="of:=MIN([.J67]+[.J228];[.J148])" office:value-type="float" office:value="271122" calcext:value-type="float">
            <text:p>271122</text:p>
          </table:table-cell>
          <table:table-cell table:formula="of:=MIN([.K67]+[.K228];[.K148])" office:value-type="float" office:value="263502" calcext:value-type="float">
            <text:p>263502</text:p>
          </table:table-cell>
          <table:table-cell table:formula="of:=MIN([.L67]+[.L228];[.L148])" office:value-type="float" office:value="253503" calcext:value-type="float">
            <text:p>253503</text:p>
          </table:table-cell>
          <table:table-cell table:formula="of:=MIN([.M67]+[.M228];[.M148])" office:value-type="float" office:value="252053" calcext:value-type="float">
            <text:p>252053</text:p>
          </table:table-cell>
          <table:table-cell table:formula="of:=MIN([.N67]+[.N228];[.N148])" office:value-type="float" office:value="243196" calcext:value-type="float">
            <text:p>243196</text:p>
          </table:table-cell>
          <table:table-cell table:formula="of:=MIN([.O67]+[.O228];[.O148])" office:value-type="float" office:value="242458" calcext:value-type="float">
            <text:p>242458</text:p>
          </table:table-cell>
          <table:table-cell table:formula="of:=MIN([.P67]+[.P228];[.P148])" office:value-type="float" office:value="244594" calcext:value-type="float">
            <text:p>244594</text:p>
          </table:table-cell>
          <table:table-cell table:formula="of:=MIN([.Q67]+[.Q228];[.Q148])" office:value-type="float" office:value="236025" calcext:value-type="float">
            <text:p>236025</text:p>
          </table:table-cell>
          <table:table-cell table:formula="of:=MIN([.R67]+[.R228];[.R148])" office:value-type="float" office:value="229346" calcext:value-type="float">
            <text:p>229346</text:p>
          </table:table-cell>
          <table:table-cell table:formula="of:=MIN([.S67]+[.S228];[.S148])" office:value-type="float" office:value="227952" calcext:value-type="float">
            <text:p>227952</text:p>
          </table:table-cell>
          <table:table-cell table:formula="of:=MIN([.T67]+[.T228];[.T148])" office:value-type="float" office:value="220113" calcext:value-type="float">
            <text:p>220113</text:p>
          </table:table-cell>
          <table:table-cell table:formula="of:=MIN([.U67]+[.U228];[.U148])" office:value-type="float" office:value="211495" calcext:value-type="float">
            <text:p>211495</text:p>
          </table:table-cell>
          <table:table-cell table:formula="of:=MIN([.V67]+[.V228];[.V148])" office:value-type="float" office:value="211209" calcext:value-type="float">
            <text:p>211209</text:p>
          </table:table-cell>
          <table:table-cell table:formula="of:=MIN([.W67]+[.W228];[.W148])" office:value-type="float" office:value="208561" calcext:value-type="float">
            <text:p>208561</text:p>
          </table:table-cell>
          <table:table-cell table:formula="of:=MIN([.X67]+[.X228];[.X148])" office:value-type="float" office:value="203219" calcext:value-type="float">
            <text:p>203219</text:p>
          </table:table-cell>
          <table:table-cell table:formula="of:=MIN([.Y67]+[.Y228];[.Y148])" office:value-type="float" office:value="200925" calcext:value-type="float">
            <text:p>200925</text:p>
          </table:table-cell>
          <table:table-cell table:formula="of:=MIN([.Z67]+[.Z228];[.Z148])" office:value-type="float" office:value="197720" calcext:value-type="float">
            <text:p>197720</text:p>
          </table:table-cell>
          <table:table-cell table:formula="of:=MIN([.AA67]+[.AA228];[.AA148])" office:value-type="float" office:value="193174" calcext:value-type="float">
            <text:p>193174</text:p>
          </table:table-cell>
          <table:table-cell table:formula="of:=MIN([.AB67]+[.AB228];[.AB148])" office:value-type="float" office:value="198484" calcext:value-type="float">
            <text:p>198484</text:p>
          </table:table-cell>
          <table:table-cell table:formula="of:=MIN([.AC67]+[.AC228];[.AC148])" office:value-type="float" office:value="192453" calcext:value-type="float">
            <text:p>192453</text:p>
          </table:table-cell>
          <table:table-cell table:formula="of:=MIN([.AD67]+[.AD228];[.AD148])" office:value-type="float" office:value="190660" calcext:value-type="float">
            <text:p>190660</text:p>
          </table:table-cell>
          <table:table-cell table:formula="of:=MIN([.AE67]+[.AE228];[.AE148])" office:value-type="float" office:value="186963" calcext:value-type="float">
            <text:p>186963</text:p>
          </table:table-cell>
          <table:table-cell table:formula="of:=MIN([.AF67]+[.AF228];[.AF148])" office:value-type="float" office:value="183518" calcext:value-type="float">
            <text:p>183518</text:p>
          </table:table-cell>
          <table:table-cell table:formula="of:=MIN([.AG67]+[.AG228];[.AG148])" office:value-type="float" office:value="176762" calcext:value-type="float">
            <text:p>176762</text:p>
          </table:table-cell>
          <table:table-cell table:formula="of:=MIN([.AH67]+[.AH228];[.AH148])" office:value-type="float" office:value="169807" calcext:value-type="float">
            <text:p>169807</text:p>
          </table:table-cell>
          <table:table-cell table:formula="of:=MIN([.AI67]+[.AI228];[.AI148])" office:value-type="float" office:value="167816" calcext:value-type="float">
            <text:p>167816</text:p>
          </table:table-cell>
          <table:table-cell table:formula="of:=MIN([.AJ67]+[.AJ228];[.AJ148])" office:value-type="float" office:value="162989" calcext:value-type="float">
            <text:p>162989</text:p>
          </table:table-cell>
          <table:table-cell table:formula="of:=MIN([.AK67]+[.AK228];[.AK148])" office:value-type="float" office:value="164360" calcext:value-type="float">
            <text:p>164360</text:p>
          </table:table-cell>
          <table:table-cell table:formula="of:=MIN([.AL67]+[.AL228];[.AL148])" office:value-type="float" office:value="154918" calcext:value-type="float">
            <text:p>154918</text:p>
          </table:table-cell>
          <table:table-cell table:formula="of:=MIN([.AM67]+[.AM228];[.AM148])" office:value-type="float" office:value="149379" calcext:value-type="float">
            <text:p>149379</text:p>
          </table:table-cell>
          <table:table-cell table:formula="of:=MIN([.AN67]+[.AN228];[.AN148])" office:value-type="float" office:value="148808" calcext:value-type="float">
            <text:p>148808</text:p>
          </table:table-cell>
          <table:table-cell table:formula="of:=MIN([.AO67]+[.AO228];[.AO148])" office:value-type="float" office:value="146802" calcext:value-type="float">
            <text:p>146802</text:p>
          </table:table-cell>
          <table:table-cell table:formula="of:=MIN([.AP67]+[.AP228];[.AP148])" office:value-type="float" office:value="140928" calcext:value-type="float">
            <text:p>140928</text:p>
          </table:table-cell>
          <table:table-cell table:formula="of:=MIN([.AQ67]+[.AQ228];[.AQ148])" office:value-type="float" office:value="135482" calcext:value-type="float">
            <text:p>135482</text:p>
          </table:table-cell>
          <table:table-cell table:formula="of:=MIN([.AR67]+[.AR228];[.AR148])" office:value-type="float" office:value="129576" calcext:value-type="float">
            <text:p>129576</text:p>
          </table:table-cell>
          <table:table-cell table:formula="of:=MIN([.AS67]+[.AS228];[.AS148])" office:value-type="float" office:value="125253" calcext:value-type="float">
            <text:p>125253</text:p>
          </table:table-cell>
          <table:table-cell table:formula="of:=MIN([.AT67]+[.AT228];[.AT148])" office:value-type="float" office:value="116237" calcext:value-type="float">
            <text:p>116237</text:p>
          </table:table-cell>
          <table:table-cell table:formula="of:=MIN([.AU67]+[.AU228];[.AU148])" office:value-type="float" office:value="115254" calcext:value-type="float">
            <text:p>115254</text:p>
          </table:table-cell>
          <table:table-cell table:formula="of:=MIN([.AV67]+[.AV228];[.AV148])" office:value-type="float" office:value="113808" calcext:value-type="float">
            <text:p>113808</text:p>
          </table:table-cell>
          <table:table-cell table:formula="of:=MIN([.AW67]+[.AW228];[.AW148])" office:value-type="float" office:value="110022" calcext:value-type="float">
            <text:p>110022</text:p>
          </table:table-cell>
          <table:table-cell table:formula="of:=MIN([.AX67]+[.AX228];[.AX148])" office:value-type="float" office:value="111329" calcext:value-type="float">
            <text:p>111329</text:p>
          </table:table-cell>
          <table:table-cell table:formula="of:=MIN([.AY67]+[.AY228];[.AY148])" office:value-type="float" office:value="105088" calcext:value-type="float">
            <text:p>105088</text:p>
          </table:table-cell>
          <table:table-cell table:formula="of:=MIN([.AZ67]+[.AZ228];[.AZ148])" office:value-type="float" office:value="104903" calcext:value-type="float">
            <text:p>104903</text:p>
          </table:table-cell>
          <table:table-cell table:formula="of:=MIN([.BA67]+[.BA228];[.BA148])" office:value-type="float" office:value="96505" calcext:value-type="float">
            <text:p>96505</text:p>
          </table:table-cell>
          <table:table-cell table:formula="of:=MIN([.BB67]+[.BB228];[.BB148])" office:value-type="float" office:value="97220" calcext:value-type="float">
            <text:p>97220</text:p>
          </table:table-cell>
          <table:table-cell table:formula="of:=MIN([.BC67]+[.BC228];[.BC148])" office:value-type="float" office:value="93850" calcext:value-type="float">
            <text:p>93850</text:p>
          </table:table-cell>
          <table:table-cell table:formula="of:=MIN([.BD67]+[.BD228];[.BD148])" office:value-type="float" office:value="84717" calcext:value-type="float">
            <text:p>84717</text:p>
          </table:table-cell>
          <table:table-cell table:formula="of:=MIN([.BE67]+[.BE228];[.BE148])" office:value-type="float" office:value="81666" calcext:value-type="float">
            <text:p>81666</text:p>
          </table:table-cell>
          <table:table-cell table:formula="of:=MIN([.BF67]+[.BF228];[.BF148])" office:value-type="float" office:value="83495" calcext:value-type="float">
            <text:p>83495</text:p>
          </table:table-cell>
          <table:table-cell table:formula="of:=MIN([.BG67]+[.BG228];[.BG148])" office:value-type="float" office:value="78860" calcext:value-type="float">
            <text:p>78860</text:p>
          </table:table-cell>
          <table:table-cell table:formula="of:=MIN([.BH67]+[.BH228];[.BH148])" office:value-type="float" office:value="78281" calcext:value-type="float">
            <text:p>78281</text:p>
          </table:table-cell>
          <table:table-cell table:formula="of:=MIN([.BI67]+[.BI228];[.BI148])" office:value-type="float" office:value="69663" calcext:value-type="float">
            <text:p>69663</text:p>
          </table:table-cell>
          <table:table-cell table:formula="of:=MIN([.BJ67]+[.BJ228];[.BJ148])" office:value-type="float" office:value="67116" calcext:value-type="float">
            <text:p>67116</text:p>
          </table:table-cell>
          <table:table-cell table:formula="of:=MIN([.BK67]+[.BK228];[.BK148])" office:value-type="float" office:value="57733" calcext:value-type="float">
            <text:p>57733</text:p>
          </table:table-cell>
          <table:table-cell table:formula="of:=MIN([.BL67]+[.BL228];[.BL148])" office:value-type="float" office:value="55075" calcext:value-type="float">
            <text:p>55075</text:p>
          </table:table-cell>
          <table:table-cell table:formula="of:=MIN([.BM67]+[.BM228];[.BM148])" office:value-type="float" office:value="58678" calcext:value-type="float">
            <text:p>58678</text:p>
          </table:table-cell>
          <table:table-cell table:formula="of:=MIN([.BN67]+[.BN228];[.BN148])" office:value-type="float" office:value="52213" calcext:value-type="float">
            <text:p>52213</text:p>
          </table:table-cell>
          <table:table-cell table:formula="of:=MIN([.BO67]+[.BO228];[.BO148])" office:value-type="float" office:value="44655" calcext:value-type="float">
            <text:p>44655</text:p>
          </table:table-cell>
          <table:table-cell table:formula="of:=MIN([.BP67]+[.BP228];[.BP148])" office:value-type="float" office:value="44593" calcext:value-type="float">
            <text:p>44593</text:p>
          </table:table-cell>
          <table:table-cell table:formula="of:=MIN([.BQ67]+[.BQ228];[.BQ148])" office:value-type="float" office:value="40650" calcext:value-type="float">
            <text:p>40650</text:p>
          </table:table-cell>
          <table:table-cell table:formula="of:=MIN([.BR67]+[.BR228];[.BR148])" office:value-type="float" office:value="43190" calcext:value-type="float">
            <text:p>43190</text:p>
          </table:table-cell>
          <table:table-cell table:formula="of:=MIN([.BS67]+[.BS228];[.BS148])" office:value-type="float" office:value="37511" calcext:value-type="float">
            <text:p>37511</text:p>
          </table:table-cell>
          <table:table-cell table:formula="of:=MIN([.BT67]+[.BT228];[.BT148])" office:value-type="float" office:value="32578" calcext:value-type="float">
            <text:p>32578</text:p>
          </table:table-cell>
          <table:table-cell table:formula="of:=MIN([.BU67]+[.BU228];[.BU148])" office:value-type="float" office:value="40202" calcext:value-type="float">
            <text:p>40202</text:p>
          </table:table-cell>
          <table:table-cell table:formula="of:=MIN([.BV67]+[.BV228];[.BV148])" office:value-type="float" office:value="30464" calcext:value-type="float">
            <text:p>30464</text:p>
          </table:table-cell>
          <table:table-cell table:formula="of:=MIN([.BW67]+[.BW228];[.BW148])" office:value-type="float" office:value="25841" calcext:value-type="float">
            <text:p>25841</text:p>
          </table:table-cell>
          <table:table-cell table:formula="of:=MIN([.BX67]+[.BX228];[.BX148])" office:value-type="float" office:value="24929" calcext:value-type="float">
            <text:p>24929</text:p>
          </table:table-cell>
          <table:table-cell table:formula="of:=MIN([.BY67]+[.BY228];[.BY148])" office:value-type="float" office:value="21334" calcext:value-type="float">
            <text:p>21334</text:p>
          </table:table-cell>
          <table:table-cell table:formula="of:=MIN([.BZ67]+[.BZ228];[.BZ148])" office:value-type="float" office:value="13563" calcext:value-type="float">
            <text:p>13563</text:p>
          </table:table-cell>
          <table:table-cell table:formula="of:=MIN([.CA67]+[.CA228];[.CA148])" office:value-type="float" office:value="5624" calcext:value-type="float">
            <text:p>5624</text:p>
          </table:table-cell>
          <table:table-cell table:formula="of:=[.CB148]" office:value-type="float" office:value="4405" calcext:value-type="float">
            <text:p>4405</text:p>
          </table:table-cell>
        </table:table-row>
        <table:table-row table:style-name="ro1">
          <table:table-cell table:formula="of:=MIN([.A68]+[.A229];[.A149])" office:value-type="float" office:value="298193" calcext:value-type="float">
            <text:p>298193</text:p>
          </table:table-cell>
          <table:table-cell table:formula="of:=MIN([.B68]+[.B229];[.B149])" office:value-type="float" office:value="295543" calcext:value-type="float">
            <text:p>295543</text:p>
          </table:table-cell>
          <table:table-cell table:formula="of:=MIN([.C68]+[.C229];[.C149])" office:value-type="float" office:value="291660" calcext:value-type="float">
            <text:p>291660</text:p>
          </table:table-cell>
          <table:table-cell table:formula="of:=MIN([.D68]+[.D229];[.D149])" office:value-type="float" office:value="287506" calcext:value-type="float">
            <text:p>287506</text:p>
          </table:table-cell>
          <table:table-cell table:formula="of:=MIN([.E68]+[.E229];[.E149])" office:value-type="float" office:value="281697" calcext:value-type="float">
            <text:p>281697</text:p>
          </table:table-cell>
          <table:table-cell table:formula="of:=MIN([.F68]+[.F229];[.F149])" office:value-type="float" office:value="283061" calcext:value-type="float">
            <text:p>283061</text:p>
          </table:table-cell>
          <table:table-cell table:formula="of:=MIN([.G68]+[.G229];[.G149])" office:value-type="float" office:value="275555" calcext:value-type="float">
            <text:p>275555</text:p>
          </table:table-cell>
          <table:table-cell table:formula="of:=MIN([.H68]+[.H229];[.H149])" office:value-type="float" office:value="271125" calcext:value-type="float">
            <text:p>271125</text:p>
          </table:table-cell>
          <table:table-cell table:formula="of:=MIN([.I68]+[.I229];[.I149])" office:value-type="float" office:value="269337" calcext:value-type="float">
            <text:p>269337</text:p>
          </table:table-cell>
          <table:table-cell table:formula="of:=MIN([.J68]+[.J229];[.J149])" office:value-type="float" office:value="264886" calcext:value-type="float">
            <text:p>264886</text:p>
          </table:table-cell>
          <table:table-cell table:formula="of:=MIN([.K68]+[.K229];[.K149])" office:value-type="float" office:value="263255" calcext:value-type="float">
            <text:p>263255</text:p>
          </table:table-cell>
          <table:table-cell table:formula="of:=MIN([.L68]+[.L229];[.L149])" office:value-type="float" office:value="256794" calcext:value-type="float">
            <text:p>256794</text:p>
          </table:table-cell>
          <table:table-cell table:formula="of:=MIN([.M68]+[.M229];[.M149])" office:value-type="float" office:value="249564" calcext:value-type="float">
            <text:p>249564</text:p>
          </table:table-cell>
          <table:table-cell table:formula="of:=MIN([.N68]+[.N229];[.N149])" office:value-type="float" office:value="243547" calcext:value-type="float">
            <text:p>243547</text:p>
          </table:table-cell>
          <table:table-cell table:formula="of:=MIN([.O68]+[.O229];[.O149])" office:value-type="float" office:value="237796" calcext:value-type="float">
            <text:p>237796</text:p>
          </table:table-cell>
          <table:table-cell table:formula="of:=MIN([.P68]+[.P229];[.P149])" office:value-type="float" office:value="237658" calcext:value-type="float">
            <text:p>237658</text:p>
          </table:table-cell>
          <table:table-cell table:formula="of:=MIN([.Q68]+[.Q229];[.Q149])" office:value-type="float" office:value="237070" calcext:value-type="float">
            <text:p>237070</text:p>
          </table:table-cell>
          <table:table-cell table:formula="of:=MIN([.R68]+[.R229];[.R149])" office:value-type="float" office:value="231788" calcext:value-type="float">
            <text:p>231788</text:p>
          </table:table-cell>
          <table:table-cell table:formula="of:=MIN([.S68]+[.S229];[.S149])" office:value-type="float" office:value="235989" calcext:value-type="float">
            <text:p>235989</text:p>
          </table:table-cell>
          <table:table-cell table:formula="of:=MIN([.T68]+[.T229];[.T149])" office:value-type="float" office:value="226879" calcext:value-type="float">
            <text:p>226879</text:p>
          </table:table-cell>
          <table:table-cell table:formula="of:=MIN([.U68]+[.U229];[.U149])" office:value-type="float" office:value="217844" calcext:value-type="float">
            <text:p>217844</text:p>
          </table:table-cell>
          <table:table-cell table:formula="of:=MIN([.V68]+[.V229];[.V149])" office:value-type="float" office:value="211571" calcext:value-type="float">
            <text:p>211571</text:p>
          </table:table-cell>
          <table:table-cell table:formula="of:=MIN([.W68]+[.W229];[.W149])" office:value-type="float" office:value="209056" calcext:value-type="float">
            <text:p>209056</text:p>
          </table:table-cell>
          <table:table-cell table:formula="of:=MIN([.X68]+[.X229];[.X149])" office:value-type="float" office:value="207486" calcext:value-type="float">
            <text:p>207486</text:p>
          </table:table-cell>
          <table:table-cell table:formula="of:=MIN([.Y68]+[.Y229];[.Y149])" office:value-type="float" office:value="201364" calcext:value-type="float">
            <text:p>201364</text:p>
          </table:table-cell>
          <table:table-cell table:formula="of:=MIN([.Z68]+[.Z229];[.Z149])" office:value-type="float" office:value="197172" calcext:value-type="float">
            <text:p>197172</text:p>
          </table:table-cell>
          <table:table-cell table:formula="of:=MIN([.AA68]+[.AA229];[.AA149])" office:value-type="float" office:value="192998" calcext:value-type="float">
            <text:p>192998</text:p>
          </table:table-cell>
          <table:table-cell table:formula="of:=MIN([.AB68]+[.AB229];[.AB149])" office:value-type="float" office:value="189779" calcext:value-type="float">
            <text:p>189779</text:p>
          </table:table-cell>
          <table:table-cell table:formula="of:=MIN([.AC68]+[.AC229];[.AC149])" office:value-type="float" office:value="188712" calcext:value-type="float">
            <text:p>188712</text:p>
          </table:table-cell>
          <table:table-cell table:formula="of:=MIN([.AD68]+[.AD229];[.AD149])" office:value-type="float" office:value="184526" calcext:value-type="float">
            <text:p>184526</text:p>
          </table:table-cell>
          <table:table-cell table:formula="of:=MIN([.AE68]+[.AE229];[.AE149])" office:value-type="float" office:value="180106" calcext:value-type="float">
            <text:p>180106</text:p>
          </table:table-cell>
          <table:table-cell table:formula="of:=MIN([.AF68]+[.AF229];[.AF149])" office:value-type="float" office:value="175497" calcext:value-type="float">
            <text:p>175497</text:p>
          </table:table-cell>
          <table:table-cell table:formula="of:=MIN([.AG68]+[.AG229];[.AG149])" office:value-type="float" office:value="169758" calcext:value-type="float">
            <text:p>169758</text:p>
          </table:table-cell>
          <table:table-cell table:formula="of:=MIN([.AH68]+[.AH229];[.AH149])" office:value-type="float" office:value="165623" calcext:value-type="float">
            <text:p>165623</text:p>
          </table:table-cell>
          <table:table-cell table:formula="of:=MIN([.AI68]+[.AI229];[.AI149])" office:value-type="float" office:value="162660" calcext:value-type="float">
            <text:p>162660</text:p>
          </table:table-cell>
          <table:table-cell table:formula="of:=MIN([.AJ68]+[.AJ229];[.AJ149])" office:value-type="float" office:value="156352" calcext:value-type="float">
            <text:p>156352</text:p>
          </table:table-cell>
          <table:table-cell table:formula="of:=MIN([.AK68]+[.AK229];[.AK149])" office:value-type="float" office:value="159850" calcext:value-type="float">
            <text:p>159850</text:p>
          </table:table-cell>
          <table:table-cell table:formula="of:=MIN([.AL68]+[.AL229];[.AL149])" office:value-type="float" office:value="152414" calcext:value-type="float">
            <text:p>152414</text:p>
          </table:table-cell>
          <table:table-cell table:formula="of:=MIN([.AM68]+[.AM229];[.AM149])" office:value-type="float" office:value="143795" calcext:value-type="float">
            <text:p>143795</text:p>
          </table:table-cell>
          <table:table-cell table:formula="of:=MIN([.AN68]+[.AN229];[.AN149])" office:value-type="float" office:value="143989" calcext:value-type="float">
            <text:p>143989</text:p>
          </table:table-cell>
          <table:table-cell table:formula="of:=MIN([.AO68]+[.AO229];[.AO149])" office:value-type="float" office:value="142092" calcext:value-type="float">
            <text:p>142092</text:p>
          </table:table-cell>
          <table:table-cell table:formula="of:=MIN([.AP68]+[.AP229];[.AP149])" office:value-type="float" office:value="135121" calcext:value-type="float">
            <text:p>135121</text:p>
          </table:table-cell>
          <table:table-cell table:formula="of:=MIN([.AQ68]+[.AQ229];[.AQ149])" office:value-type="float" office:value="126893" calcext:value-type="float">
            <text:p>126893</text:p>
          </table:table-cell>
          <table:table-cell table:formula="of:=MIN([.AR68]+[.AR229];[.AR149])" office:value-type="float" office:value="122705" calcext:value-type="float">
            <text:p>122705</text:p>
          </table:table-cell>
          <table:table-cell table:formula="of:=MIN([.AS68]+[.AS229];[.AS149])" office:value-type="float" office:value="121213" calcext:value-type="float">
            <text:p>121213</text:p>
          </table:table-cell>
          <table:table-cell table:formula="of:=MIN([.AT68]+[.AT229];[.AT149])" office:value-type="float" office:value="121544" calcext:value-type="float">
            <text:p>121544</text:p>
          </table:table-cell>
          <table:table-cell table:formula="of:=MIN([.AU68]+[.AU229];[.AU149])" office:value-type="float" office:value="113496" calcext:value-type="float">
            <text:p>113496</text:p>
          </table:table-cell>
          <table:table-cell table:formula="of:=MIN([.AV68]+[.AV229];[.AV149])" office:value-type="float" office:value="113967" calcext:value-type="float">
            <text:p>113967</text:p>
          </table:table-cell>
          <table:table-cell table:formula="of:=MIN([.AW68]+[.AW229];[.AW149])" office:value-type="float" office:value="108503" calcext:value-type="float">
            <text:p>108503</text:p>
          </table:table-cell>
          <table:table-cell table:formula="of:=MIN([.AX68]+[.AX229];[.AX149])" office:value-type="float" office:value="106367" calcext:value-type="float">
            <text:p>106367</text:p>
          </table:table-cell>
          <table:table-cell table:formula="of:=MIN([.AY68]+[.AY229];[.AY149])" office:value-type="float" office:value="105908" calcext:value-type="float">
            <text:p>105908</text:p>
          </table:table-cell>
          <table:table-cell table:formula="of:=MIN([.AZ68]+[.AZ229];[.AZ149])" office:value-type="float" office:value="98985" calcext:value-type="float">
            <text:p>98985</text:p>
          </table:table-cell>
          <table:table-cell table:formula="of:=MIN([.BA68]+[.BA229];[.BA149])" office:value-type="float" office:value="102723" calcext:value-type="float">
            <text:p>102723</text:p>
          </table:table-cell>
          <table:table-cell table:formula="of:=MIN([.BB68]+[.BB229];[.BB149])" office:value-type="float" office:value="95868" calcext:value-type="float">
            <text:p>95868</text:p>
          </table:table-cell>
          <table:table-cell table:formula="of:=MIN([.BC68]+[.BC229];[.BC149])" office:value-type="float" office:value="89446" calcext:value-type="float">
            <text:p>89446</text:p>
          </table:table-cell>
          <table:table-cell table:formula="of:=MIN([.BD68]+[.BD229];[.BD149])" office:value-type="float" office:value="85159" calcext:value-type="float">
            <text:p>85159</text:p>
          </table:table-cell>
          <table:table-cell table:formula="of:=MIN([.BE68]+[.BE229];[.BE149])" office:value-type="float" office:value="77117" calcext:value-type="float">
            <text:p>77117</text:p>
          </table:table-cell>
          <table:table-cell table:formula="of:=MIN([.BF68]+[.BF229];[.BF149])" office:value-type="float" office:value="73821" calcext:value-type="float">
            <text:p>73821</text:p>
          </table:table-cell>
          <table:table-cell table:formula="of:=MIN([.BG68]+[.BG229];[.BG149])" office:value-type="float" office:value="71549" calcext:value-type="float">
            <text:p>71549</text:p>
          </table:table-cell>
          <table:table-cell table:formula="of:=MIN([.BH68]+[.BH229];[.BH149])" office:value-type="float" office:value="68543" calcext:value-type="float">
            <text:p>68543</text:p>
          </table:table-cell>
          <table:table-cell table:formula="of:=MIN([.BI68]+[.BI229];[.BI149])" office:value-type="float" office:value="66347" calcext:value-type="float">
            <text:p>66347</text:p>
          </table:table-cell>
          <table:table-cell table:formula="of:=MIN([.BJ68]+[.BJ229];[.BJ149])" office:value-type="float" office:value="59027" calcext:value-type="float">
            <text:p>59027</text:p>
          </table:table-cell>
          <table:table-cell table:formula="of:=MIN([.BK68]+[.BK229];[.BK149])" office:value-type="float" office:value="55789" calcext:value-type="float">
            <text:p>55789</text:p>
          </table:table-cell>
          <table:table-cell table:formula="of:=MIN([.BL68]+[.BL229];[.BL149])" office:value-type="float" office:value="52299" calcext:value-type="float">
            <text:p>52299</text:p>
          </table:table-cell>
          <table:table-cell table:formula="of:=MIN([.BM68]+[.BM229];[.BM149])" office:value-type="float" office:value="49197" calcext:value-type="float">
            <text:p>49197</text:p>
          </table:table-cell>
          <table:table-cell table:formula="of:=MIN([.BN68]+[.BN229];[.BN149])" office:value-type="float" office:value="49160" calcext:value-type="float">
            <text:p>49160</text:p>
          </table:table-cell>
          <table:table-cell table:formula="of:=MIN([.BO68]+[.BO229];[.BO149])" office:value-type="float" office:value="47867" calcext:value-type="float">
            <text:p>47867</text:p>
          </table:table-cell>
          <table:table-cell table:formula="of:=MIN([.BP68]+[.BP229];[.BP149])" office:value-type="float" office:value="49360" calcext:value-type="float">
            <text:p>49360</text:p>
          </table:table-cell>
          <table:table-cell table:formula="of:=MIN([.BQ68]+[.BQ229];[.BQ149])" office:value-type="float" office:value="45691" calcext:value-type="float">
            <text:p>45691</text:p>
          </table:table-cell>
          <table:table-cell table:formula="of:=MIN([.BR68]+[.BR229];[.BR149])" office:value-type="float" office:value="50679" calcext:value-type="float">
            <text:p>50679</text:p>
          </table:table-cell>
          <table:table-cell table:formula="of:=MIN([.BS68]+[.BS229];[.BS149])" office:value-type="float" office:value="42828" calcext:value-type="float">
            <text:p>42828</text:p>
          </table:table-cell>
          <table:table-cell table:formula="of:=MIN([.BT68]+[.BT229];[.BT149])" office:value-type="float" office:value="37034" calcext:value-type="float">
            <text:p>37034</text:p>
          </table:table-cell>
          <table:table-cell table:formula="of:=MIN([.BU68]+[.BU229];[.BU149])" office:value-type="float" office:value="43917" calcext:value-type="float">
            <text:p>43917</text:p>
          </table:table-cell>
          <table:table-cell table:formula="of:=MIN([.BV68]+[.BV229];[.BV149])" office:value-type="float" office:value="37743" calcext:value-type="float">
            <text:p>37743</text:p>
          </table:table-cell>
          <table:table-cell table:formula="of:=MIN([.BW68]+[.BW229];[.BW149])" office:value-type="float" office:value="32444" calcext:value-type="float">
            <text:p>32444</text:p>
          </table:table-cell>
          <table:table-cell table:formula="of:=MIN([.BX68]+[.BX229];[.BX149])" office:value-type="float" office:value="25390" calcext:value-type="float">
            <text:p>25390</text:p>
          </table:table-cell>
          <table:table-cell table:formula="of:=MIN([.BY68]+[.BY229];[.BY149])" office:value-type="float" office:value="22555" calcext:value-type="float">
            <text:p>22555</text:p>
          </table:table-cell>
          <table:table-cell table:formula="of:=MIN([.BZ68]+[.BZ229];[.BZ149])" office:value-type="float" office:value="15502" calcext:value-type="float">
            <text:p>15502</text:p>
          </table:table-cell>
          <table:table-cell table:formula="of:=MIN([.CA68]+[.CA229];[.CA149])" office:value-type="float" office:value="6414" calcext:value-type="float">
            <text:p>6414</text:p>
          </table:table-cell>
          <table:table-cell table:formula="of:=[.CB149]" office:value-type="float" office:value="6640" calcext:value-type="float">
            <text:p>6640</text:p>
          </table:table-cell>
        </table:table-row>
        <table:table-row table:style-name="ro1">
          <table:table-cell table:formula="of:=MIN([.A69]+[.A230];[.A150])" office:value-type="float" office:value="296423" calcext:value-type="float">
            <text:p>296423</text:p>
          </table:table-cell>
          <table:table-cell table:formula="of:=MIN([.B69]+[.B230];[.B150])" office:value-type="float" office:value="293322" calcext:value-type="float">
            <text:p>293322</text:p>
          </table:table-cell>
          <table:table-cell table:formula="of:=MIN([.C69]+[.C230];[.C150])" office:value-type="float" office:value="292265" calcext:value-type="float">
            <text:p>292265</text:p>
          </table:table-cell>
          <table:table-cell table:formula="of:=MIN([.D69]+[.D230];[.D150])" office:value-type="float" office:value="285208" calcext:value-type="float">
            <text:p>285208</text:p>
          </table:table-cell>
          <table:table-cell table:formula="of:=MIN([.E69]+[.E230];[.E150])" office:value-type="float" office:value="281382" calcext:value-type="float">
            <text:p>281382</text:p>
          </table:table-cell>
          <table:table-cell table:formula="of:=MIN([.F69]+[.F230];[.F150])" office:value-type="float" office:value="275305" calcext:value-type="float">
            <text:p>275305</text:p>
          </table:table-cell>
          <table:table-cell table:formula="of:=MIN([.G69]+[.G230];[.G150])" office:value-type="float" office:value="274280" calcext:value-type="float">
            <text:p>274280</text:p>
          </table:table-cell>
          <table:table-cell table:formula="of:=MIN([.H69]+[.H230];[.H150])" office:value-type="float" office:value="271325" calcext:value-type="float">
            <text:p>271325</text:p>
          </table:table-cell>
          <table:table-cell table:formula="of:=MIN([.I69]+[.I230];[.I150])" office:value-type="float" office:value="270451" calcext:value-type="float">
            <text:p>270451</text:p>
          </table:table-cell>
          <table:table-cell table:formula="of:=MIN([.J69]+[.J230];[.J150])" office:value-type="float" office:value="270413" calcext:value-type="float">
            <text:p>270413</text:p>
          </table:table-cell>
          <table:table-cell table:formula="of:=MIN([.K69]+[.K230];[.K150])" office:value-type="float" office:value="263684" calcext:value-type="float">
            <text:p>263684</text:p>
          </table:table-cell>
          <table:table-cell table:formula="of:=MIN([.L69]+[.L230];[.L150])" office:value-type="float" office:value="260368" calcext:value-type="float">
            <text:p>260368</text:p>
          </table:table-cell>
          <table:table-cell table:formula="of:=MIN([.M69]+[.M230];[.M150])" office:value-type="float" office:value="255803" calcext:value-type="float">
            <text:p>255803</text:p>
          </table:table-cell>
          <table:table-cell table:formula="of:=MIN([.N69]+[.N230];[.N150])" office:value-type="float" office:value="250750" calcext:value-type="float">
            <text:p>250750</text:p>
          </table:table-cell>
          <table:table-cell table:formula="of:=MIN([.O69]+[.O230];[.O150])" office:value-type="float" office:value="247219" calcext:value-type="float">
            <text:p>247219</text:p>
          </table:table-cell>
          <table:table-cell table:formula="of:=MIN([.P69]+[.P230];[.P150])" office:value-type="float" office:value="239139" calcext:value-type="float">
            <text:p>239139</text:p>
          </table:table-cell>
          <table:table-cell table:formula="of:=MIN([.Q69]+[.Q230];[.Q150])" office:value-type="float" office:value="240141" calcext:value-type="float">
            <text:p>240141</text:p>
          </table:table-cell>
          <table:table-cell table:formula="of:=MIN([.R69]+[.R230];[.R150])" office:value-type="float" office:value="235724" calcext:value-type="float">
            <text:p>235724</text:p>
          </table:table-cell>
          <table:table-cell table:formula="of:=MIN([.S69]+[.S230];[.S150])" office:value-type="float" office:value="229038" calcext:value-type="float">
            <text:p>229038</text:p>
          </table:table-cell>
          <table:table-cell table:formula="of:=MIN([.T69]+[.T230];[.T150])" office:value-type="float" office:value="227612" calcext:value-type="float">
            <text:p>227612</text:p>
          </table:table-cell>
          <table:table-cell table:formula="of:=MIN([.U69]+[.U230];[.U150])" office:value-type="float" office:value="220671" calcext:value-type="float">
            <text:p>220671</text:p>
          </table:table-cell>
          <table:table-cell table:formula="of:=MIN([.V69]+[.V230];[.V150])" office:value-type="float" office:value="212600" calcext:value-type="float">
            <text:p>212600</text:p>
          </table:table-cell>
          <table:table-cell table:formula="of:=MIN([.W69]+[.W230];[.W150])" office:value-type="float" office:value="214041" calcext:value-type="float">
            <text:p>214041</text:p>
          </table:table-cell>
          <table:table-cell table:formula="of:=MIN([.X69]+[.X230];[.X150])" office:value-type="float" office:value="211197" calcext:value-type="float">
            <text:p>211197</text:p>
          </table:table-cell>
          <table:table-cell table:formula="of:=MIN([.Y69]+[.Y230];[.Y150])" office:value-type="float" office:value="202187" calcext:value-type="float">
            <text:p>202187</text:p>
          </table:table-cell>
          <table:table-cell table:formula="of:=MIN([.Z69]+[.Z230];[.Z150])" office:value-type="float" office:value="196065" calcext:value-type="float">
            <text:p>196065</text:p>
          </table:table-cell>
          <table:table-cell table:formula="of:=MIN([.AA69]+[.AA230];[.AA150])" office:value-type="float" office:value="189468" calcext:value-type="float">
            <text:p>189468</text:p>
          </table:table-cell>
          <table:table-cell table:formula="of:=MIN([.AB69]+[.AB230];[.AB150])" office:value-type="float" office:value="187846" calcext:value-type="float">
            <text:p>187846</text:p>
          </table:table-cell>
          <table:table-cell table:formula="of:=MIN([.AC69]+[.AC230];[.AC150])" office:value-type="float" office:value="186272" calcext:value-type="float">
            <text:p>186272</text:p>
          </table:table-cell>
          <table:table-cell table:formula="of:=MIN([.AD69]+[.AD230];[.AD150])" office:value-type="float" office:value="182759" calcext:value-type="float">
            <text:p>182759</text:p>
          </table:table-cell>
          <table:table-cell table:formula="of:=MIN([.AE69]+[.AE230];[.AE150])" office:value-type="float" office:value="181075" calcext:value-type="float">
            <text:p>181075</text:p>
          </table:table-cell>
          <table:table-cell table:formula="of:=MIN([.AF69]+[.AF230];[.AF150])" office:value-type="float" office:value="173989" calcext:value-type="float">
            <text:p>173989</text:p>
          </table:table-cell>
          <table:table-cell table:formula="of:=MIN([.AG69]+[.AG230];[.AG150])" office:value-type="float" office:value="168484" calcext:value-type="float">
            <text:p>168484</text:p>
          </table:table-cell>
          <table:table-cell table:formula="of:=MIN([.AH69]+[.AH230];[.AH150])" office:value-type="float" office:value="165240" calcext:value-type="float">
            <text:p>165240</text:p>
          </table:table-cell>
          <table:table-cell table:formula="of:=MIN([.AI69]+[.AI230];[.AI150])" office:value-type="float" office:value="164829" calcext:value-type="float">
            <text:p>164829</text:p>
          </table:table-cell>
          <table:table-cell table:formula="of:=MIN([.AJ69]+[.AJ230];[.AJ150])" office:value-type="float" office:value="155191" calcext:value-type="float">
            <text:p>155191</text:p>
          </table:table-cell>
          <table:table-cell table:formula="of:=MIN([.AK69]+[.AK230];[.AK150])" office:value-type="float" office:value="151041" calcext:value-type="float">
            <text:p>151041</text:p>
          </table:table-cell>
          <table:table-cell table:formula="of:=MIN([.AL69]+[.AL230];[.AL150])" office:value-type="float" office:value="150134" calcext:value-type="float">
            <text:p>150134</text:p>
          </table:table-cell>
          <table:table-cell table:formula="of:=MIN([.AM69]+[.AM230];[.AM150])" office:value-type="float" office:value="140999" calcext:value-type="float">
            <text:p>140999</text:p>
          </table:table-cell>
          <table:table-cell table:formula="of:=MIN([.AN69]+[.AN230];[.AN150])" office:value-type="float" office:value="140170" calcext:value-type="float">
            <text:p>140170</text:p>
          </table:table-cell>
          <table:table-cell table:formula="of:=MIN([.AO69]+[.AO230];[.AO150])" office:value-type="float" office:value="139189" calcext:value-type="float">
            <text:p>139189</text:p>
          </table:table-cell>
          <table:table-cell table:formula="of:=MIN([.AP69]+[.AP230];[.AP150])" office:value-type="float" office:value="140480" calcext:value-type="float">
            <text:p>140480</text:p>
          </table:table-cell>
          <table:table-cell table:formula="of:=MIN([.AQ69]+[.AQ230];[.AQ150])" office:value-type="float" office:value="135674" calcext:value-type="float">
            <text:p>135674</text:p>
          </table:table-cell>
          <table:table-cell table:formula="of:=MIN([.AR69]+[.AR230];[.AR150])" office:value-type="float" office:value="130055" calcext:value-type="float">
            <text:p>130055</text:p>
          </table:table-cell>
          <table:table-cell table:formula="of:=MIN([.AS69]+[.AS230];[.AS150])" office:value-type="float" office:value="120304" calcext:value-type="float">
            <text:p>120304</text:p>
          </table:table-cell>
          <table:table-cell table:formula="of:=MIN([.AT69]+[.AT230];[.AT150])" office:value-type="float" office:value="120299" calcext:value-type="float">
            <text:p>120299</text:p>
          </table:table-cell>
          <table:table-cell table:formula="of:=MIN([.AU69]+[.AU230];[.AU150])" office:value-type="float" office:value="111168" calcext:value-type="float">
            <text:p>111168</text:p>
          </table:table-cell>
          <table:table-cell table:formula="of:=MIN([.AV69]+[.AV230];[.AV150])" office:value-type="float" office:value="107195" calcext:value-type="float">
            <text:p>107195</text:p>
          </table:table-cell>
          <table:table-cell table:formula="of:=MIN([.AW69]+[.AW230];[.AW150])" office:value-type="float" office:value="100036" calcext:value-type="float">
            <text:p>100036</text:p>
          </table:table-cell>
          <table:table-cell table:formula="of:=MIN([.AX69]+[.AX230];[.AX150])" office:value-type="float" office:value="98696" calcext:value-type="float">
            <text:p>98696</text:p>
          </table:table-cell>
          <table:table-cell table:formula="of:=MIN([.AY69]+[.AY230];[.AY150])" office:value-type="float" office:value="96840" calcext:value-type="float">
            <text:p>96840</text:p>
          </table:table-cell>
          <table:table-cell table:formula="of:=MIN([.AZ69]+[.AZ230];[.AZ150])" office:value-type="float" office:value="96759" calcext:value-type="float">
            <text:p>96759</text:p>
          </table:table-cell>
          <table:table-cell table:formula="of:=MIN([.BA69]+[.BA230];[.BA150])" office:value-type="float" office:value="95144" calcext:value-type="float">
            <text:p>95144</text:p>
          </table:table-cell>
          <table:table-cell table:formula="of:=MIN([.BB69]+[.BB230];[.BB150])" office:value-type="float" office:value="90588" calcext:value-type="float">
            <text:p>90588</text:p>
          </table:table-cell>
          <table:table-cell table:formula="of:=MIN([.BC69]+[.BC230];[.BC150])" office:value-type="float" office:value="82390" calcext:value-type="float">
            <text:p>82390</text:p>
          </table:table-cell>
          <table:table-cell table:formula="of:=MIN([.BD69]+[.BD230];[.BD150])" office:value-type="float" office:value="80457" calcext:value-type="float">
            <text:p>80457</text:p>
          </table:table-cell>
          <table:table-cell table:formula="of:=MIN([.BE69]+[.BE230];[.BE150])" office:value-type="float" office:value="77660" calcext:value-type="float">
            <text:p>77660</text:p>
          </table:table-cell>
          <table:table-cell table:formula="of:=MIN([.BF69]+[.BF230];[.BF150])" office:value-type="float" office:value="77814" calcext:value-type="float">
            <text:p>77814</text:p>
          </table:table-cell>
          <table:table-cell table:formula="of:=MIN([.BG69]+[.BG230];[.BG150])" office:value-type="float" office:value="76002" calcext:value-type="float">
            <text:p>76002</text:p>
          </table:table-cell>
          <table:table-cell table:formula="of:=MIN([.BH69]+[.BH230];[.BH150])" office:value-type="float" office:value="76563" calcext:value-type="float">
            <text:p>76563</text:p>
          </table:table-cell>
          <table:table-cell table:formula="of:=MIN([.BI69]+[.BI230];[.BI150])" office:value-type="float" office:value="74668" calcext:value-type="float">
            <text:p>74668</text:p>
          </table:table-cell>
          <table:table-cell table:formula="of:=MIN([.BJ69]+[.BJ230];[.BJ150])" office:value-type="float" office:value="67214" calcext:value-type="float">
            <text:p>67214</text:p>
          </table:table-cell>
          <table:table-cell table:formula="of:=MIN([.BK69]+[.BK230];[.BK150])" office:value-type="float" office:value="58568" calcext:value-type="float">
            <text:p>58568</text:p>
          </table:table-cell>
          <table:table-cell table:formula="of:=MIN([.BL69]+[.BL230];[.BL150])" office:value-type="float" office:value="60837" calcext:value-type="float">
            <text:p>60837</text:p>
          </table:table-cell>
          <table:table-cell table:formula="of:=MIN([.BM69]+[.BM230];[.BM150])" office:value-type="float" office:value="52158" calcext:value-type="float">
            <text:p>52158</text:p>
          </table:table-cell>
          <table:table-cell table:formula="of:=MIN([.BN69]+[.BN230];[.BN150])" office:value-type="float" office:value="52707" calcext:value-type="float">
            <text:p>52707</text:p>
          </table:table-cell>
          <table:table-cell table:formula="of:=MIN([.BO69]+[.BO230];[.BO150])" office:value-type="float" office:value="49919" calcext:value-type="float">
            <text:p>49919</text:p>
          </table:table-cell>
          <table:table-cell table:formula="of:=MIN([.BP69]+[.BP230];[.BP150])" office:value-type="float" office:value="46545" calcext:value-type="float">
            <text:p>46545</text:p>
          </table:table-cell>
          <table:table-cell table:formula="of:=MIN([.BQ69]+[.BQ230];[.BQ150])" office:value-type="float" office:value="43035" calcext:value-type="float">
            <text:p>43035</text:p>
          </table:table-cell>
          <table:table-cell table:formula="of:=MIN([.BR69]+[.BR230];[.BR150])" office:value-type="float" office:value="41906" calcext:value-type="float">
            <text:p>41906</text:p>
          </table:table-cell>
          <table:table-cell table:formula="of:=MIN([.BS69]+[.BS230];[.BS150])" office:value-type="float" office:value="38338" calcext:value-type="float">
            <text:p>38338</text:p>
          </table:table-cell>
          <table:table-cell table:formula="of:=MIN([.BT69]+[.BT230];[.BT150])" office:value-type="float" office:value="36097" calcext:value-type="float">
            <text:p>36097</text:p>
          </table:table-cell>
          <table:table-cell table:formula="of:=MIN([.BU69]+[.BU230];[.BU150])" office:value-type="float" office:value="39944" calcext:value-type="float">
            <text:p>39944</text:p>
          </table:table-cell>
          <table:table-cell table:formula="of:=MIN([.BV69]+[.BV230];[.BV150])" office:value-type="float" office:value="33888" calcext:value-type="float">
            <text:p>33888</text:p>
          </table:table-cell>
          <table:table-cell table:formula="of:=MIN([.BW69]+[.BW230];[.BW150])" office:value-type="float" office:value="38300" calcext:value-type="float">
            <text:p>38300</text:p>
          </table:table-cell>
          <table:table-cell table:formula="of:=MIN([.BX69]+[.BX230];[.BX150])" office:value-type="float" office:value="30094" calcext:value-type="float">
            <text:p>30094</text:p>
          </table:table-cell>
          <table:table-cell table:formula="of:=MIN([.BY69]+[.BY230];[.BY150])" office:value-type="float" office:value="22425" calcext:value-type="float">
            <text:p>22425</text:p>
          </table:table-cell>
          <table:table-cell table:formula="of:=MIN([.BZ69]+[.BZ230];[.BZ150])" office:value-type="float" office:value="14747" calcext:value-type="float">
            <text:p>14747</text:p>
          </table:table-cell>
          <table:table-cell table:formula="of:=MIN([.CA69]+[.CA230];[.CA150])" office:value-type="float" office:value="13180" calcext:value-type="float">
            <text:p>13180</text:p>
          </table:table-cell>
          <table:table-cell table:formula="of:=[.CB150]" office:value-type="float" office:value="4480" calcext:value-type="float">
            <text:p>4480</text:p>
          </table:table-cell>
        </table:table-row>
        <table:table-row table:style-name="ro1">
          <table:table-cell table:formula="of:=MIN([.A70]+[.A231];[.A151])" office:value-type="float" office:value="299980" calcext:value-type="float">
            <text:p>299980</text:p>
          </table:table-cell>
          <table:table-cell table:formula="of:=MIN([.B70]+[.B231];[.B151])" office:value-type="float" office:value="303234" calcext:value-type="float">
            <text:p>303234</text:p>
          </table:table-cell>
          <table:table-cell table:formula="of:=MIN([.C70]+[.C231];[.C151])" office:value-type="float" office:value="295366" calcext:value-type="float">
            <text:p>295366</text:p>
          </table:table-cell>
          <table:table-cell table:formula="of:=MIN([.D70]+[.D231];[.D151])" office:value-type="float" office:value="287328" calcext:value-type="float">
            <text:p>287328</text:p>
          </table:table-cell>
          <table:table-cell table:formula="of:=MIN([.E70]+[.E231];[.E151])" office:value-type="float" office:value="279090" calcext:value-type="float">
            <text:p>279090</text:p>
          </table:table-cell>
          <table:table-cell table:formula="of:=MIN([.F70]+[.F231];[.F151])" office:value-type="float" office:value="278308" calcext:value-type="float">
            <text:p>278308</text:p>
          </table:table-cell>
          <table:table-cell table:formula="of:=MIN([.G70]+[.G231];[.G151])" office:value-type="float" office:value="278300" calcext:value-type="float">
            <text:p>278300</text:p>
          </table:table-cell>
          <table:table-cell table:formula="of:=MIN([.H70]+[.H231];[.H151])" office:value-type="float" office:value="270101" calcext:value-type="float">
            <text:p>270101</text:p>
          </table:table-cell>
          <table:table-cell table:formula="of:=MIN([.I70]+[.I231];[.I151])" office:value-type="float" office:value="269563" calcext:value-type="float">
            <text:p>269563</text:p>
          </table:table-cell>
          <table:table-cell table:formula="of:=MIN([.J70]+[.J231];[.J151])" office:value-type="float" office:value="265062" calcext:value-type="float">
            <text:p>265062</text:p>
          </table:table-cell>
          <table:table-cell table:formula="of:=MIN([.K70]+[.K231];[.K151])" office:value-type="float" office:value="257782" calcext:value-type="float">
            <text:p>257782</text:p>
          </table:table-cell>
          <table:table-cell table:formula="of:=MIN([.L70]+[.L231];[.L151])" office:value-type="float" office:value="255670" calcext:value-type="float">
            <text:p>255670</text:p>
          </table:table-cell>
          <table:table-cell table:formula="of:=MIN([.M70]+[.M231];[.M151])" office:value-type="float" office:value="253183" calcext:value-type="float">
            <text:p>253183</text:p>
          </table:table-cell>
          <table:table-cell table:formula="of:=MIN([.N70]+[.N231];[.N151])" office:value-type="float" office:value="249557" calcext:value-type="float">
            <text:p>249557</text:p>
          </table:table-cell>
          <table:table-cell table:formula="of:=MIN([.O70]+[.O231];[.O151])" office:value-type="float" office:value="246767" calcext:value-type="float">
            <text:p>246767</text:p>
          </table:table-cell>
          <table:table-cell table:formula="of:=MIN([.P70]+[.P231];[.P151])" office:value-type="float" office:value="237335" calcext:value-type="float">
            <text:p>237335</text:p>
          </table:table-cell>
          <table:table-cell table:formula="of:=MIN([.Q70]+[.Q231];[.Q151])" office:value-type="float" office:value="240812" calcext:value-type="float">
            <text:p>240812</text:p>
          </table:table-cell>
          <table:table-cell table:formula="of:=MIN([.R70]+[.R231];[.R151])" office:value-type="float" office:value="237084" calcext:value-type="float">
            <text:p>237084</text:p>
          </table:table-cell>
          <table:table-cell table:formula="of:=MIN([.S70]+[.S231];[.S151])" office:value-type="float" office:value="229523" calcext:value-type="float">
            <text:p>229523</text:p>
          </table:table-cell>
          <table:table-cell table:formula="of:=MIN([.T70]+[.T231];[.T151])" office:value-type="float" office:value="224696" calcext:value-type="float">
            <text:p>224696</text:p>
          </table:table-cell>
          <table:table-cell table:formula="of:=MIN([.U70]+[.U231];[.U151])" office:value-type="float" office:value="222478" calcext:value-type="float">
            <text:p>222478</text:p>
          </table:table-cell>
          <table:table-cell table:formula="of:=MIN([.V70]+[.V231];[.V151])" office:value-type="float" office:value="219732" calcext:value-type="float">
            <text:p>219732</text:p>
          </table:table-cell>
          <table:table-cell table:formula="of:=MIN([.W70]+[.W231];[.W151])" office:value-type="float" office:value="214284" calcext:value-type="float">
            <text:p>214284</text:p>
          </table:table-cell>
          <table:table-cell table:formula="of:=MIN([.X70]+[.X231];[.X151])" office:value-type="float" office:value="205532" calcext:value-type="float">
            <text:p>205532</text:p>
          </table:table-cell>
          <table:table-cell table:formula="of:=MIN([.Y70]+[.Y231];[.Y151])" office:value-type="float" office:value="204064" calcext:value-type="float">
            <text:p>204064</text:p>
          </table:table-cell>
          <table:table-cell table:formula="of:=MIN([.Z70]+[.Z231];[.Z151])" office:value-type="float" office:value="196593" calcext:value-type="float">
            <text:p>196593</text:p>
          </table:table-cell>
          <table:table-cell table:formula="of:=MIN([.AA70]+[.AA231];[.AA151])" office:value-type="float" office:value="190207" calcext:value-type="float">
            <text:p>190207</text:p>
          </table:table-cell>
          <table:table-cell table:formula="of:=MIN([.AB70]+[.AB231];[.AB151])" office:value-type="float" office:value="196608" calcext:value-type="float">
            <text:p>196608</text:p>
          </table:table-cell>
          <table:table-cell table:formula="of:=MIN([.AC70]+[.AC231];[.AC151])" office:value-type="float" office:value="193703" calcext:value-type="float">
            <text:p>193703</text:p>
          </table:table-cell>
          <table:table-cell table:formula="of:=MIN([.AD70]+[.AD231];[.AD151])" office:value-type="float" office:value="185380" calcext:value-type="float">
            <text:p>185380</text:p>
          </table:table-cell>
          <table:table-cell table:formula="of:=MIN([.AE70]+[.AE231];[.AE151])" office:value-type="float" office:value="177260" calcext:value-type="float">
            <text:p>177260</text:p>
          </table:table-cell>
          <table:table-cell table:formula="of:=MIN([.AF70]+[.AF231];[.AF151])" office:value-type="float" office:value="180396" calcext:value-type="float">
            <text:p>180396</text:p>
          </table:table-cell>
          <table:table-cell table:formula="of:=MIN([.AG70]+[.AG231];[.AG151])" office:value-type="float" office:value="174226" calcext:value-type="float">
            <text:p>174226</text:p>
          </table:table-cell>
          <table:table-cell table:formula="of:=MIN([.AH70]+[.AH231];[.AH151])" office:value-type="float" office:value="165168" calcext:value-type="float">
            <text:p>165168</text:p>
          </table:table-cell>
          <table:table-cell table:formula="of:=MIN([.AI70]+[.AI231];[.AI151])" office:value-type="float" office:value="171198" calcext:value-type="float">
            <text:p>171198</text:p>
          </table:table-cell>
          <table:table-cell table:formula="of:=MIN([.AJ70]+[.AJ231];[.AJ151])" office:value-type="float" office:value="163178" calcext:value-type="float">
            <text:p>163178</text:p>
          </table:table-cell>
          <table:table-cell table:formula="of:=MIN([.AK70]+[.AK231];[.AK151])" office:value-type="float" office:value="159626" calcext:value-type="float">
            <text:p>159626</text:p>
          </table:table-cell>
          <table:table-cell table:formula="of:=MIN([.AL70]+[.AL231];[.AL151])" office:value-type="float" office:value="154877" calcext:value-type="float">
            <text:p>154877</text:p>
          </table:table-cell>
          <table:table-cell table:formula="of:=MIN([.AM70]+[.AM231];[.AM151])" office:value-type="float" office:value="146346" calcext:value-type="float">
            <text:p>146346</text:p>
          </table:table-cell>
          <table:table-cell table:formula="of:=MIN([.AN70]+[.AN231];[.AN151])" office:value-type="float" office:value="146794" calcext:value-type="float">
            <text:p>146794</text:p>
          </table:table-cell>
          <table:table-cell table:formula="of:=MIN([.AO70]+[.AO231];[.AO151])" office:value-type="float" office:value="137482" calcext:value-type="float">
            <text:p>137482</text:p>
          </table:table-cell>
          <table:table-cell table:formula="of:=MIN([.AP70]+[.AP231];[.AP151])" office:value-type="float" office:value="136424" calcext:value-type="float">
            <text:p>136424</text:p>
          </table:table-cell>
          <table:table-cell table:formula="of:=MIN([.AQ70]+[.AQ231];[.AQ151])" office:value-type="float" office:value="132153" calcext:value-type="float">
            <text:p>132153</text:p>
          </table:table-cell>
          <table:table-cell table:formula="of:=MIN([.AR70]+[.AR231];[.AR151])" office:value-type="float" office:value="130994" calcext:value-type="float">
            <text:p>130994</text:p>
          </table:table-cell>
          <table:table-cell table:formula="of:=MIN([.AS70]+[.AS231];[.AS151])" office:value-type="float" office:value="125708" calcext:value-type="float">
            <text:p>125708</text:p>
          </table:table-cell>
          <table:table-cell table:formula="of:=MIN([.AT70]+[.AT231];[.AT151])" office:value-type="float" office:value="123837" calcext:value-type="float">
            <text:p>123837</text:p>
          </table:table-cell>
          <table:table-cell table:formula="of:=MIN([.AU70]+[.AU231];[.AU151])" office:value-type="float" office:value="116912" calcext:value-type="float">
            <text:p>116912</text:p>
          </table:table-cell>
          <table:table-cell table:formula="of:=MIN([.AV70]+[.AV231];[.AV151])" office:value-type="float" office:value="108306" calcext:value-type="float">
            <text:p>108306</text:p>
          </table:table-cell>
          <table:table-cell table:formula="of:=MIN([.AW70]+[.AW231];[.AW151])" office:value-type="float" office:value="99102" calcext:value-type="float">
            <text:p>99102</text:p>
          </table:table-cell>
          <table:table-cell table:formula="of:=MIN([.AX70]+[.AX231];[.AX151])" office:value-type="float" office:value="91741" calcext:value-type="float">
            <text:p>91741</text:p>
          </table:table-cell>
          <table:table-cell table:formula="of:=MIN([.AY70]+[.AY231];[.AY151])" office:value-type="float" office:value="89326" calcext:value-type="float">
            <text:p>89326</text:p>
          </table:table-cell>
          <table:table-cell table:formula="of:=MIN([.AZ70]+[.AZ231];[.AZ151])" office:value-type="float" office:value="88766" calcext:value-type="float">
            <text:p>88766</text:p>
          </table:table-cell>
          <table:table-cell table:formula="of:=MIN([.BA70]+[.BA231];[.BA151])" office:value-type="float" office:value="88180" calcext:value-type="float">
            <text:p>88180</text:p>
          </table:table-cell>
          <table:table-cell table:formula="of:=MIN([.BB70]+[.BB231];[.BB151])" office:value-type="float" office:value="84178" calcext:value-type="float">
            <text:p>84178</text:p>
          </table:table-cell>
          <table:table-cell table:formula="of:=MIN([.BC70]+[.BC231];[.BC151])" office:value-type="float" office:value="81534" calcext:value-type="float">
            <text:p>81534</text:p>
          </table:table-cell>
          <table:table-cell table:formula="of:=MIN([.BD70]+[.BD231];[.BD151])" office:value-type="float" office:value="79607" calcext:value-type="float">
            <text:p>79607</text:p>
          </table:table-cell>
          <table:table-cell table:formula="of:=MIN([.BE70]+[.BE231];[.BE151])" office:value-type="float" office:value="76783" calcext:value-type="float">
            <text:p>76783</text:p>
          </table:table-cell>
          <table:table-cell table:formula="of:=MIN([.BF70]+[.BF231];[.BF151])" office:value-type="float" office:value="76015" calcext:value-type="float">
            <text:p>76015</text:p>
          </table:table-cell>
          <table:table-cell table:formula="of:=MIN([.BG70]+[.BG231];[.BG151])" office:value-type="float" office:value="71606" calcext:value-type="float">
            <text:p>71606</text:p>
          </table:table-cell>
          <table:table-cell table:formula="of:=MIN([.BH70]+[.BH231];[.BH151])" office:value-type="float" office:value="68664" calcext:value-type="float">
            <text:p>68664</text:p>
          </table:table-cell>
          <table:table-cell table:formula="of:=MIN([.BI70]+[.BI231];[.BI151])" office:value-type="float" office:value="65319" calcext:value-type="float">
            <text:p>65319</text:p>
          </table:table-cell>
          <table:table-cell table:formula="of:=MIN([.BJ70]+[.BJ231];[.BJ151])" office:value-type="float" office:value="64317" calcext:value-type="float">
            <text:p>64317</text:p>
          </table:table-cell>
          <table:table-cell table:formula="of:=MIN([.BK70]+[.BK231];[.BK151])" office:value-type="float" office:value="63509" calcext:value-type="float">
            <text:p>63509</text:p>
          </table:table-cell>
          <table:table-cell table:formula="of:=MIN([.BL70]+[.BL231];[.BL151])" office:value-type="float" office:value="66404" calcext:value-type="float">
            <text:p>66404</text:p>
          </table:table-cell>
          <table:table-cell table:formula="of:=MIN([.BM70]+[.BM231];[.BM151])" office:value-type="float" office:value="60137" calcext:value-type="float">
            <text:p>60137</text:p>
          </table:table-cell>
          <table:table-cell table:formula="of:=MIN([.BN70]+[.BN231];[.BN151])" office:value-type="float" office:value="57847" calcext:value-type="float">
            <text:p>57847</text:p>
          </table:table-cell>
          <table:table-cell table:formula="of:=MIN([.BO70]+[.BO231];[.BO151])" office:value-type="float" office:value="58562" calcext:value-type="float">
            <text:p>58562</text:p>
          </table:table-cell>
          <table:table-cell table:formula="of:=MIN([.BP70]+[.BP231];[.BP151])" office:value-type="float" office:value="54098" calcext:value-type="float">
            <text:p>54098</text:p>
          </table:table-cell>
          <table:table-cell table:formula="of:=MIN([.BQ70]+[.BQ231];[.BQ151])" office:value-type="float" office:value="52473" calcext:value-type="float">
            <text:p>52473</text:p>
          </table:table-cell>
          <table:table-cell table:formula="of:=MIN([.BR70]+[.BR231];[.BR151])" office:value-type="float" office:value="45730" calcext:value-type="float">
            <text:p>45730</text:p>
          </table:table-cell>
          <table:table-cell table:formula="of:=MIN([.BS70]+[.BS231];[.BS151])" office:value-type="float" office:value="38410" calcext:value-type="float">
            <text:p>38410</text:p>
          </table:table-cell>
          <table:table-cell table:formula="of:=MIN([.BT70]+[.BT231];[.BT151])" office:value-type="float" office:value="33472" calcext:value-type="float">
            <text:p>33472</text:p>
          </table:table-cell>
          <table:table-cell table:formula="of:=MIN([.BU70]+[.BU231];[.BU151])" office:value-type="float" office:value="30806" calcext:value-type="float">
            <text:p>30806</text:p>
          </table:table-cell>
          <table:table-cell table:formula="of:=MIN([.BV70]+[.BV231];[.BV151])" office:value-type="float" office:value="27914" calcext:value-type="float">
            <text:p>27914</text:p>
          </table:table-cell>
          <table:table-cell table:formula="of:=MIN([.BW70]+[.BW231];[.BW151])" office:value-type="float" office:value="31034" calcext:value-type="float">
            <text:p>31034</text:p>
          </table:table-cell>
          <table:table-cell table:formula="of:=MIN([.BX70]+[.BX231];[.BX151])" office:value-type="float" office:value="23392" calcext:value-type="float">
            <text:p>23392</text:p>
          </table:table-cell>
          <table:table-cell table:formula="of:=MIN([.BY70]+[.BY231];[.BY151])" office:value-type="float" office:value="16662" calcext:value-type="float">
            <text:p>16662</text:p>
          </table:table-cell>
          <table:table-cell table:formula="of:=MIN([.BZ70]+[.BZ231];[.BZ151])" office:value-type="float" office:value="12914" calcext:value-type="float">
            <text:p>12914</text:p>
          </table:table-cell>
          <table:table-cell table:formula="of:=MIN([.CA70]+[.CA231];[.CA151])" office:value-type="float" office:value="9047" calcext:value-type="float">
            <text:p>9047</text:p>
          </table:table-cell>
          <table:table-cell table:formula="of:=[.CB151]" office:value-type="float" office:value="7181" calcext:value-type="float">
            <text:p>7181</text:p>
          </table:table-cell>
        </table:table-row>
        <table:table-row table:style-name="ro1">
          <table:table-cell table:formula="of:=MIN([.A71]+[.A232];[.A152])" office:value-type="float" office:value="295115" calcext:value-type="float">
            <text:p>295115</text:p>
          </table:table-cell>
          <table:table-cell table:formula="of:=MIN([.B71]+[.B232];[.B152])" office:value-type="float" office:value="299823" calcext:value-type="float">
            <text:p>299823</text:p>
          </table:table-cell>
          <table:table-cell table:formula="of:=MIN([.C71]+[.C232];[.C152])" office:value-type="float" office:value="296052" calcext:value-type="float">
            <text:p>296052</text:p>
          </table:table-cell>
          <table:table-cell table:formula="of:=MIN([.D71]+[.D232];[.D152])" office:value-type="float" office:value="288918" calcext:value-type="float">
            <text:p>288918</text:p>
          </table:table-cell>
          <table:table-cell table:formula="of:=MIN([.E71]+[.E232];[.E152])" office:value-type="float" office:value="279991" calcext:value-type="float">
            <text:p>279991</text:p>
          </table:table-cell>
          <table:table-cell table:formula="of:=MIN([.F71]+[.F232];[.F152])" office:value-type="float" office:value="275213" calcext:value-type="float">
            <text:p>275213</text:p>
          </table:table-cell>
          <table:table-cell table:formula="of:=MIN([.G71]+[.G232];[.G152])" office:value-type="float" office:value="272300" calcext:value-type="float">
            <text:p>272300</text:p>
          </table:table-cell>
          <table:table-cell table:formula="of:=MIN([.H71]+[.H232];[.H152])" office:value-type="float" office:value="268974" calcext:value-type="float">
            <text:p>268974</text:p>
          </table:table-cell>
          <table:table-cell table:formula="of:=MIN([.I71]+[.I232];[.I152])" office:value-type="float" office:value="266970" calcext:value-type="float">
            <text:p>266970</text:p>
          </table:table-cell>
          <table:table-cell table:formula="of:=MIN([.J71]+[.J232];[.J152])" office:value-type="float" office:value="263881" calcext:value-type="float">
            <text:p>263881</text:p>
          </table:table-cell>
          <table:table-cell table:formula="of:=MIN([.K71]+[.K232];[.K152])" office:value-type="float" office:value="256028" calcext:value-type="float">
            <text:p>256028</text:p>
          </table:table-cell>
          <table:table-cell table:formula="of:=MIN([.L71]+[.L232];[.L152])" office:value-type="float" office:value="254650" calcext:value-type="float">
            <text:p>254650</text:p>
          </table:table-cell>
          <table:table-cell table:formula="of:=MIN([.M71]+[.M232];[.M152])" office:value-type="float" office:value="252921" calcext:value-type="float">
            <text:p>252921</text:p>
          </table:table-cell>
          <table:table-cell table:formula="of:=MIN([.N71]+[.N232];[.N152])" office:value-type="float" office:value="248144" calcext:value-type="float">
            <text:p>248144</text:p>
          </table:table-cell>
          <table:table-cell table:formula="of:=MIN([.O71]+[.O232];[.O152])" office:value-type="float" office:value="245438" calcext:value-type="float">
            <text:p>245438</text:p>
          </table:table-cell>
          <table:table-cell table:formula="of:=MIN([.P71]+[.P232];[.P152])" office:value-type="float" office:value="235860" calcext:value-type="float">
            <text:p>235860</text:p>
          </table:table-cell>
          <table:table-cell table:formula="of:=MIN([.Q71]+[.Q232];[.Q152])" office:value-type="float" office:value="234500" calcext:value-type="float">
            <text:p>234500</text:p>
          </table:table-cell>
          <table:table-cell table:formula="of:=MIN([.R71]+[.R232];[.R152])" office:value-type="float" office:value="228807" calcext:value-type="float">
            <text:p>228807</text:p>
          </table:table-cell>
          <table:table-cell table:formula="of:=MIN([.S71]+[.S232];[.S152])" office:value-type="float" office:value="225771" calcext:value-type="float">
            <text:p>225771</text:p>
          </table:table-cell>
          <table:table-cell table:formula="of:=MIN([.T71]+[.T232];[.T152])" office:value-type="float" office:value="223920" calcext:value-type="float">
            <text:p>223920</text:p>
          </table:table-cell>
          <table:table-cell table:formula="of:=MIN([.U71]+[.U232];[.U152])" office:value-type="float" office:value="216672" calcext:value-type="float">
            <text:p>216672</text:p>
          </table:table-cell>
          <table:table-cell table:formula="of:=MIN([.V71]+[.V232];[.V152])" office:value-type="float" office:value="214269" calcext:value-type="float">
            <text:p>214269</text:p>
          </table:table-cell>
          <table:table-cell table:formula="of:=MIN([.W71]+[.W232];[.W152])" office:value-type="float" office:value="220137" calcext:value-type="float">
            <text:p>220137</text:p>
          </table:table-cell>
          <table:table-cell table:formula="of:=MIN([.X71]+[.X232];[.X152])" office:value-type="float" office:value="212033" calcext:value-type="float">
            <text:p>212033</text:p>
          </table:table-cell>
          <table:table-cell table:formula="of:=MIN([.Y71]+[.Y232];[.Y152])" office:value-type="float" office:value="206422" calcext:value-type="float">
            <text:p>206422</text:p>
          </table:table-cell>
          <table:table-cell table:formula="of:=MIN([.Z71]+[.Z232];[.Z152])" office:value-type="float" office:value="197206" calcext:value-type="float">
            <text:p>197206</text:p>
          </table:table-cell>
          <table:table-cell table:formula="of:=MIN([.AA71]+[.AA232];[.AA152])" office:value-type="float" office:value="199878" calcext:value-type="float">
            <text:p>199878</text:p>
          </table:table-cell>
          <table:table-cell table:formula="of:=MIN([.AB71]+[.AB232];[.AB152])" office:value-type="float" office:value="193366" calcext:value-type="float">
            <text:p>193366</text:p>
          </table:table-cell>
          <table:table-cell table:formula="of:=MIN([.AC71]+[.AC232];[.AC152])" office:value-type="float" office:value="186235" calcext:value-type="float">
            <text:p>186235</text:p>
          </table:table-cell>
          <table:table-cell table:formula="of:=MIN([.AD71]+[.AD232];[.AD152])" office:value-type="float" office:value="178516" calcext:value-type="float">
            <text:p>178516</text:p>
          </table:table-cell>
          <table:table-cell table:formula="of:=MIN([.AE71]+[.AE232];[.AE152])" office:value-type="float" office:value="172091" calcext:value-type="float">
            <text:p>172091</text:p>
          </table:table-cell>
          <table:table-cell table:formula="of:=MIN([.AF71]+[.AF232];[.AF152])" office:value-type="float" office:value="171318" calcext:value-type="float">
            <text:p>171318</text:p>
          </table:table-cell>
          <table:table-cell table:formula="of:=MIN([.AG71]+[.AG232];[.AG152])" office:value-type="float" office:value="170601" calcext:value-type="float">
            <text:p>170601</text:p>
          </table:table-cell>
          <table:table-cell table:formula="of:=MIN([.AH71]+[.AH232];[.AH152])" office:value-type="float" office:value="161798" calcext:value-type="float">
            <text:p>161798</text:p>
          </table:table-cell>
          <table:table-cell table:formula="of:=MIN([.AI71]+[.AI232];[.AI152])" office:value-type="float" office:value="161638" calcext:value-type="float">
            <text:p>161638</text:p>
          </table:table-cell>
          <table:table-cell table:formula="of:=MIN([.AJ71]+[.AJ232];[.AJ152])" office:value-type="float" office:value="166240" calcext:value-type="float">
            <text:p>166240</text:p>
          </table:table-cell>
          <table:table-cell table:formula="of:=MIN([.AK71]+[.AK232];[.AK152])" office:value-type="float" office:value="158809" calcext:value-type="float">
            <text:p>158809</text:p>
          </table:table-cell>
          <table:table-cell table:formula="of:=MIN([.AL71]+[.AL232];[.AL152])" office:value-type="float" office:value="151612" calcext:value-type="float">
            <text:p>151612</text:p>
          </table:table-cell>
          <table:table-cell table:formula="of:=MIN([.AM71]+[.AM232];[.AM152])" office:value-type="float" office:value="150859" calcext:value-type="float">
            <text:p>150859</text:p>
          </table:table-cell>
          <table:table-cell table:formula="of:=MIN([.AN71]+[.AN232];[.AN152])" office:value-type="float" office:value="150303" calcext:value-type="float">
            <text:p>150303</text:p>
          </table:table-cell>
          <table:table-cell table:formula="of:=MIN([.AO71]+[.AO232];[.AO152])" office:value-type="float" office:value="145981" calcext:value-type="float">
            <text:p>145981</text:p>
          </table:table-cell>
          <table:table-cell table:formula="of:=MIN([.AP71]+[.AP232];[.AP152])" office:value-type="float" office:value="139295" calcext:value-type="float">
            <text:p>139295</text:p>
          </table:table-cell>
          <table:table-cell table:formula="of:=MIN([.AQ71]+[.AQ232];[.AQ152])" office:value-type="float" office:value="134762" calcext:value-type="float">
            <text:p>134762</text:p>
          </table:table-cell>
          <table:table-cell table:formula="of:=MIN([.AR71]+[.AR232];[.AR152])" office:value-type="float" office:value="132744" calcext:value-type="float">
            <text:p>132744</text:p>
          </table:table-cell>
          <table:table-cell table:formula="of:=MIN([.AS71]+[.AS232];[.AS152])" office:value-type="float" office:value="128518" calcext:value-type="float">
            <text:p>128518</text:p>
          </table:table-cell>
          <table:table-cell table:formula="of:=MIN([.AT71]+[.AT232];[.AT152])" office:value-type="float" office:value="119808" calcext:value-type="float">
            <text:p>119808</text:p>
          </table:table-cell>
          <table:table-cell table:formula="of:=MIN([.AU71]+[.AU232];[.AU152])" office:value-type="float" office:value="113181" calcext:value-type="float">
            <text:p>113181</text:p>
          </table:table-cell>
          <table:table-cell table:formula="of:=MIN([.AV71]+[.AV232];[.AV152])" office:value-type="float" office:value="112537" calcext:value-type="float">
            <text:p>112537</text:p>
          </table:table-cell>
          <table:table-cell table:formula="of:=MIN([.AW71]+[.AW232];[.AW152])" office:value-type="float" office:value="102871" calcext:value-type="float">
            <text:p>102871</text:p>
          </table:table-cell>
          <table:table-cell table:formula="of:=MIN([.AX71]+[.AX232];[.AX152])" office:value-type="float" office:value="96611" calcext:value-type="float">
            <text:p>96611</text:p>
          </table:table-cell>
          <table:table-cell table:formula="of:=MIN([.AY71]+[.AY232];[.AY152])" office:value-type="float" office:value="95070" calcext:value-type="float">
            <text:p>95070</text:p>
          </table:table-cell>
          <table:table-cell table:formula="of:=MIN([.AZ71]+[.AZ232];[.AZ152])" office:value-type="float" office:value="96151" calcext:value-type="float">
            <text:p>96151</text:p>
          </table:table-cell>
          <table:table-cell table:formula="of:=MIN([.BA71]+[.BA232];[.BA152])" office:value-type="float" office:value="94722" calcext:value-type="float">
            <text:p>94722</text:p>
          </table:table-cell>
          <table:table-cell table:formula="of:=MIN([.BB71]+[.BB232];[.BB152])" office:value-type="float" office:value="90381" calcext:value-type="float">
            <text:p>90381</text:p>
          </table:table-cell>
          <table:table-cell table:formula="of:=MIN([.BC71]+[.BC232];[.BC152])" office:value-type="float" office:value="89237" calcext:value-type="float">
            <text:p>89237</text:p>
          </table:table-cell>
          <table:table-cell table:formula="of:=MIN([.BD71]+[.BD232];[.BD152])" office:value-type="float" office:value="85737" calcext:value-type="float">
            <text:p>85737</text:p>
          </table:table-cell>
          <table:table-cell table:formula="of:=MIN([.BE71]+[.BE232];[.BE152])" office:value-type="float" office:value="85727" calcext:value-type="float">
            <text:p>85727</text:p>
          </table:table-cell>
          <table:table-cell table:formula="of:=MIN([.BF71]+[.BF232];[.BF152])" office:value-type="float" office:value="79457" calcext:value-type="float">
            <text:p>79457</text:p>
          </table:table-cell>
          <table:table-cell table:formula="of:=MIN([.BG71]+[.BG232];[.BG152])" office:value-type="float" office:value="73868" calcext:value-type="float">
            <text:p>73868</text:p>
          </table:table-cell>
          <table:table-cell table:formula="of:=MIN([.BH71]+[.BH232];[.BH152])" office:value-type="float" office:value="75467" calcext:value-type="float">
            <text:p>75467</text:p>
          </table:table-cell>
          <table:table-cell table:formula="of:=MIN([.BI71]+[.BI232];[.BI152])" office:value-type="float" office:value="71700" calcext:value-type="float">
            <text:p>71700</text:p>
          </table:table-cell>
          <table:table-cell table:formula="of:=MIN([.BJ71]+[.BJ232];[.BJ152])" office:value-type="float" office:value="71731" calcext:value-type="float">
            <text:p>71731</text:p>
          </table:table-cell>
          <table:table-cell table:formula="of:=MIN([.BK71]+[.BK232];[.BK152])" office:value-type="float" office:value="70397" calcext:value-type="float">
            <text:p>70397</text:p>
          </table:table-cell>
          <table:table-cell table:formula="of:=MIN([.BL71]+[.BL232];[.BL152])" office:value-type="float" office:value="71527" calcext:value-type="float">
            <text:p>71527</text:p>
          </table:table-cell>
          <table:table-cell table:formula="of:=MIN([.BM71]+[.BM232];[.BM152])" office:value-type="float" office:value="67457" calcext:value-type="float">
            <text:p>67457</text:p>
          </table:table-cell>
          <table:table-cell table:formula="of:=MIN([.BN71]+[.BN232];[.BN152])" office:value-type="float" office:value="67239" calcext:value-type="float">
            <text:p>67239</text:p>
          </table:table-cell>
          <table:table-cell table:formula="of:=MIN([.BO71]+[.BO232];[.BO152])" office:value-type="float" office:value="63474" calcext:value-type="float">
            <text:p>63474</text:p>
          </table:table-cell>
          <table:table-cell table:formula="of:=MIN([.BP71]+[.BP232];[.BP152])" office:value-type="float" office:value="54413" calcext:value-type="float">
            <text:p>54413</text:p>
          </table:table-cell>
          <table:table-cell table:formula="of:=MIN([.BQ71]+[.BQ232];[.BQ152])" office:value-type="float" office:value="47633" calcext:value-type="float">
            <text:p>47633</text:p>
          </table:table-cell>
          <table:table-cell table:formula="of:=MIN([.BR71]+[.BR232];[.BR152])" office:value-type="float" office:value="47311" calcext:value-type="float">
            <text:p>47311</text:p>
          </table:table-cell>
          <table:table-cell table:formula="of:=MIN([.BS71]+[.BS232];[.BS152])" office:value-type="float" office:value="38336" calcext:value-type="float">
            <text:p>38336</text:p>
          </table:table-cell>
          <table:table-cell table:formula="of:=MIN([.BT71]+[.BT232];[.BT152])" office:value-type="float" office:value="31286" calcext:value-type="float">
            <text:p>31286</text:p>
          </table:table-cell>
          <table:table-cell table:formula="of:=MIN([.BU71]+[.BU232];[.BU152])" office:value-type="float" office:value="26197" calcext:value-type="float">
            <text:p>26197</text:p>
          </table:table-cell>
          <table:table-cell table:formula="of:=MIN([.BV71]+[.BV232];[.BV152])" office:value-type="float" office:value="25136" calcext:value-type="float">
            <text:p>25136</text:p>
          </table:table-cell>
          <table:table-cell table:formula="of:=MIN([.BW71]+[.BW232];[.BW152])" office:value-type="float" office:value="22876" calcext:value-type="float">
            <text:p>22876</text:p>
          </table:table-cell>
          <table:table-cell table:formula="of:=MIN([.BX71]+[.BX232];[.BX152])" office:value-type="float" office:value="19677" calcext:value-type="float">
            <text:p>19677</text:p>
          </table:table-cell>
          <table:table-cell table:formula="of:=MIN([.BY71]+[.BY232];[.BY152])" office:value-type="float" office:value="18527" calcext:value-type="float">
            <text:p>18527</text:p>
          </table:table-cell>
          <table:table-cell table:formula="of:=MIN([.BZ71]+[.BZ232];[.BZ152])" office:value-type="float" office:value="18300" calcext:value-type="float">
            <text:p>18300</text:p>
          </table:table-cell>
          <table:table-cell table:formula="of:=MIN([.CA71]+[.CA232];[.CA152])" office:value-type="float" office:value="16200" calcext:value-type="float">
            <text:p>16200</text:p>
          </table:table-cell>
          <table:table-cell table:formula="of:=[.CB152]" office:value-type="float" office:value="6501" calcext:value-type="float">
            <text:p>6501</text:p>
          </table:table-cell>
        </table:table-row>
        <table:table-row table:style-name="ro1">
          <table:table-cell table:formula="of:=MIN([.A72]+[.A233];[.A153])" office:value-type="float" office:value="294944" calcext:value-type="float">
            <text:p>294944</text:p>
          </table:table-cell>
          <table:table-cell table:formula="of:=MIN([.B72]+[.B233];[.B153])" office:value-type="float" office:value="296844" calcext:value-type="float">
            <text:p>296844</text:p>
          </table:table-cell>
          <table:table-cell table:formula="of:=MIN([.C72]+[.C233];[.C153])" office:value-type="float" office:value="292995" calcext:value-type="float">
            <text:p>292995</text:p>
          </table:table-cell>
          <table:table-cell table:formula="of:=MIN([.D72]+[.D233];[.D153])" office:value-type="float" office:value="286332" calcext:value-type="float">
            <text:p>286332</text:p>
          </table:table-cell>
          <table:table-cell table:formula="of:=MIN([.E72]+[.E233];[.E153])" office:value-type="float" office:value="278055" calcext:value-type="float">
            <text:p>278055</text:p>
          </table:table-cell>
          <table:table-cell table:formula="of:=MIN([.F72]+[.F233];[.F153])" office:value-type="float" office:value="277136" calcext:value-type="float">
            <text:p>277136</text:p>
          </table:table-cell>
          <table:table-cell table:formula="of:=MIN([.G72]+[.G233];[.G153])" office:value-type="float" office:value="276301" calcext:value-type="float">
            <text:p>276301</text:p>
          </table:table-cell>
          <table:table-cell table:formula="of:=MIN([.H72]+[.H233];[.H153])" office:value-type="float" office:value="275838" calcext:value-type="float">
            <text:p>275838</text:p>
          </table:table-cell>
          <table:table-cell table:formula="of:=MIN([.I72]+[.I233];[.I153])" office:value-type="float" office:value="271892" calcext:value-type="float">
            <text:p>271892</text:p>
          </table:table-cell>
          <table:table-cell table:formula="of:=MIN([.J72]+[.J233];[.J153])" office:value-type="float" office:value="264038" calcext:value-type="float">
            <text:p>264038</text:p>
          </table:table-cell>
          <table:table-cell table:formula="of:=MIN([.K72]+[.K233];[.K153])" office:value-type="float" office:value="258519" calcext:value-type="float">
            <text:p>258519</text:p>
          </table:table-cell>
          <table:table-cell table:formula="of:=MIN([.L72]+[.L233];[.L153])" office:value-type="float" office:value="260707" calcext:value-type="float">
            <text:p>260707</text:p>
          </table:table-cell>
          <table:table-cell table:formula="of:=MIN([.M72]+[.M233];[.M153])" office:value-type="float" office:value="259680" calcext:value-type="float">
            <text:p>259680</text:p>
          </table:table-cell>
          <table:table-cell table:formula="of:=MIN([.N72]+[.N233];[.N153])" office:value-type="float" office:value="250886" calcext:value-type="float">
            <text:p>250886</text:p>
          </table:table-cell>
          <table:table-cell table:formula="of:=MIN([.O72]+[.O233];[.O153])" office:value-type="float" office:value="241241" calcext:value-type="float">
            <text:p>241241</text:p>
          </table:table-cell>
          <table:table-cell table:formula="of:=MIN([.P72]+[.P233];[.P153])" office:value-type="float" office:value="241574" calcext:value-type="float">
            <text:p>241574</text:p>
          </table:table-cell>
          <table:table-cell table:formula="of:=MIN([.Q72]+[.Q233];[.Q153])" office:value-type="float" office:value="244286" calcext:value-type="float">
            <text:p>244286</text:p>
          </table:table-cell>
          <table:table-cell table:formula="of:=MIN([.R72]+[.R233];[.R153])" office:value-type="float" office:value="238088" calcext:value-type="float">
            <text:p>238088</text:p>
          </table:table-cell>
          <table:table-cell table:formula="of:=MIN([.S72]+[.S233];[.S153])" office:value-type="float" office:value="229665" calcext:value-type="float">
            <text:p>229665</text:p>
          </table:table-cell>
          <table:table-cell table:formula="of:=MIN([.T72]+[.T233];[.T153])" office:value-type="float" office:value="222127" calcext:value-type="float">
            <text:p>222127</text:p>
          </table:table-cell>
          <table:table-cell table:formula="of:=MIN([.U72]+[.U233];[.U153])" office:value-type="float" office:value="215211" calcext:value-type="float">
            <text:p>215211</text:p>
          </table:table-cell>
          <table:table-cell table:formula="of:=MIN([.V72]+[.V233];[.V153])" office:value-type="float" office:value="211996" calcext:value-type="float">
            <text:p>211996</text:p>
          </table:table-cell>
          <table:table-cell table:formula="of:=MIN([.W72]+[.W233];[.W153])" office:value-type="float" office:value="211601" calcext:value-type="float">
            <text:p>211601</text:p>
          </table:table-cell>
          <table:table-cell table:formula="of:=MIN([.X72]+[.X233];[.X153])" office:value-type="float" office:value="213416" calcext:value-type="float">
            <text:p>213416</text:p>
          </table:table-cell>
          <table:table-cell table:formula="of:=MIN([.Y72]+[.Y233];[.Y153])" office:value-type="float" office:value="203798" calcext:value-type="float">
            <text:p>203798</text:p>
          </table:table-cell>
          <table:table-cell table:formula="of:=MIN([.Z72]+[.Z233];[.Z153])" office:value-type="float" office:value="204980" calcext:value-type="float">
            <text:p>204980</text:p>
          </table:table-cell>
          <table:table-cell table:formula="of:=MIN([.AA72]+[.AA233];[.AA153])" office:value-type="float" office:value="196134" calcext:value-type="float">
            <text:p>196134</text:p>
          </table:table-cell>
          <table:table-cell table:formula="of:=MIN([.AB72]+[.AB233];[.AB153])" office:value-type="float" office:value="186426" calcext:value-type="float">
            <text:p>186426</text:p>
          </table:table-cell>
          <table:table-cell table:formula="of:=MIN([.AC72]+[.AC233];[.AC153])" office:value-type="float" office:value="183613" calcext:value-type="float">
            <text:p>183613</text:p>
          </table:table-cell>
          <table:table-cell table:formula="of:=MIN([.AD72]+[.AD233];[.AD153])" office:value-type="float" office:value="180310" calcext:value-type="float">
            <text:p>180310</text:p>
          </table:table-cell>
          <table:table-cell table:formula="of:=MIN([.AE72]+[.AE233];[.AE153])" office:value-type="float" office:value="179817" calcext:value-type="float">
            <text:p>179817</text:p>
          </table:table-cell>
          <table:table-cell table:formula="of:=MIN([.AF72]+[.AF233];[.AF153])" office:value-type="float" office:value="171508" calcext:value-type="float">
            <text:p>171508</text:p>
          </table:table-cell>
          <table:table-cell table:formula="of:=MIN([.AG72]+[.AG233];[.AG153])" office:value-type="float" office:value="164332" calcext:value-type="float">
            <text:p>164332</text:p>
          </table:table-cell>
          <table:table-cell table:formula="of:=MIN([.AH72]+[.AH233];[.AH153])" office:value-type="float" office:value="162126" calcext:value-type="float">
            <text:p>162126</text:p>
          </table:table-cell>
          <table:table-cell table:formula="of:=MIN([.AI72]+[.AI233];[.AI153])" office:value-type="float" office:value="160524" calcext:value-type="float">
            <text:p>160524</text:p>
          </table:table-cell>
          <table:table-cell table:formula="of:=MIN([.AJ72]+[.AJ233];[.AJ153])" office:value-type="float" office:value="158686" calcext:value-type="float">
            <text:p>158686</text:p>
          </table:table-cell>
          <table:table-cell table:formula="of:=MIN([.AK72]+[.AK233];[.AK153])" office:value-type="float" office:value="158450" calcext:value-type="float">
            <text:p>158450</text:p>
          </table:table-cell>
          <table:table-cell table:formula="of:=MIN([.AL72]+[.AL233];[.AL153])" office:value-type="float" office:value="153857" calcext:value-type="float">
            <text:p>153857</text:p>
          </table:table-cell>
          <table:table-cell table:formula="of:=MIN([.AM72]+[.AM233];[.AM153])" office:value-type="float" office:value="159001" calcext:value-type="float">
            <text:p>159001</text:p>
          </table:table-cell>
          <table:table-cell table:formula="of:=MIN([.AN72]+[.AN233];[.AN153])" office:value-type="float" office:value="150008" calcext:value-type="float">
            <text:p>150008</text:p>
          </table:table-cell>
          <table:table-cell table:formula="of:=MIN([.AO72]+[.AO233];[.AO153])" office:value-type="float" office:value="145991" calcext:value-type="float">
            <text:p>145991</text:p>
          </table:table-cell>
          <table:table-cell table:formula="of:=MIN([.AP72]+[.AP233];[.AP153])" office:value-type="float" office:value="147510" calcext:value-type="float">
            <text:p>147510</text:p>
          </table:table-cell>
          <table:table-cell table:formula="of:=MIN([.AQ72]+[.AQ233];[.AQ153])" office:value-type="float" office:value="140013" calcext:value-type="float">
            <text:p>140013</text:p>
          </table:table-cell>
          <table:table-cell table:formula="of:=MIN([.AR72]+[.AR233];[.AR153])" office:value-type="float" office:value="133092" calcext:value-type="float">
            <text:p>133092</text:p>
          </table:table-cell>
          <table:table-cell table:formula="of:=MIN([.AS72]+[.AS233];[.AS153])" office:value-type="float" office:value="127886" calcext:value-type="float">
            <text:p>127886</text:p>
          </table:table-cell>
          <table:table-cell table:formula="of:=MIN([.AT72]+[.AT233];[.AT153])" office:value-type="float" office:value="123863" calcext:value-type="float">
            <text:p>123863</text:p>
          </table:table-cell>
          <table:table-cell table:formula="of:=MIN([.AU72]+[.AU233];[.AU153])" office:value-type="float" office:value="117931" calcext:value-type="float">
            <text:p>117931</text:p>
          </table:table-cell>
          <table:table-cell table:formula="of:=MIN([.AV72]+[.AV233];[.AV153])" office:value-type="float" office:value="110934" calcext:value-type="float">
            <text:p>110934</text:p>
          </table:table-cell>
          <table:table-cell table:formula="of:=MIN([.AW72]+[.AW233];[.AW153])" office:value-type="float" office:value="103133" calcext:value-type="float">
            <text:p>103133</text:p>
          </table:table-cell>
          <table:table-cell table:formula="of:=MIN([.AX72]+[.AX233];[.AX153])" office:value-type="float" office:value="104251" calcext:value-type="float">
            <text:p>104251</text:p>
          </table:table-cell>
          <table:table-cell table:formula="of:=MIN([.AY72]+[.AY233];[.AY153])" office:value-type="float" office:value="98177" calcext:value-type="float">
            <text:p>98177</text:p>
          </table:table-cell>
          <table:table-cell table:formula="of:=MIN([.AZ72]+[.AZ233];[.AZ153])" office:value-type="float" office:value="104426" calcext:value-type="float">
            <text:p>104426</text:p>
          </table:table-cell>
          <table:table-cell table:formula="of:=MIN([.BA72]+[.BA233];[.BA153])" office:value-type="float" office:value="99660" calcext:value-type="float">
            <text:p>99660</text:p>
          </table:table-cell>
          <table:table-cell table:formula="of:=MIN([.BB72]+[.BB233];[.BB153])" office:value-type="float" office:value="98203" calcext:value-type="float">
            <text:p>98203</text:p>
          </table:table-cell>
          <table:table-cell table:formula="of:=MIN([.BC72]+[.BC233];[.BC153])" office:value-type="float" office:value="91096" calcext:value-type="float">
            <text:p>91096</text:p>
          </table:table-cell>
          <table:table-cell table:formula="of:=MIN([.BD72]+[.BD233];[.BD153])" office:value-type="float" office:value="88671" calcext:value-type="float">
            <text:p>88671</text:p>
          </table:table-cell>
          <table:table-cell table:formula="of:=MIN([.BE72]+[.BE233];[.BE153])" office:value-type="float" office:value="85448" calcext:value-type="float">
            <text:p>85448</text:p>
          </table:table-cell>
          <table:table-cell table:formula="of:=MIN([.BF72]+[.BF233];[.BF153])" office:value-type="float" office:value="81562" calcext:value-type="float">
            <text:p>81562</text:p>
          </table:table-cell>
          <table:table-cell table:formula="of:=MIN([.BG72]+[.BG233];[.BG153])" office:value-type="float" office:value="82568" calcext:value-type="float">
            <text:p>82568</text:p>
          </table:table-cell>
          <table:table-cell table:formula="of:=MIN([.BH72]+[.BH233];[.BH153])" office:value-type="float" office:value="83314" calcext:value-type="float">
            <text:p>83314</text:p>
          </table:table-cell>
          <table:table-cell table:formula="of:=MIN([.BI72]+[.BI233];[.BI153])" office:value-type="float" office:value="73788" calcext:value-type="float">
            <text:p>73788</text:p>
          </table:table-cell>
          <table:table-cell table:formula="of:=MIN([.BJ72]+[.BJ233];[.BJ153])" office:value-type="float" office:value="79338" calcext:value-type="float">
            <text:p>79338</text:p>
          </table:table-cell>
          <table:table-cell table:formula="of:=MIN([.BK72]+[.BK233];[.BK153])" office:value-type="float" office:value="71462" calcext:value-type="float">
            <text:p>71462</text:p>
          </table:table-cell>
          <table:table-cell table:formula="of:=MIN([.BL72]+[.BL233];[.BL153])" office:value-type="float" office:value="69677" calcext:value-type="float">
            <text:p>69677</text:p>
          </table:table-cell>
          <table:table-cell table:formula="of:=MIN([.BM72]+[.BM233];[.BM153])" office:value-type="float" office:value="62673" calcext:value-type="float">
            <text:p>62673</text:p>
          </table:table-cell>
          <table:table-cell table:formula="of:=MIN([.BN72]+[.BN233];[.BN153])" office:value-type="float" office:value="58712" calcext:value-type="float">
            <text:p>58712</text:p>
          </table:table-cell>
          <table:table-cell table:formula="of:=MIN([.BO72]+[.BO233];[.BO153])" office:value-type="float" office:value="57677" calcext:value-type="float">
            <text:p>57677</text:p>
          </table:table-cell>
          <table:table-cell table:formula="of:=MIN([.BP72]+[.BP233];[.BP153])" office:value-type="float" office:value="50513" calcext:value-type="float">
            <text:p>50513</text:p>
          </table:table-cell>
          <table:table-cell table:formula="of:=MIN([.BQ72]+[.BQ233];[.BQ153])" office:value-type="float" office:value="50753" calcext:value-type="float">
            <text:p>50753</text:p>
          </table:table-cell>
          <table:table-cell table:formula="of:=MIN([.BR72]+[.BR233];[.BR153])" office:value-type="float" office:value="48409" calcext:value-type="float">
            <text:p>48409</text:p>
          </table:table-cell>
          <table:table-cell table:formula="of:=MIN([.BS72]+[.BS233];[.BS153])" office:value-type="float" office:value="38429" calcext:value-type="float">
            <text:p>38429</text:p>
          </table:table-cell>
          <table:table-cell table:formula="of:=MIN([.BT72]+[.BT233];[.BT153])" office:value-type="float" office:value="34187" calcext:value-type="float">
            <text:p>34187</text:p>
          </table:table-cell>
          <table:table-cell table:formula="of:=MIN([.BU72]+[.BU233];[.BU153])" office:value-type="float" office:value="35668" calcext:value-type="float">
            <text:p>35668</text:p>
          </table:table-cell>
          <table:table-cell table:formula="of:=MIN([.BV72]+[.BV233];[.BV153])" office:value-type="float" office:value="26484" calcext:value-type="float">
            <text:p>26484</text:p>
          </table:table-cell>
          <table:table-cell table:formula="of:=MIN([.BW72]+[.BW233];[.BW153])" office:value-type="float" office:value="24993" calcext:value-type="float">
            <text:p>24993</text:p>
          </table:table-cell>
          <table:table-cell table:formula="of:=MIN([.BX72]+[.BX233];[.BX153])" office:value-type="float" office:value="23060" calcext:value-type="float">
            <text:p>23060</text:p>
          </table:table-cell>
          <table:table-cell table:formula="of:=MIN([.BY72]+[.BY233];[.BY153])" office:value-type="float" office:value="18498" calcext:value-type="float">
            <text:p>18498</text:p>
          </table:table-cell>
          <table:table-cell table:formula="of:=MIN([.BZ72]+[.BZ233];[.BZ153])" office:value-type="float" office:value="19901" calcext:value-type="float">
            <text:p>19901</text:p>
          </table:table-cell>
          <table:table-cell table:formula="of:=MIN([.CA72]+[.CA233];[.CA153])" office:value-type="float" office:value="10815" calcext:value-type="float">
            <text:p>10815</text:p>
          </table:table-cell>
          <table:table-cell table:formula="of:=[.CB153]" office:value-type="float" office:value="6698" calcext:value-type="float">
            <text:p>6698</text:p>
          </table:table-cell>
        </table:table-row>
        <table:table-row table:style-name="ro1">
          <table:table-cell table:formula="of:=MIN([.A73]+[.A234];[.A154])" office:value-type="float" office:value="291200" calcext:value-type="float">
            <text:p>291200</text:p>
          </table:table-cell>
          <table:table-cell table:formula="of:=MIN([.B73]+[.B234];[.B154])" office:value-type="float" office:value="288390" calcext:value-type="float">
            <text:p>288390</text:p>
          </table:table-cell>
          <table:table-cell table:formula="of:=MIN([.C73]+[.C234];[.C154])" office:value-type="float" office:value="286110" calcext:value-type="float">
            <text:p>286110</text:p>
          </table:table-cell>
          <table:table-cell table:formula="of:=MIN([.D73]+[.D234];[.D154])" office:value-type="float" office:value="283779" calcext:value-type="float">
            <text:p>283779</text:p>
          </table:table-cell>
          <table:table-cell table:formula="of:=MIN([.E73]+[.E234];[.E154])" office:value-type="float" office:value="282609" calcext:value-type="float">
            <text:p>282609</text:p>
          </table:table-cell>
          <table:table-cell table:formula="of:=MIN([.F73]+[.F234];[.F154])" office:value-type="float" office:value="281207" calcext:value-type="float">
            <text:p>281207</text:p>
          </table:table-cell>
          <table:table-cell table:formula="of:=MIN([.G73]+[.G234];[.G154])" office:value-type="float" office:value="283768" calcext:value-type="float">
            <text:p>283768</text:p>
          </table:table-cell>
          <table:table-cell table:formula="of:=MIN([.H73]+[.H234];[.H154])" office:value-type="float" office:value="275381" calcext:value-type="float">
            <text:p>275381</text:p>
          </table:table-cell>
          <table:table-cell table:formula="of:=MIN([.I73]+[.I234];[.I154])" office:value-type="float" office:value="274166" calcext:value-type="float">
            <text:p>274166</text:p>
          </table:table-cell>
          <table:table-cell table:formula="of:=MIN([.J73]+[.J234];[.J154])" office:value-type="float" office:value="273741" calcext:value-type="float">
            <text:p>273741</text:p>
          </table:table-cell>
          <table:table-cell table:formula="of:=MIN([.K73]+[.K234];[.K154])" office:value-type="float" office:value="263893" calcext:value-type="float">
            <text:p>263893</text:p>
          </table:table-cell>
          <table:table-cell table:formula="of:=MIN([.L73]+[.L234];[.L154])" office:value-type="float" office:value="257155" calcext:value-type="float">
            <text:p>257155</text:p>
          </table:table-cell>
          <table:table-cell table:formula="of:=MIN([.M73]+[.M234];[.M154])" office:value-type="float" office:value="255551" calcext:value-type="float">
            <text:p>255551</text:p>
          </table:table-cell>
          <table:table-cell table:formula="of:=MIN([.N73]+[.N234];[.N154])" office:value-type="float" office:value="248270" calcext:value-type="float">
            <text:p>248270</text:p>
          </table:table-cell>
          <table:table-cell table:formula="of:=MIN([.O73]+[.O234];[.O154])" office:value-type="float" office:value="239465" calcext:value-type="float">
            <text:p>239465</text:p>
          </table:table-cell>
          <table:table-cell table:formula="of:=MIN([.P73]+[.P234];[.P154])" office:value-type="float" office:value="239026" calcext:value-type="float">
            <text:p>239026</text:p>
          </table:table-cell>
          <table:table-cell table:formula="of:=MIN([.Q73]+[.Q234];[.Q154])" office:value-type="float" office:value="238678" calcext:value-type="float">
            <text:p>238678</text:p>
          </table:table-cell>
          <table:table-cell table:formula="of:=MIN([.R73]+[.R234];[.R154])" office:value-type="float" office:value="234678" calcext:value-type="float">
            <text:p>234678</text:p>
          </table:table-cell>
          <table:table-cell table:formula="of:=MIN([.S73]+[.S234];[.S154])" office:value-type="float" office:value="234254" calcext:value-type="float">
            <text:p>234254</text:p>
          </table:table-cell>
          <table:table-cell table:formula="of:=MIN([.T73]+[.T234];[.T154])" office:value-type="float" office:value="225875" calcext:value-type="float">
            <text:p>225875</text:p>
          </table:table-cell>
          <table:table-cell table:formula="of:=MIN([.U73]+[.U234];[.U154])" office:value-type="float" office:value="221303" calcext:value-type="float">
            <text:p>221303</text:p>
          </table:table-cell>
          <table:table-cell table:formula="of:=MIN([.V73]+[.V234];[.V154])" office:value-type="float" office:value="217044" calcext:value-type="float">
            <text:p>217044</text:p>
          </table:table-cell>
          <table:table-cell table:formula="of:=MIN([.W73]+[.W234];[.W154])" office:value-type="float" office:value="209100" calcext:value-type="float">
            <text:p>209100</text:p>
          </table:table-cell>
          <table:table-cell table:formula="of:=MIN([.X73]+[.X234];[.X154])" office:value-type="float" office:value="207791" calcext:value-type="float">
            <text:p>207791</text:p>
          </table:table-cell>
          <table:table-cell table:formula="of:=MIN([.Y73]+[.Y234];[.Y154])" office:value-type="float" office:value="198963" calcext:value-type="float">
            <text:p>198963</text:p>
          </table:table-cell>
          <table:table-cell table:formula="of:=MIN([.Z73]+[.Z234];[.Z154])" office:value-type="float" office:value="198660" calcext:value-type="float">
            <text:p>198660</text:p>
          </table:table-cell>
          <table:table-cell table:formula="of:=MIN([.AA73]+[.AA234];[.AA154])" office:value-type="float" office:value="195503" calcext:value-type="float">
            <text:p>195503</text:p>
          </table:table-cell>
          <table:table-cell table:formula="of:=MIN([.AB73]+[.AB234];[.AB154])" office:value-type="float" office:value="190865" calcext:value-type="float">
            <text:p>190865</text:p>
          </table:table-cell>
          <table:table-cell table:formula="of:=MIN([.AC73]+[.AC234];[.AC154])" office:value-type="float" office:value="188142" calcext:value-type="float">
            <text:p>188142</text:p>
          </table:table-cell>
          <table:table-cell table:formula="of:=MIN([.AD73]+[.AD234];[.AD154])" office:value-type="float" office:value="178967" calcext:value-type="float">
            <text:p>178967</text:p>
          </table:table-cell>
          <table:table-cell table:formula="of:=MIN([.AE73]+[.AE234];[.AE154])" office:value-type="float" office:value="177046" calcext:value-type="float">
            <text:p>177046</text:p>
          </table:table-cell>
          <table:table-cell table:formula="of:=MIN([.AF73]+[.AF234];[.AF154])" office:value-type="float" office:value="172351" calcext:value-type="float">
            <text:p>172351</text:p>
          </table:table-cell>
          <table:table-cell table:formula="of:=MIN([.AG73]+[.AG234];[.AG154])" office:value-type="float" office:value="164635" calcext:value-type="float">
            <text:p>164635</text:p>
          </table:table-cell>
          <table:table-cell table:formula="of:=MIN([.AH73]+[.AH234];[.AH154])" office:value-type="float" office:value="163141" calcext:value-type="float">
            <text:p>163141</text:p>
          </table:table-cell>
          <table:table-cell table:formula="of:=MIN([.AI73]+[.AI234];[.AI154])" office:value-type="float" office:value="162296" calcext:value-type="float">
            <text:p>162296</text:p>
          </table:table-cell>
          <table:table-cell table:formula="of:=MIN([.AJ73]+[.AJ234];[.AJ154])" office:value-type="float" office:value="162849" calcext:value-type="float">
            <text:p>162849</text:p>
          </table:table-cell>
          <table:table-cell table:formula="of:=MIN([.AK73]+[.AK234];[.AK154])" office:value-type="float" office:value="156936" calcext:value-type="float">
            <text:p>156936</text:p>
          </table:table-cell>
          <table:table-cell table:formula="of:=MIN([.AL73]+[.AL234];[.AL154])" office:value-type="float" office:value="155809" calcext:value-type="float">
            <text:p>155809</text:p>
          </table:table-cell>
          <table:table-cell table:formula="of:=MIN([.AM73]+[.AM234];[.AM154])" office:value-type="float" office:value="159195" calcext:value-type="float">
            <text:p>159195</text:p>
          </table:table-cell>
          <table:table-cell table:formula="of:=MIN([.AN73]+[.AN234];[.AN154])" office:value-type="float" office:value="157245" calcext:value-type="float">
            <text:p>157245</text:p>
          </table:table-cell>
          <table:table-cell table:formula="of:=MIN([.AO73]+[.AO234];[.AO154])" office:value-type="float" office:value="150055" calcext:value-type="float">
            <text:p>150055</text:p>
          </table:table-cell>
          <table:table-cell table:formula="of:=MIN([.AP73]+[.AP234];[.AP154])" office:value-type="float" office:value="148353" calcext:value-type="float">
            <text:p>148353</text:p>
          </table:table-cell>
          <table:table-cell table:formula="of:=MIN([.AQ73]+[.AQ234];[.AQ154])" office:value-type="float" office:value="138463" calcext:value-type="float">
            <text:p>138463</text:p>
          </table:table-cell>
          <table:table-cell table:formula="of:=MIN([.AR73]+[.AR234];[.AR154])" office:value-type="float" office:value="142014" calcext:value-type="float">
            <text:p>142014</text:p>
          </table:table-cell>
          <table:table-cell table:formula="of:=MIN([.AS73]+[.AS234];[.AS154])" office:value-type="float" office:value="132657" calcext:value-type="float">
            <text:p>132657</text:p>
          </table:table-cell>
          <table:table-cell table:formula="of:=MIN([.AT73]+[.AT234];[.AT154])" office:value-type="float" office:value="124712" calcext:value-type="float">
            <text:p>124712</text:p>
          </table:table-cell>
          <table:table-cell table:formula="of:=MIN([.AU73]+[.AU234];[.AU154])" office:value-type="float" office:value="119677" calcext:value-type="float">
            <text:p>119677</text:p>
          </table:table-cell>
          <table:table-cell table:formula="of:=MIN([.AV73]+[.AV234];[.AV154])" office:value-type="float" office:value="112595" calcext:value-type="float">
            <text:p>112595</text:p>
          </table:table-cell>
          <table:table-cell table:formula="of:=MIN([.AW73]+[.AW234];[.AW154])" office:value-type="float" office:value="107226" calcext:value-type="float">
            <text:p>107226</text:p>
          </table:table-cell>
          <table:table-cell table:formula="of:=MIN([.AX73]+[.AX234];[.AX154])" office:value-type="float" office:value="109910" calcext:value-type="float">
            <text:p>109910</text:p>
          </table:table-cell>
          <table:table-cell table:formula="of:=MIN([.AY73]+[.AY234];[.AY154])" office:value-type="float" office:value="103364" calcext:value-type="float">
            <text:p>103364</text:p>
          </table:table-cell>
          <table:table-cell table:formula="of:=MIN([.AZ73]+[.AZ234];[.AZ154])" office:value-type="float" office:value="105031" calcext:value-type="float">
            <text:p>105031</text:p>
          </table:table-cell>
          <table:table-cell table:formula="of:=MIN([.BA73]+[.BA234];[.BA154])" office:value-type="float" office:value="99394" calcext:value-type="float">
            <text:p>99394</text:p>
          </table:table-cell>
          <table:table-cell table:formula="of:=MIN([.BB73]+[.BB234];[.BB154])" office:value-type="float" office:value="101335" calcext:value-type="float">
            <text:p>101335</text:p>
          </table:table-cell>
          <table:table-cell table:formula="of:=MIN([.BC73]+[.BC234];[.BC154])" office:value-type="float" office:value="92389" calcext:value-type="float">
            <text:p>92389</text:p>
          </table:table-cell>
          <table:table-cell table:formula="of:=MIN([.BD73]+[.BD234];[.BD154])" office:value-type="float" office:value="93878" calcext:value-type="float">
            <text:p>93878</text:p>
          </table:table-cell>
          <table:table-cell table:formula="of:=MIN([.BE73]+[.BE234];[.BE154])" office:value-type="float" office:value="89155" calcext:value-type="float">
            <text:p>89155</text:p>
          </table:table-cell>
          <table:table-cell table:formula="of:=MIN([.BF73]+[.BF234];[.BF154])" office:value-type="float" office:value="82589" calcext:value-type="float">
            <text:p>82589</text:p>
          </table:table-cell>
          <table:table-cell table:formula="of:=MIN([.BG73]+[.BG234];[.BG154])" office:value-type="float" office:value="82126" calcext:value-type="float">
            <text:p>82126</text:p>
          </table:table-cell>
          <table:table-cell table:formula="of:=MIN([.BH73]+[.BH234];[.BH154])" office:value-type="float" office:value="83048" calcext:value-type="float">
            <text:p>83048</text:p>
          </table:table-cell>
          <table:table-cell table:formula="of:=MIN([.BI73]+[.BI234];[.BI154])" office:value-type="float" office:value="77900" calcext:value-type="float">
            <text:p>77900</text:p>
          </table:table-cell>
          <table:table-cell table:formula="of:=MIN([.BJ73]+[.BJ234];[.BJ154])" office:value-type="float" office:value="70676" calcext:value-type="float">
            <text:p>70676</text:p>
          </table:table-cell>
          <table:table-cell table:formula="of:=MIN([.BK73]+[.BK234];[.BK154])" office:value-type="float" office:value="63428" calcext:value-type="float">
            <text:p>63428</text:p>
          </table:table-cell>
          <table:table-cell table:formula="of:=MIN([.BL73]+[.BL234];[.BL154])" office:value-type="float" office:value="63132" calcext:value-type="float">
            <text:p>63132</text:p>
          </table:table-cell>
          <table:table-cell table:formula="of:=MIN([.BM73]+[.BM234];[.BM154])" office:value-type="float" office:value="56963" calcext:value-type="float">
            <text:p>56963</text:p>
          </table:table-cell>
          <table:table-cell table:formula="of:=MIN([.BN73]+[.BN234];[.BN154])" office:value-type="float" office:value="56588" calcext:value-type="float">
            <text:p>56588</text:p>
          </table:table-cell>
          <table:table-cell table:formula="of:=MIN([.BO73]+[.BO234];[.BO154])" office:value-type="float" office:value="54932" calcext:value-type="float">
            <text:p>54932</text:p>
          </table:table-cell>
          <table:table-cell table:formula="of:=MIN([.BP73]+[.BP234];[.BP154])" office:value-type="float" office:value="46939" calcext:value-type="float">
            <text:p>46939</text:p>
          </table:table-cell>
          <table:table-cell table:formula="of:=MIN([.BQ73]+[.BQ234];[.BQ154])" office:value-type="float" office:value="44123" calcext:value-type="float">
            <text:p>44123</text:p>
          </table:table-cell>
          <table:table-cell table:formula="of:=MIN([.BR73]+[.BR234];[.BR154])" office:value-type="float" office:value="40406" calcext:value-type="float">
            <text:p>40406</text:p>
          </table:table-cell>
          <table:table-cell table:formula="of:=MIN([.BS73]+[.BS234];[.BS154])" office:value-type="float" office:value="36127" calcext:value-type="float">
            <text:p>36127</text:p>
          </table:table-cell>
          <table:table-cell table:formula="of:=MIN([.BT73]+[.BT234];[.BT154])" office:value-type="float" office:value="31452" calcext:value-type="float">
            <text:p>31452</text:p>
          </table:table-cell>
          <table:table-cell table:formula="of:=MIN([.BU73]+[.BU234];[.BU154])" office:value-type="float" office:value="29843" calcext:value-type="float">
            <text:p>29843</text:p>
          </table:table-cell>
          <table:table-cell table:formula="of:=MIN([.BV73]+[.BV234];[.BV154])" office:value-type="float" office:value="26526" calcext:value-type="float">
            <text:p>26526</text:p>
          </table:table-cell>
          <table:table-cell table:formula="of:=MIN([.BW73]+[.BW234];[.BW154])" office:value-type="float" office:value="26669" calcext:value-type="float">
            <text:p>26669</text:p>
          </table:table-cell>
          <table:table-cell table:formula="of:=MIN([.BX73]+[.BX234];[.BX154])" office:value-type="float" office:value="20468" calcext:value-type="float">
            <text:p>20468</text:p>
          </table:table-cell>
          <table:table-cell table:formula="of:=MIN([.BY73]+[.BY234];[.BY154])" office:value-type="float" office:value="17368" calcext:value-type="float">
            <text:p>17368</text:p>
          </table:table-cell>
          <table:table-cell table:formula="of:=MIN([.BZ73]+[.BZ234];[.BZ154])" office:value-type="float" office:value="14224" calcext:value-type="float">
            <text:p>14224</text:p>
          </table:table-cell>
          <table:table-cell table:formula="of:=MIN([.CA73]+[.CA234];[.CA154])" office:value-type="float" office:value="14061" calcext:value-type="float">
            <text:p>14061</text:p>
          </table:table-cell>
          <table:table-cell table:formula="of:=[.CB154]" office:value-type="float" office:value="4531" calcext:value-type="float">
            <text:p>4531</text:p>
          </table:table-cell>
        </table:table-row>
        <table:table-row table:style-name="ro1">
          <table:table-cell table:formula="of:=MIN([.A74]+[.A235];[.A155])" office:value-type="float" office:value="298296" calcext:value-type="float">
            <text:p>298296</text:p>
          </table:table-cell>
          <table:table-cell table:formula="of:=MIN([.B74]+[.B235];[.B155])" office:value-type="float" office:value="293189" calcext:value-type="float">
            <text:p>293189</text:p>
          </table:table-cell>
          <table:table-cell table:formula="of:=MIN([.C74]+[.C235];[.C155])" office:value-type="float" office:value="287119" calcext:value-type="float">
            <text:p>287119</text:p>
          </table:table-cell>
          <table:table-cell table:formula="of:=MIN([.D74]+[.D235];[.D155])" office:value-type="float" office:value="288767" calcext:value-type="float">
            <text:p>288767</text:p>
          </table:table-cell>
          <table:table-cell table:formula="of:=MIN([.E74]+[.E235];[.E155])" office:value-type="float" office:value="286147" calcext:value-type="float">
            <text:p>286147</text:p>
          </table:table-cell>
          <table:table-cell table:formula="of:=MIN([.F74]+[.F235];[.F155])" office:value-type="float" office:value="287008" calcext:value-type="float">
            <text:p>287008</text:p>
          </table:table-cell>
          <table:table-cell table:formula="of:=MIN([.G74]+[.G235];[.G155])" office:value-type="float" office:value="282788" calcext:value-type="float">
            <text:p>282788</text:p>
          </table:table-cell>
          <table:table-cell table:formula="of:=MIN([.H74]+[.H235];[.H155])" office:value-type="float" office:value="275639" calcext:value-type="float">
            <text:p>275639</text:p>
          </table:table-cell>
          <table:table-cell table:formula="of:=MIN([.I74]+[.I235];[.I155])" office:value-type="float" office:value="272576" calcext:value-type="float">
            <text:p>272576</text:p>
          </table:table-cell>
          <table:table-cell table:formula="of:=MIN([.J74]+[.J235];[.J155])" office:value-type="float" office:value="270252" calcext:value-type="float">
            <text:p>270252</text:p>
          </table:table-cell>
          <table:table-cell table:formula="of:=MIN([.K74]+[.K235];[.K155])" office:value-type="float" office:value="267340" calcext:value-type="float">
            <text:p>267340</text:p>
          </table:table-cell>
          <table:table-cell table:formula="of:=MIN([.L74]+[.L235];[.L155])" office:value-type="float" office:value="259429" calcext:value-type="float">
            <text:p>259429</text:p>
          </table:table-cell>
          <table:table-cell table:formula="of:=MIN([.M74]+[.M235];[.M155])" office:value-type="float" office:value="252427" calcext:value-type="float">
            <text:p>252427</text:p>
          </table:table-cell>
          <table:table-cell table:formula="of:=MIN([.N74]+[.N235];[.N155])" office:value-type="float" office:value="248089" calcext:value-type="float">
            <text:p>248089</text:p>
          </table:table-cell>
          <table:table-cell table:formula="of:=MIN([.O74]+[.O235];[.O155])" office:value-type="float" office:value="240209" calcext:value-type="float">
            <text:p>240209</text:p>
          </table:table-cell>
          <table:table-cell table:formula="of:=MIN([.P74]+[.P235];[.P155])" office:value-type="float" office:value="237728" calcext:value-type="float">
            <text:p>237728</text:p>
          </table:table-cell>
          <table:table-cell table:formula="of:=MIN([.Q74]+[.Q235];[.Q155])" office:value-type="float" office:value="230360" calcext:value-type="float">
            <text:p>230360</text:p>
          </table:table-cell>
          <table:table-cell table:formula="of:=MIN([.R74]+[.R235];[.R155])" office:value-type="float" office:value="226844" calcext:value-type="float">
            <text:p>226844</text:p>
          </table:table-cell>
          <table:table-cell table:formula="of:=MIN([.S74]+[.S235];[.S155])" office:value-type="float" office:value="224828" calcext:value-type="float">
            <text:p>224828</text:p>
          </table:table-cell>
          <table:table-cell table:formula="of:=MIN([.T74]+[.T235];[.T155])" office:value-type="float" office:value="217272" calcext:value-type="float">
            <text:p>217272</text:p>
          </table:table-cell>
          <table:table-cell table:formula="of:=MIN([.U74]+[.U235];[.U155])" office:value-type="float" office:value="216399" calcext:value-type="float">
            <text:p>216399</text:p>
          </table:table-cell>
          <table:table-cell table:formula="of:=MIN([.V74]+[.V235];[.V155])" office:value-type="float" office:value="216558" calcext:value-type="float">
            <text:p>216558</text:p>
          </table:table-cell>
          <table:table-cell table:formula="of:=MIN([.W74]+[.W235];[.W155])" office:value-type="float" office:value="212693" calcext:value-type="float">
            <text:p>212693</text:p>
          </table:table-cell>
          <table:table-cell table:formula="of:=MIN([.X74]+[.X235];[.X155])" office:value-type="float" office:value="204568" calcext:value-type="float">
            <text:p>204568</text:p>
          </table:table-cell>
          <table:table-cell table:formula="of:=MIN([.Y74]+[.Y235];[.Y155])" office:value-type="float" office:value="203059" calcext:value-type="float">
            <text:p>203059</text:p>
          </table:table-cell>
          <table:table-cell table:formula="of:=MIN([.Z74]+[.Z235];[.Z155])" office:value-type="float" office:value="199232" calcext:value-type="float">
            <text:p>199232</text:p>
          </table:table-cell>
          <table:table-cell table:formula="of:=MIN([.AA74]+[.AA235];[.AA155])" office:value-type="float" office:value="191118" calcext:value-type="float">
            <text:p>191118</text:p>
          </table:table-cell>
          <table:table-cell table:formula="of:=MIN([.AB74]+[.AB235];[.AB155])" office:value-type="float" office:value="190368" calcext:value-type="float">
            <text:p>190368</text:p>
          </table:table-cell>
          <table:table-cell table:formula="of:=MIN([.AC74]+[.AC235];[.AC155])" office:value-type="float" office:value="187224" calcext:value-type="float">
            <text:p>187224</text:p>
          </table:table-cell>
          <table:table-cell table:formula="of:=MIN([.AD74]+[.AD235];[.AD155])" office:value-type="float" office:value="185969" calcext:value-type="float">
            <text:p>185969</text:p>
          </table:table-cell>
          <table:table-cell table:formula="of:=MIN([.AE74]+[.AE235];[.AE155])" office:value-type="float" office:value="179465" calcext:value-type="float">
            <text:p>179465</text:p>
          </table:table-cell>
          <table:table-cell table:formula="of:=MIN([.AF74]+[.AF235];[.AF155])" office:value-type="float" office:value="170122" calcext:value-type="float">
            <text:p>170122</text:p>
          </table:table-cell>
          <table:table-cell table:formula="of:=MIN([.AG74]+[.AG235];[.AG155])" office:value-type="float" office:value="166027" calcext:value-type="float">
            <text:p>166027</text:p>
          </table:table-cell>
          <table:table-cell table:formula="of:=MIN([.AH74]+[.AH235];[.AH155])" office:value-type="float" office:value="167361" calcext:value-type="float">
            <text:p>167361</text:p>
          </table:table-cell>
          <table:table-cell table:formula="of:=MIN([.AI74]+[.AI235];[.AI155])" office:value-type="float" office:value="165751" calcext:value-type="float">
            <text:p>165751</text:p>
          </table:table-cell>
          <table:table-cell table:formula="of:=MIN([.AJ74]+[.AJ235];[.AJ155])" office:value-type="float" office:value="169818" calcext:value-type="float">
            <text:p>169818</text:p>
          </table:table-cell>
          <table:table-cell table:formula="of:=MIN([.AK74]+[.AK235];[.AK155])" office:value-type="float" office:value="166583" calcext:value-type="float">
            <text:p>166583</text:p>
          </table:table-cell>
          <table:table-cell table:formula="of:=MIN([.AL74]+[.AL235];[.AL155])" office:value-type="float" office:value="157130" calcext:value-type="float">
            <text:p>157130</text:p>
          </table:table-cell>
          <table:table-cell table:formula="of:=MIN([.AM74]+[.AM235];[.AM155])" office:value-type="float" office:value="157388" calcext:value-type="float">
            <text:p>157388</text:p>
          </table:table-cell>
          <table:table-cell table:formula="of:=MIN([.AN74]+[.AN235];[.AN155])" office:value-type="float" office:value="148340" calcext:value-type="float">
            <text:p>148340</text:p>
          </table:table-cell>
          <table:table-cell table:formula="of:=MIN([.AO74]+[.AO235];[.AO155])" office:value-type="float" office:value="146344" calcext:value-type="float">
            <text:p>146344</text:p>
          </table:table-cell>
          <table:table-cell table:formula="of:=MIN([.AP74]+[.AP235];[.AP155])" office:value-type="float" office:value="144704" calcext:value-type="float">
            <text:p>144704</text:p>
          </table:table-cell>
          <table:table-cell table:formula="of:=MIN([.AQ74]+[.AQ235];[.AQ155])" office:value-type="float" office:value="138078" calcext:value-type="float">
            <text:p>138078</text:p>
          </table:table-cell>
          <table:table-cell table:formula="of:=MIN([.AR74]+[.AR235];[.AR155])" office:value-type="float" office:value="136290" calcext:value-type="float">
            <text:p>136290</text:p>
          </table:table-cell>
          <table:table-cell table:formula="of:=MIN([.AS74]+[.AS235];[.AS155])" office:value-type="float" office:value="137854" calcext:value-type="float">
            <text:p>137854</text:p>
          </table:table-cell>
          <table:table-cell table:formula="of:=MIN([.AT74]+[.AT235];[.AT155])" office:value-type="float" office:value="128276" calcext:value-type="float">
            <text:p>128276</text:p>
          </table:table-cell>
          <table:table-cell table:formula="of:=MIN([.AU74]+[.AU235];[.AU155])" office:value-type="float" office:value="121646" calcext:value-type="float">
            <text:p>121646</text:p>
          </table:table-cell>
          <table:table-cell table:formula="of:=MIN([.AV74]+[.AV235];[.AV155])" office:value-type="float" office:value="118833" calcext:value-type="float">
            <text:p>118833</text:p>
          </table:table-cell>
          <table:table-cell table:formula="of:=MIN([.AW74]+[.AW235];[.AW155])" office:value-type="float" office:value="112207" calcext:value-type="float">
            <text:p>112207</text:p>
          </table:table-cell>
          <table:table-cell table:formula="of:=MIN([.AX74]+[.AX235];[.AX155])" office:value-type="float" office:value="118640" calcext:value-type="float">
            <text:p>118640</text:p>
          </table:table-cell>
          <table:table-cell table:formula="of:=MIN([.AY74]+[.AY235];[.AY155])" office:value-type="float" office:value="108732" calcext:value-type="float">
            <text:p>108732</text:p>
          </table:table-cell>
          <table:table-cell table:formula="of:=MIN([.AZ74]+[.AZ235];[.AZ155])" office:value-type="float" office:value="101708" calcext:value-type="float">
            <text:p>101708</text:p>
          </table:table-cell>
          <table:table-cell table:formula="of:=MIN([.BA74]+[.BA235];[.BA155])" office:value-type="float" office:value="97353" calcext:value-type="float">
            <text:p>97353</text:p>
          </table:table-cell>
          <table:table-cell table:formula="of:=MIN([.BB74]+[.BB235];[.BB155])" office:value-type="float" office:value="94152" calcext:value-type="float">
            <text:p>94152</text:p>
          </table:table-cell>
          <table:table-cell table:formula="of:=MIN([.BC74]+[.BC235];[.BC155])" office:value-type="float" office:value="90631" calcext:value-type="float">
            <text:p>90631</text:p>
          </table:table-cell>
          <table:table-cell table:formula="of:=MIN([.BD74]+[.BD235];[.BD155])" office:value-type="float" office:value="86767" calcext:value-type="float">
            <text:p>86767</text:p>
          </table:table-cell>
          <table:table-cell table:formula="of:=MIN([.BE74]+[.BE235];[.BE155])" office:value-type="float" office:value="83464" calcext:value-type="float">
            <text:p>83464</text:p>
          </table:table-cell>
          <table:table-cell table:formula="of:=MIN([.BF74]+[.BF235];[.BF155])" office:value-type="float" office:value="83000" calcext:value-type="float">
            <text:p>83000</text:p>
          </table:table-cell>
          <table:table-cell table:formula="of:=MIN([.BG74]+[.BG235];[.BG155])" office:value-type="float" office:value="81077" calcext:value-type="float">
            <text:p>81077</text:p>
          </table:table-cell>
          <table:table-cell table:formula="of:=MIN([.BH74]+[.BH235];[.BH155])" office:value-type="float" office:value="89155" calcext:value-type="float">
            <text:p>89155</text:p>
          </table:table-cell>
          <table:table-cell table:formula="of:=MIN([.BI74]+[.BI235];[.BI155])" office:value-type="float" office:value="81291" calcext:value-type="float">
            <text:p>81291</text:p>
          </table:table-cell>
          <table:table-cell table:formula="of:=MIN([.BJ74]+[.BJ235];[.BJ155])" office:value-type="float" office:value="79042" calcext:value-type="float">
            <text:p>79042</text:p>
          </table:table-cell>
          <table:table-cell table:formula="of:=MIN([.BK74]+[.BK235];[.BK155])" office:value-type="float" office:value="71512" calcext:value-type="float">
            <text:p>71512</text:p>
          </table:table-cell>
          <table:table-cell table:formula="of:=MIN([.BL74]+[.BL235];[.BL155])" office:value-type="float" office:value="67378" calcext:value-type="float">
            <text:p>67378</text:p>
          </table:table-cell>
          <table:table-cell table:formula="of:=MIN([.BM74]+[.BM235];[.BM155])" office:value-type="float" office:value="58004" calcext:value-type="float">
            <text:p>58004</text:p>
          </table:table-cell>
          <table:table-cell table:formula="of:=MIN([.BN74]+[.BN235];[.BN155])" office:value-type="float" office:value="65048" calcext:value-type="float">
            <text:p>65048</text:p>
          </table:table-cell>
          <table:table-cell table:formula="of:=MIN([.BO74]+[.BO235];[.BO155])" office:value-type="float" office:value="57916" calcext:value-type="float">
            <text:p>57916</text:p>
          </table:table-cell>
          <table:table-cell table:formula="of:=MIN([.BP74]+[.BP235];[.BP155])" office:value-type="float" office:value="48831" calcext:value-type="float">
            <text:p>48831</text:p>
          </table:table-cell>
          <table:table-cell table:formula="of:=MIN([.BQ74]+[.BQ235];[.BQ155])" office:value-type="float" office:value="53554" calcext:value-type="float">
            <text:p>53554</text:p>
          </table:table-cell>
          <table:table-cell table:formula="of:=MIN([.BR74]+[.BR235];[.BR155])" office:value-type="float" office:value="48723" calcext:value-type="float">
            <text:p>48723</text:p>
          </table:table-cell>
          <table:table-cell table:formula="of:=MIN([.BS74]+[.BS235];[.BS155])" office:value-type="float" office:value="45143" calcext:value-type="float">
            <text:p>45143</text:p>
          </table:table-cell>
          <table:table-cell table:formula="of:=MIN([.BT74]+[.BT235];[.BT155])" office:value-type="float" office:value="40673" calcext:value-type="float">
            <text:p>40673</text:p>
          </table:table-cell>
          <table:table-cell table:formula="of:=MIN([.BU74]+[.BU235];[.BU155])" office:value-type="float" office:value="38417" calcext:value-type="float">
            <text:p>38417</text:p>
          </table:table-cell>
          <table:table-cell table:formula="of:=MIN([.BV74]+[.BV235];[.BV155])" office:value-type="float" office:value="36507" calcext:value-type="float">
            <text:p>36507</text:p>
          </table:table-cell>
          <table:table-cell table:formula="of:=MIN([.BW74]+[.BW235];[.BW155])" office:value-type="float" office:value="31942" calcext:value-type="float">
            <text:p>31942</text:p>
          </table:table-cell>
          <table:table-cell table:formula="of:=MIN([.BX74]+[.BX235];[.BX155])" office:value-type="float" office:value="22702" calcext:value-type="float">
            <text:p>22702</text:p>
          </table:table-cell>
          <table:table-cell table:formula="of:=MIN([.BY74]+[.BY235];[.BY155])" office:value-type="float" office:value="17307" calcext:value-type="float">
            <text:p>17307</text:p>
          </table:table-cell>
          <table:table-cell table:formula="of:=MIN([.BZ74]+[.BZ235];[.BZ155])" office:value-type="float" office:value="15298" calcext:value-type="float">
            <text:p>15298</text:p>
          </table:table-cell>
          <table:table-cell table:formula="of:=MIN([.CA74]+[.CA235];[.CA155])" office:value-type="float" office:value="8988" calcext:value-type="float">
            <text:p>8988</text:p>
          </table:table-cell>
          <table:table-cell table:formula="of:=[.CB155]" office:value-type="float" office:value="9255" calcext:value-type="float">
            <text:p>9255</text:p>
          </table:table-cell>
        </table:table-row>
        <table:table-row table:style-name="ro1">
          <table:table-cell table:formula="of:=MIN([.A75]+[.A236];[.A156])" office:value-type="float" office:value="302054" calcext:value-type="float">
            <text:p>302054</text:p>
          </table:table-cell>
          <table:table-cell table:formula="of:=MIN([.B75]+[.B236];[.B156])" office:value-type="float" office:value="293224" calcext:value-type="float">
            <text:p>293224</text:p>
          </table:table-cell>
          <table:table-cell table:formula="of:=MIN([.C75]+[.C236];[.C156])" office:value-type="float" office:value="290079" calcext:value-type="float">
            <text:p>290079</text:p>
          </table:table-cell>
          <table:table-cell table:formula="of:=MIN([.D75]+[.D236];[.D156])" office:value-type="float" office:value="298382" calcext:value-type="float">
            <text:p>298382</text:p>
          </table:table-cell>
          <table:table-cell table:formula="of:=MIN([.E75]+[.E236];[.E156])" office:value-type="float" office:value="291026" calcext:value-type="float">
            <text:p>291026</text:p>
          </table:table-cell>
          <table:table-cell table:formula="of:=MIN([.F75]+[.F236];[.F156])" office:value-type="float" office:value="286999" calcext:value-type="float">
            <text:p>286999</text:p>
          </table:table-cell>
          <table:table-cell table:formula="of:=MIN([.G75]+[.G236];[.G156])" office:value-type="float" office:value="280938" calcext:value-type="float">
            <text:p>280938</text:p>
          </table:table-cell>
          <table:table-cell table:formula="of:=MIN([.H75]+[.H236];[.H156])" office:value-type="float" office:value="277486" calcext:value-type="float">
            <text:p>277486</text:p>
          </table:table-cell>
          <table:table-cell table:formula="of:=MIN([.I75]+[.I236];[.I156])" office:value-type="float" office:value="275368" calcext:value-type="float">
            <text:p>275368</text:p>
          </table:table-cell>
          <table:table-cell table:formula="of:=MIN([.J75]+[.J236];[.J156])" office:value-type="float" office:value="268887" calcext:value-type="float">
            <text:p>268887</text:p>
          </table:table-cell>
          <table:table-cell table:formula="of:=MIN([.K75]+[.K236];[.K156])" office:value-type="float" office:value="259609" calcext:value-type="float">
            <text:p>259609</text:p>
          </table:table-cell>
          <table:table-cell table:formula="of:=MIN([.L75]+[.L236];[.L156])" office:value-type="float" office:value="257312" calcext:value-type="float">
            <text:p>257312</text:p>
          </table:table-cell>
          <table:table-cell table:formula="of:=MIN([.M75]+[.M236];[.M156])" office:value-type="float" office:value="253927" calcext:value-type="float">
            <text:p>253927</text:p>
          </table:table-cell>
          <table:table-cell table:formula="of:=MIN([.N75]+[.N236];[.N156])" office:value-type="float" office:value="247362" calcext:value-type="float">
            <text:p>247362</text:p>
          </table:table-cell>
          <table:table-cell table:formula="of:=MIN([.O75]+[.O236];[.O156])" office:value-type="float" office:value="240296" calcext:value-type="float">
            <text:p>240296</text:p>
          </table:table-cell>
          <table:table-cell table:formula="of:=MIN([.P75]+[.P236];[.P156])" office:value-type="float" office:value="232980" calcext:value-type="float">
            <text:p>232980</text:p>
          </table:table-cell>
          <table:table-cell table:formula="of:=MIN([.Q75]+[.Q236];[.Q156])" office:value-type="float" office:value="227298" calcext:value-type="float">
            <text:p>227298</text:p>
          </table:table-cell>
          <table:table-cell table:formula="of:=MIN([.R75]+[.R236];[.R156])" office:value-type="float" office:value="227191" calcext:value-type="float">
            <text:p>227191</text:p>
          </table:table-cell>
          <table:table-cell table:formula="of:=MIN([.S75]+[.S236];[.S156])" office:value-type="float" office:value="219545" calcext:value-type="float">
            <text:p>219545</text:p>
          </table:table-cell>
          <table:table-cell table:formula="of:=MIN([.T75]+[.T236];[.T156])" office:value-type="float" office:value="215079" calcext:value-type="float">
            <text:p>215079</text:p>
          </table:table-cell>
          <table:table-cell table:formula="of:=MIN([.U75]+[.U236];[.U156])" office:value-type="float" office:value="215011" calcext:value-type="float">
            <text:p>215011</text:p>
          </table:table-cell>
          <table:table-cell table:formula="of:=MIN([.V75]+[.V236];[.V156])" office:value-type="float" office:value="218149" calcext:value-type="float">
            <text:p>218149</text:p>
          </table:table-cell>
          <table:table-cell table:formula="of:=MIN([.W75]+[.W236];[.W156])" office:value-type="float" office:value="208546" calcext:value-type="float">
            <text:p>208546</text:p>
          </table:table-cell>
          <table:table-cell table:formula="of:=MIN([.X75]+[.X236];[.X156])" office:value-type="float" office:value="199931" calcext:value-type="float">
            <text:p>199931</text:p>
          </table:table-cell>
          <table:table-cell table:formula="of:=MIN([.Y75]+[.Y236];[.Y156])" office:value-type="float" office:value="202661" calcext:value-type="float">
            <text:p>202661</text:p>
          </table:table-cell>
          <table:table-cell table:formula="of:=MIN([.Z75]+[.Z236];[.Z156])" office:value-type="float" office:value="195470" calcext:value-type="float">
            <text:p>195470</text:p>
          </table:table-cell>
          <table:table-cell table:formula="of:=MIN([.AA75]+[.AA236];[.AA156])" office:value-type="float" office:value="194679" calcext:value-type="float">
            <text:p>194679</text:p>
          </table:table-cell>
          <table:table-cell table:formula="of:=MIN([.AB75]+[.AB236];[.AB156])" office:value-type="float" office:value="187846" calcext:value-type="float">
            <text:p>187846</text:p>
          </table:table-cell>
          <table:table-cell table:formula="of:=MIN([.AC75]+[.AC236];[.AC156])" office:value-type="float" office:value="185286" calcext:value-type="float">
            <text:p>185286</text:p>
          </table:table-cell>
          <table:table-cell table:formula="of:=MIN([.AD75]+[.AD236];[.AD156])" office:value-type="float" office:value="184593" calcext:value-type="float">
            <text:p>184593</text:p>
          </table:table-cell>
          <table:table-cell table:formula="of:=MIN([.AE75]+[.AE236];[.AE156])" office:value-type="float" office:value="174860" calcext:value-type="float">
            <text:p>174860</text:p>
          </table:table-cell>
          <table:table-cell table:formula="of:=MIN([.AF75]+[.AF236];[.AF156])" office:value-type="float" office:value="170692" calcext:value-type="float">
            <text:p>170692</text:p>
          </table:table-cell>
          <table:table-cell table:formula="of:=MIN([.AG75]+[.AG236];[.AG156])" office:value-type="float" office:value="175154" calcext:value-type="float">
            <text:p>175154</text:p>
          </table:table-cell>
          <table:table-cell table:formula="of:=MIN([.AH75]+[.AH236];[.AH156])" office:value-type="float" office:value="176898" calcext:value-type="float">
            <text:p>176898</text:p>
          </table:table-cell>
          <table:table-cell table:formula="of:=MIN([.AI75]+[.AI236];[.AI156])" office:value-type="float" office:value="167676" calcext:value-type="float">
            <text:p>167676</text:p>
          </table:table-cell>
          <table:table-cell table:formula="of:=MIN([.AJ75]+[.AJ236];[.AJ156])" office:value-type="float" office:value="175222" calcext:value-type="float">
            <text:p>175222</text:p>
          </table:table-cell>
          <table:table-cell table:formula="of:=MIN([.AK75]+[.AK236];[.AK156])" office:value-type="float" office:value="166935" calcext:value-type="float">
            <text:p>166935</text:p>
          </table:table-cell>
          <table:table-cell table:formula="of:=MIN([.AL75]+[.AL236];[.AL156])" office:value-type="float" office:value="161427" calcext:value-type="float">
            <text:p>161427</text:p>
          </table:table-cell>
          <table:table-cell table:formula="of:=MIN([.AM75]+[.AM236];[.AM156])" office:value-type="float" office:value="165587" calcext:value-type="float">
            <text:p>165587</text:p>
          </table:table-cell>
          <table:table-cell table:formula="of:=MIN([.AN75]+[.AN236];[.AN156])" office:value-type="float" office:value="157135" calcext:value-type="float">
            <text:p>157135</text:p>
          </table:table-cell>
          <table:table-cell table:formula="of:=MIN([.AO75]+[.AO236];[.AO156])" office:value-type="float" office:value="152557" calcext:value-type="float">
            <text:p>152557</text:p>
          </table:table-cell>
          <table:table-cell table:formula="of:=MIN([.AP75]+[.AP236];[.AP156])" office:value-type="float" office:value="146390" calcext:value-type="float">
            <text:p>146390</text:p>
          </table:table-cell>
          <table:table-cell table:formula="of:=MIN([.AQ75]+[.AQ236];[.AQ156])" office:value-type="float" office:value="138396" calcext:value-type="float">
            <text:p>138396</text:p>
          </table:table-cell>
          <table:table-cell table:formula="of:=MIN([.AR75]+[.AR236];[.AR156])" office:value-type="float" office:value="135976" calcext:value-type="float">
            <text:p>135976</text:p>
          </table:table-cell>
          <table:table-cell table:formula="of:=MIN([.AS75]+[.AS236];[.AS156])" office:value-type="float" office:value="131768" calcext:value-type="float">
            <text:p>131768</text:p>
          </table:table-cell>
          <table:table-cell table:formula="of:=MIN([.AT75]+[.AT236];[.AT156])" office:value-type="float" office:value="132277" calcext:value-type="float">
            <text:p>132277</text:p>
          </table:table-cell>
          <table:table-cell table:formula="of:=MIN([.AU75]+[.AU236];[.AU156])" office:value-type="float" office:value="130248" calcext:value-type="float">
            <text:p>130248</text:p>
          </table:table-cell>
          <table:table-cell table:formula="of:=MIN([.AV75]+[.AV236];[.AV156])" office:value-type="float" office:value="123188" calcext:value-type="float">
            <text:p>123188</text:p>
          </table:table-cell>
          <table:table-cell table:formula="of:=MIN([.AW75]+[.AW236];[.AW156])" office:value-type="float" office:value="114858" calcext:value-type="float">
            <text:p>114858</text:p>
          </table:table-cell>
          <table:table-cell table:formula="of:=MIN([.AX75]+[.AX236];[.AX156])" office:value-type="float" office:value="118223" calcext:value-type="float">
            <text:p>118223</text:p>
          </table:table-cell>
          <table:table-cell table:formula="of:=MIN([.AY75]+[.AY236];[.AY156])" office:value-type="float" office:value="109676" calcext:value-type="float">
            <text:p>109676</text:p>
          </table:table-cell>
          <table:table-cell table:formula="of:=MIN([.AZ75]+[.AZ236];[.AZ156])" office:value-type="float" office:value="103520" calcext:value-type="float">
            <text:p>103520</text:p>
          </table:table-cell>
          <table:table-cell table:formula="of:=MIN([.BA75]+[.BA236];[.BA156])" office:value-type="float" office:value="103624" calcext:value-type="float">
            <text:p>103624</text:p>
          </table:table-cell>
          <table:table-cell table:formula="of:=MIN([.BB75]+[.BB236];[.BB156])" office:value-type="float" office:value="102143" calcext:value-type="float">
            <text:p>102143</text:p>
          </table:table-cell>
          <table:table-cell table:formula="of:=MIN([.BC75]+[.BC236];[.BC156])" office:value-type="float" office:value="100038" calcext:value-type="float">
            <text:p>100038</text:p>
          </table:table-cell>
          <table:table-cell table:formula="of:=MIN([.BD75]+[.BD236];[.BD156])" office:value-type="float" office:value="94821" calcext:value-type="float">
            <text:p>94821</text:p>
          </table:table-cell>
          <table:table-cell table:formula="of:=MIN([.BE75]+[.BE236];[.BE156])" office:value-type="float" office:value="85017" calcext:value-type="float">
            <text:p>85017</text:p>
          </table:table-cell>
          <table:table-cell table:formula="of:=MIN([.BF75]+[.BF236];[.BF156])" office:value-type="float" office:value="87348" calcext:value-type="float">
            <text:p>87348</text:p>
          </table:table-cell>
          <table:table-cell table:formula="of:=MIN([.BG75]+[.BG236];[.BG156])" office:value-type="float" office:value="80482" calcext:value-type="float">
            <text:p>80482</text:p>
          </table:table-cell>
          <table:table-cell table:formula="of:=MIN([.BH75]+[.BH236];[.BH156])" office:value-type="float" office:value="79354" calcext:value-type="float">
            <text:p>79354</text:p>
          </table:table-cell>
          <table:table-cell table:formula="of:=MIN([.BI75]+[.BI236];[.BI156])" office:value-type="float" office:value="78693" calcext:value-type="float">
            <text:p>78693</text:p>
          </table:table-cell>
          <table:table-cell table:formula="of:=MIN([.BJ75]+[.BJ236];[.BJ156])" office:value-type="float" office:value="75989" calcext:value-type="float">
            <text:p>75989</text:p>
          </table:table-cell>
          <table:table-cell table:formula="of:=MIN([.BK75]+[.BK236];[.BK156])" office:value-type="float" office:value="73113" calcext:value-type="float">
            <text:p>73113</text:p>
          </table:table-cell>
          <table:table-cell table:formula="of:=MIN([.BL75]+[.BL236];[.BL156])" office:value-type="float" office:value="70274" calcext:value-type="float">
            <text:p>70274</text:p>
          </table:table-cell>
          <table:table-cell table:formula="of:=MIN([.BM75]+[.BM236];[.BM156])" office:value-type="float" office:value="66176" calcext:value-type="float">
            <text:p>66176</text:p>
          </table:table-cell>
          <table:table-cell table:formula="of:=MIN([.BN75]+[.BN236];[.BN156])" office:value-type="float" office:value="56241" calcext:value-type="float">
            <text:p>56241</text:p>
          </table:table-cell>
          <table:table-cell table:formula="of:=MIN([.BO75]+[.BO236];[.BO156])" office:value-type="float" office:value="49341" calcext:value-type="float">
            <text:p>49341</text:p>
          </table:table-cell>
          <table:table-cell table:formula="of:=MIN([.BP75]+[.BP236];[.BP156])" office:value-type="float" office:value="48859" calcext:value-type="float">
            <text:p>48859</text:p>
          </table:table-cell>
          <table:table-cell table:formula="of:=MIN([.BQ75]+[.BQ236];[.BQ156])" office:value-type="float" office:value="48177" calcext:value-type="float">
            <text:p>48177</text:p>
          </table:table-cell>
          <table:table-cell table:formula="of:=MIN([.BR75]+[.BR236];[.BR156])" office:value-type="float" office:value="44051" calcext:value-type="float">
            <text:p>44051</text:p>
          </table:table-cell>
          <table:table-cell table:formula="of:=MIN([.BS75]+[.BS236];[.BS156])" office:value-type="float" office:value="43010" calcext:value-type="float">
            <text:p>43010</text:p>
          </table:table-cell>
          <table:table-cell table:formula="of:=MIN([.BT75]+[.BT236];[.BT156])" office:value-type="float" office:value="44143" calcext:value-type="float">
            <text:p>44143</text:p>
          </table:table-cell>
          <table:table-cell table:formula="of:=MIN([.BU75]+[.BU236];[.BU156])" office:value-type="float" office:value="37896" calcext:value-type="float">
            <text:p>37896</text:p>
          </table:table-cell>
          <table:table-cell table:formula="of:=MIN([.BV75]+[.BV236];[.BV156])" office:value-type="float" office:value="34176" calcext:value-type="float">
            <text:p>34176</text:p>
          </table:table-cell>
          <table:table-cell table:formula="of:=MIN([.BW75]+[.BW236];[.BW156])" office:value-type="float" office:value="28294" calcext:value-type="float">
            <text:p>28294</text:p>
          </table:table-cell>
          <table:table-cell table:formula="of:=MIN([.BX75]+[.BX236];[.BX156])" office:value-type="float" office:value="20768" calcext:value-type="float">
            <text:p>20768</text:p>
          </table:table-cell>
          <table:table-cell table:formula="of:=MIN([.BY75]+[.BY236];[.BY156])" office:value-type="float" office:value="18186" calcext:value-type="float">
            <text:p>18186</text:p>
          </table:table-cell>
          <table:table-cell table:formula="of:=MIN([.BZ75]+[.BZ236];[.BZ156])" office:value-type="float" office:value="13859" calcext:value-type="float">
            <text:p>13859</text:p>
          </table:table-cell>
          <table:table-cell table:formula="of:=MIN([.CA75]+[.CA236];[.CA156])" office:value-type="float" office:value="6134" calcext:value-type="float">
            <text:p>6134</text:p>
          </table:table-cell>
          <table:table-cell table:formula="of:=[.CB156]" office:value-type="float" office:value="2631" calcext:value-type="float">
            <text:p>2631</text:p>
          </table:table-cell>
        </table:table-row>
        <table:table-row table:style-name="ro1">
          <table:table-cell table:formula="of:=MIN([.A76]+[.A237];[.A157])" office:value-type="float" office:value="302861" calcext:value-type="float">
            <text:p>302861</text:p>
          </table:table-cell>
          <table:table-cell table:formula="of:=MIN([.B76]+[.B237];[.B157])" office:value-type="float" office:value="300123" calcext:value-type="float">
            <text:p>300123</text:p>
          </table:table-cell>
          <table:table-cell table:formula="of:=MIN([.C76]+[.C237];[.C157])" office:value-type="float" office:value="290800" calcext:value-type="float">
            <text:p>290800</text:p>
          </table:table-cell>
          <table:table-cell table:formula="of:=MIN([.D76]+[.D237];[.D157])" office:value-type="float" office:value="290240" calcext:value-type="float">
            <text:p>290240</text:p>
          </table:table-cell>
          <table:table-cell table:formula="of:=MIN([.E76]+[.E237];[.E157])" office:value-type="float" office:value="282806" calcext:value-type="float">
            <text:p>282806</text:p>
          </table:table-cell>
          <table:table-cell table:formula="of:=MIN([.F76]+[.F237];[.F157])" office:value-type="float" office:value="281353" calcext:value-type="float">
            <text:p>281353</text:p>
          </table:table-cell>
          <table:table-cell table:formula="of:=MIN([.G76]+[.G237];[.G157])" office:value-type="float" office:value="277525" calcext:value-type="float">
            <text:p>277525</text:p>
          </table:table-cell>
          <table:table-cell table:formula="of:=MIN([.H76]+[.H237];[.H157])" office:value-type="float" office:value="274568" calcext:value-type="float">
            <text:p>274568</text:p>
          </table:table-cell>
          <table:table-cell table:formula="of:=MIN([.I76]+[.I237];[.I157])" office:value-type="float" office:value="275328" calcext:value-type="float">
            <text:p>275328</text:p>
          </table:table-cell>
          <table:table-cell table:formula="of:=MIN([.J76]+[.J237];[.J157])" office:value-type="float" office:value="271185" calcext:value-type="float">
            <text:p>271185</text:p>
          </table:table-cell>
          <table:table-cell table:formula="of:=MIN([.K76]+[.K237];[.K157])" office:value-type="float" office:value="265166" calcext:value-type="float">
            <text:p>265166</text:p>
          </table:table-cell>
          <table:table-cell table:formula="of:=MIN([.L76]+[.L237];[.L157])" office:value-type="float" office:value="256481" calcext:value-type="float">
            <text:p>256481</text:p>
          </table:table-cell>
          <table:table-cell table:formula="of:=MIN([.M76]+[.M237];[.M157])" office:value-type="float" office:value="252095" calcext:value-type="float">
            <text:p>252095</text:p>
          </table:table-cell>
          <table:table-cell table:formula="of:=MIN([.N76]+[.N237];[.N157])" office:value-type="float" office:value="249029" calcext:value-type="float">
            <text:p>249029</text:p>
          </table:table-cell>
          <table:table-cell table:formula="of:=MIN([.O76]+[.O237];[.O157])" office:value-type="float" office:value="239972" calcext:value-type="float">
            <text:p>239972</text:p>
          </table:table-cell>
          <table:table-cell table:formula="of:=MIN([.P76]+[.P237];[.P157])" office:value-type="float" office:value="233112" calcext:value-type="float">
            <text:p>233112</text:p>
          </table:table-cell>
          <table:table-cell table:formula="of:=MIN([.Q76]+[.Q237];[.Q157])" office:value-type="float" office:value="232613" calcext:value-type="float">
            <text:p>232613</text:p>
          </table:table-cell>
          <table:table-cell table:formula="of:=MIN([.R76]+[.R237];[.R157])" office:value-type="float" office:value="227784" calcext:value-type="float">
            <text:p>227784</text:p>
          </table:table-cell>
          <table:table-cell table:formula="of:=MIN([.S76]+[.S237];[.S157])" office:value-type="float" office:value="224739" calcext:value-type="float">
            <text:p>224739</text:p>
          </table:table-cell>
          <table:table-cell table:formula="of:=MIN([.T76]+[.T237];[.T157])" office:value-type="float" office:value="220170" calcext:value-type="float">
            <text:p>220170</text:p>
          </table:table-cell>
          <table:table-cell table:formula="of:=MIN([.U76]+[.U237];[.U157])" office:value-type="float" office:value="213059" calcext:value-type="float">
            <text:p>213059</text:p>
          </table:table-cell>
          <table:table-cell table:formula="of:=MIN([.V76]+[.V237];[.V157])" office:value-type="float" office:value="209922" calcext:value-type="float">
            <text:p>209922</text:p>
          </table:table-cell>
          <table:table-cell table:formula="of:=MIN([.W76]+[.W237];[.W157])" office:value-type="float" office:value="200818" calcext:value-type="float">
            <text:p>200818</text:p>
          </table:table-cell>
          <table:table-cell table:formula="of:=MIN([.X76]+[.X237];[.X157])" office:value-type="float" office:value="199877" calcext:value-type="float">
            <text:p>199877</text:p>
          </table:table-cell>
          <table:table-cell table:formula="of:=MIN([.Y76]+[.Y237];[.Y157])" office:value-type="float" office:value="199291" calcext:value-type="float">
            <text:p>199291</text:p>
          </table:table-cell>
          <table:table-cell table:formula="of:=MIN([.Z76]+[.Z237];[.Z157])" office:value-type="float" office:value="196225" calcext:value-type="float">
            <text:p>196225</text:p>
          </table:table-cell>
          <table:table-cell table:formula="of:=MIN([.AA76]+[.AA237];[.AA157])" office:value-type="float" office:value="198856" calcext:value-type="float">
            <text:p>198856</text:p>
          </table:table-cell>
          <table:table-cell table:formula="of:=MIN([.AB76]+[.AB237];[.AB157])" office:value-type="float" office:value="196665" calcext:value-type="float">
            <text:p>196665</text:p>
          </table:table-cell>
          <table:table-cell table:formula="of:=MIN([.AC76]+[.AC237];[.AC157])" office:value-type="float" office:value="190521" calcext:value-type="float">
            <text:p>190521</text:p>
          </table:table-cell>
          <table:table-cell table:formula="of:=MIN([.AD76]+[.AD237];[.AD157])" office:value-type="float" office:value="183481" calcext:value-type="float">
            <text:p>183481</text:p>
          </table:table-cell>
          <table:table-cell table:formula="of:=MIN([.AE76]+[.AE237];[.AE157])" office:value-type="float" office:value="178172" calcext:value-type="float">
            <text:p>178172</text:p>
          </table:table-cell>
          <table:table-cell table:formula="of:=MIN([.AF76]+[.AF237];[.AF157])" office:value-type="float" office:value="174589" calcext:value-type="float">
            <text:p>174589</text:p>
          </table:table-cell>
          <table:table-cell table:formula="of:=MIN([.AG76]+[.AG237];[.AG157])" office:value-type="float" office:value="179582" calcext:value-type="float">
            <text:p>179582</text:p>
          </table:table-cell>
          <table:table-cell table:formula="of:=MIN([.AH76]+[.AH237];[.AH157])" office:value-type="float" office:value="180185" calcext:value-type="float">
            <text:p>180185</text:p>
          </table:table-cell>
          <table:table-cell table:formula="of:=MIN([.AI76]+[.AI237];[.AI157])" office:value-type="float" office:value="172397" calcext:value-type="float">
            <text:p>172397</text:p>
          </table:table-cell>
          <table:table-cell table:formula="of:=MIN([.AJ76]+[.AJ237];[.AJ157])" office:value-type="float" office:value="180743" calcext:value-type="float">
            <text:p>180743</text:p>
          </table:table-cell>
          <table:table-cell table:formula="of:=MIN([.AK76]+[.AK237];[.AK157])" office:value-type="float" office:value="173494" calcext:value-type="float">
            <text:p>173494</text:p>
          </table:table-cell>
          <table:table-cell table:formula="of:=MIN([.AL76]+[.AL237];[.AL157])" office:value-type="float" office:value="168751" calcext:value-type="float">
            <text:p>168751</text:p>
          </table:table-cell>
          <table:table-cell table:formula="of:=MIN([.AM76]+[.AM237];[.AM157])" office:value-type="float" office:value="162139" calcext:value-type="float">
            <text:p>162139</text:p>
          </table:table-cell>
          <table:table-cell table:formula="of:=MIN([.AN76]+[.AN237];[.AN157])" office:value-type="float" office:value="161314" calcext:value-type="float">
            <text:p>161314</text:p>
          </table:table-cell>
          <table:table-cell table:formula="of:=MIN([.AO76]+[.AO237];[.AO157])" office:value-type="float" office:value="154003" calcext:value-type="float">
            <text:p>154003</text:p>
          </table:table-cell>
          <table:table-cell table:formula="of:=MIN([.AP76]+[.AP237];[.AP157])" office:value-type="float" office:value="150530" calcext:value-type="float">
            <text:p>150530</text:p>
          </table:table-cell>
          <table:table-cell table:formula="of:=MIN([.AQ76]+[.AQ237];[.AQ157])" office:value-type="float" office:value="144466" calcext:value-type="float">
            <text:p>144466</text:p>
          </table:table-cell>
          <table:table-cell table:formula="of:=MIN([.AR76]+[.AR237];[.AR157])" office:value-type="float" office:value="140916" calcext:value-type="float">
            <text:p>140916</text:p>
          </table:table-cell>
          <table:table-cell table:formula="of:=MIN([.AS76]+[.AS237];[.AS157])" office:value-type="float" office:value="131244" calcext:value-type="float">
            <text:p>131244</text:p>
          </table:table-cell>
          <table:table-cell table:formula="of:=MIN([.AT76]+[.AT237];[.AT157])" office:value-type="float" office:value="126362" calcext:value-type="float">
            <text:p>126362</text:p>
          </table:table-cell>
          <table:table-cell table:formula="of:=MIN([.AU76]+[.AU237];[.AU157])" office:value-type="float" office:value="126312" calcext:value-type="float">
            <text:p>126312</text:p>
          </table:table-cell>
          <table:table-cell table:formula="of:=MIN([.AV76]+[.AV237];[.AV157])" office:value-type="float" office:value="132927" calcext:value-type="float">
            <text:p>132927</text:p>
          </table:table-cell>
          <table:table-cell table:formula="of:=MIN([.AW76]+[.AW237];[.AW157])" office:value-type="float" office:value="124189" calcext:value-type="float">
            <text:p>124189</text:p>
          </table:table-cell>
          <table:table-cell table:formula="of:=MIN([.AX76]+[.AX237];[.AX157])" office:value-type="float" office:value="118083" calcext:value-type="float">
            <text:p>118083</text:p>
          </table:table-cell>
          <table:table-cell table:formula="of:=MIN([.AY76]+[.AY237];[.AY157])" office:value-type="float" office:value="112300" calcext:value-type="float">
            <text:p>112300</text:p>
          </table:table-cell>
          <table:table-cell table:formula="of:=MIN([.AZ76]+[.AZ237];[.AZ157])" office:value-type="float" office:value="111409" calcext:value-type="float">
            <text:p>111409</text:p>
          </table:table-cell>
          <table:table-cell table:formula="of:=MIN([.BA76]+[.BA237];[.BA157])" office:value-type="float" office:value="104500" calcext:value-type="float">
            <text:p>104500</text:p>
          </table:table-cell>
          <table:table-cell table:formula="of:=MIN([.BB76]+[.BB237];[.BB157])" office:value-type="float" office:value="102896" calcext:value-type="float">
            <text:p>102896</text:p>
          </table:table-cell>
          <table:table-cell table:formula="of:=MIN([.BC76]+[.BC237];[.BC157])" office:value-type="float" office:value="101593" calcext:value-type="float">
            <text:p>101593</text:p>
          </table:table-cell>
          <table:table-cell table:formula="of:=MIN([.BD76]+[.BD237];[.BD157])" office:value-type="float" office:value="100454" calcext:value-type="float">
            <text:p>100454</text:p>
          </table:table-cell>
          <table:table-cell table:formula="of:=MIN([.BE76]+[.BE237];[.BE157])" office:value-type="float" office:value="93329" calcext:value-type="float">
            <text:p>93329</text:p>
          </table:table-cell>
          <table:table-cell table:formula="of:=MIN([.BF76]+[.BF237];[.BF157])" office:value-type="float" office:value="86596" calcext:value-type="float">
            <text:p>86596</text:p>
          </table:table-cell>
          <table:table-cell table:formula="of:=MIN([.BG76]+[.BG237];[.BG157])" office:value-type="float" office:value="86171" calcext:value-type="float">
            <text:p>86171</text:p>
          </table:table-cell>
          <table:table-cell table:formula="of:=MIN([.BH76]+[.BH237];[.BH157])" office:value-type="float" office:value="77235" calcext:value-type="float">
            <text:p>77235</text:p>
          </table:table-cell>
          <table:table-cell table:formula="of:=MIN([.BI76]+[.BI237];[.BI157])" office:value-type="float" office:value="74002" calcext:value-type="float">
            <text:p>74002</text:p>
          </table:table-cell>
          <table:table-cell table:formula="of:=MIN([.BJ76]+[.BJ237];[.BJ157])" office:value-type="float" office:value="66278" calcext:value-type="float">
            <text:p>66278</text:p>
          </table:table-cell>
          <table:table-cell table:formula="of:=MIN([.BK76]+[.BK237];[.BK157])" office:value-type="float" office:value="64798" calcext:value-type="float">
            <text:p>64798</text:p>
          </table:table-cell>
          <table:table-cell table:formula="of:=MIN([.BL76]+[.BL237];[.BL157])" office:value-type="float" office:value="64395" calcext:value-type="float">
            <text:p>64395</text:p>
          </table:table-cell>
          <table:table-cell table:formula="of:=MIN([.BM76]+[.BM237];[.BM157])" office:value-type="float" office:value="56955" calcext:value-type="float">
            <text:p>56955</text:p>
          </table:table-cell>
          <table:table-cell table:formula="of:=MIN([.BN76]+[.BN237];[.BN157])" office:value-type="float" office:value="55171" calcext:value-type="float">
            <text:p>55171</text:p>
          </table:table-cell>
          <table:table-cell table:formula="of:=MIN([.BO76]+[.BO237];[.BO157])" office:value-type="float" office:value="53417" calcext:value-type="float">
            <text:p>53417</text:p>
          </table:table-cell>
          <table:table-cell table:formula="of:=MIN([.BP76]+[.BP237];[.BP157])" office:value-type="float" office:value="48696" calcext:value-type="float">
            <text:p>48696</text:p>
          </table:table-cell>
          <table:table-cell table:formula="of:=MIN([.BQ76]+[.BQ237];[.BQ157])" office:value-type="float" office:value="47127" calcext:value-type="float">
            <text:p>47127</text:p>
          </table:table-cell>
          <table:table-cell table:formula="of:=MIN([.BR76]+[.BR237];[.BR157])" office:value-type="float" office:value="46475" calcext:value-type="float">
            <text:p>46475</text:p>
          </table:table-cell>
          <table:table-cell table:formula="of:=MIN([.BS76]+[.BS237];[.BS157])" office:value-type="float" office:value="42582" calcext:value-type="float">
            <text:p>42582</text:p>
          </table:table-cell>
          <table:table-cell table:formula="of:=MIN([.BT76]+[.BT237];[.BT157])" office:value-type="float" office:value="38008" calcext:value-type="float">
            <text:p>38008</text:p>
          </table:table-cell>
          <table:table-cell table:formula="of:=MIN([.BU76]+[.BU237];[.BU157])" office:value-type="float" office:value="38981" calcext:value-type="float">
            <text:p>38981</text:p>
          </table:table-cell>
          <table:table-cell table:formula="of:=MIN([.BV76]+[.BV237];[.BV157])" office:value-type="float" office:value="38989" calcext:value-type="float">
            <text:p>38989</text:p>
          </table:table-cell>
          <table:table-cell table:formula="of:=MIN([.BW76]+[.BW237];[.BW157])" office:value-type="float" office:value="38138" calcext:value-type="float">
            <text:p>38138</text:p>
          </table:table-cell>
          <table:table-cell table:formula="of:=MIN([.BX76]+[.BX237];[.BX157])" office:value-type="float" office:value="29059" calcext:value-type="float">
            <text:p>29059</text:p>
          </table:table-cell>
          <table:table-cell table:formula="of:=MIN([.BY76]+[.BY237];[.BY157])" office:value-type="float" office:value="25825" calcext:value-type="float">
            <text:p>25825</text:p>
          </table:table-cell>
          <table:table-cell table:formula="of:=MIN([.BZ76]+[.BZ237];[.BZ157])" office:value-type="float" office:value="16626" calcext:value-type="float">
            <text:p>16626</text:p>
          </table:table-cell>
          <table:table-cell table:formula="of:=MIN([.CA76]+[.CA237];[.CA157])" office:value-type="float" office:value="9525" calcext:value-type="float">
            <text:p>9525</text:p>
          </table:table-cell>
          <table:table-cell table:formula="of:=[.CB157]" office:value-type="float" office:value="8914" calcext:value-type="float">
            <text:p>8914</text:p>
          </table:table-cell>
        </table:table-row>
        <table:table-row table:style-name="ro1">
          <table:table-cell table:formula="of:=MIN([.A77]+[.A238];[.A158])" office:value-type="float" office:value="305279" calcext:value-type="float">
            <text:p>305279</text:p>
          </table:table-cell>
          <table:table-cell table:formula="of:=MIN([.B77]+[.B238];[.B158])" office:value-type="float" office:value="299235" calcext:value-type="float">
            <text:p>299235</text:p>
          </table:table-cell>
          <table:table-cell table:formula="of:=MIN([.C77]+[.C238];[.C158])" office:value-type="float" office:value="296307" calcext:value-type="float">
            <text:p>296307</text:p>
          </table:table-cell>
          <table:table-cell table:formula="of:=MIN([.D77]+[.D238];[.D158])" office:value-type="float" office:value="286975" calcext:value-type="float">
            <text:p>286975</text:p>
          </table:table-cell>
          <table:table-cell table:formula="of:=MIN([.E77]+[.E238];[.E158])" office:value-type="float" office:value="283647" calcext:value-type="float">
            <text:p>283647</text:p>
          </table:table-cell>
          <table:table-cell table:formula="of:=MIN([.F77]+[.F238];[.F158])" office:value-type="float" office:value="275059" calcext:value-type="float">
            <text:p>275059</text:p>
          </table:table-cell>
          <table:table-cell table:formula="of:=MIN([.G77]+[.G238];[.G158])" office:value-type="float" office:value="274612" calcext:value-type="float">
            <text:p>274612</text:p>
          </table:table-cell>
          <table:table-cell table:formula="of:=MIN([.H77]+[.H238];[.H158])" office:value-type="float" office:value="270782" calcext:value-type="float">
            <text:p>270782</text:p>
          </table:table-cell>
          <table:table-cell table:formula="of:=MIN([.I77]+[.I238];[.I158])" office:value-type="float" office:value="269606" calcext:value-type="float">
            <text:p>269606</text:p>
          </table:table-cell>
          <table:table-cell table:formula="of:=MIN([.J77]+[.J238];[.J158])" office:value-type="float" office:value="266083" calcext:value-type="float">
            <text:p>266083</text:p>
          </table:table-cell>
          <table:table-cell table:formula="of:=MIN([.K77]+[.K238];[.K158])" office:value-type="float" office:value="269520" calcext:value-type="float">
            <text:p>269520</text:p>
          </table:table-cell>
          <table:table-cell table:formula="of:=MIN([.L77]+[.L238];[.L158])" office:value-type="float" office:value="261155" calcext:value-type="float">
            <text:p>261155</text:p>
          </table:table-cell>
          <table:table-cell table:formula="of:=MIN([.M77]+[.M238];[.M158])" office:value-type="float" office:value="255019" calcext:value-type="float">
            <text:p>255019</text:p>
          </table:table-cell>
          <table:table-cell table:formula="of:=MIN([.N77]+[.N238];[.N158])" office:value-type="float" office:value="250833" calcext:value-type="float">
            <text:p>250833</text:p>
          </table:table-cell>
          <table:table-cell table:formula="of:=MIN([.O77]+[.O238];[.O158])" office:value-type="float" office:value="242572" calcext:value-type="float">
            <text:p>242572</text:p>
          </table:table-cell>
          <table:table-cell table:formula="of:=MIN([.P77]+[.P238];[.P158])" office:value-type="float" office:value="241687" calcext:value-type="float">
            <text:p>241687</text:p>
          </table:table-cell>
          <table:table-cell table:formula="of:=MIN([.Q77]+[.Q238];[.Q158])" office:value-type="float" office:value="238850" calcext:value-type="float">
            <text:p>238850</text:p>
          </table:table-cell>
          <table:table-cell table:formula="of:=MIN([.R77]+[.R238];[.R158])" office:value-type="float" office:value="232870" calcext:value-type="float">
            <text:p>232870</text:p>
          </table:table-cell>
          <table:table-cell table:formula="of:=MIN([.S77]+[.S238];[.S158])" office:value-type="float" office:value="223839" calcext:value-type="float">
            <text:p>223839</text:p>
          </table:table-cell>
          <table:table-cell table:formula="of:=MIN([.T77]+[.T238];[.T158])" office:value-type="float" office:value="216559" calcext:value-type="float">
            <text:p>216559</text:p>
          </table:table-cell>
          <table:table-cell table:formula="of:=MIN([.U77]+[.U238];[.U158])" office:value-type="float" office:value="215853" calcext:value-type="float">
            <text:p>215853</text:p>
          </table:table-cell>
          <table:table-cell table:formula="of:=MIN([.V77]+[.V238];[.V158])" office:value-type="float" office:value="215399" calcext:value-type="float">
            <text:p>215399</text:p>
          </table:table-cell>
          <table:table-cell table:formula="of:=MIN([.W77]+[.W238];[.W158])" office:value-type="float" office:value="206585" calcext:value-type="float">
            <text:p>206585</text:p>
          </table:table-cell>
          <table:table-cell table:formula="of:=MIN([.X77]+[.X238];[.X158])" office:value-type="float" office:value="204118" calcext:value-type="float">
            <text:p>204118</text:p>
          </table:table-cell>
          <table:table-cell table:formula="of:=MIN([.Y77]+[.Y238];[.Y158])" office:value-type="float" office:value="203836" calcext:value-type="float">
            <text:p>203836</text:p>
          </table:table-cell>
          <table:table-cell table:formula="of:=MIN([.Z77]+[.Z238];[.Z158])" office:value-type="float" office:value="196140" calcext:value-type="float">
            <text:p>196140</text:p>
          </table:table-cell>
          <table:table-cell table:formula="of:=MIN([.AA77]+[.AA238];[.AA158])" office:value-type="float" office:value="196062" calcext:value-type="float">
            <text:p>196062</text:p>
          </table:table-cell>
          <table:table-cell table:formula="of:=MIN([.AB77]+[.AB238];[.AB158])" office:value-type="float" office:value="189492" calcext:value-type="float">
            <text:p>189492</text:p>
          </table:table-cell>
          <table:table-cell table:formula="of:=MIN([.AC77]+[.AC238];[.AC158])" office:value-type="float" office:value="188936" calcext:value-type="float">
            <text:p>188936</text:p>
          </table:table-cell>
          <table:table-cell table:formula="of:=MIN([.AD77]+[.AD238];[.AD158])" office:value-type="float" office:value="183853" calcext:value-type="float">
            <text:p>183853</text:p>
          </table:table-cell>
          <table:table-cell table:formula="of:=MIN([.AE77]+[.AE238];[.AE158])" office:value-type="float" office:value="182427" calcext:value-type="float">
            <text:p>182427</text:p>
          </table:table-cell>
          <table:table-cell table:formula="of:=MIN([.AF77]+[.AF238];[.AF158])" office:value-type="float" office:value="177925" calcext:value-type="float">
            <text:p>177925</text:p>
          </table:table-cell>
          <table:table-cell table:formula="of:=MIN([.AG77]+[.AG238];[.AG158])" office:value-type="float" office:value="186092" calcext:value-type="float">
            <text:p>186092</text:p>
          </table:table-cell>
          <table:table-cell table:formula="of:=MIN([.AH77]+[.AH238];[.AH158])" office:value-type="float" office:value="176574" calcext:value-type="float">
            <text:p>176574</text:p>
          </table:table-cell>
          <table:table-cell table:formula="of:=MIN([.AI77]+[.AI238];[.AI158])" office:value-type="float" office:value="174282" calcext:value-type="float">
            <text:p>174282</text:p>
          </table:table-cell>
          <table:table-cell table:formula="of:=MIN([.AJ77]+[.AJ238];[.AJ158])" office:value-type="float" office:value="174982" calcext:value-type="float">
            <text:p>174982</text:p>
          </table:table-cell>
          <table:table-cell table:formula="of:=MIN([.AK77]+[.AK238];[.AK158])" office:value-type="float" office:value="174254" calcext:value-type="float">
            <text:p>174254</text:p>
          </table:table-cell>
          <table:table-cell table:formula="of:=MIN([.AL77]+[.AL238];[.AL158])" office:value-type="float" office:value="172308" calcext:value-type="float">
            <text:p>172308</text:p>
          </table:table-cell>
          <table:table-cell table:formula="of:=MIN([.AM77]+[.AM238];[.AM158])" office:value-type="float" office:value="167625" calcext:value-type="float">
            <text:p>167625</text:p>
          </table:table-cell>
          <table:table-cell table:formula="of:=MIN([.AN77]+[.AN238];[.AN158])" office:value-type="float" office:value="158294" calcext:value-type="float">
            <text:p>158294</text:p>
          </table:table-cell>
          <table:table-cell table:formula="of:=MIN([.AO77]+[.AO238];[.AO158])" office:value-type="float" office:value="150243" calcext:value-type="float">
            <text:p>150243</text:p>
          </table:table-cell>
          <table:table-cell table:formula="of:=MIN([.AP77]+[.AP238];[.AP158])" office:value-type="float" office:value="148707" calcext:value-type="float">
            <text:p>148707</text:p>
          </table:table-cell>
          <table:table-cell table:formula="of:=MIN([.AQ77]+[.AQ238];[.AQ158])" office:value-type="float" office:value="149235" calcext:value-type="float">
            <text:p>149235</text:p>
          </table:table-cell>
          <table:table-cell table:formula="of:=MIN([.AR77]+[.AR238];[.AR158])" office:value-type="float" office:value="142873" calcext:value-type="float">
            <text:p>142873</text:p>
          </table:table-cell>
          <table:table-cell table:formula="of:=MIN([.AS77]+[.AS238];[.AS158])" office:value-type="float" office:value="135033" calcext:value-type="float">
            <text:p>135033</text:p>
          </table:table-cell>
          <table:table-cell table:formula="of:=MIN([.AT77]+[.AT238];[.AT158])" office:value-type="float" office:value="125778" calcext:value-type="float">
            <text:p>125778</text:p>
          </table:table-cell>
          <table:table-cell table:formula="of:=MIN([.AU77]+[.AU238];[.AU158])" office:value-type="float" office:value="124947" calcext:value-type="float">
            <text:p>124947</text:p>
          </table:table-cell>
          <table:table-cell table:formula="of:=MIN([.AV77]+[.AV238];[.AV158])" office:value-type="float" office:value="124432" calcext:value-type="float">
            <text:p>124432</text:p>
          </table:table-cell>
          <table:table-cell table:formula="of:=MIN([.AW77]+[.AW238];[.AW158])" office:value-type="float" office:value="130361" calcext:value-type="float">
            <text:p>130361</text:p>
          </table:table-cell>
          <table:table-cell table:formula="of:=MIN([.AX77]+[.AX238];[.AX158])" office:value-type="float" office:value="125518" calcext:value-type="float">
            <text:p>125518</text:p>
          </table:table-cell>
          <table:table-cell table:formula="of:=MIN([.AY77]+[.AY238];[.AY158])" office:value-type="float" office:value="120483" calcext:value-type="float">
            <text:p>120483</text:p>
          </table:table-cell>
          <table:table-cell table:formula="of:=MIN([.AZ77]+[.AZ238];[.AZ158])" office:value-type="float" office:value="111519" calcext:value-type="float">
            <text:p>111519</text:p>
          </table:table-cell>
          <table:table-cell table:formula="of:=MIN([.BA77]+[.BA238];[.BA158])" office:value-type="float" office:value="106548" calcext:value-type="float">
            <text:p>106548</text:p>
          </table:table-cell>
          <table:table-cell table:formula="of:=MIN([.BB77]+[.BB238];[.BB158])" office:value-type="float" office:value="107796" calcext:value-type="float">
            <text:p>107796</text:p>
          </table:table-cell>
          <table:table-cell table:formula="of:=MIN([.BC77]+[.BC238];[.BC158])" office:value-type="float" office:value="107560" calcext:value-type="float">
            <text:p>107560</text:p>
          </table:table-cell>
          <table:table-cell table:formula="of:=MIN([.BD77]+[.BD238];[.BD158])" office:value-type="float" office:value="103319" calcext:value-type="float">
            <text:p>103319</text:p>
          </table:table-cell>
          <table:table-cell table:formula="of:=MIN([.BE77]+[.BE238];[.BE158])" office:value-type="float" office:value="95048" calcext:value-type="float">
            <text:p>95048</text:p>
          </table:table-cell>
          <table:table-cell table:formula="of:=MIN([.BF77]+[.BF238];[.BF158])" office:value-type="float" office:value="93496" calcext:value-type="float">
            <text:p>93496</text:p>
          </table:table-cell>
          <table:table-cell table:formula="of:=MIN([.BG77]+[.BG238];[.BG158])" office:value-type="float" office:value="83826" calcext:value-type="float">
            <text:p>83826</text:p>
          </table:table-cell>
          <table:table-cell table:formula="of:=MIN([.BH77]+[.BH238];[.BH158])" office:value-type="float" office:value="81016" calcext:value-type="float">
            <text:p>81016</text:p>
          </table:table-cell>
          <table:table-cell table:formula="of:=MIN([.BI77]+[.BI238];[.BI158])" office:value-type="float" office:value="74239" calcext:value-type="float">
            <text:p>74239</text:p>
          </table:table-cell>
          <table:table-cell table:formula="of:=MIN([.BJ77]+[.BJ238];[.BJ158])" office:value-type="float" office:value="72645" calcext:value-type="float">
            <text:p>72645</text:p>
          </table:table-cell>
          <table:table-cell table:formula="of:=MIN([.BK77]+[.BK238];[.BK158])" office:value-type="float" office:value="71057" calcext:value-type="float">
            <text:p>71057</text:p>
          </table:table-cell>
          <table:table-cell table:formula="of:=MIN([.BL77]+[.BL238];[.BL158])" office:value-type="float" office:value="68991" calcext:value-type="float">
            <text:p>68991</text:p>
          </table:table-cell>
          <table:table-cell table:formula="of:=MIN([.BM77]+[.BM238];[.BM158])" office:value-type="float" office:value="60675" calcext:value-type="float">
            <text:p>60675</text:p>
          </table:table-cell>
          <table:table-cell table:formula="of:=MIN([.BN77]+[.BN238];[.BN158])" office:value-type="float" office:value="56860" calcext:value-type="float">
            <text:p>56860</text:p>
          </table:table-cell>
          <table:table-cell table:formula="of:=MIN([.BO77]+[.BO238];[.BO158])" office:value-type="float" office:value="60257" calcext:value-type="float">
            <text:p>60257</text:p>
          </table:table-cell>
          <table:table-cell table:formula="of:=MIN([.BP77]+[.BP238];[.BP158])" office:value-type="float" office:value="56555" calcext:value-type="float">
            <text:p>56555</text:p>
          </table:table-cell>
          <table:table-cell table:formula="of:=MIN([.BQ77]+[.BQ238];[.BQ158])" office:value-type="float" office:value="47118" calcext:value-type="float">
            <text:p>47118</text:p>
          </table:table-cell>
          <table:table-cell table:formula="of:=MIN([.BR77]+[.BR238];[.BR158])" office:value-type="float" office:value="42757" calcext:value-type="float">
            <text:p>42757</text:p>
          </table:table-cell>
          <table:table-cell table:formula="of:=MIN([.BS77]+[.BS238];[.BS158])" office:value-type="float" office:value="41935" calcext:value-type="float">
            <text:p>41935</text:p>
          </table:table-cell>
          <table:table-cell table:formula="of:=MIN([.BT77]+[.BT238];[.BT158])" office:value-type="float" office:value="32316" calcext:value-type="float">
            <text:p>32316</text:p>
          </table:table-cell>
          <table:table-cell table:formula="of:=MIN([.BU77]+[.BU238];[.BU158])" office:value-type="float" office:value="29251" calcext:value-type="float">
            <text:p>29251</text:p>
          </table:table-cell>
          <table:table-cell table:formula="of:=MIN([.BV77]+[.BV238];[.BV158])" office:value-type="float" office:value="34758" calcext:value-type="float">
            <text:p>34758</text:p>
          </table:table-cell>
          <table:table-cell table:formula="of:=MIN([.BW77]+[.BW238];[.BW158])" office:value-type="float" office:value="33353" calcext:value-type="float">
            <text:p>33353</text:p>
          </table:table-cell>
          <table:table-cell table:formula="of:=MIN([.BX77]+[.BX238];[.BX158])" office:value-type="float" office:value="30284" calcext:value-type="float">
            <text:p>30284</text:p>
          </table:table-cell>
          <table:table-cell table:formula="of:=MIN([.BY77]+[.BY238];[.BY158])" office:value-type="float" office:value="27542" calcext:value-type="float">
            <text:p>27542</text:p>
          </table:table-cell>
          <table:table-cell table:formula="of:=MIN([.BZ77]+[.BZ238];[.BZ158])" office:value-type="float" office:value="21431" calcext:value-type="float">
            <text:p>21431</text:p>
          </table:table-cell>
          <table:table-cell table:formula="of:=MIN([.CA77]+[.CA238];[.CA158])" office:value-type="float" office:value="11796" calcext:value-type="float">
            <text:p>11796</text:p>
          </table:table-cell>
          <table:table-cell table:formula="of:=[.CB158]" office:value-type="float" office:value="4864" calcext:value-type="float">
            <text:p>4864</text:p>
          </table:table-cell>
        </table:table-row>
        <table:table-row table:style-name="ro1">
          <table:table-cell table:formula="of:=MIN([.A78]+[.A239];[.A159])" office:value-type="float" office:value="308285" calcext:value-type="float">
            <text:p>308285</text:p>
          </table:table-cell>
          <table:table-cell table:formula="of:=MIN([.B78]+[.B239];[.B159])" office:value-type="float" office:value="302764" calcext:value-type="float">
            <text:p>302764</text:p>
          </table:table-cell>
          <table:table-cell table:formula="of:=MIN([.C78]+[.C239];[.C159])" office:value-type="float" office:value="297987" calcext:value-type="float">
            <text:p>297987</text:p>
          </table:table-cell>
          <table:table-cell table:formula="of:=MIN([.D78]+[.D239];[.D159])" office:value-type="float" office:value="291653" calcext:value-type="float">
            <text:p>291653</text:p>
          </table:table-cell>
          <table:table-cell table:formula="of:=MIN([.E78]+[.E239];[.E159])" office:value-type="float" office:value="287498" calcext:value-type="float">
            <text:p>287498</text:p>
          </table:table-cell>
          <table:table-cell table:formula="of:=MIN([.F78]+[.F239];[.F159])" office:value-type="float" office:value="280022" calcext:value-type="float">
            <text:p>280022</text:p>
          </table:table-cell>
          <table:table-cell table:formula="of:=MIN([.G78]+[.G239];[.G159])" office:value-type="float" office:value="279069" calcext:value-type="float">
            <text:p>279069</text:p>
          </table:table-cell>
          <table:table-cell table:formula="of:=MIN([.H78]+[.H239];[.H159])" office:value-type="float" office:value="272334" calcext:value-type="float">
            <text:p>272334</text:p>
          </table:table-cell>
          <table:table-cell table:formula="of:=MIN([.I78]+[.I239];[.I159])" office:value-type="float" office:value="269238" calcext:value-type="float">
            <text:p>269238</text:p>
          </table:table-cell>
          <table:table-cell table:formula="of:=MIN([.J78]+[.J239];[.J159])" office:value-type="float" office:value="263378" calcext:value-type="float">
            <text:p>263378</text:p>
          </table:table-cell>
          <table:table-cell table:formula="of:=MIN([.K78]+[.K239];[.K159])" office:value-type="float" office:value="261973" calcext:value-type="float">
            <text:p>261973</text:p>
          </table:table-cell>
          <table:table-cell table:formula="of:=MIN([.L78]+[.L239];[.L159])" office:value-type="float" office:value="256846" calcext:value-type="float">
            <text:p>256846</text:p>
          </table:table-cell>
          <table:table-cell table:formula="of:=MIN([.M78]+[.M239];[.M159])" office:value-type="float" office:value="249577" calcext:value-type="float">
            <text:p>249577</text:p>
          </table:table-cell>
          <table:table-cell table:formula="of:=MIN([.N78]+[.N239];[.N159])" office:value-type="float" office:value="241784" calcext:value-type="float">
            <text:p>241784</text:p>
          </table:table-cell>
          <table:table-cell table:formula="of:=MIN([.O78]+[.O239];[.O159])" office:value-type="float" office:value="237046" calcext:value-type="float">
            <text:p>237046</text:p>
          </table:table-cell>
          <table:table-cell table:formula="of:=MIN([.P78]+[.P239];[.P159])" office:value-type="float" office:value="239149" calcext:value-type="float">
            <text:p>239149</text:p>
          </table:table-cell>
          <table:table-cell table:formula="of:=MIN([.Q78]+[.Q239];[.Q159])" office:value-type="float" office:value="229981" calcext:value-type="float">
            <text:p>229981</text:p>
          </table:table-cell>
          <table:table-cell table:formula="of:=MIN([.R78]+[.R239];[.R159])" office:value-type="float" office:value="226985" calcext:value-type="float">
            <text:p>226985</text:p>
          </table:table-cell>
          <table:table-cell table:formula="of:=MIN([.S78]+[.S239];[.S159])" office:value-type="float" office:value="218057" calcext:value-type="float">
            <text:p>218057</text:p>
          </table:table-cell>
          <table:table-cell table:formula="of:=MIN([.T78]+[.T239];[.T159])" office:value-type="float" office:value="217292" calcext:value-type="float">
            <text:p>217292</text:p>
          </table:table-cell>
          <table:table-cell table:formula="of:=MIN([.U78]+[.U239];[.U159])" office:value-type="float" office:value="217129" calcext:value-type="float">
            <text:p>217129</text:p>
          </table:table-cell>
          <table:table-cell table:formula="of:=MIN([.V78]+[.V239];[.V159])" office:value-type="float" office:value="219581" calcext:value-type="float">
            <text:p>219581</text:p>
          </table:table-cell>
          <table:table-cell table:formula="of:=MIN([.W78]+[.W239];[.W159])" office:value-type="float" office:value="211904" calcext:value-type="float">
            <text:p>211904</text:p>
          </table:table-cell>
          <table:table-cell table:formula="of:=MIN([.X78]+[.X239];[.X159])" office:value-type="float" office:value="205646" calcext:value-type="float">
            <text:p>205646</text:p>
          </table:table-cell>
          <table:table-cell table:formula="of:=MIN([.Y78]+[.Y239];[.Y159])" office:value-type="float" office:value="209027" calcext:value-type="float">
            <text:p>209027</text:p>
          </table:table-cell>
          <table:table-cell table:formula="of:=MIN([.Z78]+[.Z239];[.Z159])" office:value-type="float" office:value="199469" calcext:value-type="float">
            <text:p>199469</text:p>
          </table:table-cell>
          <table:table-cell table:formula="of:=MIN([.AA78]+[.AA239];[.AA159])" office:value-type="float" office:value="196364" calcext:value-type="float">
            <text:p>196364</text:p>
          </table:table-cell>
          <table:table-cell table:formula="of:=MIN([.AB78]+[.AB239];[.AB159])" office:value-type="float" office:value="198393" calcext:value-type="float">
            <text:p>198393</text:p>
          </table:table-cell>
          <table:table-cell table:formula="of:=MIN([.AC78]+[.AC239];[.AC159])" office:value-type="float" office:value="190358" calcext:value-type="float">
            <text:p>190358</text:p>
          </table:table-cell>
          <table:table-cell table:formula="of:=MIN([.AD78]+[.AD239];[.AD159])" office:value-type="float" office:value="192130" calcext:value-type="float">
            <text:p>192130</text:p>
          </table:table-cell>
          <table:table-cell table:formula="of:=MIN([.AE78]+[.AE239];[.AE159])" office:value-type="float" office:value="184910" calcext:value-type="float">
            <text:p>184910</text:p>
          </table:table-cell>
          <table:table-cell table:formula="of:=MIN([.AF78]+[.AF239];[.AF159])" office:value-type="float" office:value="178570" calcext:value-type="float">
            <text:p>178570</text:p>
          </table:table-cell>
          <table:table-cell table:formula="of:=MIN([.AG78]+[.AG239];[.AG159])" office:value-type="float" office:value="189983" calcext:value-type="float">
            <text:p>189983</text:p>
          </table:table-cell>
          <table:table-cell table:formula="of:=MIN([.AH78]+[.AH239];[.AH159])" office:value-type="float" office:value="185443" calcext:value-type="float">
            <text:p>185443</text:p>
          </table:table-cell>
          <table:table-cell table:formula="of:=MIN([.AI78]+[.AI239];[.AI159])" office:value-type="float" office:value="177194" calcext:value-type="float">
            <text:p>177194</text:p>
          </table:table-cell>
          <table:table-cell table:formula="of:=MIN([.AJ78]+[.AJ239];[.AJ159])" office:value-type="float" office:value="171242" calcext:value-type="float">
            <text:p>171242</text:p>
          </table:table-cell>
          <table:table-cell table:formula="of:=MIN([.AK78]+[.AK239];[.AK159])" office:value-type="float" office:value="171101" calcext:value-type="float">
            <text:p>171101</text:p>
          </table:table-cell>
          <table:table-cell table:formula="of:=MIN([.AL78]+[.AL239];[.AL159])" office:value-type="float" office:value="162960" calcext:value-type="float">
            <text:p>162960</text:p>
          </table:table-cell>
          <table:table-cell table:formula="of:=MIN([.AM78]+[.AM239];[.AM159])" office:value-type="float" office:value="161144" calcext:value-type="float">
            <text:p>161144</text:p>
          </table:table-cell>
          <table:table-cell table:formula="of:=MIN([.AN78]+[.AN239];[.AN159])" office:value-type="float" office:value="151509" calcext:value-type="float">
            <text:p>151509</text:p>
          </table:table-cell>
          <table:table-cell table:formula="of:=MIN([.AO78]+[.AO239];[.AO159])" office:value-type="float" office:value="147484" calcext:value-type="float">
            <text:p>147484</text:p>
          </table:table-cell>
          <table:table-cell table:formula="of:=MIN([.AP78]+[.AP239];[.AP159])" office:value-type="float" office:value="143300" calcext:value-type="float">
            <text:p>143300</text:p>
          </table:table-cell>
          <table:table-cell table:formula="of:=MIN([.AQ78]+[.AQ239];[.AQ159])" office:value-type="float" office:value="140207" calcext:value-type="float">
            <text:p>140207</text:p>
          </table:table-cell>
          <table:table-cell table:formula="of:=MIN([.AR78]+[.AR239];[.AR159])" office:value-type="float" office:value="140124" calcext:value-type="float">
            <text:p>140124</text:p>
          </table:table-cell>
          <table:table-cell table:formula="of:=MIN([.AS78]+[.AS239];[.AS159])" office:value-type="float" office:value="137780" calcext:value-type="float">
            <text:p>137780</text:p>
          </table:table-cell>
          <table:table-cell table:formula="of:=MIN([.AT78]+[.AT239];[.AT159])" office:value-type="float" office:value="135130" calcext:value-type="float">
            <text:p>135130</text:p>
          </table:table-cell>
          <table:table-cell table:formula="of:=MIN([.AU78]+[.AU239];[.AU159])" office:value-type="float" office:value="129786" calcext:value-type="float">
            <text:p>129786</text:p>
          </table:table-cell>
          <table:table-cell table:formula="of:=MIN([.AV78]+[.AV239];[.AV159])" office:value-type="float" office:value="121820" calcext:value-type="float">
            <text:p>121820</text:p>
          </table:table-cell>
          <table:table-cell table:formula="of:=MIN([.AW78]+[.AW239];[.AW159])" office:value-type="float" office:value="120614" calcext:value-type="float">
            <text:p>120614</text:p>
          </table:table-cell>
          <table:table-cell table:formula="of:=MIN([.AX78]+[.AX239];[.AX159])" office:value-type="float" office:value="119488" calcext:value-type="float">
            <text:p>119488</text:p>
          </table:table-cell>
          <table:table-cell table:formula="of:=MIN([.AY78]+[.AY239];[.AY159])" office:value-type="float" office:value="117662" calcext:value-type="float">
            <text:p>117662</text:p>
          </table:table-cell>
          <table:table-cell table:formula="of:=MIN([.AZ78]+[.AZ239];[.AZ159])" office:value-type="float" office:value="117444" calcext:value-type="float">
            <text:p>117444</text:p>
          </table:table-cell>
          <table:table-cell table:formula="of:=MIN([.BA78]+[.BA239];[.BA159])" office:value-type="float" office:value="109505" calcext:value-type="float">
            <text:p>109505</text:p>
          </table:table-cell>
          <table:table-cell table:formula="of:=MIN([.BB78]+[.BB239];[.BB159])" office:value-type="float" office:value="109576" calcext:value-type="float">
            <text:p>109576</text:p>
          </table:table-cell>
          <table:table-cell table:formula="of:=MIN([.BC78]+[.BC239];[.BC159])" office:value-type="float" office:value="106847" calcext:value-type="float">
            <text:p>106847</text:p>
          </table:table-cell>
          <table:table-cell table:formula="of:=MIN([.BD78]+[.BD239];[.BD159])" office:value-type="float" office:value="106037" calcext:value-type="float">
            <text:p>106037</text:p>
          </table:table-cell>
          <table:table-cell table:formula="of:=MIN([.BE78]+[.BE239];[.BE159])" office:value-type="float" office:value="97285" calcext:value-type="float">
            <text:p>97285</text:p>
          </table:table-cell>
          <table:table-cell table:formula="of:=MIN([.BF78]+[.BF239];[.BF159])" office:value-type="float" office:value="92038" calcext:value-type="float">
            <text:p>92038</text:p>
          </table:table-cell>
          <table:table-cell table:formula="of:=MIN([.BG78]+[.BG239];[.BG159])" office:value-type="float" office:value="87864" calcext:value-type="float">
            <text:p>87864</text:p>
          </table:table-cell>
          <table:table-cell table:formula="of:=MIN([.BH78]+[.BH239];[.BH159])" office:value-type="float" office:value="89900" calcext:value-type="float">
            <text:p>89900</text:p>
          </table:table-cell>
          <table:table-cell table:formula="of:=MIN([.BI78]+[.BI239];[.BI159])" office:value-type="float" office:value="82138" calcext:value-type="float">
            <text:p>82138</text:p>
          </table:table-cell>
          <table:table-cell table:formula="of:=MIN([.BJ78]+[.BJ239];[.BJ159])" office:value-type="float" office:value="80925" calcext:value-type="float">
            <text:p>80925</text:p>
          </table:table-cell>
          <table:table-cell table:formula="of:=MIN([.BK78]+[.BK239];[.BK159])" office:value-type="float" office:value="71358" calcext:value-type="float">
            <text:p>71358</text:p>
          </table:table-cell>
          <table:table-cell table:formula="of:=MIN([.BL78]+[.BL239];[.BL159])" office:value-type="float" office:value="71692" calcext:value-type="float">
            <text:p>71692</text:p>
          </table:table-cell>
          <table:table-cell table:formula="of:=MIN([.BM78]+[.BM239];[.BM159])" office:value-type="float" office:value="66427" calcext:value-type="float">
            <text:p>66427</text:p>
          </table:table-cell>
          <table:table-cell table:formula="of:=MIN([.BN78]+[.BN239];[.BN159])" office:value-type="float" office:value="63798" calcext:value-type="float">
            <text:p>63798</text:p>
          </table:table-cell>
          <table:table-cell table:formula="of:=MIN([.BO78]+[.BO239];[.BO159])" office:value-type="float" office:value="56274" calcext:value-type="float">
            <text:p>56274</text:p>
          </table:table-cell>
          <table:table-cell table:formula="of:=MIN([.BP78]+[.BP239];[.BP159])" office:value-type="float" office:value="51893" calcext:value-type="float">
            <text:p>51893</text:p>
          </table:table-cell>
          <table:table-cell table:formula="of:=MIN([.BQ78]+[.BQ239];[.BQ159])" office:value-type="float" office:value="50224" calcext:value-type="float">
            <text:p>50224</text:p>
          </table:table-cell>
          <table:table-cell table:formula="of:=MIN([.BR78]+[.BR239];[.BR159])" office:value-type="float" office:value="50039" calcext:value-type="float">
            <text:p>50039</text:p>
          </table:table-cell>
          <table:table-cell table:formula="of:=MIN([.BS78]+[.BS239];[.BS159])" office:value-type="float" office:value="41769" calcext:value-type="float">
            <text:p>41769</text:p>
          </table:table-cell>
          <table:table-cell table:formula="of:=MIN([.BT78]+[.BT239];[.BT159])" office:value-type="float" office:value="35541" calcext:value-type="float">
            <text:p>35541</text:p>
          </table:table-cell>
          <table:table-cell table:formula="of:=MIN([.BU78]+[.BU239];[.BU159])" office:value-type="float" office:value="29168" calcext:value-type="float">
            <text:p>29168</text:p>
          </table:table-cell>
          <table:table-cell table:formula="of:=MIN([.BV78]+[.BV239];[.BV159])" office:value-type="float" office:value="28414" calcext:value-type="float">
            <text:p>28414</text:p>
          </table:table-cell>
          <table:table-cell table:formula="of:=MIN([.BW78]+[.BW239];[.BW159])" office:value-type="float" office:value="25867" calcext:value-type="float">
            <text:p>25867</text:p>
          </table:table-cell>
          <table:table-cell table:formula="of:=MIN([.BX78]+[.BX239];[.BX159])" office:value-type="float" office:value="21627" calcext:value-type="float">
            <text:p>21627</text:p>
          </table:table-cell>
          <table:table-cell table:formula="of:=MIN([.BY78]+[.BY239];[.BY159])" office:value-type="float" office:value="19314" calcext:value-type="float">
            <text:p>19314</text:p>
          </table:table-cell>
          <table:table-cell table:formula="of:=MIN([.BZ78]+[.BZ239];[.BZ159])" office:value-type="float" office:value="13800" calcext:value-type="float">
            <text:p>13800</text:p>
          </table:table-cell>
          <table:table-cell table:formula="of:=MIN([.CA78]+[.CA239];[.CA159])" office:value-type="float" office:value="10778" calcext:value-type="float">
            <text:p>10778</text:p>
          </table:table-cell>
          <table:table-cell table:formula="of:=[.CB159]" office:value-type="float" office:value="9738" calcext:value-type="float">
            <text:p>9738</text:p>
          </table:table-cell>
        </table:table-row>
        <table:table-row table:style-name="ro1">
          <table:table-cell table:formula="of:=MIN([.A79]+[.A240];[.A160])" office:value-type="float" office:value="299807" calcext:value-type="float">
            <text:p>299807</text:p>
          </table:table-cell>
          <table:table-cell table:formula="of:=MIN([.B79]+[.B240];[.B160])" office:value-type="float" office:value="301149" calcext:value-type="float">
            <text:p>301149</text:p>
          </table:table-cell>
          <table:table-cell table:formula="of:=MIN([.C79]+[.C240];[.C160])" office:value-type="float" office:value="292957" calcext:value-type="float">
            <text:p>292957</text:p>
          </table:table-cell>
          <table:table-cell table:formula="of:=MIN([.D79]+[.D240];[.D160])" office:value-type="float" office:value="291194" calcext:value-type="float">
            <text:p>291194</text:p>
          </table:table-cell>
          <table:table-cell table:formula="of:=MIN([.E79]+[.E240];[.E160])" office:value-type="float" office:value="292596" calcext:value-type="float">
            <text:p>292596</text:p>
          </table:table-cell>
          <table:table-cell table:formula="of:=MIN([.F79]+[.F240];[.F160])" office:value-type="float" office:value="284127" calcext:value-type="float">
            <text:p>284127</text:p>
          </table:table-cell>
          <table:table-cell table:formula="of:=MIN([.G79]+[.G240];[.G160])" office:value-type="float" office:value="275338" calcext:value-type="float">
            <text:p>275338</text:p>
          </table:table-cell>
          <table:table-cell table:formula="of:=MIN([.H79]+[.H240];[.H160])" office:value-type="float" office:value="270502" calcext:value-type="float">
            <text:p>270502</text:p>
          </table:table-cell>
          <table:table-cell table:formula="of:=MIN([.I79]+[.I240];[.I160])" office:value-type="float" office:value="270450" calcext:value-type="float">
            <text:p>270450</text:p>
          </table:table-cell>
          <table:table-cell table:formula="of:=MIN([.J79]+[.J240];[.J160])" office:value-type="float" office:value="270068" calcext:value-type="float">
            <text:p>270068</text:p>
          </table:table-cell>
          <table:table-cell table:formula="of:=MIN([.K79]+[.K240];[.K160])" office:value-type="float" office:value="264036" calcext:value-type="float">
            <text:p>264036</text:p>
          </table:table-cell>
          <table:table-cell table:formula="of:=MIN([.L79]+[.L240];[.L160])" office:value-type="float" office:value="258779" calcext:value-type="float">
            <text:p>258779</text:p>
          </table:table-cell>
          <table:table-cell table:formula="of:=MIN([.M79]+[.M240];[.M160])" office:value-type="float" office:value="249861" calcext:value-type="float">
            <text:p>249861</text:p>
          </table:table-cell>
          <table:table-cell table:formula="of:=MIN([.N79]+[.N240];[.N160])" office:value-type="float" office:value="243138" calcext:value-type="float">
            <text:p>243138</text:p>
          </table:table-cell>
          <table:table-cell table:formula="of:=MIN([.O79]+[.O240];[.O160])" office:value-type="float" office:value="236819" calcext:value-type="float">
            <text:p>236819</text:p>
          </table:table-cell>
          <table:table-cell table:formula="of:=MIN([.P79]+[.P240];[.P160])" office:value-type="float" office:value="236441" calcext:value-type="float">
            <text:p>236441</text:p>
          </table:table-cell>
          <table:table-cell table:formula="of:=MIN([.Q79]+[.Q240];[.Q160])" office:value-type="float" office:value="232402" calcext:value-type="float">
            <text:p>232402</text:p>
          </table:table-cell>
          <table:table-cell table:formula="of:=MIN([.R79]+[.R240];[.R160])" office:value-type="float" office:value="234796" calcext:value-type="float">
            <text:p>234796</text:p>
          </table:table-cell>
          <table:table-cell table:formula="of:=MIN([.S79]+[.S240];[.S160])" office:value-type="float" office:value="226241" calcext:value-type="float">
            <text:p>226241</text:p>
          </table:table-cell>
          <table:table-cell table:formula="of:=MIN([.T79]+[.T240];[.T160])" office:value-type="float" office:value="226869" calcext:value-type="float">
            <text:p>226869</text:p>
          </table:table-cell>
          <table:table-cell table:formula="of:=MIN([.U79]+[.U240];[.U160])" office:value-type="float" office:value="218561" calcext:value-type="float">
            <text:p>218561</text:p>
          </table:table-cell>
          <table:table-cell table:formula="of:=MIN([.V79]+[.V240];[.V160])" office:value-type="float" office:value="226315" calcext:value-type="float">
            <text:p>226315</text:p>
          </table:table-cell>
          <table:table-cell table:formula="of:=MIN([.W79]+[.W240];[.W160])" office:value-type="float" office:value="219176" calcext:value-type="float">
            <text:p>219176</text:p>
          </table:table-cell>
          <table:table-cell table:formula="of:=MIN([.X79]+[.X240];[.X160])" office:value-type="float" office:value="211098" calcext:value-type="float">
            <text:p>211098</text:p>
          </table:table-cell>
          <table:table-cell table:formula="of:=MIN([.Y79]+[.Y240];[.Y160])" office:value-type="float" office:value="216676" calcext:value-type="float">
            <text:p>216676</text:p>
          </table:table-cell>
          <table:table-cell table:formula="of:=MIN([.Z79]+[.Z240];[.Z160])" office:value-type="float" office:value="207048" calcext:value-type="float">
            <text:p>207048</text:p>
          </table:table-cell>
          <table:table-cell table:formula="of:=MIN([.AA79]+[.AA240];[.AA160])" office:value-type="float" office:value="200525" calcext:value-type="float">
            <text:p>200525</text:p>
          </table:table-cell>
          <table:table-cell table:formula="of:=MIN([.AB79]+[.AB240];[.AB160])" office:value-type="float" office:value="200870" calcext:value-type="float">
            <text:p>200870</text:p>
          </table:table-cell>
          <table:table-cell table:formula="of:=MIN([.AC79]+[.AC240];[.AC160])" office:value-type="float" office:value="193380" calcext:value-type="float">
            <text:p>193380</text:p>
          </table:table-cell>
          <table:table-cell table:formula="of:=MIN([.AD79]+[.AD240];[.AD160])" office:value-type="float" office:value="188221" calcext:value-type="float">
            <text:p>188221</text:p>
          </table:table-cell>
          <table:table-cell table:formula="of:=MIN([.AE79]+[.AE240];[.AE160])" office:value-type="float" office:value="179662" calcext:value-type="float">
            <text:p>179662</text:p>
          </table:table-cell>
          <table:table-cell table:formula="of:=MIN([.AF79]+[.AF240];[.AF160])" office:value-type="float" office:value="178651" calcext:value-type="float">
            <text:p>178651</text:p>
          </table:table-cell>
          <table:table-cell table:formula="of:=MIN([.AG79]+[.AG240];[.AG160])" office:value-type="float" office:value="180858" calcext:value-type="float">
            <text:p>180858</text:p>
          </table:table-cell>
          <table:table-cell table:formula="of:=MIN([.AH79]+[.AH240];[.AH160])" office:value-type="float" office:value="180380" calcext:value-type="float">
            <text:p>180380</text:p>
          </table:table-cell>
          <table:table-cell table:formula="of:=MIN([.AI79]+[.AI240];[.AI160])" office:value-type="float" office:value="174540" calcext:value-type="float">
            <text:p>174540</text:p>
          </table:table-cell>
          <table:table-cell table:formula="of:=MIN([.AJ79]+[.AJ240];[.AJ160])" office:value-type="float" office:value="172576" calcext:value-type="float">
            <text:p>172576</text:p>
          </table:table-cell>
          <table:table-cell table:formula="of:=MIN([.AK79]+[.AK240];[.AK160])" office:value-type="float" office:value="175182" calcext:value-type="float">
            <text:p>175182</text:p>
          </table:table-cell>
          <table:table-cell table:formula="of:=MIN([.AL79]+[.AL240];[.AL160])" office:value-type="float" office:value="168307" calcext:value-type="float">
            <text:p>168307</text:p>
          </table:table-cell>
          <table:table-cell table:formula="of:=MIN([.AM79]+[.AM240];[.AM160])" office:value-type="float" office:value="159637" calcext:value-type="float">
            <text:p>159637</text:p>
          </table:table-cell>
          <table:table-cell table:formula="of:=MIN([.AN79]+[.AN240];[.AN160])" office:value-type="float" office:value="149737" calcext:value-type="float">
            <text:p>149737</text:p>
          </table:table-cell>
          <table:table-cell table:formula="of:=MIN([.AO79]+[.AO240];[.AO160])" office:value-type="float" office:value="148998" calcext:value-type="float">
            <text:p>148998</text:p>
          </table:table-cell>
          <table:table-cell table:formula="of:=MIN([.AP79]+[.AP240];[.AP160])" office:value-type="float" office:value="149421" calcext:value-type="float">
            <text:p>149421</text:p>
          </table:table-cell>
          <table:table-cell table:formula="of:=MIN([.AQ79]+[.AQ240];[.AQ160])" office:value-type="float" office:value="140729" calcext:value-type="float">
            <text:p>140729</text:p>
          </table:table-cell>
          <table:table-cell table:formula="of:=MIN([.AR79]+[.AR240];[.AR160])" office:value-type="float" office:value="149440" calcext:value-type="float">
            <text:p>149440</text:p>
          </table:table-cell>
          <table:table-cell table:formula="of:=MIN([.AS79]+[.AS240];[.AS160])" office:value-type="float" office:value="140529" calcext:value-type="float">
            <text:p>140529</text:p>
          </table:table-cell>
          <table:table-cell table:formula="of:=MIN([.AT79]+[.AT240];[.AT160])" office:value-type="float" office:value="133574" calcext:value-type="float">
            <text:p>133574</text:p>
          </table:table-cell>
          <table:table-cell table:formula="of:=MIN([.AU79]+[.AU240];[.AU160])" office:value-type="float" office:value="132229" calcext:value-type="float">
            <text:p>132229</text:p>
          </table:table-cell>
          <table:table-cell table:formula="of:=MIN([.AV79]+[.AV240];[.AV160])" office:value-type="float" office:value="124097" calcext:value-type="float">
            <text:p>124097</text:p>
          </table:table-cell>
          <table:table-cell table:formula="of:=MIN([.AW79]+[.AW240];[.AW160])" office:value-type="float" office:value="123807" calcext:value-type="float">
            <text:p>123807</text:p>
          </table:table-cell>
          <table:table-cell table:formula="of:=MIN([.AX79]+[.AX240];[.AX160])" office:value-type="float" office:value="129147" calcext:value-type="float">
            <text:p>129147</text:p>
          </table:table-cell>
          <table:table-cell table:formula="of:=MIN([.AY79]+[.AY240];[.AY160])" office:value-type="float" office:value="119374" calcext:value-type="float">
            <text:p>119374</text:p>
          </table:table-cell>
          <table:table-cell table:formula="of:=MIN([.AZ79]+[.AZ240];[.AZ160])" office:value-type="float" office:value="115865" calcext:value-type="float">
            <text:p>115865</text:p>
          </table:table-cell>
          <table:table-cell table:formula="of:=MIN([.BA79]+[.BA240];[.BA160])" office:value-type="float" office:value="111688" calcext:value-type="float">
            <text:p>111688</text:p>
          </table:table-cell>
          <table:table-cell table:formula="of:=MIN([.BB79]+[.BB240];[.BB160])" office:value-type="float" office:value="110812" calcext:value-type="float">
            <text:p>110812</text:p>
          </table:table-cell>
          <table:table-cell table:formula="of:=MIN([.BC79]+[.BC240];[.BC160])" office:value-type="float" office:value="113594" calcext:value-type="float">
            <text:p>113594</text:p>
          </table:table-cell>
          <table:table-cell table:formula="of:=MIN([.BD79]+[.BD240];[.BD160])" office:value-type="float" office:value="108734" calcext:value-type="float">
            <text:p>108734</text:p>
          </table:table-cell>
          <table:table-cell table:formula="of:=MIN([.BE79]+[.BE240];[.BE160])" office:value-type="float" office:value="102159" calcext:value-type="float">
            <text:p>102159</text:p>
          </table:table-cell>
          <table:table-cell table:formula="of:=MIN([.BF79]+[.BF240];[.BF160])" office:value-type="float" office:value="98041" calcext:value-type="float">
            <text:p>98041</text:p>
          </table:table-cell>
          <table:table-cell table:formula="of:=MIN([.BG79]+[.BG240];[.BG160])" office:value-type="float" office:value="94273" calcext:value-type="float">
            <text:p>94273</text:p>
          </table:table-cell>
          <table:table-cell table:formula="of:=MIN([.BH79]+[.BH240];[.BH160])" office:value-type="float" office:value="91070" calcext:value-type="float">
            <text:p>91070</text:p>
          </table:table-cell>
          <table:table-cell table:formula="of:=MIN([.BI79]+[.BI240];[.BI160])" office:value-type="float" office:value="82883" calcext:value-type="float">
            <text:p>82883</text:p>
          </table:table-cell>
          <table:table-cell table:formula="of:=MIN([.BJ79]+[.BJ240];[.BJ160])" office:value-type="float" office:value="89574" calcext:value-type="float">
            <text:p>89574</text:p>
          </table:table-cell>
          <table:table-cell table:formula="of:=MIN([.BK79]+[.BK240];[.BK160])" office:value-type="float" office:value="80798" calcext:value-type="float">
            <text:p>80798</text:p>
          </table:table-cell>
          <table:table-cell table:formula="of:=MIN([.BL79]+[.BL240];[.BL160])" office:value-type="float" office:value="79235" calcext:value-type="float">
            <text:p>79235</text:p>
          </table:table-cell>
          <table:table-cell table:formula="of:=MIN([.BM79]+[.BM240];[.BM160])" office:value-type="float" office:value="76062" calcext:value-type="float">
            <text:p>76062</text:p>
          </table:table-cell>
          <table:table-cell table:formula="of:=MIN([.BN79]+[.BN240];[.BN160])" office:value-type="float" office:value="66237" calcext:value-type="float">
            <text:p>66237</text:p>
          </table:table-cell>
          <table:table-cell table:formula="of:=MIN([.BO79]+[.BO240];[.BO160])" office:value-type="float" office:value="63655" calcext:value-type="float">
            <text:p>63655</text:p>
          </table:table-cell>
          <table:table-cell table:formula="of:=MIN([.BP79]+[.BP240];[.BP160])" office:value-type="float" office:value="60040" calcext:value-type="float">
            <text:p>60040</text:p>
          </table:table-cell>
          <table:table-cell table:formula="of:=MIN([.BQ79]+[.BQ240];[.BQ160])" office:value-type="float" office:value="55496" calcext:value-type="float">
            <text:p>55496</text:p>
          </table:table-cell>
          <table:table-cell table:formula="of:=MIN([.BR79]+[.BR240];[.BR160])" office:value-type="float" office:value="48260" calcext:value-type="float">
            <text:p>48260</text:p>
          </table:table-cell>
          <table:table-cell table:formula="of:=MIN([.BS79]+[.BS240];[.BS160])" office:value-type="float" office:value="43075" calcext:value-type="float">
            <text:p>43075</text:p>
          </table:table-cell>
          <table:table-cell table:formula="of:=MIN([.BT79]+[.BT240];[.BT160])" office:value-type="float" office:value="35511" calcext:value-type="float">
            <text:p>35511</text:p>
          </table:table-cell>
          <table:table-cell table:formula="of:=MIN([.BU79]+[.BU240];[.BU160])" office:value-type="float" office:value="29386" calcext:value-type="float">
            <text:p>29386</text:p>
          </table:table-cell>
          <table:table-cell table:formula="of:=MIN([.BV79]+[.BV240];[.BV160])" office:value-type="float" office:value="36403" calcext:value-type="float">
            <text:p>36403</text:p>
          </table:table-cell>
          <table:table-cell table:formula="of:=MIN([.BW79]+[.BW240];[.BW160])" office:value-type="float" office:value="28412" calcext:value-type="float">
            <text:p>28412</text:p>
          </table:table-cell>
          <table:table-cell table:formula="of:=MIN([.BX79]+[.BX240];[.BX160])" office:value-type="float" office:value="22018" calcext:value-type="float">
            <text:p>22018</text:p>
          </table:table-cell>
          <table:table-cell table:formula="of:=MIN([.BY79]+[.BY240];[.BY160])" office:value-type="float" office:value="23960" calcext:value-type="float">
            <text:p>23960</text:p>
          </table:table-cell>
          <table:table-cell table:formula="of:=MIN([.BZ79]+[.BZ240];[.BZ160])" office:value-type="float" office:value="17878" calcext:value-type="float">
            <text:p>17878</text:p>
          </table:table-cell>
          <table:table-cell table:formula="of:=MIN([.CA79]+[.CA240];[.CA160])" office:value-type="float" office:value="10422" calcext:value-type="float">
            <text:p>10422</text:p>
          </table:table-cell>
          <table:table-cell table:formula="of:=[.CB160]" office:value-type="float" office:value="5294" calcext:value-type="float">
            <text:p>5294</text:p>
          </table:table-cell>
        </table:table-row>
        <table:table-row table:style-name="ro1">
          <table:table-cell table:formula="of:=MIN([.A80]+[.A241];[.A161])" office:value-type="float" office:value="297542" calcext:value-type="float">
            <text:p>297542</text:p>
          </table:table-cell>
          <table:table-cell table:formula="of:=MIN([.B80]+[.B241];[.B161])" office:value-type="float" office:value="299098" calcext:value-type="float">
            <text:p>299098</text:p>
          </table:table-cell>
          <table:table-cell table:formula="of:=MIN([.C80]+[.C241];[.C161])" office:value-type="float" office:value="292767" calcext:value-type="float">
            <text:p>292767</text:p>
          </table:table-cell>
          <table:table-cell table:formula="of:=MIN([.D80]+[.D241];[.D161])" office:value-type="float" office:value="289825" calcext:value-type="float">
            <text:p>289825</text:p>
          </table:table-cell>
          <table:table-cell table:formula="of:=MIN([.E80]+[.E241];[.E161])" office:value-type="float" office:value="285662" calcext:value-type="float">
            <text:p>285662</text:p>
          </table:table-cell>
          <table:table-cell table:formula="of:=MIN([.F80]+[.F241];[.F161])" office:value-type="float" office:value="281624" calcext:value-type="float">
            <text:p>281624</text:p>
          </table:table-cell>
          <table:table-cell table:formula="of:=MIN([.G80]+[.G241];[.G161])" office:value-type="float" office:value="278253" calcext:value-type="float">
            <text:p>278253</text:p>
          </table:table-cell>
          <table:table-cell table:formula="of:=MIN([.H80]+[.H241];[.H161])" office:value-type="float" office:value="274455" calcext:value-type="float">
            <text:p>274455</text:p>
          </table:table-cell>
          <table:table-cell table:formula="of:=MIN([.I80]+[.I241];[.I161])" office:value-type="float" office:value="269401" calcext:value-type="float">
            <text:p>269401</text:p>
          </table:table-cell>
          <table:table-cell table:formula="of:=MIN([.J80]+[.J241];[.J161])" office:value-type="float" office:value="268849" calcext:value-type="float">
            <text:p>268849</text:p>
          </table:table-cell>
          <table:table-cell table:formula="of:=MIN([.K80]+[.K241];[.K161])" office:value-type="float" office:value="263218" calcext:value-type="float">
            <text:p>263218</text:p>
          </table:table-cell>
          <table:table-cell table:formula="of:=MIN([.L80]+[.L241];[.L161])" office:value-type="float" office:value="255672" calcext:value-type="float">
            <text:p>255672</text:p>
          </table:table-cell>
          <table:table-cell table:formula="of:=MIN([.M80]+[.M241];[.M161])" office:value-type="float" office:value="250956" calcext:value-type="float">
            <text:p>250956</text:p>
          </table:table-cell>
          <table:table-cell table:formula="of:=MIN([.N80]+[.N241];[.N161])" office:value-type="float" office:value="249624" calcext:value-type="float">
            <text:p>249624</text:p>
          </table:table-cell>
          <table:table-cell table:formula="of:=MIN([.O80]+[.O241];[.O161])" office:value-type="float" office:value="244711" calcext:value-type="float">
            <text:p>244711</text:p>
          </table:table-cell>
          <table:table-cell table:formula="of:=MIN([.P80]+[.P241];[.P161])" office:value-type="float" office:value="243882" calcext:value-type="float">
            <text:p>243882</text:p>
          </table:table-cell>
          <table:table-cell table:formula="of:=MIN([.Q80]+[.Q241];[.Q161])" office:value-type="float" office:value="236772" calcext:value-type="float">
            <text:p>236772</text:p>
          </table:table-cell>
          <table:table-cell table:formula="of:=MIN([.R80]+[.R241];[.R161])" office:value-type="float" office:value="237051" calcext:value-type="float">
            <text:p>237051</text:p>
          </table:table-cell>
          <table:table-cell table:formula="of:=MIN([.S80]+[.S241];[.S161])" office:value-type="float" office:value="230820" calcext:value-type="float">
            <text:p>230820</text:p>
          </table:table-cell>
          <table:table-cell table:formula="of:=MIN([.T80]+[.T241];[.T161])" office:value-type="float" office:value="228990" calcext:value-type="float">
            <text:p>228990</text:p>
          </table:table-cell>
          <table:table-cell table:formula="of:=MIN([.U80]+[.U241];[.U161])" office:value-type="float" office:value="227176" calcext:value-type="float">
            <text:p>227176</text:p>
          </table:table-cell>
          <table:table-cell table:formula="of:=MIN([.V80]+[.V241];[.V161])" office:value-type="float" office:value="222893" calcext:value-type="float">
            <text:p>222893</text:p>
          </table:table-cell>
          <table:table-cell table:formula="of:=MIN([.W80]+[.W241];[.W161])" office:value-type="float" office:value="221748" calcext:value-type="float">
            <text:p>221748</text:p>
          </table:table-cell>
          <table:table-cell table:formula="of:=MIN([.X80]+[.X241];[.X161])" office:value-type="float" office:value="212357" calcext:value-type="float">
            <text:p>212357</text:p>
          </table:table-cell>
          <table:table-cell table:formula="of:=MIN([.Y80]+[.Y241];[.Y161])" office:value-type="float" office:value="210833" calcext:value-type="float">
            <text:p>210833</text:p>
          </table:table-cell>
          <table:table-cell table:formula="of:=MIN([.Z80]+[.Z241];[.Z161])" office:value-type="float" office:value="209448" calcext:value-type="float">
            <text:p>209448</text:p>
          </table:table-cell>
          <table:table-cell table:formula="of:=MIN([.AA80]+[.AA241];[.AA161])" office:value-type="float" office:value="209844" calcext:value-type="float">
            <text:p>209844</text:p>
          </table:table-cell>
          <table:table-cell table:formula="of:=MIN([.AB80]+[.AB241];[.AB161])" office:value-type="float" office:value="200407" calcext:value-type="float">
            <text:p>200407</text:p>
          </table:table-cell>
          <table:table-cell table:formula="of:=MIN([.AC80]+[.AC241];[.AC161])" office:value-type="float" office:value="197953" calcext:value-type="float">
            <text:p>197953</text:p>
          </table:table-cell>
          <table:table-cell table:formula="of:=MIN([.AD80]+[.AD241];[.AD161])" office:value-type="float" office:value="190057" calcext:value-type="float">
            <text:p>190057</text:p>
          </table:table-cell>
          <table:table-cell table:formula="of:=MIN([.AE80]+[.AE241];[.AE161])" office:value-type="float" office:value="182590" calcext:value-type="float">
            <text:p>182590</text:p>
          </table:table-cell>
          <table:table-cell table:formula="of:=MIN([.AF80]+[.AF241];[.AF161])" office:value-type="float" office:value="187051" calcext:value-type="float">
            <text:p>187051</text:p>
          </table:table-cell>
          <table:table-cell table:formula="of:=MIN([.AG80]+[.AG241];[.AG161])" office:value-type="float" office:value="184157" calcext:value-type="float">
            <text:p>184157</text:p>
          </table:table-cell>
          <table:table-cell table:formula="of:=MIN([.AH80]+[.AH241];[.AH161])" office:value-type="float" office:value="183092" calcext:value-type="float">
            <text:p>183092</text:p>
          </table:table-cell>
          <table:table-cell table:formula="of:=MIN([.AI80]+[.AI241];[.AI161])" office:value-type="float" office:value="179782" calcext:value-type="float">
            <text:p>179782</text:p>
          </table:table-cell>
          <table:table-cell table:formula="of:=MIN([.AJ80]+[.AJ241];[.AJ161])" office:value-type="float" office:value="174552" calcext:value-type="float">
            <text:p>174552</text:p>
          </table:table-cell>
          <table:table-cell table:formula="of:=MIN([.AK80]+[.AK241];[.AK161])" office:value-type="float" office:value="170279" calcext:value-type="float">
            <text:p>170279</text:p>
          </table:table-cell>
          <table:table-cell table:formula="of:=MIN([.AL80]+[.AL241];[.AL161])" office:value-type="float" office:value="163073" calcext:value-type="float">
            <text:p>163073</text:p>
          </table:table-cell>
          <table:table-cell table:formula="of:=MIN([.AM80]+[.AM241];[.AM161])" office:value-type="float" office:value="156715" calcext:value-type="float">
            <text:p>156715</text:p>
          </table:table-cell>
          <table:table-cell table:formula="of:=MIN([.AN80]+[.AN241];[.AN161])" office:value-type="float" office:value="155923" calcext:value-type="float">
            <text:p>155923</text:p>
          </table:table-cell>
          <table:table-cell table:formula="of:=MIN([.AO80]+[.AO241];[.AO161])" office:value-type="float" office:value="149723" calcext:value-type="float">
            <text:p>149723</text:p>
          </table:table-cell>
          <table:table-cell table:formula="of:=MIN([.AP80]+[.AP241];[.AP161])" office:value-type="float" office:value="149140" calcext:value-type="float">
            <text:p>149140</text:p>
          </table:table-cell>
          <table:table-cell table:formula="of:=MIN([.AQ80]+[.AQ241];[.AQ161])" office:value-type="float" office:value="144865" calcext:value-type="float">
            <text:p>144865</text:p>
          </table:table-cell>
          <table:table-cell table:formula="of:=MIN([.AR80]+[.AR241];[.AR161])" office:value-type="float" office:value="151450" calcext:value-type="float">
            <text:p>151450</text:p>
          </table:table-cell>
          <table:table-cell table:formula="of:=MIN([.AS80]+[.AS241];[.AS161])" office:value-type="float" office:value="144060" calcext:value-type="float">
            <text:p>144060</text:p>
          </table:table-cell>
          <table:table-cell table:formula="of:=MIN([.AT80]+[.AT241];[.AT161])" office:value-type="float" office:value="138076" calcext:value-type="float">
            <text:p>138076</text:p>
          </table:table-cell>
          <table:table-cell table:formula="of:=MIN([.AU80]+[.AU241];[.AU161])" office:value-type="float" office:value="134124" calcext:value-type="float">
            <text:p>134124</text:p>
          </table:table-cell>
          <table:table-cell table:formula="of:=MIN([.AV80]+[.AV241];[.AV161])" office:value-type="float" office:value="126195" calcext:value-type="float">
            <text:p>126195</text:p>
          </table:table-cell>
          <table:table-cell table:formula="of:=MIN([.AW80]+[.AW241];[.AW161])" office:value-type="float" office:value="127898" calcext:value-type="float">
            <text:p>127898</text:p>
          </table:table-cell>
          <table:table-cell table:formula="of:=MIN([.AX80]+[.AX241];[.AX161])" office:value-type="float" office:value="120051" calcext:value-type="float">
            <text:p>120051</text:p>
          </table:table-cell>
          <table:table-cell table:formula="of:=MIN([.AY80]+[.AY241];[.AY161])" office:value-type="float" office:value="115451" calcext:value-type="float">
            <text:p>115451</text:p>
          </table:table-cell>
          <table:table-cell table:formula="of:=MIN([.AZ80]+[.AZ241];[.AZ161])" office:value-type="float" office:value="115332" calcext:value-type="float">
            <text:p>115332</text:p>
          </table:table-cell>
          <table:table-cell table:formula="of:=MIN([.BA80]+[.BA241];[.BA161])" office:value-type="float" office:value="111764" calcext:value-type="float">
            <text:p>111764</text:p>
          </table:table-cell>
          <table:table-cell table:formula="of:=MIN([.BB80]+[.BB241];[.BB161])" office:value-type="float" office:value="120175" calcext:value-type="float">
            <text:p>120175</text:p>
          </table:table-cell>
          <table:table-cell table:formula="of:=MIN([.BC80]+[.BC241];[.BC161])" office:value-type="float" office:value="117925" calcext:value-type="float">
            <text:p>117925</text:p>
          </table:table-cell>
          <table:table-cell table:formula="of:=MIN([.BD80]+[.BD241];[.BD161])" office:value-type="float" office:value="110982" calcext:value-type="float">
            <text:p>110982</text:p>
          </table:table-cell>
          <table:table-cell table:formula="of:=MIN([.BE80]+[.BE241];[.BE161])" office:value-type="float" office:value="111236" calcext:value-type="float">
            <text:p>111236</text:p>
          </table:table-cell>
          <table:table-cell table:formula="of:=MIN([.BF80]+[.BF241];[.BF161])" office:value-type="float" office:value="107772" calcext:value-type="float">
            <text:p>107772</text:p>
          </table:table-cell>
          <table:table-cell table:formula="of:=MIN([.BG80]+[.BG241];[.BG161])" office:value-type="float" office:value="100486" calcext:value-type="float">
            <text:p>100486</text:p>
          </table:table-cell>
          <table:table-cell table:formula="of:=MIN([.BH80]+[.BH241];[.BH161])" office:value-type="float" office:value="95429" calcext:value-type="float">
            <text:p>95429</text:p>
          </table:table-cell>
          <table:table-cell table:formula="of:=MIN([.BI80]+[.BI241];[.BI161])" office:value-type="float" office:value="89612" calcext:value-type="float">
            <text:p>89612</text:p>
          </table:table-cell>
          <table:table-cell table:formula="of:=MIN([.BJ80]+[.BJ241];[.BJ161])" office:value-type="float" office:value="83870" calcext:value-type="float">
            <text:p>83870</text:p>
          </table:table-cell>
          <table:table-cell table:formula="of:=MIN([.BK80]+[.BK241];[.BK161])" office:value-type="float" office:value="79680" calcext:value-type="float">
            <text:p>79680</text:p>
          </table:table-cell>
          <table:table-cell table:formula="of:=MIN([.BL80]+[.BL241];[.BL161])" office:value-type="float" office:value="76588" calcext:value-type="float">
            <text:p>76588</text:p>
          </table:table-cell>
          <table:table-cell table:formula="of:=MIN([.BM80]+[.BM241];[.BM161])" office:value-type="float" office:value="69678" calcext:value-type="float">
            <text:p>69678</text:p>
          </table:table-cell>
          <table:table-cell table:formula="of:=MIN([.BN80]+[.BN241];[.BN161])" office:value-type="float" office:value="68919" calcext:value-type="float">
            <text:p>68919</text:p>
          </table:table-cell>
          <table:table-cell table:formula="of:=MIN([.BO80]+[.BO241];[.BO161])" office:value-type="float" office:value="69674" calcext:value-type="float">
            <text:p>69674</text:p>
          </table:table-cell>
          <table:table-cell table:formula="of:=MIN([.BP80]+[.BP241];[.BP161])" office:value-type="float" office:value="61294" calcext:value-type="float">
            <text:p>61294</text:p>
          </table:table-cell>
          <table:table-cell table:formula="of:=MIN([.BQ80]+[.BQ241];[.BQ161])" office:value-type="float" office:value="60875" calcext:value-type="float">
            <text:p>60875</text:p>
          </table:table-cell>
          <table:table-cell table:formula="of:=MIN([.BR80]+[.BR241];[.BR161])" office:value-type="float" office:value="51271" calcext:value-type="float">
            <text:p>51271</text:p>
          </table:table-cell>
          <table:table-cell table:formula="of:=MIN([.BS80]+[.BS241];[.BS161])" office:value-type="float" office:value="50131" calcext:value-type="float">
            <text:p>50131</text:p>
          </table:table-cell>
          <table:table-cell table:formula="of:=MIN([.BT80]+[.BT241];[.BT161])" office:value-type="float" office:value="40840" calcext:value-type="float">
            <text:p>40840</text:p>
          </table:table-cell>
          <table:table-cell table:formula="of:=MIN([.BU80]+[.BU241];[.BU161])" office:value-type="float" office:value="38839" calcext:value-type="float">
            <text:p>38839</text:p>
          </table:table-cell>
          <table:table-cell table:formula="of:=MIN([.BV80]+[.BV241];[.BV161])" office:value-type="float" office:value="35308" calcext:value-type="float">
            <text:p>35308</text:p>
          </table:table-cell>
          <table:table-cell table:formula="of:=MIN([.BW80]+[.BW241];[.BW161])" office:value-type="float" office:value="25562" calcext:value-type="float">
            <text:p>25562</text:p>
          </table:table-cell>
          <table:table-cell table:formula="of:=MIN([.BX80]+[.BX241];[.BX161])" office:value-type="float" office:value="22823" calcext:value-type="float">
            <text:p>22823</text:p>
          </table:table-cell>
          <table:table-cell table:formula="of:=MIN([.BY80]+[.BY241];[.BY161])" office:value-type="float" office:value="16301" calcext:value-type="float">
            <text:p>16301</text:p>
          </table:table-cell>
          <table:table-cell table:formula="of:=MIN([.BZ80]+[.BZ241];[.BZ161])" office:value-type="float" office:value="12536" calcext:value-type="float">
            <text:p>12536</text:p>
          </table:table-cell>
          <table:table-cell table:formula="of:=MIN([.CA80]+[.CA241];[.CA161])" office:value-type="float" office:value="6902" calcext:value-type="float">
            <text:p>6902</text:p>
          </table:table-cell>
          <table:table-cell table:formula="of:=[.CB161]" office:value-type="float" office:value="5789" calcext:value-type="float">
            <text:p>5789</text:p>
          </table:table-cell>
        </table:table-row>
        <table:table-row table:style-name="ro1">
          <table:table-cell table:style-name="ce3" table:formula="of:=MIN([.A81]+[.A242];[.A162])" office:value-type="float" office:value="295410" calcext:value-type="float">
            <text:p>295410</text:p>
          </table:table-cell>
          <table:table-cell table:style-name="ce5" table:formula="of:=MIN([.B81]+[.B242];[.B162])" office:value-type="float" office:value="290106" calcext:value-type="float">
            <text:p>290106</text:p>
          </table:table-cell>
          <table:table-cell table:style-name="ce5" table:formula="of:=MIN([.C81]+[.C242];[.C162])" office:value-type="float" office:value="284607" calcext:value-type="float">
            <text:p>284607</text:p>
          </table:table-cell>
          <table:table-cell table:style-name="ce5" table:formula="of:=MIN([.D81]+[.D242];[.D162])" office:value-type="float" office:value="284043" calcext:value-type="float">
            <text:p>284043</text:p>
          </table:table-cell>
          <table:table-cell table:style-name="ce5" table:formula="of:=MIN([.E81]+[.E242];[.E162])" office:value-type="float" office:value="281242" calcext:value-type="float">
            <text:p>281242</text:p>
          </table:table-cell>
          <table:table-cell table:style-name="ce5" table:formula="of:=MIN([.F81]+[.F242];[.F162])" office:value-type="float" office:value="280563" calcext:value-type="float">
            <text:p>280563</text:p>
          </table:table-cell>
          <table:table-cell table:style-name="ce5" table:formula="of:=MIN([.G81]+[.G242];[.G162])" office:value-type="float" office:value="277910" calcext:value-type="float">
            <text:p>277910</text:p>
          </table:table-cell>
          <table:table-cell table:style-name="ce5" table:formula="of:=MIN([.H81]+[.H242];[.H162])" office:value-type="float" office:value="276127" calcext:value-type="float">
            <text:p>276127</text:p>
          </table:table-cell>
          <table:table-cell table:style-name="ce5" table:formula="of:=MIN([.I81]+[.I242];[.I162])" office:value-type="float" office:value="272519" calcext:value-type="float">
            <text:p>272519</text:p>
          </table:table-cell>
          <table:table-cell table:style-name="ce5" table:formula="of:=MIN([.J81]+[.J242];[.J162])" office:value-type="float" office:value="265160" calcext:value-type="float">
            <text:p>265160</text:p>
          </table:table-cell>
          <table:table-cell table:style-name="ce5" table:formula="of:=MIN([.K81]+[.K242];[.K162])" office:value-type="float" office:value="257363" calcext:value-type="float">
            <text:p>257363</text:p>
          </table:table-cell>
          <table:table-cell table:style-name="ce5" table:formula="of:=MIN([.L81]+[.L242];[.L162])" office:value-type="float" office:value="254079" calcext:value-type="float">
            <text:p>254079</text:p>
          </table:table-cell>
          <table:table-cell table:style-name="ce5" table:formula="of:=MIN([.M81]+[.M242];[.M162])" office:value-type="float" office:value="253283" calcext:value-type="float">
            <text:p>253283</text:p>
          </table:table-cell>
          <table:table-cell table:style-name="ce5" table:formula="of:=MIN([.N81]+[.N242];[.N162])" office:value-type="float" office:value="250061" calcext:value-type="float">
            <text:p>250061</text:p>
          </table:table-cell>
          <table:table-cell table:style-name="ce5" table:formula="of:=MIN([.O81]+[.O242];[.O162])" office:value-type="float" office:value="251896" calcext:value-type="float">
            <text:p>251896</text:p>
          </table:table-cell>
          <table:table-cell table:style-name="ce5" table:formula="of:=MIN([.P81]+[.P242];[.P162])" office:value-type="float" office:value="250017" calcext:value-type="float">
            <text:p>250017</text:p>
          </table:table-cell>
          <table:table-cell table:style-name="ce5" table:formula="of:=MIN([.Q81]+[.Q242];[.Q162])" office:value-type="float" office:value="245343" calcext:value-type="float">
            <text:p>245343</text:p>
          </table:table-cell>
          <table:table-cell table:style-name="ce5" table:formula="of:=MIN([.R81]+[.R242];[.R162])" office:value-type="float" office:value="239829" calcext:value-type="float">
            <text:p>239829</text:p>
          </table:table-cell>
          <table:table-cell table:style-name="ce5" table:formula="of:=MIN([.S81]+[.S242];[.S162])" office:value-type="float" office:value="238308" calcext:value-type="float">
            <text:p>238308</text:p>
          </table:table-cell>
          <table:table-cell table:style-name="ce5" table:formula="of:=MIN([.T81]+[.T242];[.T162])" office:value-type="float" office:value="232811" calcext:value-type="float">
            <text:p>232811</text:p>
          </table:table-cell>
          <table:table-cell table:style-name="ce5" table:formula="of:=MIN([.U81]+[.U242];[.U162])" office:value-type="float" office:value="227065" calcext:value-type="float">
            <text:p>227065</text:p>
          </table:table-cell>
          <table:table-cell table:style-name="ce5" table:formula="of:=MIN([.V81]+[.V242];[.V162])" office:value-type="float" office:value="226387" calcext:value-type="float">
            <text:p>226387</text:p>
          </table:table-cell>
          <table:table-cell table:style-name="ce5" table:formula="of:=MIN([.W81]+[.W242];[.W162])" office:value-type="float" office:value="220247" calcext:value-type="float">
            <text:p>220247</text:p>
          </table:table-cell>
          <table:table-cell table:style-name="ce5" table:formula="of:=MIN([.X81]+[.X242];[.X162])" office:value-type="float" office:value="219386" calcext:value-type="float">
            <text:p>219386</text:p>
          </table:table-cell>
          <table:table-cell table:style-name="ce5" table:formula="of:=MIN([.Y81]+[.Y242];[.Y162])" office:value-type="float" office:value="211636" calcext:value-type="float">
            <text:p>211636</text:p>
          </table:table-cell>
          <table:table-cell table:style-name="ce5" table:formula="of:=MIN([.Z81]+[.Z242];[.Z162])" office:value-type="float" office:value="218691" calcext:value-type="float">
            <text:p>218691</text:p>
          </table:table-cell>
          <table:table-cell table:style-name="ce5" table:formula="of:=MIN([.AA81]+[.AA242];[.AA162])" office:value-type="float" office:value="208832" calcext:value-type="float">
            <text:p>208832</text:p>
          </table:table-cell>
          <table:table-cell table:style-name="ce5" table:formula="of:=MIN([.AB81]+[.AB242];[.AB162])" office:value-type="float" office:value="198914" calcext:value-type="float">
            <text:p>198914</text:p>
          </table:table-cell>
          <table:table-cell table:style-name="ce5" table:formula="of:=MIN([.AC81]+[.AC242];[.AC162])" office:value-type="float" office:value="196489" calcext:value-type="float">
            <text:p>196489</text:p>
          </table:table-cell>
          <table:table-cell table:style-name="ce5" table:formula="of:=MIN([.AD81]+[.AD242];[.AD162])" office:value-type="float" office:value="192755" calcext:value-type="float">
            <text:p>192755</text:p>
          </table:table-cell>
          <table:table-cell table:style-name="ce5" table:formula="of:=MIN([.AE81]+[.AE242];[.AE162])" office:value-type="float" office:value="191595" calcext:value-type="float">
            <text:p>191595</text:p>
          </table:table-cell>
          <table:table-cell table:style-name="ce5" table:formula="of:=MIN([.AF81]+[.AF242];[.AF162])" office:value-type="float" office:value="191915" calcext:value-type="float">
            <text:p>191915</text:p>
          </table:table-cell>
          <table:table-cell table:style-name="ce5" table:formula="of:=MIN([.AG81]+[.AG242];[.AG162])" office:value-type="float" office:value="188885" calcext:value-type="float">
            <text:p>188885</text:p>
          </table:table-cell>
          <table:table-cell table:style-name="ce5" table:formula="of:=MIN([.AH81]+[.AH242];[.AH162])" office:value-type="float" office:value="179067" calcext:value-type="float">
            <text:p>179067</text:p>
          </table:table-cell>
          <table:table-cell table:style-name="ce5" table:formula="of:=MIN([.AI81]+[.AI242];[.AI162])" office:value-type="float" office:value="172324" calcext:value-type="float">
            <text:p>172324</text:p>
          </table:table-cell>
          <table:table-cell table:style-name="ce5" table:formula="of:=MIN([.AJ81]+[.AJ242];[.AJ162])" office:value-type="float" office:value="169849" calcext:value-type="float">
            <text:p>169849</text:p>
          </table:table-cell>
          <table:table-cell table:style-name="ce5" table:formula="of:=MIN([.AK81]+[.AK242];[.AK162])" office:value-type="float" office:value="169717" calcext:value-type="float">
            <text:p>169717</text:p>
          </table:table-cell>
          <table:table-cell table:style-name="ce5" table:formula="of:=MIN([.AL81]+[.AL242];[.AL162])" office:value-type="float" office:value="160231" calcext:value-type="float">
            <text:p>160231</text:p>
          </table:table-cell>
          <table:table-cell table:style-name="ce5" table:formula="of:=MIN([.AM81]+[.AM242];[.AM162])" office:value-type="float" office:value="156406" calcext:value-type="float">
            <text:p>156406</text:p>
          </table:table-cell>
          <table:table-cell table:style-name="ce5" table:formula="of:=MIN([.AN81]+[.AN242];[.AN162])" office:value-type="float" office:value="150934" calcext:value-type="float">
            <text:p>150934</text:p>
          </table:table-cell>
          <table:table-cell table:style-name="ce5" table:formula="of:=MIN([.AO81]+[.AO242];[.AO162])" office:value-type="float" office:value="150015" calcext:value-type="float">
            <text:p>150015</text:p>
          </table:table-cell>
          <table:table-cell table:style-name="ce5" table:formula="of:=MIN([.AP81]+[.AP242];[.AP162])" office:value-type="float" office:value="153551" calcext:value-type="float">
            <text:p>153551</text:p>
          </table:table-cell>
          <table:table-cell table:style-name="ce5" table:formula="of:=MIN([.AQ81]+[.AQ242];[.AQ162])" office:value-type="float" office:value="152078" calcext:value-type="float">
            <text:p>152078</text:p>
          </table:table-cell>
          <table:table-cell table:style-name="ce5" table:formula="of:=MIN([.AR81]+[.AR242];[.AR162])" office:value-type="float" office:value="151032" calcext:value-type="float">
            <text:p>151032</text:p>
          </table:table-cell>
          <table:table-cell table:style-name="ce5" table:formula="of:=MIN([.AS81]+[.AS242];[.AS162])" office:value-type="float" office:value="143333" calcext:value-type="float">
            <text:p>143333</text:p>
          </table:table-cell>
          <table:table-cell table:style-name="ce5" table:formula="of:=MIN([.AT81]+[.AT242];[.AT162])" office:value-type="float" office:value="136898" calcext:value-type="float">
            <text:p>136898</text:p>
          </table:table-cell>
          <table:table-cell table:style-name="ce5" table:formula="of:=MIN([.AU81]+[.AU242];[.AU162])" office:value-type="float" office:value="127879" calcext:value-type="float">
            <text:p>127879</text:p>
          </table:table-cell>
          <table:table-cell table:style-name="ce5" table:formula="of:=MIN([.AV81]+[.AV242];[.AV162])" office:value-type="float" office:value="121110" calcext:value-type="float">
            <text:p>121110</text:p>
          </table:table-cell>
          <table:table-cell table:style-name="ce5" table:formula="of:=MIN([.AW81]+[.AW242];[.AW162])" office:value-type="float" office:value="119722" calcext:value-type="float">
            <text:p>119722</text:p>
          </table:table-cell>
          <table:table-cell table:style-name="ce5" table:formula="of:=MIN([.AX81]+[.AX242];[.AX162])" office:value-type="float" office:value="118920" calcext:value-type="float">
            <text:p>118920</text:p>
          </table:table-cell>
          <table:table-cell table:style-name="ce5" table:formula="of:=MIN([.AY81]+[.AY242];[.AY162])" office:value-type="float" office:value="116796" calcext:value-type="float">
            <text:p>116796</text:p>
          </table:table-cell>
          <table:table-cell table:style-name="ce5" table:formula="of:=MIN([.AZ81]+[.AZ242];[.AZ162])" office:value-type="float" office:value="123825" calcext:value-type="float">
            <text:p>123825</text:p>
          </table:table-cell>
          <table:table-cell table:style-name="ce5" table:formula="of:=MIN([.BA81]+[.BA242];[.BA162])" office:value-type="float" office:value="121251" calcext:value-type="float">
            <text:p>121251</text:p>
          </table:table-cell>
          <table:table-cell table:style-name="ce5" table:formula="of:=MIN([.BB81]+[.BB242];[.BB162])" office:value-type="float" office:value="128733" calcext:value-type="float">
            <text:p>128733</text:p>
          </table:table-cell>
          <table:table-cell table:style-name="ce5" table:formula="of:=MIN([.BC81]+[.BC242];[.BC162])" office:value-type="float" office:value="124986" calcext:value-type="float">
            <text:p>124986</text:p>
          </table:table-cell>
          <table:table-cell table:style-name="ce5" table:formula="of:=MIN([.BD81]+[.BD242];[.BD162])" office:value-type="float" office:value="119759" calcext:value-type="float">
            <text:p>119759</text:p>
          </table:table-cell>
          <table:table-cell table:style-name="ce5" table:formula="of:=MIN([.BE81]+[.BE242];[.BE162])" office:value-type="float" office:value="113476" calcext:value-type="float">
            <text:p>113476</text:p>
          </table:table-cell>
          <table:table-cell table:style-name="ce5" table:formula="of:=MIN([.BF81]+[.BF242];[.BF162])" office:value-type="float" office:value="104643" calcext:value-type="float">
            <text:p>104643</text:p>
          </table:table-cell>
          <table:table-cell table:style-name="ce5" table:formula="of:=MIN([.BG81]+[.BG242];[.BG162])" office:value-type="float" office:value="102216" calcext:value-type="float">
            <text:p>102216</text:p>
          </table:table-cell>
          <table:table-cell table:style-name="ce5" table:formula="of:=MIN([.BH81]+[.BH242];[.BH162])" office:value-type="float" office:value="99978" calcext:value-type="float">
            <text:p>99978</text:p>
          </table:table-cell>
          <table:table-cell table:style-name="ce5" table:formula="of:=MIN([.BI81]+[.BI242];[.BI162])" office:value-type="float" office:value="94569" calcext:value-type="float">
            <text:p>94569</text:p>
          </table:table-cell>
          <table:table-cell table:style-name="ce5" table:formula="of:=MIN([.BJ81]+[.BJ242];[.BJ162])" office:value-type="float" office:value="91354" calcext:value-type="float">
            <text:p>91354</text:p>
          </table:table-cell>
          <table:table-cell table:style-name="ce5" table:formula="of:=MIN([.BK81]+[.BK242];[.BK162])" office:value-type="float" office:value="82851" calcext:value-type="float">
            <text:p>82851</text:p>
          </table:table-cell>
          <table:table-cell table:style-name="ce5" table:formula="of:=MIN([.BL81]+[.BL242];[.BL162])" office:value-type="float" office:value="83079" calcext:value-type="float">
            <text:p>83079</text:p>
          </table:table-cell>
          <table:table-cell table:style-name="ce5" table:formula="of:=MIN([.BM81]+[.BM242];[.BM162])" office:value-type="float" office:value="75457" calcext:value-type="float">
            <text:p>75457</text:p>
          </table:table-cell>
          <table:table-cell table:style-name="ce5" table:formula="of:=MIN([.BN81]+[.BN242];[.BN162])" office:value-type="float" office:value="75064" calcext:value-type="float">
            <text:p>75064</text:p>
          </table:table-cell>
          <table:table-cell table:style-name="ce5" table:formula="of:=MIN([.BO81]+[.BO242];[.BO162])" office:value-type="float" office:value="69584" calcext:value-type="float">
            <text:p>69584</text:p>
          </table:table-cell>
          <table:table-cell table:style-name="ce5" table:formula="of:=MIN([.BP81]+[.BP242];[.BP162])" office:value-type="float" office:value="67167" calcext:value-type="float">
            <text:p>67167</text:p>
          </table:table-cell>
          <table:table-cell table:style-name="ce5" table:formula="of:=MIN([.BQ81]+[.BQ242];[.BQ162])" office:value-type="float" office:value="62527" calcext:value-type="float">
            <text:p>62527</text:p>
          </table:table-cell>
          <table:table-cell table:style-name="ce5" table:formula="of:=MIN([.BR81]+[.BR242];[.BR162])" office:value-type="float" office:value="56964" calcext:value-type="float">
            <text:p>56964</text:p>
          </table:table-cell>
          <table:table-cell table:style-name="ce5" table:formula="of:=MIN([.BS81]+[.BS242];[.BS162])" office:value-type="float" office:value="58282" calcext:value-type="float">
            <text:p>58282</text:p>
          </table:table-cell>
          <table:table-cell table:style-name="ce5" table:formula="of:=MIN([.BT81]+[.BT242];[.BT162])" office:value-type="float" office:value="48708" calcext:value-type="float">
            <text:p>48708</text:p>
          </table:table-cell>
          <table:table-cell table:style-name="ce5" table:formula="of:=MIN([.BU81]+[.BU242];[.BU162])" office:value-type="float" office:value="39217" calcext:value-type="float">
            <text:p>39217</text:p>
          </table:table-cell>
          <table:table-cell table:style-name="ce5" table:formula="of:=MIN([.BV81]+[.BV242];[.BV162])" office:value-type="float" office:value="37280" calcext:value-type="float">
            <text:p>37280</text:p>
          </table:table-cell>
          <table:table-cell table:style-name="ce5" table:formula="of:=MIN([.BW81]+[.BW242];[.BW162])" office:value-type="float" office:value="29896" calcext:value-type="float">
            <text:p>29896</text:p>
          </table:table-cell>
          <table:table-cell table:style-name="ce5" table:formula="of:=MIN([.BX81]+[.BX242];[.BX162])" office:value-type="float" office:value="25333" calcext:value-type="float">
            <text:p>25333</text:p>
          </table:table-cell>
          <table:table-cell table:style-name="ce5" table:formula="of:=MIN([.BY81]+[.BY242];[.BY162])" office:value-type="float" office:value="18491" calcext:value-type="float">
            <text:p>18491</text:p>
          </table:table-cell>
          <table:table-cell table:style-name="ce5" table:formula="of:=MIN([.BZ81]+[.BZ242];[.BZ162])" office:value-type="float" office:value="13059" calcext:value-type="float">
            <text:p>13059</text:p>
          </table:table-cell>
          <table:table-cell table:style-name="ce5" table:formula="of:=MIN([.CA81]+[.CA242];[.CA162])" office:value-type="float" office:value="10308" calcext:value-type="float">
            <text:p>10308</text:p>
          </table:table-cell>
          <table:table-cell table:style-name="ce9" table:formula="of:=[.CB162]" office:value-type="float" office:value="7981" calcext:value-type="float">
            <text:p>79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21:54:57.879849206</meta:creation-date>
    <dc:date>2024-05-03T22:22:24.521222571</dc:date>
    <meta:editing-duration>PT7M6S</meta:editing-duration>
    <meta:editing-cycles>1</meta:editing-cycles>
    <meta:document-statistic meta:table-count="1" meta:cell-count="19205" meta:object-count="0"/>
    <meta:generator>LibreOffice/7.3.7.2$Linux_X86_64 LibreOffice_project/30$Build-2</meta:generator>
  </office:meta>
</office:document-meta>
</file>